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6cm"/>
    </style:style>
    <style:style style:name="co2" style:family="table-column">
      <style:table-column-properties fo:break-before="auto" style:column-width="1.681cm"/>
    </style:style>
    <style:style style:name="co3" style:family="table-column">
      <style:table-column-properties fo:break-before="auto" style:column-width="0.813cm"/>
    </style:style>
    <style:style style:name="co4" style:family="table-column">
      <style:table-column-properties fo:break-before="auto" style:column-width="0.71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723" table:default-cell-style-name="Default"/>
        <table:table-column table:style-name="co4"/>
        <table:table-column table:style-name="co2" table:number-columns-repeated="15650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3"/>
          <table:table-cell office:value-type="string" calcext:value-type="string">
            <text:p>страт</text:p>
          </table:table-cell>
          <table:table-cell office:value-type="string" calcext:value-type="string">
            <text:p>финиш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table:number-columns-repeated="10"/>
          <table:table-cell table:style-name="Default" table:number-columns-repeated="15651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IF([.G2]&lt;800&lt;=[.H2];1;0)" office:value-type="float" office:value="0" calcext:value-type="float">
            <text:p>0</text:p>
          </table:table-cell>
          <table:table-cell table:style-name="ce2" table:formula="of:=IF(AND([.$G2]&lt;[.J$1];[.$H2]&gt;=[.J$1]);1;&quot;&quot;)">
            <text:p/>
          </table:table-cell>
          <table:table-cell table:style-name="ce2" table:formula="of:=IF(AND([.$G2]&lt;[.K$1];[.$H2]&gt;=[.K$1]);1;&quot;&quot;)">
            <text:p/>
          </table:table-cell>
          <table:table-cell table:style-name="ce2" table:formula="of:=IF(AND([.$G2]&lt;[.L$1];[.$H2]&gt;=[.L$1]);1;&quot;&quot;)">
            <text:p/>
          </table:table-cell>
          <table:table-cell table:style-name="ce2" table:formula="of:=IF(AND([.$G2]&lt;[.M$1];[.$H2]&gt;=[.M$1]);1;&quot;&quot;)">
            <text:p/>
          </table:table-cell>
          <table:table-cell table:style-name="ce2" table:formula="of:=IF(AND([.$G2]&lt;[.N$1];[.$H2]&gt;=[.N$1]);1;&quot;&quot;)">
            <text:p/>
          </table:table-cell>
          <table:table-cell table:style-name="ce2" table:formula="of:=IF(AND([.$G2]&lt;[.O$1];[.$H2]&gt;=[.O$1]);1;&quot;&quot;)">
            <text:p/>
          </table:table-cell>
          <table:table-cell table:style-name="ce2" table:formula="of:=IF(AND([.$G2]&lt;[.P$1];[.$H2]&gt;=[.P$1]);1;&quot;&quot;)">
            <text:p/>
          </table:table-cell>
          <table:table-cell table:style-name="ce2" table:formula="of:=IF(AND([.$G2]&lt;[.Q$1];[.$H2]&gt;=[.Q$1]);1;&quot;&quot;)">
            <text:p/>
          </table:table-cell>
          <table:table-cell table:style-name="ce2" table:formula="of:=IF(AND([.$G2]&lt;[.R$1];[.$H2]&gt;=[.R$1]);1;&quot;&quot;)">
            <text:p/>
          </table:table-cell>
          <table:table-cell table:style-name="ce2" table:formula="of:=IF(AND([.$G2]&lt;[.S$1];[.$H2]&gt;=[.S$1]);1;&quot;&quot;)">
            <text:p/>
          </table:table-cell>
          <table:table-cell table:style-name="ce2" table:formula="of:=IF(AND([.$G2]&lt;[.T$1];[.$H2]&gt;=[.T$1]);1;&quot;&quot;)">
            <text:p/>
          </table:table-cell>
          <table:table-cell table:style-name="ce2" table:formula="of:=IF(AND([.$G2]&lt;[.U$1];[.$H2]&gt;=[.U$1]);1;&quot;&quot;)">
            <text:p/>
          </table:table-cell>
          <table:table-cell table:style-name="ce2" table:formula="of:=IF(AND([.$G2]&lt;[.V$1];[.$H2]&gt;=[.V$1]);1;&quot;&quot;)">
            <text:p/>
          </table:table-cell>
          <table:table-cell table:style-name="ce2" table:formula="of:=IF(AND([.$G2]&lt;[.W$1];[.$H2]&gt;=[.W$1]);1;&quot;&quot;)">
            <text:p/>
          </table:table-cell>
          <table:table-cell table:style-name="ce2" table:formula="of:=IF(AND([.$G2]&lt;[.X$1];[.$H2]&gt;=[.X$1]);1;&quot;&quot;)">
            <text:p/>
          </table:table-cell>
          <table:table-cell table:style-name="ce2" table:formula="of:=IF(AND([.$G2]&lt;[.Y$1];[.$H2]&gt;=[.Y$1]);1;&quot;&quot;)">
            <text:p/>
          </table:table-cell>
          <table:table-cell table:style-name="ce2" table:formula="of:=IF(AND([.$G2]&lt;[.Z$1];[.$H2]&gt;=[.Z$1]);1;&quot;&quot;)">
            <text:p/>
          </table:table-cell>
          <table:table-cell table:style-name="ce2" table:formula="of:=IF(AND([.$G2]&lt;[.AA$1];[.$H2]&gt;=[.AA$1]);1;&quot;&quot;)">
            <text:p/>
          </table:table-cell>
          <table:table-cell table:style-name="ce2" table:formula="of:=IF(AND([.$G2]&lt;[.AB$1];[.$H2]&gt;=[.AB$1]);1;&quot;&quot;)">
            <text:p/>
          </table:table-cell>
          <table:table-cell table:style-name="ce2" table:formula="of:=IF(AND([.$G2]&lt;[.AC$1];[.$H2]&gt;=[.AC$1]);1;&quot;&quot;)">
            <text:p/>
          </table:table-cell>
          <table:table-cell table:style-name="ce2" table:formula="of:=IF(AND([.$G2]&lt;[.AD$1];[.$H2]&gt;=[.AD$1]);1;&quot;&quot;)">
            <text:p/>
          </table:table-cell>
          <table:table-cell table:style-name="ce2" table:formula="of:=IF(AND([.$G2]&lt;[.AE$1];[.$H2]&gt;=[.AE$1]);1;&quot;&quot;)">
            <text:p/>
          </table:table-cell>
          <table:table-cell table:style-name="ce2" table:formula="of:=IF(AND([.$G2]&lt;[.AF$1];[.$H2]&gt;=[.AF$1]);1;&quot;&quot;)">
            <text:p/>
          </table:table-cell>
          <table:table-cell table:style-name="ce2" table:formula="of:=IF(AND([.$G2]&lt;[.AG$1];[.$H2]&gt;=[.AG$1]);1;&quot;&quot;)">
            <text:p/>
          </table:table-cell>
          <table:table-cell table:style-name="ce2" table:formula="of:=IF(AND([.$G2]&lt;[.AH$1];[.$H2]&gt;=[.AH$1]);1;&quot;&quot;)">
            <text:p/>
          </table:table-cell>
          <table:table-cell table:style-name="ce2" table:formula="of:=IF(AND([.$G2]&lt;[.AI$1];[.$H2]&gt;=[.AI$1]);1;&quot;&quot;)">
            <text:p/>
          </table:table-cell>
          <table:table-cell table:style-name="ce2" table:formula="of:=IF(AND([.$G2]&lt;[.AJ$1];[.$H2]&gt;=[.AJ$1]);1;&quot;&quot;)">
            <text:p/>
          </table:table-cell>
          <table:table-cell table:style-name="ce2" table:formula="of:=IF(AND([.$G2]&lt;[.AK$1];[.$H2]&gt;=[.AK$1]);1;&quot;&quot;)">
            <text:p/>
          </table:table-cell>
          <table:table-cell table:style-name="ce2" table:formula="of:=IF(AND([.$G2]&lt;[.AL$1];[.$H2]&gt;=[.AL$1]);1;&quot;&quot;)">
            <text:p/>
          </table:table-cell>
          <table:table-cell table:style-name="ce2" table:formula="of:=IF(AND([.$G2]&lt;[.AM$1];[.$H2]&gt;=[.AM$1]);1;&quot;&quot;)">
            <text:p/>
          </table:table-cell>
          <table:table-cell table:style-name="ce2" table:formula="of:=IF(AND([.$G2]&lt;[.AN$1];[.$H2]&gt;=[.AN$1]);1;&quot;&quot;)">
            <text:p/>
          </table:table-cell>
          <table:table-cell table:style-name="ce2" table:formula="of:=IF(AND([.$G2]&lt;[.AO$1];[.$H2]&gt;=[.AO$1]);1;&quot;&quot;)">
            <text:p/>
          </table:table-cell>
          <table:table-cell table:style-name="ce2" table:formula="of:=IF(AND([.$G2]&lt;[.AP$1];[.$H2]&gt;=[.AP$1]);1;&quot;&quot;)">
            <text:p/>
          </table:table-cell>
          <table:table-cell table:style-name="ce2" table:formula="of:=IF(AND([.$G2]&lt;[.AQ$1];[.$H2]&gt;=[.AQ$1]);1;&quot;&quot;)">
            <text:p/>
          </table:table-cell>
          <table:table-cell table:style-name="ce2" table:formula="of:=IF(AND([.$G2]&lt;[.AR$1];[.$H2]&gt;=[.AR$1]);1;&quot;&quot;)">
            <text:p/>
          </table:table-cell>
          <table:table-cell table:style-name="ce2" table:formula="of:=IF(AND([.$G2]&lt;[.AS$1];[.$H2]&gt;=[.AS$1]);1;&quot;&quot;)">
            <text:p/>
          </table:table-cell>
          <table:table-cell table:style-name="ce2" table:formula="of:=IF(AND([.$G2]&lt;[.AT$1];[.$H2]&gt;=[.AT$1]);1;&quot;&quot;)">
            <text:p/>
          </table:table-cell>
          <table:table-cell table:style-name="ce2" table:formula="of:=IF(AND([.$G2]&lt;[.AU$1];[.$H2]&gt;=[.AU$1]);1;&quot;&quot;)">
            <text:p/>
          </table:table-cell>
          <table:table-cell table:style-name="ce2" table:formula="of:=IF(AND([.$G2]&lt;[.AV$1];[.$H2]&gt;=[.AV$1]);1;&quot;&quot;)">
            <text:p/>
          </table:table-cell>
          <table:table-cell table:style-name="ce2" table:formula="of:=IF(AND([.$G2]&lt;[.AW$1];[.$H2]&gt;=[.AW$1]);1;&quot;&quot;)">
            <text:p/>
          </table:table-cell>
          <table:table-cell table:style-name="ce2" table:formula="of:=IF(AND([.$G2]&lt;[.AX$1];[.$H2]&gt;=[.AX$1]);1;&quot;&quot;)">
            <text:p/>
          </table:table-cell>
          <table:table-cell table:style-name="ce2" table:formula="of:=IF(AND([.$G2]&lt;[.AY$1];[.$H2]&gt;=[.AY$1]);1;&quot;&quot;)">
            <text:p/>
          </table:table-cell>
          <table:table-cell table:style-name="ce2" table:formula="of:=IF(AND([.$G2]&lt;[.AZ$1];[.$H2]&gt;=[.AZ$1]);1;&quot;&quot;)">
            <text:p/>
          </table:table-cell>
          <table:table-cell table:style-name="ce2" table:formula="of:=IF(AND([.$G2]&lt;[.BA$1];[.$H2]&gt;=[.BA$1]);1;&quot;&quot;)">
            <text:p/>
          </table:table-cell>
          <table:table-cell table:style-name="ce2" table:formula="of:=IF(AND([.$G2]&lt;[.BB$1];[.$H2]&gt;=[.BB$1]);1;&quot;&quot;)">
            <text:p/>
          </table:table-cell>
          <table:table-cell table:style-name="ce2" table:formula="of:=IF(AND([.$G2]&lt;[.BC$1];[.$H2]&gt;=[.BC$1]);1;&quot;&quot;)">
            <text:p/>
          </table:table-cell>
          <table:table-cell table:style-name="ce2" table:formula="of:=IF(AND([.$G2]&lt;[.BD$1];[.$H2]&gt;=[.BD$1]);1;&quot;&quot;)">
            <text:p/>
          </table:table-cell>
          <table:table-cell table:style-name="ce2" table:formula="of:=IF(AND([.$G2]&lt;[.BE$1];[.$H2]&gt;=[.BE$1]);1;&quot;&quot;)">
            <text:p/>
          </table:table-cell>
          <table:table-cell table:style-name="ce2" table:formula="of:=IF(AND([.$G2]&lt;[.BF$1];[.$H2]&gt;=[.BF$1]);1;&quot;&quot;)">
            <text:p/>
          </table:table-cell>
          <table:table-cell table:style-name="ce2" table:formula="of:=IF(AND([.$G2]&lt;[.BG$1];[.$H2]&gt;=[.BG$1]);1;&quot;&quot;)">
            <text:p/>
          </table:table-cell>
          <table:table-cell table:style-name="ce2" table:formula="of:=IF(AND([.$G2]&lt;[.BH$1];[.$H2]&gt;=[.BH$1]);1;&quot;&quot;)">
            <text:p/>
          </table:table-cell>
          <table:table-cell table:style-name="ce2" table:formula="of:=IF(AND([.$G2]&lt;[.BI$1];[.$H2]&gt;=[.BI$1]);1;&quot;&quot;)">
            <text:p/>
          </table:table-cell>
          <table:table-cell table:style-name="ce2" table:formula="of:=IF(AND([.$G2]&lt;[.BJ$1];[.$H2]&gt;=[.BJ$1]);1;&quot;&quot;)">
            <text:p/>
          </table:table-cell>
          <table:table-cell table:style-name="ce2" table:formula="of:=IF(AND([.$G2]&lt;[.BK$1];[.$H2]&gt;=[.BK$1]);1;&quot;&quot;)">
            <text:p/>
          </table:table-cell>
          <table:table-cell table:style-name="ce2" table:formula="of:=IF(AND([.$G2]&lt;[.BL$1];[.$H2]&gt;=[.BL$1]);1;&quot;&quot;)">
            <text:p/>
          </table:table-cell>
          <table:table-cell table:style-name="ce2" table:formula="of:=IF(AND([.$G2]&lt;[.BM$1];[.$H2]&gt;=[.BM$1]);1;&quot;&quot;)">
            <text:p/>
          </table:table-cell>
          <table:table-cell table:style-name="ce2" table:formula="of:=IF(AND([.$G2]&lt;[.BN$1];[.$H2]&gt;=[.BN$1]);1;&quot;&quot;)">
            <text:p/>
          </table:table-cell>
          <table:table-cell table:style-name="ce2" table:formula="of:=IF(AND([.$G2]&lt;[.BO$1];[.$H2]&gt;=[.BO$1]);1;&quot;&quot;)">
            <text:p/>
          </table:table-cell>
          <table:table-cell table:style-name="ce2" table:formula="of:=IF(AND([.$G2]&lt;[.BP$1];[.$H2]&gt;=[.BP$1]);1;&quot;&quot;)">
            <text:p/>
          </table:table-cell>
          <table:table-cell table:style-name="ce2" table:formula="of:=IF(AND([.$G2]&lt;[.BQ$1];[.$H2]&gt;=[.BQ$1]);1;&quot;&quot;)">
            <text:p/>
          </table:table-cell>
          <table:table-cell table:style-name="ce2" table:formula="of:=IF(AND([.$G2]&lt;[.BR$1];[.$H2]&gt;=[.BR$1]);1;&quot;&quot;)">
            <text:p/>
          </table:table-cell>
          <table:table-cell table:style-name="ce2" table:formula="of:=IF(AND([.$G2]&lt;[.BS$1];[.$H2]&gt;=[.BS$1]);1;&quot;&quot;)">
            <text:p/>
          </table:table-cell>
          <table:table-cell table:style-name="ce2" table:formula="of:=IF(AND([.$G2]&lt;[.BT$1];[.$H2]&gt;=[.BT$1]);1;&quot;&quot;)">
            <text:p/>
          </table:table-cell>
          <table:table-cell table:style-name="ce2" table:formula="of:=IF(AND([.$G2]&lt;[.BU$1];[.$H2]&gt;=[.BU$1]);1;&quot;&quot;)">
            <text:p/>
          </table:table-cell>
          <table:table-cell table:style-name="ce2" table:formula="of:=IF(AND([.$G2]&lt;[.BV$1];[.$H2]&gt;=[.BV$1]);1;&quot;&quot;)">
            <text:p/>
          </table:table-cell>
          <table:table-cell table:style-name="ce2" table:formula="of:=IF(AND([.$G2]&lt;[.BW$1];[.$H2]&gt;=[.BW$1]);1;&quot;&quot;)">
            <text:p/>
          </table:table-cell>
          <table:table-cell table:style-name="ce2" table:formula="of:=IF(AND([.$G2]&lt;[.BX$1];[.$H2]&gt;=[.BX$1]);1;&quot;&quot;)">
            <text:p/>
          </table:table-cell>
          <table:table-cell table:style-name="ce2" table:formula="of:=IF(AND([.$G2]&lt;[.BY$1];[.$H2]&gt;=[.BY$1]);1;&quot;&quot;)">
            <text:p/>
          </table:table-cell>
          <table:table-cell table:style-name="ce2" table:formula="of:=IF(AND([.$G2]&lt;[.BZ$1];[.$H2]&gt;=[.BZ$1]);1;&quot;&quot;)">
            <text:p/>
          </table:table-cell>
          <table:table-cell table:style-name="ce2" table:formula="of:=IF(AND([.$G2]&lt;[.CA$1];[.$H2]&gt;=[.CA$1]);1;&quot;&quot;)">
            <text:p/>
          </table:table-cell>
          <table:table-cell table:style-name="ce2" table:formula="of:=IF(AND([.$G2]&lt;[.CB$1];[.$H2]&gt;=[.CB$1]);1;&quot;&quot;)">
            <text:p/>
          </table:table-cell>
          <table:table-cell table:style-name="ce2" table:formula="of:=IF(AND([.$G2]&lt;[.CC$1];[.$H2]&gt;=[.CC$1]);1;&quot;&quot;)">
            <text:p/>
          </table:table-cell>
          <table:table-cell table:style-name="ce2" table:formula="of:=IF(AND([.$G2]&lt;[.CD$1];[.$H2]&gt;=[.CD$1]);1;&quot;&quot;)">
            <text:p/>
          </table:table-cell>
          <table:table-cell table:style-name="ce2" table:formula="of:=IF(AND([.$G2]&lt;[.CE$1];[.$H2]&gt;=[.CE$1]);1;&quot;&quot;)">
            <text:p/>
          </table:table-cell>
          <table:table-cell table:style-name="ce2" table:formula="of:=IF(AND([.$G2]&lt;[.CF$1];[.$H2]&gt;=[.CF$1]);1;&quot;&quot;)">
            <text:p/>
          </table:table-cell>
          <table:table-cell table:style-name="ce2" table:formula="of:=IF(AND([.$G2]&lt;[.CG$1];[.$H2]&gt;=[.CG$1]);1;&quot;&quot;)">
            <text:p/>
          </table:table-cell>
          <table:table-cell table:style-name="ce2" table:formula="of:=IF(AND([.$G2]&lt;[.CH$1];[.$H2]&gt;=[.CH$1]);1;&quot;&quot;)">
            <text:p/>
          </table:table-cell>
          <table:table-cell table:style-name="ce2" table:formula="of:=IF(AND([.$G2]&lt;[.CI$1];[.$H2]&gt;=[.CI$1]);1;&quot;&quot;)">
            <text:p/>
          </table:table-cell>
          <table:table-cell table:style-name="ce2" table:formula="of:=IF(AND([.$G2]&lt;[.CJ$1];[.$H2]&gt;=[.CJ$1]);1;&quot;&quot;)">
            <text:p/>
          </table:table-cell>
          <table:table-cell table:style-name="ce2" table:formula="of:=IF(AND([.$G2]&lt;[.CK$1];[.$H2]&gt;=[.CK$1]);1;&quot;&quot;)">
            <text:p/>
          </table:table-cell>
          <table:table-cell table:style-name="ce2" table:formula="of:=IF(AND([.$G2]&lt;[.CL$1];[.$H2]&gt;=[.CL$1]);1;&quot;&quot;)">
            <text:p/>
          </table:table-cell>
          <table:table-cell table:style-name="ce2" table:formula="of:=IF(AND([.$G2]&lt;[.CM$1];[.$H2]&gt;=[.CM$1]);1;&quot;&quot;)">
            <text:p/>
          </table:table-cell>
          <table:table-cell table:style-name="ce2" table:formula="of:=IF(AND([.$G2]&lt;[.CN$1];[.$H2]&gt;=[.CN$1]);1;&quot;&quot;)">
            <text:p/>
          </table:table-cell>
          <table:table-cell table:style-name="ce2" table:formula="of:=IF(AND([.$G2]&lt;[.CO$1];[.$H2]&gt;=[.CO$1]);1;&quot;&quot;)">
            <text:p/>
          </table:table-cell>
          <table:table-cell table:style-name="ce2" table:formula="of:=IF(AND([.$G2]&lt;[.CP$1];[.$H2]&gt;=[.CP$1]);1;&quot;&quot;)">
            <text:p/>
          </table:table-cell>
          <table:table-cell table:style-name="ce2" table:formula="of:=IF(AND([.$G2]&lt;[.CQ$1];[.$H2]&gt;=[.CQ$1]);1;&quot;&quot;)">
            <text:p/>
          </table:table-cell>
          <table:table-cell table:style-name="ce2" table:formula="of:=IF(AND([.$G2]&lt;[.CR$1];[.$H2]&gt;=[.CR$1]);1;&quot;&quot;)">
            <text:p/>
          </table:table-cell>
          <table:table-cell table:style-name="ce2" table:formula="of:=IF(AND([.$G2]&lt;[.CS$1];[.$H2]&gt;=[.CS$1]);1;&quot;&quot;)">
            <text:p/>
          </table:table-cell>
          <table:table-cell table:style-name="ce2" table:formula="of:=IF(AND([.$G2]&lt;[.CT$1];[.$H2]&gt;=[.CT$1]);1;&quot;&quot;)">
            <text:p/>
          </table:table-cell>
          <table:table-cell table:style-name="ce2" table:formula="of:=IF(AND([.$G2]&lt;[.CU$1];[.$H2]&gt;=[.CU$1]);1;&quot;&quot;)">
            <text:p/>
          </table:table-cell>
          <table:table-cell table:style-name="ce2" table:formula="of:=IF(AND([.$G2]&lt;[.CV$1];[.$H2]&gt;=[.CV$1]);1;&quot;&quot;)">
            <text:p/>
          </table:table-cell>
          <table:table-cell table:style-name="ce2" table:formula="of:=IF(AND([.$G2]&lt;[.CW$1];[.$H2]&gt;=[.CW$1]);1;&quot;&quot;)">
            <text:p/>
          </table:table-cell>
          <table:table-cell table:style-name="ce2" table:formula="of:=IF(AND([.$G2]&lt;[.CX$1];[.$H2]&gt;=[.CX$1]);1;&quot;&quot;)">
            <text:p/>
          </table:table-cell>
          <table:table-cell table:style-name="ce2" table:formula="of:=IF(AND([.$G2]&lt;[.CY$1];[.$H2]&gt;=[.CY$1]);1;&quot;&quot;)">
            <text:p/>
          </table:table-cell>
          <table:table-cell table:style-name="ce2" table:formula="of:=IF(AND([.$G2]&lt;[.CZ$1];[.$H2]&gt;=[.CZ$1]);1;&quot;&quot;)">
            <text:p/>
          </table:table-cell>
          <table:table-cell table:style-name="ce2" table:formula="of:=IF(AND([.$G2]&lt;[.DA$1];[.$H2]&gt;=[.DA$1]);1;&quot;&quot;)">
            <text:p/>
          </table:table-cell>
          <table:table-cell table:style-name="ce2" table:formula="of:=IF(AND([.$G2]&lt;[.DB$1];[.$H2]&gt;=[.DB$1]);1;&quot;&quot;)">
            <text:p/>
          </table:table-cell>
          <table:table-cell table:style-name="ce2" table:formula="of:=IF(AND([.$G2]&lt;[.DC$1];[.$H2]&gt;=[.DC$1]);1;&quot;&quot;)">
            <text:p/>
          </table:table-cell>
          <table:table-cell table:style-name="ce2" table:formula="of:=IF(AND([.$G2]&lt;[.DD$1];[.$H2]&gt;=[.DD$1]);1;&quot;&quot;)">
            <text:p/>
          </table:table-cell>
          <table:table-cell table:style-name="ce2" table:formula="of:=IF(AND([.$G2]&lt;[.DE$1];[.$H2]&gt;=[.DE$1]);1;&quot;&quot;)">
            <text:p/>
          </table:table-cell>
          <table:table-cell table:style-name="ce2" table:formula="of:=IF(AND([.$G2]&lt;[.DF$1];[.$H2]&gt;=[.DF$1]);1;&quot;&quot;)">
            <text:p/>
          </table:table-cell>
          <table:table-cell table:style-name="ce2" table:formula="of:=IF(AND([.$G2]&lt;[.DG$1];[.$H2]&gt;=[.DG$1]);1;&quot;&quot;)">
            <text:p/>
          </table:table-cell>
          <table:table-cell table:style-name="ce2" table:formula="of:=IF(AND([.$G2]&lt;[.DH$1];[.$H2]&gt;=[.DH$1]);1;&quot;&quot;)">
            <text:p/>
          </table:table-cell>
          <table:table-cell table:style-name="ce2" table:formula="of:=IF(AND([.$G2]&lt;[.DI$1];[.$H2]&gt;=[.DI$1]);1;&quot;&quot;)">
            <text:p/>
          </table:table-cell>
          <table:table-cell table:style-name="ce2" table:formula="of:=IF(AND([.$G2]&lt;[.DJ$1];[.$H2]&gt;=[.DJ$1]);1;&quot;&quot;)">
            <text:p/>
          </table:table-cell>
          <table:table-cell table:style-name="ce2" table:formula="of:=IF(AND([.$G2]&lt;[.DK$1];[.$H2]&gt;=[.DK$1]);1;&quot;&quot;)">
            <text:p/>
          </table:table-cell>
          <table:table-cell table:style-name="ce2" table:formula="of:=IF(AND([.$G2]&lt;[.DL$1];[.$H2]&gt;=[.DL$1]);1;&quot;&quot;)">
            <text:p/>
          </table:table-cell>
          <table:table-cell table:style-name="ce2" table:formula="of:=IF(AND([.$G2]&lt;[.DM$1];[.$H2]&gt;=[.DM$1]);1;&quot;&quot;)">
            <text:p/>
          </table:table-cell>
          <table:table-cell table:style-name="ce2" table:formula="of:=IF(AND([.$G2]&lt;[.DN$1];[.$H2]&gt;=[.DN$1]);1;&quot;&quot;)">
            <text:p/>
          </table:table-cell>
          <table:table-cell table:style-name="ce2" table:formula="of:=IF(AND([.$G2]&lt;[.DO$1];[.$H2]&gt;=[.DO$1]);1;&quot;&quot;)">
            <text:p/>
          </table:table-cell>
          <table:table-cell table:style-name="ce2" table:formula="of:=IF(AND([.$G2]&lt;[.DP$1];[.$H2]&gt;=[.DP$1]);1;&quot;&quot;)">
            <text:p/>
          </table:table-cell>
          <table:table-cell table:style-name="ce2" table:formula="of:=IF(AND([.$G2]&lt;[.DQ$1];[.$H2]&gt;=[.DQ$1]);1;&quot;&quot;)">
            <text:p/>
          </table:table-cell>
          <table:table-cell table:style-name="ce2" table:formula="of:=IF(AND([.$G2]&lt;[.DR$1];[.$H2]&gt;=[.DR$1]);1;&quot;&quot;)">
            <text:p/>
          </table:table-cell>
          <table:table-cell table:style-name="ce2" table:formula="of:=IF(AND([.$G2]&lt;[.DS$1];[.$H2]&gt;=[.DS$1]);1;&quot;&quot;)">
            <text:p/>
          </table:table-cell>
          <table:table-cell table:style-name="ce2" table:formula="of:=IF(AND([.$G2]&lt;[.DT$1];[.$H2]&gt;=[.DT$1]);1;&quot;&quot;)">
            <text:p/>
          </table:table-cell>
          <table:table-cell table:style-name="ce2" table:formula="of:=IF(AND([.$G2]&lt;[.DU$1];[.$H2]&gt;=[.DU$1]);1;&quot;&quot;)">
            <text:p/>
          </table:table-cell>
          <table:table-cell table:style-name="ce2" table:formula="of:=IF(AND([.$G2]&lt;[.DV$1];[.$H2]&gt;=[.DV$1]);1;&quot;&quot;)">
            <text:p/>
          </table:table-cell>
          <table:table-cell table:style-name="ce2" table:formula="of:=IF(AND([.$G2]&lt;[.DW$1];[.$H2]&gt;=[.DW$1]);1;&quot;&quot;)">
            <text:p/>
          </table:table-cell>
          <table:table-cell table:style-name="ce2" table:formula="of:=IF(AND([.$G2]&lt;[.DX$1];[.$H2]&gt;=[.DX$1]);1;&quot;&quot;)">
            <text:p/>
          </table:table-cell>
          <table:table-cell table:style-name="ce2" table:formula="of:=IF(AND([.$G2]&lt;[.DY$1];[.$H2]&gt;=[.DY$1]);1;&quot;&quot;)">
            <text:p/>
          </table:table-cell>
          <table:table-cell table:style-name="ce2" table:formula="of:=IF(AND([.$G2]&lt;[.DZ$1];[.$H2]&gt;=[.DZ$1]);1;&quot;&quot;)">
            <text:p/>
          </table:table-cell>
          <table:table-cell table:style-name="ce2" table:formula="of:=IF(AND([.$G2]&lt;[.EA$1];[.$H2]&gt;=[.EA$1]);1;&quot;&quot;)">
            <text:p/>
          </table:table-cell>
          <table:table-cell table:style-name="ce2" table:formula="of:=IF(AND([.$G2]&lt;[.EB$1];[.$H2]&gt;=[.EB$1]);1;&quot;&quot;)">
            <text:p/>
          </table:table-cell>
          <table:table-cell table:style-name="ce2" table:formula="of:=IF(AND([.$G2]&lt;[.EC$1];[.$H2]&gt;=[.EC$1]);1;&quot;&quot;)">
            <text:p/>
          </table:table-cell>
          <table:table-cell table:style-name="ce2" table:formula="of:=IF(AND([.$G2]&lt;[.ED$1];[.$H2]&gt;=[.ED$1]);1;&quot;&quot;)">
            <text:p/>
          </table:table-cell>
          <table:table-cell table:style-name="ce2" table:formula="of:=IF(AND([.$G2]&lt;[.EE$1];[.$H2]&gt;=[.EE$1]);1;&quot;&quot;)">
            <text:p/>
          </table:table-cell>
          <table:table-cell table:style-name="ce2" table:formula="of:=IF(AND([.$G2]&lt;[.EF$1];[.$H2]&gt;=[.EF$1]);1;&quot;&quot;)">
            <text:p/>
          </table:table-cell>
          <table:table-cell table:style-name="ce2" table:formula="of:=IF(AND([.$G2]&lt;[.EG$1];[.$H2]&gt;=[.EG$1]);1;&quot;&quot;)">
            <text:p/>
          </table:table-cell>
          <table:table-cell table:style-name="ce2" table:formula="of:=IF(AND([.$G2]&lt;[.EH$1];[.$H2]&gt;=[.EH$1]);1;&quot;&quot;)">
            <text:p/>
          </table:table-cell>
          <table:table-cell table:style-name="ce2" table:formula="of:=IF(AND([.$G2]&lt;[.EI$1];[.$H2]&gt;=[.EI$1]);1;&quot;&quot;)">
            <text:p/>
          </table:table-cell>
          <table:table-cell table:style-name="ce2" table:formula="of:=IF(AND([.$G2]&lt;[.EJ$1];[.$H2]&gt;=[.EJ$1]);1;&quot;&quot;)">
            <text:p/>
          </table:table-cell>
          <table:table-cell table:style-name="ce2" table:formula="of:=IF(AND([.$G2]&lt;[.EK$1];[.$H2]&gt;=[.EK$1]);1;&quot;&quot;)">
            <text:p/>
          </table:table-cell>
          <table:table-cell table:style-name="ce2" table:formula="of:=IF(AND([.$G2]&lt;[.EL$1];[.$H2]&gt;=[.EL$1]);1;&quot;&quot;)">
            <text:p/>
          </table:table-cell>
          <table:table-cell table:style-name="ce2" table:formula="of:=IF(AND([.$G2]&lt;[.EM$1];[.$H2]&gt;=[.EM$1]);1;&quot;&quot;)">
            <text:p/>
          </table:table-cell>
          <table:table-cell table:style-name="ce2" table:formula="of:=IF(AND([.$G2]&lt;[.EN$1];[.$H2]&gt;=[.EN$1]);1;&quot;&quot;)">
            <text:p/>
          </table:table-cell>
          <table:table-cell table:style-name="ce2" table:formula="of:=IF(AND([.$G2]&lt;[.EO$1];[.$H2]&gt;=[.EO$1]);1;&quot;&quot;)">
            <text:p/>
          </table:table-cell>
          <table:table-cell table:style-name="ce2" table:formula="of:=IF(AND([.$G2]&lt;[.EP$1];[.$H2]&gt;=[.EP$1]);1;&quot;&quot;)">
            <text:p/>
          </table:table-cell>
          <table:table-cell table:style-name="ce2" table:formula="of:=IF(AND([.$G2]&lt;[.EQ$1];[.$H2]&gt;=[.EQ$1]);1;&quot;&quot;)">
            <text:p/>
          </table:table-cell>
          <table:table-cell table:style-name="ce2" table:formula="of:=IF(AND([.$G2]&lt;[.ER$1];[.$H2]&gt;=[.ER$1]);1;&quot;&quot;)">
            <text:p/>
          </table:table-cell>
          <table:table-cell table:style-name="ce2" table:formula="of:=IF(AND([.$G2]&lt;[.ES$1];[.$H2]&gt;=[.ES$1]);1;&quot;&quot;)">
            <text:p/>
          </table:table-cell>
          <table:table-cell table:style-name="ce2" table:formula="of:=IF(AND([.$G2]&lt;[.ET$1];[.$H2]&gt;=[.ET$1]);1;&quot;&quot;)">
            <text:p/>
          </table:table-cell>
          <table:table-cell table:style-name="ce2" table:formula="of:=IF(AND([.$G2]&lt;[.EU$1];[.$H2]&gt;=[.EU$1]);1;&quot;&quot;)">
            <text:p/>
          </table:table-cell>
          <table:table-cell table:style-name="ce2" table:formula="of:=IF(AND([.$G2]&lt;[.EV$1];[.$H2]&gt;=[.EV$1]);1;&quot;&quot;)">
            <text:p/>
          </table:table-cell>
          <table:table-cell table:style-name="ce2" table:formula="of:=IF(AND([.$G2]&lt;[.EW$1];[.$H2]&gt;=[.EW$1]);1;&quot;&quot;)">
            <text:p/>
          </table:table-cell>
          <table:table-cell table:style-name="ce2" table:formula="of:=IF(AND([.$G2]&lt;[.EX$1];[.$H2]&gt;=[.EX$1]);1;&quot;&quot;)">
            <text:p/>
          </table:table-cell>
          <table:table-cell table:style-name="ce2" table:formula="of:=IF(AND([.$G2]&lt;[.EY$1];[.$H2]&gt;=[.EY$1]);1;&quot;&quot;)">
            <text:p/>
          </table:table-cell>
          <table:table-cell table:style-name="ce2" table:formula="of:=IF(AND([.$G2]&lt;[.EZ$1];[.$H2]&gt;=[.EZ$1]);1;&quot;&quot;)">
            <text:p/>
          </table:table-cell>
          <table:table-cell table:style-name="ce2" table:formula="of:=IF(AND([.$G2]&lt;[.FA$1];[.$H2]&gt;=[.FA$1]);1;&quot;&quot;)">
            <text:p/>
          </table:table-cell>
          <table:table-cell table:style-name="ce2" table:formula="of:=IF(AND([.$G2]&lt;[.FB$1];[.$H2]&gt;=[.FB$1]);1;&quot;&quot;)">
            <text:p/>
          </table:table-cell>
          <table:table-cell table:style-name="ce2" table:formula="of:=IF(AND([.$G2]&lt;[.FC$1];[.$H2]&gt;=[.FC$1]);1;&quot;&quot;)">
            <text:p/>
          </table:table-cell>
          <table:table-cell table:style-name="ce2" table:formula="of:=IF(AND([.$G2]&lt;[.FD$1];[.$H2]&gt;=[.FD$1]);1;&quot;&quot;)">
            <text:p/>
          </table:table-cell>
          <table:table-cell table:style-name="ce2" table:formula="of:=IF(AND([.$G2]&lt;[.FE$1];[.$H2]&gt;=[.FE$1]);1;&quot;&quot;)">
            <text:p/>
          </table:table-cell>
          <table:table-cell table:style-name="ce2" table:formula="of:=IF(AND([.$G2]&lt;[.FF$1];[.$H2]&gt;=[.FF$1]);1;&quot;&quot;)">
            <text:p/>
          </table:table-cell>
          <table:table-cell table:style-name="ce2" table:formula="of:=IF(AND([.$G2]&lt;[.FG$1];[.$H2]&gt;=[.FG$1]);1;&quot;&quot;)">
            <text:p/>
          </table:table-cell>
          <table:table-cell table:style-name="ce2" table:formula="of:=IF(AND([.$G2]&lt;[.FH$1];[.$H2]&gt;=[.FH$1]);1;&quot;&quot;)">
            <text:p/>
          </table:table-cell>
          <table:table-cell table:style-name="ce2" table:formula="of:=IF(AND([.$G2]&lt;[.FI$1];[.$H2]&gt;=[.FI$1]);1;&quot;&quot;)">
            <text:p/>
          </table:table-cell>
          <table:table-cell table:style-name="ce2" table:formula="of:=IF(AND([.$G2]&lt;[.FJ$1];[.$H2]&gt;=[.FJ$1]);1;&quot;&quot;)">
            <text:p/>
          </table:table-cell>
          <table:table-cell table:style-name="ce2" table:formula="of:=IF(AND([.$G2]&lt;[.FK$1];[.$H2]&gt;=[.FK$1]);1;&quot;&quot;)">
            <text:p/>
          </table:table-cell>
          <table:table-cell table:style-name="ce2" table:formula="of:=IF(AND([.$G2]&lt;[.FL$1];[.$H2]&gt;=[.FL$1]);1;&quot;&quot;)">
            <text:p/>
          </table:table-cell>
          <table:table-cell table:style-name="ce2" table:formula="of:=IF(AND([.$G2]&lt;[.FM$1];[.$H2]&gt;=[.FM$1]);1;&quot;&quot;)">
            <text:p/>
          </table:table-cell>
          <table:table-cell table:style-name="ce2" table:formula="of:=IF(AND([.$G2]&lt;[.FN$1];[.$H2]&gt;=[.FN$1]);1;&quot;&quot;)">
            <text:p/>
          </table:table-cell>
          <table:table-cell table:style-name="ce2" table:formula="of:=IF(AND([.$G2]&lt;[.FO$1];[.$H2]&gt;=[.FO$1]);1;&quot;&quot;)">
            <text:p/>
          </table:table-cell>
          <table:table-cell table:style-name="ce2" table:formula="of:=IF(AND([.$G2]&lt;[.FP$1];[.$H2]&gt;=[.FP$1]);1;&quot;&quot;)">
            <text:p/>
          </table:table-cell>
          <table:table-cell table:style-name="ce2" table:formula="of:=IF(AND([.$G2]&lt;[.FQ$1];[.$H2]&gt;=[.FQ$1]);1;&quot;&quot;)">
            <text:p/>
          </table:table-cell>
          <table:table-cell table:style-name="ce2" table:formula="of:=IF(AND([.$G2]&lt;[.FR$1];[.$H2]&gt;=[.FR$1]);1;&quot;&quot;)">
            <text:p/>
          </table:table-cell>
          <table:table-cell table:style-name="ce2" table:formula="of:=IF(AND([.$G2]&lt;[.FS$1];[.$H2]&gt;=[.FS$1]);1;&quot;&quot;)">
            <text:p/>
          </table:table-cell>
          <table:table-cell table:style-name="ce2" table:formula="of:=IF(AND([.$G2]&lt;[.FT$1];[.$H2]&gt;=[.FT$1]);1;&quot;&quot;)">
            <text:p/>
          </table:table-cell>
          <table:table-cell table:style-name="ce2" table:formula="of:=IF(AND([.$G2]&lt;[.FU$1];[.$H2]&gt;=[.FU$1]);1;&quot;&quot;)">
            <text:p/>
          </table:table-cell>
          <table:table-cell table:style-name="ce2" table:formula="of:=IF(AND([.$G2]&lt;[.FV$1];[.$H2]&gt;=[.FV$1]);1;&quot;&quot;)">
            <text:p/>
          </table:table-cell>
          <table:table-cell table:style-name="ce2" table:formula="of:=IF(AND([.$G2]&lt;[.FW$1];[.$H2]&gt;=[.FW$1]);1;&quot;&quot;)">
            <text:p/>
          </table:table-cell>
          <table:table-cell table:style-name="ce2" table:formula="of:=IF(AND([.$G2]&lt;[.FX$1];[.$H2]&gt;=[.FX$1]);1;&quot;&quot;)">
            <text:p/>
          </table:table-cell>
          <table:table-cell table:style-name="ce2" table:formula="of:=IF(AND([.$G2]&lt;[.FY$1];[.$H2]&gt;=[.FY$1]);1;&quot;&quot;)">
            <text:p/>
          </table:table-cell>
          <table:table-cell table:style-name="ce2" table:formula="of:=IF(AND([.$G2]&lt;[.FZ$1];[.$H2]&gt;=[.FZ$1]);1;&quot;&quot;)">
            <text:p/>
          </table:table-cell>
          <table:table-cell table:style-name="ce2" table:formula="of:=IF(AND([.$G2]&lt;[.GA$1];[.$H2]&gt;=[.GA$1]);1;&quot;&quot;)">
            <text:p/>
          </table:table-cell>
          <table:table-cell table:style-name="ce2" table:formula="of:=IF(AND([.$G2]&lt;[.GB$1];[.$H2]&gt;=[.GB$1]);1;&quot;&quot;)">
            <text:p/>
          </table:table-cell>
          <table:table-cell table:style-name="ce2" table:formula="of:=IF(AND([.$G2]&lt;[.GC$1];[.$H2]&gt;=[.GC$1]);1;&quot;&quot;)">
            <text:p/>
          </table:table-cell>
          <table:table-cell table:style-name="ce2" table:formula="of:=IF(AND([.$G2]&lt;[.GD$1];[.$H2]&gt;=[.GD$1]);1;&quot;&quot;)">
            <text:p/>
          </table:table-cell>
          <table:table-cell table:style-name="ce2" table:formula="of:=IF(AND([.$G2]&lt;[.GE$1];[.$H2]&gt;=[.GE$1]);1;&quot;&quot;)">
            <text:p/>
          </table:table-cell>
          <table:table-cell table:style-name="ce2" table:formula="of:=IF(AND([.$G2]&lt;[.GF$1];[.$H2]&gt;=[.GF$1]);1;&quot;&quot;)">
            <text:p/>
          </table:table-cell>
          <table:table-cell table:style-name="ce2" table:formula="of:=IF(AND([.$G2]&lt;[.GG$1];[.$H2]&gt;=[.GG$1]);1;&quot;&quot;)">
            <text:p/>
          </table:table-cell>
          <table:table-cell table:style-name="ce2" table:formula="of:=IF(AND([.$G2]&lt;[.GH$1];[.$H2]&gt;=[.GH$1]);1;&quot;&quot;)">
            <text:p/>
          </table:table-cell>
          <table:table-cell table:style-name="ce2" table:formula="of:=IF(AND([.$G2]&lt;[.GI$1];[.$H2]&gt;=[.GI$1]);1;&quot;&quot;)">
            <text:p/>
          </table:table-cell>
          <table:table-cell table:style-name="ce2" table:formula="of:=IF(AND([.$G2]&lt;[.GJ$1];[.$H2]&gt;=[.GJ$1]);1;&quot;&quot;)">
            <text:p/>
          </table:table-cell>
          <table:table-cell table:style-name="ce2" table:formula="of:=IF(AND([.$G2]&lt;[.GK$1];[.$H2]&gt;=[.GK$1]);1;&quot;&quot;)">
            <text:p/>
          </table:table-cell>
          <table:table-cell table:style-name="ce2" table:formula="of:=IF(AND([.$G2]&lt;[.GL$1];[.$H2]&gt;=[.GL$1]);1;&quot;&quot;)">
            <text:p/>
          </table:table-cell>
          <table:table-cell table:style-name="ce2" table:formula="of:=IF(AND([.$G2]&lt;[.GM$1];[.$H2]&gt;=[.GM$1]);1;&quot;&quot;)">
            <text:p/>
          </table:table-cell>
          <table:table-cell table:style-name="ce2" table:formula="of:=IF(AND([.$G2]&lt;[.GN$1];[.$H2]&gt;=[.GN$1]);1;&quot;&quot;)">
            <text:p/>
          </table:table-cell>
          <table:table-cell table:style-name="ce2" table:formula="of:=IF(AND([.$G2]&lt;[.GO$1];[.$H2]&gt;=[.GO$1]);1;&quot;&quot;)">
            <text:p/>
          </table:table-cell>
          <table:table-cell table:style-name="ce2" table:formula="of:=IF(AND([.$G2]&lt;[.GP$1];[.$H2]&gt;=[.GP$1]);1;&quot;&quot;)">
            <text:p/>
          </table:table-cell>
          <table:table-cell table:style-name="ce2" table:formula="of:=IF(AND([.$G2]&lt;[.GQ$1];[.$H2]&gt;=[.GQ$1]);1;&quot;&quot;)">
            <text:p/>
          </table:table-cell>
          <table:table-cell table:style-name="ce2" table:formula="of:=IF(AND([.$G2]&lt;[.GR$1];[.$H2]&gt;=[.GR$1]);1;&quot;&quot;)">
            <text:p/>
          </table:table-cell>
          <table:table-cell table:style-name="ce2" table:formula="of:=IF(AND([.$G2]&lt;[.GS$1];[.$H2]&gt;=[.GS$1]);1;&quot;&quot;)">
            <text:p/>
          </table:table-cell>
          <table:table-cell table:style-name="ce2" table:formula="of:=IF(AND([.$G2]&lt;[.GT$1];[.$H2]&gt;=[.GT$1]);1;&quot;&quot;)">
            <text:p/>
          </table:table-cell>
          <table:table-cell table:style-name="ce2" table:formula="of:=IF(AND([.$G2]&lt;[.GU$1];[.$H2]&gt;=[.GU$1]);1;&quot;&quot;)">
            <text:p/>
          </table:table-cell>
          <table:table-cell table:style-name="ce2" table:formula="of:=IF(AND([.$G2]&lt;[.GV$1];[.$H2]&gt;=[.GV$1]);1;&quot;&quot;)">
            <text:p/>
          </table:table-cell>
          <table:table-cell table:style-name="ce2" table:formula="of:=IF(AND([.$G2]&lt;[.GW$1];[.$H2]&gt;=[.GW$1]);1;&quot;&quot;)">
            <text:p/>
          </table:table-cell>
          <table:table-cell table:style-name="ce2" table:formula="of:=IF(AND([.$G2]&lt;[.GX$1];[.$H2]&gt;=[.GX$1]);1;&quot;&quot;)">
            <text:p/>
          </table:table-cell>
          <table:table-cell table:style-name="ce2" table:formula="of:=IF(AND([.$G2]&lt;[.GY$1];[.$H2]&gt;=[.GY$1]);1;&quot;&quot;)">
            <text:p/>
          </table:table-cell>
          <table:table-cell table:style-name="ce2" table:formula="of:=IF(AND([.$G2]&lt;[.GZ$1];[.$H2]&gt;=[.GZ$1]);1;&quot;&quot;)">
            <text:p/>
          </table:table-cell>
          <table:table-cell table:style-name="ce2" table:formula="of:=IF(AND([.$G2]&lt;[.HA$1];[.$H2]&gt;=[.HA$1]);1;&quot;&quot;)">
            <text:p/>
          </table:table-cell>
          <table:table-cell table:style-name="ce2" table:formula="of:=IF(AND([.$G2]&lt;[.HB$1];[.$H2]&gt;=[.HB$1]);1;&quot;&quot;)">
            <text:p/>
          </table:table-cell>
          <table:table-cell table:style-name="ce2" table:formula="of:=IF(AND([.$G2]&lt;[.HC$1];[.$H2]&gt;=[.HC$1]);1;&quot;&quot;)">
            <text:p/>
          </table:table-cell>
          <table:table-cell table:style-name="ce2" table:formula="of:=IF(AND([.$G2]&lt;[.HD$1];[.$H2]&gt;=[.HD$1]);1;&quot;&quot;)">
            <text:p/>
          </table:table-cell>
          <table:table-cell table:style-name="ce2" table:formula="of:=IF(AND([.$G2]&lt;[.HE$1];[.$H2]&gt;=[.HE$1]);1;&quot;&quot;)">
            <text:p/>
          </table:table-cell>
          <table:table-cell table:style-name="ce2" table:formula="of:=IF(AND([.$G2]&lt;[.HF$1];[.$H2]&gt;=[.HF$1]);1;&quot;&quot;)">
            <text:p/>
          </table:table-cell>
          <table:table-cell table:style-name="ce2" table:formula="of:=IF(AND([.$G2]&lt;[.HG$1];[.$H2]&gt;=[.HG$1]);1;&quot;&quot;)">
            <text:p/>
          </table:table-cell>
          <table:table-cell table:style-name="ce2" table:formula="of:=IF(AND([.$G2]&lt;[.HH$1];[.$H2]&gt;=[.HH$1]);1;&quot;&quot;)">
            <text:p/>
          </table:table-cell>
          <table:table-cell table:style-name="ce2" table:formula="of:=IF(AND([.$G2]&lt;[.HI$1];[.$H2]&gt;=[.HI$1]);1;&quot;&quot;)">
            <text:p/>
          </table:table-cell>
          <table:table-cell table:style-name="ce2" table:formula="of:=IF(AND([.$G2]&lt;[.HJ$1];[.$H2]&gt;=[.HJ$1]);1;&quot;&quot;)">
            <text:p/>
          </table:table-cell>
          <table:table-cell table:style-name="ce2" table:formula="of:=IF(AND([.$G2]&lt;[.HK$1];[.$H2]&gt;=[.HK$1]);1;&quot;&quot;)">
            <text:p/>
          </table:table-cell>
          <table:table-cell table:style-name="ce2" table:formula="of:=IF(AND([.$G2]&lt;[.HL$1];[.$H2]&gt;=[.HL$1]);1;&quot;&quot;)">
            <text:p/>
          </table:table-cell>
          <table:table-cell table:style-name="ce2" table:formula="of:=IF(AND([.$G2]&lt;[.HM$1];[.$H2]&gt;=[.HM$1]);1;&quot;&quot;)">
            <text:p/>
          </table:table-cell>
          <table:table-cell table:style-name="ce2" table:formula="of:=IF(AND([.$G2]&lt;[.HN$1];[.$H2]&gt;=[.HN$1]);1;&quot;&quot;)">
            <text:p/>
          </table:table-cell>
          <table:table-cell table:style-name="ce2" table:formula="of:=IF(AND([.$G2]&lt;[.HO$1];[.$H2]&gt;=[.HO$1]);1;&quot;&quot;)">
            <text:p/>
          </table:table-cell>
          <table:table-cell table:style-name="ce2" table:formula="of:=IF(AND([.$G2]&lt;[.HP$1];[.$H2]&gt;=[.HP$1]);1;&quot;&quot;)">
            <text:p/>
          </table:table-cell>
          <table:table-cell table:style-name="ce2" table:formula="of:=IF(AND([.$G2]&lt;[.HQ$1];[.$H2]&gt;=[.HQ$1]);1;&quot;&quot;)">
            <text:p/>
          </table:table-cell>
          <table:table-cell table:style-name="ce2" table:formula="of:=IF(AND([.$G2]&lt;[.HR$1];[.$H2]&gt;=[.HR$1]);1;&quot;&quot;)">
            <text:p/>
          </table:table-cell>
          <table:table-cell table:style-name="ce2" table:formula="of:=IF(AND([.$G2]&lt;[.HS$1];[.$H2]&gt;=[.HS$1]);1;&quot;&quot;)">
            <text:p/>
          </table:table-cell>
          <table:table-cell table:style-name="ce2" table:formula="of:=IF(AND([.$G2]&lt;[.HT$1];[.$H2]&gt;=[.HT$1]);1;&quot;&quot;)">
            <text:p/>
          </table:table-cell>
          <table:table-cell table:style-name="ce2" table:formula="of:=IF(AND([.$G2]&lt;[.HU$1];[.$H2]&gt;=[.HU$1]);1;&quot;&quot;)">
            <text:p/>
          </table:table-cell>
          <table:table-cell table:style-name="ce2" table:formula="of:=IF(AND([.$G2]&lt;[.HV$1];[.$H2]&gt;=[.HV$1]);1;&quot;&quot;)">
            <text:p/>
          </table:table-cell>
          <table:table-cell table:style-name="ce2" table:formula="of:=IF(AND([.$G2]&lt;[.HW$1];[.$H2]&gt;=[.HW$1]);1;&quot;&quot;)">
            <text:p/>
          </table:table-cell>
          <table:table-cell table:style-name="ce2" table:formula="of:=IF(AND([.$G2]&lt;[.HX$1];[.$H2]&gt;=[.HX$1]);1;&quot;&quot;)">
            <text:p/>
          </table:table-cell>
          <table:table-cell table:style-name="ce2" table:formula="of:=IF(AND([.$G2]&lt;[.HY$1];[.$H2]&gt;=[.HY$1]);1;&quot;&quot;)">
            <text:p/>
          </table:table-cell>
          <table:table-cell table:style-name="ce2" table:formula="of:=IF(AND([.$G2]&lt;[.HZ$1];[.$H2]&gt;=[.HZ$1]);1;&quot;&quot;)">
            <text:p/>
          </table:table-cell>
          <table:table-cell table:style-name="ce2" table:formula="of:=IF(AND([.$G2]&lt;[.IA$1];[.$H2]&gt;=[.IA$1]);1;&quot;&quot;)">
            <text:p/>
          </table:table-cell>
          <table:table-cell table:style-name="ce2" table:formula="of:=IF(AND([.$G2]&lt;[.IB$1];[.$H2]&gt;=[.IB$1]);1;&quot;&quot;)">
            <text:p/>
          </table:table-cell>
          <table:table-cell table:style-name="ce2" table:formula="of:=IF(AND([.$G2]&lt;[.IC$1];[.$H2]&gt;=[.IC$1]);1;&quot;&quot;)">
            <text:p/>
          </table:table-cell>
          <table:table-cell table:style-name="ce2" table:formula="of:=IF(AND([.$G2]&lt;[.ID$1];[.$H2]&gt;=[.ID$1]);1;&quot;&quot;)">
            <text:p/>
          </table:table-cell>
          <table:table-cell table:style-name="ce2" table:formula="of:=IF(AND([.$G2]&lt;[.IE$1];[.$H2]&gt;=[.IE$1]);1;&quot;&quot;)">
            <text:p/>
          </table:table-cell>
          <table:table-cell table:style-name="ce2" table:formula="of:=IF(AND([.$G2]&lt;[.IF$1];[.$H2]&gt;=[.IF$1]);1;&quot;&quot;)">
            <text:p/>
          </table:table-cell>
          <table:table-cell table:style-name="ce2" table:formula="of:=IF(AND([.$G2]&lt;[.IG$1];[.$H2]&gt;=[.IG$1]);1;&quot;&quot;)">
            <text:p/>
          </table:table-cell>
          <table:table-cell table:style-name="ce2" table:formula="of:=IF(AND([.$G2]&lt;[.IH$1];[.$H2]&gt;=[.IH$1]);1;&quot;&quot;)">
            <text:p/>
          </table:table-cell>
          <table:table-cell table:style-name="ce2" table:formula="of:=IF(AND([.$G2]&lt;[.II$1];[.$H2]&gt;=[.II$1]);1;&quot;&quot;)">
            <text:p/>
          </table:table-cell>
          <table:table-cell table:style-name="ce2" table:formula="of:=IF(AND([.$G2]&lt;[.IJ$1];[.$H2]&gt;=[.IJ$1]);1;&quot;&quot;)">
            <text:p/>
          </table:table-cell>
          <table:table-cell table:style-name="ce2" table:formula="of:=IF(AND([.$G2]&lt;[.IK$1];[.$H2]&gt;=[.IK$1]);1;&quot;&quot;)">
            <text:p/>
          </table:table-cell>
          <table:table-cell table:style-name="ce2" table:formula="of:=IF(AND([.$G2]&lt;[.IL$1];[.$H2]&gt;=[.IL$1]);1;&quot;&quot;)">
            <text:p/>
          </table:table-cell>
          <table:table-cell table:style-name="ce2" table:formula="of:=IF(AND([.$G2]&lt;[.IM$1];[.$H2]&gt;=[.IM$1]);1;&quot;&quot;)">
            <text:p/>
          </table:table-cell>
          <table:table-cell table:style-name="ce2" table:formula="of:=IF(AND([.$G2]&lt;[.IN$1];[.$H2]&gt;=[.IN$1]);1;&quot;&quot;)">
            <text:p/>
          </table:table-cell>
          <table:table-cell table:style-name="ce2" table:formula="of:=IF(AND([.$G2]&lt;[.IO$1];[.$H2]&gt;=[.IO$1]);1;&quot;&quot;)">
            <text:p/>
          </table:table-cell>
          <table:table-cell table:style-name="ce2" table:formula="of:=IF(AND([.$G2]&lt;[.IP$1];[.$H2]&gt;=[.IP$1]);1;&quot;&quot;)">
            <text:p/>
          </table:table-cell>
          <table:table-cell table:style-name="ce2" table:formula="of:=IF(AND([.$G2]&lt;[.IQ$1];[.$H2]&gt;=[.IQ$1]);1;&quot;&quot;)">
            <text:p/>
          </table:table-cell>
          <table:table-cell table:style-name="ce2" table:formula="of:=IF(AND([.$G2]&lt;[.IR$1];[.$H2]&gt;=[.IR$1]);1;&quot;&quot;)">
            <text:p/>
          </table:table-cell>
          <table:table-cell table:style-name="ce2" table:formula="of:=IF(AND([.$G2]&lt;[.IS$1];[.$H2]&gt;=[.IS$1]);1;&quot;&quot;)">
            <text:p/>
          </table:table-cell>
          <table:table-cell table:style-name="ce2" table:formula="of:=IF(AND([.$G2]&lt;[.IT$1];[.$H2]&gt;=[.IT$1]);1;&quot;&quot;)">
            <text:p/>
          </table:table-cell>
          <table:table-cell table:style-name="ce2" table:formula="of:=IF(AND([.$G2]&lt;[.IU$1];[.$H2]&gt;=[.IU$1]);1;&quot;&quot;)">
            <text:p/>
          </table:table-cell>
          <table:table-cell table:style-name="ce2" table:formula="of:=IF(AND([.$G2]&lt;[.IV$1];[.$H2]&gt;=[.IV$1]);1;&quot;&quot;)">
            <text:p/>
          </table:table-cell>
          <table:table-cell table:style-name="ce2" table:formula="of:=IF(AND([.$G2]&lt;[.IW$1];[.$H2]&gt;=[.IW$1]);1;&quot;&quot;)">
            <text:p/>
          </table:table-cell>
          <table:table-cell table:style-name="ce2" table:formula="of:=IF(AND([.$G2]&lt;[.IX$1];[.$H2]&gt;=[.IX$1]);1;&quot;&quot;)">
            <text:p/>
          </table:table-cell>
          <table:table-cell table:style-name="ce2" table:formula="of:=IF(AND([.$G2]&lt;[.IY$1];[.$H2]&gt;=[.IY$1]);1;&quot;&quot;)">
            <text:p/>
          </table:table-cell>
          <table:table-cell table:style-name="ce2" table:formula="of:=IF(AND([.$G2]&lt;[.IZ$1];[.$H2]&gt;=[.IZ$1]);1;&quot;&quot;)">
            <text:p/>
          </table:table-cell>
          <table:table-cell table:style-name="ce2" table:formula="of:=IF(AND([.$G2]&lt;[.JA$1];[.$H2]&gt;=[.JA$1]);1;&quot;&quot;)">
            <text:p/>
          </table:table-cell>
          <table:table-cell table:style-name="ce2" table:formula="of:=IF(AND([.$G2]&lt;[.JB$1];[.$H2]&gt;=[.JB$1]);1;&quot;&quot;)">
            <text:p/>
          </table:table-cell>
          <table:table-cell table:style-name="ce2" table:formula="of:=IF(AND([.$G2]&lt;[.JC$1];[.$H2]&gt;=[.JC$1]);1;&quot;&quot;)">
            <text:p/>
          </table:table-cell>
          <table:table-cell table:style-name="ce2" table:formula="of:=IF(AND([.$G2]&lt;[.JD$1];[.$H2]&gt;=[.JD$1]);1;&quot;&quot;)">
            <text:p/>
          </table:table-cell>
          <table:table-cell table:style-name="ce2" table:formula="of:=IF(AND([.$G2]&lt;[.JE$1];[.$H2]&gt;=[.JE$1]);1;&quot;&quot;)">
            <text:p/>
          </table:table-cell>
          <table:table-cell table:style-name="ce2" table:formula="of:=IF(AND([.$G2]&lt;[.JF$1];[.$H2]&gt;=[.JF$1]);1;&quot;&quot;)">
            <text:p/>
          </table:table-cell>
          <table:table-cell table:style-name="ce2" table:formula="of:=IF(AND([.$G2]&lt;[.JG$1];[.$H2]&gt;=[.JG$1]);1;&quot;&quot;)">
            <text:p/>
          </table:table-cell>
          <table:table-cell table:style-name="ce2" table:formula="of:=IF(AND([.$G2]&lt;[.JH$1];[.$H2]&gt;=[.JH$1]);1;&quot;&quot;)">
            <text:p/>
          </table:table-cell>
          <table:table-cell table:style-name="ce2" table:formula="of:=IF(AND([.$G2]&lt;[.JI$1];[.$H2]&gt;=[.JI$1]);1;&quot;&quot;)">
            <text:p/>
          </table:table-cell>
          <table:table-cell table:style-name="ce2" table:formula="of:=IF(AND([.$G2]&lt;[.JJ$1];[.$H2]&gt;=[.JJ$1]);1;&quot;&quot;)">
            <text:p/>
          </table:table-cell>
          <table:table-cell table:style-name="ce2" table:formula="of:=IF(AND([.$G2]&lt;[.JK$1];[.$H2]&gt;=[.JK$1]);1;&quot;&quot;)">
            <text:p/>
          </table:table-cell>
          <table:table-cell table:style-name="ce2" table:formula="of:=IF(AND([.$G2]&lt;[.JL$1];[.$H2]&gt;=[.JL$1]);1;&quot;&quot;)">
            <text:p/>
          </table:table-cell>
          <table:table-cell table:style-name="ce2" table:formula="of:=IF(AND([.$G2]&lt;[.JM$1];[.$H2]&gt;=[.JM$1]);1;&quot;&quot;)">
            <text:p/>
          </table:table-cell>
          <table:table-cell table:style-name="ce2" table:formula="of:=IF(AND([.$G2]&lt;[.JN$1];[.$H2]&gt;=[.JN$1]);1;&quot;&quot;)">
            <text:p/>
          </table:table-cell>
          <table:table-cell table:style-name="ce2" table:formula="of:=IF(AND([.$G2]&lt;[.JO$1];[.$H2]&gt;=[.JO$1]);1;&quot;&quot;)">
            <text:p/>
          </table:table-cell>
          <table:table-cell table:style-name="ce2" table:formula="of:=IF(AND([.$G2]&lt;[.JP$1];[.$H2]&gt;=[.JP$1]);1;&quot;&quot;)">
            <text:p/>
          </table:table-cell>
          <table:table-cell table:style-name="ce2" table:formula="of:=IF(AND([.$G2]&lt;[.JQ$1];[.$H2]&gt;=[.JQ$1]);1;&quot;&quot;)">
            <text:p/>
          </table:table-cell>
          <table:table-cell table:style-name="ce2" table:formula="of:=IF(AND([.$G2]&lt;[.JR$1];[.$H2]&gt;=[.JR$1]);1;&quot;&quot;)">
            <text:p/>
          </table:table-cell>
          <table:table-cell table:style-name="ce2" table:formula="of:=IF(AND([.$G2]&lt;[.JS$1];[.$H2]&gt;=[.JS$1]);1;&quot;&quot;)">
            <text:p/>
          </table:table-cell>
          <table:table-cell table:style-name="ce2" table:formula="of:=IF(AND([.$G2]&lt;[.JT$1];[.$H2]&gt;=[.JT$1]);1;&quot;&quot;)">
            <text:p/>
          </table:table-cell>
          <table:table-cell table:style-name="ce2" table:formula="of:=IF(AND([.$G2]&lt;[.JU$1];[.$H2]&gt;=[.JU$1]);1;&quot;&quot;)">
            <text:p/>
          </table:table-cell>
          <table:table-cell table:style-name="ce2" table:formula="of:=IF(AND([.$G2]&lt;[.JV$1];[.$H2]&gt;=[.JV$1]);1;&quot;&quot;)">
            <text:p/>
          </table:table-cell>
          <table:table-cell table:style-name="ce2" table:formula="of:=IF(AND([.$G2]&lt;[.JW$1];[.$H2]&gt;=[.JW$1]);1;&quot;&quot;)">
            <text:p/>
          </table:table-cell>
          <table:table-cell table:style-name="ce2" table:formula="of:=IF(AND([.$G2]&lt;[.JX$1];[.$H2]&gt;=[.JX$1]);1;&quot;&quot;)">
            <text:p/>
          </table:table-cell>
          <table:table-cell table:style-name="ce2" table:formula="of:=IF(AND([.$G2]&lt;[.JY$1];[.$H2]&gt;=[.JY$1]);1;&quot;&quot;)">
            <text:p/>
          </table:table-cell>
          <table:table-cell table:style-name="ce2" table:formula="of:=IF(AND([.$G2]&lt;[.JZ$1];[.$H2]&gt;=[.JZ$1]);1;&quot;&quot;)">
            <text:p/>
          </table:table-cell>
          <table:table-cell table:style-name="ce2" table:formula="of:=IF(AND([.$G2]&lt;[.KA$1];[.$H2]&gt;=[.KA$1]);1;&quot;&quot;)">
            <text:p/>
          </table:table-cell>
          <table:table-cell table:style-name="ce2" table:formula="of:=IF(AND([.$G2]&lt;[.KB$1];[.$H2]&gt;=[.KB$1]);1;&quot;&quot;)">
            <text:p/>
          </table:table-cell>
          <table:table-cell table:style-name="ce2" table:formula="of:=IF(AND([.$G2]&lt;[.KC$1];[.$H2]&gt;=[.KC$1]);1;&quot;&quot;)">
            <text:p/>
          </table:table-cell>
          <table:table-cell table:style-name="ce2" table:formula="of:=IF(AND([.$G2]&lt;[.KD$1];[.$H2]&gt;=[.KD$1]);1;&quot;&quot;)">
            <text:p/>
          </table:table-cell>
          <table:table-cell table:style-name="ce2" table:formula="of:=IF(AND([.$G2]&lt;[.KE$1];[.$H2]&gt;=[.KE$1]);1;&quot;&quot;)">
            <text:p/>
          </table:table-cell>
          <table:table-cell table:style-name="ce2" table:formula="of:=IF(AND([.$G2]&lt;[.KF$1];[.$H2]&gt;=[.KF$1]);1;&quot;&quot;)">
            <text:p/>
          </table:table-cell>
          <table:table-cell table:style-name="ce2" table:formula="of:=IF(AND([.$G2]&lt;[.KG$1];[.$H2]&gt;=[.KG$1]);1;&quot;&quot;)">
            <text:p/>
          </table:table-cell>
          <table:table-cell table:style-name="ce2" table:formula="of:=IF(AND([.$G2]&lt;[.KH$1];[.$H2]&gt;=[.KH$1]);1;&quot;&quot;)">
            <text:p/>
          </table:table-cell>
          <table:table-cell table:style-name="ce2" table:formula="of:=IF(AND([.$G2]&lt;[.KI$1];[.$H2]&gt;=[.KI$1]);1;&quot;&quot;)">
            <text:p/>
          </table:table-cell>
          <table:table-cell table:style-name="ce2" table:formula="of:=IF(AND([.$G2]&lt;[.KJ$1];[.$H2]&gt;=[.KJ$1]);1;&quot;&quot;)">
            <text:p/>
          </table:table-cell>
          <table:table-cell table:style-name="ce2" table:formula="of:=IF(AND([.$G2]&lt;[.KK$1];[.$H2]&gt;=[.KK$1]);1;&quot;&quot;)">
            <text:p/>
          </table:table-cell>
          <table:table-cell table:style-name="ce2" table:formula="of:=IF(AND([.$G2]&lt;[.KL$1];[.$H2]&gt;=[.KL$1]);1;&quot;&quot;)">
            <text:p/>
          </table:table-cell>
          <table:table-cell table:style-name="ce2" table:formula="of:=IF(AND([.$G2]&lt;[.KM$1];[.$H2]&gt;=[.KM$1]);1;&quot;&quot;)">
            <text:p/>
          </table:table-cell>
          <table:table-cell table:style-name="ce2" table:formula="of:=IF(AND([.$G2]&lt;[.KN$1];[.$H2]&gt;=[.KN$1]);1;&quot;&quot;)">
            <text:p/>
          </table:table-cell>
          <table:table-cell table:style-name="ce2" table:formula="of:=IF(AND([.$G2]&lt;[.KO$1];[.$H2]&gt;=[.KO$1]);1;&quot;&quot;)">
            <text:p/>
          </table:table-cell>
          <table:table-cell table:style-name="ce2" table:formula="of:=IF(AND([.$G2]&lt;[.KP$1];[.$H2]&gt;=[.KP$1]);1;&quot;&quot;)">
            <text:p/>
          </table:table-cell>
          <table:table-cell table:style-name="ce2" table:formula="of:=IF(AND([.$G2]&lt;[.KQ$1];[.$H2]&gt;=[.KQ$1]);1;&quot;&quot;)">
            <text:p/>
          </table:table-cell>
          <table:table-cell table:style-name="ce2" table:formula="of:=IF(AND([.$G2]&lt;[.KR$1];[.$H2]&gt;=[.KR$1]);1;&quot;&quot;)">
            <text:p/>
          </table:table-cell>
          <table:table-cell table:style-name="ce2" table:formula="of:=IF(AND([.$G2]&lt;[.KS$1];[.$H2]&gt;=[.KS$1]);1;&quot;&quot;)">
            <text:p/>
          </table:table-cell>
          <table:table-cell table:style-name="ce2" table:formula="of:=IF(AND([.$G2]&lt;[.KT$1];[.$H2]&gt;=[.KT$1]);1;&quot;&quot;)">
            <text:p/>
          </table:table-cell>
          <table:table-cell table:style-name="ce2" table:formula="of:=IF(AND([.$G2]&lt;[.KU$1];[.$H2]&gt;=[.KU$1]);1;&quot;&quot;)">
            <text:p/>
          </table:table-cell>
          <table:table-cell table:style-name="ce2" table:formula="of:=IF(AND([.$G2]&lt;[.KV$1];[.$H2]&gt;=[.KV$1]);1;&quot;&quot;)">
            <text:p/>
          </table:table-cell>
          <table:table-cell table:style-name="ce2" table:formula="of:=IF(AND([.$G2]&lt;[.KW$1];[.$H2]&gt;=[.KW$1]);1;&quot;&quot;)">
            <text:p/>
          </table:table-cell>
          <table:table-cell table:style-name="ce2" table:formula="of:=IF(AND([.$G2]&lt;[.KX$1];[.$H2]&gt;=[.KX$1]);1;&quot;&quot;)">
            <text:p/>
          </table:table-cell>
          <table:table-cell table:style-name="ce2" table:formula="of:=IF(AND([.$G2]&lt;[.KY$1];[.$H2]&gt;=[.KY$1]);1;&quot;&quot;)">
            <text:p/>
          </table:table-cell>
          <table:table-cell table:style-name="ce2" table:formula="of:=IF(AND([.$G2]&lt;[.KZ$1];[.$H2]&gt;=[.KZ$1]);1;&quot;&quot;)">
            <text:p/>
          </table:table-cell>
          <table:table-cell table:style-name="ce2" table:formula="of:=IF(AND([.$G2]&lt;[.LA$1];[.$H2]&gt;=[.LA$1]);1;&quot;&quot;)">
            <text:p/>
          </table:table-cell>
          <table:table-cell table:style-name="ce2" table:formula="of:=IF(AND([.$G2]&lt;[.LB$1];[.$H2]&gt;=[.LB$1]);1;&quot;&quot;)">
            <text:p/>
          </table:table-cell>
          <table:table-cell table:style-name="ce2" table:formula="of:=IF(AND([.$G2]&lt;[.LC$1];[.$H2]&gt;=[.LC$1]);1;&quot;&quot;)">
            <text:p/>
          </table:table-cell>
          <table:table-cell table:style-name="ce2" table:formula="of:=IF(AND([.$G2]&lt;[.LD$1];[.$H2]&gt;=[.LD$1]);1;&quot;&quot;)">
            <text:p/>
          </table:table-cell>
          <table:table-cell table:style-name="ce2" table:formula="of:=IF(AND([.$G2]&lt;[.LE$1];[.$H2]&gt;=[.LE$1]);1;&quot;&quot;)">
            <text:p/>
          </table:table-cell>
          <table:table-cell table:style-name="ce2" table:formula="of:=IF(AND([.$G2]&lt;[.LF$1];[.$H2]&gt;=[.LF$1]);1;&quot;&quot;)">
            <text:p/>
          </table:table-cell>
          <table:table-cell table:style-name="ce2" table:formula="of:=IF(AND([.$G2]&lt;[.LG$1];[.$H2]&gt;=[.LG$1]);1;&quot;&quot;)">
            <text:p/>
          </table:table-cell>
          <table:table-cell table:style-name="ce2" table:formula="of:=IF(AND([.$G2]&lt;[.LH$1];[.$H2]&gt;=[.LH$1]);1;&quot;&quot;)">
            <text:p/>
          </table:table-cell>
          <table:table-cell table:style-name="ce2" table:formula="of:=IF(AND([.$G2]&lt;[.LI$1];[.$H2]&gt;=[.LI$1]);1;&quot;&quot;)">
            <text:p/>
          </table:table-cell>
          <table:table-cell table:style-name="ce2" table:formula="of:=IF(AND([.$G2]&lt;[.LJ$1];[.$H2]&gt;=[.LJ$1]);1;&quot;&quot;)">
            <text:p/>
          </table:table-cell>
          <table:table-cell table:style-name="ce2" table:formula="of:=IF(AND([.$G2]&lt;[.LK$1];[.$H2]&gt;=[.LK$1]);1;&quot;&quot;)">
            <text:p/>
          </table:table-cell>
          <table:table-cell table:style-name="ce2" table:formula="of:=IF(AND([.$G2]&lt;[.LL$1];[.$H2]&gt;=[.LL$1]);1;&quot;&quot;)">
            <text:p/>
          </table:table-cell>
          <table:table-cell table:style-name="ce2" table:formula="of:=IF(AND([.$G2]&lt;[.LM$1];[.$H2]&gt;=[.LM$1]);1;&quot;&quot;)">
            <text:p/>
          </table:table-cell>
          <table:table-cell table:style-name="ce2" table:formula="of:=IF(AND([.$G2]&lt;[.LN$1];[.$H2]&gt;=[.LN$1]);1;&quot;&quot;)">
            <text:p/>
          </table:table-cell>
          <table:table-cell table:style-name="ce2" table:formula="of:=IF(AND([.$G2]&lt;[.LO$1];[.$H2]&gt;=[.LO$1]);1;&quot;&quot;)">
            <text:p/>
          </table:table-cell>
          <table:table-cell table:style-name="ce2" table:formula="of:=IF(AND([.$G2]&lt;[.LP$1];[.$H2]&gt;=[.LP$1]);1;&quot;&quot;)">
            <text:p/>
          </table:table-cell>
          <table:table-cell table:style-name="ce2" table:formula="of:=IF(AND([.$G2]&lt;[.LQ$1];[.$H2]&gt;=[.LQ$1]);1;&quot;&quot;)">
            <text:p/>
          </table:table-cell>
          <table:table-cell table:style-name="ce2" table:formula="of:=IF(AND([.$G2]&lt;[.LR$1];[.$H2]&gt;=[.LR$1]);1;&quot;&quot;)">
            <text:p/>
          </table:table-cell>
          <table:table-cell table:style-name="ce2" table:formula="of:=IF(AND([.$G2]&lt;[.LS$1];[.$H2]&gt;=[.LS$1]);1;&quot;&quot;)">
            <text:p/>
          </table:table-cell>
          <table:table-cell table:style-name="ce2" table:formula="of:=IF(AND([.$G2]&lt;[.LT$1];[.$H2]&gt;=[.LT$1]);1;&quot;&quot;)">
            <text:p/>
          </table:table-cell>
          <table:table-cell table:style-name="ce2" table:formula="of:=IF(AND([.$G2]&lt;[.LU$1];[.$H2]&gt;=[.LU$1]);1;&quot;&quot;)">
            <text:p/>
          </table:table-cell>
          <table:table-cell table:style-name="ce2" table:formula="of:=IF(AND([.$G2]&lt;[.LV$1];[.$H2]&gt;=[.LV$1]);1;&quot;&quot;)">
            <text:p/>
          </table:table-cell>
          <table:table-cell table:style-name="ce2" table:formula="of:=IF(AND([.$G2]&lt;[.LW$1];[.$H2]&gt;=[.LW$1]);1;&quot;&quot;)">
            <text:p/>
          </table:table-cell>
          <table:table-cell table:style-name="ce2" table:formula="of:=IF(AND([.$G2]&lt;[.LX$1];[.$H2]&gt;=[.LX$1]);1;&quot;&quot;)">
            <text:p/>
          </table:table-cell>
          <table:table-cell table:style-name="ce2" table:formula="of:=IF(AND([.$G2]&lt;[.LY$1];[.$H2]&gt;=[.LY$1]);1;&quot;&quot;)">
            <text:p/>
          </table:table-cell>
          <table:table-cell table:style-name="ce2" table:formula="of:=IF(AND([.$G2]&lt;[.LZ$1];[.$H2]&gt;=[.LZ$1]);1;&quot;&quot;)">
            <text:p/>
          </table:table-cell>
          <table:table-cell table:style-name="ce2" table:formula="of:=IF(AND([.$G2]&lt;[.MA$1];[.$H2]&gt;=[.MA$1]);1;&quot;&quot;)">
            <text:p/>
          </table:table-cell>
          <table:table-cell table:style-name="ce2" table:formula="of:=IF(AND([.$G2]&lt;[.MB$1];[.$H2]&gt;=[.MB$1]);1;&quot;&quot;)">
            <text:p/>
          </table:table-cell>
          <table:table-cell table:style-name="ce2" table:formula="of:=IF(AND([.$G2]&lt;[.MC$1];[.$H2]&gt;=[.MC$1]);1;&quot;&quot;)">
            <text:p/>
          </table:table-cell>
          <table:table-cell table:style-name="ce2" table:formula="of:=IF(AND([.$G2]&lt;[.MD$1];[.$H2]&gt;=[.MD$1]);1;&quot;&quot;)">
            <text:p/>
          </table:table-cell>
          <table:table-cell table:style-name="ce2" table:formula="of:=IF(AND([.$G2]&lt;[.ME$1];[.$H2]&gt;=[.ME$1]);1;&quot;&quot;)">
            <text:p/>
          </table:table-cell>
          <table:table-cell table:style-name="ce2" table:formula="of:=IF(AND([.$G2]&lt;[.MF$1];[.$H2]&gt;=[.MF$1]);1;&quot;&quot;)">
            <text:p/>
          </table:table-cell>
          <table:table-cell table:style-name="ce2" table:formula="of:=IF(AND([.$G2]&lt;[.MG$1];[.$H2]&gt;=[.MG$1]);1;&quot;&quot;)">
            <text:p/>
          </table:table-cell>
          <table:table-cell table:style-name="ce2" table:formula="of:=IF(AND([.$G2]&lt;[.MH$1];[.$H2]&gt;=[.MH$1]);1;&quot;&quot;)">
            <text:p/>
          </table:table-cell>
          <table:table-cell table:style-name="ce2" table:formula="of:=IF(AND([.$G2]&lt;[.MI$1];[.$H2]&gt;=[.MI$1]);1;&quot;&quot;)">
            <text:p/>
          </table:table-cell>
          <table:table-cell table:style-name="ce2" table:formula="of:=IF(AND([.$G2]&lt;[.MJ$1];[.$H2]&gt;=[.MJ$1]);1;&quot;&quot;)">
            <text:p/>
          </table:table-cell>
          <table:table-cell table:style-name="ce2" table:formula="of:=IF(AND([.$G2]&lt;[.MK$1];[.$H2]&gt;=[.MK$1]);1;&quot;&quot;)">
            <text:p/>
          </table:table-cell>
          <table:table-cell table:style-name="ce2" table:formula="of:=IF(AND([.$G2]&lt;[.ML$1];[.$H2]&gt;=[.ML$1]);1;&quot;&quot;)">
            <text:p/>
          </table:table-cell>
          <table:table-cell table:style-name="ce2" table:formula="of:=IF(AND([.$G2]&lt;[.MM$1];[.$H2]&gt;=[.MM$1]);1;&quot;&quot;)">
            <text:p/>
          </table:table-cell>
          <table:table-cell table:style-name="ce2" table:formula="of:=IF(AND([.$G2]&lt;[.MN$1];[.$H2]&gt;=[.MN$1]);1;&quot;&quot;)">
            <text:p/>
          </table:table-cell>
          <table:table-cell table:style-name="ce2" table:formula="of:=IF(AND([.$G2]&lt;[.MO$1];[.$H2]&gt;=[.MO$1]);1;&quot;&quot;)">
            <text:p/>
          </table:table-cell>
          <table:table-cell table:style-name="ce2" table:formula="of:=IF(AND([.$G2]&lt;[.MP$1];[.$H2]&gt;=[.MP$1]);1;&quot;&quot;)">
            <text:p/>
          </table:table-cell>
          <table:table-cell table:style-name="ce2" table:formula="of:=IF(AND([.$G2]&lt;[.MQ$1];[.$H2]&gt;=[.MQ$1]);1;&quot;&quot;)">
            <text:p/>
          </table:table-cell>
          <table:table-cell table:style-name="ce2" table:formula="of:=IF(AND([.$G2]&lt;[.MR$1];[.$H2]&gt;=[.MR$1]);1;&quot;&quot;)">
            <text:p/>
          </table:table-cell>
          <table:table-cell table:style-name="ce2" table:formula="of:=IF(AND([.$G2]&lt;[.MS$1];[.$H2]&gt;=[.MS$1]);1;&quot;&quot;)">
            <text:p/>
          </table:table-cell>
          <table:table-cell table:style-name="ce2" table:formula="of:=IF(AND([.$G2]&lt;[.MT$1];[.$H2]&gt;=[.MT$1]);1;&quot;&quot;)">
            <text:p/>
          </table:table-cell>
          <table:table-cell table:style-name="ce2" table:formula="of:=IF(AND([.$G2]&lt;[.MU$1];[.$H2]&gt;=[.MU$1]);1;&quot;&quot;)">
            <text:p/>
          </table:table-cell>
          <table:table-cell table:style-name="ce2" table:formula="of:=IF(AND([.$G2]&lt;[.MV$1];[.$H2]&gt;=[.MV$1]);1;&quot;&quot;)">
            <text:p/>
          </table:table-cell>
          <table:table-cell table:style-name="ce2" table:formula="of:=IF(AND([.$G2]&lt;[.MW$1];[.$H2]&gt;=[.MW$1]);1;&quot;&quot;)">
            <text:p/>
          </table:table-cell>
          <table:table-cell table:style-name="ce2" table:formula="of:=IF(AND([.$G2]&lt;[.MX$1];[.$H2]&gt;=[.MX$1]);1;&quot;&quot;)">
            <text:p/>
          </table:table-cell>
          <table:table-cell table:style-name="ce2" table:formula="of:=IF(AND([.$G2]&lt;[.MY$1];[.$H2]&gt;=[.MY$1]);1;&quot;&quot;)">
            <text:p/>
          </table:table-cell>
          <table:table-cell table:style-name="ce2" table:formula="of:=IF(AND([.$G2]&lt;[.MZ$1];[.$H2]&gt;=[.MZ$1]);1;&quot;&quot;)">
            <text:p/>
          </table:table-cell>
          <table:table-cell table:style-name="ce2" table:formula="of:=IF(AND([.$G2]&lt;[.NA$1];[.$H2]&gt;=[.NA$1]);1;&quot;&quot;)">
            <text:p/>
          </table:table-cell>
          <table:table-cell table:style-name="ce2" table:formula="of:=IF(AND([.$G2]&lt;[.NB$1];[.$H2]&gt;=[.NB$1]);1;&quot;&quot;)">
            <text:p/>
          </table:table-cell>
          <table:table-cell table:style-name="ce2" table:formula="of:=IF(AND([.$G2]&lt;[.NC$1];[.$H2]&gt;=[.NC$1]);1;&quot;&quot;)">
            <text:p/>
          </table:table-cell>
          <table:table-cell table:style-name="ce2" table:formula="of:=IF(AND([.$G2]&lt;[.ND$1];[.$H2]&gt;=[.ND$1]);1;&quot;&quot;)">
            <text:p/>
          </table:table-cell>
          <table:table-cell table:style-name="ce2" table:formula="of:=IF(AND([.$G2]&lt;[.NE$1];[.$H2]&gt;=[.NE$1]);1;&quot;&quot;)">
            <text:p/>
          </table:table-cell>
          <table:table-cell table:style-name="ce2" table:formula="of:=IF(AND([.$G2]&lt;[.NF$1];[.$H2]&gt;=[.NF$1]);1;&quot;&quot;)">
            <text:p/>
          </table:table-cell>
          <table:table-cell table:style-name="ce2" table:formula="of:=IF(AND([.$G2]&lt;[.NG$1];[.$H2]&gt;=[.NG$1]);1;&quot;&quot;)">
            <text:p/>
          </table:table-cell>
          <table:table-cell table:style-name="ce2" table:formula="of:=IF(AND([.$G2]&lt;[.NH$1];[.$H2]&gt;=[.NH$1]);1;&quot;&quot;)">
            <text:p/>
          </table:table-cell>
          <table:table-cell table:style-name="ce2" table:formula="of:=IF(AND([.$G2]&lt;[.NI$1];[.$H2]&gt;=[.NI$1]);1;&quot;&quot;)">
            <text:p/>
          </table:table-cell>
          <table:table-cell table:style-name="ce2" table:formula="of:=IF(AND([.$G2]&lt;[.NJ$1];[.$H2]&gt;=[.NJ$1]);1;&quot;&quot;)">
            <text:p/>
          </table:table-cell>
          <table:table-cell table:style-name="ce2" table:formula="of:=IF(AND([.$G2]&lt;[.NK$1];[.$H2]&gt;=[.NK$1]);1;&quot;&quot;)">
            <text:p/>
          </table:table-cell>
          <table:table-cell table:style-name="ce2" table:formula="of:=IF(AND([.$G2]&lt;[.NL$1];[.$H2]&gt;=[.NL$1]);1;&quot;&quot;)">
            <text:p/>
          </table:table-cell>
          <table:table-cell table:style-name="ce2" table:formula="of:=IF(AND([.$G2]&lt;[.NM$1];[.$H2]&gt;=[.NM$1]);1;&quot;&quot;)">
            <text:p/>
          </table:table-cell>
          <table:table-cell table:style-name="ce2" table:formula="of:=IF(AND([.$G2]&lt;[.NN$1];[.$H2]&gt;=[.NN$1]);1;&quot;&quot;)">
            <text:p/>
          </table:table-cell>
          <table:table-cell table:style-name="ce2" table:formula="of:=IF(AND([.$G2]&lt;[.NO$1];[.$H2]&gt;=[.NO$1]);1;&quot;&quot;)">
            <text:p/>
          </table:table-cell>
          <table:table-cell table:style-name="ce2" table:formula="of:=IF(AND([.$G2]&lt;[.NP$1];[.$H2]&gt;=[.NP$1]);1;&quot;&quot;)">
            <text:p/>
          </table:table-cell>
          <table:table-cell table:style-name="ce2" table:formula="of:=IF(AND([.$G2]&lt;[.NQ$1];[.$H2]&gt;=[.NQ$1]);1;&quot;&quot;)">
            <text:p/>
          </table:table-cell>
          <table:table-cell table:style-name="ce2" table:formula="of:=IF(AND([.$G2]&lt;[.NR$1];[.$H2]&gt;=[.NR$1]);1;&quot;&quot;)">
            <text:p/>
          </table:table-cell>
          <table:table-cell table:style-name="ce2" table:formula="of:=IF(AND([.$G2]&lt;[.NS$1];[.$H2]&gt;=[.NS$1]);1;&quot;&quot;)">
            <text:p/>
          </table:table-cell>
          <table:table-cell table:style-name="ce2" table:formula="of:=IF(AND([.$G2]&lt;[.NT$1];[.$H2]&gt;=[.NT$1]);1;&quot;&quot;)">
            <text:p/>
          </table:table-cell>
          <table:table-cell table:style-name="ce2" table:formula="of:=IF(AND([.$G2]&lt;[.NU$1];[.$H2]&gt;=[.NU$1]);1;&quot;&quot;)">
            <text:p/>
          </table:table-cell>
          <table:table-cell table:style-name="ce2" table:formula="of:=IF(AND([.$G2]&lt;[.NV$1];[.$H2]&gt;=[.NV$1]);1;&quot;&quot;)">
            <text:p/>
          </table:table-cell>
          <table:table-cell table:style-name="ce2" table:formula="of:=IF(AND([.$G2]&lt;[.NW$1];[.$H2]&gt;=[.NW$1]);1;&quot;&quot;)">
            <text:p/>
          </table:table-cell>
          <table:table-cell table:style-name="ce2" table:formula="of:=IF(AND([.$G2]&lt;[.NX$1];[.$H2]&gt;=[.NX$1]);1;&quot;&quot;)">
            <text:p/>
          </table:table-cell>
          <table:table-cell table:style-name="ce2" table:formula="of:=IF(AND([.$G2]&lt;[.NY$1];[.$H2]&gt;=[.NY$1]);1;&quot;&quot;)">
            <text:p/>
          </table:table-cell>
          <table:table-cell table:style-name="ce2" table:formula="of:=IF(AND([.$G2]&lt;[.NZ$1];[.$H2]&gt;=[.NZ$1]);1;&quot;&quot;)">
            <text:p/>
          </table:table-cell>
          <table:table-cell table:style-name="ce2" table:formula="of:=IF(AND([.$G2]&lt;[.OA$1];[.$H2]&gt;=[.OA$1]);1;&quot;&quot;)">
            <text:p/>
          </table:table-cell>
          <table:table-cell table:style-name="ce2" table:formula="of:=IF(AND([.$G2]&lt;[.OB$1];[.$H2]&gt;=[.OB$1]);1;&quot;&quot;)">
            <text:p/>
          </table:table-cell>
          <table:table-cell table:style-name="ce2" table:formula="of:=IF(AND([.$G2]&lt;[.OC$1];[.$H2]&gt;=[.OC$1]);1;&quot;&quot;)">
            <text:p/>
          </table:table-cell>
          <table:table-cell table:style-name="ce2" table:formula="of:=IF(AND([.$G2]&lt;[.OD$1];[.$H2]&gt;=[.OD$1]);1;&quot;&quot;)">
            <text:p/>
          </table:table-cell>
          <table:table-cell table:style-name="ce2" table:formula="of:=IF(AND([.$G2]&lt;[.OE$1];[.$H2]&gt;=[.OE$1]);1;&quot;&quot;)">
            <text:p/>
          </table:table-cell>
          <table:table-cell table:style-name="ce2" table:formula="of:=IF(AND([.$G2]&lt;[.OF$1];[.$H2]&gt;=[.OF$1]);1;&quot;&quot;)">
            <text:p/>
          </table:table-cell>
          <table:table-cell table:style-name="ce2" table:formula="of:=IF(AND([.$G2]&lt;[.OG$1];[.$H2]&gt;=[.OG$1]);1;&quot;&quot;)">
            <text:p/>
          </table:table-cell>
          <table:table-cell table:style-name="ce2" table:formula="of:=IF(AND([.$G2]&lt;[.OH$1];[.$H2]&gt;=[.OH$1]);1;&quot;&quot;)">
            <text:p/>
          </table:table-cell>
          <table:table-cell table:style-name="ce2" table:formula="of:=IF(AND([.$G2]&lt;[.OI$1];[.$H2]&gt;=[.OI$1]);1;&quot;&quot;)">
            <text:p/>
          </table:table-cell>
          <table:table-cell table:style-name="ce2" table:formula="of:=IF(AND([.$G2]&lt;[.OJ$1];[.$H2]&gt;=[.OJ$1]);1;&quot;&quot;)">
            <text:p/>
          </table:table-cell>
          <table:table-cell table:style-name="ce2" table:formula="of:=IF(AND([.$G2]&lt;[.OK$1];[.$H2]&gt;=[.OK$1]);1;&quot;&quot;)">
            <text:p/>
          </table:table-cell>
          <table:table-cell table:style-name="ce2" table:formula="of:=IF(AND([.$G2]&lt;[.OL$1];[.$H2]&gt;=[.OL$1]);1;&quot;&quot;)">
            <text:p/>
          </table:table-cell>
          <table:table-cell table:style-name="ce2" table:formula="of:=IF(AND([.$G2]&lt;[.OM$1];[.$H2]&gt;=[.OM$1]);1;&quot;&quot;)">
            <text:p/>
          </table:table-cell>
          <table:table-cell table:style-name="ce2" table:formula="of:=IF(AND([.$G2]&lt;[.ON$1];[.$H2]&gt;=[.ON$1]);1;&quot;&quot;)">
            <text:p/>
          </table:table-cell>
          <table:table-cell table:style-name="ce2" table:formula="of:=IF(AND([.$G2]&lt;[.OO$1];[.$H2]&gt;=[.OO$1]);1;&quot;&quot;)">
            <text:p/>
          </table:table-cell>
          <table:table-cell table:style-name="ce2" table:formula="of:=IF(AND([.$G2]&lt;[.OP$1];[.$H2]&gt;=[.OP$1]);1;&quot;&quot;)">
            <text:p/>
          </table:table-cell>
          <table:table-cell table:style-name="ce2" table:formula="of:=IF(AND([.$G2]&lt;[.OQ$1];[.$H2]&gt;=[.OQ$1]);1;&quot;&quot;)">
            <text:p/>
          </table:table-cell>
          <table:table-cell table:style-name="ce2" table:formula="of:=IF(AND([.$G2]&lt;[.OR$1];[.$H2]&gt;=[.OR$1]);1;&quot;&quot;)">
            <text:p/>
          </table:table-cell>
          <table:table-cell table:style-name="ce2" table:formula="of:=IF(AND([.$G2]&lt;[.OS$1];[.$H2]&gt;=[.OS$1]);1;&quot;&quot;)">
            <text:p/>
          </table:table-cell>
          <table:table-cell table:style-name="ce2" table:formula="of:=IF(AND([.$G2]&lt;[.OT$1];[.$H2]&gt;=[.OT$1]);1;&quot;&quot;)">
            <text:p/>
          </table:table-cell>
          <table:table-cell table:style-name="ce2" table:formula="of:=IF(AND([.$G2]&lt;[.OU$1];[.$H2]&gt;=[.OU$1]);1;&quot;&quot;)">
            <text:p/>
          </table:table-cell>
          <table:table-cell table:style-name="ce2" table:formula="of:=IF(AND([.$G2]&lt;[.OV$1];[.$H2]&gt;=[.OV$1]);1;&quot;&quot;)">
            <text:p/>
          </table:table-cell>
          <table:table-cell table:style-name="ce2" table:formula="of:=IF(AND([.$G2]&lt;[.OW$1];[.$H2]&gt;=[.OW$1]);1;&quot;&quot;)">
            <text:p/>
          </table:table-cell>
          <table:table-cell table:style-name="ce2" table:formula="of:=IF(AND([.$G2]&lt;[.OX$1];[.$H2]&gt;=[.OX$1]);1;&quot;&quot;)">
            <text:p/>
          </table:table-cell>
          <table:table-cell table:style-name="ce2" table:formula="of:=IF(AND([.$G2]&lt;[.OY$1];[.$H2]&gt;=[.OY$1]);1;&quot;&quot;)">
            <text:p/>
          </table:table-cell>
          <table:table-cell table:style-name="ce2" table:formula="of:=IF(AND([.$G2]&lt;[.OZ$1];[.$H2]&gt;=[.OZ$1]);1;&quot;&quot;)">
            <text:p/>
          </table:table-cell>
          <table:table-cell table:style-name="ce2" table:formula="of:=IF(AND([.$G2]&lt;[.PA$1];[.$H2]&gt;=[.PA$1]);1;&quot;&quot;)">
            <text:p/>
          </table:table-cell>
          <table:table-cell table:style-name="ce2" table:formula="of:=IF(AND([.$G2]&lt;[.PB$1];[.$H2]&gt;=[.PB$1]);1;&quot;&quot;)">
            <text:p/>
          </table:table-cell>
          <table:table-cell table:style-name="ce2" table:formula="of:=IF(AND([.$G2]&lt;[.PC$1];[.$H2]&gt;=[.PC$1]);1;&quot;&quot;)">
            <text:p/>
          </table:table-cell>
          <table:table-cell table:style-name="ce2" table:formula="of:=IF(AND([.$G2]&lt;[.PD$1];[.$H2]&gt;=[.PD$1]);1;&quot;&quot;)">
            <text:p/>
          </table:table-cell>
          <table:table-cell table:style-name="ce2" table:formula="of:=IF(AND([.$G2]&lt;[.PE$1];[.$H2]&gt;=[.PE$1]);1;&quot;&quot;)">
            <text:p/>
          </table:table-cell>
          <table:table-cell table:style-name="ce2" table:formula="of:=IF(AND([.$G2]&lt;[.PF$1];[.$H2]&gt;=[.PF$1]);1;&quot;&quot;)">
            <text:p/>
          </table:table-cell>
          <table:table-cell table:style-name="ce2" table:formula="of:=IF(AND([.$G2]&lt;[.PG$1];[.$H2]&gt;=[.PG$1]);1;&quot;&quot;)">
            <text:p/>
          </table:table-cell>
          <table:table-cell table:style-name="ce2" table:formula="of:=IF(AND([.$G2]&lt;[.PH$1];[.$H2]&gt;=[.PH$1]);1;&quot;&quot;)">
            <text:p/>
          </table:table-cell>
          <table:table-cell table:style-name="ce2" table:formula="of:=IF(AND([.$G2]&lt;[.PI$1];[.$H2]&gt;=[.PI$1]);1;&quot;&quot;)">
            <text:p/>
          </table:table-cell>
          <table:table-cell table:style-name="ce2" table:formula="of:=IF(AND([.$G2]&lt;[.PJ$1];[.$H2]&gt;=[.PJ$1]);1;&quot;&quot;)">
            <text:p/>
          </table:table-cell>
          <table:table-cell table:style-name="ce2" table:formula="of:=IF(AND([.$G2]&lt;[.PK$1];[.$H2]&gt;=[.PK$1]);1;&quot;&quot;)">
            <text:p/>
          </table:table-cell>
          <table:table-cell table:style-name="ce2" table:formula="of:=IF(AND([.$G2]&lt;[.PL$1];[.$H2]&gt;=[.PL$1]);1;&quot;&quot;)">
            <text:p/>
          </table:table-cell>
          <table:table-cell table:style-name="ce2" table:formula="of:=IF(AND([.$G2]&lt;[.PM$1];[.$H2]&gt;=[.PM$1]);1;&quot;&quot;)">
            <text:p/>
          </table:table-cell>
          <table:table-cell table:style-name="ce2" table:formula="of:=IF(AND([.$G2]&lt;[.PN$1];[.$H2]&gt;=[.PN$1]);1;&quot;&quot;)">
            <text:p/>
          </table:table-cell>
          <table:table-cell table:style-name="ce2" table:formula="of:=IF(AND([.$G2]&lt;[.PO$1];[.$H2]&gt;=[.PO$1]);1;&quot;&quot;)">
            <text:p/>
          </table:table-cell>
          <table:table-cell table:style-name="ce2" table:formula="of:=IF(AND([.$G2]&lt;[.PP$1];[.$H2]&gt;=[.PP$1]);1;&quot;&quot;)">
            <text:p/>
          </table:table-cell>
          <table:table-cell table:style-name="ce2" table:formula="of:=IF(AND([.$G2]&lt;[.PQ$1];[.$H2]&gt;=[.PQ$1]);1;&quot;&quot;)">
            <text:p/>
          </table:table-cell>
          <table:table-cell table:style-name="ce2" table:formula="of:=IF(AND([.$G2]&lt;[.PR$1];[.$H2]&gt;=[.PR$1]);1;&quot;&quot;)">
            <text:p/>
          </table:table-cell>
          <table:table-cell table:style-name="ce2" table:formula="of:=IF(AND([.$G2]&lt;[.PS$1];[.$H2]&gt;=[.PS$1]);1;&quot;&quot;)">
            <text:p/>
          </table:table-cell>
          <table:table-cell table:style-name="ce2" table:formula="of:=IF(AND([.$G2]&lt;[.PT$1];[.$H2]&gt;=[.PT$1]);1;&quot;&quot;)">
            <text:p/>
          </table:table-cell>
          <table:table-cell table:style-name="ce2" table:formula="of:=IF(AND([.$G2]&lt;[.PU$1];[.$H2]&gt;=[.PU$1]);1;&quot;&quot;)">
            <text:p/>
          </table:table-cell>
          <table:table-cell table:style-name="ce2" table:formula="of:=IF(AND([.$G2]&lt;[.PV$1];[.$H2]&gt;=[.PV$1]);1;&quot;&quot;)">
            <text:p/>
          </table:table-cell>
          <table:table-cell table:style-name="ce2" table:formula="of:=IF(AND([.$G2]&lt;[.PW$1];[.$H2]&gt;=[.PW$1]);1;&quot;&quot;)">
            <text:p/>
          </table:table-cell>
          <table:table-cell table:style-name="ce2" table:formula="of:=IF(AND([.$G2]&lt;[.PX$1];[.$H2]&gt;=[.PX$1]);1;&quot;&quot;)">
            <text:p/>
          </table:table-cell>
          <table:table-cell table:style-name="ce2" table:formula="of:=IF(AND([.$G2]&lt;[.PY$1];[.$H2]&gt;=[.PY$1]);1;&quot;&quot;)">
            <text:p/>
          </table:table-cell>
          <table:table-cell table:style-name="ce2" table:formula="of:=IF(AND([.$G2]&lt;[.PZ$1];[.$H2]&gt;=[.PZ$1]);1;&quot;&quot;)">
            <text:p/>
          </table:table-cell>
          <table:table-cell table:style-name="ce2" table:formula="of:=IF(AND([.$G2]&lt;[.QA$1];[.$H2]&gt;=[.QA$1]);1;&quot;&quot;)">
            <text:p/>
          </table:table-cell>
          <table:table-cell table:style-name="ce2" table:formula="of:=IF(AND([.$G2]&lt;[.QB$1];[.$H2]&gt;=[.QB$1]);1;&quot;&quot;)">
            <text:p/>
          </table:table-cell>
          <table:table-cell table:style-name="ce2" table:formula="of:=IF(AND([.$G2]&lt;[.QC$1];[.$H2]&gt;=[.QC$1]);1;&quot;&quot;)">
            <text:p/>
          </table:table-cell>
          <table:table-cell table:style-name="ce2" table:formula="of:=IF(AND([.$G2]&lt;[.QD$1];[.$H2]&gt;=[.QD$1]);1;&quot;&quot;)">
            <text:p/>
          </table:table-cell>
          <table:table-cell table:style-name="ce2" table:formula="of:=IF(AND([.$G2]&lt;[.QE$1];[.$H2]&gt;=[.QE$1]);1;&quot;&quot;)">
            <text:p/>
          </table:table-cell>
          <table:table-cell table:style-name="ce2" table:formula="of:=IF(AND([.$G2]&lt;[.QF$1];[.$H2]&gt;=[.QF$1]);1;&quot;&quot;)">
            <text:p/>
          </table:table-cell>
          <table:table-cell table:style-name="ce2" table:formula="of:=IF(AND([.$G2]&lt;[.QG$1];[.$H2]&gt;=[.QG$1]);1;&quot;&quot;)">
            <text:p/>
          </table:table-cell>
          <table:table-cell table:style-name="ce2" table:formula="of:=IF(AND([.$G2]&lt;[.QH$1];[.$H2]&gt;=[.QH$1]);1;&quot;&quot;)">
            <text:p/>
          </table:table-cell>
          <table:table-cell table:style-name="ce2" table:formula="of:=IF(AND([.$G2]&lt;[.QI$1];[.$H2]&gt;=[.QI$1]);1;&quot;&quot;)">
            <text:p/>
          </table:table-cell>
          <table:table-cell table:style-name="ce2" table:formula="of:=IF(AND([.$G2]&lt;[.QJ$1];[.$H2]&gt;=[.QJ$1]);1;&quot;&quot;)">
            <text:p/>
          </table:table-cell>
          <table:table-cell table:style-name="ce2" table:formula="of:=IF(AND([.$G2]&lt;[.QK$1];[.$H2]&gt;=[.QK$1]);1;&quot;&quot;)">
            <text:p/>
          </table:table-cell>
          <table:table-cell table:style-name="ce2" table:formula="of:=IF(AND([.$G2]&lt;[.QL$1];[.$H2]&gt;=[.QL$1]);1;&quot;&quot;)">
            <text:p/>
          </table:table-cell>
          <table:table-cell table:style-name="ce2" table:formula="of:=IF(AND([.$G2]&lt;[.QM$1];[.$H2]&gt;=[.QM$1]);1;&quot;&quot;)">
            <text:p/>
          </table:table-cell>
          <table:table-cell table:style-name="ce2" table:formula="of:=IF(AND([.$G2]&lt;[.QN$1];[.$H2]&gt;=[.QN$1]);1;&quot;&quot;)">
            <text:p/>
          </table:table-cell>
          <table:table-cell table:style-name="ce2" table:formula="of:=IF(AND([.$G2]&lt;[.QO$1];[.$H2]&gt;=[.QO$1]);1;&quot;&quot;)">
            <text:p/>
          </table:table-cell>
          <table:table-cell table:style-name="ce2" table:formula="of:=IF(AND([.$G2]&lt;[.QP$1];[.$H2]&gt;=[.QP$1]);1;&quot;&quot;)">
            <text:p/>
          </table:table-cell>
          <table:table-cell table:style-name="ce2" table:formula="of:=IF(AND([.$G2]&lt;[.QQ$1];[.$H2]&gt;=[.QQ$1]);1;&quot;&quot;)">
            <text:p/>
          </table:table-cell>
          <table:table-cell table:style-name="ce2" table:formula="of:=IF(AND([.$G2]&lt;[.QR$1];[.$H2]&gt;=[.QR$1]);1;&quot;&quot;)">
            <text:p/>
          </table:table-cell>
          <table:table-cell table:style-name="ce2" table:formula="of:=IF(AND([.$G2]&lt;[.QS$1];[.$H2]&gt;=[.QS$1]);1;&quot;&quot;)">
            <text:p/>
          </table:table-cell>
          <table:table-cell table:style-name="ce2" table:formula="of:=IF(AND([.$G2]&lt;[.QT$1];[.$H2]&gt;=[.QT$1]);1;&quot;&quot;)">
            <text:p/>
          </table:table-cell>
          <table:table-cell table:style-name="ce2" table:formula="of:=IF(AND([.$G2]&lt;[.QU$1];[.$H2]&gt;=[.QU$1]);1;&quot;&quot;)">
            <text:p/>
          </table:table-cell>
          <table:table-cell table:style-name="ce2" table:formula="of:=IF(AND([.$G2]&lt;[.QV$1];[.$H2]&gt;=[.QV$1]);1;&quot;&quot;)">
            <text:p/>
          </table:table-cell>
          <table:table-cell table:style-name="ce2" table:formula="of:=IF(AND([.$G2]&lt;[.QW$1];[.$H2]&gt;=[.QW$1]);1;&quot;&quot;)">
            <text:p/>
          </table:table-cell>
          <table:table-cell table:style-name="ce2" table:formula="of:=IF(AND([.$G2]&lt;[.QX$1];[.$H2]&gt;=[.QX$1]);1;&quot;&quot;)">
            <text:p/>
          </table:table-cell>
          <table:table-cell table:style-name="ce2" table:formula="of:=IF(AND([.$G2]&lt;[.QY$1];[.$H2]&gt;=[.QY$1]);1;&quot;&quot;)">
            <text:p/>
          </table:table-cell>
          <table:table-cell table:style-name="ce2" table:formula="of:=IF(AND([.$G2]&lt;[.QZ$1];[.$H2]&gt;=[.QZ$1]);1;&quot;&quot;)">
            <text:p/>
          </table:table-cell>
          <table:table-cell table:style-name="ce2" table:formula="of:=IF(AND([.$G2]&lt;[.RA$1];[.$H2]&gt;=[.RA$1]);1;&quot;&quot;)">
            <text:p/>
          </table:table-cell>
          <table:table-cell table:style-name="ce2" table:formula="of:=IF(AND([.$G2]&lt;[.RB$1];[.$H2]&gt;=[.RB$1]);1;&quot;&quot;)">
            <text:p/>
          </table:table-cell>
          <table:table-cell table:style-name="ce2" table:formula="of:=IF(AND([.$G2]&lt;[.RC$1];[.$H2]&gt;=[.RC$1]);1;&quot;&quot;)">
            <text:p/>
          </table:table-cell>
          <table:table-cell table:style-name="ce2" table:formula="of:=IF(AND([.$G2]&lt;[.RD$1];[.$H2]&gt;=[.RD$1]);1;&quot;&quot;)">
            <text:p/>
          </table:table-cell>
          <table:table-cell table:style-name="ce2" table:formula="of:=IF(AND([.$G2]&lt;[.RE$1];[.$H2]&gt;=[.RE$1]);1;&quot;&quot;)">
            <text:p/>
          </table:table-cell>
          <table:table-cell table:style-name="ce2" table:formula="of:=IF(AND([.$G2]&lt;[.RF$1];[.$H2]&gt;=[.RF$1]);1;&quot;&quot;)">
            <text:p/>
          </table:table-cell>
          <table:table-cell table:style-name="ce2" table:formula="of:=IF(AND([.$G2]&lt;[.RG$1];[.$H2]&gt;=[.RG$1]);1;&quot;&quot;)">
            <text:p/>
          </table:table-cell>
          <table:table-cell table:style-name="ce2" table:formula="of:=IF(AND([.$G2]&lt;[.RH$1];[.$H2]&gt;=[.RH$1]);1;&quot;&quot;)">
            <text:p/>
          </table:table-cell>
          <table:table-cell table:style-name="ce2" table:formula="of:=IF(AND([.$G2]&lt;[.RI$1];[.$H2]&gt;=[.RI$1]);1;&quot;&quot;)">
            <text:p/>
          </table:table-cell>
          <table:table-cell table:style-name="ce2" table:formula="of:=IF(AND([.$G2]&lt;[.RJ$1];[.$H2]&gt;=[.RJ$1]);1;&quot;&quot;)">
            <text:p/>
          </table:table-cell>
          <table:table-cell table:style-name="ce2" table:formula="of:=IF(AND([.$G2]&lt;[.RK$1];[.$H2]&gt;=[.RK$1]);1;&quot;&quot;)">
            <text:p/>
          </table:table-cell>
          <table:table-cell table:style-name="ce2" table:formula="of:=IF(AND([.$G2]&lt;[.RL$1];[.$H2]&gt;=[.RL$1]);1;&quot;&quot;)">
            <text:p/>
          </table:table-cell>
          <table:table-cell table:style-name="ce2" table:formula="of:=IF(AND([.$G2]&lt;[.RM$1];[.$H2]&gt;=[.RM$1]);1;&quot;&quot;)">
            <text:p/>
          </table:table-cell>
          <table:table-cell table:style-name="ce2" table:formula="of:=IF(AND([.$G2]&lt;[.RN$1];[.$H2]&gt;=[.RN$1]);1;&quot;&quot;)">
            <text:p/>
          </table:table-cell>
          <table:table-cell table:style-name="ce2" table:formula="of:=IF(AND([.$G2]&lt;[.RO$1];[.$H2]&gt;=[.RO$1]);1;&quot;&quot;)">
            <text:p/>
          </table:table-cell>
          <table:table-cell table:style-name="ce2" table:formula="of:=IF(AND([.$G2]&lt;[.RP$1];[.$H2]&gt;=[.RP$1]);1;&quot;&quot;)">
            <text:p/>
          </table:table-cell>
          <table:table-cell table:style-name="ce2" table:formula="of:=IF(AND([.$G2]&lt;[.RQ$1];[.$H2]&gt;=[.RQ$1]);1;&quot;&quot;)">
            <text:p/>
          </table:table-cell>
          <table:table-cell table:style-name="ce2" table:formula="of:=IF(AND([.$G2]&lt;[.RR$1];[.$H2]&gt;=[.RR$1]);1;&quot;&quot;)">
            <text:p/>
          </table:table-cell>
          <table:table-cell table:style-name="ce2" table:formula="of:=IF(AND([.$G2]&lt;[.RS$1];[.$H2]&gt;=[.RS$1]);1;&quot;&quot;)">
            <text:p/>
          </table:table-cell>
          <table:table-cell table:style-name="ce2" table:formula="of:=IF(AND([.$G2]&lt;[.RT$1];[.$H2]&gt;=[.RT$1]);1;&quot;&quot;)">
            <text:p/>
          </table:table-cell>
          <table:table-cell table:style-name="ce2" table:formula="of:=IF(AND([.$G2]&lt;[.RU$1];[.$H2]&gt;=[.RU$1]);1;&quot;&quot;)">
            <text:p/>
          </table:table-cell>
          <table:table-cell table:style-name="ce2" table:formula="of:=IF(AND([.$G2]&lt;[.RV$1];[.$H2]&gt;=[.RV$1]);1;&quot;&quot;)">
            <text:p/>
          </table:table-cell>
          <table:table-cell table:style-name="ce2" table:formula="of:=IF(AND([.$G2]&lt;[.RW$1];[.$H2]&gt;=[.RW$1]);1;&quot;&quot;)">
            <text:p/>
          </table:table-cell>
          <table:table-cell table:style-name="ce2" table:formula="of:=IF(AND([.$G2]&lt;[.RX$1];[.$H2]&gt;=[.RX$1]);1;&quot;&quot;)">
            <text:p/>
          </table:table-cell>
          <table:table-cell table:style-name="ce2" table:formula="of:=IF(AND([.$G2]&lt;[.RY$1];[.$H2]&gt;=[.RY$1]);1;&quot;&quot;)">
            <text:p/>
          </table:table-cell>
          <table:table-cell table:style-name="ce2" table:formula="of:=IF(AND([.$G2]&lt;[.RZ$1];[.$H2]&gt;=[.RZ$1]);1;&quot;&quot;)">
            <text:p/>
          </table:table-cell>
          <table:table-cell table:style-name="ce2" table:formula="of:=IF(AND([.$G2]&lt;[.SA$1];[.$H2]&gt;=[.SA$1]);1;&quot;&quot;)">
            <text:p/>
          </table:table-cell>
          <table:table-cell table:style-name="ce2" table:formula="of:=IF(AND([.$G2]&lt;[.SB$1];[.$H2]&gt;=[.SB$1]);1;&quot;&quot;)">
            <text:p/>
          </table:table-cell>
          <table:table-cell table:style-name="ce2" table:formula="of:=IF(AND([.$G2]&lt;[.SC$1];[.$H2]&gt;=[.SC$1]);1;&quot;&quot;)">
            <text:p/>
          </table:table-cell>
          <table:table-cell table:style-name="ce2" table:formula="of:=IF(AND([.$G2]&lt;[.SD$1];[.$H2]&gt;=[.SD$1]);1;&quot;&quot;)">
            <text:p/>
          </table:table-cell>
          <table:table-cell table:style-name="ce2" table:formula="of:=IF(AND([.$G2]&lt;[.SE$1];[.$H2]&gt;=[.SE$1]);1;&quot;&quot;)">
            <text:p/>
          </table:table-cell>
          <table:table-cell table:style-name="ce2" table:formula="of:=IF(AND([.$G2]&lt;[.SF$1];[.$H2]&gt;=[.SF$1]);1;&quot;&quot;)">
            <text:p/>
          </table:table-cell>
          <table:table-cell table:style-name="ce2" table:formula="of:=IF(AND([.$G2]&lt;[.SG$1];[.$H2]&gt;=[.SG$1]);1;&quot;&quot;)">
            <text:p/>
          </table:table-cell>
          <table:table-cell table:style-name="ce2" table:formula="of:=IF(AND([.$G2]&lt;[.SH$1];[.$H2]&gt;=[.SH$1]);1;&quot;&quot;)">
            <text:p/>
          </table:table-cell>
          <table:table-cell table:style-name="ce2" table:formula="of:=IF(AND([.$G2]&lt;[.SI$1];[.$H2]&gt;=[.SI$1]);1;&quot;&quot;)">
            <text:p/>
          </table:table-cell>
          <table:table-cell table:style-name="ce2" table:formula="of:=IF(AND([.$G2]&lt;[.SJ$1];[.$H2]&gt;=[.SJ$1]);1;&quot;&quot;)">
            <text:p/>
          </table:table-cell>
          <table:table-cell table:style-name="ce2" table:formula="of:=IF(AND([.$G2]&lt;[.SK$1];[.$H2]&gt;=[.SK$1]);1;&quot;&quot;)">
            <text:p/>
          </table:table-cell>
          <table:table-cell table:style-name="ce2" table:formula="of:=IF(AND([.$G2]&lt;[.SL$1];[.$H2]&gt;=[.SL$1]);1;&quot;&quot;)">
            <text:p/>
          </table:table-cell>
          <table:table-cell table:style-name="ce2" table:formula="of:=IF(AND([.$G2]&lt;[.SM$1];[.$H2]&gt;=[.SM$1]);1;&quot;&quot;)">
            <text:p/>
          </table:table-cell>
          <table:table-cell table:style-name="ce2" table:formula="of:=IF(AND([.$G2]&lt;[.SN$1];[.$H2]&gt;=[.SN$1]);1;&quot;&quot;)">
            <text:p/>
          </table:table-cell>
          <table:table-cell table:style-name="ce2" table:formula="of:=IF(AND([.$G2]&lt;[.SO$1];[.$H2]&gt;=[.SO$1]);1;&quot;&quot;)">
            <text:p/>
          </table:table-cell>
          <table:table-cell table:style-name="ce2" table:formula="of:=IF(AND([.$G2]&lt;[.SP$1];[.$H2]&gt;=[.SP$1]);1;&quot;&quot;)">
            <text:p/>
          </table:table-cell>
          <table:table-cell table:style-name="ce2" table:formula="of:=IF(AND([.$G2]&lt;[.SQ$1];[.$H2]&gt;=[.SQ$1]);1;&quot;&quot;)">
            <text:p/>
          </table:table-cell>
          <table:table-cell table:style-name="ce2" table:formula="of:=IF(AND([.$G2]&lt;[.SR$1];[.$H2]&gt;=[.SR$1]);1;&quot;&quot;)">
            <text:p/>
          </table:table-cell>
          <table:table-cell table:style-name="ce2" table:formula="of:=IF(AND([.$G2]&lt;[.SS$1];[.$H2]&gt;=[.SS$1]);1;&quot;&quot;)">
            <text:p/>
          </table:table-cell>
          <table:table-cell table:style-name="ce2" table:formula="of:=IF(AND([.$G2]&lt;[.ST$1];[.$H2]&gt;=[.ST$1]);1;&quot;&quot;)">
            <text:p/>
          </table:table-cell>
          <table:table-cell table:style-name="ce2" table:formula="of:=IF(AND([.$G2]&lt;[.SU$1];[.$H2]&gt;=[.SU$1]);1;&quot;&quot;)">
            <text:p/>
          </table:table-cell>
          <table:table-cell table:style-name="ce2" table:formula="of:=IF(AND([.$G2]&lt;[.SV$1];[.$H2]&gt;=[.SV$1]);1;&quot;&quot;)">
            <text:p/>
          </table:table-cell>
          <table:table-cell table:style-name="ce2" table:formula="of:=IF(AND([.$G2]&lt;[.SW$1];[.$H2]&gt;=[.SW$1]);1;&quot;&quot;)">
            <text:p/>
          </table:table-cell>
          <table:table-cell table:style-name="ce2" table:formula="of:=IF(AND([.$G2]&lt;[.SX$1];[.$H2]&gt;=[.SX$1]);1;&quot;&quot;)">
            <text:p/>
          </table:table-cell>
          <table:table-cell table:style-name="ce2" table:formula="of:=IF(AND([.$G2]&lt;[.SY$1];[.$H2]&gt;=[.SY$1]);1;&quot;&quot;)">
            <text:p/>
          </table:table-cell>
          <table:table-cell table:style-name="ce2" table:formula="of:=IF(AND([.$G2]&lt;[.SZ$1];[.$H2]&gt;=[.SZ$1]);1;&quot;&quot;)">
            <text:p/>
          </table:table-cell>
          <table:table-cell table:style-name="ce2" table:formula="of:=IF(AND([.$G2]&lt;[.TA$1];[.$H2]&gt;=[.TA$1]);1;&quot;&quot;)">
            <text:p/>
          </table:table-cell>
          <table:table-cell table:style-name="ce2" table:formula="of:=IF(AND([.$G2]&lt;[.TB$1];[.$H2]&gt;=[.TB$1]);1;&quot;&quot;)">
            <text:p/>
          </table:table-cell>
          <table:table-cell table:style-name="ce2" table:formula="of:=IF(AND([.$G2]&lt;[.TC$1];[.$H2]&gt;=[.TC$1]);1;&quot;&quot;)">
            <text:p/>
          </table:table-cell>
          <table:table-cell table:style-name="ce2" table:formula="of:=IF(AND([.$G2]&lt;[.TD$1];[.$H2]&gt;=[.TD$1]);1;&quot;&quot;)">
            <text:p/>
          </table:table-cell>
          <table:table-cell table:style-name="ce2" table:formula="of:=IF(AND([.$G2]&lt;[.TE$1];[.$H2]&gt;=[.TE$1]);1;&quot;&quot;)">
            <text:p/>
          </table:table-cell>
          <table:table-cell table:style-name="ce2" table:formula="of:=IF(AND([.$G2]&lt;[.TF$1];[.$H2]&gt;=[.TF$1]);1;&quot;&quot;)">
            <text:p/>
          </table:table-cell>
          <table:table-cell table:style-name="ce2" table:formula="of:=IF(AND([.$G2]&lt;[.TG$1];[.$H2]&gt;=[.TG$1]);1;&quot;&quot;)">
            <text:p/>
          </table:table-cell>
          <table:table-cell table:style-name="ce2" table:formula="of:=IF(AND([.$G2]&lt;[.TH$1];[.$H2]&gt;=[.TH$1]);1;&quot;&quot;)">
            <text:p/>
          </table:table-cell>
          <table:table-cell table:style-name="ce2" table:formula="of:=IF(AND([.$G2]&lt;[.TI$1];[.$H2]&gt;=[.TI$1]);1;&quot;&quot;)">
            <text:p/>
          </table:table-cell>
          <table:table-cell table:style-name="ce2" table:formula="of:=IF(AND([.$G2]&lt;[.TJ$1];[.$H2]&gt;=[.TJ$1]);1;&quot;&quot;)">
            <text:p/>
          </table:table-cell>
          <table:table-cell table:style-name="ce2" table:formula="of:=IF(AND([.$G2]&lt;[.TK$1];[.$H2]&gt;=[.TK$1]);1;&quot;&quot;)">
            <text:p/>
          </table:table-cell>
          <table:table-cell table:style-name="ce2" table:formula="of:=IF(AND([.$G2]&lt;[.TL$1];[.$H2]&gt;=[.TL$1]);1;&quot;&quot;)">
            <text:p/>
          </table:table-cell>
          <table:table-cell table:style-name="ce2" table:formula="of:=IF(AND([.$G2]&lt;[.TM$1];[.$H2]&gt;=[.TM$1]);1;&quot;&quot;)">
            <text:p/>
          </table:table-cell>
          <table:table-cell table:style-name="ce2" table:formula="of:=IF(AND([.$G2]&lt;[.TN$1];[.$H2]&gt;=[.TN$1]);1;&quot;&quot;)">
            <text:p/>
          </table:table-cell>
          <table:table-cell table:style-name="ce2" table:formula="of:=IF(AND([.$G2]&lt;[.TO$1];[.$H2]&gt;=[.TO$1]);1;&quot;&quot;)">
            <text:p/>
          </table:table-cell>
          <table:table-cell table:style-name="ce2" table:formula="of:=IF(AND([.$G2]&lt;[.TP$1];[.$H2]&gt;=[.TP$1]);1;&quot;&quot;)">
            <text:p/>
          </table:table-cell>
          <table:table-cell table:style-name="ce2" table:formula="of:=IF(AND([.$G2]&lt;[.TQ$1];[.$H2]&gt;=[.TQ$1]);1;&quot;&quot;)">
            <text:p/>
          </table:table-cell>
          <table:table-cell table:style-name="ce2" table:formula="of:=IF(AND([.$G2]&lt;[.TR$1];[.$H2]&gt;=[.TR$1]);1;&quot;&quot;)">
            <text:p/>
          </table:table-cell>
          <table:table-cell table:style-name="ce2" table:formula="of:=IF(AND([.$G2]&lt;[.TS$1];[.$H2]&gt;=[.TS$1]);1;&quot;&quot;)">
            <text:p/>
          </table:table-cell>
          <table:table-cell table:style-name="ce2" table:formula="of:=IF(AND([.$G2]&lt;[.TT$1];[.$H2]&gt;=[.TT$1]);1;&quot;&quot;)">
            <text:p/>
          </table:table-cell>
          <table:table-cell table:style-name="ce2" table:formula="of:=IF(AND([.$G2]&lt;[.TU$1];[.$H2]&gt;=[.TU$1]);1;&quot;&quot;)">
            <text:p/>
          </table:table-cell>
          <table:table-cell table:style-name="ce2" table:formula="of:=IF(AND([.$G2]&lt;[.TV$1];[.$H2]&gt;=[.TV$1]);1;&quot;&quot;)">
            <text:p/>
          </table:table-cell>
          <table:table-cell table:style-name="ce2" table:formula="of:=IF(AND([.$G2]&lt;[.TW$1];[.$H2]&gt;=[.TW$1]);1;&quot;&quot;)">
            <text:p/>
          </table:table-cell>
          <table:table-cell table:style-name="ce2" table:formula="of:=IF(AND([.$G2]&lt;[.TX$1];[.$H2]&gt;=[.TX$1]);1;&quot;&quot;)">
            <text:p/>
          </table:table-cell>
          <table:table-cell table:style-name="ce2" table:formula="of:=IF(AND([.$G2]&lt;[.TY$1];[.$H2]&gt;=[.TY$1]);1;&quot;&quot;)">
            <text:p/>
          </table:table-cell>
          <table:table-cell table:style-name="ce2" table:formula="of:=IF(AND([.$G2]&lt;[.TZ$1];[.$H2]&gt;=[.TZ$1]);1;&quot;&quot;)">
            <text:p/>
          </table:table-cell>
          <table:table-cell table:style-name="ce2" table:formula="of:=IF(AND([.$G2]&lt;[.UA$1];[.$H2]&gt;=[.UA$1]);1;&quot;&quot;)">
            <text:p/>
          </table:table-cell>
          <table:table-cell table:style-name="ce2" table:formula="of:=IF(AND([.$G2]&lt;[.UB$1];[.$H2]&gt;=[.UB$1]);1;&quot;&quot;)">
            <text:p/>
          </table:table-cell>
          <table:table-cell table:style-name="ce2" table:formula="of:=IF(AND([.$G2]&lt;[.UC$1];[.$H2]&gt;=[.UC$1]);1;&quot;&quot;)">
            <text:p/>
          </table:table-cell>
          <table:table-cell table:style-name="ce2" table:formula="of:=IF(AND([.$G2]&lt;[.UD$1];[.$H2]&gt;=[.UD$1]);1;&quot;&quot;)">
            <text:p/>
          </table:table-cell>
          <table:table-cell table:style-name="ce2" table:formula="of:=IF(AND([.$G2]&lt;[.UE$1];[.$H2]&gt;=[.UE$1]);1;&quot;&quot;)">
            <text:p/>
          </table:table-cell>
          <table:table-cell table:style-name="ce2" table:formula="of:=IF(AND([.$G2]&lt;[.UF$1];[.$H2]&gt;=[.UF$1]);1;&quot;&quot;)">
            <text:p/>
          </table:table-cell>
          <table:table-cell table:style-name="ce2" table:formula="of:=IF(AND([.$G2]&lt;[.UG$1];[.$H2]&gt;=[.UG$1]);1;&quot;&quot;)">
            <text:p/>
          </table:table-cell>
          <table:table-cell table:style-name="ce2" table:formula="of:=IF(AND([.$G2]&lt;[.UH$1];[.$H2]&gt;=[.UH$1]);1;&quot;&quot;)">
            <text:p/>
          </table:table-cell>
          <table:table-cell table:style-name="ce2" table:formula="of:=IF(AND([.$G2]&lt;[.UI$1];[.$H2]&gt;=[.UI$1]);1;&quot;&quot;)">
            <text:p/>
          </table:table-cell>
          <table:table-cell table:style-name="ce2" table:formula="of:=IF(AND([.$G2]&lt;[.UJ$1];[.$H2]&gt;=[.UJ$1]);1;&quot;&quot;)">
            <text:p/>
          </table:table-cell>
          <table:table-cell table:style-name="ce2" table:formula="of:=IF(AND([.$G2]&lt;[.UK$1];[.$H2]&gt;=[.UK$1]);1;&quot;&quot;)">
            <text:p/>
          </table:table-cell>
          <table:table-cell table:style-name="ce2" table:formula="of:=IF(AND([.$G2]&lt;[.UL$1];[.$H2]&gt;=[.UL$1]);1;&quot;&quot;)">
            <text:p/>
          </table:table-cell>
          <table:table-cell table:style-name="ce2" table:formula="of:=IF(AND([.$G2]&lt;[.UM$1];[.$H2]&gt;=[.UM$1]);1;&quot;&quot;)">
            <text:p/>
          </table:table-cell>
          <table:table-cell table:style-name="ce2" table:formula="of:=IF(AND([.$G2]&lt;[.UN$1];[.$H2]&gt;=[.UN$1]);1;&quot;&quot;)">
            <text:p/>
          </table:table-cell>
          <table:table-cell table:style-name="ce2" table:formula="of:=IF(AND([.$G2]&lt;[.UO$1];[.$H2]&gt;=[.UO$1]);1;&quot;&quot;)">
            <text:p/>
          </table:table-cell>
          <table:table-cell table:style-name="ce2" table:formula="of:=IF(AND([.$G2]&lt;[.UP$1];[.$H2]&gt;=[.UP$1]);1;&quot;&quot;)">
            <text:p/>
          </table:table-cell>
          <table:table-cell table:style-name="ce2" table:formula="of:=IF(AND([.$G2]&lt;[.UQ$1];[.$H2]&gt;=[.UQ$1]);1;&quot;&quot;)">
            <text:p/>
          </table:table-cell>
          <table:table-cell table:style-name="ce2" table:formula="of:=IF(AND([.$G2]&lt;[.UR$1];[.$H2]&gt;=[.UR$1]);1;&quot;&quot;)">
            <text:p/>
          </table:table-cell>
          <table:table-cell table:style-name="ce2" table:formula="of:=IF(AND([.$G2]&lt;[.US$1];[.$H2]&gt;=[.US$1]);1;&quot;&quot;)">
            <text:p/>
          </table:table-cell>
          <table:table-cell table:style-name="ce2" table:formula="of:=IF(AND([.$G2]&lt;[.UT$1];[.$H2]&gt;=[.UT$1]);1;&quot;&quot;)">
            <text:p/>
          </table:table-cell>
          <table:table-cell table:style-name="ce2" table:formula="of:=IF(AND([.$G2]&lt;[.UU$1];[.$H2]&gt;=[.UU$1]);1;&quot;&quot;)">
            <text:p/>
          </table:table-cell>
          <table:table-cell table:style-name="ce2" table:formula="of:=IF(AND([.$G2]&lt;[.UV$1];[.$H2]&gt;=[.UV$1]);1;&quot;&quot;)">
            <text:p/>
          </table:table-cell>
          <table:table-cell table:style-name="ce2" table:formula="of:=IF(AND([.$G2]&lt;[.UW$1];[.$H2]&gt;=[.UW$1]);1;&quot;&quot;)">
            <text:p/>
          </table:table-cell>
          <table:table-cell table:style-name="ce2" table:formula="of:=IF(AND([.$G2]&lt;[.UX$1];[.$H2]&gt;=[.UX$1]);1;&quot;&quot;)">
            <text:p/>
          </table:table-cell>
          <table:table-cell table:style-name="ce2" table:formula="of:=IF(AND([.$G2]&lt;[.UY$1];[.$H2]&gt;=[.UY$1]);1;&quot;&quot;)">
            <text:p/>
          </table:table-cell>
          <table:table-cell table:style-name="ce2" table:formula="of:=IF(AND([.$G2]&lt;[.UZ$1];[.$H2]&gt;=[.UZ$1]);1;&quot;&quot;)">
            <text:p/>
          </table:table-cell>
          <table:table-cell table:style-name="ce2" table:formula="of:=IF(AND([.$G2]&lt;[.VA$1];[.$H2]&gt;=[.VA$1]);1;&quot;&quot;)">
            <text:p/>
          </table:table-cell>
          <table:table-cell table:style-name="ce2" table:formula="of:=IF(AND([.$G2]&lt;[.VB$1];[.$H2]&gt;=[.VB$1]);1;&quot;&quot;)">
            <text:p/>
          </table:table-cell>
          <table:table-cell table:style-name="ce2" table:formula="of:=IF(AND([.$G2]&lt;[.VC$1];[.$H2]&gt;=[.VC$1]);1;&quot;&quot;)">
            <text:p/>
          </table:table-cell>
          <table:table-cell table:style-name="ce2" table:formula="of:=IF(AND([.$G2]&lt;[.VD$1];[.$H2]&gt;=[.VD$1]);1;&quot;&quot;)">
            <text:p/>
          </table:table-cell>
          <table:table-cell table:style-name="ce2" table:formula="of:=IF(AND([.$G2]&lt;[.VE$1];[.$H2]&gt;=[.VE$1]);1;&quot;&quot;)">
            <text:p/>
          </table:table-cell>
          <table:table-cell table:style-name="ce2" table:formula="of:=IF(AND([.$G2]&lt;[.VF$1];[.$H2]&gt;=[.VF$1]);1;&quot;&quot;)">
            <text:p/>
          </table:table-cell>
          <table:table-cell table:style-name="ce2" table:formula="of:=IF(AND([.$G2]&lt;[.VG$1];[.$H2]&gt;=[.VG$1]);1;&quot;&quot;)">
            <text:p/>
          </table:table-cell>
          <table:table-cell table:style-name="ce2" table:formula="of:=IF(AND([.$G2]&lt;[.VH$1];[.$H2]&gt;=[.VH$1]);1;&quot;&quot;)">
            <text:p/>
          </table:table-cell>
          <table:table-cell table:style-name="ce2" table:formula="of:=IF(AND([.$G2]&lt;[.VI$1];[.$H2]&gt;=[.VI$1]);1;&quot;&quot;)">
            <text:p/>
          </table:table-cell>
          <table:table-cell table:style-name="ce2" table:formula="of:=IF(AND([.$G2]&lt;[.VJ$1];[.$H2]&gt;=[.VJ$1]);1;&quot;&quot;)">
            <text:p/>
          </table:table-cell>
          <table:table-cell table:style-name="ce2" table:formula="of:=IF(AND([.$G2]&lt;[.VK$1];[.$H2]&gt;=[.VK$1]);1;&quot;&quot;)">
            <text:p/>
          </table:table-cell>
          <table:table-cell table:style-name="ce2" table:formula="of:=IF(AND([.$G2]&lt;[.VL$1];[.$H2]&gt;=[.VL$1]);1;&quot;&quot;)">
            <text:p/>
          </table:table-cell>
          <table:table-cell table:style-name="ce2" table:formula="of:=IF(AND([.$G2]&lt;[.VM$1];[.$H2]&gt;=[.VM$1]);1;&quot;&quot;)">
            <text:p/>
          </table:table-cell>
          <table:table-cell table:style-name="ce2" table:formula="of:=IF(AND([.$G2]&lt;[.VN$1];[.$H2]&gt;=[.VN$1]);1;&quot;&quot;)">
            <text:p/>
          </table:table-cell>
          <table:table-cell table:style-name="ce2" table:formula="of:=IF(AND([.$G2]&lt;[.VO$1];[.$H2]&gt;=[.VO$1]);1;&quot;&quot;)">
            <text:p/>
          </table:table-cell>
          <table:table-cell table:style-name="ce2" table:formula="of:=IF(AND([.$G2]&lt;[.VP$1];[.$H2]&gt;=[.VP$1]);1;&quot;&quot;)">
            <text:p/>
          </table:table-cell>
          <table:table-cell table:style-name="ce2" table:formula="of:=IF(AND([.$G2]&lt;[.VQ$1];[.$H2]&gt;=[.VQ$1]);1;&quot;&quot;)">
            <text:p/>
          </table:table-cell>
          <table:table-cell table:style-name="ce2" table:formula="of:=IF(AND([.$G2]&lt;[.VR$1];[.$H2]&gt;=[.VR$1]);1;&quot;&quot;)">
            <text:p/>
          </table:table-cell>
          <table:table-cell table:style-name="ce2" table:formula="of:=IF(AND([.$G2]&lt;[.VS$1];[.$H2]&gt;=[.VS$1]);1;&quot;&quot;)">
            <text:p/>
          </table:table-cell>
          <table:table-cell table:style-name="ce2" table:formula="of:=IF(AND([.$G2]&lt;[.VT$1];[.$H2]&gt;=[.VT$1]);1;&quot;&quot;)">
            <text:p/>
          </table:table-cell>
          <table:table-cell table:style-name="ce2" table:formula="of:=IF(AND([.$G2]&lt;[.VU$1];[.$H2]&gt;=[.VU$1]);1;&quot;&quot;)">
            <text:p/>
          </table:table-cell>
          <table:table-cell table:style-name="ce2" table:formula="of:=IF(AND([.$G2]&lt;[.VV$1];[.$H2]&gt;=[.VV$1]);1;&quot;&quot;)">
            <text:p/>
          </table:table-cell>
          <table:table-cell table:style-name="ce2" table:formula="of:=IF(AND([.$G2]&lt;[.VW$1];[.$H2]&gt;=[.VW$1]);1;&quot;&quot;)">
            <text:p/>
          </table:table-cell>
          <table:table-cell table:style-name="ce2" table:formula="of:=IF(AND([.$G2]&lt;[.VX$1];[.$H2]&gt;=[.VX$1]);1;&quot;&quot;)">
            <text:p/>
          </table:table-cell>
          <table:table-cell table:style-name="ce2" table:formula="of:=IF(AND([.$G2]&lt;[.VY$1];[.$H2]&gt;=[.VY$1]);1;&quot;&quot;)">
            <text:p/>
          </table:table-cell>
          <table:table-cell table:style-name="ce2" table:formula="of:=IF(AND([.$G2]&lt;[.VZ$1];[.$H2]&gt;=[.VZ$1]);1;&quot;&quot;)">
            <text:p/>
          </table:table-cell>
          <table:table-cell table:style-name="ce2" table:formula="of:=IF(AND([.$G2]&lt;[.WA$1];[.$H2]&gt;=[.WA$1]);1;&quot;&quot;)">
            <text:p/>
          </table:table-cell>
          <table:table-cell table:style-name="ce2" table:formula="of:=IF(AND([.$G2]&lt;[.WB$1];[.$H2]&gt;=[.WB$1]);1;&quot;&quot;)">
            <text:p/>
          </table:table-cell>
          <table:table-cell table:style-name="ce2" table:formula="of:=IF(AND([.$G2]&lt;[.WC$1];[.$H2]&gt;=[.WC$1]);1;&quot;&quot;)">
            <text:p/>
          </table:table-cell>
          <table:table-cell table:style-name="ce2" table:formula="of:=IF(AND([.$G2]&lt;[.WD$1];[.$H2]&gt;=[.WD$1]);1;&quot;&quot;)">
            <text:p/>
          </table:table-cell>
          <table:table-cell table:style-name="ce2" table:formula="of:=IF(AND([.$G2]&lt;[.WE$1];[.$H2]&gt;=[.WE$1]);1;&quot;&quot;)">
            <text:p/>
          </table:table-cell>
          <table:table-cell table:style-name="ce2" table:formula="of:=IF(AND([.$G2]&lt;[.WF$1];[.$H2]&gt;=[.WF$1]);1;&quot;&quot;)">
            <text:p/>
          </table:table-cell>
          <table:table-cell table:style-name="ce2" table:formula="of:=IF(AND([.$G2]&lt;[.WG$1];[.$H2]&gt;=[.WG$1]);1;&quot;&quot;)">
            <text:p/>
          </table:table-cell>
          <table:table-cell table:style-name="ce2" table:formula="of:=IF(AND([.$G2]&lt;[.WH$1];[.$H2]&gt;=[.WH$1]);1;&quot;&quot;)">
            <text:p/>
          </table:table-cell>
          <table:table-cell table:style-name="ce2" table:formula="of:=IF(AND([.$G2]&lt;[.WI$1];[.$H2]&gt;=[.WI$1]);1;&quot;&quot;)">
            <text:p/>
          </table:table-cell>
          <table:table-cell table:style-name="ce2" table:formula="of:=IF(AND([.$G2]&lt;[.WJ$1];[.$H2]&gt;=[.WJ$1]);1;&quot;&quot;)">
            <text:p/>
          </table:table-cell>
          <table:table-cell table:style-name="ce2" table:formula="of:=IF(AND([.$G2]&lt;[.WK$1];[.$H2]&gt;=[.WK$1]);1;&quot;&quot;)">
            <text:p/>
          </table:table-cell>
          <table:table-cell table:style-name="ce2" table:formula="of:=IF(AND([.$G2]&lt;[.WL$1];[.$H2]&gt;=[.WL$1]);1;&quot;&quot;)">
            <text:p/>
          </table:table-cell>
          <table:table-cell table:style-name="ce2" table:formula="of:=IF(AND([.$G2]&lt;[.WM$1];[.$H2]&gt;=[.WM$1]);1;&quot;&quot;)">
            <text:p/>
          </table:table-cell>
          <table:table-cell table:style-name="ce2" table:formula="of:=IF(AND([.$G2]&lt;[.WN$1];[.$H2]&gt;=[.WN$1]);1;&quot;&quot;)">
            <text:p/>
          </table:table-cell>
          <table:table-cell table:style-name="ce2" table:formula="of:=IF(AND([.$G2]&lt;[.WO$1];[.$H2]&gt;=[.WO$1]);1;&quot;&quot;)">
            <text:p/>
          </table:table-cell>
          <table:table-cell table:style-name="ce2" table:formula="of:=IF(AND([.$G2]&lt;[.WP$1];[.$H2]&gt;=[.WP$1]);1;&quot;&quot;)">
            <text:p/>
          </table:table-cell>
          <table:table-cell table:style-name="ce2" table:formula="of:=IF(AND([.$G2]&lt;[.WQ$1];[.$H2]&gt;=[.WQ$1]);1;&quot;&quot;)">
            <text:p/>
          </table:table-cell>
          <table:table-cell table:style-name="ce2" table:formula="of:=IF(AND([.$G2]&lt;[.WR$1];[.$H2]&gt;=[.WR$1]);1;&quot;&quot;)">
            <text:p/>
          </table:table-cell>
          <table:table-cell table:style-name="ce2" table:formula="of:=IF(AND([.$G2]&lt;[.WS$1];[.$H2]&gt;=[.WS$1]);1;&quot;&quot;)">
            <text:p/>
          </table:table-cell>
          <table:table-cell table:style-name="ce2" table:formula="of:=IF(AND([.$G2]&lt;[.WT$1];[.$H2]&gt;=[.WT$1]);1;&quot;&quot;)">
            <text:p/>
          </table:table-cell>
          <table:table-cell table:style-name="ce2" table:formula="of:=IF(AND([.$G2]&lt;[.WU$1];[.$H2]&gt;=[.WU$1]);1;&quot;&quot;)">
            <text:p/>
          </table:table-cell>
          <table:table-cell table:style-name="ce2" table:formula="of:=IF(AND([.$G2]&lt;[.WV$1];[.$H2]&gt;=[.WV$1]);1;&quot;&quot;)">
            <text:p/>
          </table:table-cell>
          <table:table-cell table:style-name="ce2" table:formula="of:=IF(AND([.$G2]&lt;[.WW$1];[.$H2]&gt;=[.WW$1]);1;&quot;&quot;)">
            <text:p/>
          </table:table-cell>
          <table:table-cell table:style-name="ce2" table:formula="of:=IF(AND([.$G2]&lt;[.WX$1];[.$H2]&gt;=[.WX$1]);1;&quot;&quot;)">
            <text:p/>
          </table:table-cell>
          <table:table-cell table:style-name="ce2" table:formula="of:=IF(AND([.$G2]&lt;[.WY$1];[.$H2]&gt;=[.WY$1]);1;&quot;&quot;)">
            <text:p/>
          </table:table-cell>
          <table:table-cell table:style-name="ce2" table:formula="of:=IF(AND([.$G2]&lt;[.WZ$1];[.$H2]&gt;=[.WZ$1]);1;&quot;&quot;)">
            <text:p/>
          </table:table-cell>
          <table:table-cell table:style-name="ce2" table:formula="of:=IF(AND([.$G2]&lt;[.XA$1];[.$H2]&gt;=[.XA$1]);1;&quot;&quot;)">
            <text:p/>
          </table:table-cell>
          <table:table-cell table:style-name="ce2" table:formula="of:=IF(AND([.$G2]&lt;[.XB$1];[.$H2]&gt;=[.XB$1]);1;&quot;&quot;)">
            <text:p/>
          </table:table-cell>
          <table:table-cell table:style-name="ce2" table:formula="of:=IF(AND([.$G2]&lt;[.XC$1];[.$H2]&gt;=[.XC$1]);1;&quot;&quot;)">
            <text:p/>
          </table:table-cell>
          <table:table-cell table:style-name="ce2" table:formula="of:=IF(AND([.$G2]&lt;[.XD$1];[.$H2]&gt;=[.XD$1]);1;&quot;&quot;)">
            <text:p/>
          </table:table-cell>
          <table:table-cell table:style-name="ce2" table:formula="of:=IF(AND([.$G2]&lt;[.XE$1];[.$H2]&gt;=[.XE$1]);1;&quot;&quot;)">
            <text:p/>
          </table:table-cell>
          <table:table-cell table:style-name="ce2" table:formula="of:=IF(AND([.$G2]&lt;[.XF$1];[.$H2]&gt;=[.XF$1]);1;&quot;&quot;)">
            <text:p/>
          </table:table-cell>
          <table:table-cell table:style-name="ce2" table:formula="of:=IF(AND([.$G2]&lt;[.XG$1];[.$H2]&gt;=[.XG$1]);1;&quot;&quot;)">
            <text:p/>
          </table:table-cell>
          <table:table-cell table:style-name="ce2" table:formula="of:=IF(AND([.$G2]&lt;[.XH$1];[.$H2]&gt;=[.XH$1]);1;&quot;&quot;)">
            <text:p/>
          </table:table-cell>
          <table:table-cell table:style-name="ce2" table:formula="of:=IF(AND([.$G2]&lt;[.XI$1];[.$H2]&gt;=[.XI$1]);1;&quot;&quot;)">
            <text:p/>
          </table:table-cell>
          <table:table-cell table:style-name="ce2" table:formula="of:=IF(AND([.$G2]&lt;[.XJ$1];[.$H2]&gt;=[.XJ$1]);1;&quot;&quot;)">
            <text:p/>
          </table:table-cell>
          <table:table-cell table:style-name="ce2" table:formula="of:=IF(AND([.$G2]&lt;[.XK$1];[.$H2]&gt;=[.XK$1]);1;&quot;&quot;)">
            <text:p/>
          </table:table-cell>
          <table:table-cell table:style-name="ce2" table:formula="of:=IF(AND([.$G2]&lt;[.XL$1];[.$H2]&gt;=[.XL$1]);1;&quot;&quot;)">
            <text:p/>
          </table:table-cell>
          <table:table-cell table:style-name="ce2" table:formula="of:=IF(AND([.$G2]&lt;[.XM$1];[.$H2]&gt;=[.XM$1]);1;&quot;&quot;)">
            <text:p/>
          </table:table-cell>
          <table:table-cell table:style-name="ce2" table:formula="of:=IF(AND([.$G2]&lt;[.XN$1];[.$H2]&gt;=[.XN$1]);1;&quot;&quot;)">
            <text:p/>
          </table:table-cell>
          <table:table-cell table:style-name="ce2" table:formula="of:=IF(AND([.$G2]&lt;[.XO$1];[.$H2]&gt;=[.XO$1]);1;&quot;&quot;)">
            <text:p/>
          </table:table-cell>
          <table:table-cell table:style-name="ce2" table:formula="of:=IF(AND([.$G2]&lt;[.XP$1];[.$H2]&gt;=[.XP$1]);1;&quot;&quot;)">
            <text:p/>
          </table:table-cell>
          <table:table-cell table:style-name="ce2" table:formula="of:=IF(AND([.$G2]&lt;[.XQ$1];[.$H2]&gt;=[.XQ$1]);1;&quot;&quot;)">
            <text:p/>
          </table:table-cell>
          <table:table-cell table:style-name="ce2" table:formula="of:=IF(AND([.$G2]&lt;[.XR$1];[.$H2]&gt;=[.XR$1]);1;&quot;&quot;)">
            <text:p/>
          </table:table-cell>
          <table:table-cell table:style-name="ce2" table:formula="of:=IF(AND([.$G2]&lt;[.XS$1];[.$H2]&gt;=[.XS$1]);1;&quot;&quot;)">
            <text:p/>
          </table:table-cell>
          <table:table-cell table:style-name="ce2" table:formula="of:=IF(AND([.$G2]&lt;[.XT$1];[.$H2]&gt;=[.XT$1]);1;&quot;&quot;)">
            <text:p/>
          </table:table-cell>
          <table:table-cell table:style-name="ce2" table:formula="of:=IF(AND([.$G2]&lt;[.XU$1];[.$H2]&gt;=[.XU$1]);1;&quot;&quot;)">
            <text:p/>
          </table:table-cell>
          <table:table-cell table:style-name="ce2" table:formula="of:=IF(AND([.$G2]&lt;[.XV$1];[.$H2]&gt;=[.XV$1]);1;&quot;&quot;)">
            <text:p/>
          </table:table-cell>
          <table:table-cell table:style-name="ce2" table:formula="of:=IF(AND([.$G2]&lt;[.XW$1];[.$H2]&gt;=[.XW$1]);1;&quot;&quot;)">
            <text:p/>
          </table:table-cell>
          <table:table-cell table:style-name="ce2" table:formula="of:=IF(AND([.$G2]&lt;[.XX$1];[.$H2]&gt;=[.XX$1]);1;&quot;&quot;)">
            <text:p/>
          </table:table-cell>
          <table:table-cell table:style-name="ce2" table:formula="of:=IF(AND([.$G2]&lt;[.XY$1];[.$H2]&gt;=[.XY$1]);1;&quot;&quot;)">
            <text:p/>
          </table:table-cell>
          <table:table-cell table:style-name="ce2" table:formula="of:=IF(AND([.$G2]&lt;[.XZ$1];[.$H2]&gt;=[.XZ$1]);1;&quot;&quot;)">
            <text:p/>
          </table:table-cell>
          <table:table-cell table:style-name="ce2" table:formula="of:=IF(AND([.$G2]&lt;[.YA$1];[.$H2]&gt;=[.YA$1]);1;&quot;&quot;)">
            <text:p/>
          </table:table-cell>
          <table:table-cell table:style-name="ce2" table:formula="of:=IF(AND([.$G2]&lt;[.YB$1];[.$H2]&gt;=[.YB$1]);1;&quot;&quot;)">
            <text:p/>
          </table:table-cell>
          <table:table-cell table:style-name="ce2" table:formula="of:=IF(AND([.$G2]&lt;[.YC$1];[.$H2]&gt;=[.YC$1]);1;&quot;&quot;)">
            <text:p/>
          </table:table-cell>
          <table:table-cell table:style-name="ce2" table:formula="of:=IF(AND([.$G2]&lt;[.YD$1];[.$H2]&gt;=[.YD$1]);1;&quot;&quot;)">
            <text:p/>
          </table:table-cell>
          <table:table-cell table:style-name="ce2" table:formula="of:=IF(AND([.$G2]&lt;[.YE$1];[.$H2]&gt;=[.YE$1]);1;&quot;&quot;)">
            <text:p/>
          </table:table-cell>
          <table:table-cell table:style-name="ce2" table:formula="of:=IF(AND([.$G2]&lt;[.YF$1];[.$H2]&gt;=[.YF$1]);1;&quot;&quot;)">
            <text:p/>
          </table:table-cell>
          <table:table-cell table:style-name="ce2" table:formula="of:=IF(AND([.$G2]&lt;[.YG$1];[.$H2]&gt;=[.YG$1]);1;&quot;&quot;)">
            <text:p/>
          </table:table-cell>
          <table:table-cell table:style-name="ce2" table:formula="of:=IF(AND([.$G2]&lt;[.YH$1];[.$H2]&gt;=[.YH$1]);1;&quot;&quot;)">
            <text:p/>
          </table:table-cell>
          <table:table-cell table:style-name="ce2" table:formula="of:=IF(AND([.$G2]&lt;[.YI$1];[.$H2]&gt;=[.YI$1]);1;&quot;&quot;)">
            <text:p/>
          </table:table-cell>
          <table:table-cell table:style-name="ce2" table:formula="of:=IF(AND([.$G2]&lt;[.YJ$1];[.$H2]&gt;=[.YJ$1]);1;&quot;&quot;)">
            <text:p/>
          </table:table-cell>
          <table:table-cell table:style-name="ce2" table:formula="of:=IF(AND([.$G2]&lt;[.YK$1];[.$H2]&gt;=[.YK$1]);1;&quot;&quot;)">
            <text:p/>
          </table:table-cell>
          <table:table-cell table:style-name="ce2" table:formula="of:=IF(AND([.$G2]&lt;[.YL$1];[.$H2]&gt;=[.YL$1]);1;&quot;&quot;)">
            <text:p/>
          </table:table-cell>
          <table:table-cell table:style-name="ce2" table:formula="of:=IF(AND([.$G2]&lt;[.YM$1];[.$H2]&gt;=[.YM$1]);1;&quot;&quot;)">
            <text:p/>
          </table:table-cell>
          <table:table-cell table:style-name="ce2" table:formula="of:=IF(AND([.$G2]&lt;[.YN$1];[.$H2]&gt;=[.YN$1]);1;&quot;&quot;)">
            <text:p/>
          </table:table-cell>
          <table:table-cell table:style-name="ce2" table:formula="of:=IF(AND([.$G2]&lt;[.YO$1];[.$H2]&gt;=[.YO$1]);1;&quot;&quot;)">
            <text:p/>
          </table:table-cell>
          <table:table-cell table:style-name="ce2" table:formula="of:=IF(AND([.$G2]&lt;[.YP$1];[.$H2]&gt;=[.YP$1]);1;&quot;&quot;)">
            <text:p/>
          </table:table-cell>
          <table:table-cell table:style-name="ce2" table:formula="of:=IF(AND([.$G2]&lt;[.YQ$1];[.$H2]&gt;=[.YQ$1]);1;&quot;&quot;)">
            <text:p/>
          </table:table-cell>
          <table:table-cell table:style-name="ce2" table:formula="of:=IF(AND([.$G2]&lt;[.YR$1];[.$H2]&gt;=[.YR$1]);1;&quot;&quot;)">
            <text:p/>
          </table:table-cell>
          <table:table-cell table:style-name="ce2" table:formula="of:=IF(AND([.$G2]&lt;[.YS$1];[.$H2]&gt;=[.YS$1]);1;&quot;&quot;)">
            <text:p/>
          </table:table-cell>
          <table:table-cell table:style-name="ce2" table:formula="of:=IF(AND([.$G2]&lt;[.YT$1];[.$H2]&gt;=[.YT$1]);1;&quot;&quot;)">
            <text:p/>
          </table:table-cell>
          <table:table-cell table:style-name="ce2" table:formula="of:=IF(AND([.$G2]&lt;[.YU$1];[.$H2]&gt;=[.YU$1]);1;&quot;&quot;)">
            <text:p/>
          </table:table-cell>
          <table:table-cell table:style-name="ce2" table:formula="of:=IF(AND([.$G2]&lt;[.YV$1];[.$H2]&gt;=[.YV$1]);1;&quot;&quot;)">
            <text:p/>
          </table:table-cell>
          <table:table-cell table:style-name="ce2" table:formula="of:=IF(AND([.$G2]&lt;[.YW$1];[.$H2]&gt;=[.YW$1]);1;&quot;&quot;)">
            <text:p/>
          </table:table-cell>
          <table:table-cell table:style-name="ce2" table:formula="of:=IF(AND([.$G2]&lt;[.YX$1];[.$H2]&gt;=[.YX$1]);1;&quot;&quot;)">
            <text:p/>
          </table:table-cell>
          <table:table-cell table:style-name="ce2" table:formula="of:=IF(AND([.$G2]&lt;[.YY$1];[.$H2]&gt;=[.YY$1]);1;&quot;&quot;)">
            <text:p/>
          </table:table-cell>
          <table:table-cell table:style-name="ce2" table:formula="of:=IF(AND([.$G2]&lt;[.YZ$1];[.$H2]&gt;=[.YZ$1]);1;&quot;&quot;)">
            <text:p/>
          </table:table-cell>
          <table:table-cell table:style-name="ce2" table:formula="of:=IF(AND([.$G2]&lt;[.ZA$1];[.$H2]&gt;=[.ZA$1]);1;&quot;&quot;)">
            <text:p/>
          </table:table-cell>
          <table:table-cell table:style-name="ce2" table:formula="of:=IF(AND([.$G2]&lt;[.ZB$1];[.$H2]&gt;=[.ZB$1]);1;&quot;&quot;)">
            <text:p/>
          </table:table-cell>
          <table:table-cell table:style-name="ce2" table:formula="of:=IF(AND([.$G2]&lt;[.ZC$1];[.$H2]&gt;=[.ZC$1]);1;&quot;&quot;)">
            <text:p/>
          </table:table-cell>
          <table:table-cell table:style-name="ce2" table:formula="of:=IF(AND([.$G2]&lt;[.ZD$1];[.$H2]&gt;=[.ZD$1]);1;&quot;&quot;)">
            <text:p/>
          </table:table-cell>
          <table:table-cell table:style-name="ce2" table:formula="of:=IF(AND([.$G2]&lt;[.ZE$1];[.$H2]&gt;=[.ZE$1]);1;&quot;&quot;)">
            <text:p/>
          </table:table-cell>
          <table:table-cell table:style-name="ce2" table:formula="of:=IF(AND([.$G2]&lt;[.ZF$1];[.$H2]&gt;=[.ZF$1]);1;&quot;&quot;)">
            <text:p/>
          </table:table-cell>
          <table:table-cell table:style-name="ce2" table:formula="of:=IF(AND([.$G2]&lt;[.ZG$1];[.$H2]&gt;=[.ZG$1]);1;&quot;&quot;)">
            <text:p/>
          </table:table-cell>
          <table:table-cell table:style-name="ce2" table:formula="of:=IF(AND([.$G2]&lt;[.ZH$1];[.$H2]&gt;=[.ZH$1]);1;&quot;&quot;)">
            <text:p/>
          </table:table-cell>
          <table:table-cell table:style-name="ce2" table:formula="of:=IF(AND([.$G2]&lt;[.ZI$1];[.$H2]&gt;=[.ZI$1]);1;&quot;&quot;)">
            <text:p/>
          </table:table-cell>
          <table:table-cell table:style-name="ce2" table:formula="of:=IF(AND([.$G2]&lt;[.ZJ$1];[.$H2]&gt;=[.ZJ$1]);1;&quot;&quot;)">
            <text:p/>
          </table:table-cell>
          <table:table-cell table:style-name="ce2" table:formula="of:=IF(AND([.$G2]&lt;[.ZK$1];[.$H2]&gt;=[.ZK$1]);1;&quot;&quot;)">
            <text:p/>
          </table:table-cell>
          <table:table-cell table:style-name="ce2" table:formula="of:=IF(AND([.$G2]&lt;[.ZL$1];[.$H2]&gt;=[.ZL$1]);1;&quot;&quot;)">
            <text:p/>
          </table:table-cell>
          <table:table-cell table:style-name="ce2" table:formula="of:=IF(AND([.$G2]&lt;[.ZM$1];[.$H2]&gt;=[.ZM$1]);1;&quot;&quot;)">
            <text:p/>
          </table:table-cell>
          <table:table-cell table:style-name="ce2" table:formula="of:=IF(AND([.$G2]&lt;[.ZN$1];[.$H2]&gt;=[.ZN$1]);1;&quot;&quot;)">
            <text:p/>
          </table:table-cell>
          <table:table-cell table:style-name="ce2" table:formula="of:=IF(AND([.$G2]&lt;[.ZO$1];[.$H2]&gt;=[.ZO$1]);1;&quot;&quot;)">
            <text:p/>
          </table:table-cell>
          <table:table-cell table:style-name="ce2" table:formula="of:=IF(AND([.$G2]&lt;[.ZP$1];[.$H2]&gt;=[.ZP$1]);1;&quot;&quot;)">
            <text:p/>
          </table:table-cell>
          <table:table-cell table:style-name="ce2" table:formula="of:=IF(AND([.$G2]&lt;[.ZQ$1];[.$H2]&gt;=[.ZQ$1]);1;&quot;&quot;)">
            <text:p/>
          </table:table-cell>
          <table:table-cell table:style-name="ce2" table:formula="of:=IF(AND([.$G2]&lt;[.ZR$1];[.$H2]&gt;=[.ZR$1]);1;&quot;&quot;)">
            <text:p/>
          </table:table-cell>
          <table:table-cell table:style-name="ce2" table:formula="of:=IF(AND([.$G2]&lt;[.ZS$1];[.$H2]&gt;=[.ZS$1]);1;&quot;&quot;)">
            <text:p/>
          </table:table-cell>
          <table:table-cell table:style-name="ce2" table:formula="of:=IF(AND([.$G2]&lt;[.ZT$1];[.$H2]&gt;=[.ZT$1]);1;&quot;&quot;)">
            <text:p/>
          </table:table-cell>
          <table:table-cell table:style-name="ce2" table:formula="of:=IF(AND([.$G2]&lt;[.ZU$1];[.$H2]&gt;=[.ZU$1]);1;&quot;&quot;)">
            <text:p/>
          </table:table-cell>
          <table:table-cell table:style-name="ce2" table:formula="of:=IF(AND([.$G2]&lt;[.ZV$1];[.$H2]&gt;=[.ZV$1]);1;&quot;&quot;)">
            <text:p/>
          </table:table-cell>
          <table:table-cell table:style-name="ce2" table:formula="of:=IF(AND([.$G2]&lt;[.ZW$1];[.$H2]&gt;=[.ZW$1]);1;&quot;&quot;)">
            <text:p/>
          </table:table-cell>
          <table:table-cell table:style-name="ce2" table:formula="of:=IF(AND([.$G2]&lt;[.ZX$1];[.$H2]&gt;=[.ZX$1]);1;&quot;&quot;)">
            <text:p/>
          </table:table-cell>
          <table:table-cell table:style-name="ce2" table:formula="of:=IF(AND([.$G2]&lt;[.ZY$1];[.$H2]&gt;=[.ZY$1]);1;&quot;&quot;)">
            <text:p/>
          </table:table-cell>
          <table:table-cell table:style-name="ce2" table:formula="of:=IF(AND([.$G2]&lt;[.ZZ$1];[.$H2]&gt;=[.ZZ$1]);1;&quot;&quot;)">
            <text:p/>
          </table:table-cell>
          <table:table-cell table:style-name="ce2" table:formula="of:=IF(AND([.$G2]&lt;[.AAA$1];[.$H2]&gt;=[.AAA$1]);1;&quot;&quot;)">
            <text:p/>
          </table:table-cell>
          <table:table-cell table:style-name="ce2" table:formula="of:=IF(AND([.$G2]&lt;[.AAB$1];[.$H2]&gt;=[.AAB$1]);1;&quot;&quot;)">
            <text:p/>
          </table:table-cell>
          <table:table-cell table:style-name="ce2" table:formula="of:=IF(AND([.$G2]&lt;[.AAC$1];[.$H2]&gt;=[.AAC$1]);1;&quot;&quot;)">
            <text:p/>
          </table:table-cell>
          <table:table-cell table:style-name="ce2" table:formula="of:=IF(AND([.$G2]&lt;[.AAD$1];[.$H2]&gt;=[.AAD$1]);1;&quot;&quot;)">
            <text:p/>
          </table:table-cell>
          <table:table-cell table:style-name="ce2" table:formula="of:=IF(AND([.$G2]&lt;[.AAE$1];[.$H2]&gt;=[.AAE$1]);1;&quot;&quot;)">
            <text:p/>
          </table:table-cell>
          <table:table-cell table:style-name="ce2" table:formula="of:=IF(AND([.$G2]&lt;[.AAF$1];[.$H2]&gt;=[.AAF$1]);1;&quot;&quot;)">
            <text:p/>
          </table:table-cell>
          <table:table-cell table:style-name="ce2" table:formula="of:=IF(AND([.$G2]&lt;[.AAG$1];[.$H2]&gt;=[.AAG$1]);1;&quot;&quot;)">
            <text:p/>
          </table:table-cell>
          <table:table-cell table:style-name="ce2" table:formula="of:=IF(AND([.$G2]&lt;[.AAH$1];[.$H2]&gt;=[.AAH$1]);1;&quot;&quot;)">
            <text:p/>
          </table:table-cell>
          <table:table-cell table:style-name="ce2" table:formula="of:=IF(AND([.$G2]&lt;[.AAI$1];[.$H2]&gt;=[.AAI$1]);1;&quot;&quot;)">
            <text:p/>
          </table:table-cell>
          <table:table-cell table:style-name="ce2" table:formula="of:=IF(AND([.$G2]&lt;[.AAJ$1];[.$H2]&gt;=[.AAJ$1]);1;&quot;&quot;)">
            <text:p/>
          </table:table-cell>
          <table:table-cell table:style-name="ce2" table:formula="of:=IF(AND([.$G2]&lt;[.AAK$1];[.$H2]&gt;=[.AAK$1]);1;&quot;&quot;)">
            <text:p/>
          </table:table-cell>
          <table:table-cell table:style-name="ce2" table:formula="of:=IF(AND([.$G2]&lt;[.AAL$1];[.$H2]&gt;=[.AAL$1]);1;&quot;&quot;)">
            <text:p/>
          </table:table-cell>
          <table:table-cell table:style-name="ce2" table:formula="of:=IF(AND([.$G2]&lt;[.AAM$1];[.$H2]&gt;=[.AAM$1]);1;&quot;&quot;)">
            <text:p/>
          </table:table-cell>
          <table:table-cell table:style-name="ce2" table:formula="of:=IF(AND([.$G2]&lt;[.AAN$1];[.$H2]&gt;=[.AAN$1]);1;&quot;&quot;)">
            <text:p/>
          </table:table-cell>
          <table:table-cell table:style-name="ce2" table:formula="of:=IF(AND([.$G2]&lt;[.AAO$1];[.$H2]&gt;=[.AAO$1]);1;&quot;&quot;)">
            <text:p/>
          </table:table-cell>
          <table:table-cell table:style-name="ce2" table:formula="of:=IF(AND([.$G2]&lt;[.AAP$1];[.$H2]&gt;=[.AAP$1]);1;&quot;&quot;)">
            <text:p/>
          </table:table-cell>
          <table:table-cell table:style-name="ce2" table:formula="of:=IF(AND([.$G2]&lt;[.AAQ$1];[.$H2]&gt;=[.AAQ$1]);1;&quot;&quot;)">
            <text:p/>
          </table:table-cell>
          <table:table-cell table:style-name="ce2" table:formula="of:=IF(AND([.$G2]&lt;[.AAR$1];[.$H2]&gt;=[.AAR$1]);1;&quot;&quot;)">
            <text:p/>
          </table:table-cell>
          <table:table-cell table:style-name="ce2" table:formula="of:=IF(AND([.$G2]&lt;[.AAS$1];[.$H2]&gt;=[.AAS$1]);1;&quot;&quot;)">
            <text:p/>
          </table:table-cell>
          <table:table-cell table:style-name="ce2" table:formula="of:=IF(AND([.$G2]&lt;[.AAT$1];[.$H2]&gt;=[.AAT$1]);1;&quot;&quot;)">
            <text:p/>
          </table:table-cell>
          <table:table-cell table:style-name="ce2" table:formula="of:=IF(AND([.$G2]&lt;[.AAU$1];[.$H2]&gt;=[.AAU$1]);1;&quot;&quot;)">
            <text:p/>
          </table:table-cell>
          <table:table-cell table:style-name="ce2" table:formula="of:=IF(AND([.$G2]&lt;[.AAV$1];[.$H2]&gt;=[.AAV$1]);1;&quot;&quot;)">
            <text:p/>
          </table:table-cell>
          <table:table-cell table:style-name="ce2" table:formula="of:=IF(AND([.$G2]&lt;[.AAW$1];[.$H2]&gt;=[.AAW$1]);1;&quot;&quot;)">
            <text:p/>
          </table:table-cell>
          <table:table-cell table:style-name="ce2" table:formula="of:=IF(AND([.$G2]&lt;[.AAX$1];[.$H2]&gt;=[.AAX$1]);1;&quot;&quot;)">
            <text:p/>
          </table:table-cell>
          <table:table-cell table:style-name="ce2" table:formula="of:=IF(AND([.$G2]&lt;[.AAY$1];[.$H2]&gt;=[.AAY$1]);1;&quot;&quot;)">
            <text:p/>
          </table:table-cell>
          <table:table-cell table:style-name="ce2" table:formula="of:=IF(AND([.$G2]&lt;[.AAZ$1];[.$H2]&gt;=[.AAZ$1]);1;&quot;&quot;)">
            <text:p/>
          </table:table-cell>
          <table:table-cell table:style-name="ce2" table:formula="of:=IF(AND([.$G2]&lt;[.ABA$1];[.$H2]&gt;=[.ABA$1]);1;&quot;&quot;)">
            <text:p/>
          </table:table-cell>
          <table:table-cell table:style-name="ce2" table:formula="of:=IF(AND([.$G2]&lt;[.ABB$1];[.$H2]&gt;=[.ABB$1]);1;&quot;&quot;)">
            <text:p/>
          </table:table-cell>
          <table:table-cell table:style-name="ce2" table:formula="of:=IF(AND([.$G2]&lt;[.ABC$1];[.$H2]&gt;=[.ABC$1]);1;&quot;&quot;)">
            <text:p/>
          </table:table-cell>
          <table:table-cell table:style-name="ce2" table:formula="of:=IF(AND([.$G2]&lt;[.ABD$1];[.$H2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3];[.$A:.$H];8;0);VLOOKUP([.D3];[.$A:.$H];8;0);VLOOKUP([.E3];[.$A:.$H];8;0);VLOOKUP([.F3];[.$A:.$H];8;0))" office:value-type="float" office:value="0" calcext:value-type="float">
            <text:p>0</text:p>
          </table:table-cell>
          <table:table-cell table:formula="of:=[.G3]+[.B3]" office:value-type="float" office:value="180" calcext:value-type="float">
            <text:p>180</text:p>
          </table:table-cell>
          <table:table-cell table:formula="of:=IF(AND([.G3]&lt;800;[.H3]&gt;800);1;0)" office:value-type="float" office:value="0" calcext:value-type="float">
            <text:p>0</text:p>
          </table:table-cell>
          <table:table-cell table:style-name="ce2" table:formula="of:=IF(AND([.$G3]&lt;[.J$1];[.$H3]&gt;=[.J$1]);1;&quot;&quot;)" office:value-type="float" office:value="1" calcext:value-type="float">
            <text:p>1</text:p>
          </table:table-cell>
          <table:table-cell table:style-name="ce2" table:formula="of:=IF(AND([.$G3]&lt;[.K$1];[.$H3]&gt;=[.K$1]);1;&quot;&quot;)" office:value-type="float" office:value="1" calcext:value-type="float">
            <text:p>1</text:p>
          </table:table-cell>
          <table:table-cell table:style-name="ce2" table:formula="of:=IF(AND([.$G3]&lt;[.L$1];[.$H3]&gt;=[.L$1]);1;&quot;&quot;)" office:value-type="float" office:value="1" calcext:value-type="float">
            <text:p>1</text:p>
          </table:table-cell>
          <table:table-cell table:style-name="ce2" table:formula="of:=IF(AND([.$G3]&lt;[.M$1];[.$H3]&gt;=[.M$1]);1;&quot;&quot;)" office:value-type="float" office:value="1" calcext:value-type="float">
            <text:p>1</text:p>
          </table:table-cell>
          <table:table-cell table:style-name="ce2" table:formula="of:=IF(AND([.$G3]&lt;[.N$1];[.$H3]&gt;=[.N$1]);1;&quot;&quot;)" office:value-type="float" office:value="1" calcext:value-type="float">
            <text:p>1</text:p>
          </table:table-cell>
          <table:table-cell table:style-name="ce2" table:formula="of:=IF(AND([.$G3]&lt;[.O$1];[.$H3]&gt;=[.O$1]);1;&quot;&quot;)" office:value-type="float" office:value="1" calcext:value-type="float">
            <text:p>1</text:p>
          </table:table-cell>
          <table:table-cell table:style-name="ce2" table:formula="of:=IF(AND([.$G3]&lt;[.P$1];[.$H3]&gt;=[.P$1]);1;&quot;&quot;)" office:value-type="float" office:value="1" calcext:value-type="float">
            <text:p>1</text:p>
          </table:table-cell>
          <table:table-cell table:style-name="ce2" table:formula="of:=IF(AND([.$G3]&lt;[.Q$1];[.$H3]&gt;=[.Q$1]);1;&quot;&quot;)" office:value-type="float" office:value="1" calcext:value-type="float">
            <text:p>1</text:p>
          </table:table-cell>
          <table:table-cell table:style-name="ce2" table:formula="of:=IF(AND([.$G3]&lt;[.R$1];[.$H3]&gt;=[.R$1]);1;&quot;&quot;)" office:value-type="float" office:value="1" calcext:value-type="float">
            <text:p>1</text:p>
          </table:table-cell>
          <table:table-cell table:style-name="ce2" table:formula="of:=IF(AND([.$G3]&lt;[.S$1];[.$H3]&gt;=[.S$1]);1;&quot;&quot;)" office:value-type="float" office:value="1" calcext:value-type="float">
            <text:p>1</text:p>
          </table:table-cell>
          <table:table-cell table:style-name="ce2" table:formula="of:=IF(AND([.$G3]&lt;[.T$1];[.$H3]&gt;=[.T$1]);1;&quot;&quot;)" office:value-type="float" office:value="1" calcext:value-type="float">
            <text:p>1</text:p>
          </table:table-cell>
          <table:table-cell table:style-name="ce2" table:formula="of:=IF(AND([.$G3]&lt;[.U$1];[.$H3]&gt;=[.U$1]);1;&quot;&quot;)" office:value-type="float" office:value="1" calcext:value-type="float">
            <text:p>1</text:p>
          </table:table-cell>
          <table:table-cell table:style-name="ce2" table:formula="of:=IF(AND([.$G3]&lt;[.V$1];[.$H3]&gt;=[.V$1]);1;&quot;&quot;)" office:value-type="float" office:value="1" calcext:value-type="float">
            <text:p>1</text:p>
          </table:table-cell>
          <table:table-cell table:style-name="ce2" table:formula="of:=IF(AND([.$G3]&lt;[.W$1];[.$H3]&gt;=[.W$1]);1;&quot;&quot;)" office:value-type="float" office:value="1" calcext:value-type="float">
            <text:p>1</text:p>
          </table:table-cell>
          <table:table-cell table:style-name="ce2" table:formula="of:=IF(AND([.$G3]&lt;[.X$1];[.$H3]&gt;=[.X$1]);1;&quot;&quot;)" office:value-type="float" office:value="1" calcext:value-type="float">
            <text:p>1</text:p>
          </table:table-cell>
          <table:table-cell table:style-name="ce2" table:formula="of:=IF(AND([.$G3]&lt;[.Y$1];[.$H3]&gt;=[.Y$1]);1;&quot;&quot;)" office:value-type="float" office:value="1" calcext:value-type="float">
            <text:p>1</text:p>
          </table:table-cell>
          <table:table-cell table:style-name="ce2" table:formula="of:=IF(AND([.$G3]&lt;[.Z$1];[.$H3]&gt;=[.Z$1]);1;&quot;&quot;)" office:value-type="float" office:value="1" calcext:value-type="float">
            <text:p>1</text:p>
          </table:table-cell>
          <table:table-cell table:style-name="ce2" table:formula="of:=IF(AND([.$G3]&lt;[.AA$1];[.$H3]&gt;=[.AA$1]);1;&quot;&quot;)" office:value-type="float" office:value="1" calcext:value-type="float">
            <text:p>1</text:p>
          </table:table-cell>
          <table:table-cell table:style-name="ce2" table:formula="of:=IF(AND([.$G3]&lt;[.AB$1];[.$H3]&gt;=[.AB$1]);1;&quot;&quot;)" office:value-type="float" office:value="1" calcext:value-type="float">
            <text:p>1</text:p>
          </table:table-cell>
          <table:table-cell table:style-name="ce2" table:formula="of:=IF(AND([.$G3]&lt;[.AC$1];[.$H3]&gt;=[.AC$1]);1;&quot;&quot;)" office:value-type="float" office:value="1" calcext:value-type="float">
            <text:p>1</text:p>
          </table:table-cell>
          <table:table-cell table:style-name="ce2" table:formula="of:=IF(AND([.$G3]&lt;[.AD$1];[.$H3]&gt;=[.AD$1]);1;&quot;&quot;)" office:value-type="float" office:value="1" calcext:value-type="float">
            <text:p>1</text:p>
          </table:table-cell>
          <table:table-cell table:style-name="ce2" table:formula="of:=IF(AND([.$G3]&lt;[.AE$1];[.$H3]&gt;=[.AE$1]);1;&quot;&quot;)" office:value-type="float" office:value="1" calcext:value-type="float">
            <text:p>1</text:p>
          </table:table-cell>
          <table:table-cell table:style-name="ce2" table:formula="of:=IF(AND([.$G3]&lt;[.AF$1];[.$H3]&gt;=[.AF$1]);1;&quot;&quot;)" office:value-type="float" office:value="1" calcext:value-type="float">
            <text:p>1</text:p>
          </table:table-cell>
          <table:table-cell table:style-name="ce2" table:formula="of:=IF(AND([.$G3]&lt;[.AG$1];[.$H3]&gt;=[.AG$1]);1;&quot;&quot;)" office:value-type="float" office:value="1" calcext:value-type="float">
            <text:p>1</text:p>
          </table:table-cell>
          <table:table-cell table:style-name="ce2" table:formula="of:=IF(AND([.$G3]&lt;[.AH$1];[.$H3]&gt;=[.AH$1]);1;&quot;&quot;)" office:value-type="float" office:value="1" calcext:value-type="float">
            <text:p>1</text:p>
          </table:table-cell>
          <table:table-cell table:style-name="ce2" table:formula="of:=IF(AND([.$G3]&lt;[.AI$1];[.$H3]&gt;=[.AI$1]);1;&quot;&quot;)" office:value-type="float" office:value="1" calcext:value-type="float">
            <text:p>1</text:p>
          </table:table-cell>
          <table:table-cell table:style-name="ce2" table:formula="of:=IF(AND([.$G3]&lt;[.AJ$1];[.$H3]&gt;=[.AJ$1]);1;&quot;&quot;)" office:value-type="float" office:value="1" calcext:value-type="float">
            <text:p>1</text:p>
          </table:table-cell>
          <table:table-cell table:style-name="ce2" table:formula="of:=IF(AND([.$G3]&lt;[.AK$1];[.$H3]&gt;=[.AK$1]);1;&quot;&quot;)" office:value-type="float" office:value="1" calcext:value-type="float">
            <text:p>1</text:p>
          </table:table-cell>
          <table:table-cell table:style-name="ce2" table:formula="of:=IF(AND([.$G3]&lt;[.AL$1];[.$H3]&gt;=[.AL$1]);1;&quot;&quot;)" office:value-type="float" office:value="1" calcext:value-type="float">
            <text:p>1</text:p>
          </table:table-cell>
          <table:table-cell table:style-name="ce2" table:formula="of:=IF(AND([.$G3]&lt;[.AM$1];[.$H3]&gt;=[.AM$1]);1;&quot;&quot;)" office:value-type="float" office:value="1" calcext:value-type="float">
            <text:p>1</text:p>
          </table:table-cell>
          <table:table-cell table:style-name="ce2" table:formula="of:=IF(AND([.$G3]&lt;[.AN$1];[.$H3]&gt;=[.AN$1]);1;&quot;&quot;)" office:value-type="float" office:value="1" calcext:value-type="float">
            <text:p>1</text:p>
          </table:table-cell>
          <table:table-cell table:style-name="ce2" table:formula="of:=IF(AND([.$G3]&lt;[.AO$1];[.$H3]&gt;=[.AO$1]);1;&quot;&quot;)" office:value-type="float" office:value="1" calcext:value-type="float">
            <text:p>1</text:p>
          </table:table-cell>
          <table:table-cell table:style-name="ce2" table:formula="of:=IF(AND([.$G3]&lt;[.AP$1];[.$H3]&gt;=[.AP$1]);1;&quot;&quot;)">
            <text:p/>
          </table:table-cell>
          <table:table-cell table:style-name="ce2" table:formula="of:=IF(AND([.$G3]&lt;[.AQ$1];[.$H3]&gt;=[.AQ$1]);1;&quot;&quot;)">
            <text:p/>
          </table:table-cell>
          <table:table-cell table:style-name="ce2" table:formula="of:=IF(AND([.$G3]&lt;[.AR$1];[.$H3]&gt;=[.AR$1]);1;&quot;&quot;)">
            <text:p/>
          </table:table-cell>
          <table:table-cell table:style-name="ce2" table:formula="of:=IF(AND([.$G3]&lt;[.AS$1];[.$H3]&gt;=[.AS$1]);1;&quot;&quot;)">
            <text:p/>
          </table:table-cell>
          <table:table-cell table:style-name="ce2" table:formula="of:=IF(AND([.$G3]&lt;[.AT$1];[.$H3]&gt;=[.AT$1]);1;&quot;&quot;)">
            <text:p/>
          </table:table-cell>
          <table:table-cell table:style-name="ce2" table:formula="of:=IF(AND([.$G3]&lt;[.AU$1];[.$H3]&gt;=[.AU$1]);1;&quot;&quot;)">
            <text:p/>
          </table:table-cell>
          <table:table-cell table:style-name="ce2" table:formula="of:=IF(AND([.$G3]&lt;[.AV$1];[.$H3]&gt;=[.AV$1]);1;&quot;&quot;)">
            <text:p/>
          </table:table-cell>
          <table:table-cell table:style-name="ce2" table:formula="of:=IF(AND([.$G3]&lt;[.AW$1];[.$H3]&gt;=[.AW$1]);1;&quot;&quot;)">
            <text:p/>
          </table:table-cell>
          <table:table-cell table:style-name="ce2" table:formula="of:=IF(AND([.$G3]&lt;[.AX$1];[.$H3]&gt;=[.AX$1]);1;&quot;&quot;)">
            <text:p/>
          </table:table-cell>
          <table:table-cell table:style-name="ce2" table:formula="of:=IF(AND([.$G3]&lt;[.AY$1];[.$H3]&gt;=[.AY$1]);1;&quot;&quot;)">
            <text:p/>
          </table:table-cell>
          <table:table-cell table:style-name="ce2" table:formula="of:=IF(AND([.$G3]&lt;[.AZ$1];[.$H3]&gt;=[.AZ$1]);1;&quot;&quot;)">
            <text:p/>
          </table:table-cell>
          <table:table-cell table:style-name="ce2" table:formula="of:=IF(AND([.$G3]&lt;[.BA$1];[.$H3]&gt;=[.BA$1]);1;&quot;&quot;)">
            <text:p/>
          </table:table-cell>
          <table:table-cell table:style-name="ce2" table:formula="of:=IF(AND([.$G3]&lt;[.BB$1];[.$H3]&gt;=[.BB$1]);1;&quot;&quot;)">
            <text:p/>
          </table:table-cell>
          <table:table-cell table:style-name="ce2" table:formula="of:=IF(AND([.$G3]&lt;[.BC$1];[.$H3]&gt;=[.BC$1]);1;&quot;&quot;)">
            <text:p/>
          </table:table-cell>
          <table:table-cell table:style-name="ce2" table:formula="of:=IF(AND([.$G3]&lt;[.BD$1];[.$H3]&gt;=[.BD$1]);1;&quot;&quot;)">
            <text:p/>
          </table:table-cell>
          <table:table-cell table:style-name="ce2" table:formula="of:=IF(AND([.$G3]&lt;[.BE$1];[.$H3]&gt;=[.BE$1]);1;&quot;&quot;)">
            <text:p/>
          </table:table-cell>
          <table:table-cell table:style-name="ce2" table:formula="of:=IF(AND([.$G3]&lt;[.BF$1];[.$H3]&gt;=[.BF$1]);1;&quot;&quot;)">
            <text:p/>
          </table:table-cell>
          <table:table-cell table:style-name="ce2" table:formula="of:=IF(AND([.$G3]&lt;[.BG$1];[.$H3]&gt;=[.BG$1]);1;&quot;&quot;)">
            <text:p/>
          </table:table-cell>
          <table:table-cell table:style-name="ce2" table:formula="of:=IF(AND([.$G3]&lt;[.BH$1];[.$H3]&gt;=[.BH$1]);1;&quot;&quot;)">
            <text:p/>
          </table:table-cell>
          <table:table-cell table:style-name="ce2" table:formula="of:=IF(AND([.$G3]&lt;[.BI$1];[.$H3]&gt;=[.BI$1]);1;&quot;&quot;)">
            <text:p/>
          </table:table-cell>
          <table:table-cell table:style-name="ce2" table:formula="of:=IF(AND([.$G3]&lt;[.BJ$1];[.$H3]&gt;=[.BJ$1]);1;&quot;&quot;)">
            <text:p/>
          </table:table-cell>
          <table:table-cell table:style-name="ce2" table:formula="of:=IF(AND([.$G3]&lt;[.BK$1];[.$H3]&gt;=[.BK$1]);1;&quot;&quot;)">
            <text:p/>
          </table:table-cell>
          <table:table-cell table:style-name="ce2" table:formula="of:=IF(AND([.$G3]&lt;[.BL$1];[.$H3]&gt;=[.BL$1]);1;&quot;&quot;)">
            <text:p/>
          </table:table-cell>
          <table:table-cell table:style-name="ce2" table:formula="of:=IF(AND([.$G3]&lt;[.BM$1];[.$H3]&gt;=[.BM$1]);1;&quot;&quot;)">
            <text:p/>
          </table:table-cell>
          <table:table-cell table:style-name="ce2" table:formula="of:=IF(AND([.$G3]&lt;[.BN$1];[.$H3]&gt;=[.BN$1]);1;&quot;&quot;)">
            <text:p/>
          </table:table-cell>
          <table:table-cell table:style-name="ce2" table:formula="of:=IF(AND([.$G3]&lt;[.BO$1];[.$H3]&gt;=[.BO$1]);1;&quot;&quot;)">
            <text:p/>
          </table:table-cell>
          <table:table-cell table:style-name="ce2" table:formula="of:=IF(AND([.$G3]&lt;[.BP$1];[.$H3]&gt;=[.BP$1]);1;&quot;&quot;)">
            <text:p/>
          </table:table-cell>
          <table:table-cell table:style-name="ce2" table:formula="of:=IF(AND([.$G3]&lt;[.BQ$1];[.$H3]&gt;=[.BQ$1]);1;&quot;&quot;)">
            <text:p/>
          </table:table-cell>
          <table:table-cell table:style-name="ce2" table:formula="of:=IF(AND([.$G3]&lt;[.BR$1];[.$H3]&gt;=[.BR$1]);1;&quot;&quot;)">
            <text:p/>
          </table:table-cell>
          <table:table-cell table:style-name="ce2" table:formula="of:=IF(AND([.$G3]&lt;[.BS$1];[.$H3]&gt;=[.BS$1]);1;&quot;&quot;)">
            <text:p/>
          </table:table-cell>
          <table:table-cell table:style-name="ce2" table:formula="of:=IF(AND([.$G3]&lt;[.BT$1];[.$H3]&gt;=[.BT$1]);1;&quot;&quot;)">
            <text:p/>
          </table:table-cell>
          <table:table-cell table:style-name="ce2" table:formula="of:=IF(AND([.$G3]&lt;[.BU$1];[.$H3]&gt;=[.BU$1]);1;&quot;&quot;)">
            <text:p/>
          </table:table-cell>
          <table:table-cell table:style-name="ce2" table:formula="of:=IF(AND([.$G3]&lt;[.BV$1];[.$H3]&gt;=[.BV$1]);1;&quot;&quot;)">
            <text:p/>
          </table:table-cell>
          <table:table-cell table:style-name="ce2" table:formula="of:=IF(AND([.$G3]&lt;[.BW$1];[.$H3]&gt;=[.BW$1]);1;&quot;&quot;)">
            <text:p/>
          </table:table-cell>
          <table:table-cell table:style-name="ce2" table:formula="of:=IF(AND([.$G3]&lt;[.BX$1];[.$H3]&gt;=[.BX$1]);1;&quot;&quot;)">
            <text:p/>
          </table:table-cell>
          <table:table-cell table:style-name="ce2" table:formula="of:=IF(AND([.$G3]&lt;[.BY$1];[.$H3]&gt;=[.BY$1]);1;&quot;&quot;)">
            <text:p/>
          </table:table-cell>
          <table:table-cell table:style-name="ce2" table:formula="of:=IF(AND([.$G3]&lt;[.BZ$1];[.$H3]&gt;=[.BZ$1]);1;&quot;&quot;)">
            <text:p/>
          </table:table-cell>
          <table:table-cell table:style-name="ce2" table:formula="of:=IF(AND([.$G3]&lt;[.CA$1];[.$H3]&gt;=[.CA$1]);1;&quot;&quot;)">
            <text:p/>
          </table:table-cell>
          <table:table-cell table:style-name="ce2" table:formula="of:=IF(AND([.$G3]&lt;[.CB$1];[.$H3]&gt;=[.CB$1]);1;&quot;&quot;)">
            <text:p/>
          </table:table-cell>
          <table:table-cell table:style-name="ce2" table:formula="of:=IF(AND([.$G3]&lt;[.CC$1];[.$H3]&gt;=[.CC$1]);1;&quot;&quot;)">
            <text:p/>
          </table:table-cell>
          <table:table-cell table:style-name="ce2" table:formula="of:=IF(AND([.$G3]&lt;[.CD$1];[.$H3]&gt;=[.CD$1]);1;&quot;&quot;)">
            <text:p/>
          </table:table-cell>
          <table:table-cell table:style-name="ce2" table:formula="of:=IF(AND([.$G3]&lt;[.CE$1];[.$H3]&gt;=[.CE$1]);1;&quot;&quot;)">
            <text:p/>
          </table:table-cell>
          <table:table-cell table:style-name="ce2" table:formula="of:=IF(AND([.$G3]&lt;[.CF$1];[.$H3]&gt;=[.CF$1]);1;&quot;&quot;)">
            <text:p/>
          </table:table-cell>
          <table:table-cell table:style-name="ce2" table:formula="of:=IF(AND([.$G3]&lt;[.CG$1];[.$H3]&gt;=[.CG$1]);1;&quot;&quot;)">
            <text:p/>
          </table:table-cell>
          <table:table-cell table:style-name="ce2" table:formula="of:=IF(AND([.$G3]&lt;[.CH$1];[.$H3]&gt;=[.CH$1]);1;&quot;&quot;)">
            <text:p/>
          </table:table-cell>
          <table:table-cell table:style-name="ce2" table:formula="of:=IF(AND([.$G3]&lt;[.CI$1];[.$H3]&gt;=[.CI$1]);1;&quot;&quot;)">
            <text:p/>
          </table:table-cell>
          <table:table-cell table:style-name="ce2" table:formula="of:=IF(AND([.$G3]&lt;[.CJ$1];[.$H3]&gt;=[.CJ$1]);1;&quot;&quot;)">
            <text:p/>
          </table:table-cell>
          <table:table-cell table:style-name="ce2" table:formula="of:=IF(AND([.$G3]&lt;[.CK$1];[.$H3]&gt;=[.CK$1]);1;&quot;&quot;)">
            <text:p/>
          </table:table-cell>
          <table:table-cell table:style-name="ce2" table:formula="of:=IF(AND([.$G3]&lt;[.CL$1];[.$H3]&gt;=[.CL$1]);1;&quot;&quot;)">
            <text:p/>
          </table:table-cell>
          <table:table-cell table:style-name="ce2" table:formula="of:=IF(AND([.$G3]&lt;[.CM$1];[.$H3]&gt;=[.CM$1]);1;&quot;&quot;)">
            <text:p/>
          </table:table-cell>
          <table:table-cell table:style-name="ce2" table:formula="of:=IF(AND([.$G3]&lt;[.CN$1];[.$H3]&gt;=[.CN$1]);1;&quot;&quot;)">
            <text:p/>
          </table:table-cell>
          <table:table-cell table:style-name="ce2" table:formula="of:=IF(AND([.$G3]&lt;[.CO$1];[.$H3]&gt;=[.CO$1]);1;&quot;&quot;)">
            <text:p/>
          </table:table-cell>
          <table:table-cell table:style-name="ce2" table:formula="of:=IF(AND([.$G3]&lt;[.CP$1];[.$H3]&gt;=[.CP$1]);1;&quot;&quot;)">
            <text:p/>
          </table:table-cell>
          <table:table-cell table:style-name="ce2" table:formula="of:=IF(AND([.$G3]&lt;[.CQ$1];[.$H3]&gt;=[.CQ$1]);1;&quot;&quot;)">
            <text:p/>
          </table:table-cell>
          <table:table-cell table:style-name="ce2" table:formula="of:=IF(AND([.$G3]&lt;[.CR$1];[.$H3]&gt;=[.CR$1]);1;&quot;&quot;)">
            <text:p/>
          </table:table-cell>
          <table:table-cell table:style-name="ce2" table:formula="of:=IF(AND([.$G3]&lt;[.CS$1];[.$H3]&gt;=[.CS$1]);1;&quot;&quot;)">
            <text:p/>
          </table:table-cell>
          <table:table-cell table:style-name="ce2" table:formula="of:=IF(AND([.$G3]&lt;[.CT$1];[.$H3]&gt;=[.CT$1]);1;&quot;&quot;)">
            <text:p/>
          </table:table-cell>
          <table:table-cell table:style-name="ce2" table:formula="of:=IF(AND([.$G3]&lt;[.CU$1];[.$H3]&gt;=[.CU$1]);1;&quot;&quot;)">
            <text:p/>
          </table:table-cell>
          <table:table-cell table:style-name="ce2" table:formula="of:=IF(AND([.$G3]&lt;[.CV$1];[.$H3]&gt;=[.CV$1]);1;&quot;&quot;)">
            <text:p/>
          </table:table-cell>
          <table:table-cell table:style-name="ce2" table:formula="of:=IF(AND([.$G3]&lt;[.CW$1];[.$H3]&gt;=[.CW$1]);1;&quot;&quot;)">
            <text:p/>
          </table:table-cell>
          <table:table-cell table:style-name="ce2" table:formula="of:=IF(AND([.$G3]&lt;[.CX$1];[.$H3]&gt;=[.CX$1]);1;&quot;&quot;)">
            <text:p/>
          </table:table-cell>
          <table:table-cell table:style-name="ce2" table:formula="of:=IF(AND([.$G3]&lt;[.CY$1];[.$H3]&gt;=[.CY$1]);1;&quot;&quot;)">
            <text:p/>
          </table:table-cell>
          <table:table-cell table:style-name="ce2" table:formula="of:=IF(AND([.$G3]&lt;[.CZ$1];[.$H3]&gt;=[.CZ$1]);1;&quot;&quot;)">
            <text:p/>
          </table:table-cell>
          <table:table-cell table:style-name="ce2" table:formula="of:=IF(AND([.$G3]&lt;[.DA$1];[.$H3]&gt;=[.DA$1]);1;&quot;&quot;)">
            <text:p/>
          </table:table-cell>
          <table:table-cell table:style-name="ce2" table:formula="of:=IF(AND([.$G3]&lt;[.DB$1];[.$H3]&gt;=[.DB$1]);1;&quot;&quot;)">
            <text:p/>
          </table:table-cell>
          <table:table-cell table:style-name="ce2" table:formula="of:=IF(AND([.$G3]&lt;[.DC$1];[.$H3]&gt;=[.DC$1]);1;&quot;&quot;)">
            <text:p/>
          </table:table-cell>
          <table:table-cell table:style-name="ce2" table:formula="of:=IF(AND([.$G3]&lt;[.DD$1];[.$H3]&gt;=[.DD$1]);1;&quot;&quot;)">
            <text:p/>
          </table:table-cell>
          <table:table-cell table:style-name="ce2" table:formula="of:=IF(AND([.$G3]&lt;[.DE$1];[.$H3]&gt;=[.DE$1]);1;&quot;&quot;)">
            <text:p/>
          </table:table-cell>
          <table:table-cell table:style-name="ce2" table:formula="of:=IF(AND([.$G3]&lt;[.DF$1];[.$H3]&gt;=[.DF$1]);1;&quot;&quot;)">
            <text:p/>
          </table:table-cell>
          <table:table-cell table:style-name="ce2" table:formula="of:=IF(AND([.$G3]&lt;[.DG$1];[.$H3]&gt;=[.DG$1]);1;&quot;&quot;)">
            <text:p/>
          </table:table-cell>
          <table:table-cell table:style-name="ce2" table:formula="of:=IF(AND([.$G3]&lt;[.DH$1];[.$H3]&gt;=[.DH$1]);1;&quot;&quot;)">
            <text:p/>
          </table:table-cell>
          <table:table-cell table:style-name="ce2" table:formula="of:=IF(AND([.$G3]&lt;[.DI$1];[.$H3]&gt;=[.DI$1]);1;&quot;&quot;)">
            <text:p/>
          </table:table-cell>
          <table:table-cell table:style-name="ce2" table:formula="of:=IF(AND([.$G3]&lt;[.DJ$1];[.$H3]&gt;=[.DJ$1]);1;&quot;&quot;)">
            <text:p/>
          </table:table-cell>
          <table:table-cell table:style-name="ce2" table:formula="of:=IF(AND([.$G3]&lt;[.DK$1];[.$H3]&gt;=[.DK$1]);1;&quot;&quot;)">
            <text:p/>
          </table:table-cell>
          <table:table-cell table:style-name="ce2" table:formula="of:=IF(AND([.$G3]&lt;[.DL$1];[.$H3]&gt;=[.DL$1]);1;&quot;&quot;)">
            <text:p/>
          </table:table-cell>
          <table:table-cell table:style-name="ce2" table:formula="of:=IF(AND([.$G3]&lt;[.DM$1];[.$H3]&gt;=[.DM$1]);1;&quot;&quot;)">
            <text:p/>
          </table:table-cell>
          <table:table-cell table:style-name="ce2" table:formula="of:=IF(AND([.$G3]&lt;[.DN$1];[.$H3]&gt;=[.DN$1]);1;&quot;&quot;)">
            <text:p/>
          </table:table-cell>
          <table:table-cell table:style-name="ce2" table:formula="of:=IF(AND([.$G3]&lt;[.DO$1];[.$H3]&gt;=[.DO$1]);1;&quot;&quot;)">
            <text:p/>
          </table:table-cell>
          <table:table-cell table:style-name="ce2" table:formula="of:=IF(AND([.$G3]&lt;[.DP$1];[.$H3]&gt;=[.DP$1]);1;&quot;&quot;)">
            <text:p/>
          </table:table-cell>
          <table:table-cell table:style-name="ce2" table:formula="of:=IF(AND([.$G3]&lt;[.DQ$1];[.$H3]&gt;=[.DQ$1]);1;&quot;&quot;)">
            <text:p/>
          </table:table-cell>
          <table:table-cell table:style-name="ce2" table:formula="of:=IF(AND([.$G3]&lt;[.DR$1];[.$H3]&gt;=[.DR$1]);1;&quot;&quot;)">
            <text:p/>
          </table:table-cell>
          <table:table-cell table:style-name="ce2" table:formula="of:=IF(AND([.$G3]&lt;[.DS$1];[.$H3]&gt;=[.DS$1]);1;&quot;&quot;)">
            <text:p/>
          </table:table-cell>
          <table:table-cell table:style-name="ce2" table:formula="of:=IF(AND([.$G3]&lt;[.DT$1];[.$H3]&gt;=[.DT$1]);1;&quot;&quot;)">
            <text:p/>
          </table:table-cell>
          <table:table-cell table:style-name="ce2" table:formula="of:=IF(AND([.$G3]&lt;[.DU$1];[.$H3]&gt;=[.DU$1]);1;&quot;&quot;)">
            <text:p/>
          </table:table-cell>
          <table:table-cell table:style-name="ce2" table:formula="of:=IF(AND([.$G3]&lt;[.DV$1];[.$H3]&gt;=[.DV$1]);1;&quot;&quot;)">
            <text:p/>
          </table:table-cell>
          <table:table-cell table:style-name="ce2" table:formula="of:=IF(AND([.$G3]&lt;[.DW$1];[.$H3]&gt;=[.DW$1]);1;&quot;&quot;)">
            <text:p/>
          </table:table-cell>
          <table:table-cell table:style-name="ce2" table:formula="of:=IF(AND([.$G3]&lt;[.DX$1];[.$H3]&gt;=[.DX$1]);1;&quot;&quot;)">
            <text:p/>
          </table:table-cell>
          <table:table-cell table:style-name="ce2" table:formula="of:=IF(AND([.$G3]&lt;[.DY$1];[.$H3]&gt;=[.DY$1]);1;&quot;&quot;)">
            <text:p/>
          </table:table-cell>
          <table:table-cell table:style-name="ce2" table:formula="of:=IF(AND([.$G3]&lt;[.DZ$1];[.$H3]&gt;=[.DZ$1]);1;&quot;&quot;)">
            <text:p/>
          </table:table-cell>
          <table:table-cell table:style-name="ce2" table:formula="of:=IF(AND([.$G3]&lt;[.EA$1];[.$H3]&gt;=[.EA$1]);1;&quot;&quot;)">
            <text:p/>
          </table:table-cell>
          <table:table-cell table:style-name="ce2" table:formula="of:=IF(AND([.$G3]&lt;[.EB$1];[.$H3]&gt;=[.EB$1]);1;&quot;&quot;)">
            <text:p/>
          </table:table-cell>
          <table:table-cell table:style-name="ce2" table:formula="of:=IF(AND([.$G3]&lt;[.EC$1];[.$H3]&gt;=[.EC$1]);1;&quot;&quot;)">
            <text:p/>
          </table:table-cell>
          <table:table-cell table:style-name="ce2" table:formula="of:=IF(AND([.$G3]&lt;[.ED$1];[.$H3]&gt;=[.ED$1]);1;&quot;&quot;)">
            <text:p/>
          </table:table-cell>
          <table:table-cell table:style-name="ce2" table:formula="of:=IF(AND([.$G3]&lt;[.EE$1];[.$H3]&gt;=[.EE$1]);1;&quot;&quot;)">
            <text:p/>
          </table:table-cell>
          <table:table-cell table:style-name="ce2" table:formula="of:=IF(AND([.$G3]&lt;[.EF$1];[.$H3]&gt;=[.EF$1]);1;&quot;&quot;)">
            <text:p/>
          </table:table-cell>
          <table:table-cell table:style-name="ce2" table:formula="of:=IF(AND([.$G3]&lt;[.EG$1];[.$H3]&gt;=[.EG$1]);1;&quot;&quot;)">
            <text:p/>
          </table:table-cell>
          <table:table-cell table:style-name="ce2" table:formula="of:=IF(AND([.$G3]&lt;[.EH$1];[.$H3]&gt;=[.EH$1]);1;&quot;&quot;)">
            <text:p/>
          </table:table-cell>
          <table:table-cell table:style-name="ce2" table:formula="of:=IF(AND([.$G3]&lt;[.EI$1];[.$H3]&gt;=[.EI$1]);1;&quot;&quot;)">
            <text:p/>
          </table:table-cell>
          <table:table-cell table:style-name="ce2" table:formula="of:=IF(AND([.$G3]&lt;[.EJ$1];[.$H3]&gt;=[.EJ$1]);1;&quot;&quot;)">
            <text:p/>
          </table:table-cell>
          <table:table-cell table:style-name="ce2" table:formula="of:=IF(AND([.$G3]&lt;[.EK$1];[.$H3]&gt;=[.EK$1]);1;&quot;&quot;)">
            <text:p/>
          </table:table-cell>
          <table:table-cell table:style-name="ce2" table:formula="of:=IF(AND([.$G3]&lt;[.EL$1];[.$H3]&gt;=[.EL$1]);1;&quot;&quot;)">
            <text:p/>
          </table:table-cell>
          <table:table-cell table:style-name="ce2" table:formula="of:=IF(AND([.$G3]&lt;[.EM$1];[.$H3]&gt;=[.EM$1]);1;&quot;&quot;)">
            <text:p/>
          </table:table-cell>
          <table:table-cell table:style-name="ce2" table:formula="of:=IF(AND([.$G3]&lt;[.EN$1];[.$H3]&gt;=[.EN$1]);1;&quot;&quot;)">
            <text:p/>
          </table:table-cell>
          <table:table-cell table:style-name="ce2" table:formula="of:=IF(AND([.$G3]&lt;[.EO$1];[.$H3]&gt;=[.EO$1]);1;&quot;&quot;)">
            <text:p/>
          </table:table-cell>
          <table:table-cell table:style-name="ce2" table:formula="of:=IF(AND([.$G3]&lt;[.EP$1];[.$H3]&gt;=[.EP$1]);1;&quot;&quot;)">
            <text:p/>
          </table:table-cell>
          <table:table-cell table:style-name="ce2" table:formula="of:=IF(AND([.$G3]&lt;[.EQ$1];[.$H3]&gt;=[.EQ$1]);1;&quot;&quot;)">
            <text:p/>
          </table:table-cell>
          <table:table-cell table:style-name="ce2" table:formula="of:=IF(AND([.$G3]&lt;[.ER$1];[.$H3]&gt;=[.ER$1]);1;&quot;&quot;)">
            <text:p/>
          </table:table-cell>
          <table:table-cell table:style-name="ce2" table:formula="of:=IF(AND([.$G3]&lt;[.ES$1];[.$H3]&gt;=[.ES$1]);1;&quot;&quot;)">
            <text:p/>
          </table:table-cell>
          <table:table-cell table:style-name="ce2" table:formula="of:=IF(AND([.$G3]&lt;[.ET$1];[.$H3]&gt;=[.ET$1]);1;&quot;&quot;)">
            <text:p/>
          </table:table-cell>
          <table:table-cell table:style-name="ce2" table:formula="of:=IF(AND([.$G3]&lt;[.EU$1];[.$H3]&gt;=[.EU$1]);1;&quot;&quot;)">
            <text:p/>
          </table:table-cell>
          <table:table-cell table:style-name="ce2" table:formula="of:=IF(AND([.$G3]&lt;[.EV$1];[.$H3]&gt;=[.EV$1]);1;&quot;&quot;)">
            <text:p/>
          </table:table-cell>
          <table:table-cell table:style-name="ce2" table:formula="of:=IF(AND([.$G3]&lt;[.EW$1];[.$H3]&gt;=[.EW$1]);1;&quot;&quot;)">
            <text:p/>
          </table:table-cell>
          <table:table-cell table:style-name="ce2" table:formula="of:=IF(AND([.$G3]&lt;[.EX$1];[.$H3]&gt;=[.EX$1]);1;&quot;&quot;)">
            <text:p/>
          </table:table-cell>
          <table:table-cell table:style-name="ce2" table:formula="of:=IF(AND([.$G3]&lt;[.EY$1];[.$H3]&gt;=[.EY$1]);1;&quot;&quot;)">
            <text:p/>
          </table:table-cell>
          <table:table-cell table:style-name="ce2" table:formula="of:=IF(AND([.$G3]&lt;[.EZ$1];[.$H3]&gt;=[.EZ$1]);1;&quot;&quot;)">
            <text:p/>
          </table:table-cell>
          <table:table-cell table:style-name="ce2" table:formula="of:=IF(AND([.$G3]&lt;[.FA$1];[.$H3]&gt;=[.FA$1]);1;&quot;&quot;)">
            <text:p/>
          </table:table-cell>
          <table:table-cell table:style-name="ce2" table:formula="of:=IF(AND([.$G3]&lt;[.FB$1];[.$H3]&gt;=[.FB$1]);1;&quot;&quot;)">
            <text:p/>
          </table:table-cell>
          <table:table-cell table:style-name="ce2" table:formula="of:=IF(AND([.$G3]&lt;[.FC$1];[.$H3]&gt;=[.FC$1]);1;&quot;&quot;)">
            <text:p/>
          </table:table-cell>
          <table:table-cell table:style-name="ce2" table:formula="of:=IF(AND([.$G3]&lt;[.FD$1];[.$H3]&gt;=[.FD$1]);1;&quot;&quot;)">
            <text:p/>
          </table:table-cell>
          <table:table-cell table:style-name="ce2" table:formula="of:=IF(AND([.$G3]&lt;[.FE$1];[.$H3]&gt;=[.FE$1]);1;&quot;&quot;)">
            <text:p/>
          </table:table-cell>
          <table:table-cell table:style-name="ce2" table:formula="of:=IF(AND([.$G3]&lt;[.FF$1];[.$H3]&gt;=[.FF$1]);1;&quot;&quot;)">
            <text:p/>
          </table:table-cell>
          <table:table-cell table:style-name="ce2" table:formula="of:=IF(AND([.$G3]&lt;[.FG$1];[.$H3]&gt;=[.FG$1]);1;&quot;&quot;)">
            <text:p/>
          </table:table-cell>
          <table:table-cell table:style-name="ce2" table:formula="of:=IF(AND([.$G3]&lt;[.FH$1];[.$H3]&gt;=[.FH$1]);1;&quot;&quot;)">
            <text:p/>
          </table:table-cell>
          <table:table-cell table:style-name="ce2" table:formula="of:=IF(AND([.$G3]&lt;[.FI$1];[.$H3]&gt;=[.FI$1]);1;&quot;&quot;)">
            <text:p/>
          </table:table-cell>
          <table:table-cell table:style-name="ce2" table:formula="of:=IF(AND([.$G3]&lt;[.FJ$1];[.$H3]&gt;=[.FJ$1]);1;&quot;&quot;)">
            <text:p/>
          </table:table-cell>
          <table:table-cell table:style-name="ce2" table:formula="of:=IF(AND([.$G3]&lt;[.FK$1];[.$H3]&gt;=[.FK$1]);1;&quot;&quot;)">
            <text:p/>
          </table:table-cell>
          <table:table-cell table:style-name="ce2" table:formula="of:=IF(AND([.$G3]&lt;[.FL$1];[.$H3]&gt;=[.FL$1]);1;&quot;&quot;)">
            <text:p/>
          </table:table-cell>
          <table:table-cell table:style-name="ce2" table:formula="of:=IF(AND([.$G3]&lt;[.FM$1];[.$H3]&gt;=[.FM$1]);1;&quot;&quot;)">
            <text:p/>
          </table:table-cell>
          <table:table-cell table:style-name="ce2" table:formula="of:=IF(AND([.$G3]&lt;[.FN$1];[.$H3]&gt;=[.FN$1]);1;&quot;&quot;)">
            <text:p/>
          </table:table-cell>
          <table:table-cell table:style-name="ce2" table:formula="of:=IF(AND([.$G3]&lt;[.FO$1];[.$H3]&gt;=[.FO$1]);1;&quot;&quot;)">
            <text:p/>
          </table:table-cell>
          <table:table-cell table:style-name="ce2" table:formula="of:=IF(AND([.$G3]&lt;[.FP$1];[.$H3]&gt;=[.FP$1]);1;&quot;&quot;)">
            <text:p/>
          </table:table-cell>
          <table:table-cell table:style-name="ce2" table:formula="of:=IF(AND([.$G3]&lt;[.FQ$1];[.$H3]&gt;=[.FQ$1]);1;&quot;&quot;)">
            <text:p/>
          </table:table-cell>
          <table:table-cell table:style-name="ce2" table:formula="of:=IF(AND([.$G3]&lt;[.FR$1];[.$H3]&gt;=[.FR$1]);1;&quot;&quot;)">
            <text:p/>
          </table:table-cell>
          <table:table-cell table:style-name="ce2" table:formula="of:=IF(AND([.$G3]&lt;[.FS$1];[.$H3]&gt;=[.FS$1]);1;&quot;&quot;)">
            <text:p/>
          </table:table-cell>
          <table:table-cell table:style-name="ce2" table:formula="of:=IF(AND([.$G3]&lt;[.FT$1];[.$H3]&gt;=[.FT$1]);1;&quot;&quot;)">
            <text:p/>
          </table:table-cell>
          <table:table-cell table:style-name="ce2" table:formula="of:=IF(AND([.$G3]&lt;[.FU$1];[.$H3]&gt;=[.FU$1]);1;&quot;&quot;)">
            <text:p/>
          </table:table-cell>
          <table:table-cell table:style-name="ce2" table:formula="of:=IF(AND([.$G3]&lt;[.FV$1];[.$H3]&gt;=[.FV$1]);1;&quot;&quot;)">
            <text:p/>
          </table:table-cell>
          <table:table-cell table:style-name="ce2" table:formula="of:=IF(AND([.$G3]&lt;[.FW$1];[.$H3]&gt;=[.FW$1]);1;&quot;&quot;)">
            <text:p/>
          </table:table-cell>
          <table:table-cell table:style-name="ce2" table:formula="of:=IF(AND([.$G3]&lt;[.FX$1];[.$H3]&gt;=[.FX$1]);1;&quot;&quot;)">
            <text:p/>
          </table:table-cell>
          <table:table-cell table:style-name="ce2" table:formula="of:=IF(AND([.$G3]&lt;[.FY$1];[.$H3]&gt;=[.FY$1]);1;&quot;&quot;)">
            <text:p/>
          </table:table-cell>
          <table:table-cell table:style-name="ce2" table:formula="of:=IF(AND([.$G3]&lt;[.FZ$1];[.$H3]&gt;=[.FZ$1]);1;&quot;&quot;)">
            <text:p/>
          </table:table-cell>
          <table:table-cell table:style-name="ce2" table:formula="of:=IF(AND([.$G3]&lt;[.GA$1];[.$H3]&gt;=[.GA$1]);1;&quot;&quot;)">
            <text:p/>
          </table:table-cell>
          <table:table-cell table:style-name="ce2" table:formula="of:=IF(AND([.$G3]&lt;[.GB$1];[.$H3]&gt;=[.GB$1]);1;&quot;&quot;)">
            <text:p/>
          </table:table-cell>
          <table:table-cell table:style-name="ce2" table:formula="of:=IF(AND([.$G3]&lt;[.GC$1];[.$H3]&gt;=[.GC$1]);1;&quot;&quot;)">
            <text:p/>
          </table:table-cell>
          <table:table-cell table:style-name="ce2" table:formula="of:=IF(AND([.$G3]&lt;[.GD$1];[.$H3]&gt;=[.GD$1]);1;&quot;&quot;)">
            <text:p/>
          </table:table-cell>
          <table:table-cell table:style-name="ce2" table:formula="of:=IF(AND([.$G3]&lt;[.GE$1];[.$H3]&gt;=[.GE$1]);1;&quot;&quot;)">
            <text:p/>
          </table:table-cell>
          <table:table-cell table:style-name="ce2" table:formula="of:=IF(AND([.$G3]&lt;[.GF$1];[.$H3]&gt;=[.GF$1]);1;&quot;&quot;)">
            <text:p/>
          </table:table-cell>
          <table:table-cell table:style-name="ce2" table:formula="of:=IF(AND([.$G3]&lt;[.GG$1];[.$H3]&gt;=[.GG$1]);1;&quot;&quot;)">
            <text:p/>
          </table:table-cell>
          <table:table-cell table:style-name="ce2" table:formula="of:=IF(AND([.$G3]&lt;[.GH$1];[.$H3]&gt;=[.GH$1]);1;&quot;&quot;)">
            <text:p/>
          </table:table-cell>
          <table:table-cell table:style-name="ce2" table:formula="of:=IF(AND([.$G3]&lt;[.GI$1];[.$H3]&gt;=[.GI$1]);1;&quot;&quot;)">
            <text:p/>
          </table:table-cell>
          <table:table-cell table:style-name="ce2" table:formula="of:=IF(AND([.$G3]&lt;[.GJ$1];[.$H3]&gt;=[.GJ$1]);1;&quot;&quot;)">
            <text:p/>
          </table:table-cell>
          <table:table-cell table:style-name="ce2" table:formula="of:=IF(AND([.$G3]&lt;[.GK$1];[.$H3]&gt;=[.GK$1]);1;&quot;&quot;)">
            <text:p/>
          </table:table-cell>
          <table:table-cell table:style-name="ce2" table:formula="of:=IF(AND([.$G3]&lt;[.GL$1];[.$H3]&gt;=[.GL$1]);1;&quot;&quot;)">
            <text:p/>
          </table:table-cell>
          <table:table-cell table:style-name="ce2" table:formula="of:=IF(AND([.$G3]&lt;[.GM$1];[.$H3]&gt;=[.GM$1]);1;&quot;&quot;)">
            <text:p/>
          </table:table-cell>
          <table:table-cell table:style-name="ce2" table:formula="of:=IF(AND([.$G3]&lt;[.GN$1];[.$H3]&gt;=[.GN$1]);1;&quot;&quot;)">
            <text:p/>
          </table:table-cell>
          <table:table-cell table:style-name="ce2" table:formula="of:=IF(AND([.$G3]&lt;[.GO$1];[.$H3]&gt;=[.GO$1]);1;&quot;&quot;)">
            <text:p/>
          </table:table-cell>
          <table:table-cell table:style-name="ce2" table:formula="of:=IF(AND([.$G3]&lt;[.GP$1];[.$H3]&gt;=[.GP$1]);1;&quot;&quot;)">
            <text:p/>
          </table:table-cell>
          <table:table-cell table:style-name="ce2" table:formula="of:=IF(AND([.$G3]&lt;[.GQ$1];[.$H3]&gt;=[.GQ$1]);1;&quot;&quot;)">
            <text:p/>
          </table:table-cell>
          <table:table-cell table:style-name="ce2" table:formula="of:=IF(AND([.$G3]&lt;[.GR$1];[.$H3]&gt;=[.GR$1]);1;&quot;&quot;)">
            <text:p/>
          </table:table-cell>
          <table:table-cell table:style-name="ce2" table:formula="of:=IF(AND([.$G3]&lt;[.GS$1];[.$H3]&gt;=[.GS$1]);1;&quot;&quot;)">
            <text:p/>
          </table:table-cell>
          <table:table-cell table:style-name="ce2" table:formula="of:=IF(AND([.$G3]&lt;[.GT$1];[.$H3]&gt;=[.GT$1]);1;&quot;&quot;)">
            <text:p/>
          </table:table-cell>
          <table:table-cell table:style-name="ce2" table:formula="of:=IF(AND([.$G3]&lt;[.GU$1];[.$H3]&gt;=[.GU$1]);1;&quot;&quot;)">
            <text:p/>
          </table:table-cell>
          <table:table-cell table:style-name="ce2" table:formula="of:=IF(AND([.$G3]&lt;[.GV$1];[.$H3]&gt;=[.GV$1]);1;&quot;&quot;)">
            <text:p/>
          </table:table-cell>
          <table:table-cell table:style-name="ce2" table:formula="of:=IF(AND([.$G3]&lt;[.GW$1];[.$H3]&gt;=[.GW$1]);1;&quot;&quot;)">
            <text:p/>
          </table:table-cell>
          <table:table-cell table:style-name="ce2" table:formula="of:=IF(AND([.$G3]&lt;[.GX$1];[.$H3]&gt;=[.GX$1]);1;&quot;&quot;)">
            <text:p/>
          </table:table-cell>
          <table:table-cell table:style-name="ce2" table:formula="of:=IF(AND([.$G3]&lt;[.GY$1];[.$H3]&gt;=[.GY$1]);1;&quot;&quot;)">
            <text:p/>
          </table:table-cell>
          <table:table-cell table:style-name="ce2" table:formula="of:=IF(AND([.$G3]&lt;[.GZ$1];[.$H3]&gt;=[.GZ$1]);1;&quot;&quot;)">
            <text:p/>
          </table:table-cell>
          <table:table-cell table:style-name="ce2" table:formula="of:=IF(AND([.$G3]&lt;[.HA$1];[.$H3]&gt;=[.HA$1]);1;&quot;&quot;)">
            <text:p/>
          </table:table-cell>
          <table:table-cell table:style-name="ce2" table:formula="of:=IF(AND([.$G3]&lt;[.HB$1];[.$H3]&gt;=[.HB$1]);1;&quot;&quot;)">
            <text:p/>
          </table:table-cell>
          <table:table-cell table:style-name="ce2" table:formula="of:=IF(AND([.$G3]&lt;[.HC$1];[.$H3]&gt;=[.HC$1]);1;&quot;&quot;)">
            <text:p/>
          </table:table-cell>
          <table:table-cell table:style-name="ce2" table:formula="of:=IF(AND([.$G3]&lt;[.HD$1];[.$H3]&gt;=[.HD$1]);1;&quot;&quot;)">
            <text:p/>
          </table:table-cell>
          <table:table-cell table:style-name="ce2" table:formula="of:=IF(AND([.$G3]&lt;[.HE$1];[.$H3]&gt;=[.HE$1]);1;&quot;&quot;)">
            <text:p/>
          </table:table-cell>
          <table:table-cell table:style-name="ce2" table:formula="of:=IF(AND([.$G3]&lt;[.HF$1];[.$H3]&gt;=[.HF$1]);1;&quot;&quot;)">
            <text:p/>
          </table:table-cell>
          <table:table-cell table:style-name="ce2" table:formula="of:=IF(AND([.$G3]&lt;[.HG$1];[.$H3]&gt;=[.HG$1]);1;&quot;&quot;)">
            <text:p/>
          </table:table-cell>
          <table:table-cell table:style-name="ce2" table:formula="of:=IF(AND([.$G3]&lt;[.HH$1];[.$H3]&gt;=[.HH$1]);1;&quot;&quot;)">
            <text:p/>
          </table:table-cell>
          <table:table-cell table:style-name="ce2" table:formula="of:=IF(AND([.$G3]&lt;[.HI$1];[.$H3]&gt;=[.HI$1]);1;&quot;&quot;)">
            <text:p/>
          </table:table-cell>
          <table:table-cell table:style-name="ce2" table:formula="of:=IF(AND([.$G3]&lt;[.HJ$1];[.$H3]&gt;=[.HJ$1]);1;&quot;&quot;)">
            <text:p/>
          </table:table-cell>
          <table:table-cell table:style-name="ce2" table:formula="of:=IF(AND([.$G3]&lt;[.HK$1];[.$H3]&gt;=[.HK$1]);1;&quot;&quot;)">
            <text:p/>
          </table:table-cell>
          <table:table-cell table:style-name="ce2" table:formula="of:=IF(AND([.$G3]&lt;[.HL$1];[.$H3]&gt;=[.HL$1]);1;&quot;&quot;)">
            <text:p/>
          </table:table-cell>
          <table:table-cell table:style-name="ce2" table:formula="of:=IF(AND([.$G3]&lt;[.HM$1];[.$H3]&gt;=[.HM$1]);1;&quot;&quot;)">
            <text:p/>
          </table:table-cell>
          <table:table-cell table:style-name="ce2" table:formula="of:=IF(AND([.$G3]&lt;[.HN$1];[.$H3]&gt;=[.HN$1]);1;&quot;&quot;)">
            <text:p/>
          </table:table-cell>
          <table:table-cell table:style-name="ce2" table:formula="of:=IF(AND([.$G3]&lt;[.HO$1];[.$H3]&gt;=[.HO$1]);1;&quot;&quot;)">
            <text:p/>
          </table:table-cell>
          <table:table-cell table:style-name="ce2" table:formula="of:=IF(AND([.$G3]&lt;[.HP$1];[.$H3]&gt;=[.HP$1]);1;&quot;&quot;)">
            <text:p/>
          </table:table-cell>
          <table:table-cell table:style-name="ce2" table:formula="of:=IF(AND([.$G3]&lt;[.HQ$1];[.$H3]&gt;=[.HQ$1]);1;&quot;&quot;)">
            <text:p/>
          </table:table-cell>
          <table:table-cell table:style-name="ce2" table:formula="of:=IF(AND([.$G3]&lt;[.HR$1];[.$H3]&gt;=[.HR$1]);1;&quot;&quot;)">
            <text:p/>
          </table:table-cell>
          <table:table-cell table:style-name="ce2" table:formula="of:=IF(AND([.$G3]&lt;[.HS$1];[.$H3]&gt;=[.HS$1]);1;&quot;&quot;)">
            <text:p/>
          </table:table-cell>
          <table:table-cell table:style-name="ce2" table:formula="of:=IF(AND([.$G3]&lt;[.HT$1];[.$H3]&gt;=[.HT$1]);1;&quot;&quot;)">
            <text:p/>
          </table:table-cell>
          <table:table-cell table:style-name="ce2" table:formula="of:=IF(AND([.$G3]&lt;[.HU$1];[.$H3]&gt;=[.HU$1]);1;&quot;&quot;)">
            <text:p/>
          </table:table-cell>
          <table:table-cell table:style-name="ce2" table:formula="of:=IF(AND([.$G3]&lt;[.HV$1];[.$H3]&gt;=[.HV$1]);1;&quot;&quot;)">
            <text:p/>
          </table:table-cell>
          <table:table-cell table:style-name="ce2" table:formula="of:=IF(AND([.$G3]&lt;[.HW$1];[.$H3]&gt;=[.HW$1]);1;&quot;&quot;)">
            <text:p/>
          </table:table-cell>
          <table:table-cell table:style-name="ce2" table:formula="of:=IF(AND([.$G3]&lt;[.HX$1];[.$H3]&gt;=[.HX$1]);1;&quot;&quot;)">
            <text:p/>
          </table:table-cell>
          <table:table-cell table:style-name="ce2" table:formula="of:=IF(AND([.$G3]&lt;[.HY$1];[.$H3]&gt;=[.HY$1]);1;&quot;&quot;)">
            <text:p/>
          </table:table-cell>
          <table:table-cell table:style-name="ce2" table:formula="of:=IF(AND([.$G3]&lt;[.HZ$1];[.$H3]&gt;=[.HZ$1]);1;&quot;&quot;)">
            <text:p/>
          </table:table-cell>
          <table:table-cell table:style-name="ce2" table:formula="of:=IF(AND([.$G3]&lt;[.IA$1];[.$H3]&gt;=[.IA$1]);1;&quot;&quot;)">
            <text:p/>
          </table:table-cell>
          <table:table-cell table:style-name="ce2" table:formula="of:=IF(AND([.$G3]&lt;[.IB$1];[.$H3]&gt;=[.IB$1]);1;&quot;&quot;)">
            <text:p/>
          </table:table-cell>
          <table:table-cell table:style-name="ce2" table:formula="of:=IF(AND([.$G3]&lt;[.IC$1];[.$H3]&gt;=[.IC$1]);1;&quot;&quot;)">
            <text:p/>
          </table:table-cell>
          <table:table-cell table:style-name="ce2" table:formula="of:=IF(AND([.$G3]&lt;[.ID$1];[.$H3]&gt;=[.ID$1]);1;&quot;&quot;)">
            <text:p/>
          </table:table-cell>
          <table:table-cell table:style-name="ce2" table:formula="of:=IF(AND([.$G3]&lt;[.IE$1];[.$H3]&gt;=[.IE$1]);1;&quot;&quot;)">
            <text:p/>
          </table:table-cell>
          <table:table-cell table:style-name="ce2" table:formula="of:=IF(AND([.$G3]&lt;[.IF$1];[.$H3]&gt;=[.IF$1]);1;&quot;&quot;)">
            <text:p/>
          </table:table-cell>
          <table:table-cell table:style-name="ce2" table:formula="of:=IF(AND([.$G3]&lt;[.IG$1];[.$H3]&gt;=[.IG$1]);1;&quot;&quot;)">
            <text:p/>
          </table:table-cell>
          <table:table-cell table:style-name="ce2" table:formula="of:=IF(AND([.$G3]&lt;[.IH$1];[.$H3]&gt;=[.IH$1]);1;&quot;&quot;)">
            <text:p/>
          </table:table-cell>
          <table:table-cell table:style-name="ce2" table:formula="of:=IF(AND([.$G3]&lt;[.II$1];[.$H3]&gt;=[.II$1]);1;&quot;&quot;)">
            <text:p/>
          </table:table-cell>
          <table:table-cell table:style-name="ce2" table:formula="of:=IF(AND([.$G3]&lt;[.IJ$1];[.$H3]&gt;=[.IJ$1]);1;&quot;&quot;)">
            <text:p/>
          </table:table-cell>
          <table:table-cell table:style-name="ce2" table:formula="of:=IF(AND([.$G3]&lt;[.IK$1];[.$H3]&gt;=[.IK$1]);1;&quot;&quot;)">
            <text:p/>
          </table:table-cell>
          <table:table-cell table:style-name="ce2" table:formula="of:=IF(AND([.$G3]&lt;[.IL$1];[.$H3]&gt;=[.IL$1]);1;&quot;&quot;)">
            <text:p/>
          </table:table-cell>
          <table:table-cell table:style-name="ce2" table:formula="of:=IF(AND([.$G3]&lt;[.IM$1];[.$H3]&gt;=[.IM$1]);1;&quot;&quot;)">
            <text:p/>
          </table:table-cell>
          <table:table-cell table:style-name="ce2" table:formula="of:=IF(AND([.$G3]&lt;[.IN$1];[.$H3]&gt;=[.IN$1]);1;&quot;&quot;)">
            <text:p/>
          </table:table-cell>
          <table:table-cell table:style-name="ce2" table:formula="of:=IF(AND([.$G3]&lt;[.IO$1];[.$H3]&gt;=[.IO$1]);1;&quot;&quot;)">
            <text:p/>
          </table:table-cell>
          <table:table-cell table:style-name="ce2" table:formula="of:=IF(AND([.$G3]&lt;[.IP$1];[.$H3]&gt;=[.IP$1]);1;&quot;&quot;)">
            <text:p/>
          </table:table-cell>
          <table:table-cell table:style-name="ce2" table:formula="of:=IF(AND([.$G3]&lt;[.IQ$1];[.$H3]&gt;=[.IQ$1]);1;&quot;&quot;)">
            <text:p/>
          </table:table-cell>
          <table:table-cell table:style-name="ce2" table:formula="of:=IF(AND([.$G3]&lt;[.IR$1];[.$H3]&gt;=[.IR$1]);1;&quot;&quot;)">
            <text:p/>
          </table:table-cell>
          <table:table-cell table:style-name="ce2" table:formula="of:=IF(AND([.$G3]&lt;[.IS$1];[.$H3]&gt;=[.IS$1]);1;&quot;&quot;)">
            <text:p/>
          </table:table-cell>
          <table:table-cell table:style-name="ce2" table:formula="of:=IF(AND([.$G3]&lt;[.IT$1];[.$H3]&gt;=[.IT$1]);1;&quot;&quot;)">
            <text:p/>
          </table:table-cell>
          <table:table-cell table:style-name="ce2" table:formula="of:=IF(AND([.$G3]&lt;[.IU$1];[.$H3]&gt;=[.IU$1]);1;&quot;&quot;)">
            <text:p/>
          </table:table-cell>
          <table:table-cell table:style-name="ce2" table:formula="of:=IF(AND([.$G3]&lt;[.IV$1];[.$H3]&gt;=[.IV$1]);1;&quot;&quot;)">
            <text:p/>
          </table:table-cell>
          <table:table-cell table:style-name="ce2" table:formula="of:=IF(AND([.$G3]&lt;[.IW$1];[.$H3]&gt;=[.IW$1]);1;&quot;&quot;)">
            <text:p/>
          </table:table-cell>
          <table:table-cell table:style-name="ce2" table:formula="of:=IF(AND([.$G3]&lt;[.IX$1];[.$H3]&gt;=[.IX$1]);1;&quot;&quot;)">
            <text:p/>
          </table:table-cell>
          <table:table-cell table:style-name="ce2" table:formula="of:=IF(AND([.$G3]&lt;[.IY$1];[.$H3]&gt;=[.IY$1]);1;&quot;&quot;)">
            <text:p/>
          </table:table-cell>
          <table:table-cell table:style-name="ce2" table:formula="of:=IF(AND([.$G3]&lt;[.IZ$1];[.$H3]&gt;=[.IZ$1]);1;&quot;&quot;)">
            <text:p/>
          </table:table-cell>
          <table:table-cell table:style-name="ce2" table:formula="of:=IF(AND([.$G3]&lt;[.JA$1];[.$H3]&gt;=[.JA$1]);1;&quot;&quot;)">
            <text:p/>
          </table:table-cell>
          <table:table-cell table:style-name="ce2" table:formula="of:=IF(AND([.$G3]&lt;[.JB$1];[.$H3]&gt;=[.JB$1]);1;&quot;&quot;)">
            <text:p/>
          </table:table-cell>
          <table:table-cell table:style-name="ce2" table:formula="of:=IF(AND([.$G3]&lt;[.JC$1];[.$H3]&gt;=[.JC$1]);1;&quot;&quot;)">
            <text:p/>
          </table:table-cell>
          <table:table-cell table:style-name="ce2" table:formula="of:=IF(AND([.$G3]&lt;[.JD$1];[.$H3]&gt;=[.JD$1]);1;&quot;&quot;)">
            <text:p/>
          </table:table-cell>
          <table:table-cell table:style-name="ce2" table:formula="of:=IF(AND([.$G3]&lt;[.JE$1];[.$H3]&gt;=[.JE$1]);1;&quot;&quot;)">
            <text:p/>
          </table:table-cell>
          <table:table-cell table:style-name="ce2" table:formula="of:=IF(AND([.$G3]&lt;[.JF$1];[.$H3]&gt;=[.JF$1]);1;&quot;&quot;)">
            <text:p/>
          </table:table-cell>
          <table:table-cell table:style-name="ce2" table:formula="of:=IF(AND([.$G3]&lt;[.JG$1];[.$H3]&gt;=[.JG$1]);1;&quot;&quot;)">
            <text:p/>
          </table:table-cell>
          <table:table-cell table:style-name="ce2" table:formula="of:=IF(AND([.$G3]&lt;[.JH$1];[.$H3]&gt;=[.JH$1]);1;&quot;&quot;)">
            <text:p/>
          </table:table-cell>
          <table:table-cell table:style-name="ce2" table:formula="of:=IF(AND([.$G3]&lt;[.JI$1];[.$H3]&gt;=[.JI$1]);1;&quot;&quot;)">
            <text:p/>
          </table:table-cell>
          <table:table-cell table:style-name="ce2" table:formula="of:=IF(AND([.$G3]&lt;[.JJ$1];[.$H3]&gt;=[.JJ$1]);1;&quot;&quot;)">
            <text:p/>
          </table:table-cell>
          <table:table-cell table:style-name="ce2" table:formula="of:=IF(AND([.$G3]&lt;[.JK$1];[.$H3]&gt;=[.JK$1]);1;&quot;&quot;)">
            <text:p/>
          </table:table-cell>
          <table:table-cell table:style-name="ce2" table:formula="of:=IF(AND([.$G3]&lt;[.JL$1];[.$H3]&gt;=[.JL$1]);1;&quot;&quot;)">
            <text:p/>
          </table:table-cell>
          <table:table-cell table:style-name="ce2" table:formula="of:=IF(AND([.$G3]&lt;[.JM$1];[.$H3]&gt;=[.JM$1]);1;&quot;&quot;)">
            <text:p/>
          </table:table-cell>
          <table:table-cell table:style-name="ce2" table:formula="of:=IF(AND([.$G3]&lt;[.JN$1];[.$H3]&gt;=[.JN$1]);1;&quot;&quot;)">
            <text:p/>
          </table:table-cell>
          <table:table-cell table:style-name="ce2" table:formula="of:=IF(AND([.$G3]&lt;[.JO$1];[.$H3]&gt;=[.JO$1]);1;&quot;&quot;)">
            <text:p/>
          </table:table-cell>
          <table:table-cell table:style-name="ce2" table:formula="of:=IF(AND([.$G3]&lt;[.JP$1];[.$H3]&gt;=[.JP$1]);1;&quot;&quot;)">
            <text:p/>
          </table:table-cell>
          <table:table-cell table:style-name="ce2" table:formula="of:=IF(AND([.$G3]&lt;[.JQ$1];[.$H3]&gt;=[.JQ$1]);1;&quot;&quot;)">
            <text:p/>
          </table:table-cell>
          <table:table-cell table:style-name="ce2" table:formula="of:=IF(AND([.$G3]&lt;[.JR$1];[.$H3]&gt;=[.JR$1]);1;&quot;&quot;)">
            <text:p/>
          </table:table-cell>
          <table:table-cell table:style-name="ce2" table:formula="of:=IF(AND([.$G3]&lt;[.JS$1];[.$H3]&gt;=[.JS$1]);1;&quot;&quot;)">
            <text:p/>
          </table:table-cell>
          <table:table-cell table:style-name="ce2" table:formula="of:=IF(AND([.$G3]&lt;[.JT$1];[.$H3]&gt;=[.JT$1]);1;&quot;&quot;)">
            <text:p/>
          </table:table-cell>
          <table:table-cell table:style-name="ce2" table:formula="of:=IF(AND([.$G3]&lt;[.JU$1];[.$H3]&gt;=[.JU$1]);1;&quot;&quot;)">
            <text:p/>
          </table:table-cell>
          <table:table-cell table:style-name="ce2" table:formula="of:=IF(AND([.$G3]&lt;[.JV$1];[.$H3]&gt;=[.JV$1]);1;&quot;&quot;)">
            <text:p/>
          </table:table-cell>
          <table:table-cell table:style-name="ce2" table:formula="of:=IF(AND([.$G3]&lt;[.JW$1];[.$H3]&gt;=[.JW$1]);1;&quot;&quot;)">
            <text:p/>
          </table:table-cell>
          <table:table-cell table:style-name="ce2" table:formula="of:=IF(AND([.$G3]&lt;[.JX$1];[.$H3]&gt;=[.JX$1]);1;&quot;&quot;)">
            <text:p/>
          </table:table-cell>
          <table:table-cell table:style-name="ce2" table:formula="of:=IF(AND([.$G3]&lt;[.JY$1];[.$H3]&gt;=[.JY$1]);1;&quot;&quot;)">
            <text:p/>
          </table:table-cell>
          <table:table-cell table:style-name="ce2" table:formula="of:=IF(AND([.$G3]&lt;[.JZ$1];[.$H3]&gt;=[.JZ$1]);1;&quot;&quot;)">
            <text:p/>
          </table:table-cell>
          <table:table-cell table:style-name="ce2" table:formula="of:=IF(AND([.$G3]&lt;[.KA$1];[.$H3]&gt;=[.KA$1]);1;&quot;&quot;)">
            <text:p/>
          </table:table-cell>
          <table:table-cell table:style-name="ce2" table:formula="of:=IF(AND([.$G3]&lt;[.KB$1];[.$H3]&gt;=[.KB$1]);1;&quot;&quot;)">
            <text:p/>
          </table:table-cell>
          <table:table-cell table:style-name="ce2" table:formula="of:=IF(AND([.$G3]&lt;[.KC$1];[.$H3]&gt;=[.KC$1]);1;&quot;&quot;)">
            <text:p/>
          </table:table-cell>
          <table:table-cell table:style-name="ce2" table:formula="of:=IF(AND([.$G3]&lt;[.KD$1];[.$H3]&gt;=[.KD$1]);1;&quot;&quot;)">
            <text:p/>
          </table:table-cell>
          <table:table-cell table:style-name="ce2" table:formula="of:=IF(AND([.$G3]&lt;[.KE$1];[.$H3]&gt;=[.KE$1]);1;&quot;&quot;)">
            <text:p/>
          </table:table-cell>
          <table:table-cell table:style-name="ce2" table:formula="of:=IF(AND([.$G3]&lt;[.KF$1];[.$H3]&gt;=[.KF$1]);1;&quot;&quot;)">
            <text:p/>
          </table:table-cell>
          <table:table-cell table:style-name="ce2" table:formula="of:=IF(AND([.$G3]&lt;[.KG$1];[.$H3]&gt;=[.KG$1]);1;&quot;&quot;)">
            <text:p/>
          </table:table-cell>
          <table:table-cell table:style-name="ce2" table:formula="of:=IF(AND([.$G3]&lt;[.KH$1];[.$H3]&gt;=[.KH$1]);1;&quot;&quot;)">
            <text:p/>
          </table:table-cell>
          <table:table-cell table:style-name="ce2" table:formula="of:=IF(AND([.$G3]&lt;[.KI$1];[.$H3]&gt;=[.KI$1]);1;&quot;&quot;)">
            <text:p/>
          </table:table-cell>
          <table:table-cell table:style-name="ce2" table:formula="of:=IF(AND([.$G3]&lt;[.KJ$1];[.$H3]&gt;=[.KJ$1]);1;&quot;&quot;)">
            <text:p/>
          </table:table-cell>
          <table:table-cell table:style-name="ce2" table:formula="of:=IF(AND([.$G3]&lt;[.KK$1];[.$H3]&gt;=[.KK$1]);1;&quot;&quot;)">
            <text:p/>
          </table:table-cell>
          <table:table-cell table:style-name="ce2" table:formula="of:=IF(AND([.$G3]&lt;[.KL$1];[.$H3]&gt;=[.KL$1]);1;&quot;&quot;)">
            <text:p/>
          </table:table-cell>
          <table:table-cell table:style-name="ce2" table:formula="of:=IF(AND([.$G3]&lt;[.KM$1];[.$H3]&gt;=[.KM$1]);1;&quot;&quot;)">
            <text:p/>
          </table:table-cell>
          <table:table-cell table:style-name="ce2" table:formula="of:=IF(AND([.$G3]&lt;[.KN$1];[.$H3]&gt;=[.KN$1]);1;&quot;&quot;)">
            <text:p/>
          </table:table-cell>
          <table:table-cell table:style-name="ce2" table:formula="of:=IF(AND([.$G3]&lt;[.KO$1];[.$H3]&gt;=[.KO$1]);1;&quot;&quot;)">
            <text:p/>
          </table:table-cell>
          <table:table-cell table:style-name="ce2" table:formula="of:=IF(AND([.$G3]&lt;[.KP$1];[.$H3]&gt;=[.KP$1]);1;&quot;&quot;)">
            <text:p/>
          </table:table-cell>
          <table:table-cell table:style-name="ce2" table:formula="of:=IF(AND([.$G3]&lt;[.KQ$1];[.$H3]&gt;=[.KQ$1]);1;&quot;&quot;)">
            <text:p/>
          </table:table-cell>
          <table:table-cell table:style-name="ce2" table:formula="of:=IF(AND([.$G3]&lt;[.KR$1];[.$H3]&gt;=[.KR$1]);1;&quot;&quot;)">
            <text:p/>
          </table:table-cell>
          <table:table-cell table:style-name="ce2" table:formula="of:=IF(AND([.$G3]&lt;[.KS$1];[.$H3]&gt;=[.KS$1]);1;&quot;&quot;)">
            <text:p/>
          </table:table-cell>
          <table:table-cell table:style-name="ce2" table:formula="of:=IF(AND([.$G3]&lt;[.KT$1];[.$H3]&gt;=[.KT$1]);1;&quot;&quot;)">
            <text:p/>
          </table:table-cell>
          <table:table-cell table:style-name="ce2" table:formula="of:=IF(AND([.$G3]&lt;[.KU$1];[.$H3]&gt;=[.KU$1]);1;&quot;&quot;)">
            <text:p/>
          </table:table-cell>
          <table:table-cell table:style-name="ce2" table:formula="of:=IF(AND([.$G3]&lt;[.KV$1];[.$H3]&gt;=[.KV$1]);1;&quot;&quot;)">
            <text:p/>
          </table:table-cell>
          <table:table-cell table:style-name="ce2" table:formula="of:=IF(AND([.$G3]&lt;[.KW$1];[.$H3]&gt;=[.KW$1]);1;&quot;&quot;)">
            <text:p/>
          </table:table-cell>
          <table:table-cell table:style-name="ce2" table:formula="of:=IF(AND([.$G3]&lt;[.KX$1];[.$H3]&gt;=[.KX$1]);1;&quot;&quot;)">
            <text:p/>
          </table:table-cell>
          <table:table-cell table:style-name="ce2" table:formula="of:=IF(AND([.$G3]&lt;[.KY$1];[.$H3]&gt;=[.KY$1]);1;&quot;&quot;)">
            <text:p/>
          </table:table-cell>
          <table:table-cell table:style-name="ce2" table:formula="of:=IF(AND([.$G3]&lt;[.KZ$1];[.$H3]&gt;=[.KZ$1]);1;&quot;&quot;)">
            <text:p/>
          </table:table-cell>
          <table:table-cell table:style-name="ce2" table:formula="of:=IF(AND([.$G3]&lt;[.LA$1];[.$H3]&gt;=[.LA$1]);1;&quot;&quot;)">
            <text:p/>
          </table:table-cell>
          <table:table-cell table:style-name="ce2" table:formula="of:=IF(AND([.$G3]&lt;[.LB$1];[.$H3]&gt;=[.LB$1]);1;&quot;&quot;)">
            <text:p/>
          </table:table-cell>
          <table:table-cell table:style-name="ce2" table:formula="of:=IF(AND([.$G3]&lt;[.LC$1];[.$H3]&gt;=[.LC$1]);1;&quot;&quot;)">
            <text:p/>
          </table:table-cell>
          <table:table-cell table:style-name="ce2" table:formula="of:=IF(AND([.$G3]&lt;[.LD$1];[.$H3]&gt;=[.LD$1]);1;&quot;&quot;)">
            <text:p/>
          </table:table-cell>
          <table:table-cell table:style-name="ce2" table:formula="of:=IF(AND([.$G3]&lt;[.LE$1];[.$H3]&gt;=[.LE$1]);1;&quot;&quot;)">
            <text:p/>
          </table:table-cell>
          <table:table-cell table:style-name="ce2" table:formula="of:=IF(AND([.$G3]&lt;[.LF$1];[.$H3]&gt;=[.LF$1]);1;&quot;&quot;)">
            <text:p/>
          </table:table-cell>
          <table:table-cell table:style-name="ce2" table:formula="of:=IF(AND([.$G3]&lt;[.LG$1];[.$H3]&gt;=[.LG$1]);1;&quot;&quot;)">
            <text:p/>
          </table:table-cell>
          <table:table-cell table:style-name="ce2" table:formula="of:=IF(AND([.$G3]&lt;[.LH$1];[.$H3]&gt;=[.LH$1]);1;&quot;&quot;)">
            <text:p/>
          </table:table-cell>
          <table:table-cell table:style-name="ce2" table:formula="of:=IF(AND([.$G3]&lt;[.LI$1];[.$H3]&gt;=[.LI$1]);1;&quot;&quot;)">
            <text:p/>
          </table:table-cell>
          <table:table-cell table:style-name="ce2" table:formula="of:=IF(AND([.$G3]&lt;[.LJ$1];[.$H3]&gt;=[.LJ$1]);1;&quot;&quot;)">
            <text:p/>
          </table:table-cell>
          <table:table-cell table:style-name="ce2" table:formula="of:=IF(AND([.$G3]&lt;[.LK$1];[.$H3]&gt;=[.LK$1]);1;&quot;&quot;)">
            <text:p/>
          </table:table-cell>
          <table:table-cell table:style-name="ce2" table:formula="of:=IF(AND([.$G3]&lt;[.LL$1];[.$H3]&gt;=[.LL$1]);1;&quot;&quot;)">
            <text:p/>
          </table:table-cell>
          <table:table-cell table:style-name="ce2" table:formula="of:=IF(AND([.$G3]&lt;[.LM$1];[.$H3]&gt;=[.LM$1]);1;&quot;&quot;)">
            <text:p/>
          </table:table-cell>
          <table:table-cell table:style-name="ce2" table:formula="of:=IF(AND([.$G3]&lt;[.LN$1];[.$H3]&gt;=[.LN$1]);1;&quot;&quot;)">
            <text:p/>
          </table:table-cell>
          <table:table-cell table:style-name="ce2" table:formula="of:=IF(AND([.$G3]&lt;[.LO$1];[.$H3]&gt;=[.LO$1]);1;&quot;&quot;)">
            <text:p/>
          </table:table-cell>
          <table:table-cell table:style-name="ce2" table:formula="of:=IF(AND([.$G3]&lt;[.LP$1];[.$H3]&gt;=[.LP$1]);1;&quot;&quot;)">
            <text:p/>
          </table:table-cell>
          <table:table-cell table:style-name="ce2" table:formula="of:=IF(AND([.$G3]&lt;[.LQ$1];[.$H3]&gt;=[.LQ$1]);1;&quot;&quot;)">
            <text:p/>
          </table:table-cell>
          <table:table-cell table:style-name="ce2" table:formula="of:=IF(AND([.$G3]&lt;[.LR$1];[.$H3]&gt;=[.LR$1]);1;&quot;&quot;)">
            <text:p/>
          </table:table-cell>
          <table:table-cell table:style-name="ce2" table:formula="of:=IF(AND([.$G3]&lt;[.LS$1];[.$H3]&gt;=[.LS$1]);1;&quot;&quot;)">
            <text:p/>
          </table:table-cell>
          <table:table-cell table:style-name="ce2" table:formula="of:=IF(AND([.$G3]&lt;[.LT$1];[.$H3]&gt;=[.LT$1]);1;&quot;&quot;)">
            <text:p/>
          </table:table-cell>
          <table:table-cell table:style-name="ce2" table:formula="of:=IF(AND([.$G3]&lt;[.LU$1];[.$H3]&gt;=[.LU$1]);1;&quot;&quot;)">
            <text:p/>
          </table:table-cell>
          <table:table-cell table:style-name="ce2" table:formula="of:=IF(AND([.$G3]&lt;[.LV$1];[.$H3]&gt;=[.LV$1]);1;&quot;&quot;)">
            <text:p/>
          </table:table-cell>
          <table:table-cell table:style-name="ce2" table:formula="of:=IF(AND([.$G3]&lt;[.LW$1];[.$H3]&gt;=[.LW$1]);1;&quot;&quot;)">
            <text:p/>
          </table:table-cell>
          <table:table-cell table:style-name="ce2" table:formula="of:=IF(AND([.$G3]&lt;[.LX$1];[.$H3]&gt;=[.LX$1]);1;&quot;&quot;)">
            <text:p/>
          </table:table-cell>
          <table:table-cell table:style-name="ce2" table:formula="of:=IF(AND([.$G3]&lt;[.LY$1];[.$H3]&gt;=[.LY$1]);1;&quot;&quot;)">
            <text:p/>
          </table:table-cell>
          <table:table-cell table:style-name="ce2" table:formula="of:=IF(AND([.$G3]&lt;[.LZ$1];[.$H3]&gt;=[.LZ$1]);1;&quot;&quot;)">
            <text:p/>
          </table:table-cell>
          <table:table-cell table:style-name="ce2" table:formula="of:=IF(AND([.$G3]&lt;[.MA$1];[.$H3]&gt;=[.MA$1]);1;&quot;&quot;)">
            <text:p/>
          </table:table-cell>
          <table:table-cell table:style-name="ce2" table:formula="of:=IF(AND([.$G3]&lt;[.MB$1];[.$H3]&gt;=[.MB$1]);1;&quot;&quot;)">
            <text:p/>
          </table:table-cell>
          <table:table-cell table:style-name="ce2" table:formula="of:=IF(AND([.$G3]&lt;[.MC$1];[.$H3]&gt;=[.MC$1]);1;&quot;&quot;)">
            <text:p/>
          </table:table-cell>
          <table:table-cell table:style-name="ce2" table:formula="of:=IF(AND([.$G3]&lt;[.MD$1];[.$H3]&gt;=[.MD$1]);1;&quot;&quot;)">
            <text:p/>
          </table:table-cell>
          <table:table-cell table:style-name="ce2" table:formula="of:=IF(AND([.$G3]&lt;[.ME$1];[.$H3]&gt;=[.ME$1]);1;&quot;&quot;)">
            <text:p/>
          </table:table-cell>
          <table:table-cell table:style-name="ce2" table:formula="of:=IF(AND([.$G3]&lt;[.MF$1];[.$H3]&gt;=[.MF$1]);1;&quot;&quot;)">
            <text:p/>
          </table:table-cell>
          <table:table-cell table:style-name="ce2" table:formula="of:=IF(AND([.$G3]&lt;[.MG$1];[.$H3]&gt;=[.MG$1]);1;&quot;&quot;)">
            <text:p/>
          </table:table-cell>
          <table:table-cell table:style-name="ce2" table:formula="of:=IF(AND([.$G3]&lt;[.MH$1];[.$H3]&gt;=[.MH$1]);1;&quot;&quot;)">
            <text:p/>
          </table:table-cell>
          <table:table-cell table:style-name="ce2" table:formula="of:=IF(AND([.$G3]&lt;[.MI$1];[.$H3]&gt;=[.MI$1]);1;&quot;&quot;)">
            <text:p/>
          </table:table-cell>
          <table:table-cell table:style-name="ce2" table:formula="of:=IF(AND([.$G3]&lt;[.MJ$1];[.$H3]&gt;=[.MJ$1]);1;&quot;&quot;)">
            <text:p/>
          </table:table-cell>
          <table:table-cell table:style-name="ce2" table:formula="of:=IF(AND([.$G3]&lt;[.MK$1];[.$H3]&gt;=[.MK$1]);1;&quot;&quot;)">
            <text:p/>
          </table:table-cell>
          <table:table-cell table:style-name="ce2" table:formula="of:=IF(AND([.$G3]&lt;[.ML$1];[.$H3]&gt;=[.ML$1]);1;&quot;&quot;)">
            <text:p/>
          </table:table-cell>
          <table:table-cell table:style-name="ce2" table:formula="of:=IF(AND([.$G3]&lt;[.MM$1];[.$H3]&gt;=[.MM$1]);1;&quot;&quot;)">
            <text:p/>
          </table:table-cell>
          <table:table-cell table:style-name="ce2" table:formula="of:=IF(AND([.$G3]&lt;[.MN$1];[.$H3]&gt;=[.MN$1]);1;&quot;&quot;)">
            <text:p/>
          </table:table-cell>
          <table:table-cell table:style-name="ce2" table:formula="of:=IF(AND([.$G3]&lt;[.MO$1];[.$H3]&gt;=[.MO$1]);1;&quot;&quot;)">
            <text:p/>
          </table:table-cell>
          <table:table-cell table:style-name="ce2" table:formula="of:=IF(AND([.$G3]&lt;[.MP$1];[.$H3]&gt;=[.MP$1]);1;&quot;&quot;)">
            <text:p/>
          </table:table-cell>
          <table:table-cell table:style-name="ce2" table:formula="of:=IF(AND([.$G3]&lt;[.MQ$1];[.$H3]&gt;=[.MQ$1]);1;&quot;&quot;)">
            <text:p/>
          </table:table-cell>
          <table:table-cell table:style-name="ce2" table:formula="of:=IF(AND([.$G3]&lt;[.MR$1];[.$H3]&gt;=[.MR$1]);1;&quot;&quot;)">
            <text:p/>
          </table:table-cell>
          <table:table-cell table:style-name="ce2" table:formula="of:=IF(AND([.$G3]&lt;[.MS$1];[.$H3]&gt;=[.MS$1]);1;&quot;&quot;)">
            <text:p/>
          </table:table-cell>
          <table:table-cell table:style-name="ce2" table:formula="of:=IF(AND([.$G3]&lt;[.MT$1];[.$H3]&gt;=[.MT$1]);1;&quot;&quot;)">
            <text:p/>
          </table:table-cell>
          <table:table-cell table:style-name="ce2" table:formula="of:=IF(AND([.$G3]&lt;[.MU$1];[.$H3]&gt;=[.MU$1]);1;&quot;&quot;)">
            <text:p/>
          </table:table-cell>
          <table:table-cell table:style-name="ce2" table:formula="of:=IF(AND([.$G3]&lt;[.MV$1];[.$H3]&gt;=[.MV$1]);1;&quot;&quot;)">
            <text:p/>
          </table:table-cell>
          <table:table-cell table:style-name="ce2" table:formula="of:=IF(AND([.$G3]&lt;[.MW$1];[.$H3]&gt;=[.MW$1]);1;&quot;&quot;)">
            <text:p/>
          </table:table-cell>
          <table:table-cell table:style-name="ce2" table:formula="of:=IF(AND([.$G3]&lt;[.MX$1];[.$H3]&gt;=[.MX$1]);1;&quot;&quot;)">
            <text:p/>
          </table:table-cell>
          <table:table-cell table:style-name="ce2" table:formula="of:=IF(AND([.$G3]&lt;[.MY$1];[.$H3]&gt;=[.MY$1]);1;&quot;&quot;)">
            <text:p/>
          </table:table-cell>
          <table:table-cell table:style-name="ce2" table:formula="of:=IF(AND([.$G3]&lt;[.MZ$1];[.$H3]&gt;=[.MZ$1]);1;&quot;&quot;)">
            <text:p/>
          </table:table-cell>
          <table:table-cell table:style-name="ce2" table:formula="of:=IF(AND([.$G3]&lt;[.NA$1];[.$H3]&gt;=[.NA$1]);1;&quot;&quot;)">
            <text:p/>
          </table:table-cell>
          <table:table-cell table:style-name="ce2" table:formula="of:=IF(AND([.$G3]&lt;[.NB$1];[.$H3]&gt;=[.NB$1]);1;&quot;&quot;)">
            <text:p/>
          </table:table-cell>
          <table:table-cell table:style-name="ce2" table:formula="of:=IF(AND([.$G3]&lt;[.NC$1];[.$H3]&gt;=[.NC$1]);1;&quot;&quot;)">
            <text:p/>
          </table:table-cell>
          <table:table-cell table:style-name="ce2" table:formula="of:=IF(AND([.$G3]&lt;[.ND$1];[.$H3]&gt;=[.ND$1]);1;&quot;&quot;)">
            <text:p/>
          </table:table-cell>
          <table:table-cell table:style-name="ce2" table:formula="of:=IF(AND([.$G3]&lt;[.NE$1];[.$H3]&gt;=[.NE$1]);1;&quot;&quot;)">
            <text:p/>
          </table:table-cell>
          <table:table-cell table:style-name="ce2" table:formula="of:=IF(AND([.$G3]&lt;[.NF$1];[.$H3]&gt;=[.NF$1]);1;&quot;&quot;)">
            <text:p/>
          </table:table-cell>
          <table:table-cell table:style-name="ce2" table:formula="of:=IF(AND([.$G3]&lt;[.NG$1];[.$H3]&gt;=[.NG$1]);1;&quot;&quot;)">
            <text:p/>
          </table:table-cell>
          <table:table-cell table:style-name="ce2" table:formula="of:=IF(AND([.$G3]&lt;[.NH$1];[.$H3]&gt;=[.NH$1]);1;&quot;&quot;)">
            <text:p/>
          </table:table-cell>
          <table:table-cell table:style-name="ce2" table:formula="of:=IF(AND([.$G3]&lt;[.NI$1];[.$H3]&gt;=[.NI$1]);1;&quot;&quot;)">
            <text:p/>
          </table:table-cell>
          <table:table-cell table:style-name="ce2" table:formula="of:=IF(AND([.$G3]&lt;[.NJ$1];[.$H3]&gt;=[.NJ$1]);1;&quot;&quot;)">
            <text:p/>
          </table:table-cell>
          <table:table-cell table:style-name="ce2" table:formula="of:=IF(AND([.$G3]&lt;[.NK$1];[.$H3]&gt;=[.NK$1]);1;&quot;&quot;)">
            <text:p/>
          </table:table-cell>
          <table:table-cell table:style-name="ce2" table:formula="of:=IF(AND([.$G3]&lt;[.NL$1];[.$H3]&gt;=[.NL$1]);1;&quot;&quot;)">
            <text:p/>
          </table:table-cell>
          <table:table-cell table:style-name="ce2" table:formula="of:=IF(AND([.$G3]&lt;[.NM$1];[.$H3]&gt;=[.NM$1]);1;&quot;&quot;)">
            <text:p/>
          </table:table-cell>
          <table:table-cell table:style-name="ce2" table:formula="of:=IF(AND([.$G3]&lt;[.NN$1];[.$H3]&gt;=[.NN$1]);1;&quot;&quot;)">
            <text:p/>
          </table:table-cell>
          <table:table-cell table:style-name="ce2" table:formula="of:=IF(AND([.$G3]&lt;[.NO$1];[.$H3]&gt;=[.NO$1]);1;&quot;&quot;)">
            <text:p/>
          </table:table-cell>
          <table:table-cell table:style-name="ce2" table:formula="of:=IF(AND([.$G3]&lt;[.NP$1];[.$H3]&gt;=[.NP$1]);1;&quot;&quot;)">
            <text:p/>
          </table:table-cell>
          <table:table-cell table:style-name="ce2" table:formula="of:=IF(AND([.$G3]&lt;[.NQ$1];[.$H3]&gt;=[.NQ$1]);1;&quot;&quot;)">
            <text:p/>
          </table:table-cell>
          <table:table-cell table:style-name="ce2" table:formula="of:=IF(AND([.$G3]&lt;[.NR$1];[.$H3]&gt;=[.NR$1]);1;&quot;&quot;)">
            <text:p/>
          </table:table-cell>
          <table:table-cell table:style-name="ce2" table:formula="of:=IF(AND([.$G3]&lt;[.NS$1];[.$H3]&gt;=[.NS$1]);1;&quot;&quot;)">
            <text:p/>
          </table:table-cell>
          <table:table-cell table:style-name="ce2" table:formula="of:=IF(AND([.$G3]&lt;[.NT$1];[.$H3]&gt;=[.NT$1]);1;&quot;&quot;)">
            <text:p/>
          </table:table-cell>
          <table:table-cell table:style-name="ce2" table:formula="of:=IF(AND([.$G3]&lt;[.NU$1];[.$H3]&gt;=[.NU$1]);1;&quot;&quot;)">
            <text:p/>
          </table:table-cell>
          <table:table-cell table:style-name="ce2" table:formula="of:=IF(AND([.$G3]&lt;[.NV$1];[.$H3]&gt;=[.NV$1]);1;&quot;&quot;)">
            <text:p/>
          </table:table-cell>
          <table:table-cell table:style-name="ce2" table:formula="of:=IF(AND([.$G3]&lt;[.NW$1];[.$H3]&gt;=[.NW$1]);1;&quot;&quot;)">
            <text:p/>
          </table:table-cell>
          <table:table-cell table:style-name="ce2" table:formula="of:=IF(AND([.$G3]&lt;[.NX$1];[.$H3]&gt;=[.NX$1]);1;&quot;&quot;)">
            <text:p/>
          </table:table-cell>
          <table:table-cell table:style-name="ce2" table:formula="of:=IF(AND([.$G3]&lt;[.NY$1];[.$H3]&gt;=[.NY$1]);1;&quot;&quot;)">
            <text:p/>
          </table:table-cell>
          <table:table-cell table:style-name="ce2" table:formula="of:=IF(AND([.$G3]&lt;[.NZ$1];[.$H3]&gt;=[.NZ$1]);1;&quot;&quot;)">
            <text:p/>
          </table:table-cell>
          <table:table-cell table:style-name="ce2" table:formula="of:=IF(AND([.$G3]&lt;[.OA$1];[.$H3]&gt;=[.OA$1]);1;&quot;&quot;)">
            <text:p/>
          </table:table-cell>
          <table:table-cell table:style-name="ce2" table:formula="of:=IF(AND([.$G3]&lt;[.OB$1];[.$H3]&gt;=[.OB$1]);1;&quot;&quot;)">
            <text:p/>
          </table:table-cell>
          <table:table-cell table:style-name="ce2" table:formula="of:=IF(AND([.$G3]&lt;[.OC$1];[.$H3]&gt;=[.OC$1]);1;&quot;&quot;)">
            <text:p/>
          </table:table-cell>
          <table:table-cell table:style-name="ce2" table:formula="of:=IF(AND([.$G3]&lt;[.OD$1];[.$H3]&gt;=[.OD$1]);1;&quot;&quot;)">
            <text:p/>
          </table:table-cell>
          <table:table-cell table:style-name="ce2" table:formula="of:=IF(AND([.$G3]&lt;[.OE$1];[.$H3]&gt;=[.OE$1]);1;&quot;&quot;)">
            <text:p/>
          </table:table-cell>
          <table:table-cell table:style-name="ce2" table:formula="of:=IF(AND([.$G3]&lt;[.OF$1];[.$H3]&gt;=[.OF$1]);1;&quot;&quot;)">
            <text:p/>
          </table:table-cell>
          <table:table-cell table:style-name="ce2" table:formula="of:=IF(AND([.$G3]&lt;[.OG$1];[.$H3]&gt;=[.OG$1]);1;&quot;&quot;)">
            <text:p/>
          </table:table-cell>
          <table:table-cell table:style-name="ce2" table:formula="of:=IF(AND([.$G3]&lt;[.OH$1];[.$H3]&gt;=[.OH$1]);1;&quot;&quot;)">
            <text:p/>
          </table:table-cell>
          <table:table-cell table:style-name="ce2" table:formula="of:=IF(AND([.$G3]&lt;[.OI$1];[.$H3]&gt;=[.OI$1]);1;&quot;&quot;)">
            <text:p/>
          </table:table-cell>
          <table:table-cell table:style-name="ce2" table:formula="of:=IF(AND([.$G3]&lt;[.OJ$1];[.$H3]&gt;=[.OJ$1]);1;&quot;&quot;)">
            <text:p/>
          </table:table-cell>
          <table:table-cell table:style-name="ce2" table:formula="of:=IF(AND([.$G3]&lt;[.OK$1];[.$H3]&gt;=[.OK$1]);1;&quot;&quot;)">
            <text:p/>
          </table:table-cell>
          <table:table-cell table:style-name="ce2" table:formula="of:=IF(AND([.$G3]&lt;[.OL$1];[.$H3]&gt;=[.OL$1]);1;&quot;&quot;)">
            <text:p/>
          </table:table-cell>
          <table:table-cell table:style-name="ce2" table:formula="of:=IF(AND([.$G3]&lt;[.OM$1];[.$H3]&gt;=[.OM$1]);1;&quot;&quot;)">
            <text:p/>
          </table:table-cell>
          <table:table-cell table:style-name="ce2" table:formula="of:=IF(AND([.$G3]&lt;[.ON$1];[.$H3]&gt;=[.ON$1]);1;&quot;&quot;)">
            <text:p/>
          </table:table-cell>
          <table:table-cell table:style-name="ce2" table:formula="of:=IF(AND([.$G3]&lt;[.OO$1];[.$H3]&gt;=[.OO$1]);1;&quot;&quot;)">
            <text:p/>
          </table:table-cell>
          <table:table-cell table:style-name="ce2" table:formula="of:=IF(AND([.$G3]&lt;[.OP$1];[.$H3]&gt;=[.OP$1]);1;&quot;&quot;)">
            <text:p/>
          </table:table-cell>
          <table:table-cell table:style-name="ce2" table:formula="of:=IF(AND([.$G3]&lt;[.OQ$1];[.$H3]&gt;=[.OQ$1]);1;&quot;&quot;)">
            <text:p/>
          </table:table-cell>
          <table:table-cell table:style-name="ce2" table:formula="of:=IF(AND([.$G3]&lt;[.OR$1];[.$H3]&gt;=[.OR$1]);1;&quot;&quot;)">
            <text:p/>
          </table:table-cell>
          <table:table-cell table:style-name="ce2" table:formula="of:=IF(AND([.$G3]&lt;[.OS$1];[.$H3]&gt;=[.OS$1]);1;&quot;&quot;)">
            <text:p/>
          </table:table-cell>
          <table:table-cell table:style-name="ce2" table:formula="of:=IF(AND([.$G3]&lt;[.OT$1];[.$H3]&gt;=[.OT$1]);1;&quot;&quot;)">
            <text:p/>
          </table:table-cell>
          <table:table-cell table:style-name="ce2" table:formula="of:=IF(AND([.$G3]&lt;[.OU$1];[.$H3]&gt;=[.OU$1]);1;&quot;&quot;)">
            <text:p/>
          </table:table-cell>
          <table:table-cell table:style-name="ce2" table:formula="of:=IF(AND([.$G3]&lt;[.OV$1];[.$H3]&gt;=[.OV$1]);1;&quot;&quot;)">
            <text:p/>
          </table:table-cell>
          <table:table-cell table:style-name="ce2" table:formula="of:=IF(AND([.$G3]&lt;[.OW$1];[.$H3]&gt;=[.OW$1]);1;&quot;&quot;)">
            <text:p/>
          </table:table-cell>
          <table:table-cell table:style-name="ce2" table:formula="of:=IF(AND([.$G3]&lt;[.OX$1];[.$H3]&gt;=[.OX$1]);1;&quot;&quot;)">
            <text:p/>
          </table:table-cell>
          <table:table-cell table:style-name="ce2" table:formula="of:=IF(AND([.$G3]&lt;[.OY$1];[.$H3]&gt;=[.OY$1]);1;&quot;&quot;)">
            <text:p/>
          </table:table-cell>
          <table:table-cell table:style-name="ce2" table:formula="of:=IF(AND([.$G3]&lt;[.OZ$1];[.$H3]&gt;=[.OZ$1]);1;&quot;&quot;)">
            <text:p/>
          </table:table-cell>
          <table:table-cell table:style-name="ce2" table:formula="of:=IF(AND([.$G3]&lt;[.PA$1];[.$H3]&gt;=[.PA$1]);1;&quot;&quot;)">
            <text:p/>
          </table:table-cell>
          <table:table-cell table:style-name="ce2" table:formula="of:=IF(AND([.$G3]&lt;[.PB$1];[.$H3]&gt;=[.PB$1]);1;&quot;&quot;)">
            <text:p/>
          </table:table-cell>
          <table:table-cell table:style-name="ce2" table:formula="of:=IF(AND([.$G3]&lt;[.PC$1];[.$H3]&gt;=[.PC$1]);1;&quot;&quot;)">
            <text:p/>
          </table:table-cell>
          <table:table-cell table:style-name="ce2" table:formula="of:=IF(AND([.$G3]&lt;[.PD$1];[.$H3]&gt;=[.PD$1]);1;&quot;&quot;)">
            <text:p/>
          </table:table-cell>
          <table:table-cell table:style-name="ce2" table:formula="of:=IF(AND([.$G3]&lt;[.PE$1];[.$H3]&gt;=[.PE$1]);1;&quot;&quot;)">
            <text:p/>
          </table:table-cell>
          <table:table-cell table:style-name="ce2" table:formula="of:=IF(AND([.$G3]&lt;[.PF$1];[.$H3]&gt;=[.PF$1]);1;&quot;&quot;)">
            <text:p/>
          </table:table-cell>
          <table:table-cell table:style-name="ce2" table:formula="of:=IF(AND([.$G3]&lt;[.PG$1];[.$H3]&gt;=[.PG$1]);1;&quot;&quot;)">
            <text:p/>
          </table:table-cell>
          <table:table-cell table:style-name="ce2" table:formula="of:=IF(AND([.$G3]&lt;[.PH$1];[.$H3]&gt;=[.PH$1]);1;&quot;&quot;)">
            <text:p/>
          </table:table-cell>
          <table:table-cell table:style-name="ce2" table:formula="of:=IF(AND([.$G3]&lt;[.PI$1];[.$H3]&gt;=[.PI$1]);1;&quot;&quot;)">
            <text:p/>
          </table:table-cell>
          <table:table-cell table:style-name="ce2" table:formula="of:=IF(AND([.$G3]&lt;[.PJ$1];[.$H3]&gt;=[.PJ$1]);1;&quot;&quot;)">
            <text:p/>
          </table:table-cell>
          <table:table-cell table:style-name="ce2" table:formula="of:=IF(AND([.$G3]&lt;[.PK$1];[.$H3]&gt;=[.PK$1]);1;&quot;&quot;)">
            <text:p/>
          </table:table-cell>
          <table:table-cell table:style-name="ce2" table:formula="of:=IF(AND([.$G3]&lt;[.PL$1];[.$H3]&gt;=[.PL$1]);1;&quot;&quot;)">
            <text:p/>
          </table:table-cell>
          <table:table-cell table:style-name="ce2" table:formula="of:=IF(AND([.$G3]&lt;[.PM$1];[.$H3]&gt;=[.PM$1]);1;&quot;&quot;)">
            <text:p/>
          </table:table-cell>
          <table:table-cell table:style-name="ce2" table:formula="of:=IF(AND([.$G3]&lt;[.PN$1];[.$H3]&gt;=[.PN$1]);1;&quot;&quot;)">
            <text:p/>
          </table:table-cell>
          <table:table-cell table:style-name="ce2" table:formula="of:=IF(AND([.$G3]&lt;[.PO$1];[.$H3]&gt;=[.PO$1]);1;&quot;&quot;)">
            <text:p/>
          </table:table-cell>
          <table:table-cell table:style-name="ce2" table:formula="of:=IF(AND([.$G3]&lt;[.PP$1];[.$H3]&gt;=[.PP$1]);1;&quot;&quot;)">
            <text:p/>
          </table:table-cell>
          <table:table-cell table:style-name="ce2" table:formula="of:=IF(AND([.$G3]&lt;[.PQ$1];[.$H3]&gt;=[.PQ$1]);1;&quot;&quot;)">
            <text:p/>
          </table:table-cell>
          <table:table-cell table:style-name="ce2" table:formula="of:=IF(AND([.$G3]&lt;[.PR$1];[.$H3]&gt;=[.PR$1]);1;&quot;&quot;)">
            <text:p/>
          </table:table-cell>
          <table:table-cell table:style-name="ce2" table:formula="of:=IF(AND([.$G3]&lt;[.PS$1];[.$H3]&gt;=[.PS$1]);1;&quot;&quot;)">
            <text:p/>
          </table:table-cell>
          <table:table-cell table:style-name="ce2" table:formula="of:=IF(AND([.$G3]&lt;[.PT$1];[.$H3]&gt;=[.PT$1]);1;&quot;&quot;)">
            <text:p/>
          </table:table-cell>
          <table:table-cell table:style-name="ce2" table:formula="of:=IF(AND([.$G3]&lt;[.PU$1];[.$H3]&gt;=[.PU$1]);1;&quot;&quot;)">
            <text:p/>
          </table:table-cell>
          <table:table-cell table:style-name="ce2" table:formula="of:=IF(AND([.$G3]&lt;[.PV$1];[.$H3]&gt;=[.PV$1]);1;&quot;&quot;)">
            <text:p/>
          </table:table-cell>
          <table:table-cell table:style-name="ce2" table:formula="of:=IF(AND([.$G3]&lt;[.PW$1];[.$H3]&gt;=[.PW$1]);1;&quot;&quot;)">
            <text:p/>
          </table:table-cell>
          <table:table-cell table:style-name="ce2" table:formula="of:=IF(AND([.$G3]&lt;[.PX$1];[.$H3]&gt;=[.PX$1]);1;&quot;&quot;)">
            <text:p/>
          </table:table-cell>
          <table:table-cell table:style-name="ce2" table:formula="of:=IF(AND([.$G3]&lt;[.PY$1];[.$H3]&gt;=[.PY$1]);1;&quot;&quot;)">
            <text:p/>
          </table:table-cell>
          <table:table-cell table:style-name="ce2" table:formula="of:=IF(AND([.$G3]&lt;[.PZ$1];[.$H3]&gt;=[.PZ$1]);1;&quot;&quot;)">
            <text:p/>
          </table:table-cell>
          <table:table-cell table:style-name="ce2" table:formula="of:=IF(AND([.$G3]&lt;[.QA$1];[.$H3]&gt;=[.QA$1]);1;&quot;&quot;)">
            <text:p/>
          </table:table-cell>
          <table:table-cell table:style-name="ce2" table:formula="of:=IF(AND([.$G3]&lt;[.QB$1];[.$H3]&gt;=[.QB$1]);1;&quot;&quot;)">
            <text:p/>
          </table:table-cell>
          <table:table-cell table:style-name="ce2" table:formula="of:=IF(AND([.$G3]&lt;[.QC$1];[.$H3]&gt;=[.QC$1]);1;&quot;&quot;)">
            <text:p/>
          </table:table-cell>
          <table:table-cell table:style-name="ce2" table:formula="of:=IF(AND([.$G3]&lt;[.QD$1];[.$H3]&gt;=[.QD$1]);1;&quot;&quot;)">
            <text:p/>
          </table:table-cell>
          <table:table-cell table:style-name="ce2" table:formula="of:=IF(AND([.$G3]&lt;[.QE$1];[.$H3]&gt;=[.QE$1]);1;&quot;&quot;)">
            <text:p/>
          </table:table-cell>
          <table:table-cell table:style-name="ce2" table:formula="of:=IF(AND([.$G3]&lt;[.QF$1];[.$H3]&gt;=[.QF$1]);1;&quot;&quot;)">
            <text:p/>
          </table:table-cell>
          <table:table-cell table:style-name="ce2" table:formula="of:=IF(AND([.$G3]&lt;[.QG$1];[.$H3]&gt;=[.QG$1]);1;&quot;&quot;)">
            <text:p/>
          </table:table-cell>
          <table:table-cell table:style-name="ce2" table:formula="of:=IF(AND([.$G3]&lt;[.QH$1];[.$H3]&gt;=[.QH$1]);1;&quot;&quot;)">
            <text:p/>
          </table:table-cell>
          <table:table-cell table:style-name="ce2" table:formula="of:=IF(AND([.$G3]&lt;[.QI$1];[.$H3]&gt;=[.QI$1]);1;&quot;&quot;)">
            <text:p/>
          </table:table-cell>
          <table:table-cell table:style-name="ce2" table:formula="of:=IF(AND([.$G3]&lt;[.QJ$1];[.$H3]&gt;=[.QJ$1]);1;&quot;&quot;)">
            <text:p/>
          </table:table-cell>
          <table:table-cell table:style-name="ce2" table:formula="of:=IF(AND([.$G3]&lt;[.QK$1];[.$H3]&gt;=[.QK$1]);1;&quot;&quot;)">
            <text:p/>
          </table:table-cell>
          <table:table-cell table:style-name="ce2" table:formula="of:=IF(AND([.$G3]&lt;[.QL$1];[.$H3]&gt;=[.QL$1]);1;&quot;&quot;)">
            <text:p/>
          </table:table-cell>
          <table:table-cell table:style-name="ce2" table:formula="of:=IF(AND([.$G3]&lt;[.QM$1];[.$H3]&gt;=[.QM$1]);1;&quot;&quot;)">
            <text:p/>
          </table:table-cell>
          <table:table-cell table:style-name="ce2" table:formula="of:=IF(AND([.$G3]&lt;[.QN$1];[.$H3]&gt;=[.QN$1]);1;&quot;&quot;)">
            <text:p/>
          </table:table-cell>
          <table:table-cell table:style-name="ce2" table:formula="of:=IF(AND([.$G3]&lt;[.QO$1];[.$H3]&gt;=[.QO$1]);1;&quot;&quot;)">
            <text:p/>
          </table:table-cell>
          <table:table-cell table:style-name="ce2" table:formula="of:=IF(AND([.$G3]&lt;[.QP$1];[.$H3]&gt;=[.QP$1]);1;&quot;&quot;)">
            <text:p/>
          </table:table-cell>
          <table:table-cell table:style-name="ce2" table:formula="of:=IF(AND([.$G3]&lt;[.QQ$1];[.$H3]&gt;=[.QQ$1]);1;&quot;&quot;)">
            <text:p/>
          </table:table-cell>
          <table:table-cell table:style-name="ce2" table:formula="of:=IF(AND([.$G3]&lt;[.QR$1];[.$H3]&gt;=[.QR$1]);1;&quot;&quot;)">
            <text:p/>
          </table:table-cell>
          <table:table-cell table:style-name="ce2" table:formula="of:=IF(AND([.$G3]&lt;[.QS$1];[.$H3]&gt;=[.QS$1]);1;&quot;&quot;)">
            <text:p/>
          </table:table-cell>
          <table:table-cell table:style-name="ce2" table:formula="of:=IF(AND([.$G3]&lt;[.QT$1];[.$H3]&gt;=[.QT$1]);1;&quot;&quot;)">
            <text:p/>
          </table:table-cell>
          <table:table-cell table:style-name="ce2" table:formula="of:=IF(AND([.$G3]&lt;[.QU$1];[.$H3]&gt;=[.QU$1]);1;&quot;&quot;)">
            <text:p/>
          </table:table-cell>
          <table:table-cell table:style-name="ce2" table:formula="of:=IF(AND([.$G3]&lt;[.QV$1];[.$H3]&gt;=[.QV$1]);1;&quot;&quot;)">
            <text:p/>
          </table:table-cell>
          <table:table-cell table:style-name="ce2" table:formula="of:=IF(AND([.$G3]&lt;[.QW$1];[.$H3]&gt;=[.QW$1]);1;&quot;&quot;)">
            <text:p/>
          </table:table-cell>
          <table:table-cell table:style-name="ce2" table:formula="of:=IF(AND([.$G3]&lt;[.QX$1];[.$H3]&gt;=[.QX$1]);1;&quot;&quot;)">
            <text:p/>
          </table:table-cell>
          <table:table-cell table:style-name="ce2" table:formula="of:=IF(AND([.$G3]&lt;[.QY$1];[.$H3]&gt;=[.QY$1]);1;&quot;&quot;)">
            <text:p/>
          </table:table-cell>
          <table:table-cell table:style-name="ce2" table:formula="of:=IF(AND([.$G3]&lt;[.QZ$1];[.$H3]&gt;=[.QZ$1]);1;&quot;&quot;)">
            <text:p/>
          </table:table-cell>
          <table:table-cell table:style-name="ce2" table:formula="of:=IF(AND([.$G3]&lt;[.RA$1];[.$H3]&gt;=[.RA$1]);1;&quot;&quot;)">
            <text:p/>
          </table:table-cell>
          <table:table-cell table:style-name="ce2" table:formula="of:=IF(AND([.$G3]&lt;[.RB$1];[.$H3]&gt;=[.RB$1]);1;&quot;&quot;)">
            <text:p/>
          </table:table-cell>
          <table:table-cell table:style-name="ce2" table:formula="of:=IF(AND([.$G3]&lt;[.RC$1];[.$H3]&gt;=[.RC$1]);1;&quot;&quot;)">
            <text:p/>
          </table:table-cell>
          <table:table-cell table:style-name="ce2" table:formula="of:=IF(AND([.$G3]&lt;[.RD$1];[.$H3]&gt;=[.RD$1]);1;&quot;&quot;)">
            <text:p/>
          </table:table-cell>
          <table:table-cell table:style-name="ce2" table:formula="of:=IF(AND([.$G3]&lt;[.RE$1];[.$H3]&gt;=[.RE$1]);1;&quot;&quot;)">
            <text:p/>
          </table:table-cell>
          <table:table-cell table:style-name="ce2" table:formula="of:=IF(AND([.$G3]&lt;[.RF$1];[.$H3]&gt;=[.RF$1]);1;&quot;&quot;)">
            <text:p/>
          </table:table-cell>
          <table:table-cell table:style-name="ce2" table:formula="of:=IF(AND([.$G3]&lt;[.RG$1];[.$H3]&gt;=[.RG$1]);1;&quot;&quot;)">
            <text:p/>
          </table:table-cell>
          <table:table-cell table:style-name="ce2" table:formula="of:=IF(AND([.$G3]&lt;[.RH$1];[.$H3]&gt;=[.RH$1]);1;&quot;&quot;)">
            <text:p/>
          </table:table-cell>
          <table:table-cell table:style-name="ce2" table:formula="of:=IF(AND([.$G3]&lt;[.RI$1];[.$H3]&gt;=[.RI$1]);1;&quot;&quot;)">
            <text:p/>
          </table:table-cell>
          <table:table-cell table:style-name="ce2" table:formula="of:=IF(AND([.$G3]&lt;[.RJ$1];[.$H3]&gt;=[.RJ$1]);1;&quot;&quot;)">
            <text:p/>
          </table:table-cell>
          <table:table-cell table:style-name="ce2" table:formula="of:=IF(AND([.$G3]&lt;[.RK$1];[.$H3]&gt;=[.RK$1]);1;&quot;&quot;)">
            <text:p/>
          </table:table-cell>
          <table:table-cell table:style-name="ce2" table:formula="of:=IF(AND([.$G3]&lt;[.RL$1];[.$H3]&gt;=[.RL$1]);1;&quot;&quot;)">
            <text:p/>
          </table:table-cell>
          <table:table-cell table:style-name="ce2" table:formula="of:=IF(AND([.$G3]&lt;[.RM$1];[.$H3]&gt;=[.RM$1]);1;&quot;&quot;)">
            <text:p/>
          </table:table-cell>
          <table:table-cell table:style-name="ce2" table:formula="of:=IF(AND([.$G3]&lt;[.RN$1];[.$H3]&gt;=[.RN$1]);1;&quot;&quot;)">
            <text:p/>
          </table:table-cell>
          <table:table-cell table:style-name="ce2" table:formula="of:=IF(AND([.$G3]&lt;[.RO$1];[.$H3]&gt;=[.RO$1]);1;&quot;&quot;)">
            <text:p/>
          </table:table-cell>
          <table:table-cell table:style-name="ce2" table:formula="of:=IF(AND([.$G3]&lt;[.RP$1];[.$H3]&gt;=[.RP$1]);1;&quot;&quot;)">
            <text:p/>
          </table:table-cell>
          <table:table-cell table:style-name="ce2" table:formula="of:=IF(AND([.$G3]&lt;[.RQ$1];[.$H3]&gt;=[.RQ$1]);1;&quot;&quot;)">
            <text:p/>
          </table:table-cell>
          <table:table-cell table:style-name="ce2" table:formula="of:=IF(AND([.$G3]&lt;[.RR$1];[.$H3]&gt;=[.RR$1]);1;&quot;&quot;)">
            <text:p/>
          </table:table-cell>
          <table:table-cell table:style-name="ce2" table:formula="of:=IF(AND([.$G3]&lt;[.RS$1];[.$H3]&gt;=[.RS$1]);1;&quot;&quot;)">
            <text:p/>
          </table:table-cell>
          <table:table-cell table:style-name="ce2" table:formula="of:=IF(AND([.$G3]&lt;[.RT$1];[.$H3]&gt;=[.RT$1]);1;&quot;&quot;)">
            <text:p/>
          </table:table-cell>
          <table:table-cell table:style-name="ce2" table:formula="of:=IF(AND([.$G3]&lt;[.RU$1];[.$H3]&gt;=[.RU$1]);1;&quot;&quot;)">
            <text:p/>
          </table:table-cell>
          <table:table-cell table:style-name="ce2" table:formula="of:=IF(AND([.$G3]&lt;[.RV$1];[.$H3]&gt;=[.RV$1]);1;&quot;&quot;)">
            <text:p/>
          </table:table-cell>
          <table:table-cell table:style-name="ce2" table:formula="of:=IF(AND([.$G3]&lt;[.RW$1];[.$H3]&gt;=[.RW$1]);1;&quot;&quot;)">
            <text:p/>
          </table:table-cell>
          <table:table-cell table:style-name="ce2" table:formula="of:=IF(AND([.$G3]&lt;[.RX$1];[.$H3]&gt;=[.RX$1]);1;&quot;&quot;)">
            <text:p/>
          </table:table-cell>
          <table:table-cell table:style-name="ce2" table:formula="of:=IF(AND([.$G3]&lt;[.RY$1];[.$H3]&gt;=[.RY$1]);1;&quot;&quot;)">
            <text:p/>
          </table:table-cell>
          <table:table-cell table:style-name="ce2" table:formula="of:=IF(AND([.$G3]&lt;[.RZ$1];[.$H3]&gt;=[.RZ$1]);1;&quot;&quot;)">
            <text:p/>
          </table:table-cell>
          <table:table-cell table:style-name="ce2" table:formula="of:=IF(AND([.$G3]&lt;[.SA$1];[.$H3]&gt;=[.SA$1]);1;&quot;&quot;)">
            <text:p/>
          </table:table-cell>
          <table:table-cell table:style-name="ce2" table:formula="of:=IF(AND([.$G3]&lt;[.SB$1];[.$H3]&gt;=[.SB$1]);1;&quot;&quot;)">
            <text:p/>
          </table:table-cell>
          <table:table-cell table:style-name="ce2" table:formula="of:=IF(AND([.$G3]&lt;[.SC$1];[.$H3]&gt;=[.SC$1]);1;&quot;&quot;)">
            <text:p/>
          </table:table-cell>
          <table:table-cell table:style-name="ce2" table:formula="of:=IF(AND([.$G3]&lt;[.SD$1];[.$H3]&gt;=[.SD$1]);1;&quot;&quot;)">
            <text:p/>
          </table:table-cell>
          <table:table-cell table:style-name="ce2" table:formula="of:=IF(AND([.$G3]&lt;[.SE$1];[.$H3]&gt;=[.SE$1]);1;&quot;&quot;)">
            <text:p/>
          </table:table-cell>
          <table:table-cell table:style-name="ce2" table:formula="of:=IF(AND([.$G3]&lt;[.SF$1];[.$H3]&gt;=[.SF$1]);1;&quot;&quot;)">
            <text:p/>
          </table:table-cell>
          <table:table-cell table:style-name="ce2" table:formula="of:=IF(AND([.$G3]&lt;[.SG$1];[.$H3]&gt;=[.SG$1]);1;&quot;&quot;)">
            <text:p/>
          </table:table-cell>
          <table:table-cell table:style-name="ce2" table:formula="of:=IF(AND([.$G3]&lt;[.SH$1];[.$H3]&gt;=[.SH$1]);1;&quot;&quot;)">
            <text:p/>
          </table:table-cell>
          <table:table-cell table:style-name="ce2" table:formula="of:=IF(AND([.$G3]&lt;[.SI$1];[.$H3]&gt;=[.SI$1]);1;&quot;&quot;)">
            <text:p/>
          </table:table-cell>
          <table:table-cell table:style-name="ce2" table:formula="of:=IF(AND([.$G3]&lt;[.SJ$1];[.$H3]&gt;=[.SJ$1]);1;&quot;&quot;)">
            <text:p/>
          </table:table-cell>
          <table:table-cell table:style-name="ce2" table:formula="of:=IF(AND([.$G3]&lt;[.SK$1];[.$H3]&gt;=[.SK$1]);1;&quot;&quot;)">
            <text:p/>
          </table:table-cell>
          <table:table-cell table:style-name="ce2" table:formula="of:=IF(AND([.$G3]&lt;[.SL$1];[.$H3]&gt;=[.SL$1]);1;&quot;&quot;)">
            <text:p/>
          </table:table-cell>
          <table:table-cell table:style-name="ce2" table:formula="of:=IF(AND([.$G3]&lt;[.SM$1];[.$H3]&gt;=[.SM$1]);1;&quot;&quot;)">
            <text:p/>
          </table:table-cell>
          <table:table-cell table:style-name="ce2" table:formula="of:=IF(AND([.$G3]&lt;[.SN$1];[.$H3]&gt;=[.SN$1]);1;&quot;&quot;)">
            <text:p/>
          </table:table-cell>
          <table:table-cell table:style-name="ce2" table:formula="of:=IF(AND([.$G3]&lt;[.SO$1];[.$H3]&gt;=[.SO$1]);1;&quot;&quot;)">
            <text:p/>
          </table:table-cell>
          <table:table-cell table:style-name="ce2" table:formula="of:=IF(AND([.$G3]&lt;[.SP$1];[.$H3]&gt;=[.SP$1]);1;&quot;&quot;)">
            <text:p/>
          </table:table-cell>
          <table:table-cell table:style-name="ce2" table:formula="of:=IF(AND([.$G3]&lt;[.SQ$1];[.$H3]&gt;=[.SQ$1]);1;&quot;&quot;)">
            <text:p/>
          </table:table-cell>
          <table:table-cell table:style-name="ce2" table:formula="of:=IF(AND([.$G3]&lt;[.SR$1];[.$H3]&gt;=[.SR$1]);1;&quot;&quot;)">
            <text:p/>
          </table:table-cell>
          <table:table-cell table:style-name="ce2" table:formula="of:=IF(AND([.$G3]&lt;[.SS$1];[.$H3]&gt;=[.SS$1]);1;&quot;&quot;)">
            <text:p/>
          </table:table-cell>
          <table:table-cell table:style-name="ce2" table:formula="of:=IF(AND([.$G3]&lt;[.ST$1];[.$H3]&gt;=[.ST$1]);1;&quot;&quot;)">
            <text:p/>
          </table:table-cell>
          <table:table-cell table:style-name="ce2" table:formula="of:=IF(AND([.$G3]&lt;[.SU$1];[.$H3]&gt;=[.SU$1]);1;&quot;&quot;)">
            <text:p/>
          </table:table-cell>
          <table:table-cell table:style-name="ce2" table:formula="of:=IF(AND([.$G3]&lt;[.SV$1];[.$H3]&gt;=[.SV$1]);1;&quot;&quot;)">
            <text:p/>
          </table:table-cell>
          <table:table-cell table:style-name="ce2" table:formula="of:=IF(AND([.$G3]&lt;[.SW$1];[.$H3]&gt;=[.SW$1]);1;&quot;&quot;)">
            <text:p/>
          </table:table-cell>
          <table:table-cell table:style-name="ce2" table:formula="of:=IF(AND([.$G3]&lt;[.SX$1];[.$H3]&gt;=[.SX$1]);1;&quot;&quot;)">
            <text:p/>
          </table:table-cell>
          <table:table-cell table:style-name="ce2" table:formula="of:=IF(AND([.$G3]&lt;[.SY$1];[.$H3]&gt;=[.SY$1]);1;&quot;&quot;)">
            <text:p/>
          </table:table-cell>
          <table:table-cell table:style-name="ce2" table:formula="of:=IF(AND([.$G3]&lt;[.SZ$1];[.$H3]&gt;=[.SZ$1]);1;&quot;&quot;)">
            <text:p/>
          </table:table-cell>
          <table:table-cell table:style-name="ce2" table:formula="of:=IF(AND([.$G3]&lt;[.TA$1];[.$H3]&gt;=[.TA$1]);1;&quot;&quot;)">
            <text:p/>
          </table:table-cell>
          <table:table-cell table:style-name="ce2" table:formula="of:=IF(AND([.$G3]&lt;[.TB$1];[.$H3]&gt;=[.TB$1]);1;&quot;&quot;)">
            <text:p/>
          </table:table-cell>
          <table:table-cell table:style-name="ce2" table:formula="of:=IF(AND([.$G3]&lt;[.TC$1];[.$H3]&gt;=[.TC$1]);1;&quot;&quot;)">
            <text:p/>
          </table:table-cell>
          <table:table-cell table:style-name="ce2" table:formula="of:=IF(AND([.$G3]&lt;[.TD$1];[.$H3]&gt;=[.TD$1]);1;&quot;&quot;)">
            <text:p/>
          </table:table-cell>
          <table:table-cell table:style-name="ce2" table:formula="of:=IF(AND([.$G3]&lt;[.TE$1];[.$H3]&gt;=[.TE$1]);1;&quot;&quot;)">
            <text:p/>
          </table:table-cell>
          <table:table-cell table:style-name="ce2" table:formula="of:=IF(AND([.$G3]&lt;[.TF$1];[.$H3]&gt;=[.TF$1]);1;&quot;&quot;)">
            <text:p/>
          </table:table-cell>
          <table:table-cell table:style-name="ce2" table:formula="of:=IF(AND([.$G3]&lt;[.TG$1];[.$H3]&gt;=[.TG$1]);1;&quot;&quot;)">
            <text:p/>
          </table:table-cell>
          <table:table-cell table:style-name="ce2" table:formula="of:=IF(AND([.$G3]&lt;[.TH$1];[.$H3]&gt;=[.TH$1]);1;&quot;&quot;)">
            <text:p/>
          </table:table-cell>
          <table:table-cell table:style-name="ce2" table:formula="of:=IF(AND([.$G3]&lt;[.TI$1];[.$H3]&gt;=[.TI$1]);1;&quot;&quot;)">
            <text:p/>
          </table:table-cell>
          <table:table-cell table:style-name="ce2" table:formula="of:=IF(AND([.$G3]&lt;[.TJ$1];[.$H3]&gt;=[.TJ$1]);1;&quot;&quot;)">
            <text:p/>
          </table:table-cell>
          <table:table-cell table:style-name="ce2" table:formula="of:=IF(AND([.$G3]&lt;[.TK$1];[.$H3]&gt;=[.TK$1]);1;&quot;&quot;)">
            <text:p/>
          </table:table-cell>
          <table:table-cell table:style-name="ce2" table:formula="of:=IF(AND([.$G3]&lt;[.TL$1];[.$H3]&gt;=[.TL$1]);1;&quot;&quot;)">
            <text:p/>
          </table:table-cell>
          <table:table-cell table:style-name="ce2" table:formula="of:=IF(AND([.$G3]&lt;[.TM$1];[.$H3]&gt;=[.TM$1]);1;&quot;&quot;)">
            <text:p/>
          </table:table-cell>
          <table:table-cell table:style-name="ce2" table:formula="of:=IF(AND([.$G3]&lt;[.TN$1];[.$H3]&gt;=[.TN$1]);1;&quot;&quot;)">
            <text:p/>
          </table:table-cell>
          <table:table-cell table:style-name="ce2" table:formula="of:=IF(AND([.$G3]&lt;[.TO$1];[.$H3]&gt;=[.TO$1]);1;&quot;&quot;)">
            <text:p/>
          </table:table-cell>
          <table:table-cell table:style-name="ce2" table:formula="of:=IF(AND([.$G3]&lt;[.TP$1];[.$H3]&gt;=[.TP$1]);1;&quot;&quot;)">
            <text:p/>
          </table:table-cell>
          <table:table-cell table:style-name="ce2" table:formula="of:=IF(AND([.$G3]&lt;[.TQ$1];[.$H3]&gt;=[.TQ$1]);1;&quot;&quot;)">
            <text:p/>
          </table:table-cell>
          <table:table-cell table:style-name="ce2" table:formula="of:=IF(AND([.$G3]&lt;[.TR$1];[.$H3]&gt;=[.TR$1]);1;&quot;&quot;)">
            <text:p/>
          </table:table-cell>
          <table:table-cell table:style-name="ce2" table:formula="of:=IF(AND([.$G3]&lt;[.TS$1];[.$H3]&gt;=[.TS$1]);1;&quot;&quot;)">
            <text:p/>
          </table:table-cell>
          <table:table-cell table:style-name="ce2" table:formula="of:=IF(AND([.$G3]&lt;[.TT$1];[.$H3]&gt;=[.TT$1]);1;&quot;&quot;)">
            <text:p/>
          </table:table-cell>
          <table:table-cell table:style-name="ce2" table:formula="of:=IF(AND([.$G3]&lt;[.TU$1];[.$H3]&gt;=[.TU$1]);1;&quot;&quot;)">
            <text:p/>
          </table:table-cell>
          <table:table-cell table:style-name="ce2" table:formula="of:=IF(AND([.$G3]&lt;[.TV$1];[.$H3]&gt;=[.TV$1]);1;&quot;&quot;)">
            <text:p/>
          </table:table-cell>
          <table:table-cell table:style-name="ce2" table:formula="of:=IF(AND([.$G3]&lt;[.TW$1];[.$H3]&gt;=[.TW$1]);1;&quot;&quot;)">
            <text:p/>
          </table:table-cell>
          <table:table-cell table:style-name="ce2" table:formula="of:=IF(AND([.$G3]&lt;[.TX$1];[.$H3]&gt;=[.TX$1]);1;&quot;&quot;)">
            <text:p/>
          </table:table-cell>
          <table:table-cell table:style-name="ce2" table:formula="of:=IF(AND([.$G3]&lt;[.TY$1];[.$H3]&gt;=[.TY$1]);1;&quot;&quot;)">
            <text:p/>
          </table:table-cell>
          <table:table-cell table:style-name="ce2" table:formula="of:=IF(AND([.$G3]&lt;[.TZ$1];[.$H3]&gt;=[.TZ$1]);1;&quot;&quot;)">
            <text:p/>
          </table:table-cell>
          <table:table-cell table:style-name="ce2" table:formula="of:=IF(AND([.$G3]&lt;[.UA$1];[.$H3]&gt;=[.UA$1]);1;&quot;&quot;)">
            <text:p/>
          </table:table-cell>
          <table:table-cell table:style-name="ce2" table:formula="of:=IF(AND([.$G3]&lt;[.UB$1];[.$H3]&gt;=[.UB$1]);1;&quot;&quot;)">
            <text:p/>
          </table:table-cell>
          <table:table-cell table:style-name="ce2" table:formula="of:=IF(AND([.$G3]&lt;[.UC$1];[.$H3]&gt;=[.UC$1]);1;&quot;&quot;)">
            <text:p/>
          </table:table-cell>
          <table:table-cell table:style-name="ce2" table:formula="of:=IF(AND([.$G3]&lt;[.UD$1];[.$H3]&gt;=[.UD$1]);1;&quot;&quot;)">
            <text:p/>
          </table:table-cell>
          <table:table-cell table:style-name="ce2" table:formula="of:=IF(AND([.$G3]&lt;[.UE$1];[.$H3]&gt;=[.UE$1]);1;&quot;&quot;)">
            <text:p/>
          </table:table-cell>
          <table:table-cell table:style-name="ce2" table:formula="of:=IF(AND([.$G3]&lt;[.UF$1];[.$H3]&gt;=[.UF$1]);1;&quot;&quot;)">
            <text:p/>
          </table:table-cell>
          <table:table-cell table:style-name="ce2" table:formula="of:=IF(AND([.$G3]&lt;[.UG$1];[.$H3]&gt;=[.UG$1]);1;&quot;&quot;)">
            <text:p/>
          </table:table-cell>
          <table:table-cell table:style-name="ce2" table:formula="of:=IF(AND([.$G3]&lt;[.UH$1];[.$H3]&gt;=[.UH$1]);1;&quot;&quot;)">
            <text:p/>
          </table:table-cell>
          <table:table-cell table:style-name="ce2" table:formula="of:=IF(AND([.$G3]&lt;[.UI$1];[.$H3]&gt;=[.UI$1]);1;&quot;&quot;)">
            <text:p/>
          </table:table-cell>
          <table:table-cell table:style-name="ce2" table:formula="of:=IF(AND([.$G3]&lt;[.UJ$1];[.$H3]&gt;=[.UJ$1]);1;&quot;&quot;)">
            <text:p/>
          </table:table-cell>
          <table:table-cell table:style-name="ce2" table:formula="of:=IF(AND([.$G3]&lt;[.UK$1];[.$H3]&gt;=[.UK$1]);1;&quot;&quot;)">
            <text:p/>
          </table:table-cell>
          <table:table-cell table:style-name="ce2" table:formula="of:=IF(AND([.$G3]&lt;[.UL$1];[.$H3]&gt;=[.UL$1]);1;&quot;&quot;)">
            <text:p/>
          </table:table-cell>
          <table:table-cell table:style-name="ce2" table:formula="of:=IF(AND([.$G3]&lt;[.UM$1];[.$H3]&gt;=[.UM$1]);1;&quot;&quot;)">
            <text:p/>
          </table:table-cell>
          <table:table-cell table:style-name="ce2" table:formula="of:=IF(AND([.$G3]&lt;[.UN$1];[.$H3]&gt;=[.UN$1]);1;&quot;&quot;)">
            <text:p/>
          </table:table-cell>
          <table:table-cell table:style-name="ce2" table:formula="of:=IF(AND([.$G3]&lt;[.UO$1];[.$H3]&gt;=[.UO$1]);1;&quot;&quot;)">
            <text:p/>
          </table:table-cell>
          <table:table-cell table:style-name="ce2" table:formula="of:=IF(AND([.$G3]&lt;[.UP$1];[.$H3]&gt;=[.UP$1]);1;&quot;&quot;)">
            <text:p/>
          </table:table-cell>
          <table:table-cell table:style-name="ce2" table:formula="of:=IF(AND([.$G3]&lt;[.UQ$1];[.$H3]&gt;=[.UQ$1]);1;&quot;&quot;)">
            <text:p/>
          </table:table-cell>
          <table:table-cell table:style-name="ce2" table:formula="of:=IF(AND([.$G3]&lt;[.UR$1];[.$H3]&gt;=[.UR$1]);1;&quot;&quot;)">
            <text:p/>
          </table:table-cell>
          <table:table-cell table:style-name="ce2" table:formula="of:=IF(AND([.$G3]&lt;[.US$1];[.$H3]&gt;=[.US$1]);1;&quot;&quot;)">
            <text:p/>
          </table:table-cell>
          <table:table-cell table:style-name="ce2" table:formula="of:=IF(AND([.$G3]&lt;[.UT$1];[.$H3]&gt;=[.UT$1]);1;&quot;&quot;)">
            <text:p/>
          </table:table-cell>
          <table:table-cell table:style-name="ce2" table:formula="of:=IF(AND([.$G3]&lt;[.UU$1];[.$H3]&gt;=[.UU$1]);1;&quot;&quot;)">
            <text:p/>
          </table:table-cell>
          <table:table-cell table:style-name="ce2" table:formula="of:=IF(AND([.$G3]&lt;[.UV$1];[.$H3]&gt;=[.UV$1]);1;&quot;&quot;)">
            <text:p/>
          </table:table-cell>
          <table:table-cell table:style-name="ce2" table:formula="of:=IF(AND([.$G3]&lt;[.UW$1];[.$H3]&gt;=[.UW$1]);1;&quot;&quot;)">
            <text:p/>
          </table:table-cell>
          <table:table-cell table:style-name="ce2" table:formula="of:=IF(AND([.$G3]&lt;[.UX$1];[.$H3]&gt;=[.UX$1]);1;&quot;&quot;)">
            <text:p/>
          </table:table-cell>
          <table:table-cell table:style-name="ce2" table:formula="of:=IF(AND([.$G3]&lt;[.UY$1];[.$H3]&gt;=[.UY$1]);1;&quot;&quot;)">
            <text:p/>
          </table:table-cell>
          <table:table-cell table:style-name="ce2" table:formula="of:=IF(AND([.$G3]&lt;[.UZ$1];[.$H3]&gt;=[.UZ$1]);1;&quot;&quot;)">
            <text:p/>
          </table:table-cell>
          <table:table-cell table:style-name="ce2" table:formula="of:=IF(AND([.$G3]&lt;[.VA$1];[.$H3]&gt;=[.VA$1]);1;&quot;&quot;)">
            <text:p/>
          </table:table-cell>
          <table:table-cell table:style-name="ce2" table:formula="of:=IF(AND([.$G3]&lt;[.VB$1];[.$H3]&gt;=[.VB$1]);1;&quot;&quot;)">
            <text:p/>
          </table:table-cell>
          <table:table-cell table:style-name="ce2" table:formula="of:=IF(AND([.$G3]&lt;[.VC$1];[.$H3]&gt;=[.VC$1]);1;&quot;&quot;)">
            <text:p/>
          </table:table-cell>
          <table:table-cell table:style-name="ce2" table:formula="of:=IF(AND([.$G3]&lt;[.VD$1];[.$H3]&gt;=[.VD$1]);1;&quot;&quot;)">
            <text:p/>
          </table:table-cell>
          <table:table-cell table:style-name="ce2" table:formula="of:=IF(AND([.$G3]&lt;[.VE$1];[.$H3]&gt;=[.VE$1]);1;&quot;&quot;)">
            <text:p/>
          </table:table-cell>
          <table:table-cell table:style-name="ce2" table:formula="of:=IF(AND([.$G3]&lt;[.VF$1];[.$H3]&gt;=[.VF$1]);1;&quot;&quot;)">
            <text:p/>
          </table:table-cell>
          <table:table-cell table:style-name="ce2" table:formula="of:=IF(AND([.$G3]&lt;[.VG$1];[.$H3]&gt;=[.VG$1]);1;&quot;&quot;)">
            <text:p/>
          </table:table-cell>
          <table:table-cell table:style-name="ce2" table:formula="of:=IF(AND([.$G3]&lt;[.VH$1];[.$H3]&gt;=[.VH$1]);1;&quot;&quot;)">
            <text:p/>
          </table:table-cell>
          <table:table-cell table:style-name="ce2" table:formula="of:=IF(AND([.$G3]&lt;[.VI$1];[.$H3]&gt;=[.VI$1]);1;&quot;&quot;)">
            <text:p/>
          </table:table-cell>
          <table:table-cell table:style-name="ce2" table:formula="of:=IF(AND([.$G3]&lt;[.VJ$1];[.$H3]&gt;=[.VJ$1]);1;&quot;&quot;)">
            <text:p/>
          </table:table-cell>
          <table:table-cell table:style-name="ce2" table:formula="of:=IF(AND([.$G3]&lt;[.VK$1];[.$H3]&gt;=[.VK$1]);1;&quot;&quot;)">
            <text:p/>
          </table:table-cell>
          <table:table-cell table:style-name="ce2" table:formula="of:=IF(AND([.$G3]&lt;[.VL$1];[.$H3]&gt;=[.VL$1]);1;&quot;&quot;)">
            <text:p/>
          </table:table-cell>
          <table:table-cell table:style-name="ce2" table:formula="of:=IF(AND([.$G3]&lt;[.VM$1];[.$H3]&gt;=[.VM$1]);1;&quot;&quot;)">
            <text:p/>
          </table:table-cell>
          <table:table-cell table:style-name="ce2" table:formula="of:=IF(AND([.$G3]&lt;[.VN$1];[.$H3]&gt;=[.VN$1]);1;&quot;&quot;)">
            <text:p/>
          </table:table-cell>
          <table:table-cell table:style-name="ce2" table:formula="of:=IF(AND([.$G3]&lt;[.VO$1];[.$H3]&gt;=[.VO$1]);1;&quot;&quot;)">
            <text:p/>
          </table:table-cell>
          <table:table-cell table:style-name="ce2" table:formula="of:=IF(AND([.$G3]&lt;[.VP$1];[.$H3]&gt;=[.VP$1]);1;&quot;&quot;)">
            <text:p/>
          </table:table-cell>
          <table:table-cell table:style-name="ce2" table:formula="of:=IF(AND([.$G3]&lt;[.VQ$1];[.$H3]&gt;=[.VQ$1]);1;&quot;&quot;)">
            <text:p/>
          </table:table-cell>
          <table:table-cell table:style-name="ce2" table:formula="of:=IF(AND([.$G3]&lt;[.VR$1];[.$H3]&gt;=[.VR$1]);1;&quot;&quot;)">
            <text:p/>
          </table:table-cell>
          <table:table-cell table:style-name="ce2" table:formula="of:=IF(AND([.$G3]&lt;[.VS$1];[.$H3]&gt;=[.VS$1]);1;&quot;&quot;)">
            <text:p/>
          </table:table-cell>
          <table:table-cell table:style-name="ce2" table:formula="of:=IF(AND([.$G3]&lt;[.VT$1];[.$H3]&gt;=[.VT$1]);1;&quot;&quot;)">
            <text:p/>
          </table:table-cell>
          <table:table-cell table:style-name="ce2" table:formula="of:=IF(AND([.$G3]&lt;[.VU$1];[.$H3]&gt;=[.VU$1]);1;&quot;&quot;)">
            <text:p/>
          </table:table-cell>
          <table:table-cell table:style-name="ce2" table:formula="of:=IF(AND([.$G3]&lt;[.VV$1];[.$H3]&gt;=[.VV$1]);1;&quot;&quot;)">
            <text:p/>
          </table:table-cell>
          <table:table-cell table:style-name="ce2" table:formula="of:=IF(AND([.$G3]&lt;[.VW$1];[.$H3]&gt;=[.VW$1]);1;&quot;&quot;)">
            <text:p/>
          </table:table-cell>
          <table:table-cell table:style-name="ce2" table:formula="of:=IF(AND([.$G3]&lt;[.VX$1];[.$H3]&gt;=[.VX$1]);1;&quot;&quot;)">
            <text:p/>
          </table:table-cell>
          <table:table-cell table:style-name="ce2" table:formula="of:=IF(AND([.$G3]&lt;[.VY$1];[.$H3]&gt;=[.VY$1]);1;&quot;&quot;)">
            <text:p/>
          </table:table-cell>
          <table:table-cell table:style-name="ce2" table:formula="of:=IF(AND([.$G3]&lt;[.VZ$1];[.$H3]&gt;=[.VZ$1]);1;&quot;&quot;)">
            <text:p/>
          </table:table-cell>
          <table:table-cell table:style-name="ce2" table:formula="of:=IF(AND([.$G3]&lt;[.WA$1];[.$H3]&gt;=[.WA$1]);1;&quot;&quot;)">
            <text:p/>
          </table:table-cell>
          <table:table-cell table:style-name="ce2" table:formula="of:=IF(AND([.$G3]&lt;[.WB$1];[.$H3]&gt;=[.WB$1]);1;&quot;&quot;)">
            <text:p/>
          </table:table-cell>
          <table:table-cell table:style-name="ce2" table:formula="of:=IF(AND([.$G3]&lt;[.WC$1];[.$H3]&gt;=[.WC$1]);1;&quot;&quot;)">
            <text:p/>
          </table:table-cell>
          <table:table-cell table:style-name="ce2" table:formula="of:=IF(AND([.$G3]&lt;[.WD$1];[.$H3]&gt;=[.WD$1]);1;&quot;&quot;)">
            <text:p/>
          </table:table-cell>
          <table:table-cell table:style-name="ce2" table:formula="of:=IF(AND([.$G3]&lt;[.WE$1];[.$H3]&gt;=[.WE$1]);1;&quot;&quot;)">
            <text:p/>
          </table:table-cell>
          <table:table-cell table:style-name="ce2" table:formula="of:=IF(AND([.$G3]&lt;[.WF$1];[.$H3]&gt;=[.WF$1]);1;&quot;&quot;)">
            <text:p/>
          </table:table-cell>
          <table:table-cell table:style-name="ce2" table:formula="of:=IF(AND([.$G3]&lt;[.WG$1];[.$H3]&gt;=[.WG$1]);1;&quot;&quot;)">
            <text:p/>
          </table:table-cell>
          <table:table-cell table:style-name="ce2" table:formula="of:=IF(AND([.$G3]&lt;[.WH$1];[.$H3]&gt;=[.WH$1]);1;&quot;&quot;)">
            <text:p/>
          </table:table-cell>
          <table:table-cell table:style-name="ce2" table:formula="of:=IF(AND([.$G3]&lt;[.WI$1];[.$H3]&gt;=[.WI$1]);1;&quot;&quot;)">
            <text:p/>
          </table:table-cell>
          <table:table-cell table:style-name="ce2" table:formula="of:=IF(AND([.$G3]&lt;[.WJ$1];[.$H3]&gt;=[.WJ$1]);1;&quot;&quot;)">
            <text:p/>
          </table:table-cell>
          <table:table-cell table:style-name="ce2" table:formula="of:=IF(AND([.$G3]&lt;[.WK$1];[.$H3]&gt;=[.WK$1]);1;&quot;&quot;)">
            <text:p/>
          </table:table-cell>
          <table:table-cell table:style-name="ce2" table:formula="of:=IF(AND([.$G3]&lt;[.WL$1];[.$H3]&gt;=[.WL$1]);1;&quot;&quot;)">
            <text:p/>
          </table:table-cell>
          <table:table-cell table:style-name="ce2" table:formula="of:=IF(AND([.$G3]&lt;[.WM$1];[.$H3]&gt;=[.WM$1]);1;&quot;&quot;)">
            <text:p/>
          </table:table-cell>
          <table:table-cell table:style-name="ce2" table:formula="of:=IF(AND([.$G3]&lt;[.WN$1];[.$H3]&gt;=[.WN$1]);1;&quot;&quot;)">
            <text:p/>
          </table:table-cell>
          <table:table-cell table:style-name="ce2" table:formula="of:=IF(AND([.$G3]&lt;[.WO$1];[.$H3]&gt;=[.WO$1]);1;&quot;&quot;)">
            <text:p/>
          </table:table-cell>
          <table:table-cell table:style-name="ce2" table:formula="of:=IF(AND([.$G3]&lt;[.WP$1];[.$H3]&gt;=[.WP$1]);1;&quot;&quot;)">
            <text:p/>
          </table:table-cell>
          <table:table-cell table:style-name="ce2" table:formula="of:=IF(AND([.$G3]&lt;[.WQ$1];[.$H3]&gt;=[.WQ$1]);1;&quot;&quot;)">
            <text:p/>
          </table:table-cell>
          <table:table-cell table:style-name="ce2" table:formula="of:=IF(AND([.$G3]&lt;[.WR$1];[.$H3]&gt;=[.WR$1]);1;&quot;&quot;)">
            <text:p/>
          </table:table-cell>
          <table:table-cell table:style-name="ce2" table:formula="of:=IF(AND([.$G3]&lt;[.WS$1];[.$H3]&gt;=[.WS$1]);1;&quot;&quot;)">
            <text:p/>
          </table:table-cell>
          <table:table-cell table:style-name="ce2" table:formula="of:=IF(AND([.$G3]&lt;[.WT$1];[.$H3]&gt;=[.WT$1]);1;&quot;&quot;)">
            <text:p/>
          </table:table-cell>
          <table:table-cell table:style-name="ce2" table:formula="of:=IF(AND([.$G3]&lt;[.WU$1];[.$H3]&gt;=[.WU$1]);1;&quot;&quot;)">
            <text:p/>
          </table:table-cell>
          <table:table-cell table:style-name="ce2" table:formula="of:=IF(AND([.$G3]&lt;[.WV$1];[.$H3]&gt;=[.WV$1]);1;&quot;&quot;)">
            <text:p/>
          </table:table-cell>
          <table:table-cell table:style-name="ce2" table:formula="of:=IF(AND([.$G3]&lt;[.WW$1];[.$H3]&gt;=[.WW$1]);1;&quot;&quot;)">
            <text:p/>
          </table:table-cell>
          <table:table-cell table:style-name="ce2" table:formula="of:=IF(AND([.$G3]&lt;[.WX$1];[.$H3]&gt;=[.WX$1]);1;&quot;&quot;)">
            <text:p/>
          </table:table-cell>
          <table:table-cell table:style-name="ce2" table:formula="of:=IF(AND([.$G3]&lt;[.WY$1];[.$H3]&gt;=[.WY$1]);1;&quot;&quot;)">
            <text:p/>
          </table:table-cell>
          <table:table-cell table:style-name="ce2" table:formula="of:=IF(AND([.$G3]&lt;[.WZ$1];[.$H3]&gt;=[.WZ$1]);1;&quot;&quot;)">
            <text:p/>
          </table:table-cell>
          <table:table-cell table:style-name="ce2" table:formula="of:=IF(AND([.$G3]&lt;[.XA$1];[.$H3]&gt;=[.XA$1]);1;&quot;&quot;)">
            <text:p/>
          </table:table-cell>
          <table:table-cell table:style-name="ce2" table:formula="of:=IF(AND([.$G3]&lt;[.XB$1];[.$H3]&gt;=[.XB$1]);1;&quot;&quot;)">
            <text:p/>
          </table:table-cell>
          <table:table-cell table:style-name="ce2" table:formula="of:=IF(AND([.$G3]&lt;[.XC$1];[.$H3]&gt;=[.XC$1]);1;&quot;&quot;)">
            <text:p/>
          </table:table-cell>
          <table:table-cell table:style-name="ce2" table:formula="of:=IF(AND([.$G3]&lt;[.XD$1];[.$H3]&gt;=[.XD$1]);1;&quot;&quot;)">
            <text:p/>
          </table:table-cell>
          <table:table-cell table:style-name="ce2" table:formula="of:=IF(AND([.$G3]&lt;[.XE$1];[.$H3]&gt;=[.XE$1]);1;&quot;&quot;)">
            <text:p/>
          </table:table-cell>
          <table:table-cell table:style-name="ce2" table:formula="of:=IF(AND([.$G3]&lt;[.XF$1];[.$H3]&gt;=[.XF$1]);1;&quot;&quot;)">
            <text:p/>
          </table:table-cell>
          <table:table-cell table:style-name="ce2" table:formula="of:=IF(AND([.$G3]&lt;[.XG$1];[.$H3]&gt;=[.XG$1]);1;&quot;&quot;)">
            <text:p/>
          </table:table-cell>
          <table:table-cell table:style-name="ce2" table:formula="of:=IF(AND([.$G3]&lt;[.XH$1];[.$H3]&gt;=[.XH$1]);1;&quot;&quot;)">
            <text:p/>
          </table:table-cell>
          <table:table-cell table:style-name="ce2" table:formula="of:=IF(AND([.$G3]&lt;[.XI$1];[.$H3]&gt;=[.XI$1]);1;&quot;&quot;)">
            <text:p/>
          </table:table-cell>
          <table:table-cell table:style-name="ce2" table:formula="of:=IF(AND([.$G3]&lt;[.XJ$1];[.$H3]&gt;=[.XJ$1]);1;&quot;&quot;)">
            <text:p/>
          </table:table-cell>
          <table:table-cell table:style-name="ce2" table:formula="of:=IF(AND([.$G3]&lt;[.XK$1];[.$H3]&gt;=[.XK$1]);1;&quot;&quot;)">
            <text:p/>
          </table:table-cell>
          <table:table-cell table:style-name="ce2" table:formula="of:=IF(AND([.$G3]&lt;[.XL$1];[.$H3]&gt;=[.XL$1]);1;&quot;&quot;)">
            <text:p/>
          </table:table-cell>
          <table:table-cell table:style-name="ce2" table:formula="of:=IF(AND([.$G3]&lt;[.XM$1];[.$H3]&gt;=[.XM$1]);1;&quot;&quot;)">
            <text:p/>
          </table:table-cell>
          <table:table-cell table:style-name="ce2" table:formula="of:=IF(AND([.$G3]&lt;[.XN$1];[.$H3]&gt;=[.XN$1]);1;&quot;&quot;)">
            <text:p/>
          </table:table-cell>
          <table:table-cell table:style-name="ce2" table:formula="of:=IF(AND([.$G3]&lt;[.XO$1];[.$H3]&gt;=[.XO$1]);1;&quot;&quot;)">
            <text:p/>
          </table:table-cell>
          <table:table-cell table:style-name="ce2" table:formula="of:=IF(AND([.$G3]&lt;[.XP$1];[.$H3]&gt;=[.XP$1]);1;&quot;&quot;)">
            <text:p/>
          </table:table-cell>
          <table:table-cell table:style-name="ce2" table:formula="of:=IF(AND([.$G3]&lt;[.XQ$1];[.$H3]&gt;=[.XQ$1]);1;&quot;&quot;)">
            <text:p/>
          </table:table-cell>
          <table:table-cell table:style-name="ce2" table:formula="of:=IF(AND([.$G3]&lt;[.XR$1];[.$H3]&gt;=[.XR$1]);1;&quot;&quot;)">
            <text:p/>
          </table:table-cell>
          <table:table-cell table:style-name="ce2" table:formula="of:=IF(AND([.$G3]&lt;[.XS$1];[.$H3]&gt;=[.XS$1]);1;&quot;&quot;)">
            <text:p/>
          </table:table-cell>
          <table:table-cell table:style-name="ce2" table:formula="of:=IF(AND([.$G3]&lt;[.XT$1];[.$H3]&gt;=[.XT$1]);1;&quot;&quot;)">
            <text:p/>
          </table:table-cell>
          <table:table-cell table:style-name="ce2" table:formula="of:=IF(AND([.$G3]&lt;[.XU$1];[.$H3]&gt;=[.XU$1]);1;&quot;&quot;)">
            <text:p/>
          </table:table-cell>
          <table:table-cell table:style-name="ce2" table:formula="of:=IF(AND([.$G3]&lt;[.XV$1];[.$H3]&gt;=[.XV$1]);1;&quot;&quot;)">
            <text:p/>
          </table:table-cell>
          <table:table-cell table:style-name="ce2" table:formula="of:=IF(AND([.$G3]&lt;[.XW$1];[.$H3]&gt;=[.XW$1]);1;&quot;&quot;)">
            <text:p/>
          </table:table-cell>
          <table:table-cell table:style-name="ce2" table:formula="of:=IF(AND([.$G3]&lt;[.XX$1];[.$H3]&gt;=[.XX$1]);1;&quot;&quot;)">
            <text:p/>
          </table:table-cell>
          <table:table-cell table:style-name="ce2" table:formula="of:=IF(AND([.$G3]&lt;[.XY$1];[.$H3]&gt;=[.XY$1]);1;&quot;&quot;)">
            <text:p/>
          </table:table-cell>
          <table:table-cell table:style-name="ce2" table:formula="of:=IF(AND([.$G3]&lt;[.XZ$1];[.$H3]&gt;=[.XZ$1]);1;&quot;&quot;)">
            <text:p/>
          </table:table-cell>
          <table:table-cell table:style-name="ce2" table:formula="of:=IF(AND([.$G3]&lt;[.YA$1];[.$H3]&gt;=[.YA$1]);1;&quot;&quot;)">
            <text:p/>
          </table:table-cell>
          <table:table-cell table:style-name="ce2" table:formula="of:=IF(AND([.$G3]&lt;[.YB$1];[.$H3]&gt;=[.YB$1]);1;&quot;&quot;)">
            <text:p/>
          </table:table-cell>
          <table:table-cell table:style-name="ce2" table:formula="of:=IF(AND([.$G3]&lt;[.YC$1];[.$H3]&gt;=[.YC$1]);1;&quot;&quot;)">
            <text:p/>
          </table:table-cell>
          <table:table-cell table:style-name="ce2" table:formula="of:=IF(AND([.$G3]&lt;[.YD$1];[.$H3]&gt;=[.YD$1]);1;&quot;&quot;)">
            <text:p/>
          </table:table-cell>
          <table:table-cell table:style-name="ce2" table:formula="of:=IF(AND([.$G3]&lt;[.YE$1];[.$H3]&gt;=[.YE$1]);1;&quot;&quot;)">
            <text:p/>
          </table:table-cell>
          <table:table-cell table:style-name="ce2" table:formula="of:=IF(AND([.$G3]&lt;[.YF$1];[.$H3]&gt;=[.YF$1]);1;&quot;&quot;)">
            <text:p/>
          </table:table-cell>
          <table:table-cell table:style-name="ce2" table:formula="of:=IF(AND([.$G3]&lt;[.YG$1];[.$H3]&gt;=[.YG$1]);1;&quot;&quot;)">
            <text:p/>
          </table:table-cell>
          <table:table-cell table:style-name="ce2" table:formula="of:=IF(AND([.$G3]&lt;[.YH$1];[.$H3]&gt;=[.YH$1]);1;&quot;&quot;)">
            <text:p/>
          </table:table-cell>
          <table:table-cell table:style-name="ce2" table:formula="of:=IF(AND([.$G3]&lt;[.YI$1];[.$H3]&gt;=[.YI$1]);1;&quot;&quot;)">
            <text:p/>
          </table:table-cell>
          <table:table-cell table:style-name="ce2" table:formula="of:=IF(AND([.$G3]&lt;[.YJ$1];[.$H3]&gt;=[.YJ$1]);1;&quot;&quot;)">
            <text:p/>
          </table:table-cell>
          <table:table-cell table:style-name="ce2" table:formula="of:=IF(AND([.$G3]&lt;[.YK$1];[.$H3]&gt;=[.YK$1]);1;&quot;&quot;)">
            <text:p/>
          </table:table-cell>
          <table:table-cell table:style-name="ce2" table:formula="of:=IF(AND([.$G3]&lt;[.YL$1];[.$H3]&gt;=[.YL$1]);1;&quot;&quot;)">
            <text:p/>
          </table:table-cell>
          <table:table-cell table:style-name="ce2" table:formula="of:=IF(AND([.$G3]&lt;[.YM$1];[.$H3]&gt;=[.YM$1]);1;&quot;&quot;)">
            <text:p/>
          </table:table-cell>
          <table:table-cell table:style-name="ce2" table:formula="of:=IF(AND([.$G3]&lt;[.YN$1];[.$H3]&gt;=[.YN$1]);1;&quot;&quot;)">
            <text:p/>
          </table:table-cell>
          <table:table-cell table:style-name="ce2" table:formula="of:=IF(AND([.$G3]&lt;[.YO$1];[.$H3]&gt;=[.YO$1]);1;&quot;&quot;)">
            <text:p/>
          </table:table-cell>
          <table:table-cell table:style-name="ce2" table:formula="of:=IF(AND([.$G3]&lt;[.YP$1];[.$H3]&gt;=[.YP$1]);1;&quot;&quot;)">
            <text:p/>
          </table:table-cell>
          <table:table-cell table:style-name="ce2" table:formula="of:=IF(AND([.$G3]&lt;[.YQ$1];[.$H3]&gt;=[.YQ$1]);1;&quot;&quot;)">
            <text:p/>
          </table:table-cell>
          <table:table-cell table:style-name="ce2" table:formula="of:=IF(AND([.$G3]&lt;[.YR$1];[.$H3]&gt;=[.YR$1]);1;&quot;&quot;)">
            <text:p/>
          </table:table-cell>
          <table:table-cell table:style-name="ce2" table:formula="of:=IF(AND([.$G3]&lt;[.YS$1];[.$H3]&gt;=[.YS$1]);1;&quot;&quot;)">
            <text:p/>
          </table:table-cell>
          <table:table-cell table:style-name="ce2" table:formula="of:=IF(AND([.$G3]&lt;[.YT$1];[.$H3]&gt;=[.YT$1]);1;&quot;&quot;)">
            <text:p/>
          </table:table-cell>
          <table:table-cell table:style-name="ce2" table:formula="of:=IF(AND([.$G3]&lt;[.YU$1];[.$H3]&gt;=[.YU$1]);1;&quot;&quot;)">
            <text:p/>
          </table:table-cell>
          <table:table-cell table:style-name="ce2" table:formula="of:=IF(AND([.$G3]&lt;[.YV$1];[.$H3]&gt;=[.YV$1]);1;&quot;&quot;)">
            <text:p/>
          </table:table-cell>
          <table:table-cell table:style-name="ce2" table:formula="of:=IF(AND([.$G3]&lt;[.YW$1];[.$H3]&gt;=[.YW$1]);1;&quot;&quot;)">
            <text:p/>
          </table:table-cell>
          <table:table-cell table:style-name="ce2" table:formula="of:=IF(AND([.$G3]&lt;[.YX$1];[.$H3]&gt;=[.YX$1]);1;&quot;&quot;)">
            <text:p/>
          </table:table-cell>
          <table:table-cell table:style-name="ce2" table:formula="of:=IF(AND([.$G3]&lt;[.YY$1];[.$H3]&gt;=[.YY$1]);1;&quot;&quot;)">
            <text:p/>
          </table:table-cell>
          <table:table-cell table:style-name="ce2" table:formula="of:=IF(AND([.$G3]&lt;[.YZ$1];[.$H3]&gt;=[.YZ$1]);1;&quot;&quot;)">
            <text:p/>
          </table:table-cell>
          <table:table-cell table:style-name="ce2" table:formula="of:=IF(AND([.$G3]&lt;[.ZA$1];[.$H3]&gt;=[.ZA$1]);1;&quot;&quot;)">
            <text:p/>
          </table:table-cell>
          <table:table-cell table:style-name="ce2" table:formula="of:=IF(AND([.$G3]&lt;[.ZB$1];[.$H3]&gt;=[.ZB$1]);1;&quot;&quot;)">
            <text:p/>
          </table:table-cell>
          <table:table-cell table:style-name="ce2" table:formula="of:=IF(AND([.$G3]&lt;[.ZC$1];[.$H3]&gt;=[.ZC$1]);1;&quot;&quot;)">
            <text:p/>
          </table:table-cell>
          <table:table-cell table:style-name="ce2" table:formula="of:=IF(AND([.$G3]&lt;[.ZD$1];[.$H3]&gt;=[.ZD$1]);1;&quot;&quot;)">
            <text:p/>
          </table:table-cell>
          <table:table-cell table:style-name="ce2" table:formula="of:=IF(AND([.$G3]&lt;[.ZE$1];[.$H3]&gt;=[.ZE$1]);1;&quot;&quot;)">
            <text:p/>
          </table:table-cell>
          <table:table-cell table:style-name="ce2" table:formula="of:=IF(AND([.$G3]&lt;[.ZF$1];[.$H3]&gt;=[.ZF$1]);1;&quot;&quot;)">
            <text:p/>
          </table:table-cell>
          <table:table-cell table:style-name="ce2" table:formula="of:=IF(AND([.$G3]&lt;[.ZG$1];[.$H3]&gt;=[.ZG$1]);1;&quot;&quot;)">
            <text:p/>
          </table:table-cell>
          <table:table-cell table:style-name="ce2" table:formula="of:=IF(AND([.$G3]&lt;[.ZH$1];[.$H3]&gt;=[.ZH$1]);1;&quot;&quot;)">
            <text:p/>
          </table:table-cell>
          <table:table-cell table:style-name="ce2" table:formula="of:=IF(AND([.$G3]&lt;[.ZI$1];[.$H3]&gt;=[.ZI$1]);1;&quot;&quot;)">
            <text:p/>
          </table:table-cell>
          <table:table-cell table:style-name="ce2" table:formula="of:=IF(AND([.$G3]&lt;[.ZJ$1];[.$H3]&gt;=[.ZJ$1]);1;&quot;&quot;)">
            <text:p/>
          </table:table-cell>
          <table:table-cell table:style-name="ce2" table:formula="of:=IF(AND([.$G3]&lt;[.ZK$1];[.$H3]&gt;=[.ZK$1]);1;&quot;&quot;)">
            <text:p/>
          </table:table-cell>
          <table:table-cell table:style-name="ce2" table:formula="of:=IF(AND([.$G3]&lt;[.ZL$1];[.$H3]&gt;=[.ZL$1]);1;&quot;&quot;)">
            <text:p/>
          </table:table-cell>
          <table:table-cell table:style-name="ce2" table:formula="of:=IF(AND([.$G3]&lt;[.ZM$1];[.$H3]&gt;=[.ZM$1]);1;&quot;&quot;)">
            <text:p/>
          </table:table-cell>
          <table:table-cell table:style-name="ce2" table:formula="of:=IF(AND([.$G3]&lt;[.ZN$1];[.$H3]&gt;=[.ZN$1]);1;&quot;&quot;)">
            <text:p/>
          </table:table-cell>
          <table:table-cell table:style-name="ce2" table:formula="of:=IF(AND([.$G3]&lt;[.ZO$1];[.$H3]&gt;=[.ZO$1]);1;&quot;&quot;)">
            <text:p/>
          </table:table-cell>
          <table:table-cell table:style-name="ce2" table:formula="of:=IF(AND([.$G3]&lt;[.ZP$1];[.$H3]&gt;=[.ZP$1]);1;&quot;&quot;)">
            <text:p/>
          </table:table-cell>
          <table:table-cell table:style-name="ce2" table:formula="of:=IF(AND([.$G3]&lt;[.ZQ$1];[.$H3]&gt;=[.ZQ$1]);1;&quot;&quot;)">
            <text:p/>
          </table:table-cell>
          <table:table-cell table:style-name="ce2" table:formula="of:=IF(AND([.$G3]&lt;[.ZR$1];[.$H3]&gt;=[.ZR$1]);1;&quot;&quot;)">
            <text:p/>
          </table:table-cell>
          <table:table-cell table:style-name="ce2" table:formula="of:=IF(AND([.$G3]&lt;[.ZS$1];[.$H3]&gt;=[.ZS$1]);1;&quot;&quot;)">
            <text:p/>
          </table:table-cell>
          <table:table-cell table:style-name="ce2" table:formula="of:=IF(AND([.$G3]&lt;[.ZT$1];[.$H3]&gt;=[.ZT$1]);1;&quot;&quot;)">
            <text:p/>
          </table:table-cell>
          <table:table-cell table:style-name="ce2" table:formula="of:=IF(AND([.$G3]&lt;[.ZU$1];[.$H3]&gt;=[.ZU$1]);1;&quot;&quot;)">
            <text:p/>
          </table:table-cell>
          <table:table-cell table:style-name="ce2" table:formula="of:=IF(AND([.$G3]&lt;[.ZV$1];[.$H3]&gt;=[.ZV$1]);1;&quot;&quot;)">
            <text:p/>
          </table:table-cell>
          <table:table-cell table:style-name="ce2" table:formula="of:=IF(AND([.$G3]&lt;[.ZW$1];[.$H3]&gt;=[.ZW$1]);1;&quot;&quot;)">
            <text:p/>
          </table:table-cell>
          <table:table-cell table:style-name="ce2" table:formula="of:=IF(AND([.$G3]&lt;[.ZX$1];[.$H3]&gt;=[.ZX$1]);1;&quot;&quot;)">
            <text:p/>
          </table:table-cell>
          <table:table-cell table:style-name="ce2" table:formula="of:=IF(AND([.$G3]&lt;[.ZY$1];[.$H3]&gt;=[.ZY$1]);1;&quot;&quot;)">
            <text:p/>
          </table:table-cell>
          <table:table-cell table:style-name="ce2" table:formula="of:=IF(AND([.$G3]&lt;[.ZZ$1];[.$H3]&gt;=[.ZZ$1]);1;&quot;&quot;)">
            <text:p/>
          </table:table-cell>
          <table:table-cell table:style-name="ce2" table:formula="of:=IF(AND([.$G3]&lt;[.AAA$1];[.$H3]&gt;=[.AAA$1]);1;&quot;&quot;)">
            <text:p/>
          </table:table-cell>
          <table:table-cell table:style-name="ce2" table:formula="of:=IF(AND([.$G3]&lt;[.AAB$1];[.$H3]&gt;=[.AAB$1]);1;&quot;&quot;)">
            <text:p/>
          </table:table-cell>
          <table:table-cell table:style-name="ce2" table:formula="of:=IF(AND([.$G3]&lt;[.AAC$1];[.$H3]&gt;=[.AAC$1]);1;&quot;&quot;)">
            <text:p/>
          </table:table-cell>
          <table:table-cell table:style-name="ce2" table:formula="of:=IF(AND([.$G3]&lt;[.AAD$1];[.$H3]&gt;=[.AAD$1]);1;&quot;&quot;)">
            <text:p/>
          </table:table-cell>
          <table:table-cell table:style-name="ce2" table:formula="of:=IF(AND([.$G3]&lt;[.AAE$1];[.$H3]&gt;=[.AAE$1]);1;&quot;&quot;)">
            <text:p/>
          </table:table-cell>
          <table:table-cell table:style-name="ce2" table:formula="of:=IF(AND([.$G3]&lt;[.AAF$1];[.$H3]&gt;=[.AAF$1]);1;&quot;&quot;)">
            <text:p/>
          </table:table-cell>
          <table:table-cell table:style-name="ce2" table:formula="of:=IF(AND([.$G3]&lt;[.AAG$1];[.$H3]&gt;=[.AAG$1]);1;&quot;&quot;)">
            <text:p/>
          </table:table-cell>
          <table:table-cell table:style-name="ce2" table:formula="of:=IF(AND([.$G3]&lt;[.AAH$1];[.$H3]&gt;=[.AAH$1]);1;&quot;&quot;)">
            <text:p/>
          </table:table-cell>
          <table:table-cell table:style-name="ce2" table:formula="of:=IF(AND([.$G3]&lt;[.AAI$1];[.$H3]&gt;=[.AAI$1]);1;&quot;&quot;)">
            <text:p/>
          </table:table-cell>
          <table:table-cell table:style-name="ce2" table:formula="of:=IF(AND([.$G3]&lt;[.AAJ$1];[.$H3]&gt;=[.AAJ$1]);1;&quot;&quot;)">
            <text:p/>
          </table:table-cell>
          <table:table-cell table:style-name="ce2" table:formula="of:=IF(AND([.$G3]&lt;[.AAK$1];[.$H3]&gt;=[.AAK$1]);1;&quot;&quot;)">
            <text:p/>
          </table:table-cell>
          <table:table-cell table:style-name="ce2" table:formula="of:=IF(AND([.$G3]&lt;[.AAL$1];[.$H3]&gt;=[.AAL$1]);1;&quot;&quot;)">
            <text:p/>
          </table:table-cell>
          <table:table-cell table:style-name="ce2" table:formula="of:=IF(AND([.$G3]&lt;[.AAM$1];[.$H3]&gt;=[.AAM$1]);1;&quot;&quot;)">
            <text:p/>
          </table:table-cell>
          <table:table-cell table:style-name="ce2" table:formula="of:=IF(AND([.$G3]&lt;[.AAN$1];[.$H3]&gt;=[.AAN$1]);1;&quot;&quot;)">
            <text:p/>
          </table:table-cell>
          <table:table-cell table:style-name="ce2" table:formula="of:=IF(AND([.$G3]&lt;[.AAO$1];[.$H3]&gt;=[.AAO$1]);1;&quot;&quot;)">
            <text:p/>
          </table:table-cell>
          <table:table-cell table:style-name="ce2" table:formula="of:=IF(AND([.$G3]&lt;[.AAP$1];[.$H3]&gt;=[.AAP$1]);1;&quot;&quot;)">
            <text:p/>
          </table:table-cell>
          <table:table-cell table:style-name="ce2" table:formula="of:=IF(AND([.$G3]&lt;[.AAQ$1];[.$H3]&gt;=[.AAQ$1]);1;&quot;&quot;)">
            <text:p/>
          </table:table-cell>
          <table:table-cell table:style-name="ce2" table:formula="of:=IF(AND([.$G3]&lt;[.AAR$1];[.$H3]&gt;=[.AAR$1]);1;&quot;&quot;)">
            <text:p/>
          </table:table-cell>
          <table:table-cell table:style-name="ce2" table:formula="of:=IF(AND([.$G3]&lt;[.AAS$1];[.$H3]&gt;=[.AAS$1]);1;&quot;&quot;)">
            <text:p/>
          </table:table-cell>
          <table:table-cell table:style-name="ce2" table:formula="of:=IF(AND([.$G3]&lt;[.AAT$1];[.$H3]&gt;=[.AAT$1]);1;&quot;&quot;)">
            <text:p/>
          </table:table-cell>
          <table:table-cell table:style-name="ce2" table:formula="of:=IF(AND([.$G3]&lt;[.AAU$1];[.$H3]&gt;=[.AAU$1]);1;&quot;&quot;)">
            <text:p/>
          </table:table-cell>
          <table:table-cell table:style-name="ce2" table:formula="of:=IF(AND([.$G3]&lt;[.AAV$1];[.$H3]&gt;=[.AAV$1]);1;&quot;&quot;)">
            <text:p/>
          </table:table-cell>
          <table:table-cell table:style-name="ce2" table:formula="of:=IF(AND([.$G3]&lt;[.AAW$1];[.$H3]&gt;=[.AAW$1]);1;&quot;&quot;)">
            <text:p/>
          </table:table-cell>
          <table:table-cell table:style-name="ce2" table:formula="of:=IF(AND([.$G3]&lt;[.AAX$1];[.$H3]&gt;=[.AAX$1]);1;&quot;&quot;)">
            <text:p/>
          </table:table-cell>
          <table:table-cell table:style-name="ce2" table:formula="of:=IF(AND([.$G3]&lt;[.AAY$1];[.$H3]&gt;=[.AAY$1]);1;&quot;&quot;)">
            <text:p/>
          </table:table-cell>
          <table:table-cell table:style-name="ce2" table:formula="of:=IF(AND([.$G3]&lt;[.AAZ$1];[.$H3]&gt;=[.AAZ$1]);1;&quot;&quot;)">
            <text:p/>
          </table:table-cell>
          <table:table-cell table:style-name="ce2" table:formula="of:=IF(AND([.$G3]&lt;[.ABA$1];[.$H3]&gt;=[.ABA$1]);1;&quot;&quot;)">
            <text:p/>
          </table:table-cell>
          <table:table-cell table:style-name="ce2" table:formula="of:=IF(AND([.$G3]&lt;[.ABB$1];[.$H3]&gt;=[.ABB$1]);1;&quot;&quot;)">
            <text:p/>
          </table:table-cell>
          <table:table-cell table:style-name="ce2" table:formula="of:=IF(AND([.$G3]&lt;[.ABC$1];[.$H3]&gt;=[.ABC$1]);1;&quot;&quot;)">
            <text:p/>
          </table:table-cell>
          <table:table-cell table:style-name="ce2" table:formula="of:=IF(AND([.$G3]&lt;[.ABD$1];[.$H3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4];[.$A:.$H];8;0);VLOOKUP([.D4];[.$A:.$H];8;0);VLOOKUP([.E4];[.$A:.$H];8;0);VLOOKUP([.F4];[.$A:.$H];8;0))" office:value-type="float" office:value="0" calcext:value-type="float">
            <text:p>0</text:p>
          </table:table-cell>
          <table:table-cell table:formula="of:=[.G4]+[.B4]" office:value-type="float" office:value="218" calcext:value-type="float">
            <text:p>218</text:p>
          </table:table-cell>
          <table:table-cell table:formula="of:=IF(AND([.G4]&lt;800;[.H4]&gt;800);1;0)" office:value-type="float" office:value="0" calcext:value-type="float">
            <text:p>0</text:p>
          </table:table-cell>
          <table:table-cell table:style-name="ce2" table:formula="of:=IF(AND([.$G4]&lt;[.J$1];[.$H4]&gt;=[.J$1]);1;&quot;&quot;)" office:value-type="float" office:value="1" calcext:value-type="float">
            <text:p>1</text:p>
          </table:table-cell>
          <table:table-cell table:style-name="ce2" table:formula="of:=IF(AND([.$G4]&lt;[.K$1];[.$H4]&gt;=[.K$1]);1;&quot;&quot;)" office:value-type="float" office:value="1" calcext:value-type="float">
            <text:p>1</text:p>
          </table:table-cell>
          <table:table-cell table:style-name="ce2" table:formula="of:=IF(AND([.$G4]&lt;[.L$1];[.$H4]&gt;=[.L$1]);1;&quot;&quot;)" office:value-type="float" office:value="1" calcext:value-type="float">
            <text:p>1</text:p>
          </table:table-cell>
          <table:table-cell table:style-name="ce2" table:formula="of:=IF(AND([.$G4]&lt;[.M$1];[.$H4]&gt;=[.M$1]);1;&quot;&quot;)" office:value-type="float" office:value="1" calcext:value-type="float">
            <text:p>1</text:p>
          </table:table-cell>
          <table:table-cell table:style-name="ce2" table:formula="of:=IF(AND([.$G4]&lt;[.N$1];[.$H4]&gt;=[.N$1]);1;&quot;&quot;)" office:value-type="float" office:value="1" calcext:value-type="float">
            <text:p>1</text:p>
          </table:table-cell>
          <table:table-cell table:style-name="ce2" table:formula="of:=IF(AND([.$G4]&lt;[.O$1];[.$H4]&gt;=[.O$1]);1;&quot;&quot;)" office:value-type="float" office:value="1" calcext:value-type="float">
            <text:p>1</text:p>
          </table:table-cell>
          <table:table-cell table:style-name="ce2" table:formula="of:=IF(AND([.$G4]&lt;[.P$1];[.$H4]&gt;=[.P$1]);1;&quot;&quot;)" office:value-type="float" office:value="1" calcext:value-type="float">
            <text:p>1</text:p>
          </table:table-cell>
          <table:table-cell table:style-name="ce2" table:formula="of:=IF(AND([.$G4]&lt;[.Q$1];[.$H4]&gt;=[.Q$1]);1;&quot;&quot;)" office:value-type="float" office:value="1" calcext:value-type="float">
            <text:p>1</text:p>
          </table:table-cell>
          <table:table-cell table:style-name="ce2" table:formula="of:=IF(AND([.$G4]&lt;[.R$1];[.$H4]&gt;=[.R$1]);1;&quot;&quot;)" office:value-type="float" office:value="1" calcext:value-type="float">
            <text:p>1</text:p>
          </table:table-cell>
          <table:table-cell table:style-name="ce2" table:formula="of:=IF(AND([.$G4]&lt;[.S$1];[.$H4]&gt;=[.S$1]);1;&quot;&quot;)" office:value-type="float" office:value="1" calcext:value-type="float">
            <text:p>1</text:p>
          </table:table-cell>
          <table:table-cell table:style-name="ce2" table:formula="of:=IF(AND([.$G4]&lt;[.T$1];[.$H4]&gt;=[.T$1]);1;&quot;&quot;)" office:value-type="float" office:value="1" calcext:value-type="float">
            <text:p>1</text:p>
          </table:table-cell>
          <table:table-cell table:style-name="ce2" table:formula="of:=IF(AND([.$G4]&lt;[.U$1];[.$H4]&gt;=[.U$1]);1;&quot;&quot;)" office:value-type="float" office:value="1" calcext:value-type="float">
            <text:p>1</text:p>
          </table:table-cell>
          <table:table-cell table:style-name="ce2" table:formula="of:=IF(AND([.$G4]&lt;[.V$1];[.$H4]&gt;=[.V$1]);1;&quot;&quot;)" office:value-type="float" office:value="1" calcext:value-type="float">
            <text:p>1</text:p>
          </table:table-cell>
          <table:table-cell table:style-name="ce2" table:formula="of:=IF(AND([.$G4]&lt;[.W$1];[.$H4]&gt;=[.W$1]);1;&quot;&quot;)" office:value-type="float" office:value="1" calcext:value-type="float">
            <text:p>1</text:p>
          </table:table-cell>
          <table:table-cell table:style-name="ce2" table:formula="of:=IF(AND([.$G4]&lt;[.X$1];[.$H4]&gt;=[.X$1]);1;&quot;&quot;)" office:value-type="float" office:value="1" calcext:value-type="float">
            <text:p>1</text:p>
          </table:table-cell>
          <table:table-cell table:style-name="ce2" table:formula="of:=IF(AND([.$G4]&lt;[.Y$1];[.$H4]&gt;=[.Y$1]);1;&quot;&quot;)" office:value-type="float" office:value="1" calcext:value-type="float">
            <text:p>1</text:p>
          </table:table-cell>
          <table:table-cell table:style-name="ce2" table:formula="of:=IF(AND([.$G4]&lt;[.Z$1];[.$H4]&gt;=[.Z$1]);1;&quot;&quot;)" office:value-type="float" office:value="1" calcext:value-type="float">
            <text:p>1</text:p>
          </table:table-cell>
          <table:table-cell table:style-name="ce2" table:formula="of:=IF(AND([.$G4]&lt;[.AA$1];[.$H4]&gt;=[.AA$1]);1;&quot;&quot;)" office:value-type="float" office:value="1" calcext:value-type="float">
            <text:p>1</text:p>
          </table:table-cell>
          <table:table-cell table:style-name="ce2" table:formula="of:=IF(AND([.$G4]&lt;[.AB$1];[.$H4]&gt;=[.AB$1]);1;&quot;&quot;)" office:value-type="float" office:value="1" calcext:value-type="float">
            <text:p>1</text:p>
          </table:table-cell>
          <table:table-cell table:style-name="ce2" table:formula="of:=IF(AND([.$G4]&lt;[.AC$1];[.$H4]&gt;=[.AC$1]);1;&quot;&quot;)" office:value-type="float" office:value="1" calcext:value-type="float">
            <text:p>1</text:p>
          </table:table-cell>
          <table:table-cell table:style-name="ce2" table:formula="of:=IF(AND([.$G4]&lt;[.AD$1];[.$H4]&gt;=[.AD$1]);1;&quot;&quot;)" office:value-type="float" office:value="1" calcext:value-type="float">
            <text:p>1</text:p>
          </table:table-cell>
          <table:table-cell table:style-name="ce2" table:formula="of:=IF(AND([.$G4]&lt;[.AE$1];[.$H4]&gt;=[.AE$1]);1;&quot;&quot;)" office:value-type="float" office:value="1" calcext:value-type="float">
            <text:p>1</text:p>
          </table:table-cell>
          <table:table-cell table:style-name="ce2" table:formula="of:=IF(AND([.$G4]&lt;[.AF$1];[.$H4]&gt;=[.AF$1]);1;&quot;&quot;)" office:value-type="float" office:value="1" calcext:value-type="float">
            <text:p>1</text:p>
          </table:table-cell>
          <table:table-cell table:style-name="ce2" table:formula="of:=IF(AND([.$G4]&lt;[.AG$1];[.$H4]&gt;=[.AG$1]);1;&quot;&quot;)" office:value-type="float" office:value="1" calcext:value-type="float">
            <text:p>1</text:p>
          </table:table-cell>
          <table:table-cell table:style-name="ce2" table:formula="of:=IF(AND([.$G4]&lt;[.AH$1];[.$H4]&gt;=[.AH$1]);1;&quot;&quot;)" office:value-type="float" office:value="1" calcext:value-type="float">
            <text:p>1</text:p>
          </table:table-cell>
          <table:table-cell table:style-name="ce2" table:formula="of:=IF(AND([.$G4]&lt;[.AI$1];[.$H4]&gt;=[.AI$1]);1;&quot;&quot;)" office:value-type="float" office:value="1" calcext:value-type="float">
            <text:p>1</text:p>
          </table:table-cell>
          <table:table-cell table:style-name="ce2" table:formula="of:=IF(AND([.$G4]&lt;[.AJ$1];[.$H4]&gt;=[.AJ$1]);1;&quot;&quot;)" office:value-type="float" office:value="1" calcext:value-type="float">
            <text:p>1</text:p>
          </table:table-cell>
          <table:table-cell table:style-name="ce2" table:formula="of:=IF(AND([.$G4]&lt;[.AK$1];[.$H4]&gt;=[.AK$1]);1;&quot;&quot;)" office:value-type="float" office:value="1" calcext:value-type="float">
            <text:p>1</text:p>
          </table:table-cell>
          <table:table-cell table:style-name="ce2" table:formula="of:=IF(AND([.$G4]&lt;[.AL$1];[.$H4]&gt;=[.AL$1]);1;&quot;&quot;)" office:value-type="float" office:value="1" calcext:value-type="float">
            <text:p>1</text:p>
          </table:table-cell>
          <table:table-cell table:style-name="ce2" table:formula="of:=IF(AND([.$G4]&lt;[.AM$1];[.$H4]&gt;=[.AM$1]);1;&quot;&quot;)" office:value-type="float" office:value="1" calcext:value-type="float">
            <text:p>1</text:p>
          </table:table-cell>
          <table:table-cell table:style-name="ce2" table:formula="of:=IF(AND([.$G4]&lt;[.AN$1];[.$H4]&gt;=[.AN$1]);1;&quot;&quot;)" office:value-type="float" office:value="1" calcext:value-type="float">
            <text:p>1</text:p>
          </table:table-cell>
          <table:table-cell table:style-name="ce2" table:formula="of:=IF(AND([.$G4]&lt;[.AO$1];[.$H4]&gt;=[.AO$1]);1;&quot;&quot;)" office:value-type="float" office:value="1" calcext:value-type="float">
            <text:p>1</text:p>
          </table:table-cell>
          <table:table-cell table:style-name="ce2" table:formula="of:=IF(AND([.$G4]&lt;[.AP$1];[.$H4]&gt;=[.AP$1]);1;&quot;&quot;)" office:value-type="float" office:value="1" calcext:value-type="float">
            <text:p>1</text:p>
          </table:table-cell>
          <table:table-cell table:style-name="ce2" table:formula="of:=IF(AND([.$G4]&lt;[.AQ$1];[.$H4]&gt;=[.AQ$1]);1;&quot;&quot;)" office:value-type="float" office:value="1" calcext:value-type="float">
            <text:p>1</text:p>
          </table:table-cell>
          <table:table-cell table:style-name="ce2" table:formula="of:=IF(AND([.$G4]&lt;[.AR$1];[.$H4]&gt;=[.AR$1]);1;&quot;&quot;)" office:value-type="float" office:value="1" calcext:value-type="float">
            <text:p>1</text:p>
          </table:table-cell>
          <table:table-cell table:style-name="ce2" table:formula="of:=IF(AND([.$G4]&lt;[.AS$1];[.$H4]&gt;=[.AS$1]);1;&quot;&quot;)" office:value-type="float" office:value="1" calcext:value-type="float">
            <text:p>1</text:p>
          </table:table-cell>
          <table:table-cell table:style-name="ce2" table:formula="of:=IF(AND([.$G4]&lt;[.AT$1];[.$H4]&gt;=[.AT$1]);1;&quot;&quot;)" office:value-type="float" office:value="1" calcext:value-type="float">
            <text:p>1</text:p>
          </table:table-cell>
          <table:table-cell table:style-name="ce2" table:formula="of:=IF(AND([.$G4]&lt;[.AU$1];[.$H4]&gt;=[.AU$1]);1;&quot;&quot;)" office:value-type="float" office:value="1" calcext:value-type="float">
            <text:p>1</text:p>
          </table:table-cell>
          <table:table-cell table:style-name="ce2" table:formula="of:=IF(AND([.$G4]&lt;[.AV$1];[.$H4]&gt;=[.AV$1]);1;&quot;&quot;)" office:value-type="float" office:value="1" calcext:value-type="float">
            <text:p>1</text:p>
          </table:table-cell>
          <table:table-cell table:style-name="ce2" table:formula="of:=IF(AND([.$G4]&lt;[.AW$1];[.$H4]&gt;=[.AW$1]);1;&quot;&quot;)" office:value-type="float" office:value="1" calcext:value-type="float">
            <text:p>1</text:p>
          </table:table-cell>
          <table:table-cell table:style-name="ce2" table:formula="of:=IF(AND([.$G4]&lt;[.AX$1];[.$H4]&gt;=[.AX$1]);1;&quot;&quot;)" office:value-type="float" office:value="1" calcext:value-type="float">
            <text:p>1</text:p>
          </table:table-cell>
          <table:table-cell table:style-name="ce2" table:formula="of:=IF(AND([.$G4]&lt;[.AY$1];[.$H4]&gt;=[.AY$1]);1;&quot;&quot;)" office:value-type="float" office:value="1" calcext:value-type="float">
            <text:p>1</text:p>
          </table:table-cell>
          <table:table-cell table:style-name="ce2" table:formula="of:=IF(AND([.$G4]&lt;[.AZ$1];[.$H4]&gt;=[.AZ$1]);1;&quot;&quot;)" office:value-type="float" office:value="1" calcext:value-type="float">
            <text:p>1</text:p>
          </table:table-cell>
          <table:table-cell table:style-name="ce2" table:formula="of:=IF(AND([.$G4]&lt;[.BA$1];[.$H4]&gt;=[.BA$1]);1;&quot;&quot;)" office:value-type="float" office:value="1" calcext:value-type="float">
            <text:p>1</text:p>
          </table:table-cell>
          <table:table-cell table:style-name="ce2" table:formula="of:=IF(AND([.$G4]&lt;[.BB$1];[.$H4]&gt;=[.BB$1]);1;&quot;&quot;)" office:value-type="float" office:value="1" calcext:value-type="float">
            <text:p>1</text:p>
          </table:table-cell>
          <table:table-cell table:style-name="ce2" table:formula="of:=IF(AND([.$G4]&lt;[.BC$1];[.$H4]&gt;=[.BC$1]);1;&quot;&quot;)" office:value-type="float" office:value="1" calcext:value-type="float">
            <text:p>1</text:p>
          </table:table-cell>
          <table:table-cell table:style-name="ce2" table:formula="of:=IF(AND([.$G4]&lt;[.BD$1];[.$H4]&gt;=[.BD$1]);1;&quot;&quot;)" office:value-type="float" office:value="1" calcext:value-type="float">
            <text:p>1</text:p>
          </table:table-cell>
          <table:table-cell table:style-name="ce2" table:formula="of:=IF(AND([.$G4]&lt;[.BE$1];[.$H4]&gt;=[.BE$1]);1;&quot;&quot;)" office:value-type="float" office:value="1" calcext:value-type="float">
            <text:p>1</text:p>
          </table:table-cell>
          <table:table-cell table:style-name="ce2" table:formula="of:=IF(AND([.$G4]&lt;[.BF$1];[.$H4]&gt;=[.BF$1]);1;&quot;&quot;)" office:value-type="float" office:value="1" calcext:value-type="float">
            <text:p>1</text:p>
          </table:table-cell>
          <table:table-cell table:style-name="ce2" table:formula="of:=IF(AND([.$G4]&lt;[.BG$1];[.$H4]&gt;=[.BG$1]);1;&quot;&quot;)" office:value-type="float" office:value="1" calcext:value-type="float">
            <text:p>1</text:p>
          </table:table-cell>
          <table:table-cell table:style-name="ce2" table:formula="of:=IF(AND([.$G4]&lt;[.BH$1];[.$H4]&gt;=[.BH$1]);1;&quot;&quot;)" office:value-type="float" office:value="1" calcext:value-type="float">
            <text:p>1</text:p>
          </table:table-cell>
          <table:table-cell table:style-name="ce2" table:formula="of:=IF(AND([.$G4]&lt;[.BI$1];[.$H4]&gt;=[.BI$1]);1;&quot;&quot;)" office:value-type="float" office:value="1" calcext:value-type="float">
            <text:p>1</text:p>
          </table:table-cell>
          <table:table-cell table:style-name="ce2" table:formula="of:=IF(AND([.$G4]&lt;[.BJ$1];[.$H4]&gt;=[.BJ$1]);1;&quot;&quot;)" office:value-type="float" office:value="1" calcext:value-type="float">
            <text:p>1</text:p>
          </table:table-cell>
          <table:table-cell table:style-name="ce2" table:formula="of:=IF(AND([.$G4]&lt;[.BK$1];[.$H4]&gt;=[.BK$1]);1;&quot;&quot;)" office:value-type="float" office:value="1" calcext:value-type="float">
            <text:p>1</text:p>
          </table:table-cell>
          <table:table-cell table:style-name="ce2" table:formula="of:=IF(AND([.$G4]&lt;[.BL$1];[.$H4]&gt;=[.BL$1]);1;&quot;&quot;)" office:value-type="float" office:value="1" calcext:value-type="float">
            <text:p>1</text:p>
          </table:table-cell>
          <table:table-cell table:style-name="ce2" table:formula="of:=IF(AND([.$G4]&lt;[.BM$1];[.$H4]&gt;=[.BM$1]);1;&quot;&quot;)" office:value-type="float" office:value="1" calcext:value-type="float">
            <text:p>1</text:p>
          </table:table-cell>
          <table:table-cell table:style-name="ce2" table:formula="of:=IF(AND([.$G4]&lt;[.BN$1];[.$H4]&gt;=[.BN$1]);1;&quot;&quot;)" office:value-type="float" office:value="1" calcext:value-type="float">
            <text:p>1</text:p>
          </table:table-cell>
          <table:table-cell table:style-name="ce2" table:formula="of:=IF(AND([.$G4]&lt;[.BO$1];[.$H4]&gt;=[.BO$1]);1;&quot;&quot;)" office:value-type="float" office:value="1" calcext:value-type="float">
            <text:p>1</text:p>
          </table:table-cell>
          <table:table-cell table:style-name="ce2" table:formula="of:=IF(AND([.$G4]&lt;[.BP$1];[.$H4]&gt;=[.BP$1]);1;&quot;&quot;)" office:value-type="float" office:value="1" calcext:value-type="float">
            <text:p>1</text:p>
          </table:table-cell>
          <table:table-cell table:style-name="ce2" table:formula="of:=IF(AND([.$G4]&lt;[.BQ$1];[.$H4]&gt;=[.BQ$1]);1;&quot;&quot;)" office:value-type="float" office:value="1" calcext:value-type="float">
            <text:p>1</text:p>
          </table:table-cell>
          <table:table-cell table:style-name="ce2" table:formula="of:=IF(AND([.$G4]&lt;[.BR$1];[.$H4]&gt;=[.BR$1]);1;&quot;&quot;)" office:value-type="float" office:value="1" calcext:value-type="float">
            <text:p>1</text:p>
          </table:table-cell>
          <table:table-cell table:style-name="ce2" table:formula="of:=IF(AND([.$G4]&lt;[.BS$1];[.$H4]&gt;=[.BS$1]);1;&quot;&quot;)" office:value-type="float" office:value="1" calcext:value-type="float">
            <text:p>1</text:p>
          </table:table-cell>
          <table:table-cell table:style-name="ce2" table:formula="of:=IF(AND([.$G4]&lt;[.BT$1];[.$H4]&gt;=[.BT$1]);1;&quot;&quot;)" office:value-type="float" office:value="1" calcext:value-type="float">
            <text:p>1</text:p>
          </table:table-cell>
          <table:table-cell table:style-name="ce2" table:formula="of:=IF(AND([.$G4]&lt;[.BU$1];[.$H4]&gt;=[.BU$1]);1;&quot;&quot;)" office:value-type="float" office:value="1" calcext:value-type="float">
            <text:p>1</text:p>
          </table:table-cell>
          <table:table-cell table:style-name="ce2" table:formula="of:=IF(AND([.$G4]&lt;[.BV$1];[.$H4]&gt;=[.BV$1]);1;&quot;&quot;)" office:value-type="float" office:value="1" calcext:value-type="float">
            <text:p>1</text:p>
          </table:table-cell>
          <table:table-cell table:style-name="ce2" table:formula="of:=IF(AND([.$G4]&lt;[.BW$1];[.$H4]&gt;=[.BW$1]);1;&quot;&quot;)" office:value-type="float" office:value="1" calcext:value-type="float">
            <text:p>1</text:p>
          </table:table-cell>
          <table:table-cell table:style-name="ce2" table:formula="of:=IF(AND([.$G4]&lt;[.BX$1];[.$H4]&gt;=[.BX$1]);1;&quot;&quot;)" office:value-type="float" office:value="1" calcext:value-type="float">
            <text:p>1</text:p>
          </table:table-cell>
          <table:table-cell table:style-name="ce2" table:formula="of:=IF(AND([.$G4]&lt;[.BY$1];[.$H4]&gt;=[.BY$1]);1;&quot;&quot;)" office:value-type="float" office:value="1" calcext:value-type="float">
            <text:p>1</text:p>
          </table:table-cell>
          <table:table-cell table:style-name="ce2" table:formula="of:=IF(AND([.$G4]&lt;[.BZ$1];[.$H4]&gt;=[.BZ$1]);1;&quot;&quot;)" office:value-type="float" office:value="1" calcext:value-type="float">
            <text:p>1</text:p>
          </table:table-cell>
          <table:table-cell table:style-name="ce2" table:formula="of:=IF(AND([.$G4]&lt;[.CA$1];[.$H4]&gt;=[.CA$1]);1;&quot;&quot;)" office:value-type="float" office:value="1" calcext:value-type="float">
            <text:p>1</text:p>
          </table:table-cell>
          <table:table-cell table:style-name="ce2" table:formula="of:=IF(AND([.$G4]&lt;[.CB$1];[.$H4]&gt;=[.CB$1]);1;&quot;&quot;)">
            <text:p/>
          </table:table-cell>
          <table:table-cell table:style-name="ce2" table:formula="of:=IF(AND([.$G4]&lt;[.CC$1];[.$H4]&gt;=[.CC$1]);1;&quot;&quot;)">
            <text:p/>
          </table:table-cell>
          <table:table-cell table:style-name="ce2" table:formula="of:=IF(AND([.$G4]&lt;[.CD$1];[.$H4]&gt;=[.CD$1]);1;&quot;&quot;)">
            <text:p/>
          </table:table-cell>
          <table:table-cell table:style-name="ce2" table:formula="of:=IF(AND([.$G4]&lt;[.CE$1];[.$H4]&gt;=[.CE$1]);1;&quot;&quot;)">
            <text:p/>
          </table:table-cell>
          <table:table-cell table:style-name="ce2" table:formula="of:=IF(AND([.$G4]&lt;[.CF$1];[.$H4]&gt;=[.CF$1]);1;&quot;&quot;)">
            <text:p/>
          </table:table-cell>
          <table:table-cell table:style-name="ce2" table:formula="of:=IF(AND([.$G4]&lt;[.CG$1];[.$H4]&gt;=[.CG$1]);1;&quot;&quot;)">
            <text:p/>
          </table:table-cell>
          <table:table-cell table:style-name="ce2" table:formula="of:=IF(AND([.$G4]&lt;[.CH$1];[.$H4]&gt;=[.CH$1]);1;&quot;&quot;)">
            <text:p/>
          </table:table-cell>
          <table:table-cell table:style-name="ce2" table:formula="of:=IF(AND([.$G4]&lt;[.CI$1];[.$H4]&gt;=[.CI$1]);1;&quot;&quot;)">
            <text:p/>
          </table:table-cell>
          <table:table-cell table:style-name="ce2" table:formula="of:=IF(AND([.$G4]&lt;[.CJ$1];[.$H4]&gt;=[.CJ$1]);1;&quot;&quot;)">
            <text:p/>
          </table:table-cell>
          <table:table-cell table:style-name="ce2" table:formula="of:=IF(AND([.$G4]&lt;[.CK$1];[.$H4]&gt;=[.CK$1]);1;&quot;&quot;)">
            <text:p/>
          </table:table-cell>
          <table:table-cell table:style-name="ce2" table:formula="of:=IF(AND([.$G4]&lt;[.CL$1];[.$H4]&gt;=[.CL$1]);1;&quot;&quot;)">
            <text:p/>
          </table:table-cell>
          <table:table-cell table:style-name="ce2" table:formula="of:=IF(AND([.$G4]&lt;[.CM$1];[.$H4]&gt;=[.CM$1]);1;&quot;&quot;)">
            <text:p/>
          </table:table-cell>
          <table:table-cell table:style-name="ce2" table:formula="of:=IF(AND([.$G4]&lt;[.CN$1];[.$H4]&gt;=[.CN$1]);1;&quot;&quot;)">
            <text:p/>
          </table:table-cell>
          <table:table-cell table:style-name="ce2" table:formula="of:=IF(AND([.$G4]&lt;[.CO$1];[.$H4]&gt;=[.CO$1]);1;&quot;&quot;)">
            <text:p/>
          </table:table-cell>
          <table:table-cell table:style-name="ce2" table:formula="of:=IF(AND([.$G4]&lt;[.CP$1];[.$H4]&gt;=[.CP$1]);1;&quot;&quot;)">
            <text:p/>
          </table:table-cell>
          <table:table-cell table:style-name="ce2" table:formula="of:=IF(AND([.$G4]&lt;[.CQ$1];[.$H4]&gt;=[.CQ$1]);1;&quot;&quot;)">
            <text:p/>
          </table:table-cell>
          <table:table-cell table:style-name="ce2" table:formula="of:=IF(AND([.$G4]&lt;[.CR$1];[.$H4]&gt;=[.CR$1]);1;&quot;&quot;)">
            <text:p/>
          </table:table-cell>
          <table:table-cell table:style-name="ce2" table:formula="of:=IF(AND([.$G4]&lt;[.CS$1];[.$H4]&gt;=[.CS$1]);1;&quot;&quot;)">
            <text:p/>
          </table:table-cell>
          <table:table-cell table:style-name="ce2" table:formula="of:=IF(AND([.$G4]&lt;[.CT$1];[.$H4]&gt;=[.CT$1]);1;&quot;&quot;)">
            <text:p/>
          </table:table-cell>
          <table:table-cell table:style-name="ce2" table:formula="of:=IF(AND([.$G4]&lt;[.CU$1];[.$H4]&gt;=[.CU$1]);1;&quot;&quot;)">
            <text:p/>
          </table:table-cell>
          <table:table-cell table:style-name="ce2" table:formula="of:=IF(AND([.$G4]&lt;[.CV$1];[.$H4]&gt;=[.CV$1]);1;&quot;&quot;)">
            <text:p/>
          </table:table-cell>
          <table:table-cell table:style-name="ce2" table:formula="of:=IF(AND([.$G4]&lt;[.CW$1];[.$H4]&gt;=[.CW$1]);1;&quot;&quot;)">
            <text:p/>
          </table:table-cell>
          <table:table-cell table:style-name="ce2" table:formula="of:=IF(AND([.$G4]&lt;[.CX$1];[.$H4]&gt;=[.CX$1]);1;&quot;&quot;)">
            <text:p/>
          </table:table-cell>
          <table:table-cell table:style-name="ce2" table:formula="of:=IF(AND([.$G4]&lt;[.CY$1];[.$H4]&gt;=[.CY$1]);1;&quot;&quot;)">
            <text:p/>
          </table:table-cell>
          <table:table-cell table:style-name="ce2" table:formula="of:=IF(AND([.$G4]&lt;[.CZ$1];[.$H4]&gt;=[.CZ$1]);1;&quot;&quot;)">
            <text:p/>
          </table:table-cell>
          <table:table-cell table:style-name="ce2" table:formula="of:=IF(AND([.$G4]&lt;[.DA$1];[.$H4]&gt;=[.DA$1]);1;&quot;&quot;)">
            <text:p/>
          </table:table-cell>
          <table:table-cell table:style-name="ce2" table:formula="of:=IF(AND([.$G4]&lt;[.DB$1];[.$H4]&gt;=[.DB$1]);1;&quot;&quot;)">
            <text:p/>
          </table:table-cell>
          <table:table-cell table:style-name="ce2" table:formula="of:=IF(AND([.$G4]&lt;[.DC$1];[.$H4]&gt;=[.DC$1]);1;&quot;&quot;)">
            <text:p/>
          </table:table-cell>
          <table:table-cell table:style-name="ce2" table:formula="of:=IF(AND([.$G4]&lt;[.DD$1];[.$H4]&gt;=[.DD$1]);1;&quot;&quot;)">
            <text:p/>
          </table:table-cell>
          <table:table-cell table:style-name="ce2" table:formula="of:=IF(AND([.$G4]&lt;[.DE$1];[.$H4]&gt;=[.DE$1]);1;&quot;&quot;)">
            <text:p/>
          </table:table-cell>
          <table:table-cell table:style-name="ce2" table:formula="of:=IF(AND([.$G4]&lt;[.DF$1];[.$H4]&gt;=[.DF$1]);1;&quot;&quot;)">
            <text:p/>
          </table:table-cell>
          <table:table-cell table:style-name="ce2" table:formula="of:=IF(AND([.$G4]&lt;[.DG$1];[.$H4]&gt;=[.DG$1]);1;&quot;&quot;)">
            <text:p/>
          </table:table-cell>
          <table:table-cell table:style-name="ce2" table:formula="of:=IF(AND([.$G4]&lt;[.DH$1];[.$H4]&gt;=[.DH$1]);1;&quot;&quot;)">
            <text:p/>
          </table:table-cell>
          <table:table-cell table:style-name="ce2" table:formula="of:=IF(AND([.$G4]&lt;[.DI$1];[.$H4]&gt;=[.DI$1]);1;&quot;&quot;)">
            <text:p/>
          </table:table-cell>
          <table:table-cell table:style-name="ce2" table:formula="of:=IF(AND([.$G4]&lt;[.DJ$1];[.$H4]&gt;=[.DJ$1]);1;&quot;&quot;)">
            <text:p/>
          </table:table-cell>
          <table:table-cell table:style-name="ce2" table:formula="of:=IF(AND([.$G4]&lt;[.DK$1];[.$H4]&gt;=[.DK$1]);1;&quot;&quot;)">
            <text:p/>
          </table:table-cell>
          <table:table-cell table:style-name="ce2" table:formula="of:=IF(AND([.$G4]&lt;[.DL$1];[.$H4]&gt;=[.DL$1]);1;&quot;&quot;)">
            <text:p/>
          </table:table-cell>
          <table:table-cell table:style-name="ce2" table:formula="of:=IF(AND([.$G4]&lt;[.DM$1];[.$H4]&gt;=[.DM$1]);1;&quot;&quot;)">
            <text:p/>
          </table:table-cell>
          <table:table-cell table:style-name="ce2" table:formula="of:=IF(AND([.$G4]&lt;[.DN$1];[.$H4]&gt;=[.DN$1]);1;&quot;&quot;)">
            <text:p/>
          </table:table-cell>
          <table:table-cell table:style-name="ce2" table:formula="of:=IF(AND([.$G4]&lt;[.DO$1];[.$H4]&gt;=[.DO$1]);1;&quot;&quot;)">
            <text:p/>
          </table:table-cell>
          <table:table-cell table:style-name="ce2" table:formula="of:=IF(AND([.$G4]&lt;[.DP$1];[.$H4]&gt;=[.DP$1]);1;&quot;&quot;)">
            <text:p/>
          </table:table-cell>
          <table:table-cell table:style-name="ce2" table:formula="of:=IF(AND([.$G4]&lt;[.DQ$1];[.$H4]&gt;=[.DQ$1]);1;&quot;&quot;)">
            <text:p/>
          </table:table-cell>
          <table:table-cell table:style-name="ce2" table:formula="of:=IF(AND([.$G4]&lt;[.DR$1];[.$H4]&gt;=[.DR$1]);1;&quot;&quot;)">
            <text:p/>
          </table:table-cell>
          <table:table-cell table:style-name="ce2" table:formula="of:=IF(AND([.$G4]&lt;[.DS$1];[.$H4]&gt;=[.DS$1]);1;&quot;&quot;)">
            <text:p/>
          </table:table-cell>
          <table:table-cell table:style-name="ce2" table:formula="of:=IF(AND([.$G4]&lt;[.DT$1];[.$H4]&gt;=[.DT$1]);1;&quot;&quot;)">
            <text:p/>
          </table:table-cell>
          <table:table-cell table:style-name="ce2" table:formula="of:=IF(AND([.$G4]&lt;[.DU$1];[.$H4]&gt;=[.DU$1]);1;&quot;&quot;)">
            <text:p/>
          </table:table-cell>
          <table:table-cell table:style-name="ce2" table:formula="of:=IF(AND([.$G4]&lt;[.DV$1];[.$H4]&gt;=[.DV$1]);1;&quot;&quot;)">
            <text:p/>
          </table:table-cell>
          <table:table-cell table:style-name="ce2" table:formula="of:=IF(AND([.$G4]&lt;[.DW$1];[.$H4]&gt;=[.DW$1]);1;&quot;&quot;)">
            <text:p/>
          </table:table-cell>
          <table:table-cell table:style-name="ce2" table:formula="of:=IF(AND([.$G4]&lt;[.DX$1];[.$H4]&gt;=[.DX$1]);1;&quot;&quot;)">
            <text:p/>
          </table:table-cell>
          <table:table-cell table:style-name="ce2" table:formula="of:=IF(AND([.$G4]&lt;[.DY$1];[.$H4]&gt;=[.DY$1]);1;&quot;&quot;)">
            <text:p/>
          </table:table-cell>
          <table:table-cell table:style-name="ce2" table:formula="of:=IF(AND([.$G4]&lt;[.DZ$1];[.$H4]&gt;=[.DZ$1]);1;&quot;&quot;)">
            <text:p/>
          </table:table-cell>
          <table:table-cell table:style-name="ce2" table:formula="of:=IF(AND([.$G4]&lt;[.EA$1];[.$H4]&gt;=[.EA$1]);1;&quot;&quot;)">
            <text:p/>
          </table:table-cell>
          <table:table-cell table:style-name="ce2" table:formula="of:=IF(AND([.$G4]&lt;[.EB$1];[.$H4]&gt;=[.EB$1]);1;&quot;&quot;)">
            <text:p/>
          </table:table-cell>
          <table:table-cell table:style-name="ce2" table:formula="of:=IF(AND([.$G4]&lt;[.EC$1];[.$H4]&gt;=[.EC$1]);1;&quot;&quot;)">
            <text:p/>
          </table:table-cell>
          <table:table-cell table:style-name="ce2" table:formula="of:=IF(AND([.$G4]&lt;[.ED$1];[.$H4]&gt;=[.ED$1]);1;&quot;&quot;)">
            <text:p/>
          </table:table-cell>
          <table:table-cell table:style-name="ce2" table:formula="of:=IF(AND([.$G4]&lt;[.EE$1];[.$H4]&gt;=[.EE$1]);1;&quot;&quot;)">
            <text:p/>
          </table:table-cell>
          <table:table-cell table:style-name="ce2" table:formula="of:=IF(AND([.$G4]&lt;[.EF$1];[.$H4]&gt;=[.EF$1]);1;&quot;&quot;)">
            <text:p/>
          </table:table-cell>
          <table:table-cell table:style-name="ce2" table:formula="of:=IF(AND([.$G4]&lt;[.EG$1];[.$H4]&gt;=[.EG$1]);1;&quot;&quot;)">
            <text:p/>
          </table:table-cell>
          <table:table-cell table:style-name="ce2" table:formula="of:=IF(AND([.$G4]&lt;[.EH$1];[.$H4]&gt;=[.EH$1]);1;&quot;&quot;)">
            <text:p/>
          </table:table-cell>
          <table:table-cell table:style-name="ce2" table:formula="of:=IF(AND([.$G4]&lt;[.EI$1];[.$H4]&gt;=[.EI$1]);1;&quot;&quot;)">
            <text:p/>
          </table:table-cell>
          <table:table-cell table:style-name="ce2" table:formula="of:=IF(AND([.$G4]&lt;[.EJ$1];[.$H4]&gt;=[.EJ$1]);1;&quot;&quot;)">
            <text:p/>
          </table:table-cell>
          <table:table-cell table:style-name="ce2" table:formula="of:=IF(AND([.$G4]&lt;[.EK$1];[.$H4]&gt;=[.EK$1]);1;&quot;&quot;)">
            <text:p/>
          </table:table-cell>
          <table:table-cell table:style-name="ce2" table:formula="of:=IF(AND([.$G4]&lt;[.EL$1];[.$H4]&gt;=[.EL$1]);1;&quot;&quot;)">
            <text:p/>
          </table:table-cell>
          <table:table-cell table:style-name="ce2" table:formula="of:=IF(AND([.$G4]&lt;[.EM$1];[.$H4]&gt;=[.EM$1]);1;&quot;&quot;)">
            <text:p/>
          </table:table-cell>
          <table:table-cell table:style-name="ce2" table:formula="of:=IF(AND([.$G4]&lt;[.EN$1];[.$H4]&gt;=[.EN$1]);1;&quot;&quot;)">
            <text:p/>
          </table:table-cell>
          <table:table-cell table:style-name="ce2" table:formula="of:=IF(AND([.$G4]&lt;[.EO$1];[.$H4]&gt;=[.EO$1]);1;&quot;&quot;)">
            <text:p/>
          </table:table-cell>
          <table:table-cell table:style-name="ce2" table:formula="of:=IF(AND([.$G4]&lt;[.EP$1];[.$H4]&gt;=[.EP$1]);1;&quot;&quot;)">
            <text:p/>
          </table:table-cell>
          <table:table-cell table:style-name="ce2" table:formula="of:=IF(AND([.$G4]&lt;[.EQ$1];[.$H4]&gt;=[.EQ$1]);1;&quot;&quot;)">
            <text:p/>
          </table:table-cell>
          <table:table-cell table:style-name="ce2" table:formula="of:=IF(AND([.$G4]&lt;[.ER$1];[.$H4]&gt;=[.ER$1]);1;&quot;&quot;)">
            <text:p/>
          </table:table-cell>
          <table:table-cell table:style-name="ce2" table:formula="of:=IF(AND([.$G4]&lt;[.ES$1];[.$H4]&gt;=[.ES$1]);1;&quot;&quot;)">
            <text:p/>
          </table:table-cell>
          <table:table-cell table:style-name="ce2" table:formula="of:=IF(AND([.$G4]&lt;[.ET$1];[.$H4]&gt;=[.ET$1]);1;&quot;&quot;)">
            <text:p/>
          </table:table-cell>
          <table:table-cell table:style-name="ce2" table:formula="of:=IF(AND([.$G4]&lt;[.EU$1];[.$H4]&gt;=[.EU$1]);1;&quot;&quot;)">
            <text:p/>
          </table:table-cell>
          <table:table-cell table:style-name="ce2" table:formula="of:=IF(AND([.$G4]&lt;[.EV$1];[.$H4]&gt;=[.EV$1]);1;&quot;&quot;)">
            <text:p/>
          </table:table-cell>
          <table:table-cell table:style-name="ce2" table:formula="of:=IF(AND([.$G4]&lt;[.EW$1];[.$H4]&gt;=[.EW$1]);1;&quot;&quot;)">
            <text:p/>
          </table:table-cell>
          <table:table-cell table:style-name="ce2" table:formula="of:=IF(AND([.$G4]&lt;[.EX$1];[.$H4]&gt;=[.EX$1]);1;&quot;&quot;)">
            <text:p/>
          </table:table-cell>
          <table:table-cell table:style-name="ce2" table:formula="of:=IF(AND([.$G4]&lt;[.EY$1];[.$H4]&gt;=[.EY$1]);1;&quot;&quot;)">
            <text:p/>
          </table:table-cell>
          <table:table-cell table:style-name="ce2" table:formula="of:=IF(AND([.$G4]&lt;[.EZ$1];[.$H4]&gt;=[.EZ$1]);1;&quot;&quot;)">
            <text:p/>
          </table:table-cell>
          <table:table-cell table:style-name="ce2" table:formula="of:=IF(AND([.$G4]&lt;[.FA$1];[.$H4]&gt;=[.FA$1]);1;&quot;&quot;)">
            <text:p/>
          </table:table-cell>
          <table:table-cell table:style-name="ce2" table:formula="of:=IF(AND([.$G4]&lt;[.FB$1];[.$H4]&gt;=[.FB$1]);1;&quot;&quot;)">
            <text:p/>
          </table:table-cell>
          <table:table-cell table:style-name="ce2" table:formula="of:=IF(AND([.$G4]&lt;[.FC$1];[.$H4]&gt;=[.FC$1]);1;&quot;&quot;)">
            <text:p/>
          </table:table-cell>
          <table:table-cell table:style-name="ce2" table:formula="of:=IF(AND([.$G4]&lt;[.FD$1];[.$H4]&gt;=[.FD$1]);1;&quot;&quot;)">
            <text:p/>
          </table:table-cell>
          <table:table-cell table:style-name="ce2" table:formula="of:=IF(AND([.$G4]&lt;[.FE$1];[.$H4]&gt;=[.FE$1]);1;&quot;&quot;)">
            <text:p/>
          </table:table-cell>
          <table:table-cell table:style-name="ce2" table:formula="of:=IF(AND([.$G4]&lt;[.FF$1];[.$H4]&gt;=[.FF$1]);1;&quot;&quot;)">
            <text:p/>
          </table:table-cell>
          <table:table-cell table:style-name="ce2" table:formula="of:=IF(AND([.$G4]&lt;[.FG$1];[.$H4]&gt;=[.FG$1]);1;&quot;&quot;)">
            <text:p/>
          </table:table-cell>
          <table:table-cell table:style-name="ce2" table:formula="of:=IF(AND([.$G4]&lt;[.FH$1];[.$H4]&gt;=[.FH$1]);1;&quot;&quot;)">
            <text:p/>
          </table:table-cell>
          <table:table-cell table:style-name="ce2" table:formula="of:=IF(AND([.$G4]&lt;[.FI$1];[.$H4]&gt;=[.FI$1]);1;&quot;&quot;)">
            <text:p/>
          </table:table-cell>
          <table:table-cell table:style-name="ce2" table:formula="of:=IF(AND([.$G4]&lt;[.FJ$1];[.$H4]&gt;=[.FJ$1]);1;&quot;&quot;)">
            <text:p/>
          </table:table-cell>
          <table:table-cell table:style-name="ce2" table:formula="of:=IF(AND([.$G4]&lt;[.FK$1];[.$H4]&gt;=[.FK$1]);1;&quot;&quot;)">
            <text:p/>
          </table:table-cell>
          <table:table-cell table:style-name="ce2" table:formula="of:=IF(AND([.$G4]&lt;[.FL$1];[.$H4]&gt;=[.FL$1]);1;&quot;&quot;)">
            <text:p/>
          </table:table-cell>
          <table:table-cell table:style-name="ce2" table:formula="of:=IF(AND([.$G4]&lt;[.FM$1];[.$H4]&gt;=[.FM$1]);1;&quot;&quot;)">
            <text:p/>
          </table:table-cell>
          <table:table-cell table:style-name="ce2" table:formula="of:=IF(AND([.$G4]&lt;[.FN$1];[.$H4]&gt;=[.FN$1]);1;&quot;&quot;)">
            <text:p/>
          </table:table-cell>
          <table:table-cell table:style-name="ce2" table:formula="of:=IF(AND([.$G4]&lt;[.FO$1];[.$H4]&gt;=[.FO$1]);1;&quot;&quot;)">
            <text:p/>
          </table:table-cell>
          <table:table-cell table:style-name="ce2" table:formula="of:=IF(AND([.$G4]&lt;[.FP$1];[.$H4]&gt;=[.FP$1]);1;&quot;&quot;)">
            <text:p/>
          </table:table-cell>
          <table:table-cell table:style-name="ce2" table:formula="of:=IF(AND([.$G4]&lt;[.FQ$1];[.$H4]&gt;=[.FQ$1]);1;&quot;&quot;)">
            <text:p/>
          </table:table-cell>
          <table:table-cell table:style-name="ce2" table:formula="of:=IF(AND([.$G4]&lt;[.FR$1];[.$H4]&gt;=[.FR$1]);1;&quot;&quot;)">
            <text:p/>
          </table:table-cell>
          <table:table-cell table:style-name="ce2" table:formula="of:=IF(AND([.$G4]&lt;[.FS$1];[.$H4]&gt;=[.FS$1]);1;&quot;&quot;)">
            <text:p/>
          </table:table-cell>
          <table:table-cell table:style-name="ce2" table:formula="of:=IF(AND([.$G4]&lt;[.FT$1];[.$H4]&gt;=[.FT$1]);1;&quot;&quot;)">
            <text:p/>
          </table:table-cell>
          <table:table-cell table:style-name="ce2" table:formula="of:=IF(AND([.$G4]&lt;[.FU$1];[.$H4]&gt;=[.FU$1]);1;&quot;&quot;)">
            <text:p/>
          </table:table-cell>
          <table:table-cell table:style-name="ce2" table:formula="of:=IF(AND([.$G4]&lt;[.FV$1];[.$H4]&gt;=[.FV$1]);1;&quot;&quot;)">
            <text:p/>
          </table:table-cell>
          <table:table-cell table:style-name="ce2" table:formula="of:=IF(AND([.$G4]&lt;[.FW$1];[.$H4]&gt;=[.FW$1]);1;&quot;&quot;)">
            <text:p/>
          </table:table-cell>
          <table:table-cell table:style-name="ce2" table:formula="of:=IF(AND([.$G4]&lt;[.FX$1];[.$H4]&gt;=[.FX$1]);1;&quot;&quot;)">
            <text:p/>
          </table:table-cell>
          <table:table-cell table:style-name="ce2" table:formula="of:=IF(AND([.$G4]&lt;[.FY$1];[.$H4]&gt;=[.FY$1]);1;&quot;&quot;)">
            <text:p/>
          </table:table-cell>
          <table:table-cell table:style-name="ce2" table:formula="of:=IF(AND([.$G4]&lt;[.FZ$1];[.$H4]&gt;=[.FZ$1]);1;&quot;&quot;)">
            <text:p/>
          </table:table-cell>
          <table:table-cell table:style-name="ce2" table:formula="of:=IF(AND([.$G4]&lt;[.GA$1];[.$H4]&gt;=[.GA$1]);1;&quot;&quot;)">
            <text:p/>
          </table:table-cell>
          <table:table-cell table:style-name="ce2" table:formula="of:=IF(AND([.$G4]&lt;[.GB$1];[.$H4]&gt;=[.GB$1]);1;&quot;&quot;)">
            <text:p/>
          </table:table-cell>
          <table:table-cell table:style-name="ce2" table:formula="of:=IF(AND([.$G4]&lt;[.GC$1];[.$H4]&gt;=[.GC$1]);1;&quot;&quot;)">
            <text:p/>
          </table:table-cell>
          <table:table-cell table:style-name="ce2" table:formula="of:=IF(AND([.$G4]&lt;[.GD$1];[.$H4]&gt;=[.GD$1]);1;&quot;&quot;)">
            <text:p/>
          </table:table-cell>
          <table:table-cell table:style-name="ce2" table:formula="of:=IF(AND([.$G4]&lt;[.GE$1];[.$H4]&gt;=[.GE$1]);1;&quot;&quot;)">
            <text:p/>
          </table:table-cell>
          <table:table-cell table:style-name="ce2" table:formula="of:=IF(AND([.$G4]&lt;[.GF$1];[.$H4]&gt;=[.GF$1]);1;&quot;&quot;)">
            <text:p/>
          </table:table-cell>
          <table:table-cell table:style-name="ce2" table:formula="of:=IF(AND([.$G4]&lt;[.GG$1];[.$H4]&gt;=[.GG$1]);1;&quot;&quot;)">
            <text:p/>
          </table:table-cell>
          <table:table-cell table:style-name="ce2" table:formula="of:=IF(AND([.$G4]&lt;[.GH$1];[.$H4]&gt;=[.GH$1]);1;&quot;&quot;)">
            <text:p/>
          </table:table-cell>
          <table:table-cell table:style-name="ce2" table:formula="of:=IF(AND([.$G4]&lt;[.GI$1];[.$H4]&gt;=[.GI$1]);1;&quot;&quot;)">
            <text:p/>
          </table:table-cell>
          <table:table-cell table:style-name="ce2" table:formula="of:=IF(AND([.$G4]&lt;[.GJ$1];[.$H4]&gt;=[.GJ$1]);1;&quot;&quot;)">
            <text:p/>
          </table:table-cell>
          <table:table-cell table:style-name="ce2" table:formula="of:=IF(AND([.$G4]&lt;[.GK$1];[.$H4]&gt;=[.GK$1]);1;&quot;&quot;)">
            <text:p/>
          </table:table-cell>
          <table:table-cell table:style-name="ce2" table:formula="of:=IF(AND([.$G4]&lt;[.GL$1];[.$H4]&gt;=[.GL$1]);1;&quot;&quot;)">
            <text:p/>
          </table:table-cell>
          <table:table-cell table:style-name="ce2" table:formula="of:=IF(AND([.$G4]&lt;[.GM$1];[.$H4]&gt;=[.GM$1]);1;&quot;&quot;)">
            <text:p/>
          </table:table-cell>
          <table:table-cell table:style-name="ce2" table:formula="of:=IF(AND([.$G4]&lt;[.GN$1];[.$H4]&gt;=[.GN$1]);1;&quot;&quot;)">
            <text:p/>
          </table:table-cell>
          <table:table-cell table:style-name="ce2" table:formula="of:=IF(AND([.$G4]&lt;[.GO$1];[.$H4]&gt;=[.GO$1]);1;&quot;&quot;)">
            <text:p/>
          </table:table-cell>
          <table:table-cell table:style-name="ce2" table:formula="of:=IF(AND([.$G4]&lt;[.GP$1];[.$H4]&gt;=[.GP$1]);1;&quot;&quot;)">
            <text:p/>
          </table:table-cell>
          <table:table-cell table:style-name="ce2" table:formula="of:=IF(AND([.$G4]&lt;[.GQ$1];[.$H4]&gt;=[.GQ$1]);1;&quot;&quot;)">
            <text:p/>
          </table:table-cell>
          <table:table-cell table:style-name="ce2" table:formula="of:=IF(AND([.$G4]&lt;[.GR$1];[.$H4]&gt;=[.GR$1]);1;&quot;&quot;)">
            <text:p/>
          </table:table-cell>
          <table:table-cell table:style-name="ce2" table:formula="of:=IF(AND([.$G4]&lt;[.GS$1];[.$H4]&gt;=[.GS$1]);1;&quot;&quot;)">
            <text:p/>
          </table:table-cell>
          <table:table-cell table:style-name="ce2" table:formula="of:=IF(AND([.$G4]&lt;[.GT$1];[.$H4]&gt;=[.GT$1]);1;&quot;&quot;)">
            <text:p/>
          </table:table-cell>
          <table:table-cell table:style-name="ce2" table:formula="of:=IF(AND([.$G4]&lt;[.GU$1];[.$H4]&gt;=[.GU$1]);1;&quot;&quot;)">
            <text:p/>
          </table:table-cell>
          <table:table-cell table:style-name="ce2" table:formula="of:=IF(AND([.$G4]&lt;[.GV$1];[.$H4]&gt;=[.GV$1]);1;&quot;&quot;)">
            <text:p/>
          </table:table-cell>
          <table:table-cell table:style-name="ce2" table:formula="of:=IF(AND([.$G4]&lt;[.GW$1];[.$H4]&gt;=[.GW$1]);1;&quot;&quot;)">
            <text:p/>
          </table:table-cell>
          <table:table-cell table:style-name="ce2" table:formula="of:=IF(AND([.$G4]&lt;[.GX$1];[.$H4]&gt;=[.GX$1]);1;&quot;&quot;)">
            <text:p/>
          </table:table-cell>
          <table:table-cell table:style-name="ce2" table:formula="of:=IF(AND([.$G4]&lt;[.GY$1];[.$H4]&gt;=[.GY$1]);1;&quot;&quot;)">
            <text:p/>
          </table:table-cell>
          <table:table-cell table:style-name="ce2" table:formula="of:=IF(AND([.$G4]&lt;[.GZ$1];[.$H4]&gt;=[.GZ$1]);1;&quot;&quot;)">
            <text:p/>
          </table:table-cell>
          <table:table-cell table:style-name="ce2" table:formula="of:=IF(AND([.$G4]&lt;[.HA$1];[.$H4]&gt;=[.HA$1]);1;&quot;&quot;)">
            <text:p/>
          </table:table-cell>
          <table:table-cell table:style-name="ce2" table:formula="of:=IF(AND([.$G4]&lt;[.HB$1];[.$H4]&gt;=[.HB$1]);1;&quot;&quot;)">
            <text:p/>
          </table:table-cell>
          <table:table-cell table:style-name="ce2" table:formula="of:=IF(AND([.$G4]&lt;[.HC$1];[.$H4]&gt;=[.HC$1]);1;&quot;&quot;)">
            <text:p/>
          </table:table-cell>
          <table:table-cell table:style-name="ce2" table:formula="of:=IF(AND([.$G4]&lt;[.HD$1];[.$H4]&gt;=[.HD$1]);1;&quot;&quot;)">
            <text:p/>
          </table:table-cell>
          <table:table-cell table:style-name="ce2" table:formula="of:=IF(AND([.$G4]&lt;[.HE$1];[.$H4]&gt;=[.HE$1]);1;&quot;&quot;)">
            <text:p/>
          </table:table-cell>
          <table:table-cell table:style-name="ce2" table:formula="of:=IF(AND([.$G4]&lt;[.HF$1];[.$H4]&gt;=[.HF$1]);1;&quot;&quot;)">
            <text:p/>
          </table:table-cell>
          <table:table-cell table:style-name="ce2" table:formula="of:=IF(AND([.$G4]&lt;[.HG$1];[.$H4]&gt;=[.HG$1]);1;&quot;&quot;)">
            <text:p/>
          </table:table-cell>
          <table:table-cell table:style-name="ce2" table:formula="of:=IF(AND([.$G4]&lt;[.HH$1];[.$H4]&gt;=[.HH$1]);1;&quot;&quot;)">
            <text:p/>
          </table:table-cell>
          <table:table-cell table:style-name="ce2" table:formula="of:=IF(AND([.$G4]&lt;[.HI$1];[.$H4]&gt;=[.HI$1]);1;&quot;&quot;)">
            <text:p/>
          </table:table-cell>
          <table:table-cell table:style-name="ce2" table:formula="of:=IF(AND([.$G4]&lt;[.HJ$1];[.$H4]&gt;=[.HJ$1]);1;&quot;&quot;)">
            <text:p/>
          </table:table-cell>
          <table:table-cell table:style-name="ce2" table:formula="of:=IF(AND([.$G4]&lt;[.HK$1];[.$H4]&gt;=[.HK$1]);1;&quot;&quot;)">
            <text:p/>
          </table:table-cell>
          <table:table-cell table:style-name="ce2" table:formula="of:=IF(AND([.$G4]&lt;[.HL$1];[.$H4]&gt;=[.HL$1]);1;&quot;&quot;)">
            <text:p/>
          </table:table-cell>
          <table:table-cell table:style-name="ce2" table:formula="of:=IF(AND([.$G4]&lt;[.HM$1];[.$H4]&gt;=[.HM$1]);1;&quot;&quot;)">
            <text:p/>
          </table:table-cell>
          <table:table-cell table:style-name="ce2" table:formula="of:=IF(AND([.$G4]&lt;[.HN$1];[.$H4]&gt;=[.HN$1]);1;&quot;&quot;)">
            <text:p/>
          </table:table-cell>
          <table:table-cell table:style-name="ce2" table:formula="of:=IF(AND([.$G4]&lt;[.HO$1];[.$H4]&gt;=[.HO$1]);1;&quot;&quot;)">
            <text:p/>
          </table:table-cell>
          <table:table-cell table:style-name="ce2" table:formula="of:=IF(AND([.$G4]&lt;[.HP$1];[.$H4]&gt;=[.HP$1]);1;&quot;&quot;)">
            <text:p/>
          </table:table-cell>
          <table:table-cell table:style-name="ce2" table:formula="of:=IF(AND([.$G4]&lt;[.HQ$1];[.$H4]&gt;=[.HQ$1]);1;&quot;&quot;)">
            <text:p/>
          </table:table-cell>
          <table:table-cell table:style-name="ce2" table:formula="of:=IF(AND([.$G4]&lt;[.HR$1];[.$H4]&gt;=[.HR$1]);1;&quot;&quot;)">
            <text:p/>
          </table:table-cell>
          <table:table-cell table:style-name="ce2" table:formula="of:=IF(AND([.$G4]&lt;[.HS$1];[.$H4]&gt;=[.HS$1]);1;&quot;&quot;)">
            <text:p/>
          </table:table-cell>
          <table:table-cell table:style-name="ce2" table:formula="of:=IF(AND([.$G4]&lt;[.HT$1];[.$H4]&gt;=[.HT$1]);1;&quot;&quot;)">
            <text:p/>
          </table:table-cell>
          <table:table-cell table:style-name="ce2" table:formula="of:=IF(AND([.$G4]&lt;[.HU$1];[.$H4]&gt;=[.HU$1]);1;&quot;&quot;)">
            <text:p/>
          </table:table-cell>
          <table:table-cell table:style-name="ce2" table:formula="of:=IF(AND([.$G4]&lt;[.HV$1];[.$H4]&gt;=[.HV$1]);1;&quot;&quot;)">
            <text:p/>
          </table:table-cell>
          <table:table-cell table:style-name="ce2" table:formula="of:=IF(AND([.$G4]&lt;[.HW$1];[.$H4]&gt;=[.HW$1]);1;&quot;&quot;)">
            <text:p/>
          </table:table-cell>
          <table:table-cell table:style-name="ce2" table:formula="of:=IF(AND([.$G4]&lt;[.HX$1];[.$H4]&gt;=[.HX$1]);1;&quot;&quot;)">
            <text:p/>
          </table:table-cell>
          <table:table-cell table:style-name="ce2" table:formula="of:=IF(AND([.$G4]&lt;[.HY$1];[.$H4]&gt;=[.HY$1]);1;&quot;&quot;)">
            <text:p/>
          </table:table-cell>
          <table:table-cell table:style-name="ce2" table:formula="of:=IF(AND([.$G4]&lt;[.HZ$1];[.$H4]&gt;=[.HZ$1]);1;&quot;&quot;)">
            <text:p/>
          </table:table-cell>
          <table:table-cell table:style-name="ce2" table:formula="of:=IF(AND([.$G4]&lt;[.IA$1];[.$H4]&gt;=[.IA$1]);1;&quot;&quot;)">
            <text:p/>
          </table:table-cell>
          <table:table-cell table:style-name="ce2" table:formula="of:=IF(AND([.$G4]&lt;[.IB$1];[.$H4]&gt;=[.IB$1]);1;&quot;&quot;)">
            <text:p/>
          </table:table-cell>
          <table:table-cell table:style-name="ce2" table:formula="of:=IF(AND([.$G4]&lt;[.IC$1];[.$H4]&gt;=[.IC$1]);1;&quot;&quot;)">
            <text:p/>
          </table:table-cell>
          <table:table-cell table:style-name="ce2" table:formula="of:=IF(AND([.$G4]&lt;[.ID$1];[.$H4]&gt;=[.ID$1]);1;&quot;&quot;)">
            <text:p/>
          </table:table-cell>
          <table:table-cell table:style-name="ce2" table:formula="of:=IF(AND([.$G4]&lt;[.IE$1];[.$H4]&gt;=[.IE$1]);1;&quot;&quot;)">
            <text:p/>
          </table:table-cell>
          <table:table-cell table:style-name="ce2" table:formula="of:=IF(AND([.$G4]&lt;[.IF$1];[.$H4]&gt;=[.IF$1]);1;&quot;&quot;)">
            <text:p/>
          </table:table-cell>
          <table:table-cell table:style-name="ce2" table:formula="of:=IF(AND([.$G4]&lt;[.IG$1];[.$H4]&gt;=[.IG$1]);1;&quot;&quot;)">
            <text:p/>
          </table:table-cell>
          <table:table-cell table:style-name="ce2" table:formula="of:=IF(AND([.$G4]&lt;[.IH$1];[.$H4]&gt;=[.IH$1]);1;&quot;&quot;)">
            <text:p/>
          </table:table-cell>
          <table:table-cell table:style-name="ce2" table:formula="of:=IF(AND([.$G4]&lt;[.II$1];[.$H4]&gt;=[.II$1]);1;&quot;&quot;)">
            <text:p/>
          </table:table-cell>
          <table:table-cell table:style-name="ce2" table:formula="of:=IF(AND([.$G4]&lt;[.IJ$1];[.$H4]&gt;=[.IJ$1]);1;&quot;&quot;)">
            <text:p/>
          </table:table-cell>
          <table:table-cell table:style-name="ce2" table:formula="of:=IF(AND([.$G4]&lt;[.IK$1];[.$H4]&gt;=[.IK$1]);1;&quot;&quot;)">
            <text:p/>
          </table:table-cell>
          <table:table-cell table:style-name="ce2" table:formula="of:=IF(AND([.$G4]&lt;[.IL$1];[.$H4]&gt;=[.IL$1]);1;&quot;&quot;)">
            <text:p/>
          </table:table-cell>
          <table:table-cell table:style-name="ce2" table:formula="of:=IF(AND([.$G4]&lt;[.IM$1];[.$H4]&gt;=[.IM$1]);1;&quot;&quot;)">
            <text:p/>
          </table:table-cell>
          <table:table-cell table:style-name="ce2" table:formula="of:=IF(AND([.$G4]&lt;[.IN$1];[.$H4]&gt;=[.IN$1]);1;&quot;&quot;)">
            <text:p/>
          </table:table-cell>
          <table:table-cell table:style-name="ce2" table:formula="of:=IF(AND([.$G4]&lt;[.IO$1];[.$H4]&gt;=[.IO$1]);1;&quot;&quot;)">
            <text:p/>
          </table:table-cell>
          <table:table-cell table:style-name="ce2" table:formula="of:=IF(AND([.$G4]&lt;[.IP$1];[.$H4]&gt;=[.IP$1]);1;&quot;&quot;)">
            <text:p/>
          </table:table-cell>
          <table:table-cell table:style-name="ce2" table:formula="of:=IF(AND([.$G4]&lt;[.IQ$1];[.$H4]&gt;=[.IQ$1]);1;&quot;&quot;)">
            <text:p/>
          </table:table-cell>
          <table:table-cell table:style-name="ce2" table:formula="of:=IF(AND([.$G4]&lt;[.IR$1];[.$H4]&gt;=[.IR$1]);1;&quot;&quot;)">
            <text:p/>
          </table:table-cell>
          <table:table-cell table:style-name="ce2" table:formula="of:=IF(AND([.$G4]&lt;[.IS$1];[.$H4]&gt;=[.IS$1]);1;&quot;&quot;)">
            <text:p/>
          </table:table-cell>
          <table:table-cell table:style-name="ce2" table:formula="of:=IF(AND([.$G4]&lt;[.IT$1];[.$H4]&gt;=[.IT$1]);1;&quot;&quot;)">
            <text:p/>
          </table:table-cell>
          <table:table-cell table:style-name="ce2" table:formula="of:=IF(AND([.$G4]&lt;[.IU$1];[.$H4]&gt;=[.IU$1]);1;&quot;&quot;)">
            <text:p/>
          </table:table-cell>
          <table:table-cell table:style-name="ce2" table:formula="of:=IF(AND([.$G4]&lt;[.IV$1];[.$H4]&gt;=[.IV$1]);1;&quot;&quot;)">
            <text:p/>
          </table:table-cell>
          <table:table-cell table:style-name="ce2" table:formula="of:=IF(AND([.$G4]&lt;[.IW$1];[.$H4]&gt;=[.IW$1]);1;&quot;&quot;)">
            <text:p/>
          </table:table-cell>
          <table:table-cell table:style-name="ce2" table:formula="of:=IF(AND([.$G4]&lt;[.IX$1];[.$H4]&gt;=[.IX$1]);1;&quot;&quot;)">
            <text:p/>
          </table:table-cell>
          <table:table-cell table:style-name="ce2" table:formula="of:=IF(AND([.$G4]&lt;[.IY$1];[.$H4]&gt;=[.IY$1]);1;&quot;&quot;)">
            <text:p/>
          </table:table-cell>
          <table:table-cell table:style-name="ce2" table:formula="of:=IF(AND([.$G4]&lt;[.IZ$1];[.$H4]&gt;=[.IZ$1]);1;&quot;&quot;)">
            <text:p/>
          </table:table-cell>
          <table:table-cell table:style-name="ce2" table:formula="of:=IF(AND([.$G4]&lt;[.JA$1];[.$H4]&gt;=[.JA$1]);1;&quot;&quot;)">
            <text:p/>
          </table:table-cell>
          <table:table-cell table:style-name="ce2" table:formula="of:=IF(AND([.$G4]&lt;[.JB$1];[.$H4]&gt;=[.JB$1]);1;&quot;&quot;)">
            <text:p/>
          </table:table-cell>
          <table:table-cell table:style-name="ce2" table:formula="of:=IF(AND([.$G4]&lt;[.JC$1];[.$H4]&gt;=[.JC$1]);1;&quot;&quot;)">
            <text:p/>
          </table:table-cell>
          <table:table-cell table:style-name="ce2" table:formula="of:=IF(AND([.$G4]&lt;[.JD$1];[.$H4]&gt;=[.JD$1]);1;&quot;&quot;)">
            <text:p/>
          </table:table-cell>
          <table:table-cell table:style-name="ce2" table:formula="of:=IF(AND([.$G4]&lt;[.JE$1];[.$H4]&gt;=[.JE$1]);1;&quot;&quot;)">
            <text:p/>
          </table:table-cell>
          <table:table-cell table:style-name="ce2" table:formula="of:=IF(AND([.$G4]&lt;[.JF$1];[.$H4]&gt;=[.JF$1]);1;&quot;&quot;)">
            <text:p/>
          </table:table-cell>
          <table:table-cell table:style-name="ce2" table:formula="of:=IF(AND([.$G4]&lt;[.JG$1];[.$H4]&gt;=[.JG$1]);1;&quot;&quot;)">
            <text:p/>
          </table:table-cell>
          <table:table-cell table:style-name="ce2" table:formula="of:=IF(AND([.$G4]&lt;[.JH$1];[.$H4]&gt;=[.JH$1]);1;&quot;&quot;)">
            <text:p/>
          </table:table-cell>
          <table:table-cell table:style-name="ce2" table:formula="of:=IF(AND([.$G4]&lt;[.JI$1];[.$H4]&gt;=[.JI$1]);1;&quot;&quot;)">
            <text:p/>
          </table:table-cell>
          <table:table-cell table:style-name="ce2" table:formula="of:=IF(AND([.$G4]&lt;[.JJ$1];[.$H4]&gt;=[.JJ$1]);1;&quot;&quot;)">
            <text:p/>
          </table:table-cell>
          <table:table-cell table:style-name="ce2" table:formula="of:=IF(AND([.$G4]&lt;[.JK$1];[.$H4]&gt;=[.JK$1]);1;&quot;&quot;)">
            <text:p/>
          </table:table-cell>
          <table:table-cell table:style-name="ce2" table:formula="of:=IF(AND([.$G4]&lt;[.JL$1];[.$H4]&gt;=[.JL$1]);1;&quot;&quot;)">
            <text:p/>
          </table:table-cell>
          <table:table-cell table:style-name="ce2" table:formula="of:=IF(AND([.$G4]&lt;[.JM$1];[.$H4]&gt;=[.JM$1]);1;&quot;&quot;)">
            <text:p/>
          </table:table-cell>
          <table:table-cell table:style-name="ce2" table:formula="of:=IF(AND([.$G4]&lt;[.JN$1];[.$H4]&gt;=[.JN$1]);1;&quot;&quot;)">
            <text:p/>
          </table:table-cell>
          <table:table-cell table:style-name="ce2" table:formula="of:=IF(AND([.$G4]&lt;[.JO$1];[.$H4]&gt;=[.JO$1]);1;&quot;&quot;)">
            <text:p/>
          </table:table-cell>
          <table:table-cell table:style-name="ce2" table:formula="of:=IF(AND([.$G4]&lt;[.JP$1];[.$H4]&gt;=[.JP$1]);1;&quot;&quot;)">
            <text:p/>
          </table:table-cell>
          <table:table-cell table:style-name="ce2" table:formula="of:=IF(AND([.$G4]&lt;[.JQ$1];[.$H4]&gt;=[.JQ$1]);1;&quot;&quot;)">
            <text:p/>
          </table:table-cell>
          <table:table-cell table:style-name="ce2" table:formula="of:=IF(AND([.$G4]&lt;[.JR$1];[.$H4]&gt;=[.JR$1]);1;&quot;&quot;)">
            <text:p/>
          </table:table-cell>
          <table:table-cell table:style-name="ce2" table:formula="of:=IF(AND([.$G4]&lt;[.JS$1];[.$H4]&gt;=[.JS$1]);1;&quot;&quot;)">
            <text:p/>
          </table:table-cell>
          <table:table-cell table:style-name="ce2" table:formula="of:=IF(AND([.$G4]&lt;[.JT$1];[.$H4]&gt;=[.JT$1]);1;&quot;&quot;)">
            <text:p/>
          </table:table-cell>
          <table:table-cell table:style-name="ce2" table:formula="of:=IF(AND([.$G4]&lt;[.JU$1];[.$H4]&gt;=[.JU$1]);1;&quot;&quot;)">
            <text:p/>
          </table:table-cell>
          <table:table-cell table:style-name="ce2" table:formula="of:=IF(AND([.$G4]&lt;[.JV$1];[.$H4]&gt;=[.JV$1]);1;&quot;&quot;)">
            <text:p/>
          </table:table-cell>
          <table:table-cell table:style-name="ce2" table:formula="of:=IF(AND([.$G4]&lt;[.JW$1];[.$H4]&gt;=[.JW$1]);1;&quot;&quot;)">
            <text:p/>
          </table:table-cell>
          <table:table-cell table:style-name="ce2" table:formula="of:=IF(AND([.$G4]&lt;[.JX$1];[.$H4]&gt;=[.JX$1]);1;&quot;&quot;)">
            <text:p/>
          </table:table-cell>
          <table:table-cell table:style-name="ce2" table:formula="of:=IF(AND([.$G4]&lt;[.JY$1];[.$H4]&gt;=[.JY$1]);1;&quot;&quot;)">
            <text:p/>
          </table:table-cell>
          <table:table-cell table:style-name="ce2" table:formula="of:=IF(AND([.$G4]&lt;[.JZ$1];[.$H4]&gt;=[.JZ$1]);1;&quot;&quot;)">
            <text:p/>
          </table:table-cell>
          <table:table-cell table:style-name="ce2" table:formula="of:=IF(AND([.$G4]&lt;[.KA$1];[.$H4]&gt;=[.KA$1]);1;&quot;&quot;)">
            <text:p/>
          </table:table-cell>
          <table:table-cell table:style-name="ce2" table:formula="of:=IF(AND([.$G4]&lt;[.KB$1];[.$H4]&gt;=[.KB$1]);1;&quot;&quot;)">
            <text:p/>
          </table:table-cell>
          <table:table-cell table:style-name="ce2" table:formula="of:=IF(AND([.$G4]&lt;[.KC$1];[.$H4]&gt;=[.KC$1]);1;&quot;&quot;)">
            <text:p/>
          </table:table-cell>
          <table:table-cell table:style-name="ce2" table:formula="of:=IF(AND([.$G4]&lt;[.KD$1];[.$H4]&gt;=[.KD$1]);1;&quot;&quot;)">
            <text:p/>
          </table:table-cell>
          <table:table-cell table:style-name="ce2" table:formula="of:=IF(AND([.$G4]&lt;[.KE$1];[.$H4]&gt;=[.KE$1]);1;&quot;&quot;)">
            <text:p/>
          </table:table-cell>
          <table:table-cell table:style-name="ce2" table:formula="of:=IF(AND([.$G4]&lt;[.KF$1];[.$H4]&gt;=[.KF$1]);1;&quot;&quot;)">
            <text:p/>
          </table:table-cell>
          <table:table-cell table:style-name="ce2" table:formula="of:=IF(AND([.$G4]&lt;[.KG$1];[.$H4]&gt;=[.KG$1]);1;&quot;&quot;)">
            <text:p/>
          </table:table-cell>
          <table:table-cell table:style-name="ce2" table:formula="of:=IF(AND([.$G4]&lt;[.KH$1];[.$H4]&gt;=[.KH$1]);1;&quot;&quot;)">
            <text:p/>
          </table:table-cell>
          <table:table-cell table:style-name="ce2" table:formula="of:=IF(AND([.$G4]&lt;[.KI$1];[.$H4]&gt;=[.KI$1]);1;&quot;&quot;)">
            <text:p/>
          </table:table-cell>
          <table:table-cell table:style-name="ce2" table:formula="of:=IF(AND([.$G4]&lt;[.KJ$1];[.$H4]&gt;=[.KJ$1]);1;&quot;&quot;)">
            <text:p/>
          </table:table-cell>
          <table:table-cell table:style-name="ce2" table:formula="of:=IF(AND([.$G4]&lt;[.KK$1];[.$H4]&gt;=[.KK$1]);1;&quot;&quot;)">
            <text:p/>
          </table:table-cell>
          <table:table-cell table:style-name="ce2" table:formula="of:=IF(AND([.$G4]&lt;[.KL$1];[.$H4]&gt;=[.KL$1]);1;&quot;&quot;)">
            <text:p/>
          </table:table-cell>
          <table:table-cell table:style-name="ce2" table:formula="of:=IF(AND([.$G4]&lt;[.KM$1];[.$H4]&gt;=[.KM$1]);1;&quot;&quot;)">
            <text:p/>
          </table:table-cell>
          <table:table-cell table:style-name="ce2" table:formula="of:=IF(AND([.$G4]&lt;[.KN$1];[.$H4]&gt;=[.KN$1]);1;&quot;&quot;)">
            <text:p/>
          </table:table-cell>
          <table:table-cell table:style-name="ce2" table:formula="of:=IF(AND([.$G4]&lt;[.KO$1];[.$H4]&gt;=[.KO$1]);1;&quot;&quot;)">
            <text:p/>
          </table:table-cell>
          <table:table-cell table:style-name="ce2" table:formula="of:=IF(AND([.$G4]&lt;[.KP$1];[.$H4]&gt;=[.KP$1]);1;&quot;&quot;)">
            <text:p/>
          </table:table-cell>
          <table:table-cell table:style-name="ce2" table:formula="of:=IF(AND([.$G4]&lt;[.KQ$1];[.$H4]&gt;=[.KQ$1]);1;&quot;&quot;)">
            <text:p/>
          </table:table-cell>
          <table:table-cell table:style-name="ce2" table:formula="of:=IF(AND([.$G4]&lt;[.KR$1];[.$H4]&gt;=[.KR$1]);1;&quot;&quot;)">
            <text:p/>
          </table:table-cell>
          <table:table-cell table:style-name="ce2" table:formula="of:=IF(AND([.$G4]&lt;[.KS$1];[.$H4]&gt;=[.KS$1]);1;&quot;&quot;)">
            <text:p/>
          </table:table-cell>
          <table:table-cell table:style-name="ce2" table:formula="of:=IF(AND([.$G4]&lt;[.KT$1];[.$H4]&gt;=[.KT$1]);1;&quot;&quot;)">
            <text:p/>
          </table:table-cell>
          <table:table-cell table:style-name="ce2" table:formula="of:=IF(AND([.$G4]&lt;[.KU$1];[.$H4]&gt;=[.KU$1]);1;&quot;&quot;)">
            <text:p/>
          </table:table-cell>
          <table:table-cell table:style-name="ce2" table:formula="of:=IF(AND([.$G4]&lt;[.KV$1];[.$H4]&gt;=[.KV$1]);1;&quot;&quot;)">
            <text:p/>
          </table:table-cell>
          <table:table-cell table:style-name="ce2" table:formula="of:=IF(AND([.$G4]&lt;[.KW$1];[.$H4]&gt;=[.KW$1]);1;&quot;&quot;)">
            <text:p/>
          </table:table-cell>
          <table:table-cell table:style-name="ce2" table:formula="of:=IF(AND([.$G4]&lt;[.KX$1];[.$H4]&gt;=[.KX$1]);1;&quot;&quot;)">
            <text:p/>
          </table:table-cell>
          <table:table-cell table:style-name="ce2" table:formula="of:=IF(AND([.$G4]&lt;[.KY$1];[.$H4]&gt;=[.KY$1]);1;&quot;&quot;)">
            <text:p/>
          </table:table-cell>
          <table:table-cell table:style-name="ce2" table:formula="of:=IF(AND([.$G4]&lt;[.KZ$1];[.$H4]&gt;=[.KZ$1]);1;&quot;&quot;)">
            <text:p/>
          </table:table-cell>
          <table:table-cell table:style-name="ce2" table:formula="of:=IF(AND([.$G4]&lt;[.LA$1];[.$H4]&gt;=[.LA$1]);1;&quot;&quot;)">
            <text:p/>
          </table:table-cell>
          <table:table-cell table:style-name="ce2" table:formula="of:=IF(AND([.$G4]&lt;[.LB$1];[.$H4]&gt;=[.LB$1]);1;&quot;&quot;)">
            <text:p/>
          </table:table-cell>
          <table:table-cell table:style-name="ce2" table:formula="of:=IF(AND([.$G4]&lt;[.LC$1];[.$H4]&gt;=[.LC$1]);1;&quot;&quot;)">
            <text:p/>
          </table:table-cell>
          <table:table-cell table:style-name="ce2" table:formula="of:=IF(AND([.$G4]&lt;[.LD$1];[.$H4]&gt;=[.LD$1]);1;&quot;&quot;)">
            <text:p/>
          </table:table-cell>
          <table:table-cell table:style-name="ce2" table:formula="of:=IF(AND([.$G4]&lt;[.LE$1];[.$H4]&gt;=[.LE$1]);1;&quot;&quot;)">
            <text:p/>
          </table:table-cell>
          <table:table-cell table:style-name="ce2" table:formula="of:=IF(AND([.$G4]&lt;[.LF$1];[.$H4]&gt;=[.LF$1]);1;&quot;&quot;)">
            <text:p/>
          </table:table-cell>
          <table:table-cell table:style-name="ce2" table:formula="of:=IF(AND([.$G4]&lt;[.LG$1];[.$H4]&gt;=[.LG$1]);1;&quot;&quot;)">
            <text:p/>
          </table:table-cell>
          <table:table-cell table:style-name="ce2" table:formula="of:=IF(AND([.$G4]&lt;[.LH$1];[.$H4]&gt;=[.LH$1]);1;&quot;&quot;)">
            <text:p/>
          </table:table-cell>
          <table:table-cell table:style-name="ce2" table:formula="of:=IF(AND([.$G4]&lt;[.LI$1];[.$H4]&gt;=[.LI$1]);1;&quot;&quot;)">
            <text:p/>
          </table:table-cell>
          <table:table-cell table:style-name="ce2" table:formula="of:=IF(AND([.$G4]&lt;[.LJ$1];[.$H4]&gt;=[.LJ$1]);1;&quot;&quot;)">
            <text:p/>
          </table:table-cell>
          <table:table-cell table:style-name="ce2" table:formula="of:=IF(AND([.$G4]&lt;[.LK$1];[.$H4]&gt;=[.LK$1]);1;&quot;&quot;)">
            <text:p/>
          </table:table-cell>
          <table:table-cell table:style-name="ce2" table:formula="of:=IF(AND([.$G4]&lt;[.LL$1];[.$H4]&gt;=[.LL$1]);1;&quot;&quot;)">
            <text:p/>
          </table:table-cell>
          <table:table-cell table:style-name="ce2" table:formula="of:=IF(AND([.$G4]&lt;[.LM$1];[.$H4]&gt;=[.LM$1]);1;&quot;&quot;)">
            <text:p/>
          </table:table-cell>
          <table:table-cell table:style-name="ce2" table:formula="of:=IF(AND([.$G4]&lt;[.LN$1];[.$H4]&gt;=[.LN$1]);1;&quot;&quot;)">
            <text:p/>
          </table:table-cell>
          <table:table-cell table:style-name="ce2" table:formula="of:=IF(AND([.$G4]&lt;[.LO$1];[.$H4]&gt;=[.LO$1]);1;&quot;&quot;)">
            <text:p/>
          </table:table-cell>
          <table:table-cell table:style-name="ce2" table:formula="of:=IF(AND([.$G4]&lt;[.LP$1];[.$H4]&gt;=[.LP$1]);1;&quot;&quot;)">
            <text:p/>
          </table:table-cell>
          <table:table-cell table:style-name="ce2" table:formula="of:=IF(AND([.$G4]&lt;[.LQ$1];[.$H4]&gt;=[.LQ$1]);1;&quot;&quot;)">
            <text:p/>
          </table:table-cell>
          <table:table-cell table:style-name="ce2" table:formula="of:=IF(AND([.$G4]&lt;[.LR$1];[.$H4]&gt;=[.LR$1]);1;&quot;&quot;)">
            <text:p/>
          </table:table-cell>
          <table:table-cell table:style-name="ce2" table:formula="of:=IF(AND([.$G4]&lt;[.LS$1];[.$H4]&gt;=[.LS$1]);1;&quot;&quot;)">
            <text:p/>
          </table:table-cell>
          <table:table-cell table:style-name="ce2" table:formula="of:=IF(AND([.$G4]&lt;[.LT$1];[.$H4]&gt;=[.LT$1]);1;&quot;&quot;)">
            <text:p/>
          </table:table-cell>
          <table:table-cell table:style-name="ce2" table:formula="of:=IF(AND([.$G4]&lt;[.LU$1];[.$H4]&gt;=[.LU$1]);1;&quot;&quot;)">
            <text:p/>
          </table:table-cell>
          <table:table-cell table:style-name="ce2" table:formula="of:=IF(AND([.$G4]&lt;[.LV$1];[.$H4]&gt;=[.LV$1]);1;&quot;&quot;)">
            <text:p/>
          </table:table-cell>
          <table:table-cell table:style-name="ce2" table:formula="of:=IF(AND([.$G4]&lt;[.LW$1];[.$H4]&gt;=[.LW$1]);1;&quot;&quot;)">
            <text:p/>
          </table:table-cell>
          <table:table-cell table:style-name="ce2" table:formula="of:=IF(AND([.$G4]&lt;[.LX$1];[.$H4]&gt;=[.LX$1]);1;&quot;&quot;)">
            <text:p/>
          </table:table-cell>
          <table:table-cell table:style-name="ce2" table:formula="of:=IF(AND([.$G4]&lt;[.LY$1];[.$H4]&gt;=[.LY$1]);1;&quot;&quot;)">
            <text:p/>
          </table:table-cell>
          <table:table-cell table:style-name="ce2" table:formula="of:=IF(AND([.$G4]&lt;[.LZ$1];[.$H4]&gt;=[.LZ$1]);1;&quot;&quot;)">
            <text:p/>
          </table:table-cell>
          <table:table-cell table:style-name="ce2" table:formula="of:=IF(AND([.$G4]&lt;[.MA$1];[.$H4]&gt;=[.MA$1]);1;&quot;&quot;)">
            <text:p/>
          </table:table-cell>
          <table:table-cell table:style-name="ce2" table:formula="of:=IF(AND([.$G4]&lt;[.MB$1];[.$H4]&gt;=[.MB$1]);1;&quot;&quot;)">
            <text:p/>
          </table:table-cell>
          <table:table-cell table:style-name="ce2" table:formula="of:=IF(AND([.$G4]&lt;[.MC$1];[.$H4]&gt;=[.MC$1]);1;&quot;&quot;)">
            <text:p/>
          </table:table-cell>
          <table:table-cell table:style-name="ce2" table:formula="of:=IF(AND([.$G4]&lt;[.MD$1];[.$H4]&gt;=[.MD$1]);1;&quot;&quot;)">
            <text:p/>
          </table:table-cell>
          <table:table-cell table:style-name="ce2" table:formula="of:=IF(AND([.$G4]&lt;[.ME$1];[.$H4]&gt;=[.ME$1]);1;&quot;&quot;)">
            <text:p/>
          </table:table-cell>
          <table:table-cell table:style-name="ce2" table:formula="of:=IF(AND([.$G4]&lt;[.MF$1];[.$H4]&gt;=[.MF$1]);1;&quot;&quot;)">
            <text:p/>
          </table:table-cell>
          <table:table-cell table:style-name="ce2" table:formula="of:=IF(AND([.$G4]&lt;[.MG$1];[.$H4]&gt;=[.MG$1]);1;&quot;&quot;)">
            <text:p/>
          </table:table-cell>
          <table:table-cell table:style-name="ce2" table:formula="of:=IF(AND([.$G4]&lt;[.MH$1];[.$H4]&gt;=[.MH$1]);1;&quot;&quot;)">
            <text:p/>
          </table:table-cell>
          <table:table-cell table:style-name="ce2" table:formula="of:=IF(AND([.$G4]&lt;[.MI$1];[.$H4]&gt;=[.MI$1]);1;&quot;&quot;)">
            <text:p/>
          </table:table-cell>
          <table:table-cell table:style-name="ce2" table:formula="of:=IF(AND([.$G4]&lt;[.MJ$1];[.$H4]&gt;=[.MJ$1]);1;&quot;&quot;)">
            <text:p/>
          </table:table-cell>
          <table:table-cell table:style-name="ce2" table:formula="of:=IF(AND([.$G4]&lt;[.MK$1];[.$H4]&gt;=[.MK$1]);1;&quot;&quot;)">
            <text:p/>
          </table:table-cell>
          <table:table-cell table:style-name="ce2" table:formula="of:=IF(AND([.$G4]&lt;[.ML$1];[.$H4]&gt;=[.ML$1]);1;&quot;&quot;)">
            <text:p/>
          </table:table-cell>
          <table:table-cell table:style-name="ce2" table:formula="of:=IF(AND([.$G4]&lt;[.MM$1];[.$H4]&gt;=[.MM$1]);1;&quot;&quot;)">
            <text:p/>
          </table:table-cell>
          <table:table-cell table:style-name="ce2" table:formula="of:=IF(AND([.$G4]&lt;[.MN$1];[.$H4]&gt;=[.MN$1]);1;&quot;&quot;)">
            <text:p/>
          </table:table-cell>
          <table:table-cell table:style-name="ce2" table:formula="of:=IF(AND([.$G4]&lt;[.MO$1];[.$H4]&gt;=[.MO$1]);1;&quot;&quot;)">
            <text:p/>
          </table:table-cell>
          <table:table-cell table:style-name="ce2" table:formula="of:=IF(AND([.$G4]&lt;[.MP$1];[.$H4]&gt;=[.MP$1]);1;&quot;&quot;)">
            <text:p/>
          </table:table-cell>
          <table:table-cell table:style-name="ce2" table:formula="of:=IF(AND([.$G4]&lt;[.MQ$1];[.$H4]&gt;=[.MQ$1]);1;&quot;&quot;)">
            <text:p/>
          </table:table-cell>
          <table:table-cell table:style-name="ce2" table:formula="of:=IF(AND([.$G4]&lt;[.MR$1];[.$H4]&gt;=[.MR$1]);1;&quot;&quot;)">
            <text:p/>
          </table:table-cell>
          <table:table-cell table:style-name="ce2" table:formula="of:=IF(AND([.$G4]&lt;[.MS$1];[.$H4]&gt;=[.MS$1]);1;&quot;&quot;)">
            <text:p/>
          </table:table-cell>
          <table:table-cell table:style-name="ce2" table:formula="of:=IF(AND([.$G4]&lt;[.MT$1];[.$H4]&gt;=[.MT$1]);1;&quot;&quot;)">
            <text:p/>
          </table:table-cell>
          <table:table-cell table:style-name="ce2" table:formula="of:=IF(AND([.$G4]&lt;[.MU$1];[.$H4]&gt;=[.MU$1]);1;&quot;&quot;)">
            <text:p/>
          </table:table-cell>
          <table:table-cell table:style-name="ce2" table:formula="of:=IF(AND([.$G4]&lt;[.MV$1];[.$H4]&gt;=[.MV$1]);1;&quot;&quot;)">
            <text:p/>
          </table:table-cell>
          <table:table-cell table:style-name="ce2" table:formula="of:=IF(AND([.$G4]&lt;[.MW$1];[.$H4]&gt;=[.MW$1]);1;&quot;&quot;)">
            <text:p/>
          </table:table-cell>
          <table:table-cell table:style-name="ce2" table:formula="of:=IF(AND([.$G4]&lt;[.MX$1];[.$H4]&gt;=[.MX$1]);1;&quot;&quot;)">
            <text:p/>
          </table:table-cell>
          <table:table-cell table:style-name="ce2" table:formula="of:=IF(AND([.$G4]&lt;[.MY$1];[.$H4]&gt;=[.MY$1]);1;&quot;&quot;)">
            <text:p/>
          </table:table-cell>
          <table:table-cell table:style-name="ce2" table:formula="of:=IF(AND([.$G4]&lt;[.MZ$1];[.$H4]&gt;=[.MZ$1]);1;&quot;&quot;)">
            <text:p/>
          </table:table-cell>
          <table:table-cell table:style-name="ce2" table:formula="of:=IF(AND([.$G4]&lt;[.NA$1];[.$H4]&gt;=[.NA$1]);1;&quot;&quot;)">
            <text:p/>
          </table:table-cell>
          <table:table-cell table:style-name="ce2" table:formula="of:=IF(AND([.$G4]&lt;[.NB$1];[.$H4]&gt;=[.NB$1]);1;&quot;&quot;)">
            <text:p/>
          </table:table-cell>
          <table:table-cell table:style-name="ce2" table:formula="of:=IF(AND([.$G4]&lt;[.NC$1];[.$H4]&gt;=[.NC$1]);1;&quot;&quot;)">
            <text:p/>
          </table:table-cell>
          <table:table-cell table:style-name="ce2" table:formula="of:=IF(AND([.$G4]&lt;[.ND$1];[.$H4]&gt;=[.ND$1]);1;&quot;&quot;)">
            <text:p/>
          </table:table-cell>
          <table:table-cell table:style-name="ce2" table:formula="of:=IF(AND([.$G4]&lt;[.NE$1];[.$H4]&gt;=[.NE$1]);1;&quot;&quot;)">
            <text:p/>
          </table:table-cell>
          <table:table-cell table:style-name="ce2" table:formula="of:=IF(AND([.$G4]&lt;[.NF$1];[.$H4]&gt;=[.NF$1]);1;&quot;&quot;)">
            <text:p/>
          </table:table-cell>
          <table:table-cell table:style-name="ce2" table:formula="of:=IF(AND([.$G4]&lt;[.NG$1];[.$H4]&gt;=[.NG$1]);1;&quot;&quot;)">
            <text:p/>
          </table:table-cell>
          <table:table-cell table:style-name="ce2" table:formula="of:=IF(AND([.$G4]&lt;[.NH$1];[.$H4]&gt;=[.NH$1]);1;&quot;&quot;)">
            <text:p/>
          </table:table-cell>
          <table:table-cell table:style-name="ce2" table:formula="of:=IF(AND([.$G4]&lt;[.NI$1];[.$H4]&gt;=[.NI$1]);1;&quot;&quot;)">
            <text:p/>
          </table:table-cell>
          <table:table-cell table:style-name="ce2" table:formula="of:=IF(AND([.$G4]&lt;[.NJ$1];[.$H4]&gt;=[.NJ$1]);1;&quot;&quot;)">
            <text:p/>
          </table:table-cell>
          <table:table-cell table:style-name="ce2" table:formula="of:=IF(AND([.$G4]&lt;[.NK$1];[.$H4]&gt;=[.NK$1]);1;&quot;&quot;)">
            <text:p/>
          </table:table-cell>
          <table:table-cell table:style-name="ce2" table:formula="of:=IF(AND([.$G4]&lt;[.NL$1];[.$H4]&gt;=[.NL$1]);1;&quot;&quot;)">
            <text:p/>
          </table:table-cell>
          <table:table-cell table:style-name="ce2" table:formula="of:=IF(AND([.$G4]&lt;[.NM$1];[.$H4]&gt;=[.NM$1]);1;&quot;&quot;)">
            <text:p/>
          </table:table-cell>
          <table:table-cell table:style-name="ce2" table:formula="of:=IF(AND([.$G4]&lt;[.NN$1];[.$H4]&gt;=[.NN$1]);1;&quot;&quot;)">
            <text:p/>
          </table:table-cell>
          <table:table-cell table:style-name="ce2" table:formula="of:=IF(AND([.$G4]&lt;[.NO$1];[.$H4]&gt;=[.NO$1]);1;&quot;&quot;)">
            <text:p/>
          </table:table-cell>
          <table:table-cell table:style-name="ce2" table:formula="of:=IF(AND([.$G4]&lt;[.NP$1];[.$H4]&gt;=[.NP$1]);1;&quot;&quot;)">
            <text:p/>
          </table:table-cell>
          <table:table-cell table:style-name="ce2" table:formula="of:=IF(AND([.$G4]&lt;[.NQ$1];[.$H4]&gt;=[.NQ$1]);1;&quot;&quot;)">
            <text:p/>
          </table:table-cell>
          <table:table-cell table:style-name="ce2" table:formula="of:=IF(AND([.$G4]&lt;[.NR$1];[.$H4]&gt;=[.NR$1]);1;&quot;&quot;)">
            <text:p/>
          </table:table-cell>
          <table:table-cell table:style-name="ce2" table:formula="of:=IF(AND([.$G4]&lt;[.NS$1];[.$H4]&gt;=[.NS$1]);1;&quot;&quot;)">
            <text:p/>
          </table:table-cell>
          <table:table-cell table:style-name="ce2" table:formula="of:=IF(AND([.$G4]&lt;[.NT$1];[.$H4]&gt;=[.NT$1]);1;&quot;&quot;)">
            <text:p/>
          </table:table-cell>
          <table:table-cell table:style-name="ce2" table:formula="of:=IF(AND([.$G4]&lt;[.NU$1];[.$H4]&gt;=[.NU$1]);1;&quot;&quot;)">
            <text:p/>
          </table:table-cell>
          <table:table-cell table:style-name="ce2" table:formula="of:=IF(AND([.$G4]&lt;[.NV$1];[.$H4]&gt;=[.NV$1]);1;&quot;&quot;)">
            <text:p/>
          </table:table-cell>
          <table:table-cell table:style-name="ce2" table:formula="of:=IF(AND([.$G4]&lt;[.NW$1];[.$H4]&gt;=[.NW$1]);1;&quot;&quot;)">
            <text:p/>
          </table:table-cell>
          <table:table-cell table:style-name="ce2" table:formula="of:=IF(AND([.$G4]&lt;[.NX$1];[.$H4]&gt;=[.NX$1]);1;&quot;&quot;)">
            <text:p/>
          </table:table-cell>
          <table:table-cell table:style-name="ce2" table:formula="of:=IF(AND([.$G4]&lt;[.NY$1];[.$H4]&gt;=[.NY$1]);1;&quot;&quot;)">
            <text:p/>
          </table:table-cell>
          <table:table-cell table:style-name="ce2" table:formula="of:=IF(AND([.$G4]&lt;[.NZ$1];[.$H4]&gt;=[.NZ$1]);1;&quot;&quot;)">
            <text:p/>
          </table:table-cell>
          <table:table-cell table:style-name="ce2" table:formula="of:=IF(AND([.$G4]&lt;[.OA$1];[.$H4]&gt;=[.OA$1]);1;&quot;&quot;)">
            <text:p/>
          </table:table-cell>
          <table:table-cell table:style-name="ce2" table:formula="of:=IF(AND([.$G4]&lt;[.OB$1];[.$H4]&gt;=[.OB$1]);1;&quot;&quot;)">
            <text:p/>
          </table:table-cell>
          <table:table-cell table:style-name="ce2" table:formula="of:=IF(AND([.$G4]&lt;[.OC$1];[.$H4]&gt;=[.OC$1]);1;&quot;&quot;)">
            <text:p/>
          </table:table-cell>
          <table:table-cell table:style-name="ce2" table:formula="of:=IF(AND([.$G4]&lt;[.OD$1];[.$H4]&gt;=[.OD$1]);1;&quot;&quot;)">
            <text:p/>
          </table:table-cell>
          <table:table-cell table:style-name="ce2" table:formula="of:=IF(AND([.$G4]&lt;[.OE$1];[.$H4]&gt;=[.OE$1]);1;&quot;&quot;)">
            <text:p/>
          </table:table-cell>
          <table:table-cell table:style-name="ce2" table:formula="of:=IF(AND([.$G4]&lt;[.OF$1];[.$H4]&gt;=[.OF$1]);1;&quot;&quot;)">
            <text:p/>
          </table:table-cell>
          <table:table-cell table:style-name="ce2" table:formula="of:=IF(AND([.$G4]&lt;[.OG$1];[.$H4]&gt;=[.OG$1]);1;&quot;&quot;)">
            <text:p/>
          </table:table-cell>
          <table:table-cell table:style-name="ce2" table:formula="of:=IF(AND([.$G4]&lt;[.OH$1];[.$H4]&gt;=[.OH$1]);1;&quot;&quot;)">
            <text:p/>
          </table:table-cell>
          <table:table-cell table:style-name="ce2" table:formula="of:=IF(AND([.$G4]&lt;[.OI$1];[.$H4]&gt;=[.OI$1]);1;&quot;&quot;)">
            <text:p/>
          </table:table-cell>
          <table:table-cell table:style-name="ce2" table:formula="of:=IF(AND([.$G4]&lt;[.OJ$1];[.$H4]&gt;=[.OJ$1]);1;&quot;&quot;)">
            <text:p/>
          </table:table-cell>
          <table:table-cell table:style-name="ce2" table:formula="of:=IF(AND([.$G4]&lt;[.OK$1];[.$H4]&gt;=[.OK$1]);1;&quot;&quot;)">
            <text:p/>
          </table:table-cell>
          <table:table-cell table:style-name="ce2" table:formula="of:=IF(AND([.$G4]&lt;[.OL$1];[.$H4]&gt;=[.OL$1]);1;&quot;&quot;)">
            <text:p/>
          </table:table-cell>
          <table:table-cell table:style-name="ce2" table:formula="of:=IF(AND([.$G4]&lt;[.OM$1];[.$H4]&gt;=[.OM$1]);1;&quot;&quot;)">
            <text:p/>
          </table:table-cell>
          <table:table-cell table:style-name="ce2" table:formula="of:=IF(AND([.$G4]&lt;[.ON$1];[.$H4]&gt;=[.ON$1]);1;&quot;&quot;)">
            <text:p/>
          </table:table-cell>
          <table:table-cell table:style-name="ce2" table:formula="of:=IF(AND([.$G4]&lt;[.OO$1];[.$H4]&gt;=[.OO$1]);1;&quot;&quot;)">
            <text:p/>
          </table:table-cell>
          <table:table-cell table:style-name="ce2" table:formula="of:=IF(AND([.$G4]&lt;[.OP$1];[.$H4]&gt;=[.OP$1]);1;&quot;&quot;)">
            <text:p/>
          </table:table-cell>
          <table:table-cell table:style-name="ce2" table:formula="of:=IF(AND([.$G4]&lt;[.OQ$1];[.$H4]&gt;=[.OQ$1]);1;&quot;&quot;)">
            <text:p/>
          </table:table-cell>
          <table:table-cell table:style-name="ce2" table:formula="of:=IF(AND([.$G4]&lt;[.OR$1];[.$H4]&gt;=[.OR$1]);1;&quot;&quot;)">
            <text:p/>
          </table:table-cell>
          <table:table-cell table:style-name="ce2" table:formula="of:=IF(AND([.$G4]&lt;[.OS$1];[.$H4]&gt;=[.OS$1]);1;&quot;&quot;)">
            <text:p/>
          </table:table-cell>
          <table:table-cell table:style-name="ce2" table:formula="of:=IF(AND([.$G4]&lt;[.OT$1];[.$H4]&gt;=[.OT$1]);1;&quot;&quot;)">
            <text:p/>
          </table:table-cell>
          <table:table-cell table:style-name="ce2" table:formula="of:=IF(AND([.$G4]&lt;[.OU$1];[.$H4]&gt;=[.OU$1]);1;&quot;&quot;)">
            <text:p/>
          </table:table-cell>
          <table:table-cell table:style-name="ce2" table:formula="of:=IF(AND([.$G4]&lt;[.OV$1];[.$H4]&gt;=[.OV$1]);1;&quot;&quot;)">
            <text:p/>
          </table:table-cell>
          <table:table-cell table:style-name="ce2" table:formula="of:=IF(AND([.$G4]&lt;[.OW$1];[.$H4]&gt;=[.OW$1]);1;&quot;&quot;)">
            <text:p/>
          </table:table-cell>
          <table:table-cell table:style-name="ce2" table:formula="of:=IF(AND([.$G4]&lt;[.OX$1];[.$H4]&gt;=[.OX$1]);1;&quot;&quot;)">
            <text:p/>
          </table:table-cell>
          <table:table-cell table:style-name="ce2" table:formula="of:=IF(AND([.$G4]&lt;[.OY$1];[.$H4]&gt;=[.OY$1]);1;&quot;&quot;)">
            <text:p/>
          </table:table-cell>
          <table:table-cell table:style-name="ce2" table:formula="of:=IF(AND([.$G4]&lt;[.OZ$1];[.$H4]&gt;=[.OZ$1]);1;&quot;&quot;)">
            <text:p/>
          </table:table-cell>
          <table:table-cell table:style-name="ce2" table:formula="of:=IF(AND([.$G4]&lt;[.PA$1];[.$H4]&gt;=[.PA$1]);1;&quot;&quot;)">
            <text:p/>
          </table:table-cell>
          <table:table-cell table:style-name="ce2" table:formula="of:=IF(AND([.$G4]&lt;[.PB$1];[.$H4]&gt;=[.PB$1]);1;&quot;&quot;)">
            <text:p/>
          </table:table-cell>
          <table:table-cell table:style-name="ce2" table:formula="of:=IF(AND([.$G4]&lt;[.PC$1];[.$H4]&gt;=[.PC$1]);1;&quot;&quot;)">
            <text:p/>
          </table:table-cell>
          <table:table-cell table:style-name="ce2" table:formula="of:=IF(AND([.$G4]&lt;[.PD$1];[.$H4]&gt;=[.PD$1]);1;&quot;&quot;)">
            <text:p/>
          </table:table-cell>
          <table:table-cell table:style-name="ce2" table:formula="of:=IF(AND([.$G4]&lt;[.PE$1];[.$H4]&gt;=[.PE$1]);1;&quot;&quot;)">
            <text:p/>
          </table:table-cell>
          <table:table-cell table:style-name="ce2" table:formula="of:=IF(AND([.$G4]&lt;[.PF$1];[.$H4]&gt;=[.PF$1]);1;&quot;&quot;)">
            <text:p/>
          </table:table-cell>
          <table:table-cell table:style-name="ce2" table:formula="of:=IF(AND([.$G4]&lt;[.PG$1];[.$H4]&gt;=[.PG$1]);1;&quot;&quot;)">
            <text:p/>
          </table:table-cell>
          <table:table-cell table:style-name="ce2" table:formula="of:=IF(AND([.$G4]&lt;[.PH$1];[.$H4]&gt;=[.PH$1]);1;&quot;&quot;)">
            <text:p/>
          </table:table-cell>
          <table:table-cell table:style-name="ce2" table:formula="of:=IF(AND([.$G4]&lt;[.PI$1];[.$H4]&gt;=[.PI$1]);1;&quot;&quot;)">
            <text:p/>
          </table:table-cell>
          <table:table-cell table:style-name="ce2" table:formula="of:=IF(AND([.$G4]&lt;[.PJ$1];[.$H4]&gt;=[.PJ$1]);1;&quot;&quot;)">
            <text:p/>
          </table:table-cell>
          <table:table-cell table:style-name="ce2" table:formula="of:=IF(AND([.$G4]&lt;[.PK$1];[.$H4]&gt;=[.PK$1]);1;&quot;&quot;)">
            <text:p/>
          </table:table-cell>
          <table:table-cell table:style-name="ce2" table:formula="of:=IF(AND([.$G4]&lt;[.PL$1];[.$H4]&gt;=[.PL$1]);1;&quot;&quot;)">
            <text:p/>
          </table:table-cell>
          <table:table-cell table:style-name="ce2" table:formula="of:=IF(AND([.$G4]&lt;[.PM$1];[.$H4]&gt;=[.PM$1]);1;&quot;&quot;)">
            <text:p/>
          </table:table-cell>
          <table:table-cell table:style-name="ce2" table:formula="of:=IF(AND([.$G4]&lt;[.PN$1];[.$H4]&gt;=[.PN$1]);1;&quot;&quot;)">
            <text:p/>
          </table:table-cell>
          <table:table-cell table:style-name="ce2" table:formula="of:=IF(AND([.$G4]&lt;[.PO$1];[.$H4]&gt;=[.PO$1]);1;&quot;&quot;)">
            <text:p/>
          </table:table-cell>
          <table:table-cell table:style-name="ce2" table:formula="of:=IF(AND([.$G4]&lt;[.PP$1];[.$H4]&gt;=[.PP$1]);1;&quot;&quot;)">
            <text:p/>
          </table:table-cell>
          <table:table-cell table:style-name="ce2" table:formula="of:=IF(AND([.$G4]&lt;[.PQ$1];[.$H4]&gt;=[.PQ$1]);1;&quot;&quot;)">
            <text:p/>
          </table:table-cell>
          <table:table-cell table:style-name="ce2" table:formula="of:=IF(AND([.$G4]&lt;[.PR$1];[.$H4]&gt;=[.PR$1]);1;&quot;&quot;)">
            <text:p/>
          </table:table-cell>
          <table:table-cell table:style-name="ce2" table:formula="of:=IF(AND([.$G4]&lt;[.PS$1];[.$H4]&gt;=[.PS$1]);1;&quot;&quot;)">
            <text:p/>
          </table:table-cell>
          <table:table-cell table:style-name="ce2" table:formula="of:=IF(AND([.$G4]&lt;[.PT$1];[.$H4]&gt;=[.PT$1]);1;&quot;&quot;)">
            <text:p/>
          </table:table-cell>
          <table:table-cell table:style-name="ce2" table:formula="of:=IF(AND([.$G4]&lt;[.PU$1];[.$H4]&gt;=[.PU$1]);1;&quot;&quot;)">
            <text:p/>
          </table:table-cell>
          <table:table-cell table:style-name="ce2" table:formula="of:=IF(AND([.$G4]&lt;[.PV$1];[.$H4]&gt;=[.PV$1]);1;&quot;&quot;)">
            <text:p/>
          </table:table-cell>
          <table:table-cell table:style-name="ce2" table:formula="of:=IF(AND([.$G4]&lt;[.PW$1];[.$H4]&gt;=[.PW$1]);1;&quot;&quot;)">
            <text:p/>
          </table:table-cell>
          <table:table-cell table:style-name="ce2" table:formula="of:=IF(AND([.$G4]&lt;[.PX$1];[.$H4]&gt;=[.PX$1]);1;&quot;&quot;)">
            <text:p/>
          </table:table-cell>
          <table:table-cell table:style-name="ce2" table:formula="of:=IF(AND([.$G4]&lt;[.PY$1];[.$H4]&gt;=[.PY$1]);1;&quot;&quot;)">
            <text:p/>
          </table:table-cell>
          <table:table-cell table:style-name="ce2" table:formula="of:=IF(AND([.$G4]&lt;[.PZ$1];[.$H4]&gt;=[.PZ$1]);1;&quot;&quot;)">
            <text:p/>
          </table:table-cell>
          <table:table-cell table:style-name="ce2" table:formula="of:=IF(AND([.$G4]&lt;[.QA$1];[.$H4]&gt;=[.QA$1]);1;&quot;&quot;)">
            <text:p/>
          </table:table-cell>
          <table:table-cell table:style-name="ce2" table:formula="of:=IF(AND([.$G4]&lt;[.QB$1];[.$H4]&gt;=[.QB$1]);1;&quot;&quot;)">
            <text:p/>
          </table:table-cell>
          <table:table-cell table:style-name="ce2" table:formula="of:=IF(AND([.$G4]&lt;[.QC$1];[.$H4]&gt;=[.QC$1]);1;&quot;&quot;)">
            <text:p/>
          </table:table-cell>
          <table:table-cell table:style-name="ce2" table:formula="of:=IF(AND([.$G4]&lt;[.QD$1];[.$H4]&gt;=[.QD$1]);1;&quot;&quot;)">
            <text:p/>
          </table:table-cell>
          <table:table-cell table:style-name="ce2" table:formula="of:=IF(AND([.$G4]&lt;[.QE$1];[.$H4]&gt;=[.QE$1]);1;&quot;&quot;)">
            <text:p/>
          </table:table-cell>
          <table:table-cell table:style-name="ce2" table:formula="of:=IF(AND([.$G4]&lt;[.QF$1];[.$H4]&gt;=[.QF$1]);1;&quot;&quot;)">
            <text:p/>
          </table:table-cell>
          <table:table-cell table:style-name="ce2" table:formula="of:=IF(AND([.$G4]&lt;[.QG$1];[.$H4]&gt;=[.QG$1]);1;&quot;&quot;)">
            <text:p/>
          </table:table-cell>
          <table:table-cell table:style-name="ce2" table:formula="of:=IF(AND([.$G4]&lt;[.QH$1];[.$H4]&gt;=[.QH$1]);1;&quot;&quot;)">
            <text:p/>
          </table:table-cell>
          <table:table-cell table:style-name="ce2" table:formula="of:=IF(AND([.$G4]&lt;[.QI$1];[.$H4]&gt;=[.QI$1]);1;&quot;&quot;)">
            <text:p/>
          </table:table-cell>
          <table:table-cell table:style-name="ce2" table:formula="of:=IF(AND([.$G4]&lt;[.QJ$1];[.$H4]&gt;=[.QJ$1]);1;&quot;&quot;)">
            <text:p/>
          </table:table-cell>
          <table:table-cell table:style-name="ce2" table:formula="of:=IF(AND([.$G4]&lt;[.QK$1];[.$H4]&gt;=[.QK$1]);1;&quot;&quot;)">
            <text:p/>
          </table:table-cell>
          <table:table-cell table:style-name="ce2" table:formula="of:=IF(AND([.$G4]&lt;[.QL$1];[.$H4]&gt;=[.QL$1]);1;&quot;&quot;)">
            <text:p/>
          </table:table-cell>
          <table:table-cell table:style-name="ce2" table:formula="of:=IF(AND([.$G4]&lt;[.QM$1];[.$H4]&gt;=[.QM$1]);1;&quot;&quot;)">
            <text:p/>
          </table:table-cell>
          <table:table-cell table:style-name="ce2" table:formula="of:=IF(AND([.$G4]&lt;[.QN$1];[.$H4]&gt;=[.QN$1]);1;&quot;&quot;)">
            <text:p/>
          </table:table-cell>
          <table:table-cell table:style-name="ce2" table:formula="of:=IF(AND([.$G4]&lt;[.QO$1];[.$H4]&gt;=[.QO$1]);1;&quot;&quot;)">
            <text:p/>
          </table:table-cell>
          <table:table-cell table:style-name="ce2" table:formula="of:=IF(AND([.$G4]&lt;[.QP$1];[.$H4]&gt;=[.QP$1]);1;&quot;&quot;)">
            <text:p/>
          </table:table-cell>
          <table:table-cell table:style-name="ce2" table:formula="of:=IF(AND([.$G4]&lt;[.QQ$1];[.$H4]&gt;=[.QQ$1]);1;&quot;&quot;)">
            <text:p/>
          </table:table-cell>
          <table:table-cell table:style-name="ce2" table:formula="of:=IF(AND([.$G4]&lt;[.QR$1];[.$H4]&gt;=[.QR$1]);1;&quot;&quot;)">
            <text:p/>
          </table:table-cell>
          <table:table-cell table:style-name="ce2" table:formula="of:=IF(AND([.$G4]&lt;[.QS$1];[.$H4]&gt;=[.QS$1]);1;&quot;&quot;)">
            <text:p/>
          </table:table-cell>
          <table:table-cell table:style-name="ce2" table:formula="of:=IF(AND([.$G4]&lt;[.QT$1];[.$H4]&gt;=[.QT$1]);1;&quot;&quot;)">
            <text:p/>
          </table:table-cell>
          <table:table-cell table:style-name="ce2" table:formula="of:=IF(AND([.$G4]&lt;[.QU$1];[.$H4]&gt;=[.QU$1]);1;&quot;&quot;)">
            <text:p/>
          </table:table-cell>
          <table:table-cell table:style-name="ce2" table:formula="of:=IF(AND([.$G4]&lt;[.QV$1];[.$H4]&gt;=[.QV$1]);1;&quot;&quot;)">
            <text:p/>
          </table:table-cell>
          <table:table-cell table:style-name="ce2" table:formula="of:=IF(AND([.$G4]&lt;[.QW$1];[.$H4]&gt;=[.QW$1]);1;&quot;&quot;)">
            <text:p/>
          </table:table-cell>
          <table:table-cell table:style-name="ce2" table:formula="of:=IF(AND([.$G4]&lt;[.QX$1];[.$H4]&gt;=[.QX$1]);1;&quot;&quot;)">
            <text:p/>
          </table:table-cell>
          <table:table-cell table:style-name="ce2" table:formula="of:=IF(AND([.$G4]&lt;[.QY$1];[.$H4]&gt;=[.QY$1]);1;&quot;&quot;)">
            <text:p/>
          </table:table-cell>
          <table:table-cell table:style-name="ce2" table:formula="of:=IF(AND([.$G4]&lt;[.QZ$1];[.$H4]&gt;=[.QZ$1]);1;&quot;&quot;)">
            <text:p/>
          </table:table-cell>
          <table:table-cell table:style-name="ce2" table:formula="of:=IF(AND([.$G4]&lt;[.RA$1];[.$H4]&gt;=[.RA$1]);1;&quot;&quot;)">
            <text:p/>
          </table:table-cell>
          <table:table-cell table:style-name="ce2" table:formula="of:=IF(AND([.$G4]&lt;[.RB$1];[.$H4]&gt;=[.RB$1]);1;&quot;&quot;)">
            <text:p/>
          </table:table-cell>
          <table:table-cell table:style-name="ce2" table:formula="of:=IF(AND([.$G4]&lt;[.RC$1];[.$H4]&gt;=[.RC$1]);1;&quot;&quot;)">
            <text:p/>
          </table:table-cell>
          <table:table-cell table:style-name="ce2" table:formula="of:=IF(AND([.$G4]&lt;[.RD$1];[.$H4]&gt;=[.RD$1]);1;&quot;&quot;)">
            <text:p/>
          </table:table-cell>
          <table:table-cell table:style-name="ce2" table:formula="of:=IF(AND([.$G4]&lt;[.RE$1];[.$H4]&gt;=[.RE$1]);1;&quot;&quot;)">
            <text:p/>
          </table:table-cell>
          <table:table-cell table:style-name="ce2" table:formula="of:=IF(AND([.$G4]&lt;[.RF$1];[.$H4]&gt;=[.RF$1]);1;&quot;&quot;)">
            <text:p/>
          </table:table-cell>
          <table:table-cell table:style-name="ce2" table:formula="of:=IF(AND([.$G4]&lt;[.RG$1];[.$H4]&gt;=[.RG$1]);1;&quot;&quot;)">
            <text:p/>
          </table:table-cell>
          <table:table-cell table:style-name="ce2" table:formula="of:=IF(AND([.$G4]&lt;[.RH$1];[.$H4]&gt;=[.RH$1]);1;&quot;&quot;)">
            <text:p/>
          </table:table-cell>
          <table:table-cell table:style-name="ce2" table:formula="of:=IF(AND([.$G4]&lt;[.RI$1];[.$H4]&gt;=[.RI$1]);1;&quot;&quot;)">
            <text:p/>
          </table:table-cell>
          <table:table-cell table:style-name="ce2" table:formula="of:=IF(AND([.$G4]&lt;[.RJ$1];[.$H4]&gt;=[.RJ$1]);1;&quot;&quot;)">
            <text:p/>
          </table:table-cell>
          <table:table-cell table:style-name="ce2" table:formula="of:=IF(AND([.$G4]&lt;[.RK$1];[.$H4]&gt;=[.RK$1]);1;&quot;&quot;)">
            <text:p/>
          </table:table-cell>
          <table:table-cell table:style-name="ce2" table:formula="of:=IF(AND([.$G4]&lt;[.RL$1];[.$H4]&gt;=[.RL$1]);1;&quot;&quot;)">
            <text:p/>
          </table:table-cell>
          <table:table-cell table:style-name="ce2" table:formula="of:=IF(AND([.$G4]&lt;[.RM$1];[.$H4]&gt;=[.RM$1]);1;&quot;&quot;)">
            <text:p/>
          </table:table-cell>
          <table:table-cell table:style-name="ce2" table:formula="of:=IF(AND([.$G4]&lt;[.RN$1];[.$H4]&gt;=[.RN$1]);1;&quot;&quot;)">
            <text:p/>
          </table:table-cell>
          <table:table-cell table:style-name="ce2" table:formula="of:=IF(AND([.$G4]&lt;[.RO$1];[.$H4]&gt;=[.RO$1]);1;&quot;&quot;)">
            <text:p/>
          </table:table-cell>
          <table:table-cell table:style-name="ce2" table:formula="of:=IF(AND([.$G4]&lt;[.RP$1];[.$H4]&gt;=[.RP$1]);1;&quot;&quot;)">
            <text:p/>
          </table:table-cell>
          <table:table-cell table:style-name="ce2" table:formula="of:=IF(AND([.$G4]&lt;[.RQ$1];[.$H4]&gt;=[.RQ$1]);1;&quot;&quot;)">
            <text:p/>
          </table:table-cell>
          <table:table-cell table:style-name="ce2" table:formula="of:=IF(AND([.$G4]&lt;[.RR$1];[.$H4]&gt;=[.RR$1]);1;&quot;&quot;)">
            <text:p/>
          </table:table-cell>
          <table:table-cell table:style-name="ce2" table:formula="of:=IF(AND([.$G4]&lt;[.RS$1];[.$H4]&gt;=[.RS$1]);1;&quot;&quot;)">
            <text:p/>
          </table:table-cell>
          <table:table-cell table:style-name="ce2" table:formula="of:=IF(AND([.$G4]&lt;[.RT$1];[.$H4]&gt;=[.RT$1]);1;&quot;&quot;)">
            <text:p/>
          </table:table-cell>
          <table:table-cell table:style-name="ce2" table:formula="of:=IF(AND([.$G4]&lt;[.RU$1];[.$H4]&gt;=[.RU$1]);1;&quot;&quot;)">
            <text:p/>
          </table:table-cell>
          <table:table-cell table:style-name="ce2" table:formula="of:=IF(AND([.$G4]&lt;[.RV$1];[.$H4]&gt;=[.RV$1]);1;&quot;&quot;)">
            <text:p/>
          </table:table-cell>
          <table:table-cell table:style-name="ce2" table:formula="of:=IF(AND([.$G4]&lt;[.RW$1];[.$H4]&gt;=[.RW$1]);1;&quot;&quot;)">
            <text:p/>
          </table:table-cell>
          <table:table-cell table:style-name="ce2" table:formula="of:=IF(AND([.$G4]&lt;[.RX$1];[.$H4]&gt;=[.RX$1]);1;&quot;&quot;)">
            <text:p/>
          </table:table-cell>
          <table:table-cell table:style-name="ce2" table:formula="of:=IF(AND([.$G4]&lt;[.RY$1];[.$H4]&gt;=[.RY$1]);1;&quot;&quot;)">
            <text:p/>
          </table:table-cell>
          <table:table-cell table:style-name="ce2" table:formula="of:=IF(AND([.$G4]&lt;[.RZ$1];[.$H4]&gt;=[.RZ$1]);1;&quot;&quot;)">
            <text:p/>
          </table:table-cell>
          <table:table-cell table:style-name="ce2" table:formula="of:=IF(AND([.$G4]&lt;[.SA$1];[.$H4]&gt;=[.SA$1]);1;&quot;&quot;)">
            <text:p/>
          </table:table-cell>
          <table:table-cell table:style-name="ce2" table:formula="of:=IF(AND([.$G4]&lt;[.SB$1];[.$H4]&gt;=[.SB$1]);1;&quot;&quot;)">
            <text:p/>
          </table:table-cell>
          <table:table-cell table:style-name="ce2" table:formula="of:=IF(AND([.$G4]&lt;[.SC$1];[.$H4]&gt;=[.SC$1]);1;&quot;&quot;)">
            <text:p/>
          </table:table-cell>
          <table:table-cell table:style-name="ce2" table:formula="of:=IF(AND([.$G4]&lt;[.SD$1];[.$H4]&gt;=[.SD$1]);1;&quot;&quot;)">
            <text:p/>
          </table:table-cell>
          <table:table-cell table:style-name="ce2" table:formula="of:=IF(AND([.$G4]&lt;[.SE$1];[.$H4]&gt;=[.SE$1]);1;&quot;&quot;)">
            <text:p/>
          </table:table-cell>
          <table:table-cell table:style-name="ce2" table:formula="of:=IF(AND([.$G4]&lt;[.SF$1];[.$H4]&gt;=[.SF$1]);1;&quot;&quot;)">
            <text:p/>
          </table:table-cell>
          <table:table-cell table:style-name="ce2" table:formula="of:=IF(AND([.$G4]&lt;[.SG$1];[.$H4]&gt;=[.SG$1]);1;&quot;&quot;)">
            <text:p/>
          </table:table-cell>
          <table:table-cell table:style-name="ce2" table:formula="of:=IF(AND([.$G4]&lt;[.SH$1];[.$H4]&gt;=[.SH$1]);1;&quot;&quot;)">
            <text:p/>
          </table:table-cell>
          <table:table-cell table:style-name="ce2" table:formula="of:=IF(AND([.$G4]&lt;[.SI$1];[.$H4]&gt;=[.SI$1]);1;&quot;&quot;)">
            <text:p/>
          </table:table-cell>
          <table:table-cell table:style-name="ce2" table:formula="of:=IF(AND([.$G4]&lt;[.SJ$1];[.$H4]&gt;=[.SJ$1]);1;&quot;&quot;)">
            <text:p/>
          </table:table-cell>
          <table:table-cell table:style-name="ce2" table:formula="of:=IF(AND([.$G4]&lt;[.SK$1];[.$H4]&gt;=[.SK$1]);1;&quot;&quot;)">
            <text:p/>
          </table:table-cell>
          <table:table-cell table:style-name="ce2" table:formula="of:=IF(AND([.$G4]&lt;[.SL$1];[.$H4]&gt;=[.SL$1]);1;&quot;&quot;)">
            <text:p/>
          </table:table-cell>
          <table:table-cell table:style-name="ce2" table:formula="of:=IF(AND([.$G4]&lt;[.SM$1];[.$H4]&gt;=[.SM$1]);1;&quot;&quot;)">
            <text:p/>
          </table:table-cell>
          <table:table-cell table:style-name="ce2" table:formula="of:=IF(AND([.$G4]&lt;[.SN$1];[.$H4]&gt;=[.SN$1]);1;&quot;&quot;)">
            <text:p/>
          </table:table-cell>
          <table:table-cell table:style-name="ce2" table:formula="of:=IF(AND([.$G4]&lt;[.SO$1];[.$H4]&gt;=[.SO$1]);1;&quot;&quot;)">
            <text:p/>
          </table:table-cell>
          <table:table-cell table:style-name="ce2" table:formula="of:=IF(AND([.$G4]&lt;[.SP$1];[.$H4]&gt;=[.SP$1]);1;&quot;&quot;)">
            <text:p/>
          </table:table-cell>
          <table:table-cell table:style-name="ce2" table:formula="of:=IF(AND([.$G4]&lt;[.SQ$1];[.$H4]&gt;=[.SQ$1]);1;&quot;&quot;)">
            <text:p/>
          </table:table-cell>
          <table:table-cell table:style-name="ce2" table:formula="of:=IF(AND([.$G4]&lt;[.SR$1];[.$H4]&gt;=[.SR$1]);1;&quot;&quot;)">
            <text:p/>
          </table:table-cell>
          <table:table-cell table:style-name="ce2" table:formula="of:=IF(AND([.$G4]&lt;[.SS$1];[.$H4]&gt;=[.SS$1]);1;&quot;&quot;)">
            <text:p/>
          </table:table-cell>
          <table:table-cell table:style-name="ce2" table:formula="of:=IF(AND([.$G4]&lt;[.ST$1];[.$H4]&gt;=[.ST$1]);1;&quot;&quot;)">
            <text:p/>
          </table:table-cell>
          <table:table-cell table:style-name="ce2" table:formula="of:=IF(AND([.$G4]&lt;[.SU$1];[.$H4]&gt;=[.SU$1]);1;&quot;&quot;)">
            <text:p/>
          </table:table-cell>
          <table:table-cell table:style-name="ce2" table:formula="of:=IF(AND([.$G4]&lt;[.SV$1];[.$H4]&gt;=[.SV$1]);1;&quot;&quot;)">
            <text:p/>
          </table:table-cell>
          <table:table-cell table:style-name="ce2" table:formula="of:=IF(AND([.$G4]&lt;[.SW$1];[.$H4]&gt;=[.SW$1]);1;&quot;&quot;)">
            <text:p/>
          </table:table-cell>
          <table:table-cell table:style-name="ce2" table:formula="of:=IF(AND([.$G4]&lt;[.SX$1];[.$H4]&gt;=[.SX$1]);1;&quot;&quot;)">
            <text:p/>
          </table:table-cell>
          <table:table-cell table:style-name="ce2" table:formula="of:=IF(AND([.$G4]&lt;[.SY$1];[.$H4]&gt;=[.SY$1]);1;&quot;&quot;)">
            <text:p/>
          </table:table-cell>
          <table:table-cell table:style-name="ce2" table:formula="of:=IF(AND([.$G4]&lt;[.SZ$1];[.$H4]&gt;=[.SZ$1]);1;&quot;&quot;)">
            <text:p/>
          </table:table-cell>
          <table:table-cell table:style-name="ce2" table:formula="of:=IF(AND([.$G4]&lt;[.TA$1];[.$H4]&gt;=[.TA$1]);1;&quot;&quot;)">
            <text:p/>
          </table:table-cell>
          <table:table-cell table:style-name="ce2" table:formula="of:=IF(AND([.$G4]&lt;[.TB$1];[.$H4]&gt;=[.TB$1]);1;&quot;&quot;)">
            <text:p/>
          </table:table-cell>
          <table:table-cell table:style-name="ce2" table:formula="of:=IF(AND([.$G4]&lt;[.TC$1];[.$H4]&gt;=[.TC$1]);1;&quot;&quot;)">
            <text:p/>
          </table:table-cell>
          <table:table-cell table:style-name="ce2" table:formula="of:=IF(AND([.$G4]&lt;[.TD$1];[.$H4]&gt;=[.TD$1]);1;&quot;&quot;)">
            <text:p/>
          </table:table-cell>
          <table:table-cell table:style-name="ce2" table:formula="of:=IF(AND([.$G4]&lt;[.TE$1];[.$H4]&gt;=[.TE$1]);1;&quot;&quot;)">
            <text:p/>
          </table:table-cell>
          <table:table-cell table:style-name="ce2" table:formula="of:=IF(AND([.$G4]&lt;[.TF$1];[.$H4]&gt;=[.TF$1]);1;&quot;&quot;)">
            <text:p/>
          </table:table-cell>
          <table:table-cell table:style-name="ce2" table:formula="of:=IF(AND([.$G4]&lt;[.TG$1];[.$H4]&gt;=[.TG$1]);1;&quot;&quot;)">
            <text:p/>
          </table:table-cell>
          <table:table-cell table:style-name="ce2" table:formula="of:=IF(AND([.$G4]&lt;[.TH$1];[.$H4]&gt;=[.TH$1]);1;&quot;&quot;)">
            <text:p/>
          </table:table-cell>
          <table:table-cell table:style-name="ce2" table:formula="of:=IF(AND([.$G4]&lt;[.TI$1];[.$H4]&gt;=[.TI$1]);1;&quot;&quot;)">
            <text:p/>
          </table:table-cell>
          <table:table-cell table:style-name="ce2" table:formula="of:=IF(AND([.$G4]&lt;[.TJ$1];[.$H4]&gt;=[.TJ$1]);1;&quot;&quot;)">
            <text:p/>
          </table:table-cell>
          <table:table-cell table:style-name="ce2" table:formula="of:=IF(AND([.$G4]&lt;[.TK$1];[.$H4]&gt;=[.TK$1]);1;&quot;&quot;)">
            <text:p/>
          </table:table-cell>
          <table:table-cell table:style-name="ce2" table:formula="of:=IF(AND([.$G4]&lt;[.TL$1];[.$H4]&gt;=[.TL$1]);1;&quot;&quot;)">
            <text:p/>
          </table:table-cell>
          <table:table-cell table:style-name="ce2" table:formula="of:=IF(AND([.$G4]&lt;[.TM$1];[.$H4]&gt;=[.TM$1]);1;&quot;&quot;)">
            <text:p/>
          </table:table-cell>
          <table:table-cell table:style-name="ce2" table:formula="of:=IF(AND([.$G4]&lt;[.TN$1];[.$H4]&gt;=[.TN$1]);1;&quot;&quot;)">
            <text:p/>
          </table:table-cell>
          <table:table-cell table:style-name="ce2" table:formula="of:=IF(AND([.$G4]&lt;[.TO$1];[.$H4]&gt;=[.TO$1]);1;&quot;&quot;)">
            <text:p/>
          </table:table-cell>
          <table:table-cell table:style-name="ce2" table:formula="of:=IF(AND([.$G4]&lt;[.TP$1];[.$H4]&gt;=[.TP$1]);1;&quot;&quot;)">
            <text:p/>
          </table:table-cell>
          <table:table-cell table:style-name="ce2" table:formula="of:=IF(AND([.$G4]&lt;[.TQ$1];[.$H4]&gt;=[.TQ$1]);1;&quot;&quot;)">
            <text:p/>
          </table:table-cell>
          <table:table-cell table:style-name="ce2" table:formula="of:=IF(AND([.$G4]&lt;[.TR$1];[.$H4]&gt;=[.TR$1]);1;&quot;&quot;)">
            <text:p/>
          </table:table-cell>
          <table:table-cell table:style-name="ce2" table:formula="of:=IF(AND([.$G4]&lt;[.TS$1];[.$H4]&gt;=[.TS$1]);1;&quot;&quot;)">
            <text:p/>
          </table:table-cell>
          <table:table-cell table:style-name="ce2" table:formula="of:=IF(AND([.$G4]&lt;[.TT$1];[.$H4]&gt;=[.TT$1]);1;&quot;&quot;)">
            <text:p/>
          </table:table-cell>
          <table:table-cell table:style-name="ce2" table:formula="of:=IF(AND([.$G4]&lt;[.TU$1];[.$H4]&gt;=[.TU$1]);1;&quot;&quot;)">
            <text:p/>
          </table:table-cell>
          <table:table-cell table:style-name="ce2" table:formula="of:=IF(AND([.$G4]&lt;[.TV$1];[.$H4]&gt;=[.TV$1]);1;&quot;&quot;)">
            <text:p/>
          </table:table-cell>
          <table:table-cell table:style-name="ce2" table:formula="of:=IF(AND([.$G4]&lt;[.TW$1];[.$H4]&gt;=[.TW$1]);1;&quot;&quot;)">
            <text:p/>
          </table:table-cell>
          <table:table-cell table:style-name="ce2" table:formula="of:=IF(AND([.$G4]&lt;[.TX$1];[.$H4]&gt;=[.TX$1]);1;&quot;&quot;)">
            <text:p/>
          </table:table-cell>
          <table:table-cell table:style-name="ce2" table:formula="of:=IF(AND([.$G4]&lt;[.TY$1];[.$H4]&gt;=[.TY$1]);1;&quot;&quot;)">
            <text:p/>
          </table:table-cell>
          <table:table-cell table:style-name="ce2" table:formula="of:=IF(AND([.$G4]&lt;[.TZ$1];[.$H4]&gt;=[.TZ$1]);1;&quot;&quot;)">
            <text:p/>
          </table:table-cell>
          <table:table-cell table:style-name="ce2" table:formula="of:=IF(AND([.$G4]&lt;[.UA$1];[.$H4]&gt;=[.UA$1]);1;&quot;&quot;)">
            <text:p/>
          </table:table-cell>
          <table:table-cell table:style-name="ce2" table:formula="of:=IF(AND([.$G4]&lt;[.UB$1];[.$H4]&gt;=[.UB$1]);1;&quot;&quot;)">
            <text:p/>
          </table:table-cell>
          <table:table-cell table:style-name="ce2" table:formula="of:=IF(AND([.$G4]&lt;[.UC$1];[.$H4]&gt;=[.UC$1]);1;&quot;&quot;)">
            <text:p/>
          </table:table-cell>
          <table:table-cell table:style-name="ce2" table:formula="of:=IF(AND([.$G4]&lt;[.UD$1];[.$H4]&gt;=[.UD$1]);1;&quot;&quot;)">
            <text:p/>
          </table:table-cell>
          <table:table-cell table:style-name="ce2" table:formula="of:=IF(AND([.$G4]&lt;[.UE$1];[.$H4]&gt;=[.UE$1]);1;&quot;&quot;)">
            <text:p/>
          </table:table-cell>
          <table:table-cell table:style-name="ce2" table:formula="of:=IF(AND([.$G4]&lt;[.UF$1];[.$H4]&gt;=[.UF$1]);1;&quot;&quot;)">
            <text:p/>
          </table:table-cell>
          <table:table-cell table:style-name="ce2" table:formula="of:=IF(AND([.$G4]&lt;[.UG$1];[.$H4]&gt;=[.UG$1]);1;&quot;&quot;)">
            <text:p/>
          </table:table-cell>
          <table:table-cell table:style-name="ce2" table:formula="of:=IF(AND([.$G4]&lt;[.UH$1];[.$H4]&gt;=[.UH$1]);1;&quot;&quot;)">
            <text:p/>
          </table:table-cell>
          <table:table-cell table:style-name="ce2" table:formula="of:=IF(AND([.$G4]&lt;[.UI$1];[.$H4]&gt;=[.UI$1]);1;&quot;&quot;)">
            <text:p/>
          </table:table-cell>
          <table:table-cell table:style-name="ce2" table:formula="of:=IF(AND([.$G4]&lt;[.UJ$1];[.$H4]&gt;=[.UJ$1]);1;&quot;&quot;)">
            <text:p/>
          </table:table-cell>
          <table:table-cell table:style-name="ce2" table:formula="of:=IF(AND([.$G4]&lt;[.UK$1];[.$H4]&gt;=[.UK$1]);1;&quot;&quot;)">
            <text:p/>
          </table:table-cell>
          <table:table-cell table:style-name="ce2" table:formula="of:=IF(AND([.$G4]&lt;[.UL$1];[.$H4]&gt;=[.UL$1]);1;&quot;&quot;)">
            <text:p/>
          </table:table-cell>
          <table:table-cell table:style-name="ce2" table:formula="of:=IF(AND([.$G4]&lt;[.UM$1];[.$H4]&gt;=[.UM$1]);1;&quot;&quot;)">
            <text:p/>
          </table:table-cell>
          <table:table-cell table:style-name="ce2" table:formula="of:=IF(AND([.$G4]&lt;[.UN$1];[.$H4]&gt;=[.UN$1]);1;&quot;&quot;)">
            <text:p/>
          </table:table-cell>
          <table:table-cell table:style-name="ce2" table:formula="of:=IF(AND([.$G4]&lt;[.UO$1];[.$H4]&gt;=[.UO$1]);1;&quot;&quot;)">
            <text:p/>
          </table:table-cell>
          <table:table-cell table:style-name="ce2" table:formula="of:=IF(AND([.$G4]&lt;[.UP$1];[.$H4]&gt;=[.UP$1]);1;&quot;&quot;)">
            <text:p/>
          </table:table-cell>
          <table:table-cell table:style-name="ce2" table:formula="of:=IF(AND([.$G4]&lt;[.UQ$1];[.$H4]&gt;=[.UQ$1]);1;&quot;&quot;)">
            <text:p/>
          </table:table-cell>
          <table:table-cell table:style-name="ce2" table:formula="of:=IF(AND([.$G4]&lt;[.UR$1];[.$H4]&gt;=[.UR$1]);1;&quot;&quot;)">
            <text:p/>
          </table:table-cell>
          <table:table-cell table:style-name="ce2" table:formula="of:=IF(AND([.$G4]&lt;[.US$1];[.$H4]&gt;=[.US$1]);1;&quot;&quot;)">
            <text:p/>
          </table:table-cell>
          <table:table-cell table:style-name="ce2" table:formula="of:=IF(AND([.$G4]&lt;[.UT$1];[.$H4]&gt;=[.UT$1]);1;&quot;&quot;)">
            <text:p/>
          </table:table-cell>
          <table:table-cell table:style-name="ce2" table:formula="of:=IF(AND([.$G4]&lt;[.UU$1];[.$H4]&gt;=[.UU$1]);1;&quot;&quot;)">
            <text:p/>
          </table:table-cell>
          <table:table-cell table:style-name="ce2" table:formula="of:=IF(AND([.$G4]&lt;[.UV$1];[.$H4]&gt;=[.UV$1]);1;&quot;&quot;)">
            <text:p/>
          </table:table-cell>
          <table:table-cell table:style-name="ce2" table:formula="of:=IF(AND([.$G4]&lt;[.UW$1];[.$H4]&gt;=[.UW$1]);1;&quot;&quot;)">
            <text:p/>
          </table:table-cell>
          <table:table-cell table:style-name="ce2" table:formula="of:=IF(AND([.$G4]&lt;[.UX$1];[.$H4]&gt;=[.UX$1]);1;&quot;&quot;)">
            <text:p/>
          </table:table-cell>
          <table:table-cell table:style-name="ce2" table:formula="of:=IF(AND([.$G4]&lt;[.UY$1];[.$H4]&gt;=[.UY$1]);1;&quot;&quot;)">
            <text:p/>
          </table:table-cell>
          <table:table-cell table:style-name="ce2" table:formula="of:=IF(AND([.$G4]&lt;[.UZ$1];[.$H4]&gt;=[.UZ$1]);1;&quot;&quot;)">
            <text:p/>
          </table:table-cell>
          <table:table-cell table:style-name="ce2" table:formula="of:=IF(AND([.$G4]&lt;[.VA$1];[.$H4]&gt;=[.VA$1]);1;&quot;&quot;)">
            <text:p/>
          </table:table-cell>
          <table:table-cell table:style-name="ce2" table:formula="of:=IF(AND([.$G4]&lt;[.VB$1];[.$H4]&gt;=[.VB$1]);1;&quot;&quot;)">
            <text:p/>
          </table:table-cell>
          <table:table-cell table:style-name="ce2" table:formula="of:=IF(AND([.$G4]&lt;[.VC$1];[.$H4]&gt;=[.VC$1]);1;&quot;&quot;)">
            <text:p/>
          </table:table-cell>
          <table:table-cell table:style-name="ce2" table:formula="of:=IF(AND([.$G4]&lt;[.VD$1];[.$H4]&gt;=[.VD$1]);1;&quot;&quot;)">
            <text:p/>
          </table:table-cell>
          <table:table-cell table:style-name="ce2" table:formula="of:=IF(AND([.$G4]&lt;[.VE$1];[.$H4]&gt;=[.VE$1]);1;&quot;&quot;)">
            <text:p/>
          </table:table-cell>
          <table:table-cell table:style-name="ce2" table:formula="of:=IF(AND([.$G4]&lt;[.VF$1];[.$H4]&gt;=[.VF$1]);1;&quot;&quot;)">
            <text:p/>
          </table:table-cell>
          <table:table-cell table:style-name="ce2" table:formula="of:=IF(AND([.$G4]&lt;[.VG$1];[.$H4]&gt;=[.VG$1]);1;&quot;&quot;)">
            <text:p/>
          </table:table-cell>
          <table:table-cell table:style-name="ce2" table:formula="of:=IF(AND([.$G4]&lt;[.VH$1];[.$H4]&gt;=[.VH$1]);1;&quot;&quot;)">
            <text:p/>
          </table:table-cell>
          <table:table-cell table:style-name="ce2" table:formula="of:=IF(AND([.$G4]&lt;[.VI$1];[.$H4]&gt;=[.VI$1]);1;&quot;&quot;)">
            <text:p/>
          </table:table-cell>
          <table:table-cell table:style-name="ce2" table:formula="of:=IF(AND([.$G4]&lt;[.VJ$1];[.$H4]&gt;=[.VJ$1]);1;&quot;&quot;)">
            <text:p/>
          </table:table-cell>
          <table:table-cell table:style-name="ce2" table:formula="of:=IF(AND([.$G4]&lt;[.VK$1];[.$H4]&gt;=[.VK$1]);1;&quot;&quot;)">
            <text:p/>
          </table:table-cell>
          <table:table-cell table:style-name="ce2" table:formula="of:=IF(AND([.$G4]&lt;[.VL$1];[.$H4]&gt;=[.VL$1]);1;&quot;&quot;)">
            <text:p/>
          </table:table-cell>
          <table:table-cell table:style-name="ce2" table:formula="of:=IF(AND([.$G4]&lt;[.VM$1];[.$H4]&gt;=[.VM$1]);1;&quot;&quot;)">
            <text:p/>
          </table:table-cell>
          <table:table-cell table:style-name="ce2" table:formula="of:=IF(AND([.$G4]&lt;[.VN$1];[.$H4]&gt;=[.VN$1]);1;&quot;&quot;)">
            <text:p/>
          </table:table-cell>
          <table:table-cell table:style-name="ce2" table:formula="of:=IF(AND([.$G4]&lt;[.VO$1];[.$H4]&gt;=[.VO$1]);1;&quot;&quot;)">
            <text:p/>
          </table:table-cell>
          <table:table-cell table:style-name="ce2" table:formula="of:=IF(AND([.$G4]&lt;[.VP$1];[.$H4]&gt;=[.VP$1]);1;&quot;&quot;)">
            <text:p/>
          </table:table-cell>
          <table:table-cell table:style-name="ce2" table:formula="of:=IF(AND([.$G4]&lt;[.VQ$1];[.$H4]&gt;=[.VQ$1]);1;&quot;&quot;)">
            <text:p/>
          </table:table-cell>
          <table:table-cell table:style-name="ce2" table:formula="of:=IF(AND([.$G4]&lt;[.VR$1];[.$H4]&gt;=[.VR$1]);1;&quot;&quot;)">
            <text:p/>
          </table:table-cell>
          <table:table-cell table:style-name="ce2" table:formula="of:=IF(AND([.$G4]&lt;[.VS$1];[.$H4]&gt;=[.VS$1]);1;&quot;&quot;)">
            <text:p/>
          </table:table-cell>
          <table:table-cell table:style-name="ce2" table:formula="of:=IF(AND([.$G4]&lt;[.VT$1];[.$H4]&gt;=[.VT$1]);1;&quot;&quot;)">
            <text:p/>
          </table:table-cell>
          <table:table-cell table:style-name="ce2" table:formula="of:=IF(AND([.$G4]&lt;[.VU$1];[.$H4]&gt;=[.VU$1]);1;&quot;&quot;)">
            <text:p/>
          </table:table-cell>
          <table:table-cell table:style-name="ce2" table:formula="of:=IF(AND([.$G4]&lt;[.VV$1];[.$H4]&gt;=[.VV$1]);1;&quot;&quot;)">
            <text:p/>
          </table:table-cell>
          <table:table-cell table:style-name="ce2" table:formula="of:=IF(AND([.$G4]&lt;[.VW$1];[.$H4]&gt;=[.VW$1]);1;&quot;&quot;)">
            <text:p/>
          </table:table-cell>
          <table:table-cell table:style-name="ce2" table:formula="of:=IF(AND([.$G4]&lt;[.VX$1];[.$H4]&gt;=[.VX$1]);1;&quot;&quot;)">
            <text:p/>
          </table:table-cell>
          <table:table-cell table:style-name="ce2" table:formula="of:=IF(AND([.$G4]&lt;[.VY$1];[.$H4]&gt;=[.VY$1]);1;&quot;&quot;)">
            <text:p/>
          </table:table-cell>
          <table:table-cell table:style-name="ce2" table:formula="of:=IF(AND([.$G4]&lt;[.VZ$1];[.$H4]&gt;=[.VZ$1]);1;&quot;&quot;)">
            <text:p/>
          </table:table-cell>
          <table:table-cell table:style-name="ce2" table:formula="of:=IF(AND([.$G4]&lt;[.WA$1];[.$H4]&gt;=[.WA$1]);1;&quot;&quot;)">
            <text:p/>
          </table:table-cell>
          <table:table-cell table:style-name="ce2" table:formula="of:=IF(AND([.$G4]&lt;[.WB$1];[.$H4]&gt;=[.WB$1]);1;&quot;&quot;)">
            <text:p/>
          </table:table-cell>
          <table:table-cell table:style-name="ce2" table:formula="of:=IF(AND([.$G4]&lt;[.WC$1];[.$H4]&gt;=[.WC$1]);1;&quot;&quot;)">
            <text:p/>
          </table:table-cell>
          <table:table-cell table:style-name="ce2" table:formula="of:=IF(AND([.$G4]&lt;[.WD$1];[.$H4]&gt;=[.WD$1]);1;&quot;&quot;)">
            <text:p/>
          </table:table-cell>
          <table:table-cell table:style-name="ce2" table:formula="of:=IF(AND([.$G4]&lt;[.WE$1];[.$H4]&gt;=[.WE$1]);1;&quot;&quot;)">
            <text:p/>
          </table:table-cell>
          <table:table-cell table:style-name="ce2" table:formula="of:=IF(AND([.$G4]&lt;[.WF$1];[.$H4]&gt;=[.WF$1]);1;&quot;&quot;)">
            <text:p/>
          </table:table-cell>
          <table:table-cell table:style-name="ce2" table:formula="of:=IF(AND([.$G4]&lt;[.WG$1];[.$H4]&gt;=[.WG$1]);1;&quot;&quot;)">
            <text:p/>
          </table:table-cell>
          <table:table-cell table:style-name="ce2" table:formula="of:=IF(AND([.$G4]&lt;[.WH$1];[.$H4]&gt;=[.WH$1]);1;&quot;&quot;)">
            <text:p/>
          </table:table-cell>
          <table:table-cell table:style-name="ce2" table:formula="of:=IF(AND([.$G4]&lt;[.WI$1];[.$H4]&gt;=[.WI$1]);1;&quot;&quot;)">
            <text:p/>
          </table:table-cell>
          <table:table-cell table:style-name="ce2" table:formula="of:=IF(AND([.$G4]&lt;[.WJ$1];[.$H4]&gt;=[.WJ$1]);1;&quot;&quot;)">
            <text:p/>
          </table:table-cell>
          <table:table-cell table:style-name="ce2" table:formula="of:=IF(AND([.$G4]&lt;[.WK$1];[.$H4]&gt;=[.WK$1]);1;&quot;&quot;)">
            <text:p/>
          </table:table-cell>
          <table:table-cell table:style-name="ce2" table:formula="of:=IF(AND([.$G4]&lt;[.WL$1];[.$H4]&gt;=[.WL$1]);1;&quot;&quot;)">
            <text:p/>
          </table:table-cell>
          <table:table-cell table:style-name="ce2" table:formula="of:=IF(AND([.$G4]&lt;[.WM$1];[.$H4]&gt;=[.WM$1]);1;&quot;&quot;)">
            <text:p/>
          </table:table-cell>
          <table:table-cell table:style-name="ce2" table:formula="of:=IF(AND([.$G4]&lt;[.WN$1];[.$H4]&gt;=[.WN$1]);1;&quot;&quot;)">
            <text:p/>
          </table:table-cell>
          <table:table-cell table:style-name="ce2" table:formula="of:=IF(AND([.$G4]&lt;[.WO$1];[.$H4]&gt;=[.WO$1]);1;&quot;&quot;)">
            <text:p/>
          </table:table-cell>
          <table:table-cell table:style-name="ce2" table:formula="of:=IF(AND([.$G4]&lt;[.WP$1];[.$H4]&gt;=[.WP$1]);1;&quot;&quot;)">
            <text:p/>
          </table:table-cell>
          <table:table-cell table:style-name="ce2" table:formula="of:=IF(AND([.$G4]&lt;[.WQ$1];[.$H4]&gt;=[.WQ$1]);1;&quot;&quot;)">
            <text:p/>
          </table:table-cell>
          <table:table-cell table:style-name="ce2" table:formula="of:=IF(AND([.$G4]&lt;[.WR$1];[.$H4]&gt;=[.WR$1]);1;&quot;&quot;)">
            <text:p/>
          </table:table-cell>
          <table:table-cell table:style-name="ce2" table:formula="of:=IF(AND([.$G4]&lt;[.WS$1];[.$H4]&gt;=[.WS$1]);1;&quot;&quot;)">
            <text:p/>
          </table:table-cell>
          <table:table-cell table:style-name="ce2" table:formula="of:=IF(AND([.$G4]&lt;[.WT$1];[.$H4]&gt;=[.WT$1]);1;&quot;&quot;)">
            <text:p/>
          </table:table-cell>
          <table:table-cell table:style-name="ce2" table:formula="of:=IF(AND([.$G4]&lt;[.WU$1];[.$H4]&gt;=[.WU$1]);1;&quot;&quot;)">
            <text:p/>
          </table:table-cell>
          <table:table-cell table:style-name="ce2" table:formula="of:=IF(AND([.$G4]&lt;[.WV$1];[.$H4]&gt;=[.WV$1]);1;&quot;&quot;)">
            <text:p/>
          </table:table-cell>
          <table:table-cell table:style-name="ce2" table:formula="of:=IF(AND([.$G4]&lt;[.WW$1];[.$H4]&gt;=[.WW$1]);1;&quot;&quot;)">
            <text:p/>
          </table:table-cell>
          <table:table-cell table:style-name="ce2" table:formula="of:=IF(AND([.$G4]&lt;[.WX$1];[.$H4]&gt;=[.WX$1]);1;&quot;&quot;)">
            <text:p/>
          </table:table-cell>
          <table:table-cell table:style-name="ce2" table:formula="of:=IF(AND([.$G4]&lt;[.WY$1];[.$H4]&gt;=[.WY$1]);1;&quot;&quot;)">
            <text:p/>
          </table:table-cell>
          <table:table-cell table:style-name="ce2" table:formula="of:=IF(AND([.$G4]&lt;[.WZ$1];[.$H4]&gt;=[.WZ$1]);1;&quot;&quot;)">
            <text:p/>
          </table:table-cell>
          <table:table-cell table:style-name="ce2" table:formula="of:=IF(AND([.$G4]&lt;[.XA$1];[.$H4]&gt;=[.XA$1]);1;&quot;&quot;)">
            <text:p/>
          </table:table-cell>
          <table:table-cell table:style-name="ce2" table:formula="of:=IF(AND([.$G4]&lt;[.XB$1];[.$H4]&gt;=[.XB$1]);1;&quot;&quot;)">
            <text:p/>
          </table:table-cell>
          <table:table-cell table:style-name="ce2" table:formula="of:=IF(AND([.$G4]&lt;[.XC$1];[.$H4]&gt;=[.XC$1]);1;&quot;&quot;)">
            <text:p/>
          </table:table-cell>
          <table:table-cell table:style-name="ce2" table:formula="of:=IF(AND([.$G4]&lt;[.XD$1];[.$H4]&gt;=[.XD$1]);1;&quot;&quot;)">
            <text:p/>
          </table:table-cell>
          <table:table-cell table:style-name="ce2" table:formula="of:=IF(AND([.$G4]&lt;[.XE$1];[.$H4]&gt;=[.XE$1]);1;&quot;&quot;)">
            <text:p/>
          </table:table-cell>
          <table:table-cell table:style-name="ce2" table:formula="of:=IF(AND([.$G4]&lt;[.XF$1];[.$H4]&gt;=[.XF$1]);1;&quot;&quot;)">
            <text:p/>
          </table:table-cell>
          <table:table-cell table:style-name="ce2" table:formula="of:=IF(AND([.$G4]&lt;[.XG$1];[.$H4]&gt;=[.XG$1]);1;&quot;&quot;)">
            <text:p/>
          </table:table-cell>
          <table:table-cell table:style-name="ce2" table:formula="of:=IF(AND([.$G4]&lt;[.XH$1];[.$H4]&gt;=[.XH$1]);1;&quot;&quot;)">
            <text:p/>
          </table:table-cell>
          <table:table-cell table:style-name="ce2" table:formula="of:=IF(AND([.$G4]&lt;[.XI$1];[.$H4]&gt;=[.XI$1]);1;&quot;&quot;)">
            <text:p/>
          </table:table-cell>
          <table:table-cell table:style-name="ce2" table:formula="of:=IF(AND([.$G4]&lt;[.XJ$1];[.$H4]&gt;=[.XJ$1]);1;&quot;&quot;)">
            <text:p/>
          </table:table-cell>
          <table:table-cell table:style-name="ce2" table:formula="of:=IF(AND([.$G4]&lt;[.XK$1];[.$H4]&gt;=[.XK$1]);1;&quot;&quot;)">
            <text:p/>
          </table:table-cell>
          <table:table-cell table:style-name="ce2" table:formula="of:=IF(AND([.$G4]&lt;[.XL$1];[.$H4]&gt;=[.XL$1]);1;&quot;&quot;)">
            <text:p/>
          </table:table-cell>
          <table:table-cell table:style-name="ce2" table:formula="of:=IF(AND([.$G4]&lt;[.XM$1];[.$H4]&gt;=[.XM$1]);1;&quot;&quot;)">
            <text:p/>
          </table:table-cell>
          <table:table-cell table:style-name="ce2" table:formula="of:=IF(AND([.$G4]&lt;[.XN$1];[.$H4]&gt;=[.XN$1]);1;&quot;&quot;)">
            <text:p/>
          </table:table-cell>
          <table:table-cell table:style-name="ce2" table:formula="of:=IF(AND([.$G4]&lt;[.XO$1];[.$H4]&gt;=[.XO$1]);1;&quot;&quot;)">
            <text:p/>
          </table:table-cell>
          <table:table-cell table:style-name="ce2" table:formula="of:=IF(AND([.$G4]&lt;[.XP$1];[.$H4]&gt;=[.XP$1]);1;&quot;&quot;)">
            <text:p/>
          </table:table-cell>
          <table:table-cell table:style-name="ce2" table:formula="of:=IF(AND([.$G4]&lt;[.XQ$1];[.$H4]&gt;=[.XQ$1]);1;&quot;&quot;)">
            <text:p/>
          </table:table-cell>
          <table:table-cell table:style-name="ce2" table:formula="of:=IF(AND([.$G4]&lt;[.XR$1];[.$H4]&gt;=[.XR$1]);1;&quot;&quot;)">
            <text:p/>
          </table:table-cell>
          <table:table-cell table:style-name="ce2" table:formula="of:=IF(AND([.$G4]&lt;[.XS$1];[.$H4]&gt;=[.XS$1]);1;&quot;&quot;)">
            <text:p/>
          </table:table-cell>
          <table:table-cell table:style-name="ce2" table:formula="of:=IF(AND([.$G4]&lt;[.XT$1];[.$H4]&gt;=[.XT$1]);1;&quot;&quot;)">
            <text:p/>
          </table:table-cell>
          <table:table-cell table:style-name="ce2" table:formula="of:=IF(AND([.$G4]&lt;[.XU$1];[.$H4]&gt;=[.XU$1]);1;&quot;&quot;)">
            <text:p/>
          </table:table-cell>
          <table:table-cell table:style-name="ce2" table:formula="of:=IF(AND([.$G4]&lt;[.XV$1];[.$H4]&gt;=[.XV$1]);1;&quot;&quot;)">
            <text:p/>
          </table:table-cell>
          <table:table-cell table:style-name="ce2" table:formula="of:=IF(AND([.$G4]&lt;[.XW$1];[.$H4]&gt;=[.XW$1]);1;&quot;&quot;)">
            <text:p/>
          </table:table-cell>
          <table:table-cell table:style-name="ce2" table:formula="of:=IF(AND([.$G4]&lt;[.XX$1];[.$H4]&gt;=[.XX$1]);1;&quot;&quot;)">
            <text:p/>
          </table:table-cell>
          <table:table-cell table:style-name="ce2" table:formula="of:=IF(AND([.$G4]&lt;[.XY$1];[.$H4]&gt;=[.XY$1]);1;&quot;&quot;)">
            <text:p/>
          </table:table-cell>
          <table:table-cell table:style-name="ce2" table:formula="of:=IF(AND([.$G4]&lt;[.XZ$1];[.$H4]&gt;=[.XZ$1]);1;&quot;&quot;)">
            <text:p/>
          </table:table-cell>
          <table:table-cell table:style-name="ce2" table:formula="of:=IF(AND([.$G4]&lt;[.YA$1];[.$H4]&gt;=[.YA$1]);1;&quot;&quot;)">
            <text:p/>
          </table:table-cell>
          <table:table-cell table:style-name="ce2" table:formula="of:=IF(AND([.$G4]&lt;[.YB$1];[.$H4]&gt;=[.YB$1]);1;&quot;&quot;)">
            <text:p/>
          </table:table-cell>
          <table:table-cell table:style-name="ce2" table:formula="of:=IF(AND([.$G4]&lt;[.YC$1];[.$H4]&gt;=[.YC$1]);1;&quot;&quot;)">
            <text:p/>
          </table:table-cell>
          <table:table-cell table:style-name="ce2" table:formula="of:=IF(AND([.$G4]&lt;[.YD$1];[.$H4]&gt;=[.YD$1]);1;&quot;&quot;)">
            <text:p/>
          </table:table-cell>
          <table:table-cell table:style-name="ce2" table:formula="of:=IF(AND([.$G4]&lt;[.YE$1];[.$H4]&gt;=[.YE$1]);1;&quot;&quot;)">
            <text:p/>
          </table:table-cell>
          <table:table-cell table:style-name="ce2" table:formula="of:=IF(AND([.$G4]&lt;[.YF$1];[.$H4]&gt;=[.YF$1]);1;&quot;&quot;)">
            <text:p/>
          </table:table-cell>
          <table:table-cell table:style-name="ce2" table:formula="of:=IF(AND([.$G4]&lt;[.YG$1];[.$H4]&gt;=[.YG$1]);1;&quot;&quot;)">
            <text:p/>
          </table:table-cell>
          <table:table-cell table:style-name="ce2" table:formula="of:=IF(AND([.$G4]&lt;[.YH$1];[.$H4]&gt;=[.YH$1]);1;&quot;&quot;)">
            <text:p/>
          </table:table-cell>
          <table:table-cell table:style-name="ce2" table:formula="of:=IF(AND([.$G4]&lt;[.YI$1];[.$H4]&gt;=[.YI$1]);1;&quot;&quot;)">
            <text:p/>
          </table:table-cell>
          <table:table-cell table:style-name="ce2" table:formula="of:=IF(AND([.$G4]&lt;[.YJ$1];[.$H4]&gt;=[.YJ$1]);1;&quot;&quot;)">
            <text:p/>
          </table:table-cell>
          <table:table-cell table:style-name="ce2" table:formula="of:=IF(AND([.$G4]&lt;[.YK$1];[.$H4]&gt;=[.YK$1]);1;&quot;&quot;)">
            <text:p/>
          </table:table-cell>
          <table:table-cell table:style-name="ce2" table:formula="of:=IF(AND([.$G4]&lt;[.YL$1];[.$H4]&gt;=[.YL$1]);1;&quot;&quot;)">
            <text:p/>
          </table:table-cell>
          <table:table-cell table:style-name="ce2" table:formula="of:=IF(AND([.$G4]&lt;[.YM$1];[.$H4]&gt;=[.YM$1]);1;&quot;&quot;)">
            <text:p/>
          </table:table-cell>
          <table:table-cell table:style-name="ce2" table:formula="of:=IF(AND([.$G4]&lt;[.YN$1];[.$H4]&gt;=[.YN$1]);1;&quot;&quot;)">
            <text:p/>
          </table:table-cell>
          <table:table-cell table:style-name="ce2" table:formula="of:=IF(AND([.$G4]&lt;[.YO$1];[.$H4]&gt;=[.YO$1]);1;&quot;&quot;)">
            <text:p/>
          </table:table-cell>
          <table:table-cell table:style-name="ce2" table:formula="of:=IF(AND([.$G4]&lt;[.YP$1];[.$H4]&gt;=[.YP$1]);1;&quot;&quot;)">
            <text:p/>
          </table:table-cell>
          <table:table-cell table:style-name="ce2" table:formula="of:=IF(AND([.$G4]&lt;[.YQ$1];[.$H4]&gt;=[.YQ$1]);1;&quot;&quot;)">
            <text:p/>
          </table:table-cell>
          <table:table-cell table:style-name="ce2" table:formula="of:=IF(AND([.$G4]&lt;[.YR$1];[.$H4]&gt;=[.YR$1]);1;&quot;&quot;)">
            <text:p/>
          </table:table-cell>
          <table:table-cell table:style-name="ce2" table:formula="of:=IF(AND([.$G4]&lt;[.YS$1];[.$H4]&gt;=[.YS$1]);1;&quot;&quot;)">
            <text:p/>
          </table:table-cell>
          <table:table-cell table:style-name="ce2" table:formula="of:=IF(AND([.$G4]&lt;[.YT$1];[.$H4]&gt;=[.YT$1]);1;&quot;&quot;)">
            <text:p/>
          </table:table-cell>
          <table:table-cell table:style-name="ce2" table:formula="of:=IF(AND([.$G4]&lt;[.YU$1];[.$H4]&gt;=[.YU$1]);1;&quot;&quot;)">
            <text:p/>
          </table:table-cell>
          <table:table-cell table:style-name="ce2" table:formula="of:=IF(AND([.$G4]&lt;[.YV$1];[.$H4]&gt;=[.YV$1]);1;&quot;&quot;)">
            <text:p/>
          </table:table-cell>
          <table:table-cell table:style-name="ce2" table:formula="of:=IF(AND([.$G4]&lt;[.YW$1];[.$H4]&gt;=[.YW$1]);1;&quot;&quot;)">
            <text:p/>
          </table:table-cell>
          <table:table-cell table:style-name="ce2" table:formula="of:=IF(AND([.$G4]&lt;[.YX$1];[.$H4]&gt;=[.YX$1]);1;&quot;&quot;)">
            <text:p/>
          </table:table-cell>
          <table:table-cell table:style-name="ce2" table:formula="of:=IF(AND([.$G4]&lt;[.YY$1];[.$H4]&gt;=[.YY$1]);1;&quot;&quot;)">
            <text:p/>
          </table:table-cell>
          <table:table-cell table:style-name="ce2" table:formula="of:=IF(AND([.$G4]&lt;[.YZ$1];[.$H4]&gt;=[.YZ$1]);1;&quot;&quot;)">
            <text:p/>
          </table:table-cell>
          <table:table-cell table:style-name="ce2" table:formula="of:=IF(AND([.$G4]&lt;[.ZA$1];[.$H4]&gt;=[.ZA$1]);1;&quot;&quot;)">
            <text:p/>
          </table:table-cell>
          <table:table-cell table:style-name="ce2" table:formula="of:=IF(AND([.$G4]&lt;[.ZB$1];[.$H4]&gt;=[.ZB$1]);1;&quot;&quot;)">
            <text:p/>
          </table:table-cell>
          <table:table-cell table:style-name="ce2" table:formula="of:=IF(AND([.$G4]&lt;[.ZC$1];[.$H4]&gt;=[.ZC$1]);1;&quot;&quot;)">
            <text:p/>
          </table:table-cell>
          <table:table-cell table:style-name="ce2" table:formula="of:=IF(AND([.$G4]&lt;[.ZD$1];[.$H4]&gt;=[.ZD$1]);1;&quot;&quot;)">
            <text:p/>
          </table:table-cell>
          <table:table-cell table:style-name="ce2" table:formula="of:=IF(AND([.$G4]&lt;[.ZE$1];[.$H4]&gt;=[.ZE$1]);1;&quot;&quot;)">
            <text:p/>
          </table:table-cell>
          <table:table-cell table:style-name="ce2" table:formula="of:=IF(AND([.$G4]&lt;[.ZF$1];[.$H4]&gt;=[.ZF$1]);1;&quot;&quot;)">
            <text:p/>
          </table:table-cell>
          <table:table-cell table:style-name="ce2" table:formula="of:=IF(AND([.$G4]&lt;[.ZG$1];[.$H4]&gt;=[.ZG$1]);1;&quot;&quot;)">
            <text:p/>
          </table:table-cell>
          <table:table-cell table:style-name="ce2" table:formula="of:=IF(AND([.$G4]&lt;[.ZH$1];[.$H4]&gt;=[.ZH$1]);1;&quot;&quot;)">
            <text:p/>
          </table:table-cell>
          <table:table-cell table:style-name="ce2" table:formula="of:=IF(AND([.$G4]&lt;[.ZI$1];[.$H4]&gt;=[.ZI$1]);1;&quot;&quot;)">
            <text:p/>
          </table:table-cell>
          <table:table-cell table:style-name="ce2" table:formula="of:=IF(AND([.$G4]&lt;[.ZJ$1];[.$H4]&gt;=[.ZJ$1]);1;&quot;&quot;)">
            <text:p/>
          </table:table-cell>
          <table:table-cell table:style-name="ce2" table:formula="of:=IF(AND([.$G4]&lt;[.ZK$1];[.$H4]&gt;=[.ZK$1]);1;&quot;&quot;)">
            <text:p/>
          </table:table-cell>
          <table:table-cell table:style-name="ce2" table:formula="of:=IF(AND([.$G4]&lt;[.ZL$1];[.$H4]&gt;=[.ZL$1]);1;&quot;&quot;)">
            <text:p/>
          </table:table-cell>
          <table:table-cell table:style-name="ce2" table:formula="of:=IF(AND([.$G4]&lt;[.ZM$1];[.$H4]&gt;=[.ZM$1]);1;&quot;&quot;)">
            <text:p/>
          </table:table-cell>
          <table:table-cell table:style-name="ce2" table:formula="of:=IF(AND([.$G4]&lt;[.ZN$1];[.$H4]&gt;=[.ZN$1]);1;&quot;&quot;)">
            <text:p/>
          </table:table-cell>
          <table:table-cell table:style-name="ce2" table:formula="of:=IF(AND([.$G4]&lt;[.ZO$1];[.$H4]&gt;=[.ZO$1]);1;&quot;&quot;)">
            <text:p/>
          </table:table-cell>
          <table:table-cell table:style-name="ce2" table:formula="of:=IF(AND([.$G4]&lt;[.ZP$1];[.$H4]&gt;=[.ZP$1]);1;&quot;&quot;)">
            <text:p/>
          </table:table-cell>
          <table:table-cell table:style-name="ce2" table:formula="of:=IF(AND([.$G4]&lt;[.ZQ$1];[.$H4]&gt;=[.ZQ$1]);1;&quot;&quot;)">
            <text:p/>
          </table:table-cell>
          <table:table-cell table:style-name="ce2" table:formula="of:=IF(AND([.$G4]&lt;[.ZR$1];[.$H4]&gt;=[.ZR$1]);1;&quot;&quot;)">
            <text:p/>
          </table:table-cell>
          <table:table-cell table:style-name="ce2" table:formula="of:=IF(AND([.$G4]&lt;[.ZS$1];[.$H4]&gt;=[.ZS$1]);1;&quot;&quot;)">
            <text:p/>
          </table:table-cell>
          <table:table-cell table:style-name="ce2" table:formula="of:=IF(AND([.$G4]&lt;[.ZT$1];[.$H4]&gt;=[.ZT$1]);1;&quot;&quot;)">
            <text:p/>
          </table:table-cell>
          <table:table-cell table:style-name="ce2" table:formula="of:=IF(AND([.$G4]&lt;[.ZU$1];[.$H4]&gt;=[.ZU$1]);1;&quot;&quot;)">
            <text:p/>
          </table:table-cell>
          <table:table-cell table:style-name="ce2" table:formula="of:=IF(AND([.$G4]&lt;[.ZV$1];[.$H4]&gt;=[.ZV$1]);1;&quot;&quot;)">
            <text:p/>
          </table:table-cell>
          <table:table-cell table:style-name="ce2" table:formula="of:=IF(AND([.$G4]&lt;[.ZW$1];[.$H4]&gt;=[.ZW$1]);1;&quot;&quot;)">
            <text:p/>
          </table:table-cell>
          <table:table-cell table:style-name="ce2" table:formula="of:=IF(AND([.$G4]&lt;[.ZX$1];[.$H4]&gt;=[.ZX$1]);1;&quot;&quot;)">
            <text:p/>
          </table:table-cell>
          <table:table-cell table:style-name="ce2" table:formula="of:=IF(AND([.$G4]&lt;[.ZY$1];[.$H4]&gt;=[.ZY$1]);1;&quot;&quot;)">
            <text:p/>
          </table:table-cell>
          <table:table-cell table:style-name="ce2" table:formula="of:=IF(AND([.$G4]&lt;[.ZZ$1];[.$H4]&gt;=[.ZZ$1]);1;&quot;&quot;)">
            <text:p/>
          </table:table-cell>
          <table:table-cell table:style-name="ce2" table:formula="of:=IF(AND([.$G4]&lt;[.AAA$1];[.$H4]&gt;=[.AAA$1]);1;&quot;&quot;)">
            <text:p/>
          </table:table-cell>
          <table:table-cell table:style-name="ce2" table:formula="of:=IF(AND([.$G4]&lt;[.AAB$1];[.$H4]&gt;=[.AAB$1]);1;&quot;&quot;)">
            <text:p/>
          </table:table-cell>
          <table:table-cell table:style-name="ce2" table:formula="of:=IF(AND([.$G4]&lt;[.AAC$1];[.$H4]&gt;=[.AAC$1]);1;&quot;&quot;)">
            <text:p/>
          </table:table-cell>
          <table:table-cell table:style-name="ce2" table:formula="of:=IF(AND([.$G4]&lt;[.AAD$1];[.$H4]&gt;=[.AAD$1]);1;&quot;&quot;)">
            <text:p/>
          </table:table-cell>
          <table:table-cell table:style-name="ce2" table:formula="of:=IF(AND([.$G4]&lt;[.AAE$1];[.$H4]&gt;=[.AAE$1]);1;&quot;&quot;)">
            <text:p/>
          </table:table-cell>
          <table:table-cell table:style-name="ce2" table:formula="of:=IF(AND([.$G4]&lt;[.AAF$1];[.$H4]&gt;=[.AAF$1]);1;&quot;&quot;)">
            <text:p/>
          </table:table-cell>
          <table:table-cell table:style-name="ce2" table:formula="of:=IF(AND([.$G4]&lt;[.AAG$1];[.$H4]&gt;=[.AAG$1]);1;&quot;&quot;)">
            <text:p/>
          </table:table-cell>
          <table:table-cell table:style-name="ce2" table:formula="of:=IF(AND([.$G4]&lt;[.AAH$1];[.$H4]&gt;=[.AAH$1]);1;&quot;&quot;)">
            <text:p/>
          </table:table-cell>
          <table:table-cell table:style-name="ce2" table:formula="of:=IF(AND([.$G4]&lt;[.AAI$1];[.$H4]&gt;=[.AAI$1]);1;&quot;&quot;)">
            <text:p/>
          </table:table-cell>
          <table:table-cell table:style-name="ce2" table:formula="of:=IF(AND([.$G4]&lt;[.AAJ$1];[.$H4]&gt;=[.AAJ$1]);1;&quot;&quot;)">
            <text:p/>
          </table:table-cell>
          <table:table-cell table:style-name="ce2" table:formula="of:=IF(AND([.$G4]&lt;[.AAK$1];[.$H4]&gt;=[.AAK$1]);1;&quot;&quot;)">
            <text:p/>
          </table:table-cell>
          <table:table-cell table:style-name="ce2" table:formula="of:=IF(AND([.$G4]&lt;[.AAL$1];[.$H4]&gt;=[.AAL$1]);1;&quot;&quot;)">
            <text:p/>
          </table:table-cell>
          <table:table-cell table:style-name="ce2" table:formula="of:=IF(AND([.$G4]&lt;[.AAM$1];[.$H4]&gt;=[.AAM$1]);1;&quot;&quot;)">
            <text:p/>
          </table:table-cell>
          <table:table-cell table:style-name="ce2" table:formula="of:=IF(AND([.$G4]&lt;[.AAN$1];[.$H4]&gt;=[.AAN$1]);1;&quot;&quot;)">
            <text:p/>
          </table:table-cell>
          <table:table-cell table:style-name="ce2" table:formula="of:=IF(AND([.$G4]&lt;[.AAO$1];[.$H4]&gt;=[.AAO$1]);1;&quot;&quot;)">
            <text:p/>
          </table:table-cell>
          <table:table-cell table:style-name="ce2" table:formula="of:=IF(AND([.$G4]&lt;[.AAP$1];[.$H4]&gt;=[.AAP$1]);1;&quot;&quot;)">
            <text:p/>
          </table:table-cell>
          <table:table-cell table:style-name="ce2" table:formula="of:=IF(AND([.$G4]&lt;[.AAQ$1];[.$H4]&gt;=[.AAQ$1]);1;&quot;&quot;)">
            <text:p/>
          </table:table-cell>
          <table:table-cell table:style-name="ce2" table:formula="of:=IF(AND([.$G4]&lt;[.AAR$1];[.$H4]&gt;=[.AAR$1]);1;&quot;&quot;)">
            <text:p/>
          </table:table-cell>
          <table:table-cell table:style-name="ce2" table:formula="of:=IF(AND([.$G4]&lt;[.AAS$1];[.$H4]&gt;=[.AAS$1]);1;&quot;&quot;)">
            <text:p/>
          </table:table-cell>
          <table:table-cell table:style-name="ce2" table:formula="of:=IF(AND([.$G4]&lt;[.AAT$1];[.$H4]&gt;=[.AAT$1]);1;&quot;&quot;)">
            <text:p/>
          </table:table-cell>
          <table:table-cell table:style-name="ce2" table:formula="of:=IF(AND([.$G4]&lt;[.AAU$1];[.$H4]&gt;=[.AAU$1]);1;&quot;&quot;)">
            <text:p/>
          </table:table-cell>
          <table:table-cell table:style-name="ce2" table:formula="of:=IF(AND([.$G4]&lt;[.AAV$1];[.$H4]&gt;=[.AAV$1]);1;&quot;&quot;)">
            <text:p/>
          </table:table-cell>
          <table:table-cell table:style-name="ce2" table:formula="of:=IF(AND([.$G4]&lt;[.AAW$1];[.$H4]&gt;=[.AAW$1]);1;&quot;&quot;)">
            <text:p/>
          </table:table-cell>
          <table:table-cell table:style-name="ce2" table:formula="of:=IF(AND([.$G4]&lt;[.AAX$1];[.$H4]&gt;=[.AAX$1]);1;&quot;&quot;)">
            <text:p/>
          </table:table-cell>
          <table:table-cell table:style-name="ce2" table:formula="of:=IF(AND([.$G4]&lt;[.AAY$1];[.$H4]&gt;=[.AAY$1]);1;&quot;&quot;)">
            <text:p/>
          </table:table-cell>
          <table:table-cell table:style-name="ce2" table:formula="of:=IF(AND([.$G4]&lt;[.AAZ$1];[.$H4]&gt;=[.AAZ$1]);1;&quot;&quot;)">
            <text:p/>
          </table:table-cell>
          <table:table-cell table:style-name="ce2" table:formula="of:=IF(AND([.$G4]&lt;[.ABA$1];[.$H4]&gt;=[.ABA$1]);1;&quot;&quot;)">
            <text:p/>
          </table:table-cell>
          <table:table-cell table:style-name="ce2" table:formula="of:=IF(AND([.$G4]&lt;[.ABB$1];[.$H4]&gt;=[.ABB$1]);1;&quot;&quot;)">
            <text:p/>
          </table:table-cell>
          <table:table-cell table:style-name="ce2" table:formula="of:=IF(AND([.$G4]&lt;[.ABC$1];[.$H4]&gt;=[.ABC$1]);1;&quot;&quot;)">
            <text:p/>
          </table:table-cell>
          <table:table-cell table:style-name="ce2" table:formula="of:=IF(AND([.$G4]&lt;[.ABD$1];[.$H4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5];[.$A:.$H];8;0);VLOOKUP([.D5];[.$A:.$H];8;0);VLOOKUP([.E5];[.$A:.$H];8;0);VLOOKUP([.F5];[.$A:.$H];8;0))" office:value-type="float" office:value="152" calcext:value-type="float">
            <text:p>152</text:p>
          </table:table-cell>
          <table:table-cell table:formula="of:=[.G5]+[.B5]" office:value-type="float" office:value="411" calcext:value-type="float">
            <text:p>411</text:p>
          </table:table-cell>
          <table:table-cell table:formula="of:=IF(AND([.G5]&lt;800;[.H5]&gt;800);1;0)" office:value-type="float" office:value="0" calcext:value-type="float">
            <text:p>0</text:p>
          </table:table-cell>
          <table:table-cell table:style-name="ce2" table:formula="of:=IF(AND([.$G5]&lt;[.J$1];[.$H5]&gt;=[.J$1]);1;&quot;&quot;)">
            <text:p/>
          </table:table-cell>
          <table:table-cell table:style-name="ce2" table:formula="of:=IF(AND([.$G5]&lt;[.K$1];[.$H5]&gt;=[.K$1]);1;&quot;&quot;)">
            <text:p/>
          </table:table-cell>
          <table:table-cell table:style-name="ce2" table:formula="of:=IF(AND([.$G5]&lt;[.L$1];[.$H5]&gt;=[.L$1]);1;&quot;&quot;)">
            <text:p/>
          </table:table-cell>
          <table:table-cell table:style-name="ce2" table:formula="of:=IF(AND([.$G5]&lt;[.M$1];[.$H5]&gt;=[.M$1]);1;&quot;&quot;)">
            <text:p/>
          </table:table-cell>
          <table:table-cell table:style-name="ce2" table:formula="of:=IF(AND([.$G5]&lt;[.N$1];[.$H5]&gt;=[.N$1]);1;&quot;&quot;)" office:value-type="float" office:value="1" calcext:value-type="float">
            <text:p>1</text:p>
          </table:table-cell>
          <table:table-cell table:style-name="ce2" table:formula="of:=IF(AND([.$G5]&lt;[.O$1];[.$H5]&gt;=[.O$1]);1;&quot;&quot;)" office:value-type="float" office:value="1" calcext:value-type="float">
            <text:p>1</text:p>
          </table:table-cell>
          <table:table-cell table:style-name="ce2" table:formula="of:=IF(AND([.$G5]&lt;[.P$1];[.$H5]&gt;=[.P$1]);1;&quot;&quot;)" office:value-type="float" office:value="1" calcext:value-type="float">
            <text:p>1</text:p>
          </table:table-cell>
          <table:table-cell table:style-name="ce2" table:formula="of:=IF(AND([.$G5]&lt;[.Q$1];[.$H5]&gt;=[.Q$1]);1;&quot;&quot;)" office:value-type="float" office:value="1" calcext:value-type="float">
            <text:p>1</text:p>
          </table:table-cell>
          <table:table-cell table:style-name="ce2" table:formula="of:=IF(AND([.$G5]&lt;[.R$1];[.$H5]&gt;=[.R$1]);1;&quot;&quot;)" office:value-type="float" office:value="1" calcext:value-type="float">
            <text:p>1</text:p>
          </table:table-cell>
          <table:table-cell table:style-name="ce2" table:formula="of:=IF(AND([.$G5]&lt;[.S$1];[.$H5]&gt;=[.S$1]);1;&quot;&quot;)" office:value-type="float" office:value="1" calcext:value-type="float">
            <text:p>1</text:p>
          </table:table-cell>
          <table:table-cell table:style-name="ce2" table:formula="of:=IF(AND([.$G5]&lt;[.T$1];[.$H5]&gt;=[.T$1]);1;&quot;&quot;)" office:value-type="float" office:value="1" calcext:value-type="float">
            <text:p>1</text:p>
          </table:table-cell>
          <table:table-cell table:style-name="ce2" table:formula="of:=IF(AND([.$G5]&lt;[.U$1];[.$H5]&gt;=[.U$1]);1;&quot;&quot;)" office:value-type="float" office:value="1" calcext:value-type="float">
            <text:p>1</text:p>
          </table:table-cell>
          <table:table-cell table:style-name="ce2" table:formula="of:=IF(AND([.$G5]&lt;[.V$1];[.$H5]&gt;=[.V$1]);1;&quot;&quot;)" office:value-type="float" office:value="1" calcext:value-type="float">
            <text:p>1</text:p>
          </table:table-cell>
          <table:table-cell table:style-name="ce2" table:formula="of:=IF(AND([.$G5]&lt;[.W$1];[.$H5]&gt;=[.W$1]);1;&quot;&quot;)" office:value-type="float" office:value="1" calcext:value-type="float">
            <text:p>1</text:p>
          </table:table-cell>
          <table:table-cell table:style-name="ce2" table:formula="of:=IF(AND([.$G5]&lt;[.X$1];[.$H5]&gt;=[.X$1]);1;&quot;&quot;)" office:value-type="float" office:value="1" calcext:value-type="float">
            <text:p>1</text:p>
          </table:table-cell>
          <table:table-cell table:style-name="ce2" table:formula="of:=IF(AND([.$G5]&lt;[.Y$1];[.$H5]&gt;=[.Y$1]);1;&quot;&quot;)" office:value-type="float" office:value="1" calcext:value-type="float">
            <text:p>1</text:p>
          </table:table-cell>
          <table:table-cell table:style-name="ce2" table:formula="of:=IF(AND([.$G5]&lt;[.Z$1];[.$H5]&gt;=[.Z$1]);1;&quot;&quot;)" office:value-type="float" office:value="1" calcext:value-type="float">
            <text:p>1</text:p>
          </table:table-cell>
          <table:table-cell table:style-name="ce2" table:formula="of:=IF(AND([.$G5]&lt;[.AA$1];[.$H5]&gt;=[.AA$1]);1;&quot;&quot;)" office:value-type="float" office:value="1" calcext:value-type="float">
            <text:p>1</text:p>
          </table:table-cell>
          <table:table-cell table:style-name="ce2" table:formula="of:=IF(AND([.$G5]&lt;[.AB$1];[.$H5]&gt;=[.AB$1]);1;&quot;&quot;)" office:value-type="float" office:value="1" calcext:value-type="float">
            <text:p>1</text:p>
          </table:table-cell>
          <table:table-cell table:style-name="ce2" table:formula="of:=IF(AND([.$G5]&lt;[.AC$1];[.$H5]&gt;=[.AC$1]);1;&quot;&quot;)" office:value-type="float" office:value="1" calcext:value-type="float">
            <text:p>1</text:p>
          </table:table-cell>
          <table:table-cell table:style-name="ce2" table:formula="of:=IF(AND([.$G5]&lt;[.AD$1];[.$H5]&gt;=[.AD$1]);1;&quot;&quot;)" office:value-type="float" office:value="1" calcext:value-type="float">
            <text:p>1</text:p>
          </table:table-cell>
          <table:table-cell table:style-name="ce2" table:formula="of:=IF(AND([.$G5]&lt;[.AE$1];[.$H5]&gt;=[.AE$1]);1;&quot;&quot;)" office:value-type="float" office:value="1" calcext:value-type="float">
            <text:p>1</text:p>
          </table:table-cell>
          <table:table-cell table:style-name="ce2" table:formula="of:=IF(AND([.$G5]&lt;[.AF$1];[.$H5]&gt;=[.AF$1]);1;&quot;&quot;)" office:value-type="float" office:value="1" calcext:value-type="float">
            <text:p>1</text:p>
          </table:table-cell>
          <table:table-cell table:style-name="ce2" table:formula="of:=IF(AND([.$G5]&lt;[.AG$1];[.$H5]&gt;=[.AG$1]);1;&quot;&quot;)" office:value-type="float" office:value="1" calcext:value-type="float">
            <text:p>1</text:p>
          </table:table-cell>
          <table:table-cell table:style-name="ce2" table:formula="of:=IF(AND([.$G5]&lt;[.AH$1];[.$H5]&gt;=[.AH$1]);1;&quot;&quot;)" office:value-type="float" office:value="1" calcext:value-type="float">
            <text:p>1</text:p>
          </table:table-cell>
          <table:table-cell table:style-name="ce2" table:formula="of:=IF(AND([.$G5]&lt;[.AI$1];[.$H5]&gt;=[.AI$1]);1;&quot;&quot;)" office:value-type="float" office:value="1" calcext:value-type="float">
            <text:p>1</text:p>
          </table:table-cell>
          <table:table-cell table:style-name="ce2" table:formula="of:=IF(AND([.$G5]&lt;[.AJ$1];[.$H5]&gt;=[.AJ$1]);1;&quot;&quot;)" office:value-type="float" office:value="1" calcext:value-type="float">
            <text:p>1</text:p>
          </table:table-cell>
          <table:table-cell table:style-name="ce2" table:formula="of:=IF(AND([.$G5]&lt;[.AK$1];[.$H5]&gt;=[.AK$1]);1;&quot;&quot;)" office:value-type="float" office:value="1" calcext:value-type="float">
            <text:p>1</text:p>
          </table:table-cell>
          <table:table-cell table:style-name="ce2" table:formula="of:=IF(AND([.$G5]&lt;[.AL$1];[.$H5]&gt;=[.AL$1]);1;&quot;&quot;)" office:value-type="float" office:value="1" calcext:value-type="float">
            <text:p>1</text:p>
          </table:table-cell>
          <table:table-cell table:style-name="ce2" table:formula="of:=IF(AND([.$G5]&lt;[.AM$1];[.$H5]&gt;=[.AM$1]);1;&quot;&quot;)" office:value-type="float" office:value="1" calcext:value-type="float">
            <text:p>1</text:p>
          </table:table-cell>
          <table:table-cell table:style-name="ce2" table:formula="of:=IF(AND([.$G5]&lt;[.AN$1];[.$H5]&gt;=[.AN$1]);1;&quot;&quot;)" office:value-type="float" office:value="1" calcext:value-type="float">
            <text:p>1</text:p>
          </table:table-cell>
          <table:table-cell table:style-name="ce2" table:formula="of:=IF(AND([.$G5]&lt;[.AO$1];[.$H5]&gt;=[.AO$1]);1;&quot;&quot;)" office:value-type="float" office:value="1" calcext:value-type="float">
            <text:p>1</text:p>
          </table:table-cell>
          <table:table-cell table:style-name="ce2" table:formula="of:=IF(AND([.$G5]&lt;[.AP$1];[.$H5]&gt;=[.AP$1]);1;&quot;&quot;)" office:value-type="float" office:value="1" calcext:value-type="float">
            <text:p>1</text:p>
          </table:table-cell>
          <table:table-cell table:style-name="ce2" table:formula="of:=IF(AND([.$G5]&lt;[.AQ$1];[.$H5]&gt;=[.AQ$1]);1;&quot;&quot;)" office:value-type="float" office:value="1" calcext:value-type="float">
            <text:p>1</text:p>
          </table:table-cell>
          <table:table-cell table:style-name="ce2" table:formula="of:=IF(AND([.$G5]&lt;[.AR$1];[.$H5]&gt;=[.AR$1]);1;&quot;&quot;)" office:value-type="float" office:value="1" calcext:value-type="float">
            <text:p>1</text:p>
          </table:table-cell>
          <table:table-cell table:style-name="ce2" table:formula="of:=IF(AND([.$G5]&lt;[.AS$1];[.$H5]&gt;=[.AS$1]);1;&quot;&quot;)" office:value-type="float" office:value="1" calcext:value-type="float">
            <text:p>1</text:p>
          </table:table-cell>
          <table:table-cell table:style-name="ce2" table:formula="of:=IF(AND([.$G5]&lt;[.AT$1];[.$H5]&gt;=[.AT$1]);1;&quot;&quot;)" office:value-type="float" office:value="1" calcext:value-type="float">
            <text:p>1</text:p>
          </table:table-cell>
          <table:table-cell table:style-name="ce2" table:formula="of:=IF(AND([.$G5]&lt;[.AU$1];[.$H5]&gt;=[.AU$1]);1;&quot;&quot;)" office:value-type="float" office:value="1" calcext:value-type="float">
            <text:p>1</text:p>
          </table:table-cell>
          <table:table-cell table:style-name="ce2" table:formula="of:=IF(AND([.$G5]&lt;[.AV$1];[.$H5]&gt;=[.AV$1]);1;&quot;&quot;)" office:value-type="float" office:value="1" calcext:value-type="float">
            <text:p>1</text:p>
          </table:table-cell>
          <table:table-cell table:style-name="ce2" table:formula="of:=IF(AND([.$G5]&lt;[.AW$1];[.$H5]&gt;=[.AW$1]);1;&quot;&quot;)" office:value-type="float" office:value="1" calcext:value-type="float">
            <text:p>1</text:p>
          </table:table-cell>
          <table:table-cell table:style-name="ce2" table:formula="of:=IF(AND([.$G5]&lt;[.AX$1];[.$H5]&gt;=[.AX$1]);1;&quot;&quot;)" office:value-type="float" office:value="1" calcext:value-type="float">
            <text:p>1</text:p>
          </table:table-cell>
          <table:table-cell table:style-name="ce2" table:formula="of:=IF(AND([.$G5]&lt;[.AY$1];[.$H5]&gt;=[.AY$1]);1;&quot;&quot;)" office:value-type="float" office:value="1" calcext:value-type="float">
            <text:p>1</text:p>
          </table:table-cell>
          <table:table-cell table:style-name="ce2" table:formula="of:=IF(AND([.$G5]&lt;[.AZ$1];[.$H5]&gt;=[.AZ$1]);1;&quot;&quot;)" office:value-type="float" office:value="1" calcext:value-type="float">
            <text:p>1</text:p>
          </table:table-cell>
          <table:table-cell table:style-name="ce2" table:formula="of:=IF(AND([.$G5]&lt;[.BA$1];[.$H5]&gt;=[.BA$1]);1;&quot;&quot;)" office:value-type="float" office:value="1" calcext:value-type="float">
            <text:p>1</text:p>
          </table:table-cell>
          <table:table-cell table:style-name="ce2" table:formula="of:=IF(AND([.$G5]&lt;[.BB$1];[.$H5]&gt;=[.BB$1]);1;&quot;&quot;)" office:value-type="float" office:value="1" calcext:value-type="float">
            <text:p>1</text:p>
          </table:table-cell>
          <table:table-cell table:style-name="ce2" table:formula="of:=IF(AND([.$G5]&lt;[.BC$1];[.$H5]&gt;=[.BC$1]);1;&quot;&quot;)" office:value-type="float" office:value="1" calcext:value-type="float">
            <text:p>1</text:p>
          </table:table-cell>
          <table:table-cell table:style-name="ce2" table:formula="of:=IF(AND([.$G5]&lt;[.BD$1];[.$H5]&gt;=[.BD$1]);1;&quot;&quot;)" office:value-type="float" office:value="1" calcext:value-type="float">
            <text:p>1</text:p>
          </table:table-cell>
          <table:table-cell table:style-name="ce2" table:formula="of:=IF(AND([.$G5]&lt;[.BE$1];[.$H5]&gt;=[.BE$1]);1;&quot;&quot;)" office:value-type="float" office:value="1" calcext:value-type="float">
            <text:p>1</text:p>
          </table:table-cell>
          <table:table-cell table:style-name="ce2" table:formula="of:=IF(AND([.$G5]&lt;[.BF$1];[.$H5]&gt;=[.BF$1]);1;&quot;&quot;)" office:value-type="float" office:value="1" calcext:value-type="float">
            <text:p>1</text:p>
          </table:table-cell>
          <table:table-cell table:style-name="ce2" table:formula="of:=IF(AND([.$G5]&lt;[.BG$1];[.$H5]&gt;=[.BG$1]);1;&quot;&quot;)" office:value-type="float" office:value="1" calcext:value-type="float">
            <text:p>1</text:p>
          </table:table-cell>
          <table:table-cell table:style-name="ce2" table:formula="of:=IF(AND([.$G5]&lt;[.BH$1];[.$H5]&gt;=[.BH$1]);1;&quot;&quot;)" office:value-type="float" office:value="1" calcext:value-type="float">
            <text:p>1</text:p>
          </table:table-cell>
          <table:table-cell table:style-name="ce2" table:formula="of:=IF(AND([.$G5]&lt;[.BI$1];[.$H5]&gt;=[.BI$1]);1;&quot;&quot;)" office:value-type="float" office:value="1" calcext:value-type="float">
            <text:p>1</text:p>
          </table:table-cell>
          <table:table-cell table:style-name="ce2" table:formula="of:=IF(AND([.$G5]&lt;[.BJ$1];[.$H5]&gt;=[.BJ$1]);1;&quot;&quot;)" office:value-type="float" office:value="1" calcext:value-type="float">
            <text:p>1</text:p>
          </table:table-cell>
          <table:table-cell table:style-name="ce2" table:formula="of:=IF(AND([.$G5]&lt;[.BK$1];[.$H5]&gt;=[.BK$1]);1;&quot;&quot;)" office:value-type="float" office:value="1" calcext:value-type="float">
            <text:p>1</text:p>
          </table:table-cell>
          <table:table-cell table:style-name="ce2" table:formula="of:=IF(AND([.$G5]&lt;[.BL$1];[.$H5]&gt;=[.BL$1]);1;&quot;&quot;)" office:value-type="float" office:value="1" calcext:value-type="float">
            <text:p>1</text:p>
          </table:table-cell>
          <table:table-cell table:style-name="ce2" table:formula="of:=IF(AND([.$G5]&lt;[.BM$1];[.$H5]&gt;=[.BM$1]);1;&quot;&quot;)" office:value-type="float" office:value="1" calcext:value-type="float">
            <text:p>1</text:p>
          </table:table-cell>
          <table:table-cell table:style-name="ce2" table:formula="of:=IF(AND([.$G5]&lt;[.BN$1];[.$H5]&gt;=[.BN$1]);1;&quot;&quot;)" office:value-type="float" office:value="1" calcext:value-type="float">
            <text:p>1</text:p>
          </table:table-cell>
          <table:table-cell table:style-name="ce2" table:formula="of:=IF(AND([.$G5]&lt;[.BO$1];[.$H5]&gt;=[.BO$1]);1;&quot;&quot;)" office:value-type="float" office:value="1" calcext:value-type="float">
            <text:p>1</text:p>
          </table:table-cell>
          <table:table-cell table:style-name="ce2" table:formula="of:=IF(AND([.$G5]&lt;[.BP$1];[.$H5]&gt;=[.BP$1]);1;&quot;&quot;)" office:value-type="float" office:value="1" calcext:value-type="float">
            <text:p>1</text:p>
          </table:table-cell>
          <table:table-cell table:style-name="ce2" table:formula="of:=IF(AND([.$G5]&lt;[.BQ$1];[.$H5]&gt;=[.BQ$1]);1;&quot;&quot;)" office:value-type="float" office:value="1" calcext:value-type="float">
            <text:p>1</text:p>
          </table:table-cell>
          <table:table-cell table:style-name="ce2" table:formula="of:=IF(AND([.$G5]&lt;[.BR$1];[.$H5]&gt;=[.BR$1]);1;&quot;&quot;)" office:value-type="float" office:value="1" calcext:value-type="float">
            <text:p>1</text:p>
          </table:table-cell>
          <table:table-cell table:style-name="ce2" table:formula="of:=IF(AND([.$G5]&lt;[.BS$1];[.$H5]&gt;=[.BS$1]);1;&quot;&quot;)" office:value-type="float" office:value="1" calcext:value-type="float">
            <text:p>1</text:p>
          </table:table-cell>
          <table:table-cell table:style-name="ce2" table:formula="of:=IF(AND([.$G5]&lt;[.BT$1];[.$H5]&gt;=[.BT$1]);1;&quot;&quot;)" office:value-type="float" office:value="1" calcext:value-type="float">
            <text:p>1</text:p>
          </table:table-cell>
          <table:table-cell table:style-name="ce2" table:formula="of:=IF(AND([.$G5]&lt;[.BU$1];[.$H5]&gt;=[.BU$1]);1;&quot;&quot;)" office:value-type="float" office:value="1" calcext:value-type="float">
            <text:p>1</text:p>
          </table:table-cell>
          <table:table-cell table:style-name="ce2" table:formula="of:=IF(AND([.$G5]&lt;[.BV$1];[.$H5]&gt;=[.BV$1]);1;&quot;&quot;)" office:value-type="float" office:value="1" calcext:value-type="float">
            <text:p>1</text:p>
          </table:table-cell>
          <table:table-cell table:style-name="ce2" table:formula="of:=IF(AND([.$G5]&lt;[.BW$1];[.$H5]&gt;=[.BW$1]);1;&quot;&quot;)" office:value-type="float" office:value="1" calcext:value-type="float">
            <text:p>1</text:p>
          </table:table-cell>
          <table:table-cell table:style-name="ce2" table:formula="of:=IF(AND([.$G5]&lt;[.BX$1];[.$H5]&gt;=[.BX$1]);1;&quot;&quot;)" office:value-type="float" office:value="1" calcext:value-type="float">
            <text:p>1</text:p>
          </table:table-cell>
          <table:table-cell table:style-name="ce2" table:formula="of:=IF(AND([.$G5]&lt;[.BY$1];[.$H5]&gt;=[.BY$1]);1;&quot;&quot;)" office:value-type="float" office:value="1" calcext:value-type="float">
            <text:p>1</text:p>
          </table:table-cell>
          <table:table-cell table:style-name="ce2" table:formula="of:=IF(AND([.$G5]&lt;[.BZ$1];[.$H5]&gt;=[.BZ$1]);1;&quot;&quot;)" office:value-type="float" office:value="1" calcext:value-type="float">
            <text:p>1</text:p>
          </table:table-cell>
          <table:table-cell table:style-name="ce2" table:formula="of:=IF(AND([.$G5]&lt;[.CA$1];[.$H5]&gt;=[.CA$1]);1;&quot;&quot;)" office:value-type="float" office:value="1" calcext:value-type="float">
            <text:p>1</text:p>
          </table:table-cell>
          <table:table-cell table:style-name="ce2" table:formula="of:=IF(AND([.$G5]&lt;[.CB$1];[.$H5]&gt;=[.CB$1]);1;&quot;&quot;)" office:value-type="float" office:value="1" calcext:value-type="float">
            <text:p>1</text:p>
          </table:table-cell>
          <table:table-cell table:style-name="ce2" table:formula="of:=IF(AND([.$G5]&lt;[.CC$1];[.$H5]&gt;=[.CC$1]);1;&quot;&quot;)" office:value-type="float" office:value="1" calcext:value-type="float">
            <text:p>1</text:p>
          </table:table-cell>
          <table:table-cell table:style-name="ce2" table:formula="of:=IF(AND([.$G5]&lt;[.CD$1];[.$H5]&gt;=[.CD$1]);1;&quot;&quot;)" office:value-type="float" office:value="1" calcext:value-type="float">
            <text:p>1</text:p>
          </table:table-cell>
          <table:table-cell table:style-name="ce2" table:formula="of:=IF(AND([.$G5]&lt;[.CE$1];[.$H5]&gt;=[.CE$1]);1;&quot;&quot;)" office:value-type="float" office:value="1" calcext:value-type="float">
            <text:p>1</text:p>
          </table:table-cell>
          <table:table-cell table:style-name="ce2" table:formula="of:=IF(AND([.$G5]&lt;[.CF$1];[.$H5]&gt;=[.CF$1]);1;&quot;&quot;)" office:value-type="float" office:value="1" calcext:value-type="float">
            <text:p>1</text:p>
          </table:table-cell>
          <table:table-cell table:style-name="ce2" table:formula="of:=IF(AND([.$G5]&lt;[.CG$1];[.$H5]&gt;=[.CG$1]);1;&quot;&quot;)" office:value-type="float" office:value="1" calcext:value-type="float">
            <text:p>1</text:p>
          </table:table-cell>
          <table:table-cell table:style-name="ce2" table:formula="of:=IF(AND([.$G5]&lt;[.CH$1];[.$H5]&gt;=[.CH$1]);1;&quot;&quot;)" office:value-type="float" office:value="1" calcext:value-type="float">
            <text:p>1</text:p>
          </table:table-cell>
          <table:table-cell table:style-name="ce2" table:formula="of:=IF(AND([.$G5]&lt;[.CI$1];[.$H5]&gt;=[.CI$1]);1;&quot;&quot;)" office:value-type="float" office:value="1" calcext:value-type="float">
            <text:p>1</text:p>
          </table:table-cell>
          <table:table-cell table:style-name="ce2" table:formula="of:=IF(AND([.$G5]&lt;[.CJ$1];[.$H5]&gt;=[.CJ$1]);1;&quot;&quot;)" office:value-type="float" office:value="1" calcext:value-type="float">
            <text:p>1</text:p>
          </table:table-cell>
          <table:table-cell table:style-name="ce2" table:formula="of:=IF(AND([.$G5]&lt;[.CK$1];[.$H5]&gt;=[.CK$1]);1;&quot;&quot;)" office:value-type="float" office:value="1" calcext:value-type="float">
            <text:p>1</text:p>
          </table:table-cell>
          <table:table-cell table:style-name="ce2" table:formula="of:=IF(AND([.$G5]&lt;[.CL$1];[.$H5]&gt;=[.CL$1]);1;&quot;&quot;)" office:value-type="float" office:value="1" calcext:value-type="float">
            <text:p>1</text:p>
          </table:table-cell>
          <table:table-cell table:style-name="ce2" table:formula="of:=IF(AND([.$G5]&lt;[.CM$1];[.$H5]&gt;=[.CM$1]);1;&quot;&quot;)" office:value-type="float" office:value="1" calcext:value-type="float">
            <text:p>1</text:p>
          </table:table-cell>
          <table:table-cell table:style-name="ce2" table:formula="of:=IF(AND([.$G5]&lt;[.CN$1];[.$H5]&gt;=[.CN$1]);1;&quot;&quot;)" office:value-type="float" office:value="1" calcext:value-type="float">
            <text:p>1</text:p>
          </table:table-cell>
          <table:table-cell table:style-name="ce2" table:formula="of:=IF(AND([.$G5]&lt;[.CO$1];[.$H5]&gt;=[.CO$1]);1;&quot;&quot;)" office:value-type="float" office:value="1" calcext:value-type="float">
            <text:p>1</text:p>
          </table:table-cell>
          <table:table-cell table:style-name="ce2" table:formula="of:=IF(AND([.$G5]&lt;[.CP$1];[.$H5]&gt;=[.CP$1]);1;&quot;&quot;)" office:value-type="float" office:value="1" calcext:value-type="float">
            <text:p>1</text:p>
          </table:table-cell>
          <table:table-cell table:style-name="ce2" table:formula="of:=IF(AND([.$G5]&lt;[.CQ$1];[.$H5]&gt;=[.CQ$1]);1;&quot;&quot;)" office:value-type="float" office:value="1" calcext:value-type="float">
            <text:p>1</text:p>
          </table:table-cell>
          <table:table-cell table:style-name="ce2" table:formula="of:=IF(AND([.$G5]&lt;[.CR$1];[.$H5]&gt;=[.CR$1]);1;&quot;&quot;)" office:value-type="float" office:value="1" calcext:value-type="float">
            <text:p>1</text:p>
          </table:table-cell>
          <table:table-cell table:style-name="ce2" table:formula="of:=IF(AND([.$G5]&lt;[.CS$1];[.$H5]&gt;=[.CS$1]);1;&quot;&quot;)" office:value-type="float" office:value="1" calcext:value-type="float">
            <text:p>1</text:p>
          </table:table-cell>
          <table:table-cell table:style-name="ce2" table:formula="of:=IF(AND([.$G5]&lt;[.CT$1];[.$H5]&gt;=[.CT$1]);1;&quot;&quot;)" office:value-type="float" office:value="1" calcext:value-type="float">
            <text:p>1</text:p>
          </table:table-cell>
          <table:table-cell table:style-name="ce2" table:formula="of:=IF(AND([.$G5]&lt;[.CU$1];[.$H5]&gt;=[.CU$1]);1;&quot;&quot;)" office:value-type="float" office:value="1" calcext:value-type="float">
            <text:p>1</text:p>
          </table:table-cell>
          <table:table-cell table:style-name="ce2" table:formula="of:=IF(AND([.$G5]&lt;[.CV$1];[.$H5]&gt;=[.CV$1]);1;&quot;&quot;)" office:value-type="float" office:value="1" calcext:value-type="float">
            <text:p>1</text:p>
          </table:table-cell>
          <table:table-cell table:style-name="ce2" table:formula="of:=IF(AND([.$G5]&lt;[.CW$1];[.$H5]&gt;=[.CW$1]);1;&quot;&quot;)" office:value-type="float" office:value="1" calcext:value-type="float">
            <text:p>1</text:p>
          </table:table-cell>
          <table:table-cell table:style-name="ce2" table:formula="of:=IF(AND([.$G5]&lt;[.CX$1];[.$H5]&gt;=[.CX$1]);1;&quot;&quot;)" office:value-type="float" office:value="1" calcext:value-type="float">
            <text:p>1</text:p>
          </table:table-cell>
          <table:table-cell table:style-name="ce2" table:formula="of:=IF(AND([.$G5]&lt;[.CY$1];[.$H5]&gt;=[.CY$1]);1;&quot;&quot;)" office:value-type="float" office:value="1" calcext:value-type="float">
            <text:p>1</text:p>
          </table:table-cell>
          <table:table-cell table:style-name="ce2" table:formula="of:=IF(AND([.$G5]&lt;[.CZ$1];[.$H5]&gt;=[.CZ$1]);1;&quot;&quot;)" office:value-type="float" office:value="1" calcext:value-type="float">
            <text:p>1</text:p>
          </table:table-cell>
          <table:table-cell table:style-name="ce2" table:formula="of:=IF(AND([.$G5]&lt;[.DA$1];[.$H5]&gt;=[.DA$1]);1;&quot;&quot;)" office:value-type="float" office:value="1" calcext:value-type="float">
            <text:p>1</text:p>
          </table:table-cell>
          <table:table-cell table:style-name="ce2" table:formula="of:=IF(AND([.$G5]&lt;[.DB$1];[.$H5]&gt;=[.DB$1]);1;&quot;&quot;)" office:value-type="float" office:value="1" calcext:value-type="float">
            <text:p>1</text:p>
          </table:table-cell>
          <table:table-cell table:style-name="ce2" table:formula="of:=IF(AND([.$G5]&lt;[.DC$1];[.$H5]&gt;=[.DC$1]);1;&quot;&quot;)" office:value-type="float" office:value="1" calcext:value-type="float">
            <text:p>1</text:p>
          </table:table-cell>
          <table:table-cell table:style-name="ce2" table:formula="of:=IF(AND([.$G5]&lt;[.DD$1];[.$H5]&gt;=[.DD$1]);1;&quot;&quot;)" office:value-type="float" office:value="1" calcext:value-type="float">
            <text:p>1</text:p>
          </table:table-cell>
          <table:table-cell table:style-name="ce2" table:formula="of:=IF(AND([.$G5]&lt;[.DE$1];[.$H5]&gt;=[.DE$1]);1;&quot;&quot;)" office:value-type="float" office:value="1" calcext:value-type="float">
            <text:p>1</text:p>
          </table:table-cell>
          <table:table-cell table:style-name="ce2" table:formula="of:=IF(AND([.$G5]&lt;[.DF$1];[.$H5]&gt;=[.DF$1]);1;&quot;&quot;)" office:value-type="float" office:value="1" calcext:value-type="float">
            <text:p>1</text:p>
          </table:table-cell>
          <table:table-cell table:style-name="ce2" table:formula="of:=IF(AND([.$G5]&lt;[.DG$1];[.$H5]&gt;=[.DG$1]);1;&quot;&quot;)" office:value-type="float" office:value="1" calcext:value-type="float">
            <text:p>1</text:p>
          </table:table-cell>
          <table:table-cell table:style-name="ce2" table:formula="of:=IF(AND([.$G5]&lt;[.DH$1];[.$H5]&gt;=[.DH$1]);1;&quot;&quot;)" office:value-type="float" office:value="1" calcext:value-type="float">
            <text:p>1</text:p>
          </table:table-cell>
          <table:table-cell table:style-name="ce2" table:formula="of:=IF(AND([.$G5]&lt;[.DI$1];[.$H5]&gt;=[.DI$1]);1;&quot;&quot;)" office:value-type="float" office:value="1" calcext:value-type="float">
            <text:p>1</text:p>
          </table:table-cell>
          <table:table-cell table:style-name="ce2" table:formula="of:=IF(AND([.$G5]&lt;[.DJ$1];[.$H5]&gt;=[.DJ$1]);1;&quot;&quot;)" office:value-type="float" office:value="1" calcext:value-type="float">
            <text:p>1</text:p>
          </table:table-cell>
          <table:table-cell table:style-name="ce2" table:formula="of:=IF(AND([.$G5]&lt;[.DK$1];[.$H5]&gt;=[.DK$1]);1;&quot;&quot;)" office:value-type="float" office:value="1" calcext:value-type="float">
            <text:p>1</text:p>
          </table:table-cell>
          <table:table-cell table:style-name="ce2" table:formula="of:=IF(AND([.$G5]&lt;[.DL$1];[.$H5]&gt;=[.DL$1]);1;&quot;&quot;)" office:value-type="float" office:value="1" calcext:value-type="float">
            <text:p>1</text:p>
          </table:table-cell>
          <table:table-cell table:style-name="ce2" table:formula="of:=IF(AND([.$G5]&lt;[.DM$1];[.$H5]&gt;=[.DM$1]);1;&quot;&quot;)" office:value-type="float" office:value="1" calcext:value-type="float">
            <text:p>1</text:p>
          </table:table-cell>
          <table:table-cell table:style-name="ce2" table:formula="of:=IF(AND([.$G5]&lt;[.DN$1];[.$H5]&gt;=[.DN$1]);1;&quot;&quot;)" office:value-type="float" office:value="1" calcext:value-type="float">
            <text:p>1</text:p>
          </table:table-cell>
          <table:table-cell table:style-name="ce2" table:formula="of:=IF(AND([.$G5]&lt;[.DO$1];[.$H5]&gt;=[.DO$1]);1;&quot;&quot;)" office:value-type="float" office:value="1" calcext:value-type="float">
            <text:p>1</text:p>
          </table:table-cell>
          <table:table-cell table:style-name="ce2" table:formula="of:=IF(AND([.$G5]&lt;[.DP$1];[.$H5]&gt;=[.DP$1]);1;&quot;&quot;)" office:value-type="float" office:value="1" calcext:value-type="float">
            <text:p>1</text:p>
          </table:table-cell>
          <table:table-cell table:style-name="ce2" table:formula="of:=IF(AND([.$G5]&lt;[.DQ$1];[.$H5]&gt;=[.DQ$1]);1;&quot;&quot;)" office:value-type="float" office:value="1" calcext:value-type="float">
            <text:p>1</text:p>
          </table:table-cell>
          <table:table-cell table:style-name="ce2" table:formula="of:=IF(AND([.$G5]&lt;[.DR$1];[.$H5]&gt;=[.DR$1]);1;&quot;&quot;)" office:value-type="float" office:value="1" calcext:value-type="float">
            <text:p>1</text:p>
          </table:table-cell>
          <table:table-cell table:style-name="ce2" table:formula="of:=IF(AND([.$G5]&lt;[.DS$1];[.$H5]&gt;=[.DS$1]);1;&quot;&quot;)" office:value-type="float" office:value="1" calcext:value-type="float">
            <text:p>1</text:p>
          </table:table-cell>
          <table:table-cell table:style-name="ce2" table:formula="of:=IF(AND([.$G5]&lt;[.DT$1];[.$H5]&gt;=[.DT$1]);1;&quot;&quot;)" office:value-type="float" office:value="1" calcext:value-type="float">
            <text:p>1</text:p>
          </table:table-cell>
          <table:table-cell table:style-name="ce2" table:formula="of:=IF(AND([.$G5]&lt;[.DU$1];[.$H5]&gt;=[.DU$1]);1;&quot;&quot;)" office:value-type="float" office:value="1" calcext:value-type="float">
            <text:p>1</text:p>
          </table:table-cell>
          <table:table-cell table:style-name="ce2" table:formula="of:=IF(AND([.$G5]&lt;[.DV$1];[.$H5]&gt;=[.DV$1]);1;&quot;&quot;)" office:value-type="float" office:value="1" calcext:value-type="float">
            <text:p>1</text:p>
          </table:table-cell>
          <table:table-cell table:style-name="ce2" table:formula="of:=IF(AND([.$G5]&lt;[.DW$1];[.$H5]&gt;=[.DW$1]);1;&quot;&quot;)" office:value-type="float" office:value="1" calcext:value-type="float">
            <text:p>1</text:p>
          </table:table-cell>
          <table:table-cell table:style-name="ce2" table:formula="of:=IF(AND([.$G5]&lt;[.DX$1];[.$H5]&gt;=[.DX$1]);1;&quot;&quot;)" office:value-type="float" office:value="1" calcext:value-type="float">
            <text:p>1</text:p>
          </table:table-cell>
          <table:table-cell table:style-name="ce2" table:formula="of:=IF(AND([.$G5]&lt;[.DY$1];[.$H5]&gt;=[.DY$1]);1;&quot;&quot;)" office:value-type="float" office:value="1" calcext:value-type="float">
            <text:p>1</text:p>
          </table:table-cell>
          <table:table-cell table:style-name="ce2" table:formula="of:=IF(AND([.$G5]&lt;[.DZ$1];[.$H5]&gt;=[.DZ$1]);1;&quot;&quot;)" office:value-type="float" office:value="1" calcext:value-type="float">
            <text:p>1</text:p>
          </table:table-cell>
          <table:table-cell table:style-name="ce2" table:formula="of:=IF(AND([.$G5]&lt;[.EA$1];[.$H5]&gt;=[.EA$1]);1;&quot;&quot;)" office:value-type="float" office:value="1" calcext:value-type="float">
            <text:p>1</text:p>
          </table:table-cell>
          <table:table-cell table:style-name="ce2" table:formula="of:=IF(AND([.$G5]&lt;[.EB$1];[.$H5]&gt;=[.EB$1]);1;&quot;&quot;)" office:value-type="float" office:value="1" calcext:value-type="float">
            <text:p>1</text:p>
          </table:table-cell>
          <table:table-cell table:style-name="ce2" table:formula="of:=IF(AND([.$G5]&lt;[.EC$1];[.$H5]&gt;=[.EC$1]);1;&quot;&quot;)" office:value-type="float" office:value="1" calcext:value-type="float">
            <text:p>1</text:p>
          </table:table-cell>
          <table:table-cell table:style-name="ce2" table:formula="of:=IF(AND([.$G5]&lt;[.ED$1];[.$H5]&gt;=[.ED$1]);1;&quot;&quot;)" office:value-type="float" office:value="1" calcext:value-type="float">
            <text:p>1</text:p>
          </table:table-cell>
          <table:table-cell table:style-name="ce2" table:formula="of:=IF(AND([.$G5]&lt;[.EE$1];[.$H5]&gt;=[.EE$1]);1;&quot;&quot;)" office:value-type="float" office:value="1" calcext:value-type="float">
            <text:p>1</text:p>
          </table:table-cell>
          <table:table-cell table:style-name="ce2" table:formula="of:=IF(AND([.$G5]&lt;[.EF$1];[.$H5]&gt;=[.EF$1]);1;&quot;&quot;)" office:value-type="float" office:value="1" calcext:value-type="float">
            <text:p>1</text:p>
          </table:table-cell>
          <table:table-cell table:style-name="ce2" table:formula="of:=IF(AND([.$G5]&lt;[.EG$1];[.$H5]&gt;=[.EG$1]);1;&quot;&quot;)" office:value-type="float" office:value="1" calcext:value-type="float">
            <text:p>1</text:p>
          </table:table-cell>
          <table:table-cell table:style-name="ce2" table:formula="of:=IF(AND([.$G5]&lt;[.EH$1];[.$H5]&gt;=[.EH$1]);1;&quot;&quot;)" office:value-type="float" office:value="1" calcext:value-type="float">
            <text:p>1</text:p>
          </table:table-cell>
          <table:table-cell table:style-name="ce2" table:formula="of:=IF(AND([.$G5]&lt;[.EI$1];[.$H5]&gt;=[.EI$1]);1;&quot;&quot;)" office:value-type="float" office:value="1" calcext:value-type="float">
            <text:p>1</text:p>
          </table:table-cell>
          <table:table-cell table:style-name="ce2" table:formula="of:=IF(AND([.$G5]&lt;[.EJ$1];[.$H5]&gt;=[.EJ$1]);1;&quot;&quot;)" office:value-type="float" office:value="1" calcext:value-type="float">
            <text:p>1</text:p>
          </table:table-cell>
          <table:table-cell table:style-name="ce2" table:formula="of:=IF(AND([.$G5]&lt;[.EK$1];[.$H5]&gt;=[.EK$1]);1;&quot;&quot;)" office:value-type="float" office:value="1" calcext:value-type="float">
            <text:p>1</text:p>
          </table:table-cell>
          <table:table-cell table:style-name="ce2" table:formula="of:=IF(AND([.$G5]&lt;[.EL$1];[.$H5]&gt;=[.EL$1]);1;&quot;&quot;)" office:value-type="float" office:value="1" calcext:value-type="float">
            <text:p>1</text:p>
          </table:table-cell>
          <table:table-cell table:style-name="ce2" table:formula="of:=IF(AND([.$G5]&lt;[.EM$1];[.$H5]&gt;=[.EM$1]);1;&quot;&quot;)" office:value-type="float" office:value="1" calcext:value-type="float">
            <text:p>1</text:p>
          </table:table-cell>
          <table:table-cell table:style-name="ce2" table:formula="of:=IF(AND([.$G5]&lt;[.EN$1];[.$H5]&gt;=[.EN$1]);1;&quot;&quot;)" office:value-type="float" office:value="1" calcext:value-type="float">
            <text:p>1</text:p>
          </table:table-cell>
          <table:table-cell table:style-name="ce2" table:formula="of:=IF(AND([.$G5]&lt;[.EO$1];[.$H5]&gt;=[.EO$1]);1;&quot;&quot;)" office:value-type="float" office:value="1" calcext:value-type="float">
            <text:p>1</text:p>
          </table:table-cell>
          <table:table-cell table:style-name="ce2" table:formula="of:=IF(AND([.$G5]&lt;[.EP$1];[.$H5]&gt;=[.EP$1]);1;&quot;&quot;)" office:value-type="float" office:value="1" calcext:value-type="float">
            <text:p>1</text:p>
          </table:table-cell>
          <table:table-cell table:style-name="ce2" table:formula="of:=IF(AND([.$G5]&lt;[.EQ$1];[.$H5]&gt;=[.EQ$1]);1;&quot;&quot;)" office:value-type="float" office:value="1" calcext:value-type="float">
            <text:p>1</text:p>
          </table:table-cell>
          <table:table-cell table:style-name="ce2" table:formula="of:=IF(AND([.$G5]&lt;[.ER$1];[.$H5]&gt;=[.ER$1]);1;&quot;&quot;)" office:value-type="float" office:value="1" calcext:value-type="float">
            <text:p>1</text:p>
          </table:table-cell>
          <table:table-cell table:style-name="ce2" table:formula="of:=IF(AND([.$G5]&lt;[.ES$1];[.$H5]&gt;=[.ES$1]);1;&quot;&quot;)" office:value-type="float" office:value="1" calcext:value-type="float">
            <text:p>1</text:p>
          </table:table-cell>
          <table:table-cell table:style-name="ce2" table:formula="of:=IF(AND([.$G5]&lt;[.ET$1];[.$H5]&gt;=[.ET$1]);1;&quot;&quot;)" office:value-type="float" office:value="1" calcext:value-type="float">
            <text:p>1</text:p>
          </table:table-cell>
          <table:table-cell table:style-name="ce2" table:formula="of:=IF(AND([.$G5]&lt;[.EU$1];[.$H5]&gt;=[.EU$1]);1;&quot;&quot;)" office:value-type="float" office:value="1" calcext:value-type="float">
            <text:p>1</text:p>
          </table:table-cell>
          <table:table-cell table:style-name="ce2" table:formula="of:=IF(AND([.$G5]&lt;[.EV$1];[.$H5]&gt;=[.EV$1]);1;&quot;&quot;)" office:value-type="float" office:value="1" calcext:value-type="float">
            <text:p>1</text:p>
          </table:table-cell>
          <table:table-cell table:style-name="ce2" table:formula="of:=IF(AND([.$G5]&lt;[.EW$1];[.$H5]&gt;=[.EW$1]);1;&quot;&quot;)" office:value-type="float" office:value="1" calcext:value-type="float">
            <text:p>1</text:p>
          </table:table-cell>
          <table:table-cell table:style-name="ce2" table:formula="of:=IF(AND([.$G5]&lt;[.EX$1];[.$H5]&gt;=[.EX$1]);1;&quot;&quot;)" office:value-type="float" office:value="1" calcext:value-type="float">
            <text:p>1</text:p>
          </table:table-cell>
          <table:table-cell table:style-name="ce2" table:formula="of:=IF(AND([.$G5]&lt;[.EY$1];[.$H5]&gt;=[.EY$1]);1;&quot;&quot;)" office:value-type="float" office:value="1" calcext:value-type="float">
            <text:p>1</text:p>
          </table:table-cell>
          <table:table-cell table:style-name="ce2" table:formula="of:=IF(AND([.$G5]&lt;[.EZ$1];[.$H5]&gt;=[.EZ$1]);1;&quot;&quot;)" office:value-type="float" office:value="1" calcext:value-type="float">
            <text:p>1</text:p>
          </table:table-cell>
          <table:table-cell table:style-name="ce2" table:formula="of:=IF(AND([.$G5]&lt;[.FA$1];[.$H5]&gt;=[.FA$1]);1;&quot;&quot;)" office:value-type="float" office:value="1" calcext:value-type="float">
            <text:p>1</text:p>
          </table:table-cell>
          <table:table-cell table:style-name="ce2" table:formula="of:=IF(AND([.$G5]&lt;[.FB$1];[.$H5]&gt;=[.FB$1]);1;&quot;&quot;)" office:value-type="float" office:value="1" calcext:value-type="float">
            <text:p>1</text:p>
          </table:table-cell>
          <table:table-cell table:style-name="ce2" table:formula="of:=IF(AND([.$G5]&lt;[.FC$1];[.$H5]&gt;=[.FC$1]);1;&quot;&quot;)" office:value-type="float" office:value="1" calcext:value-type="float">
            <text:p>1</text:p>
          </table:table-cell>
          <table:table-cell table:style-name="ce2" table:formula="of:=IF(AND([.$G5]&lt;[.FD$1];[.$H5]&gt;=[.FD$1]);1;&quot;&quot;)" office:value-type="float" office:value="1" calcext:value-type="float">
            <text:p>1</text:p>
          </table:table-cell>
          <table:table-cell table:style-name="ce2" table:formula="of:=IF(AND([.$G5]&lt;[.FE$1];[.$H5]&gt;=[.FE$1]);1;&quot;&quot;)" office:value-type="float" office:value="1" calcext:value-type="float">
            <text:p>1</text:p>
          </table:table-cell>
          <table:table-cell table:style-name="ce2" table:formula="of:=IF(AND([.$G5]&lt;[.FF$1];[.$H5]&gt;=[.FF$1]);1;&quot;&quot;)" office:value-type="float" office:value="1" calcext:value-type="float">
            <text:p>1</text:p>
          </table:table-cell>
          <table:table-cell table:style-name="ce2" table:formula="of:=IF(AND([.$G5]&lt;[.FG$1];[.$H5]&gt;=[.FG$1]);1;&quot;&quot;)" office:value-type="float" office:value="1" calcext:value-type="float">
            <text:p>1</text:p>
          </table:table-cell>
          <table:table-cell table:style-name="ce2" table:formula="of:=IF(AND([.$G5]&lt;[.FH$1];[.$H5]&gt;=[.FH$1]);1;&quot;&quot;)" office:value-type="float" office:value="1" calcext:value-type="float">
            <text:p>1</text:p>
          </table:table-cell>
          <table:table-cell table:style-name="ce2" table:formula="of:=IF(AND([.$G5]&lt;[.FI$1];[.$H5]&gt;=[.FI$1]);1;&quot;&quot;)" office:value-type="float" office:value="1" calcext:value-type="float">
            <text:p>1</text:p>
          </table:table-cell>
          <table:table-cell table:style-name="ce2" table:formula="of:=IF(AND([.$G5]&lt;[.FJ$1];[.$H5]&gt;=[.FJ$1]);1;&quot;&quot;)" office:value-type="float" office:value="1" calcext:value-type="float">
            <text:p>1</text:p>
          </table:table-cell>
          <table:table-cell table:style-name="ce2" table:formula="of:=IF(AND([.$G5]&lt;[.FK$1];[.$H5]&gt;=[.FK$1]);1;&quot;&quot;)" office:value-type="float" office:value="1" calcext:value-type="float">
            <text:p>1</text:p>
          </table:table-cell>
          <table:table-cell table:style-name="ce2" table:formula="of:=IF(AND([.$G5]&lt;[.FL$1];[.$H5]&gt;=[.FL$1]);1;&quot;&quot;)" office:value-type="float" office:value="1" calcext:value-type="float">
            <text:p>1</text:p>
          </table:table-cell>
          <table:table-cell table:style-name="ce2" table:formula="of:=IF(AND([.$G5]&lt;[.FM$1];[.$H5]&gt;=[.FM$1]);1;&quot;&quot;)" office:value-type="float" office:value="1" calcext:value-type="float">
            <text:p>1</text:p>
          </table:table-cell>
          <table:table-cell table:style-name="ce2" table:formula="of:=IF(AND([.$G5]&lt;[.FN$1];[.$H5]&gt;=[.FN$1]);1;&quot;&quot;)" office:value-type="float" office:value="1" calcext:value-type="float">
            <text:p>1</text:p>
          </table:table-cell>
          <table:table-cell table:style-name="ce2" table:formula="of:=IF(AND([.$G5]&lt;[.FO$1];[.$H5]&gt;=[.FO$1]);1;&quot;&quot;)" office:value-type="float" office:value="1" calcext:value-type="float">
            <text:p>1</text:p>
          </table:table-cell>
          <table:table-cell table:style-name="ce2" table:formula="of:=IF(AND([.$G5]&lt;[.FP$1];[.$H5]&gt;=[.FP$1]);1;&quot;&quot;)" office:value-type="float" office:value="1" calcext:value-type="float">
            <text:p>1</text:p>
          </table:table-cell>
          <table:table-cell table:style-name="ce2" table:formula="of:=IF(AND([.$G5]&lt;[.FQ$1];[.$H5]&gt;=[.FQ$1]);1;&quot;&quot;)" office:value-type="float" office:value="1" calcext:value-type="float">
            <text:p>1</text:p>
          </table:table-cell>
          <table:table-cell table:style-name="ce2" table:formula="of:=IF(AND([.$G5]&lt;[.FR$1];[.$H5]&gt;=[.FR$1]);1;&quot;&quot;)" office:value-type="float" office:value="1" calcext:value-type="float">
            <text:p>1</text:p>
          </table:table-cell>
          <table:table-cell table:style-name="ce2" table:formula="of:=IF(AND([.$G5]&lt;[.FS$1];[.$H5]&gt;=[.FS$1]);1;&quot;&quot;)" office:value-type="float" office:value="1" calcext:value-type="float">
            <text:p>1</text:p>
          </table:table-cell>
          <table:table-cell table:style-name="ce2" table:formula="of:=IF(AND([.$G5]&lt;[.FT$1];[.$H5]&gt;=[.FT$1]);1;&quot;&quot;)" office:value-type="float" office:value="1" calcext:value-type="float">
            <text:p>1</text:p>
          </table:table-cell>
          <table:table-cell table:style-name="ce2" table:formula="of:=IF(AND([.$G5]&lt;[.FU$1];[.$H5]&gt;=[.FU$1]);1;&quot;&quot;)" office:value-type="float" office:value="1" calcext:value-type="float">
            <text:p>1</text:p>
          </table:table-cell>
          <table:table-cell table:style-name="ce2" table:formula="of:=IF(AND([.$G5]&lt;[.FV$1];[.$H5]&gt;=[.FV$1]);1;&quot;&quot;)" office:value-type="float" office:value="1" calcext:value-type="float">
            <text:p>1</text:p>
          </table:table-cell>
          <table:table-cell table:style-name="ce2" table:formula="of:=IF(AND([.$G5]&lt;[.FW$1];[.$H5]&gt;=[.FW$1]);1;&quot;&quot;)" office:value-type="float" office:value="1" calcext:value-type="float">
            <text:p>1</text:p>
          </table:table-cell>
          <table:table-cell table:style-name="ce2" table:formula="of:=IF(AND([.$G5]&lt;[.FX$1];[.$H5]&gt;=[.FX$1]);1;&quot;&quot;)" office:value-type="float" office:value="1" calcext:value-type="float">
            <text:p>1</text:p>
          </table:table-cell>
          <table:table-cell table:style-name="ce2" table:formula="of:=IF(AND([.$G5]&lt;[.FY$1];[.$H5]&gt;=[.FY$1]);1;&quot;&quot;)" office:value-type="float" office:value="1" calcext:value-type="float">
            <text:p>1</text:p>
          </table:table-cell>
          <table:table-cell table:style-name="ce2" table:formula="of:=IF(AND([.$G5]&lt;[.FZ$1];[.$H5]&gt;=[.FZ$1]);1;&quot;&quot;)" office:value-type="float" office:value="1" calcext:value-type="float">
            <text:p>1</text:p>
          </table:table-cell>
          <table:table-cell table:style-name="ce2" table:formula="of:=IF(AND([.$G5]&lt;[.GA$1];[.$H5]&gt;=[.GA$1]);1;&quot;&quot;)" office:value-type="float" office:value="1" calcext:value-type="float">
            <text:p>1</text:p>
          </table:table-cell>
          <table:table-cell table:style-name="ce2" table:formula="of:=IF(AND([.$G5]&lt;[.GB$1];[.$H5]&gt;=[.GB$1]);1;&quot;&quot;)" office:value-type="float" office:value="1" calcext:value-type="float">
            <text:p>1</text:p>
          </table:table-cell>
          <table:table-cell table:style-name="ce2" table:formula="of:=IF(AND([.$G5]&lt;[.GC$1];[.$H5]&gt;=[.GC$1]);1;&quot;&quot;)" office:value-type="float" office:value="1" calcext:value-type="float">
            <text:p>1</text:p>
          </table:table-cell>
          <table:table-cell table:style-name="ce2" table:formula="of:=IF(AND([.$G5]&lt;[.GD$1];[.$H5]&gt;=[.GD$1]);1;&quot;&quot;)" office:value-type="float" office:value="1" calcext:value-type="float">
            <text:p>1</text:p>
          </table:table-cell>
          <table:table-cell table:style-name="ce2" table:formula="of:=IF(AND([.$G5]&lt;[.GE$1];[.$H5]&gt;=[.GE$1]);1;&quot;&quot;)" office:value-type="float" office:value="1" calcext:value-type="float">
            <text:p>1</text:p>
          </table:table-cell>
          <table:table-cell table:style-name="ce2" table:formula="of:=IF(AND([.$G5]&lt;[.GF$1];[.$H5]&gt;=[.GF$1]);1;&quot;&quot;)" office:value-type="float" office:value="1" calcext:value-type="float">
            <text:p>1</text:p>
          </table:table-cell>
          <table:table-cell table:style-name="ce2" table:formula="of:=IF(AND([.$G5]&lt;[.GG$1];[.$H5]&gt;=[.GG$1]);1;&quot;&quot;)" office:value-type="float" office:value="1" calcext:value-type="float">
            <text:p>1</text:p>
          </table:table-cell>
          <table:table-cell table:style-name="ce2" table:formula="of:=IF(AND([.$G5]&lt;[.GH$1];[.$H5]&gt;=[.GH$1]);1;&quot;&quot;)" office:value-type="float" office:value="1" calcext:value-type="float">
            <text:p>1</text:p>
          </table:table-cell>
          <table:table-cell table:style-name="ce2" table:formula="of:=IF(AND([.$G5]&lt;[.GI$1];[.$H5]&gt;=[.GI$1]);1;&quot;&quot;)" office:value-type="float" office:value="1" calcext:value-type="float">
            <text:p>1</text:p>
          </table:table-cell>
          <table:table-cell table:style-name="ce2" table:formula="of:=IF(AND([.$G5]&lt;[.GJ$1];[.$H5]&gt;=[.GJ$1]);1;&quot;&quot;)" office:value-type="float" office:value="1" calcext:value-type="float">
            <text:p>1</text:p>
          </table:table-cell>
          <table:table-cell table:style-name="ce2" table:formula="of:=IF(AND([.$G5]&lt;[.GK$1];[.$H5]&gt;=[.GK$1]);1;&quot;&quot;)" office:value-type="float" office:value="1" calcext:value-type="float">
            <text:p>1</text:p>
          </table:table-cell>
          <table:table-cell table:style-name="ce2" table:formula="of:=IF(AND([.$G5]&lt;[.GL$1];[.$H5]&gt;=[.GL$1]);1;&quot;&quot;)" office:value-type="float" office:value="1" calcext:value-type="float">
            <text:p>1</text:p>
          </table:table-cell>
          <table:table-cell table:style-name="ce2" table:formula="of:=IF(AND([.$G5]&lt;[.GM$1];[.$H5]&gt;=[.GM$1]);1;&quot;&quot;)" office:value-type="float" office:value="1" calcext:value-type="float">
            <text:p>1</text:p>
          </table:table-cell>
          <table:table-cell table:style-name="ce2" table:formula="of:=IF(AND([.$G5]&lt;[.GN$1];[.$H5]&gt;=[.GN$1]);1;&quot;&quot;)" office:value-type="float" office:value="1" calcext:value-type="float">
            <text:p>1</text:p>
          </table:table-cell>
          <table:table-cell table:style-name="ce2" table:formula="of:=IF(AND([.$G5]&lt;[.GO$1];[.$H5]&gt;=[.GO$1]);1;&quot;&quot;)" office:value-type="float" office:value="1" calcext:value-type="float">
            <text:p>1</text:p>
          </table:table-cell>
          <table:table-cell table:style-name="ce2" table:formula="of:=IF(AND([.$G5]&lt;[.GP$1];[.$H5]&gt;=[.GP$1]);1;&quot;&quot;)" office:value-type="float" office:value="1" calcext:value-type="float">
            <text:p>1</text:p>
          </table:table-cell>
          <table:table-cell table:style-name="ce2" table:formula="of:=IF(AND([.$G5]&lt;[.GQ$1];[.$H5]&gt;=[.GQ$1]);1;&quot;&quot;)" office:value-type="float" office:value="1" calcext:value-type="float">
            <text:p>1</text:p>
          </table:table-cell>
          <table:table-cell table:style-name="ce2" table:formula="of:=IF(AND([.$G5]&lt;[.GR$1];[.$H5]&gt;=[.GR$1]);1;&quot;&quot;)" office:value-type="float" office:value="1" calcext:value-type="float">
            <text:p>1</text:p>
          </table:table-cell>
          <table:table-cell table:style-name="ce2" table:formula="of:=IF(AND([.$G5]&lt;[.GS$1];[.$H5]&gt;=[.GS$1]);1;&quot;&quot;)" office:value-type="float" office:value="1" calcext:value-type="float">
            <text:p>1</text:p>
          </table:table-cell>
          <table:table-cell table:style-name="ce2" table:formula="of:=IF(AND([.$G5]&lt;[.GT$1];[.$H5]&gt;=[.GT$1]);1;&quot;&quot;)" office:value-type="float" office:value="1" calcext:value-type="float">
            <text:p>1</text:p>
          </table:table-cell>
          <table:table-cell table:style-name="ce2" table:formula="of:=IF(AND([.$G5]&lt;[.GU$1];[.$H5]&gt;=[.GU$1]);1;&quot;&quot;)" office:value-type="float" office:value="1" calcext:value-type="float">
            <text:p>1</text:p>
          </table:table-cell>
          <table:table-cell table:style-name="ce2" table:formula="of:=IF(AND([.$G5]&lt;[.GV$1];[.$H5]&gt;=[.GV$1]);1;&quot;&quot;)" office:value-type="float" office:value="1" calcext:value-type="float">
            <text:p>1</text:p>
          </table:table-cell>
          <table:table-cell table:style-name="ce2" table:formula="of:=IF(AND([.$G5]&lt;[.GW$1];[.$H5]&gt;=[.GW$1]);1;&quot;&quot;)" office:value-type="float" office:value="1" calcext:value-type="float">
            <text:p>1</text:p>
          </table:table-cell>
          <table:table-cell table:style-name="ce2" table:formula="of:=IF(AND([.$G5]&lt;[.GX$1];[.$H5]&gt;=[.GX$1]);1;&quot;&quot;)" office:value-type="float" office:value="1" calcext:value-type="float">
            <text:p>1</text:p>
          </table:table-cell>
          <table:table-cell table:style-name="ce2" table:formula="of:=IF(AND([.$G5]&lt;[.GY$1];[.$H5]&gt;=[.GY$1]);1;&quot;&quot;)" office:value-type="float" office:value="1" calcext:value-type="float">
            <text:p>1</text:p>
          </table:table-cell>
          <table:table-cell table:style-name="ce2" table:formula="of:=IF(AND([.$G5]&lt;[.GZ$1];[.$H5]&gt;=[.GZ$1]);1;&quot;&quot;)" office:value-type="float" office:value="1" calcext:value-type="float">
            <text:p>1</text:p>
          </table:table-cell>
          <table:table-cell table:style-name="ce2" table:formula="of:=IF(AND([.$G5]&lt;[.HA$1];[.$H5]&gt;=[.HA$1]);1;&quot;&quot;)" office:value-type="float" office:value="1" calcext:value-type="float">
            <text:p>1</text:p>
          </table:table-cell>
          <table:table-cell table:style-name="ce2" table:formula="of:=IF(AND([.$G5]&lt;[.HB$1];[.$H5]&gt;=[.HB$1]);1;&quot;&quot;)" office:value-type="float" office:value="1" calcext:value-type="float">
            <text:p>1</text:p>
          </table:table-cell>
          <table:table-cell table:style-name="ce2" table:formula="of:=IF(AND([.$G5]&lt;[.HC$1];[.$H5]&gt;=[.HC$1]);1;&quot;&quot;)" office:value-type="float" office:value="1" calcext:value-type="float">
            <text:p>1</text:p>
          </table:table-cell>
          <table:table-cell table:style-name="ce2" table:formula="of:=IF(AND([.$G5]&lt;[.HD$1];[.$H5]&gt;=[.HD$1]);1;&quot;&quot;)" office:value-type="float" office:value="1" calcext:value-type="float">
            <text:p>1</text:p>
          </table:table-cell>
          <table:table-cell table:style-name="ce2" table:formula="of:=IF(AND([.$G5]&lt;[.HE$1];[.$H5]&gt;=[.HE$1]);1;&quot;&quot;)" office:value-type="float" office:value="1" calcext:value-type="float">
            <text:p>1</text:p>
          </table:table-cell>
          <table:table-cell table:style-name="ce2" table:formula="of:=IF(AND([.$G5]&lt;[.HF$1];[.$H5]&gt;=[.HF$1]);1;&quot;&quot;)" office:value-type="float" office:value="1" calcext:value-type="float">
            <text:p>1</text:p>
          </table:table-cell>
          <table:table-cell table:style-name="ce2" table:formula="of:=IF(AND([.$G5]&lt;[.HG$1];[.$H5]&gt;=[.HG$1]);1;&quot;&quot;)" office:value-type="float" office:value="1" calcext:value-type="float">
            <text:p>1</text:p>
          </table:table-cell>
          <table:table-cell table:style-name="ce2" table:formula="of:=IF(AND([.$G5]&lt;[.HH$1];[.$H5]&gt;=[.HH$1]);1;&quot;&quot;)" office:value-type="float" office:value="1" calcext:value-type="float">
            <text:p>1</text:p>
          </table:table-cell>
          <table:table-cell table:style-name="ce2" table:formula="of:=IF(AND([.$G5]&lt;[.HI$1];[.$H5]&gt;=[.HI$1]);1;&quot;&quot;)" office:value-type="float" office:value="1" calcext:value-type="float">
            <text:p>1</text:p>
          </table:table-cell>
          <table:table-cell table:style-name="ce2" table:formula="of:=IF(AND([.$G5]&lt;[.HJ$1];[.$H5]&gt;=[.HJ$1]);1;&quot;&quot;)" office:value-type="float" office:value="1" calcext:value-type="float">
            <text:p>1</text:p>
          </table:table-cell>
          <table:table-cell table:style-name="ce2" table:formula="of:=IF(AND([.$G5]&lt;[.HK$1];[.$H5]&gt;=[.HK$1]);1;&quot;&quot;)" office:value-type="float" office:value="1" calcext:value-type="float">
            <text:p>1</text:p>
          </table:table-cell>
          <table:table-cell table:style-name="ce2" table:formula="of:=IF(AND([.$G5]&lt;[.HL$1];[.$H5]&gt;=[.HL$1]);1;&quot;&quot;)" office:value-type="float" office:value="1" calcext:value-type="float">
            <text:p>1</text:p>
          </table:table-cell>
          <table:table-cell table:style-name="ce2" table:formula="of:=IF(AND([.$G5]&lt;[.HM$1];[.$H5]&gt;=[.HM$1]);1;&quot;&quot;)" office:value-type="float" office:value="1" calcext:value-type="float">
            <text:p>1</text:p>
          </table:table-cell>
          <table:table-cell table:style-name="ce2" table:formula="of:=IF(AND([.$G5]&lt;[.HN$1];[.$H5]&gt;=[.HN$1]);1;&quot;&quot;)" office:value-type="float" office:value="1" calcext:value-type="float">
            <text:p>1</text:p>
          </table:table-cell>
          <table:table-cell table:style-name="ce2" table:formula="of:=IF(AND([.$G5]&lt;[.HO$1];[.$H5]&gt;=[.HO$1]);1;&quot;&quot;)" office:value-type="float" office:value="1" calcext:value-type="float">
            <text:p>1</text:p>
          </table:table-cell>
          <table:table-cell table:style-name="ce2" table:formula="of:=IF(AND([.$G5]&lt;[.HP$1];[.$H5]&gt;=[.HP$1]);1;&quot;&quot;)" office:value-type="float" office:value="1" calcext:value-type="float">
            <text:p>1</text:p>
          </table:table-cell>
          <table:table-cell table:style-name="ce2" table:formula="of:=IF(AND([.$G5]&lt;[.HQ$1];[.$H5]&gt;=[.HQ$1]);1;&quot;&quot;)" office:value-type="float" office:value="1" calcext:value-type="float">
            <text:p>1</text:p>
          </table:table-cell>
          <table:table-cell table:style-name="ce2" table:formula="of:=IF(AND([.$G5]&lt;[.HR$1];[.$H5]&gt;=[.HR$1]);1;&quot;&quot;)" office:value-type="float" office:value="1" calcext:value-type="float">
            <text:p>1</text:p>
          </table:table-cell>
          <table:table-cell table:style-name="ce2" table:formula="of:=IF(AND([.$G5]&lt;[.HS$1];[.$H5]&gt;=[.HS$1]);1;&quot;&quot;)" office:value-type="float" office:value="1" calcext:value-type="float">
            <text:p>1</text:p>
          </table:table-cell>
          <table:table-cell table:style-name="ce2" table:formula="of:=IF(AND([.$G5]&lt;[.HT$1];[.$H5]&gt;=[.HT$1]);1;&quot;&quot;)" office:value-type="float" office:value="1" calcext:value-type="float">
            <text:p>1</text:p>
          </table:table-cell>
          <table:table-cell table:style-name="ce2" table:formula="of:=IF(AND([.$G5]&lt;[.HU$1];[.$H5]&gt;=[.HU$1]);1;&quot;&quot;)" office:value-type="float" office:value="1" calcext:value-type="float">
            <text:p>1</text:p>
          </table:table-cell>
          <table:table-cell table:style-name="ce2" table:formula="of:=IF(AND([.$G5]&lt;[.HV$1];[.$H5]&gt;=[.HV$1]);1;&quot;&quot;)" office:value-type="float" office:value="1" calcext:value-type="float">
            <text:p>1</text:p>
          </table:table-cell>
          <table:table-cell table:style-name="ce2" table:formula="of:=IF(AND([.$G5]&lt;[.HW$1];[.$H5]&gt;=[.HW$1]);1;&quot;&quot;)" office:value-type="float" office:value="1" calcext:value-type="float">
            <text:p>1</text:p>
          </table:table-cell>
          <table:table-cell table:style-name="ce2" table:formula="of:=IF(AND([.$G5]&lt;[.HX$1];[.$H5]&gt;=[.HX$1]);1;&quot;&quot;)" office:value-type="float" office:value="1" calcext:value-type="float">
            <text:p>1</text:p>
          </table:table-cell>
          <table:table-cell table:style-name="ce2" table:formula="of:=IF(AND([.$G5]&lt;[.HY$1];[.$H5]&gt;=[.HY$1]);1;&quot;&quot;)" office:value-type="float" office:value="1" calcext:value-type="float">
            <text:p>1</text:p>
          </table:table-cell>
          <table:table-cell table:style-name="ce2" table:formula="of:=IF(AND([.$G5]&lt;[.HZ$1];[.$H5]&gt;=[.HZ$1]);1;&quot;&quot;)" office:value-type="float" office:value="1" calcext:value-type="float">
            <text:p>1</text:p>
          </table:table-cell>
          <table:table-cell table:style-name="ce2" table:formula="of:=IF(AND([.$G5]&lt;[.IA$1];[.$H5]&gt;=[.IA$1]);1;&quot;&quot;)" office:value-type="float" office:value="1" calcext:value-type="float">
            <text:p>1</text:p>
          </table:table-cell>
          <table:table-cell table:style-name="ce2" table:formula="of:=IF(AND([.$G5]&lt;[.IB$1];[.$H5]&gt;=[.IB$1]);1;&quot;&quot;)" office:value-type="float" office:value="1" calcext:value-type="float">
            <text:p>1</text:p>
          </table:table-cell>
          <table:table-cell table:style-name="ce2" table:formula="of:=IF(AND([.$G5]&lt;[.IC$1];[.$H5]&gt;=[.IC$1]);1;&quot;&quot;)" office:value-type="float" office:value="1" calcext:value-type="float">
            <text:p>1</text:p>
          </table:table-cell>
          <table:table-cell table:style-name="ce2" table:formula="of:=IF(AND([.$G5]&lt;[.ID$1];[.$H5]&gt;=[.ID$1]);1;&quot;&quot;)" office:value-type="float" office:value="1" calcext:value-type="float">
            <text:p>1</text:p>
          </table:table-cell>
          <table:table-cell table:style-name="ce2" table:formula="of:=IF(AND([.$G5]&lt;[.IE$1];[.$H5]&gt;=[.IE$1]);1;&quot;&quot;)" office:value-type="float" office:value="1" calcext:value-type="float">
            <text:p>1</text:p>
          </table:table-cell>
          <table:table-cell table:style-name="ce2" table:formula="of:=IF(AND([.$G5]&lt;[.IF$1];[.$H5]&gt;=[.IF$1]);1;&quot;&quot;)" office:value-type="float" office:value="1" calcext:value-type="float">
            <text:p>1</text:p>
          </table:table-cell>
          <table:table-cell table:style-name="ce2" table:formula="of:=IF(AND([.$G5]&lt;[.IG$1];[.$H5]&gt;=[.IG$1]);1;&quot;&quot;)" office:value-type="float" office:value="1" calcext:value-type="float">
            <text:p>1</text:p>
          </table:table-cell>
          <table:table-cell table:style-name="ce2" table:formula="of:=IF(AND([.$G5]&lt;[.IH$1];[.$H5]&gt;=[.IH$1]);1;&quot;&quot;)" office:value-type="float" office:value="1" calcext:value-type="float">
            <text:p>1</text:p>
          </table:table-cell>
          <table:table-cell table:style-name="ce2" table:formula="of:=IF(AND([.$G5]&lt;[.II$1];[.$H5]&gt;=[.II$1]);1;&quot;&quot;)" office:value-type="float" office:value="1" calcext:value-type="float">
            <text:p>1</text:p>
          </table:table-cell>
          <table:table-cell table:style-name="ce2" table:formula="of:=IF(AND([.$G5]&lt;[.IJ$1];[.$H5]&gt;=[.IJ$1]);1;&quot;&quot;)" office:value-type="float" office:value="1" calcext:value-type="float">
            <text:p>1</text:p>
          </table:table-cell>
          <table:table-cell table:style-name="ce2" table:formula="of:=IF(AND([.$G5]&lt;[.IK$1];[.$H5]&gt;=[.IK$1]);1;&quot;&quot;)" office:value-type="float" office:value="1" calcext:value-type="float">
            <text:p>1</text:p>
          </table:table-cell>
          <table:table-cell table:style-name="ce2" table:formula="of:=IF(AND([.$G5]&lt;[.IL$1];[.$H5]&gt;=[.IL$1]);1;&quot;&quot;)" office:value-type="float" office:value="1" calcext:value-type="float">
            <text:p>1</text:p>
          </table:table-cell>
          <table:table-cell table:style-name="ce2" table:formula="of:=IF(AND([.$G5]&lt;[.IM$1];[.$H5]&gt;=[.IM$1]);1;&quot;&quot;)" office:value-type="float" office:value="1" calcext:value-type="float">
            <text:p>1</text:p>
          </table:table-cell>
          <table:table-cell table:style-name="ce2" table:formula="of:=IF(AND([.$G5]&lt;[.IN$1];[.$H5]&gt;=[.IN$1]);1;&quot;&quot;)" office:value-type="float" office:value="1" calcext:value-type="float">
            <text:p>1</text:p>
          </table:table-cell>
          <table:table-cell table:style-name="ce2" table:formula="of:=IF(AND([.$G5]&lt;[.IO$1];[.$H5]&gt;=[.IO$1]);1;&quot;&quot;)" office:value-type="float" office:value="1" calcext:value-type="float">
            <text:p>1</text:p>
          </table:table-cell>
          <table:table-cell table:style-name="ce2" table:formula="of:=IF(AND([.$G5]&lt;[.IP$1];[.$H5]&gt;=[.IP$1]);1;&quot;&quot;)" office:value-type="float" office:value="1" calcext:value-type="float">
            <text:p>1</text:p>
          </table:table-cell>
          <table:table-cell table:style-name="ce2" table:formula="of:=IF(AND([.$G5]&lt;[.IQ$1];[.$H5]&gt;=[.IQ$1]);1;&quot;&quot;)" office:value-type="float" office:value="1" calcext:value-type="float">
            <text:p>1</text:p>
          </table:table-cell>
          <table:table-cell table:style-name="ce2" table:formula="of:=IF(AND([.$G5]&lt;[.IR$1];[.$H5]&gt;=[.IR$1]);1;&quot;&quot;)" office:value-type="float" office:value="1" calcext:value-type="float">
            <text:p>1</text:p>
          </table:table-cell>
          <table:table-cell table:style-name="ce2" table:formula="of:=IF(AND([.$G5]&lt;[.IS$1];[.$H5]&gt;=[.IS$1]);1;&quot;&quot;)" office:value-type="float" office:value="1" calcext:value-type="float">
            <text:p>1</text:p>
          </table:table-cell>
          <table:table-cell table:style-name="ce2" table:formula="of:=IF(AND([.$G5]&lt;[.IT$1];[.$H5]&gt;=[.IT$1]);1;&quot;&quot;)" office:value-type="float" office:value="1" calcext:value-type="float">
            <text:p>1</text:p>
          </table:table-cell>
          <table:table-cell table:style-name="ce2" table:formula="of:=IF(AND([.$G5]&lt;[.IU$1];[.$H5]&gt;=[.IU$1]);1;&quot;&quot;)" office:value-type="float" office:value="1" calcext:value-type="float">
            <text:p>1</text:p>
          </table:table-cell>
          <table:table-cell table:style-name="ce2" table:formula="of:=IF(AND([.$G5]&lt;[.IV$1];[.$H5]&gt;=[.IV$1]);1;&quot;&quot;)" office:value-type="float" office:value="1" calcext:value-type="float">
            <text:p>1</text:p>
          </table:table-cell>
          <table:table-cell table:style-name="ce2" table:formula="of:=IF(AND([.$G5]&lt;[.IW$1];[.$H5]&gt;=[.IW$1]);1;&quot;&quot;)" office:value-type="float" office:value="1" calcext:value-type="float">
            <text:p>1</text:p>
          </table:table-cell>
          <table:table-cell table:style-name="ce2" table:formula="of:=IF(AND([.$G5]&lt;[.IX$1];[.$H5]&gt;=[.IX$1]);1;&quot;&quot;)" office:value-type="float" office:value="1" calcext:value-type="float">
            <text:p>1</text:p>
          </table:table-cell>
          <table:table-cell table:style-name="ce2" table:formula="of:=IF(AND([.$G5]&lt;[.IY$1];[.$H5]&gt;=[.IY$1]);1;&quot;&quot;)" office:value-type="float" office:value="1" calcext:value-type="float">
            <text:p>1</text:p>
          </table:table-cell>
          <table:table-cell table:style-name="ce2" table:formula="of:=IF(AND([.$G5]&lt;[.IZ$1];[.$H5]&gt;=[.IZ$1]);1;&quot;&quot;)" office:value-type="float" office:value="1" calcext:value-type="float">
            <text:p>1</text:p>
          </table:table-cell>
          <table:table-cell table:style-name="ce2" table:formula="of:=IF(AND([.$G5]&lt;[.JA$1];[.$H5]&gt;=[.JA$1]);1;&quot;&quot;)" office:value-type="float" office:value="1" calcext:value-type="float">
            <text:p>1</text:p>
          </table:table-cell>
          <table:table-cell table:style-name="ce2" table:formula="of:=IF(AND([.$G5]&lt;[.JB$1];[.$H5]&gt;=[.JB$1]);1;&quot;&quot;)" office:value-type="float" office:value="1" calcext:value-type="float">
            <text:p>1</text:p>
          </table:table-cell>
          <table:table-cell table:style-name="ce2" table:formula="of:=IF(AND([.$G5]&lt;[.JC$1];[.$H5]&gt;=[.JC$1]);1;&quot;&quot;)" office:value-type="float" office:value="1" calcext:value-type="float">
            <text:p>1</text:p>
          </table:table-cell>
          <table:table-cell table:style-name="ce2" table:formula="of:=IF(AND([.$G5]&lt;[.JD$1];[.$H5]&gt;=[.JD$1]);1;&quot;&quot;)" office:value-type="float" office:value="1" calcext:value-type="float">
            <text:p>1</text:p>
          </table:table-cell>
          <table:table-cell table:style-name="ce2" table:formula="of:=IF(AND([.$G5]&lt;[.JE$1];[.$H5]&gt;=[.JE$1]);1;&quot;&quot;)" office:value-type="float" office:value="1" calcext:value-type="float">
            <text:p>1</text:p>
          </table:table-cell>
          <table:table-cell table:style-name="ce2" table:formula="of:=IF(AND([.$G5]&lt;[.JF$1];[.$H5]&gt;=[.JF$1]);1;&quot;&quot;)" office:value-type="float" office:value="1" calcext:value-type="float">
            <text:p>1</text:p>
          </table:table-cell>
          <table:table-cell table:style-name="ce2" table:formula="of:=IF(AND([.$G5]&lt;[.JG$1];[.$H5]&gt;=[.JG$1]);1;&quot;&quot;)" office:value-type="float" office:value="1" calcext:value-type="float">
            <text:p>1</text:p>
          </table:table-cell>
          <table:table-cell table:style-name="ce2" table:formula="of:=IF(AND([.$G5]&lt;[.JH$1];[.$H5]&gt;=[.JH$1]);1;&quot;&quot;)" office:value-type="float" office:value="1" calcext:value-type="float">
            <text:p>1</text:p>
          </table:table-cell>
          <table:table-cell table:style-name="ce2" table:formula="of:=IF(AND([.$G5]&lt;[.JI$1];[.$H5]&gt;=[.JI$1]);1;&quot;&quot;)" office:value-type="float" office:value="1" calcext:value-type="float">
            <text:p>1</text:p>
          </table:table-cell>
          <table:table-cell table:style-name="ce2" table:formula="of:=IF(AND([.$G5]&lt;[.JJ$1];[.$H5]&gt;=[.JJ$1]);1;&quot;&quot;)" office:value-type="float" office:value="1" calcext:value-type="float">
            <text:p>1</text:p>
          </table:table-cell>
          <table:table-cell table:style-name="ce2" table:formula="of:=IF(AND([.$G5]&lt;[.JK$1];[.$H5]&gt;=[.JK$1]);1;&quot;&quot;)" office:value-type="float" office:value="1" calcext:value-type="float">
            <text:p>1</text:p>
          </table:table-cell>
          <table:table-cell table:style-name="ce2" table:formula="of:=IF(AND([.$G5]&lt;[.JL$1];[.$H5]&gt;=[.JL$1]);1;&quot;&quot;)" office:value-type="float" office:value="1" calcext:value-type="float">
            <text:p>1</text:p>
          </table:table-cell>
          <table:table-cell table:style-name="ce2" table:formula="of:=IF(AND([.$G5]&lt;[.JM$1];[.$H5]&gt;=[.JM$1]);1;&quot;&quot;)">
            <text:p/>
          </table:table-cell>
          <table:table-cell table:style-name="ce2" table:formula="of:=IF(AND([.$G5]&lt;[.JN$1];[.$H5]&gt;=[.JN$1]);1;&quot;&quot;)">
            <text:p/>
          </table:table-cell>
          <table:table-cell table:style-name="ce2" table:formula="of:=IF(AND([.$G5]&lt;[.JO$1];[.$H5]&gt;=[.JO$1]);1;&quot;&quot;)">
            <text:p/>
          </table:table-cell>
          <table:table-cell table:style-name="ce2" table:formula="of:=IF(AND([.$G5]&lt;[.JP$1];[.$H5]&gt;=[.JP$1]);1;&quot;&quot;)">
            <text:p/>
          </table:table-cell>
          <table:table-cell table:style-name="ce2" table:formula="of:=IF(AND([.$G5]&lt;[.JQ$1];[.$H5]&gt;=[.JQ$1]);1;&quot;&quot;)">
            <text:p/>
          </table:table-cell>
          <table:table-cell table:style-name="ce2" table:formula="of:=IF(AND([.$G5]&lt;[.JR$1];[.$H5]&gt;=[.JR$1]);1;&quot;&quot;)">
            <text:p/>
          </table:table-cell>
          <table:table-cell table:style-name="ce2" table:formula="of:=IF(AND([.$G5]&lt;[.JS$1];[.$H5]&gt;=[.JS$1]);1;&quot;&quot;)">
            <text:p/>
          </table:table-cell>
          <table:table-cell table:style-name="ce2" table:formula="of:=IF(AND([.$G5]&lt;[.JT$1];[.$H5]&gt;=[.JT$1]);1;&quot;&quot;)">
            <text:p/>
          </table:table-cell>
          <table:table-cell table:style-name="ce2" table:formula="of:=IF(AND([.$G5]&lt;[.JU$1];[.$H5]&gt;=[.JU$1]);1;&quot;&quot;)">
            <text:p/>
          </table:table-cell>
          <table:table-cell table:style-name="ce2" table:formula="of:=IF(AND([.$G5]&lt;[.JV$1];[.$H5]&gt;=[.JV$1]);1;&quot;&quot;)">
            <text:p/>
          </table:table-cell>
          <table:table-cell table:style-name="ce2" table:formula="of:=IF(AND([.$G5]&lt;[.JW$1];[.$H5]&gt;=[.JW$1]);1;&quot;&quot;)">
            <text:p/>
          </table:table-cell>
          <table:table-cell table:style-name="ce2" table:formula="of:=IF(AND([.$G5]&lt;[.JX$1];[.$H5]&gt;=[.JX$1]);1;&quot;&quot;)">
            <text:p/>
          </table:table-cell>
          <table:table-cell table:style-name="ce2" table:formula="of:=IF(AND([.$G5]&lt;[.JY$1];[.$H5]&gt;=[.JY$1]);1;&quot;&quot;)">
            <text:p/>
          </table:table-cell>
          <table:table-cell table:style-name="ce2" table:formula="of:=IF(AND([.$G5]&lt;[.JZ$1];[.$H5]&gt;=[.JZ$1]);1;&quot;&quot;)">
            <text:p/>
          </table:table-cell>
          <table:table-cell table:style-name="ce2" table:formula="of:=IF(AND([.$G5]&lt;[.KA$1];[.$H5]&gt;=[.KA$1]);1;&quot;&quot;)">
            <text:p/>
          </table:table-cell>
          <table:table-cell table:style-name="ce2" table:formula="of:=IF(AND([.$G5]&lt;[.KB$1];[.$H5]&gt;=[.KB$1]);1;&quot;&quot;)">
            <text:p/>
          </table:table-cell>
          <table:table-cell table:style-name="ce2" table:formula="of:=IF(AND([.$G5]&lt;[.KC$1];[.$H5]&gt;=[.KC$1]);1;&quot;&quot;)">
            <text:p/>
          </table:table-cell>
          <table:table-cell table:style-name="ce2" table:formula="of:=IF(AND([.$G5]&lt;[.KD$1];[.$H5]&gt;=[.KD$1]);1;&quot;&quot;)">
            <text:p/>
          </table:table-cell>
          <table:table-cell table:style-name="ce2" table:formula="of:=IF(AND([.$G5]&lt;[.KE$1];[.$H5]&gt;=[.KE$1]);1;&quot;&quot;)">
            <text:p/>
          </table:table-cell>
          <table:table-cell table:style-name="ce2" table:formula="of:=IF(AND([.$G5]&lt;[.KF$1];[.$H5]&gt;=[.KF$1]);1;&quot;&quot;)">
            <text:p/>
          </table:table-cell>
          <table:table-cell table:style-name="ce2" table:formula="of:=IF(AND([.$G5]&lt;[.KG$1];[.$H5]&gt;=[.KG$1]);1;&quot;&quot;)">
            <text:p/>
          </table:table-cell>
          <table:table-cell table:style-name="ce2" table:formula="of:=IF(AND([.$G5]&lt;[.KH$1];[.$H5]&gt;=[.KH$1]);1;&quot;&quot;)">
            <text:p/>
          </table:table-cell>
          <table:table-cell table:style-name="ce2" table:formula="of:=IF(AND([.$G5]&lt;[.KI$1];[.$H5]&gt;=[.KI$1]);1;&quot;&quot;)">
            <text:p/>
          </table:table-cell>
          <table:table-cell table:style-name="ce2" table:formula="of:=IF(AND([.$G5]&lt;[.KJ$1];[.$H5]&gt;=[.KJ$1]);1;&quot;&quot;)">
            <text:p/>
          </table:table-cell>
          <table:table-cell table:style-name="ce2" table:formula="of:=IF(AND([.$G5]&lt;[.KK$1];[.$H5]&gt;=[.KK$1]);1;&quot;&quot;)">
            <text:p/>
          </table:table-cell>
          <table:table-cell table:style-name="ce2" table:formula="of:=IF(AND([.$G5]&lt;[.KL$1];[.$H5]&gt;=[.KL$1]);1;&quot;&quot;)">
            <text:p/>
          </table:table-cell>
          <table:table-cell table:style-name="ce2" table:formula="of:=IF(AND([.$G5]&lt;[.KM$1];[.$H5]&gt;=[.KM$1]);1;&quot;&quot;)">
            <text:p/>
          </table:table-cell>
          <table:table-cell table:style-name="ce2" table:formula="of:=IF(AND([.$G5]&lt;[.KN$1];[.$H5]&gt;=[.KN$1]);1;&quot;&quot;)">
            <text:p/>
          </table:table-cell>
          <table:table-cell table:style-name="ce2" table:formula="of:=IF(AND([.$G5]&lt;[.KO$1];[.$H5]&gt;=[.KO$1]);1;&quot;&quot;)">
            <text:p/>
          </table:table-cell>
          <table:table-cell table:style-name="ce2" table:formula="of:=IF(AND([.$G5]&lt;[.KP$1];[.$H5]&gt;=[.KP$1]);1;&quot;&quot;)">
            <text:p/>
          </table:table-cell>
          <table:table-cell table:style-name="ce2" table:formula="of:=IF(AND([.$G5]&lt;[.KQ$1];[.$H5]&gt;=[.KQ$1]);1;&quot;&quot;)">
            <text:p/>
          </table:table-cell>
          <table:table-cell table:style-name="ce2" table:formula="of:=IF(AND([.$G5]&lt;[.KR$1];[.$H5]&gt;=[.KR$1]);1;&quot;&quot;)">
            <text:p/>
          </table:table-cell>
          <table:table-cell table:style-name="ce2" table:formula="of:=IF(AND([.$G5]&lt;[.KS$1];[.$H5]&gt;=[.KS$1]);1;&quot;&quot;)">
            <text:p/>
          </table:table-cell>
          <table:table-cell table:style-name="ce2" table:formula="of:=IF(AND([.$G5]&lt;[.KT$1];[.$H5]&gt;=[.KT$1]);1;&quot;&quot;)">
            <text:p/>
          </table:table-cell>
          <table:table-cell table:style-name="ce2" table:formula="of:=IF(AND([.$G5]&lt;[.KU$1];[.$H5]&gt;=[.KU$1]);1;&quot;&quot;)">
            <text:p/>
          </table:table-cell>
          <table:table-cell table:style-name="ce2" table:formula="of:=IF(AND([.$G5]&lt;[.KV$1];[.$H5]&gt;=[.KV$1]);1;&quot;&quot;)">
            <text:p/>
          </table:table-cell>
          <table:table-cell table:style-name="ce2" table:formula="of:=IF(AND([.$G5]&lt;[.KW$1];[.$H5]&gt;=[.KW$1]);1;&quot;&quot;)">
            <text:p/>
          </table:table-cell>
          <table:table-cell table:style-name="ce2" table:formula="of:=IF(AND([.$G5]&lt;[.KX$1];[.$H5]&gt;=[.KX$1]);1;&quot;&quot;)">
            <text:p/>
          </table:table-cell>
          <table:table-cell table:style-name="ce2" table:formula="of:=IF(AND([.$G5]&lt;[.KY$1];[.$H5]&gt;=[.KY$1]);1;&quot;&quot;)">
            <text:p/>
          </table:table-cell>
          <table:table-cell table:style-name="ce2" table:formula="of:=IF(AND([.$G5]&lt;[.KZ$1];[.$H5]&gt;=[.KZ$1]);1;&quot;&quot;)">
            <text:p/>
          </table:table-cell>
          <table:table-cell table:style-name="ce2" table:formula="of:=IF(AND([.$G5]&lt;[.LA$1];[.$H5]&gt;=[.LA$1]);1;&quot;&quot;)">
            <text:p/>
          </table:table-cell>
          <table:table-cell table:style-name="ce2" table:formula="of:=IF(AND([.$G5]&lt;[.LB$1];[.$H5]&gt;=[.LB$1]);1;&quot;&quot;)">
            <text:p/>
          </table:table-cell>
          <table:table-cell table:style-name="ce2" table:formula="of:=IF(AND([.$G5]&lt;[.LC$1];[.$H5]&gt;=[.LC$1]);1;&quot;&quot;)">
            <text:p/>
          </table:table-cell>
          <table:table-cell table:style-name="ce2" table:formula="of:=IF(AND([.$G5]&lt;[.LD$1];[.$H5]&gt;=[.LD$1]);1;&quot;&quot;)">
            <text:p/>
          </table:table-cell>
          <table:table-cell table:style-name="ce2" table:formula="of:=IF(AND([.$G5]&lt;[.LE$1];[.$H5]&gt;=[.LE$1]);1;&quot;&quot;)">
            <text:p/>
          </table:table-cell>
          <table:table-cell table:style-name="ce2" table:formula="of:=IF(AND([.$G5]&lt;[.LF$1];[.$H5]&gt;=[.LF$1]);1;&quot;&quot;)">
            <text:p/>
          </table:table-cell>
          <table:table-cell table:style-name="ce2" table:formula="of:=IF(AND([.$G5]&lt;[.LG$1];[.$H5]&gt;=[.LG$1]);1;&quot;&quot;)">
            <text:p/>
          </table:table-cell>
          <table:table-cell table:style-name="ce2" table:formula="of:=IF(AND([.$G5]&lt;[.LH$1];[.$H5]&gt;=[.LH$1]);1;&quot;&quot;)">
            <text:p/>
          </table:table-cell>
          <table:table-cell table:style-name="ce2" table:formula="of:=IF(AND([.$G5]&lt;[.LI$1];[.$H5]&gt;=[.LI$1]);1;&quot;&quot;)">
            <text:p/>
          </table:table-cell>
          <table:table-cell table:style-name="ce2" table:formula="of:=IF(AND([.$G5]&lt;[.LJ$1];[.$H5]&gt;=[.LJ$1]);1;&quot;&quot;)">
            <text:p/>
          </table:table-cell>
          <table:table-cell table:style-name="ce2" table:formula="of:=IF(AND([.$G5]&lt;[.LK$1];[.$H5]&gt;=[.LK$1]);1;&quot;&quot;)">
            <text:p/>
          </table:table-cell>
          <table:table-cell table:style-name="ce2" table:formula="of:=IF(AND([.$G5]&lt;[.LL$1];[.$H5]&gt;=[.LL$1]);1;&quot;&quot;)">
            <text:p/>
          </table:table-cell>
          <table:table-cell table:style-name="ce2" table:formula="of:=IF(AND([.$G5]&lt;[.LM$1];[.$H5]&gt;=[.LM$1]);1;&quot;&quot;)">
            <text:p/>
          </table:table-cell>
          <table:table-cell table:style-name="ce2" table:formula="of:=IF(AND([.$G5]&lt;[.LN$1];[.$H5]&gt;=[.LN$1]);1;&quot;&quot;)">
            <text:p/>
          </table:table-cell>
          <table:table-cell table:style-name="ce2" table:formula="of:=IF(AND([.$G5]&lt;[.LO$1];[.$H5]&gt;=[.LO$1]);1;&quot;&quot;)">
            <text:p/>
          </table:table-cell>
          <table:table-cell table:style-name="ce2" table:formula="of:=IF(AND([.$G5]&lt;[.LP$1];[.$H5]&gt;=[.LP$1]);1;&quot;&quot;)">
            <text:p/>
          </table:table-cell>
          <table:table-cell table:style-name="ce2" table:formula="of:=IF(AND([.$G5]&lt;[.LQ$1];[.$H5]&gt;=[.LQ$1]);1;&quot;&quot;)">
            <text:p/>
          </table:table-cell>
          <table:table-cell table:style-name="ce2" table:formula="of:=IF(AND([.$G5]&lt;[.LR$1];[.$H5]&gt;=[.LR$1]);1;&quot;&quot;)">
            <text:p/>
          </table:table-cell>
          <table:table-cell table:style-name="ce2" table:formula="of:=IF(AND([.$G5]&lt;[.LS$1];[.$H5]&gt;=[.LS$1]);1;&quot;&quot;)">
            <text:p/>
          </table:table-cell>
          <table:table-cell table:style-name="ce2" table:formula="of:=IF(AND([.$G5]&lt;[.LT$1];[.$H5]&gt;=[.LT$1]);1;&quot;&quot;)">
            <text:p/>
          </table:table-cell>
          <table:table-cell table:style-name="ce2" table:formula="of:=IF(AND([.$G5]&lt;[.LU$1];[.$H5]&gt;=[.LU$1]);1;&quot;&quot;)">
            <text:p/>
          </table:table-cell>
          <table:table-cell table:style-name="ce2" table:formula="of:=IF(AND([.$G5]&lt;[.LV$1];[.$H5]&gt;=[.LV$1]);1;&quot;&quot;)">
            <text:p/>
          </table:table-cell>
          <table:table-cell table:style-name="ce2" table:formula="of:=IF(AND([.$G5]&lt;[.LW$1];[.$H5]&gt;=[.LW$1]);1;&quot;&quot;)">
            <text:p/>
          </table:table-cell>
          <table:table-cell table:style-name="ce2" table:formula="of:=IF(AND([.$G5]&lt;[.LX$1];[.$H5]&gt;=[.LX$1]);1;&quot;&quot;)">
            <text:p/>
          </table:table-cell>
          <table:table-cell table:style-name="ce2" table:formula="of:=IF(AND([.$G5]&lt;[.LY$1];[.$H5]&gt;=[.LY$1]);1;&quot;&quot;)">
            <text:p/>
          </table:table-cell>
          <table:table-cell table:style-name="ce2" table:formula="of:=IF(AND([.$G5]&lt;[.LZ$1];[.$H5]&gt;=[.LZ$1]);1;&quot;&quot;)">
            <text:p/>
          </table:table-cell>
          <table:table-cell table:style-name="ce2" table:formula="of:=IF(AND([.$G5]&lt;[.MA$1];[.$H5]&gt;=[.MA$1]);1;&quot;&quot;)">
            <text:p/>
          </table:table-cell>
          <table:table-cell table:style-name="ce2" table:formula="of:=IF(AND([.$G5]&lt;[.MB$1];[.$H5]&gt;=[.MB$1]);1;&quot;&quot;)">
            <text:p/>
          </table:table-cell>
          <table:table-cell table:style-name="ce2" table:formula="of:=IF(AND([.$G5]&lt;[.MC$1];[.$H5]&gt;=[.MC$1]);1;&quot;&quot;)">
            <text:p/>
          </table:table-cell>
          <table:table-cell table:style-name="ce2" table:formula="of:=IF(AND([.$G5]&lt;[.MD$1];[.$H5]&gt;=[.MD$1]);1;&quot;&quot;)">
            <text:p/>
          </table:table-cell>
          <table:table-cell table:style-name="ce2" table:formula="of:=IF(AND([.$G5]&lt;[.ME$1];[.$H5]&gt;=[.ME$1]);1;&quot;&quot;)">
            <text:p/>
          </table:table-cell>
          <table:table-cell table:style-name="ce2" table:formula="of:=IF(AND([.$G5]&lt;[.MF$1];[.$H5]&gt;=[.MF$1]);1;&quot;&quot;)">
            <text:p/>
          </table:table-cell>
          <table:table-cell table:style-name="ce2" table:formula="of:=IF(AND([.$G5]&lt;[.MG$1];[.$H5]&gt;=[.MG$1]);1;&quot;&quot;)">
            <text:p/>
          </table:table-cell>
          <table:table-cell table:style-name="ce2" table:formula="of:=IF(AND([.$G5]&lt;[.MH$1];[.$H5]&gt;=[.MH$1]);1;&quot;&quot;)">
            <text:p/>
          </table:table-cell>
          <table:table-cell table:style-name="ce2" table:formula="of:=IF(AND([.$G5]&lt;[.MI$1];[.$H5]&gt;=[.MI$1]);1;&quot;&quot;)">
            <text:p/>
          </table:table-cell>
          <table:table-cell table:style-name="ce2" table:formula="of:=IF(AND([.$G5]&lt;[.MJ$1];[.$H5]&gt;=[.MJ$1]);1;&quot;&quot;)">
            <text:p/>
          </table:table-cell>
          <table:table-cell table:style-name="ce2" table:formula="of:=IF(AND([.$G5]&lt;[.MK$1];[.$H5]&gt;=[.MK$1]);1;&quot;&quot;)">
            <text:p/>
          </table:table-cell>
          <table:table-cell table:style-name="ce2" table:formula="of:=IF(AND([.$G5]&lt;[.ML$1];[.$H5]&gt;=[.ML$1]);1;&quot;&quot;)">
            <text:p/>
          </table:table-cell>
          <table:table-cell table:style-name="ce2" table:formula="of:=IF(AND([.$G5]&lt;[.MM$1];[.$H5]&gt;=[.MM$1]);1;&quot;&quot;)">
            <text:p/>
          </table:table-cell>
          <table:table-cell table:style-name="ce2" table:formula="of:=IF(AND([.$G5]&lt;[.MN$1];[.$H5]&gt;=[.MN$1]);1;&quot;&quot;)">
            <text:p/>
          </table:table-cell>
          <table:table-cell table:style-name="ce2" table:formula="of:=IF(AND([.$G5]&lt;[.MO$1];[.$H5]&gt;=[.MO$1]);1;&quot;&quot;)">
            <text:p/>
          </table:table-cell>
          <table:table-cell table:style-name="ce2" table:formula="of:=IF(AND([.$G5]&lt;[.MP$1];[.$H5]&gt;=[.MP$1]);1;&quot;&quot;)">
            <text:p/>
          </table:table-cell>
          <table:table-cell table:style-name="ce2" table:formula="of:=IF(AND([.$G5]&lt;[.MQ$1];[.$H5]&gt;=[.MQ$1]);1;&quot;&quot;)">
            <text:p/>
          </table:table-cell>
          <table:table-cell table:style-name="ce2" table:formula="of:=IF(AND([.$G5]&lt;[.MR$1];[.$H5]&gt;=[.MR$1]);1;&quot;&quot;)">
            <text:p/>
          </table:table-cell>
          <table:table-cell table:style-name="ce2" table:formula="of:=IF(AND([.$G5]&lt;[.MS$1];[.$H5]&gt;=[.MS$1]);1;&quot;&quot;)">
            <text:p/>
          </table:table-cell>
          <table:table-cell table:style-name="ce2" table:formula="of:=IF(AND([.$G5]&lt;[.MT$1];[.$H5]&gt;=[.MT$1]);1;&quot;&quot;)">
            <text:p/>
          </table:table-cell>
          <table:table-cell table:style-name="ce2" table:formula="of:=IF(AND([.$G5]&lt;[.MU$1];[.$H5]&gt;=[.MU$1]);1;&quot;&quot;)">
            <text:p/>
          </table:table-cell>
          <table:table-cell table:style-name="ce2" table:formula="of:=IF(AND([.$G5]&lt;[.MV$1];[.$H5]&gt;=[.MV$1]);1;&quot;&quot;)">
            <text:p/>
          </table:table-cell>
          <table:table-cell table:style-name="ce2" table:formula="of:=IF(AND([.$G5]&lt;[.MW$1];[.$H5]&gt;=[.MW$1]);1;&quot;&quot;)">
            <text:p/>
          </table:table-cell>
          <table:table-cell table:style-name="ce2" table:formula="of:=IF(AND([.$G5]&lt;[.MX$1];[.$H5]&gt;=[.MX$1]);1;&quot;&quot;)">
            <text:p/>
          </table:table-cell>
          <table:table-cell table:style-name="ce2" table:formula="of:=IF(AND([.$G5]&lt;[.MY$1];[.$H5]&gt;=[.MY$1]);1;&quot;&quot;)">
            <text:p/>
          </table:table-cell>
          <table:table-cell table:style-name="ce2" table:formula="of:=IF(AND([.$G5]&lt;[.MZ$1];[.$H5]&gt;=[.MZ$1]);1;&quot;&quot;)">
            <text:p/>
          </table:table-cell>
          <table:table-cell table:style-name="ce2" table:formula="of:=IF(AND([.$G5]&lt;[.NA$1];[.$H5]&gt;=[.NA$1]);1;&quot;&quot;)">
            <text:p/>
          </table:table-cell>
          <table:table-cell table:style-name="ce2" table:formula="of:=IF(AND([.$G5]&lt;[.NB$1];[.$H5]&gt;=[.NB$1]);1;&quot;&quot;)">
            <text:p/>
          </table:table-cell>
          <table:table-cell table:style-name="ce2" table:formula="of:=IF(AND([.$G5]&lt;[.NC$1];[.$H5]&gt;=[.NC$1]);1;&quot;&quot;)">
            <text:p/>
          </table:table-cell>
          <table:table-cell table:style-name="ce2" table:formula="of:=IF(AND([.$G5]&lt;[.ND$1];[.$H5]&gt;=[.ND$1]);1;&quot;&quot;)">
            <text:p/>
          </table:table-cell>
          <table:table-cell table:style-name="ce2" table:formula="of:=IF(AND([.$G5]&lt;[.NE$1];[.$H5]&gt;=[.NE$1]);1;&quot;&quot;)">
            <text:p/>
          </table:table-cell>
          <table:table-cell table:style-name="ce2" table:formula="of:=IF(AND([.$G5]&lt;[.NF$1];[.$H5]&gt;=[.NF$1]);1;&quot;&quot;)">
            <text:p/>
          </table:table-cell>
          <table:table-cell table:style-name="ce2" table:formula="of:=IF(AND([.$G5]&lt;[.NG$1];[.$H5]&gt;=[.NG$1]);1;&quot;&quot;)">
            <text:p/>
          </table:table-cell>
          <table:table-cell table:style-name="ce2" table:formula="of:=IF(AND([.$G5]&lt;[.NH$1];[.$H5]&gt;=[.NH$1]);1;&quot;&quot;)">
            <text:p/>
          </table:table-cell>
          <table:table-cell table:style-name="ce2" table:formula="of:=IF(AND([.$G5]&lt;[.NI$1];[.$H5]&gt;=[.NI$1]);1;&quot;&quot;)">
            <text:p/>
          </table:table-cell>
          <table:table-cell table:style-name="ce2" table:formula="of:=IF(AND([.$G5]&lt;[.NJ$1];[.$H5]&gt;=[.NJ$1]);1;&quot;&quot;)">
            <text:p/>
          </table:table-cell>
          <table:table-cell table:style-name="ce2" table:formula="of:=IF(AND([.$G5]&lt;[.NK$1];[.$H5]&gt;=[.NK$1]);1;&quot;&quot;)">
            <text:p/>
          </table:table-cell>
          <table:table-cell table:style-name="ce2" table:formula="of:=IF(AND([.$G5]&lt;[.NL$1];[.$H5]&gt;=[.NL$1]);1;&quot;&quot;)">
            <text:p/>
          </table:table-cell>
          <table:table-cell table:style-name="ce2" table:formula="of:=IF(AND([.$G5]&lt;[.NM$1];[.$H5]&gt;=[.NM$1]);1;&quot;&quot;)">
            <text:p/>
          </table:table-cell>
          <table:table-cell table:style-name="ce2" table:formula="of:=IF(AND([.$G5]&lt;[.NN$1];[.$H5]&gt;=[.NN$1]);1;&quot;&quot;)">
            <text:p/>
          </table:table-cell>
          <table:table-cell table:style-name="ce2" table:formula="of:=IF(AND([.$G5]&lt;[.NO$1];[.$H5]&gt;=[.NO$1]);1;&quot;&quot;)">
            <text:p/>
          </table:table-cell>
          <table:table-cell table:style-name="ce2" table:formula="of:=IF(AND([.$G5]&lt;[.NP$1];[.$H5]&gt;=[.NP$1]);1;&quot;&quot;)">
            <text:p/>
          </table:table-cell>
          <table:table-cell table:style-name="ce2" table:formula="of:=IF(AND([.$G5]&lt;[.NQ$1];[.$H5]&gt;=[.NQ$1]);1;&quot;&quot;)">
            <text:p/>
          </table:table-cell>
          <table:table-cell table:style-name="ce2" table:formula="of:=IF(AND([.$G5]&lt;[.NR$1];[.$H5]&gt;=[.NR$1]);1;&quot;&quot;)">
            <text:p/>
          </table:table-cell>
          <table:table-cell table:style-name="ce2" table:formula="of:=IF(AND([.$G5]&lt;[.NS$1];[.$H5]&gt;=[.NS$1]);1;&quot;&quot;)">
            <text:p/>
          </table:table-cell>
          <table:table-cell table:style-name="ce2" table:formula="of:=IF(AND([.$G5]&lt;[.NT$1];[.$H5]&gt;=[.NT$1]);1;&quot;&quot;)">
            <text:p/>
          </table:table-cell>
          <table:table-cell table:style-name="ce2" table:formula="of:=IF(AND([.$G5]&lt;[.NU$1];[.$H5]&gt;=[.NU$1]);1;&quot;&quot;)">
            <text:p/>
          </table:table-cell>
          <table:table-cell table:style-name="ce2" table:formula="of:=IF(AND([.$G5]&lt;[.NV$1];[.$H5]&gt;=[.NV$1]);1;&quot;&quot;)">
            <text:p/>
          </table:table-cell>
          <table:table-cell table:style-name="ce2" table:formula="of:=IF(AND([.$G5]&lt;[.NW$1];[.$H5]&gt;=[.NW$1]);1;&quot;&quot;)">
            <text:p/>
          </table:table-cell>
          <table:table-cell table:style-name="ce2" table:formula="of:=IF(AND([.$G5]&lt;[.NX$1];[.$H5]&gt;=[.NX$1]);1;&quot;&quot;)">
            <text:p/>
          </table:table-cell>
          <table:table-cell table:style-name="ce2" table:formula="of:=IF(AND([.$G5]&lt;[.NY$1];[.$H5]&gt;=[.NY$1]);1;&quot;&quot;)">
            <text:p/>
          </table:table-cell>
          <table:table-cell table:style-name="ce2" table:formula="of:=IF(AND([.$G5]&lt;[.NZ$1];[.$H5]&gt;=[.NZ$1]);1;&quot;&quot;)">
            <text:p/>
          </table:table-cell>
          <table:table-cell table:style-name="ce2" table:formula="of:=IF(AND([.$G5]&lt;[.OA$1];[.$H5]&gt;=[.OA$1]);1;&quot;&quot;)">
            <text:p/>
          </table:table-cell>
          <table:table-cell table:style-name="ce2" table:formula="of:=IF(AND([.$G5]&lt;[.OB$1];[.$H5]&gt;=[.OB$1]);1;&quot;&quot;)">
            <text:p/>
          </table:table-cell>
          <table:table-cell table:style-name="ce2" table:formula="of:=IF(AND([.$G5]&lt;[.OC$1];[.$H5]&gt;=[.OC$1]);1;&quot;&quot;)">
            <text:p/>
          </table:table-cell>
          <table:table-cell table:style-name="ce2" table:formula="of:=IF(AND([.$G5]&lt;[.OD$1];[.$H5]&gt;=[.OD$1]);1;&quot;&quot;)">
            <text:p/>
          </table:table-cell>
          <table:table-cell table:style-name="ce2" table:formula="of:=IF(AND([.$G5]&lt;[.OE$1];[.$H5]&gt;=[.OE$1]);1;&quot;&quot;)">
            <text:p/>
          </table:table-cell>
          <table:table-cell table:style-name="ce2" table:formula="of:=IF(AND([.$G5]&lt;[.OF$1];[.$H5]&gt;=[.OF$1]);1;&quot;&quot;)">
            <text:p/>
          </table:table-cell>
          <table:table-cell table:style-name="ce2" table:formula="of:=IF(AND([.$G5]&lt;[.OG$1];[.$H5]&gt;=[.OG$1]);1;&quot;&quot;)">
            <text:p/>
          </table:table-cell>
          <table:table-cell table:style-name="ce2" table:formula="of:=IF(AND([.$G5]&lt;[.OH$1];[.$H5]&gt;=[.OH$1]);1;&quot;&quot;)">
            <text:p/>
          </table:table-cell>
          <table:table-cell table:style-name="ce2" table:formula="of:=IF(AND([.$G5]&lt;[.OI$1];[.$H5]&gt;=[.OI$1]);1;&quot;&quot;)">
            <text:p/>
          </table:table-cell>
          <table:table-cell table:style-name="ce2" table:formula="of:=IF(AND([.$G5]&lt;[.OJ$1];[.$H5]&gt;=[.OJ$1]);1;&quot;&quot;)">
            <text:p/>
          </table:table-cell>
          <table:table-cell table:style-name="ce2" table:formula="of:=IF(AND([.$G5]&lt;[.OK$1];[.$H5]&gt;=[.OK$1]);1;&quot;&quot;)">
            <text:p/>
          </table:table-cell>
          <table:table-cell table:style-name="ce2" table:formula="of:=IF(AND([.$G5]&lt;[.OL$1];[.$H5]&gt;=[.OL$1]);1;&quot;&quot;)">
            <text:p/>
          </table:table-cell>
          <table:table-cell table:style-name="ce2" table:formula="of:=IF(AND([.$G5]&lt;[.OM$1];[.$H5]&gt;=[.OM$1]);1;&quot;&quot;)">
            <text:p/>
          </table:table-cell>
          <table:table-cell table:style-name="ce2" table:formula="of:=IF(AND([.$G5]&lt;[.ON$1];[.$H5]&gt;=[.ON$1]);1;&quot;&quot;)">
            <text:p/>
          </table:table-cell>
          <table:table-cell table:style-name="ce2" table:formula="of:=IF(AND([.$G5]&lt;[.OO$1];[.$H5]&gt;=[.OO$1]);1;&quot;&quot;)">
            <text:p/>
          </table:table-cell>
          <table:table-cell table:style-name="ce2" table:formula="of:=IF(AND([.$G5]&lt;[.OP$1];[.$H5]&gt;=[.OP$1]);1;&quot;&quot;)">
            <text:p/>
          </table:table-cell>
          <table:table-cell table:style-name="ce2" table:formula="of:=IF(AND([.$G5]&lt;[.OQ$1];[.$H5]&gt;=[.OQ$1]);1;&quot;&quot;)">
            <text:p/>
          </table:table-cell>
          <table:table-cell table:style-name="ce2" table:formula="of:=IF(AND([.$G5]&lt;[.OR$1];[.$H5]&gt;=[.OR$1]);1;&quot;&quot;)">
            <text:p/>
          </table:table-cell>
          <table:table-cell table:style-name="ce2" table:formula="of:=IF(AND([.$G5]&lt;[.OS$1];[.$H5]&gt;=[.OS$1]);1;&quot;&quot;)">
            <text:p/>
          </table:table-cell>
          <table:table-cell table:style-name="ce2" table:formula="of:=IF(AND([.$G5]&lt;[.OT$1];[.$H5]&gt;=[.OT$1]);1;&quot;&quot;)">
            <text:p/>
          </table:table-cell>
          <table:table-cell table:style-name="ce2" table:formula="of:=IF(AND([.$G5]&lt;[.OU$1];[.$H5]&gt;=[.OU$1]);1;&quot;&quot;)">
            <text:p/>
          </table:table-cell>
          <table:table-cell table:style-name="ce2" table:formula="of:=IF(AND([.$G5]&lt;[.OV$1];[.$H5]&gt;=[.OV$1]);1;&quot;&quot;)">
            <text:p/>
          </table:table-cell>
          <table:table-cell table:style-name="ce2" table:formula="of:=IF(AND([.$G5]&lt;[.OW$1];[.$H5]&gt;=[.OW$1]);1;&quot;&quot;)">
            <text:p/>
          </table:table-cell>
          <table:table-cell table:style-name="ce2" table:formula="of:=IF(AND([.$G5]&lt;[.OX$1];[.$H5]&gt;=[.OX$1]);1;&quot;&quot;)">
            <text:p/>
          </table:table-cell>
          <table:table-cell table:style-name="ce2" table:formula="of:=IF(AND([.$G5]&lt;[.OY$1];[.$H5]&gt;=[.OY$1]);1;&quot;&quot;)">
            <text:p/>
          </table:table-cell>
          <table:table-cell table:style-name="ce2" table:formula="of:=IF(AND([.$G5]&lt;[.OZ$1];[.$H5]&gt;=[.OZ$1]);1;&quot;&quot;)">
            <text:p/>
          </table:table-cell>
          <table:table-cell table:style-name="ce2" table:formula="of:=IF(AND([.$G5]&lt;[.PA$1];[.$H5]&gt;=[.PA$1]);1;&quot;&quot;)">
            <text:p/>
          </table:table-cell>
          <table:table-cell table:style-name="ce2" table:formula="of:=IF(AND([.$G5]&lt;[.PB$1];[.$H5]&gt;=[.PB$1]);1;&quot;&quot;)">
            <text:p/>
          </table:table-cell>
          <table:table-cell table:style-name="ce2" table:formula="of:=IF(AND([.$G5]&lt;[.PC$1];[.$H5]&gt;=[.PC$1]);1;&quot;&quot;)">
            <text:p/>
          </table:table-cell>
          <table:table-cell table:style-name="ce2" table:formula="of:=IF(AND([.$G5]&lt;[.PD$1];[.$H5]&gt;=[.PD$1]);1;&quot;&quot;)">
            <text:p/>
          </table:table-cell>
          <table:table-cell table:style-name="ce2" table:formula="of:=IF(AND([.$G5]&lt;[.PE$1];[.$H5]&gt;=[.PE$1]);1;&quot;&quot;)">
            <text:p/>
          </table:table-cell>
          <table:table-cell table:style-name="ce2" table:formula="of:=IF(AND([.$G5]&lt;[.PF$1];[.$H5]&gt;=[.PF$1]);1;&quot;&quot;)">
            <text:p/>
          </table:table-cell>
          <table:table-cell table:style-name="ce2" table:formula="of:=IF(AND([.$G5]&lt;[.PG$1];[.$H5]&gt;=[.PG$1]);1;&quot;&quot;)">
            <text:p/>
          </table:table-cell>
          <table:table-cell table:style-name="ce2" table:formula="of:=IF(AND([.$G5]&lt;[.PH$1];[.$H5]&gt;=[.PH$1]);1;&quot;&quot;)">
            <text:p/>
          </table:table-cell>
          <table:table-cell table:style-name="ce2" table:formula="of:=IF(AND([.$G5]&lt;[.PI$1];[.$H5]&gt;=[.PI$1]);1;&quot;&quot;)">
            <text:p/>
          </table:table-cell>
          <table:table-cell table:style-name="ce2" table:formula="of:=IF(AND([.$G5]&lt;[.PJ$1];[.$H5]&gt;=[.PJ$1]);1;&quot;&quot;)">
            <text:p/>
          </table:table-cell>
          <table:table-cell table:style-name="ce2" table:formula="of:=IF(AND([.$G5]&lt;[.PK$1];[.$H5]&gt;=[.PK$1]);1;&quot;&quot;)">
            <text:p/>
          </table:table-cell>
          <table:table-cell table:style-name="ce2" table:formula="of:=IF(AND([.$G5]&lt;[.PL$1];[.$H5]&gt;=[.PL$1]);1;&quot;&quot;)">
            <text:p/>
          </table:table-cell>
          <table:table-cell table:style-name="ce2" table:formula="of:=IF(AND([.$G5]&lt;[.PM$1];[.$H5]&gt;=[.PM$1]);1;&quot;&quot;)">
            <text:p/>
          </table:table-cell>
          <table:table-cell table:style-name="ce2" table:formula="of:=IF(AND([.$G5]&lt;[.PN$1];[.$H5]&gt;=[.PN$1]);1;&quot;&quot;)">
            <text:p/>
          </table:table-cell>
          <table:table-cell table:style-name="ce2" table:formula="of:=IF(AND([.$G5]&lt;[.PO$1];[.$H5]&gt;=[.PO$1]);1;&quot;&quot;)">
            <text:p/>
          </table:table-cell>
          <table:table-cell table:style-name="ce2" table:formula="of:=IF(AND([.$G5]&lt;[.PP$1];[.$H5]&gt;=[.PP$1]);1;&quot;&quot;)">
            <text:p/>
          </table:table-cell>
          <table:table-cell table:style-name="ce2" table:formula="of:=IF(AND([.$G5]&lt;[.PQ$1];[.$H5]&gt;=[.PQ$1]);1;&quot;&quot;)">
            <text:p/>
          </table:table-cell>
          <table:table-cell table:style-name="ce2" table:formula="of:=IF(AND([.$G5]&lt;[.PR$1];[.$H5]&gt;=[.PR$1]);1;&quot;&quot;)">
            <text:p/>
          </table:table-cell>
          <table:table-cell table:style-name="ce2" table:formula="of:=IF(AND([.$G5]&lt;[.PS$1];[.$H5]&gt;=[.PS$1]);1;&quot;&quot;)">
            <text:p/>
          </table:table-cell>
          <table:table-cell table:style-name="ce2" table:formula="of:=IF(AND([.$G5]&lt;[.PT$1];[.$H5]&gt;=[.PT$1]);1;&quot;&quot;)">
            <text:p/>
          </table:table-cell>
          <table:table-cell table:style-name="ce2" table:formula="of:=IF(AND([.$G5]&lt;[.PU$1];[.$H5]&gt;=[.PU$1]);1;&quot;&quot;)">
            <text:p/>
          </table:table-cell>
          <table:table-cell table:style-name="ce2" table:formula="of:=IF(AND([.$G5]&lt;[.PV$1];[.$H5]&gt;=[.PV$1]);1;&quot;&quot;)">
            <text:p/>
          </table:table-cell>
          <table:table-cell table:style-name="ce2" table:formula="of:=IF(AND([.$G5]&lt;[.PW$1];[.$H5]&gt;=[.PW$1]);1;&quot;&quot;)">
            <text:p/>
          </table:table-cell>
          <table:table-cell table:style-name="ce2" table:formula="of:=IF(AND([.$G5]&lt;[.PX$1];[.$H5]&gt;=[.PX$1]);1;&quot;&quot;)">
            <text:p/>
          </table:table-cell>
          <table:table-cell table:style-name="ce2" table:formula="of:=IF(AND([.$G5]&lt;[.PY$1];[.$H5]&gt;=[.PY$1]);1;&quot;&quot;)">
            <text:p/>
          </table:table-cell>
          <table:table-cell table:style-name="ce2" table:formula="of:=IF(AND([.$G5]&lt;[.PZ$1];[.$H5]&gt;=[.PZ$1]);1;&quot;&quot;)">
            <text:p/>
          </table:table-cell>
          <table:table-cell table:style-name="ce2" table:formula="of:=IF(AND([.$G5]&lt;[.QA$1];[.$H5]&gt;=[.QA$1]);1;&quot;&quot;)">
            <text:p/>
          </table:table-cell>
          <table:table-cell table:style-name="ce2" table:formula="of:=IF(AND([.$G5]&lt;[.QB$1];[.$H5]&gt;=[.QB$1]);1;&quot;&quot;)">
            <text:p/>
          </table:table-cell>
          <table:table-cell table:style-name="ce2" table:formula="of:=IF(AND([.$G5]&lt;[.QC$1];[.$H5]&gt;=[.QC$1]);1;&quot;&quot;)">
            <text:p/>
          </table:table-cell>
          <table:table-cell table:style-name="ce2" table:formula="of:=IF(AND([.$G5]&lt;[.QD$1];[.$H5]&gt;=[.QD$1]);1;&quot;&quot;)">
            <text:p/>
          </table:table-cell>
          <table:table-cell table:style-name="ce2" table:formula="of:=IF(AND([.$G5]&lt;[.QE$1];[.$H5]&gt;=[.QE$1]);1;&quot;&quot;)">
            <text:p/>
          </table:table-cell>
          <table:table-cell table:style-name="ce2" table:formula="of:=IF(AND([.$G5]&lt;[.QF$1];[.$H5]&gt;=[.QF$1]);1;&quot;&quot;)">
            <text:p/>
          </table:table-cell>
          <table:table-cell table:style-name="ce2" table:formula="of:=IF(AND([.$G5]&lt;[.QG$1];[.$H5]&gt;=[.QG$1]);1;&quot;&quot;)">
            <text:p/>
          </table:table-cell>
          <table:table-cell table:style-name="ce2" table:formula="of:=IF(AND([.$G5]&lt;[.QH$1];[.$H5]&gt;=[.QH$1]);1;&quot;&quot;)">
            <text:p/>
          </table:table-cell>
          <table:table-cell table:style-name="ce2" table:formula="of:=IF(AND([.$G5]&lt;[.QI$1];[.$H5]&gt;=[.QI$1]);1;&quot;&quot;)">
            <text:p/>
          </table:table-cell>
          <table:table-cell table:style-name="ce2" table:formula="of:=IF(AND([.$G5]&lt;[.QJ$1];[.$H5]&gt;=[.QJ$1]);1;&quot;&quot;)">
            <text:p/>
          </table:table-cell>
          <table:table-cell table:style-name="ce2" table:formula="of:=IF(AND([.$G5]&lt;[.QK$1];[.$H5]&gt;=[.QK$1]);1;&quot;&quot;)">
            <text:p/>
          </table:table-cell>
          <table:table-cell table:style-name="ce2" table:formula="of:=IF(AND([.$G5]&lt;[.QL$1];[.$H5]&gt;=[.QL$1]);1;&quot;&quot;)">
            <text:p/>
          </table:table-cell>
          <table:table-cell table:style-name="ce2" table:formula="of:=IF(AND([.$G5]&lt;[.QM$1];[.$H5]&gt;=[.QM$1]);1;&quot;&quot;)">
            <text:p/>
          </table:table-cell>
          <table:table-cell table:style-name="ce2" table:formula="of:=IF(AND([.$G5]&lt;[.QN$1];[.$H5]&gt;=[.QN$1]);1;&quot;&quot;)">
            <text:p/>
          </table:table-cell>
          <table:table-cell table:style-name="ce2" table:formula="of:=IF(AND([.$G5]&lt;[.QO$1];[.$H5]&gt;=[.QO$1]);1;&quot;&quot;)">
            <text:p/>
          </table:table-cell>
          <table:table-cell table:style-name="ce2" table:formula="of:=IF(AND([.$G5]&lt;[.QP$1];[.$H5]&gt;=[.QP$1]);1;&quot;&quot;)">
            <text:p/>
          </table:table-cell>
          <table:table-cell table:style-name="ce2" table:formula="of:=IF(AND([.$G5]&lt;[.QQ$1];[.$H5]&gt;=[.QQ$1]);1;&quot;&quot;)">
            <text:p/>
          </table:table-cell>
          <table:table-cell table:style-name="ce2" table:formula="of:=IF(AND([.$G5]&lt;[.QR$1];[.$H5]&gt;=[.QR$1]);1;&quot;&quot;)">
            <text:p/>
          </table:table-cell>
          <table:table-cell table:style-name="ce2" table:formula="of:=IF(AND([.$G5]&lt;[.QS$1];[.$H5]&gt;=[.QS$1]);1;&quot;&quot;)">
            <text:p/>
          </table:table-cell>
          <table:table-cell table:style-name="ce2" table:formula="of:=IF(AND([.$G5]&lt;[.QT$1];[.$H5]&gt;=[.QT$1]);1;&quot;&quot;)">
            <text:p/>
          </table:table-cell>
          <table:table-cell table:style-name="ce2" table:formula="of:=IF(AND([.$G5]&lt;[.QU$1];[.$H5]&gt;=[.QU$1]);1;&quot;&quot;)">
            <text:p/>
          </table:table-cell>
          <table:table-cell table:style-name="ce2" table:formula="of:=IF(AND([.$G5]&lt;[.QV$1];[.$H5]&gt;=[.QV$1]);1;&quot;&quot;)">
            <text:p/>
          </table:table-cell>
          <table:table-cell table:style-name="ce2" table:formula="of:=IF(AND([.$G5]&lt;[.QW$1];[.$H5]&gt;=[.QW$1]);1;&quot;&quot;)">
            <text:p/>
          </table:table-cell>
          <table:table-cell table:style-name="ce2" table:formula="of:=IF(AND([.$G5]&lt;[.QX$1];[.$H5]&gt;=[.QX$1]);1;&quot;&quot;)">
            <text:p/>
          </table:table-cell>
          <table:table-cell table:style-name="ce2" table:formula="of:=IF(AND([.$G5]&lt;[.QY$1];[.$H5]&gt;=[.QY$1]);1;&quot;&quot;)">
            <text:p/>
          </table:table-cell>
          <table:table-cell table:style-name="ce2" table:formula="of:=IF(AND([.$G5]&lt;[.QZ$1];[.$H5]&gt;=[.QZ$1]);1;&quot;&quot;)">
            <text:p/>
          </table:table-cell>
          <table:table-cell table:style-name="ce2" table:formula="of:=IF(AND([.$G5]&lt;[.RA$1];[.$H5]&gt;=[.RA$1]);1;&quot;&quot;)">
            <text:p/>
          </table:table-cell>
          <table:table-cell table:style-name="ce2" table:formula="of:=IF(AND([.$G5]&lt;[.RB$1];[.$H5]&gt;=[.RB$1]);1;&quot;&quot;)">
            <text:p/>
          </table:table-cell>
          <table:table-cell table:style-name="ce2" table:formula="of:=IF(AND([.$G5]&lt;[.RC$1];[.$H5]&gt;=[.RC$1]);1;&quot;&quot;)">
            <text:p/>
          </table:table-cell>
          <table:table-cell table:style-name="ce2" table:formula="of:=IF(AND([.$G5]&lt;[.RD$1];[.$H5]&gt;=[.RD$1]);1;&quot;&quot;)">
            <text:p/>
          </table:table-cell>
          <table:table-cell table:style-name="ce2" table:formula="of:=IF(AND([.$G5]&lt;[.RE$1];[.$H5]&gt;=[.RE$1]);1;&quot;&quot;)">
            <text:p/>
          </table:table-cell>
          <table:table-cell table:style-name="ce2" table:formula="of:=IF(AND([.$G5]&lt;[.RF$1];[.$H5]&gt;=[.RF$1]);1;&quot;&quot;)">
            <text:p/>
          </table:table-cell>
          <table:table-cell table:style-name="ce2" table:formula="of:=IF(AND([.$G5]&lt;[.RG$1];[.$H5]&gt;=[.RG$1]);1;&quot;&quot;)">
            <text:p/>
          </table:table-cell>
          <table:table-cell table:style-name="ce2" table:formula="of:=IF(AND([.$G5]&lt;[.RH$1];[.$H5]&gt;=[.RH$1]);1;&quot;&quot;)">
            <text:p/>
          </table:table-cell>
          <table:table-cell table:style-name="ce2" table:formula="of:=IF(AND([.$G5]&lt;[.RI$1];[.$H5]&gt;=[.RI$1]);1;&quot;&quot;)">
            <text:p/>
          </table:table-cell>
          <table:table-cell table:style-name="ce2" table:formula="of:=IF(AND([.$G5]&lt;[.RJ$1];[.$H5]&gt;=[.RJ$1]);1;&quot;&quot;)">
            <text:p/>
          </table:table-cell>
          <table:table-cell table:style-name="ce2" table:formula="of:=IF(AND([.$G5]&lt;[.RK$1];[.$H5]&gt;=[.RK$1]);1;&quot;&quot;)">
            <text:p/>
          </table:table-cell>
          <table:table-cell table:style-name="ce2" table:formula="of:=IF(AND([.$G5]&lt;[.RL$1];[.$H5]&gt;=[.RL$1]);1;&quot;&quot;)">
            <text:p/>
          </table:table-cell>
          <table:table-cell table:style-name="ce2" table:formula="of:=IF(AND([.$G5]&lt;[.RM$1];[.$H5]&gt;=[.RM$1]);1;&quot;&quot;)">
            <text:p/>
          </table:table-cell>
          <table:table-cell table:style-name="ce2" table:formula="of:=IF(AND([.$G5]&lt;[.RN$1];[.$H5]&gt;=[.RN$1]);1;&quot;&quot;)">
            <text:p/>
          </table:table-cell>
          <table:table-cell table:style-name="ce2" table:formula="of:=IF(AND([.$G5]&lt;[.RO$1];[.$H5]&gt;=[.RO$1]);1;&quot;&quot;)">
            <text:p/>
          </table:table-cell>
          <table:table-cell table:style-name="ce2" table:formula="of:=IF(AND([.$G5]&lt;[.RP$1];[.$H5]&gt;=[.RP$1]);1;&quot;&quot;)">
            <text:p/>
          </table:table-cell>
          <table:table-cell table:style-name="ce2" table:formula="of:=IF(AND([.$G5]&lt;[.RQ$1];[.$H5]&gt;=[.RQ$1]);1;&quot;&quot;)">
            <text:p/>
          </table:table-cell>
          <table:table-cell table:style-name="ce2" table:formula="of:=IF(AND([.$G5]&lt;[.RR$1];[.$H5]&gt;=[.RR$1]);1;&quot;&quot;)">
            <text:p/>
          </table:table-cell>
          <table:table-cell table:style-name="ce2" table:formula="of:=IF(AND([.$G5]&lt;[.RS$1];[.$H5]&gt;=[.RS$1]);1;&quot;&quot;)">
            <text:p/>
          </table:table-cell>
          <table:table-cell table:style-name="ce2" table:formula="of:=IF(AND([.$G5]&lt;[.RT$1];[.$H5]&gt;=[.RT$1]);1;&quot;&quot;)">
            <text:p/>
          </table:table-cell>
          <table:table-cell table:style-name="ce2" table:formula="of:=IF(AND([.$G5]&lt;[.RU$1];[.$H5]&gt;=[.RU$1]);1;&quot;&quot;)">
            <text:p/>
          </table:table-cell>
          <table:table-cell table:style-name="ce2" table:formula="of:=IF(AND([.$G5]&lt;[.RV$1];[.$H5]&gt;=[.RV$1]);1;&quot;&quot;)">
            <text:p/>
          </table:table-cell>
          <table:table-cell table:style-name="ce2" table:formula="of:=IF(AND([.$G5]&lt;[.RW$1];[.$H5]&gt;=[.RW$1]);1;&quot;&quot;)">
            <text:p/>
          </table:table-cell>
          <table:table-cell table:style-name="ce2" table:formula="of:=IF(AND([.$G5]&lt;[.RX$1];[.$H5]&gt;=[.RX$1]);1;&quot;&quot;)">
            <text:p/>
          </table:table-cell>
          <table:table-cell table:style-name="ce2" table:formula="of:=IF(AND([.$G5]&lt;[.RY$1];[.$H5]&gt;=[.RY$1]);1;&quot;&quot;)">
            <text:p/>
          </table:table-cell>
          <table:table-cell table:style-name="ce2" table:formula="of:=IF(AND([.$G5]&lt;[.RZ$1];[.$H5]&gt;=[.RZ$1]);1;&quot;&quot;)">
            <text:p/>
          </table:table-cell>
          <table:table-cell table:style-name="ce2" table:formula="of:=IF(AND([.$G5]&lt;[.SA$1];[.$H5]&gt;=[.SA$1]);1;&quot;&quot;)">
            <text:p/>
          </table:table-cell>
          <table:table-cell table:style-name="ce2" table:formula="of:=IF(AND([.$G5]&lt;[.SB$1];[.$H5]&gt;=[.SB$1]);1;&quot;&quot;)">
            <text:p/>
          </table:table-cell>
          <table:table-cell table:style-name="ce2" table:formula="of:=IF(AND([.$G5]&lt;[.SC$1];[.$H5]&gt;=[.SC$1]);1;&quot;&quot;)">
            <text:p/>
          </table:table-cell>
          <table:table-cell table:style-name="ce2" table:formula="of:=IF(AND([.$G5]&lt;[.SD$1];[.$H5]&gt;=[.SD$1]);1;&quot;&quot;)">
            <text:p/>
          </table:table-cell>
          <table:table-cell table:style-name="ce2" table:formula="of:=IF(AND([.$G5]&lt;[.SE$1];[.$H5]&gt;=[.SE$1]);1;&quot;&quot;)">
            <text:p/>
          </table:table-cell>
          <table:table-cell table:style-name="ce2" table:formula="of:=IF(AND([.$G5]&lt;[.SF$1];[.$H5]&gt;=[.SF$1]);1;&quot;&quot;)">
            <text:p/>
          </table:table-cell>
          <table:table-cell table:style-name="ce2" table:formula="of:=IF(AND([.$G5]&lt;[.SG$1];[.$H5]&gt;=[.SG$1]);1;&quot;&quot;)">
            <text:p/>
          </table:table-cell>
          <table:table-cell table:style-name="ce2" table:formula="of:=IF(AND([.$G5]&lt;[.SH$1];[.$H5]&gt;=[.SH$1]);1;&quot;&quot;)">
            <text:p/>
          </table:table-cell>
          <table:table-cell table:style-name="ce2" table:formula="of:=IF(AND([.$G5]&lt;[.SI$1];[.$H5]&gt;=[.SI$1]);1;&quot;&quot;)">
            <text:p/>
          </table:table-cell>
          <table:table-cell table:style-name="ce2" table:formula="of:=IF(AND([.$G5]&lt;[.SJ$1];[.$H5]&gt;=[.SJ$1]);1;&quot;&quot;)">
            <text:p/>
          </table:table-cell>
          <table:table-cell table:style-name="ce2" table:formula="of:=IF(AND([.$G5]&lt;[.SK$1];[.$H5]&gt;=[.SK$1]);1;&quot;&quot;)">
            <text:p/>
          </table:table-cell>
          <table:table-cell table:style-name="ce2" table:formula="of:=IF(AND([.$G5]&lt;[.SL$1];[.$H5]&gt;=[.SL$1]);1;&quot;&quot;)">
            <text:p/>
          </table:table-cell>
          <table:table-cell table:style-name="ce2" table:formula="of:=IF(AND([.$G5]&lt;[.SM$1];[.$H5]&gt;=[.SM$1]);1;&quot;&quot;)">
            <text:p/>
          </table:table-cell>
          <table:table-cell table:style-name="ce2" table:formula="of:=IF(AND([.$G5]&lt;[.SN$1];[.$H5]&gt;=[.SN$1]);1;&quot;&quot;)">
            <text:p/>
          </table:table-cell>
          <table:table-cell table:style-name="ce2" table:formula="of:=IF(AND([.$G5]&lt;[.SO$1];[.$H5]&gt;=[.SO$1]);1;&quot;&quot;)">
            <text:p/>
          </table:table-cell>
          <table:table-cell table:style-name="ce2" table:formula="of:=IF(AND([.$G5]&lt;[.SP$1];[.$H5]&gt;=[.SP$1]);1;&quot;&quot;)">
            <text:p/>
          </table:table-cell>
          <table:table-cell table:style-name="ce2" table:formula="of:=IF(AND([.$G5]&lt;[.SQ$1];[.$H5]&gt;=[.SQ$1]);1;&quot;&quot;)">
            <text:p/>
          </table:table-cell>
          <table:table-cell table:style-name="ce2" table:formula="of:=IF(AND([.$G5]&lt;[.SR$1];[.$H5]&gt;=[.SR$1]);1;&quot;&quot;)">
            <text:p/>
          </table:table-cell>
          <table:table-cell table:style-name="ce2" table:formula="of:=IF(AND([.$G5]&lt;[.SS$1];[.$H5]&gt;=[.SS$1]);1;&quot;&quot;)">
            <text:p/>
          </table:table-cell>
          <table:table-cell table:style-name="ce2" table:formula="of:=IF(AND([.$G5]&lt;[.ST$1];[.$H5]&gt;=[.ST$1]);1;&quot;&quot;)">
            <text:p/>
          </table:table-cell>
          <table:table-cell table:style-name="ce2" table:formula="of:=IF(AND([.$G5]&lt;[.SU$1];[.$H5]&gt;=[.SU$1]);1;&quot;&quot;)">
            <text:p/>
          </table:table-cell>
          <table:table-cell table:style-name="ce2" table:formula="of:=IF(AND([.$G5]&lt;[.SV$1];[.$H5]&gt;=[.SV$1]);1;&quot;&quot;)">
            <text:p/>
          </table:table-cell>
          <table:table-cell table:style-name="ce2" table:formula="of:=IF(AND([.$G5]&lt;[.SW$1];[.$H5]&gt;=[.SW$1]);1;&quot;&quot;)">
            <text:p/>
          </table:table-cell>
          <table:table-cell table:style-name="ce2" table:formula="of:=IF(AND([.$G5]&lt;[.SX$1];[.$H5]&gt;=[.SX$1]);1;&quot;&quot;)">
            <text:p/>
          </table:table-cell>
          <table:table-cell table:style-name="ce2" table:formula="of:=IF(AND([.$G5]&lt;[.SY$1];[.$H5]&gt;=[.SY$1]);1;&quot;&quot;)">
            <text:p/>
          </table:table-cell>
          <table:table-cell table:style-name="ce2" table:formula="of:=IF(AND([.$G5]&lt;[.SZ$1];[.$H5]&gt;=[.SZ$1]);1;&quot;&quot;)">
            <text:p/>
          </table:table-cell>
          <table:table-cell table:style-name="ce2" table:formula="of:=IF(AND([.$G5]&lt;[.TA$1];[.$H5]&gt;=[.TA$1]);1;&quot;&quot;)">
            <text:p/>
          </table:table-cell>
          <table:table-cell table:style-name="ce2" table:formula="of:=IF(AND([.$G5]&lt;[.TB$1];[.$H5]&gt;=[.TB$1]);1;&quot;&quot;)">
            <text:p/>
          </table:table-cell>
          <table:table-cell table:style-name="ce2" table:formula="of:=IF(AND([.$G5]&lt;[.TC$1];[.$H5]&gt;=[.TC$1]);1;&quot;&quot;)">
            <text:p/>
          </table:table-cell>
          <table:table-cell table:style-name="ce2" table:formula="of:=IF(AND([.$G5]&lt;[.TD$1];[.$H5]&gt;=[.TD$1]);1;&quot;&quot;)">
            <text:p/>
          </table:table-cell>
          <table:table-cell table:style-name="ce2" table:formula="of:=IF(AND([.$G5]&lt;[.TE$1];[.$H5]&gt;=[.TE$1]);1;&quot;&quot;)">
            <text:p/>
          </table:table-cell>
          <table:table-cell table:style-name="ce2" table:formula="of:=IF(AND([.$G5]&lt;[.TF$1];[.$H5]&gt;=[.TF$1]);1;&quot;&quot;)">
            <text:p/>
          </table:table-cell>
          <table:table-cell table:style-name="ce2" table:formula="of:=IF(AND([.$G5]&lt;[.TG$1];[.$H5]&gt;=[.TG$1]);1;&quot;&quot;)">
            <text:p/>
          </table:table-cell>
          <table:table-cell table:style-name="ce2" table:formula="of:=IF(AND([.$G5]&lt;[.TH$1];[.$H5]&gt;=[.TH$1]);1;&quot;&quot;)">
            <text:p/>
          </table:table-cell>
          <table:table-cell table:style-name="ce2" table:formula="of:=IF(AND([.$G5]&lt;[.TI$1];[.$H5]&gt;=[.TI$1]);1;&quot;&quot;)">
            <text:p/>
          </table:table-cell>
          <table:table-cell table:style-name="ce2" table:formula="of:=IF(AND([.$G5]&lt;[.TJ$1];[.$H5]&gt;=[.TJ$1]);1;&quot;&quot;)">
            <text:p/>
          </table:table-cell>
          <table:table-cell table:style-name="ce2" table:formula="of:=IF(AND([.$G5]&lt;[.TK$1];[.$H5]&gt;=[.TK$1]);1;&quot;&quot;)">
            <text:p/>
          </table:table-cell>
          <table:table-cell table:style-name="ce2" table:formula="of:=IF(AND([.$G5]&lt;[.TL$1];[.$H5]&gt;=[.TL$1]);1;&quot;&quot;)">
            <text:p/>
          </table:table-cell>
          <table:table-cell table:style-name="ce2" table:formula="of:=IF(AND([.$G5]&lt;[.TM$1];[.$H5]&gt;=[.TM$1]);1;&quot;&quot;)">
            <text:p/>
          </table:table-cell>
          <table:table-cell table:style-name="ce2" table:formula="of:=IF(AND([.$G5]&lt;[.TN$1];[.$H5]&gt;=[.TN$1]);1;&quot;&quot;)">
            <text:p/>
          </table:table-cell>
          <table:table-cell table:style-name="ce2" table:formula="of:=IF(AND([.$G5]&lt;[.TO$1];[.$H5]&gt;=[.TO$1]);1;&quot;&quot;)">
            <text:p/>
          </table:table-cell>
          <table:table-cell table:style-name="ce2" table:formula="of:=IF(AND([.$G5]&lt;[.TP$1];[.$H5]&gt;=[.TP$1]);1;&quot;&quot;)">
            <text:p/>
          </table:table-cell>
          <table:table-cell table:style-name="ce2" table:formula="of:=IF(AND([.$G5]&lt;[.TQ$1];[.$H5]&gt;=[.TQ$1]);1;&quot;&quot;)">
            <text:p/>
          </table:table-cell>
          <table:table-cell table:style-name="ce2" table:formula="of:=IF(AND([.$G5]&lt;[.TR$1];[.$H5]&gt;=[.TR$1]);1;&quot;&quot;)">
            <text:p/>
          </table:table-cell>
          <table:table-cell table:style-name="ce2" table:formula="of:=IF(AND([.$G5]&lt;[.TS$1];[.$H5]&gt;=[.TS$1]);1;&quot;&quot;)">
            <text:p/>
          </table:table-cell>
          <table:table-cell table:style-name="ce2" table:formula="of:=IF(AND([.$G5]&lt;[.TT$1];[.$H5]&gt;=[.TT$1]);1;&quot;&quot;)">
            <text:p/>
          </table:table-cell>
          <table:table-cell table:style-name="ce2" table:formula="of:=IF(AND([.$G5]&lt;[.TU$1];[.$H5]&gt;=[.TU$1]);1;&quot;&quot;)">
            <text:p/>
          </table:table-cell>
          <table:table-cell table:style-name="ce2" table:formula="of:=IF(AND([.$G5]&lt;[.TV$1];[.$H5]&gt;=[.TV$1]);1;&quot;&quot;)">
            <text:p/>
          </table:table-cell>
          <table:table-cell table:style-name="ce2" table:formula="of:=IF(AND([.$G5]&lt;[.TW$1];[.$H5]&gt;=[.TW$1]);1;&quot;&quot;)">
            <text:p/>
          </table:table-cell>
          <table:table-cell table:style-name="ce2" table:formula="of:=IF(AND([.$G5]&lt;[.TX$1];[.$H5]&gt;=[.TX$1]);1;&quot;&quot;)">
            <text:p/>
          </table:table-cell>
          <table:table-cell table:style-name="ce2" table:formula="of:=IF(AND([.$G5]&lt;[.TY$1];[.$H5]&gt;=[.TY$1]);1;&quot;&quot;)">
            <text:p/>
          </table:table-cell>
          <table:table-cell table:style-name="ce2" table:formula="of:=IF(AND([.$G5]&lt;[.TZ$1];[.$H5]&gt;=[.TZ$1]);1;&quot;&quot;)">
            <text:p/>
          </table:table-cell>
          <table:table-cell table:style-name="ce2" table:formula="of:=IF(AND([.$G5]&lt;[.UA$1];[.$H5]&gt;=[.UA$1]);1;&quot;&quot;)">
            <text:p/>
          </table:table-cell>
          <table:table-cell table:style-name="ce2" table:formula="of:=IF(AND([.$G5]&lt;[.UB$1];[.$H5]&gt;=[.UB$1]);1;&quot;&quot;)">
            <text:p/>
          </table:table-cell>
          <table:table-cell table:style-name="ce2" table:formula="of:=IF(AND([.$G5]&lt;[.UC$1];[.$H5]&gt;=[.UC$1]);1;&quot;&quot;)">
            <text:p/>
          </table:table-cell>
          <table:table-cell table:style-name="ce2" table:formula="of:=IF(AND([.$G5]&lt;[.UD$1];[.$H5]&gt;=[.UD$1]);1;&quot;&quot;)">
            <text:p/>
          </table:table-cell>
          <table:table-cell table:style-name="ce2" table:formula="of:=IF(AND([.$G5]&lt;[.UE$1];[.$H5]&gt;=[.UE$1]);1;&quot;&quot;)">
            <text:p/>
          </table:table-cell>
          <table:table-cell table:style-name="ce2" table:formula="of:=IF(AND([.$G5]&lt;[.UF$1];[.$H5]&gt;=[.UF$1]);1;&quot;&quot;)">
            <text:p/>
          </table:table-cell>
          <table:table-cell table:style-name="ce2" table:formula="of:=IF(AND([.$G5]&lt;[.UG$1];[.$H5]&gt;=[.UG$1]);1;&quot;&quot;)">
            <text:p/>
          </table:table-cell>
          <table:table-cell table:style-name="ce2" table:formula="of:=IF(AND([.$G5]&lt;[.UH$1];[.$H5]&gt;=[.UH$1]);1;&quot;&quot;)">
            <text:p/>
          </table:table-cell>
          <table:table-cell table:style-name="ce2" table:formula="of:=IF(AND([.$G5]&lt;[.UI$1];[.$H5]&gt;=[.UI$1]);1;&quot;&quot;)">
            <text:p/>
          </table:table-cell>
          <table:table-cell table:style-name="ce2" table:formula="of:=IF(AND([.$G5]&lt;[.UJ$1];[.$H5]&gt;=[.UJ$1]);1;&quot;&quot;)">
            <text:p/>
          </table:table-cell>
          <table:table-cell table:style-name="ce2" table:formula="of:=IF(AND([.$G5]&lt;[.UK$1];[.$H5]&gt;=[.UK$1]);1;&quot;&quot;)">
            <text:p/>
          </table:table-cell>
          <table:table-cell table:style-name="ce2" table:formula="of:=IF(AND([.$G5]&lt;[.UL$1];[.$H5]&gt;=[.UL$1]);1;&quot;&quot;)">
            <text:p/>
          </table:table-cell>
          <table:table-cell table:style-name="ce2" table:formula="of:=IF(AND([.$G5]&lt;[.UM$1];[.$H5]&gt;=[.UM$1]);1;&quot;&quot;)">
            <text:p/>
          </table:table-cell>
          <table:table-cell table:style-name="ce2" table:formula="of:=IF(AND([.$G5]&lt;[.UN$1];[.$H5]&gt;=[.UN$1]);1;&quot;&quot;)">
            <text:p/>
          </table:table-cell>
          <table:table-cell table:style-name="ce2" table:formula="of:=IF(AND([.$G5]&lt;[.UO$1];[.$H5]&gt;=[.UO$1]);1;&quot;&quot;)">
            <text:p/>
          </table:table-cell>
          <table:table-cell table:style-name="ce2" table:formula="of:=IF(AND([.$G5]&lt;[.UP$1];[.$H5]&gt;=[.UP$1]);1;&quot;&quot;)">
            <text:p/>
          </table:table-cell>
          <table:table-cell table:style-name="ce2" table:formula="of:=IF(AND([.$G5]&lt;[.UQ$1];[.$H5]&gt;=[.UQ$1]);1;&quot;&quot;)">
            <text:p/>
          </table:table-cell>
          <table:table-cell table:style-name="ce2" table:formula="of:=IF(AND([.$G5]&lt;[.UR$1];[.$H5]&gt;=[.UR$1]);1;&quot;&quot;)">
            <text:p/>
          </table:table-cell>
          <table:table-cell table:style-name="ce2" table:formula="of:=IF(AND([.$G5]&lt;[.US$1];[.$H5]&gt;=[.US$1]);1;&quot;&quot;)">
            <text:p/>
          </table:table-cell>
          <table:table-cell table:style-name="ce2" table:formula="of:=IF(AND([.$G5]&lt;[.UT$1];[.$H5]&gt;=[.UT$1]);1;&quot;&quot;)">
            <text:p/>
          </table:table-cell>
          <table:table-cell table:style-name="ce2" table:formula="of:=IF(AND([.$G5]&lt;[.UU$1];[.$H5]&gt;=[.UU$1]);1;&quot;&quot;)">
            <text:p/>
          </table:table-cell>
          <table:table-cell table:style-name="ce2" table:formula="of:=IF(AND([.$G5]&lt;[.UV$1];[.$H5]&gt;=[.UV$1]);1;&quot;&quot;)">
            <text:p/>
          </table:table-cell>
          <table:table-cell table:style-name="ce2" table:formula="of:=IF(AND([.$G5]&lt;[.UW$1];[.$H5]&gt;=[.UW$1]);1;&quot;&quot;)">
            <text:p/>
          </table:table-cell>
          <table:table-cell table:style-name="ce2" table:formula="of:=IF(AND([.$G5]&lt;[.UX$1];[.$H5]&gt;=[.UX$1]);1;&quot;&quot;)">
            <text:p/>
          </table:table-cell>
          <table:table-cell table:style-name="ce2" table:formula="of:=IF(AND([.$G5]&lt;[.UY$1];[.$H5]&gt;=[.UY$1]);1;&quot;&quot;)">
            <text:p/>
          </table:table-cell>
          <table:table-cell table:style-name="ce2" table:formula="of:=IF(AND([.$G5]&lt;[.UZ$1];[.$H5]&gt;=[.UZ$1]);1;&quot;&quot;)">
            <text:p/>
          </table:table-cell>
          <table:table-cell table:style-name="ce2" table:formula="of:=IF(AND([.$G5]&lt;[.VA$1];[.$H5]&gt;=[.VA$1]);1;&quot;&quot;)">
            <text:p/>
          </table:table-cell>
          <table:table-cell table:style-name="ce2" table:formula="of:=IF(AND([.$G5]&lt;[.VB$1];[.$H5]&gt;=[.VB$1]);1;&quot;&quot;)">
            <text:p/>
          </table:table-cell>
          <table:table-cell table:style-name="ce2" table:formula="of:=IF(AND([.$G5]&lt;[.VC$1];[.$H5]&gt;=[.VC$1]);1;&quot;&quot;)">
            <text:p/>
          </table:table-cell>
          <table:table-cell table:style-name="ce2" table:formula="of:=IF(AND([.$G5]&lt;[.VD$1];[.$H5]&gt;=[.VD$1]);1;&quot;&quot;)">
            <text:p/>
          </table:table-cell>
          <table:table-cell table:style-name="ce2" table:formula="of:=IF(AND([.$G5]&lt;[.VE$1];[.$H5]&gt;=[.VE$1]);1;&quot;&quot;)">
            <text:p/>
          </table:table-cell>
          <table:table-cell table:style-name="ce2" table:formula="of:=IF(AND([.$G5]&lt;[.VF$1];[.$H5]&gt;=[.VF$1]);1;&quot;&quot;)">
            <text:p/>
          </table:table-cell>
          <table:table-cell table:style-name="ce2" table:formula="of:=IF(AND([.$G5]&lt;[.VG$1];[.$H5]&gt;=[.VG$1]);1;&quot;&quot;)">
            <text:p/>
          </table:table-cell>
          <table:table-cell table:style-name="ce2" table:formula="of:=IF(AND([.$G5]&lt;[.VH$1];[.$H5]&gt;=[.VH$1]);1;&quot;&quot;)">
            <text:p/>
          </table:table-cell>
          <table:table-cell table:style-name="ce2" table:formula="of:=IF(AND([.$G5]&lt;[.VI$1];[.$H5]&gt;=[.VI$1]);1;&quot;&quot;)">
            <text:p/>
          </table:table-cell>
          <table:table-cell table:style-name="ce2" table:formula="of:=IF(AND([.$G5]&lt;[.VJ$1];[.$H5]&gt;=[.VJ$1]);1;&quot;&quot;)">
            <text:p/>
          </table:table-cell>
          <table:table-cell table:style-name="ce2" table:formula="of:=IF(AND([.$G5]&lt;[.VK$1];[.$H5]&gt;=[.VK$1]);1;&quot;&quot;)">
            <text:p/>
          </table:table-cell>
          <table:table-cell table:style-name="ce2" table:formula="of:=IF(AND([.$G5]&lt;[.VL$1];[.$H5]&gt;=[.VL$1]);1;&quot;&quot;)">
            <text:p/>
          </table:table-cell>
          <table:table-cell table:style-name="ce2" table:formula="of:=IF(AND([.$G5]&lt;[.VM$1];[.$H5]&gt;=[.VM$1]);1;&quot;&quot;)">
            <text:p/>
          </table:table-cell>
          <table:table-cell table:style-name="ce2" table:formula="of:=IF(AND([.$G5]&lt;[.VN$1];[.$H5]&gt;=[.VN$1]);1;&quot;&quot;)">
            <text:p/>
          </table:table-cell>
          <table:table-cell table:style-name="ce2" table:formula="of:=IF(AND([.$G5]&lt;[.VO$1];[.$H5]&gt;=[.VO$1]);1;&quot;&quot;)">
            <text:p/>
          </table:table-cell>
          <table:table-cell table:style-name="ce2" table:formula="of:=IF(AND([.$G5]&lt;[.VP$1];[.$H5]&gt;=[.VP$1]);1;&quot;&quot;)">
            <text:p/>
          </table:table-cell>
          <table:table-cell table:style-name="ce2" table:formula="of:=IF(AND([.$G5]&lt;[.VQ$1];[.$H5]&gt;=[.VQ$1]);1;&quot;&quot;)">
            <text:p/>
          </table:table-cell>
          <table:table-cell table:style-name="ce2" table:formula="of:=IF(AND([.$G5]&lt;[.VR$1];[.$H5]&gt;=[.VR$1]);1;&quot;&quot;)">
            <text:p/>
          </table:table-cell>
          <table:table-cell table:style-name="ce2" table:formula="of:=IF(AND([.$G5]&lt;[.VS$1];[.$H5]&gt;=[.VS$1]);1;&quot;&quot;)">
            <text:p/>
          </table:table-cell>
          <table:table-cell table:style-name="ce2" table:formula="of:=IF(AND([.$G5]&lt;[.VT$1];[.$H5]&gt;=[.VT$1]);1;&quot;&quot;)">
            <text:p/>
          </table:table-cell>
          <table:table-cell table:style-name="ce2" table:formula="of:=IF(AND([.$G5]&lt;[.VU$1];[.$H5]&gt;=[.VU$1]);1;&quot;&quot;)">
            <text:p/>
          </table:table-cell>
          <table:table-cell table:style-name="ce2" table:formula="of:=IF(AND([.$G5]&lt;[.VV$1];[.$H5]&gt;=[.VV$1]);1;&quot;&quot;)">
            <text:p/>
          </table:table-cell>
          <table:table-cell table:style-name="ce2" table:formula="of:=IF(AND([.$G5]&lt;[.VW$1];[.$H5]&gt;=[.VW$1]);1;&quot;&quot;)">
            <text:p/>
          </table:table-cell>
          <table:table-cell table:style-name="ce2" table:formula="of:=IF(AND([.$G5]&lt;[.VX$1];[.$H5]&gt;=[.VX$1]);1;&quot;&quot;)">
            <text:p/>
          </table:table-cell>
          <table:table-cell table:style-name="ce2" table:formula="of:=IF(AND([.$G5]&lt;[.VY$1];[.$H5]&gt;=[.VY$1]);1;&quot;&quot;)">
            <text:p/>
          </table:table-cell>
          <table:table-cell table:style-name="ce2" table:formula="of:=IF(AND([.$G5]&lt;[.VZ$1];[.$H5]&gt;=[.VZ$1]);1;&quot;&quot;)">
            <text:p/>
          </table:table-cell>
          <table:table-cell table:style-name="ce2" table:formula="of:=IF(AND([.$G5]&lt;[.WA$1];[.$H5]&gt;=[.WA$1]);1;&quot;&quot;)">
            <text:p/>
          </table:table-cell>
          <table:table-cell table:style-name="ce2" table:formula="of:=IF(AND([.$G5]&lt;[.WB$1];[.$H5]&gt;=[.WB$1]);1;&quot;&quot;)">
            <text:p/>
          </table:table-cell>
          <table:table-cell table:style-name="ce2" table:formula="of:=IF(AND([.$G5]&lt;[.WC$1];[.$H5]&gt;=[.WC$1]);1;&quot;&quot;)">
            <text:p/>
          </table:table-cell>
          <table:table-cell table:style-name="ce2" table:formula="of:=IF(AND([.$G5]&lt;[.WD$1];[.$H5]&gt;=[.WD$1]);1;&quot;&quot;)">
            <text:p/>
          </table:table-cell>
          <table:table-cell table:style-name="ce2" table:formula="of:=IF(AND([.$G5]&lt;[.WE$1];[.$H5]&gt;=[.WE$1]);1;&quot;&quot;)">
            <text:p/>
          </table:table-cell>
          <table:table-cell table:style-name="ce2" table:formula="of:=IF(AND([.$G5]&lt;[.WF$1];[.$H5]&gt;=[.WF$1]);1;&quot;&quot;)">
            <text:p/>
          </table:table-cell>
          <table:table-cell table:style-name="ce2" table:formula="of:=IF(AND([.$G5]&lt;[.WG$1];[.$H5]&gt;=[.WG$1]);1;&quot;&quot;)">
            <text:p/>
          </table:table-cell>
          <table:table-cell table:style-name="ce2" table:formula="of:=IF(AND([.$G5]&lt;[.WH$1];[.$H5]&gt;=[.WH$1]);1;&quot;&quot;)">
            <text:p/>
          </table:table-cell>
          <table:table-cell table:style-name="ce2" table:formula="of:=IF(AND([.$G5]&lt;[.WI$1];[.$H5]&gt;=[.WI$1]);1;&quot;&quot;)">
            <text:p/>
          </table:table-cell>
          <table:table-cell table:style-name="ce2" table:formula="of:=IF(AND([.$G5]&lt;[.WJ$1];[.$H5]&gt;=[.WJ$1]);1;&quot;&quot;)">
            <text:p/>
          </table:table-cell>
          <table:table-cell table:style-name="ce2" table:formula="of:=IF(AND([.$G5]&lt;[.WK$1];[.$H5]&gt;=[.WK$1]);1;&quot;&quot;)">
            <text:p/>
          </table:table-cell>
          <table:table-cell table:style-name="ce2" table:formula="of:=IF(AND([.$G5]&lt;[.WL$1];[.$H5]&gt;=[.WL$1]);1;&quot;&quot;)">
            <text:p/>
          </table:table-cell>
          <table:table-cell table:style-name="ce2" table:formula="of:=IF(AND([.$G5]&lt;[.WM$1];[.$H5]&gt;=[.WM$1]);1;&quot;&quot;)">
            <text:p/>
          </table:table-cell>
          <table:table-cell table:style-name="ce2" table:formula="of:=IF(AND([.$G5]&lt;[.WN$1];[.$H5]&gt;=[.WN$1]);1;&quot;&quot;)">
            <text:p/>
          </table:table-cell>
          <table:table-cell table:style-name="ce2" table:formula="of:=IF(AND([.$G5]&lt;[.WO$1];[.$H5]&gt;=[.WO$1]);1;&quot;&quot;)">
            <text:p/>
          </table:table-cell>
          <table:table-cell table:style-name="ce2" table:formula="of:=IF(AND([.$G5]&lt;[.WP$1];[.$H5]&gt;=[.WP$1]);1;&quot;&quot;)">
            <text:p/>
          </table:table-cell>
          <table:table-cell table:style-name="ce2" table:formula="of:=IF(AND([.$G5]&lt;[.WQ$1];[.$H5]&gt;=[.WQ$1]);1;&quot;&quot;)">
            <text:p/>
          </table:table-cell>
          <table:table-cell table:style-name="ce2" table:formula="of:=IF(AND([.$G5]&lt;[.WR$1];[.$H5]&gt;=[.WR$1]);1;&quot;&quot;)">
            <text:p/>
          </table:table-cell>
          <table:table-cell table:style-name="ce2" table:formula="of:=IF(AND([.$G5]&lt;[.WS$1];[.$H5]&gt;=[.WS$1]);1;&quot;&quot;)">
            <text:p/>
          </table:table-cell>
          <table:table-cell table:style-name="ce2" table:formula="of:=IF(AND([.$G5]&lt;[.WT$1];[.$H5]&gt;=[.WT$1]);1;&quot;&quot;)">
            <text:p/>
          </table:table-cell>
          <table:table-cell table:style-name="ce2" table:formula="of:=IF(AND([.$G5]&lt;[.WU$1];[.$H5]&gt;=[.WU$1]);1;&quot;&quot;)">
            <text:p/>
          </table:table-cell>
          <table:table-cell table:style-name="ce2" table:formula="of:=IF(AND([.$G5]&lt;[.WV$1];[.$H5]&gt;=[.WV$1]);1;&quot;&quot;)">
            <text:p/>
          </table:table-cell>
          <table:table-cell table:style-name="ce2" table:formula="of:=IF(AND([.$G5]&lt;[.WW$1];[.$H5]&gt;=[.WW$1]);1;&quot;&quot;)">
            <text:p/>
          </table:table-cell>
          <table:table-cell table:style-name="ce2" table:formula="of:=IF(AND([.$G5]&lt;[.WX$1];[.$H5]&gt;=[.WX$1]);1;&quot;&quot;)">
            <text:p/>
          </table:table-cell>
          <table:table-cell table:style-name="ce2" table:formula="of:=IF(AND([.$G5]&lt;[.WY$1];[.$H5]&gt;=[.WY$1]);1;&quot;&quot;)">
            <text:p/>
          </table:table-cell>
          <table:table-cell table:style-name="ce2" table:formula="of:=IF(AND([.$G5]&lt;[.WZ$1];[.$H5]&gt;=[.WZ$1]);1;&quot;&quot;)">
            <text:p/>
          </table:table-cell>
          <table:table-cell table:style-name="ce2" table:formula="of:=IF(AND([.$G5]&lt;[.XA$1];[.$H5]&gt;=[.XA$1]);1;&quot;&quot;)">
            <text:p/>
          </table:table-cell>
          <table:table-cell table:style-name="ce2" table:formula="of:=IF(AND([.$G5]&lt;[.XB$1];[.$H5]&gt;=[.XB$1]);1;&quot;&quot;)">
            <text:p/>
          </table:table-cell>
          <table:table-cell table:style-name="ce2" table:formula="of:=IF(AND([.$G5]&lt;[.XC$1];[.$H5]&gt;=[.XC$1]);1;&quot;&quot;)">
            <text:p/>
          </table:table-cell>
          <table:table-cell table:style-name="ce2" table:formula="of:=IF(AND([.$G5]&lt;[.XD$1];[.$H5]&gt;=[.XD$1]);1;&quot;&quot;)">
            <text:p/>
          </table:table-cell>
          <table:table-cell table:style-name="ce2" table:formula="of:=IF(AND([.$G5]&lt;[.XE$1];[.$H5]&gt;=[.XE$1]);1;&quot;&quot;)">
            <text:p/>
          </table:table-cell>
          <table:table-cell table:style-name="ce2" table:formula="of:=IF(AND([.$G5]&lt;[.XF$1];[.$H5]&gt;=[.XF$1]);1;&quot;&quot;)">
            <text:p/>
          </table:table-cell>
          <table:table-cell table:style-name="ce2" table:formula="of:=IF(AND([.$G5]&lt;[.XG$1];[.$H5]&gt;=[.XG$1]);1;&quot;&quot;)">
            <text:p/>
          </table:table-cell>
          <table:table-cell table:style-name="ce2" table:formula="of:=IF(AND([.$G5]&lt;[.XH$1];[.$H5]&gt;=[.XH$1]);1;&quot;&quot;)">
            <text:p/>
          </table:table-cell>
          <table:table-cell table:style-name="ce2" table:formula="of:=IF(AND([.$G5]&lt;[.XI$1];[.$H5]&gt;=[.XI$1]);1;&quot;&quot;)">
            <text:p/>
          </table:table-cell>
          <table:table-cell table:style-name="ce2" table:formula="of:=IF(AND([.$G5]&lt;[.XJ$1];[.$H5]&gt;=[.XJ$1]);1;&quot;&quot;)">
            <text:p/>
          </table:table-cell>
          <table:table-cell table:style-name="ce2" table:formula="of:=IF(AND([.$G5]&lt;[.XK$1];[.$H5]&gt;=[.XK$1]);1;&quot;&quot;)">
            <text:p/>
          </table:table-cell>
          <table:table-cell table:style-name="ce2" table:formula="of:=IF(AND([.$G5]&lt;[.XL$1];[.$H5]&gt;=[.XL$1]);1;&quot;&quot;)">
            <text:p/>
          </table:table-cell>
          <table:table-cell table:style-name="ce2" table:formula="of:=IF(AND([.$G5]&lt;[.XM$1];[.$H5]&gt;=[.XM$1]);1;&quot;&quot;)">
            <text:p/>
          </table:table-cell>
          <table:table-cell table:style-name="ce2" table:formula="of:=IF(AND([.$G5]&lt;[.XN$1];[.$H5]&gt;=[.XN$1]);1;&quot;&quot;)">
            <text:p/>
          </table:table-cell>
          <table:table-cell table:style-name="ce2" table:formula="of:=IF(AND([.$G5]&lt;[.XO$1];[.$H5]&gt;=[.XO$1]);1;&quot;&quot;)">
            <text:p/>
          </table:table-cell>
          <table:table-cell table:style-name="ce2" table:formula="of:=IF(AND([.$G5]&lt;[.XP$1];[.$H5]&gt;=[.XP$1]);1;&quot;&quot;)">
            <text:p/>
          </table:table-cell>
          <table:table-cell table:style-name="ce2" table:formula="of:=IF(AND([.$G5]&lt;[.XQ$1];[.$H5]&gt;=[.XQ$1]);1;&quot;&quot;)">
            <text:p/>
          </table:table-cell>
          <table:table-cell table:style-name="ce2" table:formula="of:=IF(AND([.$G5]&lt;[.XR$1];[.$H5]&gt;=[.XR$1]);1;&quot;&quot;)">
            <text:p/>
          </table:table-cell>
          <table:table-cell table:style-name="ce2" table:formula="of:=IF(AND([.$G5]&lt;[.XS$1];[.$H5]&gt;=[.XS$1]);1;&quot;&quot;)">
            <text:p/>
          </table:table-cell>
          <table:table-cell table:style-name="ce2" table:formula="of:=IF(AND([.$G5]&lt;[.XT$1];[.$H5]&gt;=[.XT$1]);1;&quot;&quot;)">
            <text:p/>
          </table:table-cell>
          <table:table-cell table:style-name="ce2" table:formula="of:=IF(AND([.$G5]&lt;[.XU$1];[.$H5]&gt;=[.XU$1]);1;&quot;&quot;)">
            <text:p/>
          </table:table-cell>
          <table:table-cell table:style-name="ce2" table:formula="of:=IF(AND([.$G5]&lt;[.XV$1];[.$H5]&gt;=[.XV$1]);1;&quot;&quot;)">
            <text:p/>
          </table:table-cell>
          <table:table-cell table:style-name="ce2" table:formula="of:=IF(AND([.$G5]&lt;[.XW$1];[.$H5]&gt;=[.XW$1]);1;&quot;&quot;)">
            <text:p/>
          </table:table-cell>
          <table:table-cell table:style-name="ce2" table:formula="of:=IF(AND([.$G5]&lt;[.XX$1];[.$H5]&gt;=[.XX$1]);1;&quot;&quot;)">
            <text:p/>
          </table:table-cell>
          <table:table-cell table:style-name="ce2" table:formula="of:=IF(AND([.$G5]&lt;[.XY$1];[.$H5]&gt;=[.XY$1]);1;&quot;&quot;)">
            <text:p/>
          </table:table-cell>
          <table:table-cell table:style-name="ce2" table:formula="of:=IF(AND([.$G5]&lt;[.XZ$1];[.$H5]&gt;=[.XZ$1]);1;&quot;&quot;)">
            <text:p/>
          </table:table-cell>
          <table:table-cell table:style-name="ce2" table:formula="of:=IF(AND([.$G5]&lt;[.YA$1];[.$H5]&gt;=[.YA$1]);1;&quot;&quot;)">
            <text:p/>
          </table:table-cell>
          <table:table-cell table:style-name="ce2" table:formula="of:=IF(AND([.$G5]&lt;[.YB$1];[.$H5]&gt;=[.YB$1]);1;&quot;&quot;)">
            <text:p/>
          </table:table-cell>
          <table:table-cell table:style-name="ce2" table:formula="of:=IF(AND([.$G5]&lt;[.YC$1];[.$H5]&gt;=[.YC$1]);1;&quot;&quot;)">
            <text:p/>
          </table:table-cell>
          <table:table-cell table:style-name="ce2" table:formula="of:=IF(AND([.$G5]&lt;[.YD$1];[.$H5]&gt;=[.YD$1]);1;&quot;&quot;)">
            <text:p/>
          </table:table-cell>
          <table:table-cell table:style-name="ce2" table:formula="of:=IF(AND([.$G5]&lt;[.YE$1];[.$H5]&gt;=[.YE$1]);1;&quot;&quot;)">
            <text:p/>
          </table:table-cell>
          <table:table-cell table:style-name="ce2" table:formula="of:=IF(AND([.$G5]&lt;[.YF$1];[.$H5]&gt;=[.YF$1]);1;&quot;&quot;)">
            <text:p/>
          </table:table-cell>
          <table:table-cell table:style-name="ce2" table:formula="of:=IF(AND([.$G5]&lt;[.YG$1];[.$H5]&gt;=[.YG$1]);1;&quot;&quot;)">
            <text:p/>
          </table:table-cell>
          <table:table-cell table:style-name="ce2" table:formula="of:=IF(AND([.$G5]&lt;[.YH$1];[.$H5]&gt;=[.YH$1]);1;&quot;&quot;)">
            <text:p/>
          </table:table-cell>
          <table:table-cell table:style-name="ce2" table:formula="of:=IF(AND([.$G5]&lt;[.YI$1];[.$H5]&gt;=[.YI$1]);1;&quot;&quot;)">
            <text:p/>
          </table:table-cell>
          <table:table-cell table:style-name="ce2" table:formula="of:=IF(AND([.$G5]&lt;[.YJ$1];[.$H5]&gt;=[.YJ$1]);1;&quot;&quot;)">
            <text:p/>
          </table:table-cell>
          <table:table-cell table:style-name="ce2" table:formula="of:=IF(AND([.$G5]&lt;[.YK$1];[.$H5]&gt;=[.YK$1]);1;&quot;&quot;)">
            <text:p/>
          </table:table-cell>
          <table:table-cell table:style-name="ce2" table:formula="of:=IF(AND([.$G5]&lt;[.YL$1];[.$H5]&gt;=[.YL$1]);1;&quot;&quot;)">
            <text:p/>
          </table:table-cell>
          <table:table-cell table:style-name="ce2" table:formula="of:=IF(AND([.$G5]&lt;[.YM$1];[.$H5]&gt;=[.YM$1]);1;&quot;&quot;)">
            <text:p/>
          </table:table-cell>
          <table:table-cell table:style-name="ce2" table:formula="of:=IF(AND([.$G5]&lt;[.YN$1];[.$H5]&gt;=[.YN$1]);1;&quot;&quot;)">
            <text:p/>
          </table:table-cell>
          <table:table-cell table:style-name="ce2" table:formula="of:=IF(AND([.$G5]&lt;[.YO$1];[.$H5]&gt;=[.YO$1]);1;&quot;&quot;)">
            <text:p/>
          </table:table-cell>
          <table:table-cell table:style-name="ce2" table:formula="of:=IF(AND([.$G5]&lt;[.YP$1];[.$H5]&gt;=[.YP$1]);1;&quot;&quot;)">
            <text:p/>
          </table:table-cell>
          <table:table-cell table:style-name="ce2" table:formula="of:=IF(AND([.$G5]&lt;[.YQ$1];[.$H5]&gt;=[.YQ$1]);1;&quot;&quot;)">
            <text:p/>
          </table:table-cell>
          <table:table-cell table:style-name="ce2" table:formula="of:=IF(AND([.$G5]&lt;[.YR$1];[.$H5]&gt;=[.YR$1]);1;&quot;&quot;)">
            <text:p/>
          </table:table-cell>
          <table:table-cell table:style-name="ce2" table:formula="of:=IF(AND([.$G5]&lt;[.YS$1];[.$H5]&gt;=[.YS$1]);1;&quot;&quot;)">
            <text:p/>
          </table:table-cell>
          <table:table-cell table:style-name="ce2" table:formula="of:=IF(AND([.$G5]&lt;[.YT$1];[.$H5]&gt;=[.YT$1]);1;&quot;&quot;)">
            <text:p/>
          </table:table-cell>
          <table:table-cell table:style-name="ce2" table:formula="of:=IF(AND([.$G5]&lt;[.YU$1];[.$H5]&gt;=[.YU$1]);1;&quot;&quot;)">
            <text:p/>
          </table:table-cell>
          <table:table-cell table:style-name="ce2" table:formula="of:=IF(AND([.$G5]&lt;[.YV$1];[.$H5]&gt;=[.YV$1]);1;&quot;&quot;)">
            <text:p/>
          </table:table-cell>
          <table:table-cell table:style-name="ce2" table:formula="of:=IF(AND([.$G5]&lt;[.YW$1];[.$H5]&gt;=[.YW$1]);1;&quot;&quot;)">
            <text:p/>
          </table:table-cell>
          <table:table-cell table:style-name="ce2" table:formula="of:=IF(AND([.$G5]&lt;[.YX$1];[.$H5]&gt;=[.YX$1]);1;&quot;&quot;)">
            <text:p/>
          </table:table-cell>
          <table:table-cell table:style-name="ce2" table:formula="of:=IF(AND([.$G5]&lt;[.YY$1];[.$H5]&gt;=[.YY$1]);1;&quot;&quot;)">
            <text:p/>
          </table:table-cell>
          <table:table-cell table:style-name="ce2" table:formula="of:=IF(AND([.$G5]&lt;[.YZ$1];[.$H5]&gt;=[.YZ$1]);1;&quot;&quot;)">
            <text:p/>
          </table:table-cell>
          <table:table-cell table:style-name="ce2" table:formula="of:=IF(AND([.$G5]&lt;[.ZA$1];[.$H5]&gt;=[.ZA$1]);1;&quot;&quot;)">
            <text:p/>
          </table:table-cell>
          <table:table-cell table:style-name="ce2" table:formula="of:=IF(AND([.$G5]&lt;[.ZB$1];[.$H5]&gt;=[.ZB$1]);1;&quot;&quot;)">
            <text:p/>
          </table:table-cell>
          <table:table-cell table:style-name="ce2" table:formula="of:=IF(AND([.$G5]&lt;[.ZC$1];[.$H5]&gt;=[.ZC$1]);1;&quot;&quot;)">
            <text:p/>
          </table:table-cell>
          <table:table-cell table:style-name="ce2" table:formula="of:=IF(AND([.$G5]&lt;[.ZD$1];[.$H5]&gt;=[.ZD$1]);1;&quot;&quot;)">
            <text:p/>
          </table:table-cell>
          <table:table-cell table:style-name="ce2" table:formula="of:=IF(AND([.$G5]&lt;[.ZE$1];[.$H5]&gt;=[.ZE$1]);1;&quot;&quot;)">
            <text:p/>
          </table:table-cell>
          <table:table-cell table:style-name="ce2" table:formula="of:=IF(AND([.$G5]&lt;[.ZF$1];[.$H5]&gt;=[.ZF$1]);1;&quot;&quot;)">
            <text:p/>
          </table:table-cell>
          <table:table-cell table:style-name="ce2" table:formula="of:=IF(AND([.$G5]&lt;[.ZG$1];[.$H5]&gt;=[.ZG$1]);1;&quot;&quot;)">
            <text:p/>
          </table:table-cell>
          <table:table-cell table:style-name="ce2" table:formula="of:=IF(AND([.$G5]&lt;[.ZH$1];[.$H5]&gt;=[.ZH$1]);1;&quot;&quot;)">
            <text:p/>
          </table:table-cell>
          <table:table-cell table:style-name="ce2" table:formula="of:=IF(AND([.$G5]&lt;[.ZI$1];[.$H5]&gt;=[.ZI$1]);1;&quot;&quot;)">
            <text:p/>
          </table:table-cell>
          <table:table-cell table:style-name="ce2" table:formula="of:=IF(AND([.$G5]&lt;[.ZJ$1];[.$H5]&gt;=[.ZJ$1]);1;&quot;&quot;)">
            <text:p/>
          </table:table-cell>
          <table:table-cell table:style-name="ce2" table:formula="of:=IF(AND([.$G5]&lt;[.ZK$1];[.$H5]&gt;=[.ZK$1]);1;&quot;&quot;)">
            <text:p/>
          </table:table-cell>
          <table:table-cell table:style-name="ce2" table:formula="of:=IF(AND([.$G5]&lt;[.ZL$1];[.$H5]&gt;=[.ZL$1]);1;&quot;&quot;)">
            <text:p/>
          </table:table-cell>
          <table:table-cell table:style-name="ce2" table:formula="of:=IF(AND([.$G5]&lt;[.ZM$1];[.$H5]&gt;=[.ZM$1]);1;&quot;&quot;)">
            <text:p/>
          </table:table-cell>
          <table:table-cell table:style-name="ce2" table:formula="of:=IF(AND([.$G5]&lt;[.ZN$1];[.$H5]&gt;=[.ZN$1]);1;&quot;&quot;)">
            <text:p/>
          </table:table-cell>
          <table:table-cell table:style-name="ce2" table:formula="of:=IF(AND([.$G5]&lt;[.ZO$1];[.$H5]&gt;=[.ZO$1]);1;&quot;&quot;)">
            <text:p/>
          </table:table-cell>
          <table:table-cell table:style-name="ce2" table:formula="of:=IF(AND([.$G5]&lt;[.ZP$1];[.$H5]&gt;=[.ZP$1]);1;&quot;&quot;)">
            <text:p/>
          </table:table-cell>
          <table:table-cell table:style-name="ce2" table:formula="of:=IF(AND([.$G5]&lt;[.ZQ$1];[.$H5]&gt;=[.ZQ$1]);1;&quot;&quot;)">
            <text:p/>
          </table:table-cell>
          <table:table-cell table:style-name="ce2" table:formula="of:=IF(AND([.$G5]&lt;[.ZR$1];[.$H5]&gt;=[.ZR$1]);1;&quot;&quot;)">
            <text:p/>
          </table:table-cell>
          <table:table-cell table:style-name="ce2" table:formula="of:=IF(AND([.$G5]&lt;[.ZS$1];[.$H5]&gt;=[.ZS$1]);1;&quot;&quot;)">
            <text:p/>
          </table:table-cell>
          <table:table-cell table:style-name="ce2" table:formula="of:=IF(AND([.$G5]&lt;[.ZT$1];[.$H5]&gt;=[.ZT$1]);1;&quot;&quot;)">
            <text:p/>
          </table:table-cell>
          <table:table-cell table:style-name="ce2" table:formula="of:=IF(AND([.$G5]&lt;[.ZU$1];[.$H5]&gt;=[.ZU$1]);1;&quot;&quot;)">
            <text:p/>
          </table:table-cell>
          <table:table-cell table:style-name="ce2" table:formula="of:=IF(AND([.$G5]&lt;[.ZV$1];[.$H5]&gt;=[.ZV$1]);1;&quot;&quot;)">
            <text:p/>
          </table:table-cell>
          <table:table-cell table:style-name="ce2" table:formula="of:=IF(AND([.$G5]&lt;[.ZW$1];[.$H5]&gt;=[.ZW$1]);1;&quot;&quot;)">
            <text:p/>
          </table:table-cell>
          <table:table-cell table:style-name="ce2" table:formula="of:=IF(AND([.$G5]&lt;[.ZX$1];[.$H5]&gt;=[.ZX$1]);1;&quot;&quot;)">
            <text:p/>
          </table:table-cell>
          <table:table-cell table:style-name="ce2" table:formula="of:=IF(AND([.$G5]&lt;[.ZY$1];[.$H5]&gt;=[.ZY$1]);1;&quot;&quot;)">
            <text:p/>
          </table:table-cell>
          <table:table-cell table:style-name="ce2" table:formula="of:=IF(AND([.$G5]&lt;[.ZZ$1];[.$H5]&gt;=[.ZZ$1]);1;&quot;&quot;)">
            <text:p/>
          </table:table-cell>
          <table:table-cell table:style-name="ce2" table:formula="of:=IF(AND([.$G5]&lt;[.AAA$1];[.$H5]&gt;=[.AAA$1]);1;&quot;&quot;)">
            <text:p/>
          </table:table-cell>
          <table:table-cell table:style-name="ce2" table:formula="of:=IF(AND([.$G5]&lt;[.AAB$1];[.$H5]&gt;=[.AAB$1]);1;&quot;&quot;)">
            <text:p/>
          </table:table-cell>
          <table:table-cell table:style-name="ce2" table:formula="of:=IF(AND([.$G5]&lt;[.AAC$1];[.$H5]&gt;=[.AAC$1]);1;&quot;&quot;)">
            <text:p/>
          </table:table-cell>
          <table:table-cell table:style-name="ce2" table:formula="of:=IF(AND([.$G5]&lt;[.AAD$1];[.$H5]&gt;=[.AAD$1]);1;&quot;&quot;)">
            <text:p/>
          </table:table-cell>
          <table:table-cell table:style-name="ce2" table:formula="of:=IF(AND([.$G5]&lt;[.AAE$1];[.$H5]&gt;=[.AAE$1]);1;&quot;&quot;)">
            <text:p/>
          </table:table-cell>
          <table:table-cell table:style-name="ce2" table:formula="of:=IF(AND([.$G5]&lt;[.AAF$1];[.$H5]&gt;=[.AAF$1]);1;&quot;&quot;)">
            <text:p/>
          </table:table-cell>
          <table:table-cell table:style-name="ce2" table:formula="of:=IF(AND([.$G5]&lt;[.AAG$1];[.$H5]&gt;=[.AAG$1]);1;&quot;&quot;)">
            <text:p/>
          </table:table-cell>
          <table:table-cell table:style-name="ce2" table:formula="of:=IF(AND([.$G5]&lt;[.AAH$1];[.$H5]&gt;=[.AAH$1]);1;&quot;&quot;)">
            <text:p/>
          </table:table-cell>
          <table:table-cell table:style-name="ce2" table:formula="of:=IF(AND([.$G5]&lt;[.AAI$1];[.$H5]&gt;=[.AAI$1]);1;&quot;&quot;)">
            <text:p/>
          </table:table-cell>
          <table:table-cell table:style-name="ce2" table:formula="of:=IF(AND([.$G5]&lt;[.AAJ$1];[.$H5]&gt;=[.AAJ$1]);1;&quot;&quot;)">
            <text:p/>
          </table:table-cell>
          <table:table-cell table:style-name="ce2" table:formula="of:=IF(AND([.$G5]&lt;[.AAK$1];[.$H5]&gt;=[.AAK$1]);1;&quot;&quot;)">
            <text:p/>
          </table:table-cell>
          <table:table-cell table:style-name="ce2" table:formula="of:=IF(AND([.$G5]&lt;[.AAL$1];[.$H5]&gt;=[.AAL$1]);1;&quot;&quot;)">
            <text:p/>
          </table:table-cell>
          <table:table-cell table:style-name="ce2" table:formula="of:=IF(AND([.$G5]&lt;[.AAM$1];[.$H5]&gt;=[.AAM$1]);1;&quot;&quot;)">
            <text:p/>
          </table:table-cell>
          <table:table-cell table:style-name="ce2" table:formula="of:=IF(AND([.$G5]&lt;[.AAN$1];[.$H5]&gt;=[.AAN$1]);1;&quot;&quot;)">
            <text:p/>
          </table:table-cell>
          <table:table-cell table:style-name="ce2" table:formula="of:=IF(AND([.$G5]&lt;[.AAO$1];[.$H5]&gt;=[.AAO$1]);1;&quot;&quot;)">
            <text:p/>
          </table:table-cell>
          <table:table-cell table:style-name="ce2" table:formula="of:=IF(AND([.$G5]&lt;[.AAP$1];[.$H5]&gt;=[.AAP$1]);1;&quot;&quot;)">
            <text:p/>
          </table:table-cell>
          <table:table-cell table:style-name="ce2" table:formula="of:=IF(AND([.$G5]&lt;[.AAQ$1];[.$H5]&gt;=[.AAQ$1]);1;&quot;&quot;)">
            <text:p/>
          </table:table-cell>
          <table:table-cell table:style-name="ce2" table:formula="of:=IF(AND([.$G5]&lt;[.AAR$1];[.$H5]&gt;=[.AAR$1]);1;&quot;&quot;)">
            <text:p/>
          </table:table-cell>
          <table:table-cell table:style-name="ce2" table:formula="of:=IF(AND([.$G5]&lt;[.AAS$1];[.$H5]&gt;=[.AAS$1]);1;&quot;&quot;)">
            <text:p/>
          </table:table-cell>
          <table:table-cell table:style-name="ce2" table:formula="of:=IF(AND([.$G5]&lt;[.AAT$1];[.$H5]&gt;=[.AAT$1]);1;&quot;&quot;)">
            <text:p/>
          </table:table-cell>
          <table:table-cell table:style-name="ce2" table:formula="of:=IF(AND([.$G5]&lt;[.AAU$1];[.$H5]&gt;=[.AAU$1]);1;&quot;&quot;)">
            <text:p/>
          </table:table-cell>
          <table:table-cell table:style-name="ce2" table:formula="of:=IF(AND([.$G5]&lt;[.AAV$1];[.$H5]&gt;=[.AAV$1]);1;&quot;&quot;)">
            <text:p/>
          </table:table-cell>
          <table:table-cell table:style-name="ce2" table:formula="of:=IF(AND([.$G5]&lt;[.AAW$1];[.$H5]&gt;=[.AAW$1]);1;&quot;&quot;)">
            <text:p/>
          </table:table-cell>
          <table:table-cell table:style-name="ce2" table:formula="of:=IF(AND([.$G5]&lt;[.AAX$1];[.$H5]&gt;=[.AAX$1]);1;&quot;&quot;)">
            <text:p/>
          </table:table-cell>
          <table:table-cell table:style-name="ce2" table:formula="of:=IF(AND([.$G5]&lt;[.AAY$1];[.$H5]&gt;=[.AAY$1]);1;&quot;&quot;)">
            <text:p/>
          </table:table-cell>
          <table:table-cell table:style-name="ce2" table:formula="of:=IF(AND([.$G5]&lt;[.AAZ$1];[.$H5]&gt;=[.AAZ$1]);1;&quot;&quot;)">
            <text:p/>
          </table:table-cell>
          <table:table-cell table:style-name="ce2" table:formula="of:=IF(AND([.$G5]&lt;[.ABA$1];[.$H5]&gt;=[.ABA$1]);1;&quot;&quot;)">
            <text:p/>
          </table:table-cell>
          <table:table-cell table:style-name="ce2" table:formula="of:=IF(AND([.$G5]&lt;[.ABB$1];[.$H5]&gt;=[.ABB$1]);1;&quot;&quot;)">
            <text:p/>
          </table:table-cell>
          <table:table-cell table:style-name="ce2" table:formula="of:=IF(AND([.$G5]&lt;[.ABC$1];[.$H5]&gt;=[.ABC$1]);1;&quot;&quot;)">
            <text:p/>
          </table:table-cell>
          <table:table-cell table:style-name="ce2" table:formula="of:=IF(AND([.$G5]&lt;[.ABD$1];[.$H5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6];[.$A:.$H];8;0);VLOOKUP([.D6];[.$A:.$H];8;0);VLOOKUP([.E6];[.$A:.$H];8;0);VLOOKUP([.F6];[.$A:.$H];8;0))" office:value-type="float" office:value="0" calcext:value-type="float">
            <text:p>0</text:p>
          </table:table-cell>
          <table:table-cell table:formula="of:=[.G6]+[.B6]" office:value-type="float" office:value="277" calcext:value-type="float">
            <text:p>277</text:p>
          </table:table-cell>
          <table:table-cell table:formula="of:=IF(AND([.G6]&lt;800;[.H6]&gt;800);1;0)" office:value-type="float" office:value="0" calcext:value-type="float">
            <text:p>0</text:p>
          </table:table-cell>
          <table:table-cell table:style-name="ce2" table:formula="of:=IF(AND([.$G6]&lt;[.J$1];[.$H6]&gt;=[.J$1]);1;&quot;&quot;)" office:value-type="float" office:value="1" calcext:value-type="float">
            <text:p>1</text:p>
          </table:table-cell>
          <table:table-cell table:style-name="ce2" table:formula="of:=IF(AND([.$G6]&lt;[.K$1];[.$H6]&gt;=[.K$1]);1;&quot;&quot;)" office:value-type="float" office:value="1" calcext:value-type="float">
            <text:p>1</text:p>
          </table:table-cell>
          <table:table-cell table:style-name="ce2" table:formula="of:=IF(AND([.$G6]&lt;[.L$1];[.$H6]&gt;=[.L$1]);1;&quot;&quot;)" office:value-type="float" office:value="1" calcext:value-type="float">
            <text:p>1</text:p>
          </table:table-cell>
          <table:table-cell table:style-name="ce2" table:formula="of:=IF(AND([.$G6]&lt;[.M$1];[.$H6]&gt;=[.M$1]);1;&quot;&quot;)" office:value-type="float" office:value="1" calcext:value-type="float">
            <text:p>1</text:p>
          </table:table-cell>
          <table:table-cell table:style-name="ce2" table:formula="of:=IF(AND([.$G6]&lt;[.N$1];[.$H6]&gt;=[.N$1]);1;&quot;&quot;)" office:value-type="float" office:value="1" calcext:value-type="float">
            <text:p>1</text:p>
          </table:table-cell>
          <table:table-cell table:style-name="ce2" table:formula="of:=IF(AND([.$G6]&lt;[.O$1];[.$H6]&gt;=[.O$1]);1;&quot;&quot;)" office:value-type="float" office:value="1" calcext:value-type="float">
            <text:p>1</text:p>
          </table:table-cell>
          <table:table-cell table:style-name="ce2" table:formula="of:=IF(AND([.$G6]&lt;[.P$1];[.$H6]&gt;=[.P$1]);1;&quot;&quot;)" office:value-type="float" office:value="1" calcext:value-type="float">
            <text:p>1</text:p>
          </table:table-cell>
          <table:table-cell table:style-name="ce2" table:formula="of:=IF(AND([.$G6]&lt;[.Q$1];[.$H6]&gt;=[.Q$1]);1;&quot;&quot;)" office:value-type="float" office:value="1" calcext:value-type="float">
            <text:p>1</text:p>
          </table:table-cell>
          <table:table-cell table:style-name="ce2" table:formula="of:=IF(AND([.$G6]&lt;[.R$1];[.$H6]&gt;=[.R$1]);1;&quot;&quot;)" office:value-type="float" office:value="1" calcext:value-type="float">
            <text:p>1</text:p>
          </table:table-cell>
          <table:table-cell table:style-name="ce2" table:formula="of:=IF(AND([.$G6]&lt;[.S$1];[.$H6]&gt;=[.S$1]);1;&quot;&quot;)" office:value-type="float" office:value="1" calcext:value-type="float">
            <text:p>1</text:p>
          </table:table-cell>
          <table:table-cell table:style-name="ce2" table:formula="of:=IF(AND([.$G6]&lt;[.T$1];[.$H6]&gt;=[.T$1]);1;&quot;&quot;)" office:value-type="float" office:value="1" calcext:value-type="float">
            <text:p>1</text:p>
          </table:table-cell>
          <table:table-cell table:style-name="ce2" table:formula="of:=IF(AND([.$G6]&lt;[.U$1];[.$H6]&gt;=[.U$1]);1;&quot;&quot;)" office:value-type="float" office:value="1" calcext:value-type="float">
            <text:p>1</text:p>
          </table:table-cell>
          <table:table-cell table:style-name="ce2" table:formula="of:=IF(AND([.$G6]&lt;[.V$1];[.$H6]&gt;=[.V$1]);1;&quot;&quot;)" office:value-type="float" office:value="1" calcext:value-type="float">
            <text:p>1</text:p>
          </table:table-cell>
          <table:table-cell table:style-name="ce2" table:formula="of:=IF(AND([.$G6]&lt;[.W$1];[.$H6]&gt;=[.W$1]);1;&quot;&quot;)" office:value-type="float" office:value="1" calcext:value-type="float">
            <text:p>1</text:p>
          </table:table-cell>
          <table:table-cell table:style-name="ce2" table:formula="of:=IF(AND([.$G6]&lt;[.X$1];[.$H6]&gt;=[.X$1]);1;&quot;&quot;)" office:value-type="float" office:value="1" calcext:value-type="float">
            <text:p>1</text:p>
          </table:table-cell>
          <table:table-cell table:style-name="ce2" table:formula="of:=IF(AND([.$G6]&lt;[.Y$1];[.$H6]&gt;=[.Y$1]);1;&quot;&quot;)" office:value-type="float" office:value="1" calcext:value-type="float">
            <text:p>1</text:p>
          </table:table-cell>
          <table:table-cell table:style-name="ce2" table:formula="of:=IF(AND([.$G6]&lt;[.Z$1];[.$H6]&gt;=[.Z$1]);1;&quot;&quot;)" office:value-type="float" office:value="1" calcext:value-type="float">
            <text:p>1</text:p>
          </table:table-cell>
          <table:table-cell table:style-name="ce2" table:formula="of:=IF(AND([.$G6]&lt;[.AA$1];[.$H6]&gt;=[.AA$1]);1;&quot;&quot;)" office:value-type="float" office:value="1" calcext:value-type="float">
            <text:p>1</text:p>
          </table:table-cell>
          <table:table-cell table:style-name="ce2" table:formula="of:=IF(AND([.$G6]&lt;[.AB$1];[.$H6]&gt;=[.AB$1]);1;&quot;&quot;)" office:value-type="float" office:value="1" calcext:value-type="float">
            <text:p>1</text:p>
          </table:table-cell>
          <table:table-cell table:style-name="ce2" table:formula="of:=IF(AND([.$G6]&lt;[.AC$1];[.$H6]&gt;=[.AC$1]);1;&quot;&quot;)" office:value-type="float" office:value="1" calcext:value-type="float">
            <text:p>1</text:p>
          </table:table-cell>
          <table:table-cell table:style-name="ce2" table:formula="of:=IF(AND([.$G6]&lt;[.AD$1];[.$H6]&gt;=[.AD$1]);1;&quot;&quot;)" office:value-type="float" office:value="1" calcext:value-type="float">
            <text:p>1</text:p>
          </table:table-cell>
          <table:table-cell table:style-name="ce2" table:formula="of:=IF(AND([.$G6]&lt;[.AE$1];[.$H6]&gt;=[.AE$1]);1;&quot;&quot;)" office:value-type="float" office:value="1" calcext:value-type="float">
            <text:p>1</text:p>
          </table:table-cell>
          <table:table-cell table:style-name="ce2" table:formula="of:=IF(AND([.$G6]&lt;[.AF$1];[.$H6]&gt;=[.AF$1]);1;&quot;&quot;)" office:value-type="float" office:value="1" calcext:value-type="float">
            <text:p>1</text:p>
          </table:table-cell>
          <table:table-cell table:style-name="ce2" table:formula="of:=IF(AND([.$G6]&lt;[.AG$1];[.$H6]&gt;=[.AG$1]);1;&quot;&quot;)" office:value-type="float" office:value="1" calcext:value-type="float">
            <text:p>1</text:p>
          </table:table-cell>
          <table:table-cell table:style-name="ce2" table:formula="of:=IF(AND([.$G6]&lt;[.AH$1];[.$H6]&gt;=[.AH$1]);1;&quot;&quot;)" office:value-type="float" office:value="1" calcext:value-type="float">
            <text:p>1</text:p>
          </table:table-cell>
          <table:table-cell table:style-name="ce2" table:formula="of:=IF(AND([.$G6]&lt;[.AI$1];[.$H6]&gt;=[.AI$1]);1;&quot;&quot;)" office:value-type="float" office:value="1" calcext:value-type="float">
            <text:p>1</text:p>
          </table:table-cell>
          <table:table-cell table:style-name="ce2" table:formula="of:=IF(AND([.$G6]&lt;[.AJ$1];[.$H6]&gt;=[.AJ$1]);1;&quot;&quot;)" office:value-type="float" office:value="1" calcext:value-type="float">
            <text:p>1</text:p>
          </table:table-cell>
          <table:table-cell table:style-name="ce2" table:formula="of:=IF(AND([.$G6]&lt;[.AK$1];[.$H6]&gt;=[.AK$1]);1;&quot;&quot;)" office:value-type="float" office:value="1" calcext:value-type="float">
            <text:p>1</text:p>
          </table:table-cell>
          <table:table-cell table:style-name="ce2" table:formula="of:=IF(AND([.$G6]&lt;[.AL$1];[.$H6]&gt;=[.AL$1]);1;&quot;&quot;)" office:value-type="float" office:value="1" calcext:value-type="float">
            <text:p>1</text:p>
          </table:table-cell>
          <table:table-cell table:style-name="ce2" table:formula="of:=IF(AND([.$G6]&lt;[.AM$1];[.$H6]&gt;=[.AM$1]);1;&quot;&quot;)" office:value-type="float" office:value="1" calcext:value-type="float">
            <text:p>1</text:p>
          </table:table-cell>
          <table:table-cell table:style-name="ce2" table:formula="of:=IF(AND([.$G6]&lt;[.AN$1];[.$H6]&gt;=[.AN$1]);1;&quot;&quot;)" office:value-type="float" office:value="1" calcext:value-type="float">
            <text:p>1</text:p>
          </table:table-cell>
          <table:table-cell table:style-name="ce2" table:formula="of:=IF(AND([.$G6]&lt;[.AO$1];[.$H6]&gt;=[.AO$1]);1;&quot;&quot;)" office:value-type="float" office:value="1" calcext:value-type="float">
            <text:p>1</text:p>
          </table:table-cell>
          <table:table-cell table:style-name="ce2" table:formula="of:=IF(AND([.$G6]&lt;[.AP$1];[.$H6]&gt;=[.AP$1]);1;&quot;&quot;)" office:value-type="float" office:value="1" calcext:value-type="float">
            <text:p>1</text:p>
          </table:table-cell>
          <table:table-cell table:style-name="ce2" table:formula="of:=IF(AND([.$G6]&lt;[.AQ$1];[.$H6]&gt;=[.AQ$1]);1;&quot;&quot;)" office:value-type="float" office:value="1" calcext:value-type="float">
            <text:p>1</text:p>
          </table:table-cell>
          <table:table-cell table:style-name="ce2" table:formula="of:=IF(AND([.$G6]&lt;[.AR$1];[.$H6]&gt;=[.AR$1]);1;&quot;&quot;)" office:value-type="float" office:value="1" calcext:value-type="float">
            <text:p>1</text:p>
          </table:table-cell>
          <table:table-cell table:style-name="ce2" table:formula="of:=IF(AND([.$G6]&lt;[.AS$1];[.$H6]&gt;=[.AS$1]);1;&quot;&quot;)" office:value-type="float" office:value="1" calcext:value-type="float">
            <text:p>1</text:p>
          </table:table-cell>
          <table:table-cell table:style-name="ce2" table:formula="of:=IF(AND([.$G6]&lt;[.AT$1];[.$H6]&gt;=[.AT$1]);1;&quot;&quot;)" office:value-type="float" office:value="1" calcext:value-type="float">
            <text:p>1</text:p>
          </table:table-cell>
          <table:table-cell table:style-name="ce2" table:formula="of:=IF(AND([.$G6]&lt;[.AU$1];[.$H6]&gt;=[.AU$1]);1;&quot;&quot;)" office:value-type="float" office:value="1" calcext:value-type="float">
            <text:p>1</text:p>
          </table:table-cell>
          <table:table-cell table:style-name="ce2" table:formula="of:=IF(AND([.$G6]&lt;[.AV$1];[.$H6]&gt;=[.AV$1]);1;&quot;&quot;)" office:value-type="float" office:value="1" calcext:value-type="float">
            <text:p>1</text:p>
          </table:table-cell>
          <table:table-cell table:style-name="ce2" table:formula="of:=IF(AND([.$G6]&lt;[.AW$1];[.$H6]&gt;=[.AW$1]);1;&quot;&quot;)" office:value-type="float" office:value="1" calcext:value-type="float">
            <text:p>1</text:p>
          </table:table-cell>
          <table:table-cell table:style-name="ce2" table:formula="of:=IF(AND([.$G6]&lt;[.AX$1];[.$H6]&gt;=[.AX$1]);1;&quot;&quot;)" office:value-type="float" office:value="1" calcext:value-type="float">
            <text:p>1</text:p>
          </table:table-cell>
          <table:table-cell table:style-name="ce2" table:formula="of:=IF(AND([.$G6]&lt;[.AY$1];[.$H6]&gt;=[.AY$1]);1;&quot;&quot;)" office:value-type="float" office:value="1" calcext:value-type="float">
            <text:p>1</text:p>
          </table:table-cell>
          <table:table-cell table:style-name="ce2" table:formula="of:=IF(AND([.$G6]&lt;[.AZ$1];[.$H6]&gt;=[.AZ$1]);1;&quot;&quot;)" office:value-type="float" office:value="1" calcext:value-type="float">
            <text:p>1</text:p>
          </table:table-cell>
          <table:table-cell table:style-name="ce2" table:formula="of:=IF(AND([.$G6]&lt;[.BA$1];[.$H6]&gt;=[.BA$1]);1;&quot;&quot;)" office:value-type="float" office:value="1" calcext:value-type="float">
            <text:p>1</text:p>
          </table:table-cell>
          <table:table-cell table:style-name="ce2" table:formula="of:=IF(AND([.$G6]&lt;[.BB$1];[.$H6]&gt;=[.BB$1]);1;&quot;&quot;)" office:value-type="float" office:value="1" calcext:value-type="float">
            <text:p>1</text:p>
          </table:table-cell>
          <table:table-cell table:style-name="ce2" table:formula="of:=IF(AND([.$G6]&lt;[.BC$1];[.$H6]&gt;=[.BC$1]);1;&quot;&quot;)" office:value-type="float" office:value="1" calcext:value-type="float">
            <text:p>1</text:p>
          </table:table-cell>
          <table:table-cell table:style-name="ce2" table:formula="of:=IF(AND([.$G6]&lt;[.BD$1];[.$H6]&gt;=[.BD$1]);1;&quot;&quot;)" office:value-type="float" office:value="1" calcext:value-type="float">
            <text:p>1</text:p>
          </table:table-cell>
          <table:table-cell table:style-name="ce2" table:formula="of:=IF(AND([.$G6]&lt;[.BE$1];[.$H6]&gt;=[.BE$1]);1;&quot;&quot;)" office:value-type="float" office:value="1" calcext:value-type="float">
            <text:p>1</text:p>
          </table:table-cell>
          <table:table-cell table:style-name="ce2" table:formula="of:=IF(AND([.$G6]&lt;[.BF$1];[.$H6]&gt;=[.BF$1]);1;&quot;&quot;)" office:value-type="float" office:value="1" calcext:value-type="float">
            <text:p>1</text:p>
          </table:table-cell>
          <table:table-cell table:style-name="ce2" table:formula="of:=IF(AND([.$G6]&lt;[.BG$1];[.$H6]&gt;=[.BG$1]);1;&quot;&quot;)" office:value-type="float" office:value="1" calcext:value-type="float">
            <text:p>1</text:p>
          </table:table-cell>
          <table:table-cell table:style-name="ce2" table:formula="of:=IF(AND([.$G6]&lt;[.BH$1];[.$H6]&gt;=[.BH$1]);1;&quot;&quot;)" office:value-type="float" office:value="1" calcext:value-type="float">
            <text:p>1</text:p>
          </table:table-cell>
          <table:table-cell table:style-name="ce2" table:formula="of:=IF(AND([.$G6]&lt;[.BI$1];[.$H6]&gt;=[.BI$1]);1;&quot;&quot;)" office:value-type="float" office:value="1" calcext:value-type="float">
            <text:p>1</text:p>
          </table:table-cell>
          <table:table-cell table:style-name="ce2" table:formula="of:=IF(AND([.$G6]&lt;[.BJ$1];[.$H6]&gt;=[.BJ$1]);1;&quot;&quot;)" office:value-type="float" office:value="1" calcext:value-type="float">
            <text:p>1</text:p>
          </table:table-cell>
          <table:table-cell table:style-name="ce2" table:formula="of:=IF(AND([.$G6]&lt;[.BK$1];[.$H6]&gt;=[.BK$1]);1;&quot;&quot;)" office:value-type="float" office:value="1" calcext:value-type="float">
            <text:p>1</text:p>
          </table:table-cell>
          <table:table-cell table:style-name="ce2" table:formula="of:=IF(AND([.$G6]&lt;[.BL$1];[.$H6]&gt;=[.BL$1]);1;&quot;&quot;)" office:value-type="float" office:value="1" calcext:value-type="float">
            <text:p>1</text:p>
          </table:table-cell>
          <table:table-cell table:style-name="ce2" table:formula="of:=IF(AND([.$G6]&lt;[.BM$1];[.$H6]&gt;=[.BM$1]);1;&quot;&quot;)" office:value-type="float" office:value="1" calcext:value-type="float">
            <text:p>1</text:p>
          </table:table-cell>
          <table:table-cell table:style-name="ce2" table:formula="of:=IF(AND([.$G6]&lt;[.BN$1];[.$H6]&gt;=[.BN$1]);1;&quot;&quot;)" office:value-type="float" office:value="1" calcext:value-type="float">
            <text:p>1</text:p>
          </table:table-cell>
          <table:table-cell table:style-name="ce2" table:formula="of:=IF(AND([.$G6]&lt;[.BO$1];[.$H6]&gt;=[.BO$1]);1;&quot;&quot;)" office:value-type="float" office:value="1" calcext:value-type="float">
            <text:p>1</text:p>
          </table:table-cell>
          <table:table-cell table:style-name="ce2" table:formula="of:=IF(AND([.$G6]&lt;[.BP$1];[.$H6]&gt;=[.BP$1]);1;&quot;&quot;)" office:value-type="float" office:value="1" calcext:value-type="float">
            <text:p>1</text:p>
          </table:table-cell>
          <table:table-cell table:style-name="ce2" table:formula="of:=IF(AND([.$G6]&lt;[.BQ$1];[.$H6]&gt;=[.BQ$1]);1;&quot;&quot;)" office:value-type="float" office:value="1" calcext:value-type="float">
            <text:p>1</text:p>
          </table:table-cell>
          <table:table-cell table:style-name="ce2" table:formula="of:=IF(AND([.$G6]&lt;[.BR$1];[.$H6]&gt;=[.BR$1]);1;&quot;&quot;)" office:value-type="float" office:value="1" calcext:value-type="float">
            <text:p>1</text:p>
          </table:table-cell>
          <table:table-cell table:style-name="ce2" table:formula="of:=IF(AND([.$G6]&lt;[.BS$1];[.$H6]&gt;=[.BS$1]);1;&quot;&quot;)" office:value-type="float" office:value="1" calcext:value-type="float">
            <text:p>1</text:p>
          </table:table-cell>
          <table:table-cell table:style-name="ce2" table:formula="of:=IF(AND([.$G6]&lt;[.BT$1];[.$H6]&gt;=[.BT$1]);1;&quot;&quot;)" office:value-type="float" office:value="1" calcext:value-type="float">
            <text:p>1</text:p>
          </table:table-cell>
          <table:table-cell table:style-name="ce2" table:formula="of:=IF(AND([.$G6]&lt;[.BU$1];[.$H6]&gt;=[.BU$1]);1;&quot;&quot;)" office:value-type="float" office:value="1" calcext:value-type="float">
            <text:p>1</text:p>
          </table:table-cell>
          <table:table-cell table:style-name="ce2" table:formula="of:=IF(AND([.$G6]&lt;[.BV$1];[.$H6]&gt;=[.BV$1]);1;&quot;&quot;)" office:value-type="float" office:value="1" calcext:value-type="float">
            <text:p>1</text:p>
          </table:table-cell>
          <table:table-cell table:style-name="ce2" table:formula="of:=IF(AND([.$G6]&lt;[.BW$1];[.$H6]&gt;=[.BW$1]);1;&quot;&quot;)" office:value-type="float" office:value="1" calcext:value-type="float">
            <text:p>1</text:p>
          </table:table-cell>
          <table:table-cell table:style-name="ce2" table:formula="of:=IF(AND([.$G6]&lt;[.BX$1];[.$H6]&gt;=[.BX$1]);1;&quot;&quot;)" office:value-type="float" office:value="1" calcext:value-type="float">
            <text:p>1</text:p>
          </table:table-cell>
          <table:table-cell table:style-name="ce2" table:formula="of:=IF(AND([.$G6]&lt;[.BY$1];[.$H6]&gt;=[.BY$1]);1;&quot;&quot;)" office:value-type="float" office:value="1" calcext:value-type="float">
            <text:p>1</text:p>
          </table:table-cell>
          <table:table-cell table:style-name="ce2" table:formula="of:=IF(AND([.$G6]&lt;[.BZ$1];[.$H6]&gt;=[.BZ$1]);1;&quot;&quot;)" office:value-type="float" office:value="1" calcext:value-type="float">
            <text:p>1</text:p>
          </table:table-cell>
          <table:table-cell table:style-name="ce2" table:formula="of:=IF(AND([.$G6]&lt;[.CA$1];[.$H6]&gt;=[.CA$1]);1;&quot;&quot;)" office:value-type="float" office:value="1" calcext:value-type="float">
            <text:p>1</text:p>
          </table:table-cell>
          <table:table-cell table:style-name="ce2" table:formula="of:=IF(AND([.$G6]&lt;[.CB$1];[.$H6]&gt;=[.CB$1]);1;&quot;&quot;)" office:value-type="float" office:value="1" calcext:value-type="float">
            <text:p>1</text:p>
          </table:table-cell>
          <table:table-cell table:style-name="ce2" table:formula="of:=IF(AND([.$G6]&lt;[.CC$1];[.$H6]&gt;=[.CC$1]);1;&quot;&quot;)" office:value-type="float" office:value="1" calcext:value-type="float">
            <text:p>1</text:p>
          </table:table-cell>
          <table:table-cell table:style-name="ce2" table:formula="of:=IF(AND([.$G6]&lt;[.CD$1];[.$H6]&gt;=[.CD$1]);1;&quot;&quot;)" office:value-type="float" office:value="1" calcext:value-type="float">
            <text:p>1</text:p>
          </table:table-cell>
          <table:table-cell table:style-name="ce2" table:formula="of:=IF(AND([.$G6]&lt;[.CE$1];[.$H6]&gt;=[.CE$1]);1;&quot;&quot;)" office:value-type="float" office:value="1" calcext:value-type="float">
            <text:p>1</text:p>
          </table:table-cell>
          <table:table-cell table:style-name="ce2" table:formula="of:=IF(AND([.$G6]&lt;[.CF$1];[.$H6]&gt;=[.CF$1]);1;&quot;&quot;)" office:value-type="float" office:value="1" calcext:value-type="float">
            <text:p>1</text:p>
          </table:table-cell>
          <table:table-cell table:style-name="ce2" table:formula="of:=IF(AND([.$G6]&lt;[.CG$1];[.$H6]&gt;=[.CG$1]);1;&quot;&quot;)" office:value-type="float" office:value="1" calcext:value-type="float">
            <text:p>1</text:p>
          </table:table-cell>
          <table:table-cell table:style-name="ce2" table:formula="of:=IF(AND([.$G6]&lt;[.CH$1];[.$H6]&gt;=[.CH$1]);1;&quot;&quot;)" office:value-type="float" office:value="1" calcext:value-type="float">
            <text:p>1</text:p>
          </table:table-cell>
          <table:table-cell table:style-name="ce2" table:formula="of:=IF(AND([.$G6]&lt;[.CI$1];[.$H6]&gt;=[.CI$1]);1;&quot;&quot;)" office:value-type="float" office:value="1" calcext:value-type="float">
            <text:p>1</text:p>
          </table:table-cell>
          <table:table-cell table:style-name="ce2" table:formula="of:=IF(AND([.$G6]&lt;[.CJ$1];[.$H6]&gt;=[.CJ$1]);1;&quot;&quot;)" office:value-type="float" office:value="1" calcext:value-type="float">
            <text:p>1</text:p>
          </table:table-cell>
          <table:table-cell table:style-name="ce2" table:formula="of:=IF(AND([.$G6]&lt;[.CK$1];[.$H6]&gt;=[.CK$1]);1;&quot;&quot;)" office:value-type="float" office:value="1" calcext:value-type="float">
            <text:p>1</text:p>
          </table:table-cell>
          <table:table-cell table:style-name="ce2" table:formula="of:=IF(AND([.$G6]&lt;[.CL$1];[.$H6]&gt;=[.CL$1]);1;&quot;&quot;)" office:value-type="float" office:value="1" calcext:value-type="float">
            <text:p>1</text:p>
          </table:table-cell>
          <table:table-cell table:style-name="ce2" table:formula="of:=IF(AND([.$G6]&lt;[.CM$1];[.$H6]&gt;=[.CM$1]);1;&quot;&quot;)" office:value-type="float" office:value="1" calcext:value-type="float">
            <text:p>1</text:p>
          </table:table-cell>
          <table:table-cell table:style-name="ce2" table:formula="of:=IF(AND([.$G6]&lt;[.CN$1];[.$H6]&gt;=[.CN$1]);1;&quot;&quot;)" office:value-type="float" office:value="1" calcext:value-type="float">
            <text:p>1</text:p>
          </table:table-cell>
          <table:table-cell table:style-name="ce2" table:formula="of:=IF(AND([.$G6]&lt;[.CO$1];[.$H6]&gt;=[.CO$1]);1;&quot;&quot;)" office:value-type="float" office:value="1" calcext:value-type="float">
            <text:p>1</text:p>
          </table:table-cell>
          <table:table-cell table:style-name="ce2" table:formula="of:=IF(AND([.$G6]&lt;[.CP$1];[.$H6]&gt;=[.CP$1]);1;&quot;&quot;)" office:value-type="float" office:value="1" calcext:value-type="float">
            <text:p>1</text:p>
          </table:table-cell>
          <table:table-cell table:style-name="ce2" table:formula="of:=IF(AND([.$G6]&lt;[.CQ$1];[.$H6]&gt;=[.CQ$1]);1;&quot;&quot;)" office:value-type="float" office:value="1" calcext:value-type="float">
            <text:p>1</text:p>
          </table:table-cell>
          <table:table-cell table:style-name="ce2" table:formula="of:=IF(AND([.$G6]&lt;[.CR$1];[.$H6]&gt;=[.CR$1]);1;&quot;&quot;)" office:value-type="float" office:value="1" calcext:value-type="float">
            <text:p>1</text:p>
          </table:table-cell>
          <table:table-cell table:style-name="ce2" table:formula="of:=IF(AND([.$G6]&lt;[.CS$1];[.$H6]&gt;=[.CS$1]);1;&quot;&quot;)" office:value-type="float" office:value="1" calcext:value-type="float">
            <text:p>1</text:p>
          </table:table-cell>
          <table:table-cell table:style-name="ce2" table:formula="of:=IF(AND([.$G6]&lt;[.CT$1];[.$H6]&gt;=[.CT$1]);1;&quot;&quot;)" office:value-type="float" office:value="1" calcext:value-type="float">
            <text:p>1</text:p>
          </table:table-cell>
          <table:table-cell table:style-name="ce2" table:formula="of:=IF(AND([.$G6]&lt;[.CU$1];[.$H6]&gt;=[.CU$1]);1;&quot;&quot;)" office:value-type="float" office:value="1" calcext:value-type="float">
            <text:p>1</text:p>
          </table:table-cell>
          <table:table-cell table:style-name="ce2" table:formula="of:=IF(AND([.$G6]&lt;[.CV$1];[.$H6]&gt;=[.CV$1]);1;&quot;&quot;)" office:value-type="float" office:value="1" calcext:value-type="float">
            <text:p>1</text:p>
          </table:table-cell>
          <table:table-cell table:style-name="ce2" table:formula="of:=IF(AND([.$G6]&lt;[.CW$1];[.$H6]&gt;=[.CW$1]);1;&quot;&quot;)" office:value-type="float" office:value="1" calcext:value-type="float">
            <text:p>1</text:p>
          </table:table-cell>
          <table:table-cell table:style-name="ce2" table:formula="of:=IF(AND([.$G6]&lt;[.CX$1];[.$H6]&gt;=[.CX$1]);1;&quot;&quot;)" office:value-type="float" office:value="1" calcext:value-type="float">
            <text:p>1</text:p>
          </table:table-cell>
          <table:table-cell table:style-name="ce2" table:formula="of:=IF(AND([.$G6]&lt;[.CY$1];[.$H6]&gt;=[.CY$1]);1;&quot;&quot;)" office:value-type="float" office:value="1" calcext:value-type="float">
            <text:p>1</text:p>
          </table:table-cell>
          <table:table-cell table:style-name="ce2" table:formula="of:=IF(AND([.$G6]&lt;[.CZ$1];[.$H6]&gt;=[.CZ$1]);1;&quot;&quot;)" office:value-type="float" office:value="1" calcext:value-type="float">
            <text:p>1</text:p>
          </table:table-cell>
          <table:table-cell table:style-name="ce2" table:formula="of:=IF(AND([.$G6]&lt;[.DA$1];[.$H6]&gt;=[.DA$1]);1;&quot;&quot;)" office:value-type="float" office:value="1" calcext:value-type="float">
            <text:p>1</text:p>
          </table:table-cell>
          <table:table-cell table:style-name="ce2" table:formula="of:=IF(AND([.$G6]&lt;[.DB$1];[.$H6]&gt;=[.DB$1]);1;&quot;&quot;)" office:value-type="float" office:value="1" calcext:value-type="float">
            <text:p>1</text:p>
          </table:table-cell>
          <table:table-cell table:style-name="ce2" table:formula="of:=IF(AND([.$G6]&lt;[.DC$1];[.$H6]&gt;=[.DC$1]);1;&quot;&quot;)" office:value-type="float" office:value="1" calcext:value-type="float">
            <text:p>1</text:p>
          </table:table-cell>
          <table:table-cell table:style-name="ce2" table:formula="of:=IF(AND([.$G6]&lt;[.DD$1];[.$H6]&gt;=[.DD$1]);1;&quot;&quot;)" office:value-type="float" office:value="1" calcext:value-type="float">
            <text:p>1</text:p>
          </table:table-cell>
          <table:table-cell table:style-name="ce2" table:formula="of:=IF(AND([.$G6]&lt;[.DE$1];[.$H6]&gt;=[.DE$1]);1;&quot;&quot;)" office:value-type="float" office:value="1" calcext:value-type="float">
            <text:p>1</text:p>
          </table:table-cell>
          <table:table-cell table:style-name="ce2" table:formula="of:=IF(AND([.$G6]&lt;[.DF$1];[.$H6]&gt;=[.DF$1]);1;&quot;&quot;)" office:value-type="float" office:value="1" calcext:value-type="float">
            <text:p>1</text:p>
          </table:table-cell>
          <table:table-cell table:style-name="ce2" table:formula="of:=IF(AND([.$G6]&lt;[.DG$1];[.$H6]&gt;=[.DG$1]);1;&quot;&quot;)" office:value-type="float" office:value="1" calcext:value-type="float">
            <text:p>1</text:p>
          </table:table-cell>
          <table:table-cell table:style-name="ce2" table:formula="of:=IF(AND([.$G6]&lt;[.DH$1];[.$H6]&gt;=[.DH$1]);1;&quot;&quot;)" office:value-type="float" office:value="1" calcext:value-type="float">
            <text:p>1</text:p>
          </table:table-cell>
          <table:table-cell table:style-name="ce2" table:formula="of:=IF(AND([.$G6]&lt;[.DI$1];[.$H6]&gt;=[.DI$1]);1;&quot;&quot;)" office:value-type="float" office:value="1" calcext:value-type="float">
            <text:p>1</text:p>
          </table:table-cell>
          <table:table-cell table:style-name="ce2" table:formula="of:=IF(AND([.$G6]&lt;[.DJ$1];[.$H6]&gt;=[.DJ$1]);1;&quot;&quot;)" office:value-type="float" office:value="1" calcext:value-type="float">
            <text:p>1</text:p>
          </table:table-cell>
          <table:table-cell table:style-name="ce2" table:formula="of:=IF(AND([.$G6]&lt;[.DK$1];[.$H6]&gt;=[.DK$1]);1;&quot;&quot;)" office:value-type="float" office:value="1" calcext:value-type="float">
            <text:p>1</text:p>
          </table:table-cell>
          <table:table-cell table:style-name="ce2" table:formula="of:=IF(AND([.$G6]&lt;[.DL$1];[.$H6]&gt;=[.DL$1]);1;&quot;&quot;)" office:value-type="float" office:value="1" calcext:value-type="float">
            <text:p>1</text:p>
          </table:table-cell>
          <table:table-cell table:style-name="ce2" table:formula="of:=IF(AND([.$G6]&lt;[.DM$1];[.$H6]&gt;=[.DM$1]);1;&quot;&quot;)" office:value-type="float" office:value="1" calcext:value-type="float">
            <text:p>1</text:p>
          </table:table-cell>
          <table:table-cell table:style-name="ce2" table:formula="of:=IF(AND([.$G6]&lt;[.DN$1];[.$H6]&gt;=[.DN$1]);1;&quot;&quot;)" office:value-type="float" office:value="1" calcext:value-type="float">
            <text:p>1</text:p>
          </table:table-cell>
          <table:table-cell table:style-name="ce2" table:formula="of:=IF(AND([.$G6]&lt;[.DO$1];[.$H6]&gt;=[.DO$1]);1;&quot;&quot;)" office:value-type="float" office:value="1" calcext:value-type="float">
            <text:p>1</text:p>
          </table:table-cell>
          <table:table-cell table:style-name="ce2" table:formula="of:=IF(AND([.$G6]&lt;[.DP$1];[.$H6]&gt;=[.DP$1]);1;&quot;&quot;)" office:value-type="float" office:value="1" calcext:value-type="float">
            <text:p>1</text:p>
          </table:table-cell>
          <table:table-cell table:style-name="ce2" table:formula="of:=IF(AND([.$G6]&lt;[.DQ$1];[.$H6]&gt;=[.DQ$1]);1;&quot;&quot;)" office:value-type="float" office:value="1" calcext:value-type="float">
            <text:p>1</text:p>
          </table:table-cell>
          <table:table-cell table:style-name="ce2" table:formula="of:=IF(AND([.$G6]&lt;[.DR$1];[.$H6]&gt;=[.DR$1]);1;&quot;&quot;)" office:value-type="float" office:value="1" calcext:value-type="float">
            <text:p>1</text:p>
          </table:table-cell>
          <table:table-cell table:style-name="ce2" table:formula="of:=IF(AND([.$G6]&lt;[.DS$1];[.$H6]&gt;=[.DS$1]);1;&quot;&quot;)" office:value-type="float" office:value="1" calcext:value-type="float">
            <text:p>1</text:p>
          </table:table-cell>
          <table:table-cell table:style-name="ce2" table:formula="of:=IF(AND([.$G6]&lt;[.DT$1];[.$H6]&gt;=[.DT$1]);1;&quot;&quot;)" office:value-type="float" office:value="1" calcext:value-type="float">
            <text:p>1</text:p>
          </table:table-cell>
          <table:table-cell table:style-name="ce2" table:formula="of:=IF(AND([.$G6]&lt;[.DU$1];[.$H6]&gt;=[.DU$1]);1;&quot;&quot;)" office:value-type="float" office:value="1" calcext:value-type="float">
            <text:p>1</text:p>
          </table:table-cell>
          <table:table-cell table:style-name="ce2" table:formula="of:=IF(AND([.$G6]&lt;[.DV$1];[.$H6]&gt;=[.DV$1]);1;&quot;&quot;)" office:value-type="float" office:value="1" calcext:value-type="float">
            <text:p>1</text:p>
          </table:table-cell>
          <table:table-cell table:style-name="ce2" table:formula="of:=IF(AND([.$G6]&lt;[.DW$1];[.$H6]&gt;=[.DW$1]);1;&quot;&quot;)" office:value-type="float" office:value="1" calcext:value-type="float">
            <text:p>1</text:p>
          </table:table-cell>
          <table:table-cell table:style-name="ce2" table:formula="of:=IF(AND([.$G6]&lt;[.DX$1];[.$H6]&gt;=[.DX$1]);1;&quot;&quot;)" office:value-type="float" office:value="1" calcext:value-type="float">
            <text:p>1</text:p>
          </table:table-cell>
          <table:table-cell table:style-name="ce2" table:formula="of:=IF(AND([.$G6]&lt;[.DY$1];[.$H6]&gt;=[.DY$1]);1;&quot;&quot;)" office:value-type="float" office:value="1" calcext:value-type="float">
            <text:p>1</text:p>
          </table:table-cell>
          <table:table-cell table:style-name="ce2" table:formula="of:=IF(AND([.$G6]&lt;[.DZ$1];[.$H6]&gt;=[.DZ$1]);1;&quot;&quot;)" office:value-type="float" office:value="1" calcext:value-type="float">
            <text:p>1</text:p>
          </table:table-cell>
          <table:table-cell table:style-name="ce2" table:formula="of:=IF(AND([.$G6]&lt;[.EA$1];[.$H6]&gt;=[.EA$1]);1;&quot;&quot;)" office:value-type="float" office:value="1" calcext:value-type="float">
            <text:p>1</text:p>
          </table:table-cell>
          <table:table-cell table:style-name="ce2" table:formula="of:=IF(AND([.$G6]&lt;[.EB$1];[.$H6]&gt;=[.EB$1]);1;&quot;&quot;)" office:value-type="float" office:value="1" calcext:value-type="float">
            <text:p>1</text:p>
          </table:table-cell>
          <table:table-cell table:style-name="ce2" table:formula="of:=IF(AND([.$G6]&lt;[.EC$1];[.$H6]&gt;=[.EC$1]);1;&quot;&quot;)" office:value-type="float" office:value="1" calcext:value-type="float">
            <text:p>1</text:p>
          </table:table-cell>
          <table:table-cell table:style-name="ce2" table:formula="of:=IF(AND([.$G6]&lt;[.ED$1];[.$H6]&gt;=[.ED$1]);1;&quot;&quot;)" office:value-type="float" office:value="1" calcext:value-type="float">
            <text:p>1</text:p>
          </table:table-cell>
          <table:table-cell table:style-name="ce2" table:formula="of:=IF(AND([.$G6]&lt;[.EE$1];[.$H6]&gt;=[.EE$1]);1;&quot;&quot;)" office:value-type="float" office:value="1" calcext:value-type="float">
            <text:p>1</text:p>
          </table:table-cell>
          <table:table-cell table:style-name="ce2" table:formula="of:=IF(AND([.$G6]&lt;[.EF$1];[.$H6]&gt;=[.EF$1]);1;&quot;&quot;)" office:value-type="float" office:value="1" calcext:value-type="float">
            <text:p>1</text:p>
          </table:table-cell>
          <table:table-cell table:style-name="ce2" table:formula="of:=IF(AND([.$G6]&lt;[.EG$1];[.$H6]&gt;=[.EG$1]);1;&quot;&quot;)" office:value-type="float" office:value="1" calcext:value-type="float">
            <text:p>1</text:p>
          </table:table-cell>
          <table:table-cell table:style-name="ce2" table:formula="of:=IF(AND([.$G6]&lt;[.EH$1];[.$H6]&gt;=[.EH$1]);1;&quot;&quot;)" office:value-type="float" office:value="1" calcext:value-type="float">
            <text:p>1</text:p>
          </table:table-cell>
          <table:table-cell table:style-name="ce2" table:formula="of:=IF(AND([.$G6]&lt;[.EI$1];[.$H6]&gt;=[.EI$1]);1;&quot;&quot;)">
            <text:p/>
          </table:table-cell>
          <table:table-cell table:style-name="ce2" table:formula="of:=IF(AND([.$G6]&lt;[.EJ$1];[.$H6]&gt;=[.EJ$1]);1;&quot;&quot;)">
            <text:p/>
          </table:table-cell>
          <table:table-cell table:style-name="ce2" table:formula="of:=IF(AND([.$G6]&lt;[.EK$1];[.$H6]&gt;=[.EK$1]);1;&quot;&quot;)">
            <text:p/>
          </table:table-cell>
          <table:table-cell table:style-name="ce2" table:formula="of:=IF(AND([.$G6]&lt;[.EL$1];[.$H6]&gt;=[.EL$1]);1;&quot;&quot;)">
            <text:p/>
          </table:table-cell>
          <table:table-cell table:style-name="ce2" table:formula="of:=IF(AND([.$G6]&lt;[.EM$1];[.$H6]&gt;=[.EM$1]);1;&quot;&quot;)">
            <text:p/>
          </table:table-cell>
          <table:table-cell table:style-name="ce2" table:formula="of:=IF(AND([.$G6]&lt;[.EN$1];[.$H6]&gt;=[.EN$1]);1;&quot;&quot;)">
            <text:p/>
          </table:table-cell>
          <table:table-cell table:style-name="ce2" table:formula="of:=IF(AND([.$G6]&lt;[.EO$1];[.$H6]&gt;=[.EO$1]);1;&quot;&quot;)">
            <text:p/>
          </table:table-cell>
          <table:table-cell table:style-name="ce2" table:formula="of:=IF(AND([.$G6]&lt;[.EP$1];[.$H6]&gt;=[.EP$1]);1;&quot;&quot;)">
            <text:p/>
          </table:table-cell>
          <table:table-cell table:style-name="ce2" table:formula="of:=IF(AND([.$G6]&lt;[.EQ$1];[.$H6]&gt;=[.EQ$1]);1;&quot;&quot;)">
            <text:p/>
          </table:table-cell>
          <table:table-cell table:style-name="ce2" table:formula="of:=IF(AND([.$G6]&lt;[.ER$1];[.$H6]&gt;=[.ER$1]);1;&quot;&quot;)">
            <text:p/>
          </table:table-cell>
          <table:table-cell table:style-name="ce2" table:formula="of:=IF(AND([.$G6]&lt;[.ES$1];[.$H6]&gt;=[.ES$1]);1;&quot;&quot;)">
            <text:p/>
          </table:table-cell>
          <table:table-cell table:style-name="ce2" table:formula="of:=IF(AND([.$G6]&lt;[.ET$1];[.$H6]&gt;=[.ET$1]);1;&quot;&quot;)">
            <text:p/>
          </table:table-cell>
          <table:table-cell table:style-name="ce2" table:formula="of:=IF(AND([.$G6]&lt;[.EU$1];[.$H6]&gt;=[.EU$1]);1;&quot;&quot;)">
            <text:p/>
          </table:table-cell>
          <table:table-cell table:style-name="ce2" table:formula="of:=IF(AND([.$G6]&lt;[.EV$1];[.$H6]&gt;=[.EV$1]);1;&quot;&quot;)">
            <text:p/>
          </table:table-cell>
          <table:table-cell table:style-name="ce2" table:formula="of:=IF(AND([.$G6]&lt;[.EW$1];[.$H6]&gt;=[.EW$1]);1;&quot;&quot;)">
            <text:p/>
          </table:table-cell>
          <table:table-cell table:style-name="ce2" table:formula="of:=IF(AND([.$G6]&lt;[.EX$1];[.$H6]&gt;=[.EX$1]);1;&quot;&quot;)">
            <text:p/>
          </table:table-cell>
          <table:table-cell table:style-name="ce2" table:formula="of:=IF(AND([.$G6]&lt;[.EY$1];[.$H6]&gt;=[.EY$1]);1;&quot;&quot;)">
            <text:p/>
          </table:table-cell>
          <table:table-cell table:style-name="ce2" table:formula="of:=IF(AND([.$G6]&lt;[.EZ$1];[.$H6]&gt;=[.EZ$1]);1;&quot;&quot;)">
            <text:p/>
          </table:table-cell>
          <table:table-cell table:style-name="ce2" table:formula="of:=IF(AND([.$G6]&lt;[.FA$1];[.$H6]&gt;=[.FA$1]);1;&quot;&quot;)">
            <text:p/>
          </table:table-cell>
          <table:table-cell table:style-name="ce2" table:formula="of:=IF(AND([.$G6]&lt;[.FB$1];[.$H6]&gt;=[.FB$1]);1;&quot;&quot;)">
            <text:p/>
          </table:table-cell>
          <table:table-cell table:style-name="ce2" table:formula="of:=IF(AND([.$G6]&lt;[.FC$1];[.$H6]&gt;=[.FC$1]);1;&quot;&quot;)">
            <text:p/>
          </table:table-cell>
          <table:table-cell table:style-name="ce2" table:formula="of:=IF(AND([.$G6]&lt;[.FD$1];[.$H6]&gt;=[.FD$1]);1;&quot;&quot;)">
            <text:p/>
          </table:table-cell>
          <table:table-cell table:style-name="ce2" table:formula="of:=IF(AND([.$G6]&lt;[.FE$1];[.$H6]&gt;=[.FE$1]);1;&quot;&quot;)">
            <text:p/>
          </table:table-cell>
          <table:table-cell table:style-name="ce2" table:formula="of:=IF(AND([.$G6]&lt;[.FF$1];[.$H6]&gt;=[.FF$1]);1;&quot;&quot;)">
            <text:p/>
          </table:table-cell>
          <table:table-cell table:style-name="ce2" table:formula="of:=IF(AND([.$G6]&lt;[.FG$1];[.$H6]&gt;=[.FG$1]);1;&quot;&quot;)">
            <text:p/>
          </table:table-cell>
          <table:table-cell table:style-name="ce2" table:formula="of:=IF(AND([.$G6]&lt;[.FH$1];[.$H6]&gt;=[.FH$1]);1;&quot;&quot;)">
            <text:p/>
          </table:table-cell>
          <table:table-cell table:style-name="ce2" table:formula="of:=IF(AND([.$G6]&lt;[.FI$1];[.$H6]&gt;=[.FI$1]);1;&quot;&quot;)">
            <text:p/>
          </table:table-cell>
          <table:table-cell table:style-name="ce2" table:formula="of:=IF(AND([.$G6]&lt;[.FJ$1];[.$H6]&gt;=[.FJ$1]);1;&quot;&quot;)">
            <text:p/>
          </table:table-cell>
          <table:table-cell table:style-name="ce2" table:formula="of:=IF(AND([.$G6]&lt;[.FK$1];[.$H6]&gt;=[.FK$1]);1;&quot;&quot;)">
            <text:p/>
          </table:table-cell>
          <table:table-cell table:style-name="ce2" table:formula="of:=IF(AND([.$G6]&lt;[.FL$1];[.$H6]&gt;=[.FL$1]);1;&quot;&quot;)">
            <text:p/>
          </table:table-cell>
          <table:table-cell table:style-name="ce2" table:formula="of:=IF(AND([.$G6]&lt;[.FM$1];[.$H6]&gt;=[.FM$1]);1;&quot;&quot;)">
            <text:p/>
          </table:table-cell>
          <table:table-cell table:style-name="ce2" table:formula="of:=IF(AND([.$G6]&lt;[.FN$1];[.$H6]&gt;=[.FN$1]);1;&quot;&quot;)">
            <text:p/>
          </table:table-cell>
          <table:table-cell table:style-name="ce2" table:formula="of:=IF(AND([.$G6]&lt;[.FO$1];[.$H6]&gt;=[.FO$1]);1;&quot;&quot;)">
            <text:p/>
          </table:table-cell>
          <table:table-cell table:style-name="ce2" table:formula="of:=IF(AND([.$G6]&lt;[.FP$1];[.$H6]&gt;=[.FP$1]);1;&quot;&quot;)">
            <text:p/>
          </table:table-cell>
          <table:table-cell table:style-name="ce2" table:formula="of:=IF(AND([.$G6]&lt;[.FQ$1];[.$H6]&gt;=[.FQ$1]);1;&quot;&quot;)">
            <text:p/>
          </table:table-cell>
          <table:table-cell table:style-name="ce2" table:formula="of:=IF(AND([.$G6]&lt;[.FR$1];[.$H6]&gt;=[.FR$1]);1;&quot;&quot;)">
            <text:p/>
          </table:table-cell>
          <table:table-cell table:style-name="ce2" table:formula="of:=IF(AND([.$G6]&lt;[.FS$1];[.$H6]&gt;=[.FS$1]);1;&quot;&quot;)">
            <text:p/>
          </table:table-cell>
          <table:table-cell table:style-name="ce2" table:formula="of:=IF(AND([.$G6]&lt;[.FT$1];[.$H6]&gt;=[.FT$1]);1;&quot;&quot;)">
            <text:p/>
          </table:table-cell>
          <table:table-cell table:style-name="ce2" table:formula="of:=IF(AND([.$G6]&lt;[.FU$1];[.$H6]&gt;=[.FU$1]);1;&quot;&quot;)">
            <text:p/>
          </table:table-cell>
          <table:table-cell table:style-name="ce2" table:formula="of:=IF(AND([.$G6]&lt;[.FV$1];[.$H6]&gt;=[.FV$1]);1;&quot;&quot;)">
            <text:p/>
          </table:table-cell>
          <table:table-cell table:style-name="ce2" table:formula="of:=IF(AND([.$G6]&lt;[.FW$1];[.$H6]&gt;=[.FW$1]);1;&quot;&quot;)">
            <text:p/>
          </table:table-cell>
          <table:table-cell table:style-name="ce2" table:formula="of:=IF(AND([.$G6]&lt;[.FX$1];[.$H6]&gt;=[.FX$1]);1;&quot;&quot;)">
            <text:p/>
          </table:table-cell>
          <table:table-cell table:style-name="ce2" table:formula="of:=IF(AND([.$G6]&lt;[.FY$1];[.$H6]&gt;=[.FY$1]);1;&quot;&quot;)">
            <text:p/>
          </table:table-cell>
          <table:table-cell table:style-name="ce2" table:formula="of:=IF(AND([.$G6]&lt;[.FZ$1];[.$H6]&gt;=[.FZ$1]);1;&quot;&quot;)">
            <text:p/>
          </table:table-cell>
          <table:table-cell table:style-name="ce2" table:formula="of:=IF(AND([.$G6]&lt;[.GA$1];[.$H6]&gt;=[.GA$1]);1;&quot;&quot;)">
            <text:p/>
          </table:table-cell>
          <table:table-cell table:style-name="ce2" table:formula="of:=IF(AND([.$G6]&lt;[.GB$1];[.$H6]&gt;=[.GB$1]);1;&quot;&quot;)">
            <text:p/>
          </table:table-cell>
          <table:table-cell table:style-name="ce2" table:formula="of:=IF(AND([.$G6]&lt;[.GC$1];[.$H6]&gt;=[.GC$1]);1;&quot;&quot;)">
            <text:p/>
          </table:table-cell>
          <table:table-cell table:style-name="ce2" table:formula="of:=IF(AND([.$G6]&lt;[.GD$1];[.$H6]&gt;=[.GD$1]);1;&quot;&quot;)">
            <text:p/>
          </table:table-cell>
          <table:table-cell table:style-name="ce2" table:formula="of:=IF(AND([.$G6]&lt;[.GE$1];[.$H6]&gt;=[.GE$1]);1;&quot;&quot;)">
            <text:p/>
          </table:table-cell>
          <table:table-cell table:style-name="ce2" table:formula="of:=IF(AND([.$G6]&lt;[.GF$1];[.$H6]&gt;=[.GF$1]);1;&quot;&quot;)">
            <text:p/>
          </table:table-cell>
          <table:table-cell table:style-name="ce2" table:formula="of:=IF(AND([.$G6]&lt;[.GG$1];[.$H6]&gt;=[.GG$1]);1;&quot;&quot;)">
            <text:p/>
          </table:table-cell>
          <table:table-cell table:style-name="ce2" table:formula="of:=IF(AND([.$G6]&lt;[.GH$1];[.$H6]&gt;=[.GH$1]);1;&quot;&quot;)">
            <text:p/>
          </table:table-cell>
          <table:table-cell table:style-name="ce2" table:formula="of:=IF(AND([.$G6]&lt;[.GI$1];[.$H6]&gt;=[.GI$1]);1;&quot;&quot;)">
            <text:p/>
          </table:table-cell>
          <table:table-cell table:style-name="ce2" table:formula="of:=IF(AND([.$G6]&lt;[.GJ$1];[.$H6]&gt;=[.GJ$1]);1;&quot;&quot;)">
            <text:p/>
          </table:table-cell>
          <table:table-cell table:style-name="ce2" table:formula="of:=IF(AND([.$G6]&lt;[.GK$1];[.$H6]&gt;=[.GK$1]);1;&quot;&quot;)">
            <text:p/>
          </table:table-cell>
          <table:table-cell table:style-name="ce2" table:formula="of:=IF(AND([.$G6]&lt;[.GL$1];[.$H6]&gt;=[.GL$1]);1;&quot;&quot;)">
            <text:p/>
          </table:table-cell>
          <table:table-cell table:style-name="ce2" table:formula="of:=IF(AND([.$G6]&lt;[.GM$1];[.$H6]&gt;=[.GM$1]);1;&quot;&quot;)">
            <text:p/>
          </table:table-cell>
          <table:table-cell table:style-name="ce2" table:formula="of:=IF(AND([.$G6]&lt;[.GN$1];[.$H6]&gt;=[.GN$1]);1;&quot;&quot;)">
            <text:p/>
          </table:table-cell>
          <table:table-cell table:style-name="ce2" table:formula="of:=IF(AND([.$G6]&lt;[.GO$1];[.$H6]&gt;=[.GO$1]);1;&quot;&quot;)">
            <text:p/>
          </table:table-cell>
          <table:table-cell table:style-name="ce2" table:formula="of:=IF(AND([.$G6]&lt;[.GP$1];[.$H6]&gt;=[.GP$1]);1;&quot;&quot;)">
            <text:p/>
          </table:table-cell>
          <table:table-cell table:style-name="ce2" table:formula="of:=IF(AND([.$G6]&lt;[.GQ$1];[.$H6]&gt;=[.GQ$1]);1;&quot;&quot;)">
            <text:p/>
          </table:table-cell>
          <table:table-cell table:style-name="ce2" table:formula="of:=IF(AND([.$G6]&lt;[.GR$1];[.$H6]&gt;=[.GR$1]);1;&quot;&quot;)">
            <text:p/>
          </table:table-cell>
          <table:table-cell table:style-name="ce2" table:formula="of:=IF(AND([.$G6]&lt;[.GS$1];[.$H6]&gt;=[.GS$1]);1;&quot;&quot;)">
            <text:p/>
          </table:table-cell>
          <table:table-cell table:style-name="ce2" table:formula="of:=IF(AND([.$G6]&lt;[.GT$1];[.$H6]&gt;=[.GT$1]);1;&quot;&quot;)">
            <text:p/>
          </table:table-cell>
          <table:table-cell table:style-name="ce2" table:formula="of:=IF(AND([.$G6]&lt;[.GU$1];[.$H6]&gt;=[.GU$1]);1;&quot;&quot;)">
            <text:p/>
          </table:table-cell>
          <table:table-cell table:style-name="ce2" table:formula="of:=IF(AND([.$G6]&lt;[.GV$1];[.$H6]&gt;=[.GV$1]);1;&quot;&quot;)">
            <text:p/>
          </table:table-cell>
          <table:table-cell table:style-name="ce2" table:formula="of:=IF(AND([.$G6]&lt;[.GW$1];[.$H6]&gt;=[.GW$1]);1;&quot;&quot;)">
            <text:p/>
          </table:table-cell>
          <table:table-cell table:style-name="ce2" table:formula="of:=IF(AND([.$G6]&lt;[.GX$1];[.$H6]&gt;=[.GX$1]);1;&quot;&quot;)">
            <text:p/>
          </table:table-cell>
          <table:table-cell table:style-name="ce2" table:formula="of:=IF(AND([.$G6]&lt;[.GY$1];[.$H6]&gt;=[.GY$1]);1;&quot;&quot;)">
            <text:p/>
          </table:table-cell>
          <table:table-cell table:style-name="ce2" table:formula="of:=IF(AND([.$G6]&lt;[.GZ$1];[.$H6]&gt;=[.GZ$1]);1;&quot;&quot;)">
            <text:p/>
          </table:table-cell>
          <table:table-cell table:style-name="ce2" table:formula="of:=IF(AND([.$G6]&lt;[.HA$1];[.$H6]&gt;=[.HA$1]);1;&quot;&quot;)">
            <text:p/>
          </table:table-cell>
          <table:table-cell table:style-name="ce2" table:formula="of:=IF(AND([.$G6]&lt;[.HB$1];[.$H6]&gt;=[.HB$1]);1;&quot;&quot;)">
            <text:p/>
          </table:table-cell>
          <table:table-cell table:style-name="ce2" table:formula="of:=IF(AND([.$G6]&lt;[.HC$1];[.$H6]&gt;=[.HC$1]);1;&quot;&quot;)">
            <text:p/>
          </table:table-cell>
          <table:table-cell table:style-name="ce2" table:formula="of:=IF(AND([.$G6]&lt;[.HD$1];[.$H6]&gt;=[.HD$1]);1;&quot;&quot;)">
            <text:p/>
          </table:table-cell>
          <table:table-cell table:style-name="ce2" table:formula="of:=IF(AND([.$G6]&lt;[.HE$1];[.$H6]&gt;=[.HE$1]);1;&quot;&quot;)">
            <text:p/>
          </table:table-cell>
          <table:table-cell table:style-name="ce2" table:formula="of:=IF(AND([.$G6]&lt;[.HF$1];[.$H6]&gt;=[.HF$1]);1;&quot;&quot;)">
            <text:p/>
          </table:table-cell>
          <table:table-cell table:style-name="ce2" table:formula="of:=IF(AND([.$G6]&lt;[.HG$1];[.$H6]&gt;=[.HG$1]);1;&quot;&quot;)">
            <text:p/>
          </table:table-cell>
          <table:table-cell table:style-name="ce2" table:formula="of:=IF(AND([.$G6]&lt;[.HH$1];[.$H6]&gt;=[.HH$1]);1;&quot;&quot;)">
            <text:p/>
          </table:table-cell>
          <table:table-cell table:style-name="ce2" table:formula="of:=IF(AND([.$G6]&lt;[.HI$1];[.$H6]&gt;=[.HI$1]);1;&quot;&quot;)">
            <text:p/>
          </table:table-cell>
          <table:table-cell table:style-name="ce2" table:formula="of:=IF(AND([.$G6]&lt;[.HJ$1];[.$H6]&gt;=[.HJ$1]);1;&quot;&quot;)">
            <text:p/>
          </table:table-cell>
          <table:table-cell table:style-name="ce2" table:formula="of:=IF(AND([.$G6]&lt;[.HK$1];[.$H6]&gt;=[.HK$1]);1;&quot;&quot;)">
            <text:p/>
          </table:table-cell>
          <table:table-cell table:style-name="ce2" table:formula="of:=IF(AND([.$G6]&lt;[.HL$1];[.$H6]&gt;=[.HL$1]);1;&quot;&quot;)">
            <text:p/>
          </table:table-cell>
          <table:table-cell table:style-name="ce2" table:formula="of:=IF(AND([.$G6]&lt;[.HM$1];[.$H6]&gt;=[.HM$1]);1;&quot;&quot;)">
            <text:p/>
          </table:table-cell>
          <table:table-cell table:style-name="ce2" table:formula="of:=IF(AND([.$G6]&lt;[.HN$1];[.$H6]&gt;=[.HN$1]);1;&quot;&quot;)">
            <text:p/>
          </table:table-cell>
          <table:table-cell table:style-name="ce2" table:formula="of:=IF(AND([.$G6]&lt;[.HO$1];[.$H6]&gt;=[.HO$1]);1;&quot;&quot;)">
            <text:p/>
          </table:table-cell>
          <table:table-cell table:style-name="ce2" table:formula="of:=IF(AND([.$G6]&lt;[.HP$1];[.$H6]&gt;=[.HP$1]);1;&quot;&quot;)">
            <text:p/>
          </table:table-cell>
          <table:table-cell table:style-name="ce2" table:formula="of:=IF(AND([.$G6]&lt;[.HQ$1];[.$H6]&gt;=[.HQ$1]);1;&quot;&quot;)">
            <text:p/>
          </table:table-cell>
          <table:table-cell table:style-name="ce2" table:formula="of:=IF(AND([.$G6]&lt;[.HR$1];[.$H6]&gt;=[.HR$1]);1;&quot;&quot;)">
            <text:p/>
          </table:table-cell>
          <table:table-cell table:style-name="ce2" table:formula="of:=IF(AND([.$G6]&lt;[.HS$1];[.$H6]&gt;=[.HS$1]);1;&quot;&quot;)">
            <text:p/>
          </table:table-cell>
          <table:table-cell table:style-name="ce2" table:formula="of:=IF(AND([.$G6]&lt;[.HT$1];[.$H6]&gt;=[.HT$1]);1;&quot;&quot;)">
            <text:p/>
          </table:table-cell>
          <table:table-cell table:style-name="ce2" table:formula="of:=IF(AND([.$G6]&lt;[.HU$1];[.$H6]&gt;=[.HU$1]);1;&quot;&quot;)">
            <text:p/>
          </table:table-cell>
          <table:table-cell table:style-name="ce2" table:formula="of:=IF(AND([.$G6]&lt;[.HV$1];[.$H6]&gt;=[.HV$1]);1;&quot;&quot;)">
            <text:p/>
          </table:table-cell>
          <table:table-cell table:style-name="ce2" table:formula="of:=IF(AND([.$G6]&lt;[.HW$1];[.$H6]&gt;=[.HW$1]);1;&quot;&quot;)">
            <text:p/>
          </table:table-cell>
          <table:table-cell table:style-name="ce2" table:formula="of:=IF(AND([.$G6]&lt;[.HX$1];[.$H6]&gt;=[.HX$1]);1;&quot;&quot;)">
            <text:p/>
          </table:table-cell>
          <table:table-cell table:style-name="ce2" table:formula="of:=IF(AND([.$G6]&lt;[.HY$1];[.$H6]&gt;=[.HY$1]);1;&quot;&quot;)">
            <text:p/>
          </table:table-cell>
          <table:table-cell table:style-name="ce2" table:formula="of:=IF(AND([.$G6]&lt;[.HZ$1];[.$H6]&gt;=[.HZ$1]);1;&quot;&quot;)">
            <text:p/>
          </table:table-cell>
          <table:table-cell table:style-name="ce2" table:formula="of:=IF(AND([.$G6]&lt;[.IA$1];[.$H6]&gt;=[.IA$1]);1;&quot;&quot;)">
            <text:p/>
          </table:table-cell>
          <table:table-cell table:style-name="ce2" table:formula="of:=IF(AND([.$G6]&lt;[.IB$1];[.$H6]&gt;=[.IB$1]);1;&quot;&quot;)">
            <text:p/>
          </table:table-cell>
          <table:table-cell table:style-name="ce2" table:formula="of:=IF(AND([.$G6]&lt;[.IC$1];[.$H6]&gt;=[.IC$1]);1;&quot;&quot;)">
            <text:p/>
          </table:table-cell>
          <table:table-cell table:style-name="ce2" table:formula="of:=IF(AND([.$G6]&lt;[.ID$1];[.$H6]&gt;=[.ID$1]);1;&quot;&quot;)">
            <text:p/>
          </table:table-cell>
          <table:table-cell table:style-name="ce2" table:formula="of:=IF(AND([.$G6]&lt;[.IE$1];[.$H6]&gt;=[.IE$1]);1;&quot;&quot;)">
            <text:p/>
          </table:table-cell>
          <table:table-cell table:style-name="ce2" table:formula="of:=IF(AND([.$G6]&lt;[.IF$1];[.$H6]&gt;=[.IF$1]);1;&quot;&quot;)">
            <text:p/>
          </table:table-cell>
          <table:table-cell table:style-name="ce2" table:formula="of:=IF(AND([.$G6]&lt;[.IG$1];[.$H6]&gt;=[.IG$1]);1;&quot;&quot;)">
            <text:p/>
          </table:table-cell>
          <table:table-cell table:style-name="ce2" table:formula="of:=IF(AND([.$G6]&lt;[.IH$1];[.$H6]&gt;=[.IH$1]);1;&quot;&quot;)">
            <text:p/>
          </table:table-cell>
          <table:table-cell table:style-name="ce2" table:formula="of:=IF(AND([.$G6]&lt;[.II$1];[.$H6]&gt;=[.II$1]);1;&quot;&quot;)">
            <text:p/>
          </table:table-cell>
          <table:table-cell table:style-name="ce2" table:formula="of:=IF(AND([.$G6]&lt;[.IJ$1];[.$H6]&gt;=[.IJ$1]);1;&quot;&quot;)">
            <text:p/>
          </table:table-cell>
          <table:table-cell table:style-name="ce2" table:formula="of:=IF(AND([.$G6]&lt;[.IK$1];[.$H6]&gt;=[.IK$1]);1;&quot;&quot;)">
            <text:p/>
          </table:table-cell>
          <table:table-cell table:style-name="ce2" table:formula="of:=IF(AND([.$G6]&lt;[.IL$1];[.$H6]&gt;=[.IL$1]);1;&quot;&quot;)">
            <text:p/>
          </table:table-cell>
          <table:table-cell table:style-name="ce2" table:formula="of:=IF(AND([.$G6]&lt;[.IM$1];[.$H6]&gt;=[.IM$1]);1;&quot;&quot;)">
            <text:p/>
          </table:table-cell>
          <table:table-cell table:style-name="ce2" table:formula="of:=IF(AND([.$G6]&lt;[.IN$1];[.$H6]&gt;=[.IN$1]);1;&quot;&quot;)">
            <text:p/>
          </table:table-cell>
          <table:table-cell table:style-name="ce2" table:formula="of:=IF(AND([.$G6]&lt;[.IO$1];[.$H6]&gt;=[.IO$1]);1;&quot;&quot;)">
            <text:p/>
          </table:table-cell>
          <table:table-cell table:style-name="ce2" table:formula="of:=IF(AND([.$G6]&lt;[.IP$1];[.$H6]&gt;=[.IP$1]);1;&quot;&quot;)">
            <text:p/>
          </table:table-cell>
          <table:table-cell table:style-name="ce2" table:formula="of:=IF(AND([.$G6]&lt;[.IQ$1];[.$H6]&gt;=[.IQ$1]);1;&quot;&quot;)">
            <text:p/>
          </table:table-cell>
          <table:table-cell table:style-name="ce2" table:formula="of:=IF(AND([.$G6]&lt;[.IR$1];[.$H6]&gt;=[.IR$1]);1;&quot;&quot;)">
            <text:p/>
          </table:table-cell>
          <table:table-cell table:style-name="ce2" table:formula="of:=IF(AND([.$G6]&lt;[.IS$1];[.$H6]&gt;=[.IS$1]);1;&quot;&quot;)">
            <text:p/>
          </table:table-cell>
          <table:table-cell table:style-name="ce2" table:formula="of:=IF(AND([.$G6]&lt;[.IT$1];[.$H6]&gt;=[.IT$1]);1;&quot;&quot;)">
            <text:p/>
          </table:table-cell>
          <table:table-cell table:style-name="ce2" table:formula="of:=IF(AND([.$G6]&lt;[.IU$1];[.$H6]&gt;=[.IU$1]);1;&quot;&quot;)">
            <text:p/>
          </table:table-cell>
          <table:table-cell table:style-name="ce2" table:formula="of:=IF(AND([.$G6]&lt;[.IV$1];[.$H6]&gt;=[.IV$1]);1;&quot;&quot;)">
            <text:p/>
          </table:table-cell>
          <table:table-cell table:style-name="ce2" table:formula="of:=IF(AND([.$G6]&lt;[.IW$1];[.$H6]&gt;=[.IW$1]);1;&quot;&quot;)">
            <text:p/>
          </table:table-cell>
          <table:table-cell table:style-name="ce2" table:formula="of:=IF(AND([.$G6]&lt;[.IX$1];[.$H6]&gt;=[.IX$1]);1;&quot;&quot;)">
            <text:p/>
          </table:table-cell>
          <table:table-cell table:style-name="ce2" table:formula="of:=IF(AND([.$G6]&lt;[.IY$1];[.$H6]&gt;=[.IY$1]);1;&quot;&quot;)">
            <text:p/>
          </table:table-cell>
          <table:table-cell table:style-name="ce2" table:formula="of:=IF(AND([.$G6]&lt;[.IZ$1];[.$H6]&gt;=[.IZ$1]);1;&quot;&quot;)">
            <text:p/>
          </table:table-cell>
          <table:table-cell table:style-name="ce2" table:formula="of:=IF(AND([.$G6]&lt;[.JA$1];[.$H6]&gt;=[.JA$1]);1;&quot;&quot;)">
            <text:p/>
          </table:table-cell>
          <table:table-cell table:style-name="ce2" table:formula="of:=IF(AND([.$G6]&lt;[.JB$1];[.$H6]&gt;=[.JB$1]);1;&quot;&quot;)">
            <text:p/>
          </table:table-cell>
          <table:table-cell table:style-name="ce2" table:formula="of:=IF(AND([.$G6]&lt;[.JC$1];[.$H6]&gt;=[.JC$1]);1;&quot;&quot;)">
            <text:p/>
          </table:table-cell>
          <table:table-cell table:style-name="ce2" table:formula="of:=IF(AND([.$G6]&lt;[.JD$1];[.$H6]&gt;=[.JD$1]);1;&quot;&quot;)">
            <text:p/>
          </table:table-cell>
          <table:table-cell table:style-name="ce2" table:formula="of:=IF(AND([.$G6]&lt;[.JE$1];[.$H6]&gt;=[.JE$1]);1;&quot;&quot;)">
            <text:p/>
          </table:table-cell>
          <table:table-cell table:style-name="ce2" table:formula="of:=IF(AND([.$G6]&lt;[.JF$1];[.$H6]&gt;=[.JF$1]);1;&quot;&quot;)">
            <text:p/>
          </table:table-cell>
          <table:table-cell table:style-name="ce2" table:formula="of:=IF(AND([.$G6]&lt;[.JG$1];[.$H6]&gt;=[.JG$1]);1;&quot;&quot;)">
            <text:p/>
          </table:table-cell>
          <table:table-cell table:style-name="ce2" table:formula="of:=IF(AND([.$G6]&lt;[.JH$1];[.$H6]&gt;=[.JH$1]);1;&quot;&quot;)">
            <text:p/>
          </table:table-cell>
          <table:table-cell table:style-name="ce2" table:formula="of:=IF(AND([.$G6]&lt;[.JI$1];[.$H6]&gt;=[.JI$1]);1;&quot;&quot;)">
            <text:p/>
          </table:table-cell>
          <table:table-cell table:style-name="ce2" table:formula="of:=IF(AND([.$G6]&lt;[.JJ$1];[.$H6]&gt;=[.JJ$1]);1;&quot;&quot;)">
            <text:p/>
          </table:table-cell>
          <table:table-cell table:style-name="ce2" table:formula="of:=IF(AND([.$G6]&lt;[.JK$1];[.$H6]&gt;=[.JK$1]);1;&quot;&quot;)">
            <text:p/>
          </table:table-cell>
          <table:table-cell table:style-name="ce2" table:formula="of:=IF(AND([.$G6]&lt;[.JL$1];[.$H6]&gt;=[.JL$1]);1;&quot;&quot;)">
            <text:p/>
          </table:table-cell>
          <table:table-cell table:style-name="ce2" table:formula="of:=IF(AND([.$G6]&lt;[.JM$1];[.$H6]&gt;=[.JM$1]);1;&quot;&quot;)">
            <text:p/>
          </table:table-cell>
          <table:table-cell table:style-name="ce2" table:formula="of:=IF(AND([.$G6]&lt;[.JN$1];[.$H6]&gt;=[.JN$1]);1;&quot;&quot;)">
            <text:p/>
          </table:table-cell>
          <table:table-cell table:style-name="ce2" table:formula="of:=IF(AND([.$G6]&lt;[.JO$1];[.$H6]&gt;=[.JO$1]);1;&quot;&quot;)">
            <text:p/>
          </table:table-cell>
          <table:table-cell table:style-name="ce2" table:formula="of:=IF(AND([.$G6]&lt;[.JP$1];[.$H6]&gt;=[.JP$1]);1;&quot;&quot;)">
            <text:p/>
          </table:table-cell>
          <table:table-cell table:style-name="ce2" table:formula="of:=IF(AND([.$G6]&lt;[.JQ$1];[.$H6]&gt;=[.JQ$1]);1;&quot;&quot;)">
            <text:p/>
          </table:table-cell>
          <table:table-cell table:style-name="ce2" table:formula="of:=IF(AND([.$G6]&lt;[.JR$1];[.$H6]&gt;=[.JR$1]);1;&quot;&quot;)">
            <text:p/>
          </table:table-cell>
          <table:table-cell table:style-name="ce2" table:formula="of:=IF(AND([.$G6]&lt;[.JS$1];[.$H6]&gt;=[.JS$1]);1;&quot;&quot;)">
            <text:p/>
          </table:table-cell>
          <table:table-cell table:style-name="ce2" table:formula="of:=IF(AND([.$G6]&lt;[.JT$1];[.$H6]&gt;=[.JT$1]);1;&quot;&quot;)">
            <text:p/>
          </table:table-cell>
          <table:table-cell table:style-name="ce2" table:formula="of:=IF(AND([.$G6]&lt;[.JU$1];[.$H6]&gt;=[.JU$1]);1;&quot;&quot;)">
            <text:p/>
          </table:table-cell>
          <table:table-cell table:style-name="ce2" table:formula="of:=IF(AND([.$G6]&lt;[.JV$1];[.$H6]&gt;=[.JV$1]);1;&quot;&quot;)">
            <text:p/>
          </table:table-cell>
          <table:table-cell table:style-name="ce2" table:formula="of:=IF(AND([.$G6]&lt;[.JW$1];[.$H6]&gt;=[.JW$1]);1;&quot;&quot;)">
            <text:p/>
          </table:table-cell>
          <table:table-cell table:style-name="ce2" table:formula="of:=IF(AND([.$G6]&lt;[.JX$1];[.$H6]&gt;=[.JX$1]);1;&quot;&quot;)">
            <text:p/>
          </table:table-cell>
          <table:table-cell table:style-name="ce2" table:formula="of:=IF(AND([.$G6]&lt;[.JY$1];[.$H6]&gt;=[.JY$1]);1;&quot;&quot;)">
            <text:p/>
          </table:table-cell>
          <table:table-cell table:style-name="ce2" table:formula="of:=IF(AND([.$G6]&lt;[.JZ$1];[.$H6]&gt;=[.JZ$1]);1;&quot;&quot;)">
            <text:p/>
          </table:table-cell>
          <table:table-cell table:style-name="ce2" table:formula="of:=IF(AND([.$G6]&lt;[.KA$1];[.$H6]&gt;=[.KA$1]);1;&quot;&quot;)">
            <text:p/>
          </table:table-cell>
          <table:table-cell table:style-name="ce2" table:formula="of:=IF(AND([.$G6]&lt;[.KB$1];[.$H6]&gt;=[.KB$1]);1;&quot;&quot;)">
            <text:p/>
          </table:table-cell>
          <table:table-cell table:style-name="ce2" table:formula="of:=IF(AND([.$G6]&lt;[.KC$1];[.$H6]&gt;=[.KC$1]);1;&quot;&quot;)">
            <text:p/>
          </table:table-cell>
          <table:table-cell table:style-name="ce2" table:formula="of:=IF(AND([.$G6]&lt;[.KD$1];[.$H6]&gt;=[.KD$1]);1;&quot;&quot;)">
            <text:p/>
          </table:table-cell>
          <table:table-cell table:style-name="ce2" table:formula="of:=IF(AND([.$G6]&lt;[.KE$1];[.$H6]&gt;=[.KE$1]);1;&quot;&quot;)">
            <text:p/>
          </table:table-cell>
          <table:table-cell table:style-name="ce2" table:formula="of:=IF(AND([.$G6]&lt;[.KF$1];[.$H6]&gt;=[.KF$1]);1;&quot;&quot;)">
            <text:p/>
          </table:table-cell>
          <table:table-cell table:style-name="ce2" table:formula="of:=IF(AND([.$G6]&lt;[.KG$1];[.$H6]&gt;=[.KG$1]);1;&quot;&quot;)">
            <text:p/>
          </table:table-cell>
          <table:table-cell table:style-name="ce2" table:formula="of:=IF(AND([.$G6]&lt;[.KH$1];[.$H6]&gt;=[.KH$1]);1;&quot;&quot;)">
            <text:p/>
          </table:table-cell>
          <table:table-cell table:style-name="ce2" table:formula="of:=IF(AND([.$G6]&lt;[.KI$1];[.$H6]&gt;=[.KI$1]);1;&quot;&quot;)">
            <text:p/>
          </table:table-cell>
          <table:table-cell table:style-name="ce2" table:formula="of:=IF(AND([.$G6]&lt;[.KJ$1];[.$H6]&gt;=[.KJ$1]);1;&quot;&quot;)">
            <text:p/>
          </table:table-cell>
          <table:table-cell table:style-name="ce2" table:formula="of:=IF(AND([.$G6]&lt;[.KK$1];[.$H6]&gt;=[.KK$1]);1;&quot;&quot;)">
            <text:p/>
          </table:table-cell>
          <table:table-cell table:style-name="ce2" table:formula="of:=IF(AND([.$G6]&lt;[.KL$1];[.$H6]&gt;=[.KL$1]);1;&quot;&quot;)">
            <text:p/>
          </table:table-cell>
          <table:table-cell table:style-name="ce2" table:formula="of:=IF(AND([.$G6]&lt;[.KM$1];[.$H6]&gt;=[.KM$1]);1;&quot;&quot;)">
            <text:p/>
          </table:table-cell>
          <table:table-cell table:style-name="ce2" table:formula="of:=IF(AND([.$G6]&lt;[.KN$1];[.$H6]&gt;=[.KN$1]);1;&quot;&quot;)">
            <text:p/>
          </table:table-cell>
          <table:table-cell table:style-name="ce2" table:formula="of:=IF(AND([.$G6]&lt;[.KO$1];[.$H6]&gt;=[.KO$1]);1;&quot;&quot;)">
            <text:p/>
          </table:table-cell>
          <table:table-cell table:style-name="ce2" table:formula="of:=IF(AND([.$G6]&lt;[.KP$1];[.$H6]&gt;=[.KP$1]);1;&quot;&quot;)">
            <text:p/>
          </table:table-cell>
          <table:table-cell table:style-name="ce2" table:formula="of:=IF(AND([.$G6]&lt;[.KQ$1];[.$H6]&gt;=[.KQ$1]);1;&quot;&quot;)">
            <text:p/>
          </table:table-cell>
          <table:table-cell table:style-name="ce2" table:formula="of:=IF(AND([.$G6]&lt;[.KR$1];[.$H6]&gt;=[.KR$1]);1;&quot;&quot;)">
            <text:p/>
          </table:table-cell>
          <table:table-cell table:style-name="ce2" table:formula="of:=IF(AND([.$G6]&lt;[.KS$1];[.$H6]&gt;=[.KS$1]);1;&quot;&quot;)">
            <text:p/>
          </table:table-cell>
          <table:table-cell table:style-name="ce2" table:formula="of:=IF(AND([.$G6]&lt;[.KT$1];[.$H6]&gt;=[.KT$1]);1;&quot;&quot;)">
            <text:p/>
          </table:table-cell>
          <table:table-cell table:style-name="ce2" table:formula="of:=IF(AND([.$G6]&lt;[.KU$1];[.$H6]&gt;=[.KU$1]);1;&quot;&quot;)">
            <text:p/>
          </table:table-cell>
          <table:table-cell table:style-name="ce2" table:formula="of:=IF(AND([.$G6]&lt;[.KV$1];[.$H6]&gt;=[.KV$1]);1;&quot;&quot;)">
            <text:p/>
          </table:table-cell>
          <table:table-cell table:style-name="ce2" table:formula="of:=IF(AND([.$G6]&lt;[.KW$1];[.$H6]&gt;=[.KW$1]);1;&quot;&quot;)">
            <text:p/>
          </table:table-cell>
          <table:table-cell table:style-name="ce2" table:formula="of:=IF(AND([.$G6]&lt;[.KX$1];[.$H6]&gt;=[.KX$1]);1;&quot;&quot;)">
            <text:p/>
          </table:table-cell>
          <table:table-cell table:style-name="ce2" table:formula="of:=IF(AND([.$G6]&lt;[.KY$1];[.$H6]&gt;=[.KY$1]);1;&quot;&quot;)">
            <text:p/>
          </table:table-cell>
          <table:table-cell table:style-name="ce2" table:formula="of:=IF(AND([.$G6]&lt;[.KZ$1];[.$H6]&gt;=[.KZ$1]);1;&quot;&quot;)">
            <text:p/>
          </table:table-cell>
          <table:table-cell table:style-name="ce2" table:formula="of:=IF(AND([.$G6]&lt;[.LA$1];[.$H6]&gt;=[.LA$1]);1;&quot;&quot;)">
            <text:p/>
          </table:table-cell>
          <table:table-cell table:style-name="ce2" table:formula="of:=IF(AND([.$G6]&lt;[.LB$1];[.$H6]&gt;=[.LB$1]);1;&quot;&quot;)">
            <text:p/>
          </table:table-cell>
          <table:table-cell table:style-name="ce2" table:formula="of:=IF(AND([.$G6]&lt;[.LC$1];[.$H6]&gt;=[.LC$1]);1;&quot;&quot;)">
            <text:p/>
          </table:table-cell>
          <table:table-cell table:style-name="ce2" table:formula="of:=IF(AND([.$G6]&lt;[.LD$1];[.$H6]&gt;=[.LD$1]);1;&quot;&quot;)">
            <text:p/>
          </table:table-cell>
          <table:table-cell table:style-name="ce2" table:formula="of:=IF(AND([.$G6]&lt;[.LE$1];[.$H6]&gt;=[.LE$1]);1;&quot;&quot;)">
            <text:p/>
          </table:table-cell>
          <table:table-cell table:style-name="ce2" table:formula="of:=IF(AND([.$G6]&lt;[.LF$1];[.$H6]&gt;=[.LF$1]);1;&quot;&quot;)">
            <text:p/>
          </table:table-cell>
          <table:table-cell table:style-name="ce2" table:formula="of:=IF(AND([.$G6]&lt;[.LG$1];[.$H6]&gt;=[.LG$1]);1;&quot;&quot;)">
            <text:p/>
          </table:table-cell>
          <table:table-cell table:style-name="ce2" table:formula="of:=IF(AND([.$G6]&lt;[.LH$1];[.$H6]&gt;=[.LH$1]);1;&quot;&quot;)">
            <text:p/>
          </table:table-cell>
          <table:table-cell table:style-name="ce2" table:formula="of:=IF(AND([.$G6]&lt;[.LI$1];[.$H6]&gt;=[.LI$1]);1;&quot;&quot;)">
            <text:p/>
          </table:table-cell>
          <table:table-cell table:style-name="ce2" table:formula="of:=IF(AND([.$G6]&lt;[.LJ$1];[.$H6]&gt;=[.LJ$1]);1;&quot;&quot;)">
            <text:p/>
          </table:table-cell>
          <table:table-cell table:style-name="ce2" table:formula="of:=IF(AND([.$G6]&lt;[.LK$1];[.$H6]&gt;=[.LK$1]);1;&quot;&quot;)">
            <text:p/>
          </table:table-cell>
          <table:table-cell table:style-name="ce2" table:formula="of:=IF(AND([.$G6]&lt;[.LL$1];[.$H6]&gt;=[.LL$1]);1;&quot;&quot;)">
            <text:p/>
          </table:table-cell>
          <table:table-cell table:style-name="ce2" table:formula="of:=IF(AND([.$G6]&lt;[.LM$1];[.$H6]&gt;=[.LM$1]);1;&quot;&quot;)">
            <text:p/>
          </table:table-cell>
          <table:table-cell table:style-name="ce2" table:formula="of:=IF(AND([.$G6]&lt;[.LN$1];[.$H6]&gt;=[.LN$1]);1;&quot;&quot;)">
            <text:p/>
          </table:table-cell>
          <table:table-cell table:style-name="ce2" table:formula="of:=IF(AND([.$G6]&lt;[.LO$1];[.$H6]&gt;=[.LO$1]);1;&quot;&quot;)">
            <text:p/>
          </table:table-cell>
          <table:table-cell table:style-name="ce2" table:formula="of:=IF(AND([.$G6]&lt;[.LP$1];[.$H6]&gt;=[.LP$1]);1;&quot;&quot;)">
            <text:p/>
          </table:table-cell>
          <table:table-cell table:style-name="ce2" table:formula="of:=IF(AND([.$G6]&lt;[.LQ$1];[.$H6]&gt;=[.LQ$1]);1;&quot;&quot;)">
            <text:p/>
          </table:table-cell>
          <table:table-cell table:style-name="ce2" table:formula="of:=IF(AND([.$G6]&lt;[.LR$1];[.$H6]&gt;=[.LR$1]);1;&quot;&quot;)">
            <text:p/>
          </table:table-cell>
          <table:table-cell table:style-name="ce2" table:formula="of:=IF(AND([.$G6]&lt;[.LS$1];[.$H6]&gt;=[.LS$1]);1;&quot;&quot;)">
            <text:p/>
          </table:table-cell>
          <table:table-cell table:style-name="ce2" table:formula="of:=IF(AND([.$G6]&lt;[.LT$1];[.$H6]&gt;=[.LT$1]);1;&quot;&quot;)">
            <text:p/>
          </table:table-cell>
          <table:table-cell table:style-name="ce2" table:formula="of:=IF(AND([.$G6]&lt;[.LU$1];[.$H6]&gt;=[.LU$1]);1;&quot;&quot;)">
            <text:p/>
          </table:table-cell>
          <table:table-cell table:style-name="ce2" table:formula="of:=IF(AND([.$G6]&lt;[.LV$1];[.$H6]&gt;=[.LV$1]);1;&quot;&quot;)">
            <text:p/>
          </table:table-cell>
          <table:table-cell table:style-name="ce2" table:formula="of:=IF(AND([.$G6]&lt;[.LW$1];[.$H6]&gt;=[.LW$1]);1;&quot;&quot;)">
            <text:p/>
          </table:table-cell>
          <table:table-cell table:style-name="ce2" table:formula="of:=IF(AND([.$G6]&lt;[.LX$1];[.$H6]&gt;=[.LX$1]);1;&quot;&quot;)">
            <text:p/>
          </table:table-cell>
          <table:table-cell table:style-name="ce2" table:formula="of:=IF(AND([.$G6]&lt;[.LY$1];[.$H6]&gt;=[.LY$1]);1;&quot;&quot;)">
            <text:p/>
          </table:table-cell>
          <table:table-cell table:style-name="ce2" table:formula="of:=IF(AND([.$G6]&lt;[.LZ$1];[.$H6]&gt;=[.LZ$1]);1;&quot;&quot;)">
            <text:p/>
          </table:table-cell>
          <table:table-cell table:style-name="ce2" table:formula="of:=IF(AND([.$G6]&lt;[.MA$1];[.$H6]&gt;=[.MA$1]);1;&quot;&quot;)">
            <text:p/>
          </table:table-cell>
          <table:table-cell table:style-name="ce2" table:formula="of:=IF(AND([.$G6]&lt;[.MB$1];[.$H6]&gt;=[.MB$1]);1;&quot;&quot;)">
            <text:p/>
          </table:table-cell>
          <table:table-cell table:style-name="ce2" table:formula="of:=IF(AND([.$G6]&lt;[.MC$1];[.$H6]&gt;=[.MC$1]);1;&quot;&quot;)">
            <text:p/>
          </table:table-cell>
          <table:table-cell table:style-name="ce2" table:formula="of:=IF(AND([.$G6]&lt;[.MD$1];[.$H6]&gt;=[.MD$1]);1;&quot;&quot;)">
            <text:p/>
          </table:table-cell>
          <table:table-cell table:style-name="ce2" table:formula="of:=IF(AND([.$G6]&lt;[.ME$1];[.$H6]&gt;=[.ME$1]);1;&quot;&quot;)">
            <text:p/>
          </table:table-cell>
          <table:table-cell table:style-name="ce2" table:formula="of:=IF(AND([.$G6]&lt;[.MF$1];[.$H6]&gt;=[.MF$1]);1;&quot;&quot;)">
            <text:p/>
          </table:table-cell>
          <table:table-cell table:style-name="ce2" table:formula="of:=IF(AND([.$G6]&lt;[.MG$1];[.$H6]&gt;=[.MG$1]);1;&quot;&quot;)">
            <text:p/>
          </table:table-cell>
          <table:table-cell table:style-name="ce2" table:formula="of:=IF(AND([.$G6]&lt;[.MH$1];[.$H6]&gt;=[.MH$1]);1;&quot;&quot;)">
            <text:p/>
          </table:table-cell>
          <table:table-cell table:style-name="ce2" table:formula="of:=IF(AND([.$G6]&lt;[.MI$1];[.$H6]&gt;=[.MI$1]);1;&quot;&quot;)">
            <text:p/>
          </table:table-cell>
          <table:table-cell table:style-name="ce2" table:formula="of:=IF(AND([.$G6]&lt;[.MJ$1];[.$H6]&gt;=[.MJ$1]);1;&quot;&quot;)">
            <text:p/>
          </table:table-cell>
          <table:table-cell table:style-name="ce2" table:formula="of:=IF(AND([.$G6]&lt;[.MK$1];[.$H6]&gt;=[.MK$1]);1;&quot;&quot;)">
            <text:p/>
          </table:table-cell>
          <table:table-cell table:style-name="ce2" table:formula="of:=IF(AND([.$G6]&lt;[.ML$1];[.$H6]&gt;=[.ML$1]);1;&quot;&quot;)">
            <text:p/>
          </table:table-cell>
          <table:table-cell table:style-name="ce2" table:formula="of:=IF(AND([.$G6]&lt;[.MM$1];[.$H6]&gt;=[.MM$1]);1;&quot;&quot;)">
            <text:p/>
          </table:table-cell>
          <table:table-cell table:style-name="ce2" table:formula="of:=IF(AND([.$G6]&lt;[.MN$1];[.$H6]&gt;=[.MN$1]);1;&quot;&quot;)">
            <text:p/>
          </table:table-cell>
          <table:table-cell table:style-name="ce2" table:formula="of:=IF(AND([.$G6]&lt;[.MO$1];[.$H6]&gt;=[.MO$1]);1;&quot;&quot;)">
            <text:p/>
          </table:table-cell>
          <table:table-cell table:style-name="ce2" table:formula="of:=IF(AND([.$G6]&lt;[.MP$1];[.$H6]&gt;=[.MP$1]);1;&quot;&quot;)">
            <text:p/>
          </table:table-cell>
          <table:table-cell table:style-name="ce2" table:formula="of:=IF(AND([.$G6]&lt;[.MQ$1];[.$H6]&gt;=[.MQ$1]);1;&quot;&quot;)">
            <text:p/>
          </table:table-cell>
          <table:table-cell table:style-name="ce2" table:formula="of:=IF(AND([.$G6]&lt;[.MR$1];[.$H6]&gt;=[.MR$1]);1;&quot;&quot;)">
            <text:p/>
          </table:table-cell>
          <table:table-cell table:style-name="ce2" table:formula="of:=IF(AND([.$G6]&lt;[.MS$1];[.$H6]&gt;=[.MS$1]);1;&quot;&quot;)">
            <text:p/>
          </table:table-cell>
          <table:table-cell table:style-name="ce2" table:formula="of:=IF(AND([.$G6]&lt;[.MT$1];[.$H6]&gt;=[.MT$1]);1;&quot;&quot;)">
            <text:p/>
          </table:table-cell>
          <table:table-cell table:style-name="ce2" table:formula="of:=IF(AND([.$G6]&lt;[.MU$1];[.$H6]&gt;=[.MU$1]);1;&quot;&quot;)">
            <text:p/>
          </table:table-cell>
          <table:table-cell table:style-name="ce2" table:formula="of:=IF(AND([.$G6]&lt;[.MV$1];[.$H6]&gt;=[.MV$1]);1;&quot;&quot;)">
            <text:p/>
          </table:table-cell>
          <table:table-cell table:style-name="ce2" table:formula="of:=IF(AND([.$G6]&lt;[.MW$1];[.$H6]&gt;=[.MW$1]);1;&quot;&quot;)">
            <text:p/>
          </table:table-cell>
          <table:table-cell table:style-name="ce2" table:formula="of:=IF(AND([.$G6]&lt;[.MX$1];[.$H6]&gt;=[.MX$1]);1;&quot;&quot;)">
            <text:p/>
          </table:table-cell>
          <table:table-cell table:style-name="ce2" table:formula="of:=IF(AND([.$G6]&lt;[.MY$1];[.$H6]&gt;=[.MY$1]);1;&quot;&quot;)">
            <text:p/>
          </table:table-cell>
          <table:table-cell table:style-name="ce2" table:formula="of:=IF(AND([.$G6]&lt;[.MZ$1];[.$H6]&gt;=[.MZ$1]);1;&quot;&quot;)">
            <text:p/>
          </table:table-cell>
          <table:table-cell table:style-name="ce2" table:formula="of:=IF(AND([.$G6]&lt;[.NA$1];[.$H6]&gt;=[.NA$1]);1;&quot;&quot;)">
            <text:p/>
          </table:table-cell>
          <table:table-cell table:style-name="ce2" table:formula="of:=IF(AND([.$G6]&lt;[.NB$1];[.$H6]&gt;=[.NB$1]);1;&quot;&quot;)">
            <text:p/>
          </table:table-cell>
          <table:table-cell table:style-name="ce2" table:formula="of:=IF(AND([.$G6]&lt;[.NC$1];[.$H6]&gt;=[.NC$1]);1;&quot;&quot;)">
            <text:p/>
          </table:table-cell>
          <table:table-cell table:style-name="ce2" table:formula="of:=IF(AND([.$G6]&lt;[.ND$1];[.$H6]&gt;=[.ND$1]);1;&quot;&quot;)">
            <text:p/>
          </table:table-cell>
          <table:table-cell table:style-name="ce2" table:formula="of:=IF(AND([.$G6]&lt;[.NE$1];[.$H6]&gt;=[.NE$1]);1;&quot;&quot;)">
            <text:p/>
          </table:table-cell>
          <table:table-cell table:style-name="ce2" table:formula="of:=IF(AND([.$G6]&lt;[.NF$1];[.$H6]&gt;=[.NF$1]);1;&quot;&quot;)">
            <text:p/>
          </table:table-cell>
          <table:table-cell table:style-name="ce2" table:formula="of:=IF(AND([.$G6]&lt;[.NG$1];[.$H6]&gt;=[.NG$1]);1;&quot;&quot;)">
            <text:p/>
          </table:table-cell>
          <table:table-cell table:style-name="ce2" table:formula="of:=IF(AND([.$G6]&lt;[.NH$1];[.$H6]&gt;=[.NH$1]);1;&quot;&quot;)">
            <text:p/>
          </table:table-cell>
          <table:table-cell table:style-name="ce2" table:formula="of:=IF(AND([.$G6]&lt;[.NI$1];[.$H6]&gt;=[.NI$1]);1;&quot;&quot;)">
            <text:p/>
          </table:table-cell>
          <table:table-cell table:style-name="ce2" table:formula="of:=IF(AND([.$G6]&lt;[.NJ$1];[.$H6]&gt;=[.NJ$1]);1;&quot;&quot;)">
            <text:p/>
          </table:table-cell>
          <table:table-cell table:style-name="ce2" table:formula="of:=IF(AND([.$G6]&lt;[.NK$1];[.$H6]&gt;=[.NK$1]);1;&quot;&quot;)">
            <text:p/>
          </table:table-cell>
          <table:table-cell table:style-name="ce2" table:formula="of:=IF(AND([.$G6]&lt;[.NL$1];[.$H6]&gt;=[.NL$1]);1;&quot;&quot;)">
            <text:p/>
          </table:table-cell>
          <table:table-cell table:style-name="ce2" table:formula="of:=IF(AND([.$G6]&lt;[.NM$1];[.$H6]&gt;=[.NM$1]);1;&quot;&quot;)">
            <text:p/>
          </table:table-cell>
          <table:table-cell table:style-name="ce2" table:formula="of:=IF(AND([.$G6]&lt;[.NN$1];[.$H6]&gt;=[.NN$1]);1;&quot;&quot;)">
            <text:p/>
          </table:table-cell>
          <table:table-cell table:style-name="ce2" table:formula="of:=IF(AND([.$G6]&lt;[.NO$1];[.$H6]&gt;=[.NO$1]);1;&quot;&quot;)">
            <text:p/>
          </table:table-cell>
          <table:table-cell table:style-name="ce2" table:formula="of:=IF(AND([.$G6]&lt;[.NP$1];[.$H6]&gt;=[.NP$1]);1;&quot;&quot;)">
            <text:p/>
          </table:table-cell>
          <table:table-cell table:style-name="ce2" table:formula="of:=IF(AND([.$G6]&lt;[.NQ$1];[.$H6]&gt;=[.NQ$1]);1;&quot;&quot;)">
            <text:p/>
          </table:table-cell>
          <table:table-cell table:style-name="ce2" table:formula="of:=IF(AND([.$G6]&lt;[.NR$1];[.$H6]&gt;=[.NR$1]);1;&quot;&quot;)">
            <text:p/>
          </table:table-cell>
          <table:table-cell table:style-name="ce2" table:formula="of:=IF(AND([.$G6]&lt;[.NS$1];[.$H6]&gt;=[.NS$1]);1;&quot;&quot;)">
            <text:p/>
          </table:table-cell>
          <table:table-cell table:style-name="ce2" table:formula="of:=IF(AND([.$G6]&lt;[.NT$1];[.$H6]&gt;=[.NT$1]);1;&quot;&quot;)">
            <text:p/>
          </table:table-cell>
          <table:table-cell table:style-name="ce2" table:formula="of:=IF(AND([.$G6]&lt;[.NU$1];[.$H6]&gt;=[.NU$1]);1;&quot;&quot;)">
            <text:p/>
          </table:table-cell>
          <table:table-cell table:style-name="ce2" table:formula="of:=IF(AND([.$G6]&lt;[.NV$1];[.$H6]&gt;=[.NV$1]);1;&quot;&quot;)">
            <text:p/>
          </table:table-cell>
          <table:table-cell table:style-name="ce2" table:formula="of:=IF(AND([.$G6]&lt;[.NW$1];[.$H6]&gt;=[.NW$1]);1;&quot;&quot;)">
            <text:p/>
          </table:table-cell>
          <table:table-cell table:style-name="ce2" table:formula="of:=IF(AND([.$G6]&lt;[.NX$1];[.$H6]&gt;=[.NX$1]);1;&quot;&quot;)">
            <text:p/>
          </table:table-cell>
          <table:table-cell table:style-name="ce2" table:formula="of:=IF(AND([.$G6]&lt;[.NY$1];[.$H6]&gt;=[.NY$1]);1;&quot;&quot;)">
            <text:p/>
          </table:table-cell>
          <table:table-cell table:style-name="ce2" table:formula="of:=IF(AND([.$G6]&lt;[.NZ$1];[.$H6]&gt;=[.NZ$1]);1;&quot;&quot;)">
            <text:p/>
          </table:table-cell>
          <table:table-cell table:style-name="ce2" table:formula="of:=IF(AND([.$G6]&lt;[.OA$1];[.$H6]&gt;=[.OA$1]);1;&quot;&quot;)">
            <text:p/>
          </table:table-cell>
          <table:table-cell table:style-name="ce2" table:formula="of:=IF(AND([.$G6]&lt;[.OB$1];[.$H6]&gt;=[.OB$1]);1;&quot;&quot;)">
            <text:p/>
          </table:table-cell>
          <table:table-cell table:style-name="ce2" table:formula="of:=IF(AND([.$G6]&lt;[.OC$1];[.$H6]&gt;=[.OC$1]);1;&quot;&quot;)">
            <text:p/>
          </table:table-cell>
          <table:table-cell table:style-name="ce2" table:formula="of:=IF(AND([.$G6]&lt;[.OD$1];[.$H6]&gt;=[.OD$1]);1;&quot;&quot;)">
            <text:p/>
          </table:table-cell>
          <table:table-cell table:style-name="ce2" table:formula="of:=IF(AND([.$G6]&lt;[.OE$1];[.$H6]&gt;=[.OE$1]);1;&quot;&quot;)">
            <text:p/>
          </table:table-cell>
          <table:table-cell table:style-name="ce2" table:formula="of:=IF(AND([.$G6]&lt;[.OF$1];[.$H6]&gt;=[.OF$1]);1;&quot;&quot;)">
            <text:p/>
          </table:table-cell>
          <table:table-cell table:style-name="ce2" table:formula="of:=IF(AND([.$G6]&lt;[.OG$1];[.$H6]&gt;=[.OG$1]);1;&quot;&quot;)">
            <text:p/>
          </table:table-cell>
          <table:table-cell table:style-name="ce2" table:formula="of:=IF(AND([.$G6]&lt;[.OH$1];[.$H6]&gt;=[.OH$1]);1;&quot;&quot;)">
            <text:p/>
          </table:table-cell>
          <table:table-cell table:style-name="ce2" table:formula="of:=IF(AND([.$G6]&lt;[.OI$1];[.$H6]&gt;=[.OI$1]);1;&quot;&quot;)">
            <text:p/>
          </table:table-cell>
          <table:table-cell table:style-name="ce2" table:formula="of:=IF(AND([.$G6]&lt;[.OJ$1];[.$H6]&gt;=[.OJ$1]);1;&quot;&quot;)">
            <text:p/>
          </table:table-cell>
          <table:table-cell table:style-name="ce2" table:formula="of:=IF(AND([.$G6]&lt;[.OK$1];[.$H6]&gt;=[.OK$1]);1;&quot;&quot;)">
            <text:p/>
          </table:table-cell>
          <table:table-cell table:style-name="ce2" table:formula="of:=IF(AND([.$G6]&lt;[.OL$1];[.$H6]&gt;=[.OL$1]);1;&quot;&quot;)">
            <text:p/>
          </table:table-cell>
          <table:table-cell table:style-name="ce2" table:formula="of:=IF(AND([.$G6]&lt;[.OM$1];[.$H6]&gt;=[.OM$1]);1;&quot;&quot;)">
            <text:p/>
          </table:table-cell>
          <table:table-cell table:style-name="ce2" table:formula="of:=IF(AND([.$G6]&lt;[.ON$1];[.$H6]&gt;=[.ON$1]);1;&quot;&quot;)">
            <text:p/>
          </table:table-cell>
          <table:table-cell table:style-name="ce2" table:formula="of:=IF(AND([.$G6]&lt;[.OO$1];[.$H6]&gt;=[.OO$1]);1;&quot;&quot;)">
            <text:p/>
          </table:table-cell>
          <table:table-cell table:style-name="ce2" table:formula="of:=IF(AND([.$G6]&lt;[.OP$1];[.$H6]&gt;=[.OP$1]);1;&quot;&quot;)">
            <text:p/>
          </table:table-cell>
          <table:table-cell table:style-name="ce2" table:formula="of:=IF(AND([.$G6]&lt;[.OQ$1];[.$H6]&gt;=[.OQ$1]);1;&quot;&quot;)">
            <text:p/>
          </table:table-cell>
          <table:table-cell table:style-name="ce2" table:formula="of:=IF(AND([.$G6]&lt;[.OR$1];[.$H6]&gt;=[.OR$1]);1;&quot;&quot;)">
            <text:p/>
          </table:table-cell>
          <table:table-cell table:style-name="ce2" table:formula="of:=IF(AND([.$G6]&lt;[.OS$1];[.$H6]&gt;=[.OS$1]);1;&quot;&quot;)">
            <text:p/>
          </table:table-cell>
          <table:table-cell table:style-name="ce2" table:formula="of:=IF(AND([.$G6]&lt;[.OT$1];[.$H6]&gt;=[.OT$1]);1;&quot;&quot;)">
            <text:p/>
          </table:table-cell>
          <table:table-cell table:style-name="ce2" table:formula="of:=IF(AND([.$G6]&lt;[.OU$1];[.$H6]&gt;=[.OU$1]);1;&quot;&quot;)">
            <text:p/>
          </table:table-cell>
          <table:table-cell table:style-name="ce2" table:formula="of:=IF(AND([.$G6]&lt;[.OV$1];[.$H6]&gt;=[.OV$1]);1;&quot;&quot;)">
            <text:p/>
          </table:table-cell>
          <table:table-cell table:style-name="ce2" table:formula="of:=IF(AND([.$G6]&lt;[.OW$1];[.$H6]&gt;=[.OW$1]);1;&quot;&quot;)">
            <text:p/>
          </table:table-cell>
          <table:table-cell table:style-name="ce2" table:formula="of:=IF(AND([.$G6]&lt;[.OX$1];[.$H6]&gt;=[.OX$1]);1;&quot;&quot;)">
            <text:p/>
          </table:table-cell>
          <table:table-cell table:style-name="ce2" table:formula="of:=IF(AND([.$G6]&lt;[.OY$1];[.$H6]&gt;=[.OY$1]);1;&quot;&quot;)">
            <text:p/>
          </table:table-cell>
          <table:table-cell table:style-name="ce2" table:formula="of:=IF(AND([.$G6]&lt;[.OZ$1];[.$H6]&gt;=[.OZ$1]);1;&quot;&quot;)">
            <text:p/>
          </table:table-cell>
          <table:table-cell table:style-name="ce2" table:formula="of:=IF(AND([.$G6]&lt;[.PA$1];[.$H6]&gt;=[.PA$1]);1;&quot;&quot;)">
            <text:p/>
          </table:table-cell>
          <table:table-cell table:style-name="ce2" table:formula="of:=IF(AND([.$G6]&lt;[.PB$1];[.$H6]&gt;=[.PB$1]);1;&quot;&quot;)">
            <text:p/>
          </table:table-cell>
          <table:table-cell table:style-name="ce2" table:formula="of:=IF(AND([.$G6]&lt;[.PC$1];[.$H6]&gt;=[.PC$1]);1;&quot;&quot;)">
            <text:p/>
          </table:table-cell>
          <table:table-cell table:style-name="ce2" table:formula="of:=IF(AND([.$G6]&lt;[.PD$1];[.$H6]&gt;=[.PD$1]);1;&quot;&quot;)">
            <text:p/>
          </table:table-cell>
          <table:table-cell table:style-name="ce2" table:formula="of:=IF(AND([.$G6]&lt;[.PE$1];[.$H6]&gt;=[.PE$1]);1;&quot;&quot;)">
            <text:p/>
          </table:table-cell>
          <table:table-cell table:style-name="ce2" table:formula="of:=IF(AND([.$G6]&lt;[.PF$1];[.$H6]&gt;=[.PF$1]);1;&quot;&quot;)">
            <text:p/>
          </table:table-cell>
          <table:table-cell table:style-name="ce2" table:formula="of:=IF(AND([.$G6]&lt;[.PG$1];[.$H6]&gt;=[.PG$1]);1;&quot;&quot;)">
            <text:p/>
          </table:table-cell>
          <table:table-cell table:style-name="ce2" table:formula="of:=IF(AND([.$G6]&lt;[.PH$1];[.$H6]&gt;=[.PH$1]);1;&quot;&quot;)">
            <text:p/>
          </table:table-cell>
          <table:table-cell table:style-name="ce2" table:formula="of:=IF(AND([.$G6]&lt;[.PI$1];[.$H6]&gt;=[.PI$1]);1;&quot;&quot;)">
            <text:p/>
          </table:table-cell>
          <table:table-cell table:style-name="ce2" table:formula="of:=IF(AND([.$G6]&lt;[.PJ$1];[.$H6]&gt;=[.PJ$1]);1;&quot;&quot;)">
            <text:p/>
          </table:table-cell>
          <table:table-cell table:style-name="ce2" table:formula="of:=IF(AND([.$G6]&lt;[.PK$1];[.$H6]&gt;=[.PK$1]);1;&quot;&quot;)">
            <text:p/>
          </table:table-cell>
          <table:table-cell table:style-name="ce2" table:formula="of:=IF(AND([.$G6]&lt;[.PL$1];[.$H6]&gt;=[.PL$1]);1;&quot;&quot;)">
            <text:p/>
          </table:table-cell>
          <table:table-cell table:style-name="ce2" table:formula="of:=IF(AND([.$G6]&lt;[.PM$1];[.$H6]&gt;=[.PM$1]);1;&quot;&quot;)">
            <text:p/>
          </table:table-cell>
          <table:table-cell table:style-name="ce2" table:formula="of:=IF(AND([.$G6]&lt;[.PN$1];[.$H6]&gt;=[.PN$1]);1;&quot;&quot;)">
            <text:p/>
          </table:table-cell>
          <table:table-cell table:style-name="ce2" table:formula="of:=IF(AND([.$G6]&lt;[.PO$1];[.$H6]&gt;=[.PO$1]);1;&quot;&quot;)">
            <text:p/>
          </table:table-cell>
          <table:table-cell table:style-name="ce2" table:formula="of:=IF(AND([.$G6]&lt;[.PP$1];[.$H6]&gt;=[.PP$1]);1;&quot;&quot;)">
            <text:p/>
          </table:table-cell>
          <table:table-cell table:style-name="ce2" table:formula="of:=IF(AND([.$G6]&lt;[.PQ$1];[.$H6]&gt;=[.PQ$1]);1;&quot;&quot;)">
            <text:p/>
          </table:table-cell>
          <table:table-cell table:style-name="ce2" table:formula="of:=IF(AND([.$G6]&lt;[.PR$1];[.$H6]&gt;=[.PR$1]);1;&quot;&quot;)">
            <text:p/>
          </table:table-cell>
          <table:table-cell table:style-name="ce2" table:formula="of:=IF(AND([.$G6]&lt;[.PS$1];[.$H6]&gt;=[.PS$1]);1;&quot;&quot;)">
            <text:p/>
          </table:table-cell>
          <table:table-cell table:style-name="ce2" table:formula="of:=IF(AND([.$G6]&lt;[.PT$1];[.$H6]&gt;=[.PT$1]);1;&quot;&quot;)">
            <text:p/>
          </table:table-cell>
          <table:table-cell table:style-name="ce2" table:formula="of:=IF(AND([.$G6]&lt;[.PU$1];[.$H6]&gt;=[.PU$1]);1;&quot;&quot;)">
            <text:p/>
          </table:table-cell>
          <table:table-cell table:style-name="ce2" table:formula="of:=IF(AND([.$G6]&lt;[.PV$1];[.$H6]&gt;=[.PV$1]);1;&quot;&quot;)">
            <text:p/>
          </table:table-cell>
          <table:table-cell table:style-name="ce2" table:formula="of:=IF(AND([.$G6]&lt;[.PW$1];[.$H6]&gt;=[.PW$1]);1;&quot;&quot;)">
            <text:p/>
          </table:table-cell>
          <table:table-cell table:style-name="ce2" table:formula="of:=IF(AND([.$G6]&lt;[.PX$1];[.$H6]&gt;=[.PX$1]);1;&quot;&quot;)">
            <text:p/>
          </table:table-cell>
          <table:table-cell table:style-name="ce2" table:formula="of:=IF(AND([.$G6]&lt;[.PY$1];[.$H6]&gt;=[.PY$1]);1;&quot;&quot;)">
            <text:p/>
          </table:table-cell>
          <table:table-cell table:style-name="ce2" table:formula="of:=IF(AND([.$G6]&lt;[.PZ$1];[.$H6]&gt;=[.PZ$1]);1;&quot;&quot;)">
            <text:p/>
          </table:table-cell>
          <table:table-cell table:style-name="ce2" table:formula="of:=IF(AND([.$G6]&lt;[.QA$1];[.$H6]&gt;=[.QA$1]);1;&quot;&quot;)">
            <text:p/>
          </table:table-cell>
          <table:table-cell table:style-name="ce2" table:formula="of:=IF(AND([.$G6]&lt;[.QB$1];[.$H6]&gt;=[.QB$1]);1;&quot;&quot;)">
            <text:p/>
          </table:table-cell>
          <table:table-cell table:style-name="ce2" table:formula="of:=IF(AND([.$G6]&lt;[.QC$1];[.$H6]&gt;=[.QC$1]);1;&quot;&quot;)">
            <text:p/>
          </table:table-cell>
          <table:table-cell table:style-name="ce2" table:formula="of:=IF(AND([.$G6]&lt;[.QD$1];[.$H6]&gt;=[.QD$1]);1;&quot;&quot;)">
            <text:p/>
          </table:table-cell>
          <table:table-cell table:style-name="ce2" table:formula="of:=IF(AND([.$G6]&lt;[.QE$1];[.$H6]&gt;=[.QE$1]);1;&quot;&quot;)">
            <text:p/>
          </table:table-cell>
          <table:table-cell table:style-name="ce2" table:formula="of:=IF(AND([.$G6]&lt;[.QF$1];[.$H6]&gt;=[.QF$1]);1;&quot;&quot;)">
            <text:p/>
          </table:table-cell>
          <table:table-cell table:style-name="ce2" table:formula="of:=IF(AND([.$G6]&lt;[.QG$1];[.$H6]&gt;=[.QG$1]);1;&quot;&quot;)">
            <text:p/>
          </table:table-cell>
          <table:table-cell table:style-name="ce2" table:formula="of:=IF(AND([.$G6]&lt;[.QH$1];[.$H6]&gt;=[.QH$1]);1;&quot;&quot;)">
            <text:p/>
          </table:table-cell>
          <table:table-cell table:style-name="ce2" table:formula="of:=IF(AND([.$G6]&lt;[.QI$1];[.$H6]&gt;=[.QI$1]);1;&quot;&quot;)">
            <text:p/>
          </table:table-cell>
          <table:table-cell table:style-name="ce2" table:formula="of:=IF(AND([.$G6]&lt;[.QJ$1];[.$H6]&gt;=[.QJ$1]);1;&quot;&quot;)">
            <text:p/>
          </table:table-cell>
          <table:table-cell table:style-name="ce2" table:formula="of:=IF(AND([.$G6]&lt;[.QK$1];[.$H6]&gt;=[.QK$1]);1;&quot;&quot;)">
            <text:p/>
          </table:table-cell>
          <table:table-cell table:style-name="ce2" table:formula="of:=IF(AND([.$G6]&lt;[.QL$1];[.$H6]&gt;=[.QL$1]);1;&quot;&quot;)">
            <text:p/>
          </table:table-cell>
          <table:table-cell table:style-name="ce2" table:formula="of:=IF(AND([.$G6]&lt;[.QM$1];[.$H6]&gt;=[.QM$1]);1;&quot;&quot;)">
            <text:p/>
          </table:table-cell>
          <table:table-cell table:style-name="ce2" table:formula="of:=IF(AND([.$G6]&lt;[.QN$1];[.$H6]&gt;=[.QN$1]);1;&quot;&quot;)">
            <text:p/>
          </table:table-cell>
          <table:table-cell table:style-name="ce2" table:formula="of:=IF(AND([.$G6]&lt;[.QO$1];[.$H6]&gt;=[.QO$1]);1;&quot;&quot;)">
            <text:p/>
          </table:table-cell>
          <table:table-cell table:style-name="ce2" table:formula="of:=IF(AND([.$G6]&lt;[.QP$1];[.$H6]&gt;=[.QP$1]);1;&quot;&quot;)">
            <text:p/>
          </table:table-cell>
          <table:table-cell table:style-name="ce2" table:formula="of:=IF(AND([.$G6]&lt;[.QQ$1];[.$H6]&gt;=[.QQ$1]);1;&quot;&quot;)">
            <text:p/>
          </table:table-cell>
          <table:table-cell table:style-name="ce2" table:formula="of:=IF(AND([.$G6]&lt;[.QR$1];[.$H6]&gt;=[.QR$1]);1;&quot;&quot;)">
            <text:p/>
          </table:table-cell>
          <table:table-cell table:style-name="ce2" table:formula="of:=IF(AND([.$G6]&lt;[.QS$1];[.$H6]&gt;=[.QS$1]);1;&quot;&quot;)">
            <text:p/>
          </table:table-cell>
          <table:table-cell table:style-name="ce2" table:formula="of:=IF(AND([.$G6]&lt;[.QT$1];[.$H6]&gt;=[.QT$1]);1;&quot;&quot;)">
            <text:p/>
          </table:table-cell>
          <table:table-cell table:style-name="ce2" table:formula="of:=IF(AND([.$G6]&lt;[.QU$1];[.$H6]&gt;=[.QU$1]);1;&quot;&quot;)">
            <text:p/>
          </table:table-cell>
          <table:table-cell table:style-name="ce2" table:formula="of:=IF(AND([.$G6]&lt;[.QV$1];[.$H6]&gt;=[.QV$1]);1;&quot;&quot;)">
            <text:p/>
          </table:table-cell>
          <table:table-cell table:style-name="ce2" table:formula="of:=IF(AND([.$G6]&lt;[.QW$1];[.$H6]&gt;=[.QW$1]);1;&quot;&quot;)">
            <text:p/>
          </table:table-cell>
          <table:table-cell table:style-name="ce2" table:formula="of:=IF(AND([.$G6]&lt;[.QX$1];[.$H6]&gt;=[.QX$1]);1;&quot;&quot;)">
            <text:p/>
          </table:table-cell>
          <table:table-cell table:style-name="ce2" table:formula="of:=IF(AND([.$G6]&lt;[.QY$1];[.$H6]&gt;=[.QY$1]);1;&quot;&quot;)">
            <text:p/>
          </table:table-cell>
          <table:table-cell table:style-name="ce2" table:formula="of:=IF(AND([.$G6]&lt;[.QZ$1];[.$H6]&gt;=[.QZ$1]);1;&quot;&quot;)">
            <text:p/>
          </table:table-cell>
          <table:table-cell table:style-name="ce2" table:formula="of:=IF(AND([.$G6]&lt;[.RA$1];[.$H6]&gt;=[.RA$1]);1;&quot;&quot;)">
            <text:p/>
          </table:table-cell>
          <table:table-cell table:style-name="ce2" table:formula="of:=IF(AND([.$G6]&lt;[.RB$1];[.$H6]&gt;=[.RB$1]);1;&quot;&quot;)">
            <text:p/>
          </table:table-cell>
          <table:table-cell table:style-name="ce2" table:formula="of:=IF(AND([.$G6]&lt;[.RC$1];[.$H6]&gt;=[.RC$1]);1;&quot;&quot;)">
            <text:p/>
          </table:table-cell>
          <table:table-cell table:style-name="ce2" table:formula="of:=IF(AND([.$G6]&lt;[.RD$1];[.$H6]&gt;=[.RD$1]);1;&quot;&quot;)">
            <text:p/>
          </table:table-cell>
          <table:table-cell table:style-name="ce2" table:formula="of:=IF(AND([.$G6]&lt;[.RE$1];[.$H6]&gt;=[.RE$1]);1;&quot;&quot;)">
            <text:p/>
          </table:table-cell>
          <table:table-cell table:style-name="ce2" table:formula="of:=IF(AND([.$G6]&lt;[.RF$1];[.$H6]&gt;=[.RF$1]);1;&quot;&quot;)">
            <text:p/>
          </table:table-cell>
          <table:table-cell table:style-name="ce2" table:formula="of:=IF(AND([.$G6]&lt;[.RG$1];[.$H6]&gt;=[.RG$1]);1;&quot;&quot;)">
            <text:p/>
          </table:table-cell>
          <table:table-cell table:style-name="ce2" table:formula="of:=IF(AND([.$G6]&lt;[.RH$1];[.$H6]&gt;=[.RH$1]);1;&quot;&quot;)">
            <text:p/>
          </table:table-cell>
          <table:table-cell table:style-name="ce2" table:formula="of:=IF(AND([.$G6]&lt;[.RI$1];[.$H6]&gt;=[.RI$1]);1;&quot;&quot;)">
            <text:p/>
          </table:table-cell>
          <table:table-cell table:style-name="ce2" table:formula="of:=IF(AND([.$G6]&lt;[.RJ$1];[.$H6]&gt;=[.RJ$1]);1;&quot;&quot;)">
            <text:p/>
          </table:table-cell>
          <table:table-cell table:style-name="ce2" table:formula="of:=IF(AND([.$G6]&lt;[.RK$1];[.$H6]&gt;=[.RK$1]);1;&quot;&quot;)">
            <text:p/>
          </table:table-cell>
          <table:table-cell table:style-name="ce2" table:formula="of:=IF(AND([.$G6]&lt;[.RL$1];[.$H6]&gt;=[.RL$1]);1;&quot;&quot;)">
            <text:p/>
          </table:table-cell>
          <table:table-cell table:style-name="ce2" table:formula="of:=IF(AND([.$G6]&lt;[.RM$1];[.$H6]&gt;=[.RM$1]);1;&quot;&quot;)">
            <text:p/>
          </table:table-cell>
          <table:table-cell table:style-name="ce2" table:formula="of:=IF(AND([.$G6]&lt;[.RN$1];[.$H6]&gt;=[.RN$1]);1;&quot;&quot;)">
            <text:p/>
          </table:table-cell>
          <table:table-cell table:style-name="ce2" table:formula="of:=IF(AND([.$G6]&lt;[.RO$1];[.$H6]&gt;=[.RO$1]);1;&quot;&quot;)">
            <text:p/>
          </table:table-cell>
          <table:table-cell table:style-name="ce2" table:formula="of:=IF(AND([.$G6]&lt;[.RP$1];[.$H6]&gt;=[.RP$1]);1;&quot;&quot;)">
            <text:p/>
          </table:table-cell>
          <table:table-cell table:style-name="ce2" table:formula="of:=IF(AND([.$G6]&lt;[.RQ$1];[.$H6]&gt;=[.RQ$1]);1;&quot;&quot;)">
            <text:p/>
          </table:table-cell>
          <table:table-cell table:style-name="ce2" table:formula="of:=IF(AND([.$G6]&lt;[.RR$1];[.$H6]&gt;=[.RR$1]);1;&quot;&quot;)">
            <text:p/>
          </table:table-cell>
          <table:table-cell table:style-name="ce2" table:formula="of:=IF(AND([.$G6]&lt;[.RS$1];[.$H6]&gt;=[.RS$1]);1;&quot;&quot;)">
            <text:p/>
          </table:table-cell>
          <table:table-cell table:style-name="ce2" table:formula="of:=IF(AND([.$G6]&lt;[.RT$1];[.$H6]&gt;=[.RT$1]);1;&quot;&quot;)">
            <text:p/>
          </table:table-cell>
          <table:table-cell table:style-name="ce2" table:formula="of:=IF(AND([.$G6]&lt;[.RU$1];[.$H6]&gt;=[.RU$1]);1;&quot;&quot;)">
            <text:p/>
          </table:table-cell>
          <table:table-cell table:style-name="ce2" table:formula="of:=IF(AND([.$G6]&lt;[.RV$1];[.$H6]&gt;=[.RV$1]);1;&quot;&quot;)">
            <text:p/>
          </table:table-cell>
          <table:table-cell table:style-name="ce2" table:formula="of:=IF(AND([.$G6]&lt;[.RW$1];[.$H6]&gt;=[.RW$1]);1;&quot;&quot;)">
            <text:p/>
          </table:table-cell>
          <table:table-cell table:style-name="ce2" table:formula="of:=IF(AND([.$G6]&lt;[.RX$1];[.$H6]&gt;=[.RX$1]);1;&quot;&quot;)">
            <text:p/>
          </table:table-cell>
          <table:table-cell table:style-name="ce2" table:formula="of:=IF(AND([.$G6]&lt;[.RY$1];[.$H6]&gt;=[.RY$1]);1;&quot;&quot;)">
            <text:p/>
          </table:table-cell>
          <table:table-cell table:style-name="ce2" table:formula="of:=IF(AND([.$G6]&lt;[.RZ$1];[.$H6]&gt;=[.RZ$1]);1;&quot;&quot;)">
            <text:p/>
          </table:table-cell>
          <table:table-cell table:style-name="ce2" table:formula="of:=IF(AND([.$G6]&lt;[.SA$1];[.$H6]&gt;=[.SA$1]);1;&quot;&quot;)">
            <text:p/>
          </table:table-cell>
          <table:table-cell table:style-name="ce2" table:formula="of:=IF(AND([.$G6]&lt;[.SB$1];[.$H6]&gt;=[.SB$1]);1;&quot;&quot;)">
            <text:p/>
          </table:table-cell>
          <table:table-cell table:style-name="ce2" table:formula="of:=IF(AND([.$G6]&lt;[.SC$1];[.$H6]&gt;=[.SC$1]);1;&quot;&quot;)">
            <text:p/>
          </table:table-cell>
          <table:table-cell table:style-name="ce2" table:formula="of:=IF(AND([.$G6]&lt;[.SD$1];[.$H6]&gt;=[.SD$1]);1;&quot;&quot;)">
            <text:p/>
          </table:table-cell>
          <table:table-cell table:style-name="ce2" table:formula="of:=IF(AND([.$G6]&lt;[.SE$1];[.$H6]&gt;=[.SE$1]);1;&quot;&quot;)">
            <text:p/>
          </table:table-cell>
          <table:table-cell table:style-name="ce2" table:formula="of:=IF(AND([.$G6]&lt;[.SF$1];[.$H6]&gt;=[.SF$1]);1;&quot;&quot;)">
            <text:p/>
          </table:table-cell>
          <table:table-cell table:style-name="ce2" table:formula="of:=IF(AND([.$G6]&lt;[.SG$1];[.$H6]&gt;=[.SG$1]);1;&quot;&quot;)">
            <text:p/>
          </table:table-cell>
          <table:table-cell table:style-name="ce2" table:formula="of:=IF(AND([.$G6]&lt;[.SH$1];[.$H6]&gt;=[.SH$1]);1;&quot;&quot;)">
            <text:p/>
          </table:table-cell>
          <table:table-cell table:style-name="ce2" table:formula="of:=IF(AND([.$G6]&lt;[.SI$1];[.$H6]&gt;=[.SI$1]);1;&quot;&quot;)">
            <text:p/>
          </table:table-cell>
          <table:table-cell table:style-name="ce2" table:formula="of:=IF(AND([.$G6]&lt;[.SJ$1];[.$H6]&gt;=[.SJ$1]);1;&quot;&quot;)">
            <text:p/>
          </table:table-cell>
          <table:table-cell table:style-name="ce2" table:formula="of:=IF(AND([.$G6]&lt;[.SK$1];[.$H6]&gt;=[.SK$1]);1;&quot;&quot;)">
            <text:p/>
          </table:table-cell>
          <table:table-cell table:style-name="ce2" table:formula="of:=IF(AND([.$G6]&lt;[.SL$1];[.$H6]&gt;=[.SL$1]);1;&quot;&quot;)">
            <text:p/>
          </table:table-cell>
          <table:table-cell table:style-name="ce2" table:formula="of:=IF(AND([.$G6]&lt;[.SM$1];[.$H6]&gt;=[.SM$1]);1;&quot;&quot;)">
            <text:p/>
          </table:table-cell>
          <table:table-cell table:style-name="ce2" table:formula="of:=IF(AND([.$G6]&lt;[.SN$1];[.$H6]&gt;=[.SN$1]);1;&quot;&quot;)">
            <text:p/>
          </table:table-cell>
          <table:table-cell table:style-name="ce2" table:formula="of:=IF(AND([.$G6]&lt;[.SO$1];[.$H6]&gt;=[.SO$1]);1;&quot;&quot;)">
            <text:p/>
          </table:table-cell>
          <table:table-cell table:style-name="ce2" table:formula="of:=IF(AND([.$G6]&lt;[.SP$1];[.$H6]&gt;=[.SP$1]);1;&quot;&quot;)">
            <text:p/>
          </table:table-cell>
          <table:table-cell table:style-name="ce2" table:formula="of:=IF(AND([.$G6]&lt;[.SQ$1];[.$H6]&gt;=[.SQ$1]);1;&quot;&quot;)">
            <text:p/>
          </table:table-cell>
          <table:table-cell table:style-name="ce2" table:formula="of:=IF(AND([.$G6]&lt;[.SR$1];[.$H6]&gt;=[.SR$1]);1;&quot;&quot;)">
            <text:p/>
          </table:table-cell>
          <table:table-cell table:style-name="ce2" table:formula="of:=IF(AND([.$G6]&lt;[.SS$1];[.$H6]&gt;=[.SS$1]);1;&quot;&quot;)">
            <text:p/>
          </table:table-cell>
          <table:table-cell table:style-name="ce2" table:formula="of:=IF(AND([.$G6]&lt;[.ST$1];[.$H6]&gt;=[.ST$1]);1;&quot;&quot;)">
            <text:p/>
          </table:table-cell>
          <table:table-cell table:style-name="ce2" table:formula="of:=IF(AND([.$G6]&lt;[.SU$1];[.$H6]&gt;=[.SU$1]);1;&quot;&quot;)">
            <text:p/>
          </table:table-cell>
          <table:table-cell table:style-name="ce2" table:formula="of:=IF(AND([.$G6]&lt;[.SV$1];[.$H6]&gt;=[.SV$1]);1;&quot;&quot;)">
            <text:p/>
          </table:table-cell>
          <table:table-cell table:style-name="ce2" table:formula="of:=IF(AND([.$G6]&lt;[.SW$1];[.$H6]&gt;=[.SW$1]);1;&quot;&quot;)">
            <text:p/>
          </table:table-cell>
          <table:table-cell table:style-name="ce2" table:formula="of:=IF(AND([.$G6]&lt;[.SX$1];[.$H6]&gt;=[.SX$1]);1;&quot;&quot;)">
            <text:p/>
          </table:table-cell>
          <table:table-cell table:style-name="ce2" table:formula="of:=IF(AND([.$G6]&lt;[.SY$1];[.$H6]&gt;=[.SY$1]);1;&quot;&quot;)">
            <text:p/>
          </table:table-cell>
          <table:table-cell table:style-name="ce2" table:formula="of:=IF(AND([.$G6]&lt;[.SZ$1];[.$H6]&gt;=[.SZ$1]);1;&quot;&quot;)">
            <text:p/>
          </table:table-cell>
          <table:table-cell table:style-name="ce2" table:formula="of:=IF(AND([.$G6]&lt;[.TA$1];[.$H6]&gt;=[.TA$1]);1;&quot;&quot;)">
            <text:p/>
          </table:table-cell>
          <table:table-cell table:style-name="ce2" table:formula="of:=IF(AND([.$G6]&lt;[.TB$1];[.$H6]&gt;=[.TB$1]);1;&quot;&quot;)">
            <text:p/>
          </table:table-cell>
          <table:table-cell table:style-name="ce2" table:formula="of:=IF(AND([.$G6]&lt;[.TC$1];[.$H6]&gt;=[.TC$1]);1;&quot;&quot;)">
            <text:p/>
          </table:table-cell>
          <table:table-cell table:style-name="ce2" table:formula="of:=IF(AND([.$G6]&lt;[.TD$1];[.$H6]&gt;=[.TD$1]);1;&quot;&quot;)">
            <text:p/>
          </table:table-cell>
          <table:table-cell table:style-name="ce2" table:formula="of:=IF(AND([.$G6]&lt;[.TE$1];[.$H6]&gt;=[.TE$1]);1;&quot;&quot;)">
            <text:p/>
          </table:table-cell>
          <table:table-cell table:style-name="ce2" table:formula="of:=IF(AND([.$G6]&lt;[.TF$1];[.$H6]&gt;=[.TF$1]);1;&quot;&quot;)">
            <text:p/>
          </table:table-cell>
          <table:table-cell table:style-name="ce2" table:formula="of:=IF(AND([.$G6]&lt;[.TG$1];[.$H6]&gt;=[.TG$1]);1;&quot;&quot;)">
            <text:p/>
          </table:table-cell>
          <table:table-cell table:style-name="ce2" table:formula="of:=IF(AND([.$G6]&lt;[.TH$1];[.$H6]&gt;=[.TH$1]);1;&quot;&quot;)">
            <text:p/>
          </table:table-cell>
          <table:table-cell table:style-name="ce2" table:formula="of:=IF(AND([.$G6]&lt;[.TI$1];[.$H6]&gt;=[.TI$1]);1;&quot;&quot;)">
            <text:p/>
          </table:table-cell>
          <table:table-cell table:style-name="ce2" table:formula="of:=IF(AND([.$G6]&lt;[.TJ$1];[.$H6]&gt;=[.TJ$1]);1;&quot;&quot;)">
            <text:p/>
          </table:table-cell>
          <table:table-cell table:style-name="ce2" table:formula="of:=IF(AND([.$G6]&lt;[.TK$1];[.$H6]&gt;=[.TK$1]);1;&quot;&quot;)">
            <text:p/>
          </table:table-cell>
          <table:table-cell table:style-name="ce2" table:formula="of:=IF(AND([.$G6]&lt;[.TL$1];[.$H6]&gt;=[.TL$1]);1;&quot;&quot;)">
            <text:p/>
          </table:table-cell>
          <table:table-cell table:style-name="ce2" table:formula="of:=IF(AND([.$G6]&lt;[.TM$1];[.$H6]&gt;=[.TM$1]);1;&quot;&quot;)">
            <text:p/>
          </table:table-cell>
          <table:table-cell table:style-name="ce2" table:formula="of:=IF(AND([.$G6]&lt;[.TN$1];[.$H6]&gt;=[.TN$1]);1;&quot;&quot;)">
            <text:p/>
          </table:table-cell>
          <table:table-cell table:style-name="ce2" table:formula="of:=IF(AND([.$G6]&lt;[.TO$1];[.$H6]&gt;=[.TO$1]);1;&quot;&quot;)">
            <text:p/>
          </table:table-cell>
          <table:table-cell table:style-name="ce2" table:formula="of:=IF(AND([.$G6]&lt;[.TP$1];[.$H6]&gt;=[.TP$1]);1;&quot;&quot;)">
            <text:p/>
          </table:table-cell>
          <table:table-cell table:style-name="ce2" table:formula="of:=IF(AND([.$G6]&lt;[.TQ$1];[.$H6]&gt;=[.TQ$1]);1;&quot;&quot;)">
            <text:p/>
          </table:table-cell>
          <table:table-cell table:style-name="ce2" table:formula="of:=IF(AND([.$G6]&lt;[.TR$1];[.$H6]&gt;=[.TR$1]);1;&quot;&quot;)">
            <text:p/>
          </table:table-cell>
          <table:table-cell table:style-name="ce2" table:formula="of:=IF(AND([.$G6]&lt;[.TS$1];[.$H6]&gt;=[.TS$1]);1;&quot;&quot;)">
            <text:p/>
          </table:table-cell>
          <table:table-cell table:style-name="ce2" table:formula="of:=IF(AND([.$G6]&lt;[.TT$1];[.$H6]&gt;=[.TT$1]);1;&quot;&quot;)">
            <text:p/>
          </table:table-cell>
          <table:table-cell table:style-name="ce2" table:formula="of:=IF(AND([.$G6]&lt;[.TU$1];[.$H6]&gt;=[.TU$1]);1;&quot;&quot;)">
            <text:p/>
          </table:table-cell>
          <table:table-cell table:style-name="ce2" table:formula="of:=IF(AND([.$G6]&lt;[.TV$1];[.$H6]&gt;=[.TV$1]);1;&quot;&quot;)">
            <text:p/>
          </table:table-cell>
          <table:table-cell table:style-name="ce2" table:formula="of:=IF(AND([.$G6]&lt;[.TW$1];[.$H6]&gt;=[.TW$1]);1;&quot;&quot;)">
            <text:p/>
          </table:table-cell>
          <table:table-cell table:style-name="ce2" table:formula="of:=IF(AND([.$G6]&lt;[.TX$1];[.$H6]&gt;=[.TX$1]);1;&quot;&quot;)">
            <text:p/>
          </table:table-cell>
          <table:table-cell table:style-name="ce2" table:formula="of:=IF(AND([.$G6]&lt;[.TY$1];[.$H6]&gt;=[.TY$1]);1;&quot;&quot;)">
            <text:p/>
          </table:table-cell>
          <table:table-cell table:style-name="ce2" table:formula="of:=IF(AND([.$G6]&lt;[.TZ$1];[.$H6]&gt;=[.TZ$1]);1;&quot;&quot;)">
            <text:p/>
          </table:table-cell>
          <table:table-cell table:style-name="ce2" table:formula="of:=IF(AND([.$G6]&lt;[.UA$1];[.$H6]&gt;=[.UA$1]);1;&quot;&quot;)">
            <text:p/>
          </table:table-cell>
          <table:table-cell table:style-name="ce2" table:formula="of:=IF(AND([.$G6]&lt;[.UB$1];[.$H6]&gt;=[.UB$1]);1;&quot;&quot;)">
            <text:p/>
          </table:table-cell>
          <table:table-cell table:style-name="ce2" table:formula="of:=IF(AND([.$G6]&lt;[.UC$1];[.$H6]&gt;=[.UC$1]);1;&quot;&quot;)">
            <text:p/>
          </table:table-cell>
          <table:table-cell table:style-name="ce2" table:formula="of:=IF(AND([.$G6]&lt;[.UD$1];[.$H6]&gt;=[.UD$1]);1;&quot;&quot;)">
            <text:p/>
          </table:table-cell>
          <table:table-cell table:style-name="ce2" table:formula="of:=IF(AND([.$G6]&lt;[.UE$1];[.$H6]&gt;=[.UE$1]);1;&quot;&quot;)">
            <text:p/>
          </table:table-cell>
          <table:table-cell table:style-name="ce2" table:formula="of:=IF(AND([.$G6]&lt;[.UF$1];[.$H6]&gt;=[.UF$1]);1;&quot;&quot;)">
            <text:p/>
          </table:table-cell>
          <table:table-cell table:style-name="ce2" table:formula="of:=IF(AND([.$G6]&lt;[.UG$1];[.$H6]&gt;=[.UG$1]);1;&quot;&quot;)">
            <text:p/>
          </table:table-cell>
          <table:table-cell table:style-name="ce2" table:formula="of:=IF(AND([.$G6]&lt;[.UH$1];[.$H6]&gt;=[.UH$1]);1;&quot;&quot;)">
            <text:p/>
          </table:table-cell>
          <table:table-cell table:style-name="ce2" table:formula="of:=IF(AND([.$G6]&lt;[.UI$1];[.$H6]&gt;=[.UI$1]);1;&quot;&quot;)">
            <text:p/>
          </table:table-cell>
          <table:table-cell table:style-name="ce2" table:formula="of:=IF(AND([.$G6]&lt;[.UJ$1];[.$H6]&gt;=[.UJ$1]);1;&quot;&quot;)">
            <text:p/>
          </table:table-cell>
          <table:table-cell table:style-name="ce2" table:formula="of:=IF(AND([.$G6]&lt;[.UK$1];[.$H6]&gt;=[.UK$1]);1;&quot;&quot;)">
            <text:p/>
          </table:table-cell>
          <table:table-cell table:style-name="ce2" table:formula="of:=IF(AND([.$G6]&lt;[.UL$1];[.$H6]&gt;=[.UL$1]);1;&quot;&quot;)">
            <text:p/>
          </table:table-cell>
          <table:table-cell table:style-name="ce2" table:formula="of:=IF(AND([.$G6]&lt;[.UM$1];[.$H6]&gt;=[.UM$1]);1;&quot;&quot;)">
            <text:p/>
          </table:table-cell>
          <table:table-cell table:style-name="ce2" table:formula="of:=IF(AND([.$G6]&lt;[.UN$1];[.$H6]&gt;=[.UN$1]);1;&quot;&quot;)">
            <text:p/>
          </table:table-cell>
          <table:table-cell table:style-name="ce2" table:formula="of:=IF(AND([.$G6]&lt;[.UO$1];[.$H6]&gt;=[.UO$1]);1;&quot;&quot;)">
            <text:p/>
          </table:table-cell>
          <table:table-cell table:style-name="ce2" table:formula="of:=IF(AND([.$G6]&lt;[.UP$1];[.$H6]&gt;=[.UP$1]);1;&quot;&quot;)">
            <text:p/>
          </table:table-cell>
          <table:table-cell table:style-name="ce2" table:formula="of:=IF(AND([.$G6]&lt;[.UQ$1];[.$H6]&gt;=[.UQ$1]);1;&quot;&quot;)">
            <text:p/>
          </table:table-cell>
          <table:table-cell table:style-name="ce2" table:formula="of:=IF(AND([.$G6]&lt;[.UR$1];[.$H6]&gt;=[.UR$1]);1;&quot;&quot;)">
            <text:p/>
          </table:table-cell>
          <table:table-cell table:style-name="ce2" table:formula="of:=IF(AND([.$G6]&lt;[.US$1];[.$H6]&gt;=[.US$1]);1;&quot;&quot;)">
            <text:p/>
          </table:table-cell>
          <table:table-cell table:style-name="ce2" table:formula="of:=IF(AND([.$G6]&lt;[.UT$1];[.$H6]&gt;=[.UT$1]);1;&quot;&quot;)">
            <text:p/>
          </table:table-cell>
          <table:table-cell table:style-name="ce2" table:formula="of:=IF(AND([.$G6]&lt;[.UU$1];[.$H6]&gt;=[.UU$1]);1;&quot;&quot;)">
            <text:p/>
          </table:table-cell>
          <table:table-cell table:style-name="ce2" table:formula="of:=IF(AND([.$G6]&lt;[.UV$1];[.$H6]&gt;=[.UV$1]);1;&quot;&quot;)">
            <text:p/>
          </table:table-cell>
          <table:table-cell table:style-name="ce2" table:formula="of:=IF(AND([.$G6]&lt;[.UW$1];[.$H6]&gt;=[.UW$1]);1;&quot;&quot;)">
            <text:p/>
          </table:table-cell>
          <table:table-cell table:style-name="ce2" table:formula="of:=IF(AND([.$G6]&lt;[.UX$1];[.$H6]&gt;=[.UX$1]);1;&quot;&quot;)">
            <text:p/>
          </table:table-cell>
          <table:table-cell table:style-name="ce2" table:formula="of:=IF(AND([.$G6]&lt;[.UY$1];[.$H6]&gt;=[.UY$1]);1;&quot;&quot;)">
            <text:p/>
          </table:table-cell>
          <table:table-cell table:style-name="ce2" table:formula="of:=IF(AND([.$G6]&lt;[.UZ$1];[.$H6]&gt;=[.UZ$1]);1;&quot;&quot;)">
            <text:p/>
          </table:table-cell>
          <table:table-cell table:style-name="ce2" table:formula="of:=IF(AND([.$G6]&lt;[.VA$1];[.$H6]&gt;=[.VA$1]);1;&quot;&quot;)">
            <text:p/>
          </table:table-cell>
          <table:table-cell table:style-name="ce2" table:formula="of:=IF(AND([.$G6]&lt;[.VB$1];[.$H6]&gt;=[.VB$1]);1;&quot;&quot;)">
            <text:p/>
          </table:table-cell>
          <table:table-cell table:style-name="ce2" table:formula="of:=IF(AND([.$G6]&lt;[.VC$1];[.$H6]&gt;=[.VC$1]);1;&quot;&quot;)">
            <text:p/>
          </table:table-cell>
          <table:table-cell table:style-name="ce2" table:formula="of:=IF(AND([.$G6]&lt;[.VD$1];[.$H6]&gt;=[.VD$1]);1;&quot;&quot;)">
            <text:p/>
          </table:table-cell>
          <table:table-cell table:style-name="ce2" table:formula="of:=IF(AND([.$G6]&lt;[.VE$1];[.$H6]&gt;=[.VE$1]);1;&quot;&quot;)">
            <text:p/>
          </table:table-cell>
          <table:table-cell table:style-name="ce2" table:formula="of:=IF(AND([.$G6]&lt;[.VF$1];[.$H6]&gt;=[.VF$1]);1;&quot;&quot;)">
            <text:p/>
          </table:table-cell>
          <table:table-cell table:style-name="ce2" table:formula="of:=IF(AND([.$G6]&lt;[.VG$1];[.$H6]&gt;=[.VG$1]);1;&quot;&quot;)">
            <text:p/>
          </table:table-cell>
          <table:table-cell table:style-name="ce2" table:formula="of:=IF(AND([.$G6]&lt;[.VH$1];[.$H6]&gt;=[.VH$1]);1;&quot;&quot;)">
            <text:p/>
          </table:table-cell>
          <table:table-cell table:style-name="ce2" table:formula="of:=IF(AND([.$G6]&lt;[.VI$1];[.$H6]&gt;=[.VI$1]);1;&quot;&quot;)">
            <text:p/>
          </table:table-cell>
          <table:table-cell table:style-name="ce2" table:formula="of:=IF(AND([.$G6]&lt;[.VJ$1];[.$H6]&gt;=[.VJ$1]);1;&quot;&quot;)">
            <text:p/>
          </table:table-cell>
          <table:table-cell table:style-name="ce2" table:formula="of:=IF(AND([.$G6]&lt;[.VK$1];[.$H6]&gt;=[.VK$1]);1;&quot;&quot;)">
            <text:p/>
          </table:table-cell>
          <table:table-cell table:style-name="ce2" table:formula="of:=IF(AND([.$G6]&lt;[.VL$1];[.$H6]&gt;=[.VL$1]);1;&quot;&quot;)">
            <text:p/>
          </table:table-cell>
          <table:table-cell table:style-name="ce2" table:formula="of:=IF(AND([.$G6]&lt;[.VM$1];[.$H6]&gt;=[.VM$1]);1;&quot;&quot;)">
            <text:p/>
          </table:table-cell>
          <table:table-cell table:style-name="ce2" table:formula="of:=IF(AND([.$G6]&lt;[.VN$1];[.$H6]&gt;=[.VN$1]);1;&quot;&quot;)">
            <text:p/>
          </table:table-cell>
          <table:table-cell table:style-name="ce2" table:formula="of:=IF(AND([.$G6]&lt;[.VO$1];[.$H6]&gt;=[.VO$1]);1;&quot;&quot;)">
            <text:p/>
          </table:table-cell>
          <table:table-cell table:style-name="ce2" table:formula="of:=IF(AND([.$G6]&lt;[.VP$1];[.$H6]&gt;=[.VP$1]);1;&quot;&quot;)">
            <text:p/>
          </table:table-cell>
          <table:table-cell table:style-name="ce2" table:formula="of:=IF(AND([.$G6]&lt;[.VQ$1];[.$H6]&gt;=[.VQ$1]);1;&quot;&quot;)">
            <text:p/>
          </table:table-cell>
          <table:table-cell table:style-name="ce2" table:formula="of:=IF(AND([.$G6]&lt;[.VR$1];[.$H6]&gt;=[.VR$1]);1;&quot;&quot;)">
            <text:p/>
          </table:table-cell>
          <table:table-cell table:style-name="ce2" table:formula="of:=IF(AND([.$G6]&lt;[.VS$1];[.$H6]&gt;=[.VS$1]);1;&quot;&quot;)">
            <text:p/>
          </table:table-cell>
          <table:table-cell table:style-name="ce2" table:formula="of:=IF(AND([.$G6]&lt;[.VT$1];[.$H6]&gt;=[.VT$1]);1;&quot;&quot;)">
            <text:p/>
          </table:table-cell>
          <table:table-cell table:style-name="ce2" table:formula="of:=IF(AND([.$G6]&lt;[.VU$1];[.$H6]&gt;=[.VU$1]);1;&quot;&quot;)">
            <text:p/>
          </table:table-cell>
          <table:table-cell table:style-name="ce2" table:formula="of:=IF(AND([.$G6]&lt;[.VV$1];[.$H6]&gt;=[.VV$1]);1;&quot;&quot;)">
            <text:p/>
          </table:table-cell>
          <table:table-cell table:style-name="ce2" table:formula="of:=IF(AND([.$G6]&lt;[.VW$1];[.$H6]&gt;=[.VW$1]);1;&quot;&quot;)">
            <text:p/>
          </table:table-cell>
          <table:table-cell table:style-name="ce2" table:formula="of:=IF(AND([.$G6]&lt;[.VX$1];[.$H6]&gt;=[.VX$1]);1;&quot;&quot;)">
            <text:p/>
          </table:table-cell>
          <table:table-cell table:style-name="ce2" table:formula="of:=IF(AND([.$G6]&lt;[.VY$1];[.$H6]&gt;=[.VY$1]);1;&quot;&quot;)">
            <text:p/>
          </table:table-cell>
          <table:table-cell table:style-name="ce2" table:formula="of:=IF(AND([.$G6]&lt;[.VZ$1];[.$H6]&gt;=[.VZ$1]);1;&quot;&quot;)">
            <text:p/>
          </table:table-cell>
          <table:table-cell table:style-name="ce2" table:formula="of:=IF(AND([.$G6]&lt;[.WA$1];[.$H6]&gt;=[.WA$1]);1;&quot;&quot;)">
            <text:p/>
          </table:table-cell>
          <table:table-cell table:style-name="ce2" table:formula="of:=IF(AND([.$G6]&lt;[.WB$1];[.$H6]&gt;=[.WB$1]);1;&quot;&quot;)">
            <text:p/>
          </table:table-cell>
          <table:table-cell table:style-name="ce2" table:formula="of:=IF(AND([.$G6]&lt;[.WC$1];[.$H6]&gt;=[.WC$1]);1;&quot;&quot;)">
            <text:p/>
          </table:table-cell>
          <table:table-cell table:style-name="ce2" table:formula="of:=IF(AND([.$G6]&lt;[.WD$1];[.$H6]&gt;=[.WD$1]);1;&quot;&quot;)">
            <text:p/>
          </table:table-cell>
          <table:table-cell table:style-name="ce2" table:formula="of:=IF(AND([.$G6]&lt;[.WE$1];[.$H6]&gt;=[.WE$1]);1;&quot;&quot;)">
            <text:p/>
          </table:table-cell>
          <table:table-cell table:style-name="ce2" table:formula="of:=IF(AND([.$G6]&lt;[.WF$1];[.$H6]&gt;=[.WF$1]);1;&quot;&quot;)">
            <text:p/>
          </table:table-cell>
          <table:table-cell table:style-name="ce2" table:formula="of:=IF(AND([.$G6]&lt;[.WG$1];[.$H6]&gt;=[.WG$1]);1;&quot;&quot;)">
            <text:p/>
          </table:table-cell>
          <table:table-cell table:style-name="ce2" table:formula="of:=IF(AND([.$G6]&lt;[.WH$1];[.$H6]&gt;=[.WH$1]);1;&quot;&quot;)">
            <text:p/>
          </table:table-cell>
          <table:table-cell table:style-name="ce2" table:formula="of:=IF(AND([.$G6]&lt;[.WI$1];[.$H6]&gt;=[.WI$1]);1;&quot;&quot;)">
            <text:p/>
          </table:table-cell>
          <table:table-cell table:style-name="ce2" table:formula="of:=IF(AND([.$G6]&lt;[.WJ$1];[.$H6]&gt;=[.WJ$1]);1;&quot;&quot;)">
            <text:p/>
          </table:table-cell>
          <table:table-cell table:style-name="ce2" table:formula="of:=IF(AND([.$G6]&lt;[.WK$1];[.$H6]&gt;=[.WK$1]);1;&quot;&quot;)">
            <text:p/>
          </table:table-cell>
          <table:table-cell table:style-name="ce2" table:formula="of:=IF(AND([.$G6]&lt;[.WL$1];[.$H6]&gt;=[.WL$1]);1;&quot;&quot;)">
            <text:p/>
          </table:table-cell>
          <table:table-cell table:style-name="ce2" table:formula="of:=IF(AND([.$G6]&lt;[.WM$1];[.$H6]&gt;=[.WM$1]);1;&quot;&quot;)">
            <text:p/>
          </table:table-cell>
          <table:table-cell table:style-name="ce2" table:formula="of:=IF(AND([.$G6]&lt;[.WN$1];[.$H6]&gt;=[.WN$1]);1;&quot;&quot;)">
            <text:p/>
          </table:table-cell>
          <table:table-cell table:style-name="ce2" table:formula="of:=IF(AND([.$G6]&lt;[.WO$1];[.$H6]&gt;=[.WO$1]);1;&quot;&quot;)">
            <text:p/>
          </table:table-cell>
          <table:table-cell table:style-name="ce2" table:formula="of:=IF(AND([.$G6]&lt;[.WP$1];[.$H6]&gt;=[.WP$1]);1;&quot;&quot;)">
            <text:p/>
          </table:table-cell>
          <table:table-cell table:style-name="ce2" table:formula="of:=IF(AND([.$G6]&lt;[.WQ$1];[.$H6]&gt;=[.WQ$1]);1;&quot;&quot;)">
            <text:p/>
          </table:table-cell>
          <table:table-cell table:style-name="ce2" table:formula="of:=IF(AND([.$G6]&lt;[.WR$1];[.$H6]&gt;=[.WR$1]);1;&quot;&quot;)">
            <text:p/>
          </table:table-cell>
          <table:table-cell table:style-name="ce2" table:formula="of:=IF(AND([.$G6]&lt;[.WS$1];[.$H6]&gt;=[.WS$1]);1;&quot;&quot;)">
            <text:p/>
          </table:table-cell>
          <table:table-cell table:style-name="ce2" table:formula="of:=IF(AND([.$G6]&lt;[.WT$1];[.$H6]&gt;=[.WT$1]);1;&quot;&quot;)">
            <text:p/>
          </table:table-cell>
          <table:table-cell table:style-name="ce2" table:formula="of:=IF(AND([.$G6]&lt;[.WU$1];[.$H6]&gt;=[.WU$1]);1;&quot;&quot;)">
            <text:p/>
          </table:table-cell>
          <table:table-cell table:style-name="ce2" table:formula="of:=IF(AND([.$G6]&lt;[.WV$1];[.$H6]&gt;=[.WV$1]);1;&quot;&quot;)">
            <text:p/>
          </table:table-cell>
          <table:table-cell table:style-name="ce2" table:formula="of:=IF(AND([.$G6]&lt;[.WW$1];[.$H6]&gt;=[.WW$1]);1;&quot;&quot;)">
            <text:p/>
          </table:table-cell>
          <table:table-cell table:style-name="ce2" table:formula="of:=IF(AND([.$G6]&lt;[.WX$1];[.$H6]&gt;=[.WX$1]);1;&quot;&quot;)">
            <text:p/>
          </table:table-cell>
          <table:table-cell table:style-name="ce2" table:formula="of:=IF(AND([.$G6]&lt;[.WY$1];[.$H6]&gt;=[.WY$1]);1;&quot;&quot;)">
            <text:p/>
          </table:table-cell>
          <table:table-cell table:style-name="ce2" table:formula="of:=IF(AND([.$G6]&lt;[.WZ$1];[.$H6]&gt;=[.WZ$1]);1;&quot;&quot;)">
            <text:p/>
          </table:table-cell>
          <table:table-cell table:style-name="ce2" table:formula="of:=IF(AND([.$G6]&lt;[.XA$1];[.$H6]&gt;=[.XA$1]);1;&quot;&quot;)">
            <text:p/>
          </table:table-cell>
          <table:table-cell table:style-name="ce2" table:formula="of:=IF(AND([.$G6]&lt;[.XB$1];[.$H6]&gt;=[.XB$1]);1;&quot;&quot;)">
            <text:p/>
          </table:table-cell>
          <table:table-cell table:style-name="ce2" table:formula="of:=IF(AND([.$G6]&lt;[.XC$1];[.$H6]&gt;=[.XC$1]);1;&quot;&quot;)">
            <text:p/>
          </table:table-cell>
          <table:table-cell table:style-name="ce2" table:formula="of:=IF(AND([.$G6]&lt;[.XD$1];[.$H6]&gt;=[.XD$1]);1;&quot;&quot;)">
            <text:p/>
          </table:table-cell>
          <table:table-cell table:style-name="ce2" table:formula="of:=IF(AND([.$G6]&lt;[.XE$1];[.$H6]&gt;=[.XE$1]);1;&quot;&quot;)">
            <text:p/>
          </table:table-cell>
          <table:table-cell table:style-name="ce2" table:formula="of:=IF(AND([.$G6]&lt;[.XF$1];[.$H6]&gt;=[.XF$1]);1;&quot;&quot;)">
            <text:p/>
          </table:table-cell>
          <table:table-cell table:style-name="ce2" table:formula="of:=IF(AND([.$G6]&lt;[.XG$1];[.$H6]&gt;=[.XG$1]);1;&quot;&quot;)">
            <text:p/>
          </table:table-cell>
          <table:table-cell table:style-name="ce2" table:formula="of:=IF(AND([.$G6]&lt;[.XH$1];[.$H6]&gt;=[.XH$1]);1;&quot;&quot;)">
            <text:p/>
          </table:table-cell>
          <table:table-cell table:style-name="ce2" table:formula="of:=IF(AND([.$G6]&lt;[.XI$1];[.$H6]&gt;=[.XI$1]);1;&quot;&quot;)">
            <text:p/>
          </table:table-cell>
          <table:table-cell table:style-name="ce2" table:formula="of:=IF(AND([.$G6]&lt;[.XJ$1];[.$H6]&gt;=[.XJ$1]);1;&quot;&quot;)">
            <text:p/>
          </table:table-cell>
          <table:table-cell table:style-name="ce2" table:formula="of:=IF(AND([.$G6]&lt;[.XK$1];[.$H6]&gt;=[.XK$1]);1;&quot;&quot;)">
            <text:p/>
          </table:table-cell>
          <table:table-cell table:style-name="ce2" table:formula="of:=IF(AND([.$G6]&lt;[.XL$1];[.$H6]&gt;=[.XL$1]);1;&quot;&quot;)">
            <text:p/>
          </table:table-cell>
          <table:table-cell table:style-name="ce2" table:formula="of:=IF(AND([.$G6]&lt;[.XM$1];[.$H6]&gt;=[.XM$1]);1;&quot;&quot;)">
            <text:p/>
          </table:table-cell>
          <table:table-cell table:style-name="ce2" table:formula="of:=IF(AND([.$G6]&lt;[.XN$1];[.$H6]&gt;=[.XN$1]);1;&quot;&quot;)">
            <text:p/>
          </table:table-cell>
          <table:table-cell table:style-name="ce2" table:formula="of:=IF(AND([.$G6]&lt;[.XO$1];[.$H6]&gt;=[.XO$1]);1;&quot;&quot;)">
            <text:p/>
          </table:table-cell>
          <table:table-cell table:style-name="ce2" table:formula="of:=IF(AND([.$G6]&lt;[.XP$1];[.$H6]&gt;=[.XP$1]);1;&quot;&quot;)">
            <text:p/>
          </table:table-cell>
          <table:table-cell table:style-name="ce2" table:formula="of:=IF(AND([.$G6]&lt;[.XQ$1];[.$H6]&gt;=[.XQ$1]);1;&quot;&quot;)">
            <text:p/>
          </table:table-cell>
          <table:table-cell table:style-name="ce2" table:formula="of:=IF(AND([.$G6]&lt;[.XR$1];[.$H6]&gt;=[.XR$1]);1;&quot;&quot;)">
            <text:p/>
          </table:table-cell>
          <table:table-cell table:style-name="ce2" table:formula="of:=IF(AND([.$G6]&lt;[.XS$1];[.$H6]&gt;=[.XS$1]);1;&quot;&quot;)">
            <text:p/>
          </table:table-cell>
          <table:table-cell table:style-name="ce2" table:formula="of:=IF(AND([.$G6]&lt;[.XT$1];[.$H6]&gt;=[.XT$1]);1;&quot;&quot;)">
            <text:p/>
          </table:table-cell>
          <table:table-cell table:style-name="ce2" table:formula="of:=IF(AND([.$G6]&lt;[.XU$1];[.$H6]&gt;=[.XU$1]);1;&quot;&quot;)">
            <text:p/>
          </table:table-cell>
          <table:table-cell table:style-name="ce2" table:formula="of:=IF(AND([.$G6]&lt;[.XV$1];[.$H6]&gt;=[.XV$1]);1;&quot;&quot;)">
            <text:p/>
          </table:table-cell>
          <table:table-cell table:style-name="ce2" table:formula="of:=IF(AND([.$G6]&lt;[.XW$1];[.$H6]&gt;=[.XW$1]);1;&quot;&quot;)">
            <text:p/>
          </table:table-cell>
          <table:table-cell table:style-name="ce2" table:formula="of:=IF(AND([.$G6]&lt;[.XX$1];[.$H6]&gt;=[.XX$1]);1;&quot;&quot;)">
            <text:p/>
          </table:table-cell>
          <table:table-cell table:style-name="ce2" table:formula="of:=IF(AND([.$G6]&lt;[.XY$1];[.$H6]&gt;=[.XY$1]);1;&quot;&quot;)">
            <text:p/>
          </table:table-cell>
          <table:table-cell table:style-name="ce2" table:formula="of:=IF(AND([.$G6]&lt;[.XZ$1];[.$H6]&gt;=[.XZ$1]);1;&quot;&quot;)">
            <text:p/>
          </table:table-cell>
          <table:table-cell table:style-name="ce2" table:formula="of:=IF(AND([.$G6]&lt;[.YA$1];[.$H6]&gt;=[.YA$1]);1;&quot;&quot;)">
            <text:p/>
          </table:table-cell>
          <table:table-cell table:style-name="ce2" table:formula="of:=IF(AND([.$G6]&lt;[.YB$1];[.$H6]&gt;=[.YB$1]);1;&quot;&quot;)">
            <text:p/>
          </table:table-cell>
          <table:table-cell table:style-name="ce2" table:formula="of:=IF(AND([.$G6]&lt;[.YC$1];[.$H6]&gt;=[.YC$1]);1;&quot;&quot;)">
            <text:p/>
          </table:table-cell>
          <table:table-cell table:style-name="ce2" table:formula="of:=IF(AND([.$G6]&lt;[.YD$1];[.$H6]&gt;=[.YD$1]);1;&quot;&quot;)">
            <text:p/>
          </table:table-cell>
          <table:table-cell table:style-name="ce2" table:formula="of:=IF(AND([.$G6]&lt;[.YE$1];[.$H6]&gt;=[.YE$1]);1;&quot;&quot;)">
            <text:p/>
          </table:table-cell>
          <table:table-cell table:style-name="ce2" table:formula="of:=IF(AND([.$G6]&lt;[.YF$1];[.$H6]&gt;=[.YF$1]);1;&quot;&quot;)">
            <text:p/>
          </table:table-cell>
          <table:table-cell table:style-name="ce2" table:formula="of:=IF(AND([.$G6]&lt;[.YG$1];[.$H6]&gt;=[.YG$1]);1;&quot;&quot;)">
            <text:p/>
          </table:table-cell>
          <table:table-cell table:style-name="ce2" table:formula="of:=IF(AND([.$G6]&lt;[.YH$1];[.$H6]&gt;=[.YH$1]);1;&quot;&quot;)">
            <text:p/>
          </table:table-cell>
          <table:table-cell table:style-name="ce2" table:formula="of:=IF(AND([.$G6]&lt;[.YI$1];[.$H6]&gt;=[.YI$1]);1;&quot;&quot;)">
            <text:p/>
          </table:table-cell>
          <table:table-cell table:style-name="ce2" table:formula="of:=IF(AND([.$G6]&lt;[.YJ$1];[.$H6]&gt;=[.YJ$1]);1;&quot;&quot;)">
            <text:p/>
          </table:table-cell>
          <table:table-cell table:style-name="ce2" table:formula="of:=IF(AND([.$G6]&lt;[.YK$1];[.$H6]&gt;=[.YK$1]);1;&quot;&quot;)">
            <text:p/>
          </table:table-cell>
          <table:table-cell table:style-name="ce2" table:formula="of:=IF(AND([.$G6]&lt;[.YL$1];[.$H6]&gt;=[.YL$1]);1;&quot;&quot;)">
            <text:p/>
          </table:table-cell>
          <table:table-cell table:style-name="ce2" table:formula="of:=IF(AND([.$G6]&lt;[.YM$1];[.$H6]&gt;=[.YM$1]);1;&quot;&quot;)">
            <text:p/>
          </table:table-cell>
          <table:table-cell table:style-name="ce2" table:formula="of:=IF(AND([.$G6]&lt;[.YN$1];[.$H6]&gt;=[.YN$1]);1;&quot;&quot;)">
            <text:p/>
          </table:table-cell>
          <table:table-cell table:style-name="ce2" table:formula="of:=IF(AND([.$G6]&lt;[.YO$1];[.$H6]&gt;=[.YO$1]);1;&quot;&quot;)">
            <text:p/>
          </table:table-cell>
          <table:table-cell table:style-name="ce2" table:formula="of:=IF(AND([.$G6]&lt;[.YP$1];[.$H6]&gt;=[.YP$1]);1;&quot;&quot;)">
            <text:p/>
          </table:table-cell>
          <table:table-cell table:style-name="ce2" table:formula="of:=IF(AND([.$G6]&lt;[.YQ$1];[.$H6]&gt;=[.YQ$1]);1;&quot;&quot;)">
            <text:p/>
          </table:table-cell>
          <table:table-cell table:style-name="ce2" table:formula="of:=IF(AND([.$G6]&lt;[.YR$1];[.$H6]&gt;=[.YR$1]);1;&quot;&quot;)">
            <text:p/>
          </table:table-cell>
          <table:table-cell table:style-name="ce2" table:formula="of:=IF(AND([.$G6]&lt;[.YS$1];[.$H6]&gt;=[.YS$1]);1;&quot;&quot;)">
            <text:p/>
          </table:table-cell>
          <table:table-cell table:style-name="ce2" table:formula="of:=IF(AND([.$G6]&lt;[.YT$1];[.$H6]&gt;=[.YT$1]);1;&quot;&quot;)">
            <text:p/>
          </table:table-cell>
          <table:table-cell table:style-name="ce2" table:formula="of:=IF(AND([.$G6]&lt;[.YU$1];[.$H6]&gt;=[.YU$1]);1;&quot;&quot;)">
            <text:p/>
          </table:table-cell>
          <table:table-cell table:style-name="ce2" table:formula="of:=IF(AND([.$G6]&lt;[.YV$1];[.$H6]&gt;=[.YV$1]);1;&quot;&quot;)">
            <text:p/>
          </table:table-cell>
          <table:table-cell table:style-name="ce2" table:formula="of:=IF(AND([.$G6]&lt;[.YW$1];[.$H6]&gt;=[.YW$1]);1;&quot;&quot;)">
            <text:p/>
          </table:table-cell>
          <table:table-cell table:style-name="ce2" table:formula="of:=IF(AND([.$G6]&lt;[.YX$1];[.$H6]&gt;=[.YX$1]);1;&quot;&quot;)">
            <text:p/>
          </table:table-cell>
          <table:table-cell table:style-name="ce2" table:formula="of:=IF(AND([.$G6]&lt;[.YY$1];[.$H6]&gt;=[.YY$1]);1;&quot;&quot;)">
            <text:p/>
          </table:table-cell>
          <table:table-cell table:style-name="ce2" table:formula="of:=IF(AND([.$G6]&lt;[.YZ$1];[.$H6]&gt;=[.YZ$1]);1;&quot;&quot;)">
            <text:p/>
          </table:table-cell>
          <table:table-cell table:style-name="ce2" table:formula="of:=IF(AND([.$G6]&lt;[.ZA$1];[.$H6]&gt;=[.ZA$1]);1;&quot;&quot;)">
            <text:p/>
          </table:table-cell>
          <table:table-cell table:style-name="ce2" table:formula="of:=IF(AND([.$G6]&lt;[.ZB$1];[.$H6]&gt;=[.ZB$1]);1;&quot;&quot;)">
            <text:p/>
          </table:table-cell>
          <table:table-cell table:style-name="ce2" table:formula="of:=IF(AND([.$G6]&lt;[.ZC$1];[.$H6]&gt;=[.ZC$1]);1;&quot;&quot;)">
            <text:p/>
          </table:table-cell>
          <table:table-cell table:style-name="ce2" table:formula="of:=IF(AND([.$G6]&lt;[.ZD$1];[.$H6]&gt;=[.ZD$1]);1;&quot;&quot;)">
            <text:p/>
          </table:table-cell>
          <table:table-cell table:style-name="ce2" table:formula="of:=IF(AND([.$G6]&lt;[.ZE$1];[.$H6]&gt;=[.ZE$1]);1;&quot;&quot;)">
            <text:p/>
          </table:table-cell>
          <table:table-cell table:style-name="ce2" table:formula="of:=IF(AND([.$G6]&lt;[.ZF$1];[.$H6]&gt;=[.ZF$1]);1;&quot;&quot;)">
            <text:p/>
          </table:table-cell>
          <table:table-cell table:style-name="ce2" table:formula="of:=IF(AND([.$G6]&lt;[.ZG$1];[.$H6]&gt;=[.ZG$1]);1;&quot;&quot;)">
            <text:p/>
          </table:table-cell>
          <table:table-cell table:style-name="ce2" table:formula="of:=IF(AND([.$G6]&lt;[.ZH$1];[.$H6]&gt;=[.ZH$1]);1;&quot;&quot;)">
            <text:p/>
          </table:table-cell>
          <table:table-cell table:style-name="ce2" table:formula="of:=IF(AND([.$G6]&lt;[.ZI$1];[.$H6]&gt;=[.ZI$1]);1;&quot;&quot;)">
            <text:p/>
          </table:table-cell>
          <table:table-cell table:style-name="ce2" table:formula="of:=IF(AND([.$G6]&lt;[.ZJ$1];[.$H6]&gt;=[.ZJ$1]);1;&quot;&quot;)">
            <text:p/>
          </table:table-cell>
          <table:table-cell table:style-name="ce2" table:formula="of:=IF(AND([.$G6]&lt;[.ZK$1];[.$H6]&gt;=[.ZK$1]);1;&quot;&quot;)">
            <text:p/>
          </table:table-cell>
          <table:table-cell table:style-name="ce2" table:formula="of:=IF(AND([.$G6]&lt;[.ZL$1];[.$H6]&gt;=[.ZL$1]);1;&quot;&quot;)">
            <text:p/>
          </table:table-cell>
          <table:table-cell table:style-name="ce2" table:formula="of:=IF(AND([.$G6]&lt;[.ZM$1];[.$H6]&gt;=[.ZM$1]);1;&quot;&quot;)">
            <text:p/>
          </table:table-cell>
          <table:table-cell table:style-name="ce2" table:formula="of:=IF(AND([.$G6]&lt;[.ZN$1];[.$H6]&gt;=[.ZN$1]);1;&quot;&quot;)">
            <text:p/>
          </table:table-cell>
          <table:table-cell table:style-name="ce2" table:formula="of:=IF(AND([.$G6]&lt;[.ZO$1];[.$H6]&gt;=[.ZO$1]);1;&quot;&quot;)">
            <text:p/>
          </table:table-cell>
          <table:table-cell table:style-name="ce2" table:formula="of:=IF(AND([.$G6]&lt;[.ZP$1];[.$H6]&gt;=[.ZP$1]);1;&quot;&quot;)">
            <text:p/>
          </table:table-cell>
          <table:table-cell table:style-name="ce2" table:formula="of:=IF(AND([.$G6]&lt;[.ZQ$1];[.$H6]&gt;=[.ZQ$1]);1;&quot;&quot;)">
            <text:p/>
          </table:table-cell>
          <table:table-cell table:style-name="ce2" table:formula="of:=IF(AND([.$G6]&lt;[.ZR$1];[.$H6]&gt;=[.ZR$1]);1;&quot;&quot;)">
            <text:p/>
          </table:table-cell>
          <table:table-cell table:style-name="ce2" table:formula="of:=IF(AND([.$G6]&lt;[.ZS$1];[.$H6]&gt;=[.ZS$1]);1;&quot;&quot;)">
            <text:p/>
          </table:table-cell>
          <table:table-cell table:style-name="ce2" table:formula="of:=IF(AND([.$G6]&lt;[.ZT$1];[.$H6]&gt;=[.ZT$1]);1;&quot;&quot;)">
            <text:p/>
          </table:table-cell>
          <table:table-cell table:style-name="ce2" table:formula="of:=IF(AND([.$G6]&lt;[.ZU$1];[.$H6]&gt;=[.ZU$1]);1;&quot;&quot;)">
            <text:p/>
          </table:table-cell>
          <table:table-cell table:style-name="ce2" table:formula="of:=IF(AND([.$G6]&lt;[.ZV$1];[.$H6]&gt;=[.ZV$1]);1;&quot;&quot;)">
            <text:p/>
          </table:table-cell>
          <table:table-cell table:style-name="ce2" table:formula="of:=IF(AND([.$G6]&lt;[.ZW$1];[.$H6]&gt;=[.ZW$1]);1;&quot;&quot;)">
            <text:p/>
          </table:table-cell>
          <table:table-cell table:style-name="ce2" table:formula="of:=IF(AND([.$G6]&lt;[.ZX$1];[.$H6]&gt;=[.ZX$1]);1;&quot;&quot;)">
            <text:p/>
          </table:table-cell>
          <table:table-cell table:style-name="ce2" table:formula="of:=IF(AND([.$G6]&lt;[.ZY$1];[.$H6]&gt;=[.ZY$1]);1;&quot;&quot;)">
            <text:p/>
          </table:table-cell>
          <table:table-cell table:style-name="ce2" table:formula="of:=IF(AND([.$G6]&lt;[.ZZ$1];[.$H6]&gt;=[.ZZ$1]);1;&quot;&quot;)">
            <text:p/>
          </table:table-cell>
          <table:table-cell table:style-name="ce2" table:formula="of:=IF(AND([.$G6]&lt;[.AAA$1];[.$H6]&gt;=[.AAA$1]);1;&quot;&quot;)">
            <text:p/>
          </table:table-cell>
          <table:table-cell table:style-name="ce2" table:formula="of:=IF(AND([.$G6]&lt;[.AAB$1];[.$H6]&gt;=[.AAB$1]);1;&quot;&quot;)">
            <text:p/>
          </table:table-cell>
          <table:table-cell table:style-name="ce2" table:formula="of:=IF(AND([.$G6]&lt;[.AAC$1];[.$H6]&gt;=[.AAC$1]);1;&quot;&quot;)">
            <text:p/>
          </table:table-cell>
          <table:table-cell table:style-name="ce2" table:formula="of:=IF(AND([.$G6]&lt;[.AAD$1];[.$H6]&gt;=[.AAD$1]);1;&quot;&quot;)">
            <text:p/>
          </table:table-cell>
          <table:table-cell table:style-name="ce2" table:formula="of:=IF(AND([.$G6]&lt;[.AAE$1];[.$H6]&gt;=[.AAE$1]);1;&quot;&quot;)">
            <text:p/>
          </table:table-cell>
          <table:table-cell table:style-name="ce2" table:formula="of:=IF(AND([.$G6]&lt;[.AAF$1];[.$H6]&gt;=[.AAF$1]);1;&quot;&quot;)">
            <text:p/>
          </table:table-cell>
          <table:table-cell table:style-name="ce2" table:formula="of:=IF(AND([.$G6]&lt;[.AAG$1];[.$H6]&gt;=[.AAG$1]);1;&quot;&quot;)">
            <text:p/>
          </table:table-cell>
          <table:table-cell table:style-name="ce2" table:formula="of:=IF(AND([.$G6]&lt;[.AAH$1];[.$H6]&gt;=[.AAH$1]);1;&quot;&quot;)">
            <text:p/>
          </table:table-cell>
          <table:table-cell table:style-name="ce2" table:formula="of:=IF(AND([.$G6]&lt;[.AAI$1];[.$H6]&gt;=[.AAI$1]);1;&quot;&quot;)">
            <text:p/>
          </table:table-cell>
          <table:table-cell table:style-name="ce2" table:formula="of:=IF(AND([.$G6]&lt;[.AAJ$1];[.$H6]&gt;=[.AAJ$1]);1;&quot;&quot;)">
            <text:p/>
          </table:table-cell>
          <table:table-cell table:style-name="ce2" table:formula="of:=IF(AND([.$G6]&lt;[.AAK$1];[.$H6]&gt;=[.AAK$1]);1;&quot;&quot;)">
            <text:p/>
          </table:table-cell>
          <table:table-cell table:style-name="ce2" table:formula="of:=IF(AND([.$G6]&lt;[.AAL$1];[.$H6]&gt;=[.AAL$1]);1;&quot;&quot;)">
            <text:p/>
          </table:table-cell>
          <table:table-cell table:style-name="ce2" table:formula="of:=IF(AND([.$G6]&lt;[.AAM$1];[.$H6]&gt;=[.AAM$1]);1;&quot;&quot;)">
            <text:p/>
          </table:table-cell>
          <table:table-cell table:style-name="ce2" table:formula="of:=IF(AND([.$G6]&lt;[.AAN$1];[.$H6]&gt;=[.AAN$1]);1;&quot;&quot;)">
            <text:p/>
          </table:table-cell>
          <table:table-cell table:style-name="ce2" table:formula="of:=IF(AND([.$G6]&lt;[.AAO$1];[.$H6]&gt;=[.AAO$1]);1;&quot;&quot;)">
            <text:p/>
          </table:table-cell>
          <table:table-cell table:style-name="ce2" table:formula="of:=IF(AND([.$G6]&lt;[.AAP$1];[.$H6]&gt;=[.AAP$1]);1;&quot;&quot;)">
            <text:p/>
          </table:table-cell>
          <table:table-cell table:style-name="ce2" table:formula="of:=IF(AND([.$G6]&lt;[.AAQ$1];[.$H6]&gt;=[.AAQ$1]);1;&quot;&quot;)">
            <text:p/>
          </table:table-cell>
          <table:table-cell table:style-name="ce2" table:formula="of:=IF(AND([.$G6]&lt;[.AAR$1];[.$H6]&gt;=[.AAR$1]);1;&quot;&quot;)">
            <text:p/>
          </table:table-cell>
          <table:table-cell table:style-name="ce2" table:formula="of:=IF(AND([.$G6]&lt;[.AAS$1];[.$H6]&gt;=[.AAS$1]);1;&quot;&quot;)">
            <text:p/>
          </table:table-cell>
          <table:table-cell table:style-name="ce2" table:formula="of:=IF(AND([.$G6]&lt;[.AAT$1];[.$H6]&gt;=[.AAT$1]);1;&quot;&quot;)">
            <text:p/>
          </table:table-cell>
          <table:table-cell table:style-name="ce2" table:formula="of:=IF(AND([.$G6]&lt;[.AAU$1];[.$H6]&gt;=[.AAU$1]);1;&quot;&quot;)">
            <text:p/>
          </table:table-cell>
          <table:table-cell table:style-name="ce2" table:formula="of:=IF(AND([.$G6]&lt;[.AAV$1];[.$H6]&gt;=[.AAV$1]);1;&quot;&quot;)">
            <text:p/>
          </table:table-cell>
          <table:table-cell table:style-name="ce2" table:formula="of:=IF(AND([.$G6]&lt;[.AAW$1];[.$H6]&gt;=[.AAW$1]);1;&quot;&quot;)">
            <text:p/>
          </table:table-cell>
          <table:table-cell table:style-name="ce2" table:formula="of:=IF(AND([.$G6]&lt;[.AAX$1];[.$H6]&gt;=[.AAX$1]);1;&quot;&quot;)">
            <text:p/>
          </table:table-cell>
          <table:table-cell table:style-name="ce2" table:formula="of:=IF(AND([.$G6]&lt;[.AAY$1];[.$H6]&gt;=[.AAY$1]);1;&quot;&quot;)">
            <text:p/>
          </table:table-cell>
          <table:table-cell table:style-name="ce2" table:formula="of:=IF(AND([.$G6]&lt;[.AAZ$1];[.$H6]&gt;=[.AAZ$1]);1;&quot;&quot;)">
            <text:p/>
          </table:table-cell>
          <table:table-cell table:style-name="ce2" table:formula="of:=IF(AND([.$G6]&lt;[.ABA$1];[.$H6]&gt;=[.ABA$1]);1;&quot;&quot;)">
            <text:p/>
          </table:table-cell>
          <table:table-cell table:style-name="ce2" table:formula="of:=IF(AND([.$G6]&lt;[.ABB$1];[.$H6]&gt;=[.ABB$1]);1;&quot;&quot;)">
            <text:p/>
          </table:table-cell>
          <table:table-cell table:style-name="ce2" table:formula="of:=IF(AND([.$G6]&lt;[.ABC$1];[.$H6]&gt;=[.ABC$1]);1;&quot;&quot;)">
            <text:p/>
          </table:table-cell>
          <table:table-cell table:style-name="ce2" table:formula="of:=IF(AND([.$G6]&lt;[.ABD$1];[.$H6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7];[.$A:.$H];8;0);VLOOKUP([.D7];[.$A:.$H];8;0);VLOOKUP([.E7];[.$A:.$H];8;0);VLOOKUP([.F7];[.$A:.$H];8;0))" office:value-type="float" office:value="411" calcext:value-type="float">
            <text:p>411</text:p>
          </table:table-cell>
          <table:table-cell table:formula="of:=[.G7]+[.B7]" office:value-type="float" office:value="522" calcext:value-type="float">
            <text:p>522</text:p>
          </table:table-cell>
          <table:table-cell table:formula="of:=IF(AND([.G7]&lt;800;[.H7]&gt;800);1;0)" office:value-type="float" office:value="0" calcext:value-type="float">
            <text:p>0</text:p>
          </table:table-cell>
          <table:table-cell table:style-name="ce2" table:formula="of:=IF(AND([.$G7]&lt;[.J$1];[.$H7]&gt;=[.J$1]);1;&quot;&quot;)">
            <text:p/>
          </table:table-cell>
          <table:table-cell table:style-name="ce2" table:formula="of:=IF(AND([.$G7]&lt;[.K$1];[.$H7]&gt;=[.K$1]);1;&quot;&quot;)">
            <text:p/>
          </table:table-cell>
          <table:table-cell table:style-name="ce2" table:formula="of:=IF(AND([.$G7]&lt;[.L$1];[.$H7]&gt;=[.L$1]);1;&quot;&quot;)">
            <text:p/>
          </table:table-cell>
          <table:table-cell table:style-name="ce2" table:formula="of:=IF(AND([.$G7]&lt;[.M$1];[.$H7]&gt;=[.M$1]);1;&quot;&quot;)">
            <text:p/>
          </table:table-cell>
          <table:table-cell table:style-name="ce2" table:formula="of:=IF(AND([.$G7]&lt;[.N$1];[.$H7]&gt;=[.N$1]);1;&quot;&quot;)">
            <text:p/>
          </table:table-cell>
          <table:table-cell table:style-name="ce2" table:formula="of:=IF(AND([.$G7]&lt;[.O$1];[.$H7]&gt;=[.O$1]);1;&quot;&quot;)">
            <text:p/>
          </table:table-cell>
          <table:table-cell table:style-name="ce2" table:formula="of:=IF(AND([.$G7]&lt;[.P$1];[.$H7]&gt;=[.P$1]);1;&quot;&quot;)">
            <text:p/>
          </table:table-cell>
          <table:table-cell table:style-name="ce2" table:formula="of:=IF(AND([.$G7]&lt;[.Q$1];[.$H7]&gt;=[.Q$1]);1;&quot;&quot;)">
            <text:p/>
          </table:table-cell>
          <table:table-cell table:style-name="ce2" table:formula="of:=IF(AND([.$G7]&lt;[.R$1];[.$H7]&gt;=[.R$1]);1;&quot;&quot;)">
            <text:p/>
          </table:table-cell>
          <table:table-cell table:style-name="ce2" table:formula="of:=IF(AND([.$G7]&lt;[.S$1];[.$H7]&gt;=[.S$1]);1;&quot;&quot;)">
            <text:p/>
          </table:table-cell>
          <table:table-cell table:style-name="ce2" table:formula="of:=IF(AND([.$G7]&lt;[.T$1];[.$H7]&gt;=[.T$1]);1;&quot;&quot;)">
            <text:p/>
          </table:table-cell>
          <table:table-cell table:style-name="ce2" table:formula="of:=IF(AND([.$G7]&lt;[.U$1];[.$H7]&gt;=[.U$1]);1;&quot;&quot;)">
            <text:p/>
          </table:table-cell>
          <table:table-cell table:style-name="ce2" table:formula="of:=IF(AND([.$G7]&lt;[.V$1];[.$H7]&gt;=[.V$1]);1;&quot;&quot;)">
            <text:p/>
          </table:table-cell>
          <table:table-cell table:style-name="ce2" table:formula="of:=IF(AND([.$G7]&lt;[.W$1];[.$H7]&gt;=[.W$1]);1;&quot;&quot;)">
            <text:p/>
          </table:table-cell>
          <table:table-cell table:style-name="ce2" table:formula="of:=IF(AND([.$G7]&lt;[.X$1];[.$H7]&gt;=[.X$1]);1;&quot;&quot;)">
            <text:p/>
          </table:table-cell>
          <table:table-cell table:style-name="ce2" table:formula="of:=IF(AND([.$G7]&lt;[.Y$1];[.$H7]&gt;=[.Y$1]);1;&quot;&quot;)">
            <text:p/>
          </table:table-cell>
          <table:table-cell table:style-name="ce2" table:formula="of:=IF(AND([.$G7]&lt;[.Z$1];[.$H7]&gt;=[.Z$1]);1;&quot;&quot;)">
            <text:p/>
          </table:table-cell>
          <table:table-cell table:style-name="ce2" table:formula="of:=IF(AND([.$G7]&lt;[.AA$1];[.$H7]&gt;=[.AA$1]);1;&quot;&quot;)">
            <text:p/>
          </table:table-cell>
          <table:table-cell table:style-name="ce2" table:formula="of:=IF(AND([.$G7]&lt;[.AB$1];[.$H7]&gt;=[.AB$1]);1;&quot;&quot;)">
            <text:p/>
          </table:table-cell>
          <table:table-cell table:style-name="ce2" table:formula="of:=IF(AND([.$G7]&lt;[.AC$1];[.$H7]&gt;=[.AC$1]);1;&quot;&quot;)">
            <text:p/>
          </table:table-cell>
          <table:table-cell table:style-name="ce2" table:formula="of:=IF(AND([.$G7]&lt;[.AD$1];[.$H7]&gt;=[.AD$1]);1;&quot;&quot;)">
            <text:p/>
          </table:table-cell>
          <table:table-cell table:style-name="ce2" table:formula="of:=IF(AND([.$G7]&lt;[.AE$1];[.$H7]&gt;=[.AE$1]);1;&quot;&quot;)">
            <text:p/>
          </table:table-cell>
          <table:table-cell table:style-name="ce2" table:formula="of:=IF(AND([.$G7]&lt;[.AF$1];[.$H7]&gt;=[.AF$1]);1;&quot;&quot;)">
            <text:p/>
          </table:table-cell>
          <table:table-cell table:style-name="ce2" table:formula="of:=IF(AND([.$G7]&lt;[.AG$1];[.$H7]&gt;=[.AG$1]);1;&quot;&quot;)">
            <text:p/>
          </table:table-cell>
          <table:table-cell table:style-name="ce2" table:formula="of:=IF(AND([.$G7]&lt;[.AH$1];[.$H7]&gt;=[.AH$1]);1;&quot;&quot;)">
            <text:p/>
          </table:table-cell>
          <table:table-cell table:style-name="ce2" table:formula="of:=IF(AND([.$G7]&lt;[.AI$1];[.$H7]&gt;=[.AI$1]);1;&quot;&quot;)">
            <text:p/>
          </table:table-cell>
          <table:table-cell table:style-name="ce2" table:formula="of:=IF(AND([.$G7]&lt;[.AJ$1];[.$H7]&gt;=[.AJ$1]);1;&quot;&quot;)">
            <text:p/>
          </table:table-cell>
          <table:table-cell table:style-name="ce2" table:formula="of:=IF(AND([.$G7]&lt;[.AK$1];[.$H7]&gt;=[.AK$1]);1;&quot;&quot;)">
            <text:p/>
          </table:table-cell>
          <table:table-cell table:style-name="ce2" table:formula="of:=IF(AND([.$G7]&lt;[.AL$1];[.$H7]&gt;=[.AL$1]);1;&quot;&quot;)">
            <text:p/>
          </table:table-cell>
          <table:table-cell table:style-name="ce2" table:formula="of:=IF(AND([.$G7]&lt;[.AM$1];[.$H7]&gt;=[.AM$1]);1;&quot;&quot;)">
            <text:p/>
          </table:table-cell>
          <table:table-cell table:style-name="ce2" table:formula="of:=IF(AND([.$G7]&lt;[.AN$1];[.$H7]&gt;=[.AN$1]);1;&quot;&quot;)">
            <text:p/>
          </table:table-cell>
          <table:table-cell table:style-name="ce2" table:formula="of:=IF(AND([.$G7]&lt;[.AO$1];[.$H7]&gt;=[.AO$1]);1;&quot;&quot;)">
            <text:p/>
          </table:table-cell>
          <table:table-cell table:style-name="ce2" table:formula="of:=IF(AND([.$G7]&lt;[.AP$1];[.$H7]&gt;=[.AP$1]);1;&quot;&quot;)">
            <text:p/>
          </table:table-cell>
          <table:table-cell table:style-name="ce2" table:formula="of:=IF(AND([.$G7]&lt;[.AQ$1];[.$H7]&gt;=[.AQ$1]);1;&quot;&quot;)">
            <text:p/>
          </table:table-cell>
          <table:table-cell table:style-name="ce2" table:formula="of:=IF(AND([.$G7]&lt;[.AR$1];[.$H7]&gt;=[.AR$1]);1;&quot;&quot;)">
            <text:p/>
          </table:table-cell>
          <table:table-cell table:style-name="ce2" table:formula="of:=IF(AND([.$G7]&lt;[.AS$1];[.$H7]&gt;=[.AS$1]);1;&quot;&quot;)">
            <text:p/>
          </table:table-cell>
          <table:table-cell table:style-name="ce2" table:formula="of:=IF(AND([.$G7]&lt;[.AT$1];[.$H7]&gt;=[.AT$1]);1;&quot;&quot;)">
            <text:p/>
          </table:table-cell>
          <table:table-cell table:style-name="ce2" table:formula="of:=IF(AND([.$G7]&lt;[.AU$1];[.$H7]&gt;=[.AU$1]);1;&quot;&quot;)">
            <text:p/>
          </table:table-cell>
          <table:table-cell table:style-name="ce2" table:formula="of:=IF(AND([.$G7]&lt;[.AV$1];[.$H7]&gt;=[.AV$1]);1;&quot;&quot;)">
            <text:p/>
          </table:table-cell>
          <table:table-cell table:style-name="ce2" table:formula="of:=IF(AND([.$G7]&lt;[.AW$1];[.$H7]&gt;=[.AW$1]);1;&quot;&quot;)">
            <text:p/>
          </table:table-cell>
          <table:table-cell table:style-name="ce2" table:formula="of:=IF(AND([.$G7]&lt;[.AX$1];[.$H7]&gt;=[.AX$1]);1;&quot;&quot;)">
            <text:p/>
          </table:table-cell>
          <table:table-cell table:style-name="ce2" table:formula="of:=IF(AND([.$G7]&lt;[.AY$1];[.$H7]&gt;=[.AY$1]);1;&quot;&quot;)">
            <text:p/>
          </table:table-cell>
          <table:table-cell table:style-name="ce2" table:formula="of:=IF(AND([.$G7]&lt;[.AZ$1];[.$H7]&gt;=[.AZ$1]);1;&quot;&quot;)">
            <text:p/>
          </table:table-cell>
          <table:table-cell table:style-name="ce2" table:formula="of:=IF(AND([.$G7]&lt;[.BA$1];[.$H7]&gt;=[.BA$1]);1;&quot;&quot;)">
            <text:p/>
          </table:table-cell>
          <table:table-cell table:style-name="ce2" table:formula="of:=IF(AND([.$G7]&lt;[.BB$1];[.$H7]&gt;=[.BB$1]);1;&quot;&quot;)">
            <text:p/>
          </table:table-cell>
          <table:table-cell table:style-name="ce2" table:formula="of:=IF(AND([.$G7]&lt;[.BC$1];[.$H7]&gt;=[.BC$1]);1;&quot;&quot;)">
            <text:p/>
          </table:table-cell>
          <table:table-cell table:style-name="ce2" table:formula="of:=IF(AND([.$G7]&lt;[.BD$1];[.$H7]&gt;=[.BD$1]);1;&quot;&quot;)">
            <text:p/>
          </table:table-cell>
          <table:table-cell table:style-name="ce2" table:formula="of:=IF(AND([.$G7]&lt;[.BE$1];[.$H7]&gt;=[.BE$1]);1;&quot;&quot;)">
            <text:p/>
          </table:table-cell>
          <table:table-cell table:style-name="ce2" table:formula="of:=IF(AND([.$G7]&lt;[.BF$1];[.$H7]&gt;=[.BF$1]);1;&quot;&quot;)">
            <text:p/>
          </table:table-cell>
          <table:table-cell table:style-name="ce2" table:formula="of:=IF(AND([.$G7]&lt;[.BG$1];[.$H7]&gt;=[.BG$1]);1;&quot;&quot;)">
            <text:p/>
          </table:table-cell>
          <table:table-cell table:style-name="ce2" table:formula="of:=IF(AND([.$G7]&lt;[.BH$1];[.$H7]&gt;=[.BH$1]);1;&quot;&quot;)">
            <text:p/>
          </table:table-cell>
          <table:table-cell table:style-name="ce2" table:formula="of:=IF(AND([.$G7]&lt;[.BI$1];[.$H7]&gt;=[.BI$1]);1;&quot;&quot;)">
            <text:p/>
          </table:table-cell>
          <table:table-cell table:style-name="ce2" table:formula="of:=IF(AND([.$G7]&lt;[.BJ$1];[.$H7]&gt;=[.BJ$1]);1;&quot;&quot;)">
            <text:p/>
          </table:table-cell>
          <table:table-cell table:style-name="ce2" table:formula="of:=IF(AND([.$G7]&lt;[.BK$1];[.$H7]&gt;=[.BK$1]);1;&quot;&quot;)">
            <text:p/>
          </table:table-cell>
          <table:table-cell table:style-name="ce2" table:formula="of:=IF(AND([.$G7]&lt;[.BL$1];[.$H7]&gt;=[.BL$1]);1;&quot;&quot;)">
            <text:p/>
          </table:table-cell>
          <table:table-cell table:style-name="ce2" table:formula="of:=IF(AND([.$G7]&lt;[.BM$1];[.$H7]&gt;=[.BM$1]);1;&quot;&quot;)">
            <text:p/>
          </table:table-cell>
          <table:table-cell table:style-name="ce2" table:formula="of:=IF(AND([.$G7]&lt;[.BN$1];[.$H7]&gt;=[.BN$1]);1;&quot;&quot;)">
            <text:p/>
          </table:table-cell>
          <table:table-cell table:style-name="ce2" table:formula="of:=IF(AND([.$G7]&lt;[.BO$1];[.$H7]&gt;=[.BO$1]);1;&quot;&quot;)">
            <text:p/>
          </table:table-cell>
          <table:table-cell table:style-name="ce2" table:formula="of:=IF(AND([.$G7]&lt;[.BP$1];[.$H7]&gt;=[.BP$1]);1;&quot;&quot;)">
            <text:p/>
          </table:table-cell>
          <table:table-cell table:style-name="ce2" table:formula="of:=IF(AND([.$G7]&lt;[.BQ$1];[.$H7]&gt;=[.BQ$1]);1;&quot;&quot;)">
            <text:p/>
          </table:table-cell>
          <table:table-cell table:style-name="ce2" table:formula="of:=IF(AND([.$G7]&lt;[.BR$1];[.$H7]&gt;=[.BR$1]);1;&quot;&quot;)">
            <text:p/>
          </table:table-cell>
          <table:table-cell table:style-name="ce2" table:formula="of:=IF(AND([.$G7]&lt;[.BS$1];[.$H7]&gt;=[.BS$1]);1;&quot;&quot;)">
            <text:p/>
          </table:table-cell>
          <table:table-cell table:style-name="ce2" table:formula="of:=IF(AND([.$G7]&lt;[.BT$1];[.$H7]&gt;=[.BT$1]);1;&quot;&quot;)">
            <text:p/>
          </table:table-cell>
          <table:table-cell table:style-name="ce2" table:formula="of:=IF(AND([.$G7]&lt;[.BU$1];[.$H7]&gt;=[.BU$1]);1;&quot;&quot;)">
            <text:p/>
          </table:table-cell>
          <table:table-cell table:style-name="ce2" table:formula="of:=IF(AND([.$G7]&lt;[.BV$1];[.$H7]&gt;=[.BV$1]);1;&quot;&quot;)">
            <text:p/>
          </table:table-cell>
          <table:table-cell table:style-name="ce2" table:formula="of:=IF(AND([.$G7]&lt;[.BW$1];[.$H7]&gt;=[.BW$1]);1;&quot;&quot;)">
            <text:p/>
          </table:table-cell>
          <table:table-cell table:style-name="ce2" table:formula="of:=IF(AND([.$G7]&lt;[.BX$1];[.$H7]&gt;=[.BX$1]);1;&quot;&quot;)">
            <text:p/>
          </table:table-cell>
          <table:table-cell table:style-name="ce2" table:formula="of:=IF(AND([.$G7]&lt;[.BY$1];[.$H7]&gt;=[.BY$1]);1;&quot;&quot;)">
            <text:p/>
          </table:table-cell>
          <table:table-cell table:style-name="ce2" table:formula="of:=IF(AND([.$G7]&lt;[.BZ$1];[.$H7]&gt;=[.BZ$1]);1;&quot;&quot;)">
            <text:p/>
          </table:table-cell>
          <table:table-cell table:style-name="ce2" table:formula="of:=IF(AND([.$G7]&lt;[.CA$1];[.$H7]&gt;=[.CA$1]);1;&quot;&quot;)">
            <text:p/>
          </table:table-cell>
          <table:table-cell table:style-name="ce2" table:formula="of:=IF(AND([.$G7]&lt;[.CB$1];[.$H7]&gt;=[.CB$1]);1;&quot;&quot;)">
            <text:p/>
          </table:table-cell>
          <table:table-cell table:style-name="ce2" table:formula="of:=IF(AND([.$G7]&lt;[.CC$1];[.$H7]&gt;=[.CC$1]);1;&quot;&quot;)">
            <text:p/>
          </table:table-cell>
          <table:table-cell table:style-name="ce2" table:formula="of:=IF(AND([.$G7]&lt;[.CD$1];[.$H7]&gt;=[.CD$1]);1;&quot;&quot;)">
            <text:p/>
          </table:table-cell>
          <table:table-cell table:style-name="ce2" table:formula="of:=IF(AND([.$G7]&lt;[.CE$1];[.$H7]&gt;=[.CE$1]);1;&quot;&quot;)">
            <text:p/>
          </table:table-cell>
          <table:table-cell table:style-name="ce2" table:formula="of:=IF(AND([.$G7]&lt;[.CF$1];[.$H7]&gt;=[.CF$1]);1;&quot;&quot;)">
            <text:p/>
          </table:table-cell>
          <table:table-cell table:style-name="ce2" table:formula="of:=IF(AND([.$G7]&lt;[.CG$1];[.$H7]&gt;=[.CG$1]);1;&quot;&quot;)">
            <text:p/>
          </table:table-cell>
          <table:table-cell table:style-name="ce2" table:formula="of:=IF(AND([.$G7]&lt;[.CH$1];[.$H7]&gt;=[.CH$1]);1;&quot;&quot;)">
            <text:p/>
          </table:table-cell>
          <table:table-cell table:style-name="ce2" table:formula="of:=IF(AND([.$G7]&lt;[.CI$1];[.$H7]&gt;=[.CI$1]);1;&quot;&quot;)">
            <text:p/>
          </table:table-cell>
          <table:table-cell table:style-name="ce2" table:formula="of:=IF(AND([.$G7]&lt;[.CJ$1];[.$H7]&gt;=[.CJ$1]);1;&quot;&quot;)">
            <text:p/>
          </table:table-cell>
          <table:table-cell table:style-name="ce2" table:formula="of:=IF(AND([.$G7]&lt;[.CK$1];[.$H7]&gt;=[.CK$1]);1;&quot;&quot;)">
            <text:p/>
          </table:table-cell>
          <table:table-cell table:style-name="ce2" table:formula="of:=IF(AND([.$G7]&lt;[.CL$1];[.$H7]&gt;=[.CL$1]);1;&quot;&quot;)">
            <text:p/>
          </table:table-cell>
          <table:table-cell table:style-name="ce2" table:formula="of:=IF(AND([.$G7]&lt;[.CM$1];[.$H7]&gt;=[.CM$1]);1;&quot;&quot;)">
            <text:p/>
          </table:table-cell>
          <table:table-cell table:style-name="ce2" table:formula="of:=IF(AND([.$G7]&lt;[.CN$1];[.$H7]&gt;=[.CN$1]);1;&quot;&quot;)">
            <text:p/>
          </table:table-cell>
          <table:table-cell table:style-name="ce2" table:formula="of:=IF(AND([.$G7]&lt;[.CO$1];[.$H7]&gt;=[.CO$1]);1;&quot;&quot;)">
            <text:p/>
          </table:table-cell>
          <table:table-cell table:style-name="ce2" table:formula="of:=IF(AND([.$G7]&lt;[.CP$1];[.$H7]&gt;=[.CP$1]);1;&quot;&quot;)">
            <text:p/>
          </table:table-cell>
          <table:table-cell table:style-name="ce2" table:formula="of:=IF(AND([.$G7]&lt;[.CQ$1];[.$H7]&gt;=[.CQ$1]);1;&quot;&quot;)">
            <text:p/>
          </table:table-cell>
          <table:table-cell table:style-name="ce2" table:formula="of:=IF(AND([.$G7]&lt;[.CR$1];[.$H7]&gt;=[.CR$1]);1;&quot;&quot;)">
            <text:p/>
          </table:table-cell>
          <table:table-cell table:style-name="ce2" table:formula="of:=IF(AND([.$G7]&lt;[.CS$1];[.$H7]&gt;=[.CS$1]);1;&quot;&quot;)">
            <text:p/>
          </table:table-cell>
          <table:table-cell table:style-name="ce2" table:formula="of:=IF(AND([.$G7]&lt;[.CT$1];[.$H7]&gt;=[.CT$1]);1;&quot;&quot;)">
            <text:p/>
          </table:table-cell>
          <table:table-cell table:style-name="ce2" table:formula="of:=IF(AND([.$G7]&lt;[.CU$1];[.$H7]&gt;=[.CU$1]);1;&quot;&quot;)">
            <text:p/>
          </table:table-cell>
          <table:table-cell table:style-name="ce2" table:formula="of:=IF(AND([.$G7]&lt;[.CV$1];[.$H7]&gt;=[.CV$1]);1;&quot;&quot;)">
            <text:p/>
          </table:table-cell>
          <table:table-cell table:style-name="ce2" table:formula="of:=IF(AND([.$G7]&lt;[.CW$1];[.$H7]&gt;=[.CW$1]);1;&quot;&quot;)">
            <text:p/>
          </table:table-cell>
          <table:table-cell table:style-name="ce2" table:formula="of:=IF(AND([.$G7]&lt;[.CX$1];[.$H7]&gt;=[.CX$1]);1;&quot;&quot;)">
            <text:p/>
          </table:table-cell>
          <table:table-cell table:style-name="ce2" table:formula="of:=IF(AND([.$G7]&lt;[.CY$1];[.$H7]&gt;=[.CY$1]);1;&quot;&quot;)">
            <text:p/>
          </table:table-cell>
          <table:table-cell table:style-name="ce2" table:formula="of:=IF(AND([.$G7]&lt;[.CZ$1];[.$H7]&gt;=[.CZ$1]);1;&quot;&quot;)">
            <text:p/>
          </table:table-cell>
          <table:table-cell table:style-name="ce2" table:formula="of:=IF(AND([.$G7]&lt;[.DA$1];[.$H7]&gt;=[.DA$1]);1;&quot;&quot;)">
            <text:p/>
          </table:table-cell>
          <table:table-cell table:style-name="ce2" table:formula="of:=IF(AND([.$G7]&lt;[.DB$1];[.$H7]&gt;=[.DB$1]);1;&quot;&quot;)">
            <text:p/>
          </table:table-cell>
          <table:table-cell table:style-name="ce2" table:formula="of:=IF(AND([.$G7]&lt;[.DC$1];[.$H7]&gt;=[.DC$1]);1;&quot;&quot;)">
            <text:p/>
          </table:table-cell>
          <table:table-cell table:style-name="ce2" table:formula="of:=IF(AND([.$G7]&lt;[.DD$1];[.$H7]&gt;=[.DD$1]);1;&quot;&quot;)">
            <text:p/>
          </table:table-cell>
          <table:table-cell table:style-name="ce2" table:formula="of:=IF(AND([.$G7]&lt;[.DE$1];[.$H7]&gt;=[.DE$1]);1;&quot;&quot;)">
            <text:p/>
          </table:table-cell>
          <table:table-cell table:style-name="ce2" table:formula="of:=IF(AND([.$G7]&lt;[.DF$1];[.$H7]&gt;=[.DF$1]);1;&quot;&quot;)">
            <text:p/>
          </table:table-cell>
          <table:table-cell table:style-name="ce2" table:formula="of:=IF(AND([.$G7]&lt;[.DG$1];[.$H7]&gt;=[.DG$1]);1;&quot;&quot;)">
            <text:p/>
          </table:table-cell>
          <table:table-cell table:style-name="ce2" table:formula="of:=IF(AND([.$G7]&lt;[.DH$1];[.$H7]&gt;=[.DH$1]);1;&quot;&quot;)">
            <text:p/>
          </table:table-cell>
          <table:table-cell table:style-name="ce2" table:formula="of:=IF(AND([.$G7]&lt;[.DI$1];[.$H7]&gt;=[.DI$1]);1;&quot;&quot;)">
            <text:p/>
          </table:table-cell>
          <table:table-cell table:style-name="ce2" table:formula="of:=IF(AND([.$G7]&lt;[.DJ$1];[.$H7]&gt;=[.DJ$1]);1;&quot;&quot;)">
            <text:p/>
          </table:table-cell>
          <table:table-cell table:style-name="ce2" table:formula="of:=IF(AND([.$G7]&lt;[.DK$1];[.$H7]&gt;=[.DK$1]);1;&quot;&quot;)">
            <text:p/>
          </table:table-cell>
          <table:table-cell table:style-name="ce2" table:formula="of:=IF(AND([.$G7]&lt;[.DL$1];[.$H7]&gt;=[.DL$1]);1;&quot;&quot;)">
            <text:p/>
          </table:table-cell>
          <table:table-cell table:style-name="ce2" table:formula="of:=IF(AND([.$G7]&lt;[.DM$1];[.$H7]&gt;=[.DM$1]);1;&quot;&quot;)">
            <text:p/>
          </table:table-cell>
          <table:table-cell table:style-name="ce2" table:formula="of:=IF(AND([.$G7]&lt;[.DN$1];[.$H7]&gt;=[.DN$1]);1;&quot;&quot;)">
            <text:p/>
          </table:table-cell>
          <table:table-cell table:style-name="ce2" table:formula="of:=IF(AND([.$G7]&lt;[.DO$1];[.$H7]&gt;=[.DO$1]);1;&quot;&quot;)">
            <text:p/>
          </table:table-cell>
          <table:table-cell table:style-name="ce2" table:formula="of:=IF(AND([.$G7]&lt;[.DP$1];[.$H7]&gt;=[.DP$1]);1;&quot;&quot;)">
            <text:p/>
          </table:table-cell>
          <table:table-cell table:style-name="ce2" table:formula="of:=IF(AND([.$G7]&lt;[.DQ$1];[.$H7]&gt;=[.DQ$1]);1;&quot;&quot;)">
            <text:p/>
          </table:table-cell>
          <table:table-cell table:style-name="ce2" table:formula="of:=IF(AND([.$G7]&lt;[.DR$1];[.$H7]&gt;=[.DR$1]);1;&quot;&quot;)">
            <text:p/>
          </table:table-cell>
          <table:table-cell table:style-name="ce2" table:formula="of:=IF(AND([.$G7]&lt;[.DS$1];[.$H7]&gt;=[.DS$1]);1;&quot;&quot;)">
            <text:p/>
          </table:table-cell>
          <table:table-cell table:style-name="ce2" table:formula="of:=IF(AND([.$G7]&lt;[.DT$1];[.$H7]&gt;=[.DT$1]);1;&quot;&quot;)">
            <text:p/>
          </table:table-cell>
          <table:table-cell table:style-name="ce2" table:formula="of:=IF(AND([.$G7]&lt;[.DU$1];[.$H7]&gt;=[.DU$1]);1;&quot;&quot;)">
            <text:p/>
          </table:table-cell>
          <table:table-cell table:style-name="ce2" table:formula="of:=IF(AND([.$G7]&lt;[.DV$1];[.$H7]&gt;=[.DV$1]);1;&quot;&quot;)">
            <text:p/>
          </table:table-cell>
          <table:table-cell table:style-name="ce2" table:formula="of:=IF(AND([.$G7]&lt;[.DW$1];[.$H7]&gt;=[.DW$1]);1;&quot;&quot;)">
            <text:p/>
          </table:table-cell>
          <table:table-cell table:style-name="ce2" table:formula="of:=IF(AND([.$G7]&lt;[.DX$1];[.$H7]&gt;=[.DX$1]);1;&quot;&quot;)">
            <text:p/>
          </table:table-cell>
          <table:table-cell table:style-name="ce2" table:formula="of:=IF(AND([.$G7]&lt;[.DY$1];[.$H7]&gt;=[.DY$1]);1;&quot;&quot;)">
            <text:p/>
          </table:table-cell>
          <table:table-cell table:style-name="ce2" table:formula="of:=IF(AND([.$G7]&lt;[.DZ$1];[.$H7]&gt;=[.DZ$1]);1;&quot;&quot;)">
            <text:p/>
          </table:table-cell>
          <table:table-cell table:style-name="ce2" table:formula="of:=IF(AND([.$G7]&lt;[.EA$1];[.$H7]&gt;=[.EA$1]);1;&quot;&quot;)">
            <text:p/>
          </table:table-cell>
          <table:table-cell table:style-name="ce2" table:formula="of:=IF(AND([.$G7]&lt;[.EB$1];[.$H7]&gt;=[.EB$1]);1;&quot;&quot;)">
            <text:p/>
          </table:table-cell>
          <table:table-cell table:style-name="ce2" table:formula="of:=IF(AND([.$G7]&lt;[.EC$1];[.$H7]&gt;=[.EC$1]);1;&quot;&quot;)">
            <text:p/>
          </table:table-cell>
          <table:table-cell table:style-name="ce2" table:formula="of:=IF(AND([.$G7]&lt;[.ED$1];[.$H7]&gt;=[.ED$1]);1;&quot;&quot;)">
            <text:p/>
          </table:table-cell>
          <table:table-cell table:style-name="ce2" table:formula="of:=IF(AND([.$G7]&lt;[.EE$1];[.$H7]&gt;=[.EE$1]);1;&quot;&quot;)">
            <text:p/>
          </table:table-cell>
          <table:table-cell table:style-name="ce2" table:formula="of:=IF(AND([.$G7]&lt;[.EF$1];[.$H7]&gt;=[.EF$1]);1;&quot;&quot;)">
            <text:p/>
          </table:table-cell>
          <table:table-cell table:style-name="ce2" table:formula="of:=IF(AND([.$G7]&lt;[.EG$1];[.$H7]&gt;=[.EG$1]);1;&quot;&quot;)">
            <text:p/>
          </table:table-cell>
          <table:table-cell table:style-name="ce2" table:formula="of:=IF(AND([.$G7]&lt;[.EH$1];[.$H7]&gt;=[.EH$1]);1;&quot;&quot;)">
            <text:p/>
          </table:table-cell>
          <table:table-cell table:style-name="ce2" table:formula="of:=IF(AND([.$G7]&lt;[.EI$1];[.$H7]&gt;=[.EI$1]);1;&quot;&quot;)">
            <text:p/>
          </table:table-cell>
          <table:table-cell table:style-name="ce2" table:formula="of:=IF(AND([.$G7]&lt;[.EJ$1];[.$H7]&gt;=[.EJ$1]);1;&quot;&quot;)">
            <text:p/>
          </table:table-cell>
          <table:table-cell table:style-name="ce2" table:formula="of:=IF(AND([.$G7]&lt;[.EK$1];[.$H7]&gt;=[.EK$1]);1;&quot;&quot;)">
            <text:p/>
          </table:table-cell>
          <table:table-cell table:style-name="ce2" table:formula="of:=IF(AND([.$G7]&lt;[.EL$1];[.$H7]&gt;=[.EL$1]);1;&quot;&quot;)">
            <text:p/>
          </table:table-cell>
          <table:table-cell table:style-name="ce2" table:formula="of:=IF(AND([.$G7]&lt;[.EM$1];[.$H7]&gt;=[.EM$1]);1;&quot;&quot;)">
            <text:p/>
          </table:table-cell>
          <table:table-cell table:style-name="ce2" table:formula="of:=IF(AND([.$G7]&lt;[.EN$1];[.$H7]&gt;=[.EN$1]);1;&quot;&quot;)">
            <text:p/>
          </table:table-cell>
          <table:table-cell table:style-name="ce2" table:formula="of:=IF(AND([.$G7]&lt;[.EO$1];[.$H7]&gt;=[.EO$1]);1;&quot;&quot;)">
            <text:p/>
          </table:table-cell>
          <table:table-cell table:style-name="ce2" table:formula="of:=IF(AND([.$G7]&lt;[.EP$1];[.$H7]&gt;=[.EP$1]);1;&quot;&quot;)">
            <text:p/>
          </table:table-cell>
          <table:table-cell table:style-name="ce2" table:formula="of:=IF(AND([.$G7]&lt;[.EQ$1];[.$H7]&gt;=[.EQ$1]);1;&quot;&quot;)">
            <text:p/>
          </table:table-cell>
          <table:table-cell table:style-name="ce2" table:formula="of:=IF(AND([.$G7]&lt;[.ER$1];[.$H7]&gt;=[.ER$1]);1;&quot;&quot;)">
            <text:p/>
          </table:table-cell>
          <table:table-cell table:style-name="ce2" table:formula="of:=IF(AND([.$G7]&lt;[.ES$1];[.$H7]&gt;=[.ES$1]);1;&quot;&quot;)">
            <text:p/>
          </table:table-cell>
          <table:table-cell table:style-name="ce2" table:formula="of:=IF(AND([.$G7]&lt;[.ET$1];[.$H7]&gt;=[.ET$1]);1;&quot;&quot;)">
            <text:p/>
          </table:table-cell>
          <table:table-cell table:style-name="ce2" table:formula="of:=IF(AND([.$G7]&lt;[.EU$1];[.$H7]&gt;=[.EU$1]);1;&quot;&quot;)">
            <text:p/>
          </table:table-cell>
          <table:table-cell table:style-name="ce2" table:formula="of:=IF(AND([.$G7]&lt;[.EV$1];[.$H7]&gt;=[.EV$1]);1;&quot;&quot;)">
            <text:p/>
          </table:table-cell>
          <table:table-cell table:style-name="ce2" table:formula="of:=IF(AND([.$G7]&lt;[.EW$1];[.$H7]&gt;=[.EW$1]);1;&quot;&quot;)">
            <text:p/>
          </table:table-cell>
          <table:table-cell table:style-name="ce2" table:formula="of:=IF(AND([.$G7]&lt;[.EX$1];[.$H7]&gt;=[.EX$1]);1;&quot;&quot;)">
            <text:p/>
          </table:table-cell>
          <table:table-cell table:style-name="ce2" table:formula="of:=IF(AND([.$G7]&lt;[.EY$1];[.$H7]&gt;=[.EY$1]);1;&quot;&quot;)">
            <text:p/>
          </table:table-cell>
          <table:table-cell table:style-name="ce2" table:formula="of:=IF(AND([.$G7]&lt;[.EZ$1];[.$H7]&gt;=[.EZ$1]);1;&quot;&quot;)">
            <text:p/>
          </table:table-cell>
          <table:table-cell table:style-name="ce2" table:formula="of:=IF(AND([.$G7]&lt;[.FA$1];[.$H7]&gt;=[.FA$1]);1;&quot;&quot;)">
            <text:p/>
          </table:table-cell>
          <table:table-cell table:style-name="ce2" table:formula="of:=IF(AND([.$G7]&lt;[.FB$1];[.$H7]&gt;=[.FB$1]);1;&quot;&quot;)">
            <text:p/>
          </table:table-cell>
          <table:table-cell table:style-name="ce2" table:formula="of:=IF(AND([.$G7]&lt;[.FC$1];[.$H7]&gt;=[.FC$1]);1;&quot;&quot;)">
            <text:p/>
          </table:table-cell>
          <table:table-cell table:style-name="ce2" table:formula="of:=IF(AND([.$G7]&lt;[.FD$1];[.$H7]&gt;=[.FD$1]);1;&quot;&quot;)">
            <text:p/>
          </table:table-cell>
          <table:table-cell table:style-name="ce2" table:formula="of:=IF(AND([.$G7]&lt;[.FE$1];[.$H7]&gt;=[.FE$1]);1;&quot;&quot;)">
            <text:p/>
          </table:table-cell>
          <table:table-cell table:style-name="ce2" table:formula="of:=IF(AND([.$G7]&lt;[.FF$1];[.$H7]&gt;=[.FF$1]);1;&quot;&quot;)">
            <text:p/>
          </table:table-cell>
          <table:table-cell table:style-name="ce2" table:formula="of:=IF(AND([.$G7]&lt;[.FG$1];[.$H7]&gt;=[.FG$1]);1;&quot;&quot;)">
            <text:p/>
          </table:table-cell>
          <table:table-cell table:style-name="ce2" table:formula="of:=IF(AND([.$G7]&lt;[.FH$1];[.$H7]&gt;=[.FH$1]);1;&quot;&quot;)">
            <text:p/>
          </table:table-cell>
          <table:table-cell table:style-name="ce2" table:formula="of:=IF(AND([.$G7]&lt;[.FI$1];[.$H7]&gt;=[.FI$1]);1;&quot;&quot;)">
            <text:p/>
          </table:table-cell>
          <table:table-cell table:style-name="ce2" table:formula="of:=IF(AND([.$G7]&lt;[.FJ$1];[.$H7]&gt;=[.FJ$1]);1;&quot;&quot;)">
            <text:p/>
          </table:table-cell>
          <table:table-cell table:style-name="ce2" table:formula="of:=IF(AND([.$G7]&lt;[.FK$1];[.$H7]&gt;=[.FK$1]);1;&quot;&quot;)">
            <text:p/>
          </table:table-cell>
          <table:table-cell table:style-name="ce2" table:formula="of:=IF(AND([.$G7]&lt;[.FL$1];[.$H7]&gt;=[.FL$1]);1;&quot;&quot;)">
            <text:p/>
          </table:table-cell>
          <table:table-cell table:style-name="ce2" table:formula="of:=IF(AND([.$G7]&lt;[.FM$1];[.$H7]&gt;=[.FM$1]);1;&quot;&quot;)">
            <text:p/>
          </table:table-cell>
          <table:table-cell table:style-name="ce2" table:formula="of:=IF(AND([.$G7]&lt;[.FN$1];[.$H7]&gt;=[.FN$1]);1;&quot;&quot;)">
            <text:p/>
          </table:table-cell>
          <table:table-cell table:style-name="ce2" table:formula="of:=IF(AND([.$G7]&lt;[.FO$1];[.$H7]&gt;=[.FO$1]);1;&quot;&quot;)">
            <text:p/>
          </table:table-cell>
          <table:table-cell table:style-name="ce2" table:formula="of:=IF(AND([.$G7]&lt;[.FP$1];[.$H7]&gt;=[.FP$1]);1;&quot;&quot;)">
            <text:p/>
          </table:table-cell>
          <table:table-cell table:style-name="ce2" table:formula="of:=IF(AND([.$G7]&lt;[.FQ$1];[.$H7]&gt;=[.FQ$1]);1;&quot;&quot;)">
            <text:p/>
          </table:table-cell>
          <table:table-cell table:style-name="ce2" table:formula="of:=IF(AND([.$G7]&lt;[.FR$1];[.$H7]&gt;=[.FR$1]);1;&quot;&quot;)">
            <text:p/>
          </table:table-cell>
          <table:table-cell table:style-name="ce2" table:formula="of:=IF(AND([.$G7]&lt;[.FS$1];[.$H7]&gt;=[.FS$1]);1;&quot;&quot;)">
            <text:p/>
          </table:table-cell>
          <table:table-cell table:style-name="ce2" table:formula="of:=IF(AND([.$G7]&lt;[.FT$1];[.$H7]&gt;=[.FT$1]);1;&quot;&quot;)">
            <text:p/>
          </table:table-cell>
          <table:table-cell table:style-name="ce2" table:formula="of:=IF(AND([.$G7]&lt;[.FU$1];[.$H7]&gt;=[.FU$1]);1;&quot;&quot;)">
            <text:p/>
          </table:table-cell>
          <table:table-cell table:style-name="ce2" table:formula="of:=IF(AND([.$G7]&lt;[.FV$1];[.$H7]&gt;=[.FV$1]);1;&quot;&quot;)">
            <text:p/>
          </table:table-cell>
          <table:table-cell table:style-name="ce2" table:formula="of:=IF(AND([.$G7]&lt;[.FW$1];[.$H7]&gt;=[.FW$1]);1;&quot;&quot;)">
            <text:p/>
          </table:table-cell>
          <table:table-cell table:style-name="ce2" table:formula="of:=IF(AND([.$G7]&lt;[.FX$1];[.$H7]&gt;=[.FX$1]);1;&quot;&quot;)">
            <text:p/>
          </table:table-cell>
          <table:table-cell table:style-name="ce2" table:formula="of:=IF(AND([.$G7]&lt;[.FY$1];[.$H7]&gt;=[.FY$1]);1;&quot;&quot;)">
            <text:p/>
          </table:table-cell>
          <table:table-cell table:style-name="ce2" table:formula="of:=IF(AND([.$G7]&lt;[.FZ$1];[.$H7]&gt;=[.FZ$1]);1;&quot;&quot;)">
            <text:p/>
          </table:table-cell>
          <table:table-cell table:style-name="ce2" table:formula="of:=IF(AND([.$G7]&lt;[.GA$1];[.$H7]&gt;=[.GA$1]);1;&quot;&quot;)">
            <text:p/>
          </table:table-cell>
          <table:table-cell table:style-name="ce2" table:formula="of:=IF(AND([.$G7]&lt;[.GB$1];[.$H7]&gt;=[.GB$1]);1;&quot;&quot;)">
            <text:p/>
          </table:table-cell>
          <table:table-cell table:style-name="ce2" table:formula="of:=IF(AND([.$G7]&lt;[.GC$1];[.$H7]&gt;=[.GC$1]);1;&quot;&quot;)">
            <text:p/>
          </table:table-cell>
          <table:table-cell table:style-name="ce2" table:formula="of:=IF(AND([.$G7]&lt;[.GD$1];[.$H7]&gt;=[.GD$1]);1;&quot;&quot;)">
            <text:p/>
          </table:table-cell>
          <table:table-cell table:style-name="ce2" table:formula="of:=IF(AND([.$G7]&lt;[.GE$1];[.$H7]&gt;=[.GE$1]);1;&quot;&quot;)">
            <text:p/>
          </table:table-cell>
          <table:table-cell table:style-name="ce2" table:formula="of:=IF(AND([.$G7]&lt;[.GF$1];[.$H7]&gt;=[.GF$1]);1;&quot;&quot;)">
            <text:p/>
          </table:table-cell>
          <table:table-cell table:style-name="ce2" table:formula="of:=IF(AND([.$G7]&lt;[.GG$1];[.$H7]&gt;=[.GG$1]);1;&quot;&quot;)">
            <text:p/>
          </table:table-cell>
          <table:table-cell table:style-name="ce2" table:formula="of:=IF(AND([.$G7]&lt;[.GH$1];[.$H7]&gt;=[.GH$1]);1;&quot;&quot;)">
            <text:p/>
          </table:table-cell>
          <table:table-cell table:style-name="ce2" table:formula="of:=IF(AND([.$G7]&lt;[.GI$1];[.$H7]&gt;=[.GI$1]);1;&quot;&quot;)">
            <text:p/>
          </table:table-cell>
          <table:table-cell table:style-name="ce2" table:formula="of:=IF(AND([.$G7]&lt;[.GJ$1];[.$H7]&gt;=[.GJ$1]);1;&quot;&quot;)">
            <text:p/>
          </table:table-cell>
          <table:table-cell table:style-name="ce2" table:formula="of:=IF(AND([.$G7]&lt;[.GK$1];[.$H7]&gt;=[.GK$1]);1;&quot;&quot;)">
            <text:p/>
          </table:table-cell>
          <table:table-cell table:style-name="ce2" table:formula="of:=IF(AND([.$G7]&lt;[.GL$1];[.$H7]&gt;=[.GL$1]);1;&quot;&quot;)">
            <text:p/>
          </table:table-cell>
          <table:table-cell table:style-name="ce2" table:formula="of:=IF(AND([.$G7]&lt;[.GM$1];[.$H7]&gt;=[.GM$1]);1;&quot;&quot;)">
            <text:p/>
          </table:table-cell>
          <table:table-cell table:style-name="ce2" table:formula="of:=IF(AND([.$G7]&lt;[.GN$1];[.$H7]&gt;=[.GN$1]);1;&quot;&quot;)">
            <text:p/>
          </table:table-cell>
          <table:table-cell table:style-name="ce2" table:formula="of:=IF(AND([.$G7]&lt;[.GO$1];[.$H7]&gt;=[.GO$1]);1;&quot;&quot;)">
            <text:p/>
          </table:table-cell>
          <table:table-cell table:style-name="ce2" table:formula="of:=IF(AND([.$G7]&lt;[.GP$1];[.$H7]&gt;=[.GP$1]);1;&quot;&quot;)">
            <text:p/>
          </table:table-cell>
          <table:table-cell table:style-name="ce2" table:formula="of:=IF(AND([.$G7]&lt;[.GQ$1];[.$H7]&gt;=[.GQ$1]);1;&quot;&quot;)">
            <text:p/>
          </table:table-cell>
          <table:table-cell table:style-name="ce2" table:formula="of:=IF(AND([.$G7]&lt;[.GR$1];[.$H7]&gt;=[.GR$1]);1;&quot;&quot;)">
            <text:p/>
          </table:table-cell>
          <table:table-cell table:style-name="ce2" table:formula="of:=IF(AND([.$G7]&lt;[.GS$1];[.$H7]&gt;=[.GS$1]);1;&quot;&quot;)">
            <text:p/>
          </table:table-cell>
          <table:table-cell table:style-name="ce2" table:formula="of:=IF(AND([.$G7]&lt;[.GT$1];[.$H7]&gt;=[.GT$1]);1;&quot;&quot;)">
            <text:p/>
          </table:table-cell>
          <table:table-cell table:style-name="ce2" table:formula="of:=IF(AND([.$G7]&lt;[.GU$1];[.$H7]&gt;=[.GU$1]);1;&quot;&quot;)">
            <text:p/>
          </table:table-cell>
          <table:table-cell table:style-name="ce2" table:formula="of:=IF(AND([.$G7]&lt;[.GV$1];[.$H7]&gt;=[.GV$1]);1;&quot;&quot;)">
            <text:p/>
          </table:table-cell>
          <table:table-cell table:style-name="ce2" table:formula="of:=IF(AND([.$G7]&lt;[.GW$1];[.$H7]&gt;=[.GW$1]);1;&quot;&quot;)">
            <text:p/>
          </table:table-cell>
          <table:table-cell table:style-name="ce2" table:formula="of:=IF(AND([.$G7]&lt;[.GX$1];[.$H7]&gt;=[.GX$1]);1;&quot;&quot;)">
            <text:p/>
          </table:table-cell>
          <table:table-cell table:style-name="ce2" table:formula="of:=IF(AND([.$G7]&lt;[.GY$1];[.$H7]&gt;=[.GY$1]);1;&quot;&quot;)">
            <text:p/>
          </table:table-cell>
          <table:table-cell table:style-name="ce2" table:formula="of:=IF(AND([.$G7]&lt;[.GZ$1];[.$H7]&gt;=[.GZ$1]);1;&quot;&quot;)">
            <text:p/>
          </table:table-cell>
          <table:table-cell table:style-name="ce2" table:formula="of:=IF(AND([.$G7]&lt;[.HA$1];[.$H7]&gt;=[.HA$1]);1;&quot;&quot;)">
            <text:p/>
          </table:table-cell>
          <table:table-cell table:style-name="ce2" table:formula="of:=IF(AND([.$G7]&lt;[.HB$1];[.$H7]&gt;=[.HB$1]);1;&quot;&quot;)">
            <text:p/>
          </table:table-cell>
          <table:table-cell table:style-name="ce2" table:formula="of:=IF(AND([.$G7]&lt;[.HC$1];[.$H7]&gt;=[.HC$1]);1;&quot;&quot;)">
            <text:p/>
          </table:table-cell>
          <table:table-cell table:style-name="ce2" table:formula="of:=IF(AND([.$G7]&lt;[.HD$1];[.$H7]&gt;=[.HD$1]);1;&quot;&quot;)">
            <text:p/>
          </table:table-cell>
          <table:table-cell table:style-name="ce2" table:formula="of:=IF(AND([.$G7]&lt;[.HE$1];[.$H7]&gt;=[.HE$1]);1;&quot;&quot;)">
            <text:p/>
          </table:table-cell>
          <table:table-cell table:style-name="ce2" table:formula="of:=IF(AND([.$G7]&lt;[.HF$1];[.$H7]&gt;=[.HF$1]);1;&quot;&quot;)">
            <text:p/>
          </table:table-cell>
          <table:table-cell table:style-name="ce2" table:formula="of:=IF(AND([.$G7]&lt;[.HG$1];[.$H7]&gt;=[.HG$1]);1;&quot;&quot;)">
            <text:p/>
          </table:table-cell>
          <table:table-cell table:style-name="ce2" table:formula="of:=IF(AND([.$G7]&lt;[.HH$1];[.$H7]&gt;=[.HH$1]);1;&quot;&quot;)">
            <text:p/>
          </table:table-cell>
          <table:table-cell table:style-name="ce2" table:formula="of:=IF(AND([.$G7]&lt;[.HI$1];[.$H7]&gt;=[.HI$1]);1;&quot;&quot;)">
            <text:p/>
          </table:table-cell>
          <table:table-cell table:style-name="ce2" table:formula="of:=IF(AND([.$G7]&lt;[.HJ$1];[.$H7]&gt;=[.HJ$1]);1;&quot;&quot;)">
            <text:p/>
          </table:table-cell>
          <table:table-cell table:style-name="ce2" table:formula="of:=IF(AND([.$G7]&lt;[.HK$1];[.$H7]&gt;=[.HK$1]);1;&quot;&quot;)">
            <text:p/>
          </table:table-cell>
          <table:table-cell table:style-name="ce2" table:formula="of:=IF(AND([.$G7]&lt;[.HL$1];[.$H7]&gt;=[.HL$1]);1;&quot;&quot;)">
            <text:p/>
          </table:table-cell>
          <table:table-cell table:style-name="ce2" table:formula="of:=IF(AND([.$G7]&lt;[.HM$1];[.$H7]&gt;=[.HM$1]);1;&quot;&quot;)">
            <text:p/>
          </table:table-cell>
          <table:table-cell table:style-name="ce2" table:formula="of:=IF(AND([.$G7]&lt;[.HN$1];[.$H7]&gt;=[.HN$1]);1;&quot;&quot;)">
            <text:p/>
          </table:table-cell>
          <table:table-cell table:style-name="ce2" table:formula="of:=IF(AND([.$G7]&lt;[.HO$1];[.$H7]&gt;=[.HO$1]);1;&quot;&quot;)">
            <text:p/>
          </table:table-cell>
          <table:table-cell table:style-name="ce2" table:formula="of:=IF(AND([.$G7]&lt;[.HP$1];[.$H7]&gt;=[.HP$1]);1;&quot;&quot;)">
            <text:p/>
          </table:table-cell>
          <table:table-cell table:style-name="ce2" table:formula="of:=IF(AND([.$G7]&lt;[.HQ$1];[.$H7]&gt;=[.HQ$1]);1;&quot;&quot;)">
            <text:p/>
          </table:table-cell>
          <table:table-cell table:style-name="ce2" table:formula="of:=IF(AND([.$G7]&lt;[.HR$1];[.$H7]&gt;=[.HR$1]);1;&quot;&quot;)">
            <text:p/>
          </table:table-cell>
          <table:table-cell table:style-name="ce2" table:formula="of:=IF(AND([.$G7]&lt;[.HS$1];[.$H7]&gt;=[.HS$1]);1;&quot;&quot;)">
            <text:p/>
          </table:table-cell>
          <table:table-cell table:style-name="ce2" table:formula="of:=IF(AND([.$G7]&lt;[.HT$1];[.$H7]&gt;=[.HT$1]);1;&quot;&quot;)">
            <text:p/>
          </table:table-cell>
          <table:table-cell table:style-name="ce2" table:formula="of:=IF(AND([.$G7]&lt;[.HU$1];[.$H7]&gt;=[.HU$1]);1;&quot;&quot;)">
            <text:p/>
          </table:table-cell>
          <table:table-cell table:style-name="ce2" table:formula="of:=IF(AND([.$G7]&lt;[.HV$1];[.$H7]&gt;=[.HV$1]);1;&quot;&quot;)">
            <text:p/>
          </table:table-cell>
          <table:table-cell table:style-name="ce2" table:formula="of:=IF(AND([.$G7]&lt;[.HW$1];[.$H7]&gt;=[.HW$1]);1;&quot;&quot;)">
            <text:p/>
          </table:table-cell>
          <table:table-cell table:style-name="ce2" table:formula="of:=IF(AND([.$G7]&lt;[.HX$1];[.$H7]&gt;=[.HX$1]);1;&quot;&quot;)">
            <text:p/>
          </table:table-cell>
          <table:table-cell table:style-name="ce2" table:formula="of:=IF(AND([.$G7]&lt;[.HY$1];[.$H7]&gt;=[.HY$1]);1;&quot;&quot;)">
            <text:p/>
          </table:table-cell>
          <table:table-cell table:style-name="ce2" table:formula="of:=IF(AND([.$G7]&lt;[.HZ$1];[.$H7]&gt;=[.HZ$1]);1;&quot;&quot;)">
            <text:p/>
          </table:table-cell>
          <table:table-cell table:style-name="ce2" table:formula="of:=IF(AND([.$G7]&lt;[.IA$1];[.$H7]&gt;=[.IA$1]);1;&quot;&quot;)">
            <text:p/>
          </table:table-cell>
          <table:table-cell table:style-name="ce2" table:formula="of:=IF(AND([.$G7]&lt;[.IB$1];[.$H7]&gt;=[.IB$1]);1;&quot;&quot;)">
            <text:p/>
          </table:table-cell>
          <table:table-cell table:style-name="ce2" table:formula="of:=IF(AND([.$G7]&lt;[.IC$1];[.$H7]&gt;=[.IC$1]);1;&quot;&quot;)">
            <text:p/>
          </table:table-cell>
          <table:table-cell table:style-name="ce2" table:formula="of:=IF(AND([.$G7]&lt;[.ID$1];[.$H7]&gt;=[.ID$1]);1;&quot;&quot;)">
            <text:p/>
          </table:table-cell>
          <table:table-cell table:style-name="ce2" table:formula="of:=IF(AND([.$G7]&lt;[.IE$1];[.$H7]&gt;=[.IE$1]);1;&quot;&quot;)">
            <text:p/>
          </table:table-cell>
          <table:table-cell table:style-name="ce2" table:formula="of:=IF(AND([.$G7]&lt;[.IF$1];[.$H7]&gt;=[.IF$1]);1;&quot;&quot;)">
            <text:p/>
          </table:table-cell>
          <table:table-cell table:style-name="ce2" table:formula="of:=IF(AND([.$G7]&lt;[.IG$1];[.$H7]&gt;=[.IG$1]);1;&quot;&quot;)">
            <text:p/>
          </table:table-cell>
          <table:table-cell table:style-name="ce2" table:formula="of:=IF(AND([.$G7]&lt;[.IH$1];[.$H7]&gt;=[.IH$1]);1;&quot;&quot;)">
            <text:p/>
          </table:table-cell>
          <table:table-cell table:style-name="ce2" table:formula="of:=IF(AND([.$G7]&lt;[.II$1];[.$H7]&gt;=[.II$1]);1;&quot;&quot;)">
            <text:p/>
          </table:table-cell>
          <table:table-cell table:style-name="ce2" table:formula="of:=IF(AND([.$G7]&lt;[.IJ$1];[.$H7]&gt;=[.IJ$1]);1;&quot;&quot;)">
            <text:p/>
          </table:table-cell>
          <table:table-cell table:style-name="ce2" table:formula="of:=IF(AND([.$G7]&lt;[.IK$1];[.$H7]&gt;=[.IK$1]);1;&quot;&quot;)">
            <text:p/>
          </table:table-cell>
          <table:table-cell table:style-name="ce2" table:formula="of:=IF(AND([.$G7]&lt;[.IL$1];[.$H7]&gt;=[.IL$1]);1;&quot;&quot;)">
            <text:p/>
          </table:table-cell>
          <table:table-cell table:style-name="ce2" table:formula="of:=IF(AND([.$G7]&lt;[.IM$1];[.$H7]&gt;=[.IM$1]);1;&quot;&quot;)">
            <text:p/>
          </table:table-cell>
          <table:table-cell table:style-name="ce2" table:formula="of:=IF(AND([.$G7]&lt;[.IN$1];[.$H7]&gt;=[.IN$1]);1;&quot;&quot;)">
            <text:p/>
          </table:table-cell>
          <table:table-cell table:style-name="ce2" table:formula="of:=IF(AND([.$G7]&lt;[.IO$1];[.$H7]&gt;=[.IO$1]);1;&quot;&quot;)">
            <text:p/>
          </table:table-cell>
          <table:table-cell table:style-name="ce2" table:formula="of:=IF(AND([.$G7]&lt;[.IP$1];[.$H7]&gt;=[.IP$1]);1;&quot;&quot;)">
            <text:p/>
          </table:table-cell>
          <table:table-cell table:style-name="ce2" table:formula="of:=IF(AND([.$G7]&lt;[.IQ$1];[.$H7]&gt;=[.IQ$1]);1;&quot;&quot;)">
            <text:p/>
          </table:table-cell>
          <table:table-cell table:style-name="ce2" table:formula="of:=IF(AND([.$G7]&lt;[.IR$1];[.$H7]&gt;=[.IR$1]);1;&quot;&quot;)">
            <text:p/>
          </table:table-cell>
          <table:table-cell table:style-name="ce2" table:formula="of:=IF(AND([.$G7]&lt;[.IS$1];[.$H7]&gt;=[.IS$1]);1;&quot;&quot;)">
            <text:p/>
          </table:table-cell>
          <table:table-cell table:style-name="ce2" table:formula="of:=IF(AND([.$G7]&lt;[.IT$1];[.$H7]&gt;=[.IT$1]);1;&quot;&quot;)">
            <text:p/>
          </table:table-cell>
          <table:table-cell table:style-name="ce2" table:formula="of:=IF(AND([.$G7]&lt;[.IU$1];[.$H7]&gt;=[.IU$1]);1;&quot;&quot;)">
            <text:p/>
          </table:table-cell>
          <table:table-cell table:style-name="ce2" table:formula="of:=IF(AND([.$G7]&lt;[.IV$1];[.$H7]&gt;=[.IV$1]);1;&quot;&quot;)">
            <text:p/>
          </table:table-cell>
          <table:table-cell table:style-name="ce2" table:formula="of:=IF(AND([.$G7]&lt;[.IW$1];[.$H7]&gt;=[.IW$1]);1;&quot;&quot;)">
            <text:p/>
          </table:table-cell>
          <table:table-cell table:style-name="ce2" table:formula="of:=IF(AND([.$G7]&lt;[.IX$1];[.$H7]&gt;=[.IX$1]);1;&quot;&quot;)">
            <text:p/>
          </table:table-cell>
          <table:table-cell table:style-name="ce2" table:formula="of:=IF(AND([.$G7]&lt;[.IY$1];[.$H7]&gt;=[.IY$1]);1;&quot;&quot;)">
            <text:p/>
          </table:table-cell>
          <table:table-cell table:style-name="ce2" table:formula="of:=IF(AND([.$G7]&lt;[.IZ$1];[.$H7]&gt;=[.IZ$1]);1;&quot;&quot;)">
            <text:p/>
          </table:table-cell>
          <table:table-cell table:style-name="ce2" table:formula="of:=IF(AND([.$G7]&lt;[.JA$1];[.$H7]&gt;=[.JA$1]);1;&quot;&quot;)">
            <text:p/>
          </table:table-cell>
          <table:table-cell table:style-name="ce2" table:formula="of:=IF(AND([.$G7]&lt;[.JB$1];[.$H7]&gt;=[.JB$1]);1;&quot;&quot;)">
            <text:p/>
          </table:table-cell>
          <table:table-cell table:style-name="ce2" table:formula="of:=IF(AND([.$G7]&lt;[.JC$1];[.$H7]&gt;=[.JC$1]);1;&quot;&quot;)">
            <text:p/>
          </table:table-cell>
          <table:table-cell table:style-name="ce2" table:formula="of:=IF(AND([.$G7]&lt;[.JD$1];[.$H7]&gt;=[.JD$1]);1;&quot;&quot;)">
            <text:p/>
          </table:table-cell>
          <table:table-cell table:style-name="ce2" table:formula="of:=IF(AND([.$G7]&lt;[.JE$1];[.$H7]&gt;=[.JE$1]);1;&quot;&quot;)">
            <text:p/>
          </table:table-cell>
          <table:table-cell table:style-name="ce2" table:formula="of:=IF(AND([.$G7]&lt;[.JF$1];[.$H7]&gt;=[.JF$1]);1;&quot;&quot;)">
            <text:p/>
          </table:table-cell>
          <table:table-cell table:style-name="ce2" table:formula="of:=IF(AND([.$G7]&lt;[.JG$1];[.$H7]&gt;=[.JG$1]);1;&quot;&quot;)">
            <text:p/>
          </table:table-cell>
          <table:table-cell table:style-name="ce2" table:formula="of:=IF(AND([.$G7]&lt;[.JH$1];[.$H7]&gt;=[.JH$1]);1;&quot;&quot;)">
            <text:p/>
          </table:table-cell>
          <table:table-cell table:style-name="ce2" table:formula="of:=IF(AND([.$G7]&lt;[.JI$1];[.$H7]&gt;=[.JI$1]);1;&quot;&quot;)">
            <text:p/>
          </table:table-cell>
          <table:table-cell table:style-name="ce2" table:formula="of:=IF(AND([.$G7]&lt;[.JJ$1];[.$H7]&gt;=[.JJ$1]);1;&quot;&quot;)">
            <text:p/>
          </table:table-cell>
          <table:table-cell table:style-name="ce2" table:formula="of:=IF(AND([.$G7]&lt;[.JK$1];[.$H7]&gt;=[.JK$1]);1;&quot;&quot;)">
            <text:p/>
          </table:table-cell>
          <table:table-cell table:style-name="ce2" table:formula="of:=IF(AND([.$G7]&lt;[.JL$1];[.$H7]&gt;=[.JL$1]);1;&quot;&quot;)">
            <text:p/>
          </table:table-cell>
          <table:table-cell table:style-name="ce2" table:formula="of:=IF(AND([.$G7]&lt;[.JM$1];[.$H7]&gt;=[.JM$1]);1;&quot;&quot;)" office:value-type="float" office:value="1" calcext:value-type="float">
            <text:p>1</text:p>
          </table:table-cell>
          <table:table-cell table:style-name="ce2" table:formula="of:=IF(AND([.$G7]&lt;[.JN$1];[.$H7]&gt;=[.JN$1]);1;&quot;&quot;)" office:value-type="float" office:value="1" calcext:value-type="float">
            <text:p>1</text:p>
          </table:table-cell>
          <table:table-cell table:style-name="ce2" table:formula="of:=IF(AND([.$G7]&lt;[.JO$1];[.$H7]&gt;=[.JO$1]);1;&quot;&quot;)" office:value-type="float" office:value="1" calcext:value-type="float">
            <text:p>1</text:p>
          </table:table-cell>
          <table:table-cell table:style-name="ce2" table:formula="of:=IF(AND([.$G7]&lt;[.JP$1];[.$H7]&gt;=[.JP$1]);1;&quot;&quot;)" office:value-type="float" office:value="1" calcext:value-type="float">
            <text:p>1</text:p>
          </table:table-cell>
          <table:table-cell table:style-name="ce2" table:formula="of:=IF(AND([.$G7]&lt;[.JQ$1];[.$H7]&gt;=[.JQ$1]);1;&quot;&quot;)" office:value-type="float" office:value="1" calcext:value-type="float">
            <text:p>1</text:p>
          </table:table-cell>
          <table:table-cell table:style-name="ce2" table:formula="of:=IF(AND([.$G7]&lt;[.JR$1];[.$H7]&gt;=[.JR$1]);1;&quot;&quot;)" office:value-type="float" office:value="1" calcext:value-type="float">
            <text:p>1</text:p>
          </table:table-cell>
          <table:table-cell table:style-name="ce2" table:formula="of:=IF(AND([.$G7]&lt;[.JS$1];[.$H7]&gt;=[.JS$1]);1;&quot;&quot;)" office:value-type="float" office:value="1" calcext:value-type="float">
            <text:p>1</text:p>
          </table:table-cell>
          <table:table-cell table:style-name="ce2" table:formula="of:=IF(AND([.$G7]&lt;[.JT$1];[.$H7]&gt;=[.JT$1]);1;&quot;&quot;)" office:value-type="float" office:value="1" calcext:value-type="float">
            <text:p>1</text:p>
          </table:table-cell>
          <table:table-cell table:style-name="ce2" table:formula="of:=IF(AND([.$G7]&lt;[.JU$1];[.$H7]&gt;=[.JU$1]);1;&quot;&quot;)" office:value-type="float" office:value="1" calcext:value-type="float">
            <text:p>1</text:p>
          </table:table-cell>
          <table:table-cell table:style-name="ce2" table:formula="of:=IF(AND([.$G7]&lt;[.JV$1];[.$H7]&gt;=[.JV$1]);1;&quot;&quot;)" office:value-type="float" office:value="1" calcext:value-type="float">
            <text:p>1</text:p>
          </table:table-cell>
          <table:table-cell table:style-name="ce2" table:formula="of:=IF(AND([.$G7]&lt;[.JW$1];[.$H7]&gt;=[.JW$1]);1;&quot;&quot;)" office:value-type="float" office:value="1" calcext:value-type="float">
            <text:p>1</text:p>
          </table:table-cell>
          <table:table-cell table:style-name="ce2" table:formula="of:=IF(AND([.$G7]&lt;[.JX$1];[.$H7]&gt;=[.JX$1]);1;&quot;&quot;)" office:value-type="float" office:value="1" calcext:value-type="float">
            <text:p>1</text:p>
          </table:table-cell>
          <table:table-cell table:style-name="ce2" table:formula="of:=IF(AND([.$G7]&lt;[.JY$1];[.$H7]&gt;=[.JY$1]);1;&quot;&quot;)" office:value-type="float" office:value="1" calcext:value-type="float">
            <text:p>1</text:p>
          </table:table-cell>
          <table:table-cell table:style-name="ce2" table:formula="of:=IF(AND([.$G7]&lt;[.JZ$1];[.$H7]&gt;=[.JZ$1]);1;&quot;&quot;)" office:value-type="float" office:value="1" calcext:value-type="float">
            <text:p>1</text:p>
          </table:table-cell>
          <table:table-cell table:style-name="ce2" table:formula="of:=IF(AND([.$G7]&lt;[.KA$1];[.$H7]&gt;=[.KA$1]);1;&quot;&quot;)" office:value-type="float" office:value="1" calcext:value-type="float">
            <text:p>1</text:p>
          </table:table-cell>
          <table:table-cell table:style-name="ce2" table:formula="of:=IF(AND([.$G7]&lt;[.KB$1];[.$H7]&gt;=[.KB$1]);1;&quot;&quot;)" office:value-type="float" office:value="1" calcext:value-type="float">
            <text:p>1</text:p>
          </table:table-cell>
          <table:table-cell table:style-name="ce2" table:formula="of:=IF(AND([.$G7]&lt;[.KC$1];[.$H7]&gt;=[.KC$1]);1;&quot;&quot;)" office:value-type="float" office:value="1" calcext:value-type="float">
            <text:p>1</text:p>
          </table:table-cell>
          <table:table-cell table:style-name="ce2" table:formula="of:=IF(AND([.$G7]&lt;[.KD$1];[.$H7]&gt;=[.KD$1]);1;&quot;&quot;)" office:value-type="float" office:value="1" calcext:value-type="float">
            <text:p>1</text:p>
          </table:table-cell>
          <table:table-cell table:style-name="ce2" table:formula="of:=IF(AND([.$G7]&lt;[.KE$1];[.$H7]&gt;=[.KE$1]);1;&quot;&quot;)" office:value-type="float" office:value="1" calcext:value-type="float">
            <text:p>1</text:p>
          </table:table-cell>
          <table:table-cell table:style-name="ce2" table:formula="of:=IF(AND([.$G7]&lt;[.KF$1];[.$H7]&gt;=[.KF$1]);1;&quot;&quot;)" office:value-type="float" office:value="1" calcext:value-type="float">
            <text:p>1</text:p>
          </table:table-cell>
          <table:table-cell table:style-name="ce2" table:formula="of:=IF(AND([.$G7]&lt;[.KG$1];[.$H7]&gt;=[.KG$1]);1;&quot;&quot;)" office:value-type="float" office:value="1" calcext:value-type="float">
            <text:p>1</text:p>
          </table:table-cell>
          <table:table-cell table:style-name="ce2" table:formula="of:=IF(AND([.$G7]&lt;[.KH$1];[.$H7]&gt;=[.KH$1]);1;&quot;&quot;)" office:value-type="float" office:value="1" calcext:value-type="float">
            <text:p>1</text:p>
          </table:table-cell>
          <table:table-cell table:style-name="ce2" table:formula="of:=IF(AND([.$G7]&lt;[.KI$1];[.$H7]&gt;=[.KI$1]);1;&quot;&quot;)" office:value-type="float" office:value="1" calcext:value-type="float">
            <text:p>1</text:p>
          </table:table-cell>
          <table:table-cell table:style-name="ce2" table:formula="of:=IF(AND([.$G7]&lt;[.KJ$1];[.$H7]&gt;=[.KJ$1]);1;&quot;&quot;)" office:value-type="float" office:value="1" calcext:value-type="float">
            <text:p>1</text:p>
          </table:table-cell>
          <table:table-cell table:style-name="ce2" table:formula="of:=IF(AND([.$G7]&lt;[.KK$1];[.$H7]&gt;=[.KK$1]);1;&quot;&quot;)" office:value-type="float" office:value="1" calcext:value-type="float">
            <text:p>1</text:p>
          </table:table-cell>
          <table:table-cell table:style-name="ce2" table:formula="of:=IF(AND([.$G7]&lt;[.KL$1];[.$H7]&gt;=[.KL$1]);1;&quot;&quot;)" office:value-type="float" office:value="1" calcext:value-type="float">
            <text:p>1</text:p>
          </table:table-cell>
          <table:table-cell table:style-name="ce2" table:formula="of:=IF(AND([.$G7]&lt;[.KM$1];[.$H7]&gt;=[.KM$1]);1;&quot;&quot;)" office:value-type="float" office:value="1" calcext:value-type="float">
            <text:p>1</text:p>
          </table:table-cell>
          <table:table-cell table:style-name="ce2" table:formula="of:=IF(AND([.$G7]&lt;[.KN$1];[.$H7]&gt;=[.KN$1]);1;&quot;&quot;)" office:value-type="float" office:value="1" calcext:value-type="float">
            <text:p>1</text:p>
          </table:table-cell>
          <table:table-cell table:style-name="ce2" table:formula="of:=IF(AND([.$G7]&lt;[.KO$1];[.$H7]&gt;=[.KO$1]);1;&quot;&quot;)" office:value-type="float" office:value="1" calcext:value-type="float">
            <text:p>1</text:p>
          </table:table-cell>
          <table:table-cell table:style-name="ce2" table:formula="of:=IF(AND([.$G7]&lt;[.KP$1];[.$H7]&gt;=[.KP$1]);1;&quot;&quot;)" office:value-type="float" office:value="1" calcext:value-type="float">
            <text:p>1</text:p>
          </table:table-cell>
          <table:table-cell table:style-name="ce2" table:formula="of:=IF(AND([.$G7]&lt;[.KQ$1];[.$H7]&gt;=[.KQ$1]);1;&quot;&quot;)" office:value-type="float" office:value="1" calcext:value-type="float">
            <text:p>1</text:p>
          </table:table-cell>
          <table:table-cell table:style-name="ce2" table:formula="of:=IF(AND([.$G7]&lt;[.KR$1];[.$H7]&gt;=[.KR$1]);1;&quot;&quot;)" office:value-type="float" office:value="1" calcext:value-type="float">
            <text:p>1</text:p>
          </table:table-cell>
          <table:table-cell table:style-name="ce2" table:formula="of:=IF(AND([.$G7]&lt;[.KS$1];[.$H7]&gt;=[.KS$1]);1;&quot;&quot;)" office:value-type="float" office:value="1" calcext:value-type="float">
            <text:p>1</text:p>
          </table:table-cell>
          <table:table-cell table:style-name="ce2" table:formula="of:=IF(AND([.$G7]&lt;[.KT$1];[.$H7]&gt;=[.KT$1]);1;&quot;&quot;)" office:value-type="float" office:value="1" calcext:value-type="float">
            <text:p>1</text:p>
          </table:table-cell>
          <table:table-cell table:style-name="ce2" table:formula="of:=IF(AND([.$G7]&lt;[.KU$1];[.$H7]&gt;=[.KU$1]);1;&quot;&quot;)" office:value-type="float" office:value="1" calcext:value-type="float">
            <text:p>1</text:p>
          </table:table-cell>
          <table:table-cell table:style-name="ce2" table:formula="of:=IF(AND([.$G7]&lt;[.KV$1];[.$H7]&gt;=[.KV$1]);1;&quot;&quot;)" office:value-type="float" office:value="1" calcext:value-type="float">
            <text:p>1</text:p>
          </table:table-cell>
          <table:table-cell table:style-name="ce2" table:formula="of:=IF(AND([.$G7]&lt;[.KW$1];[.$H7]&gt;=[.KW$1]);1;&quot;&quot;)" office:value-type="float" office:value="1" calcext:value-type="float">
            <text:p>1</text:p>
          </table:table-cell>
          <table:table-cell table:style-name="ce2" table:formula="of:=IF(AND([.$G7]&lt;[.KX$1];[.$H7]&gt;=[.KX$1]);1;&quot;&quot;)" office:value-type="float" office:value="1" calcext:value-type="float">
            <text:p>1</text:p>
          </table:table-cell>
          <table:table-cell table:style-name="ce2" table:formula="of:=IF(AND([.$G7]&lt;[.KY$1];[.$H7]&gt;=[.KY$1]);1;&quot;&quot;)" office:value-type="float" office:value="1" calcext:value-type="float">
            <text:p>1</text:p>
          </table:table-cell>
          <table:table-cell table:style-name="ce2" table:formula="of:=IF(AND([.$G7]&lt;[.KZ$1];[.$H7]&gt;=[.KZ$1]);1;&quot;&quot;)" office:value-type="float" office:value="1" calcext:value-type="float">
            <text:p>1</text:p>
          </table:table-cell>
          <table:table-cell table:style-name="ce2" table:formula="of:=IF(AND([.$G7]&lt;[.LA$1];[.$H7]&gt;=[.LA$1]);1;&quot;&quot;)" office:value-type="float" office:value="1" calcext:value-type="float">
            <text:p>1</text:p>
          </table:table-cell>
          <table:table-cell table:style-name="ce2" table:formula="of:=IF(AND([.$G7]&lt;[.LB$1];[.$H7]&gt;=[.LB$1]);1;&quot;&quot;)" office:value-type="float" office:value="1" calcext:value-type="float">
            <text:p>1</text:p>
          </table:table-cell>
          <table:table-cell table:style-name="ce2" table:formula="of:=IF(AND([.$G7]&lt;[.LC$1];[.$H7]&gt;=[.LC$1]);1;&quot;&quot;)" office:value-type="float" office:value="1" calcext:value-type="float">
            <text:p>1</text:p>
          </table:table-cell>
          <table:table-cell table:style-name="ce2" table:formula="of:=IF(AND([.$G7]&lt;[.LD$1];[.$H7]&gt;=[.LD$1]);1;&quot;&quot;)" office:value-type="float" office:value="1" calcext:value-type="float">
            <text:p>1</text:p>
          </table:table-cell>
          <table:table-cell table:style-name="ce2" table:formula="of:=IF(AND([.$G7]&lt;[.LE$1];[.$H7]&gt;=[.LE$1]);1;&quot;&quot;)" office:value-type="float" office:value="1" calcext:value-type="float">
            <text:p>1</text:p>
          </table:table-cell>
          <table:table-cell table:style-name="ce2" table:formula="of:=IF(AND([.$G7]&lt;[.LF$1];[.$H7]&gt;=[.LF$1]);1;&quot;&quot;)" office:value-type="float" office:value="1" calcext:value-type="float">
            <text:p>1</text:p>
          </table:table-cell>
          <table:table-cell table:style-name="ce2" table:formula="of:=IF(AND([.$G7]&lt;[.LG$1];[.$H7]&gt;=[.LG$1]);1;&quot;&quot;)" office:value-type="float" office:value="1" calcext:value-type="float">
            <text:p>1</text:p>
          </table:table-cell>
          <table:table-cell table:style-name="ce2" table:formula="of:=IF(AND([.$G7]&lt;[.LH$1];[.$H7]&gt;=[.LH$1]);1;&quot;&quot;)" office:value-type="float" office:value="1" calcext:value-type="float">
            <text:p>1</text:p>
          </table:table-cell>
          <table:table-cell table:style-name="ce2" table:formula="of:=IF(AND([.$G7]&lt;[.LI$1];[.$H7]&gt;=[.LI$1]);1;&quot;&quot;)" office:value-type="float" office:value="1" calcext:value-type="float">
            <text:p>1</text:p>
          </table:table-cell>
          <table:table-cell table:style-name="ce2" table:formula="of:=IF(AND([.$G7]&lt;[.LJ$1];[.$H7]&gt;=[.LJ$1]);1;&quot;&quot;)" office:value-type="float" office:value="1" calcext:value-type="float">
            <text:p>1</text:p>
          </table:table-cell>
          <table:table-cell table:style-name="ce2" table:formula="of:=IF(AND([.$G7]&lt;[.LK$1];[.$H7]&gt;=[.LK$1]);1;&quot;&quot;)" office:value-type="float" office:value="1" calcext:value-type="float">
            <text:p>1</text:p>
          </table:table-cell>
          <table:table-cell table:style-name="ce2" table:formula="of:=IF(AND([.$G7]&lt;[.LL$1];[.$H7]&gt;=[.LL$1]);1;&quot;&quot;)" office:value-type="float" office:value="1" calcext:value-type="float">
            <text:p>1</text:p>
          </table:table-cell>
          <table:table-cell table:style-name="ce2" table:formula="of:=IF(AND([.$G7]&lt;[.LM$1];[.$H7]&gt;=[.LM$1]);1;&quot;&quot;)" office:value-type="float" office:value="1" calcext:value-type="float">
            <text:p>1</text:p>
          </table:table-cell>
          <table:table-cell table:style-name="ce2" table:formula="of:=IF(AND([.$G7]&lt;[.LN$1];[.$H7]&gt;=[.LN$1]);1;&quot;&quot;)" office:value-type="float" office:value="1" calcext:value-type="float">
            <text:p>1</text:p>
          </table:table-cell>
          <table:table-cell table:style-name="ce2" table:formula="of:=IF(AND([.$G7]&lt;[.LO$1];[.$H7]&gt;=[.LO$1]);1;&quot;&quot;)" office:value-type="float" office:value="1" calcext:value-type="float">
            <text:p>1</text:p>
          </table:table-cell>
          <table:table-cell table:style-name="ce2" table:formula="of:=IF(AND([.$G7]&lt;[.LP$1];[.$H7]&gt;=[.LP$1]);1;&quot;&quot;)" office:value-type="float" office:value="1" calcext:value-type="float">
            <text:p>1</text:p>
          </table:table-cell>
          <table:table-cell table:style-name="ce2" table:formula="of:=IF(AND([.$G7]&lt;[.LQ$1];[.$H7]&gt;=[.LQ$1]);1;&quot;&quot;)" office:value-type="float" office:value="1" calcext:value-type="float">
            <text:p>1</text:p>
          </table:table-cell>
          <table:table-cell table:style-name="ce2" table:formula="of:=IF(AND([.$G7]&lt;[.LR$1];[.$H7]&gt;=[.LR$1]);1;&quot;&quot;)" office:value-type="float" office:value="1" calcext:value-type="float">
            <text:p>1</text:p>
          </table:table-cell>
          <table:table-cell table:style-name="ce2" table:formula="of:=IF(AND([.$G7]&lt;[.LS$1];[.$H7]&gt;=[.LS$1]);1;&quot;&quot;)" office:value-type="float" office:value="1" calcext:value-type="float">
            <text:p>1</text:p>
          </table:table-cell>
          <table:table-cell table:style-name="ce2" table:formula="of:=IF(AND([.$G7]&lt;[.LT$1];[.$H7]&gt;=[.LT$1]);1;&quot;&quot;)" office:value-type="float" office:value="1" calcext:value-type="float">
            <text:p>1</text:p>
          </table:table-cell>
          <table:table-cell table:style-name="ce2" table:formula="of:=IF(AND([.$G7]&lt;[.LU$1];[.$H7]&gt;=[.LU$1]);1;&quot;&quot;)" office:value-type="float" office:value="1" calcext:value-type="float">
            <text:p>1</text:p>
          </table:table-cell>
          <table:table-cell table:style-name="ce2" table:formula="of:=IF(AND([.$G7]&lt;[.LV$1];[.$H7]&gt;=[.LV$1]);1;&quot;&quot;)" office:value-type="float" office:value="1" calcext:value-type="float">
            <text:p>1</text:p>
          </table:table-cell>
          <table:table-cell table:style-name="ce2" table:formula="of:=IF(AND([.$G7]&lt;[.LW$1];[.$H7]&gt;=[.LW$1]);1;&quot;&quot;)" office:value-type="float" office:value="1" calcext:value-type="float">
            <text:p>1</text:p>
          </table:table-cell>
          <table:table-cell table:style-name="ce2" table:formula="of:=IF(AND([.$G7]&lt;[.LX$1];[.$H7]&gt;=[.LX$1]);1;&quot;&quot;)" office:value-type="float" office:value="1" calcext:value-type="float">
            <text:p>1</text:p>
          </table:table-cell>
          <table:table-cell table:style-name="ce2" table:formula="of:=IF(AND([.$G7]&lt;[.LY$1];[.$H7]&gt;=[.LY$1]);1;&quot;&quot;)" office:value-type="float" office:value="1" calcext:value-type="float">
            <text:p>1</text:p>
          </table:table-cell>
          <table:table-cell table:style-name="ce2" table:formula="of:=IF(AND([.$G7]&lt;[.LZ$1];[.$H7]&gt;=[.LZ$1]);1;&quot;&quot;)" office:value-type="float" office:value="1" calcext:value-type="float">
            <text:p>1</text:p>
          </table:table-cell>
          <table:table-cell table:style-name="ce2" table:formula="of:=IF(AND([.$G7]&lt;[.MA$1];[.$H7]&gt;=[.MA$1]);1;&quot;&quot;)" office:value-type="float" office:value="1" calcext:value-type="float">
            <text:p>1</text:p>
          </table:table-cell>
          <table:table-cell table:style-name="ce2" table:formula="of:=IF(AND([.$G7]&lt;[.MB$1];[.$H7]&gt;=[.MB$1]);1;&quot;&quot;)" office:value-type="float" office:value="1" calcext:value-type="float">
            <text:p>1</text:p>
          </table:table-cell>
          <table:table-cell table:style-name="ce2" table:formula="of:=IF(AND([.$G7]&lt;[.MC$1];[.$H7]&gt;=[.MC$1]);1;&quot;&quot;)" office:value-type="float" office:value="1" calcext:value-type="float">
            <text:p>1</text:p>
          </table:table-cell>
          <table:table-cell table:style-name="ce2" table:formula="of:=IF(AND([.$G7]&lt;[.MD$1];[.$H7]&gt;=[.MD$1]);1;&quot;&quot;)" office:value-type="float" office:value="1" calcext:value-type="float">
            <text:p>1</text:p>
          </table:table-cell>
          <table:table-cell table:style-name="ce2" table:formula="of:=IF(AND([.$G7]&lt;[.ME$1];[.$H7]&gt;=[.ME$1]);1;&quot;&quot;)" office:value-type="float" office:value="1" calcext:value-type="float">
            <text:p>1</text:p>
          </table:table-cell>
          <table:table-cell table:style-name="ce2" table:formula="of:=IF(AND([.$G7]&lt;[.MF$1];[.$H7]&gt;=[.MF$1]);1;&quot;&quot;)" office:value-type="float" office:value="1" calcext:value-type="float">
            <text:p>1</text:p>
          </table:table-cell>
          <table:table-cell table:style-name="ce2" table:formula="of:=IF(AND([.$G7]&lt;[.MG$1];[.$H7]&gt;=[.MG$1]);1;&quot;&quot;)" office:value-type="float" office:value="1" calcext:value-type="float">
            <text:p>1</text:p>
          </table:table-cell>
          <table:table-cell table:style-name="ce2" table:formula="of:=IF(AND([.$G7]&lt;[.MH$1];[.$H7]&gt;=[.MH$1]);1;&quot;&quot;)" office:value-type="float" office:value="1" calcext:value-type="float">
            <text:p>1</text:p>
          </table:table-cell>
          <table:table-cell table:style-name="ce2" table:formula="of:=IF(AND([.$G7]&lt;[.MI$1];[.$H7]&gt;=[.MI$1]);1;&quot;&quot;)" office:value-type="float" office:value="1" calcext:value-type="float">
            <text:p>1</text:p>
          </table:table-cell>
          <table:table-cell table:style-name="ce2" table:formula="of:=IF(AND([.$G7]&lt;[.MJ$1];[.$H7]&gt;=[.MJ$1]);1;&quot;&quot;)" office:value-type="float" office:value="1" calcext:value-type="float">
            <text:p>1</text:p>
          </table:table-cell>
          <table:table-cell table:style-name="ce2" table:formula="of:=IF(AND([.$G7]&lt;[.MK$1];[.$H7]&gt;=[.MK$1]);1;&quot;&quot;)" office:value-type="float" office:value="1" calcext:value-type="float">
            <text:p>1</text:p>
          </table:table-cell>
          <table:table-cell table:style-name="ce2" table:formula="of:=IF(AND([.$G7]&lt;[.ML$1];[.$H7]&gt;=[.ML$1]);1;&quot;&quot;)" office:value-type="float" office:value="1" calcext:value-type="float">
            <text:p>1</text:p>
          </table:table-cell>
          <table:table-cell table:style-name="ce2" table:formula="of:=IF(AND([.$G7]&lt;[.MM$1];[.$H7]&gt;=[.MM$1]);1;&quot;&quot;)" office:value-type="float" office:value="1" calcext:value-type="float">
            <text:p>1</text:p>
          </table:table-cell>
          <table:table-cell table:style-name="ce2" table:formula="of:=IF(AND([.$G7]&lt;[.MN$1];[.$H7]&gt;=[.MN$1]);1;&quot;&quot;)" office:value-type="float" office:value="1" calcext:value-type="float">
            <text:p>1</text:p>
          </table:table-cell>
          <table:table-cell table:style-name="ce2" table:formula="of:=IF(AND([.$G7]&lt;[.MO$1];[.$H7]&gt;=[.MO$1]);1;&quot;&quot;)" office:value-type="float" office:value="1" calcext:value-type="float">
            <text:p>1</text:p>
          </table:table-cell>
          <table:table-cell table:style-name="ce2" table:formula="of:=IF(AND([.$G7]&lt;[.MP$1];[.$H7]&gt;=[.MP$1]);1;&quot;&quot;)" office:value-type="float" office:value="1" calcext:value-type="float">
            <text:p>1</text:p>
          </table:table-cell>
          <table:table-cell table:style-name="ce2" table:formula="of:=IF(AND([.$G7]&lt;[.MQ$1];[.$H7]&gt;=[.MQ$1]);1;&quot;&quot;)" office:value-type="float" office:value="1" calcext:value-type="float">
            <text:p>1</text:p>
          </table:table-cell>
          <table:table-cell table:style-name="ce2" table:formula="of:=IF(AND([.$G7]&lt;[.MR$1];[.$H7]&gt;=[.MR$1]);1;&quot;&quot;)" office:value-type="float" office:value="1" calcext:value-type="float">
            <text:p>1</text:p>
          </table:table-cell>
          <table:table-cell table:style-name="ce2" table:formula="of:=IF(AND([.$G7]&lt;[.MS$1];[.$H7]&gt;=[.MS$1]);1;&quot;&quot;)" office:value-type="float" office:value="1" calcext:value-type="float">
            <text:p>1</text:p>
          </table:table-cell>
          <table:table-cell table:style-name="ce2" table:formula="of:=IF(AND([.$G7]&lt;[.MT$1];[.$H7]&gt;=[.MT$1]);1;&quot;&quot;)" office:value-type="float" office:value="1" calcext:value-type="float">
            <text:p>1</text:p>
          </table:table-cell>
          <table:table-cell table:style-name="ce2" table:formula="of:=IF(AND([.$G7]&lt;[.MU$1];[.$H7]&gt;=[.MU$1]);1;&quot;&quot;)" office:value-type="float" office:value="1" calcext:value-type="float">
            <text:p>1</text:p>
          </table:table-cell>
          <table:table-cell table:style-name="ce2" table:formula="of:=IF(AND([.$G7]&lt;[.MV$1];[.$H7]&gt;=[.MV$1]);1;&quot;&quot;)" office:value-type="float" office:value="1" calcext:value-type="float">
            <text:p>1</text:p>
          </table:table-cell>
          <table:table-cell table:style-name="ce2" table:formula="of:=IF(AND([.$G7]&lt;[.MW$1];[.$H7]&gt;=[.MW$1]);1;&quot;&quot;)" office:value-type="float" office:value="1" calcext:value-type="float">
            <text:p>1</text:p>
          </table:table-cell>
          <table:table-cell table:style-name="ce2" table:formula="of:=IF(AND([.$G7]&lt;[.MX$1];[.$H7]&gt;=[.MX$1]);1;&quot;&quot;)" office:value-type="float" office:value="1" calcext:value-type="float">
            <text:p>1</text:p>
          </table:table-cell>
          <table:table-cell table:style-name="ce2" table:formula="of:=IF(AND([.$G7]&lt;[.MY$1];[.$H7]&gt;=[.MY$1]);1;&quot;&quot;)" office:value-type="float" office:value="1" calcext:value-type="float">
            <text:p>1</text:p>
          </table:table-cell>
          <table:table-cell table:style-name="ce2" table:formula="of:=IF(AND([.$G7]&lt;[.MZ$1];[.$H7]&gt;=[.MZ$1]);1;&quot;&quot;)" office:value-type="float" office:value="1" calcext:value-type="float">
            <text:p>1</text:p>
          </table:table-cell>
          <table:table-cell table:style-name="ce2" table:formula="of:=IF(AND([.$G7]&lt;[.NA$1];[.$H7]&gt;=[.NA$1]);1;&quot;&quot;)" office:value-type="float" office:value="1" calcext:value-type="float">
            <text:p>1</text:p>
          </table:table-cell>
          <table:table-cell table:style-name="ce2" table:formula="of:=IF(AND([.$G7]&lt;[.NB$1];[.$H7]&gt;=[.NB$1]);1;&quot;&quot;)" office:value-type="float" office:value="1" calcext:value-type="float">
            <text:p>1</text:p>
          </table:table-cell>
          <table:table-cell table:style-name="ce2" table:formula="of:=IF(AND([.$G7]&lt;[.NC$1];[.$H7]&gt;=[.NC$1]);1;&quot;&quot;)" office:value-type="float" office:value="1" calcext:value-type="float">
            <text:p>1</text:p>
          </table:table-cell>
          <table:table-cell table:style-name="ce2" table:formula="of:=IF(AND([.$G7]&lt;[.ND$1];[.$H7]&gt;=[.ND$1]);1;&quot;&quot;)" office:value-type="float" office:value="1" calcext:value-type="float">
            <text:p>1</text:p>
          </table:table-cell>
          <table:table-cell table:style-name="ce2" table:formula="of:=IF(AND([.$G7]&lt;[.NE$1];[.$H7]&gt;=[.NE$1]);1;&quot;&quot;)" office:value-type="float" office:value="1" calcext:value-type="float">
            <text:p>1</text:p>
          </table:table-cell>
          <table:table-cell table:style-name="ce2" table:formula="of:=IF(AND([.$G7]&lt;[.NF$1];[.$H7]&gt;=[.NF$1]);1;&quot;&quot;)" office:value-type="float" office:value="1" calcext:value-type="float">
            <text:p>1</text:p>
          </table:table-cell>
          <table:table-cell table:style-name="ce2" table:formula="of:=IF(AND([.$G7]&lt;[.NG$1];[.$H7]&gt;=[.NG$1]);1;&quot;&quot;)" office:value-type="float" office:value="1" calcext:value-type="float">
            <text:p>1</text:p>
          </table:table-cell>
          <table:table-cell table:style-name="ce2" table:formula="of:=IF(AND([.$G7]&lt;[.NH$1];[.$H7]&gt;=[.NH$1]);1;&quot;&quot;)" office:value-type="float" office:value="1" calcext:value-type="float">
            <text:p>1</text:p>
          </table:table-cell>
          <table:table-cell table:style-name="ce2" table:formula="of:=IF(AND([.$G7]&lt;[.NI$1];[.$H7]&gt;=[.NI$1]);1;&quot;&quot;)" office:value-type="float" office:value="1" calcext:value-type="float">
            <text:p>1</text:p>
          </table:table-cell>
          <table:table-cell table:style-name="ce2" table:formula="of:=IF(AND([.$G7]&lt;[.NJ$1];[.$H7]&gt;=[.NJ$1]);1;&quot;&quot;)" office:value-type="float" office:value="1" calcext:value-type="float">
            <text:p>1</text:p>
          </table:table-cell>
          <table:table-cell table:style-name="ce2" table:formula="of:=IF(AND([.$G7]&lt;[.NK$1];[.$H7]&gt;=[.NK$1]);1;&quot;&quot;)" office:value-type="float" office:value="1" calcext:value-type="float">
            <text:p>1</text:p>
          </table:table-cell>
          <table:table-cell table:style-name="ce2" table:formula="of:=IF(AND([.$G7]&lt;[.NL$1];[.$H7]&gt;=[.NL$1]);1;&quot;&quot;)" office:value-type="float" office:value="1" calcext:value-type="float">
            <text:p>1</text:p>
          </table:table-cell>
          <table:table-cell table:style-name="ce2" table:formula="of:=IF(AND([.$G7]&lt;[.NM$1];[.$H7]&gt;=[.NM$1]);1;&quot;&quot;)" office:value-type="float" office:value="1" calcext:value-type="float">
            <text:p>1</text:p>
          </table:table-cell>
          <table:table-cell table:style-name="ce2" table:formula="of:=IF(AND([.$G7]&lt;[.NN$1];[.$H7]&gt;=[.NN$1]);1;&quot;&quot;)" office:value-type="float" office:value="1" calcext:value-type="float">
            <text:p>1</text:p>
          </table:table-cell>
          <table:table-cell table:style-name="ce2" table:formula="of:=IF(AND([.$G7]&lt;[.NO$1];[.$H7]&gt;=[.NO$1]);1;&quot;&quot;)" office:value-type="float" office:value="1" calcext:value-type="float">
            <text:p>1</text:p>
          </table:table-cell>
          <table:table-cell table:style-name="ce2" table:formula="of:=IF(AND([.$G7]&lt;[.NP$1];[.$H7]&gt;=[.NP$1]);1;&quot;&quot;)" office:value-type="float" office:value="1" calcext:value-type="float">
            <text:p>1</text:p>
          </table:table-cell>
          <table:table-cell table:style-name="ce2" table:formula="of:=IF(AND([.$G7]&lt;[.NQ$1];[.$H7]&gt;=[.NQ$1]);1;&quot;&quot;)" office:value-type="float" office:value="1" calcext:value-type="float">
            <text:p>1</text:p>
          </table:table-cell>
          <table:table-cell table:style-name="ce2" table:formula="of:=IF(AND([.$G7]&lt;[.NR$1];[.$H7]&gt;=[.NR$1]);1;&quot;&quot;)" office:value-type="float" office:value="1" calcext:value-type="float">
            <text:p>1</text:p>
          </table:table-cell>
          <table:table-cell table:style-name="ce2" table:formula="of:=IF(AND([.$G7]&lt;[.NS$1];[.$H7]&gt;=[.NS$1]);1;&quot;&quot;)" office:value-type="float" office:value="1" calcext:value-type="float">
            <text:p>1</text:p>
          </table:table-cell>
          <table:table-cell table:style-name="ce2" table:formula="of:=IF(AND([.$G7]&lt;[.NT$1];[.$H7]&gt;=[.NT$1]);1;&quot;&quot;)">
            <text:p/>
          </table:table-cell>
          <table:table-cell table:style-name="ce2" table:formula="of:=IF(AND([.$G7]&lt;[.NU$1];[.$H7]&gt;=[.NU$1]);1;&quot;&quot;)">
            <text:p/>
          </table:table-cell>
          <table:table-cell table:style-name="ce2" table:formula="of:=IF(AND([.$G7]&lt;[.NV$1];[.$H7]&gt;=[.NV$1]);1;&quot;&quot;)">
            <text:p/>
          </table:table-cell>
          <table:table-cell table:style-name="ce2" table:formula="of:=IF(AND([.$G7]&lt;[.NW$1];[.$H7]&gt;=[.NW$1]);1;&quot;&quot;)">
            <text:p/>
          </table:table-cell>
          <table:table-cell table:style-name="ce2" table:formula="of:=IF(AND([.$G7]&lt;[.NX$1];[.$H7]&gt;=[.NX$1]);1;&quot;&quot;)">
            <text:p/>
          </table:table-cell>
          <table:table-cell table:style-name="ce2" table:formula="of:=IF(AND([.$G7]&lt;[.NY$1];[.$H7]&gt;=[.NY$1]);1;&quot;&quot;)">
            <text:p/>
          </table:table-cell>
          <table:table-cell table:style-name="ce2" table:formula="of:=IF(AND([.$G7]&lt;[.NZ$1];[.$H7]&gt;=[.NZ$1]);1;&quot;&quot;)">
            <text:p/>
          </table:table-cell>
          <table:table-cell table:style-name="ce2" table:formula="of:=IF(AND([.$G7]&lt;[.OA$1];[.$H7]&gt;=[.OA$1]);1;&quot;&quot;)">
            <text:p/>
          </table:table-cell>
          <table:table-cell table:style-name="ce2" table:formula="of:=IF(AND([.$G7]&lt;[.OB$1];[.$H7]&gt;=[.OB$1]);1;&quot;&quot;)">
            <text:p/>
          </table:table-cell>
          <table:table-cell table:style-name="ce2" table:formula="of:=IF(AND([.$G7]&lt;[.OC$1];[.$H7]&gt;=[.OC$1]);1;&quot;&quot;)">
            <text:p/>
          </table:table-cell>
          <table:table-cell table:style-name="ce2" table:formula="of:=IF(AND([.$G7]&lt;[.OD$1];[.$H7]&gt;=[.OD$1]);1;&quot;&quot;)">
            <text:p/>
          </table:table-cell>
          <table:table-cell table:style-name="ce2" table:formula="of:=IF(AND([.$G7]&lt;[.OE$1];[.$H7]&gt;=[.OE$1]);1;&quot;&quot;)">
            <text:p/>
          </table:table-cell>
          <table:table-cell table:style-name="ce2" table:formula="of:=IF(AND([.$G7]&lt;[.OF$1];[.$H7]&gt;=[.OF$1]);1;&quot;&quot;)">
            <text:p/>
          </table:table-cell>
          <table:table-cell table:style-name="ce2" table:formula="of:=IF(AND([.$G7]&lt;[.OG$1];[.$H7]&gt;=[.OG$1]);1;&quot;&quot;)">
            <text:p/>
          </table:table-cell>
          <table:table-cell table:style-name="ce2" table:formula="of:=IF(AND([.$G7]&lt;[.OH$1];[.$H7]&gt;=[.OH$1]);1;&quot;&quot;)">
            <text:p/>
          </table:table-cell>
          <table:table-cell table:style-name="ce2" table:formula="of:=IF(AND([.$G7]&lt;[.OI$1];[.$H7]&gt;=[.OI$1]);1;&quot;&quot;)">
            <text:p/>
          </table:table-cell>
          <table:table-cell table:style-name="ce2" table:formula="of:=IF(AND([.$G7]&lt;[.OJ$1];[.$H7]&gt;=[.OJ$1]);1;&quot;&quot;)">
            <text:p/>
          </table:table-cell>
          <table:table-cell table:style-name="ce2" table:formula="of:=IF(AND([.$G7]&lt;[.OK$1];[.$H7]&gt;=[.OK$1]);1;&quot;&quot;)">
            <text:p/>
          </table:table-cell>
          <table:table-cell table:style-name="ce2" table:formula="of:=IF(AND([.$G7]&lt;[.OL$1];[.$H7]&gt;=[.OL$1]);1;&quot;&quot;)">
            <text:p/>
          </table:table-cell>
          <table:table-cell table:style-name="ce2" table:formula="of:=IF(AND([.$G7]&lt;[.OM$1];[.$H7]&gt;=[.OM$1]);1;&quot;&quot;)">
            <text:p/>
          </table:table-cell>
          <table:table-cell table:style-name="ce2" table:formula="of:=IF(AND([.$G7]&lt;[.ON$1];[.$H7]&gt;=[.ON$1]);1;&quot;&quot;)">
            <text:p/>
          </table:table-cell>
          <table:table-cell table:style-name="ce2" table:formula="of:=IF(AND([.$G7]&lt;[.OO$1];[.$H7]&gt;=[.OO$1]);1;&quot;&quot;)">
            <text:p/>
          </table:table-cell>
          <table:table-cell table:style-name="ce2" table:formula="of:=IF(AND([.$G7]&lt;[.OP$1];[.$H7]&gt;=[.OP$1]);1;&quot;&quot;)">
            <text:p/>
          </table:table-cell>
          <table:table-cell table:style-name="ce2" table:formula="of:=IF(AND([.$G7]&lt;[.OQ$1];[.$H7]&gt;=[.OQ$1]);1;&quot;&quot;)">
            <text:p/>
          </table:table-cell>
          <table:table-cell table:style-name="ce2" table:formula="of:=IF(AND([.$G7]&lt;[.OR$1];[.$H7]&gt;=[.OR$1]);1;&quot;&quot;)">
            <text:p/>
          </table:table-cell>
          <table:table-cell table:style-name="ce2" table:formula="of:=IF(AND([.$G7]&lt;[.OS$1];[.$H7]&gt;=[.OS$1]);1;&quot;&quot;)">
            <text:p/>
          </table:table-cell>
          <table:table-cell table:style-name="ce2" table:formula="of:=IF(AND([.$G7]&lt;[.OT$1];[.$H7]&gt;=[.OT$1]);1;&quot;&quot;)">
            <text:p/>
          </table:table-cell>
          <table:table-cell table:style-name="ce2" table:formula="of:=IF(AND([.$G7]&lt;[.OU$1];[.$H7]&gt;=[.OU$1]);1;&quot;&quot;)">
            <text:p/>
          </table:table-cell>
          <table:table-cell table:style-name="ce2" table:formula="of:=IF(AND([.$G7]&lt;[.OV$1];[.$H7]&gt;=[.OV$1]);1;&quot;&quot;)">
            <text:p/>
          </table:table-cell>
          <table:table-cell table:style-name="ce2" table:formula="of:=IF(AND([.$G7]&lt;[.OW$1];[.$H7]&gt;=[.OW$1]);1;&quot;&quot;)">
            <text:p/>
          </table:table-cell>
          <table:table-cell table:style-name="ce2" table:formula="of:=IF(AND([.$G7]&lt;[.OX$1];[.$H7]&gt;=[.OX$1]);1;&quot;&quot;)">
            <text:p/>
          </table:table-cell>
          <table:table-cell table:style-name="ce2" table:formula="of:=IF(AND([.$G7]&lt;[.OY$1];[.$H7]&gt;=[.OY$1]);1;&quot;&quot;)">
            <text:p/>
          </table:table-cell>
          <table:table-cell table:style-name="ce2" table:formula="of:=IF(AND([.$G7]&lt;[.OZ$1];[.$H7]&gt;=[.OZ$1]);1;&quot;&quot;)">
            <text:p/>
          </table:table-cell>
          <table:table-cell table:style-name="ce2" table:formula="of:=IF(AND([.$G7]&lt;[.PA$1];[.$H7]&gt;=[.PA$1]);1;&quot;&quot;)">
            <text:p/>
          </table:table-cell>
          <table:table-cell table:style-name="ce2" table:formula="of:=IF(AND([.$G7]&lt;[.PB$1];[.$H7]&gt;=[.PB$1]);1;&quot;&quot;)">
            <text:p/>
          </table:table-cell>
          <table:table-cell table:style-name="ce2" table:formula="of:=IF(AND([.$G7]&lt;[.PC$1];[.$H7]&gt;=[.PC$1]);1;&quot;&quot;)">
            <text:p/>
          </table:table-cell>
          <table:table-cell table:style-name="ce2" table:formula="of:=IF(AND([.$G7]&lt;[.PD$1];[.$H7]&gt;=[.PD$1]);1;&quot;&quot;)">
            <text:p/>
          </table:table-cell>
          <table:table-cell table:style-name="ce2" table:formula="of:=IF(AND([.$G7]&lt;[.PE$1];[.$H7]&gt;=[.PE$1]);1;&quot;&quot;)">
            <text:p/>
          </table:table-cell>
          <table:table-cell table:style-name="ce2" table:formula="of:=IF(AND([.$G7]&lt;[.PF$1];[.$H7]&gt;=[.PF$1]);1;&quot;&quot;)">
            <text:p/>
          </table:table-cell>
          <table:table-cell table:style-name="ce2" table:formula="of:=IF(AND([.$G7]&lt;[.PG$1];[.$H7]&gt;=[.PG$1]);1;&quot;&quot;)">
            <text:p/>
          </table:table-cell>
          <table:table-cell table:style-name="ce2" table:formula="of:=IF(AND([.$G7]&lt;[.PH$1];[.$H7]&gt;=[.PH$1]);1;&quot;&quot;)">
            <text:p/>
          </table:table-cell>
          <table:table-cell table:style-name="ce2" table:formula="of:=IF(AND([.$G7]&lt;[.PI$1];[.$H7]&gt;=[.PI$1]);1;&quot;&quot;)">
            <text:p/>
          </table:table-cell>
          <table:table-cell table:style-name="ce2" table:formula="of:=IF(AND([.$G7]&lt;[.PJ$1];[.$H7]&gt;=[.PJ$1]);1;&quot;&quot;)">
            <text:p/>
          </table:table-cell>
          <table:table-cell table:style-name="ce2" table:formula="of:=IF(AND([.$G7]&lt;[.PK$1];[.$H7]&gt;=[.PK$1]);1;&quot;&quot;)">
            <text:p/>
          </table:table-cell>
          <table:table-cell table:style-name="ce2" table:formula="of:=IF(AND([.$G7]&lt;[.PL$1];[.$H7]&gt;=[.PL$1]);1;&quot;&quot;)">
            <text:p/>
          </table:table-cell>
          <table:table-cell table:style-name="ce2" table:formula="of:=IF(AND([.$G7]&lt;[.PM$1];[.$H7]&gt;=[.PM$1]);1;&quot;&quot;)">
            <text:p/>
          </table:table-cell>
          <table:table-cell table:style-name="ce2" table:formula="of:=IF(AND([.$G7]&lt;[.PN$1];[.$H7]&gt;=[.PN$1]);1;&quot;&quot;)">
            <text:p/>
          </table:table-cell>
          <table:table-cell table:style-name="ce2" table:formula="of:=IF(AND([.$G7]&lt;[.PO$1];[.$H7]&gt;=[.PO$1]);1;&quot;&quot;)">
            <text:p/>
          </table:table-cell>
          <table:table-cell table:style-name="ce2" table:formula="of:=IF(AND([.$G7]&lt;[.PP$1];[.$H7]&gt;=[.PP$1]);1;&quot;&quot;)">
            <text:p/>
          </table:table-cell>
          <table:table-cell table:style-name="ce2" table:formula="of:=IF(AND([.$G7]&lt;[.PQ$1];[.$H7]&gt;=[.PQ$1]);1;&quot;&quot;)">
            <text:p/>
          </table:table-cell>
          <table:table-cell table:style-name="ce2" table:formula="of:=IF(AND([.$G7]&lt;[.PR$1];[.$H7]&gt;=[.PR$1]);1;&quot;&quot;)">
            <text:p/>
          </table:table-cell>
          <table:table-cell table:style-name="ce2" table:formula="of:=IF(AND([.$G7]&lt;[.PS$1];[.$H7]&gt;=[.PS$1]);1;&quot;&quot;)">
            <text:p/>
          </table:table-cell>
          <table:table-cell table:style-name="ce2" table:formula="of:=IF(AND([.$G7]&lt;[.PT$1];[.$H7]&gt;=[.PT$1]);1;&quot;&quot;)">
            <text:p/>
          </table:table-cell>
          <table:table-cell table:style-name="ce2" table:formula="of:=IF(AND([.$G7]&lt;[.PU$1];[.$H7]&gt;=[.PU$1]);1;&quot;&quot;)">
            <text:p/>
          </table:table-cell>
          <table:table-cell table:style-name="ce2" table:formula="of:=IF(AND([.$G7]&lt;[.PV$1];[.$H7]&gt;=[.PV$1]);1;&quot;&quot;)">
            <text:p/>
          </table:table-cell>
          <table:table-cell table:style-name="ce2" table:formula="of:=IF(AND([.$G7]&lt;[.PW$1];[.$H7]&gt;=[.PW$1]);1;&quot;&quot;)">
            <text:p/>
          </table:table-cell>
          <table:table-cell table:style-name="ce2" table:formula="of:=IF(AND([.$G7]&lt;[.PX$1];[.$H7]&gt;=[.PX$1]);1;&quot;&quot;)">
            <text:p/>
          </table:table-cell>
          <table:table-cell table:style-name="ce2" table:formula="of:=IF(AND([.$G7]&lt;[.PY$1];[.$H7]&gt;=[.PY$1]);1;&quot;&quot;)">
            <text:p/>
          </table:table-cell>
          <table:table-cell table:style-name="ce2" table:formula="of:=IF(AND([.$G7]&lt;[.PZ$1];[.$H7]&gt;=[.PZ$1]);1;&quot;&quot;)">
            <text:p/>
          </table:table-cell>
          <table:table-cell table:style-name="ce2" table:formula="of:=IF(AND([.$G7]&lt;[.QA$1];[.$H7]&gt;=[.QA$1]);1;&quot;&quot;)">
            <text:p/>
          </table:table-cell>
          <table:table-cell table:style-name="ce2" table:formula="of:=IF(AND([.$G7]&lt;[.QB$1];[.$H7]&gt;=[.QB$1]);1;&quot;&quot;)">
            <text:p/>
          </table:table-cell>
          <table:table-cell table:style-name="ce2" table:formula="of:=IF(AND([.$G7]&lt;[.QC$1];[.$H7]&gt;=[.QC$1]);1;&quot;&quot;)">
            <text:p/>
          </table:table-cell>
          <table:table-cell table:style-name="ce2" table:formula="of:=IF(AND([.$G7]&lt;[.QD$1];[.$H7]&gt;=[.QD$1]);1;&quot;&quot;)">
            <text:p/>
          </table:table-cell>
          <table:table-cell table:style-name="ce2" table:formula="of:=IF(AND([.$G7]&lt;[.QE$1];[.$H7]&gt;=[.QE$1]);1;&quot;&quot;)">
            <text:p/>
          </table:table-cell>
          <table:table-cell table:style-name="ce2" table:formula="of:=IF(AND([.$G7]&lt;[.QF$1];[.$H7]&gt;=[.QF$1]);1;&quot;&quot;)">
            <text:p/>
          </table:table-cell>
          <table:table-cell table:style-name="ce2" table:formula="of:=IF(AND([.$G7]&lt;[.QG$1];[.$H7]&gt;=[.QG$1]);1;&quot;&quot;)">
            <text:p/>
          </table:table-cell>
          <table:table-cell table:style-name="ce2" table:formula="of:=IF(AND([.$G7]&lt;[.QH$1];[.$H7]&gt;=[.QH$1]);1;&quot;&quot;)">
            <text:p/>
          </table:table-cell>
          <table:table-cell table:style-name="ce2" table:formula="of:=IF(AND([.$G7]&lt;[.QI$1];[.$H7]&gt;=[.QI$1]);1;&quot;&quot;)">
            <text:p/>
          </table:table-cell>
          <table:table-cell table:style-name="ce2" table:formula="of:=IF(AND([.$G7]&lt;[.QJ$1];[.$H7]&gt;=[.QJ$1]);1;&quot;&quot;)">
            <text:p/>
          </table:table-cell>
          <table:table-cell table:style-name="ce2" table:formula="of:=IF(AND([.$G7]&lt;[.QK$1];[.$H7]&gt;=[.QK$1]);1;&quot;&quot;)">
            <text:p/>
          </table:table-cell>
          <table:table-cell table:style-name="ce2" table:formula="of:=IF(AND([.$G7]&lt;[.QL$1];[.$H7]&gt;=[.QL$1]);1;&quot;&quot;)">
            <text:p/>
          </table:table-cell>
          <table:table-cell table:style-name="ce2" table:formula="of:=IF(AND([.$G7]&lt;[.QM$1];[.$H7]&gt;=[.QM$1]);1;&quot;&quot;)">
            <text:p/>
          </table:table-cell>
          <table:table-cell table:style-name="ce2" table:formula="of:=IF(AND([.$G7]&lt;[.QN$1];[.$H7]&gt;=[.QN$1]);1;&quot;&quot;)">
            <text:p/>
          </table:table-cell>
          <table:table-cell table:style-name="ce2" table:formula="of:=IF(AND([.$G7]&lt;[.QO$1];[.$H7]&gt;=[.QO$1]);1;&quot;&quot;)">
            <text:p/>
          </table:table-cell>
          <table:table-cell table:style-name="ce2" table:formula="of:=IF(AND([.$G7]&lt;[.QP$1];[.$H7]&gt;=[.QP$1]);1;&quot;&quot;)">
            <text:p/>
          </table:table-cell>
          <table:table-cell table:style-name="ce2" table:formula="of:=IF(AND([.$G7]&lt;[.QQ$1];[.$H7]&gt;=[.QQ$1]);1;&quot;&quot;)">
            <text:p/>
          </table:table-cell>
          <table:table-cell table:style-name="ce2" table:formula="of:=IF(AND([.$G7]&lt;[.QR$1];[.$H7]&gt;=[.QR$1]);1;&quot;&quot;)">
            <text:p/>
          </table:table-cell>
          <table:table-cell table:style-name="ce2" table:formula="of:=IF(AND([.$G7]&lt;[.QS$1];[.$H7]&gt;=[.QS$1]);1;&quot;&quot;)">
            <text:p/>
          </table:table-cell>
          <table:table-cell table:style-name="ce2" table:formula="of:=IF(AND([.$G7]&lt;[.QT$1];[.$H7]&gt;=[.QT$1]);1;&quot;&quot;)">
            <text:p/>
          </table:table-cell>
          <table:table-cell table:style-name="ce2" table:formula="of:=IF(AND([.$G7]&lt;[.QU$1];[.$H7]&gt;=[.QU$1]);1;&quot;&quot;)">
            <text:p/>
          </table:table-cell>
          <table:table-cell table:style-name="ce2" table:formula="of:=IF(AND([.$G7]&lt;[.QV$1];[.$H7]&gt;=[.QV$1]);1;&quot;&quot;)">
            <text:p/>
          </table:table-cell>
          <table:table-cell table:style-name="ce2" table:formula="of:=IF(AND([.$G7]&lt;[.QW$1];[.$H7]&gt;=[.QW$1]);1;&quot;&quot;)">
            <text:p/>
          </table:table-cell>
          <table:table-cell table:style-name="ce2" table:formula="of:=IF(AND([.$G7]&lt;[.QX$1];[.$H7]&gt;=[.QX$1]);1;&quot;&quot;)">
            <text:p/>
          </table:table-cell>
          <table:table-cell table:style-name="ce2" table:formula="of:=IF(AND([.$G7]&lt;[.QY$1];[.$H7]&gt;=[.QY$1]);1;&quot;&quot;)">
            <text:p/>
          </table:table-cell>
          <table:table-cell table:style-name="ce2" table:formula="of:=IF(AND([.$G7]&lt;[.QZ$1];[.$H7]&gt;=[.QZ$1]);1;&quot;&quot;)">
            <text:p/>
          </table:table-cell>
          <table:table-cell table:style-name="ce2" table:formula="of:=IF(AND([.$G7]&lt;[.RA$1];[.$H7]&gt;=[.RA$1]);1;&quot;&quot;)">
            <text:p/>
          </table:table-cell>
          <table:table-cell table:style-name="ce2" table:formula="of:=IF(AND([.$G7]&lt;[.RB$1];[.$H7]&gt;=[.RB$1]);1;&quot;&quot;)">
            <text:p/>
          </table:table-cell>
          <table:table-cell table:style-name="ce2" table:formula="of:=IF(AND([.$G7]&lt;[.RC$1];[.$H7]&gt;=[.RC$1]);1;&quot;&quot;)">
            <text:p/>
          </table:table-cell>
          <table:table-cell table:style-name="ce2" table:formula="of:=IF(AND([.$G7]&lt;[.RD$1];[.$H7]&gt;=[.RD$1]);1;&quot;&quot;)">
            <text:p/>
          </table:table-cell>
          <table:table-cell table:style-name="ce2" table:formula="of:=IF(AND([.$G7]&lt;[.RE$1];[.$H7]&gt;=[.RE$1]);1;&quot;&quot;)">
            <text:p/>
          </table:table-cell>
          <table:table-cell table:style-name="ce2" table:formula="of:=IF(AND([.$G7]&lt;[.RF$1];[.$H7]&gt;=[.RF$1]);1;&quot;&quot;)">
            <text:p/>
          </table:table-cell>
          <table:table-cell table:style-name="ce2" table:formula="of:=IF(AND([.$G7]&lt;[.RG$1];[.$H7]&gt;=[.RG$1]);1;&quot;&quot;)">
            <text:p/>
          </table:table-cell>
          <table:table-cell table:style-name="ce2" table:formula="of:=IF(AND([.$G7]&lt;[.RH$1];[.$H7]&gt;=[.RH$1]);1;&quot;&quot;)">
            <text:p/>
          </table:table-cell>
          <table:table-cell table:style-name="ce2" table:formula="of:=IF(AND([.$G7]&lt;[.RI$1];[.$H7]&gt;=[.RI$1]);1;&quot;&quot;)">
            <text:p/>
          </table:table-cell>
          <table:table-cell table:style-name="ce2" table:formula="of:=IF(AND([.$G7]&lt;[.RJ$1];[.$H7]&gt;=[.RJ$1]);1;&quot;&quot;)">
            <text:p/>
          </table:table-cell>
          <table:table-cell table:style-name="ce2" table:formula="of:=IF(AND([.$G7]&lt;[.RK$1];[.$H7]&gt;=[.RK$1]);1;&quot;&quot;)">
            <text:p/>
          </table:table-cell>
          <table:table-cell table:style-name="ce2" table:formula="of:=IF(AND([.$G7]&lt;[.RL$1];[.$H7]&gt;=[.RL$1]);1;&quot;&quot;)">
            <text:p/>
          </table:table-cell>
          <table:table-cell table:style-name="ce2" table:formula="of:=IF(AND([.$G7]&lt;[.RM$1];[.$H7]&gt;=[.RM$1]);1;&quot;&quot;)">
            <text:p/>
          </table:table-cell>
          <table:table-cell table:style-name="ce2" table:formula="of:=IF(AND([.$G7]&lt;[.RN$1];[.$H7]&gt;=[.RN$1]);1;&quot;&quot;)">
            <text:p/>
          </table:table-cell>
          <table:table-cell table:style-name="ce2" table:formula="of:=IF(AND([.$G7]&lt;[.RO$1];[.$H7]&gt;=[.RO$1]);1;&quot;&quot;)">
            <text:p/>
          </table:table-cell>
          <table:table-cell table:style-name="ce2" table:formula="of:=IF(AND([.$G7]&lt;[.RP$1];[.$H7]&gt;=[.RP$1]);1;&quot;&quot;)">
            <text:p/>
          </table:table-cell>
          <table:table-cell table:style-name="ce2" table:formula="of:=IF(AND([.$G7]&lt;[.RQ$1];[.$H7]&gt;=[.RQ$1]);1;&quot;&quot;)">
            <text:p/>
          </table:table-cell>
          <table:table-cell table:style-name="ce2" table:formula="of:=IF(AND([.$G7]&lt;[.RR$1];[.$H7]&gt;=[.RR$1]);1;&quot;&quot;)">
            <text:p/>
          </table:table-cell>
          <table:table-cell table:style-name="ce2" table:formula="of:=IF(AND([.$G7]&lt;[.RS$1];[.$H7]&gt;=[.RS$1]);1;&quot;&quot;)">
            <text:p/>
          </table:table-cell>
          <table:table-cell table:style-name="ce2" table:formula="of:=IF(AND([.$G7]&lt;[.RT$1];[.$H7]&gt;=[.RT$1]);1;&quot;&quot;)">
            <text:p/>
          </table:table-cell>
          <table:table-cell table:style-name="ce2" table:formula="of:=IF(AND([.$G7]&lt;[.RU$1];[.$H7]&gt;=[.RU$1]);1;&quot;&quot;)">
            <text:p/>
          </table:table-cell>
          <table:table-cell table:style-name="ce2" table:formula="of:=IF(AND([.$G7]&lt;[.RV$1];[.$H7]&gt;=[.RV$1]);1;&quot;&quot;)">
            <text:p/>
          </table:table-cell>
          <table:table-cell table:style-name="ce2" table:formula="of:=IF(AND([.$G7]&lt;[.RW$1];[.$H7]&gt;=[.RW$1]);1;&quot;&quot;)">
            <text:p/>
          </table:table-cell>
          <table:table-cell table:style-name="ce2" table:formula="of:=IF(AND([.$G7]&lt;[.RX$1];[.$H7]&gt;=[.RX$1]);1;&quot;&quot;)">
            <text:p/>
          </table:table-cell>
          <table:table-cell table:style-name="ce2" table:formula="of:=IF(AND([.$G7]&lt;[.RY$1];[.$H7]&gt;=[.RY$1]);1;&quot;&quot;)">
            <text:p/>
          </table:table-cell>
          <table:table-cell table:style-name="ce2" table:formula="of:=IF(AND([.$G7]&lt;[.RZ$1];[.$H7]&gt;=[.RZ$1]);1;&quot;&quot;)">
            <text:p/>
          </table:table-cell>
          <table:table-cell table:style-name="ce2" table:formula="of:=IF(AND([.$G7]&lt;[.SA$1];[.$H7]&gt;=[.SA$1]);1;&quot;&quot;)">
            <text:p/>
          </table:table-cell>
          <table:table-cell table:style-name="ce2" table:formula="of:=IF(AND([.$G7]&lt;[.SB$1];[.$H7]&gt;=[.SB$1]);1;&quot;&quot;)">
            <text:p/>
          </table:table-cell>
          <table:table-cell table:style-name="ce2" table:formula="of:=IF(AND([.$G7]&lt;[.SC$1];[.$H7]&gt;=[.SC$1]);1;&quot;&quot;)">
            <text:p/>
          </table:table-cell>
          <table:table-cell table:style-name="ce2" table:formula="of:=IF(AND([.$G7]&lt;[.SD$1];[.$H7]&gt;=[.SD$1]);1;&quot;&quot;)">
            <text:p/>
          </table:table-cell>
          <table:table-cell table:style-name="ce2" table:formula="of:=IF(AND([.$G7]&lt;[.SE$1];[.$H7]&gt;=[.SE$1]);1;&quot;&quot;)">
            <text:p/>
          </table:table-cell>
          <table:table-cell table:style-name="ce2" table:formula="of:=IF(AND([.$G7]&lt;[.SF$1];[.$H7]&gt;=[.SF$1]);1;&quot;&quot;)">
            <text:p/>
          </table:table-cell>
          <table:table-cell table:style-name="ce2" table:formula="of:=IF(AND([.$G7]&lt;[.SG$1];[.$H7]&gt;=[.SG$1]);1;&quot;&quot;)">
            <text:p/>
          </table:table-cell>
          <table:table-cell table:style-name="ce2" table:formula="of:=IF(AND([.$G7]&lt;[.SH$1];[.$H7]&gt;=[.SH$1]);1;&quot;&quot;)">
            <text:p/>
          </table:table-cell>
          <table:table-cell table:style-name="ce2" table:formula="of:=IF(AND([.$G7]&lt;[.SI$1];[.$H7]&gt;=[.SI$1]);1;&quot;&quot;)">
            <text:p/>
          </table:table-cell>
          <table:table-cell table:style-name="ce2" table:formula="of:=IF(AND([.$G7]&lt;[.SJ$1];[.$H7]&gt;=[.SJ$1]);1;&quot;&quot;)">
            <text:p/>
          </table:table-cell>
          <table:table-cell table:style-name="ce2" table:formula="of:=IF(AND([.$G7]&lt;[.SK$1];[.$H7]&gt;=[.SK$1]);1;&quot;&quot;)">
            <text:p/>
          </table:table-cell>
          <table:table-cell table:style-name="ce2" table:formula="of:=IF(AND([.$G7]&lt;[.SL$1];[.$H7]&gt;=[.SL$1]);1;&quot;&quot;)">
            <text:p/>
          </table:table-cell>
          <table:table-cell table:style-name="ce2" table:formula="of:=IF(AND([.$G7]&lt;[.SM$1];[.$H7]&gt;=[.SM$1]);1;&quot;&quot;)">
            <text:p/>
          </table:table-cell>
          <table:table-cell table:style-name="ce2" table:formula="of:=IF(AND([.$G7]&lt;[.SN$1];[.$H7]&gt;=[.SN$1]);1;&quot;&quot;)">
            <text:p/>
          </table:table-cell>
          <table:table-cell table:style-name="ce2" table:formula="of:=IF(AND([.$G7]&lt;[.SO$1];[.$H7]&gt;=[.SO$1]);1;&quot;&quot;)">
            <text:p/>
          </table:table-cell>
          <table:table-cell table:style-name="ce2" table:formula="of:=IF(AND([.$G7]&lt;[.SP$1];[.$H7]&gt;=[.SP$1]);1;&quot;&quot;)">
            <text:p/>
          </table:table-cell>
          <table:table-cell table:style-name="ce2" table:formula="of:=IF(AND([.$G7]&lt;[.SQ$1];[.$H7]&gt;=[.SQ$1]);1;&quot;&quot;)">
            <text:p/>
          </table:table-cell>
          <table:table-cell table:style-name="ce2" table:formula="of:=IF(AND([.$G7]&lt;[.SR$1];[.$H7]&gt;=[.SR$1]);1;&quot;&quot;)">
            <text:p/>
          </table:table-cell>
          <table:table-cell table:style-name="ce2" table:formula="of:=IF(AND([.$G7]&lt;[.SS$1];[.$H7]&gt;=[.SS$1]);1;&quot;&quot;)">
            <text:p/>
          </table:table-cell>
          <table:table-cell table:style-name="ce2" table:formula="of:=IF(AND([.$G7]&lt;[.ST$1];[.$H7]&gt;=[.ST$1]);1;&quot;&quot;)">
            <text:p/>
          </table:table-cell>
          <table:table-cell table:style-name="ce2" table:formula="of:=IF(AND([.$G7]&lt;[.SU$1];[.$H7]&gt;=[.SU$1]);1;&quot;&quot;)">
            <text:p/>
          </table:table-cell>
          <table:table-cell table:style-name="ce2" table:formula="of:=IF(AND([.$G7]&lt;[.SV$1];[.$H7]&gt;=[.SV$1]);1;&quot;&quot;)">
            <text:p/>
          </table:table-cell>
          <table:table-cell table:style-name="ce2" table:formula="of:=IF(AND([.$G7]&lt;[.SW$1];[.$H7]&gt;=[.SW$1]);1;&quot;&quot;)">
            <text:p/>
          </table:table-cell>
          <table:table-cell table:style-name="ce2" table:formula="of:=IF(AND([.$G7]&lt;[.SX$1];[.$H7]&gt;=[.SX$1]);1;&quot;&quot;)">
            <text:p/>
          </table:table-cell>
          <table:table-cell table:style-name="ce2" table:formula="of:=IF(AND([.$G7]&lt;[.SY$1];[.$H7]&gt;=[.SY$1]);1;&quot;&quot;)">
            <text:p/>
          </table:table-cell>
          <table:table-cell table:style-name="ce2" table:formula="of:=IF(AND([.$G7]&lt;[.SZ$1];[.$H7]&gt;=[.SZ$1]);1;&quot;&quot;)">
            <text:p/>
          </table:table-cell>
          <table:table-cell table:style-name="ce2" table:formula="of:=IF(AND([.$G7]&lt;[.TA$1];[.$H7]&gt;=[.TA$1]);1;&quot;&quot;)">
            <text:p/>
          </table:table-cell>
          <table:table-cell table:style-name="ce2" table:formula="of:=IF(AND([.$G7]&lt;[.TB$1];[.$H7]&gt;=[.TB$1]);1;&quot;&quot;)">
            <text:p/>
          </table:table-cell>
          <table:table-cell table:style-name="ce2" table:formula="of:=IF(AND([.$G7]&lt;[.TC$1];[.$H7]&gt;=[.TC$1]);1;&quot;&quot;)">
            <text:p/>
          </table:table-cell>
          <table:table-cell table:style-name="ce2" table:formula="of:=IF(AND([.$G7]&lt;[.TD$1];[.$H7]&gt;=[.TD$1]);1;&quot;&quot;)">
            <text:p/>
          </table:table-cell>
          <table:table-cell table:style-name="ce2" table:formula="of:=IF(AND([.$G7]&lt;[.TE$1];[.$H7]&gt;=[.TE$1]);1;&quot;&quot;)">
            <text:p/>
          </table:table-cell>
          <table:table-cell table:style-name="ce2" table:formula="of:=IF(AND([.$G7]&lt;[.TF$1];[.$H7]&gt;=[.TF$1]);1;&quot;&quot;)">
            <text:p/>
          </table:table-cell>
          <table:table-cell table:style-name="ce2" table:formula="of:=IF(AND([.$G7]&lt;[.TG$1];[.$H7]&gt;=[.TG$1]);1;&quot;&quot;)">
            <text:p/>
          </table:table-cell>
          <table:table-cell table:style-name="ce2" table:formula="of:=IF(AND([.$G7]&lt;[.TH$1];[.$H7]&gt;=[.TH$1]);1;&quot;&quot;)">
            <text:p/>
          </table:table-cell>
          <table:table-cell table:style-name="ce2" table:formula="of:=IF(AND([.$G7]&lt;[.TI$1];[.$H7]&gt;=[.TI$1]);1;&quot;&quot;)">
            <text:p/>
          </table:table-cell>
          <table:table-cell table:style-name="ce2" table:formula="of:=IF(AND([.$G7]&lt;[.TJ$1];[.$H7]&gt;=[.TJ$1]);1;&quot;&quot;)">
            <text:p/>
          </table:table-cell>
          <table:table-cell table:style-name="ce2" table:formula="of:=IF(AND([.$G7]&lt;[.TK$1];[.$H7]&gt;=[.TK$1]);1;&quot;&quot;)">
            <text:p/>
          </table:table-cell>
          <table:table-cell table:style-name="ce2" table:formula="of:=IF(AND([.$G7]&lt;[.TL$1];[.$H7]&gt;=[.TL$1]);1;&quot;&quot;)">
            <text:p/>
          </table:table-cell>
          <table:table-cell table:style-name="ce2" table:formula="of:=IF(AND([.$G7]&lt;[.TM$1];[.$H7]&gt;=[.TM$1]);1;&quot;&quot;)">
            <text:p/>
          </table:table-cell>
          <table:table-cell table:style-name="ce2" table:formula="of:=IF(AND([.$G7]&lt;[.TN$1];[.$H7]&gt;=[.TN$1]);1;&quot;&quot;)">
            <text:p/>
          </table:table-cell>
          <table:table-cell table:style-name="ce2" table:formula="of:=IF(AND([.$G7]&lt;[.TO$1];[.$H7]&gt;=[.TO$1]);1;&quot;&quot;)">
            <text:p/>
          </table:table-cell>
          <table:table-cell table:style-name="ce2" table:formula="of:=IF(AND([.$G7]&lt;[.TP$1];[.$H7]&gt;=[.TP$1]);1;&quot;&quot;)">
            <text:p/>
          </table:table-cell>
          <table:table-cell table:style-name="ce2" table:formula="of:=IF(AND([.$G7]&lt;[.TQ$1];[.$H7]&gt;=[.TQ$1]);1;&quot;&quot;)">
            <text:p/>
          </table:table-cell>
          <table:table-cell table:style-name="ce2" table:formula="of:=IF(AND([.$G7]&lt;[.TR$1];[.$H7]&gt;=[.TR$1]);1;&quot;&quot;)">
            <text:p/>
          </table:table-cell>
          <table:table-cell table:style-name="ce2" table:formula="of:=IF(AND([.$G7]&lt;[.TS$1];[.$H7]&gt;=[.TS$1]);1;&quot;&quot;)">
            <text:p/>
          </table:table-cell>
          <table:table-cell table:style-name="ce2" table:formula="of:=IF(AND([.$G7]&lt;[.TT$1];[.$H7]&gt;=[.TT$1]);1;&quot;&quot;)">
            <text:p/>
          </table:table-cell>
          <table:table-cell table:style-name="ce2" table:formula="of:=IF(AND([.$G7]&lt;[.TU$1];[.$H7]&gt;=[.TU$1]);1;&quot;&quot;)">
            <text:p/>
          </table:table-cell>
          <table:table-cell table:style-name="ce2" table:formula="of:=IF(AND([.$G7]&lt;[.TV$1];[.$H7]&gt;=[.TV$1]);1;&quot;&quot;)">
            <text:p/>
          </table:table-cell>
          <table:table-cell table:style-name="ce2" table:formula="of:=IF(AND([.$G7]&lt;[.TW$1];[.$H7]&gt;=[.TW$1]);1;&quot;&quot;)">
            <text:p/>
          </table:table-cell>
          <table:table-cell table:style-name="ce2" table:formula="of:=IF(AND([.$G7]&lt;[.TX$1];[.$H7]&gt;=[.TX$1]);1;&quot;&quot;)">
            <text:p/>
          </table:table-cell>
          <table:table-cell table:style-name="ce2" table:formula="of:=IF(AND([.$G7]&lt;[.TY$1];[.$H7]&gt;=[.TY$1]);1;&quot;&quot;)">
            <text:p/>
          </table:table-cell>
          <table:table-cell table:style-name="ce2" table:formula="of:=IF(AND([.$G7]&lt;[.TZ$1];[.$H7]&gt;=[.TZ$1]);1;&quot;&quot;)">
            <text:p/>
          </table:table-cell>
          <table:table-cell table:style-name="ce2" table:formula="of:=IF(AND([.$G7]&lt;[.UA$1];[.$H7]&gt;=[.UA$1]);1;&quot;&quot;)">
            <text:p/>
          </table:table-cell>
          <table:table-cell table:style-name="ce2" table:formula="of:=IF(AND([.$G7]&lt;[.UB$1];[.$H7]&gt;=[.UB$1]);1;&quot;&quot;)">
            <text:p/>
          </table:table-cell>
          <table:table-cell table:style-name="ce2" table:formula="of:=IF(AND([.$G7]&lt;[.UC$1];[.$H7]&gt;=[.UC$1]);1;&quot;&quot;)">
            <text:p/>
          </table:table-cell>
          <table:table-cell table:style-name="ce2" table:formula="of:=IF(AND([.$G7]&lt;[.UD$1];[.$H7]&gt;=[.UD$1]);1;&quot;&quot;)">
            <text:p/>
          </table:table-cell>
          <table:table-cell table:style-name="ce2" table:formula="of:=IF(AND([.$G7]&lt;[.UE$1];[.$H7]&gt;=[.UE$1]);1;&quot;&quot;)">
            <text:p/>
          </table:table-cell>
          <table:table-cell table:style-name="ce2" table:formula="of:=IF(AND([.$G7]&lt;[.UF$1];[.$H7]&gt;=[.UF$1]);1;&quot;&quot;)">
            <text:p/>
          </table:table-cell>
          <table:table-cell table:style-name="ce2" table:formula="of:=IF(AND([.$G7]&lt;[.UG$1];[.$H7]&gt;=[.UG$1]);1;&quot;&quot;)">
            <text:p/>
          </table:table-cell>
          <table:table-cell table:style-name="ce2" table:formula="of:=IF(AND([.$G7]&lt;[.UH$1];[.$H7]&gt;=[.UH$1]);1;&quot;&quot;)">
            <text:p/>
          </table:table-cell>
          <table:table-cell table:style-name="ce2" table:formula="of:=IF(AND([.$G7]&lt;[.UI$1];[.$H7]&gt;=[.UI$1]);1;&quot;&quot;)">
            <text:p/>
          </table:table-cell>
          <table:table-cell table:style-name="ce2" table:formula="of:=IF(AND([.$G7]&lt;[.UJ$1];[.$H7]&gt;=[.UJ$1]);1;&quot;&quot;)">
            <text:p/>
          </table:table-cell>
          <table:table-cell table:style-name="ce2" table:formula="of:=IF(AND([.$G7]&lt;[.UK$1];[.$H7]&gt;=[.UK$1]);1;&quot;&quot;)">
            <text:p/>
          </table:table-cell>
          <table:table-cell table:style-name="ce2" table:formula="of:=IF(AND([.$G7]&lt;[.UL$1];[.$H7]&gt;=[.UL$1]);1;&quot;&quot;)">
            <text:p/>
          </table:table-cell>
          <table:table-cell table:style-name="ce2" table:formula="of:=IF(AND([.$G7]&lt;[.UM$1];[.$H7]&gt;=[.UM$1]);1;&quot;&quot;)">
            <text:p/>
          </table:table-cell>
          <table:table-cell table:style-name="ce2" table:formula="of:=IF(AND([.$G7]&lt;[.UN$1];[.$H7]&gt;=[.UN$1]);1;&quot;&quot;)">
            <text:p/>
          </table:table-cell>
          <table:table-cell table:style-name="ce2" table:formula="of:=IF(AND([.$G7]&lt;[.UO$1];[.$H7]&gt;=[.UO$1]);1;&quot;&quot;)">
            <text:p/>
          </table:table-cell>
          <table:table-cell table:style-name="ce2" table:formula="of:=IF(AND([.$G7]&lt;[.UP$1];[.$H7]&gt;=[.UP$1]);1;&quot;&quot;)">
            <text:p/>
          </table:table-cell>
          <table:table-cell table:style-name="ce2" table:formula="of:=IF(AND([.$G7]&lt;[.UQ$1];[.$H7]&gt;=[.UQ$1]);1;&quot;&quot;)">
            <text:p/>
          </table:table-cell>
          <table:table-cell table:style-name="ce2" table:formula="of:=IF(AND([.$G7]&lt;[.UR$1];[.$H7]&gt;=[.UR$1]);1;&quot;&quot;)">
            <text:p/>
          </table:table-cell>
          <table:table-cell table:style-name="ce2" table:formula="of:=IF(AND([.$G7]&lt;[.US$1];[.$H7]&gt;=[.US$1]);1;&quot;&quot;)">
            <text:p/>
          </table:table-cell>
          <table:table-cell table:style-name="ce2" table:formula="of:=IF(AND([.$G7]&lt;[.UT$1];[.$H7]&gt;=[.UT$1]);1;&quot;&quot;)">
            <text:p/>
          </table:table-cell>
          <table:table-cell table:style-name="ce2" table:formula="of:=IF(AND([.$G7]&lt;[.UU$1];[.$H7]&gt;=[.UU$1]);1;&quot;&quot;)">
            <text:p/>
          </table:table-cell>
          <table:table-cell table:style-name="ce2" table:formula="of:=IF(AND([.$G7]&lt;[.UV$1];[.$H7]&gt;=[.UV$1]);1;&quot;&quot;)">
            <text:p/>
          </table:table-cell>
          <table:table-cell table:style-name="ce2" table:formula="of:=IF(AND([.$G7]&lt;[.UW$1];[.$H7]&gt;=[.UW$1]);1;&quot;&quot;)">
            <text:p/>
          </table:table-cell>
          <table:table-cell table:style-name="ce2" table:formula="of:=IF(AND([.$G7]&lt;[.UX$1];[.$H7]&gt;=[.UX$1]);1;&quot;&quot;)">
            <text:p/>
          </table:table-cell>
          <table:table-cell table:style-name="ce2" table:formula="of:=IF(AND([.$G7]&lt;[.UY$1];[.$H7]&gt;=[.UY$1]);1;&quot;&quot;)">
            <text:p/>
          </table:table-cell>
          <table:table-cell table:style-name="ce2" table:formula="of:=IF(AND([.$G7]&lt;[.UZ$1];[.$H7]&gt;=[.UZ$1]);1;&quot;&quot;)">
            <text:p/>
          </table:table-cell>
          <table:table-cell table:style-name="ce2" table:formula="of:=IF(AND([.$G7]&lt;[.VA$1];[.$H7]&gt;=[.VA$1]);1;&quot;&quot;)">
            <text:p/>
          </table:table-cell>
          <table:table-cell table:style-name="ce2" table:formula="of:=IF(AND([.$G7]&lt;[.VB$1];[.$H7]&gt;=[.VB$1]);1;&quot;&quot;)">
            <text:p/>
          </table:table-cell>
          <table:table-cell table:style-name="ce2" table:formula="of:=IF(AND([.$G7]&lt;[.VC$1];[.$H7]&gt;=[.VC$1]);1;&quot;&quot;)">
            <text:p/>
          </table:table-cell>
          <table:table-cell table:style-name="ce2" table:formula="of:=IF(AND([.$G7]&lt;[.VD$1];[.$H7]&gt;=[.VD$1]);1;&quot;&quot;)">
            <text:p/>
          </table:table-cell>
          <table:table-cell table:style-name="ce2" table:formula="of:=IF(AND([.$G7]&lt;[.VE$1];[.$H7]&gt;=[.VE$1]);1;&quot;&quot;)">
            <text:p/>
          </table:table-cell>
          <table:table-cell table:style-name="ce2" table:formula="of:=IF(AND([.$G7]&lt;[.VF$1];[.$H7]&gt;=[.VF$1]);1;&quot;&quot;)">
            <text:p/>
          </table:table-cell>
          <table:table-cell table:style-name="ce2" table:formula="of:=IF(AND([.$G7]&lt;[.VG$1];[.$H7]&gt;=[.VG$1]);1;&quot;&quot;)">
            <text:p/>
          </table:table-cell>
          <table:table-cell table:style-name="ce2" table:formula="of:=IF(AND([.$G7]&lt;[.VH$1];[.$H7]&gt;=[.VH$1]);1;&quot;&quot;)">
            <text:p/>
          </table:table-cell>
          <table:table-cell table:style-name="ce2" table:formula="of:=IF(AND([.$G7]&lt;[.VI$1];[.$H7]&gt;=[.VI$1]);1;&quot;&quot;)">
            <text:p/>
          </table:table-cell>
          <table:table-cell table:style-name="ce2" table:formula="of:=IF(AND([.$G7]&lt;[.VJ$1];[.$H7]&gt;=[.VJ$1]);1;&quot;&quot;)">
            <text:p/>
          </table:table-cell>
          <table:table-cell table:style-name="ce2" table:formula="of:=IF(AND([.$G7]&lt;[.VK$1];[.$H7]&gt;=[.VK$1]);1;&quot;&quot;)">
            <text:p/>
          </table:table-cell>
          <table:table-cell table:style-name="ce2" table:formula="of:=IF(AND([.$G7]&lt;[.VL$1];[.$H7]&gt;=[.VL$1]);1;&quot;&quot;)">
            <text:p/>
          </table:table-cell>
          <table:table-cell table:style-name="ce2" table:formula="of:=IF(AND([.$G7]&lt;[.VM$1];[.$H7]&gt;=[.VM$1]);1;&quot;&quot;)">
            <text:p/>
          </table:table-cell>
          <table:table-cell table:style-name="ce2" table:formula="of:=IF(AND([.$G7]&lt;[.VN$1];[.$H7]&gt;=[.VN$1]);1;&quot;&quot;)">
            <text:p/>
          </table:table-cell>
          <table:table-cell table:style-name="ce2" table:formula="of:=IF(AND([.$G7]&lt;[.VO$1];[.$H7]&gt;=[.VO$1]);1;&quot;&quot;)">
            <text:p/>
          </table:table-cell>
          <table:table-cell table:style-name="ce2" table:formula="of:=IF(AND([.$G7]&lt;[.VP$1];[.$H7]&gt;=[.VP$1]);1;&quot;&quot;)">
            <text:p/>
          </table:table-cell>
          <table:table-cell table:style-name="ce2" table:formula="of:=IF(AND([.$G7]&lt;[.VQ$1];[.$H7]&gt;=[.VQ$1]);1;&quot;&quot;)">
            <text:p/>
          </table:table-cell>
          <table:table-cell table:style-name="ce2" table:formula="of:=IF(AND([.$G7]&lt;[.VR$1];[.$H7]&gt;=[.VR$1]);1;&quot;&quot;)">
            <text:p/>
          </table:table-cell>
          <table:table-cell table:style-name="ce2" table:formula="of:=IF(AND([.$G7]&lt;[.VS$1];[.$H7]&gt;=[.VS$1]);1;&quot;&quot;)">
            <text:p/>
          </table:table-cell>
          <table:table-cell table:style-name="ce2" table:formula="of:=IF(AND([.$G7]&lt;[.VT$1];[.$H7]&gt;=[.VT$1]);1;&quot;&quot;)">
            <text:p/>
          </table:table-cell>
          <table:table-cell table:style-name="ce2" table:formula="of:=IF(AND([.$G7]&lt;[.VU$1];[.$H7]&gt;=[.VU$1]);1;&quot;&quot;)">
            <text:p/>
          </table:table-cell>
          <table:table-cell table:style-name="ce2" table:formula="of:=IF(AND([.$G7]&lt;[.VV$1];[.$H7]&gt;=[.VV$1]);1;&quot;&quot;)">
            <text:p/>
          </table:table-cell>
          <table:table-cell table:style-name="ce2" table:formula="of:=IF(AND([.$G7]&lt;[.VW$1];[.$H7]&gt;=[.VW$1]);1;&quot;&quot;)">
            <text:p/>
          </table:table-cell>
          <table:table-cell table:style-name="ce2" table:formula="of:=IF(AND([.$G7]&lt;[.VX$1];[.$H7]&gt;=[.VX$1]);1;&quot;&quot;)">
            <text:p/>
          </table:table-cell>
          <table:table-cell table:style-name="ce2" table:formula="of:=IF(AND([.$G7]&lt;[.VY$1];[.$H7]&gt;=[.VY$1]);1;&quot;&quot;)">
            <text:p/>
          </table:table-cell>
          <table:table-cell table:style-name="ce2" table:formula="of:=IF(AND([.$G7]&lt;[.VZ$1];[.$H7]&gt;=[.VZ$1]);1;&quot;&quot;)">
            <text:p/>
          </table:table-cell>
          <table:table-cell table:style-name="ce2" table:formula="of:=IF(AND([.$G7]&lt;[.WA$1];[.$H7]&gt;=[.WA$1]);1;&quot;&quot;)">
            <text:p/>
          </table:table-cell>
          <table:table-cell table:style-name="ce2" table:formula="of:=IF(AND([.$G7]&lt;[.WB$1];[.$H7]&gt;=[.WB$1]);1;&quot;&quot;)">
            <text:p/>
          </table:table-cell>
          <table:table-cell table:style-name="ce2" table:formula="of:=IF(AND([.$G7]&lt;[.WC$1];[.$H7]&gt;=[.WC$1]);1;&quot;&quot;)">
            <text:p/>
          </table:table-cell>
          <table:table-cell table:style-name="ce2" table:formula="of:=IF(AND([.$G7]&lt;[.WD$1];[.$H7]&gt;=[.WD$1]);1;&quot;&quot;)">
            <text:p/>
          </table:table-cell>
          <table:table-cell table:style-name="ce2" table:formula="of:=IF(AND([.$G7]&lt;[.WE$1];[.$H7]&gt;=[.WE$1]);1;&quot;&quot;)">
            <text:p/>
          </table:table-cell>
          <table:table-cell table:style-name="ce2" table:formula="of:=IF(AND([.$G7]&lt;[.WF$1];[.$H7]&gt;=[.WF$1]);1;&quot;&quot;)">
            <text:p/>
          </table:table-cell>
          <table:table-cell table:style-name="ce2" table:formula="of:=IF(AND([.$G7]&lt;[.WG$1];[.$H7]&gt;=[.WG$1]);1;&quot;&quot;)">
            <text:p/>
          </table:table-cell>
          <table:table-cell table:style-name="ce2" table:formula="of:=IF(AND([.$G7]&lt;[.WH$1];[.$H7]&gt;=[.WH$1]);1;&quot;&quot;)">
            <text:p/>
          </table:table-cell>
          <table:table-cell table:style-name="ce2" table:formula="of:=IF(AND([.$G7]&lt;[.WI$1];[.$H7]&gt;=[.WI$1]);1;&quot;&quot;)">
            <text:p/>
          </table:table-cell>
          <table:table-cell table:style-name="ce2" table:formula="of:=IF(AND([.$G7]&lt;[.WJ$1];[.$H7]&gt;=[.WJ$1]);1;&quot;&quot;)">
            <text:p/>
          </table:table-cell>
          <table:table-cell table:style-name="ce2" table:formula="of:=IF(AND([.$G7]&lt;[.WK$1];[.$H7]&gt;=[.WK$1]);1;&quot;&quot;)">
            <text:p/>
          </table:table-cell>
          <table:table-cell table:style-name="ce2" table:formula="of:=IF(AND([.$G7]&lt;[.WL$1];[.$H7]&gt;=[.WL$1]);1;&quot;&quot;)">
            <text:p/>
          </table:table-cell>
          <table:table-cell table:style-name="ce2" table:formula="of:=IF(AND([.$G7]&lt;[.WM$1];[.$H7]&gt;=[.WM$1]);1;&quot;&quot;)">
            <text:p/>
          </table:table-cell>
          <table:table-cell table:style-name="ce2" table:formula="of:=IF(AND([.$G7]&lt;[.WN$1];[.$H7]&gt;=[.WN$1]);1;&quot;&quot;)">
            <text:p/>
          </table:table-cell>
          <table:table-cell table:style-name="ce2" table:formula="of:=IF(AND([.$G7]&lt;[.WO$1];[.$H7]&gt;=[.WO$1]);1;&quot;&quot;)">
            <text:p/>
          </table:table-cell>
          <table:table-cell table:style-name="ce2" table:formula="of:=IF(AND([.$G7]&lt;[.WP$1];[.$H7]&gt;=[.WP$1]);1;&quot;&quot;)">
            <text:p/>
          </table:table-cell>
          <table:table-cell table:style-name="ce2" table:formula="of:=IF(AND([.$G7]&lt;[.WQ$1];[.$H7]&gt;=[.WQ$1]);1;&quot;&quot;)">
            <text:p/>
          </table:table-cell>
          <table:table-cell table:style-name="ce2" table:formula="of:=IF(AND([.$G7]&lt;[.WR$1];[.$H7]&gt;=[.WR$1]);1;&quot;&quot;)">
            <text:p/>
          </table:table-cell>
          <table:table-cell table:style-name="ce2" table:formula="of:=IF(AND([.$G7]&lt;[.WS$1];[.$H7]&gt;=[.WS$1]);1;&quot;&quot;)">
            <text:p/>
          </table:table-cell>
          <table:table-cell table:style-name="ce2" table:formula="of:=IF(AND([.$G7]&lt;[.WT$1];[.$H7]&gt;=[.WT$1]);1;&quot;&quot;)">
            <text:p/>
          </table:table-cell>
          <table:table-cell table:style-name="ce2" table:formula="of:=IF(AND([.$G7]&lt;[.WU$1];[.$H7]&gt;=[.WU$1]);1;&quot;&quot;)">
            <text:p/>
          </table:table-cell>
          <table:table-cell table:style-name="ce2" table:formula="of:=IF(AND([.$G7]&lt;[.WV$1];[.$H7]&gt;=[.WV$1]);1;&quot;&quot;)">
            <text:p/>
          </table:table-cell>
          <table:table-cell table:style-name="ce2" table:formula="of:=IF(AND([.$G7]&lt;[.WW$1];[.$H7]&gt;=[.WW$1]);1;&quot;&quot;)">
            <text:p/>
          </table:table-cell>
          <table:table-cell table:style-name="ce2" table:formula="of:=IF(AND([.$G7]&lt;[.WX$1];[.$H7]&gt;=[.WX$1]);1;&quot;&quot;)">
            <text:p/>
          </table:table-cell>
          <table:table-cell table:style-name="ce2" table:formula="of:=IF(AND([.$G7]&lt;[.WY$1];[.$H7]&gt;=[.WY$1]);1;&quot;&quot;)">
            <text:p/>
          </table:table-cell>
          <table:table-cell table:style-name="ce2" table:formula="of:=IF(AND([.$G7]&lt;[.WZ$1];[.$H7]&gt;=[.WZ$1]);1;&quot;&quot;)">
            <text:p/>
          </table:table-cell>
          <table:table-cell table:style-name="ce2" table:formula="of:=IF(AND([.$G7]&lt;[.XA$1];[.$H7]&gt;=[.XA$1]);1;&quot;&quot;)">
            <text:p/>
          </table:table-cell>
          <table:table-cell table:style-name="ce2" table:formula="of:=IF(AND([.$G7]&lt;[.XB$1];[.$H7]&gt;=[.XB$1]);1;&quot;&quot;)">
            <text:p/>
          </table:table-cell>
          <table:table-cell table:style-name="ce2" table:formula="of:=IF(AND([.$G7]&lt;[.XC$1];[.$H7]&gt;=[.XC$1]);1;&quot;&quot;)">
            <text:p/>
          </table:table-cell>
          <table:table-cell table:style-name="ce2" table:formula="of:=IF(AND([.$G7]&lt;[.XD$1];[.$H7]&gt;=[.XD$1]);1;&quot;&quot;)">
            <text:p/>
          </table:table-cell>
          <table:table-cell table:style-name="ce2" table:formula="of:=IF(AND([.$G7]&lt;[.XE$1];[.$H7]&gt;=[.XE$1]);1;&quot;&quot;)">
            <text:p/>
          </table:table-cell>
          <table:table-cell table:style-name="ce2" table:formula="of:=IF(AND([.$G7]&lt;[.XF$1];[.$H7]&gt;=[.XF$1]);1;&quot;&quot;)">
            <text:p/>
          </table:table-cell>
          <table:table-cell table:style-name="ce2" table:formula="of:=IF(AND([.$G7]&lt;[.XG$1];[.$H7]&gt;=[.XG$1]);1;&quot;&quot;)">
            <text:p/>
          </table:table-cell>
          <table:table-cell table:style-name="ce2" table:formula="of:=IF(AND([.$G7]&lt;[.XH$1];[.$H7]&gt;=[.XH$1]);1;&quot;&quot;)">
            <text:p/>
          </table:table-cell>
          <table:table-cell table:style-name="ce2" table:formula="of:=IF(AND([.$G7]&lt;[.XI$1];[.$H7]&gt;=[.XI$1]);1;&quot;&quot;)">
            <text:p/>
          </table:table-cell>
          <table:table-cell table:style-name="ce2" table:formula="of:=IF(AND([.$G7]&lt;[.XJ$1];[.$H7]&gt;=[.XJ$1]);1;&quot;&quot;)">
            <text:p/>
          </table:table-cell>
          <table:table-cell table:style-name="ce2" table:formula="of:=IF(AND([.$G7]&lt;[.XK$1];[.$H7]&gt;=[.XK$1]);1;&quot;&quot;)">
            <text:p/>
          </table:table-cell>
          <table:table-cell table:style-name="ce2" table:formula="of:=IF(AND([.$G7]&lt;[.XL$1];[.$H7]&gt;=[.XL$1]);1;&quot;&quot;)">
            <text:p/>
          </table:table-cell>
          <table:table-cell table:style-name="ce2" table:formula="of:=IF(AND([.$G7]&lt;[.XM$1];[.$H7]&gt;=[.XM$1]);1;&quot;&quot;)">
            <text:p/>
          </table:table-cell>
          <table:table-cell table:style-name="ce2" table:formula="of:=IF(AND([.$G7]&lt;[.XN$1];[.$H7]&gt;=[.XN$1]);1;&quot;&quot;)">
            <text:p/>
          </table:table-cell>
          <table:table-cell table:style-name="ce2" table:formula="of:=IF(AND([.$G7]&lt;[.XO$1];[.$H7]&gt;=[.XO$1]);1;&quot;&quot;)">
            <text:p/>
          </table:table-cell>
          <table:table-cell table:style-name="ce2" table:formula="of:=IF(AND([.$G7]&lt;[.XP$1];[.$H7]&gt;=[.XP$1]);1;&quot;&quot;)">
            <text:p/>
          </table:table-cell>
          <table:table-cell table:style-name="ce2" table:formula="of:=IF(AND([.$G7]&lt;[.XQ$1];[.$H7]&gt;=[.XQ$1]);1;&quot;&quot;)">
            <text:p/>
          </table:table-cell>
          <table:table-cell table:style-name="ce2" table:formula="of:=IF(AND([.$G7]&lt;[.XR$1];[.$H7]&gt;=[.XR$1]);1;&quot;&quot;)">
            <text:p/>
          </table:table-cell>
          <table:table-cell table:style-name="ce2" table:formula="of:=IF(AND([.$G7]&lt;[.XS$1];[.$H7]&gt;=[.XS$1]);1;&quot;&quot;)">
            <text:p/>
          </table:table-cell>
          <table:table-cell table:style-name="ce2" table:formula="of:=IF(AND([.$G7]&lt;[.XT$1];[.$H7]&gt;=[.XT$1]);1;&quot;&quot;)">
            <text:p/>
          </table:table-cell>
          <table:table-cell table:style-name="ce2" table:formula="of:=IF(AND([.$G7]&lt;[.XU$1];[.$H7]&gt;=[.XU$1]);1;&quot;&quot;)">
            <text:p/>
          </table:table-cell>
          <table:table-cell table:style-name="ce2" table:formula="of:=IF(AND([.$G7]&lt;[.XV$1];[.$H7]&gt;=[.XV$1]);1;&quot;&quot;)">
            <text:p/>
          </table:table-cell>
          <table:table-cell table:style-name="ce2" table:formula="of:=IF(AND([.$G7]&lt;[.XW$1];[.$H7]&gt;=[.XW$1]);1;&quot;&quot;)">
            <text:p/>
          </table:table-cell>
          <table:table-cell table:style-name="ce2" table:formula="of:=IF(AND([.$G7]&lt;[.XX$1];[.$H7]&gt;=[.XX$1]);1;&quot;&quot;)">
            <text:p/>
          </table:table-cell>
          <table:table-cell table:style-name="ce2" table:formula="of:=IF(AND([.$G7]&lt;[.XY$1];[.$H7]&gt;=[.XY$1]);1;&quot;&quot;)">
            <text:p/>
          </table:table-cell>
          <table:table-cell table:style-name="ce2" table:formula="of:=IF(AND([.$G7]&lt;[.XZ$1];[.$H7]&gt;=[.XZ$1]);1;&quot;&quot;)">
            <text:p/>
          </table:table-cell>
          <table:table-cell table:style-name="ce2" table:formula="of:=IF(AND([.$G7]&lt;[.YA$1];[.$H7]&gt;=[.YA$1]);1;&quot;&quot;)">
            <text:p/>
          </table:table-cell>
          <table:table-cell table:style-name="ce2" table:formula="of:=IF(AND([.$G7]&lt;[.YB$1];[.$H7]&gt;=[.YB$1]);1;&quot;&quot;)">
            <text:p/>
          </table:table-cell>
          <table:table-cell table:style-name="ce2" table:formula="of:=IF(AND([.$G7]&lt;[.YC$1];[.$H7]&gt;=[.YC$1]);1;&quot;&quot;)">
            <text:p/>
          </table:table-cell>
          <table:table-cell table:style-name="ce2" table:formula="of:=IF(AND([.$G7]&lt;[.YD$1];[.$H7]&gt;=[.YD$1]);1;&quot;&quot;)">
            <text:p/>
          </table:table-cell>
          <table:table-cell table:style-name="ce2" table:formula="of:=IF(AND([.$G7]&lt;[.YE$1];[.$H7]&gt;=[.YE$1]);1;&quot;&quot;)">
            <text:p/>
          </table:table-cell>
          <table:table-cell table:style-name="ce2" table:formula="of:=IF(AND([.$G7]&lt;[.YF$1];[.$H7]&gt;=[.YF$1]);1;&quot;&quot;)">
            <text:p/>
          </table:table-cell>
          <table:table-cell table:style-name="ce2" table:formula="of:=IF(AND([.$G7]&lt;[.YG$1];[.$H7]&gt;=[.YG$1]);1;&quot;&quot;)">
            <text:p/>
          </table:table-cell>
          <table:table-cell table:style-name="ce2" table:formula="of:=IF(AND([.$G7]&lt;[.YH$1];[.$H7]&gt;=[.YH$1]);1;&quot;&quot;)">
            <text:p/>
          </table:table-cell>
          <table:table-cell table:style-name="ce2" table:formula="of:=IF(AND([.$G7]&lt;[.YI$1];[.$H7]&gt;=[.YI$1]);1;&quot;&quot;)">
            <text:p/>
          </table:table-cell>
          <table:table-cell table:style-name="ce2" table:formula="of:=IF(AND([.$G7]&lt;[.YJ$1];[.$H7]&gt;=[.YJ$1]);1;&quot;&quot;)">
            <text:p/>
          </table:table-cell>
          <table:table-cell table:style-name="ce2" table:formula="of:=IF(AND([.$G7]&lt;[.YK$1];[.$H7]&gt;=[.YK$1]);1;&quot;&quot;)">
            <text:p/>
          </table:table-cell>
          <table:table-cell table:style-name="ce2" table:formula="of:=IF(AND([.$G7]&lt;[.YL$1];[.$H7]&gt;=[.YL$1]);1;&quot;&quot;)">
            <text:p/>
          </table:table-cell>
          <table:table-cell table:style-name="ce2" table:formula="of:=IF(AND([.$G7]&lt;[.YM$1];[.$H7]&gt;=[.YM$1]);1;&quot;&quot;)">
            <text:p/>
          </table:table-cell>
          <table:table-cell table:style-name="ce2" table:formula="of:=IF(AND([.$G7]&lt;[.YN$1];[.$H7]&gt;=[.YN$1]);1;&quot;&quot;)">
            <text:p/>
          </table:table-cell>
          <table:table-cell table:style-name="ce2" table:formula="of:=IF(AND([.$G7]&lt;[.YO$1];[.$H7]&gt;=[.YO$1]);1;&quot;&quot;)">
            <text:p/>
          </table:table-cell>
          <table:table-cell table:style-name="ce2" table:formula="of:=IF(AND([.$G7]&lt;[.YP$1];[.$H7]&gt;=[.YP$1]);1;&quot;&quot;)">
            <text:p/>
          </table:table-cell>
          <table:table-cell table:style-name="ce2" table:formula="of:=IF(AND([.$G7]&lt;[.YQ$1];[.$H7]&gt;=[.YQ$1]);1;&quot;&quot;)">
            <text:p/>
          </table:table-cell>
          <table:table-cell table:style-name="ce2" table:formula="of:=IF(AND([.$G7]&lt;[.YR$1];[.$H7]&gt;=[.YR$1]);1;&quot;&quot;)">
            <text:p/>
          </table:table-cell>
          <table:table-cell table:style-name="ce2" table:formula="of:=IF(AND([.$G7]&lt;[.YS$1];[.$H7]&gt;=[.YS$1]);1;&quot;&quot;)">
            <text:p/>
          </table:table-cell>
          <table:table-cell table:style-name="ce2" table:formula="of:=IF(AND([.$G7]&lt;[.YT$1];[.$H7]&gt;=[.YT$1]);1;&quot;&quot;)">
            <text:p/>
          </table:table-cell>
          <table:table-cell table:style-name="ce2" table:formula="of:=IF(AND([.$G7]&lt;[.YU$1];[.$H7]&gt;=[.YU$1]);1;&quot;&quot;)">
            <text:p/>
          </table:table-cell>
          <table:table-cell table:style-name="ce2" table:formula="of:=IF(AND([.$G7]&lt;[.YV$1];[.$H7]&gt;=[.YV$1]);1;&quot;&quot;)">
            <text:p/>
          </table:table-cell>
          <table:table-cell table:style-name="ce2" table:formula="of:=IF(AND([.$G7]&lt;[.YW$1];[.$H7]&gt;=[.YW$1]);1;&quot;&quot;)">
            <text:p/>
          </table:table-cell>
          <table:table-cell table:style-name="ce2" table:formula="of:=IF(AND([.$G7]&lt;[.YX$1];[.$H7]&gt;=[.YX$1]);1;&quot;&quot;)">
            <text:p/>
          </table:table-cell>
          <table:table-cell table:style-name="ce2" table:formula="of:=IF(AND([.$G7]&lt;[.YY$1];[.$H7]&gt;=[.YY$1]);1;&quot;&quot;)">
            <text:p/>
          </table:table-cell>
          <table:table-cell table:style-name="ce2" table:formula="of:=IF(AND([.$G7]&lt;[.YZ$1];[.$H7]&gt;=[.YZ$1]);1;&quot;&quot;)">
            <text:p/>
          </table:table-cell>
          <table:table-cell table:style-name="ce2" table:formula="of:=IF(AND([.$G7]&lt;[.ZA$1];[.$H7]&gt;=[.ZA$1]);1;&quot;&quot;)">
            <text:p/>
          </table:table-cell>
          <table:table-cell table:style-name="ce2" table:formula="of:=IF(AND([.$G7]&lt;[.ZB$1];[.$H7]&gt;=[.ZB$1]);1;&quot;&quot;)">
            <text:p/>
          </table:table-cell>
          <table:table-cell table:style-name="ce2" table:formula="of:=IF(AND([.$G7]&lt;[.ZC$1];[.$H7]&gt;=[.ZC$1]);1;&quot;&quot;)">
            <text:p/>
          </table:table-cell>
          <table:table-cell table:style-name="ce2" table:formula="of:=IF(AND([.$G7]&lt;[.ZD$1];[.$H7]&gt;=[.ZD$1]);1;&quot;&quot;)">
            <text:p/>
          </table:table-cell>
          <table:table-cell table:style-name="ce2" table:formula="of:=IF(AND([.$G7]&lt;[.ZE$1];[.$H7]&gt;=[.ZE$1]);1;&quot;&quot;)">
            <text:p/>
          </table:table-cell>
          <table:table-cell table:style-name="ce2" table:formula="of:=IF(AND([.$G7]&lt;[.ZF$1];[.$H7]&gt;=[.ZF$1]);1;&quot;&quot;)">
            <text:p/>
          </table:table-cell>
          <table:table-cell table:style-name="ce2" table:formula="of:=IF(AND([.$G7]&lt;[.ZG$1];[.$H7]&gt;=[.ZG$1]);1;&quot;&quot;)">
            <text:p/>
          </table:table-cell>
          <table:table-cell table:style-name="ce2" table:formula="of:=IF(AND([.$G7]&lt;[.ZH$1];[.$H7]&gt;=[.ZH$1]);1;&quot;&quot;)">
            <text:p/>
          </table:table-cell>
          <table:table-cell table:style-name="ce2" table:formula="of:=IF(AND([.$G7]&lt;[.ZI$1];[.$H7]&gt;=[.ZI$1]);1;&quot;&quot;)">
            <text:p/>
          </table:table-cell>
          <table:table-cell table:style-name="ce2" table:formula="of:=IF(AND([.$G7]&lt;[.ZJ$1];[.$H7]&gt;=[.ZJ$1]);1;&quot;&quot;)">
            <text:p/>
          </table:table-cell>
          <table:table-cell table:style-name="ce2" table:formula="of:=IF(AND([.$G7]&lt;[.ZK$1];[.$H7]&gt;=[.ZK$1]);1;&quot;&quot;)">
            <text:p/>
          </table:table-cell>
          <table:table-cell table:style-name="ce2" table:formula="of:=IF(AND([.$G7]&lt;[.ZL$1];[.$H7]&gt;=[.ZL$1]);1;&quot;&quot;)">
            <text:p/>
          </table:table-cell>
          <table:table-cell table:style-name="ce2" table:formula="of:=IF(AND([.$G7]&lt;[.ZM$1];[.$H7]&gt;=[.ZM$1]);1;&quot;&quot;)">
            <text:p/>
          </table:table-cell>
          <table:table-cell table:style-name="ce2" table:formula="of:=IF(AND([.$G7]&lt;[.ZN$1];[.$H7]&gt;=[.ZN$1]);1;&quot;&quot;)">
            <text:p/>
          </table:table-cell>
          <table:table-cell table:style-name="ce2" table:formula="of:=IF(AND([.$G7]&lt;[.ZO$1];[.$H7]&gt;=[.ZO$1]);1;&quot;&quot;)">
            <text:p/>
          </table:table-cell>
          <table:table-cell table:style-name="ce2" table:formula="of:=IF(AND([.$G7]&lt;[.ZP$1];[.$H7]&gt;=[.ZP$1]);1;&quot;&quot;)">
            <text:p/>
          </table:table-cell>
          <table:table-cell table:style-name="ce2" table:formula="of:=IF(AND([.$G7]&lt;[.ZQ$1];[.$H7]&gt;=[.ZQ$1]);1;&quot;&quot;)">
            <text:p/>
          </table:table-cell>
          <table:table-cell table:style-name="ce2" table:formula="of:=IF(AND([.$G7]&lt;[.ZR$1];[.$H7]&gt;=[.ZR$1]);1;&quot;&quot;)">
            <text:p/>
          </table:table-cell>
          <table:table-cell table:style-name="ce2" table:formula="of:=IF(AND([.$G7]&lt;[.ZS$1];[.$H7]&gt;=[.ZS$1]);1;&quot;&quot;)">
            <text:p/>
          </table:table-cell>
          <table:table-cell table:style-name="ce2" table:formula="of:=IF(AND([.$G7]&lt;[.ZT$1];[.$H7]&gt;=[.ZT$1]);1;&quot;&quot;)">
            <text:p/>
          </table:table-cell>
          <table:table-cell table:style-name="ce2" table:formula="of:=IF(AND([.$G7]&lt;[.ZU$1];[.$H7]&gt;=[.ZU$1]);1;&quot;&quot;)">
            <text:p/>
          </table:table-cell>
          <table:table-cell table:style-name="ce2" table:formula="of:=IF(AND([.$G7]&lt;[.ZV$1];[.$H7]&gt;=[.ZV$1]);1;&quot;&quot;)">
            <text:p/>
          </table:table-cell>
          <table:table-cell table:style-name="ce2" table:formula="of:=IF(AND([.$G7]&lt;[.ZW$1];[.$H7]&gt;=[.ZW$1]);1;&quot;&quot;)">
            <text:p/>
          </table:table-cell>
          <table:table-cell table:style-name="ce2" table:formula="of:=IF(AND([.$G7]&lt;[.ZX$1];[.$H7]&gt;=[.ZX$1]);1;&quot;&quot;)">
            <text:p/>
          </table:table-cell>
          <table:table-cell table:style-name="ce2" table:formula="of:=IF(AND([.$G7]&lt;[.ZY$1];[.$H7]&gt;=[.ZY$1]);1;&quot;&quot;)">
            <text:p/>
          </table:table-cell>
          <table:table-cell table:style-name="ce2" table:formula="of:=IF(AND([.$G7]&lt;[.ZZ$1];[.$H7]&gt;=[.ZZ$1]);1;&quot;&quot;)">
            <text:p/>
          </table:table-cell>
          <table:table-cell table:style-name="ce2" table:formula="of:=IF(AND([.$G7]&lt;[.AAA$1];[.$H7]&gt;=[.AAA$1]);1;&quot;&quot;)">
            <text:p/>
          </table:table-cell>
          <table:table-cell table:style-name="ce2" table:formula="of:=IF(AND([.$G7]&lt;[.AAB$1];[.$H7]&gt;=[.AAB$1]);1;&quot;&quot;)">
            <text:p/>
          </table:table-cell>
          <table:table-cell table:style-name="ce2" table:formula="of:=IF(AND([.$G7]&lt;[.AAC$1];[.$H7]&gt;=[.AAC$1]);1;&quot;&quot;)">
            <text:p/>
          </table:table-cell>
          <table:table-cell table:style-name="ce2" table:formula="of:=IF(AND([.$G7]&lt;[.AAD$1];[.$H7]&gt;=[.AAD$1]);1;&quot;&quot;)">
            <text:p/>
          </table:table-cell>
          <table:table-cell table:style-name="ce2" table:formula="of:=IF(AND([.$G7]&lt;[.AAE$1];[.$H7]&gt;=[.AAE$1]);1;&quot;&quot;)">
            <text:p/>
          </table:table-cell>
          <table:table-cell table:style-name="ce2" table:formula="of:=IF(AND([.$G7]&lt;[.AAF$1];[.$H7]&gt;=[.AAF$1]);1;&quot;&quot;)">
            <text:p/>
          </table:table-cell>
          <table:table-cell table:style-name="ce2" table:formula="of:=IF(AND([.$G7]&lt;[.AAG$1];[.$H7]&gt;=[.AAG$1]);1;&quot;&quot;)">
            <text:p/>
          </table:table-cell>
          <table:table-cell table:style-name="ce2" table:formula="of:=IF(AND([.$G7]&lt;[.AAH$1];[.$H7]&gt;=[.AAH$1]);1;&quot;&quot;)">
            <text:p/>
          </table:table-cell>
          <table:table-cell table:style-name="ce2" table:formula="of:=IF(AND([.$G7]&lt;[.AAI$1];[.$H7]&gt;=[.AAI$1]);1;&quot;&quot;)">
            <text:p/>
          </table:table-cell>
          <table:table-cell table:style-name="ce2" table:formula="of:=IF(AND([.$G7]&lt;[.AAJ$1];[.$H7]&gt;=[.AAJ$1]);1;&quot;&quot;)">
            <text:p/>
          </table:table-cell>
          <table:table-cell table:style-name="ce2" table:formula="of:=IF(AND([.$G7]&lt;[.AAK$1];[.$H7]&gt;=[.AAK$1]);1;&quot;&quot;)">
            <text:p/>
          </table:table-cell>
          <table:table-cell table:style-name="ce2" table:formula="of:=IF(AND([.$G7]&lt;[.AAL$1];[.$H7]&gt;=[.AAL$1]);1;&quot;&quot;)">
            <text:p/>
          </table:table-cell>
          <table:table-cell table:style-name="ce2" table:formula="of:=IF(AND([.$G7]&lt;[.AAM$1];[.$H7]&gt;=[.AAM$1]);1;&quot;&quot;)">
            <text:p/>
          </table:table-cell>
          <table:table-cell table:style-name="ce2" table:formula="of:=IF(AND([.$G7]&lt;[.AAN$1];[.$H7]&gt;=[.AAN$1]);1;&quot;&quot;)">
            <text:p/>
          </table:table-cell>
          <table:table-cell table:style-name="ce2" table:formula="of:=IF(AND([.$G7]&lt;[.AAO$1];[.$H7]&gt;=[.AAO$1]);1;&quot;&quot;)">
            <text:p/>
          </table:table-cell>
          <table:table-cell table:style-name="ce2" table:formula="of:=IF(AND([.$G7]&lt;[.AAP$1];[.$H7]&gt;=[.AAP$1]);1;&quot;&quot;)">
            <text:p/>
          </table:table-cell>
          <table:table-cell table:style-name="ce2" table:formula="of:=IF(AND([.$G7]&lt;[.AAQ$1];[.$H7]&gt;=[.AAQ$1]);1;&quot;&quot;)">
            <text:p/>
          </table:table-cell>
          <table:table-cell table:style-name="ce2" table:formula="of:=IF(AND([.$G7]&lt;[.AAR$1];[.$H7]&gt;=[.AAR$1]);1;&quot;&quot;)">
            <text:p/>
          </table:table-cell>
          <table:table-cell table:style-name="ce2" table:formula="of:=IF(AND([.$G7]&lt;[.AAS$1];[.$H7]&gt;=[.AAS$1]);1;&quot;&quot;)">
            <text:p/>
          </table:table-cell>
          <table:table-cell table:style-name="ce2" table:formula="of:=IF(AND([.$G7]&lt;[.AAT$1];[.$H7]&gt;=[.AAT$1]);1;&quot;&quot;)">
            <text:p/>
          </table:table-cell>
          <table:table-cell table:style-name="ce2" table:formula="of:=IF(AND([.$G7]&lt;[.AAU$1];[.$H7]&gt;=[.AAU$1]);1;&quot;&quot;)">
            <text:p/>
          </table:table-cell>
          <table:table-cell table:style-name="ce2" table:formula="of:=IF(AND([.$G7]&lt;[.AAV$1];[.$H7]&gt;=[.AAV$1]);1;&quot;&quot;)">
            <text:p/>
          </table:table-cell>
          <table:table-cell table:style-name="ce2" table:formula="of:=IF(AND([.$G7]&lt;[.AAW$1];[.$H7]&gt;=[.AAW$1]);1;&quot;&quot;)">
            <text:p/>
          </table:table-cell>
          <table:table-cell table:style-name="ce2" table:formula="of:=IF(AND([.$G7]&lt;[.AAX$1];[.$H7]&gt;=[.AAX$1]);1;&quot;&quot;)">
            <text:p/>
          </table:table-cell>
          <table:table-cell table:style-name="ce2" table:formula="of:=IF(AND([.$G7]&lt;[.AAY$1];[.$H7]&gt;=[.AAY$1]);1;&quot;&quot;)">
            <text:p/>
          </table:table-cell>
          <table:table-cell table:style-name="ce2" table:formula="of:=IF(AND([.$G7]&lt;[.AAZ$1];[.$H7]&gt;=[.AAZ$1]);1;&quot;&quot;)">
            <text:p/>
          </table:table-cell>
          <table:table-cell table:style-name="ce2" table:formula="of:=IF(AND([.$G7]&lt;[.ABA$1];[.$H7]&gt;=[.ABA$1]);1;&quot;&quot;)">
            <text:p/>
          </table:table-cell>
          <table:table-cell table:style-name="ce2" table:formula="of:=IF(AND([.$G7]&lt;[.ABB$1];[.$H7]&gt;=[.ABB$1]);1;&quot;&quot;)">
            <text:p/>
          </table:table-cell>
          <table:table-cell table:style-name="ce2" table:formula="of:=IF(AND([.$G7]&lt;[.ABC$1];[.$H7]&gt;=[.ABC$1]);1;&quot;&quot;)">
            <text:p/>
          </table:table-cell>
          <table:table-cell table:style-name="ce2" table:formula="of:=IF(AND([.$G7]&lt;[.ABD$1];[.$H7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8];[.$A:.$H];8;0);VLOOKUP([.D8];[.$A:.$H];8;0);VLOOKUP([.E8];[.$A:.$H];8;0);VLOOKUP([.F8];[.$A:.$H];8;0))" office:value-type="float" office:value="411" calcext:value-type="float">
            <text:p>411</text:p>
          </table:table-cell>
          <table:table-cell table:formula="of:=[.G8]+[.B8]" office:value-type="float" office:value="617" calcext:value-type="float">
            <text:p>617</text:p>
          </table:table-cell>
          <table:table-cell table:formula="of:=IF(AND([.G8]&lt;800;[.H8]&gt;800);1;0)" office:value-type="float" office:value="0" calcext:value-type="float">
            <text:p>0</text:p>
          </table:table-cell>
          <table:table-cell table:style-name="ce2" table:formula="of:=IF(AND([.$G8]&lt;[.J$1];[.$H8]&gt;=[.J$1]);1;&quot;&quot;)">
            <text:p/>
          </table:table-cell>
          <table:table-cell table:style-name="ce2" table:formula="of:=IF(AND([.$G8]&lt;[.K$1];[.$H8]&gt;=[.K$1]);1;&quot;&quot;)">
            <text:p/>
          </table:table-cell>
          <table:table-cell table:style-name="ce2" table:formula="of:=IF(AND([.$G8]&lt;[.L$1];[.$H8]&gt;=[.L$1]);1;&quot;&quot;)">
            <text:p/>
          </table:table-cell>
          <table:table-cell table:style-name="ce2" table:formula="of:=IF(AND([.$G8]&lt;[.M$1];[.$H8]&gt;=[.M$1]);1;&quot;&quot;)">
            <text:p/>
          </table:table-cell>
          <table:table-cell table:style-name="ce2" table:formula="of:=IF(AND([.$G8]&lt;[.N$1];[.$H8]&gt;=[.N$1]);1;&quot;&quot;)">
            <text:p/>
          </table:table-cell>
          <table:table-cell table:style-name="ce2" table:formula="of:=IF(AND([.$G8]&lt;[.O$1];[.$H8]&gt;=[.O$1]);1;&quot;&quot;)">
            <text:p/>
          </table:table-cell>
          <table:table-cell table:style-name="ce2" table:formula="of:=IF(AND([.$G8]&lt;[.P$1];[.$H8]&gt;=[.P$1]);1;&quot;&quot;)">
            <text:p/>
          </table:table-cell>
          <table:table-cell table:style-name="ce2" table:formula="of:=IF(AND([.$G8]&lt;[.Q$1];[.$H8]&gt;=[.Q$1]);1;&quot;&quot;)">
            <text:p/>
          </table:table-cell>
          <table:table-cell table:style-name="ce2" table:formula="of:=IF(AND([.$G8]&lt;[.R$1];[.$H8]&gt;=[.R$1]);1;&quot;&quot;)">
            <text:p/>
          </table:table-cell>
          <table:table-cell table:style-name="ce2" table:formula="of:=IF(AND([.$G8]&lt;[.S$1];[.$H8]&gt;=[.S$1]);1;&quot;&quot;)">
            <text:p/>
          </table:table-cell>
          <table:table-cell table:style-name="ce2" table:formula="of:=IF(AND([.$G8]&lt;[.T$1];[.$H8]&gt;=[.T$1]);1;&quot;&quot;)">
            <text:p/>
          </table:table-cell>
          <table:table-cell table:style-name="ce2" table:formula="of:=IF(AND([.$G8]&lt;[.U$1];[.$H8]&gt;=[.U$1]);1;&quot;&quot;)">
            <text:p/>
          </table:table-cell>
          <table:table-cell table:style-name="ce2" table:formula="of:=IF(AND([.$G8]&lt;[.V$1];[.$H8]&gt;=[.V$1]);1;&quot;&quot;)">
            <text:p/>
          </table:table-cell>
          <table:table-cell table:style-name="ce2" table:formula="of:=IF(AND([.$G8]&lt;[.W$1];[.$H8]&gt;=[.W$1]);1;&quot;&quot;)">
            <text:p/>
          </table:table-cell>
          <table:table-cell table:style-name="ce2" table:formula="of:=IF(AND([.$G8]&lt;[.X$1];[.$H8]&gt;=[.X$1]);1;&quot;&quot;)">
            <text:p/>
          </table:table-cell>
          <table:table-cell table:style-name="ce2" table:formula="of:=IF(AND([.$G8]&lt;[.Y$1];[.$H8]&gt;=[.Y$1]);1;&quot;&quot;)">
            <text:p/>
          </table:table-cell>
          <table:table-cell table:style-name="ce2" table:formula="of:=IF(AND([.$G8]&lt;[.Z$1];[.$H8]&gt;=[.Z$1]);1;&quot;&quot;)">
            <text:p/>
          </table:table-cell>
          <table:table-cell table:style-name="ce2" table:formula="of:=IF(AND([.$G8]&lt;[.AA$1];[.$H8]&gt;=[.AA$1]);1;&quot;&quot;)">
            <text:p/>
          </table:table-cell>
          <table:table-cell table:style-name="ce2" table:formula="of:=IF(AND([.$G8]&lt;[.AB$1];[.$H8]&gt;=[.AB$1]);1;&quot;&quot;)">
            <text:p/>
          </table:table-cell>
          <table:table-cell table:style-name="ce2" table:formula="of:=IF(AND([.$G8]&lt;[.AC$1];[.$H8]&gt;=[.AC$1]);1;&quot;&quot;)">
            <text:p/>
          </table:table-cell>
          <table:table-cell table:style-name="ce2" table:formula="of:=IF(AND([.$G8]&lt;[.AD$1];[.$H8]&gt;=[.AD$1]);1;&quot;&quot;)">
            <text:p/>
          </table:table-cell>
          <table:table-cell table:style-name="ce2" table:formula="of:=IF(AND([.$G8]&lt;[.AE$1];[.$H8]&gt;=[.AE$1]);1;&quot;&quot;)">
            <text:p/>
          </table:table-cell>
          <table:table-cell table:style-name="ce2" table:formula="of:=IF(AND([.$G8]&lt;[.AF$1];[.$H8]&gt;=[.AF$1]);1;&quot;&quot;)">
            <text:p/>
          </table:table-cell>
          <table:table-cell table:style-name="ce2" table:formula="of:=IF(AND([.$G8]&lt;[.AG$1];[.$H8]&gt;=[.AG$1]);1;&quot;&quot;)">
            <text:p/>
          </table:table-cell>
          <table:table-cell table:style-name="ce2" table:formula="of:=IF(AND([.$G8]&lt;[.AH$1];[.$H8]&gt;=[.AH$1]);1;&quot;&quot;)">
            <text:p/>
          </table:table-cell>
          <table:table-cell table:style-name="ce2" table:formula="of:=IF(AND([.$G8]&lt;[.AI$1];[.$H8]&gt;=[.AI$1]);1;&quot;&quot;)">
            <text:p/>
          </table:table-cell>
          <table:table-cell table:style-name="ce2" table:formula="of:=IF(AND([.$G8]&lt;[.AJ$1];[.$H8]&gt;=[.AJ$1]);1;&quot;&quot;)">
            <text:p/>
          </table:table-cell>
          <table:table-cell table:style-name="ce2" table:formula="of:=IF(AND([.$G8]&lt;[.AK$1];[.$H8]&gt;=[.AK$1]);1;&quot;&quot;)">
            <text:p/>
          </table:table-cell>
          <table:table-cell table:style-name="ce2" table:formula="of:=IF(AND([.$G8]&lt;[.AL$1];[.$H8]&gt;=[.AL$1]);1;&quot;&quot;)">
            <text:p/>
          </table:table-cell>
          <table:table-cell table:style-name="ce2" table:formula="of:=IF(AND([.$G8]&lt;[.AM$1];[.$H8]&gt;=[.AM$1]);1;&quot;&quot;)">
            <text:p/>
          </table:table-cell>
          <table:table-cell table:style-name="ce2" table:formula="of:=IF(AND([.$G8]&lt;[.AN$1];[.$H8]&gt;=[.AN$1]);1;&quot;&quot;)">
            <text:p/>
          </table:table-cell>
          <table:table-cell table:style-name="ce2" table:formula="of:=IF(AND([.$G8]&lt;[.AO$1];[.$H8]&gt;=[.AO$1]);1;&quot;&quot;)">
            <text:p/>
          </table:table-cell>
          <table:table-cell table:style-name="ce2" table:formula="of:=IF(AND([.$G8]&lt;[.AP$1];[.$H8]&gt;=[.AP$1]);1;&quot;&quot;)">
            <text:p/>
          </table:table-cell>
          <table:table-cell table:style-name="ce2" table:formula="of:=IF(AND([.$G8]&lt;[.AQ$1];[.$H8]&gt;=[.AQ$1]);1;&quot;&quot;)">
            <text:p/>
          </table:table-cell>
          <table:table-cell table:style-name="ce2" table:formula="of:=IF(AND([.$G8]&lt;[.AR$1];[.$H8]&gt;=[.AR$1]);1;&quot;&quot;)">
            <text:p/>
          </table:table-cell>
          <table:table-cell table:style-name="ce2" table:formula="of:=IF(AND([.$G8]&lt;[.AS$1];[.$H8]&gt;=[.AS$1]);1;&quot;&quot;)">
            <text:p/>
          </table:table-cell>
          <table:table-cell table:style-name="ce2" table:formula="of:=IF(AND([.$G8]&lt;[.AT$1];[.$H8]&gt;=[.AT$1]);1;&quot;&quot;)">
            <text:p/>
          </table:table-cell>
          <table:table-cell table:style-name="ce2" table:formula="of:=IF(AND([.$G8]&lt;[.AU$1];[.$H8]&gt;=[.AU$1]);1;&quot;&quot;)">
            <text:p/>
          </table:table-cell>
          <table:table-cell table:style-name="ce2" table:formula="of:=IF(AND([.$G8]&lt;[.AV$1];[.$H8]&gt;=[.AV$1]);1;&quot;&quot;)">
            <text:p/>
          </table:table-cell>
          <table:table-cell table:style-name="ce2" table:formula="of:=IF(AND([.$G8]&lt;[.AW$1];[.$H8]&gt;=[.AW$1]);1;&quot;&quot;)">
            <text:p/>
          </table:table-cell>
          <table:table-cell table:style-name="ce2" table:formula="of:=IF(AND([.$G8]&lt;[.AX$1];[.$H8]&gt;=[.AX$1]);1;&quot;&quot;)">
            <text:p/>
          </table:table-cell>
          <table:table-cell table:style-name="ce2" table:formula="of:=IF(AND([.$G8]&lt;[.AY$1];[.$H8]&gt;=[.AY$1]);1;&quot;&quot;)">
            <text:p/>
          </table:table-cell>
          <table:table-cell table:style-name="ce2" table:formula="of:=IF(AND([.$G8]&lt;[.AZ$1];[.$H8]&gt;=[.AZ$1]);1;&quot;&quot;)">
            <text:p/>
          </table:table-cell>
          <table:table-cell table:style-name="ce2" table:formula="of:=IF(AND([.$G8]&lt;[.BA$1];[.$H8]&gt;=[.BA$1]);1;&quot;&quot;)">
            <text:p/>
          </table:table-cell>
          <table:table-cell table:style-name="ce2" table:formula="of:=IF(AND([.$G8]&lt;[.BB$1];[.$H8]&gt;=[.BB$1]);1;&quot;&quot;)">
            <text:p/>
          </table:table-cell>
          <table:table-cell table:style-name="ce2" table:formula="of:=IF(AND([.$G8]&lt;[.BC$1];[.$H8]&gt;=[.BC$1]);1;&quot;&quot;)">
            <text:p/>
          </table:table-cell>
          <table:table-cell table:style-name="ce2" table:formula="of:=IF(AND([.$G8]&lt;[.BD$1];[.$H8]&gt;=[.BD$1]);1;&quot;&quot;)">
            <text:p/>
          </table:table-cell>
          <table:table-cell table:style-name="ce2" table:formula="of:=IF(AND([.$G8]&lt;[.BE$1];[.$H8]&gt;=[.BE$1]);1;&quot;&quot;)">
            <text:p/>
          </table:table-cell>
          <table:table-cell table:style-name="ce2" table:formula="of:=IF(AND([.$G8]&lt;[.BF$1];[.$H8]&gt;=[.BF$1]);1;&quot;&quot;)">
            <text:p/>
          </table:table-cell>
          <table:table-cell table:style-name="ce2" table:formula="of:=IF(AND([.$G8]&lt;[.BG$1];[.$H8]&gt;=[.BG$1]);1;&quot;&quot;)">
            <text:p/>
          </table:table-cell>
          <table:table-cell table:style-name="ce2" table:formula="of:=IF(AND([.$G8]&lt;[.BH$1];[.$H8]&gt;=[.BH$1]);1;&quot;&quot;)">
            <text:p/>
          </table:table-cell>
          <table:table-cell table:style-name="ce2" table:formula="of:=IF(AND([.$G8]&lt;[.BI$1];[.$H8]&gt;=[.BI$1]);1;&quot;&quot;)">
            <text:p/>
          </table:table-cell>
          <table:table-cell table:style-name="ce2" table:formula="of:=IF(AND([.$G8]&lt;[.BJ$1];[.$H8]&gt;=[.BJ$1]);1;&quot;&quot;)">
            <text:p/>
          </table:table-cell>
          <table:table-cell table:style-name="ce2" table:formula="of:=IF(AND([.$G8]&lt;[.BK$1];[.$H8]&gt;=[.BK$1]);1;&quot;&quot;)">
            <text:p/>
          </table:table-cell>
          <table:table-cell table:style-name="ce2" table:formula="of:=IF(AND([.$G8]&lt;[.BL$1];[.$H8]&gt;=[.BL$1]);1;&quot;&quot;)">
            <text:p/>
          </table:table-cell>
          <table:table-cell table:style-name="ce2" table:formula="of:=IF(AND([.$G8]&lt;[.BM$1];[.$H8]&gt;=[.BM$1]);1;&quot;&quot;)">
            <text:p/>
          </table:table-cell>
          <table:table-cell table:style-name="ce2" table:formula="of:=IF(AND([.$G8]&lt;[.BN$1];[.$H8]&gt;=[.BN$1]);1;&quot;&quot;)">
            <text:p/>
          </table:table-cell>
          <table:table-cell table:style-name="ce2" table:formula="of:=IF(AND([.$G8]&lt;[.BO$1];[.$H8]&gt;=[.BO$1]);1;&quot;&quot;)">
            <text:p/>
          </table:table-cell>
          <table:table-cell table:style-name="ce2" table:formula="of:=IF(AND([.$G8]&lt;[.BP$1];[.$H8]&gt;=[.BP$1]);1;&quot;&quot;)">
            <text:p/>
          </table:table-cell>
          <table:table-cell table:style-name="ce2" table:formula="of:=IF(AND([.$G8]&lt;[.BQ$1];[.$H8]&gt;=[.BQ$1]);1;&quot;&quot;)">
            <text:p/>
          </table:table-cell>
          <table:table-cell table:style-name="ce2" table:formula="of:=IF(AND([.$G8]&lt;[.BR$1];[.$H8]&gt;=[.BR$1]);1;&quot;&quot;)">
            <text:p/>
          </table:table-cell>
          <table:table-cell table:style-name="ce2" table:formula="of:=IF(AND([.$G8]&lt;[.BS$1];[.$H8]&gt;=[.BS$1]);1;&quot;&quot;)">
            <text:p/>
          </table:table-cell>
          <table:table-cell table:style-name="ce2" table:formula="of:=IF(AND([.$G8]&lt;[.BT$1];[.$H8]&gt;=[.BT$1]);1;&quot;&quot;)">
            <text:p/>
          </table:table-cell>
          <table:table-cell table:style-name="ce2" table:formula="of:=IF(AND([.$G8]&lt;[.BU$1];[.$H8]&gt;=[.BU$1]);1;&quot;&quot;)">
            <text:p/>
          </table:table-cell>
          <table:table-cell table:style-name="ce2" table:formula="of:=IF(AND([.$G8]&lt;[.BV$1];[.$H8]&gt;=[.BV$1]);1;&quot;&quot;)">
            <text:p/>
          </table:table-cell>
          <table:table-cell table:style-name="ce2" table:formula="of:=IF(AND([.$G8]&lt;[.BW$1];[.$H8]&gt;=[.BW$1]);1;&quot;&quot;)">
            <text:p/>
          </table:table-cell>
          <table:table-cell table:style-name="ce2" table:formula="of:=IF(AND([.$G8]&lt;[.BX$1];[.$H8]&gt;=[.BX$1]);1;&quot;&quot;)">
            <text:p/>
          </table:table-cell>
          <table:table-cell table:style-name="ce2" table:formula="of:=IF(AND([.$G8]&lt;[.BY$1];[.$H8]&gt;=[.BY$1]);1;&quot;&quot;)">
            <text:p/>
          </table:table-cell>
          <table:table-cell table:style-name="ce2" table:formula="of:=IF(AND([.$G8]&lt;[.BZ$1];[.$H8]&gt;=[.BZ$1]);1;&quot;&quot;)">
            <text:p/>
          </table:table-cell>
          <table:table-cell table:style-name="ce2" table:formula="of:=IF(AND([.$G8]&lt;[.CA$1];[.$H8]&gt;=[.CA$1]);1;&quot;&quot;)">
            <text:p/>
          </table:table-cell>
          <table:table-cell table:style-name="ce2" table:formula="of:=IF(AND([.$G8]&lt;[.CB$1];[.$H8]&gt;=[.CB$1]);1;&quot;&quot;)">
            <text:p/>
          </table:table-cell>
          <table:table-cell table:style-name="ce2" table:formula="of:=IF(AND([.$G8]&lt;[.CC$1];[.$H8]&gt;=[.CC$1]);1;&quot;&quot;)">
            <text:p/>
          </table:table-cell>
          <table:table-cell table:style-name="ce2" table:formula="of:=IF(AND([.$G8]&lt;[.CD$1];[.$H8]&gt;=[.CD$1]);1;&quot;&quot;)">
            <text:p/>
          </table:table-cell>
          <table:table-cell table:style-name="ce2" table:formula="of:=IF(AND([.$G8]&lt;[.CE$1];[.$H8]&gt;=[.CE$1]);1;&quot;&quot;)">
            <text:p/>
          </table:table-cell>
          <table:table-cell table:style-name="ce2" table:formula="of:=IF(AND([.$G8]&lt;[.CF$1];[.$H8]&gt;=[.CF$1]);1;&quot;&quot;)">
            <text:p/>
          </table:table-cell>
          <table:table-cell table:style-name="ce2" table:formula="of:=IF(AND([.$G8]&lt;[.CG$1];[.$H8]&gt;=[.CG$1]);1;&quot;&quot;)">
            <text:p/>
          </table:table-cell>
          <table:table-cell table:style-name="ce2" table:formula="of:=IF(AND([.$G8]&lt;[.CH$1];[.$H8]&gt;=[.CH$1]);1;&quot;&quot;)">
            <text:p/>
          </table:table-cell>
          <table:table-cell table:style-name="ce2" table:formula="of:=IF(AND([.$G8]&lt;[.CI$1];[.$H8]&gt;=[.CI$1]);1;&quot;&quot;)">
            <text:p/>
          </table:table-cell>
          <table:table-cell table:style-name="ce2" table:formula="of:=IF(AND([.$G8]&lt;[.CJ$1];[.$H8]&gt;=[.CJ$1]);1;&quot;&quot;)">
            <text:p/>
          </table:table-cell>
          <table:table-cell table:style-name="ce2" table:formula="of:=IF(AND([.$G8]&lt;[.CK$1];[.$H8]&gt;=[.CK$1]);1;&quot;&quot;)">
            <text:p/>
          </table:table-cell>
          <table:table-cell table:style-name="ce2" table:formula="of:=IF(AND([.$G8]&lt;[.CL$1];[.$H8]&gt;=[.CL$1]);1;&quot;&quot;)">
            <text:p/>
          </table:table-cell>
          <table:table-cell table:style-name="ce2" table:formula="of:=IF(AND([.$G8]&lt;[.CM$1];[.$H8]&gt;=[.CM$1]);1;&quot;&quot;)">
            <text:p/>
          </table:table-cell>
          <table:table-cell table:style-name="ce2" table:formula="of:=IF(AND([.$G8]&lt;[.CN$1];[.$H8]&gt;=[.CN$1]);1;&quot;&quot;)">
            <text:p/>
          </table:table-cell>
          <table:table-cell table:style-name="ce2" table:formula="of:=IF(AND([.$G8]&lt;[.CO$1];[.$H8]&gt;=[.CO$1]);1;&quot;&quot;)">
            <text:p/>
          </table:table-cell>
          <table:table-cell table:style-name="ce2" table:formula="of:=IF(AND([.$G8]&lt;[.CP$1];[.$H8]&gt;=[.CP$1]);1;&quot;&quot;)">
            <text:p/>
          </table:table-cell>
          <table:table-cell table:style-name="ce2" table:formula="of:=IF(AND([.$G8]&lt;[.CQ$1];[.$H8]&gt;=[.CQ$1]);1;&quot;&quot;)">
            <text:p/>
          </table:table-cell>
          <table:table-cell table:style-name="ce2" table:formula="of:=IF(AND([.$G8]&lt;[.CR$1];[.$H8]&gt;=[.CR$1]);1;&quot;&quot;)">
            <text:p/>
          </table:table-cell>
          <table:table-cell table:style-name="ce2" table:formula="of:=IF(AND([.$G8]&lt;[.CS$1];[.$H8]&gt;=[.CS$1]);1;&quot;&quot;)">
            <text:p/>
          </table:table-cell>
          <table:table-cell table:style-name="ce2" table:formula="of:=IF(AND([.$G8]&lt;[.CT$1];[.$H8]&gt;=[.CT$1]);1;&quot;&quot;)">
            <text:p/>
          </table:table-cell>
          <table:table-cell table:style-name="ce2" table:formula="of:=IF(AND([.$G8]&lt;[.CU$1];[.$H8]&gt;=[.CU$1]);1;&quot;&quot;)">
            <text:p/>
          </table:table-cell>
          <table:table-cell table:style-name="ce2" table:formula="of:=IF(AND([.$G8]&lt;[.CV$1];[.$H8]&gt;=[.CV$1]);1;&quot;&quot;)">
            <text:p/>
          </table:table-cell>
          <table:table-cell table:style-name="ce2" table:formula="of:=IF(AND([.$G8]&lt;[.CW$1];[.$H8]&gt;=[.CW$1]);1;&quot;&quot;)">
            <text:p/>
          </table:table-cell>
          <table:table-cell table:style-name="ce2" table:formula="of:=IF(AND([.$G8]&lt;[.CX$1];[.$H8]&gt;=[.CX$1]);1;&quot;&quot;)">
            <text:p/>
          </table:table-cell>
          <table:table-cell table:style-name="ce2" table:formula="of:=IF(AND([.$G8]&lt;[.CY$1];[.$H8]&gt;=[.CY$1]);1;&quot;&quot;)">
            <text:p/>
          </table:table-cell>
          <table:table-cell table:style-name="ce2" table:formula="of:=IF(AND([.$G8]&lt;[.CZ$1];[.$H8]&gt;=[.CZ$1]);1;&quot;&quot;)">
            <text:p/>
          </table:table-cell>
          <table:table-cell table:style-name="ce2" table:formula="of:=IF(AND([.$G8]&lt;[.DA$1];[.$H8]&gt;=[.DA$1]);1;&quot;&quot;)">
            <text:p/>
          </table:table-cell>
          <table:table-cell table:style-name="ce2" table:formula="of:=IF(AND([.$G8]&lt;[.DB$1];[.$H8]&gt;=[.DB$1]);1;&quot;&quot;)">
            <text:p/>
          </table:table-cell>
          <table:table-cell table:style-name="ce2" table:formula="of:=IF(AND([.$G8]&lt;[.DC$1];[.$H8]&gt;=[.DC$1]);1;&quot;&quot;)">
            <text:p/>
          </table:table-cell>
          <table:table-cell table:style-name="ce2" table:formula="of:=IF(AND([.$G8]&lt;[.DD$1];[.$H8]&gt;=[.DD$1]);1;&quot;&quot;)">
            <text:p/>
          </table:table-cell>
          <table:table-cell table:style-name="ce2" table:formula="of:=IF(AND([.$G8]&lt;[.DE$1];[.$H8]&gt;=[.DE$1]);1;&quot;&quot;)">
            <text:p/>
          </table:table-cell>
          <table:table-cell table:style-name="ce2" table:formula="of:=IF(AND([.$G8]&lt;[.DF$1];[.$H8]&gt;=[.DF$1]);1;&quot;&quot;)">
            <text:p/>
          </table:table-cell>
          <table:table-cell table:style-name="ce2" table:formula="of:=IF(AND([.$G8]&lt;[.DG$1];[.$H8]&gt;=[.DG$1]);1;&quot;&quot;)">
            <text:p/>
          </table:table-cell>
          <table:table-cell table:style-name="ce2" table:formula="of:=IF(AND([.$G8]&lt;[.DH$1];[.$H8]&gt;=[.DH$1]);1;&quot;&quot;)">
            <text:p/>
          </table:table-cell>
          <table:table-cell table:style-name="ce2" table:formula="of:=IF(AND([.$G8]&lt;[.DI$1];[.$H8]&gt;=[.DI$1]);1;&quot;&quot;)">
            <text:p/>
          </table:table-cell>
          <table:table-cell table:style-name="ce2" table:formula="of:=IF(AND([.$G8]&lt;[.DJ$1];[.$H8]&gt;=[.DJ$1]);1;&quot;&quot;)">
            <text:p/>
          </table:table-cell>
          <table:table-cell table:style-name="ce2" table:formula="of:=IF(AND([.$G8]&lt;[.DK$1];[.$H8]&gt;=[.DK$1]);1;&quot;&quot;)">
            <text:p/>
          </table:table-cell>
          <table:table-cell table:style-name="ce2" table:formula="of:=IF(AND([.$G8]&lt;[.DL$1];[.$H8]&gt;=[.DL$1]);1;&quot;&quot;)">
            <text:p/>
          </table:table-cell>
          <table:table-cell table:style-name="ce2" table:formula="of:=IF(AND([.$G8]&lt;[.DM$1];[.$H8]&gt;=[.DM$1]);1;&quot;&quot;)">
            <text:p/>
          </table:table-cell>
          <table:table-cell table:style-name="ce2" table:formula="of:=IF(AND([.$G8]&lt;[.DN$1];[.$H8]&gt;=[.DN$1]);1;&quot;&quot;)">
            <text:p/>
          </table:table-cell>
          <table:table-cell table:style-name="ce2" table:formula="of:=IF(AND([.$G8]&lt;[.DO$1];[.$H8]&gt;=[.DO$1]);1;&quot;&quot;)">
            <text:p/>
          </table:table-cell>
          <table:table-cell table:style-name="ce2" table:formula="of:=IF(AND([.$G8]&lt;[.DP$1];[.$H8]&gt;=[.DP$1]);1;&quot;&quot;)">
            <text:p/>
          </table:table-cell>
          <table:table-cell table:style-name="ce2" table:formula="of:=IF(AND([.$G8]&lt;[.DQ$1];[.$H8]&gt;=[.DQ$1]);1;&quot;&quot;)">
            <text:p/>
          </table:table-cell>
          <table:table-cell table:style-name="ce2" table:formula="of:=IF(AND([.$G8]&lt;[.DR$1];[.$H8]&gt;=[.DR$1]);1;&quot;&quot;)">
            <text:p/>
          </table:table-cell>
          <table:table-cell table:style-name="ce2" table:formula="of:=IF(AND([.$G8]&lt;[.DS$1];[.$H8]&gt;=[.DS$1]);1;&quot;&quot;)">
            <text:p/>
          </table:table-cell>
          <table:table-cell table:style-name="ce2" table:formula="of:=IF(AND([.$G8]&lt;[.DT$1];[.$H8]&gt;=[.DT$1]);1;&quot;&quot;)">
            <text:p/>
          </table:table-cell>
          <table:table-cell table:style-name="ce2" table:formula="of:=IF(AND([.$G8]&lt;[.DU$1];[.$H8]&gt;=[.DU$1]);1;&quot;&quot;)">
            <text:p/>
          </table:table-cell>
          <table:table-cell table:style-name="ce2" table:formula="of:=IF(AND([.$G8]&lt;[.DV$1];[.$H8]&gt;=[.DV$1]);1;&quot;&quot;)">
            <text:p/>
          </table:table-cell>
          <table:table-cell table:style-name="ce2" table:formula="of:=IF(AND([.$G8]&lt;[.DW$1];[.$H8]&gt;=[.DW$1]);1;&quot;&quot;)">
            <text:p/>
          </table:table-cell>
          <table:table-cell table:style-name="ce2" table:formula="of:=IF(AND([.$G8]&lt;[.DX$1];[.$H8]&gt;=[.DX$1]);1;&quot;&quot;)">
            <text:p/>
          </table:table-cell>
          <table:table-cell table:style-name="ce2" table:formula="of:=IF(AND([.$G8]&lt;[.DY$1];[.$H8]&gt;=[.DY$1]);1;&quot;&quot;)">
            <text:p/>
          </table:table-cell>
          <table:table-cell table:style-name="ce2" table:formula="of:=IF(AND([.$G8]&lt;[.DZ$1];[.$H8]&gt;=[.DZ$1]);1;&quot;&quot;)">
            <text:p/>
          </table:table-cell>
          <table:table-cell table:style-name="ce2" table:formula="of:=IF(AND([.$G8]&lt;[.EA$1];[.$H8]&gt;=[.EA$1]);1;&quot;&quot;)">
            <text:p/>
          </table:table-cell>
          <table:table-cell table:style-name="ce2" table:formula="of:=IF(AND([.$G8]&lt;[.EB$1];[.$H8]&gt;=[.EB$1]);1;&quot;&quot;)">
            <text:p/>
          </table:table-cell>
          <table:table-cell table:style-name="ce2" table:formula="of:=IF(AND([.$G8]&lt;[.EC$1];[.$H8]&gt;=[.EC$1]);1;&quot;&quot;)">
            <text:p/>
          </table:table-cell>
          <table:table-cell table:style-name="ce2" table:formula="of:=IF(AND([.$G8]&lt;[.ED$1];[.$H8]&gt;=[.ED$1]);1;&quot;&quot;)">
            <text:p/>
          </table:table-cell>
          <table:table-cell table:style-name="ce2" table:formula="of:=IF(AND([.$G8]&lt;[.EE$1];[.$H8]&gt;=[.EE$1]);1;&quot;&quot;)">
            <text:p/>
          </table:table-cell>
          <table:table-cell table:style-name="ce2" table:formula="of:=IF(AND([.$G8]&lt;[.EF$1];[.$H8]&gt;=[.EF$1]);1;&quot;&quot;)">
            <text:p/>
          </table:table-cell>
          <table:table-cell table:style-name="ce2" table:formula="of:=IF(AND([.$G8]&lt;[.EG$1];[.$H8]&gt;=[.EG$1]);1;&quot;&quot;)">
            <text:p/>
          </table:table-cell>
          <table:table-cell table:style-name="ce2" table:formula="of:=IF(AND([.$G8]&lt;[.EH$1];[.$H8]&gt;=[.EH$1]);1;&quot;&quot;)">
            <text:p/>
          </table:table-cell>
          <table:table-cell table:style-name="ce2" table:formula="of:=IF(AND([.$G8]&lt;[.EI$1];[.$H8]&gt;=[.EI$1]);1;&quot;&quot;)">
            <text:p/>
          </table:table-cell>
          <table:table-cell table:style-name="ce2" table:formula="of:=IF(AND([.$G8]&lt;[.EJ$1];[.$H8]&gt;=[.EJ$1]);1;&quot;&quot;)">
            <text:p/>
          </table:table-cell>
          <table:table-cell table:style-name="ce2" table:formula="of:=IF(AND([.$G8]&lt;[.EK$1];[.$H8]&gt;=[.EK$1]);1;&quot;&quot;)">
            <text:p/>
          </table:table-cell>
          <table:table-cell table:style-name="ce2" table:formula="of:=IF(AND([.$G8]&lt;[.EL$1];[.$H8]&gt;=[.EL$1]);1;&quot;&quot;)">
            <text:p/>
          </table:table-cell>
          <table:table-cell table:style-name="ce2" table:formula="of:=IF(AND([.$G8]&lt;[.EM$1];[.$H8]&gt;=[.EM$1]);1;&quot;&quot;)">
            <text:p/>
          </table:table-cell>
          <table:table-cell table:style-name="ce2" table:formula="of:=IF(AND([.$G8]&lt;[.EN$1];[.$H8]&gt;=[.EN$1]);1;&quot;&quot;)">
            <text:p/>
          </table:table-cell>
          <table:table-cell table:style-name="ce2" table:formula="of:=IF(AND([.$G8]&lt;[.EO$1];[.$H8]&gt;=[.EO$1]);1;&quot;&quot;)">
            <text:p/>
          </table:table-cell>
          <table:table-cell table:style-name="ce2" table:formula="of:=IF(AND([.$G8]&lt;[.EP$1];[.$H8]&gt;=[.EP$1]);1;&quot;&quot;)">
            <text:p/>
          </table:table-cell>
          <table:table-cell table:style-name="ce2" table:formula="of:=IF(AND([.$G8]&lt;[.EQ$1];[.$H8]&gt;=[.EQ$1]);1;&quot;&quot;)">
            <text:p/>
          </table:table-cell>
          <table:table-cell table:style-name="ce2" table:formula="of:=IF(AND([.$G8]&lt;[.ER$1];[.$H8]&gt;=[.ER$1]);1;&quot;&quot;)">
            <text:p/>
          </table:table-cell>
          <table:table-cell table:style-name="ce2" table:formula="of:=IF(AND([.$G8]&lt;[.ES$1];[.$H8]&gt;=[.ES$1]);1;&quot;&quot;)">
            <text:p/>
          </table:table-cell>
          <table:table-cell table:style-name="ce2" table:formula="of:=IF(AND([.$G8]&lt;[.ET$1];[.$H8]&gt;=[.ET$1]);1;&quot;&quot;)">
            <text:p/>
          </table:table-cell>
          <table:table-cell table:style-name="ce2" table:formula="of:=IF(AND([.$G8]&lt;[.EU$1];[.$H8]&gt;=[.EU$1]);1;&quot;&quot;)">
            <text:p/>
          </table:table-cell>
          <table:table-cell table:style-name="ce2" table:formula="of:=IF(AND([.$G8]&lt;[.EV$1];[.$H8]&gt;=[.EV$1]);1;&quot;&quot;)">
            <text:p/>
          </table:table-cell>
          <table:table-cell table:style-name="ce2" table:formula="of:=IF(AND([.$G8]&lt;[.EW$1];[.$H8]&gt;=[.EW$1]);1;&quot;&quot;)">
            <text:p/>
          </table:table-cell>
          <table:table-cell table:style-name="ce2" table:formula="of:=IF(AND([.$G8]&lt;[.EX$1];[.$H8]&gt;=[.EX$1]);1;&quot;&quot;)">
            <text:p/>
          </table:table-cell>
          <table:table-cell table:style-name="ce2" table:formula="of:=IF(AND([.$G8]&lt;[.EY$1];[.$H8]&gt;=[.EY$1]);1;&quot;&quot;)">
            <text:p/>
          </table:table-cell>
          <table:table-cell table:style-name="ce2" table:formula="of:=IF(AND([.$G8]&lt;[.EZ$1];[.$H8]&gt;=[.EZ$1]);1;&quot;&quot;)">
            <text:p/>
          </table:table-cell>
          <table:table-cell table:style-name="ce2" table:formula="of:=IF(AND([.$G8]&lt;[.FA$1];[.$H8]&gt;=[.FA$1]);1;&quot;&quot;)">
            <text:p/>
          </table:table-cell>
          <table:table-cell table:style-name="ce2" table:formula="of:=IF(AND([.$G8]&lt;[.FB$1];[.$H8]&gt;=[.FB$1]);1;&quot;&quot;)">
            <text:p/>
          </table:table-cell>
          <table:table-cell table:style-name="ce2" table:formula="of:=IF(AND([.$G8]&lt;[.FC$1];[.$H8]&gt;=[.FC$1]);1;&quot;&quot;)">
            <text:p/>
          </table:table-cell>
          <table:table-cell table:style-name="ce2" table:formula="of:=IF(AND([.$G8]&lt;[.FD$1];[.$H8]&gt;=[.FD$1]);1;&quot;&quot;)">
            <text:p/>
          </table:table-cell>
          <table:table-cell table:style-name="ce2" table:formula="of:=IF(AND([.$G8]&lt;[.FE$1];[.$H8]&gt;=[.FE$1]);1;&quot;&quot;)">
            <text:p/>
          </table:table-cell>
          <table:table-cell table:style-name="ce2" table:formula="of:=IF(AND([.$G8]&lt;[.FF$1];[.$H8]&gt;=[.FF$1]);1;&quot;&quot;)">
            <text:p/>
          </table:table-cell>
          <table:table-cell table:style-name="ce2" table:formula="of:=IF(AND([.$G8]&lt;[.FG$1];[.$H8]&gt;=[.FG$1]);1;&quot;&quot;)">
            <text:p/>
          </table:table-cell>
          <table:table-cell table:style-name="ce2" table:formula="of:=IF(AND([.$G8]&lt;[.FH$1];[.$H8]&gt;=[.FH$1]);1;&quot;&quot;)">
            <text:p/>
          </table:table-cell>
          <table:table-cell table:style-name="ce2" table:formula="of:=IF(AND([.$G8]&lt;[.FI$1];[.$H8]&gt;=[.FI$1]);1;&quot;&quot;)">
            <text:p/>
          </table:table-cell>
          <table:table-cell table:style-name="ce2" table:formula="of:=IF(AND([.$G8]&lt;[.FJ$1];[.$H8]&gt;=[.FJ$1]);1;&quot;&quot;)">
            <text:p/>
          </table:table-cell>
          <table:table-cell table:style-name="ce2" table:formula="of:=IF(AND([.$G8]&lt;[.FK$1];[.$H8]&gt;=[.FK$1]);1;&quot;&quot;)">
            <text:p/>
          </table:table-cell>
          <table:table-cell table:style-name="ce2" table:formula="of:=IF(AND([.$G8]&lt;[.FL$1];[.$H8]&gt;=[.FL$1]);1;&quot;&quot;)">
            <text:p/>
          </table:table-cell>
          <table:table-cell table:style-name="ce2" table:formula="of:=IF(AND([.$G8]&lt;[.FM$1];[.$H8]&gt;=[.FM$1]);1;&quot;&quot;)">
            <text:p/>
          </table:table-cell>
          <table:table-cell table:style-name="ce2" table:formula="of:=IF(AND([.$G8]&lt;[.FN$1];[.$H8]&gt;=[.FN$1]);1;&quot;&quot;)">
            <text:p/>
          </table:table-cell>
          <table:table-cell table:style-name="ce2" table:formula="of:=IF(AND([.$G8]&lt;[.FO$1];[.$H8]&gt;=[.FO$1]);1;&quot;&quot;)">
            <text:p/>
          </table:table-cell>
          <table:table-cell table:style-name="ce2" table:formula="of:=IF(AND([.$G8]&lt;[.FP$1];[.$H8]&gt;=[.FP$1]);1;&quot;&quot;)">
            <text:p/>
          </table:table-cell>
          <table:table-cell table:style-name="ce2" table:formula="of:=IF(AND([.$G8]&lt;[.FQ$1];[.$H8]&gt;=[.FQ$1]);1;&quot;&quot;)">
            <text:p/>
          </table:table-cell>
          <table:table-cell table:style-name="ce2" table:formula="of:=IF(AND([.$G8]&lt;[.FR$1];[.$H8]&gt;=[.FR$1]);1;&quot;&quot;)">
            <text:p/>
          </table:table-cell>
          <table:table-cell table:style-name="ce2" table:formula="of:=IF(AND([.$G8]&lt;[.FS$1];[.$H8]&gt;=[.FS$1]);1;&quot;&quot;)">
            <text:p/>
          </table:table-cell>
          <table:table-cell table:style-name="ce2" table:formula="of:=IF(AND([.$G8]&lt;[.FT$1];[.$H8]&gt;=[.FT$1]);1;&quot;&quot;)">
            <text:p/>
          </table:table-cell>
          <table:table-cell table:style-name="ce2" table:formula="of:=IF(AND([.$G8]&lt;[.FU$1];[.$H8]&gt;=[.FU$1]);1;&quot;&quot;)">
            <text:p/>
          </table:table-cell>
          <table:table-cell table:style-name="ce2" table:formula="of:=IF(AND([.$G8]&lt;[.FV$1];[.$H8]&gt;=[.FV$1]);1;&quot;&quot;)">
            <text:p/>
          </table:table-cell>
          <table:table-cell table:style-name="ce2" table:formula="of:=IF(AND([.$G8]&lt;[.FW$1];[.$H8]&gt;=[.FW$1]);1;&quot;&quot;)">
            <text:p/>
          </table:table-cell>
          <table:table-cell table:style-name="ce2" table:formula="of:=IF(AND([.$G8]&lt;[.FX$1];[.$H8]&gt;=[.FX$1]);1;&quot;&quot;)">
            <text:p/>
          </table:table-cell>
          <table:table-cell table:style-name="ce2" table:formula="of:=IF(AND([.$G8]&lt;[.FY$1];[.$H8]&gt;=[.FY$1]);1;&quot;&quot;)">
            <text:p/>
          </table:table-cell>
          <table:table-cell table:style-name="ce2" table:formula="of:=IF(AND([.$G8]&lt;[.FZ$1];[.$H8]&gt;=[.FZ$1]);1;&quot;&quot;)">
            <text:p/>
          </table:table-cell>
          <table:table-cell table:style-name="ce2" table:formula="of:=IF(AND([.$G8]&lt;[.GA$1];[.$H8]&gt;=[.GA$1]);1;&quot;&quot;)">
            <text:p/>
          </table:table-cell>
          <table:table-cell table:style-name="ce2" table:formula="of:=IF(AND([.$G8]&lt;[.GB$1];[.$H8]&gt;=[.GB$1]);1;&quot;&quot;)">
            <text:p/>
          </table:table-cell>
          <table:table-cell table:style-name="ce2" table:formula="of:=IF(AND([.$G8]&lt;[.GC$1];[.$H8]&gt;=[.GC$1]);1;&quot;&quot;)">
            <text:p/>
          </table:table-cell>
          <table:table-cell table:style-name="ce2" table:formula="of:=IF(AND([.$G8]&lt;[.GD$1];[.$H8]&gt;=[.GD$1]);1;&quot;&quot;)">
            <text:p/>
          </table:table-cell>
          <table:table-cell table:style-name="ce2" table:formula="of:=IF(AND([.$G8]&lt;[.GE$1];[.$H8]&gt;=[.GE$1]);1;&quot;&quot;)">
            <text:p/>
          </table:table-cell>
          <table:table-cell table:style-name="ce2" table:formula="of:=IF(AND([.$G8]&lt;[.GF$1];[.$H8]&gt;=[.GF$1]);1;&quot;&quot;)">
            <text:p/>
          </table:table-cell>
          <table:table-cell table:style-name="ce2" table:formula="of:=IF(AND([.$G8]&lt;[.GG$1];[.$H8]&gt;=[.GG$1]);1;&quot;&quot;)">
            <text:p/>
          </table:table-cell>
          <table:table-cell table:style-name="ce2" table:formula="of:=IF(AND([.$G8]&lt;[.GH$1];[.$H8]&gt;=[.GH$1]);1;&quot;&quot;)">
            <text:p/>
          </table:table-cell>
          <table:table-cell table:style-name="ce2" table:formula="of:=IF(AND([.$G8]&lt;[.GI$1];[.$H8]&gt;=[.GI$1]);1;&quot;&quot;)">
            <text:p/>
          </table:table-cell>
          <table:table-cell table:style-name="ce2" table:formula="of:=IF(AND([.$G8]&lt;[.GJ$1];[.$H8]&gt;=[.GJ$1]);1;&quot;&quot;)">
            <text:p/>
          </table:table-cell>
          <table:table-cell table:style-name="ce2" table:formula="of:=IF(AND([.$G8]&lt;[.GK$1];[.$H8]&gt;=[.GK$1]);1;&quot;&quot;)">
            <text:p/>
          </table:table-cell>
          <table:table-cell table:style-name="ce2" table:formula="of:=IF(AND([.$G8]&lt;[.GL$1];[.$H8]&gt;=[.GL$1]);1;&quot;&quot;)">
            <text:p/>
          </table:table-cell>
          <table:table-cell table:style-name="ce2" table:formula="of:=IF(AND([.$G8]&lt;[.GM$1];[.$H8]&gt;=[.GM$1]);1;&quot;&quot;)">
            <text:p/>
          </table:table-cell>
          <table:table-cell table:style-name="ce2" table:formula="of:=IF(AND([.$G8]&lt;[.GN$1];[.$H8]&gt;=[.GN$1]);1;&quot;&quot;)">
            <text:p/>
          </table:table-cell>
          <table:table-cell table:style-name="ce2" table:formula="of:=IF(AND([.$G8]&lt;[.GO$1];[.$H8]&gt;=[.GO$1]);1;&quot;&quot;)">
            <text:p/>
          </table:table-cell>
          <table:table-cell table:style-name="ce2" table:formula="of:=IF(AND([.$G8]&lt;[.GP$1];[.$H8]&gt;=[.GP$1]);1;&quot;&quot;)">
            <text:p/>
          </table:table-cell>
          <table:table-cell table:style-name="ce2" table:formula="of:=IF(AND([.$G8]&lt;[.GQ$1];[.$H8]&gt;=[.GQ$1]);1;&quot;&quot;)">
            <text:p/>
          </table:table-cell>
          <table:table-cell table:style-name="ce2" table:formula="of:=IF(AND([.$G8]&lt;[.GR$1];[.$H8]&gt;=[.GR$1]);1;&quot;&quot;)">
            <text:p/>
          </table:table-cell>
          <table:table-cell table:style-name="ce2" table:formula="of:=IF(AND([.$G8]&lt;[.GS$1];[.$H8]&gt;=[.GS$1]);1;&quot;&quot;)">
            <text:p/>
          </table:table-cell>
          <table:table-cell table:style-name="ce2" table:formula="of:=IF(AND([.$G8]&lt;[.GT$1];[.$H8]&gt;=[.GT$1]);1;&quot;&quot;)">
            <text:p/>
          </table:table-cell>
          <table:table-cell table:style-name="ce2" table:formula="of:=IF(AND([.$G8]&lt;[.GU$1];[.$H8]&gt;=[.GU$1]);1;&quot;&quot;)">
            <text:p/>
          </table:table-cell>
          <table:table-cell table:style-name="ce2" table:formula="of:=IF(AND([.$G8]&lt;[.GV$1];[.$H8]&gt;=[.GV$1]);1;&quot;&quot;)">
            <text:p/>
          </table:table-cell>
          <table:table-cell table:style-name="ce2" table:formula="of:=IF(AND([.$G8]&lt;[.GW$1];[.$H8]&gt;=[.GW$1]);1;&quot;&quot;)">
            <text:p/>
          </table:table-cell>
          <table:table-cell table:style-name="ce2" table:formula="of:=IF(AND([.$G8]&lt;[.GX$1];[.$H8]&gt;=[.GX$1]);1;&quot;&quot;)">
            <text:p/>
          </table:table-cell>
          <table:table-cell table:style-name="ce2" table:formula="of:=IF(AND([.$G8]&lt;[.GY$1];[.$H8]&gt;=[.GY$1]);1;&quot;&quot;)">
            <text:p/>
          </table:table-cell>
          <table:table-cell table:style-name="ce2" table:formula="of:=IF(AND([.$G8]&lt;[.GZ$1];[.$H8]&gt;=[.GZ$1]);1;&quot;&quot;)">
            <text:p/>
          </table:table-cell>
          <table:table-cell table:style-name="ce2" table:formula="of:=IF(AND([.$G8]&lt;[.HA$1];[.$H8]&gt;=[.HA$1]);1;&quot;&quot;)">
            <text:p/>
          </table:table-cell>
          <table:table-cell table:style-name="ce2" table:formula="of:=IF(AND([.$G8]&lt;[.HB$1];[.$H8]&gt;=[.HB$1]);1;&quot;&quot;)">
            <text:p/>
          </table:table-cell>
          <table:table-cell table:style-name="ce2" table:formula="of:=IF(AND([.$G8]&lt;[.HC$1];[.$H8]&gt;=[.HC$1]);1;&quot;&quot;)">
            <text:p/>
          </table:table-cell>
          <table:table-cell table:style-name="ce2" table:formula="of:=IF(AND([.$G8]&lt;[.HD$1];[.$H8]&gt;=[.HD$1]);1;&quot;&quot;)">
            <text:p/>
          </table:table-cell>
          <table:table-cell table:style-name="ce2" table:formula="of:=IF(AND([.$G8]&lt;[.HE$1];[.$H8]&gt;=[.HE$1]);1;&quot;&quot;)">
            <text:p/>
          </table:table-cell>
          <table:table-cell table:style-name="ce2" table:formula="of:=IF(AND([.$G8]&lt;[.HF$1];[.$H8]&gt;=[.HF$1]);1;&quot;&quot;)">
            <text:p/>
          </table:table-cell>
          <table:table-cell table:style-name="ce2" table:formula="of:=IF(AND([.$G8]&lt;[.HG$1];[.$H8]&gt;=[.HG$1]);1;&quot;&quot;)">
            <text:p/>
          </table:table-cell>
          <table:table-cell table:style-name="ce2" table:formula="of:=IF(AND([.$G8]&lt;[.HH$1];[.$H8]&gt;=[.HH$1]);1;&quot;&quot;)">
            <text:p/>
          </table:table-cell>
          <table:table-cell table:style-name="ce2" table:formula="of:=IF(AND([.$G8]&lt;[.HI$1];[.$H8]&gt;=[.HI$1]);1;&quot;&quot;)">
            <text:p/>
          </table:table-cell>
          <table:table-cell table:style-name="ce2" table:formula="of:=IF(AND([.$G8]&lt;[.HJ$1];[.$H8]&gt;=[.HJ$1]);1;&quot;&quot;)">
            <text:p/>
          </table:table-cell>
          <table:table-cell table:style-name="ce2" table:formula="of:=IF(AND([.$G8]&lt;[.HK$1];[.$H8]&gt;=[.HK$1]);1;&quot;&quot;)">
            <text:p/>
          </table:table-cell>
          <table:table-cell table:style-name="ce2" table:formula="of:=IF(AND([.$G8]&lt;[.HL$1];[.$H8]&gt;=[.HL$1]);1;&quot;&quot;)">
            <text:p/>
          </table:table-cell>
          <table:table-cell table:style-name="ce2" table:formula="of:=IF(AND([.$G8]&lt;[.HM$1];[.$H8]&gt;=[.HM$1]);1;&quot;&quot;)">
            <text:p/>
          </table:table-cell>
          <table:table-cell table:style-name="ce2" table:formula="of:=IF(AND([.$G8]&lt;[.HN$1];[.$H8]&gt;=[.HN$1]);1;&quot;&quot;)">
            <text:p/>
          </table:table-cell>
          <table:table-cell table:style-name="ce2" table:formula="of:=IF(AND([.$G8]&lt;[.HO$1];[.$H8]&gt;=[.HO$1]);1;&quot;&quot;)">
            <text:p/>
          </table:table-cell>
          <table:table-cell table:style-name="ce2" table:formula="of:=IF(AND([.$G8]&lt;[.HP$1];[.$H8]&gt;=[.HP$1]);1;&quot;&quot;)">
            <text:p/>
          </table:table-cell>
          <table:table-cell table:style-name="ce2" table:formula="of:=IF(AND([.$G8]&lt;[.HQ$1];[.$H8]&gt;=[.HQ$1]);1;&quot;&quot;)">
            <text:p/>
          </table:table-cell>
          <table:table-cell table:style-name="ce2" table:formula="of:=IF(AND([.$G8]&lt;[.HR$1];[.$H8]&gt;=[.HR$1]);1;&quot;&quot;)">
            <text:p/>
          </table:table-cell>
          <table:table-cell table:style-name="ce2" table:formula="of:=IF(AND([.$G8]&lt;[.HS$1];[.$H8]&gt;=[.HS$1]);1;&quot;&quot;)">
            <text:p/>
          </table:table-cell>
          <table:table-cell table:style-name="ce2" table:formula="of:=IF(AND([.$G8]&lt;[.HT$1];[.$H8]&gt;=[.HT$1]);1;&quot;&quot;)">
            <text:p/>
          </table:table-cell>
          <table:table-cell table:style-name="ce2" table:formula="of:=IF(AND([.$G8]&lt;[.HU$1];[.$H8]&gt;=[.HU$1]);1;&quot;&quot;)">
            <text:p/>
          </table:table-cell>
          <table:table-cell table:style-name="ce2" table:formula="of:=IF(AND([.$G8]&lt;[.HV$1];[.$H8]&gt;=[.HV$1]);1;&quot;&quot;)">
            <text:p/>
          </table:table-cell>
          <table:table-cell table:style-name="ce2" table:formula="of:=IF(AND([.$G8]&lt;[.HW$1];[.$H8]&gt;=[.HW$1]);1;&quot;&quot;)">
            <text:p/>
          </table:table-cell>
          <table:table-cell table:style-name="ce2" table:formula="of:=IF(AND([.$G8]&lt;[.HX$1];[.$H8]&gt;=[.HX$1]);1;&quot;&quot;)">
            <text:p/>
          </table:table-cell>
          <table:table-cell table:style-name="ce2" table:formula="of:=IF(AND([.$G8]&lt;[.HY$1];[.$H8]&gt;=[.HY$1]);1;&quot;&quot;)">
            <text:p/>
          </table:table-cell>
          <table:table-cell table:style-name="ce2" table:formula="of:=IF(AND([.$G8]&lt;[.HZ$1];[.$H8]&gt;=[.HZ$1]);1;&quot;&quot;)">
            <text:p/>
          </table:table-cell>
          <table:table-cell table:style-name="ce2" table:formula="of:=IF(AND([.$G8]&lt;[.IA$1];[.$H8]&gt;=[.IA$1]);1;&quot;&quot;)">
            <text:p/>
          </table:table-cell>
          <table:table-cell table:style-name="ce2" table:formula="of:=IF(AND([.$G8]&lt;[.IB$1];[.$H8]&gt;=[.IB$1]);1;&quot;&quot;)">
            <text:p/>
          </table:table-cell>
          <table:table-cell table:style-name="ce2" table:formula="of:=IF(AND([.$G8]&lt;[.IC$1];[.$H8]&gt;=[.IC$1]);1;&quot;&quot;)">
            <text:p/>
          </table:table-cell>
          <table:table-cell table:style-name="ce2" table:formula="of:=IF(AND([.$G8]&lt;[.ID$1];[.$H8]&gt;=[.ID$1]);1;&quot;&quot;)">
            <text:p/>
          </table:table-cell>
          <table:table-cell table:style-name="ce2" table:formula="of:=IF(AND([.$G8]&lt;[.IE$1];[.$H8]&gt;=[.IE$1]);1;&quot;&quot;)">
            <text:p/>
          </table:table-cell>
          <table:table-cell table:style-name="ce2" table:formula="of:=IF(AND([.$G8]&lt;[.IF$1];[.$H8]&gt;=[.IF$1]);1;&quot;&quot;)">
            <text:p/>
          </table:table-cell>
          <table:table-cell table:style-name="ce2" table:formula="of:=IF(AND([.$G8]&lt;[.IG$1];[.$H8]&gt;=[.IG$1]);1;&quot;&quot;)">
            <text:p/>
          </table:table-cell>
          <table:table-cell table:style-name="ce2" table:formula="of:=IF(AND([.$G8]&lt;[.IH$1];[.$H8]&gt;=[.IH$1]);1;&quot;&quot;)">
            <text:p/>
          </table:table-cell>
          <table:table-cell table:style-name="ce2" table:formula="of:=IF(AND([.$G8]&lt;[.II$1];[.$H8]&gt;=[.II$1]);1;&quot;&quot;)">
            <text:p/>
          </table:table-cell>
          <table:table-cell table:style-name="ce2" table:formula="of:=IF(AND([.$G8]&lt;[.IJ$1];[.$H8]&gt;=[.IJ$1]);1;&quot;&quot;)">
            <text:p/>
          </table:table-cell>
          <table:table-cell table:style-name="ce2" table:formula="of:=IF(AND([.$G8]&lt;[.IK$1];[.$H8]&gt;=[.IK$1]);1;&quot;&quot;)">
            <text:p/>
          </table:table-cell>
          <table:table-cell table:style-name="ce2" table:formula="of:=IF(AND([.$G8]&lt;[.IL$1];[.$H8]&gt;=[.IL$1]);1;&quot;&quot;)">
            <text:p/>
          </table:table-cell>
          <table:table-cell table:style-name="ce2" table:formula="of:=IF(AND([.$G8]&lt;[.IM$1];[.$H8]&gt;=[.IM$1]);1;&quot;&quot;)">
            <text:p/>
          </table:table-cell>
          <table:table-cell table:style-name="ce2" table:formula="of:=IF(AND([.$G8]&lt;[.IN$1];[.$H8]&gt;=[.IN$1]);1;&quot;&quot;)">
            <text:p/>
          </table:table-cell>
          <table:table-cell table:style-name="ce2" table:formula="of:=IF(AND([.$G8]&lt;[.IO$1];[.$H8]&gt;=[.IO$1]);1;&quot;&quot;)">
            <text:p/>
          </table:table-cell>
          <table:table-cell table:style-name="ce2" table:formula="of:=IF(AND([.$G8]&lt;[.IP$1];[.$H8]&gt;=[.IP$1]);1;&quot;&quot;)">
            <text:p/>
          </table:table-cell>
          <table:table-cell table:style-name="ce2" table:formula="of:=IF(AND([.$G8]&lt;[.IQ$1];[.$H8]&gt;=[.IQ$1]);1;&quot;&quot;)">
            <text:p/>
          </table:table-cell>
          <table:table-cell table:style-name="ce2" table:formula="of:=IF(AND([.$G8]&lt;[.IR$1];[.$H8]&gt;=[.IR$1]);1;&quot;&quot;)">
            <text:p/>
          </table:table-cell>
          <table:table-cell table:style-name="ce2" table:formula="of:=IF(AND([.$G8]&lt;[.IS$1];[.$H8]&gt;=[.IS$1]);1;&quot;&quot;)">
            <text:p/>
          </table:table-cell>
          <table:table-cell table:style-name="ce2" table:formula="of:=IF(AND([.$G8]&lt;[.IT$1];[.$H8]&gt;=[.IT$1]);1;&quot;&quot;)">
            <text:p/>
          </table:table-cell>
          <table:table-cell table:style-name="ce2" table:formula="of:=IF(AND([.$G8]&lt;[.IU$1];[.$H8]&gt;=[.IU$1]);1;&quot;&quot;)">
            <text:p/>
          </table:table-cell>
          <table:table-cell table:style-name="ce2" table:formula="of:=IF(AND([.$G8]&lt;[.IV$1];[.$H8]&gt;=[.IV$1]);1;&quot;&quot;)">
            <text:p/>
          </table:table-cell>
          <table:table-cell table:style-name="ce2" table:formula="of:=IF(AND([.$G8]&lt;[.IW$1];[.$H8]&gt;=[.IW$1]);1;&quot;&quot;)">
            <text:p/>
          </table:table-cell>
          <table:table-cell table:style-name="ce2" table:formula="of:=IF(AND([.$G8]&lt;[.IX$1];[.$H8]&gt;=[.IX$1]);1;&quot;&quot;)">
            <text:p/>
          </table:table-cell>
          <table:table-cell table:style-name="ce2" table:formula="of:=IF(AND([.$G8]&lt;[.IY$1];[.$H8]&gt;=[.IY$1]);1;&quot;&quot;)">
            <text:p/>
          </table:table-cell>
          <table:table-cell table:style-name="ce2" table:formula="of:=IF(AND([.$G8]&lt;[.IZ$1];[.$H8]&gt;=[.IZ$1]);1;&quot;&quot;)">
            <text:p/>
          </table:table-cell>
          <table:table-cell table:style-name="ce2" table:formula="of:=IF(AND([.$G8]&lt;[.JA$1];[.$H8]&gt;=[.JA$1]);1;&quot;&quot;)">
            <text:p/>
          </table:table-cell>
          <table:table-cell table:style-name="ce2" table:formula="of:=IF(AND([.$G8]&lt;[.JB$1];[.$H8]&gt;=[.JB$1]);1;&quot;&quot;)">
            <text:p/>
          </table:table-cell>
          <table:table-cell table:style-name="ce2" table:formula="of:=IF(AND([.$G8]&lt;[.JC$1];[.$H8]&gt;=[.JC$1]);1;&quot;&quot;)">
            <text:p/>
          </table:table-cell>
          <table:table-cell table:style-name="ce2" table:formula="of:=IF(AND([.$G8]&lt;[.JD$1];[.$H8]&gt;=[.JD$1]);1;&quot;&quot;)">
            <text:p/>
          </table:table-cell>
          <table:table-cell table:style-name="ce2" table:formula="of:=IF(AND([.$G8]&lt;[.JE$1];[.$H8]&gt;=[.JE$1]);1;&quot;&quot;)">
            <text:p/>
          </table:table-cell>
          <table:table-cell table:style-name="ce2" table:formula="of:=IF(AND([.$G8]&lt;[.JF$1];[.$H8]&gt;=[.JF$1]);1;&quot;&quot;)">
            <text:p/>
          </table:table-cell>
          <table:table-cell table:style-name="ce2" table:formula="of:=IF(AND([.$G8]&lt;[.JG$1];[.$H8]&gt;=[.JG$1]);1;&quot;&quot;)">
            <text:p/>
          </table:table-cell>
          <table:table-cell table:style-name="ce2" table:formula="of:=IF(AND([.$G8]&lt;[.JH$1];[.$H8]&gt;=[.JH$1]);1;&quot;&quot;)">
            <text:p/>
          </table:table-cell>
          <table:table-cell table:style-name="ce2" table:formula="of:=IF(AND([.$G8]&lt;[.JI$1];[.$H8]&gt;=[.JI$1]);1;&quot;&quot;)">
            <text:p/>
          </table:table-cell>
          <table:table-cell table:style-name="ce2" table:formula="of:=IF(AND([.$G8]&lt;[.JJ$1];[.$H8]&gt;=[.JJ$1]);1;&quot;&quot;)">
            <text:p/>
          </table:table-cell>
          <table:table-cell table:style-name="ce2" table:formula="of:=IF(AND([.$G8]&lt;[.JK$1];[.$H8]&gt;=[.JK$1]);1;&quot;&quot;)">
            <text:p/>
          </table:table-cell>
          <table:table-cell table:style-name="ce2" table:formula="of:=IF(AND([.$G8]&lt;[.JL$1];[.$H8]&gt;=[.JL$1]);1;&quot;&quot;)">
            <text:p/>
          </table:table-cell>
          <table:table-cell table:style-name="ce2" table:formula="of:=IF(AND([.$G8]&lt;[.JM$1];[.$H8]&gt;=[.JM$1]);1;&quot;&quot;)" office:value-type="float" office:value="1" calcext:value-type="float">
            <text:p>1</text:p>
          </table:table-cell>
          <table:table-cell table:style-name="ce2" table:formula="of:=IF(AND([.$G8]&lt;[.JN$1];[.$H8]&gt;=[.JN$1]);1;&quot;&quot;)" office:value-type="float" office:value="1" calcext:value-type="float">
            <text:p>1</text:p>
          </table:table-cell>
          <table:table-cell table:style-name="ce2" table:formula="of:=IF(AND([.$G8]&lt;[.JO$1];[.$H8]&gt;=[.JO$1]);1;&quot;&quot;)" office:value-type="float" office:value="1" calcext:value-type="float">
            <text:p>1</text:p>
          </table:table-cell>
          <table:table-cell table:style-name="ce2" table:formula="of:=IF(AND([.$G8]&lt;[.JP$1];[.$H8]&gt;=[.JP$1]);1;&quot;&quot;)" office:value-type="float" office:value="1" calcext:value-type="float">
            <text:p>1</text:p>
          </table:table-cell>
          <table:table-cell table:style-name="ce2" table:formula="of:=IF(AND([.$G8]&lt;[.JQ$1];[.$H8]&gt;=[.JQ$1]);1;&quot;&quot;)" office:value-type="float" office:value="1" calcext:value-type="float">
            <text:p>1</text:p>
          </table:table-cell>
          <table:table-cell table:style-name="ce2" table:formula="of:=IF(AND([.$G8]&lt;[.JR$1];[.$H8]&gt;=[.JR$1]);1;&quot;&quot;)" office:value-type="float" office:value="1" calcext:value-type="float">
            <text:p>1</text:p>
          </table:table-cell>
          <table:table-cell table:style-name="ce2" table:formula="of:=IF(AND([.$G8]&lt;[.JS$1];[.$H8]&gt;=[.JS$1]);1;&quot;&quot;)" office:value-type="float" office:value="1" calcext:value-type="float">
            <text:p>1</text:p>
          </table:table-cell>
          <table:table-cell table:style-name="ce2" table:formula="of:=IF(AND([.$G8]&lt;[.JT$1];[.$H8]&gt;=[.JT$1]);1;&quot;&quot;)" office:value-type="float" office:value="1" calcext:value-type="float">
            <text:p>1</text:p>
          </table:table-cell>
          <table:table-cell table:style-name="ce2" table:formula="of:=IF(AND([.$G8]&lt;[.JU$1];[.$H8]&gt;=[.JU$1]);1;&quot;&quot;)" office:value-type="float" office:value="1" calcext:value-type="float">
            <text:p>1</text:p>
          </table:table-cell>
          <table:table-cell table:style-name="ce2" table:formula="of:=IF(AND([.$G8]&lt;[.JV$1];[.$H8]&gt;=[.JV$1]);1;&quot;&quot;)" office:value-type="float" office:value="1" calcext:value-type="float">
            <text:p>1</text:p>
          </table:table-cell>
          <table:table-cell table:style-name="ce2" table:formula="of:=IF(AND([.$G8]&lt;[.JW$1];[.$H8]&gt;=[.JW$1]);1;&quot;&quot;)" office:value-type="float" office:value="1" calcext:value-type="float">
            <text:p>1</text:p>
          </table:table-cell>
          <table:table-cell table:style-name="ce2" table:formula="of:=IF(AND([.$G8]&lt;[.JX$1];[.$H8]&gt;=[.JX$1]);1;&quot;&quot;)" office:value-type="float" office:value="1" calcext:value-type="float">
            <text:p>1</text:p>
          </table:table-cell>
          <table:table-cell table:style-name="ce2" table:formula="of:=IF(AND([.$G8]&lt;[.JY$1];[.$H8]&gt;=[.JY$1]);1;&quot;&quot;)" office:value-type="float" office:value="1" calcext:value-type="float">
            <text:p>1</text:p>
          </table:table-cell>
          <table:table-cell table:style-name="ce2" table:formula="of:=IF(AND([.$G8]&lt;[.JZ$1];[.$H8]&gt;=[.JZ$1]);1;&quot;&quot;)" office:value-type="float" office:value="1" calcext:value-type="float">
            <text:p>1</text:p>
          </table:table-cell>
          <table:table-cell table:style-name="ce2" table:formula="of:=IF(AND([.$G8]&lt;[.KA$1];[.$H8]&gt;=[.KA$1]);1;&quot;&quot;)" office:value-type="float" office:value="1" calcext:value-type="float">
            <text:p>1</text:p>
          </table:table-cell>
          <table:table-cell table:style-name="ce2" table:formula="of:=IF(AND([.$G8]&lt;[.KB$1];[.$H8]&gt;=[.KB$1]);1;&quot;&quot;)" office:value-type="float" office:value="1" calcext:value-type="float">
            <text:p>1</text:p>
          </table:table-cell>
          <table:table-cell table:style-name="ce2" table:formula="of:=IF(AND([.$G8]&lt;[.KC$1];[.$H8]&gt;=[.KC$1]);1;&quot;&quot;)" office:value-type="float" office:value="1" calcext:value-type="float">
            <text:p>1</text:p>
          </table:table-cell>
          <table:table-cell table:style-name="ce2" table:formula="of:=IF(AND([.$G8]&lt;[.KD$1];[.$H8]&gt;=[.KD$1]);1;&quot;&quot;)" office:value-type="float" office:value="1" calcext:value-type="float">
            <text:p>1</text:p>
          </table:table-cell>
          <table:table-cell table:style-name="ce2" table:formula="of:=IF(AND([.$G8]&lt;[.KE$1];[.$H8]&gt;=[.KE$1]);1;&quot;&quot;)" office:value-type="float" office:value="1" calcext:value-type="float">
            <text:p>1</text:p>
          </table:table-cell>
          <table:table-cell table:style-name="ce2" table:formula="of:=IF(AND([.$G8]&lt;[.KF$1];[.$H8]&gt;=[.KF$1]);1;&quot;&quot;)" office:value-type="float" office:value="1" calcext:value-type="float">
            <text:p>1</text:p>
          </table:table-cell>
          <table:table-cell table:style-name="ce2" table:formula="of:=IF(AND([.$G8]&lt;[.KG$1];[.$H8]&gt;=[.KG$1]);1;&quot;&quot;)" office:value-type="float" office:value="1" calcext:value-type="float">
            <text:p>1</text:p>
          </table:table-cell>
          <table:table-cell table:style-name="ce2" table:formula="of:=IF(AND([.$G8]&lt;[.KH$1];[.$H8]&gt;=[.KH$1]);1;&quot;&quot;)" office:value-type="float" office:value="1" calcext:value-type="float">
            <text:p>1</text:p>
          </table:table-cell>
          <table:table-cell table:style-name="ce2" table:formula="of:=IF(AND([.$G8]&lt;[.KI$1];[.$H8]&gt;=[.KI$1]);1;&quot;&quot;)" office:value-type="float" office:value="1" calcext:value-type="float">
            <text:p>1</text:p>
          </table:table-cell>
          <table:table-cell table:style-name="ce2" table:formula="of:=IF(AND([.$G8]&lt;[.KJ$1];[.$H8]&gt;=[.KJ$1]);1;&quot;&quot;)" office:value-type="float" office:value="1" calcext:value-type="float">
            <text:p>1</text:p>
          </table:table-cell>
          <table:table-cell table:style-name="ce2" table:formula="of:=IF(AND([.$G8]&lt;[.KK$1];[.$H8]&gt;=[.KK$1]);1;&quot;&quot;)" office:value-type="float" office:value="1" calcext:value-type="float">
            <text:p>1</text:p>
          </table:table-cell>
          <table:table-cell table:style-name="ce2" table:formula="of:=IF(AND([.$G8]&lt;[.KL$1];[.$H8]&gt;=[.KL$1]);1;&quot;&quot;)" office:value-type="float" office:value="1" calcext:value-type="float">
            <text:p>1</text:p>
          </table:table-cell>
          <table:table-cell table:style-name="ce2" table:formula="of:=IF(AND([.$G8]&lt;[.KM$1];[.$H8]&gt;=[.KM$1]);1;&quot;&quot;)" office:value-type="float" office:value="1" calcext:value-type="float">
            <text:p>1</text:p>
          </table:table-cell>
          <table:table-cell table:style-name="ce2" table:formula="of:=IF(AND([.$G8]&lt;[.KN$1];[.$H8]&gt;=[.KN$1]);1;&quot;&quot;)" office:value-type="float" office:value="1" calcext:value-type="float">
            <text:p>1</text:p>
          </table:table-cell>
          <table:table-cell table:style-name="ce2" table:formula="of:=IF(AND([.$G8]&lt;[.KO$1];[.$H8]&gt;=[.KO$1]);1;&quot;&quot;)" office:value-type="float" office:value="1" calcext:value-type="float">
            <text:p>1</text:p>
          </table:table-cell>
          <table:table-cell table:style-name="ce2" table:formula="of:=IF(AND([.$G8]&lt;[.KP$1];[.$H8]&gt;=[.KP$1]);1;&quot;&quot;)" office:value-type="float" office:value="1" calcext:value-type="float">
            <text:p>1</text:p>
          </table:table-cell>
          <table:table-cell table:style-name="ce2" table:formula="of:=IF(AND([.$G8]&lt;[.KQ$1];[.$H8]&gt;=[.KQ$1]);1;&quot;&quot;)" office:value-type="float" office:value="1" calcext:value-type="float">
            <text:p>1</text:p>
          </table:table-cell>
          <table:table-cell table:style-name="ce2" table:formula="of:=IF(AND([.$G8]&lt;[.KR$1];[.$H8]&gt;=[.KR$1]);1;&quot;&quot;)" office:value-type="float" office:value="1" calcext:value-type="float">
            <text:p>1</text:p>
          </table:table-cell>
          <table:table-cell table:style-name="ce2" table:formula="of:=IF(AND([.$G8]&lt;[.KS$1];[.$H8]&gt;=[.KS$1]);1;&quot;&quot;)" office:value-type="float" office:value="1" calcext:value-type="float">
            <text:p>1</text:p>
          </table:table-cell>
          <table:table-cell table:style-name="ce2" table:formula="of:=IF(AND([.$G8]&lt;[.KT$1];[.$H8]&gt;=[.KT$1]);1;&quot;&quot;)" office:value-type="float" office:value="1" calcext:value-type="float">
            <text:p>1</text:p>
          </table:table-cell>
          <table:table-cell table:style-name="ce2" table:formula="of:=IF(AND([.$G8]&lt;[.KU$1];[.$H8]&gt;=[.KU$1]);1;&quot;&quot;)" office:value-type="float" office:value="1" calcext:value-type="float">
            <text:p>1</text:p>
          </table:table-cell>
          <table:table-cell table:style-name="ce2" table:formula="of:=IF(AND([.$G8]&lt;[.KV$1];[.$H8]&gt;=[.KV$1]);1;&quot;&quot;)" office:value-type="float" office:value="1" calcext:value-type="float">
            <text:p>1</text:p>
          </table:table-cell>
          <table:table-cell table:style-name="ce2" table:formula="of:=IF(AND([.$G8]&lt;[.KW$1];[.$H8]&gt;=[.KW$1]);1;&quot;&quot;)" office:value-type="float" office:value="1" calcext:value-type="float">
            <text:p>1</text:p>
          </table:table-cell>
          <table:table-cell table:style-name="ce2" table:formula="of:=IF(AND([.$G8]&lt;[.KX$1];[.$H8]&gt;=[.KX$1]);1;&quot;&quot;)" office:value-type="float" office:value="1" calcext:value-type="float">
            <text:p>1</text:p>
          </table:table-cell>
          <table:table-cell table:style-name="ce2" table:formula="of:=IF(AND([.$G8]&lt;[.KY$1];[.$H8]&gt;=[.KY$1]);1;&quot;&quot;)" office:value-type="float" office:value="1" calcext:value-type="float">
            <text:p>1</text:p>
          </table:table-cell>
          <table:table-cell table:style-name="ce2" table:formula="of:=IF(AND([.$G8]&lt;[.KZ$1];[.$H8]&gt;=[.KZ$1]);1;&quot;&quot;)" office:value-type="float" office:value="1" calcext:value-type="float">
            <text:p>1</text:p>
          </table:table-cell>
          <table:table-cell table:style-name="ce2" table:formula="of:=IF(AND([.$G8]&lt;[.LA$1];[.$H8]&gt;=[.LA$1]);1;&quot;&quot;)" office:value-type="float" office:value="1" calcext:value-type="float">
            <text:p>1</text:p>
          </table:table-cell>
          <table:table-cell table:style-name="ce2" table:formula="of:=IF(AND([.$G8]&lt;[.LB$1];[.$H8]&gt;=[.LB$1]);1;&quot;&quot;)" office:value-type="float" office:value="1" calcext:value-type="float">
            <text:p>1</text:p>
          </table:table-cell>
          <table:table-cell table:style-name="ce2" table:formula="of:=IF(AND([.$G8]&lt;[.LC$1];[.$H8]&gt;=[.LC$1]);1;&quot;&quot;)" office:value-type="float" office:value="1" calcext:value-type="float">
            <text:p>1</text:p>
          </table:table-cell>
          <table:table-cell table:style-name="ce2" table:formula="of:=IF(AND([.$G8]&lt;[.LD$1];[.$H8]&gt;=[.LD$1]);1;&quot;&quot;)" office:value-type="float" office:value="1" calcext:value-type="float">
            <text:p>1</text:p>
          </table:table-cell>
          <table:table-cell table:style-name="ce2" table:formula="of:=IF(AND([.$G8]&lt;[.LE$1];[.$H8]&gt;=[.LE$1]);1;&quot;&quot;)" office:value-type="float" office:value="1" calcext:value-type="float">
            <text:p>1</text:p>
          </table:table-cell>
          <table:table-cell table:style-name="ce2" table:formula="of:=IF(AND([.$G8]&lt;[.LF$1];[.$H8]&gt;=[.LF$1]);1;&quot;&quot;)" office:value-type="float" office:value="1" calcext:value-type="float">
            <text:p>1</text:p>
          </table:table-cell>
          <table:table-cell table:style-name="ce2" table:formula="of:=IF(AND([.$G8]&lt;[.LG$1];[.$H8]&gt;=[.LG$1]);1;&quot;&quot;)" office:value-type="float" office:value="1" calcext:value-type="float">
            <text:p>1</text:p>
          </table:table-cell>
          <table:table-cell table:style-name="ce2" table:formula="of:=IF(AND([.$G8]&lt;[.LH$1];[.$H8]&gt;=[.LH$1]);1;&quot;&quot;)" office:value-type="float" office:value="1" calcext:value-type="float">
            <text:p>1</text:p>
          </table:table-cell>
          <table:table-cell table:style-name="ce2" table:formula="of:=IF(AND([.$G8]&lt;[.LI$1];[.$H8]&gt;=[.LI$1]);1;&quot;&quot;)" office:value-type="float" office:value="1" calcext:value-type="float">
            <text:p>1</text:p>
          </table:table-cell>
          <table:table-cell table:style-name="ce2" table:formula="of:=IF(AND([.$G8]&lt;[.LJ$1];[.$H8]&gt;=[.LJ$1]);1;&quot;&quot;)" office:value-type="float" office:value="1" calcext:value-type="float">
            <text:p>1</text:p>
          </table:table-cell>
          <table:table-cell table:style-name="ce2" table:formula="of:=IF(AND([.$G8]&lt;[.LK$1];[.$H8]&gt;=[.LK$1]);1;&quot;&quot;)" office:value-type="float" office:value="1" calcext:value-type="float">
            <text:p>1</text:p>
          </table:table-cell>
          <table:table-cell table:style-name="ce2" table:formula="of:=IF(AND([.$G8]&lt;[.LL$1];[.$H8]&gt;=[.LL$1]);1;&quot;&quot;)" office:value-type="float" office:value="1" calcext:value-type="float">
            <text:p>1</text:p>
          </table:table-cell>
          <table:table-cell table:style-name="ce2" table:formula="of:=IF(AND([.$G8]&lt;[.LM$1];[.$H8]&gt;=[.LM$1]);1;&quot;&quot;)" office:value-type="float" office:value="1" calcext:value-type="float">
            <text:p>1</text:p>
          </table:table-cell>
          <table:table-cell table:style-name="ce2" table:formula="of:=IF(AND([.$G8]&lt;[.LN$1];[.$H8]&gt;=[.LN$1]);1;&quot;&quot;)" office:value-type="float" office:value="1" calcext:value-type="float">
            <text:p>1</text:p>
          </table:table-cell>
          <table:table-cell table:style-name="ce2" table:formula="of:=IF(AND([.$G8]&lt;[.LO$1];[.$H8]&gt;=[.LO$1]);1;&quot;&quot;)" office:value-type="float" office:value="1" calcext:value-type="float">
            <text:p>1</text:p>
          </table:table-cell>
          <table:table-cell table:style-name="ce2" table:formula="of:=IF(AND([.$G8]&lt;[.LP$1];[.$H8]&gt;=[.LP$1]);1;&quot;&quot;)" office:value-type="float" office:value="1" calcext:value-type="float">
            <text:p>1</text:p>
          </table:table-cell>
          <table:table-cell table:style-name="ce2" table:formula="of:=IF(AND([.$G8]&lt;[.LQ$1];[.$H8]&gt;=[.LQ$1]);1;&quot;&quot;)" office:value-type="float" office:value="1" calcext:value-type="float">
            <text:p>1</text:p>
          </table:table-cell>
          <table:table-cell table:style-name="ce2" table:formula="of:=IF(AND([.$G8]&lt;[.LR$1];[.$H8]&gt;=[.LR$1]);1;&quot;&quot;)" office:value-type="float" office:value="1" calcext:value-type="float">
            <text:p>1</text:p>
          </table:table-cell>
          <table:table-cell table:style-name="ce2" table:formula="of:=IF(AND([.$G8]&lt;[.LS$1];[.$H8]&gt;=[.LS$1]);1;&quot;&quot;)" office:value-type="float" office:value="1" calcext:value-type="float">
            <text:p>1</text:p>
          </table:table-cell>
          <table:table-cell table:style-name="ce2" table:formula="of:=IF(AND([.$G8]&lt;[.LT$1];[.$H8]&gt;=[.LT$1]);1;&quot;&quot;)" office:value-type="float" office:value="1" calcext:value-type="float">
            <text:p>1</text:p>
          </table:table-cell>
          <table:table-cell table:style-name="ce2" table:formula="of:=IF(AND([.$G8]&lt;[.LU$1];[.$H8]&gt;=[.LU$1]);1;&quot;&quot;)" office:value-type="float" office:value="1" calcext:value-type="float">
            <text:p>1</text:p>
          </table:table-cell>
          <table:table-cell table:style-name="ce2" table:formula="of:=IF(AND([.$G8]&lt;[.LV$1];[.$H8]&gt;=[.LV$1]);1;&quot;&quot;)" office:value-type="float" office:value="1" calcext:value-type="float">
            <text:p>1</text:p>
          </table:table-cell>
          <table:table-cell table:style-name="ce2" table:formula="of:=IF(AND([.$G8]&lt;[.LW$1];[.$H8]&gt;=[.LW$1]);1;&quot;&quot;)" office:value-type="float" office:value="1" calcext:value-type="float">
            <text:p>1</text:p>
          </table:table-cell>
          <table:table-cell table:style-name="ce2" table:formula="of:=IF(AND([.$G8]&lt;[.LX$1];[.$H8]&gt;=[.LX$1]);1;&quot;&quot;)" office:value-type="float" office:value="1" calcext:value-type="float">
            <text:p>1</text:p>
          </table:table-cell>
          <table:table-cell table:style-name="ce2" table:formula="of:=IF(AND([.$G8]&lt;[.LY$1];[.$H8]&gt;=[.LY$1]);1;&quot;&quot;)" office:value-type="float" office:value="1" calcext:value-type="float">
            <text:p>1</text:p>
          </table:table-cell>
          <table:table-cell table:style-name="ce2" table:formula="of:=IF(AND([.$G8]&lt;[.LZ$1];[.$H8]&gt;=[.LZ$1]);1;&quot;&quot;)" office:value-type="float" office:value="1" calcext:value-type="float">
            <text:p>1</text:p>
          </table:table-cell>
          <table:table-cell table:style-name="ce2" table:formula="of:=IF(AND([.$G8]&lt;[.MA$1];[.$H8]&gt;=[.MA$1]);1;&quot;&quot;)" office:value-type="float" office:value="1" calcext:value-type="float">
            <text:p>1</text:p>
          </table:table-cell>
          <table:table-cell table:style-name="ce2" table:formula="of:=IF(AND([.$G8]&lt;[.MB$1];[.$H8]&gt;=[.MB$1]);1;&quot;&quot;)" office:value-type="float" office:value="1" calcext:value-type="float">
            <text:p>1</text:p>
          </table:table-cell>
          <table:table-cell table:style-name="ce2" table:formula="of:=IF(AND([.$G8]&lt;[.MC$1];[.$H8]&gt;=[.MC$1]);1;&quot;&quot;)" office:value-type="float" office:value="1" calcext:value-type="float">
            <text:p>1</text:p>
          </table:table-cell>
          <table:table-cell table:style-name="ce2" table:formula="of:=IF(AND([.$G8]&lt;[.MD$1];[.$H8]&gt;=[.MD$1]);1;&quot;&quot;)" office:value-type="float" office:value="1" calcext:value-type="float">
            <text:p>1</text:p>
          </table:table-cell>
          <table:table-cell table:style-name="ce2" table:formula="of:=IF(AND([.$G8]&lt;[.ME$1];[.$H8]&gt;=[.ME$1]);1;&quot;&quot;)" office:value-type="float" office:value="1" calcext:value-type="float">
            <text:p>1</text:p>
          </table:table-cell>
          <table:table-cell table:style-name="ce2" table:formula="of:=IF(AND([.$G8]&lt;[.MF$1];[.$H8]&gt;=[.MF$1]);1;&quot;&quot;)" office:value-type="float" office:value="1" calcext:value-type="float">
            <text:p>1</text:p>
          </table:table-cell>
          <table:table-cell table:style-name="ce2" table:formula="of:=IF(AND([.$G8]&lt;[.MG$1];[.$H8]&gt;=[.MG$1]);1;&quot;&quot;)" office:value-type="float" office:value="1" calcext:value-type="float">
            <text:p>1</text:p>
          </table:table-cell>
          <table:table-cell table:style-name="ce2" table:formula="of:=IF(AND([.$G8]&lt;[.MH$1];[.$H8]&gt;=[.MH$1]);1;&quot;&quot;)" office:value-type="float" office:value="1" calcext:value-type="float">
            <text:p>1</text:p>
          </table:table-cell>
          <table:table-cell table:style-name="ce2" table:formula="of:=IF(AND([.$G8]&lt;[.MI$1];[.$H8]&gt;=[.MI$1]);1;&quot;&quot;)" office:value-type="float" office:value="1" calcext:value-type="float">
            <text:p>1</text:p>
          </table:table-cell>
          <table:table-cell table:style-name="ce2" table:formula="of:=IF(AND([.$G8]&lt;[.MJ$1];[.$H8]&gt;=[.MJ$1]);1;&quot;&quot;)" office:value-type="float" office:value="1" calcext:value-type="float">
            <text:p>1</text:p>
          </table:table-cell>
          <table:table-cell table:style-name="ce2" table:formula="of:=IF(AND([.$G8]&lt;[.MK$1];[.$H8]&gt;=[.MK$1]);1;&quot;&quot;)" office:value-type="float" office:value="1" calcext:value-type="float">
            <text:p>1</text:p>
          </table:table-cell>
          <table:table-cell table:style-name="ce2" table:formula="of:=IF(AND([.$G8]&lt;[.ML$1];[.$H8]&gt;=[.ML$1]);1;&quot;&quot;)" office:value-type="float" office:value="1" calcext:value-type="float">
            <text:p>1</text:p>
          </table:table-cell>
          <table:table-cell table:style-name="ce2" table:formula="of:=IF(AND([.$G8]&lt;[.MM$1];[.$H8]&gt;=[.MM$1]);1;&quot;&quot;)" office:value-type="float" office:value="1" calcext:value-type="float">
            <text:p>1</text:p>
          </table:table-cell>
          <table:table-cell table:style-name="ce2" table:formula="of:=IF(AND([.$G8]&lt;[.MN$1];[.$H8]&gt;=[.MN$1]);1;&quot;&quot;)" office:value-type="float" office:value="1" calcext:value-type="float">
            <text:p>1</text:p>
          </table:table-cell>
          <table:table-cell table:style-name="ce2" table:formula="of:=IF(AND([.$G8]&lt;[.MO$1];[.$H8]&gt;=[.MO$1]);1;&quot;&quot;)" office:value-type="float" office:value="1" calcext:value-type="float">
            <text:p>1</text:p>
          </table:table-cell>
          <table:table-cell table:style-name="ce2" table:formula="of:=IF(AND([.$G8]&lt;[.MP$1];[.$H8]&gt;=[.MP$1]);1;&quot;&quot;)" office:value-type="float" office:value="1" calcext:value-type="float">
            <text:p>1</text:p>
          </table:table-cell>
          <table:table-cell table:style-name="ce2" table:formula="of:=IF(AND([.$G8]&lt;[.MQ$1];[.$H8]&gt;=[.MQ$1]);1;&quot;&quot;)" office:value-type="float" office:value="1" calcext:value-type="float">
            <text:p>1</text:p>
          </table:table-cell>
          <table:table-cell table:style-name="ce2" table:formula="of:=IF(AND([.$G8]&lt;[.MR$1];[.$H8]&gt;=[.MR$1]);1;&quot;&quot;)" office:value-type="float" office:value="1" calcext:value-type="float">
            <text:p>1</text:p>
          </table:table-cell>
          <table:table-cell table:style-name="ce2" table:formula="of:=IF(AND([.$G8]&lt;[.MS$1];[.$H8]&gt;=[.MS$1]);1;&quot;&quot;)" office:value-type="float" office:value="1" calcext:value-type="float">
            <text:p>1</text:p>
          </table:table-cell>
          <table:table-cell table:style-name="ce2" table:formula="of:=IF(AND([.$G8]&lt;[.MT$1];[.$H8]&gt;=[.MT$1]);1;&quot;&quot;)" office:value-type="float" office:value="1" calcext:value-type="float">
            <text:p>1</text:p>
          </table:table-cell>
          <table:table-cell table:style-name="ce2" table:formula="of:=IF(AND([.$G8]&lt;[.MU$1];[.$H8]&gt;=[.MU$1]);1;&quot;&quot;)" office:value-type="float" office:value="1" calcext:value-type="float">
            <text:p>1</text:p>
          </table:table-cell>
          <table:table-cell table:style-name="ce2" table:formula="of:=IF(AND([.$G8]&lt;[.MV$1];[.$H8]&gt;=[.MV$1]);1;&quot;&quot;)" office:value-type="float" office:value="1" calcext:value-type="float">
            <text:p>1</text:p>
          </table:table-cell>
          <table:table-cell table:style-name="ce2" table:formula="of:=IF(AND([.$G8]&lt;[.MW$1];[.$H8]&gt;=[.MW$1]);1;&quot;&quot;)" office:value-type="float" office:value="1" calcext:value-type="float">
            <text:p>1</text:p>
          </table:table-cell>
          <table:table-cell table:style-name="ce2" table:formula="of:=IF(AND([.$G8]&lt;[.MX$1];[.$H8]&gt;=[.MX$1]);1;&quot;&quot;)" office:value-type="float" office:value="1" calcext:value-type="float">
            <text:p>1</text:p>
          </table:table-cell>
          <table:table-cell table:style-name="ce2" table:formula="of:=IF(AND([.$G8]&lt;[.MY$1];[.$H8]&gt;=[.MY$1]);1;&quot;&quot;)" office:value-type="float" office:value="1" calcext:value-type="float">
            <text:p>1</text:p>
          </table:table-cell>
          <table:table-cell table:style-name="ce2" table:formula="of:=IF(AND([.$G8]&lt;[.MZ$1];[.$H8]&gt;=[.MZ$1]);1;&quot;&quot;)" office:value-type="float" office:value="1" calcext:value-type="float">
            <text:p>1</text:p>
          </table:table-cell>
          <table:table-cell table:style-name="ce2" table:formula="of:=IF(AND([.$G8]&lt;[.NA$1];[.$H8]&gt;=[.NA$1]);1;&quot;&quot;)" office:value-type="float" office:value="1" calcext:value-type="float">
            <text:p>1</text:p>
          </table:table-cell>
          <table:table-cell table:style-name="ce2" table:formula="of:=IF(AND([.$G8]&lt;[.NB$1];[.$H8]&gt;=[.NB$1]);1;&quot;&quot;)" office:value-type="float" office:value="1" calcext:value-type="float">
            <text:p>1</text:p>
          </table:table-cell>
          <table:table-cell table:style-name="ce2" table:formula="of:=IF(AND([.$G8]&lt;[.NC$1];[.$H8]&gt;=[.NC$1]);1;&quot;&quot;)" office:value-type="float" office:value="1" calcext:value-type="float">
            <text:p>1</text:p>
          </table:table-cell>
          <table:table-cell table:style-name="ce2" table:formula="of:=IF(AND([.$G8]&lt;[.ND$1];[.$H8]&gt;=[.ND$1]);1;&quot;&quot;)" office:value-type="float" office:value="1" calcext:value-type="float">
            <text:p>1</text:p>
          </table:table-cell>
          <table:table-cell table:style-name="ce2" table:formula="of:=IF(AND([.$G8]&lt;[.NE$1];[.$H8]&gt;=[.NE$1]);1;&quot;&quot;)" office:value-type="float" office:value="1" calcext:value-type="float">
            <text:p>1</text:p>
          </table:table-cell>
          <table:table-cell table:style-name="ce2" table:formula="of:=IF(AND([.$G8]&lt;[.NF$1];[.$H8]&gt;=[.NF$1]);1;&quot;&quot;)" office:value-type="float" office:value="1" calcext:value-type="float">
            <text:p>1</text:p>
          </table:table-cell>
          <table:table-cell table:style-name="ce2" table:formula="of:=IF(AND([.$G8]&lt;[.NG$1];[.$H8]&gt;=[.NG$1]);1;&quot;&quot;)" office:value-type="float" office:value="1" calcext:value-type="float">
            <text:p>1</text:p>
          </table:table-cell>
          <table:table-cell table:style-name="ce2" table:formula="of:=IF(AND([.$G8]&lt;[.NH$1];[.$H8]&gt;=[.NH$1]);1;&quot;&quot;)" office:value-type="float" office:value="1" calcext:value-type="float">
            <text:p>1</text:p>
          </table:table-cell>
          <table:table-cell table:style-name="ce2" table:formula="of:=IF(AND([.$G8]&lt;[.NI$1];[.$H8]&gt;=[.NI$1]);1;&quot;&quot;)" office:value-type="float" office:value="1" calcext:value-type="float">
            <text:p>1</text:p>
          </table:table-cell>
          <table:table-cell table:style-name="ce2" table:formula="of:=IF(AND([.$G8]&lt;[.NJ$1];[.$H8]&gt;=[.NJ$1]);1;&quot;&quot;)" office:value-type="float" office:value="1" calcext:value-type="float">
            <text:p>1</text:p>
          </table:table-cell>
          <table:table-cell table:style-name="ce2" table:formula="of:=IF(AND([.$G8]&lt;[.NK$1];[.$H8]&gt;=[.NK$1]);1;&quot;&quot;)" office:value-type="float" office:value="1" calcext:value-type="float">
            <text:p>1</text:p>
          </table:table-cell>
          <table:table-cell table:style-name="ce2" table:formula="of:=IF(AND([.$G8]&lt;[.NL$1];[.$H8]&gt;=[.NL$1]);1;&quot;&quot;)" office:value-type="float" office:value="1" calcext:value-type="float">
            <text:p>1</text:p>
          </table:table-cell>
          <table:table-cell table:style-name="ce2" table:formula="of:=IF(AND([.$G8]&lt;[.NM$1];[.$H8]&gt;=[.NM$1]);1;&quot;&quot;)" office:value-type="float" office:value="1" calcext:value-type="float">
            <text:p>1</text:p>
          </table:table-cell>
          <table:table-cell table:style-name="ce2" table:formula="of:=IF(AND([.$G8]&lt;[.NN$1];[.$H8]&gt;=[.NN$1]);1;&quot;&quot;)" office:value-type="float" office:value="1" calcext:value-type="float">
            <text:p>1</text:p>
          </table:table-cell>
          <table:table-cell table:style-name="ce2" table:formula="of:=IF(AND([.$G8]&lt;[.NO$1];[.$H8]&gt;=[.NO$1]);1;&quot;&quot;)" office:value-type="float" office:value="1" calcext:value-type="float">
            <text:p>1</text:p>
          </table:table-cell>
          <table:table-cell table:style-name="ce2" table:formula="of:=IF(AND([.$G8]&lt;[.NP$1];[.$H8]&gt;=[.NP$1]);1;&quot;&quot;)" office:value-type="float" office:value="1" calcext:value-type="float">
            <text:p>1</text:p>
          </table:table-cell>
          <table:table-cell table:style-name="ce2" table:formula="of:=IF(AND([.$G8]&lt;[.NQ$1];[.$H8]&gt;=[.NQ$1]);1;&quot;&quot;)" office:value-type="float" office:value="1" calcext:value-type="float">
            <text:p>1</text:p>
          </table:table-cell>
          <table:table-cell table:style-name="ce2" table:formula="of:=IF(AND([.$G8]&lt;[.NR$1];[.$H8]&gt;=[.NR$1]);1;&quot;&quot;)" office:value-type="float" office:value="1" calcext:value-type="float">
            <text:p>1</text:p>
          </table:table-cell>
          <table:table-cell table:style-name="ce2" table:formula="of:=IF(AND([.$G8]&lt;[.NS$1];[.$H8]&gt;=[.NS$1]);1;&quot;&quot;)" office:value-type="float" office:value="1" calcext:value-type="float">
            <text:p>1</text:p>
          </table:table-cell>
          <table:table-cell table:style-name="ce2" table:formula="of:=IF(AND([.$G8]&lt;[.NT$1];[.$H8]&gt;=[.NT$1]);1;&quot;&quot;)" office:value-type="float" office:value="1" calcext:value-type="float">
            <text:p>1</text:p>
          </table:table-cell>
          <table:table-cell table:style-name="ce2" table:formula="of:=IF(AND([.$G8]&lt;[.NU$1];[.$H8]&gt;=[.NU$1]);1;&quot;&quot;)" office:value-type="float" office:value="1" calcext:value-type="float">
            <text:p>1</text:p>
          </table:table-cell>
          <table:table-cell table:style-name="ce2" table:formula="of:=IF(AND([.$G8]&lt;[.NV$1];[.$H8]&gt;=[.NV$1]);1;&quot;&quot;)" office:value-type="float" office:value="1" calcext:value-type="float">
            <text:p>1</text:p>
          </table:table-cell>
          <table:table-cell table:style-name="ce2" table:formula="of:=IF(AND([.$G8]&lt;[.NW$1];[.$H8]&gt;=[.NW$1]);1;&quot;&quot;)" office:value-type="float" office:value="1" calcext:value-type="float">
            <text:p>1</text:p>
          </table:table-cell>
          <table:table-cell table:style-name="ce2" table:formula="of:=IF(AND([.$G8]&lt;[.NX$1];[.$H8]&gt;=[.NX$1]);1;&quot;&quot;)" office:value-type="float" office:value="1" calcext:value-type="float">
            <text:p>1</text:p>
          </table:table-cell>
          <table:table-cell table:style-name="ce2" table:formula="of:=IF(AND([.$G8]&lt;[.NY$1];[.$H8]&gt;=[.NY$1]);1;&quot;&quot;)" office:value-type="float" office:value="1" calcext:value-type="float">
            <text:p>1</text:p>
          </table:table-cell>
          <table:table-cell table:style-name="ce2" table:formula="of:=IF(AND([.$G8]&lt;[.NZ$1];[.$H8]&gt;=[.NZ$1]);1;&quot;&quot;)" office:value-type="float" office:value="1" calcext:value-type="float">
            <text:p>1</text:p>
          </table:table-cell>
          <table:table-cell table:style-name="ce2" table:formula="of:=IF(AND([.$G8]&lt;[.OA$1];[.$H8]&gt;=[.OA$1]);1;&quot;&quot;)" office:value-type="float" office:value="1" calcext:value-type="float">
            <text:p>1</text:p>
          </table:table-cell>
          <table:table-cell table:style-name="ce2" table:formula="of:=IF(AND([.$G8]&lt;[.OB$1];[.$H8]&gt;=[.OB$1]);1;&quot;&quot;)" office:value-type="float" office:value="1" calcext:value-type="float">
            <text:p>1</text:p>
          </table:table-cell>
          <table:table-cell table:style-name="ce2" table:formula="of:=IF(AND([.$G8]&lt;[.OC$1];[.$H8]&gt;=[.OC$1]);1;&quot;&quot;)" office:value-type="float" office:value="1" calcext:value-type="float">
            <text:p>1</text:p>
          </table:table-cell>
          <table:table-cell table:style-name="ce2" table:formula="of:=IF(AND([.$G8]&lt;[.OD$1];[.$H8]&gt;=[.OD$1]);1;&quot;&quot;)" office:value-type="float" office:value="1" calcext:value-type="float">
            <text:p>1</text:p>
          </table:table-cell>
          <table:table-cell table:style-name="ce2" table:formula="of:=IF(AND([.$G8]&lt;[.OE$1];[.$H8]&gt;=[.OE$1]);1;&quot;&quot;)" office:value-type="float" office:value="1" calcext:value-type="float">
            <text:p>1</text:p>
          </table:table-cell>
          <table:table-cell table:style-name="ce2" table:formula="of:=IF(AND([.$G8]&lt;[.OF$1];[.$H8]&gt;=[.OF$1]);1;&quot;&quot;)" office:value-type="float" office:value="1" calcext:value-type="float">
            <text:p>1</text:p>
          </table:table-cell>
          <table:table-cell table:style-name="ce2" table:formula="of:=IF(AND([.$G8]&lt;[.OG$1];[.$H8]&gt;=[.OG$1]);1;&quot;&quot;)" office:value-type="float" office:value="1" calcext:value-type="float">
            <text:p>1</text:p>
          </table:table-cell>
          <table:table-cell table:style-name="ce2" table:formula="of:=IF(AND([.$G8]&lt;[.OH$1];[.$H8]&gt;=[.OH$1]);1;&quot;&quot;)" office:value-type="float" office:value="1" calcext:value-type="float">
            <text:p>1</text:p>
          </table:table-cell>
          <table:table-cell table:style-name="ce2" table:formula="of:=IF(AND([.$G8]&lt;[.OI$1];[.$H8]&gt;=[.OI$1]);1;&quot;&quot;)" office:value-type="float" office:value="1" calcext:value-type="float">
            <text:p>1</text:p>
          </table:table-cell>
          <table:table-cell table:style-name="ce2" table:formula="of:=IF(AND([.$G8]&lt;[.OJ$1];[.$H8]&gt;=[.OJ$1]);1;&quot;&quot;)" office:value-type="float" office:value="1" calcext:value-type="float">
            <text:p>1</text:p>
          </table:table-cell>
          <table:table-cell table:style-name="ce2" table:formula="of:=IF(AND([.$G8]&lt;[.OK$1];[.$H8]&gt;=[.OK$1]);1;&quot;&quot;)" office:value-type="float" office:value="1" calcext:value-type="float">
            <text:p>1</text:p>
          </table:table-cell>
          <table:table-cell table:style-name="ce2" table:formula="of:=IF(AND([.$G8]&lt;[.OL$1];[.$H8]&gt;=[.OL$1]);1;&quot;&quot;)" office:value-type="float" office:value="1" calcext:value-type="float">
            <text:p>1</text:p>
          </table:table-cell>
          <table:table-cell table:style-name="ce2" table:formula="of:=IF(AND([.$G8]&lt;[.OM$1];[.$H8]&gt;=[.OM$1]);1;&quot;&quot;)" office:value-type="float" office:value="1" calcext:value-type="float">
            <text:p>1</text:p>
          </table:table-cell>
          <table:table-cell table:style-name="ce2" table:formula="of:=IF(AND([.$G8]&lt;[.ON$1];[.$H8]&gt;=[.ON$1]);1;&quot;&quot;)" office:value-type="float" office:value="1" calcext:value-type="float">
            <text:p>1</text:p>
          </table:table-cell>
          <table:table-cell table:style-name="ce2" table:formula="of:=IF(AND([.$G8]&lt;[.OO$1];[.$H8]&gt;=[.OO$1]);1;&quot;&quot;)" office:value-type="float" office:value="1" calcext:value-type="float">
            <text:p>1</text:p>
          </table:table-cell>
          <table:table-cell table:style-name="ce2" table:formula="of:=IF(AND([.$G8]&lt;[.OP$1];[.$H8]&gt;=[.OP$1]);1;&quot;&quot;)" office:value-type="float" office:value="1" calcext:value-type="float">
            <text:p>1</text:p>
          </table:table-cell>
          <table:table-cell table:style-name="ce2" table:formula="of:=IF(AND([.$G8]&lt;[.OQ$1];[.$H8]&gt;=[.OQ$1]);1;&quot;&quot;)" office:value-type="float" office:value="1" calcext:value-type="float">
            <text:p>1</text:p>
          </table:table-cell>
          <table:table-cell table:style-name="ce2" table:formula="of:=IF(AND([.$G8]&lt;[.OR$1];[.$H8]&gt;=[.OR$1]);1;&quot;&quot;)" office:value-type="float" office:value="1" calcext:value-type="float">
            <text:p>1</text:p>
          </table:table-cell>
          <table:table-cell table:style-name="ce2" table:formula="of:=IF(AND([.$G8]&lt;[.OS$1];[.$H8]&gt;=[.OS$1]);1;&quot;&quot;)" office:value-type="float" office:value="1" calcext:value-type="float">
            <text:p>1</text:p>
          </table:table-cell>
          <table:table-cell table:style-name="ce2" table:formula="of:=IF(AND([.$G8]&lt;[.OT$1];[.$H8]&gt;=[.OT$1]);1;&quot;&quot;)" office:value-type="float" office:value="1" calcext:value-type="float">
            <text:p>1</text:p>
          </table:table-cell>
          <table:table-cell table:style-name="ce2" table:formula="of:=IF(AND([.$G8]&lt;[.OU$1];[.$H8]&gt;=[.OU$1]);1;&quot;&quot;)" office:value-type="float" office:value="1" calcext:value-type="float">
            <text:p>1</text:p>
          </table:table-cell>
          <table:table-cell table:style-name="ce2" table:formula="of:=IF(AND([.$G8]&lt;[.OV$1];[.$H8]&gt;=[.OV$1]);1;&quot;&quot;)" office:value-type="float" office:value="1" calcext:value-type="float">
            <text:p>1</text:p>
          </table:table-cell>
          <table:table-cell table:style-name="ce2" table:formula="of:=IF(AND([.$G8]&lt;[.OW$1];[.$H8]&gt;=[.OW$1]);1;&quot;&quot;)" office:value-type="float" office:value="1" calcext:value-type="float">
            <text:p>1</text:p>
          </table:table-cell>
          <table:table-cell table:style-name="ce2" table:formula="of:=IF(AND([.$G8]&lt;[.OX$1];[.$H8]&gt;=[.OX$1]);1;&quot;&quot;)" office:value-type="float" office:value="1" calcext:value-type="float">
            <text:p>1</text:p>
          </table:table-cell>
          <table:table-cell table:style-name="ce2" table:formula="of:=IF(AND([.$G8]&lt;[.OY$1];[.$H8]&gt;=[.OY$1]);1;&quot;&quot;)" office:value-type="float" office:value="1" calcext:value-type="float">
            <text:p>1</text:p>
          </table:table-cell>
          <table:table-cell table:style-name="ce2" table:formula="of:=IF(AND([.$G8]&lt;[.OZ$1];[.$H8]&gt;=[.OZ$1]);1;&quot;&quot;)" office:value-type="float" office:value="1" calcext:value-type="float">
            <text:p>1</text:p>
          </table:table-cell>
          <table:table-cell table:style-name="ce2" table:formula="of:=IF(AND([.$G8]&lt;[.PA$1];[.$H8]&gt;=[.PA$1]);1;&quot;&quot;)" office:value-type="float" office:value="1" calcext:value-type="float">
            <text:p>1</text:p>
          </table:table-cell>
          <table:table-cell table:style-name="ce2" table:formula="of:=IF(AND([.$G8]&lt;[.PB$1];[.$H8]&gt;=[.PB$1]);1;&quot;&quot;)" office:value-type="float" office:value="1" calcext:value-type="float">
            <text:p>1</text:p>
          </table:table-cell>
          <table:table-cell table:style-name="ce2" table:formula="of:=IF(AND([.$G8]&lt;[.PC$1];[.$H8]&gt;=[.PC$1]);1;&quot;&quot;)" office:value-type="float" office:value="1" calcext:value-type="float">
            <text:p>1</text:p>
          </table:table-cell>
          <table:table-cell table:style-name="ce2" table:formula="of:=IF(AND([.$G8]&lt;[.PD$1];[.$H8]&gt;=[.PD$1]);1;&quot;&quot;)" office:value-type="float" office:value="1" calcext:value-type="float">
            <text:p>1</text:p>
          </table:table-cell>
          <table:table-cell table:style-name="ce2" table:formula="of:=IF(AND([.$G8]&lt;[.PE$1];[.$H8]&gt;=[.PE$1]);1;&quot;&quot;)" office:value-type="float" office:value="1" calcext:value-type="float">
            <text:p>1</text:p>
          </table:table-cell>
          <table:table-cell table:style-name="ce2" table:formula="of:=IF(AND([.$G8]&lt;[.PF$1];[.$H8]&gt;=[.PF$1]);1;&quot;&quot;)" office:value-type="float" office:value="1" calcext:value-type="float">
            <text:p>1</text:p>
          </table:table-cell>
          <table:table-cell table:style-name="ce2" table:formula="of:=IF(AND([.$G8]&lt;[.PG$1];[.$H8]&gt;=[.PG$1]);1;&quot;&quot;)" office:value-type="float" office:value="1" calcext:value-type="float">
            <text:p>1</text:p>
          </table:table-cell>
          <table:table-cell table:style-name="ce2" table:formula="of:=IF(AND([.$G8]&lt;[.PH$1];[.$H8]&gt;=[.PH$1]);1;&quot;&quot;)" office:value-type="float" office:value="1" calcext:value-type="float">
            <text:p>1</text:p>
          </table:table-cell>
          <table:table-cell table:style-name="ce2" table:formula="of:=IF(AND([.$G8]&lt;[.PI$1];[.$H8]&gt;=[.PI$1]);1;&quot;&quot;)" office:value-type="float" office:value="1" calcext:value-type="float">
            <text:p>1</text:p>
          </table:table-cell>
          <table:table-cell table:style-name="ce2" table:formula="of:=IF(AND([.$G8]&lt;[.PJ$1];[.$H8]&gt;=[.PJ$1]);1;&quot;&quot;)" office:value-type="float" office:value="1" calcext:value-type="float">
            <text:p>1</text:p>
          </table:table-cell>
          <table:table-cell table:style-name="ce2" table:formula="of:=IF(AND([.$G8]&lt;[.PK$1];[.$H8]&gt;=[.PK$1]);1;&quot;&quot;)" office:value-type="float" office:value="1" calcext:value-type="float">
            <text:p>1</text:p>
          </table:table-cell>
          <table:table-cell table:style-name="ce2" table:formula="of:=IF(AND([.$G8]&lt;[.PL$1];[.$H8]&gt;=[.PL$1]);1;&quot;&quot;)" office:value-type="float" office:value="1" calcext:value-type="float">
            <text:p>1</text:p>
          </table:table-cell>
          <table:table-cell table:style-name="ce2" table:formula="of:=IF(AND([.$G8]&lt;[.PM$1];[.$H8]&gt;=[.PM$1]);1;&quot;&quot;)" office:value-type="float" office:value="1" calcext:value-type="float">
            <text:p>1</text:p>
          </table:table-cell>
          <table:table-cell table:style-name="ce2" table:formula="of:=IF(AND([.$G8]&lt;[.PN$1];[.$H8]&gt;=[.PN$1]);1;&quot;&quot;)" office:value-type="float" office:value="1" calcext:value-type="float">
            <text:p>1</text:p>
          </table:table-cell>
          <table:table-cell table:style-name="ce2" table:formula="of:=IF(AND([.$G8]&lt;[.PO$1];[.$H8]&gt;=[.PO$1]);1;&quot;&quot;)" office:value-type="float" office:value="1" calcext:value-type="float">
            <text:p>1</text:p>
          </table:table-cell>
          <table:table-cell table:style-name="ce2" table:formula="of:=IF(AND([.$G8]&lt;[.PP$1];[.$H8]&gt;=[.PP$1]);1;&quot;&quot;)" office:value-type="float" office:value="1" calcext:value-type="float">
            <text:p>1</text:p>
          </table:table-cell>
          <table:table-cell table:style-name="ce2" table:formula="of:=IF(AND([.$G8]&lt;[.PQ$1];[.$H8]&gt;=[.PQ$1]);1;&quot;&quot;)" office:value-type="float" office:value="1" calcext:value-type="float">
            <text:p>1</text:p>
          </table:table-cell>
          <table:table-cell table:style-name="ce2" table:formula="of:=IF(AND([.$G8]&lt;[.PR$1];[.$H8]&gt;=[.PR$1]);1;&quot;&quot;)" office:value-type="float" office:value="1" calcext:value-type="float">
            <text:p>1</text:p>
          </table:table-cell>
          <table:table-cell table:style-name="ce2" table:formula="of:=IF(AND([.$G8]&lt;[.PS$1];[.$H8]&gt;=[.PS$1]);1;&quot;&quot;)" office:value-type="float" office:value="1" calcext:value-type="float">
            <text:p>1</text:p>
          </table:table-cell>
          <table:table-cell table:style-name="ce2" table:formula="of:=IF(AND([.$G8]&lt;[.PT$1];[.$H8]&gt;=[.PT$1]);1;&quot;&quot;)" office:value-type="float" office:value="1" calcext:value-type="float">
            <text:p>1</text:p>
          </table:table-cell>
          <table:table-cell table:style-name="ce2" table:formula="of:=IF(AND([.$G8]&lt;[.PU$1];[.$H8]&gt;=[.PU$1]);1;&quot;&quot;)" office:value-type="float" office:value="1" calcext:value-type="float">
            <text:p>1</text:p>
          </table:table-cell>
          <table:table-cell table:style-name="ce2" table:formula="of:=IF(AND([.$G8]&lt;[.PV$1];[.$H8]&gt;=[.PV$1]);1;&quot;&quot;)" office:value-type="float" office:value="1" calcext:value-type="float">
            <text:p>1</text:p>
          </table:table-cell>
          <table:table-cell table:style-name="ce2" table:formula="of:=IF(AND([.$G8]&lt;[.PW$1];[.$H8]&gt;=[.PW$1]);1;&quot;&quot;)" office:value-type="float" office:value="1" calcext:value-type="float">
            <text:p>1</text:p>
          </table:table-cell>
          <table:table-cell table:style-name="ce2" table:formula="of:=IF(AND([.$G8]&lt;[.PX$1];[.$H8]&gt;=[.PX$1]);1;&quot;&quot;)" office:value-type="float" office:value="1" calcext:value-type="float">
            <text:p>1</text:p>
          </table:table-cell>
          <table:table-cell table:style-name="ce2" table:formula="of:=IF(AND([.$G8]&lt;[.PY$1];[.$H8]&gt;=[.PY$1]);1;&quot;&quot;)" office:value-type="float" office:value="1" calcext:value-type="float">
            <text:p>1</text:p>
          </table:table-cell>
          <table:table-cell table:style-name="ce2" table:formula="of:=IF(AND([.$G8]&lt;[.PZ$1];[.$H8]&gt;=[.PZ$1]);1;&quot;&quot;)" office:value-type="float" office:value="1" calcext:value-type="float">
            <text:p>1</text:p>
          </table:table-cell>
          <table:table-cell table:style-name="ce2" table:formula="of:=IF(AND([.$G8]&lt;[.QA$1];[.$H8]&gt;=[.QA$1]);1;&quot;&quot;)" office:value-type="float" office:value="1" calcext:value-type="float">
            <text:p>1</text:p>
          </table:table-cell>
          <table:table-cell table:style-name="ce2" table:formula="of:=IF(AND([.$G8]&lt;[.QB$1];[.$H8]&gt;=[.QB$1]);1;&quot;&quot;)" office:value-type="float" office:value="1" calcext:value-type="float">
            <text:p>1</text:p>
          </table:table-cell>
          <table:table-cell table:style-name="ce2" table:formula="of:=IF(AND([.$G8]&lt;[.QC$1];[.$H8]&gt;=[.QC$1]);1;&quot;&quot;)" office:value-type="float" office:value="1" calcext:value-type="float">
            <text:p>1</text:p>
          </table:table-cell>
          <table:table-cell table:style-name="ce2" table:formula="of:=IF(AND([.$G8]&lt;[.QD$1];[.$H8]&gt;=[.QD$1]);1;&quot;&quot;)" office:value-type="float" office:value="1" calcext:value-type="float">
            <text:p>1</text:p>
          </table:table-cell>
          <table:table-cell table:style-name="ce2" table:formula="of:=IF(AND([.$G8]&lt;[.QE$1];[.$H8]&gt;=[.QE$1]);1;&quot;&quot;)" office:value-type="float" office:value="1" calcext:value-type="float">
            <text:p>1</text:p>
          </table:table-cell>
          <table:table-cell table:style-name="ce2" table:formula="of:=IF(AND([.$G8]&lt;[.QF$1];[.$H8]&gt;=[.QF$1]);1;&quot;&quot;)" office:value-type="float" office:value="1" calcext:value-type="float">
            <text:p>1</text:p>
          </table:table-cell>
          <table:table-cell table:style-name="ce2" table:formula="of:=IF(AND([.$G8]&lt;[.QG$1];[.$H8]&gt;=[.QG$1]);1;&quot;&quot;)" office:value-type="float" office:value="1" calcext:value-type="float">
            <text:p>1</text:p>
          </table:table-cell>
          <table:table-cell table:style-name="ce2" table:formula="of:=IF(AND([.$G8]&lt;[.QH$1];[.$H8]&gt;=[.QH$1]);1;&quot;&quot;)" office:value-type="float" office:value="1" calcext:value-type="float">
            <text:p>1</text:p>
          </table:table-cell>
          <table:table-cell table:style-name="ce2" table:formula="of:=IF(AND([.$G8]&lt;[.QI$1];[.$H8]&gt;=[.QI$1]);1;&quot;&quot;)" office:value-type="float" office:value="1" calcext:value-type="float">
            <text:p>1</text:p>
          </table:table-cell>
          <table:table-cell table:style-name="ce2" table:formula="of:=IF(AND([.$G8]&lt;[.QJ$1];[.$H8]&gt;=[.QJ$1]);1;&quot;&quot;)" office:value-type="float" office:value="1" calcext:value-type="float">
            <text:p>1</text:p>
          </table:table-cell>
          <table:table-cell table:style-name="ce2" table:formula="of:=IF(AND([.$G8]&lt;[.QK$1];[.$H8]&gt;=[.QK$1]);1;&quot;&quot;)" office:value-type="float" office:value="1" calcext:value-type="float">
            <text:p>1</text:p>
          </table:table-cell>
          <table:table-cell table:style-name="ce2" table:formula="of:=IF(AND([.$G8]&lt;[.QL$1];[.$H8]&gt;=[.QL$1]);1;&quot;&quot;)" office:value-type="float" office:value="1" calcext:value-type="float">
            <text:p>1</text:p>
          </table:table-cell>
          <table:table-cell table:style-name="ce2" table:formula="of:=IF(AND([.$G8]&lt;[.QM$1];[.$H8]&gt;=[.QM$1]);1;&quot;&quot;)" office:value-type="float" office:value="1" calcext:value-type="float">
            <text:p>1</text:p>
          </table:table-cell>
          <table:table-cell table:style-name="ce2" table:formula="of:=IF(AND([.$G8]&lt;[.QN$1];[.$H8]&gt;=[.QN$1]);1;&quot;&quot;)" office:value-type="float" office:value="1" calcext:value-type="float">
            <text:p>1</text:p>
          </table:table-cell>
          <table:table-cell table:style-name="ce2" table:formula="of:=IF(AND([.$G8]&lt;[.QO$1];[.$H8]&gt;=[.QO$1]);1;&quot;&quot;)" office:value-type="float" office:value="1" calcext:value-type="float">
            <text:p>1</text:p>
          </table:table-cell>
          <table:table-cell table:style-name="ce2" table:formula="of:=IF(AND([.$G8]&lt;[.QP$1];[.$H8]&gt;=[.QP$1]);1;&quot;&quot;)" office:value-type="float" office:value="1" calcext:value-type="float">
            <text:p>1</text:p>
          </table:table-cell>
          <table:table-cell table:style-name="ce2" table:formula="of:=IF(AND([.$G8]&lt;[.QQ$1];[.$H8]&gt;=[.QQ$1]);1;&quot;&quot;)" office:value-type="float" office:value="1" calcext:value-type="float">
            <text:p>1</text:p>
          </table:table-cell>
          <table:table-cell table:style-name="ce2" table:formula="of:=IF(AND([.$G8]&lt;[.QR$1];[.$H8]&gt;=[.QR$1]);1;&quot;&quot;)" office:value-type="float" office:value="1" calcext:value-type="float">
            <text:p>1</text:p>
          </table:table-cell>
          <table:table-cell table:style-name="ce2" table:formula="of:=IF(AND([.$G8]&lt;[.QS$1];[.$H8]&gt;=[.QS$1]);1;&quot;&quot;)" office:value-type="float" office:value="1" calcext:value-type="float">
            <text:p>1</text:p>
          </table:table-cell>
          <table:table-cell table:style-name="ce2" table:formula="of:=IF(AND([.$G8]&lt;[.QT$1];[.$H8]&gt;=[.QT$1]);1;&quot;&quot;)" office:value-type="float" office:value="1" calcext:value-type="float">
            <text:p>1</text:p>
          </table:table-cell>
          <table:table-cell table:style-name="ce2" table:formula="of:=IF(AND([.$G8]&lt;[.QU$1];[.$H8]&gt;=[.QU$1]);1;&quot;&quot;)" office:value-type="float" office:value="1" calcext:value-type="float">
            <text:p>1</text:p>
          </table:table-cell>
          <table:table-cell table:style-name="ce2" table:formula="of:=IF(AND([.$G8]&lt;[.QV$1];[.$H8]&gt;=[.QV$1]);1;&quot;&quot;)" office:value-type="float" office:value="1" calcext:value-type="float">
            <text:p>1</text:p>
          </table:table-cell>
          <table:table-cell table:style-name="ce2" table:formula="of:=IF(AND([.$G8]&lt;[.QW$1];[.$H8]&gt;=[.QW$1]);1;&quot;&quot;)" office:value-type="float" office:value="1" calcext:value-type="float">
            <text:p>1</text:p>
          </table:table-cell>
          <table:table-cell table:style-name="ce2" table:formula="of:=IF(AND([.$G8]&lt;[.QX$1];[.$H8]&gt;=[.QX$1]);1;&quot;&quot;)" office:value-type="float" office:value="1" calcext:value-type="float">
            <text:p>1</text:p>
          </table:table-cell>
          <table:table-cell table:style-name="ce2" table:formula="of:=IF(AND([.$G8]&lt;[.QY$1];[.$H8]&gt;=[.QY$1]);1;&quot;&quot;)" office:value-type="float" office:value="1" calcext:value-type="float">
            <text:p>1</text:p>
          </table:table-cell>
          <table:table-cell table:style-name="ce2" table:formula="of:=IF(AND([.$G8]&lt;[.QZ$1];[.$H8]&gt;=[.QZ$1]);1;&quot;&quot;)" office:value-type="float" office:value="1" calcext:value-type="float">
            <text:p>1</text:p>
          </table:table-cell>
          <table:table-cell table:style-name="ce2" table:formula="of:=IF(AND([.$G8]&lt;[.RA$1];[.$H8]&gt;=[.RA$1]);1;&quot;&quot;)" office:value-type="float" office:value="1" calcext:value-type="float">
            <text:p>1</text:p>
          </table:table-cell>
          <table:table-cell table:style-name="ce2" table:formula="of:=IF(AND([.$G8]&lt;[.RB$1];[.$H8]&gt;=[.RB$1]);1;&quot;&quot;)" office:value-type="float" office:value="1" calcext:value-type="float">
            <text:p>1</text:p>
          </table:table-cell>
          <table:table-cell table:style-name="ce2" table:formula="of:=IF(AND([.$G8]&lt;[.RC$1];[.$H8]&gt;=[.RC$1]);1;&quot;&quot;)" office:value-type="float" office:value="1" calcext:value-type="float">
            <text:p>1</text:p>
          </table:table-cell>
          <table:table-cell table:style-name="ce2" table:formula="of:=IF(AND([.$G8]&lt;[.RD$1];[.$H8]&gt;=[.RD$1]);1;&quot;&quot;)" office:value-type="float" office:value="1" calcext:value-type="float">
            <text:p>1</text:p>
          </table:table-cell>
          <table:table-cell table:style-name="ce2" table:formula="of:=IF(AND([.$G8]&lt;[.RE$1];[.$H8]&gt;=[.RE$1]);1;&quot;&quot;)" office:value-type="float" office:value="1" calcext:value-type="float">
            <text:p>1</text:p>
          </table:table-cell>
          <table:table-cell table:style-name="ce2" table:formula="of:=IF(AND([.$G8]&lt;[.RF$1];[.$H8]&gt;=[.RF$1]);1;&quot;&quot;)" office:value-type="float" office:value="1" calcext:value-type="float">
            <text:p>1</text:p>
          </table:table-cell>
          <table:table-cell table:style-name="ce2" table:formula="of:=IF(AND([.$G8]&lt;[.RG$1];[.$H8]&gt;=[.RG$1]);1;&quot;&quot;)" office:value-type="float" office:value="1" calcext:value-type="float">
            <text:p>1</text:p>
          </table:table-cell>
          <table:table-cell table:style-name="ce2" table:formula="of:=IF(AND([.$G8]&lt;[.RH$1];[.$H8]&gt;=[.RH$1]);1;&quot;&quot;)" office:value-type="float" office:value="1" calcext:value-type="float">
            <text:p>1</text:p>
          </table:table-cell>
          <table:table-cell table:style-name="ce2" table:formula="of:=IF(AND([.$G8]&lt;[.RI$1];[.$H8]&gt;=[.RI$1]);1;&quot;&quot;)" office:value-type="float" office:value="1" calcext:value-type="float">
            <text:p>1</text:p>
          </table:table-cell>
          <table:table-cell table:style-name="ce2" table:formula="of:=IF(AND([.$G8]&lt;[.RJ$1];[.$H8]&gt;=[.RJ$1]);1;&quot;&quot;)" office:value-type="float" office:value="1" calcext:value-type="float">
            <text:p>1</text:p>
          </table:table-cell>
          <table:table-cell table:style-name="ce2" table:formula="of:=IF(AND([.$G8]&lt;[.RK$1];[.$H8]&gt;=[.RK$1]);1;&quot;&quot;)">
            <text:p/>
          </table:table-cell>
          <table:table-cell table:style-name="ce2" table:formula="of:=IF(AND([.$G8]&lt;[.RL$1];[.$H8]&gt;=[.RL$1]);1;&quot;&quot;)">
            <text:p/>
          </table:table-cell>
          <table:table-cell table:style-name="ce2" table:formula="of:=IF(AND([.$G8]&lt;[.RM$1];[.$H8]&gt;=[.RM$1]);1;&quot;&quot;)">
            <text:p/>
          </table:table-cell>
          <table:table-cell table:style-name="ce2" table:formula="of:=IF(AND([.$G8]&lt;[.RN$1];[.$H8]&gt;=[.RN$1]);1;&quot;&quot;)">
            <text:p/>
          </table:table-cell>
          <table:table-cell table:style-name="ce2" table:formula="of:=IF(AND([.$G8]&lt;[.RO$1];[.$H8]&gt;=[.RO$1]);1;&quot;&quot;)">
            <text:p/>
          </table:table-cell>
          <table:table-cell table:style-name="ce2" table:formula="of:=IF(AND([.$G8]&lt;[.RP$1];[.$H8]&gt;=[.RP$1]);1;&quot;&quot;)">
            <text:p/>
          </table:table-cell>
          <table:table-cell table:style-name="ce2" table:formula="of:=IF(AND([.$G8]&lt;[.RQ$1];[.$H8]&gt;=[.RQ$1]);1;&quot;&quot;)">
            <text:p/>
          </table:table-cell>
          <table:table-cell table:style-name="ce2" table:formula="of:=IF(AND([.$G8]&lt;[.RR$1];[.$H8]&gt;=[.RR$1]);1;&quot;&quot;)">
            <text:p/>
          </table:table-cell>
          <table:table-cell table:style-name="ce2" table:formula="of:=IF(AND([.$G8]&lt;[.RS$1];[.$H8]&gt;=[.RS$1]);1;&quot;&quot;)">
            <text:p/>
          </table:table-cell>
          <table:table-cell table:style-name="ce2" table:formula="of:=IF(AND([.$G8]&lt;[.RT$1];[.$H8]&gt;=[.RT$1]);1;&quot;&quot;)">
            <text:p/>
          </table:table-cell>
          <table:table-cell table:style-name="ce2" table:formula="of:=IF(AND([.$G8]&lt;[.RU$1];[.$H8]&gt;=[.RU$1]);1;&quot;&quot;)">
            <text:p/>
          </table:table-cell>
          <table:table-cell table:style-name="ce2" table:formula="of:=IF(AND([.$G8]&lt;[.RV$1];[.$H8]&gt;=[.RV$1]);1;&quot;&quot;)">
            <text:p/>
          </table:table-cell>
          <table:table-cell table:style-name="ce2" table:formula="of:=IF(AND([.$G8]&lt;[.RW$1];[.$H8]&gt;=[.RW$1]);1;&quot;&quot;)">
            <text:p/>
          </table:table-cell>
          <table:table-cell table:style-name="ce2" table:formula="of:=IF(AND([.$G8]&lt;[.RX$1];[.$H8]&gt;=[.RX$1]);1;&quot;&quot;)">
            <text:p/>
          </table:table-cell>
          <table:table-cell table:style-name="ce2" table:formula="of:=IF(AND([.$G8]&lt;[.RY$1];[.$H8]&gt;=[.RY$1]);1;&quot;&quot;)">
            <text:p/>
          </table:table-cell>
          <table:table-cell table:style-name="ce2" table:formula="of:=IF(AND([.$G8]&lt;[.RZ$1];[.$H8]&gt;=[.RZ$1]);1;&quot;&quot;)">
            <text:p/>
          </table:table-cell>
          <table:table-cell table:style-name="ce2" table:formula="of:=IF(AND([.$G8]&lt;[.SA$1];[.$H8]&gt;=[.SA$1]);1;&quot;&quot;)">
            <text:p/>
          </table:table-cell>
          <table:table-cell table:style-name="ce2" table:formula="of:=IF(AND([.$G8]&lt;[.SB$1];[.$H8]&gt;=[.SB$1]);1;&quot;&quot;)">
            <text:p/>
          </table:table-cell>
          <table:table-cell table:style-name="ce2" table:formula="of:=IF(AND([.$G8]&lt;[.SC$1];[.$H8]&gt;=[.SC$1]);1;&quot;&quot;)">
            <text:p/>
          </table:table-cell>
          <table:table-cell table:style-name="ce2" table:formula="of:=IF(AND([.$G8]&lt;[.SD$1];[.$H8]&gt;=[.SD$1]);1;&quot;&quot;)">
            <text:p/>
          </table:table-cell>
          <table:table-cell table:style-name="ce2" table:formula="of:=IF(AND([.$G8]&lt;[.SE$1];[.$H8]&gt;=[.SE$1]);1;&quot;&quot;)">
            <text:p/>
          </table:table-cell>
          <table:table-cell table:style-name="ce2" table:formula="of:=IF(AND([.$G8]&lt;[.SF$1];[.$H8]&gt;=[.SF$1]);1;&quot;&quot;)">
            <text:p/>
          </table:table-cell>
          <table:table-cell table:style-name="ce2" table:formula="of:=IF(AND([.$G8]&lt;[.SG$1];[.$H8]&gt;=[.SG$1]);1;&quot;&quot;)">
            <text:p/>
          </table:table-cell>
          <table:table-cell table:style-name="ce2" table:formula="of:=IF(AND([.$G8]&lt;[.SH$1];[.$H8]&gt;=[.SH$1]);1;&quot;&quot;)">
            <text:p/>
          </table:table-cell>
          <table:table-cell table:style-name="ce2" table:formula="of:=IF(AND([.$G8]&lt;[.SI$1];[.$H8]&gt;=[.SI$1]);1;&quot;&quot;)">
            <text:p/>
          </table:table-cell>
          <table:table-cell table:style-name="ce2" table:formula="of:=IF(AND([.$G8]&lt;[.SJ$1];[.$H8]&gt;=[.SJ$1]);1;&quot;&quot;)">
            <text:p/>
          </table:table-cell>
          <table:table-cell table:style-name="ce2" table:formula="of:=IF(AND([.$G8]&lt;[.SK$1];[.$H8]&gt;=[.SK$1]);1;&quot;&quot;)">
            <text:p/>
          </table:table-cell>
          <table:table-cell table:style-name="ce2" table:formula="of:=IF(AND([.$G8]&lt;[.SL$1];[.$H8]&gt;=[.SL$1]);1;&quot;&quot;)">
            <text:p/>
          </table:table-cell>
          <table:table-cell table:style-name="ce2" table:formula="of:=IF(AND([.$G8]&lt;[.SM$1];[.$H8]&gt;=[.SM$1]);1;&quot;&quot;)">
            <text:p/>
          </table:table-cell>
          <table:table-cell table:style-name="ce2" table:formula="of:=IF(AND([.$G8]&lt;[.SN$1];[.$H8]&gt;=[.SN$1]);1;&quot;&quot;)">
            <text:p/>
          </table:table-cell>
          <table:table-cell table:style-name="ce2" table:formula="of:=IF(AND([.$G8]&lt;[.SO$1];[.$H8]&gt;=[.SO$1]);1;&quot;&quot;)">
            <text:p/>
          </table:table-cell>
          <table:table-cell table:style-name="ce2" table:formula="of:=IF(AND([.$G8]&lt;[.SP$1];[.$H8]&gt;=[.SP$1]);1;&quot;&quot;)">
            <text:p/>
          </table:table-cell>
          <table:table-cell table:style-name="ce2" table:formula="of:=IF(AND([.$G8]&lt;[.SQ$1];[.$H8]&gt;=[.SQ$1]);1;&quot;&quot;)">
            <text:p/>
          </table:table-cell>
          <table:table-cell table:style-name="ce2" table:formula="of:=IF(AND([.$G8]&lt;[.SR$1];[.$H8]&gt;=[.SR$1]);1;&quot;&quot;)">
            <text:p/>
          </table:table-cell>
          <table:table-cell table:style-name="ce2" table:formula="of:=IF(AND([.$G8]&lt;[.SS$1];[.$H8]&gt;=[.SS$1]);1;&quot;&quot;)">
            <text:p/>
          </table:table-cell>
          <table:table-cell table:style-name="ce2" table:formula="of:=IF(AND([.$G8]&lt;[.ST$1];[.$H8]&gt;=[.ST$1]);1;&quot;&quot;)">
            <text:p/>
          </table:table-cell>
          <table:table-cell table:style-name="ce2" table:formula="of:=IF(AND([.$G8]&lt;[.SU$1];[.$H8]&gt;=[.SU$1]);1;&quot;&quot;)">
            <text:p/>
          </table:table-cell>
          <table:table-cell table:style-name="ce2" table:formula="of:=IF(AND([.$G8]&lt;[.SV$1];[.$H8]&gt;=[.SV$1]);1;&quot;&quot;)">
            <text:p/>
          </table:table-cell>
          <table:table-cell table:style-name="ce2" table:formula="of:=IF(AND([.$G8]&lt;[.SW$1];[.$H8]&gt;=[.SW$1]);1;&quot;&quot;)">
            <text:p/>
          </table:table-cell>
          <table:table-cell table:style-name="ce2" table:formula="of:=IF(AND([.$G8]&lt;[.SX$1];[.$H8]&gt;=[.SX$1]);1;&quot;&quot;)">
            <text:p/>
          </table:table-cell>
          <table:table-cell table:style-name="ce2" table:formula="of:=IF(AND([.$G8]&lt;[.SY$1];[.$H8]&gt;=[.SY$1]);1;&quot;&quot;)">
            <text:p/>
          </table:table-cell>
          <table:table-cell table:style-name="ce2" table:formula="of:=IF(AND([.$G8]&lt;[.SZ$1];[.$H8]&gt;=[.SZ$1]);1;&quot;&quot;)">
            <text:p/>
          </table:table-cell>
          <table:table-cell table:style-name="ce2" table:formula="of:=IF(AND([.$G8]&lt;[.TA$1];[.$H8]&gt;=[.TA$1]);1;&quot;&quot;)">
            <text:p/>
          </table:table-cell>
          <table:table-cell table:style-name="ce2" table:formula="of:=IF(AND([.$G8]&lt;[.TB$1];[.$H8]&gt;=[.TB$1]);1;&quot;&quot;)">
            <text:p/>
          </table:table-cell>
          <table:table-cell table:style-name="ce2" table:formula="of:=IF(AND([.$G8]&lt;[.TC$1];[.$H8]&gt;=[.TC$1]);1;&quot;&quot;)">
            <text:p/>
          </table:table-cell>
          <table:table-cell table:style-name="ce2" table:formula="of:=IF(AND([.$G8]&lt;[.TD$1];[.$H8]&gt;=[.TD$1]);1;&quot;&quot;)">
            <text:p/>
          </table:table-cell>
          <table:table-cell table:style-name="ce2" table:formula="of:=IF(AND([.$G8]&lt;[.TE$1];[.$H8]&gt;=[.TE$1]);1;&quot;&quot;)">
            <text:p/>
          </table:table-cell>
          <table:table-cell table:style-name="ce2" table:formula="of:=IF(AND([.$G8]&lt;[.TF$1];[.$H8]&gt;=[.TF$1]);1;&quot;&quot;)">
            <text:p/>
          </table:table-cell>
          <table:table-cell table:style-name="ce2" table:formula="of:=IF(AND([.$G8]&lt;[.TG$1];[.$H8]&gt;=[.TG$1]);1;&quot;&quot;)">
            <text:p/>
          </table:table-cell>
          <table:table-cell table:style-name="ce2" table:formula="of:=IF(AND([.$G8]&lt;[.TH$1];[.$H8]&gt;=[.TH$1]);1;&quot;&quot;)">
            <text:p/>
          </table:table-cell>
          <table:table-cell table:style-name="ce2" table:formula="of:=IF(AND([.$G8]&lt;[.TI$1];[.$H8]&gt;=[.TI$1]);1;&quot;&quot;)">
            <text:p/>
          </table:table-cell>
          <table:table-cell table:style-name="ce2" table:formula="of:=IF(AND([.$G8]&lt;[.TJ$1];[.$H8]&gt;=[.TJ$1]);1;&quot;&quot;)">
            <text:p/>
          </table:table-cell>
          <table:table-cell table:style-name="ce2" table:formula="of:=IF(AND([.$G8]&lt;[.TK$1];[.$H8]&gt;=[.TK$1]);1;&quot;&quot;)">
            <text:p/>
          </table:table-cell>
          <table:table-cell table:style-name="ce2" table:formula="of:=IF(AND([.$G8]&lt;[.TL$1];[.$H8]&gt;=[.TL$1]);1;&quot;&quot;)">
            <text:p/>
          </table:table-cell>
          <table:table-cell table:style-name="ce2" table:formula="of:=IF(AND([.$G8]&lt;[.TM$1];[.$H8]&gt;=[.TM$1]);1;&quot;&quot;)">
            <text:p/>
          </table:table-cell>
          <table:table-cell table:style-name="ce2" table:formula="of:=IF(AND([.$G8]&lt;[.TN$1];[.$H8]&gt;=[.TN$1]);1;&quot;&quot;)">
            <text:p/>
          </table:table-cell>
          <table:table-cell table:style-name="ce2" table:formula="of:=IF(AND([.$G8]&lt;[.TO$1];[.$H8]&gt;=[.TO$1]);1;&quot;&quot;)">
            <text:p/>
          </table:table-cell>
          <table:table-cell table:style-name="ce2" table:formula="of:=IF(AND([.$G8]&lt;[.TP$1];[.$H8]&gt;=[.TP$1]);1;&quot;&quot;)">
            <text:p/>
          </table:table-cell>
          <table:table-cell table:style-name="ce2" table:formula="of:=IF(AND([.$G8]&lt;[.TQ$1];[.$H8]&gt;=[.TQ$1]);1;&quot;&quot;)">
            <text:p/>
          </table:table-cell>
          <table:table-cell table:style-name="ce2" table:formula="of:=IF(AND([.$G8]&lt;[.TR$1];[.$H8]&gt;=[.TR$1]);1;&quot;&quot;)">
            <text:p/>
          </table:table-cell>
          <table:table-cell table:style-name="ce2" table:formula="of:=IF(AND([.$G8]&lt;[.TS$1];[.$H8]&gt;=[.TS$1]);1;&quot;&quot;)">
            <text:p/>
          </table:table-cell>
          <table:table-cell table:style-name="ce2" table:formula="of:=IF(AND([.$G8]&lt;[.TT$1];[.$H8]&gt;=[.TT$1]);1;&quot;&quot;)">
            <text:p/>
          </table:table-cell>
          <table:table-cell table:style-name="ce2" table:formula="of:=IF(AND([.$G8]&lt;[.TU$1];[.$H8]&gt;=[.TU$1]);1;&quot;&quot;)">
            <text:p/>
          </table:table-cell>
          <table:table-cell table:style-name="ce2" table:formula="of:=IF(AND([.$G8]&lt;[.TV$1];[.$H8]&gt;=[.TV$1]);1;&quot;&quot;)">
            <text:p/>
          </table:table-cell>
          <table:table-cell table:style-name="ce2" table:formula="of:=IF(AND([.$G8]&lt;[.TW$1];[.$H8]&gt;=[.TW$1]);1;&quot;&quot;)">
            <text:p/>
          </table:table-cell>
          <table:table-cell table:style-name="ce2" table:formula="of:=IF(AND([.$G8]&lt;[.TX$1];[.$H8]&gt;=[.TX$1]);1;&quot;&quot;)">
            <text:p/>
          </table:table-cell>
          <table:table-cell table:style-name="ce2" table:formula="of:=IF(AND([.$G8]&lt;[.TY$1];[.$H8]&gt;=[.TY$1]);1;&quot;&quot;)">
            <text:p/>
          </table:table-cell>
          <table:table-cell table:style-name="ce2" table:formula="of:=IF(AND([.$G8]&lt;[.TZ$1];[.$H8]&gt;=[.TZ$1]);1;&quot;&quot;)">
            <text:p/>
          </table:table-cell>
          <table:table-cell table:style-name="ce2" table:formula="of:=IF(AND([.$G8]&lt;[.UA$1];[.$H8]&gt;=[.UA$1]);1;&quot;&quot;)">
            <text:p/>
          </table:table-cell>
          <table:table-cell table:style-name="ce2" table:formula="of:=IF(AND([.$G8]&lt;[.UB$1];[.$H8]&gt;=[.UB$1]);1;&quot;&quot;)">
            <text:p/>
          </table:table-cell>
          <table:table-cell table:style-name="ce2" table:formula="of:=IF(AND([.$G8]&lt;[.UC$1];[.$H8]&gt;=[.UC$1]);1;&quot;&quot;)">
            <text:p/>
          </table:table-cell>
          <table:table-cell table:style-name="ce2" table:formula="of:=IF(AND([.$G8]&lt;[.UD$1];[.$H8]&gt;=[.UD$1]);1;&quot;&quot;)">
            <text:p/>
          </table:table-cell>
          <table:table-cell table:style-name="ce2" table:formula="of:=IF(AND([.$G8]&lt;[.UE$1];[.$H8]&gt;=[.UE$1]);1;&quot;&quot;)">
            <text:p/>
          </table:table-cell>
          <table:table-cell table:style-name="ce2" table:formula="of:=IF(AND([.$G8]&lt;[.UF$1];[.$H8]&gt;=[.UF$1]);1;&quot;&quot;)">
            <text:p/>
          </table:table-cell>
          <table:table-cell table:style-name="ce2" table:formula="of:=IF(AND([.$G8]&lt;[.UG$1];[.$H8]&gt;=[.UG$1]);1;&quot;&quot;)">
            <text:p/>
          </table:table-cell>
          <table:table-cell table:style-name="ce2" table:formula="of:=IF(AND([.$G8]&lt;[.UH$1];[.$H8]&gt;=[.UH$1]);1;&quot;&quot;)">
            <text:p/>
          </table:table-cell>
          <table:table-cell table:style-name="ce2" table:formula="of:=IF(AND([.$G8]&lt;[.UI$1];[.$H8]&gt;=[.UI$1]);1;&quot;&quot;)">
            <text:p/>
          </table:table-cell>
          <table:table-cell table:style-name="ce2" table:formula="of:=IF(AND([.$G8]&lt;[.UJ$1];[.$H8]&gt;=[.UJ$1]);1;&quot;&quot;)">
            <text:p/>
          </table:table-cell>
          <table:table-cell table:style-name="ce2" table:formula="of:=IF(AND([.$G8]&lt;[.UK$1];[.$H8]&gt;=[.UK$1]);1;&quot;&quot;)">
            <text:p/>
          </table:table-cell>
          <table:table-cell table:style-name="ce2" table:formula="of:=IF(AND([.$G8]&lt;[.UL$1];[.$H8]&gt;=[.UL$1]);1;&quot;&quot;)">
            <text:p/>
          </table:table-cell>
          <table:table-cell table:style-name="ce2" table:formula="of:=IF(AND([.$G8]&lt;[.UM$1];[.$H8]&gt;=[.UM$1]);1;&quot;&quot;)">
            <text:p/>
          </table:table-cell>
          <table:table-cell table:style-name="ce2" table:formula="of:=IF(AND([.$G8]&lt;[.UN$1];[.$H8]&gt;=[.UN$1]);1;&quot;&quot;)">
            <text:p/>
          </table:table-cell>
          <table:table-cell table:style-name="ce2" table:formula="of:=IF(AND([.$G8]&lt;[.UO$1];[.$H8]&gt;=[.UO$1]);1;&quot;&quot;)">
            <text:p/>
          </table:table-cell>
          <table:table-cell table:style-name="ce2" table:formula="of:=IF(AND([.$G8]&lt;[.UP$1];[.$H8]&gt;=[.UP$1]);1;&quot;&quot;)">
            <text:p/>
          </table:table-cell>
          <table:table-cell table:style-name="ce2" table:formula="of:=IF(AND([.$G8]&lt;[.UQ$1];[.$H8]&gt;=[.UQ$1]);1;&quot;&quot;)">
            <text:p/>
          </table:table-cell>
          <table:table-cell table:style-name="ce2" table:formula="of:=IF(AND([.$G8]&lt;[.UR$1];[.$H8]&gt;=[.UR$1]);1;&quot;&quot;)">
            <text:p/>
          </table:table-cell>
          <table:table-cell table:style-name="ce2" table:formula="of:=IF(AND([.$G8]&lt;[.US$1];[.$H8]&gt;=[.US$1]);1;&quot;&quot;)">
            <text:p/>
          </table:table-cell>
          <table:table-cell table:style-name="ce2" table:formula="of:=IF(AND([.$G8]&lt;[.UT$1];[.$H8]&gt;=[.UT$1]);1;&quot;&quot;)">
            <text:p/>
          </table:table-cell>
          <table:table-cell table:style-name="ce2" table:formula="of:=IF(AND([.$G8]&lt;[.UU$1];[.$H8]&gt;=[.UU$1]);1;&quot;&quot;)">
            <text:p/>
          </table:table-cell>
          <table:table-cell table:style-name="ce2" table:formula="of:=IF(AND([.$G8]&lt;[.UV$1];[.$H8]&gt;=[.UV$1]);1;&quot;&quot;)">
            <text:p/>
          </table:table-cell>
          <table:table-cell table:style-name="ce2" table:formula="of:=IF(AND([.$G8]&lt;[.UW$1];[.$H8]&gt;=[.UW$1]);1;&quot;&quot;)">
            <text:p/>
          </table:table-cell>
          <table:table-cell table:style-name="ce2" table:formula="of:=IF(AND([.$G8]&lt;[.UX$1];[.$H8]&gt;=[.UX$1]);1;&quot;&quot;)">
            <text:p/>
          </table:table-cell>
          <table:table-cell table:style-name="ce2" table:formula="of:=IF(AND([.$G8]&lt;[.UY$1];[.$H8]&gt;=[.UY$1]);1;&quot;&quot;)">
            <text:p/>
          </table:table-cell>
          <table:table-cell table:style-name="ce2" table:formula="of:=IF(AND([.$G8]&lt;[.UZ$1];[.$H8]&gt;=[.UZ$1]);1;&quot;&quot;)">
            <text:p/>
          </table:table-cell>
          <table:table-cell table:style-name="ce2" table:formula="of:=IF(AND([.$G8]&lt;[.VA$1];[.$H8]&gt;=[.VA$1]);1;&quot;&quot;)">
            <text:p/>
          </table:table-cell>
          <table:table-cell table:style-name="ce2" table:formula="of:=IF(AND([.$G8]&lt;[.VB$1];[.$H8]&gt;=[.VB$1]);1;&quot;&quot;)">
            <text:p/>
          </table:table-cell>
          <table:table-cell table:style-name="ce2" table:formula="of:=IF(AND([.$G8]&lt;[.VC$1];[.$H8]&gt;=[.VC$1]);1;&quot;&quot;)">
            <text:p/>
          </table:table-cell>
          <table:table-cell table:style-name="ce2" table:formula="of:=IF(AND([.$G8]&lt;[.VD$1];[.$H8]&gt;=[.VD$1]);1;&quot;&quot;)">
            <text:p/>
          </table:table-cell>
          <table:table-cell table:style-name="ce2" table:formula="of:=IF(AND([.$G8]&lt;[.VE$1];[.$H8]&gt;=[.VE$1]);1;&quot;&quot;)">
            <text:p/>
          </table:table-cell>
          <table:table-cell table:style-name="ce2" table:formula="of:=IF(AND([.$G8]&lt;[.VF$1];[.$H8]&gt;=[.VF$1]);1;&quot;&quot;)">
            <text:p/>
          </table:table-cell>
          <table:table-cell table:style-name="ce2" table:formula="of:=IF(AND([.$G8]&lt;[.VG$1];[.$H8]&gt;=[.VG$1]);1;&quot;&quot;)">
            <text:p/>
          </table:table-cell>
          <table:table-cell table:style-name="ce2" table:formula="of:=IF(AND([.$G8]&lt;[.VH$1];[.$H8]&gt;=[.VH$1]);1;&quot;&quot;)">
            <text:p/>
          </table:table-cell>
          <table:table-cell table:style-name="ce2" table:formula="of:=IF(AND([.$G8]&lt;[.VI$1];[.$H8]&gt;=[.VI$1]);1;&quot;&quot;)">
            <text:p/>
          </table:table-cell>
          <table:table-cell table:style-name="ce2" table:formula="of:=IF(AND([.$G8]&lt;[.VJ$1];[.$H8]&gt;=[.VJ$1]);1;&quot;&quot;)">
            <text:p/>
          </table:table-cell>
          <table:table-cell table:style-name="ce2" table:formula="of:=IF(AND([.$G8]&lt;[.VK$1];[.$H8]&gt;=[.VK$1]);1;&quot;&quot;)">
            <text:p/>
          </table:table-cell>
          <table:table-cell table:style-name="ce2" table:formula="of:=IF(AND([.$G8]&lt;[.VL$1];[.$H8]&gt;=[.VL$1]);1;&quot;&quot;)">
            <text:p/>
          </table:table-cell>
          <table:table-cell table:style-name="ce2" table:formula="of:=IF(AND([.$G8]&lt;[.VM$1];[.$H8]&gt;=[.VM$1]);1;&quot;&quot;)">
            <text:p/>
          </table:table-cell>
          <table:table-cell table:style-name="ce2" table:formula="of:=IF(AND([.$G8]&lt;[.VN$1];[.$H8]&gt;=[.VN$1]);1;&quot;&quot;)">
            <text:p/>
          </table:table-cell>
          <table:table-cell table:style-name="ce2" table:formula="of:=IF(AND([.$G8]&lt;[.VO$1];[.$H8]&gt;=[.VO$1]);1;&quot;&quot;)">
            <text:p/>
          </table:table-cell>
          <table:table-cell table:style-name="ce2" table:formula="of:=IF(AND([.$G8]&lt;[.VP$1];[.$H8]&gt;=[.VP$1]);1;&quot;&quot;)">
            <text:p/>
          </table:table-cell>
          <table:table-cell table:style-name="ce2" table:formula="of:=IF(AND([.$G8]&lt;[.VQ$1];[.$H8]&gt;=[.VQ$1]);1;&quot;&quot;)">
            <text:p/>
          </table:table-cell>
          <table:table-cell table:style-name="ce2" table:formula="of:=IF(AND([.$G8]&lt;[.VR$1];[.$H8]&gt;=[.VR$1]);1;&quot;&quot;)">
            <text:p/>
          </table:table-cell>
          <table:table-cell table:style-name="ce2" table:formula="of:=IF(AND([.$G8]&lt;[.VS$1];[.$H8]&gt;=[.VS$1]);1;&quot;&quot;)">
            <text:p/>
          </table:table-cell>
          <table:table-cell table:style-name="ce2" table:formula="of:=IF(AND([.$G8]&lt;[.VT$1];[.$H8]&gt;=[.VT$1]);1;&quot;&quot;)">
            <text:p/>
          </table:table-cell>
          <table:table-cell table:style-name="ce2" table:formula="of:=IF(AND([.$G8]&lt;[.VU$1];[.$H8]&gt;=[.VU$1]);1;&quot;&quot;)">
            <text:p/>
          </table:table-cell>
          <table:table-cell table:style-name="ce2" table:formula="of:=IF(AND([.$G8]&lt;[.VV$1];[.$H8]&gt;=[.VV$1]);1;&quot;&quot;)">
            <text:p/>
          </table:table-cell>
          <table:table-cell table:style-name="ce2" table:formula="of:=IF(AND([.$G8]&lt;[.VW$1];[.$H8]&gt;=[.VW$1]);1;&quot;&quot;)">
            <text:p/>
          </table:table-cell>
          <table:table-cell table:style-name="ce2" table:formula="of:=IF(AND([.$G8]&lt;[.VX$1];[.$H8]&gt;=[.VX$1]);1;&quot;&quot;)">
            <text:p/>
          </table:table-cell>
          <table:table-cell table:style-name="ce2" table:formula="of:=IF(AND([.$G8]&lt;[.VY$1];[.$H8]&gt;=[.VY$1]);1;&quot;&quot;)">
            <text:p/>
          </table:table-cell>
          <table:table-cell table:style-name="ce2" table:formula="of:=IF(AND([.$G8]&lt;[.VZ$1];[.$H8]&gt;=[.VZ$1]);1;&quot;&quot;)">
            <text:p/>
          </table:table-cell>
          <table:table-cell table:style-name="ce2" table:formula="of:=IF(AND([.$G8]&lt;[.WA$1];[.$H8]&gt;=[.WA$1]);1;&quot;&quot;)">
            <text:p/>
          </table:table-cell>
          <table:table-cell table:style-name="ce2" table:formula="of:=IF(AND([.$G8]&lt;[.WB$1];[.$H8]&gt;=[.WB$1]);1;&quot;&quot;)">
            <text:p/>
          </table:table-cell>
          <table:table-cell table:style-name="ce2" table:formula="of:=IF(AND([.$G8]&lt;[.WC$1];[.$H8]&gt;=[.WC$1]);1;&quot;&quot;)">
            <text:p/>
          </table:table-cell>
          <table:table-cell table:style-name="ce2" table:formula="of:=IF(AND([.$G8]&lt;[.WD$1];[.$H8]&gt;=[.WD$1]);1;&quot;&quot;)">
            <text:p/>
          </table:table-cell>
          <table:table-cell table:style-name="ce2" table:formula="of:=IF(AND([.$G8]&lt;[.WE$1];[.$H8]&gt;=[.WE$1]);1;&quot;&quot;)">
            <text:p/>
          </table:table-cell>
          <table:table-cell table:style-name="ce2" table:formula="of:=IF(AND([.$G8]&lt;[.WF$1];[.$H8]&gt;=[.WF$1]);1;&quot;&quot;)">
            <text:p/>
          </table:table-cell>
          <table:table-cell table:style-name="ce2" table:formula="of:=IF(AND([.$G8]&lt;[.WG$1];[.$H8]&gt;=[.WG$1]);1;&quot;&quot;)">
            <text:p/>
          </table:table-cell>
          <table:table-cell table:style-name="ce2" table:formula="of:=IF(AND([.$G8]&lt;[.WH$1];[.$H8]&gt;=[.WH$1]);1;&quot;&quot;)">
            <text:p/>
          </table:table-cell>
          <table:table-cell table:style-name="ce2" table:formula="of:=IF(AND([.$G8]&lt;[.WI$1];[.$H8]&gt;=[.WI$1]);1;&quot;&quot;)">
            <text:p/>
          </table:table-cell>
          <table:table-cell table:style-name="ce2" table:formula="of:=IF(AND([.$G8]&lt;[.WJ$1];[.$H8]&gt;=[.WJ$1]);1;&quot;&quot;)">
            <text:p/>
          </table:table-cell>
          <table:table-cell table:style-name="ce2" table:formula="of:=IF(AND([.$G8]&lt;[.WK$1];[.$H8]&gt;=[.WK$1]);1;&quot;&quot;)">
            <text:p/>
          </table:table-cell>
          <table:table-cell table:style-name="ce2" table:formula="of:=IF(AND([.$G8]&lt;[.WL$1];[.$H8]&gt;=[.WL$1]);1;&quot;&quot;)">
            <text:p/>
          </table:table-cell>
          <table:table-cell table:style-name="ce2" table:formula="of:=IF(AND([.$G8]&lt;[.WM$1];[.$H8]&gt;=[.WM$1]);1;&quot;&quot;)">
            <text:p/>
          </table:table-cell>
          <table:table-cell table:style-name="ce2" table:formula="of:=IF(AND([.$G8]&lt;[.WN$1];[.$H8]&gt;=[.WN$1]);1;&quot;&quot;)">
            <text:p/>
          </table:table-cell>
          <table:table-cell table:style-name="ce2" table:formula="of:=IF(AND([.$G8]&lt;[.WO$1];[.$H8]&gt;=[.WO$1]);1;&quot;&quot;)">
            <text:p/>
          </table:table-cell>
          <table:table-cell table:style-name="ce2" table:formula="of:=IF(AND([.$G8]&lt;[.WP$1];[.$H8]&gt;=[.WP$1]);1;&quot;&quot;)">
            <text:p/>
          </table:table-cell>
          <table:table-cell table:style-name="ce2" table:formula="of:=IF(AND([.$G8]&lt;[.WQ$1];[.$H8]&gt;=[.WQ$1]);1;&quot;&quot;)">
            <text:p/>
          </table:table-cell>
          <table:table-cell table:style-name="ce2" table:formula="of:=IF(AND([.$G8]&lt;[.WR$1];[.$H8]&gt;=[.WR$1]);1;&quot;&quot;)">
            <text:p/>
          </table:table-cell>
          <table:table-cell table:style-name="ce2" table:formula="of:=IF(AND([.$G8]&lt;[.WS$1];[.$H8]&gt;=[.WS$1]);1;&quot;&quot;)">
            <text:p/>
          </table:table-cell>
          <table:table-cell table:style-name="ce2" table:formula="of:=IF(AND([.$G8]&lt;[.WT$1];[.$H8]&gt;=[.WT$1]);1;&quot;&quot;)">
            <text:p/>
          </table:table-cell>
          <table:table-cell table:style-name="ce2" table:formula="of:=IF(AND([.$G8]&lt;[.WU$1];[.$H8]&gt;=[.WU$1]);1;&quot;&quot;)">
            <text:p/>
          </table:table-cell>
          <table:table-cell table:style-name="ce2" table:formula="of:=IF(AND([.$G8]&lt;[.WV$1];[.$H8]&gt;=[.WV$1]);1;&quot;&quot;)">
            <text:p/>
          </table:table-cell>
          <table:table-cell table:style-name="ce2" table:formula="of:=IF(AND([.$G8]&lt;[.WW$1];[.$H8]&gt;=[.WW$1]);1;&quot;&quot;)">
            <text:p/>
          </table:table-cell>
          <table:table-cell table:style-name="ce2" table:formula="of:=IF(AND([.$G8]&lt;[.WX$1];[.$H8]&gt;=[.WX$1]);1;&quot;&quot;)">
            <text:p/>
          </table:table-cell>
          <table:table-cell table:style-name="ce2" table:formula="of:=IF(AND([.$G8]&lt;[.WY$1];[.$H8]&gt;=[.WY$1]);1;&quot;&quot;)">
            <text:p/>
          </table:table-cell>
          <table:table-cell table:style-name="ce2" table:formula="of:=IF(AND([.$G8]&lt;[.WZ$1];[.$H8]&gt;=[.WZ$1]);1;&quot;&quot;)">
            <text:p/>
          </table:table-cell>
          <table:table-cell table:style-name="ce2" table:formula="of:=IF(AND([.$G8]&lt;[.XA$1];[.$H8]&gt;=[.XA$1]);1;&quot;&quot;)">
            <text:p/>
          </table:table-cell>
          <table:table-cell table:style-name="ce2" table:formula="of:=IF(AND([.$G8]&lt;[.XB$1];[.$H8]&gt;=[.XB$1]);1;&quot;&quot;)">
            <text:p/>
          </table:table-cell>
          <table:table-cell table:style-name="ce2" table:formula="of:=IF(AND([.$G8]&lt;[.XC$1];[.$H8]&gt;=[.XC$1]);1;&quot;&quot;)">
            <text:p/>
          </table:table-cell>
          <table:table-cell table:style-name="ce2" table:formula="of:=IF(AND([.$G8]&lt;[.XD$1];[.$H8]&gt;=[.XD$1]);1;&quot;&quot;)">
            <text:p/>
          </table:table-cell>
          <table:table-cell table:style-name="ce2" table:formula="of:=IF(AND([.$G8]&lt;[.XE$1];[.$H8]&gt;=[.XE$1]);1;&quot;&quot;)">
            <text:p/>
          </table:table-cell>
          <table:table-cell table:style-name="ce2" table:formula="of:=IF(AND([.$G8]&lt;[.XF$1];[.$H8]&gt;=[.XF$1]);1;&quot;&quot;)">
            <text:p/>
          </table:table-cell>
          <table:table-cell table:style-name="ce2" table:formula="of:=IF(AND([.$G8]&lt;[.XG$1];[.$H8]&gt;=[.XG$1]);1;&quot;&quot;)">
            <text:p/>
          </table:table-cell>
          <table:table-cell table:style-name="ce2" table:formula="of:=IF(AND([.$G8]&lt;[.XH$1];[.$H8]&gt;=[.XH$1]);1;&quot;&quot;)">
            <text:p/>
          </table:table-cell>
          <table:table-cell table:style-name="ce2" table:formula="of:=IF(AND([.$G8]&lt;[.XI$1];[.$H8]&gt;=[.XI$1]);1;&quot;&quot;)">
            <text:p/>
          </table:table-cell>
          <table:table-cell table:style-name="ce2" table:formula="of:=IF(AND([.$G8]&lt;[.XJ$1];[.$H8]&gt;=[.XJ$1]);1;&quot;&quot;)">
            <text:p/>
          </table:table-cell>
          <table:table-cell table:style-name="ce2" table:formula="of:=IF(AND([.$G8]&lt;[.XK$1];[.$H8]&gt;=[.XK$1]);1;&quot;&quot;)">
            <text:p/>
          </table:table-cell>
          <table:table-cell table:style-name="ce2" table:formula="of:=IF(AND([.$G8]&lt;[.XL$1];[.$H8]&gt;=[.XL$1]);1;&quot;&quot;)">
            <text:p/>
          </table:table-cell>
          <table:table-cell table:style-name="ce2" table:formula="of:=IF(AND([.$G8]&lt;[.XM$1];[.$H8]&gt;=[.XM$1]);1;&quot;&quot;)">
            <text:p/>
          </table:table-cell>
          <table:table-cell table:style-name="ce2" table:formula="of:=IF(AND([.$G8]&lt;[.XN$1];[.$H8]&gt;=[.XN$1]);1;&quot;&quot;)">
            <text:p/>
          </table:table-cell>
          <table:table-cell table:style-name="ce2" table:formula="of:=IF(AND([.$G8]&lt;[.XO$1];[.$H8]&gt;=[.XO$1]);1;&quot;&quot;)">
            <text:p/>
          </table:table-cell>
          <table:table-cell table:style-name="ce2" table:formula="of:=IF(AND([.$G8]&lt;[.XP$1];[.$H8]&gt;=[.XP$1]);1;&quot;&quot;)">
            <text:p/>
          </table:table-cell>
          <table:table-cell table:style-name="ce2" table:formula="of:=IF(AND([.$G8]&lt;[.XQ$1];[.$H8]&gt;=[.XQ$1]);1;&quot;&quot;)">
            <text:p/>
          </table:table-cell>
          <table:table-cell table:style-name="ce2" table:formula="of:=IF(AND([.$G8]&lt;[.XR$1];[.$H8]&gt;=[.XR$1]);1;&quot;&quot;)">
            <text:p/>
          </table:table-cell>
          <table:table-cell table:style-name="ce2" table:formula="of:=IF(AND([.$G8]&lt;[.XS$1];[.$H8]&gt;=[.XS$1]);1;&quot;&quot;)">
            <text:p/>
          </table:table-cell>
          <table:table-cell table:style-name="ce2" table:formula="of:=IF(AND([.$G8]&lt;[.XT$1];[.$H8]&gt;=[.XT$1]);1;&quot;&quot;)">
            <text:p/>
          </table:table-cell>
          <table:table-cell table:style-name="ce2" table:formula="of:=IF(AND([.$G8]&lt;[.XU$1];[.$H8]&gt;=[.XU$1]);1;&quot;&quot;)">
            <text:p/>
          </table:table-cell>
          <table:table-cell table:style-name="ce2" table:formula="of:=IF(AND([.$G8]&lt;[.XV$1];[.$H8]&gt;=[.XV$1]);1;&quot;&quot;)">
            <text:p/>
          </table:table-cell>
          <table:table-cell table:style-name="ce2" table:formula="of:=IF(AND([.$G8]&lt;[.XW$1];[.$H8]&gt;=[.XW$1]);1;&quot;&quot;)">
            <text:p/>
          </table:table-cell>
          <table:table-cell table:style-name="ce2" table:formula="of:=IF(AND([.$G8]&lt;[.XX$1];[.$H8]&gt;=[.XX$1]);1;&quot;&quot;)">
            <text:p/>
          </table:table-cell>
          <table:table-cell table:style-name="ce2" table:formula="of:=IF(AND([.$G8]&lt;[.XY$1];[.$H8]&gt;=[.XY$1]);1;&quot;&quot;)">
            <text:p/>
          </table:table-cell>
          <table:table-cell table:style-name="ce2" table:formula="of:=IF(AND([.$G8]&lt;[.XZ$1];[.$H8]&gt;=[.XZ$1]);1;&quot;&quot;)">
            <text:p/>
          </table:table-cell>
          <table:table-cell table:style-name="ce2" table:formula="of:=IF(AND([.$G8]&lt;[.YA$1];[.$H8]&gt;=[.YA$1]);1;&quot;&quot;)">
            <text:p/>
          </table:table-cell>
          <table:table-cell table:style-name="ce2" table:formula="of:=IF(AND([.$G8]&lt;[.YB$1];[.$H8]&gt;=[.YB$1]);1;&quot;&quot;)">
            <text:p/>
          </table:table-cell>
          <table:table-cell table:style-name="ce2" table:formula="of:=IF(AND([.$G8]&lt;[.YC$1];[.$H8]&gt;=[.YC$1]);1;&quot;&quot;)">
            <text:p/>
          </table:table-cell>
          <table:table-cell table:style-name="ce2" table:formula="of:=IF(AND([.$G8]&lt;[.YD$1];[.$H8]&gt;=[.YD$1]);1;&quot;&quot;)">
            <text:p/>
          </table:table-cell>
          <table:table-cell table:style-name="ce2" table:formula="of:=IF(AND([.$G8]&lt;[.YE$1];[.$H8]&gt;=[.YE$1]);1;&quot;&quot;)">
            <text:p/>
          </table:table-cell>
          <table:table-cell table:style-name="ce2" table:formula="of:=IF(AND([.$G8]&lt;[.YF$1];[.$H8]&gt;=[.YF$1]);1;&quot;&quot;)">
            <text:p/>
          </table:table-cell>
          <table:table-cell table:style-name="ce2" table:formula="of:=IF(AND([.$G8]&lt;[.YG$1];[.$H8]&gt;=[.YG$1]);1;&quot;&quot;)">
            <text:p/>
          </table:table-cell>
          <table:table-cell table:style-name="ce2" table:formula="of:=IF(AND([.$G8]&lt;[.YH$1];[.$H8]&gt;=[.YH$1]);1;&quot;&quot;)">
            <text:p/>
          </table:table-cell>
          <table:table-cell table:style-name="ce2" table:formula="of:=IF(AND([.$G8]&lt;[.YI$1];[.$H8]&gt;=[.YI$1]);1;&quot;&quot;)">
            <text:p/>
          </table:table-cell>
          <table:table-cell table:style-name="ce2" table:formula="of:=IF(AND([.$G8]&lt;[.YJ$1];[.$H8]&gt;=[.YJ$1]);1;&quot;&quot;)">
            <text:p/>
          </table:table-cell>
          <table:table-cell table:style-name="ce2" table:formula="of:=IF(AND([.$G8]&lt;[.YK$1];[.$H8]&gt;=[.YK$1]);1;&quot;&quot;)">
            <text:p/>
          </table:table-cell>
          <table:table-cell table:style-name="ce2" table:formula="of:=IF(AND([.$G8]&lt;[.YL$1];[.$H8]&gt;=[.YL$1]);1;&quot;&quot;)">
            <text:p/>
          </table:table-cell>
          <table:table-cell table:style-name="ce2" table:formula="of:=IF(AND([.$G8]&lt;[.YM$1];[.$H8]&gt;=[.YM$1]);1;&quot;&quot;)">
            <text:p/>
          </table:table-cell>
          <table:table-cell table:style-name="ce2" table:formula="of:=IF(AND([.$G8]&lt;[.YN$1];[.$H8]&gt;=[.YN$1]);1;&quot;&quot;)">
            <text:p/>
          </table:table-cell>
          <table:table-cell table:style-name="ce2" table:formula="of:=IF(AND([.$G8]&lt;[.YO$1];[.$H8]&gt;=[.YO$1]);1;&quot;&quot;)">
            <text:p/>
          </table:table-cell>
          <table:table-cell table:style-name="ce2" table:formula="of:=IF(AND([.$G8]&lt;[.YP$1];[.$H8]&gt;=[.YP$1]);1;&quot;&quot;)">
            <text:p/>
          </table:table-cell>
          <table:table-cell table:style-name="ce2" table:formula="of:=IF(AND([.$G8]&lt;[.YQ$1];[.$H8]&gt;=[.YQ$1]);1;&quot;&quot;)">
            <text:p/>
          </table:table-cell>
          <table:table-cell table:style-name="ce2" table:formula="of:=IF(AND([.$G8]&lt;[.YR$1];[.$H8]&gt;=[.YR$1]);1;&quot;&quot;)">
            <text:p/>
          </table:table-cell>
          <table:table-cell table:style-name="ce2" table:formula="of:=IF(AND([.$G8]&lt;[.YS$1];[.$H8]&gt;=[.YS$1]);1;&quot;&quot;)">
            <text:p/>
          </table:table-cell>
          <table:table-cell table:style-name="ce2" table:formula="of:=IF(AND([.$G8]&lt;[.YT$1];[.$H8]&gt;=[.YT$1]);1;&quot;&quot;)">
            <text:p/>
          </table:table-cell>
          <table:table-cell table:style-name="ce2" table:formula="of:=IF(AND([.$G8]&lt;[.YU$1];[.$H8]&gt;=[.YU$1]);1;&quot;&quot;)">
            <text:p/>
          </table:table-cell>
          <table:table-cell table:style-name="ce2" table:formula="of:=IF(AND([.$G8]&lt;[.YV$1];[.$H8]&gt;=[.YV$1]);1;&quot;&quot;)">
            <text:p/>
          </table:table-cell>
          <table:table-cell table:style-name="ce2" table:formula="of:=IF(AND([.$G8]&lt;[.YW$1];[.$H8]&gt;=[.YW$1]);1;&quot;&quot;)">
            <text:p/>
          </table:table-cell>
          <table:table-cell table:style-name="ce2" table:formula="of:=IF(AND([.$G8]&lt;[.YX$1];[.$H8]&gt;=[.YX$1]);1;&quot;&quot;)">
            <text:p/>
          </table:table-cell>
          <table:table-cell table:style-name="ce2" table:formula="of:=IF(AND([.$G8]&lt;[.YY$1];[.$H8]&gt;=[.YY$1]);1;&quot;&quot;)">
            <text:p/>
          </table:table-cell>
          <table:table-cell table:style-name="ce2" table:formula="of:=IF(AND([.$G8]&lt;[.YZ$1];[.$H8]&gt;=[.YZ$1]);1;&quot;&quot;)">
            <text:p/>
          </table:table-cell>
          <table:table-cell table:style-name="ce2" table:formula="of:=IF(AND([.$G8]&lt;[.ZA$1];[.$H8]&gt;=[.ZA$1]);1;&quot;&quot;)">
            <text:p/>
          </table:table-cell>
          <table:table-cell table:style-name="ce2" table:formula="of:=IF(AND([.$G8]&lt;[.ZB$1];[.$H8]&gt;=[.ZB$1]);1;&quot;&quot;)">
            <text:p/>
          </table:table-cell>
          <table:table-cell table:style-name="ce2" table:formula="of:=IF(AND([.$G8]&lt;[.ZC$1];[.$H8]&gt;=[.ZC$1]);1;&quot;&quot;)">
            <text:p/>
          </table:table-cell>
          <table:table-cell table:style-name="ce2" table:formula="of:=IF(AND([.$G8]&lt;[.ZD$1];[.$H8]&gt;=[.ZD$1]);1;&quot;&quot;)">
            <text:p/>
          </table:table-cell>
          <table:table-cell table:style-name="ce2" table:formula="of:=IF(AND([.$G8]&lt;[.ZE$1];[.$H8]&gt;=[.ZE$1]);1;&quot;&quot;)">
            <text:p/>
          </table:table-cell>
          <table:table-cell table:style-name="ce2" table:formula="of:=IF(AND([.$G8]&lt;[.ZF$1];[.$H8]&gt;=[.ZF$1]);1;&quot;&quot;)">
            <text:p/>
          </table:table-cell>
          <table:table-cell table:style-name="ce2" table:formula="of:=IF(AND([.$G8]&lt;[.ZG$1];[.$H8]&gt;=[.ZG$1]);1;&quot;&quot;)">
            <text:p/>
          </table:table-cell>
          <table:table-cell table:style-name="ce2" table:formula="of:=IF(AND([.$G8]&lt;[.ZH$1];[.$H8]&gt;=[.ZH$1]);1;&quot;&quot;)">
            <text:p/>
          </table:table-cell>
          <table:table-cell table:style-name="ce2" table:formula="of:=IF(AND([.$G8]&lt;[.ZI$1];[.$H8]&gt;=[.ZI$1]);1;&quot;&quot;)">
            <text:p/>
          </table:table-cell>
          <table:table-cell table:style-name="ce2" table:formula="of:=IF(AND([.$G8]&lt;[.ZJ$1];[.$H8]&gt;=[.ZJ$1]);1;&quot;&quot;)">
            <text:p/>
          </table:table-cell>
          <table:table-cell table:style-name="ce2" table:formula="of:=IF(AND([.$G8]&lt;[.ZK$1];[.$H8]&gt;=[.ZK$1]);1;&quot;&quot;)">
            <text:p/>
          </table:table-cell>
          <table:table-cell table:style-name="ce2" table:formula="of:=IF(AND([.$G8]&lt;[.ZL$1];[.$H8]&gt;=[.ZL$1]);1;&quot;&quot;)">
            <text:p/>
          </table:table-cell>
          <table:table-cell table:style-name="ce2" table:formula="of:=IF(AND([.$G8]&lt;[.ZM$1];[.$H8]&gt;=[.ZM$1]);1;&quot;&quot;)">
            <text:p/>
          </table:table-cell>
          <table:table-cell table:style-name="ce2" table:formula="of:=IF(AND([.$G8]&lt;[.ZN$1];[.$H8]&gt;=[.ZN$1]);1;&quot;&quot;)">
            <text:p/>
          </table:table-cell>
          <table:table-cell table:style-name="ce2" table:formula="of:=IF(AND([.$G8]&lt;[.ZO$1];[.$H8]&gt;=[.ZO$1]);1;&quot;&quot;)">
            <text:p/>
          </table:table-cell>
          <table:table-cell table:style-name="ce2" table:formula="of:=IF(AND([.$G8]&lt;[.ZP$1];[.$H8]&gt;=[.ZP$1]);1;&quot;&quot;)">
            <text:p/>
          </table:table-cell>
          <table:table-cell table:style-name="ce2" table:formula="of:=IF(AND([.$G8]&lt;[.ZQ$1];[.$H8]&gt;=[.ZQ$1]);1;&quot;&quot;)">
            <text:p/>
          </table:table-cell>
          <table:table-cell table:style-name="ce2" table:formula="of:=IF(AND([.$G8]&lt;[.ZR$1];[.$H8]&gt;=[.ZR$1]);1;&quot;&quot;)">
            <text:p/>
          </table:table-cell>
          <table:table-cell table:style-name="ce2" table:formula="of:=IF(AND([.$G8]&lt;[.ZS$1];[.$H8]&gt;=[.ZS$1]);1;&quot;&quot;)">
            <text:p/>
          </table:table-cell>
          <table:table-cell table:style-name="ce2" table:formula="of:=IF(AND([.$G8]&lt;[.ZT$1];[.$H8]&gt;=[.ZT$1]);1;&quot;&quot;)">
            <text:p/>
          </table:table-cell>
          <table:table-cell table:style-name="ce2" table:formula="of:=IF(AND([.$G8]&lt;[.ZU$1];[.$H8]&gt;=[.ZU$1]);1;&quot;&quot;)">
            <text:p/>
          </table:table-cell>
          <table:table-cell table:style-name="ce2" table:formula="of:=IF(AND([.$G8]&lt;[.ZV$1];[.$H8]&gt;=[.ZV$1]);1;&quot;&quot;)">
            <text:p/>
          </table:table-cell>
          <table:table-cell table:style-name="ce2" table:formula="of:=IF(AND([.$G8]&lt;[.ZW$1];[.$H8]&gt;=[.ZW$1]);1;&quot;&quot;)">
            <text:p/>
          </table:table-cell>
          <table:table-cell table:style-name="ce2" table:formula="of:=IF(AND([.$G8]&lt;[.ZX$1];[.$H8]&gt;=[.ZX$1]);1;&quot;&quot;)">
            <text:p/>
          </table:table-cell>
          <table:table-cell table:style-name="ce2" table:formula="of:=IF(AND([.$G8]&lt;[.ZY$1];[.$H8]&gt;=[.ZY$1]);1;&quot;&quot;)">
            <text:p/>
          </table:table-cell>
          <table:table-cell table:style-name="ce2" table:formula="of:=IF(AND([.$G8]&lt;[.ZZ$1];[.$H8]&gt;=[.ZZ$1]);1;&quot;&quot;)">
            <text:p/>
          </table:table-cell>
          <table:table-cell table:style-name="ce2" table:formula="of:=IF(AND([.$G8]&lt;[.AAA$1];[.$H8]&gt;=[.AAA$1]);1;&quot;&quot;)">
            <text:p/>
          </table:table-cell>
          <table:table-cell table:style-name="ce2" table:formula="of:=IF(AND([.$G8]&lt;[.AAB$1];[.$H8]&gt;=[.AAB$1]);1;&quot;&quot;)">
            <text:p/>
          </table:table-cell>
          <table:table-cell table:style-name="ce2" table:formula="of:=IF(AND([.$G8]&lt;[.AAC$1];[.$H8]&gt;=[.AAC$1]);1;&quot;&quot;)">
            <text:p/>
          </table:table-cell>
          <table:table-cell table:style-name="ce2" table:formula="of:=IF(AND([.$G8]&lt;[.AAD$1];[.$H8]&gt;=[.AAD$1]);1;&quot;&quot;)">
            <text:p/>
          </table:table-cell>
          <table:table-cell table:style-name="ce2" table:formula="of:=IF(AND([.$G8]&lt;[.AAE$1];[.$H8]&gt;=[.AAE$1]);1;&quot;&quot;)">
            <text:p/>
          </table:table-cell>
          <table:table-cell table:style-name="ce2" table:formula="of:=IF(AND([.$G8]&lt;[.AAF$1];[.$H8]&gt;=[.AAF$1]);1;&quot;&quot;)">
            <text:p/>
          </table:table-cell>
          <table:table-cell table:style-name="ce2" table:formula="of:=IF(AND([.$G8]&lt;[.AAG$1];[.$H8]&gt;=[.AAG$1]);1;&quot;&quot;)">
            <text:p/>
          </table:table-cell>
          <table:table-cell table:style-name="ce2" table:formula="of:=IF(AND([.$G8]&lt;[.AAH$1];[.$H8]&gt;=[.AAH$1]);1;&quot;&quot;)">
            <text:p/>
          </table:table-cell>
          <table:table-cell table:style-name="ce2" table:formula="of:=IF(AND([.$G8]&lt;[.AAI$1];[.$H8]&gt;=[.AAI$1]);1;&quot;&quot;)">
            <text:p/>
          </table:table-cell>
          <table:table-cell table:style-name="ce2" table:formula="of:=IF(AND([.$G8]&lt;[.AAJ$1];[.$H8]&gt;=[.AAJ$1]);1;&quot;&quot;)">
            <text:p/>
          </table:table-cell>
          <table:table-cell table:style-name="ce2" table:formula="of:=IF(AND([.$G8]&lt;[.AAK$1];[.$H8]&gt;=[.AAK$1]);1;&quot;&quot;)">
            <text:p/>
          </table:table-cell>
          <table:table-cell table:style-name="ce2" table:formula="of:=IF(AND([.$G8]&lt;[.AAL$1];[.$H8]&gt;=[.AAL$1]);1;&quot;&quot;)">
            <text:p/>
          </table:table-cell>
          <table:table-cell table:style-name="ce2" table:formula="of:=IF(AND([.$G8]&lt;[.AAM$1];[.$H8]&gt;=[.AAM$1]);1;&quot;&quot;)">
            <text:p/>
          </table:table-cell>
          <table:table-cell table:style-name="ce2" table:formula="of:=IF(AND([.$G8]&lt;[.AAN$1];[.$H8]&gt;=[.AAN$1]);1;&quot;&quot;)">
            <text:p/>
          </table:table-cell>
          <table:table-cell table:style-name="ce2" table:formula="of:=IF(AND([.$G8]&lt;[.AAO$1];[.$H8]&gt;=[.AAO$1]);1;&quot;&quot;)">
            <text:p/>
          </table:table-cell>
          <table:table-cell table:style-name="ce2" table:formula="of:=IF(AND([.$G8]&lt;[.AAP$1];[.$H8]&gt;=[.AAP$1]);1;&quot;&quot;)">
            <text:p/>
          </table:table-cell>
          <table:table-cell table:style-name="ce2" table:formula="of:=IF(AND([.$G8]&lt;[.AAQ$1];[.$H8]&gt;=[.AAQ$1]);1;&quot;&quot;)">
            <text:p/>
          </table:table-cell>
          <table:table-cell table:style-name="ce2" table:formula="of:=IF(AND([.$G8]&lt;[.AAR$1];[.$H8]&gt;=[.AAR$1]);1;&quot;&quot;)">
            <text:p/>
          </table:table-cell>
          <table:table-cell table:style-name="ce2" table:formula="of:=IF(AND([.$G8]&lt;[.AAS$1];[.$H8]&gt;=[.AAS$1]);1;&quot;&quot;)">
            <text:p/>
          </table:table-cell>
          <table:table-cell table:style-name="ce2" table:formula="of:=IF(AND([.$G8]&lt;[.AAT$1];[.$H8]&gt;=[.AAT$1]);1;&quot;&quot;)">
            <text:p/>
          </table:table-cell>
          <table:table-cell table:style-name="ce2" table:formula="of:=IF(AND([.$G8]&lt;[.AAU$1];[.$H8]&gt;=[.AAU$1]);1;&quot;&quot;)">
            <text:p/>
          </table:table-cell>
          <table:table-cell table:style-name="ce2" table:formula="of:=IF(AND([.$G8]&lt;[.AAV$1];[.$H8]&gt;=[.AAV$1]);1;&quot;&quot;)">
            <text:p/>
          </table:table-cell>
          <table:table-cell table:style-name="ce2" table:formula="of:=IF(AND([.$G8]&lt;[.AAW$1];[.$H8]&gt;=[.AAW$1]);1;&quot;&quot;)">
            <text:p/>
          </table:table-cell>
          <table:table-cell table:style-name="ce2" table:formula="of:=IF(AND([.$G8]&lt;[.AAX$1];[.$H8]&gt;=[.AAX$1]);1;&quot;&quot;)">
            <text:p/>
          </table:table-cell>
          <table:table-cell table:style-name="ce2" table:formula="of:=IF(AND([.$G8]&lt;[.AAY$1];[.$H8]&gt;=[.AAY$1]);1;&quot;&quot;)">
            <text:p/>
          </table:table-cell>
          <table:table-cell table:style-name="ce2" table:formula="of:=IF(AND([.$G8]&lt;[.AAZ$1];[.$H8]&gt;=[.AAZ$1]);1;&quot;&quot;)">
            <text:p/>
          </table:table-cell>
          <table:table-cell table:style-name="ce2" table:formula="of:=IF(AND([.$G8]&lt;[.ABA$1];[.$H8]&gt;=[.ABA$1]);1;&quot;&quot;)">
            <text:p/>
          </table:table-cell>
          <table:table-cell table:style-name="ce2" table:formula="of:=IF(AND([.$G8]&lt;[.ABB$1];[.$H8]&gt;=[.ABB$1]);1;&quot;&quot;)">
            <text:p/>
          </table:table-cell>
          <table:table-cell table:style-name="ce2" table:formula="of:=IF(AND([.$G8]&lt;[.ABC$1];[.$H8]&gt;=[.ABC$1]);1;&quot;&quot;)">
            <text:p/>
          </table:table-cell>
          <table:table-cell table:style-name="ce2" table:formula="of:=IF(AND([.$G8]&lt;[.ABD$1];[.$H8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9];[.$A:.$H];8;0);VLOOKUP([.D9];[.$A:.$H];8;0);VLOOKUP([.E9];[.$A:.$H];8;0);VLOOKUP([.F9];[.$A:.$H];8;0))" office:value-type="float" office:value="218" calcext:value-type="float">
            <text:p>218</text:p>
          </table:table-cell>
          <table:table-cell table:formula="of:=[.G9]+[.B9]" office:value-type="float" office:value="405" calcext:value-type="float">
            <text:p>405</text:p>
          </table:table-cell>
          <table:table-cell table:formula="of:=IF(AND([.G9]&lt;800;[.H9]&gt;800);1;0)" office:value-type="float" office:value="0" calcext:value-type="float">
            <text:p>0</text:p>
          </table:table-cell>
          <table:table-cell table:style-name="ce2" table:formula="of:=IF(AND([.$G9]&lt;[.J$1];[.$H9]&gt;=[.J$1]);1;&quot;&quot;)">
            <text:p/>
          </table:table-cell>
          <table:table-cell table:style-name="ce2" table:formula="of:=IF(AND([.$G9]&lt;[.K$1];[.$H9]&gt;=[.K$1]);1;&quot;&quot;)">
            <text:p/>
          </table:table-cell>
          <table:table-cell table:style-name="ce2" table:formula="of:=IF(AND([.$G9]&lt;[.L$1];[.$H9]&gt;=[.L$1]);1;&quot;&quot;)">
            <text:p/>
          </table:table-cell>
          <table:table-cell table:style-name="ce2" table:formula="of:=IF(AND([.$G9]&lt;[.M$1];[.$H9]&gt;=[.M$1]);1;&quot;&quot;)">
            <text:p/>
          </table:table-cell>
          <table:table-cell table:style-name="ce2" table:formula="of:=IF(AND([.$G9]&lt;[.N$1];[.$H9]&gt;=[.N$1]);1;&quot;&quot;)">
            <text:p/>
          </table:table-cell>
          <table:table-cell table:style-name="ce2" table:formula="of:=IF(AND([.$G9]&lt;[.O$1];[.$H9]&gt;=[.O$1]);1;&quot;&quot;)">
            <text:p/>
          </table:table-cell>
          <table:table-cell table:style-name="ce2" table:formula="of:=IF(AND([.$G9]&lt;[.P$1];[.$H9]&gt;=[.P$1]);1;&quot;&quot;)">
            <text:p/>
          </table:table-cell>
          <table:table-cell table:style-name="ce2" table:formula="of:=IF(AND([.$G9]&lt;[.Q$1];[.$H9]&gt;=[.Q$1]);1;&quot;&quot;)">
            <text:p/>
          </table:table-cell>
          <table:table-cell table:style-name="ce2" table:formula="of:=IF(AND([.$G9]&lt;[.R$1];[.$H9]&gt;=[.R$1]);1;&quot;&quot;)">
            <text:p/>
          </table:table-cell>
          <table:table-cell table:style-name="ce2" table:formula="of:=IF(AND([.$G9]&lt;[.S$1];[.$H9]&gt;=[.S$1]);1;&quot;&quot;)">
            <text:p/>
          </table:table-cell>
          <table:table-cell table:style-name="ce2" table:formula="of:=IF(AND([.$G9]&lt;[.T$1];[.$H9]&gt;=[.T$1]);1;&quot;&quot;)">
            <text:p/>
          </table:table-cell>
          <table:table-cell table:style-name="ce2" table:formula="of:=IF(AND([.$G9]&lt;[.U$1];[.$H9]&gt;=[.U$1]);1;&quot;&quot;)">
            <text:p/>
          </table:table-cell>
          <table:table-cell table:style-name="ce2" table:formula="of:=IF(AND([.$G9]&lt;[.V$1];[.$H9]&gt;=[.V$1]);1;&quot;&quot;)">
            <text:p/>
          </table:table-cell>
          <table:table-cell table:style-name="ce2" table:formula="of:=IF(AND([.$G9]&lt;[.W$1];[.$H9]&gt;=[.W$1]);1;&quot;&quot;)">
            <text:p/>
          </table:table-cell>
          <table:table-cell table:style-name="ce2" table:formula="of:=IF(AND([.$G9]&lt;[.X$1];[.$H9]&gt;=[.X$1]);1;&quot;&quot;)">
            <text:p/>
          </table:table-cell>
          <table:table-cell table:style-name="ce2" table:formula="of:=IF(AND([.$G9]&lt;[.Y$1];[.$H9]&gt;=[.Y$1]);1;&quot;&quot;)">
            <text:p/>
          </table:table-cell>
          <table:table-cell table:style-name="ce2" table:formula="of:=IF(AND([.$G9]&lt;[.Z$1];[.$H9]&gt;=[.Z$1]);1;&quot;&quot;)">
            <text:p/>
          </table:table-cell>
          <table:table-cell table:style-name="ce2" table:formula="of:=IF(AND([.$G9]&lt;[.AA$1];[.$H9]&gt;=[.AA$1]);1;&quot;&quot;)">
            <text:p/>
          </table:table-cell>
          <table:table-cell table:style-name="ce2" table:formula="of:=IF(AND([.$G9]&lt;[.AB$1];[.$H9]&gt;=[.AB$1]);1;&quot;&quot;)">
            <text:p/>
          </table:table-cell>
          <table:table-cell table:style-name="ce2" table:formula="of:=IF(AND([.$G9]&lt;[.AC$1];[.$H9]&gt;=[.AC$1]);1;&quot;&quot;)">
            <text:p/>
          </table:table-cell>
          <table:table-cell table:style-name="ce2" table:formula="of:=IF(AND([.$G9]&lt;[.AD$1];[.$H9]&gt;=[.AD$1]);1;&quot;&quot;)">
            <text:p/>
          </table:table-cell>
          <table:table-cell table:style-name="ce2" table:formula="of:=IF(AND([.$G9]&lt;[.AE$1];[.$H9]&gt;=[.AE$1]);1;&quot;&quot;)">
            <text:p/>
          </table:table-cell>
          <table:table-cell table:style-name="ce2" table:formula="of:=IF(AND([.$G9]&lt;[.AF$1];[.$H9]&gt;=[.AF$1]);1;&quot;&quot;)">
            <text:p/>
          </table:table-cell>
          <table:table-cell table:style-name="ce2" table:formula="of:=IF(AND([.$G9]&lt;[.AG$1];[.$H9]&gt;=[.AG$1]);1;&quot;&quot;)">
            <text:p/>
          </table:table-cell>
          <table:table-cell table:style-name="ce2" table:formula="of:=IF(AND([.$G9]&lt;[.AH$1];[.$H9]&gt;=[.AH$1]);1;&quot;&quot;)">
            <text:p/>
          </table:table-cell>
          <table:table-cell table:style-name="ce2" table:formula="of:=IF(AND([.$G9]&lt;[.AI$1];[.$H9]&gt;=[.AI$1]);1;&quot;&quot;)">
            <text:p/>
          </table:table-cell>
          <table:table-cell table:style-name="ce2" table:formula="of:=IF(AND([.$G9]&lt;[.AJ$1];[.$H9]&gt;=[.AJ$1]);1;&quot;&quot;)">
            <text:p/>
          </table:table-cell>
          <table:table-cell table:style-name="ce2" table:formula="of:=IF(AND([.$G9]&lt;[.AK$1];[.$H9]&gt;=[.AK$1]);1;&quot;&quot;)">
            <text:p/>
          </table:table-cell>
          <table:table-cell table:style-name="ce2" table:formula="of:=IF(AND([.$G9]&lt;[.AL$1];[.$H9]&gt;=[.AL$1]);1;&quot;&quot;)">
            <text:p/>
          </table:table-cell>
          <table:table-cell table:style-name="ce2" table:formula="of:=IF(AND([.$G9]&lt;[.AM$1];[.$H9]&gt;=[.AM$1]);1;&quot;&quot;)">
            <text:p/>
          </table:table-cell>
          <table:table-cell table:style-name="ce2" table:formula="of:=IF(AND([.$G9]&lt;[.AN$1];[.$H9]&gt;=[.AN$1]);1;&quot;&quot;)">
            <text:p/>
          </table:table-cell>
          <table:table-cell table:style-name="ce2" table:formula="of:=IF(AND([.$G9]&lt;[.AO$1];[.$H9]&gt;=[.AO$1]);1;&quot;&quot;)">
            <text:p/>
          </table:table-cell>
          <table:table-cell table:style-name="ce2" table:formula="of:=IF(AND([.$G9]&lt;[.AP$1];[.$H9]&gt;=[.AP$1]);1;&quot;&quot;)">
            <text:p/>
          </table:table-cell>
          <table:table-cell table:style-name="ce2" table:formula="of:=IF(AND([.$G9]&lt;[.AQ$1];[.$H9]&gt;=[.AQ$1]);1;&quot;&quot;)">
            <text:p/>
          </table:table-cell>
          <table:table-cell table:style-name="ce2" table:formula="of:=IF(AND([.$G9]&lt;[.AR$1];[.$H9]&gt;=[.AR$1]);1;&quot;&quot;)">
            <text:p/>
          </table:table-cell>
          <table:table-cell table:style-name="ce2" table:formula="of:=IF(AND([.$G9]&lt;[.AS$1];[.$H9]&gt;=[.AS$1]);1;&quot;&quot;)">
            <text:p/>
          </table:table-cell>
          <table:table-cell table:style-name="ce2" table:formula="of:=IF(AND([.$G9]&lt;[.AT$1];[.$H9]&gt;=[.AT$1]);1;&quot;&quot;)">
            <text:p/>
          </table:table-cell>
          <table:table-cell table:style-name="ce2" table:formula="of:=IF(AND([.$G9]&lt;[.AU$1];[.$H9]&gt;=[.AU$1]);1;&quot;&quot;)">
            <text:p/>
          </table:table-cell>
          <table:table-cell table:style-name="ce2" table:formula="of:=IF(AND([.$G9]&lt;[.AV$1];[.$H9]&gt;=[.AV$1]);1;&quot;&quot;)">
            <text:p/>
          </table:table-cell>
          <table:table-cell table:style-name="ce2" table:formula="of:=IF(AND([.$G9]&lt;[.AW$1];[.$H9]&gt;=[.AW$1]);1;&quot;&quot;)">
            <text:p/>
          </table:table-cell>
          <table:table-cell table:style-name="ce2" table:formula="of:=IF(AND([.$G9]&lt;[.AX$1];[.$H9]&gt;=[.AX$1]);1;&quot;&quot;)">
            <text:p/>
          </table:table-cell>
          <table:table-cell table:style-name="ce2" table:formula="of:=IF(AND([.$G9]&lt;[.AY$1];[.$H9]&gt;=[.AY$1]);1;&quot;&quot;)">
            <text:p/>
          </table:table-cell>
          <table:table-cell table:style-name="ce2" table:formula="of:=IF(AND([.$G9]&lt;[.AZ$1];[.$H9]&gt;=[.AZ$1]);1;&quot;&quot;)">
            <text:p/>
          </table:table-cell>
          <table:table-cell table:style-name="ce2" table:formula="of:=IF(AND([.$G9]&lt;[.BA$1];[.$H9]&gt;=[.BA$1]);1;&quot;&quot;)">
            <text:p/>
          </table:table-cell>
          <table:table-cell table:style-name="ce2" table:formula="of:=IF(AND([.$G9]&lt;[.BB$1];[.$H9]&gt;=[.BB$1]);1;&quot;&quot;)">
            <text:p/>
          </table:table-cell>
          <table:table-cell table:style-name="ce2" table:formula="of:=IF(AND([.$G9]&lt;[.BC$1];[.$H9]&gt;=[.BC$1]);1;&quot;&quot;)">
            <text:p/>
          </table:table-cell>
          <table:table-cell table:style-name="ce2" table:formula="of:=IF(AND([.$G9]&lt;[.BD$1];[.$H9]&gt;=[.BD$1]);1;&quot;&quot;)">
            <text:p/>
          </table:table-cell>
          <table:table-cell table:style-name="ce2" table:formula="of:=IF(AND([.$G9]&lt;[.BE$1];[.$H9]&gt;=[.BE$1]);1;&quot;&quot;)">
            <text:p/>
          </table:table-cell>
          <table:table-cell table:style-name="ce2" table:formula="of:=IF(AND([.$G9]&lt;[.BF$1];[.$H9]&gt;=[.BF$1]);1;&quot;&quot;)">
            <text:p/>
          </table:table-cell>
          <table:table-cell table:style-name="ce2" table:formula="of:=IF(AND([.$G9]&lt;[.BG$1];[.$H9]&gt;=[.BG$1]);1;&quot;&quot;)">
            <text:p/>
          </table:table-cell>
          <table:table-cell table:style-name="ce2" table:formula="of:=IF(AND([.$G9]&lt;[.BH$1];[.$H9]&gt;=[.BH$1]);1;&quot;&quot;)">
            <text:p/>
          </table:table-cell>
          <table:table-cell table:style-name="ce2" table:formula="of:=IF(AND([.$G9]&lt;[.BI$1];[.$H9]&gt;=[.BI$1]);1;&quot;&quot;)">
            <text:p/>
          </table:table-cell>
          <table:table-cell table:style-name="ce2" table:formula="of:=IF(AND([.$G9]&lt;[.BJ$1];[.$H9]&gt;=[.BJ$1]);1;&quot;&quot;)">
            <text:p/>
          </table:table-cell>
          <table:table-cell table:style-name="ce2" table:formula="of:=IF(AND([.$G9]&lt;[.BK$1];[.$H9]&gt;=[.BK$1]);1;&quot;&quot;)">
            <text:p/>
          </table:table-cell>
          <table:table-cell table:style-name="ce2" table:formula="of:=IF(AND([.$G9]&lt;[.BL$1];[.$H9]&gt;=[.BL$1]);1;&quot;&quot;)">
            <text:p/>
          </table:table-cell>
          <table:table-cell table:style-name="ce2" table:formula="of:=IF(AND([.$G9]&lt;[.BM$1];[.$H9]&gt;=[.BM$1]);1;&quot;&quot;)">
            <text:p/>
          </table:table-cell>
          <table:table-cell table:style-name="ce2" table:formula="of:=IF(AND([.$G9]&lt;[.BN$1];[.$H9]&gt;=[.BN$1]);1;&quot;&quot;)">
            <text:p/>
          </table:table-cell>
          <table:table-cell table:style-name="ce2" table:formula="of:=IF(AND([.$G9]&lt;[.BO$1];[.$H9]&gt;=[.BO$1]);1;&quot;&quot;)">
            <text:p/>
          </table:table-cell>
          <table:table-cell table:style-name="ce2" table:formula="of:=IF(AND([.$G9]&lt;[.BP$1];[.$H9]&gt;=[.BP$1]);1;&quot;&quot;)">
            <text:p/>
          </table:table-cell>
          <table:table-cell table:style-name="ce2" table:formula="of:=IF(AND([.$G9]&lt;[.BQ$1];[.$H9]&gt;=[.BQ$1]);1;&quot;&quot;)">
            <text:p/>
          </table:table-cell>
          <table:table-cell table:style-name="ce2" table:formula="of:=IF(AND([.$G9]&lt;[.BR$1];[.$H9]&gt;=[.BR$1]);1;&quot;&quot;)">
            <text:p/>
          </table:table-cell>
          <table:table-cell table:style-name="ce2" table:formula="of:=IF(AND([.$G9]&lt;[.BS$1];[.$H9]&gt;=[.BS$1]);1;&quot;&quot;)">
            <text:p/>
          </table:table-cell>
          <table:table-cell table:style-name="ce2" table:formula="of:=IF(AND([.$G9]&lt;[.BT$1];[.$H9]&gt;=[.BT$1]);1;&quot;&quot;)">
            <text:p/>
          </table:table-cell>
          <table:table-cell table:style-name="ce2" table:formula="of:=IF(AND([.$G9]&lt;[.BU$1];[.$H9]&gt;=[.BU$1]);1;&quot;&quot;)">
            <text:p/>
          </table:table-cell>
          <table:table-cell table:style-name="ce2" table:formula="of:=IF(AND([.$G9]&lt;[.BV$1];[.$H9]&gt;=[.BV$1]);1;&quot;&quot;)">
            <text:p/>
          </table:table-cell>
          <table:table-cell table:style-name="ce2" table:formula="of:=IF(AND([.$G9]&lt;[.BW$1];[.$H9]&gt;=[.BW$1]);1;&quot;&quot;)">
            <text:p/>
          </table:table-cell>
          <table:table-cell table:style-name="ce2" table:formula="of:=IF(AND([.$G9]&lt;[.BX$1];[.$H9]&gt;=[.BX$1]);1;&quot;&quot;)">
            <text:p/>
          </table:table-cell>
          <table:table-cell table:style-name="ce2" table:formula="of:=IF(AND([.$G9]&lt;[.BY$1];[.$H9]&gt;=[.BY$1]);1;&quot;&quot;)">
            <text:p/>
          </table:table-cell>
          <table:table-cell table:style-name="ce2" table:formula="of:=IF(AND([.$G9]&lt;[.BZ$1];[.$H9]&gt;=[.BZ$1]);1;&quot;&quot;)">
            <text:p/>
          </table:table-cell>
          <table:table-cell table:style-name="ce2" table:formula="of:=IF(AND([.$G9]&lt;[.CA$1];[.$H9]&gt;=[.CA$1]);1;&quot;&quot;)">
            <text:p/>
          </table:table-cell>
          <table:table-cell table:style-name="ce2" table:formula="of:=IF(AND([.$G9]&lt;[.CB$1];[.$H9]&gt;=[.CB$1]);1;&quot;&quot;)" office:value-type="float" office:value="1" calcext:value-type="float">
            <text:p>1</text:p>
          </table:table-cell>
          <table:table-cell table:style-name="ce2" table:formula="of:=IF(AND([.$G9]&lt;[.CC$1];[.$H9]&gt;=[.CC$1]);1;&quot;&quot;)" office:value-type="float" office:value="1" calcext:value-type="float">
            <text:p>1</text:p>
          </table:table-cell>
          <table:table-cell table:style-name="ce2" table:formula="of:=IF(AND([.$G9]&lt;[.CD$1];[.$H9]&gt;=[.CD$1]);1;&quot;&quot;)" office:value-type="float" office:value="1" calcext:value-type="float">
            <text:p>1</text:p>
          </table:table-cell>
          <table:table-cell table:style-name="ce2" table:formula="of:=IF(AND([.$G9]&lt;[.CE$1];[.$H9]&gt;=[.CE$1]);1;&quot;&quot;)" office:value-type="float" office:value="1" calcext:value-type="float">
            <text:p>1</text:p>
          </table:table-cell>
          <table:table-cell table:style-name="ce2" table:formula="of:=IF(AND([.$G9]&lt;[.CF$1];[.$H9]&gt;=[.CF$1]);1;&quot;&quot;)" office:value-type="float" office:value="1" calcext:value-type="float">
            <text:p>1</text:p>
          </table:table-cell>
          <table:table-cell table:style-name="ce2" table:formula="of:=IF(AND([.$G9]&lt;[.CG$1];[.$H9]&gt;=[.CG$1]);1;&quot;&quot;)" office:value-type="float" office:value="1" calcext:value-type="float">
            <text:p>1</text:p>
          </table:table-cell>
          <table:table-cell table:style-name="ce2" table:formula="of:=IF(AND([.$G9]&lt;[.CH$1];[.$H9]&gt;=[.CH$1]);1;&quot;&quot;)" office:value-type="float" office:value="1" calcext:value-type="float">
            <text:p>1</text:p>
          </table:table-cell>
          <table:table-cell table:style-name="ce2" table:formula="of:=IF(AND([.$G9]&lt;[.CI$1];[.$H9]&gt;=[.CI$1]);1;&quot;&quot;)" office:value-type="float" office:value="1" calcext:value-type="float">
            <text:p>1</text:p>
          </table:table-cell>
          <table:table-cell table:style-name="ce2" table:formula="of:=IF(AND([.$G9]&lt;[.CJ$1];[.$H9]&gt;=[.CJ$1]);1;&quot;&quot;)" office:value-type="float" office:value="1" calcext:value-type="float">
            <text:p>1</text:p>
          </table:table-cell>
          <table:table-cell table:style-name="ce2" table:formula="of:=IF(AND([.$G9]&lt;[.CK$1];[.$H9]&gt;=[.CK$1]);1;&quot;&quot;)" office:value-type="float" office:value="1" calcext:value-type="float">
            <text:p>1</text:p>
          </table:table-cell>
          <table:table-cell table:style-name="ce2" table:formula="of:=IF(AND([.$G9]&lt;[.CL$1];[.$H9]&gt;=[.CL$1]);1;&quot;&quot;)" office:value-type="float" office:value="1" calcext:value-type="float">
            <text:p>1</text:p>
          </table:table-cell>
          <table:table-cell table:style-name="ce2" table:formula="of:=IF(AND([.$G9]&lt;[.CM$1];[.$H9]&gt;=[.CM$1]);1;&quot;&quot;)" office:value-type="float" office:value="1" calcext:value-type="float">
            <text:p>1</text:p>
          </table:table-cell>
          <table:table-cell table:style-name="ce2" table:formula="of:=IF(AND([.$G9]&lt;[.CN$1];[.$H9]&gt;=[.CN$1]);1;&quot;&quot;)" office:value-type="float" office:value="1" calcext:value-type="float">
            <text:p>1</text:p>
          </table:table-cell>
          <table:table-cell table:style-name="ce2" table:formula="of:=IF(AND([.$G9]&lt;[.CO$1];[.$H9]&gt;=[.CO$1]);1;&quot;&quot;)" office:value-type="float" office:value="1" calcext:value-type="float">
            <text:p>1</text:p>
          </table:table-cell>
          <table:table-cell table:style-name="ce2" table:formula="of:=IF(AND([.$G9]&lt;[.CP$1];[.$H9]&gt;=[.CP$1]);1;&quot;&quot;)" office:value-type="float" office:value="1" calcext:value-type="float">
            <text:p>1</text:p>
          </table:table-cell>
          <table:table-cell table:style-name="ce2" table:formula="of:=IF(AND([.$G9]&lt;[.CQ$1];[.$H9]&gt;=[.CQ$1]);1;&quot;&quot;)" office:value-type="float" office:value="1" calcext:value-type="float">
            <text:p>1</text:p>
          </table:table-cell>
          <table:table-cell table:style-name="ce2" table:formula="of:=IF(AND([.$G9]&lt;[.CR$1];[.$H9]&gt;=[.CR$1]);1;&quot;&quot;)" office:value-type="float" office:value="1" calcext:value-type="float">
            <text:p>1</text:p>
          </table:table-cell>
          <table:table-cell table:style-name="ce2" table:formula="of:=IF(AND([.$G9]&lt;[.CS$1];[.$H9]&gt;=[.CS$1]);1;&quot;&quot;)" office:value-type="float" office:value="1" calcext:value-type="float">
            <text:p>1</text:p>
          </table:table-cell>
          <table:table-cell table:style-name="ce2" table:formula="of:=IF(AND([.$G9]&lt;[.CT$1];[.$H9]&gt;=[.CT$1]);1;&quot;&quot;)" office:value-type="float" office:value="1" calcext:value-type="float">
            <text:p>1</text:p>
          </table:table-cell>
          <table:table-cell table:style-name="ce2" table:formula="of:=IF(AND([.$G9]&lt;[.CU$1];[.$H9]&gt;=[.CU$1]);1;&quot;&quot;)" office:value-type="float" office:value="1" calcext:value-type="float">
            <text:p>1</text:p>
          </table:table-cell>
          <table:table-cell table:style-name="ce2" table:formula="of:=IF(AND([.$G9]&lt;[.CV$1];[.$H9]&gt;=[.CV$1]);1;&quot;&quot;)" office:value-type="float" office:value="1" calcext:value-type="float">
            <text:p>1</text:p>
          </table:table-cell>
          <table:table-cell table:style-name="ce2" table:formula="of:=IF(AND([.$G9]&lt;[.CW$1];[.$H9]&gt;=[.CW$1]);1;&quot;&quot;)" office:value-type="float" office:value="1" calcext:value-type="float">
            <text:p>1</text:p>
          </table:table-cell>
          <table:table-cell table:style-name="ce2" table:formula="of:=IF(AND([.$G9]&lt;[.CX$1];[.$H9]&gt;=[.CX$1]);1;&quot;&quot;)" office:value-type="float" office:value="1" calcext:value-type="float">
            <text:p>1</text:p>
          </table:table-cell>
          <table:table-cell table:style-name="ce2" table:formula="of:=IF(AND([.$G9]&lt;[.CY$1];[.$H9]&gt;=[.CY$1]);1;&quot;&quot;)" office:value-type="float" office:value="1" calcext:value-type="float">
            <text:p>1</text:p>
          </table:table-cell>
          <table:table-cell table:style-name="ce2" table:formula="of:=IF(AND([.$G9]&lt;[.CZ$1];[.$H9]&gt;=[.CZ$1]);1;&quot;&quot;)" office:value-type="float" office:value="1" calcext:value-type="float">
            <text:p>1</text:p>
          </table:table-cell>
          <table:table-cell table:style-name="ce2" table:formula="of:=IF(AND([.$G9]&lt;[.DA$1];[.$H9]&gt;=[.DA$1]);1;&quot;&quot;)" office:value-type="float" office:value="1" calcext:value-type="float">
            <text:p>1</text:p>
          </table:table-cell>
          <table:table-cell table:style-name="ce2" table:formula="of:=IF(AND([.$G9]&lt;[.DB$1];[.$H9]&gt;=[.DB$1]);1;&quot;&quot;)" office:value-type="float" office:value="1" calcext:value-type="float">
            <text:p>1</text:p>
          </table:table-cell>
          <table:table-cell table:style-name="ce2" table:formula="of:=IF(AND([.$G9]&lt;[.DC$1];[.$H9]&gt;=[.DC$1]);1;&quot;&quot;)" office:value-type="float" office:value="1" calcext:value-type="float">
            <text:p>1</text:p>
          </table:table-cell>
          <table:table-cell table:style-name="ce2" table:formula="of:=IF(AND([.$G9]&lt;[.DD$1];[.$H9]&gt;=[.DD$1]);1;&quot;&quot;)" office:value-type="float" office:value="1" calcext:value-type="float">
            <text:p>1</text:p>
          </table:table-cell>
          <table:table-cell table:style-name="ce2" table:formula="of:=IF(AND([.$G9]&lt;[.DE$1];[.$H9]&gt;=[.DE$1]);1;&quot;&quot;)" office:value-type="float" office:value="1" calcext:value-type="float">
            <text:p>1</text:p>
          </table:table-cell>
          <table:table-cell table:style-name="ce2" table:formula="of:=IF(AND([.$G9]&lt;[.DF$1];[.$H9]&gt;=[.DF$1]);1;&quot;&quot;)" office:value-type="float" office:value="1" calcext:value-type="float">
            <text:p>1</text:p>
          </table:table-cell>
          <table:table-cell table:style-name="ce2" table:formula="of:=IF(AND([.$G9]&lt;[.DG$1];[.$H9]&gt;=[.DG$1]);1;&quot;&quot;)" office:value-type="float" office:value="1" calcext:value-type="float">
            <text:p>1</text:p>
          </table:table-cell>
          <table:table-cell table:style-name="ce2" table:formula="of:=IF(AND([.$G9]&lt;[.DH$1];[.$H9]&gt;=[.DH$1]);1;&quot;&quot;)" office:value-type="float" office:value="1" calcext:value-type="float">
            <text:p>1</text:p>
          </table:table-cell>
          <table:table-cell table:style-name="ce2" table:formula="of:=IF(AND([.$G9]&lt;[.DI$1];[.$H9]&gt;=[.DI$1]);1;&quot;&quot;)" office:value-type="float" office:value="1" calcext:value-type="float">
            <text:p>1</text:p>
          </table:table-cell>
          <table:table-cell table:style-name="ce2" table:formula="of:=IF(AND([.$G9]&lt;[.DJ$1];[.$H9]&gt;=[.DJ$1]);1;&quot;&quot;)" office:value-type="float" office:value="1" calcext:value-type="float">
            <text:p>1</text:p>
          </table:table-cell>
          <table:table-cell table:style-name="ce2" table:formula="of:=IF(AND([.$G9]&lt;[.DK$1];[.$H9]&gt;=[.DK$1]);1;&quot;&quot;)" office:value-type="float" office:value="1" calcext:value-type="float">
            <text:p>1</text:p>
          </table:table-cell>
          <table:table-cell table:style-name="ce2" table:formula="of:=IF(AND([.$G9]&lt;[.DL$1];[.$H9]&gt;=[.DL$1]);1;&quot;&quot;)" office:value-type="float" office:value="1" calcext:value-type="float">
            <text:p>1</text:p>
          </table:table-cell>
          <table:table-cell table:style-name="ce2" table:formula="of:=IF(AND([.$G9]&lt;[.DM$1];[.$H9]&gt;=[.DM$1]);1;&quot;&quot;)" office:value-type="float" office:value="1" calcext:value-type="float">
            <text:p>1</text:p>
          </table:table-cell>
          <table:table-cell table:style-name="ce2" table:formula="of:=IF(AND([.$G9]&lt;[.DN$1];[.$H9]&gt;=[.DN$1]);1;&quot;&quot;)" office:value-type="float" office:value="1" calcext:value-type="float">
            <text:p>1</text:p>
          </table:table-cell>
          <table:table-cell table:style-name="ce2" table:formula="of:=IF(AND([.$G9]&lt;[.DO$1];[.$H9]&gt;=[.DO$1]);1;&quot;&quot;)" office:value-type="float" office:value="1" calcext:value-type="float">
            <text:p>1</text:p>
          </table:table-cell>
          <table:table-cell table:style-name="ce2" table:formula="of:=IF(AND([.$G9]&lt;[.DP$1];[.$H9]&gt;=[.DP$1]);1;&quot;&quot;)" office:value-type="float" office:value="1" calcext:value-type="float">
            <text:p>1</text:p>
          </table:table-cell>
          <table:table-cell table:style-name="ce2" table:formula="of:=IF(AND([.$G9]&lt;[.DQ$1];[.$H9]&gt;=[.DQ$1]);1;&quot;&quot;)" office:value-type="float" office:value="1" calcext:value-type="float">
            <text:p>1</text:p>
          </table:table-cell>
          <table:table-cell table:style-name="ce2" table:formula="of:=IF(AND([.$G9]&lt;[.DR$1];[.$H9]&gt;=[.DR$1]);1;&quot;&quot;)" office:value-type="float" office:value="1" calcext:value-type="float">
            <text:p>1</text:p>
          </table:table-cell>
          <table:table-cell table:style-name="ce2" table:formula="of:=IF(AND([.$G9]&lt;[.DS$1];[.$H9]&gt;=[.DS$1]);1;&quot;&quot;)" office:value-type="float" office:value="1" calcext:value-type="float">
            <text:p>1</text:p>
          </table:table-cell>
          <table:table-cell table:style-name="ce2" table:formula="of:=IF(AND([.$G9]&lt;[.DT$1];[.$H9]&gt;=[.DT$1]);1;&quot;&quot;)" office:value-type="float" office:value="1" calcext:value-type="float">
            <text:p>1</text:p>
          </table:table-cell>
          <table:table-cell table:style-name="ce2" table:formula="of:=IF(AND([.$G9]&lt;[.DU$1];[.$H9]&gt;=[.DU$1]);1;&quot;&quot;)" office:value-type="float" office:value="1" calcext:value-type="float">
            <text:p>1</text:p>
          </table:table-cell>
          <table:table-cell table:style-name="ce2" table:formula="of:=IF(AND([.$G9]&lt;[.DV$1];[.$H9]&gt;=[.DV$1]);1;&quot;&quot;)" office:value-type="float" office:value="1" calcext:value-type="float">
            <text:p>1</text:p>
          </table:table-cell>
          <table:table-cell table:style-name="ce2" table:formula="of:=IF(AND([.$G9]&lt;[.DW$1];[.$H9]&gt;=[.DW$1]);1;&quot;&quot;)" office:value-type="float" office:value="1" calcext:value-type="float">
            <text:p>1</text:p>
          </table:table-cell>
          <table:table-cell table:style-name="ce2" table:formula="of:=IF(AND([.$G9]&lt;[.DX$1];[.$H9]&gt;=[.DX$1]);1;&quot;&quot;)" office:value-type="float" office:value="1" calcext:value-type="float">
            <text:p>1</text:p>
          </table:table-cell>
          <table:table-cell table:style-name="ce2" table:formula="of:=IF(AND([.$G9]&lt;[.DY$1];[.$H9]&gt;=[.DY$1]);1;&quot;&quot;)" office:value-type="float" office:value="1" calcext:value-type="float">
            <text:p>1</text:p>
          </table:table-cell>
          <table:table-cell table:style-name="ce2" table:formula="of:=IF(AND([.$G9]&lt;[.DZ$1];[.$H9]&gt;=[.DZ$1]);1;&quot;&quot;)" office:value-type="float" office:value="1" calcext:value-type="float">
            <text:p>1</text:p>
          </table:table-cell>
          <table:table-cell table:style-name="ce2" table:formula="of:=IF(AND([.$G9]&lt;[.EA$1];[.$H9]&gt;=[.EA$1]);1;&quot;&quot;)" office:value-type="float" office:value="1" calcext:value-type="float">
            <text:p>1</text:p>
          </table:table-cell>
          <table:table-cell table:style-name="ce2" table:formula="of:=IF(AND([.$G9]&lt;[.EB$1];[.$H9]&gt;=[.EB$1]);1;&quot;&quot;)" office:value-type="float" office:value="1" calcext:value-type="float">
            <text:p>1</text:p>
          </table:table-cell>
          <table:table-cell table:style-name="ce2" table:formula="of:=IF(AND([.$G9]&lt;[.EC$1];[.$H9]&gt;=[.EC$1]);1;&quot;&quot;)" office:value-type="float" office:value="1" calcext:value-type="float">
            <text:p>1</text:p>
          </table:table-cell>
          <table:table-cell table:style-name="ce2" table:formula="of:=IF(AND([.$G9]&lt;[.ED$1];[.$H9]&gt;=[.ED$1]);1;&quot;&quot;)" office:value-type="float" office:value="1" calcext:value-type="float">
            <text:p>1</text:p>
          </table:table-cell>
          <table:table-cell table:style-name="ce2" table:formula="of:=IF(AND([.$G9]&lt;[.EE$1];[.$H9]&gt;=[.EE$1]);1;&quot;&quot;)" office:value-type="float" office:value="1" calcext:value-type="float">
            <text:p>1</text:p>
          </table:table-cell>
          <table:table-cell table:style-name="ce2" table:formula="of:=IF(AND([.$G9]&lt;[.EF$1];[.$H9]&gt;=[.EF$1]);1;&quot;&quot;)" office:value-type="float" office:value="1" calcext:value-type="float">
            <text:p>1</text:p>
          </table:table-cell>
          <table:table-cell table:style-name="ce2" table:formula="of:=IF(AND([.$G9]&lt;[.EG$1];[.$H9]&gt;=[.EG$1]);1;&quot;&quot;)" office:value-type="float" office:value="1" calcext:value-type="float">
            <text:p>1</text:p>
          </table:table-cell>
          <table:table-cell table:style-name="ce2" table:formula="of:=IF(AND([.$G9]&lt;[.EH$1];[.$H9]&gt;=[.EH$1]);1;&quot;&quot;)" office:value-type="float" office:value="1" calcext:value-type="float">
            <text:p>1</text:p>
          </table:table-cell>
          <table:table-cell table:style-name="ce2" table:formula="of:=IF(AND([.$G9]&lt;[.EI$1];[.$H9]&gt;=[.EI$1]);1;&quot;&quot;)" office:value-type="float" office:value="1" calcext:value-type="float">
            <text:p>1</text:p>
          </table:table-cell>
          <table:table-cell table:style-name="ce2" table:formula="of:=IF(AND([.$G9]&lt;[.EJ$1];[.$H9]&gt;=[.EJ$1]);1;&quot;&quot;)" office:value-type="float" office:value="1" calcext:value-type="float">
            <text:p>1</text:p>
          </table:table-cell>
          <table:table-cell table:style-name="ce2" table:formula="of:=IF(AND([.$G9]&lt;[.EK$1];[.$H9]&gt;=[.EK$1]);1;&quot;&quot;)" office:value-type="float" office:value="1" calcext:value-type="float">
            <text:p>1</text:p>
          </table:table-cell>
          <table:table-cell table:style-name="ce2" table:formula="of:=IF(AND([.$G9]&lt;[.EL$1];[.$H9]&gt;=[.EL$1]);1;&quot;&quot;)" office:value-type="float" office:value="1" calcext:value-type="float">
            <text:p>1</text:p>
          </table:table-cell>
          <table:table-cell table:style-name="ce2" table:formula="of:=IF(AND([.$G9]&lt;[.EM$1];[.$H9]&gt;=[.EM$1]);1;&quot;&quot;)" office:value-type="float" office:value="1" calcext:value-type="float">
            <text:p>1</text:p>
          </table:table-cell>
          <table:table-cell table:style-name="ce2" table:formula="of:=IF(AND([.$G9]&lt;[.EN$1];[.$H9]&gt;=[.EN$1]);1;&quot;&quot;)" office:value-type="float" office:value="1" calcext:value-type="float">
            <text:p>1</text:p>
          </table:table-cell>
          <table:table-cell table:style-name="ce2" table:formula="of:=IF(AND([.$G9]&lt;[.EO$1];[.$H9]&gt;=[.EO$1]);1;&quot;&quot;)" office:value-type="float" office:value="1" calcext:value-type="float">
            <text:p>1</text:p>
          </table:table-cell>
          <table:table-cell table:style-name="ce2" table:formula="of:=IF(AND([.$G9]&lt;[.EP$1];[.$H9]&gt;=[.EP$1]);1;&quot;&quot;)" office:value-type="float" office:value="1" calcext:value-type="float">
            <text:p>1</text:p>
          </table:table-cell>
          <table:table-cell table:style-name="ce2" table:formula="of:=IF(AND([.$G9]&lt;[.EQ$1];[.$H9]&gt;=[.EQ$1]);1;&quot;&quot;)" office:value-type="float" office:value="1" calcext:value-type="float">
            <text:p>1</text:p>
          </table:table-cell>
          <table:table-cell table:style-name="ce2" table:formula="of:=IF(AND([.$G9]&lt;[.ER$1];[.$H9]&gt;=[.ER$1]);1;&quot;&quot;)" office:value-type="float" office:value="1" calcext:value-type="float">
            <text:p>1</text:p>
          </table:table-cell>
          <table:table-cell table:style-name="ce2" table:formula="of:=IF(AND([.$G9]&lt;[.ES$1];[.$H9]&gt;=[.ES$1]);1;&quot;&quot;)" office:value-type="float" office:value="1" calcext:value-type="float">
            <text:p>1</text:p>
          </table:table-cell>
          <table:table-cell table:style-name="ce2" table:formula="of:=IF(AND([.$G9]&lt;[.ET$1];[.$H9]&gt;=[.ET$1]);1;&quot;&quot;)" office:value-type="float" office:value="1" calcext:value-type="float">
            <text:p>1</text:p>
          </table:table-cell>
          <table:table-cell table:style-name="ce2" table:formula="of:=IF(AND([.$G9]&lt;[.EU$1];[.$H9]&gt;=[.EU$1]);1;&quot;&quot;)" office:value-type="float" office:value="1" calcext:value-type="float">
            <text:p>1</text:p>
          </table:table-cell>
          <table:table-cell table:style-name="ce2" table:formula="of:=IF(AND([.$G9]&lt;[.EV$1];[.$H9]&gt;=[.EV$1]);1;&quot;&quot;)" office:value-type="float" office:value="1" calcext:value-type="float">
            <text:p>1</text:p>
          </table:table-cell>
          <table:table-cell table:style-name="ce2" table:formula="of:=IF(AND([.$G9]&lt;[.EW$1];[.$H9]&gt;=[.EW$1]);1;&quot;&quot;)" office:value-type="float" office:value="1" calcext:value-type="float">
            <text:p>1</text:p>
          </table:table-cell>
          <table:table-cell table:style-name="ce2" table:formula="of:=IF(AND([.$G9]&lt;[.EX$1];[.$H9]&gt;=[.EX$1]);1;&quot;&quot;)" office:value-type="float" office:value="1" calcext:value-type="float">
            <text:p>1</text:p>
          </table:table-cell>
          <table:table-cell table:style-name="ce2" table:formula="of:=IF(AND([.$G9]&lt;[.EY$1];[.$H9]&gt;=[.EY$1]);1;&quot;&quot;)" office:value-type="float" office:value="1" calcext:value-type="float">
            <text:p>1</text:p>
          </table:table-cell>
          <table:table-cell table:style-name="ce2" table:formula="of:=IF(AND([.$G9]&lt;[.EZ$1];[.$H9]&gt;=[.EZ$1]);1;&quot;&quot;)" office:value-type="float" office:value="1" calcext:value-type="float">
            <text:p>1</text:p>
          </table:table-cell>
          <table:table-cell table:style-name="ce2" table:formula="of:=IF(AND([.$G9]&lt;[.FA$1];[.$H9]&gt;=[.FA$1]);1;&quot;&quot;)" office:value-type="float" office:value="1" calcext:value-type="float">
            <text:p>1</text:p>
          </table:table-cell>
          <table:table-cell table:style-name="ce2" table:formula="of:=IF(AND([.$G9]&lt;[.FB$1];[.$H9]&gt;=[.FB$1]);1;&quot;&quot;)" office:value-type="float" office:value="1" calcext:value-type="float">
            <text:p>1</text:p>
          </table:table-cell>
          <table:table-cell table:style-name="ce2" table:formula="of:=IF(AND([.$G9]&lt;[.FC$1];[.$H9]&gt;=[.FC$1]);1;&quot;&quot;)" office:value-type="float" office:value="1" calcext:value-type="float">
            <text:p>1</text:p>
          </table:table-cell>
          <table:table-cell table:style-name="ce2" table:formula="of:=IF(AND([.$G9]&lt;[.FD$1];[.$H9]&gt;=[.FD$1]);1;&quot;&quot;)" office:value-type="float" office:value="1" calcext:value-type="float">
            <text:p>1</text:p>
          </table:table-cell>
          <table:table-cell table:style-name="ce2" table:formula="of:=IF(AND([.$G9]&lt;[.FE$1];[.$H9]&gt;=[.FE$1]);1;&quot;&quot;)" office:value-type="float" office:value="1" calcext:value-type="float">
            <text:p>1</text:p>
          </table:table-cell>
          <table:table-cell table:style-name="ce2" table:formula="of:=IF(AND([.$G9]&lt;[.FF$1];[.$H9]&gt;=[.FF$1]);1;&quot;&quot;)" office:value-type="float" office:value="1" calcext:value-type="float">
            <text:p>1</text:p>
          </table:table-cell>
          <table:table-cell table:style-name="ce2" table:formula="of:=IF(AND([.$G9]&lt;[.FG$1];[.$H9]&gt;=[.FG$1]);1;&quot;&quot;)" office:value-type="float" office:value="1" calcext:value-type="float">
            <text:p>1</text:p>
          </table:table-cell>
          <table:table-cell table:style-name="ce2" table:formula="of:=IF(AND([.$G9]&lt;[.FH$1];[.$H9]&gt;=[.FH$1]);1;&quot;&quot;)" office:value-type="float" office:value="1" calcext:value-type="float">
            <text:p>1</text:p>
          </table:table-cell>
          <table:table-cell table:style-name="ce2" table:formula="of:=IF(AND([.$G9]&lt;[.FI$1];[.$H9]&gt;=[.FI$1]);1;&quot;&quot;)" office:value-type="float" office:value="1" calcext:value-type="float">
            <text:p>1</text:p>
          </table:table-cell>
          <table:table-cell table:style-name="ce2" table:formula="of:=IF(AND([.$G9]&lt;[.FJ$1];[.$H9]&gt;=[.FJ$1]);1;&quot;&quot;)" office:value-type="float" office:value="1" calcext:value-type="float">
            <text:p>1</text:p>
          </table:table-cell>
          <table:table-cell table:style-name="ce2" table:formula="of:=IF(AND([.$G9]&lt;[.FK$1];[.$H9]&gt;=[.FK$1]);1;&quot;&quot;)" office:value-type="float" office:value="1" calcext:value-type="float">
            <text:p>1</text:p>
          </table:table-cell>
          <table:table-cell table:style-name="ce2" table:formula="of:=IF(AND([.$G9]&lt;[.FL$1];[.$H9]&gt;=[.FL$1]);1;&quot;&quot;)" office:value-type="float" office:value="1" calcext:value-type="float">
            <text:p>1</text:p>
          </table:table-cell>
          <table:table-cell table:style-name="ce2" table:formula="of:=IF(AND([.$G9]&lt;[.FM$1];[.$H9]&gt;=[.FM$1]);1;&quot;&quot;)" office:value-type="float" office:value="1" calcext:value-type="float">
            <text:p>1</text:p>
          </table:table-cell>
          <table:table-cell table:style-name="ce2" table:formula="of:=IF(AND([.$G9]&lt;[.FN$1];[.$H9]&gt;=[.FN$1]);1;&quot;&quot;)" office:value-type="float" office:value="1" calcext:value-type="float">
            <text:p>1</text:p>
          </table:table-cell>
          <table:table-cell table:style-name="ce2" table:formula="of:=IF(AND([.$G9]&lt;[.FO$1];[.$H9]&gt;=[.FO$1]);1;&quot;&quot;)" office:value-type="float" office:value="1" calcext:value-type="float">
            <text:p>1</text:p>
          </table:table-cell>
          <table:table-cell table:style-name="ce2" table:formula="of:=IF(AND([.$G9]&lt;[.FP$1];[.$H9]&gt;=[.FP$1]);1;&quot;&quot;)" office:value-type="float" office:value="1" calcext:value-type="float">
            <text:p>1</text:p>
          </table:table-cell>
          <table:table-cell table:style-name="ce2" table:formula="of:=IF(AND([.$G9]&lt;[.FQ$1];[.$H9]&gt;=[.FQ$1]);1;&quot;&quot;)" office:value-type="float" office:value="1" calcext:value-type="float">
            <text:p>1</text:p>
          </table:table-cell>
          <table:table-cell table:style-name="ce2" table:formula="of:=IF(AND([.$G9]&lt;[.FR$1];[.$H9]&gt;=[.FR$1]);1;&quot;&quot;)" office:value-type="float" office:value="1" calcext:value-type="float">
            <text:p>1</text:p>
          </table:table-cell>
          <table:table-cell table:style-name="ce2" table:formula="of:=IF(AND([.$G9]&lt;[.FS$1];[.$H9]&gt;=[.FS$1]);1;&quot;&quot;)" office:value-type="float" office:value="1" calcext:value-type="float">
            <text:p>1</text:p>
          </table:table-cell>
          <table:table-cell table:style-name="ce2" table:formula="of:=IF(AND([.$G9]&lt;[.FT$1];[.$H9]&gt;=[.FT$1]);1;&quot;&quot;)" office:value-type="float" office:value="1" calcext:value-type="float">
            <text:p>1</text:p>
          </table:table-cell>
          <table:table-cell table:style-name="ce2" table:formula="of:=IF(AND([.$G9]&lt;[.FU$1];[.$H9]&gt;=[.FU$1]);1;&quot;&quot;)" office:value-type="float" office:value="1" calcext:value-type="float">
            <text:p>1</text:p>
          </table:table-cell>
          <table:table-cell table:style-name="ce2" table:formula="of:=IF(AND([.$G9]&lt;[.FV$1];[.$H9]&gt;=[.FV$1]);1;&quot;&quot;)" office:value-type="float" office:value="1" calcext:value-type="float">
            <text:p>1</text:p>
          </table:table-cell>
          <table:table-cell table:style-name="ce2" table:formula="of:=IF(AND([.$G9]&lt;[.FW$1];[.$H9]&gt;=[.FW$1]);1;&quot;&quot;)" office:value-type="float" office:value="1" calcext:value-type="float">
            <text:p>1</text:p>
          </table:table-cell>
          <table:table-cell table:style-name="ce2" table:formula="of:=IF(AND([.$G9]&lt;[.FX$1];[.$H9]&gt;=[.FX$1]);1;&quot;&quot;)" office:value-type="float" office:value="1" calcext:value-type="float">
            <text:p>1</text:p>
          </table:table-cell>
          <table:table-cell table:style-name="ce2" table:formula="of:=IF(AND([.$G9]&lt;[.FY$1];[.$H9]&gt;=[.FY$1]);1;&quot;&quot;)" office:value-type="float" office:value="1" calcext:value-type="float">
            <text:p>1</text:p>
          </table:table-cell>
          <table:table-cell table:style-name="ce2" table:formula="of:=IF(AND([.$G9]&lt;[.FZ$1];[.$H9]&gt;=[.FZ$1]);1;&quot;&quot;)" office:value-type="float" office:value="1" calcext:value-type="float">
            <text:p>1</text:p>
          </table:table-cell>
          <table:table-cell table:style-name="ce2" table:formula="of:=IF(AND([.$G9]&lt;[.GA$1];[.$H9]&gt;=[.GA$1]);1;&quot;&quot;)" office:value-type="float" office:value="1" calcext:value-type="float">
            <text:p>1</text:p>
          </table:table-cell>
          <table:table-cell table:style-name="ce2" table:formula="of:=IF(AND([.$G9]&lt;[.GB$1];[.$H9]&gt;=[.GB$1]);1;&quot;&quot;)" office:value-type="float" office:value="1" calcext:value-type="float">
            <text:p>1</text:p>
          </table:table-cell>
          <table:table-cell table:style-name="ce2" table:formula="of:=IF(AND([.$G9]&lt;[.GC$1];[.$H9]&gt;=[.GC$1]);1;&quot;&quot;)" office:value-type="float" office:value="1" calcext:value-type="float">
            <text:p>1</text:p>
          </table:table-cell>
          <table:table-cell table:style-name="ce2" table:formula="of:=IF(AND([.$G9]&lt;[.GD$1];[.$H9]&gt;=[.GD$1]);1;&quot;&quot;)" office:value-type="float" office:value="1" calcext:value-type="float">
            <text:p>1</text:p>
          </table:table-cell>
          <table:table-cell table:style-name="ce2" table:formula="of:=IF(AND([.$G9]&lt;[.GE$1];[.$H9]&gt;=[.GE$1]);1;&quot;&quot;)" office:value-type="float" office:value="1" calcext:value-type="float">
            <text:p>1</text:p>
          </table:table-cell>
          <table:table-cell table:style-name="ce2" table:formula="of:=IF(AND([.$G9]&lt;[.GF$1];[.$H9]&gt;=[.GF$1]);1;&quot;&quot;)" office:value-type="float" office:value="1" calcext:value-type="float">
            <text:p>1</text:p>
          </table:table-cell>
          <table:table-cell table:style-name="ce2" table:formula="of:=IF(AND([.$G9]&lt;[.GG$1];[.$H9]&gt;=[.GG$1]);1;&quot;&quot;)" office:value-type="float" office:value="1" calcext:value-type="float">
            <text:p>1</text:p>
          </table:table-cell>
          <table:table-cell table:style-name="ce2" table:formula="of:=IF(AND([.$G9]&lt;[.GH$1];[.$H9]&gt;=[.GH$1]);1;&quot;&quot;)" office:value-type="float" office:value="1" calcext:value-type="float">
            <text:p>1</text:p>
          </table:table-cell>
          <table:table-cell table:style-name="ce2" table:formula="of:=IF(AND([.$G9]&lt;[.GI$1];[.$H9]&gt;=[.GI$1]);1;&quot;&quot;)" office:value-type="float" office:value="1" calcext:value-type="float">
            <text:p>1</text:p>
          </table:table-cell>
          <table:table-cell table:style-name="ce2" table:formula="of:=IF(AND([.$G9]&lt;[.GJ$1];[.$H9]&gt;=[.GJ$1]);1;&quot;&quot;)" office:value-type="float" office:value="1" calcext:value-type="float">
            <text:p>1</text:p>
          </table:table-cell>
          <table:table-cell table:style-name="ce2" table:formula="of:=IF(AND([.$G9]&lt;[.GK$1];[.$H9]&gt;=[.GK$1]);1;&quot;&quot;)" office:value-type="float" office:value="1" calcext:value-type="float">
            <text:p>1</text:p>
          </table:table-cell>
          <table:table-cell table:style-name="ce2" table:formula="of:=IF(AND([.$G9]&lt;[.GL$1];[.$H9]&gt;=[.GL$1]);1;&quot;&quot;)" office:value-type="float" office:value="1" calcext:value-type="float">
            <text:p>1</text:p>
          </table:table-cell>
          <table:table-cell table:style-name="ce2" table:formula="of:=IF(AND([.$G9]&lt;[.GM$1];[.$H9]&gt;=[.GM$1]);1;&quot;&quot;)" office:value-type="float" office:value="1" calcext:value-type="float">
            <text:p>1</text:p>
          </table:table-cell>
          <table:table-cell table:style-name="ce2" table:formula="of:=IF(AND([.$G9]&lt;[.GN$1];[.$H9]&gt;=[.GN$1]);1;&quot;&quot;)" office:value-type="float" office:value="1" calcext:value-type="float">
            <text:p>1</text:p>
          </table:table-cell>
          <table:table-cell table:style-name="ce2" table:formula="of:=IF(AND([.$G9]&lt;[.GO$1];[.$H9]&gt;=[.GO$1]);1;&quot;&quot;)" office:value-type="float" office:value="1" calcext:value-type="float">
            <text:p>1</text:p>
          </table:table-cell>
          <table:table-cell table:style-name="ce2" table:formula="of:=IF(AND([.$G9]&lt;[.GP$1];[.$H9]&gt;=[.GP$1]);1;&quot;&quot;)" office:value-type="float" office:value="1" calcext:value-type="float">
            <text:p>1</text:p>
          </table:table-cell>
          <table:table-cell table:style-name="ce2" table:formula="of:=IF(AND([.$G9]&lt;[.GQ$1];[.$H9]&gt;=[.GQ$1]);1;&quot;&quot;)" office:value-type="float" office:value="1" calcext:value-type="float">
            <text:p>1</text:p>
          </table:table-cell>
          <table:table-cell table:style-name="ce2" table:formula="of:=IF(AND([.$G9]&lt;[.GR$1];[.$H9]&gt;=[.GR$1]);1;&quot;&quot;)" office:value-type="float" office:value="1" calcext:value-type="float">
            <text:p>1</text:p>
          </table:table-cell>
          <table:table-cell table:style-name="ce2" table:formula="of:=IF(AND([.$G9]&lt;[.GS$1];[.$H9]&gt;=[.GS$1]);1;&quot;&quot;)" office:value-type="float" office:value="1" calcext:value-type="float">
            <text:p>1</text:p>
          </table:table-cell>
          <table:table-cell table:style-name="ce2" table:formula="of:=IF(AND([.$G9]&lt;[.GT$1];[.$H9]&gt;=[.GT$1]);1;&quot;&quot;)" office:value-type="float" office:value="1" calcext:value-type="float">
            <text:p>1</text:p>
          </table:table-cell>
          <table:table-cell table:style-name="ce2" table:formula="of:=IF(AND([.$G9]&lt;[.GU$1];[.$H9]&gt;=[.GU$1]);1;&quot;&quot;)" office:value-type="float" office:value="1" calcext:value-type="float">
            <text:p>1</text:p>
          </table:table-cell>
          <table:table-cell table:style-name="ce2" table:formula="of:=IF(AND([.$G9]&lt;[.GV$1];[.$H9]&gt;=[.GV$1]);1;&quot;&quot;)" office:value-type="float" office:value="1" calcext:value-type="float">
            <text:p>1</text:p>
          </table:table-cell>
          <table:table-cell table:style-name="ce2" table:formula="of:=IF(AND([.$G9]&lt;[.GW$1];[.$H9]&gt;=[.GW$1]);1;&quot;&quot;)" office:value-type="float" office:value="1" calcext:value-type="float">
            <text:p>1</text:p>
          </table:table-cell>
          <table:table-cell table:style-name="ce2" table:formula="of:=IF(AND([.$G9]&lt;[.GX$1];[.$H9]&gt;=[.GX$1]);1;&quot;&quot;)" office:value-type="float" office:value="1" calcext:value-type="float">
            <text:p>1</text:p>
          </table:table-cell>
          <table:table-cell table:style-name="ce2" table:formula="of:=IF(AND([.$G9]&lt;[.GY$1];[.$H9]&gt;=[.GY$1]);1;&quot;&quot;)" office:value-type="float" office:value="1" calcext:value-type="float">
            <text:p>1</text:p>
          </table:table-cell>
          <table:table-cell table:style-name="ce2" table:formula="of:=IF(AND([.$G9]&lt;[.GZ$1];[.$H9]&gt;=[.GZ$1]);1;&quot;&quot;)" office:value-type="float" office:value="1" calcext:value-type="float">
            <text:p>1</text:p>
          </table:table-cell>
          <table:table-cell table:style-name="ce2" table:formula="of:=IF(AND([.$G9]&lt;[.HA$1];[.$H9]&gt;=[.HA$1]);1;&quot;&quot;)" office:value-type="float" office:value="1" calcext:value-type="float">
            <text:p>1</text:p>
          </table:table-cell>
          <table:table-cell table:style-name="ce2" table:formula="of:=IF(AND([.$G9]&lt;[.HB$1];[.$H9]&gt;=[.HB$1]);1;&quot;&quot;)" office:value-type="float" office:value="1" calcext:value-type="float">
            <text:p>1</text:p>
          </table:table-cell>
          <table:table-cell table:style-name="ce2" table:formula="of:=IF(AND([.$G9]&lt;[.HC$1];[.$H9]&gt;=[.HC$1]);1;&quot;&quot;)" office:value-type="float" office:value="1" calcext:value-type="float">
            <text:p>1</text:p>
          </table:table-cell>
          <table:table-cell table:style-name="ce2" table:formula="of:=IF(AND([.$G9]&lt;[.HD$1];[.$H9]&gt;=[.HD$1]);1;&quot;&quot;)" office:value-type="float" office:value="1" calcext:value-type="float">
            <text:p>1</text:p>
          </table:table-cell>
          <table:table-cell table:style-name="ce2" table:formula="of:=IF(AND([.$G9]&lt;[.HE$1];[.$H9]&gt;=[.HE$1]);1;&quot;&quot;)" office:value-type="float" office:value="1" calcext:value-type="float">
            <text:p>1</text:p>
          </table:table-cell>
          <table:table-cell table:style-name="ce2" table:formula="of:=IF(AND([.$G9]&lt;[.HF$1];[.$H9]&gt;=[.HF$1]);1;&quot;&quot;)" office:value-type="float" office:value="1" calcext:value-type="float">
            <text:p>1</text:p>
          </table:table-cell>
          <table:table-cell table:style-name="ce2" table:formula="of:=IF(AND([.$G9]&lt;[.HG$1];[.$H9]&gt;=[.HG$1]);1;&quot;&quot;)" office:value-type="float" office:value="1" calcext:value-type="float">
            <text:p>1</text:p>
          </table:table-cell>
          <table:table-cell table:style-name="ce2" table:formula="of:=IF(AND([.$G9]&lt;[.HH$1];[.$H9]&gt;=[.HH$1]);1;&quot;&quot;)" office:value-type="float" office:value="1" calcext:value-type="float">
            <text:p>1</text:p>
          </table:table-cell>
          <table:table-cell table:style-name="ce2" table:formula="of:=IF(AND([.$G9]&lt;[.HI$1];[.$H9]&gt;=[.HI$1]);1;&quot;&quot;)" office:value-type="float" office:value="1" calcext:value-type="float">
            <text:p>1</text:p>
          </table:table-cell>
          <table:table-cell table:style-name="ce2" table:formula="of:=IF(AND([.$G9]&lt;[.HJ$1];[.$H9]&gt;=[.HJ$1]);1;&quot;&quot;)" office:value-type="float" office:value="1" calcext:value-type="float">
            <text:p>1</text:p>
          </table:table-cell>
          <table:table-cell table:style-name="ce2" table:formula="of:=IF(AND([.$G9]&lt;[.HK$1];[.$H9]&gt;=[.HK$1]);1;&quot;&quot;)" office:value-type="float" office:value="1" calcext:value-type="float">
            <text:p>1</text:p>
          </table:table-cell>
          <table:table-cell table:style-name="ce2" table:formula="of:=IF(AND([.$G9]&lt;[.HL$1];[.$H9]&gt;=[.HL$1]);1;&quot;&quot;)" office:value-type="float" office:value="1" calcext:value-type="float">
            <text:p>1</text:p>
          </table:table-cell>
          <table:table-cell table:style-name="ce2" table:formula="of:=IF(AND([.$G9]&lt;[.HM$1];[.$H9]&gt;=[.HM$1]);1;&quot;&quot;)" office:value-type="float" office:value="1" calcext:value-type="float">
            <text:p>1</text:p>
          </table:table-cell>
          <table:table-cell table:style-name="ce2" table:formula="of:=IF(AND([.$G9]&lt;[.HN$1];[.$H9]&gt;=[.HN$1]);1;&quot;&quot;)" office:value-type="float" office:value="1" calcext:value-type="float">
            <text:p>1</text:p>
          </table:table-cell>
          <table:table-cell table:style-name="ce2" table:formula="of:=IF(AND([.$G9]&lt;[.HO$1];[.$H9]&gt;=[.HO$1]);1;&quot;&quot;)" office:value-type="float" office:value="1" calcext:value-type="float">
            <text:p>1</text:p>
          </table:table-cell>
          <table:table-cell table:style-name="ce2" table:formula="of:=IF(AND([.$G9]&lt;[.HP$1];[.$H9]&gt;=[.HP$1]);1;&quot;&quot;)" office:value-type="float" office:value="1" calcext:value-type="float">
            <text:p>1</text:p>
          </table:table-cell>
          <table:table-cell table:style-name="ce2" table:formula="of:=IF(AND([.$G9]&lt;[.HQ$1];[.$H9]&gt;=[.HQ$1]);1;&quot;&quot;)" office:value-type="float" office:value="1" calcext:value-type="float">
            <text:p>1</text:p>
          </table:table-cell>
          <table:table-cell table:style-name="ce2" table:formula="of:=IF(AND([.$G9]&lt;[.HR$1];[.$H9]&gt;=[.HR$1]);1;&quot;&quot;)" office:value-type="float" office:value="1" calcext:value-type="float">
            <text:p>1</text:p>
          </table:table-cell>
          <table:table-cell table:style-name="ce2" table:formula="of:=IF(AND([.$G9]&lt;[.HS$1];[.$H9]&gt;=[.HS$1]);1;&quot;&quot;)" office:value-type="float" office:value="1" calcext:value-type="float">
            <text:p>1</text:p>
          </table:table-cell>
          <table:table-cell table:style-name="ce2" table:formula="of:=IF(AND([.$G9]&lt;[.HT$1];[.$H9]&gt;=[.HT$1]);1;&quot;&quot;)" office:value-type="float" office:value="1" calcext:value-type="float">
            <text:p>1</text:p>
          </table:table-cell>
          <table:table-cell table:style-name="ce2" table:formula="of:=IF(AND([.$G9]&lt;[.HU$1];[.$H9]&gt;=[.HU$1]);1;&quot;&quot;)" office:value-type="float" office:value="1" calcext:value-type="float">
            <text:p>1</text:p>
          </table:table-cell>
          <table:table-cell table:style-name="ce2" table:formula="of:=IF(AND([.$G9]&lt;[.HV$1];[.$H9]&gt;=[.HV$1]);1;&quot;&quot;)" office:value-type="float" office:value="1" calcext:value-type="float">
            <text:p>1</text:p>
          </table:table-cell>
          <table:table-cell table:style-name="ce2" table:formula="of:=IF(AND([.$G9]&lt;[.HW$1];[.$H9]&gt;=[.HW$1]);1;&quot;&quot;)" office:value-type="float" office:value="1" calcext:value-type="float">
            <text:p>1</text:p>
          </table:table-cell>
          <table:table-cell table:style-name="ce2" table:formula="of:=IF(AND([.$G9]&lt;[.HX$1];[.$H9]&gt;=[.HX$1]);1;&quot;&quot;)" office:value-type="float" office:value="1" calcext:value-type="float">
            <text:p>1</text:p>
          </table:table-cell>
          <table:table-cell table:style-name="ce2" table:formula="of:=IF(AND([.$G9]&lt;[.HY$1];[.$H9]&gt;=[.HY$1]);1;&quot;&quot;)" office:value-type="float" office:value="1" calcext:value-type="float">
            <text:p>1</text:p>
          </table:table-cell>
          <table:table-cell table:style-name="ce2" table:formula="of:=IF(AND([.$G9]&lt;[.HZ$1];[.$H9]&gt;=[.HZ$1]);1;&quot;&quot;)" office:value-type="float" office:value="1" calcext:value-type="float">
            <text:p>1</text:p>
          </table:table-cell>
          <table:table-cell table:style-name="ce2" table:formula="of:=IF(AND([.$G9]&lt;[.IA$1];[.$H9]&gt;=[.IA$1]);1;&quot;&quot;)" office:value-type="float" office:value="1" calcext:value-type="float">
            <text:p>1</text:p>
          </table:table-cell>
          <table:table-cell table:style-name="ce2" table:formula="of:=IF(AND([.$G9]&lt;[.IB$1];[.$H9]&gt;=[.IB$1]);1;&quot;&quot;)" office:value-type="float" office:value="1" calcext:value-type="float">
            <text:p>1</text:p>
          </table:table-cell>
          <table:table-cell table:style-name="ce2" table:formula="of:=IF(AND([.$G9]&lt;[.IC$1];[.$H9]&gt;=[.IC$1]);1;&quot;&quot;)" office:value-type="float" office:value="1" calcext:value-type="float">
            <text:p>1</text:p>
          </table:table-cell>
          <table:table-cell table:style-name="ce2" table:formula="of:=IF(AND([.$G9]&lt;[.ID$1];[.$H9]&gt;=[.ID$1]);1;&quot;&quot;)" office:value-type="float" office:value="1" calcext:value-type="float">
            <text:p>1</text:p>
          </table:table-cell>
          <table:table-cell table:style-name="ce2" table:formula="of:=IF(AND([.$G9]&lt;[.IE$1];[.$H9]&gt;=[.IE$1]);1;&quot;&quot;)" office:value-type="float" office:value="1" calcext:value-type="float">
            <text:p>1</text:p>
          </table:table-cell>
          <table:table-cell table:style-name="ce2" table:formula="of:=IF(AND([.$G9]&lt;[.IF$1];[.$H9]&gt;=[.IF$1]);1;&quot;&quot;)" office:value-type="float" office:value="1" calcext:value-type="float">
            <text:p>1</text:p>
          </table:table-cell>
          <table:table-cell table:style-name="ce2" table:formula="of:=IF(AND([.$G9]&lt;[.IG$1];[.$H9]&gt;=[.IG$1]);1;&quot;&quot;)" office:value-type="float" office:value="1" calcext:value-type="float">
            <text:p>1</text:p>
          </table:table-cell>
          <table:table-cell table:style-name="ce2" table:formula="of:=IF(AND([.$G9]&lt;[.IH$1];[.$H9]&gt;=[.IH$1]);1;&quot;&quot;)" office:value-type="float" office:value="1" calcext:value-type="float">
            <text:p>1</text:p>
          </table:table-cell>
          <table:table-cell table:style-name="ce2" table:formula="of:=IF(AND([.$G9]&lt;[.II$1];[.$H9]&gt;=[.II$1]);1;&quot;&quot;)" office:value-type="float" office:value="1" calcext:value-type="float">
            <text:p>1</text:p>
          </table:table-cell>
          <table:table-cell table:style-name="ce2" table:formula="of:=IF(AND([.$G9]&lt;[.IJ$1];[.$H9]&gt;=[.IJ$1]);1;&quot;&quot;)" office:value-type="float" office:value="1" calcext:value-type="float">
            <text:p>1</text:p>
          </table:table-cell>
          <table:table-cell table:style-name="ce2" table:formula="of:=IF(AND([.$G9]&lt;[.IK$1];[.$H9]&gt;=[.IK$1]);1;&quot;&quot;)" office:value-type="float" office:value="1" calcext:value-type="float">
            <text:p>1</text:p>
          </table:table-cell>
          <table:table-cell table:style-name="ce2" table:formula="of:=IF(AND([.$G9]&lt;[.IL$1];[.$H9]&gt;=[.IL$1]);1;&quot;&quot;)" office:value-type="float" office:value="1" calcext:value-type="float">
            <text:p>1</text:p>
          </table:table-cell>
          <table:table-cell table:style-name="ce2" table:formula="of:=IF(AND([.$G9]&lt;[.IM$1];[.$H9]&gt;=[.IM$1]);1;&quot;&quot;)" office:value-type="float" office:value="1" calcext:value-type="float">
            <text:p>1</text:p>
          </table:table-cell>
          <table:table-cell table:style-name="ce2" table:formula="of:=IF(AND([.$G9]&lt;[.IN$1];[.$H9]&gt;=[.IN$1]);1;&quot;&quot;)" office:value-type="float" office:value="1" calcext:value-type="float">
            <text:p>1</text:p>
          </table:table-cell>
          <table:table-cell table:style-name="ce2" table:formula="of:=IF(AND([.$G9]&lt;[.IO$1];[.$H9]&gt;=[.IO$1]);1;&quot;&quot;)" office:value-type="float" office:value="1" calcext:value-type="float">
            <text:p>1</text:p>
          </table:table-cell>
          <table:table-cell table:style-name="ce2" table:formula="of:=IF(AND([.$G9]&lt;[.IP$1];[.$H9]&gt;=[.IP$1]);1;&quot;&quot;)" office:value-type="float" office:value="1" calcext:value-type="float">
            <text:p>1</text:p>
          </table:table-cell>
          <table:table-cell table:style-name="ce2" table:formula="of:=IF(AND([.$G9]&lt;[.IQ$1];[.$H9]&gt;=[.IQ$1]);1;&quot;&quot;)" office:value-type="float" office:value="1" calcext:value-type="float">
            <text:p>1</text:p>
          </table:table-cell>
          <table:table-cell table:style-name="ce2" table:formula="of:=IF(AND([.$G9]&lt;[.IR$1];[.$H9]&gt;=[.IR$1]);1;&quot;&quot;)" office:value-type="float" office:value="1" calcext:value-type="float">
            <text:p>1</text:p>
          </table:table-cell>
          <table:table-cell table:style-name="ce2" table:formula="of:=IF(AND([.$G9]&lt;[.IS$1];[.$H9]&gt;=[.IS$1]);1;&quot;&quot;)" office:value-type="float" office:value="1" calcext:value-type="float">
            <text:p>1</text:p>
          </table:table-cell>
          <table:table-cell table:style-name="ce2" table:formula="of:=IF(AND([.$G9]&lt;[.IT$1];[.$H9]&gt;=[.IT$1]);1;&quot;&quot;)" office:value-type="float" office:value="1" calcext:value-type="float">
            <text:p>1</text:p>
          </table:table-cell>
          <table:table-cell table:style-name="ce2" table:formula="of:=IF(AND([.$G9]&lt;[.IU$1];[.$H9]&gt;=[.IU$1]);1;&quot;&quot;)" office:value-type="float" office:value="1" calcext:value-type="float">
            <text:p>1</text:p>
          </table:table-cell>
          <table:table-cell table:style-name="ce2" table:formula="of:=IF(AND([.$G9]&lt;[.IV$1];[.$H9]&gt;=[.IV$1]);1;&quot;&quot;)" office:value-type="float" office:value="1" calcext:value-type="float">
            <text:p>1</text:p>
          </table:table-cell>
          <table:table-cell table:style-name="ce2" table:formula="of:=IF(AND([.$G9]&lt;[.IW$1];[.$H9]&gt;=[.IW$1]);1;&quot;&quot;)" office:value-type="float" office:value="1" calcext:value-type="float">
            <text:p>1</text:p>
          </table:table-cell>
          <table:table-cell table:style-name="ce2" table:formula="of:=IF(AND([.$G9]&lt;[.IX$1];[.$H9]&gt;=[.IX$1]);1;&quot;&quot;)" office:value-type="float" office:value="1" calcext:value-type="float">
            <text:p>1</text:p>
          </table:table-cell>
          <table:table-cell table:style-name="ce2" table:formula="of:=IF(AND([.$G9]&lt;[.IY$1];[.$H9]&gt;=[.IY$1]);1;&quot;&quot;)" office:value-type="float" office:value="1" calcext:value-type="float">
            <text:p>1</text:p>
          </table:table-cell>
          <table:table-cell table:style-name="ce2" table:formula="of:=IF(AND([.$G9]&lt;[.IZ$1];[.$H9]&gt;=[.IZ$1]);1;&quot;&quot;)" office:value-type="float" office:value="1" calcext:value-type="float">
            <text:p>1</text:p>
          </table:table-cell>
          <table:table-cell table:style-name="ce2" table:formula="of:=IF(AND([.$G9]&lt;[.JA$1];[.$H9]&gt;=[.JA$1]);1;&quot;&quot;)" office:value-type="float" office:value="1" calcext:value-type="float">
            <text:p>1</text:p>
          </table:table-cell>
          <table:table-cell table:style-name="ce2" table:formula="of:=IF(AND([.$G9]&lt;[.JB$1];[.$H9]&gt;=[.JB$1]);1;&quot;&quot;)" office:value-type="float" office:value="1" calcext:value-type="float">
            <text:p>1</text:p>
          </table:table-cell>
          <table:table-cell table:style-name="ce2" table:formula="of:=IF(AND([.$G9]&lt;[.JC$1];[.$H9]&gt;=[.JC$1]);1;&quot;&quot;)" office:value-type="float" office:value="1" calcext:value-type="float">
            <text:p>1</text:p>
          </table:table-cell>
          <table:table-cell table:style-name="ce2" table:formula="of:=IF(AND([.$G9]&lt;[.JD$1];[.$H9]&gt;=[.JD$1]);1;&quot;&quot;)" office:value-type="float" office:value="1" calcext:value-type="float">
            <text:p>1</text:p>
          </table:table-cell>
          <table:table-cell table:style-name="ce2" table:formula="of:=IF(AND([.$G9]&lt;[.JE$1];[.$H9]&gt;=[.JE$1]);1;&quot;&quot;)" office:value-type="float" office:value="1" calcext:value-type="float">
            <text:p>1</text:p>
          </table:table-cell>
          <table:table-cell table:style-name="ce2" table:formula="of:=IF(AND([.$G9]&lt;[.JF$1];[.$H9]&gt;=[.JF$1]);1;&quot;&quot;)" office:value-type="float" office:value="1" calcext:value-type="float">
            <text:p>1</text:p>
          </table:table-cell>
          <table:table-cell table:style-name="ce2" table:formula="of:=IF(AND([.$G9]&lt;[.JG$1];[.$H9]&gt;=[.JG$1]);1;&quot;&quot;)">
            <text:p/>
          </table:table-cell>
          <table:table-cell table:style-name="ce2" table:formula="of:=IF(AND([.$G9]&lt;[.JH$1];[.$H9]&gt;=[.JH$1]);1;&quot;&quot;)">
            <text:p/>
          </table:table-cell>
          <table:table-cell table:style-name="ce2" table:formula="of:=IF(AND([.$G9]&lt;[.JI$1];[.$H9]&gt;=[.JI$1]);1;&quot;&quot;)">
            <text:p/>
          </table:table-cell>
          <table:table-cell table:style-name="ce2" table:formula="of:=IF(AND([.$G9]&lt;[.JJ$1];[.$H9]&gt;=[.JJ$1]);1;&quot;&quot;)">
            <text:p/>
          </table:table-cell>
          <table:table-cell table:style-name="ce2" table:formula="of:=IF(AND([.$G9]&lt;[.JK$1];[.$H9]&gt;=[.JK$1]);1;&quot;&quot;)">
            <text:p/>
          </table:table-cell>
          <table:table-cell table:style-name="ce2" table:formula="of:=IF(AND([.$G9]&lt;[.JL$1];[.$H9]&gt;=[.JL$1]);1;&quot;&quot;)">
            <text:p/>
          </table:table-cell>
          <table:table-cell table:style-name="ce2" table:formula="of:=IF(AND([.$G9]&lt;[.JM$1];[.$H9]&gt;=[.JM$1]);1;&quot;&quot;)">
            <text:p/>
          </table:table-cell>
          <table:table-cell table:style-name="ce2" table:formula="of:=IF(AND([.$G9]&lt;[.JN$1];[.$H9]&gt;=[.JN$1]);1;&quot;&quot;)">
            <text:p/>
          </table:table-cell>
          <table:table-cell table:style-name="ce2" table:formula="of:=IF(AND([.$G9]&lt;[.JO$1];[.$H9]&gt;=[.JO$1]);1;&quot;&quot;)">
            <text:p/>
          </table:table-cell>
          <table:table-cell table:style-name="ce2" table:formula="of:=IF(AND([.$G9]&lt;[.JP$1];[.$H9]&gt;=[.JP$1]);1;&quot;&quot;)">
            <text:p/>
          </table:table-cell>
          <table:table-cell table:style-name="ce2" table:formula="of:=IF(AND([.$G9]&lt;[.JQ$1];[.$H9]&gt;=[.JQ$1]);1;&quot;&quot;)">
            <text:p/>
          </table:table-cell>
          <table:table-cell table:style-name="ce2" table:formula="of:=IF(AND([.$G9]&lt;[.JR$1];[.$H9]&gt;=[.JR$1]);1;&quot;&quot;)">
            <text:p/>
          </table:table-cell>
          <table:table-cell table:style-name="ce2" table:formula="of:=IF(AND([.$G9]&lt;[.JS$1];[.$H9]&gt;=[.JS$1]);1;&quot;&quot;)">
            <text:p/>
          </table:table-cell>
          <table:table-cell table:style-name="ce2" table:formula="of:=IF(AND([.$G9]&lt;[.JT$1];[.$H9]&gt;=[.JT$1]);1;&quot;&quot;)">
            <text:p/>
          </table:table-cell>
          <table:table-cell table:style-name="ce2" table:formula="of:=IF(AND([.$G9]&lt;[.JU$1];[.$H9]&gt;=[.JU$1]);1;&quot;&quot;)">
            <text:p/>
          </table:table-cell>
          <table:table-cell table:style-name="ce2" table:formula="of:=IF(AND([.$G9]&lt;[.JV$1];[.$H9]&gt;=[.JV$1]);1;&quot;&quot;)">
            <text:p/>
          </table:table-cell>
          <table:table-cell table:style-name="ce2" table:formula="of:=IF(AND([.$G9]&lt;[.JW$1];[.$H9]&gt;=[.JW$1]);1;&quot;&quot;)">
            <text:p/>
          </table:table-cell>
          <table:table-cell table:style-name="ce2" table:formula="of:=IF(AND([.$G9]&lt;[.JX$1];[.$H9]&gt;=[.JX$1]);1;&quot;&quot;)">
            <text:p/>
          </table:table-cell>
          <table:table-cell table:style-name="ce2" table:formula="of:=IF(AND([.$G9]&lt;[.JY$1];[.$H9]&gt;=[.JY$1]);1;&quot;&quot;)">
            <text:p/>
          </table:table-cell>
          <table:table-cell table:style-name="ce2" table:formula="of:=IF(AND([.$G9]&lt;[.JZ$1];[.$H9]&gt;=[.JZ$1]);1;&quot;&quot;)">
            <text:p/>
          </table:table-cell>
          <table:table-cell table:style-name="ce2" table:formula="of:=IF(AND([.$G9]&lt;[.KA$1];[.$H9]&gt;=[.KA$1]);1;&quot;&quot;)">
            <text:p/>
          </table:table-cell>
          <table:table-cell table:style-name="ce2" table:formula="of:=IF(AND([.$G9]&lt;[.KB$1];[.$H9]&gt;=[.KB$1]);1;&quot;&quot;)">
            <text:p/>
          </table:table-cell>
          <table:table-cell table:style-name="ce2" table:formula="of:=IF(AND([.$G9]&lt;[.KC$1];[.$H9]&gt;=[.KC$1]);1;&quot;&quot;)">
            <text:p/>
          </table:table-cell>
          <table:table-cell table:style-name="ce2" table:formula="of:=IF(AND([.$G9]&lt;[.KD$1];[.$H9]&gt;=[.KD$1]);1;&quot;&quot;)">
            <text:p/>
          </table:table-cell>
          <table:table-cell table:style-name="ce2" table:formula="of:=IF(AND([.$G9]&lt;[.KE$1];[.$H9]&gt;=[.KE$1]);1;&quot;&quot;)">
            <text:p/>
          </table:table-cell>
          <table:table-cell table:style-name="ce2" table:formula="of:=IF(AND([.$G9]&lt;[.KF$1];[.$H9]&gt;=[.KF$1]);1;&quot;&quot;)">
            <text:p/>
          </table:table-cell>
          <table:table-cell table:style-name="ce2" table:formula="of:=IF(AND([.$G9]&lt;[.KG$1];[.$H9]&gt;=[.KG$1]);1;&quot;&quot;)">
            <text:p/>
          </table:table-cell>
          <table:table-cell table:style-name="ce2" table:formula="of:=IF(AND([.$G9]&lt;[.KH$1];[.$H9]&gt;=[.KH$1]);1;&quot;&quot;)">
            <text:p/>
          </table:table-cell>
          <table:table-cell table:style-name="ce2" table:formula="of:=IF(AND([.$G9]&lt;[.KI$1];[.$H9]&gt;=[.KI$1]);1;&quot;&quot;)">
            <text:p/>
          </table:table-cell>
          <table:table-cell table:style-name="ce2" table:formula="of:=IF(AND([.$G9]&lt;[.KJ$1];[.$H9]&gt;=[.KJ$1]);1;&quot;&quot;)">
            <text:p/>
          </table:table-cell>
          <table:table-cell table:style-name="ce2" table:formula="of:=IF(AND([.$G9]&lt;[.KK$1];[.$H9]&gt;=[.KK$1]);1;&quot;&quot;)">
            <text:p/>
          </table:table-cell>
          <table:table-cell table:style-name="ce2" table:formula="of:=IF(AND([.$G9]&lt;[.KL$1];[.$H9]&gt;=[.KL$1]);1;&quot;&quot;)">
            <text:p/>
          </table:table-cell>
          <table:table-cell table:style-name="ce2" table:formula="of:=IF(AND([.$G9]&lt;[.KM$1];[.$H9]&gt;=[.KM$1]);1;&quot;&quot;)">
            <text:p/>
          </table:table-cell>
          <table:table-cell table:style-name="ce2" table:formula="of:=IF(AND([.$G9]&lt;[.KN$1];[.$H9]&gt;=[.KN$1]);1;&quot;&quot;)">
            <text:p/>
          </table:table-cell>
          <table:table-cell table:style-name="ce2" table:formula="of:=IF(AND([.$G9]&lt;[.KO$1];[.$H9]&gt;=[.KO$1]);1;&quot;&quot;)">
            <text:p/>
          </table:table-cell>
          <table:table-cell table:style-name="ce2" table:formula="of:=IF(AND([.$G9]&lt;[.KP$1];[.$H9]&gt;=[.KP$1]);1;&quot;&quot;)">
            <text:p/>
          </table:table-cell>
          <table:table-cell table:style-name="ce2" table:formula="of:=IF(AND([.$G9]&lt;[.KQ$1];[.$H9]&gt;=[.KQ$1]);1;&quot;&quot;)">
            <text:p/>
          </table:table-cell>
          <table:table-cell table:style-name="ce2" table:formula="of:=IF(AND([.$G9]&lt;[.KR$1];[.$H9]&gt;=[.KR$1]);1;&quot;&quot;)">
            <text:p/>
          </table:table-cell>
          <table:table-cell table:style-name="ce2" table:formula="of:=IF(AND([.$G9]&lt;[.KS$1];[.$H9]&gt;=[.KS$1]);1;&quot;&quot;)">
            <text:p/>
          </table:table-cell>
          <table:table-cell table:style-name="ce2" table:formula="of:=IF(AND([.$G9]&lt;[.KT$1];[.$H9]&gt;=[.KT$1]);1;&quot;&quot;)">
            <text:p/>
          </table:table-cell>
          <table:table-cell table:style-name="ce2" table:formula="of:=IF(AND([.$G9]&lt;[.KU$1];[.$H9]&gt;=[.KU$1]);1;&quot;&quot;)">
            <text:p/>
          </table:table-cell>
          <table:table-cell table:style-name="ce2" table:formula="of:=IF(AND([.$G9]&lt;[.KV$1];[.$H9]&gt;=[.KV$1]);1;&quot;&quot;)">
            <text:p/>
          </table:table-cell>
          <table:table-cell table:style-name="ce2" table:formula="of:=IF(AND([.$G9]&lt;[.KW$1];[.$H9]&gt;=[.KW$1]);1;&quot;&quot;)">
            <text:p/>
          </table:table-cell>
          <table:table-cell table:style-name="ce2" table:formula="of:=IF(AND([.$G9]&lt;[.KX$1];[.$H9]&gt;=[.KX$1]);1;&quot;&quot;)">
            <text:p/>
          </table:table-cell>
          <table:table-cell table:style-name="ce2" table:formula="of:=IF(AND([.$G9]&lt;[.KY$1];[.$H9]&gt;=[.KY$1]);1;&quot;&quot;)">
            <text:p/>
          </table:table-cell>
          <table:table-cell table:style-name="ce2" table:formula="of:=IF(AND([.$G9]&lt;[.KZ$1];[.$H9]&gt;=[.KZ$1]);1;&quot;&quot;)">
            <text:p/>
          </table:table-cell>
          <table:table-cell table:style-name="ce2" table:formula="of:=IF(AND([.$G9]&lt;[.LA$1];[.$H9]&gt;=[.LA$1]);1;&quot;&quot;)">
            <text:p/>
          </table:table-cell>
          <table:table-cell table:style-name="ce2" table:formula="of:=IF(AND([.$G9]&lt;[.LB$1];[.$H9]&gt;=[.LB$1]);1;&quot;&quot;)">
            <text:p/>
          </table:table-cell>
          <table:table-cell table:style-name="ce2" table:formula="of:=IF(AND([.$G9]&lt;[.LC$1];[.$H9]&gt;=[.LC$1]);1;&quot;&quot;)">
            <text:p/>
          </table:table-cell>
          <table:table-cell table:style-name="ce2" table:formula="of:=IF(AND([.$G9]&lt;[.LD$1];[.$H9]&gt;=[.LD$1]);1;&quot;&quot;)">
            <text:p/>
          </table:table-cell>
          <table:table-cell table:style-name="ce2" table:formula="of:=IF(AND([.$G9]&lt;[.LE$1];[.$H9]&gt;=[.LE$1]);1;&quot;&quot;)">
            <text:p/>
          </table:table-cell>
          <table:table-cell table:style-name="ce2" table:formula="of:=IF(AND([.$G9]&lt;[.LF$1];[.$H9]&gt;=[.LF$1]);1;&quot;&quot;)">
            <text:p/>
          </table:table-cell>
          <table:table-cell table:style-name="ce2" table:formula="of:=IF(AND([.$G9]&lt;[.LG$1];[.$H9]&gt;=[.LG$1]);1;&quot;&quot;)">
            <text:p/>
          </table:table-cell>
          <table:table-cell table:style-name="ce2" table:formula="of:=IF(AND([.$G9]&lt;[.LH$1];[.$H9]&gt;=[.LH$1]);1;&quot;&quot;)">
            <text:p/>
          </table:table-cell>
          <table:table-cell table:style-name="ce2" table:formula="of:=IF(AND([.$G9]&lt;[.LI$1];[.$H9]&gt;=[.LI$1]);1;&quot;&quot;)">
            <text:p/>
          </table:table-cell>
          <table:table-cell table:style-name="ce2" table:formula="of:=IF(AND([.$G9]&lt;[.LJ$1];[.$H9]&gt;=[.LJ$1]);1;&quot;&quot;)">
            <text:p/>
          </table:table-cell>
          <table:table-cell table:style-name="ce2" table:formula="of:=IF(AND([.$G9]&lt;[.LK$1];[.$H9]&gt;=[.LK$1]);1;&quot;&quot;)">
            <text:p/>
          </table:table-cell>
          <table:table-cell table:style-name="ce2" table:formula="of:=IF(AND([.$G9]&lt;[.LL$1];[.$H9]&gt;=[.LL$1]);1;&quot;&quot;)">
            <text:p/>
          </table:table-cell>
          <table:table-cell table:style-name="ce2" table:formula="of:=IF(AND([.$G9]&lt;[.LM$1];[.$H9]&gt;=[.LM$1]);1;&quot;&quot;)">
            <text:p/>
          </table:table-cell>
          <table:table-cell table:style-name="ce2" table:formula="of:=IF(AND([.$G9]&lt;[.LN$1];[.$H9]&gt;=[.LN$1]);1;&quot;&quot;)">
            <text:p/>
          </table:table-cell>
          <table:table-cell table:style-name="ce2" table:formula="of:=IF(AND([.$G9]&lt;[.LO$1];[.$H9]&gt;=[.LO$1]);1;&quot;&quot;)">
            <text:p/>
          </table:table-cell>
          <table:table-cell table:style-name="ce2" table:formula="of:=IF(AND([.$G9]&lt;[.LP$1];[.$H9]&gt;=[.LP$1]);1;&quot;&quot;)">
            <text:p/>
          </table:table-cell>
          <table:table-cell table:style-name="ce2" table:formula="of:=IF(AND([.$G9]&lt;[.LQ$1];[.$H9]&gt;=[.LQ$1]);1;&quot;&quot;)">
            <text:p/>
          </table:table-cell>
          <table:table-cell table:style-name="ce2" table:formula="of:=IF(AND([.$G9]&lt;[.LR$1];[.$H9]&gt;=[.LR$1]);1;&quot;&quot;)">
            <text:p/>
          </table:table-cell>
          <table:table-cell table:style-name="ce2" table:formula="of:=IF(AND([.$G9]&lt;[.LS$1];[.$H9]&gt;=[.LS$1]);1;&quot;&quot;)">
            <text:p/>
          </table:table-cell>
          <table:table-cell table:style-name="ce2" table:formula="of:=IF(AND([.$G9]&lt;[.LT$1];[.$H9]&gt;=[.LT$1]);1;&quot;&quot;)">
            <text:p/>
          </table:table-cell>
          <table:table-cell table:style-name="ce2" table:formula="of:=IF(AND([.$G9]&lt;[.LU$1];[.$H9]&gt;=[.LU$1]);1;&quot;&quot;)">
            <text:p/>
          </table:table-cell>
          <table:table-cell table:style-name="ce2" table:formula="of:=IF(AND([.$G9]&lt;[.LV$1];[.$H9]&gt;=[.LV$1]);1;&quot;&quot;)">
            <text:p/>
          </table:table-cell>
          <table:table-cell table:style-name="ce2" table:formula="of:=IF(AND([.$G9]&lt;[.LW$1];[.$H9]&gt;=[.LW$1]);1;&quot;&quot;)">
            <text:p/>
          </table:table-cell>
          <table:table-cell table:style-name="ce2" table:formula="of:=IF(AND([.$G9]&lt;[.LX$1];[.$H9]&gt;=[.LX$1]);1;&quot;&quot;)">
            <text:p/>
          </table:table-cell>
          <table:table-cell table:style-name="ce2" table:formula="of:=IF(AND([.$G9]&lt;[.LY$1];[.$H9]&gt;=[.LY$1]);1;&quot;&quot;)">
            <text:p/>
          </table:table-cell>
          <table:table-cell table:style-name="ce2" table:formula="of:=IF(AND([.$G9]&lt;[.LZ$1];[.$H9]&gt;=[.LZ$1]);1;&quot;&quot;)">
            <text:p/>
          </table:table-cell>
          <table:table-cell table:style-name="ce2" table:formula="of:=IF(AND([.$G9]&lt;[.MA$1];[.$H9]&gt;=[.MA$1]);1;&quot;&quot;)">
            <text:p/>
          </table:table-cell>
          <table:table-cell table:style-name="ce2" table:formula="of:=IF(AND([.$G9]&lt;[.MB$1];[.$H9]&gt;=[.MB$1]);1;&quot;&quot;)">
            <text:p/>
          </table:table-cell>
          <table:table-cell table:style-name="ce2" table:formula="of:=IF(AND([.$G9]&lt;[.MC$1];[.$H9]&gt;=[.MC$1]);1;&quot;&quot;)">
            <text:p/>
          </table:table-cell>
          <table:table-cell table:style-name="ce2" table:formula="of:=IF(AND([.$G9]&lt;[.MD$1];[.$H9]&gt;=[.MD$1]);1;&quot;&quot;)">
            <text:p/>
          </table:table-cell>
          <table:table-cell table:style-name="ce2" table:formula="of:=IF(AND([.$G9]&lt;[.ME$1];[.$H9]&gt;=[.ME$1]);1;&quot;&quot;)">
            <text:p/>
          </table:table-cell>
          <table:table-cell table:style-name="ce2" table:formula="of:=IF(AND([.$G9]&lt;[.MF$1];[.$H9]&gt;=[.MF$1]);1;&quot;&quot;)">
            <text:p/>
          </table:table-cell>
          <table:table-cell table:style-name="ce2" table:formula="of:=IF(AND([.$G9]&lt;[.MG$1];[.$H9]&gt;=[.MG$1]);1;&quot;&quot;)">
            <text:p/>
          </table:table-cell>
          <table:table-cell table:style-name="ce2" table:formula="of:=IF(AND([.$G9]&lt;[.MH$1];[.$H9]&gt;=[.MH$1]);1;&quot;&quot;)">
            <text:p/>
          </table:table-cell>
          <table:table-cell table:style-name="ce2" table:formula="of:=IF(AND([.$G9]&lt;[.MI$1];[.$H9]&gt;=[.MI$1]);1;&quot;&quot;)">
            <text:p/>
          </table:table-cell>
          <table:table-cell table:style-name="ce2" table:formula="of:=IF(AND([.$G9]&lt;[.MJ$1];[.$H9]&gt;=[.MJ$1]);1;&quot;&quot;)">
            <text:p/>
          </table:table-cell>
          <table:table-cell table:style-name="ce2" table:formula="of:=IF(AND([.$G9]&lt;[.MK$1];[.$H9]&gt;=[.MK$1]);1;&quot;&quot;)">
            <text:p/>
          </table:table-cell>
          <table:table-cell table:style-name="ce2" table:formula="of:=IF(AND([.$G9]&lt;[.ML$1];[.$H9]&gt;=[.ML$1]);1;&quot;&quot;)">
            <text:p/>
          </table:table-cell>
          <table:table-cell table:style-name="ce2" table:formula="of:=IF(AND([.$G9]&lt;[.MM$1];[.$H9]&gt;=[.MM$1]);1;&quot;&quot;)">
            <text:p/>
          </table:table-cell>
          <table:table-cell table:style-name="ce2" table:formula="of:=IF(AND([.$G9]&lt;[.MN$1];[.$H9]&gt;=[.MN$1]);1;&quot;&quot;)">
            <text:p/>
          </table:table-cell>
          <table:table-cell table:style-name="ce2" table:formula="of:=IF(AND([.$G9]&lt;[.MO$1];[.$H9]&gt;=[.MO$1]);1;&quot;&quot;)">
            <text:p/>
          </table:table-cell>
          <table:table-cell table:style-name="ce2" table:formula="of:=IF(AND([.$G9]&lt;[.MP$1];[.$H9]&gt;=[.MP$1]);1;&quot;&quot;)">
            <text:p/>
          </table:table-cell>
          <table:table-cell table:style-name="ce2" table:formula="of:=IF(AND([.$G9]&lt;[.MQ$1];[.$H9]&gt;=[.MQ$1]);1;&quot;&quot;)">
            <text:p/>
          </table:table-cell>
          <table:table-cell table:style-name="ce2" table:formula="of:=IF(AND([.$G9]&lt;[.MR$1];[.$H9]&gt;=[.MR$1]);1;&quot;&quot;)">
            <text:p/>
          </table:table-cell>
          <table:table-cell table:style-name="ce2" table:formula="of:=IF(AND([.$G9]&lt;[.MS$1];[.$H9]&gt;=[.MS$1]);1;&quot;&quot;)">
            <text:p/>
          </table:table-cell>
          <table:table-cell table:style-name="ce2" table:formula="of:=IF(AND([.$G9]&lt;[.MT$1];[.$H9]&gt;=[.MT$1]);1;&quot;&quot;)">
            <text:p/>
          </table:table-cell>
          <table:table-cell table:style-name="ce2" table:formula="of:=IF(AND([.$G9]&lt;[.MU$1];[.$H9]&gt;=[.MU$1]);1;&quot;&quot;)">
            <text:p/>
          </table:table-cell>
          <table:table-cell table:style-name="ce2" table:formula="of:=IF(AND([.$G9]&lt;[.MV$1];[.$H9]&gt;=[.MV$1]);1;&quot;&quot;)">
            <text:p/>
          </table:table-cell>
          <table:table-cell table:style-name="ce2" table:formula="of:=IF(AND([.$G9]&lt;[.MW$1];[.$H9]&gt;=[.MW$1]);1;&quot;&quot;)">
            <text:p/>
          </table:table-cell>
          <table:table-cell table:style-name="ce2" table:formula="of:=IF(AND([.$G9]&lt;[.MX$1];[.$H9]&gt;=[.MX$1]);1;&quot;&quot;)">
            <text:p/>
          </table:table-cell>
          <table:table-cell table:style-name="ce2" table:formula="of:=IF(AND([.$G9]&lt;[.MY$1];[.$H9]&gt;=[.MY$1]);1;&quot;&quot;)">
            <text:p/>
          </table:table-cell>
          <table:table-cell table:style-name="ce2" table:formula="of:=IF(AND([.$G9]&lt;[.MZ$1];[.$H9]&gt;=[.MZ$1]);1;&quot;&quot;)">
            <text:p/>
          </table:table-cell>
          <table:table-cell table:style-name="ce2" table:formula="of:=IF(AND([.$G9]&lt;[.NA$1];[.$H9]&gt;=[.NA$1]);1;&quot;&quot;)">
            <text:p/>
          </table:table-cell>
          <table:table-cell table:style-name="ce2" table:formula="of:=IF(AND([.$G9]&lt;[.NB$1];[.$H9]&gt;=[.NB$1]);1;&quot;&quot;)">
            <text:p/>
          </table:table-cell>
          <table:table-cell table:style-name="ce2" table:formula="of:=IF(AND([.$G9]&lt;[.NC$1];[.$H9]&gt;=[.NC$1]);1;&quot;&quot;)">
            <text:p/>
          </table:table-cell>
          <table:table-cell table:style-name="ce2" table:formula="of:=IF(AND([.$G9]&lt;[.ND$1];[.$H9]&gt;=[.ND$1]);1;&quot;&quot;)">
            <text:p/>
          </table:table-cell>
          <table:table-cell table:style-name="ce2" table:formula="of:=IF(AND([.$G9]&lt;[.NE$1];[.$H9]&gt;=[.NE$1]);1;&quot;&quot;)">
            <text:p/>
          </table:table-cell>
          <table:table-cell table:style-name="ce2" table:formula="of:=IF(AND([.$G9]&lt;[.NF$1];[.$H9]&gt;=[.NF$1]);1;&quot;&quot;)">
            <text:p/>
          </table:table-cell>
          <table:table-cell table:style-name="ce2" table:formula="of:=IF(AND([.$G9]&lt;[.NG$1];[.$H9]&gt;=[.NG$1]);1;&quot;&quot;)">
            <text:p/>
          </table:table-cell>
          <table:table-cell table:style-name="ce2" table:formula="of:=IF(AND([.$G9]&lt;[.NH$1];[.$H9]&gt;=[.NH$1]);1;&quot;&quot;)">
            <text:p/>
          </table:table-cell>
          <table:table-cell table:style-name="ce2" table:formula="of:=IF(AND([.$G9]&lt;[.NI$1];[.$H9]&gt;=[.NI$1]);1;&quot;&quot;)">
            <text:p/>
          </table:table-cell>
          <table:table-cell table:style-name="ce2" table:formula="of:=IF(AND([.$G9]&lt;[.NJ$1];[.$H9]&gt;=[.NJ$1]);1;&quot;&quot;)">
            <text:p/>
          </table:table-cell>
          <table:table-cell table:style-name="ce2" table:formula="of:=IF(AND([.$G9]&lt;[.NK$1];[.$H9]&gt;=[.NK$1]);1;&quot;&quot;)">
            <text:p/>
          </table:table-cell>
          <table:table-cell table:style-name="ce2" table:formula="of:=IF(AND([.$G9]&lt;[.NL$1];[.$H9]&gt;=[.NL$1]);1;&quot;&quot;)">
            <text:p/>
          </table:table-cell>
          <table:table-cell table:style-name="ce2" table:formula="of:=IF(AND([.$G9]&lt;[.NM$1];[.$H9]&gt;=[.NM$1]);1;&quot;&quot;)">
            <text:p/>
          </table:table-cell>
          <table:table-cell table:style-name="ce2" table:formula="of:=IF(AND([.$G9]&lt;[.NN$1];[.$H9]&gt;=[.NN$1]);1;&quot;&quot;)">
            <text:p/>
          </table:table-cell>
          <table:table-cell table:style-name="ce2" table:formula="of:=IF(AND([.$G9]&lt;[.NO$1];[.$H9]&gt;=[.NO$1]);1;&quot;&quot;)">
            <text:p/>
          </table:table-cell>
          <table:table-cell table:style-name="ce2" table:formula="of:=IF(AND([.$G9]&lt;[.NP$1];[.$H9]&gt;=[.NP$1]);1;&quot;&quot;)">
            <text:p/>
          </table:table-cell>
          <table:table-cell table:style-name="ce2" table:formula="of:=IF(AND([.$G9]&lt;[.NQ$1];[.$H9]&gt;=[.NQ$1]);1;&quot;&quot;)">
            <text:p/>
          </table:table-cell>
          <table:table-cell table:style-name="ce2" table:formula="of:=IF(AND([.$G9]&lt;[.NR$1];[.$H9]&gt;=[.NR$1]);1;&quot;&quot;)">
            <text:p/>
          </table:table-cell>
          <table:table-cell table:style-name="ce2" table:formula="of:=IF(AND([.$G9]&lt;[.NS$1];[.$H9]&gt;=[.NS$1]);1;&quot;&quot;)">
            <text:p/>
          </table:table-cell>
          <table:table-cell table:style-name="ce2" table:formula="of:=IF(AND([.$G9]&lt;[.NT$1];[.$H9]&gt;=[.NT$1]);1;&quot;&quot;)">
            <text:p/>
          </table:table-cell>
          <table:table-cell table:style-name="ce2" table:formula="of:=IF(AND([.$G9]&lt;[.NU$1];[.$H9]&gt;=[.NU$1]);1;&quot;&quot;)">
            <text:p/>
          </table:table-cell>
          <table:table-cell table:style-name="ce2" table:formula="of:=IF(AND([.$G9]&lt;[.NV$1];[.$H9]&gt;=[.NV$1]);1;&quot;&quot;)">
            <text:p/>
          </table:table-cell>
          <table:table-cell table:style-name="ce2" table:formula="of:=IF(AND([.$G9]&lt;[.NW$1];[.$H9]&gt;=[.NW$1]);1;&quot;&quot;)">
            <text:p/>
          </table:table-cell>
          <table:table-cell table:style-name="ce2" table:formula="of:=IF(AND([.$G9]&lt;[.NX$1];[.$H9]&gt;=[.NX$1]);1;&quot;&quot;)">
            <text:p/>
          </table:table-cell>
          <table:table-cell table:style-name="ce2" table:formula="of:=IF(AND([.$G9]&lt;[.NY$1];[.$H9]&gt;=[.NY$1]);1;&quot;&quot;)">
            <text:p/>
          </table:table-cell>
          <table:table-cell table:style-name="ce2" table:formula="of:=IF(AND([.$G9]&lt;[.NZ$1];[.$H9]&gt;=[.NZ$1]);1;&quot;&quot;)">
            <text:p/>
          </table:table-cell>
          <table:table-cell table:style-name="ce2" table:formula="of:=IF(AND([.$G9]&lt;[.OA$1];[.$H9]&gt;=[.OA$1]);1;&quot;&quot;)">
            <text:p/>
          </table:table-cell>
          <table:table-cell table:style-name="ce2" table:formula="of:=IF(AND([.$G9]&lt;[.OB$1];[.$H9]&gt;=[.OB$1]);1;&quot;&quot;)">
            <text:p/>
          </table:table-cell>
          <table:table-cell table:style-name="ce2" table:formula="of:=IF(AND([.$G9]&lt;[.OC$1];[.$H9]&gt;=[.OC$1]);1;&quot;&quot;)">
            <text:p/>
          </table:table-cell>
          <table:table-cell table:style-name="ce2" table:formula="of:=IF(AND([.$G9]&lt;[.OD$1];[.$H9]&gt;=[.OD$1]);1;&quot;&quot;)">
            <text:p/>
          </table:table-cell>
          <table:table-cell table:style-name="ce2" table:formula="of:=IF(AND([.$G9]&lt;[.OE$1];[.$H9]&gt;=[.OE$1]);1;&quot;&quot;)">
            <text:p/>
          </table:table-cell>
          <table:table-cell table:style-name="ce2" table:formula="of:=IF(AND([.$G9]&lt;[.OF$1];[.$H9]&gt;=[.OF$1]);1;&quot;&quot;)">
            <text:p/>
          </table:table-cell>
          <table:table-cell table:style-name="ce2" table:formula="of:=IF(AND([.$G9]&lt;[.OG$1];[.$H9]&gt;=[.OG$1]);1;&quot;&quot;)">
            <text:p/>
          </table:table-cell>
          <table:table-cell table:style-name="ce2" table:formula="of:=IF(AND([.$G9]&lt;[.OH$1];[.$H9]&gt;=[.OH$1]);1;&quot;&quot;)">
            <text:p/>
          </table:table-cell>
          <table:table-cell table:style-name="ce2" table:formula="of:=IF(AND([.$G9]&lt;[.OI$1];[.$H9]&gt;=[.OI$1]);1;&quot;&quot;)">
            <text:p/>
          </table:table-cell>
          <table:table-cell table:style-name="ce2" table:formula="of:=IF(AND([.$G9]&lt;[.OJ$1];[.$H9]&gt;=[.OJ$1]);1;&quot;&quot;)">
            <text:p/>
          </table:table-cell>
          <table:table-cell table:style-name="ce2" table:formula="of:=IF(AND([.$G9]&lt;[.OK$1];[.$H9]&gt;=[.OK$1]);1;&quot;&quot;)">
            <text:p/>
          </table:table-cell>
          <table:table-cell table:style-name="ce2" table:formula="of:=IF(AND([.$G9]&lt;[.OL$1];[.$H9]&gt;=[.OL$1]);1;&quot;&quot;)">
            <text:p/>
          </table:table-cell>
          <table:table-cell table:style-name="ce2" table:formula="of:=IF(AND([.$G9]&lt;[.OM$1];[.$H9]&gt;=[.OM$1]);1;&quot;&quot;)">
            <text:p/>
          </table:table-cell>
          <table:table-cell table:style-name="ce2" table:formula="of:=IF(AND([.$G9]&lt;[.ON$1];[.$H9]&gt;=[.ON$1]);1;&quot;&quot;)">
            <text:p/>
          </table:table-cell>
          <table:table-cell table:style-name="ce2" table:formula="of:=IF(AND([.$G9]&lt;[.OO$1];[.$H9]&gt;=[.OO$1]);1;&quot;&quot;)">
            <text:p/>
          </table:table-cell>
          <table:table-cell table:style-name="ce2" table:formula="of:=IF(AND([.$G9]&lt;[.OP$1];[.$H9]&gt;=[.OP$1]);1;&quot;&quot;)">
            <text:p/>
          </table:table-cell>
          <table:table-cell table:style-name="ce2" table:formula="of:=IF(AND([.$G9]&lt;[.OQ$1];[.$H9]&gt;=[.OQ$1]);1;&quot;&quot;)">
            <text:p/>
          </table:table-cell>
          <table:table-cell table:style-name="ce2" table:formula="of:=IF(AND([.$G9]&lt;[.OR$1];[.$H9]&gt;=[.OR$1]);1;&quot;&quot;)">
            <text:p/>
          </table:table-cell>
          <table:table-cell table:style-name="ce2" table:formula="of:=IF(AND([.$G9]&lt;[.OS$1];[.$H9]&gt;=[.OS$1]);1;&quot;&quot;)">
            <text:p/>
          </table:table-cell>
          <table:table-cell table:style-name="ce2" table:formula="of:=IF(AND([.$G9]&lt;[.OT$1];[.$H9]&gt;=[.OT$1]);1;&quot;&quot;)">
            <text:p/>
          </table:table-cell>
          <table:table-cell table:style-name="ce2" table:formula="of:=IF(AND([.$G9]&lt;[.OU$1];[.$H9]&gt;=[.OU$1]);1;&quot;&quot;)">
            <text:p/>
          </table:table-cell>
          <table:table-cell table:style-name="ce2" table:formula="of:=IF(AND([.$G9]&lt;[.OV$1];[.$H9]&gt;=[.OV$1]);1;&quot;&quot;)">
            <text:p/>
          </table:table-cell>
          <table:table-cell table:style-name="ce2" table:formula="of:=IF(AND([.$G9]&lt;[.OW$1];[.$H9]&gt;=[.OW$1]);1;&quot;&quot;)">
            <text:p/>
          </table:table-cell>
          <table:table-cell table:style-name="ce2" table:formula="of:=IF(AND([.$G9]&lt;[.OX$1];[.$H9]&gt;=[.OX$1]);1;&quot;&quot;)">
            <text:p/>
          </table:table-cell>
          <table:table-cell table:style-name="ce2" table:formula="of:=IF(AND([.$G9]&lt;[.OY$1];[.$H9]&gt;=[.OY$1]);1;&quot;&quot;)">
            <text:p/>
          </table:table-cell>
          <table:table-cell table:style-name="ce2" table:formula="of:=IF(AND([.$G9]&lt;[.OZ$1];[.$H9]&gt;=[.OZ$1]);1;&quot;&quot;)">
            <text:p/>
          </table:table-cell>
          <table:table-cell table:style-name="ce2" table:formula="of:=IF(AND([.$G9]&lt;[.PA$1];[.$H9]&gt;=[.PA$1]);1;&quot;&quot;)">
            <text:p/>
          </table:table-cell>
          <table:table-cell table:style-name="ce2" table:formula="of:=IF(AND([.$G9]&lt;[.PB$1];[.$H9]&gt;=[.PB$1]);1;&quot;&quot;)">
            <text:p/>
          </table:table-cell>
          <table:table-cell table:style-name="ce2" table:formula="of:=IF(AND([.$G9]&lt;[.PC$1];[.$H9]&gt;=[.PC$1]);1;&quot;&quot;)">
            <text:p/>
          </table:table-cell>
          <table:table-cell table:style-name="ce2" table:formula="of:=IF(AND([.$G9]&lt;[.PD$1];[.$H9]&gt;=[.PD$1]);1;&quot;&quot;)">
            <text:p/>
          </table:table-cell>
          <table:table-cell table:style-name="ce2" table:formula="of:=IF(AND([.$G9]&lt;[.PE$1];[.$H9]&gt;=[.PE$1]);1;&quot;&quot;)">
            <text:p/>
          </table:table-cell>
          <table:table-cell table:style-name="ce2" table:formula="of:=IF(AND([.$G9]&lt;[.PF$1];[.$H9]&gt;=[.PF$1]);1;&quot;&quot;)">
            <text:p/>
          </table:table-cell>
          <table:table-cell table:style-name="ce2" table:formula="of:=IF(AND([.$G9]&lt;[.PG$1];[.$H9]&gt;=[.PG$1]);1;&quot;&quot;)">
            <text:p/>
          </table:table-cell>
          <table:table-cell table:style-name="ce2" table:formula="of:=IF(AND([.$G9]&lt;[.PH$1];[.$H9]&gt;=[.PH$1]);1;&quot;&quot;)">
            <text:p/>
          </table:table-cell>
          <table:table-cell table:style-name="ce2" table:formula="of:=IF(AND([.$G9]&lt;[.PI$1];[.$H9]&gt;=[.PI$1]);1;&quot;&quot;)">
            <text:p/>
          </table:table-cell>
          <table:table-cell table:style-name="ce2" table:formula="of:=IF(AND([.$G9]&lt;[.PJ$1];[.$H9]&gt;=[.PJ$1]);1;&quot;&quot;)">
            <text:p/>
          </table:table-cell>
          <table:table-cell table:style-name="ce2" table:formula="of:=IF(AND([.$G9]&lt;[.PK$1];[.$H9]&gt;=[.PK$1]);1;&quot;&quot;)">
            <text:p/>
          </table:table-cell>
          <table:table-cell table:style-name="ce2" table:formula="of:=IF(AND([.$G9]&lt;[.PL$1];[.$H9]&gt;=[.PL$1]);1;&quot;&quot;)">
            <text:p/>
          </table:table-cell>
          <table:table-cell table:style-name="ce2" table:formula="of:=IF(AND([.$G9]&lt;[.PM$1];[.$H9]&gt;=[.PM$1]);1;&quot;&quot;)">
            <text:p/>
          </table:table-cell>
          <table:table-cell table:style-name="ce2" table:formula="of:=IF(AND([.$G9]&lt;[.PN$1];[.$H9]&gt;=[.PN$1]);1;&quot;&quot;)">
            <text:p/>
          </table:table-cell>
          <table:table-cell table:style-name="ce2" table:formula="of:=IF(AND([.$G9]&lt;[.PO$1];[.$H9]&gt;=[.PO$1]);1;&quot;&quot;)">
            <text:p/>
          </table:table-cell>
          <table:table-cell table:style-name="ce2" table:formula="of:=IF(AND([.$G9]&lt;[.PP$1];[.$H9]&gt;=[.PP$1]);1;&quot;&quot;)">
            <text:p/>
          </table:table-cell>
          <table:table-cell table:style-name="ce2" table:formula="of:=IF(AND([.$G9]&lt;[.PQ$1];[.$H9]&gt;=[.PQ$1]);1;&quot;&quot;)">
            <text:p/>
          </table:table-cell>
          <table:table-cell table:style-name="ce2" table:formula="of:=IF(AND([.$G9]&lt;[.PR$1];[.$H9]&gt;=[.PR$1]);1;&quot;&quot;)">
            <text:p/>
          </table:table-cell>
          <table:table-cell table:style-name="ce2" table:formula="of:=IF(AND([.$G9]&lt;[.PS$1];[.$H9]&gt;=[.PS$1]);1;&quot;&quot;)">
            <text:p/>
          </table:table-cell>
          <table:table-cell table:style-name="ce2" table:formula="of:=IF(AND([.$G9]&lt;[.PT$1];[.$H9]&gt;=[.PT$1]);1;&quot;&quot;)">
            <text:p/>
          </table:table-cell>
          <table:table-cell table:style-name="ce2" table:formula="of:=IF(AND([.$G9]&lt;[.PU$1];[.$H9]&gt;=[.PU$1]);1;&quot;&quot;)">
            <text:p/>
          </table:table-cell>
          <table:table-cell table:style-name="ce2" table:formula="of:=IF(AND([.$G9]&lt;[.PV$1];[.$H9]&gt;=[.PV$1]);1;&quot;&quot;)">
            <text:p/>
          </table:table-cell>
          <table:table-cell table:style-name="ce2" table:formula="of:=IF(AND([.$G9]&lt;[.PW$1];[.$H9]&gt;=[.PW$1]);1;&quot;&quot;)">
            <text:p/>
          </table:table-cell>
          <table:table-cell table:style-name="ce2" table:formula="of:=IF(AND([.$G9]&lt;[.PX$1];[.$H9]&gt;=[.PX$1]);1;&quot;&quot;)">
            <text:p/>
          </table:table-cell>
          <table:table-cell table:style-name="ce2" table:formula="of:=IF(AND([.$G9]&lt;[.PY$1];[.$H9]&gt;=[.PY$1]);1;&quot;&quot;)">
            <text:p/>
          </table:table-cell>
          <table:table-cell table:style-name="ce2" table:formula="of:=IF(AND([.$G9]&lt;[.PZ$1];[.$H9]&gt;=[.PZ$1]);1;&quot;&quot;)">
            <text:p/>
          </table:table-cell>
          <table:table-cell table:style-name="ce2" table:formula="of:=IF(AND([.$G9]&lt;[.QA$1];[.$H9]&gt;=[.QA$1]);1;&quot;&quot;)">
            <text:p/>
          </table:table-cell>
          <table:table-cell table:style-name="ce2" table:formula="of:=IF(AND([.$G9]&lt;[.QB$1];[.$H9]&gt;=[.QB$1]);1;&quot;&quot;)">
            <text:p/>
          </table:table-cell>
          <table:table-cell table:style-name="ce2" table:formula="of:=IF(AND([.$G9]&lt;[.QC$1];[.$H9]&gt;=[.QC$1]);1;&quot;&quot;)">
            <text:p/>
          </table:table-cell>
          <table:table-cell table:style-name="ce2" table:formula="of:=IF(AND([.$G9]&lt;[.QD$1];[.$H9]&gt;=[.QD$1]);1;&quot;&quot;)">
            <text:p/>
          </table:table-cell>
          <table:table-cell table:style-name="ce2" table:formula="of:=IF(AND([.$G9]&lt;[.QE$1];[.$H9]&gt;=[.QE$1]);1;&quot;&quot;)">
            <text:p/>
          </table:table-cell>
          <table:table-cell table:style-name="ce2" table:formula="of:=IF(AND([.$G9]&lt;[.QF$1];[.$H9]&gt;=[.QF$1]);1;&quot;&quot;)">
            <text:p/>
          </table:table-cell>
          <table:table-cell table:style-name="ce2" table:formula="of:=IF(AND([.$G9]&lt;[.QG$1];[.$H9]&gt;=[.QG$1]);1;&quot;&quot;)">
            <text:p/>
          </table:table-cell>
          <table:table-cell table:style-name="ce2" table:formula="of:=IF(AND([.$G9]&lt;[.QH$1];[.$H9]&gt;=[.QH$1]);1;&quot;&quot;)">
            <text:p/>
          </table:table-cell>
          <table:table-cell table:style-name="ce2" table:formula="of:=IF(AND([.$G9]&lt;[.QI$1];[.$H9]&gt;=[.QI$1]);1;&quot;&quot;)">
            <text:p/>
          </table:table-cell>
          <table:table-cell table:style-name="ce2" table:formula="of:=IF(AND([.$G9]&lt;[.QJ$1];[.$H9]&gt;=[.QJ$1]);1;&quot;&quot;)">
            <text:p/>
          </table:table-cell>
          <table:table-cell table:style-name="ce2" table:formula="of:=IF(AND([.$G9]&lt;[.QK$1];[.$H9]&gt;=[.QK$1]);1;&quot;&quot;)">
            <text:p/>
          </table:table-cell>
          <table:table-cell table:style-name="ce2" table:formula="of:=IF(AND([.$G9]&lt;[.QL$1];[.$H9]&gt;=[.QL$1]);1;&quot;&quot;)">
            <text:p/>
          </table:table-cell>
          <table:table-cell table:style-name="ce2" table:formula="of:=IF(AND([.$G9]&lt;[.QM$1];[.$H9]&gt;=[.QM$1]);1;&quot;&quot;)">
            <text:p/>
          </table:table-cell>
          <table:table-cell table:style-name="ce2" table:formula="of:=IF(AND([.$G9]&lt;[.QN$1];[.$H9]&gt;=[.QN$1]);1;&quot;&quot;)">
            <text:p/>
          </table:table-cell>
          <table:table-cell table:style-name="ce2" table:formula="of:=IF(AND([.$G9]&lt;[.QO$1];[.$H9]&gt;=[.QO$1]);1;&quot;&quot;)">
            <text:p/>
          </table:table-cell>
          <table:table-cell table:style-name="ce2" table:formula="of:=IF(AND([.$G9]&lt;[.QP$1];[.$H9]&gt;=[.QP$1]);1;&quot;&quot;)">
            <text:p/>
          </table:table-cell>
          <table:table-cell table:style-name="ce2" table:formula="of:=IF(AND([.$G9]&lt;[.QQ$1];[.$H9]&gt;=[.QQ$1]);1;&quot;&quot;)">
            <text:p/>
          </table:table-cell>
          <table:table-cell table:style-name="ce2" table:formula="of:=IF(AND([.$G9]&lt;[.QR$1];[.$H9]&gt;=[.QR$1]);1;&quot;&quot;)">
            <text:p/>
          </table:table-cell>
          <table:table-cell table:style-name="ce2" table:formula="of:=IF(AND([.$G9]&lt;[.QS$1];[.$H9]&gt;=[.QS$1]);1;&quot;&quot;)">
            <text:p/>
          </table:table-cell>
          <table:table-cell table:style-name="ce2" table:formula="of:=IF(AND([.$G9]&lt;[.QT$1];[.$H9]&gt;=[.QT$1]);1;&quot;&quot;)">
            <text:p/>
          </table:table-cell>
          <table:table-cell table:style-name="ce2" table:formula="of:=IF(AND([.$G9]&lt;[.QU$1];[.$H9]&gt;=[.QU$1]);1;&quot;&quot;)">
            <text:p/>
          </table:table-cell>
          <table:table-cell table:style-name="ce2" table:formula="of:=IF(AND([.$G9]&lt;[.QV$1];[.$H9]&gt;=[.QV$1]);1;&quot;&quot;)">
            <text:p/>
          </table:table-cell>
          <table:table-cell table:style-name="ce2" table:formula="of:=IF(AND([.$G9]&lt;[.QW$1];[.$H9]&gt;=[.QW$1]);1;&quot;&quot;)">
            <text:p/>
          </table:table-cell>
          <table:table-cell table:style-name="ce2" table:formula="of:=IF(AND([.$G9]&lt;[.QX$1];[.$H9]&gt;=[.QX$1]);1;&quot;&quot;)">
            <text:p/>
          </table:table-cell>
          <table:table-cell table:style-name="ce2" table:formula="of:=IF(AND([.$G9]&lt;[.QY$1];[.$H9]&gt;=[.QY$1]);1;&quot;&quot;)">
            <text:p/>
          </table:table-cell>
          <table:table-cell table:style-name="ce2" table:formula="of:=IF(AND([.$G9]&lt;[.QZ$1];[.$H9]&gt;=[.QZ$1]);1;&quot;&quot;)">
            <text:p/>
          </table:table-cell>
          <table:table-cell table:style-name="ce2" table:formula="of:=IF(AND([.$G9]&lt;[.RA$1];[.$H9]&gt;=[.RA$1]);1;&quot;&quot;)">
            <text:p/>
          </table:table-cell>
          <table:table-cell table:style-name="ce2" table:formula="of:=IF(AND([.$G9]&lt;[.RB$1];[.$H9]&gt;=[.RB$1]);1;&quot;&quot;)">
            <text:p/>
          </table:table-cell>
          <table:table-cell table:style-name="ce2" table:formula="of:=IF(AND([.$G9]&lt;[.RC$1];[.$H9]&gt;=[.RC$1]);1;&quot;&quot;)">
            <text:p/>
          </table:table-cell>
          <table:table-cell table:style-name="ce2" table:formula="of:=IF(AND([.$G9]&lt;[.RD$1];[.$H9]&gt;=[.RD$1]);1;&quot;&quot;)">
            <text:p/>
          </table:table-cell>
          <table:table-cell table:style-name="ce2" table:formula="of:=IF(AND([.$G9]&lt;[.RE$1];[.$H9]&gt;=[.RE$1]);1;&quot;&quot;)">
            <text:p/>
          </table:table-cell>
          <table:table-cell table:style-name="ce2" table:formula="of:=IF(AND([.$G9]&lt;[.RF$1];[.$H9]&gt;=[.RF$1]);1;&quot;&quot;)">
            <text:p/>
          </table:table-cell>
          <table:table-cell table:style-name="ce2" table:formula="of:=IF(AND([.$G9]&lt;[.RG$1];[.$H9]&gt;=[.RG$1]);1;&quot;&quot;)">
            <text:p/>
          </table:table-cell>
          <table:table-cell table:style-name="ce2" table:formula="of:=IF(AND([.$G9]&lt;[.RH$1];[.$H9]&gt;=[.RH$1]);1;&quot;&quot;)">
            <text:p/>
          </table:table-cell>
          <table:table-cell table:style-name="ce2" table:formula="of:=IF(AND([.$G9]&lt;[.RI$1];[.$H9]&gt;=[.RI$1]);1;&quot;&quot;)">
            <text:p/>
          </table:table-cell>
          <table:table-cell table:style-name="ce2" table:formula="of:=IF(AND([.$G9]&lt;[.RJ$1];[.$H9]&gt;=[.RJ$1]);1;&quot;&quot;)">
            <text:p/>
          </table:table-cell>
          <table:table-cell table:style-name="ce2" table:formula="of:=IF(AND([.$G9]&lt;[.RK$1];[.$H9]&gt;=[.RK$1]);1;&quot;&quot;)">
            <text:p/>
          </table:table-cell>
          <table:table-cell table:style-name="ce2" table:formula="of:=IF(AND([.$G9]&lt;[.RL$1];[.$H9]&gt;=[.RL$1]);1;&quot;&quot;)">
            <text:p/>
          </table:table-cell>
          <table:table-cell table:style-name="ce2" table:formula="of:=IF(AND([.$G9]&lt;[.RM$1];[.$H9]&gt;=[.RM$1]);1;&quot;&quot;)">
            <text:p/>
          </table:table-cell>
          <table:table-cell table:style-name="ce2" table:formula="of:=IF(AND([.$G9]&lt;[.RN$1];[.$H9]&gt;=[.RN$1]);1;&quot;&quot;)">
            <text:p/>
          </table:table-cell>
          <table:table-cell table:style-name="ce2" table:formula="of:=IF(AND([.$G9]&lt;[.RO$1];[.$H9]&gt;=[.RO$1]);1;&quot;&quot;)">
            <text:p/>
          </table:table-cell>
          <table:table-cell table:style-name="ce2" table:formula="of:=IF(AND([.$G9]&lt;[.RP$1];[.$H9]&gt;=[.RP$1]);1;&quot;&quot;)">
            <text:p/>
          </table:table-cell>
          <table:table-cell table:style-name="ce2" table:formula="of:=IF(AND([.$G9]&lt;[.RQ$1];[.$H9]&gt;=[.RQ$1]);1;&quot;&quot;)">
            <text:p/>
          </table:table-cell>
          <table:table-cell table:style-name="ce2" table:formula="of:=IF(AND([.$G9]&lt;[.RR$1];[.$H9]&gt;=[.RR$1]);1;&quot;&quot;)">
            <text:p/>
          </table:table-cell>
          <table:table-cell table:style-name="ce2" table:formula="of:=IF(AND([.$G9]&lt;[.RS$1];[.$H9]&gt;=[.RS$1]);1;&quot;&quot;)">
            <text:p/>
          </table:table-cell>
          <table:table-cell table:style-name="ce2" table:formula="of:=IF(AND([.$G9]&lt;[.RT$1];[.$H9]&gt;=[.RT$1]);1;&quot;&quot;)">
            <text:p/>
          </table:table-cell>
          <table:table-cell table:style-name="ce2" table:formula="of:=IF(AND([.$G9]&lt;[.RU$1];[.$H9]&gt;=[.RU$1]);1;&quot;&quot;)">
            <text:p/>
          </table:table-cell>
          <table:table-cell table:style-name="ce2" table:formula="of:=IF(AND([.$G9]&lt;[.RV$1];[.$H9]&gt;=[.RV$1]);1;&quot;&quot;)">
            <text:p/>
          </table:table-cell>
          <table:table-cell table:style-name="ce2" table:formula="of:=IF(AND([.$G9]&lt;[.RW$1];[.$H9]&gt;=[.RW$1]);1;&quot;&quot;)">
            <text:p/>
          </table:table-cell>
          <table:table-cell table:style-name="ce2" table:formula="of:=IF(AND([.$G9]&lt;[.RX$1];[.$H9]&gt;=[.RX$1]);1;&quot;&quot;)">
            <text:p/>
          </table:table-cell>
          <table:table-cell table:style-name="ce2" table:formula="of:=IF(AND([.$G9]&lt;[.RY$1];[.$H9]&gt;=[.RY$1]);1;&quot;&quot;)">
            <text:p/>
          </table:table-cell>
          <table:table-cell table:style-name="ce2" table:formula="of:=IF(AND([.$G9]&lt;[.RZ$1];[.$H9]&gt;=[.RZ$1]);1;&quot;&quot;)">
            <text:p/>
          </table:table-cell>
          <table:table-cell table:style-name="ce2" table:formula="of:=IF(AND([.$G9]&lt;[.SA$1];[.$H9]&gt;=[.SA$1]);1;&quot;&quot;)">
            <text:p/>
          </table:table-cell>
          <table:table-cell table:style-name="ce2" table:formula="of:=IF(AND([.$G9]&lt;[.SB$1];[.$H9]&gt;=[.SB$1]);1;&quot;&quot;)">
            <text:p/>
          </table:table-cell>
          <table:table-cell table:style-name="ce2" table:formula="of:=IF(AND([.$G9]&lt;[.SC$1];[.$H9]&gt;=[.SC$1]);1;&quot;&quot;)">
            <text:p/>
          </table:table-cell>
          <table:table-cell table:style-name="ce2" table:formula="of:=IF(AND([.$G9]&lt;[.SD$1];[.$H9]&gt;=[.SD$1]);1;&quot;&quot;)">
            <text:p/>
          </table:table-cell>
          <table:table-cell table:style-name="ce2" table:formula="of:=IF(AND([.$G9]&lt;[.SE$1];[.$H9]&gt;=[.SE$1]);1;&quot;&quot;)">
            <text:p/>
          </table:table-cell>
          <table:table-cell table:style-name="ce2" table:formula="of:=IF(AND([.$G9]&lt;[.SF$1];[.$H9]&gt;=[.SF$1]);1;&quot;&quot;)">
            <text:p/>
          </table:table-cell>
          <table:table-cell table:style-name="ce2" table:formula="of:=IF(AND([.$G9]&lt;[.SG$1];[.$H9]&gt;=[.SG$1]);1;&quot;&quot;)">
            <text:p/>
          </table:table-cell>
          <table:table-cell table:style-name="ce2" table:formula="of:=IF(AND([.$G9]&lt;[.SH$1];[.$H9]&gt;=[.SH$1]);1;&quot;&quot;)">
            <text:p/>
          </table:table-cell>
          <table:table-cell table:style-name="ce2" table:formula="of:=IF(AND([.$G9]&lt;[.SI$1];[.$H9]&gt;=[.SI$1]);1;&quot;&quot;)">
            <text:p/>
          </table:table-cell>
          <table:table-cell table:style-name="ce2" table:formula="of:=IF(AND([.$G9]&lt;[.SJ$1];[.$H9]&gt;=[.SJ$1]);1;&quot;&quot;)">
            <text:p/>
          </table:table-cell>
          <table:table-cell table:style-name="ce2" table:formula="of:=IF(AND([.$G9]&lt;[.SK$1];[.$H9]&gt;=[.SK$1]);1;&quot;&quot;)">
            <text:p/>
          </table:table-cell>
          <table:table-cell table:style-name="ce2" table:formula="of:=IF(AND([.$G9]&lt;[.SL$1];[.$H9]&gt;=[.SL$1]);1;&quot;&quot;)">
            <text:p/>
          </table:table-cell>
          <table:table-cell table:style-name="ce2" table:formula="of:=IF(AND([.$G9]&lt;[.SM$1];[.$H9]&gt;=[.SM$1]);1;&quot;&quot;)">
            <text:p/>
          </table:table-cell>
          <table:table-cell table:style-name="ce2" table:formula="of:=IF(AND([.$G9]&lt;[.SN$1];[.$H9]&gt;=[.SN$1]);1;&quot;&quot;)">
            <text:p/>
          </table:table-cell>
          <table:table-cell table:style-name="ce2" table:formula="of:=IF(AND([.$G9]&lt;[.SO$1];[.$H9]&gt;=[.SO$1]);1;&quot;&quot;)">
            <text:p/>
          </table:table-cell>
          <table:table-cell table:style-name="ce2" table:formula="of:=IF(AND([.$G9]&lt;[.SP$1];[.$H9]&gt;=[.SP$1]);1;&quot;&quot;)">
            <text:p/>
          </table:table-cell>
          <table:table-cell table:style-name="ce2" table:formula="of:=IF(AND([.$G9]&lt;[.SQ$1];[.$H9]&gt;=[.SQ$1]);1;&quot;&quot;)">
            <text:p/>
          </table:table-cell>
          <table:table-cell table:style-name="ce2" table:formula="of:=IF(AND([.$G9]&lt;[.SR$1];[.$H9]&gt;=[.SR$1]);1;&quot;&quot;)">
            <text:p/>
          </table:table-cell>
          <table:table-cell table:style-name="ce2" table:formula="of:=IF(AND([.$G9]&lt;[.SS$1];[.$H9]&gt;=[.SS$1]);1;&quot;&quot;)">
            <text:p/>
          </table:table-cell>
          <table:table-cell table:style-name="ce2" table:formula="of:=IF(AND([.$G9]&lt;[.ST$1];[.$H9]&gt;=[.ST$1]);1;&quot;&quot;)">
            <text:p/>
          </table:table-cell>
          <table:table-cell table:style-name="ce2" table:formula="of:=IF(AND([.$G9]&lt;[.SU$1];[.$H9]&gt;=[.SU$1]);1;&quot;&quot;)">
            <text:p/>
          </table:table-cell>
          <table:table-cell table:style-name="ce2" table:formula="of:=IF(AND([.$G9]&lt;[.SV$1];[.$H9]&gt;=[.SV$1]);1;&quot;&quot;)">
            <text:p/>
          </table:table-cell>
          <table:table-cell table:style-name="ce2" table:formula="of:=IF(AND([.$G9]&lt;[.SW$1];[.$H9]&gt;=[.SW$1]);1;&quot;&quot;)">
            <text:p/>
          </table:table-cell>
          <table:table-cell table:style-name="ce2" table:formula="of:=IF(AND([.$G9]&lt;[.SX$1];[.$H9]&gt;=[.SX$1]);1;&quot;&quot;)">
            <text:p/>
          </table:table-cell>
          <table:table-cell table:style-name="ce2" table:formula="of:=IF(AND([.$G9]&lt;[.SY$1];[.$H9]&gt;=[.SY$1]);1;&quot;&quot;)">
            <text:p/>
          </table:table-cell>
          <table:table-cell table:style-name="ce2" table:formula="of:=IF(AND([.$G9]&lt;[.SZ$1];[.$H9]&gt;=[.SZ$1]);1;&quot;&quot;)">
            <text:p/>
          </table:table-cell>
          <table:table-cell table:style-name="ce2" table:formula="of:=IF(AND([.$G9]&lt;[.TA$1];[.$H9]&gt;=[.TA$1]);1;&quot;&quot;)">
            <text:p/>
          </table:table-cell>
          <table:table-cell table:style-name="ce2" table:formula="of:=IF(AND([.$G9]&lt;[.TB$1];[.$H9]&gt;=[.TB$1]);1;&quot;&quot;)">
            <text:p/>
          </table:table-cell>
          <table:table-cell table:style-name="ce2" table:formula="of:=IF(AND([.$G9]&lt;[.TC$1];[.$H9]&gt;=[.TC$1]);1;&quot;&quot;)">
            <text:p/>
          </table:table-cell>
          <table:table-cell table:style-name="ce2" table:formula="of:=IF(AND([.$G9]&lt;[.TD$1];[.$H9]&gt;=[.TD$1]);1;&quot;&quot;)">
            <text:p/>
          </table:table-cell>
          <table:table-cell table:style-name="ce2" table:formula="of:=IF(AND([.$G9]&lt;[.TE$1];[.$H9]&gt;=[.TE$1]);1;&quot;&quot;)">
            <text:p/>
          </table:table-cell>
          <table:table-cell table:style-name="ce2" table:formula="of:=IF(AND([.$G9]&lt;[.TF$1];[.$H9]&gt;=[.TF$1]);1;&quot;&quot;)">
            <text:p/>
          </table:table-cell>
          <table:table-cell table:style-name="ce2" table:formula="of:=IF(AND([.$G9]&lt;[.TG$1];[.$H9]&gt;=[.TG$1]);1;&quot;&quot;)">
            <text:p/>
          </table:table-cell>
          <table:table-cell table:style-name="ce2" table:formula="of:=IF(AND([.$G9]&lt;[.TH$1];[.$H9]&gt;=[.TH$1]);1;&quot;&quot;)">
            <text:p/>
          </table:table-cell>
          <table:table-cell table:style-name="ce2" table:formula="of:=IF(AND([.$G9]&lt;[.TI$1];[.$H9]&gt;=[.TI$1]);1;&quot;&quot;)">
            <text:p/>
          </table:table-cell>
          <table:table-cell table:style-name="ce2" table:formula="of:=IF(AND([.$G9]&lt;[.TJ$1];[.$H9]&gt;=[.TJ$1]);1;&quot;&quot;)">
            <text:p/>
          </table:table-cell>
          <table:table-cell table:style-name="ce2" table:formula="of:=IF(AND([.$G9]&lt;[.TK$1];[.$H9]&gt;=[.TK$1]);1;&quot;&quot;)">
            <text:p/>
          </table:table-cell>
          <table:table-cell table:style-name="ce2" table:formula="of:=IF(AND([.$G9]&lt;[.TL$1];[.$H9]&gt;=[.TL$1]);1;&quot;&quot;)">
            <text:p/>
          </table:table-cell>
          <table:table-cell table:style-name="ce2" table:formula="of:=IF(AND([.$G9]&lt;[.TM$1];[.$H9]&gt;=[.TM$1]);1;&quot;&quot;)">
            <text:p/>
          </table:table-cell>
          <table:table-cell table:style-name="ce2" table:formula="of:=IF(AND([.$G9]&lt;[.TN$1];[.$H9]&gt;=[.TN$1]);1;&quot;&quot;)">
            <text:p/>
          </table:table-cell>
          <table:table-cell table:style-name="ce2" table:formula="of:=IF(AND([.$G9]&lt;[.TO$1];[.$H9]&gt;=[.TO$1]);1;&quot;&quot;)">
            <text:p/>
          </table:table-cell>
          <table:table-cell table:style-name="ce2" table:formula="of:=IF(AND([.$G9]&lt;[.TP$1];[.$H9]&gt;=[.TP$1]);1;&quot;&quot;)">
            <text:p/>
          </table:table-cell>
          <table:table-cell table:style-name="ce2" table:formula="of:=IF(AND([.$G9]&lt;[.TQ$1];[.$H9]&gt;=[.TQ$1]);1;&quot;&quot;)">
            <text:p/>
          </table:table-cell>
          <table:table-cell table:style-name="ce2" table:formula="of:=IF(AND([.$G9]&lt;[.TR$1];[.$H9]&gt;=[.TR$1]);1;&quot;&quot;)">
            <text:p/>
          </table:table-cell>
          <table:table-cell table:style-name="ce2" table:formula="of:=IF(AND([.$G9]&lt;[.TS$1];[.$H9]&gt;=[.TS$1]);1;&quot;&quot;)">
            <text:p/>
          </table:table-cell>
          <table:table-cell table:style-name="ce2" table:formula="of:=IF(AND([.$G9]&lt;[.TT$1];[.$H9]&gt;=[.TT$1]);1;&quot;&quot;)">
            <text:p/>
          </table:table-cell>
          <table:table-cell table:style-name="ce2" table:formula="of:=IF(AND([.$G9]&lt;[.TU$1];[.$H9]&gt;=[.TU$1]);1;&quot;&quot;)">
            <text:p/>
          </table:table-cell>
          <table:table-cell table:style-name="ce2" table:formula="of:=IF(AND([.$G9]&lt;[.TV$1];[.$H9]&gt;=[.TV$1]);1;&quot;&quot;)">
            <text:p/>
          </table:table-cell>
          <table:table-cell table:style-name="ce2" table:formula="of:=IF(AND([.$G9]&lt;[.TW$1];[.$H9]&gt;=[.TW$1]);1;&quot;&quot;)">
            <text:p/>
          </table:table-cell>
          <table:table-cell table:style-name="ce2" table:formula="of:=IF(AND([.$G9]&lt;[.TX$1];[.$H9]&gt;=[.TX$1]);1;&quot;&quot;)">
            <text:p/>
          </table:table-cell>
          <table:table-cell table:style-name="ce2" table:formula="of:=IF(AND([.$G9]&lt;[.TY$1];[.$H9]&gt;=[.TY$1]);1;&quot;&quot;)">
            <text:p/>
          </table:table-cell>
          <table:table-cell table:style-name="ce2" table:formula="of:=IF(AND([.$G9]&lt;[.TZ$1];[.$H9]&gt;=[.TZ$1]);1;&quot;&quot;)">
            <text:p/>
          </table:table-cell>
          <table:table-cell table:style-name="ce2" table:formula="of:=IF(AND([.$G9]&lt;[.UA$1];[.$H9]&gt;=[.UA$1]);1;&quot;&quot;)">
            <text:p/>
          </table:table-cell>
          <table:table-cell table:style-name="ce2" table:formula="of:=IF(AND([.$G9]&lt;[.UB$1];[.$H9]&gt;=[.UB$1]);1;&quot;&quot;)">
            <text:p/>
          </table:table-cell>
          <table:table-cell table:style-name="ce2" table:formula="of:=IF(AND([.$G9]&lt;[.UC$1];[.$H9]&gt;=[.UC$1]);1;&quot;&quot;)">
            <text:p/>
          </table:table-cell>
          <table:table-cell table:style-name="ce2" table:formula="of:=IF(AND([.$G9]&lt;[.UD$1];[.$H9]&gt;=[.UD$1]);1;&quot;&quot;)">
            <text:p/>
          </table:table-cell>
          <table:table-cell table:style-name="ce2" table:formula="of:=IF(AND([.$G9]&lt;[.UE$1];[.$H9]&gt;=[.UE$1]);1;&quot;&quot;)">
            <text:p/>
          </table:table-cell>
          <table:table-cell table:style-name="ce2" table:formula="of:=IF(AND([.$G9]&lt;[.UF$1];[.$H9]&gt;=[.UF$1]);1;&quot;&quot;)">
            <text:p/>
          </table:table-cell>
          <table:table-cell table:style-name="ce2" table:formula="of:=IF(AND([.$G9]&lt;[.UG$1];[.$H9]&gt;=[.UG$1]);1;&quot;&quot;)">
            <text:p/>
          </table:table-cell>
          <table:table-cell table:style-name="ce2" table:formula="of:=IF(AND([.$G9]&lt;[.UH$1];[.$H9]&gt;=[.UH$1]);1;&quot;&quot;)">
            <text:p/>
          </table:table-cell>
          <table:table-cell table:style-name="ce2" table:formula="of:=IF(AND([.$G9]&lt;[.UI$1];[.$H9]&gt;=[.UI$1]);1;&quot;&quot;)">
            <text:p/>
          </table:table-cell>
          <table:table-cell table:style-name="ce2" table:formula="of:=IF(AND([.$G9]&lt;[.UJ$1];[.$H9]&gt;=[.UJ$1]);1;&quot;&quot;)">
            <text:p/>
          </table:table-cell>
          <table:table-cell table:style-name="ce2" table:formula="of:=IF(AND([.$G9]&lt;[.UK$1];[.$H9]&gt;=[.UK$1]);1;&quot;&quot;)">
            <text:p/>
          </table:table-cell>
          <table:table-cell table:style-name="ce2" table:formula="of:=IF(AND([.$G9]&lt;[.UL$1];[.$H9]&gt;=[.UL$1]);1;&quot;&quot;)">
            <text:p/>
          </table:table-cell>
          <table:table-cell table:style-name="ce2" table:formula="of:=IF(AND([.$G9]&lt;[.UM$1];[.$H9]&gt;=[.UM$1]);1;&quot;&quot;)">
            <text:p/>
          </table:table-cell>
          <table:table-cell table:style-name="ce2" table:formula="of:=IF(AND([.$G9]&lt;[.UN$1];[.$H9]&gt;=[.UN$1]);1;&quot;&quot;)">
            <text:p/>
          </table:table-cell>
          <table:table-cell table:style-name="ce2" table:formula="of:=IF(AND([.$G9]&lt;[.UO$1];[.$H9]&gt;=[.UO$1]);1;&quot;&quot;)">
            <text:p/>
          </table:table-cell>
          <table:table-cell table:style-name="ce2" table:formula="of:=IF(AND([.$G9]&lt;[.UP$1];[.$H9]&gt;=[.UP$1]);1;&quot;&quot;)">
            <text:p/>
          </table:table-cell>
          <table:table-cell table:style-name="ce2" table:formula="of:=IF(AND([.$G9]&lt;[.UQ$1];[.$H9]&gt;=[.UQ$1]);1;&quot;&quot;)">
            <text:p/>
          </table:table-cell>
          <table:table-cell table:style-name="ce2" table:formula="of:=IF(AND([.$G9]&lt;[.UR$1];[.$H9]&gt;=[.UR$1]);1;&quot;&quot;)">
            <text:p/>
          </table:table-cell>
          <table:table-cell table:style-name="ce2" table:formula="of:=IF(AND([.$G9]&lt;[.US$1];[.$H9]&gt;=[.US$1]);1;&quot;&quot;)">
            <text:p/>
          </table:table-cell>
          <table:table-cell table:style-name="ce2" table:formula="of:=IF(AND([.$G9]&lt;[.UT$1];[.$H9]&gt;=[.UT$1]);1;&quot;&quot;)">
            <text:p/>
          </table:table-cell>
          <table:table-cell table:style-name="ce2" table:formula="of:=IF(AND([.$G9]&lt;[.UU$1];[.$H9]&gt;=[.UU$1]);1;&quot;&quot;)">
            <text:p/>
          </table:table-cell>
          <table:table-cell table:style-name="ce2" table:formula="of:=IF(AND([.$G9]&lt;[.UV$1];[.$H9]&gt;=[.UV$1]);1;&quot;&quot;)">
            <text:p/>
          </table:table-cell>
          <table:table-cell table:style-name="ce2" table:formula="of:=IF(AND([.$G9]&lt;[.UW$1];[.$H9]&gt;=[.UW$1]);1;&quot;&quot;)">
            <text:p/>
          </table:table-cell>
          <table:table-cell table:style-name="ce2" table:formula="of:=IF(AND([.$G9]&lt;[.UX$1];[.$H9]&gt;=[.UX$1]);1;&quot;&quot;)">
            <text:p/>
          </table:table-cell>
          <table:table-cell table:style-name="ce2" table:formula="of:=IF(AND([.$G9]&lt;[.UY$1];[.$H9]&gt;=[.UY$1]);1;&quot;&quot;)">
            <text:p/>
          </table:table-cell>
          <table:table-cell table:style-name="ce2" table:formula="of:=IF(AND([.$G9]&lt;[.UZ$1];[.$H9]&gt;=[.UZ$1]);1;&quot;&quot;)">
            <text:p/>
          </table:table-cell>
          <table:table-cell table:style-name="ce2" table:formula="of:=IF(AND([.$G9]&lt;[.VA$1];[.$H9]&gt;=[.VA$1]);1;&quot;&quot;)">
            <text:p/>
          </table:table-cell>
          <table:table-cell table:style-name="ce2" table:formula="of:=IF(AND([.$G9]&lt;[.VB$1];[.$H9]&gt;=[.VB$1]);1;&quot;&quot;)">
            <text:p/>
          </table:table-cell>
          <table:table-cell table:style-name="ce2" table:formula="of:=IF(AND([.$G9]&lt;[.VC$1];[.$H9]&gt;=[.VC$1]);1;&quot;&quot;)">
            <text:p/>
          </table:table-cell>
          <table:table-cell table:style-name="ce2" table:formula="of:=IF(AND([.$G9]&lt;[.VD$1];[.$H9]&gt;=[.VD$1]);1;&quot;&quot;)">
            <text:p/>
          </table:table-cell>
          <table:table-cell table:style-name="ce2" table:formula="of:=IF(AND([.$G9]&lt;[.VE$1];[.$H9]&gt;=[.VE$1]);1;&quot;&quot;)">
            <text:p/>
          </table:table-cell>
          <table:table-cell table:style-name="ce2" table:formula="of:=IF(AND([.$G9]&lt;[.VF$1];[.$H9]&gt;=[.VF$1]);1;&quot;&quot;)">
            <text:p/>
          </table:table-cell>
          <table:table-cell table:style-name="ce2" table:formula="of:=IF(AND([.$G9]&lt;[.VG$1];[.$H9]&gt;=[.VG$1]);1;&quot;&quot;)">
            <text:p/>
          </table:table-cell>
          <table:table-cell table:style-name="ce2" table:formula="of:=IF(AND([.$G9]&lt;[.VH$1];[.$H9]&gt;=[.VH$1]);1;&quot;&quot;)">
            <text:p/>
          </table:table-cell>
          <table:table-cell table:style-name="ce2" table:formula="of:=IF(AND([.$G9]&lt;[.VI$1];[.$H9]&gt;=[.VI$1]);1;&quot;&quot;)">
            <text:p/>
          </table:table-cell>
          <table:table-cell table:style-name="ce2" table:formula="of:=IF(AND([.$G9]&lt;[.VJ$1];[.$H9]&gt;=[.VJ$1]);1;&quot;&quot;)">
            <text:p/>
          </table:table-cell>
          <table:table-cell table:style-name="ce2" table:formula="of:=IF(AND([.$G9]&lt;[.VK$1];[.$H9]&gt;=[.VK$1]);1;&quot;&quot;)">
            <text:p/>
          </table:table-cell>
          <table:table-cell table:style-name="ce2" table:formula="of:=IF(AND([.$G9]&lt;[.VL$1];[.$H9]&gt;=[.VL$1]);1;&quot;&quot;)">
            <text:p/>
          </table:table-cell>
          <table:table-cell table:style-name="ce2" table:formula="of:=IF(AND([.$G9]&lt;[.VM$1];[.$H9]&gt;=[.VM$1]);1;&quot;&quot;)">
            <text:p/>
          </table:table-cell>
          <table:table-cell table:style-name="ce2" table:formula="of:=IF(AND([.$G9]&lt;[.VN$1];[.$H9]&gt;=[.VN$1]);1;&quot;&quot;)">
            <text:p/>
          </table:table-cell>
          <table:table-cell table:style-name="ce2" table:formula="of:=IF(AND([.$G9]&lt;[.VO$1];[.$H9]&gt;=[.VO$1]);1;&quot;&quot;)">
            <text:p/>
          </table:table-cell>
          <table:table-cell table:style-name="ce2" table:formula="of:=IF(AND([.$G9]&lt;[.VP$1];[.$H9]&gt;=[.VP$1]);1;&quot;&quot;)">
            <text:p/>
          </table:table-cell>
          <table:table-cell table:style-name="ce2" table:formula="of:=IF(AND([.$G9]&lt;[.VQ$1];[.$H9]&gt;=[.VQ$1]);1;&quot;&quot;)">
            <text:p/>
          </table:table-cell>
          <table:table-cell table:style-name="ce2" table:formula="of:=IF(AND([.$G9]&lt;[.VR$1];[.$H9]&gt;=[.VR$1]);1;&quot;&quot;)">
            <text:p/>
          </table:table-cell>
          <table:table-cell table:style-name="ce2" table:formula="of:=IF(AND([.$G9]&lt;[.VS$1];[.$H9]&gt;=[.VS$1]);1;&quot;&quot;)">
            <text:p/>
          </table:table-cell>
          <table:table-cell table:style-name="ce2" table:formula="of:=IF(AND([.$G9]&lt;[.VT$1];[.$H9]&gt;=[.VT$1]);1;&quot;&quot;)">
            <text:p/>
          </table:table-cell>
          <table:table-cell table:style-name="ce2" table:formula="of:=IF(AND([.$G9]&lt;[.VU$1];[.$H9]&gt;=[.VU$1]);1;&quot;&quot;)">
            <text:p/>
          </table:table-cell>
          <table:table-cell table:style-name="ce2" table:formula="of:=IF(AND([.$G9]&lt;[.VV$1];[.$H9]&gt;=[.VV$1]);1;&quot;&quot;)">
            <text:p/>
          </table:table-cell>
          <table:table-cell table:style-name="ce2" table:formula="of:=IF(AND([.$G9]&lt;[.VW$1];[.$H9]&gt;=[.VW$1]);1;&quot;&quot;)">
            <text:p/>
          </table:table-cell>
          <table:table-cell table:style-name="ce2" table:formula="of:=IF(AND([.$G9]&lt;[.VX$1];[.$H9]&gt;=[.VX$1]);1;&quot;&quot;)">
            <text:p/>
          </table:table-cell>
          <table:table-cell table:style-name="ce2" table:formula="of:=IF(AND([.$G9]&lt;[.VY$1];[.$H9]&gt;=[.VY$1]);1;&quot;&quot;)">
            <text:p/>
          </table:table-cell>
          <table:table-cell table:style-name="ce2" table:formula="of:=IF(AND([.$G9]&lt;[.VZ$1];[.$H9]&gt;=[.VZ$1]);1;&quot;&quot;)">
            <text:p/>
          </table:table-cell>
          <table:table-cell table:style-name="ce2" table:formula="of:=IF(AND([.$G9]&lt;[.WA$1];[.$H9]&gt;=[.WA$1]);1;&quot;&quot;)">
            <text:p/>
          </table:table-cell>
          <table:table-cell table:style-name="ce2" table:formula="of:=IF(AND([.$G9]&lt;[.WB$1];[.$H9]&gt;=[.WB$1]);1;&quot;&quot;)">
            <text:p/>
          </table:table-cell>
          <table:table-cell table:style-name="ce2" table:formula="of:=IF(AND([.$G9]&lt;[.WC$1];[.$H9]&gt;=[.WC$1]);1;&quot;&quot;)">
            <text:p/>
          </table:table-cell>
          <table:table-cell table:style-name="ce2" table:formula="of:=IF(AND([.$G9]&lt;[.WD$1];[.$H9]&gt;=[.WD$1]);1;&quot;&quot;)">
            <text:p/>
          </table:table-cell>
          <table:table-cell table:style-name="ce2" table:formula="of:=IF(AND([.$G9]&lt;[.WE$1];[.$H9]&gt;=[.WE$1]);1;&quot;&quot;)">
            <text:p/>
          </table:table-cell>
          <table:table-cell table:style-name="ce2" table:formula="of:=IF(AND([.$G9]&lt;[.WF$1];[.$H9]&gt;=[.WF$1]);1;&quot;&quot;)">
            <text:p/>
          </table:table-cell>
          <table:table-cell table:style-name="ce2" table:formula="of:=IF(AND([.$G9]&lt;[.WG$1];[.$H9]&gt;=[.WG$1]);1;&quot;&quot;)">
            <text:p/>
          </table:table-cell>
          <table:table-cell table:style-name="ce2" table:formula="of:=IF(AND([.$G9]&lt;[.WH$1];[.$H9]&gt;=[.WH$1]);1;&quot;&quot;)">
            <text:p/>
          </table:table-cell>
          <table:table-cell table:style-name="ce2" table:formula="of:=IF(AND([.$G9]&lt;[.WI$1];[.$H9]&gt;=[.WI$1]);1;&quot;&quot;)">
            <text:p/>
          </table:table-cell>
          <table:table-cell table:style-name="ce2" table:formula="of:=IF(AND([.$G9]&lt;[.WJ$1];[.$H9]&gt;=[.WJ$1]);1;&quot;&quot;)">
            <text:p/>
          </table:table-cell>
          <table:table-cell table:style-name="ce2" table:formula="of:=IF(AND([.$G9]&lt;[.WK$1];[.$H9]&gt;=[.WK$1]);1;&quot;&quot;)">
            <text:p/>
          </table:table-cell>
          <table:table-cell table:style-name="ce2" table:formula="of:=IF(AND([.$G9]&lt;[.WL$1];[.$H9]&gt;=[.WL$1]);1;&quot;&quot;)">
            <text:p/>
          </table:table-cell>
          <table:table-cell table:style-name="ce2" table:formula="of:=IF(AND([.$G9]&lt;[.WM$1];[.$H9]&gt;=[.WM$1]);1;&quot;&quot;)">
            <text:p/>
          </table:table-cell>
          <table:table-cell table:style-name="ce2" table:formula="of:=IF(AND([.$G9]&lt;[.WN$1];[.$H9]&gt;=[.WN$1]);1;&quot;&quot;)">
            <text:p/>
          </table:table-cell>
          <table:table-cell table:style-name="ce2" table:formula="of:=IF(AND([.$G9]&lt;[.WO$1];[.$H9]&gt;=[.WO$1]);1;&quot;&quot;)">
            <text:p/>
          </table:table-cell>
          <table:table-cell table:style-name="ce2" table:formula="of:=IF(AND([.$G9]&lt;[.WP$1];[.$H9]&gt;=[.WP$1]);1;&quot;&quot;)">
            <text:p/>
          </table:table-cell>
          <table:table-cell table:style-name="ce2" table:formula="of:=IF(AND([.$G9]&lt;[.WQ$1];[.$H9]&gt;=[.WQ$1]);1;&quot;&quot;)">
            <text:p/>
          </table:table-cell>
          <table:table-cell table:style-name="ce2" table:formula="of:=IF(AND([.$G9]&lt;[.WR$1];[.$H9]&gt;=[.WR$1]);1;&quot;&quot;)">
            <text:p/>
          </table:table-cell>
          <table:table-cell table:style-name="ce2" table:formula="of:=IF(AND([.$G9]&lt;[.WS$1];[.$H9]&gt;=[.WS$1]);1;&quot;&quot;)">
            <text:p/>
          </table:table-cell>
          <table:table-cell table:style-name="ce2" table:formula="of:=IF(AND([.$G9]&lt;[.WT$1];[.$H9]&gt;=[.WT$1]);1;&quot;&quot;)">
            <text:p/>
          </table:table-cell>
          <table:table-cell table:style-name="ce2" table:formula="of:=IF(AND([.$G9]&lt;[.WU$1];[.$H9]&gt;=[.WU$1]);1;&quot;&quot;)">
            <text:p/>
          </table:table-cell>
          <table:table-cell table:style-name="ce2" table:formula="of:=IF(AND([.$G9]&lt;[.WV$1];[.$H9]&gt;=[.WV$1]);1;&quot;&quot;)">
            <text:p/>
          </table:table-cell>
          <table:table-cell table:style-name="ce2" table:formula="of:=IF(AND([.$G9]&lt;[.WW$1];[.$H9]&gt;=[.WW$1]);1;&quot;&quot;)">
            <text:p/>
          </table:table-cell>
          <table:table-cell table:style-name="ce2" table:formula="of:=IF(AND([.$G9]&lt;[.WX$1];[.$H9]&gt;=[.WX$1]);1;&quot;&quot;)">
            <text:p/>
          </table:table-cell>
          <table:table-cell table:style-name="ce2" table:formula="of:=IF(AND([.$G9]&lt;[.WY$1];[.$H9]&gt;=[.WY$1]);1;&quot;&quot;)">
            <text:p/>
          </table:table-cell>
          <table:table-cell table:style-name="ce2" table:formula="of:=IF(AND([.$G9]&lt;[.WZ$1];[.$H9]&gt;=[.WZ$1]);1;&quot;&quot;)">
            <text:p/>
          </table:table-cell>
          <table:table-cell table:style-name="ce2" table:formula="of:=IF(AND([.$G9]&lt;[.XA$1];[.$H9]&gt;=[.XA$1]);1;&quot;&quot;)">
            <text:p/>
          </table:table-cell>
          <table:table-cell table:style-name="ce2" table:formula="of:=IF(AND([.$G9]&lt;[.XB$1];[.$H9]&gt;=[.XB$1]);1;&quot;&quot;)">
            <text:p/>
          </table:table-cell>
          <table:table-cell table:style-name="ce2" table:formula="of:=IF(AND([.$G9]&lt;[.XC$1];[.$H9]&gt;=[.XC$1]);1;&quot;&quot;)">
            <text:p/>
          </table:table-cell>
          <table:table-cell table:style-name="ce2" table:formula="of:=IF(AND([.$G9]&lt;[.XD$1];[.$H9]&gt;=[.XD$1]);1;&quot;&quot;)">
            <text:p/>
          </table:table-cell>
          <table:table-cell table:style-name="ce2" table:formula="of:=IF(AND([.$G9]&lt;[.XE$1];[.$H9]&gt;=[.XE$1]);1;&quot;&quot;)">
            <text:p/>
          </table:table-cell>
          <table:table-cell table:style-name="ce2" table:formula="of:=IF(AND([.$G9]&lt;[.XF$1];[.$H9]&gt;=[.XF$1]);1;&quot;&quot;)">
            <text:p/>
          </table:table-cell>
          <table:table-cell table:style-name="ce2" table:formula="of:=IF(AND([.$G9]&lt;[.XG$1];[.$H9]&gt;=[.XG$1]);1;&quot;&quot;)">
            <text:p/>
          </table:table-cell>
          <table:table-cell table:style-name="ce2" table:formula="of:=IF(AND([.$G9]&lt;[.XH$1];[.$H9]&gt;=[.XH$1]);1;&quot;&quot;)">
            <text:p/>
          </table:table-cell>
          <table:table-cell table:style-name="ce2" table:formula="of:=IF(AND([.$G9]&lt;[.XI$1];[.$H9]&gt;=[.XI$1]);1;&quot;&quot;)">
            <text:p/>
          </table:table-cell>
          <table:table-cell table:style-name="ce2" table:formula="of:=IF(AND([.$G9]&lt;[.XJ$1];[.$H9]&gt;=[.XJ$1]);1;&quot;&quot;)">
            <text:p/>
          </table:table-cell>
          <table:table-cell table:style-name="ce2" table:formula="of:=IF(AND([.$G9]&lt;[.XK$1];[.$H9]&gt;=[.XK$1]);1;&quot;&quot;)">
            <text:p/>
          </table:table-cell>
          <table:table-cell table:style-name="ce2" table:formula="of:=IF(AND([.$G9]&lt;[.XL$1];[.$H9]&gt;=[.XL$1]);1;&quot;&quot;)">
            <text:p/>
          </table:table-cell>
          <table:table-cell table:style-name="ce2" table:formula="of:=IF(AND([.$G9]&lt;[.XM$1];[.$H9]&gt;=[.XM$1]);1;&quot;&quot;)">
            <text:p/>
          </table:table-cell>
          <table:table-cell table:style-name="ce2" table:formula="of:=IF(AND([.$G9]&lt;[.XN$1];[.$H9]&gt;=[.XN$1]);1;&quot;&quot;)">
            <text:p/>
          </table:table-cell>
          <table:table-cell table:style-name="ce2" table:formula="of:=IF(AND([.$G9]&lt;[.XO$1];[.$H9]&gt;=[.XO$1]);1;&quot;&quot;)">
            <text:p/>
          </table:table-cell>
          <table:table-cell table:style-name="ce2" table:formula="of:=IF(AND([.$G9]&lt;[.XP$1];[.$H9]&gt;=[.XP$1]);1;&quot;&quot;)">
            <text:p/>
          </table:table-cell>
          <table:table-cell table:style-name="ce2" table:formula="of:=IF(AND([.$G9]&lt;[.XQ$1];[.$H9]&gt;=[.XQ$1]);1;&quot;&quot;)">
            <text:p/>
          </table:table-cell>
          <table:table-cell table:style-name="ce2" table:formula="of:=IF(AND([.$G9]&lt;[.XR$1];[.$H9]&gt;=[.XR$1]);1;&quot;&quot;)">
            <text:p/>
          </table:table-cell>
          <table:table-cell table:style-name="ce2" table:formula="of:=IF(AND([.$G9]&lt;[.XS$1];[.$H9]&gt;=[.XS$1]);1;&quot;&quot;)">
            <text:p/>
          </table:table-cell>
          <table:table-cell table:style-name="ce2" table:formula="of:=IF(AND([.$G9]&lt;[.XT$1];[.$H9]&gt;=[.XT$1]);1;&quot;&quot;)">
            <text:p/>
          </table:table-cell>
          <table:table-cell table:style-name="ce2" table:formula="of:=IF(AND([.$G9]&lt;[.XU$1];[.$H9]&gt;=[.XU$1]);1;&quot;&quot;)">
            <text:p/>
          </table:table-cell>
          <table:table-cell table:style-name="ce2" table:formula="of:=IF(AND([.$G9]&lt;[.XV$1];[.$H9]&gt;=[.XV$1]);1;&quot;&quot;)">
            <text:p/>
          </table:table-cell>
          <table:table-cell table:style-name="ce2" table:formula="of:=IF(AND([.$G9]&lt;[.XW$1];[.$H9]&gt;=[.XW$1]);1;&quot;&quot;)">
            <text:p/>
          </table:table-cell>
          <table:table-cell table:style-name="ce2" table:formula="of:=IF(AND([.$G9]&lt;[.XX$1];[.$H9]&gt;=[.XX$1]);1;&quot;&quot;)">
            <text:p/>
          </table:table-cell>
          <table:table-cell table:style-name="ce2" table:formula="of:=IF(AND([.$G9]&lt;[.XY$1];[.$H9]&gt;=[.XY$1]);1;&quot;&quot;)">
            <text:p/>
          </table:table-cell>
          <table:table-cell table:style-name="ce2" table:formula="of:=IF(AND([.$G9]&lt;[.XZ$1];[.$H9]&gt;=[.XZ$1]);1;&quot;&quot;)">
            <text:p/>
          </table:table-cell>
          <table:table-cell table:style-name="ce2" table:formula="of:=IF(AND([.$G9]&lt;[.YA$1];[.$H9]&gt;=[.YA$1]);1;&quot;&quot;)">
            <text:p/>
          </table:table-cell>
          <table:table-cell table:style-name="ce2" table:formula="of:=IF(AND([.$G9]&lt;[.YB$1];[.$H9]&gt;=[.YB$1]);1;&quot;&quot;)">
            <text:p/>
          </table:table-cell>
          <table:table-cell table:style-name="ce2" table:formula="of:=IF(AND([.$G9]&lt;[.YC$1];[.$H9]&gt;=[.YC$1]);1;&quot;&quot;)">
            <text:p/>
          </table:table-cell>
          <table:table-cell table:style-name="ce2" table:formula="of:=IF(AND([.$G9]&lt;[.YD$1];[.$H9]&gt;=[.YD$1]);1;&quot;&quot;)">
            <text:p/>
          </table:table-cell>
          <table:table-cell table:style-name="ce2" table:formula="of:=IF(AND([.$G9]&lt;[.YE$1];[.$H9]&gt;=[.YE$1]);1;&quot;&quot;)">
            <text:p/>
          </table:table-cell>
          <table:table-cell table:style-name="ce2" table:formula="of:=IF(AND([.$G9]&lt;[.YF$1];[.$H9]&gt;=[.YF$1]);1;&quot;&quot;)">
            <text:p/>
          </table:table-cell>
          <table:table-cell table:style-name="ce2" table:formula="of:=IF(AND([.$G9]&lt;[.YG$1];[.$H9]&gt;=[.YG$1]);1;&quot;&quot;)">
            <text:p/>
          </table:table-cell>
          <table:table-cell table:style-name="ce2" table:formula="of:=IF(AND([.$G9]&lt;[.YH$1];[.$H9]&gt;=[.YH$1]);1;&quot;&quot;)">
            <text:p/>
          </table:table-cell>
          <table:table-cell table:style-name="ce2" table:formula="of:=IF(AND([.$G9]&lt;[.YI$1];[.$H9]&gt;=[.YI$1]);1;&quot;&quot;)">
            <text:p/>
          </table:table-cell>
          <table:table-cell table:style-name="ce2" table:formula="of:=IF(AND([.$G9]&lt;[.YJ$1];[.$H9]&gt;=[.YJ$1]);1;&quot;&quot;)">
            <text:p/>
          </table:table-cell>
          <table:table-cell table:style-name="ce2" table:formula="of:=IF(AND([.$G9]&lt;[.YK$1];[.$H9]&gt;=[.YK$1]);1;&quot;&quot;)">
            <text:p/>
          </table:table-cell>
          <table:table-cell table:style-name="ce2" table:formula="of:=IF(AND([.$G9]&lt;[.YL$1];[.$H9]&gt;=[.YL$1]);1;&quot;&quot;)">
            <text:p/>
          </table:table-cell>
          <table:table-cell table:style-name="ce2" table:formula="of:=IF(AND([.$G9]&lt;[.YM$1];[.$H9]&gt;=[.YM$1]);1;&quot;&quot;)">
            <text:p/>
          </table:table-cell>
          <table:table-cell table:style-name="ce2" table:formula="of:=IF(AND([.$G9]&lt;[.YN$1];[.$H9]&gt;=[.YN$1]);1;&quot;&quot;)">
            <text:p/>
          </table:table-cell>
          <table:table-cell table:style-name="ce2" table:formula="of:=IF(AND([.$G9]&lt;[.YO$1];[.$H9]&gt;=[.YO$1]);1;&quot;&quot;)">
            <text:p/>
          </table:table-cell>
          <table:table-cell table:style-name="ce2" table:formula="of:=IF(AND([.$G9]&lt;[.YP$1];[.$H9]&gt;=[.YP$1]);1;&quot;&quot;)">
            <text:p/>
          </table:table-cell>
          <table:table-cell table:style-name="ce2" table:formula="of:=IF(AND([.$G9]&lt;[.YQ$1];[.$H9]&gt;=[.YQ$1]);1;&quot;&quot;)">
            <text:p/>
          </table:table-cell>
          <table:table-cell table:style-name="ce2" table:formula="of:=IF(AND([.$G9]&lt;[.YR$1];[.$H9]&gt;=[.YR$1]);1;&quot;&quot;)">
            <text:p/>
          </table:table-cell>
          <table:table-cell table:style-name="ce2" table:formula="of:=IF(AND([.$G9]&lt;[.YS$1];[.$H9]&gt;=[.YS$1]);1;&quot;&quot;)">
            <text:p/>
          </table:table-cell>
          <table:table-cell table:style-name="ce2" table:formula="of:=IF(AND([.$G9]&lt;[.YT$1];[.$H9]&gt;=[.YT$1]);1;&quot;&quot;)">
            <text:p/>
          </table:table-cell>
          <table:table-cell table:style-name="ce2" table:formula="of:=IF(AND([.$G9]&lt;[.YU$1];[.$H9]&gt;=[.YU$1]);1;&quot;&quot;)">
            <text:p/>
          </table:table-cell>
          <table:table-cell table:style-name="ce2" table:formula="of:=IF(AND([.$G9]&lt;[.YV$1];[.$H9]&gt;=[.YV$1]);1;&quot;&quot;)">
            <text:p/>
          </table:table-cell>
          <table:table-cell table:style-name="ce2" table:formula="of:=IF(AND([.$G9]&lt;[.YW$1];[.$H9]&gt;=[.YW$1]);1;&quot;&quot;)">
            <text:p/>
          </table:table-cell>
          <table:table-cell table:style-name="ce2" table:formula="of:=IF(AND([.$G9]&lt;[.YX$1];[.$H9]&gt;=[.YX$1]);1;&quot;&quot;)">
            <text:p/>
          </table:table-cell>
          <table:table-cell table:style-name="ce2" table:formula="of:=IF(AND([.$G9]&lt;[.YY$1];[.$H9]&gt;=[.YY$1]);1;&quot;&quot;)">
            <text:p/>
          </table:table-cell>
          <table:table-cell table:style-name="ce2" table:formula="of:=IF(AND([.$G9]&lt;[.YZ$1];[.$H9]&gt;=[.YZ$1]);1;&quot;&quot;)">
            <text:p/>
          </table:table-cell>
          <table:table-cell table:style-name="ce2" table:formula="of:=IF(AND([.$G9]&lt;[.ZA$1];[.$H9]&gt;=[.ZA$1]);1;&quot;&quot;)">
            <text:p/>
          </table:table-cell>
          <table:table-cell table:style-name="ce2" table:formula="of:=IF(AND([.$G9]&lt;[.ZB$1];[.$H9]&gt;=[.ZB$1]);1;&quot;&quot;)">
            <text:p/>
          </table:table-cell>
          <table:table-cell table:style-name="ce2" table:formula="of:=IF(AND([.$G9]&lt;[.ZC$1];[.$H9]&gt;=[.ZC$1]);1;&quot;&quot;)">
            <text:p/>
          </table:table-cell>
          <table:table-cell table:style-name="ce2" table:formula="of:=IF(AND([.$G9]&lt;[.ZD$1];[.$H9]&gt;=[.ZD$1]);1;&quot;&quot;)">
            <text:p/>
          </table:table-cell>
          <table:table-cell table:style-name="ce2" table:formula="of:=IF(AND([.$G9]&lt;[.ZE$1];[.$H9]&gt;=[.ZE$1]);1;&quot;&quot;)">
            <text:p/>
          </table:table-cell>
          <table:table-cell table:style-name="ce2" table:formula="of:=IF(AND([.$G9]&lt;[.ZF$1];[.$H9]&gt;=[.ZF$1]);1;&quot;&quot;)">
            <text:p/>
          </table:table-cell>
          <table:table-cell table:style-name="ce2" table:formula="of:=IF(AND([.$G9]&lt;[.ZG$1];[.$H9]&gt;=[.ZG$1]);1;&quot;&quot;)">
            <text:p/>
          </table:table-cell>
          <table:table-cell table:style-name="ce2" table:formula="of:=IF(AND([.$G9]&lt;[.ZH$1];[.$H9]&gt;=[.ZH$1]);1;&quot;&quot;)">
            <text:p/>
          </table:table-cell>
          <table:table-cell table:style-name="ce2" table:formula="of:=IF(AND([.$G9]&lt;[.ZI$1];[.$H9]&gt;=[.ZI$1]);1;&quot;&quot;)">
            <text:p/>
          </table:table-cell>
          <table:table-cell table:style-name="ce2" table:formula="of:=IF(AND([.$G9]&lt;[.ZJ$1];[.$H9]&gt;=[.ZJ$1]);1;&quot;&quot;)">
            <text:p/>
          </table:table-cell>
          <table:table-cell table:style-name="ce2" table:formula="of:=IF(AND([.$G9]&lt;[.ZK$1];[.$H9]&gt;=[.ZK$1]);1;&quot;&quot;)">
            <text:p/>
          </table:table-cell>
          <table:table-cell table:style-name="ce2" table:formula="of:=IF(AND([.$G9]&lt;[.ZL$1];[.$H9]&gt;=[.ZL$1]);1;&quot;&quot;)">
            <text:p/>
          </table:table-cell>
          <table:table-cell table:style-name="ce2" table:formula="of:=IF(AND([.$G9]&lt;[.ZM$1];[.$H9]&gt;=[.ZM$1]);1;&quot;&quot;)">
            <text:p/>
          </table:table-cell>
          <table:table-cell table:style-name="ce2" table:formula="of:=IF(AND([.$G9]&lt;[.ZN$1];[.$H9]&gt;=[.ZN$1]);1;&quot;&quot;)">
            <text:p/>
          </table:table-cell>
          <table:table-cell table:style-name="ce2" table:formula="of:=IF(AND([.$G9]&lt;[.ZO$1];[.$H9]&gt;=[.ZO$1]);1;&quot;&quot;)">
            <text:p/>
          </table:table-cell>
          <table:table-cell table:style-name="ce2" table:formula="of:=IF(AND([.$G9]&lt;[.ZP$1];[.$H9]&gt;=[.ZP$1]);1;&quot;&quot;)">
            <text:p/>
          </table:table-cell>
          <table:table-cell table:style-name="ce2" table:formula="of:=IF(AND([.$G9]&lt;[.ZQ$1];[.$H9]&gt;=[.ZQ$1]);1;&quot;&quot;)">
            <text:p/>
          </table:table-cell>
          <table:table-cell table:style-name="ce2" table:formula="of:=IF(AND([.$G9]&lt;[.ZR$1];[.$H9]&gt;=[.ZR$1]);1;&quot;&quot;)">
            <text:p/>
          </table:table-cell>
          <table:table-cell table:style-name="ce2" table:formula="of:=IF(AND([.$G9]&lt;[.ZS$1];[.$H9]&gt;=[.ZS$1]);1;&quot;&quot;)">
            <text:p/>
          </table:table-cell>
          <table:table-cell table:style-name="ce2" table:formula="of:=IF(AND([.$G9]&lt;[.ZT$1];[.$H9]&gt;=[.ZT$1]);1;&quot;&quot;)">
            <text:p/>
          </table:table-cell>
          <table:table-cell table:style-name="ce2" table:formula="of:=IF(AND([.$G9]&lt;[.ZU$1];[.$H9]&gt;=[.ZU$1]);1;&quot;&quot;)">
            <text:p/>
          </table:table-cell>
          <table:table-cell table:style-name="ce2" table:formula="of:=IF(AND([.$G9]&lt;[.ZV$1];[.$H9]&gt;=[.ZV$1]);1;&quot;&quot;)">
            <text:p/>
          </table:table-cell>
          <table:table-cell table:style-name="ce2" table:formula="of:=IF(AND([.$G9]&lt;[.ZW$1];[.$H9]&gt;=[.ZW$1]);1;&quot;&quot;)">
            <text:p/>
          </table:table-cell>
          <table:table-cell table:style-name="ce2" table:formula="of:=IF(AND([.$G9]&lt;[.ZX$1];[.$H9]&gt;=[.ZX$1]);1;&quot;&quot;)">
            <text:p/>
          </table:table-cell>
          <table:table-cell table:style-name="ce2" table:formula="of:=IF(AND([.$G9]&lt;[.ZY$1];[.$H9]&gt;=[.ZY$1]);1;&quot;&quot;)">
            <text:p/>
          </table:table-cell>
          <table:table-cell table:style-name="ce2" table:formula="of:=IF(AND([.$G9]&lt;[.ZZ$1];[.$H9]&gt;=[.ZZ$1]);1;&quot;&quot;)">
            <text:p/>
          </table:table-cell>
          <table:table-cell table:style-name="ce2" table:formula="of:=IF(AND([.$G9]&lt;[.AAA$1];[.$H9]&gt;=[.AAA$1]);1;&quot;&quot;)">
            <text:p/>
          </table:table-cell>
          <table:table-cell table:style-name="ce2" table:formula="of:=IF(AND([.$G9]&lt;[.AAB$1];[.$H9]&gt;=[.AAB$1]);1;&quot;&quot;)">
            <text:p/>
          </table:table-cell>
          <table:table-cell table:style-name="ce2" table:formula="of:=IF(AND([.$G9]&lt;[.AAC$1];[.$H9]&gt;=[.AAC$1]);1;&quot;&quot;)">
            <text:p/>
          </table:table-cell>
          <table:table-cell table:style-name="ce2" table:formula="of:=IF(AND([.$G9]&lt;[.AAD$1];[.$H9]&gt;=[.AAD$1]);1;&quot;&quot;)">
            <text:p/>
          </table:table-cell>
          <table:table-cell table:style-name="ce2" table:formula="of:=IF(AND([.$G9]&lt;[.AAE$1];[.$H9]&gt;=[.AAE$1]);1;&quot;&quot;)">
            <text:p/>
          </table:table-cell>
          <table:table-cell table:style-name="ce2" table:formula="of:=IF(AND([.$G9]&lt;[.AAF$1];[.$H9]&gt;=[.AAF$1]);1;&quot;&quot;)">
            <text:p/>
          </table:table-cell>
          <table:table-cell table:style-name="ce2" table:formula="of:=IF(AND([.$G9]&lt;[.AAG$1];[.$H9]&gt;=[.AAG$1]);1;&quot;&quot;)">
            <text:p/>
          </table:table-cell>
          <table:table-cell table:style-name="ce2" table:formula="of:=IF(AND([.$G9]&lt;[.AAH$1];[.$H9]&gt;=[.AAH$1]);1;&quot;&quot;)">
            <text:p/>
          </table:table-cell>
          <table:table-cell table:style-name="ce2" table:formula="of:=IF(AND([.$G9]&lt;[.AAI$1];[.$H9]&gt;=[.AAI$1]);1;&quot;&quot;)">
            <text:p/>
          </table:table-cell>
          <table:table-cell table:style-name="ce2" table:formula="of:=IF(AND([.$G9]&lt;[.AAJ$1];[.$H9]&gt;=[.AAJ$1]);1;&quot;&quot;)">
            <text:p/>
          </table:table-cell>
          <table:table-cell table:style-name="ce2" table:formula="of:=IF(AND([.$G9]&lt;[.AAK$1];[.$H9]&gt;=[.AAK$1]);1;&quot;&quot;)">
            <text:p/>
          </table:table-cell>
          <table:table-cell table:style-name="ce2" table:formula="of:=IF(AND([.$G9]&lt;[.AAL$1];[.$H9]&gt;=[.AAL$1]);1;&quot;&quot;)">
            <text:p/>
          </table:table-cell>
          <table:table-cell table:style-name="ce2" table:formula="of:=IF(AND([.$G9]&lt;[.AAM$1];[.$H9]&gt;=[.AAM$1]);1;&quot;&quot;)">
            <text:p/>
          </table:table-cell>
          <table:table-cell table:style-name="ce2" table:formula="of:=IF(AND([.$G9]&lt;[.AAN$1];[.$H9]&gt;=[.AAN$1]);1;&quot;&quot;)">
            <text:p/>
          </table:table-cell>
          <table:table-cell table:style-name="ce2" table:formula="of:=IF(AND([.$G9]&lt;[.AAO$1];[.$H9]&gt;=[.AAO$1]);1;&quot;&quot;)">
            <text:p/>
          </table:table-cell>
          <table:table-cell table:style-name="ce2" table:formula="of:=IF(AND([.$G9]&lt;[.AAP$1];[.$H9]&gt;=[.AAP$1]);1;&quot;&quot;)">
            <text:p/>
          </table:table-cell>
          <table:table-cell table:style-name="ce2" table:formula="of:=IF(AND([.$G9]&lt;[.AAQ$1];[.$H9]&gt;=[.AAQ$1]);1;&quot;&quot;)">
            <text:p/>
          </table:table-cell>
          <table:table-cell table:style-name="ce2" table:formula="of:=IF(AND([.$G9]&lt;[.AAR$1];[.$H9]&gt;=[.AAR$1]);1;&quot;&quot;)">
            <text:p/>
          </table:table-cell>
          <table:table-cell table:style-name="ce2" table:formula="of:=IF(AND([.$G9]&lt;[.AAS$1];[.$H9]&gt;=[.AAS$1]);1;&quot;&quot;)">
            <text:p/>
          </table:table-cell>
          <table:table-cell table:style-name="ce2" table:formula="of:=IF(AND([.$G9]&lt;[.AAT$1];[.$H9]&gt;=[.AAT$1]);1;&quot;&quot;)">
            <text:p/>
          </table:table-cell>
          <table:table-cell table:style-name="ce2" table:formula="of:=IF(AND([.$G9]&lt;[.AAU$1];[.$H9]&gt;=[.AAU$1]);1;&quot;&quot;)">
            <text:p/>
          </table:table-cell>
          <table:table-cell table:style-name="ce2" table:formula="of:=IF(AND([.$G9]&lt;[.AAV$1];[.$H9]&gt;=[.AAV$1]);1;&quot;&quot;)">
            <text:p/>
          </table:table-cell>
          <table:table-cell table:style-name="ce2" table:formula="of:=IF(AND([.$G9]&lt;[.AAW$1];[.$H9]&gt;=[.AAW$1]);1;&quot;&quot;)">
            <text:p/>
          </table:table-cell>
          <table:table-cell table:style-name="ce2" table:formula="of:=IF(AND([.$G9]&lt;[.AAX$1];[.$H9]&gt;=[.AAX$1]);1;&quot;&quot;)">
            <text:p/>
          </table:table-cell>
          <table:table-cell table:style-name="ce2" table:formula="of:=IF(AND([.$G9]&lt;[.AAY$1];[.$H9]&gt;=[.AAY$1]);1;&quot;&quot;)">
            <text:p/>
          </table:table-cell>
          <table:table-cell table:style-name="ce2" table:formula="of:=IF(AND([.$G9]&lt;[.AAZ$1];[.$H9]&gt;=[.AAZ$1]);1;&quot;&quot;)">
            <text:p/>
          </table:table-cell>
          <table:table-cell table:style-name="ce2" table:formula="of:=IF(AND([.$G9]&lt;[.ABA$1];[.$H9]&gt;=[.ABA$1]);1;&quot;&quot;)">
            <text:p/>
          </table:table-cell>
          <table:table-cell table:style-name="ce2" table:formula="of:=IF(AND([.$G9]&lt;[.ABB$1];[.$H9]&gt;=[.ABB$1]);1;&quot;&quot;)">
            <text:p/>
          </table:table-cell>
          <table:table-cell table:style-name="ce2" table:formula="of:=IF(AND([.$G9]&lt;[.ABC$1];[.$H9]&gt;=[.ABC$1]);1;&quot;&quot;)">
            <text:p/>
          </table:table-cell>
          <table:table-cell table:style-name="ce2" table:formula="of:=IF(AND([.$G9]&lt;[.ABD$1];[.$H9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10];[.$A:.$H];8;0);VLOOKUP([.D10];[.$A:.$H];8;0);VLOOKUP([.E10];[.$A:.$H];8;0);VLOOKUP([.F10];[.$A:.$H];8;0))" office:value-type="float" office:value="277" calcext:value-type="float">
            <text:p>277</text:p>
          </table:table-cell>
          <table:table-cell table:formula="of:=[.G10]+[.B10]" office:value-type="float" office:value="386" calcext:value-type="float">
            <text:p>386</text:p>
          </table:table-cell>
          <table:table-cell table:formula="of:=IF(AND([.G10]&lt;800;[.H10]&gt;800);1;0)" office:value-type="float" office:value="0" calcext:value-type="float">
            <text:p>0</text:p>
          </table:table-cell>
          <table:table-cell table:style-name="ce2" table:formula="of:=IF(AND([.$G10]&lt;[.J$1];[.$H10]&gt;=[.J$1]);1;&quot;&quot;)">
            <text:p/>
          </table:table-cell>
          <table:table-cell table:style-name="ce2" table:formula="of:=IF(AND([.$G10]&lt;[.K$1];[.$H10]&gt;=[.K$1]);1;&quot;&quot;)">
            <text:p/>
          </table:table-cell>
          <table:table-cell table:style-name="ce2" table:formula="of:=IF(AND([.$G10]&lt;[.L$1];[.$H10]&gt;=[.L$1]);1;&quot;&quot;)">
            <text:p/>
          </table:table-cell>
          <table:table-cell table:style-name="ce2" table:formula="of:=IF(AND([.$G10]&lt;[.M$1];[.$H10]&gt;=[.M$1]);1;&quot;&quot;)">
            <text:p/>
          </table:table-cell>
          <table:table-cell table:style-name="ce2" table:formula="of:=IF(AND([.$G10]&lt;[.N$1];[.$H10]&gt;=[.N$1]);1;&quot;&quot;)">
            <text:p/>
          </table:table-cell>
          <table:table-cell table:style-name="ce2" table:formula="of:=IF(AND([.$G10]&lt;[.O$1];[.$H10]&gt;=[.O$1]);1;&quot;&quot;)">
            <text:p/>
          </table:table-cell>
          <table:table-cell table:style-name="ce2" table:formula="of:=IF(AND([.$G10]&lt;[.P$1];[.$H10]&gt;=[.P$1]);1;&quot;&quot;)">
            <text:p/>
          </table:table-cell>
          <table:table-cell table:style-name="ce2" table:formula="of:=IF(AND([.$G10]&lt;[.Q$1];[.$H10]&gt;=[.Q$1]);1;&quot;&quot;)">
            <text:p/>
          </table:table-cell>
          <table:table-cell table:style-name="ce2" table:formula="of:=IF(AND([.$G10]&lt;[.R$1];[.$H10]&gt;=[.R$1]);1;&quot;&quot;)">
            <text:p/>
          </table:table-cell>
          <table:table-cell table:style-name="ce2" table:formula="of:=IF(AND([.$G10]&lt;[.S$1];[.$H10]&gt;=[.S$1]);1;&quot;&quot;)">
            <text:p/>
          </table:table-cell>
          <table:table-cell table:style-name="ce2" table:formula="of:=IF(AND([.$G10]&lt;[.T$1];[.$H10]&gt;=[.T$1]);1;&quot;&quot;)">
            <text:p/>
          </table:table-cell>
          <table:table-cell table:style-name="ce2" table:formula="of:=IF(AND([.$G10]&lt;[.U$1];[.$H10]&gt;=[.U$1]);1;&quot;&quot;)">
            <text:p/>
          </table:table-cell>
          <table:table-cell table:style-name="ce2" table:formula="of:=IF(AND([.$G10]&lt;[.V$1];[.$H10]&gt;=[.V$1]);1;&quot;&quot;)">
            <text:p/>
          </table:table-cell>
          <table:table-cell table:style-name="ce2" table:formula="of:=IF(AND([.$G10]&lt;[.W$1];[.$H10]&gt;=[.W$1]);1;&quot;&quot;)">
            <text:p/>
          </table:table-cell>
          <table:table-cell table:style-name="ce2" table:formula="of:=IF(AND([.$G10]&lt;[.X$1];[.$H10]&gt;=[.X$1]);1;&quot;&quot;)">
            <text:p/>
          </table:table-cell>
          <table:table-cell table:style-name="ce2" table:formula="of:=IF(AND([.$G10]&lt;[.Y$1];[.$H10]&gt;=[.Y$1]);1;&quot;&quot;)">
            <text:p/>
          </table:table-cell>
          <table:table-cell table:style-name="ce2" table:formula="of:=IF(AND([.$G10]&lt;[.Z$1];[.$H10]&gt;=[.Z$1]);1;&quot;&quot;)">
            <text:p/>
          </table:table-cell>
          <table:table-cell table:style-name="ce2" table:formula="of:=IF(AND([.$G10]&lt;[.AA$1];[.$H10]&gt;=[.AA$1]);1;&quot;&quot;)">
            <text:p/>
          </table:table-cell>
          <table:table-cell table:style-name="ce2" table:formula="of:=IF(AND([.$G10]&lt;[.AB$1];[.$H10]&gt;=[.AB$1]);1;&quot;&quot;)">
            <text:p/>
          </table:table-cell>
          <table:table-cell table:style-name="ce2" table:formula="of:=IF(AND([.$G10]&lt;[.AC$1];[.$H10]&gt;=[.AC$1]);1;&quot;&quot;)">
            <text:p/>
          </table:table-cell>
          <table:table-cell table:style-name="ce2" table:formula="of:=IF(AND([.$G10]&lt;[.AD$1];[.$H10]&gt;=[.AD$1]);1;&quot;&quot;)">
            <text:p/>
          </table:table-cell>
          <table:table-cell table:style-name="ce2" table:formula="of:=IF(AND([.$G10]&lt;[.AE$1];[.$H10]&gt;=[.AE$1]);1;&quot;&quot;)">
            <text:p/>
          </table:table-cell>
          <table:table-cell table:style-name="ce2" table:formula="of:=IF(AND([.$G10]&lt;[.AF$1];[.$H10]&gt;=[.AF$1]);1;&quot;&quot;)">
            <text:p/>
          </table:table-cell>
          <table:table-cell table:style-name="ce2" table:formula="of:=IF(AND([.$G10]&lt;[.AG$1];[.$H10]&gt;=[.AG$1]);1;&quot;&quot;)">
            <text:p/>
          </table:table-cell>
          <table:table-cell table:style-name="ce2" table:formula="of:=IF(AND([.$G10]&lt;[.AH$1];[.$H10]&gt;=[.AH$1]);1;&quot;&quot;)">
            <text:p/>
          </table:table-cell>
          <table:table-cell table:style-name="ce2" table:formula="of:=IF(AND([.$G10]&lt;[.AI$1];[.$H10]&gt;=[.AI$1]);1;&quot;&quot;)">
            <text:p/>
          </table:table-cell>
          <table:table-cell table:style-name="ce2" table:formula="of:=IF(AND([.$G10]&lt;[.AJ$1];[.$H10]&gt;=[.AJ$1]);1;&quot;&quot;)">
            <text:p/>
          </table:table-cell>
          <table:table-cell table:style-name="ce2" table:formula="of:=IF(AND([.$G10]&lt;[.AK$1];[.$H10]&gt;=[.AK$1]);1;&quot;&quot;)">
            <text:p/>
          </table:table-cell>
          <table:table-cell table:style-name="ce2" table:formula="of:=IF(AND([.$G10]&lt;[.AL$1];[.$H10]&gt;=[.AL$1]);1;&quot;&quot;)">
            <text:p/>
          </table:table-cell>
          <table:table-cell table:style-name="ce2" table:formula="of:=IF(AND([.$G10]&lt;[.AM$1];[.$H10]&gt;=[.AM$1]);1;&quot;&quot;)">
            <text:p/>
          </table:table-cell>
          <table:table-cell table:style-name="ce2" table:formula="of:=IF(AND([.$G10]&lt;[.AN$1];[.$H10]&gt;=[.AN$1]);1;&quot;&quot;)">
            <text:p/>
          </table:table-cell>
          <table:table-cell table:style-name="ce2" table:formula="of:=IF(AND([.$G10]&lt;[.AO$1];[.$H10]&gt;=[.AO$1]);1;&quot;&quot;)">
            <text:p/>
          </table:table-cell>
          <table:table-cell table:style-name="ce2" table:formula="of:=IF(AND([.$G10]&lt;[.AP$1];[.$H10]&gt;=[.AP$1]);1;&quot;&quot;)">
            <text:p/>
          </table:table-cell>
          <table:table-cell table:style-name="ce2" table:formula="of:=IF(AND([.$G10]&lt;[.AQ$1];[.$H10]&gt;=[.AQ$1]);1;&quot;&quot;)">
            <text:p/>
          </table:table-cell>
          <table:table-cell table:style-name="ce2" table:formula="of:=IF(AND([.$G10]&lt;[.AR$1];[.$H10]&gt;=[.AR$1]);1;&quot;&quot;)">
            <text:p/>
          </table:table-cell>
          <table:table-cell table:style-name="ce2" table:formula="of:=IF(AND([.$G10]&lt;[.AS$1];[.$H10]&gt;=[.AS$1]);1;&quot;&quot;)">
            <text:p/>
          </table:table-cell>
          <table:table-cell table:style-name="ce2" table:formula="of:=IF(AND([.$G10]&lt;[.AT$1];[.$H10]&gt;=[.AT$1]);1;&quot;&quot;)">
            <text:p/>
          </table:table-cell>
          <table:table-cell table:style-name="ce2" table:formula="of:=IF(AND([.$G10]&lt;[.AU$1];[.$H10]&gt;=[.AU$1]);1;&quot;&quot;)">
            <text:p/>
          </table:table-cell>
          <table:table-cell table:style-name="ce2" table:formula="of:=IF(AND([.$G10]&lt;[.AV$1];[.$H10]&gt;=[.AV$1]);1;&quot;&quot;)">
            <text:p/>
          </table:table-cell>
          <table:table-cell table:style-name="ce2" table:formula="of:=IF(AND([.$G10]&lt;[.AW$1];[.$H10]&gt;=[.AW$1]);1;&quot;&quot;)">
            <text:p/>
          </table:table-cell>
          <table:table-cell table:style-name="ce2" table:formula="of:=IF(AND([.$G10]&lt;[.AX$1];[.$H10]&gt;=[.AX$1]);1;&quot;&quot;)">
            <text:p/>
          </table:table-cell>
          <table:table-cell table:style-name="ce2" table:formula="of:=IF(AND([.$G10]&lt;[.AY$1];[.$H10]&gt;=[.AY$1]);1;&quot;&quot;)">
            <text:p/>
          </table:table-cell>
          <table:table-cell table:style-name="ce2" table:formula="of:=IF(AND([.$G10]&lt;[.AZ$1];[.$H10]&gt;=[.AZ$1]);1;&quot;&quot;)">
            <text:p/>
          </table:table-cell>
          <table:table-cell table:style-name="ce2" table:formula="of:=IF(AND([.$G10]&lt;[.BA$1];[.$H10]&gt;=[.BA$1]);1;&quot;&quot;)">
            <text:p/>
          </table:table-cell>
          <table:table-cell table:style-name="ce2" table:formula="of:=IF(AND([.$G10]&lt;[.BB$1];[.$H10]&gt;=[.BB$1]);1;&quot;&quot;)">
            <text:p/>
          </table:table-cell>
          <table:table-cell table:style-name="ce2" table:formula="of:=IF(AND([.$G10]&lt;[.BC$1];[.$H10]&gt;=[.BC$1]);1;&quot;&quot;)">
            <text:p/>
          </table:table-cell>
          <table:table-cell table:style-name="ce2" table:formula="of:=IF(AND([.$G10]&lt;[.BD$1];[.$H10]&gt;=[.BD$1]);1;&quot;&quot;)">
            <text:p/>
          </table:table-cell>
          <table:table-cell table:style-name="ce2" table:formula="of:=IF(AND([.$G10]&lt;[.BE$1];[.$H10]&gt;=[.BE$1]);1;&quot;&quot;)">
            <text:p/>
          </table:table-cell>
          <table:table-cell table:style-name="ce2" table:formula="of:=IF(AND([.$G10]&lt;[.BF$1];[.$H10]&gt;=[.BF$1]);1;&quot;&quot;)">
            <text:p/>
          </table:table-cell>
          <table:table-cell table:style-name="ce2" table:formula="of:=IF(AND([.$G10]&lt;[.BG$1];[.$H10]&gt;=[.BG$1]);1;&quot;&quot;)">
            <text:p/>
          </table:table-cell>
          <table:table-cell table:style-name="ce2" table:formula="of:=IF(AND([.$G10]&lt;[.BH$1];[.$H10]&gt;=[.BH$1]);1;&quot;&quot;)">
            <text:p/>
          </table:table-cell>
          <table:table-cell table:style-name="ce2" table:formula="of:=IF(AND([.$G10]&lt;[.BI$1];[.$H10]&gt;=[.BI$1]);1;&quot;&quot;)">
            <text:p/>
          </table:table-cell>
          <table:table-cell table:style-name="ce2" table:formula="of:=IF(AND([.$G10]&lt;[.BJ$1];[.$H10]&gt;=[.BJ$1]);1;&quot;&quot;)">
            <text:p/>
          </table:table-cell>
          <table:table-cell table:style-name="ce2" table:formula="of:=IF(AND([.$G10]&lt;[.BK$1];[.$H10]&gt;=[.BK$1]);1;&quot;&quot;)">
            <text:p/>
          </table:table-cell>
          <table:table-cell table:style-name="ce2" table:formula="of:=IF(AND([.$G10]&lt;[.BL$1];[.$H10]&gt;=[.BL$1]);1;&quot;&quot;)">
            <text:p/>
          </table:table-cell>
          <table:table-cell table:style-name="ce2" table:formula="of:=IF(AND([.$G10]&lt;[.BM$1];[.$H10]&gt;=[.BM$1]);1;&quot;&quot;)">
            <text:p/>
          </table:table-cell>
          <table:table-cell table:style-name="ce2" table:formula="of:=IF(AND([.$G10]&lt;[.BN$1];[.$H10]&gt;=[.BN$1]);1;&quot;&quot;)">
            <text:p/>
          </table:table-cell>
          <table:table-cell table:style-name="ce2" table:formula="of:=IF(AND([.$G10]&lt;[.BO$1];[.$H10]&gt;=[.BO$1]);1;&quot;&quot;)">
            <text:p/>
          </table:table-cell>
          <table:table-cell table:style-name="ce2" table:formula="of:=IF(AND([.$G10]&lt;[.BP$1];[.$H10]&gt;=[.BP$1]);1;&quot;&quot;)">
            <text:p/>
          </table:table-cell>
          <table:table-cell table:style-name="ce2" table:formula="of:=IF(AND([.$G10]&lt;[.BQ$1];[.$H10]&gt;=[.BQ$1]);1;&quot;&quot;)">
            <text:p/>
          </table:table-cell>
          <table:table-cell table:style-name="ce2" table:formula="of:=IF(AND([.$G10]&lt;[.BR$1];[.$H10]&gt;=[.BR$1]);1;&quot;&quot;)">
            <text:p/>
          </table:table-cell>
          <table:table-cell table:style-name="ce2" table:formula="of:=IF(AND([.$G10]&lt;[.BS$1];[.$H10]&gt;=[.BS$1]);1;&quot;&quot;)">
            <text:p/>
          </table:table-cell>
          <table:table-cell table:style-name="ce2" table:formula="of:=IF(AND([.$G10]&lt;[.BT$1];[.$H10]&gt;=[.BT$1]);1;&quot;&quot;)">
            <text:p/>
          </table:table-cell>
          <table:table-cell table:style-name="ce2" table:formula="of:=IF(AND([.$G10]&lt;[.BU$1];[.$H10]&gt;=[.BU$1]);1;&quot;&quot;)">
            <text:p/>
          </table:table-cell>
          <table:table-cell table:style-name="ce2" table:formula="of:=IF(AND([.$G10]&lt;[.BV$1];[.$H10]&gt;=[.BV$1]);1;&quot;&quot;)">
            <text:p/>
          </table:table-cell>
          <table:table-cell table:style-name="ce2" table:formula="of:=IF(AND([.$G10]&lt;[.BW$1];[.$H10]&gt;=[.BW$1]);1;&quot;&quot;)">
            <text:p/>
          </table:table-cell>
          <table:table-cell table:style-name="ce2" table:formula="of:=IF(AND([.$G10]&lt;[.BX$1];[.$H10]&gt;=[.BX$1]);1;&quot;&quot;)">
            <text:p/>
          </table:table-cell>
          <table:table-cell table:style-name="ce2" table:formula="of:=IF(AND([.$G10]&lt;[.BY$1];[.$H10]&gt;=[.BY$1]);1;&quot;&quot;)">
            <text:p/>
          </table:table-cell>
          <table:table-cell table:style-name="ce2" table:formula="of:=IF(AND([.$G10]&lt;[.BZ$1];[.$H10]&gt;=[.BZ$1]);1;&quot;&quot;)">
            <text:p/>
          </table:table-cell>
          <table:table-cell table:style-name="ce2" table:formula="of:=IF(AND([.$G10]&lt;[.CA$1];[.$H10]&gt;=[.CA$1]);1;&quot;&quot;)">
            <text:p/>
          </table:table-cell>
          <table:table-cell table:style-name="ce2" table:formula="of:=IF(AND([.$G10]&lt;[.CB$1];[.$H10]&gt;=[.CB$1]);1;&quot;&quot;)">
            <text:p/>
          </table:table-cell>
          <table:table-cell table:style-name="ce2" table:formula="of:=IF(AND([.$G10]&lt;[.CC$1];[.$H10]&gt;=[.CC$1]);1;&quot;&quot;)">
            <text:p/>
          </table:table-cell>
          <table:table-cell table:style-name="ce2" table:formula="of:=IF(AND([.$G10]&lt;[.CD$1];[.$H10]&gt;=[.CD$1]);1;&quot;&quot;)">
            <text:p/>
          </table:table-cell>
          <table:table-cell table:style-name="ce2" table:formula="of:=IF(AND([.$G10]&lt;[.CE$1];[.$H10]&gt;=[.CE$1]);1;&quot;&quot;)">
            <text:p/>
          </table:table-cell>
          <table:table-cell table:style-name="ce2" table:formula="of:=IF(AND([.$G10]&lt;[.CF$1];[.$H10]&gt;=[.CF$1]);1;&quot;&quot;)">
            <text:p/>
          </table:table-cell>
          <table:table-cell table:style-name="ce2" table:formula="of:=IF(AND([.$G10]&lt;[.CG$1];[.$H10]&gt;=[.CG$1]);1;&quot;&quot;)">
            <text:p/>
          </table:table-cell>
          <table:table-cell table:style-name="ce2" table:formula="of:=IF(AND([.$G10]&lt;[.CH$1];[.$H10]&gt;=[.CH$1]);1;&quot;&quot;)">
            <text:p/>
          </table:table-cell>
          <table:table-cell table:style-name="ce2" table:formula="of:=IF(AND([.$G10]&lt;[.CI$1];[.$H10]&gt;=[.CI$1]);1;&quot;&quot;)">
            <text:p/>
          </table:table-cell>
          <table:table-cell table:style-name="ce2" table:formula="of:=IF(AND([.$G10]&lt;[.CJ$1];[.$H10]&gt;=[.CJ$1]);1;&quot;&quot;)">
            <text:p/>
          </table:table-cell>
          <table:table-cell table:style-name="ce2" table:formula="of:=IF(AND([.$G10]&lt;[.CK$1];[.$H10]&gt;=[.CK$1]);1;&quot;&quot;)">
            <text:p/>
          </table:table-cell>
          <table:table-cell table:style-name="ce2" table:formula="of:=IF(AND([.$G10]&lt;[.CL$1];[.$H10]&gt;=[.CL$1]);1;&quot;&quot;)">
            <text:p/>
          </table:table-cell>
          <table:table-cell table:style-name="ce2" table:formula="of:=IF(AND([.$G10]&lt;[.CM$1];[.$H10]&gt;=[.CM$1]);1;&quot;&quot;)">
            <text:p/>
          </table:table-cell>
          <table:table-cell table:style-name="ce2" table:formula="of:=IF(AND([.$G10]&lt;[.CN$1];[.$H10]&gt;=[.CN$1]);1;&quot;&quot;)">
            <text:p/>
          </table:table-cell>
          <table:table-cell table:style-name="ce2" table:formula="of:=IF(AND([.$G10]&lt;[.CO$1];[.$H10]&gt;=[.CO$1]);1;&quot;&quot;)">
            <text:p/>
          </table:table-cell>
          <table:table-cell table:style-name="ce2" table:formula="of:=IF(AND([.$G10]&lt;[.CP$1];[.$H10]&gt;=[.CP$1]);1;&quot;&quot;)">
            <text:p/>
          </table:table-cell>
          <table:table-cell table:style-name="ce2" table:formula="of:=IF(AND([.$G10]&lt;[.CQ$1];[.$H10]&gt;=[.CQ$1]);1;&quot;&quot;)">
            <text:p/>
          </table:table-cell>
          <table:table-cell table:style-name="ce2" table:formula="of:=IF(AND([.$G10]&lt;[.CR$1];[.$H10]&gt;=[.CR$1]);1;&quot;&quot;)">
            <text:p/>
          </table:table-cell>
          <table:table-cell table:style-name="ce2" table:formula="of:=IF(AND([.$G10]&lt;[.CS$1];[.$H10]&gt;=[.CS$1]);1;&quot;&quot;)">
            <text:p/>
          </table:table-cell>
          <table:table-cell table:style-name="ce2" table:formula="of:=IF(AND([.$G10]&lt;[.CT$1];[.$H10]&gt;=[.CT$1]);1;&quot;&quot;)">
            <text:p/>
          </table:table-cell>
          <table:table-cell table:style-name="ce2" table:formula="of:=IF(AND([.$G10]&lt;[.CU$1];[.$H10]&gt;=[.CU$1]);1;&quot;&quot;)">
            <text:p/>
          </table:table-cell>
          <table:table-cell table:style-name="ce2" table:formula="of:=IF(AND([.$G10]&lt;[.CV$1];[.$H10]&gt;=[.CV$1]);1;&quot;&quot;)">
            <text:p/>
          </table:table-cell>
          <table:table-cell table:style-name="ce2" table:formula="of:=IF(AND([.$G10]&lt;[.CW$1];[.$H10]&gt;=[.CW$1]);1;&quot;&quot;)">
            <text:p/>
          </table:table-cell>
          <table:table-cell table:style-name="ce2" table:formula="of:=IF(AND([.$G10]&lt;[.CX$1];[.$H10]&gt;=[.CX$1]);1;&quot;&quot;)">
            <text:p/>
          </table:table-cell>
          <table:table-cell table:style-name="ce2" table:formula="of:=IF(AND([.$G10]&lt;[.CY$1];[.$H10]&gt;=[.CY$1]);1;&quot;&quot;)">
            <text:p/>
          </table:table-cell>
          <table:table-cell table:style-name="ce2" table:formula="of:=IF(AND([.$G10]&lt;[.CZ$1];[.$H10]&gt;=[.CZ$1]);1;&quot;&quot;)">
            <text:p/>
          </table:table-cell>
          <table:table-cell table:style-name="ce2" table:formula="of:=IF(AND([.$G10]&lt;[.DA$1];[.$H10]&gt;=[.DA$1]);1;&quot;&quot;)">
            <text:p/>
          </table:table-cell>
          <table:table-cell table:style-name="ce2" table:formula="of:=IF(AND([.$G10]&lt;[.DB$1];[.$H10]&gt;=[.DB$1]);1;&quot;&quot;)">
            <text:p/>
          </table:table-cell>
          <table:table-cell table:style-name="ce2" table:formula="of:=IF(AND([.$G10]&lt;[.DC$1];[.$H10]&gt;=[.DC$1]);1;&quot;&quot;)">
            <text:p/>
          </table:table-cell>
          <table:table-cell table:style-name="ce2" table:formula="of:=IF(AND([.$G10]&lt;[.DD$1];[.$H10]&gt;=[.DD$1]);1;&quot;&quot;)">
            <text:p/>
          </table:table-cell>
          <table:table-cell table:style-name="ce2" table:formula="of:=IF(AND([.$G10]&lt;[.DE$1];[.$H10]&gt;=[.DE$1]);1;&quot;&quot;)">
            <text:p/>
          </table:table-cell>
          <table:table-cell table:style-name="ce2" table:formula="of:=IF(AND([.$G10]&lt;[.DF$1];[.$H10]&gt;=[.DF$1]);1;&quot;&quot;)">
            <text:p/>
          </table:table-cell>
          <table:table-cell table:style-name="ce2" table:formula="of:=IF(AND([.$G10]&lt;[.DG$1];[.$H10]&gt;=[.DG$1]);1;&quot;&quot;)">
            <text:p/>
          </table:table-cell>
          <table:table-cell table:style-name="ce2" table:formula="of:=IF(AND([.$G10]&lt;[.DH$1];[.$H10]&gt;=[.DH$1]);1;&quot;&quot;)">
            <text:p/>
          </table:table-cell>
          <table:table-cell table:style-name="ce2" table:formula="of:=IF(AND([.$G10]&lt;[.DI$1];[.$H10]&gt;=[.DI$1]);1;&quot;&quot;)">
            <text:p/>
          </table:table-cell>
          <table:table-cell table:style-name="ce2" table:formula="of:=IF(AND([.$G10]&lt;[.DJ$1];[.$H10]&gt;=[.DJ$1]);1;&quot;&quot;)">
            <text:p/>
          </table:table-cell>
          <table:table-cell table:style-name="ce2" table:formula="of:=IF(AND([.$G10]&lt;[.DK$1];[.$H10]&gt;=[.DK$1]);1;&quot;&quot;)">
            <text:p/>
          </table:table-cell>
          <table:table-cell table:style-name="ce2" table:formula="of:=IF(AND([.$G10]&lt;[.DL$1];[.$H10]&gt;=[.DL$1]);1;&quot;&quot;)">
            <text:p/>
          </table:table-cell>
          <table:table-cell table:style-name="ce2" table:formula="of:=IF(AND([.$G10]&lt;[.DM$1];[.$H10]&gt;=[.DM$1]);1;&quot;&quot;)">
            <text:p/>
          </table:table-cell>
          <table:table-cell table:style-name="ce2" table:formula="of:=IF(AND([.$G10]&lt;[.DN$1];[.$H10]&gt;=[.DN$1]);1;&quot;&quot;)">
            <text:p/>
          </table:table-cell>
          <table:table-cell table:style-name="ce2" table:formula="of:=IF(AND([.$G10]&lt;[.DO$1];[.$H10]&gt;=[.DO$1]);1;&quot;&quot;)">
            <text:p/>
          </table:table-cell>
          <table:table-cell table:style-name="ce2" table:formula="of:=IF(AND([.$G10]&lt;[.DP$1];[.$H10]&gt;=[.DP$1]);1;&quot;&quot;)">
            <text:p/>
          </table:table-cell>
          <table:table-cell table:style-name="ce2" table:formula="of:=IF(AND([.$G10]&lt;[.DQ$1];[.$H10]&gt;=[.DQ$1]);1;&quot;&quot;)">
            <text:p/>
          </table:table-cell>
          <table:table-cell table:style-name="ce2" table:formula="of:=IF(AND([.$G10]&lt;[.DR$1];[.$H10]&gt;=[.DR$1]);1;&quot;&quot;)">
            <text:p/>
          </table:table-cell>
          <table:table-cell table:style-name="ce2" table:formula="of:=IF(AND([.$G10]&lt;[.DS$1];[.$H10]&gt;=[.DS$1]);1;&quot;&quot;)">
            <text:p/>
          </table:table-cell>
          <table:table-cell table:style-name="ce2" table:formula="of:=IF(AND([.$G10]&lt;[.DT$1];[.$H10]&gt;=[.DT$1]);1;&quot;&quot;)">
            <text:p/>
          </table:table-cell>
          <table:table-cell table:style-name="ce2" table:formula="of:=IF(AND([.$G10]&lt;[.DU$1];[.$H10]&gt;=[.DU$1]);1;&quot;&quot;)">
            <text:p/>
          </table:table-cell>
          <table:table-cell table:style-name="ce2" table:formula="of:=IF(AND([.$G10]&lt;[.DV$1];[.$H10]&gt;=[.DV$1]);1;&quot;&quot;)">
            <text:p/>
          </table:table-cell>
          <table:table-cell table:style-name="ce2" table:formula="of:=IF(AND([.$G10]&lt;[.DW$1];[.$H10]&gt;=[.DW$1]);1;&quot;&quot;)">
            <text:p/>
          </table:table-cell>
          <table:table-cell table:style-name="ce2" table:formula="of:=IF(AND([.$G10]&lt;[.DX$1];[.$H10]&gt;=[.DX$1]);1;&quot;&quot;)">
            <text:p/>
          </table:table-cell>
          <table:table-cell table:style-name="ce2" table:formula="of:=IF(AND([.$G10]&lt;[.DY$1];[.$H10]&gt;=[.DY$1]);1;&quot;&quot;)">
            <text:p/>
          </table:table-cell>
          <table:table-cell table:style-name="ce2" table:formula="of:=IF(AND([.$G10]&lt;[.DZ$1];[.$H10]&gt;=[.DZ$1]);1;&quot;&quot;)">
            <text:p/>
          </table:table-cell>
          <table:table-cell table:style-name="ce2" table:formula="of:=IF(AND([.$G10]&lt;[.EA$1];[.$H10]&gt;=[.EA$1]);1;&quot;&quot;)">
            <text:p/>
          </table:table-cell>
          <table:table-cell table:style-name="ce2" table:formula="of:=IF(AND([.$G10]&lt;[.EB$1];[.$H10]&gt;=[.EB$1]);1;&quot;&quot;)">
            <text:p/>
          </table:table-cell>
          <table:table-cell table:style-name="ce2" table:formula="of:=IF(AND([.$G10]&lt;[.EC$1];[.$H10]&gt;=[.EC$1]);1;&quot;&quot;)">
            <text:p/>
          </table:table-cell>
          <table:table-cell table:style-name="ce2" table:formula="of:=IF(AND([.$G10]&lt;[.ED$1];[.$H10]&gt;=[.ED$1]);1;&quot;&quot;)">
            <text:p/>
          </table:table-cell>
          <table:table-cell table:style-name="ce2" table:formula="of:=IF(AND([.$G10]&lt;[.EE$1];[.$H10]&gt;=[.EE$1]);1;&quot;&quot;)">
            <text:p/>
          </table:table-cell>
          <table:table-cell table:style-name="ce2" table:formula="of:=IF(AND([.$G10]&lt;[.EF$1];[.$H10]&gt;=[.EF$1]);1;&quot;&quot;)">
            <text:p/>
          </table:table-cell>
          <table:table-cell table:style-name="ce2" table:formula="of:=IF(AND([.$G10]&lt;[.EG$1];[.$H10]&gt;=[.EG$1]);1;&quot;&quot;)">
            <text:p/>
          </table:table-cell>
          <table:table-cell table:style-name="ce2" table:formula="of:=IF(AND([.$G10]&lt;[.EH$1];[.$H10]&gt;=[.EH$1]);1;&quot;&quot;)">
            <text:p/>
          </table:table-cell>
          <table:table-cell table:style-name="ce2" table:formula="of:=IF(AND([.$G10]&lt;[.EI$1];[.$H10]&gt;=[.EI$1]);1;&quot;&quot;)" office:value-type="float" office:value="1" calcext:value-type="float">
            <text:p>1</text:p>
          </table:table-cell>
          <table:table-cell table:style-name="ce2" table:formula="of:=IF(AND([.$G10]&lt;[.EJ$1];[.$H10]&gt;=[.EJ$1]);1;&quot;&quot;)" office:value-type="float" office:value="1" calcext:value-type="float">
            <text:p>1</text:p>
          </table:table-cell>
          <table:table-cell table:style-name="ce2" table:formula="of:=IF(AND([.$G10]&lt;[.EK$1];[.$H10]&gt;=[.EK$1]);1;&quot;&quot;)" office:value-type="float" office:value="1" calcext:value-type="float">
            <text:p>1</text:p>
          </table:table-cell>
          <table:table-cell table:style-name="ce2" table:formula="of:=IF(AND([.$G10]&lt;[.EL$1];[.$H10]&gt;=[.EL$1]);1;&quot;&quot;)" office:value-type="float" office:value="1" calcext:value-type="float">
            <text:p>1</text:p>
          </table:table-cell>
          <table:table-cell table:style-name="ce2" table:formula="of:=IF(AND([.$G10]&lt;[.EM$1];[.$H10]&gt;=[.EM$1]);1;&quot;&quot;)" office:value-type="float" office:value="1" calcext:value-type="float">
            <text:p>1</text:p>
          </table:table-cell>
          <table:table-cell table:style-name="ce2" table:formula="of:=IF(AND([.$G10]&lt;[.EN$1];[.$H10]&gt;=[.EN$1]);1;&quot;&quot;)" office:value-type="float" office:value="1" calcext:value-type="float">
            <text:p>1</text:p>
          </table:table-cell>
          <table:table-cell table:style-name="ce2" table:formula="of:=IF(AND([.$G10]&lt;[.EO$1];[.$H10]&gt;=[.EO$1]);1;&quot;&quot;)" office:value-type="float" office:value="1" calcext:value-type="float">
            <text:p>1</text:p>
          </table:table-cell>
          <table:table-cell table:style-name="ce2" table:formula="of:=IF(AND([.$G10]&lt;[.EP$1];[.$H10]&gt;=[.EP$1]);1;&quot;&quot;)" office:value-type="float" office:value="1" calcext:value-type="float">
            <text:p>1</text:p>
          </table:table-cell>
          <table:table-cell table:style-name="ce2" table:formula="of:=IF(AND([.$G10]&lt;[.EQ$1];[.$H10]&gt;=[.EQ$1]);1;&quot;&quot;)" office:value-type="float" office:value="1" calcext:value-type="float">
            <text:p>1</text:p>
          </table:table-cell>
          <table:table-cell table:style-name="ce2" table:formula="of:=IF(AND([.$G10]&lt;[.ER$1];[.$H10]&gt;=[.ER$1]);1;&quot;&quot;)" office:value-type="float" office:value="1" calcext:value-type="float">
            <text:p>1</text:p>
          </table:table-cell>
          <table:table-cell table:style-name="ce2" table:formula="of:=IF(AND([.$G10]&lt;[.ES$1];[.$H10]&gt;=[.ES$1]);1;&quot;&quot;)" office:value-type="float" office:value="1" calcext:value-type="float">
            <text:p>1</text:p>
          </table:table-cell>
          <table:table-cell table:style-name="ce2" table:formula="of:=IF(AND([.$G10]&lt;[.ET$1];[.$H10]&gt;=[.ET$1]);1;&quot;&quot;)" office:value-type="float" office:value="1" calcext:value-type="float">
            <text:p>1</text:p>
          </table:table-cell>
          <table:table-cell table:style-name="ce2" table:formula="of:=IF(AND([.$G10]&lt;[.EU$1];[.$H10]&gt;=[.EU$1]);1;&quot;&quot;)" office:value-type="float" office:value="1" calcext:value-type="float">
            <text:p>1</text:p>
          </table:table-cell>
          <table:table-cell table:style-name="ce2" table:formula="of:=IF(AND([.$G10]&lt;[.EV$1];[.$H10]&gt;=[.EV$1]);1;&quot;&quot;)" office:value-type="float" office:value="1" calcext:value-type="float">
            <text:p>1</text:p>
          </table:table-cell>
          <table:table-cell table:style-name="ce2" table:formula="of:=IF(AND([.$G10]&lt;[.EW$1];[.$H10]&gt;=[.EW$1]);1;&quot;&quot;)" office:value-type="float" office:value="1" calcext:value-type="float">
            <text:p>1</text:p>
          </table:table-cell>
          <table:table-cell table:style-name="ce2" table:formula="of:=IF(AND([.$G10]&lt;[.EX$1];[.$H10]&gt;=[.EX$1]);1;&quot;&quot;)" office:value-type="float" office:value="1" calcext:value-type="float">
            <text:p>1</text:p>
          </table:table-cell>
          <table:table-cell table:style-name="ce2" table:formula="of:=IF(AND([.$G10]&lt;[.EY$1];[.$H10]&gt;=[.EY$1]);1;&quot;&quot;)" office:value-type="float" office:value="1" calcext:value-type="float">
            <text:p>1</text:p>
          </table:table-cell>
          <table:table-cell table:style-name="ce2" table:formula="of:=IF(AND([.$G10]&lt;[.EZ$1];[.$H10]&gt;=[.EZ$1]);1;&quot;&quot;)" office:value-type="float" office:value="1" calcext:value-type="float">
            <text:p>1</text:p>
          </table:table-cell>
          <table:table-cell table:style-name="ce2" table:formula="of:=IF(AND([.$G10]&lt;[.FA$1];[.$H10]&gt;=[.FA$1]);1;&quot;&quot;)" office:value-type="float" office:value="1" calcext:value-type="float">
            <text:p>1</text:p>
          </table:table-cell>
          <table:table-cell table:style-name="ce2" table:formula="of:=IF(AND([.$G10]&lt;[.FB$1];[.$H10]&gt;=[.FB$1]);1;&quot;&quot;)" office:value-type="float" office:value="1" calcext:value-type="float">
            <text:p>1</text:p>
          </table:table-cell>
          <table:table-cell table:style-name="ce2" table:formula="of:=IF(AND([.$G10]&lt;[.FC$1];[.$H10]&gt;=[.FC$1]);1;&quot;&quot;)" office:value-type="float" office:value="1" calcext:value-type="float">
            <text:p>1</text:p>
          </table:table-cell>
          <table:table-cell table:style-name="ce2" table:formula="of:=IF(AND([.$G10]&lt;[.FD$1];[.$H10]&gt;=[.FD$1]);1;&quot;&quot;)" office:value-type="float" office:value="1" calcext:value-type="float">
            <text:p>1</text:p>
          </table:table-cell>
          <table:table-cell table:style-name="ce2" table:formula="of:=IF(AND([.$G10]&lt;[.FE$1];[.$H10]&gt;=[.FE$1]);1;&quot;&quot;)" office:value-type="float" office:value="1" calcext:value-type="float">
            <text:p>1</text:p>
          </table:table-cell>
          <table:table-cell table:style-name="ce2" table:formula="of:=IF(AND([.$G10]&lt;[.FF$1];[.$H10]&gt;=[.FF$1]);1;&quot;&quot;)" office:value-type="float" office:value="1" calcext:value-type="float">
            <text:p>1</text:p>
          </table:table-cell>
          <table:table-cell table:style-name="ce2" table:formula="of:=IF(AND([.$G10]&lt;[.FG$1];[.$H10]&gt;=[.FG$1]);1;&quot;&quot;)" office:value-type="float" office:value="1" calcext:value-type="float">
            <text:p>1</text:p>
          </table:table-cell>
          <table:table-cell table:style-name="ce2" table:formula="of:=IF(AND([.$G10]&lt;[.FH$1];[.$H10]&gt;=[.FH$1]);1;&quot;&quot;)" office:value-type="float" office:value="1" calcext:value-type="float">
            <text:p>1</text:p>
          </table:table-cell>
          <table:table-cell table:style-name="ce2" table:formula="of:=IF(AND([.$G10]&lt;[.FI$1];[.$H10]&gt;=[.FI$1]);1;&quot;&quot;)" office:value-type="float" office:value="1" calcext:value-type="float">
            <text:p>1</text:p>
          </table:table-cell>
          <table:table-cell table:style-name="ce2" table:formula="of:=IF(AND([.$G10]&lt;[.FJ$1];[.$H10]&gt;=[.FJ$1]);1;&quot;&quot;)" office:value-type="float" office:value="1" calcext:value-type="float">
            <text:p>1</text:p>
          </table:table-cell>
          <table:table-cell table:style-name="ce2" table:formula="of:=IF(AND([.$G10]&lt;[.FK$1];[.$H10]&gt;=[.FK$1]);1;&quot;&quot;)" office:value-type="float" office:value="1" calcext:value-type="float">
            <text:p>1</text:p>
          </table:table-cell>
          <table:table-cell table:style-name="ce2" table:formula="of:=IF(AND([.$G10]&lt;[.FL$1];[.$H10]&gt;=[.FL$1]);1;&quot;&quot;)" office:value-type="float" office:value="1" calcext:value-type="float">
            <text:p>1</text:p>
          </table:table-cell>
          <table:table-cell table:style-name="ce2" table:formula="of:=IF(AND([.$G10]&lt;[.FM$1];[.$H10]&gt;=[.FM$1]);1;&quot;&quot;)" office:value-type="float" office:value="1" calcext:value-type="float">
            <text:p>1</text:p>
          </table:table-cell>
          <table:table-cell table:style-name="ce2" table:formula="of:=IF(AND([.$G10]&lt;[.FN$1];[.$H10]&gt;=[.FN$1]);1;&quot;&quot;)" office:value-type="float" office:value="1" calcext:value-type="float">
            <text:p>1</text:p>
          </table:table-cell>
          <table:table-cell table:style-name="ce2" table:formula="of:=IF(AND([.$G10]&lt;[.FO$1];[.$H10]&gt;=[.FO$1]);1;&quot;&quot;)" office:value-type="float" office:value="1" calcext:value-type="float">
            <text:p>1</text:p>
          </table:table-cell>
          <table:table-cell table:style-name="ce2" table:formula="of:=IF(AND([.$G10]&lt;[.FP$1];[.$H10]&gt;=[.FP$1]);1;&quot;&quot;)" office:value-type="float" office:value="1" calcext:value-type="float">
            <text:p>1</text:p>
          </table:table-cell>
          <table:table-cell table:style-name="ce2" table:formula="of:=IF(AND([.$G10]&lt;[.FQ$1];[.$H10]&gt;=[.FQ$1]);1;&quot;&quot;)" office:value-type="float" office:value="1" calcext:value-type="float">
            <text:p>1</text:p>
          </table:table-cell>
          <table:table-cell table:style-name="ce2" table:formula="of:=IF(AND([.$G10]&lt;[.FR$1];[.$H10]&gt;=[.FR$1]);1;&quot;&quot;)" office:value-type="float" office:value="1" calcext:value-type="float">
            <text:p>1</text:p>
          </table:table-cell>
          <table:table-cell table:style-name="ce2" table:formula="of:=IF(AND([.$G10]&lt;[.FS$1];[.$H10]&gt;=[.FS$1]);1;&quot;&quot;)" office:value-type="float" office:value="1" calcext:value-type="float">
            <text:p>1</text:p>
          </table:table-cell>
          <table:table-cell table:style-name="ce2" table:formula="of:=IF(AND([.$G10]&lt;[.FT$1];[.$H10]&gt;=[.FT$1]);1;&quot;&quot;)" office:value-type="float" office:value="1" calcext:value-type="float">
            <text:p>1</text:p>
          </table:table-cell>
          <table:table-cell table:style-name="ce2" table:formula="of:=IF(AND([.$G10]&lt;[.FU$1];[.$H10]&gt;=[.FU$1]);1;&quot;&quot;)" office:value-type="float" office:value="1" calcext:value-type="float">
            <text:p>1</text:p>
          </table:table-cell>
          <table:table-cell table:style-name="ce2" table:formula="of:=IF(AND([.$G10]&lt;[.FV$1];[.$H10]&gt;=[.FV$1]);1;&quot;&quot;)" office:value-type="float" office:value="1" calcext:value-type="float">
            <text:p>1</text:p>
          </table:table-cell>
          <table:table-cell table:style-name="ce2" table:formula="of:=IF(AND([.$G10]&lt;[.FW$1];[.$H10]&gt;=[.FW$1]);1;&quot;&quot;)" office:value-type="float" office:value="1" calcext:value-type="float">
            <text:p>1</text:p>
          </table:table-cell>
          <table:table-cell table:style-name="ce2" table:formula="of:=IF(AND([.$G10]&lt;[.FX$1];[.$H10]&gt;=[.FX$1]);1;&quot;&quot;)" office:value-type="float" office:value="1" calcext:value-type="float">
            <text:p>1</text:p>
          </table:table-cell>
          <table:table-cell table:style-name="ce2" table:formula="of:=IF(AND([.$G10]&lt;[.FY$1];[.$H10]&gt;=[.FY$1]);1;&quot;&quot;)" office:value-type="float" office:value="1" calcext:value-type="float">
            <text:p>1</text:p>
          </table:table-cell>
          <table:table-cell table:style-name="ce2" table:formula="of:=IF(AND([.$G10]&lt;[.FZ$1];[.$H10]&gt;=[.FZ$1]);1;&quot;&quot;)" office:value-type="float" office:value="1" calcext:value-type="float">
            <text:p>1</text:p>
          </table:table-cell>
          <table:table-cell table:style-name="ce2" table:formula="of:=IF(AND([.$G10]&lt;[.GA$1];[.$H10]&gt;=[.GA$1]);1;&quot;&quot;)" office:value-type="float" office:value="1" calcext:value-type="float">
            <text:p>1</text:p>
          </table:table-cell>
          <table:table-cell table:style-name="ce2" table:formula="of:=IF(AND([.$G10]&lt;[.GB$1];[.$H10]&gt;=[.GB$1]);1;&quot;&quot;)" office:value-type="float" office:value="1" calcext:value-type="float">
            <text:p>1</text:p>
          </table:table-cell>
          <table:table-cell table:style-name="ce2" table:formula="of:=IF(AND([.$G10]&lt;[.GC$1];[.$H10]&gt;=[.GC$1]);1;&quot;&quot;)" office:value-type="float" office:value="1" calcext:value-type="float">
            <text:p>1</text:p>
          </table:table-cell>
          <table:table-cell table:style-name="ce2" table:formula="of:=IF(AND([.$G10]&lt;[.GD$1];[.$H10]&gt;=[.GD$1]);1;&quot;&quot;)" office:value-type="float" office:value="1" calcext:value-type="float">
            <text:p>1</text:p>
          </table:table-cell>
          <table:table-cell table:style-name="ce2" table:formula="of:=IF(AND([.$G10]&lt;[.GE$1];[.$H10]&gt;=[.GE$1]);1;&quot;&quot;)" office:value-type="float" office:value="1" calcext:value-type="float">
            <text:p>1</text:p>
          </table:table-cell>
          <table:table-cell table:style-name="ce2" table:formula="of:=IF(AND([.$G10]&lt;[.GF$1];[.$H10]&gt;=[.GF$1]);1;&quot;&quot;)" office:value-type="float" office:value="1" calcext:value-type="float">
            <text:p>1</text:p>
          </table:table-cell>
          <table:table-cell table:style-name="ce2" table:formula="of:=IF(AND([.$G10]&lt;[.GG$1];[.$H10]&gt;=[.GG$1]);1;&quot;&quot;)" office:value-type="float" office:value="1" calcext:value-type="float">
            <text:p>1</text:p>
          </table:table-cell>
          <table:table-cell table:style-name="ce2" table:formula="of:=IF(AND([.$G10]&lt;[.GH$1];[.$H10]&gt;=[.GH$1]);1;&quot;&quot;)" office:value-type="float" office:value="1" calcext:value-type="float">
            <text:p>1</text:p>
          </table:table-cell>
          <table:table-cell table:style-name="ce2" table:formula="of:=IF(AND([.$G10]&lt;[.GI$1];[.$H10]&gt;=[.GI$1]);1;&quot;&quot;)" office:value-type="float" office:value="1" calcext:value-type="float">
            <text:p>1</text:p>
          </table:table-cell>
          <table:table-cell table:style-name="ce2" table:formula="of:=IF(AND([.$G10]&lt;[.GJ$1];[.$H10]&gt;=[.GJ$1]);1;&quot;&quot;)" office:value-type="float" office:value="1" calcext:value-type="float">
            <text:p>1</text:p>
          </table:table-cell>
          <table:table-cell table:style-name="ce2" table:formula="of:=IF(AND([.$G10]&lt;[.GK$1];[.$H10]&gt;=[.GK$1]);1;&quot;&quot;)" office:value-type="float" office:value="1" calcext:value-type="float">
            <text:p>1</text:p>
          </table:table-cell>
          <table:table-cell table:style-name="ce2" table:formula="of:=IF(AND([.$G10]&lt;[.GL$1];[.$H10]&gt;=[.GL$1]);1;&quot;&quot;)" office:value-type="float" office:value="1" calcext:value-type="float">
            <text:p>1</text:p>
          </table:table-cell>
          <table:table-cell table:style-name="ce2" table:formula="of:=IF(AND([.$G10]&lt;[.GM$1];[.$H10]&gt;=[.GM$1]);1;&quot;&quot;)" office:value-type="float" office:value="1" calcext:value-type="float">
            <text:p>1</text:p>
          </table:table-cell>
          <table:table-cell table:style-name="ce2" table:formula="of:=IF(AND([.$G10]&lt;[.GN$1];[.$H10]&gt;=[.GN$1]);1;&quot;&quot;)" office:value-type="float" office:value="1" calcext:value-type="float">
            <text:p>1</text:p>
          </table:table-cell>
          <table:table-cell table:style-name="ce2" table:formula="of:=IF(AND([.$G10]&lt;[.GO$1];[.$H10]&gt;=[.GO$1]);1;&quot;&quot;)" office:value-type="float" office:value="1" calcext:value-type="float">
            <text:p>1</text:p>
          </table:table-cell>
          <table:table-cell table:style-name="ce2" table:formula="of:=IF(AND([.$G10]&lt;[.GP$1];[.$H10]&gt;=[.GP$1]);1;&quot;&quot;)" office:value-type="float" office:value="1" calcext:value-type="float">
            <text:p>1</text:p>
          </table:table-cell>
          <table:table-cell table:style-name="ce2" table:formula="of:=IF(AND([.$G10]&lt;[.GQ$1];[.$H10]&gt;=[.GQ$1]);1;&quot;&quot;)" office:value-type="float" office:value="1" calcext:value-type="float">
            <text:p>1</text:p>
          </table:table-cell>
          <table:table-cell table:style-name="ce2" table:formula="of:=IF(AND([.$G10]&lt;[.GR$1];[.$H10]&gt;=[.GR$1]);1;&quot;&quot;)" office:value-type="float" office:value="1" calcext:value-type="float">
            <text:p>1</text:p>
          </table:table-cell>
          <table:table-cell table:style-name="ce2" table:formula="of:=IF(AND([.$G10]&lt;[.GS$1];[.$H10]&gt;=[.GS$1]);1;&quot;&quot;)" office:value-type="float" office:value="1" calcext:value-type="float">
            <text:p>1</text:p>
          </table:table-cell>
          <table:table-cell table:style-name="ce2" table:formula="of:=IF(AND([.$G10]&lt;[.GT$1];[.$H10]&gt;=[.GT$1]);1;&quot;&quot;)" office:value-type="float" office:value="1" calcext:value-type="float">
            <text:p>1</text:p>
          </table:table-cell>
          <table:table-cell table:style-name="ce2" table:formula="of:=IF(AND([.$G10]&lt;[.GU$1];[.$H10]&gt;=[.GU$1]);1;&quot;&quot;)" office:value-type="float" office:value="1" calcext:value-type="float">
            <text:p>1</text:p>
          </table:table-cell>
          <table:table-cell table:style-name="ce2" table:formula="of:=IF(AND([.$G10]&lt;[.GV$1];[.$H10]&gt;=[.GV$1]);1;&quot;&quot;)" office:value-type="float" office:value="1" calcext:value-type="float">
            <text:p>1</text:p>
          </table:table-cell>
          <table:table-cell table:style-name="ce2" table:formula="of:=IF(AND([.$G10]&lt;[.GW$1];[.$H10]&gt;=[.GW$1]);1;&quot;&quot;)" office:value-type="float" office:value="1" calcext:value-type="float">
            <text:p>1</text:p>
          </table:table-cell>
          <table:table-cell table:style-name="ce2" table:formula="of:=IF(AND([.$G10]&lt;[.GX$1];[.$H10]&gt;=[.GX$1]);1;&quot;&quot;)" office:value-type="float" office:value="1" calcext:value-type="float">
            <text:p>1</text:p>
          </table:table-cell>
          <table:table-cell table:style-name="ce2" table:formula="of:=IF(AND([.$G10]&lt;[.GY$1];[.$H10]&gt;=[.GY$1]);1;&quot;&quot;)" office:value-type="float" office:value="1" calcext:value-type="float">
            <text:p>1</text:p>
          </table:table-cell>
          <table:table-cell table:style-name="ce2" table:formula="of:=IF(AND([.$G10]&lt;[.GZ$1];[.$H10]&gt;=[.GZ$1]);1;&quot;&quot;)" office:value-type="float" office:value="1" calcext:value-type="float">
            <text:p>1</text:p>
          </table:table-cell>
          <table:table-cell table:style-name="ce2" table:formula="of:=IF(AND([.$G10]&lt;[.HA$1];[.$H10]&gt;=[.HA$1]);1;&quot;&quot;)" office:value-type="float" office:value="1" calcext:value-type="float">
            <text:p>1</text:p>
          </table:table-cell>
          <table:table-cell table:style-name="ce2" table:formula="of:=IF(AND([.$G10]&lt;[.HB$1];[.$H10]&gt;=[.HB$1]);1;&quot;&quot;)" office:value-type="float" office:value="1" calcext:value-type="float">
            <text:p>1</text:p>
          </table:table-cell>
          <table:table-cell table:style-name="ce2" table:formula="of:=IF(AND([.$G10]&lt;[.HC$1];[.$H10]&gt;=[.HC$1]);1;&quot;&quot;)" office:value-type="float" office:value="1" calcext:value-type="float">
            <text:p>1</text:p>
          </table:table-cell>
          <table:table-cell table:style-name="ce2" table:formula="of:=IF(AND([.$G10]&lt;[.HD$1];[.$H10]&gt;=[.HD$1]);1;&quot;&quot;)" office:value-type="float" office:value="1" calcext:value-type="float">
            <text:p>1</text:p>
          </table:table-cell>
          <table:table-cell table:style-name="ce2" table:formula="of:=IF(AND([.$G10]&lt;[.HE$1];[.$H10]&gt;=[.HE$1]);1;&quot;&quot;)" office:value-type="float" office:value="1" calcext:value-type="float">
            <text:p>1</text:p>
          </table:table-cell>
          <table:table-cell table:style-name="ce2" table:formula="of:=IF(AND([.$G10]&lt;[.HF$1];[.$H10]&gt;=[.HF$1]);1;&quot;&quot;)" office:value-type="float" office:value="1" calcext:value-type="float">
            <text:p>1</text:p>
          </table:table-cell>
          <table:table-cell table:style-name="ce2" table:formula="of:=IF(AND([.$G10]&lt;[.HG$1];[.$H10]&gt;=[.HG$1]);1;&quot;&quot;)" office:value-type="float" office:value="1" calcext:value-type="float">
            <text:p>1</text:p>
          </table:table-cell>
          <table:table-cell table:style-name="ce2" table:formula="of:=IF(AND([.$G10]&lt;[.HH$1];[.$H10]&gt;=[.HH$1]);1;&quot;&quot;)" office:value-type="float" office:value="1" calcext:value-type="float">
            <text:p>1</text:p>
          </table:table-cell>
          <table:table-cell table:style-name="ce2" table:formula="of:=IF(AND([.$G10]&lt;[.HI$1];[.$H10]&gt;=[.HI$1]);1;&quot;&quot;)" office:value-type="float" office:value="1" calcext:value-type="float">
            <text:p>1</text:p>
          </table:table-cell>
          <table:table-cell table:style-name="ce2" table:formula="of:=IF(AND([.$G10]&lt;[.HJ$1];[.$H10]&gt;=[.HJ$1]);1;&quot;&quot;)" office:value-type="float" office:value="1" calcext:value-type="float">
            <text:p>1</text:p>
          </table:table-cell>
          <table:table-cell table:style-name="ce2" table:formula="of:=IF(AND([.$G10]&lt;[.HK$1];[.$H10]&gt;=[.HK$1]);1;&quot;&quot;)" office:value-type="float" office:value="1" calcext:value-type="float">
            <text:p>1</text:p>
          </table:table-cell>
          <table:table-cell table:style-name="ce2" table:formula="of:=IF(AND([.$G10]&lt;[.HL$1];[.$H10]&gt;=[.HL$1]);1;&quot;&quot;)" office:value-type="float" office:value="1" calcext:value-type="float">
            <text:p>1</text:p>
          </table:table-cell>
          <table:table-cell table:style-name="ce2" table:formula="of:=IF(AND([.$G10]&lt;[.HM$1];[.$H10]&gt;=[.HM$1]);1;&quot;&quot;)" office:value-type="float" office:value="1" calcext:value-type="float">
            <text:p>1</text:p>
          </table:table-cell>
          <table:table-cell table:style-name="ce2" table:formula="of:=IF(AND([.$G10]&lt;[.HN$1];[.$H10]&gt;=[.HN$1]);1;&quot;&quot;)" office:value-type="float" office:value="1" calcext:value-type="float">
            <text:p>1</text:p>
          </table:table-cell>
          <table:table-cell table:style-name="ce2" table:formula="of:=IF(AND([.$G10]&lt;[.HO$1];[.$H10]&gt;=[.HO$1]);1;&quot;&quot;)" office:value-type="float" office:value="1" calcext:value-type="float">
            <text:p>1</text:p>
          </table:table-cell>
          <table:table-cell table:style-name="ce2" table:formula="of:=IF(AND([.$G10]&lt;[.HP$1];[.$H10]&gt;=[.HP$1]);1;&quot;&quot;)" office:value-type="float" office:value="1" calcext:value-type="float">
            <text:p>1</text:p>
          </table:table-cell>
          <table:table-cell table:style-name="ce2" table:formula="of:=IF(AND([.$G10]&lt;[.HQ$1];[.$H10]&gt;=[.HQ$1]);1;&quot;&quot;)" office:value-type="float" office:value="1" calcext:value-type="float">
            <text:p>1</text:p>
          </table:table-cell>
          <table:table-cell table:style-name="ce2" table:formula="of:=IF(AND([.$G10]&lt;[.HR$1];[.$H10]&gt;=[.HR$1]);1;&quot;&quot;)" office:value-type="float" office:value="1" calcext:value-type="float">
            <text:p>1</text:p>
          </table:table-cell>
          <table:table-cell table:style-name="ce2" table:formula="of:=IF(AND([.$G10]&lt;[.HS$1];[.$H10]&gt;=[.HS$1]);1;&quot;&quot;)" office:value-type="float" office:value="1" calcext:value-type="float">
            <text:p>1</text:p>
          </table:table-cell>
          <table:table-cell table:style-name="ce2" table:formula="of:=IF(AND([.$G10]&lt;[.HT$1];[.$H10]&gt;=[.HT$1]);1;&quot;&quot;)" office:value-type="float" office:value="1" calcext:value-type="float">
            <text:p>1</text:p>
          </table:table-cell>
          <table:table-cell table:style-name="ce2" table:formula="of:=IF(AND([.$G10]&lt;[.HU$1];[.$H10]&gt;=[.HU$1]);1;&quot;&quot;)" office:value-type="float" office:value="1" calcext:value-type="float">
            <text:p>1</text:p>
          </table:table-cell>
          <table:table-cell table:style-name="ce2" table:formula="of:=IF(AND([.$G10]&lt;[.HV$1];[.$H10]&gt;=[.HV$1]);1;&quot;&quot;)" office:value-type="float" office:value="1" calcext:value-type="float">
            <text:p>1</text:p>
          </table:table-cell>
          <table:table-cell table:style-name="ce2" table:formula="of:=IF(AND([.$G10]&lt;[.HW$1];[.$H10]&gt;=[.HW$1]);1;&quot;&quot;)" office:value-type="float" office:value="1" calcext:value-type="float">
            <text:p>1</text:p>
          </table:table-cell>
          <table:table-cell table:style-name="ce2" table:formula="of:=IF(AND([.$G10]&lt;[.HX$1];[.$H10]&gt;=[.HX$1]);1;&quot;&quot;)" office:value-type="float" office:value="1" calcext:value-type="float">
            <text:p>1</text:p>
          </table:table-cell>
          <table:table-cell table:style-name="ce2" table:formula="of:=IF(AND([.$G10]&lt;[.HY$1];[.$H10]&gt;=[.HY$1]);1;&quot;&quot;)" office:value-type="float" office:value="1" calcext:value-type="float">
            <text:p>1</text:p>
          </table:table-cell>
          <table:table-cell table:style-name="ce2" table:formula="of:=IF(AND([.$G10]&lt;[.HZ$1];[.$H10]&gt;=[.HZ$1]);1;&quot;&quot;)" office:value-type="float" office:value="1" calcext:value-type="float">
            <text:p>1</text:p>
          </table:table-cell>
          <table:table-cell table:style-name="ce2" table:formula="of:=IF(AND([.$G10]&lt;[.IA$1];[.$H10]&gt;=[.IA$1]);1;&quot;&quot;)" office:value-type="float" office:value="1" calcext:value-type="float">
            <text:p>1</text:p>
          </table:table-cell>
          <table:table-cell table:style-name="ce2" table:formula="of:=IF(AND([.$G10]&lt;[.IB$1];[.$H10]&gt;=[.IB$1]);1;&quot;&quot;)" office:value-type="float" office:value="1" calcext:value-type="float">
            <text:p>1</text:p>
          </table:table-cell>
          <table:table-cell table:style-name="ce2" table:formula="of:=IF(AND([.$G10]&lt;[.IC$1];[.$H10]&gt;=[.IC$1]);1;&quot;&quot;)" office:value-type="float" office:value="1" calcext:value-type="float">
            <text:p>1</text:p>
          </table:table-cell>
          <table:table-cell table:style-name="ce2" table:formula="of:=IF(AND([.$G10]&lt;[.ID$1];[.$H10]&gt;=[.ID$1]);1;&quot;&quot;)" office:value-type="float" office:value="1" calcext:value-type="float">
            <text:p>1</text:p>
          </table:table-cell>
          <table:table-cell table:style-name="ce2" table:formula="of:=IF(AND([.$G10]&lt;[.IE$1];[.$H10]&gt;=[.IE$1]);1;&quot;&quot;)" office:value-type="float" office:value="1" calcext:value-type="float">
            <text:p>1</text:p>
          </table:table-cell>
          <table:table-cell table:style-name="ce2" table:formula="of:=IF(AND([.$G10]&lt;[.IF$1];[.$H10]&gt;=[.IF$1]);1;&quot;&quot;)" office:value-type="float" office:value="1" calcext:value-type="float">
            <text:p>1</text:p>
          </table:table-cell>
          <table:table-cell table:style-name="ce2" table:formula="of:=IF(AND([.$G10]&lt;[.IG$1];[.$H10]&gt;=[.IG$1]);1;&quot;&quot;)" office:value-type="float" office:value="1" calcext:value-type="float">
            <text:p>1</text:p>
          </table:table-cell>
          <table:table-cell table:style-name="ce2" table:formula="of:=IF(AND([.$G10]&lt;[.IH$1];[.$H10]&gt;=[.IH$1]);1;&quot;&quot;)" office:value-type="float" office:value="1" calcext:value-type="float">
            <text:p>1</text:p>
          </table:table-cell>
          <table:table-cell table:style-name="ce2" table:formula="of:=IF(AND([.$G10]&lt;[.II$1];[.$H10]&gt;=[.II$1]);1;&quot;&quot;)" office:value-type="float" office:value="1" calcext:value-type="float">
            <text:p>1</text:p>
          </table:table-cell>
          <table:table-cell table:style-name="ce2" table:formula="of:=IF(AND([.$G10]&lt;[.IJ$1];[.$H10]&gt;=[.IJ$1]);1;&quot;&quot;)" office:value-type="float" office:value="1" calcext:value-type="float">
            <text:p>1</text:p>
          </table:table-cell>
          <table:table-cell table:style-name="ce2" table:formula="of:=IF(AND([.$G10]&lt;[.IK$1];[.$H10]&gt;=[.IK$1]);1;&quot;&quot;)" office:value-type="float" office:value="1" calcext:value-type="float">
            <text:p>1</text:p>
          </table:table-cell>
          <table:table-cell table:style-name="ce2" table:formula="of:=IF(AND([.$G10]&lt;[.IL$1];[.$H10]&gt;=[.IL$1]);1;&quot;&quot;)" office:value-type="float" office:value="1" calcext:value-type="float">
            <text:p>1</text:p>
          </table:table-cell>
          <table:table-cell table:style-name="ce2" table:formula="of:=IF(AND([.$G10]&lt;[.IM$1];[.$H10]&gt;=[.IM$1]);1;&quot;&quot;)" office:value-type="float" office:value="1" calcext:value-type="float">
            <text:p>1</text:p>
          </table:table-cell>
          <table:table-cell table:style-name="ce2" table:formula="of:=IF(AND([.$G10]&lt;[.IN$1];[.$H10]&gt;=[.IN$1]);1;&quot;&quot;)">
            <text:p/>
          </table:table-cell>
          <table:table-cell table:style-name="ce2" table:formula="of:=IF(AND([.$G10]&lt;[.IO$1];[.$H10]&gt;=[.IO$1]);1;&quot;&quot;)">
            <text:p/>
          </table:table-cell>
          <table:table-cell table:style-name="ce2" table:formula="of:=IF(AND([.$G10]&lt;[.IP$1];[.$H10]&gt;=[.IP$1]);1;&quot;&quot;)">
            <text:p/>
          </table:table-cell>
          <table:table-cell table:style-name="ce2" table:formula="of:=IF(AND([.$G10]&lt;[.IQ$1];[.$H10]&gt;=[.IQ$1]);1;&quot;&quot;)">
            <text:p/>
          </table:table-cell>
          <table:table-cell table:style-name="ce2" table:formula="of:=IF(AND([.$G10]&lt;[.IR$1];[.$H10]&gt;=[.IR$1]);1;&quot;&quot;)">
            <text:p/>
          </table:table-cell>
          <table:table-cell table:style-name="ce2" table:formula="of:=IF(AND([.$G10]&lt;[.IS$1];[.$H10]&gt;=[.IS$1]);1;&quot;&quot;)">
            <text:p/>
          </table:table-cell>
          <table:table-cell table:style-name="ce2" table:formula="of:=IF(AND([.$G10]&lt;[.IT$1];[.$H10]&gt;=[.IT$1]);1;&quot;&quot;)">
            <text:p/>
          </table:table-cell>
          <table:table-cell table:style-name="ce2" table:formula="of:=IF(AND([.$G10]&lt;[.IU$1];[.$H10]&gt;=[.IU$1]);1;&quot;&quot;)">
            <text:p/>
          </table:table-cell>
          <table:table-cell table:style-name="ce2" table:formula="of:=IF(AND([.$G10]&lt;[.IV$1];[.$H10]&gt;=[.IV$1]);1;&quot;&quot;)">
            <text:p/>
          </table:table-cell>
          <table:table-cell table:style-name="ce2" table:formula="of:=IF(AND([.$G10]&lt;[.IW$1];[.$H10]&gt;=[.IW$1]);1;&quot;&quot;)">
            <text:p/>
          </table:table-cell>
          <table:table-cell table:style-name="ce2" table:formula="of:=IF(AND([.$G10]&lt;[.IX$1];[.$H10]&gt;=[.IX$1]);1;&quot;&quot;)">
            <text:p/>
          </table:table-cell>
          <table:table-cell table:style-name="ce2" table:formula="of:=IF(AND([.$G10]&lt;[.IY$1];[.$H10]&gt;=[.IY$1]);1;&quot;&quot;)">
            <text:p/>
          </table:table-cell>
          <table:table-cell table:style-name="ce2" table:formula="of:=IF(AND([.$G10]&lt;[.IZ$1];[.$H10]&gt;=[.IZ$1]);1;&quot;&quot;)">
            <text:p/>
          </table:table-cell>
          <table:table-cell table:style-name="ce2" table:formula="of:=IF(AND([.$G10]&lt;[.JA$1];[.$H10]&gt;=[.JA$1]);1;&quot;&quot;)">
            <text:p/>
          </table:table-cell>
          <table:table-cell table:style-name="ce2" table:formula="of:=IF(AND([.$G10]&lt;[.JB$1];[.$H10]&gt;=[.JB$1]);1;&quot;&quot;)">
            <text:p/>
          </table:table-cell>
          <table:table-cell table:style-name="ce2" table:formula="of:=IF(AND([.$G10]&lt;[.JC$1];[.$H10]&gt;=[.JC$1]);1;&quot;&quot;)">
            <text:p/>
          </table:table-cell>
          <table:table-cell table:style-name="ce2" table:formula="of:=IF(AND([.$G10]&lt;[.JD$1];[.$H10]&gt;=[.JD$1]);1;&quot;&quot;)">
            <text:p/>
          </table:table-cell>
          <table:table-cell table:style-name="ce2" table:formula="of:=IF(AND([.$G10]&lt;[.JE$1];[.$H10]&gt;=[.JE$1]);1;&quot;&quot;)">
            <text:p/>
          </table:table-cell>
          <table:table-cell table:style-name="ce2" table:formula="of:=IF(AND([.$G10]&lt;[.JF$1];[.$H10]&gt;=[.JF$1]);1;&quot;&quot;)">
            <text:p/>
          </table:table-cell>
          <table:table-cell table:style-name="ce2" table:formula="of:=IF(AND([.$G10]&lt;[.JG$1];[.$H10]&gt;=[.JG$1]);1;&quot;&quot;)">
            <text:p/>
          </table:table-cell>
          <table:table-cell table:style-name="ce2" table:formula="of:=IF(AND([.$G10]&lt;[.JH$1];[.$H10]&gt;=[.JH$1]);1;&quot;&quot;)">
            <text:p/>
          </table:table-cell>
          <table:table-cell table:style-name="ce2" table:formula="of:=IF(AND([.$G10]&lt;[.JI$1];[.$H10]&gt;=[.JI$1]);1;&quot;&quot;)">
            <text:p/>
          </table:table-cell>
          <table:table-cell table:style-name="ce2" table:formula="of:=IF(AND([.$G10]&lt;[.JJ$1];[.$H10]&gt;=[.JJ$1]);1;&quot;&quot;)">
            <text:p/>
          </table:table-cell>
          <table:table-cell table:style-name="ce2" table:formula="of:=IF(AND([.$G10]&lt;[.JK$1];[.$H10]&gt;=[.JK$1]);1;&quot;&quot;)">
            <text:p/>
          </table:table-cell>
          <table:table-cell table:style-name="ce2" table:formula="of:=IF(AND([.$G10]&lt;[.JL$1];[.$H10]&gt;=[.JL$1]);1;&quot;&quot;)">
            <text:p/>
          </table:table-cell>
          <table:table-cell table:style-name="ce2" table:formula="of:=IF(AND([.$G10]&lt;[.JM$1];[.$H10]&gt;=[.JM$1]);1;&quot;&quot;)">
            <text:p/>
          </table:table-cell>
          <table:table-cell table:style-name="ce2" table:formula="of:=IF(AND([.$G10]&lt;[.JN$1];[.$H10]&gt;=[.JN$1]);1;&quot;&quot;)">
            <text:p/>
          </table:table-cell>
          <table:table-cell table:style-name="ce2" table:formula="of:=IF(AND([.$G10]&lt;[.JO$1];[.$H10]&gt;=[.JO$1]);1;&quot;&quot;)">
            <text:p/>
          </table:table-cell>
          <table:table-cell table:style-name="ce2" table:formula="of:=IF(AND([.$G10]&lt;[.JP$1];[.$H10]&gt;=[.JP$1]);1;&quot;&quot;)">
            <text:p/>
          </table:table-cell>
          <table:table-cell table:style-name="ce2" table:formula="of:=IF(AND([.$G10]&lt;[.JQ$1];[.$H10]&gt;=[.JQ$1]);1;&quot;&quot;)">
            <text:p/>
          </table:table-cell>
          <table:table-cell table:style-name="ce2" table:formula="of:=IF(AND([.$G10]&lt;[.JR$1];[.$H10]&gt;=[.JR$1]);1;&quot;&quot;)">
            <text:p/>
          </table:table-cell>
          <table:table-cell table:style-name="ce2" table:formula="of:=IF(AND([.$G10]&lt;[.JS$1];[.$H10]&gt;=[.JS$1]);1;&quot;&quot;)">
            <text:p/>
          </table:table-cell>
          <table:table-cell table:style-name="ce2" table:formula="of:=IF(AND([.$G10]&lt;[.JT$1];[.$H10]&gt;=[.JT$1]);1;&quot;&quot;)">
            <text:p/>
          </table:table-cell>
          <table:table-cell table:style-name="ce2" table:formula="of:=IF(AND([.$G10]&lt;[.JU$1];[.$H10]&gt;=[.JU$1]);1;&quot;&quot;)">
            <text:p/>
          </table:table-cell>
          <table:table-cell table:style-name="ce2" table:formula="of:=IF(AND([.$G10]&lt;[.JV$1];[.$H10]&gt;=[.JV$1]);1;&quot;&quot;)">
            <text:p/>
          </table:table-cell>
          <table:table-cell table:style-name="ce2" table:formula="of:=IF(AND([.$G10]&lt;[.JW$1];[.$H10]&gt;=[.JW$1]);1;&quot;&quot;)">
            <text:p/>
          </table:table-cell>
          <table:table-cell table:style-name="ce2" table:formula="of:=IF(AND([.$G10]&lt;[.JX$1];[.$H10]&gt;=[.JX$1]);1;&quot;&quot;)">
            <text:p/>
          </table:table-cell>
          <table:table-cell table:style-name="ce2" table:formula="of:=IF(AND([.$G10]&lt;[.JY$1];[.$H10]&gt;=[.JY$1]);1;&quot;&quot;)">
            <text:p/>
          </table:table-cell>
          <table:table-cell table:style-name="ce2" table:formula="of:=IF(AND([.$G10]&lt;[.JZ$1];[.$H10]&gt;=[.JZ$1]);1;&quot;&quot;)">
            <text:p/>
          </table:table-cell>
          <table:table-cell table:style-name="ce2" table:formula="of:=IF(AND([.$G10]&lt;[.KA$1];[.$H10]&gt;=[.KA$1]);1;&quot;&quot;)">
            <text:p/>
          </table:table-cell>
          <table:table-cell table:style-name="ce2" table:formula="of:=IF(AND([.$G10]&lt;[.KB$1];[.$H10]&gt;=[.KB$1]);1;&quot;&quot;)">
            <text:p/>
          </table:table-cell>
          <table:table-cell table:style-name="ce2" table:formula="of:=IF(AND([.$G10]&lt;[.KC$1];[.$H10]&gt;=[.KC$1]);1;&quot;&quot;)">
            <text:p/>
          </table:table-cell>
          <table:table-cell table:style-name="ce2" table:formula="of:=IF(AND([.$G10]&lt;[.KD$1];[.$H10]&gt;=[.KD$1]);1;&quot;&quot;)">
            <text:p/>
          </table:table-cell>
          <table:table-cell table:style-name="ce2" table:formula="of:=IF(AND([.$G10]&lt;[.KE$1];[.$H10]&gt;=[.KE$1]);1;&quot;&quot;)">
            <text:p/>
          </table:table-cell>
          <table:table-cell table:style-name="ce2" table:formula="of:=IF(AND([.$G10]&lt;[.KF$1];[.$H10]&gt;=[.KF$1]);1;&quot;&quot;)">
            <text:p/>
          </table:table-cell>
          <table:table-cell table:style-name="ce2" table:formula="of:=IF(AND([.$G10]&lt;[.KG$1];[.$H10]&gt;=[.KG$1]);1;&quot;&quot;)">
            <text:p/>
          </table:table-cell>
          <table:table-cell table:style-name="ce2" table:formula="of:=IF(AND([.$G10]&lt;[.KH$1];[.$H10]&gt;=[.KH$1]);1;&quot;&quot;)">
            <text:p/>
          </table:table-cell>
          <table:table-cell table:style-name="ce2" table:formula="of:=IF(AND([.$G10]&lt;[.KI$1];[.$H10]&gt;=[.KI$1]);1;&quot;&quot;)">
            <text:p/>
          </table:table-cell>
          <table:table-cell table:style-name="ce2" table:formula="of:=IF(AND([.$G10]&lt;[.KJ$1];[.$H10]&gt;=[.KJ$1]);1;&quot;&quot;)">
            <text:p/>
          </table:table-cell>
          <table:table-cell table:style-name="ce2" table:formula="of:=IF(AND([.$G10]&lt;[.KK$1];[.$H10]&gt;=[.KK$1]);1;&quot;&quot;)">
            <text:p/>
          </table:table-cell>
          <table:table-cell table:style-name="ce2" table:formula="of:=IF(AND([.$G10]&lt;[.KL$1];[.$H10]&gt;=[.KL$1]);1;&quot;&quot;)">
            <text:p/>
          </table:table-cell>
          <table:table-cell table:style-name="ce2" table:formula="of:=IF(AND([.$G10]&lt;[.KM$1];[.$H10]&gt;=[.KM$1]);1;&quot;&quot;)">
            <text:p/>
          </table:table-cell>
          <table:table-cell table:style-name="ce2" table:formula="of:=IF(AND([.$G10]&lt;[.KN$1];[.$H10]&gt;=[.KN$1]);1;&quot;&quot;)">
            <text:p/>
          </table:table-cell>
          <table:table-cell table:style-name="ce2" table:formula="of:=IF(AND([.$G10]&lt;[.KO$1];[.$H10]&gt;=[.KO$1]);1;&quot;&quot;)">
            <text:p/>
          </table:table-cell>
          <table:table-cell table:style-name="ce2" table:formula="of:=IF(AND([.$G10]&lt;[.KP$1];[.$H10]&gt;=[.KP$1]);1;&quot;&quot;)">
            <text:p/>
          </table:table-cell>
          <table:table-cell table:style-name="ce2" table:formula="of:=IF(AND([.$G10]&lt;[.KQ$1];[.$H10]&gt;=[.KQ$1]);1;&quot;&quot;)">
            <text:p/>
          </table:table-cell>
          <table:table-cell table:style-name="ce2" table:formula="of:=IF(AND([.$G10]&lt;[.KR$1];[.$H10]&gt;=[.KR$1]);1;&quot;&quot;)">
            <text:p/>
          </table:table-cell>
          <table:table-cell table:style-name="ce2" table:formula="of:=IF(AND([.$G10]&lt;[.KS$1];[.$H10]&gt;=[.KS$1]);1;&quot;&quot;)">
            <text:p/>
          </table:table-cell>
          <table:table-cell table:style-name="ce2" table:formula="of:=IF(AND([.$G10]&lt;[.KT$1];[.$H10]&gt;=[.KT$1]);1;&quot;&quot;)">
            <text:p/>
          </table:table-cell>
          <table:table-cell table:style-name="ce2" table:formula="of:=IF(AND([.$G10]&lt;[.KU$1];[.$H10]&gt;=[.KU$1]);1;&quot;&quot;)">
            <text:p/>
          </table:table-cell>
          <table:table-cell table:style-name="ce2" table:formula="of:=IF(AND([.$G10]&lt;[.KV$1];[.$H10]&gt;=[.KV$1]);1;&quot;&quot;)">
            <text:p/>
          </table:table-cell>
          <table:table-cell table:style-name="ce2" table:formula="of:=IF(AND([.$G10]&lt;[.KW$1];[.$H10]&gt;=[.KW$1]);1;&quot;&quot;)">
            <text:p/>
          </table:table-cell>
          <table:table-cell table:style-name="ce2" table:formula="of:=IF(AND([.$G10]&lt;[.KX$1];[.$H10]&gt;=[.KX$1]);1;&quot;&quot;)">
            <text:p/>
          </table:table-cell>
          <table:table-cell table:style-name="ce2" table:formula="of:=IF(AND([.$G10]&lt;[.KY$1];[.$H10]&gt;=[.KY$1]);1;&quot;&quot;)">
            <text:p/>
          </table:table-cell>
          <table:table-cell table:style-name="ce2" table:formula="of:=IF(AND([.$G10]&lt;[.KZ$1];[.$H10]&gt;=[.KZ$1]);1;&quot;&quot;)">
            <text:p/>
          </table:table-cell>
          <table:table-cell table:style-name="ce2" table:formula="of:=IF(AND([.$G10]&lt;[.LA$1];[.$H10]&gt;=[.LA$1]);1;&quot;&quot;)">
            <text:p/>
          </table:table-cell>
          <table:table-cell table:style-name="ce2" table:formula="of:=IF(AND([.$G10]&lt;[.LB$1];[.$H10]&gt;=[.LB$1]);1;&quot;&quot;)">
            <text:p/>
          </table:table-cell>
          <table:table-cell table:style-name="ce2" table:formula="of:=IF(AND([.$G10]&lt;[.LC$1];[.$H10]&gt;=[.LC$1]);1;&quot;&quot;)">
            <text:p/>
          </table:table-cell>
          <table:table-cell table:style-name="ce2" table:formula="of:=IF(AND([.$G10]&lt;[.LD$1];[.$H10]&gt;=[.LD$1]);1;&quot;&quot;)">
            <text:p/>
          </table:table-cell>
          <table:table-cell table:style-name="ce2" table:formula="of:=IF(AND([.$G10]&lt;[.LE$1];[.$H10]&gt;=[.LE$1]);1;&quot;&quot;)">
            <text:p/>
          </table:table-cell>
          <table:table-cell table:style-name="ce2" table:formula="of:=IF(AND([.$G10]&lt;[.LF$1];[.$H10]&gt;=[.LF$1]);1;&quot;&quot;)">
            <text:p/>
          </table:table-cell>
          <table:table-cell table:style-name="ce2" table:formula="of:=IF(AND([.$G10]&lt;[.LG$1];[.$H10]&gt;=[.LG$1]);1;&quot;&quot;)">
            <text:p/>
          </table:table-cell>
          <table:table-cell table:style-name="ce2" table:formula="of:=IF(AND([.$G10]&lt;[.LH$1];[.$H10]&gt;=[.LH$1]);1;&quot;&quot;)">
            <text:p/>
          </table:table-cell>
          <table:table-cell table:style-name="ce2" table:formula="of:=IF(AND([.$G10]&lt;[.LI$1];[.$H10]&gt;=[.LI$1]);1;&quot;&quot;)">
            <text:p/>
          </table:table-cell>
          <table:table-cell table:style-name="ce2" table:formula="of:=IF(AND([.$G10]&lt;[.LJ$1];[.$H10]&gt;=[.LJ$1]);1;&quot;&quot;)">
            <text:p/>
          </table:table-cell>
          <table:table-cell table:style-name="ce2" table:formula="of:=IF(AND([.$G10]&lt;[.LK$1];[.$H10]&gt;=[.LK$1]);1;&quot;&quot;)">
            <text:p/>
          </table:table-cell>
          <table:table-cell table:style-name="ce2" table:formula="of:=IF(AND([.$G10]&lt;[.LL$1];[.$H10]&gt;=[.LL$1]);1;&quot;&quot;)">
            <text:p/>
          </table:table-cell>
          <table:table-cell table:style-name="ce2" table:formula="of:=IF(AND([.$G10]&lt;[.LM$1];[.$H10]&gt;=[.LM$1]);1;&quot;&quot;)">
            <text:p/>
          </table:table-cell>
          <table:table-cell table:style-name="ce2" table:formula="of:=IF(AND([.$G10]&lt;[.LN$1];[.$H10]&gt;=[.LN$1]);1;&quot;&quot;)">
            <text:p/>
          </table:table-cell>
          <table:table-cell table:style-name="ce2" table:formula="of:=IF(AND([.$G10]&lt;[.LO$1];[.$H10]&gt;=[.LO$1]);1;&quot;&quot;)">
            <text:p/>
          </table:table-cell>
          <table:table-cell table:style-name="ce2" table:formula="of:=IF(AND([.$G10]&lt;[.LP$1];[.$H10]&gt;=[.LP$1]);1;&quot;&quot;)">
            <text:p/>
          </table:table-cell>
          <table:table-cell table:style-name="ce2" table:formula="of:=IF(AND([.$G10]&lt;[.LQ$1];[.$H10]&gt;=[.LQ$1]);1;&quot;&quot;)">
            <text:p/>
          </table:table-cell>
          <table:table-cell table:style-name="ce2" table:formula="of:=IF(AND([.$G10]&lt;[.LR$1];[.$H10]&gt;=[.LR$1]);1;&quot;&quot;)">
            <text:p/>
          </table:table-cell>
          <table:table-cell table:style-name="ce2" table:formula="of:=IF(AND([.$G10]&lt;[.LS$1];[.$H10]&gt;=[.LS$1]);1;&quot;&quot;)">
            <text:p/>
          </table:table-cell>
          <table:table-cell table:style-name="ce2" table:formula="of:=IF(AND([.$G10]&lt;[.LT$1];[.$H10]&gt;=[.LT$1]);1;&quot;&quot;)">
            <text:p/>
          </table:table-cell>
          <table:table-cell table:style-name="ce2" table:formula="of:=IF(AND([.$G10]&lt;[.LU$1];[.$H10]&gt;=[.LU$1]);1;&quot;&quot;)">
            <text:p/>
          </table:table-cell>
          <table:table-cell table:style-name="ce2" table:formula="of:=IF(AND([.$G10]&lt;[.LV$1];[.$H10]&gt;=[.LV$1]);1;&quot;&quot;)">
            <text:p/>
          </table:table-cell>
          <table:table-cell table:style-name="ce2" table:formula="of:=IF(AND([.$G10]&lt;[.LW$1];[.$H10]&gt;=[.LW$1]);1;&quot;&quot;)">
            <text:p/>
          </table:table-cell>
          <table:table-cell table:style-name="ce2" table:formula="of:=IF(AND([.$G10]&lt;[.LX$1];[.$H10]&gt;=[.LX$1]);1;&quot;&quot;)">
            <text:p/>
          </table:table-cell>
          <table:table-cell table:style-name="ce2" table:formula="of:=IF(AND([.$G10]&lt;[.LY$1];[.$H10]&gt;=[.LY$1]);1;&quot;&quot;)">
            <text:p/>
          </table:table-cell>
          <table:table-cell table:style-name="ce2" table:formula="of:=IF(AND([.$G10]&lt;[.LZ$1];[.$H10]&gt;=[.LZ$1]);1;&quot;&quot;)">
            <text:p/>
          </table:table-cell>
          <table:table-cell table:style-name="ce2" table:formula="of:=IF(AND([.$G10]&lt;[.MA$1];[.$H10]&gt;=[.MA$1]);1;&quot;&quot;)">
            <text:p/>
          </table:table-cell>
          <table:table-cell table:style-name="ce2" table:formula="of:=IF(AND([.$G10]&lt;[.MB$1];[.$H10]&gt;=[.MB$1]);1;&quot;&quot;)">
            <text:p/>
          </table:table-cell>
          <table:table-cell table:style-name="ce2" table:formula="of:=IF(AND([.$G10]&lt;[.MC$1];[.$H10]&gt;=[.MC$1]);1;&quot;&quot;)">
            <text:p/>
          </table:table-cell>
          <table:table-cell table:style-name="ce2" table:formula="of:=IF(AND([.$G10]&lt;[.MD$1];[.$H10]&gt;=[.MD$1]);1;&quot;&quot;)">
            <text:p/>
          </table:table-cell>
          <table:table-cell table:style-name="ce2" table:formula="of:=IF(AND([.$G10]&lt;[.ME$1];[.$H10]&gt;=[.ME$1]);1;&quot;&quot;)">
            <text:p/>
          </table:table-cell>
          <table:table-cell table:style-name="ce2" table:formula="of:=IF(AND([.$G10]&lt;[.MF$1];[.$H10]&gt;=[.MF$1]);1;&quot;&quot;)">
            <text:p/>
          </table:table-cell>
          <table:table-cell table:style-name="ce2" table:formula="of:=IF(AND([.$G10]&lt;[.MG$1];[.$H10]&gt;=[.MG$1]);1;&quot;&quot;)">
            <text:p/>
          </table:table-cell>
          <table:table-cell table:style-name="ce2" table:formula="of:=IF(AND([.$G10]&lt;[.MH$1];[.$H10]&gt;=[.MH$1]);1;&quot;&quot;)">
            <text:p/>
          </table:table-cell>
          <table:table-cell table:style-name="ce2" table:formula="of:=IF(AND([.$G10]&lt;[.MI$1];[.$H10]&gt;=[.MI$1]);1;&quot;&quot;)">
            <text:p/>
          </table:table-cell>
          <table:table-cell table:style-name="ce2" table:formula="of:=IF(AND([.$G10]&lt;[.MJ$1];[.$H10]&gt;=[.MJ$1]);1;&quot;&quot;)">
            <text:p/>
          </table:table-cell>
          <table:table-cell table:style-name="ce2" table:formula="of:=IF(AND([.$G10]&lt;[.MK$1];[.$H10]&gt;=[.MK$1]);1;&quot;&quot;)">
            <text:p/>
          </table:table-cell>
          <table:table-cell table:style-name="ce2" table:formula="of:=IF(AND([.$G10]&lt;[.ML$1];[.$H10]&gt;=[.ML$1]);1;&quot;&quot;)">
            <text:p/>
          </table:table-cell>
          <table:table-cell table:style-name="ce2" table:formula="of:=IF(AND([.$G10]&lt;[.MM$1];[.$H10]&gt;=[.MM$1]);1;&quot;&quot;)">
            <text:p/>
          </table:table-cell>
          <table:table-cell table:style-name="ce2" table:formula="of:=IF(AND([.$G10]&lt;[.MN$1];[.$H10]&gt;=[.MN$1]);1;&quot;&quot;)">
            <text:p/>
          </table:table-cell>
          <table:table-cell table:style-name="ce2" table:formula="of:=IF(AND([.$G10]&lt;[.MO$1];[.$H10]&gt;=[.MO$1]);1;&quot;&quot;)">
            <text:p/>
          </table:table-cell>
          <table:table-cell table:style-name="ce2" table:formula="of:=IF(AND([.$G10]&lt;[.MP$1];[.$H10]&gt;=[.MP$1]);1;&quot;&quot;)">
            <text:p/>
          </table:table-cell>
          <table:table-cell table:style-name="ce2" table:formula="of:=IF(AND([.$G10]&lt;[.MQ$1];[.$H10]&gt;=[.MQ$1]);1;&quot;&quot;)">
            <text:p/>
          </table:table-cell>
          <table:table-cell table:style-name="ce2" table:formula="of:=IF(AND([.$G10]&lt;[.MR$1];[.$H10]&gt;=[.MR$1]);1;&quot;&quot;)">
            <text:p/>
          </table:table-cell>
          <table:table-cell table:style-name="ce2" table:formula="of:=IF(AND([.$G10]&lt;[.MS$1];[.$H10]&gt;=[.MS$1]);1;&quot;&quot;)">
            <text:p/>
          </table:table-cell>
          <table:table-cell table:style-name="ce2" table:formula="of:=IF(AND([.$G10]&lt;[.MT$1];[.$H10]&gt;=[.MT$1]);1;&quot;&quot;)">
            <text:p/>
          </table:table-cell>
          <table:table-cell table:style-name="ce2" table:formula="of:=IF(AND([.$G10]&lt;[.MU$1];[.$H10]&gt;=[.MU$1]);1;&quot;&quot;)">
            <text:p/>
          </table:table-cell>
          <table:table-cell table:style-name="ce2" table:formula="of:=IF(AND([.$G10]&lt;[.MV$1];[.$H10]&gt;=[.MV$1]);1;&quot;&quot;)">
            <text:p/>
          </table:table-cell>
          <table:table-cell table:style-name="ce2" table:formula="of:=IF(AND([.$G10]&lt;[.MW$1];[.$H10]&gt;=[.MW$1]);1;&quot;&quot;)">
            <text:p/>
          </table:table-cell>
          <table:table-cell table:style-name="ce2" table:formula="of:=IF(AND([.$G10]&lt;[.MX$1];[.$H10]&gt;=[.MX$1]);1;&quot;&quot;)">
            <text:p/>
          </table:table-cell>
          <table:table-cell table:style-name="ce2" table:formula="of:=IF(AND([.$G10]&lt;[.MY$1];[.$H10]&gt;=[.MY$1]);1;&quot;&quot;)">
            <text:p/>
          </table:table-cell>
          <table:table-cell table:style-name="ce2" table:formula="of:=IF(AND([.$G10]&lt;[.MZ$1];[.$H10]&gt;=[.MZ$1]);1;&quot;&quot;)">
            <text:p/>
          </table:table-cell>
          <table:table-cell table:style-name="ce2" table:formula="of:=IF(AND([.$G10]&lt;[.NA$1];[.$H10]&gt;=[.NA$1]);1;&quot;&quot;)">
            <text:p/>
          </table:table-cell>
          <table:table-cell table:style-name="ce2" table:formula="of:=IF(AND([.$G10]&lt;[.NB$1];[.$H10]&gt;=[.NB$1]);1;&quot;&quot;)">
            <text:p/>
          </table:table-cell>
          <table:table-cell table:style-name="ce2" table:formula="of:=IF(AND([.$G10]&lt;[.NC$1];[.$H10]&gt;=[.NC$1]);1;&quot;&quot;)">
            <text:p/>
          </table:table-cell>
          <table:table-cell table:style-name="ce2" table:formula="of:=IF(AND([.$G10]&lt;[.ND$1];[.$H10]&gt;=[.ND$1]);1;&quot;&quot;)">
            <text:p/>
          </table:table-cell>
          <table:table-cell table:style-name="ce2" table:formula="of:=IF(AND([.$G10]&lt;[.NE$1];[.$H10]&gt;=[.NE$1]);1;&quot;&quot;)">
            <text:p/>
          </table:table-cell>
          <table:table-cell table:style-name="ce2" table:formula="of:=IF(AND([.$G10]&lt;[.NF$1];[.$H10]&gt;=[.NF$1]);1;&quot;&quot;)">
            <text:p/>
          </table:table-cell>
          <table:table-cell table:style-name="ce2" table:formula="of:=IF(AND([.$G10]&lt;[.NG$1];[.$H10]&gt;=[.NG$1]);1;&quot;&quot;)">
            <text:p/>
          </table:table-cell>
          <table:table-cell table:style-name="ce2" table:formula="of:=IF(AND([.$G10]&lt;[.NH$1];[.$H10]&gt;=[.NH$1]);1;&quot;&quot;)">
            <text:p/>
          </table:table-cell>
          <table:table-cell table:style-name="ce2" table:formula="of:=IF(AND([.$G10]&lt;[.NI$1];[.$H10]&gt;=[.NI$1]);1;&quot;&quot;)">
            <text:p/>
          </table:table-cell>
          <table:table-cell table:style-name="ce2" table:formula="of:=IF(AND([.$G10]&lt;[.NJ$1];[.$H10]&gt;=[.NJ$1]);1;&quot;&quot;)">
            <text:p/>
          </table:table-cell>
          <table:table-cell table:style-name="ce2" table:formula="of:=IF(AND([.$G10]&lt;[.NK$1];[.$H10]&gt;=[.NK$1]);1;&quot;&quot;)">
            <text:p/>
          </table:table-cell>
          <table:table-cell table:style-name="ce2" table:formula="of:=IF(AND([.$G10]&lt;[.NL$1];[.$H10]&gt;=[.NL$1]);1;&quot;&quot;)">
            <text:p/>
          </table:table-cell>
          <table:table-cell table:style-name="ce2" table:formula="of:=IF(AND([.$G10]&lt;[.NM$1];[.$H10]&gt;=[.NM$1]);1;&quot;&quot;)">
            <text:p/>
          </table:table-cell>
          <table:table-cell table:style-name="ce2" table:formula="of:=IF(AND([.$G10]&lt;[.NN$1];[.$H10]&gt;=[.NN$1]);1;&quot;&quot;)">
            <text:p/>
          </table:table-cell>
          <table:table-cell table:style-name="ce2" table:formula="of:=IF(AND([.$G10]&lt;[.NO$1];[.$H10]&gt;=[.NO$1]);1;&quot;&quot;)">
            <text:p/>
          </table:table-cell>
          <table:table-cell table:style-name="ce2" table:formula="of:=IF(AND([.$G10]&lt;[.NP$1];[.$H10]&gt;=[.NP$1]);1;&quot;&quot;)">
            <text:p/>
          </table:table-cell>
          <table:table-cell table:style-name="ce2" table:formula="of:=IF(AND([.$G10]&lt;[.NQ$1];[.$H10]&gt;=[.NQ$1]);1;&quot;&quot;)">
            <text:p/>
          </table:table-cell>
          <table:table-cell table:style-name="ce2" table:formula="of:=IF(AND([.$G10]&lt;[.NR$1];[.$H10]&gt;=[.NR$1]);1;&quot;&quot;)">
            <text:p/>
          </table:table-cell>
          <table:table-cell table:style-name="ce2" table:formula="of:=IF(AND([.$G10]&lt;[.NS$1];[.$H10]&gt;=[.NS$1]);1;&quot;&quot;)">
            <text:p/>
          </table:table-cell>
          <table:table-cell table:style-name="ce2" table:formula="of:=IF(AND([.$G10]&lt;[.NT$1];[.$H10]&gt;=[.NT$1]);1;&quot;&quot;)">
            <text:p/>
          </table:table-cell>
          <table:table-cell table:style-name="ce2" table:formula="of:=IF(AND([.$G10]&lt;[.NU$1];[.$H10]&gt;=[.NU$1]);1;&quot;&quot;)">
            <text:p/>
          </table:table-cell>
          <table:table-cell table:style-name="ce2" table:formula="of:=IF(AND([.$G10]&lt;[.NV$1];[.$H10]&gt;=[.NV$1]);1;&quot;&quot;)">
            <text:p/>
          </table:table-cell>
          <table:table-cell table:style-name="ce2" table:formula="of:=IF(AND([.$G10]&lt;[.NW$1];[.$H10]&gt;=[.NW$1]);1;&quot;&quot;)">
            <text:p/>
          </table:table-cell>
          <table:table-cell table:style-name="ce2" table:formula="of:=IF(AND([.$G10]&lt;[.NX$1];[.$H10]&gt;=[.NX$1]);1;&quot;&quot;)">
            <text:p/>
          </table:table-cell>
          <table:table-cell table:style-name="ce2" table:formula="of:=IF(AND([.$G10]&lt;[.NY$1];[.$H10]&gt;=[.NY$1]);1;&quot;&quot;)">
            <text:p/>
          </table:table-cell>
          <table:table-cell table:style-name="ce2" table:formula="of:=IF(AND([.$G10]&lt;[.NZ$1];[.$H10]&gt;=[.NZ$1]);1;&quot;&quot;)">
            <text:p/>
          </table:table-cell>
          <table:table-cell table:style-name="ce2" table:formula="of:=IF(AND([.$G10]&lt;[.OA$1];[.$H10]&gt;=[.OA$1]);1;&quot;&quot;)">
            <text:p/>
          </table:table-cell>
          <table:table-cell table:style-name="ce2" table:formula="of:=IF(AND([.$G10]&lt;[.OB$1];[.$H10]&gt;=[.OB$1]);1;&quot;&quot;)">
            <text:p/>
          </table:table-cell>
          <table:table-cell table:style-name="ce2" table:formula="of:=IF(AND([.$G10]&lt;[.OC$1];[.$H10]&gt;=[.OC$1]);1;&quot;&quot;)">
            <text:p/>
          </table:table-cell>
          <table:table-cell table:style-name="ce2" table:formula="of:=IF(AND([.$G10]&lt;[.OD$1];[.$H10]&gt;=[.OD$1]);1;&quot;&quot;)">
            <text:p/>
          </table:table-cell>
          <table:table-cell table:style-name="ce2" table:formula="of:=IF(AND([.$G10]&lt;[.OE$1];[.$H10]&gt;=[.OE$1]);1;&quot;&quot;)">
            <text:p/>
          </table:table-cell>
          <table:table-cell table:style-name="ce2" table:formula="of:=IF(AND([.$G10]&lt;[.OF$1];[.$H10]&gt;=[.OF$1]);1;&quot;&quot;)">
            <text:p/>
          </table:table-cell>
          <table:table-cell table:style-name="ce2" table:formula="of:=IF(AND([.$G10]&lt;[.OG$1];[.$H10]&gt;=[.OG$1]);1;&quot;&quot;)">
            <text:p/>
          </table:table-cell>
          <table:table-cell table:style-name="ce2" table:formula="of:=IF(AND([.$G10]&lt;[.OH$1];[.$H10]&gt;=[.OH$1]);1;&quot;&quot;)">
            <text:p/>
          </table:table-cell>
          <table:table-cell table:style-name="ce2" table:formula="of:=IF(AND([.$G10]&lt;[.OI$1];[.$H10]&gt;=[.OI$1]);1;&quot;&quot;)">
            <text:p/>
          </table:table-cell>
          <table:table-cell table:style-name="ce2" table:formula="of:=IF(AND([.$G10]&lt;[.OJ$1];[.$H10]&gt;=[.OJ$1]);1;&quot;&quot;)">
            <text:p/>
          </table:table-cell>
          <table:table-cell table:style-name="ce2" table:formula="of:=IF(AND([.$G10]&lt;[.OK$1];[.$H10]&gt;=[.OK$1]);1;&quot;&quot;)">
            <text:p/>
          </table:table-cell>
          <table:table-cell table:style-name="ce2" table:formula="of:=IF(AND([.$G10]&lt;[.OL$1];[.$H10]&gt;=[.OL$1]);1;&quot;&quot;)">
            <text:p/>
          </table:table-cell>
          <table:table-cell table:style-name="ce2" table:formula="of:=IF(AND([.$G10]&lt;[.OM$1];[.$H10]&gt;=[.OM$1]);1;&quot;&quot;)">
            <text:p/>
          </table:table-cell>
          <table:table-cell table:style-name="ce2" table:formula="of:=IF(AND([.$G10]&lt;[.ON$1];[.$H10]&gt;=[.ON$1]);1;&quot;&quot;)">
            <text:p/>
          </table:table-cell>
          <table:table-cell table:style-name="ce2" table:formula="of:=IF(AND([.$G10]&lt;[.OO$1];[.$H10]&gt;=[.OO$1]);1;&quot;&quot;)">
            <text:p/>
          </table:table-cell>
          <table:table-cell table:style-name="ce2" table:formula="of:=IF(AND([.$G10]&lt;[.OP$1];[.$H10]&gt;=[.OP$1]);1;&quot;&quot;)">
            <text:p/>
          </table:table-cell>
          <table:table-cell table:style-name="ce2" table:formula="of:=IF(AND([.$G10]&lt;[.OQ$1];[.$H10]&gt;=[.OQ$1]);1;&quot;&quot;)">
            <text:p/>
          </table:table-cell>
          <table:table-cell table:style-name="ce2" table:formula="of:=IF(AND([.$G10]&lt;[.OR$1];[.$H10]&gt;=[.OR$1]);1;&quot;&quot;)">
            <text:p/>
          </table:table-cell>
          <table:table-cell table:style-name="ce2" table:formula="of:=IF(AND([.$G10]&lt;[.OS$1];[.$H10]&gt;=[.OS$1]);1;&quot;&quot;)">
            <text:p/>
          </table:table-cell>
          <table:table-cell table:style-name="ce2" table:formula="of:=IF(AND([.$G10]&lt;[.OT$1];[.$H10]&gt;=[.OT$1]);1;&quot;&quot;)">
            <text:p/>
          </table:table-cell>
          <table:table-cell table:style-name="ce2" table:formula="of:=IF(AND([.$G10]&lt;[.OU$1];[.$H10]&gt;=[.OU$1]);1;&quot;&quot;)">
            <text:p/>
          </table:table-cell>
          <table:table-cell table:style-name="ce2" table:formula="of:=IF(AND([.$G10]&lt;[.OV$1];[.$H10]&gt;=[.OV$1]);1;&quot;&quot;)">
            <text:p/>
          </table:table-cell>
          <table:table-cell table:style-name="ce2" table:formula="of:=IF(AND([.$G10]&lt;[.OW$1];[.$H10]&gt;=[.OW$1]);1;&quot;&quot;)">
            <text:p/>
          </table:table-cell>
          <table:table-cell table:style-name="ce2" table:formula="of:=IF(AND([.$G10]&lt;[.OX$1];[.$H10]&gt;=[.OX$1]);1;&quot;&quot;)">
            <text:p/>
          </table:table-cell>
          <table:table-cell table:style-name="ce2" table:formula="of:=IF(AND([.$G10]&lt;[.OY$1];[.$H10]&gt;=[.OY$1]);1;&quot;&quot;)">
            <text:p/>
          </table:table-cell>
          <table:table-cell table:style-name="ce2" table:formula="of:=IF(AND([.$G10]&lt;[.OZ$1];[.$H10]&gt;=[.OZ$1]);1;&quot;&quot;)">
            <text:p/>
          </table:table-cell>
          <table:table-cell table:style-name="ce2" table:formula="of:=IF(AND([.$G10]&lt;[.PA$1];[.$H10]&gt;=[.PA$1]);1;&quot;&quot;)">
            <text:p/>
          </table:table-cell>
          <table:table-cell table:style-name="ce2" table:formula="of:=IF(AND([.$G10]&lt;[.PB$1];[.$H10]&gt;=[.PB$1]);1;&quot;&quot;)">
            <text:p/>
          </table:table-cell>
          <table:table-cell table:style-name="ce2" table:formula="of:=IF(AND([.$G10]&lt;[.PC$1];[.$H10]&gt;=[.PC$1]);1;&quot;&quot;)">
            <text:p/>
          </table:table-cell>
          <table:table-cell table:style-name="ce2" table:formula="of:=IF(AND([.$G10]&lt;[.PD$1];[.$H10]&gt;=[.PD$1]);1;&quot;&quot;)">
            <text:p/>
          </table:table-cell>
          <table:table-cell table:style-name="ce2" table:formula="of:=IF(AND([.$G10]&lt;[.PE$1];[.$H10]&gt;=[.PE$1]);1;&quot;&quot;)">
            <text:p/>
          </table:table-cell>
          <table:table-cell table:style-name="ce2" table:formula="of:=IF(AND([.$G10]&lt;[.PF$1];[.$H10]&gt;=[.PF$1]);1;&quot;&quot;)">
            <text:p/>
          </table:table-cell>
          <table:table-cell table:style-name="ce2" table:formula="of:=IF(AND([.$G10]&lt;[.PG$1];[.$H10]&gt;=[.PG$1]);1;&quot;&quot;)">
            <text:p/>
          </table:table-cell>
          <table:table-cell table:style-name="ce2" table:formula="of:=IF(AND([.$G10]&lt;[.PH$1];[.$H10]&gt;=[.PH$1]);1;&quot;&quot;)">
            <text:p/>
          </table:table-cell>
          <table:table-cell table:style-name="ce2" table:formula="of:=IF(AND([.$G10]&lt;[.PI$1];[.$H10]&gt;=[.PI$1]);1;&quot;&quot;)">
            <text:p/>
          </table:table-cell>
          <table:table-cell table:style-name="ce2" table:formula="of:=IF(AND([.$G10]&lt;[.PJ$1];[.$H10]&gt;=[.PJ$1]);1;&quot;&quot;)">
            <text:p/>
          </table:table-cell>
          <table:table-cell table:style-name="ce2" table:formula="of:=IF(AND([.$G10]&lt;[.PK$1];[.$H10]&gt;=[.PK$1]);1;&quot;&quot;)">
            <text:p/>
          </table:table-cell>
          <table:table-cell table:style-name="ce2" table:formula="of:=IF(AND([.$G10]&lt;[.PL$1];[.$H10]&gt;=[.PL$1]);1;&quot;&quot;)">
            <text:p/>
          </table:table-cell>
          <table:table-cell table:style-name="ce2" table:formula="of:=IF(AND([.$G10]&lt;[.PM$1];[.$H10]&gt;=[.PM$1]);1;&quot;&quot;)">
            <text:p/>
          </table:table-cell>
          <table:table-cell table:style-name="ce2" table:formula="of:=IF(AND([.$G10]&lt;[.PN$1];[.$H10]&gt;=[.PN$1]);1;&quot;&quot;)">
            <text:p/>
          </table:table-cell>
          <table:table-cell table:style-name="ce2" table:formula="of:=IF(AND([.$G10]&lt;[.PO$1];[.$H10]&gt;=[.PO$1]);1;&quot;&quot;)">
            <text:p/>
          </table:table-cell>
          <table:table-cell table:style-name="ce2" table:formula="of:=IF(AND([.$G10]&lt;[.PP$1];[.$H10]&gt;=[.PP$1]);1;&quot;&quot;)">
            <text:p/>
          </table:table-cell>
          <table:table-cell table:style-name="ce2" table:formula="of:=IF(AND([.$G10]&lt;[.PQ$1];[.$H10]&gt;=[.PQ$1]);1;&quot;&quot;)">
            <text:p/>
          </table:table-cell>
          <table:table-cell table:style-name="ce2" table:formula="of:=IF(AND([.$G10]&lt;[.PR$1];[.$H10]&gt;=[.PR$1]);1;&quot;&quot;)">
            <text:p/>
          </table:table-cell>
          <table:table-cell table:style-name="ce2" table:formula="of:=IF(AND([.$G10]&lt;[.PS$1];[.$H10]&gt;=[.PS$1]);1;&quot;&quot;)">
            <text:p/>
          </table:table-cell>
          <table:table-cell table:style-name="ce2" table:formula="of:=IF(AND([.$G10]&lt;[.PT$1];[.$H10]&gt;=[.PT$1]);1;&quot;&quot;)">
            <text:p/>
          </table:table-cell>
          <table:table-cell table:style-name="ce2" table:formula="of:=IF(AND([.$G10]&lt;[.PU$1];[.$H10]&gt;=[.PU$1]);1;&quot;&quot;)">
            <text:p/>
          </table:table-cell>
          <table:table-cell table:style-name="ce2" table:formula="of:=IF(AND([.$G10]&lt;[.PV$1];[.$H10]&gt;=[.PV$1]);1;&quot;&quot;)">
            <text:p/>
          </table:table-cell>
          <table:table-cell table:style-name="ce2" table:formula="of:=IF(AND([.$G10]&lt;[.PW$1];[.$H10]&gt;=[.PW$1]);1;&quot;&quot;)">
            <text:p/>
          </table:table-cell>
          <table:table-cell table:style-name="ce2" table:formula="of:=IF(AND([.$G10]&lt;[.PX$1];[.$H10]&gt;=[.PX$1]);1;&quot;&quot;)">
            <text:p/>
          </table:table-cell>
          <table:table-cell table:style-name="ce2" table:formula="of:=IF(AND([.$G10]&lt;[.PY$1];[.$H10]&gt;=[.PY$1]);1;&quot;&quot;)">
            <text:p/>
          </table:table-cell>
          <table:table-cell table:style-name="ce2" table:formula="of:=IF(AND([.$G10]&lt;[.PZ$1];[.$H10]&gt;=[.PZ$1]);1;&quot;&quot;)">
            <text:p/>
          </table:table-cell>
          <table:table-cell table:style-name="ce2" table:formula="of:=IF(AND([.$G10]&lt;[.QA$1];[.$H10]&gt;=[.QA$1]);1;&quot;&quot;)">
            <text:p/>
          </table:table-cell>
          <table:table-cell table:style-name="ce2" table:formula="of:=IF(AND([.$G10]&lt;[.QB$1];[.$H10]&gt;=[.QB$1]);1;&quot;&quot;)">
            <text:p/>
          </table:table-cell>
          <table:table-cell table:style-name="ce2" table:formula="of:=IF(AND([.$G10]&lt;[.QC$1];[.$H10]&gt;=[.QC$1]);1;&quot;&quot;)">
            <text:p/>
          </table:table-cell>
          <table:table-cell table:style-name="ce2" table:formula="of:=IF(AND([.$G10]&lt;[.QD$1];[.$H10]&gt;=[.QD$1]);1;&quot;&quot;)">
            <text:p/>
          </table:table-cell>
          <table:table-cell table:style-name="ce2" table:formula="of:=IF(AND([.$G10]&lt;[.QE$1];[.$H10]&gt;=[.QE$1]);1;&quot;&quot;)">
            <text:p/>
          </table:table-cell>
          <table:table-cell table:style-name="ce2" table:formula="of:=IF(AND([.$G10]&lt;[.QF$1];[.$H10]&gt;=[.QF$1]);1;&quot;&quot;)">
            <text:p/>
          </table:table-cell>
          <table:table-cell table:style-name="ce2" table:formula="of:=IF(AND([.$G10]&lt;[.QG$1];[.$H10]&gt;=[.QG$1]);1;&quot;&quot;)">
            <text:p/>
          </table:table-cell>
          <table:table-cell table:style-name="ce2" table:formula="of:=IF(AND([.$G10]&lt;[.QH$1];[.$H10]&gt;=[.QH$1]);1;&quot;&quot;)">
            <text:p/>
          </table:table-cell>
          <table:table-cell table:style-name="ce2" table:formula="of:=IF(AND([.$G10]&lt;[.QI$1];[.$H10]&gt;=[.QI$1]);1;&quot;&quot;)">
            <text:p/>
          </table:table-cell>
          <table:table-cell table:style-name="ce2" table:formula="of:=IF(AND([.$G10]&lt;[.QJ$1];[.$H10]&gt;=[.QJ$1]);1;&quot;&quot;)">
            <text:p/>
          </table:table-cell>
          <table:table-cell table:style-name="ce2" table:formula="of:=IF(AND([.$G10]&lt;[.QK$1];[.$H10]&gt;=[.QK$1]);1;&quot;&quot;)">
            <text:p/>
          </table:table-cell>
          <table:table-cell table:style-name="ce2" table:formula="of:=IF(AND([.$G10]&lt;[.QL$1];[.$H10]&gt;=[.QL$1]);1;&quot;&quot;)">
            <text:p/>
          </table:table-cell>
          <table:table-cell table:style-name="ce2" table:formula="of:=IF(AND([.$G10]&lt;[.QM$1];[.$H10]&gt;=[.QM$1]);1;&quot;&quot;)">
            <text:p/>
          </table:table-cell>
          <table:table-cell table:style-name="ce2" table:formula="of:=IF(AND([.$G10]&lt;[.QN$1];[.$H10]&gt;=[.QN$1]);1;&quot;&quot;)">
            <text:p/>
          </table:table-cell>
          <table:table-cell table:style-name="ce2" table:formula="of:=IF(AND([.$G10]&lt;[.QO$1];[.$H10]&gt;=[.QO$1]);1;&quot;&quot;)">
            <text:p/>
          </table:table-cell>
          <table:table-cell table:style-name="ce2" table:formula="of:=IF(AND([.$G10]&lt;[.QP$1];[.$H10]&gt;=[.QP$1]);1;&quot;&quot;)">
            <text:p/>
          </table:table-cell>
          <table:table-cell table:style-name="ce2" table:formula="of:=IF(AND([.$G10]&lt;[.QQ$1];[.$H10]&gt;=[.QQ$1]);1;&quot;&quot;)">
            <text:p/>
          </table:table-cell>
          <table:table-cell table:style-name="ce2" table:formula="of:=IF(AND([.$G10]&lt;[.QR$1];[.$H10]&gt;=[.QR$1]);1;&quot;&quot;)">
            <text:p/>
          </table:table-cell>
          <table:table-cell table:style-name="ce2" table:formula="of:=IF(AND([.$G10]&lt;[.QS$1];[.$H10]&gt;=[.QS$1]);1;&quot;&quot;)">
            <text:p/>
          </table:table-cell>
          <table:table-cell table:style-name="ce2" table:formula="of:=IF(AND([.$G10]&lt;[.QT$1];[.$H10]&gt;=[.QT$1]);1;&quot;&quot;)">
            <text:p/>
          </table:table-cell>
          <table:table-cell table:style-name="ce2" table:formula="of:=IF(AND([.$G10]&lt;[.QU$1];[.$H10]&gt;=[.QU$1]);1;&quot;&quot;)">
            <text:p/>
          </table:table-cell>
          <table:table-cell table:style-name="ce2" table:formula="of:=IF(AND([.$G10]&lt;[.QV$1];[.$H10]&gt;=[.QV$1]);1;&quot;&quot;)">
            <text:p/>
          </table:table-cell>
          <table:table-cell table:style-name="ce2" table:formula="of:=IF(AND([.$G10]&lt;[.QW$1];[.$H10]&gt;=[.QW$1]);1;&quot;&quot;)">
            <text:p/>
          </table:table-cell>
          <table:table-cell table:style-name="ce2" table:formula="of:=IF(AND([.$G10]&lt;[.QX$1];[.$H10]&gt;=[.QX$1]);1;&quot;&quot;)">
            <text:p/>
          </table:table-cell>
          <table:table-cell table:style-name="ce2" table:formula="of:=IF(AND([.$G10]&lt;[.QY$1];[.$H10]&gt;=[.QY$1]);1;&quot;&quot;)">
            <text:p/>
          </table:table-cell>
          <table:table-cell table:style-name="ce2" table:formula="of:=IF(AND([.$G10]&lt;[.QZ$1];[.$H10]&gt;=[.QZ$1]);1;&quot;&quot;)">
            <text:p/>
          </table:table-cell>
          <table:table-cell table:style-name="ce2" table:formula="of:=IF(AND([.$G10]&lt;[.RA$1];[.$H10]&gt;=[.RA$1]);1;&quot;&quot;)">
            <text:p/>
          </table:table-cell>
          <table:table-cell table:style-name="ce2" table:formula="of:=IF(AND([.$G10]&lt;[.RB$1];[.$H10]&gt;=[.RB$1]);1;&quot;&quot;)">
            <text:p/>
          </table:table-cell>
          <table:table-cell table:style-name="ce2" table:formula="of:=IF(AND([.$G10]&lt;[.RC$1];[.$H10]&gt;=[.RC$1]);1;&quot;&quot;)">
            <text:p/>
          </table:table-cell>
          <table:table-cell table:style-name="ce2" table:formula="of:=IF(AND([.$G10]&lt;[.RD$1];[.$H10]&gt;=[.RD$1]);1;&quot;&quot;)">
            <text:p/>
          </table:table-cell>
          <table:table-cell table:style-name="ce2" table:formula="of:=IF(AND([.$G10]&lt;[.RE$1];[.$H10]&gt;=[.RE$1]);1;&quot;&quot;)">
            <text:p/>
          </table:table-cell>
          <table:table-cell table:style-name="ce2" table:formula="of:=IF(AND([.$G10]&lt;[.RF$1];[.$H10]&gt;=[.RF$1]);1;&quot;&quot;)">
            <text:p/>
          </table:table-cell>
          <table:table-cell table:style-name="ce2" table:formula="of:=IF(AND([.$G10]&lt;[.RG$1];[.$H10]&gt;=[.RG$1]);1;&quot;&quot;)">
            <text:p/>
          </table:table-cell>
          <table:table-cell table:style-name="ce2" table:formula="of:=IF(AND([.$G10]&lt;[.RH$1];[.$H10]&gt;=[.RH$1]);1;&quot;&quot;)">
            <text:p/>
          </table:table-cell>
          <table:table-cell table:style-name="ce2" table:formula="of:=IF(AND([.$G10]&lt;[.RI$1];[.$H10]&gt;=[.RI$1]);1;&quot;&quot;)">
            <text:p/>
          </table:table-cell>
          <table:table-cell table:style-name="ce2" table:formula="of:=IF(AND([.$G10]&lt;[.RJ$1];[.$H10]&gt;=[.RJ$1]);1;&quot;&quot;)">
            <text:p/>
          </table:table-cell>
          <table:table-cell table:style-name="ce2" table:formula="of:=IF(AND([.$G10]&lt;[.RK$1];[.$H10]&gt;=[.RK$1]);1;&quot;&quot;)">
            <text:p/>
          </table:table-cell>
          <table:table-cell table:style-name="ce2" table:formula="of:=IF(AND([.$G10]&lt;[.RL$1];[.$H10]&gt;=[.RL$1]);1;&quot;&quot;)">
            <text:p/>
          </table:table-cell>
          <table:table-cell table:style-name="ce2" table:formula="of:=IF(AND([.$G10]&lt;[.RM$1];[.$H10]&gt;=[.RM$1]);1;&quot;&quot;)">
            <text:p/>
          </table:table-cell>
          <table:table-cell table:style-name="ce2" table:formula="of:=IF(AND([.$G10]&lt;[.RN$1];[.$H10]&gt;=[.RN$1]);1;&quot;&quot;)">
            <text:p/>
          </table:table-cell>
          <table:table-cell table:style-name="ce2" table:formula="of:=IF(AND([.$G10]&lt;[.RO$1];[.$H10]&gt;=[.RO$1]);1;&quot;&quot;)">
            <text:p/>
          </table:table-cell>
          <table:table-cell table:style-name="ce2" table:formula="of:=IF(AND([.$G10]&lt;[.RP$1];[.$H10]&gt;=[.RP$1]);1;&quot;&quot;)">
            <text:p/>
          </table:table-cell>
          <table:table-cell table:style-name="ce2" table:formula="of:=IF(AND([.$G10]&lt;[.RQ$1];[.$H10]&gt;=[.RQ$1]);1;&quot;&quot;)">
            <text:p/>
          </table:table-cell>
          <table:table-cell table:style-name="ce2" table:formula="of:=IF(AND([.$G10]&lt;[.RR$1];[.$H10]&gt;=[.RR$1]);1;&quot;&quot;)">
            <text:p/>
          </table:table-cell>
          <table:table-cell table:style-name="ce2" table:formula="of:=IF(AND([.$G10]&lt;[.RS$1];[.$H10]&gt;=[.RS$1]);1;&quot;&quot;)">
            <text:p/>
          </table:table-cell>
          <table:table-cell table:style-name="ce2" table:formula="of:=IF(AND([.$G10]&lt;[.RT$1];[.$H10]&gt;=[.RT$1]);1;&quot;&quot;)">
            <text:p/>
          </table:table-cell>
          <table:table-cell table:style-name="ce2" table:formula="of:=IF(AND([.$G10]&lt;[.RU$1];[.$H10]&gt;=[.RU$1]);1;&quot;&quot;)">
            <text:p/>
          </table:table-cell>
          <table:table-cell table:style-name="ce2" table:formula="of:=IF(AND([.$G10]&lt;[.RV$1];[.$H10]&gt;=[.RV$1]);1;&quot;&quot;)">
            <text:p/>
          </table:table-cell>
          <table:table-cell table:style-name="ce2" table:formula="of:=IF(AND([.$G10]&lt;[.RW$1];[.$H10]&gt;=[.RW$1]);1;&quot;&quot;)">
            <text:p/>
          </table:table-cell>
          <table:table-cell table:style-name="ce2" table:formula="of:=IF(AND([.$G10]&lt;[.RX$1];[.$H10]&gt;=[.RX$1]);1;&quot;&quot;)">
            <text:p/>
          </table:table-cell>
          <table:table-cell table:style-name="ce2" table:formula="of:=IF(AND([.$G10]&lt;[.RY$1];[.$H10]&gt;=[.RY$1]);1;&quot;&quot;)">
            <text:p/>
          </table:table-cell>
          <table:table-cell table:style-name="ce2" table:formula="of:=IF(AND([.$G10]&lt;[.RZ$1];[.$H10]&gt;=[.RZ$1]);1;&quot;&quot;)">
            <text:p/>
          </table:table-cell>
          <table:table-cell table:style-name="ce2" table:formula="of:=IF(AND([.$G10]&lt;[.SA$1];[.$H10]&gt;=[.SA$1]);1;&quot;&quot;)">
            <text:p/>
          </table:table-cell>
          <table:table-cell table:style-name="ce2" table:formula="of:=IF(AND([.$G10]&lt;[.SB$1];[.$H10]&gt;=[.SB$1]);1;&quot;&quot;)">
            <text:p/>
          </table:table-cell>
          <table:table-cell table:style-name="ce2" table:formula="of:=IF(AND([.$G10]&lt;[.SC$1];[.$H10]&gt;=[.SC$1]);1;&quot;&quot;)">
            <text:p/>
          </table:table-cell>
          <table:table-cell table:style-name="ce2" table:formula="of:=IF(AND([.$G10]&lt;[.SD$1];[.$H10]&gt;=[.SD$1]);1;&quot;&quot;)">
            <text:p/>
          </table:table-cell>
          <table:table-cell table:style-name="ce2" table:formula="of:=IF(AND([.$G10]&lt;[.SE$1];[.$H10]&gt;=[.SE$1]);1;&quot;&quot;)">
            <text:p/>
          </table:table-cell>
          <table:table-cell table:style-name="ce2" table:formula="of:=IF(AND([.$G10]&lt;[.SF$1];[.$H10]&gt;=[.SF$1]);1;&quot;&quot;)">
            <text:p/>
          </table:table-cell>
          <table:table-cell table:style-name="ce2" table:formula="of:=IF(AND([.$G10]&lt;[.SG$1];[.$H10]&gt;=[.SG$1]);1;&quot;&quot;)">
            <text:p/>
          </table:table-cell>
          <table:table-cell table:style-name="ce2" table:formula="of:=IF(AND([.$G10]&lt;[.SH$1];[.$H10]&gt;=[.SH$1]);1;&quot;&quot;)">
            <text:p/>
          </table:table-cell>
          <table:table-cell table:style-name="ce2" table:formula="of:=IF(AND([.$G10]&lt;[.SI$1];[.$H10]&gt;=[.SI$1]);1;&quot;&quot;)">
            <text:p/>
          </table:table-cell>
          <table:table-cell table:style-name="ce2" table:formula="of:=IF(AND([.$G10]&lt;[.SJ$1];[.$H10]&gt;=[.SJ$1]);1;&quot;&quot;)">
            <text:p/>
          </table:table-cell>
          <table:table-cell table:style-name="ce2" table:formula="of:=IF(AND([.$G10]&lt;[.SK$1];[.$H10]&gt;=[.SK$1]);1;&quot;&quot;)">
            <text:p/>
          </table:table-cell>
          <table:table-cell table:style-name="ce2" table:formula="of:=IF(AND([.$G10]&lt;[.SL$1];[.$H10]&gt;=[.SL$1]);1;&quot;&quot;)">
            <text:p/>
          </table:table-cell>
          <table:table-cell table:style-name="ce2" table:formula="of:=IF(AND([.$G10]&lt;[.SM$1];[.$H10]&gt;=[.SM$1]);1;&quot;&quot;)">
            <text:p/>
          </table:table-cell>
          <table:table-cell table:style-name="ce2" table:formula="of:=IF(AND([.$G10]&lt;[.SN$1];[.$H10]&gt;=[.SN$1]);1;&quot;&quot;)">
            <text:p/>
          </table:table-cell>
          <table:table-cell table:style-name="ce2" table:formula="of:=IF(AND([.$G10]&lt;[.SO$1];[.$H10]&gt;=[.SO$1]);1;&quot;&quot;)">
            <text:p/>
          </table:table-cell>
          <table:table-cell table:style-name="ce2" table:formula="of:=IF(AND([.$G10]&lt;[.SP$1];[.$H10]&gt;=[.SP$1]);1;&quot;&quot;)">
            <text:p/>
          </table:table-cell>
          <table:table-cell table:style-name="ce2" table:formula="of:=IF(AND([.$G10]&lt;[.SQ$1];[.$H10]&gt;=[.SQ$1]);1;&quot;&quot;)">
            <text:p/>
          </table:table-cell>
          <table:table-cell table:style-name="ce2" table:formula="of:=IF(AND([.$G10]&lt;[.SR$1];[.$H10]&gt;=[.SR$1]);1;&quot;&quot;)">
            <text:p/>
          </table:table-cell>
          <table:table-cell table:style-name="ce2" table:formula="of:=IF(AND([.$G10]&lt;[.SS$1];[.$H10]&gt;=[.SS$1]);1;&quot;&quot;)">
            <text:p/>
          </table:table-cell>
          <table:table-cell table:style-name="ce2" table:formula="of:=IF(AND([.$G10]&lt;[.ST$1];[.$H10]&gt;=[.ST$1]);1;&quot;&quot;)">
            <text:p/>
          </table:table-cell>
          <table:table-cell table:style-name="ce2" table:formula="of:=IF(AND([.$G10]&lt;[.SU$1];[.$H10]&gt;=[.SU$1]);1;&quot;&quot;)">
            <text:p/>
          </table:table-cell>
          <table:table-cell table:style-name="ce2" table:formula="of:=IF(AND([.$G10]&lt;[.SV$1];[.$H10]&gt;=[.SV$1]);1;&quot;&quot;)">
            <text:p/>
          </table:table-cell>
          <table:table-cell table:style-name="ce2" table:formula="of:=IF(AND([.$G10]&lt;[.SW$1];[.$H10]&gt;=[.SW$1]);1;&quot;&quot;)">
            <text:p/>
          </table:table-cell>
          <table:table-cell table:style-name="ce2" table:formula="of:=IF(AND([.$G10]&lt;[.SX$1];[.$H10]&gt;=[.SX$1]);1;&quot;&quot;)">
            <text:p/>
          </table:table-cell>
          <table:table-cell table:style-name="ce2" table:formula="of:=IF(AND([.$G10]&lt;[.SY$1];[.$H10]&gt;=[.SY$1]);1;&quot;&quot;)">
            <text:p/>
          </table:table-cell>
          <table:table-cell table:style-name="ce2" table:formula="of:=IF(AND([.$G10]&lt;[.SZ$1];[.$H10]&gt;=[.SZ$1]);1;&quot;&quot;)">
            <text:p/>
          </table:table-cell>
          <table:table-cell table:style-name="ce2" table:formula="of:=IF(AND([.$G10]&lt;[.TA$1];[.$H10]&gt;=[.TA$1]);1;&quot;&quot;)">
            <text:p/>
          </table:table-cell>
          <table:table-cell table:style-name="ce2" table:formula="of:=IF(AND([.$G10]&lt;[.TB$1];[.$H10]&gt;=[.TB$1]);1;&quot;&quot;)">
            <text:p/>
          </table:table-cell>
          <table:table-cell table:style-name="ce2" table:formula="of:=IF(AND([.$G10]&lt;[.TC$1];[.$H10]&gt;=[.TC$1]);1;&quot;&quot;)">
            <text:p/>
          </table:table-cell>
          <table:table-cell table:style-name="ce2" table:formula="of:=IF(AND([.$G10]&lt;[.TD$1];[.$H10]&gt;=[.TD$1]);1;&quot;&quot;)">
            <text:p/>
          </table:table-cell>
          <table:table-cell table:style-name="ce2" table:formula="of:=IF(AND([.$G10]&lt;[.TE$1];[.$H10]&gt;=[.TE$1]);1;&quot;&quot;)">
            <text:p/>
          </table:table-cell>
          <table:table-cell table:style-name="ce2" table:formula="of:=IF(AND([.$G10]&lt;[.TF$1];[.$H10]&gt;=[.TF$1]);1;&quot;&quot;)">
            <text:p/>
          </table:table-cell>
          <table:table-cell table:style-name="ce2" table:formula="of:=IF(AND([.$G10]&lt;[.TG$1];[.$H10]&gt;=[.TG$1]);1;&quot;&quot;)">
            <text:p/>
          </table:table-cell>
          <table:table-cell table:style-name="ce2" table:formula="of:=IF(AND([.$G10]&lt;[.TH$1];[.$H10]&gt;=[.TH$1]);1;&quot;&quot;)">
            <text:p/>
          </table:table-cell>
          <table:table-cell table:style-name="ce2" table:formula="of:=IF(AND([.$G10]&lt;[.TI$1];[.$H10]&gt;=[.TI$1]);1;&quot;&quot;)">
            <text:p/>
          </table:table-cell>
          <table:table-cell table:style-name="ce2" table:formula="of:=IF(AND([.$G10]&lt;[.TJ$1];[.$H10]&gt;=[.TJ$1]);1;&quot;&quot;)">
            <text:p/>
          </table:table-cell>
          <table:table-cell table:style-name="ce2" table:formula="of:=IF(AND([.$G10]&lt;[.TK$1];[.$H10]&gt;=[.TK$1]);1;&quot;&quot;)">
            <text:p/>
          </table:table-cell>
          <table:table-cell table:style-name="ce2" table:formula="of:=IF(AND([.$G10]&lt;[.TL$1];[.$H10]&gt;=[.TL$1]);1;&quot;&quot;)">
            <text:p/>
          </table:table-cell>
          <table:table-cell table:style-name="ce2" table:formula="of:=IF(AND([.$G10]&lt;[.TM$1];[.$H10]&gt;=[.TM$1]);1;&quot;&quot;)">
            <text:p/>
          </table:table-cell>
          <table:table-cell table:style-name="ce2" table:formula="of:=IF(AND([.$G10]&lt;[.TN$1];[.$H10]&gt;=[.TN$1]);1;&quot;&quot;)">
            <text:p/>
          </table:table-cell>
          <table:table-cell table:style-name="ce2" table:formula="of:=IF(AND([.$G10]&lt;[.TO$1];[.$H10]&gt;=[.TO$1]);1;&quot;&quot;)">
            <text:p/>
          </table:table-cell>
          <table:table-cell table:style-name="ce2" table:formula="of:=IF(AND([.$G10]&lt;[.TP$1];[.$H10]&gt;=[.TP$1]);1;&quot;&quot;)">
            <text:p/>
          </table:table-cell>
          <table:table-cell table:style-name="ce2" table:formula="of:=IF(AND([.$G10]&lt;[.TQ$1];[.$H10]&gt;=[.TQ$1]);1;&quot;&quot;)">
            <text:p/>
          </table:table-cell>
          <table:table-cell table:style-name="ce2" table:formula="of:=IF(AND([.$G10]&lt;[.TR$1];[.$H10]&gt;=[.TR$1]);1;&quot;&quot;)">
            <text:p/>
          </table:table-cell>
          <table:table-cell table:style-name="ce2" table:formula="of:=IF(AND([.$G10]&lt;[.TS$1];[.$H10]&gt;=[.TS$1]);1;&quot;&quot;)">
            <text:p/>
          </table:table-cell>
          <table:table-cell table:style-name="ce2" table:formula="of:=IF(AND([.$G10]&lt;[.TT$1];[.$H10]&gt;=[.TT$1]);1;&quot;&quot;)">
            <text:p/>
          </table:table-cell>
          <table:table-cell table:style-name="ce2" table:formula="of:=IF(AND([.$G10]&lt;[.TU$1];[.$H10]&gt;=[.TU$1]);1;&quot;&quot;)">
            <text:p/>
          </table:table-cell>
          <table:table-cell table:style-name="ce2" table:formula="of:=IF(AND([.$G10]&lt;[.TV$1];[.$H10]&gt;=[.TV$1]);1;&quot;&quot;)">
            <text:p/>
          </table:table-cell>
          <table:table-cell table:style-name="ce2" table:formula="of:=IF(AND([.$G10]&lt;[.TW$1];[.$H10]&gt;=[.TW$1]);1;&quot;&quot;)">
            <text:p/>
          </table:table-cell>
          <table:table-cell table:style-name="ce2" table:formula="of:=IF(AND([.$G10]&lt;[.TX$1];[.$H10]&gt;=[.TX$1]);1;&quot;&quot;)">
            <text:p/>
          </table:table-cell>
          <table:table-cell table:style-name="ce2" table:formula="of:=IF(AND([.$G10]&lt;[.TY$1];[.$H10]&gt;=[.TY$1]);1;&quot;&quot;)">
            <text:p/>
          </table:table-cell>
          <table:table-cell table:style-name="ce2" table:formula="of:=IF(AND([.$G10]&lt;[.TZ$1];[.$H10]&gt;=[.TZ$1]);1;&quot;&quot;)">
            <text:p/>
          </table:table-cell>
          <table:table-cell table:style-name="ce2" table:formula="of:=IF(AND([.$G10]&lt;[.UA$1];[.$H10]&gt;=[.UA$1]);1;&quot;&quot;)">
            <text:p/>
          </table:table-cell>
          <table:table-cell table:style-name="ce2" table:formula="of:=IF(AND([.$G10]&lt;[.UB$1];[.$H10]&gt;=[.UB$1]);1;&quot;&quot;)">
            <text:p/>
          </table:table-cell>
          <table:table-cell table:style-name="ce2" table:formula="of:=IF(AND([.$G10]&lt;[.UC$1];[.$H10]&gt;=[.UC$1]);1;&quot;&quot;)">
            <text:p/>
          </table:table-cell>
          <table:table-cell table:style-name="ce2" table:formula="of:=IF(AND([.$G10]&lt;[.UD$1];[.$H10]&gt;=[.UD$1]);1;&quot;&quot;)">
            <text:p/>
          </table:table-cell>
          <table:table-cell table:style-name="ce2" table:formula="of:=IF(AND([.$G10]&lt;[.UE$1];[.$H10]&gt;=[.UE$1]);1;&quot;&quot;)">
            <text:p/>
          </table:table-cell>
          <table:table-cell table:style-name="ce2" table:formula="of:=IF(AND([.$G10]&lt;[.UF$1];[.$H10]&gt;=[.UF$1]);1;&quot;&quot;)">
            <text:p/>
          </table:table-cell>
          <table:table-cell table:style-name="ce2" table:formula="of:=IF(AND([.$G10]&lt;[.UG$1];[.$H10]&gt;=[.UG$1]);1;&quot;&quot;)">
            <text:p/>
          </table:table-cell>
          <table:table-cell table:style-name="ce2" table:formula="of:=IF(AND([.$G10]&lt;[.UH$1];[.$H10]&gt;=[.UH$1]);1;&quot;&quot;)">
            <text:p/>
          </table:table-cell>
          <table:table-cell table:style-name="ce2" table:formula="of:=IF(AND([.$G10]&lt;[.UI$1];[.$H10]&gt;=[.UI$1]);1;&quot;&quot;)">
            <text:p/>
          </table:table-cell>
          <table:table-cell table:style-name="ce2" table:formula="of:=IF(AND([.$G10]&lt;[.UJ$1];[.$H10]&gt;=[.UJ$1]);1;&quot;&quot;)">
            <text:p/>
          </table:table-cell>
          <table:table-cell table:style-name="ce2" table:formula="of:=IF(AND([.$G10]&lt;[.UK$1];[.$H10]&gt;=[.UK$1]);1;&quot;&quot;)">
            <text:p/>
          </table:table-cell>
          <table:table-cell table:style-name="ce2" table:formula="of:=IF(AND([.$G10]&lt;[.UL$1];[.$H10]&gt;=[.UL$1]);1;&quot;&quot;)">
            <text:p/>
          </table:table-cell>
          <table:table-cell table:style-name="ce2" table:formula="of:=IF(AND([.$G10]&lt;[.UM$1];[.$H10]&gt;=[.UM$1]);1;&quot;&quot;)">
            <text:p/>
          </table:table-cell>
          <table:table-cell table:style-name="ce2" table:formula="of:=IF(AND([.$G10]&lt;[.UN$1];[.$H10]&gt;=[.UN$1]);1;&quot;&quot;)">
            <text:p/>
          </table:table-cell>
          <table:table-cell table:style-name="ce2" table:formula="of:=IF(AND([.$G10]&lt;[.UO$1];[.$H10]&gt;=[.UO$1]);1;&quot;&quot;)">
            <text:p/>
          </table:table-cell>
          <table:table-cell table:style-name="ce2" table:formula="of:=IF(AND([.$G10]&lt;[.UP$1];[.$H10]&gt;=[.UP$1]);1;&quot;&quot;)">
            <text:p/>
          </table:table-cell>
          <table:table-cell table:style-name="ce2" table:formula="of:=IF(AND([.$G10]&lt;[.UQ$1];[.$H10]&gt;=[.UQ$1]);1;&quot;&quot;)">
            <text:p/>
          </table:table-cell>
          <table:table-cell table:style-name="ce2" table:formula="of:=IF(AND([.$G10]&lt;[.UR$1];[.$H10]&gt;=[.UR$1]);1;&quot;&quot;)">
            <text:p/>
          </table:table-cell>
          <table:table-cell table:style-name="ce2" table:formula="of:=IF(AND([.$G10]&lt;[.US$1];[.$H10]&gt;=[.US$1]);1;&quot;&quot;)">
            <text:p/>
          </table:table-cell>
          <table:table-cell table:style-name="ce2" table:formula="of:=IF(AND([.$G10]&lt;[.UT$1];[.$H10]&gt;=[.UT$1]);1;&quot;&quot;)">
            <text:p/>
          </table:table-cell>
          <table:table-cell table:style-name="ce2" table:formula="of:=IF(AND([.$G10]&lt;[.UU$1];[.$H10]&gt;=[.UU$1]);1;&quot;&quot;)">
            <text:p/>
          </table:table-cell>
          <table:table-cell table:style-name="ce2" table:formula="of:=IF(AND([.$G10]&lt;[.UV$1];[.$H10]&gt;=[.UV$1]);1;&quot;&quot;)">
            <text:p/>
          </table:table-cell>
          <table:table-cell table:style-name="ce2" table:formula="of:=IF(AND([.$G10]&lt;[.UW$1];[.$H10]&gt;=[.UW$1]);1;&quot;&quot;)">
            <text:p/>
          </table:table-cell>
          <table:table-cell table:style-name="ce2" table:formula="of:=IF(AND([.$G10]&lt;[.UX$1];[.$H10]&gt;=[.UX$1]);1;&quot;&quot;)">
            <text:p/>
          </table:table-cell>
          <table:table-cell table:style-name="ce2" table:formula="of:=IF(AND([.$G10]&lt;[.UY$1];[.$H10]&gt;=[.UY$1]);1;&quot;&quot;)">
            <text:p/>
          </table:table-cell>
          <table:table-cell table:style-name="ce2" table:formula="of:=IF(AND([.$G10]&lt;[.UZ$1];[.$H10]&gt;=[.UZ$1]);1;&quot;&quot;)">
            <text:p/>
          </table:table-cell>
          <table:table-cell table:style-name="ce2" table:formula="of:=IF(AND([.$G10]&lt;[.VA$1];[.$H10]&gt;=[.VA$1]);1;&quot;&quot;)">
            <text:p/>
          </table:table-cell>
          <table:table-cell table:style-name="ce2" table:formula="of:=IF(AND([.$G10]&lt;[.VB$1];[.$H10]&gt;=[.VB$1]);1;&quot;&quot;)">
            <text:p/>
          </table:table-cell>
          <table:table-cell table:style-name="ce2" table:formula="of:=IF(AND([.$G10]&lt;[.VC$1];[.$H10]&gt;=[.VC$1]);1;&quot;&quot;)">
            <text:p/>
          </table:table-cell>
          <table:table-cell table:style-name="ce2" table:formula="of:=IF(AND([.$G10]&lt;[.VD$1];[.$H10]&gt;=[.VD$1]);1;&quot;&quot;)">
            <text:p/>
          </table:table-cell>
          <table:table-cell table:style-name="ce2" table:formula="of:=IF(AND([.$G10]&lt;[.VE$1];[.$H10]&gt;=[.VE$1]);1;&quot;&quot;)">
            <text:p/>
          </table:table-cell>
          <table:table-cell table:style-name="ce2" table:formula="of:=IF(AND([.$G10]&lt;[.VF$1];[.$H10]&gt;=[.VF$1]);1;&quot;&quot;)">
            <text:p/>
          </table:table-cell>
          <table:table-cell table:style-name="ce2" table:formula="of:=IF(AND([.$G10]&lt;[.VG$1];[.$H10]&gt;=[.VG$1]);1;&quot;&quot;)">
            <text:p/>
          </table:table-cell>
          <table:table-cell table:style-name="ce2" table:formula="of:=IF(AND([.$G10]&lt;[.VH$1];[.$H10]&gt;=[.VH$1]);1;&quot;&quot;)">
            <text:p/>
          </table:table-cell>
          <table:table-cell table:style-name="ce2" table:formula="of:=IF(AND([.$G10]&lt;[.VI$1];[.$H10]&gt;=[.VI$1]);1;&quot;&quot;)">
            <text:p/>
          </table:table-cell>
          <table:table-cell table:style-name="ce2" table:formula="of:=IF(AND([.$G10]&lt;[.VJ$1];[.$H10]&gt;=[.VJ$1]);1;&quot;&quot;)">
            <text:p/>
          </table:table-cell>
          <table:table-cell table:style-name="ce2" table:formula="of:=IF(AND([.$G10]&lt;[.VK$1];[.$H10]&gt;=[.VK$1]);1;&quot;&quot;)">
            <text:p/>
          </table:table-cell>
          <table:table-cell table:style-name="ce2" table:formula="of:=IF(AND([.$G10]&lt;[.VL$1];[.$H10]&gt;=[.VL$1]);1;&quot;&quot;)">
            <text:p/>
          </table:table-cell>
          <table:table-cell table:style-name="ce2" table:formula="of:=IF(AND([.$G10]&lt;[.VM$1];[.$H10]&gt;=[.VM$1]);1;&quot;&quot;)">
            <text:p/>
          </table:table-cell>
          <table:table-cell table:style-name="ce2" table:formula="of:=IF(AND([.$G10]&lt;[.VN$1];[.$H10]&gt;=[.VN$1]);1;&quot;&quot;)">
            <text:p/>
          </table:table-cell>
          <table:table-cell table:style-name="ce2" table:formula="of:=IF(AND([.$G10]&lt;[.VO$1];[.$H10]&gt;=[.VO$1]);1;&quot;&quot;)">
            <text:p/>
          </table:table-cell>
          <table:table-cell table:style-name="ce2" table:formula="of:=IF(AND([.$G10]&lt;[.VP$1];[.$H10]&gt;=[.VP$1]);1;&quot;&quot;)">
            <text:p/>
          </table:table-cell>
          <table:table-cell table:style-name="ce2" table:formula="of:=IF(AND([.$G10]&lt;[.VQ$1];[.$H10]&gt;=[.VQ$1]);1;&quot;&quot;)">
            <text:p/>
          </table:table-cell>
          <table:table-cell table:style-name="ce2" table:formula="of:=IF(AND([.$G10]&lt;[.VR$1];[.$H10]&gt;=[.VR$1]);1;&quot;&quot;)">
            <text:p/>
          </table:table-cell>
          <table:table-cell table:style-name="ce2" table:formula="of:=IF(AND([.$G10]&lt;[.VS$1];[.$H10]&gt;=[.VS$1]);1;&quot;&quot;)">
            <text:p/>
          </table:table-cell>
          <table:table-cell table:style-name="ce2" table:formula="of:=IF(AND([.$G10]&lt;[.VT$1];[.$H10]&gt;=[.VT$1]);1;&quot;&quot;)">
            <text:p/>
          </table:table-cell>
          <table:table-cell table:style-name="ce2" table:formula="of:=IF(AND([.$G10]&lt;[.VU$1];[.$H10]&gt;=[.VU$1]);1;&quot;&quot;)">
            <text:p/>
          </table:table-cell>
          <table:table-cell table:style-name="ce2" table:formula="of:=IF(AND([.$G10]&lt;[.VV$1];[.$H10]&gt;=[.VV$1]);1;&quot;&quot;)">
            <text:p/>
          </table:table-cell>
          <table:table-cell table:style-name="ce2" table:formula="of:=IF(AND([.$G10]&lt;[.VW$1];[.$H10]&gt;=[.VW$1]);1;&quot;&quot;)">
            <text:p/>
          </table:table-cell>
          <table:table-cell table:style-name="ce2" table:formula="of:=IF(AND([.$G10]&lt;[.VX$1];[.$H10]&gt;=[.VX$1]);1;&quot;&quot;)">
            <text:p/>
          </table:table-cell>
          <table:table-cell table:style-name="ce2" table:formula="of:=IF(AND([.$G10]&lt;[.VY$1];[.$H10]&gt;=[.VY$1]);1;&quot;&quot;)">
            <text:p/>
          </table:table-cell>
          <table:table-cell table:style-name="ce2" table:formula="of:=IF(AND([.$G10]&lt;[.VZ$1];[.$H10]&gt;=[.VZ$1]);1;&quot;&quot;)">
            <text:p/>
          </table:table-cell>
          <table:table-cell table:style-name="ce2" table:formula="of:=IF(AND([.$G10]&lt;[.WA$1];[.$H10]&gt;=[.WA$1]);1;&quot;&quot;)">
            <text:p/>
          </table:table-cell>
          <table:table-cell table:style-name="ce2" table:formula="of:=IF(AND([.$G10]&lt;[.WB$1];[.$H10]&gt;=[.WB$1]);1;&quot;&quot;)">
            <text:p/>
          </table:table-cell>
          <table:table-cell table:style-name="ce2" table:formula="of:=IF(AND([.$G10]&lt;[.WC$1];[.$H10]&gt;=[.WC$1]);1;&quot;&quot;)">
            <text:p/>
          </table:table-cell>
          <table:table-cell table:style-name="ce2" table:formula="of:=IF(AND([.$G10]&lt;[.WD$1];[.$H10]&gt;=[.WD$1]);1;&quot;&quot;)">
            <text:p/>
          </table:table-cell>
          <table:table-cell table:style-name="ce2" table:formula="of:=IF(AND([.$G10]&lt;[.WE$1];[.$H10]&gt;=[.WE$1]);1;&quot;&quot;)">
            <text:p/>
          </table:table-cell>
          <table:table-cell table:style-name="ce2" table:formula="of:=IF(AND([.$G10]&lt;[.WF$1];[.$H10]&gt;=[.WF$1]);1;&quot;&quot;)">
            <text:p/>
          </table:table-cell>
          <table:table-cell table:style-name="ce2" table:formula="of:=IF(AND([.$G10]&lt;[.WG$1];[.$H10]&gt;=[.WG$1]);1;&quot;&quot;)">
            <text:p/>
          </table:table-cell>
          <table:table-cell table:style-name="ce2" table:formula="of:=IF(AND([.$G10]&lt;[.WH$1];[.$H10]&gt;=[.WH$1]);1;&quot;&quot;)">
            <text:p/>
          </table:table-cell>
          <table:table-cell table:style-name="ce2" table:formula="of:=IF(AND([.$G10]&lt;[.WI$1];[.$H10]&gt;=[.WI$1]);1;&quot;&quot;)">
            <text:p/>
          </table:table-cell>
          <table:table-cell table:style-name="ce2" table:formula="of:=IF(AND([.$G10]&lt;[.WJ$1];[.$H10]&gt;=[.WJ$1]);1;&quot;&quot;)">
            <text:p/>
          </table:table-cell>
          <table:table-cell table:style-name="ce2" table:formula="of:=IF(AND([.$G10]&lt;[.WK$1];[.$H10]&gt;=[.WK$1]);1;&quot;&quot;)">
            <text:p/>
          </table:table-cell>
          <table:table-cell table:style-name="ce2" table:formula="of:=IF(AND([.$G10]&lt;[.WL$1];[.$H10]&gt;=[.WL$1]);1;&quot;&quot;)">
            <text:p/>
          </table:table-cell>
          <table:table-cell table:style-name="ce2" table:formula="of:=IF(AND([.$G10]&lt;[.WM$1];[.$H10]&gt;=[.WM$1]);1;&quot;&quot;)">
            <text:p/>
          </table:table-cell>
          <table:table-cell table:style-name="ce2" table:formula="of:=IF(AND([.$G10]&lt;[.WN$1];[.$H10]&gt;=[.WN$1]);1;&quot;&quot;)">
            <text:p/>
          </table:table-cell>
          <table:table-cell table:style-name="ce2" table:formula="of:=IF(AND([.$G10]&lt;[.WO$1];[.$H10]&gt;=[.WO$1]);1;&quot;&quot;)">
            <text:p/>
          </table:table-cell>
          <table:table-cell table:style-name="ce2" table:formula="of:=IF(AND([.$G10]&lt;[.WP$1];[.$H10]&gt;=[.WP$1]);1;&quot;&quot;)">
            <text:p/>
          </table:table-cell>
          <table:table-cell table:style-name="ce2" table:formula="of:=IF(AND([.$G10]&lt;[.WQ$1];[.$H10]&gt;=[.WQ$1]);1;&quot;&quot;)">
            <text:p/>
          </table:table-cell>
          <table:table-cell table:style-name="ce2" table:formula="of:=IF(AND([.$G10]&lt;[.WR$1];[.$H10]&gt;=[.WR$1]);1;&quot;&quot;)">
            <text:p/>
          </table:table-cell>
          <table:table-cell table:style-name="ce2" table:formula="of:=IF(AND([.$G10]&lt;[.WS$1];[.$H10]&gt;=[.WS$1]);1;&quot;&quot;)">
            <text:p/>
          </table:table-cell>
          <table:table-cell table:style-name="ce2" table:formula="of:=IF(AND([.$G10]&lt;[.WT$1];[.$H10]&gt;=[.WT$1]);1;&quot;&quot;)">
            <text:p/>
          </table:table-cell>
          <table:table-cell table:style-name="ce2" table:formula="of:=IF(AND([.$G10]&lt;[.WU$1];[.$H10]&gt;=[.WU$1]);1;&quot;&quot;)">
            <text:p/>
          </table:table-cell>
          <table:table-cell table:style-name="ce2" table:formula="of:=IF(AND([.$G10]&lt;[.WV$1];[.$H10]&gt;=[.WV$1]);1;&quot;&quot;)">
            <text:p/>
          </table:table-cell>
          <table:table-cell table:style-name="ce2" table:formula="of:=IF(AND([.$G10]&lt;[.WW$1];[.$H10]&gt;=[.WW$1]);1;&quot;&quot;)">
            <text:p/>
          </table:table-cell>
          <table:table-cell table:style-name="ce2" table:formula="of:=IF(AND([.$G10]&lt;[.WX$1];[.$H10]&gt;=[.WX$1]);1;&quot;&quot;)">
            <text:p/>
          </table:table-cell>
          <table:table-cell table:style-name="ce2" table:formula="of:=IF(AND([.$G10]&lt;[.WY$1];[.$H10]&gt;=[.WY$1]);1;&quot;&quot;)">
            <text:p/>
          </table:table-cell>
          <table:table-cell table:style-name="ce2" table:formula="of:=IF(AND([.$G10]&lt;[.WZ$1];[.$H10]&gt;=[.WZ$1]);1;&quot;&quot;)">
            <text:p/>
          </table:table-cell>
          <table:table-cell table:style-name="ce2" table:formula="of:=IF(AND([.$G10]&lt;[.XA$1];[.$H10]&gt;=[.XA$1]);1;&quot;&quot;)">
            <text:p/>
          </table:table-cell>
          <table:table-cell table:style-name="ce2" table:formula="of:=IF(AND([.$G10]&lt;[.XB$1];[.$H10]&gt;=[.XB$1]);1;&quot;&quot;)">
            <text:p/>
          </table:table-cell>
          <table:table-cell table:style-name="ce2" table:formula="of:=IF(AND([.$G10]&lt;[.XC$1];[.$H10]&gt;=[.XC$1]);1;&quot;&quot;)">
            <text:p/>
          </table:table-cell>
          <table:table-cell table:style-name="ce2" table:formula="of:=IF(AND([.$G10]&lt;[.XD$1];[.$H10]&gt;=[.XD$1]);1;&quot;&quot;)">
            <text:p/>
          </table:table-cell>
          <table:table-cell table:style-name="ce2" table:formula="of:=IF(AND([.$G10]&lt;[.XE$1];[.$H10]&gt;=[.XE$1]);1;&quot;&quot;)">
            <text:p/>
          </table:table-cell>
          <table:table-cell table:style-name="ce2" table:formula="of:=IF(AND([.$G10]&lt;[.XF$1];[.$H10]&gt;=[.XF$1]);1;&quot;&quot;)">
            <text:p/>
          </table:table-cell>
          <table:table-cell table:style-name="ce2" table:formula="of:=IF(AND([.$G10]&lt;[.XG$1];[.$H10]&gt;=[.XG$1]);1;&quot;&quot;)">
            <text:p/>
          </table:table-cell>
          <table:table-cell table:style-name="ce2" table:formula="of:=IF(AND([.$G10]&lt;[.XH$1];[.$H10]&gt;=[.XH$1]);1;&quot;&quot;)">
            <text:p/>
          </table:table-cell>
          <table:table-cell table:style-name="ce2" table:formula="of:=IF(AND([.$G10]&lt;[.XI$1];[.$H10]&gt;=[.XI$1]);1;&quot;&quot;)">
            <text:p/>
          </table:table-cell>
          <table:table-cell table:style-name="ce2" table:formula="of:=IF(AND([.$G10]&lt;[.XJ$1];[.$H10]&gt;=[.XJ$1]);1;&quot;&quot;)">
            <text:p/>
          </table:table-cell>
          <table:table-cell table:style-name="ce2" table:formula="of:=IF(AND([.$G10]&lt;[.XK$1];[.$H10]&gt;=[.XK$1]);1;&quot;&quot;)">
            <text:p/>
          </table:table-cell>
          <table:table-cell table:style-name="ce2" table:formula="of:=IF(AND([.$G10]&lt;[.XL$1];[.$H10]&gt;=[.XL$1]);1;&quot;&quot;)">
            <text:p/>
          </table:table-cell>
          <table:table-cell table:style-name="ce2" table:formula="of:=IF(AND([.$G10]&lt;[.XM$1];[.$H10]&gt;=[.XM$1]);1;&quot;&quot;)">
            <text:p/>
          </table:table-cell>
          <table:table-cell table:style-name="ce2" table:formula="of:=IF(AND([.$G10]&lt;[.XN$1];[.$H10]&gt;=[.XN$1]);1;&quot;&quot;)">
            <text:p/>
          </table:table-cell>
          <table:table-cell table:style-name="ce2" table:formula="of:=IF(AND([.$G10]&lt;[.XO$1];[.$H10]&gt;=[.XO$1]);1;&quot;&quot;)">
            <text:p/>
          </table:table-cell>
          <table:table-cell table:style-name="ce2" table:formula="of:=IF(AND([.$G10]&lt;[.XP$1];[.$H10]&gt;=[.XP$1]);1;&quot;&quot;)">
            <text:p/>
          </table:table-cell>
          <table:table-cell table:style-name="ce2" table:formula="of:=IF(AND([.$G10]&lt;[.XQ$1];[.$H10]&gt;=[.XQ$1]);1;&quot;&quot;)">
            <text:p/>
          </table:table-cell>
          <table:table-cell table:style-name="ce2" table:formula="of:=IF(AND([.$G10]&lt;[.XR$1];[.$H10]&gt;=[.XR$1]);1;&quot;&quot;)">
            <text:p/>
          </table:table-cell>
          <table:table-cell table:style-name="ce2" table:formula="of:=IF(AND([.$G10]&lt;[.XS$1];[.$H10]&gt;=[.XS$1]);1;&quot;&quot;)">
            <text:p/>
          </table:table-cell>
          <table:table-cell table:style-name="ce2" table:formula="of:=IF(AND([.$G10]&lt;[.XT$1];[.$H10]&gt;=[.XT$1]);1;&quot;&quot;)">
            <text:p/>
          </table:table-cell>
          <table:table-cell table:style-name="ce2" table:formula="of:=IF(AND([.$G10]&lt;[.XU$1];[.$H10]&gt;=[.XU$1]);1;&quot;&quot;)">
            <text:p/>
          </table:table-cell>
          <table:table-cell table:style-name="ce2" table:formula="of:=IF(AND([.$G10]&lt;[.XV$1];[.$H10]&gt;=[.XV$1]);1;&quot;&quot;)">
            <text:p/>
          </table:table-cell>
          <table:table-cell table:style-name="ce2" table:formula="of:=IF(AND([.$G10]&lt;[.XW$1];[.$H10]&gt;=[.XW$1]);1;&quot;&quot;)">
            <text:p/>
          </table:table-cell>
          <table:table-cell table:style-name="ce2" table:formula="of:=IF(AND([.$G10]&lt;[.XX$1];[.$H10]&gt;=[.XX$1]);1;&quot;&quot;)">
            <text:p/>
          </table:table-cell>
          <table:table-cell table:style-name="ce2" table:formula="of:=IF(AND([.$G10]&lt;[.XY$1];[.$H10]&gt;=[.XY$1]);1;&quot;&quot;)">
            <text:p/>
          </table:table-cell>
          <table:table-cell table:style-name="ce2" table:formula="of:=IF(AND([.$G10]&lt;[.XZ$1];[.$H10]&gt;=[.XZ$1]);1;&quot;&quot;)">
            <text:p/>
          </table:table-cell>
          <table:table-cell table:style-name="ce2" table:formula="of:=IF(AND([.$G10]&lt;[.YA$1];[.$H10]&gt;=[.YA$1]);1;&quot;&quot;)">
            <text:p/>
          </table:table-cell>
          <table:table-cell table:style-name="ce2" table:formula="of:=IF(AND([.$G10]&lt;[.YB$1];[.$H10]&gt;=[.YB$1]);1;&quot;&quot;)">
            <text:p/>
          </table:table-cell>
          <table:table-cell table:style-name="ce2" table:formula="of:=IF(AND([.$G10]&lt;[.YC$1];[.$H10]&gt;=[.YC$1]);1;&quot;&quot;)">
            <text:p/>
          </table:table-cell>
          <table:table-cell table:style-name="ce2" table:formula="of:=IF(AND([.$G10]&lt;[.YD$1];[.$H10]&gt;=[.YD$1]);1;&quot;&quot;)">
            <text:p/>
          </table:table-cell>
          <table:table-cell table:style-name="ce2" table:formula="of:=IF(AND([.$G10]&lt;[.YE$1];[.$H10]&gt;=[.YE$1]);1;&quot;&quot;)">
            <text:p/>
          </table:table-cell>
          <table:table-cell table:style-name="ce2" table:formula="of:=IF(AND([.$G10]&lt;[.YF$1];[.$H10]&gt;=[.YF$1]);1;&quot;&quot;)">
            <text:p/>
          </table:table-cell>
          <table:table-cell table:style-name="ce2" table:formula="of:=IF(AND([.$G10]&lt;[.YG$1];[.$H10]&gt;=[.YG$1]);1;&quot;&quot;)">
            <text:p/>
          </table:table-cell>
          <table:table-cell table:style-name="ce2" table:formula="of:=IF(AND([.$G10]&lt;[.YH$1];[.$H10]&gt;=[.YH$1]);1;&quot;&quot;)">
            <text:p/>
          </table:table-cell>
          <table:table-cell table:style-name="ce2" table:formula="of:=IF(AND([.$G10]&lt;[.YI$1];[.$H10]&gt;=[.YI$1]);1;&quot;&quot;)">
            <text:p/>
          </table:table-cell>
          <table:table-cell table:style-name="ce2" table:formula="of:=IF(AND([.$G10]&lt;[.YJ$1];[.$H10]&gt;=[.YJ$1]);1;&quot;&quot;)">
            <text:p/>
          </table:table-cell>
          <table:table-cell table:style-name="ce2" table:formula="of:=IF(AND([.$G10]&lt;[.YK$1];[.$H10]&gt;=[.YK$1]);1;&quot;&quot;)">
            <text:p/>
          </table:table-cell>
          <table:table-cell table:style-name="ce2" table:formula="of:=IF(AND([.$G10]&lt;[.YL$1];[.$H10]&gt;=[.YL$1]);1;&quot;&quot;)">
            <text:p/>
          </table:table-cell>
          <table:table-cell table:style-name="ce2" table:formula="of:=IF(AND([.$G10]&lt;[.YM$1];[.$H10]&gt;=[.YM$1]);1;&quot;&quot;)">
            <text:p/>
          </table:table-cell>
          <table:table-cell table:style-name="ce2" table:formula="of:=IF(AND([.$G10]&lt;[.YN$1];[.$H10]&gt;=[.YN$1]);1;&quot;&quot;)">
            <text:p/>
          </table:table-cell>
          <table:table-cell table:style-name="ce2" table:formula="of:=IF(AND([.$G10]&lt;[.YO$1];[.$H10]&gt;=[.YO$1]);1;&quot;&quot;)">
            <text:p/>
          </table:table-cell>
          <table:table-cell table:style-name="ce2" table:formula="of:=IF(AND([.$G10]&lt;[.YP$1];[.$H10]&gt;=[.YP$1]);1;&quot;&quot;)">
            <text:p/>
          </table:table-cell>
          <table:table-cell table:style-name="ce2" table:formula="of:=IF(AND([.$G10]&lt;[.YQ$1];[.$H10]&gt;=[.YQ$1]);1;&quot;&quot;)">
            <text:p/>
          </table:table-cell>
          <table:table-cell table:style-name="ce2" table:formula="of:=IF(AND([.$G10]&lt;[.YR$1];[.$H10]&gt;=[.YR$1]);1;&quot;&quot;)">
            <text:p/>
          </table:table-cell>
          <table:table-cell table:style-name="ce2" table:formula="of:=IF(AND([.$G10]&lt;[.YS$1];[.$H10]&gt;=[.YS$1]);1;&quot;&quot;)">
            <text:p/>
          </table:table-cell>
          <table:table-cell table:style-name="ce2" table:formula="of:=IF(AND([.$G10]&lt;[.YT$1];[.$H10]&gt;=[.YT$1]);1;&quot;&quot;)">
            <text:p/>
          </table:table-cell>
          <table:table-cell table:style-name="ce2" table:formula="of:=IF(AND([.$G10]&lt;[.YU$1];[.$H10]&gt;=[.YU$1]);1;&quot;&quot;)">
            <text:p/>
          </table:table-cell>
          <table:table-cell table:style-name="ce2" table:formula="of:=IF(AND([.$G10]&lt;[.YV$1];[.$H10]&gt;=[.YV$1]);1;&quot;&quot;)">
            <text:p/>
          </table:table-cell>
          <table:table-cell table:style-name="ce2" table:formula="of:=IF(AND([.$G10]&lt;[.YW$1];[.$H10]&gt;=[.YW$1]);1;&quot;&quot;)">
            <text:p/>
          </table:table-cell>
          <table:table-cell table:style-name="ce2" table:formula="of:=IF(AND([.$G10]&lt;[.YX$1];[.$H10]&gt;=[.YX$1]);1;&quot;&quot;)">
            <text:p/>
          </table:table-cell>
          <table:table-cell table:style-name="ce2" table:formula="of:=IF(AND([.$G10]&lt;[.YY$1];[.$H10]&gt;=[.YY$1]);1;&quot;&quot;)">
            <text:p/>
          </table:table-cell>
          <table:table-cell table:style-name="ce2" table:formula="of:=IF(AND([.$G10]&lt;[.YZ$1];[.$H10]&gt;=[.YZ$1]);1;&quot;&quot;)">
            <text:p/>
          </table:table-cell>
          <table:table-cell table:style-name="ce2" table:formula="of:=IF(AND([.$G10]&lt;[.ZA$1];[.$H10]&gt;=[.ZA$1]);1;&quot;&quot;)">
            <text:p/>
          </table:table-cell>
          <table:table-cell table:style-name="ce2" table:formula="of:=IF(AND([.$G10]&lt;[.ZB$1];[.$H10]&gt;=[.ZB$1]);1;&quot;&quot;)">
            <text:p/>
          </table:table-cell>
          <table:table-cell table:style-name="ce2" table:formula="of:=IF(AND([.$G10]&lt;[.ZC$1];[.$H10]&gt;=[.ZC$1]);1;&quot;&quot;)">
            <text:p/>
          </table:table-cell>
          <table:table-cell table:style-name="ce2" table:formula="of:=IF(AND([.$G10]&lt;[.ZD$1];[.$H10]&gt;=[.ZD$1]);1;&quot;&quot;)">
            <text:p/>
          </table:table-cell>
          <table:table-cell table:style-name="ce2" table:formula="of:=IF(AND([.$G10]&lt;[.ZE$1];[.$H10]&gt;=[.ZE$1]);1;&quot;&quot;)">
            <text:p/>
          </table:table-cell>
          <table:table-cell table:style-name="ce2" table:formula="of:=IF(AND([.$G10]&lt;[.ZF$1];[.$H10]&gt;=[.ZF$1]);1;&quot;&quot;)">
            <text:p/>
          </table:table-cell>
          <table:table-cell table:style-name="ce2" table:formula="of:=IF(AND([.$G10]&lt;[.ZG$1];[.$H10]&gt;=[.ZG$1]);1;&quot;&quot;)">
            <text:p/>
          </table:table-cell>
          <table:table-cell table:style-name="ce2" table:formula="of:=IF(AND([.$G10]&lt;[.ZH$1];[.$H10]&gt;=[.ZH$1]);1;&quot;&quot;)">
            <text:p/>
          </table:table-cell>
          <table:table-cell table:style-name="ce2" table:formula="of:=IF(AND([.$G10]&lt;[.ZI$1];[.$H10]&gt;=[.ZI$1]);1;&quot;&quot;)">
            <text:p/>
          </table:table-cell>
          <table:table-cell table:style-name="ce2" table:formula="of:=IF(AND([.$G10]&lt;[.ZJ$1];[.$H10]&gt;=[.ZJ$1]);1;&quot;&quot;)">
            <text:p/>
          </table:table-cell>
          <table:table-cell table:style-name="ce2" table:formula="of:=IF(AND([.$G10]&lt;[.ZK$1];[.$H10]&gt;=[.ZK$1]);1;&quot;&quot;)">
            <text:p/>
          </table:table-cell>
          <table:table-cell table:style-name="ce2" table:formula="of:=IF(AND([.$G10]&lt;[.ZL$1];[.$H10]&gt;=[.ZL$1]);1;&quot;&quot;)">
            <text:p/>
          </table:table-cell>
          <table:table-cell table:style-name="ce2" table:formula="of:=IF(AND([.$G10]&lt;[.ZM$1];[.$H10]&gt;=[.ZM$1]);1;&quot;&quot;)">
            <text:p/>
          </table:table-cell>
          <table:table-cell table:style-name="ce2" table:formula="of:=IF(AND([.$G10]&lt;[.ZN$1];[.$H10]&gt;=[.ZN$1]);1;&quot;&quot;)">
            <text:p/>
          </table:table-cell>
          <table:table-cell table:style-name="ce2" table:formula="of:=IF(AND([.$G10]&lt;[.ZO$1];[.$H10]&gt;=[.ZO$1]);1;&quot;&quot;)">
            <text:p/>
          </table:table-cell>
          <table:table-cell table:style-name="ce2" table:formula="of:=IF(AND([.$G10]&lt;[.ZP$1];[.$H10]&gt;=[.ZP$1]);1;&quot;&quot;)">
            <text:p/>
          </table:table-cell>
          <table:table-cell table:style-name="ce2" table:formula="of:=IF(AND([.$G10]&lt;[.ZQ$1];[.$H10]&gt;=[.ZQ$1]);1;&quot;&quot;)">
            <text:p/>
          </table:table-cell>
          <table:table-cell table:style-name="ce2" table:formula="of:=IF(AND([.$G10]&lt;[.ZR$1];[.$H10]&gt;=[.ZR$1]);1;&quot;&quot;)">
            <text:p/>
          </table:table-cell>
          <table:table-cell table:style-name="ce2" table:formula="of:=IF(AND([.$G10]&lt;[.ZS$1];[.$H10]&gt;=[.ZS$1]);1;&quot;&quot;)">
            <text:p/>
          </table:table-cell>
          <table:table-cell table:style-name="ce2" table:formula="of:=IF(AND([.$G10]&lt;[.ZT$1];[.$H10]&gt;=[.ZT$1]);1;&quot;&quot;)">
            <text:p/>
          </table:table-cell>
          <table:table-cell table:style-name="ce2" table:formula="of:=IF(AND([.$G10]&lt;[.ZU$1];[.$H10]&gt;=[.ZU$1]);1;&quot;&quot;)">
            <text:p/>
          </table:table-cell>
          <table:table-cell table:style-name="ce2" table:formula="of:=IF(AND([.$G10]&lt;[.ZV$1];[.$H10]&gt;=[.ZV$1]);1;&quot;&quot;)">
            <text:p/>
          </table:table-cell>
          <table:table-cell table:style-name="ce2" table:formula="of:=IF(AND([.$G10]&lt;[.ZW$1];[.$H10]&gt;=[.ZW$1]);1;&quot;&quot;)">
            <text:p/>
          </table:table-cell>
          <table:table-cell table:style-name="ce2" table:formula="of:=IF(AND([.$G10]&lt;[.ZX$1];[.$H10]&gt;=[.ZX$1]);1;&quot;&quot;)">
            <text:p/>
          </table:table-cell>
          <table:table-cell table:style-name="ce2" table:formula="of:=IF(AND([.$G10]&lt;[.ZY$1];[.$H10]&gt;=[.ZY$1]);1;&quot;&quot;)">
            <text:p/>
          </table:table-cell>
          <table:table-cell table:style-name="ce2" table:formula="of:=IF(AND([.$G10]&lt;[.ZZ$1];[.$H10]&gt;=[.ZZ$1]);1;&quot;&quot;)">
            <text:p/>
          </table:table-cell>
          <table:table-cell table:style-name="ce2" table:formula="of:=IF(AND([.$G10]&lt;[.AAA$1];[.$H10]&gt;=[.AAA$1]);1;&quot;&quot;)">
            <text:p/>
          </table:table-cell>
          <table:table-cell table:style-name="ce2" table:formula="of:=IF(AND([.$G10]&lt;[.AAB$1];[.$H10]&gt;=[.AAB$1]);1;&quot;&quot;)">
            <text:p/>
          </table:table-cell>
          <table:table-cell table:style-name="ce2" table:formula="of:=IF(AND([.$G10]&lt;[.AAC$1];[.$H10]&gt;=[.AAC$1]);1;&quot;&quot;)">
            <text:p/>
          </table:table-cell>
          <table:table-cell table:style-name="ce2" table:formula="of:=IF(AND([.$G10]&lt;[.AAD$1];[.$H10]&gt;=[.AAD$1]);1;&quot;&quot;)">
            <text:p/>
          </table:table-cell>
          <table:table-cell table:style-name="ce2" table:formula="of:=IF(AND([.$G10]&lt;[.AAE$1];[.$H10]&gt;=[.AAE$1]);1;&quot;&quot;)">
            <text:p/>
          </table:table-cell>
          <table:table-cell table:style-name="ce2" table:formula="of:=IF(AND([.$G10]&lt;[.AAF$1];[.$H10]&gt;=[.AAF$1]);1;&quot;&quot;)">
            <text:p/>
          </table:table-cell>
          <table:table-cell table:style-name="ce2" table:formula="of:=IF(AND([.$G10]&lt;[.AAG$1];[.$H10]&gt;=[.AAG$1]);1;&quot;&quot;)">
            <text:p/>
          </table:table-cell>
          <table:table-cell table:style-name="ce2" table:formula="of:=IF(AND([.$G10]&lt;[.AAH$1];[.$H10]&gt;=[.AAH$1]);1;&quot;&quot;)">
            <text:p/>
          </table:table-cell>
          <table:table-cell table:style-name="ce2" table:formula="of:=IF(AND([.$G10]&lt;[.AAI$1];[.$H10]&gt;=[.AAI$1]);1;&quot;&quot;)">
            <text:p/>
          </table:table-cell>
          <table:table-cell table:style-name="ce2" table:formula="of:=IF(AND([.$G10]&lt;[.AAJ$1];[.$H10]&gt;=[.AAJ$1]);1;&quot;&quot;)">
            <text:p/>
          </table:table-cell>
          <table:table-cell table:style-name="ce2" table:formula="of:=IF(AND([.$G10]&lt;[.AAK$1];[.$H10]&gt;=[.AAK$1]);1;&quot;&quot;)">
            <text:p/>
          </table:table-cell>
          <table:table-cell table:style-name="ce2" table:formula="of:=IF(AND([.$G10]&lt;[.AAL$1];[.$H10]&gt;=[.AAL$1]);1;&quot;&quot;)">
            <text:p/>
          </table:table-cell>
          <table:table-cell table:style-name="ce2" table:formula="of:=IF(AND([.$G10]&lt;[.AAM$1];[.$H10]&gt;=[.AAM$1]);1;&quot;&quot;)">
            <text:p/>
          </table:table-cell>
          <table:table-cell table:style-name="ce2" table:formula="of:=IF(AND([.$G10]&lt;[.AAN$1];[.$H10]&gt;=[.AAN$1]);1;&quot;&quot;)">
            <text:p/>
          </table:table-cell>
          <table:table-cell table:style-name="ce2" table:formula="of:=IF(AND([.$G10]&lt;[.AAO$1];[.$H10]&gt;=[.AAO$1]);1;&quot;&quot;)">
            <text:p/>
          </table:table-cell>
          <table:table-cell table:style-name="ce2" table:formula="of:=IF(AND([.$G10]&lt;[.AAP$1];[.$H10]&gt;=[.AAP$1]);1;&quot;&quot;)">
            <text:p/>
          </table:table-cell>
          <table:table-cell table:style-name="ce2" table:formula="of:=IF(AND([.$G10]&lt;[.AAQ$1];[.$H10]&gt;=[.AAQ$1]);1;&quot;&quot;)">
            <text:p/>
          </table:table-cell>
          <table:table-cell table:style-name="ce2" table:formula="of:=IF(AND([.$G10]&lt;[.AAR$1];[.$H10]&gt;=[.AAR$1]);1;&quot;&quot;)">
            <text:p/>
          </table:table-cell>
          <table:table-cell table:style-name="ce2" table:formula="of:=IF(AND([.$G10]&lt;[.AAS$1];[.$H10]&gt;=[.AAS$1]);1;&quot;&quot;)">
            <text:p/>
          </table:table-cell>
          <table:table-cell table:style-name="ce2" table:formula="of:=IF(AND([.$G10]&lt;[.AAT$1];[.$H10]&gt;=[.AAT$1]);1;&quot;&quot;)">
            <text:p/>
          </table:table-cell>
          <table:table-cell table:style-name="ce2" table:formula="of:=IF(AND([.$G10]&lt;[.AAU$1];[.$H10]&gt;=[.AAU$1]);1;&quot;&quot;)">
            <text:p/>
          </table:table-cell>
          <table:table-cell table:style-name="ce2" table:formula="of:=IF(AND([.$G10]&lt;[.AAV$1];[.$H10]&gt;=[.AAV$1]);1;&quot;&quot;)">
            <text:p/>
          </table:table-cell>
          <table:table-cell table:style-name="ce2" table:formula="of:=IF(AND([.$G10]&lt;[.AAW$1];[.$H10]&gt;=[.AAW$1]);1;&quot;&quot;)">
            <text:p/>
          </table:table-cell>
          <table:table-cell table:style-name="ce2" table:formula="of:=IF(AND([.$G10]&lt;[.AAX$1];[.$H10]&gt;=[.AAX$1]);1;&quot;&quot;)">
            <text:p/>
          </table:table-cell>
          <table:table-cell table:style-name="ce2" table:formula="of:=IF(AND([.$G10]&lt;[.AAY$1];[.$H10]&gt;=[.AAY$1]);1;&quot;&quot;)">
            <text:p/>
          </table:table-cell>
          <table:table-cell table:style-name="ce2" table:formula="of:=IF(AND([.$G10]&lt;[.AAZ$1];[.$H10]&gt;=[.AAZ$1]);1;&quot;&quot;)">
            <text:p/>
          </table:table-cell>
          <table:table-cell table:style-name="ce2" table:formula="of:=IF(AND([.$G10]&lt;[.ABA$1];[.$H10]&gt;=[.ABA$1]);1;&quot;&quot;)">
            <text:p/>
          </table:table-cell>
          <table:table-cell table:style-name="ce2" table:formula="of:=IF(AND([.$G10]&lt;[.ABB$1];[.$H10]&gt;=[.ABB$1]);1;&quot;&quot;)">
            <text:p/>
          </table:table-cell>
          <table:table-cell table:style-name="ce2" table:formula="of:=IF(AND([.$G10]&lt;[.ABC$1];[.$H10]&gt;=[.ABC$1]);1;&quot;&quot;)">
            <text:p/>
          </table:table-cell>
          <table:table-cell table:style-name="ce2" table:formula="of:=IF(AND([.$G10]&lt;[.ABD$1];[.$H10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1];[.$A:.$H];8;0);VLOOKUP([.D11];[.$A:.$H];8;0);VLOOKUP([.E11];[.$A:.$H];8;0);VLOOKUP([.F11];[.$A:.$H];8;0))" office:value-type="float" office:value="617" calcext:value-type="float">
            <text:p>617</text:p>
          </table:table-cell>
          <table:table-cell table:formula="of:=[.G11]+[.B11]" office:value-type="float" office:value="773" calcext:value-type="float">
            <text:p>773</text:p>
          </table:table-cell>
          <table:table-cell table:formula="of:=IF(AND([.G11]&lt;800;[.H11]&gt;800);1;0)" office:value-type="float" office:value="0" calcext:value-type="float">
            <text:p>0</text:p>
          </table:table-cell>
          <table:table-cell table:style-name="ce2" table:formula="of:=IF(AND([.$G11]&lt;[.J$1];[.$H11]&gt;=[.J$1]);1;&quot;&quot;)">
            <text:p/>
          </table:table-cell>
          <table:table-cell table:style-name="ce2" table:formula="of:=IF(AND([.$G11]&lt;[.K$1];[.$H11]&gt;=[.K$1]);1;&quot;&quot;)">
            <text:p/>
          </table:table-cell>
          <table:table-cell table:style-name="ce2" table:formula="of:=IF(AND([.$G11]&lt;[.L$1];[.$H11]&gt;=[.L$1]);1;&quot;&quot;)">
            <text:p/>
          </table:table-cell>
          <table:table-cell table:style-name="ce2" table:formula="of:=IF(AND([.$G11]&lt;[.M$1];[.$H11]&gt;=[.M$1]);1;&quot;&quot;)">
            <text:p/>
          </table:table-cell>
          <table:table-cell table:style-name="ce2" table:formula="of:=IF(AND([.$G11]&lt;[.N$1];[.$H11]&gt;=[.N$1]);1;&quot;&quot;)">
            <text:p/>
          </table:table-cell>
          <table:table-cell table:style-name="ce2" table:formula="of:=IF(AND([.$G11]&lt;[.O$1];[.$H11]&gt;=[.O$1]);1;&quot;&quot;)">
            <text:p/>
          </table:table-cell>
          <table:table-cell table:style-name="ce2" table:formula="of:=IF(AND([.$G11]&lt;[.P$1];[.$H11]&gt;=[.P$1]);1;&quot;&quot;)">
            <text:p/>
          </table:table-cell>
          <table:table-cell table:style-name="ce2" table:formula="of:=IF(AND([.$G11]&lt;[.Q$1];[.$H11]&gt;=[.Q$1]);1;&quot;&quot;)">
            <text:p/>
          </table:table-cell>
          <table:table-cell table:style-name="ce2" table:formula="of:=IF(AND([.$G11]&lt;[.R$1];[.$H11]&gt;=[.R$1]);1;&quot;&quot;)">
            <text:p/>
          </table:table-cell>
          <table:table-cell table:style-name="ce2" table:formula="of:=IF(AND([.$G11]&lt;[.S$1];[.$H11]&gt;=[.S$1]);1;&quot;&quot;)">
            <text:p/>
          </table:table-cell>
          <table:table-cell table:style-name="ce2" table:formula="of:=IF(AND([.$G11]&lt;[.T$1];[.$H11]&gt;=[.T$1]);1;&quot;&quot;)">
            <text:p/>
          </table:table-cell>
          <table:table-cell table:style-name="ce2" table:formula="of:=IF(AND([.$G11]&lt;[.U$1];[.$H11]&gt;=[.U$1]);1;&quot;&quot;)">
            <text:p/>
          </table:table-cell>
          <table:table-cell table:style-name="ce2" table:formula="of:=IF(AND([.$G11]&lt;[.V$1];[.$H11]&gt;=[.V$1]);1;&quot;&quot;)">
            <text:p/>
          </table:table-cell>
          <table:table-cell table:style-name="ce2" table:formula="of:=IF(AND([.$G11]&lt;[.W$1];[.$H11]&gt;=[.W$1]);1;&quot;&quot;)">
            <text:p/>
          </table:table-cell>
          <table:table-cell table:style-name="ce2" table:formula="of:=IF(AND([.$G11]&lt;[.X$1];[.$H11]&gt;=[.X$1]);1;&quot;&quot;)">
            <text:p/>
          </table:table-cell>
          <table:table-cell table:style-name="ce2" table:formula="of:=IF(AND([.$G11]&lt;[.Y$1];[.$H11]&gt;=[.Y$1]);1;&quot;&quot;)">
            <text:p/>
          </table:table-cell>
          <table:table-cell table:style-name="ce2" table:formula="of:=IF(AND([.$G11]&lt;[.Z$1];[.$H11]&gt;=[.Z$1]);1;&quot;&quot;)">
            <text:p/>
          </table:table-cell>
          <table:table-cell table:style-name="ce2" table:formula="of:=IF(AND([.$G11]&lt;[.AA$1];[.$H11]&gt;=[.AA$1]);1;&quot;&quot;)">
            <text:p/>
          </table:table-cell>
          <table:table-cell table:style-name="ce2" table:formula="of:=IF(AND([.$G11]&lt;[.AB$1];[.$H11]&gt;=[.AB$1]);1;&quot;&quot;)">
            <text:p/>
          </table:table-cell>
          <table:table-cell table:style-name="ce2" table:formula="of:=IF(AND([.$G11]&lt;[.AC$1];[.$H11]&gt;=[.AC$1]);1;&quot;&quot;)">
            <text:p/>
          </table:table-cell>
          <table:table-cell table:style-name="ce2" table:formula="of:=IF(AND([.$G11]&lt;[.AD$1];[.$H11]&gt;=[.AD$1]);1;&quot;&quot;)">
            <text:p/>
          </table:table-cell>
          <table:table-cell table:style-name="ce2" table:formula="of:=IF(AND([.$G11]&lt;[.AE$1];[.$H11]&gt;=[.AE$1]);1;&quot;&quot;)">
            <text:p/>
          </table:table-cell>
          <table:table-cell table:style-name="ce2" table:formula="of:=IF(AND([.$G11]&lt;[.AF$1];[.$H11]&gt;=[.AF$1]);1;&quot;&quot;)">
            <text:p/>
          </table:table-cell>
          <table:table-cell table:style-name="ce2" table:formula="of:=IF(AND([.$G11]&lt;[.AG$1];[.$H11]&gt;=[.AG$1]);1;&quot;&quot;)">
            <text:p/>
          </table:table-cell>
          <table:table-cell table:style-name="ce2" table:formula="of:=IF(AND([.$G11]&lt;[.AH$1];[.$H11]&gt;=[.AH$1]);1;&quot;&quot;)">
            <text:p/>
          </table:table-cell>
          <table:table-cell table:style-name="ce2" table:formula="of:=IF(AND([.$G11]&lt;[.AI$1];[.$H11]&gt;=[.AI$1]);1;&quot;&quot;)">
            <text:p/>
          </table:table-cell>
          <table:table-cell table:style-name="ce2" table:formula="of:=IF(AND([.$G11]&lt;[.AJ$1];[.$H11]&gt;=[.AJ$1]);1;&quot;&quot;)">
            <text:p/>
          </table:table-cell>
          <table:table-cell table:style-name="ce2" table:formula="of:=IF(AND([.$G11]&lt;[.AK$1];[.$H11]&gt;=[.AK$1]);1;&quot;&quot;)">
            <text:p/>
          </table:table-cell>
          <table:table-cell table:style-name="ce2" table:formula="of:=IF(AND([.$G11]&lt;[.AL$1];[.$H11]&gt;=[.AL$1]);1;&quot;&quot;)">
            <text:p/>
          </table:table-cell>
          <table:table-cell table:style-name="ce2" table:formula="of:=IF(AND([.$G11]&lt;[.AM$1];[.$H11]&gt;=[.AM$1]);1;&quot;&quot;)">
            <text:p/>
          </table:table-cell>
          <table:table-cell table:style-name="ce2" table:formula="of:=IF(AND([.$G11]&lt;[.AN$1];[.$H11]&gt;=[.AN$1]);1;&quot;&quot;)">
            <text:p/>
          </table:table-cell>
          <table:table-cell table:style-name="ce2" table:formula="of:=IF(AND([.$G11]&lt;[.AO$1];[.$H11]&gt;=[.AO$1]);1;&quot;&quot;)">
            <text:p/>
          </table:table-cell>
          <table:table-cell table:style-name="ce2" table:formula="of:=IF(AND([.$G11]&lt;[.AP$1];[.$H11]&gt;=[.AP$1]);1;&quot;&quot;)">
            <text:p/>
          </table:table-cell>
          <table:table-cell table:style-name="ce2" table:formula="of:=IF(AND([.$G11]&lt;[.AQ$1];[.$H11]&gt;=[.AQ$1]);1;&quot;&quot;)">
            <text:p/>
          </table:table-cell>
          <table:table-cell table:style-name="ce2" table:formula="of:=IF(AND([.$G11]&lt;[.AR$1];[.$H11]&gt;=[.AR$1]);1;&quot;&quot;)">
            <text:p/>
          </table:table-cell>
          <table:table-cell table:style-name="ce2" table:formula="of:=IF(AND([.$G11]&lt;[.AS$1];[.$H11]&gt;=[.AS$1]);1;&quot;&quot;)">
            <text:p/>
          </table:table-cell>
          <table:table-cell table:style-name="ce2" table:formula="of:=IF(AND([.$G11]&lt;[.AT$1];[.$H11]&gt;=[.AT$1]);1;&quot;&quot;)">
            <text:p/>
          </table:table-cell>
          <table:table-cell table:style-name="ce2" table:formula="of:=IF(AND([.$G11]&lt;[.AU$1];[.$H11]&gt;=[.AU$1]);1;&quot;&quot;)">
            <text:p/>
          </table:table-cell>
          <table:table-cell table:style-name="ce2" table:formula="of:=IF(AND([.$G11]&lt;[.AV$1];[.$H11]&gt;=[.AV$1]);1;&quot;&quot;)">
            <text:p/>
          </table:table-cell>
          <table:table-cell table:style-name="ce2" table:formula="of:=IF(AND([.$G11]&lt;[.AW$1];[.$H11]&gt;=[.AW$1]);1;&quot;&quot;)">
            <text:p/>
          </table:table-cell>
          <table:table-cell table:style-name="ce2" table:formula="of:=IF(AND([.$G11]&lt;[.AX$1];[.$H11]&gt;=[.AX$1]);1;&quot;&quot;)">
            <text:p/>
          </table:table-cell>
          <table:table-cell table:style-name="ce2" table:formula="of:=IF(AND([.$G11]&lt;[.AY$1];[.$H11]&gt;=[.AY$1]);1;&quot;&quot;)">
            <text:p/>
          </table:table-cell>
          <table:table-cell table:style-name="ce2" table:formula="of:=IF(AND([.$G11]&lt;[.AZ$1];[.$H11]&gt;=[.AZ$1]);1;&quot;&quot;)">
            <text:p/>
          </table:table-cell>
          <table:table-cell table:style-name="ce2" table:formula="of:=IF(AND([.$G11]&lt;[.BA$1];[.$H11]&gt;=[.BA$1]);1;&quot;&quot;)">
            <text:p/>
          </table:table-cell>
          <table:table-cell table:style-name="ce2" table:formula="of:=IF(AND([.$G11]&lt;[.BB$1];[.$H11]&gt;=[.BB$1]);1;&quot;&quot;)">
            <text:p/>
          </table:table-cell>
          <table:table-cell table:style-name="ce2" table:formula="of:=IF(AND([.$G11]&lt;[.BC$1];[.$H11]&gt;=[.BC$1]);1;&quot;&quot;)">
            <text:p/>
          </table:table-cell>
          <table:table-cell table:style-name="ce2" table:formula="of:=IF(AND([.$G11]&lt;[.BD$1];[.$H11]&gt;=[.BD$1]);1;&quot;&quot;)">
            <text:p/>
          </table:table-cell>
          <table:table-cell table:style-name="ce2" table:formula="of:=IF(AND([.$G11]&lt;[.BE$1];[.$H11]&gt;=[.BE$1]);1;&quot;&quot;)">
            <text:p/>
          </table:table-cell>
          <table:table-cell table:style-name="ce2" table:formula="of:=IF(AND([.$G11]&lt;[.BF$1];[.$H11]&gt;=[.BF$1]);1;&quot;&quot;)">
            <text:p/>
          </table:table-cell>
          <table:table-cell table:style-name="ce2" table:formula="of:=IF(AND([.$G11]&lt;[.BG$1];[.$H11]&gt;=[.BG$1]);1;&quot;&quot;)">
            <text:p/>
          </table:table-cell>
          <table:table-cell table:style-name="ce2" table:formula="of:=IF(AND([.$G11]&lt;[.BH$1];[.$H11]&gt;=[.BH$1]);1;&quot;&quot;)">
            <text:p/>
          </table:table-cell>
          <table:table-cell table:style-name="ce2" table:formula="of:=IF(AND([.$G11]&lt;[.BI$1];[.$H11]&gt;=[.BI$1]);1;&quot;&quot;)">
            <text:p/>
          </table:table-cell>
          <table:table-cell table:style-name="ce2" table:formula="of:=IF(AND([.$G11]&lt;[.BJ$1];[.$H11]&gt;=[.BJ$1]);1;&quot;&quot;)">
            <text:p/>
          </table:table-cell>
          <table:table-cell table:style-name="ce2" table:formula="of:=IF(AND([.$G11]&lt;[.BK$1];[.$H11]&gt;=[.BK$1]);1;&quot;&quot;)">
            <text:p/>
          </table:table-cell>
          <table:table-cell table:style-name="ce2" table:formula="of:=IF(AND([.$G11]&lt;[.BL$1];[.$H11]&gt;=[.BL$1]);1;&quot;&quot;)">
            <text:p/>
          </table:table-cell>
          <table:table-cell table:style-name="ce2" table:formula="of:=IF(AND([.$G11]&lt;[.BM$1];[.$H11]&gt;=[.BM$1]);1;&quot;&quot;)">
            <text:p/>
          </table:table-cell>
          <table:table-cell table:style-name="ce2" table:formula="of:=IF(AND([.$G11]&lt;[.BN$1];[.$H11]&gt;=[.BN$1]);1;&quot;&quot;)">
            <text:p/>
          </table:table-cell>
          <table:table-cell table:style-name="ce2" table:formula="of:=IF(AND([.$G11]&lt;[.BO$1];[.$H11]&gt;=[.BO$1]);1;&quot;&quot;)">
            <text:p/>
          </table:table-cell>
          <table:table-cell table:style-name="ce2" table:formula="of:=IF(AND([.$G11]&lt;[.BP$1];[.$H11]&gt;=[.BP$1]);1;&quot;&quot;)">
            <text:p/>
          </table:table-cell>
          <table:table-cell table:style-name="ce2" table:formula="of:=IF(AND([.$G11]&lt;[.BQ$1];[.$H11]&gt;=[.BQ$1]);1;&quot;&quot;)">
            <text:p/>
          </table:table-cell>
          <table:table-cell table:style-name="ce2" table:formula="of:=IF(AND([.$G11]&lt;[.BR$1];[.$H11]&gt;=[.BR$1]);1;&quot;&quot;)">
            <text:p/>
          </table:table-cell>
          <table:table-cell table:style-name="ce2" table:formula="of:=IF(AND([.$G11]&lt;[.BS$1];[.$H11]&gt;=[.BS$1]);1;&quot;&quot;)">
            <text:p/>
          </table:table-cell>
          <table:table-cell table:style-name="ce2" table:formula="of:=IF(AND([.$G11]&lt;[.BT$1];[.$H11]&gt;=[.BT$1]);1;&quot;&quot;)">
            <text:p/>
          </table:table-cell>
          <table:table-cell table:style-name="ce2" table:formula="of:=IF(AND([.$G11]&lt;[.BU$1];[.$H11]&gt;=[.BU$1]);1;&quot;&quot;)">
            <text:p/>
          </table:table-cell>
          <table:table-cell table:style-name="ce2" table:formula="of:=IF(AND([.$G11]&lt;[.BV$1];[.$H11]&gt;=[.BV$1]);1;&quot;&quot;)">
            <text:p/>
          </table:table-cell>
          <table:table-cell table:style-name="ce2" table:formula="of:=IF(AND([.$G11]&lt;[.BW$1];[.$H11]&gt;=[.BW$1]);1;&quot;&quot;)">
            <text:p/>
          </table:table-cell>
          <table:table-cell table:style-name="ce2" table:formula="of:=IF(AND([.$G11]&lt;[.BX$1];[.$H11]&gt;=[.BX$1]);1;&quot;&quot;)">
            <text:p/>
          </table:table-cell>
          <table:table-cell table:style-name="ce2" table:formula="of:=IF(AND([.$G11]&lt;[.BY$1];[.$H11]&gt;=[.BY$1]);1;&quot;&quot;)">
            <text:p/>
          </table:table-cell>
          <table:table-cell table:style-name="ce2" table:formula="of:=IF(AND([.$G11]&lt;[.BZ$1];[.$H11]&gt;=[.BZ$1]);1;&quot;&quot;)">
            <text:p/>
          </table:table-cell>
          <table:table-cell table:style-name="ce2" table:formula="of:=IF(AND([.$G11]&lt;[.CA$1];[.$H11]&gt;=[.CA$1]);1;&quot;&quot;)">
            <text:p/>
          </table:table-cell>
          <table:table-cell table:style-name="ce2" table:formula="of:=IF(AND([.$G11]&lt;[.CB$1];[.$H11]&gt;=[.CB$1]);1;&quot;&quot;)">
            <text:p/>
          </table:table-cell>
          <table:table-cell table:style-name="ce2" table:formula="of:=IF(AND([.$G11]&lt;[.CC$1];[.$H11]&gt;=[.CC$1]);1;&quot;&quot;)">
            <text:p/>
          </table:table-cell>
          <table:table-cell table:style-name="ce2" table:formula="of:=IF(AND([.$G11]&lt;[.CD$1];[.$H11]&gt;=[.CD$1]);1;&quot;&quot;)">
            <text:p/>
          </table:table-cell>
          <table:table-cell table:style-name="ce2" table:formula="of:=IF(AND([.$G11]&lt;[.CE$1];[.$H11]&gt;=[.CE$1]);1;&quot;&quot;)">
            <text:p/>
          </table:table-cell>
          <table:table-cell table:style-name="ce2" table:formula="of:=IF(AND([.$G11]&lt;[.CF$1];[.$H11]&gt;=[.CF$1]);1;&quot;&quot;)">
            <text:p/>
          </table:table-cell>
          <table:table-cell table:style-name="ce2" table:formula="of:=IF(AND([.$G11]&lt;[.CG$1];[.$H11]&gt;=[.CG$1]);1;&quot;&quot;)">
            <text:p/>
          </table:table-cell>
          <table:table-cell table:style-name="ce2" table:formula="of:=IF(AND([.$G11]&lt;[.CH$1];[.$H11]&gt;=[.CH$1]);1;&quot;&quot;)">
            <text:p/>
          </table:table-cell>
          <table:table-cell table:style-name="ce2" table:formula="of:=IF(AND([.$G11]&lt;[.CI$1];[.$H11]&gt;=[.CI$1]);1;&quot;&quot;)">
            <text:p/>
          </table:table-cell>
          <table:table-cell table:style-name="ce2" table:formula="of:=IF(AND([.$G11]&lt;[.CJ$1];[.$H11]&gt;=[.CJ$1]);1;&quot;&quot;)">
            <text:p/>
          </table:table-cell>
          <table:table-cell table:style-name="ce2" table:formula="of:=IF(AND([.$G11]&lt;[.CK$1];[.$H11]&gt;=[.CK$1]);1;&quot;&quot;)">
            <text:p/>
          </table:table-cell>
          <table:table-cell table:style-name="ce2" table:formula="of:=IF(AND([.$G11]&lt;[.CL$1];[.$H11]&gt;=[.CL$1]);1;&quot;&quot;)">
            <text:p/>
          </table:table-cell>
          <table:table-cell table:style-name="ce2" table:formula="of:=IF(AND([.$G11]&lt;[.CM$1];[.$H11]&gt;=[.CM$1]);1;&quot;&quot;)">
            <text:p/>
          </table:table-cell>
          <table:table-cell table:style-name="ce2" table:formula="of:=IF(AND([.$G11]&lt;[.CN$1];[.$H11]&gt;=[.CN$1]);1;&quot;&quot;)">
            <text:p/>
          </table:table-cell>
          <table:table-cell table:style-name="ce2" table:formula="of:=IF(AND([.$G11]&lt;[.CO$1];[.$H11]&gt;=[.CO$1]);1;&quot;&quot;)">
            <text:p/>
          </table:table-cell>
          <table:table-cell table:style-name="ce2" table:formula="of:=IF(AND([.$G11]&lt;[.CP$1];[.$H11]&gt;=[.CP$1]);1;&quot;&quot;)">
            <text:p/>
          </table:table-cell>
          <table:table-cell table:style-name="ce2" table:formula="of:=IF(AND([.$G11]&lt;[.CQ$1];[.$H11]&gt;=[.CQ$1]);1;&quot;&quot;)">
            <text:p/>
          </table:table-cell>
          <table:table-cell table:style-name="ce2" table:formula="of:=IF(AND([.$G11]&lt;[.CR$1];[.$H11]&gt;=[.CR$1]);1;&quot;&quot;)">
            <text:p/>
          </table:table-cell>
          <table:table-cell table:style-name="ce2" table:formula="of:=IF(AND([.$G11]&lt;[.CS$1];[.$H11]&gt;=[.CS$1]);1;&quot;&quot;)">
            <text:p/>
          </table:table-cell>
          <table:table-cell table:style-name="ce2" table:formula="of:=IF(AND([.$G11]&lt;[.CT$1];[.$H11]&gt;=[.CT$1]);1;&quot;&quot;)">
            <text:p/>
          </table:table-cell>
          <table:table-cell table:style-name="ce2" table:formula="of:=IF(AND([.$G11]&lt;[.CU$1];[.$H11]&gt;=[.CU$1]);1;&quot;&quot;)">
            <text:p/>
          </table:table-cell>
          <table:table-cell table:style-name="ce2" table:formula="of:=IF(AND([.$G11]&lt;[.CV$1];[.$H11]&gt;=[.CV$1]);1;&quot;&quot;)">
            <text:p/>
          </table:table-cell>
          <table:table-cell table:style-name="ce2" table:formula="of:=IF(AND([.$G11]&lt;[.CW$1];[.$H11]&gt;=[.CW$1]);1;&quot;&quot;)">
            <text:p/>
          </table:table-cell>
          <table:table-cell table:style-name="ce2" table:formula="of:=IF(AND([.$G11]&lt;[.CX$1];[.$H11]&gt;=[.CX$1]);1;&quot;&quot;)">
            <text:p/>
          </table:table-cell>
          <table:table-cell table:style-name="ce2" table:formula="of:=IF(AND([.$G11]&lt;[.CY$1];[.$H11]&gt;=[.CY$1]);1;&quot;&quot;)">
            <text:p/>
          </table:table-cell>
          <table:table-cell table:style-name="ce2" table:formula="of:=IF(AND([.$G11]&lt;[.CZ$1];[.$H11]&gt;=[.CZ$1]);1;&quot;&quot;)">
            <text:p/>
          </table:table-cell>
          <table:table-cell table:style-name="ce2" table:formula="of:=IF(AND([.$G11]&lt;[.DA$1];[.$H11]&gt;=[.DA$1]);1;&quot;&quot;)">
            <text:p/>
          </table:table-cell>
          <table:table-cell table:style-name="ce2" table:formula="of:=IF(AND([.$G11]&lt;[.DB$1];[.$H11]&gt;=[.DB$1]);1;&quot;&quot;)">
            <text:p/>
          </table:table-cell>
          <table:table-cell table:style-name="ce2" table:formula="of:=IF(AND([.$G11]&lt;[.DC$1];[.$H11]&gt;=[.DC$1]);1;&quot;&quot;)">
            <text:p/>
          </table:table-cell>
          <table:table-cell table:style-name="ce2" table:formula="of:=IF(AND([.$G11]&lt;[.DD$1];[.$H11]&gt;=[.DD$1]);1;&quot;&quot;)">
            <text:p/>
          </table:table-cell>
          <table:table-cell table:style-name="ce2" table:formula="of:=IF(AND([.$G11]&lt;[.DE$1];[.$H11]&gt;=[.DE$1]);1;&quot;&quot;)">
            <text:p/>
          </table:table-cell>
          <table:table-cell table:style-name="ce2" table:formula="of:=IF(AND([.$G11]&lt;[.DF$1];[.$H11]&gt;=[.DF$1]);1;&quot;&quot;)">
            <text:p/>
          </table:table-cell>
          <table:table-cell table:style-name="ce2" table:formula="of:=IF(AND([.$G11]&lt;[.DG$1];[.$H11]&gt;=[.DG$1]);1;&quot;&quot;)">
            <text:p/>
          </table:table-cell>
          <table:table-cell table:style-name="ce2" table:formula="of:=IF(AND([.$G11]&lt;[.DH$1];[.$H11]&gt;=[.DH$1]);1;&quot;&quot;)">
            <text:p/>
          </table:table-cell>
          <table:table-cell table:style-name="ce2" table:formula="of:=IF(AND([.$G11]&lt;[.DI$1];[.$H11]&gt;=[.DI$1]);1;&quot;&quot;)">
            <text:p/>
          </table:table-cell>
          <table:table-cell table:style-name="ce2" table:formula="of:=IF(AND([.$G11]&lt;[.DJ$1];[.$H11]&gt;=[.DJ$1]);1;&quot;&quot;)">
            <text:p/>
          </table:table-cell>
          <table:table-cell table:style-name="ce2" table:formula="of:=IF(AND([.$G11]&lt;[.DK$1];[.$H11]&gt;=[.DK$1]);1;&quot;&quot;)">
            <text:p/>
          </table:table-cell>
          <table:table-cell table:style-name="ce2" table:formula="of:=IF(AND([.$G11]&lt;[.DL$1];[.$H11]&gt;=[.DL$1]);1;&quot;&quot;)">
            <text:p/>
          </table:table-cell>
          <table:table-cell table:style-name="ce2" table:formula="of:=IF(AND([.$G11]&lt;[.DM$1];[.$H11]&gt;=[.DM$1]);1;&quot;&quot;)">
            <text:p/>
          </table:table-cell>
          <table:table-cell table:style-name="ce2" table:formula="of:=IF(AND([.$G11]&lt;[.DN$1];[.$H11]&gt;=[.DN$1]);1;&quot;&quot;)">
            <text:p/>
          </table:table-cell>
          <table:table-cell table:style-name="ce2" table:formula="of:=IF(AND([.$G11]&lt;[.DO$1];[.$H11]&gt;=[.DO$1]);1;&quot;&quot;)">
            <text:p/>
          </table:table-cell>
          <table:table-cell table:style-name="ce2" table:formula="of:=IF(AND([.$G11]&lt;[.DP$1];[.$H11]&gt;=[.DP$1]);1;&quot;&quot;)">
            <text:p/>
          </table:table-cell>
          <table:table-cell table:style-name="ce2" table:formula="of:=IF(AND([.$G11]&lt;[.DQ$1];[.$H11]&gt;=[.DQ$1]);1;&quot;&quot;)">
            <text:p/>
          </table:table-cell>
          <table:table-cell table:style-name="ce2" table:formula="of:=IF(AND([.$G11]&lt;[.DR$1];[.$H11]&gt;=[.DR$1]);1;&quot;&quot;)">
            <text:p/>
          </table:table-cell>
          <table:table-cell table:style-name="ce2" table:formula="of:=IF(AND([.$G11]&lt;[.DS$1];[.$H11]&gt;=[.DS$1]);1;&quot;&quot;)">
            <text:p/>
          </table:table-cell>
          <table:table-cell table:style-name="ce2" table:formula="of:=IF(AND([.$G11]&lt;[.DT$1];[.$H11]&gt;=[.DT$1]);1;&quot;&quot;)">
            <text:p/>
          </table:table-cell>
          <table:table-cell table:style-name="ce2" table:formula="of:=IF(AND([.$G11]&lt;[.DU$1];[.$H11]&gt;=[.DU$1]);1;&quot;&quot;)">
            <text:p/>
          </table:table-cell>
          <table:table-cell table:style-name="ce2" table:formula="of:=IF(AND([.$G11]&lt;[.DV$1];[.$H11]&gt;=[.DV$1]);1;&quot;&quot;)">
            <text:p/>
          </table:table-cell>
          <table:table-cell table:style-name="ce2" table:formula="of:=IF(AND([.$G11]&lt;[.DW$1];[.$H11]&gt;=[.DW$1]);1;&quot;&quot;)">
            <text:p/>
          </table:table-cell>
          <table:table-cell table:style-name="ce2" table:formula="of:=IF(AND([.$G11]&lt;[.DX$1];[.$H11]&gt;=[.DX$1]);1;&quot;&quot;)">
            <text:p/>
          </table:table-cell>
          <table:table-cell table:style-name="ce2" table:formula="of:=IF(AND([.$G11]&lt;[.DY$1];[.$H11]&gt;=[.DY$1]);1;&quot;&quot;)">
            <text:p/>
          </table:table-cell>
          <table:table-cell table:style-name="ce2" table:formula="of:=IF(AND([.$G11]&lt;[.DZ$1];[.$H11]&gt;=[.DZ$1]);1;&quot;&quot;)">
            <text:p/>
          </table:table-cell>
          <table:table-cell table:style-name="ce2" table:formula="of:=IF(AND([.$G11]&lt;[.EA$1];[.$H11]&gt;=[.EA$1]);1;&quot;&quot;)">
            <text:p/>
          </table:table-cell>
          <table:table-cell table:style-name="ce2" table:formula="of:=IF(AND([.$G11]&lt;[.EB$1];[.$H11]&gt;=[.EB$1]);1;&quot;&quot;)">
            <text:p/>
          </table:table-cell>
          <table:table-cell table:style-name="ce2" table:formula="of:=IF(AND([.$G11]&lt;[.EC$1];[.$H11]&gt;=[.EC$1]);1;&quot;&quot;)">
            <text:p/>
          </table:table-cell>
          <table:table-cell table:style-name="ce2" table:formula="of:=IF(AND([.$G11]&lt;[.ED$1];[.$H11]&gt;=[.ED$1]);1;&quot;&quot;)">
            <text:p/>
          </table:table-cell>
          <table:table-cell table:style-name="ce2" table:formula="of:=IF(AND([.$G11]&lt;[.EE$1];[.$H11]&gt;=[.EE$1]);1;&quot;&quot;)">
            <text:p/>
          </table:table-cell>
          <table:table-cell table:style-name="ce2" table:formula="of:=IF(AND([.$G11]&lt;[.EF$1];[.$H11]&gt;=[.EF$1]);1;&quot;&quot;)">
            <text:p/>
          </table:table-cell>
          <table:table-cell table:style-name="ce2" table:formula="of:=IF(AND([.$G11]&lt;[.EG$1];[.$H11]&gt;=[.EG$1]);1;&quot;&quot;)">
            <text:p/>
          </table:table-cell>
          <table:table-cell table:style-name="ce2" table:formula="of:=IF(AND([.$G11]&lt;[.EH$1];[.$H11]&gt;=[.EH$1]);1;&quot;&quot;)">
            <text:p/>
          </table:table-cell>
          <table:table-cell table:style-name="ce2" table:formula="of:=IF(AND([.$G11]&lt;[.EI$1];[.$H11]&gt;=[.EI$1]);1;&quot;&quot;)">
            <text:p/>
          </table:table-cell>
          <table:table-cell table:style-name="ce2" table:formula="of:=IF(AND([.$G11]&lt;[.EJ$1];[.$H11]&gt;=[.EJ$1]);1;&quot;&quot;)">
            <text:p/>
          </table:table-cell>
          <table:table-cell table:style-name="ce2" table:formula="of:=IF(AND([.$G11]&lt;[.EK$1];[.$H11]&gt;=[.EK$1]);1;&quot;&quot;)">
            <text:p/>
          </table:table-cell>
          <table:table-cell table:style-name="ce2" table:formula="of:=IF(AND([.$G11]&lt;[.EL$1];[.$H11]&gt;=[.EL$1]);1;&quot;&quot;)">
            <text:p/>
          </table:table-cell>
          <table:table-cell table:style-name="ce2" table:formula="of:=IF(AND([.$G11]&lt;[.EM$1];[.$H11]&gt;=[.EM$1]);1;&quot;&quot;)">
            <text:p/>
          </table:table-cell>
          <table:table-cell table:style-name="ce2" table:formula="of:=IF(AND([.$G11]&lt;[.EN$1];[.$H11]&gt;=[.EN$1]);1;&quot;&quot;)">
            <text:p/>
          </table:table-cell>
          <table:table-cell table:style-name="ce2" table:formula="of:=IF(AND([.$G11]&lt;[.EO$1];[.$H11]&gt;=[.EO$1]);1;&quot;&quot;)">
            <text:p/>
          </table:table-cell>
          <table:table-cell table:style-name="ce2" table:formula="of:=IF(AND([.$G11]&lt;[.EP$1];[.$H11]&gt;=[.EP$1]);1;&quot;&quot;)">
            <text:p/>
          </table:table-cell>
          <table:table-cell table:style-name="ce2" table:formula="of:=IF(AND([.$G11]&lt;[.EQ$1];[.$H11]&gt;=[.EQ$1]);1;&quot;&quot;)">
            <text:p/>
          </table:table-cell>
          <table:table-cell table:style-name="ce2" table:formula="of:=IF(AND([.$G11]&lt;[.ER$1];[.$H11]&gt;=[.ER$1]);1;&quot;&quot;)">
            <text:p/>
          </table:table-cell>
          <table:table-cell table:style-name="ce2" table:formula="of:=IF(AND([.$G11]&lt;[.ES$1];[.$H11]&gt;=[.ES$1]);1;&quot;&quot;)">
            <text:p/>
          </table:table-cell>
          <table:table-cell table:style-name="ce2" table:formula="of:=IF(AND([.$G11]&lt;[.ET$1];[.$H11]&gt;=[.ET$1]);1;&quot;&quot;)">
            <text:p/>
          </table:table-cell>
          <table:table-cell table:style-name="ce2" table:formula="of:=IF(AND([.$G11]&lt;[.EU$1];[.$H11]&gt;=[.EU$1]);1;&quot;&quot;)">
            <text:p/>
          </table:table-cell>
          <table:table-cell table:style-name="ce2" table:formula="of:=IF(AND([.$G11]&lt;[.EV$1];[.$H11]&gt;=[.EV$1]);1;&quot;&quot;)">
            <text:p/>
          </table:table-cell>
          <table:table-cell table:style-name="ce2" table:formula="of:=IF(AND([.$G11]&lt;[.EW$1];[.$H11]&gt;=[.EW$1]);1;&quot;&quot;)">
            <text:p/>
          </table:table-cell>
          <table:table-cell table:style-name="ce2" table:formula="of:=IF(AND([.$G11]&lt;[.EX$1];[.$H11]&gt;=[.EX$1]);1;&quot;&quot;)">
            <text:p/>
          </table:table-cell>
          <table:table-cell table:style-name="ce2" table:formula="of:=IF(AND([.$G11]&lt;[.EY$1];[.$H11]&gt;=[.EY$1]);1;&quot;&quot;)">
            <text:p/>
          </table:table-cell>
          <table:table-cell table:style-name="ce2" table:formula="of:=IF(AND([.$G11]&lt;[.EZ$1];[.$H11]&gt;=[.EZ$1]);1;&quot;&quot;)">
            <text:p/>
          </table:table-cell>
          <table:table-cell table:style-name="ce2" table:formula="of:=IF(AND([.$G11]&lt;[.FA$1];[.$H11]&gt;=[.FA$1]);1;&quot;&quot;)">
            <text:p/>
          </table:table-cell>
          <table:table-cell table:style-name="ce2" table:formula="of:=IF(AND([.$G11]&lt;[.FB$1];[.$H11]&gt;=[.FB$1]);1;&quot;&quot;)">
            <text:p/>
          </table:table-cell>
          <table:table-cell table:style-name="ce2" table:formula="of:=IF(AND([.$G11]&lt;[.FC$1];[.$H11]&gt;=[.FC$1]);1;&quot;&quot;)">
            <text:p/>
          </table:table-cell>
          <table:table-cell table:style-name="ce2" table:formula="of:=IF(AND([.$G11]&lt;[.FD$1];[.$H11]&gt;=[.FD$1]);1;&quot;&quot;)">
            <text:p/>
          </table:table-cell>
          <table:table-cell table:style-name="ce2" table:formula="of:=IF(AND([.$G11]&lt;[.FE$1];[.$H11]&gt;=[.FE$1]);1;&quot;&quot;)">
            <text:p/>
          </table:table-cell>
          <table:table-cell table:style-name="ce2" table:formula="of:=IF(AND([.$G11]&lt;[.FF$1];[.$H11]&gt;=[.FF$1]);1;&quot;&quot;)">
            <text:p/>
          </table:table-cell>
          <table:table-cell table:style-name="ce2" table:formula="of:=IF(AND([.$G11]&lt;[.FG$1];[.$H11]&gt;=[.FG$1]);1;&quot;&quot;)">
            <text:p/>
          </table:table-cell>
          <table:table-cell table:style-name="ce2" table:formula="of:=IF(AND([.$G11]&lt;[.FH$1];[.$H11]&gt;=[.FH$1]);1;&quot;&quot;)">
            <text:p/>
          </table:table-cell>
          <table:table-cell table:style-name="ce2" table:formula="of:=IF(AND([.$G11]&lt;[.FI$1];[.$H11]&gt;=[.FI$1]);1;&quot;&quot;)">
            <text:p/>
          </table:table-cell>
          <table:table-cell table:style-name="ce2" table:formula="of:=IF(AND([.$G11]&lt;[.FJ$1];[.$H11]&gt;=[.FJ$1]);1;&quot;&quot;)">
            <text:p/>
          </table:table-cell>
          <table:table-cell table:style-name="ce2" table:formula="of:=IF(AND([.$G11]&lt;[.FK$1];[.$H11]&gt;=[.FK$1]);1;&quot;&quot;)">
            <text:p/>
          </table:table-cell>
          <table:table-cell table:style-name="ce2" table:formula="of:=IF(AND([.$G11]&lt;[.FL$1];[.$H11]&gt;=[.FL$1]);1;&quot;&quot;)">
            <text:p/>
          </table:table-cell>
          <table:table-cell table:style-name="ce2" table:formula="of:=IF(AND([.$G11]&lt;[.FM$1];[.$H11]&gt;=[.FM$1]);1;&quot;&quot;)">
            <text:p/>
          </table:table-cell>
          <table:table-cell table:style-name="ce2" table:formula="of:=IF(AND([.$G11]&lt;[.FN$1];[.$H11]&gt;=[.FN$1]);1;&quot;&quot;)">
            <text:p/>
          </table:table-cell>
          <table:table-cell table:style-name="ce2" table:formula="of:=IF(AND([.$G11]&lt;[.FO$1];[.$H11]&gt;=[.FO$1]);1;&quot;&quot;)">
            <text:p/>
          </table:table-cell>
          <table:table-cell table:style-name="ce2" table:formula="of:=IF(AND([.$G11]&lt;[.FP$1];[.$H11]&gt;=[.FP$1]);1;&quot;&quot;)">
            <text:p/>
          </table:table-cell>
          <table:table-cell table:style-name="ce2" table:formula="of:=IF(AND([.$G11]&lt;[.FQ$1];[.$H11]&gt;=[.FQ$1]);1;&quot;&quot;)">
            <text:p/>
          </table:table-cell>
          <table:table-cell table:style-name="ce2" table:formula="of:=IF(AND([.$G11]&lt;[.FR$1];[.$H11]&gt;=[.FR$1]);1;&quot;&quot;)">
            <text:p/>
          </table:table-cell>
          <table:table-cell table:style-name="ce2" table:formula="of:=IF(AND([.$G11]&lt;[.FS$1];[.$H11]&gt;=[.FS$1]);1;&quot;&quot;)">
            <text:p/>
          </table:table-cell>
          <table:table-cell table:style-name="ce2" table:formula="of:=IF(AND([.$G11]&lt;[.FT$1];[.$H11]&gt;=[.FT$1]);1;&quot;&quot;)">
            <text:p/>
          </table:table-cell>
          <table:table-cell table:style-name="ce2" table:formula="of:=IF(AND([.$G11]&lt;[.FU$1];[.$H11]&gt;=[.FU$1]);1;&quot;&quot;)">
            <text:p/>
          </table:table-cell>
          <table:table-cell table:style-name="ce2" table:formula="of:=IF(AND([.$G11]&lt;[.FV$1];[.$H11]&gt;=[.FV$1]);1;&quot;&quot;)">
            <text:p/>
          </table:table-cell>
          <table:table-cell table:style-name="ce2" table:formula="of:=IF(AND([.$G11]&lt;[.FW$1];[.$H11]&gt;=[.FW$1]);1;&quot;&quot;)">
            <text:p/>
          </table:table-cell>
          <table:table-cell table:style-name="ce2" table:formula="of:=IF(AND([.$G11]&lt;[.FX$1];[.$H11]&gt;=[.FX$1]);1;&quot;&quot;)">
            <text:p/>
          </table:table-cell>
          <table:table-cell table:style-name="ce2" table:formula="of:=IF(AND([.$G11]&lt;[.FY$1];[.$H11]&gt;=[.FY$1]);1;&quot;&quot;)">
            <text:p/>
          </table:table-cell>
          <table:table-cell table:style-name="ce2" table:formula="of:=IF(AND([.$G11]&lt;[.FZ$1];[.$H11]&gt;=[.FZ$1]);1;&quot;&quot;)">
            <text:p/>
          </table:table-cell>
          <table:table-cell table:style-name="ce2" table:formula="of:=IF(AND([.$G11]&lt;[.GA$1];[.$H11]&gt;=[.GA$1]);1;&quot;&quot;)">
            <text:p/>
          </table:table-cell>
          <table:table-cell table:style-name="ce2" table:formula="of:=IF(AND([.$G11]&lt;[.GB$1];[.$H11]&gt;=[.GB$1]);1;&quot;&quot;)">
            <text:p/>
          </table:table-cell>
          <table:table-cell table:style-name="ce2" table:formula="of:=IF(AND([.$G11]&lt;[.GC$1];[.$H11]&gt;=[.GC$1]);1;&quot;&quot;)">
            <text:p/>
          </table:table-cell>
          <table:table-cell table:style-name="ce2" table:formula="of:=IF(AND([.$G11]&lt;[.GD$1];[.$H11]&gt;=[.GD$1]);1;&quot;&quot;)">
            <text:p/>
          </table:table-cell>
          <table:table-cell table:style-name="ce2" table:formula="of:=IF(AND([.$G11]&lt;[.GE$1];[.$H11]&gt;=[.GE$1]);1;&quot;&quot;)">
            <text:p/>
          </table:table-cell>
          <table:table-cell table:style-name="ce2" table:formula="of:=IF(AND([.$G11]&lt;[.GF$1];[.$H11]&gt;=[.GF$1]);1;&quot;&quot;)">
            <text:p/>
          </table:table-cell>
          <table:table-cell table:style-name="ce2" table:formula="of:=IF(AND([.$G11]&lt;[.GG$1];[.$H11]&gt;=[.GG$1]);1;&quot;&quot;)">
            <text:p/>
          </table:table-cell>
          <table:table-cell table:style-name="ce2" table:formula="of:=IF(AND([.$G11]&lt;[.GH$1];[.$H11]&gt;=[.GH$1]);1;&quot;&quot;)">
            <text:p/>
          </table:table-cell>
          <table:table-cell table:style-name="ce2" table:formula="of:=IF(AND([.$G11]&lt;[.GI$1];[.$H11]&gt;=[.GI$1]);1;&quot;&quot;)">
            <text:p/>
          </table:table-cell>
          <table:table-cell table:style-name="ce2" table:formula="of:=IF(AND([.$G11]&lt;[.GJ$1];[.$H11]&gt;=[.GJ$1]);1;&quot;&quot;)">
            <text:p/>
          </table:table-cell>
          <table:table-cell table:style-name="ce2" table:formula="of:=IF(AND([.$G11]&lt;[.GK$1];[.$H11]&gt;=[.GK$1]);1;&quot;&quot;)">
            <text:p/>
          </table:table-cell>
          <table:table-cell table:style-name="ce2" table:formula="of:=IF(AND([.$G11]&lt;[.GL$1];[.$H11]&gt;=[.GL$1]);1;&quot;&quot;)">
            <text:p/>
          </table:table-cell>
          <table:table-cell table:style-name="ce2" table:formula="of:=IF(AND([.$G11]&lt;[.GM$1];[.$H11]&gt;=[.GM$1]);1;&quot;&quot;)">
            <text:p/>
          </table:table-cell>
          <table:table-cell table:style-name="ce2" table:formula="of:=IF(AND([.$G11]&lt;[.GN$1];[.$H11]&gt;=[.GN$1]);1;&quot;&quot;)">
            <text:p/>
          </table:table-cell>
          <table:table-cell table:style-name="ce2" table:formula="of:=IF(AND([.$G11]&lt;[.GO$1];[.$H11]&gt;=[.GO$1]);1;&quot;&quot;)">
            <text:p/>
          </table:table-cell>
          <table:table-cell table:style-name="ce2" table:formula="of:=IF(AND([.$G11]&lt;[.GP$1];[.$H11]&gt;=[.GP$1]);1;&quot;&quot;)">
            <text:p/>
          </table:table-cell>
          <table:table-cell table:style-name="ce2" table:formula="of:=IF(AND([.$G11]&lt;[.GQ$1];[.$H11]&gt;=[.GQ$1]);1;&quot;&quot;)">
            <text:p/>
          </table:table-cell>
          <table:table-cell table:style-name="ce2" table:formula="of:=IF(AND([.$G11]&lt;[.GR$1];[.$H11]&gt;=[.GR$1]);1;&quot;&quot;)">
            <text:p/>
          </table:table-cell>
          <table:table-cell table:style-name="ce2" table:formula="of:=IF(AND([.$G11]&lt;[.GS$1];[.$H11]&gt;=[.GS$1]);1;&quot;&quot;)">
            <text:p/>
          </table:table-cell>
          <table:table-cell table:style-name="ce2" table:formula="of:=IF(AND([.$G11]&lt;[.GT$1];[.$H11]&gt;=[.GT$1]);1;&quot;&quot;)">
            <text:p/>
          </table:table-cell>
          <table:table-cell table:style-name="ce2" table:formula="of:=IF(AND([.$G11]&lt;[.GU$1];[.$H11]&gt;=[.GU$1]);1;&quot;&quot;)">
            <text:p/>
          </table:table-cell>
          <table:table-cell table:style-name="ce2" table:formula="of:=IF(AND([.$G11]&lt;[.GV$1];[.$H11]&gt;=[.GV$1]);1;&quot;&quot;)">
            <text:p/>
          </table:table-cell>
          <table:table-cell table:style-name="ce2" table:formula="of:=IF(AND([.$G11]&lt;[.GW$1];[.$H11]&gt;=[.GW$1]);1;&quot;&quot;)">
            <text:p/>
          </table:table-cell>
          <table:table-cell table:style-name="ce2" table:formula="of:=IF(AND([.$G11]&lt;[.GX$1];[.$H11]&gt;=[.GX$1]);1;&quot;&quot;)">
            <text:p/>
          </table:table-cell>
          <table:table-cell table:style-name="ce2" table:formula="of:=IF(AND([.$G11]&lt;[.GY$1];[.$H11]&gt;=[.GY$1]);1;&quot;&quot;)">
            <text:p/>
          </table:table-cell>
          <table:table-cell table:style-name="ce2" table:formula="of:=IF(AND([.$G11]&lt;[.GZ$1];[.$H11]&gt;=[.GZ$1]);1;&quot;&quot;)">
            <text:p/>
          </table:table-cell>
          <table:table-cell table:style-name="ce2" table:formula="of:=IF(AND([.$G11]&lt;[.HA$1];[.$H11]&gt;=[.HA$1]);1;&quot;&quot;)">
            <text:p/>
          </table:table-cell>
          <table:table-cell table:style-name="ce2" table:formula="of:=IF(AND([.$G11]&lt;[.HB$1];[.$H11]&gt;=[.HB$1]);1;&quot;&quot;)">
            <text:p/>
          </table:table-cell>
          <table:table-cell table:style-name="ce2" table:formula="of:=IF(AND([.$G11]&lt;[.HC$1];[.$H11]&gt;=[.HC$1]);1;&quot;&quot;)">
            <text:p/>
          </table:table-cell>
          <table:table-cell table:style-name="ce2" table:formula="of:=IF(AND([.$G11]&lt;[.HD$1];[.$H11]&gt;=[.HD$1]);1;&quot;&quot;)">
            <text:p/>
          </table:table-cell>
          <table:table-cell table:style-name="ce2" table:formula="of:=IF(AND([.$G11]&lt;[.HE$1];[.$H11]&gt;=[.HE$1]);1;&quot;&quot;)">
            <text:p/>
          </table:table-cell>
          <table:table-cell table:style-name="ce2" table:formula="of:=IF(AND([.$G11]&lt;[.HF$1];[.$H11]&gt;=[.HF$1]);1;&quot;&quot;)">
            <text:p/>
          </table:table-cell>
          <table:table-cell table:style-name="ce2" table:formula="of:=IF(AND([.$G11]&lt;[.HG$1];[.$H11]&gt;=[.HG$1]);1;&quot;&quot;)">
            <text:p/>
          </table:table-cell>
          <table:table-cell table:style-name="ce2" table:formula="of:=IF(AND([.$G11]&lt;[.HH$1];[.$H11]&gt;=[.HH$1]);1;&quot;&quot;)">
            <text:p/>
          </table:table-cell>
          <table:table-cell table:style-name="ce2" table:formula="of:=IF(AND([.$G11]&lt;[.HI$1];[.$H11]&gt;=[.HI$1]);1;&quot;&quot;)">
            <text:p/>
          </table:table-cell>
          <table:table-cell table:style-name="ce2" table:formula="of:=IF(AND([.$G11]&lt;[.HJ$1];[.$H11]&gt;=[.HJ$1]);1;&quot;&quot;)">
            <text:p/>
          </table:table-cell>
          <table:table-cell table:style-name="ce2" table:formula="of:=IF(AND([.$G11]&lt;[.HK$1];[.$H11]&gt;=[.HK$1]);1;&quot;&quot;)">
            <text:p/>
          </table:table-cell>
          <table:table-cell table:style-name="ce2" table:formula="of:=IF(AND([.$G11]&lt;[.HL$1];[.$H11]&gt;=[.HL$1]);1;&quot;&quot;)">
            <text:p/>
          </table:table-cell>
          <table:table-cell table:style-name="ce2" table:formula="of:=IF(AND([.$G11]&lt;[.HM$1];[.$H11]&gt;=[.HM$1]);1;&quot;&quot;)">
            <text:p/>
          </table:table-cell>
          <table:table-cell table:style-name="ce2" table:formula="of:=IF(AND([.$G11]&lt;[.HN$1];[.$H11]&gt;=[.HN$1]);1;&quot;&quot;)">
            <text:p/>
          </table:table-cell>
          <table:table-cell table:style-name="ce2" table:formula="of:=IF(AND([.$G11]&lt;[.HO$1];[.$H11]&gt;=[.HO$1]);1;&quot;&quot;)">
            <text:p/>
          </table:table-cell>
          <table:table-cell table:style-name="ce2" table:formula="of:=IF(AND([.$G11]&lt;[.HP$1];[.$H11]&gt;=[.HP$1]);1;&quot;&quot;)">
            <text:p/>
          </table:table-cell>
          <table:table-cell table:style-name="ce2" table:formula="of:=IF(AND([.$G11]&lt;[.HQ$1];[.$H11]&gt;=[.HQ$1]);1;&quot;&quot;)">
            <text:p/>
          </table:table-cell>
          <table:table-cell table:style-name="ce2" table:formula="of:=IF(AND([.$G11]&lt;[.HR$1];[.$H11]&gt;=[.HR$1]);1;&quot;&quot;)">
            <text:p/>
          </table:table-cell>
          <table:table-cell table:style-name="ce2" table:formula="of:=IF(AND([.$G11]&lt;[.HS$1];[.$H11]&gt;=[.HS$1]);1;&quot;&quot;)">
            <text:p/>
          </table:table-cell>
          <table:table-cell table:style-name="ce2" table:formula="of:=IF(AND([.$G11]&lt;[.HT$1];[.$H11]&gt;=[.HT$1]);1;&quot;&quot;)">
            <text:p/>
          </table:table-cell>
          <table:table-cell table:style-name="ce2" table:formula="of:=IF(AND([.$G11]&lt;[.HU$1];[.$H11]&gt;=[.HU$1]);1;&quot;&quot;)">
            <text:p/>
          </table:table-cell>
          <table:table-cell table:style-name="ce2" table:formula="of:=IF(AND([.$G11]&lt;[.HV$1];[.$H11]&gt;=[.HV$1]);1;&quot;&quot;)">
            <text:p/>
          </table:table-cell>
          <table:table-cell table:style-name="ce2" table:formula="of:=IF(AND([.$G11]&lt;[.HW$1];[.$H11]&gt;=[.HW$1]);1;&quot;&quot;)">
            <text:p/>
          </table:table-cell>
          <table:table-cell table:style-name="ce2" table:formula="of:=IF(AND([.$G11]&lt;[.HX$1];[.$H11]&gt;=[.HX$1]);1;&quot;&quot;)">
            <text:p/>
          </table:table-cell>
          <table:table-cell table:style-name="ce2" table:formula="of:=IF(AND([.$G11]&lt;[.HY$1];[.$H11]&gt;=[.HY$1]);1;&quot;&quot;)">
            <text:p/>
          </table:table-cell>
          <table:table-cell table:style-name="ce2" table:formula="of:=IF(AND([.$G11]&lt;[.HZ$1];[.$H11]&gt;=[.HZ$1]);1;&quot;&quot;)">
            <text:p/>
          </table:table-cell>
          <table:table-cell table:style-name="ce2" table:formula="of:=IF(AND([.$G11]&lt;[.IA$1];[.$H11]&gt;=[.IA$1]);1;&quot;&quot;)">
            <text:p/>
          </table:table-cell>
          <table:table-cell table:style-name="ce2" table:formula="of:=IF(AND([.$G11]&lt;[.IB$1];[.$H11]&gt;=[.IB$1]);1;&quot;&quot;)">
            <text:p/>
          </table:table-cell>
          <table:table-cell table:style-name="ce2" table:formula="of:=IF(AND([.$G11]&lt;[.IC$1];[.$H11]&gt;=[.IC$1]);1;&quot;&quot;)">
            <text:p/>
          </table:table-cell>
          <table:table-cell table:style-name="ce2" table:formula="of:=IF(AND([.$G11]&lt;[.ID$1];[.$H11]&gt;=[.ID$1]);1;&quot;&quot;)">
            <text:p/>
          </table:table-cell>
          <table:table-cell table:style-name="ce2" table:formula="of:=IF(AND([.$G11]&lt;[.IE$1];[.$H11]&gt;=[.IE$1]);1;&quot;&quot;)">
            <text:p/>
          </table:table-cell>
          <table:table-cell table:style-name="ce2" table:formula="of:=IF(AND([.$G11]&lt;[.IF$1];[.$H11]&gt;=[.IF$1]);1;&quot;&quot;)">
            <text:p/>
          </table:table-cell>
          <table:table-cell table:style-name="ce2" table:formula="of:=IF(AND([.$G11]&lt;[.IG$1];[.$H11]&gt;=[.IG$1]);1;&quot;&quot;)">
            <text:p/>
          </table:table-cell>
          <table:table-cell table:style-name="ce2" table:formula="of:=IF(AND([.$G11]&lt;[.IH$1];[.$H11]&gt;=[.IH$1]);1;&quot;&quot;)">
            <text:p/>
          </table:table-cell>
          <table:table-cell table:style-name="ce2" table:formula="of:=IF(AND([.$G11]&lt;[.II$1];[.$H11]&gt;=[.II$1]);1;&quot;&quot;)">
            <text:p/>
          </table:table-cell>
          <table:table-cell table:style-name="ce2" table:formula="of:=IF(AND([.$G11]&lt;[.IJ$1];[.$H11]&gt;=[.IJ$1]);1;&quot;&quot;)">
            <text:p/>
          </table:table-cell>
          <table:table-cell table:style-name="ce2" table:formula="of:=IF(AND([.$G11]&lt;[.IK$1];[.$H11]&gt;=[.IK$1]);1;&quot;&quot;)">
            <text:p/>
          </table:table-cell>
          <table:table-cell table:style-name="ce2" table:formula="of:=IF(AND([.$G11]&lt;[.IL$1];[.$H11]&gt;=[.IL$1]);1;&quot;&quot;)">
            <text:p/>
          </table:table-cell>
          <table:table-cell table:style-name="ce2" table:formula="of:=IF(AND([.$G11]&lt;[.IM$1];[.$H11]&gt;=[.IM$1]);1;&quot;&quot;)">
            <text:p/>
          </table:table-cell>
          <table:table-cell table:style-name="ce2" table:formula="of:=IF(AND([.$G11]&lt;[.IN$1];[.$H11]&gt;=[.IN$1]);1;&quot;&quot;)">
            <text:p/>
          </table:table-cell>
          <table:table-cell table:style-name="ce2" table:formula="of:=IF(AND([.$G11]&lt;[.IO$1];[.$H11]&gt;=[.IO$1]);1;&quot;&quot;)">
            <text:p/>
          </table:table-cell>
          <table:table-cell table:style-name="ce2" table:formula="of:=IF(AND([.$G11]&lt;[.IP$1];[.$H11]&gt;=[.IP$1]);1;&quot;&quot;)">
            <text:p/>
          </table:table-cell>
          <table:table-cell table:style-name="ce2" table:formula="of:=IF(AND([.$G11]&lt;[.IQ$1];[.$H11]&gt;=[.IQ$1]);1;&quot;&quot;)">
            <text:p/>
          </table:table-cell>
          <table:table-cell table:style-name="ce2" table:formula="of:=IF(AND([.$G11]&lt;[.IR$1];[.$H11]&gt;=[.IR$1]);1;&quot;&quot;)">
            <text:p/>
          </table:table-cell>
          <table:table-cell table:style-name="ce2" table:formula="of:=IF(AND([.$G11]&lt;[.IS$1];[.$H11]&gt;=[.IS$1]);1;&quot;&quot;)">
            <text:p/>
          </table:table-cell>
          <table:table-cell table:style-name="ce2" table:formula="of:=IF(AND([.$G11]&lt;[.IT$1];[.$H11]&gt;=[.IT$1]);1;&quot;&quot;)">
            <text:p/>
          </table:table-cell>
          <table:table-cell table:style-name="ce2" table:formula="of:=IF(AND([.$G11]&lt;[.IU$1];[.$H11]&gt;=[.IU$1]);1;&quot;&quot;)">
            <text:p/>
          </table:table-cell>
          <table:table-cell table:style-name="ce2" table:formula="of:=IF(AND([.$G11]&lt;[.IV$1];[.$H11]&gt;=[.IV$1]);1;&quot;&quot;)">
            <text:p/>
          </table:table-cell>
          <table:table-cell table:style-name="ce2" table:formula="of:=IF(AND([.$G11]&lt;[.IW$1];[.$H11]&gt;=[.IW$1]);1;&quot;&quot;)">
            <text:p/>
          </table:table-cell>
          <table:table-cell table:style-name="ce2" table:formula="of:=IF(AND([.$G11]&lt;[.IX$1];[.$H11]&gt;=[.IX$1]);1;&quot;&quot;)">
            <text:p/>
          </table:table-cell>
          <table:table-cell table:style-name="ce2" table:formula="of:=IF(AND([.$G11]&lt;[.IY$1];[.$H11]&gt;=[.IY$1]);1;&quot;&quot;)">
            <text:p/>
          </table:table-cell>
          <table:table-cell table:style-name="ce2" table:formula="of:=IF(AND([.$G11]&lt;[.IZ$1];[.$H11]&gt;=[.IZ$1]);1;&quot;&quot;)">
            <text:p/>
          </table:table-cell>
          <table:table-cell table:style-name="ce2" table:formula="of:=IF(AND([.$G11]&lt;[.JA$1];[.$H11]&gt;=[.JA$1]);1;&quot;&quot;)">
            <text:p/>
          </table:table-cell>
          <table:table-cell table:style-name="ce2" table:formula="of:=IF(AND([.$G11]&lt;[.JB$1];[.$H11]&gt;=[.JB$1]);1;&quot;&quot;)">
            <text:p/>
          </table:table-cell>
          <table:table-cell table:style-name="ce2" table:formula="of:=IF(AND([.$G11]&lt;[.JC$1];[.$H11]&gt;=[.JC$1]);1;&quot;&quot;)">
            <text:p/>
          </table:table-cell>
          <table:table-cell table:style-name="ce2" table:formula="of:=IF(AND([.$G11]&lt;[.JD$1];[.$H11]&gt;=[.JD$1]);1;&quot;&quot;)">
            <text:p/>
          </table:table-cell>
          <table:table-cell table:style-name="ce2" table:formula="of:=IF(AND([.$G11]&lt;[.JE$1];[.$H11]&gt;=[.JE$1]);1;&quot;&quot;)">
            <text:p/>
          </table:table-cell>
          <table:table-cell table:style-name="ce2" table:formula="of:=IF(AND([.$G11]&lt;[.JF$1];[.$H11]&gt;=[.JF$1]);1;&quot;&quot;)">
            <text:p/>
          </table:table-cell>
          <table:table-cell table:style-name="ce2" table:formula="of:=IF(AND([.$G11]&lt;[.JG$1];[.$H11]&gt;=[.JG$1]);1;&quot;&quot;)">
            <text:p/>
          </table:table-cell>
          <table:table-cell table:style-name="ce2" table:formula="of:=IF(AND([.$G11]&lt;[.JH$1];[.$H11]&gt;=[.JH$1]);1;&quot;&quot;)">
            <text:p/>
          </table:table-cell>
          <table:table-cell table:style-name="ce2" table:formula="of:=IF(AND([.$G11]&lt;[.JI$1];[.$H11]&gt;=[.JI$1]);1;&quot;&quot;)">
            <text:p/>
          </table:table-cell>
          <table:table-cell table:style-name="ce2" table:formula="of:=IF(AND([.$G11]&lt;[.JJ$1];[.$H11]&gt;=[.JJ$1]);1;&quot;&quot;)">
            <text:p/>
          </table:table-cell>
          <table:table-cell table:style-name="ce2" table:formula="of:=IF(AND([.$G11]&lt;[.JK$1];[.$H11]&gt;=[.JK$1]);1;&quot;&quot;)">
            <text:p/>
          </table:table-cell>
          <table:table-cell table:style-name="ce2" table:formula="of:=IF(AND([.$G11]&lt;[.JL$1];[.$H11]&gt;=[.JL$1]);1;&quot;&quot;)">
            <text:p/>
          </table:table-cell>
          <table:table-cell table:style-name="ce2" table:formula="of:=IF(AND([.$G11]&lt;[.JM$1];[.$H11]&gt;=[.JM$1]);1;&quot;&quot;)">
            <text:p/>
          </table:table-cell>
          <table:table-cell table:style-name="ce2" table:formula="of:=IF(AND([.$G11]&lt;[.JN$1];[.$H11]&gt;=[.JN$1]);1;&quot;&quot;)">
            <text:p/>
          </table:table-cell>
          <table:table-cell table:style-name="ce2" table:formula="of:=IF(AND([.$G11]&lt;[.JO$1];[.$H11]&gt;=[.JO$1]);1;&quot;&quot;)">
            <text:p/>
          </table:table-cell>
          <table:table-cell table:style-name="ce2" table:formula="of:=IF(AND([.$G11]&lt;[.JP$1];[.$H11]&gt;=[.JP$1]);1;&quot;&quot;)">
            <text:p/>
          </table:table-cell>
          <table:table-cell table:style-name="ce2" table:formula="of:=IF(AND([.$G11]&lt;[.JQ$1];[.$H11]&gt;=[.JQ$1]);1;&quot;&quot;)">
            <text:p/>
          </table:table-cell>
          <table:table-cell table:style-name="ce2" table:formula="of:=IF(AND([.$G11]&lt;[.JR$1];[.$H11]&gt;=[.JR$1]);1;&quot;&quot;)">
            <text:p/>
          </table:table-cell>
          <table:table-cell table:style-name="ce2" table:formula="of:=IF(AND([.$G11]&lt;[.JS$1];[.$H11]&gt;=[.JS$1]);1;&quot;&quot;)">
            <text:p/>
          </table:table-cell>
          <table:table-cell table:style-name="ce2" table:formula="of:=IF(AND([.$G11]&lt;[.JT$1];[.$H11]&gt;=[.JT$1]);1;&quot;&quot;)">
            <text:p/>
          </table:table-cell>
          <table:table-cell table:style-name="ce2" table:formula="of:=IF(AND([.$G11]&lt;[.JU$1];[.$H11]&gt;=[.JU$1]);1;&quot;&quot;)">
            <text:p/>
          </table:table-cell>
          <table:table-cell table:style-name="ce2" table:formula="of:=IF(AND([.$G11]&lt;[.JV$1];[.$H11]&gt;=[.JV$1]);1;&quot;&quot;)">
            <text:p/>
          </table:table-cell>
          <table:table-cell table:style-name="ce2" table:formula="of:=IF(AND([.$G11]&lt;[.JW$1];[.$H11]&gt;=[.JW$1]);1;&quot;&quot;)">
            <text:p/>
          </table:table-cell>
          <table:table-cell table:style-name="ce2" table:formula="of:=IF(AND([.$G11]&lt;[.JX$1];[.$H11]&gt;=[.JX$1]);1;&quot;&quot;)">
            <text:p/>
          </table:table-cell>
          <table:table-cell table:style-name="ce2" table:formula="of:=IF(AND([.$G11]&lt;[.JY$1];[.$H11]&gt;=[.JY$1]);1;&quot;&quot;)">
            <text:p/>
          </table:table-cell>
          <table:table-cell table:style-name="ce2" table:formula="of:=IF(AND([.$G11]&lt;[.JZ$1];[.$H11]&gt;=[.JZ$1]);1;&quot;&quot;)">
            <text:p/>
          </table:table-cell>
          <table:table-cell table:style-name="ce2" table:formula="of:=IF(AND([.$G11]&lt;[.KA$1];[.$H11]&gt;=[.KA$1]);1;&quot;&quot;)">
            <text:p/>
          </table:table-cell>
          <table:table-cell table:style-name="ce2" table:formula="of:=IF(AND([.$G11]&lt;[.KB$1];[.$H11]&gt;=[.KB$1]);1;&quot;&quot;)">
            <text:p/>
          </table:table-cell>
          <table:table-cell table:style-name="ce2" table:formula="of:=IF(AND([.$G11]&lt;[.KC$1];[.$H11]&gt;=[.KC$1]);1;&quot;&quot;)">
            <text:p/>
          </table:table-cell>
          <table:table-cell table:style-name="ce2" table:formula="of:=IF(AND([.$G11]&lt;[.KD$1];[.$H11]&gt;=[.KD$1]);1;&quot;&quot;)">
            <text:p/>
          </table:table-cell>
          <table:table-cell table:style-name="ce2" table:formula="of:=IF(AND([.$G11]&lt;[.KE$1];[.$H11]&gt;=[.KE$1]);1;&quot;&quot;)">
            <text:p/>
          </table:table-cell>
          <table:table-cell table:style-name="ce2" table:formula="of:=IF(AND([.$G11]&lt;[.KF$1];[.$H11]&gt;=[.KF$1]);1;&quot;&quot;)">
            <text:p/>
          </table:table-cell>
          <table:table-cell table:style-name="ce2" table:formula="of:=IF(AND([.$G11]&lt;[.KG$1];[.$H11]&gt;=[.KG$1]);1;&quot;&quot;)">
            <text:p/>
          </table:table-cell>
          <table:table-cell table:style-name="ce2" table:formula="of:=IF(AND([.$G11]&lt;[.KH$1];[.$H11]&gt;=[.KH$1]);1;&quot;&quot;)">
            <text:p/>
          </table:table-cell>
          <table:table-cell table:style-name="ce2" table:formula="of:=IF(AND([.$G11]&lt;[.KI$1];[.$H11]&gt;=[.KI$1]);1;&quot;&quot;)">
            <text:p/>
          </table:table-cell>
          <table:table-cell table:style-name="ce2" table:formula="of:=IF(AND([.$G11]&lt;[.KJ$1];[.$H11]&gt;=[.KJ$1]);1;&quot;&quot;)">
            <text:p/>
          </table:table-cell>
          <table:table-cell table:style-name="ce2" table:formula="of:=IF(AND([.$G11]&lt;[.KK$1];[.$H11]&gt;=[.KK$1]);1;&quot;&quot;)">
            <text:p/>
          </table:table-cell>
          <table:table-cell table:style-name="ce2" table:formula="of:=IF(AND([.$G11]&lt;[.KL$1];[.$H11]&gt;=[.KL$1]);1;&quot;&quot;)">
            <text:p/>
          </table:table-cell>
          <table:table-cell table:style-name="ce2" table:formula="of:=IF(AND([.$G11]&lt;[.KM$1];[.$H11]&gt;=[.KM$1]);1;&quot;&quot;)">
            <text:p/>
          </table:table-cell>
          <table:table-cell table:style-name="ce2" table:formula="of:=IF(AND([.$G11]&lt;[.KN$1];[.$H11]&gt;=[.KN$1]);1;&quot;&quot;)">
            <text:p/>
          </table:table-cell>
          <table:table-cell table:style-name="ce2" table:formula="of:=IF(AND([.$G11]&lt;[.KO$1];[.$H11]&gt;=[.KO$1]);1;&quot;&quot;)">
            <text:p/>
          </table:table-cell>
          <table:table-cell table:style-name="ce2" table:formula="of:=IF(AND([.$G11]&lt;[.KP$1];[.$H11]&gt;=[.KP$1]);1;&quot;&quot;)">
            <text:p/>
          </table:table-cell>
          <table:table-cell table:style-name="ce2" table:formula="of:=IF(AND([.$G11]&lt;[.KQ$1];[.$H11]&gt;=[.KQ$1]);1;&quot;&quot;)">
            <text:p/>
          </table:table-cell>
          <table:table-cell table:style-name="ce2" table:formula="of:=IF(AND([.$G11]&lt;[.KR$1];[.$H11]&gt;=[.KR$1]);1;&quot;&quot;)">
            <text:p/>
          </table:table-cell>
          <table:table-cell table:style-name="ce2" table:formula="of:=IF(AND([.$G11]&lt;[.KS$1];[.$H11]&gt;=[.KS$1]);1;&quot;&quot;)">
            <text:p/>
          </table:table-cell>
          <table:table-cell table:style-name="ce2" table:formula="of:=IF(AND([.$G11]&lt;[.KT$1];[.$H11]&gt;=[.KT$1]);1;&quot;&quot;)">
            <text:p/>
          </table:table-cell>
          <table:table-cell table:style-name="ce2" table:formula="of:=IF(AND([.$G11]&lt;[.KU$1];[.$H11]&gt;=[.KU$1]);1;&quot;&quot;)">
            <text:p/>
          </table:table-cell>
          <table:table-cell table:style-name="ce2" table:formula="of:=IF(AND([.$G11]&lt;[.KV$1];[.$H11]&gt;=[.KV$1]);1;&quot;&quot;)">
            <text:p/>
          </table:table-cell>
          <table:table-cell table:style-name="ce2" table:formula="of:=IF(AND([.$G11]&lt;[.KW$1];[.$H11]&gt;=[.KW$1]);1;&quot;&quot;)">
            <text:p/>
          </table:table-cell>
          <table:table-cell table:style-name="ce2" table:formula="of:=IF(AND([.$G11]&lt;[.KX$1];[.$H11]&gt;=[.KX$1]);1;&quot;&quot;)">
            <text:p/>
          </table:table-cell>
          <table:table-cell table:style-name="ce2" table:formula="of:=IF(AND([.$G11]&lt;[.KY$1];[.$H11]&gt;=[.KY$1]);1;&quot;&quot;)">
            <text:p/>
          </table:table-cell>
          <table:table-cell table:style-name="ce2" table:formula="of:=IF(AND([.$G11]&lt;[.KZ$1];[.$H11]&gt;=[.KZ$1]);1;&quot;&quot;)">
            <text:p/>
          </table:table-cell>
          <table:table-cell table:style-name="ce2" table:formula="of:=IF(AND([.$G11]&lt;[.LA$1];[.$H11]&gt;=[.LA$1]);1;&quot;&quot;)">
            <text:p/>
          </table:table-cell>
          <table:table-cell table:style-name="ce2" table:formula="of:=IF(AND([.$G11]&lt;[.LB$1];[.$H11]&gt;=[.LB$1]);1;&quot;&quot;)">
            <text:p/>
          </table:table-cell>
          <table:table-cell table:style-name="ce2" table:formula="of:=IF(AND([.$G11]&lt;[.LC$1];[.$H11]&gt;=[.LC$1]);1;&quot;&quot;)">
            <text:p/>
          </table:table-cell>
          <table:table-cell table:style-name="ce2" table:formula="of:=IF(AND([.$G11]&lt;[.LD$1];[.$H11]&gt;=[.LD$1]);1;&quot;&quot;)">
            <text:p/>
          </table:table-cell>
          <table:table-cell table:style-name="ce2" table:formula="of:=IF(AND([.$G11]&lt;[.LE$1];[.$H11]&gt;=[.LE$1]);1;&quot;&quot;)">
            <text:p/>
          </table:table-cell>
          <table:table-cell table:style-name="ce2" table:formula="of:=IF(AND([.$G11]&lt;[.LF$1];[.$H11]&gt;=[.LF$1]);1;&quot;&quot;)">
            <text:p/>
          </table:table-cell>
          <table:table-cell table:style-name="ce2" table:formula="of:=IF(AND([.$G11]&lt;[.LG$1];[.$H11]&gt;=[.LG$1]);1;&quot;&quot;)">
            <text:p/>
          </table:table-cell>
          <table:table-cell table:style-name="ce2" table:formula="of:=IF(AND([.$G11]&lt;[.LH$1];[.$H11]&gt;=[.LH$1]);1;&quot;&quot;)">
            <text:p/>
          </table:table-cell>
          <table:table-cell table:style-name="ce2" table:formula="of:=IF(AND([.$G11]&lt;[.LI$1];[.$H11]&gt;=[.LI$1]);1;&quot;&quot;)">
            <text:p/>
          </table:table-cell>
          <table:table-cell table:style-name="ce2" table:formula="of:=IF(AND([.$G11]&lt;[.LJ$1];[.$H11]&gt;=[.LJ$1]);1;&quot;&quot;)">
            <text:p/>
          </table:table-cell>
          <table:table-cell table:style-name="ce2" table:formula="of:=IF(AND([.$G11]&lt;[.LK$1];[.$H11]&gt;=[.LK$1]);1;&quot;&quot;)">
            <text:p/>
          </table:table-cell>
          <table:table-cell table:style-name="ce2" table:formula="of:=IF(AND([.$G11]&lt;[.LL$1];[.$H11]&gt;=[.LL$1]);1;&quot;&quot;)">
            <text:p/>
          </table:table-cell>
          <table:table-cell table:style-name="ce2" table:formula="of:=IF(AND([.$G11]&lt;[.LM$1];[.$H11]&gt;=[.LM$1]);1;&quot;&quot;)">
            <text:p/>
          </table:table-cell>
          <table:table-cell table:style-name="ce2" table:formula="of:=IF(AND([.$G11]&lt;[.LN$1];[.$H11]&gt;=[.LN$1]);1;&quot;&quot;)">
            <text:p/>
          </table:table-cell>
          <table:table-cell table:style-name="ce2" table:formula="of:=IF(AND([.$G11]&lt;[.LO$1];[.$H11]&gt;=[.LO$1]);1;&quot;&quot;)">
            <text:p/>
          </table:table-cell>
          <table:table-cell table:style-name="ce2" table:formula="of:=IF(AND([.$G11]&lt;[.LP$1];[.$H11]&gt;=[.LP$1]);1;&quot;&quot;)">
            <text:p/>
          </table:table-cell>
          <table:table-cell table:style-name="ce2" table:formula="of:=IF(AND([.$G11]&lt;[.LQ$1];[.$H11]&gt;=[.LQ$1]);1;&quot;&quot;)">
            <text:p/>
          </table:table-cell>
          <table:table-cell table:style-name="ce2" table:formula="of:=IF(AND([.$G11]&lt;[.LR$1];[.$H11]&gt;=[.LR$1]);1;&quot;&quot;)">
            <text:p/>
          </table:table-cell>
          <table:table-cell table:style-name="ce2" table:formula="of:=IF(AND([.$G11]&lt;[.LS$1];[.$H11]&gt;=[.LS$1]);1;&quot;&quot;)">
            <text:p/>
          </table:table-cell>
          <table:table-cell table:style-name="ce2" table:formula="of:=IF(AND([.$G11]&lt;[.LT$1];[.$H11]&gt;=[.LT$1]);1;&quot;&quot;)">
            <text:p/>
          </table:table-cell>
          <table:table-cell table:style-name="ce2" table:formula="of:=IF(AND([.$G11]&lt;[.LU$1];[.$H11]&gt;=[.LU$1]);1;&quot;&quot;)">
            <text:p/>
          </table:table-cell>
          <table:table-cell table:style-name="ce2" table:formula="of:=IF(AND([.$G11]&lt;[.LV$1];[.$H11]&gt;=[.LV$1]);1;&quot;&quot;)">
            <text:p/>
          </table:table-cell>
          <table:table-cell table:style-name="ce2" table:formula="of:=IF(AND([.$G11]&lt;[.LW$1];[.$H11]&gt;=[.LW$1]);1;&quot;&quot;)">
            <text:p/>
          </table:table-cell>
          <table:table-cell table:style-name="ce2" table:formula="of:=IF(AND([.$G11]&lt;[.LX$1];[.$H11]&gt;=[.LX$1]);1;&quot;&quot;)">
            <text:p/>
          </table:table-cell>
          <table:table-cell table:style-name="ce2" table:formula="of:=IF(AND([.$G11]&lt;[.LY$1];[.$H11]&gt;=[.LY$1]);1;&quot;&quot;)">
            <text:p/>
          </table:table-cell>
          <table:table-cell table:style-name="ce2" table:formula="of:=IF(AND([.$G11]&lt;[.LZ$1];[.$H11]&gt;=[.LZ$1]);1;&quot;&quot;)">
            <text:p/>
          </table:table-cell>
          <table:table-cell table:style-name="ce2" table:formula="of:=IF(AND([.$G11]&lt;[.MA$1];[.$H11]&gt;=[.MA$1]);1;&quot;&quot;)">
            <text:p/>
          </table:table-cell>
          <table:table-cell table:style-name="ce2" table:formula="of:=IF(AND([.$G11]&lt;[.MB$1];[.$H11]&gt;=[.MB$1]);1;&quot;&quot;)">
            <text:p/>
          </table:table-cell>
          <table:table-cell table:style-name="ce2" table:formula="of:=IF(AND([.$G11]&lt;[.MC$1];[.$H11]&gt;=[.MC$1]);1;&quot;&quot;)">
            <text:p/>
          </table:table-cell>
          <table:table-cell table:style-name="ce2" table:formula="of:=IF(AND([.$G11]&lt;[.MD$1];[.$H11]&gt;=[.MD$1]);1;&quot;&quot;)">
            <text:p/>
          </table:table-cell>
          <table:table-cell table:style-name="ce2" table:formula="of:=IF(AND([.$G11]&lt;[.ME$1];[.$H11]&gt;=[.ME$1]);1;&quot;&quot;)">
            <text:p/>
          </table:table-cell>
          <table:table-cell table:style-name="ce2" table:formula="of:=IF(AND([.$G11]&lt;[.MF$1];[.$H11]&gt;=[.MF$1]);1;&quot;&quot;)">
            <text:p/>
          </table:table-cell>
          <table:table-cell table:style-name="ce2" table:formula="of:=IF(AND([.$G11]&lt;[.MG$1];[.$H11]&gt;=[.MG$1]);1;&quot;&quot;)">
            <text:p/>
          </table:table-cell>
          <table:table-cell table:style-name="ce2" table:formula="of:=IF(AND([.$G11]&lt;[.MH$1];[.$H11]&gt;=[.MH$1]);1;&quot;&quot;)">
            <text:p/>
          </table:table-cell>
          <table:table-cell table:style-name="ce2" table:formula="of:=IF(AND([.$G11]&lt;[.MI$1];[.$H11]&gt;=[.MI$1]);1;&quot;&quot;)">
            <text:p/>
          </table:table-cell>
          <table:table-cell table:style-name="ce2" table:formula="of:=IF(AND([.$G11]&lt;[.MJ$1];[.$H11]&gt;=[.MJ$1]);1;&quot;&quot;)">
            <text:p/>
          </table:table-cell>
          <table:table-cell table:style-name="ce2" table:formula="of:=IF(AND([.$G11]&lt;[.MK$1];[.$H11]&gt;=[.MK$1]);1;&quot;&quot;)">
            <text:p/>
          </table:table-cell>
          <table:table-cell table:style-name="ce2" table:formula="of:=IF(AND([.$G11]&lt;[.ML$1];[.$H11]&gt;=[.ML$1]);1;&quot;&quot;)">
            <text:p/>
          </table:table-cell>
          <table:table-cell table:style-name="ce2" table:formula="of:=IF(AND([.$G11]&lt;[.MM$1];[.$H11]&gt;=[.MM$1]);1;&quot;&quot;)">
            <text:p/>
          </table:table-cell>
          <table:table-cell table:style-name="ce2" table:formula="of:=IF(AND([.$G11]&lt;[.MN$1];[.$H11]&gt;=[.MN$1]);1;&quot;&quot;)">
            <text:p/>
          </table:table-cell>
          <table:table-cell table:style-name="ce2" table:formula="of:=IF(AND([.$G11]&lt;[.MO$1];[.$H11]&gt;=[.MO$1]);1;&quot;&quot;)">
            <text:p/>
          </table:table-cell>
          <table:table-cell table:style-name="ce2" table:formula="of:=IF(AND([.$G11]&lt;[.MP$1];[.$H11]&gt;=[.MP$1]);1;&quot;&quot;)">
            <text:p/>
          </table:table-cell>
          <table:table-cell table:style-name="ce2" table:formula="of:=IF(AND([.$G11]&lt;[.MQ$1];[.$H11]&gt;=[.MQ$1]);1;&quot;&quot;)">
            <text:p/>
          </table:table-cell>
          <table:table-cell table:style-name="ce2" table:formula="of:=IF(AND([.$G11]&lt;[.MR$1];[.$H11]&gt;=[.MR$1]);1;&quot;&quot;)">
            <text:p/>
          </table:table-cell>
          <table:table-cell table:style-name="ce2" table:formula="of:=IF(AND([.$G11]&lt;[.MS$1];[.$H11]&gt;=[.MS$1]);1;&quot;&quot;)">
            <text:p/>
          </table:table-cell>
          <table:table-cell table:style-name="ce2" table:formula="of:=IF(AND([.$G11]&lt;[.MT$1];[.$H11]&gt;=[.MT$1]);1;&quot;&quot;)">
            <text:p/>
          </table:table-cell>
          <table:table-cell table:style-name="ce2" table:formula="of:=IF(AND([.$G11]&lt;[.MU$1];[.$H11]&gt;=[.MU$1]);1;&quot;&quot;)">
            <text:p/>
          </table:table-cell>
          <table:table-cell table:style-name="ce2" table:formula="of:=IF(AND([.$G11]&lt;[.MV$1];[.$H11]&gt;=[.MV$1]);1;&quot;&quot;)">
            <text:p/>
          </table:table-cell>
          <table:table-cell table:style-name="ce2" table:formula="of:=IF(AND([.$G11]&lt;[.MW$1];[.$H11]&gt;=[.MW$1]);1;&quot;&quot;)">
            <text:p/>
          </table:table-cell>
          <table:table-cell table:style-name="ce2" table:formula="of:=IF(AND([.$G11]&lt;[.MX$1];[.$H11]&gt;=[.MX$1]);1;&quot;&quot;)">
            <text:p/>
          </table:table-cell>
          <table:table-cell table:style-name="ce2" table:formula="of:=IF(AND([.$G11]&lt;[.MY$1];[.$H11]&gt;=[.MY$1]);1;&quot;&quot;)">
            <text:p/>
          </table:table-cell>
          <table:table-cell table:style-name="ce2" table:formula="of:=IF(AND([.$G11]&lt;[.MZ$1];[.$H11]&gt;=[.MZ$1]);1;&quot;&quot;)">
            <text:p/>
          </table:table-cell>
          <table:table-cell table:style-name="ce2" table:formula="of:=IF(AND([.$G11]&lt;[.NA$1];[.$H11]&gt;=[.NA$1]);1;&quot;&quot;)">
            <text:p/>
          </table:table-cell>
          <table:table-cell table:style-name="ce2" table:formula="of:=IF(AND([.$G11]&lt;[.NB$1];[.$H11]&gt;=[.NB$1]);1;&quot;&quot;)">
            <text:p/>
          </table:table-cell>
          <table:table-cell table:style-name="ce2" table:formula="of:=IF(AND([.$G11]&lt;[.NC$1];[.$H11]&gt;=[.NC$1]);1;&quot;&quot;)">
            <text:p/>
          </table:table-cell>
          <table:table-cell table:style-name="ce2" table:formula="of:=IF(AND([.$G11]&lt;[.ND$1];[.$H11]&gt;=[.ND$1]);1;&quot;&quot;)">
            <text:p/>
          </table:table-cell>
          <table:table-cell table:style-name="ce2" table:formula="of:=IF(AND([.$G11]&lt;[.NE$1];[.$H11]&gt;=[.NE$1]);1;&quot;&quot;)">
            <text:p/>
          </table:table-cell>
          <table:table-cell table:style-name="ce2" table:formula="of:=IF(AND([.$G11]&lt;[.NF$1];[.$H11]&gt;=[.NF$1]);1;&quot;&quot;)">
            <text:p/>
          </table:table-cell>
          <table:table-cell table:style-name="ce2" table:formula="of:=IF(AND([.$G11]&lt;[.NG$1];[.$H11]&gt;=[.NG$1]);1;&quot;&quot;)">
            <text:p/>
          </table:table-cell>
          <table:table-cell table:style-name="ce2" table:formula="of:=IF(AND([.$G11]&lt;[.NH$1];[.$H11]&gt;=[.NH$1]);1;&quot;&quot;)">
            <text:p/>
          </table:table-cell>
          <table:table-cell table:style-name="ce2" table:formula="of:=IF(AND([.$G11]&lt;[.NI$1];[.$H11]&gt;=[.NI$1]);1;&quot;&quot;)">
            <text:p/>
          </table:table-cell>
          <table:table-cell table:style-name="ce2" table:formula="of:=IF(AND([.$G11]&lt;[.NJ$1];[.$H11]&gt;=[.NJ$1]);1;&quot;&quot;)">
            <text:p/>
          </table:table-cell>
          <table:table-cell table:style-name="ce2" table:formula="of:=IF(AND([.$G11]&lt;[.NK$1];[.$H11]&gt;=[.NK$1]);1;&quot;&quot;)">
            <text:p/>
          </table:table-cell>
          <table:table-cell table:style-name="ce2" table:formula="of:=IF(AND([.$G11]&lt;[.NL$1];[.$H11]&gt;=[.NL$1]);1;&quot;&quot;)">
            <text:p/>
          </table:table-cell>
          <table:table-cell table:style-name="ce2" table:formula="of:=IF(AND([.$G11]&lt;[.NM$1];[.$H11]&gt;=[.NM$1]);1;&quot;&quot;)">
            <text:p/>
          </table:table-cell>
          <table:table-cell table:style-name="ce2" table:formula="of:=IF(AND([.$G11]&lt;[.NN$1];[.$H11]&gt;=[.NN$1]);1;&quot;&quot;)">
            <text:p/>
          </table:table-cell>
          <table:table-cell table:style-name="ce2" table:formula="of:=IF(AND([.$G11]&lt;[.NO$1];[.$H11]&gt;=[.NO$1]);1;&quot;&quot;)">
            <text:p/>
          </table:table-cell>
          <table:table-cell table:style-name="ce2" table:formula="of:=IF(AND([.$G11]&lt;[.NP$1];[.$H11]&gt;=[.NP$1]);1;&quot;&quot;)">
            <text:p/>
          </table:table-cell>
          <table:table-cell table:style-name="ce2" table:formula="of:=IF(AND([.$G11]&lt;[.NQ$1];[.$H11]&gt;=[.NQ$1]);1;&quot;&quot;)">
            <text:p/>
          </table:table-cell>
          <table:table-cell table:style-name="ce2" table:formula="of:=IF(AND([.$G11]&lt;[.NR$1];[.$H11]&gt;=[.NR$1]);1;&quot;&quot;)">
            <text:p/>
          </table:table-cell>
          <table:table-cell table:style-name="ce2" table:formula="of:=IF(AND([.$G11]&lt;[.NS$1];[.$H11]&gt;=[.NS$1]);1;&quot;&quot;)">
            <text:p/>
          </table:table-cell>
          <table:table-cell table:style-name="ce2" table:formula="of:=IF(AND([.$G11]&lt;[.NT$1];[.$H11]&gt;=[.NT$1]);1;&quot;&quot;)">
            <text:p/>
          </table:table-cell>
          <table:table-cell table:style-name="ce2" table:formula="of:=IF(AND([.$G11]&lt;[.NU$1];[.$H11]&gt;=[.NU$1]);1;&quot;&quot;)">
            <text:p/>
          </table:table-cell>
          <table:table-cell table:style-name="ce2" table:formula="of:=IF(AND([.$G11]&lt;[.NV$1];[.$H11]&gt;=[.NV$1]);1;&quot;&quot;)">
            <text:p/>
          </table:table-cell>
          <table:table-cell table:style-name="ce2" table:formula="of:=IF(AND([.$G11]&lt;[.NW$1];[.$H11]&gt;=[.NW$1]);1;&quot;&quot;)">
            <text:p/>
          </table:table-cell>
          <table:table-cell table:style-name="ce2" table:formula="of:=IF(AND([.$G11]&lt;[.NX$1];[.$H11]&gt;=[.NX$1]);1;&quot;&quot;)">
            <text:p/>
          </table:table-cell>
          <table:table-cell table:style-name="ce2" table:formula="of:=IF(AND([.$G11]&lt;[.NY$1];[.$H11]&gt;=[.NY$1]);1;&quot;&quot;)">
            <text:p/>
          </table:table-cell>
          <table:table-cell table:style-name="ce2" table:formula="of:=IF(AND([.$G11]&lt;[.NZ$1];[.$H11]&gt;=[.NZ$1]);1;&quot;&quot;)">
            <text:p/>
          </table:table-cell>
          <table:table-cell table:style-name="ce2" table:formula="of:=IF(AND([.$G11]&lt;[.OA$1];[.$H11]&gt;=[.OA$1]);1;&quot;&quot;)">
            <text:p/>
          </table:table-cell>
          <table:table-cell table:style-name="ce2" table:formula="of:=IF(AND([.$G11]&lt;[.OB$1];[.$H11]&gt;=[.OB$1]);1;&quot;&quot;)">
            <text:p/>
          </table:table-cell>
          <table:table-cell table:style-name="ce2" table:formula="of:=IF(AND([.$G11]&lt;[.OC$1];[.$H11]&gt;=[.OC$1]);1;&quot;&quot;)">
            <text:p/>
          </table:table-cell>
          <table:table-cell table:style-name="ce2" table:formula="of:=IF(AND([.$G11]&lt;[.OD$1];[.$H11]&gt;=[.OD$1]);1;&quot;&quot;)">
            <text:p/>
          </table:table-cell>
          <table:table-cell table:style-name="ce2" table:formula="of:=IF(AND([.$G11]&lt;[.OE$1];[.$H11]&gt;=[.OE$1]);1;&quot;&quot;)">
            <text:p/>
          </table:table-cell>
          <table:table-cell table:style-name="ce2" table:formula="of:=IF(AND([.$G11]&lt;[.OF$1];[.$H11]&gt;=[.OF$1]);1;&quot;&quot;)">
            <text:p/>
          </table:table-cell>
          <table:table-cell table:style-name="ce2" table:formula="of:=IF(AND([.$G11]&lt;[.OG$1];[.$H11]&gt;=[.OG$1]);1;&quot;&quot;)">
            <text:p/>
          </table:table-cell>
          <table:table-cell table:style-name="ce2" table:formula="of:=IF(AND([.$G11]&lt;[.OH$1];[.$H11]&gt;=[.OH$1]);1;&quot;&quot;)">
            <text:p/>
          </table:table-cell>
          <table:table-cell table:style-name="ce2" table:formula="of:=IF(AND([.$G11]&lt;[.OI$1];[.$H11]&gt;=[.OI$1]);1;&quot;&quot;)">
            <text:p/>
          </table:table-cell>
          <table:table-cell table:style-name="ce2" table:formula="of:=IF(AND([.$G11]&lt;[.OJ$1];[.$H11]&gt;=[.OJ$1]);1;&quot;&quot;)">
            <text:p/>
          </table:table-cell>
          <table:table-cell table:style-name="ce2" table:formula="of:=IF(AND([.$G11]&lt;[.OK$1];[.$H11]&gt;=[.OK$1]);1;&quot;&quot;)">
            <text:p/>
          </table:table-cell>
          <table:table-cell table:style-name="ce2" table:formula="of:=IF(AND([.$G11]&lt;[.OL$1];[.$H11]&gt;=[.OL$1]);1;&quot;&quot;)">
            <text:p/>
          </table:table-cell>
          <table:table-cell table:style-name="ce2" table:formula="of:=IF(AND([.$G11]&lt;[.OM$1];[.$H11]&gt;=[.OM$1]);1;&quot;&quot;)">
            <text:p/>
          </table:table-cell>
          <table:table-cell table:style-name="ce2" table:formula="of:=IF(AND([.$G11]&lt;[.ON$1];[.$H11]&gt;=[.ON$1]);1;&quot;&quot;)">
            <text:p/>
          </table:table-cell>
          <table:table-cell table:style-name="ce2" table:formula="of:=IF(AND([.$G11]&lt;[.OO$1];[.$H11]&gt;=[.OO$1]);1;&quot;&quot;)">
            <text:p/>
          </table:table-cell>
          <table:table-cell table:style-name="ce2" table:formula="of:=IF(AND([.$G11]&lt;[.OP$1];[.$H11]&gt;=[.OP$1]);1;&quot;&quot;)">
            <text:p/>
          </table:table-cell>
          <table:table-cell table:style-name="ce2" table:formula="of:=IF(AND([.$G11]&lt;[.OQ$1];[.$H11]&gt;=[.OQ$1]);1;&quot;&quot;)">
            <text:p/>
          </table:table-cell>
          <table:table-cell table:style-name="ce2" table:formula="of:=IF(AND([.$G11]&lt;[.OR$1];[.$H11]&gt;=[.OR$1]);1;&quot;&quot;)">
            <text:p/>
          </table:table-cell>
          <table:table-cell table:style-name="ce2" table:formula="of:=IF(AND([.$G11]&lt;[.OS$1];[.$H11]&gt;=[.OS$1]);1;&quot;&quot;)">
            <text:p/>
          </table:table-cell>
          <table:table-cell table:style-name="ce2" table:formula="of:=IF(AND([.$G11]&lt;[.OT$1];[.$H11]&gt;=[.OT$1]);1;&quot;&quot;)">
            <text:p/>
          </table:table-cell>
          <table:table-cell table:style-name="ce2" table:formula="of:=IF(AND([.$G11]&lt;[.OU$1];[.$H11]&gt;=[.OU$1]);1;&quot;&quot;)">
            <text:p/>
          </table:table-cell>
          <table:table-cell table:style-name="ce2" table:formula="of:=IF(AND([.$G11]&lt;[.OV$1];[.$H11]&gt;=[.OV$1]);1;&quot;&quot;)">
            <text:p/>
          </table:table-cell>
          <table:table-cell table:style-name="ce2" table:formula="of:=IF(AND([.$G11]&lt;[.OW$1];[.$H11]&gt;=[.OW$1]);1;&quot;&quot;)">
            <text:p/>
          </table:table-cell>
          <table:table-cell table:style-name="ce2" table:formula="of:=IF(AND([.$G11]&lt;[.OX$1];[.$H11]&gt;=[.OX$1]);1;&quot;&quot;)">
            <text:p/>
          </table:table-cell>
          <table:table-cell table:style-name="ce2" table:formula="of:=IF(AND([.$G11]&lt;[.OY$1];[.$H11]&gt;=[.OY$1]);1;&quot;&quot;)">
            <text:p/>
          </table:table-cell>
          <table:table-cell table:style-name="ce2" table:formula="of:=IF(AND([.$G11]&lt;[.OZ$1];[.$H11]&gt;=[.OZ$1]);1;&quot;&quot;)">
            <text:p/>
          </table:table-cell>
          <table:table-cell table:style-name="ce2" table:formula="of:=IF(AND([.$G11]&lt;[.PA$1];[.$H11]&gt;=[.PA$1]);1;&quot;&quot;)">
            <text:p/>
          </table:table-cell>
          <table:table-cell table:style-name="ce2" table:formula="of:=IF(AND([.$G11]&lt;[.PB$1];[.$H11]&gt;=[.PB$1]);1;&quot;&quot;)">
            <text:p/>
          </table:table-cell>
          <table:table-cell table:style-name="ce2" table:formula="of:=IF(AND([.$G11]&lt;[.PC$1];[.$H11]&gt;=[.PC$1]);1;&quot;&quot;)">
            <text:p/>
          </table:table-cell>
          <table:table-cell table:style-name="ce2" table:formula="of:=IF(AND([.$G11]&lt;[.PD$1];[.$H11]&gt;=[.PD$1]);1;&quot;&quot;)">
            <text:p/>
          </table:table-cell>
          <table:table-cell table:style-name="ce2" table:formula="of:=IF(AND([.$G11]&lt;[.PE$1];[.$H11]&gt;=[.PE$1]);1;&quot;&quot;)">
            <text:p/>
          </table:table-cell>
          <table:table-cell table:style-name="ce2" table:formula="of:=IF(AND([.$G11]&lt;[.PF$1];[.$H11]&gt;=[.PF$1]);1;&quot;&quot;)">
            <text:p/>
          </table:table-cell>
          <table:table-cell table:style-name="ce2" table:formula="of:=IF(AND([.$G11]&lt;[.PG$1];[.$H11]&gt;=[.PG$1]);1;&quot;&quot;)">
            <text:p/>
          </table:table-cell>
          <table:table-cell table:style-name="ce2" table:formula="of:=IF(AND([.$G11]&lt;[.PH$1];[.$H11]&gt;=[.PH$1]);1;&quot;&quot;)">
            <text:p/>
          </table:table-cell>
          <table:table-cell table:style-name="ce2" table:formula="of:=IF(AND([.$G11]&lt;[.PI$1];[.$H11]&gt;=[.PI$1]);1;&quot;&quot;)">
            <text:p/>
          </table:table-cell>
          <table:table-cell table:style-name="ce2" table:formula="of:=IF(AND([.$G11]&lt;[.PJ$1];[.$H11]&gt;=[.PJ$1]);1;&quot;&quot;)">
            <text:p/>
          </table:table-cell>
          <table:table-cell table:style-name="ce2" table:formula="of:=IF(AND([.$G11]&lt;[.PK$1];[.$H11]&gt;=[.PK$1]);1;&quot;&quot;)">
            <text:p/>
          </table:table-cell>
          <table:table-cell table:style-name="ce2" table:formula="of:=IF(AND([.$G11]&lt;[.PL$1];[.$H11]&gt;=[.PL$1]);1;&quot;&quot;)">
            <text:p/>
          </table:table-cell>
          <table:table-cell table:style-name="ce2" table:formula="of:=IF(AND([.$G11]&lt;[.PM$1];[.$H11]&gt;=[.PM$1]);1;&quot;&quot;)">
            <text:p/>
          </table:table-cell>
          <table:table-cell table:style-name="ce2" table:formula="of:=IF(AND([.$G11]&lt;[.PN$1];[.$H11]&gt;=[.PN$1]);1;&quot;&quot;)">
            <text:p/>
          </table:table-cell>
          <table:table-cell table:style-name="ce2" table:formula="of:=IF(AND([.$G11]&lt;[.PO$1];[.$H11]&gt;=[.PO$1]);1;&quot;&quot;)">
            <text:p/>
          </table:table-cell>
          <table:table-cell table:style-name="ce2" table:formula="of:=IF(AND([.$G11]&lt;[.PP$1];[.$H11]&gt;=[.PP$1]);1;&quot;&quot;)">
            <text:p/>
          </table:table-cell>
          <table:table-cell table:style-name="ce2" table:formula="of:=IF(AND([.$G11]&lt;[.PQ$1];[.$H11]&gt;=[.PQ$1]);1;&quot;&quot;)">
            <text:p/>
          </table:table-cell>
          <table:table-cell table:style-name="ce2" table:formula="of:=IF(AND([.$G11]&lt;[.PR$1];[.$H11]&gt;=[.PR$1]);1;&quot;&quot;)">
            <text:p/>
          </table:table-cell>
          <table:table-cell table:style-name="ce2" table:formula="of:=IF(AND([.$G11]&lt;[.PS$1];[.$H11]&gt;=[.PS$1]);1;&quot;&quot;)">
            <text:p/>
          </table:table-cell>
          <table:table-cell table:style-name="ce2" table:formula="of:=IF(AND([.$G11]&lt;[.PT$1];[.$H11]&gt;=[.PT$1]);1;&quot;&quot;)">
            <text:p/>
          </table:table-cell>
          <table:table-cell table:style-name="ce2" table:formula="of:=IF(AND([.$G11]&lt;[.PU$1];[.$H11]&gt;=[.PU$1]);1;&quot;&quot;)">
            <text:p/>
          </table:table-cell>
          <table:table-cell table:style-name="ce2" table:formula="of:=IF(AND([.$G11]&lt;[.PV$1];[.$H11]&gt;=[.PV$1]);1;&quot;&quot;)">
            <text:p/>
          </table:table-cell>
          <table:table-cell table:style-name="ce2" table:formula="of:=IF(AND([.$G11]&lt;[.PW$1];[.$H11]&gt;=[.PW$1]);1;&quot;&quot;)">
            <text:p/>
          </table:table-cell>
          <table:table-cell table:style-name="ce2" table:formula="of:=IF(AND([.$G11]&lt;[.PX$1];[.$H11]&gt;=[.PX$1]);1;&quot;&quot;)">
            <text:p/>
          </table:table-cell>
          <table:table-cell table:style-name="ce2" table:formula="of:=IF(AND([.$G11]&lt;[.PY$1];[.$H11]&gt;=[.PY$1]);1;&quot;&quot;)">
            <text:p/>
          </table:table-cell>
          <table:table-cell table:style-name="ce2" table:formula="of:=IF(AND([.$G11]&lt;[.PZ$1];[.$H11]&gt;=[.PZ$1]);1;&quot;&quot;)">
            <text:p/>
          </table:table-cell>
          <table:table-cell table:style-name="ce2" table:formula="of:=IF(AND([.$G11]&lt;[.QA$1];[.$H11]&gt;=[.QA$1]);1;&quot;&quot;)">
            <text:p/>
          </table:table-cell>
          <table:table-cell table:style-name="ce2" table:formula="of:=IF(AND([.$G11]&lt;[.QB$1];[.$H11]&gt;=[.QB$1]);1;&quot;&quot;)">
            <text:p/>
          </table:table-cell>
          <table:table-cell table:style-name="ce2" table:formula="of:=IF(AND([.$G11]&lt;[.QC$1];[.$H11]&gt;=[.QC$1]);1;&quot;&quot;)">
            <text:p/>
          </table:table-cell>
          <table:table-cell table:style-name="ce2" table:formula="of:=IF(AND([.$G11]&lt;[.QD$1];[.$H11]&gt;=[.QD$1]);1;&quot;&quot;)">
            <text:p/>
          </table:table-cell>
          <table:table-cell table:style-name="ce2" table:formula="of:=IF(AND([.$G11]&lt;[.QE$1];[.$H11]&gt;=[.QE$1]);1;&quot;&quot;)">
            <text:p/>
          </table:table-cell>
          <table:table-cell table:style-name="ce2" table:formula="of:=IF(AND([.$G11]&lt;[.QF$1];[.$H11]&gt;=[.QF$1]);1;&quot;&quot;)">
            <text:p/>
          </table:table-cell>
          <table:table-cell table:style-name="ce2" table:formula="of:=IF(AND([.$G11]&lt;[.QG$1];[.$H11]&gt;=[.QG$1]);1;&quot;&quot;)">
            <text:p/>
          </table:table-cell>
          <table:table-cell table:style-name="ce2" table:formula="of:=IF(AND([.$G11]&lt;[.QH$1];[.$H11]&gt;=[.QH$1]);1;&quot;&quot;)">
            <text:p/>
          </table:table-cell>
          <table:table-cell table:style-name="ce2" table:formula="of:=IF(AND([.$G11]&lt;[.QI$1];[.$H11]&gt;=[.QI$1]);1;&quot;&quot;)">
            <text:p/>
          </table:table-cell>
          <table:table-cell table:style-name="ce2" table:formula="of:=IF(AND([.$G11]&lt;[.QJ$1];[.$H11]&gt;=[.QJ$1]);1;&quot;&quot;)">
            <text:p/>
          </table:table-cell>
          <table:table-cell table:style-name="ce2" table:formula="of:=IF(AND([.$G11]&lt;[.QK$1];[.$H11]&gt;=[.QK$1]);1;&quot;&quot;)">
            <text:p/>
          </table:table-cell>
          <table:table-cell table:style-name="ce2" table:formula="of:=IF(AND([.$G11]&lt;[.QL$1];[.$H11]&gt;=[.QL$1]);1;&quot;&quot;)">
            <text:p/>
          </table:table-cell>
          <table:table-cell table:style-name="ce2" table:formula="of:=IF(AND([.$G11]&lt;[.QM$1];[.$H11]&gt;=[.QM$1]);1;&quot;&quot;)">
            <text:p/>
          </table:table-cell>
          <table:table-cell table:style-name="ce2" table:formula="of:=IF(AND([.$G11]&lt;[.QN$1];[.$H11]&gt;=[.QN$1]);1;&quot;&quot;)">
            <text:p/>
          </table:table-cell>
          <table:table-cell table:style-name="ce2" table:formula="of:=IF(AND([.$G11]&lt;[.QO$1];[.$H11]&gt;=[.QO$1]);1;&quot;&quot;)">
            <text:p/>
          </table:table-cell>
          <table:table-cell table:style-name="ce2" table:formula="of:=IF(AND([.$G11]&lt;[.QP$1];[.$H11]&gt;=[.QP$1]);1;&quot;&quot;)">
            <text:p/>
          </table:table-cell>
          <table:table-cell table:style-name="ce2" table:formula="of:=IF(AND([.$G11]&lt;[.QQ$1];[.$H11]&gt;=[.QQ$1]);1;&quot;&quot;)">
            <text:p/>
          </table:table-cell>
          <table:table-cell table:style-name="ce2" table:formula="of:=IF(AND([.$G11]&lt;[.QR$1];[.$H11]&gt;=[.QR$1]);1;&quot;&quot;)">
            <text:p/>
          </table:table-cell>
          <table:table-cell table:style-name="ce2" table:formula="of:=IF(AND([.$G11]&lt;[.QS$1];[.$H11]&gt;=[.QS$1]);1;&quot;&quot;)">
            <text:p/>
          </table:table-cell>
          <table:table-cell table:style-name="ce2" table:formula="of:=IF(AND([.$G11]&lt;[.QT$1];[.$H11]&gt;=[.QT$1]);1;&quot;&quot;)">
            <text:p/>
          </table:table-cell>
          <table:table-cell table:style-name="ce2" table:formula="of:=IF(AND([.$G11]&lt;[.QU$1];[.$H11]&gt;=[.QU$1]);1;&quot;&quot;)">
            <text:p/>
          </table:table-cell>
          <table:table-cell table:style-name="ce2" table:formula="of:=IF(AND([.$G11]&lt;[.QV$1];[.$H11]&gt;=[.QV$1]);1;&quot;&quot;)">
            <text:p/>
          </table:table-cell>
          <table:table-cell table:style-name="ce2" table:formula="of:=IF(AND([.$G11]&lt;[.QW$1];[.$H11]&gt;=[.QW$1]);1;&quot;&quot;)">
            <text:p/>
          </table:table-cell>
          <table:table-cell table:style-name="ce2" table:formula="of:=IF(AND([.$G11]&lt;[.QX$1];[.$H11]&gt;=[.QX$1]);1;&quot;&quot;)">
            <text:p/>
          </table:table-cell>
          <table:table-cell table:style-name="ce2" table:formula="of:=IF(AND([.$G11]&lt;[.QY$1];[.$H11]&gt;=[.QY$1]);1;&quot;&quot;)">
            <text:p/>
          </table:table-cell>
          <table:table-cell table:style-name="ce2" table:formula="of:=IF(AND([.$G11]&lt;[.QZ$1];[.$H11]&gt;=[.QZ$1]);1;&quot;&quot;)">
            <text:p/>
          </table:table-cell>
          <table:table-cell table:style-name="ce2" table:formula="of:=IF(AND([.$G11]&lt;[.RA$1];[.$H11]&gt;=[.RA$1]);1;&quot;&quot;)">
            <text:p/>
          </table:table-cell>
          <table:table-cell table:style-name="ce2" table:formula="of:=IF(AND([.$G11]&lt;[.RB$1];[.$H11]&gt;=[.RB$1]);1;&quot;&quot;)">
            <text:p/>
          </table:table-cell>
          <table:table-cell table:style-name="ce2" table:formula="of:=IF(AND([.$G11]&lt;[.RC$1];[.$H11]&gt;=[.RC$1]);1;&quot;&quot;)">
            <text:p/>
          </table:table-cell>
          <table:table-cell table:style-name="ce2" table:formula="of:=IF(AND([.$G11]&lt;[.RD$1];[.$H11]&gt;=[.RD$1]);1;&quot;&quot;)">
            <text:p/>
          </table:table-cell>
          <table:table-cell table:style-name="ce2" table:formula="of:=IF(AND([.$G11]&lt;[.RE$1];[.$H11]&gt;=[.RE$1]);1;&quot;&quot;)">
            <text:p/>
          </table:table-cell>
          <table:table-cell table:style-name="ce2" table:formula="of:=IF(AND([.$G11]&lt;[.RF$1];[.$H11]&gt;=[.RF$1]);1;&quot;&quot;)">
            <text:p/>
          </table:table-cell>
          <table:table-cell table:style-name="ce2" table:formula="of:=IF(AND([.$G11]&lt;[.RG$1];[.$H11]&gt;=[.RG$1]);1;&quot;&quot;)">
            <text:p/>
          </table:table-cell>
          <table:table-cell table:style-name="ce2" table:formula="of:=IF(AND([.$G11]&lt;[.RH$1];[.$H11]&gt;=[.RH$1]);1;&quot;&quot;)">
            <text:p/>
          </table:table-cell>
          <table:table-cell table:style-name="ce2" table:formula="of:=IF(AND([.$G11]&lt;[.RI$1];[.$H11]&gt;=[.RI$1]);1;&quot;&quot;)">
            <text:p/>
          </table:table-cell>
          <table:table-cell table:style-name="ce2" table:formula="of:=IF(AND([.$G11]&lt;[.RJ$1];[.$H11]&gt;=[.RJ$1]);1;&quot;&quot;)">
            <text:p/>
          </table:table-cell>
          <table:table-cell table:style-name="ce2" table:formula="of:=IF(AND([.$G11]&lt;[.RK$1];[.$H11]&gt;=[.RK$1]);1;&quot;&quot;)" office:value-type="float" office:value="1" calcext:value-type="float">
            <text:p>1</text:p>
          </table:table-cell>
          <table:table-cell table:style-name="ce2" table:formula="of:=IF(AND([.$G11]&lt;[.RL$1];[.$H11]&gt;=[.RL$1]);1;&quot;&quot;)" office:value-type="float" office:value="1" calcext:value-type="float">
            <text:p>1</text:p>
          </table:table-cell>
          <table:table-cell table:style-name="ce2" table:formula="of:=IF(AND([.$G11]&lt;[.RM$1];[.$H11]&gt;=[.RM$1]);1;&quot;&quot;)" office:value-type="float" office:value="1" calcext:value-type="float">
            <text:p>1</text:p>
          </table:table-cell>
          <table:table-cell table:style-name="ce2" table:formula="of:=IF(AND([.$G11]&lt;[.RN$1];[.$H11]&gt;=[.RN$1]);1;&quot;&quot;)" office:value-type="float" office:value="1" calcext:value-type="float">
            <text:p>1</text:p>
          </table:table-cell>
          <table:table-cell table:style-name="ce2" table:formula="of:=IF(AND([.$G11]&lt;[.RO$1];[.$H11]&gt;=[.RO$1]);1;&quot;&quot;)" office:value-type="float" office:value="1" calcext:value-type="float">
            <text:p>1</text:p>
          </table:table-cell>
          <table:table-cell table:style-name="ce2" table:formula="of:=IF(AND([.$G11]&lt;[.RP$1];[.$H11]&gt;=[.RP$1]);1;&quot;&quot;)" office:value-type="float" office:value="1" calcext:value-type="float">
            <text:p>1</text:p>
          </table:table-cell>
          <table:table-cell table:style-name="ce2" table:formula="of:=IF(AND([.$G11]&lt;[.RQ$1];[.$H11]&gt;=[.RQ$1]);1;&quot;&quot;)" office:value-type="float" office:value="1" calcext:value-type="float">
            <text:p>1</text:p>
          </table:table-cell>
          <table:table-cell table:style-name="ce2" table:formula="of:=IF(AND([.$G11]&lt;[.RR$1];[.$H11]&gt;=[.RR$1]);1;&quot;&quot;)" office:value-type="float" office:value="1" calcext:value-type="float">
            <text:p>1</text:p>
          </table:table-cell>
          <table:table-cell table:style-name="ce2" table:formula="of:=IF(AND([.$G11]&lt;[.RS$1];[.$H11]&gt;=[.RS$1]);1;&quot;&quot;)" office:value-type="float" office:value="1" calcext:value-type="float">
            <text:p>1</text:p>
          </table:table-cell>
          <table:table-cell table:style-name="ce2" table:formula="of:=IF(AND([.$G11]&lt;[.RT$1];[.$H11]&gt;=[.RT$1]);1;&quot;&quot;)" office:value-type="float" office:value="1" calcext:value-type="float">
            <text:p>1</text:p>
          </table:table-cell>
          <table:table-cell table:style-name="ce2" table:formula="of:=IF(AND([.$G11]&lt;[.RU$1];[.$H11]&gt;=[.RU$1]);1;&quot;&quot;)" office:value-type="float" office:value="1" calcext:value-type="float">
            <text:p>1</text:p>
          </table:table-cell>
          <table:table-cell table:style-name="ce2" table:formula="of:=IF(AND([.$G11]&lt;[.RV$1];[.$H11]&gt;=[.RV$1]);1;&quot;&quot;)" office:value-type="float" office:value="1" calcext:value-type="float">
            <text:p>1</text:p>
          </table:table-cell>
          <table:table-cell table:style-name="ce2" table:formula="of:=IF(AND([.$G11]&lt;[.RW$1];[.$H11]&gt;=[.RW$1]);1;&quot;&quot;)" office:value-type="float" office:value="1" calcext:value-type="float">
            <text:p>1</text:p>
          </table:table-cell>
          <table:table-cell table:style-name="ce2" table:formula="of:=IF(AND([.$G11]&lt;[.RX$1];[.$H11]&gt;=[.RX$1]);1;&quot;&quot;)" office:value-type="float" office:value="1" calcext:value-type="float">
            <text:p>1</text:p>
          </table:table-cell>
          <table:table-cell table:style-name="ce2" table:formula="of:=IF(AND([.$G11]&lt;[.RY$1];[.$H11]&gt;=[.RY$1]);1;&quot;&quot;)" office:value-type="float" office:value="1" calcext:value-type="float">
            <text:p>1</text:p>
          </table:table-cell>
          <table:table-cell table:style-name="ce2" table:formula="of:=IF(AND([.$G11]&lt;[.RZ$1];[.$H11]&gt;=[.RZ$1]);1;&quot;&quot;)" office:value-type="float" office:value="1" calcext:value-type="float">
            <text:p>1</text:p>
          </table:table-cell>
          <table:table-cell table:style-name="ce2" table:formula="of:=IF(AND([.$G11]&lt;[.SA$1];[.$H11]&gt;=[.SA$1]);1;&quot;&quot;)" office:value-type="float" office:value="1" calcext:value-type="float">
            <text:p>1</text:p>
          </table:table-cell>
          <table:table-cell table:style-name="ce2" table:formula="of:=IF(AND([.$G11]&lt;[.SB$1];[.$H11]&gt;=[.SB$1]);1;&quot;&quot;)" office:value-type="float" office:value="1" calcext:value-type="float">
            <text:p>1</text:p>
          </table:table-cell>
          <table:table-cell table:style-name="ce2" table:formula="of:=IF(AND([.$G11]&lt;[.SC$1];[.$H11]&gt;=[.SC$1]);1;&quot;&quot;)" office:value-type="float" office:value="1" calcext:value-type="float">
            <text:p>1</text:p>
          </table:table-cell>
          <table:table-cell table:style-name="ce2" table:formula="of:=IF(AND([.$G11]&lt;[.SD$1];[.$H11]&gt;=[.SD$1]);1;&quot;&quot;)" office:value-type="float" office:value="1" calcext:value-type="float">
            <text:p>1</text:p>
          </table:table-cell>
          <table:table-cell table:style-name="ce2" table:formula="of:=IF(AND([.$G11]&lt;[.SE$1];[.$H11]&gt;=[.SE$1]);1;&quot;&quot;)" office:value-type="float" office:value="1" calcext:value-type="float">
            <text:p>1</text:p>
          </table:table-cell>
          <table:table-cell table:style-name="ce2" table:formula="of:=IF(AND([.$G11]&lt;[.SF$1];[.$H11]&gt;=[.SF$1]);1;&quot;&quot;)" office:value-type="float" office:value="1" calcext:value-type="float">
            <text:p>1</text:p>
          </table:table-cell>
          <table:table-cell table:style-name="ce2" table:formula="of:=IF(AND([.$G11]&lt;[.SG$1];[.$H11]&gt;=[.SG$1]);1;&quot;&quot;)" office:value-type="float" office:value="1" calcext:value-type="float">
            <text:p>1</text:p>
          </table:table-cell>
          <table:table-cell table:style-name="ce2" table:formula="of:=IF(AND([.$G11]&lt;[.SH$1];[.$H11]&gt;=[.SH$1]);1;&quot;&quot;)" office:value-type="float" office:value="1" calcext:value-type="float">
            <text:p>1</text:p>
          </table:table-cell>
          <table:table-cell table:style-name="ce2" table:formula="of:=IF(AND([.$G11]&lt;[.SI$1];[.$H11]&gt;=[.SI$1]);1;&quot;&quot;)" office:value-type="float" office:value="1" calcext:value-type="float">
            <text:p>1</text:p>
          </table:table-cell>
          <table:table-cell table:style-name="ce2" table:formula="of:=IF(AND([.$G11]&lt;[.SJ$1];[.$H11]&gt;=[.SJ$1]);1;&quot;&quot;)" office:value-type="float" office:value="1" calcext:value-type="float">
            <text:p>1</text:p>
          </table:table-cell>
          <table:table-cell table:style-name="ce2" table:formula="of:=IF(AND([.$G11]&lt;[.SK$1];[.$H11]&gt;=[.SK$1]);1;&quot;&quot;)" office:value-type="float" office:value="1" calcext:value-type="float">
            <text:p>1</text:p>
          </table:table-cell>
          <table:table-cell table:style-name="ce2" table:formula="of:=IF(AND([.$G11]&lt;[.SL$1];[.$H11]&gt;=[.SL$1]);1;&quot;&quot;)" office:value-type="float" office:value="1" calcext:value-type="float">
            <text:p>1</text:p>
          </table:table-cell>
          <table:table-cell table:style-name="ce2" table:formula="of:=IF(AND([.$G11]&lt;[.SM$1];[.$H11]&gt;=[.SM$1]);1;&quot;&quot;)" office:value-type="float" office:value="1" calcext:value-type="float">
            <text:p>1</text:p>
          </table:table-cell>
          <table:table-cell table:style-name="ce2" table:formula="of:=IF(AND([.$G11]&lt;[.SN$1];[.$H11]&gt;=[.SN$1]);1;&quot;&quot;)" office:value-type="float" office:value="1" calcext:value-type="float">
            <text:p>1</text:p>
          </table:table-cell>
          <table:table-cell table:style-name="ce2" table:formula="of:=IF(AND([.$G11]&lt;[.SO$1];[.$H11]&gt;=[.SO$1]);1;&quot;&quot;)" office:value-type="float" office:value="1" calcext:value-type="float">
            <text:p>1</text:p>
          </table:table-cell>
          <table:table-cell table:style-name="ce2" table:formula="of:=IF(AND([.$G11]&lt;[.SP$1];[.$H11]&gt;=[.SP$1]);1;&quot;&quot;)" office:value-type="float" office:value="1" calcext:value-type="float">
            <text:p>1</text:p>
          </table:table-cell>
          <table:table-cell table:style-name="ce2" table:formula="of:=IF(AND([.$G11]&lt;[.SQ$1];[.$H11]&gt;=[.SQ$1]);1;&quot;&quot;)" office:value-type="float" office:value="1" calcext:value-type="float">
            <text:p>1</text:p>
          </table:table-cell>
          <table:table-cell table:style-name="ce2" table:formula="of:=IF(AND([.$G11]&lt;[.SR$1];[.$H11]&gt;=[.SR$1]);1;&quot;&quot;)" office:value-type="float" office:value="1" calcext:value-type="float">
            <text:p>1</text:p>
          </table:table-cell>
          <table:table-cell table:style-name="ce2" table:formula="of:=IF(AND([.$G11]&lt;[.SS$1];[.$H11]&gt;=[.SS$1]);1;&quot;&quot;)" office:value-type="float" office:value="1" calcext:value-type="float">
            <text:p>1</text:p>
          </table:table-cell>
          <table:table-cell table:style-name="ce2" table:formula="of:=IF(AND([.$G11]&lt;[.ST$1];[.$H11]&gt;=[.ST$1]);1;&quot;&quot;)" office:value-type="float" office:value="1" calcext:value-type="float">
            <text:p>1</text:p>
          </table:table-cell>
          <table:table-cell table:style-name="ce2" table:formula="of:=IF(AND([.$G11]&lt;[.SU$1];[.$H11]&gt;=[.SU$1]);1;&quot;&quot;)" office:value-type="float" office:value="1" calcext:value-type="float">
            <text:p>1</text:p>
          </table:table-cell>
          <table:table-cell table:style-name="ce2" table:formula="of:=IF(AND([.$G11]&lt;[.SV$1];[.$H11]&gt;=[.SV$1]);1;&quot;&quot;)" office:value-type="float" office:value="1" calcext:value-type="float">
            <text:p>1</text:p>
          </table:table-cell>
          <table:table-cell table:style-name="ce2" table:formula="of:=IF(AND([.$G11]&lt;[.SW$1];[.$H11]&gt;=[.SW$1]);1;&quot;&quot;)" office:value-type="float" office:value="1" calcext:value-type="float">
            <text:p>1</text:p>
          </table:table-cell>
          <table:table-cell table:style-name="ce2" table:formula="of:=IF(AND([.$G11]&lt;[.SX$1];[.$H11]&gt;=[.SX$1]);1;&quot;&quot;)" office:value-type="float" office:value="1" calcext:value-type="float">
            <text:p>1</text:p>
          </table:table-cell>
          <table:table-cell table:style-name="ce2" table:formula="of:=IF(AND([.$G11]&lt;[.SY$1];[.$H11]&gt;=[.SY$1]);1;&quot;&quot;)" office:value-type="float" office:value="1" calcext:value-type="float">
            <text:p>1</text:p>
          </table:table-cell>
          <table:table-cell table:style-name="ce2" table:formula="of:=IF(AND([.$G11]&lt;[.SZ$1];[.$H11]&gt;=[.SZ$1]);1;&quot;&quot;)" office:value-type="float" office:value="1" calcext:value-type="float">
            <text:p>1</text:p>
          </table:table-cell>
          <table:table-cell table:style-name="ce2" table:formula="of:=IF(AND([.$G11]&lt;[.TA$1];[.$H11]&gt;=[.TA$1]);1;&quot;&quot;)" office:value-type="float" office:value="1" calcext:value-type="float">
            <text:p>1</text:p>
          </table:table-cell>
          <table:table-cell table:style-name="ce2" table:formula="of:=IF(AND([.$G11]&lt;[.TB$1];[.$H11]&gt;=[.TB$1]);1;&quot;&quot;)" office:value-type="float" office:value="1" calcext:value-type="float">
            <text:p>1</text:p>
          </table:table-cell>
          <table:table-cell table:style-name="ce2" table:formula="of:=IF(AND([.$G11]&lt;[.TC$1];[.$H11]&gt;=[.TC$1]);1;&quot;&quot;)" office:value-type="float" office:value="1" calcext:value-type="float">
            <text:p>1</text:p>
          </table:table-cell>
          <table:table-cell table:style-name="ce2" table:formula="of:=IF(AND([.$G11]&lt;[.TD$1];[.$H11]&gt;=[.TD$1]);1;&quot;&quot;)" office:value-type="float" office:value="1" calcext:value-type="float">
            <text:p>1</text:p>
          </table:table-cell>
          <table:table-cell table:style-name="ce2" table:formula="of:=IF(AND([.$G11]&lt;[.TE$1];[.$H11]&gt;=[.TE$1]);1;&quot;&quot;)" office:value-type="float" office:value="1" calcext:value-type="float">
            <text:p>1</text:p>
          </table:table-cell>
          <table:table-cell table:style-name="ce2" table:formula="of:=IF(AND([.$G11]&lt;[.TF$1];[.$H11]&gt;=[.TF$1]);1;&quot;&quot;)" office:value-type="float" office:value="1" calcext:value-type="float">
            <text:p>1</text:p>
          </table:table-cell>
          <table:table-cell table:style-name="ce2" table:formula="of:=IF(AND([.$G11]&lt;[.TG$1];[.$H11]&gt;=[.TG$1]);1;&quot;&quot;)" office:value-type="float" office:value="1" calcext:value-type="float">
            <text:p>1</text:p>
          </table:table-cell>
          <table:table-cell table:style-name="ce2" table:formula="of:=IF(AND([.$G11]&lt;[.TH$1];[.$H11]&gt;=[.TH$1]);1;&quot;&quot;)" office:value-type="float" office:value="1" calcext:value-type="float">
            <text:p>1</text:p>
          </table:table-cell>
          <table:table-cell table:style-name="ce2" table:formula="of:=IF(AND([.$G11]&lt;[.TI$1];[.$H11]&gt;=[.TI$1]);1;&quot;&quot;)" office:value-type="float" office:value="1" calcext:value-type="float">
            <text:p>1</text:p>
          </table:table-cell>
          <table:table-cell table:style-name="ce2" table:formula="of:=IF(AND([.$G11]&lt;[.TJ$1];[.$H11]&gt;=[.TJ$1]);1;&quot;&quot;)" office:value-type="float" office:value="1" calcext:value-type="float">
            <text:p>1</text:p>
          </table:table-cell>
          <table:table-cell table:style-name="ce2" table:formula="of:=IF(AND([.$G11]&lt;[.TK$1];[.$H11]&gt;=[.TK$1]);1;&quot;&quot;)" office:value-type="float" office:value="1" calcext:value-type="float">
            <text:p>1</text:p>
          </table:table-cell>
          <table:table-cell table:style-name="ce2" table:formula="of:=IF(AND([.$G11]&lt;[.TL$1];[.$H11]&gt;=[.TL$1]);1;&quot;&quot;)" office:value-type="float" office:value="1" calcext:value-type="float">
            <text:p>1</text:p>
          </table:table-cell>
          <table:table-cell table:style-name="ce2" table:formula="of:=IF(AND([.$G11]&lt;[.TM$1];[.$H11]&gt;=[.TM$1]);1;&quot;&quot;)" office:value-type="float" office:value="1" calcext:value-type="float">
            <text:p>1</text:p>
          </table:table-cell>
          <table:table-cell table:style-name="ce2" table:formula="of:=IF(AND([.$G11]&lt;[.TN$1];[.$H11]&gt;=[.TN$1]);1;&quot;&quot;)" office:value-type="float" office:value="1" calcext:value-type="float">
            <text:p>1</text:p>
          </table:table-cell>
          <table:table-cell table:style-name="ce2" table:formula="of:=IF(AND([.$G11]&lt;[.TO$1];[.$H11]&gt;=[.TO$1]);1;&quot;&quot;)" office:value-type="float" office:value="1" calcext:value-type="float">
            <text:p>1</text:p>
          </table:table-cell>
          <table:table-cell table:style-name="ce2" table:formula="of:=IF(AND([.$G11]&lt;[.TP$1];[.$H11]&gt;=[.TP$1]);1;&quot;&quot;)" office:value-type="float" office:value="1" calcext:value-type="float">
            <text:p>1</text:p>
          </table:table-cell>
          <table:table-cell table:style-name="ce2" table:formula="of:=IF(AND([.$G11]&lt;[.TQ$1];[.$H11]&gt;=[.TQ$1]);1;&quot;&quot;)" office:value-type="float" office:value="1" calcext:value-type="float">
            <text:p>1</text:p>
          </table:table-cell>
          <table:table-cell table:style-name="ce2" table:formula="of:=IF(AND([.$G11]&lt;[.TR$1];[.$H11]&gt;=[.TR$1]);1;&quot;&quot;)" office:value-type="float" office:value="1" calcext:value-type="float">
            <text:p>1</text:p>
          </table:table-cell>
          <table:table-cell table:style-name="ce2" table:formula="of:=IF(AND([.$G11]&lt;[.TS$1];[.$H11]&gt;=[.TS$1]);1;&quot;&quot;)" office:value-type="float" office:value="1" calcext:value-type="float">
            <text:p>1</text:p>
          </table:table-cell>
          <table:table-cell table:style-name="ce2" table:formula="of:=IF(AND([.$G11]&lt;[.TT$1];[.$H11]&gt;=[.TT$1]);1;&quot;&quot;)" office:value-type="float" office:value="1" calcext:value-type="float">
            <text:p>1</text:p>
          </table:table-cell>
          <table:table-cell table:style-name="ce2" table:formula="of:=IF(AND([.$G11]&lt;[.TU$1];[.$H11]&gt;=[.TU$1]);1;&quot;&quot;)" office:value-type="float" office:value="1" calcext:value-type="float">
            <text:p>1</text:p>
          </table:table-cell>
          <table:table-cell table:style-name="ce2" table:formula="of:=IF(AND([.$G11]&lt;[.TV$1];[.$H11]&gt;=[.TV$1]);1;&quot;&quot;)" office:value-type="float" office:value="1" calcext:value-type="float">
            <text:p>1</text:p>
          </table:table-cell>
          <table:table-cell table:style-name="ce2" table:formula="of:=IF(AND([.$G11]&lt;[.TW$1];[.$H11]&gt;=[.TW$1]);1;&quot;&quot;)" office:value-type="float" office:value="1" calcext:value-type="float">
            <text:p>1</text:p>
          </table:table-cell>
          <table:table-cell table:style-name="ce2" table:formula="of:=IF(AND([.$G11]&lt;[.TX$1];[.$H11]&gt;=[.TX$1]);1;&quot;&quot;)" office:value-type="float" office:value="1" calcext:value-type="float">
            <text:p>1</text:p>
          </table:table-cell>
          <table:table-cell table:style-name="ce2" table:formula="of:=IF(AND([.$G11]&lt;[.TY$1];[.$H11]&gt;=[.TY$1]);1;&quot;&quot;)" office:value-type="float" office:value="1" calcext:value-type="float">
            <text:p>1</text:p>
          </table:table-cell>
          <table:table-cell table:style-name="ce2" table:formula="of:=IF(AND([.$G11]&lt;[.TZ$1];[.$H11]&gt;=[.TZ$1]);1;&quot;&quot;)" office:value-type="float" office:value="1" calcext:value-type="float">
            <text:p>1</text:p>
          </table:table-cell>
          <table:table-cell table:style-name="ce2" table:formula="of:=IF(AND([.$G11]&lt;[.UA$1];[.$H11]&gt;=[.UA$1]);1;&quot;&quot;)" office:value-type="float" office:value="1" calcext:value-type="float">
            <text:p>1</text:p>
          </table:table-cell>
          <table:table-cell table:style-name="ce2" table:formula="of:=IF(AND([.$G11]&lt;[.UB$1];[.$H11]&gt;=[.UB$1]);1;&quot;&quot;)" office:value-type="float" office:value="1" calcext:value-type="float">
            <text:p>1</text:p>
          </table:table-cell>
          <table:table-cell table:style-name="ce2" table:formula="of:=IF(AND([.$G11]&lt;[.UC$1];[.$H11]&gt;=[.UC$1]);1;&quot;&quot;)" office:value-type="float" office:value="1" calcext:value-type="float">
            <text:p>1</text:p>
          </table:table-cell>
          <table:table-cell table:style-name="ce2" table:formula="of:=IF(AND([.$G11]&lt;[.UD$1];[.$H11]&gt;=[.UD$1]);1;&quot;&quot;)" office:value-type="float" office:value="1" calcext:value-type="float">
            <text:p>1</text:p>
          </table:table-cell>
          <table:table-cell table:style-name="ce2" table:formula="of:=IF(AND([.$G11]&lt;[.UE$1];[.$H11]&gt;=[.UE$1]);1;&quot;&quot;)" office:value-type="float" office:value="1" calcext:value-type="float">
            <text:p>1</text:p>
          </table:table-cell>
          <table:table-cell table:style-name="ce2" table:formula="of:=IF(AND([.$G11]&lt;[.UF$1];[.$H11]&gt;=[.UF$1]);1;&quot;&quot;)" office:value-type="float" office:value="1" calcext:value-type="float">
            <text:p>1</text:p>
          </table:table-cell>
          <table:table-cell table:style-name="ce2" table:formula="of:=IF(AND([.$G11]&lt;[.UG$1];[.$H11]&gt;=[.UG$1]);1;&quot;&quot;)" office:value-type="float" office:value="1" calcext:value-type="float">
            <text:p>1</text:p>
          </table:table-cell>
          <table:table-cell table:style-name="ce2" table:formula="of:=IF(AND([.$G11]&lt;[.UH$1];[.$H11]&gt;=[.UH$1]);1;&quot;&quot;)" office:value-type="float" office:value="1" calcext:value-type="float">
            <text:p>1</text:p>
          </table:table-cell>
          <table:table-cell table:style-name="ce2" table:formula="of:=IF(AND([.$G11]&lt;[.UI$1];[.$H11]&gt;=[.UI$1]);1;&quot;&quot;)" office:value-type="float" office:value="1" calcext:value-type="float">
            <text:p>1</text:p>
          </table:table-cell>
          <table:table-cell table:style-name="ce2" table:formula="of:=IF(AND([.$G11]&lt;[.UJ$1];[.$H11]&gt;=[.UJ$1]);1;&quot;&quot;)" office:value-type="float" office:value="1" calcext:value-type="float">
            <text:p>1</text:p>
          </table:table-cell>
          <table:table-cell table:style-name="ce2" table:formula="of:=IF(AND([.$G11]&lt;[.UK$1];[.$H11]&gt;=[.UK$1]);1;&quot;&quot;)" office:value-type="float" office:value="1" calcext:value-type="float">
            <text:p>1</text:p>
          </table:table-cell>
          <table:table-cell table:style-name="ce2" table:formula="of:=IF(AND([.$G11]&lt;[.UL$1];[.$H11]&gt;=[.UL$1]);1;&quot;&quot;)" office:value-type="float" office:value="1" calcext:value-type="float">
            <text:p>1</text:p>
          </table:table-cell>
          <table:table-cell table:style-name="ce2" table:formula="of:=IF(AND([.$G11]&lt;[.UM$1];[.$H11]&gt;=[.UM$1]);1;&quot;&quot;)" office:value-type="float" office:value="1" calcext:value-type="float">
            <text:p>1</text:p>
          </table:table-cell>
          <table:table-cell table:style-name="ce2" table:formula="of:=IF(AND([.$G11]&lt;[.UN$1];[.$H11]&gt;=[.UN$1]);1;&quot;&quot;)" office:value-type="float" office:value="1" calcext:value-type="float">
            <text:p>1</text:p>
          </table:table-cell>
          <table:table-cell table:style-name="ce2" table:formula="of:=IF(AND([.$G11]&lt;[.UO$1];[.$H11]&gt;=[.UO$1]);1;&quot;&quot;)" office:value-type="float" office:value="1" calcext:value-type="float">
            <text:p>1</text:p>
          </table:table-cell>
          <table:table-cell table:style-name="ce2" table:formula="of:=IF(AND([.$G11]&lt;[.UP$1];[.$H11]&gt;=[.UP$1]);1;&quot;&quot;)" office:value-type="float" office:value="1" calcext:value-type="float">
            <text:p>1</text:p>
          </table:table-cell>
          <table:table-cell table:style-name="ce2" table:formula="of:=IF(AND([.$G11]&lt;[.UQ$1];[.$H11]&gt;=[.UQ$1]);1;&quot;&quot;)" office:value-type="float" office:value="1" calcext:value-type="float">
            <text:p>1</text:p>
          </table:table-cell>
          <table:table-cell table:style-name="ce2" table:formula="of:=IF(AND([.$G11]&lt;[.UR$1];[.$H11]&gt;=[.UR$1]);1;&quot;&quot;)" office:value-type="float" office:value="1" calcext:value-type="float">
            <text:p>1</text:p>
          </table:table-cell>
          <table:table-cell table:style-name="ce2" table:formula="of:=IF(AND([.$G11]&lt;[.US$1];[.$H11]&gt;=[.US$1]);1;&quot;&quot;)" office:value-type="float" office:value="1" calcext:value-type="float">
            <text:p>1</text:p>
          </table:table-cell>
          <table:table-cell table:style-name="ce2" table:formula="of:=IF(AND([.$G11]&lt;[.UT$1];[.$H11]&gt;=[.UT$1]);1;&quot;&quot;)" office:value-type="float" office:value="1" calcext:value-type="float">
            <text:p>1</text:p>
          </table:table-cell>
          <table:table-cell table:style-name="ce2" table:formula="of:=IF(AND([.$G11]&lt;[.UU$1];[.$H11]&gt;=[.UU$1]);1;&quot;&quot;)" office:value-type="float" office:value="1" calcext:value-type="float">
            <text:p>1</text:p>
          </table:table-cell>
          <table:table-cell table:style-name="ce2" table:formula="of:=IF(AND([.$G11]&lt;[.UV$1];[.$H11]&gt;=[.UV$1]);1;&quot;&quot;)" office:value-type="float" office:value="1" calcext:value-type="float">
            <text:p>1</text:p>
          </table:table-cell>
          <table:table-cell table:style-name="ce2" table:formula="of:=IF(AND([.$G11]&lt;[.UW$1];[.$H11]&gt;=[.UW$1]);1;&quot;&quot;)" office:value-type="float" office:value="1" calcext:value-type="float">
            <text:p>1</text:p>
          </table:table-cell>
          <table:table-cell table:style-name="ce2" table:formula="of:=IF(AND([.$G11]&lt;[.UX$1];[.$H11]&gt;=[.UX$1]);1;&quot;&quot;)" office:value-type="float" office:value="1" calcext:value-type="float">
            <text:p>1</text:p>
          </table:table-cell>
          <table:table-cell table:style-name="ce2" table:formula="of:=IF(AND([.$G11]&lt;[.UY$1];[.$H11]&gt;=[.UY$1]);1;&quot;&quot;)" office:value-type="float" office:value="1" calcext:value-type="float">
            <text:p>1</text:p>
          </table:table-cell>
          <table:table-cell table:style-name="ce2" table:formula="of:=IF(AND([.$G11]&lt;[.UZ$1];[.$H11]&gt;=[.UZ$1]);1;&quot;&quot;)" office:value-type="float" office:value="1" calcext:value-type="float">
            <text:p>1</text:p>
          </table:table-cell>
          <table:table-cell table:style-name="ce2" table:formula="of:=IF(AND([.$G11]&lt;[.VA$1];[.$H11]&gt;=[.VA$1]);1;&quot;&quot;)" office:value-type="float" office:value="1" calcext:value-type="float">
            <text:p>1</text:p>
          </table:table-cell>
          <table:table-cell table:style-name="ce2" table:formula="of:=IF(AND([.$G11]&lt;[.VB$1];[.$H11]&gt;=[.VB$1]);1;&quot;&quot;)" office:value-type="float" office:value="1" calcext:value-type="float">
            <text:p>1</text:p>
          </table:table-cell>
          <table:table-cell table:style-name="ce2" table:formula="of:=IF(AND([.$G11]&lt;[.VC$1];[.$H11]&gt;=[.VC$1]);1;&quot;&quot;)" office:value-type="float" office:value="1" calcext:value-type="float">
            <text:p>1</text:p>
          </table:table-cell>
          <table:table-cell table:style-name="ce2" table:formula="of:=IF(AND([.$G11]&lt;[.VD$1];[.$H11]&gt;=[.VD$1]);1;&quot;&quot;)" office:value-type="float" office:value="1" calcext:value-type="float">
            <text:p>1</text:p>
          </table:table-cell>
          <table:table-cell table:style-name="ce2" table:formula="of:=IF(AND([.$G11]&lt;[.VE$1];[.$H11]&gt;=[.VE$1]);1;&quot;&quot;)" office:value-type="float" office:value="1" calcext:value-type="float">
            <text:p>1</text:p>
          </table:table-cell>
          <table:table-cell table:style-name="ce2" table:formula="of:=IF(AND([.$G11]&lt;[.VF$1];[.$H11]&gt;=[.VF$1]);1;&quot;&quot;)" office:value-type="float" office:value="1" calcext:value-type="float">
            <text:p>1</text:p>
          </table:table-cell>
          <table:table-cell table:style-name="ce2" table:formula="of:=IF(AND([.$G11]&lt;[.VG$1];[.$H11]&gt;=[.VG$1]);1;&quot;&quot;)" office:value-type="float" office:value="1" calcext:value-type="float">
            <text:p>1</text:p>
          </table:table-cell>
          <table:table-cell table:style-name="ce2" table:formula="of:=IF(AND([.$G11]&lt;[.VH$1];[.$H11]&gt;=[.VH$1]);1;&quot;&quot;)" office:value-type="float" office:value="1" calcext:value-type="float">
            <text:p>1</text:p>
          </table:table-cell>
          <table:table-cell table:style-name="ce2" table:formula="of:=IF(AND([.$G11]&lt;[.VI$1];[.$H11]&gt;=[.VI$1]);1;&quot;&quot;)" office:value-type="float" office:value="1" calcext:value-type="float">
            <text:p>1</text:p>
          </table:table-cell>
          <table:table-cell table:style-name="ce2" table:formula="of:=IF(AND([.$G11]&lt;[.VJ$1];[.$H11]&gt;=[.VJ$1]);1;&quot;&quot;)" office:value-type="float" office:value="1" calcext:value-type="float">
            <text:p>1</text:p>
          </table:table-cell>
          <table:table-cell table:style-name="ce2" table:formula="of:=IF(AND([.$G11]&lt;[.VK$1];[.$H11]&gt;=[.VK$1]);1;&quot;&quot;)" office:value-type="float" office:value="1" calcext:value-type="float">
            <text:p>1</text:p>
          </table:table-cell>
          <table:table-cell table:style-name="ce2" table:formula="of:=IF(AND([.$G11]&lt;[.VL$1];[.$H11]&gt;=[.VL$1]);1;&quot;&quot;)" office:value-type="float" office:value="1" calcext:value-type="float">
            <text:p>1</text:p>
          </table:table-cell>
          <table:table-cell table:style-name="ce2" table:formula="of:=IF(AND([.$G11]&lt;[.VM$1];[.$H11]&gt;=[.VM$1]);1;&quot;&quot;)" office:value-type="float" office:value="1" calcext:value-type="float">
            <text:p>1</text:p>
          </table:table-cell>
          <table:table-cell table:style-name="ce2" table:formula="of:=IF(AND([.$G11]&lt;[.VN$1];[.$H11]&gt;=[.VN$1]);1;&quot;&quot;)" office:value-type="float" office:value="1" calcext:value-type="float">
            <text:p>1</text:p>
          </table:table-cell>
          <table:table-cell table:style-name="ce2" table:formula="of:=IF(AND([.$G11]&lt;[.VO$1];[.$H11]&gt;=[.VO$1]);1;&quot;&quot;)" office:value-type="float" office:value="1" calcext:value-type="float">
            <text:p>1</text:p>
          </table:table-cell>
          <table:table-cell table:style-name="ce2" table:formula="of:=IF(AND([.$G11]&lt;[.VP$1];[.$H11]&gt;=[.VP$1]);1;&quot;&quot;)" office:value-type="float" office:value="1" calcext:value-type="float">
            <text:p>1</text:p>
          </table:table-cell>
          <table:table-cell table:style-name="ce2" table:formula="of:=IF(AND([.$G11]&lt;[.VQ$1];[.$H11]&gt;=[.VQ$1]);1;&quot;&quot;)" office:value-type="float" office:value="1" calcext:value-type="float">
            <text:p>1</text:p>
          </table:table-cell>
          <table:table-cell table:style-name="ce2" table:formula="of:=IF(AND([.$G11]&lt;[.VR$1];[.$H11]&gt;=[.VR$1]);1;&quot;&quot;)" office:value-type="float" office:value="1" calcext:value-type="float">
            <text:p>1</text:p>
          </table:table-cell>
          <table:table-cell table:style-name="ce2" table:formula="of:=IF(AND([.$G11]&lt;[.VS$1];[.$H11]&gt;=[.VS$1]);1;&quot;&quot;)" office:value-type="float" office:value="1" calcext:value-type="float">
            <text:p>1</text:p>
          </table:table-cell>
          <table:table-cell table:style-name="ce2" table:formula="of:=IF(AND([.$G11]&lt;[.VT$1];[.$H11]&gt;=[.VT$1]);1;&quot;&quot;)" office:value-type="float" office:value="1" calcext:value-type="float">
            <text:p>1</text:p>
          </table:table-cell>
          <table:table-cell table:style-name="ce2" table:formula="of:=IF(AND([.$G11]&lt;[.VU$1];[.$H11]&gt;=[.VU$1]);1;&quot;&quot;)" office:value-type="float" office:value="1" calcext:value-type="float">
            <text:p>1</text:p>
          </table:table-cell>
          <table:table-cell table:style-name="ce2" table:formula="of:=IF(AND([.$G11]&lt;[.VV$1];[.$H11]&gt;=[.VV$1]);1;&quot;&quot;)" office:value-type="float" office:value="1" calcext:value-type="float">
            <text:p>1</text:p>
          </table:table-cell>
          <table:table-cell table:style-name="ce2" table:formula="of:=IF(AND([.$G11]&lt;[.VW$1];[.$H11]&gt;=[.VW$1]);1;&quot;&quot;)" office:value-type="float" office:value="1" calcext:value-type="float">
            <text:p>1</text:p>
          </table:table-cell>
          <table:table-cell table:style-name="ce2" table:formula="of:=IF(AND([.$G11]&lt;[.VX$1];[.$H11]&gt;=[.VX$1]);1;&quot;&quot;)" office:value-type="float" office:value="1" calcext:value-type="float">
            <text:p>1</text:p>
          </table:table-cell>
          <table:table-cell table:style-name="ce2" table:formula="of:=IF(AND([.$G11]&lt;[.VY$1];[.$H11]&gt;=[.VY$1]);1;&quot;&quot;)" office:value-type="float" office:value="1" calcext:value-type="float">
            <text:p>1</text:p>
          </table:table-cell>
          <table:table-cell table:style-name="ce2" table:formula="of:=IF(AND([.$G11]&lt;[.VZ$1];[.$H11]&gt;=[.VZ$1]);1;&quot;&quot;)" office:value-type="float" office:value="1" calcext:value-type="float">
            <text:p>1</text:p>
          </table:table-cell>
          <table:table-cell table:style-name="ce2" table:formula="of:=IF(AND([.$G11]&lt;[.WA$1];[.$H11]&gt;=[.WA$1]);1;&quot;&quot;)" office:value-type="float" office:value="1" calcext:value-type="float">
            <text:p>1</text:p>
          </table:table-cell>
          <table:table-cell table:style-name="ce2" table:formula="of:=IF(AND([.$G11]&lt;[.WB$1];[.$H11]&gt;=[.WB$1]);1;&quot;&quot;)" office:value-type="float" office:value="1" calcext:value-type="float">
            <text:p>1</text:p>
          </table:table-cell>
          <table:table-cell table:style-name="ce2" table:formula="of:=IF(AND([.$G11]&lt;[.WC$1];[.$H11]&gt;=[.WC$1]);1;&quot;&quot;)" office:value-type="float" office:value="1" calcext:value-type="float">
            <text:p>1</text:p>
          </table:table-cell>
          <table:table-cell table:style-name="ce2" table:formula="of:=IF(AND([.$G11]&lt;[.WD$1];[.$H11]&gt;=[.WD$1]);1;&quot;&quot;)" office:value-type="float" office:value="1" calcext:value-type="float">
            <text:p>1</text:p>
          </table:table-cell>
          <table:table-cell table:style-name="ce2" table:formula="of:=IF(AND([.$G11]&lt;[.WE$1];[.$H11]&gt;=[.WE$1]);1;&quot;&quot;)" office:value-type="float" office:value="1" calcext:value-type="float">
            <text:p>1</text:p>
          </table:table-cell>
          <table:table-cell table:style-name="ce2" table:formula="of:=IF(AND([.$G11]&lt;[.WF$1];[.$H11]&gt;=[.WF$1]);1;&quot;&quot;)" office:value-type="float" office:value="1" calcext:value-type="float">
            <text:p>1</text:p>
          </table:table-cell>
          <table:table-cell table:style-name="ce2" table:formula="of:=IF(AND([.$G11]&lt;[.WG$1];[.$H11]&gt;=[.WG$1]);1;&quot;&quot;)" office:value-type="float" office:value="1" calcext:value-type="float">
            <text:p>1</text:p>
          </table:table-cell>
          <table:table-cell table:style-name="ce2" table:formula="of:=IF(AND([.$G11]&lt;[.WH$1];[.$H11]&gt;=[.WH$1]);1;&quot;&quot;)" office:value-type="float" office:value="1" calcext:value-type="float">
            <text:p>1</text:p>
          </table:table-cell>
          <table:table-cell table:style-name="ce2" table:formula="of:=IF(AND([.$G11]&lt;[.WI$1];[.$H11]&gt;=[.WI$1]);1;&quot;&quot;)" office:value-type="float" office:value="1" calcext:value-type="float">
            <text:p>1</text:p>
          </table:table-cell>
          <table:table-cell table:style-name="ce2" table:formula="of:=IF(AND([.$G11]&lt;[.WJ$1];[.$H11]&gt;=[.WJ$1]);1;&quot;&quot;)" office:value-type="float" office:value="1" calcext:value-type="float">
            <text:p>1</text:p>
          </table:table-cell>
          <table:table-cell table:style-name="ce2" table:formula="of:=IF(AND([.$G11]&lt;[.WK$1];[.$H11]&gt;=[.WK$1]);1;&quot;&quot;)" office:value-type="float" office:value="1" calcext:value-type="float">
            <text:p>1</text:p>
          </table:table-cell>
          <table:table-cell table:style-name="ce2" table:formula="of:=IF(AND([.$G11]&lt;[.WL$1];[.$H11]&gt;=[.WL$1]);1;&quot;&quot;)" office:value-type="float" office:value="1" calcext:value-type="float">
            <text:p>1</text:p>
          </table:table-cell>
          <table:table-cell table:style-name="ce2" table:formula="of:=IF(AND([.$G11]&lt;[.WM$1];[.$H11]&gt;=[.WM$1]);1;&quot;&quot;)" office:value-type="float" office:value="1" calcext:value-type="float">
            <text:p>1</text:p>
          </table:table-cell>
          <table:table-cell table:style-name="ce2" table:formula="of:=IF(AND([.$G11]&lt;[.WN$1];[.$H11]&gt;=[.WN$1]);1;&quot;&quot;)" office:value-type="float" office:value="1" calcext:value-type="float">
            <text:p>1</text:p>
          </table:table-cell>
          <table:table-cell table:style-name="ce2" table:formula="of:=IF(AND([.$G11]&lt;[.WO$1];[.$H11]&gt;=[.WO$1]);1;&quot;&quot;)" office:value-type="float" office:value="1" calcext:value-type="float">
            <text:p>1</text:p>
          </table:table-cell>
          <table:table-cell table:style-name="ce2" table:formula="of:=IF(AND([.$G11]&lt;[.WP$1];[.$H11]&gt;=[.WP$1]);1;&quot;&quot;)" office:value-type="float" office:value="1" calcext:value-type="float">
            <text:p>1</text:p>
          </table:table-cell>
          <table:table-cell table:style-name="ce2" table:formula="of:=IF(AND([.$G11]&lt;[.WQ$1];[.$H11]&gt;=[.WQ$1]);1;&quot;&quot;)" office:value-type="float" office:value="1" calcext:value-type="float">
            <text:p>1</text:p>
          </table:table-cell>
          <table:table-cell table:style-name="ce2" table:formula="of:=IF(AND([.$G11]&lt;[.WR$1];[.$H11]&gt;=[.WR$1]);1;&quot;&quot;)" office:value-type="float" office:value="1" calcext:value-type="float">
            <text:p>1</text:p>
          </table:table-cell>
          <table:table-cell table:style-name="ce2" table:formula="of:=IF(AND([.$G11]&lt;[.WS$1];[.$H11]&gt;=[.WS$1]);1;&quot;&quot;)" office:value-type="float" office:value="1" calcext:value-type="float">
            <text:p>1</text:p>
          </table:table-cell>
          <table:table-cell table:style-name="ce2" table:formula="of:=IF(AND([.$G11]&lt;[.WT$1];[.$H11]&gt;=[.WT$1]);1;&quot;&quot;)" office:value-type="float" office:value="1" calcext:value-type="float">
            <text:p>1</text:p>
          </table:table-cell>
          <table:table-cell table:style-name="ce2" table:formula="of:=IF(AND([.$G11]&lt;[.WU$1];[.$H11]&gt;=[.WU$1]);1;&quot;&quot;)" office:value-type="float" office:value="1" calcext:value-type="float">
            <text:p>1</text:p>
          </table:table-cell>
          <table:table-cell table:style-name="ce2" table:formula="of:=IF(AND([.$G11]&lt;[.WV$1];[.$H11]&gt;=[.WV$1]);1;&quot;&quot;)" office:value-type="float" office:value="1" calcext:value-type="float">
            <text:p>1</text:p>
          </table:table-cell>
          <table:table-cell table:style-name="ce2" table:formula="of:=IF(AND([.$G11]&lt;[.WW$1];[.$H11]&gt;=[.WW$1]);1;&quot;&quot;)" office:value-type="float" office:value="1" calcext:value-type="float">
            <text:p>1</text:p>
          </table:table-cell>
          <table:table-cell table:style-name="ce2" table:formula="of:=IF(AND([.$G11]&lt;[.WX$1];[.$H11]&gt;=[.WX$1]);1;&quot;&quot;)" office:value-type="float" office:value="1" calcext:value-type="float">
            <text:p>1</text:p>
          </table:table-cell>
          <table:table-cell table:style-name="ce2" table:formula="of:=IF(AND([.$G11]&lt;[.WY$1];[.$H11]&gt;=[.WY$1]);1;&quot;&quot;)" office:value-type="float" office:value="1" calcext:value-type="float">
            <text:p>1</text:p>
          </table:table-cell>
          <table:table-cell table:style-name="ce2" table:formula="of:=IF(AND([.$G11]&lt;[.WZ$1];[.$H11]&gt;=[.WZ$1]);1;&quot;&quot;)" office:value-type="float" office:value="1" calcext:value-type="float">
            <text:p>1</text:p>
          </table:table-cell>
          <table:table-cell table:style-name="ce2" table:formula="of:=IF(AND([.$G11]&lt;[.XA$1];[.$H11]&gt;=[.XA$1]);1;&quot;&quot;)" office:value-type="float" office:value="1" calcext:value-type="float">
            <text:p>1</text:p>
          </table:table-cell>
          <table:table-cell table:style-name="ce2" table:formula="of:=IF(AND([.$G11]&lt;[.XB$1];[.$H11]&gt;=[.XB$1]);1;&quot;&quot;)" office:value-type="float" office:value="1" calcext:value-type="float">
            <text:p>1</text:p>
          </table:table-cell>
          <table:table-cell table:style-name="ce2" table:formula="of:=IF(AND([.$G11]&lt;[.XC$1];[.$H11]&gt;=[.XC$1]);1;&quot;&quot;)" office:value-type="float" office:value="1" calcext:value-type="float">
            <text:p>1</text:p>
          </table:table-cell>
          <table:table-cell table:style-name="ce2" table:formula="of:=IF(AND([.$G11]&lt;[.XD$1];[.$H11]&gt;=[.XD$1]);1;&quot;&quot;)" office:value-type="float" office:value="1" calcext:value-type="float">
            <text:p>1</text:p>
          </table:table-cell>
          <table:table-cell table:style-name="ce2" table:formula="of:=IF(AND([.$G11]&lt;[.XE$1];[.$H11]&gt;=[.XE$1]);1;&quot;&quot;)" office:value-type="float" office:value="1" calcext:value-type="float">
            <text:p>1</text:p>
          </table:table-cell>
          <table:table-cell table:style-name="ce2" table:formula="of:=IF(AND([.$G11]&lt;[.XF$1];[.$H11]&gt;=[.XF$1]);1;&quot;&quot;)" office:value-type="float" office:value="1" calcext:value-type="float">
            <text:p>1</text:p>
          </table:table-cell>
          <table:table-cell table:style-name="ce2" table:formula="of:=IF(AND([.$G11]&lt;[.XG$1];[.$H11]&gt;=[.XG$1]);1;&quot;&quot;)" office:value-type="float" office:value="1" calcext:value-type="float">
            <text:p>1</text:p>
          </table:table-cell>
          <table:table-cell table:style-name="ce2" table:formula="of:=IF(AND([.$G11]&lt;[.XH$1];[.$H11]&gt;=[.XH$1]);1;&quot;&quot;)" office:value-type="float" office:value="1" calcext:value-type="float">
            <text:p>1</text:p>
          </table:table-cell>
          <table:table-cell table:style-name="ce2" table:formula="of:=IF(AND([.$G11]&lt;[.XI$1];[.$H11]&gt;=[.XI$1]);1;&quot;&quot;)" office:value-type="float" office:value="1" calcext:value-type="float">
            <text:p>1</text:p>
          </table:table-cell>
          <table:table-cell table:style-name="ce2" table:formula="of:=IF(AND([.$G11]&lt;[.XJ$1];[.$H11]&gt;=[.XJ$1]);1;&quot;&quot;)" office:value-type="float" office:value="1" calcext:value-type="float">
            <text:p>1</text:p>
          </table:table-cell>
          <table:table-cell table:style-name="ce2" table:formula="of:=IF(AND([.$G11]&lt;[.XK$1];[.$H11]&gt;=[.XK$1]);1;&quot;&quot;)">
            <text:p/>
          </table:table-cell>
          <table:table-cell table:style-name="ce2" table:formula="of:=IF(AND([.$G11]&lt;[.XL$1];[.$H11]&gt;=[.XL$1]);1;&quot;&quot;)">
            <text:p/>
          </table:table-cell>
          <table:table-cell table:style-name="ce2" table:formula="of:=IF(AND([.$G11]&lt;[.XM$1];[.$H11]&gt;=[.XM$1]);1;&quot;&quot;)">
            <text:p/>
          </table:table-cell>
          <table:table-cell table:style-name="ce2" table:formula="of:=IF(AND([.$G11]&lt;[.XN$1];[.$H11]&gt;=[.XN$1]);1;&quot;&quot;)">
            <text:p/>
          </table:table-cell>
          <table:table-cell table:style-name="ce2" table:formula="of:=IF(AND([.$G11]&lt;[.XO$1];[.$H11]&gt;=[.XO$1]);1;&quot;&quot;)">
            <text:p/>
          </table:table-cell>
          <table:table-cell table:style-name="ce2" table:formula="of:=IF(AND([.$G11]&lt;[.XP$1];[.$H11]&gt;=[.XP$1]);1;&quot;&quot;)">
            <text:p/>
          </table:table-cell>
          <table:table-cell table:style-name="ce2" table:formula="of:=IF(AND([.$G11]&lt;[.XQ$1];[.$H11]&gt;=[.XQ$1]);1;&quot;&quot;)">
            <text:p/>
          </table:table-cell>
          <table:table-cell table:style-name="ce2" table:formula="of:=IF(AND([.$G11]&lt;[.XR$1];[.$H11]&gt;=[.XR$1]);1;&quot;&quot;)">
            <text:p/>
          </table:table-cell>
          <table:table-cell table:style-name="ce2" table:formula="of:=IF(AND([.$G11]&lt;[.XS$1];[.$H11]&gt;=[.XS$1]);1;&quot;&quot;)">
            <text:p/>
          </table:table-cell>
          <table:table-cell table:style-name="ce2" table:formula="of:=IF(AND([.$G11]&lt;[.XT$1];[.$H11]&gt;=[.XT$1]);1;&quot;&quot;)">
            <text:p/>
          </table:table-cell>
          <table:table-cell table:style-name="ce2" table:formula="of:=IF(AND([.$G11]&lt;[.XU$1];[.$H11]&gt;=[.XU$1]);1;&quot;&quot;)">
            <text:p/>
          </table:table-cell>
          <table:table-cell table:style-name="ce2" table:formula="of:=IF(AND([.$G11]&lt;[.XV$1];[.$H11]&gt;=[.XV$1]);1;&quot;&quot;)">
            <text:p/>
          </table:table-cell>
          <table:table-cell table:style-name="ce2" table:formula="of:=IF(AND([.$G11]&lt;[.XW$1];[.$H11]&gt;=[.XW$1]);1;&quot;&quot;)">
            <text:p/>
          </table:table-cell>
          <table:table-cell table:style-name="ce2" table:formula="of:=IF(AND([.$G11]&lt;[.XX$1];[.$H11]&gt;=[.XX$1]);1;&quot;&quot;)">
            <text:p/>
          </table:table-cell>
          <table:table-cell table:style-name="ce2" table:formula="of:=IF(AND([.$G11]&lt;[.XY$1];[.$H11]&gt;=[.XY$1]);1;&quot;&quot;)">
            <text:p/>
          </table:table-cell>
          <table:table-cell table:style-name="ce2" table:formula="of:=IF(AND([.$G11]&lt;[.XZ$1];[.$H11]&gt;=[.XZ$1]);1;&quot;&quot;)">
            <text:p/>
          </table:table-cell>
          <table:table-cell table:style-name="ce2" table:formula="of:=IF(AND([.$G11]&lt;[.YA$1];[.$H11]&gt;=[.YA$1]);1;&quot;&quot;)">
            <text:p/>
          </table:table-cell>
          <table:table-cell table:style-name="ce2" table:formula="of:=IF(AND([.$G11]&lt;[.YB$1];[.$H11]&gt;=[.YB$1]);1;&quot;&quot;)">
            <text:p/>
          </table:table-cell>
          <table:table-cell table:style-name="ce2" table:formula="of:=IF(AND([.$G11]&lt;[.YC$1];[.$H11]&gt;=[.YC$1]);1;&quot;&quot;)">
            <text:p/>
          </table:table-cell>
          <table:table-cell table:style-name="ce2" table:formula="of:=IF(AND([.$G11]&lt;[.YD$1];[.$H11]&gt;=[.YD$1]);1;&quot;&quot;)">
            <text:p/>
          </table:table-cell>
          <table:table-cell table:style-name="ce2" table:formula="of:=IF(AND([.$G11]&lt;[.YE$1];[.$H11]&gt;=[.YE$1]);1;&quot;&quot;)">
            <text:p/>
          </table:table-cell>
          <table:table-cell table:style-name="ce2" table:formula="of:=IF(AND([.$G11]&lt;[.YF$1];[.$H11]&gt;=[.YF$1]);1;&quot;&quot;)">
            <text:p/>
          </table:table-cell>
          <table:table-cell table:style-name="ce2" table:formula="of:=IF(AND([.$G11]&lt;[.YG$1];[.$H11]&gt;=[.YG$1]);1;&quot;&quot;)">
            <text:p/>
          </table:table-cell>
          <table:table-cell table:style-name="ce2" table:formula="of:=IF(AND([.$G11]&lt;[.YH$1];[.$H11]&gt;=[.YH$1]);1;&quot;&quot;)">
            <text:p/>
          </table:table-cell>
          <table:table-cell table:style-name="ce2" table:formula="of:=IF(AND([.$G11]&lt;[.YI$1];[.$H11]&gt;=[.YI$1]);1;&quot;&quot;)">
            <text:p/>
          </table:table-cell>
          <table:table-cell table:style-name="ce2" table:formula="of:=IF(AND([.$G11]&lt;[.YJ$1];[.$H11]&gt;=[.YJ$1]);1;&quot;&quot;)">
            <text:p/>
          </table:table-cell>
          <table:table-cell table:style-name="ce2" table:formula="of:=IF(AND([.$G11]&lt;[.YK$1];[.$H11]&gt;=[.YK$1]);1;&quot;&quot;)">
            <text:p/>
          </table:table-cell>
          <table:table-cell table:style-name="ce2" table:formula="of:=IF(AND([.$G11]&lt;[.YL$1];[.$H11]&gt;=[.YL$1]);1;&quot;&quot;)">
            <text:p/>
          </table:table-cell>
          <table:table-cell table:style-name="ce2" table:formula="of:=IF(AND([.$G11]&lt;[.YM$1];[.$H11]&gt;=[.YM$1]);1;&quot;&quot;)">
            <text:p/>
          </table:table-cell>
          <table:table-cell table:style-name="ce2" table:formula="of:=IF(AND([.$G11]&lt;[.YN$1];[.$H11]&gt;=[.YN$1]);1;&quot;&quot;)">
            <text:p/>
          </table:table-cell>
          <table:table-cell table:style-name="ce2" table:formula="of:=IF(AND([.$G11]&lt;[.YO$1];[.$H11]&gt;=[.YO$1]);1;&quot;&quot;)">
            <text:p/>
          </table:table-cell>
          <table:table-cell table:style-name="ce2" table:formula="of:=IF(AND([.$G11]&lt;[.YP$1];[.$H11]&gt;=[.YP$1]);1;&quot;&quot;)">
            <text:p/>
          </table:table-cell>
          <table:table-cell table:style-name="ce2" table:formula="of:=IF(AND([.$G11]&lt;[.YQ$1];[.$H11]&gt;=[.YQ$1]);1;&quot;&quot;)">
            <text:p/>
          </table:table-cell>
          <table:table-cell table:style-name="ce2" table:formula="of:=IF(AND([.$G11]&lt;[.YR$1];[.$H11]&gt;=[.YR$1]);1;&quot;&quot;)">
            <text:p/>
          </table:table-cell>
          <table:table-cell table:style-name="ce2" table:formula="of:=IF(AND([.$G11]&lt;[.YS$1];[.$H11]&gt;=[.YS$1]);1;&quot;&quot;)">
            <text:p/>
          </table:table-cell>
          <table:table-cell table:style-name="ce2" table:formula="of:=IF(AND([.$G11]&lt;[.YT$1];[.$H11]&gt;=[.YT$1]);1;&quot;&quot;)">
            <text:p/>
          </table:table-cell>
          <table:table-cell table:style-name="ce2" table:formula="of:=IF(AND([.$G11]&lt;[.YU$1];[.$H11]&gt;=[.YU$1]);1;&quot;&quot;)">
            <text:p/>
          </table:table-cell>
          <table:table-cell table:style-name="ce2" table:formula="of:=IF(AND([.$G11]&lt;[.YV$1];[.$H11]&gt;=[.YV$1]);1;&quot;&quot;)">
            <text:p/>
          </table:table-cell>
          <table:table-cell table:style-name="ce2" table:formula="of:=IF(AND([.$G11]&lt;[.YW$1];[.$H11]&gt;=[.YW$1]);1;&quot;&quot;)">
            <text:p/>
          </table:table-cell>
          <table:table-cell table:style-name="ce2" table:formula="of:=IF(AND([.$G11]&lt;[.YX$1];[.$H11]&gt;=[.YX$1]);1;&quot;&quot;)">
            <text:p/>
          </table:table-cell>
          <table:table-cell table:style-name="ce2" table:formula="of:=IF(AND([.$G11]&lt;[.YY$1];[.$H11]&gt;=[.YY$1]);1;&quot;&quot;)">
            <text:p/>
          </table:table-cell>
          <table:table-cell table:style-name="ce2" table:formula="of:=IF(AND([.$G11]&lt;[.YZ$1];[.$H11]&gt;=[.YZ$1]);1;&quot;&quot;)">
            <text:p/>
          </table:table-cell>
          <table:table-cell table:style-name="ce2" table:formula="of:=IF(AND([.$G11]&lt;[.ZA$1];[.$H11]&gt;=[.ZA$1]);1;&quot;&quot;)">
            <text:p/>
          </table:table-cell>
          <table:table-cell table:style-name="ce2" table:formula="of:=IF(AND([.$G11]&lt;[.ZB$1];[.$H11]&gt;=[.ZB$1]);1;&quot;&quot;)">
            <text:p/>
          </table:table-cell>
          <table:table-cell table:style-name="ce2" table:formula="of:=IF(AND([.$G11]&lt;[.ZC$1];[.$H11]&gt;=[.ZC$1]);1;&quot;&quot;)">
            <text:p/>
          </table:table-cell>
          <table:table-cell table:style-name="ce2" table:formula="of:=IF(AND([.$G11]&lt;[.ZD$1];[.$H11]&gt;=[.ZD$1]);1;&quot;&quot;)">
            <text:p/>
          </table:table-cell>
          <table:table-cell table:style-name="ce2" table:formula="of:=IF(AND([.$G11]&lt;[.ZE$1];[.$H11]&gt;=[.ZE$1]);1;&quot;&quot;)">
            <text:p/>
          </table:table-cell>
          <table:table-cell table:style-name="ce2" table:formula="of:=IF(AND([.$G11]&lt;[.ZF$1];[.$H11]&gt;=[.ZF$1]);1;&quot;&quot;)">
            <text:p/>
          </table:table-cell>
          <table:table-cell table:style-name="ce2" table:formula="of:=IF(AND([.$G11]&lt;[.ZG$1];[.$H11]&gt;=[.ZG$1]);1;&quot;&quot;)">
            <text:p/>
          </table:table-cell>
          <table:table-cell table:style-name="ce2" table:formula="of:=IF(AND([.$G11]&lt;[.ZH$1];[.$H11]&gt;=[.ZH$1]);1;&quot;&quot;)">
            <text:p/>
          </table:table-cell>
          <table:table-cell table:style-name="ce2" table:formula="of:=IF(AND([.$G11]&lt;[.ZI$1];[.$H11]&gt;=[.ZI$1]);1;&quot;&quot;)">
            <text:p/>
          </table:table-cell>
          <table:table-cell table:style-name="ce2" table:formula="of:=IF(AND([.$G11]&lt;[.ZJ$1];[.$H11]&gt;=[.ZJ$1]);1;&quot;&quot;)">
            <text:p/>
          </table:table-cell>
          <table:table-cell table:style-name="ce2" table:formula="of:=IF(AND([.$G11]&lt;[.ZK$1];[.$H11]&gt;=[.ZK$1]);1;&quot;&quot;)">
            <text:p/>
          </table:table-cell>
          <table:table-cell table:style-name="ce2" table:formula="of:=IF(AND([.$G11]&lt;[.ZL$1];[.$H11]&gt;=[.ZL$1]);1;&quot;&quot;)">
            <text:p/>
          </table:table-cell>
          <table:table-cell table:style-name="ce2" table:formula="of:=IF(AND([.$G11]&lt;[.ZM$1];[.$H11]&gt;=[.ZM$1]);1;&quot;&quot;)">
            <text:p/>
          </table:table-cell>
          <table:table-cell table:style-name="ce2" table:formula="of:=IF(AND([.$G11]&lt;[.ZN$1];[.$H11]&gt;=[.ZN$1]);1;&quot;&quot;)">
            <text:p/>
          </table:table-cell>
          <table:table-cell table:style-name="ce2" table:formula="of:=IF(AND([.$G11]&lt;[.ZO$1];[.$H11]&gt;=[.ZO$1]);1;&quot;&quot;)">
            <text:p/>
          </table:table-cell>
          <table:table-cell table:style-name="ce2" table:formula="of:=IF(AND([.$G11]&lt;[.ZP$1];[.$H11]&gt;=[.ZP$1]);1;&quot;&quot;)">
            <text:p/>
          </table:table-cell>
          <table:table-cell table:style-name="ce2" table:formula="of:=IF(AND([.$G11]&lt;[.ZQ$1];[.$H11]&gt;=[.ZQ$1]);1;&quot;&quot;)">
            <text:p/>
          </table:table-cell>
          <table:table-cell table:style-name="ce2" table:formula="of:=IF(AND([.$G11]&lt;[.ZR$1];[.$H11]&gt;=[.ZR$1]);1;&quot;&quot;)">
            <text:p/>
          </table:table-cell>
          <table:table-cell table:style-name="ce2" table:formula="of:=IF(AND([.$G11]&lt;[.ZS$1];[.$H11]&gt;=[.ZS$1]);1;&quot;&quot;)">
            <text:p/>
          </table:table-cell>
          <table:table-cell table:style-name="ce2" table:formula="of:=IF(AND([.$G11]&lt;[.ZT$1];[.$H11]&gt;=[.ZT$1]);1;&quot;&quot;)">
            <text:p/>
          </table:table-cell>
          <table:table-cell table:style-name="ce2" table:formula="of:=IF(AND([.$G11]&lt;[.ZU$1];[.$H11]&gt;=[.ZU$1]);1;&quot;&quot;)">
            <text:p/>
          </table:table-cell>
          <table:table-cell table:style-name="ce2" table:formula="of:=IF(AND([.$G11]&lt;[.ZV$1];[.$H11]&gt;=[.ZV$1]);1;&quot;&quot;)">
            <text:p/>
          </table:table-cell>
          <table:table-cell table:style-name="ce2" table:formula="of:=IF(AND([.$G11]&lt;[.ZW$1];[.$H11]&gt;=[.ZW$1]);1;&quot;&quot;)">
            <text:p/>
          </table:table-cell>
          <table:table-cell table:style-name="ce2" table:formula="of:=IF(AND([.$G11]&lt;[.ZX$1];[.$H11]&gt;=[.ZX$1]);1;&quot;&quot;)">
            <text:p/>
          </table:table-cell>
          <table:table-cell table:style-name="ce2" table:formula="of:=IF(AND([.$G11]&lt;[.ZY$1];[.$H11]&gt;=[.ZY$1]);1;&quot;&quot;)">
            <text:p/>
          </table:table-cell>
          <table:table-cell table:style-name="ce2" table:formula="of:=IF(AND([.$G11]&lt;[.ZZ$1];[.$H11]&gt;=[.ZZ$1]);1;&quot;&quot;)">
            <text:p/>
          </table:table-cell>
          <table:table-cell table:style-name="ce2" table:formula="of:=IF(AND([.$G11]&lt;[.AAA$1];[.$H11]&gt;=[.AAA$1]);1;&quot;&quot;)">
            <text:p/>
          </table:table-cell>
          <table:table-cell table:style-name="ce2" table:formula="of:=IF(AND([.$G11]&lt;[.AAB$1];[.$H11]&gt;=[.AAB$1]);1;&quot;&quot;)">
            <text:p/>
          </table:table-cell>
          <table:table-cell table:style-name="ce2" table:formula="of:=IF(AND([.$G11]&lt;[.AAC$1];[.$H11]&gt;=[.AAC$1]);1;&quot;&quot;)">
            <text:p/>
          </table:table-cell>
          <table:table-cell table:style-name="ce2" table:formula="of:=IF(AND([.$G11]&lt;[.AAD$1];[.$H11]&gt;=[.AAD$1]);1;&quot;&quot;)">
            <text:p/>
          </table:table-cell>
          <table:table-cell table:style-name="ce2" table:formula="of:=IF(AND([.$G11]&lt;[.AAE$1];[.$H11]&gt;=[.AAE$1]);1;&quot;&quot;)">
            <text:p/>
          </table:table-cell>
          <table:table-cell table:style-name="ce2" table:formula="of:=IF(AND([.$G11]&lt;[.AAF$1];[.$H11]&gt;=[.AAF$1]);1;&quot;&quot;)">
            <text:p/>
          </table:table-cell>
          <table:table-cell table:style-name="ce2" table:formula="of:=IF(AND([.$G11]&lt;[.AAG$1];[.$H11]&gt;=[.AAG$1]);1;&quot;&quot;)">
            <text:p/>
          </table:table-cell>
          <table:table-cell table:style-name="ce2" table:formula="of:=IF(AND([.$G11]&lt;[.AAH$1];[.$H11]&gt;=[.AAH$1]);1;&quot;&quot;)">
            <text:p/>
          </table:table-cell>
          <table:table-cell table:style-name="ce2" table:formula="of:=IF(AND([.$G11]&lt;[.AAI$1];[.$H11]&gt;=[.AAI$1]);1;&quot;&quot;)">
            <text:p/>
          </table:table-cell>
          <table:table-cell table:style-name="ce2" table:formula="of:=IF(AND([.$G11]&lt;[.AAJ$1];[.$H11]&gt;=[.AAJ$1]);1;&quot;&quot;)">
            <text:p/>
          </table:table-cell>
          <table:table-cell table:style-name="ce2" table:formula="of:=IF(AND([.$G11]&lt;[.AAK$1];[.$H11]&gt;=[.AAK$1]);1;&quot;&quot;)">
            <text:p/>
          </table:table-cell>
          <table:table-cell table:style-name="ce2" table:formula="of:=IF(AND([.$G11]&lt;[.AAL$1];[.$H11]&gt;=[.AAL$1]);1;&quot;&quot;)">
            <text:p/>
          </table:table-cell>
          <table:table-cell table:style-name="ce2" table:formula="of:=IF(AND([.$G11]&lt;[.AAM$1];[.$H11]&gt;=[.AAM$1]);1;&quot;&quot;)">
            <text:p/>
          </table:table-cell>
          <table:table-cell table:style-name="ce2" table:formula="of:=IF(AND([.$G11]&lt;[.AAN$1];[.$H11]&gt;=[.AAN$1]);1;&quot;&quot;)">
            <text:p/>
          </table:table-cell>
          <table:table-cell table:style-name="ce2" table:formula="of:=IF(AND([.$G11]&lt;[.AAO$1];[.$H11]&gt;=[.AAO$1]);1;&quot;&quot;)">
            <text:p/>
          </table:table-cell>
          <table:table-cell table:style-name="ce2" table:formula="of:=IF(AND([.$G11]&lt;[.AAP$1];[.$H11]&gt;=[.AAP$1]);1;&quot;&quot;)">
            <text:p/>
          </table:table-cell>
          <table:table-cell table:style-name="ce2" table:formula="of:=IF(AND([.$G11]&lt;[.AAQ$1];[.$H11]&gt;=[.AAQ$1]);1;&quot;&quot;)">
            <text:p/>
          </table:table-cell>
          <table:table-cell table:style-name="ce2" table:formula="of:=IF(AND([.$G11]&lt;[.AAR$1];[.$H11]&gt;=[.AAR$1]);1;&quot;&quot;)">
            <text:p/>
          </table:table-cell>
          <table:table-cell table:style-name="ce2" table:formula="of:=IF(AND([.$G11]&lt;[.AAS$1];[.$H11]&gt;=[.AAS$1]);1;&quot;&quot;)">
            <text:p/>
          </table:table-cell>
          <table:table-cell table:style-name="ce2" table:formula="of:=IF(AND([.$G11]&lt;[.AAT$1];[.$H11]&gt;=[.AAT$1]);1;&quot;&quot;)">
            <text:p/>
          </table:table-cell>
          <table:table-cell table:style-name="ce2" table:formula="of:=IF(AND([.$G11]&lt;[.AAU$1];[.$H11]&gt;=[.AAU$1]);1;&quot;&quot;)">
            <text:p/>
          </table:table-cell>
          <table:table-cell table:style-name="ce2" table:formula="of:=IF(AND([.$G11]&lt;[.AAV$1];[.$H11]&gt;=[.AAV$1]);1;&quot;&quot;)">
            <text:p/>
          </table:table-cell>
          <table:table-cell table:style-name="ce2" table:formula="of:=IF(AND([.$G11]&lt;[.AAW$1];[.$H11]&gt;=[.AAW$1]);1;&quot;&quot;)">
            <text:p/>
          </table:table-cell>
          <table:table-cell table:style-name="ce2" table:formula="of:=IF(AND([.$G11]&lt;[.AAX$1];[.$H11]&gt;=[.AAX$1]);1;&quot;&quot;)">
            <text:p/>
          </table:table-cell>
          <table:table-cell table:style-name="ce2" table:formula="of:=IF(AND([.$G11]&lt;[.AAY$1];[.$H11]&gt;=[.AAY$1]);1;&quot;&quot;)">
            <text:p/>
          </table:table-cell>
          <table:table-cell table:style-name="ce2" table:formula="of:=IF(AND([.$G11]&lt;[.AAZ$1];[.$H11]&gt;=[.AAZ$1]);1;&quot;&quot;)">
            <text:p/>
          </table:table-cell>
          <table:table-cell table:style-name="ce2" table:formula="of:=IF(AND([.$G11]&lt;[.ABA$1];[.$H11]&gt;=[.ABA$1]);1;&quot;&quot;)">
            <text:p/>
          </table:table-cell>
          <table:table-cell table:style-name="ce2" table:formula="of:=IF(AND([.$G11]&lt;[.ABB$1];[.$H11]&gt;=[.ABB$1]);1;&quot;&quot;)">
            <text:p/>
          </table:table-cell>
          <table:table-cell table:style-name="ce2" table:formula="of:=IF(AND([.$G11]&lt;[.ABC$1];[.$H11]&gt;=[.ABC$1]);1;&quot;&quot;)">
            <text:p/>
          </table:table-cell>
          <table:table-cell table:style-name="ce2" table:formula="of:=IF(AND([.$G11]&lt;[.ABD$1];[.$H11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MAX(VLOOKUP([.C12];[.$A:.$H];8;0);VLOOKUP([.D12];[.$A:.$H];8;0);VLOOKUP([.E12];[.$A:.$H];8;0);VLOOKUP([.F12];[.$A:.$H];8;0))" office:value-type="float" office:value="1051" calcext:value-type="float">
            <text:p>1051</text:p>
          </table:table-cell>
          <table:table-cell table:formula="of:=[.G12]+[.B12]" office:value-type="float" office:value="1319" calcext:value-type="float">
            <text:p>1319</text:p>
          </table:table-cell>
          <table:table-cell table:formula="of:=IF(AND([.G12]&lt;800;[.H12]&gt;800);1;0)" office:value-type="float" office:value="0" calcext:value-type="float">
            <text:p>0</text:p>
          </table:table-cell>
          <table:table-cell table:style-name="ce2" table:formula="of:=IF(AND([.$G12]&lt;[.J$1];[.$H12]&gt;=[.J$1]);1;&quot;&quot;)">
            <text:p/>
          </table:table-cell>
          <table:table-cell table:style-name="ce2" table:formula="of:=IF(AND([.$G12]&lt;[.K$1];[.$H12]&gt;=[.K$1]);1;&quot;&quot;)">
            <text:p/>
          </table:table-cell>
          <table:table-cell table:style-name="ce2" table:formula="of:=IF(AND([.$G12]&lt;[.L$1];[.$H12]&gt;=[.L$1]);1;&quot;&quot;)">
            <text:p/>
          </table:table-cell>
          <table:table-cell table:style-name="ce2" table:formula="of:=IF(AND([.$G12]&lt;[.M$1];[.$H12]&gt;=[.M$1]);1;&quot;&quot;)">
            <text:p/>
          </table:table-cell>
          <table:table-cell table:style-name="ce2" table:formula="of:=IF(AND([.$G12]&lt;[.N$1];[.$H12]&gt;=[.N$1]);1;&quot;&quot;)">
            <text:p/>
          </table:table-cell>
          <table:table-cell table:style-name="ce2" table:formula="of:=IF(AND([.$G12]&lt;[.O$1];[.$H12]&gt;=[.O$1]);1;&quot;&quot;)">
            <text:p/>
          </table:table-cell>
          <table:table-cell table:style-name="ce2" table:formula="of:=IF(AND([.$G12]&lt;[.P$1];[.$H12]&gt;=[.P$1]);1;&quot;&quot;)">
            <text:p/>
          </table:table-cell>
          <table:table-cell table:style-name="ce2" table:formula="of:=IF(AND([.$G12]&lt;[.Q$1];[.$H12]&gt;=[.Q$1]);1;&quot;&quot;)">
            <text:p/>
          </table:table-cell>
          <table:table-cell table:style-name="ce2" table:formula="of:=IF(AND([.$G12]&lt;[.R$1];[.$H12]&gt;=[.R$1]);1;&quot;&quot;)">
            <text:p/>
          </table:table-cell>
          <table:table-cell table:style-name="ce2" table:formula="of:=IF(AND([.$G12]&lt;[.S$1];[.$H12]&gt;=[.S$1]);1;&quot;&quot;)">
            <text:p/>
          </table:table-cell>
          <table:table-cell table:style-name="ce2" table:formula="of:=IF(AND([.$G12]&lt;[.T$1];[.$H12]&gt;=[.T$1]);1;&quot;&quot;)">
            <text:p/>
          </table:table-cell>
          <table:table-cell table:style-name="ce2" table:formula="of:=IF(AND([.$G12]&lt;[.U$1];[.$H12]&gt;=[.U$1]);1;&quot;&quot;)">
            <text:p/>
          </table:table-cell>
          <table:table-cell table:style-name="ce2" table:formula="of:=IF(AND([.$G12]&lt;[.V$1];[.$H12]&gt;=[.V$1]);1;&quot;&quot;)">
            <text:p/>
          </table:table-cell>
          <table:table-cell table:style-name="ce2" table:formula="of:=IF(AND([.$G12]&lt;[.W$1];[.$H12]&gt;=[.W$1]);1;&quot;&quot;)">
            <text:p/>
          </table:table-cell>
          <table:table-cell table:style-name="ce2" table:formula="of:=IF(AND([.$G12]&lt;[.X$1];[.$H12]&gt;=[.X$1]);1;&quot;&quot;)">
            <text:p/>
          </table:table-cell>
          <table:table-cell table:style-name="ce2" table:formula="of:=IF(AND([.$G12]&lt;[.Y$1];[.$H12]&gt;=[.Y$1]);1;&quot;&quot;)">
            <text:p/>
          </table:table-cell>
          <table:table-cell table:style-name="ce2" table:formula="of:=IF(AND([.$G12]&lt;[.Z$1];[.$H12]&gt;=[.Z$1]);1;&quot;&quot;)">
            <text:p/>
          </table:table-cell>
          <table:table-cell table:style-name="ce2" table:formula="of:=IF(AND([.$G12]&lt;[.AA$1];[.$H12]&gt;=[.AA$1]);1;&quot;&quot;)">
            <text:p/>
          </table:table-cell>
          <table:table-cell table:style-name="ce2" table:formula="of:=IF(AND([.$G12]&lt;[.AB$1];[.$H12]&gt;=[.AB$1]);1;&quot;&quot;)">
            <text:p/>
          </table:table-cell>
          <table:table-cell table:style-name="ce2" table:formula="of:=IF(AND([.$G12]&lt;[.AC$1];[.$H12]&gt;=[.AC$1]);1;&quot;&quot;)">
            <text:p/>
          </table:table-cell>
          <table:table-cell table:style-name="ce2" table:formula="of:=IF(AND([.$G12]&lt;[.AD$1];[.$H12]&gt;=[.AD$1]);1;&quot;&quot;)">
            <text:p/>
          </table:table-cell>
          <table:table-cell table:style-name="ce2" table:formula="of:=IF(AND([.$G12]&lt;[.AE$1];[.$H12]&gt;=[.AE$1]);1;&quot;&quot;)">
            <text:p/>
          </table:table-cell>
          <table:table-cell table:style-name="ce2" table:formula="of:=IF(AND([.$G12]&lt;[.AF$1];[.$H12]&gt;=[.AF$1]);1;&quot;&quot;)">
            <text:p/>
          </table:table-cell>
          <table:table-cell table:style-name="ce2" table:formula="of:=IF(AND([.$G12]&lt;[.AG$1];[.$H12]&gt;=[.AG$1]);1;&quot;&quot;)">
            <text:p/>
          </table:table-cell>
          <table:table-cell table:style-name="ce2" table:formula="of:=IF(AND([.$G12]&lt;[.AH$1];[.$H12]&gt;=[.AH$1]);1;&quot;&quot;)">
            <text:p/>
          </table:table-cell>
          <table:table-cell table:style-name="ce2" table:formula="of:=IF(AND([.$G12]&lt;[.AI$1];[.$H12]&gt;=[.AI$1]);1;&quot;&quot;)">
            <text:p/>
          </table:table-cell>
          <table:table-cell table:style-name="ce2" table:formula="of:=IF(AND([.$G12]&lt;[.AJ$1];[.$H12]&gt;=[.AJ$1]);1;&quot;&quot;)">
            <text:p/>
          </table:table-cell>
          <table:table-cell table:style-name="ce2" table:formula="of:=IF(AND([.$G12]&lt;[.AK$1];[.$H12]&gt;=[.AK$1]);1;&quot;&quot;)">
            <text:p/>
          </table:table-cell>
          <table:table-cell table:style-name="ce2" table:formula="of:=IF(AND([.$G12]&lt;[.AL$1];[.$H12]&gt;=[.AL$1]);1;&quot;&quot;)">
            <text:p/>
          </table:table-cell>
          <table:table-cell table:style-name="ce2" table:formula="of:=IF(AND([.$G12]&lt;[.AM$1];[.$H12]&gt;=[.AM$1]);1;&quot;&quot;)">
            <text:p/>
          </table:table-cell>
          <table:table-cell table:style-name="ce2" table:formula="of:=IF(AND([.$G12]&lt;[.AN$1];[.$H12]&gt;=[.AN$1]);1;&quot;&quot;)">
            <text:p/>
          </table:table-cell>
          <table:table-cell table:style-name="ce2" table:formula="of:=IF(AND([.$G12]&lt;[.AO$1];[.$H12]&gt;=[.AO$1]);1;&quot;&quot;)">
            <text:p/>
          </table:table-cell>
          <table:table-cell table:style-name="ce2" table:formula="of:=IF(AND([.$G12]&lt;[.AP$1];[.$H12]&gt;=[.AP$1]);1;&quot;&quot;)">
            <text:p/>
          </table:table-cell>
          <table:table-cell table:style-name="ce2" table:formula="of:=IF(AND([.$G12]&lt;[.AQ$1];[.$H12]&gt;=[.AQ$1]);1;&quot;&quot;)">
            <text:p/>
          </table:table-cell>
          <table:table-cell table:style-name="ce2" table:formula="of:=IF(AND([.$G12]&lt;[.AR$1];[.$H12]&gt;=[.AR$1]);1;&quot;&quot;)">
            <text:p/>
          </table:table-cell>
          <table:table-cell table:style-name="ce2" table:formula="of:=IF(AND([.$G12]&lt;[.AS$1];[.$H12]&gt;=[.AS$1]);1;&quot;&quot;)">
            <text:p/>
          </table:table-cell>
          <table:table-cell table:style-name="ce2" table:formula="of:=IF(AND([.$G12]&lt;[.AT$1];[.$H12]&gt;=[.AT$1]);1;&quot;&quot;)">
            <text:p/>
          </table:table-cell>
          <table:table-cell table:style-name="ce2" table:formula="of:=IF(AND([.$G12]&lt;[.AU$1];[.$H12]&gt;=[.AU$1]);1;&quot;&quot;)">
            <text:p/>
          </table:table-cell>
          <table:table-cell table:style-name="ce2" table:formula="of:=IF(AND([.$G12]&lt;[.AV$1];[.$H12]&gt;=[.AV$1]);1;&quot;&quot;)">
            <text:p/>
          </table:table-cell>
          <table:table-cell table:style-name="ce2" table:formula="of:=IF(AND([.$G12]&lt;[.AW$1];[.$H12]&gt;=[.AW$1]);1;&quot;&quot;)">
            <text:p/>
          </table:table-cell>
          <table:table-cell table:style-name="ce2" table:formula="of:=IF(AND([.$G12]&lt;[.AX$1];[.$H12]&gt;=[.AX$1]);1;&quot;&quot;)">
            <text:p/>
          </table:table-cell>
          <table:table-cell table:style-name="ce2" table:formula="of:=IF(AND([.$G12]&lt;[.AY$1];[.$H12]&gt;=[.AY$1]);1;&quot;&quot;)">
            <text:p/>
          </table:table-cell>
          <table:table-cell table:style-name="ce2" table:formula="of:=IF(AND([.$G12]&lt;[.AZ$1];[.$H12]&gt;=[.AZ$1]);1;&quot;&quot;)">
            <text:p/>
          </table:table-cell>
          <table:table-cell table:style-name="ce2" table:formula="of:=IF(AND([.$G12]&lt;[.BA$1];[.$H12]&gt;=[.BA$1]);1;&quot;&quot;)">
            <text:p/>
          </table:table-cell>
          <table:table-cell table:style-name="ce2" table:formula="of:=IF(AND([.$G12]&lt;[.BB$1];[.$H12]&gt;=[.BB$1]);1;&quot;&quot;)">
            <text:p/>
          </table:table-cell>
          <table:table-cell table:style-name="ce2" table:formula="of:=IF(AND([.$G12]&lt;[.BC$1];[.$H12]&gt;=[.BC$1]);1;&quot;&quot;)">
            <text:p/>
          </table:table-cell>
          <table:table-cell table:style-name="ce2" table:formula="of:=IF(AND([.$G12]&lt;[.BD$1];[.$H12]&gt;=[.BD$1]);1;&quot;&quot;)">
            <text:p/>
          </table:table-cell>
          <table:table-cell table:style-name="ce2" table:formula="of:=IF(AND([.$G12]&lt;[.BE$1];[.$H12]&gt;=[.BE$1]);1;&quot;&quot;)">
            <text:p/>
          </table:table-cell>
          <table:table-cell table:style-name="ce2" table:formula="of:=IF(AND([.$G12]&lt;[.BF$1];[.$H12]&gt;=[.BF$1]);1;&quot;&quot;)">
            <text:p/>
          </table:table-cell>
          <table:table-cell table:style-name="ce2" table:formula="of:=IF(AND([.$G12]&lt;[.BG$1];[.$H12]&gt;=[.BG$1]);1;&quot;&quot;)">
            <text:p/>
          </table:table-cell>
          <table:table-cell table:style-name="ce2" table:formula="of:=IF(AND([.$G12]&lt;[.BH$1];[.$H12]&gt;=[.BH$1]);1;&quot;&quot;)">
            <text:p/>
          </table:table-cell>
          <table:table-cell table:style-name="ce2" table:formula="of:=IF(AND([.$G12]&lt;[.BI$1];[.$H12]&gt;=[.BI$1]);1;&quot;&quot;)">
            <text:p/>
          </table:table-cell>
          <table:table-cell table:style-name="ce2" table:formula="of:=IF(AND([.$G12]&lt;[.BJ$1];[.$H12]&gt;=[.BJ$1]);1;&quot;&quot;)">
            <text:p/>
          </table:table-cell>
          <table:table-cell table:style-name="ce2" table:formula="of:=IF(AND([.$G12]&lt;[.BK$1];[.$H12]&gt;=[.BK$1]);1;&quot;&quot;)">
            <text:p/>
          </table:table-cell>
          <table:table-cell table:style-name="ce2" table:formula="of:=IF(AND([.$G12]&lt;[.BL$1];[.$H12]&gt;=[.BL$1]);1;&quot;&quot;)">
            <text:p/>
          </table:table-cell>
          <table:table-cell table:style-name="ce2" table:formula="of:=IF(AND([.$G12]&lt;[.BM$1];[.$H12]&gt;=[.BM$1]);1;&quot;&quot;)">
            <text:p/>
          </table:table-cell>
          <table:table-cell table:style-name="ce2" table:formula="of:=IF(AND([.$G12]&lt;[.BN$1];[.$H12]&gt;=[.BN$1]);1;&quot;&quot;)">
            <text:p/>
          </table:table-cell>
          <table:table-cell table:style-name="ce2" table:formula="of:=IF(AND([.$G12]&lt;[.BO$1];[.$H12]&gt;=[.BO$1]);1;&quot;&quot;)">
            <text:p/>
          </table:table-cell>
          <table:table-cell table:style-name="ce2" table:formula="of:=IF(AND([.$G12]&lt;[.BP$1];[.$H12]&gt;=[.BP$1]);1;&quot;&quot;)">
            <text:p/>
          </table:table-cell>
          <table:table-cell table:style-name="ce2" table:formula="of:=IF(AND([.$G12]&lt;[.BQ$1];[.$H12]&gt;=[.BQ$1]);1;&quot;&quot;)">
            <text:p/>
          </table:table-cell>
          <table:table-cell table:style-name="ce2" table:formula="of:=IF(AND([.$G12]&lt;[.BR$1];[.$H12]&gt;=[.BR$1]);1;&quot;&quot;)">
            <text:p/>
          </table:table-cell>
          <table:table-cell table:style-name="ce2" table:formula="of:=IF(AND([.$G12]&lt;[.BS$1];[.$H12]&gt;=[.BS$1]);1;&quot;&quot;)">
            <text:p/>
          </table:table-cell>
          <table:table-cell table:style-name="ce2" table:formula="of:=IF(AND([.$G12]&lt;[.BT$1];[.$H12]&gt;=[.BT$1]);1;&quot;&quot;)">
            <text:p/>
          </table:table-cell>
          <table:table-cell table:style-name="ce2" table:formula="of:=IF(AND([.$G12]&lt;[.BU$1];[.$H12]&gt;=[.BU$1]);1;&quot;&quot;)">
            <text:p/>
          </table:table-cell>
          <table:table-cell table:style-name="ce2" table:formula="of:=IF(AND([.$G12]&lt;[.BV$1];[.$H12]&gt;=[.BV$1]);1;&quot;&quot;)">
            <text:p/>
          </table:table-cell>
          <table:table-cell table:style-name="ce2" table:formula="of:=IF(AND([.$G12]&lt;[.BW$1];[.$H12]&gt;=[.BW$1]);1;&quot;&quot;)">
            <text:p/>
          </table:table-cell>
          <table:table-cell table:style-name="ce2" table:formula="of:=IF(AND([.$G12]&lt;[.BX$1];[.$H12]&gt;=[.BX$1]);1;&quot;&quot;)">
            <text:p/>
          </table:table-cell>
          <table:table-cell table:style-name="ce2" table:formula="of:=IF(AND([.$G12]&lt;[.BY$1];[.$H12]&gt;=[.BY$1]);1;&quot;&quot;)">
            <text:p/>
          </table:table-cell>
          <table:table-cell table:style-name="ce2" table:formula="of:=IF(AND([.$G12]&lt;[.BZ$1];[.$H12]&gt;=[.BZ$1]);1;&quot;&quot;)">
            <text:p/>
          </table:table-cell>
          <table:table-cell table:style-name="ce2" table:formula="of:=IF(AND([.$G12]&lt;[.CA$1];[.$H12]&gt;=[.CA$1]);1;&quot;&quot;)">
            <text:p/>
          </table:table-cell>
          <table:table-cell table:style-name="ce2" table:formula="of:=IF(AND([.$G12]&lt;[.CB$1];[.$H12]&gt;=[.CB$1]);1;&quot;&quot;)">
            <text:p/>
          </table:table-cell>
          <table:table-cell table:style-name="ce2" table:formula="of:=IF(AND([.$G12]&lt;[.CC$1];[.$H12]&gt;=[.CC$1]);1;&quot;&quot;)">
            <text:p/>
          </table:table-cell>
          <table:table-cell table:style-name="ce2" table:formula="of:=IF(AND([.$G12]&lt;[.CD$1];[.$H12]&gt;=[.CD$1]);1;&quot;&quot;)">
            <text:p/>
          </table:table-cell>
          <table:table-cell table:style-name="ce2" table:formula="of:=IF(AND([.$G12]&lt;[.CE$1];[.$H12]&gt;=[.CE$1]);1;&quot;&quot;)">
            <text:p/>
          </table:table-cell>
          <table:table-cell table:style-name="ce2" table:formula="of:=IF(AND([.$G12]&lt;[.CF$1];[.$H12]&gt;=[.CF$1]);1;&quot;&quot;)">
            <text:p/>
          </table:table-cell>
          <table:table-cell table:style-name="ce2" table:formula="of:=IF(AND([.$G12]&lt;[.CG$1];[.$H12]&gt;=[.CG$1]);1;&quot;&quot;)">
            <text:p/>
          </table:table-cell>
          <table:table-cell table:style-name="ce2" table:formula="of:=IF(AND([.$G12]&lt;[.CH$1];[.$H12]&gt;=[.CH$1]);1;&quot;&quot;)">
            <text:p/>
          </table:table-cell>
          <table:table-cell table:style-name="ce2" table:formula="of:=IF(AND([.$G12]&lt;[.CI$1];[.$H12]&gt;=[.CI$1]);1;&quot;&quot;)">
            <text:p/>
          </table:table-cell>
          <table:table-cell table:style-name="ce2" table:formula="of:=IF(AND([.$G12]&lt;[.CJ$1];[.$H12]&gt;=[.CJ$1]);1;&quot;&quot;)">
            <text:p/>
          </table:table-cell>
          <table:table-cell table:style-name="ce2" table:formula="of:=IF(AND([.$G12]&lt;[.CK$1];[.$H12]&gt;=[.CK$1]);1;&quot;&quot;)">
            <text:p/>
          </table:table-cell>
          <table:table-cell table:style-name="ce2" table:formula="of:=IF(AND([.$G12]&lt;[.CL$1];[.$H12]&gt;=[.CL$1]);1;&quot;&quot;)">
            <text:p/>
          </table:table-cell>
          <table:table-cell table:style-name="ce2" table:formula="of:=IF(AND([.$G12]&lt;[.CM$1];[.$H12]&gt;=[.CM$1]);1;&quot;&quot;)">
            <text:p/>
          </table:table-cell>
          <table:table-cell table:style-name="ce2" table:formula="of:=IF(AND([.$G12]&lt;[.CN$1];[.$H12]&gt;=[.CN$1]);1;&quot;&quot;)">
            <text:p/>
          </table:table-cell>
          <table:table-cell table:style-name="ce2" table:formula="of:=IF(AND([.$G12]&lt;[.CO$1];[.$H12]&gt;=[.CO$1]);1;&quot;&quot;)">
            <text:p/>
          </table:table-cell>
          <table:table-cell table:style-name="ce2" table:formula="of:=IF(AND([.$G12]&lt;[.CP$1];[.$H12]&gt;=[.CP$1]);1;&quot;&quot;)">
            <text:p/>
          </table:table-cell>
          <table:table-cell table:style-name="ce2" table:formula="of:=IF(AND([.$G12]&lt;[.CQ$1];[.$H12]&gt;=[.CQ$1]);1;&quot;&quot;)">
            <text:p/>
          </table:table-cell>
          <table:table-cell table:style-name="ce2" table:formula="of:=IF(AND([.$G12]&lt;[.CR$1];[.$H12]&gt;=[.CR$1]);1;&quot;&quot;)">
            <text:p/>
          </table:table-cell>
          <table:table-cell table:style-name="ce2" table:formula="of:=IF(AND([.$G12]&lt;[.CS$1];[.$H12]&gt;=[.CS$1]);1;&quot;&quot;)">
            <text:p/>
          </table:table-cell>
          <table:table-cell table:style-name="ce2" table:formula="of:=IF(AND([.$G12]&lt;[.CT$1];[.$H12]&gt;=[.CT$1]);1;&quot;&quot;)">
            <text:p/>
          </table:table-cell>
          <table:table-cell table:style-name="ce2" table:formula="of:=IF(AND([.$G12]&lt;[.CU$1];[.$H12]&gt;=[.CU$1]);1;&quot;&quot;)">
            <text:p/>
          </table:table-cell>
          <table:table-cell table:style-name="ce2" table:formula="of:=IF(AND([.$G12]&lt;[.CV$1];[.$H12]&gt;=[.CV$1]);1;&quot;&quot;)">
            <text:p/>
          </table:table-cell>
          <table:table-cell table:style-name="ce2" table:formula="of:=IF(AND([.$G12]&lt;[.CW$1];[.$H12]&gt;=[.CW$1]);1;&quot;&quot;)">
            <text:p/>
          </table:table-cell>
          <table:table-cell table:style-name="ce2" table:formula="of:=IF(AND([.$G12]&lt;[.CX$1];[.$H12]&gt;=[.CX$1]);1;&quot;&quot;)">
            <text:p/>
          </table:table-cell>
          <table:table-cell table:style-name="ce2" table:formula="of:=IF(AND([.$G12]&lt;[.CY$1];[.$H12]&gt;=[.CY$1]);1;&quot;&quot;)">
            <text:p/>
          </table:table-cell>
          <table:table-cell table:style-name="ce2" table:formula="of:=IF(AND([.$G12]&lt;[.CZ$1];[.$H12]&gt;=[.CZ$1]);1;&quot;&quot;)">
            <text:p/>
          </table:table-cell>
          <table:table-cell table:style-name="ce2" table:formula="of:=IF(AND([.$G12]&lt;[.DA$1];[.$H12]&gt;=[.DA$1]);1;&quot;&quot;)">
            <text:p/>
          </table:table-cell>
          <table:table-cell table:style-name="ce2" table:formula="of:=IF(AND([.$G12]&lt;[.DB$1];[.$H12]&gt;=[.DB$1]);1;&quot;&quot;)">
            <text:p/>
          </table:table-cell>
          <table:table-cell table:style-name="ce2" table:formula="of:=IF(AND([.$G12]&lt;[.DC$1];[.$H12]&gt;=[.DC$1]);1;&quot;&quot;)">
            <text:p/>
          </table:table-cell>
          <table:table-cell table:style-name="ce2" table:formula="of:=IF(AND([.$G12]&lt;[.DD$1];[.$H12]&gt;=[.DD$1]);1;&quot;&quot;)">
            <text:p/>
          </table:table-cell>
          <table:table-cell table:style-name="ce2" table:formula="of:=IF(AND([.$G12]&lt;[.DE$1];[.$H12]&gt;=[.DE$1]);1;&quot;&quot;)">
            <text:p/>
          </table:table-cell>
          <table:table-cell table:style-name="ce2" table:formula="of:=IF(AND([.$G12]&lt;[.DF$1];[.$H12]&gt;=[.DF$1]);1;&quot;&quot;)">
            <text:p/>
          </table:table-cell>
          <table:table-cell table:style-name="ce2" table:formula="of:=IF(AND([.$G12]&lt;[.DG$1];[.$H12]&gt;=[.DG$1]);1;&quot;&quot;)">
            <text:p/>
          </table:table-cell>
          <table:table-cell table:style-name="ce2" table:formula="of:=IF(AND([.$G12]&lt;[.DH$1];[.$H12]&gt;=[.DH$1]);1;&quot;&quot;)">
            <text:p/>
          </table:table-cell>
          <table:table-cell table:style-name="ce2" table:formula="of:=IF(AND([.$G12]&lt;[.DI$1];[.$H12]&gt;=[.DI$1]);1;&quot;&quot;)">
            <text:p/>
          </table:table-cell>
          <table:table-cell table:style-name="ce2" table:formula="of:=IF(AND([.$G12]&lt;[.DJ$1];[.$H12]&gt;=[.DJ$1]);1;&quot;&quot;)">
            <text:p/>
          </table:table-cell>
          <table:table-cell table:style-name="ce2" table:formula="of:=IF(AND([.$G12]&lt;[.DK$1];[.$H12]&gt;=[.DK$1]);1;&quot;&quot;)">
            <text:p/>
          </table:table-cell>
          <table:table-cell table:style-name="ce2" table:formula="of:=IF(AND([.$G12]&lt;[.DL$1];[.$H12]&gt;=[.DL$1]);1;&quot;&quot;)">
            <text:p/>
          </table:table-cell>
          <table:table-cell table:style-name="ce2" table:formula="of:=IF(AND([.$G12]&lt;[.DM$1];[.$H12]&gt;=[.DM$1]);1;&quot;&quot;)">
            <text:p/>
          </table:table-cell>
          <table:table-cell table:style-name="ce2" table:formula="of:=IF(AND([.$G12]&lt;[.DN$1];[.$H12]&gt;=[.DN$1]);1;&quot;&quot;)">
            <text:p/>
          </table:table-cell>
          <table:table-cell table:style-name="ce2" table:formula="of:=IF(AND([.$G12]&lt;[.DO$1];[.$H12]&gt;=[.DO$1]);1;&quot;&quot;)">
            <text:p/>
          </table:table-cell>
          <table:table-cell table:style-name="ce2" table:formula="of:=IF(AND([.$G12]&lt;[.DP$1];[.$H12]&gt;=[.DP$1]);1;&quot;&quot;)">
            <text:p/>
          </table:table-cell>
          <table:table-cell table:style-name="ce2" table:formula="of:=IF(AND([.$G12]&lt;[.DQ$1];[.$H12]&gt;=[.DQ$1]);1;&quot;&quot;)">
            <text:p/>
          </table:table-cell>
          <table:table-cell table:style-name="ce2" table:formula="of:=IF(AND([.$G12]&lt;[.DR$1];[.$H12]&gt;=[.DR$1]);1;&quot;&quot;)">
            <text:p/>
          </table:table-cell>
          <table:table-cell table:style-name="ce2" table:formula="of:=IF(AND([.$G12]&lt;[.DS$1];[.$H12]&gt;=[.DS$1]);1;&quot;&quot;)">
            <text:p/>
          </table:table-cell>
          <table:table-cell table:style-name="ce2" table:formula="of:=IF(AND([.$G12]&lt;[.DT$1];[.$H12]&gt;=[.DT$1]);1;&quot;&quot;)">
            <text:p/>
          </table:table-cell>
          <table:table-cell table:style-name="ce2" table:formula="of:=IF(AND([.$G12]&lt;[.DU$1];[.$H12]&gt;=[.DU$1]);1;&quot;&quot;)">
            <text:p/>
          </table:table-cell>
          <table:table-cell table:style-name="ce2" table:formula="of:=IF(AND([.$G12]&lt;[.DV$1];[.$H12]&gt;=[.DV$1]);1;&quot;&quot;)">
            <text:p/>
          </table:table-cell>
          <table:table-cell table:style-name="ce2" table:formula="of:=IF(AND([.$G12]&lt;[.DW$1];[.$H12]&gt;=[.DW$1]);1;&quot;&quot;)">
            <text:p/>
          </table:table-cell>
          <table:table-cell table:style-name="ce2" table:formula="of:=IF(AND([.$G12]&lt;[.DX$1];[.$H12]&gt;=[.DX$1]);1;&quot;&quot;)">
            <text:p/>
          </table:table-cell>
          <table:table-cell table:style-name="ce2" table:formula="of:=IF(AND([.$G12]&lt;[.DY$1];[.$H12]&gt;=[.DY$1]);1;&quot;&quot;)">
            <text:p/>
          </table:table-cell>
          <table:table-cell table:style-name="ce2" table:formula="of:=IF(AND([.$G12]&lt;[.DZ$1];[.$H12]&gt;=[.DZ$1]);1;&quot;&quot;)">
            <text:p/>
          </table:table-cell>
          <table:table-cell table:style-name="ce2" table:formula="of:=IF(AND([.$G12]&lt;[.EA$1];[.$H12]&gt;=[.EA$1]);1;&quot;&quot;)">
            <text:p/>
          </table:table-cell>
          <table:table-cell table:style-name="ce2" table:formula="of:=IF(AND([.$G12]&lt;[.EB$1];[.$H12]&gt;=[.EB$1]);1;&quot;&quot;)">
            <text:p/>
          </table:table-cell>
          <table:table-cell table:style-name="ce2" table:formula="of:=IF(AND([.$G12]&lt;[.EC$1];[.$H12]&gt;=[.EC$1]);1;&quot;&quot;)">
            <text:p/>
          </table:table-cell>
          <table:table-cell table:style-name="ce2" table:formula="of:=IF(AND([.$G12]&lt;[.ED$1];[.$H12]&gt;=[.ED$1]);1;&quot;&quot;)">
            <text:p/>
          </table:table-cell>
          <table:table-cell table:style-name="ce2" table:formula="of:=IF(AND([.$G12]&lt;[.EE$1];[.$H12]&gt;=[.EE$1]);1;&quot;&quot;)">
            <text:p/>
          </table:table-cell>
          <table:table-cell table:style-name="ce2" table:formula="of:=IF(AND([.$G12]&lt;[.EF$1];[.$H12]&gt;=[.EF$1]);1;&quot;&quot;)">
            <text:p/>
          </table:table-cell>
          <table:table-cell table:style-name="ce2" table:formula="of:=IF(AND([.$G12]&lt;[.EG$1];[.$H12]&gt;=[.EG$1]);1;&quot;&quot;)">
            <text:p/>
          </table:table-cell>
          <table:table-cell table:style-name="ce2" table:formula="of:=IF(AND([.$G12]&lt;[.EH$1];[.$H12]&gt;=[.EH$1]);1;&quot;&quot;)">
            <text:p/>
          </table:table-cell>
          <table:table-cell table:style-name="ce2" table:formula="of:=IF(AND([.$G12]&lt;[.EI$1];[.$H12]&gt;=[.EI$1]);1;&quot;&quot;)">
            <text:p/>
          </table:table-cell>
          <table:table-cell table:style-name="ce2" table:formula="of:=IF(AND([.$G12]&lt;[.EJ$1];[.$H12]&gt;=[.EJ$1]);1;&quot;&quot;)">
            <text:p/>
          </table:table-cell>
          <table:table-cell table:style-name="ce2" table:formula="of:=IF(AND([.$G12]&lt;[.EK$1];[.$H12]&gt;=[.EK$1]);1;&quot;&quot;)">
            <text:p/>
          </table:table-cell>
          <table:table-cell table:style-name="ce2" table:formula="of:=IF(AND([.$G12]&lt;[.EL$1];[.$H12]&gt;=[.EL$1]);1;&quot;&quot;)">
            <text:p/>
          </table:table-cell>
          <table:table-cell table:style-name="ce2" table:formula="of:=IF(AND([.$G12]&lt;[.EM$1];[.$H12]&gt;=[.EM$1]);1;&quot;&quot;)">
            <text:p/>
          </table:table-cell>
          <table:table-cell table:style-name="ce2" table:formula="of:=IF(AND([.$G12]&lt;[.EN$1];[.$H12]&gt;=[.EN$1]);1;&quot;&quot;)">
            <text:p/>
          </table:table-cell>
          <table:table-cell table:style-name="ce2" table:formula="of:=IF(AND([.$G12]&lt;[.EO$1];[.$H12]&gt;=[.EO$1]);1;&quot;&quot;)">
            <text:p/>
          </table:table-cell>
          <table:table-cell table:style-name="ce2" table:formula="of:=IF(AND([.$G12]&lt;[.EP$1];[.$H12]&gt;=[.EP$1]);1;&quot;&quot;)">
            <text:p/>
          </table:table-cell>
          <table:table-cell table:style-name="ce2" table:formula="of:=IF(AND([.$G12]&lt;[.EQ$1];[.$H12]&gt;=[.EQ$1]);1;&quot;&quot;)">
            <text:p/>
          </table:table-cell>
          <table:table-cell table:style-name="ce2" table:formula="of:=IF(AND([.$G12]&lt;[.ER$1];[.$H12]&gt;=[.ER$1]);1;&quot;&quot;)">
            <text:p/>
          </table:table-cell>
          <table:table-cell table:style-name="ce2" table:formula="of:=IF(AND([.$G12]&lt;[.ES$1];[.$H12]&gt;=[.ES$1]);1;&quot;&quot;)">
            <text:p/>
          </table:table-cell>
          <table:table-cell table:style-name="ce2" table:formula="of:=IF(AND([.$G12]&lt;[.ET$1];[.$H12]&gt;=[.ET$1]);1;&quot;&quot;)">
            <text:p/>
          </table:table-cell>
          <table:table-cell table:style-name="ce2" table:formula="of:=IF(AND([.$G12]&lt;[.EU$1];[.$H12]&gt;=[.EU$1]);1;&quot;&quot;)">
            <text:p/>
          </table:table-cell>
          <table:table-cell table:style-name="ce2" table:formula="of:=IF(AND([.$G12]&lt;[.EV$1];[.$H12]&gt;=[.EV$1]);1;&quot;&quot;)">
            <text:p/>
          </table:table-cell>
          <table:table-cell table:style-name="ce2" table:formula="of:=IF(AND([.$G12]&lt;[.EW$1];[.$H12]&gt;=[.EW$1]);1;&quot;&quot;)">
            <text:p/>
          </table:table-cell>
          <table:table-cell table:style-name="ce2" table:formula="of:=IF(AND([.$G12]&lt;[.EX$1];[.$H12]&gt;=[.EX$1]);1;&quot;&quot;)">
            <text:p/>
          </table:table-cell>
          <table:table-cell table:style-name="ce2" table:formula="of:=IF(AND([.$G12]&lt;[.EY$1];[.$H12]&gt;=[.EY$1]);1;&quot;&quot;)">
            <text:p/>
          </table:table-cell>
          <table:table-cell table:style-name="ce2" table:formula="of:=IF(AND([.$G12]&lt;[.EZ$1];[.$H12]&gt;=[.EZ$1]);1;&quot;&quot;)">
            <text:p/>
          </table:table-cell>
          <table:table-cell table:style-name="ce2" table:formula="of:=IF(AND([.$G12]&lt;[.FA$1];[.$H12]&gt;=[.FA$1]);1;&quot;&quot;)">
            <text:p/>
          </table:table-cell>
          <table:table-cell table:style-name="ce2" table:formula="of:=IF(AND([.$G12]&lt;[.FB$1];[.$H12]&gt;=[.FB$1]);1;&quot;&quot;)">
            <text:p/>
          </table:table-cell>
          <table:table-cell table:style-name="ce2" table:formula="of:=IF(AND([.$G12]&lt;[.FC$1];[.$H12]&gt;=[.FC$1]);1;&quot;&quot;)">
            <text:p/>
          </table:table-cell>
          <table:table-cell table:style-name="ce2" table:formula="of:=IF(AND([.$G12]&lt;[.FD$1];[.$H12]&gt;=[.FD$1]);1;&quot;&quot;)">
            <text:p/>
          </table:table-cell>
          <table:table-cell table:style-name="ce2" table:formula="of:=IF(AND([.$G12]&lt;[.FE$1];[.$H12]&gt;=[.FE$1]);1;&quot;&quot;)">
            <text:p/>
          </table:table-cell>
          <table:table-cell table:style-name="ce2" table:formula="of:=IF(AND([.$G12]&lt;[.FF$1];[.$H12]&gt;=[.FF$1]);1;&quot;&quot;)">
            <text:p/>
          </table:table-cell>
          <table:table-cell table:style-name="ce2" table:formula="of:=IF(AND([.$G12]&lt;[.FG$1];[.$H12]&gt;=[.FG$1]);1;&quot;&quot;)">
            <text:p/>
          </table:table-cell>
          <table:table-cell table:style-name="ce2" table:formula="of:=IF(AND([.$G12]&lt;[.FH$1];[.$H12]&gt;=[.FH$1]);1;&quot;&quot;)">
            <text:p/>
          </table:table-cell>
          <table:table-cell table:style-name="ce2" table:formula="of:=IF(AND([.$G12]&lt;[.FI$1];[.$H12]&gt;=[.FI$1]);1;&quot;&quot;)">
            <text:p/>
          </table:table-cell>
          <table:table-cell table:style-name="ce2" table:formula="of:=IF(AND([.$G12]&lt;[.FJ$1];[.$H12]&gt;=[.FJ$1]);1;&quot;&quot;)">
            <text:p/>
          </table:table-cell>
          <table:table-cell table:style-name="ce2" table:formula="of:=IF(AND([.$G12]&lt;[.FK$1];[.$H12]&gt;=[.FK$1]);1;&quot;&quot;)">
            <text:p/>
          </table:table-cell>
          <table:table-cell table:style-name="ce2" table:formula="of:=IF(AND([.$G12]&lt;[.FL$1];[.$H12]&gt;=[.FL$1]);1;&quot;&quot;)">
            <text:p/>
          </table:table-cell>
          <table:table-cell table:style-name="ce2" table:formula="of:=IF(AND([.$G12]&lt;[.FM$1];[.$H12]&gt;=[.FM$1]);1;&quot;&quot;)">
            <text:p/>
          </table:table-cell>
          <table:table-cell table:style-name="ce2" table:formula="of:=IF(AND([.$G12]&lt;[.FN$1];[.$H12]&gt;=[.FN$1]);1;&quot;&quot;)">
            <text:p/>
          </table:table-cell>
          <table:table-cell table:style-name="ce2" table:formula="of:=IF(AND([.$G12]&lt;[.FO$1];[.$H12]&gt;=[.FO$1]);1;&quot;&quot;)">
            <text:p/>
          </table:table-cell>
          <table:table-cell table:style-name="ce2" table:formula="of:=IF(AND([.$G12]&lt;[.FP$1];[.$H12]&gt;=[.FP$1]);1;&quot;&quot;)">
            <text:p/>
          </table:table-cell>
          <table:table-cell table:style-name="ce2" table:formula="of:=IF(AND([.$G12]&lt;[.FQ$1];[.$H12]&gt;=[.FQ$1]);1;&quot;&quot;)">
            <text:p/>
          </table:table-cell>
          <table:table-cell table:style-name="ce2" table:formula="of:=IF(AND([.$G12]&lt;[.FR$1];[.$H12]&gt;=[.FR$1]);1;&quot;&quot;)">
            <text:p/>
          </table:table-cell>
          <table:table-cell table:style-name="ce2" table:formula="of:=IF(AND([.$G12]&lt;[.FS$1];[.$H12]&gt;=[.FS$1]);1;&quot;&quot;)">
            <text:p/>
          </table:table-cell>
          <table:table-cell table:style-name="ce2" table:formula="of:=IF(AND([.$G12]&lt;[.FT$1];[.$H12]&gt;=[.FT$1]);1;&quot;&quot;)">
            <text:p/>
          </table:table-cell>
          <table:table-cell table:style-name="ce2" table:formula="of:=IF(AND([.$G12]&lt;[.FU$1];[.$H12]&gt;=[.FU$1]);1;&quot;&quot;)">
            <text:p/>
          </table:table-cell>
          <table:table-cell table:style-name="ce2" table:formula="of:=IF(AND([.$G12]&lt;[.FV$1];[.$H12]&gt;=[.FV$1]);1;&quot;&quot;)">
            <text:p/>
          </table:table-cell>
          <table:table-cell table:style-name="ce2" table:formula="of:=IF(AND([.$G12]&lt;[.FW$1];[.$H12]&gt;=[.FW$1]);1;&quot;&quot;)">
            <text:p/>
          </table:table-cell>
          <table:table-cell table:style-name="ce2" table:formula="of:=IF(AND([.$G12]&lt;[.FX$1];[.$H12]&gt;=[.FX$1]);1;&quot;&quot;)">
            <text:p/>
          </table:table-cell>
          <table:table-cell table:style-name="ce2" table:formula="of:=IF(AND([.$G12]&lt;[.FY$1];[.$H12]&gt;=[.FY$1]);1;&quot;&quot;)">
            <text:p/>
          </table:table-cell>
          <table:table-cell table:style-name="ce2" table:formula="of:=IF(AND([.$G12]&lt;[.FZ$1];[.$H12]&gt;=[.FZ$1]);1;&quot;&quot;)">
            <text:p/>
          </table:table-cell>
          <table:table-cell table:style-name="ce2" table:formula="of:=IF(AND([.$G12]&lt;[.GA$1];[.$H12]&gt;=[.GA$1]);1;&quot;&quot;)">
            <text:p/>
          </table:table-cell>
          <table:table-cell table:style-name="ce2" table:formula="of:=IF(AND([.$G12]&lt;[.GB$1];[.$H12]&gt;=[.GB$1]);1;&quot;&quot;)">
            <text:p/>
          </table:table-cell>
          <table:table-cell table:style-name="ce2" table:formula="of:=IF(AND([.$G12]&lt;[.GC$1];[.$H12]&gt;=[.GC$1]);1;&quot;&quot;)">
            <text:p/>
          </table:table-cell>
          <table:table-cell table:style-name="ce2" table:formula="of:=IF(AND([.$G12]&lt;[.GD$1];[.$H12]&gt;=[.GD$1]);1;&quot;&quot;)">
            <text:p/>
          </table:table-cell>
          <table:table-cell table:style-name="ce2" table:formula="of:=IF(AND([.$G12]&lt;[.GE$1];[.$H12]&gt;=[.GE$1]);1;&quot;&quot;)">
            <text:p/>
          </table:table-cell>
          <table:table-cell table:style-name="ce2" table:formula="of:=IF(AND([.$G12]&lt;[.GF$1];[.$H12]&gt;=[.GF$1]);1;&quot;&quot;)">
            <text:p/>
          </table:table-cell>
          <table:table-cell table:style-name="ce2" table:formula="of:=IF(AND([.$G12]&lt;[.GG$1];[.$H12]&gt;=[.GG$1]);1;&quot;&quot;)">
            <text:p/>
          </table:table-cell>
          <table:table-cell table:style-name="ce2" table:formula="of:=IF(AND([.$G12]&lt;[.GH$1];[.$H12]&gt;=[.GH$1]);1;&quot;&quot;)">
            <text:p/>
          </table:table-cell>
          <table:table-cell table:style-name="ce2" table:formula="of:=IF(AND([.$G12]&lt;[.GI$1];[.$H12]&gt;=[.GI$1]);1;&quot;&quot;)">
            <text:p/>
          </table:table-cell>
          <table:table-cell table:style-name="ce2" table:formula="of:=IF(AND([.$G12]&lt;[.GJ$1];[.$H12]&gt;=[.GJ$1]);1;&quot;&quot;)">
            <text:p/>
          </table:table-cell>
          <table:table-cell table:style-name="ce2" table:formula="of:=IF(AND([.$G12]&lt;[.GK$1];[.$H12]&gt;=[.GK$1]);1;&quot;&quot;)">
            <text:p/>
          </table:table-cell>
          <table:table-cell table:style-name="ce2" table:formula="of:=IF(AND([.$G12]&lt;[.GL$1];[.$H12]&gt;=[.GL$1]);1;&quot;&quot;)">
            <text:p/>
          </table:table-cell>
          <table:table-cell table:style-name="ce2" table:formula="of:=IF(AND([.$G12]&lt;[.GM$1];[.$H12]&gt;=[.GM$1]);1;&quot;&quot;)">
            <text:p/>
          </table:table-cell>
          <table:table-cell table:style-name="ce2" table:formula="of:=IF(AND([.$G12]&lt;[.GN$1];[.$H12]&gt;=[.GN$1]);1;&quot;&quot;)">
            <text:p/>
          </table:table-cell>
          <table:table-cell table:style-name="ce2" table:formula="of:=IF(AND([.$G12]&lt;[.GO$1];[.$H12]&gt;=[.GO$1]);1;&quot;&quot;)">
            <text:p/>
          </table:table-cell>
          <table:table-cell table:style-name="ce2" table:formula="of:=IF(AND([.$G12]&lt;[.GP$1];[.$H12]&gt;=[.GP$1]);1;&quot;&quot;)">
            <text:p/>
          </table:table-cell>
          <table:table-cell table:style-name="ce2" table:formula="of:=IF(AND([.$G12]&lt;[.GQ$1];[.$H12]&gt;=[.GQ$1]);1;&quot;&quot;)">
            <text:p/>
          </table:table-cell>
          <table:table-cell table:style-name="ce2" table:formula="of:=IF(AND([.$G12]&lt;[.GR$1];[.$H12]&gt;=[.GR$1]);1;&quot;&quot;)">
            <text:p/>
          </table:table-cell>
          <table:table-cell table:style-name="ce2" table:formula="of:=IF(AND([.$G12]&lt;[.GS$1];[.$H12]&gt;=[.GS$1]);1;&quot;&quot;)">
            <text:p/>
          </table:table-cell>
          <table:table-cell table:style-name="ce2" table:formula="of:=IF(AND([.$G12]&lt;[.GT$1];[.$H12]&gt;=[.GT$1]);1;&quot;&quot;)">
            <text:p/>
          </table:table-cell>
          <table:table-cell table:style-name="ce2" table:formula="of:=IF(AND([.$G12]&lt;[.GU$1];[.$H12]&gt;=[.GU$1]);1;&quot;&quot;)">
            <text:p/>
          </table:table-cell>
          <table:table-cell table:style-name="ce2" table:formula="of:=IF(AND([.$G12]&lt;[.GV$1];[.$H12]&gt;=[.GV$1]);1;&quot;&quot;)">
            <text:p/>
          </table:table-cell>
          <table:table-cell table:style-name="ce2" table:formula="of:=IF(AND([.$G12]&lt;[.GW$1];[.$H12]&gt;=[.GW$1]);1;&quot;&quot;)">
            <text:p/>
          </table:table-cell>
          <table:table-cell table:style-name="ce2" table:formula="of:=IF(AND([.$G12]&lt;[.GX$1];[.$H12]&gt;=[.GX$1]);1;&quot;&quot;)">
            <text:p/>
          </table:table-cell>
          <table:table-cell table:style-name="ce2" table:formula="of:=IF(AND([.$G12]&lt;[.GY$1];[.$H12]&gt;=[.GY$1]);1;&quot;&quot;)">
            <text:p/>
          </table:table-cell>
          <table:table-cell table:style-name="ce2" table:formula="of:=IF(AND([.$G12]&lt;[.GZ$1];[.$H12]&gt;=[.GZ$1]);1;&quot;&quot;)">
            <text:p/>
          </table:table-cell>
          <table:table-cell table:style-name="ce2" table:formula="of:=IF(AND([.$G12]&lt;[.HA$1];[.$H12]&gt;=[.HA$1]);1;&quot;&quot;)">
            <text:p/>
          </table:table-cell>
          <table:table-cell table:style-name="ce2" table:formula="of:=IF(AND([.$G12]&lt;[.HB$1];[.$H12]&gt;=[.HB$1]);1;&quot;&quot;)">
            <text:p/>
          </table:table-cell>
          <table:table-cell table:style-name="ce2" table:formula="of:=IF(AND([.$G12]&lt;[.HC$1];[.$H12]&gt;=[.HC$1]);1;&quot;&quot;)">
            <text:p/>
          </table:table-cell>
          <table:table-cell table:style-name="ce2" table:formula="of:=IF(AND([.$G12]&lt;[.HD$1];[.$H12]&gt;=[.HD$1]);1;&quot;&quot;)">
            <text:p/>
          </table:table-cell>
          <table:table-cell table:style-name="ce2" table:formula="of:=IF(AND([.$G12]&lt;[.HE$1];[.$H12]&gt;=[.HE$1]);1;&quot;&quot;)">
            <text:p/>
          </table:table-cell>
          <table:table-cell table:style-name="ce2" table:formula="of:=IF(AND([.$G12]&lt;[.HF$1];[.$H12]&gt;=[.HF$1]);1;&quot;&quot;)">
            <text:p/>
          </table:table-cell>
          <table:table-cell table:style-name="ce2" table:formula="of:=IF(AND([.$G12]&lt;[.HG$1];[.$H12]&gt;=[.HG$1]);1;&quot;&quot;)">
            <text:p/>
          </table:table-cell>
          <table:table-cell table:style-name="ce2" table:formula="of:=IF(AND([.$G12]&lt;[.HH$1];[.$H12]&gt;=[.HH$1]);1;&quot;&quot;)">
            <text:p/>
          </table:table-cell>
          <table:table-cell table:style-name="ce2" table:formula="of:=IF(AND([.$G12]&lt;[.HI$1];[.$H12]&gt;=[.HI$1]);1;&quot;&quot;)">
            <text:p/>
          </table:table-cell>
          <table:table-cell table:style-name="ce2" table:formula="of:=IF(AND([.$G12]&lt;[.HJ$1];[.$H12]&gt;=[.HJ$1]);1;&quot;&quot;)">
            <text:p/>
          </table:table-cell>
          <table:table-cell table:style-name="ce2" table:formula="of:=IF(AND([.$G12]&lt;[.HK$1];[.$H12]&gt;=[.HK$1]);1;&quot;&quot;)">
            <text:p/>
          </table:table-cell>
          <table:table-cell table:style-name="ce2" table:formula="of:=IF(AND([.$G12]&lt;[.HL$1];[.$H12]&gt;=[.HL$1]);1;&quot;&quot;)">
            <text:p/>
          </table:table-cell>
          <table:table-cell table:style-name="ce2" table:formula="of:=IF(AND([.$G12]&lt;[.HM$1];[.$H12]&gt;=[.HM$1]);1;&quot;&quot;)">
            <text:p/>
          </table:table-cell>
          <table:table-cell table:style-name="ce2" table:formula="of:=IF(AND([.$G12]&lt;[.HN$1];[.$H12]&gt;=[.HN$1]);1;&quot;&quot;)">
            <text:p/>
          </table:table-cell>
          <table:table-cell table:style-name="ce2" table:formula="of:=IF(AND([.$G12]&lt;[.HO$1];[.$H12]&gt;=[.HO$1]);1;&quot;&quot;)">
            <text:p/>
          </table:table-cell>
          <table:table-cell table:style-name="ce2" table:formula="of:=IF(AND([.$G12]&lt;[.HP$1];[.$H12]&gt;=[.HP$1]);1;&quot;&quot;)">
            <text:p/>
          </table:table-cell>
          <table:table-cell table:style-name="ce2" table:formula="of:=IF(AND([.$G12]&lt;[.HQ$1];[.$H12]&gt;=[.HQ$1]);1;&quot;&quot;)">
            <text:p/>
          </table:table-cell>
          <table:table-cell table:style-name="ce2" table:formula="of:=IF(AND([.$G12]&lt;[.HR$1];[.$H12]&gt;=[.HR$1]);1;&quot;&quot;)">
            <text:p/>
          </table:table-cell>
          <table:table-cell table:style-name="ce2" table:formula="of:=IF(AND([.$G12]&lt;[.HS$1];[.$H12]&gt;=[.HS$1]);1;&quot;&quot;)">
            <text:p/>
          </table:table-cell>
          <table:table-cell table:style-name="ce2" table:formula="of:=IF(AND([.$G12]&lt;[.HT$1];[.$H12]&gt;=[.HT$1]);1;&quot;&quot;)">
            <text:p/>
          </table:table-cell>
          <table:table-cell table:style-name="ce2" table:formula="of:=IF(AND([.$G12]&lt;[.HU$1];[.$H12]&gt;=[.HU$1]);1;&quot;&quot;)">
            <text:p/>
          </table:table-cell>
          <table:table-cell table:style-name="ce2" table:formula="of:=IF(AND([.$G12]&lt;[.HV$1];[.$H12]&gt;=[.HV$1]);1;&quot;&quot;)">
            <text:p/>
          </table:table-cell>
          <table:table-cell table:style-name="ce2" table:formula="of:=IF(AND([.$G12]&lt;[.HW$1];[.$H12]&gt;=[.HW$1]);1;&quot;&quot;)">
            <text:p/>
          </table:table-cell>
          <table:table-cell table:style-name="ce2" table:formula="of:=IF(AND([.$G12]&lt;[.HX$1];[.$H12]&gt;=[.HX$1]);1;&quot;&quot;)">
            <text:p/>
          </table:table-cell>
          <table:table-cell table:style-name="ce2" table:formula="of:=IF(AND([.$G12]&lt;[.HY$1];[.$H12]&gt;=[.HY$1]);1;&quot;&quot;)">
            <text:p/>
          </table:table-cell>
          <table:table-cell table:style-name="ce2" table:formula="of:=IF(AND([.$G12]&lt;[.HZ$1];[.$H12]&gt;=[.HZ$1]);1;&quot;&quot;)">
            <text:p/>
          </table:table-cell>
          <table:table-cell table:style-name="ce2" table:formula="of:=IF(AND([.$G12]&lt;[.IA$1];[.$H12]&gt;=[.IA$1]);1;&quot;&quot;)">
            <text:p/>
          </table:table-cell>
          <table:table-cell table:style-name="ce2" table:formula="of:=IF(AND([.$G12]&lt;[.IB$1];[.$H12]&gt;=[.IB$1]);1;&quot;&quot;)">
            <text:p/>
          </table:table-cell>
          <table:table-cell table:style-name="ce2" table:formula="of:=IF(AND([.$G12]&lt;[.IC$1];[.$H12]&gt;=[.IC$1]);1;&quot;&quot;)">
            <text:p/>
          </table:table-cell>
          <table:table-cell table:style-name="ce2" table:formula="of:=IF(AND([.$G12]&lt;[.ID$1];[.$H12]&gt;=[.ID$1]);1;&quot;&quot;)">
            <text:p/>
          </table:table-cell>
          <table:table-cell table:style-name="ce2" table:formula="of:=IF(AND([.$G12]&lt;[.IE$1];[.$H12]&gt;=[.IE$1]);1;&quot;&quot;)">
            <text:p/>
          </table:table-cell>
          <table:table-cell table:style-name="ce2" table:formula="of:=IF(AND([.$G12]&lt;[.IF$1];[.$H12]&gt;=[.IF$1]);1;&quot;&quot;)">
            <text:p/>
          </table:table-cell>
          <table:table-cell table:style-name="ce2" table:formula="of:=IF(AND([.$G12]&lt;[.IG$1];[.$H12]&gt;=[.IG$1]);1;&quot;&quot;)">
            <text:p/>
          </table:table-cell>
          <table:table-cell table:style-name="ce2" table:formula="of:=IF(AND([.$G12]&lt;[.IH$1];[.$H12]&gt;=[.IH$1]);1;&quot;&quot;)">
            <text:p/>
          </table:table-cell>
          <table:table-cell table:style-name="ce2" table:formula="of:=IF(AND([.$G12]&lt;[.II$1];[.$H12]&gt;=[.II$1]);1;&quot;&quot;)">
            <text:p/>
          </table:table-cell>
          <table:table-cell table:style-name="ce2" table:formula="of:=IF(AND([.$G12]&lt;[.IJ$1];[.$H12]&gt;=[.IJ$1]);1;&quot;&quot;)">
            <text:p/>
          </table:table-cell>
          <table:table-cell table:style-name="ce2" table:formula="of:=IF(AND([.$G12]&lt;[.IK$1];[.$H12]&gt;=[.IK$1]);1;&quot;&quot;)">
            <text:p/>
          </table:table-cell>
          <table:table-cell table:style-name="ce2" table:formula="of:=IF(AND([.$G12]&lt;[.IL$1];[.$H12]&gt;=[.IL$1]);1;&quot;&quot;)">
            <text:p/>
          </table:table-cell>
          <table:table-cell table:style-name="ce2" table:formula="of:=IF(AND([.$G12]&lt;[.IM$1];[.$H12]&gt;=[.IM$1]);1;&quot;&quot;)">
            <text:p/>
          </table:table-cell>
          <table:table-cell table:style-name="ce2" table:formula="of:=IF(AND([.$G12]&lt;[.IN$1];[.$H12]&gt;=[.IN$1]);1;&quot;&quot;)">
            <text:p/>
          </table:table-cell>
          <table:table-cell table:style-name="ce2" table:formula="of:=IF(AND([.$G12]&lt;[.IO$1];[.$H12]&gt;=[.IO$1]);1;&quot;&quot;)">
            <text:p/>
          </table:table-cell>
          <table:table-cell table:style-name="ce2" table:formula="of:=IF(AND([.$G12]&lt;[.IP$1];[.$H12]&gt;=[.IP$1]);1;&quot;&quot;)">
            <text:p/>
          </table:table-cell>
          <table:table-cell table:style-name="ce2" table:formula="of:=IF(AND([.$G12]&lt;[.IQ$1];[.$H12]&gt;=[.IQ$1]);1;&quot;&quot;)">
            <text:p/>
          </table:table-cell>
          <table:table-cell table:style-name="ce2" table:formula="of:=IF(AND([.$G12]&lt;[.IR$1];[.$H12]&gt;=[.IR$1]);1;&quot;&quot;)">
            <text:p/>
          </table:table-cell>
          <table:table-cell table:style-name="ce2" table:formula="of:=IF(AND([.$G12]&lt;[.IS$1];[.$H12]&gt;=[.IS$1]);1;&quot;&quot;)">
            <text:p/>
          </table:table-cell>
          <table:table-cell table:style-name="ce2" table:formula="of:=IF(AND([.$G12]&lt;[.IT$1];[.$H12]&gt;=[.IT$1]);1;&quot;&quot;)">
            <text:p/>
          </table:table-cell>
          <table:table-cell table:style-name="ce2" table:formula="of:=IF(AND([.$G12]&lt;[.IU$1];[.$H12]&gt;=[.IU$1]);1;&quot;&quot;)">
            <text:p/>
          </table:table-cell>
          <table:table-cell table:style-name="ce2" table:formula="of:=IF(AND([.$G12]&lt;[.IV$1];[.$H12]&gt;=[.IV$1]);1;&quot;&quot;)">
            <text:p/>
          </table:table-cell>
          <table:table-cell table:style-name="ce2" table:formula="of:=IF(AND([.$G12]&lt;[.IW$1];[.$H12]&gt;=[.IW$1]);1;&quot;&quot;)">
            <text:p/>
          </table:table-cell>
          <table:table-cell table:style-name="ce2" table:formula="of:=IF(AND([.$G12]&lt;[.IX$1];[.$H12]&gt;=[.IX$1]);1;&quot;&quot;)">
            <text:p/>
          </table:table-cell>
          <table:table-cell table:style-name="ce2" table:formula="of:=IF(AND([.$G12]&lt;[.IY$1];[.$H12]&gt;=[.IY$1]);1;&quot;&quot;)">
            <text:p/>
          </table:table-cell>
          <table:table-cell table:style-name="ce2" table:formula="of:=IF(AND([.$G12]&lt;[.IZ$1];[.$H12]&gt;=[.IZ$1]);1;&quot;&quot;)">
            <text:p/>
          </table:table-cell>
          <table:table-cell table:style-name="ce2" table:formula="of:=IF(AND([.$G12]&lt;[.JA$1];[.$H12]&gt;=[.JA$1]);1;&quot;&quot;)">
            <text:p/>
          </table:table-cell>
          <table:table-cell table:style-name="ce2" table:formula="of:=IF(AND([.$G12]&lt;[.JB$1];[.$H12]&gt;=[.JB$1]);1;&quot;&quot;)">
            <text:p/>
          </table:table-cell>
          <table:table-cell table:style-name="ce2" table:formula="of:=IF(AND([.$G12]&lt;[.JC$1];[.$H12]&gt;=[.JC$1]);1;&quot;&quot;)">
            <text:p/>
          </table:table-cell>
          <table:table-cell table:style-name="ce2" table:formula="of:=IF(AND([.$G12]&lt;[.JD$1];[.$H12]&gt;=[.JD$1]);1;&quot;&quot;)">
            <text:p/>
          </table:table-cell>
          <table:table-cell table:style-name="ce2" table:formula="of:=IF(AND([.$G12]&lt;[.JE$1];[.$H12]&gt;=[.JE$1]);1;&quot;&quot;)">
            <text:p/>
          </table:table-cell>
          <table:table-cell table:style-name="ce2" table:formula="of:=IF(AND([.$G12]&lt;[.JF$1];[.$H12]&gt;=[.JF$1]);1;&quot;&quot;)">
            <text:p/>
          </table:table-cell>
          <table:table-cell table:style-name="ce2" table:formula="of:=IF(AND([.$G12]&lt;[.JG$1];[.$H12]&gt;=[.JG$1]);1;&quot;&quot;)">
            <text:p/>
          </table:table-cell>
          <table:table-cell table:style-name="ce2" table:formula="of:=IF(AND([.$G12]&lt;[.JH$1];[.$H12]&gt;=[.JH$1]);1;&quot;&quot;)">
            <text:p/>
          </table:table-cell>
          <table:table-cell table:style-name="ce2" table:formula="of:=IF(AND([.$G12]&lt;[.JI$1];[.$H12]&gt;=[.JI$1]);1;&quot;&quot;)">
            <text:p/>
          </table:table-cell>
          <table:table-cell table:style-name="ce2" table:formula="of:=IF(AND([.$G12]&lt;[.JJ$1];[.$H12]&gt;=[.JJ$1]);1;&quot;&quot;)">
            <text:p/>
          </table:table-cell>
          <table:table-cell table:style-name="ce2" table:formula="of:=IF(AND([.$G12]&lt;[.JK$1];[.$H12]&gt;=[.JK$1]);1;&quot;&quot;)">
            <text:p/>
          </table:table-cell>
          <table:table-cell table:style-name="ce2" table:formula="of:=IF(AND([.$G12]&lt;[.JL$1];[.$H12]&gt;=[.JL$1]);1;&quot;&quot;)">
            <text:p/>
          </table:table-cell>
          <table:table-cell table:style-name="ce2" table:formula="of:=IF(AND([.$G12]&lt;[.JM$1];[.$H12]&gt;=[.JM$1]);1;&quot;&quot;)">
            <text:p/>
          </table:table-cell>
          <table:table-cell table:style-name="ce2" table:formula="of:=IF(AND([.$G12]&lt;[.JN$1];[.$H12]&gt;=[.JN$1]);1;&quot;&quot;)">
            <text:p/>
          </table:table-cell>
          <table:table-cell table:style-name="ce2" table:formula="of:=IF(AND([.$G12]&lt;[.JO$1];[.$H12]&gt;=[.JO$1]);1;&quot;&quot;)">
            <text:p/>
          </table:table-cell>
          <table:table-cell table:style-name="ce2" table:formula="of:=IF(AND([.$G12]&lt;[.JP$1];[.$H12]&gt;=[.JP$1]);1;&quot;&quot;)">
            <text:p/>
          </table:table-cell>
          <table:table-cell table:style-name="ce2" table:formula="of:=IF(AND([.$G12]&lt;[.JQ$1];[.$H12]&gt;=[.JQ$1]);1;&quot;&quot;)">
            <text:p/>
          </table:table-cell>
          <table:table-cell table:style-name="ce2" table:formula="of:=IF(AND([.$G12]&lt;[.JR$1];[.$H12]&gt;=[.JR$1]);1;&quot;&quot;)">
            <text:p/>
          </table:table-cell>
          <table:table-cell table:style-name="ce2" table:formula="of:=IF(AND([.$G12]&lt;[.JS$1];[.$H12]&gt;=[.JS$1]);1;&quot;&quot;)">
            <text:p/>
          </table:table-cell>
          <table:table-cell table:style-name="ce2" table:formula="of:=IF(AND([.$G12]&lt;[.JT$1];[.$H12]&gt;=[.JT$1]);1;&quot;&quot;)">
            <text:p/>
          </table:table-cell>
          <table:table-cell table:style-name="ce2" table:formula="of:=IF(AND([.$G12]&lt;[.JU$1];[.$H12]&gt;=[.JU$1]);1;&quot;&quot;)">
            <text:p/>
          </table:table-cell>
          <table:table-cell table:style-name="ce2" table:formula="of:=IF(AND([.$G12]&lt;[.JV$1];[.$H12]&gt;=[.JV$1]);1;&quot;&quot;)">
            <text:p/>
          </table:table-cell>
          <table:table-cell table:style-name="ce2" table:formula="of:=IF(AND([.$G12]&lt;[.JW$1];[.$H12]&gt;=[.JW$1]);1;&quot;&quot;)">
            <text:p/>
          </table:table-cell>
          <table:table-cell table:style-name="ce2" table:formula="of:=IF(AND([.$G12]&lt;[.JX$1];[.$H12]&gt;=[.JX$1]);1;&quot;&quot;)">
            <text:p/>
          </table:table-cell>
          <table:table-cell table:style-name="ce2" table:formula="of:=IF(AND([.$G12]&lt;[.JY$1];[.$H12]&gt;=[.JY$1]);1;&quot;&quot;)">
            <text:p/>
          </table:table-cell>
          <table:table-cell table:style-name="ce2" table:formula="of:=IF(AND([.$G12]&lt;[.JZ$1];[.$H12]&gt;=[.JZ$1]);1;&quot;&quot;)">
            <text:p/>
          </table:table-cell>
          <table:table-cell table:style-name="ce2" table:formula="of:=IF(AND([.$G12]&lt;[.KA$1];[.$H12]&gt;=[.KA$1]);1;&quot;&quot;)">
            <text:p/>
          </table:table-cell>
          <table:table-cell table:style-name="ce2" table:formula="of:=IF(AND([.$G12]&lt;[.KB$1];[.$H12]&gt;=[.KB$1]);1;&quot;&quot;)">
            <text:p/>
          </table:table-cell>
          <table:table-cell table:style-name="ce2" table:formula="of:=IF(AND([.$G12]&lt;[.KC$1];[.$H12]&gt;=[.KC$1]);1;&quot;&quot;)">
            <text:p/>
          </table:table-cell>
          <table:table-cell table:style-name="ce2" table:formula="of:=IF(AND([.$G12]&lt;[.KD$1];[.$H12]&gt;=[.KD$1]);1;&quot;&quot;)">
            <text:p/>
          </table:table-cell>
          <table:table-cell table:style-name="ce2" table:formula="of:=IF(AND([.$G12]&lt;[.KE$1];[.$H12]&gt;=[.KE$1]);1;&quot;&quot;)">
            <text:p/>
          </table:table-cell>
          <table:table-cell table:style-name="ce2" table:formula="of:=IF(AND([.$G12]&lt;[.KF$1];[.$H12]&gt;=[.KF$1]);1;&quot;&quot;)">
            <text:p/>
          </table:table-cell>
          <table:table-cell table:style-name="ce2" table:formula="of:=IF(AND([.$G12]&lt;[.KG$1];[.$H12]&gt;=[.KG$1]);1;&quot;&quot;)">
            <text:p/>
          </table:table-cell>
          <table:table-cell table:style-name="ce2" table:formula="of:=IF(AND([.$G12]&lt;[.KH$1];[.$H12]&gt;=[.KH$1]);1;&quot;&quot;)">
            <text:p/>
          </table:table-cell>
          <table:table-cell table:style-name="ce2" table:formula="of:=IF(AND([.$G12]&lt;[.KI$1];[.$H12]&gt;=[.KI$1]);1;&quot;&quot;)">
            <text:p/>
          </table:table-cell>
          <table:table-cell table:style-name="ce2" table:formula="of:=IF(AND([.$G12]&lt;[.KJ$1];[.$H12]&gt;=[.KJ$1]);1;&quot;&quot;)">
            <text:p/>
          </table:table-cell>
          <table:table-cell table:style-name="ce2" table:formula="of:=IF(AND([.$G12]&lt;[.KK$1];[.$H12]&gt;=[.KK$1]);1;&quot;&quot;)">
            <text:p/>
          </table:table-cell>
          <table:table-cell table:style-name="ce2" table:formula="of:=IF(AND([.$G12]&lt;[.KL$1];[.$H12]&gt;=[.KL$1]);1;&quot;&quot;)">
            <text:p/>
          </table:table-cell>
          <table:table-cell table:style-name="ce2" table:formula="of:=IF(AND([.$G12]&lt;[.KM$1];[.$H12]&gt;=[.KM$1]);1;&quot;&quot;)">
            <text:p/>
          </table:table-cell>
          <table:table-cell table:style-name="ce2" table:formula="of:=IF(AND([.$G12]&lt;[.KN$1];[.$H12]&gt;=[.KN$1]);1;&quot;&quot;)">
            <text:p/>
          </table:table-cell>
          <table:table-cell table:style-name="ce2" table:formula="of:=IF(AND([.$G12]&lt;[.KO$1];[.$H12]&gt;=[.KO$1]);1;&quot;&quot;)">
            <text:p/>
          </table:table-cell>
          <table:table-cell table:style-name="ce2" table:formula="of:=IF(AND([.$G12]&lt;[.KP$1];[.$H12]&gt;=[.KP$1]);1;&quot;&quot;)">
            <text:p/>
          </table:table-cell>
          <table:table-cell table:style-name="ce2" table:formula="of:=IF(AND([.$G12]&lt;[.KQ$1];[.$H12]&gt;=[.KQ$1]);1;&quot;&quot;)">
            <text:p/>
          </table:table-cell>
          <table:table-cell table:style-name="ce2" table:formula="of:=IF(AND([.$G12]&lt;[.KR$1];[.$H12]&gt;=[.KR$1]);1;&quot;&quot;)">
            <text:p/>
          </table:table-cell>
          <table:table-cell table:style-name="ce2" table:formula="of:=IF(AND([.$G12]&lt;[.KS$1];[.$H12]&gt;=[.KS$1]);1;&quot;&quot;)">
            <text:p/>
          </table:table-cell>
          <table:table-cell table:style-name="ce2" table:formula="of:=IF(AND([.$G12]&lt;[.KT$1];[.$H12]&gt;=[.KT$1]);1;&quot;&quot;)">
            <text:p/>
          </table:table-cell>
          <table:table-cell table:style-name="ce2" table:formula="of:=IF(AND([.$G12]&lt;[.KU$1];[.$H12]&gt;=[.KU$1]);1;&quot;&quot;)">
            <text:p/>
          </table:table-cell>
          <table:table-cell table:style-name="ce2" table:formula="of:=IF(AND([.$G12]&lt;[.KV$1];[.$H12]&gt;=[.KV$1]);1;&quot;&quot;)">
            <text:p/>
          </table:table-cell>
          <table:table-cell table:style-name="ce2" table:formula="of:=IF(AND([.$G12]&lt;[.KW$1];[.$H12]&gt;=[.KW$1]);1;&quot;&quot;)">
            <text:p/>
          </table:table-cell>
          <table:table-cell table:style-name="ce2" table:formula="of:=IF(AND([.$G12]&lt;[.KX$1];[.$H12]&gt;=[.KX$1]);1;&quot;&quot;)">
            <text:p/>
          </table:table-cell>
          <table:table-cell table:style-name="ce2" table:formula="of:=IF(AND([.$G12]&lt;[.KY$1];[.$H12]&gt;=[.KY$1]);1;&quot;&quot;)">
            <text:p/>
          </table:table-cell>
          <table:table-cell table:style-name="ce2" table:formula="of:=IF(AND([.$G12]&lt;[.KZ$1];[.$H12]&gt;=[.KZ$1]);1;&quot;&quot;)">
            <text:p/>
          </table:table-cell>
          <table:table-cell table:style-name="ce2" table:formula="of:=IF(AND([.$G12]&lt;[.LA$1];[.$H12]&gt;=[.LA$1]);1;&quot;&quot;)">
            <text:p/>
          </table:table-cell>
          <table:table-cell table:style-name="ce2" table:formula="of:=IF(AND([.$G12]&lt;[.LB$1];[.$H12]&gt;=[.LB$1]);1;&quot;&quot;)">
            <text:p/>
          </table:table-cell>
          <table:table-cell table:style-name="ce2" table:formula="of:=IF(AND([.$G12]&lt;[.LC$1];[.$H12]&gt;=[.LC$1]);1;&quot;&quot;)">
            <text:p/>
          </table:table-cell>
          <table:table-cell table:style-name="ce2" table:formula="of:=IF(AND([.$G12]&lt;[.LD$1];[.$H12]&gt;=[.LD$1]);1;&quot;&quot;)">
            <text:p/>
          </table:table-cell>
          <table:table-cell table:style-name="ce2" table:formula="of:=IF(AND([.$G12]&lt;[.LE$1];[.$H12]&gt;=[.LE$1]);1;&quot;&quot;)">
            <text:p/>
          </table:table-cell>
          <table:table-cell table:style-name="ce2" table:formula="of:=IF(AND([.$G12]&lt;[.LF$1];[.$H12]&gt;=[.LF$1]);1;&quot;&quot;)">
            <text:p/>
          </table:table-cell>
          <table:table-cell table:style-name="ce2" table:formula="of:=IF(AND([.$G12]&lt;[.LG$1];[.$H12]&gt;=[.LG$1]);1;&quot;&quot;)">
            <text:p/>
          </table:table-cell>
          <table:table-cell table:style-name="ce2" table:formula="of:=IF(AND([.$G12]&lt;[.LH$1];[.$H12]&gt;=[.LH$1]);1;&quot;&quot;)">
            <text:p/>
          </table:table-cell>
          <table:table-cell table:style-name="ce2" table:formula="of:=IF(AND([.$G12]&lt;[.LI$1];[.$H12]&gt;=[.LI$1]);1;&quot;&quot;)">
            <text:p/>
          </table:table-cell>
          <table:table-cell table:style-name="ce2" table:formula="of:=IF(AND([.$G12]&lt;[.LJ$1];[.$H12]&gt;=[.LJ$1]);1;&quot;&quot;)">
            <text:p/>
          </table:table-cell>
          <table:table-cell table:style-name="ce2" table:formula="of:=IF(AND([.$G12]&lt;[.LK$1];[.$H12]&gt;=[.LK$1]);1;&quot;&quot;)">
            <text:p/>
          </table:table-cell>
          <table:table-cell table:style-name="ce2" table:formula="of:=IF(AND([.$G12]&lt;[.LL$1];[.$H12]&gt;=[.LL$1]);1;&quot;&quot;)">
            <text:p/>
          </table:table-cell>
          <table:table-cell table:style-name="ce2" table:formula="of:=IF(AND([.$G12]&lt;[.LM$1];[.$H12]&gt;=[.LM$1]);1;&quot;&quot;)">
            <text:p/>
          </table:table-cell>
          <table:table-cell table:style-name="ce2" table:formula="of:=IF(AND([.$G12]&lt;[.LN$1];[.$H12]&gt;=[.LN$1]);1;&quot;&quot;)">
            <text:p/>
          </table:table-cell>
          <table:table-cell table:style-name="ce2" table:formula="of:=IF(AND([.$G12]&lt;[.LO$1];[.$H12]&gt;=[.LO$1]);1;&quot;&quot;)">
            <text:p/>
          </table:table-cell>
          <table:table-cell table:style-name="ce2" table:formula="of:=IF(AND([.$G12]&lt;[.LP$1];[.$H12]&gt;=[.LP$1]);1;&quot;&quot;)">
            <text:p/>
          </table:table-cell>
          <table:table-cell table:style-name="ce2" table:formula="of:=IF(AND([.$G12]&lt;[.LQ$1];[.$H12]&gt;=[.LQ$1]);1;&quot;&quot;)">
            <text:p/>
          </table:table-cell>
          <table:table-cell table:style-name="ce2" table:formula="of:=IF(AND([.$G12]&lt;[.LR$1];[.$H12]&gt;=[.LR$1]);1;&quot;&quot;)">
            <text:p/>
          </table:table-cell>
          <table:table-cell table:style-name="ce2" table:formula="of:=IF(AND([.$G12]&lt;[.LS$1];[.$H12]&gt;=[.LS$1]);1;&quot;&quot;)">
            <text:p/>
          </table:table-cell>
          <table:table-cell table:style-name="ce2" table:formula="of:=IF(AND([.$G12]&lt;[.LT$1];[.$H12]&gt;=[.LT$1]);1;&quot;&quot;)">
            <text:p/>
          </table:table-cell>
          <table:table-cell table:style-name="ce2" table:formula="of:=IF(AND([.$G12]&lt;[.LU$1];[.$H12]&gt;=[.LU$1]);1;&quot;&quot;)">
            <text:p/>
          </table:table-cell>
          <table:table-cell table:style-name="ce2" table:formula="of:=IF(AND([.$G12]&lt;[.LV$1];[.$H12]&gt;=[.LV$1]);1;&quot;&quot;)">
            <text:p/>
          </table:table-cell>
          <table:table-cell table:style-name="ce2" table:formula="of:=IF(AND([.$G12]&lt;[.LW$1];[.$H12]&gt;=[.LW$1]);1;&quot;&quot;)">
            <text:p/>
          </table:table-cell>
          <table:table-cell table:style-name="ce2" table:formula="of:=IF(AND([.$G12]&lt;[.LX$1];[.$H12]&gt;=[.LX$1]);1;&quot;&quot;)">
            <text:p/>
          </table:table-cell>
          <table:table-cell table:style-name="ce2" table:formula="of:=IF(AND([.$G12]&lt;[.LY$1];[.$H12]&gt;=[.LY$1]);1;&quot;&quot;)">
            <text:p/>
          </table:table-cell>
          <table:table-cell table:style-name="ce2" table:formula="of:=IF(AND([.$G12]&lt;[.LZ$1];[.$H12]&gt;=[.LZ$1]);1;&quot;&quot;)">
            <text:p/>
          </table:table-cell>
          <table:table-cell table:style-name="ce2" table:formula="of:=IF(AND([.$G12]&lt;[.MA$1];[.$H12]&gt;=[.MA$1]);1;&quot;&quot;)">
            <text:p/>
          </table:table-cell>
          <table:table-cell table:style-name="ce2" table:formula="of:=IF(AND([.$G12]&lt;[.MB$1];[.$H12]&gt;=[.MB$1]);1;&quot;&quot;)">
            <text:p/>
          </table:table-cell>
          <table:table-cell table:style-name="ce2" table:formula="of:=IF(AND([.$G12]&lt;[.MC$1];[.$H12]&gt;=[.MC$1]);1;&quot;&quot;)">
            <text:p/>
          </table:table-cell>
          <table:table-cell table:style-name="ce2" table:formula="of:=IF(AND([.$G12]&lt;[.MD$1];[.$H12]&gt;=[.MD$1]);1;&quot;&quot;)">
            <text:p/>
          </table:table-cell>
          <table:table-cell table:style-name="ce2" table:formula="of:=IF(AND([.$G12]&lt;[.ME$1];[.$H12]&gt;=[.ME$1]);1;&quot;&quot;)">
            <text:p/>
          </table:table-cell>
          <table:table-cell table:style-name="ce2" table:formula="of:=IF(AND([.$G12]&lt;[.MF$1];[.$H12]&gt;=[.MF$1]);1;&quot;&quot;)">
            <text:p/>
          </table:table-cell>
          <table:table-cell table:style-name="ce2" table:formula="of:=IF(AND([.$G12]&lt;[.MG$1];[.$H12]&gt;=[.MG$1]);1;&quot;&quot;)">
            <text:p/>
          </table:table-cell>
          <table:table-cell table:style-name="ce2" table:formula="of:=IF(AND([.$G12]&lt;[.MH$1];[.$H12]&gt;=[.MH$1]);1;&quot;&quot;)">
            <text:p/>
          </table:table-cell>
          <table:table-cell table:style-name="ce2" table:formula="of:=IF(AND([.$G12]&lt;[.MI$1];[.$H12]&gt;=[.MI$1]);1;&quot;&quot;)">
            <text:p/>
          </table:table-cell>
          <table:table-cell table:style-name="ce2" table:formula="of:=IF(AND([.$G12]&lt;[.MJ$1];[.$H12]&gt;=[.MJ$1]);1;&quot;&quot;)">
            <text:p/>
          </table:table-cell>
          <table:table-cell table:style-name="ce2" table:formula="of:=IF(AND([.$G12]&lt;[.MK$1];[.$H12]&gt;=[.MK$1]);1;&quot;&quot;)">
            <text:p/>
          </table:table-cell>
          <table:table-cell table:style-name="ce2" table:formula="of:=IF(AND([.$G12]&lt;[.ML$1];[.$H12]&gt;=[.ML$1]);1;&quot;&quot;)">
            <text:p/>
          </table:table-cell>
          <table:table-cell table:style-name="ce2" table:formula="of:=IF(AND([.$G12]&lt;[.MM$1];[.$H12]&gt;=[.MM$1]);1;&quot;&quot;)">
            <text:p/>
          </table:table-cell>
          <table:table-cell table:style-name="ce2" table:formula="of:=IF(AND([.$G12]&lt;[.MN$1];[.$H12]&gt;=[.MN$1]);1;&quot;&quot;)">
            <text:p/>
          </table:table-cell>
          <table:table-cell table:style-name="ce2" table:formula="of:=IF(AND([.$G12]&lt;[.MO$1];[.$H12]&gt;=[.MO$1]);1;&quot;&quot;)">
            <text:p/>
          </table:table-cell>
          <table:table-cell table:style-name="ce2" table:formula="of:=IF(AND([.$G12]&lt;[.MP$1];[.$H12]&gt;=[.MP$1]);1;&quot;&quot;)">
            <text:p/>
          </table:table-cell>
          <table:table-cell table:style-name="ce2" table:formula="of:=IF(AND([.$G12]&lt;[.MQ$1];[.$H12]&gt;=[.MQ$1]);1;&quot;&quot;)">
            <text:p/>
          </table:table-cell>
          <table:table-cell table:style-name="ce2" table:formula="of:=IF(AND([.$G12]&lt;[.MR$1];[.$H12]&gt;=[.MR$1]);1;&quot;&quot;)">
            <text:p/>
          </table:table-cell>
          <table:table-cell table:style-name="ce2" table:formula="of:=IF(AND([.$G12]&lt;[.MS$1];[.$H12]&gt;=[.MS$1]);1;&quot;&quot;)">
            <text:p/>
          </table:table-cell>
          <table:table-cell table:style-name="ce2" table:formula="of:=IF(AND([.$G12]&lt;[.MT$1];[.$H12]&gt;=[.MT$1]);1;&quot;&quot;)">
            <text:p/>
          </table:table-cell>
          <table:table-cell table:style-name="ce2" table:formula="of:=IF(AND([.$G12]&lt;[.MU$1];[.$H12]&gt;=[.MU$1]);1;&quot;&quot;)">
            <text:p/>
          </table:table-cell>
          <table:table-cell table:style-name="ce2" table:formula="of:=IF(AND([.$G12]&lt;[.MV$1];[.$H12]&gt;=[.MV$1]);1;&quot;&quot;)">
            <text:p/>
          </table:table-cell>
          <table:table-cell table:style-name="ce2" table:formula="of:=IF(AND([.$G12]&lt;[.MW$1];[.$H12]&gt;=[.MW$1]);1;&quot;&quot;)">
            <text:p/>
          </table:table-cell>
          <table:table-cell table:style-name="ce2" table:formula="of:=IF(AND([.$G12]&lt;[.MX$1];[.$H12]&gt;=[.MX$1]);1;&quot;&quot;)">
            <text:p/>
          </table:table-cell>
          <table:table-cell table:style-name="ce2" table:formula="of:=IF(AND([.$G12]&lt;[.MY$1];[.$H12]&gt;=[.MY$1]);1;&quot;&quot;)">
            <text:p/>
          </table:table-cell>
          <table:table-cell table:style-name="ce2" table:formula="of:=IF(AND([.$G12]&lt;[.MZ$1];[.$H12]&gt;=[.MZ$1]);1;&quot;&quot;)">
            <text:p/>
          </table:table-cell>
          <table:table-cell table:style-name="ce2" table:formula="of:=IF(AND([.$G12]&lt;[.NA$1];[.$H12]&gt;=[.NA$1]);1;&quot;&quot;)">
            <text:p/>
          </table:table-cell>
          <table:table-cell table:style-name="ce2" table:formula="of:=IF(AND([.$G12]&lt;[.NB$1];[.$H12]&gt;=[.NB$1]);1;&quot;&quot;)">
            <text:p/>
          </table:table-cell>
          <table:table-cell table:style-name="ce2" table:formula="of:=IF(AND([.$G12]&lt;[.NC$1];[.$H12]&gt;=[.NC$1]);1;&quot;&quot;)">
            <text:p/>
          </table:table-cell>
          <table:table-cell table:style-name="ce2" table:formula="of:=IF(AND([.$G12]&lt;[.ND$1];[.$H12]&gt;=[.ND$1]);1;&quot;&quot;)">
            <text:p/>
          </table:table-cell>
          <table:table-cell table:style-name="ce2" table:formula="of:=IF(AND([.$G12]&lt;[.NE$1];[.$H12]&gt;=[.NE$1]);1;&quot;&quot;)">
            <text:p/>
          </table:table-cell>
          <table:table-cell table:style-name="ce2" table:formula="of:=IF(AND([.$G12]&lt;[.NF$1];[.$H12]&gt;=[.NF$1]);1;&quot;&quot;)">
            <text:p/>
          </table:table-cell>
          <table:table-cell table:style-name="ce2" table:formula="of:=IF(AND([.$G12]&lt;[.NG$1];[.$H12]&gt;=[.NG$1]);1;&quot;&quot;)">
            <text:p/>
          </table:table-cell>
          <table:table-cell table:style-name="ce2" table:formula="of:=IF(AND([.$G12]&lt;[.NH$1];[.$H12]&gt;=[.NH$1]);1;&quot;&quot;)">
            <text:p/>
          </table:table-cell>
          <table:table-cell table:style-name="ce2" table:formula="of:=IF(AND([.$G12]&lt;[.NI$1];[.$H12]&gt;=[.NI$1]);1;&quot;&quot;)">
            <text:p/>
          </table:table-cell>
          <table:table-cell table:style-name="ce2" table:formula="of:=IF(AND([.$G12]&lt;[.NJ$1];[.$H12]&gt;=[.NJ$1]);1;&quot;&quot;)">
            <text:p/>
          </table:table-cell>
          <table:table-cell table:style-name="ce2" table:formula="of:=IF(AND([.$G12]&lt;[.NK$1];[.$H12]&gt;=[.NK$1]);1;&quot;&quot;)">
            <text:p/>
          </table:table-cell>
          <table:table-cell table:style-name="ce2" table:formula="of:=IF(AND([.$G12]&lt;[.NL$1];[.$H12]&gt;=[.NL$1]);1;&quot;&quot;)">
            <text:p/>
          </table:table-cell>
          <table:table-cell table:style-name="ce2" table:formula="of:=IF(AND([.$G12]&lt;[.NM$1];[.$H12]&gt;=[.NM$1]);1;&quot;&quot;)">
            <text:p/>
          </table:table-cell>
          <table:table-cell table:style-name="ce2" table:formula="of:=IF(AND([.$G12]&lt;[.NN$1];[.$H12]&gt;=[.NN$1]);1;&quot;&quot;)">
            <text:p/>
          </table:table-cell>
          <table:table-cell table:style-name="ce2" table:formula="of:=IF(AND([.$G12]&lt;[.NO$1];[.$H12]&gt;=[.NO$1]);1;&quot;&quot;)">
            <text:p/>
          </table:table-cell>
          <table:table-cell table:style-name="ce2" table:formula="of:=IF(AND([.$G12]&lt;[.NP$1];[.$H12]&gt;=[.NP$1]);1;&quot;&quot;)">
            <text:p/>
          </table:table-cell>
          <table:table-cell table:style-name="ce2" table:formula="of:=IF(AND([.$G12]&lt;[.NQ$1];[.$H12]&gt;=[.NQ$1]);1;&quot;&quot;)">
            <text:p/>
          </table:table-cell>
          <table:table-cell table:style-name="ce2" table:formula="of:=IF(AND([.$G12]&lt;[.NR$1];[.$H12]&gt;=[.NR$1]);1;&quot;&quot;)">
            <text:p/>
          </table:table-cell>
          <table:table-cell table:style-name="ce2" table:formula="of:=IF(AND([.$G12]&lt;[.NS$1];[.$H12]&gt;=[.NS$1]);1;&quot;&quot;)">
            <text:p/>
          </table:table-cell>
          <table:table-cell table:style-name="ce2" table:formula="of:=IF(AND([.$G12]&lt;[.NT$1];[.$H12]&gt;=[.NT$1]);1;&quot;&quot;)">
            <text:p/>
          </table:table-cell>
          <table:table-cell table:style-name="ce2" table:formula="of:=IF(AND([.$G12]&lt;[.NU$1];[.$H12]&gt;=[.NU$1]);1;&quot;&quot;)">
            <text:p/>
          </table:table-cell>
          <table:table-cell table:style-name="ce2" table:formula="of:=IF(AND([.$G12]&lt;[.NV$1];[.$H12]&gt;=[.NV$1]);1;&quot;&quot;)">
            <text:p/>
          </table:table-cell>
          <table:table-cell table:style-name="ce2" table:formula="of:=IF(AND([.$G12]&lt;[.NW$1];[.$H12]&gt;=[.NW$1]);1;&quot;&quot;)">
            <text:p/>
          </table:table-cell>
          <table:table-cell table:style-name="ce2" table:formula="of:=IF(AND([.$G12]&lt;[.NX$1];[.$H12]&gt;=[.NX$1]);1;&quot;&quot;)">
            <text:p/>
          </table:table-cell>
          <table:table-cell table:style-name="ce2" table:formula="of:=IF(AND([.$G12]&lt;[.NY$1];[.$H12]&gt;=[.NY$1]);1;&quot;&quot;)">
            <text:p/>
          </table:table-cell>
          <table:table-cell table:style-name="ce2" table:formula="of:=IF(AND([.$G12]&lt;[.NZ$1];[.$H12]&gt;=[.NZ$1]);1;&quot;&quot;)">
            <text:p/>
          </table:table-cell>
          <table:table-cell table:style-name="ce2" table:formula="of:=IF(AND([.$G12]&lt;[.OA$1];[.$H12]&gt;=[.OA$1]);1;&quot;&quot;)">
            <text:p/>
          </table:table-cell>
          <table:table-cell table:style-name="ce2" table:formula="of:=IF(AND([.$G12]&lt;[.OB$1];[.$H12]&gt;=[.OB$1]);1;&quot;&quot;)">
            <text:p/>
          </table:table-cell>
          <table:table-cell table:style-name="ce2" table:formula="of:=IF(AND([.$G12]&lt;[.OC$1];[.$H12]&gt;=[.OC$1]);1;&quot;&quot;)">
            <text:p/>
          </table:table-cell>
          <table:table-cell table:style-name="ce2" table:formula="of:=IF(AND([.$G12]&lt;[.OD$1];[.$H12]&gt;=[.OD$1]);1;&quot;&quot;)">
            <text:p/>
          </table:table-cell>
          <table:table-cell table:style-name="ce2" table:formula="of:=IF(AND([.$G12]&lt;[.OE$1];[.$H12]&gt;=[.OE$1]);1;&quot;&quot;)">
            <text:p/>
          </table:table-cell>
          <table:table-cell table:style-name="ce2" table:formula="of:=IF(AND([.$G12]&lt;[.OF$1];[.$H12]&gt;=[.OF$1]);1;&quot;&quot;)">
            <text:p/>
          </table:table-cell>
          <table:table-cell table:style-name="ce2" table:formula="of:=IF(AND([.$G12]&lt;[.OG$1];[.$H12]&gt;=[.OG$1]);1;&quot;&quot;)">
            <text:p/>
          </table:table-cell>
          <table:table-cell table:style-name="ce2" table:formula="of:=IF(AND([.$G12]&lt;[.OH$1];[.$H12]&gt;=[.OH$1]);1;&quot;&quot;)">
            <text:p/>
          </table:table-cell>
          <table:table-cell table:style-name="ce2" table:formula="of:=IF(AND([.$G12]&lt;[.OI$1];[.$H12]&gt;=[.OI$1]);1;&quot;&quot;)">
            <text:p/>
          </table:table-cell>
          <table:table-cell table:style-name="ce2" table:formula="of:=IF(AND([.$G12]&lt;[.OJ$1];[.$H12]&gt;=[.OJ$1]);1;&quot;&quot;)">
            <text:p/>
          </table:table-cell>
          <table:table-cell table:style-name="ce2" table:formula="of:=IF(AND([.$G12]&lt;[.OK$1];[.$H12]&gt;=[.OK$1]);1;&quot;&quot;)">
            <text:p/>
          </table:table-cell>
          <table:table-cell table:style-name="ce2" table:formula="of:=IF(AND([.$G12]&lt;[.OL$1];[.$H12]&gt;=[.OL$1]);1;&quot;&quot;)">
            <text:p/>
          </table:table-cell>
          <table:table-cell table:style-name="ce2" table:formula="of:=IF(AND([.$G12]&lt;[.OM$1];[.$H12]&gt;=[.OM$1]);1;&quot;&quot;)">
            <text:p/>
          </table:table-cell>
          <table:table-cell table:style-name="ce2" table:formula="of:=IF(AND([.$G12]&lt;[.ON$1];[.$H12]&gt;=[.ON$1]);1;&quot;&quot;)">
            <text:p/>
          </table:table-cell>
          <table:table-cell table:style-name="ce2" table:formula="of:=IF(AND([.$G12]&lt;[.OO$1];[.$H12]&gt;=[.OO$1]);1;&quot;&quot;)">
            <text:p/>
          </table:table-cell>
          <table:table-cell table:style-name="ce2" table:formula="of:=IF(AND([.$G12]&lt;[.OP$1];[.$H12]&gt;=[.OP$1]);1;&quot;&quot;)">
            <text:p/>
          </table:table-cell>
          <table:table-cell table:style-name="ce2" table:formula="of:=IF(AND([.$G12]&lt;[.OQ$1];[.$H12]&gt;=[.OQ$1]);1;&quot;&quot;)">
            <text:p/>
          </table:table-cell>
          <table:table-cell table:style-name="ce2" table:formula="of:=IF(AND([.$G12]&lt;[.OR$1];[.$H12]&gt;=[.OR$1]);1;&quot;&quot;)">
            <text:p/>
          </table:table-cell>
          <table:table-cell table:style-name="ce2" table:formula="of:=IF(AND([.$G12]&lt;[.OS$1];[.$H12]&gt;=[.OS$1]);1;&quot;&quot;)">
            <text:p/>
          </table:table-cell>
          <table:table-cell table:style-name="ce2" table:formula="of:=IF(AND([.$G12]&lt;[.OT$1];[.$H12]&gt;=[.OT$1]);1;&quot;&quot;)">
            <text:p/>
          </table:table-cell>
          <table:table-cell table:style-name="ce2" table:formula="of:=IF(AND([.$G12]&lt;[.OU$1];[.$H12]&gt;=[.OU$1]);1;&quot;&quot;)">
            <text:p/>
          </table:table-cell>
          <table:table-cell table:style-name="ce2" table:formula="of:=IF(AND([.$G12]&lt;[.OV$1];[.$H12]&gt;=[.OV$1]);1;&quot;&quot;)">
            <text:p/>
          </table:table-cell>
          <table:table-cell table:style-name="ce2" table:formula="of:=IF(AND([.$G12]&lt;[.OW$1];[.$H12]&gt;=[.OW$1]);1;&quot;&quot;)">
            <text:p/>
          </table:table-cell>
          <table:table-cell table:style-name="ce2" table:formula="of:=IF(AND([.$G12]&lt;[.OX$1];[.$H12]&gt;=[.OX$1]);1;&quot;&quot;)">
            <text:p/>
          </table:table-cell>
          <table:table-cell table:style-name="ce2" table:formula="of:=IF(AND([.$G12]&lt;[.OY$1];[.$H12]&gt;=[.OY$1]);1;&quot;&quot;)">
            <text:p/>
          </table:table-cell>
          <table:table-cell table:style-name="ce2" table:formula="of:=IF(AND([.$G12]&lt;[.OZ$1];[.$H12]&gt;=[.OZ$1]);1;&quot;&quot;)">
            <text:p/>
          </table:table-cell>
          <table:table-cell table:style-name="ce2" table:formula="of:=IF(AND([.$G12]&lt;[.PA$1];[.$H12]&gt;=[.PA$1]);1;&quot;&quot;)">
            <text:p/>
          </table:table-cell>
          <table:table-cell table:style-name="ce2" table:formula="of:=IF(AND([.$G12]&lt;[.PB$1];[.$H12]&gt;=[.PB$1]);1;&quot;&quot;)">
            <text:p/>
          </table:table-cell>
          <table:table-cell table:style-name="ce2" table:formula="of:=IF(AND([.$G12]&lt;[.PC$1];[.$H12]&gt;=[.PC$1]);1;&quot;&quot;)">
            <text:p/>
          </table:table-cell>
          <table:table-cell table:style-name="ce2" table:formula="of:=IF(AND([.$G12]&lt;[.PD$1];[.$H12]&gt;=[.PD$1]);1;&quot;&quot;)">
            <text:p/>
          </table:table-cell>
          <table:table-cell table:style-name="ce2" table:formula="of:=IF(AND([.$G12]&lt;[.PE$1];[.$H12]&gt;=[.PE$1]);1;&quot;&quot;)">
            <text:p/>
          </table:table-cell>
          <table:table-cell table:style-name="ce2" table:formula="of:=IF(AND([.$G12]&lt;[.PF$1];[.$H12]&gt;=[.PF$1]);1;&quot;&quot;)">
            <text:p/>
          </table:table-cell>
          <table:table-cell table:style-name="ce2" table:formula="of:=IF(AND([.$G12]&lt;[.PG$1];[.$H12]&gt;=[.PG$1]);1;&quot;&quot;)">
            <text:p/>
          </table:table-cell>
          <table:table-cell table:style-name="ce2" table:formula="of:=IF(AND([.$G12]&lt;[.PH$1];[.$H12]&gt;=[.PH$1]);1;&quot;&quot;)">
            <text:p/>
          </table:table-cell>
          <table:table-cell table:style-name="ce2" table:formula="of:=IF(AND([.$G12]&lt;[.PI$1];[.$H12]&gt;=[.PI$1]);1;&quot;&quot;)">
            <text:p/>
          </table:table-cell>
          <table:table-cell table:style-name="ce2" table:formula="of:=IF(AND([.$G12]&lt;[.PJ$1];[.$H12]&gt;=[.PJ$1]);1;&quot;&quot;)">
            <text:p/>
          </table:table-cell>
          <table:table-cell table:style-name="ce2" table:formula="of:=IF(AND([.$G12]&lt;[.PK$1];[.$H12]&gt;=[.PK$1]);1;&quot;&quot;)">
            <text:p/>
          </table:table-cell>
          <table:table-cell table:style-name="ce2" table:formula="of:=IF(AND([.$G12]&lt;[.PL$1];[.$H12]&gt;=[.PL$1]);1;&quot;&quot;)">
            <text:p/>
          </table:table-cell>
          <table:table-cell table:style-name="ce2" table:formula="of:=IF(AND([.$G12]&lt;[.PM$1];[.$H12]&gt;=[.PM$1]);1;&quot;&quot;)">
            <text:p/>
          </table:table-cell>
          <table:table-cell table:style-name="ce2" table:formula="of:=IF(AND([.$G12]&lt;[.PN$1];[.$H12]&gt;=[.PN$1]);1;&quot;&quot;)">
            <text:p/>
          </table:table-cell>
          <table:table-cell table:style-name="ce2" table:formula="of:=IF(AND([.$G12]&lt;[.PO$1];[.$H12]&gt;=[.PO$1]);1;&quot;&quot;)">
            <text:p/>
          </table:table-cell>
          <table:table-cell table:style-name="ce2" table:formula="of:=IF(AND([.$G12]&lt;[.PP$1];[.$H12]&gt;=[.PP$1]);1;&quot;&quot;)">
            <text:p/>
          </table:table-cell>
          <table:table-cell table:style-name="ce2" table:formula="of:=IF(AND([.$G12]&lt;[.PQ$1];[.$H12]&gt;=[.PQ$1]);1;&quot;&quot;)">
            <text:p/>
          </table:table-cell>
          <table:table-cell table:style-name="ce2" table:formula="of:=IF(AND([.$G12]&lt;[.PR$1];[.$H12]&gt;=[.PR$1]);1;&quot;&quot;)">
            <text:p/>
          </table:table-cell>
          <table:table-cell table:style-name="ce2" table:formula="of:=IF(AND([.$G12]&lt;[.PS$1];[.$H12]&gt;=[.PS$1]);1;&quot;&quot;)">
            <text:p/>
          </table:table-cell>
          <table:table-cell table:style-name="ce2" table:formula="of:=IF(AND([.$G12]&lt;[.PT$1];[.$H12]&gt;=[.PT$1]);1;&quot;&quot;)">
            <text:p/>
          </table:table-cell>
          <table:table-cell table:style-name="ce2" table:formula="of:=IF(AND([.$G12]&lt;[.PU$1];[.$H12]&gt;=[.PU$1]);1;&quot;&quot;)">
            <text:p/>
          </table:table-cell>
          <table:table-cell table:style-name="ce2" table:formula="of:=IF(AND([.$G12]&lt;[.PV$1];[.$H12]&gt;=[.PV$1]);1;&quot;&quot;)">
            <text:p/>
          </table:table-cell>
          <table:table-cell table:style-name="ce2" table:formula="of:=IF(AND([.$G12]&lt;[.PW$1];[.$H12]&gt;=[.PW$1]);1;&quot;&quot;)">
            <text:p/>
          </table:table-cell>
          <table:table-cell table:style-name="ce2" table:formula="of:=IF(AND([.$G12]&lt;[.PX$1];[.$H12]&gt;=[.PX$1]);1;&quot;&quot;)">
            <text:p/>
          </table:table-cell>
          <table:table-cell table:style-name="ce2" table:formula="of:=IF(AND([.$G12]&lt;[.PY$1];[.$H12]&gt;=[.PY$1]);1;&quot;&quot;)">
            <text:p/>
          </table:table-cell>
          <table:table-cell table:style-name="ce2" table:formula="of:=IF(AND([.$G12]&lt;[.PZ$1];[.$H12]&gt;=[.PZ$1]);1;&quot;&quot;)">
            <text:p/>
          </table:table-cell>
          <table:table-cell table:style-name="ce2" table:formula="of:=IF(AND([.$G12]&lt;[.QA$1];[.$H12]&gt;=[.QA$1]);1;&quot;&quot;)">
            <text:p/>
          </table:table-cell>
          <table:table-cell table:style-name="ce2" table:formula="of:=IF(AND([.$G12]&lt;[.QB$1];[.$H12]&gt;=[.QB$1]);1;&quot;&quot;)">
            <text:p/>
          </table:table-cell>
          <table:table-cell table:style-name="ce2" table:formula="of:=IF(AND([.$G12]&lt;[.QC$1];[.$H12]&gt;=[.QC$1]);1;&quot;&quot;)">
            <text:p/>
          </table:table-cell>
          <table:table-cell table:style-name="ce2" table:formula="of:=IF(AND([.$G12]&lt;[.QD$1];[.$H12]&gt;=[.QD$1]);1;&quot;&quot;)">
            <text:p/>
          </table:table-cell>
          <table:table-cell table:style-name="ce2" table:formula="of:=IF(AND([.$G12]&lt;[.QE$1];[.$H12]&gt;=[.QE$1]);1;&quot;&quot;)">
            <text:p/>
          </table:table-cell>
          <table:table-cell table:style-name="ce2" table:formula="of:=IF(AND([.$G12]&lt;[.QF$1];[.$H12]&gt;=[.QF$1]);1;&quot;&quot;)">
            <text:p/>
          </table:table-cell>
          <table:table-cell table:style-name="ce2" table:formula="of:=IF(AND([.$G12]&lt;[.QG$1];[.$H12]&gt;=[.QG$1]);1;&quot;&quot;)">
            <text:p/>
          </table:table-cell>
          <table:table-cell table:style-name="ce2" table:formula="of:=IF(AND([.$G12]&lt;[.QH$1];[.$H12]&gt;=[.QH$1]);1;&quot;&quot;)">
            <text:p/>
          </table:table-cell>
          <table:table-cell table:style-name="ce2" table:formula="of:=IF(AND([.$G12]&lt;[.QI$1];[.$H12]&gt;=[.QI$1]);1;&quot;&quot;)">
            <text:p/>
          </table:table-cell>
          <table:table-cell table:style-name="ce2" table:formula="of:=IF(AND([.$G12]&lt;[.QJ$1];[.$H12]&gt;=[.QJ$1]);1;&quot;&quot;)">
            <text:p/>
          </table:table-cell>
          <table:table-cell table:style-name="ce2" table:formula="of:=IF(AND([.$G12]&lt;[.QK$1];[.$H12]&gt;=[.QK$1]);1;&quot;&quot;)">
            <text:p/>
          </table:table-cell>
          <table:table-cell table:style-name="ce2" table:formula="of:=IF(AND([.$G12]&lt;[.QL$1];[.$H12]&gt;=[.QL$1]);1;&quot;&quot;)">
            <text:p/>
          </table:table-cell>
          <table:table-cell table:style-name="ce2" table:formula="of:=IF(AND([.$G12]&lt;[.QM$1];[.$H12]&gt;=[.QM$1]);1;&quot;&quot;)">
            <text:p/>
          </table:table-cell>
          <table:table-cell table:style-name="ce2" table:formula="of:=IF(AND([.$G12]&lt;[.QN$1];[.$H12]&gt;=[.QN$1]);1;&quot;&quot;)">
            <text:p/>
          </table:table-cell>
          <table:table-cell table:style-name="ce2" table:formula="of:=IF(AND([.$G12]&lt;[.QO$1];[.$H12]&gt;=[.QO$1]);1;&quot;&quot;)">
            <text:p/>
          </table:table-cell>
          <table:table-cell table:style-name="ce2" table:formula="of:=IF(AND([.$G12]&lt;[.QP$1];[.$H12]&gt;=[.QP$1]);1;&quot;&quot;)">
            <text:p/>
          </table:table-cell>
          <table:table-cell table:style-name="ce2" table:formula="of:=IF(AND([.$G12]&lt;[.QQ$1];[.$H12]&gt;=[.QQ$1]);1;&quot;&quot;)">
            <text:p/>
          </table:table-cell>
          <table:table-cell table:style-name="ce2" table:formula="of:=IF(AND([.$G12]&lt;[.QR$1];[.$H12]&gt;=[.QR$1]);1;&quot;&quot;)">
            <text:p/>
          </table:table-cell>
          <table:table-cell table:style-name="ce2" table:formula="of:=IF(AND([.$G12]&lt;[.QS$1];[.$H12]&gt;=[.QS$1]);1;&quot;&quot;)">
            <text:p/>
          </table:table-cell>
          <table:table-cell table:style-name="ce2" table:formula="of:=IF(AND([.$G12]&lt;[.QT$1];[.$H12]&gt;=[.QT$1]);1;&quot;&quot;)">
            <text:p/>
          </table:table-cell>
          <table:table-cell table:style-name="ce2" table:formula="of:=IF(AND([.$G12]&lt;[.QU$1];[.$H12]&gt;=[.QU$1]);1;&quot;&quot;)">
            <text:p/>
          </table:table-cell>
          <table:table-cell table:style-name="ce2" table:formula="of:=IF(AND([.$G12]&lt;[.QV$1];[.$H12]&gt;=[.QV$1]);1;&quot;&quot;)">
            <text:p/>
          </table:table-cell>
          <table:table-cell table:style-name="ce2" table:formula="of:=IF(AND([.$G12]&lt;[.QW$1];[.$H12]&gt;=[.QW$1]);1;&quot;&quot;)">
            <text:p/>
          </table:table-cell>
          <table:table-cell table:style-name="ce2" table:formula="of:=IF(AND([.$G12]&lt;[.QX$1];[.$H12]&gt;=[.QX$1]);1;&quot;&quot;)">
            <text:p/>
          </table:table-cell>
          <table:table-cell table:style-name="ce2" table:formula="of:=IF(AND([.$G12]&lt;[.QY$1];[.$H12]&gt;=[.QY$1]);1;&quot;&quot;)">
            <text:p/>
          </table:table-cell>
          <table:table-cell table:style-name="ce2" table:formula="of:=IF(AND([.$G12]&lt;[.QZ$1];[.$H12]&gt;=[.QZ$1]);1;&quot;&quot;)">
            <text:p/>
          </table:table-cell>
          <table:table-cell table:style-name="ce2" table:formula="of:=IF(AND([.$G12]&lt;[.RA$1];[.$H12]&gt;=[.RA$1]);1;&quot;&quot;)">
            <text:p/>
          </table:table-cell>
          <table:table-cell table:style-name="ce2" table:formula="of:=IF(AND([.$G12]&lt;[.RB$1];[.$H12]&gt;=[.RB$1]);1;&quot;&quot;)">
            <text:p/>
          </table:table-cell>
          <table:table-cell table:style-name="ce2" table:formula="of:=IF(AND([.$G12]&lt;[.RC$1];[.$H12]&gt;=[.RC$1]);1;&quot;&quot;)">
            <text:p/>
          </table:table-cell>
          <table:table-cell table:style-name="ce2" table:formula="of:=IF(AND([.$G12]&lt;[.RD$1];[.$H12]&gt;=[.RD$1]);1;&quot;&quot;)">
            <text:p/>
          </table:table-cell>
          <table:table-cell table:style-name="ce2" table:formula="of:=IF(AND([.$G12]&lt;[.RE$1];[.$H12]&gt;=[.RE$1]);1;&quot;&quot;)">
            <text:p/>
          </table:table-cell>
          <table:table-cell table:style-name="ce2" table:formula="of:=IF(AND([.$G12]&lt;[.RF$1];[.$H12]&gt;=[.RF$1]);1;&quot;&quot;)">
            <text:p/>
          </table:table-cell>
          <table:table-cell table:style-name="ce2" table:formula="of:=IF(AND([.$G12]&lt;[.RG$1];[.$H12]&gt;=[.RG$1]);1;&quot;&quot;)">
            <text:p/>
          </table:table-cell>
          <table:table-cell table:style-name="ce2" table:formula="of:=IF(AND([.$G12]&lt;[.RH$1];[.$H12]&gt;=[.RH$1]);1;&quot;&quot;)">
            <text:p/>
          </table:table-cell>
          <table:table-cell table:style-name="ce2" table:formula="of:=IF(AND([.$G12]&lt;[.RI$1];[.$H12]&gt;=[.RI$1]);1;&quot;&quot;)">
            <text:p/>
          </table:table-cell>
          <table:table-cell table:style-name="ce2" table:formula="of:=IF(AND([.$G12]&lt;[.RJ$1];[.$H12]&gt;=[.RJ$1]);1;&quot;&quot;)">
            <text:p/>
          </table:table-cell>
          <table:table-cell table:style-name="ce2" table:formula="of:=IF(AND([.$G12]&lt;[.RK$1];[.$H12]&gt;=[.RK$1]);1;&quot;&quot;)">
            <text:p/>
          </table:table-cell>
          <table:table-cell table:style-name="ce2" table:formula="of:=IF(AND([.$G12]&lt;[.RL$1];[.$H12]&gt;=[.RL$1]);1;&quot;&quot;)">
            <text:p/>
          </table:table-cell>
          <table:table-cell table:style-name="ce2" table:formula="of:=IF(AND([.$G12]&lt;[.RM$1];[.$H12]&gt;=[.RM$1]);1;&quot;&quot;)">
            <text:p/>
          </table:table-cell>
          <table:table-cell table:style-name="ce2" table:formula="of:=IF(AND([.$G12]&lt;[.RN$1];[.$H12]&gt;=[.RN$1]);1;&quot;&quot;)">
            <text:p/>
          </table:table-cell>
          <table:table-cell table:style-name="ce2" table:formula="of:=IF(AND([.$G12]&lt;[.RO$1];[.$H12]&gt;=[.RO$1]);1;&quot;&quot;)">
            <text:p/>
          </table:table-cell>
          <table:table-cell table:style-name="ce2" table:formula="of:=IF(AND([.$G12]&lt;[.RP$1];[.$H12]&gt;=[.RP$1]);1;&quot;&quot;)">
            <text:p/>
          </table:table-cell>
          <table:table-cell table:style-name="ce2" table:formula="of:=IF(AND([.$G12]&lt;[.RQ$1];[.$H12]&gt;=[.RQ$1]);1;&quot;&quot;)">
            <text:p/>
          </table:table-cell>
          <table:table-cell table:style-name="ce2" table:formula="of:=IF(AND([.$G12]&lt;[.RR$1];[.$H12]&gt;=[.RR$1]);1;&quot;&quot;)">
            <text:p/>
          </table:table-cell>
          <table:table-cell table:style-name="ce2" table:formula="of:=IF(AND([.$G12]&lt;[.RS$1];[.$H12]&gt;=[.RS$1]);1;&quot;&quot;)">
            <text:p/>
          </table:table-cell>
          <table:table-cell table:style-name="ce2" table:formula="of:=IF(AND([.$G12]&lt;[.RT$1];[.$H12]&gt;=[.RT$1]);1;&quot;&quot;)">
            <text:p/>
          </table:table-cell>
          <table:table-cell table:style-name="ce2" table:formula="of:=IF(AND([.$G12]&lt;[.RU$1];[.$H12]&gt;=[.RU$1]);1;&quot;&quot;)">
            <text:p/>
          </table:table-cell>
          <table:table-cell table:style-name="ce2" table:formula="of:=IF(AND([.$G12]&lt;[.RV$1];[.$H12]&gt;=[.RV$1]);1;&quot;&quot;)">
            <text:p/>
          </table:table-cell>
          <table:table-cell table:style-name="ce2" table:formula="of:=IF(AND([.$G12]&lt;[.RW$1];[.$H12]&gt;=[.RW$1]);1;&quot;&quot;)">
            <text:p/>
          </table:table-cell>
          <table:table-cell table:style-name="ce2" table:formula="of:=IF(AND([.$G12]&lt;[.RX$1];[.$H12]&gt;=[.RX$1]);1;&quot;&quot;)">
            <text:p/>
          </table:table-cell>
          <table:table-cell table:style-name="ce2" table:formula="of:=IF(AND([.$G12]&lt;[.RY$1];[.$H12]&gt;=[.RY$1]);1;&quot;&quot;)">
            <text:p/>
          </table:table-cell>
          <table:table-cell table:style-name="ce2" table:formula="of:=IF(AND([.$G12]&lt;[.RZ$1];[.$H12]&gt;=[.RZ$1]);1;&quot;&quot;)">
            <text:p/>
          </table:table-cell>
          <table:table-cell table:style-name="ce2" table:formula="of:=IF(AND([.$G12]&lt;[.SA$1];[.$H12]&gt;=[.SA$1]);1;&quot;&quot;)">
            <text:p/>
          </table:table-cell>
          <table:table-cell table:style-name="ce2" table:formula="of:=IF(AND([.$G12]&lt;[.SB$1];[.$H12]&gt;=[.SB$1]);1;&quot;&quot;)">
            <text:p/>
          </table:table-cell>
          <table:table-cell table:style-name="ce2" table:formula="of:=IF(AND([.$G12]&lt;[.SC$1];[.$H12]&gt;=[.SC$1]);1;&quot;&quot;)">
            <text:p/>
          </table:table-cell>
          <table:table-cell table:style-name="ce2" table:formula="of:=IF(AND([.$G12]&lt;[.SD$1];[.$H12]&gt;=[.SD$1]);1;&quot;&quot;)">
            <text:p/>
          </table:table-cell>
          <table:table-cell table:style-name="ce2" table:formula="of:=IF(AND([.$G12]&lt;[.SE$1];[.$H12]&gt;=[.SE$1]);1;&quot;&quot;)">
            <text:p/>
          </table:table-cell>
          <table:table-cell table:style-name="ce2" table:formula="of:=IF(AND([.$G12]&lt;[.SF$1];[.$H12]&gt;=[.SF$1]);1;&quot;&quot;)">
            <text:p/>
          </table:table-cell>
          <table:table-cell table:style-name="ce2" table:formula="of:=IF(AND([.$G12]&lt;[.SG$1];[.$H12]&gt;=[.SG$1]);1;&quot;&quot;)">
            <text:p/>
          </table:table-cell>
          <table:table-cell table:style-name="ce2" table:formula="of:=IF(AND([.$G12]&lt;[.SH$1];[.$H12]&gt;=[.SH$1]);1;&quot;&quot;)">
            <text:p/>
          </table:table-cell>
          <table:table-cell table:style-name="ce2" table:formula="of:=IF(AND([.$G12]&lt;[.SI$1];[.$H12]&gt;=[.SI$1]);1;&quot;&quot;)">
            <text:p/>
          </table:table-cell>
          <table:table-cell table:style-name="ce2" table:formula="of:=IF(AND([.$G12]&lt;[.SJ$1];[.$H12]&gt;=[.SJ$1]);1;&quot;&quot;)">
            <text:p/>
          </table:table-cell>
          <table:table-cell table:style-name="ce2" table:formula="of:=IF(AND([.$G12]&lt;[.SK$1];[.$H12]&gt;=[.SK$1]);1;&quot;&quot;)">
            <text:p/>
          </table:table-cell>
          <table:table-cell table:style-name="ce2" table:formula="of:=IF(AND([.$G12]&lt;[.SL$1];[.$H12]&gt;=[.SL$1]);1;&quot;&quot;)">
            <text:p/>
          </table:table-cell>
          <table:table-cell table:style-name="ce2" table:formula="of:=IF(AND([.$G12]&lt;[.SM$1];[.$H12]&gt;=[.SM$1]);1;&quot;&quot;)">
            <text:p/>
          </table:table-cell>
          <table:table-cell table:style-name="ce2" table:formula="of:=IF(AND([.$G12]&lt;[.SN$1];[.$H12]&gt;=[.SN$1]);1;&quot;&quot;)">
            <text:p/>
          </table:table-cell>
          <table:table-cell table:style-name="ce2" table:formula="of:=IF(AND([.$G12]&lt;[.SO$1];[.$H12]&gt;=[.SO$1]);1;&quot;&quot;)">
            <text:p/>
          </table:table-cell>
          <table:table-cell table:style-name="ce2" table:formula="of:=IF(AND([.$G12]&lt;[.SP$1];[.$H12]&gt;=[.SP$1]);1;&quot;&quot;)">
            <text:p/>
          </table:table-cell>
          <table:table-cell table:style-name="ce2" table:formula="of:=IF(AND([.$G12]&lt;[.SQ$1];[.$H12]&gt;=[.SQ$1]);1;&quot;&quot;)">
            <text:p/>
          </table:table-cell>
          <table:table-cell table:style-name="ce2" table:formula="of:=IF(AND([.$G12]&lt;[.SR$1];[.$H12]&gt;=[.SR$1]);1;&quot;&quot;)">
            <text:p/>
          </table:table-cell>
          <table:table-cell table:style-name="ce2" table:formula="of:=IF(AND([.$G12]&lt;[.SS$1];[.$H12]&gt;=[.SS$1]);1;&quot;&quot;)">
            <text:p/>
          </table:table-cell>
          <table:table-cell table:style-name="ce2" table:formula="of:=IF(AND([.$G12]&lt;[.ST$1];[.$H12]&gt;=[.ST$1]);1;&quot;&quot;)">
            <text:p/>
          </table:table-cell>
          <table:table-cell table:style-name="ce2" table:formula="of:=IF(AND([.$G12]&lt;[.SU$1];[.$H12]&gt;=[.SU$1]);1;&quot;&quot;)">
            <text:p/>
          </table:table-cell>
          <table:table-cell table:style-name="ce2" table:formula="of:=IF(AND([.$G12]&lt;[.SV$1];[.$H12]&gt;=[.SV$1]);1;&quot;&quot;)">
            <text:p/>
          </table:table-cell>
          <table:table-cell table:style-name="ce2" table:formula="of:=IF(AND([.$G12]&lt;[.SW$1];[.$H12]&gt;=[.SW$1]);1;&quot;&quot;)">
            <text:p/>
          </table:table-cell>
          <table:table-cell table:style-name="ce2" table:formula="of:=IF(AND([.$G12]&lt;[.SX$1];[.$H12]&gt;=[.SX$1]);1;&quot;&quot;)">
            <text:p/>
          </table:table-cell>
          <table:table-cell table:style-name="ce2" table:formula="of:=IF(AND([.$G12]&lt;[.SY$1];[.$H12]&gt;=[.SY$1]);1;&quot;&quot;)">
            <text:p/>
          </table:table-cell>
          <table:table-cell table:style-name="ce2" table:formula="of:=IF(AND([.$G12]&lt;[.SZ$1];[.$H12]&gt;=[.SZ$1]);1;&quot;&quot;)">
            <text:p/>
          </table:table-cell>
          <table:table-cell table:style-name="ce2" table:formula="of:=IF(AND([.$G12]&lt;[.TA$1];[.$H12]&gt;=[.TA$1]);1;&quot;&quot;)">
            <text:p/>
          </table:table-cell>
          <table:table-cell table:style-name="ce2" table:formula="of:=IF(AND([.$G12]&lt;[.TB$1];[.$H12]&gt;=[.TB$1]);1;&quot;&quot;)">
            <text:p/>
          </table:table-cell>
          <table:table-cell table:style-name="ce2" table:formula="of:=IF(AND([.$G12]&lt;[.TC$1];[.$H12]&gt;=[.TC$1]);1;&quot;&quot;)">
            <text:p/>
          </table:table-cell>
          <table:table-cell table:style-name="ce2" table:formula="of:=IF(AND([.$G12]&lt;[.TD$1];[.$H12]&gt;=[.TD$1]);1;&quot;&quot;)">
            <text:p/>
          </table:table-cell>
          <table:table-cell table:style-name="ce2" table:formula="of:=IF(AND([.$G12]&lt;[.TE$1];[.$H12]&gt;=[.TE$1]);1;&quot;&quot;)">
            <text:p/>
          </table:table-cell>
          <table:table-cell table:style-name="ce2" table:formula="of:=IF(AND([.$G12]&lt;[.TF$1];[.$H12]&gt;=[.TF$1]);1;&quot;&quot;)">
            <text:p/>
          </table:table-cell>
          <table:table-cell table:style-name="ce2" table:formula="of:=IF(AND([.$G12]&lt;[.TG$1];[.$H12]&gt;=[.TG$1]);1;&quot;&quot;)">
            <text:p/>
          </table:table-cell>
          <table:table-cell table:style-name="ce2" table:formula="of:=IF(AND([.$G12]&lt;[.TH$1];[.$H12]&gt;=[.TH$1]);1;&quot;&quot;)">
            <text:p/>
          </table:table-cell>
          <table:table-cell table:style-name="ce2" table:formula="of:=IF(AND([.$G12]&lt;[.TI$1];[.$H12]&gt;=[.TI$1]);1;&quot;&quot;)">
            <text:p/>
          </table:table-cell>
          <table:table-cell table:style-name="ce2" table:formula="of:=IF(AND([.$G12]&lt;[.TJ$1];[.$H12]&gt;=[.TJ$1]);1;&quot;&quot;)">
            <text:p/>
          </table:table-cell>
          <table:table-cell table:style-name="ce2" table:formula="of:=IF(AND([.$G12]&lt;[.TK$1];[.$H12]&gt;=[.TK$1]);1;&quot;&quot;)">
            <text:p/>
          </table:table-cell>
          <table:table-cell table:style-name="ce2" table:formula="of:=IF(AND([.$G12]&lt;[.TL$1];[.$H12]&gt;=[.TL$1]);1;&quot;&quot;)">
            <text:p/>
          </table:table-cell>
          <table:table-cell table:style-name="ce2" table:formula="of:=IF(AND([.$G12]&lt;[.TM$1];[.$H12]&gt;=[.TM$1]);1;&quot;&quot;)">
            <text:p/>
          </table:table-cell>
          <table:table-cell table:style-name="ce2" table:formula="of:=IF(AND([.$G12]&lt;[.TN$1];[.$H12]&gt;=[.TN$1]);1;&quot;&quot;)">
            <text:p/>
          </table:table-cell>
          <table:table-cell table:style-name="ce2" table:formula="of:=IF(AND([.$G12]&lt;[.TO$1];[.$H12]&gt;=[.TO$1]);1;&quot;&quot;)">
            <text:p/>
          </table:table-cell>
          <table:table-cell table:style-name="ce2" table:formula="of:=IF(AND([.$G12]&lt;[.TP$1];[.$H12]&gt;=[.TP$1]);1;&quot;&quot;)">
            <text:p/>
          </table:table-cell>
          <table:table-cell table:style-name="ce2" table:formula="of:=IF(AND([.$G12]&lt;[.TQ$1];[.$H12]&gt;=[.TQ$1]);1;&quot;&quot;)">
            <text:p/>
          </table:table-cell>
          <table:table-cell table:style-name="ce2" table:formula="of:=IF(AND([.$G12]&lt;[.TR$1];[.$H12]&gt;=[.TR$1]);1;&quot;&quot;)">
            <text:p/>
          </table:table-cell>
          <table:table-cell table:style-name="ce2" table:formula="of:=IF(AND([.$G12]&lt;[.TS$1];[.$H12]&gt;=[.TS$1]);1;&quot;&quot;)">
            <text:p/>
          </table:table-cell>
          <table:table-cell table:style-name="ce2" table:formula="of:=IF(AND([.$G12]&lt;[.TT$1];[.$H12]&gt;=[.TT$1]);1;&quot;&quot;)">
            <text:p/>
          </table:table-cell>
          <table:table-cell table:style-name="ce2" table:formula="of:=IF(AND([.$G12]&lt;[.TU$1];[.$H12]&gt;=[.TU$1]);1;&quot;&quot;)">
            <text:p/>
          </table:table-cell>
          <table:table-cell table:style-name="ce2" table:formula="of:=IF(AND([.$G12]&lt;[.TV$1];[.$H12]&gt;=[.TV$1]);1;&quot;&quot;)">
            <text:p/>
          </table:table-cell>
          <table:table-cell table:style-name="ce2" table:formula="of:=IF(AND([.$G12]&lt;[.TW$1];[.$H12]&gt;=[.TW$1]);1;&quot;&quot;)">
            <text:p/>
          </table:table-cell>
          <table:table-cell table:style-name="ce2" table:formula="of:=IF(AND([.$G12]&lt;[.TX$1];[.$H12]&gt;=[.TX$1]);1;&quot;&quot;)">
            <text:p/>
          </table:table-cell>
          <table:table-cell table:style-name="ce2" table:formula="of:=IF(AND([.$G12]&lt;[.TY$1];[.$H12]&gt;=[.TY$1]);1;&quot;&quot;)">
            <text:p/>
          </table:table-cell>
          <table:table-cell table:style-name="ce2" table:formula="of:=IF(AND([.$G12]&lt;[.TZ$1];[.$H12]&gt;=[.TZ$1]);1;&quot;&quot;)">
            <text:p/>
          </table:table-cell>
          <table:table-cell table:style-name="ce2" table:formula="of:=IF(AND([.$G12]&lt;[.UA$1];[.$H12]&gt;=[.UA$1]);1;&quot;&quot;)">
            <text:p/>
          </table:table-cell>
          <table:table-cell table:style-name="ce2" table:formula="of:=IF(AND([.$G12]&lt;[.UB$1];[.$H12]&gt;=[.UB$1]);1;&quot;&quot;)">
            <text:p/>
          </table:table-cell>
          <table:table-cell table:style-name="ce2" table:formula="of:=IF(AND([.$G12]&lt;[.UC$1];[.$H12]&gt;=[.UC$1]);1;&quot;&quot;)">
            <text:p/>
          </table:table-cell>
          <table:table-cell table:style-name="ce2" table:formula="of:=IF(AND([.$G12]&lt;[.UD$1];[.$H12]&gt;=[.UD$1]);1;&quot;&quot;)">
            <text:p/>
          </table:table-cell>
          <table:table-cell table:style-name="ce2" table:formula="of:=IF(AND([.$G12]&lt;[.UE$1];[.$H12]&gt;=[.UE$1]);1;&quot;&quot;)">
            <text:p/>
          </table:table-cell>
          <table:table-cell table:style-name="ce2" table:formula="of:=IF(AND([.$G12]&lt;[.UF$1];[.$H12]&gt;=[.UF$1]);1;&quot;&quot;)">
            <text:p/>
          </table:table-cell>
          <table:table-cell table:style-name="ce2" table:formula="of:=IF(AND([.$G12]&lt;[.UG$1];[.$H12]&gt;=[.UG$1]);1;&quot;&quot;)">
            <text:p/>
          </table:table-cell>
          <table:table-cell table:style-name="ce2" table:formula="of:=IF(AND([.$G12]&lt;[.UH$1];[.$H12]&gt;=[.UH$1]);1;&quot;&quot;)">
            <text:p/>
          </table:table-cell>
          <table:table-cell table:style-name="ce2" table:formula="of:=IF(AND([.$G12]&lt;[.UI$1];[.$H12]&gt;=[.UI$1]);1;&quot;&quot;)">
            <text:p/>
          </table:table-cell>
          <table:table-cell table:style-name="ce2" table:formula="of:=IF(AND([.$G12]&lt;[.UJ$1];[.$H12]&gt;=[.UJ$1]);1;&quot;&quot;)">
            <text:p/>
          </table:table-cell>
          <table:table-cell table:style-name="ce2" table:formula="of:=IF(AND([.$G12]&lt;[.UK$1];[.$H12]&gt;=[.UK$1]);1;&quot;&quot;)">
            <text:p/>
          </table:table-cell>
          <table:table-cell table:style-name="ce2" table:formula="of:=IF(AND([.$G12]&lt;[.UL$1];[.$H12]&gt;=[.UL$1]);1;&quot;&quot;)">
            <text:p/>
          </table:table-cell>
          <table:table-cell table:style-name="ce2" table:formula="of:=IF(AND([.$G12]&lt;[.UM$1];[.$H12]&gt;=[.UM$1]);1;&quot;&quot;)">
            <text:p/>
          </table:table-cell>
          <table:table-cell table:style-name="ce2" table:formula="of:=IF(AND([.$G12]&lt;[.UN$1];[.$H12]&gt;=[.UN$1]);1;&quot;&quot;)">
            <text:p/>
          </table:table-cell>
          <table:table-cell table:style-name="ce2" table:formula="of:=IF(AND([.$G12]&lt;[.UO$1];[.$H12]&gt;=[.UO$1]);1;&quot;&quot;)">
            <text:p/>
          </table:table-cell>
          <table:table-cell table:style-name="ce2" table:formula="of:=IF(AND([.$G12]&lt;[.UP$1];[.$H12]&gt;=[.UP$1]);1;&quot;&quot;)">
            <text:p/>
          </table:table-cell>
          <table:table-cell table:style-name="ce2" table:formula="of:=IF(AND([.$G12]&lt;[.UQ$1];[.$H12]&gt;=[.UQ$1]);1;&quot;&quot;)">
            <text:p/>
          </table:table-cell>
          <table:table-cell table:style-name="ce2" table:formula="of:=IF(AND([.$G12]&lt;[.UR$1];[.$H12]&gt;=[.UR$1]);1;&quot;&quot;)">
            <text:p/>
          </table:table-cell>
          <table:table-cell table:style-name="ce2" table:formula="of:=IF(AND([.$G12]&lt;[.US$1];[.$H12]&gt;=[.US$1]);1;&quot;&quot;)">
            <text:p/>
          </table:table-cell>
          <table:table-cell table:style-name="ce2" table:formula="of:=IF(AND([.$G12]&lt;[.UT$1];[.$H12]&gt;=[.UT$1]);1;&quot;&quot;)">
            <text:p/>
          </table:table-cell>
          <table:table-cell table:style-name="ce2" table:formula="of:=IF(AND([.$G12]&lt;[.UU$1];[.$H12]&gt;=[.UU$1]);1;&quot;&quot;)">
            <text:p/>
          </table:table-cell>
          <table:table-cell table:style-name="ce2" table:formula="of:=IF(AND([.$G12]&lt;[.UV$1];[.$H12]&gt;=[.UV$1]);1;&quot;&quot;)">
            <text:p/>
          </table:table-cell>
          <table:table-cell table:style-name="ce2" table:formula="of:=IF(AND([.$G12]&lt;[.UW$1];[.$H12]&gt;=[.UW$1]);1;&quot;&quot;)">
            <text:p/>
          </table:table-cell>
          <table:table-cell table:style-name="ce2" table:formula="of:=IF(AND([.$G12]&lt;[.UX$1];[.$H12]&gt;=[.UX$1]);1;&quot;&quot;)">
            <text:p/>
          </table:table-cell>
          <table:table-cell table:style-name="ce2" table:formula="of:=IF(AND([.$G12]&lt;[.UY$1];[.$H12]&gt;=[.UY$1]);1;&quot;&quot;)">
            <text:p/>
          </table:table-cell>
          <table:table-cell table:style-name="ce2" table:formula="of:=IF(AND([.$G12]&lt;[.UZ$1];[.$H12]&gt;=[.UZ$1]);1;&quot;&quot;)">
            <text:p/>
          </table:table-cell>
          <table:table-cell table:style-name="ce2" table:formula="of:=IF(AND([.$G12]&lt;[.VA$1];[.$H12]&gt;=[.VA$1]);1;&quot;&quot;)">
            <text:p/>
          </table:table-cell>
          <table:table-cell table:style-name="ce2" table:formula="of:=IF(AND([.$G12]&lt;[.VB$1];[.$H12]&gt;=[.VB$1]);1;&quot;&quot;)">
            <text:p/>
          </table:table-cell>
          <table:table-cell table:style-name="ce2" table:formula="of:=IF(AND([.$G12]&lt;[.VC$1];[.$H12]&gt;=[.VC$1]);1;&quot;&quot;)">
            <text:p/>
          </table:table-cell>
          <table:table-cell table:style-name="ce2" table:formula="of:=IF(AND([.$G12]&lt;[.VD$1];[.$H12]&gt;=[.VD$1]);1;&quot;&quot;)">
            <text:p/>
          </table:table-cell>
          <table:table-cell table:style-name="ce2" table:formula="of:=IF(AND([.$G12]&lt;[.VE$1];[.$H12]&gt;=[.VE$1]);1;&quot;&quot;)">
            <text:p/>
          </table:table-cell>
          <table:table-cell table:style-name="ce2" table:formula="of:=IF(AND([.$G12]&lt;[.VF$1];[.$H12]&gt;=[.VF$1]);1;&quot;&quot;)">
            <text:p/>
          </table:table-cell>
          <table:table-cell table:style-name="ce2" table:formula="of:=IF(AND([.$G12]&lt;[.VG$1];[.$H12]&gt;=[.VG$1]);1;&quot;&quot;)">
            <text:p/>
          </table:table-cell>
          <table:table-cell table:style-name="ce2" table:formula="of:=IF(AND([.$G12]&lt;[.VH$1];[.$H12]&gt;=[.VH$1]);1;&quot;&quot;)">
            <text:p/>
          </table:table-cell>
          <table:table-cell table:style-name="ce2" table:formula="of:=IF(AND([.$G12]&lt;[.VI$1];[.$H12]&gt;=[.VI$1]);1;&quot;&quot;)">
            <text:p/>
          </table:table-cell>
          <table:table-cell table:style-name="ce2" table:formula="of:=IF(AND([.$G12]&lt;[.VJ$1];[.$H12]&gt;=[.VJ$1]);1;&quot;&quot;)">
            <text:p/>
          </table:table-cell>
          <table:table-cell table:style-name="ce2" table:formula="of:=IF(AND([.$G12]&lt;[.VK$1];[.$H12]&gt;=[.VK$1]);1;&quot;&quot;)">
            <text:p/>
          </table:table-cell>
          <table:table-cell table:style-name="ce2" table:formula="of:=IF(AND([.$G12]&lt;[.VL$1];[.$H12]&gt;=[.VL$1]);1;&quot;&quot;)">
            <text:p/>
          </table:table-cell>
          <table:table-cell table:style-name="ce2" table:formula="of:=IF(AND([.$G12]&lt;[.VM$1];[.$H12]&gt;=[.VM$1]);1;&quot;&quot;)">
            <text:p/>
          </table:table-cell>
          <table:table-cell table:style-name="ce2" table:formula="of:=IF(AND([.$G12]&lt;[.VN$1];[.$H12]&gt;=[.VN$1]);1;&quot;&quot;)">
            <text:p/>
          </table:table-cell>
          <table:table-cell table:style-name="ce2" table:formula="of:=IF(AND([.$G12]&lt;[.VO$1];[.$H12]&gt;=[.VO$1]);1;&quot;&quot;)">
            <text:p/>
          </table:table-cell>
          <table:table-cell table:style-name="ce2" table:formula="of:=IF(AND([.$G12]&lt;[.VP$1];[.$H12]&gt;=[.VP$1]);1;&quot;&quot;)">
            <text:p/>
          </table:table-cell>
          <table:table-cell table:style-name="ce2" table:formula="of:=IF(AND([.$G12]&lt;[.VQ$1];[.$H12]&gt;=[.VQ$1]);1;&quot;&quot;)">
            <text:p/>
          </table:table-cell>
          <table:table-cell table:style-name="ce2" table:formula="of:=IF(AND([.$G12]&lt;[.VR$1];[.$H12]&gt;=[.VR$1]);1;&quot;&quot;)">
            <text:p/>
          </table:table-cell>
          <table:table-cell table:style-name="ce2" table:formula="of:=IF(AND([.$G12]&lt;[.VS$1];[.$H12]&gt;=[.VS$1]);1;&quot;&quot;)">
            <text:p/>
          </table:table-cell>
          <table:table-cell table:style-name="ce2" table:formula="of:=IF(AND([.$G12]&lt;[.VT$1];[.$H12]&gt;=[.VT$1]);1;&quot;&quot;)">
            <text:p/>
          </table:table-cell>
          <table:table-cell table:style-name="ce2" table:formula="of:=IF(AND([.$G12]&lt;[.VU$1];[.$H12]&gt;=[.VU$1]);1;&quot;&quot;)">
            <text:p/>
          </table:table-cell>
          <table:table-cell table:style-name="ce2" table:formula="of:=IF(AND([.$G12]&lt;[.VV$1];[.$H12]&gt;=[.VV$1]);1;&quot;&quot;)">
            <text:p/>
          </table:table-cell>
          <table:table-cell table:style-name="ce2" table:formula="of:=IF(AND([.$G12]&lt;[.VW$1];[.$H12]&gt;=[.VW$1]);1;&quot;&quot;)">
            <text:p/>
          </table:table-cell>
          <table:table-cell table:style-name="ce2" table:formula="of:=IF(AND([.$G12]&lt;[.VX$1];[.$H12]&gt;=[.VX$1]);1;&quot;&quot;)">
            <text:p/>
          </table:table-cell>
          <table:table-cell table:style-name="ce2" table:formula="of:=IF(AND([.$G12]&lt;[.VY$1];[.$H12]&gt;=[.VY$1]);1;&quot;&quot;)">
            <text:p/>
          </table:table-cell>
          <table:table-cell table:style-name="ce2" table:formula="of:=IF(AND([.$G12]&lt;[.VZ$1];[.$H12]&gt;=[.VZ$1]);1;&quot;&quot;)">
            <text:p/>
          </table:table-cell>
          <table:table-cell table:style-name="ce2" table:formula="of:=IF(AND([.$G12]&lt;[.WA$1];[.$H12]&gt;=[.WA$1]);1;&quot;&quot;)">
            <text:p/>
          </table:table-cell>
          <table:table-cell table:style-name="ce2" table:formula="of:=IF(AND([.$G12]&lt;[.WB$1];[.$H12]&gt;=[.WB$1]);1;&quot;&quot;)">
            <text:p/>
          </table:table-cell>
          <table:table-cell table:style-name="ce2" table:formula="of:=IF(AND([.$G12]&lt;[.WC$1];[.$H12]&gt;=[.WC$1]);1;&quot;&quot;)">
            <text:p/>
          </table:table-cell>
          <table:table-cell table:style-name="ce2" table:formula="of:=IF(AND([.$G12]&lt;[.WD$1];[.$H12]&gt;=[.WD$1]);1;&quot;&quot;)">
            <text:p/>
          </table:table-cell>
          <table:table-cell table:style-name="ce2" table:formula="of:=IF(AND([.$G12]&lt;[.WE$1];[.$H12]&gt;=[.WE$1]);1;&quot;&quot;)">
            <text:p/>
          </table:table-cell>
          <table:table-cell table:style-name="ce2" table:formula="of:=IF(AND([.$G12]&lt;[.WF$1];[.$H12]&gt;=[.WF$1]);1;&quot;&quot;)">
            <text:p/>
          </table:table-cell>
          <table:table-cell table:style-name="ce2" table:formula="of:=IF(AND([.$G12]&lt;[.WG$1];[.$H12]&gt;=[.WG$1]);1;&quot;&quot;)">
            <text:p/>
          </table:table-cell>
          <table:table-cell table:style-name="ce2" table:formula="of:=IF(AND([.$G12]&lt;[.WH$1];[.$H12]&gt;=[.WH$1]);1;&quot;&quot;)">
            <text:p/>
          </table:table-cell>
          <table:table-cell table:style-name="ce2" table:formula="of:=IF(AND([.$G12]&lt;[.WI$1];[.$H12]&gt;=[.WI$1]);1;&quot;&quot;)">
            <text:p/>
          </table:table-cell>
          <table:table-cell table:style-name="ce2" table:formula="of:=IF(AND([.$G12]&lt;[.WJ$1];[.$H12]&gt;=[.WJ$1]);1;&quot;&quot;)">
            <text:p/>
          </table:table-cell>
          <table:table-cell table:style-name="ce2" table:formula="of:=IF(AND([.$G12]&lt;[.WK$1];[.$H12]&gt;=[.WK$1]);1;&quot;&quot;)">
            <text:p/>
          </table:table-cell>
          <table:table-cell table:style-name="ce2" table:formula="of:=IF(AND([.$G12]&lt;[.WL$1];[.$H12]&gt;=[.WL$1]);1;&quot;&quot;)">
            <text:p/>
          </table:table-cell>
          <table:table-cell table:style-name="ce2" table:formula="of:=IF(AND([.$G12]&lt;[.WM$1];[.$H12]&gt;=[.WM$1]);1;&quot;&quot;)">
            <text:p/>
          </table:table-cell>
          <table:table-cell table:style-name="ce2" table:formula="of:=IF(AND([.$G12]&lt;[.WN$1];[.$H12]&gt;=[.WN$1]);1;&quot;&quot;)">
            <text:p/>
          </table:table-cell>
          <table:table-cell table:style-name="ce2" table:formula="of:=IF(AND([.$G12]&lt;[.WO$1];[.$H12]&gt;=[.WO$1]);1;&quot;&quot;)">
            <text:p/>
          </table:table-cell>
          <table:table-cell table:style-name="ce2" table:formula="of:=IF(AND([.$G12]&lt;[.WP$1];[.$H12]&gt;=[.WP$1]);1;&quot;&quot;)">
            <text:p/>
          </table:table-cell>
          <table:table-cell table:style-name="ce2" table:formula="of:=IF(AND([.$G12]&lt;[.WQ$1];[.$H12]&gt;=[.WQ$1]);1;&quot;&quot;)">
            <text:p/>
          </table:table-cell>
          <table:table-cell table:style-name="ce2" table:formula="of:=IF(AND([.$G12]&lt;[.WR$1];[.$H12]&gt;=[.WR$1]);1;&quot;&quot;)">
            <text:p/>
          </table:table-cell>
          <table:table-cell table:style-name="ce2" table:formula="of:=IF(AND([.$G12]&lt;[.WS$1];[.$H12]&gt;=[.WS$1]);1;&quot;&quot;)">
            <text:p/>
          </table:table-cell>
          <table:table-cell table:style-name="ce2" table:formula="of:=IF(AND([.$G12]&lt;[.WT$1];[.$H12]&gt;=[.WT$1]);1;&quot;&quot;)">
            <text:p/>
          </table:table-cell>
          <table:table-cell table:style-name="ce2" table:formula="of:=IF(AND([.$G12]&lt;[.WU$1];[.$H12]&gt;=[.WU$1]);1;&quot;&quot;)">
            <text:p/>
          </table:table-cell>
          <table:table-cell table:style-name="ce2" table:formula="of:=IF(AND([.$G12]&lt;[.WV$1];[.$H12]&gt;=[.WV$1]);1;&quot;&quot;)">
            <text:p/>
          </table:table-cell>
          <table:table-cell table:style-name="ce2" table:formula="of:=IF(AND([.$G12]&lt;[.WW$1];[.$H12]&gt;=[.WW$1]);1;&quot;&quot;)">
            <text:p/>
          </table:table-cell>
          <table:table-cell table:style-name="ce2" table:formula="of:=IF(AND([.$G12]&lt;[.WX$1];[.$H12]&gt;=[.WX$1]);1;&quot;&quot;)">
            <text:p/>
          </table:table-cell>
          <table:table-cell table:style-name="ce2" table:formula="of:=IF(AND([.$G12]&lt;[.WY$1];[.$H12]&gt;=[.WY$1]);1;&quot;&quot;)">
            <text:p/>
          </table:table-cell>
          <table:table-cell table:style-name="ce2" table:formula="of:=IF(AND([.$G12]&lt;[.WZ$1];[.$H12]&gt;=[.WZ$1]);1;&quot;&quot;)">
            <text:p/>
          </table:table-cell>
          <table:table-cell table:style-name="ce2" table:formula="of:=IF(AND([.$G12]&lt;[.XA$1];[.$H12]&gt;=[.XA$1]);1;&quot;&quot;)">
            <text:p/>
          </table:table-cell>
          <table:table-cell table:style-name="ce2" table:formula="of:=IF(AND([.$G12]&lt;[.XB$1];[.$H12]&gt;=[.XB$1]);1;&quot;&quot;)">
            <text:p/>
          </table:table-cell>
          <table:table-cell table:style-name="ce2" table:formula="of:=IF(AND([.$G12]&lt;[.XC$1];[.$H12]&gt;=[.XC$1]);1;&quot;&quot;)">
            <text:p/>
          </table:table-cell>
          <table:table-cell table:style-name="ce2" table:formula="of:=IF(AND([.$G12]&lt;[.XD$1];[.$H12]&gt;=[.XD$1]);1;&quot;&quot;)">
            <text:p/>
          </table:table-cell>
          <table:table-cell table:style-name="ce2" table:formula="of:=IF(AND([.$G12]&lt;[.XE$1];[.$H12]&gt;=[.XE$1]);1;&quot;&quot;)">
            <text:p/>
          </table:table-cell>
          <table:table-cell table:style-name="ce2" table:formula="of:=IF(AND([.$G12]&lt;[.XF$1];[.$H12]&gt;=[.XF$1]);1;&quot;&quot;)">
            <text:p/>
          </table:table-cell>
          <table:table-cell table:style-name="ce2" table:formula="of:=IF(AND([.$G12]&lt;[.XG$1];[.$H12]&gt;=[.XG$1]);1;&quot;&quot;)">
            <text:p/>
          </table:table-cell>
          <table:table-cell table:style-name="ce2" table:formula="of:=IF(AND([.$G12]&lt;[.XH$1];[.$H12]&gt;=[.XH$1]);1;&quot;&quot;)">
            <text:p/>
          </table:table-cell>
          <table:table-cell table:style-name="ce2" table:formula="of:=IF(AND([.$G12]&lt;[.XI$1];[.$H12]&gt;=[.XI$1]);1;&quot;&quot;)">
            <text:p/>
          </table:table-cell>
          <table:table-cell table:style-name="ce2" table:formula="of:=IF(AND([.$G12]&lt;[.XJ$1];[.$H12]&gt;=[.XJ$1]);1;&quot;&quot;)">
            <text:p/>
          </table:table-cell>
          <table:table-cell table:style-name="ce2" table:formula="of:=IF(AND([.$G12]&lt;[.XK$1];[.$H12]&gt;=[.XK$1]);1;&quot;&quot;)">
            <text:p/>
          </table:table-cell>
          <table:table-cell table:style-name="ce2" table:formula="of:=IF(AND([.$G12]&lt;[.XL$1];[.$H12]&gt;=[.XL$1]);1;&quot;&quot;)">
            <text:p/>
          </table:table-cell>
          <table:table-cell table:style-name="ce2" table:formula="of:=IF(AND([.$G12]&lt;[.XM$1];[.$H12]&gt;=[.XM$1]);1;&quot;&quot;)">
            <text:p/>
          </table:table-cell>
          <table:table-cell table:style-name="ce2" table:formula="of:=IF(AND([.$G12]&lt;[.XN$1];[.$H12]&gt;=[.XN$1]);1;&quot;&quot;)">
            <text:p/>
          </table:table-cell>
          <table:table-cell table:style-name="ce2" table:formula="of:=IF(AND([.$G12]&lt;[.XO$1];[.$H12]&gt;=[.XO$1]);1;&quot;&quot;)">
            <text:p/>
          </table:table-cell>
          <table:table-cell table:style-name="ce2" table:formula="of:=IF(AND([.$G12]&lt;[.XP$1];[.$H12]&gt;=[.XP$1]);1;&quot;&quot;)">
            <text:p/>
          </table:table-cell>
          <table:table-cell table:style-name="ce2" table:formula="of:=IF(AND([.$G12]&lt;[.XQ$1];[.$H12]&gt;=[.XQ$1]);1;&quot;&quot;)">
            <text:p/>
          </table:table-cell>
          <table:table-cell table:style-name="ce2" table:formula="of:=IF(AND([.$G12]&lt;[.XR$1];[.$H12]&gt;=[.XR$1]);1;&quot;&quot;)">
            <text:p/>
          </table:table-cell>
          <table:table-cell table:style-name="ce2" table:formula="of:=IF(AND([.$G12]&lt;[.XS$1];[.$H12]&gt;=[.XS$1]);1;&quot;&quot;)">
            <text:p/>
          </table:table-cell>
          <table:table-cell table:style-name="ce2" table:formula="of:=IF(AND([.$G12]&lt;[.XT$1];[.$H12]&gt;=[.XT$1]);1;&quot;&quot;)">
            <text:p/>
          </table:table-cell>
          <table:table-cell table:style-name="ce2" table:formula="of:=IF(AND([.$G12]&lt;[.XU$1];[.$H12]&gt;=[.XU$1]);1;&quot;&quot;)">
            <text:p/>
          </table:table-cell>
          <table:table-cell table:style-name="ce2" table:formula="of:=IF(AND([.$G12]&lt;[.XV$1];[.$H12]&gt;=[.XV$1]);1;&quot;&quot;)">
            <text:p/>
          </table:table-cell>
          <table:table-cell table:style-name="ce2" table:formula="of:=IF(AND([.$G12]&lt;[.XW$1];[.$H12]&gt;=[.XW$1]);1;&quot;&quot;)">
            <text:p/>
          </table:table-cell>
          <table:table-cell table:style-name="ce2" table:formula="of:=IF(AND([.$G12]&lt;[.XX$1];[.$H12]&gt;=[.XX$1]);1;&quot;&quot;)">
            <text:p/>
          </table:table-cell>
          <table:table-cell table:style-name="ce2" table:formula="of:=IF(AND([.$G12]&lt;[.XY$1];[.$H12]&gt;=[.XY$1]);1;&quot;&quot;)">
            <text:p/>
          </table:table-cell>
          <table:table-cell table:style-name="ce2" table:formula="of:=IF(AND([.$G12]&lt;[.XZ$1];[.$H12]&gt;=[.XZ$1]);1;&quot;&quot;)">
            <text:p/>
          </table:table-cell>
          <table:table-cell table:style-name="ce2" table:formula="of:=IF(AND([.$G12]&lt;[.YA$1];[.$H12]&gt;=[.YA$1]);1;&quot;&quot;)">
            <text:p/>
          </table:table-cell>
          <table:table-cell table:style-name="ce2" table:formula="of:=IF(AND([.$G12]&lt;[.YB$1];[.$H12]&gt;=[.YB$1]);1;&quot;&quot;)">
            <text:p/>
          </table:table-cell>
          <table:table-cell table:style-name="ce2" table:formula="of:=IF(AND([.$G12]&lt;[.YC$1];[.$H12]&gt;=[.YC$1]);1;&quot;&quot;)">
            <text:p/>
          </table:table-cell>
          <table:table-cell table:style-name="ce2" table:formula="of:=IF(AND([.$G12]&lt;[.YD$1];[.$H12]&gt;=[.YD$1]);1;&quot;&quot;)">
            <text:p/>
          </table:table-cell>
          <table:table-cell table:style-name="ce2" table:formula="of:=IF(AND([.$G12]&lt;[.YE$1];[.$H12]&gt;=[.YE$1]);1;&quot;&quot;)">
            <text:p/>
          </table:table-cell>
          <table:table-cell table:style-name="ce2" table:formula="of:=IF(AND([.$G12]&lt;[.YF$1];[.$H12]&gt;=[.YF$1]);1;&quot;&quot;)">
            <text:p/>
          </table:table-cell>
          <table:table-cell table:style-name="ce2" table:formula="of:=IF(AND([.$G12]&lt;[.YG$1];[.$H12]&gt;=[.YG$1]);1;&quot;&quot;)">
            <text:p/>
          </table:table-cell>
          <table:table-cell table:style-name="ce2" table:formula="of:=IF(AND([.$G12]&lt;[.YH$1];[.$H12]&gt;=[.YH$1]);1;&quot;&quot;)">
            <text:p/>
          </table:table-cell>
          <table:table-cell table:style-name="ce2" table:formula="of:=IF(AND([.$G12]&lt;[.YI$1];[.$H12]&gt;=[.YI$1]);1;&quot;&quot;)">
            <text:p/>
          </table:table-cell>
          <table:table-cell table:style-name="ce2" table:formula="of:=IF(AND([.$G12]&lt;[.YJ$1];[.$H12]&gt;=[.YJ$1]);1;&quot;&quot;)">
            <text:p/>
          </table:table-cell>
          <table:table-cell table:style-name="ce2" table:formula="of:=IF(AND([.$G12]&lt;[.YK$1];[.$H12]&gt;=[.YK$1]);1;&quot;&quot;)">
            <text:p/>
          </table:table-cell>
          <table:table-cell table:style-name="ce2" table:formula="of:=IF(AND([.$G12]&lt;[.YL$1];[.$H12]&gt;=[.YL$1]);1;&quot;&quot;)">
            <text:p/>
          </table:table-cell>
          <table:table-cell table:style-name="ce2" table:formula="of:=IF(AND([.$G12]&lt;[.YM$1];[.$H12]&gt;=[.YM$1]);1;&quot;&quot;)">
            <text:p/>
          </table:table-cell>
          <table:table-cell table:style-name="ce2" table:formula="of:=IF(AND([.$G12]&lt;[.YN$1];[.$H12]&gt;=[.YN$1]);1;&quot;&quot;)">
            <text:p/>
          </table:table-cell>
          <table:table-cell table:style-name="ce2" table:formula="of:=IF(AND([.$G12]&lt;[.YO$1];[.$H12]&gt;=[.YO$1]);1;&quot;&quot;)">
            <text:p/>
          </table:table-cell>
          <table:table-cell table:style-name="ce2" table:formula="of:=IF(AND([.$G12]&lt;[.YP$1];[.$H12]&gt;=[.YP$1]);1;&quot;&quot;)">
            <text:p/>
          </table:table-cell>
          <table:table-cell table:style-name="ce2" table:formula="of:=IF(AND([.$G12]&lt;[.YQ$1];[.$H12]&gt;=[.YQ$1]);1;&quot;&quot;)">
            <text:p/>
          </table:table-cell>
          <table:table-cell table:style-name="ce2" table:formula="of:=IF(AND([.$G12]&lt;[.YR$1];[.$H12]&gt;=[.YR$1]);1;&quot;&quot;)">
            <text:p/>
          </table:table-cell>
          <table:table-cell table:style-name="ce2" table:formula="of:=IF(AND([.$G12]&lt;[.YS$1];[.$H12]&gt;=[.YS$1]);1;&quot;&quot;)">
            <text:p/>
          </table:table-cell>
          <table:table-cell table:style-name="ce2" table:formula="of:=IF(AND([.$G12]&lt;[.YT$1];[.$H12]&gt;=[.YT$1]);1;&quot;&quot;)">
            <text:p/>
          </table:table-cell>
          <table:table-cell table:style-name="ce2" table:formula="of:=IF(AND([.$G12]&lt;[.YU$1];[.$H12]&gt;=[.YU$1]);1;&quot;&quot;)">
            <text:p/>
          </table:table-cell>
          <table:table-cell table:style-name="ce2" table:formula="of:=IF(AND([.$G12]&lt;[.YV$1];[.$H12]&gt;=[.YV$1]);1;&quot;&quot;)">
            <text:p/>
          </table:table-cell>
          <table:table-cell table:style-name="ce2" table:formula="of:=IF(AND([.$G12]&lt;[.YW$1];[.$H12]&gt;=[.YW$1]);1;&quot;&quot;)">
            <text:p/>
          </table:table-cell>
          <table:table-cell table:style-name="ce2" table:formula="of:=IF(AND([.$G12]&lt;[.YX$1];[.$H12]&gt;=[.YX$1]);1;&quot;&quot;)">
            <text:p/>
          </table:table-cell>
          <table:table-cell table:style-name="ce2" table:formula="of:=IF(AND([.$G12]&lt;[.YY$1];[.$H12]&gt;=[.YY$1]);1;&quot;&quot;)">
            <text:p/>
          </table:table-cell>
          <table:table-cell table:style-name="ce2" table:formula="of:=IF(AND([.$G12]&lt;[.YZ$1];[.$H12]&gt;=[.YZ$1]);1;&quot;&quot;)">
            <text:p/>
          </table:table-cell>
          <table:table-cell table:style-name="ce2" table:formula="of:=IF(AND([.$G12]&lt;[.ZA$1];[.$H12]&gt;=[.ZA$1]);1;&quot;&quot;)">
            <text:p/>
          </table:table-cell>
          <table:table-cell table:style-name="ce2" table:formula="of:=IF(AND([.$G12]&lt;[.ZB$1];[.$H12]&gt;=[.ZB$1]);1;&quot;&quot;)">
            <text:p/>
          </table:table-cell>
          <table:table-cell table:style-name="ce2" table:formula="of:=IF(AND([.$G12]&lt;[.ZC$1];[.$H12]&gt;=[.ZC$1]);1;&quot;&quot;)">
            <text:p/>
          </table:table-cell>
          <table:table-cell table:style-name="ce2" table:formula="of:=IF(AND([.$G12]&lt;[.ZD$1];[.$H12]&gt;=[.ZD$1]);1;&quot;&quot;)">
            <text:p/>
          </table:table-cell>
          <table:table-cell table:style-name="ce2" table:formula="of:=IF(AND([.$G12]&lt;[.ZE$1];[.$H12]&gt;=[.ZE$1]);1;&quot;&quot;)">
            <text:p/>
          </table:table-cell>
          <table:table-cell table:style-name="ce2" table:formula="of:=IF(AND([.$G12]&lt;[.ZF$1];[.$H12]&gt;=[.ZF$1]);1;&quot;&quot;)">
            <text:p/>
          </table:table-cell>
          <table:table-cell table:style-name="ce2" table:formula="of:=IF(AND([.$G12]&lt;[.ZG$1];[.$H12]&gt;=[.ZG$1]);1;&quot;&quot;)">
            <text:p/>
          </table:table-cell>
          <table:table-cell table:style-name="ce2" table:formula="of:=IF(AND([.$G12]&lt;[.ZH$1];[.$H12]&gt;=[.ZH$1]);1;&quot;&quot;)">
            <text:p/>
          </table:table-cell>
          <table:table-cell table:style-name="ce2" table:formula="of:=IF(AND([.$G12]&lt;[.ZI$1];[.$H12]&gt;=[.ZI$1]);1;&quot;&quot;)">
            <text:p/>
          </table:table-cell>
          <table:table-cell table:style-name="ce2" table:formula="of:=IF(AND([.$G12]&lt;[.ZJ$1];[.$H12]&gt;=[.ZJ$1]);1;&quot;&quot;)">
            <text:p/>
          </table:table-cell>
          <table:table-cell table:style-name="ce2" table:formula="of:=IF(AND([.$G12]&lt;[.ZK$1];[.$H12]&gt;=[.ZK$1]);1;&quot;&quot;)">
            <text:p/>
          </table:table-cell>
          <table:table-cell table:style-name="ce2" table:formula="of:=IF(AND([.$G12]&lt;[.ZL$1];[.$H12]&gt;=[.ZL$1]);1;&quot;&quot;)">
            <text:p/>
          </table:table-cell>
          <table:table-cell table:style-name="ce2" table:formula="of:=IF(AND([.$G12]&lt;[.ZM$1];[.$H12]&gt;=[.ZM$1]);1;&quot;&quot;)">
            <text:p/>
          </table:table-cell>
          <table:table-cell table:style-name="ce2" table:formula="of:=IF(AND([.$G12]&lt;[.ZN$1];[.$H12]&gt;=[.ZN$1]);1;&quot;&quot;)">
            <text:p/>
          </table:table-cell>
          <table:table-cell table:style-name="ce2" table:formula="of:=IF(AND([.$G12]&lt;[.ZO$1];[.$H12]&gt;=[.ZO$1]);1;&quot;&quot;)">
            <text:p/>
          </table:table-cell>
          <table:table-cell table:style-name="ce2" table:formula="of:=IF(AND([.$G12]&lt;[.ZP$1];[.$H12]&gt;=[.ZP$1]);1;&quot;&quot;)">
            <text:p/>
          </table:table-cell>
          <table:table-cell table:style-name="ce2" table:formula="of:=IF(AND([.$G12]&lt;[.ZQ$1];[.$H12]&gt;=[.ZQ$1]);1;&quot;&quot;)">
            <text:p/>
          </table:table-cell>
          <table:table-cell table:style-name="ce2" table:formula="of:=IF(AND([.$G12]&lt;[.ZR$1];[.$H12]&gt;=[.ZR$1]);1;&quot;&quot;)">
            <text:p/>
          </table:table-cell>
          <table:table-cell table:style-name="ce2" table:formula="of:=IF(AND([.$G12]&lt;[.ZS$1];[.$H12]&gt;=[.ZS$1]);1;&quot;&quot;)">
            <text:p/>
          </table:table-cell>
          <table:table-cell table:style-name="ce2" table:formula="of:=IF(AND([.$G12]&lt;[.ZT$1];[.$H12]&gt;=[.ZT$1]);1;&quot;&quot;)">
            <text:p/>
          </table:table-cell>
          <table:table-cell table:style-name="ce2" table:formula="of:=IF(AND([.$G12]&lt;[.ZU$1];[.$H12]&gt;=[.ZU$1]);1;&quot;&quot;)">
            <text:p/>
          </table:table-cell>
          <table:table-cell table:style-name="ce2" table:formula="of:=IF(AND([.$G12]&lt;[.ZV$1];[.$H12]&gt;=[.ZV$1]);1;&quot;&quot;)">
            <text:p/>
          </table:table-cell>
          <table:table-cell table:style-name="ce2" table:formula="of:=IF(AND([.$G12]&lt;[.ZW$1];[.$H12]&gt;=[.ZW$1]);1;&quot;&quot;)">
            <text:p/>
          </table:table-cell>
          <table:table-cell table:style-name="ce2" table:formula="of:=IF(AND([.$G12]&lt;[.ZX$1];[.$H12]&gt;=[.ZX$1]);1;&quot;&quot;)">
            <text:p/>
          </table:table-cell>
          <table:table-cell table:style-name="ce2" table:formula="of:=IF(AND([.$G12]&lt;[.ZY$1];[.$H12]&gt;=[.ZY$1]);1;&quot;&quot;)">
            <text:p/>
          </table:table-cell>
          <table:table-cell table:style-name="ce2" table:formula="of:=IF(AND([.$G12]&lt;[.ZZ$1];[.$H12]&gt;=[.ZZ$1]);1;&quot;&quot;)">
            <text:p/>
          </table:table-cell>
          <table:table-cell table:style-name="ce2" table:formula="of:=IF(AND([.$G12]&lt;[.AAA$1];[.$H12]&gt;=[.AAA$1]);1;&quot;&quot;)">
            <text:p/>
          </table:table-cell>
          <table:table-cell table:style-name="ce2" table:formula="of:=IF(AND([.$G12]&lt;[.AAB$1];[.$H12]&gt;=[.AAB$1]);1;&quot;&quot;)">
            <text:p/>
          </table:table-cell>
          <table:table-cell table:style-name="ce2" table:formula="of:=IF(AND([.$G12]&lt;[.AAC$1];[.$H12]&gt;=[.AAC$1]);1;&quot;&quot;)">
            <text:p/>
          </table:table-cell>
          <table:table-cell table:style-name="ce2" table:formula="of:=IF(AND([.$G12]&lt;[.AAD$1];[.$H12]&gt;=[.AAD$1]);1;&quot;&quot;)">
            <text:p/>
          </table:table-cell>
          <table:table-cell table:style-name="ce2" table:formula="of:=IF(AND([.$G12]&lt;[.AAE$1];[.$H12]&gt;=[.AAE$1]);1;&quot;&quot;)">
            <text:p/>
          </table:table-cell>
          <table:table-cell table:style-name="ce2" table:formula="of:=IF(AND([.$G12]&lt;[.AAF$1];[.$H12]&gt;=[.AAF$1]);1;&quot;&quot;)">
            <text:p/>
          </table:table-cell>
          <table:table-cell table:style-name="ce2" table:formula="of:=IF(AND([.$G12]&lt;[.AAG$1];[.$H12]&gt;=[.AAG$1]);1;&quot;&quot;)">
            <text:p/>
          </table:table-cell>
          <table:table-cell table:style-name="ce2" table:formula="of:=IF(AND([.$G12]&lt;[.AAH$1];[.$H12]&gt;=[.AAH$1]);1;&quot;&quot;)">
            <text:p/>
          </table:table-cell>
          <table:table-cell table:style-name="ce2" table:formula="of:=IF(AND([.$G12]&lt;[.AAI$1];[.$H12]&gt;=[.AAI$1]);1;&quot;&quot;)">
            <text:p/>
          </table:table-cell>
          <table:table-cell table:style-name="ce2" table:formula="of:=IF(AND([.$G12]&lt;[.AAJ$1];[.$H12]&gt;=[.AAJ$1]);1;&quot;&quot;)">
            <text:p/>
          </table:table-cell>
          <table:table-cell table:style-name="ce2" table:formula="of:=IF(AND([.$G12]&lt;[.AAK$1];[.$H12]&gt;=[.AAK$1]);1;&quot;&quot;)">
            <text:p/>
          </table:table-cell>
          <table:table-cell table:style-name="ce2" table:formula="of:=IF(AND([.$G12]&lt;[.AAL$1];[.$H12]&gt;=[.AAL$1]);1;&quot;&quot;)">
            <text:p/>
          </table:table-cell>
          <table:table-cell table:style-name="ce2" table:formula="of:=IF(AND([.$G12]&lt;[.AAM$1];[.$H12]&gt;=[.AAM$1]);1;&quot;&quot;)">
            <text:p/>
          </table:table-cell>
          <table:table-cell table:style-name="ce2" table:formula="of:=IF(AND([.$G12]&lt;[.AAN$1];[.$H12]&gt;=[.AAN$1]);1;&quot;&quot;)">
            <text:p/>
          </table:table-cell>
          <table:table-cell table:style-name="ce2" table:formula="of:=IF(AND([.$G12]&lt;[.AAO$1];[.$H12]&gt;=[.AAO$1]);1;&quot;&quot;)">
            <text:p/>
          </table:table-cell>
          <table:table-cell table:style-name="ce2" table:formula="of:=IF(AND([.$G12]&lt;[.AAP$1];[.$H12]&gt;=[.AAP$1]);1;&quot;&quot;)">
            <text:p/>
          </table:table-cell>
          <table:table-cell table:style-name="ce2" table:formula="of:=IF(AND([.$G12]&lt;[.AAQ$1];[.$H12]&gt;=[.AAQ$1]);1;&quot;&quot;)">
            <text:p/>
          </table:table-cell>
          <table:table-cell table:style-name="ce2" table:formula="of:=IF(AND([.$G12]&lt;[.AAR$1];[.$H12]&gt;=[.AAR$1]);1;&quot;&quot;)">
            <text:p/>
          </table:table-cell>
          <table:table-cell table:style-name="ce2" table:formula="of:=IF(AND([.$G12]&lt;[.AAS$1];[.$H12]&gt;=[.AAS$1]);1;&quot;&quot;)">
            <text:p/>
          </table:table-cell>
          <table:table-cell table:style-name="ce2" table:formula="of:=IF(AND([.$G12]&lt;[.AAT$1];[.$H12]&gt;=[.AAT$1]);1;&quot;&quot;)">
            <text:p/>
          </table:table-cell>
          <table:table-cell table:style-name="ce2" table:formula="of:=IF(AND([.$G12]&lt;[.AAU$1];[.$H12]&gt;=[.AAU$1]);1;&quot;&quot;)">
            <text:p/>
          </table:table-cell>
          <table:table-cell table:style-name="ce2" table:formula="of:=IF(AND([.$G12]&lt;[.AAV$1];[.$H12]&gt;=[.AAV$1]);1;&quot;&quot;)">
            <text:p/>
          </table:table-cell>
          <table:table-cell table:style-name="ce2" table:formula="of:=IF(AND([.$G12]&lt;[.AAW$1];[.$H12]&gt;=[.AAW$1]);1;&quot;&quot;)">
            <text:p/>
          </table:table-cell>
          <table:table-cell table:style-name="ce2" table:formula="of:=IF(AND([.$G12]&lt;[.AAX$1];[.$H12]&gt;=[.AAX$1]);1;&quot;&quot;)">
            <text:p/>
          </table:table-cell>
          <table:table-cell table:style-name="ce2" table:formula="of:=IF(AND([.$G12]&lt;[.AAY$1];[.$H12]&gt;=[.AAY$1]);1;&quot;&quot;)">
            <text:p/>
          </table:table-cell>
          <table:table-cell table:style-name="ce2" table:formula="of:=IF(AND([.$G12]&lt;[.AAZ$1];[.$H12]&gt;=[.AAZ$1]);1;&quot;&quot;)">
            <text:p/>
          </table:table-cell>
          <table:table-cell table:style-name="ce2" table:formula="of:=IF(AND([.$G12]&lt;[.ABA$1];[.$H12]&gt;=[.ABA$1]);1;&quot;&quot;)">
            <text:p/>
          </table:table-cell>
          <table:table-cell table:style-name="ce2" table:formula="of:=IF(AND([.$G12]&lt;[.ABB$1];[.$H12]&gt;=[.ABB$1]);1;&quot;&quot;)">
            <text:p/>
          </table:table-cell>
          <table:table-cell table:style-name="ce2" table:formula="of:=IF(AND([.$G12]&lt;[.ABC$1];[.$H12]&gt;=[.ABC$1]);1;&quot;&quot;)">
            <text:p/>
          </table:table-cell>
          <table:table-cell table:style-name="ce2" table:formula="of:=IF(AND([.$G12]&lt;[.ABD$1];[.$H12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13];[.$A:.$H];8;0);VLOOKUP([.D13];[.$A:.$H];8;0);VLOOKUP([.E13];[.$A:.$H];8;0);VLOOKUP([.F13];[.$A:.$H];8;0))" office:value-type="float" office:value="773" calcext:value-type="float">
            <text:p>773</text:p>
          </table:table-cell>
          <table:table-cell table:formula="of:=[.G13]+[.B13]" office:value-type="float" office:value="880" calcext:value-type="float">
            <text:p>880</text:p>
          </table:table-cell>
          <table:table-cell table:formula="of:=IF(AND([.G13]&lt;800;[.H13]&gt;800);1;0)" office:value-type="float" office:value="1" calcext:value-type="float">
            <text:p>1</text:p>
          </table:table-cell>
          <table:table-cell table:style-name="ce2" table:formula="of:=IF(AND([.$G13]&lt;[.J$1];[.$H13]&gt;=[.J$1]);1;&quot;&quot;)">
            <text:p/>
          </table:table-cell>
          <table:table-cell table:style-name="ce2" table:formula="of:=IF(AND([.$G13]&lt;[.K$1];[.$H13]&gt;=[.K$1]);1;&quot;&quot;)">
            <text:p/>
          </table:table-cell>
          <table:table-cell table:style-name="ce2" table:formula="of:=IF(AND([.$G13]&lt;[.L$1];[.$H13]&gt;=[.L$1]);1;&quot;&quot;)">
            <text:p/>
          </table:table-cell>
          <table:table-cell table:style-name="ce2" table:formula="of:=IF(AND([.$G13]&lt;[.M$1];[.$H13]&gt;=[.M$1]);1;&quot;&quot;)">
            <text:p/>
          </table:table-cell>
          <table:table-cell table:style-name="ce2" table:formula="of:=IF(AND([.$G13]&lt;[.N$1];[.$H13]&gt;=[.N$1]);1;&quot;&quot;)">
            <text:p/>
          </table:table-cell>
          <table:table-cell table:style-name="ce2" table:formula="of:=IF(AND([.$G13]&lt;[.O$1];[.$H13]&gt;=[.O$1]);1;&quot;&quot;)">
            <text:p/>
          </table:table-cell>
          <table:table-cell table:style-name="ce2" table:formula="of:=IF(AND([.$G13]&lt;[.P$1];[.$H13]&gt;=[.P$1]);1;&quot;&quot;)">
            <text:p/>
          </table:table-cell>
          <table:table-cell table:style-name="ce2" table:formula="of:=IF(AND([.$G13]&lt;[.Q$1];[.$H13]&gt;=[.Q$1]);1;&quot;&quot;)">
            <text:p/>
          </table:table-cell>
          <table:table-cell table:style-name="ce2" table:formula="of:=IF(AND([.$G13]&lt;[.R$1];[.$H13]&gt;=[.R$1]);1;&quot;&quot;)">
            <text:p/>
          </table:table-cell>
          <table:table-cell table:style-name="ce2" table:formula="of:=IF(AND([.$G13]&lt;[.S$1];[.$H13]&gt;=[.S$1]);1;&quot;&quot;)">
            <text:p/>
          </table:table-cell>
          <table:table-cell table:style-name="ce2" table:formula="of:=IF(AND([.$G13]&lt;[.T$1];[.$H13]&gt;=[.T$1]);1;&quot;&quot;)">
            <text:p/>
          </table:table-cell>
          <table:table-cell table:style-name="ce2" table:formula="of:=IF(AND([.$G13]&lt;[.U$1];[.$H13]&gt;=[.U$1]);1;&quot;&quot;)">
            <text:p/>
          </table:table-cell>
          <table:table-cell table:style-name="ce2" table:formula="of:=IF(AND([.$G13]&lt;[.V$1];[.$H13]&gt;=[.V$1]);1;&quot;&quot;)">
            <text:p/>
          </table:table-cell>
          <table:table-cell table:style-name="ce2" table:formula="of:=IF(AND([.$G13]&lt;[.W$1];[.$H13]&gt;=[.W$1]);1;&quot;&quot;)">
            <text:p/>
          </table:table-cell>
          <table:table-cell table:style-name="ce2" table:formula="of:=IF(AND([.$G13]&lt;[.X$1];[.$H13]&gt;=[.X$1]);1;&quot;&quot;)">
            <text:p/>
          </table:table-cell>
          <table:table-cell table:style-name="ce2" table:formula="of:=IF(AND([.$G13]&lt;[.Y$1];[.$H13]&gt;=[.Y$1]);1;&quot;&quot;)">
            <text:p/>
          </table:table-cell>
          <table:table-cell table:style-name="ce2" table:formula="of:=IF(AND([.$G13]&lt;[.Z$1];[.$H13]&gt;=[.Z$1]);1;&quot;&quot;)">
            <text:p/>
          </table:table-cell>
          <table:table-cell table:style-name="ce2" table:formula="of:=IF(AND([.$G13]&lt;[.AA$1];[.$H13]&gt;=[.AA$1]);1;&quot;&quot;)">
            <text:p/>
          </table:table-cell>
          <table:table-cell table:style-name="ce2" table:formula="of:=IF(AND([.$G13]&lt;[.AB$1];[.$H13]&gt;=[.AB$1]);1;&quot;&quot;)">
            <text:p/>
          </table:table-cell>
          <table:table-cell table:style-name="ce2" table:formula="of:=IF(AND([.$G13]&lt;[.AC$1];[.$H13]&gt;=[.AC$1]);1;&quot;&quot;)">
            <text:p/>
          </table:table-cell>
          <table:table-cell table:style-name="ce2" table:formula="of:=IF(AND([.$G13]&lt;[.AD$1];[.$H13]&gt;=[.AD$1]);1;&quot;&quot;)">
            <text:p/>
          </table:table-cell>
          <table:table-cell table:style-name="ce2" table:formula="of:=IF(AND([.$G13]&lt;[.AE$1];[.$H13]&gt;=[.AE$1]);1;&quot;&quot;)">
            <text:p/>
          </table:table-cell>
          <table:table-cell table:style-name="ce2" table:formula="of:=IF(AND([.$G13]&lt;[.AF$1];[.$H13]&gt;=[.AF$1]);1;&quot;&quot;)">
            <text:p/>
          </table:table-cell>
          <table:table-cell table:style-name="ce2" table:formula="of:=IF(AND([.$G13]&lt;[.AG$1];[.$H13]&gt;=[.AG$1]);1;&quot;&quot;)">
            <text:p/>
          </table:table-cell>
          <table:table-cell table:style-name="ce2" table:formula="of:=IF(AND([.$G13]&lt;[.AH$1];[.$H13]&gt;=[.AH$1]);1;&quot;&quot;)">
            <text:p/>
          </table:table-cell>
          <table:table-cell table:style-name="ce2" table:formula="of:=IF(AND([.$G13]&lt;[.AI$1];[.$H13]&gt;=[.AI$1]);1;&quot;&quot;)">
            <text:p/>
          </table:table-cell>
          <table:table-cell table:style-name="ce2" table:formula="of:=IF(AND([.$G13]&lt;[.AJ$1];[.$H13]&gt;=[.AJ$1]);1;&quot;&quot;)">
            <text:p/>
          </table:table-cell>
          <table:table-cell table:style-name="ce2" table:formula="of:=IF(AND([.$G13]&lt;[.AK$1];[.$H13]&gt;=[.AK$1]);1;&quot;&quot;)">
            <text:p/>
          </table:table-cell>
          <table:table-cell table:style-name="ce2" table:formula="of:=IF(AND([.$G13]&lt;[.AL$1];[.$H13]&gt;=[.AL$1]);1;&quot;&quot;)">
            <text:p/>
          </table:table-cell>
          <table:table-cell table:style-name="ce2" table:formula="of:=IF(AND([.$G13]&lt;[.AM$1];[.$H13]&gt;=[.AM$1]);1;&quot;&quot;)">
            <text:p/>
          </table:table-cell>
          <table:table-cell table:style-name="ce2" table:formula="of:=IF(AND([.$G13]&lt;[.AN$1];[.$H13]&gt;=[.AN$1]);1;&quot;&quot;)">
            <text:p/>
          </table:table-cell>
          <table:table-cell table:style-name="ce2" table:formula="of:=IF(AND([.$G13]&lt;[.AO$1];[.$H13]&gt;=[.AO$1]);1;&quot;&quot;)">
            <text:p/>
          </table:table-cell>
          <table:table-cell table:style-name="ce2" table:formula="of:=IF(AND([.$G13]&lt;[.AP$1];[.$H13]&gt;=[.AP$1]);1;&quot;&quot;)">
            <text:p/>
          </table:table-cell>
          <table:table-cell table:style-name="ce2" table:formula="of:=IF(AND([.$G13]&lt;[.AQ$1];[.$H13]&gt;=[.AQ$1]);1;&quot;&quot;)">
            <text:p/>
          </table:table-cell>
          <table:table-cell table:style-name="ce2" table:formula="of:=IF(AND([.$G13]&lt;[.AR$1];[.$H13]&gt;=[.AR$1]);1;&quot;&quot;)">
            <text:p/>
          </table:table-cell>
          <table:table-cell table:style-name="ce2" table:formula="of:=IF(AND([.$G13]&lt;[.AS$1];[.$H13]&gt;=[.AS$1]);1;&quot;&quot;)">
            <text:p/>
          </table:table-cell>
          <table:table-cell table:style-name="ce2" table:formula="of:=IF(AND([.$G13]&lt;[.AT$1];[.$H13]&gt;=[.AT$1]);1;&quot;&quot;)">
            <text:p/>
          </table:table-cell>
          <table:table-cell table:style-name="ce2" table:formula="of:=IF(AND([.$G13]&lt;[.AU$1];[.$H13]&gt;=[.AU$1]);1;&quot;&quot;)">
            <text:p/>
          </table:table-cell>
          <table:table-cell table:style-name="ce2" table:formula="of:=IF(AND([.$G13]&lt;[.AV$1];[.$H13]&gt;=[.AV$1]);1;&quot;&quot;)">
            <text:p/>
          </table:table-cell>
          <table:table-cell table:style-name="ce2" table:formula="of:=IF(AND([.$G13]&lt;[.AW$1];[.$H13]&gt;=[.AW$1]);1;&quot;&quot;)">
            <text:p/>
          </table:table-cell>
          <table:table-cell table:style-name="ce2" table:formula="of:=IF(AND([.$G13]&lt;[.AX$1];[.$H13]&gt;=[.AX$1]);1;&quot;&quot;)">
            <text:p/>
          </table:table-cell>
          <table:table-cell table:style-name="ce2" table:formula="of:=IF(AND([.$G13]&lt;[.AY$1];[.$H13]&gt;=[.AY$1]);1;&quot;&quot;)">
            <text:p/>
          </table:table-cell>
          <table:table-cell table:style-name="ce2" table:formula="of:=IF(AND([.$G13]&lt;[.AZ$1];[.$H13]&gt;=[.AZ$1]);1;&quot;&quot;)">
            <text:p/>
          </table:table-cell>
          <table:table-cell table:style-name="ce2" table:formula="of:=IF(AND([.$G13]&lt;[.BA$1];[.$H13]&gt;=[.BA$1]);1;&quot;&quot;)">
            <text:p/>
          </table:table-cell>
          <table:table-cell table:style-name="ce2" table:formula="of:=IF(AND([.$G13]&lt;[.BB$1];[.$H13]&gt;=[.BB$1]);1;&quot;&quot;)">
            <text:p/>
          </table:table-cell>
          <table:table-cell table:style-name="ce2" table:formula="of:=IF(AND([.$G13]&lt;[.BC$1];[.$H13]&gt;=[.BC$1]);1;&quot;&quot;)">
            <text:p/>
          </table:table-cell>
          <table:table-cell table:style-name="ce2" table:formula="of:=IF(AND([.$G13]&lt;[.BD$1];[.$H13]&gt;=[.BD$1]);1;&quot;&quot;)">
            <text:p/>
          </table:table-cell>
          <table:table-cell table:style-name="ce2" table:formula="of:=IF(AND([.$G13]&lt;[.BE$1];[.$H13]&gt;=[.BE$1]);1;&quot;&quot;)">
            <text:p/>
          </table:table-cell>
          <table:table-cell table:style-name="ce2" table:formula="of:=IF(AND([.$G13]&lt;[.BF$1];[.$H13]&gt;=[.BF$1]);1;&quot;&quot;)">
            <text:p/>
          </table:table-cell>
          <table:table-cell table:style-name="ce2" table:formula="of:=IF(AND([.$G13]&lt;[.BG$1];[.$H13]&gt;=[.BG$1]);1;&quot;&quot;)">
            <text:p/>
          </table:table-cell>
          <table:table-cell table:style-name="ce2" table:formula="of:=IF(AND([.$G13]&lt;[.BH$1];[.$H13]&gt;=[.BH$1]);1;&quot;&quot;)">
            <text:p/>
          </table:table-cell>
          <table:table-cell table:style-name="ce2" table:formula="of:=IF(AND([.$G13]&lt;[.BI$1];[.$H13]&gt;=[.BI$1]);1;&quot;&quot;)">
            <text:p/>
          </table:table-cell>
          <table:table-cell table:style-name="ce2" table:formula="of:=IF(AND([.$G13]&lt;[.BJ$1];[.$H13]&gt;=[.BJ$1]);1;&quot;&quot;)">
            <text:p/>
          </table:table-cell>
          <table:table-cell table:style-name="ce2" table:formula="of:=IF(AND([.$G13]&lt;[.BK$1];[.$H13]&gt;=[.BK$1]);1;&quot;&quot;)">
            <text:p/>
          </table:table-cell>
          <table:table-cell table:style-name="ce2" table:formula="of:=IF(AND([.$G13]&lt;[.BL$1];[.$H13]&gt;=[.BL$1]);1;&quot;&quot;)">
            <text:p/>
          </table:table-cell>
          <table:table-cell table:style-name="ce2" table:formula="of:=IF(AND([.$G13]&lt;[.BM$1];[.$H13]&gt;=[.BM$1]);1;&quot;&quot;)">
            <text:p/>
          </table:table-cell>
          <table:table-cell table:style-name="ce2" table:formula="of:=IF(AND([.$G13]&lt;[.BN$1];[.$H13]&gt;=[.BN$1]);1;&quot;&quot;)">
            <text:p/>
          </table:table-cell>
          <table:table-cell table:style-name="ce2" table:formula="of:=IF(AND([.$G13]&lt;[.BO$1];[.$H13]&gt;=[.BO$1]);1;&quot;&quot;)">
            <text:p/>
          </table:table-cell>
          <table:table-cell table:style-name="ce2" table:formula="of:=IF(AND([.$G13]&lt;[.BP$1];[.$H13]&gt;=[.BP$1]);1;&quot;&quot;)">
            <text:p/>
          </table:table-cell>
          <table:table-cell table:style-name="ce2" table:formula="of:=IF(AND([.$G13]&lt;[.BQ$1];[.$H13]&gt;=[.BQ$1]);1;&quot;&quot;)">
            <text:p/>
          </table:table-cell>
          <table:table-cell table:style-name="ce2" table:formula="of:=IF(AND([.$G13]&lt;[.BR$1];[.$H13]&gt;=[.BR$1]);1;&quot;&quot;)">
            <text:p/>
          </table:table-cell>
          <table:table-cell table:style-name="ce2" table:formula="of:=IF(AND([.$G13]&lt;[.BS$1];[.$H13]&gt;=[.BS$1]);1;&quot;&quot;)">
            <text:p/>
          </table:table-cell>
          <table:table-cell table:style-name="ce2" table:formula="of:=IF(AND([.$G13]&lt;[.BT$1];[.$H13]&gt;=[.BT$1]);1;&quot;&quot;)">
            <text:p/>
          </table:table-cell>
          <table:table-cell table:style-name="ce2" table:formula="of:=IF(AND([.$G13]&lt;[.BU$1];[.$H13]&gt;=[.BU$1]);1;&quot;&quot;)">
            <text:p/>
          </table:table-cell>
          <table:table-cell table:style-name="ce2" table:formula="of:=IF(AND([.$G13]&lt;[.BV$1];[.$H13]&gt;=[.BV$1]);1;&quot;&quot;)">
            <text:p/>
          </table:table-cell>
          <table:table-cell table:style-name="ce2" table:formula="of:=IF(AND([.$G13]&lt;[.BW$1];[.$H13]&gt;=[.BW$1]);1;&quot;&quot;)">
            <text:p/>
          </table:table-cell>
          <table:table-cell table:style-name="ce2" table:formula="of:=IF(AND([.$G13]&lt;[.BX$1];[.$H13]&gt;=[.BX$1]);1;&quot;&quot;)">
            <text:p/>
          </table:table-cell>
          <table:table-cell table:style-name="ce2" table:formula="of:=IF(AND([.$G13]&lt;[.BY$1];[.$H13]&gt;=[.BY$1]);1;&quot;&quot;)">
            <text:p/>
          </table:table-cell>
          <table:table-cell table:style-name="ce2" table:formula="of:=IF(AND([.$G13]&lt;[.BZ$1];[.$H13]&gt;=[.BZ$1]);1;&quot;&quot;)">
            <text:p/>
          </table:table-cell>
          <table:table-cell table:style-name="ce2" table:formula="of:=IF(AND([.$G13]&lt;[.CA$1];[.$H13]&gt;=[.CA$1]);1;&quot;&quot;)">
            <text:p/>
          </table:table-cell>
          <table:table-cell table:style-name="ce2" table:formula="of:=IF(AND([.$G13]&lt;[.CB$1];[.$H13]&gt;=[.CB$1]);1;&quot;&quot;)">
            <text:p/>
          </table:table-cell>
          <table:table-cell table:style-name="ce2" table:formula="of:=IF(AND([.$G13]&lt;[.CC$1];[.$H13]&gt;=[.CC$1]);1;&quot;&quot;)">
            <text:p/>
          </table:table-cell>
          <table:table-cell table:style-name="ce2" table:formula="of:=IF(AND([.$G13]&lt;[.CD$1];[.$H13]&gt;=[.CD$1]);1;&quot;&quot;)">
            <text:p/>
          </table:table-cell>
          <table:table-cell table:style-name="ce2" table:formula="of:=IF(AND([.$G13]&lt;[.CE$1];[.$H13]&gt;=[.CE$1]);1;&quot;&quot;)">
            <text:p/>
          </table:table-cell>
          <table:table-cell table:style-name="ce2" table:formula="of:=IF(AND([.$G13]&lt;[.CF$1];[.$H13]&gt;=[.CF$1]);1;&quot;&quot;)">
            <text:p/>
          </table:table-cell>
          <table:table-cell table:style-name="ce2" table:formula="of:=IF(AND([.$G13]&lt;[.CG$1];[.$H13]&gt;=[.CG$1]);1;&quot;&quot;)">
            <text:p/>
          </table:table-cell>
          <table:table-cell table:style-name="ce2" table:formula="of:=IF(AND([.$G13]&lt;[.CH$1];[.$H13]&gt;=[.CH$1]);1;&quot;&quot;)">
            <text:p/>
          </table:table-cell>
          <table:table-cell table:style-name="ce2" table:formula="of:=IF(AND([.$G13]&lt;[.CI$1];[.$H13]&gt;=[.CI$1]);1;&quot;&quot;)">
            <text:p/>
          </table:table-cell>
          <table:table-cell table:style-name="ce2" table:formula="of:=IF(AND([.$G13]&lt;[.CJ$1];[.$H13]&gt;=[.CJ$1]);1;&quot;&quot;)">
            <text:p/>
          </table:table-cell>
          <table:table-cell table:style-name="ce2" table:formula="of:=IF(AND([.$G13]&lt;[.CK$1];[.$H13]&gt;=[.CK$1]);1;&quot;&quot;)">
            <text:p/>
          </table:table-cell>
          <table:table-cell table:style-name="ce2" table:formula="of:=IF(AND([.$G13]&lt;[.CL$1];[.$H13]&gt;=[.CL$1]);1;&quot;&quot;)">
            <text:p/>
          </table:table-cell>
          <table:table-cell table:style-name="ce2" table:formula="of:=IF(AND([.$G13]&lt;[.CM$1];[.$H13]&gt;=[.CM$1]);1;&quot;&quot;)">
            <text:p/>
          </table:table-cell>
          <table:table-cell table:style-name="ce2" table:formula="of:=IF(AND([.$G13]&lt;[.CN$1];[.$H13]&gt;=[.CN$1]);1;&quot;&quot;)">
            <text:p/>
          </table:table-cell>
          <table:table-cell table:style-name="ce2" table:formula="of:=IF(AND([.$G13]&lt;[.CO$1];[.$H13]&gt;=[.CO$1]);1;&quot;&quot;)">
            <text:p/>
          </table:table-cell>
          <table:table-cell table:style-name="ce2" table:formula="of:=IF(AND([.$G13]&lt;[.CP$1];[.$H13]&gt;=[.CP$1]);1;&quot;&quot;)">
            <text:p/>
          </table:table-cell>
          <table:table-cell table:style-name="ce2" table:formula="of:=IF(AND([.$G13]&lt;[.CQ$1];[.$H13]&gt;=[.CQ$1]);1;&quot;&quot;)">
            <text:p/>
          </table:table-cell>
          <table:table-cell table:style-name="ce2" table:formula="of:=IF(AND([.$G13]&lt;[.CR$1];[.$H13]&gt;=[.CR$1]);1;&quot;&quot;)">
            <text:p/>
          </table:table-cell>
          <table:table-cell table:style-name="ce2" table:formula="of:=IF(AND([.$G13]&lt;[.CS$1];[.$H13]&gt;=[.CS$1]);1;&quot;&quot;)">
            <text:p/>
          </table:table-cell>
          <table:table-cell table:style-name="ce2" table:formula="of:=IF(AND([.$G13]&lt;[.CT$1];[.$H13]&gt;=[.CT$1]);1;&quot;&quot;)">
            <text:p/>
          </table:table-cell>
          <table:table-cell table:style-name="ce2" table:formula="of:=IF(AND([.$G13]&lt;[.CU$1];[.$H13]&gt;=[.CU$1]);1;&quot;&quot;)">
            <text:p/>
          </table:table-cell>
          <table:table-cell table:style-name="ce2" table:formula="of:=IF(AND([.$G13]&lt;[.CV$1];[.$H13]&gt;=[.CV$1]);1;&quot;&quot;)">
            <text:p/>
          </table:table-cell>
          <table:table-cell table:style-name="ce2" table:formula="of:=IF(AND([.$G13]&lt;[.CW$1];[.$H13]&gt;=[.CW$1]);1;&quot;&quot;)">
            <text:p/>
          </table:table-cell>
          <table:table-cell table:style-name="ce2" table:formula="of:=IF(AND([.$G13]&lt;[.CX$1];[.$H13]&gt;=[.CX$1]);1;&quot;&quot;)">
            <text:p/>
          </table:table-cell>
          <table:table-cell table:style-name="ce2" table:formula="of:=IF(AND([.$G13]&lt;[.CY$1];[.$H13]&gt;=[.CY$1]);1;&quot;&quot;)">
            <text:p/>
          </table:table-cell>
          <table:table-cell table:style-name="ce2" table:formula="of:=IF(AND([.$G13]&lt;[.CZ$1];[.$H13]&gt;=[.CZ$1]);1;&quot;&quot;)">
            <text:p/>
          </table:table-cell>
          <table:table-cell table:style-name="ce2" table:formula="of:=IF(AND([.$G13]&lt;[.DA$1];[.$H13]&gt;=[.DA$1]);1;&quot;&quot;)">
            <text:p/>
          </table:table-cell>
          <table:table-cell table:style-name="ce2" table:formula="of:=IF(AND([.$G13]&lt;[.DB$1];[.$H13]&gt;=[.DB$1]);1;&quot;&quot;)">
            <text:p/>
          </table:table-cell>
          <table:table-cell table:style-name="ce2" table:formula="of:=IF(AND([.$G13]&lt;[.DC$1];[.$H13]&gt;=[.DC$1]);1;&quot;&quot;)">
            <text:p/>
          </table:table-cell>
          <table:table-cell table:style-name="ce2" table:formula="of:=IF(AND([.$G13]&lt;[.DD$1];[.$H13]&gt;=[.DD$1]);1;&quot;&quot;)">
            <text:p/>
          </table:table-cell>
          <table:table-cell table:style-name="ce2" table:formula="of:=IF(AND([.$G13]&lt;[.DE$1];[.$H13]&gt;=[.DE$1]);1;&quot;&quot;)">
            <text:p/>
          </table:table-cell>
          <table:table-cell table:style-name="ce2" table:formula="of:=IF(AND([.$G13]&lt;[.DF$1];[.$H13]&gt;=[.DF$1]);1;&quot;&quot;)">
            <text:p/>
          </table:table-cell>
          <table:table-cell table:style-name="ce2" table:formula="of:=IF(AND([.$G13]&lt;[.DG$1];[.$H13]&gt;=[.DG$1]);1;&quot;&quot;)">
            <text:p/>
          </table:table-cell>
          <table:table-cell table:style-name="ce2" table:formula="of:=IF(AND([.$G13]&lt;[.DH$1];[.$H13]&gt;=[.DH$1]);1;&quot;&quot;)">
            <text:p/>
          </table:table-cell>
          <table:table-cell table:style-name="ce2" table:formula="of:=IF(AND([.$G13]&lt;[.DI$1];[.$H13]&gt;=[.DI$1]);1;&quot;&quot;)">
            <text:p/>
          </table:table-cell>
          <table:table-cell table:style-name="ce2" table:formula="of:=IF(AND([.$G13]&lt;[.DJ$1];[.$H13]&gt;=[.DJ$1]);1;&quot;&quot;)">
            <text:p/>
          </table:table-cell>
          <table:table-cell table:style-name="ce2" table:formula="of:=IF(AND([.$G13]&lt;[.DK$1];[.$H13]&gt;=[.DK$1]);1;&quot;&quot;)">
            <text:p/>
          </table:table-cell>
          <table:table-cell table:style-name="ce2" table:formula="of:=IF(AND([.$G13]&lt;[.DL$1];[.$H13]&gt;=[.DL$1]);1;&quot;&quot;)">
            <text:p/>
          </table:table-cell>
          <table:table-cell table:style-name="ce2" table:formula="of:=IF(AND([.$G13]&lt;[.DM$1];[.$H13]&gt;=[.DM$1]);1;&quot;&quot;)">
            <text:p/>
          </table:table-cell>
          <table:table-cell table:style-name="ce2" table:formula="of:=IF(AND([.$G13]&lt;[.DN$1];[.$H13]&gt;=[.DN$1]);1;&quot;&quot;)">
            <text:p/>
          </table:table-cell>
          <table:table-cell table:style-name="ce2" table:formula="of:=IF(AND([.$G13]&lt;[.DO$1];[.$H13]&gt;=[.DO$1]);1;&quot;&quot;)">
            <text:p/>
          </table:table-cell>
          <table:table-cell table:style-name="ce2" table:formula="of:=IF(AND([.$G13]&lt;[.DP$1];[.$H13]&gt;=[.DP$1]);1;&quot;&quot;)">
            <text:p/>
          </table:table-cell>
          <table:table-cell table:style-name="ce2" table:formula="of:=IF(AND([.$G13]&lt;[.DQ$1];[.$H13]&gt;=[.DQ$1]);1;&quot;&quot;)">
            <text:p/>
          </table:table-cell>
          <table:table-cell table:style-name="ce2" table:formula="of:=IF(AND([.$G13]&lt;[.DR$1];[.$H13]&gt;=[.DR$1]);1;&quot;&quot;)">
            <text:p/>
          </table:table-cell>
          <table:table-cell table:style-name="ce2" table:formula="of:=IF(AND([.$G13]&lt;[.DS$1];[.$H13]&gt;=[.DS$1]);1;&quot;&quot;)">
            <text:p/>
          </table:table-cell>
          <table:table-cell table:style-name="ce2" table:formula="of:=IF(AND([.$G13]&lt;[.DT$1];[.$H13]&gt;=[.DT$1]);1;&quot;&quot;)">
            <text:p/>
          </table:table-cell>
          <table:table-cell table:style-name="ce2" table:formula="of:=IF(AND([.$G13]&lt;[.DU$1];[.$H13]&gt;=[.DU$1]);1;&quot;&quot;)">
            <text:p/>
          </table:table-cell>
          <table:table-cell table:style-name="ce2" table:formula="of:=IF(AND([.$G13]&lt;[.DV$1];[.$H13]&gt;=[.DV$1]);1;&quot;&quot;)">
            <text:p/>
          </table:table-cell>
          <table:table-cell table:style-name="ce2" table:formula="of:=IF(AND([.$G13]&lt;[.DW$1];[.$H13]&gt;=[.DW$1]);1;&quot;&quot;)">
            <text:p/>
          </table:table-cell>
          <table:table-cell table:style-name="ce2" table:formula="of:=IF(AND([.$G13]&lt;[.DX$1];[.$H13]&gt;=[.DX$1]);1;&quot;&quot;)">
            <text:p/>
          </table:table-cell>
          <table:table-cell table:style-name="ce2" table:formula="of:=IF(AND([.$G13]&lt;[.DY$1];[.$H13]&gt;=[.DY$1]);1;&quot;&quot;)">
            <text:p/>
          </table:table-cell>
          <table:table-cell table:style-name="ce2" table:formula="of:=IF(AND([.$G13]&lt;[.DZ$1];[.$H13]&gt;=[.DZ$1]);1;&quot;&quot;)">
            <text:p/>
          </table:table-cell>
          <table:table-cell table:style-name="ce2" table:formula="of:=IF(AND([.$G13]&lt;[.EA$1];[.$H13]&gt;=[.EA$1]);1;&quot;&quot;)">
            <text:p/>
          </table:table-cell>
          <table:table-cell table:style-name="ce2" table:formula="of:=IF(AND([.$G13]&lt;[.EB$1];[.$H13]&gt;=[.EB$1]);1;&quot;&quot;)">
            <text:p/>
          </table:table-cell>
          <table:table-cell table:style-name="ce2" table:formula="of:=IF(AND([.$G13]&lt;[.EC$1];[.$H13]&gt;=[.EC$1]);1;&quot;&quot;)">
            <text:p/>
          </table:table-cell>
          <table:table-cell table:style-name="ce2" table:formula="of:=IF(AND([.$G13]&lt;[.ED$1];[.$H13]&gt;=[.ED$1]);1;&quot;&quot;)">
            <text:p/>
          </table:table-cell>
          <table:table-cell table:style-name="ce2" table:formula="of:=IF(AND([.$G13]&lt;[.EE$1];[.$H13]&gt;=[.EE$1]);1;&quot;&quot;)">
            <text:p/>
          </table:table-cell>
          <table:table-cell table:style-name="ce2" table:formula="of:=IF(AND([.$G13]&lt;[.EF$1];[.$H13]&gt;=[.EF$1]);1;&quot;&quot;)">
            <text:p/>
          </table:table-cell>
          <table:table-cell table:style-name="ce2" table:formula="of:=IF(AND([.$G13]&lt;[.EG$1];[.$H13]&gt;=[.EG$1]);1;&quot;&quot;)">
            <text:p/>
          </table:table-cell>
          <table:table-cell table:style-name="ce2" table:formula="of:=IF(AND([.$G13]&lt;[.EH$1];[.$H13]&gt;=[.EH$1]);1;&quot;&quot;)">
            <text:p/>
          </table:table-cell>
          <table:table-cell table:style-name="ce2" table:formula="of:=IF(AND([.$G13]&lt;[.EI$1];[.$H13]&gt;=[.EI$1]);1;&quot;&quot;)">
            <text:p/>
          </table:table-cell>
          <table:table-cell table:style-name="ce2" table:formula="of:=IF(AND([.$G13]&lt;[.EJ$1];[.$H13]&gt;=[.EJ$1]);1;&quot;&quot;)">
            <text:p/>
          </table:table-cell>
          <table:table-cell table:style-name="ce2" table:formula="of:=IF(AND([.$G13]&lt;[.EK$1];[.$H13]&gt;=[.EK$1]);1;&quot;&quot;)">
            <text:p/>
          </table:table-cell>
          <table:table-cell table:style-name="ce2" table:formula="of:=IF(AND([.$G13]&lt;[.EL$1];[.$H13]&gt;=[.EL$1]);1;&quot;&quot;)">
            <text:p/>
          </table:table-cell>
          <table:table-cell table:style-name="ce2" table:formula="of:=IF(AND([.$G13]&lt;[.EM$1];[.$H13]&gt;=[.EM$1]);1;&quot;&quot;)">
            <text:p/>
          </table:table-cell>
          <table:table-cell table:style-name="ce2" table:formula="of:=IF(AND([.$G13]&lt;[.EN$1];[.$H13]&gt;=[.EN$1]);1;&quot;&quot;)">
            <text:p/>
          </table:table-cell>
          <table:table-cell table:style-name="ce2" table:formula="of:=IF(AND([.$G13]&lt;[.EO$1];[.$H13]&gt;=[.EO$1]);1;&quot;&quot;)">
            <text:p/>
          </table:table-cell>
          <table:table-cell table:style-name="ce2" table:formula="of:=IF(AND([.$G13]&lt;[.EP$1];[.$H13]&gt;=[.EP$1]);1;&quot;&quot;)">
            <text:p/>
          </table:table-cell>
          <table:table-cell table:style-name="ce2" table:formula="of:=IF(AND([.$G13]&lt;[.EQ$1];[.$H13]&gt;=[.EQ$1]);1;&quot;&quot;)">
            <text:p/>
          </table:table-cell>
          <table:table-cell table:style-name="ce2" table:formula="of:=IF(AND([.$G13]&lt;[.ER$1];[.$H13]&gt;=[.ER$1]);1;&quot;&quot;)">
            <text:p/>
          </table:table-cell>
          <table:table-cell table:style-name="ce2" table:formula="of:=IF(AND([.$G13]&lt;[.ES$1];[.$H13]&gt;=[.ES$1]);1;&quot;&quot;)">
            <text:p/>
          </table:table-cell>
          <table:table-cell table:style-name="ce2" table:formula="of:=IF(AND([.$G13]&lt;[.ET$1];[.$H13]&gt;=[.ET$1]);1;&quot;&quot;)">
            <text:p/>
          </table:table-cell>
          <table:table-cell table:style-name="ce2" table:formula="of:=IF(AND([.$G13]&lt;[.EU$1];[.$H13]&gt;=[.EU$1]);1;&quot;&quot;)">
            <text:p/>
          </table:table-cell>
          <table:table-cell table:style-name="ce2" table:formula="of:=IF(AND([.$G13]&lt;[.EV$1];[.$H13]&gt;=[.EV$1]);1;&quot;&quot;)">
            <text:p/>
          </table:table-cell>
          <table:table-cell table:style-name="ce2" table:formula="of:=IF(AND([.$G13]&lt;[.EW$1];[.$H13]&gt;=[.EW$1]);1;&quot;&quot;)">
            <text:p/>
          </table:table-cell>
          <table:table-cell table:style-name="ce2" table:formula="of:=IF(AND([.$G13]&lt;[.EX$1];[.$H13]&gt;=[.EX$1]);1;&quot;&quot;)">
            <text:p/>
          </table:table-cell>
          <table:table-cell table:style-name="ce2" table:formula="of:=IF(AND([.$G13]&lt;[.EY$1];[.$H13]&gt;=[.EY$1]);1;&quot;&quot;)">
            <text:p/>
          </table:table-cell>
          <table:table-cell table:style-name="ce2" table:formula="of:=IF(AND([.$G13]&lt;[.EZ$1];[.$H13]&gt;=[.EZ$1]);1;&quot;&quot;)">
            <text:p/>
          </table:table-cell>
          <table:table-cell table:style-name="ce2" table:formula="of:=IF(AND([.$G13]&lt;[.FA$1];[.$H13]&gt;=[.FA$1]);1;&quot;&quot;)">
            <text:p/>
          </table:table-cell>
          <table:table-cell table:style-name="ce2" table:formula="of:=IF(AND([.$G13]&lt;[.FB$1];[.$H13]&gt;=[.FB$1]);1;&quot;&quot;)">
            <text:p/>
          </table:table-cell>
          <table:table-cell table:style-name="ce2" table:formula="of:=IF(AND([.$G13]&lt;[.FC$1];[.$H13]&gt;=[.FC$1]);1;&quot;&quot;)">
            <text:p/>
          </table:table-cell>
          <table:table-cell table:style-name="ce2" table:formula="of:=IF(AND([.$G13]&lt;[.FD$1];[.$H13]&gt;=[.FD$1]);1;&quot;&quot;)">
            <text:p/>
          </table:table-cell>
          <table:table-cell table:style-name="ce2" table:formula="of:=IF(AND([.$G13]&lt;[.FE$1];[.$H13]&gt;=[.FE$1]);1;&quot;&quot;)">
            <text:p/>
          </table:table-cell>
          <table:table-cell table:style-name="ce2" table:formula="of:=IF(AND([.$G13]&lt;[.FF$1];[.$H13]&gt;=[.FF$1]);1;&quot;&quot;)">
            <text:p/>
          </table:table-cell>
          <table:table-cell table:style-name="ce2" table:formula="of:=IF(AND([.$G13]&lt;[.FG$1];[.$H13]&gt;=[.FG$1]);1;&quot;&quot;)">
            <text:p/>
          </table:table-cell>
          <table:table-cell table:style-name="ce2" table:formula="of:=IF(AND([.$G13]&lt;[.FH$1];[.$H13]&gt;=[.FH$1]);1;&quot;&quot;)">
            <text:p/>
          </table:table-cell>
          <table:table-cell table:style-name="ce2" table:formula="of:=IF(AND([.$G13]&lt;[.FI$1];[.$H13]&gt;=[.FI$1]);1;&quot;&quot;)">
            <text:p/>
          </table:table-cell>
          <table:table-cell table:style-name="ce2" table:formula="of:=IF(AND([.$G13]&lt;[.FJ$1];[.$H13]&gt;=[.FJ$1]);1;&quot;&quot;)">
            <text:p/>
          </table:table-cell>
          <table:table-cell table:style-name="ce2" table:formula="of:=IF(AND([.$G13]&lt;[.FK$1];[.$H13]&gt;=[.FK$1]);1;&quot;&quot;)">
            <text:p/>
          </table:table-cell>
          <table:table-cell table:style-name="ce2" table:formula="of:=IF(AND([.$G13]&lt;[.FL$1];[.$H13]&gt;=[.FL$1]);1;&quot;&quot;)">
            <text:p/>
          </table:table-cell>
          <table:table-cell table:style-name="ce2" table:formula="of:=IF(AND([.$G13]&lt;[.FM$1];[.$H13]&gt;=[.FM$1]);1;&quot;&quot;)">
            <text:p/>
          </table:table-cell>
          <table:table-cell table:style-name="ce2" table:formula="of:=IF(AND([.$G13]&lt;[.FN$1];[.$H13]&gt;=[.FN$1]);1;&quot;&quot;)">
            <text:p/>
          </table:table-cell>
          <table:table-cell table:style-name="ce2" table:formula="of:=IF(AND([.$G13]&lt;[.FO$1];[.$H13]&gt;=[.FO$1]);1;&quot;&quot;)">
            <text:p/>
          </table:table-cell>
          <table:table-cell table:style-name="ce2" table:formula="of:=IF(AND([.$G13]&lt;[.FP$1];[.$H13]&gt;=[.FP$1]);1;&quot;&quot;)">
            <text:p/>
          </table:table-cell>
          <table:table-cell table:style-name="ce2" table:formula="of:=IF(AND([.$G13]&lt;[.FQ$1];[.$H13]&gt;=[.FQ$1]);1;&quot;&quot;)">
            <text:p/>
          </table:table-cell>
          <table:table-cell table:style-name="ce2" table:formula="of:=IF(AND([.$G13]&lt;[.FR$1];[.$H13]&gt;=[.FR$1]);1;&quot;&quot;)">
            <text:p/>
          </table:table-cell>
          <table:table-cell table:style-name="ce2" table:formula="of:=IF(AND([.$G13]&lt;[.FS$1];[.$H13]&gt;=[.FS$1]);1;&quot;&quot;)">
            <text:p/>
          </table:table-cell>
          <table:table-cell table:style-name="ce2" table:formula="of:=IF(AND([.$G13]&lt;[.FT$1];[.$H13]&gt;=[.FT$1]);1;&quot;&quot;)">
            <text:p/>
          </table:table-cell>
          <table:table-cell table:style-name="ce2" table:formula="of:=IF(AND([.$G13]&lt;[.FU$1];[.$H13]&gt;=[.FU$1]);1;&quot;&quot;)">
            <text:p/>
          </table:table-cell>
          <table:table-cell table:style-name="ce2" table:formula="of:=IF(AND([.$G13]&lt;[.FV$1];[.$H13]&gt;=[.FV$1]);1;&quot;&quot;)">
            <text:p/>
          </table:table-cell>
          <table:table-cell table:style-name="ce2" table:formula="of:=IF(AND([.$G13]&lt;[.FW$1];[.$H13]&gt;=[.FW$1]);1;&quot;&quot;)">
            <text:p/>
          </table:table-cell>
          <table:table-cell table:style-name="ce2" table:formula="of:=IF(AND([.$G13]&lt;[.FX$1];[.$H13]&gt;=[.FX$1]);1;&quot;&quot;)">
            <text:p/>
          </table:table-cell>
          <table:table-cell table:style-name="ce2" table:formula="of:=IF(AND([.$G13]&lt;[.FY$1];[.$H13]&gt;=[.FY$1]);1;&quot;&quot;)">
            <text:p/>
          </table:table-cell>
          <table:table-cell table:style-name="ce2" table:formula="of:=IF(AND([.$G13]&lt;[.FZ$1];[.$H13]&gt;=[.FZ$1]);1;&quot;&quot;)">
            <text:p/>
          </table:table-cell>
          <table:table-cell table:style-name="ce2" table:formula="of:=IF(AND([.$G13]&lt;[.GA$1];[.$H13]&gt;=[.GA$1]);1;&quot;&quot;)">
            <text:p/>
          </table:table-cell>
          <table:table-cell table:style-name="ce2" table:formula="of:=IF(AND([.$G13]&lt;[.GB$1];[.$H13]&gt;=[.GB$1]);1;&quot;&quot;)">
            <text:p/>
          </table:table-cell>
          <table:table-cell table:style-name="ce2" table:formula="of:=IF(AND([.$G13]&lt;[.GC$1];[.$H13]&gt;=[.GC$1]);1;&quot;&quot;)">
            <text:p/>
          </table:table-cell>
          <table:table-cell table:style-name="ce2" table:formula="of:=IF(AND([.$G13]&lt;[.GD$1];[.$H13]&gt;=[.GD$1]);1;&quot;&quot;)">
            <text:p/>
          </table:table-cell>
          <table:table-cell table:style-name="ce2" table:formula="of:=IF(AND([.$G13]&lt;[.GE$1];[.$H13]&gt;=[.GE$1]);1;&quot;&quot;)">
            <text:p/>
          </table:table-cell>
          <table:table-cell table:style-name="ce2" table:formula="of:=IF(AND([.$G13]&lt;[.GF$1];[.$H13]&gt;=[.GF$1]);1;&quot;&quot;)">
            <text:p/>
          </table:table-cell>
          <table:table-cell table:style-name="ce2" table:formula="of:=IF(AND([.$G13]&lt;[.GG$1];[.$H13]&gt;=[.GG$1]);1;&quot;&quot;)">
            <text:p/>
          </table:table-cell>
          <table:table-cell table:style-name="ce2" table:formula="of:=IF(AND([.$G13]&lt;[.GH$1];[.$H13]&gt;=[.GH$1]);1;&quot;&quot;)">
            <text:p/>
          </table:table-cell>
          <table:table-cell table:style-name="ce2" table:formula="of:=IF(AND([.$G13]&lt;[.GI$1];[.$H13]&gt;=[.GI$1]);1;&quot;&quot;)">
            <text:p/>
          </table:table-cell>
          <table:table-cell table:style-name="ce2" table:formula="of:=IF(AND([.$G13]&lt;[.GJ$1];[.$H13]&gt;=[.GJ$1]);1;&quot;&quot;)">
            <text:p/>
          </table:table-cell>
          <table:table-cell table:style-name="ce2" table:formula="of:=IF(AND([.$G13]&lt;[.GK$1];[.$H13]&gt;=[.GK$1]);1;&quot;&quot;)">
            <text:p/>
          </table:table-cell>
          <table:table-cell table:style-name="ce2" table:formula="of:=IF(AND([.$G13]&lt;[.GL$1];[.$H13]&gt;=[.GL$1]);1;&quot;&quot;)">
            <text:p/>
          </table:table-cell>
          <table:table-cell table:style-name="ce2" table:formula="of:=IF(AND([.$G13]&lt;[.GM$1];[.$H13]&gt;=[.GM$1]);1;&quot;&quot;)">
            <text:p/>
          </table:table-cell>
          <table:table-cell table:style-name="ce2" table:formula="of:=IF(AND([.$G13]&lt;[.GN$1];[.$H13]&gt;=[.GN$1]);1;&quot;&quot;)">
            <text:p/>
          </table:table-cell>
          <table:table-cell table:style-name="ce2" table:formula="of:=IF(AND([.$G13]&lt;[.GO$1];[.$H13]&gt;=[.GO$1]);1;&quot;&quot;)">
            <text:p/>
          </table:table-cell>
          <table:table-cell table:style-name="ce2" table:formula="of:=IF(AND([.$G13]&lt;[.GP$1];[.$H13]&gt;=[.GP$1]);1;&quot;&quot;)">
            <text:p/>
          </table:table-cell>
          <table:table-cell table:style-name="ce2" table:formula="of:=IF(AND([.$G13]&lt;[.GQ$1];[.$H13]&gt;=[.GQ$1]);1;&quot;&quot;)">
            <text:p/>
          </table:table-cell>
          <table:table-cell table:style-name="ce2" table:formula="of:=IF(AND([.$G13]&lt;[.GR$1];[.$H13]&gt;=[.GR$1]);1;&quot;&quot;)">
            <text:p/>
          </table:table-cell>
          <table:table-cell table:style-name="ce2" table:formula="of:=IF(AND([.$G13]&lt;[.GS$1];[.$H13]&gt;=[.GS$1]);1;&quot;&quot;)">
            <text:p/>
          </table:table-cell>
          <table:table-cell table:style-name="ce2" table:formula="of:=IF(AND([.$G13]&lt;[.GT$1];[.$H13]&gt;=[.GT$1]);1;&quot;&quot;)">
            <text:p/>
          </table:table-cell>
          <table:table-cell table:style-name="ce2" table:formula="of:=IF(AND([.$G13]&lt;[.GU$1];[.$H13]&gt;=[.GU$1]);1;&quot;&quot;)">
            <text:p/>
          </table:table-cell>
          <table:table-cell table:style-name="ce2" table:formula="of:=IF(AND([.$G13]&lt;[.GV$1];[.$H13]&gt;=[.GV$1]);1;&quot;&quot;)">
            <text:p/>
          </table:table-cell>
          <table:table-cell table:style-name="ce2" table:formula="of:=IF(AND([.$G13]&lt;[.GW$1];[.$H13]&gt;=[.GW$1]);1;&quot;&quot;)">
            <text:p/>
          </table:table-cell>
          <table:table-cell table:style-name="ce2" table:formula="of:=IF(AND([.$G13]&lt;[.GX$1];[.$H13]&gt;=[.GX$1]);1;&quot;&quot;)">
            <text:p/>
          </table:table-cell>
          <table:table-cell table:style-name="ce2" table:formula="of:=IF(AND([.$G13]&lt;[.GY$1];[.$H13]&gt;=[.GY$1]);1;&quot;&quot;)">
            <text:p/>
          </table:table-cell>
          <table:table-cell table:style-name="ce2" table:formula="of:=IF(AND([.$G13]&lt;[.GZ$1];[.$H13]&gt;=[.GZ$1]);1;&quot;&quot;)">
            <text:p/>
          </table:table-cell>
          <table:table-cell table:style-name="ce2" table:formula="of:=IF(AND([.$G13]&lt;[.HA$1];[.$H13]&gt;=[.HA$1]);1;&quot;&quot;)">
            <text:p/>
          </table:table-cell>
          <table:table-cell table:style-name="ce2" table:formula="of:=IF(AND([.$G13]&lt;[.HB$1];[.$H13]&gt;=[.HB$1]);1;&quot;&quot;)">
            <text:p/>
          </table:table-cell>
          <table:table-cell table:style-name="ce2" table:formula="of:=IF(AND([.$G13]&lt;[.HC$1];[.$H13]&gt;=[.HC$1]);1;&quot;&quot;)">
            <text:p/>
          </table:table-cell>
          <table:table-cell table:style-name="ce2" table:formula="of:=IF(AND([.$G13]&lt;[.HD$1];[.$H13]&gt;=[.HD$1]);1;&quot;&quot;)">
            <text:p/>
          </table:table-cell>
          <table:table-cell table:style-name="ce2" table:formula="of:=IF(AND([.$G13]&lt;[.HE$1];[.$H13]&gt;=[.HE$1]);1;&quot;&quot;)">
            <text:p/>
          </table:table-cell>
          <table:table-cell table:style-name="ce2" table:formula="of:=IF(AND([.$G13]&lt;[.HF$1];[.$H13]&gt;=[.HF$1]);1;&quot;&quot;)">
            <text:p/>
          </table:table-cell>
          <table:table-cell table:style-name="ce2" table:formula="of:=IF(AND([.$G13]&lt;[.HG$1];[.$H13]&gt;=[.HG$1]);1;&quot;&quot;)">
            <text:p/>
          </table:table-cell>
          <table:table-cell table:style-name="ce2" table:formula="of:=IF(AND([.$G13]&lt;[.HH$1];[.$H13]&gt;=[.HH$1]);1;&quot;&quot;)">
            <text:p/>
          </table:table-cell>
          <table:table-cell table:style-name="ce2" table:formula="of:=IF(AND([.$G13]&lt;[.HI$1];[.$H13]&gt;=[.HI$1]);1;&quot;&quot;)">
            <text:p/>
          </table:table-cell>
          <table:table-cell table:style-name="ce2" table:formula="of:=IF(AND([.$G13]&lt;[.HJ$1];[.$H13]&gt;=[.HJ$1]);1;&quot;&quot;)">
            <text:p/>
          </table:table-cell>
          <table:table-cell table:style-name="ce2" table:formula="of:=IF(AND([.$G13]&lt;[.HK$1];[.$H13]&gt;=[.HK$1]);1;&quot;&quot;)">
            <text:p/>
          </table:table-cell>
          <table:table-cell table:style-name="ce2" table:formula="of:=IF(AND([.$G13]&lt;[.HL$1];[.$H13]&gt;=[.HL$1]);1;&quot;&quot;)">
            <text:p/>
          </table:table-cell>
          <table:table-cell table:style-name="ce2" table:formula="of:=IF(AND([.$G13]&lt;[.HM$1];[.$H13]&gt;=[.HM$1]);1;&quot;&quot;)">
            <text:p/>
          </table:table-cell>
          <table:table-cell table:style-name="ce2" table:formula="of:=IF(AND([.$G13]&lt;[.HN$1];[.$H13]&gt;=[.HN$1]);1;&quot;&quot;)">
            <text:p/>
          </table:table-cell>
          <table:table-cell table:style-name="ce2" table:formula="of:=IF(AND([.$G13]&lt;[.HO$1];[.$H13]&gt;=[.HO$1]);1;&quot;&quot;)">
            <text:p/>
          </table:table-cell>
          <table:table-cell table:style-name="ce2" table:formula="of:=IF(AND([.$G13]&lt;[.HP$1];[.$H13]&gt;=[.HP$1]);1;&quot;&quot;)">
            <text:p/>
          </table:table-cell>
          <table:table-cell table:style-name="ce2" table:formula="of:=IF(AND([.$G13]&lt;[.HQ$1];[.$H13]&gt;=[.HQ$1]);1;&quot;&quot;)">
            <text:p/>
          </table:table-cell>
          <table:table-cell table:style-name="ce2" table:formula="of:=IF(AND([.$G13]&lt;[.HR$1];[.$H13]&gt;=[.HR$1]);1;&quot;&quot;)">
            <text:p/>
          </table:table-cell>
          <table:table-cell table:style-name="ce2" table:formula="of:=IF(AND([.$G13]&lt;[.HS$1];[.$H13]&gt;=[.HS$1]);1;&quot;&quot;)">
            <text:p/>
          </table:table-cell>
          <table:table-cell table:style-name="ce2" table:formula="of:=IF(AND([.$G13]&lt;[.HT$1];[.$H13]&gt;=[.HT$1]);1;&quot;&quot;)">
            <text:p/>
          </table:table-cell>
          <table:table-cell table:style-name="ce2" table:formula="of:=IF(AND([.$G13]&lt;[.HU$1];[.$H13]&gt;=[.HU$1]);1;&quot;&quot;)">
            <text:p/>
          </table:table-cell>
          <table:table-cell table:style-name="ce2" table:formula="of:=IF(AND([.$G13]&lt;[.HV$1];[.$H13]&gt;=[.HV$1]);1;&quot;&quot;)">
            <text:p/>
          </table:table-cell>
          <table:table-cell table:style-name="ce2" table:formula="of:=IF(AND([.$G13]&lt;[.HW$1];[.$H13]&gt;=[.HW$1]);1;&quot;&quot;)">
            <text:p/>
          </table:table-cell>
          <table:table-cell table:style-name="ce2" table:formula="of:=IF(AND([.$G13]&lt;[.HX$1];[.$H13]&gt;=[.HX$1]);1;&quot;&quot;)">
            <text:p/>
          </table:table-cell>
          <table:table-cell table:style-name="ce2" table:formula="of:=IF(AND([.$G13]&lt;[.HY$1];[.$H13]&gt;=[.HY$1]);1;&quot;&quot;)">
            <text:p/>
          </table:table-cell>
          <table:table-cell table:style-name="ce2" table:formula="of:=IF(AND([.$G13]&lt;[.HZ$1];[.$H13]&gt;=[.HZ$1]);1;&quot;&quot;)">
            <text:p/>
          </table:table-cell>
          <table:table-cell table:style-name="ce2" table:formula="of:=IF(AND([.$G13]&lt;[.IA$1];[.$H13]&gt;=[.IA$1]);1;&quot;&quot;)">
            <text:p/>
          </table:table-cell>
          <table:table-cell table:style-name="ce2" table:formula="of:=IF(AND([.$G13]&lt;[.IB$1];[.$H13]&gt;=[.IB$1]);1;&quot;&quot;)">
            <text:p/>
          </table:table-cell>
          <table:table-cell table:style-name="ce2" table:formula="of:=IF(AND([.$G13]&lt;[.IC$1];[.$H13]&gt;=[.IC$1]);1;&quot;&quot;)">
            <text:p/>
          </table:table-cell>
          <table:table-cell table:style-name="ce2" table:formula="of:=IF(AND([.$G13]&lt;[.ID$1];[.$H13]&gt;=[.ID$1]);1;&quot;&quot;)">
            <text:p/>
          </table:table-cell>
          <table:table-cell table:style-name="ce2" table:formula="of:=IF(AND([.$G13]&lt;[.IE$1];[.$H13]&gt;=[.IE$1]);1;&quot;&quot;)">
            <text:p/>
          </table:table-cell>
          <table:table-cell table:style-name="ce2" table:formula="of:=IF(AND([.$G13]&lt;[.IF$1];[.$H13]&gt;=[.IF$1]);1;&quot;&quot;)">
            <text:p/>
          </table:table-cell>
          <table:table-cell table:style-name="ce2" table:formula="of:=IF(AND([.$G13]&lt;[.IG$1];[.$H13]&gt;=[.IG$1]);1;&quot;&quot;)">
            <text:p/>
          </table:table-cell>
          <table:table-cell table:style-name="ce2" table:formula="of:=IF(AND([.$G13]&lt;[.IH$1];[.$H13]&gt;=[.IH$1]);1;&quot;&quot;)">
            <text:p/>
          </table:table-cell>
          <table:table-cell table:style-name="ce2" table:formula="of:=IF(AND([.$G13]&lt;[.II$1];[.$H13]&gt;=[.II$1]);1;&quot;&quot;)">
            <text:p/>
          </table:table-cell>
          <table:table-cell table:style-name="ce2" table:formula="of:=IF(AND([.$G13]&lt;[.IJ$1];[.$H13]&gt;=[.IJ$1]);1;&quot;&quot;)">
            <text:p/>
          </table:table-cell>
          <table:table-cell table:style-name="ce2" table:formula="of:=IF(AND([.$G13]&lt;[.IK$1];[.$H13]&gt;=[.IK$1]);1;&quot;&quot;)">
            <text:p/>
          </table:table-cell>
          <table:table-cell table:style-name="ce2" table:formula="of:=IF(AND([.$G13]&lt;[.IL$1];[.$H13]&gt;=[.IL$1]);1;&quot;&quot;)">
            <text:p/>
          </table:table-cell>
          <table:table-cell table:style-name="ce2" table:formula="of:=IF(AND([.$G13]&lt;[.IM$1];[.$H13]&gt;=[.IM$1]);1;&quot;&quot;)">
            <text:p/>
          </table:table-cell>
          <table:table-cell table:style-name="ce2" table:formula="of:=IF(AND([.$G13]&lt;[.IN$1];[.$H13]&gt;=[.IN$1]);1;&quot;&quot;)">
            <text:p/>
          </table:table-cell>
          <table:table-cell table:style-name="ce2" table:formula="of:=IF(AND([.$G13]&lt;[.IO$1];[.$H13]&gt;=[.IO$1]);1;&quot;&quot;)">
            <text:p/>
          </table:table-cell>
          <table:table-cell table:style-name="ce2" table:formula="of:=IF(AND([.$G13]&lt;[.IP$1];[.$H13]&gt;=[.IP$1]);1;&quot;&quot;)">
            <text:p/>
          </table:table-cell>
          <table:table-cell table:style-name="ce2" table:formula="of:=IF(AND([.$G13]&lt;[.IQ$1];[.$H13]&gt;=[.IQ$1]);1;&quot;&quot;)">
            <text:p/>
          </table:table-cell>
          <table:table-cell table:style-name="ce2" table:formula="of:=IF(AND([.$G13]&lt;[.IR$1];[.$H13]&gt;=[.IR$1]);1;&quot;&quot;)">
            <text:p/>
          </table:table-cell>
          <table:table-cell table:style-name="ce2" table:formula="of:=IF(AND([.$G13]&lt;[.IS$1];[.$H13]&gt;=[.IS$1]);1;&quot;&quot;)">
            <text:p/>
          </table:table-cell>
          <table:table-cell table:style-name="ce2" table:formula="of:=IF(AND([.$G13]&lt;[.IT$1];[.$H13]&gt;=[.IT$1]);1;&quot;&quot;)">
            <text:p/>
          </table:table-cell>
          <table:table-cell table:style-name="ce2" table:formula="of:=IF(AND([.$G13]&lt;[.IU$1];[.$H13]&gt;=[.IU$1]);1;&quot;&quot;)">
            <text:p/>
          </table:table-cell>
          <table:table-cell table:style-name="ce2" table:formula="of:=IF(AND([.$G13]&lt;[.IV$1];[.$H13]&gt;=[.IV$1]);1;&quot;&quot;)">
            <text:p/>
          </table:table-cell>
          <table:table-cell table:style-name="ce2" table:formula="of:=IF(AND([.$G13]&lt;[.IW$1];[.$H13]&gt;=[.IW$1]);1;&quot;&quot;)">
            <text:p/>
          </table:table-cell>
          <table:table-cell table:style-name="ce2" table:formula="of:=IF(AND([.$G13]&lt;[.IX$1];[.$H13]&gt;=[.IX$1]);1;&quot;&quot;)">
            <text:p/>
          </table:table-cell>
          <table:table-cell table:style-name="ce2" table:formula="of:=IF(AND([.$G13]&lt;[.IY$1];[.$H13]&gt;=[.IY$1]);1;&quot;&quot;)">
            <text:p/>
          </table:table-cell>
          <table:table-cell table:style-name="ce2" table:formula="of:=IF(AND([.$G13]&lt;[.IZ$1];[.$H13]&gt;=[.IZ$1]);1;&quot;&quot;)">
            <text:p/>
          </table:table-cell>
          <table:table-cell table:style-name="ce2" table:formula="of:=IF(AND([.$G13]&lt;[.JA$1];[.$H13]&gt;=[.JA$1]);1;&quot;&quot;)">
            <text:p/>
          </table:table-cell>
          <table:table-cell table:style-name="ce2" table:formula="of:=IF(AND([.$G13]&lt;[.JB$1];[.$H13]&gt;=[.JB$1]);1;&quot;&quot;)">
            <text:p/>
          </table:table-cell>
          <table:table-cell table:style-name="ce2" table:formula="of:=IF(AND([.$G13]&lt;[.JC$1];[.$H13]&gt;=[.JC$1]);1;&quot;&quot;)">
            <text:p/>
          </table:table-cell>
          <table:table-cell table:style-name="ce2" table:formula="of:=IF(AND([.$G13]&lt;[.JD$1];[.$H13]&gt;=[.JD$1]);1;&quot;&quot;)">
            <text:p/>
          </table:table-cell>
          <table:table-cell table:style-name="ce2" table:formula="of:=IF(AND([.$G13]&lt;[.JE$1];[.$H13]&gt;=[.JE$1]);1;&quot;&quot;)">
            <text:p/>
          </table:table-cell>
          <table:table-cell table:style-name="ce2" table:formula="of:=IF(AND([.$G13]&lt;[.JF$1];[.$H13]&gt;=[.JF$1]);1;&quot;&quot;)">
            <text:p/>
          </table:table-cell>
          <table:table-cell table:style-name="ce2" table:formula="of:=IF(AND([.$G13]&lt;[.JG$1];[.$H13]&gt;=[.JG$1]);1;&quot;&quot;)">
            <text:p/>
          </table:table-cell>
          <table:table-cell table:style-name="ce2" table:formula="of:=IF(AND([.$G13]&lt;[.JH$1];[.$H13]&gt;=[.JH$1]);1;&quot;&quot;)">
            <text:p/>
          </table:table-cell>
          <table:table-cell table:style-name="ce2" table:formula="of:=IF(AND([.$G13]&lt;[.JI$1];[.$H13]&gt;=[.JI$1]);1;&quot;&quot;)">
            <text:p/>
          </table:table-cell>
          <table:table-cell table:style-name="ce2" table:formula="of:=IF(AND([.$G13]&lt;[.JJ$1];[.$H13]&gt;=[.JJ$1]);1;&quot;&quot;)">
            <text:p/>
          </table:table-cell>
          <table:table-cell table:style-name="ce2" table:formula="of:=IF(AND([.$G13]&lt;[.JK$1];[.$H13]&gt;=[.JK$1]);1;&quot;&quot;)">
            <text:p/>
          </table:table-cell>
          <table:table-cell table:style-name="ce2" table:formula="of:=IF(AND([.$G13]&lt;[.JL$1];[.$H13]&gt;=[.JL$1]);1;&quot;&quot;)">
            <text:p/>
          </table:table-cell>
          <table:table-cell table:style-name="ce2" table:formula="of:=IF(AND([.$G13]&lt;[.JM$1];[.$H13]&gt;=[.JM$1]);1;&quot;&quot;)">
            <text:p/>
          </table:table-cell>
          <table:table-cell table:style-name="ce2" table:formula="of:=IF(AND([.$G13]&lt;[.JN$1];[.$H13]&gt;=[.JN$1]);1;&quot;&quot;)">
            <text:p/>
          </table:table-cell>
          <table:table-cell table:style-name="ce2" table:formula="of:=IF(AND([.$G13]&lt;[.JO$1];[.$H13]&gt;=[.JO$1]);1;&quot;&quot;)">
            <text:p/>
          </table:table-cell>
          <table:table-cell table:style-name="ce2" table:formula="of:=IF(AND([.$G13]&lt;[.JP$1];[.$H13]&gt;=[.JP$1]);1;&quot;&quot;)">
            <text:p/>
          </table:table-cell>
          <table:table-cell table:style-name="ce2" table:formula="of:=IF(AND([.$G13]&lt;[.JQ$1];[.$H13]&gt;=[.JQ$1]);1;&quot;&quot;)">
            <text:p/>
          </table:table-cell>
          <table:table-cell table:style-name="ce2" table:formula="of:=IF(AND([.$G13]&lt;[.JR$1];[.$H13]&gt;=[.JR$1]);1;&quot;&quot;)">
            <text:p/>
          </table:table-cell>
          <table:table-cell table:style-name="ce2" table:formula="of:=IF(AND([.$G13]&lt;[.JS$1];[.$H13]&gt;=[.JS$1]);1;&quot;&quot;)">
            <text:p/>
          </table:table-cell>
          <table:table-cell table:style-name="ce2" table:formula="of:=IF(AND([.$G13]&lt;[.JT$1];[.$H13]&gt;=[.JT$1]);1;&quot;&quot;)">
            <text:p/>
          </table:table-cell>
          <table:table-cell table:style-name="ce2" table:formula="of:=IF(AND([.$G13]&lt;[.JU$1];[.$H13]&gt;=[.JU$1]);1;&quot;&quot;)">
            <text:p/>
          </table:table-cell>
          <table:table-cell table:style-name="ce2" table:formula="of:=IF(AND([.$G13]&lt;[.JV$1];[.$H13]&gt;=[.JV$1]);1;&quot;&quot;)">
            <text:p/>
          </table:table-cell>
          <table:table-cell table:style-name="ce2" table:formula="of:=IF(AND([.$G13]&lt;[.JW$1];[.$H13]&gt;=[.JW$1]);1;&quot;&quot;)">
            <text:p/>
          </table:table-cell>
          <table:table-cell table:style-name="ce2" table:formula="of:=IF(AND([.$G13]&lt;[.JX$1];[.$H13]&gt;=[.JX$1]);1;&quot;&quot;)">
            <text:p/>
          </table:table-cell>
          <table:table-cell table:style-name="ce2" table:formula="of:=IF(AND([.$G13]&lt;[.JY$1];[.$H13]&gt;=[.JY$1]);1;&quot;&quot;)">
            <text:p/>
          </table:table-cell>
          <table:table-cell table:style-name="ce2" table:formula="of:=IF(AND([.$G13]&lt;[.JZ$1];[.$H13]&gt;=[.JZ$1]);1;&quot;&quot;)">
            <text:p/>
          </table:table-cell>
          <table:table-cell table:style-name="ce2" table:formula="of:=IF(AND([.$G13]&lt;[.KA$1];[.$H13]&gt;=[.KA$1]);1;&quot;&quot;)">
            <text:p/>
          </table:table-cell>
          <table:table-cell table:style-name="ce2" table:formula="of:=IF(AND([.$G13]&lt;[.KB$1];[.$H13]&gt;=[.KB$1]);1;&quot;&quot;)">
            <text:p/>
          </table:table-cell>
          <table:table-cell table:style-name="ce2" table:formula="of:=IF(AND([.$G13]&lt;[.KC$1];[.$H13]&gt;=[.KC$1]);1;&quot;&quot;)">
            <text:p/>
          </table:table-cell>
          <table:table-cell table:style-name="ce2" table:formula="of:=IF(AND([.$G13]&lt;[.KD$1];[.$H13]&gt;=[.KD$1]);1;&quot;&quot;)">
            <text:p/>
          </table:table-cell>
          <table:table-cell table:style-name="ce2" table:formula="of:=IF(AND([.$G13]&lt;[.KE$1];[.$H13]&gt;=[.KE$1]);1;&quot;&quot;)">
            <text:p/>
          </table:table-cell>
          <table:table-cell table:style-name="ce2" table:formula="of:=IF(AND([.$G13]&lt;[.KF$1];[.$H13]&gt;=[.KF$1]);1;&quot;&quot;)">
            <text:p/>
          </table:table-cell>
          <table:table-cell table:style-name="ce2" table:formula="of:=IF(AND([.$G13]&lt;[.KG$1];[.$H13]&gt;=[.KG$1]);1;&quot;&quot;)">
            <text:p/>
          </table:table-cell>
          <table:table-cell table:style-name="ce2" table:formula="of:=IF(AND([.$G13]&lt;[.KH$1];[.$H13]&gt;=[.KH$1]);1;&quot;&quot;)">
            <text:p/>
          </table:table-cell>
          <table:table-cell table:style-name="ce2" table:formula="of:=IF(AND([.$G13]&lt;[.KI$1];[.$H13]&gt;=[.KI$1]);1;&quot;&quot;)">
            <text:p/>
          </table:table-cell>
          <table:table-cell table:style-name="ce2" table:formula="of:=IF(AND([.$G13]&lt;[.KJ$1];[.$H13]&gt;=[.KJ$1]);1;&quot;&quot;)">
            <text:p/>
          </table:table-cell>
          <table:table-cell table:style-name="ce2" table:formula="of:=IF(AND([.$G13]&lt;[.KK$1];[.$H13]&gt;=[.KK$1]);1;&quot;&quot;)">
            <text:p/>
          </table:table-cell>
          <table:table-cell table:style-name="ce2" table:formula="of:=IF(AND([.$G13]&lt;[.KL$1];[.$H13]&gt;=[.KL$1]);1;&quot;&quot;)">
            <text:p/>
          </table:table-cell>
          <table:table-cell table:style-name="ce2" table:formula="of:=IF(AND([.$G13]&lt;[.KM$1];[.$H13]&gt;=[.KM$1]);1;&quot;&quot;)">
            <text:p/>
          </table:table-cell>
          <table:table-cell table:style-name="ce2" table:formula="of:=IF(AND([.$G13]&lt;[.KN$1];[.$H13]&gt;=[.KN$1]);1;&quot;&quot;)">
            <text:p/>
          </table:table-cell>
          <table:table-cell table:style-name="ce2" table:formula="of:=IF(AND([.$G13]&lt;[.KO$1];[.$H13]&gt;=[.KO$1]);1;&quot;&quot;)">
            <text:p/>
          </table:table-cell>
          <table:table-cell table:style-name="ce2" table:formula="of:=IF(AND([.$G13]&lt;[.KP$1];[.$H13]&gt;=[.KP$1]);1;&quot;&quot;)">
            <text:p/>
          </table:table-cell>
          <table:table-cell table:style-name="ce2" table:formula="of:=IF(AND([.$G13]&lt;[.KQ$1];[.$H13]&gt;=[.KQ$1]);1;&quot;&quot;)">
            <text:p/>
          </table:table-cell>
          <table:table-cell table:style-name="ce2" table:formula="of:=IF(AND([.$G13]&lt;[.KR$1];[.$H13]&gt;=[.KR$1]);1;&quot;&quot;)">
            <text:p/>
          </table:table-cell>
          <table:table-cell table:style-name="ce2" table:formula="of:=IF(AND([.$G13]&lt;[.KS$1];[.$H13]&gt;=[.KS$1]);1;&quot;&quot;)">
            <text:p/>
          </table:table-cell>
          <table:table-cell table:style-name="ce2" table:formula="of:=IF(AND([.$G13]&lt;[.KT$1];[.$H13]&gt;=[.KT$1]);1;&quot;&quot;)">
            <text:p/>
          </table:table-cell>
          <table:table-cell table:style-name="ce2" table:formula="of:=IF(AND([.$G13]&lt;[.KU$1];[.$H13]&gt;=[.KU$1]);1;&quot;&quot;)">
            <text:p/>
          </table:table-cell>
          <table:table-cell table:style-name="ce2" table:formula="of:=IF(AND([.$G13]&lt;[.KV$1];[.$H13]&gt;=[.KV$1]);1;&quot;&quot;)">
            <text:p/>
          </table:table-cell>
          <table:table-cell table:style-name="ce2" table:formula="of:=IF(AND([.$G13]&lt;[.KW$1];[.$H13]&gt;=[.KW$1]);1;&quot;&quot;)">
            <text:p/>
          </table:table-cell>
          <table:table-cell table:style-name="ce2" table:formula="of:=IF(AND([.$G13]&lt;[.KX$1];[.$H13]&gt;=[.KX$1]);1;&quot;&quot;)">
            <text:p/>
          </table:table-cell>
          <table:table-cell table:style-name="ce2" table:formula="of:=IF(AND([.$G13]&lt;[.KY$1];[.$H13]&gt;=[.KY$1]);1;&quot;&quot;)">
            <text:p/>
          </table:table-cell>
          <table:table-cell table:style-name="ce2" table:formula="of:=IF(AND([.$G13]&lt;[.KZ$1];[.$H13]&gt;=[.KZ$1]);1;&quot;&quot;)">
            <text:p/>
          </table:table-cell>
          <table:table-cell table:style-name="ce2" table:formula="of:=IF(AND([.$G13]&lt;[.LA$1];[.$H13]&gt;=[.LA$1]);1;&quot;&quot;)">
            <text:p/>
          </table:table-cell>
          <table:table-cell table:style-name="ce2" table:formula="of:=IF(AND([.$G13]&lt;[.LB$1];[.$H13]&gt;=[.LB$1]);1;&quot;&quot;)">
            <text:p/>
          </table:table-cell>
          <table:table-cell table:style-name="ce2" table:formula="of:=IF(AND([.$G13]&lt;[.LC$1];[.$H13]&gt;=[.LC$1]);1;&quot;&quot;)">
            <text:p/>
          </table:table-cell>
          <table:table-cell table:style-name="ce2" table:formula="of:=IF(AND([.$G13]&lt;[.LD$1];[.$H13]&gt;=[.LD$1]);1;&quot;&quot;)">
            <text:p/>
          </table:table-cell>
          <table:table-cell table:style-name="ce2" table:formula="of:=IF(AND([.$G13]&lt;[.LE$1];[.$H13]&gt;=[.LE$1]);1;&quot;&quot;)">
            <text:p/>
          </table:table-cell>
          <table:table-cell table:style-name="ce2" table:formula="of:=IF(AND([.$G13]&lt;[.LF$1];[.$H13]&gt;=[.LF$1]);1;&quot;&quot;)">
            <text:p/>
          </table:table-cell>
          <table:table-cell table:style-name="ce2" table:formula="of:=IF(AND([.$G13]&lt;[.LG$1];[.$H13]&gt;=[.LG$1]);1;&quot;&quot;)">
            <text:p/>
          </table:table-cell>
          <table:table-cell table:style-name="ce2" table:formula="of:=IF(AND([.$G13]&lt;[.LH$1];[.$H13]&gt;=[.LH$1]);1;&quot;&quot;)">
            <text:p/>
          </table:table-cell>
          <table:table-cell table:style-name="ce2" table:formula="of:=IF(AND([.$G13]&lt;[.LI$1];[.$H13]&gt;=[.LI$1]);1;&quot;&quot;)">
            <text:p/>
          </table:table-cell>
          <table:table-cell table:style-name="ce2" table:formula="of:=IF(AND([.$G13]&lt;[.LJ$1];[.$H13]&gt;=[.LJ$1]);1;&quot;&quot;)">
            <text:p/>
          </table:table-cell>
          <table:table-cell table:style-name="ce2" table:formula="of:=IF(AND([.$G13]&lt;[.LK$1];[.$H13]&gt;=[.LK$1]);1;&quot;&quot;)">
            <text:p/>
          </table:table-cell>
          <table:table-cell table:style-name="ce2" table:formula="of:=IF(AND([.$G13]&lt;[.LL$1];[.$H13]&gt;=[.LL$1]);1;&quot;&quot;)">
            <text:p/>
          </table:table-cell>
          <table:table-cell table:style-name="ce2" table:formula="of:=IF(AND([.$G13]&lt;[.LM$1];[.$H13]&gt;=[.LM$1]);1;&quot;&quot;)">
            <text:p/>
          </table:table-cell>
          <table:table-cell table:style-name="ce2" table:formula="of:=IF(AND([.$G13]&lt;[.LN$1];[.$H13]&gt;=[.LN$1]);1;&quot;&quot;)">
            <text:p/>
          </table:table-cell>
          <table:table-cell table:style-name="ce2" table:formula="of:=IF(AND([.$G13]&lt;[.LO$1];[.$H13]&gt;=[.LO$1]);1;&quot;&quot;)">
            <text:p/>
          </table:table-cell>
          <table:table-cell table:style-name="ce2" table:formula="of:=IF(AND([.$G13]&lt;[.LP$1];[.$H13]&gt;=[.LP$1]);1;&quot;&quot;)">
            <text:p/>
          </table:table-cell>
          <table:table-cell table:style-name="ce2" table:formula="of:=IF(AND([.$G13]&lt;[.LQ$1];[.$H13]&gt;=[.LQ$1]);1;&quot;&quot;)">
            <text:p/>
          </table:table-cell>
          <table:table-cell table:style-name="ce2" table:formula="of:=IF(AND([.$G13]&lt;[.LR$1];[.$H13]&gt;=[.LR$1]);1;&quot;&quot;)">
            <text:p/>
          </table:table-cell>
          <table:table-cell table:style-name="ce2" table:formula="of:=IF(AND([.$G13]&lt;[.LS$1];[.$H13]&gt;=[.LS$1]);1;&quot;&quot;)">
            <text:p/>
          </table:table-cell>
          <table:table-cell table:style-name="ce2" table:formula="of:=IF(AND([.$G13]&lt;[.LT$1];[.$H13]&gt;=[.LT$1]);1;&quot;&quot;)">
            <text:p/>
          </table:table-cell>
          <table:table-cell table:style-name="ce2" table:formula="of:=IF(AND([.$G13]&lt;[.LU$1];[.$H13]&gt;=[.LU$1]);1;&quot;&quot;)">
            <text:p/>
          </table:table-cell>
          <table:table-cell table:style-name="ce2" table:formula="of:=IF(AND([.$G13]&lt;[.LV$1];[.$H13]&gt;=[.LV$1]);1;&quot;&quot;)">
            <text:p/>
          </table:table-cell>
          <table:table-cell table:style-name="ce2" table:formula="of:=IF(AND([.$G13]&lt;[.LW$1];[.$H13]&gt;=[.LW$1]);1;&quot;&quot;)">
            <text:p/>
          </table:table-cell>
          <table:table-cell table:style-name="ce2" table:formula="of:=IF(AND([.$G13]&lt;[.LX$1];[.$H13]&gt;=[.LX$1]);1;&quot;&quot;)">
            <text:p/>
          </table:table-cell>
          <table:table-cell table:style-name="ce2" table:formula="of:=IF(AND([.$G13]&lt;[.LY$1];[.$H13]&gt;=[.LY$1]);1;&quot;&quot;)">
            <text:p/>
          </table:table-cell>
          <table:table-cell table:style-name="ce2" table:formula="of:=IF(AND([.$G13]&lt;[.LZ$1];[.$H13]&gt;=[.LZ$1]);1;&quot;&quot;)">
            <text:p/>
          </table:table-cell>
          <table:table-cell table:style-name="ce2" table:formula="of:=IF(AND([.$G13]&lt;[.MA$1];[.$H13]&gt;=[.MA$1]);1;&quot;&quot;)">
            <text:p/>
          </table:table-cell>
          <table:table-cell table:style-name="ce2" table:formula="of:=IF(AND([.$G13]&lt;[.MB$1];[.$H13]&gt;=[.MB$1]);1;&quot;&quot;)">
            <text:p/>
          </table:table-cell>
          <table:table-cell table:style-name="ce2" table:formula="of:=IF(AND([.$G13]&lt;[.MC$1];[.$H13]&gt;=[.MC$1]);1;&quot;&quot;)">
            <text:p/>
          </table:table-cell>
          <table:table-cell table:style-name="ce2" table:formula="of:=IF(AND([.$G13]&lt;[.MD$1];[.$H13]&gt;=[.MD$1]);1;&quot;&quot;)">
            <text:p/>
          </table:table-cell>
          <table:table-cell table:style-name="ce2" table:formula="of:=IF(AND([.$G13]&lt;[.ME$1];[.$H13]&gt;=[.ME$1]);1;&quot;&quot;)">
            <text:p/>
          </table:table-cell>
          <table:table-cell table:style-name="ce2" table:formula="of:=IF(AND([.$G13]&lt;[.MF$1];[.$H13]&gt;=[.MF$1]);1;&quot;&quot;)">
            <text:p/>
          </table:table-cell>
          <table:table-cell table:style-name="ce2" table:formula="of:=IF(AND([.$G13]&lt;[.MG$1];[.$H13]&gt;=[.MG$1]);1;&quot;&quot;)">
            <text:p/>
          </table:table-cell>
          <table:table-cell table:style-name="ce2" table:formula="of:=IF(AND([.$G13]&lt;[.MH$1];[.$H13]&gt;=[.MH$1]);1;&quot;&quot;)">
            <text:p/>
          </table:table-cell>
          <table:table-cell table:style-name="ce2" table:formula="of:=IF(AND([.$G13]&lt;[.MI$1];[.$H13]&gt;=[.MI$1]);1;&quot;&quot;)">
            <text:p/>
          </table:table-cell>
          <table:table-cell table:style-name="ce2" table:formula="of:=IF(AND([.$G13]&lt;[.MJ$1];[.$H13]&gt;=[.MJ$1]);1;&quot;&quot;)">
            <text:p/>
          </table:table-cell>
          <table:table-cell table:style-name="ce2" table:formula="of:=IF(AND([.$G13]&lt;[.MK$1];[.$H13]&gt;=[.MK$1]);1;&quot;&quot;)">
            <text:p/>
          </table:table-cell>
          <table:table-cell table:style-name="ce2" table:formula="of:=IF(AND([.$G13]&lt;[.ML$1];[.$H13]&gt;=[.ML$1]);1;&quot;&quot;)">
            <text:p/>
          </table:table-cell>
          <table:table-cell table:style-name="ce2" table:formula="of:=IF(AND([.$G13]&lt;[.MM$1];[.$H13]&gt;=[.MM$1]);1;&quot;&quot;)">
            <text:p/>
          </table:table-cell>
          <table:table-cell table:style-name="ce2" table:formula="of:=IF(AND([.$G13]&lt;[.MN$1];[.$H13]&gt;=[.MN$1]);1;&quot;&quot;)">
            <text:p/>
          </table:table-cell>
          <table:table-cell table:style-name="ce2" table:formula="of:=IF(AND([.$G13]&lt;[.MO$1];[.$H13]&gt;=[.MO$1]);1;&quot;&quot;)">
            <text:p/>
          </table:table-cell>
          <table:table-cell table:style-name="ce2" table:formula="of:=IF(AND([.$G13]&lt;[.MP$1];[.$H13]&gt;=[.MP$1]);1;&quot;&quot;)">
            <text:p/>
          </table:table-cell>
          <table:table-cell table:style-name="ce2" table:formula="of:=IF(AND([.$G13]&lt;[.MQ$1];[.$H13]&gt;=[.MQ$1]);1;&quot;&quot;)">
            <text:p/>
          </table:table-cell>
          <table:table-cell table:style-name="ce2" table:formula="of:=IF(AND([.$G13]&lt;[.MR$1];[.$H13]&gt;=[.MR$1]);1;&quot;&quot;)">
            <text:p/>
          </table:table-cell>
          <table:table-cell table:style-name="ce2" table:formula="of:=IF(AND([.$G13]&lt;[.MS$1];[.$H13]&gt;=[.MS$1]);1;&quot;&quot;)">
            <text:p/>
          </table:table-cell>
          <table:table-cell table:style-name="ce2" table:formula="of:=IF(AND([.$G13]&lt;[.MT$1];[.$H13]&gt;=[.MT$1]);1;&quot;&quot;)">
            <text:p/>
          </table:table-cell>
          <table:table-cell table:style-name="ce2" table:formula="of:=IF(AND([.$G13]&lt;[.MU$1];[.$H13]&gt;=[.MU$1]);1;&quot;&quot;)">
            <text:p/>
          </table:table-cell>
          <table:table-cell table:style-name="ce2" table:formula="of:=IF(AND([.$G13]&lt;[.MV$1];[.$H13]&gt;=[.MV$1]);1;&quot;&quot;)">
            <text:p/>
          </table:table-cell>
          <table:table-cell table:style-name="ce2" table:formula="of:=IF(AND([.$G13]&lt;[.MW$1];[.$H13]&gt;=[.MW$1]);1;&quot;&quot;)">
            <text:p/>
          </table:table-cell>
          <table:table-cell table:style-name="ce2" table:formula="of:=IF(AND([.$G13]&lt;[.MX$1];[.$H13]&gt;=[.MX$1]);1;&quot;&quot;)">
            <text:p/>
          </table:table-cell>
          <table:table-cell table:style-name="ce2" table:formula="of:=IF(AND([.$G13]&lt;[.MY$1];[.$H13]&gt;=[.MY$1]);1;&quot;&quot;)">
            <text:p/>
          </table:table-cell>
          <table:table-cell table:style-name="ce2" table:formula="of:=IF(AND([.$G13]&lt;[.MZ$1];[.$H13]&gt;=[.MZ$1]);1;&quot;&quot;)">
            <text:p/>
          </table:table-cell>
          <table:table-cell table:style-name="ce2" table:formula="of:=IF(AND([.$G13]&lt;[.NA$1];[.$H13]&gt;=[.NA$1]);1;&quot;&quot;)">
            <text:p/>
          </table:table-cell>
          <table:table-cell table:style-name="ce2" table:formula="of:=IF(AND([.$G13]&lt;[.NB$1];[.$H13]&gt;=[.NB$1]);1;&quot;&quot;)">
            <text:p/>
          </table:table-cell>
          <table:table-cell table:style-name="ce2" table:formula="of:=IF(AND([.$G13]&lt;[.NC$1];[.$H13]&gt;=[.NC$1]);1;&quot;&quot;)">
            <text:p/>
          </table:table-cell>
          <table:table-cell table:style-name="ce2" table:formula="of:=IF(AND([.$G13]&lt;[.ND$1];[.$H13]&gt;=[.ND$1]);1;&quot;&quot;)">
            <text:p/>
          </table:table-cell>
          <table:table-cell table:style-name="ce2" table:formula="of:=IF(AND([.$G13]&lt;[.NE$1];[.$H13]&gt;=[.NE$1]);1;&quot;&quot;)">
            <text:p/>
          </table:table-cell>
          <table:table-cell table:style-name="ce2" table:formula="of:=IF(AND([.$G13]&lt;[.NF$1];[.$H13]&gt;=[.NF$1]);1;&quot;&quot;)">
            <text:p/>
          </table:table-cell>
          <table:table-cell table:style-name="ce2" table:formula="of:=IF(AND([.$G13]&lt;[.NG$1];[.$H13]&gt;=[.NG$1]);1;&quot;&quot;)">
            <text:p/>
          </table:table-cell>
          <table:table-cell table:style-name="ce2" table:formula="of:=IF(AND([.$G13]&lt;[.NH$1];[.$H13]&gt;=[.NH$1]);1;&quot;&quot;)">
            <text:p/>
          </table:table-cell>
          <table:table-cell table:style-name="ce2" table:formula="of:=IF(AND([.$G13]&lt;[.NI$1];[.$H13]&gt;=[.NI$1]);1;&quot;&quot;)">
            <text:p/>
          </table:table-cell>
          <table:table-cell table:style-name="ce2" table:formula="of:=IF(AND([.$G13]&lt;[.NJ$1];[.$H13]&gt;=[.NJ$1]);1;&quot;&quot;)">
            <text:p/>
          </table:table-cell>
          <table:table-cell table:style-name="ce2" table:formula="of:=IF(AND([.$G13]&lt;[.NK$1];[.$H13]&gt;=[.NK$1]);1;&quot;&quot;)">
            <text:p/>
          </table:table-cell>
          <table:table-cell table:style-name="ce2" table:formula="of:=IF(AND([.$G13]&lt;[.NL$1];[.$H13]&gt;=[.NL$1]);1;&quot;&quot;)">
            <text:p/>
          </table:table-cell>
          <table:table-cell table:style-name="ce2" table:formula="of:=IF(AND([.$G13]&lt;[.NM$1];[.$H13]&gt;=[.NM$1]);1;&quot;&quot;)">
            <text:p/>
          </table:table-cell>
          <table:table-cell table:style-name="ce2" table:formula="of:=IF(AND([.$G13]&lt;[.NN$1];[.$H13]&gt;=[.NN$1]);1;&quot;&quot;)">
            <text:p/>
          </table:table-cell>
          <table:table-cell table:style-name="ce2" table:formula="of:=IF(AND([.$G13]&lt;[.NO$1];[.$H13]&gt;=[.NO$1]);1;&quot;&quot;)">
            <text:p/>
          </table:table-cell>
          <table:table-cell table:style-name="ce2" table:formula="of:=IF(AND([.$G13]&lt;[.NP$1];[.$H13]&gt;=[.NP$1]);1;&quot;&quot;)">
            <text:p/>
          </table:table-cell>
          <table:table-cell table:style-name="ce2" table:formula="of:=IF(AND([.$G13]&lt;[.NQ$1];[.$H13]&gt;=[.NQ$1]);1;&quot;&quot;)">
            <text:p/>
          </table:table-cell>
          <table:table-cell table:style-name="ce2" table:formula="of:=IF(AND([.$G13]&lt;[.NR$1];[.$H13]&gt;=[.NR$1]);1;&quot;&quot;)">
            <text:p/>
          </table:table-cell>
          <table:table-cell table:style-name="ce2" table:formula="of:=IF(AND([.$G13]&lt;[.NS$1];[.$H13]&gt;=[.NS$1]);1;&quot;&quot;)">
            <text:p/>
          </table:table-cell>
          <table:table-cell table:style-name="ce2" table:formula="of:=IF(AND([.$G13]&lt;[.NT$1];[.$H13]&gt;=[.NT$1]);1;&quot;&quot;)">
            <text:p/>
          </table:table-cell>
          <table:table-cell table:style-name="ce2" table:formula="of:=IF(AND([.$G13]&lt;[.NU$1];[.$H13]&gt;=[.NU$1]);1;&quot;&quot;)">
            <text:p/>
          </table:table-cell>
          <table:table-cell table:style-name="ce2" table:formula="of:=IF(AND([.$G13]&lt;[.NV$1];[.$H13]&gt;=[.NV$1]);1;&quot;&quot;)">
            <text:p/>
          </table:table-cell>
          <table:table-cell table:style-name="ce2" table:formula="of:=IF(AND([.$G13]&lt;[.NW$1];[.$H13]&gt;=[.NW$1]);1;&quot;&quot;)">
            <text:p/>
          </table:table-cell>
          <table:table-cell table:style-name="ce2" table:formula="of:=IF(AND([.$G13]&lt;[.NX$1];[.$H13]&gt;=[.NX$1]);1;&quot;&quot;)">
            <text:p/>
          </table:table-cell>
          <table:table-cell table:style-name="ce2" table:formula="of:=IF(AND([.$G13]&lt;[.NY$1];[.$H13]&gt;=[.NY$1]);1;&quot;&quot;)">
            <text:p/>
          </table:table-cell>
          <table:table-cell table:style-name="ce2" table:formula="of:=IF(AND([.$G13]&lt;[.NZ$1];[.$H13]&gt;=[.NZ$1]);1;&quot;&quot;)">
            <text:p/>
          </table:table-cell>
          <table:table-cell table:style-name="ce2" table:formula="of:=IF(AND([.$G13]&lt;[.OA$1];[.$H13]&gt;=[.OA$1]);1;&quot;&quot;)">
            <text:p/>
          </table:table-cell>
          <table:table-cell table:style-name="ce2" table:formula="of:=IF(AND([.$G13]&lt;[.OB$1];[.$H13]&gt;=[.OB$1]);1;&quot;&quot;)">
            <text:p/>
          </table:table-cell>
          <table:table-cell table:style-name="ce2" table:formula="of:=IF(AND([.$G13]&lt;[.OC$1];[.$H13]&gt;=[.OC$1]);1;&quot;&quot;)">
            <text:p/>
          </table:table-cell>
          <table:table-cell table:style-name="ce2" table:formula="of:=IF(AND([.$G13]&lt;[.OD$1];[.$H13]&gt;=[.OD$1]);1;&quot;&quot;)">
            <text:p/>
          </table:table-cell>
          <table:table-cell table:style-name="ce2" table:formula="of:=IF(AND([.$G13]&lt;[.OE$1];[.$H13]&gt;=[.OE$1]);1;&quot;&quot;)">
            <text:p/>
          </table:table-cell>
          <table:table-cell table:style-name="ce2" table:formula="of:=IF(AND([.$G13]&lt;[.OF$1];[.$H13]&gt;=[.OF$1]);1;&quot;&quot;)">
            <text:p/>
          </table:table-cell>
          <table:table-cell table:style-name="ce2" table:formula="of:=IF(AND([.$G13]&lt;[.OG$1];[.$H13]&gt;=[.OG$1]);1;&quot;&quot;)">
            <text:p/>
          </table:table-cell>
          <table:table-cell table:style-name="ce2" table:formula="of:=IF(AND([.$G13]&lt;[.OH$1];[.$H13]&gt;=[.OH$1]);1;&quot;&quot;)">
            <text:p/>
          </table:table-cell>
          <table:table-cell table:style-name="ce2" table:formula="of:=IF(AND([.$G13]&lt;[.OI$1];[.$H13]&gt;=[.OI$1]);1;&quot;&quot;)">
            <text:p/>
          </table:table-cell>
          <table:table-cell table:style-name="ce2" table:formula="of:=IF(AND([.$G13]&lt;[.OJ$1];[.$H13]&gt;=[.OJ$1]);1;&quot;&quot;)">
            <text:p/>
          </table:table-cell>
          <table:table-cell table:style-name="ce2" table:formula="of:=IF(AND([.$G13]&lt;[.OK$1];[.$H13]&gt;=[.OK$1]);1;&quot;&quot;)">
            <text:p/>
          </table:table-cell>
          <table:table-cell table:style-name="ce2" table:formula="of:=IF(AND([.$G13]&lt;[.OL$1];[.$H13]&gt;=[.OL$1]);1;&quot;&quot;)">
            <text:p/>
          </table:table-cell>
          <table:table-cell table:style-name="ce2" table:formula="of:=IF(AND([.$G13]&lt;[.OM$1];[.$H13]&gt;=[.OM$1]);1;&quot;&quot;)">
            <text:p/>
          </table:table-cell>
          <table:table-cell table:style-name="ce2" table:formula="of:=IF(AND([.$G13]&lt;[.ON$1];[.$H13]&gt;=[.ON$1]);1;&quot;&quot;)">
            <text:p/>
          </table:table-cell>
          <table:table-cell table:style-name="ce2" table:formula="of:=IF(AND([.$G13]&lt;[.OO$1];[.$H13]&gt;=[.OO$1]);1;&quot;&quot;)">
            <text:p/>
          </table:table-cell>
          <table:table-cell table:style-name="ce2" table:formula="of:=IF(AND([.$G13]&lt;[.OP$1];[.$H13]&gt;=[.OP$1]);1;&quot;&quot;)">
            <text:p/>
          </table:table-cell>
          <table:table-cell table:style-name="ce2" table:formula="of:=IF(AND([.$G13]&lt;[.OQ$1];[.$H13]&gt;=[.OQ$1]);1;&quot;&quot;)">
            <text:p/>
          </table:table-cell>
          <table:table-cell table:style-name="ce2" table:formula="of:=IF(AND([.$G13]&lt;[.OR$1];[.$H13]&gt;=[.OR$1]);1;&quot;&quot;)">
            <text:p/>
          </table:table-cell>
          <table:table-cell table:style-name="ce2" table:formula="of:=IF(AND([.$G13]&lt;[.OS$1];[.$H13]&gt;=[.OS$1]);1;&quot;&quot;)">
            <text:p/>
          </table:table-cell>
          <table:table-cell table:style-name="ce2" table:formula="of:=IF(AND([.$G13]&lt;[.OT$1];[.$H13]&gt;=[.OT$1]);1;&quot;&quot;)">
            <text:p/>
          </table:table-cell>
          <table:table-cell table:style-name="ce2" table:formula="of:=IF(AND([.$G13]&lt;[.OU$1];[.$H13]&gt;=[.OU$1]);1;&quot;&quot;)">
            <text:p/>
          </table:table-cell>
          <table:table-cell table:style-name="ce2" table:formula="of:=IF(AND([.$G13]&lt;[.OV$1];[.$H13]&gt;=[.OV$1]);1;&quot;&quot;)">
            <text:p/>
          </table:table-cell>
          <table:table-cell table:style-name="ce2" table:formula="of:=IF(AND([.$G13]&lt;[.OW$1];[.$H13]&gt;=[.OW$1]);1;&quot;&quot;)">
            <text:p/>
          </table:table-cell>
          <table:table-cell table:style-name="ce2" table:formula="of:=IF(AND([.$G13]&lt;[.OX$1];[.$H13]&gt;=[.OX$1]);1;&quot;&quot;)">
            <text:p/>
          </table:table-cell>
          <table:table-cell table:style-name="ce2" table:formula="of:=IF(AND([.$G13]&lt;[.OY$1];[.$H13]&gt;=[.OY$1]);1;&quot;&quot;)">
            <text:p/>
          </table:table-cell>
          <table:table-cell table:style-name="ce2" table:formula="of:=IF(AND([.$G13]&lt;[.OZ$1];[.$H13]&gt;=[.OZ$1]);1;&quot;&quot;)">
            <text:p/>
          </table:table-cell>
          <table:table-cell table:style-name="ce2" table:formula="of:=IF(AND([.$G13]&lt;[.PA$1];[.$H13]&gt;=[.PA$1]);1;&quot;&quot;)">
            <text:p/>
          </table:table-cell>
          <table:table-cell table:style-name="ce2" table:formula="of:=IF(AND([.$G13]&lt;[.PB$1];[.$H13]&gt;=[.PB$1]);1;&quot;&quot;)">
            <text:p/>
          </table:table-cell>
          <table:table-cell table:style-name="ce2" table:formula="of:=IF(AND([.$G13]&lt;[.PC$1];[.$H13]&gt;=[.PC$1]);1;&quot;&quot;)">
            <text:p/>
          </table:table-cell>
          <table:table-cell table:style-name="ce2" table:formula="of:=IF(AND([.$G13]&lt;[.PD$1];[.$H13]&gt;=[.PD$1]);1;&quot;&quot;)">
            <text:p/>
          </table:table-cell>
          <table:table-cell table:style-name="ce2" table:formula="of:=IF(AND([.$G13]&lt;[.PE$1];[.$H13]&gt;=[.PE$1]);1;&quot;&quot;)">
            <text:p/>
          </table:table-cell>
          <table:table-cell table:style-name="ce2" table:formula="of:=IF(AND([.$G13]&lt;[.PF$1];[.$H13]&gt;=[.PF$1]);1;&quot;&quot;)">
            <text:p/>
          </table:table-cell>
          <table:table-cell table:style-name="ce2" table:formula="of:=IF(AND([.$G13]&lt;[.PG$1];[.$H13]&gt;=[.PG$1]);1;&quot;&quot;)">
            <text:p/>
          </table:table-cell>
          <table:table-cell table:style-name="ce2" table:formula="of:=IF(AND([.$G13]&lt;[.PH$1];[.$H13]&gt;=[.PH$1]);1;&quot;&quot;)">
            <text:p/>
          </table:table-cell>
          <table:table-cell table:style-name="ce2" table:formula="of:=IF(AND([.$G13]&lt;[.PI$1];[.$H13]&gt;=[.PI$1]);1;&quot;&quot;)">
            <text:p/>
          </table:table-cell>
          <table:table-cell table:style-name="ce2" table:formula="of:=IF(AND([.$G13]&lt;[.PJ$1];[.$H13]&gt;=[.PJ$1]);1;&quot;&quot;)">
            <text:p/>
          </table:table-cell>
          <table:table-cell table:style-name="ce2" table:formula="of:=IF(AND([.$G13]&lt;[.PK$1];[.$H13]&gt;=[.PK$1]);1;&quot;&quot;)">
            <text:p/>
          </table:table-cell>
          <table:table-cell table:style-name="ce2" table:formula="of:=IF(AND([.$G13]&lt;[.PL$1];[.$H13]&gt;=[.PL$1]);1;&quot;&quot;)">
            <text:p/>
          </table:table-cell>
          <table:table-cell table:style-name="ce2" table:formula="of:=IF(AND([.$G13]&lt;[.PM$1];[.$H13]&gt;=[.PM$1]);1;&quot;&quot;)">
            <text:p/>
          </table:table-cell>
          <table:table-cell table:style-name="ce2" table:formula="of:=IF(AND([.$G13]&lt;[.PN$1];[.$H13]&gt;=[.PN$1]);1;&quot;&quot;)">
            <text:p/>
          </table:table-cell>
          <table:table-cell table:style-name="ce2" table:formula="of:=IF(AND([.$G13]&lt;[.PO$1];[.$H13]&gt;=[.PO$1]);1;&quot;&quot;)">
            <text:p/>
          </table:table-cell>
          <table:table-cell table:style-name="ce2" table:formula="of:=IF(AND([.$G13]&lt;[.PP$1];[.$H13]&gt;=[.PP$1]);1;&quot;&quot;)">
            <text:p/>
          </table:table-cell>
          <table:table-cell table:style-name="ce2" table:formula="of:=IF(AND([.$G13]&lt;[.PQ$1];[.$H13]&gt;=[.PQ$1]);1;&quot;&quot;)">
            <text:p/>
          </table:table-cell>
          <table:table-cell table:style-name="ce2" table:formula="of:=IF(AND([.$G13]&lt;[.PR$1];[.$H13]&gt;=[.PR$1]);1;&quot;&quot;)">
            <text:p/>
          </table:table-cell>
          <table:table-cell table:style-name="ce2" table:formula="of:=IF(AND([.$G13]&lt;[.PS$1];[.$H13]&gt;=[.PS$1]);1;&quot;&quot;)">
            <text:p/>
          </table:table-cell>
          <table:table-cell table:style-name="ce2" table:formula="of:=IF(AND([.$G13]&lt;[.PT$1];[.$H13]&gt;=[.PT$1]);1;&quot;&quot;)">
            <text:p/>
          </table:table-cell>
          <table:table-cell table:style-name="ce2" table:formula="of:=IF(AND([.$G13]&lt;[.PU$1];[.$H13]&gt;=[.PU$1]);1;&quot;&quot;)">
            <text:p/>
          </table:table-cell>
          <table:table-cell table:style-name="ce2" table:formula="of:=IF(AND([.$G13]&lt;[.PV$1];[.$H13]&gt;=[.PV$1]);1;&quot;&quot;)">
            <text:p/>
          </table:table-cell>
          <table:table-cell table:style-name="ce2" table:formula="of:=IF(AND([.$G13]&lt;[.PW$1];[.$H13]&gt;=[.PW$1]);1;&quot;&quot;)">
            <text:p/>
          </table:table-cell>
          <table:table-cell table:style-name="ce2" table:formula="of:=IF(AND([.$G13]&lt;[.PX$1];[.$H13]&gt;=[.PX$1]);1;&quot;&quot;)">
            <text:p/>
          </table:table-cell>
          <table:table-cell table:style-name="ce2" table:formula="of:=IF(AND([.$G13]&lt;[.PY$1];[.$H13]&gt;=[.PY$1]);1;&quot;&quot;)">
            <text:p/>
          </table:table-cell>
          <table:table-cell table:style-name="ce2" table:formula="of:=IF(AND([.$G13]&lt;[.PZ$1];[.$H13]&gt;=[.PZ$1]);1;&quot;&quot;)">
            <text:p/>
          </table:table-cell>
          <table:table-cell table:style-name="ce2" table:formula="of:=IF(AND([.$G13]&lt;[.QA$1];[.$H13]&gt;=[.QA$1]);1;&quot;&quot;)">
            <text:p/>
          </table:table-cell>
          <table:table-cell table:style-name="ce2" table:formula="of:=IF(AND([.$G13]&lt;[.QB$1];[.$H13]&gt;=[.QB$1]);1;&quot;&quot;)">
            <text:p/>
          </table:table-cell>
          <table:table-cell table:style-name="ce2" table:formula="of:=IF(AND([.$G13]&lt;[.QC$1];[.$H13]&gt;=[.QC$1]);1;&quot;&quot;)">
            <text:p/>
          </table:table-cell>
          <table:table-cell table:style-name="ce2" table:formula="of:=IF(AND([.$G13]&lt;[.QD$1];[.$H13]&gt;=[.QD$1]);1;&quot;&quot;)">
            <text:p/>
          </table:table-cell>
          <table:table-cell table:style-name="ce2" table:formula="of:=IF(AND([.$G13]&lt;[.QE$1];[.$H13]&gt;=[.QE$1]);1;&quot;&quot;)">
            <text:p/>
          </table:table-cell>
          <table:table-cell table:style-name="ce2" table:formula="of:=IF(AND([.$G13]&lt;[.QF$1];[.$H13]&gt;=[.QF$1]);1;&quot;&quot;)">
            <text:p/>
          </table:table-cell>
          <table:table-cell table:style-name="ce2" table:formula="of:=IF(AND([.$G13]&lt;[.QG$1];[.$H13]&gt;=[.QG$1]);1;&quot;&quot;)">
            <text:p/>
          </table:table-cell>
          <table:table-cell table:style-name="ce2" table:formula="of:=IF(AND([.$G13]&lt;[.QH$1];[.$H13]&gt;=[.QH$1]);1;&quot;&quot;)">
            <text:p/>
          </table:table-cell>
          <table:table-cell table:style-name="ce2" table:formula="of:=IF(AND([.$G13]&lt;[.QI$1];[.$H13]&gt;=[.QI$1]);1;&quot;&quot;)">
            <text:p/>
          </table:table-cell>
          <table:table-cell table:style-name="ce2" table:formula="of:=IF(AND([.$G13]&lt;[.QJ$1];[.$H13]&gt;=[.QJ$1]);1;&quot;&quot;)">
            <text:p/>
          </table:table-cell>
          <table:table-cell table:style-name="ce2" table:formula="of:=IF(AND([.$G13]&lt;[.QK$1];[.$H13]&gt;=[.QK$1]);1;&quot;&quot;)">
            <text:p/>
          </table:table-cell>
          <table:table-cell table:style-name="ce2" table:formula="of:=IF(AND([.$G13]&lt;[.QL$1];[.$H13]&gt;=[.QL$1]);1;&quot;&quot;)">
            <text:p/>
          </table:table-cell>
          <table:table-cell table:style-name="ce2" table:formula="of:=IF(AND([.$G13]&lt;[.QM$1];[.$H13]&gt;=[.QM$1]);1;&quot;&quot;)">
            <text:p/>
          </table:table-cell>
          <table:table-cell table:style-name="ce2" table:formula="of:=IF(AND([.$G13]&lt;[.QN$1];[.$H13]&gt;=[.QN$1]);1;&quot;&quot;)">
            <text:p/>
          </table:table-cell>
          <table:table-cell table:style-name="ce2" table:formula="of:=IF(AND([.$G13]&lt;[.QO$1];[.$H13]&gt;=[.QO$1]);1;&quot;&quot;)">
            <text:p/>
          </table:table-cell>
          <table:table-cell table:style-name="ce2" table:formula="of:=IF(AND([.$G13]&lt;[.QP$1];[.$H13]&gt;=[.QP$1]);1;&quot;&quot;)">
            <text:p/>
          </table:table-cell>
          <table:table-cell table:style-name="ce2" table:formula="of:=IF(AND([.$G13]&lt;[.QQ$1];[.$H13]&gt;=[.QQ$1]);1;&quot;&quot;)">
            <text:p/>
          </table:table-cell>
          <table:table-cell table:style-name="ce2" table:formula="of:=IF(AND([.$G13]&lt;[.QR$1];[.$H13]&gt;=[.QR$1]);1;&quot;&quot;)">
            <text:p/>
          </table:table-cell>
          <table:table-cell table:style-name="ce2" table:formula="of:=IF(AND([.$G13]&lt;[.QS$1];[.$H13]&gt;=[.QS$1]);1;&quot;&quot;)">
            <text:p/>
          </table:table-cell>
          <table:table-cell table:style-name="ce2" table:formula="of:=IF(AND([.$G13]&lt;[.QT$1];[.$H13]&gt;=[.QT$1]);1;&quot;&quot;)">
            <text:p/>
          </table:table-cell>
          <table:table-cell table:style-name="ce2" table:formula="of:=IF(AND([.$G13]&lt;[.QU$1];[.$H13]&gt;=[.QU$1]);1;&quot;&quot;)">
            <text:p/>
          </table:table-cell>
          <table:table-cell table:style-name="ce2" table:formula="of:=IF(AND([.$G13]&lt;[.QV$1];[.$H13]&gt;=[.QV$1]);1;&quot;&quot;)">
            <text:p/>
          </table:table-cell>
          <table:table-cell table:style-name="ce2" table:formula="of:=IF(AND([.$G13]&lt;[.QW$1];[.$H13]&gt;=[.QW$1]);1;&quot;&quot;)">
            <text:p/>
          </table:table-cell>
          <table:table-cell table:style-name="ce2" table:formula="of:=IF(AND([.$G13]&lt;[.QX$1];[.$H13]&gt;=[.QX$1]);1;&quot;&quot;)">
            <text:p/>
          </table:table-cell>
          <table:table-cell table:style-name="ce2" table:formula="of:=IF(AND([.$G13]&lt;[.QY$1];[.$H13]&gt;=[.QY$1]);1;&quot;&quot;)">
            <text:p/>
          </table:table-cell>
          <table:table-cell table:style-name="ce2" table:formula="of:=IF(AND([.$G13]&lt;[.QZ$1];[.$H13]&gt;=[.QZ$1]);1;&quot;&quot;)">
            <text:p/>
          </table:table-cell>
          <table:table-cell table:style-name="ce2" table:formula="of:=IF(AND([.$G13]&lt;[.RA$1];[.$H13]&gt;=[.RA$1]);1;&quot;&quot;)">
            <text:p/>
          </table:table-cell>
          <table:table-cell table:style-name="ce2" table:formula="of:=IF(AND([.$G13]&lt;[.RB$1];[.$H13]&gt;=[.RB$1]);1;&quot;&quot;)">
            <text:p/>
          </table:table-cell>
          <table:table-cell table:style-name="ce2" table:formula="of:=IF(AND([.$G13]&lt;[.RC$1];[.$H13]&gt;=[.RC$1]);1;&quot;&quot;)">
            <text:p/>
          </table:table-cell>
          <table:table-cell table:style-name="ce2" table:formula="of:=IF(AND([.$G13]&lt;[.RD$1];[.$H13]&gt;=[.RD$1]);1;&quot;&quot;)">
            <text:p/>
          </table:table-cell>
          <table:table-cell table:style-name="ce2" table:formula="of:=IF(AND([.$G13]&lt;[.RE$1];[.$H13]&gt;=[.RE$1]);1;&quot;&quot;)">
            <text:p/>
          </table:table-cell>
          <table:table-cell table:style-name="ce2" table:formula="of:=IF(AND([.$G13]&lt;[.RF$1];[.$H13]&gt;=[.RF$1]);1;&quot;&quot;)">
            <text:p/>
          </table:table-cell>
          <table:table-cell table:style-name="ce2" table:formula="of:=IF(AND([.$G13]&lt;[.RG$1];[.$H13]&gt;=[.RG$1]);1;&quot;&quot;)">
            <text:p/>
          </table:table-cell>
          <table:table-cell table:style-name="ce2" table:formula="of:=IF(AND([.$G13]&lt;[.RH$1];[.$H13]&gt;=[.RH$1]);1;&quot;&quot;)">
            <text:p/>
          </table:table-cell>
          <table:table-cell table:style-name="ce2" table:formula="of:=IF(AND([.$G13]&lt;[.RI$1];[.$H13]&gt;=[.RI$1]);1;&quot;&quot;)">
            <text:p/>
          </table:table-cell>
          <table:table-cell table:style-name="ce2" table:formula="of:=IF(AND([.$G13]&lt;[.RJ$1];[.$H13]&gt;=[.RJ$1]);1;&quot;&quot;)">
            <text:p/>
          </table:table-cell>
          <table:table-cell table:style-name="ce2" table:formula="of:=IF(AND([.$G13]&lt;[.RK$1];[.$H13]&gt;=[.RK$1]);1;&quot;&quot;)">
            <text:p/>
          </table:table-cell>
          <table:table-cell table:style-name="ce2" table:formula="of:=IF(AND([.$G13]&lt;[.RL$1];[.$H13]&gt;=[.RL$1]);1;&quot;&quot;)">
            <text:p/>
          </table:table-cell>
          <table:table-cell table:style-name="ce2" table:formula="of:=IF(AND([.$G13]&lt;[.RM$1];[.$H13]&gt;=[.RM$1]);1;&quot;&quot;)">
            <text:p/>
          </table:table-cell>
          <table:table-cell table:style-name="ce2" table:formula="of:=IF(AND([.$G13]&lt;[.RN$1];[.$H13]&gt;=[.RN$1]);1;&quot;&quot;)">
            <text:p/>
          </table:table-cell>
          <table:table-cell table:style-name="ce2" table:formula="of:=IF(AND([.$G13]&lt;[.RO$1];[.$H13]&gt;=[.RO$1]);1;&quot;&quot;)">
            <text:p/>
          </table:table-cell>
          <table:table-cell table:style-name="ce2" table:formula="of:=IF(AND([.$G13]&lt;[.RP$1];[.$H13]&gt;=[.RP$1]);1;&quot;&quot;)">
            <text:p/>
          </table:table-cell>
          <table:table-cell table:style-name="ce2" table:formula="of:=IF(AND([.$G13]&lt;[.RQ$1];[.$H13]&gt;=[.RQ$1]);1;&quot;&quot;)">
            <text:p/>
          </table:table-cell>
          <table:table-cell table:style-name="ce2" table:formula="of:=IF(AND([.$G13]&lt;[.RR$1];[.$H13]&gt;=[.RR$1]);1;&quot;&quot;)">
            <text:p/>
          </table:table-cell>
          <table:table-cell table:style-name="ce2" table:formula="of:=IF(AND([.$G13]&lt;[.RS$1];[.$H13]&gt;=[.RS$1]);1;&quot;&quot;)">
            <text:p/>
          </table:table-cell>
          <table:table-cell table:style-name="ce2" table:formula="of:=IF(AND([.$G13]&lt;[.RT$1];[.$H13]&gt;=[.RT$1]);1;&quot;&quot;)">
            <text:p/>
          </table:table-cell>
          <table:table-cell table:style-name="ce2" table:formula="of:=IF(AND([.$G13]&lt;[.RU$1];[.$H13]&gt;=[.RU$1]);1;&quot;&quot;)">
            <text:p/>
          </table:table-cell>
          <table:table-cell table:style-name="ce2" table:formula="of:=IF(AND([.$G13]&lt;[.RV$1];[.$H13]&gt;=[.RV$1]);1;&quot;&quot;)">
            <text:p/>
          </table:table-cell>
          <table:table-cell table:style-name="ce2" table:formula="of:=IF(AND([.$G13]&lt;[.RW$1];[.$H13]&gt;=[.RW$1]);1;&quot;&quot;)">
            <text:p/>
          </table:table-cell>
          <table:table-cell table:style-name="ce2" table:formula="of:=IF(AND([.$G13]&lt;[.RX$1];[.$H13]&gt;=[.RX$1]);1;&quot;&quot;)">
            <text:p/>
          </table:table-cell>
          <table:table-cell table:style-name="ce2" table:formula="of:=IF(AND([.$G13]&lt;[.RY$1];[.$H13]&gt;=[.RY$1]);1;&quot;&quot;)">
            <text:p/>
          </table:table-cell>
          <table:table-cell table:style-name="ce2" table:formula="of:=IF(AND([.$G13]&lt;[.RZ$1];[.$H13]&gt;=[.RZ$1]);1;&quot;&quot;)">
            <text:p/>
          </table:table-cell>
          <table:table-cell table:style-name="ce2" table:formula="of:=IF(AND([.$G13]&lt;[.SA$1];[.$H13]&gt;=[.SA$1]);1;&quot;&quot;)">
            <text:p/>
          </table:table-cell>
          <table:table-cell table:style-name="ce2" table:formula="of:=IF(AND([.$G13]&lt;[.SB$1];[.$H13]&gt;=[.SB$1]);1;&quot;&quot;)">
            <text:p/>
          </table:table-cell>
          <table:table-cell table:style-name="ce2" table:formula="of:=IF(AND([.$G13]&lt;[.SC$1];[.$H13]&gt;=[.SC$1]);1;&quot;&quot;)">
            <text:p/>
          </table:table-cell>
          <table:table-cell table:style-name="ce2" table:formula="of:=IF(AND([.$G13]&lt;[.SD$1];[.$H13]&gt;=[.SD$1]);1;&quot;&quot;)">
            <text:p/>
          </table:table-cell>
          <table:table-cell table:style-name="ce2" table:formula="of:=IF(AND([.$G13]&lt;[.SE$1];[.$H13]&gt;=[.SE$1]);1;&quot;&quot;)">
            <text:p/>
          </table:table-cell>
          <table:table-cell table:style-name="ce2" table:formula="of:=IF(AND([.$G13]&lt;[.SF$1];[.$H13]&gt;=[.SF$1]);1;&quot;&quot;)">
            <text:p/>
          </table:table-cell>
          <table:table-cell table:style-name="ce2" table:formula="of:=IF(AND([.$G13]&lt;[.SG$1];[.$H13]&gt;=[.SG$1]);1;&quot;&quot;)">
            <text:p/>
          </table:table-cell>
          <table:table-cell table:style-name="ce2" table:formula="of:=IF(AND([.$G13]&lt;[.SH$1];[.$H13]&gt;=[.SH$1]);1;&quot;&quot;)">
            <text:p/>
          </table:table-cell>
          <table:table-cell table:style-name="ce2" table:formula="of:=IF(AND([.$G13]&lt;[.SI$1];[.$H13]&gt;=[.SI$1]);1;&quot;&quot;)">
            <text:p/>
          </table:table-cell>
          <table:table-cell table:style-name="ce2" table:formula="of:=IF(AND([.$G13]&lt;[.SJ$1];[.$H13]&gt;=[.SJ$1]);1;&quot;&quot;)">
            <text:p/>
          </table:table-cell>
          <table:table-cell table:style-name="ce2" table:formula="of:=IF(AND([.$G13]&lt;[.SK$1];[.$H13]&gt;=[.SK$1]);1;&quot;&quot;)">
            <text:p/>
          </table:table-cell>
          <table:table-cell table:style-name="ce2" table:formula="of:=IF(AND([.$G13]&lt;[.SL$1];[.$H13]&gt;=[.SL$1]);1;&quot;&quot;)">
            <text:p/>
          </table:table-cell>
          <table:table-cell table:style-name="ce2" table:formula="of:=IF(AND([.$G13]&lt;[.SM$1];[.$H13]&gt;=[.SM$1]);1;&quot;&quot;)">
            <text:p/>
          </table:table-cell>
          <table:table-cell table:style-name="ce2" table:formula="of:=IF(AND([.$G13]&lt;[.SN$1];[.$H13]&gt;=[.SN$1]);1;&quot;&quot;)">
            <text:p/>
          </table:table-cell>
          <table:table-cell table:style-name="ce2" table:formula="of:=IF(AND([.$G13]&lt;[.SO$1];[.$H13]&gt;=[.SO$1]);1;&quot;&quot;)">
            <text:p/>
          </table:table-cell>
          <table:table-cell table:style-name="ce2" table:formula="of:=IF(AND([.$G13]&lt;[.SP$1];[.$H13]&gt;=[.SP$1]);1;&quot;&quot;)">
            <text:p/>
          </table:table-cell>
          <table:table-cell table:style-name="ce2" table:formula="of:=IF(AND([.$G13]&lt;[.SQ$1];[.$H13]&gt;=[.SQ$1]);1;&quot;&quot;)">
            <text:p/>
          </table:table-cell>
          <table:table-cell table:style-name="ce2" table:formula="of:=IF(AND([.$G13]&lt;[.SR$1];[.$H13]&gt;=[.SR$1]);1;&quot;&quot;)">
            <text:p/>
          </table:table-cell>
          <table:table-cell table:style-name="ce2" table:formula="of:=IF(AND([.$G13]&lt;[.SS$1];[.$H13]&gt;=[.SS$1]);1;&quot;&quot;)">
            <text:p/>
          </table:table-cell>
          <table:table-cell table:style-name="ce2" table:formula="of:=IF(AND([.$G13]&lt;[.ST$1];[.$H13]&gt;=[.ST$1]);1;&quot;&quot;)">
            <text:p/>
          </table:table-cell>
          <table:table-cell table:style-name="ce2" table:formula="of:=IF(AND([.$G13]&lt;[.SU$1];[.$H13]&gt;=[.SU$1]);1;&quot;&quot;)">
            <text:p/>
          </table:table-cell>
          <table:table-cell table:style-name="ce2" table:formula="of:=IF(AND([.$G13]&lt;[.SV$1];[.$H13]&gt;=[.SV$1]);1;&quot;&quot;)">
            <text:p/>
          </table:table-cell>
          <table:table-cell table:style-name="ce2" table:formula="of:=IF(AND([.$G13]&lt;[.SW$1];[.$H13]&gt;=[.SW$1]);1;&quot;&quot;)">
            <text:p/>
          </table:table-cell>
          <table:table-cell table:style-name="ce2" table:formula="of:=IF(AND([.$G13]&lt;[.SX$1];[.$H13]&gt;=[.SX$1]);1;&quot;&quot;)">
            <text:p/>
          </table:table-cell>
          <table:table-cell table:style-name="ce2" table:formula="of:=IF(AND([.$G13]&lt;[.SY$1];[.$H13]&gt;=[.SY$1]);1;&quot;&quot;)">
            <text:p/>
          </table:table-cell>
          <table:table-cell table:style-name="ce2" table:formula="of:=IF(AND([.$G13]&lt;[.SZ$1];[.$H13]&gt;=[.SZ$1]);1;&quot;&quot;)">
            <text:p/>
          </table:table-cell>
          <table:table-cell table:style-name="ce2" table:formula="of:=IF(AND([.$G13]&lt;[.TA$1];[.$H13]&gt;=[.TA$1]);1;&quot;&quot;)">
            <text:p/>
          </table:table-cell>
          <table:table-cell table:style-name="ce2" table:formula="of:=IF(AND([.$G13]&lt;[.TB$1];[.$H13]&gt;=[.TB$1]);1;&quot;&quot;)">
            <text:p/>
          </table:table-cell>
          <table:table-cell table:style-name="ce2" table:formula="of:=IF(AND([.$G13]&lt;[.TC$1];[.$H13]&gt;=[.TC$1]);1;&quot;&quot;)">
            <text:p/>
          </table:table-cell>
          <table:table-cell table:style-name="ce2" table:formula="of:=IF(AND([.$G13]&lt;[.TD$1];[.$H13]&gt;=[.TD$1]);1;&quot;&quot;)">
            <text:p/>
          </table:table-cell>
          <table:table-cell table:style-name="ce2" table:formula="of:=IF(AND([.$G13]&lt;[.TE$1];[.$H13]&gt;=[.TE$1]);1;&quot;&quot;)">
            <text:p/>
          </table:table-cell>
          <table:table-cell table:style-name="ce2" table:formula="of:=IF(AND([.$G13]&lt;[.TF$1];[.$H13]&gt;=[.TF$1]);1;&quot;&quot;)">
            <text:p/>
          </table:table-cell>
          <table:table-cell table:style-name="ce2" table:formula="of:=IF(AND([.$G13]&lt;[.TG$1];[.$H13]&gt;=[.TG$1]);1;&quot;&quot;)">
            <text:p/>
          </table:table-cell>
          <table:table-cell table:style-name="ce2" table:formula="of:=IF(AND([.$G13]&lt;[.TH$1];[.$H13]&gt;=[.TH$1]);1;&quot;&quot;)">
            <text:p/>
          </table:table-cell>
          <table:table-cell table:style-name="ce2" table:formula="of:=IF(AND([.$G13]&lt;[.TI$1];[.$H13]&gt;=[.TI$1]);1;&quot;&quot;)">
            <text:p/>
          </table:table-cell>
          <table:table-cell table:style-name="ce2" table:formula="of:=IF(AND([.$G13]&lt;[.TJ$1];[.$H13]&gt;=[.TJ$1]);1;&quot;&quot;)">
            <text:p/>
          </table:table-cell>
          <table:table-cell table:style-name="ce2" table:formula="of:=IF(AND([.$G13]&lt;[.TK$1];[.$H13]&gt;=[.TK$1]);1;&quot;&quot;)">
            <text:p/>
          </table:table-cell>
          <table:table-cell table:style-name="ce2" table:formula="of:=IF(AND([.$G13]&lt;[.TL$1];[.$H13]&gt;=[.TL$1]);1;&quot;&quot;)">
            <text:p/>
          </table:table-cell>
          <table:table-cell table:style-name="ce2" table:formula="of:=IF(AND([.$G13]&lt;[.TM$1];[.$H13]&gt;=[.TM$1]);1;&quot;&quot;)">
            <text:p/>
          </table:table-cell>
          <table:table-cell table:style-name="ce2" table:formula="of:=IF(AND([.$G13]&lt;[.TN$1];[.$H13]&gt;=[.TN$1]);1;&quot;&quot;)">
            <text:p/>
          </table:table-cell>
          <table:table-cell table:style-name="ce2" table:formula="of:=IF(AND([.$G13]&lt;[.TO$1];[.$H13]&gt;=[.TO$1]);1;&quot;&quot;)">
            <text:p/>
          </table:table-cell>
          <table:table-cell table:style-name="ce2" table:formula="of:=IF(AND([.$G13]&lt;[.TP$1];[.$H13]&gt;=[.TP$1]);1;&quot;&quot;)">
            <text:p/>
          </table:table-cell>
          <table:table-cell table:style-name="ce2" table:formula="of:=IF(AND([.$G13]&lt;[.TQ$1];[.$H13]&gt;=[.TQ$1]);1;&quot;&quot;)">
            <text:p/>
          </table:table-cell>
          <table:table-cell table:style-name="ce2" table:formula="of:=IF(AND([.$G13]&lt;[.TR$1];[.$H13]&gt;=[.TR$1]);1;&quot;&quot;)">
            <text:p/>
          </table:table-cell>
          <table:table-cell table:style-name="ce2" table:formula="of:=IF(AND([.$G13]&lt;[.TS$1];[.$H13]&gt;=[.TS$1]);1;&quot;&quot;)">
            <text:p/>
          </table:table-cell>
          <table:table-cell table:style-name="ce2" table:formula="of:=IF(AND([.$G13]&lt;[.TT$1];[.$H13]&gt;=[.TT$1]);1;&quot;&quot;)">
            <text:p/>
          </table:table-cell>
          <table:table-cell table:style-name="ce2" table:formula="of:=IF(AND([.$G13]&lt;[.TU$1];[.$H13]&gt;=[.TU$1]);1;&quot;&quot;)">
            <text:p/>
          </table:table-cell>
          <table:table-cell table:style-name="ce2" table:formula="of:=IF(AND([.$G13]&lt;[.TV$1];[.$H13]&gt;=[.TV$1]);1;&quot;&quot;)">
            <text:p/>
          </table:table-cell>
          <table:table-cell table:style-name="ce2" table:formula="of:=IF(AND([.$G13]&lt;[.TW$1];[.$H13]&gt;=[.TW$1]);1;&quot;&quot;)">
            <text:p/>
          </table:table-cell>
          <table:table-cell table:style-name="ce2" table:formula="of:=IF(AND([.$G13]&lt;[.TX$1];[.$H13]&gt;=[.TX$1]);1;&quot;&quot;)">
            <text:p/>
          </table:table-cell>
          <table:table-cell table:style-name="ce2" table:formula="of:=IF(AND([.$G13]&lt;[.TY$1];[.$H13]&gt;=[.TY$1]);1;&quot;&quot;)">
            <text:p/>
          </table:table-cell>
          <table:table-cell table:style-name="ce2" table:formula="of:=IF(AND([.$G13]&lt;[.TZ$1];[.$H13]&gt;=[.TZ$1]);1;&quot;&quot;)">
            <text:p/>
          </table:table-cell>
          <table:table-cell table:style-name="ce2" table:formula="of:=IF(AND([.$G13]&lt;[.UA$1];[.$H13]&gt;=[.UA$1]);1;&quot;&quot;)">
            <text:p/>
          </table:table-cell>
          <table:table-cell table:style-name="ce2" table:formula="of:=IF(AND([.$G13]&lt;[.UB$1];[.$H13]&gt;=[.UB$1]);1;&quot;&quot;)">
            <text:p/>
          </table:table-cell>
          <table:table-cell table:style-name="ce2" table:formula="of:=IF(AND([.$G13]&lt;[.UC$1];[.$H13]&gt;=[.UC$1]);1;&quot;&quot;)">
            <text:p/>
          </table:table-cell>
          <table:table-cell table:style-name="ce2" table:formula="of:=IF(AND([.$G13]&lt;[.UD$1];[.$H13]&gt;=[.UD$1]);1;&quot;&quot;)">
            <text:p/>
          </table:table-cell>
          <table:table-cell table:style-name="ce2" table:formula="of:=IF(AND([.$G13]&lt;[.UE$1];[.$H13]&gt;=[.UE$1]);1;&quot;&quot;)">
            <text:p/>
          </table:table-cell>
          <table:table-cell table:style-name="ce2" table:formula="of:=IF(AND([.$G13]&lt;[.UF$1];[.$H13]&gt;=[.UF$1]);1;&quot;&quot;)">
            <text:p/>
          </table:table-cell>
          <table:table-cell table:style-name="ce2" table:formula="of:=IF(AND([.$G13]&lt;[.UG$1];[.$H13]&gt;=[.UG$1]);1;&quot;&quot;)">
            <text:p/>
          </table:table-cell>
          <table:table-cell table:style-name="ce2" table:formula="of:=IF(AND([.$G13]&lt;[.UH$1];[.$H13]&gt;=[.UH$1]);1;&quot;&quot;)">
            <text:p/>
          </table:table-cell>
          <table:table-cell table:style-name="ce2" table:formula="of:=IF(AND([.$G13]&lt;[.UI$1];[.$H13]&gt;=[.UI$1]);1;&quot;&quot;)">
            <text:p/>
          </table:table-cell>
          <table:table-cell table:style-name="ce2" table:formula="of:=IF(AND([.$G13]&lt;[.UJ$1];[.$H13]&gt;=[.UJ$1]);1;&quot;&quot;)">
            <text:p/>
          </table:table-cell>
          <table:table-cell table:style-name="ce2" table:formula="of:=IF(AND([.$G13]&lt;[.UK$1];[.$H13]&gt;=[.UK$1]);1;&quot;&quot;)">
            <text:p/>
          </table:table-cell>
          <table:table-cell table:style-name="ce2" table:formula="of:=IF(AND([.$G13]&lt;[.UL$1];[.$H13]&gt;=[.UL$1]);1;&quot;&quot;)">
            <text:p/>
          </table:table-cell>
          <table:table-cell table:style-name="ce2" table:formula="of:=IF(AND([.$G13]&lt;[.UM$1];[.$H13]&gt;=[.UM$1]);1;&quot;&quot;)">
            <text:p/>
          </table:table-cell>
          <table:table-cell table:style-name="ce2" table:formula="of:=IF(AND([.$G13]&lt;[.UN$1];[.$H13]&gt;=[.UN$1]);1;&quot;&quot;)">
            <text:p/>
          </table:table-cell>
          <table:table-cell table:style-name="ce2" table:formula="of:=IF(AND([.$G13]&lt;[.UO$1];[.$H13]&gt;=[.UO$1]);1;&quot;&quot;)">
            <text:p/>
          </table:table-cell>
          <table:table-cell table:style-name="ce2" table:formula="of:=IF(AND([.$G13]&lt;[.UP$1];[.$H13]&gt;=[.UP$1]);1;&quot;&quot;)">
            <text:p/>
          </table:table-cell>
          <table:table-cell table:style-name="ce2" table:formula="of:=IF(AND([.$G13]&lt;[.UQ$1];[.$H13]&gt;=[.UQ$1]);1;&quot;&quot;)">
            <text:p/>
          </table:table-cell>
          <table:table-cell table:style-name="ce2" table:formula="of:=IF(AND([.$G13]&lt;[.UR$1];[.$H13]&gt;=[.UR$1]);1;&quot;&quot;)">
            <text:p/>
          </table:table-cell>
          <table:table-cell table:style-name="ce2" table:formula="of:=IF(AND([.$G13]&lt;[.US$1];[.$H13]&gt;=[.US$1]);1;&quot;&quot;)">
            <text:p/>
          </table:table-cell>
          <table:table-cell table:style-name="ce2" table:formula="of:=IF(AND([.$G13]&lt;[.UT$1];[.$H13]&gt;=[.UT$1]);1;&quot;&quot;)">
            <text:p/>
          </table:table-cell>
          <table:table-cell table:style-name="ce2" table:formula="of:=IF(AND([.$G13]&lt;[.UU$1];[.$H13]&gt;=[.UU$1]);1;&quot;&quot;)">
            <text:p/>
          </table:table-cell>
          <table:table-cell table:style-name="ce2" table:formula="of:=IF(AND([.$G13]&lt;[.UV$1];[.$H13]&gt;=[.UV$1]);1;&quot;&quot;)">
            <text:p/>
          </table:table-cell>
          <table:table-cell table:style-name="ce2" table:formula="of:=IF(AND([.$G13]&lt;[.UW$1];[.$H13]&gt;=[.UW$1]);1;&quot;&quot;)">
            <text:p/>
          </table:table-cell>
          <table:table-cell table:style-name="ce2" table:formula="of:=IF(AND([.$G13]&lt;[.UX$1];[.$H13]&gt;=[.UX$1]);1;&quot;&quot;)">
            <text:p/>
          </table:table-cell>
          <table:table-cell table:style-name="ce2" table:formula="of:=IF(AND([.$G13]&lt;[.UY$1];[.$H13]&gt;=[.UY$1]);1;&quot;&quot;)">
            <text:p/>
          </table:table-cell>
          <table:table-cell table:style-name="ce2" table:formula="of:=IF(AND([.$G13]&lt;[.UZ$1];[.$H13]&gt;=[.UZ$1]);1;&quot;&quot;)">
            <text:p/>
          </table:table-cell>
          <table:table-cell table:style-name="ce2" table:formula="of:=IF(AND([.$G13]&lt;[.VA$1];[.$H13]&gt;=[.VA$1]);1;&quot;&quot;)">
            <text:p/>
          </table:table-cell>
          <table:table-cell table:style-name="ce2" table:formula="of:=IF(AND([.$G13]&lt;[.VB$1];[.$H13]&gt;=[.VB$1]);1;&quot;&quot;)">
            <text:p/>
          </table:table-cell>
          <table:table-cell table:style-name="ce2" table:formula="of:=IF(AND([.$G13]&lt;[.VC$1];[.$H13]&gt;=[.VC$1]);1;&quot;&quot;)">
            <text:p/>
          </table:table-cell>
          <table:table-cell table:style-name="ce2" table:formula="of:=IF(AND([.$G13]&lt;[.VD$1];[.$H13]&gt;=[.VD$1]);1;&quot;&quot;)">
            <text:p/>
          </table:table-cell>
          <table:table-cell table:style-name="ce2" table:formula="of:=IF(AND([.$G13]&lt;[.VE$1];[.$H13]&gt;=[.VE$1]);1;&quot;&quot;)">
            <text:p/>
          </table:table-cell>
          <table:table-cell table:style-name="ce2" table:formula="of:=IF(AND([.$G13]&lt;[.VF$1];[.$H13]&gt;=[.VF$1]);1;&quot;&quot;)">
            <text:p/>
          </table:table-cell>
          <table:table-cell table:style-name="ce2" table:formula="of:=IF(AND([.$G13]&lt;[.VG$1];[.$H13]&gt;=[.VG$1]);1;&quot;&quot;)">
            <text:p/>
          </table:table-cell>
          <table:table-cell table:style-name="ce2" table:formula="of:=IF(AND([.$G13]&lt;[.VH$1];[.$H13]&gt;=[.VH$1]);1;&quot;&quot;)">
            <text:p/>
          </table:table-cell>
          <table:table-cell table:style-name="ce2" table:formula="of:=IF(AND([.$G13]&lt;[.VI$1];[.$H13]&gt;=[.VI$1]);1;&quot;&quot;)">
            <text:p/>
          </table:table-cell>
          <table:table-cell table:style-name="ce2" table:formula="of:=IF(AND([.$G13]&lt;[.VJ$1];[.$H13]&gt;=[.VJ$1]);1;&quot;&quot;)">
            <text:p/>
          </table:table-cell>
          <table:table-cell table:style-name="ce2" table:formula="of:=IF(AND([.$G13]&lt;[.VK$1];[.$H13]&gt;=[.VK$1]);1;&quot;&quot;)">
            <text:p/>
          </table:table-cell>
          <table:table-cell table:style-name="ce2" table:formula="of:=IF(AND([.$G13]&lt;[.VL$1];[.$H13]&gt;=[.VL$1]);1;&quot;&quot;)">
            <text:p/>
          </table:table-cell>
          <table:table-cell table:style-name="ce2" table:formula="of:=IF(AND([.$G13]&lt;[.VM$1];[.$H13]&gt;=[.VM$1]);1;&quot;&quot;)">
            <text:p/>
          </table:table-cell>
          <table:table-cell table:style-name="ce2" table:formula="of:=IF(AND([.$G13]&lt;[.VN$1];[.$H13]&gt;=[.VN$1]);1;&quot;&quot;)">
            <text:p/>
          </table:table-cell>
          <table:table-cell table:style-name="ce2" table:formula="of:=IF(AND([.$G13]&lt;[.VO$1];[.$H13]&gt;=[.VO$1]);1;&quot;&quot;)">
            <text:p/>
          </table:table-cell>
          <table:table-cell table:style-name="ce2" table:formula="of:=IF(AND([.$G13]&lt;[.VP$1];[.$H13]&gt;=[.VP$1]);1;&quot;&quot;)">
            <text:p/>
          </table:table-cell>
          <table:table-cell table:style-name="ce2" table:formula="of:=IF(AND([.$G13]&lt;[.VQ$1];[.$H13]&gt;=[.VQ$1]);1;&quot;&quot;)">
            <text:p/>
          </table:table-cell>
          <table:table-cell table:style-name="ce2" table:formula="of:=IF(AND([.$G13]&lt;[.VR$1];[.$H13]&gt;=[.VR$1]);1;&quot;&quot;)">
            <text:p/>
          </table:table-cell>
          <table:table-cell table:style-name="ce2" table:formula="of:=IF(AND([.$G13]&lt;[.VS$1];[.$H13]&gt;=[.VS$1]);1;&quot;&quot;)">
            <text:p/>
          </table:table-cell>
          <table:table-cell table:style-name="ce2" table:formula="of:=IF(AND([.$G13]&lt;[.VT$1];[.$H13]&gt;=[.VT$1]);1;&quot;&quot;)">
            <text:p/>
          </table:table-cell>
          <table:table-cell table:style-name="ce2" table:formula="of:=IF(AND([.$G13]&lt;[.VU$1];[.$H13]&gt;=[.VU$1]);1;&quot;&quot;)">
            <text:p/>
          </table:table-cell>
          <table:table-cell table:style-name="ce2" table:formula="of:=IF(AND([.$G13]&lt;[.VV$1];[.$H13]&gt;=[.VV$1]);1;&quot;&quot;)">
            <text:p/>
          </table:table-cell>
          <table:table-cell table:style-name="ce2" table:formula="of:=IF(AND([.$G13]&lt;[.VW$1];[.$H13]&gt;=[.VW$1]);1;&quot;&quot;)">
            <text:p/>
          </table:table-cell>
          <table:table-cell table:style-name="ce2" table:formula="of:=IF(AND([.$G13]&lt;[.VX$1];[.$H13]&gt;=[.VX$1]);1;&quot;&quot;)">
            <text:p/>
          </table:table-cell>
          <table:table-cell table:style-name="ce2" table:formula="of:=IF(AND([.$G13]&lt;[.VY$1];[.$H13]&gt;=[.VY$1]);1;&quot;&quot;)">
            <text:p/>
          </table:table-cell>
          <table:table-cell table:style-name="ce2" table:formula="of:=IF(AND([.$G13]&lt;[.VZ$1];[.$H13]&gt;=[.VZ$1]);1;&quot;&quot;)">
            <text:p/>
          </table:table-cell>
          <table:table-cell table:style-name="ce2" table:formula="of:=IF(AND([.$G13]&lt;[.WA$1];[.$H13]&gt;=[.WA$1]);1;&quot;&quot;)">
            <text:p/>
          </table:table-cell>
          <table:table-cell table:style-name="ce2" table:formula="of:=IF(AND([.$G13]&lt;[.WB$1];[.$H13]&gt;=[.WB$1]);1;&quot;&quot;)">
            <text:p/>
          </table:table-cell>
          <table:table-cell table:style-name="ce2" table:formula="of:=IF(AND([.$G13]&lt;[.WC$1];[.$H13]&gt;=[.WC$1]);1;&quot;&quot;)">
            <text:p/>
          </table:table-cell>
          <table:table-cell table:style-name="ce2" table:formula="of:=IF(AND([.$G13]&lt;[.WD$1];[.$H13]&gt;=[.WD$1]);1;&quot;&quot;)">
            <text:p/>
          </table:table-cell>
          <table:table-cell table:style-name="ce2" table:formula="of:=IF(AND([.$G13]&lt;[.WE$1];[.$H13]&gt;=[.WE$1]);1;&quot;&quot;)">
            <text:p/>
          </table:table-cell>
          <table:table-cell table:style-name="ce2" table:formula="of:=IF(AND([.$G13]&lt;[.WF$1];[.$H13]&gt;=[.WF$1]);1;&quot;&quot;)">
            <text:p/>
          </table:table-cell>
          <table:table-cell table:style-name="ce2" table:formula="of:=IF(AND([.$G13]&lt;[.WG$1];[.$H13]&gt;=[.WG$1]);1;&quot;&quot;)">
            <text:p/>
          </table:table-cell>
          <table:table-cell table:style-name="ce2" table:formula="of:=IF(AND([.$G13]&lt;[.WH$1];[.$H13]&gt;=[.WH$1]);1;&quot;&quot;)">
            <text:p/>
          </table:table-cell>
          <table:table-cell table:style-name="ce2" table:formula="of:=IF(AND([.$G13]&lt;[.WI$1];[.$H13]&gt;=[.WI$1]);1;&quot;&quot;)">
            <text:p/>
          </table:table-cell>
          <table:table-cell table:style-name="ce2" table:formula="of:=IF(AND([.$G13]&lt;[.WJ$1];[.$H13]&gt;=[.WJ$1]);1;&quot;&quot;)">
            <text:p/>
          </table:table-cell>
          <table:table-cell table:style-name="ce2" table:formula="of:=IF(AND([.$G13]&lt;[.WK$1];[.$H13]&gt;=[.WK$1]);1;&quot;&quot;)">
            <text:p/>
          </table:table-cell>
          <table:table-cell table:style-name="ce2" table:formula="of:=IF(AND([.$G13]&lt;[.WL$1];[.$H13]&gt;=[.WL$1]);1;&quot;&quot;)">
            <text:p/>
          </table:table-cell>
          <table:table-cell table:style-name="ce2" table:formula="of:=IF(AND([.$G13]&lt;[.WM$1];[.$H13]&gt;=[.WM$1]);1;&quot;&quot;)">
            <text:p/>
          </table:table-cell>
          <table:table-cell table:style-name="ce2" table:formula="of:=IF(AND([.$G13]&lt;[.WN$1];[.$H13]&gt;=[.WN$1]);1;&quot;&quot;)">
            <text:p/>
          </table:table-cell>
          <table:table-cell table:style-name="ce2" table:formula="of:=IF(AND([.$G13]&lt;[.WO$1];[.$H13]&gt;=[.WO$1]);1;&quot;&quot;)">
            <text:p/>
          </table:table-cell>
          <table:table-cell table:style-name="ce2" table:formula="of:=IF(AND([.$G13]&lt;[.WP$1];[.$H13]&gt;=[.WP$1]);1;&quot;&quot;)">
            <text:p/>
          </table:table-cell>
          <table:table-cell table:style-name="ce2" table:formula="of:=IF(AND([.$G13]&lt;[.WQ$1];[.$H13]&gt;=[.WQ$1]);1;&quot;&quot;)">
            <text:p/>
          </table:table-cell>
          <table:table-cell table:style-name="ce2" table:formula="of:=IF(AND([.$G13]&lt;[.WR$1];[.$H13]&gt;=[.WR$1]);1;&quot;&quot;)">
            <text:p/>
          </table:table-cell>
          <table:table-cell table:style-name="ce2" table:formula="of:=IF(AND([.$G13]&lt;[.WS$1];[.$H13]&gt;=[.WS$1]);1;&quot;&quot;)">
            <text:p/>
          </table:table-cell>
          <table:table-cell table:style-name="ce2" table:formula="of:=IF(AND([.$G13]&lt;[.WT$1];[.$H13]&gt;=[.WT$1]);1;&quot;&quot;)">
            <text:p/>
          </table:table-cell>
          <table:table-cell table:style-name="ce2" table:formula="of:=IF(AND([.$G13]&lt;[.WU$1];[.$H13]&gt;=[.WU$1]);1;&quot;&quot;)">
            <text:p/>
          </table:table-cell>
          <table:table-cell table:style-name="ce2" table:formula="of:=IF(AND([.$G13]&lt;[.WV$1];[.$H13]&gt;=[.WV$1]);1;&quot;&quot;)">
            <text:p/>
          </table:table-cell>
          <table:table-cell table:style-name="ce2" table:formula="of:=IF(AND([.$G13]&lt;[.WW$1];[.$H13]&gt;=[.WW$1]);1;&quot;&quot;)">
            <text:p/>
          </table:table-cell>
          <table:table-cell table:style-name="ce2" table:formula="of:=IF(AND([.$G13]&lt;[.WX$1];[.$H13]&gt;=[.WX$1]);1;&quot;&quot;)">
            <text:p/>
          </table:table-cell>
          <table:table-cell table:style-name="ce2" table:formula="of:=IF(AND([.$G13]&lt;[.WY$1];[.$H13]&gt;=[.WY$1]);1;&quot;&quot;)">
            <text:p/>
          </table:table-cell>
          <table:table-cell table:style-name="ce2" table:formula="of:=IF(AND([.$G13]&lt;[.WZ$1];[.$H13]&gt;=[.WZ$1]);1;&quot;&quot;)">
            <text:p/>
          </table:table-cell>
          <table:table-cell table:style-name="ce2" table:formula="of:=IF(AND([.$G13]&lt;[.XA$1];[.$H13]&gt;=[.XA$1]);1;&quot;&quot;)">
            <text:p/>
          </table:table-cell>
          <table:table-cell table:style-name="ce2" table:formula="of:=IF(AND([.$G13]&lt;[.XB$1];[.$H13]&gt;=[.XB$1]);1;&quot;&quot;)">
            <text:p/>
          </table:table-cell>
          <table:table-cell table:style-name="ce2" table:formula="of:=IF(AND([.$G13]&lt;[.XC$1];[.$H13]&gt;=[.XC$1]);1;&quot;&quot;)">
            <text:p/>
          </table:table-cell>
          <table:table-cell table:style-name="ce2" table:formula="of:=IF(AND([.$G13]&lt;[.XD$1];[.$H13]&gt;=[.XD$1]);1;&quot;&quot;)">
            <text:p/>
          </table:table-cell>
          <table:table-cell table:style-name="ce2" table:formula="of:=IF(AND([.$G13]&lt;[.XE$1];[.$H13]&gt;=[.XE$1]);1;&quot;&quot;)">
            <text:p/>
          </table:table-cell>
          <table:table-cell table:style-name="ce2" table:formula="of:=IF(AND([.$G13]&lt;[.XF$1];[.$H13]&gt;=[.XF$1]);1;&quot;&quot;)">
            <text:p/>
          </table:table-cell>
          <table:table-cell table:style-name="ce2" table:formula="of:=IF(AND([.$G13]&lt;[.XG$1];[.$H13]&gt;=[.XG$1]);1;&quot;&quot;)">
            <text:p/>
          </table:table-cell>
          <table:table-cell table:style-name="ce2" table:formula="of:=IF(AND([.$G13]&lt;[.XH$1];[.$H13]&gt;=[.XH$1]);1;&quot;&quot;)">
            <text:p/>
          </table:table-cell>
          <table:table-cell table:style-name="ce2" table:formula="of:=IF(AND([.$G13]&lt;[.XI$1];[.$H13]&gt;=[.XI$1]);1;&quot;&quot;)">
            <text:p/>
          </table:table-cell>
          <table:table-cell table:style-name="ce2" table:formula="of:=IF(AND([.$G13]&lt;[.XJ$1];[.$H13]&gt;=[.XJ$1]);1;&quot;&quot;)">
            <text:p/>
          </table:table-cell>
          <table:table-cell table:style-name="ce2" table:formula="of:=IF(AND([.$G13]&lt;[.XK$1];[.$H13]&gt;=[.XK$1]);1;&quot;&quot;)" office:value-type="float" office:value="1" calcext:value-type="float">
            <text:p>1</text:p>
          </table:table-cell>
          <table:table-cell table:style-name="ce2" table:formula="of:=IF(AND([.$G13]&lt;[.XL$1];[.$H13]&gt;=[.XL$1]);1;&quot;&quot;)" office:value-type="float" office:value="1" calcext:value-type="float">
            <text:p>1</text:p>
          </table:table-cell>
          <table:table-cell table:style-name="ce2" table:formula="of:=IF(AND([.$G13]&lt;[.XM$1];[.$H13]&gt;=[.XM$1]);1;&quot;&quot;)" office:value-type="float" office:value="1" calcext:value-type="float">
            <text:p>1</text:p>
          </table:table-cell>
          <table:table-cell table:style-name="ce2" table:formula="of:=IF(AND([.$G13]&lt;[.XN$1];[.$H13]&gt;=[.XN$1]);1;&quot;&quot;)" office:value-type="float" office:value="1" calcext:value-type="float">
            <text:p>1</text:p>
          </table:table-cell>
          <table:table-cell table:style-name="ce2" table:formula="of:=IF(AND([.$G13]&lt;[.XO$1];[.$H13]&gt;=[.XO$1]);1;&quot;&quot;)" office:value-type="float" office:value="1" calcext:value-type="float">
            <text:p>1</text:p>
          </table:table-cell>
          <table:table-cell table:style-name="ce2" table:formula="of:=IF(AND([.$G13]&lt;[.XP$1];[.$H13]&gt;=[.XP$1]);1;&quot;&quot;)" office:value-type="float" office:value="1" calcext:value-type="float">
            <text:p>1</text:p>
          </table:table-cell>
          <table:table-cell table:style-name="ce2" table:formula="of:=IF(AND([.$G13]&lt;[.XQ$1];[.$H13]&gt;=[.XQ$1]);1;&quot;&quot;)" office:value-type="float" office:value="1" calcext:value-type="float">
            <text:p>1</text:p>
          </table:table-cell>
          <table:table-cell table:style-name="ce2" table:formula="of:=IF(AND([.$G13]&lt;[.XR$1];[.$H13]&gt;=[.XR$1]);1;&quot;&quot;)" office:value-type="float" office:value="1" calcext:value-type="float">
            <text:p>1</text:p>
          </table:table-cell>
          <table:table-cell table:style-name="ce2" table:formula="of:=IF(AND([.$G13]&lt;[.XS$1];[.$H13]&gt;=[.XS$1]);1;&quot;&quot;)" office:value-type="float" office:value="1" calcext:value-type="float">
            <text:p>1</text:p>
          </table:table-cell>
          <table:table-cell table:style-name="ce2" table:formula="of:=IF(AND([.$G13]&lt;[.XT$1];[.$H13]&gt;=[.XT$1]);1;&quot;&quot;)" office:value-type="float" office:value="1" calcext:value-type="float">
            <text:p>1</text:p>
          </table:table-cell>
          <table:table-cell table:style-name="ce2" table:formula="of:=IF(AND([.$G13]&lt;[.XU$1];[.$H13]&gt;=[.XU$1]);1;&quot;&quot;)" office:value-type="float" office:value="1" calcext:value-type="float">
            <text:p>1</text:p>
          </table:table-cell>
          <table:table-cell table:style-name="ce2" table:formula="of:=IF(AND([.$G13]&lt;[.XV$1];[.$H13]&gt;=[.XV$1]);1;&quot;&quot;)" office:value-type="float" office:value="1" calcext:value-type="float">
            <text:p>1</text:p>
          </table:table-cell>
          <table:table-cell table:style-name="ce2" table:formula="of:=IF(AND([.$G13]&lt;[.XW$1];[.$H13]&gt;=[.XW$1]);1;&quot;&quot;)" office:value-type="float" office:value="1" calcext:value-type="float">
            <text:p>1</text:p>
          </table:table-cell>
          <table:table-cell table:style-name="ce2" table:formula="of:=IF(AND([.$G13]&lt;[.XX$1];[.$H13]&gt;=[.XX$1]);1;&quot;&quot;)" office:value-type="float" office:value="1" calcext:value-type="float">
            <text:p>1</text:p>
          </table:table-cell>
          <table:table-cell table:style-name="ce2" table:formula="of:=IF(AND([.$G13]&lt;[.XY$1];[.$H13]&gt;=[.XY$1]);1;&quot;&quot;)" office:value-type="float" office:value="1" calcext:value-type="float">
            <text:p>1</text:p>
          </table:table-cell>
          <table:table-cell table:style-name="ce2" table:formula="of:=IF(AND([.$G13]&lt;[.XZ$1];[.$H13]&gt;=[.XZ$1]);1;&quot;&quot;)" office:value-type="float" office:value="1" calcext:value-type="float">
            <text:p>1</text:p>
          </table:table-cell>
          <table:table-cell table:style-name="ce2" table:formula="of:=IF(AND([.$G13]&lt;[.YA$1];[.$H13]&gt;=[.YA$1]);1;&quot;&quot;)" office:value-type="float" office:value="1" calcext:value-type="float">
            <text:p>1</text:p>
          </table:table-cell>
          <table:table-cell table:style-name="ce2" table:formula="of:=IF(AND([.$G13]&lt;[.YB$1];[.$H13]&gt;=[.YB$1]);1;&quot;&quot;)" office:value-type="float" office:value="1" calcext:value-type="float">
            <text:p>1</text:p>
          </table:table-cell>
          <table:table-cell table:style-name="ce2" table:formula="of:=IF(AND([.$G13]&lt;[.YC$1];[.$H13]&gt;=[.YC$1]);1;&quot;&quot;)" office:value-type="float" office:value="1" calcext:value-type="float">
            <text:p>1</text:p>
          </table:table-cell>
          <table:table-cell table:style-name="ce2" table:formula="of:=IF(AND([.$G13]&lt;[.YD$1];[.$H13]&gt;=[.YD$1]);1;&quot;&quot;)" office:value-type="float" office:value="1" calcext:value-type="float">
            <text:p>1</text:p>
          </table:table-cell>
          <table:table-cell table:style-name="ce2" table:formula="of:=IF(AND([.$G13]&lt;[.YE$1];[.$H13]&gt;=[.YE$1]);1;&quot;&quot;)" office:value-type="float" office:value="1" calcext:value-type="float">
            <text:p>1</text:p>
          </table:table-cell>
          <table:table-cell table:style-name="ce2" table:formula="of:=IF(AND([.$G13]&lt;[.YF$1];[.$H13]&gt;=[.YF$1]);1;&quot;&quot;)" office:value-type="float" office:value="1" calcext:value-type="float">
            <text:p>1</text:p>
          </table:table-cell>
          <table:table-cell table:style-name="ce2" table:formula="of:=IF(AND([.$G13]&lt;[.YG$1];[.$H13]&gt;=[.YG$1]);1;&quot;&quot;)" office:value-type="float" office:value="1" calcext:value-type="float">
            <text:p>1</text:p>
          </table:table-cell>
          <table:table-cell table:style-name="ce2" table:formula="of:=IF(AND([.$G13]&lt;[.YH$1];[.$H13]&gt;=[.YH$1]);1;&quot;&quot;)" office:value-type="float" office:value="1" calcext:value-type="float">
            <text:p>1</text:p>
          </table:table-cell>
          <table:table-cell table:style-name="ce2" table:formula="of:=IF(AND([.$G13]&lt;[.YI$1];[.$H13]&gt;=[.YI$1]);1;&quot;&quot;)" office:value-type="float" office:value="1" calcext:value-type="float">
            <text:p>1</text:p>
          </table:table-cell>
          <table:table-cell table:style-name="ce2" table:formula="of:=IF(AND([.$G13]&lt;[.YJ$1];[.$H13]&gt;=[.YJ$1]);1;&quot;&quot;)" office:value-type="float" office:value="1" calcext:value-type="float">
            <text:p>1</text:p>
          </table:table-cell>
          <table:table-cell table:style-name="ce2" table:formula="of:=IF(AND([.$G13]&lt;[.YK$1];[.$H13]&gt;=[.YK$1]);1;&quot;&quot;)" office:value-type="float" office:value="1" calcext:value-type="float">
            <text:p>1</text:p>
          </table:table-cell>
          <table:table-cell table:style-name="ce2" table:formula="of:=IF(AND([.$G13]&lt;[.YL$1];[.$H13]&gt;=[.YL$1]);1;&quot;&quot;)" office:value-type="float" office:value="1" calcext:value-type="float">
            <text:p>1</text:p>
          </table:table-cell>
          <table:table-cell table:style-name="ce2" table:formula="of:=IF(AND([.$G13]&lt;[.YM$1];[.$H13]&gt;=[.YM$1]);1;&quot;&quot;)" office:value-type="float" office:value="1" calcext:value-type="float">
            <text:p>1</text:p>
          </table:table-cell>
          <table:table-cell table:style-name="ce2" table:formula="of:=IF(AND([.$G13]&lt;[.YN$1];[.$H13]&gt;=[.YN$1]);1;&quot;&quot;)" office:value-type="float" office:value="1" calcext:value-type="float">
            <text:p>1</text:p>
          </table:table-cell>
          <table:table-cell table:style-name="ce2" table:formula="of:=IF(AND([.$G13]&lt;[.YO$1];[.$H13]&gt;=[.YO$1]);1;&quot;&quot;)" office:value-type="float" office:value="1" calcext:value-type="float">
            <text:p>1</text:p>
          </table:table-cell>
          <table:table-cell table:style-name="ce2" table:formula="of:=IF(AND([.$G13]&lt;[.YP$1];[.$H13]&gt;=[.YP$1]);1;&quot;&quot;)" office:value-type="float" office:value="1" calcext:value-type="float">
            <text:p>1</text:p>
          </table:table-cell>
          <table:table-cell table:style-name="ce2" table:formula="of:=IF(AND([.$G13]&lt;[.YQ$1];[.$H13]&gt;=[.YQ$1]);1;&quot;&quot;)" office:value-type="float" office:value="1" calcext:value-type="float">
            <text:p>1</text:p>
          </table:table-cell>
          <table:table-cell table:style-name="ce2" table:formula="of:=IF(AND([.$G13]&lt;[.YR$1];[.$H13]&gt;=[.YR$1]);1;&quot;&quot;)" office:value-type="float" office:value="1" calcext:value-type="float">
            <text:p>1</text:p>
          </table:table-cell>
          <table:table-cell table:style-name="ce2" table:formula="of:=IF(AND([.$G13]&lt;[.YS$1];[.$H13]&gt;=[.YS$1]);1;&quot;&quot;)" office:value-type="float" office:value="1" calcext:value-type="float">
            <text:p>1</text:p>
          </table:table-cell>
          <table:table-cell table:style-name="ce2" table:formula="of:=IF(AND([.$G13]&lt;[.YT$1];[.$H13]&gt;=[.YT$1]);1;&quot;&quot;)" office:value-type="float" office:value="1" calcext:value-type="float">
            <text:p>1</text:p>
          </table:table-cell>
          <table:table-cell table:style-name="ce2" table:formula="of:=IF(AND([.$G13]&lt;[.YU$1];[.$H13]&gt;=[.YU$1]);1;&quot;&quot;)" office:value-type="float" office:value="1" calcext:value-type="float">
            <text:p>1</text:p>
          </table:table-cell>
          <table:table-cell table:style-name="ce2" table:formula="of:=IF(AND([.$G13]&lt;[.YV$1];[.$H13]&gt;=[.YV$1]);1;&quot;&quot;)" office:value-type="float" office:value="1" calcext:value-type="float">
            <text:p>1</text:p>
          </table:table-cell>
          <table:table-cell table:style-name="ce2" table:formula="of:=IF(AND([.$G13]&lt;[.YW$1];[.$H13]&gt;=[.YW$1]);1;&quot;&quot;)" office:value-type="float" office:value="1" calcext:value-type="float">
            <text:p>1</text:p>
          </table:table-cell>
          <table:table-cell table:style-name="ce2" table:formula="of:=IF(AND([.$G13]&lt;[.YX$1];[.$H13]&gt;=[.YX$1]);1;&quot;&quot;)" office:value-type="float" office:value="1" calcext:value-type="float">
            <text:p>1</text:p>
          </table:table-cell>
          <table:table-cell table:style-name="ce2" table:formula="of:=IF(AND([.$G13]&lt;[.YY$1];[.$H13]&gt;=[.YY$1]);1;&quot;&quot;)" office:value-type="float" office:value="1" calcext:value-type="float">
            <text:p>1</text:p>
          </table:table-cell>
          <table:table-cell table:style-name="ce2" table:formula="of:=IF(AND([.$G13]&lt;[.YZ$1];[.$H13]&gt;=[.YZ$1]);1;&quot;&quot;)" office:value-type="float" office:value="1" calcext:value-type="float">
            <text:p>1</text:p>
          </table:table-cell>
          <table:table-cell table:style-name="ce2" table:formula="of:=IF(AND([.$G13]&lt;[.ZA$1];[.$H13]&gt;=[.ZA$1]);1;&quot;&quot;)" office:value-type="float" office:value="1" calcext:value-type="float">
            <text:p>1</text:p>
          </table:table-cell>
          <table:table-cell table:style-name="ce2" table:formula="of:=IF(AND([.$G13]&lt;[.ZB$1];[.$H13]&gt;=[.ZB$1]);1;&quot;&quot;)" office:value-type="float" office:value="1" calcext:value-type="float">
            <text:p>1</text:p>
          </table:table-cell>
          <table:table-cell table:style-name="ce2" table:formula="of:=IF(AND([.$G13]&lt;[.ZC$1];[.$H13]&gt;=[.ZC$1]);1;&quot;&quot;)" office:value-type="float" office:value="1" calcext:value-type="float">
            <text:p>1</text:p>
          </table:table-cell>
          <table:table-cell table:style-name="ce2" table:formula="of:=IF(AND([.$G13]&lt;[.ZD$1];[.$H13]&gt;=[.ZD$1]);1;&quot;&quot;)" office:value-type="float" office:value="1" calcext:value-type="float">
            <text:p>1</text:p>
          </table:table-cell>
          <table:table-cell table:style-name="ce2" table:formula="of:=IF(AND([.$G13]&lt;[.ZE$1];[.$H13]&gt;=[.ZE$1]);1;&quot;&quot;)" office:value-type="float" office:value="1" calcext:value-type="float">
            <text:p>1</text:p>
          </table:table-cell>
          <table:table-cell table:style-name="ce2" table:formula="of:=IF(AND([.$G13]&lt;[.ZF$1];[.$H13]&gt;=[.ZF$1]);1;&quot;&quot;)" office:value-type="float" office:value="1" calcext:value-type="float">
            <text:p>1</text:p>
          </table:table-cell>
          <table:table-cell table:style-name="ce2" table:formula="of:=IF(AND([.$G13]&lt;[.ZG$1];[.$H13]&gt;=[.ZG$1]);1;&quot;&quot;)" office:value-type="float" office:value="1" calcext:value-type="float">
            <text:p>1</text:p>
          </table:table-cell>
          <table:table-cell table:style-name="ce2" table:formula="of:=IF(AND([.$G13]&lt;[.ZH$1];[.$H13]&gt;=[.ZH$1]);1;&quot;&quot;)" office:value-type="float" office:value="1" calcext:value-type="float">
            <text:p>1</text:p>
          </table:table-cell>
          <table:table-cell table:style-name="ce2" table:formula="of:=IF(AND([.$G13]&lt;[.ZI$1];[.$H13]&gt;=[.ZI$1]);1;&quot;&quot;)" office:value-type="float" office:value="1" calcext:value-type="float">
            <text:p>1</text:p>
          </table:table-cell>
          <table:table-cell table:style-name="ce2" table:formula="of:=IF(AND([.$G13]&lt;[.ZJ$1];[.$H13]&gt;=[.ZJ$1]);1;&quot;&quot;)" office:value-type="float" office:value="1" calcext:value-type="float">
            <text:p>1</text:p>
          </table:table-cell>
          <table:table-cell table:style-name="ce2" table:formula="of:=IF(AND([.$G13]&lt;[.ZK$1];[.$H13]&gt;=[.ZK$1]);1;&quot;&quot;)" office:value-type="float" office:value="1" calcext:value-type="float">
            <text:p>1</text:p>
          </table:table-cell>
          <table:table-cell table:style-name="ce2" table:formula="of:=IF(AND([.$G13]&lt;[.ZL$1];[.$H13]&gt;=[.ZL$1]);1;&quot;&quot;)" office:value-type="float" office:value="1" calcext:value-type="float">
            <text:p>1</text:p>
          </table:table-cell>
          <table:table-cell table:style-name="ce2" table:formula="of:=IF(AND([.$G13]&lt;[.ZM$1];[.$H13]&gt;=[.ZM$1]);1;&quot;&quot;)" office:value-type="float" office:value="1" calcext:value-type="float">
            <text:p>1</text:p>
          </table:table-cell>
          <table:table-cell table:style-name="ce2" table:formula="of:=IF(AND([.$G13]&lt;[.ZN$1];[.$H13]&gt;=[.ZN$1]);1;&quot;&quot;)" office:value-type="float" office:value="1" calcext:value-type="float">
            <text:p>1</text:p>
          </table:table-cell>
          <table:table-cell table:style-name="ce2" table:formula="of:=IF(AND([.$G13]&lt;[.ZO$1];[.$H13]&gt;=[.ZO$1]);1;&quot;&quot;)" office:value-type="float" office:value="1" calcext:value-type="float">
            <text:p>1</text:p>
          </table:table-cell>
          <table:table-cell table:style-name="ce2" table:formula="of:=IF(AND([.$G13]&lt;[.ZP$1];[.$H13]&gt;=[.ZP$1]);1;&quot;&quot;)" office:value-type="float" office:value="1" calcext:value-type="float">
            <text:p>1</text:p>
          </table:table-cell>
          <table:table-cell table:style-name="ce2" table:formula="of:=IF(AND([.$G13]&lt;[.ZQ$1];[.$H13]&gt;=[.ZQ$1]);1;&quot;&quot;)" office:value-type="float" office:value="1" calcext:value-type="float">
            <text:p>1</text:p>
          </table:table-cell>
          <table:table-cell table:style-name="ce2" table:formula="of:=IF(AND([.$G13]&lt;[.ZR$1];[.$H13]&gt;=[.ZR$1]);1;&quot;&quot;)" office:value-type="float" office:value="1" calcext:value-type="float">
            <text:p>1</text:p>
          </table:table-cell>
          <table:table-cell table:style-name="ce2" table:formula="of:=IF(AND([.$G13]&lt;[.ZS$1];[.$H13]&gt;=[.ZS$1]);1;&quot;&quot;)" office:value-type="float" office:value="1" calcext:value-type="float">
            <text:p>1</text:p>
          </table:table-cell>
          <table:table-cell table:style-name="ce2" table:formula="of:=IF(AND([.$G13]&lt;[.ZT$1];[.$H13]&gt;=[.ZT$1]);1;&quot;&quot;)" office:value-type="float" office:value="1" calcext:value-type="float">
            <text:p>1</text:p>
          </table:table-cell>
          <table:table-cell table:style-name="ce2" table:formula="of:=IF(AND([.$G13]&lt;[.ZU$1];[.$H13]&gt;=[.ZU$1]);1;&quot;&quot;)" office:value-type="float" office:value="1" calcext:value-type="float">
            <text:p>1</text:p>
          </table:table-cell>
          <table:table-cell table:style-name="ce2" table:formula="of:=IF(AND([.$G13]&lt;[.ZV$1];[.$H13]&gt;=[.ZV$1]);1;&quot;&quot;)" office:value-type="float" office:value="1" calcext:value-type="float">
            <text:p>1</text:p>
          </table:table-cell>
          <table:table-cell table:style-name="ce2" table:formula="of:=IF(AND([.$G13]&lt;[.ZW$1];[.$H13]&gt;=[.ZW$1]);1;&quot;&quot;)" office:value-type="float" office:value="1" calcext:value-type="float">
            <text:p>1</text:p>
          </table:table-cell>
          <table:table-cell table:style-name="ce2" table:formula="of:=IF(AND([.$G13]&lt;[.ZX$1];[.$H13]&gt;=[.ZX$1]);1;&quot;&quot;)" office:value-type="float" office:value="1" calcext:value-type="float">
            <text:p>1</text:p>
          </table:table-cell>
          <table:table-cell table:style-name="ce2" table:formula="of:=IF(AND([.$G13]&lt;[.ZY$1];[.$H13]&gt;=[.ZY$1]);1;&quot;&quot;)" office:value-type="float" office:value="1" calcext:value-type="float">
            <text:p>1</text:p>
          </table:table-cell>
          <table:table-cell table:style-name="ce2" table:formula="of:=IF(AND([.$G13]&lt;[.ZZ$1];[.$H13]&gt;=[.ZZ$1]);1;&quot;&quot;)" office:value-type="float" office:value="1" calcext:value-type="float">
            <text:p>1</text:p>
          </table:table-cell>
          <table:table-cell table:style-name="ce2" table:formula="of:=IF(AND([.$G13]&lt;[.AAA$1];[.$H13]&gt;=[.AAA$1]);1;&quot;&quot;)" office:value-type="float" office:value="1" calcext:value-type="float">
            <text:p>1</text:p>
          </table:table-cell>
          <table:table-cell table:style-name="ce2" table:formula="of:=IF(AND([.$G13]&lt;[.AAB$1];[.$H13]&gt;=[.AAB$1]);1;&quot;&quot;)" office:value-type="float" office:value="1" calcext:value-type="float">
            <text:p>1</text:p>
          </table:table-cell>
          <table:table-cell table:style-name="ce2" table:formula="of:=IF(AND([.$G13]&lt;[.AAC$1];[.$H13]&gt;=[.AAC$1]);1;&quot;&quot;)" office:value-type="float" office:value="1" calcext:value-type="float">
            <text:p>1</text:p>
          </table:table-cell>
          <table:table-cell table:style-name="ce2" table:formula="of:=IF(AND([.$G13]&lt;[.AAD$1];[.$H13]&gt;=[.AAD$1]);1;&quot;&quot;)" office:value-type="float" office:value="1" calcext:value-type="float">
            <text:p>1</text:p>
          </table:table-cell>
          <table:table-cell table:style-name="ce2" table:formula="of:=IF(AND([.$G13]&lt;[.AAE$1];[.$H13]&gt;=[.AAE$1]);1;&quot;&quot;)" office:value-type="float" office:value="1" calcext:value-type="float">
            <text:p>1</text:p>
          </table:table-cell>
          <table:table-cell table:style-name="ce2" table:formula="of:=IF(AND([.$G13]&lt;[.AAF$1];[.$H13]&gt;=[.AAF$1]);1;&quot;&quot;)" office:value-type="float" office:value="1" calcext:value-type="float">
            <text:p>1</text:p>
          </table:table-cell>
          <table:table-cell table:style-name="ce2" table:formula="of:=IF(AND([.$G13]&lt;[.AAG$1];[.$H13]&gt;=[.AAG$1]);1;&quot;&quot;)" office:value-type="float" office:value="1" calcext:value-type="float">
            <text:p>1</text:p>
          </table:table-cell>
          <table:table-cell table:style-name="ce2" table:formula="of:=IF(AND([.$G13]&lt;[.AAH$1];[.$H13]&gt;=[.AAH$1]);1;&quot;&quot;)" office:value-type="float" office:value="1" calcext:value-type="float">
            <text:p>1</text:p>
          </table:table-cell>
          <table:table-cell table:style-name="ce2" table:formula="of:=IF(AND([.$G13]&lt;[.AAI$1];[.$H13]&gt;=[.AAI$1]);1;&quot;&quot;)" office:value-type="float" office:value="1" calcext:value-type="float">
            <text:p>1</text:p>
          </table:table-cell>
          <table:table-cell table:style-name="ce2" table:formula="of:=IF(AND([.$G13]&lt;[.AAJ$1];[.$H13]&gt;=[.AAJ$1]);1;&quot;&quot;)" office:value-type="float" office:value="1" calcext:value-type="float">
            <text:p>1</text:p>
          </table:table-cell>
          <table:table-cell table:style-name="ce2" table:formula="of:=IF(AND([.$G13]&lt;[.AAK$1];[.$H13]&gt;=[.AAK$1]);1;&quot;&quot;)" office:value-type="float" office:value="1" calcext:value-type="float">
            <text:p>1</text:p>
          </table:table-cell>
          <table:table-cell table:style-name="ce2" table:formula="of:=IF(AND([.$G13]&lt;[.AAL$1];[.$H13]&gt;=[.AAL$1]);1;&quot;&quot;)" office:value-type="float" office:value="1" calcext:value-type="float">
            <text:p>1</text:p>
          </table:table-cell>
          <table:table-cell table:style-name="ce2" table:formula="of:=IF(AND([.$G13]&lt;[.AAM$1];[.$H13]&gt;=[.AAM$1]);1;&quot;&quot;)" office:value-type="float" office:value="1" calcext:value-type="float">
            <text:p>1</text:p>
          </table:table-cell>
          <table:table-cell table:style-name="ce2" table:formula="of:=IF(AND([.$G13]&lt;[.AAN$1];[.$H13]&gt;=[.AAN$1]);1;&quot;&quot;)" office:value-type="float" office:value="1" calcext:value-type="float">
            <text:p>1</text:p>
          </table:table-cell>
          <table:table-cell table:style-name="ce2" table:formula="of:=IF(AND([.$G13]&lt;[.AAO$1];[.$H13]&gt;=[.AAO$1]);1;&quot;&quot;)" office:value-type="float" office:value="1" calcext:value-type="float">
            <text:p>1</text:p>
          </table:table-cell>
          <table:table-cell table:style-name="ce2" table:formula="of:=IF(AND([.$G13]&lt;[.AAP$1];[.$H13]&gt;=[.AAP$1]);1;&quot;&quot;)" office:value-type="float" office:value="1" calcext:value-type="float">
            <text:p>1</text:p>
          </table:table-cell>
          <table:table-cell table:style-name="ce2" table:formula="of:=IF(AND([.$G13]&lt;[.AAQ$1];[.$H13]&gt;=[.AAQ$1]);1;&quot;&quot;)" office:value-type="float" office:value="1" calcext:value-type="float">
            <text:p>1</text:p>
          </table:table-cell>
          <table:table-cell table:style-name="ce2" table:formula="of:=IF(AND([.$G13]&lt;[.AAR$1];[.$H13]&gt;=[.AAR$1]);1;&quot;&quot;)" office:value-type="float" office:value="1" calcext:value-type="float">
            <text:p>1</text:p>
          </table:table-cell>
          <table:table-cell table:style-name="ce2" table:formula="of:=IF(AND([.$G13]&lt;[.AAS$1];[.$H13]&gt;=[.AAS$1]);1;&quot;&quot;)" office:value-type="float" office:value="1" calcext:value-type="float">
            <text:p>1</text:p>
          </table:table-cell>
          <table:table-cell table:style-name="ce2" table:formula="of:=IF(AND([.$G13]&lt;[.AAT$1];[.$H13]&gt;=[.AAT$1]);1;&quot;&quot;)" office:value-type="float" office:value="1" calcext:value-type="float">
            <text:p>1</text:p>
          </table:table-cell>
          <table:table-cell table:style-name="ce2" table:formula="of:=IF(AND([.$G13]&lt;[.AAU$1];[.$H13]&gt;=[.AAU$1]);1;&quot;&quot;)" office:value-type="float" office:value="1" calcext:value-type="float">
            <text:p>1</text:p>
          </table:table-cell>
          <table:table-cell table:style-name="ce2" table:formula="of:=IF(AND([.$G13]&lt;[.AAV$1];[.$H13]&gt;=[.AAV$1]);1;&quot;&quot;)">
            <text:p/>
          </table:table-cell>
          <table:table-cell table:style-name="ce2" table:formula="of:=IF(AND([.$G13]&lt;[.AAW$1];[.$H13]&gt;=[.AAW$1]);1;&quot;&quot;)">
            <text:p/>
          </table:table-cell>
          <table:table-cell table:style-name="ce2" table:formula="of:=IF(AND([.$G13]&lt;[.AAX$1];[.$H13]&gt;=[.AAX$1]);1;&quot;&quot;)">
            <text:p/>
          </table:table-cell>
          <table:table-cell table:style-name="ce2" table:formula="of:=IF(AND([.$G13]&lt;[.AAY$1];[.$H13]&gt;=[.AAY$1]);1;&quot;&quot;)">
            <text:p/>
          </table:table-cell>
          <table:table-cell table:style-name="ce2" table:formula="of:=IF(AND([.$G13]&lt;[.AAZ$1];[.$H13]&gt;=[.AAZ$1]);1;&quot;&quot;)">
            <text:p/>
          </table:table-cell>
          <table:table-cell table:style-name="ce2" table:formula="of:=IF(AND([.$G13]&lt;[.ABA$1];[.$H13]&gt;=[.ABA$1]);1;&quot;&quot;)">
            <text:p/>
          </table:table-cell>
          <table:table-cell table:style-name="ce2" table:formula="of:=IF(AND([.$G13]&lt;[.ABB$1];[.$H13]&gt;=[.ABB$1]);1;&quot;&quot;)">
            <text:p/>
          </table:table-cell>
          <table:table-cell table:style-name="ce2" table:formula="of:=IF(AND([.$G13]&lt;[.ABC$1];[.$H13]&gt;=[.ABC$1]);1;&quot;&quot;)">
            <text:p/>
          </table:table-cell>
          <table:table-cell table:style-name="ce2" table:formula="of:=IF(AND([.$G13]&lt;[.ABD$1];[.$H13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14];[.$A:.$H];8;0);VLOOKUP([.D14];[.$A:.$H];8;0);VLOOKUP([.E14];[.$A:.$H];8;0);VLOOKUP([.F14];[.$A:.$H];8;0))" office:value-type="float" office:value="773" calcext:value-type="float">
            <text:p>773</text:p>
          </table:table-cell>
          <table:table-cell table:formula="of:=[.G14]+[.B14]" office:value-type="float" office:value="923" calcext:value-type="float">
            <text:p>923</text:p>
          </table:table-cell>
          <table:table-cell table:formula="of:=IF(AND([.G14]&lt;800;[.H14]&gt;800);1;0)" office:value-type="float" office:value="1" calcext:value-type="float">
            <text:p>1</text:p>
          </table:table-cell>
          <table:table-cell table:style-name="ce2" table:formula="of:=IF(AND([.$G14]&lt;[.J$1];[.$H14]&gt;=[.J$1]);1;&quot;&quot;)">
            <text:p/>
          </table:table-cell>
          <table:table-cell table:style-name="ce2" table:formula="of:=IF(AND([.$G14]&lt;[.K$1];[.$H14]&gt;=[.K$1]);1;&quot;&quot;)">
            <text:p/>
          </table:table-cell>
          <table:table-cell table:style-name="ce2" table:formula="of:=IF(AND([.$G14]&lt;[.L$1];[.$H14]&gt;=[.L$1]);1;&quot;&quot;)">
            <text:p/>
          </table:table-cell>
          <table:table-cell table:style-name="ce2" table:formula="of:=IF(AND([.$G14]&lt;[.M$1];[.$H14]&gt;=[.M$1]);1;&quot;&quot;)">
            <text:p/>
          </table:table-cell>
          <table:table-cell table:style-name="ce2" table:formula="of:=IF(AND([.$G14]&lt;[.N$1];[.$H14]&gt;=[.N$1]);1;&quot;&quot;)">
            <text:p/>
          </table:table-cell>
          <table:table-cell table:style-name="ce2" table:formula="of:=IF(AND([.$G14]&lt;[.O$1];[.$H14]&gt;=[.O$1]);1;&quot;&quot;)">
            <text:p/>
          </table:table-cell>
          <table:table-cell table:style-name="ce2" table:formula="of:=IF(AND([.$G14]&lt;[.P$1];[.$H14]&gt;=[.P$1]);1;&quot;&quot;)">
            <text:p/>
          </table:table-cell>
          <table:table-cell table:style-name="ce2" table:formula="of:=IF(AND([.$G14]&lt;[.Q$1];[.$H14]&gt;=[.Q$1]);1;&quot;&quot;)">
            <text:p/>
          </table:table-cell>
          <table:table-cell table:style-name="ce2" table:formula="of:=IF(AND([.$G14]&lt;[.R$1];[.$H14]&gt;=[.R$1]);1;&quot;&quot;)">
            <text:p/>
          </table:table-cell>
          <table:table-cell table:style-name="ce2" table:formula="of:=IF(AND([.$G14]&lt;[.S$1];[.$H14]&gt;=[.S$1]);1;&quot;&quot;)">
            <text:p/>
          </table:table-cell>
          <table:table-cell table:style-name="ce2" table:formula="of:=IF(AND([.$G14]&lt;[.T$1];[.$H14]&gt;=[.T$1]);1;&quot;&quot;)">
            <text:p/>
          </table:table-cell>
          <table:table-cell table:style-name="ce2" table:formula="of:=IF(AND([.$G14]&lt;[.U$1];[.$H14]&gt;=[.U$1]);1;&quot;&quot;)">
            <text:p/>
          </table:table-cell>
          <table:table-cell table:style-name="ce2" table:formula="of:=IF(AND([.$G14]&lt;[.V$1];[.$H14]&gt;=[.V$1]);1;&quot;&quot;)">
            <text:p/>
          </table:table-cell>
          <table:table-cell table:style-name="ce2" table:formula="of:=IF(AND([.$G14]&lt;[.W$1];[.$H14]&gt;=[.W$1]);1;&quot;&quot;)">
            <text:p/>
          </table:table-cell>
          <table:table-cell table:style-name="ce2" table:formula="of:=IF(AND([.$G14]&lt;[.X$1];[.$H14]&gt;=[.X$1]);1;&quot;&quot;)">
            <text:p/>
          </table:table-cell>
          <table:table-cell table:style-name="ce2" table:formula="of:=IF(AND([.$G14]&lt;[.Y$1];[.$H14]&gt;=[.Y$1]);1;&quot;&quot;)">
            <text:p/>
          </table:table-cell>
          <table:table-cell table:style-name="ce2" table:formula="of:=IF(AND([.$G14]&lt;[.Z$1];[.$H14]&gt;=[.Z$1]);1;&quot;&quot;)">
            <text:p/>
          </table:table-cell>
          <table:table-cell table:style-name="ce2" table:formula="of:=IF(AND([.$G14]&lt;[.AA$1];[.$H14]&gt;=[.AA$1]);1;&quot;&quot;)">
            <text:p/>
          </table:table-cell>
          <table:table-cell table:style-name="ce2" table:formula="of:=IF(AND([.$G14]&lt;[.AB$1];[.$H14]&gt;=[.AB$1]);1;&quot;&quot;)">
            <text:p/>
          </table:table-cell>
          <table:table-cell table:style-name="ce2" table:formula="of:=IF(AND([.$G14]&lt;[.AC$1];[.$H14]&gt;=[.AC$1]);1;&quot;&quot;)">
            <text:p/>
          </table:table-cell>
          <table:table-cell table:style-name="ce2" table:formula="of:=IF(AND([.$G14]&lt;[.AD$1];[.$H14]&gt;=[.AD$1]);1;&quot;&quot;)">
            <text:p/>
          </table:table-cell>
          <table:table-cell table:style-name="ce2" table:formula="of:=IF(AND([.$G14]&lt;[.AE$1];[.$H14]&gt;=[.AE$1]);1;&quot;&quot;)">
            <text:p/>
          </table:table-cell>
          <table:table-cell table:style-name="ce2" table:formula="of:=IF(AND([.$G14]&lt;[.AF$1];[.$H14]&gt;=[.AF$1]);1;&quot;&quot;)">
            <text:p/>
          </table:table-cell>
          <table:table-cell table:style-name="ce2" table:formula="of:=IF(AND([.$G14]&lt;[.AG$1];[.$H14]&gt;=[.AG$1]);1;&quot;&quot;)">
            <text:p/>
          </table:table-cell>
          <table:table-cell table:style-name="ce2" table:formula="of:=IF(AND([.$G14]&lt;[.AH$1];[.$H14]&gt;=[.AH$1]);1;&quot;&quot;)">
            <text:p/>
          </table:table-cell>
          <table:table-cell table:style-name="ce2" table:formula="of:=IF(AND([.$G14]&lt;[.AI$1];[.$H14]&gt;=[.AI$1]);1;&quot;&quot;)">
            <text:p/>
          </table:table-cell>
          <table:table-cell table:style-name="ce2" table:formula="of:=IF(AND([.$G14]&lt;[.AJ$1];[.$H14]&gt;=[.AJ$1]);1;&quot;&quot;)">
            <text:p/>
          </table:table-cell>
          <table:table-cell table:style-name="ce2" table:formula="of:=IF(AND([.$G14]&lt;[.AK$1];[.$H14]&gt;=[.AK$1]);1;&quot;&quot;)">
            <text:p/>
          </table:table-cell>
          <table:table-cell table:style-name="ce2" table:formula="of:=IF(AND([.$G14]&lt;[.AL$1];[.$H14]&gt;=[.AL$1]);1;&quot;&quot;)">
            <text:p/>
          </table:table-cell>
          <table:table-cell table:style-name="ce2" table:formula="of:=IF(AND([.$G14]&lt;[.AM$1];[.$H14]&gt;=[.AM$1]);1;&quot;&quot;)">
            <text:p/>
          </table:table-cell>
          <table:table-cell table:style-name="ce2" table:formula="of:=IF(AND([.$G14]&lt;[.AN$1];[.$H14]&gt;=[.AN$1]);1;&quot;&quot;)">
            <text:p/>
          </table:table-cell>
          <table:table-cell table:style-name="ce2" table:formula="of:=IF(AND([.$G14]&lt;[.AO$1];[.$H14]&gt;=[.AO$1]);1;&quot;&quot;)">
            <text:p/>
          </table:table-cell>
          <table:table-cell table:style-name="ce2" table:formula="of:=IF(AND([.$G14]&lt;[.AP$1];[.$H14]&gt;=[.AP$1]);1;&quot;&quot;)">
            <text:p/>
          </table:table-cell>
          <table:table-cell table:style-name="ce2" table:formula="of:=IF(AND([.$G14]&lt;[.AQ$1];[.$H14]&gt;=[.AQ$1]);1;&quot;&quot;)">
            <text:p/>
          </table:table-cell>
          <table:table-cell table:style-name="ce2" table:formula="of:=IF(AND([.$G14]&lt;[.AR$1];[.$H14]&gt;=[.AR$1]);1;&quot;&quot;)">
            <text:p/>
          </table:table-cell>
          <table:table-cell table:style-name="ce2" table:formula="of:=IF(AND([.$G14]&lt;[.AS$1];[.$H14]&gt;=[.AS$1]);1;&quot;&quot;)">
            <text:p/>
          </table:table-cell>
          <table:table-cell table:style-name="ce2" table:formula="of:=IF(AND([.$G14]&lt;[.AT$1];[.$H14]&gt;=[.AT$1]);1;&quot;&quot;)">
            <text:p/>
          </table:table-cell>
          <table:table-cell table:style-name="ce2" table:formula="of:=IF(AND([.$G14]&lt;[.AU$1];[.$H14]&gt;=[.AU$1]);1;&quot;&quot;)">
            <text:p/>
          </table:table-cell>
          <table:table-cell table:style-name="ce2" table:formula="of:=IF(AND([.$G14]&lt;[.AV$1];[.$H14]&gt;=[.AV$1]);1;&quot;&quot;)">
            <text:p/>
          </table:table-cell>
          <table:table-cell table:style-name="ce2" table:formula="of:=IF(AND([.$G14]&lt;[.AW$1];[.$H14]&gt;=[.AW$1]);1;&quot;&quot;)">
            <text:p/>
          </table:table-cell>
          <table:table-cell table:style-name="ce2" table:formula="of:=IF(AND([.$G14]&lt;[.AX$1];[.$H14]&gt;=[.AX$1]);1;&quot;&quot;)">
            <text:p/>
          </table:table-cell>
          <table:table-cell table:style-name="ce2" table:formula="of:=IF(AND([.$G14]&lt;[.AY$1];[.$H14]&gt;=[.AY$1]);1;&quot;&quot;)">
            <text:p/>
          </table:table-cell>
          <table:table-cell table:style-name="ce2" table:formula="of:=IF(AND([.$G14]&lt;[.AZ$1];[.$H14]&gt;=[.AZ$1]);1;&quot;&quot;)">
            <text:p/>
          </table:table-cell>
          <table:table-cell table:style-name="ce2" table:formula="of:=IF(AND([.$G14]&lt;[.BA$1];[.$H14]&gt;=[.BA$1]);1;&quot;&quot;)">
            <text:p/>
          </table:table-cell>
          <table:table-cell table:style-name="ce2" table:formula="of:=IF(AND([.$G14]&lt;[.BB$1];[.$H14]&gt;=[.BB$1]);1;&quot;&quot;)">
            <text:p/>
          </table:table-cell>
          <table:table-cell table:style-name="ce2" table:formula="of:=IF(AND([.$G14]&lt;[.BC$1];[.$H14]&gt;=[.BC$1]);1;&quot;&quot;)">
            <text:p/>
          </table:table-cell>
          <table:table-cell table:style-name="ce2" table:formula="of:=IF(AND([.$G14]&lt;[.BD$1];[.$H14]&gt;=[.BD$1]);1;&quot;&quot;)">
            <text:p/>
          </table:table-cell>
          <table:table-cell table:style-name="ce2" table:formula="of:=IF(AND([.$G14]&lt;[.BE$1];[.$H14]&gt;=[.BE$1]);1;&quot;&quot;)">
            <text:p/>
          </table:table-cell>
          <table:table-cell table:style-name="ce2" table:formula="of:=IF(AND([.$G14]&lt;[.BF$1];[.$H14]&gt;=[.BF$1]);1;&quot;&quot;)">
            <text:p/>
          </table:table-cell>
          <table:table-cell table:style-name="ce2" table:formula="of:=IF(AND([.$G14]&lt;[.BG$1];[.$H14]&gt;=[.BG$1]);1;&quot;&quot;)">
            <text:p/>
          </table:table-cell>
          <table:table-cell table:style-name="ce2" table:formula="of:=IF(AND([.$G14]&lt;[.BH$1];[.$H14]&gt;=[.BH$1]);1;&quot;&quot;)">
            <text:p/>
          </table:table-cell>
          <table:table-cell table:style-name="ce2" table:formula="of:=IF(AND([.$G14]&lt;[.BI$1];[.$H14]&gt;=[.BI$1]);1;&quot;&quot;)">
            <text:p/>
          </table:table-cell>
          <table:table-cell table:style-name="ce2" table:formula="of:=IF(AND([.$G14]&lt;[.BJ$1];[.$H14]&gt;=[.BJ$1]);1;&quot;&quot;)">
            <text:p/>
          </table:table-cell>
          <table:table-cell table:style-name="ce2" table:formula="of:=IF(AND([.$G14]&lt;[.BK$1];[.$H14]&gt;=[.BK$1]);1;&quot;&quot;)">
            <text:p/>
          </table:table-cell>
          <table:table-cell table:style-name="ce2" table:formula="of:=IF(AND([.$G14]&lt;[.BL$1];[.$H14]&gt;=[.BL$1]);1;&quot;&quot;)">
            <text:p/>
          </table:table-cell>
          <table:table-cell table:style-name="ce2" table:formula="of:=IF(AND([.$G14]&lt;[.BM$1];[.$H14]&gt;=[.BM$1]);1;&quot;&quot;)">
            <text:p/>
          </table:table-cell>
          <table:table-cell table:style-name="ce2" table:formula="of:=IF(AND([.$G14]&lt;[.BN$1];[.$H14]&gt;=[.BN$1]);1;&quot;&quot;)">
            <text:p/>
          </table:table-cell>
          <table:table-cell table:style-name="ce2" table:formula="of:=IF(AND([.$G14]&lt;[.BO$1];[.$H14]&gt;=[.BO$1]);1;&quot;&quot;)">
            <text:p/>
          </table:table-cell>
          <table:table-cell table:style-name="ce2" table:formula="of:=IF(AND([.$G14]&lt;[.BP$1];[.$H14]&gt;=[.BP$1]);1;&quot;&quot;)">
            <text:p/>
          </table:table-cell>
          <table:table-cell table:style-name="ce2" table:formula="of:=IF(AND([.$G14]&lt;[.BQ$1];[.$H14]&gt;=[.BQ$1]);1;&quot;&quot;)">
            <text:p/>
          </table:table-cell>
          <table:table-cell table:style-name="ce2" table:formula="of:=IF(AND([.$G14]&lt;[.BR$1];[.$H14]&gt;=[.BR$1]);1;&quot;&quot;)">
            <text:p/>
          </table:table-cell>
          <table:table-cell table:style-name="ce2" table:formula="of:=IF(AND([.$G14]&lt;[.BS$1];[.$H14]&gt;=[.BS$1]);1;&quot;&quot;)">
            <text:p/>
          </table:table-cell>
          <table:table-cell table:style-name="ce2" table:formula="of:=IF(AND([.$G14]&lt;[.BT$1];[.$H14]&gt;=[.BT$1]);1;&quot;&quot;)">
            <text:p/>
          </table:table-cell>
          <table:table-cell table:style-name="ce2" table:formula="of:=IF(AND([.$G14]&lt;[.BU$1];[.$H14]&gt;=[.BU$1]);1;&quot;&quot;)">
            <text:p/>
          </table:table-cell>
          <table:table-cell table:style-name="ce2" table:formula="of:=IF(AND([.$G14]&lt;[.BV$1];[.$H14]&gt;=[.BV$1]);1;&quot;&quot;)">
            <text:p/>
          </table:table-cell>
          <table:table-cell table:style-name="ce2" table:formula="of:=IF(AND([.$G14]&lt;[.BW$1];[.$H14]&gt;=[.BW$1]);1;&quot;&quot;)">
            <text:p/>
          </table:table-cell>
          <table:table-cell table:style-name="ce2" table:formula="of:=IF(AND([.$G14]&lt;[.BX$1];[.$H14]&gt;=[.BX$1]);1;&quot;&quot;)">
            <text:p/>
          </table:table-cell>
          <table:table-cell table:style-name="ce2" table:formula="of:=IF(AND([.$G14]&lt;[.BY$1];[.$H14]&gt;=[.BY$1]);1;&quot;&quot;)">
            <text:p/>
          </table:table-cell>
          <table:table-cell table:style-name="ce2" table:formula="of:=IF(AND([.$G14]&lt;[.BZ$1];[.$H14]&gt;=[.BZ$1]);1;&quot;&quot;)">
            <text:p/>
          </table:table-cell>
          <table:table-cell table:style-name="ce2" table:formula="of:=IF(AND([.$G14]&lt;[.CA$1];[.$H14]&gt;=[.CA$1]);1;&quot;&quot;)">
            <text:p/>
          </table:table-cell>
          <table:table-cell table:style-name="ce2" table:formula="of:=IF(AND([.$G14]&lt;[.CB$1];[.$H14]&gt;=[.CB$1]);1;&quot;&quot;)">
            <text:p/>
          </table:table-cell>
          <table:table-cell table:style-name="ce2" table:formula="of:=IF(AND([.$G14]&lt;[.CC$1];[.$H14]&gt;=[.CC$1]);1;&quot;&quot;)">
            <text:p/>
          </table:table-cell>
          <table:table-cell table:style-name="ce2" table:formula="of:=IF(AND([.$G14]&lt;[.CD$1];[.$H14]&gt;=[.CD$1]);1;&quot;&quot;)">
            <text:p/>
          </table:table-cell>
          <table:table-cell table:style-name="ce2" table:formula="of:=IF(AND([.$G14]&lt;[.CE$1];[.$H14]&gt;=[.CE$1]);1;&quot;&quot;)">
            <text:p/>
          </table:table-cell>
          <table:table-cell table:style-name="ce2" table:formula="of:=IF(AND([.$G14]&lt;[.CF$1];[.$H14]&gt;=[.CF$1]);1;&quot;&quot;)">
            <text:p/>
          </table:table-cell>
          <table:table-cell table:style-name="ce2" table:formula="of:=IF(AND([.$G14]&lt;[.CG$1];[.$H14]&gt;=[.CG$1]);1;&quot;&quot;)">
            <text:p/>
          </table:table-cell>
          <table:table-cell table:style-name="ce2" table:formula="of:=IF(AND([.$G14]&lt;[.CH$1];[.$H14]&gt;=[.CH$1]);1;&quot;&quot;)">
            <text:p/>
          </table:table-cell>
          <table:table-cell table:style-name="ce2" table:formula="of:=IF(AND([.$G14]&lt;[.CI$1];[.$H14]&gt;=[.CI$1]);1;&quot;&quot;)">
            <text:p/>
          </table:table-cell>
          <table:table-cell table:style-name="ce2" table:formula="of:=IF(AND([.$G14]&lt;[.CJ$1];[.$H14]&gt;=[.CJ$1]);1;&quot;&quot;)">
            <text:p/>
          </table:table-cell>
          <table:table-cell table:style-name="ce2" table:formula="of:=IF(AND([.$G14]&lt;[.CK$1];[.$H14]&gt;=[.CK$1]);1;&quot;&quot;)">
            <text:p/>
          </table:table-cell>
          <table:table-cell table:style-name="ce2" table:formula="of:=IF(AND([.$G14]&lt;[.CL$1];[.$H14]&gt;=[.CL$1]);1;&quot;&quot;)">
            <text:p/>
          </table:table-cell>
          <table:table-cell table:style-name="ce2" table:formula="of:=IF(AND([.$G14]&lt;[.CM$1];[.$H14]&gt;=[.CM$1]);1;&quot;&quot;)">
            <text:p/>
          </table:table-cell>
          <table:table-cell table:style-name="ce2" table:formula="of:=IF(AND([.$G14]&lt;[.CN$1];[.$H14]&gt;=[.CN$1]);1;&quot;&quot;)">
            <text:p/>
          </table:table-cell>
          <table:table-cell table:style-name="ce2" table:formula="of:=IF(AND([.$G14]&lt;[.CO$1];[.$H14]&gt;=[.CO$1]);1;&quot;&quot;)">
            <text:p/>
          </table:table-cell>
          <table:table-cell table:style-name="ce2" table:formula="of:=IF(AND([.$G14]&lt;[.CP$1];[.$H14]&gt;=[.CP$1]);1;&quot;&quot;)">
            <text:p/>
          </table:table-cell>
          <table:table-cell table:style-name="ce2" table:formula="of:=IF(AND([.$G14]&lt;[.CQ$1];[.$H14]&gt;=[.CQ$1]);1;&quot;&quot;)">
            <text:p/>
          </table:table-cell>
          <table:table-cell table:style-name="ce2" table:formula="of:=IF(AND([.$G14]&lt;[.CR$1];[.$H14]&gt;=[.CR$1]);1;&quot;&quot;)">
            <text:p/>
          </table:table-cell>
          <table:table-cell table:style-name="ce2" table:formula="of:=IF(AND([.$G14]&lt;[.CS$1];[.$H14]&gt;=[.CS$1]);1;&quot;&quot;)">
            <text:p/>
          </table:table-cell>
          <table:table-cell table:style-name="ce2" table:formula="of:=IF(AND([.$G14]&lt;[.CT$1];[.$H14]&gt;=[.CT$1]);1;&quot;&quot;)">
            <text:p/>
          </table:table-cell>
          <table:table-cell table:style-name="ce2" table:formula="of:=IF(AND([.$G14]&lt;[.CU$1];[.$H14]&gt;=[.CU$1]);1;&quot;&quot;)">
            <text:p/>
          </table:table-cell>
          <table:table-cell table:style-name="ce2" table:formula="of:=IF(AND([.$G14]&lt;[.CV$1];[.$H14]&gt;=[.CV$1]);1;&quot;&quot;)">
            <text:p/>
          </table:table-cell>
          <table:table-cell table:style-name="ce2" table:formula="of:=IF(AND([.$G14]&lt;[.CW$1];[.$H14]&gt;=[.CW$1]);1;&quot;&quot;)">
            <text:p/>
          </table:table-cell>
          <table:table-cell table:style-name="ce2" table:formula="of:=IF(AND([.$G14]&lt;[.CX$1];[.$H14]&gt;=[.CX$1]);1;&quot;&quot;)">
            <text:p/>
          </table:table-cell>
          <table:table-cell table:style-name="ce2" table:formula="of:=IF(AND([.$G14]&lt;[.CY$1];[.$H14]&gt;=[.CY$1]);1;&quot;&quot;)">
            <text:p/>
          </table:table-cell>
          <table:table-cell table:style-name="ce2" table:formula="of:=IF(AND([.$G14]&lt;[.CZ$1];[.$H14]&gt;=[.CZ$1]);1;&quot;&quot;)">
            <text:p/>
          </table:table-cell>
          <table:table-cell table:style-name="ce2" table:formula="of:=IF(AND([.$G14]&lt;[.DA$1];[.$H14]&gt;=[.DA$1]);1;&quot;&quot;)">
            <text:p/>
          </table:table-cell>
          <table:table-cell table:style-name="ce2" table:formula="of:=IF(AND([.$G14]&lt;[.DB$1];[.$H14]&gt;=[.DB$1]);1;&quot;&quot;)">
            <text:p/>
          </table:table-cell>
          <table:table-cell table:style-name="ce2" table:formula="of:=IF(AND([.$G14]&lt;[.DC$1];[.$H14]&gt;=[.DC$1]);1;&quot;&quot;)">
            <text:p/>
          </table:table-cell>
          <table:table-cell table:style-name="ce2" table:formula="of:=IF(AND([.$G14]&lt;[.DD$1];[.$H14]&gt;=[.DD$1]);1;&quot;&quot;)">
            <text:p/>
          </table:table-cell>
          <table:table-cell table:style-name="ce2" table:formula="of:=IF(AND([.$G14]&lt;[.DE$1];[.$H14]&gt;=[.DE$1]);1;&quot;&quot;)">
            <text:p/>
          </table:table-cell>
          <table:table-cell table:style-name="ce2" table:formula="of:=IF(AND([.$G14]&lt;[.DF$1];[.$H14]&gt;=[.DF$1]);1;&quot;&quot;)">
            <text:p/>
          </table:table-cell>
          <table:table-cell table:style-name="ce2" table:formula="of:=IF(AND([.$G14]&lt;[.DG$1];[.$H14]&gt;=[.DG$1]);1;&quot;&quot;)">
            <text:p/>
          </table:table-cell>
          <table:table-cell table:style-name="ce2" table:formula="of:=IF(AND([.$G14]&lt;[.DH$1];[.$H14]&gt;=[.DH$1]);1;&quot;&quot;)">
            <text:p/>
          </table:table-cell>
          <table:table-cell table:style-name="ce2" table:formula="of:=IF(AND([.$G14]&lt;[.DI$1];[.$H14]&gt;=[.DI$1]);1;&quot;&quot;)">
            <text:p/>
          </table:table-cell>
          <table:table-cell table:style-name="ce2" table:formula="of:=IF(AND([.$G14]&lt;[.DJ$1];[.$H14]&gt;=[.DJ$1]);1;&quot;&quot;)">
            <text:p/>
          </table:table-cell>
          <table:table-cell table:style-name="ce2" table:formula="of:=IF(AND([.$G14]&lt;[.DK$1];[.$H14]&gt;=[.DK$1]);1;&quot;&quot;)">
            <text:p/>
          </table:table-cell>
          <table:table-cell table:style-name="ce2" table:formula="of:=IF(AND([.$G14]&lt;[.DL$1];[.$H14]&gt;=[.DL$1]);1;&quot;&quot;)">
            <text:p/>
          </table:table-cell>
          <table:table-cell table:style-name="ce2" table:formula="of:=IF(AND([.$G14]&lt;[.DM$1];[.$H14]&gt;=[.DM$1]);1;&quot;&quot;)">
            <text:p/>
          </table:table-cell>
          <table:table-cell table:style-name="ce2" table:formula="of:=IF(AND([.$G14]&lt;[.DN$1];[.$H14]&gt;=[.DN$1]);1;&quot;&quot;)">
            <text:p/>
          </table:table-cell>
          <table:table-cell table:style-name="ce2" table:formula="of:=IF(AND([.$G14]&lt;[.DO$1];[.$H14]&gt;=[.DO$1]);1;&quot;&quot;)">
            <text:p/>
          </table:table-cell>
          <table:table-cell table:style-name="ce2" table:formula="of:=IF(AND([.$G14]&lt;[.DP$1];[.$H14]&gt;=[.DP$1]);1;&quot;&quot;)">
            <text:p/>
          </table:table-cell>
          <table:table-cell table:style-name="ce2" table:formula="of:=IF(AND([.$G14]&lt;[.DQ$1];[.$H14]&gt;=[.DQ$1]);1;&quot;&quot;)">
            <text:p/>
          </table:table-cell>
          <table:table-cell table:style-name="ce2" table:formula="of:=IF(AND([.$G14]&lt;[.DR$1];[.$H14]&gt;=[.DR$1]);1;&quot;&quot;)">
            <text:p/>
          </table:table-cell>
          <table:table-cell table:style-name="ce2" table:formula="of:=IF(AND([.$G14]&lt;[.DS$1];[.$H14]&gt;=[.DS$1]);1;&quot;&quot;)">
            <text:p/>
          </table:table-cell>
          <table:table-cell table:style-name="ce2" table:formula="of:=IF(AND([.$G14]&lt;[.DT$1];[.$H14]&gt;=[.DT$1]);1;&quot;&quot;)">
            <text:p/>
          </table:table-cell>
          <table:table-cell table:style-name="ce2" table:formula="of:=IF(AND([.$G14]&lt;[.DU$1];[.$H14]&gt;=[.DU$1]);1;&quot;&quot;)">
            <text:p/>
          </table:table-cell>
          <table:table-cell table:style-name="ce2" table:formula="of:=IF(AND([.$G14]&lt;[.DV$1];[.$H14]&gt;=[.DV$1]);1;&quot;&quot;)">
            <text:p/>
          </table:table-cell>
          <table:table-cell table:style-name="ce2" table:formula="of:=IF(AND([.$G14]&lt;[.DW$1];[.$H14]&gt;=[.DW$1]);1;&quot;&quot;)">
            <text:p/>
          </table:table-cell>
          <table:table-cell table:style-name="ce2" table:formula="of:=IF(AND([.$G14]&lt;[.DX$1];[.$H14]&gt;=[.DX$1]);1;&quot;&quot;)">
            <text:p/>
          </table:table-cell>
          <table:table-cell table:style-name="ce2" table:formula="of:=IF(AND([.$G14]&lt;[.DY$1];[.$H14]&gt;=[.DY$1]);1;&quot;&quot;)">
            <text:p/>
          </table:table-cell>
          <table:table-cell table:style-name="ce2" table:formula="of:=IF(AND([.$G14]&lt;[.DZ$1];[.$H14]&gt;=[.DZ$1]);1;&quot;&quot;)">
            <text:p/>
          </table:table-cell>
          <table:table-cell table:style-name="ce2" table:formula="of:=IF(AND([.$G14]&lt;[.EA$1];[.$H14]&gt;=[.EA$1]);1;&quot;&quot;)">
            <text:p/>
          </table:table-cell>
          <table:table-cell table:style-name="ce2" table:formula="of:=IF(AND([.$G14]&lt;[.EB$1];[.$H14]&gt;=[.EB$1]);1;&quot;&quot;)">
            <text:p/>
          </table:table-cell>
          <table:table-cell table:style-name="ce2" table:formula="of:=IF(AND([.$G14]&lt;[.EC$1];[.$H14]&gt;=[.EC$1]);1;&quot;&quot;)">
            <text:p/>
          </table:table-cell>
          <table:table-cell table:style-name="ce2" table:formula="of:=IF(AND([.$G14]&lt;[.ED$1];[.$H14]&gt;=[.ED$1]);1;&quot;&quot;)">
            <text:p/>
          </table:table-cell>
          <table:table-cell table:style-name="ce2" table:formula="of:=IF(AND([.$G14]&lt;[.EE$1];[.$H14]&gt;=[.EE$1]);1;&quot;&quot;)">
            <text:p/>
          </table:table-cell>
          <table:table-cell table:style-name="ce2" table:formula="of:=IF(AND([.$G14]&lt;[.EF$1];[.$H14]&gt;=[.EF$1]);1;&quot;&quot;)">
            <text:p/>
          </table:table-cell>
          <table:table-cell table:style-name="ce2" table:formula="of:=IF(AND([.$G14]&lt;[.EG$1];[.$H14]&gt;=[.EG$1]);1;&quot;&quot;)">
            <text:p/>
          </table:table-cell>
          <table:table-cell table:style-name="ce2" table:formula="of:=IF(AND([.$G14]&lt;[.EH$1];[.$H14]&gt;=[.EH$1]);1;&quot;&quot;)">
            <text:p/>
          </table:table-cell>
          <table:table-cell table:style-name="ce2" table:formula="of:=IF(AND([.$G14]&lt;[.EI$1];[.$H14]&gt;=[.EI$1]);1;&quot;&quot;)">
            <text:p/>
          </table:table-cell>
          <table:table-cell table:style-name="ce2" table:formula="of:=IF(AND([.$G14]&lt;[.EJ$1];[.$H14]&gt;=[.EJ$1]);1;&quot;&quot;)">
            <text:p/>
          </table:table-cell>
          <table:table-cell table:style-name="ce2" table:formula="of:=IF(AND([.$G14]&lt;[.EK$1];[.$H14]&gt;=[.EK$1]);1;&quot;&quot;)">
            <text:p/>
          </table:table-cell>
          <table:table-cell table:style-name="ce2" table:formula="of:=IF(AND([.$G14]&lt;[.EL$1];[.$H14]&gt;=[.EL$1]);1;&quot;&quot;)">
            <text:p/>
          </table:table-cell>
          <table:table-cell table:style-name="ce2" table:formula="of:=IF(AND([.$G14]&lt;[.EM$1];[.$H14]&gt;=[.EM$1]);1;&quot;&quot;)">
            <text:p/>
          </table:table-cell>
          <table:table-cell table:style-name="ce2" table:formula="of:=IF(AND([.$G14]&lt;[.EN$1];[.$H14]&gt;=[.EN$1]);1;&quot;&quot;)">
            <text:p/>
          </table:table-cell>
          <table:table-cell table:style-name="ce2" table:formula="of:=IF(AND([.$G14]&lt;[.EO$1];[.$H14]&gt;=[.EO$1]);1;&quot;&quot;)">
            <text:p/>
          </table:table-cell>
          <table:table-cell table:style-name="ce2" table:formula="of:=IF(AND([.$G14]&lt;[.EP$1];[.$H14]&gt;=[.EP$1]);1;&quot;&quot;)">
            <text:p/>
          </table:table-cell>
          <table:table-cell table:style-name="ce2" table:formula="of:=IF(AND([.$G14]&lt;[.EQ$1];[.$H14]&gt;=[.EQ$1]);1;&quot;&quot;)">
            <text:p/>
          </table:table-cell>
          <table:table-cell table:style-name="ce2" table:formula="of:=IF(AND([.$G14]&lt;[.ER$1];[.$H14]&gt;=[.ER$1]);1;&quot;&quot;)">
            <text:p/>
          </table:table-cell>
          <table:table-cell table:style-name="ce2" table:formula="of:=IF(AND([.$G14]&lt;[.ES$1];[.$H14]&gt;=[.ES$1]);1;&quot;&quot;)">
            <text:p/>
          </table:table-cell>
          <table:table-cell table:style-name="ce2" table:formula="of:=IF(AND([.$G14]&lt;[.ET$1];[.$H14]&gt;=[.ET$1]);1;&quot;&quot;)">
            <text:p/>
          </table:table-cell>
          <table:table-cell table:style-name="ce2" table:formula="of:=IF(AND([.$G14]&lt;[.EU$1];[.$H14]&gt;=[.EU$1]);1;&quot;&quot;)">
            <text:p/>
          </table:table-cell>
          <table:table-cell table:style-name="ce2" table:formula="of:=IF(AND([.$G14]&lt;[.EV$1];[.$H14]&gt;=[.EV$1]);1;&quot;&quot;)">
            <text:p/>
          </table:table-cell>
          <table:table-cell table:style-name="ce2" table:formula="of:=IF(AND([.$G14]&lt;[.EW$1];[.$H14]&gt;=[.EW$1]);1;&quot;&quot;)">
            <text:p/>
          </table:table-cell>
          <table:table-cell table:style-name="ce2" table:formula="of:=IF(AND([.$G14]&lt;[.EX$1];[.$H14]&gt;=[.EX$1]);1;&quot;&quot;)">
            <text:p/>
          </table:table-cell>
          <table:table-cell table:style-name="ce2" table:formula="of:=IF(AND([.$G14]&lt;[.EY$1];[.$H14]&gt;=[.EY$1]);1;&quot;&quot;)">
            <text:p/>
          </table:table-cell>
          <table:table-cell table:style-name="ce2" table:formula="of:=IF(AND([.$G14]&lt;[.EZ$1];[.$H14]&gt;=[.EZ$1]);1;&quot;&quot;)">
            <text:p/>
          </table:table-cell>
          <table:table-cell table:style-name="ce2" table:formula="of:=IF(AND([.$G14]&lt;[.FA$1];[.$H14]&gt;=[.FA$1]);1;&quot;&quot;)">
            <text:p/>
          </table:table-cell>
          <table:table-cell table:style-name="ce2" table:formula="of:=IF(AND([.$G14]&lt;[.FB$1];[.$H14]&gt;=[.FB$1]);1;&quot;&quot;)">
            <text:p/>
          </table:table-cell>
          <table:table-cell table:style-name="ce2" table:formula="of:=IF(AND([.$G14]&lt;[.FC$1];[.$H14]&gt;=[.FC$1]);1;&quot;&quot;)">
            <text:p/>
          </table:table-cell>
          <table:table-cell table:style-name="ce2" table:formula="of:=IF(AND([.$G14]&lt;[.FD$1];[.$H14]&gt;=[.FD$1]);1;&quot;&quot;)">
            <text:p/>
          </table:table-cell>
          <table:table-cell table:style-name="ce2" table:formula="of:=IF(AND([.$G14]&lt;[.FE$1];[.$H14]&gt;=[.FE$1]);1;&quot;&quot;)">
            <text:p/>
          </table:table-cell>
          <table:table-cell table:style-name="ce2" table:formula="of:=IF(AND([.$G14]&lt;[.FF$1];[.$H14]&gt;=[.FF$1]);1;&quot;&quot;)">
            <text:p/>
          </table:table-cell>
          <table:table-cell table:style-name="ce2" table:formula="of:=IF(AND([.$G14]&lt;[.FG$1];[.$H14]&gt;=[.FG$1]);1;&quot;&quot;)">
            <text:p/>
          </table:table-cell>
          <table:table-cell table:style-name="ce2" table:formula="of:=IF(AND([.$G14]&lt;[.FH$1];[.$H14]&gt;=[.FH$1]);1;&quot;&quot;)">
            <text:p/>
          </table:table-cell>
          <table:table-cell table:style-name="ce2" table:formula="of:=IF(AND([.$G14]&lt;[.FI$1];[.$H14]&gt;=[.FI$1]);1;&quot;&quot;)">
            <text:p/>
          </table:table-cell>
          <table:table-cell table:style-name="ce2" table:formula="of:=IF(AND([.$G14]&lt;[.FJ$1];[.$H14]&gt;=[.FJ$1]);1;&quot;&quot;)">
            <text:p/>
          </table:table-cell>
          <table:table-cell table:style-name="ce2" table:formula="of:=IF(AND([.$G14]&lt;[.FK$1];[.$H14]&gt;=[.FK$1]);1;&quot;&quot;)">
            <text:p/>
          </table:table-cell>
          <table:table-cell table:style-name="ce2" table:formula="of:=IF(AND([.$G14]&lt;[.FL$1];[.$H14]&gt;=[.FL$1]);1;&quot;&quot;)">
            <text:p/>
          </table:table-cell>
          <table:table-cell table:style-name="ce2" table:formula="of:=IF(AND([.$G14]&lt;[.FM$1];[.$H14]&gt;=[.FM$1]);1;&quot;&quot;)">
            <text:p/>
          </table:table-cell>
          <table:table-cell table:style-name="ce2" table:formula="of:=IF(AND([.$G14]&lt;[.FN$1];[.$H14]&gt;=[.FN$1]);1;&quot;&quot;)">
            <text:p/>
          </table:table-cell>
          <table:table-cell table:style-name="ce2" table:formula="of:=IF(AND([.$G14]&lt;[.FO$1];[.$H14]&gt;=[.FO$1]);1;&quot;&quot;)">
            <text:p/>
          </table:table-cell>
          <table:table-cell table:style-name="ce2" table:formula="of:=IF(AND([.$G14]&lt;[.FP$1];[.$H14]&gt;=[.FP$1]);1;&quot;&quot;)">
            <text:p/>
          </table:table-cell>
          <table:table-cell table:style-name="ce2" table:formula="of:=IF(AND([.$G14]&lt;[.FQ$1];[.$H14]&gt;=[.FQ$1]);1;&quot;&quot;)">
            <text:p/>
          </table:table-cell>
          <table:table-cell table:style-name="ce2" table:formula="of:=IF(AND([.$G14]&lt;[.FR$1];[.$H14]&gt;=[.FR$1]);1;&quot;&quot;)">
            <text:p/>
          </table:table-cell>
          <table:table-cell table:style-name="ce2" table:formula="of:=IF(AND([.$G14]&lt;[.FS$1];[.$H14]&gt;=[.FS$1]);1;&quot;&quot;)">
            <text:p/>
          </table:table-cell>
          <table:table-cell table:style-name="ce2" table:formula="of:=IF(AND([.$G14]&lt;[.FT$1];[.$H14]&gt;=[.FT$1]);1;&quot;&quot;)">
            <text:p/>
          </table:table-cell>
          <table:table-cell table:style-name="ce2" table:formula="of:=IF(AND([.$G14]&lt;[.FU$1];[.$H14]&gt;=[.FU$1]);1;&quot;&quot;)">
            <text:p/>
          </table:table-cell>
          <table:table-cell table:style-name="ce2" table:formula="of:=IF(AND([.$G14]&lt;[.FV$1];[.$H14]&gt;=[.FV$1]);1;&quot;&quot;)">
            <text:p/>
          </table:table-cell>
          <table:table-cell table:style-name="ce2" table:formula="of:=IF(AND([.$G14]&lt;[.FW$1];[.$H14]&gt;=[.FW$1]);1;&quot;&quot;)">
            <text:p/>
          </table:table-cell>
          <table:table-cell table:style-name="ce2" table:formula="of:=IF(AND([.$G14]&lt;[.FX$1];[.$H14]&gt;=[.FX$1]);1;&quot;&quot;)">
            <text:p/>
          </table:table-cell>
          <table:table-cell table:style-name="ce2" table:formula="of:=IF(AND([.$G14]&lt;[.FY$1];[.$H14]&gt;=[.FY$1]);1;&quot;&quot;)">
            <text:p/>
          </table:table-cell>
          <table:table-cell table:style-name="ce2" table:formula="of:=IF(AND([.$G14]&lt;[.FZ$1];[.$H14]&gt;=[.FZ$1]);1;&quot;&quot;)">
            <text:p/>
          </table:table-cell>
          <table:table-cell table:style-name="ce2" table:formula="of:=IF(AND([.$G14]&lt;[.GA$1];[.$H14]&gt;=[.GA$1]);1;&quot;&quot;)">
            <text:p/>
          </table:table-cell>
          <table:table-cell table:style-name="ce2" table:formula="of:=IF(AND([.$G14]&lt;[.GB$1];[.$H14]&gt;=[.GB$1]);1;&quot;&quot;)">
            <text:p/>
          </table:table-cell>
          <table:table-cell table:style-name="ce2" table:formula="of:=IF(AND([.$G14]&lt;[.GC$1];[.$H14]&gt;=[.GC$1]);1;&quot;&quot;)">
            <text:p/>
          </table:table-cell>
          <table:table-cell table:style-name="ce2" table:formula="of:=IF(AND([.$G14]&lt;[.GD$1];[.$H14]&gt;=[.GD$1]);1;&quot;&quot;)">
            <text:p/>
          </table:table-cell>
          <table:table-cell table:style-name="ce2" table:formula="of:=IF(AND([.$G14]&lt;[.GE$1];[.$H14]&gt;=[.GE$1]);1;&quot;&quot;)">
            <text:p/>
          </table:table-cell>
          <table:table-cell table:style-name="ce2" table:formula="of:=IF(AND([.$G14]&lt;[.GF$1];[.$H14]&gt;=[.GF$1]);1;&quot;&quot;)">
            <text:p/>
          </table:table-cell>
          <table:table-cell table:style-name="ce2" table:formula="of:=IF(AND([.$G14]&lt;[.GG$1];[.$H14]&gt;=[.GG$1]);1;&quot;&quot;)">
            <text:p/>
          </table:table-cell>
          <table:table-cell table:style-name="ce2" table:formula="of:=IF(AND([.$G14]&lt;[.GH$1];[.$H14]&gt;=[.GH$1]);1;&quot;&quot;)">
            <text:p/>
          </table:table-cell>
          <table:table-cell table:style-name="ce2" table:formula="of:=IF(AND([.$G14]&lt;[.GI$1];[.$H14]&gt;=[.GI$1]);1;&quot;&quot;)">
            <text:p/>
          </table:table-cell>
          <table:table-cell table:style-name="ce2" table:formula="of:=IF(AND([.$G14]&lt;[.GJ$1];[.$H14]&gt;=[.GJ$1]);1;&quot;&quot;)">
            <text:p/>
          </table:table-cell>
          <table:table-cell table:style-name="ce2" table:formula="of:=IF(AND([.$G14]&lt;[.GK$1];[.$H14]&gt;=[.GK$1]);1;&quot;&quot;)">
            <text:p/>
          </table:table-cell>
          <table:table-cell table:style-name="ce2" table:formula="of:=IF(AND([.$G14]&lt;[.GL$1];[.$H14]&gt;=[.GL$1]);1;&quot;&quot;)">
            <text:p/>
          </table:table-cell>
          <table:table-cell table:style-name="ce2" table:formula="of:=IF(AND([.$G14]&lt;[.GM$1];[.$H14]&gt;=[.GM$1]);1;&quot;&quot;)">
            <text:p/>
          </table:table-cell>
          <table:table-cell table:style-name="ce2" table:formula="of:=IF(AND([.$G14]&lt;[.GN$1];[.$H14]&gt;=[.GN$1]);1;&quot;&quot;)">
            <text:p/>
          </table:table-cell>
          <table:table-cell table:style-name="ce2" table:formula="of:=IF(AND([.$G14]&lt;[.GO$1];[.$H14]&gt;=[.GO$1]);1;&quot;&quot;)">
            <text:p/>
          </table:table-cell>
          <table:table-cell table:style-name="ce2" table:formula="of:=IF(AND([.$G14]&lt;[.GP$1];[.$H14]&gt;=[.GP$1]);1;&quot;&quot;)">
            <text:p/>
          </table:table-cell>
          <table:table-cell table:style-name="ce2" table:formula="of:=IF(AND([.$G14]&lt;[.GQ$1];[.$H14]&gt;=[.GQ$1]);1;&quot;&quot;)">
            <text:p/>
          </table:table-cell>
          <table:table-cell table:style-name="ce2" table:formula="of:=IF(AND([.$G14]&lt;[.GR$1];[.$H14]&gt;=[.GR$1]);1;&quot;&quot;)">
            <text:p/>
          </table:table-cell>
          <table:table-cell table:style-name="ce2" table:formula="of:=IF(AND([.$G14]&lt;[.GS$1];[.$H14]&gt;=[.GS$1]);1;&quot;&quot;)">
            <text:p/>
          </table:table-cell>
          <table:table-cell table:style-name="ce2" table:formula="of:=IF(AND([.$G14]&lt;[.GT$1];[.$H14]&gt;=[.GT$1]);1;&quot;&quot;)">
            <text:p/>
          </table:table-cell>
          <table:table-cell table:style-name="ce2" table:formula="of:=IF(AND([.$G14]&lt;[.GU$1];[.$H14]&gt;=[.GU$1]);1;&quot;&quot;)">
            <text:p/>
          </table:table-cell>
          <table:table-cell table:style-name="ce2" table:formula="of:=IF(AND([.$G14]&lt;[.GV$1];[.$H14]&gt;=[.GV$1]);1;&quot;&quot;)">
            <text:p/>
          </table:table-cell>
          <table:table-cell table:style-name="ce2" table:formula="of:=IF(AND([.$G14]&lt;[.GW$1];[.$H14]&gt;=[.GW$1]);1;&quot;&quot;)">
            <text:p/>
          </table:table-cell>
          <table:table-cell table:style-name="ce2" table:formula="of:=IF(AND([.$G14]&lt;[.GX$1];[.$H14]&gt;=[.GX$1]);1;&quot;&quot;)">
            <text:p/>
          </table:table-cell>
          <table:table-cell table:style-name="ce2" table:formula="of:=IF(AND([.$G14]&lt;[.GY$1];[.$H14]&gt;=[.GY$1]);1;&quot;&quot;)">
            <text:p/>
          </table:table-cell>
          <table:table-cell table:style-name="ce2" table:formula="of:=IF(AND([.$G14]&lt;[.GZ$1];[.$H14]&gt;=[.GZ$1]);1;&quot;&quot;)">
            <text:p/>
          </table:table-cell>
          <table:table-cell table:style-name="ce2" table:formula="of:=IF(AND([.$G14]&lt;[.HA$1];[.$H14]&gt;=[.HA$1]);1;&quot;&quot;)">
            <text:p/>
          </table:table-cell>
          <table:table-cell table:style-name="ce2" table:formula="of:=IF(AND([.$G14]&lt;[.HB$1];[.$H14]&gt;=[.HB$1]);1;&quot;&quot;)">
            <text:p/>
          </table:table-cell>
          <table:table-cell table:style-name="ce2" table:formula="of:=IF(AND([.$G14]&lt;[.HC$1];[.$H14]&gt;=[.HC$1]);1;&quot;&quot;)">
            <text:p/>
          </table:table-cell>
          <table:table-cell table:style-name="ce2" table:formula="of:=IF(AND([.$G14]&lt;[.HD$1];[.$H14]&gt;=[.HD$1]);1;&quot;&quot;)">
            <text:p/>
          </table:table-cell>
          <table:table-cell table:style-name="ce2" table:formula="of:=IF(AND([.$G14]&lt;[.HE$1];[.$H14]&gt;=[.HE$1]);1;&quot;&quot;)">
            <text:p/>
          </table:table-cell>
          <table:table-cell table:style-name="ce2" table:formula="of:=IF(AND([.$G14]&lt;[.HF$1];[.$H14]&gt;=[.HF$1]);1;&quot;&quot;)">
            <text:p/>
          </table:table-cell>
          <table:table-cell table:style-name="ce2" table:formula="of:=IF(AND([.$G14]&lt;[.HG$1];[.$H14]&gt;=[.HG$1]);1;&quot;&quot;)">
            <text:p/>
          </table:table-cell>
          <table:table-cell table:style-name="ce2" table:formula="of:=IF(AND([.$G14]&lt;[.HH$1];[.$H14]&gt;=[.HH$1]);1;&quot;&quot;)">
            <text:p/>
          </table:table-cell>
          <table:table-cell table:style-name="ce2" table:formula="of:=IF(AND([.$G14]&lt;[.HI$1];[.$H14]&gt;=[.HI$1]);1;&quot;&quot;)">
            <text:p/>
          </table:table-cell>
          <table:table-cell table:style-name="ce2" table:formula="of:=IF(AND([.$G14]&lt;[.HJ$1];[.$H14]&gt;=[.HJ$1]);1;&quot;&quot;)">
            <text:p/>
          </table:table-cell>
          <table:table-cell table:style-name="ce2" table:formula="of:=IF(AND([.$G14]&lt;[.HK$1];[.$H14]&gt;=[.HK$1]);1;&quot;&quot;)">
            <text:p/>
          </table:table-cell>
          <table:table-cell table:style-name="ce2" table:formula="of:=IF(AND([.$G14]&lt;[.HL$1];[.$H14]&gt;=[.HL$1]);1;&quot;&quot;)">
            <text:p/>
          </table:table-cell>
          <table:table-cell table:style-name="ce2" table:formula="of:=IF(AND([.$G14]&lt;[.HM$1];[.$H14]&gt;=[.HM$1]);1;&quot;&quot;)">
            <text:p/>
          </table:table-cell>
          <table:table-cell table:style-name="ce2" table:formula="of:=IF(AND([.$G14]&lt;[.HN$1];[.$H14]&gt;=[.HN$1]);1;&quot;&quot;)">
            <text:p/>
          </table:table-cell>
          <table:table-cell table:style-name="ce2" table:formula="of:=IF(AND([.$G14]&lt;[.HO$1];[.$H14]&gt;=[.HO$1]);1;&quot;&quot;)">
            <text:p/>
          </table:table-cell>
          <table:table-cell table:style-name="ce2" table:formula="of:=IF(AND([.$G14]&lt;[.HP$1];[.$H14]&gt;=[.HP$1]);1;&quot;&quot;)">
            <text:p/>
          </table:table-cell>
          <table:table-cell table:style-name="ce2" table:formula="of:=IF(AND([.$G14]&lt;[.HQ$1];[.$H14]&gt;=[.HQ$1]);1;&quot;&quot;)">
            <text:p/>
          </table:table-cell>
          <table:table-cell table:style-name="ce2" table:formula="of:=IF(AND([.$G14]&lt;[.HR$1];[.$H14]&gt;=[.HR$1]);1;&quot;&quot;)">
            <text:p/>
          </table:table-cell>
          <table:table-cell table:style-name="ce2" table:formula="of:=IF(AND([.$G14]&lt;[.HS$1];[.$H14]&gt;=[.HS$1]);1;&quot;&quot;)">
            <text:p/>
          </table:table-cell>
          <table:table-cell table:style-name="ce2" table:formula="of:=IF(AND([.$G14]&lt;[.HT$1];[.$H14]&gt;=[.HT$1]);1;&quot;&quot;)">
            <text:p/>
          </table:table-cell>
          <table:table-cell table:style-name="ce2" table:formula="of:=IF(AND([.$G14]&lt;[.HU$1];[.$H14]&gt;=[.HU$1]);1;&quot;&quot;)">
            <text:p/>
          </table:table-cell>
          <table:table-cell table:style-name="ce2" table:formula="of:=IF(AND([.$G14]&lt;[.HV$1];[.$H14]&gt;=[.HV$1]);1;&quot;&quot;)">
            <text:p/>
          </table:table-cell>
          <table:table-cell table:style-name="ce2" table:formula="of:=IF(AND([.$G14]&lt;[.HW$1];[.$H14]&gt;=[.HW$1]);1;&quot;&quot;)">
            <text:p/>
          </table:table-cell>
          <table:table-cell table:style-name="ce2" table:formula="of:=IF(AND([.$G14]&lt;[.HX$1];[.$H14]&gt;=[.HX$1]);1;&quot;&quot;)">
            <text:p/>
          </table:table-cell>
          <table:table-cell table:style-name="ce2" table:formula="of:=IF(AND([.$G14]&lt;[.HY$1];[.$H14]&gt;=[.HY$1]);1;&quot;&quot;)">
            <text:p/>
          </table:table-cell>
          <table:table-cell table:style-name="ce2" table:formula="of:=IF(AND([.$G14]&lt;[.HZ$1];[.$H14]&gt;=[.HZ$1]);1;&quot;&quot;)">
            <text:p/>
          </table:table-cell>
          <table:table-cell table:style-name="ce2" table:formula="of:=IF(AND([.$G14]&lt;[.IA$1];[.$H14]&gt;=[.IA$1]);1;&quot;&quot;)">
            <text:p/>
          </table:table-cell>
          <table:table-cell table:style-name="ce2" table:formula="of:=IF(AND([.$G14]&lt;[.IB$1];[.$H14]&gt;=[.IB$1]);1;&quot;&quot;)">
            <text:p/>
          </table:table-cell>
          <table:table-cell table:style-name="ce2" table:formula="of:=IF(AND([.$G14]&lt;[.IC$1];[.$H14]&gt;=[.IC$1]);1;&quot;&quot;)">
            <text:p/>
          </table:table-cell>
          <table:table-cell table:style-name="ce2" table:formula="of:=IF(AND([.$G14]&lt;[.ID$1];[.$H14]&gt;=[.ID$1]);1;&quot;&quot;)">
            <text:p/>
          </table:table-cell>
          <table:table-cell table:style-name="ce2" table:formula="of:=IF(AND([.$G14]&lt;[.IE$1];[.$H14]&gt;=[.IE$1]);1;&quot;&quot;)">
            <text:p/>
          </table:table-cell>
          <table:table-cell table:style-name="ce2" table:formula="of:=IF(AND([.$G14]&lt;[.IF$1];[.$H14]&gt;=[.IF$1]);1;&quot;&quot;)">
            <text:p/>
          </table:table-cell>
          <table:table-cell table:style-name="ce2" table:formula="of:=IF(AND([.$G14]&lt;[.IG$1];[.$H14]&gt;=[.IG$1]);1;&quot;&quot;)">
            <text:p/>
          </table:table-cell>
          <table:table-cell table:style-name="ce2" table:formula="of:=IF(AND([.$G14]&lt;[.IH$1];[.$H14]&gt;=[.IH$1]);1;&quot;&quot;)">
            <text:p/>
          </table:table-cell>
          <table:table-cell table:style-name="ce2" table:formula="of:=IF(AND([.$G14]&lt;[.II$1];[.$H14]&gt;=[.II$1]);1;&quot;&quot;)">
            <text:p/>
          </table:table-cell>
          <table:table-cell table:style-name="ce2" table:formula="of:=IF(AND([.$G14]&lt;[.IJ$1];[.$H14]&gt;=[.IJ$1]);1;&quot;&quot;)">
            <text:p/>
          </table:table-cell>
          <table:table-cell table:style-name="ce2" table:formula="of:=IF(AND([.$G14]&lt;[.IK$1];[.$H14]&gt;=[.IK$1]);1;&quot;&quot;)">
            <text:p/>
          </table:table-cell>
          <table:table-cell table:style-name="ce2" table:formula="of:=IF(AND([.$G14]&lt;[.IL$1];[.$H14]&gt;=[.IL$1]);1;&quot;&quot;)">
            <text:p/>
          </table:table-cell>
          <table:table-cell table:style-name="ce2" table:formula="of:=IF(AND([.$G14]&lt;[.IM$1];[.$H14]&gt;=[.IM$1]);1;&quot;&quot;)">
            <text:p/>
          </table:table-cell>
          <table:table-cell table:style-name="ce2" table:formula="of:=IF(AND([.$G14]&lt;[.IN$1];[.$H14]&gt;=[.IN$1]);1;&quot;&quot;)">
            <text:p/>
          </table:table-cell>
          <table:table-cell table:style-name="ce2" table:formula="of:=IF(AND([.$G14]&lt;[.IO$1];[.$H14]&gt;=[.IO$1]);1;&quot;&quot;)">
            <text:p/>
          </table:table-cell>
          <table:table-cell table:style-name="ce2" table:formula="of:=IF(AND([.$G14]&lt;[.IP$1];[.$H14]&gt;=[.IP$1]);1;&quot;&quot;)">
            <text:p/>
          </table:table-cell>
          <table:table-cell table:style-name="ce2" table:formula="of:=IF(AND([.$G14]&lt;[.IQ$1];[.$H14]&gt;=[.IQ$1]);1;&quot;&quot;)">
            <text:p/>
          </table:table-cell>
          <table:table-cell table:style-name="ce2" table:formula="of:=IF(AND([.$G14]&lt;[.IR$1];[.$H14]&gt;=[.IR$1]);1;&quot;&quot;)">
            <text:p/>
          </table:table-cell>
          <table:table-cell table:style-name="ce2" table:formula="of:=IF(AND([.$G14]&lt;[.IS$1];[.$H14]&gt;=[.IS$1]);1;&quot;&quot;)">
            <text:p/>
          </table:table-cell>
          <table:table-cell table:style-name="ce2" table:formula="of:=IF(AND([.$G14]&lt;[.IT$1];[.$H14]&gt;=[.IT$1]);1;&quot;&quot;)">
            <text:p/>
          </table:table-cell>
          <table:table-cell table:style-name="ce2" table:formula="of:=IF(AND([.$G14]&lt;[.IU$1];[.$H14]&gt;=[.IU$1]);1;&quot;&quot;)">
            <text:p/>
          </table:table-cell>
          <table:table-cell table:style-name="ce2" table:formula="of:=IF(AND([.$G14]&lt;[.IV$1];[.$H14]&gt;=[.IV$1]);1;&quot;&quot;)">
            <text:p/>
          </table:table-cell>
          <table:table-cell table:style-name="ce2" table:formula="of:=IF(AND([.$G14]&lt;[.IW$1];[.$H14]&gt;=[.IW$1]);1;&quot;&quot;)">
            <text:p/>
          </table:table-cell>
          <table:table-cell table:style-name="ce2" table:formula="of:=IF(AND([.$G14]&lt;[.IX$1];[.$H14]&gt;=[.IX$1]);1;&quot;&quot;)">
            <text:p/>
          </table:table-cell>
          <table:table-cell table:style-name="ce2" table:formula="of:=IF(AND([.$G14]&lt;[.IY$1];[.$H14]&gt;=[.IY$1]);1;&quot;&quot;)">
            <text:p/>
          </table:table-cell>
          <table:table-cell table:style-name="ce2" table:formula="of:=IF(AND([.$G14]&lt;[.IZ$1];[.$H14]&gt;=[.IZ$1]);1;&quot;&quot;)">
            <text:p/>
          </table:table-cell>
          <table:table-cell table:style-name="ce2" table:formula="of:=IF(AND([.$G14]&lt;[.JA$1];[.$H14]&gt;=[.JA$1]);1;&quot;&quot;)">
            <text:p/>
          </table:table-cell>
          <table:table-cell table:style-name="ce2" table:formula="of:=IF(AND([.$G14]&lt;[.JB$1];[.$H14]&gt;=[.JB$1]);1;&quot;&quot;)">
            <text:p/>
          </table:table-cell>
          <table:table-cell table:style-name="ce2" table:formula="of:=IF(AND([.$G14]&lt;[.JC$1];[.$H14]&gt;=[.JC$1]);1;&quot;&quot;)">
            <text:p/>
          </table:table-cell>
          <table:table-cell table:style-name="ce2" table:formula="of:=IF(AND([.$G14]&lt;[.JD$1];[.$H14]&gt;=[.JD$1]);1;&quot;&quot;)">
            <text:p/>
          </table:table-cell>
          <table:table-cell table:style-name="ce2" table:formula="of:=IF(AND([.$G14]&lt;[.JE$1];[.$H14]&gt;=[.JE$1]);1;&quot;&quot;)">
            <text:p/>
          </table:table-cell>
          <table:table-cell table:style-name="ce2" table:formula="of:=IF(AND([.$G14]&lt;[.JF$1];[.$H14]&gt;=[.JF$1]);1;&quot;&quot;)">
            <text:p/>
          </table:table-cell>
          <table:table-cell table:style-name="ce2" table:formula="of:=IF(AND([.$G14]&lt;[.JG$1];[.$H14]&gt;=[.JG$1]);1;&quot;&quot;)">
            <text:p/>
          </table:table-cell>
          <table:table-cell table:style-name="ce2" table:formula="of:=IF(AND([.$G14]&lt;[.JH$1];[.$H14]&gt;=[.JH$1]);1;&quot;&quot;)">
            <text:p/>
          </table:table-cell>
          <table:table-cell table:style-name="ce2" table:formula="of:=IF(AND([.$G14]&lt;[.JI$1];[.$H14]&gt;=[.JI$1]);1;&quot;&quot;)">
            <text:p/>
          </table:table-cell>
          <table:table-cell table:style-name="ce2" table:formula="of:=IF(AND([.$G14]&lt;[.JJ$1];[.$H14]&gt;=[.JJ$1]);1;&quot;&quot;)">
            <text:p/>
          </table:table-cell>
          <table:table-cell table:style-name="ce2" table:formula="of:=IF(AND([.$G14]&lt;[.JK$1];[.$H14]&gt;=[.JK$1]);1;&quot;&quot;)">
            <text:p/>
          </table:table-cell>
          <table:table-cell table:style-name="ce2" table:formula="of:=IF(AND([.$G14]&lt;[.JL$1];[.$H14]&gt;=[.JL$1]);1;&quot;&quot;)">
            <text:p/>
          </table:table-cell>
          <table:table-cell table:style-name="ce2" table:formula="of:=IF(AND([.$G14]&lt;[.JM$1];[.$H14]&gt;=[.JM$1]);1;&quot;&quot;)">
            <text:p/>
          </table:table-cell>
          <table:table-cell table:style-name="ce2" table:formula="of:=IF(AND([.$G14]&lt;[.JN$1];[.$H14]&gt;=[.JN$1]);1;&quot;&quot;)">
            <text:p/>
          </table:table-cell>
          <table:table-cell table:style-name="ce2" table:formula="of:=IF(AND([.$G14]&lt;[.JO$1];[.$H14]&gt;=[.JO$1]);1;&quot;&quot;)">
            <text:p/>
          </table:table-cell>
          <table:table-cell table:style-name="ce2" table:formula="of:=IF(AND([.$G14]&lt;[.JP$1];[.$H14]&gt;=[.JP$1]);1;&quot;&quot;)">
            <text:p/>
          </table:table-cell>
          <table:table-cell table:style-name="ce2" table:formula="of:=IF(AND([.$G14]&lt;[.JQ$1];[.$H14]&gt;=[.JQ$1]);1;&quot;&quot;)">
            <text:p/>
          </table:table-cell>
          <table:table-cell table:style-name="ce2" table:formula="of:=IF(AND([.$G14]&lt;[.JR$1];[.$H14]&gt;=[.JR$1]);1;&quot;&quot;)">
            <text:p/>
          </table:table-cell>
          <table:table-cell table:style-name="ce2" table:formula="of:=IF(AND([.$G14]&lt;[.JS$1];[.$H14]&gt;=[.JS$1]);1;&quot;&quot;)">
            <text:p/>
          </table:table-cell>
          <table:table-cell table:style-name="ce2" table:formula="of:=IF(AND([.$G14]&lt;[.JT$1];[.$H14]&gt;=[.JT$1]);1;&quot;&quot;)">
            <text:p/>
          </table:table-cell>
          <table:table-cell table:style-name="ce2" table:formula="of:=IF(AND([.$G14]&lt;[.JU$1];[.$H14]&gt;=[.JU$1]);1;&quot;&quot;)">
            <text:p/>
          </table:table-cell>
          <table:table-cell table:style-name="ce2" table:formula="of:=IF(AND([.$G14]&lt;[.JV$1];[.$H14]&gt;=[.JV$1]);1;&quot;&quot;)">
            <text:p/>
          </table:table-cell>
          <table:table-cell table:style-name="ce2" table:formula="of:=IF(AND([.$G14]&lt;[.JW$1];[.$H14]&gt;=[.JW$1]);1;&quot;&quot;)">
            <text:p/>
          </table:table-cell>
          <table:table-cell table:style-name="ce2" table:formula="of:=IF(AND([.$G14]&lt;[.JX$1];[.$H14]&gt;=[.JX$1]);1;&quot;&quot;)">
            <text:p/>
          </table:table-cell>
          <table:table-cell table:style-name="ce2" table:formula="of:=IF(AND([.$G14]&lt;[.JY$1];[.$H14]&gt;=[.JY$1]);1;&quot;&quot;)">
            <text:p/>
          </table:table-cell>
          <table:table-cell table:style-name="ce2" table:formula="of:=IF(AND([.$G14]&lt;[.JZ$1];[.$H14]&gt;=[.JZ$1]);1;&quot;&quot;)">
            <text:p/>
          </table:table-cell>
          <table:table-cell table:style-name="ce2" table:formula="of:=IF(AND([.$G14]&lt;[.KA$1];[.$H14]&gt;=[.KA$1]);1;&quot;&quot;)">
            <text:p/>
          </table:table-cell>
          <table:table-cell table:style-name="ce2" table:formula="of:=IF(AND([.$G14]&lt;[.KB$1];[.$H14]&gt;=[.KB$1]);1;&quot;&quot;)">
            <text:p/>
          </table:table-cell>
          <table:table-cell table:style-name="ce2" table:formula="of:=IF(AND([.$G14]&lt;[.KC$1];[.$H14]&gt;=[.KC$1]);1;&quot;&quot;)">
            <text:p/>
          </table:table-cell>
          <table:table-cell table:style-name="ce2" table:formula="of:=IF(AND([.$G14]&lt;[.KD$1];[.$H14]&gt;=[.KD$1]);1;&quot;&quot;)">
            <text:p/>
          </table:table-cell>
          <table:table-cell table:style-name="ce2" table:formula="of:=IF(AND([.$G14]&lt;[.KE$1];[.$H14]&gt;=[.KE$1]);1;&quot;&quot;)">
            <text:p/>
          </table:table-cell>
          <table:table-cell table:style-name="ce2" table:formula="of:=IF(AND([.$G14]&lt;[.KF$1];[.$H14]&gt;=[.KF$1]);1;&quot;&quot;)">
            <text:p/>
          </table:table-cell>
          <table:table-cell table:style-name="ce2" table:formula="of:=IF(AND([.$G14]&lt;[.KG$1];[.$H14]&gt;=[.KG$1]);1;&quot;&quot;)">
            <text:p/>
          </table:table-cell>
          <table:table-cell table:style-name="ce2" table:formula="of:=IF(AND([.$G14]&lt;[.KH$1];[.$H14]&gt;=[.KH$1]);1;&quot;&quot;)">
            <text:p/>
          </table:table-cell>
          <table:table-cell table:style-name="ce2" table:formula="of:=IF(AND([.$G14]&lt;[.KI$1];[.$H14]&gt;=[.KI$1]);1;&quot;&quot;)">
            <text:p/>
          </table:table-cell>
          <table:table-cell table:style-name="ce2" table:formula="of:=IF(AND([.$G14]&lt;[.KJ$1];[.$H14]&gt;=[.KJ$1]);1;&quot;&quot;)">
            <text:p/>
          </table:table-cell>
          <table:table-cell table:style-name="ce2" table:formula="of:=IF(AND([.$G14]&lt;[.KK$1];[.$H14]&gt;=[.KK$1]);1;&quot;&quot;)">
            <text:p/>
          </table:table-cell>
          <table:table-cell table:style-name="ce2" table:formula="of:=IF(AND([.$G14]&lt;[.KL$1];[.$H14]&gt;=[.KL$1]);1;&quot;&quot;)">
            <text:p/>
          </table:table-cell>
          <table:table-cell table:style-name="ce2" table:formula="of:=IF(AND([.$G14]&lt;[.KM$1];[.$H14]&gt;=[.KM$1]);1;&quot;&quot;)">
            <text:p/>
          </table:table-cell>
          <table:table-cell table:style-name="ce2" table:formula="of:=IF(AND([.$G14]&lt;[.KN$1];[.$H14]&gt;=[.KN$1]);1;&quot;&quot;)">
            <text:p/>
          </table:table-cell>
          <table:table-cell table:style-name="ce2" table:formula="of:=IF(AND([.$G14]&lt;[.KO$1];[.$H14]&gt;=[.KO$1]);1;&quot;&quot;)">
            <text:p/>
          </table:table-cell>
          <table:table-cell table:style-name="ce2" table:formula="of:=IF(AND([.$G14]&lt;[.KP$1];[.$H14]&gt;=[.KP$1]);1;&quot;&quot;)">
            <text:p/>
          </table:table-cell>
          <table:table-cell table:style-name="ce2" table:formula="of:=IF(AND([.$G14]&lt;[.KQ$1];[.$H14]&gt;=[.KQ$1]);1;&quot;&quot;)">
            <text:p/>
          </table:table-cell>
          <table:table-cell table:style-name="ce2" table:formula="of:=IF(AND([.$G14]&lt;[.KR$1];[.$H14]&gt;=[.KR$1]);1;&quot;&quot;)">
            <text:p/>
          </table:table-cell>
          <table:table-cell table:style-name="ce2" table:formula="of:=IF(AND([.$G14]&lt;[.KS$1];[.$H14]&gt;=[.KS$1]);1;&quot;&quot;)">
            <text:p/>
          </table:table-cell>
          <table:table-cell table:style-name="ce2" table:formula="of:=IF(AND([.$G14]&lt;[.KT$1];[.$H14]&gt;=[.KT$1]);1;&quot;&quot;)">
            <text:p/>
          </table:table-cell>
          <table:table-cell table:style-name="ce2" table:formula="of:=IF(AND([.$G14]&lt;[.KU$1];[.$H14]&gt;=[.KU$1]);1;&quot;&quot;)">
            <text:p/>
          </table:table-cell>
          <table:table-cell table:style-name="ce2" table:formula="of:=IF(AND([.$G14]&lt;[.KV$1];[.$H14]&gt;=[.KV$1]);1;&quot;&quot;)">
            <text:p/>
          </table:table-cell>
          <table:table-cell table:style-name="ce2" table:formula="of:=IF(AND([.$G14]&lt;[.KW$1];[.$H14]&gt;=[.KW$1]);1;&quot;&quot;)">
            <text:p/>
          </table:table-cell>
          <table:table-cell table:style-name="ce2" table:formula="of:=IF(AND([.$G14]&lt;[.KX$1];[.$H14]&gt;=[.KX$1]);1;&quot;&quot;)">
            <text:p/>
          </table:table-cell>
          <table:table-cell table:style-name="ce2" table:formula="of:=IF(AND([.$G14]&lt;[.KY$1];[.$H14]&gt;=[.KY$1]);1;&quot;&quot;)">
            <text:p/>
          </table:table-cell>
          <table:table-cell table:style-name="ce2" table:formula="of:=IF(AND([.$G14]&lt;[.KZ$1];[.$H14]&gt;=[.KZ$1]);1;&quot;&quot;)">
            <text:p/>
          </table:table-cell>
          <table:table-cell table:style-name="ce2" table:formula="of:=IF(AND([.$G14]&lt;[.LA$1];[.$H14]&gt;=[.LA$1]);1;&quot;&quot;)">
            <text:p/>
          </table:table-cell>
          <table:table-cell table:style-name="ce2" table:formula="of:=IF(AND([.$G14]&lt;[.LB$1];[.$H14]&gt;=[.LB$1]);1;&quot;&quot;)">
            <text:p/>
          </table:table-cell>
          <table:table-cell table:style-name="ce2" table:formula="of:=IF(AND([.$G14]&lt;[.LC$1];[.$H14]&gt;=[.LC$1]);1;&quot;&quot;)">
            <text:p/>
          </table:table-cell>
          <table:table-cell table:style-name="ce2" table:formula="of:=IF(AND([.$G14]&lt;[.LD$1];[.$H14]&gt;=[.LD$1]);1;&quot;&quot;)">
            <text:p/>
          </table:table-cell>
          <table:table-cell table:style-name="ce2" table:formula="of:=IF(AND([.$G14]&lt;[.LE$1];[.$H14]&gt;=[.LE$1]);1;&quot;&quot;)">
            <text:p/>
          </table:table-cell>
          <table:table-cell table:style-name="ce2" table:formula="of:=IF(AND([.$G14]&lt;[.LF$1];[.$H14]&gt;=[.LF$1]);1;&quot;&quot;)">
            <text:p/>
          </table:table-cell>
          <table:table-cell table:style-name="ce2" table:formula="of:=IF(AND([.$G14]&lt;[.LG$1];[.$H14]&gt;=[.LG$1]);1;&quot;&quot;)">
            <text:p/>
          </table:table-cell>
          <table:table-cell table:style-name="ce2" table:formula="of:=IF(AND([.$G14]&lt;[.LH$1];[.$H14]&gt;=[.LH$1]);1;&quot;&quot;)">
            <text:p/>
          </table:table-cell>
          <table:table-cell table:style-name="ce2" table:formula="of:=IF(AND([.$G14]&lt;[.LI$1];[.$H14]&gt;=[.LI$1]);1;&quot;&quot;)">
            <text:p/>
          </table:table-cell>
          <table:table-cell table:style-name="ce2" table:formula="of:=IF(AND([.$G14]&lt;[.LJ$1];[.$H14]&gt;=[.LJ$1]);1;&quot;&quot;)">
            <text:p/>
          </table:table-cell>
          <table:table-cell table:style-name="ce2" table:formula="of:=IF(AND([.$G14]&lt;[.LK$1];[.$H14]&gt;=[.LK$1]);1;&quot;&quot;)">
            <text:p/>
          </table:table-cell>
          <table:table-cell table:style-name="ce2" table:formula="of:=IF(AND([.$G14]&lt;[.LL$1];[.$H14]&gt;=[.LL$1]);1;&quot;&quot;)">
            <text:p/>
          </table:table-cell>
          <table:table-cell table:style-name="ce2" table:formula="of:=IF(AND([.$G14]&lt;[.LM$1];[.$H14]&gt;=[.LM$1]);1;&quot;&quot;)">
            <text:p/>
          </table:table-cell>
          <table:table-cell table:style-name="ce2" table:formula="of:=IF(AND([.$G14]&lt;[.LN$1];[.$H14]&gt;=[.LN$1]);1;&quot;&quot;)">
            <text:p/>
          </table:table-cell>
          <table:table-cell table:style-name="ce2" table:formula="of:=IF(AND([.$G14]&lt;[.LO$1];[.$H14]&gt;=[.LO$1]);1;&quot;&quot;)">
            <text:p/>
          </table:table-cell>
          <table:table-cell table:style-name="ce2" table:formula="of:=IF(AND([.$G14]&lt;[.LP$1];[.$H14]&gt;=[.LP$1]);1;&quot;&quot;)">
            <text:p/>
          </table:table-cell>
          <table:table-cell table:style-name="ce2" table:formula="of:=IF(AND([.$G14]&lt;[.LQ$1];[.$H14]&gt;=[.LQ$1]);1;&quot;&quot;)">
            <text:p/>
          </table:table-cell>
          <table:table-cell table:style-name="ce2" table:formula="of:=IF(AND([.$G14]&lt;[.LR$1];[.$H14]&gt;=[.LR$1]);1;&quot;&quot;)">
            <text:p/>
          </table:table-cell>
          <table:table-cell table:style-name="ce2" table:formula="of:=IF(AND([.$G14]&lt;[.LS$1];[.$H14]&gt;=[.LS$1]);1;&quot;&quot;)">
            <text:p/>
          </table:table-cell>
          <table:table-cell table:style-name="ce2" table:formula="of:=IF(AND([.$G14]&lt;[.LT$1];[.$H14]&gt;=[.LT$1]);1;&quot;&quot;)">
            <text:p/>
          </table:table-cell>
          <table:table-cell table:style-name="ce2" table:formula="of:=IF(AND([.$G14]&lt;[.LU$1];[.$H14]&gt;=[.LU$1]);1;&quot;&quot;)">
            <text:p/>
          </table:table-cell>
          <table:table-cell table:style-name="ce2" table:formula="of:=IF(AND([.$G14]&lt;[.LV$1];[.$H14]&gt;=[.LV$1]);1;&quot;&quot;)">
            <text:p/>
          </table:table-cell>
          <table:table-cell table:style-name="ce2" table:formula="of:=IF(AND([.$G14]&lt;[.LW$1];[.$H14]&gt;=[.LW$1]);1;&quot;&quot;)">
            <text:p/>
          </table:table-cell>
          <table:table-cell table:style-name="ce2" table:formula="of:=IF(AND([.$G14]&lt;[.LX$1];[.$H14]&gt;=[.LX$1]);1;&quot;&quot;)">
            <text:p/>
          </table:table-cell>
          <table:table-cell table:style-name="ce2" table:formula="of:=IF(AND([.$G14]&lt;[.LY$1];[.$H14]&gt;=[.LY$1]);1;&quot;&quot;)">
            <text:p/>
          </table:table-cell>
          <table:table-cell table:style-name="ce2" table:formula="of:=IF(AND([.$G14]&lt;[.LZ$1];[.$H14]&gt;=[.LZ$1]);1;&quot;&quot;)">
            <text:p/>
          </table:table-cell>
          <table:table-cell table:style-name="ce2" table:formula="of:=IF(AND([.$G14]&lt;[.MA$1];[.$H14]&gt;=[.MA$1]);1;&quot;&quot;)">
            <text:p/>
          </table:table-cell>
          <table:table-cell table:style-name="ce2" table:formula="of:=IF(AND([.$G14]&lt;[.MB$1];[.$H14]&gt;=[.MB$1]);1;&quot;&quot;)">
            <text:p/>
          </table:table-cell>
          <table:table-cell table:style-name="ce2" table:formula="of:=IF(AND([.$G14]&lt;[.MC$1];[.$H14]&gt;=[.MC$1]);1;&quot;&quot;)">
            <text:p/>
          </table:table-cell>
          <table:table-cell table:style-name="ce2" table:formula="of:=IF(AND([.$G14]&lt;[.MD$1];[.$H14]&gt;=[.MD$1]);1;&quot;&quot;)">
            <text:p/>
          </table:table-cell>
          <table:table-cell table:style-name="ce2" table:formula="of:=IF(AND([.$G14]&lt;[.ME$1];[.$H14]&gt;=[.ME$1]);1;&quot;&quot;)">
            <text:p/>
          </table:table-cell>
          <table:table-cell table:style-name="ce2" table:formula="of:=IF(AND([.$G14]&lt;[.MF$1];[.$H14]&gt;=[.MF$1]);1;&quot;&quot;)">
            <text:p/>
          </table:table-cell>
          <table:table-cell table:style-name="ce2" table:formula="of:=IF(AND([.$G14]&lt;[.MG$1];[.$H14]&gt;=[.MG$1]);1;&quot;&quot;)">
            <text:p/>
          </table:table-cell>
          <table:table-cell table:style-name="ce2" table:formula="of:=IF(AND([.$G14]&lt;[.MH$1];[.$H14]&gt;=[.MH$1]);1;&quot;&quot;)">
            <text:p/>
          </table:table-cell>
          <table:table-cell table:style-name="ce2" table:formula="of:=IF(AND([.$G14]&lt;[.MI$1];[.$H14]&gt;=[.MI$1]);1;&quot;&quot;)">
            <text:p/>
          </table:table-cell>
          <table:table-cell table:style-name="ce2" table:formula="of:=IF(AND([.$G14]&lt;[.MJ$1];[.$H14]&gt;=[.MJ$1]);1;&quot;&quot;)">
            <text:p/>
          </table:table-cell>
          <table:table-cell table:style-name="ce2" table:formula="of:=IF(AND([.$G14]&lt;[.MK$1];[.$H14]&gt;=[.MK$1]);1;&quot;&quot;)">
            <text:p/>
          </table:table-cell>
          <table:table-cell table:style-name="ce2" table:formula="of:=IF(AND([.$G14]&lt;[.ML$1];[.$H14]&gt;=[.ML$1]);1;&quot;&quot;)">
            <text:p/>
          </table:table-cell>
          <table:table-cell table:style-name="ce2" table:formula="of:=IF(AND([.$G14]&lt;[.MM$1];[.$H14]&gt;=[.MM$1]);1;&quot;&quot;)">
            <text:p/>
          </table:table-cell>
          <table:table-cell table:style-name="ce2" table:formula="of:=IF(AND([.$G14]&lt;[.MN$1];[.$H14]&gt;=[.MN$1]);1;&quot;&quot;)">
            <text:p/>
          </table:table-cell>
          <table:table-cell table:style-name="ce2" table:formula="of:=IF(AND([.$G14]&lt;[.MO$1];[.$H14]&gt;=[.MO$1]);1;&quot;&quot;)">
            <text:p/>
          </table:table-cell>
          <table:table-cell table:style-name="ce2" table:formula="of:=IF(AND([.$G14]&lt;[.MP$1];[.$H14]&gt;=[.MP$1]);1;&quot;&quot;)">
            <text:p/>
          </table:table-cell>
          <table:table-cell table:style-name="ce2" table:formula="of:=IF(AND([.$G14]&lt;[.MQ$1];[.$H14]&gt;=[.MQ$1]);1;&quot;&quot;)">
            <text:p/>
          </table:table-cell>
          <table:table-cell table:style-name="ce2" table:formula="of:=IF(AND([.$G14]&lt;[.MR$1];[.$H14]&gt;=[.MR$1]);1;&quot;&quot;)">
            <text:p/>
          </table:table-cell>
          <table:table-cell table:style-name="ce2" table:formula="of:=IF(AND([.$G14]&lt;[.MS$1];[.$H14]&gt;=[.MS$1]);1;&quot;&quot;)">
            <text:p/>
          </table:table-cell>
          <table:table-cell table:style-name="ce2" table:formula="of:=IF(AND([.$G14]&lt;[.MT$1];[.$H14]&gt;=[.MT$1]);1;&quot;&quot;)">
            <text:p/>
          </table:table-cell>
          <table:table-cell table:style-name="ce2" table:formula="of:=IF(AND([.$G14]&lt;[.MU$1];[.$H14]&gt;=[.MU$1]);1;&quot;&quot;)">
            <text:p/>
          </table:table-cell>
          <table:table-cell table:style-name="ce2" table:formula="of:=IF(AND([.$G14]&lt;[.MV$1];[.$H14]&gt;=[.MV$1]);1;&quot;&quot;)">
            <text:p/>
          </table:table-cell>
          <table:table-cell table:style-name="ce2" table:formula="of:=IF(AND([.$G14]&lt;[.MW$1];[.$H14]&gt;=[.MW$1]);1;&quot;&quot;)">
            <text:p/>
          </table:table-cell>
          <table:table-cell table:style-name="ce2" table:formula="of:=IF(AND([.$G14]&lt;[.MX$1];[.$H14]&gt;=[.MX$1]);1;&quot;&quot;)">
            <text:p/>
          </table:table-cell>
          <table:table-cell table:style-name="ce2" table:formula="of:=IF(AND([.$G14]&lt;[.MY$1];[.$H14]&gt;=[.MY$1]);1;&quot;&quot;)">
            <text:p/>
          </table:table-cell>
          <table:table-cell table:style-name="ce2" table:formula="of:=IF(AND([.$G14]&lt;[.MZ$1];[.$H14]&gt;=[.MZ$1]);1;&quot;&quot;)">
            <text:p/>
          </table:table-cell>
          <table:table-cell table:style-name="ce2" table:formula="of:=IF(AND([.$G14]&lt;[.NA$1];[.$H14]&gt;=[.NA$1]);1;&quot;&quot;)">
            <text:p/>
          </table:table-cell>
          <table:table-cell table:style-name="ce2" table:formula="of:=IF(AND([.$G14]&lt;[.NB$1];[.$H14]&gt;=[.NB$1]);1;&quot;&quot;)">
            <text:p/>
          </table:table-cell>
          <table:table-cell table:style-name="ce2" table:formula="of:=IF(AND([.$G14]&lt;[.NC$1];[.$H14]&gt;=[.NC$1]);1;&quot;&quot;)">
            <text:p/>
          </table:table-cell>
          <table:table-cell table:style-name="ce2" table:formula="of:=IF(AND([.$G14]&lt;[.ND$1];[.$H14]&gt;=[.ND$1]);1;&quot;&quot;)">
            <text:p/>
          </table:table-cell>
          <table:table-cell table:style-name="ce2" table:formula="of:=IF(AND([.$G14]&lt;[.NE$1];[.$H14]&gt;=[.NE$1]);1;&quot;&quot;)">
            <text:p/>
          </table:table-cell>
          <table:table-cell table:style-name="ce2" table:formula="of:=IF(AND([.$G14]&lt;[.NF$1];[.$H14]&gt;=[.NF$1]);1;&quot;&quot;)">
            <text:p/>
          </table:table-cell>
          <table:table-cell table:style-name="ce2" table:formula="of:=IF(AND([.$G14]&lt;[.NG$1];[.$H14]&gt;=[.NG$1]);1;&quot;&quot;)">
            <text:p/>
          </table:table-cell>
          <table:table-cell table:style-name="ce2" table:formula="of:=IF(AND([.$G14]&lt;[.NH$1];[.$H14]&gt;=[.NH$1]);1;&quot;&quot;)">
            <text:p/>
          </table:table-cell>
          <table:table-cell table:style-name="ce2" table:formula="of:=IF(AND([.$G14]&lt;[.NI$1];[.$H14]&gt;=[.NI$1]);1;&quot;&quot;)">
            <text:p/>
          </table:table-cell>
          <table:table-cell table:style-name="ce2" table:formula="of:=IF(AND([.$G14]&lt;[.NJ$1];[.$H14]&gt;=[.NJ$1]);1;&quot;&quot;)">
            <text:p/>
          </table:table-cell>
          <table:table-cell table:style-name="ce2" table:formula="of:=IF(AND([.$G14]&lt;[.NK$1];[.$H14]&gt;=[.NK$1]);1;&quot;&quot;)">
            <text:p/>
          </table:table-cell>
          <table:table-cell table:style-name="ce2" table:formula="of:=IF(AND([.$G14]&lt;[.NL$1];[.$H14]&gt;=[.NL$1]);1;&quot;&quot;)">
            <text:p/>
          </table:table-cell>
          <table:table-cell table:style-name="ce2" table:formula="of:=IF(AND([.$G14]&lt;[.NM$1];[.$H14]&gt;=[.NM$1]);1;&quot;&quot;)">
            <text:p/>
          </table:table-cell>
          <table:table-cell table:style-name="ce2" table:formula="of:=IF(AND([.$G14]&lt;[.NN$1];[.$H14]&gt;=[.NN$1]);1;&quot;&quot;)">
            <text:p/>
          </table:table-cell>
          <table:table-cell table:style-name="ce2" table:formula="of:=IF(AND([.$G14]&lt;[.NO$1];[.$H14]&gt;=[.NO$1]);1;&quot;&quot;)">
            <text:p/>
          </table:table-cell>
          <table:table-cell table:style-name="ce2" table:formula="of:=IF(AND([.$G14]&lt;[.NP$1];[.$H14]&gt;=[.NP$1]);1;&quot;&quot;)">
            <text:p/>
          </table:table-cell>
          <table:table-cell table:style-name="ce2" table:formula="of:=IF(AND([.$G14]&lt;[.NQ$1];[.$H14]&gt;=[.NQ$1]);1;&quot;&quot;)">
            <text:p/>
          </table:table-cell>
          <table:table-cell table:style-name="ce2" table:formula="of:=IF(AND([.$G14]&lt;[.NR$1];[.$H14]&gt;=[.NR$1]);1;&quot;&quot;)">
            <text:p/>
          </table:table-cell>
          <table:table-cell table:style-name="ce2" table:formula="of:=IF(AND([.$G14]&lt;[.NS$1];[.$H14]&gt;=[.NS$1]);1;&quot;&quot;)">
            <text:p/>
          </table:table-cell>
          <table:table-cell table:style-name="ce2" table:formula="of:=IF(AND([.$G14]&lt;[.NT$1];[.$H14]&gt;=[.NT$1]);1;&quot;&quot;)">
            <text:p/>
          </table:table-cell>
          <table:table-cell table:style-name="ce2" table:formula="of:=IF(AND([.$G14]&lt;[.NU$1];[.$H14]&gt;=[.NU$1]);1;&quot;&quot;)">
            <text:p/>
          </table:table-cell>
          <table:table-cell table:style-name="ce2" table:formula="of:=IF(AND([.$G14]&lt;[.NV$1];[.$H14]&gt;=[.NV$1]);1;&quot;&quot;)">
            <text:p/>
          </table:table-cell>
          <table:table-cell table:style-name="ce2" table:formula="of:=IF(AND([.$G14]&lt;[.NW$1];[.$H14]&gt;=[.NW$1]);1;&quot;&quot;)">
            <text:p/>
          </table:table-cell>
          <table:table-cell table:style-name="ce2" table:formula="of:=IF(AND([.$G14]&lt;[.NX$1];[.$H14]&gt;=[.NX$1]);1;&quot;&quot;)">
            <text:p/>
          </table:table-cell>
          <table:table-cell table:style-name="ce2" table:formula="of:=IF(AND([.$G14]&lt;[.NY$1];[.$H14]&gt;=[.NY$1]);1;&quot;&quot;)">
            <text:p/>
          </table:table-cell>
          <table:table-cell table:style-name="ce2" table:formula="of:=IF(AND([.$G14]&lt;[.NZ$1];[.$H14]&gt;=[.NZ$1]);1;&quot;&quot;)">
            <text:p/>
          </table:table-cell>
          <table:table-cell table:style-name="ce2" table:formula="of:=IF(AND([.$G14]&lt;[.OA$1];[.$H14]&gt;=[.OA$1]);1;&quot;&quot;)">
            <text:p/>
          </table:table-cell>
          <table:table-cell table:style-name="ce2" table:formula="of:=IF(AND([.$G14]&lt;[.OB$1];[.$H14]&gt;=[.OB$1]);1;&quot;&quot;)">
            <text:p/>
          </table:table-cell>
          <table:table-cell table:style-name="ce2" table:formula="of:=IF(AND([.$G14]&lt;[.OC$1];[.$H14]&gt;=[.OC$1]);1;&quot;&quot;)">
            <text:p/>
          </table:table-cell>
          <table:table-cell table:style-name="ce2" table:formula="of:=IF(AND([.$G14]&lt;[.OD$1];[.$H14]&gt;=[.OD$1]);1;&quot;&quot;)">
            <text:p/>
          </table:table-cell>
          <table:table-cell table:style-name="ce2" table:formula="of:=IF(AND([.$G14]&lt;[.OE$1];[.$H14]&gt;=[.OE$1]);1;&quot;&quot;)">
            <text:p/>
          </table:table-cell>
          <table:table-cell table:style-name="ce2" table:formula="of:=IF(AND([.$G14]&lt;[.OF$1];[.$H14]&gt;=[.OF$1]);1;&quot;&quot;)">
            <text:p/>
          </table:table-cell>
          <table:table-cell table:style-name="ce2" table:formula="of:=IF(AND([.$G14]&lt;[.OG$1];[.$H14]&gt;=[.OG$1]);1;&quot;&quot;)">
            <text:p/>
          </table:table-cell>
          <table:table-cell table:style-name="ce2" table:formula="of:=IF(AND([.$G14]&lt;[.OH$1];[.$H14]&gt;=[.OH$1]);1;&quot;&quot;)">
            <text:p/>
          </table:table-cell>
          <table:table-cell table:style-name="ce2" table:formula="of:=IF(AND([.$G14]&lt;[.OI$1];[.$H14]&gt;=[.OI$1]);1;&quot;&quot;)">
            <text:p/>
          </table:table-cell>
          <table:table-cell table:style-name="ce2" table:formula="of:=IF(AND([.$G14]&lt;[.OJ$1];[.$H14]&gt;=[.OJ$1]);1;&quot;&quot;)">
            <text:p/>
          </table:table-cell>
          <table:table-cell table:style-name="ce2" table:formula="of:=IF(AND([.$G14]&lt;[.OK$1];[.$H14]&gt;=[.OK$1]);1;&quot;&quot;)">
            <text:p/>
          </table:table-cell>
          <table:table-cell table:style-name="ce2" table:formula="of:=IF(AND([.$G14]&lt;[.OL$1];[.$H14]&gt;=[.OL$1]);1;&quot;&quot;)">
            <text:p/>
          </table:table-cell>
          <table:table-cell table:style-name="ce2" table:formula="of:=IF(AND([.$G14]&lt;[.OM$1];[.$H14]&gt;=[.OM$1]);1;&quot;&quot;)">
            <text:p/>
          </table:table-cell>
          <table:table-cell table:style-name="ce2" table:formula="of:=IF(AND([.$G14]&lt;[.ON$1];[.$H14]&gt;=[.ON$1]);1;&quot;&quot;)">
            <text:p/>
          </table:table-cell>
          <table:table-cell table:style-name="ce2" table:formula="of:=IF(AND([.$G14]&lt;[.OO$1];[.$H14]&gt;=[.OO$1]);1;&quot;&quot;)">
            <text:p/>
          </table:table-cell>
          <table:table-cell table:style-name="ce2" table:formula="of:=IF(AND([.$G14]&lt;[.OP$1];[.$H14]&gt;=[.OP$1]);1;&quot;&quot;)">
            <text:p/>
          </table:table-cell>
          <table:table-cell table:style-name="ce2" table:formula="of:=IF(AND([.$G14]&lt;[.OQ$1];[.$H14]&gt;=[.OQ$1]);1;&quot;&quot;)">
            <text:p/>
          </table:table-cell>
          <table:table-cell table:style-name="ce2" table:formula="of:=IF(AND([.$G14]&lt;[.OR$1];[.$H14]&gt;=[.OR$1]);1;&quot;&quot;)">
            <text:p/>
          </table:table-cell>
          <table:table-cell table:style-name="ce2" table:formula="of:=IF(AND([.$G14]&lt;[.OS$1];[.$H14]&gt;=[.OS$1]);1;&quot;&quot;)">
            <text:p/>
          </table:table-cell>
          <table:table-cell table:style-name="ce2" table:formula="of:=IF(AND([.$G14]&lt;[.OT$1];[.$H14]&gt;=[.OT$1]);1;&quot;&quot;)">
            <text:p/>
          </table:table-cell>
          <table:table-cell table:style-name="ce2" table:formula="of:=IF(AND([.$G14]&lt;[.OU$1];[.$H14]&gt;=[.OU$1]);1;&quot;&quot;)">
            <text:p/>
          </table:table-cell>
          <table:table-cell table:style-name="ce2" table:formula="of:=IF(AND([.$G14]&lt;[.OV$1];[.$H14]&gt;=[.OV$1]);1;&quot;&quot;)">
            <text:p/>
          </table:table-cell>
          <table:table-cell table:style-name="ce2" table:formula="of:=IF(AND([.$G14]&lt;[.OW$1];[.$H14]&gt;=[.OW$1]);1;&quot;&quot;)">
            <text:p/>
          </table:table-cell>
          <table:table-cell table:style-name="ce2" table:formula="of:=IF(AND([.$G14]&lt;[.OX$1];[.$H14]&gt;=[.OX$1]);1;&quot;&quot;)">
            <text:p/>
          </table:table-cell>
          <table:table-cell table:style-name="ce2" table:formula="of:=IF(AND([.$G14]&lt;[.OY$1];[.$H14]&gt;=[.OY$1]);1;&quot;&quot;)">
            <text:p/>
          </table:table-cell>
          <table:table-cell table:style-name="ce2" table:formula="of:=IF(AND([.$G14]&lt;[.OZ$1];[.$H14]&gt;=[.OZ$1]);1;&quot;&quot;)">
            <text:p/>
          </table:table-cell>
          <table:table-cell table:style-name="ce2" table:formula="of:=IF(AND([.$G14]&lt;[.PA$1];[.$H14]&gt;=[.PA$1]);1;&quot;&quot;)">
            <text:p/>
          </table:table-cell>
          <table:table-cell table:style-name="ce2" table:formula="of:=IF(AND([.$G14]&lt;[.PB$1];[.$H14]&gt;=[.PB$1]);1;&quot;&quot;)">
            <text:p/>
          </table:table-cell>
          <table:table-cell table:style-name="ce2" table:formula="of:=IF(AND([.$G14]&lt;[.PC$1];[.$H14]&gt;=[.PC$1]);1;&quot;&quot;)">
            <text:p/>
          </table:table-cell>
          <table:table-cell table:style-name="ce2" table:formula="of:=IF(AND([.$G14]&lt;[.PD$1];[.$H14]&gt;=[.PD$1]);1;&quot;&quot;)">
            <text:p/>
          </table:table-cell>
          <table:table-cell table:style-name="ce2" table:formula="of:=IF(AND([.$G14]&lt;[.PE$1];[.$H14]&gt;=[.PE$1]);1;&quot;&quot;)">
            <text:p/>
          </table:table-cell>
          <table:table-cell table:style-name="ce2" table:formula="of:=IF(AND([.$G14]&lt;[.PF$1];[.$H14]&gt;=[.PF$1]);1;&quot;&quot;)">
            <text:p/>
          </table:table-cell>
          <table:table-cell table:style-name="ce2" table:formula="of:=IF(AND([.$G14]&lt;[.PG$1];[.$H14]&gt;=[.PG$1]);1;&quot;&quot;)">
            <text:p/>
          </table:table-cell>
          <table:table-cell table:style-name="ce2" table:formula="of:=IF(AND([.$G14]&lt;[.PH$1];[.$H14]&gt;=[.PH$1]);1;&quot;&quot;)">
            <text:p/>
          </table:table-cell>
          <table:table-cell table:style-name="ce2" table:formula="of:=IF(AND([.$G14]&lt;[.PI$1];[.$H14]&gt;=[.PI$1]);1;&quot;&quot;)">
            <text:p/>
          </table:table-cell>
          <table:table-cell table:style-name="ce2" table:formula="of:=IF(AND([.$G14]&lt;[.PJ$1];[.$H14]&gt;=[.PJ$1]);1;&quot;&quot;)">
            <text:p/>
          </table:table-cell>
          <table:table-cell table:style-name="ce2" table:formula="of:=IF(AND([.$G14]&lt;[.PK$1];[.$H14]&gt;=[.PK$1]);1;&quot;&quot;)">
            <text:p/>
          </table:table-cell>
          <table:table-cell table:style-name="ce2" table:formula="of:=IF(AND([.$G14]&lt;[.PL$1];[.$H14]&gt;=[.PL$1]);1;&quot;&quot;)">
            <text:p/>
          </table:table-cell>
          <table:table-cell table:style-name="ce2" table:formula="of:=IF(AND([.$G14]&lt;[.PM$1];[.$H14]&gt;=[.PM$1]);1;&quot;&quot;)">
            <text:p/>
          </table:table-cell>
          <table:table-cell table:style-name="ce2" table:formula="of:=IF(AND([.$G14]&lt;[.PN$1];[.$H14]&gt;=[.PN$1]);1;&quot;&quot;)">
            <text:p/>
          </table:table-cell>
          <table:table-cell table:style-name="ce2" table:formula="of:=IF(AND([.$G14]&lt;[.PO$1];[.$H14]&gt;=[.PO$1]);1;&quot;&quot;)">
            <text:p/>
          </table:table-cell>
          <table:table-cell table:style-name="ce2" table:formula="of:=IF(AND([.$G14]&lt;[.PP$1];[.$H14]&gt;=[.PP$1]);1;&quot;&quot;)">
            <text:p/>
          </table:table-cell>
          <table:table-cell table:style-name="ce2" table:formula="of:=IF(AND([.$G14]&lt;[.PQ$1];[.$H14]&gt;=[.PQ$1]);1;&quot;&quot;)">
            <text:p/>
          </table:table-cell>
          <table:table-cell table:style-name="ce2" table:formula="of:=IF(AND([.$G14]&lt;[.PR$1];[.$H14]&gt;=[.PR$1]);1;&quot;&quot;)">
            <text:p/>
          </table:table-cell>
          <table:table-cell table:style-name="ce2" table:formula="of:=IF(AND([.$G14]&lt;[.PS$1];[.$H14]&gt;=[.PS$1]);1;&quot;&quot;)">
            <text:p/>
          </table:table-cell>
          <table:table-cell table:style-name="ce2" table:formula="of:=IF(AND([.$G14]&lt;[.PT$1];[.$H14]&gt;=[.PT$1]);1;&quot;&quot;)">
            <text:p/>
          </table:table-cell>
          <table:table-cell table:style-name="ce2" table:formula="of:=IF(AND([.$G14]&lt;[.PU$1];[.$H14]&gt;=[.PU$1]);1;&quot;&quot;)">
            <text:p/>
          </table:table-cell>
          <table:table-cell table:style-name="ce2" table:formula="of:=IF(AND([.$G14]&lt;[.PV$1];[.$H14]&gt;=[.PV$1]);1;&quot;&quot;)">
            <text:p/>
          </table:table-cell>
          <table:table-cell table:style-name="ce2" table:formula="of:=IF(AND([.$G14]&lt;[.PW$1];[.$H14]&gt;=[.PW$1]);1;&quot;&quot;)">
            <text:p/>
          </table:table-cell>
          <table:table-cell table:style-name="ce2" table:formula="of:=IF(AND([.$G14]&lt;[.PX$1];[.$H14]&gt;=[.PX$1]);1;&quot;&quot;)">
            <text:p/>
          </table:table-cell>
          <table:table-cell table:style-name="ce2" table:formula="of:=IF(AND([.$G14]&lt;[.PY$1];[.$H14]&gt;=[.PY$1]);1;&quot;&quot;)">
            <text:p/>
          </table:table-cell>
          <table:table-cell table:style-name="ce2" table:formula="of:=IF(AND([.$G14]&lt;[.PZ$1];[.$H14]&gt;=[.PZ$1]);1;&quot;&quot;)">
            <text:p/>
          </table:table-cell>
          <table:table-cell table:style-name="ce2" table:formula="of:=IF(AND([.$G14]&lt;[.QA$1];[.$H14]&gt;=[.QA$1]);1;&quot;&quot;)">
            <text:p/>
          </table:table-cell>
          <table:table-cell table:style-name="ce2" table:formula="of:=IF(AND([.$G14]&lt;[.QB$1];[.$H14]&gt;=[.QB$1]);1;&quot;&quot;)">
            <text:p/>
          </table:table-cell>
          <table:table-cell table:style-name="ce2" table:formula="of:=IF(AND([.$G14]&lt;[.QC$1];[.$H14]&gt;=[.QC$1]);1;&quot;&quot;)">
            <text:p/>
          </table:table-cell>
          <table:table-cell table:style-name="ce2" table:formula="of:=IF(AND([.$G14]&lt;[.QD$1];[.$H14]&gt;=[.QD$1]);1;&quot;&quot;)">
            <text:p/>
          </table:table-cell>
          <table:table-cell table:style-name="ce2" table:formula="of:=IF(AND([.$G14]&lt;[.QE$1];[.$H14]&gt;=[.QE$1]);1;&quot;&quot;)">
            <text:p/>
          </table:table-cell>
          <table:table-cell table:style-name="ce2" table:formula="of:=IF(AND([.$G14]&lt;[.QF$1];[.$H14]&gt;=[.QF$1]);1;&quot;&quot;)">
            <text:p/>
          </table:table-cell>
          <table:table-cell table:style-name="ce2" table:formula="of:=IF(AND([.$G14]&lt;[.QG$1];[.$H14]&gt;=[.QG$1]);1;&quot;&quot;)">
            <text:p/>
          </table:table-cell>
          <table:table-cell table:style-name="ce2" table:formula="of:=IF(AND([.$G14]&lt;[.QH$1];[.$H14]&gt;=[.QH$1]);1;&quot;&quot;)">
            <text:p/>
          </table:table-cell>
          <table:table-cell table:style-name="ce2" table:formula="of:=IF(AND([.$G14]&lt;[.QI$1];[.$H14]&gt;=[.QI$1]);1;&quot;&quot;)">
            <text:p/>
          </table:table-cell>
          <table:table-cell table:style-name="ce2" table:formula="of:=IF(AND([.$G14]&lt;[.QJ$1];[.$H14]&gt;=[.QJ$1]);1;&quot;&quot;)">
            <text:p/>
          </table:table-cell>
          <table:table-cell table:style-name="ce2" table:formula="of:=IF(AND([.$G14]&lt;[.QK$1];[.$H14]&gt;=[.QK$1]);1;&quot;&quot;)">
            <text:p/>
          </table:table-cell>
          <table:table-cell table:style-name="ce2" table:formula="of:=IF(AND([.$G14]&lt;[.QL$1];[.$H14]&gt;=[.QL$1]);1;&quot;&quot;)">
            <text:p/>
          </table:table-cell>
          <table:table-cell table:style-name="ce2" table:formula="of:=IF(AND([.$G14]&lt;[.QM$1];[.$H14]&gt;=[.QM$1]);1;&quot;&quot;)">
            <text:p/>
          </table:table-cell>
          <table:table-cell table:style-name="ce2" table:formula="of:=IF(AND([.$G14]&lt;[.QN$1];[.$H14]&gt;=[.QN$1]);1;&quot;&quot;)">
            <text:p/>
          </table:table-cell>
          <table:table-cell table:style-name="ce2" table:formula="of:=IF(AND([.$G14]&lt;[.QO$1];[.$H14]&gt;=[.QO$1]);1;&quot;&quot;)">
            <text:p/>
          </table:table-cell>
          <table:table-cell table:style-name="ce2" table:formula="of:=IF(AND([.$G14]&lt;[.QP$1];[.$H14]&gt;=[.QP$1]);1;&quot;&quot;)">
            <text:p/>
          </table:table-cell>
          <table:table-cell table:style-name="ce2" table:formula="of:=IF(AND([.$G14]&lt;[.QQ$1];[.$H14]&gt;=[.QQ$1]);1;&quot;&quot;)">
            <text:p/>
          </table:table-cell>
          <table:table-cell table:style-name="ce2" table:formula="of:=IF(AND([.$G14]&lt;[.QR$1];[.$H14]&gt;=[.QR$1]);1;&quot;&quot;)">
            <text:p/>
          </table:table-cell>
          <table:table-cell table:style-name="ce2" table:formula="of:=IF(AND([.$G14]&lt;[.QS$1];[.$H14]&gt;=[.QS$1]);1;&quot;&quot;)">
            <text:p/>
          </table:table-cell>
          <table:table-cell table:style-name="ce2" table:formula="of:=IF(AND([.$G14]&lt;[.QT$1];[.$H14]&gt;=[.QT$1]);1;&quot;&quot;)">
            <text:p/>
          </table:table-cell>
          <table:table-cell table:style-name="ce2" table:formula="of:=IF(AND([.$G14]&lt;[.QU$1];[.$H14]&gt;=[.QU$1]);1;&quot;&quot;)">
            <text:p/>
          </table:table-cell>
          <table:table-cell table:style-name="ce2" table:formula="of:=IF(AND([.$G14]&lt;[.QV$1];[.$H14]&gt;=[.QV$1]);1;&quot;&quot;)">
            <text:p/>
          </table:table-cell>
          <table:table-cell table:style-name="ce2" table:formula="of:=IF(AND([.$G14]&lt;[.QW$1];[.$H14]&gt;=[.QW$1]);1;&quot;&quot;)">
            <text:p/>
          </table:table-cell>
          <table:table-cell table:style-name="ce2" table:formula="of:=IF(AND([.$G14]&lt;[.QX$1];[.$H14]&gt;=[.QX$1]);1;&quot;&quot;)">
            <text:p/>
          </table:table-cell>
          <table:table-cell table:style-name="ce2" table:formula="of:=IF(AND([.$G14]&lt;[.QY$1];[.$H14]&gt;=[.QY$1]);1;&quot;&quot;)">
            <text:p/>
          </table:table-cell>
          <table:table-cell table:style-name="ce2" table:formula="of:=IF(AND([.$G14]&lt;[.QZ$1];[.$H14]&gt;=[.QZ$1]);1;&quot;&quot;)">
            <text:p/>
          </table:table-cell>
          <table:table-cell table:style-name="ce2" table:formula="of:=IF(AND([.$G14]&lt;[.RA$1];[.$H14]&gt;=[.RA$1]);1;&quot;&quot;)">
            <text:p/>
          </table:table-cell>
          <table:table-cell table:style-name="ce2" table:formula="of:=IF(AND([.$G14]&lt;[.RB$1];[.$H14]&gt;=[.RB$1]);1;&quot;&quot;)">
            <text:p/>
          </table:table-cell>
          <table:table-cell table:style-name="ce2" table:formula="of:=IF(AND([.$G14]&lt;[.RC$1];[.$H14]&gt;=[.RC$1]);1;&quot;&quot;)">
            <text:p/>
          </table:table-cell>
          <table:table-cell table:style-name="ce2" table:formula="of:=IF(AND([.$G14]&lt;[.RD$1];[.$H14]&gt;=[.RD$1]);1;&quot;&quot;)">
            <text:p/>
          </table:table-cell>
          <table:table-cell table:style-name="ce2" table:formula="of:=IF(AND([.$G14]&lt;[.RE$1];[.$H14]&gt;=[.RE$1]);1;&quot;&quot;)">
            <text:p/>
          </table:table-cell>
          <table:table-cell table:style-name="ce2" table:formula="of:=IF(AND([.$G14]&lt;[.RF$1];[.$H14]&gt;=[.RF$1]);1;&quot;&quot;)">
            <text:p/>
          </table:table-cell>
          <table:table-cell table:style-name="ce2" table:formula="of:=IF(AND([.$G14]&lt;[.RG$1];[.$H14]&gt;=[.RG$1]);1;&quot;&quot;)">
            <text:p/>
          </table:table-cell>
          <table:table-cell table:style-name="ce2" table:formula="of:=IF(AND([.$G14]&lt;[.RH$1];[.$H14]&gt;=[.RH$1]);1;&quot;&quot;)">
            <text:p/>
          </table:table-cell>
          <table:table-cell table:style-name="ce2" table:formula="of:=IF(AND([.$G14]&lt;[.RI$1];[.$H14]&gt;=[.RI$1]);1;&quot;&quot;)">
            <text:p/>
          </table:table-cell>
          <table:table-cell table:style-name="ce2" table:formula="of:=IF(AND([.$G14]&lt;[.RJ$1];[.$H14]&gt;=[.RJ$1]);1;&quot;&quot;)">
            <text:p/>
          </table:table-cell>
          <table:table-cell table:style-name="ce2" table:formula="of:=IF(AND([.$G14]&lt;[.RK$1];[.$H14]&gt;=[.RK$1]);1;&quot;&quot;)">
            <text:p/>
          </table:table-cell>
          <table:table-cell table:style-name="ce2" table:formula="of:=IF(AND([.$G14]&lt;[.RL$1];[.$H14]&gt;=[.RL$1]);1;&quot;&quot;)">
            <text:p/>
          </table:table-cell>
          <table:table-cell table:style-name="ce2" table:formula="of:=IF(AND([.$G14]&lt;[.RM$1];[.$H14]&gt;=[.RM$1]);1;&quot;&quot;)">
            <text:p/>
          </table:table-cell>
          <table:table-cell table:style-name="ce2" table:formula="of:=IF(AND([.$G14]&lt;[.RN$1];[.$H14]&gt;=[.RN$1]);1;&quot;&quot;)">
            <text:p/>
          </table:table-cell>
          <table:table-cell table:style-name="ce2" table:formula="of:=IF(AND([.$G14]&lt;[.RO$1];[.$H14]&gt;=[.RO$1]);1;&quot;&quot;)">
            <text:p/>
          </table:table-cell>
          <table:table-cell table:style-name="ce2" table:formula="of:=IF(AND([.$G14]&lt;[.RP$1];[.$H14]&gt;=[.RP$1]);1;&quot;&quot;)">
            <text:p/>
          </table:table-cell>
          <table:table-cell table:style-name="ce2" table:formula="of:=IF(AND([.$G14]&lt;[.RQ$1];[.$H14]&gt;=[.RQ$1]);1;&quot;&quot;)">
            <text:p/>
          </table:table-cell>
          <table:table-cell table:style-name="ce2" table:formula="of:=IF(AND([.$G14]&lt;[.RR$1];[.$H14]&gt;=[.RR$1]);1;&quot;&quot;)">
            <text:p/>
          </table:table-cell>
          <table:table-cell table:style-name="ce2" table:formula="of:=IF(AND([.$G14]&lt;[.RS$1];[.$H14]&gt;=[.RS$1]);1;&quot;&quot;)">
            <text:p/>
          </table:table-cell>
          <table:table-cell table:style-name="ce2" table:formula="of:=IF(AND([.$G14]&lt;[.RT$1];[.$H14]&gt;=[.RT$1]);1;&quot;&quot;)">
            <text:p/>
          </table:table-cell>
          <table:table-cell table:style-name="ce2" table:formula="of:=IF(AND([.$G14]&lt;[.RU$1];[.$H14]&gt;=[.RU$1]);1;&quot;&quot;)">
            <text:p/>
          </table:table-cell>
          <table:table-cell table:style-name="ce2" table:formula="of:=IF(AND([.$G14]&lt;[.RV$1];[.$H14]&gt;=[.RV$1]);1;&quot;&quot;)">
            <text:p/>
          </table:table-cell>
          <table:table-cell table:style-name="ce2" table:formula="of:=IF(AND([.$G14]&lt;[.RW$1];[.$H14]&gt;=[.RW$1]);1;&quot;&quot;)">
            <text:p/>
          </table:table-cell>
          <table:table-cell table:style-name="ce2" table:formula="of:=IF(AND([.$G14]&lt;[.RX$1];[.$H14]&gt;=[.RX$1]);1;&quot;&quot;)">
            <text:p/>
          </table:table-cell>
          <table:table-cell table:style-name="ce2" table:formula="of:=IF(AND([.$G14]&lt;[.RY$1];[.$H14]&gt;=[.RY$1]);1;&quot;&quot;)">
            <text:p/>
          </table:table-cell>
          <table:table-cell table:style-name="ce2" table:formula="of:=IF(AND([.$G14]&lt;[.RZ$1];[.$H14]&gt;=[.RZ$1]);1;&quot;&quot;)">
            <text:p/>
          </table:table-cell>
          <table:table-cell table:style-name="ce2" table:formula="of:=IF(AND([.$G14]&lt;[.SA$1];[.$H14]&gt;=[.SA$1]);1;&quot;&quot;)">
            <text:p/>
          </table:table-cell>
          <table:table-cell table:style-name="ce2" table:formula="of:=IF(AND([.$G14]&lt;[.SB$1];[.$H14]&gt;=[.SB$1]);1;&quot;&quot;)">
            <text:p/>
          </table:table-cell>
          <table:table-cell table:style-name="ce2" table:formula="of:=IF(AND([.$G14]&lt;[.SC$1];[.$H14]&gt;=[.SC$1]);1;&quot;&quot;)">
            <text:p/>
          </table:table-cell>
          <table:table-cell table:style-name="ce2" table:formula="of:=IF(AND([.$G14]&lt;[.SD$1];[.$H14]&gt;=[.SD$1]);1;&quot;&quot;)">
            <text:p/>
          </table:table-cell>
          <table:table-cell table:style-name="ce2" table:formula="of:=IF(AND([.$G14]&lt;[.SE$1];[.$H14]&gt;=[.SE$1]);1;&quot;&quot;)">
            <text:p/>
          </table:table-cell>
          <table:table-cell table:style-name="ce2" table:formula="of:=IF(AND([.$G14]&lt;[.SF$1];[.$H14]&gt;=[.SF$1]);1;&quot;&quot;)">
            <text:p/>
          </table:table-cell>
          <table:table-cell table:style-name="ce2" table:formula="of:=IF(AND([.$G14]&lt;[.SG$1];[.$H14]&gt;=[.SG$1]);1;&quot;&quot;)">
            <text:p/>
          </table:table-cell>
          <table:table-cell table:style-name="ce2" table:formula="of:=IF(AND([.$G14]&lt;[.SH$1];[.$H14]&gt;=[.SH$1]);1;&quot;&quot;)">
            <text:p/>
          </table:table-cell>
          <table:table-cell table:style-name="ce2" table:formula="of:=IF(AND([.$G14]&lt;[.SI$1];[.$H14]&gt;=[.SI$1]);1;&quot;&quot;)">
            <text:p/>
          </table:table-cell>
          <table:table-cell table:style-name="ce2" table:formula="of:=IF(AND([.$G14]&lt;[.SJ$1];[.$H14]&gt;=[.SJ$1]);1;&quot;&quot;)">
            <text:p/>
          </table:table-cell>
          <table:table-cell table:style-name="ce2" table:formula="of:=IF(AND([.$G14]&lt;[.SK$1];[.$H14]&gt;=[.SK$1]);1;&quot;&quot;)">
            <text:p/>
          </table:table-cell>
          <table:table-cell table:style-name="ce2" table:formula="of:=IF(AND([.$G14]&lt;[.SL$1];[.$H14]&gt;=[.SL$1]);1;&quot;&quot;)">
            <text:p/>
          </table:table-cell>
          <table:table-cell table:style-name="ce2" table:formula="of:=IF(AND([.$G14]&lt;[.SM$1];[.$H14]&gt;=[.SM$1]);1;&quot;&quot;)">
            <text:p/>
          </table:table-cell>
          <table:table-cell table:style-name="ce2" table:formula="of:=IF(AND([.$G14]&lt;[.SN$1];[.$H14]&gt;=[.SN$1]);1;&quot;&quot;)">
            <text:p/>
          </table:table-cell>
          <table:table-cell table:style-name="ce2" table:formula="of:=IF(AND([.$G14]&lt;[.SO$1];[.$H14]&gt;=[.SO$1]);1;&quot;&quot;)">
            <text:p/>
          </table:table-cell>
          <table:table-cell table:style-name="ce2" table:formula="of:=IF(AND([.$G14]&lt;[.SP$1];[.$H14]&gt;=[.SP$1]);1;&quot;&quot;)">
            <text:p/>
          </table:table-cell>
          <table:table-cell table:style-name="ce2" table:formula="of:=IF(AND([.$G14]&lt;[.SQ$1];[.$H14]&gt;=[.SQ$1]);1;&quot;&quot;)">
            <text:p/>
          </table:table-cell>
          <table:table-cell table:style-name="ce2" table:formula="of:=IF(AND([.$G14]&lt;[.SR$1];[.$H14]&gt;=[.SR$1]);1;&quot;&quot;)">
            <text:p/>
          </table:table-cell>
          <table:table-cell table:style-name="ce2" table:formula="of:=IF(AND([.$G14]&lt;[.SS$1];[.$H14]&gt;=[.SS$1]);1;&quot;&quot;)">
            <text:p/>
          </table:table-cell>
          <table:table-cell table:style-name="ce2" table:formula="of:=IF(AND([.$G14]&lt;[.ST$1];[.$H14]&gt;=[.ST$1]);1;&quot;&quot;)">
            <text:p/>
          </table:table-cell>
          <table:table-cell table:style-name="ce2" table:formula="of:=IF(AND([.$G14]&lt;[.SU$1];[.$H14]&gt;=[.SU$1]);1;&quot;&quot;)">
            <text:p/>
          </table:table-cell>
          <table:table-cell table:style-name="ce2" table:formula="of:=IF(AND([.$G14]&lt;[.SV$1];[.$H14]&gt;=[.SV$1]);1;&quot;&quot;)">
            <text:p/>
          </table:table-cell>
          <table:table-cell table:style-name="ce2" table:formula="of:=IF(AND([.$G14]&lt;[.SW$1];[.$H14]&gt;=[.SW$1]);1;&quot;&quot;)">
            <text:p/>
          </table:table-cell>
          <table:table-cell table:style-name="ce2" table:formula="of:=IF(AND([.$G14]&lt;[.SX$1];[.$H14]&gt;=[.SX$1]);1;&quot;&quot;)">
            <text:p/>
          </table:table-cell>
          <table:table-cell table:style-name="ce2" table:formula="of:=IF(AND([.$G14]&lt;[.SY$1];[.$H14]&gt;=[.SY$1]);1;&quot;&quot;)">
            <text:p/>
          </table:table-cell>
          <table:table-cell table:style-name="ce2" table:formula="of:=IF(AND([.$G14]&lt;[.SZ$1];[.$H14]&gt;=[.SZ$1]);1;&quot;&quot;)">
            <text:p/>
          </table:table-cell>
          <table:table-cell table:style-name="ce2" table:formula="of:=IF(AND([.$G14]&lt;[.TA$1];[.$H14]&gt;=[.TA$1]);1;&quot;&quot;)">
            <text:p/>
          </table:table-cell>
          <table:table-cell table:style-name="ce2" table:formula="of:=IF(AND([.$G14]&lt;[.TB$1];[.$H14]&gt;=[.TB$1]);1;&quot;&quot;)">
            <text:p/>
          </table:table-cell>
          <table:table-cell table:style-name="ce2" table:formula="of:=IF(AND([.$G14]&lt;[.TC$1];[.$H14]&gt;=[.TC$1]);1;&quot;&quot;)">
            <text:p/>
          </table:table-cell>
          <table:table-cell table:style-name="ce2" table:formula="of:=IF(AND([.$G14]&lt;[.TD$1];[.$H14]&gt;=[.TD$1]);1;&quot;&quot;)">
            <text:p/>
          </table:table-cell>
          <table:table-cell table:style-name="ce2" table:formula="of:=IF(AND([.$G14]&lt;[.TE$1];[.$H14]&gt;=[.TE$1]);1;&quot;&quot;)">
            <text:p/>
          </table:table-cell>
          <table:table-cell table:style-name="ce2" table:formula="of:=IF(AND([.$G14]&lt;[.TF$1];[.$H14]&gt;=[.TF$1]);1;&quot;&quot;)">
            <text:p/>
          </table:table-cell>
          <table:table-cell table:style-name="ce2" table:formula="of:=IF(AND([.$G14]&lt;[.TG$1];[.$H14]&gt;=[.TG$1]);1;&quot;&quot;)">
            <text:p/>
          </table:table-cell>
          <table:table-cell table:style-name="ce2" table:formula="of:=IF(AND([.$G14]&lt;[.TH$1];[.$H14]&gt;=[.TH$1]);1;&quot;&quot;)">
            <text:p/>
          </table:table-cell>
          <table:table-cell table:style-name="ce2" table:formula="of:=IF(AND([.$G14]&lt;[.TI$1];[.$H14]&gt;=[.TI$1]);1;&quot;&quot;)">
            <text:p/>
          </table:table-cell>
          <table:table-cell table:style-name="ce2" table:formula="of:=IF(AND([.$G14]&lt;[.TJ$1];[.$H14]&gt;=[.TJ$1]);1;&quot;&quot;)">
            <text:p/>
          </table:table-cell>
          <table:table-cell table:style-name="ce2" table:formula="of:=IF(AND([.$G14]&lt;[.TK$1];[.$H14]&gt;=[.TK$1]);1;&quot;&quot;)">
            <text:p/>
          </table:table-cell>
          <table:table-cell table:style-name="ce2" table:formula="of:=IF(AND([.$G14]&lt;[.TL$1];[.$H14]&gt;=[.TL$1]);1;&quot;&quot;)">
            <text:p/>
          </table:table-cell>
          <table:table-cell table:style-name="ce2" table:formula="of:=IF(AND([.$G14]&lt;[.TM$1];[.$H14]&gt;=[.TM$1]);1;&quot;&quot;)">
            <text:p/>
          </table:table-cell>
          <table:table-cell table:style-name="ce2" table:formula="of:=IF(AND([.$G14]&lt;[.TN$1];[.$H14]&gt;=[.TN$1]);1;&quot;&quot;)">
            <text:p/>
          </table:table-cell>
          <table:table-cell table:style-name="ce2" table:formula="of:=IF(AND([.$G14]&lt;[.TO$1];[.$H14]&gt;=[.TO$1]);1;&quot;&quot;)">
            <text:p/>
          </table:table-cell>
          <table:table-cell table:style-name="ce2" table:formula="of:=IF(AND([.$G14]&lt;[.TP$1];[.$H14]&gt;=[.TP$1]);1;&quot;&quot;)">
            <text:p/>
          </table:table-cell>
          <table:table-cell table:style-name="ce2" table:formula="of:=IF(AND([.$G14]&lt;[.TQ$1];[.$H14]&gt;=[.TQ$1]);1;&quot;&quot;)">
            <text:p/>
          </table:table-cell>
          <table:table-cell table:style-name="ce2" table:formula="of:=IF(AND([.$G14]&lt;[.TR$1];[.$H14]&gt;=[.TR$1]);1;&quot;&quot;)">
            <text:p/>
          </table:table-cell>
          <table:table-cell table:style-name="ce2" table:formula="of:=IF(AND([.$G14]&lt;[.TS$1];[.$H14]&gt;=[.TS$1]);1;&quot;&quot;)">
            <text:p/>
          </table:table-cell>
          <table:table-cell table:style-name="ce2" table:formula="of:=IF(AND([.$G14]&lt;[.TT$1];[.$H14]&gt;=[.TT$1]);1;&quot;&quot;)">
            <text:p/>
          </table:table-cell>
          <table:table-cell table:style-name="ce2" table:formula="of:=IF(AND([.$G14]&lt;[.TU$1];[.$H14]&gt;=[.TU$1]);1;&quot;&quot;)">
            <text:p/>
          </table:table-cell>
          <table:table-cell table:style-name="ce2" table:formula="of:=IF(AND([.$G14]&lt;[.TV$1];[.$H14]&gt;=[.TV$1]);1;&quot;&quot;)">
            <text:p/>
          </table:table-cell>
          <table:table-cell table:style-name="ce2" table:formula="of:=IF(AND([.$G14]&lt;[.TW$1];[.$H14]&gt;=[.TW$1]);1;&quot;&quot;)">
            <text:p/>
          </table:table-cell>
          <table:table-cell table:style-name="ce2" table:formula="of:=IF(AND([.$G14]&lt;[.TX$1];[.$H14]&gt;=[.TX$1]);1;&quot;&quot;)">
            <text:p/>
          </table:table-cell>
          <table:table-cell table:style-name="ce2" table:formula="of:=IF(AND([.$G14]&lt;[.TY$1];[.$H14]&gt;=[.TY$1]);1;&quot;&quot;)">
            <text:p/>
          </table:table-cell>
          <table:table-cell table:style-name="ce2" table:formula="of:=IF(AND([.$G14]&lt;[.TZ$1];[.$H14]&gt;=[.TZ$1]);1;&quot;&quot;)">
            <text:p/>
          </table:table-cell>
          <table:table-cell table:style-name="ce2" table:formula="of:=IF(AND([.$G14]&lt;[.UA$1];[.$H14]&gt;=[.UA$1]);1;&quot;&quot;)">
            <text:p/>
          </table:table-cell>
          <table:table-cell table:style-name="ce2" table:formula="of:=IF(AND([.$G14]&lt;[.UB$1];[.$H14]&gt;=[.UB$1]);1;&quot;&quot;)">
            <text:p/>
          </table:table-cell>
          <table:table-cell table:style-name="ce2" table:formula="of:=IF(AND([.$G14]&lt;[.UC$1];[.$H14]&gt;=[.UC$1]);1;&quot;&quot;)">
            <text:p/>
          </table:table-cell>
          <table:table-cell table:style-name="ce2" table:formula="of:=IF(AND([.$G14]&lt;[.UD$1];[.$H14]&gt;=[.UD$1]);1;&quot;&quot;)">
            <text:p/>
          </table:table-cell>
          <table:table-cell table:style-name="ce2" table:formula="of:=IF(AND([.$G14]&lt;[.UE$1];[.$H14]&gt;=[.UE$1]);1;&quot;&quot;)">
            <text:p/>
          </table:table-cell>
          <table:table-cell table:style-name="ce2" table:formula="of:=IF(AND([.$G14]&lt;[.UF$1];[.$H14]&gt;=[.UF$1]);1;&quot;&quot;)">
            <text:p/>
          </table:table-cell>
          <table:table-cell table:style-name="ce2" table:formula="of:=IF(AND([.$G14]&lt;[.UG$1];[.$H14]&gt;=[.UG$1]);1;&quot;&quot;)">
            <text:p/>
          </table:table-cell>
          <table:table-cell table:style-name="ce2" table:formula="of:=IF(AND([.$G14]&lt;[.UH$1];[.$H14]&gt;=[.UH$1]);1;&quot;&quot;)">
            <text:p/>
          </table:table-cell>
          <table:table-cell table:style-name="ce2" table:formula="of:=IF(AND([.$G14]&lt;[.UI$1];[.$H14]&gt;=[.UI$1]);1;&quot;&quot;)">
            <text:p/>
          </table:table-cell>
          <table:table-cell table:style-name="ce2" table:formula="of:=IF(AND([.$G14]&lt;[.UJ$1];[.$H14]&gt;=[.UJ$1]);1;&quot;&quot;)">
            <text:p/>
          </table:table-cell>
          <table:table-cell table:style-name="ce2" table:formula="of:=IF(AND([.$G14]&lt;[.UK$1];[.$H14]&gt;=[.UK$1]);1;&quot;&quot;)">
            <text:p/>
          </table:table-cell>
          <table:table-cell table:style-name="ce2" table:formula="of:=IF(AND([.$G14]&lt;[.UL$1];[.$H14]&gt;=[.UL$1]);1;&quot;&quot;)">
            <text:p/>
          </table:table-cell>
          <table:table-cell table:style-name="ce2" table:formula="of:=IF(AND([.$G14]&lt;[.UM$1];[.$H14]&gt;=[.UM$1]);1;&quot;&quot;)">
            <text:p/>
          </table:table-cell>
          <table:table-cell table:style-name="ce2" table:formula="of:=IF(AND([.$G14]&lt;[.UN$1];[.$H14]&gt;=[.UN$1]);1;&quot;&quot;)">
            <text:p/>
          </table:table-cell>
          <table:table-cell table:style-name="ce2" table:formula="of:=IF(AND([.$G14]&lt;[.UO$1];[.$H14]&gt;=[.UO$1]);1;&quot;&quot;)">
            <text:p/>
          </table:table-cell>
          <table:table-cell table:style-name="ce2" table:formula="of:=IF(AND([.$G14]&lt;[.UP$1];[.$H14]&gt;=[.UP$1]);1;&quot;&quot;)">
            <text:p/>
          </table:table-cell>
          <table:table-cell table:style-name="ce2" table:formula="of:=IF(AND([.$G14]&lt;[.UQ$1];[.$H14]&gt;=[.UQ$1]);1;&quot;&quot;)">
            <text:p/>
          </table:table-cell>
          <table:table-cell table:style-name="ce2" table:formula="of:=IF(AND([.$G14]&lt;[.UR$1];[.$H14]&gt;=[.UR$1]);1;&quot;&quot;)">
            <text:p/>
          </table:table-cell>
          <table:table-cell table:style-name="ce2" table:formula="of:=IF(AND([.$G14]&lt;[.US$1];[.$H14]&gt;=[.US$1]);1;&quot;&quot;)">
            <text:p/>
          </table:table-cell>
          <table:table-cell table:style-name="ce2" table:formula="of:=IF(AND([.$G14]&lt;[.UT$1];[.$H14]&gt;=[.UT$1]);1;&quot;&quot;)">
            <text:p/>
          </table:table-cell>
          <table:table-cell table:style-name="ce2" table:formula="of:=IF(AND([.$G14]&lt;[.UU$1];[.$H14]&gt;=[.UU$1]);1;&quot;&quot;)">
            <text:p/>
          </table:table-cell>
          <table:table-cell table:style-name="ce2" table:formula="of:=IF(AND([.$G14]&lt;[.UV$1];[.$H14]&gt;=[.UV$1]);1;&quot;&quot;)">
            <text:p/>
          </table:table-cell>
          <table:table-cell table:style-name="ce2" table:formula="of:=IF(AND([.$G14]&lt;[.UW$1];[.$H14]&gt;=[.UW$1]);1;&quot;&quot;)">
            <text:p/>
          </table:table-cell>
          <table:table-cell table:style-name="ce2" table:formula="of:=IF(AND([.$G14]&lt;[.UX$1];[.$H14]&gt;=[.UX$1]);1;&quot;&quot;)">
            <text:p/>
          </table:table-cell>
          <table:table-cell table:style-name="ce2" table:formula="of:=IF(AND([.$G14]&lt;[.UY$1];[.$H14]&gt;=[.UY$1]);1;&quot;&quot;)">
            <text:p/>
          </table:table-cell>
          <table:table-cell table:style-name="ce2" table:formula="of:=IF(AND([.$G14]&lt;[.UZ$1];[.$H14]&gt;=[.UZ$1]);1;&quot;&quot;)">
            <text:p/>
          </table:table-cell>
          <table:table-cell table:style-name="ce2" table:formula="of:=IF(AND([.$G14]&lt;[.VA$1];[.$H14]&gt;=[.VA$1]);1;&quot;&quot;)">
            <text:p/>
          </table:table-cell>
          <table:table-cell table:style-name="ce2" table:formula="of:=IF(AND([.$G14]&lt;[.VB$1];[.$H14]&gt;=[.VB$1]);1;&quot;&quot;)">
            <text:p/>
          </table:table-cell>
          <table:table-cell table:style-name="ce2" table:formula="of:=IF(AND([.$G14]&lt;[.VC$1];[.$H14]&gt;=[.VC$1]);1;&quot;&quot;)">
            <text:p/>
          </table:table-cell>
          <table:table-cell table:style-name="ce2" table:formula="of:=IF(AND([.$G14]&lt;[.VD$1];[.$H14]&gt;=[.VD$1]);1;&quot;&quot;)">
            <text:p/>
          </table:table-cell>
          <table:table-cell table:style-name="ce2" table:formula="of:=IF(AND([.$G14]&lt;[.VE$1];[.$H14]&gt;=[.VE$1]);1;&quot;&quot;)">
            <text:p/>
          </table:table-cell>
          <table:table-cell table:style-name="ce2" table:formula="of:=IF(AND([.$G14]&lt;[.VF$1];[.$H14]&gt;=[.VF$1]);1;&quot;&quot;)">
            <text:p/>
          </table:table-cell>
          <table:table-cell table:style-name="ce2" table:formula="of:=IF(AND([.$G14]&lt;[.VG$1];[.$H14]&gt;=[.VG$1]);1;&quot;&quot;)">
            <text:p/>
          </table:table-cell>
          <table:table-cell table:style-name="ce2" table:formula="of:=IF(AND([.$G14]&lt;[.VH$1];[.$H14]&gt;=[.VH$1]);1;&quot;&quot;)">
            <text:p/>
          </table:table-cell>
          <table:table-cell table:style-name="ce2" table:formula="of:=IF(AND([.$G14]&lt;[.VI$1];[.$H14]&gt;=[.VI$1]);1;&quot;&quot;)">
            <text:p/>
          </table:table-cell>
          <table:table-cell table:style-name="ce2" table:formula="of:=IF(AND([.$G14]&lt;[.VJ$1];[.$H14]&gt;=[.VJ$1]);1;&quot;&quot;)">
            <text:p/>
          </table:table-cell>
          <table:table-cell table:style-name="ce2" table:formula="of:=IF(AND([.$G14]&lt;[.VK$1];[.$H14]&gt;=[.VK$1]);1;&quot;&quot;)">
            <text:p/>
          </table:table-cell>
          <table:table-cell table:style-name="ce2" table:formula="of:=IF(AND([.$G14]&lt;[.VL$1];[.$H14]&gt;=[.VL$1]);1;&quot;&quot;)">
            <text:p/>
          </table:table-cell>
          <table:table-cell table:style-name="ce2" table:formula="of:=IF(AND([.$G14]&lt;[.VM$1];[.$H14]&gt;=[.VM$1]);1;&quot;&quot;)">
            <text:p/>
          </table:table-cell>
          <table:table-cell table:style-name="ce2" table:formula="of:=IF(AND([.$G14]&lt;[.VN$1];[.$H14]&gt;=[.VN$1]);1;&quot;&quot;)">
            <text:p/>
          </table:table-cell>
          <table:table-cell table:style-name="ce2" table:formula="of:=IF(AND([.$G14]&lt;[.VO$1];[.$H14]&gt;=[.VO$1]);1;&quot;&quot;)">
            <text:p/>
          </table:table-cell>
          <table:table-cell table:style-name="ce2" table:formula="of:=IF(AND([.$G14]&lt;[.VP$1];[.$H14]&gt;=[.VP$1]);1;&quot;&quot;)">
            <text:p/>
          </table:table-cell>
          <table:table-cell table:style-name="ce2" table:formula="of:=IF(AND([.$G14]&lt;[.VQ$1];[.$H14]&gt;=[.VQ$1]);1;&quot;&quot;)">
            <text:p/>
          </table:table-cell>
          <table:table-cell table:style-name="ce2" table:formula="of:=IF(AND([.$G14]&lt;[.VR$1];[.$H14]&gt;=[.VR$1]);1;&quot;&quot;)">
            <text:p/>
          </table:table-cell>
          <table:table-cell table:style-name="ce2" table:formula="of:=IF(AND([.$G14]&lt;[.VS$1];[.$H14]&gt;=[.VS$1]);1;&quot;&quot;)">
            <text:p/>
          </table:table-cell>
          <table:table-cell table:style-name="ce2" table:formula="of:=IF(AND([.$G14]&lt;[.VT$1];[.$H14]&gt;=[.VT$1]);1;&quot;&quot;)">
            <text:p/>
          </table:table-cell>
          <table:table-cell table:style-name="ce2" table:formula="of:=IF(AND([.$G14]&lt;[.VU$1];[.$H14]&gt;=[.VU$1]);1;&quot;&quot;)">
            <text:p/>
          </table:table-cell>
          <table:table-cell table:style-name="ce2" table:formula="of:=IF(AND([.$G14]&lt;[.VV$1];[.$H14]&gt;=[.VV$1]);1;&quot;&quot;)">
            <text:p/>
          </table:table-cell>
          <table:table-cell table:style-name="ce2" table:formula="of:=IF(AND([.$G14]&lt;[.VW$1];[.$H14]&gt;=[.VW$1]);1;&quot;&quot;)">
            <text:p/>
          </table:table-cell>
          <table:table-cell table:style-name="ce2" table:formula="of:=IF(AND([.$G14]&lt;[.VX$1];[.$H14]&gt;=[.VX$1]);1;&quot;&quot;)">
            <text:p/>
          </table:table-cell>
          <table:table-cell table:style-name="ce2" table:formula="of:=IF(AND([.$G14]&lt;[.VY$1];[.$H14]&gt;=[.VY$1]);1;&quot;&quot;)">
            <text:p/>
          </table:table-cell>
          <table:table-cell table:style-name="ce2" table:formula="of:=IF(AND([.$G14]&lt;[.VZ$1];[.$H14]&gt;=[.VZ$1]);1;&quot;&quot;)">
            <text:p/>
          </table:table-cell>
          <table:table-cell table:style-name="ce2" table:formula="of:=IF(AND([.$G14]&lt;[.WA$1];[.$H14]&gt;=[.WA$1]);1;&quot;&quot;)">
            <text:p/>
          </table:table-cell>
          <table:table-cell table:style-name="ce2" table:formula="of:=IF(AND([.$G14]&lt;[.WB$1];[.$H14]&gt;=[.WB$1]);1;&quot;&quot;)">
            <text:p/>
          </table:table-cell>
          <table:table-cell table:style-name="ce2" table:formula="of:=IF(AND([.$G14]&lt;[.WC$1];[.$H14]&gt;=[.WC$1]);1;&quot;&quot;)">
            <text:p/>
          </table:table-cell>
          <table:table-cell table:style-name="ce2" table:formula="of:=IF(AND([.$G14]&lt;[.WD$1];[.$H14]&gt;=[.WD$1]);1;&quot;&quot;)">
            <text:p/>
          </table:table-cell>
          <table:table-cell table:style-name="ce2" table:formula="of:=IF(AND([.$G14]&lt;[.WE$1];[.$H14]&gt;=[.WE$1]);1;&quot;&quot;)">
            <text:p/>
          </table:table-cell>
          <table:table-cell table:style-name="ce2" table:formula="of:=IF(AND([.$G14]&lt;[.WF$1];[.$H14]&gt;=[.WF$1]);1;&quot;&quot;)">
            <text:p/>
          </table:table-cell>
          <table:table-cell table:style-name="ce2" table:formula="of:=IF(AND([.$G14]&lt;[.WG$1];[.$H14]&gt;=[.WG$1]);1;&quot;&quot;)">
            <text:p/>
          </table:table-cell>
          <table:table-cell table:style-name="ce2" table:formula="of:=IF(AND([.$G14]&lt;[.WH$1];[.$H14]&gt;=[.WH$1]);1;&quot;&quot;)">
            <text:p/>
          </table:table-cell>
          <table:table-cell table:style-name="ce2" table:formula="of:=IF(AND([.$G14]&lt;[.WI$1];[.$H14]&gt;=[.WI$1]);1;&quot;&quot;)">
            <text:p/>
          </table:table-cell>
          <table:table-cell table:style-name="ce2" table:formula="of:=IF(AND([.$G14]&lt;[.WJ$1];[.$H14]&gt;=[.WJ$1]);1;&quot;&quot;)">
            <text:p/>
          </table:table-cell>
          <table:table-cell table:style-name="ce2" table:formula="of:=IF(AND([.$G14]&lt;[.WK$1];[.$H14]&gt;=[.WK$1]);1;&quot;&quot;)">
            <text:p/>
          </table:table-cell>
          <table:table-cell table:style-name="ce2" table:formula="of:=IF(AND([.$G14]&lt;[.WL$1];[.$H14]&gt;=[.WL$1]);1;&quot;&quot;)">
            <text:p/>
          </table:table-cell>
          <table:table-cell table:style-name="ce2" table:formula="of:=IF(AND([.$G14]&lt;[.WM$1];[.$H14]&gt;=[.WM$1]);1;&quot;&quot;)">
            <text:p/>
          </table:table-cell>
          <table:table-cell table:style-name="ce2" table:formula="of:=IF(AND([.$G14]&lt;[.WN$1];[.$H14]&gt;=[.WN$1]);1;&quot;&quot;)">
            <text:p/>
          </table:table-cell>
          <table:table-cell table:style-name="ce2" table:formula="of:=IF(AND([.$G14]&lt;[.WO$1];[.$H14]&gt;=[.WO$1]);1;&quot;&quot;)">
            <text:p/>
          </table:table-cell>
          <table:table-cell table:style-name="ce2" table:formula="of:=IF(AND([.$G14]&lt;[.WP$1];[.$H14]&gt;=[.WP$1]);1;&quot;&quot;)">
            <text:p/>
          </table:table-cell>
          <table:table-cell table:style-name="ce2" table:formula="of:=IF(AND([.$G14]&lt;[.WQ$1];[.$H14]&gt;=[.WQ$1]);1;&quot;&quot;)">
            <text:p/>
          </table:table-cell>
          <table:table-cell table:style-name="ce2" table:formula="of:=IF(AND([.$G14]&lt;[.WR$1];[.$H14]&gt;=[.WR$1]);1;&quot;&quot;)">
            <text:p/>
          </table:table-cell>
          <table:table-cell table:style-name="ce2" table:formula="of:=IF(AND([.$G14]&lt;[.WS$1];[.$H14]&gt;=[.WS$1]);1;&quot;&quot;)">
            <text:p/>
          </table:table-cell>
          <table:table-cell table:style-name="ce2" table:formula="of:=IF(AND([.$G14]&lt;[.WT$1];[.$H14]&gt;=[.WT$1]);1;&quot;&quot;)">
            <text:p/>
          </table:table-cell>
          <table:table-cell table:style-name="ce2" table:formula="of:=IF(AND([.$G14]&lt;[.WU$1];[.$H14]&gt;=[.WU$1]);1;&quot;&quot;)">
            <text:p/>
          </table:table-cell>
          <table:table-cell table:style-name="ce2" table:formula="of:=IF(AND([.$G14]&lt;[.WV$1];[.$H14]&gt;=[.WV$1]);1;&quot;&quot;)">
            <text:p/>
          </table:table-cell>
          <table:table-cell table:style-name="ce2" table:formula="of:=IF(AND([.$G14]&lt;[.WW$1];[.$H14]&gt;=[.WW$1]);1;&quot;&quot;)">
            <text:p/>
          </table:table-cell>
          <table:table-cell table:style-name="ce2" table:formula="of:=IF(AND([.$G14]&lt;[.WX$1];[.$H14]&gt;=[.WX$1]);1;&quot;&quot;)">
            <text:p/>
          </table:table-cell>
          <table:table-cell table:style-name="ce2" table:formula="of:=IF(AND([.$G14]&lt;[.WY$1];[.$H14]&gt;=[.WY$1]);1;&quot;&quot;)">
            <text:p/>
          </table:table-cell>
          <table:table-cell table:style-name="ce2" table:formula="of:=IF(AND([.$G14]&lt;[.WZ$1];[.$H14]&gt;=[.WZ$1]);1;&quot;&quot;)">
            <text:p/>
          </table:table-cell>
          <table:table-cell table:style-name="ce2" table:formula="of:=IF(AND([.$G14]&lt;[.XA$1];[.$H14]&gt;=[.XA$1]);1;&quot;&quot;)">
            <text:p/>
          </table:table-cell>
          <table:table-cell table:style-name="ce2" table:formula="of:=IF(AND([.$G14]&lt;[.XB$1];[.$H14]&gt;=[.XB$1]);1;&quot;&quot;)">
            <text:p/>
          </table:table-cell>
          <table:table-cell table:style-name="ce2" table:formula="of:=IF(AND([.$G14]&lt;[.XC$1];[.$H14]&gt;=[.XC$1]);1;&quot;&quot;)">
            <text:p/>
          </table:table-cell>
          <table:table-cell table:style-name="ce2" table:formula="of:=IF(AND([.$G14]&lt;[.XD$1];[.$H14]&gt;=[.XD$1]);1;&quot;&quot;)">
            <text:p/>
          </table:table-cell>
          <table:table-cell table:style-name="ce2" table:formula="of:=IF(AND([.$G14]&lt;[.XE$1];[.$H14]&gt;=[.XE$1]);1;&quot;&quot;)">
            <text:p/>
          </table:table-cell>
          <table:table-cell table:style-name="ce2" table:formula="of:=IF(AND([.$G14]&lt;[.XF$1];[.$H14]&gt;=[.XF$1]);1;&quot;&quot;)">
            <text:p/>
          </table:table-cell>
          <table:table-cell table:style-name="ce2" table:formula="of:=IF(AND([.$G14]&lt;[.XG$1];[.$H14]&gt;=[.XG$1]);1;&quot;&quot;)">
            <text:p/>
          </table:table-cell>
          <table:table-cell table:style-name="ce2" table:formula="of:=IF(AND([.$G14]&lt;[.XH$1];[.$H14]&gt;=[.XH$1]);1;&quot;&quot;)">
            <text:p/>
          </table:table-cell>
          <table:table-cell table:style-name="ce2" table:formula="of:=IF(AND([.$G14]&lt;[.XI$1];[.$H14]&gt;=[.XI$1]);1;&quot;&quot;)">
            <text:p/>
          </table:table-cell>
          <table:table-cell table:style-name="ce2" table:formula="of:=IF(AND([.$G14]&lt;[.XJ$1];[.$H14]&gt;=[.XJ$1]);1;&quot;&quot;)">
            <text:p/>
          </table:table-cell>
          <table:table-cell table:style-name="ce2" table:formula="of:=IF(AND([.$G14]&lt;[.XK$1];[.$H14]&gt;=[.XK$1]);1;&quot;&quot;)" office:value-type="float" office:value="1" calcext:value-type="float">
            <text:p>1</text:p>
          </table:table-cell>
          <table:table-cell table:style-name="ce2" table:formula="of:=IF(AND([.$G14]&lt;[.XL$1];[.$H14]&gt;=[.XL$1]);1;&quot;&quot;)" office:value-type="float" office:value="1" calcext:value-type="float">
            <text:p>1</text:p>
          </table:table-cell>
          <table:table-cell table:style-name="ce2" table:formula="of:=IF(AND([.$G14]&lt;[.XM$1];[.$H14]&gt;=[.XM$1]);1;&quot;&quot;)" office:value-type="float" office:value="1" calcext:value-type="float">
            <text:p>1</text:p>
          </table:table-cell>
          <table:table-cell table:style-name="ce2" table:formula="of:=IF(AND([.$G14]&lt;[.XN$1];[.$H14]&gt;=[.XN$1]);1;&quot;&quot;)" office:value-type="float" office:value="1" calcext:value-type="float">
            <text:p>1</text:p>
          </table:table-cell>
          <table:table-cell table:style-name="ce2" table:formula="of:=IF(AND([.$G14]&lt;[.XO$1];[.$H14]&gt;=[.XO$1]);1;&quot;&quot;)" office:value-type="float" office:value="1" calcext:value-type="float">
            <text:p>1</text:p>
          </table:table-cell>
          <table:table-cell table:style-name="ce2" table:formula="of:=IF(AND([.$G14]&lt;[.XP$1];[.$H14]&gt;=[.XP$1]);1;&quot;&quot;)" office:value-type="float" office:value="1" calcext:value-type="float">
            <text:p>1</text:p>
          </table:table-cell>
          <table:table-cell table:style-name="ce2" table:formula="of:=IF(AND([.$G14]&lt;[.XQ$1];[.$H14]&gt;=[.XQ$1]);1;&quot;&quot;)" office:value-type="float" office:value="1" calcext:value-type="float">
            <text:p>1</text:p>
          </table:table-cell>
          <table:table-cell table:style-name="ce2" table:formula="of:=IF(AND([.$G14]&lt;[.XR$1];[.$H14]&gt;=[.XR$1]);1;&quot;&quot;)" office:value-type="float" office:value="1" calcext:value-type="float">
            <text:p>1</text:p>
          </table:table-cell>
          <table:table-cell table:style-name="ce2" table:formula="of:=IF(AND([.$G14]&lt;[.XS$1];[.$H14]&gt;=[.XS$1]);1;&quot;&quot;)" office:value-type="float" office:value="1" calcext:value-type="float">
            <text:p>1</text:p>
          </table:table-cell>
          <table:table-cell table:style-name="ce2" table:formula="of:=IF(AND([.$G14]&lt;[.XT$1];[.$H14]&gt;=[.XT$1]);1;&quot;&quot;)" office:value-type="float" office:value="1" calcext:value-type="float">
            <text:p>1</text:p>
          </table:table-cell>
          <table:table-cell table:style-name="ce2" table:formula="of:=IF(AND([.$G14]&lt;[.XU$1];[.$H14]&gt;=[.XU$1]);1;&quot;&quot;)" office:value-type="float" office:value="1" calcext:value-type="float">
            <text:p>1</text:p>
          </table:table-cell>
          <table:table-cell table:style-name="ce2" table:formula="of:=IF(AND([.$G14]&lt;[.XV$1];[.$H14]&gt;=[.XV$1]);1;&quot;&quot;)" office:value-type="float" office:value="1" calcext:value-type="float">
            <text:p>1</text:p>
          </table:table-cell>
          <table:table-cell table:style-name="ce2" table:formula="of:=IF(AND([.$G14]&lt;[.XW$1];[.$H14]&gt;=[.XW$1]);1;&quot;&quot;)" office:value-type="float" office:value="1" calcext:value-type="float">
            <text:p>1</text:p>
          </table:table-cell>
          <table:table-cell table:style-name="ce2" table:formula="of:=IF(AND([.$G14]&lt;[.XX$1];[.$H14]&gt;=[.XX$1]);1;&quot;&quot;)" office:value-type="float" office:value="1" calcext:value-type="float">
            <text:p>1</text:p>
          </table:table-cell>
          <table:table-cell table:style-name="ce2" table:formula="of:=IF(AND([.$G14]&lt;[.XY$1];[.$H14]&gt;=[.XY$1]);1;&quot;&quot;)" office:value-type="float" office:value="1" calcext:value-type="float">
            <text:p>1</text:p>
          </table:table-cell>
          <table:table-cell table:style-name="ce2" table:formula="of:=IF(AND([.$G14]&lt;[.XZ$1];[.$H14]&gt;=[.XZ$1]);1;&quot;&quot;)" office:value-type="float" office:value="1" calcext:value-type="float">
            <text:p>1</text:p>
          </table:table-cell>
          <table:table-cell table:style-name="ce2" table:formula="of:=IF(AND([.$G14]&lt;[.YA$1];[.$H14]&gt;=[.YA$1]);1;&quot;&quot;)" office:value-type="float" office:value="1" calcext:value-type="float">
            <text:p>1</text:p>
          </table:table-cell>
          <table:table-cell table:style-name="ce2" table:formula="of:=IF(AND([.$G14]&lt;[.YB$1];[.$H14]&gt;=[.YB$1]);1;&quot;&quot;)" office:value-type="float" office:value="1" calcext:value-type="float">
            <text:p>1</text:p>
          </table:table-cell>
          <table:table-cell table:style-name="ce2" table:formula="of:=IF(AND([.$G14]&lt;[.YC$1];[.$H14]&gt;=[.YC$1]);1;&quot;&quot;)" office:value-type="float" office:value="1" calcext:value-type="float">
            <text:p>1</text:p>
          </table:table-cell>
          <table:table-cell table:style-name="ce2" table:formula="of:=IF(AND([.$G14]&lt;[.YD$1];[.$H14]&gt;=[.YD$1]);1;&quot;&quot;)" office:value-type="float" office:value="1" calcext:value-type="float">
            <text:p>1</text:p>
          </table:table-cell>
          <table:table-cell table:style-name="ce2" table:formula="of:=IF(AND([.$G14]&lt;[.YE$1];[.$H14]&gt;=[.YE$1]);1;&quot;&quot;)" office:value-type="float" office:value="1" calcext:value-type="float">
            <text:p>1</text:p>
          </table:table-cell>
          <table:table-cell table:style-name="ce2" table:formula="of:=IF(AND([.$G14]&lt;[.YF$1];[.$H14]&gt;=[.YF$1]);1;&quot;&quot;)" office:value-type="float" office:value="1" calcext:value-type="float">
            <text:p>1</text:p>
          </table:table-cell>
          <table:table-cell table:style-name="ce2" table:formula="of:=IF(AND([.$G14]&lt;[.YG$1];[.$H14]&gt;=[.YG$1]);1;&quot;&quot;)" office:value-type="float" office:value="1" calcext:value-type="float">
            <text:p>1</text:p>
          </table:table-cell>
          <table:table-cell table:style-name="ce2" table:formula="of:=IF(AND([.$G14]&lt;[.YH$1];[.$H14]&gt;=[.YH$1]);1;&quot;&quot;)" office:value-type="float" office:value="1" calcext:value-type="float">
            <text:p>1</text:p>
          </table:table-cell>
          <table:table-cell table:style-name="ce2" table:formula="of:=IF(AND([.$G14]&lt;[.YI$1];[.$H14]&gt;=[.YI$1]);1;&quot;&quot;)" office:value-type="float" office:value="1" calcext:value-type="float">
            <text:p>1</text:p>
          </table:table-cell>
          <table:table-cell table:style-name="ce2" table:formula="of:=IF(AND([.$G14]&lt;[.YJ$1];[.$H14]&gt;=[.YJ$1]);1;&quot;&quot;)" office:value-type="float" office:value="1" calcext:value-type="float">
            <text:p>1</text:p>
          </table:table-cell>
          <table:table-cell table:style-name="ce2" table:formula="of:=IF(AND([.$G14]&lt;[.YK$1];[.$H14]&gt;=[.YK$1]);1;&quot;&quot;)" office:value-type="float" office:value="1" calcext:value-type="float">
            <text:p>1</text:p>
          </table:table-cell>
          <table:table-cell table:style-name="ce2" table:formula="of:=IF(AND([.$G14]&lt;[.YL$1];[.$H14]&gt;=[.YL$1]);1;&quot;&quot;)" office:value-type="float" office:value="1" calcext:value-type="float">
            <text:p>1</text:p>
          </table:table-cell>
          <table:table-cell table:style-name="ce2" table:formula="of:=IF(AND([.$G14]&lt;[.YM$1];[.$H14]&gt;=[.YM$1]);1;&quot;&quot;)" office:value-type="float" office:value="1" calcext:value-type="float">
            <text:p>1</text:p>
          </table:table-cell>
          <table:table-cell table:style-name="ce2" table:formula="of:=IF(AND([.$G14]&lt;[.YN$1];[.$H14]&gt;=[.YN$1]);1;&quot;&quot;)" office:value-type="float" office:value="1" calcext:value-type="float">
            <text:p>1</text:p>
          </table:table-cell>
          <table:table-cell table:style-name="ce2" table:formula="of:=IF(AND([.$G14]&lt;[.YO$1];[.$H14]&gt;=[.YO$1]);1;&quot;&quot;)" office:value-type="float" office:value="1" calcext:value-type="float">
            <text:p>1</text:p>
          </table:table-cell>
          <table:table-cell table:style-name="ce2" table:formula="of:=IF(AND([.$G14]&lt;[.YP$1];[.$H14]&gt;=[.YP$1]);1;&quot;&quot;)" office:value-type="float" office:value="1" calcext:value-type="float">
            <text:p>1</text:p>
          </table:table-cell>
          <table:table-cell table:style-name="ce2" table:formula="of:=IF(AND([.$G14]&lt;[.YQ$1];[.$H14]&gt;=[.YQ$1]);1;&quot;&quot;)" office:value-type="float" office:value="1" calcext:value-type="float">
            <text:p>1</text:p>
          </table:table-cell>
          <table:table-cell table:style-name="ce2" table:formula="of:=IF(AND([.$G14]&lt;[.YR$1];[.$H14]&gt;=[.YR$1]);1;&quot;&quot;)" office:value-type="float" office:value="1" calcext:value-type="float">
            <text:p>1</text:p>
          </table:table-cell>
          <table:table-cell table:style-name="ce2" table:formula="of:=IF(AND([.$G14]&lt;[.YS$1];[.$H14]&gt;=[.YS$1]);1;&quot;&quot;)" office:value-type="float" office:value="1" calcext:value-type="float">
            <text:p>1</text:p>
          </table:table-cell>
          <table:table-cell table:style-name="ce2" table:formula="of:=IF(AND([.$G14]&lt;[.YT$1];[.$H14]&gt;=[.YT$1]);1;&quot;&quot;)" office:value-type="float" office:value="1" calcext:value-type="float">
            <text:p>1</text:p>
          </table:table-cell>
          <table:table-cell table:style-name="ce2" table:formula="of:=IF(AND([.$G14]&lt;[.YU$1];[.$H14]&gt;=[.YU$1]);1;&quot;&quot;)" office:value-type="float" office:value="1" calcext:value-type="float">
            <text:p>1</text:p>
          </table:table-cell>
          <table:table-cell table:style-name="ce2" table:formula="of:=IF(AND([.$G14]&lt;[.YV$1];[.$H14]&gt;=[.YV$1]);1;&quot;&quot;)" office:value-type="float" office:value="1" calcext:value-type="float">
            <text:p>1</text:p>
          </table:table-cell>
          <table:table-cell table:style-name="ce2" table:formula="of:=IF(AND([.$G14]&lt;[.YW$1];[.$H14]&gt;=[.YW$1]);1;&quot;&quot;)" office:value-type="float" office:value="1" calcext:value-type="float">
            <text:p>1</text:p>
          </table:table-cell>
          <table:table-cell table:style-name="ce2" table:formula="of:=IF(AND([.$G14]&lt;[.YX$1];[.$H14]&gt;=[.YX$1]);1;&quot;&quot;)" office:value-type="float" office:value="1" calcext:value-type="float">
            <text:p>1</text:p>
          </table:table-cell>
          <table:table-cell table:style-name="ce2" table:formula="of:=IF(AND([.$G14]&lt;[.YY$1];[.$H14]&gt;=[.YY$1]);1;&quot;&quot;)" office:value-type="float" office:value="1" calcext:value-type="float">
            <text:p>1</text:p>
          </table:table-cell>
          <table:table-cell table:style-name="ce2" table:formula="of:=IF(AND([.$G14]&lt;[.YZ$1];[.$H14]&gt;=[.YZ$1]);1;&quot;&quot;)" office:value-type="float" office:value="1" calcext:value-type="float">
            <text:p>1</text:p>
          </table:table-cell>
          <table:table-cell table:style-name="ce2" table:formula="of:=IF(AND([.$G14]&lt;[.ZA$1];[.$H14]&gt;=[.ZA$1]);1;&quot;&quot;)" office:value-type="float" office:value="1" calcext:value-type="float">
            <text:p>1</text:p>
          </table:table-cell>
          <table:table-cell table:style-name="ce2" table:formula="of:=IF(AND([.$G14]&lt;[.ZB$1];[.$H14]&gt;=[.ZB$1]);1;&quot;&quot;)" office:value-type="float" office:value="1" calcext:value-type="float">
            <text:p>1</text:p>
          </table:table-cell>
          <table:table-cell table:style-name="ce2" table:formula="of:=IF(AND([.$G14]&lt;[.ZC$1];[.$H14]&gt;=[.ZC$1]);1;&quot;&quot;)" office:value-type="float" office:value="1" calcext:value-type="float">
            <text:p>1</text:p>
          </table:table-cell>
          <table:table-cell table:style-name="ce2" table:formula="of:=IF(AND([.$G14]&lt;[.ZD$1];[.$H14]&gt;=[.ZD$1]);1;&quot;&quot;)" office:value-type="float" office:value="1" calcext:value-type="float">
            <text:p>1</text:p>
          </table:table-cell>
          <table:table-cell table:style-name="ce2" table:formula="of:=IF(AND([.$G14]&lt;[.ZE$1];[.$H14]&gt;=[.ZE$1]);1;&quot;&quot;)" office:value-type="float" office:value="1" calcext:value-type="float">
            <text:p>1</text:p>
          </table:table-cell>
          <table:table-cell table:style-name="ce2" table:formula="of:=IF(AND([.$G14]&lt;[.ZF$1];[.$H14]&gt;=[.ZF$1]);1;&quot;&quot;)" office:value-type="float" office:value="1" calcext:value-type="float">
            <text:p>1</text:p>
          </table:table-cell>
          <table:table-cell table:style-name="ce2" table:formula="of:=IF(AND([.$G14]&lt;[.ZG$1];[.$H14]&gt;=[.ZG$1]);1;&quot;&quot;)" office:value-type="float" office:value="1" calcext:value-type="float">
            <text:p>1</text:p>
          </table:table-cell>
          <table:table-cell table:style-name="ce2" table:formula="of:=IF(AND([.$G14]&lt;[.ZH$1];[.$H14]&gt;=[.ZH$1]);1;&quot;&quot;)" office:value-type="float" office:value="1" calcext:value-type="float">
            <text:p>1</text:p>
          </table:table-cell>
          <table:table-cell table:style-name="ce2" table:formula="of:=IF(AND([.$G14]&lt;[.ZI$1];[.$H14]&gt;=[.ZI$1]);1;&quot;&quot;)" office:value-type="float" office:value="1" calcext:value-type="float">
            <text:p>1</text:p>
          </table:table-cell>
          <table:table-cell table:style-name="ce2" table:formula="of:=IF(AND([.$G14]&lt;[.ZJ$1];[.$H14]&gt;=[.ZJ$1]);1;&quot;&quot;)" office:value-type="float" office:value="1" calcext:value-type="float">
            <text:p>1</text:p>
          </table:table-cell>
          <table:table-cell table:style-name="ce2" table:formula="of:=IF(AND([.$G14]&lt;[.ZK$1];[.$H14]&gt;=[.ZK$1]);1;&quot;&quot;)" office:value-type="float" office:value="1" calcext:value-type="float">
            <text:p>1</text:p>
          </table:table-cell>
          <table:table-cell table:style-name="ce2" table:formula="of:=IF(AND([.$G14]&lt;[.ZL$1];[.$H14]&gt;=[.ZL$1]);1;&quot;&quot;)" office:value-type="float" office:value="1" calcext:value-type="float">
            <text:p>1</text:p>
          </table:table-cell>
          <table:table-cell table:style-name="ce2" table:formula="of:=IF(AND([.$G14]&lt;[.ZM$1];[.$H14]&gt;=[.ZM$1]);1;&quot;&quot;)" office:value-type="float" office:value="1" calcext:value-type="float">
            <text:p>1</text:p>
          </table:table-cell>
          <table:table-cell table:style-name="ce2" table:formula="of:=IF(AND([.$G14]&lt;[.ZN$1];[.$H14]&gt;=[.ZN$1]);1;&quot;&quot;)" office:value-type="float" office:value="1" calcext:value-type="float">
            <text:p>1</text:p>
          </table:table-cell>
          <table:table-cell table:style-name="ce2" table:formula="of:=IF(AND([.$G14]&lt;[.ZO$1];[.$H14]&gt;=[.ZO$1]);1;&quot;&quot;)" office:value-type="float" office:value="1" calcext:value-type="float">
            <text:p>1</text:p>
          </table:table-cell>
          <table:table-cell table:style-name="ce2" table:formula="of:=IF(AND([.$G14]&lt;[.ZP$1];[.$H14]&gt;=[.ZP$1]);1;&quot;&quot;)" office:value-type="float" office:value="1" calcext:value-type="float">
            <text:p>1</text:p>
          </table:table-cell>
          <table:table-cell table:style-name="ce2" table:formula="of:=IF(AND([.$G14]&lt;[.ZQ$1];[.$H14]&gt;=[.ZQ$1]);1;&quot;&quot;)" office:value-type="float" office:value="1" calcext:value-type="float">
            <text:p>1</text:p>
          </table:table-cell>
          <table:table-cell table:style-name="ce2" table:formula="of:=IF(AND([.$G14]&lt;[.ZR$1];[.$H14]&gt;=[.ZR$1]);1;&quot;&quot;)" office:value-type="float" office:value="1" calcext:value-type="float">
            <text:p>1</text:p>
          </table:table-cell>
          <table:table-cell table:style-name="ce2" table:formula="of:=IF(AND([.$G14]&lt;[.ZS$1];[.$H14]&gt;=[.ZS$1]);1;&quot;&quot;)" office:value-type="float" office:value="1" calcext:value-type="float">
            <text:p>1</text:p>
          </table:table-cell>
          <table:table-cell table:style-name="ce2" table:formula="of:=IF(AND([.$G14]&lt;[.ZT$1];[.$H14]&gt;=[.ZT$1]);1;&quot;&quot;)" office:value-type="float" office:value="1" calcext:value-type="float">
            <text:p>1</text:p>
          </table:table-cell>
          <table:table-cell table:style-name="ce2" table:formula="of:=IF(AND([.$G14]&lt;[.ZU$1];[.$H14]&gt;=[.ZU$1]);1;&quot;&quot;)" office:value-type="float" office:value="1" calcext:value-type="float">
            <text:p>1</text:p>
          </table:table-cell>
          <table:table-cell table:style-name="ce2" table:formula="of:=IF(AND([.$G14]&lt;[.ZV$1];[.$H14]&gt;=[.ZV$1]);1;&quot;&quot;)" office:value-type="float" office:value="1" calcext:value-type="float">
            <text:p>1</text:p>
          </table:table-cell>
          <table:table-cell table:style-name="ce2" table:formula="of:=IF(AND([.$G14]&lt;[.ZW$1];[.$H14]&gt;=[.ZW$1]);1;&quot;&quot;)" office:value-type="float" office:value="1" calcext:value-type="float">
            <text:p>1</text:p>
          </table:table-cell>
          <table:table-cell table:style-name="ce2" table:formula="of:=IF(AND([.$G14]&lt;[.ZX$1];[.$H14]&gt;=[.ZX$1]);1;&quot;&quot;)" office:value-type="float" office:value="1" calcext:value-type="float">
            <text:p>1</text:p>
          </table:table-cell>
          <table:table-cell table:style-name="ce2" table:formula="of:=IF(AND([.$G14]&lt;[.ZY$1];[.$H14]&gt;=[.ZY$1]);1;&quot;&quot;)" office:value-type="float" office:value="1" calcext:value-type="float">
            <text:p>1</text:p>
          </table:table-cell>
          <table:table-cell table:style-name="ce2" table:formula="of:=IF(AND([.$G14]&lt;[.ZZ$1];[.$H14]&gt;=[.ZZ$1]);1;&quot;&quot;)" office:value-type="float" office:value="1" calcext:value-type="float">
            <text:p>1</text:p>
          </table:table-cell>
          <table:table-cell table:style-name="ce2" table:formula="of:=IF(AND([.$G14]&lt;[.AAA$1];[.$H14]&gt;=[.AAA$1]);1;&quot;&quot;)" office:value-type="float" office:value="1" calcext:value-type="float">
            <text:p>1</text:p>
          </table:table-cell>
          <table:table-cell table:style-name="ce2" table:formula="of:=IF(AND([.$G14]&lt;[.AAB$1];[.$H14]&gt;=[.AAB$1]);1;&quot;&quot;)" office:value-type="float" office:value="1" calcext:value-type="float">
            <text:p>1</text:p>
          </table:table-cell>
          <table:table-cell table:style-name="ce2" table:formula="of:=IF(AND([.$G14]&lt;[.AAC$1];[.$H14]&gt;=[.AAC$1]);1;&quot;&quot;)" office:value-type="float" office:value="1" calcext:value-type="float">
            <text:p>1</text:p>
          </table:table-cell>
          <table:table-cell table:style-name="ce2" table:formula="of:=IF(AND([.$G14]&lt;[.AAD$1];[.$H14]&gt;=[.AAD$1]);1;&quot;&quot;)" office:value-type="float" office:value="1" calcext:value-type="float">
            <text:p>1</text:p>
          </table:table-cell>
          <table:table-cell table:style-name="ce2" table:formula="of:=IF(AND([.$G14]&lt;[.AAE$1];[.$H14]&gt;=[.AAE$1]);1;&quot;&quot;)" office:value-type="float" office:value="1" calcext:value-type="float">
            <text:p>1</text:p>
          </table:table-cell>
          <table:table-cell table:style-name="ce2" table:formula="of:=IF(AND([.$G14]&lt;[.AAF$1];[.$H14]&gt;=[.AAF$1]);1;&quot;&quot;)" office:value-type="float" office:value="1" calcext:value-type="float">
            <text:p>1</text:p>
          </table:table-cell>
          <table:table-cell table:style-name="ce2" table:formula="of:=IF(AND([.$G14]&lt;[.AAG$1];[.$H14]&gt;=[.AAG$1]);1;&quot;&quot;)" office:value-type="float" office:value="1" calcext:value-type="float">
            <text:p>1</text:p>
          </table:table-cell>
          <table:table-cell table:style-name="ce2" table:formula="of:=IF(AND([.$G14]&lt;[.AAH$1];[.$H14]&gt;=[.AAH$1]);1;&quot;&quot;)" office:value-type="float" office:value="1" calcext:value-type="float">
            <text:p>1</text:p>
          </table:table-cell>
          <table:table-cell table:style-name="ce2" table:formula="of:=IF(AND([.$G14]&lt;[.AAI$1];[.$H14]&gt;=[.AAI$1]);1;&quot;&quot;)" office:value-type="float" office:value="1" calcext:value-type="float">
            <text:p>1</text:p>
          </table:table-cell>
          <table:table-cell table:style-name="ce2" table:formula="of:=IF(AND([.$G14]&lt;[.AAJ$1];[.$H14]&gt;=[.AAJ$1]);1;&quot;&quot;)" office:value-type="float" office:value="1" calcext:value-type="float">
            <text:p>1</text:p>
          </table:table-cell>
          <table:table-cell table:style-name="ce2" table:formula="of:=IF(AND([.$G14]&lt;[.AAK$1];[.$H14]&gt;=[.AAK$1]);1;&quot;&quot;)" office:value-type="float" office:value="1" calcext:value-type="float">
            <text:p>1</text:p>
          </table:table-cell>
          <table:table-cell table:style-name="ce2" table:formula="of:=IF(AND([.$G14]&lt;[.AAL$1];[.$H14]&gt;=[.AAL$1]);1;&quot;&quot;)" office:value-type="float" office:value="1" calcext:value-type="float">
            <text:p>1</text:p>
          </table:table-cell>
          <table:table-cell table:style-name="ce2" table:formula="of:=IF(AND([.$G14]&lt;[.AAM$1];[.$H14]&gt;=[.AAM$1]);1;&quot;&quot;)" office:value-type="float" office:value="1" calcext:value-type="float">
            <text:p>1</text:p>
          </table:table-cell>
          <table:table-cell table:style-name="ce2" table:formula="of:=IF(AND([.$G14]&lt;[.AAN$1];[.$H14]&gt;=[.AAN$1]);1;&quot;&quot;)" office:value-type="float" office:value="1" calcext:value-type="float">
            <text:p>1</text:p>
          </table:table-cell>
          <table:table-cell table:style-name="ce2" table:formula="of:=IF(AND([.$G14]&lt;[.AAO$1];[.$H14]&gt;=[.AAO$1]);1;&quot;&quot;)" office:value-type="float" office:value="1" calcext:value-type="float">
            <text:p>1</text:p>
          </table:table-cell>
          <table:table-cell table:style-name="ce2" table:formula="of:=IF(AND([.$G14]&lt;[.AAP$1];[.$H14]&gt;=[.AAP$1]);1;&quot;&quot;)" office:value-type="float" office:value="1" calcext:value-type="float">
            <text:p>1</text:p>
          </table:table-cell>
          <table:table-cell table:style-name="ce2" table:formula="of:=IF(AND([.$G14]&lt;[.AAQ$1];[.$H14]&gt;=[.AAQ$1]);1;&quot;&quot;)" office:value-type="float" office:value="1" calcext:value-type="float">
            <text:p>1</text:p>
          </table:table-cell>
          <table:table-cell table:style-name="ce2" table:formula="of:=IF(AND([.$G14]&lt;[.AAR$1];[.$H14]&gt;=[.AAR$1]);1;&quot;&quot;)" office:value-type="float" office:value="1" calcext:value-type="float">
            <text:p>1</text:p>
          </table:table-cell>
          <table:table-cell table:style-name="ce2" table:formula="of:=IF(AND([.$G14]&lt;[.AAS$1];[.$H14]&gt;=[.AAS$1]);1;&quot;&quot;)" office:value-type="float" office:value="1" calcext:value-type="float">
            <text:p>1</text:p>
          </table:table-cell>
          <table:table-cell table:style-name="ce2" table:formula="of:=IF(AND([.$G14]&lt;[.AAT$1];[.$H14]&gt;=[.AAT$1]);1;&quot;&quot;)" office:value-type="float" office:value="1" calcext:value-type="float">
            <text:p>1</text:p>
          </table:table-cell>
          <table:table-cell table:style-name="ce2" table:formula="of:=IF(AND([.$G14]&lt;[.AAU$1];[.$H14]&gt;=[.AAU$1]);1;&quot;&quot;)" office:value-type="float" office:value="1" calcext:value-type="float">
            <text:p>1</text:p>
          </table:table-cell>
          <table:table-cell table:style-name="ce2" table:formula="of:=IF(AND([.$G14]&lt;[.AAV$1];[.$H14]&gt;=[.AAV$1]);1;&quot;&quot;)">
            <text:p/>
          </table:table-cell>
          <table:table-cell table:style-name="ce2" table:formula="of:=IF(AND([.$G14]&lt;[.AAW$1];[.$H14]&gt;=[.AAW$1]);1;&quot;&quot;)">
            <text:p/>
          </table:table-cell>
          <table:table-cell table:style-name="ce2" table:formula="of:=IF(AND([.$G14]&lt;[.AAX$1];[.$H14]&gt;=[.AAX$1]);1;&quot;&quot;)">
            <text:p/>
          </table:table-cell>
          <table:table-cell table:style-name="ce2" table:formula="of:=IF(AND([.$G14]&lt;[.AAY$1];[.$H14]&gt;=[.AAY$1]);1;&quot;&quot;)">
            <text:p/>
          </table:table-cell>
          <table:table-cell table:style-name="ce2" table:formula="of:=IF(AND([.$G14]&lt;[.AAZ$1];[.$H14]&gt;=[.AAZ$1]);1;&quot;&quot;)">
            <text:p/>
          </table:table-cell>
          <table:table-cell table:style-name="ce2" table:formula="of:=IF(AND([.$G14]&lt;[.ABA$1];[.$H14]&gt;=[.ABA$1]);1;&quot;&quot;)">
            <text:p/>
          </table:table-cell>
          <table:table-cell table:style-name="ce2" table:formula="of:=IF(AND([.$G14]&lt;[.ABB$1];[.$H14]&gt;=[.ABB$1]);1;&quot;&quot;)">
            <text:p/>
          </table:table-cell>
          <table:table-cell table:style-name="ce2" table:formula="of:=IF(AND([.$G14]&lt;[.ABC$1];[.$H14]&gt;=[.ABC$1]);1;&quot;&quot;)">
            <text:p/>
          </table:table-cell>
          <table:table-cell table:style-name="ce2" table:formula="of:=IF(AND([.$G14]&lt;[.ABD$1];[.$H14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5];[.$A:.$H];8;0);VLOOKUP([.D15];[.$A:.$H];8;0);VLOOKUP([.E15];[.$A:.$H];8;0);VLOOKUP([.F15];[.$A:.$H];8;0))" office:value-type="float" office:value="909" calcext:value-type="float">
            <text:p>909</text:p>
          </table:table-cell>
          <table:table-cell table:formula="of:=[.G15]+[.B15]" office:value-type="float" office:value="1015" calcext:value-type="float">
            <text:p>1015</text:p>
          </table:table-cell>
          <table:table-cell table:formula="of:=IF(AND([.G15]&lt;800;[.H15]&gt;800);1;0)" office:value-type="float" office:value="0" calcext:value-type="float">
            <text:p>0</text:p>
          </table:table-cell>
          <table:table-cell table:style-name="ce2" table:formula="of:=IF(AND([.$G15]&lt;[.J$1];[.$H15]&gt;=[.J$1]);1;&quot;&quot;)">
            <text:p/>
          </table:table-cell>
          <table:table-cell table:style-name="ce2" table:formula="of:=IF(AND([.$G15]&lt;[.K$1];[.$H15]&gt;=[.K$1]);1;&quot;&quot;)">
            <text:p/>
          </table:table-cell>
          <table:table-cell table:style-name="ce2" table:formula="of:=IF(AND([.$G15]&lt;[.L$1];[.$H15]&gt;=[.L$1]);1;&quot;&quot;)">
            <text:p/>
          </table:table-cell>
          <table:table-cell table:style-name="ce2" table:formula="of:=IF(AND([.$G15]&lt;[.M$1];[.$H15]&gt;=[.M$1]);1;&quot;&quot;)">
            <text:p/>
          </table:table-cell>
          <table:table-cell table:style-name="ce2" table:formula="of:=IF(AND([.$G15]&lt;[.N$1];[.$H15]&gt;=[.N$1]);1;&quot;&quot;)">
            <text:p/>
          </table:table-cell>
          <table:table-cell table:style-name="ce2" table:formula="of:=IF(AND([.$G15]&lt;[.O$1];[.$H15]&gt;=[.O$1]);1;&quot;&quot;)">
            <text:p/>
          </table:table-cell>
          <table:table-cell table:style-name="ce2" table:formula="of:=IF(AND([.$G15]&lt;[.P$1];[.$H15]&gt;=[.P$1]);1;&quot;&quot;)">
            <text:p/>
          </table:table-cell>
          <table:table-cell table:style-name="ce2" table:formula="of:=IF(AND([.$G15]&lt;[.Q$1];[.$H15]&gt;=[.Q$1]);1;&quot;&quot;)">
            <text:p/>
          </table:table-cell>
          <table:table-cell table:style-name="ce2" table:formula="of:=IF(AND([.$G15]&lt;[.R$1];[.$H15]&gt;=[.R$1]);1;&quot;&quot;)">
            <text:p/>
          </table:table-cell>
          <table:table-cell table:style-name="ce2" table:formula="of:=IF(AND([.$G15]&lt;[.S$1];[.$H15]&gt;=[.S$1]);1;&quot;&quot;)">
            <text:p/>
          </table:table-cell>
          <table:table-cell table:style-name="ce2" table:formula="of:=IF(AND([.$G15]&lt;[.T$1];[.$H15]&gt;=[.T$1]);1;&quot;&quot;)">
            <text:p/>
          </table:table-cell>
          <table:table-cell table:style-name="ce2" table:formula="of:=IF(AND([.$G15]&lt;[.U$1];[.$H15]&gt;=[.U$1]);1;&quot;&quot;)">
            <text:p/>
          </table:table-cell>
          <table:table-cell table:style-name="ce2" table:formula="of:=IF(AND([.$G15]&lt;[.V$1];[.$H15]&gt;=[.V$1]);1;&quot;&quot;)">
            <text:p/>
          </table:table-cell>
          <table:table-cell table:style-name="ce2" table:formula="of:=IF(AND([.$G15]&lt;[.W$1];[.$H15]&gt;=[.W$1]);1;&quot;&quot;)">
            <text:p/>
          </table:table-cell>
          <table:table-cell table:style-name="ce2" table:formula="of:=IF(AND([.$G15]&lt;[.X$1];[.$H15]&gt;=[.X$1]);1;&quot;&quot;)">
            <text:p/>
          </table:table-cell>
          <table:table-cell table:style-name="ce2" table:formula="of:=IF(AND([.$G15]&lt;[.Y$1];[.$H15]&gt;=[.Y$1]);1;&quot;&quot;)">
            <text:p/>
          </table:table-cell>
          <table:table-cell table:style-name="ce2" table:formula="of:=IF(AND([.$G15]&lt;[.Z$1];[.$H15]&gt;=[.Z$1]);1;&quot;&quot;)">
            <text:p/>
          </table:table-cell>
          <table:table-cell table:style-name="ce2" table:formula="of:=IF(AND([.$G15]&lt;[.AA$1];[.$H15]&gt;=[.AA$1]);1;&quot;&quot;)">
            <text:p/>
          </table:table-cell>
          <table:table-cell table:style-name="ce2" table:formula="of:=IF(AND([.$G15]&lt;[.AB$1];[.$H15]&gt;=[.AB$1]);1;&quot;&quot;)">
            <text:p/>
          </table:table-cell>
          <table:table-cell table:style-name="ce2" table:formula="of:=IF(AND([.$G15]&lt;[.AC$1];[.$H15]&gt;=[.AC$1]);1;&quot;&quot;)">
            <text:p/>
          </table:table-cell>
          <table:table-cell table:style-name="ce2" table:formula="of:=IF(AND([.$G15]&lt;[.AD$1];[.$H15]&gt;=[.AD$1]);1;&quot;&quot;)">
            <text:p/>
          </table:table-cell>
          <table:table-cell table:style-name="ce2" table:formula="of:=IF(AND([.$G15]&lt;[.AE$1];[.$H15]&gt;=[.AE$1]);1;&quot;&quot;)">
            <text:p/>
          </table:table-cell>
          <table:table-cell table:style-name="ce2" table:formula="of:=IF(AND([.$G15]&lt;[.AF$1];[.$H15]&gt;=[.AF$1]);1;&quot;&quot;)">
            <text:p/>
          </table:table-cell>
          <table:table-cell table:style-name="ce2" table:formula="of:=IF(AND([.$G15]&lt;[.AG$1];[.$H15]&gt;=[.AG$1]);1;&quot;&quot;)">
            <text:p/>
          </table:table-cell>
          <table:table-cell table:style-name="ce2" table:formula="of:=IF(AND([.$G15]&lt;[.AH$1];[.$H15]&gt;=[.AH$1]);1;&quot;&quot;)">
            <text:p/>
          </table:table-cell>
          <table:table-cell table:style-name="ce2" table:formula="of:=IF(AND([.$G15]&lt;[.AI$1];[.$H15]&gt;=[.AI$1]);1;&quot;&quot;)">
            <text:p/>
          </table:table-cell>
          <table:table-cell table:style-name="ce2" table:formula="of:=IF(AND([.$G15]&lt;[.AJ$1];[.$H15]&gt;=[.AJ$1]);1;&quot;&quot;)">
            <text:p/>
          </table:table-cell>
          <table:table-cell table:style-name="ce2" table:formula="of:=IF(AND([.$G15]&lt;[.AK$1];[.$H15]&gt;=[.AK$1]);1;&quot;&quot;)">
            <text:p/>
          </table:table-cell>
          <table:table-cell table:style-name="ce2" table:formula="of:=IF(AND([.$G15]&lt;[.AL$1];[.$H15]&gt;=[.AL$1]);1;&quot;&quot;)">
            <text:p/>
          </table:table-cell>
          <table:table-cell table:style-name="ce2" table:formula="of:=IF(AND([.$G15]&lt;[.AM$1];[.$H15]&gt;=[.AM$1]);1;&quot;&quot;)">
            <text:p/>
          </table:table-cell>
          <table:table-cell table:style-name="ce2" table:formula="of:=IF(AND([.$G15]&lt;[.AN$1];[.$H15]&gt;=[.AN$1]);1;&quot;&quot;)">
            <text:p/>
          </table:table-cell>
          <table:table-cell table:style-name="ce2" table:formula="of:=IF(AND([.$G15]&lt;[.AO$1];[.$H15]&gt;=[.AO$1]);1;&quot;&quot;)">
            <text:p/>
          </table:table-cell>
          <table:table-cell table:style-name="ce2" table:formula="of:=IF(AND([.$G15]&lt;[.AP$1];[.$H15]&gt;=[.AP$1]);1;&quot;&quot;)">
            <text:p/>
          </table:table-cell>
          <table:table-cell table:style-name="ce2" table:formula="of:=IF(AND([.$G15]&lt;[.AQ$1];[.$H15]&gt;=[.AQ$1]);1;&quot;&quot;)">
            <text:p/>
          </table:table-cell>
          <table:table-cell table:style-name="ce2" table:formula="of:=IF(AND([.$G15]&lt;[.AR$1];[.$H15]&gt;=[.AR$1]);1;&quot;&quot;)">
            <text:p/>
          </table:table-cell>
          <table:table-cell table:style-name="ce2" table:formula="of:=IF(AND([.$G15]&lt;[.AS$1];[.$H15]&gt;=[.AS$1]);1;&quot;&quot;)">
            <text:p/>
          </table:table-cell>
          <table:table-cell table:style-name="ce2" table:formula="of:=IF(AND([.$G15]&lt;[.AT$1];[.$H15]&gt;=[.AT$1]);1;&quot;&quot;)">
            <text:p/>
          </table:table-cell>
          <table:table-cell table:style-name="ce2" table:formula="of:=IF(AND([.$G15]&lt;[.AU$1];[.$H15]&gt;=[.AU$1]);1;&quot;&quot;)">
            <text:p/>
          </table:table-cell>
          <table:table-cell table:style-name="ce2" table:formula="of:=IF(AND([.$G15]&lt;[.AV$1];[.$H15]&gt;=[.AV$1]);1;&quot;&quot;)">
            <text:p/>
          </table:table-cell>
          <table:table-cell table:style-name="ce2" table:formula="of:=IF(AND([.$G15]&lt;[.AW$1];[.$H15]&gt;=[.AW$1]);1;&quot;&quot;)">
            <text:p/>
          </table:table-cell>
          <table:table-cell table:style-name="ce2" table:formula="of:=IF(AND([.$G15]&lt;[.AX$1];[.$H15]&gt;=[.AX$1]);1;&quot;&quot;)">
            <text:p/>
          </table:table-cell>
          <table:table-cell table:style-name="ce2" table:formula="of:=IF(AND([.$G15]&lt;[.AY$1];[.$H15]&gt;=[.AY$1]);1;&quot;&quot;)">
            <text:p/>
          </table:table-cell>
          <table:table-cell table:style-name="ce2" table:formula="of:=IF(AND([.$G15]&lt;[.AZ$1];[.$H15]&gt;=[.AZ$1]);1;&quot;&quot;)">
            <text:p/>
          </table:table-cell>
          <table:table-cell table:style-name="ce2" table:formula="of:=IF(AND([.$G15]&lt;[.BA$1];[.$H15]&gt;=[.BA$1]);1;&quot;&quot;)">
            <text:p/>
          </table:table-cell>
          <table:table-cell table:style-name="ce2" table:formula="of:=IF(AND([.$G15]&lt;[.BB$1];[.$H15]&gt;=[.BB$1]);1;&quot;&quot;)">
            <text:p/>
          </table:table-cell>
          <table:table-cell table:style-name="ce2" table:formula="of:=IF(AND([.$G15]&lt;[.BC$1];[.$H15]&gt;=[.BC$1]);1;&quot;&quot;)">
            <text:p/>
          </table:table-cell>
          <table:table-cell table:style-name="ce2" table:formula="of:=IF(AND([.$G15]&lt;[.BD$1];[.$H15]&gt;=[.BD$1]);1;&quot;&quot;)">
            <text:p/>
          </table:table-cell>
          <table:table-cell table:style-name="ce2" table:formula="of:=IF(AND([.$G15]&lt;[.BE$1];[.$H15]&gt;=[.BE$1]);1;&quot;&quot;)">
            <text:p/>
          </table:table-cell>
          <table:table-cell table:style-name="ce2" table:formula="of:=IF(AND([.$G15]&lt;[.BF$1];[.$H15]&gt;=[.BF$1]);1;&quot;&quot;)">
            <text:p/>
          </table:table-cell>
          <table:table-cell table:style-name="ce2" table:formula="of:=IF(AND([.$G15]&lt;[.BG$1];[.$H15]&gt;=[.BG$1]);1;&quot;&quot;)">
            <text:p/>
          </table:table-cell>
          <table:table-cell table:style-name="ce2" table:formula="of:=IF(AND([.$G15]&lt;[.BH$1];[.$H15]&gt;=[.BH$1]);1;&quot;&quot;)">
            <text:p/>
          </table:table-cell>
          <table:table-cell table:style-name="ce2" table:formula="of:=IF(AND([.$G15]&lt;[.BI$1];[.$H15]&gt;=[.BI$1]);1;&quot;&quot;)">
            <text:p/>
          </table:table-cell>
          <table:table-cell table:style-name="ce2" table:formula="of:=IF(AND([.$G15]&lt;[.BJ$1];[.$H15]&gt;=[.BJ$1]);1;&quot;&quot;)">
            <text:p/>
          </table:table-cell>
          <table:table-cell table:style-name="ce2" table:formula="of:=IF(AND([.$G15]&lt;[.BK$1];[.$H15]&gt;=[.BK$1]);1;&quot;&quot;)">
            <text:p/>
          </table:table-cell>
          <table:table-cell table:style-name="ce2" table:formula="of:=IF(AND([.$G15]&lt;[.BL$1];[.$H15]&gt;=[.BL$1]);1;&quot;&quot;)">
            <text:p/>
          </table:table-cell>
          <table:table-cell table:style-name="ce2" table:formula="of:=IF(AND([.$G15]&lt;[.BM$1];[.$H15]&gt;=[.BM$1]);1;&quot;&quot;)">
            <text:p/>
          </table:table-cell>
          <table:table-cell table:style-name="ce2" table:formula="of:=IF(AND([.$G15]&lt;[.BN$1];[.$H15]&gt;=[.BN$1]);1;&quot;&quot;)">
            <text:p/>
          </table:table-cell>
          <table:table-cell table:style-name="ce2" table:formula="of:=IF(AND([.$G15]&lt;[.BO$1];[.$H15]&gt;=[.BO$1]);1;&quot;&quot;)">
            <text:p/>
          </table:table-cell>
          <table:table-cell table:style-name="ce2" table:formula="of:=IF(AND([.$G15]&lt;[.BP$1];[.$H15]&gt;=[.BP$1]);1;&quot;&quot;)">
            <text:p/>
          </table:table-cell>
          <table:table-cell table:style-name="ce2" table:formula="of:=IF(AND([.$G15]&lt;[.BQ$1];[.$H15]&gt;=[.BQ$1]);1;&quot;&quot;)">
            <text:p/>
          </table:table-cell>
          <table:table-cell table:style-name="ce2" table:formula="of:=IF(AND([.$G15]&lt;[.BR$1];[.$H15]&gt;=[.BR$1]);1;&quot;&quot;)">
            <text:p/>
          </table:table-cell>
          <table:table-cell table:style-name="ce2" table:formula="of:=IF(AND([.$G15]&lt;[.BS$1];[.$H15]&gt;=[.BS$1]);1;&quot;&quot;)">
            <text:p/>
          </table:table-cell>
          <table:table-cell table:style-name="ce2" table:formula="of:=IF(AND([.$G15]&lt;[.BT$1];[.$H15]&gt;=[.BT$1]);1;&quot;&quot;)">
            <text:p/>
          </table:table-cell>
          <table:table-cell table:style-name="ce2" table:formula="of:=IF(AND([.$G15]&lt;[.BU$1];[.$H15]&gt;=[.BU$1]);1;&quot;&quot;)">
            <text:p/>
          </table:table-cell>
          <table:table-cell table:style-name="ce2" table:formula="of:=IF(AND([.$G15]&lt;[.BV$1];[.$H15]&gt;=[.BV$1]);1;&quot;&quot;)">
            <text:p/>
          </table:table-cell>
          <table:table-cell table:style-name="ce2" table:formula="of:=IF(AND([.$G15]&lt;[.BW$1];[.$H15]&gt;=[.BW$1]);1;&quot;&quot;)">
            <text:p/>
          </table:table-cell>
          <table:table-cell table:style-name="ce2" table:formula="of:=IF(AND([.$G15]&lt;[.BX$1];[.$H15]&gt;=[.BX$1]);1;&quot;&quot;)">
            <text:p/>
          </table:table-cell>
          <table:table-cell table:style-name="ce2" table:formula="of:=IF(AND([.$G15]&lt;[.BY$1];[.$H15]&gt;=[.BY$1]);1;&quot;&quot;)">
            <text:p/>
          </table:table-cell>
          <table:table-cell table:style-name="ce2" table:formula="of:=IF(AND([.$G15]&lt;[.BZ$1];[.$H15]&gt;=[.BZ$1]);1;&quot;&quot;)">
            <text:p/>
          </table:table-cell>
          <table:table-cell table:style-name="ce2" table:formula="of:=IF(AND([.$G15]&lt;[.CA$1];[.$H15]&gt;=[.CA$1]);1;&quot;&quot;)">
            <text:p/>
          </table:table-cell>
          <table:table-cell table:style-name="ce2" table:formula="of:=IF(AND([.$G15]&lt;[.CB$1];[.$H15]&gt;=[.CB$1]);1;&quot;&quot;)">
            <text:p/>
          </table:table-cell>
          <table:table-cell table:style-name="ce2" table:formula="of:=IF(AND([.$G15]&lt;[.CC$1];[.$H15]&gt;=[.CC$1]);1;&quot;&quot;)">
            <text:p/>
          </table:table-cell>
          <table:table-cell table:style-name="ce2" table:formula="of:=IF(AND([.$G15]&lt;[.CD$1];[.$H15]&gt;=[.CD$1]);1;&quot;&quot;)">
            <text:p/>
          </table:table-cell>
          <table:table-cell table:style-name="ce2" table:formula="of:=IF(AND([.$G15]&lt;[.CE$1];[.$H15]&gt;=[.CE$1]);1;&quot;&quot;)">
            <text:p/>
          </table:table-cell>
          <table:table-cell table:style-name="ce2" table:formula="of:=IF(AND([.$G15]&lt;[.CF$1];[.$H15]&gt;=[.CF$1]);1;&quot;&quot;)">
            <text:p/>
          </table:table-cell>
          <table:table-cell table:style-name="ce2" table:formula="of:=IF(AND([.$G15]&lt;[.CG$1];[.$H15]&gt;=[.CG$1]);1;&quot;&quot;)">
            <text:p/>
          </table:table-cell>
          <table:table-cell table:style-name="ce2" table:formula="of:=IF(AND([.$G15]&lt;[.CH$1];[.$H15]&gt;=[.CH$1]);1;&quot;&quot;)">
            <text:p/>
          </table:table-cell>
          <table:table-cell table:style-name="ce2" table:formula="of:=IF(AND([.$G15]&lt;[.CI$1];[.$H15]&gt;=[.CI$1]);1;&quot;&quot;)">
            <text:p/>
          </table:table-cell>
          <table:table-cell table:style-name="ce2" table:formula="of:=IF(AND([.$G15]&lt;[.CJ$1];[.$H15]&gt;=[.CJ$1]);1;&quot;&quot;)">
            <text:p/>
          </table:table-cell>
          <table:table-cell table:style-name="ce2" table:formula="of:=IF(AND([.$G15]&lt;[.CK$1];[.$H15]&gt;=[.CK$1]);1;&quot;&quot;)">
            <text:p/>
          </table:table-cell>
          <table:table-cell table:style-name="ce2" table:formula="of:=IF(AND([.$G15]&lt;[.CL$1];[.$H15]&gt;=[.CL$1]);1;&quot;&quot;)">
            <text:p/>
          </table:table-cell>
          <table:table-cell table:style-name="ce2" table:formula="of:=IF(AND([.$G15]&lt;[.CM$1];[.$H15]&gt;=[.CM$1]);1;&quot;&quot;)">
            <text:p/>
          </table:table-cell>
          <table:table-cell table:style-name="ce2" table:formula="of:=IF(AND([.$G15]&lt;[.CN$1];[.$H15]&gt;=[.CN$1]);1;&quot;&quot;)">
            <text:p/>
          </table:table-cell>
          <table:table-cell table:style-name="ce2" table:formula="of:=IF(AND([.$G15]&lt;[.CO$1];[.$H15]&gt;=[.CO$1]);1;&quot;&quot;)">
            <text:p/>
          </table:table-cell>
          <table:table-cell table:style-name="ce2" table:formula="of:=IF(AND([.$G15]&lt;[.CP$1];[.$H15]&gt;=[.CP$1]);1;&quot;&quot;)">
            <text:p/>
          </table:table-cell>
          <table:table-cell table:style-name="ce2" table:formula="of:=IF(AND([.$G15]&lt;[.CQ$1];[.$H15]&gt;=[.CQ$1]);1;&quot;&quot;)">
            <text:p/>
          </table:table-cell>
          <table:table-cell table:style-name="ce2" table:formula="of:=IF(AND([.$G15]&lt;[.CR$1];[.$H15]&gt;=[.CR$1]);1;&quot;&quot;)">
            <text:p/>
          </table:table-cell>
          <table:table-cell table:style-name="ce2" table:formula="of:=IF(AND([.$G15]&lt;[.CS$1];[.$H15]&gt;=[.CS$1]);1;&quot;&quot;)">
            <text:p/>
          </table:table-cell>
          <table:table-cell table:style-name="ce2" table:formula="of:=IF(AND([.$G15]&lt;[.CT$1];[.$H15]&gt;=[.CT$1]);1;&quot;&quot;)">
            <text:p/>
          </table:table-cell>
          <table:table-cell table:style-name="ce2" table:formula="of:=IF(AND([.$G15]&lt;[.CU$1];[.$H15]&gt;=[.CU$1]);1;&quot;&quot;)">
            <text:p/>
          </table:table-cell>
          <table:table-cell table:style-name="ce2" table:formula="of:=IF(AND([.$G15]&lt;[.CV$1];[.$H15]&gt;=[.CV$1]);1;&quot;&quot;)">
            <text:p/>
          </table:table-cell>
          <table:table-cell table:style-name="ce2" table:formula="of:=IF(AND([.$G15]&lt;[.CW$1];[.$H15]&gt;=[.CW$1]);1;&quot;&quot;)">
            <text:p/>
          </table:table-cell>
          <table:table-cell table:style-name="ce2" table:formula="of:=IF(AND([.$G15]&lt;[.CX$1];[.$H15]&gt;=[.CX$1]);1;&quot;&quot;)">
            <text:p/>
          </table:table-cell>
          <table:table-cell table:style-name="ce2" table:formula="of:=IF(AND([.$G15]&lt;[.CY$1];[.$H15]&gt;=[.CY$1]);1;&quot;&quot;)">
            <text:p/>
          </table:table-cell>
          <table:table-cell table:style-name="ce2" table:formula="of:=IF(AND([.$G15]&lt;[.CZ$1];[.$H15]&gt;=[.CZ$1]);1;&quot;&quot;)">
            <text:p/>
          </table:table-cell>
          <table:table-cell table:style-name="ce2" table:formula="of:=IF(AND([.$G15]&lt;[.DA$1];[.$H15]&gt;=[.DA$1]);1;&quot;&quot;)">
            <text:p/>
          </table:table-cell>
          <table:table-cell table:style-name="ce2" table:formula="of:=IF(AND([.$G15]&lt;[.DB$1];[.$H15]&gt;=[.DB$1]);1;&quot;&quot;)">
            <text:p/>
          </table:table-cell>
          <table:table-cell table:style-name="ce2" table:formula="of:=IF(AND([.$G15]&lt;[.DC$1];[.$H15]&gt;=[.DC$1]);1;&quot;&quot;)">
            <text:p/>
          </table:table-cell>
          <table:table-cell table:style-name="ce2" table:formula="of:=IF(AND([.$G15]&lt;[.DD$1];[.$H15]&gt;=[.DD$1]);1;&quot;&quot;)">
            <text:p/>
          </table:table-cell>
          <table:table-cell table:style-name="ce2" table:formula="of:=IF(AND([.$G15]&lt;[.DE$1];[.$H15]&gt;=[.DE$1]);1;&quot;&quot;)">
            <text:p/>
          </table:table-cell>
          <table:table-cell table:style-name="ce2" table:formula="of:=IF(AND([.$G15]&lt;[.DF$1];[.$H15]&gt;=[.DF$1]);1;&quot;&quot;)">
            <text:p/>
          </table:table-cell>
          <table:table-cell table:style-name="ce2" table:formula="of:=IF(AND([.$G15]&lt;[.DG$1];[.$H15]&gt;=[.DG$1]);1;&quot;&quot;)">
            <text:p/>
          </table:table-cell>
          <table:table-cell table:style-name="ce2" table:formula="of:=IF(AND([.$G15]&lt;[.DH$1];[.$H15]&gt;=[.DH$1]);1;&quot;&quot;)">
            <text:p/>
          </table:table-cell>
          <table:table-cell table:style-name="ce2" table:formula="of:=IF(AND([.$G15]&lt;[.DI$1];[.$H15]&gt;=[.DI$1]);1;&quot;&quot;)">
            <text:p/>
          </table:table-cell>
          <table:table-cell table:style-name="ce2" table:formula="of:=IF(AND([.$G15]&lt;[.DJ$1];[.$H15]&gt;=[.DJ$1]);1;&quot;&quot;)">
            <text:p/>
          </table:table-cell>
          <table:table-cell table:style-name="ce2" table:formula="of:=IF(AND([.$G15]&lt;[.DK$1];[.$H15]&gt;=[.DK$1]);1;&quot;&quot;)">
            <text:p/>
          </table:table-cell>
          <table:table-cell table:style-name="ce2" table:formula="of:=IF(AND([.$G15]&lt;[.DL$1];[.$H15]&gt;=[.DL$1]);1;&quot;&quot;)">
            <text:p/>
          </table:table-cell>
          <table:table-cell table:style-name="ce2" table:formula="of:=IF(AND([.$G15]&lt;[.DM$1];[.$H15]&gt;=[.DM$1]);1;&quot;&quot;)">
            <text:p/>
          </table:table-cell>
          <table:table-cell table:style-name="ce2" table:formula="of:=IF(AND([.$G15]&lt;[.DN$1];[.$H15]&gt;=[.DN$1]);1;&quot;&quot;)">
            <text:p/>
          </table:table-cell>
          <table:table-cell table:style-name="ce2" table:formula="of:=IF(AND([.$G15]&lt;[.DO$1];[.$H15]&gt;=[.DO$1]);1;&quot;&quot;)">
            <text:p/>
          </table:table-cell>
          <table:table-cell table:style-name="ce2" table:formula="of:=IF(AND([.$G15]&lt;[.DP$1];[.$H15]&gt;=[.DP$1]);1;&quot;&quot;)">
            <text:p/>
          </table:table-cell>
          <table:table-cell table:style-name="ce2" table:formula="of:=IF(AND([.$G15]&lt;[.DQ$1];[.$H15]&gt;=[.DQ$1]);1;&quot;&quot;)">
            <text:p/>
          </table:table-cell>
          <table:table-cell table:style-name="ce2" table:formula="of:=IF(AND([.$G15]&lt;[.DR$1];[.$H15]&gt;=[.DR$1]);1;&quot;&quot;)">
            <text:p/>
          </table:table-cell>
          <table:table-cell table:style-name="ce2" table:formula="of:=IF(AND([.$G15]&lt;[.DS$1];[.$H15]&gt;=[.DS$1]);1;&quot;&quot;)">
            <text:p/>
          </table:table-cell>
          <table:table-cell table:style-name="ce2" table:formula="of:=IF(AND([.$G15]&lt;[.DT$1];[.$H15]&gt;=[.DT$1]);1;&quot;&quot;)">
            <text:p/>
          </table:table-cell>
          <table:table-cell table:style-name="ce2" table:formula="of:=IF(AND([.$G15]&lt;[.DU$1];[.$H15]&gt;=[.DU$1]);1;&quot;&quot;)">
            <text:p/>
          </table:table-cell>
          <table:table-cell table:style-name="ce2" table:formula="of:=IF(AND([.$G15]&lt;[.DV$1];[.$H15]&gt;=[.DV$1]);1;&quot;&quot;)">
            <text:p/>
          </table:table-cell>
          <table:table-cell table:style-name="ce2" table:formula="of:=IF(AND([.$G15]&lt;[.DW$1];[.$H15]&gt;=[.DW$1]);1;&quot;&quot;)">
            <text:p/>
          </table:table-cell>
          <table:table-cell table:style-name="ce2" table:formula="of:=IF(AND([.$G15]&lt;[.DX$1];[.$H15]&gt;=[.DX$1]);1;&quot;&quot;)">
            <text:p/>
          </table:table-cell>
          <table:table-cell table:style-name="ce2" table:formula="of:=IF(AND([.$G15]&lt;[.DY$1];[.$H15]&gt;=[.DY$1]);1;&quot;&quot;)">
            <text:p/>
          </table:table-cell>
          <table:table-cell table:style-name="ce2" table:formula="of:=IF(AND([.$G15]&lt;[.DZ$1];[.$H15]&gt;=[.DZ$1]);1;&quot;&quot;)">
            <text:p/>
          </table:table-cell>
          <table:table-cell table:style-name="ce2" table:formula="of:=IF(AND([.$G15]&lt;[.EA$1];[.$H15]&gt;=[.EA$1]);1;&quot;&quot;)">
            <text:p/>
          </table:table-cell>
          <table:table-cell table:style-name="ce2" table:formula="of:=IF(AND([.$G15]&lt;[.EB$1];[.$H15]&gt;=[.EB$1]);1;&quot;&quot;)">
            <text:p/>
          </table:table-cell>
          <table:table-cell table:style-name="ce2" table:formula="of:=IF(AND([.$G15]&lt;[.EC$1];[.$H15]&gt;=[.EC$1]);1;&quot;&quot;)">
            <text:p/>
          </table:table-cell>
          <table:table-cell table:style-name="ce2" table:formula="of:=IF(AND([.$G15]&lt;[.ED$1];[.$H15]&gt;=[.ED$1]);1;&quot;&quot;)">
            <text:p/>
          </table:table-cell>
          <table:table-cell table:style-name="ce2" table:formula="of:=IF(AND([.$G15]&lt;[.EE$1];[.$H15]&gt;=[.EE$1]);1;&quot;&quot;)">
            <text:p/>
          </table:table-cell>
          <table:table-cell table:style-name="ce2" table:formula="of:=IF(AND([.$G15]&lt;[.EF$1];[.$H15]&gt;=[.EF$1]);1;&quot;&quot;)">
            <text:p/>
          </table:table-cell>
          <table:table-cell table:style-name="ce2" table:formula="of:=IF(AND([.$G15]&lt;[.EG$1];[.$H15]&gt;=[.EG$1]);1;&quot;&quot;)">
            <text:p/>
          </table:table-cell>
          <table:table-cell table:style-name="ce2" table:formula="of:=IF(AND([.$G15]&lt;[.EH$1];[.$H15]&gt;=[.EH$1]);1;&quot;&quot;)">
            <text:p/>
          </table:table-cell>
          <table:table-cell table:style-name="ce2" table:formula="of:=IF(AND([.$G15]&lt;[.EI$1];[.$H15]&gt;=[.EI$1]);1;&quot;&quot;)">
            <text:p/>
          </table:table-cell>
          <table:table-cell table:style-name="ce2" table:formula="of:=IF(AND([.$G15]&lt;[.EJ$1];[.$H15]&gt;=[.EJ$1]);1;&quot;&quot;)">
            <text:p/>
          </table:table-cell>
          <table:table-cell table:style-name="ce2" table:formula="of:=IF(AND([.$G15]&lt;[.EK$1];[.$H15]&gt;=[.EK$1]);1;&quot;&quot;)">
            <text:p/>
          </table:table-cell>
          <table:table-cell table:style-name="ce2" table:formula="of:=IF(AND([.$G15]&lt;[.EL$1];[.$H15]&gt;=[.EL$1]);1;&quot;&quot;)">
            <text:p/>
          </table:table-cell>
          <table:table-cell table:style-name="ce2" table:formula="of:=IF(AND([.$G15]&lt;[.EM$1];[.$H15]&gt;=[.EM$1]);1;&quot;&quot;)">
            <text:p/>
          </table:table-cell>
          <table:table-cell table:style-name="ce2" table:formula="of:=IF(AND([.$G15]&lt;[.EN$1];[.$H15]&gt;=[.EN$1]);1;&quot;&quot;)">
            <text:p/>
          </table:table-cell>
          <table:table-cell table:style-name="ce2" table:formula="of:=IF(AND([.$G15]&lt;[.EO$1];[.$H15]&gt;=[.EO$1]);1;&quot;&quot;)">
            <text:p/>
          </table:table-cell>
          <table:table-cell table:style-name="ce2" table:formula="of:=IF(AND([.$G15]&lt;[.EP$1];[.$H15]&gt;=[.EP$1]);1;&quot;&quot;)">
            <text:p/>
          </table:table-cell>
          <table:table-cell table:style-name="ce2" table:formula="of:=IF(AND([.$G15]&lt;[.EQ$1];[.$H15]&gt;=[.EQ$1]);1;&quot;&quot;)">
            <text:p/>
          </table:table-cell>
          <table:table-cell table:style-name="ce2" table:formula="of:=IF(AND([.$G15]&lt;[.ER$1];[.$H15]&gt;=[.ER$1]);1;&quot;&quot;)">
            <text:p/>
          </table:table-cell>
          <table:table-cell table:style-name="ce2" table:formula="of:=IF(AND([.$G15]&lt;[.ES$1];[.$H15]&gt;=[.ES$1]);1;&quot;&quot;)">
            <text:p/>
          </table:table-cell>
          <table:table-cell table:style-name="ce2" table:formula="of:=IF(AND([.$G15]&lt;[.ET$1];[.$H15]&gt;=[.ET$1]);1;&quot;&quot;)">
            <text:p/>
          </table:table-cell>
          <table:table-cell table:style-name="ce2" table:formula="of:=IF(AND([.$G15]&lt;[.EU$1];[.$H15]&gt;=[.EU$1]);1;&quot;&quot;)">
            <text:p/>
          </table:table-cell>
          <table:table-cell table:style-name="ce2" table:formula="of:=IF(AND([.$G15]&lt;[.EV$1];[.$H15]&gt;=[.EV$1]);1;&quot;&quot;)">
            <text:p/>
          </table:table-cell>
          <table:table-cell table:style-name="ce2" table:formula="of:=IF(AND([.$G15]&lt;[.EW$1];[.$H15]&gt;=[.EW$1]);1;&quot;&quot;)">
            <text:p/>
          </table:table-cell>
          <table:table-cell table:style-name="ce2" table:formula="of:=IF(AND([.$G15]&lt;[.EX$1];[.$H15]&gt;=[.EX$1]);1;&quot;&quot;)">
            <text:p/>
          </table:table-cell>
          <table:table-cell table:style-name="ce2" table:formula="of:=IF(AND([.$G15]&lt;[.EY$1];[.$H15]&gt;=[.EY$1]);1;&quot;&quot;)">
            <text:p/>
          </table:table-cell>
          <table:table-cell table:style-name="ce2" table:formula="of:=IF(AND([.$G15]&lt;[.EZ$1];[.$H15]&gt;=[.EZ$1]);1;&quot;&quot;)">
            <text:p/>
          </table:table-cell>
          <table:table-cell table:style-name="ce2" table:formula="of:=IF(AND([.$G15]&lt;[.FA$1];[.$H15]&gt;=[.FA$1]);1;&quot;&quot;)">
            <text:p/>
          </table:table-cell>
          <table:table-cell table:style-name="ce2" table:formula="of:=IF(AND([.$G15]&lt;[.FB$1];[.$H15]&gt;=[.FB$1]);1;&quot;&quot;)">
            <text:p/>
          </table:table-cell>
          <table:table-cell table:style-name="ce2" table:formula="of:=IF(AND([.$G15]&lt;[.FC$1];[.$H15]&gt;=[.FC$1]);1;&quot;&quot;)">
            <text:p/>
          </table:table-cell>
          <table:table-cell table:style-name="ce2" table:formula="of:=IF(AND([.$G15]&lt;[.FD$1];[.$H15]&gt;=[.FD$1]);1;&quot;&quot;)">
            <text:p/>
          </table:table-cell>
          <table:table-cell table:style-name="ce2" table:formula="of:=IF(AND([.$G15]&lt;[.FE$1];[.$H15]&gt;=[.FE$1]);1;&quot;&quot;)">
            <text:p/>
          </table:table-cell>
          <table:table-cell table:style-name="ce2" table:formula="of:=IF(AND([.$G15]&lt;[.FF$1];[.$H15]&gt;=[.FF$1]);1;&quot;&quot;)">
            <text:p/>
          </table:table-cell>
          <table:table-cell table:style-name="ce2" table:formula="of:=IF(AND([.$G15]&lt;[.FG$1];[.$H15]&gt;=[.FG$1]);1;&quot;&quot;)">
            <text:p/>
          </table:table-cell>
          <table:table-cell table:style-name="ce2" table:formula="of:=IF(AND([.$G15]&lt;[.FH$1];[.$H15]&gt;=[.FH$1]);1;&quot;&quot;)">
            <text:p/>
          </table:table-cell>
          <table:table-cell table:style-name="ce2" table:formula="of:=IF(AND([.$G15]&lt;[.FI$1];[.$H15]&gt;=[.FI$1]);1;&quot;&quot;)">
            <text:p/>
          </table:table-cell>
          <table:table-cell table:style-name="ce2" table:formula="of:=IF(AND([.$G15]&lt;[.FJ$1];[.$H15]&gt;=[.FJ$1]);1;&quot;&quot;)">
            <text:p/>
          </table:table-cell>
          <table:table-cell table:style-name="ce2" table:formula="of:=IF(AND([.$G15]&lt;[.FK$1];[.$H15]&gt;=[.FK$1]);1;&quot;&quot;)">
            <text:p/>
          </table:table-cell>
          <table:table-cell table:style-name="ce2" table:formula="of:=IF(AND([.$G15]&lt;[.FL$1];[.$H15]&gt;=[.FL$1]);1;&quot;&quot;)">
            <text:p/>
          </table:table-cell>
          <table:table-cell table:style-name="ce2" table:formula="of:=IF(AND([.$G15]&lt;[.FM$1];[.$H15]&gt;=[.FM$1]);1;&quot;&quot;)">
            <text:p/>
          </table:table-cell>
          <table:table-cell table:style-name="ce2" table:formula="of:=IF(AND([.$G15]&lt;[.FN$1];[.$H15]&gt;=[.FN$1]);1;&quot;&quot;)">
            <text:p/>
          </table:table-cell>
          <table:table-cell table:style-name="ce2" table:formula="of:=IF(AND([.$G15]&lt;[.FO$1];[.$H15]&gt;=[.FO$1]);1;&quot;&quot;)">
            <text:p/>
          </table:table-cell>
          <table:table-cell table:style-name="ce2" table:formula="of:=IF(AND([.$G15]&lt;[.FP$1];[.$H15]&gt;=[.FP$1]);1;&quot;&quot;)">
            <text:p/>
          </table:table-cell>
          <table:table-cell table:style-name="ce2" table:formula="of:=IF(AND([.$G15]&lt;[.FQ$1];[.$H15]&gt;=[.FQ$1]);1;&quot;&quot;)">
            <text:p/>
          </table:table-cell>
          <table:table-cell table:style-name="ce2" table:formula="of:=IF(AND([.$G15]&lt;[.FR$1];[.$H15]&gt;=[.FR$1]);1;&quot;&quot;)">
            <text:p/>
          </table:table-cell>
          <table:table-cell table:style-name="ce2" table:formula="of:=IF(AND([.$G15]&lt;[.FS$1];[.$H15]&gt;=[.FS$1]);1;&quot;&quot;)">
            <text:p/>
          </table:table-cell>
          <table:table-cell table:style-name="ce2" table:formula="of:=IF(AND([.$G15]&lt;[.FT$1];[.$H15]&gt;=[.FT$1]);1;&quot;&quot;)">
            <text:p/>
          </table:table-cell>
          <table:table-cell table:style-name="ce2" table:formula="of:=IF(AND([.$G15]&lt;[.FU$1];[.$H15]&gt;=[.FU$1]);1;&quot;&quot;)">
            <text:p/>
          </table:table-cell>
          <table:table-cell table:style-name="ce2" table:formula="of:=IF(AND([.$G15]&lt;[.FV$1];[.$H15]&gt;=[.FV$1]);1;&quot;&quot;)">
            <text:p/>
          </table:table-cell>
          <table:table-cell table:style-name="ce2" table:formula="of:=IF(AND([.$G15]&lt;[.FW$1];[.$H15]&gt;=[.FW$1]);1;&quot;&quot;)">
            <text:p/>
          </table:table-cell>
          <table:table-cell table:style-name="ce2" table:formula="of:=IF(AND([.$G15]&lt;[.FX$1];[.$H15]&gt;=[.FX$1]);1;&quot;&quot;)">
            <text:p/>
          </table:table-cell>
          <table:table-cell table:style-name="ce2" table:formula="of:=IF(AND([.$G15]&lt;[.FY$1];[.$H15]&gt;=[.FY$1]);1;&quot;&quot;)">
            <text:p/>
          </table:table-cell>
          <table:table-cell table:style-name="ce2" table:formula="of:=IF(AND([.$G15]&lt;[.FZ$1];[.$H15]&gt;=[.FZ$1]);1;&quot;&quot;)">
            <text:p/>
          </table:table-cell>
          <table:table-cell table:style-name="ce2" table:formula="of:=IF(AND([.$G15]&lt;[.GA$1];[.$H15]&gt;=[.GA$1]);1;&quot;&quot;)">
            <text:p/>
          </table:table-cell>
          <table:table-cell table:style-name="ce2" table:formula="of:=IF(AND([.$G15]&lt;[.GB$1];[.$H15]&gt;=[.GB$1]);1;&quot;&quot;)">
            <text:p/>
          </table:table-cell>
          <table:table-cell table:style-name="ce2" table:formula="of:=IF(AND([.$G15]&lt;[.GC$1];[.$H15]&gt;=[.GC$1]);1;&quot;&quot;)">
            <text:p/>
          </table:table-cell>
          <table:table-cell table:style-name="ce2" table:formula="of:=IF(AND([.$G15]&lt;[.GD$1];[.$H15]&gt;=[.GD$1]);1;&quot;&quot;)">
            <text:p/>
          </table:table-cell>
          <table:table-cell table:style-name="ce2" table:formula="of:=IF(AND([.$G15]&lt;[.GE$1];[.$H15]&gt;=[.GE$1]);1;&quot;&quot;)">
            <text:p/>
          </table:table-cell>
          <table:table-cell table:style-name="ce2" table:formula="of:=IF(AND([.$G15]&lt;[.GF$1];[.$H15]&gt;=[.GF$1]);1;&quot;&quot;)">
            <text:p/>
          </table:table-cell>
          <table:table-cell table:style-name="ce2" table:formula="of:=IF(AND([.$G15]&lt;[.GG$1];[.$H15]&gt;=[.GG$1]);1;&quot;&quot;)">
            <text:p/>
          </table:table-cell>
          <table:table-cell table:style-name="ce2" table:formula="of:=IF(AND([.$G15]&lt;[.GH$1];[.$H15]&gt;=[.GH$1]);1;&quot;&quot;)">
            <text:p/>
          </table:table-cell>
          <table:table-cell table:style-name="ce2" table:formula="of:=IF(AND([.$G15]&lt;[.GI$1];[.$H15]&gt;=[.GI$1]);1;&quot;&quot;)">
            <text:p/>
          </table:table-cell>
          <table:table-cell table:style-name="ce2" table:formula="of:=IF(AND([.$G15]&lt;[.GJ$1];[.$H15]&gt;=[.GJ$1]);1;&quot;&quot;)">
            <text:p/>
          </table:table-cell>
          <table:table-cell table:style-name="ce2" table:formula="of:=IF(AND([.$G15]&lt;[.GK$1];[.$H15]&gt;=[.GK$1]);1;&quot;&quot;)">
            <text:p/>
          </table:table-cell>
          <table:table-cell table:style-name="ce2" table:formula="of:=IF(AND([.$G15]&lt;[.GL$1];[.$H15]&gt;=[.GL$1]);1;&quot;&quot;)">
            <text:p/>
          </table:table-cell>
          <table:table-cell table:style-name="ce2" table:formula="of:=IF(AND([.$G15]&lt;[.GM$1];[.$H15]&gt;=[.GM$1]);1;&quot;&quot;)">
            <text:p/>
          </table:table-cell>
          <table:table-cell table:style-name="ce2" table:formula="of:=IF(AND([.$G15]&lt;[.GN$1];[.$H15]&gt;=[.GN$1]);1;&quot;&quot;)">
            <text:p/>
          </table:table-cell>
          <table:table-cell table:style-name="ce2" table:formula="of:=IF(AND([.$G15]&lt;[.GO$1];[.$H15]&gt;=[.GO$1]);1;&quot;&quot;)">
            <text:p/>
          </table:table-cell>
          <table:table-cell table:style-name="ce2" table:formula="of:=IF(AND([.$G15]&lt;[.GP$1];[.$H15]&gt;=[.GP$1]);1;&quot;&quot;)">
            <text:p/>
          </table:table-cell>
          <table:table-cell table:style-name="ce2" table:formula="of:=IF(AND([.$G15]&lt;[.GQ$1];[.$H15]&gt;=[.GQ$1]);1;&quot;&quot;)">
            <text:p/>
          </table:table-cell>
          <table:table-cell table:style-name="ce2" table:formula="of:=IF(AND([.$G15]&lt;[.GR$1];[.$H15]&gt;=[.GR$1]);1;&quot;&quot;)">
            <text:p/>
          </table:table-cell>
          <table:table-cell table:style-name="ce2" table:formula="of:=IF(AND([.$G15]&lt;[.GS$1];[.$H15]&gt;=[.GS$1]);1;&quot;&quot;)">
            <text:p/>
          </table:table-cell>
          <table:table-cell table:style-name="ce2" table:formula="of:=IF(AND([.$G15]&lt;[.GT$1];[.$H15]&gt;=[.GT$1]);1;&quot;&quot;)">
            <text:p/>
          </table:table-cell>
          <table:table-cell table:style-name="ce2" table:formula="of:=IF(AND([.$G15]&lt;[.GU$1];[.$H15]&gt;=[.GU$1]);1;&quot;&quot;)">
            <text:p/>
          </table:table-cell>
          <table:table-cell table:style-name="ce2" table:formula="of:=IF(AND([.$G15]&lt;[.GV$1];[.$H15]&gt;=[.GV$1]);1;&quot;&quot;)">
            <text:p/>
          </table:table-cell>
          <table:table-cell table:style-name="ce2" table:formula="of:=IF(AND([.$G15]&lt;[.GW$1];[.$H15]&gt;=[.GW$1]);1;&quot;&quot;)">
            <text:p/>
          </table:table-cell>
          <table:table-cell table:style-name="ce2" table:formula="of:=IF(AND([.$G15]&lt;[.GX$1];[.$H15]&gt;=[.GX$1]);1;&quot;&quot;)">
            <text:p/>
          </table:table-cell>
          <table:table-cell table:style-name="ce2" table:formula="of:=IF(AND([.$G15]&lt;[.GY$1];[.$H15]&gt;=[.GY$1]);1;&quot;&quot;)">
            <text:p/>
          </table:table-cell>
          <table:table-cell table:style-name="ce2" table:formula="of:=IF(AND([.$G15]&lt;[.GZ$1];[.$H15]&gt;=[.GZ$1]);1;&quot;&quot;)">
            <text:p/>
          </table:table-cell>
          <table:table-cell table:style-name="ce2" table:formula="of:=IF(AND([.$G15]&lt;[.HA$1];[.$H15]&gt;=[.HA$1]);1;&quot;&quot;)">
            <text:p/>
          </table:table-cell>
          <table:table-cell table:style-name="ce2" table:formula="of:=IF(AND([.$G15]&lt;[.HB$1];[.$H15]&gt;=[.HB$1]);1;&quot;&quot;)">
            <text:p/>
          </table:table-cell>
          <table:table-cell table:style-name="ce2" table:formula="of:=IF(AND([.$G15]&lt;[.HC$1];[.$H15]&gt;=[.HC$1]);1;&quot;&quot;)">
            <text:p/>
          </table:table-cell>
          <table:table-cell table:style-name="ce2" table:formula="of:=IF(AND([.$G15]&lt;[.HD$1];[.$H15]&gt;=[.HD$1]);1;&quot;&quot;)">
            <text:p/>
          </table:table-cell>
          <table:table-cell table:style-name="ce2" table:formula="of:=IF(AND([.$G15]&lt;[.HE$1];[.$H15]&gt;=[.HE$1]);1;&quot;&quot;)">
            <text:p/>
          </table:table-cell>
          <table:table-cell table:style-name="ce2" table:formula="of:=IF(AND([.$G15]&lt;[.HF$1];[.$H15]&gt;=[.HF$1]);1;&quot;&quot;)">
            <text:p/>
          </table:table-cell>
          <table:table-cell table:style-name="ce2" table:formula="of:=IF(AND([.$G15]&lt;[.HG$1];[.$H15]&gt;=[.HG$1]);1;&quot;&quot;)">
            <text:p/>
          </table:table-cell>
          <table:table-cell table:style-name="ce2" table:formula="of:=IF(AND([.$G15]&lt;[.HH$1];[.$H15]&gt;=[.HH$1]);1;&quot;&quot;)">
            <text:p/>
          </table:table-cell>
          <table:table-cell table:style-name="ce2" table:formula="of:=IF(AND([.$G15]&lt;[.HI$1];[.$H15]&gt;=[.HI$1]);1;&quot;&quot;)">
            <text:p/>
          </table:table-cell>
          <table:table-cell table:style-name="ce2" table:formula="of:=IF(AND([.$G15]&lt;[.HJ$1];[.$H15]&gt;=[.HJ$1]);1;&quot;&quot;)">
            <text:p/>
          </table:table-cell>
          <table:table-cell table:style-name="ce2" table:formula="of:=IF(AND([.$G15]&lt;[.HK$1];[.$H15]&gt;=[.HK$1]);1;&quot;&quot;)">
            <text:p/>
          </table:table-cell>
          <table:table-cell table:style-name="ce2" table:formula="of:=IF(AND([.$G15]&lt;[.HL$1];[.$H15]&gt;=[.HL$1]);1;&quot;&quot;)">
            <text:p/>
          </table:table-cell>
          <table:table-cell table:style-name="ce2" table:formula="of:=IF(AND([.$G15]&lt;[.HM$1];[.$H15]&gt;=[.HM$1]);1;&quot;&quot;)">
            <text:p/>
          </table:table-cell>
          <table:table-cell table:style-name="ce2" table:formula="of:=IF(AND([.$G15]&lt;[.HN$1];[.$H15]&gt;=[.HN$1]);1;&quot;&quot;)">
            <text:p/>
          </table:table-cell>
          <table:table-cell table:style-name="ce2" table:formula="of:=IF(AND([.$G15]&lt;[.HO$1];[.$H15]&gt;=[.HO$1]);1;&quot;&quot;)">
            <text:p/>
          </table:table-cell>
          <table:table-cell table:style-name="ce2" table:formula="of:=IF(AND([.$G15]&lt;[.HP$1];[.$H15]&gt;=[.HP$1]);1;&quot;&quot;)">
            <text:p/>
          </table:table-cell>
          <table:table-cell table:style-name="ce2" table:formula="of:=IF(AND([.$G15]&lt;[.HQ$1];[.$H15]&gt;=[.HQ$1]);1;&quot;&quot;)">
            <text:p/>
          </table:table-cell>
          <table:table-cell table:style-name="ce2" table:formula="of:=IF(AND([.$G15]&lt;[.HR$1];[.$H15]&gt;=[.HR$1]);1;&quot;&quot;)">
            <text:p/>
          </table:table-cell>
          <table:table-cell table:style-name="ce2" table:formula="of:=IF(AND([.$G15]&lt;[.HS$1];[.$H15]&gt;=[.HS$1]);1;&quot;&quot;)">
            <text:p/>
          </table:table-cell>
          <table:table-cell table:style-name="ce2" table:formula="of:=IF(AND([.$G15]&lt;[.HT$1];[.$H15]&gt;=[.HT$1]);1;&quot;&quot;)">
            <text:p/>
          </table:table-cell>
          <table:table-cell table:style-name="ce2" table:formula="of:=IF(AND([.$G15]&lt;[.HU$1];[.$H15]&gt;=[.HU$1]);1;&quot;&quot;)">
            <text:p/>
          </table:table-cell>
          <table:table-cell table:style-name="ce2" table:formula="of:=IF(AND([.$G15]&lt;[.HV$1];[.$H15]&gt;=[.HV$1]);1;&quot;&quot;)">
            <text:p/>
          </table:table-cell>
          <table:table-cell table:style-name="ce2" table:formula="of:=IF(AND([.$G15]&lt;[.HW$1];[.$H15]&gt;=[.HW$1]);1;&quot;&quot;)">
            <text:p/>
          </table:table-cell>
          <table:table-cell table:style-name="ce2" table:formula="of:=IF(AND([.$G15]&lt;[.HX$1];[.$H15]&gt;=[.HX$1]);1;&quot;&quot;)">
            <text:p/>
          </table:table-cell>
          <table:table-cell table:style-name="ce2" table:formula="of:=IF(AND([.$G15]&lt;[.HY$1];[.$H15]&gt;=[.HY$1]);1;&quot;&quot;)">
            <text:p/>
          </table:table-cell>
          <table:table-cell table:style-name="ce2" table:formula="of:=IF(AND([.$G15]&lt;[.HZ$1];[.$H15]&gt;=[.HZ$1]);1;&quot;&quot;)">
            <text:p/>
          </table:table-cell>
          <table:table-cell table:style-name="ce2" table:formula="of:=IF(AND([.$G15]&lt;[.IA$1];[.$H15]&gt;=[.IA$1]);1;&quot;&quot;)">
            <text:p/>
          </table:table-cell>
          <table:table-cell table:style-name="ce2" table:formula="of:=IF(AND([.$G15]&lt;[.IB$1];[.$H15]&gt;=[.IB$1]);1;&quot;&quot;)">
            <text:p/>
          </table:table-cell>
          <table:table-cell table:style-name="ce2" table:formula="of:=IF(AND([.$G15]&lt;[.IC$1];[.$H15]&gt;=[.IC$1]);1;&quot;&quot;)">
            <text:p/>
          </table:table-cell>
          <table:table-cell table:style-name="ce2" table:formula="of:=IF(AND([.$G15]&lt;[.ID$1];[.$H15]&gt;=[.ID$1]);1;&quot;&quot;)">
            <text:p/>
          </table:table-cell>
          <table:table-cell table:style-name="ce2" table:formula="of:=IF(AND([.$G15]&lt;[.IE$1];[.$H15]&gt;=[.IE$1]);1;&quot;&quot;)">
            <text:p/>
          </table:table-cell>
          <table:table-cell table:style-name="ce2" table:formula="of:=IF(AND([.$G15]&lt;[.IF$1];[.$H15]&gt;=[.IF$1]);1;&quot;&quot;)">
            <text:p/>
          </table:table-cell>
          <table:table-cell table:style-name="ce2" table:formula="of:=IF(AND([.$G15]&lt;[.IG$1];[.$H15]&gt;=[.IG$1]);1;&quot;&quot;)">
            <text:p/>
          </table:table-cell>
          <table:table-cell table:style-name="ce2" table:formula="of:=IF(AND([.$G15]&lt;[.IH$1];[.$H15]&gt;=[.IH$1]);1;&quot;&quot;)">
            <text:p/>
          </table:table-cell>
          <table:table-cell table:style-name="ce2" table:formula="of:=IF(AND([.$G15]&lt;[.II$1];[.$H15]&gt;=[.II$1]);1;&quot;&quot;)">
            <text:p/>
          </table:table-cell>
          <table:table-cell table:style-name="ce2" table:formula="of:=IF(AND([.$G15]&lt;[.IJ$1];[.$H15]&gt;=[.IJ$1]);1;&quot;&quot;)">
            <text:p/>
          </table:table-cell>
          <table:table-cell table:style-name="ce2" table:formula="of:=IF(AND([.$G15]&lt;[.IK$1];[.$H15]&gt;=[.IK$1]);1;&quot;&quot;)">
            <text:p/>
          </table:table-cell>
          <table:table-cell table:style-name="ce2" table:formula="of:=IF(AND([.$G15]&lt;[.IL$1];[.$H15]&gt;=[.IL$1]);1;&quot;&quot;)">
            <text:p/>
          </table:table-cell>
          <table:table-cell table:style-name="ce2" table:formula="of:=IF(AND([.$G15]&lt;[.IM$1];[.$H15]&gt;=[.IM$1]);1;&quot;&quot;)">
            <text:p/>
          </table:table-cell>
          <table:table-cell table:style-name="ce2" table:formula="of:=IF(AND([.$G15]&lt;[.IN$1];[.$H15]&gt;=[.IN$1]);1;&quot;&quot;)">
            <text:p/>
          </table:table-cell>
          <table:table-cell table:style-name="ce2" table:formula="of:=IF(AND([.$G15]&lt;[.IO$1];[.$H15]&gt;=[.IO$1]);1;&quot;&quot;)">
            <text:p/>
          </table:table-cell>
          <table:table-cell table:style-name="ce2" table:formula="of:=IF(AND([.$G15]&lt;[.IP$1];[.$H15]&gt;=[.IP$1]);1;&quot;&quot;)">
            <text:p/>
          </table:table-cell>
          <table:table-cell table:style-name="ce2" table:formula="of:=IF(AND([.$G15]&lt;[.IQ$1];[.$H15]&gt;=[.IQ$1]);1;&quot;&quot;)">
            <text:p/>
          </table:table-cell>
          <table:table-cell table:style-name="ce2" table:formula="of:=IF(AND([.$G15]&lt;[.IR$1];[.$H15]&gt;=[.IR$1]);1;&quot;&quot;)">
            <text:p/>
          </table:table-cell>
          <table:table-cell table:style-name="ce2" table:formula="of:=IF(AND([.$G15]&lt;[.IS$1];[.$H15]&gt;=[.IS$1]);1;&quot;&quot;)">
            <text:p/>
          </table:table-cell>
          <table:table-cell table:style-name="ce2" table:formula="of:=IF(AND([.$G15]&lt;[.IT$1];[.$H15]&gt;=[.IT$1]);1;&quot;&quot;)">
            <text:p/>
          </table:table-cell>
          <table:table-cell table:style-name="ce2" table:formula="of:=IF(AND([.$G15]&lt;[.IU$1];[.$H15]&gt;=[.IU$1]);1;&quot;&quot;)">
            <text:p/>
          </table:table-cell>
          <table:table-cell table:style-name="ce2" table:formula="of:=IF(AND([.$G15]&lt;[.IV$1];[.$H15]&gt;=[.IV$1]);1;&quot;&quot;)">
            <text:p/>
          </table:table-cell>
          <table:table-cell table:style-name="ce2" table:formula="of:=IF(AND([.$G15]&lt;[.IW$1];[.$H15]&gt;=[.IW$1]);1;&quot;&quot;)">
            <text:p/>
          </table:table-cell>
          <table:table-cell table:style-name="ce2" table:formula="of:=IF(AND([.$G15]&lt;[.IX$1];[.$H15]&gt;=[.IX$1]);1;&quot;&quot;)">
            <text:p/>
          </table:table-cell>
          <table:table-cell table:style-name="ce2" table:formula="of:=IF(AND([.$G15]&lt;[.IY$1];[.$H15]&gt;=[.IY$1]);1;&quot;&quot;)">
            <text:p/>
          </table:table-cell>
          <table:table-cell table:style-name="ce2" table:formula="of:=IF(AND([.$G15]&lt;[.IZ$1];[.$H15]&gt;=[.IZ$1]);1;&quot;&quot;)">
            <text:p/>
          </table:table-cell>
          <table:table-cell table:style-name="ce2" table:formula="of:=IF(AND([.$G15]&lt;[.JA$1];[.$H15]&gt;=[.JA$1]);1;&quot;&quot;)">
            <text:p/>
          </table:table-cell>
          <table:table-cell table:style-name="ce2" table:formula="of:=IF(AND([.$G15]&lt;[.JB$1];[.$H15]&gt;=[.JB$1]);1;&quot;&quot;)">
            <text:p/>
          </table:table-cell>
          <table:table-cell table:style-name="ce2" table:formula="of:=IF(AND([.$G15]&lt;[.JC$1];[.$H15]&gt;=[.JC$1]);1;&quot;&quot;)">
            <text:p/>
          </table:table-cell>
          <table:table-cell table:style-name="ce2" table:formula="of:=IF(AND([.$G15]&lt;[.JD$1];[.$H15]&gt;=[.JD$1]);1;&quot;&quot;)">
            <text:p/>
          </table:table-cell>
          <table:table-cell table:style-name="ce2" table:formula="of:=IF(AND([.$G15]&lt;[.JE$1];[.$H15]&gt;=[.JE$1]);1;&quot;&quot;)">
            <text:p/>
          </table:table-cell>
          <table:table-cell table:style-name="ce2" table:formula="of:=IF(AND([.$G15]&lt;[.JF$1];[.$H15]&gt;=[.JF$1]);1;&quot;&quot;)">
            <text:p/>
          </table:table-cell>
          <table:table-cell table:style-name="ce2" table:formula="of:=IF(AND([.$G15]&lt;[.JG$1];[.$H15]&gt;=[.JG$1]);1;&quot;&quot;)">
            <text:p/>
          </table:table-cell>
          <table:table-cell table:style-name="ce2" table:formula="of:=IF(AND([.$G15]&lt;[.JH$1];[.$H15]&gt;=[.JH$1]);1;&quot;&quot;)">
            <text:p/>
          </table:table-cell>
          <table:table-cell table:style-name="ce2" table:formula="of:=IF(AND([.$G15]&lt;[.JI$1];[.$H15]&gt;=[.JI$1]);1;&quot;&quot;)">
            <text:p/>
          </table:table-cell>
          <table:table-cell table:style-name="ce2" table:formula="of:=IF(AND([.$G15]&lt;[.JJ$1];[.$H15]&gt;=[.JJ$1]);1;&quot;&quot;)">
            <text:p/>
          </table:table-cell>
          <table:table-cell table:style-name="ce2" table:formula="of:=IF(AND([.$G15]&lt;[.JK$1];[.$H15]&gt;=[.JK$1]);1;&quot;&quot;)">
            <text:p/>
          </table:table-cell>
          <table:table-cell table:style-name="ce2" table:formula="of:=IF(AND([.$G15]&lt;[.JL$1];[.$H15]&gt;=[.JL$1]);1;&quot;&quot;)">
            <text:p/>
          </table:table-cell>
          <table:table-cell table:style-name="ce2" table:formula="of:=IF(AND([.$G15]&lt;[.JM$1];[.$H15]&gt;=[.JM$1]);1;&quot;&quot;)">
            <text:p/>
          </table:table-cell>
          <table:table-cell table:style-name="ce2" table:formula="of:=IF(AND([.$G15]&lt;[.JN$1];[.$H15]&gt;=[.JN$1]);1;&quot;&quot;)">
            <text:p/>
          </table:table-cell>
          <table:table-cell table:style-name="ce2" table:formula="of:=IF(AND([.$G15]&lt;[.JO$1];[.$H15]&gt;=[.JO$1]);1;&quot;&quot;)">
            <text:p/>
          </table:table-cell>
          <table:table-cell table:style-name="ce2" table:formula="of:=IF(AND([.$G15]&lt;[.JP$1];[.$H15]&gt;=[.JP$1]);1;&quot;&quot;)">
            <text:p/>
          </table:table-cell>
          <table:table-cell table:style-name="ce2" table:formula="of:=IF(AND([.$G15]&lt;[.JQ$1];[.$H15]&gt;=[.JQ$1]);1;&quot;&quot;)">
            <text:p/>
          </table:table-cell>
          <table:table-cell table:style-name="ce2" table:formula="of:=IF(AND([.$G15]&lt;[.JR$1];[.$H15]&gt;=[.JR$1]);1;&quot;&quot;)">
            <text:p/>
          </table:table-cell>
          <table:table-cell table:style-name="ce2" table:formula="of:=IF(AND([.$G15]&lt;[.JS$1];[.$H15]&gt;=[.JS$1]);1;&quot;&quot;)">
            <text:p/>
          </table:table-cell>
          <table:table-cell table:style-name="ce2" table:formula="of:=IF(AND([.$G15]&lt;[.JT$1];[.$H15]&gt;=[.JT$1]);1;&quot;&quot;)">
            <text:p/>
          </table:table-cell>
          <table:table-cell table:style-name="ce2" table:formula="of:=IF(AND([.$G15]&lt;[.JU$1];[.$H15]&gt;=[.JU$1]);1;&quot;&quot;)">
            <text:p/>
          </table:table-cell>
          <table:table-cell table:style-name="ce2" table:formula="of:=IF(AND([.$G15]&lt;[.JV$1];[.$H15]&gt;=[.JV$1]);1;&quot;&quot;)">
            <text:p/>
          </table:table-cell>
          <table:table-cell table:style-name="ce2" table:formula="of:=IF(AND([.$G15]&lt;[.JW$1];[.$H15]&gt;=[.JW$1]);1;&quot;&quot;)">
            <text:p/>
          </table:table-cell>
          <table:table-cell table:style-name="ce2" table:formula="of:=IF(AND([.$G15]&lt;[.JX$1];[.$H15]&gt;=[.JX$1]);1;&quot;&quot;)">
            <text:p/>
          </table:table-cell>
          <table:table-cell table:style-name="ce2" table:formula="of:=IF(AND([.$G15]&lt;[.JY$1];[.$H15]&gt;=[.JY$1]);1;&quot;&quot;)">
            <text:p/>
          </table:table-cell>
          <table:table-cell table:style-name="ce2" table:formula="of:=IF(AND([.$G15]&lt;[.JZ$1];[.$H15]&gt;=[.JZ$1]);1;&quot;&quot;)">
            <text:p/>
          </table:table-cell>
          <table:table-cell table:style-name="ce2" table:formula="of:=IF(AND([.$G15]&lt;[.KA$1];[.$H15]&gt;=[.KA$1]);1;&quot;&quot;)">
            <text:p/>
          </table:table-cell>
          <table:table-cell table:style-name="ce2" table:formula="of:=IF(AND([.$G15]&lt;[.KB$1];[.$H15]&gt;=[.KB$1]);1;&quot;&quot;)">
            <text:p/>
          </table:table-cell>
          <table:table-cell table:style-name="ce2" table:formula="of:=IF(AND([.$G15]&lt;[.KC$1];[.$H15]&gt;=[.KC$1]);1;&quot;&quot;)">
            <text:p/>
          </table:table-cell>
          <table:table-cell table:style-name="ce2" table:formula="of:=IF(AND([.$G15]&lt;[.KD$1];[.$H15]&gt;=[.KD$1]);1;&quot;&quot;)">
            <text:p/>
          </table:table-cell>
          <table:table-cell table:style-name="ce2" table:formula="of:=IF(AND([.$G15]&lt;[.KE$1];[.$H15]&gt;=[.KE$1]);1;&quot;&quot;)">
            <text:p/>
          </table:table-cell>
          <table:table-cell table:style-name="ce2" table:formula="of:=IF(AND([.$G15]&lt;[.KF$1];[.$H15]&gt;=[.KF$1]);1;&quot;&quot;)">
            <text:p/>
          </table:table-cell>
          <table:table-cell table:style-name="ce2" table:formula="of:=IF(AND([.$G15]&lt;[.KG$1];[.$H15]&gt;=[.KG$1]);1;&quot;&quot;)">
            <text:p/>
          </table:table-cell>
          <table:table-cell table:style-name="ce2" table:formula="of:=IF(AND([.$G15]&lt;[.KH$1];[.$H15]&gt;=[.KH$1]);1;&quot;&quot;)">
            <text:p/>
          </table:table-cell>
          <table:table-cell table:style-name="ce2" table:formula="of:=IF(AND([.$G15]&lt;[.KI$1];[.$H15]&gt;=[.KI$1]);1;&quot;&quot;)">
            <text:p/>
          </table:table-cell>
          <table:table-cell table:style-name="ce2" table:formula="of:=IF(AND([.$G15]&lt;[.KJ$1];[.$H15]&gt;=[.KJ$1]);1;&quot;&quot;)">
            <text:p/>
          </table:table-cell>
          <table:table-cell table:style-name="ce2" table:formula="of:=IF(AND([.$G15]&lt;[.KK$1];[.$H15]&gt;=[.KK$1]);1;&quot;&quot;)">
            <text:p/>
          </table:table-cell>
          <table:table-cell table:style-name="ce2" table:formula="of:=IF(AND([.$G15]&lt;[.KL$1];[.$H15]&gt;=[.KL$1]);1;&quot;&quot;)">
            <text:p/>
          </table:table-cell>
          <table:table-cell table:style-name="ce2" table:formula="of:=IF(AND([.$G15]&lt;[.KM$1];[.$H15]&gt;=[.KM$1]);1;&quot;&quot;)">
            <text:p/>
          </table:table-cell>
          <table:table-cell table:style-name="ce2" table:formula="of:=IF(AND([.$G15]&lt;[.KN$1];[.$H15]&gt;=[.KN$1]);1;&quot;&quot;)">
            <text:p/>
          </table:table-cell>
          <table:table-cell table:style-name="ce2" table:formula="of:=IF(AND([.$G15]&lt;[.KO$1];[.$H15]&gt;=[.KO$1]);1;&quot;&quot;)">
            <text:p/>
          </table:table-cell>
          <table:table-cell table:style-name="ce2" table:formula="of:=IF(AND([.$G15]&lt;[.KP$1];[.$H15]&gt;=[.KP$1]);1;&quot;&quot;)">
            <text:p/>
          </table:table-cell>
          <table:table-cell table:style-name="ce2" table:formula="of:=IF(AND([.$G15]&lt;[.KQ$1];[.$H15]&gt;=[.KQ$1]);1;&quot;&quot;)">
            <text:p/>
          </table:table-cell>
          <table:table-cell table:style-name="ce2" table:formula="of:=IF(AND([.$G15]&lt;[.KR$1];[.$H15]&gt;=[.KR$1]);1;&quot;&quot;)">
            <text:p/>
          </table:table-cell>
          <table:table-cell table:style-name="ce2" table:formula="of:=IF(AND([.$G15]&lt;[.KS$1];[.$H15]&gt;=[.KS$1]);1;&quot;&quot;)">
            <text:p/>
          </table:table-cell>
          <table:table-cell table:style-name="ce2" table:formula="of:=IF(AND([.$G15]&lt;[.KT$1];[.$H15]&gt;=[.KT$1]);1;&quot;&quot;)">
            <text:p/>
          </table:table-cell>
          <table:table-cell table:style-name="ce2" table:formula="of:=IF(AND([.$G15]&lt;[.KU$1];[.$H15]&gt;=[.KU$1]);1;&quot;&quot;)">
            <text:p/>
          </table:table-cell>
          <table:table-cell table:style-name="ce2" table:formula="of:=IF(AND([.$G15]&lt;[.KV$1];[.$H15]&gt;=[.KV$1]);1;&quot;&quot;)">
            <text:p/>
          </table:table-cell>
          <table:table-cell table:style-name="ce2" table:formula="of:=IF(AND([.$G15]&lt;[.KW$1];[.$H15]&gt;=[.KW$1]);1;&quot;&quot;)">
            <text:p/>
          </table:table-cell>
          <table:table-cell table:style-name="ce2" table:formula="of:=IF(AND([.$G15]&lt;[.KX$1];[.$H15]&gt;=[.KX$1]);1;&quot;&quot;)">
            <text:p/>
          </table:table-cell>
          <table:table-cell table:style-name="ce2" table:formula="of:=IF(AND([.$G15]&lt;[.KY$1];[.$H15]&gt;=[.KY$1]);1;&quot;&quot;)">
            <text:p/>
          </table:table-cell>
          <table:table-cell table:style-name="ce2" table:formula="of:=IF(AND([.$G15]&lt;[.KZ$1];[.$H15]&gt;=[.KZ$1]);1;&quot;&quot;)">
            <text:p/>
          </table:table-cell>
          <table:table-cell table:style-name="ce2" table:formula="of:=IF(AND([.$G15]&lt;[.LA$1];[.$H15]&gt;=[.LA$1]);1;&quot;&quot;)">
            <text:p/>
          </table:table-cell>
          <table:table-cell table:style-name="ce2" table:formula="of:=IF(AND([.$G15]&lt;[.LB$1];[.$H15]&gt;=[.LB$1]);1;&quot;&quot;)">
            <text:p/>
          </table:table-cell>
          <table:table-cell table:style-name="ce2" table:formula="of:=IF(AND([.$G15]&lt;[.LC$1];[.$H15]&gt;=[.LC$1]);1;&quot;&quot;)">
            <text:p/>
          </table:table-cell>
          <table:table-cell table:style-name="ce2" table:formula="of:=IF(AND([.$G15]&lt;[.LD$1];[.$H15]&gt;=[.LD$1]);1;&quot;&quot;)">
            <text:p/>
          </table:table-cell>
          <table:table-cell table:style-name="ce2" table:formula="of:=IF(AND([.$G15]&lt;[.LE$1];[.$H15]&gt;=[.LE$1]);1;&quot;&quot;)">
            <text:p/>
          </table:table-cell>
          <table:table-cell table:style-name="ce2" table:formula="of:=IF(AND([.$G15]&lt;[.LF$1];[.$H15]&gt;=[.LF$1]);1;&quot;&quot;)">
            <text:p/>
          </table:table-cell>
          <table:table-cell table:style-name="ce2" table:formula="of:=IF(AND([.$G15]&lt;[.LG$1];[.$H15]&gt;=[.LG$1]);1;&quot;&quot;)">
            <text:p/>
          </table:table-cell>
          <table:table-cell table:style-name="ce2" table:formula="of:=IF(AND([.$G15]&lt;[.LH$1];[.$H15]&gt;=[.LH$1]);1;&quot;&quot;)">
            <text:p/>
          </table:table-cell>
          <table:table-cell table:style-name="ce2" table:formula="of:=IF(AND([.$G15]&lt;[.LI$1];[.$H15]&gt;=[.LI$1]);1;&quot;&quot;)">
            <text:p/>
          </table:table-cell>
          <table:table-cell table:style-name="ce2" table:formula="of:=IF(AND([.$G15]&lt;[.LJ$1];[.$H15]&gt;=[.LJ$1]);1;&quot;&quot;)">
            <text:p/>
          </table:table-cell>
          <table:table-cell table:style-name="ce2" table:formula="of:=IF(AND([.$G15]&lt;[.LK$1];[.$H15]&gt;=[.LK$1]);1;&quot;&quot;)">
            <text:p/>
          </table:table-cell>
          <table:table-cell table:style-name="ce2" table:formula="of:=IF(AND([.$G15]&lt;[.LL$1];[.$H15]&gt;=[.LL$1]);1;&quot;&quot;)">
            <text:p/>
          </table:table-cell>
          <table:table-cell table:style-name="ce2" table:formula="of:=IF(AND([.$G15]&lt;[.LM$1];[.$H15]&gt;=[.LM$1]);1;&quot;&quot;)">
            <text:p/>
          </table:table-cell>
          <table:table-cell table:style-name="ce2" table:formula="of:=IF(AND([.$G15]&lt;[.LN$1];[.$H15]&gt;=[.LN$1]);1;&quot;&quot;)">
            <text:p/>
          </table:table-cell>
          <table:table-cell table:style-name="ce2" table:formula="of:=IF(AND([.$G15]&lt;[.LO$1];[.$H15]&gt;=[.LO$1]);1;&quot;&quot;)">
            <text:p/>
          </table:table-cell>
          <table:table-cell table:style-name="ce2" table:formula="of:=IF(AND([.$G15]&lt;[.LP$1];[.$H15]&gt;=[.LP$1]);1;&quot;&quot;)">
            <text:p/>
          </table:table-cell>
          <table:table-cell table:style-name="ce2" table:formula="of:=IF(AND([.$G15]&lt;[.LQ$1];[.$H15]&gt;=[.LQ$1]);1;&quot;&quot;)">
            <text:p/>
          </table:table-cell>
          <table:table-cell table:style-name="ce2" table:formula="of:=IF(AND([.$G15]&lt;[.LR$1];[.$H15]&gt;=[.LR$1]);1;&quot;&quot;)">
            <text:p/>
          </table:table-cell>
          <table:table-cell table:style-name="ce2" table:formula="of:=IF(AND([.$G15]&lt;[.LS$1];[.$H15]&gt;=[.LS$1]);1;&quot;&quot;)">
            <text:p/>
          </table:table-cell>
          <table:table-cell table:style-name="ce2" table:formula="of:=IF(AND([.$G15]&lt;[.LT$1];[.$H15]&gt;=[.LT$1]);1;&quot;&quot;)">
            <text:p/>
          </table:table-cell>
          <table:table-cell table:style-name="ce2" table:formula="of:=IF(AND([.$G15]&lt;[.LU$1];[.$H15]&gt;=[.LU$1]);1;&quot;&quot;)">
            <text:p/>
          </table:table-cell>
          <table:table-cell table:style-name="ce2" table:formula="of:=IF(AND([.$G15]&lt;[.LV$1];[.$H15]&gt;=[.LV$1]);1;&quot;&quot;)">
            <text:p/>
          </table:table-cell>
          <table:table-cell table:style-name="ce2" table:formula="of:=IF(AND([.$G15]&lt;[.LW$1];[.$H15]&gt;=[.LW$1]);1;&quot;&quot;)">
            <text:p/>
          </table:table-cell>
          <table:table-cell table:style-name="ce2" table:formula="of:=IF(AND([.$G15]&lt;[.LX$1];[.$H15]&gt;=[.LX$1]);1;&quot;&quot;)">
            <text:p/>
          </table:table-cell>
          <table:table-cell table:style-name="ce2" table:formula="of:=IF(AND([.$G15]&lt;[.LY$1];[.$H15]&gt;=[.LY$1]);1;&quot;&quot;)">
            <text:p/>
          </table:table-cell>
          <table:table-cell table:style-name="ce2" table:formula="of:=IF(AND([.$G15]&lt;[.LZ$1];[.$H15]&gt;=[.LZ$1]);1;&quot;&quot;)">
            <text:p/>
          </table:table-cell>
          <table:table-cell table:style-name="ce2" table:formula="of:=IF(AND([.$G15]&lt;[.MA$1];[.$H15]&gt;=[.MA$1]);1;&quot;&quot;)">
            <text:p/>
          </table:table-cell>
          <table:table-cell table:style-name="ce2" table:formula="of:=IF(AND([.$G15]&lt;[.MB$1];[.$H15]&gt;=[.MB$1]);1;&quot;&quot;)">
            <text:p/>
          </table:table-cell>
          <table:table-cell table:style-name="ce2" table:formula="of:=IF(AND([.$G15]&lt;[.MC$1];[.$H15]&gt;=[.MC$1]);1;&quot;&quot;)">
            <text:p/>
          </table:table-cell>
          <table:table-cell table:style-name="ce2" table:formula="of:=IF(AND([.$G15]&lt;[.MD$1];[.$H15]&gt;=[.MD$1]);1;&quot;&quot;)">
            <text:p/>
          </table:table-cell>
          <table:table-cell table:style-name="ce2" table:formula="of:=IF(AND([.$G15]&lt;[.ME$1];[.$H15]&gt;=[.ME$1]);1;&quot;&quot;)">
            <text:p/>
          </table:table-cell>
          <table:table-cell table:style-name="ce2" table:formula="of:=IF(AND([.$G15]&lt;[.MF$1];[.$H15]&gt;=[.MF$1]);1;&quot;&quot;)">
            <text:p/>
          </table:table-cell>
          <table:table-cell table:style-name="ce2" table:formula="of:=IF(AND([.$G15]&lt;[.MG$1];[.$H15]&gt;=[.MG$1]);1;&quot;&quot;)">
            <text:p/>
          </table:table-cell>
          <table:table-cell table:style-name="ce2" table:formula="of:=IF(AND([.$G15]&lt;[.MH$1];[.$H15]&gt;=[.MH$1]);1;&quot;&quot;)">
            <text:p/>
          </table:table-cell>
          <table:table-cell table:style-name="ce2" table:formula="of:=IF(AND([.$G15]&lt;[.MI$1];[.$H15]&gt;=[.MI$1]);1;&quot;&quot;)">
            <text:p/>
          </table:table-cell>
          <table:table-cell table:style-name="ce2" table:formula="of:=IF(AND([.$G15]&lt;[.MJ$1];[.$H15]&gt;=[.MJ$1]);1;&quot;&quot;)">
            <text:p/>
          </table:table-cell>
          <table:table-cell table:style-name="ce2" table:formula="of:=IF(AND([.$G15]&lt;[.MK$1];[.$H15]&gt;=[.MK$1]);1;&quot;&quot;)">
            <text:p/>
          </table:table-cell>
          <table:table-cell table:style-name="ce2" table:formula="of:=IF(AND([.$G15]&lt;[.ML$1];[.$H15]&gt;=[.ML$1]);1;&quot;&quot;)">
            <text:p/>
          </table:table-cell>
          <table:table-cell table:style-name="ce2" table:formula="of:=IF(AND([.$G15]&lt;[.MM$1];[.$H15]&gt;=[.MM$1]);1;&quot;&quot;)">
            <text:p/>
          </table:table-cell>
          <table:table-cell table:style-name="ce2" table:formula="of:=IF(AND([.$G15]&lt;[.MN$1];[.$H15]&gt;=[.MN$1]);1;&quot;&quot;)">
            <text:p/>
          </table:table-cell>
          <table:table-cell table:style-name="ce2" table:formula="of:=IF(AND([.$G15]&lt;[.MO$1];[.$H15]&gt;=[.MO$1]);1;&quot;&quot;)">
            <text:p/>
          </table:table-cell>
          <table:table-cell table:style-name="ce2" table:formula="of:=IF(AND([.$G15]&lt;[.MP$1];[.$H15]&gt;=[.MP$1]);1;&quot;&quot;)">
            <text:p/>
          </table:table-cell>
          <table:table-cell table:style-name="ce2" table:formula="of:=IF(AND([.$G15]&lt;[.MQ$1];[.$H15]&gt;=[.MQ$1]);1;&quot;&quot;)">
            <text:p/>
          </table:table-cell>
          <table:table-cell table:style-name="ce2" table:formula="of:=IF(AND([.$G15]&lt;[.MR$1];[.$H15]&gt;=[.MR$1]);1;&quot;&quot;)">
            <text:p/>
          </table:table-cell>
          <table:table-cell table:style-name="ce2" table:formula="of:=IF(AND([.$G15]&lt;[.MS$1];[.$H15]&gt;=[.MS$1]);1;&quot;&quot;)">
            <text:p/>
          </table:table-cell>
          <table:table-cell table:style-name="ce2" table:formula="of:=IF(AND([.$G15]&lt;[.MT$1];[.$H15]&gt;=[.MT$1]);1;&quot;&quot;)">
            <text:p/>
          </table:table-cell>
          <table:table-cell table:style-name="ce2" table:formula="of:=IF(AND([.$G15]&lt;[.MU$1];[.$H15]&gt;=[.MU$1]);1;&quot;&quot;)">
            <text:p/>
          </table:table-cell>
          <table:table-cell table:style-name="ce2" table:formula="of:=IF(AND([.$G15]&lt;[.MV$1];[.$H15]&gt;=[.MV$1]);1;&quot;&quot;)">
            <text:p/>
          </table:table-cell>
          <table:table-cell table:style-name="ce2" table:formula="of:=IF(AND([.$G15]&lt;[.MW$1];[.$H15]&gt;=[.MW$1]);1;&quot;&quot;)">
            <text:p/>
          </table:table-cell>
          <table:table-cell table:style-name="ce2" table:formula="of:=IF(AND([.$G15]&lt;[.MX$1];[.$H15]&gt;=[.MX$1]);1;&quot;&quot;)">
            <text:p/>
          </table:table-cell>
          <table:table-cell table:style-name="ce2" table:formula="of:=IF(AND([.$G15]&lt;[.MY$1];[.$H15]&gt;=[.MY$1]);1;&quot;&quot;)">
            <text:p/>
          </table:table-cell>
          <table:table-cell table:style-name="ce2" table:formula="of:=IF(AND([.$G15]&lt;[.MZ$1];[.$H15]&gt;=[.MZ$1]);1;&quot;&quot;)">
            <text:p/>
          </table:table-cell>
          <table:table-cell table:style-name="ce2" table:formula="of:=IF(AND([.$G15]&lt;[.NA$1];[.$H15]&gt;=[.NA$1]);1;&quot;&quot;)">
            <text:p/>
          </table:table-cell>
          <table:table-cell table:style-name="ce2" table:formula="of:=IF(AND([.$G15]&lt;[.NB$1];[.$H15]&gt;=[.NB$1]);1;&quot;&quot;)">
            <text:p/>
          </table:table-cell>
          <table:table-cell table:style-name="ce2" table:formula="of:=IF(AND([.$G15]&lt;[.NC$1];[.$H15]&gt;=[.NC$1]);1;&quot;&quot;)">
            <text:p/>
          </table:table-cell>
          <table:table-cell table:style-name="ce2" table:formula="of:=IF(AND([.$G15]&lt;[.ND$1];[.$H15]&gt;=[.ND$1]);1;&quot;&quot;)">
            <text:p/>
          </table:table-cell>
          <table:table-cell table:style-name="ce2" table:formula="of:=IF(AND([.$G15]&lt;[.NE$1];[.$H15]&gt;=[.NE$1]);1;&quot;&quot;)">
            <text:p/>
          </table:table-cell>
          <table:table-cell table:style-name="ce2" table:formula="of:=IF(AND([.$G15]&lt;[.NF$1];[.$H15]&gt;=[.NF$1]);1;&quot;&quot;)">
            <text:p/>
          </table:table-cell>
          <table:table-cell table:style-name="ce2" table:formula="of:=IF(AND([.$G15]&lt;[.NG$1];[.$H15]&gt;=[.NG$1]);1;&quot;&quot;)">
            <text:p/>
          </table:table-cell>
          <table:table-cell table:style-name="ce2" table:formula="of:=IF(AND([.$G15]&lt;[.NH$1];[.$H15]&gt;=[.NH$1]);1;&quot;&quot;)">
            <text:p/>
          </table:table-cell>
          <table:table-cell table:style-name="ce2" table:formula="of:=IF(AND([.$G15]&lt;[.NI$1];[.$H15]&gt;=[.NI$1]);1;&quot;&quot;)">
            <text:p/>
          </table:table-cell>
          <table:table-cell table:style-name="ce2" table:formula="of:=IF(AND([.$G15]&lt;[.NJ$1];[.$H15]&gt;=[.NJ$1]);1;&quot;&quot;)">
            <text:p/>
          </table:table-cell>
          <table:table-cell table:style-name="ce2" table:formula="of:=IF(AND([.$G15]&lt;[.NK$1];[.$H15]&gt;=[.NK$1]);1;&quot;&quot;)">
            <text:p/>
          </table:table-cell>
          <table:table-cell table:style-name="ce2" table:formula="of:=IF(AND([.$G15]&lt;[.NL$1];[.$H15]&gt;=[.NL$1]);1;&quot;&quot;)">
            <text:p/>
          </table:table-cell>
          <table:table-cell table:style-name="ce2" table:formula="of:=IF(AND([.$G15]&lt;[.NM$1];[.$H15]&gt;=[.NM$1]);1;&quot;&quot;)">
            <text:p/>
          </table:table-cell>
          <table:table-cell table:style-name="ce2" table:formula="of:=IF(AND([.$G15]&lt;[.NN$1];[.$H15]&gt;=[.NN$1]);1;&quot;&quot;)">
            <text:p/>
          </table:table-cell>
          <table:table-cell table:style-name="ce2" table:formula="of:=IF(AND([.$G15]&lt;[.NO$1];[.$H15]&gt;=[.NO$1]);1;&quot;&quot;)">
            <text:p/>
          </table:table-cell>
          <table:table-cell table:style-name="ce2" table:formula="of:=IF(AND([.$G15]&lt;[.NP$1];[.$H15]&gt;=[.NP$1]);1;&quot;&quot;)">
            <text:p/>
          </table:table-cell>
          <table:table-cell table:style-name="ce2" table:formula="of:=IF(AND([.$G15]&lt;[.NQ$1];[.$H15]&gt;=[.NQ$1]);1;&quot;&quot;)">
            <text:p/>
          </table:table-cell>
          <table:table-cell table:style-name="ce2" table:formula="of:=IF(AND([.$G15]&lt;[.NR$1];[.$H15]&gt;=[.NR$1]);1;&quot;&quot;)">
            <text:p/>
          </table:table-cell>
          <table:table-cell table:style-name="ce2" table:formula="of:=IF(AND([.$G15]&lt;[.NS$1];[.$H15]&gt;=[.NS$1]);1;&quot;&quot;)">
            <text:p/>
          </table:table-cell>
          <table:table-cell table:style-name="ce2" table:formula="of:=IF(AND([.$G15]&lt;[.NT$1];[.$H15]&gt;=[.NT$1]);1;&quot;&quot;)">
            <text:p/>
          </table:table-cell>
          <table:table-cell table:style-name="ce2" table:formula="of:=IF(AND([.$G15]&lt;[.NU$1];[.$H15]&gt;=[.NU$1]);1;&quot;&quot;)">
            <text:p/>
          </table:table-cell>
          <table:table-cell table:style-name="ce2" table:formula="of:=IF(AND([.$G15]&lt;[.NV$1];[.$H15]&gt;=[.NV$1]);1;&quot;&quot;)">
            <text:p/>
          </table:table-cell>
          <table:table-cell table:style-name="ce2" table:formula="of:=IF(AND([.$G15]&lt;[.NW$1];[.$H15]&gt;=[.NW$1]);1;&quot;&quot;)">
            <text:p/>
          </table:table-cell>
          <table:table-cell table:style-name="ce2" table:formula="of:=IF(AND([.$G15]&lt;[.NX$1];[.$H15]&gt;=[.NX$1]);1;&quot;&quot;)">
            <text:p/>
          </table:table-cell>
          <table:table-cell table:style-name="ce2" table:formula="of:=IF(AND([.$G15]&lt;[.NY$1];[.$H15]&gt;=[.NY$1]);1;&quot;&quot;)">
            <text:p/>
          </table:table-cell>
          <table:table-cell table:style-name="ce2" table:formula="of:=IF(AND([.$G15]&lt;[.NZ$1];[.$H15]&gt;=[.NZ$1]);1;&quot;&quot;)">
            <text:p/>
          </table:table-cell>
          <table:table-cell table:style-name="ce2" table:formula="of:=IF(AND([.$G15]&lt;[.OA$1];[.$H15]&gt;=[.OA$1]);1;&quot;&quot;)">
            <text:p/>
          </table:table-cell>
          <table:table-cell table:style-name="ce2" table:formula="of:=IF(AND([.$G15]&lt;[.OB$1];[.$H15]&gt;=[.OB$1]);1;&quot;&quot;)">
            <text:p/>
          </table:table-cell>
          <table:table-cell table:style-name="ce2" table:formula="of:=IF(AND([.$G15]&lt;[.OC$1];[.$H15]&gt;=[.OC$1]);1;&quot;&quot;)">
            <text:p/>
          </table:table-cell>
          <table:table-cell table:style-name="ce2" table:formula="of:=IF(AND([.$G15]&lt;[.OD$1];[.$H15]&gt;=[.OD$1]);1;&quot;&quot;)">
            <text:p/>
          </table:table-cell>
          <table:table-cell table:style-name="ce2" table:formula="of:=IF(AND([.$G15]&lt;[.OE$1];[.$H15]&gt;=[.OE$1]);1;&quot;&quot;)">
            <text:p/>
          </table:table-cell>
          <table:table-cell table:style-name="ce2" table:formula="of:=IF(AND([.$G15]&lt;[.OF$1];[.$H15]&gt;=[.OF$1]);1;&quot;&quot;)">
            <text:p/>
          </table:table-cell>
          <table:table-cell table:style-name="ce2" table:formula="of:=IF(AND([.$G15]&lt;[.OG$1];[.$H15]&gt;=[.OG$1]);1;&quot;&quot;)">
            <text:p/>
          </table:table-cell>
          <table:table-cell table:style-name="ce2" table:formula="of:=IF(AND([.$G15]&lt;[.OH$1];[.$H15]&gt;=[.OH$1]);1;&quot;&quot;)">
            <text:p/>
          </table:table-cell>
          <table:table-cell table:style-name="ce2" table:formula="of:=IF(AND([.$G15]&lt;[.OI$1];[.$H15]&gt;=[.OI$1]);1;&quot;&quot;)">
            <text:p/>
          </table:table-cell>
          <table:table-cell table:style-name="ce2" table:formula="of:=IF(AND([.$G15]&lt;[.OJ$1];[.$H15]&gt;=[.OJ$1]);1;&quot;&quot;)">
            <text:p/>
          </table:table-cell>
          <table:table-cell table:style-name="ce2" table:formula="of:=IF(AND([.$G15]&lt;[.OK$1];[.$H15]&gt;=[.OK$1]);1;&quot;&quot;)">
            <text:p/>
          </table:table-cell>
          <table:table-cell table:style-name="ce2" table:formula="of:=IF(AND([.$G15]&lt;[.OL$1];[.$H15]&gt;=[.OL$1]);1;&quot;&quot;)">
            <text:p/>
          </table:table-cell>
          <table:table-cell table:style-name="ce2" table:formula="of:=IF(AND([.$G15]&lt;[.OM$1];[.$H15]&gt;=[.OM$1]);1;&quot;&quot;)">
            <text:p/>
          </table:table-cell>
          <table:table-cell table:style-name="ce2" table:formula="of:=IF(AND([.$G15]&lt;[.ON$1];[.$H15]&gt;=[.ON$1]);1;&quot;&quot;)">
            <text:p/>
          </table:table-cell>
          <table:table-cell table:style-name="ce2" table:formula="of:=IF(AND([.$G15]&lt;[.OO$1];[.$H15]&gt;=[.OO$1]);1;&quot;&quot;)">
            <text:p/>
          </table:table-cell>
          <table:table-cell table:style-name="ce2" table:formula="of:=IF(AND([.$G15]&lt;[.OP$1];[.$H15]&gt;=[.OP$1]);1;&quot;&quot;)">
            <text:p/>
          </table:table-cell>
          <table:table-cell table:style-name="ce2" table:formula="of:=IF(AND([.$G15]&lt;[.OQ$1];[.$H15]&gt;=[.OQ$1]);1;&quot;&quot;)">
            <text:p/>
          </table:table-cell>
          <table:table-cell table:style-name="ce2" table:formula="of:=IF(AND([.$G15]&lt;[.OR$1];[.$H15]&gt;=[.OR$1]);1;&quot;&quot;)">
            <text:p/>
          </table:table-cell>
          <table:table-cell table:style-name="ce2" table:formula="of:=IF(AND([.$G15]&lt;[.OS$1];[.$H15]&gt;=[.OS$1]);1;&quot;&quot;)">
            <text:p/>
          </table:table-cell>
          <table:table-cell table:style-name="ce2" table:formula="of:=IF(AND([.$G15]&lt;[.OT$1];[.$H15]&gt;=[.OT$1]);1;&quot;&quot;)">
            <text:p/>
          </table:table-cell>
          <table:table-cell table:style-name="ce2" table:formula="of:=IF(AND([.$G15]&lt;[.OU$1];[.$H15]&gt;=[.OU$1]);1;&quot;&quot;)">
            <text:p/>
          </table:table-cell>
          <table:table-cell table:style-name="ce2" table:formula="of:=IF(AND([.$G15]&lt;[.OV$1];[.$H15]&gt;=[.OV$1]);1;&quot;&quot;)">
            <text:p/>
          </table:table-cell>
          <table:table-cell table:style-name="ce2" table:formula="of:=IF(AND([.$G15]&lt;[.OW$1];[.$H15]&gt;=[.OW$1]);1;&quot;&quot;)">
            <text:p/>
          </table:table-cell>
          <table:table-cell table:style-name="ce2" table:formula="of:=IF(AND([.$G15]&lt;[.OX$1];[.$H15]&gt;=[.OX$1]);1;&quot;&quot;)">
            <text:p/>
          </table:table-cell>
          <table:table-cell table:style-name="ce2" table:formula="of:=IF(AND([.$G15]&lt;[.OY$1];[.$H15]&gt;=[.OY$1]);1;&quot;&quot;)">
            <text:p/>
          </table:table-cell>
          <table:table-cell table:style-name="ce2" table:formula="of:=IF(AND([.$G15]&lt;[.OZ$1];[.$H15]&gt;=[.OZ$1]);1;&quot;&quot;)">
            <text:p/>
          </table:table-cell>
          <table:table-cell table:style-name="ce2" table:formula="of:=IF(AND([.$G15]&lt;[.PA$1];[.$H15]&gt;=[.PA$1]);1;&quot;&quot;)">
            <text:p/>
          </table:table-cell>
          <table:table-cell table:style-name="ce2" table:formula="of:=IF(AND([.$G15]&lt;[.PB$1];[.$H15]&gt;=[.PB$1]);1;&quot;&quot;)">
            <text:p/>
          </table:table-cell>
          <table:table-cell table:style-name="ce2" table:formula="of:=IF(AND([.$G15]&lt;[.PC$1];[.$H15]&gt;=[.PC$1]);1;&quot;&quot;)">
            <text:p/>
          </table:table-cell>
          <table:table-cell table:style-name="ce2" table:formula="of:=IF(AND([.$G15]&lt;[.PD$1];[.$H15]&gt;=[.PD$1]);1;&quot;&quot;)">
            <text:p/>
          </table:table-cell>
          <table:table-cell table:style-name="ce2" table:formula="of:=IF(AND([.$G15]&lt;[.PE$1];[.$H15]&gt;=[.PE$1]);1;&quot;&quot;)">
            <text:p/>
          </table:table-cell>
          <table:table-cell table:style-name="ce2" table:formula="of:=IF(AND([.$G15]&lt;[.PF$1];[.$H15]&gt;=[.PF$1]);1;&quot;&quot;)">
            <text:p/>
          </table:table-cell>
          <table:table-cell table:style-name="ce2" table:formula="of:=IF(AND([.$G15]&lt;[.PG$1];[.$H15]&gt;=[.PG$1]);1;&quot;&quot;)">
            <text:p/>
          </table:table-cell>
          <table:table-cell table:style-name="ce2" table:formula="of:=IF(AND([.$G15]&lt;[.PH$1];[.$H15]&gt;=[.PH$1]);1;&quot;&quot;)">
            <text:p/>
          </table:table-cell>
          <table:table-cell table:style-name="ce2" table:formula="of:=IF(AND([.$G15]&lt;[.PI$1];[.$H15]&gt;=[.PI$1]);1;&quot;&quot;)">
            <text:p/>
          </table:table-cell>
          <table:table-cell table:style-name="ce2" table:formula="of:=IF(AND([.$G15]&lt;[.PJ$1];[.$H15]&gt;=[.PJ$1]);1;&quot;&quot;)">
            <text:p/>
          </table:table-cell>
          <table:table-cell table:style-name="ce2" table:formula="of:=IF(AND([.$G15]&lt;[.PK$1];[.$H15]&gt;=[.PK$1]);1;&quot;&quot;)">
            <text:p/>
          </table:table-cell>
          <table:table-cell table:style-name="ce2" table:formula="of:=IF(AND([.$G15]&lt;[.PL$1];[.$H15]&gt;=[.PL$1]);1;&quot;&quot;)">
            <text:p/>
          </table:table-cell>
          <table:table-cell table:style-name="ce2" table:formula="of:=IF(AND([.$G15]&lt;[.PM$1];[.$H15]&gt;=[.PM$1]);1;&quot;&quot;)">
            <text:p/>
          </table:table-cell>
          <table:table-cell table:style-name="ce2" table:formula="of:=IF(AND([.$G15]&lt;[.PN$1];[.$H15]&gt;=[.PN$1]);1;&quot;&quot;)">
            <text:p/>
          </table:table-cell>
          <table:table-cell table:style-name="ce2" table:formula="of:=IF(AND([.$G15]&lt;[.PO$1];[.$H15]&gt;=[.PO$1]);1;&quot;&quot;)">
            <text:p/>
          </table:table-cell>
          <table:table-cell table:style-name="ce2" table:formula="of:=IF(AND([.$G15]&lt;[.PP$1];[.$H15]&gt;=[.PP$1]);1;&quot;&quot;)">
            <text:p/>
          </table:table-cell>
          <table:table-cell table:style-name="ce2" table:formula="of:=IF(AND([.$G15]&lt;[.PQ$1];[.$H15]&gt;=[.PQ$1]);1;&quot;&quot;)">
            <text:p/>
          </table:table-cell>
          <table:table-cell table:style-name="ce2" table:formula="of:=IF(AND([.$G15]&lt;[.PR$1];[.$H15]&gt;=[.PR$1]);1;&quot;&quot;)">
            <text:p/>
          </table:table-cell>
          <table:table-cell table:style-name="ce2" table:formula="of:=IF(AND([.$G15]&lt;[.PS$1];[.$H15]&gt;=[.PS$1]);1;&quot;&quot;)">
            <text:p/>
          </table:table-cell>
          <table:table-cell table:style-name="ce2" table:formula="of:=IF(AND([.$G15]&lt;[.PT$1];[.$H15]&gt;=[.PT$1]);1;&quot;&quot;)">
            <text:p/>
          </table:table-cell>
          <table:table-cell table:style-name="ce2" table:formula="of:=IF(AND([.$G15]&lt;[.PU$1];[.$H15]&gt;=[.PU$1]);1;&quot;&quot;)">
            <text:p/>
          </table:table-cell>
          <table:table-cell table:style-name="ce2" table:formula="of:=IF(AND([.$G15]&lt;[.PV$1];[.$H15]&gt;=[.PV$1]);1;&quot;&quot;)">
            <text:p/>
          </table:table-cell>
          <table:table-cell table:style-name="ce2" table:formula="of:=IF(AND([.$G15]&lt;[.PW$1];[.$H15]&gt;=[.PW$1]);1;&quot;&quot;)">
            <text:p/>
          </table:table-cell>
          <table:table-cell table:style-name="ce2" table:formula="of:=IF(AND([.$G15]&lt;[.PX$1];[.$H15]&gt;=[.PX$1]);1;&quot;&quot;)">
            <text:p/>
          </table:table-cell>
          <table:table-cell table:style-name="ce2" table:formula="of:=IF(AND([.$G15]&lt;[.PY$1];[.$H15]&gt;=[.PY$1]);1;&quot;&quot;)">
            <text:p/>
          </table:table-cell>
          <table:table-cell table:style-name="ce2" table:formula="of:=IF(AND([.$G15]&lt;[.PZ$1];[.$H15]&gt;=[.PZ$1]);1;&quot;&quot;)">
            <text:p/>
          </table:table-cell>
          <table:table-cell table:style-name="ce2" table:formula="of:=IF(AND([.$G15]&lt;[.QA$1];[.$H15]&gt;=[.QA$1]);1;&quot;&quot;)">
            <text:p/>
          </table:table-cell>
          <table:table-cell table:style-name="ce2" table:formula="of:=IF(AND([.$G15]&lt;[.QB$1];[.$H15]&gt;=[.QB$1]);1;&quot;&quot;)">
            <text:p/>
          </table:table-cell>
          <table:table-cell table:style-name="ce2" table:formula="of:=IF(AND([.$G15]&lt;[.QC$1];[.$H15]&gt;=[.QC$1]);1;&quot;&quot;)">
            <text:p/>
          </table:table-cell>
          <table:table-cell table:style-name="ce2" table:formula="of:=IF(AND([.$G15]&lt;[.QD$1];[.$H15]&gt;=[.QD$1]);1;&quot;&quot;)">
            <text:p/>
          </table:table-cell>
          <table:table-cell table:style-name="ce2" table:formula="of:=IF(AND([.$G15]&lt;[.QE$1];[.$H15]&gt;=[.QE$1]);1;&quot;&quot;)">
            <text:p/>
          </table:table-cell>
          <table:table-cell table:style-name="ce2" table:formula="of:=IF(AND([.$G15]&lt;[.QF$1];[.$H15]&gt;=[.QF$1]);1;&quot;&quot;)">
            <text:p/>
          </table:table-cell>
          <table:table-cell table:style-name="ce2" table:formula="of:=IF(AND([.$G15]&lt;[.QG$1];[.$H15]&gt;=[.QG$1]);1;&quot;&quot;)">
            <text:p/>
          </table:table-cell>
          <table:table-cell table:style-name="ce2" table:formula="of:=IF(AND([.$G15]&lt;[.QH$1];[.$H15]&gt;=[.QH$1]);1;&quot;&quot;)">
            <text:p/>
          </table:table-cell>
          <table:table-cell table:style-name="ce2" table:formula="of:=IF(AND([.$G15]&lt;[.QI$1];[.$H15]&gt;=[.QI$1]);1;&quot;&quot;)">
            <text:p/>
          </table:table-cell>
          <table:table-cell table:style-name="ce2" table:formula="of:=IF(AND([.$G15]&lt;[.QJ$1];[.$H15]&gt;=[.QJ$1]);1;&quot;&quot;)">
            <text:p/>
          </table:table-cell>
          <table:table-cell table:style-name="ce2" table:formula="of:=IF(AND([.$G15]&lt;[.QK$1];[.$H15]&gt;=[.QK$1]);1;&quot;&quot;)">
            <text:p/>
          </table:table-cell>
          <table:table-cell table:style-name="ce2" table:formula="of:=IF(AND([.$G15]&lt;[.QL$1];[.$H15]&gt;=[.QL$1]);1;&quot;&quot;)">
            <text:p/>
          </table:table-cell>
          <table:table-cell table:style-name="ce2" table:formula="of:=IF(AND([.$G15]&lt;[.QM$1];[.$H15]&gt;=[.QM$1]);1;&quot;&quot;)">
            <text:p/>
          </table:table-cell>
          <table:table-cell table:style-name="ce2" table:formula="of:=IF(AND([.$G15]&lt;[.QN$1];[.$H15]&gt;=[.QN$1]);1;&quot;&quot;)">
            <text:p/>
          </table:table-cell>
          <table:table-cell table:style-name="ce2" table:formula="of:=IF(AND([.$G15]&lt;[.QO$1];[.$H15]&gt;=[.QO$1]);1;&quot;&quot;)">
            <text:p/>
          </table:table-cell>
          <table:table-cell table:style-name="ce2" table:formula="of:=IF(AND([.$G15]&lt;[.QP$1];[.$H15]&gt;=[.QP$1]);1;&quot;&quot;)">
            <text:p/>
          </table:table-cell>
          <table:table-cell table:style-name="ce2" table:formula="of:=IF(AND([.$G15]&lt;[.QQ$1];[.$H15]&gt;=[.QQ$1]);1;&quot;&quot;)">
            <text:p/>
          </table:table-cell>
          <table:table-cell table:style-name="ce2" table:formula="of:=IF(AND([.$G15]&lt;[.QR$1];[.$H15]&gt;=[.QR$1]);1;&quot;&quot;)">
            <text:p/>
          </table:table-cell>
          <table:table-cell table:style-name="ce2" table:formula="of:=IF(AND([.$G15]&lt;[.QS$1];[.$H15]&gt;=[.QS$1]);1;&quot;&quot;)">
            <text:p/>
          </table:table-cell>
          <table:table-cell table:style-name="ce2" table:formula="of:=IF(AND([.$G15]&lt;[.QT$1];[.$H15]&gt;=[.QT$1]);1;&quot;&quot;)">
            <text:p/>
          </table:table-cell>
          <table:table-cell table:style-name="ce2" table:formula="of:=IF(AND([.$G15]&lt;[.QU$1];[.$H15]&gt;=[.QU$1]);1;&quot;&quot;)">
            <text:p/>
          </table:table-cell>
          <table:table-cell table:style-name="ce2" table:formula="of:=IF(AND([.$G15]&lt;[.QV$1];[.$H15]&gt;=[.QV$1]);1;&quot;&quot;)">
            <text:p/>
          </table:table-cell>
          <table:table-cell table:style-name="ce2" table:formula="of:=IF(AND([.$G15]&lt;[.QW$1];[.$H15]&gt;=[.QW$1]);1;&quot;&quot;)">
            <text:p/>
          </table:table-cell>
          <table:table-cell table:style-name="ce2" table:formula="of:=IF(AND([.$G15]&lt;[.QX$1];[.$H15]&gt;=[.QX$1]);1;&quot;&quot;)">
            <text:p/>
          </table:table-cell>
          <table:table-cell table:style-name="ce2" table:formula="of:=IF(AND([.$G15]&lt;[.QY$1];[.$H15]&gt;=[.QY$1]);1;&quot;&quot;)">
            <text:p/>
          </table:table-cell>
          <table:table-cell table:style-name="ce2" table:formula="of:=IF(AND([.$G15]&lt;[.QZ$1];[.$H15]&gt;=[.QZ$1]);1;&quot;&quot;)">
            <text:p/>
          </table:table-cell>
          <table:table-cell table:style-name="ce2" table:formula="of:=IF(AND([.$G15]&lt;[.RA$1];[.$H15]&gt;=[.RA$1]);1;&quot;&quot;)">
            <text:p/>
          </table:table-cell>
          <table:table-cell table:style-name="ce2" table:formula="of:=IF(AND([.$G15]&lt;[.RB$1];[.$H15]&gt;=[.RB$1]);1;&quot;&quot;)">
            <text:p/>
          </table:table-cell>
          <table:table-cell table:style-name="ce2" table:formula="of:=IF(AND([.$G15]&lt;[.RC$1];[.$H15]&gt;=[.RC$1]);1;&quot;&quot;)">
            <text:p/>
          </table:table-cell>
          <table:table-cell table:style-name="ce2" table:formula="of:=IF(AND([.$G15]&lt;[.RD$1];[.$H15]&gt;=[.RD$1]);1;&quot;&quot;)">
            <text:p/>
          </table:table-cell>
          <table:table-cell table:style-name="ce2" table:formula="of:=IF(AND([.$G15]&lt;[.RE$1];[.$H15]&gt;=[.RE$1]);1;&quot;&quot;)">
            <text:p/>
          </table:table-cell>
          <table:table-cell table:style-name="ce2" table:formula="of:=IF(AND([.$G15]&lt;[.RF$1];[.$H15]&gt;=[.RF$1]);1;&quot;&quot;)">
            <text:p/>
          </table:table-cell>
          <table:table-cell table:style-name="ce2" table:formula="of:=IF(AND([.$G15]&lt;[.RG$1];[.$H15]&gt;=[.RG$1]);1;&quot;&quot;)">
            <text:p/>
          </table:table-cell>
          <table:table-cell table:style-name="ce2" table:formula="of:=IF(AND([.$G15]&lt;[.RH$1];[.$H15]&gt;=[.RH$1]);1;&quot;&quot;)">
            <text:p/>
          </table:table-cell>
          <table:table-cell table:style-name="ce2" table:formula="of:=IF(AND([.$G15]&lt;[.RI$1];[.$H15]&gt;=[.RI$1]);1;&quot;&quot;)">
            <text:p/>
          </table:table-cell>
          <table:table-cell table:style-name="ce2" table:formula="of:=IF(AND([.$G15]&lt;[.RJ$1];[.$H15]&gt;=[.RJ$1]);1;&quot;&quot;)">
            <text:p/>
          </table:table-cell>
          <table:table-cell table:style-name="ce2" table:formula="of:=IF(AND([.$G15]&lt;[.RK$1];[.$H15]&gt;=[.RK$1]);1;&quot;&quot;)">
            <text:p/>
          </table:table-cell>
          <table:table-cell table:style-name="ce2" table:formula="of:=IF(AND([.$G15]&lt;[.RL$1];[.$H15]&gt;=[.RL$1]);1;&quot;&quot;)">
            <text:p/>
          </table:table-cell>
          <table:table-cell table:style-name="ce2" table:formula="of:=IF(AND([.$G15]&lt;[.RM$1];[.$H15]&gt;=[.RM$1]);1;&quot;&quot;)">
            <text:p/>
          </table:table-cell>
          <table:table-cell table:style-name="ce2" table:formula="of:=IF(AND([.$G15]&lt;[.RN$1];[.$H15]&gt;=[.RN$1]);1;&quot;&quot;)">
            <text:p/>
          </table:table-cell>
          <table:table-cell table:style-name="ce2" table:formula="of:=IF(AND([.$G15]&lt;[.RO$1];[.$H15]&gt;=[.RO$1]);1;&quot;&quot;)">
            <text:p/>
          </table:table-cell>
          <table:table-cell table:style-name="ce2" table:formula="of:=IF(AND([.$G15]&lt;[.RP$1];[.$H15]&gt;=[.RP$1]);1;&quot;&quot;)">
            <text:p/>
          </table:table-cell>
          <table:table-cell table:style-name="ce2" table:formula="of:=IF(AND([.$G15]&lt;[.RQ$1];[.$H15]&gt;=[.RQ$1]);1;&quot;&quot;)">
            <text:p/>
          </table:table-cell>
          <table:table-cell table:style-name="ce2" table:formula="of:=IF(AND([.$G15]&lt;[.RR$1];[.$H15]&gt;=[.RR$1]);1;&quot;&quot;)">
            <text:p/>
          </table:table-cell>
          <table:table-cell table:style-name="ce2" table:formula="of:=IF(AND([.$G15]&lt;[.RS$1];[.$H15]&gt;=[.RS$1]);1;&quot;&quot;)">
            <text:p/>
          </table:table-cell>
          <table:table-cell table:style-name="ce2" table:formula="of:=IF(AND([.$G15]&lt;[.RT$1];[.$H15]&gt;=[.RT$1]);1;&quot;&quot;)">
            <text:p/>
          </table:table-cell>
          <table:table-cell table:style-name="ce2" table:formula="of:=IF(AND([.$G15]&lt;[.RU$1];[.$H15]&gt;=[.RU$1]);1;&quot;&quot;)">
            <text:p/>
          </table:table-cell>
          <table:table-cell table:style-name="ce2" table:formula="of:=IF(AND([.$G15]&lt;[.RV$1];[.$H15]&gt;=[.RV$1]);1;&quot;&quot;)">
            <text:p/>
          </table:table-cell>
          <table:table-cell table:style-name="ce2" table:formula="of:=IF(AND([.$G15]&lt;[.RW$1];[.$H15]&gt;=[.RW$1]);1;&quot;&quot;)">
            <text:p/>
          </table:table-cell>
          <table:table-cell table:style-name="ce2" table:formula="of:=IF(AND([.$G15]&lt;[.RX$1];[.$H15]&gt;=[.RX$1]);1;&quot;&quot;)">
            <text:p/>
          </table:table-cell>
          <table:table-cell table:style-name="ce2" table:formula="of:=IF(AND([.$G15]&lt;[.RY$1];[.$H15]&gt;=[.RY$1]);1;&quot;&quot;)">
            <text:p/>
          </table:table-cell>
          <table:table-cell table:style-name="ce2" table:formula="of:=IF(AND([.$G15]&lt;[.RZ$1];[.$H15]&gt;=[.RZ$1]);1;&quot;&quot;)">
            <text:p/>
          </table:table-cell>
          <table:table-cell table:style-name="ce2" table:formula="of:=IF(AND([.$G15]&lt;[.SA$1];[.$H15]&gt;=[.SA$1]);1;&quot;&quot;)">
            <text:p/>
          </table:table-cell>
          <table:table-cell table:style-name="ce2" table:formula="of:=IF(AND([.$G15]&lt;[.SB$1];[.$H15]&gt;=[.SB$1]);1;&quot;&quot;)">
            <text:p/>
          </table:table-cell>
          <table:table-cell table:style-name="ce2" table:formula="of:=IF(AND([.$G15]&lt;[.SC$1];[.$H15]&gt;=[.SC$1]);1;&quot;&quot;)">
            <text:p/>
          </table:table-cell>
          <table:table-cell table:style-name="ce2" table:formula="of:=IF(AND([.$G15]&lt;[.SD$1];[.$H15]&gt;=[.SD$1]);1;&quot;&quot;)">
            <text:p/>
          </table:table-cell>
          <table:table-cell table:style-name="ce2" table:formula="of:=IF(AND([.$G15]&lt;[.SE$1];[.$H15]&gt;=[.SE$1]);1;&quot;&quot;)">
            <text:p/>
          </table:table-cell>
          <table:table-cell table:style-name="ce2" table:formula="of:=IF(AND([.$G15]&lt;[.SF$1];[.$H15]&gt;=[.SF$1]);1;&quot;&quot;)">
            <text:p/>
          </table:table-cell>
          <table:table-cell table:style-name="ce2" table:formula="of:=IF(AND([.$G15]&lt;[.SG$1];[.$H15]&gt;=[.SG$1]);1;&quot;&quot;)">
            <text:p/>
          </table:table-cell>
          <table:table-cell table:style-name="ce2" table:formula="of:=IF(AND([.$G15]&lt;[.SH$1];[.$H15]&gt;=[.SH$1]);1;&quot;&quot;)">
            <text:p/>
          </table:table-cell>
          <table:table-cell table:style-name="ce2" table:formula="of:=IF(AND([.$G15]&lt;[.SI$1];[.$H15]&gt;=[.SI$1]);1;&quot;&quot;)">
            <text:p/>
          </table:table-cell>
          <table:table-cell table:style-name="ce2" table:formula="of:=IF(AND([.$G15]&lt;[.SJ$1];[.$H15]&gt;=[.SJ$1]);1;&quot;&quot;)">
            <text:p/>
          </table:table-cell>
          <table:table-cell table:style-name="ce2" table:formula="of:=IF(AND([.$G15]&lt;[.SK$1];[.$H15]&gt;=[.SK$1]);1;&quot;&quot;)">
            <text:p/>
          </table:table-cell>
          <table:table-cell table:style-name="ce2" table:formula="of:=IF(AND([.$G15]&lt;[.SL$1];[.$H15]&gt;=[.SL$1]);1;&quot;&quot;)">
            <text:p/>
          </table:table-cell>
          <table:table-cell table:style-name="ce2" table:formula="of:=IF(AND([.$G15]&lt;[.SM$1];[.$H15]&gt;=[.SM$1]);1;&quot;&quot;)">
            <text:p/>
          </table:table-cell>
          <table:table-cell table:style-name="ce2" table:formula="of:=IF(AND([.$G15]&lt;[.SN$1];[.$H15]&gt;=[.SN$1]);1;&quot;&quot;)">
            <text:p/>
          </table:table-cell>
          <table:table-cell table:style-name="ce2" table:formula="of:=IF(AND([.$G15]&lt;[.SO$1];[.$H15]&gt;=[.SO$1]);1;&quot;&quot;)">
            <text:p/>
          </table:table-cell>
          <table:table-cell table:style-name="ce2" table:formula="of:=IF(AND([.$G15]&lt;[.SP$1];[.$H15]&gt;=[.SP$1]);1;&quot;&quot;)">
            <text:p/>
          </table:table-cell>
          <table:table-cell table:style-name="ce2" table:formula="of:=IF(AND([.$G15]&lt;[.SQ$1];[.$H15]&gt;=[.SQ$1]);1;&quot;&quot;)">
            <text:p/>
          </table:table-cell>
          <table:table-cell table:style-name="ce2" table:formula="of:=IF(AND([.$G15]&lt;[.SR$1];[.$H15]&gt;=[.SR$1]);1;&quot;&quot;)">
            <text:p/>
          </table:table-cell>
          <table:table-cell table:style-name="ce2" table:formula="of:=IF(AND([.$G15]&lt;[.SS$1];[.$H15]&gt;=[.SS$1]);1;&quot;&quot;)">
            <text:p/>
          </table:table-cell>
          <table:table-cell table:style-name="ce2" table:formula="of:=IF(AND([.$G15]&lt;[.ST$1];[.$H15]&gt;=[.ST$1]);1;&quot;&quot;)">
            <text:p/>
          </table:table-cell>
          <table:table-cell table:style-name="ce2" table:formula="of:=IF(AND([.$G15]&lt;[.SU$1];[.$H15]&gt;=[.SU$1]);1;&quot;&quot;)">
            <text:p/>
          </table:table-cell>
          <table:table-cell table:style-name="ce2" table:formula="of:=IF(AND([.$G15]&lt;[.SV$1];[.$H15]&gt;=[.SV$1]);1;&quot;&quot;)">
            <text:p/>
          </table:table-cell>
          <table:table-cell table:style-name="ce2" table:formula="of:=IF(AND([.$G15]&lt;[.SW$1];[.$H15]&gt;=[.SW$1]);1;&quot;&quot;)">
            <text:p/>
          </table:table-cell>
          <table:table-cell table:style-name="ce2" table:formula="of:=IF(AND([.$G15]&lt;[.SX$1];[.$H15]&gt;=[.SX$1]);1;&quot;&quot;)">
            <text:p/>
          </table:table-cell>
          <table:table-cell table:style-name="ce2" table:formula="of:=IF(AND([.$G15]&lt;[.SY$1];[.$H15]&gt;=[.SY$1]);1;&quot;&quot;)">
            <text:p/>
          </table:table-cell>
          <table:table-cell table:style-name="ce2" table:formula="of:=IF(AND([.$G15]&lt;[.SZ$1];[.$H15]&gt;=[.SZ$1]);1;&quot;&quot;)">
            <text:p/>
          </table:table-cell>
          <table:table-cell table:style-name="ce2" table:formula="of:=IF(AND([.$G15]&lt;[.TA$1];[.$H15]&gt;=[.TA$1]);1;&quot;&quot;)">
            <text:p/>
          </table:table-cell>
          <table:table-cell table:style-name="ce2" table:formula="of:=IF(AND([.$G15]&lt;[.TB$1];[.$H15]&gt;=[.TB$1]);1;&quot;&quot;)">
            <text:p/>
          </table:table-cell>
          <table:table-cell table:style-name="ce2" table:formula="of:=IF(AND([.$G15]&lt;[.TC$1];[.$H15]&gt;=[.TC$1]);1;&quot;&quot;)">
            <text:p/>
          </table:table-cell>
          <table:table-cell table:style-name="ce2" table:formula="of:=IF(AND([.$G15]&lt;[.TD$1];[.$H15]&gt;=[.TD$1]);1;&quot;&quot;)">
            <text:p/>
          </table:table-cell>
          <table:table-cell table:style-name="ce2" table:formula="of:=IF(AND([.$G15]&lt;[.TE$1];[.$H15]&gt;=[.TE$1]);1;&quot;&quot;)">
            <text:p/>
          </table:table-cell>
          <table:table-cell table:style-name="ce2" table:formula="of:=IF(AND([.$G15]&lt;[.TF$1];[.$H15]&gt;=[.TF$1]);1;&quot;&quot;)">
            <text:p/>
          </table:table-cell>
          <table:table-cell table:style-name="ce2" table:formula="of:=IF(AND([.$G15]&lt;[.TG$1];[.$H15]&gt;=[.TG$1]);1;&quot;&quot;)">
            <text:p/>
          </table:table-cell>
          <table:table-cell table:style-name="ce2" table:formula="of:=IF(AND([.$G15]&lt;[.TH$1];[.$H15]&gt;=[.TH$1]);1;&quot;&quot;)">
            <text:p/>
          </table:table-cell>
          <table:table-cell table:style-name="ce2" table:formula="of:=IF(AND([.$G15]&lt;[.TI$1];[.$H15]&gt;=[.TI$1]);1;&quot;&quot;)">
            <text:p/>
          </table:table-cell>
          <table:table-cell table:style-name="ce2" table:formula="of:=IF(AND([.$G15]&lt;[.TJ$1];[.$H15]&gt;=[.TJ$1]);1;&quot;&quot;)">
            <text:p/>
          </table:table-cell>
          <table:table-cell table:style-name="ce2" table:formula="of:=IF(AND([.$G15]&lt;[.TK$1];[.$H15]&gt;=[.TK$1]);1;&quot;&quot;)">
            <text:p/>
          </table:table-cell>
          <table:table-cell table:style-name="ce2" table:formula="of:=IF(AND([.$G15]&lt;[.TL$1];[.$H15]&gt;=[.TL$1]);1;&quot;&quot;)">
            <text:p/>
          </table:table-cell>
          <table:table-cell table:style-name="ce2" table:formula="of:=IF(AND([.$G15]&lt;[.TM$1];[.$H15]&gt;=[.TM$1]);1;&quot;&quot;)">
            <text:p/>
          </table:table-cell>
          <table:table-cell table:style-name="ce2" table:formula="of:=IF(AND([.$G15]&lt;[.TN$1];[.$H15]&gt;=[.TN$1]);1;&quot;&quot;)">
            <text:p/>
          </table:table-cell>
          <table:table-cell table:style-name="ce2" table:formula="of:=IF(AND([.$G15]&lt;[.TO$1];[.$H15]&gt;=[.TO$1]);1;&quot;&quot;)">
            <text:p/>
          </table:table-cell>
          <table:table-cell table:style-name="ce2" table:formula="of:=IF(AND([.$G15]&lt;[.TP$1];[.$H15]&gt;=[.TP$1]);1;&quot;&quot;)">
            <text:p/>
          </table:table-cell>
          <table:table-cell table:style-name="ce2" table:formula="of:=IF(AND([.$G15]&lt;[.TQ$1];[.$H15]&gt;=[.TQ$1]);1;&quot;&quot;)">
            <text:p/>
          </table:table-cell>
          <table:table-cell table:style-name="ce2" table:formula="of:=IF(AND([.$G15]&lt;[.TR$1];[.$H15]&gt;=[.TR$1]);1;&quot;&quot;)">
            <text:p/>
          </table:table-cell>
          <table:table-cell table:style-name="ce2" table:formula="of:=IF(AND([.$G15]&lt;[.TS$1];[.$H15]&gt;=[.TS$1]);1;&quot;&quot;)">
            <text:p/>
          </table:table-cell>
          <table:table-cell table:style-name="ce2" table:formula="of:=IF(AND([.$G15]&lt;[.TT$1];[.$H15]&gt;=[.TT$1]);1;&quot;&quot;)">
            <text:p/>
          </table:table-cell>
          <table:table-cell table:style-name="ce2" table:formula="of:=IF(AND([.$G15]&lt;[.TU$1];[.$H15]&gt;=[.TU$1]);1;&quot;&quot;)">
            <text:p/>
          </table:table-cell>
          <table:table-cell table:style-name="ce2" table:formula="of:=IF(AND([.$G15]&lt;[.TV$1];[.$H15]&gt;=[.TV$1]);1;&quot;&quot;)">
            <text:p/>
          </table:table-cell>
          <table:table-cell table:style-name="ce2" table:formula="of:=IF(AND([.$G15]&lt;[.TW$1];[.$H15]&gt;=[.TW$1]);1;&quot;&quot;)">
            <text:p/>
          </table:table-cell>
          <table:table-cell table:style-name="ce2" table:formula="of:=IF(AND([.$G15]&lt;[.TX$1];[.$H15]&gt;=[.TX$1]);1;&quot;&quot;)">
            <text:p/>
          </table:table-cell>
          <table:table-cell table:style-name="ce2" table:formula="of:=IF(AND([.$G15]&lt;[.TY$1];[.$H15]&gt;=[.TY$1]);1;&quot;&quot;)">
            <text:p/>
          </table:table-cell>
          <table:table-cell table:style-name="ce2" table:formula="of:=IF(AND([.$G15]&lt;[.TZ$1];[.$H15]&gt;=[.TZ$1]);1;&quot;&quot;)">
            <text:p/>
          </table:table-cell>
          <table:table-cell table:style-name="ce2" table:formula="of:=IF(AND([.$G15]&lt;[.UA$1];[.$H15]&gt;=[.UA$1]);1;&quot;&quot;)">
            <text:p/>
          </table:table-cell>
          <table:table-cell table:style-name="ce2" table:formula="of:=IF(AND([.$G15]&lt;[.UB$1];[.$H15]&gt;=[.UB$1]);1;&quot;&quot;)">
            <text:p/>
          </table:table-cell>
          <table:table-cell table:style-name="ce2" table:formula="of:=IF(AND([.$G15]&lt;[.UC$1];[.$H15]&gt;=[.UC$1]);1;&quot;&quot;)">
            <text:p/>
          </table:table-cell>
          <table:table-cell table:style-name="ce2" table:formula="of:=IF(AND([.$G15]&lt;[.UD$1];[.$H15]&gt;=[.UD$1]);1;&quot;&quot;)">
            <text:p/>
          </table:table-cell>
          <table:table-cell table:style-name="ce2" table:formula="of:=IF(AND([.$G15]&lt;[.UE$1];[.$H15]&gt;=[.UE$1]);1;&quot;&quot;)">
            <text:p/>
          </table:table-cell>
          <table:table-cell table:style-name="ce2" table:formula="of:=IF(AND([.$G15]&lt;[.UF$1];[.$H15]&gt;=[.UF$1]);1;&quot;&quot;)">
            <text:p/>
          </table:table-cell>
          <table:table-cell table:style-name="ce2" table:formula="of:=IF(AND([.$G15]&lt;[.UG$1];[.$H15]&gt;=[.UG$1]);1;&quot;&quot;)">
            <text:p/>
          </table:table-cell>
          <table:table-cell table:style-name="ce2" table:formula="of:=IF(AND([.$G15]&lt;[.UH$1];[.$H15]&gt;=[.UH$1]);1;&quot;&quot;)">
            <text:p/>
          </table:table-cell>
          <table:table-cell table:style-name="ce2" table:formula="of:=IF(AND([.$G15]&lt;[.UI$1];[.$H15]&gt;=[.UI$1]);1;&quot;&quot;)">
            <text:p/>
          </table:table-cell>
          <table:table-cell table:style-name="ce2" table:formula="of:=IF(AND([.$G15]&lt;[.UJ$1];[.$H15]&gt;=[.UJ$1]);1;&quot;&quot;)">
            <text:p/>
          </table:table-cell>
          <table:table-cell table:style-name="ce2" table:formula="of:=IF(AND([.$G15]&lt;[.UK$1];[.$H15]&gt;=[.UK$1]);1;&quot;&quot;)">
            <text:p/>
          </table:table-cell>
          <table:table-cell table:style-name="ce2" table:formula="of:=IF(AND([.$G15]&lt;[.UL$1];[.$H15]&gt;=[.UL$1]);1;&quot;&quot;)">
            <text:p/>
          </table:table-cell>
          <table:table-cell table:style-name="ce2" table:formula="of:=IF(AND([.$G15]&lt;[.UM$1];[.$H15]&gt;=[.UM$1]);1;&quot;&quot;)">
            <text:p/>
          </table:table-cell>
          <table:table-cell table:style-name="ce2" table:formula="of:=IF(AND([.$G15]&lt;[.UN$1];[.$H15]&gt;=[.UN$1]);1;&quot;&quot;)">
            <text:p/>
          </table:table-cell>
          <table:table-cell table:style-name="ce2" table:formula="of:=IF(AND([.$G15]&lt;[.UO$1];[.$H15]&gt;=[.UO$1]);1;&quot;&quot;)">
            <text:p/>
          </table:table-cell>
          <table:table-cell table:style-name="ce2" table:formula="of:=IF(AND([.$G15]&lt;[.UP$1];[.$H15]&gt;=[.UP$1]);1;&quot;&quot;)">
            <text:p/>
          </table:table-cell>
          <table:table-cell table:style-name="ce2" table:formula="of:=IF(AND([.$G15]&lt;[.UQ$1];[.$H15]&gt;=[.UQ$1]);1;&quot;&quot;)">
            <text:p/>
          </table:table-cell>
          <table:table-cell table:style-name="ce2" table:formula="of:=IF(AND([.$G15]&lt;[.UR$1];[.$H15]&gt;=[.UR$1]);1;&quot;&quot;)">
            <text:p/>
          </table:table-cell>
          <table:table-cell table:style-name="ce2" table:formula="of:=IF(AND([.$G15]&lt;[.US$1];[.$H15]&gt;=[.US$1]);1;&quot;&quot;)">
            <text:p/>
          </table:table-cell>
          <table:table-cell table:style-name="ce2" table:formula="of:=IF(AND([.$G15]&lt;[.UT$1];[.$H15]&gt;=[.UT$1]);1;&quot;&quot;)">
            <text:p/>
          </table:table-cell>
          <table:table-cell table:style-name="ce2" table:formula="of:=IF(AND([.$G15]&lt;[.UU$1];[.$H15]&gt;=[.UU$1]);1;&quot;&quot;)">
            <text:p/>
          </table:table-cell>
          <table:table-cell table:style-name="ce2" table:formula="of:=IF(AND([.$G15]&lt;[.UV$1];[.$H15]&gt;=[.UV$1]);1;&quot;&quot;)">
            <text:p/>
          </table:table-cell>
          <table:table-cell table:style-name="ce2" table:formula="of:=IF(AND([.$G15]&lt;[.UW$1];[.$H15]&gt;=[.UW$1]);1;&quot;&quot;)">
            <text:p/>
          </table:table-cell>
          <table:table-cell table:style-name="ce2" table:formula="of:=IF(AND([.$G15]&lt;[.UX$1];[.$H15]&gt;=[.UX$1]);1;&quot;&quot;)">
            <text:p/>
          </table:table-cell>
          <table:table-cell table:style-name="ce2" table:formula="of:=IF(AND([.$G15]&lt;[.UY$1];[.$H15]&gt;=[.UY$1]);1;&quot;&quot;)">
            <text:p/>
          </table:table-cell>
          <table:table-cell table:style-name="ce2" table:formula="of:=IF(AND([.$G15]&lt;[.UZ$1];[.$H15]&gt;=[.UZ$1]);1;&quot;&quot;)">
            <text:p/>
          </table:table-cell>
          <table:table-cell table:style-name="ce2" table:formula="of:=IF(AND([.$G15]&lt;[.VA$1];[.$H15]&gt;=[.VA$1]);1;&quot;&quot;)">
            <text:p/>
          </table:table-cell>
          <table:table-cell table:style-name="ce2" table:formula="of:=IF(AND([.$G15]&lt;[.VB$1];[.$H15]&gt;=[.VB$1]);1;&quot;&quot;)">
            <text:p/>
          </table:table-cell>
          <table:table-cell table:style-name="ce2" table:formula="of:=IF(AND([.$G15]&lt;[.VC$1];[.$H15]&gt;=[.VC$1]);1;&quot;&quot;)">
            <text:p/>
          </table:table-cell>
          <table:table-cell table:style-name="ce2" table:formula="of:=IF(AND([.$G15]&lt;[.VD$1];[.$H15]&gt;=[.VD$1]);1;&quot;&quot;)">
            <text:p/>
          </table:table-cell>
          <table:table-cell table:style-name="ce2" table:formula="of:=IF(AND([.$G15]&lt;[.VE$1];[.$H15]&gt;=[.VE$1]);1;&quot;&quot;)">
            <text:p/>
          </table:table-cell>
          <table:table-cell table:style-name="ce2" table:formula="of:=IF(AND([.$G15]&lt;[.VF$1];[.$H15]&gt;=[.VF$1]);1;&quot;&quot;)">
            <text:p/>
          </table:table-cell>
          <table:table-cell table:style-name="ce2" table:formula="of:=IF(AND([.$G15]&lt;[.VG$1];[.$H15]&gt;=[.VG$1]);1;&quot;&quot;)">
            <text:p/>
          </table:table-cell>
          <table:table-cell table:style-name="ce2" table:formula="of:=IF(AND([.$G15]&lt;[.VH$1];[.$H15]&gt;=[.VH$1]);1;&quot;&quot;)">
            <text:p/>
          </table:table-cell>
          <table:table-cell table:style-name="ce2" table:formula="of:=IF(AND([.$G15]&lt;[.VI$1];[.$H15]&gt;=[.VI$1]);1;&quot;&quot;)">
            <text:p/>
          </table:table-cell>
          <table:table-cell table:style-name="ce2" table:formula="of:=IF(AND([.$G15]&lt;[.VJ$1];[.$H15]&gt;=[.VJ$1]);1;&quot;&quot;)">
            <text:p/>
          </table:table-cell>
          <table:table-cell table:style-name="ce2" table:formula="of:=IF(AND([.$G15]&lt;[.VK$1];[.$H15]&gt;=[.VK$1]);1;&quot;&quot;)">
            <text:p/>
          </table:table-cell>
          <table:table-cell table:style-name="ce2" table:formula="of:=IF(AND([.$G15]&lt;[.VL$1];[.$H15]&gt;=[.VL$1]);1;&quot;&quot;)">
            <text:p/>
          </table:table-cell>
          <table:table-cell table:style-name="ce2" table:formula="of:=IF(AND([.$G15]&lt;[.VM$1];[.$H15]&gt;=[.VM$1]);1;&quot;&quot;)">
            <text:p/>
          </table:table-cell>
          <table:table-cell table:style-name="ce2" table:formula="of:=IF(AND([.$G15]&lt;[.VN$1];[.$H15]&gt;=[.VN$1]);1;&quot;&quot;)">
            <text:p/>
          </table:table-cell>
          <table:table-cell table:style-name="ce2" table:formula="of:=IF(AND([.$G15]&lt;[.VO$1];[.$H15]&gt;=[.VO$1]);1;&quot;&quot;)">
            <text:p/>
          </table:table-cell>
          <table:table-cell table:style-name="ce2" table:formula="of:=IF(AND([.$G15]&lt;[.VP$1];[.$H15]&gt;=[.VP$1]);1;&quot;&quot;)">
            <text:p/>
          </table:table-cell>
          <table:table-cell table:style-name="ce2" table:formula="of:=IF(AND([.$G15]&lt;[.VQ$1];[.$H15]&gt;=[.VQ$1]);1;&quot;&quot;)">
            <text:p/>
          </table:table-cell>
          <table:table-cell table:style-name="ce2" table:formula="of:=IF(AND([.$G15]&lt;[.VR$1];[.$H15]&gt;=[.VR$1]);1;&quot;&quot;)">
            <text:p/>
          </table:table-cell>
          <table:table-cell table:style-name="ce2" table:formula="of:=IF(AND([.$G15]&lt;[.VS$1];[.$H15]&gt;=[.VS$1]);1;&quot;&quot;)">
            <text:p/>
          </table:table-cell>
          <table:table-cell table:style-name="ce2" table:formula="of:=IF(AND([.$G15]&lt;[.VT$1];[.$H15]&gt;=[.VT$1]);1;&quot;&quot;)">
            <text:p/>
          </table:table-cell>
          <table:table-cell table:style-name="ce2" table:formula="of:=IF(AND([.$G15]&lt;[.VU$1];[.$H15]&gt;=[.VU$1]);1;&quot;&quot;)">
            <text:p/>
          </table:table-cell>
          <table:table-cell table:style-name="ce2" table:formula="of:=IF(AND([.$G15]&lt;[.VV$1];[.$H15]&gt;=[.VV$1]);1;&quot;&quot;)">
            <text:p/>
          </table:table-cell>
          <table:table-cell table:style-name="ce2" table:formula="of:=IF(AND([.$G15]&lt;[.VW$1];[.$H15]&gt;=[.VW$1]);1;&quot;&quot;)">
            <text:p/>
          </table:table-cell>
          <table:table-cell table:style-name="ce2" table:formula="of:=IF(AND([.$G15]&lt;[.VX$1];[.$H15]&gt;=[.VX$1]);1;&quot;&quot;)">
            <text:p/>
          </table:table-cell>
          <table:table-cell table:style-name="ce2" table:formula="of:=IF(AND([.$G15]&lt;[.VY$1];[.$H15]&gt;=[.VY$1]);1;&quot;&quot;)">
            <text:p/>
          </table:table-cell>
          <table:table-cell table:style-name="ce2" table:formula="of:=IF(AND([.$G15]&lt;[.VZ$1];[.$H15]&gt;=[.VZ$1]);1;&quot;&quot;)">
            <text:p/>
          </table:table-cell>
          <table:table-cell table:style-name="ce2" table:formula="of:=IF(AND([.$G15]&lt;[.WA$1];[.$H15]&gt;=[.WA$1]);1;&quot;&quot;)">
            <text:p/>
          </table:table-cell>
          <table:table-cell table:style-name="ce2" table:formula="of:=IF(AND([.$G15]&lt;[.WB$1];[.$H15]&gt;=[.WB$1]);1;&quot;&quot;)">
            <text:p/>
          </table:table-cell>
          <table:table-cell table:style-name="ce2" table:formula="of:=IF(AND([.$G15]&lt;[.WC$1];[.$H15]&gt;=[.WC$1]);1;&quot;&quot;)">
            <text:p/>
          </table:table-cell>
          <table:table-cell table:style-name="ce2" table:formula="of:=IF(AND([.$G15]&lt;[.WD$1];[.$H15]&gt;=[.WD$1]);1;&quot;&quot;)">
            <text:p/>
          </table:table-cell>
          <table:table-cell table:style-name="ce2" table:formula="of:=IF(AND([.$G15]&lt;[.WE$1];[.$H15]&gt;=[.WE$1]);1;&quot;&quot;)">
            <text:p/>
          </table:table-cell>
          <table:table-cell table:style-name="ce2" table:formula="of:=IF(AND([.$G15]&lt;[.WF$1];[.$H15]&gt;=[.WF$1]);1;&quot;&quot;)">
            <text:p/>
          </table:table-cell>
          <table:table-cell table:style-name="ce2" table:formula="of:=IF(AND([.$G15]&lt;[.WG$1];[.$H15]&gt;=[.WG$1]);1;&quot;&quot;)">
            <text:p/>
          </table:table-cell>
          <table:table-cell table:style-name="ce2" table:formula="of:=IF(AND([.$G15]&lt;[.WH$1];[.$H15]&gt;=[.WH$1]);1;&quot;&quot;)">
            <text:p/>
          </table:table-cell>
          <table:table-cell table:style-name="ce2" table:formula="of:=IF(AND([.$G15]&lt;[.WI$1];[.$H15]&gt;=[.WI$1]);1;&quot;&quot;)">
            <text:p/>
          </table:table-cell>
          <table:table-cell table:style-name="ce2" table:formula="of:=IF(AND([.$G15]&lt;[.WJ$1];[.$H15]&gt;=[.WJ$1]);1;&quot;&quot;)">
            <text:p/>
          </table:table-cell>
          <table:table-cell table:style-name="ce2" table:formula="of:=IF(AND([.$G15]&lt;[.WK$1];[.$H15]&gt;=[.WK$1]);1;&quot;&quot;)">
            <text:p/>
          </table:table-cell>
          <table:table-cell table:style-name="ce2" table:formula="of:=IF(AND([.$G15]&lt;[.WL$1];[.$H15]&gt;=[.WL$1]);1;&quot;&quot;)">
            <text:p/>
          </table:table-cell>
          <table:table-cell table:style-name="ce2" table:formula="of:=IF(AND([.$G15]&lt;[.WM$1];[.$H15]&gt;=[.WM$1]);1;&quot;&quot;)">
            <text:p/>
          </table:table-cell>
          <table:table-cell table:style-name="ce2" table:formula="of:=IF(AND([.$G15]&lt;[.WN$1];[.$H15]&gt;=[.WN$1]);1;&quot;&quot;)">
            <text:p/>
          </table:table-cell>
          <table:table-cell table:style-name="ce2" table:formula="of:=IF(AND([.$G15]&lt;[.WO$1];[.$H15]&gt;=[.WO$1]);1;&quot;&quot;)">
            <text:p/>
          </table:table-cell>
          <table:table-cell table:style-name="ce2" table:formula="of:=IF(AND([.$G15]&lt;[.WP$1];[.$H15]&gt;=[.WP$1]);1;&quot;&quot;)">
            <text:p/>
          </table:table-cell>
          <table:table-cell table:style-name="ce2" table:formula="of:=IF(AND([.$G15]&lt;[.WQ$1];[.$H15]&gt;=[.WQ$1]);1;&quot;&quot;)">
            <text:p/>
          </table:table-cell>
          <table:table-cell table:style-name="ce2" table:formula="of:=IF(AND([.$G15]&lt;[.WR$1];[.$H15]&gt;=[.WR$1]);1;&quot;&quot;)">
            <text:p/>
          </table:table-cell>
          <table:table-cell table:style-name="ce2" table:formula="of:=IF(AND([.$G15]&lt;[.WS$1];[.$H15]&gt;=[.WS$1]);1;&quot;&quot;)">
            <text:p/>
          </table:table-cell>
          <table:table-cell table:style-name="ce2" table:formula="of:=IF(AND([.$G15]&lt;[.WT$1];[.$H15]&gt;=[.WT$1]);1;&quot;&quot;)">
            <text:p/>
          </table:table-cell>
          <table:table-cell table:style-name="ce2" table:formula="of:=IF(AND([.$G15]&lt;[.WU$1];[.$H15]&gt;=[.WU$1]);1;&quot;&quot;)">
            <text:p/>
          </table:table-cell>
          <table:table-cell table:style-name="ce2" table:formula="of:=IF(AND([.$G15]&lt;[.WV$1];[.$H15]&gt;=[.WV$1]);1;&quot;&quot;)">
            <text:p/>
          </table:table-cell>
          <table:table-cell table:style-name="ce2" table:formula="of:=IF(AND([.$G15]&lt;[.WW$1];[.$H15]&gt;=[.WW$1]);1;&quot;&quot;)">
            <text:p/>
          </table:table-cell>
          <table:table-cell table:style-name="ce2" table:formula="of:=IF(AND([.$G15]&lt;[.WX$1];[.$H15]&gt;=[.WX$1]);1;&quot;&quot;)">
            <text:p/>
          </table:table-cell>
          <table:table-cell table:style-name="ce2" table:formula="of:=IF(AND([.$G15]&lt;[.WY$1];[.$H15]&gt;=[.WY$1]);1;&quot;&quot;)">
            <text:p/>
          </table:table-cell>
          <table:table-cell table:style-name="ce2" table:formula="of:=IF(AND([.$G15]&lt;[.WZ$1];[.$H15]&gt;=[.WZ$1]);1;&quot;&quot;)">
            <text:p/>
          </table:table-cell>
          <table:table-cell table:style-name="ce2" table:formula="of:=IF(AND([.$G15]&lt;[.XA$1];[.$H15]&gt;=[.XA$1]);1;&quot;&quot;)">
            <text:p/>
          </table:table-cell>
          <table:table-cell table:style-name="ce2" table:formula="of:=IF(AND([.$G15]&lt;[.XB$1];[.$H15]&gt;=[.XB$1]);1;&quot;&quot;)">
            <text:p/>
          </table:table-cell>
          <table:table-cell table:style-name="ce2" table:formula="of:=IF(AND([.$G15]&lt;[.XC$1];[.$H15]&gt;=[.XC$1]);1;&quot;&quot;)">
            <text:p/>
          </table:table-cell>
          <table:table-cell table:style-name="ce2" table:formula="of:=IF(AND([.$G15]&lt;[.XD$1];[.$H15]&gt;=[.XD$1]);1;&quot;&quot;)">
            <text:p/>
          </table:table-cell>
          <table:table-cell table:style-name="ce2" table:formula="of:=IF(AND([.$G15]&lt;[.XE$1];[.$H15]&gt;=[.XE$1]);1;&quot;&quot;)">
            <text:p/>
          </table:table-cell>
          <table:table-cell table:style-name="ce2" table:formula="of:=IF(AND([.$G15]&lt;[.XF$1];[.$H15]&gt;=[.XF$1]);1;&quot;&quot;)">
            <text:p/>
          </table:table-cell>
          <table:table-cell table:style-name="ce2" table:formula="of:=IF(AND([.$G15]&lt;[.XG$1];[.$H15]&gt;=[.XG$1]);1;&quot;&quot;)">
            <text:p/>
          </table:table-cell>
          <table:table-cell table:style-name="ce2" table:formula="of:=IF(AND([.$G15]&lt;[.XH$1];[.$H15]&gt;=[.XH$1]);1;&quot;&quot;)">
            <text:p/>
          </table:table-cell>
          <table:table-cell table:style-name="ce2" table:formula="of:=IF(AND([.$G15]&lt;[.XI$1];[.$H15]&gt;=[.XI$1]);1;&quot;&quot;)">
            <text:p/>
          </table:table-cell>
          <table:table-cell table:style-name="ce2" table:formula="of:=IF(AND([.$G15]&lt;[.XJ$1];[.$H15]&gt;=[.XJ$1]);1;&quot;&quot;)">
            <text:p/>
          </table:table-cell>
          <table:table-cell table:style-name="ce2" table:formula="of:=IF(AND([.$G15]&lt;[.XK$1];[.$H15]&gt;=[.XK$1]);1;&quot;&quot;)">
            <text:p/>
          </table:table-cell>
          <table:table-cell table:style-name="ce2" table:formula="of:=IF(AND([.$G15]&lt;[.XL$1];[.$H15]&gt;=[.XL$1]);1;&quot;&quot;)">
            <text:p/>
          </table:table-cell>
          <table:table-cell table:style-name="ce2" table:formula="of:=IF(AND([.$G15]&lt;[.XM$1];[.$H15]&gt;=[.XM$1]);1;&quot;&quot;)">
            <text:p/>
          </table:table-cell>
          <table:table-cell table:style-name="ce2" table:formula="of:=IF(AND([.$G15]&lt;[.XN$1];[.$H15]&gt;=[.XN$1]);1;&quot;&quot;)">
            <text:p/>
          </table:table-cell>
          <table:table-cell table:style-name="ce2" table:formula="of:=IF(AND([.$G15]&lt;[.XO$1];[.$H15]&gt;=[.XO$1]);1;&quot;&quot;)">
            <text:p/>
          </table:table-cell>
          <table:table-cell table:style-name="ce2" table:formula="of:=IF(AND([.$G15]&lt;[.XP$1];[.$H15]&gt;=[.XP$1]);1;&quot;&quot;)">
            <text:p/>
          </table:table-cell>
          <table:table-cell table:style-name="ce2" table:formula="of:=IF(AND([.$G15]&lt;[.XQ$1];[.$H15]&gt;=[.XQ$1]);1;&quot;&quot;)">
            <text:p/>
          </table:table-cell>
          <table:table-cell table:style-name="ce2" table:formula="of:=IF(AND([.$G15]&lt;[.XR$1];[.$H15]&gt;=[.XR$1]);1;&quot;&quot;)">
            <text:p/>
          </table:table-cell>
          <table:table-cell table:style-name="ce2" table:formula="of:=IF(AND([.$G15]&lt;[.XS$1];[.$H15]&gt;=[.XS$1]);1;&quot;&quot;)">
            <text:p/>
          </table:table-cell>
          <table:table-cell table:style-name="ce2" table:formula="of:=IF(AND([.$G15]&lt;[.XT$1];[.$H15]&gt;=[.XT$1]);1;&quot;&quot;)">
            <text:p/>
          </table:table-cell>
          <table:table-cell table:style-name="ce2" table:formula="of:=IF(AND([.$G15]&lt;[.XU$1];[.$H15]&gt;=[.XU$1]);1;&quot;&quot;)">
            <text:p/>
          </table:table-cell>
          <table:table-cell table:style-name="ce2" table:formula="of:=IF(AND([.$G15]&lt;[.XV$1];[.$H15]&gt;=[.XV$1]);1;&quot;&quot;)">
            <text:p/>
          </table:table-cell>
          <table:table-cell table:style-name="ce2" table:formula="of:=IF(AND([.$G15]&lt;[.XW$1];[.$H15]&gt;=[.XW$1]);1;&quot;&quot;)">
            <text:p/>
          </table:table-cell>
          <table:table-cell table:style-name="ce2" table:formula="of:=IF(AND([.$G15]&lt;[.XX$1];[.$H15]&gt;=[.XX$1]);1;&quot;&quot;)">
            <text:p/>
          </table:table-cell>
          <table:table-cell table:style-name="ce2" table:formula="of:=IF(AND([.$G15]&lt;[.XY$1];[.$H15]&gt;=[.XY$1]);1;&quot;&quot;)">
            <text:p/>
          </table:table-cell>
          <table:table-cell table:style-name="ce2" table:formula="of:=IF(AND([.$G15]&lt;[.XZ$1];[.$H15]&gt;=[.XZ$1]);1;&quot;&quot;)">
            <text:p/>
          </table:table-cell>
          <table:table-cell table:style-name="ce2" table:formula="of:=IF(AND([.$G15]&lt;[.YA$1];[.$H15]&gt;=[.YA$1]);1;&quot;&quot;)">
            <text:p/>
          </table:table-cell>
          <table:table-cell table:style-name="ce2" table:formula="of:=IF(AND([.$G15]&lt;[.YB$1];[.$H15]&gt;=[.YB$1]);1;&quot;&quot;)">
            <text:p/>
          </table:table-cell>
          <table:table-cell table:style-name="ce2" table:formula="of:=IF(AND([.$G15]&lt;[.YC$1];[.$H15]&gt;=[.YC$1]);1;&quot;&quot;)">
            <text:p/>
          </table:table-cell>
          <table:table-cell table:style-name="ce2" table:formula="of:=IF(AND([.$G15]&lt;[.YD$1];[.$H15]&gt;=[.YD$1]);1;&quot;&quot;)">
            <text:p/>
          </table:table-cell>
          <table:table-cell table:style-name="ce2" table:formula="of:=IF(AND([.$G15]&lt;[.YE$1];[.$H15]&gt;=[.YE$1]);1;&quot;&quot;)">
            <text:p/>
          </table:table-cell>
          <table:table-cell table:style-name="ce2" table:formula="of:=IF(AND([.$G15]&lt;[.YF$1];[.$H15]&gt;=[.YF$1]);1;&quot;&quot;)">
            <text:p/>
          </table:table-cell>
          <table:table-cell table:style-name="ce2" table:formula="of:=IF(AND([.$G15]&lt;[.YG$1];[.$H15]&gt;=[.YG$1]);1;&quot;&quot;)">
            <text:p/>
          </table:table-cell>
          <table:table-cell table:style-name="ce2" table:formula="of:=IF(AND([.$G15]&lt;[.YH$1];[.$H15]&gt;=[.YH$1]);1;&quot;&quot;)">
            <text:p/>
          </table:table-cell>
          <table:table-cell table:style-name="ce2" table:formula="of:=IF(AND([.$G15]&lt;[.YI$1];[.$H15]&gt;=[.YI$1]);1;&quot;&quot;)">
            <text:p/>
          </table:table-cell>
          <table:table-cell table:style-name="ce2" table:formula="of:=IF(AND([.$G15]&lt;[.YJ$1];[.$H15]&gt;=[.YJ$1]);1;&quot;&quot;)">
            <text:p/>
          </table:table-cell>
          <table:table-cell table:style-name="ce2" table:formula="of:=IF(AND([.$G15]&lt;[.YK$1];[.$H15]&gt;=[.YK$1]);1;&quot;&quot;)">
            <text:p/>
          </table:table-cell>
          <table:table-cell table:style-name="ce2" table:formula="of:=IF(AND([.$G15]&lt;[.YL$1];[.$H15]&gt;=[.YL$1]);1;&quot;&quot;)">
            <text:p/>
          </table:table-cell>
          <table:table-cell table:style-name="ce2" table:formula="of:=IF(AND([.$G15]&lt;[.YM$1];[.$H15]&gt;=[.YM$1]);1;&quot;&quot;)">
            <text:p/>
          </table:table-cell>
          <table:table-cell table:style-name="ce2" table:formula="of:=IF(AND([.$G15]&lt;[.YN$1];[.$H15]&gt;=[.YN$1]);1;&quot;&quot;)">
            <text:p/>
          </table:table-cell>
          <table:table-cell table:style-name="ce2" table:formula="of:=IF(AND([.$G15]&lt;[.YO$1];[.$H15]&gt;=[.YO$1]);1;&quot;&quot;)">
            <text:p/>
          </table:table-cell>
          <table:table-cell table:style-name="ce2" table:formula="of:=IF(AND([.$G15]&lt;[.YP$1];[.$H15]&gt;=[.YP$1]);1;&quot;&quot;)">
            <text:p/>
          </table:table-cell>
          <table:table-cell table:style-name="ce2" table:formula="of:=IF(AND([.$G15]&lt;[.YQ$1];[.$H15]&gt;=[.YQ$1]);1;&quot;&quot;)">
            <text:p/>
          </table:table-cell>
          <table:table-cell table:style-name="ce2" table:formula="of:=IF(AND([.$G15]&lt;[.YR$1];[.$H15]&gt;=[.YR$1]);1;&quot;&quot;)">
            <text:p/>
          </table:table-cell>
          <table:table-cell table:style-name="ce2" table:formula="of:=IF(AND([.$G15]&lt;[.YS$1];[.$H15]&gt;=[.YS$1]);1;&quot;&quot;)">
            <text:p/>
          </table:table-cell>
          <table:table-cell table:style-name="ce2" table:formula="of:=IF(AND([.$G15]&lt;[.YT$1];[.$H15]&gt;=[.YT$1]);1;&quot;&quot;)">
            <text:p/>
          </table:table-cell>
          <table:table-cell table:style-name="ce2" table:formula="of:=IF(AND([.$G15]&lt;[.YU$1];[.$H15]&gt;=[.YU$1]);1;&quot;&quot;)">
            <text:p/>
          </table:table-cell>
          <table:table-cell table:style-name="ce2" table:formula="of:=IF(AND([.$G15]&lt;[.YV$1];[.$H15]&gt;=[.YV$1]);1;&quot;&quot;)">
            <text:p/>
          </table:table-cell>
          <table:table-cell table:style-name="ce2" table:formula="of:=IF(AND([.$G15]&lt;[.YW$1];[.$H15]&gt;=[.YW$1]);1;&quot;&quot;)">
            <text:p/>
          </table:table-cell>
          <table:table-cell table:style-name="ce2" table:formula="of:=IF(AND([.$G15]&lt;[.YX$1];[.$H15]&gt;=[.YX$1]);1;&quot;&quot;)">
            <text:p/>
          </table:table-cell>
          <table:table-cell table:style-name="ce2" table:formula="of:=IF(AND([.$G15]&lt;[.YY$1];[.$H15]&gt;=[.YY$1]);1;&quot;&quot;)">
            <text:p/>
          </table:table-cell>
          <table:table-cell table:style-name="ce2" table:formula="of:=IF(AND([.$G15]&lt;[.YZ$1];[.$H15]&gt;=[.YZ$1]);1;&quot;&quot;)">
            <text:p/>
          </table:table-cell>
          <table:table-cell table:style-name="ce2" table:formula="of:=IF(AND([.$G15]&lt;[.ZA$1];[.$H15]&gt;=[.ZA$1]);1;&quot;&quot;)">
            <text:p/>
          </table:table-cell>
          <table:table-cell table:style-name="ce2" table:formula="of:=IF(AND([.$G15]&lt;[.ZB$1];[.$H15]&gt;=[.ZB$1]);1;&quot;&quot;)">
            <text:p/>
          </table:table-cell>
          <table:table-cell table:style-name="ce2" table:formula="of:=IF(AND([.$G15]&lt;[.ZC$1];[.$H15]&gt;=[.ZC$1]);1;&quot;&quot;)">
            <text:p/>
          </table:table-cell>
          <table:table-cell table:style-name="ce2" table:formula="of:=IF(AND([.$G15]&lt;[.ZD$1];[.$H15]&gt;=[.ZD$1]);1;&quot;&quot;)">
            <text:p/>
          </table:table-cell>
          <table:table-cell table:style-name="ce2" table:formula="of:=IF(AND([.$G15]&lt;[.ZE$1];[.$H15]&gt;=[.ZE$1]);1;&quot;&quot;)">
            <text:p/>
          </table:table-cell>
          <table:table-cell table:style-name="ce2" table:formula="of:=IF(AND([.$G15]&lt;[.ZF$1];[.$H15]&gt;=[.ZF$1]);1;&quot;&quot;)">
            <text:p/>
          </table:table-cell>
          <table:table-cell table:style-name="ce2" table:formula="of:=IF(AND([.$G15]&lt;[.ZG$1];[.$H15]&gt;=[.ZG$1]);1;&quot;&quot;)">
            <text:p/>
          </table:table-cell>
          <table:table-cell table:style-name="ce2" table:formula="of:=IF(AND([.$G15]&lt;[.ZH$1];[.$H15]&gt;=[.ZH$1]);1;&quot;&quot;)">
            <text:p/>
          </table:table-cell>
          <table:table-cell table:style-name="ce2" table:formula="of:=IF(AND([.$G15]&lt;[.ZI$1];[.$H15]&gt;=[.ZI$1]);1;&quot;&quot;)">
            <text:p/>
          </table:table-cell>
          <table:table-cell table:style-name="ce2" table:formula="of:=IF(AND([.$G15]&lt;[.ZJ$1];[.$H15]&gt;=[.ZJ$1]);1;&quot;&quot;)">
            <text:p/>
          </table:table-cell>
          <table:table-cell table:style-name="ce2" table:formula="of:=IF(AND([.$G15]&lt;[.ZK$1];[.$H15]&gt;=[.ZK$1]);1;&quot;&quot;)">
            <text:p/>
          </table:table-cell>
          <table:table-cell table:style-name="ce2" table:formula="of:=IF(AND([.$G15]&lt;[.ZL$1];[.$H15]&gt;=[.ZL$1]);1;&quot;&quot;)">
            <text:p/>
          </table:table-cell>
          <table:table-cell table:style-name="ce2" table:formula="of:=IF(AND([.$G15]&lt;[.ZM$1];[.$H15]&gt;=[.ZM$1]);1;&quot;&quot;)">
            <text:p/>
          </table:table-cell>
          <table:table-cell table:style-name="ce2" table:formula="of:=IF(AND([.$G15]&lt;[.ZN$1];[.$H15]&gt;=[.ZN$1]);1;&quot;&quot;)">
            <text:p/>
          </table:table-cell>
          <table:table-cell table:style-name="ce2" table:formula="of:=IF(AND([.$G15]&lt;[.ZO$1];[.$H15]&gt;=[.ZO$1]);1;&quot;&quot;)">
            <text:p/>
          </table:table-cell>
          <table:table-cell table:style-name="ce2" table:formula="of:=IF(AND([.$G15]&lt;[.ZP$1];[.$H15]&gt;=[.ZP$1]);1;&quot;&quot;)">
            <text:p/>
          </table:table-cell>
          <table:table-cell table:style-name="ce2" table:formula="of:=IF(AND([.$G15]&lt;[.ZQ$1];[.$H15]&gt;=[.ZQ$1]);1;&quot;&quot;)">
            <text:p/>
          </table:table-cell>
          <table:table-cell table:style-name="ce2" table:formula="of:=IF(AND([.$G15]&lt;[.ZR$1];[.$H15]&gt;=[.ZR$1]);1;&quot;&quot;)">
            <text:p/>
          </table:table-cell>
          <table:table-cell table:style-name="ce2" table:formula="of:=IF(AND([.$G15]&lt;[.ZS$1];[.$H15]&gt;=[.ZS$1]);1;&quot;&quot;)">
            <text:p/>
          </table:table-cell>
          <table:table-cell table:style-name="ce2" table:formula="of:=IF(AND([.$G15]&lt;[.ZT$1];[.$H15]&gt;=[.ZT$1]);1;&quot;&quot;)">
            <text:p/>
          </table:table-cell>
          <table:table-cell table:style-name="ce2" table:formula="of:=IF(AND([.$G15]&lt;[.ZU$1];[.$H15]&gt;=[.ZU$1]);1;&quot;&quot;)">
            <text:p/>
          </table:table-cell>
          <table:table-cell table:style-name="ce2" table:formula="of:=IF(AND([.$G15]&lt;[.ZV$1];[.$H15]&gt;=[.ZV$1]);1;&quot;&quot;)">
            <text:p/>
          </table:table-cell>
          <table:table-cell table:style-name="ce2" table:formula="of:=IF(AND([.$G15]&lt;[.ZW$1];[.$H15]&gt;=[.ZW$1]);1;&quot;&quot;)">
            <text:p/>
          </table:table-cell>
          <table:table-cell table:style-name="ce2" table:formula="of:=IF(AND([.$G15]&lt;[.ZX$1];[.$H15]&gt;=[.ZX$1]);1;&quot;&quot;)">
            <text:p/>
          </table:table-cell>
          <table:table-cell table:style-name="ce2" table:formula="of:=IF(AND([.$G15]&lt;[.ZY$1];[.$H15]&gt;=[.ZY$1]);1;&quot;&quot;)">
            <text:p/>
          </table:table-cell>
          <table:table-cell table:style-name="ce2" table:formula="of:=IF(AND([.$G15]&lt;[.ZZ$1];[.$H15]&gt;=[.ZZ$1]);1;&quot;&quot;)">
            <text:p/>
          </table:table-cell>
          <table:table-cell table:style-name="ce2" table:formula="of:=IF(AND([.$G15]&lt;[.AAA$1];[.$H15]&gt;=[.AAA$1]);1;&quot;&quot;)">
            <text:p/>
          </table:table-cell>
          <table:table-cell table:style-name="ce2" table:formula="of:=IF(AND([.$G15]&lt;[.AAB$1];[.$H15]&gt;=[.AAB$1]);1;&quot;&quot;)">
            <text:p/>
          </table:table-cell>
          <table:table-cell table:style-name="ce2" table:formula="of:=IF(AND([.$G15]&lt;[.AAC$1];[.$H15]&gt;=[.AAC$1]);1;&quot;&quot;)">
            <text:p/>
          </table:table-cell>
          <table:table-cell table:style-name="ce2" table:formula="of:=IF(AND([.$G15]&lt;[.AAD$1];[.$H15]&gt;=[.AAD$1]);1;&quot;&quot;)">
            <text:p/>
          </table:table-cell>
          <table:table-cell table:style-name="ce2" table:formula="of:=IF(AND([.$G15]&lt;[.AAE$1];[.$H15]&gt;=[.AAE$1]);1;&quot;&quot;)">
            <text:p/>
          </table:table-cell>
          <table:table-cell table:style-name="ce2" table:formula="of:=IF(AND([.$G15]&lt;[.AAF$1];[.$H15]&gt;=[.AAF$1]);1;&quot;&quot;)">
            <text:p/>
          </table:table-cell>
          <table:table-cell table:style-name="ce2" table:formula="of:=IF(AND([.$G15]&lt;[.AAG$1];[.$H15]&gt;=[.AAG$1]);1;&quot;&quot;)">
            <text:p/>
          </table:table-cell>
          <table:table-cell table:style-name="ce2" table:formula="of:=IF(AND([.$G15]&lt;[.AAH$1];[.$H15]&gt;=[.AAH$1]);1;&quot;&quot;)">
            <text:p/>
          </table:table-cell>
          <table:table-cell table:style-name="ce2" table:formula="of:=IF(AND([.$G15]&lt;[.AAI$1];[.$H15]&gt;=[.AAI$1]);1;&quot;&quot;)">
            <text:p/>
          </table:table-cell>
          <table:table-cell table:style-name="ce2" table:formula="of:=IF(AND([.$G15]&lt;[.AAJ$1];[.$H15]&gt;=[.AAJ$1]);1;&quot;&quot;)">
            <text:p/>
          </table:table-cell>
          <table:table-cell table:style-name="ce2" table:formula="of:=IF(AND([.$G15]&lt;[.AAK$1];[.$H15]&gt;=[.AAK$1]);1;&quot;&quot;)">
            <text:p/>
          </table:table-cell>
          <table:table-cell table:style-name="ce2" table:formula="of:=IF(AND([.$G15]&lt;[.AAL$1];[.$H15]&gt;=[.AAL$1]);1;&quot;&quot;)">
            <text:p/>
          </table:table-cell>
          <table:table-cell table:style-name="ce2" table:formula="of:=IF(AND([.$G15]&lt;[.AAM$1];[.$H15]&gt;=[.AAM$1]);1;&quot;&quot;)">
            <text:p/>
          </table:table-cell>
          <table:table-cell table:style-name="ce2" table:formula="of:=IF(AND([.$G15]&lt;[.AAN$1];[.$H15]&gt;=[.AAN$1]);1;&quot;&quot;)">
            <text:p/>
          </table:table-cell>
          <table:table-cell table:style-name="ce2" table:formula="of:=IF(AND([.$G15]&lt;[.AAO$1];[.$H15]&gt;=[.AAO$1]);1;&quot;&quot;)">
            <text:p/>
          </table:table-cell>
          <table:table-cell table:style-name="ce2" table:formula="of:=IF(AND([.$G15]&lt;[.AAP$1];[.$H15]&gt;=[.AAP$1]);1;&quot;&quot;)">
            <text:p/>
          </table:table-cell>
          <table:table-cell table:style-name="ce2" table:formula="of:=IF(AND([.$G15]&lt;[.AAQ$1];[.$H15]&gt;=[.AAQ$1]);1;&quot;&quot;)">
            <text:p/>
          </table:table-cell>
          <table:table-cell table:style-name="ce2" table:formula="of:=IF(AND([.$G15]&lt;[.AAR$1];[.$H15]&gt;=[.AAR$1]);1;&quot;&quot;)">
            <text:p/>
          </table:table-cell>
          <table:table-cell table:style-name="ce2" table:formula="of:=IF(AND([.$G15]&lt;[.AAS$1];[.$H15]&gt;=[.AAS$1]);1;&quot;&quot;)">
            <text:p/>
          </table:table-cell>
          <table:table-cell table:style-name="ce2" table:formula="of:=IF(AND([.$G15]&lt;[.AAT$1];[.$H15]&gt;=[.AAT$1]);1;&quot;&quot;)">
            <text:p/>
          </table:table-cell>
          <table:table-cell table:style-name="ce2" table:formula="of:=IF(AND([.$G15]&lt;[.AAU$1];[.$H15]&gt;=[.AAU$1]);1;&quot;&quot;)">
            <text:p/>
          </table:table-cell>
          <table:table-cell table:style-name="ce2" table:formula="of:=IF(AND([.$G15]&lt;[.AAV$1];[.$H15]&gt;=[.AAV$1]);1;&quot;&quot;)">
            <text:p/>
          </table:table-cell>
          <table:table-cell table:style-name="ce2" table:formula="of:=IF(AND([.$G15]&lt;[.AAW$1];[.$H15]&gt;=[.AAW$1]);1;&quot;&quot;)">
            <text:p/>
          </table:table-cell>
          <table:table-cell table:style-name="ce2" table:formula="of:=IF(AND([.$G15]&lt;[.AAX$1];[.$H15]&gt;=[.AAX$1]);1;&quot;&quot;)">
            <text:p/>
          </table:table-cell>
          <table:table-cell table:style-name="ce2" table:formula="of:=IF(AND([.$G15]&lt;[.AAY$1];[.$H15]&gt;=[.AAY$1]);1;&quot;&quot;)">
            <text:p/>
          </table:table-cell>
          <table:table-cell table:style-name="ce2" table:formula="of:=IF(AND([.$G15]&lt;[.AAZ$1];[.$H15]&gt;=[.AAZ$1]);1;&quot;&quot;)">
            <text:p/>
          </table:table-cell>
          <table:table-cell table:style-name="ce2" table:formula="of:=IF(AND([.$G15]&lt;[.ABA$1];[.$H15]&gt;=[.ABA$1]);1;&quot;&quot;)">
            <text:p/>
          </table:table-cell>
          <table:table-cell table:style-name="ce2" table:formula="of:=IF(AND([.$G15]&lt;[.ABB$1];[.$H15]&gt;=[.ABB$1]);1;&quot;&quot;)">
            <text:p/>
          </table:table-cell>
          <table:table-cell table:style-name="ce2" table:formula="of:=IF(AND([.$G15]&lt;[.ABC$1];[.$H15]&gt;=[.ABC$1]);1;&quot;&quot;)">
            <text:p/>
          </table:table-cell>
          <table:table-cell table:style-name="ce2" table:formula="of:=IF(AND([.$G15]&lt;[.ABD$1];[.$H15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16];[.$A:.$H];8;0);VLOOKUP([.D16];[.$A:.$H];8;0);VLOOKUP([.E16];[.$A:.$H];8;0);VLOOKUP([.F16];[.$A:.$H];8;0))" office:value-type="float" office:value="773" calcext:value-type="float">
            <text:p>773</text:p>
          </table:table-cell>
          <table:table-cell table:formula="of:=[.G16]+[.B16]" office:value-type="float" office:value="909" calcext:value-type="float">
            <text:p>909</text:p>
          </table:table-cell>
          <table:table-cell table:formula="of:=IF(AND([.G16]&lt;800;[.H16]&gt;800);1;0)" office:value-type="float" office:value="1" calcext:value-type="float">
            <text:p>1</text:p>
          </table:table-cell>
          <table:table-cell table:style-name="ce2" table:formula="of:=IF(AND([.$G16]&lt;[.J$1];[.$H16]&gt;=[.J$1]);1;&quot;&quot;)">
            <text:p/>
          </table:table-cell>
          <table:table-cell table:style-name="ce2" table:formula="of:=IF(AND([.$G16]&lt;[.K$1];[.$H16]&gt;=[.K$1]);1;&quot;&quot;)">
            <text:p/>
          </table:table-cell>
          <table:table-cell table:style-name="ce2" table:formula="of:=IF(AND([.$G16]&lt;[.L$1];[.$H16]&gt;=[.L$1]);1;&quot;&quot;)">
            <text:p/>
          </table:table-cell>
          <table:table-cell table:style-name="ce2" table:formula="of:=IF(AND([.$G16]&lt;[.M$1];[.$H16]&gt;=[.M$1]);1;&quot;&quot;)">
            <text:p/>
          </table:table-cell>
          <table:table-cell table:style-name="ce2" table:formula="of:=IF(AND([.$G16]&lt;[.N$1];[.$H16]&gt;=[.N$1]);1;&quot;&quot;)">
            <text:p/>
          </table:table-cell>
          <table:table-cell table:style-name="ce2" table:formula="of:=IF(AND([.$G16]&lt;[.O$1];[.$H16]&gt;=[.O$1]);1;&quot;&quot;)">
            <text:p/>
          </table:table-cell>
          <table:table-cell table:style-name="ce2" table:formula="of:=IF(AND([.$G16]&lt;[.P$1];[.$H16]&gt;=[.P$1]);1;&quot;&quot;)">
            <text:p/>
          </table:table-cell>
          <table:table-cell table:style-name="ce2" table:formula="of:=IF(AND([.$G16]&lt;[.Q$1];[.$H16]&gt;=[.Q$1]);1;&quot;&quot;)">
            <text:p/>
          </table:table-cell>
          <table:table-cell table:style-name="ce2" table:formula="of:=IF(AND([.$G16]&lt;[.R$1];[.$H16]&gt;=[.R$1]);1;&quot;&quot;)">
            <text:p/>
          </table:table-cell>
          <table:table-cell table:style-name="ce2" table:formula="of:=IF(AND([.$G16]&lt;[.S$1];[.$H16]&gt;=[.S$1]);1;&quot;&quot;)">
            <text:p/>
          </table:table-cell>
          <table:table-cell table:style-name="ce2" table:formula="of:=IF(AND([.$G16]&lt;[.T$1];[.$H16]&gt;=[.T$1]);1;&quot;&quot;)">
            <text:p/>
          </table:table-cell>
          <table:table-cell table:style-name="ce2" table:formula="of:=IF(AND([.$G16]&lt;[.U$1];[.$H16]&gt;=[.U$1]);1;&quot;&quot;)">
            <text:p/>
          </table:table-cell>
          <table:table-cell table:style-name="ce2" table:formula="of:=IF(AND([.$G16]&lt;[.V$1];[.$H16]&gt;=[.V$1]);1;&quot;&quot;)">
            <text:p/>
          </table:table-cell>
          <table:table-cell table:style-name="ce2" table:formula="of:=IF(AND([.$G16]&lt;[.W$1];[.$H16]&gt;=[.W$1]);1;&quot;&quot;)">
            <text:p/>
          </table:table-cell>
          <table:table-cell table:style-name="ce2" table:formula="of:=IF(AND([.$G16]&lt;[.X$1];[.$H16]&gt;=[.X$1]);1;&quot;&quot;)">
            <text:p/>
          </table:table-cell>
          <table:table-cell table:style-name="ce2" table:formula="of:=IF(AND([.$G16]&lt;[.Y$1];[.$H16]&gt;=[.Y$1]);1;&quot;&quot;)">
            <text:p/>
          </table:table-cell>
          <table:table-cell table:style-name="ce2" table:formula="of:=IF(AND([.$G16]&lt;[.Z$1];[.$H16]&gt;=[.Z$1]);1;&quot;&quot;)">
            <text:p/>
          </table:table-cell>
          <table:table-cell table:style-name="ce2" table:formula="of:=IF(AND([.$G16]&lt;[.AA$1];[.$H16]&gt;=[.AA$1]);1;&quot;&quot;)">
            <text:p/>
          </table:table-cell>
          <table:table-cell table:style-name="ce2" table:formula="of:=IF(AND([.$G16]&lt;[.AB$1];[.$H16]&gt;=[.AB$1]);1;&quot;&quot;)">
            <text:p/>
          </table:table-cell>
          <table:table-cell table:style-name="ce2" table:formula="of:=IF(AND([.$G16]&lt;[.AC$1];[.$H16]&gt;=[.AC$1]);1;&quot;&quot;)">
            <text:p/>
          </table:table-cell>
          <table:table-cell table:style-name="ce2" table:formula="of:=IF(AND([.$G16]&lt;[.AD$1];[.$H16]&gt;=[.AD$1]);1;&quot;&quot;)">
            <text:p/>
          </table:table-cell>
          <table:table-cell table:style-name="ce2" table:formula="of:=IF(AND([.$G16]&lt;[.AE$1];[.$H16]&gt;=[.AE$1]);1;&quot;&quot;)">
            <text:p/>
          </table:table-cell>
          <table:table-cell table:style-name="ce2" table:formula="of:=IF(AND([.$G16]&lt;[.AF$1];[.$H16]&gt;=[.AF$1]);1;&quot;&quot;)">
            <text:p/>
          </table:table-cell>
          <table:table-cell table:style-name="ce2" table:formula="of:=IF(AND([.$G16]&lt;[.AG$1];[.$H16]&gt;=[.AG$1]);1;&quot;&quot;)">
            <text:p/>
          </table:table-cell>
          <table:table-cell table:style-name="ce2" table:formula="of:=IF(AND([.$G16]&lt;[.AH$1];[.$H16]&gt;=[.AH$1]);1;&quot;&quot;)">
            <text:p/>
          </table:table-cell>
          <table:table-cell table:style-name="ce2" table:formula="of:=IF(AND([.$G16]&lt;[.AI$1];[.$H16]&gt;=[.AI$1]);1;&quot;&quot;)">
            <text:p/>
          </table:table-cell>
          <table:table-cell table:style-name="ce2" table:formula="of:=IF(AND([.$G16]&lt;[.AJ$1];[.$H16]&gt;=[.AJ$1]);1;&quot;&quot;)">
            <text:p/>
          </table:table-cell>
          <table:table-cell table:style-name="ce2" table:formula="of:=IF(AND([.$G16]&lt;[.AK$1];[.$H16]&gt;=[.AK$1]);1;&quot;&quot;)">
            <text:p/>
          </table:table-cell>
          <table:table-cell table:style-name="ce2" table:formula="of:=IF(AND([.$G16]&lt;[.AL$1];[.$H16]&gt;=[.AL$1]);1;&quot;&quot;)">
            <text:p/>
          </table:table-cell>
          <table:table-cell table:style-name="ce2" table:formula="of:=IF(AND([.$G16]&lt;[.AM$1];[.$H16]&gt;=[.AM$1]);1;&quot;&quot;)">
            <text:p/>
          </table:table-cell>
          <table:table-cell table:style-name="ce2" table:formula="of:=IF(AND([.$G16]&lt;[.AN$1];[.$H16]&gt;=[.AN$1]);1;&quot;&quot;)">
            <text:p/>
          </table:table-cell>
          <table:table-cell table:style-name="ce2" table:formula="of:=IF(AND([.$G16]&lt;[.AO$1];[.$H16]&gt;=[.AO$1]);1;&quot;&quot;)">
            <text:p/>
          </table:table-cell>
          <table:table-cell table:style-name="ce2" table:formula="of:=IF(AND([.$G16]&lt;[.AP$1];[.$H16]&gt;=[.AP$1]);1;&quot;&quot;)">
            <text:p/>
          </table:table-cell>
          <table:table-cell table:style-name="ce2" table:formula="of:=IF(AND([.$G16]&lt;[.AQ$1];[.$H16]&gt;=[.AQ$1]);1;&quot;&quot;)">
            <text:p/>
          </table:table-cell>
          <table:table-cell table:style-name="ce2" table:formula="of:=IF(AND([.$G16]&lt;[.AR$1];[.$H16]&gt;=[.AR$1]);1;&quot;&quot;)">
            <text:p/>
          </table:table-cell>
          <table:table-cell table:style-name="ce2" table:formula="of:=IF(AND([.$G16]&lt;[.AS$1];[.$H16]&gt;=[.AS$1]);1;&quot;&quot;)">
            <text:p/>
          </table:table-cell>
          <table:table-cell table:style-name="ce2" table:formula="of:=IF(AND([.$G16]&lt;[.AT$1];[.$H16]&gt;=[.AT$1]);1;&quot;&quot;)">
            <text:p/>
          </table:table-cell>
          <table:table-cell table:style-name="ce2" table:formula="of:=IF(AND([.$G16]&lt;[.AU$1];[.$H16]&gt;=[.AU$1]);1;&quot;&quot;)">
            <text:p/>
          </table:table-cell>
          <table:table-cell table:style-name="ce2" table:formula="of:=IF(AND([.$G16]&lt;[.AV$1];[.$H16]&gt;=[.AV$1]);1;&quot;&quot;)">
            <text:p/>
          </table:table-cell>
          <table:table-cell table:style-name="ce2" table:formula="of:=IF(AND([.$G16]&lt;[.AW$1];[.$H16]&gt;=[.AW$1]);1;&quot;&quot;)">
            <text:p/>
          </table:table-cell>
          <table:table-cell table:style-name="ce2" table:formula="of:=IF(AND([.$G16]&lt;[.AX$1];[.$H16]&gt;=[.AX$1]);1;&quot;&quot;)">
            <text:p/>
          </table:table-cell>
          <table:table-cell table:style-name="ce2" table:formula="of:=IF(AND([.$G16]&lt;[.AY$1];[.$H16]&gt;=[.AY$1]);1;&quot;&quot;)">
            <text:p/>
          </table:table-cell>
          <table:table-cell table:style-name="ce2" table:formula="of:=IF(AND([.$G16]&lt;[.AZ$1];[.$H16]&gt;=[.AZ$1]);1;&quot;&quot;)">
            <text:p/>
          </table:table-cell>
          <table:table-cell table:style-name="ce2" table:formula="of:=IF(AND([.$G16]&lt;[.BA$1];[.$H16]&gt;=[.BA$1]);1;&quot;&quot;)">
            <text:p/>
          </table:table-cell>
          <table:table-cell table:style-name="ce2" table:formula="of:=IF(AND([.$G16]&lt;[.BB$1];[.$H16]&gt;=[.BB$1]);1;&quot;&quot;)">
            <text:p/>
          </table:table-cell>
          <table:table-cell table:style-name="ce2" table:formula="of:=IF(AND([.$G16]&lt;[.BC$1];[.$H16]&gt;=[.BC$1]);1;&quot;&quot;)">
            <text:p/>
          </table:table-cell>
          <table:table-cell table:style-name="ce2" table:formula="of:=IF(AND([.$G16]&lt;[.BD$1];[.$H16]&gt;=[.BD$1]);1;&quot;&quot;)">
            <text:p/>
          </table:table-cell>
          <table:table-cell table:style-name="ce2" table:formula="of:=IF(AND([.$G16]&lt;[.BE$1];[.$H16]&gt;=[.BE$1]);1;&quot;&quot;)">
            <text:p/>
          </table:table-cell>
          <table:table-cell table:style-name="ce2" table:formula="of:=IF(AND([.$G16]&lt;[.BF$1];[.$H16]&gt;=[.BF$1]);1;&quot;&quot;)">
            <text:p/>
          </table:table-cell>
          <table:table-cell table:style-name="ce2" table:formula="of:=IF(AND([.$G16]&lt;[.BG$1];[.$H16]&gt;=[.BG$1]);1;&quot;&quot;)">
            <text:p/>
          </table:table-cell>
          <table:table-cell table:style-name="ce2" table:formula="of:=IF(AND([.$G16]&lt;[.BH$1];[.$H16]&gt;=[.BH$1]);1;&quot;&quot;)">
            <text:p/>
          </table:table-cell>
          <table:table-cell table:style-name="ce2" table:formula="of:=IF(AND([.$G16]&lt;[.BI$1];[.$H16]&gt;=[.BI$1]);1;&quot;&quot;)">
            <text:p/>
          </table:table-cell>
          <table:table-cell table:style-name="ce2" table:formula="of:=IF(AND([.$G16]&lt;[.BJ$1];[.$H16]&gt;=[.BJ$1]);1;&quot;&quot;)">
            <text:p/>
          </table:table-cell>
          <table:table-cell table:style-name="ce2" table:formula="of:=IF(AND([.$G16]&lt;[.BK$1];[.$H16]&gt;=[.BK$1]);1;&quot;&quot;)">
            <text:p/>
          </table:table-cell>
          <table:table-cell table:style-name="ce2" table:formula="of:=IF(AND([.$G16]&lt;[.BL$1];[.$H16]&gt;=[.BL$1]);1;&quot;&quot;)">
            <text:p/>
          </table:table-cell>
          <table:table-cell table:style-name="ce2" table:formula="of:=IF(AND([.$G16]&lt;[.BM$1];[.$H16]&gt;=[.BM$1]);1;&quot;&quot;)">
            <text:p/>
          </table:table-cell>
          <table:table-cell table:style-name="ce2" table:formula="of:=IF(AND([.$G16]&lt;[.BN$1];[.$H16]&gt;=[.BN$1]);1;&quot;&quot;)">
            <text:p/>
          </table:table-cell>
          <table:table-cell table:style-name="ce2" table:formula="of:=IF(AND([.$G16]&lt;[.BO$1];[.$H16]&gt;=[.BO$1]);1;&quot;&quot;)">
            <text:p/>
          </table:table-cell>
          <table:table-cell table:style-name="ce2" table:formula="of:=IF(AND([.$G16]&lt;[.BP$1];[.$H16]&gt;=[.BP$1]);1;&quot;&quot;)">
            <text:p/>
          </table:table-cell>
          <table:table-cell table:style-name="ce2" table:formula="of:=IF(AND([.$G16]&lt;[.BQ$1];[.$H16]&gt;=[.BQ$1]);1;&quot;&quot;)">
            <text:p/>
          </table:table-cell>
          <table:table-cell table:style-name="ce2" table:formula="of:=IF(AND([.$G16]&lt;[.BR$1];[.$H16]&gt;=[.BR$1]);1;&quot;&quot;)">
            <text:p/>
          </table:table-cell>
          <table:table-cell table:style-name="ce2" table:formula="of:=IF(AND([.$G16]&lt;[.BS$1];[.$H16]&gt;=[.BS$1]);1;&quot;&quot;)">
            <text:p/>
          </table:table-cell>
          <table:table-cell table:style-name="ce2" table:formula="of:=IF(AND([.$G16]&lt;[.BT$1];[.$H16]&gt;=[.BT$1]);1;&quot;&quot;)">
            <text:p/>
          </table:table-cell>
          <table:table-cell table:style-name="ce2" table:formula="of:=IF(AND([.$G16]&lt;[.BU$1];[.$H16]&gt;=[.BU$1]);1;&quot;&quot;)">
            <text:p/>
          </table:table-cell>
          <table:table-cell table:style-name="ce2" table:formula="of:=IF(AND([.$G16]&lt;[.BV$1];[.$H16]&gt;=[.BV$1]);1;&quot;&quot;)">
            <text:p/>
          </table:table-cell>
          <table:table-cell table:style-name="ce2" table:formula="of:=IF(AND([.$G16]&lt;[.BW$1];[.$H16]&gt;=[.BW$1]);1;&quot;&quot;)">
            <text:p/>
          </table:table-cell>
          <table:table-cell table:style-name="ce2" table:formula="of:=IF(AND([.$G16]&lt;[.BX$1];[.$H16]&gt;=[.BX$1]);1;&quot;&quot;)">
            <text:p/>
          </table:table-cell>
          <table:table-cell table:style-name="ce2" table:formula="of:=IF(AND([.$G16]&lt;[.BY$1];[.$H16]&gt;=[.BY$1]);1;&quot;&quot;)">
            <text:p/>
          </table:table-cell>
          <table:table-cell table:style-name="ce2" table:formula="of:=IF(AND([.$G16]&lt;[.BZ$1];[.$H16]&gt;=[.BZ$1]);1;&quot;&quot;)">
            <text:p/>
          </table:table-cell>
          <table:table-cell table:style-name="ce2" table:formula="of:=IF(AND([.$G16]&lt;[.CA$1];[.$H16]&gt;=[.CA$1]);1;&quot;&quot;)">
            <text:p/>
          </table:table-cell>
          <table:table-cell table:style-name="ce2" table:formula="of:=IF(AND([.$G16]&lt;[.CB$1];[.$H16]&gt;=[.CB$1]);1;&quot;&quot;)">
            <text:p/>
          </table:table-cell>
          <table:table-cell table:style-name="ce2" table:formula="of:=IF(AND([.$G16]&lt;[.CC$1];[.$H16]&gt;=[.CC$1]);1;&quot;&quot;)">
            <text:p/>
          </table:table-cell>
          <table:table-cell table:style-name="ce2" table:formula="of:=IF(AND([.$G16]&lt;[.CD$1];[.$H16]&gt;=[.CD$1]);1;&quot;&quot;)">
            <text:p/>
          </table:table-cell>
          <table:table-cell table:style-name="ce2" table:formula="of:=IF(AND([.$G16]&lt;[.CE$1];[.$H16]&gt;=[.CE$1]);1;&quot;&quot;)">
            <text:p/>
          </table:table-cell>
          <table:table-cell table:style-name="ce2" table:formula="of:=IF(AND([.$G16]&lt;[.CF$1];[.$H16]&gt;=[.CF$1]);1;&quot;&quot;)">
            <text:p/>
          </table:table-cell>
          <table:table-cell table:style-name="ce2" table:formula="of:=IF(AND([.$G16]&lt;[.CG$1];[.$H16]&gt;=[.CG$1]);1;&quot;&quot;)">
            <text:p/>
          </table:table-cell>
          <table:table-cell table:style-name="ce2" table:formula="of:=IF(AND([.$G16]&lt;[.CH$1];[.$H16]&gt;=[.CH$1]);1;&quot;&quot;)">
            <text:p/>
          </table:table-cell>
          <table:table-cell table:style-name="ce2" table:formula="of:=IF(AND([.$G16]&lt;[.CI$1];[.$H16]&gt;=[.CI$1]);1;&quot;&quot;)">
            <text:p/>
          </table:table-cell>
          <table:table-cell table:style-name="ce2" table:formula="of:=IF(AND([.$G16]&lt;[.CJ$1];[.$H16]&gt;=[.CJ$1]);1;&quot;&quot;)">
            <text:p/>
          </table:table-cell>
          <table:table-cell table:style-name="ce2" table:formula="of:=IF(AND([.$G16]&lt;[.CK$1];[.$H16]&gt;=[.CK$1]);1;&quot;&quot;)">
            <text:p/>
          </table:table-cell>
          <table:table-cell table:style-name="ce2" table:formula="of:=IF(AND([.$G16]&lt;[.CL$1];[.$H16]&gt;=[.CL$1]);1;&quot;&quot;)">
            <text:p/>
          </table:table-cell>
          <table:table-cell table:style-name="ce2" table:formula="of:=IF(AND([.$G16]&lt;[.CM$1];[.$H16]&gt;=[.CM$1]);1;&quot;&quot;)">
            <text:p/>
          </table:table-cell>
          <table:table-cell table:style-name="ce2" table:formula="of:=IF(AND([.$G16]&lt;[.CN$1];[.$H16]&gt;=[.CN$1]);1;&quot;&quot;)">
            <text:p/>
          </table:table-cell>
          <table:table-cell table:style-name="ce2" table:formula="of:=IF(AND([.$G16]&lt;[.CO$1];[.$H16]&gt;=[.CO$1]);1;&quot;&quot;)">
            <text:p/>
          </table:table-cell>
          <table:table-cell table:style-name="ce2" table:formula="of:=IF(AND([.$G16]&lt;[.CP$1];[.$H16]&gt;=[.CP$1]);1;&quot;&quot;)">
            <text:p/>
          </table:table-cell>
          <table:table-cell table:style-name="ce2" table:formula="of:=IF(AND([.$G16]&lt;[.CQ$1];[.$H16]&gt;=[.CQ$1]);1;&quot;&quot;)">
            <text:p/>
          </table:table-cell>
          <table:table-cell table:style-name="ce2" table:formula="of:=IF(AND([.$G16]&lt;[.CR$1];[.$H16]&gt;=[.CR$1]);1;&quot;&quot;)">
            <text:p/>
          </table:table-cell>
          <table:table-cell table:style-name="ce2" table:formula="of:=IF(AND([.$G16]&lt;[.CS$1];[.$H16]&gt;=[.CS$1]);1;&quot;&quot;)">
            <text:p/>
          </table:table-cell>
          <table:table-cell table:style-name="ce2" table:formula="of:=IF(AND([.$G16]&lt;[.CT$1];[.$H16]&gt;=[.CT$1]);1;&quot;&quot;)">
            <text:p/>
          </table:table-cell>
          <table:table-cell table:style-name="ce2" table:formula="of:=IF(AND([.$G16]&lt;[.CU$1];[.$H16]&gt;=[.CU$1]);1;&quot;&quot;)">
            <text:p/>
          </table:table-cell>
          <table:table-cell table:style-name="ce2" table:formula="of:=IF(AND([.$G16]&lt;[.CV$1];[.$H16]&gt;=[.CV$1]);1;&quot;&quot;)">
            <text:p/>
          </table:table-cell>
          <table:table-cell table:style-name="ce2" table:formula="of:=IF(AND([.$G16]&lt;[.CW$1];[.$H16]&gt;=[.CW$1]);1;&quot;&quot;)">
            <text:p/>
          </table:table-cell>
          <table:table-cell table:style-name="ce2" table:formula="of:=IF(AND([.$G16]&lt;[.CX$1];[.$H16]&gt;=[.CX$1]);1;&quot;&quot;)">
            <text:p/>
          </table:table-cell>
          <table:table-cell table:style-name="ce2" table:formula="of:=IF(AND([.$G16]&lt;[.CY$1];[.$H16]&gt;=[.CY$1]);1;&quot;&quot;)">
            <text:p/>
          </table:table-cell>
          <table:table-cell table:style-name="ce2" table:formula="of:=IF(AND([.$G16]&lt;[.CZ$1];[.$H16]&gt;=[.CZ$1]);1;&quot;&quot;)">
            <text:p/>
          </table:table-cell>
          <table:table-cell table:style-name="ce2" table:formula="of:=IF(AND([.$G16]&lt;[.DA$1];[.$H16]&gt;=[.DA$1]);1;&quot;&quot;)">
            <text:p/>
          </table:table-cell>
          <table:table-cell table:style-name="ce2" table:formula="of:=IF(AND([.$G16]&lt;[.DB$1];[.$H16]&gt;=[.DB$1]);1;&quot;&quot;)">
            <text:p/>
          </table:table-cell>
          <table:table-cell table:style-name="ce2" table:formula="of:=IF(AND([.$G16]&lt;[.DC$1];[.$H16]&gt;=[.DC$1]);1;&quot;&quot;)">
            <text:p/>
          </table:table-cell>
          <table:table-cell table:style-name="ce2" table:formula="of:=IF(AND([.$G16]&lt;[.DD$1];[.$H16]&gt;=[.DD$1]);1;&quot;&quot;)">
            <text:p/>
          </table:table-cell>
          <table:table-cell table:style-name="ce2" table:formula="of:=IF(AND([.$G16]&lt;[.DE$1];[.$H16]&gt;=[.DE$1]);1;&quot;&quot;)">
            <text:p/>
          </table:table-cell>
          <table:table-cell table:style-name="ce2" table:formula="of:=IF(AND([.$G16]&lt;[.DF$1];[.$H16]&gt;=[.DF$1]);1;&quot;&quot;)">
            <text:p/>
          </table:table-cell>
          <table:table-cell table:style-name="ce2" table:formula="of:=IF(AND([.$G16]&lt;[.DG$1];[.$H16]&gt;=[.DG$1]);1;&quot;&quot;)">
            <text:p/>
          </table:table-cell>
          <table:table-cell table:style-name="ce2" table:formula="of:=IF(AND([.$G16]&lt;[.DH$1];[.$H16]&gt;=[.DH$1]);1;&quot;&quot;)">
            <text:p/>
          </table:table-cell>
          <table:table-cell table:style-name="ce2" table:formula="of:=IF(AND([.$G16]&lt;[.DI$1];[.$H16]&gt;=[.DI$1]);1;&quot;&quot;)">
            <text:p/>
          </table:table-cell>
          <table:table-cell table:style-name="ce2" table:formula="of:=IF(AND([.$G16]&lt;[.DJ$1];[.$H16]&gt;=[.DJ$1]);1;&quot;&quot;)">
            <text:p/>
          </table:table-cell>
          <table:table-cell table:style-name="ce2" table:formula="of:=IF(AND([.$G16]&lt;[.DK$1];[.$H16]&gt;=[.DK$1]);1;&quot;&quot;)">
            <text:p/>
          </table:table-cell>
          <table:table-cell table:style-name="ce2" table:formula="of:=IF(AND([.$G16]&lt;[.DL$1];[.$H16]&gt;=[.DL$1]);1;&quot;&quot;)">
            <text:p/>
          </table:table-cell>
          <table:table-cell table:style-name="ce2" table:formula="of:=IF(AND([.$G16]&lt;[.DM$1];[.$H16]&gt;=[.DM$1]);1;&quot;&quot;)">
            <text:p/>
          </table:table-cell>
          <table:table-cell table:style-name="ce2" table:formula="of:=IF(AND([.$G16]&lt;[.DN$1];[.$H16]&gt;=[.DN$1]);1;&quot;&quot;)">
            <text:p/>
          </table:table-cell>
          <table:table-cell table:style-name="ce2" table:formula="of:=IF(AND([.$G16]&lt;[.DO$1];[.$H16]&gt;=[.DO$1]);1;&quot;&quot;)">
            <text:p/>
          </table:table-cell>
          <table:table-cell table:style-name="ce2" table:formula="of:=IF(AND([.$G16]&lt;[.DP$1];[.$H16]&gt;=[.DP$1]);1;&quot;&quot;)">
            <text:p/>
          </table:table-cell>
          <table:table-cell table:style-name="ce2" table:formula="of:=IF(AND([.$G16]&lt;[.DQ$1];[.$H16]&gt;=[.DQ$1]);1;&quot;&quot;)">
            <text:p/>
          </table:table-cell>
          <table:table-cell table:style-name="ce2" table:formula="of:=IF(AND([.$G16]&lt;[.DR$1];[.$H16]&gt;=[.DR$1]);1;&quot;&quot;)">
            <text:p/>
          </table:table-cell>
          <table:table-cell table:style-name="ce2" table:formula="of:=IF(AND([.$G16]&lt;[.DS$1];[.$H16]&gt;=[.DS$1]);1;&quot;&quot;)">
            <text:p/>
          </table:table-cell>
          <table:table-cell table:style-name="ce2" table:formula="of:=IF(AND([.$G16]&lt;[.DT$1];[.$H16]&gt;=[.DT$1]);1;&quot;&quot;)">
            <text:p/>
          </table:table-cell>
          <table:table-cell table:style-name="ce2" table:formula="of:=IF(AND([.$G16]&lt;[.DU$1];[.$H16]&gt;=[.DU$1]);1;&quot;&quot;)">
            <text:p/>
          </table:table-cell>
          <table:table-cell table:style-name="ce2" table:formula="of:=IF(AND([.$G16]&lt;[.DV$1];[.$H16]&gt;=[.DV$1]);1;&quot;&quot;)">
            <text:p/>
          </table:table-cell>
          <table:table-cell table:style-name="ce2" table:formula="of:=IF(AND([.$G16]&lt;[.DW$1];[.$H16]&gt;=[.DW$1]);1;&quot;&quot;)">
            <text:p/>
          </table:table-cell>
          <table:table-cell table:style-name="ce2" table:formula="of:=IF(AND([.$G16]&lt;[.DX$1];[.$H16]&gt;=[.DX$1]);1;&quot;&quot;)">
            <text:p/>
          </table:table-cell>
          <table:table-cell table:style-name="ce2" table:formula="of:=IF(AND([.$G16]&lt;[.DY$1];[.$H16]&gt;=[.DY$1]);1;&quot;&quot;)">
            <text:p/>
          </table:table-cell>
          <table:table-cell table:style-name="ce2" table:formula="of:=IF(AND([.$G16]&lt;[.DZ$1];[.$H16]&gt;=[.DZ$1]);1;&quot;&quot;)">
            <text:p/>
          </table:table-cell>
          <table:table-cell table:style-name="ce2" table:formula="of:=IF(AND([.$G16]&lt;[.EA$1];[.$H16]&gt;=[.EA$1]);1;&quot;&quot;)">
            <text:p/>
          </table:table-cell>
          <table:table-cell table:style-name="ce2" table:formula="of:=IF(AND([.$G16]&lt;[.EB$1];[.$H16]&gt;=[.EB$1]);1;&quot;&quot;)">
            <text:p/>
          </table:table-cell>
          <table:table-cell table:style-name="ce2" table:formula="of:=IF(AND([.$G16]&lt;[.EC$1];[.$H16]&gt;=[.EC$1]);1;&quot;&quot;)">
            <text:p/>
          </table:table-cell>
          <table:table-cell table:style-name="ce2" table:formula="of:=IF(AND([.$G16]&lt;[.ED$1];[.$H16]&gt;=[.ED$1]);1;&quot;&quot;)">
            <text:p/>
          </table:table-cell>
          <table:table-cell table:style-name="ce2" table:formula="of:=IF(AND([.$G16]&lt;[.EE$1];[.$H16]&gt;=[.EE$1]);1;&quot;&quot;)">
            <text:p/>
          </table:table-cell>
          <table:table-cell table:style-name="ce2" table:formula="of:=IF(AND([.$G16]&lt;[.EF$1];[.$H16]&gt;=[.EF$1]);1;&quot;&quot;)">
            <text:p/>
          </table:table-cell>
          <table:table-cell table:style-name="ce2" table:formula="of:=IF(AND([.$G16]&lt;[.EG$1];[.$H16]&gt;=[.EG$1]);1;&quot;&quot;)">
            <text:p/>
          </table:table-cell>
          <table:table-cell table:style-name="ce2" table:formula="of:=IF(AND([.$G16]&lt;[.EH$1];[.$H16]&gt;=[.EH$1]);1;&quot;&quot;)">
            <text:p/>
          </table:table-cell>
          <table:table-cell table:style-name="ce2" table:formula="of:=IF(AND([.$G16]&lt;[.EI$1];[.$H16]&gt;=[.EI$1]);1;&quot;&quot;)">
            <text:p/>
          </table:table-cell>
          <table:table-cell table:style-name="ce2" table:formula="of:=IF(AND([.$G16]&lt;[.EJ$1];[.$H16]&gt;=[.EJ$1]);1;&quot;&quot;)">
            <text:p/>
          </table:table-cell>
          <table:table-cell table:style-name="ce2" table:formula="of:=IF(AND([.$G16]&lt;[.EK$1];[.$H16]&gt;=[.EK$1]);1;&quot;&quot;)">
            <text:p/>
          </table:table-cell>
          <table:table-cell table:style-name="ce2" table:formula="of:=IF(AND([.$G16]&lt;[.EL$1];[.$H16]&gt;=[.EL$1]);1;&quot;&quot;)">
            <text:p/>
          </table:table-cell>
          <table:table-cell table:style-name="ce2" table:formula="of:=IF(AND([.$G16]&lt;[.EM$1];[.$H16]&gt;=[.EM$1]);1;&quot;&quot;)">
            <text:p/>
          </table:table-cell>
          <table:table-cell table:style-name="ce2" table:formula="of:=IF(AND([.$G16]&lt;[.EN$1];[.$H16]&gt;=[.EN$1]);1;&quot;&quot;)">
            <text:p/>
          </table:table-cell>
          <table:table-cell table:style-name="ce2" table:formula="of:=IF(AND([.$G16]&lt;[.EO$1];[.$H16]&gt;=[.EO$1]);1;&quot;&quot;)">
            <text:p/>
          </table:table-cell>
          <table:table-cell table:style-name="ce2" table:formula="of:=IF(AND([.$G16]&lt;[.EP$1];[.$H16]&gt;=[.EP$1]);1;&quot;&quot;)">
            <text:p/>
          </table:table-cell>
          <table:table-cell table:style-name="ce2" table:formula="of:=IF(AND([.$G16]&lt;[.EQ$1];[.$H16]&gt;=[.EQ$1]);1;&quot;&quot;)">
            <text:p/>
          </table:table-cell>
          <table:table-cell table:style-name="ce2" table:formula="of:=IF(AND([.$G16]&lt;[.ER$1];[.$H16]&gt;=[.ER$1]);1;&quot;&quot;)">
            <text:p/>
          </table:table-cell>
          <table:table-cell table:style-name="ce2" table:formula="of:=IF(AND([.$G16]&lt;[.ES$1];[.$H16]&gt;=[.ES$1]);1;&quot;&quot;)">
            <text:p/>
          </table:table-cell>
          <table:table-cell table:style-name="ce2" table:formula="of:=IF(AND([.$G16]&lt;[.ET$1];[.$H16]&gt;=[.ET$1]);1;&quot;&quot;)">
            <text:p/>
          </table:table-cell>
          <table:table-cell table:style-name="ce2" table:formula="of:=IF(AND([.$G16]&lt;[.EU$1];[.$H16]&gt;=[.EU$1]);1;&quot;&quot;)">
            <text:p/>
          </table:table-cell>
          <table:table-cell table:style-name="ce2" table:formula="of:=IF(AND([.$G16]&lt;[.EV$1];[.$H16]&gt;=[.EV$1]);1;&quot;&quot;)">
            <text:p/>
          </table:table-cell>
          <table:table-cell table:style-name="ce2" table:formula="of:=IF(AND([.$G16]&lt;[.EW$1];[.$H16]&gt;=[.EW$1]);1;&quot;&quot;)">
            <text:p/>
          </table:table-cell>
          <table:table-cell table:style-name="ce2" table:formula="of:=IF(AND([.$G16]&lt;[.EX$1];[.$H16]&gt;=[.EX$1]);1;&quot;&quot;)">
            <text:p/>
          </table:table-cell>
          <table:table-cell table:style-name="ce2" table:formula="of:=IF(AND([.$G16]&lt;[.EY$1];[.$H16]&gt;=[.EY$1]);1;&quot;&quot;)">
            <text:p/>
          </table:table-cell>
          <table:table-cell table:style-name="ce2" table:formula="of:=IF(AND([.$G16]&lt;[.EZ$1];[.$H16]&gt;=[.EZ$1]);1;&quot;&quot;)">
            <text:p/>
          </table:table-cell>
          <table:table-cell table:style-name="ce2" table:formula="of:=IF(AND([.$G16]&lt;[.FA$1];[.$H16]&gt;=[.FA$1]);1;&quot;&quot;)">
            <text:p/>
          </table:table-cell>
          <table:table-cell table:style-name="ce2" table:formula="of:=IF(AND([.$G16]&lt;[.FB$1];[.$H16]&gt;=[.FB$1]);1;&quot;&quot;)">
            <text:p/>
          </table:table-cell>
          <table:table-cell table:style-name="ce2" table:formula="of:=IF(AND([.$G16]&lt;[.FC$1];[.$H16]&gt;=[.FC$1]);1;&quot;&quot;)">
            <text:p/>
          </table:table-cell>
          <table:table-cell table:style-name="ce2" table:formula="of:=IF(AND([.$G16]&lt;[.FD$1];[.$H16]&gt;=[.FD$1]);1;&quot;&quot;)">
            <text:p/>
          </table:table-cell>
          <table:table-cell table:style-name="ce2" table:formula="of:=IF(AND([.$G16]&lt;[.FE$1];[.$H16]&gt;=[.FE$1]);1;&quot;&quot;)">
            <text:p/>
          </table:table-cell>
          <table:table-cell table:style-name="ce2" table:formula="of:=IF(AND([.$G16]&lt;[.FF$1];[.$H16]&gt;=[.FF$1]);1;&quot;&quot;)">
            <text:p/>
          </table:table-cell>
          <table:table-cell table:style-name="ce2" table:formula="of:=IF(AND([.$G16]&lt;[.FG$1];[.$H16]&gt;=[.FG$1]);1;&quot;&quot;)">
            <text:p/>
          </table:table-cell>
          <table:table-cell table:style-name="ce2" table:formula="of:=IF(AND([.$G16]&lt;[.FH$1];[.$H16]&gt;=[.FH$1]);1;&quot;&quot;)">
            <text:p/>
          </table:table-cell>
          <table:table-cell table:style-name="ce2" table:formula="of:=IF(AND([.$G16]&lt;[.FI$1];[.$H16]&gt;=[.FI$1]);1;&quot;&quot;)">
            <text:p/>
          </table:table-cell>
          <table:table-cell table:style-name="ce2" table:formula="of:=IF(AND([.$G16]&lt;[.FJ$1];[.$H16]&gt;=[.FJ$1]);1;&quot;&quot;)">
            <text:p/>
          </table:table-cell>
          <table:table-cell table:style-name="ce2" table:formula="of:=IF(AND([.$G16]&lt;[.FK$1];[.$H16]&gt;=[.FK$1]);1;&quot;&quot;)">
            <text:p/>
          </table:table-cell>
          <table:table-cell table:style-name="ce2" table:formula="of:=IF(AND([.$G16]&lt;[.FL$1];[.$H16]&gt;=[.FL$1]);1;&quot;&quot;)">
            <text:p/>
          </table:table-cell>
          <table:table-cell table:style-name="ce2" table:formula="of:=IF(AND([.$G16]&lt;[.FM$1];[.$H16]&gt;=[.FM$1]);1;&quot;&quot;)">
            <text:p/>
          </table:table-cell>
          <table:table-cell table:style-name="ce2" table:formula="of:=IF(AND([.$G16]&lt;[.FN$1];[.$H16]&gt;=[.FN$1]);1;&quot;&quot;)">
            <text:p/>
          </table:table-cell>
          <table:table-cell table:style-name="ce2" table:formula="of:=IF(AND([.$G16]&lt;[.FO$1];[.$H16]&gt;=[.FO$1]);1;&quot;&quot;)">
            <text:p/>
          </table:table-cell>
          <table:table-cell table:style-name="ce2" table:formula="of:=IF(AND([.$G16]&lt;[.FP$1];[.$H16]&gt;=[.FP$1]);1;&quot;&quot;)">
            <text:p/>
          </table:table-cell>
          <table:table-cell table:style-name="ce2" table:formula="of:=IF(AND([.$G16]&lt;[.FQ$1];[.$H16]&gt;=[.FQ$1]);1;&quot;&quot;)">
            <text:p/>
          </table:table-cell>
          <table:table-cell table:style-name="ce2" table:formula="of:=IF(AND([.$G16]&lt;[.FR$1];[.$H16]&gt;=[.FR$1]);1;&quot;&quot;)">
            <text:p/>
          </table:table-cell>
          <table:table-cell table:style-name="ce2" table:formula="of:=IF(AND([.$G16]&lt;[.FS$1];[.$H16]&gt;=[.FS$1]);1;&quot;&quot;)">
            <text:p/>
          </table:table-cell>
          <table:table-cell table:style-name="ce2" table:formula="of:=IF(AND([.$G16]&lt;[.FT$1];[.$H16]&gt;=[.FT$1]);1;&quot;&quot;)">
            <text:p/>
          </table:table-cell>
          <table:table-cell table:style-name="ce2" table:formula="of:=IF(AND([.$G16]&lt;[.FU$1];[.$H16]&gt;=[.FU$1]);1;&quot;&quot;)">
            <text:p/>
          </table:table-cell>
          <table:table-cell table:style-name="ce2" table:formula="of:=IF(AND([.$G16]&lt;[.FV$1];[.$H16]&gt;=[.FV$1]);1;&quot;&quot;)">
            <text:p/>
          </table:table-cell>
          <table:table-cell table:style-name="ce2" table:formula="of:=IF(AND([.$G16]&lt;[.FW$1];[.$H16]&gt;=[.FW$1]);1;&quot;&quot;)">
            <text:p/>
          </table:table-cell>
          <table:table-cell table:style-name="ce2" table:formula="of:=IF(AND([.$G16]&lt;[.FX$1];[.$H16]&gt;=[.FX$1]);1;&quot;&quot;)">
            <text:p/>
          </table:table-cell>
          <table:table-cell table:style-name="ce2" table:formula="of:=IF(AND([.$G16]&lt;[.FY$1];[.$H16]&gt;=[.FY$1]);1;&quot;&quot;)">
            <text:p/>
          </table:table-cell>
          <table:table-cell table:style-name="ce2" table:formula="of:=IF(AND([.$G16]&lt;[.FZ$1];[.$H16]&gt;=[.FZ$1]);1;&quot;&quot;)">
            <text:p/>
          </table:table-cell>
          <table:table-cell table:style-name="ce2" table:formula="of:=IF(AND([.$G16]&lt;[.GA$1];[.$H16]&gt;=[.GA$1]);1;&quot;&quot;)">
            <text:p/>
          </table:table-cell>
          <table:table-cell table:style-name="ce2" table:formula="of:=IF(AND([.$G16]&lt;[.GB$1];[.$H16]&gt;=[.GB$1]);1;&quot;&quot;)">
            <text:p/>
          </table:table-cell>
          <table:table-cell table:style-name="ce2" table:formula="of:=IF(AND([.$G16]&lt;[.GC$1];[.$H16]&gt;=[.GC$1]);1;&quot;&quot;)">
            <text:p/>
          </table:table-cell>
          <table:table-cell table:style-name="ce2" table:formula="of:=IF(AND([.$G16]&lt;[.GD$1];[.$H16]&gt;=[.GD$1]);1;&quot;&quot;)">
            <text:p/>
          </table:table-cell>
          <table:table-cell table:style-name="ce2" table:formula="of:=IF(AND([.$G16]&lt;[.GE$1];[.$H16]&gt;=[.GE$1]);1;&quot;&quot;)">
            <text:p/>
          </table:table-cell>
          <table:table-cell table:style-name="ce2" table:formula="of:=IF(AND([.$G16]&lt;[.GF$1];[.$H16]&gt;=[.GF$1]);1;&quot;&quot;)">
            <text:p/>
          </table:table-cell>
          <table:table-cell table:style-name="ce2" table:formula="of:=IF(AND([.$G16]&lt;[.GG$1];[.$H16]&gt;=[.GG$1]);1;&quot;&quot;)">
            <text:p/>
          </table:table-cell>
          <table:table-cell table:style-name="ce2" table:formula="of:=IF(AND([.$G16]&lt;[.GH$1];[.$H16]&gt;=[.GH$1]);1;&quot;&quot;)">
            <text:p/>
          </table:table-cell>
          <table:table-cell table:style-name="ce2" table:formula="of:=IF(AND([.$G16]&lt;[.GI$1];[.$H16]&gt;=[.GI$1]);1;&quot;&quot;)">
            <text:p/>
          </table:table-cell>
          <table:table-cell table:style-name="ce2" table:formula="of:=IF(AND([.$G16]&lt;[.GJ$1];[.$H16]&gt;=[.GJ$1]);1;&quot;&quot;)">
            <text:p/>
          </table:table-cell>
          <table:table-cell table:style-name="ce2" table:formula="of:=IF(AND([.$G16]&lt;[.GK$1];[.$H16]&gt;=[.GK$1]);1;&quot;&quot;)">
            <text:p/>
          </table:table-cell>
          <table:table-cell table:style-name="ce2" table:formula="of:=IF(AND([.$G16]&lt;[.GL$1];[.$H16]&gt;=[.GL$1]);1;&quot;&quot;)">
            <text:p/>
          </table:table-cell>
          <table:table-cell table:style-name="ce2" table:formula="of:=IF(AND([.$G16]&lt;[.GM$1];[.$H16]&gt;=[.GM$1]);1;&quot;&quot;)">
            <text:p/>
          </table:table-cell>
          <table:table-cell table:style-name="ce2" table:formula="of:=IF(AND([.$G16]&lt;[.GN$1];[.$H16]&gt;=[.GN$1]);1;&quot;&quot;)">
            <text:p/>
          </table:table-cell>
          <table:table-cell table:style-name="ce2" table:formula="of:=IF(AND([.$G16]&lt;[.GO$1];[.$H16]&gt;=[.GO$1]);1;&quot;&quot;)">
            <text:p/>
          </table:table-cell>
          <table:table-cell table:style-name="ce2" table:formula="of:=IF(AND([.$G16]&lt;[.GP$1];[.$H16]&gt;=[.GP$1]);1;&quot;&quot;)">
            <text:p/>
          </table:table-cell>
          <table:table-cell table:style-name="ce2" table:formula="of:=IF(AND([.$G16]&lt;[.GQ$1];[.$H16]&gt;=[.GQ$1]);1;&quot;&quot;)">
            <text:p/>
          </table:table-cell>
          <table:table-cell table:style-name="ce2" table:formula="of:=IF(AND([.$G16]&lt;[.GR$1];[.$H16]&gt;=[.GR$1]);1;&quot;&quot;)">
            <text:p/>
          </table:table-cell>
          <table:table-cell table:style-name="ce2" table:formula="of:=IF(AND([.$G16]&lt;[.GS$1];[.$H16]&gt;=[.GS$1]);1;&quot;&quot;)">
            <text:p/>
          </table:table-cell>
          <table:table-cell table:style-name="ce2" table:formula="of:=IF(AND([.$G16]&lt;[.GT$1];[.$H16]&gt;=[.GT$1]);1;&quot;&quot;)">
            <text:p/>
          </table:table-cell>
          <table:table-cell table:style-name="ce2" table:formula="of:=IF(AND([.$G16]&lt;[.GU$1];[.$H16]&gt;=[.GU$1]);1;&quot;&quot;)">
            <text:p/>
          </table:table-cell>
          <table:table-cell table:style-name="ce2" table:formula="of:=IF(AND([.$G16]&lt;[.GV$1];[.$H16]&gt;=[.GV$1]);1;&quot;&quot;)">
            <text:p/>
          </table:table-cell>
          <table:table-cell table:style-name="ce2" table:formula="of:=IF(AND([.$G16]&lt;[.GW$1];[.$H16]&gt;=[.GW$1]);1;&quot;&quot;)">
            <text:p/>
          </table:table-cell>
          <table:table-cell table:style-name="ce2" table:formula="of:=IF(AND([.$G16]&lt;[.GX$1];[.$H16]&gt;=[.GX$1]);1;&quot;&quot;)">
            <text:p/>
          </table:table-cell>
          <table:table-cell table:style-name="ce2" table:formula="of:=IF(AND([.$G16]&lt;[.GY$1];[.$H16]&gt;=[.GY$1]);1;&quot;&quot;)">
            <text:p/>
          </table:table-cell>
          <table:table-cell table:style-name="ce2" table:formula="of:=IF(AND([.$G16]&lt;[.GZ$1];[.$H16]&gt;=[.GZ$1]);1;&quot;&quot;)">
            <text:p/>
          </table:table-cell>
          <table:table-cell table:style-name="ce2" table:formula="of:=IF(AND([.$G16]&lt;[.HA$1];[.$H16]&gt;=[.HA$1]);1;&quot;&quot;)">
            <text:p/>
          </table:table-cell>
          <table:table-cell table:style-name="ce2" table:formula="of:=IF(AND([.$G16]&lt;[.HB$1];[.$H16]&gt;=[.HB$1]);1;&quot;&quot;)">
            <text:p/>
          </table:table-cell>
          <table:table-cell table:style-name="ce2" table:formula="of:=IF(AND([.$G16]&lt;[.HC$1];[.$H16]&gt;=[.HC$1]);1;&quot;&quot;)">
            <text:p/>
          </table:table-cell>
          <table:table-cell table:style-name="ce2" table:formula="of:=IF(AND([.$G16]&lt;[.HD$1];[.$H16]&gt;=[.HD$1]);1;&quot;&quot;)">
            <text:p/>
          </table:table-cell>
          <table:table-cell table:style-name="ce2" table:formula="of:=IF(AND([.$G16]&lt;[.HE$1];[.$H16]&gt;=[.HE$1]);1;&quot;&quot;)">
            <text:p/>
          </table:table-cell>
          <table:table-cell table:style-name="ce2" table:formula="of:=IF(AND([.$G16]&lt;[.HF$1];[.$H16]&gt;=[.HF$1]);1;&quot;&quot;)">
            <text:p/>
          </table:table-cell>
          <table:table-cell table:style-name="ce2" table:formula="of:=IF(AND([.$G16]&lt;[.HG$1];[.$H16]&gt;=[.HG$1]);1;&quot;&quot;)">
            <text:p/>
          </table:table-cell>
          <table:table-cell table:style-name="ce2" table:formula="of:=IF(AND([.$G16]&lt;[.HH$1];[.$H16]&gt;=[.HH$1]);1;&quot;&quot;)">
            <text:p/>
          </table:table-cell>
          <table:table-cell table:style-name="ce2" table:formula="of:=IF(AND([.$G16]&lt;[.HI$1];[.$H16]&gt;=[.HI$1]);1;&quot;&quot;)">
            <text:p/>
          </table:table-cell>
          <table:table-cell table:style-name="ce2" table:formula="of:=IF(AND([.$G16]&lt;[.HJ$1];[.$H16]&gt;=[.HJ$1]);1;&quot;&quot;)">
            <text:p/>
          </table:table-cell>
          <table:table-cell table:style-name="ce2" table:formula="of:=IF(AND([.$G16]&lt;[.HK$1];[.$H16]&gt;=[.HK$1]);1;&quot;&quot;)">
            <text:p/>
          </table:table-cell>
          <table:table-cell table:style-name="ce2" table:formula="of:=IF(AND([.$G16]&lt;[.HL$1];[.$H16]&gt;=[.HL$1]);1;&quot;&quot;)">
            <text:p/>
          </table:table-cell>
          <table:table-cell table:style-name="ce2" table:formula="of:=IF(AND([.$G16]&lt;[.HM$1];[.$H16]&gt;=[.HM$1]);1;&quot;&quot;)">
            <text:p/>
          </table:table-cell>
          <table:table-cell table:style-name="ce2" table:formula="of:=IF(AND([.$G16]&lt;[.HN$1];[.$H16]&gt;=[.HN$1]);1;&quot;&quot;)">
            <text:p/>
          </table:table-cell>
          <table:table-cell table:style-name="ce2" table:formula="of:=IF(AND([.$G16]&lt;[.HO$1];[.$H16]&gt;=[.HO$1]);1;&quot;&quot;)">
            <text:p/>
          </table:table-cell>
          <table:table-cell table:style-name="ce2" table:formula="of:=IF(AND([.$G16]&lt;[.HP$1];[.$H16]&gt;=[.HP$1]);1;&quot;&quot;)">
            <text:p/>
          </table:table-cell>
          <table:table-cell table:style-name="ce2" table:formula="of:=IF(AND([.$G16]&lt;[.HQ$1];[.$H16]&gt;=[.HQ$1]);1;&quot;&quot;)">
            <text:p/>
          </table:table-cell>
          <table:table-cell table:style-name="ce2" table:formula="of:=IF(AND([.$G16]&lt;[.HR$1];[.$H16]&gt;=[.HR$1]);1;&quot;&quot;)">
            <text:p/>
          </table:table-cell>
          <table:table-cell table:style-name="ce2" table:formula="of:=IF(AND([.$G16]&lt;[.HS$1];[.$H16]&gt;=[.HS$1]);1;&quot;&quot;)">
            <text:p/>
          </table:table-cell>
          <table:table-cell table:style-name="ce2" table:formula="of:=IF(AND([.$G16]&lt;[.HT$1];[.$H16]&gt;=[.HT$1]);1;&quot;&quot;)">
            <text:p/>
          </table:table-cell>
          <table:table-cell table:style-name="ce2" table:formula="of:=IF(AND([.$G16]&lt;[.HU$1];[.$H16]&gt;=[.HU$1]);1;&quot;&quot;)">
            <text:p/>
          </table:table-cell>
          <table:table-cell table:style-name="ce2" table:formula="of:=IF(AND([.$G16]&lt;[.HV$1];[.$H16]&gt;=[.HV$1]);1;&quot;&quot;)">
            <text:p/>
          </table:table-cell>
          <table:table-cell table:style-name="ce2" table:formula="of:=IF(AND([.$G16]&lt;[.HW$1];[.$H16]&gt;=[.HW$1]);1;&quot;&quot;)">
            <text:p/>
          </table:table-cell>
          <table:table-cell table:style-name="ce2" table:formula="of:=IF(AND([.$G16]&lt;[.HX$1];[.$H16]&gt;=[.HX$1]);1;&quot;&quot;)">
            <text:p/>
          </table:table-cell>
          <table:table-cell table:style-name="ce2" table:formula="of:=IF(AND([.$G16]&lt;[.HY$1];[.$H16]&gt;=[.HY$1]);1;&quot;&quot;)">
            <text:p/>
          </table:table-cell>
          <table:table-cell table:style-name="ce2" table:formula="of:=IF(AND([.$G16]&lt;[.HZ$1];[.$H16]&gt;=[.HZ$1]);1;&quot;&quot;)">
            <text:p/>
          </table:table-cell>
          <table:table-cell table:style-name="ce2" table:formula="of:=IF(AND([.$G16]&lt;[.IA$1];[.$H16]&gt;=[.IA$1]);1;&quot;&quot;)">
            <text:p/>
          </table:table-cell>
          <table:table-cell table:style-name="ce2" table:formula="of:=IF(AND([.$G16]&lt;[.IB$1];[.$H16]&gt;=[.IB$1]);1;&quot;&quot;)">
            <text:p/>
          </table:table-cell>
          <table:table-cell table:style-name="ce2" table:formula="of:=IF(AND([.$G16]&lt;[.IC$1];[.$H16]&gt;=[.IC$1]);1;&quot;&quot;)">
            <text:p/>
          </table:table-cell>
          <table:table-cell table:style-name="ce2" table:formula="of:=IF(AND([.$G16]&lt;[.ID$1];[.$H16]&gt;=[.ID$1]);1;&quot;&quot;)">
            <text:p/>
          </table:table-cell>
          <table:table-cell table:style-name="ce2" table:formula="of:=IF(AND([.$G16]&lt;[.IE$1];[.$H16]&gt;=[.IE$1]);1;&quot;&quot;)">
            <text:p/>
          </table:table-cell>
          <table:table-cell table:style-name="ce2" table:formula="of:=IF(AND([.$G16]&lt;[.IF$1];[.$H16]&gt;=[.IF$1]);1;&quot;&quot;)">
            <text:p/>
          </table:table-cell>
          <table:table-cell table:style-name="ce2" table:formula="of:=IF(AND([.$G16]&lt;[.IG$1];[.$H16]&gt;=[.IG$1]);1;&quot;&quot;)">
            <text:p/>
          </table:table-cell>
          <table:table-cell table:style-name="ce2" table:formula="of:=IF(AND([.$G16]&lt;[.IH$1];[.$H16]&gt;=[.IH$1]);1;&quot;&quot;)">
            <text:p/>
          </table:table-cell>
          <table:table-cell table:style-name="ce2" table:formula="of:=IF(AND([.$G16]&lt;[.II$1];[.$H16]&gt;=[.II$1]);1;&quot;&quot;)">
            <text:p/>
          </table:table-cell>
          <table:table-cell table:style-name="ce2" table:formula="of:=IF(AND([.$G16]&lt;[.IJ$1];[.$H16]&gt;=[.IJ$1]);1;&quot;&quot;)">
            <text:p/>
          </table:table-cell>
          <table:table-cell table:style-name="ce2" table:formula="of:=IF(AND([.$G16]&lt;[.IK$1];[.$H16]&gt;=[.IK$1]);1;&quot;&quot;)">
            <text:p/>
          </table:table-cell>
          <table:table-cell table:style-name="ce2" table:formula="of:=IF(AND([.$G16]&lt;[.IL$1];[.$H16]&gt;=[.IL$1]);1;&quot;&quot;)">
            <text:p/>
          </table:table-cell>
          <table:table-cell table:style-name="ce2" table:formula="of:=IF(AND([.$G16]&lt;[.IM$1];[.$H16]&gt;=[.IM$1]);1;&quot;&quot;)">
            <text:p/>
          </table:table-cell>
          <table:table-cell table:style-name="ce2" table:formula="of:=IF(AND([.$G16]&lt;[.IN$1];[.$H16]&gt;=[.IN$1]);1;&quot;&quot;)">
            <text:p/>
          </table:table-cell>
          <table:table-cell table:style-name="ce2" table:formula="of:=IF(AND([.$G16]&lt;[.IO$1];[.$H16]&gt;=[.IO$1]);1;&quot;&quot;)">
            <text:p/>
          </table:table-cell>
          <table:table-cell table:style-name="ce2" table:formula="of:=IF(AND([.$G16]&lt;[.IP$1];[.$H16]&gt;=[.IP$1]);1;&quot;&quot;)">
            <text:p/>
          </table:table-cell>
          <table:table-cell table:style-name="ce2" table:formula="of:=IF(AND([.$G16]&lt;[.IQ$1];[.$H16]&gt;=[.IQ$1]);1;&quot;&quot;)">
            <text:p/>
          </table:table-cell>
          <table:table-cell table:style-name="ce2" table:formula="of:=IF(AND([.$G16]&lt;[.IR$1];[.$H16]&gt;=[.IR$1]);1;&quot;&quot;)">
            <text:p/>
          </table:table-cell>
          <table:table-cell table:style-name="ce2" table:formula="of:=IF(AND([.$G16]&lt;[.IS$1];[.$H16]&gt;=[.IS$1]);1;&quot;&quot;)">
            <text:p/>
          </table:table-cell>
          <table:table-cell table:style-name="ce2" table:formula="of:=IF(AND([.$G16]&lt;[.IT$1];[.$H16]&gt;=[.IT$1]);1;&quot;&quot;)">
            <text:p/>
          </table:table-cell>
          <table:table-cell table:style-name="ce2" table:formula="of:=IF(AND([.$G16]&lt;[.IU$1];[.$H16]&gt;=[.IU$1]);1;&quot;&quot;)">
            <text:p/>
          </table:table-cell>
          <table:table-cell table:style-name="ce2" table:formula="of:=IF(AND([.$G16]&lt;[.IV$1];[.$H16]&gt;=[.IV$1]);1;&quot;&quot;)">
            <text:p/>
          </table:table-cell>
          <table:table-cell table:style-name="ce2" table:formula="of:=IF(AND([.$G16]&lt;[.IW$1];[.$H16]&gt;=[.IW$1]);1;&quot;&quot;)">
            <text:p/>
          </table:table-cell>
          <table:table-cell table:style-name="ce2" table:formula="of:=IF(AND([.$G16]&lt;[.IX$1];[.$H16]&gt;=[.IX$1]);1;&quot;&quot;)">
            <text:p/>
          </table:table-cell>
          <table:table-cell table:style-name="ce2" table:formula="of:=IF(AND([.$G16]&lt;[.IY$1];[.$H16]&gt;=[.IY$1]);1;&quot;&quot;)">
            <text:p/>
          </table:table-cell>
          <table:table-cell table:style-name="ce2" table:formula="of:=IF(AND([.$G16]&lt;[.IZ$1];[.$H16]&gt;=[.IZ$1]);1;&quot;&quot;)">
            <text:p/>
          </table:table-cell>
          <table:table-cell table:style-name="ce2" table:formula="of:=IF(AND([.$G16]&lt;[.JA$1];[.$H16]&gt;=[.JA$1]);1;&quot;&quot;)">
            <text:p/>
          </table:table-cell>
          <table:table-cell table:style-name="ce2" table:formula="of:=IF(AND([.$G16]&lt;[.JB$1];[.$H16]&gt;=[.JB$1]);1;&quot;&quot;)">
            <text:p/>
          </table:table-cell>
          <table:table-cell table:style-name="ce2" table:formula="of:=IF(AND([.$G16]&lt;[.JC$1];[.$H16]&gt;=[.JC$1]);1;&quot;&quot;)">
            <text:p/>
          </table:table-cell>
          <table:table-cell table:style-name="ce2" table:formula="of:=IF(AND([.$G16]&lt;[.JD$1];[.$H16]&gt;=[.JD$1]);1;&quot;&quot;)">
            <text:p/>
          </table:table-cell>
          <table:table-cell table:style-name="ce2" table:formula="of:=IF(AND([.$G16]&lt;[.JE$1];[.$H16]&gt;=[.JE$1]);1;&quot;&quot;)">
            <text:p/>
          </table:table-cell>
          <table:table-cell table:style-name="ce2" table:formula="of:=IF(AND([.$G16]&lt;[.JF$1];[.$H16]&gt;=[.JF$1]);1;&quot;&quot;)">
            <text:p/>
          </table:table-cell>
          <table:table-cell table:style-name="ce2" table:formula="of:=IF(AND([.$G16]&lt;[.JG$1];[.$H16]&gt;=[.JG$1]);1;&quot;&quot;)">
            <text:p/>
          </table:table-cell>
          <table:table-cell table:style-name="ce2" table:formula="of:=IF(AND([.$G16]&lt;[.JH$1];[.$H16]&gt;=[.JH$1]);1;&quot;&quot;)">
            <text:p/>
          </table:table-cell>
          <table:table-cell table:style-name="ce2" table:formula="of:=IF(AND([.$G16]&lt;[.JI$1];[.$H16]&gt;=[.JI$1]);1;&quot;&quot;)">
            <text:p/>
          </table:table-cell>
          <table:table-cell table:style-name="ce2" table:formula="of:=IF(AND([.$G16]&lt;[.JJ$1];[.$H16]&gt;=[.JJ$1]);1;&quot;&quot;)">
            <text:p/>
          </table:table-cell>
          <table:table-cell table:style-name="ce2" table:formula="of:=IF(AND([.$G16]&lt;[.JK$1];[.$H16]&gt;=[.JK$1]);1;&quot;&quot;)">
            <text:p/>
          </table:table-cell>
          <table:table-cell table:style-name="ce2" table:formula="of:=IF(AND([.$G16]&lt;[.JL$1];[.$H16]&gt;=[.JL$1]);1;&quot;&quot;)">
            <text:p/>
          </table:table-cell>
          <table:table-cell table:style-name="ce2" table:formula="of:=IF(AND([.$G16]&lt;[.JM$1];[.$H16]&gt;=[.JM$1]);1;&quot;&quot;)">
            <text:p/>
          </table:table-cell>
          <table:table-cell table:style-name="ce2" table:formula="of:=IF(AND([.$G16]&lt;[.JN$1];[.$H16]&gt;=[.JN$1]);1;&quot;&quot;)">
            <text:p/>
          </table:table-cell>
          <table:table-cell table:style-name="ce2" table:formula="of:=IF(AND([.$G16]&lt;[.JO$1];[.$H16]&gt;=[.JO$1]);1;&quot;&quot;)">
            <text:p/>
          </table:table-cell>
          <table:table-cell table:style-name="ce2" table:formula="of:=IF(AND([.$G16]&lt;[.JP$1];[.$H16]&gt;=[.JP$1]);1;&quot;&quot;)">
            <text:p/>
          </table:table-cell>
          <table:table-cell table:style-name="ce2" table:formula="of:=IF(AND([.$G16]&lt;[.JQ$1];[.$H16]&gt;=[.JQ$1]);1;&quot;&quot;)">
            <text:p/>
          </table:table-cell>
          <table:table-cell table:style-name="ce2" table:formula="of:=IF(AND([.$G16]&lt;[.JR$1];[.$H16]&gt;=[.JR$1]);1;&quot;&quot;)">
            <text:p/>
          </table:table-cell>
          <table:table-cell table:style-name="ce2" table:formula="of:=IF(AND([.$G16]&lt;[.JS$1];[.$H16]&gt;=[.JS$1]);1;&quot;&quot;)">
            <text:p/>
          </table:table-cell>
          <table:table-cell table:style-name="ce2" table:formula="of:=IF(AND([.$G16]&lt;[.JT$1];[.$H16]&gt;=[.JT$1]);1;&quot;&quot;)">
            <text:p/>
          </table:table-cell>
          <table:table-cell table:style-name="ce2" table:formula="of:=IF(AND([.$G16]&lt;[.JU$1];[.$H16]&gt;=[.JU$1]);1;&quot;&quot;)">
            <text:p/>
          </table:table-cell>
          <table:table-cell table:style-name="ce2" table:formula="of:=IF(AND([.$G16]&lt;[.JV$1];[.$H16]&gt;=[.JV$1]);1;&quot;&quot;)">
            <text:p/>
          </table:table-cell>
          <table:table-cell table:style-name="ce2" table:formula="of:=IF(AND([.$G16]&lt;[.JW$1];[.$H16]&gt;=[.JW$1]);1;&quot;&quot;)">
            <text:p/>
          </table:table-cell>
          <table:table-cell table:style-name="ce2" table:formula="of:=IF(AND([.$G16]&lt;[.JX$1];[.$H16]&gt;=[.JX$1]);1;&quot;&quot;)">
            <text:p/>
          </table:table-cell>
          <table:table-cell table:style-name="ce2" table:formula="of:=IF(AND([.$G16]&lt;[.JY$1];[.$H16]&gt;=[.JY$1]);1;&quot;&quot;)">
            <text:p/>
          </table:table-cell>
          <table:table-cell table:style-name="ce2" table:formula="of:=IF(AND([.$G16]&lt;[.JZ$1];[.$H16]&gt;=[.JZ$1]);1;&quot;&quot;)">
            <text:p/>
          </table:table-cell>
          <table:table-cell table:style-name="ce2" table:formula="of:=IF(AND([.$G16]&lt;[.KA$1];[.$H16]&gt;=[.KA$1]);1;&quot;&quot;)">
            <text:p/>
          </table:table-cell>
          <table:table-cell table:style-name="ce2" table:formula="of:=IF(AND([.$G16]&lt;[.KB$1];[.$H16]&gt;=[.KB$1]);1;&quot;&quot;)">
            <text:p/>
          </table:table-cell>
          <table:table-cell table:style-name="ce2" table:formula="of:=IF(AND([.$G16]&lt;[.KC$1];[.$H16]&gt;=[.KC$1]);1;&quot;&quot;)">
            <text:p/>
          </table:table-cell>
          <table:table-cell table:style-name="ce2" table:formula="of:=IF(AND([.$G16]&lt;[.KD$1];[.$H16]&gt;=[.KD$1]);1;&quot;&quot;)">
            <text:p/>
          </table:table-cell>
          <table:table-cell table:style-name="ce2" table:formula="of:=IF(AND([.$G16]&lt;[.KE$1];[.$H16]&gt;=[.KE$1]);1;&quot;&quot;)">
            <text:p/>
          </table:table-cell>
          <table:table-cell table:style-name="ce2" table:formula="of:=IF(AND([.$G16]&lt;[.KF$1];[.$H16]&gt;=[.KF$1]);1;&quot;&quot;)">
            <text:p/>
          </table:table-cell>
          <table:table-cell table:style-name="ce2" table:formula="of:=IF(AND([.$G16]&lt;[.KG$1];[.$H16]&gt;=[.KG$1]);1;&quot;&quot;)">
            <text:p/>
          </table:table-cell>
          <table:table-cell table:style-name="ce2" table:formula="of:=IF(AND([.$G16]&lt;[.KH$1];[.$H16]&gt;=[.KH$1]);1;&quot;&quot;)">
            <text:p/>
          </table:table-cell>
          <table:table-cell table:style-name="ce2" table:formula="of:=IF(AND([.$G16]&lt;[.KI$1];[.$H16]&gt;=[.KI$1]);1;&quot;&quot;)">
            <text:p/>
          </table:table-cell>
          <table:table-cell table:style-name="ce2" table:formula="of:=IF(AND([.$G16]&lt;[.KJ$1];[.$H16]&gt;=[.KJ$1]);1;&quot;&quot;)">
            <text:p/>
          </table:table-cell>
          <table:table-cell table:style-name="ce2" table:formula="of:=IF(AND([.$G16]&lt;[.KK$1];[.$H16]&gt;=[.KK$1]);1;&quot;&quot;)">
            <text:p/>
          </table:table-cell>
          <table:table-cell table:style-name="ce2" table:formula="of:=IF(AND([.$G16]&lt;[.KL$1];[.$H16]&gt;=[.KL$1]);1;&quot;&quot;)">
            <text:p/>
          </table:table-cell>
          <table:table-cell table:style-name="ce2" table:formula="of:=IF(AND([.$G16]&lt;[.KM$1];[.$H16]&gt;=[.KM$1]);1;&quot;&quot;)">
            <text:p/>
          </table:table-cell>
          <table:table-cell table:style-name="ce2" table:formula="of:=IF(AND([.$G16]&lt;[.KN$1];[.$H16]&gt;=[.KN$1]);1;&quot;&quot;)">
            <text:p/>
          </table:table-cell>
          <table:table-cell table:style-name="ce2" table:formula="of:=IF(AND([.$G16]&lt;[.KO$1];[.$H16]&gt;=[.KO$1]);1;&quot;&quot;)">
            <text:p/>
          </table:table-cell>
          <table:table-cell table:style-name="ce2" table:formula="of:=IF(AND([.$G16]&lt;[.KP$1];[.$H16]&gt;=[.KP$1]);1;&quot;&quot;)">
            <text:p/>
          </table:table-cell>
          <table:table-cell table:style-name="ce2" table:formula="of:=IF(AND([.$G16]&lt;[.KQ$1];[.$H16]&gt;=[.KQ$1]);1;&quot;&quot;)">
            <text:p/>
          </table:table-cell>
          <table:table-cell table:style-name="ce2" table:formula="of:=IF(AND([.$G16]&lt;[.KR$1];[.$H16]&gt;=[.KR$1]);1;&quot;&quot;)">
            <text:p/>
          </table:table-cell>
          <table:table-cell table:style-name="ce2" table:formula="of:=IF(AND([.$G16]&lt;[.KS$1];[.$H16]&gt;=[.KS$1]);1;&quot;&quot;)">
            <text:p/>
          </table:table-cell>
          <table:table-cell table:style-name="ce2" table:formula="of:=IF(AND([.$G16]&lt;[.KT$1];[.$H16]&gt;=[.KT$1]);1;&quot;&quot;)">
            <text:p/>
          </table:table-cell>
          <table:table-cell table:style-name="ce2" table:formula="of:=IF(AND([.$G16]&lt;[.KU$1];[.$H16]&gt;=[.KU$1]);1;&quot;&quot;)">
            <text:p/>
          </table:table-cell>
          <table:table-cell table:style-name="ce2" table:formula="of:=IF(AND([.$G16]&lt;[.KV$1];[.$H16]&gt;=[.KV$1]);1;&quot;&quot;)">
            <text:p/>
          </table:table-cell>
          <table:table-cell table:style-name="ce2" table:formula="of:=IF(AND([.$G16]&lt;[.KW$1];[.$H16]&gt;=[.KW$1]);1;&quot;&quot;)">
            <text:p/>
          </table:table-cell>
          <table:table-cell table:style-name="ce2" table:formula="of:=IF(AND([.$G16]&lt;[.KX$1];[.$H16]&gt;=[.KX$1]);1;&quot;&quot;)">
            <text:p/>
          </table:table-cell>
          <table:table-cell table:style-name="ce2" table:formula="of:=IF(AND([.$G16]&lt;[.KY$1];[.$H16]&gt;=[.KY$1]);1;&quot;&quot;)">
            <text:p/>
          </table:table-cell>
          <table:table-cell table:style-name="ce2" table:formula="of:=IF(AND([.$G16]&lt;[.KZ$1];[.$H16]&gt;=[.KZ$1]);1;&quot;&quot;)">
            <text:p/>
          </table:table-cell>
          <table:table-cell table:style-name="ce2" table:formula="of:=IF(AND([.$G16]&lt;[.LA$1];[.$H16]&gt;=[.LA$1]);1;&quot;&quot;)">
            <text:p/>
          </table:table-cell>
          <table:table-cell table:style-name="ce2" table:formula="of:=IF(AND([.$G16]&lt;[.LB$1];[.$H16]&gt;=[.LB$1]);1;&quot;&quot;)">
            <text:p/>
          </table:table-cell>
          <table:table-cell table:style-name="ce2" table:formula="of:=IF(AND([.$G16]&lt;[.LC$1];[.$H16]&gt;=[.LC$1]);1;&quot;&quot;)">
            <text:p/>
          </table:table-cell>
          <table:table-cell table:style-name="ce2" table:formula="of:=IF(AND([.$G16]&lt;[.LD$1];[.$H16]&gt;=[.LD$1]);1;&quot;&quot;)">
            <text:p/>
          </table:table-cell>
          <table:table-cell table:style-name="ce2" table:formula="of:=IF(AND([.$G16]&lt;[.LE$1];[.$H16]&gt;=[.LE$1]);1;&quot;&quot;)">
            <text:p/>
          </table:table-cell>
          <table:table-cell table:style-name="ce2" table:formula="of:=IF(AND([.$G16]&lt;[.LF$1];[.$H16]&gt;=[.LF$1]);1;&quot;&quot;)">
            <text:p/>
          </table:table-cell>
          <table:table-cell table:style-name="ce2" table:formula="of:=IF(AND([.$G16]&lt;[.LG$1];[.$H16]&gt;=[.LG$1]);1;&quot;&quot;)">
            <text:p/>
          </table:table-cell>
          <table:table-cell table:style-name="ce2" table:formula="of:=IF(AND([.$G16]&lt;[.LH$1];[.$H16]&gt;=[.LH$1]);1;&quot;&quot;)">
            <text:p/>
          </table:table-cell>
          <table:table-cell table:style-name="ce2" table:formula="of:=IF(AND([.$G16]&lt;[.LI$1];[.$H16]&gt;=[.LI$1]);1;&quot;&quot;)">
            <text:p/>
          </table:table-cell>
          <table:table-cell table:style-name="ce2" table:formula="of:=IF(AND([.$G16]&lt;[.LJ$1];[.$H16]&gt;=[.LJ$1]);1;&quot;&quot;)">
            <text:p/>
          </table:table-cell>
          <table:table-cell table:style-name="ce2" table:formula="of:=IF(AND([.$G16]&lt;[.LK$1];[.$H16]&gt;=[.LK$1]);1;&quot;&quot;)">
            <text:p/>
          </table:table-cell>
          <table:table-cell table:style-name="ce2" table:formula="of:=IF(AND([.$G16]&lt;[.LL$1];[.$H16]&gt;=[.LL$1]);1;&quot;&quot;)">
            <text:p/>
          </table:table-cell>
          <table:table-cell table:style-name="ce2" table:formula="of:=IF(AND([.$G16]&lt;[.LM$1];[.$H16]&gt;=[.LM$1]);1;&quot;&quot;)">
            <text:p/>
          </table:table-cell>
          <table:table-cell table:style-name="ce2" table:formula="of:=IF(AND([.$G16]&lt;[.LN$1];[.$H16]&gt;=[.LN$1]);1;&quot;&quot;)">
            <text:p/>
          </table:table-cell>
          <table:table-cell table:style-name="ce2" table:formula="of:=IF(AND([.$G16]&lt;[.LO$1];[.$H16]&gt;=[.LO$1]);1;&quot;&quot;)">
            <text:p/>
          </table:table-cell>
          <table:table-cell table:style-name="ce2" table:formula="of:=IF(AND([.$G16]&lt;[.LP$1];[.$H16]&gt;=[.LP$1]);1;&quot;&quot;)">
            <text:p/>
          </table:table-cell>
          <table:table-cell table:style-name="ce2" table:formula="of:=IF(AND([.$G16]&lt;[.LQ$1];[.$H16]&gt;=[.LQ$1]);1;&quot;&quot;)">
            <text:p/>
          </table:table-cell>
          <table:table-cell table:style-name="ce2" table:formula="of:=IF(AND([.$G16]&lt;[.LR$1];[.$H16]&gt;=[.LR$1]);1;&quot;&quot;)">
            <text:p/>
          </table:table-cell>
          <table:table-cell table:style-name="ce2" table:formula="of:=IF(AND([.$G16]&lt;[.LS$1];[.$H16]&gt;=[.LS$1]);1;&quot;&quot;)">
            <text:p/>
          </table:table-cell>
          <table:table-cell table:style-name="ce2" table:formula="of:=IF(AND([.$G16]&lt;[.LT$1];[.$H16]&gt;=[.LT$1]);1;&quot;&quot;)">
            <text:p/>
          </table:table-cell>
          <table:table-cell table:style-name="ce2" table:formula="of:=IF(AND([.$G16]&lt;[.LU$1];[.$H16]&gt;=[.LU$1]);1;&quot;&quot;)">
            <text:p/>
          </table:table-cell>
          <table:table-cell table:style-name="ce2" table:formula="of:=IF(AND([.$G16]&lt;[.LV$1];[.$H16]&gt;=[.LV$1]);1;&quot;&quot;)">
            <text:p/>
          </table:table-cell>
          <table:table-cell table:style-name="ce2" table:formula="of:=IF(AND([.$G16]&lt;[.LW$1];[.$H16]&gt;=[.LW$1]);1;&quot;&quot;)">
            <text:p/>
          </table:table-cell>
          <table:table-cell table:style-name="ce2" table:formula="of:=IF(AND([.$G16]&lt;[.LX$1];[.$H16]&gt;=[.LX$1]);1;&quot;&quot;)">
            <text:p/>
          </table:table-cell>
          <table:table-cell table:style-name="ce2" table:formula="of:=IF(AND([.$G16]&lt;[.LY$1];[.$H16]&gt;=[.LY$1]);1;&quot;&quot;)">
            <text:p/>
          </table:table-cell>
          <table:table-cell table:style-name="ce2" table:formula="of:=IF(AND([.$G16]&lt;[.LZ$1];[.$H16]&gt;=[.LZ$1]);1;&quot;&quot;)">
            <text:p/>
          </table:table-cell>
          <table:table-cell table:style-name="ce2" table:formula="of:=IF(AND([.$G16]&lt;[.MA$1];[.$H16]&gt;=[.MA$1]);1;&quot;&quot;)">
            <text:p/>
          </table:table-cell>
          <table:table-cell table:style-name="ce2" table:formula="of:=IF(AND([.$G16]&lt;[.MB$1];[.$H16]&gt;=[.MB$1]);1;&quot;&quot;)">
            <text:p/>
          </table:table-cell>
          <table:table-cell table:style-name="ce2" table:formula="of:=IF(AND([.$G16]&lt;[.MC$1];[.$H16]&gt;=[.MC$1]);1;&quot;&quot;)">
            <text:p/>
          </table:table-cell>
          <table:table-cell table:style-name="ce2" table:formula="of:=IF(AND([.$G16]&lt;[.MD$1];[.$H16]&gt;=[.MD$1]);1;&quot;&quot;)">
            <text:p/>
          </table:table-cell>
          <table:table-cell table:style-name="ce2" table:formula="of:=IF(AND([.$G16]&lt;[.ME$1];[.$H16]&gt;=[.ME$1]);1;&quot;&quot;)">
            <text:p/>
          </table:table-cell>
          <table:table-cell table:style-name="ce2" table:formula="of:=IF(AND([.$G16]&lt;[.MF$1];[.$H16]&gt;=[.MF$1]);1;&quot;&quot;)">
            <text:p/>
          </table:table-cell>
          <table:table-cell table:style-name="ce2" table:formula="of:=IF(AND([.$G16]&lt;[.MG$1];[.$H16]&gt;=[.MG$1]);1;&quot;&quot;)">
            <text:p/>
          </table:table-cell>
          <table:table-cell table:style-name="ce2" table:formula="of:=IF(AND([.$G16]&lt;[.MH$1];[.$H16]&gt;=[.MH$1]);1;&quot;&quot;)">
            <text:p/>
          </table:table-cell>
          <table:table-cell table:style-name="ce2" table:formula="of:=IF(AND([.$G16]&lt;[.MI$1];[.$H16]&gt;=[.MI$1]);1;&quot;&quot;)">
            <text:p/>
          </table:table-cell>
          <table:table-cell table:style-name="ce2" table:formula="of:=IF(AND([.$G16]&lt;[.MJ$1];[.$H16]&gt;=[.MJ$1]);1;&quot;&quot;)">
            <text:p/>
          </table:table-cell>
          <table:table-cell table:style-name="ce2" table:formula="of:=IF(AND([.$G16]&lt;[.MK$1];[.$H16]&gt;=[.MK$1]);1;&quot;&quot;)">
            <text:p/>
          </table:table-cell>
          <table:table-cell table:style-name="ce2" table:formula="of:=IF(AND([.$G16]&lt;[.ML$1];[.$H16]&gt;=[.ML$1]);1;&quot;&quot;)">
            <text:p/>
          </table:table-cell>
          <table:table-cell table:style-name="ce2" table:formula="of:=IF(AND([.$G16]&lt;[.MM$1];[.$H16]&gt;=[.MM$1]);1;&quot;&quot;)">
            <text:p/>
          </table:table-cell>
          <table:table-cell table:style-name="ce2" table:formula="of:=IF(AND([.$G16]&lt;[.MN$1];[.$H16]&gt;=[.MN$1]);1;&quot;&quot;)">
            <text:p/>
          </table:table-cell>
          <table:table-cell table:style-name="ce2" table:formula="of:=IF(AND([.$G16]&lt;[.MO$1];[.$H16]&gt;=[.MO$1]);1;&quot;&quot;)">
            <text:p/>
          </table:table-cell>
          <table:table-cell table:style-name="ce2" table:formula="of:=IF(AND([.$G16]&lt;[.MP$1];[.$H16]&gt;=[.MP$1]);1;&quot;&quot;)">
            <text:p/>
          </table:table-cell>
          <table:table-cell table:style-name="ce2" table:formula="of:=IF(AND([.$G16]&lt;[.MQ$1];[.$H16]&gt;=[.MQ$1]);1;&quot;&quot;)">
            <text:p/>
          </table:table-cell>
          <table:table-cell table:style-name="ce2" table:formula="of:=IF(AND([.$G16]&lt;[.MR$1];[.$H16]&gt;=[.MR$1]);1;&quot;&quot;)">
            <text:p/>
          </table:table-cell>
          <table:table-cell table:style-name="ce2" table:formula="of:=IF(AND([.$G16]&lt;[.MS$1];[.$H16]&gt;=[.MS$1]);1;&quot;&quot;)">
            <text:p/>
          </table:table-cell>
          <table:table-cell table:style-name="ce2" table:formula="of:=IF(AND([.$G16]&lt;[.MT$1];[.$H16]&gt;=[.MT$1]);1;&quot;&quot;)">
            <text:p/>
          </table:table-cell>
          <table:table-cell table:style-name="ce2" table:formula="of:=IF(AND([.$G16]&lt;[.MU$1];[.$H16]&gt;=[.MU$1]);1;&quot;&quot;)">
            <text:p/>
          </table:table-cell>
          <table:table-cell table:style-name="ce2" table:formula="of:=IF(AND([.$G16]&lt;[.MV$1];[.$H16]&gt;=[.MV$1]);1;&quot;&quot;)">
            <text:p/>
          </table:table-cell>
          <table:table-cell table:style-name="ce2" table:formula="of:=IF(AND([.$G16]&lt;[.MW$1];[.$H16]&gt;=[.MW$1]);1;&quot;&quot;)">
            <text:p/>
          </table:table-cell>
          <table:table-cell table:style-name="ce2" table:formula="of:=IF(AND([.$G16]&lt;[.MX$1];[.$H16]&gt;=[.MX$1]);1;&quot;&quot;)">
            <text:p/>
          </table:table-cell>
          <table:table-cell table:style-name="ce2" table:formula="of:=IF(AND([.$G16]&lt;[.MY$1];[.$H16]&gt;=[.MY$1]);1;&quot;&quot;)">
            <text:p/>
          </table:table-cell>
          <table:table-cell table:style-name="ce2" table:formula="of:=IF(AND([.$G16]&lt;[.MZ$1];[.$H16]&gt;=[.MZ$1]);1;&quot;&quot;)">
            <text:p/>
          </table:table-cell>
          <table:table-cell table:style-name="ce2" table:formula="of:=IF(AND([.$G16]&lt;[.NA$1];[.$H16]&gt;=[.NA$1]);1;&quot;&quot;)">
            <text:p/>
          </table:table-cell>
          <table:table-cell table:style-name="ce2" table:formula="of:=IF(AND([.$G16]&lt;[.NB$1];[.$H16]&gt;=[.NB$1]);1;&quot;&quot;)">
            <text:p/>
          </table:table-cell>
          <table:table-cell table:style-name="ce2" table:formula="of:=IF(AND([.$G16]&lt;[.NC$1];[.$H16]&gt;=[.NC$1]);1;&quot;&quot;)">
            <text:p/>
          </table:table-cell>
          <table:table-cell table:style-name="ce2" table:formula="of:=IF(AND([.$G16]&lt;[.ND$1];[.$H16]&gt;=[.ND$1]);1;&quot;&quot;)">
            <text:p/>
          </table:table-cell>
          <table:table-cell table:style-name="ce2" table:formula="of:=IF(AND([.$G16]&lt;[.NE$1];[.$H16]&gt;=[.NE$1]);1;&quot;&quot;)">
            <text:p/>
          </table:table-cell>
          <table:table-cell table:style-name="ce2" table:formula="of:=IF(AND([.$G16]&lt;[.NF$1];[.$H16]&gt;=[.NF$1]);1;&quot;&quot;)">
            <text:p/>
          </table:table-cell>
          <table:table-cell table:style-name="ce2" table:formula="of:=IF(AND([.$G16]&lt;[.NG$1];[.$H16]&gt;=[.NG$1]);1;&quot;&quot;)">
            <text:p/>
          </table:table-cell>
          <table:table-cell table:style-name="ce2" table:formula="of:=IF(AND([.$G16]&lt;[.NH$1];[.$H16]&gt;=[.NH$1]);1;&quot;&quot;)">
            <text:p/>
          </table:table-cell>
          <table:table-cell table:style-name="ce2" table:formula="of:=IF(AND([.$G16]&lt;[.NI$1];[.$H16]&gt;=[.NI$1]);1;&quot;&quot;)">
            <text:p/>
          </table:table-cell>
          <table:table-cell table:style-name="ce2" table:formula="of:=IF(AND([.$G16]&lt;[.NJ$1];[.$H16]&gt;=[.NJ$1]);1;&quot;&quot;)">
            <text:p/>
          </table:table-cell>
          <table:table-cell table:style-name="ce2" table:formula="of:=IF(AND([.$G16]&lt;[.NK$1];[.$H16]&gt;=[.NK$1]);1;&quot;&quot;)">
            <text:p/>
          </table:table-cell>
          <table:table-cell table:style-name="ce2" table:formula="of:=IF(AND([.$G16]&lt;[.NL$1];[.$H16]&gt;=[.NL$1]);1;&quot;&quot;)">
            <text:p/>
          </table:table-cell>
          <table:table-cell table:style-name="ce2" table:formula="of:=IF(AND([.$G16]&lt;[.NM$1];[.$H16]&gt;=[.NM$1]);1;&quot;&quot;)">
            <text:p/>
          </table:table-cell>
          <table:table-cell table:style-name="ce2" table:formula="of:=IF(AND([.$G16]&lt;[.NN$1];[.$H16]&gt;=[.NN$1]);1;&quot;&quot;)">
            <text:p/>
          </table:table-cell>
          <table:table-cell table:style-name="ce2" table:formula="of:=IF(AND([.$G16]&lt;[.NO$1];[.$H16]&gt;=[.NO$1]);1;&quot;&quot;)">
            <text:p/>
          </table:table-cell>
          <table:table-cell table:style-name="ce2" table:formula="of:=IF(AND([.$G16]&lt;[.NP$1];[.$H16]&gt;=[.NP$1]);1;&quot;&quot;)">
            <text:p/>
          </table:table-cell>
          <table:table-cell table:style-name="ce2" table:formula="of:=IF(AND([.$G16]&lt;[.NQ$1];[.$H16]&gt;=[.NQ$1]);1;&quot;&quot;)">
            <text:p/>
          </table:table-cell>
          <table:table-cell table:style-name="ce2" table:formula="of:=IF(AND([.$G16]&lt;[.NR$1];[.$H16]&gt;=[.NR$1]);1;&quot;&quot;)">
            <text:p/>
          </table:table-cell>
          <table:table-cell table:style-name="ce2" table:formula="of:=IF(AND([.$G16]&lt;[.NS$1];[.$H16]&gt;=[.NS$1]);1;&quot;&quot;)">
            <text:p/>
          </table:table-cell>
          <table:table-cell table:style-name="ce2" table:formula="of:=IF(AND([.$G16]&lt;[.NT$1];[.$H16]&gt;=[.NT$1]);1;&quot;&quot;)">
            <text:p/>
          </table:table-cell>
          <table:table-cell table:style-name="ce2" table:formula="of:=IF(AND([.$G16]&lt;[.NU$1];[.$H16]&gt;=[.NU$1]);1;&quot;&quot;)">
            <text:p/>
          </table:table-cell>
          <table:table-cell table:style-name="ce2" table:formula="of:=IF(AND([.$G16]&lt;[.NV$1];[.$H16]&gt;=[.NV$1]);1;&quot;&quot;)">
            <text:p/>
          </table:table-cell>
          <table:table-cell table:style-name="ce2" table:formula="of:=IF(AND([.$G16]&lt;[.NW$1];[.$H16]&gt;=[.NW$1]);1;&quot;&quot;)">
            <text:p/>
          </table:table-cell>
          <table:table-cell table:style-name="ce2" table:formula="of:=IF(AND([.$G16]&lt;[.NX$1];[.$H16]&gt;=[.NX$1]);1;&quot;&quot;)">
            <text:p/>
          </table:table-cell>
          <table:table-cell table:style-name="ce2" table:formula="of:=IF(AND([.$G16]&lt;[.NY$1];[.$H16]&gt;=[.NY$1]);1;&quot;&quot;)">
            <text:p/>
          </table:table-cell>
          <table:table-cell table:style-name="ce2" table:formula="of:=IF(AND([.$G16]&lt;[.NZ$1];[.$H16]&gt;=[.NZ$1]);1;&quot;&quot;)">
            <text:p/>
          </table:table-cell>
          <table:table-cell table:style-name="ce2" table:formula="of:=IF(AND([.$G16]&lt;[.OA$1];[.$H16]&gt;=[.OA$1]);1;&quot;&quot;)">
            <text:p/>
          </table:table-cell>
          <table:table-cell table:style-name="ce2" table:formula="of:=IF(AND([.$G16]&lt;[.OB$1];[.$H16]&gt;=[.OB$1]);1;&quot;&quot;)">
            <text:p/>
          </table:table-cell>
          <table:table-cell table:style-name="ce2" table:formula="of:=IF(AND([.$G16]&lt;[.OC$1];[.$H16]&gt;=[.OC$1]);1;&quot;&quot;)">
            <text:p/>
          </table:table-cell>
          <table:table-cell table:style-name="ce2" table:formula="of:=IF(AND([.$G16]&lt;[.OD$1];[.$H16]&gt;=[.OD$1]);1;&quot;&quot;)">
            <text:p/>
          </table:table-cell>
          <table:table-cell table:style-name="ce2" table:formula="of:=IF(AND([.$G16]&lt;[.OE$1];[.$H16]&gt;=[.OE$1]);1;&quot;&quot;)">
            <text:p/>
          </table:table-cell>
          <table:table-cell table:style-name="ce2" table:formula="of:=IF(AND([.$G16]&lt;[.OF$1];[.$H16]&gt;=[.OF$1]);1;&quot;&quot;)">
            <text:p/>
          </table:table-cell>
          <table:table-cell table:style-name="ce2" table:formula="of:=IF(AND([.$G16]&lt;[.OG$1];[.$H16]&gt;=[.OG$1]);1;&quot;&quot;)">
            <text:p/>
          </table:table-cell>
          <table:table-cell table:style-name="ce2" table:formula="of:=IF(AND([.$G16]&lt;[.OH$1];[.$H16]&gt;=[.OH$1]);1;&quot;&quot;)">
            <text:p/>
          </table:table-cell>
          <table:table-cell table:style-name="ce2" table:formula="of:=IF(AND([.$G16]&lt;[.OI$1];[.$H16]&gt;=[.OI$1]);1;&quot;&quot;)">
            <text:p/>
          </table:table-cell>
          <table:table-cell table:style-name="ce2" table:formula="of:=IF(AND([.$G16]&lt;[.OJ$1];[.$H16]&gt;=[.OJ$1]);1;&quot;&quot;)">
            <text:p/>
          </table:table-cell>
          <table:table-cell table:style-name="ce2" table:formula="of:=IF(AND([.$G16]&lt;[.OK$1];[.$H16]&gt;=[.OK$1]);1;&quot;&quot;)">
            <text:p/>
          </table:table-cell>
          <table:table-cell table:style-name="ce2" table:formula="of:=IF(AND([.$G16]&lt;[.OL$1];[.$H16]&gt;=[.OL$1]);1;&quot;&quot;)">
            <text:p/>
          </table:table-cell>
          <table:table-cell table:style-name="ce2" table:formula="of:=IF(AND([.$G16]&lt;[.OM$1];[.$H16]&gt;=[.OM$1]);1;&quot;&quot;)">
            <text:p/>
          </table:table-cell>
          <table:table-cell table:style-name="ce2" table:formula="of:=IF(AND([.$G16]&lt;[.ON$1];[.$H16]&gt;=[.ON$1]);1;&quot;&quot;)">
            <text:p/>
          </table:table-cell>
          <table:table-cell table:style-name="ce2" table:formula="of:=IF(AND([.$G16]&lt;[.OO$1];[.$H16]&gt;=[.OO$1]);1;&quot;&quot;)">
            <text:p/>
          </table:table-cell>
          <table:table-cell table:style-name="ce2" table:formula="of:=IF(AND([.$G16]&lt;[.OP$1];[.$H16]&gt;=[.OP$1]);1;&quot;&quot;)">
            <text:p/>
          </table:table-cell>
          <table:table-cell table:style-name="ce2" table:formula="of:=IF(AND([.$G16]&lt;[.OQ$1];[.$H16]&gt;=[.OQ$1]);1;&quot;&quot;)">
            <text:p/>
          </table:table-cell>
          <table:table-cell table:style-name="ce2" table:formula="of:=IF(AND([.$G16]&lt;[.OR$1];[.$H16]&gt;=[.OR$1]);1;&quot;&quot;)">
            <text:p/>
          </table:table-cell>
          <table:table-cell table:style-name="ce2" table:formula="of:=IF(AND([.$G16]&lt;[.OS$1];[.$H16]&gt;=[.OS$1]);1;&quot;&quot;)">
            <text:p/>
          </table:table-cell>
          <table:table-cell table:style-name="ce2" table:formula="of:=IF(AND([.$G16]&lt;[.OT$1];[.$H16]&gt;=[.OT$1]);1;&quot;&quot;)">
            <text:p/>
          </table:table-cell>
          <table:table-cell table:style-name="ce2" table:formula="of:=IF(AND([.$G16]&lt;[.OU$1];[.$H16]&gt;=[.OU$1]);1;&quot;&quot;)">
            <text:p/>
          </table:table-cell>
          <table:table-cell table:style-name="ce2" table:formula="of:=IF(AND([.$G16]&lt;[.OV$1];[.$H16]&gt;=[.OV$1]);1;&quot;&quot;)">
            <text:p/>
          </table:table-cell>
          <table:table-cell table:style-name="ce2" table:formula="of:=IF(AND([.$G16]&lt;[.OW$1];[.$H16]&gt;=[.OW$1]);1;&quot;&quot;)">
            <text:p/>
          </table:table-cell>
          <table:table-cell table:style-name="ce2" table:formula="of:=IF(AND([.$G16]&lt;[.OX$1];[.$H16]&gt;=[.OX$1]);1;&quot;&quot;)">
            <text:p/>
          </table:table-cell>
          <table:table-cell table:style-name="ce2" table:formula="of:=IF(AND([.$G16]&lt;[.OY$1];[.$H16]&gt;=[.OY$1]);1;&quot;&quot;)">
            <text:p/>
          </table:table-cell>
          <table:table-cell table:style-name="ce2" table:formula="of:=IF(AND([.$G16]&lt;[.OZ$1];[.$H16]&gt;=[.OZ$1]);1;&quot;&quot;)">
            <text:p/>
          </table:table-cell>
          <table:table-cell table:style-name="ce2" table:formula="of:=IF(AND([.$G16]&lt;[.PA$1];[.$H16]&gt;=[.PA$1]);1;&quot;&quot;)">
            <text:p/>
          </table:table-cell>
          <table:table-cell table:style-name="ce2" table:formula="of:=IF(AND([.$G16]&lt;[.PB$1];[.$H16]&gt;=[.PB$1]);1;&quot;&quot;)">
            <text:p/>
          </table:table-cell>
          <table:table-cell table:style-name="ce2" table:formula="of:=IF(AND([.$G16]&lt;[.PC$1];[.$H16]&gt;=[.PC$1]);1;&quot;&quot;)">
            <text:p/>
          </table:table-cell>
          <table:table-cell table:style-name="ce2" table:formula="of:=IF(AND([.$G16]&lt;[.PD$1];[.$H16]&gt;=[.PD$1]);1;&quot;&quot;)">
            <text:p/>
          </table:table-cell>
          <table:table-cell table:style-name="ce2" table:formula="of:=IF(AND([.$G16]&lt;[.PE$1];[.$H16]&gt;=[.PE$1]);1;&quot;&quot;)">
            <text:p/>
          </table:table-cell>
          <table:table-cell table:style-name="ce2" table:formula="of:=IF(AND([.$G16]&lt;[.PF$1];[.$H16]&gt;=[.PF$1]);1;&quot;&quot;)">
            <text:p/>
          </table:table-cell>
          <table:table-cell table:style-name="ce2" table:formula="of:=IF(AND([.$G16]&lt;[.PG$1];[.$H16]&gt;=[.PG$1]);1;&quot;&quot;)">
            <text:p/>
          </table:table-cell>
          <table:table-cell table:style-name="ce2" table:formula="of:=IF(AND([.$G16]&lt;[.PH$1];[.$H16]&gt;=[.PH$1]);1;&quot;&quot;)">
            <text:p/>
          </table:table-cell>
          <table:table-cell table:style-name="ce2" table:formula="of:=IF(AND([.$G16]&lt;[.PI$1];[.$H16]&gt;=[.PI$1]);1;&quot;&quot;)">
            <text:p/>
          </table:table-cell>
          <table:table-cell table:style-name="ce2" table:formula="of:=IF(AND([.$G16]&lt;[.PJ$1];[.$H16]&gt;=[.PJ$1]);1;&quot;&quot;)">
            <text:p/>
          </table:table-cell>
          <table:table-cell table:style-name="ce2" table:formula="of:=IF(AND([.$G16]&lt;[.PK$1];[.$H16]&gt;=[.PK$1]);1;&quot;&quot;)">
            <text:p/>
          </table:table-cell>
          <table:table-cell table:style-name="ce2" table:formula="of:=IF(AND([.$G16]&lt;[.PL$1];[.$H16]&gt;=[.PL$1]);1;&quot;&quot;)">
            <text:p/>
          </table:table-cell>
          <table:table-cell table:style-name="ce2" table:formula="of:=IF(AND([.$G16]&lt;[.PM$1];[.$H16]&gt;=[.PM$1]);1;&quot;&quot;)">
            <text:p/>
          </table:table-cell>
          <table:table-cell table:style-name="ce2" table:formula="of:=IF(AND([.$G16]&lt;[.PN$1];[.$H16]&gt;=[.PN$1]);1;&quot;&quot;)">
            <text:p/>
          </table:table-cell>
          <table:table-cell table:style-name="ce2" table:formula="of:=IF(AND([.$G16]&lt;[.PO$1];[.$H16]&gt;=[.PO$1]);1;&quot;&quot;)">
            <text:p/>
          </table:table-cell>
          <table:table-cell table:style-name="ce2" table:formula="of:=IF(AND([.$G16]&lt;[.PP$1];[.$H16]&gt;=[.PP$1]);1;&quot;&quot;)">
            <text:p/>
          </table:table-cell>
          <table:table-cell table:style-name="ce2" table:formula="of:=IF(AND([.$G16]&lt;[.PQ$1];[.$H16]&gt;=[.PQ$1]);1;&quot;&quot;)">
            <text:p/>
          </table:table-cell>
          <table:table-cell table:style-name="ce2" table:formula="of:=IF(AND([.$G16]&lt;[.PR$1];[.$H16]&gt;=[.PR$1]);1;&quot;&quot;)">
            <text:p/>
          </table:table-cell>
          <table:table-cell table:style-name="ce2" table:formula="of:=IF(AND([.$G16]&lt;[.PS$1];[.$H16]&gt;=[.PS$1]);1;&quot;&quot;)">
            <text:p/>
          </table:table-cell>
          <table:table-cell table:style-name="ce2" table:formula="of:=IF(AND([.$G16]&lt;[.PT$1];[.$H16]&gt;=[.PT$1]);1;&quot;&quot;)">
            <text:p/>
          </table:table-cell>
          <table:table-cell table:style-name="ce2" table:formula="of:=IF(AND([.$G16]&lt;[.PU$1];[.$H16]&gt;=[.PU$1]);1;&quot;&quot;)">
            <text:p/>
          </table:table-cell>
          <table:table-cell table:style-name="ce2" table:formula="of:=IF(AND([.$G16]&lt;[.PV$1];[.$H16]&gt;=[.PV$1]);1;&quot;&quot;)">
            <text:p/>
          </table:table-cell>
          <table:table-cell table:style-name="ce2" table:formula="of:=IF(AND([.$G16]&lt;[.PW$1];[.$H16]&gt;=[.PW$1]);1;&quot;&quot;)">
            <text:p/>
          </table:table-cell>
          <table:table-cell table:style-name="ce2" table:formula="of:=IF(AND([.$G16]&lt;[.PX$1];[.$H16]&gt;=[.PX$1]);1;&quot;&quot;)">
            <text:p/>
          </table:table-cell>
          <table:table-cell table:style-name="ce2" table:formula="of:=IF(AND([.$G16]&lt;[.PY$1];[.$H16]&gt;=[.PY$1]);1;&quot;&quot;)">
            <text:p/>
          </table:table-cell>
          <table:table-cell table:style-name="ce2" table:formula="of:=IF(AND([.$G16]&lt;[.PZ$1];[.$H16]&gt;=[.PZ$1]);1;&quot;&quot;)">
            <text:p/>
          </table:table-cell>
          <table:table-cell table:style-name="ce2" table:formula="of:=IF(AND([.$G16]&lt;[.QA$1];[.$H16]&gt;=[.QA$1]);1;&quot;&quot;)">
            <text:p/>
          </table:table-cell>
          <table:table-cell table:style-name="ce2" table:formula="of:=IF(AND([.$G16]&lt;[.QB$1];[.$H16]&gt;=[.QB$1]);1;&quot;&quot;)">
            <text:p/>
          </table:table-cell>
          <table:table-cell table:style-name="ce2" table:formula="of:=IF(AND([.$G16]&lt;[.QC$1];[.$H16]&gt;=[.QC$1]);1;&quot;&quot;)">
            <text:p/>
          </table:table-cell>
          <table:table-cell table:style-name="ce2" table:formula="of:=IF(AND([.$G16]&lt;[.QD$1];[.$H16]&gt;=[.QD$1]);1;&quot;&quot;)">
            <text:p/>
          </table:table-cell>
          <table:table-cell table:style-name="ce2" table:formula="of:=IF(AND([.$G16]&lt;[.QE$1];[.$H16]&gt;=[.QE$1]);1;&quot;&quot;)">
            <text:p/>
          </table:table-cell>
          <table:table-cell table:style-name="ce2" table:formula="of:=IF(AND([.$G16]&lt;[.QF$1];[.$H16]&gt;=[.QF$1]);1;&quot;&quot;)">
            <text:p/>
          </table:table-cell>
          <table:table-cell table:style-name="ce2" table:formula="of:=IF(AND([.$G16]&lt;[.QG$1];[.$H16]&gt;=[.QG$1]);1;&quot;&quot;)">
            <text:p/>
          </table:table-cell>
          <table:table-cell table:style-name="ce2" table:formula="of:=IF(AND([.$G16]&lt;[.QH$1];[.$H16]&gt;=[.QH$1]);1;&quot;&quot;)">
            <text:p/>
          </table:table-cell>
          <table:table-cell table:style-name="ce2" table:formula="of:=IF(AND([.$G16]&lt;[.QI$1];[.$H16]&gt;=[.QI$1]);1;&quot;&quot;)">
            <text:p/>
          </table:table-cell>
          <table:table-cell table:style-name="ce2" table:formula="of:=IF(AND([.$G16]&lt;[.QJ$1];[.$H16]&gt;=[.QJ$1]);1;&quot;&quot;)">
            <text:p/>
          </table:table-cell>
          <table:table-cell table:style-name="ce2" table:formula="of:=IF(AND([.$G16]&lt;[.QK$1];[.$H16]&gt;=[.QK$1]);1;&quot;&quot;)">
            <text:p/>
          </table:table-cell>
          <table:table-cell table:style-name="ce2" table:formula="of:=IF(AND([.$G16]&lt;[.QL$1];[.$H16]&gt;=[.QL$1]);1;&quot;&quot;)">
            <text:p/>
          </table:table-cell>
          <table:table-cell table:style-name="ce2" table:formula="of:=IF(AND([.$G16]&lt;[.QM$1];[.$H16]&gt;=[.QM$1]);1;&quot;&quot;)">
            <text:p/>
          </table:table-cell>
          <table:table-cell table:style-name="ce2" table:formula="of:=IF(AND([.$G16]&lt;[.QN$1];[.$H16]&gt;=[.QN$1]);1;&quot;&quot;)">
            <text:p/>
          </table:table-cell>
          <table:table-cell table:style-name="ce2" table:formula="of:=IF(AND([.$G16]&lt;[.QO$1];[.$H16]&gt;=[.QO$1]);1;&quot;&quot;)">
            <text:p/>
          </table:table-cell>
          <table:table-cell table:style-name="ce2" table:formula="of:=IF(AND([.$G16]&lt;[.QP$1];[.$H16]&gt;=[.QP$1]);1;&quot;&quot;)">
            <text:p/>
          </table:table-cell>
          <table:table-cell table:style-name="ce2" table:formula="of:=IF(AND([.$G16]&lt;[.QQ$1];[.$H16]&gt;=[.QQ$1]);1;&quot;&quot;)">
            <text:p/>
          </table:table-cell>
          <table:table-cell table:style-name="ce2" table:formula="of:=IF(AND([.$G16]&lt;[.QR$1];[.$H16]&gt;=[.QR$1]);1;&quot;&quot;)">
            <text:p/>
          </table:table-cell>
          <table:table-cell table:style-name="ce2" table:formula="of:=IF(AND([.$G16]&lt;[.QS$1];[.$H16]&gt;=[.QS$1]);1;&quot;&quot;)">
            <text:p/>
          </table:table-cell>
          <table:table-cell table:style-name="ce2" table:formula="of:=IF(AND([.$G16]&lt;[.QT$1];[.$H16]&gt;=[.QT$1]);1;&quot;&quot;)">
            <text:p/>
          </table:table-cell>
          <table:table-cell table:style-name="ce2" table:formula="of:=IF(AND([.$G16]&lt;[.QU$1];[.$H16]&gt;=[.QU$1]);1;&quot;&quot;)">
            <text:p/>
          </table:table-cell>
          <table:table-cell table:style-name="ce2" table:formula="of:=IF(AND([.$G16]&lt;[.QV$1];[.$H16]&gt;=[.QV$1]);1;&quot;&quot;)">
            <text:p/>
          </table:table-cell>
          <table:table-cell table:style-name="ce2" table:formula="of:=IF(AND([.$G16]&lt;[.QW$1];[.$H16]&gt;=[.QW$1]);1;&quot;&quot;)">
            <text:p/>
          </table:table-cell>
          <table:table-cell table:style-name="ce2" table:formula="of:=IF(AND([.$G16]&lt;[.QX$1];[.$H16]&gt;=[.QX$1]);1;&quot;&quot;)">
            <text:p/>
          </table:table-cell>
          <table:table-cell table:style-name="ce2" table:formula="of:=IF(AND([.$G16]&lt;[.QY$1];[.$H16]&gt;=[.QY$1]);1;&quot;&quot;)">
            <text:p/>
          </table:table-cell>
          <table:table-cell table:style-name="ce2" table:formula="of:=IF(AND([.$G16]&lt;[.QZ$1];[.$H16]&gt;=[.QZ$1]);1;&quot;&quot;)">
            <text:p/>
          </table:table-cell>
          <table:table-cell table:style-name="ce2" table:formula="of:=IF(AND([.$G16]&lt;[.RA$1];[.$H16]&gt;=[.RA$1]);1;&quot;&quot;)">
            <text:p/>
          </table:table-cell>
          <table:table-cell table:style-name="ce2" table:formula="of:=IF(AND([.$G16]&lt;[.RB$1];[.$H16]&gt;=[.RB$1]);1;&quot;&quot;)">
            <text:p/>
          </table:table-cell>
          <table:table-cell table:style-name="ce2" table:formula="of:=IF(AND([.$G16]&lt;[.RC$1];[.$H16]&gt;=[.RC$1]);1;&quot;&quot;)">
            <text:p/>
          </table:table-cell>
          <table:table-cell table:style-name="ce2" table:formula="of:=IF(AND([.$G16]&lt;[.RD$1];[.$H16]&gt;=[.RD$1]);1;&quot;&quot;)">
            <text:p/>
          </table:table-cell>
          <table:table-cell table:style-name="ce2" table:formula="of:=IF(AND([.$G16]&lt;[.RE$1];[.$H16]&gt;=[.RE$1]);1;&quot;&quot;)">
            <text:p/>
          </table:table-cell>
          <table:table-cell table:style-name="ce2" table:formula="of:=IF(AND([.$G16]&lt;[.RF$1];[.$H16]&gt;=[.RF$1]);1;&quot;&quot;)">
            <text:p/>
          </table:table-cell>
          <table:table-cell table:style-name="ce2" table:formula="of:=IF(AND([.$G16]&lt;[.RG$1];[.$H16]&gt;=[.RG$1]);1;&quot;&quot;)">
            <text:p/>
          </table:table-cell>
          <table:table-cell table:style-name="ce2" table:formula="of:=IF(AND([.$G16]&lt;[.RH$1];[.$H16]&gt;=[.RH$1]);1;&quot;&quot;)">
            <text:p/>
          </table:table-cell>
          <table:table-cell table:style-name="ce2" table:formula="of:=IF(AND([.$G16]&lt;[.RI$1];[.$H16]&gt;=[.RI$1]);1;&quot;&quot;)">
            <text:p/>
          </table:table-cell>
          <table:table-cell table:style-name="ce2" table:formula="of:=IF(AND([.$G16]&lt;[.RJ$1];[.$H16]&gt;=[.RJ$1]);1;&quot;&quot;)">
            <text:p/>
          </table:table-cell>
          <table:table-cell table:style-name="ce2" table:formula="of:=IF(AND([.$G16]&lt;[.RK$1];[.$H16]&gt;=[.RK$1]);1;&quot;&quot;)">
            <text:p/>
          </table:table-cell>
          <table:table-cell table:style-name="ce2" table:formula="of:=IF(AND([.$G16]&lt;[.RL$1];[.$H16]&gt;=[.RL$1]);1;&quot;&quot;)">
            <text:p/>
          </table:table-cell>
          <table:table-cell table:style-name="ce2" table:formula="of:=IF(AND([.$G16]&lt;[.RM$1];[.$H16]&gt;=[.RM$1]);1;&quot;&quot;)">
            <text:p/>
          </table:table-cell>
          <table:table-cell table:style-name="ce2" table:formula="of:=IF(AND([.$G16]&lt;[.RN$1];[.$H16]&gt;=[.RN$1]);1;&quot;&quot;)">
            <text:p/>
          </table:table-cell>
          <table:table-cell table:style-name="ce2" table:formula="of:=IF(AND([.$G16]&lt;[.RO$1];[.$H16]&gt;=[.RO$1]);1;&quot;&quot;)">
            <text:p/>
          </table:table-cell>
          <table:table-cell table:style-name="ce2" table:formula="of:=IF(AND([.$G16]&lt;[.RP$1];[.$H16]&gt;=[.RP$1]);1;&quot;&quot;)">
            <text:p/>
          </table:table-cell>
          <table:table-cell table:style-name="ce2" table:formula="of:=IF(AND([.$G16]&lt;[.RQ$1];[.$H16]&gt;=[.RQ$1]);1;&quot;&quot;)">
            <text:p/>
          </table:table-cell>
          <table:table-cell table:style-name="ce2" table:formula="of:=IF(AND([.$G16]&lt;[.RR$1];[.$H16]&gt;=[.RR$1]);1;&quot;&quot;)">
            <text:p/>
          </table:table-cell>
          <table:table-cell table:style-name="ce2" table:formula="of:=IF(AND([.$G16]&lt;[.RS$1];[.$H16]&gt;=[.RS$1]);1;&quot;&quot;)">
            <text:p/>
          </table:table-cell>
          <table:table-cell table:style-name="ce2" table:formula="of:=IF(AND([.$G16]&lt;[.RT$1];[.$H16]&gt;=[.RT$1]);1;&quot;&quot;)">
            <text:p/>
          </table:table-cell>
          <table:table-cell table:style-name="ce2" table:formula="of:=IF(AND([.$G16]&lt;[.RU$1];[.$H16]&gt;=[.RU$1]);1;&quot;&quot;)">
            <text:p/>
          </table:table-cell>
          <table:table-cell table:style-name="ce2" table:formula="of:=IF(AND([.$G16]&lt;[.RV$1];[.$H16]&gt;=[.RV$1]);1;&quot;&quot;)">
            <text:p/>
          </table:table-cell>
          <table:table-cell table:style-name="ce2" table:formula="of:=IF(AND([.$G16]&lt;[.RW$1];[.$H16]&gt;=[.RW$1]);1;&quot;&quot;)">
            <text:p/>
          </table:table-cell>
          <table:table-cell table:style-name="ce2" table:formula="of:=IF(AND([.$G16]&lt;[.RX$1];[.$H16]&gt;=[.RX$1]);1;&quot;&quot;)">
            <text:p/>
          </table:table-cell>
          <table:table-cell table:style-name="ce2" table:formula="of:=IF(AND([.$G16]&lt;[.RY$1];[.$H16]&gt;=[.RY$1]);1;&quot;&quot;)">
            <text:p/>
          </table:table-cell>
          <table:table-cell table:style-name="ce2" table:formula="of:=IF(AND([.$G16]&lt;[.RZ$1];[.$H16]&gt;=[.RZ$1]);1;&quot;&quot;)">
            <text:p/>
          </table:table-cell>
          <table:table-cell table:style-name="ce2" table:formula="of:=IF(AND([.$G16]&lt;[.SA$1];[.$H16]&gt;=[.SA$1]);1;&quot;&quot;)">
            <text:p/>
          </table:table-cell>
          <table:table-cell table:style-name="ce2" table:formula="of:=IF(AND([.$G16]&lt;[.SB$1];[.$H16]&gt;=[.SB$1]);1;&quot;&quot;)">
            <text:p/>
          </table:table-cell>
          <table:table-cell table:style-name="ce2" table:formula="of:=IF(AND([.$G16]&lt;[.SC$1];[.$H16]&gt;=[.SC$1]);1;&quot;&quot;)">
            <text:p/>
          </table:table-cell>
          <table:table-cell table:style-name="ce2" table:formula="of:=IF(AND([.$G16]&lt;[.SD$1];[.$H16]&gt;=[.SD$1]);1;&quot;&quot;)">
            <text:p/>
          </table:table-cell>
          <table:table-cell table:style-name="ce2" table:formula="of:=IF(AND([.$G16]&lt;[.SE$1];[.$H16]&gt;=[.SE$1]);1;&quot;&quot;)">
            <text:p/>
          </table:table-cell>
          <table:table-cell table:style-name="ce2" table:formula="of:=IF(AND([.$G16]&lt;[.SF$1];[.$H16]&gt;=[.SF$1]);1;&quot;&quot;)">
            <text:p/>
          </table:table-cell>
          <table:table-cell table:style-name="ce2" table:formula="of:=IF(AND([.$G16]&lt;[.SG$1];[.$H16]&gt;=[.SG$1]);1;&quot;&quot;)">
            <text:p/>
          </table:table-cell>
          <table:table-cell table:style-name="ce2" table:formula="of:=IF(AND([.$G16]&lt;[.SH$1];[.$H16]&gt;=[.SH$1]);1;&quot;&quot;)">
            <text:p/>
          </table:table-cell>
          <table:table-cell table:style-name="ce2" table:formula="of:=IF(AND([.$G16]&lt;[.SI$1];[.$H16]&gt;=[.SI$1]);1;&quot;&quot;)">
            <text:p/>
          </table:table-cell>
          <table:table-cell table:style-name="ce2" table:formula="of:=IF(AND([.$G16]&lt;[.SJ$1];[.$H16]&gt;=[.SJ$1]);1;&quot;&quot;)">
            <text:p/>
          </table:table-cell>
          <table:table-cell table:style-name="ce2" table:formula="of:=IF(AND([.$G16]&lt;[.SK$1];[.$H16]&gt;=[.SK$1]);1;&quot;&quot;)">
            <text:p/>
          </table:table-cell>
          <table:table-cell table:style-name="ce2" table:formula="of:=IF(AND([.$G16]&lt;[.SL$1];[.$H16]&gt;=[.SL$1]);1;&quot;&quot;)">
            <text:p/>
          </table:table-cell>
          <table:table-cell table:style-name="ce2" table:formula="of:=IF(AND([.$G16]&lt;[.SM$1];[.$H16]&gt;=[.SM$1]);1;&quot;&quot;)">
            <text:p/>
          </table:table-cell>
          <table:table-cell table:style-name="ce2" table:formula="of:=IF(AND([.$G16]&lt;[.SN$1];[.$H16]&gt;=[.SN$1]);1;&quot;&quot;)">
            <text:p/>
          </table:table-cell>
          <table:table-cell table:style-name="ce2" table:formula="of:=IF(AND([.$G16]&lt;[.SO$1];[.$H16]&gt;=[.SO$1]);1;&quot;&quot;)">
            <text:p/>
          </table:table-cell>
          <table:table-cell table:style-name="ce2" table:formula="of:=IF(AND([.$G16]&lt;[.SP$1];[.$H16]&gt;=[.SP$1]);1;&quot;&quot;)">
            <text:p/>
          </table:table-cell>
          <table:table-cell table:style-name="ce2" table:formula="of:=IF(AND([.$G16]&lt;[.SQ$1];[.$H16]&gt;=[.SQ$1]);1;&quot;&quot;)">
            <text:p/>
          </table:table-cell>
          <table:table-cell table:style-name="ce2" table:formula="of:=IF(AND([.$G16]&lt;[.SR$1];[.$H16]&gt;=[.SR$1]);1;&quot;&quot;)">
            <text:p/>
          </table:table-cell>
          <table:table-cell table:style-name="ce2" table:formula="of:=IF(AND([.$G16]&lt;[.SS$1];[.$H16]&gt;=[.SS$1]);1;&quot;&quot;)">
            <text:p/>
          </table:table-cell>
          <table:table-cell table:style-name="ce2" table:formula="of:=IF(AND([.$G16]&lt;[.ST$1];[.$H16]&gt;=[.ST$1]);1;&quot;&quot;)">
            <text:p/>
          </table:table-cell>
          <table:table-cell table:style-name="ce2" table:formula="of:=IF(AND([.$G16]&lt;[.SU$1];[.$H16]&gt;=[.SU$1]);1;&quot;&quot;)">
            <text:p/>
          </table:table-cell>
          <table:table-cell table:style-name="ce2" table:formula="of:=IF(AND([.$G16]&lt;[.SV$1];[.$H16]&gt;=[.SV$1]);1;&quot;&quot;)">
            <text:p/>
          </table:table-cell>
          <table:table-cell table:style-name="ce2" table:formula="of:=IF(AND([.$G16]&lt;[.SW$1];[.$H16]&gt;=[.SW$1]);1;&quot;&quot;)">
            <text:p/>
          </table:table-cell>
          <table:table-cell table:style-name="ce2" table:formula="of:=IF(AND([.$G16]&lt;[.SX$1];[.$H16]&gt;=[.SX$1]);1;&quot;&quot;)">
            <text:p/>
          </table:table-cell>
          <table:table-cell table:style-name="ce2" table:formula="of:=IF(AND([.$G16]&lt;[.SY$1];[.$H16]&gt;=[.SY$1]);1;&quot;&quot;)">
            <text:p/>
          </table:table-cell>
          <table:table-cell table:style-name="ce2" table:formula="of:=IF(AND([.$G16]&lt;[.SZ$1];[.$H16]&gt;=[.SZ$1]);1;&quot;&quot;)">
            <text:p/>
          </table:table-cell>
          <table:table-cell table:style-name="ce2" table:formula="of:=IF(AND([.$G16]&lt;[.TA$1];[.$H16]&gt;=[.TA$1]);1;&quot;&quot;)">
            <text:p/>
          </table:table-cell>
          <table:table-cell table:style-name="ce2" table:formula="of:=IF(AND([.$G16]&lt;[.TB$1];[.$H16]&gt;=[.TB$1]);1;&quot;&quot;)">
            <text:p/>
          </table:table-cell>
          <table:table-cell table:style-name="ce2" table:formula="of:=IF(AND([.$G16]&lt;[.TC$1];[.$H16]&gt;=[.TC$1]);1;&quot;&quot;)">
            <text:p/>
          </table:table-cell>
          <table:table-cell table:style-name="ce2" table:formula="of:=IF(AND([.$G16]&lt;[.TD$1];[.$H16]&gt;=[.TD$1]);1;&quot;&quot;)">
            <text:p/>
          </table:table-cell>
          <table:table-cell table:style-name="ce2" table:formula="of:=IF(AND([.$G16]&lt;[.TE$1];[.$H16]&gt;=[.TE$1]);1;&quot;&quot;)">
            <text:p/>
          </table:table-cell>
          <table:table-cell table:style-name="ce2" table:formula="of:=IF(AND([.$G16]&lt;[.TF$1];[.$H16]&gt;=[.TF$1]);1;&quot;&quot;)">
            <text:p/>
          </table:table-cell>
          <table:table-cell table:style-name="ce2" table:formula="of:=IF(AND([.$G16]&lt;[.TG$1];[.$H16]&gt;=[.TG$1]);1;&quot;&quot;)">
            <text:p/>
          </table:table-cell>
          <table:table-cell table:style-name="ce2" table:formula="of:=IF(AND([.$G16]&lt;[.TH$1];[.$H16]&gt;=[.TH$1]);1;&quot;&quot;)">
            <text:p/>
          </table:table-cell>
          <table:table-cell table:style-name="ce2" table:formula="of:=IF(AND([.$G16]&lt;[.TI$1];[.$H16]&gt;=[.TI$1]);1;&quot;&quot;)">
            <text:p/>
          </table:table-cell>
          <table:table-cell table:style-name="ce2" table:formula="of:=IF(AND([.$G16]&lt;[.TJ$1];[.$H16]&gt;=[.TJ$1]);1;&quot;&quot;)">
            <text:p/>
          </table:table-cell>
          <table:table-cell table:style-name="ce2" table:formula="of:=IF(AND([.$G16]&lt;[.TK$1];[.$H16]&gt;=[.TK$1]);1;&quot;&quot;)">
            <text:p/>
          </table:table-cell>
          <table:table-cell table:style-name="ce2" table:formula="of:=IF(AND([.$G16]&lt;[.TL$1];[.$H16]&gt;=[.TL$1]);1;&quot;&quot;)">
            <text:p/>
          </table:table-cell>
          <table:table-cell table:style-name="ce2" table:formula="of:=IF(AND([.$G16]&lt;[.TM$1];[.$H16]&gt;=[.TM$1]);1;&quot;&quot;)">
            <text:p/>
          </table:table-cell>
          <table:table-cell table:style-name="ce2" table:formula="of:=IF(AND([.$G16]&lt;[.TN$1];[.$H16]&gt;=[.TN$1]);1;&quot;&quot;)">
            <text:p/>
          </table:table-cell>
          <table:table-cell table:style-name="ce2" table:formula="of:=IF(AND([.$G16]&lt;[.TO$1];[.$H16]&gt;=[.TO$1]);1;&quot;&quot;)">
            <text:p/>
          </table:table-cell>
          <table:table-cell table:style-name="ce2" table:formula="of:=IF(AND([.$G16]&lt;[.TP$1];[.$H16]&gt;=[.TP$1]);1;&quot;&quot;)">
            <text:p/>
          </table:table-cell>
          <table:table-cell table:style-name="ce2" table:formula="of:=IF(AND([.$G16]&lt;[.TQ$1];[.$H16]&gt;=[.TQ$1]);1;&quot;&quot;)">
            <text:p/>
          </table:table-cell>
          <table:table-cell table:style-name="ce2" table:formula="of:=IF(AND([.$G16]&lt;[.TR$1];[.$H16]&gt;=[.TR$1]);1;&quot;&quot;)">
            <text:p/>
          </table:table-cell>
          <table:table-cell table:style-name="ce2" table:formula="of:=IF(AND([.$G16]&lt;[.TS$1];[.$H16]&gt;=[.TS$1]);1;&quot;&quot;)">
            <text:p/>
          </table:table-cell>
          <table:table-cell table:style-name="ce2" table:formula="of:=IF(AND([.$G16]&lt;[.TT$1];[.$H16]&gt;=[.TT$1]);1;&quot;&quot;)">
            <text:p/>
          </table:table-cell>
          <table:table-cell table:style-name="ce2" table:formula="of:=IF(AND([.$G16]&lt;[.TU$1];[.$H16]&gt;=[.TU$1]);1;&quot;&quot;)">
            <text:p/>
          </table:table-cell>
          <table:table-cell table:style-name="ce2" table:formula="of:=IF(AND([.$G16]&lt;[.TV$1];[.$H16]&gt;=[.TV$1]);1;&quot;&quot;)">
            <text:p/>
          </table:table-cell>
          <table:table-cell table:style-name="ce2" table:formula="of:=IF(AND([.$G16]&lt;[.TW$1];[.$H16]&gt;=[.TW$1]);1;&quot;&quot;)">
            <text:p/>
          </table:table-cell>
          <table:table-cell table:style-name="ce2" table:formula="of:=IF(AND([.$G16]&lt;[.TX$1];[.$H16]&gt;=[.TX$1]);1;&quot;&quot;)">
            <text:p/>
          </table:table-cell>
          <table:table-cell table:style-name="ce2" table:formula="of:=IF(AND([.$G16]&lt;[.TY$1];[.$H16]&gt;=[.TY$1]);1;&quot;&quot;)">
            <text:p/>
          </table:table-cell>
          <table:table-cell table:style-name="ce2" table:formula="of:=IF(AND([.$G16]&lt;[.TZ$1];[.$H16]&gt;=[.TZ$1]);1;&quot;&quot;)">
            <text:p/>
          </table:table-cell>
          <table:table-cell table:style-name="ce2" table:formula="of:=IF(AND([.$G16]&lt;[.UA$1];[.$H16]&gt;=[.UA$1]);1;&quot;&quot;)">
            <text:p/>
          </table:table-cell>
          <table:table-cell table:style-name="ce2" table:formula="of:=IF(AND([.$G16]&lt;[.UB$1];[.$H16]&gt;=[.UB$1]);1;&quot;&quot;)">
            <text:p/>
          </table:table-cell>
          <table:table-cell table:style-name="ce2" table:formula="of:=IF(AND([.$G16]&lt;[.UC$1];[.$H16]&gt;=[.UC$1]);1;&quot;&quot;)">
            <text:p/>
          </table:table-cell>
          <table:table-cell table:style-name="ce2" table:formula="of:=IF(AND([.$G16]&lt;[.UD$1];[.$H16]&gt;=[.UD$1]);1;&quot;&quot;)">
            <text:p/>
          </table:table-cell>
          <table:table-cell table:style-name="ce2" table:formula="of:=IF(AND([.$G16]&lt;[.UE$1];[.$H16]&gt;=[.UE$1]);1;&quot;&quot;)">
            <text:p/>
          </table:table-cell>
          <table:table-cell table:style-name="ce2" table:formula="of:=IF(AND([.$G16]&lt;[.UF$1];[.$H16]&gt;=[.UF$1]);1;&quot;&quot;)">
            <text:p/>
          </table:table-cell>
          <table:table-cell table:style-name="ce2" table:formula="of:=IF(AND([.$G16]&lt;[.UG$1];[.$H16]&gt;=[.UG$1]);1;&quot;&quot;)">
            <text:p/>
          </table:table-cell>
          <table:table-cell table:style-name="ce2" table:formula="of:=IF(AND([.$G16]&lt;[.UH$1];[.$H16]&gt;=[.UH$1]);1;&quot;&quot;)">
            <text:p/>
          </table:table-cell>
          <table:table-cell table:style-name="ce2" table:formula="of:=IF(AND([.$G16]&lt;[.UI$1];[.$H16]&gt;=[.UI$1]);1;&quot;&quot;)">
            <text:p/>
          </table:table-cell>
          <table:table-cell table:style-name="ce2" table:formula="of:=IF(AND([.$G16]&lt;[.UJ$1];[.$H16]&gt;=[.UJ$1]);1;&quot;&quot;)">
            <text:p/>
          </table:table-cell>
          <table:table-cell table:style-name="ce2" table:formula="of:=IF(AND([.$G16]&lt;[.UK$1];[.$H16]&gt;=[.UK$1]);1;&quot;&quot;)">
            <text:p/>
          </table:table-cell>
          <table:table-cell table:style-name="ce2" table:formula="of:=IF(AND([.$G16]&lt;[.UL$1];[.$H16]&gt;=[.UL$1]);1;&quot;&quot;)">
            <text:p/>
          </table:table-cell>
          <table:table-cell table:style-name="ce2" table:formula="of:=IF(AND([.$G16]&lt;[.UM$1];[.$H16]&gt;=[.UM$1]);1;&quot;&quot;)">
            <text:p/>
          </table:table-cell>
          <table:table-cell table:style-name="ce2" table:formula="of:=IF(AND([.$G16]&lt;[.UN$1];[.$H16]&gt;=[.UN$1]);1;&quot;&quot;)">
            <text:p/>
          </table:table-cell>
          <table:table-cell table:style-name="ce2" table:formula="of:=IF(AND([.$G16]&lt;[.UO$1];[.$H16]&gt;=[.UO$1]);1;&quot;&quot;)">
            <text:p/>
          </table:table-cell>
          <table:table-cell table:style-name="ce2" table:formula="of:=IF(AND([.$G16]&lt;[.UP$1];[.$H16]&gt;=[.UP$1]);1;&quot;&quot;)">
            <text:p/>
          </table:table-cell>
          <table:table-cell table:style-name="ce2" table:formula="of:=IF(AND([.$G16]&lt;[.UQ$1];[.$H16]&gt;=[.UQ$1]);1;&quot;&quot;)">
            <text:p/>
          </table:table-cell>
          <table:table-cell table:style-name="ce2" table:formula="of:=IF(AND([.$G16]&lt;[.UR$1];[.$H16]&gt;=[.UR$1]);1;&quot;&quot;)">
            <text:p/>
          </table:table-cell>
          <table:table-cell table:style-name="ce2" table:formula="of:=IF(AND([.$G16]&lt;[.US$1];[.$H16]&gt;=[.US$1]);1;&quot;&quot;)">
            <text:p/>
          </table:table-cell>
          <table:table-cell table:style-name="ce2" table:formula="of:=IF(AND([.$G16]&lt;[.UT$1];[.$H16]&gt;=[.UT$1]);1;&quot;&quot;)">
            <text:p/>
          </table:table-cell>
          <table:table-cell table:style-name="ce2" table:formula="of:=IF(AND([.$G16]&lt;[.UU$1];[.$H16]&gt;=[.UU$1]);1;&quot;&quot;)">
            <text:p/>
          </table:table-cell>
          <table:table-cell table:style-name="ce2" table:formula="of:=IF(AND([.$G16]&lt;[.UV$1];[.$H16]&gt;=[.UV$1]);1;&quot;&quot;)">
            <text:p/>
          </table:table-cell>
          <table:table-cell table:style-name="ce2" table:formula="of:=IF(AND([.$G16]&lt;[.UW$1];[.$H16]&gt;=[.UW$1]);1;&quot;&quot;)">
            <text:p/>
          </table:table-cell>
          <table:table-cell table:style-name="ce2" table:formula="of:=IF(AND([.$G16]&lt;[.UX$1];[.$H16]&gt;=[.UX$1]);1;&quot;&quot;)">
            <text:p/>
          </table:table-cell>
          <table:table-cell table:style-name="ce2" table:formula="of:=IF(AND([.$G16]&lt;[.UY$1];[.$H16]&gt;=[.UY$1]);1;&quot;&quot;)">
            <text:p/>
          </table:table-cell>
          <table:table-cell table:style-name="ce2" table:formula="of:=IF(AND([.$G16]&lt;[.UZ$1];[.$H16]&gt;=[.UZ$1]);1;&quot;&quot;)">
            <text:p/>
          </table:table-cell>
          <table:table-cell table:style-name="ce2" table:formula="of:=IF(AND([.$G16]&lt;[.VA$1];[.$H16]&gt;=[.VA$1]);1;&quot;&quot;)">
            <text:p/>
          </table:table-cell>
          <table:table-cell table:style-name="ce2" table:formula="of:=IF(AND([.$G16]&lt;[.VB$1];[.$H16]&gt;=[.VB$1]);1;&quot;&quot;)">
            <text:p/>
          </table:table-cell>
          <table:table-cell table:style-name="ce2" table:formula="of:=IF(AND([.$G16]&lt;[.VC$1];[.$H16]&gt;=[.VC$1]);1;&quot;&quot;)">
            <text:p/>
          </table:table-cell>
          <table:table-cell table:style-name="ce2" table:formula="of:=IF(AND([.$G16]&lt;[.VD$1];[.$H16]&gt;=[.VD$1]);1;&quot;&quot;)">
            <text:p/>
          </table:table-cell>
          <table:table-cell table:style-name="ce2" table:formula="of:=IF(AND([.$G16]&lt;[.VE$1];[.$H16]&gt;=[.VE$1]);1;&quot;&quot;)">
            <text:p/>
          </table:table-cell>
          <table:table-cell table:style-name="ce2" table:formula="of:=IF(AND([.$G16]&lt;[.VF$1];[.$H16]&gt;=[.VF$1]);1;&quot;&quot;)">
            <text:p/>
          </table:table-cell>
          <table:table-cell table:style-name="ce2" table:formula="of:=IF(AND([.$G16]&lt;[.VG$1];[.$H16]&gt;=[.VG$1]);1;&quot;&quot;)">
            <text:p/>
          </table:table-cell>
          <table:table-cell table:style-name="ce2" table:formula="of:=IF(AND([.$G16]&lt;[.VH$1];[.$H16]&gt;=[.VH$1]);1;&quot;&quot;)">
            <text:p/>
          </table:table-cell>
          <table:table-cell table:style-name="ce2" table:formula="of:=IF(AND([.$G16]&lt;[.VI$1];[.$H16]&gt;=[.VI$1]);1;&quot;&quot;)">
            <text:p/>
          </table:table-cell>
          <table:table-cell table:style-name="ce2" table:formula="of:=IF(AND([.$G16]&lt;[.VJ$1];[.$H16]&gt;=[.VJ$1]);1;&quot;&quot;)">
            <text:p/>
          </table:table-cell>
          <table:table-cell table:style-name="ce2" table:formula="of:=IF(AND([.$G16]&lt;[.VK$1];[.$H16]&gt;=[.VK$1]);1;&quot;&quot;)">
            <text:p/>
          </table:table-cell>
          <table:table-cell table:style-name="ce2" table:formula="of:=IF(AND([.$G16]&lt;[.VL$1];[.$H16]&gt;=[.VL$1]);1;&quot;&quot;)">
            <text:p/>
          </table:table-cell>
          <table:table-cell table:style-name="ce2" table:formula="of:=IF(AND([.$G16]&lt;[.VM$1];[.$H16]&gt;=[.VM$1]);1;&quot;&quot;)">
            <text:p/>
          </table:table-cell>
          <table:table-cell table:style-name="ce2" table:formula="of:=IF(AND([.$G16]&lt;[.VN$1];[.$H16]&gt;=[.VN$1]);1;&quot;&quot;)">
            <text:p/>
          </table:table-cell>
          <table:table-cell table:style-name="ce2" table:formula="of:=IF(AND([.$G16]&lt;[.VO$1];[.$H16]&gt;=[.VO$1]);1;&quot;&quot;)">
            <text:p/>
          </table:table-cell>
          <table:table-cell table:style-name="ce2" table:formula="of:=IF(AND([.$G16]&lt;[.VP$1];[.$H16]&gt;=[.VP$1]);1;&quot;&quot;)">
            <text:p/>
          </table:table-cell>
          <table:table-cell table:style-name="ce2" table:formula="of:=IF(AND([.$G16]&lt;[.VQ$1];[.$H16]&gt;=[.VQ$1]);1;&quot;&quot;)">
            <text:p/>
          </table:table-cell>
          <table:table-cell table:style-name="ce2" table:formula="of:=IF(AND([.$G16]&lt;[.VR$1];[.$H16]&gt;=[.VR$1]);1;&quot;&quot;)">
            <text:p/>
          </table:table-cell>
          <table:table-cell table:style-name="ce2" table:formula="of:=IF(AND([.$G16]&lt;[.VS$1];[.$H16]&gt;=[.VS$1]);1;&quot;&quot;)">
            <text:p/>
          </table:table-cell>
          <table:table-cell table:style-name="ce2" table:formula="of:=IF(AND([.$G16]&lt;[.VT$1];[.$H16]&gt;=[.VT$1]);1;&quot;&quot;)">
            <text:p/>
          </table:table-cell>
          <table:table-cell table:style-name="ce2" table:formula="of:=IF(AND([.$G16]&lt;[.VU$1];[.$H16]&gt;=[.VU$1]);1;&quot;&quot;)">
            <text:p/>
          </table:table-cell>
          <table:table-cell table:style-name="ce2" table:formula="of:=IF(AND([.$G16]&lt;[.VV$1];[.$H16]&gt;=[.VV$1]);1;&quot;&quot;)">
            <text:p/>
          </table:table-cell>
          <table:table-cell table:style-name="ce2" table:formula="of:=IF(AND([.$G16]&lt;[.VW$1];[.$H16]&gt;=[.VW$1]);1;&quot;&quot;)">
            <text:p/>
          </table:table-cell>
          <table:table-cell table:style-name="ce2" table:formula="of:=IF(AND([.$G16]&lt;[.VX$1];[.$H16]&gt;=[.VX$1]);1;&quot;&quot;)">
            <text:p/>
          </table:table-cell>
          <table:table-cell table:style-name="ce2" table:formula="of:=IF(AND([.$G16]&lt;[.VY$1];[.$H16]&gt;=[.VY$1]);1;&quot;&quot;)">
            <text:p/>
          </table:table-cell>
          <table:table-cell table:style-name="ce2" table:formula="of:=IF(AND([.$G16]&lt;[.VZ$1];[.$H16]&gt;=[.VZ$1]);1;&quot;&quot;)">
            <text:p/>
          </table:table-cell>
          <table:table-cell table:style-name="ce2" table:formula="of:=IF(AND([.$G16]&lt;[.WA$1];[.$H16]&gt;=[.WA$1]);1;&quot;&quot;)">
            <text:p/>
          </table:table-cell>
          <table:table-cell table:style-name="ce2" table:formula="of:=IF(AND([.$G16]&lt;[.WB$1];[.$H16]&gt;=[.WB$1]);1;&quot;&quot;)">
            <text:p/>
          </table:table-cell>
          <table:table-cell table:style-name="ce2" table:formula="of:=IF(AND([.$G16]&lt;[.WC$1];[.$H16]&gt;=[.WC$1]);1;&quot;&quot;)">
            <text:p/>
          </table:table-cell>
          <table:table-cell table:style-name="ce2" table:formula="of:=IF(AND([.$G16]&lt;[.WD$1];[.$H16]&gt;=[.WD$1]);1;&quot;&quot;)">
            <text:p/>
          </table:table-cell>
          <table:table-cell table:style-name="ce2" table:formula="of:=IF(AND([.$G16]&lt;[.WE$1];[.$H16]&gt;=[.WE$1]);1;&quot;&quot;)">
            <text:p/>
          </table:table-cell>
          <table:table-cell table:style-name="ce2" table:formula="of:=IF(AND([.$G16]&lt;[.WF$1];[.$H16]&gt;=[.WF$1]);1;&quot;&quot;)">
            <text:p/>
          </table:table-cell>
          <table:table-cell table:style-name="ce2" table:formula="of:=IF(AND([.$G16]&lt;[.WG$1];[.$H16]&gt;=[.WG$1]);1;&quot;&quot;)">
            <text:p/>
          </table:table-cell>
          <table:table-cell table:style-name="ce2" table:formula="of:=IF(AND([.$G16]&lt;[.WH$1];[.$H16]&gt;=[.WH$1]);1;&quot;&quot;)">
            <text:p/>
          </table:table-cell>
          <table:table-cell table:style-name="ce2" table:formula="of:=IF(AND([.$G16]&lt;[.WI$1];[.$H16]&gt;=[.WI$1]);1;&quot;&quot;)">
            <text:p/>
          </table:table-cell>
          <table:table-cell table:style-name="ce2" table:formula="of:=IF(AND([.$G16]&lt;[.WJ$1];[.$H16]&gt;=[.WJ$1]);1;&quot;&quot;)">
            <text:p/>
          </table:table-cell>
          <table:table-cell table:style-name="ce2" table:formula="of:=IF(AND([.$G16]&lt;[.WK$1];[.$H16]&gt;=[.WK$1]);1;&quot;&quot;)">
            <text:p/>
          </table:table-cell>
          <table:table-cell table:style-name="ce2" table:formula="of:=IF(AND([.$G16]&lt;[.WL$1];[.$H16]&gt;=[.WL$1]);1;&quot;&quot;)">
            <text:p/>
          </table:table-cell>
          <table:table-cell table:style-name="ce2" table:formula="of:=IF(AND([.$G16]&lt;[.WM$1];[.$H16]&gt;=[.WM$1]);1;&quot;&quot;)">
            <text:p/>
          </table:table-cell>
          <table:table-cell table:style-name="ce2" table:formula="of:=IF(AND([.$G16]&lt;[.WN$1];[.$H16]&gt;=[.WN$1]);1;&quot;&quot;)">
            <text:p/>
          </table:table-cell>
          <table:table-cell table:style-name="ce2" table:formula="of:=IF(AND([.$G16]&lt;[.WO$1];[.$H16]&gt;=[.WO$1]);1;&quot;&quot;)">
            <text:p/>
          </table:table-cell>
          <table:table-cell table:style-name="ce2" table:formula="of:=IF(AND([.$G16]&lt;[.WP$1];[.$H16]&gt;=[.WP$1]);1;&quot;&quot;)">
            <text:p/>
          </table:table-cell>
          <table:table-cell table:style-name="ce2" table:formula="of:=IF(AND([.$G16]&lt;[.WQ$1];[.$H16]&gt;=[.WQ$1]);1;&quot;&quot;)">
            <text:p/>
          </table:table-cell>
          <table:table-cell table:style-name="ce2" table:formula="of:=IF(AND([.$G16]&lt;[.WR$1];[.$H16]&gt;=[.WR$1]);1;&quot;&quot;)">
            <text:p/>
          </table:table-cell>
          <table:table-cell table:style-name="ce2" table:formula="of:=IF(AND([.$G16]&lt;[.WS$1];[.$H16]&gt;=[.WS$1]);1;&quot;&quot;)">
            <text:p/>
          </table:table-cell>
          <table:table-cell table:style-name="ce2" table:formula="of:=IF(AND([.$G16]&lt;[.WT$1];[.$H16]&gt;=[.WT$1]);1;&quot;&quot;)">
            <text:p/>
          </table:table-cell>
          <table:table-cell table:style-name="ce2" table:formula="of:=IF(AND([.$G16]&lt;[.WU$1];[.$H16]&gt;=[.WU$1]);1;&quot;&quot;)">
            <text:p/>
          </table:table-cell>
          <table:table-cell table:style-name="ce2" table:formula="of:=IF(AND([.$G16]&lt;[.WV$1];[.$H16]&gt;=[.WV$1]);1;&quot;&quot;)">
            <text:p/>
          </table:table-cell>
          <table:table-cell table:style-name="ce2" table:formula="of:=IF(AND([.$G16]&lt;[.WW$1];[.$H16]&gt;=[.WW$1]);1;&quot;&quot;)">
            <text:p/>
          </table:table-cell>
          <table:table-cell table:style-name="ce2" table:formula="of:=IF(AND([.$G16]&lt;[.WX$1];[.$H16]&gt;=[.WX$1]);1;&quot;&quot;)">
            <text:p/>
          </table:table-cell>
          <table:table-cell table:style-name="ce2" table:formula="of:=IF(AND([.$G16]&lt;[.WY$1];[.$H16]&gt;=[.WY$1]);1;&quot;&quot;)">
            <text:p/>
          </table:table-cell>
          <table:table-cell table:style-name="ce2" table:formula="of:=IF(AND([.$G16]&lt;[.WZ$1];[.$H16]&gt;=[.WZ$1]);1;&quot;&quot;)">
            <text:p/>
          </table:table-cell>
          <table:table-cell table:style-name="ce2" table:formula="of:=IF(AND([.$G16]&lt;[.XA$1];[.$H16]&gt;=[.XA$1]);1;&quot;&quot;)">
            <text:p/>
          </table:table-cell>
          <table:table-cell table:style-name="ce2" table:formula="of:=IF(AND([.$G16]&lt;[.XB$1];[.$H16]&gt;=[.XB$1]);1;&quot;&quot;)">
            <text:p/>
          </table:table-cell>
          <table:table-cell table:style-name="ce2" table:formula="of:=IF(AND([.$G16]&lt;[.XC$1];[.$H16]&gt;=[.XC$1]);1;&quot;&quot;)">
            <text:p/>
          </table:table-cell>
          <table:table-cell table:style-name="ce2" table:formula="of:=IF(AND([.$G16]&lt;[.XD$1];[.$H16]&gt;=[.XD$1]);1;&quot;&quot;)">
            <text:p/>
          </table:table-cell>
          <table:table-cell table:style-name="ce2" table:formula="of:=IF(AND([.$G16]&lt;[.XE$1];[.$H16]&gt;=[.XE$1]);1;&quot;&quot;)">
            <text:p/>
          </table:table-cell>
          <table:table-cell table:style-name="ce2" table:formula="of:=IF(AND([.$G16]&lt;[.XF$1];[.$H16]&gt;=[.XF$1]);1;&quot;&quot;)">
            <text:p/>
          </table:table-cell>
          <table:table-cell table:style-name="ce2" table:formula="of:=IF(AND([.$G16]&lt;[.XG$1];[.$H16]&gt;=[.XG$1]);1;&quot;&quot;)">
            <text:p/>
          </table:table-cell>
          <table:table-cell table:style-name="ce2" table:formula="of:=IF(AND([.$G16]&lt;[.XH$1];[.$H16]&gt;=[.XH$1]);1;&quot;&quot;)">
            <text:p/>
          </table:table-cell>
          <table:table-cell table:style-name="ce2" table:formula="of:=IF(AND([.$G16]&lt;[.XI$1];[.$H16]&gt;=[.XI$1]);1;&quot;&quot;)">
            <text:p/>
          </table:table-cell>
          <table:table-cell table:style-name="ce2" table:formula="of:=IF(AND([.$G16]&lt;[.XJ$1];[.$H16]&gt;=[.XJ$1]);1;&quot;&quot;)">
            <text:p/>
          </table:table-cell>
          <table:table-cell table:style-name="ce2" table:formula="of:=IF(AND([.$G16]&lt;[.XK$1];[.$H16]&gt;=[.XK$1]);1;&quot;&quot;)" office:value-type="float" office:value="1" calcext:value-type="float">
            <text:p>1</text:p>
          </table:table-cell>
          <table:table-cell table:style-name="ce2" table:formula="of:=IF(AND([.$G16]&lt;[.XL$1];[.$H16]&gt;=[.XL$1]);1;&quot;&quot;)" office:value-type="float" office:value="1" calcext:value-type="float">
            <text:p>1</text:p>
          </table:table-cell>
          <table:table-cell table:style-name="ce2" table:formula="of:=IF(AND([.$G16]&lt;[.XM$1];[.$H16]&gt;=[.XM$1]);1;&quot;&quot;)" office:value-type="float" office:value="1" calcext:value-type="float">
            <text:p>1</text:p>
          </table:table-cell>
          <table:table-cell table:style-name="ce2" table:formula="of:=IF(AND([.$G16]&lt;[.XN$1];[.$H16]&gt;=[.XN$1]);1;&quot;&quot;)" office:value-type="float" office:value="1" calcext:value-type="float">
            <text:p>1</text:p>
          </table:table-cell>
          <table:table-cell table:style-name="ce2" table:formula="of:=IF(AND([.$G16]&lt;[.XO$1];[.$H16]&gt;=[.XO$1]);1;&quot;&quot;)" office:value-type="float" office:value="1" calcext:value-type="float">
            <text:p>1</text:p>
          </table:table-cell>
          <table:table-cell table:style-name="ce2" table:formula="of:=IF(AND([.$G16]&lt;[.XP$1];[.$H16]&gt;=[.XP$1]);1;&quot;&quot;)" office:value-type="float" office:value="1" calcext:value-type="float">
            <text:p>1</text:p>
          </table:table-cell>
          <table:table-cell table:style-name="ce2" table:formula="of:=IF(AND([.$G16]&lt;[.XQ$1];[.$H16]&gt;=[.XQ$1]);1;&quot;&quot;)" office:value-type="float" office:value="1" calcext:value-type="float">
            <text:p>1</text:p>
          </table:table-cell>
          <table:table-cell table:style-name="ce2" table:formula="of:=IF(AND([.$G16]&lt;[.XR$1];[.$H16]&gt;=[.XR$1]);1;&quot;&quot;)" office:value-type="float" office:value="1" calcext:value-type="float">
            <text:p>1</text:p>
          </table:table-cell>
          <table:table-cell table:style-name="ce2" table:formula="of:=IF(AND([.$G16]&lt;[.XS$1];[.$H16]&gt;=[.XS$1]);1;&quot;&quot;)" office:value-type="float" office:value="1" calcext:value-type="float">
            <text:p>1</text:p>
          </table:table-cell>
          <table:table-cell table:style-name="ce2" table:formula="of:=IF(AND([.$G16]&lt;[.XT$1];[.$H16]&gt;=[.XT$1]);1;&quot;&quot;)" office:value-type="float" office:value="1" calcext:value-type="float">
            <text:p>1</text:p>
          </table:table-cell>
          <table:table-cell table:style-name="ce2" table:formula="of:=IF(AND([.$G16]&lt;[.XU$1];[.$H16]&gt;=[.XU$1]);1;&quot;&quot;)" office:value-type="float" office:value="1" calcext:value-type="float">
            <text:p>1</text:p>
          </table:table-cell>
          <table:table-cell table:style-name="ce2" table:formula="of:=IF(AND([.$G16]&lt;[.XV$1];[.$H16]&gt;=[.XV$1]);1;&quot;&quot;)" office:value-type="float" office:value="1" calcext:value-type="float">
            <text:p>1</text:p>
          </table:table-cell>
          <table:table-cell table:style-name="ce2" table:formula="of:=IF(AND([.$G16]&lt;[.XW$1];[.$H16]&gt;=[.XW$1]);1;&quot;&quot;)" office:value-type="float" office:value="1" calcext:value-type="float">
            <text:p>1</text:p>
          </table:table-cell>
          <table:table-cell table:style-name="ce2" table:formula="of:=IF(AND([.$G16]&lt;[.XX$1];[.$H16]&gt;=[.XX$1]);1;&quot;&quot;)" office:value-type="float" office:value="1" calcext:value-type="float">
            <text:p>1</text:p>
          </table:table-cell>
          <table:table-cell table:style-name="ce2" table:formula="of:=IF(AND([.$G16]&lt;[.XY$1];[.$H16]&gt;=[.XY$1]);1;&quot;&quot;)" office:value-type="float" office:value="1" calcext:value-type="float">
            <text:p>1</text:p>
          </table:table-cell>
          <table:table-cell table:style-name="ce2" table:formula="of:=IF(AND([.$G16]&lt;[.XZ$1];[.$H16]&gt;=[.XZ$1]);1;&quot;&quot;)" office:value-type="float" office:value="1" calcext:value-type="float">
            <text:p>1</text:p>
          </table:table-cell>
          <table:table-cell table:style-name="ce2" table:formula="of:=IF(AND([.$G16]&lt;[.YA$1];[.$H16]&gt;=[.YA$1]);1;&quot;&quot;)" office:value-type="float" office:value="1" calcext:value-type="float">
            <text:p>1</text:p>
          </table:table-cell>
          <table:table-cell table:style-name="ce2" table:formula="of:=IF(AND([.$G16]&lt;[.YB$1];[.$H16]&gt;=[.YB$1]);1;&quot;&quot;)" office:value-type="float" office:value="1" calcext:value-type="float">
            <text:p>1</text:p>
          </table:table-cell>
          <table:table-cell table:style-name="ce2" table:formula="of:=IF(AND([.$G16]&lt;[.YC$1];[.$H16]&gt;=[.YC$1]);1;&quot;&quot;)" office:value-type="float" office:value="1" calcext:value-type="float">
            <text:p>1</text:p>
          </table:table-cell>
          <table:table-cell table:style-name="ce2" table:formula="of:=IF(AND([.$G16]&lt;[.YD$1];[.$H16]&gt;=[.YD$1]);1;&quot;&quot;)" office:value-type="float" office:value="1" calcext:value-type="float">
            <text:p>1</text:p>
          </table:table-cell>
          <table:table-cell table:style-name="ce2" table:formula="of:=IF(AND([.$G16]&lt;[.YE$1];[.$H16]&gt;=[.YE$1]);1;&quot;&quot;)" office:value-type="float" office:value="1" calcext:value-type="float">
            <text:p>1</text:p>
          </table:table-cell>
          <table:table-cell table:style-name="ce2" table:formula="of:=IF(AND([.$G16]&lt;[.YF$1];[.$H16]&gt;=[.YF$1]);1;&quot;&quot;)" office:value-type="float" office:value="1" calcext:value-type="float">
            <text:p>1</text:p>
          </table:table-cell>
          <table:table-cell table:style-name="ce2" table:formula="of:=IF(AND([.$G16]&lt;[.YG$1];[.$H16]&gt;=[.YG$1]);1;&quot;&quot;)" office:value-type="float" office:value="1" calcext:value-type="float">
            <text:p>1</text:p>
          </table:table-cell>
          <table:table-cell table:style-name="ce2" table:formula="of:=IF(AND([.$G16]&lt;[.YH$1];[.$H16]&gt;=[.YH$1]);1;&quot;&quot;)" office:value-type="float" office:value="1" calcext:value-type="float">
            <text:p>1</text:p>
          </table:table-cell>
          <table:table-cell table:style-name="ce2" table:formula="of:=IF(AND([.$G16]&lt;[.YI$1];[.$H16]&gt;=[.YI$1]);1;&quot;&quot;)" office:value-type="float" office:value="1" calcext:value-type="float">
            <text:p>1</text:p>
          </table:table-cell>
          <table:table-cell table:style-name="ce2" table:formula="of:=IF(AND([.$G16]&lt;[.YJ$1];[.$H16]&gt;=[.YJ$1]);1;&quot;&quot;)" office:value-type="float" office:value="1" calcext:value-type="float">
            <text:p>1</text:p>
          </table:table-cell>
          <table:table-cell table:style-name="ce2" table:formula="of:=IF(AND([.$G16]&lt;[.YK$1];[.$H16]&gt;=[.YK$1]);1;&quot;&quot;)" office:value-type="float" office:value="1" calcext:value-type="float">
            <text:p>1</text:p>
          </table:table-cell>
          <table:table-cell table:style-name="ce2" table:formula="of:=IF(AND([.$G16]&lt;[.YL$1];[.$H16]&gt;=[.YL$1]);1;&quot;&quot;)" office:value-type="float" office:value="1" calcext:value-type="float">
            <text:p>1</text:p>
          </table:table-cell>
          <table:table-cell table:style-name="ce2" table:formula="of:=IF(AND([.$G16]&lt;[.YM$1];[.$H16]&gt;=[.YM$1]);1;&quot;&quot;)" office:value-type="float" office:value="1" calcext:value-type="float">
            <text:p>1</text:p>
          </table:table-cell>
          <table:table-cell table:style-name="ce2" table:formula="of:=IF(AND([.$G16]&lt;[.YN$1];[.$H16]&gt;=[.YN$1]);1;&quot;&quot;)" office:value-type="float" office:value="1" calcext:value-type="float">
            <text:p>1</text:p>
          </table:table-cell>
          <table:table-cell table:style-name="ce2" table:formula="of:=IF(AND([.$G16]&lt;[.YO$1];[.$H16]&gt;=[.YO$1]);1;&quot;&quot;)" office:value-type="float" office:value="1" calcext:value-type="float">
            <text:p>1</text:p>
          </table:table-cell>
          <table:table-cell table:style-name="ce2" table:formula="of:=IF(AND([.$G16]&lt;[.YP$1];[.$H16]&gt;=[.YP$1]);1;&quot;&quot;)" office:value-type="float" office:value="1" calcext:value-type="float">
            <text:p>1</text:p>
          </table:table-cell>
          <table:table-cell table:style-name="ce2" table:formula="of:=IF(AND([.$G16]&lt;[.YQ$1];[.$H16]&gt;=[.YQ$1]);1;&quot;&quot;)" office:value-type="float" office:value="1" calcext:value-type="float">
            <text:p>1</text:p>
          </table:table-cell>
          <table:table-cell table:style-name="ce2" table:formula="of:=IF(AND([.$G16]&lt;[.YR$1];[.$H16]&gt;=[.YR$1]);1;&quot;&quot;)" office:value-type="float" office:value="1" calcext:value-type="float">
            <text:p>1</text:p>
          </table:table-cell>
          <table:table-cell table:style-name="ce2" table:formula="of:=IF(AND([.$G16]&lt;[.YS$1];[.$H16]&gt;=[.YS$1]);1;&quot;&quot;)" office:value-type="float" office:value="1" calcext:value-type="float">
            <text:p>1</text:p>
          </table:table-cell>
          <table:table-cell table:style-name="ce2" table:formula="of:=IF(AND([.$G16]&lt;[.YT$1];[.$H16]&gt;=[.YT$1]);1;&quot;&quot;)" office:value-type="float" office:value="1" calcext:value-type="float">
            <text:p>1</text:p>
          </table:table-cell>
          <table:table-cell table:style-name="ce2" table:formula="of:=IF(AND([.$G16]&lt;[.YU$1];[.$H16]&gt;=[.YU$1]);1;&quot;&quot;)" office:value-type="float" office:value="1" calcext:value-type="float">
            <text:p>1</text:p>
          </table:table-cell>
          <table:table-cell table:style-name="ce2" table:formula="of:=IF(AND([.$G16]&lt;[.YV$1];[.$H16]&gt;=[.YV$1]);1;&quot;&quot;)" office:value-type="float" office:value="1" calcext:value-type="float">
            <text:p>1</text:p>
          </table:table-cell>
          <table:table-cell table:style-name="ce2" table:formula="of:=IF(AND([.$G16]&lt;[.YW$1];[.$H16]&gt;=[.YW$1]);1;&quot;&quot;)" office:value-type="float" office:value="1" calcext:value-type="float">
            <text:p>1</text:p>
          </table:table-cell>
          <table:table-cell table:style-name="ce2" table:formula="of:=IF(AND([.$G16]&lt;[.YX$1];[.$H16]&gt;=[.YX$1]);1;&quot;&quot;)" office:value-type="float" office:value="1" calcext:value-type="float">
            <text:p>1</text:p>
          </table:table-cell>
          <table:table-cell table:style-name="ce2" table:formula="of:=IF(AND([.$G16]&lt;[.YY$1];[.$H16]&gt;=[.YY$1]);1;&quot;&quot;)" office:value-type="float" office:value="1" calcext:value-type="float">
            <text:p>1</text:p>
          </table:table-cell>
          <table:table-cell table:style-name="ce2" table:formula="of:=IF(AND([.$G16]&lt;[.YZ$1];[.$H16]&gt;=[.YZ$1]);1;&quot;&quot;)" office:value-type="float" office:value="1" calcext:value-type="float">
            <text:p>1</text:p>
          </table:table-cell>
          <table:table-cell table:style-name="ce2" table:formula="of:=IF(AND([.$G16]&lt;[.ZA$1];[.$H16]&gt;=[.ZA$1]);1;&quot;&quot;)" office:value-type="float" office:value="1" calcext:value-type="float">
            <text:p>1</text:p>
          </table:table-cell>
          <table:table-cell table:style-name="ce2" table:formula="of:=IF(AND([.$G16]&lt;[.ZB$1];[.$H16]&gt;=[.ZB$1]);1;&quot;&quot;)" office:value-type="float" office:value="1" calcext:value-type="float">
            <text:p>1</text:p>
          </table:table-cell>
          <table:table-cell table:style-name="ce2" table:formula="of:=IF(AND([.$G16]&lt;[.ZC$1];[.$H16]&gt;=[.ZC$1]);1;&quot;&quot;)" office:value-type="float" office:value="1" calcext:value-type="float">
            <text:p>1</text:p>
          </table:table-cell>
          <table:table-cell table:style-name="ce2" table:formula="of:=IF(AND([.$G16]&lt;[.ZD$1];[.$H16]&gt;=[.ZD$1]);1;&quot;&quot;)" office:value-type="float" office:value="1" calcext:value-type="float">
            <text:p>1</text:p>
          </table:table-cell>
          <table:table-cell table:style-name="ce2" table:formula="of:=IF(AND([.$G16]&lt;[.ZE$1];[.$H16]&gt;=[.ZE$1]);1;&quot;&quot;)" office:value-type="float" office:value="1" calcext:value-type="float">
            <text:p>1</text:p>
          </table:table-cell>
          <table:table-cell table:style-name="ce2" table:formula="of:=IF(AND([.$G16]&lt;[.ZF$1];[.$H16]&gt;=[.ZF$1]);1;&quot;&quot;)" office:value-type="float" office:value="1" calcext:value-type="float">
            <text:p>1</text:p>
          </table:table-cell>
          <table:table-cell table:style-name="ce2" table:formula="of:=IF(AND([.$G16]&lt;[.ZG$1];[.$H16]&gt;=[.ZG$1]);1;&quot;&quot;)" office:value-type="float" office:value="1" calcext:value-type="float">
            <text:p>1</text:p>
          </table:table-cell>
          <table:table-cell table:style-name="ce2" table:formula="of:=IF(AND([.$G16]&lt;[.ZH$1];[.$H16]&gt;=[.ZH$1]);1;&quot;&quot;)" office:value-type="float" office:value="1" calcext:value-type="float">
            <text:p>1</text:p>
          </table:table-cell>
          <table:table-cell table:style-name="ce2" table:formula="of:=IF(AND([.$G16]&lt;[.ZI$1];[.$H16]&gt;=[.ZI$1]);1;&quot;&quot;)" office:value-type="float" office:value="1" calcext:value-type="float">
            <text:p>1</text:p>
          </table:table-cell>
          <table:table-cell table:style-name="ce2" table:formula="of:=IF(AND([.$G16]&lt;[.ZJ$1];[.$H16]&gt;=[.ZJ$1]);1;&quot;&quot;)" office:value-type="float" office:value="1" calcext:value-type="float">
            <text:p>1</text:p>
          </table:table-cell>
          <table:table-cell table:style-name="ce2" table:formula="of:=IF(AND([.$G16]&lt;[.ZK$1];[.$H16]&gt;=[.ZK$1]);1;&quot;&quot;)" office:value-type="float" office:value="1" calcext:value-type="float">
            <text:p>1</text:p>
          </table:table-cell>
          <table:table-cell table:style-name="ce2" table:formula="of:=IF(AND([.$G16]&lt;[.ZL$1];[.$H16]&gt;=[.ZL$1]);1;&quot;&quot;)" office:value-type="float" office:value="1" calcext:value-type="float">
            <text:p>1</text:p>
          </table:table-cell>
          <table:table-cell table:style-name="ce2" table:formula="of:=IF(AND([.$G16]&lt;[.ZM$1];[.$H16]&gt;=[.ZM$1]);1;&quot;&quot;)" office:value-type="float" office:value="1" calcext:value-type="float">
            <text:p>1</text:p>
          </table:table-cell>
          <table:table-cell table:style-name="ce2" table:formula="of:=IF(AND([.$G16]&lt;[.ZN$1];[.$H16]&gt;=[.ZN$1]);1;&quot;&quot;)" office:value-type="float" office:value="1" calcext:value-type="float">
            <text:p>1</text:p>
          </table:table-cell>
          <table:table-cell table:style-name="ce2" table:formula="of:=IF(AND([.$G16]&lt;[.ZO$1];[.$H16]&gt;=[.ZO$1]);1;&quot;&quot;)" office:value-type="float" office:value="1" calcext:value-type="float">
            <text:p>1</text:p>
          </table:table-cell>
          <table:table-cell table:style-name="ce2" table:formula="of:=IF(AND([.$G16]&lt;[.ZP$1];[.$H16]&gt;=[.ZP$1]);1;&quot;&quot;)" office:value-type="float" office:value="1" calcext:value-type="float">
            <text:p>1</text:p>
          </table:table-cell>
          <table:table-cell table:style-name="ce2" table:formula="of:=IF(AND([.$G16]&lt;[.ZQ$1];[.$H16]&gt;=[.ZQ$1]);1;&quot;&quot;)" office:value-type="float" office:value="1" calcext:value-type="float">
            <text:p>1</text:p>
          </table:table-cell>
          <table:table-cell table:style-name="ce2" table:formula="of:=IF(AND([.$G16]&lt;[.ZR$1];[.$H16]&gt;=[.ZR$1]);1;&quot;&quot;)" office:value-type="float" office:value="1" calcext:value-type="float">
            <text:p>1</text:p>
          </table:table-cell>
          <table:table-cell table:style-name="ce2" table:formula="of:=IF(AND([.$G16]&lt;[.ZS$1];[.$H16]&gt;=[.ZS$1]);1;&quot;&quot;)" office:value-type="float" office:value="1" calcext:value-type="float">
            <text:p>1</text:p>
          </table:table-cell>
          <table:table-cell table:style-name="ce2" table:formula="of:=IF(AND([.$G16]&lt;[.ZT$1];[.$H16]&gt;=[.ZT$1]);1;&quot;&quot;)" office:value-type="float" office:value="1" calcext:value-type="float">
            <text:p>1</text:p>
          </table:table-cell>
          <table:table-cell table:style-name="ce2" table:formula="of:=IF(AND([.$G16]&lt;[.ZU$1];[.$H16]&gt;=[.ZU$1]);1;&quot;&quot;)" office:value-type="float" office:value="1" calcext:value-type="float">
            <text:p>1</text:p>
          </table:table-cell>
          <table:table-cell table:style-name="ce2" table:formula="of:=IF(AND([.$G16]&lt;[.ZV$1];[.$H16]&gt;=[.ZV$1]);1;&quot;&quot;)" office:value-type="float" office:value="1" calcext:value-type="float">
            <text:p>1</text:p>
          </table:table-cell>
          <table:table-cell table:style-name="ce2" table:formula="of:=IF(AND([.$G16]&lt;[.ZW$1];[.$H16]&gt;=[.ZW$1]);1;&quot;&quot;)" office:value-type="float" office:value="1" calcext:value-type="float">
            <text:p>1</text:p>
          </table:table-cell>
          <table:table-cell table:style-name="ce2" table:formula="of:=IF(AND([.$G16]&lt;[.ZX$1];[.$H16]&gt;=[.ZX$1]);1;&quot;&quot;)" office:value-type="float" office:value="1" calcext:value-type="float">
            <text:p>1</text:p>
          </table:table-cell>
          <table:table-cell table:style-name="ce2" table:formula="of:=IF(AND([.$G16]&lt;[.ZY$1];[.$H16]&gt;=[.ZY$1]);1;&quot;&quot;)" office:value-type="float" office:value="1" calcext:value-type="float">
            <text:p>1</text:p>
          </table:table-cell>
          <table:table-cell table:style-name="ce2" table:formula="of:=IF(AND([.$G16]&lt;[.ZZ$1];[.$H16]&gt;=[.ZZ$1]);1;&quot;&quot;)" office:value-type="float" office:value="1" calcext:value-type="float">
            <text:p>1</text:p>
          </table:table-cell>
          <table:table-cell table:style-name="ce2" table:formula="of:=IF(AND([.$G16]&lt;[.AAA$1];[.$H16]&gt;=[.AAA$1]);1;&quot;&quot;)" office:value-type="float" office:value="1" calcext:value-type="float">
            <text:p>1</text:p>
          </table:table-cell>
          <table:table-cell table:style-name="ce2" table:formula="of:=IF(AND([.$G16]&lt;[.AAB$1];[.$H16]&gt;=[.AAB$1]);1;&quot;&quot;)" office:value-type="float" office:value="1" calcext:value-type="float">
            <text:p>1</text:p>
          </table:table-cell>
          <table:table-cell table:style-name="ce2" table:formula="of:=IF(AND([.$G16]&lt;[.AAC$1];[.$H16]&gt;=[.AAC$1]);1;&quot;&quot;)" office:value-type="float" office:value="1" calcext:value-type="float">
            <text:p>1</text:p>
          </table:table-cell>
          <table:table-cell table:style-name="ce2" table:formula="of:=IF(AND([.$G16]&lt;[.AAD$1];[.$H16]&gt;=[.AAD$1]);1;&quot;&quot;)" office:value-type="float" office:value="1" calcext:value-type="float">
            <text:p>1</text:p>
          </table:table-cell>
          <table:table-cell table:style-name="ce2" table:formula="of:=IF(AND([.$G16]&lt;[.AAE$1];[.$H16]&gt;=[.AAE$1]);1;&quot;&quot;)" office:value-type="float" office:value="1" calcext:value-type="float">
            <text:p>1</text:p>
          </table:table-cell>
          <table:table-cell table:style-name="ce2" table:formula="of:=IF(AND([.$G16]&lt;[.AAF$1];[.$H16]&gt;=[.AAF$1]);1;&quot;&quot;)" office:value-type="float" office:value="1" calcext:value-type="float">
            <text:p>1</text:p>
          </table:table-cell>
          <table:table-cell table:style-name="ce2" table:formula="of:=IF(AND([.$G16]&lt;[.AAG$1];[.$H16]&gt;=[.AAG$1]);1;&quot;&quot;)" office:value-type="float" office:value="1" calcext:value-type="float">
            <text:p>1</text:p>
          </table:table-cell>
          <table:table-cell table:style-name="ce2" table:formula="of:=IF(AND([.$G16]&lt;[.AAH$1];[.$H16]&gt;=[.AAH$1]);1;&quot;&quot;)" office:value-type="float" office:value="1" calcext:value-type="float">
            <text:p>1</text:p>
          </table:table-cell>
          <table:table-cell table:style-name="ce2" table:formula="of:=IF(AND([.$G16]&lt;[.AAI$1];[.$H16]&gt;=[.AAI$1]);1;&quot;&quot;)" office:value-type="float" office:value="1" calcext:value-type="float">
            <text:p>1</text:p>
          </table:table-cell>
          <table:table-cell table:style-name="ce2" table:formula="of:=IF(AND([.$G16]&lt;[.AAJ$1];[.$H16]&gt;=[.AAJ$1]);1;&quot;&quot;)" office:value-type="float" office:value="1" calcext:value-type="float">
            <text:p>1</text:p>
          </table:table-cell>
          <table:table-cell table:style-name="ce2" table:formula="of:=IF(AND([.$G16]&lt;[.AAK$1];[.$H16]&gt;=[.AAK$1]);1;&quot;&quot;)" office:value-type="float" office:value="1" calcext:value-type="float">
            <text:p>1</text:p>
          </table:table-cell>
          <table:table-cell table:style-name="ce2" table:formula="of:=IF(AND([.$G16]&lt;[.AAL$1];[.$H16]&gt;=[.AAL$1]);1;&quot;&quot;)" office:value-type="float" office:value="1" calcext:value-type="float">
            <text:p>1</text:p>
          </table:table-cell>
          <table:table-cell table:style-name="ce2" table:formula="of:=IF(AND([.$G16]&lt;[.AAM$1];[.$H16]&gt;=[.AAM$1]);1;&quot;&quot;)" office:value-type="float" office:value="1" calcext:value-type="float">
            <text:p>1</text:p>
          </table:table-cell>
          <table:table-cell table:style-name="ce2" table:formula="of:=IF(AND([.$G16]&lt;[.AAN$1];[.$H16]&gt;=[.AAN$1]);1;&quot;&quot;)" office:value-type="float" office:value="1" calcext:value-type="float">
            <text:p>1</text:p>
          </table:table-cell>
          <table:table-cell table:style-name="ce2" table:formula="of:=IF(AND([.$G16]&lt;[.AAO$1];[.$H16]&gt;=[.AAO$1]);1;&quot;&quot;)" office:value-type="float" office:value="1" calcext:value-type="float">
            <text:p>1</text:p>
          </table:table-cell>
          <table:table-cell table:style-name="ce2" table:formula="of:=IF(AND([.$G16]&lt;[.AAP$1];[.$H16]&gt;=[.AAP$1]);1;&quot;&quot;)" office:value-type="float" office:value="1" calcext:value-type="float">
            <text:p>1</text:p>
          </table:table-cell>
          <table:table-cell table:style-name="ce2" table:formula="of:=IF(AND([.$G16]&lt;[.AAQ$1];[.$H16]&gt;=[.AAQ$1]);1;&quot;&quot;)" office:value-type="float" office:value="1" calcext:value-type="float">
            <text:p>1</text:p>
          </table:table-cell>
          <table:table-cell table:style-name="ce2" table:formula="of:=IF(AND([.$G16]&lt;[.AAR$1];[.$H16]&gt;=[.AAR$1]);1;&quot;&quot;)" office:value-type="float" office:value="1" calcext:value-type="float">
            <text:p>1</text:p>
          </table:table-cell>
          <table:table-cell table:style-name="ce2" table:formula="of:=IF(AND([.$G16]&lt;[.AAS$1];[.$H16]&gt;=[.AAS$1]);1;&quot;&quot;)" office:value-type="float" office:value="1" calcext:value-type="float">
            <text:p>1</text:p>
          </table:table-cell>
          <table:table-cell table:style-name="ce2" table:formula="of:=IF(AND([.$G16]&lt;[.AAT$1];[.$H16]&gt;=[.AAT$1]);1;&quot;&quot;)" office:value-type="float" office:value="1" calcext:value-type="float">
            <text:p>1</text:p>
          </table:table-cell>
          <table:table-cell table:style-name="ce2" table:formula="of:=IF(AND([.$G16]&lt;[.AAU$1];[.$H16]&gt;=[.AAU$1]);1;&quot;&quot;)" office:value-type="float" office:value="1" calcext:value-type="float">
            <text:p>1</text:p>
          </table:table-cell>
          <table:table-cell table:style-name="ce2" table:formula="of:=IF(AND([.$G16]&lt;[.AAV$1];[.$H16]&gt;=[.AAV$1]);1;&quot;&quot;)">
            <text:p/>
          </table:table-cell>
          <table:table-cell table:style-name="ce2" table:formula="of:=IF(AND([.$G16]&lt;[.AAW$1];[.$H16]&gt;=[.AAW$1]);1;&quot;&quot;)">
            <text:p/>
          </table:table-cell>
          <table:table-cell table:style-name="ce2" table:formula="of:=IF(AND([.$G16]&lt;[.AAX$1];[.$H16]&gt;=[.AAX$1]);1;&quot;&quot;)">
            <text:p/>
          </table:table-cell>
          <table:table-cell table:style-name="ce2" table:formula="of:=IF(AND([.$G16]&lt;[.AAY$1];[.$H16]&gt;=[.AAY$1]);1;&quot;&quot;)">
            <text:p/>
          </table:table-cell>
          <table:table-cell table:style-name="ce2" table:formula="of:=IF(AND([.$G16]&lt;[.AAZ$1];[.$H16]&gt;=[.AAZ$1]);1;&quot;&quot;)">
            <text:p/>
          </table:table-cell>
          <table:table-cell table:style-name="ce2" table:formula="of:=IF(AND([.$G16]&lt;[.ABA$1];[.$H16]&gt;=[.ABA$1]);1;&quot;&quot;)">
            <text:p/>
          </table:table-cell>
          <table:table-cell table:style-name="ce2" table:formula="of:=IF(AND([.$G16]&lt;[.ABB$1];[.$H16]&gt;=[.ABB$1]);1;&quot;&quot;)">
            <text:p/>
          </table:table-cell>
          <table:table-cell table:style-name="ce2" table:formula="of:=IF(AND([.$G16]&lt;[.ABC$1];[.$H16]&gt;=[.ABC$1]);1;&quot;&quot;)">
            <text:p/>
          </table:table-cell>
          <table:table-cell table:style-name="ce2" table:formula="of:=IF(AND([.$G16]&lt;[.ABD$1];[.$H16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17];[.$A:.$H];8;0);VLOOKUP([.D17];[.$A:.$H];8;0);VLOOKUP([.E17];[.$A:.$H];8;0);VLOOKUP([.F17];[.$A:.$H];8;0))" office:value-type="float" office:value="0" calcext:value-type="float">
            <text:p>0</text:p>
          </table:table-cell>
          <table:table-cell table:formula="of:=[.G17]+[.B17]" office:value-type="float" office:value="152" calcext:value-type="float">
            <text:p>152</text:p>
          </table:table-cell>
          <table:table-cell table:formula="of:=IF(AND([.G17]&lt;800;[.H17]&gt;800);1;0)" office:value-type="float" office:value="0" calcext:value-type="float">
            <text:p>0</text:p>
          </table:table-cell>
          <table:table-cell table:style-name="ce2" table:formula="of:=IF(AND([.$G17]&lt;[.J$1];[.$H17]&gt;=[.J$1]);1;&quot;&quot;)" office:value-type="float" office:value="1" calcext:value-type="float">
            <text:p>1</text:p>
          </table:table-cell>
          <table:table-cell table:style-name="ce2" table:formula="of:=IF(AND([.$G17]&lt;[.K$1];[.$H17]&gt;=[.K$1]);1;&quot;&quot;)" office:value-type="float" office:value="1" calcext:value-type="float">
            <text:p>1</text:p>
          </table:table-cell>
          <table:table-cell table:style-name="ce2" table:formula="of:=IF(AND([.$G17]&lt;[.L$1];[.$H17]&gt;=[.L$1]);1;&quot;&quot;)" office:value-type="float" office:value="1" calcext:value-type="float">
            <text:p>1</text:p>
          </table:table-cell>
          <table:table-cell table:style-name="ce2" table:formula="of:=IF(AND([.$G17]&lt;[.M$1];[.$H17]&gt;=[.M$1]);1;&quot;&quot;)" office:value-type="float" office:value="1" calcext:value-type="float">
            <text:p>1</text:p>
          </table:table-cell>
          <table:table-cell table:style-name="ce2" table:formula="of:=IF(AND([.$G17]&lt;[.N$1];[.$H17]&gt;=[.N$1]);1;&quot;&quot;)">
            <text:p/>
          </table:table-cell>
          <table:table-cell table:style-name="ce2" table:formula="of:=IF(AND([.$G17]&lt;[.O$1];[.$H17]&gt;=[.O$1]);1;&quot;&quot;)">
            <text:p/>
          </table:table-cell>
          <table:table-cell table:style-name="ce2" table:formula="of:=IF(AND([.$G17]&lt;[.P$1];[.$H17]&gt;=[.P$1]);1;&quot;&quot;)">
            <text:p/>
          </table:table-cell>
          <table:table-cell table:style-name="ce2" table:formula="of:=IF(AND([.$G17]&lt;[.Q$1];[.$H17]&gt;=[.Q$1]);1;&quot;&quot;)">
            <text:p/>
          </table:table-cell>
          <table:table-cell table:style-name="ce2" table:formula="of:=IF(AND([.$G17]&lt;[.R$1];[.$H17]&gt;=[.R$1]);1;&quot;&quot;)">
            <text:p/>
          </table:table-cell>
          <table:table-cell table:style-name="ce2" table:formula="of:=IF(AND([.$G17]&lt;[.S$1];[.$H17]&gt;=[.S$1]);1;&quot;&quot;)">
            <text:p/>
          </table:table-cell>
          <table:table-cell table:style-name="ce2" table:formula="of:=IF(AND([.$G17]&lt;[.T$1];[.$H17]&gt;=[.T$1]);1;&quot;&quot;)">
            <text:p/>
          </table:table-cell>
          <table:table-cell table:style-name="ce2" table:formula="of:=IF(AND([.$G17]&lt;[.U$1];[.$H17]&gt;=[.U$1]);1;&quot;&quot;)">
            <text:p/>
          </table:table-cell>
          <table:table-cell table:style-name="ce2" table:formula="of:=IF(AND([.$G17]&lt;[.V$1];[.$H17]&gt;=[.V$1]);1;&quot;&quot;)">
            <text:p/>
          </table:table-cell>
          <table:table-cell table:style-name="ce2" table:formula="of:=IF(AND([.$G17]&lt;[.W$1];[.$H17]&gt;=[.W$1]);1;&quot;&quot;)">
            <text:p/>
          </table:table-cell>
          <table:table-cell table:style-name="ce2" table:formula="of:=IF(AND([.$G17]&lt;[.X$1];[.$H17]&gt;=[.X$1]);1;&quot;&quot;)">
            <text:p/>
          </table:table-cell>
          <table:table-cell table:style-name="ce2" table:formula="of:=IF(AND([.$G17]&lt;[.Y$1];[.$H17]&gt;=[.Y$1]);1;&quot;&quot;)">
            <text:p/>
          </table:table-cell>
          <table:table-cell table:style-name="ce2" table:formula="of:=IF(AND([.$G17]&lt;[.Z$1];[.$H17]&gt;=[.Z$1]);1;&quot;&quot;)">
            <text:p/>
          </table:table-cell>
          <table:table-cell table:style-name="ce2" table:formula="of:=IF(AND([.$G17]&lt;[.AA$1];[.$H17]&gt;=[.AA$1]);1;&quot;&quot;)">
            <text:p/>
          </table:table-cell>
          <table:table-cell table:style-name="ce2" table:formula="of:=IF(AND([.$G17]&lt;[.AB$1];[.$H17]&gt;=[.AB$1]);1;&quot;&quot;)">
            <text:p/>
          </table:table-cell>
          <table:table-cell table:style-name="ce2" table:formula="of:=IF(AND([.$G17]&lt;[.AC$1];[.$H17]&gt;=[.AC$1]);1;&quot;&quot;)">
            <text:p/>
          </table:table-cell>
          <table:table-cell table:style-name="ce2" table:formula="of:=IF(AND([.$G17]&lt;[.AD$1];[.$H17]&gt;=[.AD$1]);1;&quot;&quot;)">
            <text:p/>
          </table:table-cell>
          <table:table-cell table:style-name="ce2" table:formula="of:=IF(AND([.$G17]&lt;[.AE$1];[.$H17]&gt;=[.AE$1]);1;&quot;&quot;)">
            <text:p/>
          </table:table-cell>
          <table:table-cell table:style-name="ce2" table:formula="of:=IF(AND([.$G17]&lt;[.AF$1];[.$H17]&gt;=[.AF$1]);1;&quot;&quot;)">
            <text:p/>
          </table:table-cell>
          <table:table-cell table:style-name="ce2" table:formula="of:=IF(AND([.$G17]&lt;[.AG$1];[.$H17]&gt;=[.AG$1]);1;&quot;&quot;)">
            <text:p/>
          </table:table-cell>
          <table:table-cell table:style-name="ce2" table:formula="of:=IF(AND([.$G17]&lt;[.AH$1];[.$H17]&gt;=[.AH$1]);1;&quot;&quot;)">
            <text:p/>
          </table:table-cell>
          <table:table-cell table:style-name="ce2" table:formula="of:=IF(AND([.$G17]&lt;[.AI$1];[.$H17]&gt;=[.AI$1]);1;&quot;&quot;)">
            <text:p/>
          </table:table-cell>
          <table:table-cell table:style-name="ce2" table:formula="of:=IF(AND([.$G17]&lt;[.AJ$1];[.$H17]&gt;=[.AJ$1]);1;&quot;&quot;)">
            <text:p/>
          </table:table-cell>
          <table:table-cell table:style-name="ce2" table:formula="of:=IF(AND([.$G17]&lt;[.AK$1];[.$H17]&gt;=[.AK$1]);1;&quot;&quot;)">
            <text:p/>
          </table:table-cell>
          <table:table-cell table:style-name="ce2" table:formula="of:=IF(AND([.$G17]&lt;[.AL$1];[.$H17]&gt;=[.AL$1]);1;&quot;&quot;)">
            <text:p/>
          </table:table-cell>
          <table:table-cell table:style-name="ce2" table:formula="of:=IF(AND([.$G17]&lt;[.AM$1];[.$H17]&gt;=[.AM$1]);1;&quot;&quot;)">
            <text:p/>
          </table:table-cell>
          <table:table-cell table:style-name="ce2" table:formula="of:=IF(AND([.$G17]&lt;[.AN$1];[.$H17]&gt;=[.AN$1]);1;&quot;&quot;)">
            <text:p/>
          </table:table-cell>
          <table:table-cell table:style-name="ce2" table:formula="of:=IF(AND([.$G17]&lt;[.AO$1];[.$H17]&gt;=[.AO$1]);1;&quot;&quot;)">
            <text:p/>
          </table:table-cell>
          <table:table-cell table:style-name="ce2" table:formula="of:=IF(AND([.$G17]&lt;[.AP$1];[.$H17]&gt;=[.AP$1]);1;&quot;&quot;)">
            <text:p/>
          </table:table-cell>
          <table:table-cell table:style-name="ce2" table:formula="of:=IF(AND([.$G17]&lt;[.AQ$1];[.$H17]&gt;=[.AQ$1]);1;&quot;&quot;)">
            <text:p/>
          </table:table-cell>
          <table:table-cell table:style-name="ce2" table:formula="of:=IF(AND([.$G17]&lt;[.AR$1];[.$H17]&gt;=[.AR$1]);1;&quot;&quot;)">
            <text:p/>
          </table:table-cell>
          <table:table-cell table:style-name="ce2" table:formula="of:=IF(AND([.$G17]&lt;[.AS$1];[.$H17]&gt;=[.AS$1]);1;&quot;&quot;)">
            <text:p/>
          </table:table-cell>
          <table:table-cell table:style-name="ce2" table:formula="of:=IF(AND([.$G17]&lt;[.AT$1];[.$H17]&gt;=[.AT$1]);1;&quot;&quot;)">
            <text:p/>
          </table:table-cell>
          <table:table-cell table:style-name="ce2" table:formula="of:=IF(AND([.$G17]&lt;[.AU$1];[.$H17]&gt;=[.AU$1]);1;&quot;&quot;)">
            <text:p/>
          </table:table-cell>
          <table:table-cell table:style-name="ce2" table:formula="of:=IF(AND([.$G17]&lt;[.AV$1];[.$H17]&gt;=[.AV$1]);1;&quot;&quot;)">
            <text:p/>
          </table:table-cell>
          <table:table-cell table:style-name="ce2" table:formula="of:=IF(AND([.$G17]&lt;[.AW$1];[.$H17]&gt;=[.AW$1]);1;&quot;&quot;)">
            <text:p/>
          </table:table-cell>
          <table:table-cell table:style-name="ce2" table:formula="of:=IF(AND([.$G17]&lt;[.AX$1];[.$H17]&gt;=[.AX$1]);1;&quot;&quot;)">
            <text:p/>
          </table:table-cell>
          <table:table-cell table:style-name="ce2" table:formula="of:=IF(AND([.$G17]&lt;[.AY$1];[.$H17]&gt;=[.AY$1]);1;&quot;&quot;)">
            <text:p/>
          </table:table-cell>
          <table:table-cell table:style-name="ce2" table:formula="of:=IF(AND([.$G17]&lt;[.AZ$1];[.$H17]&gt;=[.AZ$1]);1;&quot;&quot;)">
            <text:p/>
          </table:table-cell>
          <table:table-cell table:style-name="ce2" table:formula="of:=IF(AND([.$G17]&lt;[.BA$1];[.$H17]&gt;=[.BA$1]);1;&quot;&quot;)">
            <text:p/>
          </table:table-cell>
          <table:table-cell table:style-name="ce2" table:formula="of:=IF(AND([.$G17]&lt;[.BB$1];[.$H17]&gt;=[.BB$1]);1;&quot;&quot;)">
            <text:p/>
          </table:table-cell>
          <table:table-cell table:style-name="ce2" table:formula="of:=IF(AND([.$G17]&lt;[.BC$1];[.$H17]&gt;=[.BC$1]);1;&quot;&quot;)">
            <text:p/>
          </table:table-cell>
          <table:table-cell table:style-name="ce2" table:formula="of:=IF(AND([.$G17]&lt;[.BD$1];[.$H17]&gt;=[.BD$1]);1;&quot;&quot;)">
            <text:p/>
          </table:table-cell>
          <table:table-cell table:style-name="ce2" table:formula="of:=IF(AND([.$G17]&lt;[.BE$1];[.$H17]&gt;=[.BE$1]);1;&quot;&quot;)">
            <text:p/>
          </table:table-cell>
          <table:table-cell table:style-name="ce2" table:formula="of:=IF(AND([.$G17]&lt;[.BF$1];[.$H17]&gt;=[.BF$1]);1;&quot;&quot;)">
            <text:p/>
          </table:table-cell>
          <table:table-cell table:style-name="ce2" table:formula="of:=IF(AND([.$G17]&lt;[.BG$1];[.$H17]&gt;=[.BG$1]);1;&quot;&quot;)">
            <text:p/>
          </table:table-cell>
          <table:table-cell table:style-name="ce2" table:formula="of:=IF(AND([.$G17]&lt;[.BH$1];[.$H17]&gt;=[.BH$1]);1;&quot;&quot;)">
            <text:p/>
          </table:table-cell>
          <table:table-cell table:style-name="ce2" table:formula="of:=IF(AND([.$G17]&lt;[.BI$1];[.$H17]&gt;=[.BI$1]);1;&quot;&quot;)">
            <text:p/>
          </table:table-cell>
          <table:table-cell table:style-name="ce2" table:formula="of:=IF(AND([.$G17]&lt;[.BJ$1];[.$H17]&gt;=[.BJ$1]);1;&quot;&quot;)">
            <text:p/>
          </table:table-cell>
          <table:table-cell table:style-name="ce2" table:formula="of:=IF(AND([.$G17]&lt;[.BK$1];[.$H17]&gt;=[.BK$1]);1;&quot;&quot;)">
            <text:p/>
          </table:table-cell>
          <table:table-cell table:style-name="ce2" table:formula="of:=IF(AND([.$G17]&lt;[.BL$1];[.$H17]&gt;=[.BL$1]);1;&quot;&quot;)">
            <text:p/>
          </table:table-cell>
          <table:table-cell table:style-name="ce2" table:formula="of:=IF(AND([.$G17]&lt;[.BM$1];[.$H17]&gt;=[.BM$1]);1;&quot;&quot;)">
            <text:p/>
          </table:table-cell>
          <table:table-cell table:style-name="ce2" table:formula="of:=IF(AND([.$G17]&lt;[.BN$1];[.$H17]&gt;=[.BN$1]);1;&quot;&quot;)">
            <text:p/>
          </table:table-cell>
          <table:table-cell table:style-name="ce2" table:formula="of:=IF(AND([.$G17]&lt;[.BO$1];[.$H17]&gt;=[.BO$1]);1;&quot;&quot;)">
            <text:p/>
          </table:table-cell>
          <table:table-cell table:style-name="ce2" table:formula="of:=IF(AND([.$G17]&lt;[.BP$1];[.$H17]&gt;=[.BP$1]);1;&quot;&quot;)">
            <text:p/>
          </table:table-cell>
          <table:table-cell table:style-name="ce2" table:formula="of:=IF(AND([.$G17]&lt;[.BQ$1];[.$H17]&gt;=[.BQ$1]);1;&quot;&quot;)">
            <text:p/>
          </table:table-cell>
          <table:table-cell table:style-name="ce2" table:formula="of:=IF(AND([.$G17]&lt;[.BR$1];[.$H17]&gt;=[.BR$1]);1;&quot;&quot;)">
            <text:p/>
          </table:table-cell>
          <table:table-cell table:style-name="ce2" table:formula="of:=IF(AND([.$G17]&lt;[.BS$1];[.$H17]&gt;=[.BS$1]);1;&quot;&quot;)">
            <text:p/>
          </table:table-cell>
          <table:table-cell table:style-name="ce2" table:formula="of:=IF(AND([.$G17]&lt;[.BT$1];[.$H17]&gt;=[.BT$1]);1;&quot;&quot;)">
            <text:p/>
          </table:table-cell>
          <table:table-cell table:style-name="ce2" table:formula="of:=IF(AND([.$G17]&lt;[.BU$1];[.$H17]&gt;=[.BU$1]);1;&quot;&quot;)">
            <text:p/>
          </table:table-cell>
          <table:table-cell table:style-name="ce2" table:formula="of:=IF(AND([.$G17]&lt;[.BV$1];[.$H17]&gt;=[.BV$1]);1;&quot;&quot;)">
            <text:p/>
          </table:table-cell>
          <table:table-cell table:style-name="ce2" table:formula="of:=IF(AND([.$G17]&lt;[.BW$1];[.$H17]&gt;=[.BW$1]);1;&quot;&quot;)">
            <text:p/>
          </table:table-cell>
          <table:table-cell table:style-name="ce2" table:formula="of:=IF(AND([.$G17]&lt;[.BX$1];[.$H17]&gt;=[.BX$1]);1;&quot;&quot;)">
            <text:p/>
          </table:table-cell>
          <table:table-cell table:style-name="ce2" table:formula="of:=IF(AND([.$G17]&lt;[.BY$1];[.$H17]&gt;=[.BY$1]);1;&quot;&quot;)">
            <text:p/>
          </table:table-cell>
          <table:table-cell table:style-name="ce2" table:formula="of:=IF(AND([.$G17]&lt;[.BZ$1];[.$H17]&gt;=[.BZ$1]);1;&quot;&quot;)">
            <text:p/>
          </table:table-cell>
          <table:table-cell table:style-name="ce2" table:formula="of:=IF(AND([.$G17]&lt;[.CA$1];[.$H17]&gt;=[.CA$1]);1;&quot;&quot;)">
            <text:p/>
          </table:table-cell>
          <table:table-cell table:style-name="ce2" table:formula="of:=IF(AND([.$G17]&lt;[.CB$1];[.$H17]&gt;=[.CB$1]);1;&quot;&quot;)">
            <text:p/>
          </table:table-cell>
          <table:table-cell table:style-name="ce2" table:formula="of:=IF(AND([.$G17]&lt;[.CC$1];[.$H17]&gt;=[.CC$1]);1;&quot;&quot;)">
            <text:p/>
          </table:table-cell>
          <table:table-cell table:style-name="ce2" table:formula="of:=IF(AND([.$G17]&lt;[.CD$1];[.$H17]&gt;=[.CD$1]);1;&quot;&quot;)">
            <text:p/>
          </table:table-cell>
          <table:table-cell table:style-name="ce2" table:formula="of:=IF(AND([.$G17]&lt;[.CE$1];[.$H17]&gt;=[.CE$1]);1;&quot;&quot;)">
            <text:p/>
          </table:table-cell>
          <table:table-cell table:style-name="ce2" table:formula="of:=IF(AND([.$G17]&lt;[.CF$1];[.$H17]&gt;=[.CF$1]);1;&quot;&quot;)">
            <text:p/>
          </table:table-cell>
          <table:table-cell table:style-name="ce2" table:formula="of:=IF(AND([.$G17]&lt;[.CG$1];[.$H17]&gt;=[.CG$1]);1;&quot;&quot;)">
            <text:p/>
          </table:table-cell>
          <table:table-cell table:style-name="ce2" table:formula="of:=IF(AND([.$G17]&lt;[.CH$1];[.$H17]&gt;=[.CH$1]);1;&quot;&quot;)">
            <text:p/>
          </table:table-cell>
          <table:table-cell table:style-name="ce2" table:formula="of:=IF(AND([.$G17]&lt;[.CI$1];[.$H17]&gt;=[.CI$1]);1;&quot;&quot;)">
            <text:p/>
          </table:table-cell>
          <table:table-cell table:style-name="ce2" table:formula="of:=IF(AND([.$G17]&lt;[.CJ$1];[.$H17]&gt;=[.CJ$1]);1;&quot;&quot;)">
            <text:p/>
          </table:table-cell>
          <table:table-cell table:style-name="ce2" table:formula="of:=IF(AND([.$G17]&lt;[.CK$1];[.$H17]&gt;=[.CK$1]);1;&quot;&quot;)">
            <text:p/>
          </table:table-cell>
          <table:table-cell table:style-name="ce2" table:formula="of:=IF(AND([.$G17]&lt;[.CL$1];[.$H17]&gt;=[.CL$1]);1;&quot;&quot;)">
            <text:p/>
          </table:table-cell>
          <table:table-cell table:style-name="ce2" table:formula="of:=IF(AND([.$G17]&lt;[.CM$1];[.$H17]&gt;=[.CM$1]);1;&quot;&quot;)">
            <text:p/>
          </table:table-cell>
          <table:table-cell table:style-name="ce2" table:formula="of:=IF(AND([.$G17]&lt;[.CN$1];[.$H17]&gt;=[.CN$1]);1;&quot;&quot;)">
            <text:p/>
          </table:table-cell>
          <table:table-cell table:style-name="ce2" table:formula="of:=IF(AND([.$G17]&lt;[.CO$1];[.$H17]&gt;=[.CO$1]);1;&quot;&quot;)">
            <text:p/>
          </table:table-cell>
          <table:table-cell table:style-name="ce2" table:formula="of:=IF(AND([.$G17]&lt;[.CP$1];[.$H17]&gt;=[.CP$1]);1;&quot;&quot;)">
            <text:p/>
          </table:table-cell>
          <table:table-cell table:style-name="ce2" table:formula="of:=IF(AND([.$G17]&lt;[.CQ$1];[.$H17]&gt;=[.CQ$1]);1;&quot;&quot;)">
            <text:p/>
          </table:table-cell>
          <table:table-cell table:style-name="ce2" table:formula="of:=IF(AND([.$G17]&lt;[.CR$1];[.$H17]&gt;=[.CR$1]);1;&quot;&quot;)">
            <text:p/>
          </table:table-cell>
          <table:table-cell table:style-name="ce2" table:formula="of:=IF(AND([.$G17]&lt;[.CS$1];[.$H17]&gt;=[.CS$1]);1;&quot;&quot;)">
            <text:p/>
          </table:table-cell>
          <table:table-cell table:style-name="ce2" table:formula="of:=IF(AND([.$G17]&lt;[.CT$1];[.$H17]&gt;=[.CT$1]);1;&quot;&quot;)">
            <text:p/>
          </table:table-cell>
          <table:table-cell table:style-name="ce2" table:formula="of:=IF(AND([.$G17]&lt;[.CU$1];[.$H17]&gt;=[.CU$1]);1;&quot;&quot;)">
            <text:p/>
          </table:table-cell>
          <table:table-cell table:style-name="ce2" table:formula="of:=IF(AND([.$G17]&lt;[.CV$1];[.$H17]&gt;=[.CV$1]);1;&quot;&quot;)">
            <text:p/>
          </table:table-cell>
          <table:table-cell table:style-name="ce2" table:formula="of:=IF(AND([.$G17]&lt;[.CW$1];[.$H17]&gt;=[.CW$1]);1;&quot;&quot;)">
            <text:p/>
          </table:table-cell>
          <table:table-cell table:style-name="ce2" table:formula="of:=IF(AND([.$G17]&lt;[.CX$1];[.$H17]&gt;=[.CX$1]);1;&quot;&quot;)">
            <text:p/>
          </table:table-cell>
          <table:table-cell table:style-name="ce2" table:formula="of:=IF(AND([.$G17]&lt;[.CY$1];[.$H17]&gt;=[.CY$1]);1;&quot;&quot;)">
            <text:p/>
          </table:table-cell>
          <table:table-cell table:style-name="ce2" table:formula="of:=IF(AND([.$G17]&lt;[.CZ$1];[.$H17]&gt;=[.CZ$1]);1;&quot;&quot;)">
            <text:p/>
          </table:table-cell>
          <table:table-cell table:style-name="ce2" table:formula="of:=IF(AND([.$G17]&lt;[.DA$1];[.$H17]&gt;=[.DA$1]);1;&quot;&quot;)">
            <text:p/>
          </table:table-cell>
          <table:table-cell table:style-name="ce2" table:formula="of:=IF(AND([.$G17]&lt;[.DB$1];[.$H17]&gt;=[.DB$1]);1;&quot;&quot;)">
            <text:p/>
          </table:table-cell>
          <table:table-cell table:style-name="ce2" table:formula="of:=IF(AND([.$G17]&lt;[.DC$1];[.$H17]&gt;=[.DC$1]);1;&quot;&quot;)">
            <text:p/>
          </table:table-cell>
          <table:table-cell table:style-name="ce2" table:formula="of:=IF(AND([.$G17]&lt;[.DD$1];[.$H17]&gt;=[.DD$1]);1;&quot;&quot;)">
            <text:p/>
          </table:table-cell>
          <table:table-cell table:style-name="ce2" table:formula="of:=IF(AND([.$G17]&lt;[.DE$1];[.$H17]&gt;=[.DE$1]);1;&quot;&quot;)">
            <text:p/>
          </table:table-cell>
          <table:table-cell table:style-name="ce2" table:formula="of:=IF(AND([.$G17]&lt;[.DF$1];[.$H17]&gt;=[.DF$1]);1;&quot;&quot;)">
            <text:p/>
          </table:table-cell>
          <table:table-cell table:style-name="ce2" table:formula="of:=IF(AND([.$G17]&lt;[.DG$1];[.$H17]&gt;=[.DG$1]);1;&quot;&quot;)">
            <text:p/>
          </table:table-cell>
          <table:table-cell table:style-name="ce2" table:formula="of:=IF(AND([.$G17]&lt;[.DH$1];[.$H17]&gt;=[.DH$1]);1;&quot;&quot;)">
            <text:p/>
          </table:table-cell>
          <table:table-cell table:style-name="ce2" table:formula="of:=IF(AND([.$G17]&lt;[.DI$1];[.$H17]&gt;=[.DI$1]);1;&quot;&quot;)">
            <text:p/>
          </table:table-cell>
          <table:table-cell table:style-name="ce2" table:formula="of:=IF(AND([.$G17]&lt;[.DJ$1];[.$H17]&gt;=[.DJ$1]);1;&quot;&quot;)">
            <text:p/>
          </table:table-cell>
          <table:table-cell table:style-name="ce2" table:formula="of:=IF(AND([.$G17]&lt;[.DK$1];[.$H17]&gt;=[.DK$1]);1;&quot;&quot;)">
            <text:p/>
          </table:table-cell>
          <table:table-cell table:style-name="ce2" table:formula="of:=IF(AND([.$G17]&lt;[.DL$1];[.$H17]&gt;=[.DL$1]);1;&quot;&quot;)">
            <text:p/>
          </table:table-cell>
          <table:table-cell table:style-name="ce2" table:formula="of:=IF(AND([.$G17]&lt;[.DM$1];[.$H17]&gt;=[.DM$1]);1;&quot;&quot;)">
            <text:p/>
          </table:table-cell>
          <table:table-cell table:style-name="ce2" table:formula="of:=IF(AND([.$G17]&lt;[.DN$1];[.$H17]&gt;=[.DN$1]);1;&quot;&quot;)">
            <text:p/>
          </table:table-cell>
          <table:table-cell table:style-name="ce2" table:formula="of:=IF(AND([.$G17]&lt;[.DO$1];[.$H17]&gt;=[.DO$1]);1;&quot;&quot;)">
            <text:p/>
          </table:table-cell>
          <table:table-cell table:style-name="ce2" table:formula="of:=IF(AND([.$G17]&lt;[.DP$1];[.$H17]&gt;=[.DP$1]);1;&quot;&quot;)">
            <text:p/>
          </table:table-cell>
          <table:table-cell table:style-name="ce2" table:formula="of:=IF(AND([.$G17]&lt;[.DQ$1];[.$H17]&gt;=[.DQ$1]);1;&quot;&quot;)">
            <text:p/>
          </table:table-cell>
          <table:table-cell table:style-name="ce2" table:formula="of:=IF(AND([.$G17]&lt;[.DR$1];[.$H17]&gt;=[.DR$1]);1;&quot;&quot;)">
            <text:p/>
          </table:table-cell>
          <table:table-cell table:style-name="ce2" table:formula="of:=IF(AND([.$G17]&lt;[.DS$1];[.$H17]&gt;=[.DS$1]);1;&quot;&quot;)">
            <text:p/>
          </table:table-cell>
          <table:table-cell table:style-name="ce2" table:formula="of:=IF(AND([.$G17]&lt;[.DT$1];[.$H17]&gt;=[.DT$1]);1;&quot;&quot;)">
            <text:p/>
          </table:table-cell>
          <table:table-cell table:style-name="ce2" table:formula="of:=IF(AND([.$G17]&lt;[.DU$1];[.$H17]&gt;=[.DU$1]);1;&quot;&quot;)">
            <text:p/>
          </table:table-cell>
          <table:table-cell table:style-name="ce2" table:formula="of:=IF(AND([.$G17]&lt;[.DV$1];[.$H17]&gt;=[.DV$1]);1;&quot;&quot;)">
            <text:p/>
          </table:table-cell>
          <table:table-cell table:style-name="ce2" table:formula="of:=IF(AND([.$G17]&lt;[.DW$1];[.$H17]&gt;=[.DW$1]);1;&quot;&quot;)">
            <text:p/>
          </table:table-cell>
          <table:table-cell table:style-name="ce2" table:formula="of:=IF(AND([.$G17]&lt;[.DX$1];[.$H17]&gt;=[.DX$1]);1;&quot;&quot;)">
            <text:p/>
          </table:table-cell>
          <table:table-cell table:style-name="ce2" table:formula="of:=IF(AND([.$G17]&lt;[.DY$1];[.$H17]&gt;=[.DY$1]);1;&quot;&quot;)">
            <text:p/>
          </table:table-cell>
          <table:table-cell table:style-name="ce2" table:formula="of:=IF(AND([.$G17]&lt;[.DZ$1];[.$H17]&gt;=[.DZ$1]);1;&quot;&quot;)">
            <text:p/>
          </table:table-cell>
          <table:table-cell table:style-name="ce2" table:formula="of:=IF(AND([.$G17]&lt;[.EA$1];[.$H17]&gt;=[.EA$1]);1;&quot;&quot;)">
            <text:p/>
          </table:table-cell>
          <table:table-cell table:style-name="ce2" table:formula="of:=IF(AND([.$G17]&lt;[.EB$1];[.$H17]&gt;=[.EB$1]);1;&quot;&quot;)">
            <text:p/>
          </table:table-cell>
          <table:table-cell table:style-name="ce2" table:formula="of:=IF(AND([.$G17]&lt;[.EC$1];[.$H17]&gt;=[.EC$1]);1;&quot;&quot;)">
            <text:p/>
          </table:table-cell>
          <table:table-cell table:style-name="ce2" table:formula="of:=IF(AND([.$G17]&lt;[.ED$1];[.$H17]&gt;=[.ED$1]);1;&quot;&quot;)">
            <text:p/>
          </table:table-cell>
          <table:table-cell table:style-name="ce2" table:formula="of:=IF(AND([.$G17]&lt;[.EE$1];[.$H17]&gt;=[.EE$1]);1;&quot;&quot;)">
            <text:p/>
          </table:table-cell>
          <table:table-cell table:style-name="ce2" table:formula="of:=IF(AND([.$G17]&lt;[.EF$1];[.$H17]&gt;=[.EF$1]);1;&quot;&quot;)">
            <text:p/>
          </table:table-cell>
          <table:table-cell table:style-name="ce2" table:formula="of:=IF(AND([.$G17]&lt;[.EG$1];[.$H17]&gt;=[.EG$1]);1;&quot;&quot;)">
            <text:p/>
          </table:table-cell>
          <table:table-cell table:style-name="ce2" table:formula="of:=IF(AND([.$G17]&lt;[.EH$1];[.$H17]&gt;=[.EH$1]);1;&quot;&quot;)">
            <text:p/>
          </table:table-cell>
          <table:table-cell table:style-name="ce2" table:formula="of:=IF(AND([.$G17]&lt;[.EI$1];[.$H17]&gt;=[.EI$1]);1;&quot;&quot;)">
            <text:p/>
          </table:table-cell>
          <table:table-cell table:style-name="ce2" table:formula="of:=IF(AND([.$G17]&lt;[.EJ$1];[.$H17]&gt;=[.EJ$1]);1;&quot;&quot;)">
            <text:p/>
          </table:table-cell>
          <table:table-cell table:style-name="ce2" table:formula="of:=IF(AND([.$G17]&lt;[.EK$1];[.$H17]&gt;=[.EK$1]);1;&quot;&quot;)">
            <text:p/>
          </table:table-cell>
          <table:table-cell table:style-name="ce2" table:formula="of:=IF(AND([.$G17]&lt;[.EL$1];[.$H17]&gt;=[.EL$1]);1;&quot;&quot;)">
            <text:p/>
          </table:table-cell>
          <table:table-cell table:style-name="ce2" table:formula="of:=IF(AND([.$G17]&lt;[.EM$1];[.$H17]&gt;=[.EM$1]);1;&quot;&quot;)">
            <text:p/>
          </table:table-cell>
          <table:table-cell table:style-name="ce2" table:formula="of:=IF(AND([.$G17]&lt;[.EN$1];[.$H17]&gt;=[.EN$1]);1;&quot;&quot;)">
            <text:p/>
          </table:table-cell>
          <table:table-cell table:style-name="ce2" table:formula="of:=IF(AND([.$G17]&lt;[.EO$1];[.$H17]&gt;=[.EO$1]);1;&quot;&quot;)">
            <text:p/>
          </table:table-cell>
          <table:table-cell table:style-name="ce2" table:formula="of:=IF(AND([.$G17]&lt;[.EP$1];[.$H17]&gt;=[.EP$1]);1;&quot;&quot;)">
            <text:p/>
          </table:table-cell>
          <table:table-cell table:style-name="ce2" table:formula="of:=IF(AND([.$G17]&lt;[.EQ$1];[.$H17]&gt;=[.EQ$1]);1;&quot;&quot;)">
            <text:p/>
          </table:table-cell>
          <table:table-cell table:style-name="ce2" table:formula="of:=IF(AND([.$G17]&lt;[.ER$1];[.$H17]&gt;=[.ER$1]);1;&quot;&quot;)">
            <text:p/>
          </table:table-cell>
          <table:table-cell table:style-name="ce2" table:formula="of:=IF(AND([.$G17]&lt;[.ES$1];[.$H17]&gt;=[.ES$1]);1;&quot;&quot;)">
            <text:p/>
          </table:table-cell>
          <table:table-cell table:style-name="ce2" table:formula="of:=IF(AND([.$G17]&lt;[.ET$1];[.$H17]&gt;=[.ET$1]);1;&quot;&quot;)">
            <text:p/>
          </table:table-cell>
          <table:table-cell table:style-name="ce2" table:formula="of:=IF(AND([.$G17]&lt;[.EU$1];[.$H17]&gt;=[.EU$1]);1;&quot;&quot;)">
            <text:p/>
          </table:table-cell>
          <table:table-cell table:style-name="ce2" table:formula="of:=IF(AND([.$G17]&lt;[.EV$1];[.$H17]&gt;=[.EV$1]);1;&quot;&quot;)">
            <text:p/>
          </table:table-cell>
          <table:table-cell table:style-name="ce2" table:formula="of:=IF(AND([.$G17]&lt;[.EW$1];[.$H17]&gt;=[.EW$1]);1;&quot;&quot;)">
            <text:p/>
          </table:table-cell>
          <table:table-cell table:style-name="ce2" table:formula="of:=IF(AND([.$G17]&lt;[.EX$1];[.$H17]&gt;=[.EX$1]);1;&quot;&quot;)">
            <text:p/>
          </table:table-cell>
          <table:table-cell table:style-name="ce2" table:formula="of:=IF(AND([.$G17]&lt;[.EY$1];[.$H17]&gt;=[.EY$1]);1;&quot;&quot;)">
            <text:p/>
          </table:table-cell>
          <table:table-cell table:style-name="ce2" table:formula="of:=IF(AND([.$G17]&lt;[.EZ$1];[.$H17]&gt;=[.EZ$1]);1;&quot;&quot;)">
            <text:p/>
          </table:table-cell>
          <table:table-cell table:style-name="ce2" table:formula="of:=IF(AND([.$G17]&lt;[.FA$1];[.$H17]&gt;=[.FA$1]);1;&quot;&quot;)">
            <text:p/>
          </table:table-cell>
          <table:table-cell table:style-name="ce2" table:formula="of:=IF(AND([.$G17]&lt;[.FB$1];[.$H17]&gt;=[.FB$1]);1;&quot;&quot;)">
            <text:p/>
          </table:table-cell>
          <table:table-cell table:style-name="ce2" table:formula="of:=IF(AND([.$G17]&lt;[.FC$1];[.$H17]&gt;=[.FC$1]);1;&quot;&quot;)">
            <text:p/>
          </table:table-cell>
          <table:table-cell table:style-name="ce2" table:formula="of:=IF(AND([.$G17]&lt;[.FD$1];[.$H17]&gt;=[.FD$1]);1;&quot;&quot;)">
            <text:p/>
          </table:table-cell>
          <table:table-cell table:style-name="ce2" table:formula="of:=IF(AND([.$G17]&lt;[.FE$1];[.$H17]&gt;=[.FE$1]);1;&quot;&quot;)">
            <text:p/>
          </table:table-cell>
          <table:table-cell table:style-name="ce2" table:formula="of:=IF(AND([.$G17]&lt;[.FF$1];[.$H17]&gt;=[.FF$1]);1;&quot;&quot;)">
            <text:p/>
          </table:table-cell>
          <table:table-cell table:style-name="ce2" table:formula="of:=IF(AND([.$G17]&lt;[.FG$1];[.$H17]&gt;=[.FG$1]);1;&quot;&quot;)">
            <text:p/>
          </table:table-cell>
          <table:table-cell table:style-name="ce2" table:formula="of:=IF(AND([.$G17]&lt;[.FH$1];[.$H17]&gt;=[.FH$1]);1;&quot;&quot;)">
            <text:p/>
          </table:table-cell>
          <table:table-cell table:style-name="ce2" table:formula="of:=IF(AND([.$G17]&lt;[.FI$1];[.$H17]&gt;=[.FI$1]);1;&quot;&quot;)">
            <text:p/>
          </table:table-cell>
          <table:table-cell table:style-name="ce2" table:formula="of:=IF(AND([.$G17]&lt;[.FJ$1];[.$H17]&gt;=[.FJ$1]);1;&quot;&quot;)">
            <text:p/>
          </table:table-cell>
          <table:table-cell table:style-name="ce2" table:formula="of:=IF(AND([.$G17]&lt;[.FK$1];[.$H17]&gt;=[.FK$1]);1;&quot;&quot;)">
            <text:p/>
          </table:table-cell>
          <table:table-cell table:style-name="ce2" table:formula="of:=IF(AND([.$G17]&lt;[.FL$1];[.$H17]&gt;=[.FL$1]);1;&quot;&quot;)">
            <text:p/>
          </table:table-cell>
          <table:table-cell table:style-name="ce2" table:formula="of:=IF(AND([.$G17]&lt;[.FM$1];[.$H17]&gt;=[.FM$1]);1;&quot;&quot;)">
            <text:p/>
          </table:table-cell>
          <table:table-cell table:style-name="ce2" table:formula="of:=IF(AND([.$G17]&lt;[.FN$1];[.$H17]&gt;=[.FN$1]);1;&quot;&quot;)">
            <text:p/>
          </table:table-cell>
          <table:table-cell table:style-name="ce2" table:formula="of:=IF(AND([.$G17]&lt;[.FO$1];[.$H17]&gt;=[.FO$1]);1;&quot;&quot;)">
            <text:p/>
          </table:table-cell>
          <table:table-cell table:style-name="ce2" table:formula="of:=IF(AND([.$G17]&lt;[.FP$1];[.$H17]&gt;=[.FP$1]);1;&quot;&quot;)">
            <text:p/>
          </table:table-cell>
          <table:table-cell table:style-name="ce2" table:formula="of:=IF(AND([.$G17]&lt;[.FQ$1];[.$H17]&gt;=[.FQ$1]);1;&quot;&quot;)">
            <text:p/>
          </table:table-cell>
          <table:table-cell table:style-name="ce2" table:formula="of:=IF(AND([.$G17]&lt;[.FR$1];[.$H17]&gt;=[.FR$1]);1;&quot;&quot;)">
            <text:p/>
          </table:table-cell>
          <table:table-cell table:style-name="ce2" table:formula="of:=IF(AND([.$G17]&lt;[.FS$1];[.$H17]&gt;=[.FS$1]);1;&quot;&quot;)">
            <text:p/>
          </table:table-cell>
          <table:table-cell table:style-name="ce2" table:formula="of:=IF(AND([.$G17]&lt;[.FT$1];[.$H17]&gt;=[.FT$1]);1;&quot;&quot;)">
            <text:p/>
          </table:table-cell>
          <table:table-cell table:style-name="ce2" table:formula="of:=IF(AND([.$G17]&lt;[.FU$1];[.$H17]&gt;=[.FU$1]);1;&quot;&quot;)">
            <text:p/>
          </table:table-cell>
          <table:table-cell table:style-name="ce2" table:formula="of:=IF(AND([.$G17]&lt;[.FV$1];[.$H17]&gt;=[.FV$1]);1;&quot;&quot;)">
            <text:p/>
          </table:table-cell>
          <table:table-cell table:style-name="ce2" table:formula="of:=IF(AND([.$G17]&lt;[.FW$1];[.$H17]&gt;=[.FW$1]);1;&quot;&quot;)">
            <text:p/>
          </table:table-cell>
          <table:table-cell table:style-name="ce2" table:formula="of:=IF(AND([.$G17]&lt;[.FX$1];[.$H17]&gt;=[.FX$1]);1;&quot;&quot;)">
            <text:p/>
          </table:table-cell>
          <table:table-cell table:style-name="ce2" table:formula="of:=IF(AND([.$G17]&lt;[.FY$1];[.$H17]&gt;=[.FY$1]);1;&quot;&quot;)">
            <text:p/>
          </table:table-cell>
          <table:table-cell table:style-name="ce2" table:formula="of:=IF(AND([.$G17]&lt;[.FZ$1];[.$H17]&gt;=[.FZ$1]);1;&quot;&quot;)">
            <text:p/>
          </table:table-cell>
          <table:table-cell table:style-name="ce2" table:formula="of:=IF(AND([.$G17]&lt;[.GA$1];[.$H17]&gt;=[.GA$1]);1;&quot;&quot;)">
            <text:p/>
          </table:table-cell>
          <table:table-cell table:style-name="ce2" table:formula="of:=IF(AND([.$G17]&lt;[.GB$1];[.$H17]&gt;=[.GB$1]);1;&quot;&quot;)">
            <text:p/>
          </table:table-cell>
          <table:table-cell table:style-name="ce2" table:formula="of:=IF(AND([.$G17]&lt;[.GC$1];[.$H17]&gt;=[.GC$1]);1;&quot;&quot;)">
            <text:p/>
          </table:table-cell>
          <table:table-cell table:style-name="ce2" table:formula="of:=IF(AND([.$G17]&lt;[.GD$1];[.$H17]&gt;=[.GD$1]);1;&quot;&quot;)">
            <text:p/>
          </table:table-cell>
          <table:table-cell table:style-name="ce2" table:formula="of:=IF(AND([.$G17]&lt;[.GE$1];[.$H17]&gt;=[.GE$1]);1;&quot;&quot;)">
            <text:p/>
          </table:table-cell>
          <table:table-cell table:style-name="ce2" table:formula="of:=IF(AND([.$G17]&lt;[.GF$1];[.$H17]&gt;=[.GF$1]);1;&quot;&quot;)">
            <text:p/>
          </table:table-cell>
          <table:table-cell table:style-name="ce2" table:formula="of:=IF(AND([.$G17]&lt;[.GG$1];[.$H17]&gt;=[.GG$1]);1;&quot;&quot;)">
            <text:p/>
          </table:table-cell>
          <table:table-cell table:style-name="ce2" table:formula="of:=IF(AND([.$G17]&lt;[.GH$1];[.$H17]&gt;=[.GH$1]);1;&quot;&quot;)">
            <text:p/>
          </table:table-cell>
          <table:table-cell table:style-name="ce2" table:formula="of:=IF(AND([.$G17]&lt;[.GI$1];[.$H17]&gt;=[.GI$1]);1;&quot;&quot;)">
            <text:p/>
          </table:table-cell>
          <table:table-cell table:style-name="ce2" table:formula="of:=IF(AND([.$G17]&lt;[.GJ$1];[.$H17]&gt;=[.GJ$1]);1;&quot;&quot;)">
            <text:p/>
          </table:table-cell>
          <table:table-cell table:style-name="ce2" table:formula="of:=IF(AND([.$G17]&lt;[.GK$1];[.$H17]&gt;=[.GK$1]);1;&quot;&quot;)">
            <text:p/>
          </table:table-cell>
          <table:table-cell table:style-name="ce2" table:formula="of:=IF(AND([.$G17]&lt;[.GL$1];[.$H17]&gt;=[.GL$1]);1;&quot;&quot;)">
            <text:p/>
          </table:table-cell>
          <table:table-cell table:style-name="ce2" table:formula="of:=IF(AND([.$G17]&lt;[.GM$1];[.$H17]&gt;=[.GM$1]);1;&quot;&quot;)">
            <text:p/>
          </table:table-cell>
          <table:table-cell table:style-name="ce2" table:formula="of:=IF(AND([.$G17]&lt;[.GN$1];[.$H17]&gt;=[.GN$1]);1;&quot;&quot;)">
            <text:p/>
          </table:table-cell>
          <table:table-cell table:style-name="ce2" table:formula="of:=IF(AND([.$G17]&lt;[.GO$1];[.$H17]&gt;=[.GO$1]);1;&quot;&quot;)">
            <text:p/>
          </table:table-cell>
          <table:table-cell table:style-name="ce2" table:formula="of:=IF(AND([.$G17]&lt;[.GP$1];[.$H17]&gt;=[.GP$1]);1;&quot;&quot;)">
            <text:p/>
          </table:table-cell>
          <table:table-cell table:style-name="ce2" table:formula="of:=IF(AND([.$G17]&lt;[.GQ$1];[.$H17]&gt;=[.GQ$1]);1;&quot;&quot;)">
            <text:p/>
          </table:table-cell>
          <table:table-cell table:style-name="ce2" table:formula="of:=IF(AND([.$G17]&lt;[.GR$1];[.$H17]&gt;=[.GR$1]);1;&quot;&quot;)">
            <text:p/>
          </table:table-cell>
          <table:table-cell table:style-name="ce2" table:formula="of:=IF(AND([.$G17]&lt;[.GS$1];[.$H17]&gt;=[.GS$1]);1;&quot;&quot;)">
            <text:p/>
          </table:table-cell>
          <table:table-cell table:style-name="ce2" table:formula="of:=IF(AND([.$G17]&lt;[.GT$1];[.$H17]&gt;=[.GT$1]);1;&quot;&quot;)">
            <text:p/>
          </table:table-cell>
          <table:table-cell table:style-name="ce2" table:formula="of:=IF(AND([.$G17]&lt;[.GU$1];[.$H17]&gt;=[.GU$1]);1;&quot;&quot;)">
            <text:p/>
          </table:table-cell>
          <table:table-cell table:style-name="ce2" table:formula="of:=IF(AND([.$G17]&lt;[.GV$1];[.$H17]&gt;=[.GV$1]);1;&quot;&quot;)">
            <text:p/>
          </table:table-cell>
          <table:table-cell table:style-name="ce2" table:formula="of:=IF(AND([.$G17]&lt;[.GW$1];[.$H17]&gt;=[.GW$1]);1;&quot;&quot;)">
            <text:p/>
          </table:table-cell>
          <table:table-cell table:style-name="ce2" table:formula="of:=IF(AND([.$G17]&lt;[.GX$1];[.$H17]&gt;=[.GX$1]);1;&quot;&quot;)">
            <text:p/>
          </table:table-cell>
          <table:table-cell table:style-name="ce2" table:formula="of:=IF(AND([.$G17]&lt;[.GY$1];[.$H17]&gt;=[.GY$1]);1;&quot;&quot;)">
            <text:p/>
          </table:table-cell>
          <table:table-cell table:style-name="ce2" table:formula="of:=IF(AND([.$G17]&lt;[.GZ$1];[.$H17]&gt;=[.GZ$1]);1;&quot;&quot;)">
            <text:p/>
          </table:table-cell>
          <table:table-cell table:style-name="ce2" table:formula="of:=IF(AND([.$G17]&lt;[.HA$1];[.$H17]&gt;=[.HA$1]);1;&quot;&quot;)">
            <text:p/>
          </table:table-cell>
          <table:table-cell table:style-name="ce2" table:formula="of:=IF(AND([.$G17]&lt;[.HB$1];[.$H17]&gt;=[.HB$1]);1;&quot;&quot;)">
            <text:p/>
          </table:table-cell>
          <table:table-cell table:style-name="ce2" table:formula="of:=IF(AND([.$G17]&lt;[.HC$1];[.$H17]&gt;=[.HC$1]);1;&quot;&quot;)">
            <text:p/>
          </table:table-cell>
          <table:table-cell table:style-name="ce2" table:formula="of:=IF(AND([.$G17]&lt;[.HD$1];[.$H17]&gt;=[.HD$1]);1;&quot;&quot;)">
            <text:p/>
          </table:table-cell>
          <table:table-cell table:style-name="ce2" table:formula="of:=IF(AND([.$G17]&lt;[.HE$1];[.$H17]&gt;=[.HE$1]);1;&quot;&quot;)">
            <text:p/>
          </table:table-cell>
          <table:table-cell table:style-name="ce2" table:formula="of:=IF(AND([.$G17]&lt;[.HF$1];[.$H17]&gt;=[.HF$1]);1;&quot;&quot;)">
            <text:p/>
          </table:table-cell>
          <table:table-cell table:style-name="ce2" table:formula="of:=IF(AND([.$G17]&lt;[.HG$1];[.$H17]&gt;=[.HG$1]);1;&quot;&quot;)">
            <text:p/>
          </table:table-cell>
          <table:table-cell table:style-name="ce2" table:formula="of:=IF(AND([.$G17]&lt;[.HH$1];[.$H17]&gt;=[.HH$1]);1;&quot;&quot;)">
            <text:p/>
          </table:table-cell>
          <table:table-cell table:style-name="ce2" table:formula="of:=IF(AND([.$G17]&lt;[.HI$1];[.$H17]&gt;=[.HI$1]);1;&quot;&quot;)">
            <text:p/>
          </table:table-cell>
          <table:table-cell table:style-name="ce2" table:formula="of:=IF(AND([.$G17]&lt;[.HJ$1];[.$H17]&gt;=[.HJ$1]);1;&quot;&quot;)">
            <text:p/>
          </table:table-cell>
          <table:table-cell table:style-name="ce2" table:formula="of:=IF(AND([.$G17]&lt;[.HK$1];[.$H17]&gt;=[.HK$1]);1;&quot;&quot;)">
            <text:p/>
          </table:table-cell>
          <table:table-cell table:style-name="ce2" table:formula="of:=IF(AND([.$G17]&lt;[.HL$1];[.$H17]&gt;=[.HL$1]);1;&quot;&quot;)">
            <text:p/>
          </table:table-cell>
          <table:table-cell table:style-name="ce2" table:formula="of:=IF(AND([.$G17]&lt;[.HM$1];[.$H17]&gt;=[.HM$1]);1;&quot;&quot;)">
            <text:p/>
          </table:table-cell>
          <table:table-cell table:style-name="ce2" table:formula="of:=IF(AND([.$G17]&lt;[.HN$1];[.$H17]&gt;=[.HN$1]);1;&quot;&quot;)">
            <text:p/>
          </table:table-cell>
          <table:table-cell table:style-name="ce2" table:formula="of:=IF(AND([.$G17]&lt;[.HO$1];[.$H17]&gt;=[.HO$1]);1;&quot;&quot;)">
            <text:p/>
          </table:table-cell>
          <table:table-cell table:style-name="ce2" table:formula="of:=IF(AND([.$G17]&lt;[.HP$1];[.$H17]&gt;=[.HP$1]);1;&quot;&quot;)">
            <text:p/>
          </table:table-cell>
          <table:table-cell table:style-name="ce2" table:formula="of:=IF(AND([.$G17]&lt;[.HQ$1];[.$H17]&gt;=[.HQ$1]);1;&quot;&quot;)">
            <text:p/>
          </table:table-cell>
          <table:table-cell table:style-name="ce2" table:formula="of:=IF(AND([.$G17]&lt;[.HR$1];[.$H17]&gt;=[.HR$1]);1;&quot;&quot;)">
            <text:p/>
          </table:table-cell>
          <table:table-cell table:style-name="ce2" table:formula="of:=IF(AND([.$G17]&lt;[.HS$1];[.$H17]&gt;=[.HS$1]);1;&quot;&quot;)">
            <text:p/>
          </table:table-cell>
          <table:table-cell table:style-name="ce2" table:formula="of:=IF(AND([.$G17]&lt;[.HT$1];[.$H17]&gt;=[.HT$1]);1;&quot;&quot;)">
            <text:p/>
          </table:table-cell>
          <table:table-cell table:style-name="ce2" table:formula="of:=IF(AND([.$G17]&lt;[.HU$1];[.$H17]&gt;=[.HU$1]);1;&quot;&quot;)">
            <text:p/>
          </table:table-cell>
          <table:table-cell table:style-name="ce2" table:formula="of:=IF(AND([.$G17]&lt;[.HV$1];[.$H17]&gt;=[.HV$1]);1;&quot;&quot;)">
            <text:p/>
          </table:table-cell>
          <table:table-cell table:style-name="ce2" table:formula="of:=IF(AND([.$G17]&lt;[.HW$1];[.$H17]&gt;=[.HW$1]);1;&quot;&quot;)">
            <text:p/>
          </table:table-cell>
          <table:table-cell table:style-name="ce2" table:formula="of:=IF(AND([.$G17]&lt;[.HX$1];[.$H17]&gt;=[.HX$1]);1;&quot;&quot;)">
            <text:p/>
          </table:table-cell>
          <table:table-cell table:style-name="ce2" table:formula="of:=IF(AND([.$G17]&lt;[.HY$1];[.$H17]&gt;=[.HY$1]);1;&quot;&quot;)">
            <text:p/>
          </table:table-cell>
          <table:table-cell table:style-name="ce2" table:formula="of:=IF(AND([.$G17]&lt;[.HZ$1];[.$H17]&gt;=[.HZ$1]);1;&quot;&quot;)">
            <text:p/>
          </table:table-cell>
          <table:table-cell table:style-name="ce2" table:formula="of:=IF(AND([.$G17]&lt;[.IA$1];[.$H17]&gt;=[.IA$1]);1;&quot;&quot;)">
            <text:p/>
          </table:table-cell>
          <table:table-cell table:style-name="ce2" table:formula="of:=IF(AND([.$G17]&lt;[.IB$1];[.$H17]&gt;=[.IB$1]);1;&quot;&quot;)">
            <text:p/>
          </table:table-cell>
          <table:table-cell table:style-name="ce2" table:formula="of:=IF(AND([.$G17]&lt;[.IC$1];[.$H17]&gt;=[.IC$1]);1;&quot;&quot;)">
            <text:p/>
          </table:table-cell>
          <table:table-cell table:style-name="ce2" table:formula="of:=IF(AND([.$G17]&lt;[.ID$1];[.$H17]&gt;=[.ID$1]);1;&quot;&quot;)">
            <text:p/>
          </table:table-cell>
          <table:table-cell table:style-name="ce2" table:formula="of:=IF(AND([.$G17]&lt;[.IE$1];[.$H17]&gt;=[.IE$1]);1;&quot;&quot;)">
            <text:p/>
          </table:table-cell>
          <table:table-cell table:style-name="ce2" table:formula="of:=IF(AND([.$G17]&lt;[.IF$1];[.$H17]&gt;=[.IF$1]);1;&quot;&quot;)">
            <text:p/>
          </table:table-cell>
          <table:table-cell table:style-name="ce2" table:formula="of:=IF(AND([.$G17]&lt;[.IG$1];[.$H17]&gt;=[.IG$1]);1;&quot;&quot;)">
            <text:p/>
          </table:table-cell>
          <table:table-cell table:style-name="ce2" table:formula="of:=IF(AND([.$G17]&lt;[.IH$1];[.$H17]&gt;=[.IH$1]);1;&quot;&quot;)">
            <text:p/>
          </table:table-cell>
          <table:table-cell table:style-name="ce2" table:formula="of:=IF(AND([.$G17]&lt;[.II$1];[.$H17]&gt;=[.II$1]);1;&quot;&quot;)">
            <text:p/>
          </table:table-cell>
          <table:table-cell table:style-name="ce2" table:formula="of:=IF(AND([.$G17]&lt;[.IJ$1];[.$H17]&gt;=[.IJ$1]);1;&quot;&quot;)">
            <text:p/>
          </table:table-cell>
          <table:table-cell table:style-name="ce2" table:formula="of:=IF(AND([.$G17]&lt;[.IK$1];[.$H17]&gt;=[.IK$1]);1;&quot;&quot;)">
            <text:p/>
          </table:table-cell>
          <table:table-cell table:style-name="ce2" table:formula="of:=IF(AND([.$G17]&lt;[.IL$1];[.$H17]&gt;=[.IL$1]);1;&quot;&quot;)">
            <text:p/>
          </table:table-cell>
          <table:table-cell table:style-name="ce2" table:formula="of:=IF(AND([.$G17]&lt;[.IM$1];[.$H17]&gt;=[.IM$1]);1;&quot;&quot;)">
            <text:p/>
          </table:table-cell>
          <table:table-cell table:style-name="ce2" table:formula="of:=IF(AND([.$G17]&lt;[.IN$1];[.$H17]&gt;=[.IN$1]);1;&quot;&quot;)">
            <text:p/>
          </table:table-cell>
          <table:table-cell table:style-name="ce2" table:formula="of:=IF(AND([.$G17]&lt;[.IO$1];[.$H17]&gt;=[.IO$1]);1;&quot;&quot;)">
            <text:p/>
          </table:table-cell>
          <table:table-cell table:style-name="ce2" table:formula="of:=IF(AND([.$G17]&lt;[.IP$1];[.$H17]&gt;=[.IP$1]);1;&quot;&quot;)">
            <text:p/>
          </table:table-cell>
          <table:table-cell table:style-name="ce2" table:formula="of:=IF(AND([.$G17]&lt;[.IQ$1];[.$H17]&gt;=[.IQ$1]);1;&quot;&quot;)">
            <text:p/>
          </table:table-cell>
          <table:table-cell table:style-name="ce2" table:formula="of:=IF(AND([.$G17]&lt;[.IR$1];[.$H17]&gt;=[.IR$1]);1;&quot;&quot;)">
            <text:p/>
          </table:table-cell>
          <table:table-cell table:style-name="ce2" table:formula="of:=IF(AND([.$G17]&lt;[.IS$1];[.$H17]&gt;=[.IS$1]);1;&quot;&quot;)">
            <text:p/>
          </table:table-cell>
          <table:table-cell table:style-name="ce2" table:formula="of:=IF(AND([.$G17]&lt;[.IT$1];[.$H17]&gt;=[.IT$1]);1;&quot;&quot;)">
            <text:p/>
          </table:table-cell>
          <table:table-cell table:style-name="ce2" table:formula="of:=IF(AND([.$G17]&lt;[.IU$1];[.$H17]&gt;=[.IU$1]);1;&quot;&quot;)">
            <text:p/>
          </table:table-cell>
          <table:table-cell table:style-name="ce2" table:formula="of:=IF(AND([.$G17]&lt;[.IV$1];[.$H17]&gt;=[.IV$1]);1;&quot;&quot;)">
            <text:p/>
          </table:table-cell>
          <table:table-cell table:style-name="ce2" table:formula="of:=IF(AND([.$G17]&lt;[.IW$1];[.$H17]&gt;=[.IW$1]);1;&quot;&quot;)">
            <text:p/>
          </table:table-cell>
          <table:table-cell table:style-name="ce2" table:formula="of:=IF(AND([.$G17]&lt;[.IX$1];[.$H17]&gt;=[.IX$1]);1;&quot;&quot;)">
            <text:p/>
          </table:table-cell>
          <table:table-cell table:style-name="ce2" table:formula="of:=IF(AND([.$G17]&lt;[.IY$1];[.$H17]&gt;=[.IY$1]);1;&quot;&quot;)">
            <text:p/>
          </table:table-cell>
          <table:table-cell table:style-name="ce2" table:formula="of:=IF(AND([.$G17]&lt;[.IZ$1];[.$H17]&gt;=[.IZ$1]);1;&quot;&quot;)">
            <text:p/>
          </table:table-cell>
          <table:table-cell table:style-name="ce2" table:formula="of:=IF(AND([.$G17]&lt;[.JA$1];[.$H17]&gt;=[.JA$1]);1;&quot;&quot;)">
            <text:p/>
          </table:table-cell>
          <table:table-cell table:style-name="ce2" table:formula="of:=IF(AND([.$G17]&lt;[.JB$1];[.$H17]&gt;=[.JB$1]);1;&quot;&quot;)">
            <text:p/>
          </table:table-cell>
          <table:table-cell table:style-name="ce2" table:formula="of:=IF(AND([.$G17]&lt;[.JC$1];[.$H17]&gt;=[.JC$1]);1;&quot;&quot;)">
            <text:p/>
          </table:table-cell>
          <table:table-cell table:style-name="ce2" table:formula="of:=IF(AND([.$G17]&lt;[.JD$1];[.$H17]&gt;=[.JD$1]);1;&quot;&quot;)">
            <text:p/>
          </table:table-cell>
          <table:table-cell table:style-name="ce2" table:formula="of:=IF(AND([.$G17]&lt;[.JE$1];[.$H17]&gt;=[.JE$1]);1;&quot;&quot;)">
            <text:p/>
          </table:table-cell>
          <table:table-cell table:style-name="ce2" table:formula="of:=IF(AND([.$G17]&lt;[.JF$1];[.$H17]&gt;=[.JF$1]);1;&quot;&quot;)">
            <text:p/>
          </table:table-cell>
          <table:table-cell table:style-name="ce2" table:formula="of:=IF(AND([.$G17]&lt;[.JG$1];[.$H17]&gt;=[.JG$1]);1;&quot;&quot;)">
            <text:p/>
          </table:table-cell>
          <table:table-cell table:style-name="ce2" table:formula="of:=IF(AND([.$G17]&lt;[.JH$1];[.$H17]&gt;=[.JH$1]);1;&quot;&quot;)">
            <text:p/>
          </table:table-cell>
          <table:table-cell table:style-name="ce2" table:formula="of:=IF(AND([.$G17]&lt;[.JI$1];[.$H17]&gt;=[.JI$1]);1;&quot;&quot;)">
            <text:p/>
          </table:table-cell>
          <table:table-cell table:style-name="ce2" table:formula="of:=IF(AND([.$G17]&lt;[.JJ$1];[.$H17]&gt;=[.JJ$1]);1;&quot;&quot;)">
            <text:p/>
          </table:table-cell>
          <table:table-cell table:style-name="ce2" table:formula="of:=IF(AND([.$G17]&lt;[.JK$1];[.$H17]&gt;=[.JK$1]);1;&quot;&quot;)">
            <text:p/>
          </table:table-cell>
          <table:table-cell table:style-name="ce2" table:formula="of:=IF(AND([.$G17]&lt;[.JL$1];[.$H17]&gt;=[.JL$1]);1;&quot;&quot;)">
            <text:p/>
          </table:table-cell>
          <table:table-cell table:style-name="ce2" table:formula="of:=IF(AND([.$G17]&lt;[.JM$1];[.$H17]&gt;=[.JM$1]);1;&quot;&quot;)">
            <text:p/>
          </table:table-cell>
          <table:table-cell table:style-name="ce2" table:formula="of:=IF(AND([.$G17]&lt;[.JN$1];[.$H17]&gt;=[.JN$1]);1;&quot;&quot;)">
            <text:p/>
          </table:table-cell>
          <table:table-cell table:style-name="ce2" table:formula="of:=IF(AND([.$G17]&lt;[.JO$1];[.$H17]&gt;=[.JO$1]);1;&quot;&quot;)">
            <text:p/>
          </table:table-cell>
          <table:table-cell table:style-name="ce2" table:formula="of:=IF(AND([.$G17]&lt;[.JP$1];[.$H17]&gt;=[.JP$1]);1;&quot;&quot;)">
            <text:p/>
          </table:table-cell>
          <table:table-cell table:style-name="ce2" table:formula="of:=IF(AND([.$G17]&lt;[.JQ$1];[.$H17]&gt;=[.JQ$1]);1;&quot;&quot;)">
            <text:p/>
          </table:table-cell>
          <table:table-cell table:style-name="ce2" table:formula="of:=IF(AND([.$G17]&lt;[.JR$1];[.$H17]&gt;=[.JR$1]);1;&quot;&quot;)">
            <text:p/>
          </table:table-cell>
          <table:table-cell table:style-name="ce2" table:formula="of:=IF(AND([.$G17]&lt;[.JS$1];[.$H17]&gt;=[.JS$1]);1;&quot;&quot;)">
            <text:p/>
          </table:table-cell>
          <table:table-cell table:style-name="ce2" table:formula="of:=IF(AND([.$G17]&lt;[.JT$1];[.$H17]&gt;=[.JT$1]);1;&quot;&quot;)">
            <text:p/>
          </table:table-cell>
          <table:table-cell table:style-name="ce2" table:formula="of:=IF(AND([.$G17]&lt;[.JU$1];[.$H17]&gt;=[.JU$1]);1;&quot;&quot;)">
            <text:p/>
          </table:table-cell>
          <table:table-cell table:style-name="ce2" table:formula="of:=IF(AND([.$G17]&lt;[.JV$1];[.$H17]&gt;=[.JV$1]);1;&quot;&quot;)">
            <text:p/>
          </table:table-cell>
          <table:table-cell table:style-name="ce2" table:formula="of:=IF(AND([.$G17]&lt;[.JW$1];[.$H17]&gt;=[.JW$1]);1;&quot;&quot;)">
            <text:p/>
          </table:table-cell>
          <table:table-cell table:style-name="ce2" table:formula="of:=IF(AND([.$G17]&lt;[.JX$1];[.$H17]&gt;=[.JX$1]);1;&quot;&quot;)">
            <text:p/>
          </table:table-cell>
          <table:table-cell table:style-name="ce2" table:formula="of:=IF(AND([.$G17]&lt;[.JY$1];[.$H17]&gt;=[.JY$1]);1;&quot;&quot;)">
            <text:p/>
          </table:table-cell>
          <table:table-cell table:style-name="ce2" table:formula="of:=IF(AND([.$G17]&lt;[.JZ$1];[.$H17]&gt;=[.JZ$1]);1;&quot;&quot;)">
            <text:p/>
          </table:table-cell>
          <table:table-cell table:style-name="ce2" table:formula="of:=IF(AND([.$G17]&lt;[.KA$1];[.$H17]&gt;=[.KA$1]);1;&quot;&quot;)">
            <text:p/>
          </table:table-cell>
          <table:table-cell table:style-name="ce2" table:formula="of:=IF(AND([.$G17]&lt;[.KB$1];[.$H17]&gt;=[.KB$1]);1;&quot;&quot;)">
            <text:p/>
          </table:table-cell>
          <table:table-cell table:style-name="ce2" table:formula="of:=IF(AND([.$G17]&lt;[.KC$1];[.$H17]&gt;=[.KC$1]);1;&quot;&quot;)">
            <text:p/>
          </table:table-cell>
          <table:table-cell table:style-name="ce2" table:formula="of:=IF(AND([.$G17]&lt;[.KD$1];[.$H17]&gt;=[.KD$1]);1;&quot;&quot;)">
            <text:p/>
          </table:table-cell>
          <table:table-cell table:style-name="ce2" table:formula="of:=IF(AND([.$G17]&lt;[.KE$1];[.$H17]&gt;=[.KE$1]);1;&quot;&quot;)">
            <text:p/>
          </table:table-cell>
          <table:table-cell table:style-name="ce2" table:formula="of:=IF(AND([.$G17]&lt;[.KF$1];[.$H17]&gt;=[.KF$1]);1;&quot;&quot;)">
            <text:p/>
          </table:table-cell>
          <table:table-cell table:style-name="ce2" table:formula="of:=IF(AND([.$G17]&lt;[.KG$1];[.$H17]&gt;=[.KG$1]);1;&quot;&quot;)">
            <text:p/>
          </table:table-cell>
          <table:table-cell table:style-name="ce2" table:formula="of:=IF(AND([.$G17]&lt;[.KH$1];[.$H17]&gt;=[.KH$1]);1;&quot;&quot;)">
            <text:p/>
          </table:table-cell>
          <table:table-cell table:style-name="ce2" table:formula="of:=IF(AND([.$G17]&lt;[.KI$1];[.$H17]&gt;=[.KI$1]);1;&quot;&quot;)">
            <text:p/>
          </table:table-cell>
          <table:table-cell table:style-name="ce2" table:formula="of:=IF(AND([.$G17]&lt;[.KJ$1];[.$H17]&gt;=[.KJ$1]);1;&quot;&quot;)">
            <text:p/>
          </table:table-cell>
          <table:table-cell table:style-name="ce2" table:formula="of:=IF(AND([.$G17]&lt;[.KK$1];[.$H17]&gt;=[.KK$1]);1;&quot;&quot;)">
            <text:p/>
          </table:table-cell>
          <table:table-cell table:style-name="ce2" table:formula="of:=IF(AND([.$G17]&lt;[.KL$1];[.$H17]&gt;=[.KL$1]);1;&quot;&quot;)">
            <text:p/>
          </table:table-cell>
          <table:table-cell table:style-name="ce2" table:formula="of:=IF(AND([.$G17]&lt;[.KM$1];[.$H17]&gt;=[.KM$1]);1;&quot;&quot;)">
            <text:p/>
          </table:table-cell>
          <table:table-cell table:style-name="ce2" table:formula="of:=IF(AND([.$G17]&lt;[.KN$1];[.$H17]&gt;=[.KN$1]);1;&quot;&quot;)">
            <text:p/>
          </table:table-cell>
          <table:table-cell table:style-name="ce2" table:formula="of:=IF(AND([.$G17]&lt;[.KO$1];[.$H17]&gt;=[.KO$1]);1;&quot;&quot;)">
            <text:p/>
          </table:table-cell>
          <table:table-cell table:style-name="ce2" table:formula="of:=IF(AND([.$G17]&lt;[.KP$1];[.$H17]&gt;=[.KP$1]);1;&quot;&quot;)">
            <text:p/>
          </table:table-cell>
          <table:table-cell table:style-name="ce2" table:formula="of:=IF(AND([.$G17]&lt;[.KQ$1];[.$H17]&gt;=[.KQ$1]);1;&quot;&quot;)">
            <text:p/>
          </table:table-cell>
          <table:table-cell table:style-name="ce2" table:formula="of:=IF(AND([.$G17]&lt;[.KR$1];[.$H17]&gt;=[.KR$1]);1;&quot;&quot;)">
            <text:p/>
          </table:table-cell>
          <table:table-cell table:style-name="ce2" table:formula="of:=IF(AND([.$G17]&lt;[.KS$1];[.$H17]&gt;=[.KS$1]);1;&quot;&quot;)">
            <text:p/>
          </table:table-cell>
          <table:table-cell table:style-name="ce2" table:formula="of:=IF(AND([.$G17]&lt;[.KT$1];[.$H17]&gt;=[.KT$1]);1;&quot;&quot;)">
            <text:p/>
          </table:table-cell>
          <table:table-cell table:style-name="ce2" table:formula="of:=IF(AND([.$G17]&lt;[.KU$1];[.$H17]&gt;=[.KU$1]);1;&quot;&quot;)">
            <text:p/>
          </table:table-cell>
          <table:table-cell table:style-name="ce2" table:formula="of:=IF(AND([.$G17]&lt;[.KV$1];[.$H17]&gt;=[.KV$1]);1;&quot;&quot;)">
            <text:p/>
          </table:table-cell>
          <table:table-cell table:style-name="ce2" table:formula="of:=IF(AND([.$G17]&lt;[.KW$1];[.$H17]&gt;=[.KW$1]);1;&quot;&quot;)">
            <text:p/>
          </table:table-cell>
          <table:table-cell table:style-name="ce2" table:formula="of:=IF(AND([.$G17]&lt;[.KX$1];[.$H17]&gt;=[.KX$1]);1;&quot;&quot;)">
            <text:p/>
          </table:table-cell>
          <table:table-cell table:style-name="ce2" table:formula="of:=IF(AND([.$G17]&lt;[.KY$1];[.$H17]&gt;=[.KY$1]);1;&quot;&quot;)">
            <text:p/>
          </table:table-cell>
          <table:table-cell table:style-name="ce2" table:formula="of:=IF(AND([.$G17]&lt;[.KZ$1];[.$H17]&gt;=[.KZ$1]);1;&quot;&quot;)">
            <text:p/>
          </table:table-cell>
          <table:table-cell table:style-name="ce2" table:formula="of:=IF(AND([.$G17]&lt;[.LA$1];[.$H17]&gt;=[.LA$1]);1;&quot;&quot;)">
            <text:p/>
          </table:table-cell>
          <table:table-cell table:style-name="ce2" table:formula="of:=IF(AND([.$G17]&lt;[.LB$1];[.$H17]&gt;=[.LB$1]);1;&quot;&quot;)">
            <text:p/>
          </table:table-cell>
          <table:table-cell table:style-name="ce2" table:formula="of:=IF(AND([.$G17]&lt;[.LC$1];[.$H17]&gt;=[.LC$1]);1;&quot;&quot;)">
            <text:p/>
          </table:table-cell>
          <table:table-cell table:style-name="ce2" table:formula="of:=IF(AND([.$G17]&lt;[.LD$1];[.$H17]&gt;=[.LD$1]);1;&quot;&quot;)">
            <text:p/>
          </table:table-cell>
          <table:table-cell table:style-name="ce2" table:formula="of:=IF(AND([.$G17]&lt;[.LE$1];[.$H17]&gt;=[.LE$1]);1;&quot;&quot;)">
            <text:p/>
          </table:table-cell>
          <table:table-cell table:style-name="ce2" table:formula="of:=IF(AND([.$G17]&lt;[.LF$1];[.$H17]&gt;=[.LF$1]);1;&quot;&quot;)">
            <text:p/>
          </table:table-cell>
          <table:table-cell table:style-name="ce2" table:formula="of:=IF(AND([.$G17]&lt;[.LG$1];[.$H17]&gt;=[.LG$1]);1;&quot;&quot;)">
            <text:p/>
          </table:table-cell>
          <table:table-cell table:style-name="ce2" table:formula="of:=IF(AND([.$G17]&lt;[.LH$1];[.$H17]&gt;=[.LH$1]);1;&quot;&quot;)">
            <text:p/>
          </table:table-cell>
          <table:table-cell table:style-name="ce2" table:formula="of:=IF(AND([.$G17]&lt;[.LI$1];[.$H17]&gt;=[.LI$1]);1;&quot;&quot;)">
            <text:p/>
          </table:table-cell>
          <table:table-cell table:style-name="ce2" table:formula="of:=IF(AND([.$G17]&lt;[.LJ$1];[.$H17]&gt;=[.LJ$1]);1;&quot;&quot;)">
            <text:p/>
          </table:table-cell>
          <table:table-cell table:style-name="ce2" table:formula="of:=IF(AND([.$G17]&lt;[.LK$1];[.$H17]&gt;=[.LK$1]);1;&quot;&quot;)">
            <text:p/>
          </table:table-cell>
          <table:table-cell table:style-name="ce2" table:formula="of:=IF(AND([.$G17]&lt;[.LL$1];[.$H17]&gt;=[.LL$1]);1;&quot;&quot;)">
            <text:p/>
          </table:table-cell>
          <table:table-cell table:style-name="ce2" table:formula="of:=IF(AND([.$G17]&lt;[.LM$1];[.$H17]&gt;=[.LM$1]);1;&quot;&quot;)">
            <text:p/>
          </table:table-cell>
          <table:table-cell table:style-name="ce2" table:formula="of:=IF(AND([.$G17]&lt;[.LN$1];[.$H17]&gt;=[.LN$1]);1;&quot;&quot;)">
            <text:p/>
          </table:table-cell>
          <table:table-cell table:style-name="ce2" table:formula="of:=IF(AND([.$G17]&lt;[.LO$1];[.$H17]&gt;=[.LO$1]);1;&quot;&quot;)">
            <text:p/>
          </table:table-cell>
          <table:table-cell table:style-name="ce2" table:formula="of:=IF(AND([.$G17]&lt;[.LP$1];[.$H17]&gt;=[.LP$1]);1;&quot;&quot;)">
            <text:p/>
          </table:table-cell>
          <table:table-cell table:style-name="ce2" table:formula="of:=IF(AND([.$G17]&lt;[.LQ$1];[.$H17]&gt;=[.LQ$1]);1;&quot;&quot;)">
            <text:p/>
          </table:table-cell>
          <table:table-cell table:style-name="ce2" table:formula="of:=IF(AND([.$G17]&lt;[.LR$1];[.$H17]&gt;=[.LR$1]);1;&quot;&quot;)">
            <text:p/>
          </table:table-cell>
          <table:table-cell table:style-name="ce2" table:formula="of:=IF(AND([.$G17]&lt;[.LS$1];[.$H17]&gt;=[.LS$1]);1;&quot;&quot;)">
            <text:p/>
          </table:table-cell>
          <table:table-cell table:style-name="ce2" table:formula="of:=IF(AND([.$G17]&lt;[.LT$1];[.$H17]&gt;=[.LT$1]);1;&quot;&quot;)">
            <text:p/>
          </table:table-cell>
          <table:table-cell table:style-name="ce2" table:formula="of:=IF(AND([.$G17]&lt;[.LU$1];[.$H17]&gt;=[.LU$1]);1;&quot;&quot;)">
            <text:p/>
          </table:table-cell>
          <table:table-cell table:style-name="ce2" table:formula="of:=IF(AND([.$G17]&lt;[.LV$1];[.$H17]&gt;=[.LV$1]);1;&quot;&quot;)">
            <text:p/>
          </table:table-cell>
          <table:table-cell table:style-name="ce2" table:formula="of:=IF(AND([.$G17]&lt;[.LW$1];[.$H17]&gt;=[.LW$1]);1;&quot;&quot;)">
            <text:p/>
          </table:table-cell>
          <table:table-cell table:style-name="ce2" table:formula="of:=IF(AND([.$G17]&lt;[.LX$1];[.$H17]&gt;=[.LX$1]);1;&quot;&quot;)">
            <text:p/>
          </table:table-cell>
          <table:table-cell table:style-name="ce2" table:formula="of:=IF(AND([.$G17]&lt;[.LY$1];[.$H17]&gt;=[.LY$1]);1;&quot;&quot;)">
            <text:p/>
          </table:table-cell>
          <table:table-cell table:style-name="ce2" table:formula="of:=IF(AND([.$G17]&lt;[.LZ$1];[.$H17]&gt;=[.LZ$1]);1;&quot;&quot;)">
            <text:p/>
          </table:table-cell>
          <table:table-cell table:style-name="ce2" table:formula="of:=IF(AND([.$G17]&lt;[.MA$1];[.$H17]&gt;=[.MA$1]);1;&quot;&quot;)">
            <text:p/>
          </table:table-cell>
          <table:table-cell table:style-name="ce2" table:formula="of:=IF(AND([.$G17]&lt;[.MB$1];[.$H17]&gt;=[.MB$1]);1;&quot;&quot;)">
            <text:p/>
          </table:table-cell>
          <table:table-cell table:style-name="ce2" table:formula="of:=IF(AND([.$G17]&lt;[.MC$1];[.$H17]&gt;=[.MC$1]);1;&quot;&quot;)">
            <text:p/>
          </table:table-cell>
          <table:table-cell table:style-name="ce2" table:formula="of:=IF(AND([.$G17]&lt;[.MD$1];[.$H17]&gt;=[.MD$1]);1;&quot;&quot;)">
            <text:p/>
          </table:table-cell>
          <table:table-cell table:style-name="ce2" table:formula="of:=IF(AND([.$G17]&lt;[.ME$1];[.$H17]&gt;=[.ME$1]);1;&quot;&quot;)">
            <text:p/>
          </table:table-cell>
          <table:table-cell table:style-name="ce2" table:formula="of:=IF(AND([.$G17]&lt;[.MF$1];[.$H17]&gt;=[.MF$1]);1;&quot;&quot;)">
            <text:p/>
          </table:table-cell>
          <table:table-cell table:style-name="ce2" table:formula="of:=IF(AND([.$G17]&lt;[.MG$1];[.$H17]&gt;=[.MG$1]);1;&quot;&quot;)">
            <text:p/>
          </table:table-cell>
          <table:table-cell table:style-name="ce2" table:formula="of:=IF(AND([.$G17]&lt;[.MH$1];[.$H17]&gt;=[.MH$1]);1;&quot;&quot;)">
            <text:p/>
          </table:table-cell>
          <table:table-cell table:style-name="ce2" table:formula="of:=IF(AND([.$G17]&lt;[.MI$1];[.$H17]&gt;=[.MI$1]);1;&quot;&quot;)">
            <text:p/>
          </table:table-cell>
          <table:table-cell table:style-name="ce2" table:formula="of:=IF(AND([.$G17]&lt;[.MJ$1];[.$H17]&gt;=[.MJ$1]);1;&quot;&quot;)">
            <text:p/>
          </table:table-cell>
          <table:table-cell table:style-name="ce2" table:formula="of:=IF(AND([.$G17]&lt;[.MK$1];[.$H17]&gt;=[.MK$1]);1;&quot;&quot;)">
            <text:p/>
          </table:table-cell>
          <table:table-cell table:style-name="ce2" table:formula="of:=IF(AND([.$G17]&lt;[.ML$1];[.$H17]&gt;=[.ML$1]);1;&quot;&quot;)">
            <text:p/>
          </table:table-cell>
          <table:table-cell table:style-name="ce2" table:formula="of:=IF(AND([.$G17]&lt;[.MM$1];[.$H17]&gt;=[.MM$1]);1;&quot;&quot;)">
            <text:p/>
          </table:table-cell>
          <table:table-cell table:style-name="ce2" table:formula="of:=IF(AND([.$G17]&lt;[.MN$1];[.$H17]&gt;=[.MN$1]);1;&quot;&quot;)">
            <text:p/>
          </table:table-cell>
          <table:table-cell table:style-name="ce2" table:formula="of:=IF(AND([.$G17]&lt;[.MO$1];[.$H17]&gt;=[.MO$1]);1;&quot;&quot;)">
            <text:p/>
          </table:table-cell>
          <table:table-cell table:style-name="ce2" table:formula="of:=IF(AND([.$G17]&lt;[.MP$1];[.$H17]&gt;=[.MP$1]);1;&quot;&quot;)">
            <text:p/>
          </table:table-cell>
          <table:table-cell table:style-name="ce2" table:formula="of:=IF(AND([.$G17]&lt;[.MQ$1];[.$H17]&gt;=[.MQ$1]);1;&quot;&quot;)">
            <text:p/>
          </table:table-cell>
          <table:table-cell table:style-name="ce2" table:formula="of:=IF(AND([.$G17]&lt;[.MR$1];[.$H17]&gt;=[.MR$1]);1;&quot;&quot;)">
            <text:p/>
          </table:table-cell>
          <table:table-cell table:style-name="ce2" table:formula="of:=IF(AND([.$G17]&lt;[.MS$1];[.$H17]&gt;=[.MS$1]);1;&quot;&quot;)">
            <text:p/>
          </table:table-cell>
          <table:table-cell table:style-name="ce2" table:formula="of:=IF(AND([.$G17]&lt;[.MT$1];[.$H17]&gt;=[.MT$1]);1;&quot;&quot;)">
            <text:p/>
          </table:table-cell>
          <table:table-cell table:style-name="ce2" table:formula="of:=IF(AND([.$G17]&lt;[.MU$1];[.$H17]&gt;=[.MU$1]);1;&quot;&quot;)">
            <text:p/>
          </table:table-cell>
          <table:table-cell table:style-name="ce2" table:formula="of:=IF(AND([.$G17]&lt;[.MV$1];[.$H17]&gt;=[.MV$1]);1;&quot;&quot;)">
            <text:p/>
          </table:table-cell>
          <table:table-cell table:style-name="ce2" table:formula="of:=IF(AND([.$G17]&lt;[.MW$1];[.$H17]&gt;=[.MW$1]);1;&quot;&quot;)">
            <text:p/>
          </table:table-cell>
          <table:table-cell table:style-name="ce2" table:formula="of:=IF(AND([.$G17]&lt;[.MX$1];[.$H17]&gt;=[.MX$1]);1;&quot;&quot;)">
            <text:p/>
          </table:table-cell>
          <table:table-cell table:style-name="ce2" table:formula="of:=IF(AND([.$G17]&lt;[.MY$1];[.$H17]&gt;=[.MY$1]);1;&quot;&quot;)">
            <text:p/>
          </table:table-cell>
          <table:table-cell table:style-name="ce2" table:formula="of:=IF(AND([.$G17]&lt;[.MZ$1];[.$H17]&gt;=[.MZ$1]);1;&quot;&quot;)">
            <text:p/>
          </table:table-cell>
          <table:table-cell table:style-name="ce2" table:formula="of:=IF(AND([.$G17]&lt;[.NA$1];[.$H17]&gt;=[.NA$1]);1;&quot;&quot;)">
            <text:p/>
          </table:table-cell>
          <table:table-cell table:style-name="ce2" table:formula="of:=IF(AND([.$G17]&lt;[.NB$1];[.$H17]&gt;=[.NB$1]);1;&quot;&quot;)">
            <text:p/>
          </table:table-cell>
          <table:table-cell table:style-name="ce2" table:formula="of:=IF(AND([.$G17]&lt;[.NC$1];[.$H17]&gt;=[.NC$1]);1;&quot;&quot;)">
            <text:p/>
          </table:table-cell>
          <table:table-cell table:style-name="ce2" table:formula="of:=IF(AND([.$G17]&lt;[.ND$1];[.$H17]&gt;=[.ND$1]);1;&quot;&quot;)">
            <text:p/>
          </table:table-cell>
          <table:table-cell table:style-name="ce2" table:formula="of:=IF(AND([.$G17]&lt;[.NE$1];[.$H17]&gt;=[.NE$1]);1;&quot;&quot;)">
            <text:p/>
          </table:table-cell>
          <table:table-cell table:style-name="ce2" table:formula="of:=IF(AND([.$G17]&lt;[.NF$1];[.$H17]&gt;=[.NF$1]);1;&quot;&quot;)">
            <text:p/>
          </table:table-cell>
          <table:table-cell table:style-name="ce2" table:formula="of:=IF(AND([.$G17]&lt;[.NG$1];[.$H17]&gt;=[.NG$1]);1;&quot;&quot;)">
            <text:p/>
          </table:table-cell>
          <table:table-cell table:style-name="ce2" table:formula="of:=IF(AND([.$G17]&lt;[.NH$1];[.$H17]&gt;=[.NH$1]);1;&quot;&quot;)">
            <text:p/>
          </table:table-cell>
          <table:table-cell table:style-name="ce2" table:formula="of:=IF(AND([.$G17]&lt;[.NI$1];[.$H17]&gt;=[.NI$1]);1;&quot;&quot;)">
            <text:p/>
          </table:table-cell>
          <table:table-cell table:style-name="ce2" table:formula="of:=IF(AND([.$G17]&lt;[.NJ$1];[.$H17]&gt;=[.NJ$1]);1;&quot;&quot;)">
            <text:p/>
          </table:table-cell>
          <table:table-cell table:style-name="ce2" table:formula="of:=IF(AND([.$G17]&lt;[.NK$1];[.$H17]&gt;=[.NK$1]);1;&quot;&quot;)">
            <text:p/>
          </table:table-cell>
          <table:table-cell table:style-name="ce2" table:formula="of:=IF(AND([.$G17]&lt;[.NL$1];[.$H17]&gt;=[.NL$1]);1;&quot;&quot;)">
            <text:p/>
          </table:table-cell>
          <table:table-cell table:style-name="ce2" table:formula="of:=IF(AND([.$G17]&lt;[.NM$1];[.$H17]&gt;=[.NM$1]);1;&quot;&quot;)">
            <text:p/>
          </table:table-cell>
          <table:table-cell table:style-name="ce2" table:formula="of:=IF(AND([.$G17]&lt;[.NN$1];[.$H17]&gt;=[.NN$1]);1;&quot;&quot;)">
            <text:p/>
          </table:table-cell>
          <table:table-cell table:style-name="ce2" table:formula="of:=IF(AND([.$G17]&lt;[.NO$1];[.$H17]&gt;=[.NO$1]);1;&quot;&quot;)">
            <text:p/>
          </table:table-cell>
          <table:table-cell table:style-name="ce2" table:formula="of:=IF(AND([.$G17]&lt;[.NP$1];[.$H17]&gt;=[.NP$1]);1;&quot;&quot;)">
            <text:p/>
          </table:table-cell>
          <table:table-cell table:style-name="ce2" table:formula="of:=IF(AND([.$G17]&lt;[.NQ$1];[.$H17]&gt;=[.NQ$1]);1;&quot;&quot;)">
            <text:p/>
          </table:table-cell>
          <table:table-cell table:style-name="ce2" table:formula="of:=IF(AND([.$G17]&lt;[.NR$1];[.$H17]&gt;=[.NR$1]);1;&quot;&quot;)">
            <text:p/>
          </table:table-cell>
          <table:table-cell table:style-name="ce2" table:formula="of:=IF(AND([.$G17]&lt;[.NS$1];[.$H17]&gt;=[.NS$1]);1;&quot;&quot;)">
            <text:p/>
          </table:table-cell>
          <table:table-cell table:style-name="ce2" table:formula="of:=IF(AND([.$G17]&lt;[.NT$1];[.$H17]&gt;=[.NT$1]);1;&quot;&quot;)">
            <text:p/>
          </table:table-cell>
          <table:table-cell table:style-name="ce2" table:formula="of:=IF(AND([.$G17]&lt;[.NU$1];[.$H17]&gt;=[.NU$1]);1;&quot;&quot;)">
            <text:p/>
          </table:table-cell>
          <table:table-cell table:style-name="ce2" table:formula="of:=IF(AND([.$G17]&lt;[.NV$1];[.$H17]&gt;=[.NV$1]);1;&quot;&quot;)">
            <text:p/>
          </table:table-cell>
          <table:table-cell table:style-name="ce2" table:formula="of:=IF(AND([.$G17]&lt;[.NW$1];[.$H17]&gt;=[.NW$1]);1;&quot;&quot;)">
            <text:p/>
          </table:table-cell>
          <table:table-cell table:style-name="ce2" table:formula="of:=IF(AND([.$G17]&lt;[.NX$1];[.$H17]&gt;=[.NX$1]);1;&quot;&quot;)">
            <text:p/>
          </table:table-cell>
          <table:table-cell table:style-name="ce2" table:formula="of:=IF(AND([.$G17]&lt;[.NY$1];[.$H17]&gt;=[.NY$1]);1;&quot;&quot;)">
            <text:p/>
          </table:table-cell>
          <table:table-cell table:style-name="ce2" table:formula="of:=IF(AND([.$G17]&lt;[.NZ$1];[.$H17]&gt;=[.NZ$1]);1;&quot;&quot;)">
            <text:p/>
          </table:table-cell>
          <table:table-cell table:style-name="ce2" table:formula="of:=IF(AND([.$G17]&lt;[.OA$1];[.$H17]&gt;=[.OA$1]);1;&quot;&quot;)">
            <text:p/>
          </table:table-cell>
          <table:table-cell table:style-name="ce2" table:formula="of:=IF(AND([.$G17]&lt;[.OB$1];[.$H17]&gt;=[.OB$1]);1;&quot;&quot;)">
            <text:p/>
          </table:table-cell>
          <table:table-cell table:style-name="ce2" table:formula="of:=IF(AND([.$G17]&lt;[.OC$1];[.$H17]&gt;=[.OC$1]);1;&quot;&quot;)">
            <text:p/>
          </table:table-cell>
          <table:table-cell table:style-name="ce2" table:formula="of:=IF(AND([.$G17]&lt;[.OD$1];[.$H17]&gt;=[.OD$1]);1;&quot;&quot;)">
            <text:p/>
          </table:table-cell>
          <table:table-cell table:style-name="ce2" table:formula="of:=IF(AND([.$G17]&lt;[.OE$1];[.$H17]&gt;=[.OE$1]);1;&quot;&quot;)">
            <text:p/>
          </table:table-cell>
          <table:table-cell table:style-name="ce2" table:formula="of:=IF(AND([.$G17]&lt;[.OF$1];[.$H17]&gt;=[.OF$1]);1;&quot;&quot;)">
            <text:p/>
          </table:table-cell>
          <table:table-cell table:style-name="ce2" table:formula="of:=IF(AND([.$G17]&lt;[.OG$1];[.$H17]&gt;=[.OG$1]);1;&quot;&quot;)">
            <text:p/>
          </table:table-cell>
          <table:table-cell table:style-name="ce2" table:formula="of:=IF(AND([.$G17]&lt;[.OH$1];[.$H17]&gt;=[.OH$1]);1;&quot;&quot;)">
            <text:p/>
          </table:table-cell>
          <table:table-cell table:style-name="ce2" table:formula="of:=IF(AND([.$G17]&lt;[.OI$1];[.$H17]&gt;=[.OI$1]);1;&quot;&quot;)">
            <text:p/>
          </table:table-cell>
          <table:table-cell table:style-name="ce2" table:formula="of:=IF(AND([.$G17]&lt;[.OJ$1];[.$H17]&gt;=[.OJ$1]);1;&quot;&quot;)">
            <text:p/>
          </table:table-cell>
          <table:table-cell table:style-name="ce2" table:formula="of:=IF(AND([.$G17]&lt;[.OK$1];[.$H17]&gt;=[.OK$1]);1;&quot;&quot;)">
            <text:p/>
          </table:table-cell>
          <table:table-cell table:style-name="ce2" table:formula="of:=IF(AND([.$G17]&lt;[.OL$1];[.$H17]&gt;=[.OL$1]);1;&quot;&quot;)">
            <text:p/>
          </table:table-cell>
          <table:table-cell table:style-name="ce2" table:formula="of:=IF(AND([.$G17]&lt;[.OM$1];[.$H17]&gt;=[.OM$1]);1;&quot;&quot;)">
            <text:p/>
          </table:table-cell>
          <table:table-cell table:style-name="ce2" table:formula="of:=IF(AND([.$G17]&lt;[.ON$1];[.$H17]&gt;=[.ON$1]);1;&quot;&quot;)">
            <text:p/>
          </table:table-cell>
          <table:table-cell table:style-name="ce2" table:formula="of:=IF(AND([.$G17]&lt;[.OO$1];[.$H17]&gt;=[.OO$1]);1;&quot;&quot;)">
            <text:p/>
          </table:table-cell>
          <table:table-cell table:style-name="ce2" table:formula="of:=IF(AND([.$G17]&lt;[.OP$1];[.$H17]&gt;=[.OP$1]);1;&quot;&quot;)">
            <text:p/>
          </table:table-cell>
          <table:table-cell table:style-name="ce2" table:formula="of:=IF(AND([.$G17]&lt;[.OQ$1];[.$H17]&gt;=[.OQ$1]);1;&quot;&quot;)">
            <text:p/>
          </table:table-cell>
          <table:table-cell table:style-name="ce2" table:formula="of:=IF(AND([.$G17]&lt;[.OR$1];[.$H17]&gt;=[.OR$1]);1;&quot;&quot;)">
            <text:p/>
          </table:table-cell>
          <table:table-cell table:style-name="ce2" table:formula="of:=IF(AND([.$G17]&lt;[.OS$1];[.$H17]&gt;=[.OS$1]);1;&quot;&quot;)">
            <text:p/>
          </table:table-cell>
          <table:table-cell table:style-name="ce2" table:formula="of:=IF(AND([.$G17]&lt;[.OT$1];[.$H17]&gt;=[.OT$1]);1;&quot;&quot;)">
            <text:p/>
          </table:table-cell>
          <table:table-cell table:style-name="ce2" table:formula="of:=IF(AND([.$G17]&lt;[.OU$1];[.$H17]&gt;=[.OU$1]);1;&quot;&quot;)">
            <text:p/>
          </table:table-cell>
          <table:table-cell table:style-name="ce2" table:formula="of:=IF(AND([.$G17]&lt;[.OV$1];[.$H17]&gt;=[.OV$1]);1;&quot;&quot;)">
            <text:p/>
          </table:table-cell>
          <table:table-cell table:style-name="ce2" table:formula="of:=IF(AND([.$G17]&lt;[.OW$1];[.$H17]&gt;=[.OW$1]);1;&quot;&quot;)">
            <text:p/>
          </table:table-cell>
          <table:table-cell table:style-name="ce2" table:formula="of:=IF(AND([.$G17]&lt;[.OX$1];[.$H17]&gt;=[.OX$1]);1;&quot;&quot;)">
            <text:p/>
          </table:table-cell>
          <table:table-cell table:style-name="ce2" table:formula="of:=IF(AND([.$G17]&lt;[.OY$1];[.$H17]&gt;=[.OY$1]);1;&quot;&quot;)">
            <text:p/>
          </table:table-cell>
          <table:table-cell table:style-name="ce2" table:formula="of:=IF(AND([.$G17]&lt;[.OZ$1];[.$H17]&gt;=[.OZ$1]);1;&quot;&quot;)">
            <text:p/>
          </table:table-cell>
          <table:table-cell table:style-name="ce2" table:formula="of:=IF(AND([.$G17]&lt;[.PA$1];[.$H17]&gt;=[.PA$1]);1;&quot;&quot;)">
            <text:p/>
          </table:table-cell>
          <table:table-cell table:style-name="ce2" table:formula="of:=IF(AND([.$G17]&lt;[.PB$1];[.$H17]&gt;=[.PB$1]);1;&quot;&quot;)">
            <text:p/>
          </table:table-cell>
          <table:table-cell table:style-name="ce2" table:formula="of:=IF(AND([.$G17]&lt;[.PC$1];[.$H17]&gt;=[.PC$1]);1;&quot;&quot;)">
            <text:p/>
          </table:table-cell>
          <table:table-cell table:style-name="ce2" table:formula="of:=IF(AND([.$G17]&lt;[.PD$1];[.$H17]&gt;=[.PD$1]);1;&quot;&quot;)">
            <text:p/>
          </table:table-cell>
          <table:table-cell table:style-name="ce2" table:formula="of:=IF(AND([.$G17]&lt;[.PE$1];[.$H17]&gt;=[.PE$1]);1;&quot;&quot;)">
            <text:p/>
          </table:table-cell>
          <table:table-cell table:style-name="ce2" table:formula="of:=IF(AND([.$G17]&lt;[.PF$1];[.$H17]&gt;=[.PF$1]);1;&quot;&quot;)">
            <text:p/>
          </table:table-cell>
          <table:table-cell table:style-name="ce2" table:formula="of:=IF(AND([.$G17]&lt;[.PG$1];[.$H17]&gt;=[.PG$1]);1;&quot;&quot;)">
            <text:p/>
          </table:table-cell>
          <table:table-cell table:style-name="ce2" table:formula="of:=IF(AND([.$G17]&lt;[.PH$1];[.$H17]&gt;=[.PH$1]);1;&quot;&quot;)">
            <text:p/>
          </table:table-cell>
          <table:table-cell table:style-name="ce2" table:formula="of:=IF(AND([.$G17]&lt;[.PI$1];[.$H17]&gt;=[.PI$1]);1;&quot;&quot;)">
            <text:p/>
          </table:table-cell>
          <table:table-cell table:style-name="ce2" table:formula="of:=IF(AND([.$G17]&lt;[.PJ$1];[.$H17]&gt;=[.PJ$1]);1;&quot;&quot;)">
            <text:p/>
          </table:table-cell>
          <table:table-cell table:style-name="ce2" table:formula="of:=IF(AND([.$G17]&lt;[.PK$1];[.$H17]&gt;=[.PK$1]);1;&quot;&quot;)">
            <text:p/>
          </table:table-cell>
          <table:table-cell table:style-name="ce2" table:formula="of:=IF(AND([.$G17]&lt;[.PL$1];[.$H17]&gt;=[.PL$1]);1;&quot;&quot;)">
            <text:p/>
          </table:table-cell>
          <table:table-cell table:style-name="ce2" table:formula="of:=IF(AND([.$G17]&lt;[.PM$1];[.$H17]&gt;=[.PM$1]);1;&quot;&quot;)">
            <text:p/>
          </table:table-cell>
          <table:table-cell table:style-name="ce2" table:formula="of:=IF(AND([.$G17]&lt;[.PN$1];[.$H17]&gt;=[.PN$1]);1;&quot;&quot;)">
            <text:p/>
          </table:table-cell>
          <table:table-cell table:style-name="ce2" table:formula="of:=IF(AND([.$G17]&lt;[.PO$1];[.$H17]&gt;=[.PO$1]);1;&quot;&quot;)">
            <text:p/>
          </table:table-cell>
          <table:table-cell table:style-name="ce2" table:formula="of:=IF(AND([.$G17]&lt;[.PP$1];[.$H17]&gt;=[.PP$1]);1;&quot;&quot;)">
            <text:p/>
          </table:table-cell>
          <table:table-cell table:style-name="ce2" table:formula="of:=IF(AND([.$G17]&lt;[.PQ$1];[.$H17]&gt;=[.PQ$1]);1;&quot;&quot;)">
            <text:p/>
          </table:table-cell>
          <table:table-cell table:style-name="ce2" table:formula="of:=IF(AND([.$G17]&lt;[.PR$1];[.$H17]&gt;=[.PR$1]);1;&quot;&quot;)">
            <text:p/>
          </table:table-cell>
          <table:table-cell table:style-name="ce2" table:formula="of:=IF(AND([.$G17]&lt;[.PS$1];[.$H17]&gt;=[.PS$1]);1;&quot;&quot;)">
            <text:p/>
          </table:table-cell>
          <table:table-cell table:style-name="ce2" table:formula="of:=IF(AND([.$G17]&lt;[.PT$1];[.$H17]&gt;=[.PT$1]);1;&quot;&quot;)">
            <text:p/>
          </table:table-cell>
          <table:table-cell table:style-name="ce2" table:formula="of:=IF(AND([.$G17]&lt;[.PU$1];[.$H17]&gt;=[.PU$1]);1;&quot;&quot;)">
            <text:p/>
          </table:table-cell>
          <table:table-cell table:style-name="ce2" table:formula="of:=IF(AND([.$G17]&lt;[.PV$1];[.$H17]&gt;=[.PV$1]);1;&quot;&quot;)">
            <text:p/>
          </table:table-cell>
          <table:table-cell table:style-name="ce2" table:formula="of:=IF(AND([.$G17]&lt;[.PW$1];[.$H17]&gt;=[.PW$1]);1;&quot;&quot;)">
            <text:p/>
          </table:table-cell>
          <table:table-cell table:style-name="ce2" table:formula="of:=IF(AND([.$G17]&lt;[.PX$1];[.$H17]&gt;=[.PX$1]);1;&quot;&quot;)">
            <text:p/>
          </table:table-cell>
          <table:table-cell table:style-name="ce2" table:formula="of:=IF(AND([.$G17]&lt;[.PY$1];[.$H17]&gt;=[.PY$1]);1;&quot;&quot;)">
            <text:p/>
          </table:table-cell>
          <table:table-cell table:style-name="ce2" table:formula="of:=IF(AND([.$G17]&lt;[.PZ$1];[.$H17]&gt;=[.PZ$1]);1;&quot;&quot;)">
            <text:p/>
          </table:table-cell>
          <table:table-cell table:style-name="ce2" table:formula="of:=IF(AND([.$G17]&lt;[.QA$1];[.$H17]&gt;=[.QA$1]);1;&quot;&quot;)">
            <text:p/>
          </table:table-cell>
          <table:table-cell table:style-name="ce2" table:formula="of:=IF(AND([.$G17]&lt;[.QB$1];[.$H17]&gt;=[.QB$1]);1;&quot;&quot;)">
            <text:p/>
          </table:table-cell>
          <table:table-cell table:style-name="ce2" table:formula="of:=IF(AND([.$G17]&lt;[.QC$1];[.$H17]&gt;=[.QC$1]);1;&quot;&quot;)">
            <text:p/>
          </table:table-cell>
          <table:table-cell table:style-name="ce2" table:formula="of:=IF(AND([.$G17]&lt;[.QD$1];[.$H17]&gt;=[.QD$1]);1;&quot;&quot;)">
            <text:p/>
          </table:table-cell>
          <table:table-cell table:style-name="ce2" table:formula="of:=IF(AND([.$G17]&lt;[.QE$1];[.$H17]&gt;=[.QE$1]);1;&quot;&quot;)">
            <text:p/>
          </table:table-cell>
          <table:table-cell table:style-name="ce2" table:formula="of:=IF(AND([.$G17]&lt;[.QF$1];[.$H17]&gt;=[.QF$1]);1;&quot;&quot;)">
            <text:p/>
          </table:table-cell>
          <table:table-cell table:style-name="ce2" table:formula="of:=IF(AND([.$G17]&lt;[.QG$1];[.$H17]&gt;=[.QG$1]);1;&quot;&quot;)">
            <text:p/>
          </table:table-cell>
          <table:table-cell table:style-name="ce2" table:formula="of:=IF(AND([.$G17]&lt;[.QH$1];[.$H17]&gt;=[.QH$1]);1;&quot;&quot;)">
            <text:p/>
          </table:table-cell>
          <table:table-cell table:style-name="ce2" table:formula="of:=IF(AND([.$G17]&lt;[.QI$1];[.$H17]&gt;=[.QI$1]);1;&quot;&quot;)">
            <text:p/>
          </table:table-cell>
          <table:table-cell table:style-name="ce2" table:formula="of:=IF(AND([.$G17]&lt;[.QJ$1];[.$H17]&gt;=[.QJ$1]);1;&quot;&quot;)">
            <text:p/>
          </table:table-cell>
          <table:table-cell table:style-name="ce2" table:formula="of:=IF(AND([.$G17]&lt;[.QK$1];[.$H17]&gt;=[.QK$1]);1;&quot;&quot;)">
            <text:p/>
          </table:table-cell>
          <table:table-cell table:style-name="ce2" table:formula="of:=IF(AND([.$G17]&lt;[.QL$1];[.$H17]&gt;=[.QL$1]);1;&quot;&quot;)">
            <text:p/>
          </table:table-cell>
          <table:table-cell table:style-name="ce2" table:formula="of:=IF(AND([.$G17]&lt;[.QM$1];[.$H17]&gt;=[.QM$1]);1;&quot;&quot;)">
            <text:p/>
          </table:table-cell>
          <table:table-cell table:style-name="ce2" table:formula="of:=IF(AND([.$G17]&lt;[.QN$1];[.$H17]&gt;=[.QN$1]);1;&quot;&quot;)">
            <text:p/>
          </table:table-cell>
          <table:table-cell table:style-name="ce2" table:formula="of:=IF(AND([.$G17]&lt;[.QO$1];[.$H17]&gt;=[.QO$1]);1;&quot;&quot;)">
            <text:p/>
          </table:table-cell>
          <table:table-cell table:style-name="ce2" table:formula="of:=IF(AND([.$G17]&lt;[.QP$1];[.$H17]&gt;=[.QP$1]);1;&quot;&quot;)">
            <text:p/>
          </table:table-cell>
          <table:table-cell table:style-name="ce2" table:formula="of:=IF(AND([.$G17]&lt;[.QQ$1];[.$H17]&gt;=[.QQ$1]);1;&quot;&quot;)">
            <text:p/>
          </table:table-cell>
          <table:table-cell table:style-name="ce2" table:formula="of:=IF(AND([.$G17]&lt;[.QR$1];[.$H17]&gt;=[.QR$1]);1;&quot;&quot;)">
            <text:p/>
          </table:table-cell>
          <table:table-cell table:style-name="ce2" table:formula="of:=IF(AND([.$G17]&lt;[.QS$1];[.$H17]&gt;=[.QS$1]);1;&quot;&quot;)">
            <text:p/>
          </table:table-cell>
          <table:table-cell table:style-name="ce2" table:formula="of:=IF(AND([.$G17]&lt;[.QT$1];[.$H17]&gt;=[.QT$1]);1;&quot;&quot;)">
            <text:p/>
          </table:table-cell>
          <table:table-cell table:style-name="ce2" table:formula="of:=IF(AND([.$G17]&lt;[.QU$1];[.$H17]&gt;=[.QU$1]);1;&quot;&quot;)">
            <text:p/>
          </table:table-cell>
          <table:table-cell table:style-name="ce2" table:formula="of:=IF(AND([.$G17]&lt;[.QV$1];[.$H17]&gt;=[.QV$1]);1;&quot;&quot;)">
            <text:p/>
          </table:table-cell>
          <table:table-cell table:style-name="ce2" table:formula="of:=IF(AND([.$G17]&lt;[.QW$1];[.$H17]&gt;=[.QW$1]);1;&quot;&quot;)">
            <text:p/>
          </table:table-cell>
          <table:table-cell table:style-name="ce2" table:formula="of:=IF(AND([.$G17]&lt;[.QX$1];[.$H17]&gt;=[.QX$1]);1;&quot;&quot;)">
            <text:p/>
          </table:table-cell>
          <table:table-cell table:style-name="ce2" table:formula="of:=IF(AND([.$G17]&lt;[.QY$1];[.$H17]&gt;=[.QY$1]);1;&quot;&quot;)">
            <text:p/>
          </table:table-cell>
          <table:table-cell table:style-name="ce2" table:formula="of:=IF(AND([.$G17]&lt;[.QZ$1];[.$H17]&gt;=[.QZ$1]);1;&quot;&quot;)">
            <text:p/>
          </table:table-cell>
          <table:table-cell table:style-name="ce2" table:formula="of:=IF(AND([.$G17]&lt;[.RA$1];[.$H17]&gt;=[.RA$1]);1;&quot;&quot;)">
            <text:p/>
          </table:table-cell>
          <table:table-cell table:style-name="ce2" table:formula="of:=IF(AND([.$G17]&lt;[.RB$1];[.$H17]&gt;=[.RB$1]);1;&quot;&quot;)">
            <text:p/>
          </table:table-cell>
          <table:table-cell table:style-name="ce2" table:formula="of:=IF(AND([.$G17]&lt;[.RC$1];[.$H17]&gt;=[.RC$1]);1;&quot;&quot;)">
            <text:p/>
          </table:table-cell>
          <table:table-cell table:style-name="ce2" table:formula="of:=IF(AND([.$G17]&lt;[.RD$1];[.$H17]&gt;=[.RD$1]);1;&quot;&quot;)">
            <text:p/>
          </table:table-cell>
          <table:table-cell table:style-name="ce2" table:formula="of:=IF(AND([.$G17]&lt;[.RE$1];[.$H17]&gt;=[.RE$1]);1;&quot;&quot;)">
            <text:p/>
          </table:table-cell>
          <table:table-cell table:style-name="ce2" table:formula="of:=IF(AND([.$G17]&lt;[.RF$1];[.$H17]&gt;=[.RF$1]);1;&quot;&quot;)">
            <text:p/>
          </table:table-cell>
          <table:table-cell table:style-name="ce2" table:formula="of:=IF(AND([.$G17]&lt;[.RG$1];[.$H17]&gt;=[.RG$1]);1;&quot;&quot;)">
            <text:p/>
          </table:table-cell>
          <table:table-cell table:style-name="ce2" table:formula="of:=IF(AND([.$G17]&lt;[.RH$1];[.$H17]&gt;=[.RH$1]);1;&quot;&quot;)">
            <text:p/>
          </table:table-cell>
          <table:table-cell table:style-name="ce2" table:formula="of:=IF(AND([.$G17]&lt;[.RI$1];[.$H17]&gt;=[.RI$1]);1;&quot;&quot;)">
            <text:p/>
          </table:table-cell>
          <table:table-cell table:style-name="ce2" table:formula="of:=IF(AND([.$G17]&lt;[.RJ$1];[.$H17]&gt;=[.RJ$1]);1;&quot;&quot;)">
            <text:p/>
          </table:table-cell>
          <table:table-cell table:style-name="ce2" table:formula="of:=IF(AND([.$G17]&lt;[.RK$1];[.$H17]&gt;=[.RK$1]);1;&quot;&quot;)">
            <text:p/>
          </table:table-cell>
          <table:table-cell table:style-name="ce2" table:formula="of:=IF(AND([.$G17]&lt;[.RL$1];[.$H17]&gt;=[.RL$1]);1;&quot;&quot;)">
            <text:p/>
          </table:table-cell>
          <table:table-cell table:style-name="ce2" table:formula="of:=IF(AND([.$G17]&lt;[.RM$1];[.$H17]&gt;=[.RM$1]);1;&quot;&quot;)">
            <text:p/>
          </table:table-cell>
          <table:table-cell table:style-name="ce2" table:formula="of:=IF(AND([.$G17]&lt;[.RN$1];[.$H17]&gt;=[.RN$1]);1;&quot;&quot;)">
            <text:p/>
          </table:table-cell>
          <table:table-cell table:style-name="ce2" table:formula="of:=IF(AND([.$G17]&lt;[.RO$1];[.$H17]&gt;=[.RO$1]);1;&quot;&quot;)">
            <text:p/>
          </table:table-cell>
          <table:table-cell table:style-name="ce2" table:formula="of:=IF(AND([.$G17]&lt;[.RP$1];[.$H17]&gt;=[.RP$1]);1;&quot;&quot;)">
            <text:p/>
          </table:table-cell>
          <table:table-cell table:style-name="ce2" table:formula="of:=IF(AND([.$G17]&lt;[.RQ$1];[.$H17]&gt;=[.RQ$1]);1;&quot;&quot;)">
            <text:p/>
          </table:table-cell>
          <table:table-cell table:style-name="ce2" table:formula="of:=IF(AND([.$G17]&lt;[.RR$1];[.$H17]&gt;=[.RR$1]);1;&quot;&quot;)">
            <text:p/>
          </table:table-cell>
          <table:table-cell table:style-name="ce2" table:formula="of:=IF(AND([.$G17]&lt;[.RS$1];[.$H17]&gt;=[.RS$1]);1;&quot;&quot;)">
            <text:p/>
          </table:table-cell>
          <table:table-cell table:style-name="ce2" table:formula="of:=IF(AND([.$G17]&lt;[.RT$1];[.$H17]&gt;=[.RT$1]);1;&quot;&quot;)">
            <text:p/>
          </table:table-cell>
          <table:table-cell table:style-name="ce2" table:formula="of:=IF(AND([.$G17]&lt;[.RU$1];[.$H17]&gt;=[.RU$1]);1;&quot;&quot;)">
            <text:p/>
          </table:table-cell>
          <table:table-cell table:style-name="ce2" table:formula="of:=IF(AND([.$G17]&lt;[.RV$1];[.$H17]&gt;=[.RV$1]);1;&quot;&quot;)">
            <text:p/>
          </table:table-cell>
          <table:table-cell table:style-name="ce2" table:formula="of:=IF(AND([.$G17]&lt;[.RW$1];[.$H17]&gt;=[.RW$1]);1;&quot;&quot;)">
            <text:p/>
          </table:table-cell>
          <table:table-cell table:style-name="ce2" table:formula="of:=IF(AND([.$G17]&lt;[.RX$1];[.$H17]&gt;=[.RX$1]);1;&quot;&quot;)">
            <text:p/>
          </table:table-cell>
          <table:table-cell table:style-name="ce2" table:formula="of:=IF(AND([.$G17]&lt;[.RY$1];[.$H17]&gt;=[.RY$1]);1;&quot;&quot;)">
            <text:p/>
          </table:table-cell>
          <table:table-cell table:style-name="ce2" table:formula="of:=IF(AND([.$G17]&lt;[.RZ$1];[.$H17]&gt;=[.RZ$1]);1;&quot;&quot;)">
            <text:p/>
          </table:table-cell>
          <table:table-cell table:style-name="ce2" table:formula="of:=IF(AND([.$G17]&lt;[.SA$1];[.$H17]&gt;=[.SA$1]);1;&quot;&quot;)">
            <text:p/>
          </table:table-cell>
          <table:table-cell table:style-name="ce2" table:formula="of:=IF(AND([.$G17]&lt;[.SB$1];[.$H17]&gt;=[.SB$1]);1;&quot;&quot;)">
            <text:p/>
          </table:table-cell>
          <table:table-cell table:style-name="ce2" table:formula="of:=IF(AND([.$G17]&lt;[.SC$1];[.$H17]&gt;=[.SC$1]);1;&quot;&quot;)">
            <text:p/>
          </table:table-cell>
          <table:table-cell table:style-name="ce2" table:formula="of:=IF(AND([.$G17]&lt;[.SD$1];[.$H17]&gt;=[.SD$1]);1;&quot;&quot;)">
            <text:p/>
          </table:table-cell>
          <table:table-cell table:style-name="ce2" table:formula="of:=IF(AND([.$G17]&lt;[.SE$1];[.$H17]&gt;=[.SE$1]);1;&quot;&quot;)">
            <text:p/>
          </table:table-cell>
          <table:table-cell table:style-name="ce2" table:formula="of:=IF(AND([.$G17]&lt;[.SF$1];[.$H17]&gt;=[.SF$1]);1;&quot;&quot;)">
            <text:p/>
          </table:table-cell>
          <table:table-cell table:style-name="ce2" table:formula="of:=IF(AND([.$G17]&lt;[.SG$1];[.$H17]&gt;=[.SG$1]);1;&quot;&quot;)">
            <text:p/>
          </table:table-cell>
          <table:table-cell table:style-name="ce2" table:formula="of:=IF(AND([.$G17]&lt;[.SH$1];[.$H17]&gt;=[.SH$1]);1;&quot;&quot;)">
            <text:p/>
          </table:table-cell>
          <table:table-cell table:style-name="ce2" table:formula="of:=IF(AND([.$G17]&lt;[.SI$1];[.$H17]&gt;=[.SI$1]);1;&quot;&quot;)">
            <text:p/>
          </table:table-cell>
          <table:table-cell table:style-name="ce2" table:formula="of:=IF(AND([.$G17]&lt;[.SJ$1];[.$H17]&gt;=[.SJ$1]);1;&quot;&quot;)">
            <text:p/>
          </table:table-cell>
          <table:table-cell table:style-name="ce2" table:formula="of:=IF(AND([.$G17]&lt;[.SK$1];[.$H17]&gt;=[.SK$1]);1;&quot;&quot;)">
            <text:p/>
          </table:table-cell>
          <table:table-cell table:style-name="ce2" table:formula="of:=IF(AND([.$G17]&lt;[.SL$1];[.$H17]&gt;=[.SL$1]);1;&quot;&quot;)">
            <text:p/>
          </table:table-cell>
          <table:table-cell table:style-name="ce2" table:formula="of:=IF(AND([.$G17]&lt;[.SM$1];[.$H17]&gt;=[.SM$1]);1;&quot;&quot;)">
            <text:p/>
          </table:table-cell>
          <table:table-cell table:style-name="ce2" table:formula="of:=IF(AND([.$G17]&lt;[.SN$1];[.$H17]&gt;=[.SN$1]);1;&quot;&quot;)">
            <text:p/>
          </table:table-cell>
          <table:table-cell table:style-name="ce2" table:formula="of:=IF(AND([.$G17]&lt;[.SO$1];[.$H17]&gt;=[.SO$1]);1;&quot;&quot;)">
            <text:p/>
          </table:table-cell>
          <table:table-cell table:style-name="ce2" table:formula="of:=IF(AND([.$G17]&lt;[.SP$1];[.$H17]&gt;=[.SP$1]);1;&quot;&quot;)">
            <text:p/>
          </table:table-cell>
          <table:table-cell table:style-name="ce2" table:formula="of:=IF(AND([.$G17]&lt;[.SQ$1];[.$H17]&gt;=[.SQ$1]);1;&quot;&quot;)">
            <text:p/>
          </table:table-cell>
          <table:table-cell table:style-name="ce2" table:formula="of:=IF(AND([.$G17]&lt;[.SR$1];[.$H17]&gt;=[.SR$1]);1;&quot;&quot;)">
            <text:p/>
          </table:table-cell>
          <table:table-cell table:style-name="ce2" table:formula="of:=IF(AND([.$G17]&lt;[.SS$1];[.$H17]&gt;=[.SS$1]);1;&quot;&quot;)">
            <text:p/>
          </table:table-cell>
          <table:table-cell table:style-name="ce2" table:formula="of:=IF(AND([.$G17]&lt;[.ST$1];[.$H17]&gt;=[.ST$1]);1;&quot;&quot;)">
            <text:p/>
          </table:table-cell>
          <table:table-cell table:style-name="ce2" table:formula="of:=IF(AND([.$G17]&lt;[.SU$1];[.$H17]&gt;=[.SU$1]);1;&quot;&quot;)">
            <text:p/>
          </table:table-cell>
          <table:table-cell table:style-name="ce2" table:formula="of:=IF(AND([.$G17]&lt;[.SV$1];[.$H17]&gt;=[.SV$1]);1;&quot;&quot;)">
            <text:p/>
          </table:table-cell>
          <table:table-cell table:style-name="ce2" table:formula="of:=IF(AND([.$G17]&lt;[.SW$1];[.$H17]&gt;=[.SW$1]);1;&quot;&quot;)">
            <text:p/>
          </table:table-cell>
          <table:table-cell table:style-name="ce2" table:formula="of:=IF(AND([.$G17]&lt;[.SX$1];[.$H17]&gt;=[.SX$1]);1;&quot;&quot;)">
            <text:p/>
          </table:table-cell>
          <table:table-cell table:style-name="ce2" table:formula="of:=IF(AND([.$G17]&lt;[.SY$1];[.$H17]&gt;=[.SY$1]);1;&quot;&quot;)">
            <text:p/>
          </table:table-cell>
          <table:table-cell table:style-name="ce2" table:formula="of:=IF(AND([.$G17]&lt;[.SZ$1];[.$H17]&gt;=[.SZ$1]);1;&quot;&quot;)">
            <text:p/>
          </table:table-cell>
          <table:table-cell table:style-name="ce2" table:formula="of:=IF(AND([.$G17]&lt;[.TA$1];[.$H17]&gt;=[.TA$1]);1;&quot;&quot;)">
            <text:p/>
          </table:table-cell>
          <table:table-cell table:style-name="ce2" table:formula="of:=IF(AND([.$G17]&lt;[.TB$1];[.$H17]&gt;=[.TB$1]);1;&quot;&quot;)">
            <text:p/>
          </table:table-cell>
          <table:table-cell table:style-name="ce2" table:formula="of:=IF(AND([.$G17]&lt;[.TC$1];[.$H17]&gt;=[.TC$1]);1;&quot;&quot;)">
            <text:p/>
          </table:table-cell>
          <table:table-cell table:style-name="ce2" table:formula="of:=IF(AND([.$G17]&lt;[.TD$1];[.$H17]&gt;=[.TD$1]);1;&quot;&quot;)">
            <text:p/>
          </table:table-cell>
          <table:table-cell table:style-name="ce2" table:formula="of:=IF(AND([.$G17]&lt;[.TE$1];[.$H17]&gt;=[.TE$1]);1;&quot;&quot;)">
            <text:p/>
          </table:table-cell>
          <table:table-cell table:style-name="ce2" table:formula="of:=IF(AND([.$G17]&lt;[.TF$1];[.$H17]&gt;=[.TF$1]);1;&quot;&quot;)">
            <text:p/>
          </table:table-cell>
          <table:table-cell table:style-name="ce2" table:formula="of:=IF(AND([.$G17]&lt;[.TG$1];[.$H17]&gt;=[.TG$1]);1;&quot;&quot;)">
            <text:p/>
          </table:table-cell>
          <table:table-cell table:style-name="ce2" table:formula="of:=IF(AND([.$G17]&lt;[.TH$1];[.$H17]&gt;=[.TH$1]);1;&quot;&quot;)">
            <text:p/>
          </table:table-cell>
          <table:table-cell table:style-name="ce2" table:formula="of:=IF(AND([.$G17]&lt;[.TI$1];[.$H17]&gt;=[.TI$1]);1;&quot;&quot;)">
            <text:p/>
          </table:table-cell>
          <table:table-cell table:style-name="ce2" table:formula="of:=IF(AND([.$G17]&lt;[.TJ$1];[.$H17]&gt;=[.TJ$1]);1;&quot;&quot;)">
            <text:p/>
          </table:table-cell>
          <table:table-cell table:style-name="ce2" table:formula="of:=IF(AND([.$G17]&lt;[.TK$1];[.$H17]&gt;=[.TK$1]);1;&quot;&quot;)">
            <text:p/>
          </table:table-cell>
          <table:table-cell table:style-name="ce2" table:formula="of:=IF(AND([.$G17]&lt;[.TL$1];[.$H17]&gt;=[.TL$1]);1;&quot;&quot;)">
            <text:p/>
          </table:table-cell>
          <table:table-cell table:style-name="ce2" table:formula="of:=IF(AND([.$G17]&lt;[.TM$1];[.$H17]&gt;=[.TM$1]);1;&quot;&quot;)">
            <text:p/>
          </table:table-cell>
          <table:table-cell table:style-name="ce2" table:formula="of:=IF(AND([.$G17]&lt;[.TN$1];[.$H17]&gt;=[.TN$1]);1;&quot;&quot;)">
            <text:p/>
          </table:table-cell>
          <table:table-cell table:style-name="ce2" table:formula="of:=IF(AND([.$G17]&lt;[.TO$1];[.$H17]&gt;=[.TO$1]);1;&quot;&quot;)">
            <text:p/>
          </table:table-cell>
          <table:table-cell table:style-name="ce2" table:formula="of:=IF(AND([.$G17]&lt;[.TP$1];[.$H17]&gt;=[.TP$1]);1;&quot;&quot;)">
            <text:p/>
          </table:table-cell>
          <table:table-cell table:style-name="ce2" table:formula="of:=IF(AND([.$G17]&lt;[.TQ$1];[.$H17]&gt;=[.TQ$1]);1;&quot;&quot;)">
            <text:p/>
          </table:table-cell>
          <table:table-cell table:style-name="ce2" table:formula="of:=IF(AND([.$G17]&lt;[.TR$1];[.$H17]&gt;=[.TR$1]);1;&quot;&quot;)">
            <text:p/>
          </table:table-cell>
          <table:table-cell table:style-name="ce2" table:formula="of:=IF(AND([.$G17]&lt;[.TS$1];[.$H17]&gt;=[.TS$1]);1;&quot;&quot;)">
            <text:p/>
          </table:table-cell>
          <table:table-cell table:style-name="ce2" table:formula="of:=IF(AND([.$G17]&lt;[.TT$1];[.$H17]&gt;=[.TT$1]);1;&quot;&quot;)">
            <text:p/>
          </table:table-cell>
          <table:table-cell table:style-name="ce2" table:formula="of:=IF(AND([.$G17]&lt;[.TU$1];[.$H17]&gt;=[.TU$1]);1;&quot;&quot;)">
            <text:p/>
          </table:table-cell>
          <table:table-cell table:style-name="ce2" table:formula="of:=IF(AND([.$G17]&lt;[.TV$1];[.$H17]&gt;=[.TV$1]);1;&quot;&quot;)">
            <text:p/>
          </table:table-cell>
          <table:table-cell table:style-name="ce2" table:formula="of:=IF(AND([.$G17]&lt;[.TW$1];[.$H17]&gt;=[.TW$1]);1;&quot;&quot;)">
            <text:p/>
          </table:table-cell>
          <table:table-cell table:style-name="ce2" table:formula="of:=IF(AND([.$G17]&lt;[.TX$1];[.$H17]&gt;=[.TX$1]);1;&quot;&quot;)">
            <text:p/>
          </table:table-cell>
          <table:table-cell table:style-name="ce2" table:formula="of:=IF(AND([.$G17]&lt;[.TY$1];[.$H17]&gt;=[.TY$1]);1;&quot;&quot;)">
            <text:p/>
          </table:table-cell>
          <table:table-cell table:style-name="ce2" table:formula="of:=IF(AND([.$G17]&lt;[.TZ$1];[.$H17]&gt;=[.TZ$1]);1;&quot;&quot;)">
            <text:p/>
          </table:table-cell>
          <table:table-cell table:style-name="ce2" table:formula="of:=IF(AND([.$G17]&lt;[.UA$1];[.$H17]&gt;=[.UA$1]);1;&quot;&quot;)">
            <text:p/>
          </table:table-cell>
          <table:table-cell table:style-name="ce2" table:formula="of:=IF(AND([.$G17]&lt;[.UB$1];[.$H17]&gt;=[.UB$1]);1;&quot;&quot;)">
            <text:p/>
          </table:table-cell>
          <table:table-cell table:style-name="ce2" table:formula="of:=IF(AND([.$G17]&lt;[.UC$1];[.$H17]&gt;=[.UC$1]);1;&quot;&quot;)">
            <text:p/>
          </table:table-cell>
          <table:table-cell table:style-name="ce2" table:formula="of:=IF(AND([.$G17]&lt;[.UD$1];[.$H17]&gt;=[.UD$1]);1;&quot;&quot;)">
            <text:p/>
          </table:table-cell>
          <table:table-cell table:style-name="ce2" table:formula="of:=IF(AND([.$G17]&lt;[.UE$1];[.$H17]&gt;=[.UE$1]);1;&quot;&quot;)">
            <text:p/>
          </table:table-cell>
          <table:table-cell table:style-name="ce2" table:formula="of:=IF(AND([.$G17]&lt;[.UF$1];[.$H17]&gt;=[.UF$1]);1;&quot;&quot;)">
            <text:p/>
          </table:table-cell>
          <table:table-cell table:style-name="ce2" table:formula="of:=IF(AND([.$G17]&lt;[.UG$1];[.$H17]&gt;=[.UG$1]);1;&quot;&quot;)">
            <text:p/>
          </table:table-cell>
          <table:table-cell table:style-name="ce2" table:formula="of:=IF(AND([.$G17]&lt;[.UH$1];[.$H17]&gt;=[.UH$1]);1;&quot;&quot;)">
            <text:p/>
          </table:table-cell>
          <table:table-cell table:style-name="ce2" table:formula="of:=IF(AND([.$G17]&lt;[.UI$1];[.$H17]&gt;=[.UI$1]);1;&quot;&quot;)">
            <text:p/>
          </table:table-cell>
          <table:table-cell table:style-name="ce2" table:formula="of:=IF(AND([.$G17]&lt;[.UJ$1];[.$H17]&gt;=[.UJ$1]);1;&quot;&quot;)">
            <text:p/>
          </table:table-cell>
          <table:table-cell table:style-name="ce2" table:formula="of:=IF(AND([.$G17]&lt;[.UK$1];[.$H17]&gt;=[.UK$1]);1;&quot;&quot;)">
            <text:p/>
          </table:table-cell>
          <table:table-cell table:style-name="ce2" table:formula="of:=IF(AND([.$G17]&lt;[.UL$1];[.$H17]&gt;=[.UL$1]);1;&quot;&quot;)">
            <text:p/>
          </table:table-cell>
          <table:table-cell table:style-name="ce2" table:formula="of:=IF(AND([.$G17]&lt;[.UM$1];[.$H17]&gt;=[.UM$1]);1;&quot;&quot;)">
            <text:p/>
          </table:table-cell>
          <table:table-cell table:style-name="ce2" table:formula="of:=IF(AND([.$G17]&lt;[.UN$1];[.$H17]&gt;=[.UN$1]);1;&quot;&quot;)">
            <text:p/>
          </table:table-cell>
          <table:table-cell table:style-name="ce2" table:formula="of:=IF(AND([.$G17]&lt;[.UO$1];[.$H17]&gt;=[.UO$1]);1;&quot;&quot;)">
            <text:p/>
          </table:table-cell>
          <table:table-cell table:style-name="ce2" table:formula="of:=IF(AND([.$G17]&lt;[.UP$1];[.$H17]&gt;=[.UP$1]);1;&quot;&quot;)">
            <text:p/>
          </table:table-cell>
          <table:table-cell table:style-name="ce2" table:formula="of:=IF(AND([.$G17]&lt;[.UQ$1];[.$H17]&gt;=[.UQ$1]);1;&quot;&quot;)">
            <text:p/>
          </table:table-cell>
          <table:table-cell table:style-name="ce2" table:formula="of:=IF(AND([.$G17]&lt;[.UR$1];[.$H17]&gt;=[.UR$1]);1;&quot;&quot;)">
            <text:p/>
          </table:table-cell>
          <table:table-cell table:style-name="ce2" table:formula="of:=IF(AND([.$G17]&lt;[.US$1];[.$H17]&gt;=[.US$1]);1;&quot;&quot;)">
            <text:p/>
          </table:table-cell>
          <table:table-cell table:style-name="ce2" table:formula="of:=IF(AND([.$G17]&lt;[.UT$1];[.$H17]&gt;=[.UT$1]);1;&quot;&quot;)">
            <text:p/>
          </table:table-cell>
          <table:table-cell table:style-name="ce2" table:formula="of:=IF(AND([.$G17]&lt;[.UU$1];[.$H17]&gt;=[.UU$1]);1;&quot;&quot;)">
            <text:p/>
          </table:table-cell>
          <table:table-cell table:style-name="ce2" table:formula="of:=IF(AND([.$G17]&lt;[.UV$1];[.$H17]&gt;=[.UV$1]);1;&quot;&quot;)">
            <text:p/>
          </table:table-cell>
          <table:table-cell table:style-name="ce2" table:formula="of:=IF(AND([.$G17]&lt;[.UW$1];[.$H17]&gt;=[.UW$1]);1;&quot;&quot;)">
            <text:p/>
          </table:table-cell>
          <table:table-cell table:style-name="ce2" table:formula="of:=IF(AND([.$G17]&lt;[.UX$1];[.$H17]&gt;=[.UX$1]);1;&quot;&quot;)">
            <text:p/>
          </table:table-cell>
          <table:table-cell table:style-name="ce2" table:formula="of:=IF(AND([.$G17]&lt;[.UY$1];[.$H17]&gt;=[.UY$1]);1;&quot;&quot;)">
            <text:p/>
          </table:table-cell>
          <table:table-cell table:style-name="ce2" table:formula="of:=IF(AND([.$G17]&lt;[.UZ$1];[.$H17]&gt;=[.UZ$1]);1;&quot;&quot;)">
            <text:p/>
          </table:table-cell>
          <table:table-cell table:style-name="ce2" table:formula="of:=IF(AND([.$G17]&lt;[.VA$1];[.$H17]&gt;=[.VA$1]);1;&quot;&quot;)">
            <text:p/>
          </table:table-cell>
          <table:table-cell table:style-name="ce2" table:formula="of:=IF(AND([.$G17]&lt;[.VB$1];[.$H17]&gt;=[.VB$1]);1;&quot;&quot;)">
            <text:p/>
          </table:table-cell>
          <table:table-cell table:style-name="ce2" table:formula="of:=IF(AND([.$G17]&lt;[.VC$1];[.$H17]&gt;=[.VC$1]);1;&quot;&quot;)">
            <text:p/>
          </table:table-cell>
          <table:table-cell table:style-name="ce2" table:formula="of:=IF(AND([.$G17]&lt;[.VD$1];[.$H17]&gt;=[.VD$1]);1;&quot;&quot;)">
            <text:p/>
          </table:table-cell>
          <table:table-cell table:style-name="ce2" table:formula="of:=IF(AND([.$G17]&lt;[.VE$1];[.$H17]&gt;=[.VE$1]);1;&quot;&quot;)">
            <text:p/>
          </table:table-cell>
          <table:table-cell table:style-name="ce2" table:formula="of:=IF(AND([.$G17]&lt;[.VF$1];[.$H17]&gt;=[.VF$1]);1;&quot;&quot;)">
            <text:p/>
          </table:table-cell>
          <table:table-cell table:style-name="ce2" table:formula="of:=IF(AND([.$G17]&lt;[.VG$1];[.$H17]&gt;=[.VG$1]);1;&quot;&quot;)">
            <text:p/>
          </table:table-cell>
          <table:table-cell table:style-name="ce2" table:formula="of:=IF(AND([.$G17]&lt;[.VH$1];[.$H17]&gt;=[.VH$1]);1;&quot;&quot;)">
            <text:p/>
          </table:table-cell>
          <table:table-cell table:style-name="ce2" table:formula="of:=IF(AND([.$G17]&lt;[.VI$1];[.$H17]&gt;=[.VI$1]);1;&quot;&quot;)">
            <text:p/>
          </table:table-cell>
          <table:table-cell table:style-name="ce2" table:formula="of:=IF(AND([.$G17]&lt;[.VJ$1];[.$H17]&gt;=[.VJ$1]);1;&quot;&quot;)">
            <text:p/>
          </table:table-cell>
          <table:table-cell table:style-name="ce2" table:formula="of:=IF(AND([.$G17]&lt;[.VK$1];[.$H17]&gt;=[.VK$1]);1;&quot;&quot;)">
            <text:p/>
          </table:table-cell>
          <table:table-cell table:style-name="ce2" table:formula="of:=IF(AND([.$G17]&lt;[.VL$1];[.$H17]&gt;=[.VL$1]);1;&quot;&quot;)">
            <text:p/>
          </table:table-cell>
          <table:table-cell table:style-name="ce2" table:formula="of:=IF(AND([.$G17]&lt;[.VM$1];[.$H17]&gt;=[.VM$1]);1;&quot;&quot;)">
            <text:p/>
          </table:table-cell>
          <table:table-cell table:style-name="ce2" table:formula="of:=IF(AND([.$G17]&lt;[.VN$1];[.$H17]&gt;=[.VN$1]);1;&quot;&quot;)">
            <text:p/>
          </table:table-cell>
          <table:table-cell table:style-name="ce2" table:formula="of:=IF(AND([.$G17]&lt;[.VO$1];[.$H17]&gt;=[.VO$1]);1;&quot;&quot;)">
            <text:p/>
          </table:table-cell>
          <table:table-cell table:style-name="ce2" table:formula="of:=IF(AND([.$G17]&lt;[.VP$1];[.$H17]&gt;=[.VP$1]);1;&quot;&quot;)">
            <text:p/>
          </table:table-cell>
          <table:table-cell table:style-name="ce2" table:formula="of:=IF(AND([.$G17]&lt;[.VQ$1];[.$H17]&gt;=[.VQ$1]);1;&quot;&quot;)">
            <text:p/>
          </table:table-cell>
          <table:table-cell table:style-name="ce2" table:formula="of:=IF(AND([.$G17]&lt;[.VR$1];[.$H17]&gt;=[.VR$1]);1;&quot;&quot;)">
            <text:p/>
          </table:table-cell>
          <table:table-cell table:style-name="ce2" table:formula="of:=IF(AND([.$G17]&lt;[.VS$1];[.$H17]&gt;=[.VS$1]);1;&quot;&quot;)">
            <text:p/>
          </table:table-cell>
          <table:table-cell table:style-name="ce2" table:formula="of:=IF(AND([.$G17]&lt;[.VT$1];[.$H17]&gt;=[.VT$1]);1;&quot;&quot;)">
            <text:p/>
          </table:table-cell>
          <table:table-cell table:style-name="ce2" table:formula="of:=IF(AND([.$G17]&lt;[.VU$1];[.$H17]&gt;=[.VU$1]);1;&quot;&quot;)">
            <text:p/>
          </table:table-cell>
          <table:table-cell table:style-name="ce2" table:formula="of:=IF(AND([.$G17]&lt;[.VV$1];[.$H17]&gt;=[.VV$1]);1;&quot;&quot;)">
            <text:p/>
          </table:table-cell>
          <table:table-cell table:style-name="ce2" table:formula="of:=IF(AND([.$G17]&lt;[.VW$1];[.$H17]&gt;=[.VW$1]);1;&quot;&quot;)">
            <text:p/>
          </table:table-cell>
          <table:table-cell table:style-name="ce2" table:formula="of:=IF(AND([.$G17]&lt;[.VX$1];[.$H17]&gt;=[.VX$1]);1;&quot;&quot;)">
            <text:p/>
          </table:table-cell>
          <table:table-cell table:style-name="ce2" table:formula="of:=IF(AND([.$G17]&lt;[.VY$1];[.$H17]&gt;=[.VY$1]);1;&quot;&quot;)">
            <text:p/>
          </table:table-cell>
          <table:table-cell table:style-name="ce2" table:formula="of:=IF(AND([.$G17]&lt;[.VZ$1];[.$H17]&gt;=[.VZ$1]);1;&quot;&quot;)">
            <text:p/>
          </table:table-cell>
          <table:table-cell table:style-name="ce2" table:formula="of:=IF(AND([.$G17]&lt;[.WA$1];[.$H17]&gt;=[.WA$1]);1;&quot;&quot;)">
            <text:p/>
          </table:table-cell>
          <table:table-cell table:style-name="ce2" table:formula="of:=IF(AND([.$G17]&lt;[.WB$1];[.$H17]&gt;=[.WB$1]);1;&quot;&quot;)">
            <text:p/>
          </table:table-cell>
          <table:table-cell table:style-name="ce2" table:formula="of:=IF(AND([.$G17]&lt;[.WC$1];[.$H17]&gt;=[.WC$1]);1;&quot;&quot;)">
            <text:p/>
          </table:table-cell>
          <table:table-cell table:style-name="ce2" table:formula="of:=IF(AND([.$G17]&lt;[.WD$1];[.$H17]&gt;=[.WD$1]);1;&quot;&quot;)">
            <text:p/>
          </table:table-cell>
          <table:table-cell table:style-name="ce2" table:formula="of:=IF(AND([.$G17]&lt;[.WE$1];[.$H17]&gt;=[.WE$1]);1;&quot;&quot;)">
            <text:p/>
          </table:table-cell>
          <table:table-cell table:style-name="ce2" table:formula="of:=IF(AND([.$G17]&lt;[.WF$1];[.$H17]&gt;=[.WF$1]);1;&quot;&quot;)">
            <text:p/>
          </table:table-cell>
          <table:table-cell table:style-name="ce2" table:formula="of:=IF(AND([.$G17]&lt;[.WG$1];[.$H17]&gt;=[.WG$1]);1;&quot;&quot;)">
            <text:p/>
          </table:table-cell>
          <table:table-cell table:style-name="ce2" table:formula="of:=IF(AND([.$G17]&lt;[.WH$1];[.$H17]&gt;=[.WH$1]);1;&quot;&quot;)">
            <text:p/>
          </table:table-cell>
          <table:table-cell table:style-name="ce2" table:formula="of:=IF(AND([.$G17]&lt;[.WI$1];[.$H17]&gt;=[.WI$1]);1;&quot;&quot;)">
            <text:p/>
          </table:table-cell>
          <table:table-cell table:style-name="ce2" table:formula="of:=IF(AND([.$G17]&lt;[.WJ$1];[.$H17]&gt;=[.WJ$1]);1;&quot;&quot;)">
            <text:p/>
          </table:table-cell>
          <table:table-cell table:style-name="ce2" table:formula="of:=IF(AND([.$G17]&lt;[.WK$1];[.$H17]&gt;=[.WK$1]);1;&quot;&quot;)">
            <text:p/>
          </table:table-cell>
          <table:table-cell table:style-name="ce2" table:formula="of:=IF(AND([.$G17]&lt;[.WL$1];[.$H17]&gt;=[.WL$1]);1;&quot;&quot;)">
            <text:p/>
          </table:table-cell>
          <table:table-cell table:style-name="ce2" table:formula="of:=IF(AND([.$G17]&lt;[.WM$1];[.$H17]&gt;=[.WM$1]);1;&quot;&quot;)">
            <text:p/>
          </table:table-cell>
          <table:table-cell table:style-name="ce2" table:formula="of:=IF(AND([.$G17]&lt;[.WN$1];[.$H17]&gt;=[.WN$1]);1;&quot;&quot;)">
            <text:p/>
          </table:table-cell>
          <table:table-cell table:style-name="ce2" table:formula="of:=IF(AND([.$G17]&lt;[.WO$1];[.$H17]&gt;=[.WO$1]);1;&quot;&quot;)">
            <text:p/>
          </table:table-cell>
          <table:table-cell table:style-name="ce2" table:formula="of:=IF(AND([.$G17]&lt;[.WP$1];[.$H17]&gt;=[.WP$1]);1;&quot;&quot;)">
            <text:p/>
          </table:table-cell>
          <table:table-cell table:style-name="ce2" table:formula="of:=IF(AND([.$G17]&lt;[.WQ$1];[.$H17]&gt;=[.WQ$1]);1;&quot;&quot;)">
            <text:p/>
          </table:table-cell>
          <table:table-cell table:style-name="ce2" table:formula="of:=IF(AND([.$G17]&lt;[.WR$1];[.$H17]&gt;=[.WR$1]);1;&quot;&quot;)">
            <text:p/>
          </table:table-cell>
          <table:table-cell table:style-name="ce2" table:formula="of:=IF(AND([.$G17]&lt;[.WS$1];[.$H17]&gt;=[.WS$1]);1;&quot;&quot;)">
            <text:p/>
          </table:table-cell>
          <table:table-cell table:style-name="ce2" table:formula="of:=IF(AND([.$G17]&lt;[.WT$1];[.$H17]&gt;=[.WT$1]);1;&quot;&quot;)">
            <text:p/>
          </table:table-cell>
          <table:table-cell table:style-name="ce2" table:formula="of:=IF(AND([.$G17]&lt;[.WU$1];[.$H17]&gt;=[.WU$1]);1;&quot;&quot;)">
            <text:p/>
          </table:table-cell>
          <table:table-cell table:style-name="ce2" table:formula="of:=IF(AND([.$G17]&lt;[.WV$1];[.$H17]&gt;=[.WV$1]);1;&quot;&quot;)">
            <text:p/>
          </table:table-cell>
          <table:table-cell table:style-name="ce2" table:formula="of:=IF(AND([.$G17]&lt;[.WW$1];[.$H17]&gt;=[.WW$1]);1;&quot;&quot;)">
            <text:p/>
          </table:table-cell>
          <table:table-cell table:style-name="ce2" table:formula="of:=IF(AND([.$G17]&lt;[.WX$1];[.$H17]&gt;=[.WX$1]);1;&quot;&quot;)">
            <text:p/>
          </table:table-cell>
          <table:table-cell table:style-name="ce2" table:formula="of:=IF(AND([.$G17]&lt;[.WY$1];[.$H17]&gt;=[.WY$1]);1;&quot;&quot;)">
            <text:p/>
          </table:table-cell>
          <table:table-cell table:style-name="ce2" table:formula="of:=IF(AND([.$G17]&lt;[.WZ$1];[.$H17]&gt;=[.WZ$1]);1;&quot;&quot;)">
            <text:p/>
          </table:table-cell>
          <table:table-cell table:style-name="ce2" table:formula="of:=IF(AND([.$G17]&lt;[.XA$1];[.$H17]&gt;=[.XA$1]);1;&quot;&quot;)">
            <text:p/>
          </table:table-cell>
          <table:table-cell table:style-name="ce2" table:formula="of:=IF(AND([.$G17]&lt;[.XB$1];[.$H17]&gt;=[.XB$1]);1;&quot;&quot;)">
            <text:p/>
          </table:table-cell>
          <table:table-cell table:style-name="ce2" table:formula="of:=IF(AND([.$G17]&lt;[.XC$1];[.$H17]&gt;=[.XC$1]);1;&quot;&quot;)">
            <text:p/>
          </table:table-cell>
          <table:table-cell table:style-name="ce2" table:formula="of:=IF(AND([.$G17]&lt;[.XD$1];[.$H17]&gt;=[.XD$1]);1;&quot;&quot;)">
            <text:p/>
          </table:table-cell>
          <table:table-cell table:style-name="ce2" table:formula="of:=IF(AND([.$G17]&lt;[.XE$1];[.$H17]&gt;=[.XE$1]);1;&quot;&quot;)">
            <text:p/>
          </table:table-cell>
          <table:table-cell table:style-name="ce2" table:formula="of:=IF(AND([.$G17]&lt;[.XF$1];[.$H17]&gt;=[.XF$1]);1;&quot;&quot;)">
            <text:p/>
          </table:table-cell>
          <table:table-cell table:style-name="ce2" table:formula="of:=IF(AND([.$G17]&lt;[.XG$1];[.$H17]&gt;=[.XG$1]);1;&quot;&quot;)">
            <text:p/>
          </table:table-cell>
          <table:table-cell table:style-name="ce2" table:formula="of:=IF(AND([.$G17]&lt;[.XH$1];[.$H17]&gt;=[.XH$1]);1;&quot;&quot;)">
            <text:p/>
          </table:table-cell>
          <table:table-cell table:style-name="ce2" table:formula="of:=IF(AND([.$G17]&lt;[.XI$1];[.$H17]&gt;=[.XI$1]);1;&quot;&quot;)">
            <text:p/>
          </table:table-cell>
          <table:table-cell table:style-name="ce2" table:formula="of:=IF(AND([.$G17]&lt;[.XJ$1];[.$H17]&gt;=[.XJ$1]);1;&quot;&quot;)">
            <text:p/>
          </table:table-cell>
          <table:table-cell table:style-name="ce2" table:formula="of:=IF(AND([.$G17]&lt;[.XK$1];[.$H17]&gt;=[.XK$1]);1;&quot;&quot;)">
            <text:p/>
          </table:table-cell>
          <table:table-cell table:style-name="ce2" table:formula="of:=IF(AND([.$G17]&lt;[.XL$1];[.$H17]&gt;=[.XL$1]);1;&quot;&quot;)">
            <text:p/>
          </table:table-cell>
          <table:table-cell table:style-name="ce2" table:formula="of:=IF(AND([.$G17]&lt;[.XM$1];[.$H17]&gt;=[.XM$1]);1;&quot;&quot;)">
            <text:p/>
          </table:table-cell>
          <table:table-cell table:style-name="ce2" table:formula="of:=IF(AND([.$G17]&lt;[.XN$1];[.$H17]&gt;=[.XN$1]);1;&quot;&quot;)">
            <text:p/>
          </table:table-cell>
          <table:table-cell table:style-name="ce2" table:formula="of:=IF(AND([.$G17]&lt;[.XO$1];[.$H17]&gt;=[.XO$1]);1;&quot;&quot;)">
            <text:p/>
          </table:table-cell>
          <table:table-cell table:style-name="ce2" table:formula="of:=IF(AND([.$G17]&lt;[.XP$1];[.$H17]&gt;=[.XP$1]);1;&quot;&quot;)">
            <text:p/>
          </table:table-cell>
          <table:table-cell table:style-name="ce2" table:formula="of:=IF(AND([.$G17]&lt;[.XQ$1];[.$H17]&gt;=[.XQ$1]);1;&quot;&quot;)">
            <text:p/>
          </table:table-cell>
          <table:table-cell table:style-name="ce2" table:formula="of:=IF(AND([.$G17]&lt;[.XR$1];[.$H17]&gt;=[.XR$1]);1;&quot;&quot;)">
            <text:p/>
          </table:table-cell>
          <table:table-cell table:style-name="ce2" table:formula="of:=IF(AND([.$G17]&lt;[.XS$1];[.$H17]&gt;=[.XS$1]);1;&quot;&quot;)">
            <text:p/>
          </table:table-cell>
          <table:table-cell table:style-name="ce2" table:formula="of:=IF(AND([.$G17]&lt;[.XT$1];[.$H17]&gt;=[.XT$1]);1;&quot;&quot;)">
            <text:p/>
          </table:table-cell>
          <table:table-cell table:style-name="ce2" table:formula="of:=IF(AND([.$G17]&lt;[.XU$1];[.$H17]&gt;=[.XU$1]);1;&quot;&quot;)">
            <text:p/>
          </table:table-cell>
          <table:table-cell table:style-name="ce2" table:formula="of:=IF(AND([.$G17]&lt;[.XV$1];[.$H17]&gt;=[.XV$1]);1;&quot;&quot;)">
            <text:p/>
          </table:table-cell>
          <table:table-cell table:style-name="ce2" table:formula="of:=IF(AND([.$G17]&lt;[.XW$1];[.$H17]&gt;=[.XW$1]);1;&quot;&quot;)">
            <text:p/>
          </table:table-cell>
          <table:table-cell table:style-name="ce2" table:formula="of:=IF(AND([.$G17]&lt;[.XX$1];[.$H17]&gt;=[.XX$1]);1;&quot;&quot;)">
            <text:p/>
          </table:table-cell>
          <table:table-cell table:style-name="ce2" table:formula="of:=IF(AND([.$G17]&lt;[.XY$1];[.$H17]&gt;=[.XY$1]);1;&quot;&quot;)">
            <text:p/>
          </table:table-cell>
          <table:table-cell table:style-name="ce2" table:formula="of:=IF(AND([.$G17]&lt;[.XZ$1];[.$H17]&gt;=[.XZ$1]);1;&quot;&quot;)">
            <text:p/>
          </table:table-cell>
          <table:table-cell table:style-name="ce2" table:formula="of:=IF(AND([.$G17]&lt;[.YA$1];[.$H17]&gt;=[.YA$1]);1;&quot;&quot;)">
            <text:p/>
          </table:table-cell>
          <table:table-cell table:style-name="ce2" table:formula="of:=IF(AND([.$G17]&lt;[.YB$1];[.$H17]&gt;=[.YB$1]);1;&quot;&quot;)">
            <text:p/>
          </table:table-cell>
          <table:table-cell table:style-name="ce2" table:formula="of:=IF(AND([.$G17]&lt;[.YC$1];[.$H17]&gt;=[.YC$1]);1;&quot;&quot;)">
            <text:p/>
          </table:table-cell>
          <table:table-cell table:style-name="ce2" table:formula="of:=IF(AND([.$G17]&lt;[.YD$1];[.$H17]&gt;=[.YD$1]);1;&quot;&quot;)">
            <text:p/>
          </table:table-cell>
          <table:table-cell table:style-name="ce2" table:formula="of:=IF(AND([.$G17]&lt;[.YE$1];[.$H17]&gt;=[.YE$1]);1;&quot;&quot;)">
            <text:p/>
          </table:table-cell>
          <table:table-cell table:style-name="ce2" table:formula="of:=IF(AND([.$G17]&lt;[.YF$1];[.$H17]&gt;=[.YF$1]);1;&quot;&quot;)">
            <text:p/>
          </table:table-cell>
          <table:table-cell table:style-name="ce2" table:formula="of:=IF(AND([.$G17]&lt;[.YG$1];[.$H17]&gt;=[.YG$1]);1;&quot;&quot;)">
            <text:p/>
          </table:table-cell>
          <table:table-cell table:style-name="ce2" table:formula="of:=IF(AND([.$G17]&lt;[.YH$1];[.$H17]&gt;=[.YH$1]);1;&quot;&quot;)">
            <text:p/>
          </table:table-cell>
          <table:table-cell table:style-name="ce2" table:formula="of:=IF(AND([.$G17]&lt;[.YI$1];[.$H17]&gt;=[.YI$1]);1;&quot;&quot;)">
            <text:p/>
          </table:table-cell>
          <table:table-cell table:style-name="ce2" table:formula="of:=IF(AND([.$G17]&lt;[.YJ$1];[.$H17]&gt;=[.YJ$1]);1;&quot;&quot;)">
            <text:p/>
          </table:table-cell>
          <table:table-cell table:style-name="ce2" table:formula="of:=IF(AND([.$G17]&lt;[.YK$1];[.$H17]&gt;=[.YK$1]);1;&quot;&quot;)">
            <text:p/>
          </table:table-cell>
          <table:table-cell table:style-name="ce2" table:formula="of:=IF(AND([.$G17]&lt;[.YL$1];[.$H17]&gt;=[.YL$1]);1;&quot;&quot;)">
            <text:p/>
          </table:table-cell>
          <table:table-cell table:style-name="ce2" table:formula="of:=IF(AND([.$G17]&lt;[.YM$1];[.$H17]&gt;=[.YM$1]);1;&quot;&quot;)">
            <text:p/>
          </table:table-cell>
          <table:table-cell table:style-name="ce2" table:formula="of:=IF(AND([.$G17]&lt;[.YN$1];[.$H17]&gt;=[.YN$1]);1;&quot;&quot;)">
            <text:p/>
          </table:table-cell>
          <table:table-cell table:style-name="ce2" table:formula="of:=IF(AND([.$G17]&lt;[.YO$1];[.$H17]&gt;=[.YO$1]);1;&quot;&quot;)">
            <text:p/>
          </table:table-cell>
          <table:table-cell table:style-name="ce2" table:formula="of:=IF(AND([.$G17]&lt;[.YP$1];[.$H17]&gt;=[.YP$1]);1;&quot;&quot;)">
            <text:p/>
          </table:table-cell>
          <table:table-cell table:style-name="ce2" table:formula="of:=IF(AND([.$G17]&lt;[.YQ$1];[.$H17]&gt;=[.YQ$1]);1;&quot;&quot;)">
            <text:p/>
          </table:table-cell>
          <table:table-cell table:style-name="ce2" table:formula="of:=IF(AND([.$G17]&lt;[.YR$1];[.$H17]&gt;=[.YR$1]);1;&quot;&quot;)">
            <text:p/>
          </table:table-cell>
          <table:table-cell table:style-name="ce2" table:formula="of:=IF(AND([.$G17]&lt;[.YS$1];[.$H17]&gt;=[.YS$1]);1;&quot;&quot;)">
            <text:p/>
          </table:table-cell>
          <table:table-cell table:style-name="ce2" table:formula="of:=IF(AND([.$G17]&lt;[.YT$1];[.$H17]&gt;=[.YT$1]);1;&quot;&quot;)">
            <text:p/>
          </table:table-cell>
          <table:table-cell table:style-name="ce2" table:formula="of:=IF(AND([.$G17]&lt;[.YU$1];[.$H17]&gt;=[.YU$1]);1;&quot;&quot;)">
            <text:p/>
          </table:table-cell>
          <table:table-cell table:style-name="ce2" table:formula="of:=IF(AND([.$G17]&lt;[.YV$1];[.$H17]&gt;=[.YV$1]);1;&quot;&quot;)">
            <text:p/>
          </table:table-cell>
          <table:table-cell table:style-name="ce2" table:formula="of:=IF(AND([.$G17]&lt;[.YW$1];[.$H17]&gt;=[.YW$1]);1;&quot;&quot;)">
            <text:p/>
          </table:table-cell>
          <table:table-cell table:style-name="ce2" table:formula="of:=IF(AND([.$G17]&lt;[.YX$1];[.$H17]&gt;=[.YX$1]);1;&quot;&quot;)">
            <text:p/>
          </table:table-cell>
          <table:table-cell table:style-name="ce2" table:formula="of:=IF(AND([.$G17]&lt;[.YY$1];[.$H17]&gt;=[.YY$1]);1;&quot;&quot;)">
            <text:p/>
          </table:table-cell>
          <table:table-cell table:style-name="ce2" table:formula="of:=IF(AND([.$G17]&lt;[.YZ$1];[.$H17]&gt;=[.YZ$1]);1;&quot;&quot;)">
            <text:p/>
          </table:table-cell>
          <table:table-cell table:style-name="ce2" table:formula="of:=IF(AND([.$G17]&lt;[.ZA$1];[.$H17]&gt;=[.ZA$1]);1;&quot;&quot;)">
            <text:p/>
          </table:table-cell>
          <table:table-cell table:style-name="ce2" table:formula="of:=IF(AND([.$G17]&lt;[.ZB$1];[.$H17]&gt;=[.ZB$1]);1;&quot;&quot;)">
            <text:p/>
          </table:table-cell>
          <table:table-cell table:style-name="ce2" table:formula="of:=IF(AND([.$G17]&lt;[.ZC$1];[.$H17]&gt;=[.ZC$1]);1;&quot;&quot;)">
            <text:p/>
          </table:table-cell>
          <table:table-cell table:style-name="ce2" table:formula="of:=IF(AND([.$G17]&lt;[.ZD$1];[.$H17]&gt;=[.ZD$1]);1;&quot;&quot;)">
            <text:p/>
          </table:table-cell>
          <table:table-cell table:style-name="ce2" table:formula="of:=IF(AND([.$G17]&lt;[.ZE$1];[.$H17]&gt;=[.ZE$1]);1;&quot;&quot;)">
            <text:p/>
          </table:table-cell>
          <table:table-cell table:style-name="ce2" table:formula="of:=IF(AND([.$G17]&lt;[.ZF$1];[.$H17]&gt;=[.ZF$1]);1;&quot;&quot;)">
            <text:p/>
          </table:table-cell>
          <table:table-cell table:style-name="ce2" table:formula="of:=IF(AND([.$G17]&lt;[.ZG$1];[.$H17]&gt;=[.ZG$1]);1;&quot;&quot;)">
            <text:p/>
          </table:table-cell>
          <table:table-cell table:style-name="ce2" table:formula="of:=IF(AND([.$G17]&lt;[.ZH$1];[.$H17]&gt;=[.ZH$1]);1;&quot;&quot;)">
            <text:p/>
          </table:table-cell>
          <table:table-cell table:style-name="ce2" table:formula="of:=IF(AND([.$G17]&lt;[.ZI$1];[.$H17]&gt;=[.ZI$1]);1;&quot;&quot;)">
            <text:p/>
          </table:table-cell>
          <table:table-cell table:style-name="ce2" table:formula="of:=IF(AND([.$G17]&lt;[.ZJ$1];[.$H17]&gt;=[.ZJ$1]);1;&quot;&quot;)">
            <text:p/>
          </table:table-cell>
          <table:table-cell table:style-name="ce2" table:formula="of:=IF(AND([.$G17]&lt;[.ZK$1];[.$H17]&gt;=[.ZK$1]);1;&quot;&quot;)">
            <text:p/>
          </table:table-cell>
          <table:table-cell table:style-name="ce2" table:formula="of:=IF(AND([.$G17]&lt;[.ZL$1];[.$H17]&gt;=[.ZL$1]);1;&quot;&quot;)">
            <text:p/>
          </table:table-cell>
          <table:table-cell table:style-name="ce2" table:formula="of:=IF(AND([.$G17]&lt;[.ZM$1];[.$H17]&gt;=[.ZM$1]);1;&quot;&quot;)">
            <text:p/>
          </table:table-cell>
          <table:table-cell table:style-name="ce2" table:formula="of:=IF(AND([.$G17]&lt;[.ZN$1];[.$H17]&gt;=[.ZN$1]);1;&quot;&quot;)">
            <text:p/>
          </table:table-cell>
          <table:table-cell table:style-name="ce2" table:formula="of:=IF(AND([.$G17]&lt;[.ZO$1];[.$H17]&gt;=[.ZO$1]);1;&quot;&quot;)">
            <text:p/>
          </table:table-cell>
          <table:table-cell table:style-name="ce2" table:formula="of:=IF(AND([.$G17]&lt;[.ZP$1];[.$H17]&gt;=[.ZP$1]);1;&quot;&quot;)">
            <text:p/>
          </table:table-cell>
          <table:table-cell table:style-name="ce2" table:formula="of:=IF(AND([.$G17]&lt;[.ZQ$1];[.$H17]&gt;=[.ZQ$1]);1;&quot;&quot;)">
            <text:p/>
          </table:table-cell>
          <table:table-cell table:style-name="ce2" table:formula="of:=IF(AND([.$G17]&lt;[.ZR$1];[.$H17]&gt;=[.ZR$1]);1;&quot;&quot;)">
            <text:p/>
          </table:table-cell>
          <table:table-cell table:style-name="ce2" table:formula="of:=IF(AND([.$G17]&lt;[.ZS$1];[.$H17]&gt;=[.ZS$1]);1;&quot;&quot;)">
            <text:p/>
          </table:table-cell>
          <table:table-cell table:style-name="ce2" table:formula="of:=IF(AND([.$G17]&lt;[.ZT$1];[.$H17]&gt;=[.ZT$1]);1;&quot;&quot;)">
            <text:p/>
          </table:table-cell>
          <table:table-cell table:style-name="ce2" table:formula="of:=IF(AND([.$G17]&lt;[.ZU$1];[.$H17]&gt;=[.ZU$1]);1;&quot;&quot;)">
            <text:p/>
          </table:table-cell>
          <table:table-cell table:style-name="ce2" table:formula="of:=IF(AND([.$G17]&lt;[.ZV$1];[.$H17]&gt;=[.ZV$1]);1;&quot;&quot;)">
            <text:p/>
          </table:table-cell>
          <table:table-cell table:style-name="ce2" table:formula="of:=IF(AND([.$G17]&lt;[.ZW$1];[.$H17]&gt;=[.ZW$1]);1;&quot;&quot;)">
            <text:p/>
          </table:table-cell>
          <table:table-cell table:style-name="ce2" table:formula="of:=IF(AND([.$G17]&lt;[.ZX$1];[.$H17]&gt;=[.ZX$1]);1;&quot;&quot;)">
            <text:p/>
          </table:table-cell>
          <table:table-cell table:style-name="ce2" table:formula="of:=IF(AND([.$G17]&lt;[.ZY$1];[.$H17]&gt;=[.ZY$1]);1;&quot;&quot;)">
            <text:p/>
          </table:table-cell>
          <table:table-cell table:style-name="ce2" table:formula="of:=IF(AND([.$G17]&lt;[.ZZ$1];[.$H17]&gt;=[.ZZ$1]);1;&quot;&quot;)">
            <text:p/>
          </table:table-cell>
          <table:table-cell table:style-name="ce2" table:formula="of:=IF(AND([.$G17]&lt;[.AAA$1];[.$H17]&gt;=[.AAA$1]);1;&quot;&quot;)">
            <text:p/>
          </table:table-cell>
          <table:table-cell table:style-name="ce2" table:formula="of:=IF(AND([.$G17]&lt;[.AAB$1];[.$H17]&gt;=[.AAB$1]);1;&quot;&quot;)">
            <text:p/>
          </table:table-cell>
          <table:table-cell table:style-name="ce2" table:formula="of:=IF(AND([.$G17]&lt;[.AAC$1];[.$H17]&gt;=[.AAC$1]);1;&quot;&quot;)">
            <text:p/>
          </table:table-cell>
          <table:table-cell table:style-name="ce2" table:formula="of:=IF(AND([.$G17]&lt;[.AAD$1];[.$H17]&gt;=[.AAD$1]);1;&quot;&quot;)">
            <text:p/>
          </table:table-cell>
          <table:table-cell table:style-name="ce2" table:formula="of:=IF(AND([.$G17]&lt;[.AAE$1];[.$H17]&gt;=[.AAE$1]);1;&quot;&quot;)">
            <text:p/>
          </table:table-cell>
          <table:table-cell table:style-name="ce2" table:formula="of:=IF(AND([.$G17]&lt;[.AAF$1];[.$H17]&gt;=[.AAF$1]);1;&quot;&quot;)">
            <text:p/>
          </table:table-cell>
          <table:table-cell table:style-name="ce2" table:formula="of:=IF(AND([.$G17]&lt;[.AAG$1];[.$H17]&gt;=[.AAG$1]);1;&quot;&quot;)">
            <text:p/>
          </table:table-cell>
          <table:table-cell table:style-name="ce2" table:formula="of:=IF(AND([.$G17]&lt;[.AAH$1];[.$H17]&gt;=[.AAH$1]);1;&quot;&quot;)">
            <text:p/>
          </table:table-cell>
          <table:table-cell table:style-name="ce2" table:formula="of:=IF(AND([.$G17]&lt;[.AAI$1];[.$H17]&gt;=[.AAI$1]);1;&quot;&quot;)">
            <text:p/>
          </table:table-cell>
          <table:table-cell table:style-name="ce2" table:formula="of:=IF(AND([.$G17]&lt;[.AAJ$1];[.$H17]&gt;=[.AAJ$1]);1;&quot;&quot;)">
            <text:p/>
          </table:table-cell>
          <table:table-cell table:style-name="ce2" table:formula="of:=IF(AND([.$G17]&lt;[.AAK$1];[.$H17]&gt;=[.AAK$1]);1;&quot;&quot;)">
            <text:p/>
          </table:table-cell>
          <table:table-cell table:style-name="ce2" table:formula="of:=IF(AND([.$G17]&lt;[.AAL$1];[.$H17]&gt;=[.AAL$1]);1;&quot;&quot;)">
            <text:p/>
          </table:table-cell>
          <table:table-cell table:style-name="ce2" table:formula="of:=IF(AND([.$G17]&lt;[.AAM$1];[.$H17]&gt;=[.AAM$1]);1;&quot;&quot;)">
            <text:p/>
          </table:table-cell>
          <table:table-cell table:style-name="ce2" table:formula="of:=IF(AND([.$G17]&lt;[.AAN$1];[.$H17]&gt;=[.AAN$1]);1;&quot;&quot;)">
            <text:p/>
          </table:table-cell>
          <table:table-cell table:style-name="ce2" table:formula="of:=IF(AND([.$G17]&lt;[.AAO$1];[.$H17]&gt;=[.AAO$1]);1;&quot;&quot;)">
            <text:p/>
          </table:table-cell>
          <table:table-cell table:style-name="ce2" table:formula="of:=IF(AND([.$G17]&lt;[.AAP$1];[.$H17]&gt;=[.AAP$1]);1;&quot;&quot;)">
            <text:p/>
          </table:table-cell>
          <table:table-cell table:style-name="ce2" table:formula="of:=IF(AND([.$G17]&lt;[.AAQ$1];[.$H17]&gt;=[.AAQ$1]);1;&quot;&quot;)">
            <text:p/>
          </table:table-cell>
          <table:table-cell table:style-name="ce2" table:formula="of:=IF(AND([.$G17]&lt;[.AAR$1];[.$H17]&gt;=[.AAR$1]);1;&quot;&quot;)">
            <text:p/>
          </table:table-cell>
          <table:table-cell table:style-name="ce2" table:formula="of:=IF(AND([.$G17]&lt;[.AAS$1];[.$H17]&gt;=[.AAS$1]);1;&quot;&quot;)">
            <text:p/>
          </table:table-cell>
          <table:table-cell table:style-name="ce2" table:formula="of:=IF(AND([.$G17]&lt;[.AAT$1];[.$H17]&gt;=[.AAT$1]);1;&quot;&quot;)">
            <text:p/>
          </table:table-cell>
          <table:table-cell table:style-name="ce2" table:formula="of:=IF(AND([.$G17]&lt;[.AAU$1];[.$H17]&gt;=[.AAU$1]);1;&quot;&quot;)">
            <text:p/>
          </table:table-cell>
          <table:table-cell table:style-name="ce2" table:formula="of:=IF(AND([.$G17]&lt;[.AAV$1];[.$H17]&gt;=[.AAV$1]);1;&quot;&quot;)">
            <text:p/>
          </table:table-cell>
          <table:table-cell table:style-name="ce2" table:formula="of:=IF(AND([.$G17]&lt;[.AAW$1];[.$H17]&gt;=[.AAW$1]);1;&quot;&quot;)">
            <text:p/>
          </table:table-cell>
          <table:table-cell table:style-name="ce2" table:formula="of:=IF(AND([.$G17]&lt;[.AAX$1];[.$H17]&gt;=[.AAX$1]);1;&quot;&quot;)">
            <text:p/>
          </table:table-cell>
          <table:table-cell table:style-name="ce2" table:formula="of:=IF(AND([.$G17]&lt;[.AAY$1];[.$H17]&gt;=[.AAY$1]);1;&quot;&quot;)">
            <text:p/>
          </table:table-cell>
          <table:table-cell table:style-name="ce2" table:formula="of:=IF(AND([.$G17]&lt;[.AAZ$1];[.$H17]&gt;=[.AAZ$1]);1;&quot;&quot;)">
            <text:p/>
          </table:table-cell>
          <table:table-cell table:style-name="ce2" table:formula="of:=IF(AND([.$G17]&lt;[.ABA$1];[.$H17]&gt;=[.ABA$1]);1;&quot;&quot;)">
            <text:p/>
          </table:table-cell>
          <table:table-cell table:style-name="ce2" table:formula="of:=IF(AND([.$G17]&lt;[.ABB$1];[.$H17]&gt;=[.ABB$1]);1;&quot;&quot;)">
            <text:p/>
          </table:table-cell>
          <table:table-cell table:style-name="ce2" table:formula="of:=IF(AND([.$G17]&lt;[.ABC$1];[.$H17]&gt;=[.ABC$1]);1;&quot;&quot;)">
            <text:p/>
          </table:table-cell>
          <table:table-cell table:style-name="ce2" table:formula="of:=IF(AND([.$G17]&lt;[.ABD$1];[.$H17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8];[.$A:.$H];8;0);VLOOKUP([.D18];[.$A:.$H];8;0);VLOOKUP([.E18];[.$A:.$H];8;0);VLOOKUP([.F18];[.$A:.$H];8;0))" office:value-type="float" office:value="923" calcext:value-type="float">
            <text:p>923</text:p>
          </table:table-cell>
          <table:table-cell table:formula="of:=[.G18]+[.B18]" office:value-type="float" office:value="1051" calcext:value-type="float">
            <text:p>1051</text:p>
          </table:table-cell>
          <table:table-cell table:formula="of:=IF(AND([.G18]&lt;800;[.H18]&gt;800);1;0)" office:value-type="float" office:value="0" calcext:value-type="float">
            <text:p>0</text:p>
          </table:table-cell>
          <table:table-cell table:style-name="ce2" table:formula="of:=IF(AND([.$G18]&lt;[.J$1];[.$H18]&gt;=[.J$1]);1;&quot;&quot;)">
            <text:p/>
          </table:table-cell>
          <table:table-cell table:style-name="ce2" table:formula="of:=IF(AND([.$G18]&lt;[.K$1];[.$H18]&gt;=[.K$1]);1;&quot;&quot;)">
            <text:p/>
          </table:table-cell>
          <table:table-cell table:style-name="ce2" table:formula="of:=IF(AND([.$G18]&lt;[.L$1];[.$H18]&gt;=[.L$1]);1;&quot;&quot;)">
            <text:p/>
          </table:table-cell>
          <table:table-cell table:style-name="ce2" table:formula="of:=IF(AND([.$G18]&lt;[.M$1];[.$H18]&gt;=[.M$1]);1;&quot;&quot;)">
            <text:p/>
          </table:table-cell>
          <table:table-cell table:style-name="ce2" table:formula="of:=IF(AND([.$G18]&lt;[.N$1];[.$H18]&gt;=[.N$1]);1;&quot;&quot;)">
            <text:p/>
          </table:table-cell>
          <table:table-cell table:style-name="ce2" table:formula="of:=IF(AND([.$G18]&lt;[.O$1];[.$H18]&gt;=[.O$1]);1;&quot;&quot;)">
            <text:p/>
          </table:table-cell>
          <table:table-cell table:style-name="ce2" table:formula="of:=IF(AND([.$G18]&lt;[.P$1];[.$H18]&gt;=[.P$1]);1;&quot;&quot;)">
            <text:p/>
          </table:table-cell>
          <table:table-cell table:style-name="ce2" table:formula="of:=IF(AND([.$G18]&lt;[.Q$1];[.$H18]&gt;=[.Q$1]);1;&quot;&quot;)">
            <text:p/>
          </table:table-cell>
          <table:table-cell table:style-name="ce2" table:formula="of:=IF(AND([.$G18]&lt;[.R$1];[.$H18]&gt;=[.R$1]);1;&quot;&quot;)">
            <text:p/>
          </table:table-cell>
          <table:table-cell table:style-name="ce2" table:formula="of:=IF(AND([.$G18]&lt;[.S$1];[.$H18]&gt;=[.S$1]);1;&quot;&quot;)">
            <text:p/>
          </table:table-cell>
          <table:table-cell table:style-name="ce2" table:formula="of:=IF(AND([.$G18]&lt;[.T$1];[.$H18]&gt;=[.T$1]);1;&quot;&quot;)">
            <text:p/>
          </table:table-cell>
          <table:table-cell table:style-name="ce2" table:formula="of:=IF(AND([.$G18]&lt;[.U$1];[.$H18]&gt;=[.U$1]);1;&quot;&quot;)">
            <text:p/>
          </table:table-cell>
          <table:table-cell table:style-name="ce2" table:formula="of:=IF(AND([.$G18]&lt;[.V$1];[.$H18]&gt;=[.V$1]);1;&quot;&quot;)">
            <text:p/>
          </table:table-cell>
          <table:table-cell table:style-name="ce2" table:formula="of:=IF(AND([.$G18]&lt;[.W$1];[.$H18]&gt;=[.W$1]);1;&quot;&quot;)">
            <text:p/>
          </table:table-cell>
          <table:table-cell table:style-name="ce2" table:formula="of:=IF(AND([.$G18]&lt;[.X$1];[.$H18]&gt;=[.X$1]);1;&quot;&quot;)">
            <text:p/>
          </table:table-cell>
          <table:table-cell table:style-name="ce2" table:formula="of:=IF(AND([.$G18]&lt;[.Y$1];[.$H18]&gt;=[.Y$1]);1;&quot;&quot;)">
            <text:p/>
          </table:table-cell>
          <table:table-cell table:style-name="ce2" table:formula="of:=IF(AND([.$G18]&lt;[.Z$1];[.$H18]&gt;=[.Z$1]);1;&quot;&quot;)">
            <text:p/>
          </table:table-cell>
          <table:table-cell table:style-name="ce2" table:formula="of:=IF(AND([.$G18]&lt;[.AA$1];[.$H18]&gt;=[.AA$1]);1;&quot;&quot;)">
            <text:p/>
          </table:table-cell>
          <table:table-cell table:style-name="ce2" table:formula="of:=IF(AND([.$G18]&lt;[.AB$1];[.$H18]&gt;=[.AB$1]);1;&quot;&quot;)">
            <text:p/>
          </table:table-cell>
          <table:table-cell table:style-name="ce2" table:formula="of:=IF(AND([.$G18]&lt;[.AC$1];[.$H18]&gt;=[.AC$1]);1;&quot;&quot;)">
            <text:p/>
          </table:table-cell>
          <table:table-cell table:style-name="ce2" table:formula="of:=IF(AND([.$G18]&lt;[.AD$1];[.$H18]&gt;=[.AD$1]);1;&quot;&quot;)">
            <text:p/>
          </table:table-cell>
          <table:table-cell table:style-name="ce2" table:formula="of:=IF(AND([.$G18]&lt;[.AE$1];[.$H18]&gt;=[.AE$1]);1;&quot;&quot;)">
            <text:p/>
          </table:table-cell>
          <table:table-cell table:style-name="ce2" table:formula="of:=IF(AND([.$G18]&lt;[.AF$1];[.$H18]&gt;=[.AF$1]);1;&quot;&quot;)">
            <text:p/>
          </table:table-cell>
          <table:table-cell table:style-name="ce2" table:formula="of:=IF(AND([.$G18]&lt;[.AG$1];[.$H18]&gt;=[.AG$1]);1;&quot;&quot;)">
            <text:p/>
          </table:table-cell>
          <table:table-cell table:style-name="ce2" table:formula="of:=IF(AND([.$G18]&lt;[.AH$1];[.$H18]&gt;=[.AH$1]);1;&quot;&quot;)">
            <text:p/>
          </table:table-cell>
          <table:table-cell table:style-name="ce2" table:formula="of:=IF(AND([.$G18]&lt;[.AI$1];[.$H18]&gt;=[.AI$1]);1;&quot;&quot;)">
            <text:p/>
          </table:table-cell>
          <table:table-cell table:style-name="ce2" table:formula="of:=IF(AND([.$G18]&lt;[.AJ$1];[.$H18]&gt;=[.AJ$1]);1;&quot;&quot;)">
            <text:p/>
          </table:table-cell>
          <table:table-cell table:style-name="ce2" table:formula="of:=IF(AND([.$G18]&lt;[.AK$1];[.$H18]&gt;=[.AK$1]);1;&quot;&quot;)">
            <text:p/>
          </table:table-cell>
          <table:table-cell table:style-name="ce2" table:formula="of:=IF(AND([.$G18]&lt;[.AL$1];[.$H18]&gt;=[.AL$1]);1;&quot;&quot;)">
            <text:p/>
          </table:table-cell>
          <table:table-cell table:style-name="ce2" table:formula="of:=IF(AND([.$G18]&lt;[.AM$1];[.$H18]&gt;=[.AM$1]);1;&quot;&quot;)">
            <text:p/>
          </table:table-cell>
          <table:table-cell table:style-name="ce2" table:formula="of:=IF(AND([.$G18]&lt;[.AN$1];[.$H18]&gt;=[.AN$1]);1;&quot;&quot;)">
            <text:p/>
          </table:table-cell>
          <table:table-cell table:style-name="ce2" table:formula="of:=IF(AND([.$G18]&lt;[.AO$1];[.$H18]&gt;=[.AO$1]);1;&quot;&quot;)">
            <text:p/>
          </table:table-cell>
          <table:table-cell table:style-name="ce2" table:formula="of:=IF(AND([.$G18]&lt;[.AP$1];[.$H18]&gt;=[.AP$1]);1;&quot;&quot;)">
            <text:p/>
          </table:table-cell>
          <table:table-cell table:style-name="ce2" table:formula="of:=IF(AND([.$G18]&lt;[.AQ$1];[.$H18]&gt;=[.AQ$1]);1;&quot;&quot;)">
            <text:p/>
          </table:table-cell>
          <table:table-cell table:style-name="ce2" table:formula="of:=IF(AND([.$G18]&lt;[.AR$1];[.$H18]&gt;=[.AR$1]);1;&quot;&quot;)">
            <text:p/>
          </table:table-cell>
          <table:table-cell table:style-name="ce2" table:formula="of:=IF(AND([.$G18]&lt;[.AS$1];[.$H18]&gt;=[.AS$1]);1;&quot;&quot;)">
            <text:p/>
          </table:table-cell>
          <table:table-cell table:style-name="ce2" table:formula="of:=IF(AND([.$G18]&lt;[.AT$1];[.$H18]&gt;=[.AT$1]);1;&quot;&quot;)">
            <text:p/>
          </table:table-cell>
          <table:table-cell table:style-name="ce2" table:formula="of:=IF(AND([.$G18]&lt;[.AU$1];[.$H18]&gt;=[.AU$1]);1;&quot;&quot;)">
            <text:p/>
          </table:table-cell>
          <table:table-cell table:style-name="ce2" table:formula="of:=IF(AND([.$G18]&lt;[.AV$1];[.$H18]&gt;=[.AV$1]);1;&quot;&quot;)">
            <text:p/>
          </table:table-cell>
          <table:table-cell table:style-name="ce2" table:formula="of:=IF(AND([.$G18]&lt;[.AW$1];[.$H18]&gt;=[.AW$1]);1;&quot;&quot;)">
            <text:p/>
          </table:table-cell>
          <table:table-cell table:style-name="ce2" table:formula="of:=IF(AND([.$G18]&lt;[.AX$1];[.$H18]&gt;=[.AX$1]);1;&quot;&quot;)">
            <text:p/>
          </table:table-cell>
          <table:table-cell table:style-name="ce2" table:formula="of:=IF(AND([.$G18]&lt;[.AY$1];[.$H18]&gt;=[.AY$1]);1;&quot;&quot;)">
            <text:p/>
          </table:table-cell>
          <table:table-cell table:style-name="ce2" table:formula="of:=IF(AND([.$G18]&lt;[.AZ$1];[.$H18]&gt;=[.AZ$1]);1;&quot;&quot;)">
            <text:p/>
          </table:table-cell>
          <table:table-cell table:style-name="ce2" table:formula="of:=IF(AND([.$G18]&lt;[.BA$1];[.$H18]&gt;=[.BA$1]);1;&quot;&quot;)">
            <text:p/>
          </table:table-cell>
          <table:table-cell table:style-name="ce2" table:formula="of:=IF(AND([.$G18]&lt;[.BB$1];[.$H18]&gt;=[.BB$1]);1;&quot;&quot;)">
            <text:p/>
          </table:table-cell>
          <table:table-cell table:style-name="ce2" table:formula="of:=IF(AND([.$G18]&lt;[.BC$1];[.$H18]&gt;=[.BC$1]);1;&quot;&quot;)">
            <text:p/>
          </table:table-cell>
          <table:table-cell table:style-name="ce2" table:formula="of:=IF(AND([.$G18]&lt;[.BD$1];[.$H18]&gt;=[.BD$1]);1;&quot;&quot;)">
            <text:p/>
          </table:table-cell>
          <table:table-cell table:style-name="ce2" table:formula="of:=IF(AND([.$G18]&lt;[.BE$1];[.$H18]&gt;=[.BE$1]);1;&quot;&quot;)">
            <text:p/>
          </table:table-cell>
          <table:table-cell table:style-name="ce2" table:formula="of:=IF(AND([.$G18]&lt;[.BF$1];[.$H18]&gt;=[.BF$1]);1;&quot;&quot;)">
            <text:p/>
          </table:table-cell>
          <table:table-cell table:style-name="ce2" table:formula="of:=IF(AND([.$G18]&lt;[.BG$1];[.$H18]&gt;=[.BG$1]);1;&quot;&quot;)">
            <text:p/>
          </table:table-cell>
          <table:table-cell table:style-name="ce2" table:formula="of:=IF(AND([.$G18]&lt;[.BH$1];[.$H18]&gt;=[.BH$1]);1;&quot;&quot;)">
            <text:p/>
          </table:table-cell>
          <table:table-cell table:style-name="ce2" table:formula="of:=IF(AND([.$G18]&lt;[.BI$1];[.$H18]&gt;=[.BI$1]);1;&quot;&quot;)">
            <text:p/>
          </table:table-cell>
          <table:table-cell table:style-name="ce2" table:formula="of:=IF(AND([.$G18]&lt;[.BJ$1];[.$H18]&gt;=[.BJ$1]);1;&quot;&quot;)">
            <text:p/>
          </table:table-cell>
          <table:table-cell table:style-name="ce2" table:formula="of:=IF(AND([.$G18]&lt;[.BK$1];[.$H18]&gt;=[.BK$1]);1;&quot;&quot;)">
            <text:p/>
          </table:table-cell>
          <table:table-cell table:style-name="ce2" table:formula="of:=IF(AND([.$G18]&lt;[.BL$1];[.$H18]&gt;=[.BL$1]);1;&quot;&quot;)">
            <text:p/>
          </table:table-cell>
          <table:table-cell table:style-name="ce2" table:formula="of:=IF(AND([.$G18]&lt;[.BM$1];[.$H18]&gt;=[.BM$1]);1;&quot;&quot;)">
            <text:p/>
          </table:table-cell>
          <table:table-cell table:style-name="ce2" table:formula="of:=IF(AND([.$G18]&lt;[.BN$1];[.$H18]&gt;=[.BN$1]);1;&quot;&quot;)">
            <text:p/>
          </table:table-cell>
          <table:table-cell table:style-name="ce2" table:formula="of:=IF(AND([.$G18]&lt;[.BO$1];[.$H18]&gt;=[.BO$1]);1;&quot;&quot;)">
            <text:p/>
          </table:table-cell>
          <table:table-cell table:style-name="ce2" table:formula="of:=IF(AND([.$G18]&lt;[.BP$1];[.$H18]&gt;=[.BP$1]);1;&quot;&quot;)">
            <text:p/>
          </table:table-cell>
          <table:table-cell table:style-name="ce2" table:formula="of:=IF(AND([.$G18]&lt;[.BQ$1];[.$H18]&gt;=[.BQ$1]);1;&quot;&quot;)">
            <text:p/>
          </table:table-cell>
          <table:table-cell table:style-name="ce2" table:formula="of:=IF(AND([.$G18]&lt;[.BR$1];[.$H18]&gt;=[.BR$1]);1;&quot;&quot;)">
            <text:p/>
          </table:table-cell>
          <table:table-cell table:style-name="ce2" table:formula="of:=IF(AND([.$G18]&lt;[.BS$1];[.$H18]&gt;=[.BS$1]);1;&quot;&quot;)">
            <text:p/>
          </table:table-cell>
          <table:table-cell table:style-name="ce2" table:formula="of:=IF(AND([.$G18]&lt;[.BT$1];[.$H18]&gt;=[.BT$1]);1;&quot;&quot;)">
            <text:p/>
          </table:table-cell>
          <table:table-cell table:style-name="ce2" table:formula="of:=IF(AND([.$G18]&lt;[.BU$1];[.$H18]&gt;=[.BU$1]);1;&quot;&quot;)">
            <text:p/>
          </table:table-cell>
          <table:table-cell table:style-name="ce2" table:formula="of:=IF(AND([.$G18]&lt;[.BV$1];[.$H18]&gt;=[.BV$1]);1;&quot;&quot;)">
            <text:p/>
          </table:table-cell>
          <table:table-cell table:style-name="ce2" table:formula="of:=IF(AND([.$G18]&lt;[.BW$1];[.$H18]&gt;=[.BW$1]);1;&quot;&quot;)">
            <text:p/>
          </table:table-cell>
          <table:table-cell table:style-name="ce2" table:formula="of:=IF(AND([.$G18]&lt;[.BX$1];[.$H18]&gt;=[.BX$1]);1;&quot;&quot;)">
            <text:p/>
          </table:table-cell>
          <table:table-cell table:style-name="ce2" table:formula="of:=IF(AND([.$G18]&lt;[.BY$1];[.$H18]&gt;=[.BY$1]);1;&quot;&quot;)">
            <text:p/>
          </table:table-cell>
          <table:table-cell table:style-name="ce2" table:formula="of:=IF(AND([.$G18]&lt;[.BZ$1];[.$H18]&gt;=[.BZ$1]);1;&quot;&quot;)">
            <text:p/>
          </table:table-cell>
          <table:table-cell table:style-name="ce2" table:formula="of:=IF(AND([.$G18]&lt;[.CA$1];[.$H18]&gt;=[.CA$1]);1;&quot;&quot;)">
            <text:p/>
          </table:table-cell>
          <table:table-cell table:style-name="ce2" table:formula="of:=IF(AND([.$G18]&lt;[.CB$1];[.$H18]&gt;=[.CB$1]);1;&quot;&quot;)">
            <text:p/>
          </table:table-cell>
          <table:table-cell table:style-name="ce2" table:formula="of:=IF(AND([.$G18]&lt;[.CC$1];[.$H18]&gt;=[.CC$1]);1;&quot;&quot;)">
            <text:p/>
          </table:table-cell>
          <table:table-cell table:style-name="ce2" table:formula="of:=IF(AND([.$G18]&lt;[.CD$1];[.$H18]&gt;=[.CD$1]);1;&quot;&quot;)">
            <text:p/>
          </table:table-cell>
          <table:table-cell table:style-name="ce2" table:formula="of:=IF(AND([.$G18]&lt;[.CE$1];[.$H18]&gt;=[.CE$1]);1;&quot;&quot;)">
            <text:p/>
          </table:table-cell>
          <table:table-cell table:style-name="ce2" table:formula="of:=IF(AND([.$G18]&lt;[.CF$1];[.$H18]&gt;=[.CF$1]);1;&quot;&quot;)">
            <text:p/>
          </table:table-cell>
          <table:table-cell table:style-name="ce2" table:formula="of:=IF(AND([.$G18]&lt;[.CG$1];[.$H18]&gt;=[.CG$1]);1;&quot;&quot;)">
            <text:p/>
          </table:table-cell>
          <table:table-cell table:style-name="ce2" table:formula="of:=IF(AND([.$G18]&lt;[.CH$1];[.$H18]&gt;=[.CH$1]);1;&quot;&quot;)">
            <text:p/>
          </table:table-cell>
          <table:table-cell table:style-name="ce2" table:formula="of:=IF(AND([.$G18]&lt;[.CI$1];[.$H18]&gt;=[.CI$1]);1;&quot;&quot;)">
            <text:p/>
          </table:table-cell>
          <table:table-cell table:style-name="ce2" table:formula="of:=IF(AND([.$G18]&lt;[.CJ$1];[.$H18]&gt;=[.CJ$1]);1;&quot;&quot;)">
            <text:p/>
          </table:table-cell>
          <table:table-cell table:style-name="ce2" table:formula="of:=IF(AND([.$G18]&lt;[.CK$1];[.$H18]&gt;=[.CK$1]);1;&quot;&quot;)">
            <text:p/>
          </table:table-cell>
          <table:table-cell table:style-name="ce2" table:formula="of:=IF(AND([.$G18]&lt;[.CL$1];[.$H18]&gt;=[.CL$1]);1;&quot;&quot;)">
            <text:p/>
          </table:table-cell>
          <table:table-cell table:style-name="ce2" table:formula="of:=IF(AND([.$G18]&lt;[.CM$1];[.$H18]&gt;=[.CM$1]);1;&quot;&quot;)">
            <text:p/>
          </table:table-cell>
          <table:table-cell table:style-name="ce2" table:formula="of:=IF(AND([.$G18]&lt;[.CN$1];[.$H18]&gt;=[.CN$1]);1;&quot;&quot;)">
            <text:p/>
          </table:table-cell>
          <table:table-cell table:style-name="ce2" table:formula="of:=IF(AND([.$G18]&lt;[.CO$1];[.$H18]&gt;=[.CO$1]);1;&quot;&quot;)">
            <text:p/>
          </table:table-cell>
          <table:table-cell table:style-name="ce2" table:formula="of:=IF(AND([.$G18]&lt;[.CP$1];[.$H18]&gt;=[.CP$1]);1;&quot;&quot;)">
            <text:p/>
          </table:table-cell>
          <table:table-cell table:style-name="ce2" table:formula="of:=IF(AND([.$G18]&lt;[.CQ$1];[.$H18]&gt;=[.CQ$1]);1;&quot;&quot;)">
            <text:p/>
          </table:table-cell>
          <table:table-cell table:style-name="ce2" table:formula="of:=IF(AND([.$G18]&lt;[.CR$1];[.$H18]&gt;=[.CR$1]);1;&quot;&quot;)">
            <text:p/>
          </table:table-cell>
          <table:table-cell table:style-name="ce2" table:formula="of:=IF(AND([.$G18]&lt;[.CS$1];[.$H18]&gt;=[.CS$1]);1;&quot;&quot;)">
            <text:p/>
          </table:table-cell>
          <table:table-cell table:style-name="ce2" table:formula="of:=IF(AND([.$G18]&lt;[.CT$1];[.$H18]&gt;=[.CT$1]);1;&quot;&quot;)">
            <text:p/>
          </table:table-cell>
          <table:table-cell table:style-name="ce2" table:formula="of:=IF(AND([.$G18]&lt;[.CU$1];[.$H18]&gt;=[.CU$1]);1;&quot;&quot;)">
            <text:p/>
          </table:table-cell>
          <table:table-cell table:style-name="ce2" table:formula="of:=IF(AND([.$G18]&lt;[.CV$1];[.$H18]&gt;=[.CV$1]);1;&quot;&quot;)">
            <text:p/>
          </table:table-cell>
          <table:table-cell table:style-name="ce2" table:formula="of:=IF(AND([.$G18]&lt;[.CW$1];[.$H18]&gt;=[.CW$1]);1;&quot;&quot;)">
            <text:p/>
          </table:table-cell>
          <table:table-cell table:style-name="ce2" table:formula="of:=IF(AND([.$G18]&lt;[.CX$1];[.$H18]&gt;=[.CX$1]);1;&quot;&quot;)">
            <text:p/>
          </table:table-cell>
          <table:table-cell table:style-name="ce2" table:formula="of:=IF(AND([.$G18]&lt;[.CY$1];[.$H18]&gt;=[.CY$1]);1;&quot;&quot;)">
            <text:p/>
          </table:table-cell>
          <table:table-cell table:style-name="ce2" table:formula="of:=IF(AND([.$G18]&lt;[.CZ$1];[.$H18]&gt;=[.CZ$1]);1;&quot;&quot;)">
            <text:p/>
          </table:table-cell>
          <table:table-cell table:style-name="ce2" table:formula="of:=IF(AND([.$G18]&lt;[.DA$1];[.$H18]&gt;=[.DA$1]);1;&quot;&quot;)">
            <text:p/>
          </table:table-cell>
          <table:table-cell table:style-name="ce2" table:formula="of:=IF(AND([.$G18]&lt;[.DB$1];[.$H18]&gt;=[.DB$1]);1;&quot;&quot;)">
            <text:p/>
          </table:table-cell>
          <table:table-cell table:style-name="ce2" table:formula="of:=IF(AND([.$G18]&lt;[.DC$1];[.$H18]&gt;=[.DC$1]);1;&quot;&quot;)">
            <text:p/>
          </table:table-cell>
          <table:table-cell table:style-name="ce2" table:formula="of:=IF(AND([.$G18]&lt;[.DD$1];[.$H18]&gt;=[.DD$1]);1;&quot;&quot;)">
            <text:p/>
          </table:table-cell>
          <table:table-cell table:style-name="ce2" table:formula="of:=IF(AND([.$G18]&lt;[.DE$1];[.$H18]&gt;=[.DE$1]);1;&quot;&quot;)">
            <text:p/>
          </table:table-cell>
          <table:table-cell table:style-name="ce2" table:formula="of:=IF(AND([.$G18]&lt;[.DF$1];[.$H18]&gt;=[.DF$1]);1;&quot;&quot;)">
            <text:p/>
          </table:table-cell>
          <table:table-cell table:style-name="ce2" table:formula="of:=IF(AND([.$G18]&lt;[.DG$1];[.$H18]&gt;=[.DG$1]);1;&quot;&quot;)">
            <text:p/>
          </table:table-cell>
          <table:table-cell table:style-name="ce2" table:formula="of:=IF(AND([.$G18]&lt;[.DH$1];[.$H18]&gt;=[.DH$1]);1;&quot;&quot;)">
            <text:p/>
          </table:table-cell>
          <table:table-cell table:style-name="ce2" table:formula="of:=IF(AND([.$G18]&lt;[.DI$1];[.$H18]&gt;=[.DI$1]);1;&quot;&quot;)">
            <text:p/>
          </table:table-cell>
          <table:table-cell table:style-name="ce2" table:formula="of:=IF(AND([.$G18]&lt;[.DJ$1];[.$H18]&gt;=[.DJ$1]);1;&quot;&quot;)">
            <text:p/>
          </table:table-cell>
          <table:table-cell table:style-name="ce2" table:formula="of:=IF(AND([.$G18]&lt;[.DK$1];[.$H18]&gt;=[.DK$1]);1;&quot;&quot;)">
            <text:p/>
          </table:table-cell>
          <table:table-cell table:style-name="ce2" table:formula="of:=IF(AND([.$G18]&lt;[.DL$1];[.$H18]&gt;=[.DL$1]);1;&quot;&quot;)">
            <text:p/>
          </table:table-cell>
          <table:table-cell table:style-name="ce2" table:formula="of:=IF(AND([.$G18]&lt;[.DM$1];[.$H18]&gt;=[.DM$1]);1;&quot;&quot;)">
            <text:p/>
          </table:table-cell>
          <table:table-cell table:style-name="ce2" table:formula="of:=IF(AND([.$G18]&lt;[.DN$1];[.$H18]&gt;=[.DN$1]);1;&quot;&quot;)">
            <text:p/>
          </table:table-cell>
          <table:table-cell table:style-name="ce2" table:formula="of:=IF(AND([.$G18]&lt;[.DO$1];[.$H18]&gt;=[.DO$1]);1;&quot;&quot;)">
            <text:p/>
          </table:table-cell>
          <table:table-cell table:style-name="ce2" table:formula="of:=IF(AND([.$G18]&lt;[.DP$1];[.$H18]&gt;=[.DP$1]);1;&quot;&quot;)">
            <text:p/>
          </table:table-cell>
          <table:table-cell table:style-name="ce2" table:formula="of:=IF(AND([.$G18]&lt;[.DQ$1];[.$H18]&gt;=[.DQ$1]);1;&quot;&quot;)">
            <text:p/>
          </table:table-cell>
          <table:table-cell table:style-name="ce2" table:formula="of:=IF(AND([.$G18]&lt;[.DR$1];[.$H18]&gt;=[.DR$1]);1;&quot;&quot;)">
            <text:p/>
          </table:table-cell>
          <table:table-cell table:style-name="ce2" table:formula="of:=IF(AND([.$G18]&lt;[.DS$1];[.$H18]&gt;=[.DS$1]);1;&quot;&quot;)">
            <text:p/>
          </table:table-cell>
          <table:table-cell table:style-name="ce2" table:formula="of:=IF(AND([.$G18]&lt;[.DT$1];[.$H18]&gt;=[.DT$1]);1;&quot;&quot;)">
            <text:p/>
          </table:table-cell>
          <table:table-cell table:style-name="ce2" table:formula="of:=IF(AND([.$G18]&lt;[.DU$1];[.$H18]&gt;=[.DU$1]);1;&quot;&quot;)">
            <text:p/>
          </table:table-cell>
          <table:table-cell table:style-name="ce2" table:formula="of:=IF(AND([.$G18]&lt;[.DV$1];[.$H18]&gt;=[.DV$1]);1;&quot;&quot;)">
            <text:p/>
          </table:table-cell>
          <table:table-cell table:style-name="ce2" table:formula="of:=IF(AND([.$G18]&lt;[.DW$1];[.$H18]&gt;=[.DW$1]);1;&quot;&quot;)">
            <text:p/>
          </table:table-cell>
          <table:table-cell table:style-name="ce2" table:formula="of:=IF(AND([.$G18]&lt;[.DX$1];[.$H18]&gt;=[.DX$1]);1;&quot;&quot;)">
            <text:p/>
          </table:table-cell>
          <table:table-cell table:style-name="ce2" table:formula="of:=IF(AND([.$G18]&lt;[.DY$1];[.$H18]&gt;=[.DY$1]);1;&quot;&quot;)">
            <text:p/>
          </table:table-cell>
          <table:table-cell table:style-name="ce2" table:formula="of:=IF(AND([.$G18]&lt;[.DZ$1];[.$H18]&gt;=[.DZ$1]);1;&quot;&quot;)">
            <text:p/>
          </table:table-cell>
          <table:table-cell table:style-name="ce2" table:formula="of:=IF(AND([.$G18]&lt;[.EA$1];[.$H18]&gt;=[.EA$1]);1;&quot;&quot;)">
            <text:p/>
          </table:table-cell>
          <table:table-cell table:style-name="ce2" table:formula="of:=IF(AND([.$G18]&lt;[.EB$1];[.$H18]&gt;=[.EB$1]);1;&quot;&quot;)">
            <text:p/>
          </table:table-cell>
          <table:table-cell table:style-name="ce2" table:formula="of:=IF(AND([.$G18]&lt;[.EC$1];[.$H18]&gt;=[.EC$1]);1;&quot;&quot;)">
            <text:p/>
          </table:table-cell>
          <table:table-cell table:style-name="ce2" table:formula="of:=IF(AND([.$G18]&lt;[.ED$1];[.$H18]&gt;=[.ED$1]);1;&quot;&quot;)">
            <text:p/>
          </table:table-cell>
          <table:table-cell table:style-name="ce2" table:formula="of:=IF(AND([.$G18]&lt;[.EE$1];[.$H18]&gt;=[.EE$1]);1;&quot;&quot;)">
            <text:p/>
          </table:table-cell>
          <table:table-cell table:style-name="ce2" table:formula="of:=IF(AND([.$G18]&lt;[.EF$1];[.$H18]&gt;=[.EF$1]);1;&quot;&quot;)">
            <text:p/>
          </table:table-cell>
          <table:table-cell table:style-name="ce2" table:formula="of:=IF(AND([.$G18]&lt;[.EG$1];[.$H18]&gt;=[.EG$1]);1;&quot;&quot;)">
            <text:p/>
          </table:table-cell>
          <table:table-cell table:style-name="ce2" table:formula="of:=IF(AND([.$G18]&lt;[.EH$1];[.$H18]&gt;=[.EH$1]);1;&quot;&quot;)">
            <text:p/>
          </table:table-cell>
          <table:table-cell table:style-name="ce2" table:formula="of:=IF(AND([.$G18]&lt;[.EI$1];[.$H18]&gt;=[.EI$1]);1;&quot;&quot;)">
            <text:p/>
          </table:table-cell>
          <table:table-cell table:style-name="ce2" table:formula="of:=IF(AND([.$G18]&lt;[.EJ$1];[.$H18]&gt;=[.EJ$1]);1;&quot;&quot;)">
            <text:p/>
          </table:table-cell>
          <table:table-cell table:style-name="ce2" table:formula="of:=IF(AND([.$G18]&lt;[.EK$1];[.$H18]&gt;=[.EK$1]);1;&quot;&quot;)">
            <text:p/>
          </table:table-cell>
          <table:table-cell table:style-name="ce2" table:formula="of:=IF(AND([.$G18]&lt;[.EL$1];[.$H18]&gt;=[.EL$1]);1;&quot;&quot;)">
            <text:p/>
          </table:table-cell>
          <table:table-cell table:style-name="ce2" table:formula="of:=IF(AND([.$G18]&lt;[.EM$1];[.$H18]&gt;=[.EM$1]);1;&quot;&quot;)">
            <text:p/>
          </table:table-cell>
          <table:table-cell table:style-name="ce2" table:formula="of:=IF(AND([.$G18]&lt;[.EN$1];[.$H18]&gt;=[.EN$1]);1;&quot;&quot;)">
            <text:p/>
          </table:table-cell>
          <table:table-cell table:style-name="ce2" table:formula="of:=IF(AND([.$G18]&lt;[.EO$1];[.$H18]&gt;=[.EO$1]);1;&quot;&quot;)">
            <text:p/>
          </table:table-cell>
          <table:table-cell table:style-name="ce2" table:formula="of:=IF(AND([.$G18]&lt;[.EP$1];[.$H18]&gt;=[.EP$1]);1;&quot;&quot;)">
            <text:p/>
          </table:table-cell>
          <table:table-cell table:style-name="ce2" table:formula="of:=IF(AND([.$G18]&lt;[.EQ$1];[.$H18]&gt;=[.EQ$1]);1;&quot;&quot;)">
            <text:p/>
          </table:table-cell>
          <table:table-cell table:style-name="ce2" table:formula="of:=IF(AND([.$G18]&lt;[.ER$1];[.$H18]&gt;=[.ER$1]);1;&quot;&quot;)">
            <text:p/>
          </table:table-cell>
          <table:table-cell table:style-name="ce2" table:formula="of:=IF(AND([.$G18]&lt;[.ES$1];[.$H18]&gt;=[.ES$1]);1;&quot;&quot;)">
            <text:p/>
          </table:table-cell>
          <table:table-cell table:style-name="ce2" table:formula="of:=IF(AND([.$G18]&lt;[.ET$1];[.$H18]&gt;=[.ET$1]);1;&quot;&quot;)">
            <text:p/>
          </table:table-cell>
          <table:table-cell table:style-name="ce2" table:formula="of:=IF(AND([.$G18]&lt;[.EU$1];[.$H18]&gt;=[.EU$1]);1;&quot;&quot;)">
            <text:p/>
          </table:table-cell>
          <table:table-cell table:style-name="ce2" table:formula="of:=IF(AND([.$G18]&lt;[.EV$1];[.$H18]&gt;=[.EV$1]);1;&quot;&quot;)">
            <text:p/>
          </table:table-cell>
          <table:table-cell table:style-name="ce2" table:formula="of:=IF(AND([.$G18]&lt;[.EW$1];[.$H18]&gt;=[.EW$1]);1;&quot;&quot;)">
            <text:p/>
          </table:table-cell>
          <table:table-cell table:style-name="ce2" table:formula="of:=IF(AND([.$G18]&lt;[.EX$1];[.$H18]&gt;=[.EX$1]);1;&quot;&quot;)">
            <text:p/>
          </table:table-cell>
          <table:table-cell table:style-name="ce2" table:formula="of:=IF(AND([.$G18]&lt;[.EY$1];[.$H18]&gt;=[.EY$1]);1;&quot;&quot;)">
            <text:p/>
          </table:table-cell>
          <table:table-cell table:style-name="ce2" table:formula="of:=IF(AND([.$G18]&lt;[.EZ$1];[.$H18]&gt;=[.EZ$1]);1;&quot;&quot;)">
            <text:p/>
          </table:table-cell>
          <table:table-cell table:style-name="ce2" table:formula="of:=IF(AND([.$G18]&lt;[.FA$1];[.$H18]&gt;=[.FA$1]);1;&quot;&quot;)">
            <text:p/>
          </table:table-cell>
          <table:table-cell table:style-name="ce2" table:formula="of:=IF(AND([.$G18]&lt;[.FB$1];[.$H18]&gt;=[.FB$1]);1;&quot;&quot;)">
            <text:p/>
          </table:table-cell>
          <table:table-cell table:style-name="ce2" table:formula="of:=IF(AND([.$G18]&lt;[.FC$1];[.$H18]&gt;=[.FC$1]);1;&quot;&quot;)">
            <text:p/>
          </table:table-cell>
          <table:table-cell table:style-name="ce2" table:formula="of:=IF(AND([.$G18]&lt;[.FD$1];[.$H18]&gt;=[.FD$1]);1;&quot;&quot;)">
            <text:p/>
          </table:table-cell>
          <table:table-cell table:style-name="ce2" table:formula="of:=IF(AND([.$G18]&lt;[.FE$1];[.$H18]&gt;=[.FE$1]);1;&quot;&quot;)">
            <text:p/>
          </table:table-cell>
          <table:table-cell table:style-name="ce2" table:formula="of:=IF(AND([.$G18]&lt;[.FF$1];[.$H18]&gt;=[.FF$1]);1;&quot;&quot;)">
            <text:p/>
          </table:table-cell>
          <table:table-cell table:style-name="ce2" table:formula="of:=IF(AND([.$G18]&lt;[.FG$1];[.$H18]&gt;=[.FG$1]);1;&quot;&quot;)">
            <text:p/>
          </table:table-cell>
          <table:table-cell table:style-name="ce2" table:formula="of:=IF(AND([.$G18]&lt;[.FH$1];[.$H18]&gt;=[.FH$1]);1;&quot;&quot;)">
            <text:p/>
          </table:table-cell>
          <table:table-cell table:style-name="ce2" table:formula="of:=IF(AND([.$G18]&lt;[.FI$1];[.$H18]&gt;=[.FI$1]);1;&quot;&quot;)">
            <text:p/>
          </table:table-cell>
          <table:table-cell table:style-name="ce2" table:formula="of:=IF(AND([.$G18]&lt;[.FJ$1];[.$H18]&gt;=[.FJ$1]);1;&quot;&quot;)">
            <text:p/>
          </table:table-cell>
          <table:table-cell table:style-name="ce2" table:formula="of:=IF(AND([.$G18]&lt;[.FK$1];[.$H18]&gt;=[.FK$1]);1;&quot;&quot;)">
            <text:p/>
          </table:table-cell>
          <table:table-cell table:style-name="ce2" table:formula="of:=IF(AND([.$G18]&lt;[.FL$1];[.$H18]&gt;=[.FL$1]);1;&quot;&quot;)">
            <text:p/>
          </table:table-cell>
          <table:table-cell table:style-name="ce2" table:formula="of:=IF(AND([.$G18]&lt;[.FM$1];[.$H18]&gt;=[.FM$1]);1;&quot;&quot;)">
            <text:p/>
          </table:table-cell>
          <table:table-cell table:style-name="ce2" table:formula="of:=IF(AND([.$G18]&lt;[.FN$1];[.$H18]&gt;=[.FN$1]);1;&quot;&quot;)">
            <text:p/>
          </table:table-cell>
          <table:table-cell table:style-name="ce2" table:formula="of:=IF(AND([.$G18]&lt;[.FO$1];[.$H18]&gt;=[.FO$1]);1;&quot;&quot;)">
            <text:p/>
          </table:table-cell>
          <table:table-cell table:style-name="ce2" table:formula="of:=IF(AND([.$G18]&lt;[.FP$1];[.$H18]&gt;=[.FP$1]);1;&quot;&quot;)">
            <text:p/>
          </table:table-cell>
          <table:table-cell table:style-name="ce2" table:formula="of:=IF(AND([.$G18]&lt;[.FQ$1];[.$H18]&gt;=[.FQ$1]);1;&quot;&quot;)">
            <text:p/>
          </table:table-cell>
          <table:table-cell table:style-name="ce2" table:formula="of:=IF(AND([.$G18]&lt;[.FR$1];[.$H18]&gt;=[.FR$1]);1;&quot;&quot;)">
            <text:p/>
          </table:table-cell>
          <table:table-cell table:style-name="ce2" table:formula="of:=IF(AND([.$G18]&lt;[.FS$1];[.$H18]&gt;=[.FS$1]);1;&quot;&quot;)">
            <text:p/>
          </table:table-cell>
          <table:table-cell table:style-name="ce2" table:formula="of:=IF(AND([.$G18]&lt;[.FT$1];[.$H18]&gt;=[.FT$1]);1;&quot;&quot;)">
            <text:p/>
          </table:table-cell>
          <table:table-cell table:style-name="ce2" table:formula="of:=IF(AND([.$G18]&lt;[.FU$1];[.$H18]&gt;=[.FU$1]);1;&quot;&quot;)">
            <text:p/>
          </table:table-cell>
          <table:table-cell table:style-name="ce2" table:formula="of:=IF(AND([.$G18]&lt;[.FV$1];[.$H18]&gt;=[.FV$1]);1;&quot;&quot;)">
            <text:p/>
          </table:table-cell>
          <table:table-cell table:style-name="ce2" table:formula="of:=IF(AND([.$G18]&lt;[.FW$1];[.$H18]&gt;=[.FW$1]);1;&quot;&quot;)">
            <text:p/>
          </table:table-cell>
          <table:table-cell table:style-name="ce2" table:formula="of:=IF(AND([.$G18]&lt;[.FX$1];[.$H18]&gt;=[.FX$1]);1;&quot;&quot;)">
            <text:p/>
          </table:table-cell>
          <table:table-cell table:style-name="ce2" table:formula="of:=IF(AND([.$G18]&lt;[.FY$1];[.$H18]&gt;=[.FY$1]);1;&quot;&quot;)">
            <text:p/>
          </table:table-cell>
          <table:table-cell table:style-name="ce2" table:formula="of:=IF(AND([.$G18]&lt;[.FZ$1];[.$H18]&gt;=[.FZ$1]);1;&quot;&quot;)">
            <text:p/>
          </table:table-cell>
          <table:table-cell table:style-name="ce2" table:formula="of:=IF(AND([.$G18]&lt;[.GA$1];[.$H18]&gt;=[.GA$1]);1;&quot;&quot;)">
            <text:p/>
          </table:table-cell>
          <table:table-cell table:style-name="ce2" table:formula="of:=IF(AND([.$G18]&lt;[.GB$1];[.$H18]&gt;=[.GB$1]);1;&quot;&quot;)">
            <text:p/>
          </table:table-cell>
          <table:table-cell table:style-name="ce2" table:formula="of:=IF(AND([.$G18]&lt;[.GC$1];[.$H18]&gt;=[.GC$1]);1;&quot;&quot;)">
            <text:p/>
          </table:table-cell>
          <table:table-cell table:style-name="ce2" table:formula="of:=IF(AND([.$G18]&lt;[.GD$1];[.$H18]&gt;=[.GD$1]);1;&quot;&quot;)">
            <text:p/>
          </table:table-cell>
          <table:table-cell table:style-name="ce2" table:formula="of:=IF(AND([.$G18]&lt;[.GE$1];[.$H18]&gt;=[.GE$1]);1;&quot;&quot;)">
            <text:p/>
          </table:table-cell>
          <table:table-cell table:style-name="ce2" table:formula="of:=IF(AND([.$G18]&lt;[.GF$1];[.$H18]&gt;=[.GF$1]);1;&quot;&quot;)">
            <text:p/>
          </table:table-cell>
          <table:table-cell table:style-name="ce2" table:formula="of:=IF(AND([.$G18]&lt;[.GG$1];[.$H18]&gt;=[.GG$1]);1;&quot;&quot;)">
            <text:p/>
          </table:table-cell>
          <table:table-cell table:style-name="ce2" table:formula="of:=IF(AND([.$G18]&lt;[.GH$1];[.$H18]&gt;=[.GH$1]);1;&quot;&quot;)">
            <text:p/>
          </table:table-cell>
          <table:table-cell table:style-name="ce2" table:formula="of:=IF(AND([.$G18]&lt;[.GI$1];[.$H18]&gt;=[.GI$1]);1;&quot;&quot;)">
            <text:p/>
          </table:table-cell>
          <table:table-cell table:style-name="ce2" table:formula="of:=IF(AND([.$G18]&lt;[.GJ$1];[.$H18]&gt;=[.GJ$1]);1;&quot;&quot;)">
            <text:p/>
          </table:table-cell>
          <table:table-cell table:style-name="ce2" table:formula="of:=IF(AND([.$G18]&lt;[.GK$1];[.$H18]&gt;=[.GK$1]);1;&quot;&quot;)">
            <text:p/>
          </table:table-cell>
          <table:table-cell table:style-name="ce2" table:formula="of:=IF(AND([.$G18]&lt;[.GL$1];[.$H18]&gt;=[.GL$1]);1;&quot;&quot;)">
            <text:p/>
          </table:table-cell>
          <table:table-cell table:style-name="ce2" table:formula="of:=IF(AND([.$G18]&lt;[.GM$1];[.$H18]&gt;=[.GM$1]);1;&quot;&quot;)">
            <text:p/>
          </table:table-cell>
          <table:table-cell table:style-name="ce2" table:formula="of:=IF(AND([.$G18]&lt;[.GN$1];[.$H18]&gt;=[.GN$1]);1;&quot;&quot;)">
            <text:p/>
          </table:table-cell>
          <table:table-cell table:style-name="ce2" table:formula="of:=IF(AND([.$G18]&lt;[.GO$1];[.$H18]&gt;=[.GO$1]);1;&quot;&quot;)">
            <text:p/>
          </table:table-cell>
          <table:table-cell table:style-name="ce2" table:formula="of:=IF(AND([.$G18]&lt;[.GP$1];[.$H18]&gt;=[.GP$1]);1;&quot;&quot;)">
            <text:p/>
          </table:table-cell>
          <table:table-cell table:style-name="ce2" table:formula="of:=IF(AND([.$G18]&lt;[.GQ$1];[.$H18]&gt;=[.GQ$1]);1;&quot;&quot;)">
            <text:p/>
          </table:table-cell>
          <table:table-cell table:style-name="ce2" table:formula="of:=IF(AND([.$G18]&lt;[.GR$1];[.$H18]&gt;=[.GR$1]);1;&quot;&quot;)">
            <text:p/>
          </table:table-cell>
          <table:table-cell table:style-name="ce2" table:formula="of:=IF(AND([.$G18]&lt;[.GS$1];[.$H18]&gt;=[.GS$1]);1;&quot;&quot;)">
            <text:p/>
          </table:table-cell>
          <table:table-cell table:style-name="ce2" table:formula="of:=IF(AND([.$G18]&lt;[.GT$1];[.$H18]&gt;=[.GT$1]);1;&quot;&quot;)">
            <text:p/>
          </table:table-cell>
          <table:table-cell table:style-name="ce2" table:formula="of:=IF(AND([.$G18]&lt;[.GU$1];[.$H18]&gt;=[.GU$1]);1;&quot;&quot;)">
            <text:p/>
          </table:table-cell>
          <table:table-cell table:style-name="ce2" table:formula="of:=IF(AND([.$G18]&lt;[.GV$1];[.$H18]&gt;=[.GV$1]);1;&quot;&quot;)">
            <text:p/>
          </table:table-cell>
          <table:table-cell table:style-name="ce2" table:formula="of:=IF(AND([.$G18]&lt;[.GW$1];[.$H18]&gt;=[.GW$1]);1;&quot;&quot;)">
            <text:p/>
          </table:table-cell>
          <table:table-cell table:style-name="ce2" table:formula="of:=IF(AND([.$G18]&lt;[.GX$1];[.$H18]&gt;=[.GX$1]);1;&quot;&quot;)">
            <text:p/>
          </table:table-cell>
          <table:table-cell table:style-name="ce2" table:formula="of:=IF(AND([.$G18]&lt;[.GY$1];[.$H18]&gt;=[.GY$1]);1;&quot;&quot;)">
            <text:p/>
          </table:table-cell>
          <table:table-cell table:style-name="ce2" table:formula="of:=IF(AND([.$G18]&lt;[.GZ$1];[.$H18]&gt;=[.GZ$1]);1;&quot;&quot;)">
            <text:p/>
          </table:table-cell>
          <table:table-cell table:style-name="ce2" table:formula="of:=IF(AND([.$G18]&lt;[.HA$1];[.$H18]&gt;=[.HA$1]);1;&quot;&quot;)">
            <text:p/>
          </table:table-cell>
          <table:table-cell table:style-name="ce2" table:formula="of:=IF(AND([.$G18]&lt;[.HB$1];[.$H18]&gt;=[.HB$1]);1;&quot;&quot;)">
            <text:p/>
          </table:table-cell>
          <table:table-cell table:style-name="ce2" table:formula="of:=IF(AND([.$G18]&lt;[.HC$1];[.$H18]&gt;=[.HC$1]);1;&quot;&quot;)">
            <text:p/>
          </table:table-cell>
          <table:table-cell table:style-name="ce2" table:formula="of:=IF(AND([.$G18]&lt;[.HD$1];[.$H18]&gt;=[.HD$1]);1;&quot;&quot;)">
            <text:p/>
          </table:table-cell>
          <table:table-cell table:style-name="ce2" table:formula="of:=IF(AND([.$G18]&lt;[.HE$1];[.$H18]&gt;=[.HE$1]);1;&quot;&quot;)">
            <text:p/>
          </table:table-cell>
          <table:table-cell table:style-name="ce2" table:formula="of:=IF(AND([.$G18]&lt;[.HF$1];[.$H18]&gt;=[.HF$1]);1;&quot;&quot;)">
            <text:p/>
          </table:table-cell>
          <table:table-cell table:style-name="ce2" table:formula="of:=IF(AND([.$G18]&lt;[.HG$1];[.$H18]&gt;=[.HG$1]);1;&quot;&quot;)">
            <text:p/>
          </table:table-cell>
          <table:table-cell table:style-name="ce2" table:formula="of:=IF(AND([.$G18]&lt;[.HH$1];[.$H18]&gt;=[.HH$1]);1;&quot;&quot;)">
            <text:p/>
          </table:table-cell>
          <table:table-cell table:style-name="ce2" table:formula="of:=IF(AND([.$G18]&lt;[.HI$1];[.$H18]&gt;=[.HI$1]);1;&quot;&quot;)">
            <text:p/>
          </table:table-cell>
          <table:table-cell table:style-name="ce2" table:formula="of:=IF(AND([.$G18]&lt;[.HJ$1];[.$H18]&gt;=[.HJ$1]);1;&quot;&quot;)">
            <text:p/>
          </table:table-cell>
          <table:table-cell table:style-name="ce2" table:formula="of:=IF(AND([.$G18]&lt;[.HK$1];[.$H18]&gt;=[.HK$1]);1;&quot;&quot;)">
            <text:p/>
          </table:table-cell>
          <table:table-cell table:style-name="ce2" table:formula="of:=IF(AND([.$G18]&lt;[.HL$1];[.$H18]&gt;=[.HL$1]);1;&quot;&quot;)">
            <text:p/>
          </table:table-cell>
          <table:table-cell table:style-name="ce2" table:formula="of:=IF(AND([.$G18]&lt;[.HM$1];[.$H18]&gt;=[.HM$1]);1;&quot;&quot;)">
            <text:p/>
          </table:table-cell>
          <table:table-cell table:style-name="ce2" table:formula="of:=IF(AND([.$G18]&lt;[.HN$1];[.$H18]&gt;=[.HN$1]);1;&quot;&quot;)">
            <text:p/>
          </table:table-cell>
          <table:table-cell table:style-name="ce2" table:formula="of:=IF(AND([.$G18]&lt;[.HO$1];[.$H18]&gt;=[.HO$1]);1;&quot;&quot;)">
            <text:p/>
          </table:table-cell>
          <table:table-cell table:style-name="ce2" table:formula="of:=IF(AND([.$G18]&lt;[.HP$1];[.$H18]&gt;=[.HP$1]);1;&quot;&quot;)">
            <text:p/>
          </table:table-cell>
          <table:table-cell table:style-name="ce2" table:formula="of:=IF(AND([.$G18]&lt;[.HQ$1];[.$H18]&gt;=[.HQ$1]);1;&quot;&quot;)">
            <text:p/>
          </table:table-cell>
          <table:table-cell table:style-name="ce2" table:formula="of:=IF(AND([.$G18]&lt;[.HR$1];[.$H18]&gt;=[.HR$1]);1;&quot;&quot;)">
            <text:p/>
          </table:table-cell>
          <table:table-cell table:style-name="ce2" table:formula="of:=IF(AND([.$G18]&lt;[.HS$1];[.$H18]&gt;=[.HS$1]);1;&quot;&quot;)">
            <text:p/>
          </table:table-cell>
          <table:table-cell table:style-name="ce2" table:formula="of:=IF(AND([.$G18]&lt;[.HT$1];[.$H18]&gt;=[.HT$1]);1;&quot;&quot;)">
            <text:p/>
          </table:table-cell>
          <table:table-cell table:style-name="ce2" table:formula="of:=IF(AND([.$G18]&lt;[.HU$1];[.$H18]&gt;=[.HU$1]);1;&quot;&quot;)">
            <text:p/>
          </table:table-cell>
          <table:table-cell table:style-name="ce2" table:formula="of:=IF(AND([.$G18]&lt;[.HV$1];[.$H18]&gt;=[.HV$1]);1;&quot;&quot;)">
            <text:p/>
          </table:table-cell>
          <table:table-cell table:style-name="ce2" table:formula="of:=IF(AND([.$G18]&lt;[.HW$1];[.$H18]&gt;=[.HW$1]);1;&quot;&quot;)">
            <text:p/>
          </table:table-cell>
          <table:table-cell table:style-name="ce2" table:formula="of:=IF(AND([.$G18]&lt;[.HX$1];[.$H18]&gt;=[.HX$1]);1;&quot;&quot;)">
            <text:p/>
          </table:table-cell>
          <table:table-cell table:style-name="ce2" table:formula="of:=IF(AND([.$G18]&lt;[.HY$1];[.$H18]&gt;=[.HY$1]);1;&quot;&quot;)">
            <text:p/>
          </table:table-cell>
          <table:table-cell table:style-name="ce2" table:formula="of:=IF(AND([.$G18]&lt;[.HZ$1];[.$H18]&gt;=[.HZ$1]);1;&quot;&quot;)">
            <text:p/>
          </table:table-cell>
          <table:table-cell table:style-name="ce2" table:formula="of:=IF(AND([.$G18]&lt;[.IA$1];[.$H18]&gt;=[.IA$1]);1;&quot;&quot;)">
            <text:p/>
          </table:table-cell>
          <table:table-cell table:style-name="ce2" table:formula="of:=IF(AND([.$G18]&lt;[.IB$1];[.$H18]&gt;=[.IB$1]);1;&quot;&quot;)">
            <text:p/>
          </table:table-cell>
          <table:table-cell table:style-name="ce2" table:formula="of:=IF(AND([.$G18]&lt;[.IC$1];[.$H18]&gt;=[.IC$1]);1;&quot;&quot;)">
            <text:p/>
          </table:table-cell>
          <table:table-cell table:style-name="ce2" table:formula="of:=IF(AND([.$G18]&lt;[.ID$1];[.$H18]&gt;=[.ID$1]);1;&quot;&quot;)">
            <text:p/>
          </table:table-cell>
          <table:table-cell table:style-name="ce2" table:formula="of:=IF(AND([.$G18]&lt;[.IE$1];[.$H18]&gt;=[.IE$1]);1;&quot;&quot;)">
            <text:p/>
          </table:table-cell>
          <table:table-cell table:style-name="ce2" table:formula="of:=IF(AND([.$G18]&lt;[.IF$1];[.$H18]&gt;=[.IF$1]);1;&quot;&quot;)">
            <text:p/>
          </table:table-cell>
          <table:table-cell table:style-name="ce2" table:formula="of:=IF(AND([.$G18]&lt;[.IG$1];[.$H18]&gt;=[.IG$1]);1;&quot;&quot;)">
            <text:p/>
          </table:table-cell>
          <table:table-cell table:style-name="ce2" table:formula="of:=IF(AND([.$G18]&lt;[.IH$1];[.$H18]&gt;=[.IH$1]);1;&quot;&quot;)">
            <text:p/>
          </table:table-cell>
          <table:table-cell table:style-name="ce2" table:formula="of:=IF(AND([.$G18]&lt;[.II$1];[.$H18]&gt;=[.II$1]);1;&quot;&quot;)">
            <text:p/>
          </table:table-cell>
          <table:table-cell table:style-name="ce2" table:formula="of:=IF(AND([.$G18]&lt;[.IJ$1];[.$H18]&gt;=[.IJ$1]);1;&quot;&quot;)">
            <text:p/>
          </table:table-cell>
          <table:table-cell table:style-name="ce2" table:formula="of:=IF(AND([.$G18]&lt;[.IK$1];[.$H18]&gt;=[.IK$1]);1;&quot;&quot;)">
            <text:p/>
          </table:table-cell>
          <table:table-cell table:style-name="ce2" table:formula="of:=IF(AND([.$G18]&lt;[.IL$1];[.$H18]&gt;=[.IL$1]);1;&quot;&quot;)">
            <text:p/>
          </table:table-cell>
          <table:table-cell table:style-name="ce2" table:formula="of:=IF(AND([.$G18]&lt;[.IM$1];[.$H18]&gt;=[.IM$1]);1;&quot;&quot;)">
            <text:p/>
          </table:table-cell>
          <table:table-cell table:style-name="ce2" table:formula="of:=IF(AND([.$G18]&lt;[.IN$1];[.$H18]&gt;=[.IN$1]);1;&quot;&quot;)">
            <text:p/>
          </table:table-cell>
          <table:table-cell table:style-name="ce2" table:formula="of:=IF(AND([.$G18]&lt;[.IO$1];[.$H18]&gt;=[.IO$1]);1;&quot;&quot;)">
            <text:p/>
          </table:table-cell>
          <table:table-cell table:style-name="ce2" table:formula="of:=IF(AND([.$G18]&lt;[.IP$1];[.$H18]&gt;=[.IP$1]);1;&quot;&quot;)">
            <text:p/>
          </table:table-cell>
          <table:table-cell table:style-name="ce2" table:formula="of:=IF(AND([.$G18]&lt;[.IQ$1];[.$H18]&gt;=[.IQ$1]);1;&quot;&quot;)">
            <text:p/>
          </table:table-cell>
          <table:table-cell table:style-name="ce2" table:formula="of:=IF(AND([.$G18]&lt;[.IR$1];[.$H18]&gt;=[.IR$1]);1;&quot;&quot;)">
            <text:p/>
          </table:table-cell>
          <table:table-cell table:style-name="ce2" table:formula="of:=IF(AND([.$G18]&lt;[.IS$1];[.$H18]&gt;=[.IS$1]);1;&quot;&quot;)">
            <text:p/>
          </table:table-cell>
          <table:table-cell table:style-name="ce2" table:formula="of:=IF(AND([.$G18]&lt;[.IT$1];[.$H18]&gt;=[.IT$1]);1;&quot;&quot;)">
            <text:p/>
          </table:table-cell>
          <table:table-cell table:style-name="ce2" table:formula="of:=IF(AND([.$G18]&lt;[.IU$1];[.$H18]&gt;=[.IU$1]);1;&quot;&quot;)">
            <text:p/>
          </table:table-cell>
          <table:table-cell table:style-name="ce2" table:formula="of:=IF(AND([.$G18]&lt;[.IV$1];[.$H18]&gt;=[.IV$1]);1;&quot;&quot;)">
            <text:p/>
          </table:table-cell>
          <table:table-cell table:style-name="ce2" table:formula="of:=IF(AND([.$G18]&lt;[.IW$1];[.$H18]&gt;=[.IW$1]);1;&quot;&quot;)">
            <text:p/>
          </table:table-cell>
          <table:table-cell table:style-name="ce2" table:formula="of:=IF(AND([.$G18]&lt;[.IX$1];[.$H18]&gt;=[.IX$1]);1;&quot;&quot;)">
            <text:p/>
          </table:table-cell>
          <table:table-cell table:style-name="ce2" table:formula="of:=IF(AND([.$G18]&lt;[.IY$1];[.$H18]&gt;=[.IY$1]);1;&quot;&quot;)">
            <text:p/>
          </table:table-cell>
          <table:table-cell table:style-name="ce2" table:formula="of:=IF(AND([.$G18]&lt;[.IZ$1];[.$H18]&gt;=[.IZ$1]);1;&quot;&quot;)">
            <text:p/>
          </table:table-cell>
          <table:table-cell table:style-name="ce2" table:formula="of:=IF(AND([.$G18]&lt;[.JA$1];[.$H18]&gt;=[.JA$1]);1;&quot;&quot;)">
            <text:p/>
          </table:table-cell>
          <table:table-cell table:style-name="ce2" table:formula="of:=IF(AND([.$G18]&lt;[.JB$1];[.$H18]&gt;=[.JB$1]);1;&quot;&quot;)">
            <text:p/>
          </table:table-cell>
          <table:table-cell table:style-name="ce2" table:formula="of:=IF(AND([.$G18]&lt;[.JC$1];[.$H18]&gt;=[.JC$1]);1;&quot;&quot;)">
            <text:p/>
          </table:table-cell>
          <table:table-cell table:style-name="ce2" table:formula="of:=IF(AND([.$G18]&lt;[.JD$1];[.$H18]&gt;=[.JD$1]);1;&quot;&quot;)">
            <text:p/>
          </table:table-cell>
          <table:table-cell table:style-name="ce2" table:formula="of:=IF(AND([.$G18]&lt;[.JE$1];[.$H18]&gt;=[.JE$1]);1;&quot;&quot;)">
            <text:p/>
          </table:table-cell>
          <table:table-cell table:style-name="ce2" table:formula="of:=IF(AND([.$G18]&lt;[.JF$1];[.$H18]&gt;=[.JF$1]);1;&quot;&quot;)">
            <text:p/>
          </table:table-cell>
          <table:table-cell table:style-name="ce2" table:formula="of:=IF(AND([.$G18]&lt;[.JG$1];[.$H18]&gt;=[.JG$1]);1;&quot;&quot;)">
            <text:p/>
          </table:table-cell>
          <table:table-cell table:style-name="ce2" table:formula="of:=IF(AND([.$G18]&lt;[.JH$1];[.$H18]&gt;=[.JH$1]);1;&quot;&quot;)">
            <text:p/>
          </table:table-cell>
          <table:table-cell table:style-name="ce2" table:formula="of:=IF(AND([.$G18]&lt;[.JI$1];[.$H18]&gt;=[.JI$1]);1;&quot;&quot;)">
            <text:p/>
          </table:table-cell>
          <table:table-cell table:style-name="ce2" table:formula="of:=IF(AND([.$G18]&lt;[.JJ$1];[.$H18]&gt;=[.JJ$1]);1;&quot;&quot;)">
            <text:p/>
          </table:table-cell>
          <table:table-cell table:style-name="ce2" table:formula="of:=IF(AND([.$G18]&lt;[.JK$1];[.$H18]&gt;=[.JK$1]);1;&quot;&quot;)">
            <text:p/>
          </table:table-cell>
          <table:table-cell table:style-name="ce2" table:formula="of:=IF(AND([.$G18]&lt;[.JL$1];[.$H18]&gt;=[.JL$1]);1;&quot;&quot;)">
            <text:p/>
          </table:table-cell>
          <table:table-cell table:style-name="ce2" table:formula="of:=IF(AND([.$G18]&lt;[.JM$1];[.$H18]&gt;=[.JM$1]);1;&quot;&quot;)">
            <text:p/>
          </table:table-cell>
          <table:table-cell table:style-name="ce2" table:formula="of:=IF(AND([.$G18]&lt;[.JN$1];[.$H18]&gt;=[.JN$1]);1;&quot;&quot;)">
            <text:p/>
          </table:table-cell>
          <table:table-cell table:style-name="ce2" table:formula="of:=IF(AND([.$G18]&lt;[.JO$1];[.$H18]&gt;=[.JO$1]);1;&quot;&quot;)">
            <text:p/>
          </table:table-cell>
          <table:table-cell table:style-name="ce2" table:formula="of:=IF(AND([.$G18]&lt;[.JP$1];[.$H18]&gt;=[.JP$1]);1;&quot;&quot;)">
            <text:p/>
          </table:table-cell>
          <table:table-cell table:style-name="ce2" table:formula="of:=IF(AND([.$G18]&lt;[.JQ$1];[.$H18]&gt;=[.JQ$1]);1;&quot;&quot;)">
            <text:p/>
          </table:table-cell>
          <table:table-cell table:style-name="ce2" table:formula="of:=IF(AND([.$G18]&lt;[.JR$1];[.$H18]&gt;=[.JR$1]);1;&quot;&quot;)">
            <text:p/>
          </table:table-cell>
          <table:table-cell table:style-name="ce2" table:formula="of:=IF(AND([.$G18]&lt;[.JS$1];[.$H18]&gt;=[.JS$1]);1;&quot;&quot;)">
            <text:p/>
          </table:table-cell>
          <table:table-cell table:style-name="ce2" table:formula="of:=IF(AND([.$G18]&lt;[.JT$1];[.$H18]&gt;=[.JT$1]);1;&quot;&quot;)">
            <text:p/>
          </table:table-cell>
          <table:table-cell table:style-name="ce2" table:formula="of:=IF(AND([.$G18]&lt;[.JU$1];[.$H18]&gt;=[.JU$1]);1;&quot;&quot;)">
            <text:p/>
          </table:table-cell>
          <table:table-cell table:style-name="ce2" table:formula="of:=IF(AND([.$G18]&lt;[.JV$1];[.$H18]&gt;=[.JV$1]);1;&quot;&quot;)">
            <text:p/>
          </table:table-cell>
          <table:table-cell table:style-name="ce2" table:formula="of:=IF(AND([.$G18]&lt;[.JW$1];[.$H18]&gt;=[.JW$1]);1;&quot;&quot;)">
            <text:p/>
          </table:table-cell>
          <table:table-cell table:style-name="ce2" table:formula="of:=IF(AND([.$G18]&lt;[.JX$1];[.$H18]&gt;=[.JX$1]);1;&quot;&quot;)">
            <text:p/>
          </table:table-cell>
          <table:table-cell table:style-name="ce2" table:formula="of:=IF(AND([.$G18]&lt;[.JY$1];[.$H18]&gt;=[.JY$1]);1;&quot;&quot;)">
            <text:p/>
          </table:table-cell>
          <table:table-cell table:style-name="ce2" table:formula="of:=IF(AND([.$G18]&lt;[.JZ$1];[.$H18]&gt;=[.JZ$1]);1;&quot;&quot;)">
            <text:p/>
          </table:table-cell>
          <table:table-cell table:style-name="ce2" table:formula="of:=IF(AND([.$G18]&lt;[.KA$1];[.$H18]&gt;=[.KA$1]);1;&quot;&quot;)">
            <text:p/>
          </table:table-cell>
          <table:table-cell table:style-name="ce2" table:formula="of:=IF(AND([.$G18]&lt;[.KB$1];[.$H18]&gt;=[.KB$1]);1;&quot;&quot;)">
            <text:p/>
          </table:table-cell>
          <table:table-cell table:style-name="ce2" table:formula="of:=IF(AND([.$G18]&lt;[.KC$1];[.$H18]&gt;=[.KC$1]);1;&quot;&quot;)">
            <text:p/>
          </table:table-cell>
          <table:table-cell table:style-name="ce2" table:formula="of:=IF(AND([.$G18]&lt;[.KD$1];[.$H18]&gt;=[.KD$1]);1;&quot;&quot;)">
            <text:p/>
          </table:table-cell>
          <table:table-cell table:style-name="ce2" table:formula="of:=IF(AND([.$G18]&lt;[.KE$1];[.$H18]&gt;=[.KE$1]);1;&quot;&quot;)">
            <text:p/>
          </table:table-cell>
          <table:table-cell table:style-name="ce2" table:formula="of:=IF(AND([.$G18]&lt;[.KF$1];[.$H18]&gt;=[.KF$1]);1;&quot;&quot;)">
            <text:p/>
          </table:table-cell>
          <table:table-cell table:style-name="ce2" table:formula="of:=IF(AND([.$G18]&lt;[.KG$1];[.$H18]&gt;=[.KG$1]);1;&quot;&quot;)">
            <text:p/>
          </table:table-cell>
          <table:table-cell table:style-name="ce2" table:formula="of:=IF(AND([.$G18]&lt;[.KH$1];[.$H18]&gt;=[.KH$1]);1;&quot;&quot;)">
            <text:p/>
          </table:table-cell>
          <table:table-cell table:style-name="ce2" table:formula="of:=IF(AND([.$G18]&lt;[.KI$1];[.$H18]&gt;=[.KI$1]);1;&quot;&quot;)">
            <text:p/>
          </table:table-cell>
          <table:table-cell table:style-name="ce2" table:formula="of:=IF(AND([.$G18]&lt;[.KJ$1];[.$H18]&gt;=[.KJ$1]);1;&quot;&quot;)">
            <text:p/>
          </table:table-cell>
          <table:table-cell table:style-name="ce2" table:formula="of:=IF(AND([.$G18]&lt;[.KK$1];[.$H18]&gt;=[.KK$1]);1;&quot;&quot;)">
            <text:p/>
          </table:table-cell>
          <table:table-cell table:style-name="ce2" table:formula="of:=IF(AND([.$G18]&lt;[.KL$1];[.$H18]&gt;=[.KL$1]);1;&quot;&quot;)">
            <text:p/>
          </table:table-cell>
          <table:table-cell table:style-name="ce2" table:formula="of:=IF(AND([.$G18]&lt;[.KM$1];[.$H18]&gt;=[.KM$1]);1;&quot;&quot;)">
            <text:p/>
          </table:table-cell>
          <table:table-cell table:style-name="ce2" table:formula="of:=IF(AND([.$G18]&lt;[.KN$1];[.$H18]&gt;=[.KN$1]);1;&quot;&quot;)">
            <text:p/>
          </table:table-cell>
          <table:table-cell table:style-name="ce2" table:formula="of:=IF(AND([.$G18]&lt;[.KO$1];[.$H18]&gt;=[.KO$1]);1;&quot;&quot;)">
            <text:p/>
          </table:table-cell>
          <table:table-cell table:style-name="ce2" table:formula="of:=IF(AND([.$G18]&lt;[.KP$1];[.$H18]&gt;=[.KP$1]);1;&quot;&quot;)">
            <text:p/>
          </table:table-cell>
          <table:table-cell table:style-name="ce2" table:formula="of:=IF(AND([.$G18]&lt;[.KQ$1];[.$H18]&gt;=[.KQ$1]);1;&quot;&quot;)">
            <text:p/>
          </table:table-cell>
          <table:table-cell table:style-name="ce2" table:formula="of:=IF(AND([.$G18]&lt;[.KR$1];[.$H18]&gt;=[.KR$1]);1;&quot;&quot;)">
            <text:p/>
          </table:table-cell>
          <table:table-cell table:style-name="ce2" table:formula="of:=IF(AND([.$G18]&lt;[.KS$1];[.$H18]&gt;=[.KS$1]);1;&quot;&quot;)">
            <text:p/>
          </table:table-cell>
          <table:table-cell table:style-name="ce2" table:formula="of:=IF(AND([.$G18]&lt;[.KT$1];[.$H18]&gt;=[.KT$1]);1;&quot;&quot;)">
            <text:p/>
          </table:table-cell>
          <table:table-cell table:style-name="ce2" table:formula="of:=IF(AND([.$G18]&lt;[.KU$1];[.$H18]&gt;=[.KU$1]);1;&quot;&quot;)">
            <text:p/>
          </table:table-cell>
          <table:table-cell table:style-name="ce2" table:formula="of:=IF(AND([.$G18]&lt;[.KV$1];[.$H18]&gt;=[.KV$1]);1;&quot;&quot;)">
            <text:p/>
          </table:table-cell>
          <table:table-cell table:style-name="ce2" table:formula="of:=IF(AND([.$G18]&lt;[.KW$1];[.$H18]&gt;=[.KW$1]);1;&quot;&quot;)">
            <text:p/>
          </table:table-cell>
          <table:table-cell table:style-name="ce2" table:formula="of:=IF(AND([.$G18]&lt;[.KX$1];[.$H18]&gt;=[.KX$1]);1;&quot;&quot;)">
            <text:p/>
          </table:table-cell>
          <table:table-cell table:style-name="ce2" table:formula="of:=IF(AND([.$G18]&lt;[.KY$1];[.$H18]&gt;=[.KY$1]);1;&quot;&quot;)">
            <text:p/>
          </table:table-cell>
          <table:table-cell table:style-name="ce2" table:formula="of:=IF(AND([.$G18]&lt;[.KZ$1];[.$H18]&gt;=[.KZ$1]);1;&quot;&quot;)">
            <text:p/>
          </table:table-cell>
          <table:table-cell table:style-name="ce2" table:formula="of:=IF(AND([.$G18]&lt;[.LA$1];[.$H18]&gt;=[.LA$1]);1;&quot;&quot;)">
            <text:p/>
          </table:table-cell>
          <table:table-cell table:style-name="ce2" table:formula="of:=IF(AND([.$G18]&lt;[.LB$1];[.$H18]&gt;=[.LB$1]);1;&quot;&quot;)">
            <text:p/>
          </table:table-cell>
          <table:table-cell table:style-name="ce2" table:formula="of:=IF(AND([.$G18]&lt;[.LC$1];[.$H18]&gt;=[.LC$1]);1;&quot;&quot;)">
            <text:p/>
          </table:table-cell>
          <table:table-cell table:style-name="ce2" table:formula="of:=IF(AND([.$G18]&lt;[.LD$1];[.$H18]&gt;=[.LD$1]);1;&quot;&quot;)">
            <text:p/>
          </table:table-cell>
          <table:table-cell table:style-name="ce2" table:formula="of:=IF(AND([.$G18]&lt;[.LE$1];[.$H18]&gt;=[.LE$1]);1;&quot;&quot;)">
            <text:p/>
          </table:table-cell>
          <table:table-cell table:style-name="ce2" table:formula="of:=IF(AND([.$G18]&lt;[.LF$1];[.$H18]&gt;=[.LF$1]);1;&quot;&quot;)">
            <text:p/>
          </table:table-cell>
          <table:table-cell table:style-name="ce2" table:formula="of:=IF(AND([.$G18]&lt;[.LG$1];[.$H18]&gt;=[.LG$1]);1;&quot;&quot;)">
            <text:p/>
          </table:table-cell>
          <table:table-cell table:style-name="ce2" table:formula="of:=IF(AND([.$G18]&lt;[.LH$1];[.$H18]&gt;=[.LH$1]);1;&quot;&quot;)">
            <text:p/>
          </table:table-cell>
          <table:table-cell table:style-name="ce2" table:formula="of:=IF(AND([.$G18]&lt;[.LI$1];[.$H18]&gt;=[.LI$1]);1;&quot;&quot;)">
            <text:p/>
          </table:table-cell>
          <table:table-cell table:style-name="ce2" table:formula="of:=IF(AND([.$G18]&lt;[.LJ$1];[.$H18]&gt;=[.LJ$1]);1;&quot;&quot;)">
            <text:p/>
          </table:table-cell>
          <table:table-cell table:style-name="ce2" table:formula="of:=IF(AND([.$G18]&lt;[.LK$1];[.$H18]&gt;=[.LK$1]);1;&quot;&quot;)">
            <text:p/>
          </table:table-cell>
          <table:table-cell table:style-name="ce2" table:formula="of:=IF(AND([.$G18]&lt;[.LL$1];[.$H18]&gt;=[.LL$1]);1;&quot;&quot;)">
            <text:p/>
          </table:table-cell>
          <table:table-cell table:style-name="ce2" table:formula="of:=IF(AND([.$G18]&lt;[.LM$1];[.$H18]&gt;=[.LM$1]);1;&quot;&quot;)">
            <text:p/>
          </table:table-cell>
          <table:table-cell table:style-name="ce2" table:formula="of:=IF(AND([.$G18]&lt;[.LN$1];[.$H18]&gt;=[.LN$1]);1;&quot;&quot;)">
            <text:p/>
          </table:table-cell>
          <table:table-cell table:style-name="ce2" table:formula="of:=IF(AND([.$G18]&lt;[.LO$1];[.$H18]&gt;=[.LO$1]);1;&quot;&quot;)">
            <text:p/>
          </table:table-cell>
          <table:table-cell table:style-name="ce2" table:formula="of:=IF(AND([.$G18]&lt;[.LP$1];[.$H18]&gt;=[.LP$1]);1;&quot;&quot;)">
            <text:p/>
          </table:table-cell>
          <table:table-cell table:style-name="ce2" table:formula="of:=IF(AND([.$G18]&lt;[.LQ$1];[.$H18]&gt;=[.LQ$1]);1;&quot;&quot;)">
            <text:p/>
          </table:table-cell>
          <table:table-cell table:style-name="ce2" table:formula="of:=IF(AND([.$G18]&lt;[.LR$1];[.$H18]&gt;=[.LR$1]);1;&quot;&quot;)">
            <text:p/>
          </table:table-cell>
          <table:table-cell table:style-name="ce2" table:formula="of:=IF(AND([.$G18]&lt;[.LS$1];[.$H18]&gt;=[.LS$1]);1;&quot;&quot;)">
            <text:p/>
          </table:table-cell>
          <table:table-cell table:style-name="ce2" table:formula="of:=IF(AND([.$G18]&lt;[.LT$1];[.$H18]&gt;=[.LT$1]);1;&quot;&quot;)">
            <text:p/>
          </table:table-cell>
          <table:table-cell table:style-name="ce2" table:formula="of:=IF(AND([.$G18]&lt;[.LU$1];[.$H18]&gt;=[.LU$1]);1;&quot;&quot;)">
            <text:p/>
          </table:table-cell>
          <table:table-cell table:style-name="ce2" table:formula="of:=IF(AND([.$G18]&lt;[.LV$1];[.$H18]&gt;=[.LV$1]);1;&quot;&quot;)">
            <text:p/>
          </table:table-cell>
          <table:table-cell table:style-name="ce2" table:formula="of:=IF(AND([.$G18]&lt;[.LW$1];[.$H18]&gt;=[.LW$1]);1;&quot;&quot;)">
            <text:p/>
          </table:table-cell>
          <table:table-cell table:style-name="ce2" table:formula="of:=IF(AND([.$G18]&lt;[.LX$1];[.$H18]&gt;=[.LX$1]);1;&quot;&quot;)">
            <text:p/>
          </table:table-cell>
          <table:table-cell table:style-name="ce2" table:formula="of:=IF(AND([.$G18]&lt;[.LY$1];[.$H18]&gt;=[.LY$1]);1;&quot;&quot;)">
            <text:p/>
          </table:table-cell>
          <table:table-cell table:style-name="ce2" table:formula="of:=IF(AND([.$G18]&lt;[.LZ$1];[.$H18]&gt;=[.LZ$1]);1;&quot;&quot;)">
            <text:p/>
          </table:table-cell>
          <table:table-cell table:style-name="ce2" table:formula="of:=IF(AND([.$G18]&lt;[.MA$1];[.$H18]&gt;=[.MA$1]);1;&quot;&quot;)">
            <text:p/>
          </table:table-cell>
          <table:table-cell table:style-name="ce2" table:formula="of:=IF(AND([.$G18]&lt;[.MB$1];[.$H18]&gt;=[.MB$1]);1;&quot;&quot;)">
            <text:p/>
          </table:table-cell>
          <table:table-cell table:style-name="ce2" table:formula="of:=IF(AND([.$G18]&lt;[.MC$1];[.$H18]&gt;=[.MC$1]);1;&quot;&quot;)">
            <text:p/>
          </table:table-cell>
          <table:table-cell table:style-name="ce2" table:formula="of:=IF(AND([.$G18]&lt;[.MD$1];[.$H18]&gt;=[.MD$1]);1;&quot;&quot;)">
            <text:p/>
          </table:table-cell>
          <table:table-cell table:style-name="ce2" table:formula="of:=IF(AND([.$G18]&lt;[.ME$1];[.$H18]&gt;=[.ME$1]);1;&quot;&quot;)">
            <text:p/>
          </table:table-cell>
          <table:table-cell table:style-name="ce2" table:formula="of:=IF(AND([.$G18]&lt;[.MF$1];[.$H18]&gt;=[.MF$1]);1;&quot;&quot;)">
            <text:p/>
          </table:table-cell>
          <table:table-cell table:style-name="ce2" table:formula="of:=IF(AND([.$G18]&lt;[.MG$1];[.$H18]&gt;=[.MG$1]);1;&quot;&quot;)">
            <text:p/>
          </table:table-cell>
          <table:table-cell table:style-name="ce2" table:formula="of:=IF(AND([.$G18]&lt;[.MH$1];[.$H18]&gt;=[.MH$1]);1;&quot;&quot;)">
            <text:p/>
          </table:table-cell>
          <table:table-cell table:style-name="ce2" table:formula="of:=IF(AND([.$G18]&lt;[.MI$1];[.$H18]&gt;=[.MI$1]);1;&quot;&quot;)">
            <text:p/>
          </table:table-cell>
          <table:table-cell table:style-name="ce2" table:formula="of:=IF(AND([.$G18]&lt;[.MJ$1];[.$H18]&gt;=[.MJ$1]);1;&quot;&quot;)">
            <text:p/>
          </table:table-cell>
          <table:table-cell table:style-name="ce2" table:formula="of:=IF(AND([.$G18]&lt;[.MK$1];[.$H18]&gt;=[.MK$1]);1;&quot;&quot;)">
            <text:p/>
          </table:table-cell>
          <table:table-cell table:style-name="ce2" table:formula="of:=IF(AND([.$G18]&lt;[.ML$1];[.$H18]&gt;=[.ML$1]);1;&quot;&quot;)">
            <text:p/>
          </table:table-cell>
          <table:table-cell table:style-name="ce2" table:formula="of:=IF(AND([.$G18]&lt;[.MM$1];[.$H18]&gt;=[.MM$1]);1;&quot;&quot;)">
            <text:p/>
          </table:table-cell>
          <table:table-cell table:style-name="ce2" table:formula="of:=IF(AND([.$G18]&lt;[.MN$1];[.$H18]&gt;=[.MN$1]);1;&quot;&quot;)">
            <text:p/>
          </table:table-cell>
          <table:table-cell table:style-name="ce2" table:formula="of:=IF(AND([.$G18]&lt;[.MO$1];[.$H18]&gt;=[.MO$1]);1;&quot;&quot;)">
            <text:p/>
          </table:table-cell>
          <table:table-cell table:style-name="ce2" table:formula="of:=IF(AND([.$G18]&lt;[.MP$1];[.$H18]&gt;=[.MP$1]);1;&quot;&quot;)">
            <text:p/>
          </table:table-cell>
          <table:table-cell table:style-name="ce2" table:formula="of:=IF(AND([.$G18]&lt;[.MQ$1];[.$H18]&gt;=[.MQ$1]);1;&quot;&quot;)">
            <text:p/>
          </table:table-cell>
          <table:table-cell table:style-name="ce2" table:formula="of:=IF(AND([.$G18]&lt;[.MR$1];[.$H18]&gt;=[.MR$1]);1;&quot;&quot;)">
            <text:p/>
          </table:table-cell>
          <table:table-cell table:style-name="ce2" table:formula="of:=IF(AND([.$G18]&lt;[.MS$1];[.$H18]&gt;=[.MS$1]);1;&quot;&quot;)">
            <text:p/>
          </table:table-cell>
          <table:table-cell table:style-name="ce2" table:formula="of:=IF(AND([.$G18]&lt;[.MT$1];[.$H18]&gt;=[.MT$1]);1;&quot;&quot;)">
            <text:p/>
          </table:table-cell>
          <table:table-cell table:style-name="ce2" table:formula="of:=IF(AND([.$G18]&lt;[.MU$1];[.$H18]&gt;=[.MU$1]);1;&quot;&quot;)">
            <text:p/>
          </table:table-cell>
          <table:table-cell table:style-name="ce2" table:formula="of:=IF(AND([.$G18]&lt;[.MV$1];[.$H18]&gt;=[.MV$1]);1;&quot;&quot;)">
            <text:p/>
          </table:table-cell>
          <table:table-cell table:style-name="ce2" table:formula="of:=IF(AND([.$G18]&lt;[.MW$1];[.$H18]&gt;=[.MW$1]);1;&quot;&quot;)">
            <text:p/>
          </table:table-cell>
          <table:table-cell table:style-name="ce2" table:formula="of:=IF(AND([.$G18]&lt;[.MX$1];[.$H18]&gt;=[.MX$1]);1;&quot;&quot;)">
            <text:p/>
          </table:table-cell>
          <table:table-cell table:style-name="ce2" table:formula="of:=IF(AND([.$G18]&lt;[.MY$1];[.$H18]&gt;=[.MY$1]);1;&quot;&quot;)">
            <text:p/>
          </table:table-cell>
          <table:table-cell table:style-name="ce2" table:formula="of:=IF(AND([.$G18]&lt;[.MZ$1];[.$H18]&gt;=[.MZ$1]);1;&quot;&quot;)">
            <text:p/>
          </table:table-cell>
          <table:table-cell table:style-name="ce2" table:formula="of:=IF(AND([.$G18]&lt;[.NA$1];[.$H18]&gt;=[.NA$1]);1;&quot;&quot;)">
            <text:p/>
          </table:table-cell>
          <table:table-cell table:style-name="ce2" table:formula="of:=IF(AND([.$G18]&lt;[.NB$1];[.$H18]&gt;=[.NB$1]);1;&quot;&quot;)">
            <text:p/>
          </table:table-cell>
          <table:table-cell table:style-name="ce2" table:formula="of:=IF(AND([.$G18]&lt;[.NC$1];[.$H18]&gt;=[.NC$1]);1;&quot;&quot;)">
            <text:p/>
          </table:table-cell>
          <table:table-cell table:style-name="ce2" table:formula="of:=IF(AND([.$G18]&lt;[.ND$1];[.$H18]&gt;=[.ND$1]);1;&quot;&quot;)">
            <text:p/>
          </table:table-cell>
          <table:table-cell table:style-name="ce2" table:formula="of:=IF(AND([.$G18]&lt;[.NE$1];[.$H18]&gt;=[.NE$1]);1;&quot;&quot;)">
            <text:p/>
          </table:table-cell>
          <table:table-cell table:style-name="ce2" table:formula="of:=IF(AND([.$G18]&lt;[.NF$1];[.$H18]&gt;=[.NF$1]);1;&quot;&quot;)">
            <text:p/>
          </table:table-cell>
          <table:table-cell table:style-name="ce2" table:formula="of:=IF(AND([.$G18]&lt;[.NG$1];[.$H18]&gt;=[.NG$1]);1;&quot;&quot;)">
            <text:p/>
          </table:table-cell>
          <table:table-cell table:style-name="ce2" table:formula="of:=IF(AND([.$G18]&lt;[.NH$1];[.$H18]&gt;=[.NH$1]);1;&quot;&quot;)">
            <text:p/>
          </table:table-cell>
          <table:table-cell table:style-name="ce2" table:formula="of:=IF(AND([.$G18]&lt;[.NI$1];[.$H18]&gt;=[.NI$1]);1;&quot;&quot;)">
            <text:p/>
          </table:table-cell>
          <table:table-cell table:style-name="ce2" table:formula="of:=IF(AND([.$G18]&lt;[.NJ$1];[.$H18]&gt;=[.NJ$1]);1;&quot;&quot;)">
            <text:p/>
          </table:table-cell>
          <table:table-cell table:style-name="ce2" table:formula="of:=IF(AND([.$G18]&lt;[.NK$1];[.$H18]&gt;=[.NK$1]);1;&quot;&quot;)">
            <text:p/>
          </table:table-cell>
          <table:table-cell table:style-name="ce2" table:formula="of:=IF(AND([.$G18]&lt;[.NL$1];[.$H18]&gt;=[.NL$1]);1;&quot;&quot;)">
            <text:p/>
          </table:table-cell>
          <table:table-cell table:style-name="ce2" table:formula="of:=IF(AND([.$G18]&lt;[.NM$1];[.$H18]&gt;=[.NM$1]);1;&quot;&quot;)">
            <text:p/>
          </table:table-cell>
          <table:table-cell table:style-name="ce2" table:formula="of:=IF(AND([.$G18]&lt;[.NN$1];[.$H18]&gt;=[.NN$1]);1;&quot;&quot;)">
            <text:p/>
          </table:table-cell>
          <table:table-cell table:style-name="ce2" table:formula="of:=IF(AND([.$G18]&lt;[.NO$1];[.$H18]&gt;=[.NO$1]);1;&quot;&quot;)">
            <text:p/>
          </table:table-cell>
          <table:table-cell table:style-name="ce2" table:formula="of:=IF(AND([.$G18]&lt;[.NP$1];[.$H18]&gt;=[.NP$1]);1;&quot;&quot;)">
            <text:p/>
          </table:table-cell>
          <table:table-cell table:style-name="ce2" table:formula="of:=IF(AND([.$G18]&lt;[.NQ$1];[.$H18]&gt;=[.NQ$1]);1;&quot;&quot;)">
            <text:p/>
          </table:table-cell>
          <table:table-cell table:style-name="ce2" table:formula="of:=IF(AND([.$G18]&lt;[.NR$1];[.$H18]&gt;=[.NR$1]);1;&quot;&quot;)">
            <text:p/>
          </table:table-cell>
          <table:table-cell table:style-name="ce2" table:formula="of:=IF(AND([.$G18]&lt;[.NS$1];[.$H18]&gt;=[.NS$1]);1;&quot;&quot;)">
            <text:p/>
          </table:table-cell>
          <table:table-cell table:style-name="ce2" table:formula="of:=IF(AND([.$G18]&lt;[.NT$1];[.$H18]&gt;=[.NT$1]);1;&quot;&quot;)">
            <text:p/>
          </table:table-cell>
          <table:table-cell table:style-name="ce2" table:formula="of:=IF(AND([.$G18]&lt;[.NU$1];[.$H18]&gt;=[.NU$1]);1;&quot;&quot;)">
            <text:p/>
          </table:table-cell>
          <table:table-cell table:style-name="ce2" table:formula="of:=IF(AND([.$G18]&lt;[.NV$1];[.$H18]&gt;=[.NV$1]);1;&quot;&quot;)">
            <text:p/>
          </table:table-cell>
          <table:table-cell table:style-name="ce2" table:formula="of:=IF(AND([.$G18]&lt;[.NW$1];[.$H18]&gt;=[.NW$1]);1;&quot;&quot;)">
            <text:p/>
          </table:table-cell>
          <table:table-cell table:style-name="ce2" table:formula="of:=IF(AND([.$G18]&lt;[.NX$1];[.$H18]&gt;=[.NX$1]);1;&quot;&quot;)">
            <text:p/>
          </table:table-cell>
          <table:table-cell table:style-name="ce2" table:formula="of:=IF(AND([.$G18]&lt;[.NY$1];[.$H18]&gt;=[.NY$1]);1;&quot;&quot;)">
            <text:p/>
          </table:table-cell>
          <table:table-cell table:style-name="ce2" table:formula="of:=IF(AND([.$G18]&lt;[.NZ$1];[.$H18]&gt;=[.NZ$1]);1;&quot;&quot;)">
            <text:p/>
          </table:table-cell>
          <table:table-cell table:style-name="ce2" table:formula="of:=IF(AND([.$G18]&lt;[.OA$1];[.$H18]&gt;=[.OA$1]);1;&quot;&quot;)">
            <text:p/>
          </table:table-cell>
          <table:table-cell table:style-name="ce2" table:formula="of:=IF(AND([.$G18]&lt;[.OB$1];[.$H18]&gt;=[.OB$1]);1;&quot;&quot;)">
            <text:p/>
          </table:table-cell>
          <table:table-cell table:style-name="ce2" table:formula="of:=IF(AND([.$G18]&lt;[.OC$1];[.$H18]&gt;=[.OC$1]);1;&quot;&quot;)">
            <text:p/>
          </table:table-cell>
          <table:table-cell table:style-name="ce2" table:formula="of:=IF(AND([.$G18]&lt;[.OD$1];[.$H18]&gt;=[.OD$1]);1;&quot;&quot;)">
            <text:p/>
          </table:table-cell>
          <table:table-cell table:style-name="ce2" table:formula="of:=IF(AND([.$G18]&lt;[.OE$1];[.$H18]&gt;=[.OE$1]);1;&quot;&quot;)">
            <text:p/>
          </table:table-cell>
          <table:table-cell table:style-name="ce2" table:formula="of:=IF(AND([.$G18]&lt;[.OF$1];[.$H18]&gt;=[.OF$1]);1;&quot;&quot;)">
            <text:p/>
          </table:table-cell>
          <table:table-cell table:style-name="ce2" table:formula="of:=IF(AND([.$G18]&lt;[.OG$1];[.$H18]&gt;=[.OG$1]);1;&quot;&quot;)">
            <text:p/>
          </table:table-cell>
          <table:table-cell table:style-name="ce2" table:formula="of:=IF(AND([.$G18]&lt;[.OH$1];[.$H18]&gt;=[.OH$1]);1;&quot;&quot;)">
            <text:p/>
          </table:table-cell>
          <table:table-cell table:style-name="ce2" table:formula="of:=IF(AND([.$G18]&lt;[.OI$1];[.$H18]&gt;=[.OI$1]);1;&quot;&quot;)">
            <text:p/>
          </table:table-cell>
          <table:table-cell table:style-name="ce2" table:formula="of:=IF(AND([.$G18]&lt;[.OJ$1];[.$H18]&gt;=[.OJ$1]);1;&quot;&quot;)">
            <text:p/>
          </table:table-cell>
          <table:table-cell table:style-name="ce2" table:formula="of:=IF(AND([.$G18]&lt;[.OK$1];[.$H18]&gt;=[.OK$1]);1;&quot;&quot;)">
            <text:p/>
          </table:table-cell>
          <table:table-cell table:style-name="ce2" table:formula="of:=IF(AND([.$G18]&lt;[.OL$1];[.$H18]&gt;=[.OL$1]);1;&quot;&quot;)">
            <text:p/>
          </table:table-cell>
          <table:table-cell table:style-name="ce2" table:formula="of:=IF(AND([.$G18]&lt;[.OM$1];[.$H18]&gt;=[.OM$1]);1;&quot;&quot;)">
            <text:p/>
          </table:table-cell>
          <table:table-cell table:style-name="ce2" table:formula="of:=IF(AND([.$G18]&lt;[.ON$1];[.$H18]&gt;=[.ON$1]);1;&quot;&quot;)">
            <text:p/>
          </table:table-cell>
          <table:table-cell table:style-name="ce2" table:formula="of:=IF(AND([.$G18]&lt;[.OO$1];[.$H18]&gt;=[.OO$1]);1;&quot;&quot;)">
            <text:p/>
          </table:table-cell>
          <table:table-cell table:style-name="ce2" table:formula="of:=IF(AND([.$G18]&lt;[.OP$1];[.$H18]&gt;=[.OP$1]);1;&quot;&quot;)">
            <text:p/>
          </table:table-cell>
          <table:table-cell table:style-name="ce2" table:formula="of:=IF(AND([.$G18]&lt;[.OQ$1];[.$H18]&gt;=[.OQ$1]);1;&quot;&quot;)">
            <text:p/>
          </table:table-cell>
          <table:table-cell table:style-name="ce2" table:formula="of:=IF(AND([.$G18]&lt;[.OR$1];[.$H18]&gt;=[.OR$1]);1;&quot;&quot;)">
            <text:p/>
          </table:table-cell>
          <table:table-cell table:style-name="ce2" table:formula="of:=IF(AND([.$G18]&lt;[.OS$1];[.$H18]&gt;=[.OS$1]);1;&quot;&quot;)">
            <text:p/>
          </table:table-cell>
          <table:table-cell table:style-name="ce2" table:formula="of:=IF(AND([.$G18]&lt;[.OT$1];[.$H18]&gt;=[.OT$1]);1;&quot;&quot;)">
            <text:p/>
          </table:table-cell>
          <table:table-cell table:style-name="ce2" table:formula="of:=IF(AND([.$G18]&lt;[.OU$1];[.$H18]&gt;=[.OU$1]);1;&quot;&quot;)">
            <text:p/>
          </table:table-cell>
          <table:table-cell table:style-name="ce2" table:formula="of:=IF(AND([.$G18]&lt;[.OV$1];[.$H18]&gt;=[.OV$1]);1;&quot;&quot;)">
            <text:p/>
          </table:table-cell>
          <table:table-cell table:style-name="ce2" table:formula="of:=IF(AND([.$G18]&lt;[.OW$1];[.$H18]&gt;=[.OW$1]);1;&quot;&quot;)">
            <text:p/>
          </table:table-cell>
          <table:table-cell table:style-name="ce2" table:formula="of:=IF(AND([.$G18]&lt;[.OX$1];[.$H18]&gt;=[.OX$1]);1;&quot;&quot;)">
            <text:p/>
          </table:table-cell>
          <table:table-cell table:style-name="ce2" table:formula="of:=IF(AND([.$G18]&lt;[.OY$1];[.$H18]&gt;=[.OY$1]);1;&quot;&quot;)">
            <text:p/>
          </table:table-cell>
          <table:table-cell table:style-name="ce2" table:formula="of:=IF(AND([.$G18]&lt;[.OZ$1];[.$H18]&gt;=[.OZ$1]);1;&quot;&quot;)">
            <text:p/>
          </table:table-cell>
          <table:table-cell table:style-name="ce2" table:formula="of:=IF(AND([.$G18]&lt;[.PA$1];[.$H18]&gt;=[.PA$1]);1;&quot;&quot;)">
            <text:p/>
          </table:table-cell>
          <table:table-cell table:style-name="ce2" table:formula="of:=IF(AND([.$G18]&lt;[.PB$1];[.$H18]&gt;=[.PB$1]);1;&quot;&quot;)">
            <text:p/>
          </table:table-cell>
          <table:table-cell table:style-name="ce2" table:formula="of:=IF(AND([.$G18]&lt;[.PC$1];[.$H18]&gt;=[.PC$1]);1;&quot;&quot;)">
            <text:p/>
          </table:table-cell>
          <table:table-cell table:style-name="ce2" table:formula="of:=IF(AND([.$G18]&lt;[.PD$1];[.$H18]&gt;=[.PD$1]);1;&quot;&quot;)">
            <text:p/>
          </table:table-cell>
          <table:table-cell table:style-name="ce2" table:formula="of:=IF(AND([.$G18]&lt;[.PE$1];[.$H18]&gt;=[.PE$1]);1;&quot;&quot;)">
            <text:p/>
          </table:table-cell>
          <table:table-cell table:style-name="ce2" table:formula="of:=IF(AND([.$G18]&lt;[.PF$1];[.$H18]&gt;=[.PF$1]);1;&quot;&quot;)">
            <text:p/>
          </table:table-cell>
          <table:table-cell table:style-name="ce2" table:formula="of:=IF(AND([.$G18]&lt;[.PG$1];[.$H18]&gt;=[.PG$1]);1;&quot;&quot;)">
            <text:p/>
          </table:table-cell>
          <table:table-cell table:style-name="ce2" table:formula="of:=IF(AND([.$G18]&lt;[.PH$1];[.$H18]&gt;=[.PH$1]);1;&quot;&quot;)">
            <text:p/>
          </table:table-cell>
          <table:table-cell table:style-name="ce2" table:formula="of:=IF(AND([.$G18]&lt;[.PI$1];[.$H18]&gt;=[.PI$1]);1;&quot;&quot;)">
            <text:p/>
          </table:table-cell>
          <table:table-cell table:style-name="ce2" table:formula="of:=IF(AND([.$G18]&lt;[.PJ$1];[.$H18]&gt;=[.PJ$1]);1;&quot;&quot;)">
            <text:p/>
          </table:table-cell>
          <table:table-cell table:style-name="ce2" table:formula="of:=IF(AND([.$G18]&lt;[.PK$1];[.$H18]&gt;=[.PK$1]);1;&quot;&quot;)">
            <text:p/>
          </table:table-cell>
          <table:table-cell table:style-name="ce2" table:formula="of:=IF(AND([.$G18]&lt;[.PL$1];[.$H18]&gt;=[.PL$1]);1;&quot;&quot;)">
            <text:p/>
          </table:table-cell>
          <table:table-cell table:style-name="ce2" table:formula="of:=IF(AND([.$G18]&lt;[.PM$1];[.$H18]&gt;=[.PM$1]);1;&quot;&quot;)">
            <text:p/>
          </table:table-cell>
          <table:table-cell table:style-name="ce2" table:formula="of:=IF(AND([.$G18]&lt;[.PN$1];[.$H18]&gt;=[.PN$1]);1;&quot;&quot;)">
            <text:p/>
          </table:table-cell>
          <table:table-cell table:style-name="ce2" table:formula="of:=IF(AND([.$G18]&lt;[.PO$1];[.$H18]&gt;=[.PO$1]);1;&quot;&quot;)">
            <text:p/>
          </table:table-cell>
          <table:table-cell table:style-name="ce2" table:formula="of:=IF(AND([.$G18]&lt;[.PP$1];[.$H18]&gt;=[.PP$1]);1;&quot;&quot;)">
            <text:p/>
          </table:table-cell>
          <table:table-cell table:style-name="ce2" table:formula="of:=IF(AND([.$G18]&lt;[.PQ$1];[.$H18]&gt;=[.PQ$1]);1;&quot;&quot;)">
            <text:p/>
          </table:table-cell>
          <table:table-cell table:style-name="ce2" table:formula="of:=IF(AND([.$G18]&lt;[.PR$1];[.$H18]&gt;=[.PR$1]);1;&quot;&quot;)">
            <text:p/>
          </table:table-cell>
          <table:table-cell table:style-name="ce2" table:formula="of:=IF(AND([.$G18]&lt;[.PS$1];[.$H18]&gt;=[.PS$1]);1;&quot;&quot;)">
            <text:p/>
          </table:table-cell>
          <table:table-cell table:style-name="ce2" table:formula="of:=IF(AND([.$G18]&lt;[.PT$1];[.$H18]&gt;=[.PT$1]);1;&quot;&quot;)">
            <text:p/>
          </table:table-cell>
          <table:table-cell table:style-name="ce2" table:formula="of:=IF(AND([.$G18]&lt;[.PU$1];[.$H18]&gt;=[.PU$1]);1;&quot;&quot;)">
            <text:p/>
          </table:table-cell>
          <table:table-cell table:style-name="ce2" table:formula="of:=IF(AND([.$G18]&lt;[.PV$1];[.$H18]&gt;=[.PV$1]);1;&quot;&quot;)">
            <text:p/>
          </table:table-cell>
          <table:table-cell table:style-name="ce2" table:formula="of:=IF(AND([.$G18]&lt;[.PW$1];[.$H18]&gt;=[.PW$1]);1;&quot;&quot;)">
            <text:p/>
          </table:table-cell>
          <table:table-cell table:style-name="ce2" table:formula="of:=IF(AND([.$G18]&lt;[.PX$1];[.$H18]&gt;=[.PX$1]);1;&quot;&quot;)">
            <text:p/>
          </table:table-cell>
          <table:table-cell table:style-name="ce2" table:formula="of:=IF(AND([.$G18]&lt;[.PY$1];[.$H18]&gt;=[.PY$1]);1;&quot;&quot;)">
            <text:p/>
          </table:table-cell>
          <table:table-cell table:style-name="ce2" table:formula="of:=IF(AND([.$G18]&lt;[.PZ$1];[.$H18]&gt;=[.PZ$1]);1;&quot;&quot;)">
            <text:p/>
          </table:table-cell>
          <table:table-cell table:style-name="ce2" table:formula="of:=IF(AND([.$G18]&lt;[.QA$1];[.$H18]&gt;=[.QA$1]);1;&quot;&quot;)">
            <text:p/>
          </table:table-cell>
          <table:table-cell table:style-name="ce2" table:formula="of:=IF(AND([.$G18]&lt;[.QB$1];[.$H18]&gt;=[.QB$1]);1;&quot;&quot;)">
            <text:p/>
          </table:table-cell>
          <table:table-cell table:style-name="ce2" table:formula="of:=IF(AND([.$G18]&lt;[.QC$1];[.$H18]&gt;=[.QC$1]);1;&quot;&quot;)">
            <text:p/>
          </table:table-cell>
          <table:table-cell table:style-name="ce2" table:formula="of:=IF(AND([.$G18]&lt;[.QD$1];[.$H18]&gt;=[.QD$1]);1;&quot;&quot;)">
            <text:p/>
          </table:table-cell>
          <table:table-cell table:style-name="ce2" table:formula="of:=IF(AND([.$G18]&lt;[.QE$1];[.$H18]&gt;=[.QE$1]);1;&quot;&quot;)">
            <text:p/>
          </table:table-cell>
          <table:table-cell table:style-name="ce2" table:formula="of:=IF(AND([.$G18]&lt;[.QF$1];[.$H18]&gt;=[.QF$1]);1;&quot;&quot;)">
            <text:p/>
          </table:table-cell>
          <table:table-cell table:style-name="ce2" table:formula="of:=IF(AND([.$G18]&lt;[.QG$1];[.$H18]&gt;=[.QG$1]);1;&quot;&quot;)">
            <text:p/>
          </table:table-cell>
          <table:table-cell table:style-name="ce2" table:formula="of:=IF(AND([.$G18]&lt;[.QH$1];[.$H18]&gt;=[.QH$1]);1;&quot;&quot;)">
            <text:p/>
          </table:table-cell>
          <table:table-cell table:style-name="ce2" table:formula="of:=IF(AND([.$G18]&lt;[.QI$1];[.$H18]&gt;=[.QI$1]);1;&quot;&quot;)">
            <text:p/>
          </table:table-cell>
          <table:table-cell table:style-name="ce2" table:formula="of:=IF(AND([.$G18]&lt;[.QJ$1];[.$H18]&gt;=[.QJ$1]);1;&quot;&quot;)">
            <text:p/>
          </table:table-cell>
          <table:table-cell table:style-name="ce2" table:formula="of:=IF(AND([.$G18]&lt;[.QK$1];[.$H18]&gt;=[.QK$1]);1;&quot;&quot;)">
            <text:p/>
          </table:table-cell>
          <table:table-cell table:style-name="ce2" table:formula="of:=IF(AND([.$G18]&lt;[.QL$1];[.$H18]&gt;=[.QL$1]);1;&quot;&quot;)">
            <text:p/>
          </table:table-cell>
          <table:table-cell table:style-name="ce2" table:formula="of:=IF(AND([.$G18]&lt;[.QM$1];[.$H18]&gt;=[.QM$1]);1;&quot;&quot;)">
            <text:p/>
          </table:table-cell>
          <table:table-cell table:style-name="ce2" table:formula="of:=IF(AND([.$G18]&lt;[.QN$1];[.$H18]&gt;=[.QN$1]);1;&quot;&quot;)">
            <text:p/>
          </table:table-cell>
          <table:table-cell table:style-name="ce2" table:formula="of:=IF(AND([.$G18]&lt;[.QO$1];[.$H18]&gt;=[.QO$1]);1;&quot;&quot;)">
            <text:p/>
          </table:table-cell>
          <table:table-cell table:style-name="ce2" table:formula="of:=IF(AND([.$G18]&lt;[.QP$1];[.$H18]&gt;=[.QP$1]);1;&quot;&quot;)">
            <text:p/>
          </table:table-cell>
          <table:table-cell table:style-name="ce2" table:formula="of:=IF(AND([.$G18]&lt;[.QQ$1];[.$H18]&gt;=[.QQ$1]);1;&quot;&quot;)">
            <text:p/>
          </table:table-cell>
          <table:table-cell table:style-name="ce2" table:formula="of:=IF(AND([.$G18]&lt;[.QR$1];[.$H18]&gt;=[.QR$1]);1;&quot;&quot;)">
            <text:p/>
          </table:table-cell>
          <table:table-cell table:style-name="ce2" table:formula="of:=IF(AND([.$G18]&lt;[.QS$1];[.$H18]&gt;=[.QS$1]);1;&quot;&quot;)">
            <text:p/>
          </table:table-cell>
          <table:table-cell table:style-name="ce2" table:formula="of:=IF(AND([.$G18]&lt;[.QT$1];[.$H18]&gt;=[.QT$1]);1;&quot;&quot;)">
            <text:p/>
          </table:table-cell>
          <table:table-cell table:style-name="ce2" table:formula="of:=IF(AND([.$G18]&lt;[.QU$1];[.$H18]&gt;=[.QU$1]);1;&quot;&quot;)">
            <text:p/>
          </table:table-cell>
          <table:table-cell table:style-name="ce2" table:formula="of:=IF(AND([.$G18]&lt;[.QV$1];[.$H18]&gt;=[.QV$1]);1;&quot;&quot;)">
            <text:p/>
          </table:table-cell>
          <table:table-cell table:style-name="ce2" table:formula="of:=IF(AND([.$G18]&lt;[.QW$1];[.$H18]&gt;=[.QW$1]);1;&quot;&quot;)">
            <text:p/>
          </table:table-cell>
          <table:table-cell table:style-name="ce2" table:formula="of:=IF(AND([.$G18]&lt;[.QX$1];[.$H18]&gt;=[.QX$1]);1;&quot;&quot;)">
            <text:p/>
          </table:table-cell>
          <table:table-cell table:style-name="ce2" table:formula="of:=IF(AND([.$G18]&lt;[.QY$1];[.$H18]&gt;=[.QY$1]);1;&quot;&quot;)">
            <text:p/>
          </table:table-cell>
          <table:table-cell table:style-name="ce2" table:formula="of:=IF(AND([.$G18]&lt;[.QZ$1];[.$H18]&gt;=[.QZ$1]);1;&quot;&quot;)">
            <text:p/>
          </table:table-cell>
          <table:table-cell table:style-name="ce2" table:formula="of:=IF(AND([.$G18]&lt;[.RA$1];[.$H18]&gt;=[.RA$1]);1;&quot;&quot;)">
            <text:p/>
          </table:table-cell>
          <table:table-cell table:style-name="ce2" table:formula="of:=IF(AND([.$G18]&lt;[.RB$1];[.$H18]&gt;=[.RB$1]);1;&quot;&quot;)">
            <text:p/>
          </table:table-cell>
          <table:table-cell table:style-name="ce2" table:formula="of:=IF(AND([.$G18]&lt;[.RC$1];[.$H18]&gt;=[.RC$1]);1;&quot;&quot;)">
            <text:p/>
          </table:table-cell>
          <table:table-cell table:style-name="ce2" table:formula="of:=IF(AND([.$G18]&lt;[.RD$1];[.$H18]&gt;=[.RD$1]);1;&quot;&quot;)">
            <text:p/>
          </table:table-cell>
          <table:table-cell table:style-name="ce2" table:formula="of:=IF(AND([.$G18]&lt;[.RE$1];[.$H18]&gt;=[.RE$1]);1;&quot;&quot;)">
            <text:p/>
          </table:table-cell>
          <table:table-cell table:style-name="ce2" table:formula="of:=IF(AND([.$G18]&lt;[.RF$1];[.$H18]&gt;=[.RF$1]);1;&quot;&quot;)">
            <text:p/>
          </table:table-cell>
          <table:table-cell table:style-name="ce2" table:formula="of:=IF(AND([.$G18]&lt;[.RG$1];[.$H18]&gt;=[.RG$1]);1;&quot;&quot;)">
            <text:p/>
          </table:table-cell>
          <table:table-cell table:style-name="ce2" table:formula="of:=IF(AND([.$G18]&lt;[.RH$1];[.$H18]&gt;=[.RH$1]);1;&quot;&quot;)">
            <text:p/>
          </table:table-cell>
          <table:table-cell table:style-name="ce2" table:formula="of:=IF(AND([.$G18]&lt;[.RI$1];[.$H18]&gt;=[.RI$1]);1;&quot;&quot;)">
            <text:p/>
          </table:table-cell>
          <table:table-cell table:style-name="ce2" table:formula="of:=IF(AND([.$G18]&lt;[.RJ$1];[.$H18]&gt;=[.RJ$1]);1;&quot;&quot;)">
            <text:p/>
          </table:table-cell>
          <table:table-cell table:style-name="ce2" table:formula="of:=IF(AND([.$G18]&lt;[.RK$1];[.$H18]&gt;=[.RK$1]);1;&quot;&quot;)">
            <text:p/>
          </table:table-cell>
          <table:table-cell table:style-name="ce2" table:formula="of:=IF(AND([.$G18]&lt;[.RL$1];[.$H18]&gt;=[.RL$1]);1;&quot;&quot;)">
            <text:p/>
          </table:table-cell>
          <table:table-cell table:style-name="ce2" table:formula="of:=IF(AND([.$G18]&lt;[.RM$1];[.$H18]&gt;=[.RM$1]);1;&quot;&quot;)">
            <text:p/>
          </table:table-cell>
          <table:table-cell table:style-name="ce2" table:formula="of:=IF(AND([.$G18]&lt;[.RN$1];[.$H18]&gt;=[.RN$1]);1;&quot;&quot;)">
            <text:p/>
          </table:table-cell>
          <table:table-cell table:style-name="ce2" table:formula="of:=IF(AND([.$G18]&lt;[.RO$1];[.$H18]&gt;=[.RO$1]);1;&quot;&quot;)">
            <text:p/>
          </table:table-cell>
          <table:table-cell table:style-name="ce2" table:formula="of:=IF(AND([.$G18]&lt;[.RP$1];[.$H18]&gt;=[.RP$1]);1;&quot;&quot;)">
            <text:p/>
          </table:table-cell>
          <table:table-cell table:style-name="ce2" table:formula="of:=IF(AND([.$G18]&lt;[.RQ$1];[.$H18]&gt;=[.RQ$1]);1;&quot;&quot;)">
            <text:p/>
          </table:table-cell>
          <table:table-cell table:style-name="ce2" table:formula="of:=IF(AND([.$G18]&lt;[.RR$1];[.$H18]&gt;=[.RR$1]);1;&quot;&quot;)">
            <text:p/>
          </table:table-cell>
          <table:table-cell table:style-name="ce2" table:formula="of:=IF(AND([.$G18]&lt;[.RS$1];[.$H18]&gt;=[.RS$1]);1;&quot;&quot;)">
            <text:p/>
          </table:table-cell>
          <table:table-cell table:style-name="ce2" table:formula="of:=IF(AND([.$G18]&lt;[.RT$1];[.$H18]&gt;=[.RT$1]);1;&quot;&quot;)">
            <text:p/>
          </table:table-cell>
          <table:table-cell table:style-name="ce2" table:formula="of:=IF(AND([.$G18]&lt;[.RU$1];[.$H18]&gt;=[.RU$1]);1;&quot;&quot;)">
            <text:p/>
          </table:table-cell>
          <table:table-cell table:style-name="ce2" table:formula="of:=IF(AND([.$G18]&lt;[.RV$1];[.$H18]&gt;=[.RV$1]);1;&quot;&quot;)">
            <text:p/>
          </table:table-cell>
          <table:table-cell table:style-name="ce2" table:formula="of:=IF(AND([.$G18]&lt;[.RW$1];[.$H18]&gt;=[.RW$1]);1;&quot;&quot;)">
            <text:p/>
          </table:table-cell>
          <table:table-cell table:style-name="ce2" table:formula="of:=IF(AND([.$G18]&lt;[.RX$1];[.$H18]&gt;=[.RX$1]);1;&quot;&quot;)">
            <text:p/>
          </table:table-cell>
          <table:table-cell table:style-name="ce2" table:formula="of:=IF(AND([.$G18]&lt;[.RY$1];[.$H18]&gt;=[.RY$1]);1;&quot;&quot;)">
            <text:p/>
          </table:table-cell>
          <table:table-cell table:style-name="ce2" table:formula="of:=IF(AND([.$G18]&lt;[.RZ$1];[.$H18]&gt;=[.RZ$1]);1;&quot;&quot;)">
            <text:p/>
          </table:table-cell>
          <table:table-cell table:style-name="ce2" table:formula="of:=IF(AND([.$G18]&lt;[.SA$1];[.$H18]&gt;=[.SA$1]);1;&quot;&quot;)">
            <text:p/>
          </table:table-cell>
          <table:table-cell table:style-name="ce2" table:formula="of:=IF(AND([.$G18]&lt;[.SB$1];[.$H18]&gt;=[.SB$1]);1;&quot;&quot;)">
            <text:p/>
          </table:table-cell>
          <table:table-cell table:style-name="ce2" table:formula="of:=IF(AND([.$G18]&lt;[.SC$1];[.$H18]&gt;=[.SC$1]);1;&quot;&quot;)">
            <text:p/>
          </table:table-cell>
          <table:table-cell table:style-name="ce2" table:formula="of:=IF(AND([.$G18]&lt;[.SD$1];[.$H18]&gt;=[.SD$1]);1;&quot;&quot;)">
            <text:p/>
          </table:table-cell>
          <table:table-cell table:style-name="ce2" table:formula="of:=IF(AND([.$G18]&lt;[.SE$1];[.$H18]&gt;=[.SE$1]);1;&quot;&quot;)">
            <text:p/>
          </table:table-cell>
          <table:table-cell table:style-name="ce2" table:formula="of:=IF(AND([.$G18]&lt;[.SF$1];[.$H18]&gt;=[.SF$1]);1;&quot;&quot;)">
            <text:p/>
          </table:table-cell>
          <table:table-cell table:style-name="ce2" table:formula="of:=IF(AND([.$G18]&lt;[.SG$1];[.$H18]&gt;=[.SG$1]);1;&quot;&quot;)">
            <text:p/>
          </table:table-cell>
          <table:table-cell table:style-name="ce2" table:formula="of:=IF(AND([.$G18]&lt;[.SH$1];[.$H18]&gt;=[.SH$1]);1;&quot;&quot;)">
            <text:p/>
          </table:table-cell>
          <table:table-cell table:style-name="ce2" table:formula="of:=IF(AND([.$G18]&lt;[.SI$1];[.$H18]&gt;=[.SI$1]);1;&quot;&quot;)">
            <text:p/>
          </table:table-cell>
          <table:table-cell table:style-name="ce2" table:formula="of:=IF(AND([.$G18]&lt;[.SJ$1];[.$H18]&gt;=[.SJ$1]);1;&quot;&quot;)">
            <text:p/>
          </table:table-cell>
          <table:table-cell table:style-name="ce2" table:formula="of:=IF(AND([.$G18]&lt;[.SK$1];[.$H18]&gt;=[.SK$1]);1;&quot;&quot;)">
            <text:p/>
          </table:table-cell>
          <table:table-cell table:style-name="ce2" table:formula="of:=IF(AND([.$G18]&lt;[.SL$1];[.$H18]&gt;=[.SL$1]);1;&quot;&quot;)">
            <text:p/>
          </table:table-cell>
          <table:table-cell table:style-name="ce2" table:formula="of:=IF(AND([.$G18]&lt;[.SM$1];[.$H18]&gt;=[.SM$1]);1;&quot;&quot;)">
            <text:p/>
          </table:table-cell>
          <table:table-cell table:style-name="ce2" table:formula="of:=IF(AND([.$G18]&lt;[.SN$1];[.$H18]&gt;=[.SN$1]);1;&quot;&quot;)">
            <text:p/>
          </table:table-cell>
          <table:table-cell table:style-name="ce2" table:formula="of:=IF(AND([.$G18]&lt;[.SO$1];[.$H18]&gt;=[.SO$1]);1;&quot;&quot;)">
            <text:p/>
          </table:table-cell>
          <table:table-cell table:style-name="ce2" table:formula="of:=IF(AND([.$G18]&lt;[.SP$1];[.$H18]&gt;=[.SP$1]);1;&quot;&quot;)">
            <text:p/>
          </table:table-cell>
          <table:table-cell table:style-name="ce2" table:formula="of:=IF(AND([.$G18]&lt;[.SQ$1];[.$H18]&gt;=[.SQ$1]);1;&quot;&quot;)">
            <text:p/>
          </table:table-cell>
          <table:table-cell table:style-name="ce2" table:formula="of:=IF(AND([.$G18]&lt;[.SR$1];[.$H18]&gt;=[.SR$1]);1;&quot;&quot;)">
            <text:p/>
          </table:table-cell>
          <table:table-cell table:style-name="ce2" table:formula="of:=IF(AND([.$G18]&lt;[.SS$1];[.$H18]&gt;=[.SS$1]);1;&quot;&quot;)">
            <text:p/>
          </table:table-cell>
          <table:table-cell table:style-name="ce2" table:formula="of:=IF(AND([.$G18]&lt;[.ST$1];[.$H18]&gt;=[.ST$1]);1;&quot;&quot;)">
            <text:p/>
          </table:table-cell>
          <table:table-cell table:style-name="ce2" table:formula="of:=IF(AND([.$G18]&lt;[.SU$1];[.$H18]&gt;=[.SU$1]);1;&quot;&quot;)">
            <text:p/>
          </table:table-cell>
          <table:table-cell table:style-name="ce2" table:formula="of:=IF(AND([.$G18]&lt;[.SV$1];[.$H18]&gt;=[.SV$1]);1;&quot;&quot;)">
            <text:p/>
          </table:table-cell>
          <table:table-cell table:style-name="ce2" table:formula="of:=IF(AND([.$G18]&lt;[.SW$1];[.$H18]&gt;=[.SW$1]);1;&quot;&quot;)">
            <text:p/>
          </table:table-cell>
          <table:table-cell table:style-name="ce2" table:formula="of:=IF(AND([.$G18]&lt;[.SX$1];[.$H18]&gt;=[.SX$1]);1;&quot;&quot;)">
            <text:p/>
          </table:table-cell>
          <table:table-cell table:style-name="ce2" table:formula="of:=IF(AND([.$G18]&lt;[.SY$1];[.$H18]&gt;=[.SY$1]);1;&quot;&quot;)">
            <text:p/>
          </table:table-cell>
          <table:table-cell table:style-name="ce2" table:formula="of:=IF(AND([.$G18]&lt;[.SZ$1];[.$H18]&gt;=[.SZ$1]);1;&quot;&quot;)">
            <text:p/>
          </table:table-cell>
          <table:table-cell table:style-name="ce2" table:formula="of:=IF(AND([.$G18]&lt;[.TA$1];[.$H18]&gt;=[.TA$1]);1;&quot;&quot;)">
            <text:p/>
          </table:table-cell>
          <table:table-cell table:style-name="ce2" table:formula="of:=IF(AND([.$G18]&lt;[.TB$1];[.$H18]&gt;=[.TB$1]);1;&quot;&quot;)">
            <text:p/>
          </table:table-cell>
          <table:table-cell table:style-name="ce2" table:formula="of:=IF(AND([.$G18]&lt;[.TC$1];[.$H18]&gt;=[.TC$1]);1;&quot;&quot;)">
            <text:p/>
          </table:table-cell>
          <table:table-cell table:style-name="ce2" table:formula="of:=IF(AND([.$G18]&lt;[.TD$1];[.$H18]&gt;=[.TD$1]);1;&quot;&quot;)">
            <text:p/>
          </table:table-cell>
          <table:table-cell table:style-name="ce2" table:formula="of:=IF(AND([.$G18]&lt;[.TE$1];[.$H18]&gt;=[.TE$1]);1;&quot;&quot;)">
            <text:p/>
          </table:table-cell>
          <table:table-cell table:style-name="ce2" table:formula="of:=IF(AND([.$G18]&lt;[.TF$1];[.$H18]&gt;=[.TF$1]);1;&quot;&quot;)">
            <text:p/>
          </table:table-cell>
          <table:table-cell table:style-name="ce2" table:formula="of:=IF(AND([.$G18]&lt;[.TG$1];[.$H18]&gt;=[.TG$1]);1;&quot;&quot;)">
            <text:p/>
          </table:table-cell>
          <table:table-cell table:style-name="ce2" table:formula="of:=IF(AND([.$G18]&lt;[.TH$1];[.$H18]&gt;=[.TH$1]);1;&quot;&quot;)">
            <text:p/>
          </table:table-cell>
          <table:table-cell table:style-name="ce2" table:formula="of:=IF(AND([.$G18]&lt;[.TI$1];[.$H18]&gt;=[.TI$1]);1;&quot;&quot;)">
            <text:p/>
          </table:table-cell>
          <table:table-cell table:style-name="ce2" table:formula="of:=IF(AND([.$G18]&lt;[.TJ$1];[.$H18]&gt;=[.TJ$1]);1;&quot;&quot;)">
            <text:p/>
          </table:table-cell>
          <table:table-cell table:style-name="ce2" table:formula="of:=IF(AND([.$G18]&lt;[.TK$1];[.$H18]&gt;=[.TK$1]);1;&quot;&quot;)">
            <text:p/>
          </table:table-cell>
          <table:table-cell table:style-name="ce2" table:formula="of:=IF(AND([.$G18]&lt;[.TL$1];[.$H18]&gt;=[.TL$1]);1;&quot;&quot;)">
            <text:p/>
          </table:table-cell>
          <table:table-cell table:style-name="ce2" table:formula="of:=IF(AND([.$G18]&lt;[.TM$1];[.$H18]&gt;=[.TM$1]);1;&quot;&quot;)">
            <text:p/>
          </table:table-cell>
          <table:table-cell table:style-name="ce2" table:formula="of:=IF(AND([.$G18]&lt;[.TN$1];[.$H18]&gt;=[.TN$1]);1;&quot;&quot;)">
            <text:p/>
          </table:table-cell>
          <table:table-cell table:style-name="ce2" table:formula="of:=IF(AND([.$G18]&lt;[.TO$1];[.$H18]&gt;=[.TO$1]);1;&quot;&quot;)">
            <text:p/>
          </table:table-cell>
          <table:table-cell table:style-name="ce2" table:formula="of:=IF(AND([.$G18]&lt;[.TP$1];[.$H18]&gt;=[.TP$1]);1;&quot;&quot;)">
            <text:p/>
          </table:table-cell>
          <table:table-cell table:style-name="ce2" table:formula="of:=IF(AND([.$G18]&lt;[.TQ$1];[.$H18]&gt;=[.TQ$1]);1;&quot;&quot;)">
            <text:p/>
          </table:table-cell>
          <table:table-cell table:style-name="ce2" table:formula="of:=IF(AND([.$G18]&lt;[.TR$1];[.$H18]&gt;=[.TR$1]);1;&quot;&quot;)">
            <text:p/>
          </table:table-cell>
          <table:table-cell table:style-name="ce2" table:formula="of:=IF(AND([.$G18]&lt;[.TS$1];[.$H18]&gt;=[.TS$1]);1;&quot;&quot;)">
            <text:p/>
          </table:table-cell>
          <table:table-cell table:style-name="ce2" table:formula="of:=IF(AND([.$G18]&lt;[.TT$1];[.$H18]&gt;=[.TT$1]);1;&quot;&quot;)">
            <text:p/>
          </table:table-cell>
          <table:table-cell table:style-name="ce2" table:formula="of:=IF(AND([.$G18]&lt;[.TU$1];[.$H18]&gt;=[.TU$1]);1;&quot;&quot;)">
            <text:p/>
          </table:table-cell>
          <table:table-cell table:style-name="ce2" table:formula="of:=IF(AND([.$G18]&lt;[.TV$1];[.$H18]&gt;=[.TV$1]);1;&quot;&quot;)">
            <text:p/>
          </table:table-cell>
          <table:table-cell table:style-name="ce2" table:formula="of:=IF(AND([.$G18]&lt;[.TW$1];[.$H18]&gt;=[.TW$1]);1;&quot;&quot;)">
            <text:p/>
          </table:table-cell>
          <table:table-cell table:style-name="ce2" table:formula="of:=IF(AND([.$G18]&lt;[.TX$1];[.$H18]&gt;=[.TX$1]);1;&quot;&quot;)">
            <text:p/>
          </table:table-cell>
          <table:table-cell table:style-name="ce2" table:formula="of:=IF(AND([.$G18]&lt;[.TY$1];[.$H18]&gt;=[.TY$1]);1;&quot;&quot;)">
            <text:p/>
          </table:table-cell>
          <table:table-cell table:style-name="ce2" table:formula="of:=IF(AND([.$G18]&lt;[.TZ$1];[.$H18]&gt;=[.TZ$1]);1;&quot;&quot;)">
            <text:p/>
          </table:table-cell>
          <table:table-cell table:style-name="ce2" table:formula="of:=IF(AND([.$G18]&lt;[.UA$1];[.$H18]&gt;=[.UA$1]);1;&quot;&quot;)">
            <text:p/>
          </table:table-cell>
          <table:table-cell table:style-name="ce2" table:formula="of:=IF(AND([.$G18]&lt;[.UB$1];[.$H18]&gt;=[.UB$1]);1;&quot;&quot;)">
            <text:p/>
          </table:table-cell>
          <table:table-cell table:style-name="ce2" table:formula="of:=IF(AND([.$G18]&lt;[.UC$1];[.$H18]&gt;=[.UC$1]);1;&quot;&quot;)">
            <text:p/>
          </table:table-cell>
          <table:table-cell table:style-name="ce2" table:formula="of:=IF(AND([.$G18]&lt;[.UD$1];[.$H18]&gt;=[.UD$1]);1;&quot;&quot;)">
            <text:p/>
          </table:table-cell>
          <table:table-cell table:style-name="ce2" table:formula="of:=IF(AND([.$G18]&lt;[.UE$1];[.$H18]&gt;=[.UE$1]);1;&quot;&quot;)">
            <text:p/>
          </table:table-cell>
          <table:table-cell table:style-name="ce2" table:formula="of:=IF(AND([.$G18]&lt;[.UF$1];[.$H18]&gt;=[.UF$1]);1;&quot;&quot;)">
            <text:p/>
          </table:table-cell>
          <table:table-cell table:style-name="ce2" table:formula="of:=IF(AND([.$G18]&lt;[.UG$1];[.$H18]&gt;=[.UG$1]);1;&quot;&quot;)">
            <text:p/>
          </table:table-cell>
          <table:table-cell table:style-name="ce2" table:formula="of:=IF(AND([.$G18]&lt;[.UH$1];[.$H18]&gt;=[.UH$1]);1;&quot;&quot;)">
            <text:p/>
          </table:table-cell>
          <table:table-cell table:style-name="ce2" table:formula="of:=IF(AND([.$G18]&lt;[.UI$1];[.$H18]&gt;=[.UI$1]);1;&quot;&quot;)">
            <text:p/>
          </table:table-cell>
          <table:table-cell table:style-name="ce2" table:formula="of:=IF(AND([.$G18]&lt;[.UJ$1];[.$H18]&gt;=[.UJ$1]);1;&quot;&quot;)">
            <text:p/>
          </table:table-cell>
          <table:table-cell table:style-name="ce2" table:formula="of:=IF(AND([.$G18]&lt;[.UK$1];[.$H18]&gt;=[.UK$1]);1;&quot;&quot;)">
            <text:p/>
          </table:table-cell>
          <table:table-cell table:style-name="ce2" table:formula="of:=IF(AND([.$G18]&lt;[.UL$1];[.$H18]&gt;=[.UL$1]);1;&quot;&quot;)">
            <text:p/>
          </table:table-cell>
          <table:table-cell table:style-name="ce2" table:formula="of:=IF(AND([.$G18]&lt;[.UM$1];[.$H18]&gt;=[.UM$1]);1;&quot;&quot;)">
            <text:p/>
          </table:table-cell>
          <table:table-cell table:style-name="ce2" table:formula="of:=IF(AND([.$G18]&lt;[.UN$1];[.$H18]&gt;=[.UN$1]);1;&quot;&quot;)">
            <text:p/>
          </table:table-cell>
          <table:table-cell table:style-name="ce2" table:formula="of:=IF(AND([.$G18]&lt;[.UO$1];[.$H18]&gt;=[.UO$1]);1;&quot;&quot;)">
            <text:p/>
          </table:table-cell>
          <table:table-cell table:style-name="ce2" table:formula="of:=IF(AND([.$G18]&lt;[.UP$1];[.$H18]&gt;=[.UP$1]);1;&quot;&quot;)">
            <text:p/>
          </table:table-cell>
          <table:table-cell table:style-name="ce2" table:formula="of:=IF(AND([.$G18]&lt;[.UQ$1];[.$H18]&gt;=[.UQ$1]);1;&quot;&quot;)">
            <text:p/>
          </table:table-cell>
          <table:table-cell table:style-name="ce2" table:formula="of:=IF(AND([.$G18]&lt;[.UR$1];[.$H18]&gt;=[.UR$1]);1;&quot;&quot;)">
            <text:p/>
          </table:table-cell>
          <table:table-cell table:style-name="ce2" table:formula="of:=IF(AND([.$G18]&lt;[.US$1];[.$H18]&gt;=[.US$1]);1;&quot;&quot;)">
            <text:p/>
          </table:table-cell>
          <table:table-cell table:style-name="ce2" table:formula="of:=IF(AND([.$G18]&lt;[.UT$1];[.$H18]&gt;=[.UT$1]);1;&quot;&quot;)">
            <text:p/>
          </table:table-cell>
          <table:table-cell table:style-name="ce2" table:formula="of:=IF(AND([.$G18]&lt;[.UU$1];[.$H18]&gt;=[.UU$1]);1;&quot;&quot;)">
            <text:p/>
          </table:table-cell>
          <table:table-cell table:style-name="ce2" table:formula="of:=IF(AND([.$G18]&lt;[.UV$1];[.$H18]&gt;=[.UV$1]);1;&quot;&quot;)">
            <text:p/>
          </table:table-cell>
          <table:table-cell table:style-name="ce2" table:formula="of:=IF(AND([.$G18]&lt;[.UW$1];[.$H18]&gt;=[.UW$1]);1;&quot;&quot;)">
            <text:p/>
          </table:table-cell>
          <table:table-cell table:style-name="ce2" table:formula="of:=IF(AND([.$G18]&lt;[.UX$1];[.$H18]&gt;=[.UX$1]);1;&quot;&quot;)">
            <text:p/>
          </table:table-cell>
          <table:table-cell table:style-name="ce2" table:formula="of:=IF(AND([.$G18]&lt;[.UY$1];[.$H18]&gt;=[.UY$1]);1;&quot;&quot;)">
            <text:p/>
          </table:table-cell>
          <table:table-cell table:style-name="ce2" table:formula="of:=IF(AND([.$G18]&lt;[.UZ$1];[.$H18]&gt;=[.UZ$1]);1;&quot;&quot;)">
            <text:p/>
          </table:table-cell>
          <table:table-cell table:style-name="ce2" table:formula="of:=IF(AND([.$G18]&lt;[.VA$1];[.$H18]&gt;=[.VA$1]);1;&quot;&quot;)">
            <text:p/>
          </table:table-cell>
          <table:table-cell table:style-name="ce2" table:formula="of:=IF(AND([.$G18]&lt;[.VB$1];[.$H18]&gt;=[.VB$1]);1;&quot;&quot;)">
            <text:p/>
          </table:table-cell>
          <table:table-cell table:style-name="ce2" table:formula="of:=IF(AND([.$G18]&lt;[.VC$1];[.$H18]&gt;=[.VC$1]);1;&quot;&quot;)">
            <text:p/>
          </table:table-cell>
          <table:table-cell table:style-name="ce2" table:formula="of:=IF(AND([.$G18]&lt;[.VD$1];[.$H18]&gt;=[.VD$1]);1;&quot;&quot;)">
            <text:p/>
          </table:table-cell>
          <table:table-cell table:style-name="ce2" table:formula="of:=IF(AND([.$G18]&lt;[.VE$1];[.$H18]&gt;=[.VE$1]);1;&quot;&quot;)">
            <text:p/>
          </table:table-cell>
          <table:table-cell table:style-name="ce2" table:formula="of:=IF(AND([.$G18]&lt;[.VF$1];[.$H18]&gt;=[.VF$1]);1;&quot;&quot;)">
            <text:p/>
          </table:table-cell>
          <table:table-cell table:style-name="ce2" table:formula="of:=IF(AND([.$G18]&lt;[.VG$1];[.$H18]&gt;=[.VG$1]);1;&quot;&quot;)">
            <text:p/>
          </table:table-cell>
          <table:table-cell table:style-name="ce2" table:formula="of:=IF(AND([.$G18]&lt;[.VH$1];[.$H18]&gt;=[.VH$1]);1;&quot;&quot;)">
            <text:p/>
          </table:table-cell>
          <table:table-cell table:style-name="ce2" table:formula="of:=IF(AND([.$G18]&lt;[.VI$1];[.$H18]&gt;=[.VI$1]);1;&quot;&quot;)">
            <text:p/>
          </table:table-cell>
          <table:table-cell table:style-name="ce2" table:formula="of:=IF(AND([.$G18]&lt;[.VJ$1];[.$H18]&gt;=[.VJ$1]);1;&quot;&quot;)">
            <text:p/>
          </table:table-cell>
          <table:table-cell table:style-name="ce2" table:formula="of:=IF(AND([.$G18]&lt;[.VK$1];[.$H18]&gt;=[.VK$1]);1;&quot;&quot;)">
            <text:p/>
          </table:table-cell>
          <table:table-cell table:style-name="ce2" table:formula="of:=IF(AND([.$G18]&lt;[.VL$1];[.$H18]&gt;=[.VL$1]);1;&quot;&quot;)">
            <text:p/>
          </table:table-cell>
          <table:table-cell table:style-name="ce2" table:formula="of:=IF(AND([.$G18]&lt;[.VM$1];[.$H18]&gt;=[.VM$1]);1;&quot;&quot;)">
            <text:p/>
          </table:table-cell>
          <table:table-cell table:style-name="ce2" table:formula="of:=IF(AND([.$G18]&lt;[.VN$1];[.$H18]&gt;=[.VN$1]);1;&quot;&quot;)">
            <text:p/>
          </table:table-cell>
          <table:table-cell table:style-name="ce2" table:formula="of:=IF(AND([.$G18]&lt;[.VO$1];[.$H18]&gt;=[.VO$1]);1;&quot;&quot;)">
            <text:p/>
          </table:table-cell>
          <table:table-cell table:style-name="ce2" table:formula="of:=IF(AND([.$G18]&lt;[.VP$1];[.$H18]&gt;=[.VP$1]);1;&quot;&quot;)">
            <text:p/>
          </table:table-cell>
          <table:table-cell table:style-name="ce2" table:formula="of:=IF(AND([.$G18]&lt;[.VQ$1];[.$H18]&gt;=[.VQ$1]);1;&quot;&quot;)">
            <text:p/>
          </table:table-cell>
          <table:table-cell table:style-name="ce2" table:formula="of:=IF(AND([.$G18]&lt;[.VR$1];[.$H18]&gt;=[.VR$1]);1;&quot;&quot;)">
            <text:p/>
          </table:table-cell>
          <table:table-cell table:style-name="ce2" table:formula="of:=IF(AND([.$G18]&lt;[.VS$1];[.$H18]&gt;=[.VS$1]);1;&quot;&quot;)">
            <text:p/>
          </table:table-cell>
          <table:table-cell table:style-name="ce2" table:formula="of:=IF(AND([.$G18]&lt;[.VT$1];[.$H18]&gt;=[.VT$1]);1;&quot;&quot;)">
            <text:p/>
          </table:table-cell>
          <table:table-cell table:style-name="ce2" table:formula="of:=IF(AND([.$G18]&lt;[.VU$1];[.$H18]&gt;=[.VU$1]);1;&quot;&quot;)">
            <text:p/>
          </table:table-cell>
          <table:table-cell table:style-name="ce2" table:formula="of:=IF(AND([.$G18]&lt;[.VV$1];[.$H18]&gt;=[.VV$1]);1;&quot;&quot;)">
            <text:p/>
          </table:table-cell>
          <table:table-cell table:style-name="ce2" table:formula="of:=IF(AND([.$G18]&lt;[.VW$1];[.$H18]&gt;=[.VW$1]);1;&quot;&quot;)">
            <text:p/>
          </table:table-cell>
          <table:table-cell table:style-name="ce2" table:formula="of:=IF(AND([.$G18]&lt;[.VX$1];[.$H18]&gt;=[.VX$1]);1;&quot;&quot;)">
            <text:p/>
          </table:table-cell>
          <table:table-cell table:style-name="ce2" table:formula="of:=IF(AND([.$G18]&lt;[.VY$1];[.$H18]&gt;=[.VY$1]);1;&quot;&quot;)">
            <text:p/>
          </table:table-cell>
          <table:table-cell table:style-name="ce2" table:formula="of:=IF(AND([.$G18]&lt;[.VZ$1];[.$H18]&gt;=[.VZ$1]);1;&quot;&quot;)">
            <text:p/>
          </table:table-cell>
          <table:table-cell table:style-name="ce2" table:formula="of:=IF(AND([.$G18]&lt;[.WA$1];[.$H18]&gt;=[.WA$1]);1;&quot;&quot;)">
            <text:p/>
          </table:table-cell>
          <table:table-cell table:style-name="ce2" table:formula="of:=IF(AND([.$G18]&lt;[.WB$1];[.$H18]&gt;=[.WB$1]);1;&quot;&quot;)">
            <text:p/>
          </table:table-cell>
          <table:table-cell table:style-name="ce2" table:formula="of:=IF(AND([.$G18]&lt;[.WC$1];[.$H18]&gt;=[.WC$1]);1;&quot;&quot;)">
            <text:p/>
          </table:table-cell>
          <table:table-cell table:style-name="ce2" table:formula="of:=IF(AND([.$G18]&lt;[.WD$1];[.$H18]&gt;=[.WD$1]);1;&quot;&quot;)">
            <text:p/>
          </table:table-cell>
          <table:table-cell table:style-name="ce2" table:formula="of:=IF(AND([.$G18]&lt;[.WE$1];[.$H18]&gt;=[.WE$1]);1;&quot;&quot;)">
            <text:p/>
          </table:table-cell>
          <table:table-cell table:style-name="ce2" table:formula="of:=IF(AND([.$G18]&lt;[.WF$1];[.$H18]&gt;=[.WF$1]);1;&quot;&quot;)">
            <text:p/>
          </table:table-cell>
          <table:table-cell table:style-name="ce2" table:formula="of:=IF(AND([.$G18]&lt;[.WG$1];[.$H18]&gt;=[.WG$1]);1;&quot;&quot;)">
            <text:p/>
          </table:table-cell>
          <table:table-cell table:style-name="ce2" table:formula="of:=IF(AND([.$G18]&lt;[.WH$1];[.$H18]&gt;=[.WH$1]);1;&quot;&quot;)">
            <text:p/>
          </table:table-cell>
          <table:table-cell table:style-name="ce2" table:formula="of:=IF(AND([.$G18]&lt;[.WI$1];[.$H18]&gt;=[.WI$1]);1;&quot;&quot;)">
            <text:p/>
          </table:table-cell>
          <table:table-cell table:style-name="ce2" table:formula="of:=IF(AND([.$G18]&lt;[.WJ$1];[.$H18]&gt;=[.WJ$1]);1;&quot;&quot;)">
            <text:p/>
          </table:table-cell>
          <table:table-cell table:style-name="ce2" table:formula="of:=IF(AND([.$G18]&lt;[.WK$1];[.$H18]&gt;=[.WK$1]);1;&quot;&quot;)">
            <text:p/>
          </table:table-cell>
          <table:table-cell table:style-name="ce2" table:formula="of:=IF(AND([.$G18]&lt;[.WL$1];[.$H18]&gt;=[.WL$1]);1;&quot;&quot;)">
            <text:p/>
          </table:table-cell>
          <table:table-cell table:style-name="ce2" table:formula="of:=IF(AND([.$G18]&lt;[.WM$1];[.$H18]&gt;=[.WM$1]);1;&quot;&quot;)">
            <text:p/>
          </table:table-cell>
          <table:table-cell table:style-name="ce2" table:formula="of:=IF(AND([.$G18]&lt;[.WN$1];[.$H18]&gt;=[.WN$1]);1;&quot;&quot;)">
            <text:p/>
          </table:table-cell>
          <table:table-cell table:style-name="ce2" table:formula="of:=IF(AND([.$G18]&lt;[.WO$1];[.$H18]&gt;=[.WO$1]);1;&quot;&quot;)">
            <text:p/>
          </table:table-cell>
          <table:table-cell table:style-name="ce2" table:formula="of:=IF(AND([.$G18]&lt;[.WP$1];[.$H18]&gt;=[.WP$1]);1;&quot;&quot;)">
            <text:p/>
          </table:table-cell>
          <table:table-cell table:style-name="ce2" table:formula="of:=IF(AND([.$G18]&lt;[.WQ$1];[.$H18]&gt;=[.WQ$1]);1;&quot;&quot;)">
            <text:p/>
          </table:table-cell>
          <table:table-cell table:style-name="ce2" table:formula="of:=IF(AND([.$G18]&lt;[.WR$1];[.$H18]&gt;=[.WR$1]);1;&quot;&quot;)">
            <text:p/>
          </table:table-cell>
          <table:table-cell table:style-name="ce2" table:formula="of:=IF(AND([.$G18]&lt;[.WS$1];[.$H18]&gt;=[.WS$1]);1;&quot;&quot;)">
            <text:p/>
          </table:table-cell>
          <table:table-cell table:style-name="ce2" table:formula="of:=IF(AND([.$G18]&lt;[.WT$1];[.$H18]&gt;=[.WT$1]);1;&quot;&quot;)">
            <text:p/>
          </table:table-cell>
          <table:table-cell table:style-name="ce2" table:formula="of:=IF(AND([.$G18]&lt;[.WU$1];[.$H18]&gt;=[.WU$1]);1;&quot;&quot;)">
            <text:p/>
          </table:table-cell>
          <table:table-cell table:style-name="ce2" table:formula="of:=IF(AND([.$G18]&lt;[.WV$1];[.$H18]&gt;=[.WV$1]);1;&quot;&quot;)">
            <text:p/>
          </table:table-cell>
          <table:table-cell table:style-name="ce2" table:formula="of:=IF(AND([.$G18]&lt;[.WW$1];[.$H18]&gt;=[.WW$1]);1;&quot;&quot;)">
            <text:p/>
          </table:table-cell>
          <table:table-cell table:style-name="ce2" table:formula="of:=IF(AND([.$G18]&lt;[.WX$1];[.$H18]&gt;=[.WX$1]);1;&quot;&quot;)">
            <text:p/>
          </table:table-cell>
          <table:table-cell table:style-name="ce2" table:formula="of:=IF(AND([.$G18]&lt;[.WY$1];[.$H18]&gt;=[.WY$1]);1;&quot;&quot;)">
            <text:p/>
          </table:table-cell>
          <table:table-cell table:style-name="ce2" table:formula="of:=IF(AND([.$G18]&lt;[.WZ$1];[.$H18]&gt;=[.WZ$1]);1;&quot;&quot;)">
            <text:p/>
          </table:table-cell>
          <table:table-cell table:style-name="ce2" table:formula="of:=IF(AND([.$G18]&lt;[.XA$1];[.$H18]&gt;=[.XA$1]);1;&quot;&quot;)">
            <text:p/>
          </table:table-cell>
          <table:table-cell table:style-name="ce2" table:formula="of:=IF(AND([.$G18]&lt;[.XB$1];[.$H18]&gt;=[.XB$1]);1;&quot;&quot;)">
            <text:p/>
          </table:table-cell>
          <table:table-cell table:style-name="ce2" table:formula="of:=IF(AND([.$G18]&lt;[.XC$1];[.$H18]&gt;=[.XC$1]);1;&quot;&quot;)">
            <text:p/>
          </table:table-cell>
          <table:table-cell table:style-name="ce2" table:formula="of:=IF(AND([.$G18]&lt;[.XD$1];[.$H18]&gt;=[.XD$1]);1;&quot;&quot;)">
            <text:p/>
          </table:table-cell>
          <table:table-cell table:style-name="ce2" table:formula="of:=IF(AND([.$G18]&lt;[.XE$1];[.$H18]&gt;=[.XE$1]);1;&quot;&quot;)">
            <text:p/>
          </table:table-cell>
          <table:table-cell table:style-name="ce2" table:formula="of:=IF(AND([.$G18]&lt;[.XF$1];[.$H18]&gt;=[.XF$1]);1;&quot;&quot;)">
            <text:p/>
          </table:table-cell>
          <table:table-cell table:style-name="ce2" table:formula="of:=IF(AND([.$G18]&lt;[.XG$1];[.$H18]&gt;=[.XG$1]);1;&quot;&quot;)">
            <text:p/>
          </table:table-cell>
          <table:table-cell table:style-name="ce2" table:formula="of:=IF(AND([.$G18]&lt;[.XH$1];[.$H18]&gt;=[.XH$1]);1;&quot;&quot;)">
            <text:p/>
          </table:table-cell>
          <table:table-cell table:style-name="ce2" table:formula="of:=IF(AND([.$G18]&lt;[.XI$1];[.$H18]&gt;=[.XI$1]);1;&quot;&quot;)">
            <text:p/>
          </table:table-cell>
          <table:table-cell table:style-name="ce2" table:formula="of:=IF(AND([.$G18]&lt;[.XJ$1];[.$H18]&gt;=[.XJ$1]);1;&quot;&quot;)">
            <text:p/>
          </table:table-cell>
          <table:table-cell table:style-name="ce2" table:formula="of:=IF(AND([.$G18]&lt;[.XK$1];[.$H18]&gt;=[.XK$1]);1;&quot;&quot;)">
            <text:p/>
          </table:table-cell>
          <table:table-cell table:style-name="ce2" table:formula="of:=IF(AND([.$G18]&lt;[.XL$1];[.$H18]&gt;=[.XL$1]);1;&quot;&quot;)">
            <text:p/>
          </table:table-cell>
          <table:table-cell table:style-name="ce2" table:formula="of:=IF(AND([.$G18]&lt;[.XM$1];[.$H18]&gt;=[.XM$1]);1;&quot;&quot;)">
            <text:p/>
          </table:table-cell>
          <table:table-cell table:style-name="ce2" table:formula="of:=IF(AND([.$G18]&lt;[.XN$1];[.$H18]&gt;=[.XN$1]);1;&quot;&quot;)">
            <text:p/>
          </table:table-cell>
          <table:table-cell table:style-name="ce2" table:formula="of:=IF(AND([.$G18]&lt;[.XO$1];[.$H18]&gt;=[.XO$1]);1;&quot;&quot;)">
            <text:p/>
          </table:table-cell>
          <table:table-cell table:style-name="ce2" table:formula="of:=IF(AND([.$G18]&lt;[.XP$1];[.$H18]&gt;=[.XP$1]);1;&quot;&quot;)">
            <text:p/>
          </table:table-cell>
          <table:table-cell table:style-name="ce2" table:formula="of:=IF(AND([.$G18]&lt;[.XQ$1];[.$H18]&gt;=[.XQ$1]);1;&quot;&quot;)">
            <text:p/>
          </table:table-cell>
          <table:table-cell table:style-name="ce2" table:formula="of:=IF(AND([.$G18]&lt;[.XR$1];[.$H18]&gt;=[.XR$1]);1;&quot;&quot;)">
            <text:p/>
          </table:table-cell>
          <table:table-cell table:style-name="ce2" table:formula="of:=IF(AND([.$G18]&lt;[.XS$1];[.$H18]&gt;=[.XS$1]);1;&quot;&quot;)">
            <text:p/>
          </table:table-cell>
          <table:table-cell table:style-name="ce2" table:formula="of:=IF(AND([.$G18]&lt;[.XT$1];[.$H18]&gt;=[.XT$1]);1;&quot;&quot;)">
            <text:p/>
          </table:table-cell>
          <table:table-cell table:style-name="ce2" table:formula="of:=IF(AND([.$G18]&lt;[.XU$1];[.$H18]&gt;=[.XU$1]);1;&quot;&quot;)">
            <text:p/>
          </table:table-cell>
          <table:table-cell table:style-name="ce2" table:formula="of:=IF(AND([.$G18]&lt;[.XV$1];[.$H18]&gt;=[.XV$1]);1;&quot;&quot;)">
            <text:p/>
          </table:table-cell>
          <table:table-cell table:style-name="ce2" table:formula="of:=IF(AND([.$G18]&lt;[.XW$1];[.$H18]&gt;=[.XW$1]);1;&quot;&quot;)">
            <text:p/>
          </table:table-cell>
          <table:table-cell table:style-name="ce2" table:formula="of:=IF(AND([.$G18]&lt;[.XX$1];[.$H18]&gt;=[.XX$1]);1;&quot;&quot;)">
            <text:p/>
          </table:table-cell>
          <table:table-cell table:style-name="ce2" table:formula="of:=IF(AND([.$G18]&lt;[.XY$1];[.$H18]&gt;=[.XY$1]);1;&quot;&quot;)">
            <text:p/>
          </table:table-cell>
          <table:table-cell table:style-name="ce2" table:formula="of:=IF(AND([.$G18]&lt;[.XZ$1];[.$H18]&gt;=[.XZ$1]);1;&quot;&quot;)">
            <text:p/>
          </table:table-cell>
          <table:table-cell table:style-name="ce2" table:formula="of:=IF(AND([.$G18]&lt;[.YA$1];[.$H18]&gt;=[.YA$1]);1;&quot;&quot;)">
            <text:p/>
          </table:table-cell>
          <table:table-cell table:style-name="ce2" table:formula="of:=IF(AND([.$G18]&lt;[.YB$1];[.$H18]&gt;=[.YB$1]);1;&quot;&quot;)">
            <text:p/>
          </table:table-cell>
          <table:table-cell table:style-name="ce2" table:formula="of:=IF(AND([.$G18]&lt;[.YC$1];[.$H18]&gt;=[.YC$1]);1;&quot;&quot;)">
            <text:p/>
          </table:table-cell>
          <table:table-cell table:style-name="ce2" table:formula="of:=IF(AND([.$G18]&lt;[.YD$1];[.$H18]&gt;=[.YD$1]);1;&quot;&quot;)">
            <text:p/>
          </table:table-cell>
          <table:table-cell table:style-name="ce2" table:formula="of:=IF(AND([.$G18]&lt;[.YE$1];[.$H18]&gt;=[.YE$1]);1;&quot;&quot;)">
            <text:p/>
          </table:table-cell>
          <table:table-cell table:style-name="ce2" table:formula="of:=IF(AND([.$G18]&lt;[.YF$1];[.$H18]&gt;=[.YF$1]);1;&quot;&quot;)">
            <text:p/>
          </table:table-cell>
          <table:table-cell table:style-name="ce2" table:formula="of:=IF(AND([.$G18]&lt;[.YG$1];[.$H18]&gt;=[.YG$1]);1;&quot;&quot;)">
            <text:p/>
          </table:table-cell>
          <table:table-cell table:style-name="ce2" table:formula="of:=IF(AND([.$G18]&lt;[.YH$1];[.$H18]&gt;=[.YH$1]);1;&quot;&quot;)">
            <text:p/>
          </table:table-cell>
          <table:table-cell table:style-name="ce2" table:formula="of:=IF(AND([.$G18]&lt;[.YI$1];[.$H18]&gt;=[.YI$1]);1;&quot;&quot;)">
            <text:p/>
          </table:table-cell>
          <table:table-cell table:style-name="ce2" table:formula="of:=IF(AND([.$G18]&lt;[.YJ$1];[.$H18]&gt;=[.YJ$1]);1;&quot;&quot;)">
            <text:p/>
          </table:table-cell>
          <table:table-cell table:style-name="ce2" table:formula="of:=IF(AND([.$G18]&lt;[.YK$1];[.$H18]&gt;=[.YK$1]);1;&quot;&quot;)">
            <text:p/>
          </table:table-cell>
          <table:table-cell table:style-name="ce2" table:formula="of:=IF(AND([.$G18]&lt;[.YL$1];[.$H18]&gt;=[.YL$1]);1;&quot;&quot;)">
            <text:p/>
          </table:table-cell>
          <table:table-cell table:style-name="ce2" table:formula="of:=IF(AND([.$G18]&lt;[.YM$1];[.$H18]&gt;=[.YM$1]);1;&quot;&quot;)">
            <text:p/>
          </table:table-cell>
          <table:table-cell table:style-name="ce2" table:formula="of:=IF(AND([.$G18]&lt;[.YN$1];[.$H18]&gt;=[.YN$1]);1;&quot;&quot;)">
            <text:p/>
          </table:table-cell>
          <table:table-cell table:style-name="ce2" table:formula="of:=IF(AND([.$G18]&lt;[.YO$1];[.$H18]&gt;=[.YO$1]);1;&quot;&quot;)">
            <text:p/>
          </table:table-cell>
          <table:table-cell table:style-name="ce2" table:formula="of:=IF(AND([.$G18]&lt;[.YP$1];[.$H18]&gt;=[.YP$1]);1;&quot;&quot;)">
            <text:p/>
          </table:table-cell>
          <table:table-cell table:style-name="ce2" table:formula="of:=IF(AND([.$G18]&lt;[.YQ$1];[.$H18]&gt;=[.YQ$1]);1;&quot;&quot;)">
            <text:p/>
          </table:table-cell>
          <table:table-cell table:style-name="ce2" table:formula="of:=IF(AND([.$G18]&lt;[.YR$1];[.$H18]&gt;=[.YR$1]);1;&quot;&quot;)">
            <text:p/>
          </table:table-cell>
          <table:table-cell table:style-name="ce2" table:formula="of:=IF(AND([.$G18]&lt;[.YS$1];[.$H18]&gt;=[.YS$1]);1;&quot;&quot;)">
            <text:p/>
          </table:table-cell>
          <table:table-cell table:style-name="ce2" table:formula="of:=IF(AND([.$G18]&lt;[.YT$1];[.$H18]&gt;=[.YT$1]);1;&quot;&quot;)">
            <text:p/>
          </table:table-cell>
          <table:table-cell table:style-name="ce2" table:formula="of:=IF(AND([.$G18]&lt;[.YU$1];[.$H18]&gt;=[.YU$1]);1;&quot;&quot;)">
            <text:p/>
          </table:table-cell>
          <table:table-cell table:style-name="ce2" table:formula="of:=IF(AND([.$G18]&lt;[.YV$1];[.$H18]&gt;=[.YV$1]);1;&quot;&quot;)">
            <text:p/>
          </table:table-cell>
          <table:table-cell table:style-name="ce2" table:formula="of:=IF(AND([.$G18]&lt;[.YW$1];[.$H18]&gt;=[.YW$1]);1;&quot;&quot;)">
            <text:p/>
          </table:table-cell>
          <table:table-cell table:style-name="ce2" table:formula="of:=IF(AND([.$G18]&lt;[.YX$1];[.$H18]&gt;=[.YX$1]);1;&quot;&quot;)">
            <text:p/>
          </table:table-cell>
          <table:table-cell table:style-name="ce2" table:formula="of:=IF(AND([.$G18]&lt;[.YY$1];[.$H18]&gt;=[.YY$1]);1;&quot;&quot;)">
            <text:p/>
          </table:table-cell>
          <table:table-cell table:style-name="ce2" table:formula="of:=IF(AND([.$G18]&lt;[.YZ$1];[.$H18]&gt;=[.YZ$1]);1;&quot;&quot;)">
            <text:p/>
          </table:table-cell>
          <table:table-cell table:style-name="ce2" table:formula="of:=IF(AND([.$G18]&lt;[.ZA$1];[.$H18]&gt;=[.ZA$1]);1;&quot;&quot;)">
            <text:p/>
          </table:table-cell>
          <table:table-cell table:style-name="ce2" table:formula="of:=IF(AND([.$G18]&lt;[.ZB$1];[.$H18]&gt;=[.ZB$1]);1;&quot;&quot;)">
            <text:p/>
          </table:table-cell>
          <table:table-cell table:style-name="ce2" table:formula="of:=IF(AND([.$G18]&lt;[.ZC$1];[.$H18]&gt;=[.ZC$1]);1;&quot;&quot;)">
            <text:p/>
          </table:table-cell>
          <table:table-cell table:style-name="ce2" table:formula="of:=IF(AND([.$G18]&lt;[.ZD$1];[.$H18]&gt;=[.ZD$1]);1;&quot;&quot;)">
            <text:p/>
          </table:table-cell>
          <table:table-cell table:style-name="ce2" table:formula="of:=IF(AND([.$G18]&lt;[.ZE$1];[.$H18]&gt;=[.ZE$1]);1;&quot;&quot;)">
            <text:p/>
          </table:table-cell>
          <table:table-cell table:style-name="ce2" table:formula="of:=IF(AND([.$G18]&lt;[.ZF$1];[.$H18]&gt;=[.ZF$1]);1;&quot;&quot;)">
            <text:p/>
          </table:table-cell>
          <table:table-cell table:style-name="ce2" table:formula="of:=IF(AND([.$G18]&lt;[.ZG$1];[.$H18]&gt;=[.ZG$1]);1;&quot;&quot;)">
            <text:p/>
          </table:table-cell>
          <table:table-cell table:style-name="ce2" table:formula="of:=IF(AND([.$G18]&lt;[.ZH$1];[.$H18]&gt;=[.ZH$1]);1;&quot;&quot;)">
            <text:p/>
          </table:table-cell>
          <table:table-cell table:style-name="ce2" table:formula="of:=IF(AND([.$G18]&lt;[.ZI$1];[.$H18]&gt;=[.ZI$1]);1;&quot;&quot;)">
            <text:p/>
          </table:table-cell>
          <table:table-cell table:style-name="ce2" table:formula="of:=IF(AND([.$G18]&lt;[.ZJ$1];[.$H18]&gt;=[.ZJ$1]);1;&quot;&quot;)">
            <text:p/>
          </table:table-cell>
          <table:table-cell table:style-name="ce2" table:formula="of:=IF(AND([.$G18]&lt;[.ZK$1];[.$H18]&gt;=[.ZK$1]);1;&quot;&quot;)">
            <text:p/>
          </table:table-cell>
          <table:table-cell table:style-name="ce2" table:formula="of:=IF(AND([.$G18]&lt;[.ZL$1];[.$H18]&gt;=[.ZL$1]);1;&quot;&quot;)">
            <text:p/>
          </table:table-cell>
          <table:table-cell table:style-name="ce2" table:formula="of:=IF(AND([.$G18]&lt;[.ZM$1];[.$H18]&gt;=[.ZM$1]);1;&quot;&quot;)">
            <text:p/>
          </table:table-cell>
          <table:table-cell table:style-name="ce2" table:formula="of:=IF(AND([.$G18]&lt;[.ZN$1];[.$H18]&gt;=[.ZN$1]);1;&quot;&quot;)">
            <text:p/>
          </table:table-cell>
          <table:table-cell table:style-name="ce2" table:formula="of:=IF(AND([.$G18]&lt;[.ZO$1];[.$H18]&gt;=[.ZO$1]);1;&quot;&quot;)">
            <text:p/>
          </table:table-cell>
          <table:table-cell table:style-name="ce2" table:formula="of:=IF(AND([.$G18]&lt;[.ZP$1];[.$H18]&gt;=[.ZP$1]);1;&quot;&quot;)">
            <text:p/>
          </table:table-cell>
          <table:table-cell table:style-name="ce2" table:formula="of:=IF(AND([.$G18]&lt;[.ZQ$1];[.$H18]&gt;=[.ZQ$1]);1;&quot;&quot;)">
            <text:p/>
          </table:table-cell>
          <table:table-cell table:style-name="ce2" table:formula="of:=IF(AND([.$G18]&lt;[.ZR$1];[.$H18]&gt;=[.ZR$1]);1;&quot;&quot;)">
            <text:p/>
          </table:table-cell>
          <table:table-cell table:style-name="ce2" table:formula="of:=IF(AND([.$G18]&lt;[.ZS$1];[.$H18]&gt;=[.ZS$1]);1;&quot;&quot;)">
            <text:p/>
          </table:table-cell>
          <table:table-cell table:style-name="ce2" table:formula="of:=IF(AND([.$G18]&lt;[.ZT$1];[.$H18]&gt;=[.ZT$1]);1;&quot;&quot;)">
            <text:p/>
          </table:table-cell>
          <table:table-cell table:style-name="ce2" table:formula="of:=IF(AND([.$G18]&lt;[.ZU$1];[.$H18]&gt;=[.ZU$1]);1;&quot;&quot;)">
            <text:p/>
          </table:table-cell>
          <table:table-cell table:style-name="ce2" table:formula="of:=IF(AND([.$G18]&lt;[.ZV$1];[.$H18]&gt;=[.ZV$1]);1;&quot;&quot;)">
            <text:p/>
          </table:table-cell>
          <table:table-cell table:style-name="ce2" table:formula="of:=IF(AND([.$G18]&lt;[.ZW$1];[.$H18]&gt;=[.ZW$1]);1;&quot;&quot;)">
            <text:p/>
          </table:table-cell>
          <table:table-cell table:style-name="ce2" table:formula="of:=IF(AND([.$G18]&lt;[.ZX$1];[.$H18]&gt;=[.ZX$1]);1;&quot;&quot;)">
            <text:p/>
          </table:table-cell>
          <table:table-cell table:style-name="ce2" table:formula="of:=IF(AND([.$G18]&lt;[.ZY$1];[.$H18]&gt;=[.ZY$1]);1;&quot;&quot;)">
            <text:p/>
          </table:table-cell>
          <table:table-cell table:style-name="ce2" table:formula="of:=IF(AND([.$G18]&lt;[.ZZ$1];[.$H18]&gt;=[.ZZ$1]);1;&quot;&quot;)">
            <text:p/>
          </table:table-cell>
          <table:table-cell table:style-name="ce2" table:formula="of:=IF(AND([.$G18]&lt;[.AAA$1];[.$H18]&gt;=[.AAA$1]);1;&quot;&quot;)">
            <text:p/>
          </table:table-cell>
          <table:table-cell table:style-name="ce2" table:formula="of:=IF(AND([.$G18]&lt;[.AAB$1];[.$H18]&gt;=[.AAB$1]);1;&quot;&quot;)">
            <text:p/>
          </table:table-cell>
          <table:table-cell table:style-name="ce2" table:formula="of:=IF(AND([.$G18]&lt;[.AAC$1];[.$H18]&gt;=[.AAC$1]);1;&quot;&quot;)">
            <text:p/>
          </table:table-cell>
          <table:table-cell table:style-name="ce2" table:formula="of:=IF(AND([.$G18]&lt;[.AAD$1];[.$H18]&gt;=[.AAD$1]);1;&quot;&quot;)">
            <text:p/>
          </table:table-cell>
          <table:table-cell table:style-name="ce2" table:formula="of:=IF(AND([.$G18]&lt;[.AAE$1];[.$H18]&gt;=[.AAE$1]);1;&quot;&quot;)">
            <text:p/>
          </table:table-cell>
          <table:table-cell table:style-name="ce2" table:formula="of:=IF(AND([.$G18]&lt;[.AAF$1];[.$H18]&gt;=[.AAF$1]);1;&quot;&quot;)">
            <text:p/>
          </table:table-cell>
          <table:table-cell table:style-name="ce2" table:formula="of:=IF(AND([.$G18]&lt;[.AAG$1];[.$H18]&gt;=[.AAG$1]);1;&quot;&quot;)">
            <text:p/>
          </table:table-cell>
          <table:table-cell table:style-name="ce2" table:formula="of:=IF(AND([.$G18]&lt;[.AAH$1];[.$H18]&gt;=[.AAH$1]);1;&quot;&quot;)">
            <text:p/>
          </table:table-cell>
          <table:table-cell table:style-name="ce2" table:formula="of:=IF(AND([.$G18]&lt;[.AAI$1];[.$H18]&gt;=[.AAI$1]);1;&quot;&quot;)">
            <text:p/>
          </table:table-cell>
          <table:table-cell table:style-name="ce2" table:formula="of:=IF(AND([.$G18]&lt;[.AAJ$1];[.$H18]&gt;=[.AAJ$1]);1;&quot;&quot;)">
            <text:p/>
          </table:table-cell>
          <table:table-cell table:style-name="ce2" table:formula="of:=IF(AND([.$G18]&lt;[.AAK$1];[.$H18]&gt;=[.AAK$1]);1;&quot;&quot;)">
            <text:p/>
          </table:table-cell>
          <table:table-cell table:style-name="ce2" table:formula="of:=IF(AND([.$G18]&lt;[.AAL$1];[.$H18]&gt;=[.AAL$1]);1;&quot;&quot;)">
            <text:p/>
          </table:table-cell>
          <table:table-cell table:style-name="ce2" table:formula="of:=IF(AND([.$G18]&lt;[.AAM$1];[.$H18]&gt;=[.AAM$1]);1;&quot;&quot;)">
            <text:p/>
          </table:table-cell>
          <table:table-cell table:style-name="ce2" table:formula="of:=IF(AND([.$G18]&lt;[.AAN$1];[.$H18]&gt;=[.AAN$1]);1;&quot;&quot;)">
            <text:p/>
          </table:table-cell>
          <table:table-cell table:style-name="ce2" table:formula="of:=IF(AND([.$G18]&lt;[.AAO$1];[.$H18]&gt;=[.AAO$1]);1;&quot;&quot;)">
            <text:p/>
          </table:table-cell>
          <table:table-cell table:style-name="ce2" table:formula="of:=IF(AND([.$G18]&lt;[.AAP$1];[.$H18]&gt;=[.AAP$1]);1;&quot;&quot;)">
            <text:p/>
          </table:table-cell>
          <table:table-cell table:style-name="ce2" table:formula="of:=IF(AND([.$G18]&lt;[.AAQ$1];[.$H18]&gt;=[.AAQ$1]);1;&quot;&quot;)">
            <text:p/>
          </table:table-cell>
          <table:table-cell table:style-name="ce2" table:formula="of:=IF(AND([.$G18]&lt;[.AAR$1];[.$H18]&gt;=[.AAR$1]);1;&quot;&quot;)">
            <text:p/>
          </table:table-cell>
          <table:table-cell table:style-name="ce2" table:formula="of:=IF(AND([.$G18]&lt;[.AAS$1];[.$H18]&gt;=[.AAS$1]);1;&quot;&quot;)">
            <text:p/>
          </table:table-cell>
          <table:table-cell table:style-name="ce2" table:formula="of:=IF(AND([.$G18]&lt;[.AAT$1];[.$H18]&gt;=[.AAT$1]);1;&quot;&quot;)">
            <text:p/>
          </table:table-cell>
          <table:table-cell table:style-name="ce2" table:formula="of:=IF(AND([.$G18]&lt;[.AAU$1];[.$H18]&gt;=[.AAU$1]);1;&quot;&quot;)">
            <text:p/>
          </table:table-cell>
          <table:table-cell table:style-name="ce2" table:formula="of:=IF(AND([.$G18]&lt;[.AAV$1];[.$H18]&gt;=[.AAV$1]);1;&quot;&quot;)">
            <text:p/>
          </table:table-cell>
          <table:table-cell table:style-name="ce2" table:formula="of:=IF(AND([.$G18]&lt;[.AAW$1];[.$H18]&gt;=[.AAW$1]);1;&quot;&quot;)">
            <text:p/>
          </table:table-cell>
          <table:table-cell table:style-name="ce2" table:formula="of:=IF(AND([.$G18]&lt;[.AAX$1];[.$H18]&gt;=[.AAX$1]);1;&quot;&quot;)">
            <text:p/>
          </table:table-cell>
          <table:table-cell table:style-name="ce2" table:formula="of:=IF(AND([.$G18]&lt;[.AAY$1];[.$H18]&gt;=[.AAY$1]);1;&quot;&quot;)">
            <text:p/>
          </table:table-cell>
          <table:table-cell table:style-name="ce2" table:formula="of:=IF(AND([.$G18]&lt;[.AAZ$1];[.$H18]&gt;=[.AAZ$1]);1;&quot;&quot;)">
            <text:p/>
          </table:table-cell>
          <table:table-cell table:style-name="ce2" table:formula="of:=IF(AND([.$G18]&lt;[.ABA$1];[.$H18]&gt;=[.ABA$1]);1;&quot;&quot;)">
            <text:p/>
          </table:table-cell>
          <table:table-cell table:style-name="ce2" table:formula="of:=IF(AND([.$G18]&lt;[.ABB$1];[.$H18]&gt;=[.ABB$1]);1;&quot;&quot;)">
            <text:p/>
          </table:table-cell>
          <table:table-cell table:style-name="ce2" table:formula="of:=IF(AND([.$G18]&lt;[.ABC$1];[.$H18]&gt;=[.ABC$1]);1;&quot;&quot;)">
            <text:p/>
          </table:table-cell>
          <table:table-cell table:style-name="ce2" table:formula="of:=IF(AND([.$G18]&lt;[.ABD$1];[.$H18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7" calcext:value-type="float">
            <text:p>25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19];[.$A:.$H];8;0);VLOOKUP([.D19];[.$A:.$H];8;0);VLOOKUP([.E19];[.$A:.$H];8;0);VLOOKUP([.F19];[.$A:.$H];8;0))" office:value-type="float" office:value="1118" calcext:value-type="float">
            <text:p>1118</text:p>
          </table:table-cell>
          <table:table-cell table:formula="of:=[.G19]+[.B19]" office:value-type="float" office:value="1375" calcext:value-type="float">
            <text:p>1375</text:p>
          </table:table-cell>
          <table:table-cell table:formula="of:=IF(AND([.G19]&lt;800;[.H19]&gt;800);1;0)" office:value-type="float" office:value="0" calcext:value-type="float">
            <text:p>0</text:p>
          </table:table-cell>
          <table:table-cell table:style-name="ce2" table:formula="of:=IF(AND([.$G19]&lt;[.J$1];[.$H19]&gt;=[.J$1]);1;&quot;&quot;)">
            <text:p/>
          </table:table-cell>
          <table:table-cell table:style-name="ce2" table:formula="of:=IF(AND([.$G19]&lt;[.K$1];[.$H19]&gt;=[.K$1]);1;&quot;&quot;)">
            <text:p/>
          </table:table-cell>
          <table:table-cell table:style-name="ce2" table:formula="of:=IF(AND([.$G19]&lt;[.L$1];[.$H19]&gt;=[.L$1]);1;&quot;&quot;)">
            <text:p/>
          </table:table-cell>
          <table:table-cell table:style-name="ce2" table:formula="of:=IF(AND([.$G19]&lt;[.M$1];[.$H19]&gt;=[.M$1]);1;&quot;&quot;)">
            <text:p/>
          </table:table-cell>
          <table:table-cell table:style-name="ce2" table:formula="of:=IF(AND([.$G19]&lt;[.N$1];[.$H19]&gt;=[.N$1]);1;&quot;&quot;)">
            <text:p/>
          </table:table-cell>
          <table:table-cell table:style-name="ce2" table:formula="of:=IF(AND([.$G19]&lt;[.O$1];[.$H19]&gt;=[.O$1]);1;&quot;&quot;)">
            <text:p/>
          </table:table-cell>
          <table:table-cell table:style-name="ce2" table:formula="of:=IF(AND([.$G19]&lt;[.P$1];[.$H19]&gt;=[.P$1]);1;&quot;&quot;)">
            <text:p/>
          </table:table-cell>
          <table:table-cell table:style-name="ce2" table:formula="of:=IF(AND([.$G19]&lt;[.Q$1];[.$H19]&gt;=[.Q$1]);1;&quot;&quot;)">
            <text:p/>
          </table:table-cell>
          <table:table-cell table:style-name="ce2" table:formula="of:=IF(AND([.$G19]&lt;[.R$1];[.$H19]&gt;=[.R$1]);1;&quot;&quot;)">
            <text:p/>
          </table:table-cell>
          <table:table-cell table:style-name="ce2" table:formula="of:=IF(AND([.$G19]&lt;[.S$1];[.$H19]&gt;=[.S$1]);1;&quot;&quot;)">
            <text:p/>
          </table:table-cell>
          <table:table-cell table:style-name="ce2" table:formula="of:=IF(AND([.$G19]&lt;[.T$1];[.$H19]&gt;=[.T$1]);1;&quot;&quot;)">
            <text:p/>
          </table:table-cell>
          <table:table-cell table:style-name="ce2" table:formula="of:=IF(AND([.$G19]&lt;[.U$1];[.$H19]&gt;=[.U$1]);1;&quot;&quot;)">
            <text:p/>
          </table:table-cell>
          <table:table-cell table:style-name="ce2" table:formula="of:=IF(AND([.$G19]&lt;[.V$1];[.$H19]&gt;=[.V$1]);1;&quot;&quot;)">
            <text:p/>
          </table:table-cell>
          <table:table-cell table:style-name="ce2" table:formula="of:=IF(AND([.$G19]&lt;[.W$1];[.$H19]&gt;=[.W$1]);1;&quot;&quot;)">
            <text:p/>
          </table:table-cell>
          <table:table-cell table:style-name="ce2" table:formula="of:=IF(AND([.$G19]&lt;[.X$1];[.$H19]&gt;=[.X$1]);1;&quot;&quot;)">
            <text:p/>
          </table:table-cell>
          <table:table-cell table:style-name="ce2" table:formula="of:=IF(AND([.$G19]&lt;[.Y$1];[.$H19]&gt;=[.Y$1]);1;&quot;&quot;)">
            <text:p/>
          </table:table-cell>
          <table:table-cell table:style-name="ce2" table:formula="of:=IF(AND([.$G19]&lt;[.Z$1];[.$H19]&gt;=[.Z$1]);1;&quot;&quot;)">
            <text:p/>
          </table:table-cell>
          <table:table-cell table:style-name="ce2" table:formula="of:=IF(AND([.$G19]&lt;[.AA$1];[.$H19]&gt;=[.AA$1]);1;&quot;&quot;)">
            <text:p/>
          </table:table-cell>
          <table:table-cell table:style-name="ce2" table:formula="of:=IF(AND([.$G19]&lt;[.AB$1];[.$H19]&gt;=[.AB$1]);1;&quot;&quot;)">
            <text:p/>
          </table:table-cell>
          <table:table-cell table:style-name="ce2" table:formula="of:=IF(AND([.$G19]&lt;[.AC$1];[.$H19]&gt;=[.AC$1]);1;&quot;&quot;)">
            <text:p/>
          </table:table-cell>
          <table:table-cell table:style-name="ce2" table:formula="of:=IF(AND([.$G19]&lt;[.AD$1];[.$H19]&gt;=[.AD$1]);1;&quot;&quot;)">
            <text:p/>
          </table:table-cell>
          <table:table-cell table:style-name="ce2" table:formula="of:=IF(AND([.$G19]&lt;[.AE$1];[.$H19]&gt;=[.AE$1]);1;&quot;&quot;)">
            <text:p/>
          </table:table-cell>
          <table:table-cell table:style-name="ce2" table:formula="of:=IF(AND([.$G19]&lt;[.AF$1];[.$H19]&gt;=[.AF$1]);1;&quot;&quot;)">
            <text:p/>
          </table:table-cell>
          <table:table-cell table:style-name="ce2" table:formula="of:=IF(AND([.$G19]&lt;[.AG$1];[.$H19]&gt;=[.AG$1]);1;&quot;&quot;)">
            <text:p/>
          </table:table-cell>
          <table:table-cell table:style-name="ce2" table:formula="of:=IF(AND([.$G19]&lt;[.AH$1];[.$H19]&gt;=[.AH$1]);1;&quot;&quot;)">
            <text:p/>
          </table:table-cell>
          <table:table-cell table:style-name="ce2" table:formula="of:=IF(AND([.$G19]&lt;[.AI$1];[.$H19]&gt;=[.AI$1]);1;&quot;&quot;)">
            <text:p/>
          </table:table-cell>
          <table:table-cell table:style-name="ce2" table:formula="of:=IF(AND([.$G19]&lt;[.AJ$1];[.$H19]&gt;=[.AJ$1]);1;&quot;&quot;)">
            <text:p/>
          </table:table-cell>
          <table:table-cell table:style-name="ce2" table:formula="of:=IF(AND([.$G19]&lt;[.AK$1];[.$H19]&gt;=[.AK$1]);1;&quot;&quot;)">
            <text:p/>
          </table:table-cell>
          <table:table-cell table:style-name="ce2" table:formula="of:=IF(AND([.$G19]&lt;[.AL$1];[.$H19]&gt;=[.AL$1]);1;&quot;&quot;)">
            <text:p/>
          </table:table-cell>
          <table:table-cell table:style-name="ce2" table:formula="of:=IF(AND([.$G19]&lt;[.AM$1];[.$H19]&gt;=[.AM$1]);1;&quot;&quot;)">
            <text:p/>
          </table:table-cell>
          <table:table-cell table:style-name="ce2" table:formula="of:=IF(AND([.$G19]&lt;[.AN$1];[.$H19]&gt;=[.AN$1]);1;&quot;&quot;)">
            <text:p/>
          </table:table-cell>
          <table:table-cell table:style-name="ce2" table:formula="of:=IF(AND([.$G19]&lt;[.AO$1];[.$H19]&gt;=[.AO$1]);1;&quot;&quot;)">
            <text:p/>
          </table:table-cell>
          <table:table-cell table:style-name="ce2" table:formula="of:=IF(AND([.$G19]&lt;[.AP$1];[.$H19]&gt;=[.AP$1]);1;&quot;&quot;)">
            <text:p/>
          </table:table-cell>
          <table:table-cell table:style-name="ce2" table:formula="of:=IF(AND([.$G19]&lt;[.AQ$1];[.$H19]&gt;=[.AQ$1]);1;&quot;&quot;)">
            <text:p/>
          </table:table-cell>
          <table:table-cell table:style-name="ce2" table:formula="of:=IF(AND([.$G19]&lt;[.AR$1];[.$H19]&gt;=[.AR$1]);1;&quot;&quot;)">
            <text:p/>
          </table:table-cell>
          <table:table-cell table:style-name="ce2" table:formula="of:=IF(AND([.$G19]&lt;[.AS$1];[.$H19]&gt;=[.AS$1]);1;&quot;&quot;)">
            <text:p/>
          </table:table-cell>
          <table:table-cell table:style-name="ce2" table:formula="of:=IF(AND([.$G19]&lt;[.AT$1];[.$H19]&gt;=[.AT$1]);1;&quot;&quot;)">
            <text:p/>
          </table:table-cell>
          <table:table-cell table:style-name="ce2" table:formula="of:=IF(AND([.$G19]&lt;[.AU$1];[.$H19]&gt;=[.AU$1]);1;&quot;&quot;)">
            <text:p/>
          </table:table-cell>
          <table:table-cell table:style-name="ce2" table:formula="of:=IF(AND([.$G19]&lt;[.AV$1];[.$H19]&gt;=[.AV$1]);1;&quot;&quot;)">
            <text:p/>
          </table:table-cell>
          <table:table-cell table:style-name="ce2" table:formula="of:=IF(AND([.$G19]&lt;[.AW$1];[.$H19]&gt;=[.AW$1]);1;&quot;&quot;)">
            <text:p/>
          </table:table-cell>
          <table:table-cell table:style-name="ce2" table:formula="of:=IF(AND([.$G19]&lt;[.AX$1];[.$H19]&gt;=[.AX$1]);1;&quot;&quot;)">
            <text:p/>
          </table:table-cell>
          <table:table-cell table:style-name="ce2" table:formula="of:=IF(AND([.$G19]&lt;[.AY$1];[.$H19]&gt;=[.AY$1]);1;&quot;&quot;)">
            <text:p/>
          </table:table-cell>
          <table:table-cell table:style-name="ce2" table:formula="of:=IF(AND([.$G19]&lt;[.AZ$1];[.$H19]&gt;=[.AZ$1]);1;&quot;&quot;)">
            <text:p/>
          </table:table-cell>
          <table:table-cell table:style-name="ce2" table:formula="of:=IF(AND([.$G19]&lt;[.BA$1];[.$H19]&gt;=[.BA$1]);1;&quot;&quot;)">
            <text:p/>
          </table:table-cell>
          <table:table-cell table:style-name="ce2" table:formula="of:=IF(AND([.$G19]&lt;[.BB$1];[.$H19]&gt;=[.BB$1]);1;&quot;&quot;)">
            <text:p/>
          </table:table-cell>
          <table:table-cell table:style-name="ce2" table:formula="of:=IF(AND([.$G19]&lt;[.BC$1];[.$H19]&gt;=[.BC$1]);1;&quot;&quot;)">
            <text:p/>
          </table:table-cell>
          <table:table-cell table:style-name="ce2" table:formula="of:=IF(AND([.$G19]&lt;[.BD$1];[.$H19]&gt;=[.BD$1]);1;&quot;&quot;)">
            <text:p/>
          </table:table-cell>
          <table:table-cell table:style-name="ce2" table:formula="of:=IF(AND([.$G19]&lt;[.BE$1];[.$H19]&gt;=[.BE$1]);1;&quot;&quot;)">
            <text:p/>
          </table:table-cell>
          <table:table-cell table:style-name="ce2" table:formula="of:=IF(AND([.$G19]&lt;[.BF$1];[.$H19]&gt;=[.BF$1]);1;&quot;&quot;)">
            <text:p/>
          </table:table-cell>
          <table:table-cell table:style-name="ce2" table:formula="of:=IF(AND([.$G19]&lt;[.BG$1];[.$H19]&gt;=[.BG$1]);1;&quot;&quot;)">
            <text:p/>
          </table:table-cell>
          <table:table-cell table:style-name="ce2" table:formula="of:=IF(AND([.$G19]&lt;[.BH$1];[.$H19]&gt;=[.BH$1]);1;&quot;&quot;)">
            <text:p/>
          </table:table-cell>
          <table:table-cell table:style-name="ce2" table:formula="of:=IF(AND([.$G19]&lt;[.BI$1];[.$H19]&gt;=[.BI$1]);1;&quot;&quot;)">
            <text:p/>
          </table:table-cell>
          <table:table-cell table:style-name="ce2" table:formula="of:=IF(AND([.$G19]&lt;[.BJ$1];[.$H19]&gt;=[.BJ$1]);1;&quot;&quot;)">
            <text:p/>
          </table:table-cell>
          <table:table-cell table:style-name="ce2" table:formula="of:=IF(AND([.$G19]&lt;[.BK$1];[.$H19]&gt;=[.BK$1]);1;&quot;&quot;)">
            <text:p/>
          </table:table-cell>
          <table:table-cell table:style-name="ce2" table:formula="of:=IF(AND([.$G19]&lt;[.BL$1];[.$H19]&gt;=[.BL$1]);1;&quot;&quot;)">
            <text:p/>
          </table:table-cell>
          <table:table-cell table:style-name="ce2" table:formula="of:=IF(AND([.$G19]&lt;[.BM$1];[.$H19]&gt;=[.BM$1]);1;&quot;&quot;)">
            <text:p/>
          </table:table-cell>
          <table:table-cell table:style-name="ce2" table:formula="of:=IF(AND([.$G19]&lt;[.BN$1];[.$H19]&gt;=[.BN$1]);1;&quot;&quot;)">
            <text:p/>
          </table:table-cell>
          <table:table-cell table:style-name="ce2" table:formula="of:=IF(AND([.$G19]&lt;[.BO$1];[.$H19]&gt;=[.BO$1]);1;&quot;&quot;)">
            <text:p/>
          </table:table-cell>
          <table:table-cell table:style-name="ce2" table:formula="of:=IF(AND([.$G19]&lt;[.BP$1];[.$H19]&gt;=[.BP$1]);1;&quot;&quot;)">
            <text:p/>
          </table:table-cell>
          <table:table-cell table:style-name="ce2" table:formula="of:=IF(AND([.$G19]&lt;[.BQ$1];[.$H19]&gt;=[.BQ$1]);1;&quot;&quot;)">
            <text:p/>
          </table:table-cell>
          <table:table-cell table:style-name="ce2" table:formula="of:=IF(AND([.$G19]&lt;[.BR$1];[.$H19]&gt;=[.BR$1]);1;&quot;&quot;)">
            <text:p/>
          </table:table-cell>
          <table:table-cell table:style-name="ce2" table:formula="of:=IF(AND([.$G19]&lt;[.BS$1];[.$H19]&gt;=[.BS$1]);1;&quot;&quot;)">
            <text:p/>
          </table:table-cell>
          <table:table-cell table:style-name="ce2" table:formula="of:=IF(AND([.$G19]&lt;[.BT$1];[.$H19]&gt;=[.BT$1]);1;&quot;&quot;)">
            <text:p/>
          </table:table-cell>
          <table:table-cell table:style-name="ce2" table:formula="of:=IF(AND([.$G19]&lt;[.BU$1];[.$H19]&gt;=[.BU$1]);1;&quot;&quot;)">
            <text:p/>
          </table:table-cell>
          <table:table-cell table:style-name="ce2" table:formula="of:=IF(AND([.$G19]&lt;[.BV$1];[.$H19]&gt;=[.BV$1]);1;&quot;&quot;)">
            <text:p/>
          </table:table-cell>
          <table:table-cell table:style-name="ce2" table:formula="of:=IF(AND([.$G19]&lt;[.BW$1];[.$H19]&gt;=[.BW$1]);1;&quot;&quot;)">
            <text:p/>
          </table:table-cell>
          <table:table-cell table:style-name="ce2" table:formula="of:=IF(AND([.$G19]&lt;[.BX$1];[.$H19]&gt;=[.BX$1]);1;&quot;&quot;)">
            <text:p/>
          </table:table-cell>
          <table:table-cell table:style-name="ce2" table:formula="of:=IF(AND([.$G19]&lt;[.BY$1];[.$H19]&gt;=[.BY$1]);1;&quot;&quot;)">
            <text:p/>
          </table:table-cell>
          <table:table-cell table:style-name="ce2" table:formula="of:=IF(AND([.$G19]&lt;[.BZ$1];[.$H19]&gt;=[.BZ$1]);1;&quot;&quot;)">
            <text:p/>
          </table:table-cell>
          <table:table-cell table:style-name="ce2" table:formula="of:=IF(AND([.$G19]&lt;[.CA$1];[.$H19]&gt;=[.CA$1]);1;&quot;&quot;)">
            <text:p/>
          </table:table-cell>
          <table:table-cell table:style-name="ce2" table:formula="of:=IF(AND([.$G19]&lt;[.CB$1];[.$H19]&gt;=[.CB$1]);1;&quot;&quot;)">
            <text:p/>
          </table:table-cell>
          <table:table-cell table:style-name="ce2" table:formula="of:=IF(AND([.$G19]&lt;[.CC$1];[.$H19]&gt;=[.CC$1]);1;&quot;&quot;)">
            <text:p/>
          </table:table-cell>
          <table:table-cell table:style-name="ce2" table:formula="of:=IF(AND([.$G19]&lt;[.CD$1];[.$H19]&gt;=[.CD$1]);1;&quot;&quot;)">
            <text:p/>
          </table:table-cell>
          <table:table-cell table:style-name="ce2" table:formula="of:=IF(AND([.$G19]&lt;[.CE$1];[.$H19]&gt;=[.CE$1]);1;&quot;&quot;)">
            <text:p/>
          </table:table-cell>
          <table:table-cell table:style-name="ce2" table:formula="of:=IF(AND([.$G19]&lt;[.CF$1];[.$H19]&gt;=[.CF$1]);1;&quot;&quot;)">
            <text:p/>
          </table:table-cell>
          <table:table-cell table:style-name="ce2" table:formula="of:=IF(AND([.$G19]&lt;[.CG$1];[.$H19]&gt;=[.CG$1]);1;&quot;&quot;)">
            <text:p/>
          </table:table-cell>
          <table:table-cell table:style-name="ce2" table:formula="of:=IF(AND([.$G19]&lt;[.CH$1];[.$H19]&gt;=[.CH$1]);1;&quot;&quot;)">
            <text:p/>
          </table:table-cell>
          <table:table-cell table:style-name="ce2" table:formula="of:=IF(AND([.$G19]&lt;[.CI$1];[.$H19]&gt;=[.CI$1]);1;&quot;&quot;)">
            <text:p/>
          </table:table-cell>
          <table:table-cell table:style-name="ce2" table:formula="of:=IF(AND([.$G19]&lt;[.CJ$1];[.$H19]&gt;=[.CJ$1]);1;&quot;&quot;)">
            <text:p/>
          </table:table-cell>
          <table:table-cell table:style-name="ce2" table:formula="of:=IF(AND([.$G19]&lt;[.CK$1];[.$H19]&gt;=[.CK$1]);1;&quot;&quot;)">
            <text:p/>
          </table:table-cell>
          <table:table-cell table:style-name="ce2" table:formula="of:=IF(AND([.$G19]&lt;[.CL$1];[.$H19]&gt;=[.CL$1]);1;&quot;&quot;)">
            <text:p/>
          </table:table-cell>
          <table:table-cell table:style-name="ce2" table:formula="of:=IF(AND([.$G19]&lt;[.CM$1];[.$H19]&gt;=[.CM$1]);1;&quot;&quot;)">
            <text:p/>
          </table:table-cell>
          <table:table-cell table:style-name="ce2" table:formula="of:=IF(AND([.$G19]&lt;[.CN$1];[.$H19]&gt;=[.CN$1]);1;&quot;&quot;)">
            <text:p/>
          </table:table-cell>
          <table:table-cell table:style-name="ce2" table:formula="of:=IF(AND([.$G19]&lt;[.CO$1];[.$H19]&gt;=[.CO$1]);1;&quot;&quot;)">
            <text:p/>
          </table:table-cell>
          <table:table-cell table:style-name="ce2" table:formula="of:=IF(AND([.$G19]&lt;[.CP$1];[.$H19]&gt;=[.CP$1]);1;&quot;&quot;)">
            <text:p/>
          </table:table-cell>
          <table:table-cell table:style-name="ce2" table:formula="of:=IF(AND([.$G19]&lt;[.CQ$1];[.$H19]&gt;=[.CQ$1]);1;&quot;&quot;)">
            <text:p/>
          </table:table-cell>
          <table:table-cell table:style-name="ce2" table:formula="of:=IF(AND([.$G19]&lt;[.CR$1];[.$H19]&gt;=[.CR$1]);1;&quot;&quot;)">
            <text:p/>
          </table:table-cell>
          <table:table-cell table:style-name="ce2" table:formula="of:=IF(AND([.$G19]&lt;[.CS$1];[.$H19]&gt;=[.CS$1]);1;&quot;&quot;)">
            <text:p/>
          </table:table-cell>
          <table:table-cell table:style-name="ce2" table:formula="of:=IF(AND([.$G19]&lt;[.CT$1];[.$H19]&gt;=[.CT$1]);1;&quot;&quot;)">
            <text:p/>
          </table:table-cell>
          <table:table-cell table:style-name="ce2" table:formula="of:=IF(AND([.$G19]&lt;[.CU$1];[.$H19]&gt;=[.CU$1]);1;&quot;&quot;)">
            <text:p/>
          </table:table-cell>
          <table:table-cell table:style-name="ce2" table:formula="of:=IF(AND([.$G19]&lt;[.CV$1];[.$H19]&gt;=[.CV$1]);1;&quot;&quot;)">
            <text:p/>
          </table:table-cell>
          <table:table-cell table:style-name="ce2" table:formula="of:=IF(AND([.$G19]&lt;[.CW$1];[.$H19]&gt;=[.CW$1]);1;&quot;&quot;)">
            <text:p/>
          </table:table-cell>
          <table:table-cell table:style-name="ce2" table:formula="of:=IF(AND([.$G19]&lt;[.CX$1];[.$H19]&gt;=[.CX$1]);1;&quot;&quot;)">
            <text:p/>
          </table:table-cell>
          <table:table-cell table:style-name="ce2" table:formula="of:=IF(AND([.$G19]&lt;[.CY$1];[.$H19]&gt;=[.CY$1]);1;&quot;&quot;)">
            <text:p/>
          </table:table-cell>
          <table:table-cell table:style-name="ce2" table:formula="of:=IF(AND([.$G19]&lt;[.CZ$1];[.$H19]&gt;=[.CZ$1]);1;&quot;&quot;)">
            <text:p/>
          </table:table-cell>
          <table:table-cell table:style-name="ce2" table:formula="of:=IF(AND([.$G19]&lt;[.DA$1];[.$H19]&gt;=[.DA$1]);1;&quot;&quot;)">
            <text:p/>
          </table:table-cell>
          <table:table-cell table:style-name="ce2" table:formula="of:=IF(AND([.$G19]&lt;[.DB$1];[.$H19]&gt;=[.DB$1]);1;&quot;&quot;)">
            <text:p/>
          </table:table-cell>
          <table:table-cell table:style-name="ce2" table:formula="of:=IF(AND([.$G19]&lt;[.DC$1];[.$H19]&gt;=[.DC$1]);1;&quot;&quot;)">
            <text:p/>
          </table:table-cell>
          <table:table-cell table:style-name="ce2" table:formula="of:=IF(AND([.$G19]&lt;[.DD$1];[.$H19]&gt;=[.DD$1]);1;&quot;&quot;)">
            <text:p/>
          </table:table-cell>
          <table:table-cell table:style-name="ce2" table:formula="of:=IF(AND([.$G19]&lt;[.DE$1];[.$H19]&gt;=[.DE$1]);1;&quot;&quot;)">
            <text:p/>
          </table:table-cell>
          <table:table-cell table:style-name="ce2" table:formula="of:=IF(AND([.$G19]&lt;[.DF$1];[.$H19]&gt;=[.DF$1]);1;&quot;&quot;)">
            <text:p/>
          </table:table-cell>
          <table:table-cell table:style-name="ce2" table:formula="of:=IF(AND([.$G19]&lt;[.DG$1];[.$H19]&gt;=[.DG$1]);1;&quot;&quot;)">
            <text:p/>
          </table:table-cell>
          <table:table-cell table:style-name="ce2" table:formula="of:=IF(AND([.$G19]&lt;[.DH$1];[.$H19]&gt;=[.DH$1]);1;&quot;&quot;)">
            <text:p/>
          </table:table-cell>
          <table:table-cell table:style-name="ce2" table:formula="of:=IF(AND([.$G19]&lt;[.DI$1];[.$H19]&gt;=[.DI$1]);1;&quot;&quot;)">
            <text:p/>
          </table:table-cell>
          <table:table-cell table:style-name="ce2" table:formula="of:=IF(AND([.$G19]&lt;[.DJ$1];[.$H19]&gt;=[.DJ$1]);1;&quot;&quot;)">
            <text:p/>
          </table:table-cell>
          <table:table-cell table:style-name="ce2" table:formula="of:=IF(AND([.$G19]&lt;[.DK$1];[.$H19]&gt;=[.DK$1]);1;&quot;&quot;)">
            <text:p/>
          </table:table-cell>
          <table:table-cell table:style-name="ce2" table:formula="of:=IF(AND([.$G19]&lt;[.DL$1];[.$H19]&gt;=[.DL$1]);1;&quot;&quot;)">
            <text:p/>
          </table:table-cell>
          <table:table-cell table:style-name="ce2" table:formula="of:=IF(AND([.$G19]&lt;[.DM$1];[.$H19]&gt;=[.DM$1]);1;&quot;&quot;)">
            <text:p/>
          </table:table-cell>
          <table:table-cell table:style-name="ce2" table:formula="of:=IF(AND([.$G19]&lt;[.DN$1];[.$H19]&gt;=[.DN$1]);1;&quot;&quot;)">
            <text:p/>
          </table:table-cell>
          <table:table-cell table:style-name="ce2" table:formula="of:=IF(AND([.$G19]&lt;[.DO$1];[.$H19]&gt;=[.DO$1]);1;&quot;&quot;)">
            <text:p/>
          </table:table-cell>
          <table:table-cell table:style-name="ce2" table:formula="of:=IF(AND([.$G19]&lt;[.DP$1];[.$H19]&gt;=[.DP$1]);1;&quot;&quot;)">
            <text:p/>
          </table:table-cell>
          <table:table-cell table:style-name="ce2" table:formula="of:=IF(AND([.$G19]&lt;[.DQ$1];[.$H19]&gt;=[.DQ$1]);1;&quot;&quot;)">
            <text:p/>
          </table:table-cell>
          <table:table-cell table:style-name="ce2" table:formula="of:=IF(AND([.$G19]&lt;[.DR$1];[.$H19]&gt;=[.DR$1]);1;&quot;&quot;)">
            <text:p/>
          </table:table-cell>
          <table:table-cell table:style-name="ce2" table:formula="of:=IF(AND([.$G19]&lt;[.DS$1];[.$H19]&gt;=[.DS$1]);1;&quot;&quot;)">
            <text:p/>
          </table:table-cell>
          <table:table-cell table:style-name="ce2" table:formula="of:=IF(AND([.$G19]&lt;[.DT$1];[.$H19]&gt;=[.DT$1]);1;&quot;&quot;)">
            <text:p/>
          </table:table-cell>
          <table:table-cell table:style-name="ce2" table:formula="of:=IF(AND([.$G19]&lt;[.DU$1];[.$H19]&gt;=[.DU$1]);1;&quot;&quot;)">
            <text:p/>
          </table:table-cell>
          <table:table-cell table:style-name="ce2" table:formula="of:=IF(AND([.$G19]&lt;[.DV$1];[.$H19]&gt;=[.DV$1]);1;&quot;&quot;)">
            <text:p/>
          </table:table-cell>
          <table:table-cell table:style-name="ce2" table:formula="of:=IF(AND([.$G19]&lt;[.DW$1];[.$H19]&gt;=[.DW$1]);1;&quot;&quot;)">
            <text:p/>
          </table:table-cell>
          <table:table-cell table:style-name="ce2" table:formula="of:=IF(AND([.$G19]&lt;[.DX$1];[.$H19]&gt;=[.DX$1]);1;&quot;&quot;)">
            <text:p/>
          </table:table-cell>
          <table:table-cell table:style-name="ce2" table:formula="of:=IF(AND([.$G19]&lt;[.DY$1];[.$H19]&gt;=[.DY$1]);1;&quot;&quot;)">
            <text:p/>
          </table:table-cell>
          <table:table-cell table:style-name="ce2" table:formula="of:=IF(AND([.$G19]&lt;[.DZ$1];[.$H19]&gt;=[.DZ$1]);1;&quot;&quot;)">
            <text:p/>
          </table:table-cell>
          <table:table-cell table:style-name="ce2" table:formula="of:=IF(AND([.$G19]&lt;[.EA$1];[.$H19]&gt;=[.EA$1]);1;&quot;&quot;)">
            <text:p/>
          </table:table-cell>
          <table:table-cell table:style-name="ce2" table:formula="of:=IF(AND([.$G19]&lt;[.EB$1];[.$H19]&gt;=[.EB$1]);1;&quot;&quot;)">
            <text:p/>
          </table:table-cell>
          <table:table-cell table:style-name="ce2" table:formula="of:=IF(AND([.$G19]&lt;[.EC$1];[.$H19]&gt;=[.EC$1]);1;&quot;&quot;)">
            <text:p/>
          </table:table-cell>
          <table:table-cell table:style-name="ce2" table:formula="of:=IF(AND([.$G19]&lt;[.ED$1];[.$H19]&gt;=[.ED$1]);1;&quot;&quot;)">
            <text:p/>
          </table:table-cell>
          <table:table-cell table:style-name="ce2" table:formula="of:=IF(AND([.$G19]&lt;[.EE$1];[.$H19]&gt;=[.EE$1]);1;&quot;&quot;)">
            <text:p/>
          </table:table-cell>
          <table:table-cell table:style-name="ce2" table:formula="of:=IF(AND([.$G19]&lt;[.EF$1];[.$H19]&gt;=[.EF$1]);1;&quot;&quot;)">
            <text:p/>
          </table:table-cell>
          <table:table-cell table:style-name="ce2" table:formula="of:=IF(AND([.$G19]&lt;[.EG$1];[.$H19]&gt;=[.EG$1]);1;&quot;&quot;)">
            <text:p/>
          </table:table-cell>
          <table:table-cell table:style-name="ce2" table:formula="of:=IF(AND([.$G19]&lt;[.EH$1];[.$H19]&gt;=[.EH$1]);1;&quot;&quot;)">
            <text:p/>
          </table:table-cell>
          <table:table-cell table:style-name="ce2" table:formula="of:=IF(AND([.$G19]&lt;[.EI$1];[.$H19]&gt;=[.EI$1]);1;&quot;&quot;)">
            <text:p/>
          </table:table-cell>
          <table:table-cell table:style-name="ce2" table:formula="of:=IF(AND([.$G19]&lt;[.EJ$1];[.$H19]&gt;=[.EJ$1]);1;&quot;&quot;)">
            <text:p/>
          </table:table-cell>
          <table:table-cell table:style-name="ce2" table:formula="of:=IF(AND([.$G19]&lt;[.EK$1];[.$H19]&gt;=[.EK$1]);1;&quot;&quot;)">
            <text:p/>
          </table:table-cell>
          <table:table-cell table:style-name="ce2" table:formula="of:=IF(AND([.$G19]&lt;[.EL$1];[.$H19]&gt;=[.EL$1]);1;&quot;&quot;)">
            <text:p/>
          </table:table-cell>
          <table:table-cell table:style-name="ce2" table:formula="of:=IF(AND([.$G19]&lt;[.EM$1];[.$H19]&gt;=[.EM$1]);1;&quot;&quot;)">
            <text:p/>
          </table:table-cell>
          <table:table-cell table:style-name="ce2" table:formula="of:=IF(AND([.$G19]&lt;[.EN$1];[.$H19]&gt;=[.EN$1]);1;&quot;&quot;)">
            <text:p/>
          </table:table-cell>
          <table:table-cell table:style-name="ce2" table:formula="of:=IF(AND([.$G19]&lt;[.EO$1];[.$H19]&gt;=[.EO$1]);1;&quot;&quot;)">
            <text:p/>
          </table:table-cell>
          <table:table-cell table:style-name="ce2" table:formula="of:=IF(AND([.$G19]&lt;[.EP$1];[.$H19]&gt;=[.EP$1]);1;&quot;&quot;)">
            <text:p/>
          </table:table-cell>
          <table:table-cell table:style-name="ce2" table:formula="of:=IF(AND([.$G19]&lt;[.EQ$1];[.$H19]&gt;=[.EQ$1]);1;&quot;&quot;)">
            <text:p/>
          </table:table-cell>
          <table:table-cell table:style-name="ce2" table:formula="of:=IF(AND([.$G19]&lt;[.ER$1];[.$H19]&gt;=[.ER$1]);1;&quot;&quot;)">
            <text:p/>
          </table:table-cell>
          <table:table-cell table:style-name="ce2" table:formula="of:=IF(AND([.$G19]&lt;[.ES$1];[.$H19]&gt;=[.ES$1]);1;&quot;&quot;)">
            <text:p/>
          </table:table-cell>
          <table:table-cell table:style-name="ce2" table:formula="of:=IF(AND([.$G19]&lt;[.ET$1];[.$H19]&gt;=[.ET$1]);1;&quot;&quot;)">
            <text:p/>
          </table:table-cell>
          <table:table-cell table:style-name="ce2" table:formula="of:=IF(AND([.$G19]&lt;[.EU$1];[.$H19]&gt;=[.EU$1]);1;&quot;&quot;)">
            <text:p/>
          </table:table-cell>
          <table:table-cell table:style-name="ce2" table:formula="of:=IF(AND([.$G19]&lt;[.EV$1];[.$H19]&gt;=[.EV$1]);1;&quot;&quot;)">
            <text:p/>
          </table:table-cell>
          <table:table-cell table:style-name="ce2" table:formula="of:=IF(AND([.$G19]&lt;[.EW$1];[.$H19]&gt;=[.EW$1]);1;&quot;&quot;)">
            <text:p/>
          </table:table-cell>
          <table:table-cell table:style-name="ce2" table:formula="of:=IF(AND([.$G19]&lt;[.EX$1];[.$H19]&gt;=[.EX$1]);1;&quot;&quot;)">
            <text:p/>
          </table:table-cell>
          <table:table-cell table:style-name="ce2" table:formula="of:=IF(AND([.$G19]&lt;[.EY$1];[.$H19]&gt;=[.EY$1]);1;&quot;&quot;)">
            <text:p/>
          </table:table-cell>
          <table:table-cell table:style-name="ce2" table:formula="of:=IF(AND([.$G19]&lt;[.EZ$1];[.$H19]&gt;=[.EZ$1]);1;&quot;&quot;)">
            <text:p/>
          </table:table-cell>
          <table:table-cell table:style-name="ce2" table:formula="of:=IF(AND([.$G19]&lt;[.FA$1];[.$H19]&gt;=[.FA$1]);1;&quot;&quot;)">
            <text:p/>
          </table:table-cell>
          <table:table-cell table:style-name="ce2" table:formula="of:=IF(AND([.$G19]&lt;[.FB$1];[.$H19]&gt;=[.FB$1]);1;&quot;&quot;)">
            <text:p/>
          </table:table-cell>
          <table:table-cell table:style-name="ce2" table:formula="of:=IF(AND([.$G19]&lt;[.FC$1];[.$H19]&gt;=[.FC$1]);1;&quot;&quot;)">
            <text:p/>
          </table:table-cell>
          <table:table-cell table:style-name="ce2" table:formula="of:=IF(AND([.$G19]&lt;[.FD$1];[.$H19]&gt;=[.FD$1]);1;&quot;&quot;)">
            <text:p/>
          </table:table-cell>
          <table:table-cell table:style-name="ce2" table:formula="of:=IF(AND([.$G19]&lt;[.FE$1];[.$H19]&gt;=[.FE$1]);1;&quot;&quot;)">
            <text:p/>
          </table:table-cell>
          <table:table-cell table:style-name="ce2" table:formula="of:=IF(AND([.$G19]&lt;[.FF$1];[.$H19]&gt;=[.FF$1]);1;&quot;&quot;)">
            <text:p/>
          </table:table-cell>
          <table:table-cell table:style-name="ce2" table:formula="of:=IF(AND([.$G19]&lt;[.FG$1];[.$H19]&gt;=[.FG$1]);1;&quot;&quot;)">
            <text:p/>
          </table:table-cell>
          <table:table-cell table:style-name="ce2" table:formula="of:=IF(AND([.$G19]&lt;[.FH$1];[.$H19]&gt;=[.FH$1]);1;&quot;&quot;)">
            <text:p/>
          </table:table-cell>
          <table:table-cell table:style-name="ce2" table:formula="of:=IF(AND([.$G19]&lt;[.FI$1];[.$H19]&gt;=[.FI$1]);1;&quot;&quot;)">
            <text:p/>
          </table:table-cell>
          <table:table-cell table:style-name="ce2" table:formula="of:=IF(AND([.$G19]&lt;[.FJ$1];[.$H19]&gt;=[.FJ$1]);1;&quot;&quot;)">
            <text:p/>
          </table:table-cell>
          <table:table-cell table:style-name="ce2" table:formula="of:=IF(AND([.$G19]&lt;[.FK$1];[.$H19]&gt;=[.FK$1]);1;&quot;&quot;)">
            <text:p/>
          </table:table-cell>
          <table:table-cell table:style-name="ce2" table:formula="of:=IF(AND([.$G19]&lt;[.FL$1];[.$H19]&gt;=[.FL$1]);1;&quot;&quot;)">
            <text:p/>
          </table:table-cell>
          <table:table-cell table:style-name="ce2" table:formula="of:=IF(AND([.$G19]&lt;[.FM$1];[.$H19]&gt;=[.FM$1]);1;&quot;&quot;)">
            <text:p/>
          </table:table-cell>
          <table:table-cell table:style-name="ce2" table:formula="of:=IF(AND([.$G19]&lt;[.FN$1];[.$H19]&gt;=[.FN$1]);1;&quot;&quot;)">
            <text:p/>
          </table:table-cell>
          <table:table-cell table:style-name="ce2" table:formula="of:=IF(AND([.$G19]&lt;[.FO$1];[.$H19]&gt;=[.FO$1]);1;&quot;&quot;)">
            <text:p/>
          </table:table-cell>
          <table:table-cell table:style-name="ce2" table:formula="of:=IF(AND([.$G19]&lt;[.FP$1];[.$H19]&gt;=[.FP$1]);1;&quot;&quot;)">
            <text:p/>
          </table:table-cell>
          <table:table-cell table:style-name="ce2" table:formula="of:=IF(AND([.$G19]&lt;[.FQ$1];[.$H19]&gt;=[.FQ$1]);1;&quot;&quot;)">
            <text:p/>
          </table:table-cell>
          <table:table-cell table:style-name="ce2" table:formula="of:=IF(AND([.$G19]&lt;[.FR$1];[.$H19]&gt;=[.FR$1]);1;&quot;&quot;)">
            <text:p/>
          </table:table-cell>
          <table:table-cell table:style-name="ce2" table:formula="of:=IF(AND([.$G19]&lt;[.FS$1];[.$H19]&gt;=[.FS$1]);1;&quot;&quot;)">
            <text:p/>
          </table:table-cell>
          <table:table-cell table:style-name="ce2" table:formula="of:=IF(AND([.$G19]&lt;[.FT$1];[.$H19]&gt;=[.FT$1]);1;&quot;&quot;)">
            <text:p/>
          </table:table-cell>
          <table:table-cell table:style-name="ce2" table:formula="of:=IF(AND([.$G19]&lt;[.FU$1];[.$H19]&gt;=[.FU$1]);1;&quot;&quot;)">
            <text:p/>
          </table:table-cell>
          <table:table-cell table:style-name="ce2" table:formula="of:=IF(AND([.$G19]&lt;[.FV$1];[.$H19]&gt;=[.FV$1]);1;&quot;&quot;)">
            <text:p/>
          </table:table-cell>
          <table:table-cell table:style-name="ce2" table:formula="of:=IF(AND([.$G19]&lt;[.FW$1];[.$H19]&gt;=[.FW$1]);1;&quot;&quot;)">
            <text:p/>
          </table:table-cell>
          <table:table-cell table:style-name="ce2" table:formula="of:=IF(AND([.$G19]&lt;[.FX$1];[.$H19]&gt;=[.FX$1]);1;&quot;&quot;)">
            <text:p/>
          </table:table-cell>
          <table:table-cell table:style-name="ce2" table:formula="of:=IF(AND([.$G19]&lt;[.FY$1];[.$H19]&gt;=[.FY$1]);1;&quot;&quot;)">
            <text:p/>
          </table:table-cell>
          <table:table-cell table:style-name="ce2" table:formula="of:=IF(AND([.$G19]&lt;[.FZ$1];[.$H19]&gt;=[.FZ$1]);1;&quot;&quot;)">
            <text:p/>
          </table:table-cell>
          <table:table-cell table:style-name="ce2" table:formula="of:=IF(AND([.$G19]&lt;[.GA$1];[.$H19]&gt;=[.GA$1]);1;&quot;&quot;)">
            <text:p/>
          </table:table-cell>
          <table:table-cell table:style-name="ce2" table:formula="of:=IF(AND([.$G19]&lt;[.GB$1];[.$H19]&gt;=[.GB$1]);1;&quot;&quot;)">
            <text:p/>
          </table:table-cell>
          <table:table-cell table:style-name="ce2" table:formula="of:=IF(AND([.$G19]&lt;[.GC$1];[.$H19]&gt;=[.GC$1]);1;&quot;&quot;)">
            <text:p/>
          </table:table-cell>
          <table:table-cell table:style-name="ce2" table:formula="of:=IF(AND([.$G19]&lt;[.GD$1];[.$H19]&gt;=[.GD$1]);1;&quot;&quot;)">
            <text:p/>
          </table:table-cell>
          <table:table-cell table:style-name="ce2" table:formula="of:=IF(AND([.$G19]&lt;[.GE$1];[.$H19]&gt;=[.GE$1]);1;&quot;&quot;)">
            <text:p/>
          </table:table-cell>
          <table:table-cell table:style-name="ce2" table:formula="of:=IF(AND([.$G19]&lt;[.GF$1];[.$H19]&gt;=[.GF$1]);1;&quot;&quot;)">
            <text:p/>
          </table:table-cell>
          <table:table-cell table:style-name="ce2" table:formula="of:=IF(AND([.$G19]&lt;[.GG$1];[.$H19]&gt;=[.GG$1]);1;&quot;&quot;)">
            <text:p/>
          </table:table-cell>
          <table:table-cell table:style-name="ce2" table:formula="of:=IF(AND([.$G19]&lt;[.GH$1];[.$H19]&gt;=[.GH$1]);1;&quot;&quot;)">
            <text:p/>
          </table:table-cell>
          <table:table-cell table:style-name="ce2" table:formula="of:=IF(AND([.$G19]&lt;[.GI$1];[.$H19]&gt;=[.GI$1]);1;&quot;&quot;)">
            <text:p/>
          </table:table-cell>
          <table:table-cell table:style-name="ce2" table:formula="of:=IF(AND([.$G19]&lt;[.GJ$1];[.$H19]&gt;=[.GJ$1]);1;&quot;&quot;)">
            <text:p/>
          </table:table-cell>
          <table:table-cell table:style-name="ce2" table:formula="of:=IF(AND([.$G19]&lt;[.GK$1];[.$H19]&gt;=[.GK$1]);1;&quot;&quot;)">
            <text:p/>
          </table:table-cell>
          <table:table-cell table:style-name="ce2" table:formula="of:=IF(AND([.$G19]&lt;[.GL$1];[.$H19]&gt;=[.GL$1]);1;&quot;&quot;)">
            <text:p/>
          </table:table-cell>
          <table:table-cell table:style-name="ce2" table:formula="of:=IF(AND([.$G19]&lt;[.GM$1];[.$H19]&gt;=[.GM$1]);1;&quot;&quot;)">
            <text:p/>
          </table:table-cell>
          <table:table-cell table:style-name="ce2" table:formula="of:=IF(AND([.$G19]&lt;[.GN$1];[.$H19]&gt;=[.GN$1]);1;&quot;&quot;)">
            <text:p/>
          </table:table-cell>
          <table:table-cell table:style-name="ce2" table:formula="of:=IF(AND([.$G19]&lt;[.GO$1];[.$H19]&gt;=[.GO$1]);1;&quot;&quot;)">
            <text:p/>
          </table:table-cell>
          <table:table-cell table:style-name="ce2" table:formula="of:=IF(AND([.$G19]&lt;[.GP$1];[.$H19]&gt;=[.GP$1]);1;&quot;&quot;)">
            <text:p/>
          </table:table-cell>
          <table:table-cell table:style-name="ce2" table:formula="of:=IF(AND([.$G19]&lt;[.GQ$1];[.$H19]&gt;=[.GQ$1]);1;&quot;&quot;)">
            <text:p/>
          </table:table-cell>
          <table:table-cell table:style-name="ce2" table:formula="of:=IF(AND([.$G19]&lt;[.GR$1];[.$H19]&gt;=[.GR$1]);1;&quot;&quot;)">
            <text:p/>
          </table:table-cell>
          <table:table-cell table:style-name="ce2" table:formula="of:=IF(AND([.$G19]&lt;[.GS$1];[.$H19]&gt;=[.GS$1]);1;&quot;&quot;)">
            <text:p/>
          </table:table-cell>
          <table:table-cell table:style-name="ce2" table:formula="of:=IF(AND([.$G19]&lt;[.GT$1];[.$H19]&gt;=[.GT$1]);1;&quot;&quot;)">
            <text:p/>
          </table:table-cell>
          <table:table-cell table:style-name="ce2" table:formula="of:=IF(AND([.$G19]&lt;[.GU$1];[.$H19]&gt;=[.GU$1]);1;&quot;&quot;)">
            <text:p/>
          </table:table-cell>
          <table:table-cell table:style-name="ce2" table:formula="of:=IF(AND([.$G19]&lt;[.GV$1];[.$H19]&gt;=[.GV$1]);1;&quot;&quot;)">
            <text:p/>
          </table:table-cell>
          <table:table-cell table:style-name="ce2" table:formula="of:=IF(AND([.$G19]&lt;[.GW$1];[.$H19]&gt;=[.GW$1]);1;&quot;&quot;)">
            <text:p/>
          </table:table-cell>
          <table:table-cell table:style-name="ce2" table:formula="of:=IF(AND([.$G19]&lt;[.GX$1];[.$H19]&gt;=[.GX$1]);1;&quot;&quot;)">
            <text:p/>
          </table:table-cell>
          <table:table-cell table:style-name="ce2" table:formula="of:=IF(AND([.$G19]&lt;[.GY$1];[.$H19]&gt;=[.GY$1]);1;&quot;&quot;)">
            <text:p/>
          </table:table-cell>
          <table:table-cell table:style-name="ce2" table:formula="of:=IF(AND([.$G19]&lt;[.GZ$1];[.$H19]&gt;=[.GZ$1]);1;&quot;&quot;)">
            <text:p/>
          </table:table-cell>
          <table:table-cell table:style-name="ce2" table:formula="of:=IF(AND([.$G19]&lt;[.HA$1];[.$H19]&gt;=[.HA$1]);1;&quot;&quot;)">
            <text:p/>
          </table:table-cell>
          <table:table-cell table:style-name="ce2" table:formula="of:=IF(AND([.$G19]&lt;[.HB$1];[.$H19]&gt;=[.HB$1]);1;&quot;&quot;)">
            <text:p/>
          </table:table-cell>
          <table:table-cell table:style-name="ce2" table:formula="of:=IF(AND([.$G19]&lt;[.HC$1];[.$H19]&gt;=[.HC$1]);1;&quot;&quot;)">
            <text:p/>
          </table:table-cell>
          <table:table-cell table:style-name="ce2" table:formula="of:=IF(AND([.$G19]&lt;[.HD$1];[.$H19]&gt;=[.HD$1]);1;&quot;&quot;)">
            <text:p/>
          </table:table-cell>
          <table:table-cell table:style-name="ce2" table:formula="of:=IF(AND([.$G19]&lt;[.HE$1];[.$H19]&gt;=[.HE$1]);1;&quot;&quot;)">
            <text:p/>
          </table:table-cell>
          <table:table-cell table:style-name="ce2" table:formula="of:=IF(AND([.$G19]&lt;[.HF$1];[.$H19]&gt;=[.HF$1]);1;&quot;&quot;)">
            <text:p/>
          </table:table-cell>
          <table:table-cell table:style-name="ce2" table:formula="of:=IF(AND([.$G19]&lt;[.HG$1];[.$H19]&gt;=[.HG$1]);1;&quot;&quot;)">
            <text:p/>
          </table:table-cell>
          <table:table-cell table:style-name="ce2" table:formula="of:=IF(AND([.$G19]&lt;[.HH$1];[.$H19]&gt;=[.HH$1]);1;&quot;&quot;)">
            <text:p/>
          </table:table-cell>
          <table:table-cell table:style-name="ce2" table:formula="of:=IF(AND([.$G19]&lt;[.HI$1];[.$H19]&gt;=[.HI$1]);1;&quot;&quot;)">
            <text:p/>
          </table:table-cell>
          <table:table-cell table:style-name="ce2" table:formula="of:=IF(AND([.$G19]&lt;[.HJ$1];[.$H19]&gt;=[.HJ$1]);1;&quot;&quot;)">
            <text:p/>
          </table:table-cell>
          <table:table-cell table:style-name="ce2" table:formula="of:=IF(AND([.$G19]&lt;[.HK$1];[.$H19]&gt;=[.HK$1]);1;&quot;&quot;)">
            <text:p/>
          </table:table-cell>
          <table:table-cell table:style-name="ce2" table:formula="of:=IF(AND([.$G19]&lt;[.HL$1];[.$H19]&gt;=[.HL$1]);1;&quot;&quot;)">
            <text:p/>
          </table:table-cell>
          <table:table-cell table:style-name="ce2" table:formula="of:=IF(AND([.$G19]&lt;[.HM$1];[.$H19]&gt;=[.HM$1]);1;&quot;&quot;)">
            <text:p/>
          </table:table-cell>
          <table:table-cell table:style-name="ce2" table:formula="of:=IF(AND([.$G19]&lt;[.HN$1];[.$H19]&gt;=[.HN$1]);1;&quot;&quot;)">
            <text:p/>
          </table:table-cell>
          <table:table-cell table:style-name="ce2" table:formula="of:=IF(AND([.$G19]&lt;[.HO$1];[.$H19]&gt;=[.HO$1]);1;&quot;&quot;)">
            <text:p/>
          </table:table-cell>
          <table:table-cell table:style-name="ce2" table:formula="of:=IF(AND([.$G19]&lt;[.HP$1];[.$H19]&gt;=[.HP$1]);1;&quot;&quot;)">
            <text:p/>
          </table:table-cell>
          <table:table-cell table:style-name="ce2" table:formula="of:=IF(AND([.$G19]&lt;[.HQ$1];[.$H19]&gt;=[.HQ$1]);1;&quot;&quot;)">
            <text:p/>
          </table:table-cell>
          <table:table-cell table:style-name="ce2" table:formula="of:=IF(AND([.$G19]&lt;[.HR$1];[.$H19]&gt;=[.HR$1]);1;&quot;&quot;)">
            <text:p/>
          </table:table-cell>
          <table:table-cell table:style-name="ce2" table:formula="of:=IF(AND([.$G19]&lt;[.HS$1];[.$H19]&gt;=[.HS$1]);1;&quot;&quot;)">
            <text:p/>
          </table:table-cell>
          <table:table-cell table:style-name="ce2" table:formula="of:=IF(AND([.$G19]&lt;[.HT$1];[.$H19]&gt;=[.HT$1]);1;&quot;&quot;)">
            <text:p/>
          </table:table-cell>
          <table:table-cell table:style-name="ce2" table:formula="of:=IF(AND([.$G19]&lt;[.HU$1];[.$H19]&gt;=[.HU$1]);1;&quot;&quot;)">
            <text:p/>
          </table:table-cell>
          <table:table-cell table:style-name="ce2" table:formula="of:=IF(AND([.$G19]&lt;[.HV$1];[.$H19]&gt;=[.HV$1]);1;&quot;&quot;)">
            <text:p/>
          </table:table-cell>
          <table:table-cell table:style-name="ce2" table:formula="of:=IF(AND([.$G19]&lt;[.HW$1];[.$H19]&gt;=[.HW$1]);1;&quot;&quot;)">
            <text:p/>
          </table:table-cell>
          <table:table-cell table:style-name="ce2" table:formula="of:=IF(AND([.$G19]&lt;[.HX$1];[.$H19]&gt;=[.HX$1]);1;&quot;&quot;)">
            <text:p/>
          </table:table-cell>
          <table:table-cell table:style-name="ce2" table:formula="of:=IF(AND([.$G19]&lt;[.HY$1];[.$H19]&gt;=[.HY$1]);1;&quot;&quot;)">
            <text:p/>
          </table:table-cell>
          <table:table-cell table:style-name="ce2" table:formula="of:=IF(AND([.$G19]&lt;[.HZ$1];[.$H19]&gt;=[.HZ$1]);1;&quot;&quot;)">
            <text:p/>
          </table:table-cell>
          <table:table-cell table:style-name="ce2" table:formula="of:=IF(AND([.$G19]&lt;[.IA$1];[.$H19]&gt;=[.IA$1]);1;&quot;&quot;)">
            <text:p/>
          </table:table-cell>
          <table:table-cell table:style-name="ce2" table:formula="of:=IF(AND([.$G19]&lt;[.IB$1];[.$H19]&gt;=[.IB$1]);1;&quot;&quot;)">
            <text:p/>
          </table:table-cell>
          <table:table-cell table:style-name="ce2" table:formula="of:=IF(AND([.$G19]&lt;[.IC$1];[.$H19]&gt;=[.IC$1]);1;&quot;&quot;)">
            <text:p/>
          </table:table-cell>
          <table:table-cell table:style-name="ce2" table:formula="of:=IF(AND([.$G19]&lt;[.ID$1];[.$H19]&gt;=[.ID$1]);1;&quot;&quot;)">
            <text:p/>
          </table:table-cell>
          <table:table-cell table:style-name="ce2" table:formula="of:=IF(AND([.$G19]&lt;[.IE$1];[.$H19]&gt;=[.IE$1]);1;&quot;&quot;)">
            <text:p/>
          </table:table-cell>
          <table:table-cell table:style-name="ce2" table:formula="of:=IF(AND([.$G19]&lt;[.IF$1];[.$H19]&gt;=[.IF$1]);1;&quot;&quot;)">
            <text:p/>
          </table:table-cell>
          <table:table-cell table:style-name="ce2" table:formula="of:=IF(AND([.$G19]&lt;[.IG$1];[.$H19]&gt;=[.IG$1]);1;&quot;&quot;)">
            <text:p/>
          </table:table-cell>
          <table:table-cell table:style-name="ce2" table:formula="of:=IF(AND([.$G19]&lt;[.IH$1];[.$H19]&gt;=[.IH$1]);1;&quot;&quot;)">
            <text:p/>
          </table:table-cell>
          <table:table-cell table:style-name="ce2" table:formula="of:=IF(AND([.$G19]&lt;[.II$1];[.$H19]&gt;=[.II$1]);1;&quot;&quot;)">
            <text:p/>
          </table:table-cell>
          <table:table-cell table:style-name="ce2" table:formula="of:=IF(AND([.$G19]&lt;[.IJ$1];[.$H19]&gt;=[.IJ$1]);1;&quot;&quot;)">
            <text:p/>
          </table:table-cell>
          <table:table-cell table:style-name="ce2" table:formula="of:=IF(AND([.$G19]&lt;[.IK$1];[.$H19]&gt;=[.IK$1]);1;&quot;&quot;)">
            <text:p/>
          </table:table-cell>
          <table:table-cell table:style-name="ce2" table:formula="of:=IF(AND([.$G19]&lt;[.IL$1];[.$H19]&gt;=[.IL$1]);1;&quot;&quot;)">
            <text:p/>
          </table:table-cell>
          <table:table-cell table:style-name="ce2" table:formula="of:=IF(AND([.$G19]&lt;[.IM$1];[.$H19]&gt;=[.IM$1]);1;&quot;&quot;)">
            <text:p/>
          </table:table-cell>
          <table:table-cell table:style-name="ce2" table:formula="of:=IF(AND([.$G19]&lt;[.IN$1];[.$H19]&gt;=[.IN$1]);1;&quot;&quot;)">
            <text:p/>
          </table:table-cell>
          <table:table-cell table:style-name="ce2" table:formula="of:=IF(AND([.$G19]&lt;[.IO$1];[.$H19]&gt;=[.IO$1]);1;&quot;&quot;)">
            <text:p/>
          </table:table-cell>
          <table:table-cell table:style-name="ce2" table:formula="of:=IF(AND([.$G19]&lt;[.IP$1];[.$H19]&gt;=[.IP$1]);1;&quot;&quot;)">
            <text:p/>
          </table:table-cell>
          <table:table-cell table:style-name="ce2" table:formula="of:=IF(AND([.$G19]&lt;[.IQ$1];[.$H19]&gt;=[.IQ$1]);1;&quot;&quot;)">
            <text:p/>
          </table:table-cell>
          <table:table-cell table:style-name="ce2" table:formula="of:=IF(AND([.$G19]&lt;[.IR$1];[.$H19]&gt;=[.IR$1]);1;&quot;&quot;)">
            <text:p/>
          </table:table-cell>
          <table:table-cell table:style-name="ce2" table:formula="of:=IF(AND([.$G19]&lt;[.IS$1];[.$H19]&gt;=[.IS$1]);1;&quot;&quot;)">
            <text:p/>
          </table:table-cell>
          <table:table-cell table:style-name="ce2" table:formula="of:=IF(AND([.$G19]&lt;[.IT$1];[.$H19]&gt;=[.IT$1]);1;&quot;&quot;)">
            <text:p/>
          </table:table-cell>
          <table:table-cell table:style-name="ce2" table:formula="of:=IF(AND([.$G19]&lt;[.IU$1];[.$H19]&gt;=[.IU$1]);1;&quot;&quot;)">
            <text:p/>
          </table:table-cell>
          <table:table-cell table:style-name="ce2" table:formula="of:=IF(AND([.$G19]&lt;[.IV$1];[.$H19]&gt;=[.IV$1]);1;&quot;&quot;)">
            <text:p/>
          </table:table-cell>
          <table:table-cell table:style-name="ce2" table:formula="of:=IF(AND([.$G19]&lt;[.IW$1];[.$H19]&gt;=[.IW$1]);1;&quot;&quot;)">
            <text:p/>
          </table:table-cell>
          <table:table-cell table:style-name="ce2" table:formula="of:=IF(AND([.$G19]&lt;[.IX$1];[.$H19]&gt;=[.IX$1]);1;&quot;&quot;)">
            <text:p/>
          </table:table-cell>
          <table:table-cell table:style-name="ce2" table:formula="of:=IF(AND([.$G19]&lt;[.IY$1];[.$H19]&gt;=[.IY$1]);1;&quot;&quot;)">
            <text:p/>
          </table:table-cell>
          <table:table-cell table:style-name="ce2" table:formula="of:=IF(AND([.$G19]&lt;[.IZ$1];[.$H19]&gt;=[.IZ$1]);1;&quot;&quot;)">
            <text:p/>
          </table:table-cell>
          <table:table-cell table:style-name="ce2" table:formula="of:=IF(AND([.$G19]&lt;[.JA$1];[.$H19]&gt;=[.JA$1]);1;&quot;&quot;)">
            <text:p/>
          </table:table-cell>
          <table:table-cell table:style-name="ce2" table:formula="of:=IF(AND([.$G19]&lt;[.JB$1];[.$H19]&gt;=[.JB$1]);1;&quot;&quot;)">
            <text:p/>
          </table:table-cell>
          <table:table-cell table:style-name="ce2" table:formula="of:=IF(AND([.$G19]&lt;[.JC$1];[.$H19]&gt;=[.JC$1]);1;&quot;&quot;)">
            <text:p/>
          </table:table-cell>
          <table:table-cell table:style-name="ce2" table:formula="of:=IF(AND([.$G19]&lt;[.JD$1];[.$H19]&gt;=[.JD$1]);1;&quot;&quot;)">
            <text:p/>
          </table:table-cell>
          <table:table-cell table:style-name="ce2" table:formula="of:=IF(AND([.$G19]&lt;[.JE$1];[.$H19]&gt;=[.JE$1]);1;&quot;&quot;)">
            <text:p/>
          </table:table-cell>
          <table:table-cell table:style-name="ce2" table:formula="of:=IF(AND([.$G19]&lt;[.JF$1];[.$H19]&gt;=[.JF$1]);1;&quot;&quot;)">
            <text:p/>
          </table:table-cell>
          <table:table-cell table:style-name="ce2" table:formula="of:=IF(AND([.$G19]&lt;[.JG$1];[.$H19]&gt;=[.JG$1]);1;&quot;&quot;)">
            <text:p/>
          </table:table-cell>
          <table:table-cell table:style-name="ce2" table:formula="of:=IF(AND([.$G19]&lt;[.JH$1];[.$H19]&gt;=[.JH$1]);1;&quot;&quot;)">
            <text:p/>
          </table:table-cell>
          <table:table-cell table:style-name="ce2" table:formula="of:=IF(AND([.$G19]&lt;[.JI$1];[.$H19]&gt;=[.JI$1]);1;&quot;&quot;)">
            <text:p/>
          </table:table-cell>
          <table:table-cell table:style-name="ce2" table:formula="of:=IF(AND([.$G19]&lt;[.JJ$1];[.$H19]&gt;=[.JJ$1]);1;&quot;&quot;)">
            <text:p/>
          </table:table-cell>
          <table:table-cell table:style-name="ce2" table:formula="of:=IF(AND([.$G19]&lt;[.JK$1];[.$H19]&gt;=[.JK$1]);1;&quot;&quot;)">
            <text:p/>
          </table:table-cell>
          <table:table-cell table:style-name="ce2" table:formula="of:=IF(AND([.$G19]&lt;[.JL$1];[.$H19]&gt;=[.JL$1]);1;&quot;&quot;)">
            <text:p/>
          </table:table-cell>
          <table:table-cell table:style-name="ce2" table:formula="of:=IF(AND([.$G19]&lt;[.JM$1];[.$H19]&gt;=[.JM$1]);1;&quot;&quot;)">
            <text:p/>
          </table:table-cell>
          <table:table-cell table:style-name="ce2" table:formula="of:=IF(AND([.$G19]&lt;[.JN$1];[.$H19]&gt;=[.JN$1]);1;&quot;&quot;)">
            <text:p/>
          </table:table-cell>
          <table:table-cell table:style-name="ce2" table:formula="of:=IF(AND([.$G19]&lt;[.JO$1];[.$H19]&gt;=[.JO$1]);1;&quot;&quot;)">
            <text:p/>
          </table:table-cell>
          <table:table-cell table:style-name="ce2" table:formula="of:=IF(AND([.$G19]&lt;[.JP$1];[.$H19]&gt;=[.JP$1]);1;&quot;&quot;)">
            <text:p/>
          </table:table-cell>
          <table:table-cell table:style-name="ce2" table:formula="of:=IF(AND([.$G19]&lt;[.JQ$1];[.$H19]&gt;=[.JQ$1]);1;&quot;&quot;)">
            <text:p/>
          </table:table-cell>
          <table:table-cell table:style-name="ce2" table:formula="of:=IF(AND([.$G19]&lt;[.JR$1];[.$H19]&gt;=[.JR$1]);1;&quot;&quot;)">
            <text:p/>
          </table:table-cell>
          <table:table-cell table:style-name="ce2" table:formula="of:=IF(AND([.$G19]&lt;[.JS$1];[.$H19]&gt;=[.JS$1]);1;&quot;&quot;)">
            <text:p/>
          </table:table-cell>
          <table:table-cell table:style-name="ce2" table:formula="of:=IF(AND([.$G19]&lt;[.JT$1];[.$H19]&gt;=[.JT$1]);1;&quot;&quot;)">
            <text:p/>
          </table:table-cell>
          <table:table-cell table:style-name="ce2" table:formula="of:=IF(AND([.$G19]&lt;[.JU$1];[.$H19]&gt;=[.JU$1]);1;&quot;&quot;)">
            <text:p/>
          </table:table-cell>
          <table:table-cell table:style-name="ce2" table:formula="of:=IF(AND([.$G19]&lt;[.JV$1];[.$H19]&gt;=[.JV$1]);1;&quot;&quot;)">
            <text:p/>
          </table:table-cell>
          <table:table-cell table:style-name="ce2" table:formula="of:=IF(AND([.$G19]&lt;[.JW$1];[.$H19]&gt;=[.JW$1]);1;&quot;&quot;)">
            <text:p/>
          </table:table-cell>
          <table:table-cell table:style-name="ce2" table:formula="of:=IF(AND([.$G19]&lt;[.JX$1];[.$H19]&gt;=[.JX$1]);1;&quot;&quot;)">
            <text:p/>
          </table:table-cell>
          <table:table-cell table:style-name="ce2" table:formula="of:=IF(AND([.$G19]&lt;[.JY$1];[.$H19]&gt;=[.JY$1]);1;&quot;&quot;)">
            <text:p/>
          </table:table-cell>
          <table:table-cell table:style-name="ce2" table:formula="of:=IF(AND([.$G19]&lt;[.JZ$1];[.$H19]&gt;=[.JZ$1]);1;&quot;&quot;)">
            <text:p/>
          </table:table-cell>
          <table:table-cell table:style-name="ce2" table:formula="of:=IF(AND([.$G19]&lt;[.KA$1];[.$H19]&gt;=[.KA$1]);1;&quot;&quot;)">
            <text:p/>
          </table:table-cell>
          <table:table-cell table:style-name="ce2" table:formula="of:=IF(AND([.$G19]&lt;[.KB$1];[.$H19]&gt;=[.KB$1]);1;&quot;&quot;)">
            <text:p/>
          </table:table-cell>
          <table:table-cell table:style-name="ce2" table:formula="of:=IF(AND([.$G19]&lt;[.KC$1];[.$H19]&gt;=[.KC$1]);1;&quot;&quot;)">
            <text:p/>
          </table:table-cell>
          <table:table-cell table:style-name="ce2" table:formula="of:=IF(AND([.$G19]&lt;[.KD$1];[.$H19]&gt;=[.KD$1]);1;&quot;&quot;)">
            <text:p/>
          </table:table-cell>
          <table:table-cell table:style-name="ce2" table:formula="of:=IF(AND([.$G19]&lt;[.KE$1];[.$H19]&gt;=[.KE$1]);1;&quot;&quot;)">
            <text:p/>
          </table:table-cell>
          <table:table-cell table:style-name="ce2" table:formula="of:=IF(AND([.$G19]&lt;[.KF$1];[.$H19]&gt;=[.KF$1]);1;&quot;&quot;)">
            <text:p/>
          </table:table-cell>
          <table:table-cell table:style-name="ce2" table:formula="of:=IF(AND([.$G19]&lt;[.KG$1];[.$H19]&gt;=[.KG$1]);1;&quot;&quot;)">
            <text:p/>
          </table:table-cell>
          <table:table-cell table:style-name="ce2" table:formula="of:=IF(AND([.$G19]&lt;[.KH$1];[.$H19]&gt;=[.KH$1]);1;&quot;&quot;)">
            <text:p/>
          </table:table-cell>
          <table:table-cell table:style-name="ce2" table:formula="of:=IF(AND([.$G19]&lt;[.KI$1];[.$H19]&gt;=[.KI$1]);1;&quot;&quot;)">
            <text:p/>
          </table:table-cell>
          <table:table-cell table:style-name="ce2" table:formula="of:=IF(AND([.$G19]&lt;[.KJ$1];[.$H19]&gt;=[.KJ$1]);1;&quot;&quot;)">
            <text:p/>
          </table:table-cell>
          <table:table-cell table:style-name="ce2" table:formula="of:=IF(AND([.$G19]&lt;[.KK$1];[.$H19]&gt;=[.KK$1]);1;&quot;&quot;)">
            <text:p/>
          </table:table-cell>
          <table:table-cell table:style-name="ce2" table:formula="of:=IF(AND([.$G19]&lt;[.KL$1];[.$H19]&gt;=[.KL$1]);1;&quot;&quot;)">
            <text:p/>
          </table:table-cell>
          <table:table-cell table:style-name="ce2" table:formula="of:=IF(AND([.$G19]&lt;[.KM$1];[.$H19]&gt;=[.KM$1]);1;&quot;&quot;)">
            <text:p/>
          </table:table-cell>
          <table:table-cell table:style-name="ce2" table:formula="of:=IF(AND([.$G19]&lt;[.KN$1];[.$H19]&gt;=[.KN$1]);1;&quot;&quot;)">
            <text:p/>
          </table:table-cell>
          <table:table-cell table:style-name="ce2" table:formula="of:=IF(AND([.$G19]&lt;[.KO$1];[.$H19]&gt;=[.KO$1]);1;&quot;&quot;)">
            <text:p/>
          </table:table-cell>
          <table:table-cell table:style-name="ce2" table:formula="of:=IF(AND([.$G19]&lt;[.KP$1];[.$H19]&gt;=[.KP$1]);1;&quot;&quot;)">
            <text:p/>
          </table:table-cell>
          <table:table-cell table:style-name="ce2" table:formula="of:=IF(AND([.$G19]&lt;[.KQ$1];[.$H19]&gt;=[.KQ$1]);1;&quot;&quot;)">
            <text:p/>
          </table:table-cell>
          <table:table-cell table:style-name="ce2" table:formula="of:=IF(AND([.$G19]&lt;[.KR$1];[.$H19]&gt;=[.KR$1]);1;&quot;&quot;)">
            <text:p/>
          </table:table-cell>
          <table:table-cell table:style-name="ce2" table:formula="of:=IF(AND([.$G19]&lt;[.KS$1];[.$H19]&gt;=[.KS$1]);1;&quot;&quot;)">
            <text:p/>
          </table:table-cell>
          <table:table-cell table:style-name="ce2" table:formula="of:=IF(AND([.$G19]&lt;[.KT$1];[.$H19]&gt;=[.KT$1]);1;&quot;&quot;)">
            <text:p/>
          </table:table-cell>
          <table:table-cell table:style-name="ce2" table:formula="of:=IF(AND([.$G19]&lt;[.KU$1];[.$H19]&gt;=[.KU$1]);1;&quot;&quot;)">
            <text:p/>
          </table:table-cell>
          <table:table-cell table:style-name="ce2" table:formula="of:=IF(AND([.$G19]&lt;[.KV$1];[.$H19]&gt;=[.KV$1]);1;&quot;&quot;)">
            <text:p/>
          </table:table-cell>
          <table:table-cell table:style-name="ce2" table:formula="of:=IF(AND([.$G19]&lt;[.KW$1];[.$H19]&gt;=[.KW$1]);1;&quot;&quot;)">
            <text:p/>
          </table:table-cell>
          <table:table-cell table:style-name="ce2" table:formula="of:=IF(AND([.$G19]&lt;[.KX$1];[.$H19]&gt;=[.KX$1]);1;&quot;&quot;)">
            <text:p/>
          </table:table-cell>
          <table:table-cell table:style-name="ce2" table:formula="of:=IF(AND([.$G19]&lt;[.KY$1];[.$H19]&gt;=[.KY$1]);1;&quot;&quot;)">
            <text:p/>
          </table:table-cell>
          <table:table-cell table:style-name="ce2" table:formula="of:=IF(AND([.$G19]&lt;[.KZ$1];[.$H19]&gt;=[.KZ$1]);1;&quot;&quot;)">
            <text:p/>
          </table:table-cell>
          <table:table-cell table:style-name="ce2" table:formula="of:=IF(AND([.$G19]&lt;[.LA$1];[.$H19]&gt;=[.LA$1]);1;&quot;&quot;)">
            <text:p/>
          </table:table-cell>
          <table:table-cell table:style-name="ce2" table:formula="of:=IF(AND([.$G19]&lt;[.LB$1];[.$H19]&gt;=[.LB$1]);1;&quot;&quot;)">
            <text:p/>
          </table:table-cell>
          <table:table-cell table:style-name="ce2" table:formula="of:=IF(AND([.$G19]&lt;[.LC$1];[.$H19]&gt;=[.LC$1]);1;&quot;&quot;)">
            <text:p/>
          </table:table-cell>
          <table:table-cell table:style-name="ce2" table:formula="of:=IF(AND([.$G19]&lt;[.LD$1];[.$H19]&gt;=[.LD$1]);1;&quot;&quot;)">
            <text:p/>
          </table:table-cell>
          <table:table-cell table:style-name="ce2" table:formula="of:=IF(AND([.$G19]&lt;[.LE$1];[.$H19]&gt;=[.LE$1]);1;&quot;&quot;)">
            <text:p/>
          </table:table-cell>
          <table:table-cell table:style-name="ce2" table:formula="of:=IF(AND([.$G19]&lt;[.LF$1];[.$H19]&gt;=[.LF$1]);1;&quot;&quot;)">
            <text:p/>
          </table:table-cell>
          <table:table-cell table:style-name="ce2" table:formula="of:=IF(AND([.$G19]&lt;[.LG$1];[.$H19]&gt;=[.LG$1]);1;&quot;&quot;)">
            <text:p/>
          </table:table-cell>
          <table:table-cell table:style-name="ce2" table:formula="of:=IF(AND([.$G19]&lt;[.LH$1];[.$H19]&gt;=[.LH$1]);1;&quot;&quot;)">
            <text:p/>
          </table:table-cell>
          <table:table-cell table:style-name="ce2" table:formula="of:=IF(AND([.$G19]&lt;[.LI$1];[.$H19]&gt;=[.LI$1]);1;&quot;&quot;)">
            <text:p/>
          </table:table-cell>
          <table:table-cell table:style-name="ce2" table:formula="of:=IF(AND([.$G19]&lt;[.LJ$1];[.$H19]&gt;=[.LJ$1]);1;&quot;&quot;)">
            <text:p/>
          </table:table-cell>
          <table:table-cell table:style-name="ce2" table:formula="of:=IF(AND([.$G19]&lt;[.LK$1];[.$H19]&gt;=[.LK$1]);1;&quot;&quot;)">
            <text:p/>
          </table:table-cell>
          <table:table-cell table:style-name="ce2" table:formula="of:=IF(AND([.$G19]&lt;[.LL$1];[.$H19]&gt;=[.LL$1]);1;&quot;&quot;)">
            <text:p/>
          </table:table-cell>
          <table:table-cell table:style-name="ce2" table:formula="of:=IF(AND([.$G19]&lt;[.LM$1];[.$H19]&gt;=[.LM$1]);1;&quot;&quot;)">
            <text:p/>
          </table:table-cell>
          <table:table-cell table:style-name="ce2" table:formula="of:=IF(AND([.$G19]&lt;[.LN$1];[.$H19]&gt;=[.LN$1]);1;&quot;&quot;)">
            <text:p/>
          </table:table-cell>
          <table:table-cell table:style-name="ce2" table:formula="of:=IF(AND([.$G19]&lt;[.LO$1];[.$H19]&gt;=[.LO$1]);1;&quot;&quot;)">
            <text:p/>
          </table:table-cell>
          <table:table-cell table:style-name="ce2" table:formula="of:=IF(AND([.$G19]&lt;[.LP$1];[.$H19]&gt;=[.LP$1]);1;&quot;&quot;)">
            <text:p/>
          </table:table-cell>
          <table:table-cell table:style-name="ce2" table:formula="of:=IF(AND([.$G19]&lt;[.LQ$1];[.$H19]&gt;=[.LQ$1]);1;&quot;&quot;)">
            <text:p/>
          </table:table-cell>
          <table:table-cell table:style-name="ce2" table:formula="of:=IF(AND([.$G19]&lt;[.LR$1];[.$H19]&gt;=[.LR$1]);1;&quot;&quot;)">
            <text:p/>
          </table:table-cell>
          <table:table-cell table:style-name="ce2" table:formula="of:=IF(AND([.$G19]&lt;[.LS$1];[.$H19]&gt;=[.LS$1]);1;&quot;&quot;)">
            <text:p/>
          </table:table-cell>
          <table:table-cell table:style-name="ce2" table:formula="of:=IF(AND([.$G19]&lt;[.LT$1];[.$H19]&gt;=[.LT$1]);1;&quot;&quot;)">
            <text:p/>
          </table:table-cell>
          <table:table-cell table:style-name="ce2" table:formula="of:=IF(AND([.$G19]&lt;[.LU$1];[.$H19]&gt;=[.LU$1]);1;&quot;&quot;)">
            <text:p/>
          </table:table-cell>
          <table:table-cell table:style-name="ce2" table:formula="of:=IF(AND([.$G19]&lt;[.LV$1];[.$H19]&gt;=[.LV$1]);1;&quot;&quot;)">
            <text:p/>
          </table:table-cell>
          <table:table-cell table:style-name="ce2" table:formula="of:=IF(AND([.$G19]&lt;[.LW$1];[.$H19]&gt;=[.LW$1]);1;&quot;&quot;)">
            <text:p/>
          </table:table-cell>
          <table:table-cell table:style-name="ce2" table:formula="of:=IF(AND([.$G19]&lt;[.LX$1];[.$H19]&gt;=[.LX$1]);1;&quot;&quot;)">
            <text:p/>
          </table:table-cell>
          <table:table-cell table:style-name="ce2" table:formula="of:=IF(AND([.$G19]&lt;[.LY$1];[.$H19]&gt;=[.LY$1]);1;&quot;&quot;)">
            <text:p/>
          </table:table-cell>
          <table:table-cell table:style-name="ce2" table:formula="of:=IF(AND([.$G19]&lt;[.LZ$1];[.$H19]&gt;=[.LZ$1]);1;&quot;&quot;)">
            <text:p/>
          </table:table-cell>
          <table:table-cell table:style-name="ce2" table:formula="of:=IF(AND([.$G19]&lt;[.MA$1];[.$H19]&gt;=[.MA$1]);1;&quot;&quot;)">
            <text:p/>
          </table:table-cell>
          <table:table-cell table:style-name="ce2" table:formula="of:=IF(AND([.$G19]&lt;[.MB$1];[.$H19]&gt;=[.MB$1]);1;&quot;&quot;)">
            <text:p/>
          </table:table-cell>
          <table:table-cell table:style-name="ce2" table:formula="of:=IF(AND([.$G19]&lt;[.MC$1];[.$H19]&gt;=[.MC$1]);1;&quot;&quot;)">
            <text:p/>
          </table:table-cell>
          <table:table-cell table:style-name="ce2" table:formula="of:=IF(AND([.$G19]&lt;[.MD$1];[.$H19]&gt;=[.MD$1]);1;&quot;&quot;)">
            <text:p/>
          </table:table-cell>
          <table:table-cell table:style-name="ce2" table:formula="of:=IF(AND([.$G19]&lt;[.ME$1];[.$H19]&gt;=[.ME$1]);1;&quot;&quot;)">
            <text:p/>
          </table:table-cell>
          <table:table-cell table:style-name="ce2" table:formula="of:=IF(AND([.$G19]&lt;[.MF$1];[.$H19]&gt;=[.MF$1]);1;&quot;&quot;)">
            <text:p/>
          </table:table-cell>
          <table:table-cell table:style-name="ce2" table:formula="of:=IF(AND([.$G19]&lt;[.MG$1];[.$H19]&gt;=[.MG$1]);1;&quot;&quot;)">
            <text:p/>
          </table:table-cell>
          <table:table-cell table:style-name="ce2" table:formula="of:=IF(AND([.$G19]&lt;[.MH$1];[.$H19]&gt;=[.MH$1]);1;&quot;&quot;)">
            <text:p/>
          </table:table-cell>
          <table:table-cell table:style-name="ce2" table:formula="of:=IF(AND([.$G19]&lt;[.MI$1];[.$H19]&gt;=[.MI$1]);1;&quot;&quot;)">
            <text:p/>
          </table:table-cell>
          <table:table-cell table:style-name="ce2" table:formula="of:=IF(AND([.$G19]&lt;[.MJ$1];[.$H19]&gt;=[.MJ$1]);1;&quot;&quot;)">
            <text:p/>
          </table:table-cell>
          <table:table-cell table:style-name="ce2" table:formula="of:=IF(AND([.$G19]&lt;[.MK$1];[.$H19]&gt;=[.MK$1]);1;&quot;&quot;)">
            <text:p/>
          </table:table-cell>
          <table:table-cell table:style-name="ce2" table:formula="of:=IF(AND([.$G19]&lt;[.ML$1];[.$H19]&gt;=[.ML$1]);1;&quot;&quot;)">
            <text:p/>
          </table:table-cell>
          <table:table-cell table:style-name="ce2" table:formula="of:=IF(AND([.$G19]&lt;[.MM$1];[.$H19]&gt;=[.MM$1]);1;&quot;&quot;)">
            <text:p/>
          </table:table-cell>
          <table:table-cell table:style-name="ce2" table:formula="of:=IF(AND([.$G19]&lt;[.MN$1];[.$H19]&gt;=[.MN$1]);1;&quot;&quot;)">
            <text:p/>
          </table:table-cell>
          <table:table-cell table:style-name="ce2" table:formula="of:=IF(AND([.$G19]&lt;[.MO$1];[.$H19]&gt;=[.MO$1]);1;&quot;&quot;)">
            <text:p/>
          </table:table-cell>
          <table:table-cell table:style-name="ce2" table:formula="of:=IF(AND([.$G19]&lt;[.MP$1];[.$H19]&gt;=[.MP$1]);1;&quot;&quot;)">
            <text:p/>
          </table:table-cell>
          <table:table-cell table:style-name="ce2" table:formula="of:=IF(AND([.$G19]&lt;[.MQ$1];[.$H19]&gt;=[.MQ$1]);1;&quot;&quot;)">
            <text:p/>
          </table:table-cell>
          <table:table-cell table:style-name="ce2" table:formula="of:=IF(AND([.$G19]&lt;[.MR$1];[.$H19]&gt;=[.MR$1]);1;&quot;&quot;)">
            <text:p/>
          </table:table-cell>
          <table:table-cell table:style-name="ce2" table:formula="of:=IF(AND([.$G19]&lt;[.MS$1];[.$H19]&gt;=[.MS$1]);1;&quot;&quot;)">
            <text:p/>
          </table:table-cell>
          <table:table-cell table:style-name="ce2" table:formula="of:=IF(AND([.$G19]&lt;[.MT$1];[.$H19]&gt;=[.MT$1]);1;&quot;&quot;)">
            <text:p/>
          </table:table-cell>
          <table:table-cell table:style-name="ce2" table:formula="of:=IF(AND([.$G19]&lt;[.MU$1];[.$H19]&gt;=[.MU$1]);1;&quot;&quot;)">
            <text:p/>
          </table:table-cell>
          <table:table-cell table:style-name="ce2" table:formula="of:=IF(AND([.$G19]&lt;[.MV$1];[.$H19]&gt;=[.MV$1]);1;&quot;&quot;)">
            <text:p/>
          </table:table-cell>
          <table:table-cell table:style-name="ce2" table:formula="of:=IF(AND([.$G19]&lt;[.MW$1];[.$H19]&gt;=[.MW$1]);1;&quot;&quot;)">
            <text:p/>
          </table:table-cell>
          <table:table-cell table:style-name="ce2" table:formula="of:=IF(AND([.$G19]&lt;[.MX$1];[.$H19]&gt;=[.MX$1]);1;&quot;&quot;)">
            <text:p/>
          </table:table-cell>
          <table:table-cell table:style-name="ce2" table:formula="of:=IF(AND([.$G19]&lt;[.MY$1];[.$H19]&gt;=[.MY$1]);1;&quot;&quot;)">
            <text:p/>
          </table:table-cell>
          <table:table-cell table:style-name="ce2" table:formula="of:=IF(AND([.$G19]&lt;[.MZ$1];[.$H19]&gt;=[.MZ$1]);1;&quot;&quot;)">
            <text:p/>
          </table:table-cell>
          <table:table-cell table:style-name="ce2" table:formula="of:=IF(AND([.$G19]&lt;[.NA$1];[.$H19]&gt;=[.NA$1]);1;&quot;&quot;)">
            <text:p/>
          </table:table-cell>
          <table:table-cell table:style-name="ce2" table:formula="of:=IF(AND([.$G19]&lt;[.NB$1];[.$H19]&gt;=[.NB$1]);1;&quot;&quot;)">
            <text:p/>
          </table:table-cell>
          <table:table-cell table:style-name="ce2" table:formula="of:=IF(AND([.$G19]&lt;[.NC$1];[.$H19]&gt;=[.NC$1]);1;&quot;&quot;)">
            <text:p/>
          </table:table-cell>
          <table:table-cell table:style-name="ce2" table:formula="of:=IF(AND([.$G19]&lt;[.ND$1];[.$H19]&gt;=[.ND$1]);1;&quot;&quot;)">
            <text:p/>
          </table:table-cell>
          <table:table-cell table:style-name="ce2" table:formula="of:=IF(AND([.$G19]&lt;[.NE$1];[.$H19]&gt;=[.NE$1]);1;&quot;&quot;)">
            <text:p/>
          </table:table-cell>
          <table:table-cell table:style-name="ce2" table:formula="of:=IF(AND([.$G19]&lt;[.NF$1];[.$H19]&gt;=[.NF$1]);1;&quot;&quot;)">
            <text:p/>
          </table:table-cell>
          <table:table-cell table:style-name="ce2" table:formula="of:=IF(AND([.$G19]&lt;[.NG$1];[.$H19]&gt;=[.NG$1]);1;&quot;&quot;)">
            <text:p/>
          </table:table-cell>
          <table:table-cell table:style-name="ce2" table:formula="of:=IF(AND([.$G19]&lt;[.NH$1];[.$H19]&gt;=[.NH$1]);1;&quot;&quot;)">
            <text:p/>
          </table:table-cell>
          <table:table-cell table:style-name="ce2" table:formula="of:=IF(AND([.$G19]&lt;[.NI$1];[.$H19]&gt;=[.NI$1]);1;&quot;&quot;)">
            <text:p/>
          </table:table-cell>
          <table:table-cell table:style-name="ce2" table:formula="of:=IF(AND([.$G19]&lt;[.NJ$1];[.$H19]&gt;=[.NJ$1]);1;&quot;&quot;)">
            <text:p/>
          </table:table-cell>
          <table:table-cell table:style-name="ce2" table:formula="of:=IF(AND([.$G19]&lt;[.NK$1];[.$H19]&gt;=[.NK$1]);1;&quot;&quot;)">
            <text:p/>
          </table:table-cell>
          <table:table-cell table:style-name="ce2" table:formula="of:=IF(AND([.$G19]&lt;[.NL$1];[.$H19]&gt;=[.NL$1]);1;&quot;&quot;)">
            <text:p/>
          </table:table-cell>
          <table:table-cell table:style-name="ce2" table:formula="of:=IF(AND([.$G19]&lt;[.NM$1];[.$H19]&gt;=[.NM$1]);1;&quot;&quot;)">
            <text:p/>
          </table:table-cell>
          <table:table-cell table:style-name="ce2" table:formula="of:=IF(AND([.$G19]&lt;[.NN$1];[.$H19]&gt;=[.NN$1]);1;&quot;&quot;)">
            <text:p/>
          </table:table-cell>
          <table:table-cell table:style-name="ce2" table:formula="of:=IF(AND([.$G19]&lt;[.NO$1];[.$H19]&gt;=[.NO$1]);1;&quot;&quot;)">
            <text:p/>
          </table:table-cell>
          <table:table-cell table:style-name="ce2" table:formula="of:=IF(AND([.$G19]&lt;[.NP$1];[.$H19]&gt;=[.NP$1]);1;&quot;&quot;)">
            <text:p/>
          </table:table-cell>
          <table:table-cell table:style-name="ce2" table:formula="of:=IF(AND([.$G19]&lt;[.NQ$1];[.$H19]&gt;=[.NQ$1]);1;&quot;&quot;)">
            <text:p/>
          </table:table-cell>
          <table:table-cell table:style-name="ce2" table:formula="of:=IF(AND([.$G19]&lt;[.NR$1];[.$H19]&gt;=[.NR$1]);1;&quot;&quot;)">
            <text:p/>
          </table:table-cell>
          <table:table-cell table:style-name="ce2" table:formula="of:=IF(AND([.$G19]&lt;[.NS$1];[.$H19]&gt;=[.NS$1]);1;&quot;&quot;)">
            <text:p/>
          </table:table-cell>
          <table:table-cell table:style-name="ce2" table:formula="of:=IF(AND([.$G19]&lt;[.NT$1];[.$H19]&gt;=[.NT$1]);1;&quot;&quot;)">
            <text:p/>
          </table:table-cell>
          <table:table-cell table:style-name="ce2" table:formula="of:=IF(AND([.$G19]&lt;[.NU$1];[.$H19]&gt;=[.NU$1]);1;&quot;&quot;)">
            <text:p/>
          </table:table-cell>
          <table:table-cell table:style-name="ce2" table:formula="of:=IF(AND([.$G19]&lt;[.NV$1];[.$H19]&gt;=[.NV$1]);1;&quot;&quot;)">
            <text:p/>
          </table:table-cell>
          <table:table-cell table:style-name="ce2" table:formula="of:=IF(AND([.$G19]&lt;[.NW$1];[.$H19]&gt;=[.NW$1]);1;&quot;&quot;)">
            <text:p/>
          </table:table-cell>
          <table:table-cell table:style-name="ce2" table:formula="of:=IF(AND([.$G19]&lt;[.NX$1];[.$H19]&gt;=[.NX$1]);1;&quot;&quot;)">
            <text:p/>
          </table:table-cell>
          <table:table-cell table:style-name="ce2" table:formula="of:=IF(AND([.$G19]&lt;[.NY$1];[.$H19]&gt;=[.NY$1]);1;&quot;&quot;)">
            <text:p/>
          </table:table-cell>
          <table:table-cell table:style-name="ce2" table:formula="of:=IF(AND([.$G19]&lt;[.NZ$1];[.$H19]&gt;=[.NZ$1]);1;&quot;&quot;)">
            <text:p/>
          </table:table-cell>
          <table:table-cell table:style-name="ce2" table:formula="of:=IF(AND([.$G19]&lt;[.OA$1];[.$H19]&gt;=[.OA$1]);1;&quot;&quot;)">
            <text:p/>
          </table:table-cell>
          <table:table-cell table:style-name="ce2" table:formula="of:=IF(AND([.$G19]&lt;[.OB$1];[.$H19]&gt;=[.OB$1]);1;&quot;&quot;)">
            <text:p/>
          </table:table-cell>
          <table:table-cell table:style-name="ce2" table:formula="of:=IF(AND([.$G19]&lt;[.OC$1];[.$H19]&gt;=[.OC$1]);1;&quot;&quot;)">
            <text:p/>
          </table:table-cell>
          <table:table-cell table:style-name="ce2" table:formula="of:=IF(AND([.$G19]&lt;[.OD$1];[.$H19]&gt;=[.OD$1]);1;&quot;&quot;)">
            <text:p/>
          </table:table-cell>
          <table:table-cell table:style-name="ce2" table:formula="of:=IF(AND([.$G19]&lt;[.OE$1];[.$H19]&gt;=[.OE$1]);1;&quot;&quot;)">
            <text:p/>
          </table:table-cell>
          <table:table-cell table:style-name="ce2" table:formula="of:=IF(AND([.$G19]&lt;[.OF$1];[.$H19]&gt;=[.OF$1]);1;&quot;&quot;)">
            <text:p/>
          </table:table-cell>
          <table:table-cell table:style-name="ce2" table:formula="of:=IF(AND([.$G19]&lt;[.OG$1];[.$H19]&gt;=[.OG$1]);1;&quot;&quot;)">
            <text:p/>
          </table:table-cell>
          <table:table-cell table:style-name="ce2" table:formula="of:=IF(AND([.$G19]&lt;[.OH$1];[.$H19]&gt;=[.OH$1]);1;&quot;&quot;)">
            <text:p/>
          </table:table-cell>
          <table:table-cell table:style-name="ce2" table:formula="of:=IF(AND([.$G19]&lt;[.OI$1];[.$H19]&gt;=[.OI$1]);1;&quot;&quot;)">
            <text:p/>
          </table:table-cell>
          <table:table-cell table:style-name="ce2" table:formula="of:=IF(AND([.$G19]&lt;[.OJ$1];[.$H19]&gt;=[.OJ$1]);1;&quot;&quot;)">
            <text:p/>
          </table:table-cell>
          <table:table-cell table:style-name="ce2" table:formula="of:=IF(AND([.$G19]&lt;[.OK$1];[.$H19]&gt;=[.OK$1]);1;&quot;&quot;)">
            <text:p/>
          </table:table-cell>
          <table:table-cell table:style-name="ce2" table:formula="of:=IF(AND([.$G19]&lt;[.OL$1];[.$H19]&gt;=[.OL$1]);1;&quot;&quot;)">
            <text:p/>
          </table:table-cell>
          <table:table-cell table:style-name="ce2" table:formula="of:=IF(AND([.$G19]&lt;[.OM$1];[.$H19]&gt;=[.OM$1]);1;&quot;&quot;)">
            <text:p/>
          </table:table-cell>
          <table:table-cell table:style-name="ce2" table:formula="of:=IF(AND([.$G19]&lt;[.ON$1];[.$H19]&gt;=[.ON$1]);1;&quot;&quot;)">
            <text:p/>
          </table:table-cell>
          <table:table-cell table:style-name="ce2" table:formula="of:=IF(AND([.$G19]&lt;[.OO$1];[.$H19]&gt;=[.OO$1]);1;&quot;&quot;)">
            <text:p/>
          </table:table-cell>
          <table:table-cell table:style-name="ce2" table:formula="of:=IF(AND([.$G19]&lt;[.OP$1];[.$H19]&gt;=[.OP$1]);1;&quot;&quot;)">
            <text:p/>
          </table:table-cell>
          <table:table-cell table:style-name="ce2" table:formula="of:=IF(AND([.$G19]&lt;[.OQ$1];[.$H19]&gt;=[.OQ$1]);1;&quot;&quot;)">
            <text:p/>
          </table:table-cell>
          <table:table-cell table:style-name="ce2" table:formula="of:=IF(AND([.$G19]&lt;[.OR$1];[.$H19]&gt;=[.OR$1]);1;&quot;&quot;)">
            <text:p/>
          </table:table-cell>
          <table:table-cell table:style-name="ce2" table:formula="of:=IF(AND([.$G19]&lt;[.OS$1];[.$H19]&gt;=[.OS$1]);1;&quot;&quot;)">
            <text:p/>
          </table:table-cell>
          <table:table-cell table:style-name="ce2" table:formula="of:=IF(AND([.$G19]&lt;[.OT$1];[.$H19]&gt;=[.OT$1]);1;&quot;&quot;)">
            <text:p/>
          </table:table-cell>
          <table:table-cell table:style-name="ce2" table:formula="of:=IF(AND([.$G19]&lt;[.OU$1];[.$H19]&gt;=[.OU$1]);1;&quot;&quot;)">
            <text:p/>
          </table:table-cell>
          <table:table-cell table:style-name="ce2" table:formula="of:=IF(AND([.$G19]&lt;[.OV$1];[.$H19]&gt;=[.OV$1]);1;&quot;&quot;)">
            <text:p/>
          </table:table-cell>
          <table:table-cell table:style-name="ce2" table:formula="of:=IF(AND([.$G19]&lt;[.OW$1];[.$H19]&gt;=[.OW$1]);1;&quot;&quot;)">
            <text:p/>
          </table:table-cell>
          <table:table-cell table:style-name="ce2" table:formula="of:=IF(AND([.$G19]&lt;[.OX$1];[.$H19]&gt;=[.OX$1]);1;&quot;&quot;)">
            <text:p/>
          </table:table-cell>
          <table:table-cell table:style-name="ce2" table:formula="of:=IF(AND([.$G19]&lt;[.OY$1];[.$H19]&gt;=[.OY$1]);1;&quot;&quot;)">
            <text:p/>
          </table:table-cell>
          <table:table-cell table:style-name="ce2" table:formula="of:=IF(AND([.$G19]&lt;[.OZ$1];[.$H19]&gt;=[.OZ$1]);1;&quot;&quot;)">
            <text:p/>
          </table:table-cell>
          <table:table-cell table:style-name="ce2" table:formula="of:=IF(AND([.$G19]&lt;[.PA$1];[.$H19]&gt;=[.PA$1]);1;&quot;&quot;)">
            <text:p/>
          </table:table-cell>
          <table:table-cell table:style-name="ce2" table:formula="of:=IF(AND([.$G19]&lt;[.PB$1];[.$H19]&gt;=[.PB$1]);1;&quot;&quot;)">
            <text:p/>
          </table:table-cell>
          <table:table-cell table:style-name="ce2" table:formula="of:=IF(AND([.$G19]&lt;[.PC$1];[.$H19]&gt;=[.PC$1]);1;&quot;&quot;)">
            <text:p/>
          </table:table-cell>
          <table:table-cell table:style-name="ce2" table:formula="of:=IF(AND([.$G19]&lt;[.PD$1];[.$H19]&gt;=[.PD$1]);1;&quot;&quot;)">
            <text:p/>
          </table:table-cell>
          <table:table-cell table:style-name="ce2" table:formula="of:=IF(AND([.$G19]&lt;[.PE$1];[.$H19]&gt;=[.PE$1]);1;&quot;&quot;)">
            <text:p/>
          </table:table-cell>
          <table:table-cell table:style-name="ce2" table:formula="of:=IF(AND([.$G19]&lt;[.PF$1];[.$H19]&gt;=[.PF$1]);1;&quot;&quot;)">
            <text:p/>
          </table:table-cell>
          <table:table-cell table:style-name="ce2" table:formula="of:=IF(AND([.$G19]&lt;[.PG$1];[.$H19]&gt;=[.PG$1]);1;&quot;&quot;)">
            <text:p/>
          </table:table-cell>
          <table:table-cell table:style-name="ce2" table:formula="of:=IF(AND([.$G19]&lt;[.PH$1];[.$H19]&gt;=[.PH$1]);1;&quot;&quot;)">
            <text:p/>
          </table:table-cell>
          <table:table-cell table:style-name="ce2" table:formula="of:=IF(AND([.$G19]&lt;[.PI$1];[.$H19]&gt;=[.PI$1]);1;&quot;&quot;)">
            <text:p/>
          </table:table-cell>
          <table:table-cell table:style-name="ce2" table:formula="of:=IF(AND([.$G19]&lt;[.PJ$1];[.$H19]&gt;=[.PJ$1]);1;&quot;&quot;)">
            <text:p/>
          </table:table-cell>
          <table:table-cell table:style-name="ce2" table:formula="of:=IF(AND([.$G19]&lt;[.PK$1];[.$H19]&gt;=[.PK$1]);1;&quot;&quot;)">
            <text:p/>
          </table:table-cell>
          <table:table-cell table:style-name="ce2" table:formula="of:=IF(AND([.$G19]&lt;[.PL$1];[.$H19]&gt;=[.PL$1]);1;&quot;&quot;)">
            <text:p/>
          </table:table-cell>
          <table:table-cell table:style-name="ce2" table:formula="of:=IF(AND([.$G19]&lt;[.PM$1];[.$H19]&gt;=[.PM$1]);1;&quot;&quot;)">
            <text:p/>
          </table:table-cell>
          <table:table-cell table:style-name="ce2" table:formula="of:=IF(AND([.$G19]&lt;[.PN$1];[.$H19]&gt;=[.PN$1]);1;&quot;&quot;)">
            <text:p/>
          </table:table-cell>
          <table:table-cell table:style-name="ce2" table:formula="of:=IF(AND([.$G19]&lt;[.PO$1];[.$H19]&gt;=[.PO$1]);1;&quot;&quot;)">
            <text:p/>
          </table:table-cell>
          <table:table-cell table:style-name="ce2" table:formula="of:=IF(AND([.$G19]&lt;[.PP$1];[.$H19]&gt;=[.PP$1]);1;&quot;&quot;)">
            <text:p/>
          </table:table-cell>
          <table:table-cell table:style-name="ce2" table:formula="of:=IF(AND([.$G19]&lt;[.PQ$1];[.$H19]&gt;=[.PQ$1]);1;&quot;&quot;)">
            <text:p/>
          </table:table-cell>
          <table:table-cell table:style-name="ce2" table:formula="of:=IF(AND([.$G19]&lt;[.PR$1];[.$H19]&gt;=[.PR$1]);1;&quot;&quot;)">
            <text:p/>
          </table:table-cell>
          <table:table-cell table:style-name="ce2" table:formula="of:=IF(AND([.$G19]&lt;[.PS$1];[.$H19]&gt;=[.PS$1]);1;&quot;&quot;)">
            <text:p/>
          </table:table-cell>
          <table:table-cell table:style-name="ce2" table:formula="of:=IF(AND([.$G19]&lt;[.PT$1];[.$H19]&gt;=[.PT$1]);1;&quot;&quot;)">
            <text:p/>
          </table:table-cell>
          <table:table-cell table:style-name="ce2" table:formula="of:=IF(AND([.$G19]&lt;[.PU$1];[.$H19]&gt;=[.PU$1]);1;&quot;&quot;)">
            <text:p/>
          </table:table-cell>
          <table:table-cell table:style-name="ce2" table:formula="of:=IF(AND([.$G19]&lt;[.PV$1];[.$H19]&gt;=[.PV$1]);1;&quot;&quot;)">
            <text:p/>
          </table:table-cell>
          <table:table-cell table:style-name="ce2" table:formula="of:=IF(AND([.$G19]&lt;[.PW$1];[.$H19]&gt;=[.PW$1]);1;&quot;&quot;)">
            <text:p/>
          </table:table-cell>
          <table:table-cell table:style-name="ce2" table:formula="of:=IF(AND([.$G19]&lt;[.PX$1];[.$H19]&gt;=[.PX$1]);1;&quot;&quot;)">
            <text:p/>
          </table:table-cell>
          <table:table-cell table:style-name="ce2" table:formula="of:=IF(AND([.$G19]&lt;[.PY$1];[.$H19]&gt;=[.PY$1]);1;&quot;&quot;)">
            <text:p/>
          </table:table-cell>
          <table:table-cell table:style-name="ce2" table:formula="of:=IF(AND([.$G19]&lt;[.PZ$1];[.$H19]&gt;=[.PZ$1]);1;&quot;&quot;)">
            <text:p/>
          </table:table-cell>
          <table:table-cell table:style-name="ce2" table:formula="of:=IF(AND([.$G19]&lt;[.QA$1];[.$H19]&gt;=[.QA$1]);1;&quot;&quot;)">
            <text:p/>
          </table:table-cell>
          <table:table-cell table:style-name="ce2" table:formula="of:=IF(AND([.$G19]&lt;[.QB$1];[.$H19]&gt;=[.QB$1]);1;&quot;&quot;)">
            <text:p/>
          </table:table-cell>
          <table:table-cell table:style-name="ce2" table:formula="of:=IF(AND([.$G19]&lt;[.QC$1];[.$H19]&gt;=[.QC$1]);1;&quot;&quot;)">
            <text:p/>
          </table:table-cell>
          <table:table-cell table:style-name="ce2" table:formula="of:=IF(AND([.$G19]&lt;[.QD$1];[.$H19]&gt;=[.QD$1]);1;&quot;&quot;)">
            <text:p/>
          </table:table-cell>
          <table:table-cell table:style-name="ce2" table:formula="of:=IF(AND([.$G19]&lt;[.QE$1];[.$H19]&gt;=[.QE$1]);1;&quot;&quot;)">
            <text:p/>
          </table:table-cell>
          <table:table-cell table:style-name="ce2" table:formula="of:=IF(AND([.$G19]&lt;[.QF$1];[.$H19]&gt;=[.QF$1]);1;&quot;&quot;)">
            <text:p/>
          </table:table-cell>
          <table:table-cell table:style-name="ce2" table:formula="of:=IF(AND([.$G19]&lt;[.QG$1];[.$H19]&gt;=[.QG$1]);1;&quot;&quot;)">
            <text:p/>
          </table:table-cell>
          <table:table-cell table:style-name="ce2" table:formula="of:=IF(AND([.$G19]&lt;[.QH$1];[.$H19]&gt;=[.QH$1]);1;&quot;&quot;)">
            <text:p/>
          </table:table-cell>
          <table:table-cell table:style-name="ce2" table:formula="of:=IF(AND([.$G19]&lt;[.QI$1];[.$H19]&gt;=[.QI$1]);1;&quot;&quot;)">
            <text:p/>
          </table:table-cell>
          <table:table-cell table:style-name="ce2" table:formula="of:=IF(AND([.$G19]&lt;[.QJ$1];[.$H19]&gt;=[.QJ$1]);1;&quot;&quot;)">
            <text:p/>
          </table:table-cell>
          <table:table-cell table:style-name="ce2" table:formula="of:=IF(AND([.$G19]&lt;[.QK$1];[.$H19]&gt;=[.QK$1]);1;&quot;&quot;)">
            <text:p/>
          </table:table-cell>
          <table:table-cell table:style-name="ce2" table:formula="of:=IF(AND([.$G19]&lt;[.QL$1];[.$H19]&gt;=[.QL$1]);1;&quot;&quot;)">
            <text:p/>
          </table:table-cell>
          <table:table-cell table:style-name="ce2" table:formula="of:=IF(AND([.$G19]&lt;[.QM$1];[.$H19]&gt;=[.QM$1]);1;&quot;&quot;)">
            <text:p/>
          </table:table-cell>
          <table:table-cell table:style-name="ce2" table:formula="of:=IF(AND([.$G19]&lt;[.QN$1];[.$H19]&gt;=[.QN$1]);1;&quot;&quot;)">
            <text:p/>
          </table:table-cell>
          <table:table-cell table:style-name="ce2" table:formula="of:=IF(AND([.$G19]&lt;[.QO$1];[.$H19]&gt;=[.QO$1]);1;&quot;&quot;)">
            <text:p/>
          </table:table-cell>
          <table:table-cell table:style-name="ce2" table:formula="of:=IF(AND([.$G19]&lt;[.QP$1];[.$H19]&gt;=[.QP$1]);1;&quot;&quot;)">
            <text:p/>
          </table:table-cell>
          <table:table-cell table:style-name="ce2" table:formula="of:=IF(AND([.$G19]&lt;[.QQ$1];[.$H19]&gt;=[.QQ$1]);1;&quot;&quot;)">
            <text:p/>
          </table:table-cell>
          <table:table-cell table:style-name="ce2" table:formula="of:=IF(AND([.$G19]&lt;[.QR$1];[.$H19]&gt;=[.QR$1]);1;&quot;&quot;)">
            <text:p/>
          </table:table-cell>
          <table:table-cell table:style-name="ce2" table:formula="of:=IF(AND([.$G19]&lt;[.QS$1];[.$H19]&gt;=[.QS$1]);1;&quot;&quot;)">
            <text:p/>
          </table:table-cell>
          <table:table-cell table:style-name="ce2" table:formula="of:=IF(AND([.$G19]&lt;[.QT$1];[.$H19]&gt;=[.QT$1]);1;&quot;&quot;)">
            <text:p/>
          </table:table-cell>
          <table:table-cell table:style-name="ce2" table:formula="of:=IF(AND([.$G19]&lt;[.QU$1];[.$H19]&gt;=[.QU$1]);1;&quot;&quot;)">
            <text:p/>
          </table:table-cell>
          <table:table-cell table:style-name="ce2" table:formula="of:=IF(AND([.$G19]&lt;[.QV$1];[.$H19]&gt;=[.QV$1]);1;&quot;&quot;)">
            <text:p/>
          </table:table-cell>
          <table:table-cell table:style-name="ce2" table:formula="of:=IF(AND([.$G19]&lt;[.QW$1];[.$H19]&gt;=[.QW$1]);1;&quot;&quot;)">
            <text:p/>
          </table:table-cell>
          <table:table-cell table:style-name="ce2" table:formula="of:=IF(AND([.$G19]&lt;[.QX$1];[.$H19]&gt;=[.QX$1]);1;&quot;&quot;)">
            <text:p/>
          </table:table-cell>
          <table:table-cell table:style-name="ce2" table:formula="of:=IF(AND([.$G19]&lt;[.QY$1];[.$H19]&gt;=[.QY$1]);1;&quot;&quot;)">
            <text:p/>
          </table:table-cell>
          <table:table-cell table:style-name="ce2" table:formula="of:=IF(AND([.$G19]&lt;[.QZ$1];[.$H19]&gt;=[.QZ$1]);1;&quot;&quot;)">
            <text:p/>
          </table:table-cell>
          <table:table-cell table:style-name="ce2" table:formula="of:=IF(AND([.$G19]&lt;[.RA$1];[.$H19]&gt;=[.RA$1]);1;&quot;&quot;)">
            <text:p/>
          </table:table-cell>
          <table:table-cell table:style-name="ce2" table:formula="of:=IF(AND([.$G19]&lt;[.RB$1];[.$H19]&gt;=[.RB$1]);1;&quot;&quot;)">
            <text:p/>
          </table:table-cell>
          <table:table-cell table:style-name="ce2" table:formula="of:=IF(AND([.$G19]&lt;[.RC$1];[.$H19]&gt;=[.RC$1]);1;&quot;&quot;)">
            <text:p/>
          </table:table-cell>
          <table:table-cell table:style-name="ce2" table:formula="of:=IF(AND([.$G19]&lt;[.RD$1];[.$H19]&gt;=[.RD$1]);1;&quot;&quot;)">
            <text:p/>
          </table:table-cell>
          <table:table-cell table:style-name="ce2" table:formula="of:=IF(AND([.$G19]&lt;[.RE$1];[.$H19]&gt;=[.RE$1]);1;&quot;&quot;)">
            <text:p/>
          </table:table-cell>
          <table:table-cell table:style-name="ce2" table:formula="of:=IF(AND([.$G19]&lt;[.RF$1];[.$H19]&gt;=[.RF$1]);1;&quot;&quot;)">
            <text:p/>
          </table:table-cell>
          <table:table-cell table:style-name="ce2" table:formula="of:=IF(AND([.$G19]&lt;[.RG$1];[.$H19]&gt;=[.RG$1]);1;&quot;&quot;)">
            <text:p/>
          </table:table-cell>
          <table:table-cell table:style-name="ce2" table:formula="of:=IF(AND([.$G19]&lt;[.RH$1];[.$H19]&gt;=[.RH$1]);1;&quot;&quot;)">
            <text:p/>
          </table:table-cell>
          <table:table-cell table:style-name="ce2" table:formula="of:=IF(AND([.$G19]&lt;[.RI$1];[.$H19]&gt;=[.RI$1]);1;&quot;&quot;)">
            <text:p/>
          </table:table-cell>
          <table:table-cell table:style-name="ce2" table:formula="of:=IF(AND([.$G19]&lt;[.RJ$1];[.$H19]&gt;=[.RJ$1]);1;&quot;&quot;)">
            <text:p/>
          </table:table-cell>
          <table:table-cell table:style-name="ce2" table:formula="of:=IF(AND([.$G19]&lt;[.RK$1];[.$H19]&gt;=[.RK$1]);1;&quot;&quot;)">
            <text:p/>
          </table:table-cell>
          <table:table-cell table:style-name="ce2" table:formula="of:=IF(AND([.$G19]&lt;[.RL$1];[.$H19]&gt;=[.RL$1]);1;&quot;&quot;)">
            <text:p/>
          </table:table-cell>
          <table:table-cell table:style-name="ce2" table:formula="of:=IF(AND([.$G19]&lt;[.RM$1];[.$H19]&gt;=[.RM$1]);1;&quot;&quot;)">
            <text:p/>
          </table:table-cell>
          <table:table-cell table:style-name="ce2" table:formula="of:=IF(AND([.$G19]&lt;[.RN$1];[.$H19]&gt;=[.RN$1]);1;&quot;&quot;)">
            <text:p/>
          </table:table-cell>
          <table:table-cell table:style-name="ce2" table:formula="of:=IF(AND([.$G19]&lt;[.RO$1];[.$H19]&gt;=[.RO$1]);1;&quot;&quot;)">
            <text:p/>
          </table:table-cell>
          <table:table-cell table:style-name="ce2" table:formula="of:=IF(AND([.$G19]&lt;[.RP$1];[.$H19]&gt;=[.RP$1]);1;&quot;&quot;)">
            <text:p/>
          </table:table-cell>
          <table:table-cell table:style-name="ce2" table:formula="of:=IF(AND([.$G19]&lt;[.RQ$1];[.$H19]&gt;=[.RQ$1]);1;&quot;&quot;)">
            <text:p/>
          </table:table-cell>
          <table:table-cell table:style-name="ce2" table:formula="of:=IF(AND([.$G19]&lt;[.RR$1];[.$H19]&gt;=[.RR$1]);1;&quot;&quot;)">
            <text:p/>
          </table:table-cell>
          <table:table-cell table:style-name="ce2" table:formula="of:=IF(AND([.$G19]&lt;[.RS$1];[.$H19]&gt;=[.RS$1]);1;&quot;&quot;)">
            <text:p/>
          </table:table-cell>
          <table:table-cell table:style-name="ce2" table:formula="of:=IF(AND([.$G19]&lt;[.RT$1];[.$H19]&gt;=[.RT$1]);1;&quot;&quot;)">
            <text:p/>
          </table:table-cell>
          <table:table-cell table:style-name="ce2" table:formula="of:=IF(AND([.$G19]&lt;[.RU$1];[.$H19]&gt;=[.RU$1]);1;&quot;&quot;)">
            <text:p/>
          </table:table-cell>
          <table:table-cell table:style-name="ce2" table:formula="of:=IF(AND([.$G19]&lt;[.RV$1];[.$H19]&gt;=[.RV$1]);1;&quot;&quot;)">
            <text:p/>
          </table:table-cell>
          <table:table-cell table:style-name="ce2" table:formula="of:=IF(AND([.$G19]&lt;[.RW$1];[.$H19]&gt;=[.RW$1]);1;&quot;&quot;)">
            <text:p/>
          </table:table-cell>
          <table:table-cell table:style-name="ce2" table:formula="of:=IF(AND([.$G19]&lt;[.RX$1];[.$H19]&gt;=[.RX$1]);1;&quot;&quot;)">
            <text:p/>
          </table:table-cell>
          <table:table-cell table:style-name="ce2" table:formula="of:=IF(AND([.$G19]&lt;[.RY$1];[.$H19]&gt;=[.RY$1]);1;&quot;&quot;)">
            <text:p/>
          </table:table-cell>
          <table:table-cell table:style-name="ce2" table:formula="of:=IF(AND([.$G19]&lt;[.RZ$1];[.$H19]&gt;=[.RZ$1]);1;&quot;&quot;)">
            <text:p/>
          </table:table-cell>
          <table:table-cell table:style-name="ce2" table:formula="of:=IF(AND([.$G19]&lt;[.SA$1];[.$H19]&gt;=[.SA$1]);1;&quot;&quot;)">
            <text:p/>
          </table:table-cell>
          <table:table-cell table:style-name="ce2" table:formula="of:=IF(AND([.$G19]&lt;[.SB$1];[.$H19]&gt;=[.SB$1]);1;&quot;&quot;)">
            <text:p/>
          </table:table-cell>
          <table:table-cell table:style-name="ce2" table:formula="of:=IF(AND([.$G19]&lt;[.SC$1];[.$H19]&gt;=[.SC$1]);1;&quot;&quot;)">
            <text:p/>
          </table:table-cell>
          <table:table-cell table:style-name="ce2" table:formula="of:=IF(AND([.$G19]&lt;[.SD$1];[.$H19]&gt;=[.SD$1]);1;&quot;&quot;)">
            <text:p/>
          </table:table-cell>
          <table:table-cell table:style-name="ce2" table:formula="of:=IF(AND([.$G19]&lt;[.SE$1];[.$H19]&gt;=[.SE$1]);1;&quot;&quot;)">
            <text:p/>
          </table:table-cell>
          <table:table-cell table:style-name="ce2" table:formula="of:=IF(AND([.$G19]&lt;[.SF$1];[.$H19]&gt;=[.SF$1]);1;&quot;&quot;)">
            <text:p/>
          </table:table-cell>
          <table:table-cell table:style-name="ce2" table:formula="of:=IF(AND([.$G19]&lt;[.SG$1];[.$H19]&gt;=[.SG$1]);1;&quot;&quot;)">
            <text:p/>
          </table:table-cell>
          <table:table-cell table:style-name="ce2" table:formula="of:=IF(AND([.$G19]&lt;[.SH$1];[.$H19]&gt;=[.SH$1]);1;&quot;&quot;)">
            <text:p/>
          </table:table-cell>
          <table:table-cell table:style-name="ce2" table:formula="of:=IF(AND([.$G19]&lt;[.SI$1];[.$H19]&gt;=[.SI$1]);1;&quot;&quot;)">
            <text:p/>
          </table:table-cell>
          <table:table-cell table:style-name="ce2" table:formula="of:=IF(AND([.$G19]&lt;[.SJ$1];[.$H19]&gt;=[.SJ$1]);1;&quot;&quot;)">
            <text:p/>
          </table:table-cell>
          <table:table-cell table:style-name="ce2" table:formula="of:=IF(AND([.$G19]&lt;[.SK$1];[.$H19]&gt;=[.SK$1]);1;&quot;&quot;)">
            <text:p/>
          </table:table-cell>
          <table:table-cell table:style-name="ce2" table:formula="of:=IF(AND([.$G19]&lt;[.SL$1];[.$H19]&gt;=[.SL$1]);1;&quot;&quot;)">
            <text:p/>
          </table:table-cell>
          <table:table-cell table:style-name="ce2" table:formula="of:=IF(AND([.$G19]&lt;[.SM$1];[.$H19]&gt;=[.SM$1]);1;&quot;&quot;)">
            <text:p/>
          </table:table-cell>
          <table:table-cell table:style-name="ce2" table:formula="of:=IF(AND([.$G19]&lt;[.SN$1];[.$H19]&gt;=[.SN$1]);1;&quot;&quot;)">
            <text:p/>
          </table:table-cell>
          <table:table-cell table:style-name="ce2" table:formula="of:=IF(AND([.$G19]&lt;[.SO$1];[.$H19]&gt;=[.SO$1]);1;&quot;&quot;)">
            <text:p/>
          </table:table-cell>
          <table:table-cell table:style-name="ce2" table:formula="of:=IF(AND([.$G19]&lt;[.SP$1];[.$H19]&gt;=[.SP$1]);1;&quot;&quot;)">
            <text:p/>
          </table:table-cell>
          <table:table-cell table:style-name="ce2" table:formula="of:=IF(AND([.$G19]&lt;[.SQ$1];[.$H19]&gt;=[.SQ$1]);1;&quot;&quot;)">
            <text:p/>
          </table:table-cell>
          <table:table-cell table:style-name="ce2" table:formula="of:=IF(AND([.$G19]&lt;[.SR$1];[.$H19]&gt;=[.SR$1]);1;&quot;&quot;)">
            <text:p/>
          </table:table-cell>
          <table:table-cell table:style-name="ce2" table:formula="of:=IF(AND([.$G19]&lt;[.SS$1];[.$H19]&gt;=[.SS$1]);1;&quot;&quot;)">
            <text:p/>
          </table:table-cell>
          <table:table-cell table:style-name="ce2" table:formula="of:=IF(AND([.$G19]&lt;[.ST$1];[.$H19]&gt;=[.ST$1]);1;&quot;&quot;)">
            <text:p/>
          </table:table-cell>
          <table:table-cell table:style-name="ce2" table:formula="of:=IF(AND([.$G19]&lt;[.SU$1];[.$H19]&gt;=[.SU$1]);1;&quot;&quot;)">
            <text:p/>
          </table:table-cell>
          <table:table-cell table:style-name="ce2" table:formula="of:=IF(AND([.$G19]&lt;[.SV$1];[.$H19]&gt;=[.SV$1]);1;&quot;&quot;)">
            <text:p/>
          </table:table-cell>
          <table:table-cell table:style-name="ce2" table:formula="of:=IF(AND([.$G19]&lt;[.SW$1];[.$H19]&gt;=[.SW$1]);1;&quot;&quot;)">
            <text:p/>
          </table:table-cell>
          <table:table-cell table:style-name="ce2" table:formula="of:=IF(AND([.$G19]&lt;[.SX$1];[.$H19]&gt;=[.SX$1]);1;&quot;&quot;)">
            <text:p/>
          </table:table-cell>
          <table:table-cell table:style-name="ce2" table:formula="of:=IF(AND([.$G19]&lt;[.SY$1];[.$H19]&gt;=[.SY$1]);1;&quot;&quot;)">
            <text:p/>
          </table:table-cell>
          <table:table-cell table:style-name="ce2" table:formula="of:=IF(AND([.$G19]&lt;[.SZ$1];[.$H19]&gt;=[.SZ$1]);1;&quot;&quot;)">
            <text:p/>
          </table:table-cell>
          <table:table-cell table:style-name="ce2" table:formula="of:=IF(AND([.$G19]&lt;[.TA$1];[.$H19]&gt;=[.TA$1]);1;&quot;&quot;)">
            <text:p/>
          </table:table-cell>
          <table:table-cell table:style-name="ce2" table:formula="of:=IF(AND([.$G19]&lt;[.TB$1];[.$H19]&gt;=[.TB$1]);1;&quot;&quot;)">
            <text:p/>
          </table:table-cell>
          <table:table-cell table:style-name="ce2" table:formula="of:=IF(AND([.$G19]&lt;[.TC$1];[.$H19]&gt;=[.TC$1]);1;&quot;&quot;)">
            <text:p/>
          </table:table-cell>
          <table:table-cell table:style-name="ce2" table:formula="of:=IF(AND([.$G19]&lt;[.TD$1];[.$H19]&gt;=[.TD$1]);1;&quot;&quot;)">
            <text:p/>
          </table:table-cell>
          <table:table-cell table:style-name="ce2" table:formula="of:=IF(AND([.$G19]&lt;[.TE$1];[.$H19]&gt;=[.TE$1]);1;&quot;&quot;)">
            <text:p/>
          </table:table-cell>
          <table:table-cell table:style-name="ce2" table:formula="of:=IF(AND([.$G19]&lt;[.TF$1];[.$H19]&gt;=[.TF$1]);1;&quot;&quot;)">
            <text:p/>
          </table:table-cell>
          <table:table-cell table:style-name="ce2" table:formula="of:=IF(AND([.$G19]&lt;[.TG$1];[.$H19]&gt;=[.TG$1]);1;&quot;&quot;)">
            <text:p/>
          </table:table-cell>
          <table:table-cell table:style-name="ce2" table:formula="of:=IF(AND([.$G19]&lt;[.TH$1];[.$H19]&gt;=[.TH$1]);1;&quot;&quot;)">
            <text:p/>
          </table:table-cell>
          <table:table-cell table:style-name="ce2" table:formula="of:=IF(AND([.$G19]&lt;[.TI$1];[.$H19]&gt;=[.TI$1]);1;&quot;&quot;)">
            <text:p/>
          </table:table-cell>
          <table:table-cell table:style-name="ce2" table:formula="of:=IF(AND([.$G19]&lt;[.TJ$1];[.$H19]&gt;=[.TJ$1]);1;&quot;&quot;)">
            <text:p/>
          </table:table-cell>
          <table:table-cell table:style-name="ce2" table:formula="of:=IF(AND([.$G19]&lt;[.TK$1];[.$H19]&gt;=[.TK$1]);1;&quot;&quot;)">
            <text:p/>
          </table:table-cell>
          <table:table-cell table:style-name="ce2" table:formula="of:=IF(AND([.$G19]&lt;[.TL$1];[.$H19]&gt;=[.TL$1]);1;&quot;&quot;)">
            <text:p/>
          </table:table-cell>
          <table:table-cell table:style-name="ce2" table:formula="of:=IF(AND([.$G19]&lt;[.TM$1];[.$H19]&gt;=[.TM$1]);1;&quot;&quot;)">
            <text:p/>
          </table:table-cell>
          <table:table-cell table:style-name="ce2" table:formula="of:=IF(AND([.$G19]&lt;[.TN$1];[.$H19]&gt;=[.TN$1]);1;&quot;&quot;)">
            <text:p/>
          </table:table-cell>
          <table:table-cell table:style-name="ce2" table:formula="of:=IF(AND([.$G19]&lt;[.TO$1];[.$H19]&gt;=[.TO$1]);1;&quot;&quot;)">
            <text:p/>
          </table:table-cell>
          <table:table-cell table:style-name="ce2" table:formula="of:=IF(AND([.$G19]&lt;[.TP$1];[.$H19]&gt;=[.TP$1]);1;&quot;&quot;)">
            <text:p/>
          </table:table-cell>
          <table:table-cell table:style-name="ce2" table:formula="of:=IF(AND([.$G19]&lt;[.TQ$1];[.$H19]&gt;=[.TQ$1]);1;&quot;&quot;)">
            <text:p/>
          </table:table-cell>
          <table:table-cell table:style-name="ce2" table:formula="of:=IF(AND([.$G19]&lt;[.TR$1];[.$H19]&gt;=[.TR$1]);1;&quot;&quot;)">
            <text:p/>
          </table:table-cell>
          <table:table-cell table:style-name="ce2" table:formula="of:=IF(AND([.$G19]&lt;[.TS$1];[.$H19]&gt;=[.TS$1]);1;&quot;&quot;)">
            <text:p/>
          </table:table-cell>
          <table:table-cell table:style-name="ce2" table:formula="of:=IF(AND([.$G19]&lt;[.TT$1];[.$H19]&gt;=[.TT$1]);1;&quot;&quot;)">
            <text:p/>
          </table:table-cell>
          <table:table-cell table:style-name="ce2" table:formula="of:=IF(AND([.$G19]&lt;[.TU$1];[.$H19]&gt;=[.TU$1]);1;&quot;&quot;)">
            <text:p/>
          </table:table-cell>
          <table:table-cell table:style-name="ce2" table:formula="of:=IF(AND([.$G19]&lt;[.TV$1];[.$H19]&gt;=[.TV$1]);1;&quot;&quot;)">
            <text:p/>
          </table:table-cell>
          <table:table-cell table:style-name="ce2" table:formula="of:=IF(AND([.$G19]&lt;[.TW$1];[.$H19]&gt;=[.TW$1]);1;&quot;&quot;)">
            <text:p/>
          </table:table-cell>
          <table:table-cell table:style-name="ce2" table:formula="of:=IF(AND([.$G19]&lt;[.TX$1];[.$H19]&gt;=[.TX$1]);1;&quot;&quot;)">
            <text:p/>
          </table:table-cell>
          <table:table-cell table:style-name="ce2" table:formula="of:=IF(AND([.$G19]&lt;[.TY$1];[.$H19]&gt;=[.TY$1]);1;&quot;&quot;)">
            <text:p/>
          </table:table-cell>
          <table:table-cell table:style-name="ce2" table:formula="of:=IF(AND([.$G19]&lt;[.TZ$1];[.$H19]&gt;=[.TZ$1]);1;&quot;&quot;)">
            <text:p/>
          </table:table-cell>
          <table:table-cell table:style-name="ce2" table:formula="of:=IF(AND([.$G19]&lt;[.UA$1];[.$H19]&gt;=[.UA$1]);1;&quot;&quot;)">
            <text:p/>
          </table:table-cell>
          <table:table-cell table:style-name="ce2" table:formula="of:=IF(AND([.$G19]&lt;[.UB$1];[.$H19]&gt;=[.UB$1]);1;&quot;&quot;)">
            <text:p/>
          </table:table-cell>
          <table:table-cell table:style-name="ce2" table:formula="of:=IF(AND([.$G19]&lt;[.UC$1];[.$H19]&gt;=[.UC$1]);1;&quot;&quot;)">
            <text:p/>
          </table:table-cell>
          <table:table-cell table:style-name="ce2" table:formula="of:=IF(AND([.$G19]&lt;[.UD$1];[.$H19]&gt;=[.UD$1]);1;&quot;&quot;)">
            <text:p/>
          </table:table-cell>
          <table:table-cell table:style-name="ce2" table:formula="of:=IF(AND([.$G19]&lt;[.UE$1];[.$H19]&gt;=[.UE$1]);1;&quot;&quot;)">
            <text:p/>
          </table:table-cell>
          <table:table-cell table:style-name="ce2" table:formula="of:=IF(AND([.$G19]&lt;[.UF$1];[.$H19]&gt;=[.UF$1]);1;&quot;&quot;)">
            <text:p/>
          </table:table-cell>
          <table:table-cell table:style-name="ce2" table:formula="of:=IF(AND([.$G19]&lt;[.UG$1];[.$H19]&gt;=[.UG$1]);1;&quot;&quot;)">
            <text:p/>
          </table:table-cell>
          <table:table-cell table:style-name="ce2" table:formula="of:=IF(AND([.$G19]&lt;[.UH$1];[.$H19]&gt;=[.UH$1]);1;&quot;&quot;)">
            <text:p/>
          </table:table-cell>
          <table:table-cell table:style-name="ce2" table:formula="of:=IF(AND([.$G19]&lt;[.UI$1];[.$H19]&gt;=[.UI$1]);1;&quot;&quot;)">
            <text:p/>
          </table:table-cell>
          <table:table-cell table:style-name="ce2" table:formula="of:=IF(AND([.$G19]&lt;[.UJ$1];[.$H19]&gt;=[.UJ$1]);1;&quot;&quot;)">
            <text:p/>
          </table:table-cell>
          <table:table-cell table:style-name="ce2" table:formula="of:=IF(AND([.$G19]&lt;[.UK$1];[.$H19]&gt;=[.UK$1]);1;&quot;&quot;)">
            <text:p/>
          </table:table-cell>
          <table:table-cell table:style-name="ce2" table:formula="of:=IF(AND([.$G19]&lt;[.UL$1];[.$H19]&gt;=[.UL$1]);1;&quot;&quot;)">
            <text:p/>
          </table:table-cell>
          <table:table-cell table:style-name="ce2" table:formula="of:=IF(AND([.$G19]&lt;[.UM$1];[.$H19]&gt;=[.UM$1]);1;&quot;&quot;)">
            <text:p/>
          </table:table-cell>
          <table:table-cell table:style-name="ce2" table:formula="of:=IF(AND([.$G19]&lt;[.UN$1];[.$H19]&gt;=[.UN$1]);1;&quot;&quot;)">
            <text:p/>
          </table:table-cell>
          <table:table-cell table:style-name="ce2" table:formula="of:=IF(AND([.$G19]&lt;[.UO$1];[.$H19]&gt;=[.UO$1]);1;&quot;&quot;)">
            <text:p/>
          </table:table-cell>
          <table:table-cell table:style-name="ce2" table:formula="of:=IF(AND([.$G19]&lt;[.UP$1];[.$H19]&gt;=[.UP$1]);1;&quot;&quot;)">
            <text:p/>
          </table:table-cell>
          <table:table-cell table:style-name="ce2" table:formula="of:=IF(AND([.$G19]&lt;[.UQ$1];[.$H19]&gt;=[.UQ$1]);1;&quot;&quot;)">
            <text:p/>
          </table:table-cell>
          <table:table-cell table:style-name="ce2" table:formula="of:=IF(AND([.$G19]&lt;[.UR$1];[.$H19]&gt;=[.UR$1]);1;&quot;&quot;)">
            <text:p/>
          </table:table-cell>
          <table:table-cell table:style-name="ce2" table:formula="of:=IF(AND([.$G19]&lt;[.US$1];[.$H19]&gt;=[.US$1]);1;&quot;&quot;)">
            <text:p/>
          </table:table-cell>
          <table:table-cell table:style-name="ce2" table:formula="of:=IF(AND([.$G19]&lt;[.UT$1];[.$H19]&gt;=[.UT$1]);1;&quot;&quot;)">
            <text:p/>
          </table:table-cell>
          <table:table-cell table:style-name="ce2" table:formula="of:=IF(AND([.$G19]&lt;[.UU$1];[.$H19]&gt;=[.UU$1]);1;&quot;&quot;)">
            <text:p/>
          </table:table-cell>
          <table:table-cell table:style-name="ce2" table:formula="of:=IF(AND([.$G19]&lt;[.UV$1];[.$H19]&gt;=[.UV$1]);1;&quot;&quot;)">
            <text:p/>
          </table:table-cell>
          <table:table-cell table:style-name="ce2" table:formula="of:=IF(AND([.$G19]&lt;[.UW$1];[.$H19]&gt;=[.UW$1]);1;&quot;&quot;)">
            <text:p/>
          </table:table-cell>
          <table:table-cell table:style-name="ce2" table:formula="of:=IF(AND([.$G19]&lt;[.UX$1];[.$H19]&gt;=[.UX$1]);1;&quot;&quot;)">
            <text:p/>
          </table:table-cell>
          <table:table-cell table:style-name="ce2" table:formula="of:=IF(AND([.$G19]&lt;[.UY$1];[.$H19]&gt;=[.UY$1]);1;&quot;&quot;)">
            <text:p/>
          </table:table-cell>
          <table:table-cell table:style-name="ce2" table:formula="of:=IF(AND([.$G19]&lt;[.UZ$1];[.$H19]&gt;=[.UZ$1]);1;&quot;&quot;)">
            <text:p/>
          </table:table-cell>
          <table:table-cell table:style-name="ce2" table:formula="of:=IF(AND([.$G19]&lt;[.VA$1];[.$H19]&gt;=[.VA$1]);1;&quot;&quot;)">
            <text:p/>
          </table:table-cell>
          <table:table-cell table:style-name="ce2" table:formula="of:=IF(AND([.$G19]&lt;[.VB$1];[.$H19]&gt;=[.VB$1]);1;&quot;&quot;)">
            <text:p/>
          </table:table-cell>
          <table:table-cell table:style-name="ce2" table:formula="of:=IF(AND([.$G19]&lt;[.VC$1];[.$H19]&gt;=[.VC$1]);1;&quot;&quot;)">
            <text:p/>
          </table:table-cell>
          <table:table-cell table:style-name="ce2" table:formula="of:=IF(AND([.$G19]&lt;[.VD$1];[.$H19]&gt;=[.VD$1]);1;&quot;&quot;)">
            <text:p/>
          </table:table-cell>
          <table:table-cell table:style-name="ce2" table:formula="of:=IF(AND([.$G19]&lt;[.VE$1];[.$H19]&gt;=[.VE$1]);1;&quot;&quot;)">
            <text:p/>
          </table:table-cell>
          <table:table-cell table:style-name="ce2" table:formula="of:=IF(AND([.$G19]&lt;[.VF$1];[.$H19]&gt;=[.VF$1]);1;&quot;&quot;)">
            <text:p/>
          </table:table-cell>
          <table:table-cell table:style-name="ce2" table:formula="of:=IF(AND([.$G19]&lt;[.VG$1];[.$H19]&gt;=[.VG$1]);1;&quot;&quot;)">
            <text:p/>
          </table:table-cell>
          <table:table-cell table:style-name="ce2" table:formula="of:=IF(AND([.$G19]&lt;[.VH$1];[.$H19]&gt;=[.VH$1]);1;&quot;&quot;)">
            <text:p/>
          </table:table-cell>
          <table:table-cell table:style-name="ce2" table:formula="of:=IF(AND([.$G19]&lt;[.VI$1];[.$H19]&gt;=[.VI$1]);1;&quot;&quot;)">
            <text:p/>
          </table:table-cell>
          <table:table-cell table:style-name="ce2" table:formula="of:=IF(AND([.$G19]&lt;[.VJ$1];[.$H19]&gt;=[.VJ$1]);1;&quot;&quot;)">
            <text:p/>
          </table:table-cell>
          <table:table-cell table:style-name="ce2" table:formula="of:=IF(AND([.$G19]&lt;[.VK$1];[.$H19]&gt;=[.VK$1]);1;&quot;&quot;)">
            <text:p/>
          </table:table-cell>
          <table:table-cell table:style-name="ce2" table:formula="of:=IF(AND([.$G19]&lt;[.VL$1];[.$H19]&gt;=[.VL$1]);1;&quot;&quot;)">
            <text:p/>
          </table:table-cell>
          <table:table-cell table:style-name="ce2" table:formula="of:=IF(AND([.$G19]&lt;[.VM$1];[.$H19]&gt;=[.VM$1]);1;&quot;&quot;)">
            <text:p/>
          </table:table-cell>
          <table:table-cell table:style-name="ce2" table:formula="of:=IF(AND([.$G19]&lt;[.VN$1];[.$H19]&gt;=[.VN$1]);1;&quot;&quot;)">
            <text:p/>
          </table:table-cell>
          <table:table-cell table:style-name="ce2" table:formula="of:=IF(AND([.$G19]&lt;[.VO$1];[.$H19]&gt;=[.VO$1]);1;&quot;&quot;)">
            <text:p/>
          </table:table-cell>
          <table:table-cell table:style-name="ce2" table:formula="of:=IF(AND([.$G19]&lt;[.VP$1];[.$H19]&gt;=[.VP$1]);1;&quot;&quot;)">
            <text:p/>
          </table:table-cell>
          <table:table-cell table:style-name="ce2" table:formula="of:=IF(AND([.$G19]&lt;[.VQ$1];[.$H19]&gt;=[.VQ$1]);1;&quot;&quot;)">
            <text:p/>
          </table:table-cell>
          <table:table-cell table:style-name="ce2" table:formula="of:=IF(AND([.$G19]&lt;[.VR$1];[.$H19]&gt;=[.VR$1]);1;&quot;&quot;)">
            <text:p/>
          </table:table-cell>
          <table:table-cell table:style-name="ce2" table:formula="of:=IF(AND([.$G19]&lt;[.VS$1];[.$H19]&gt;=[.VS$1]);1;&quot;&quot;)">
            <text:p/>
          </table:table-cell>
          <table:table-cell table:style-name="ce2" table:formula="of:=IF(AND([.$G19]&lt;[.VT$1];[.$H19]&gt;=[.VT$1]);1;&quot;&quot;)">
            <text:p/>
          </table:table-cell>
          <table:table-cell table:style-name="ce2" table:formula="of:=IF(AND([.$G19]&lt;[.VU$1];[.$H19]&gt;=[.VU$1]);1;&quot;&quot;)">
            <text:p/>
          </table:table-cell>
          <table:table-cell table:style-name="ce2" table:formula="of:=IF(AND([.$G19]&lt;[.VV$1];[.$H19]&gt;=[.VV$1]);1;&quot;&quot;)">
            <text:p/>
          </table:table-cell>
          <table:table-cell table:style-name="ce2" table:formula="of:=IF(AND([.$G19]&lt;[.VW$1];[.$H19]&gt;=[.VW$1]);1;&quot;&quot;)">
            <text:p/>
          </table:table-cell>
          <table:table-cell table:style-name="ce2" table:formula="of:=IF(AND([.$G19]&lt;[.VX$1];[.$H19]&gt;=[.VX$1]);1;&quot;&quot;)">
            <text:p/>
          </table:table-cell>
          <table:table-cell table:style-name="ce2" table:formula="of:=IF(AND([.$G19]&lt;[.VY$1];[.$H19]&gt;=[.VY$1]);1;&quot;&quot;)">
            <text:p/>
          </table:table-cell>
          <table:table-cell table:style-name="ce2" table:formula="of:=IF(AND([.$G19]&lt;[.VZ$1];[.$H19]&gt;=[.VZ$1]);1;&quot;&quot;)">
            <text:p/>
          </table:table-cell>
          <table:table-cell table:style-name="ce2" table:formula="of:=IF(AND([.$G19]&lt;[.WA$1];[.$H19]&gt;=[.WA$1]);1;&quot;&quot;)">
            <text:p/>
          </table:table-cell>
          <table:table-cell table:style-name="ce2" table:formula="of:=IF(AND([.$G19]&lt;[.WB$1];[.$H19]&gt;=[.WB$1]);1;&quot;&quot;)">
            <text:p/>
          </table:table-cell>
          <table:table-cell table:style-name="ce2" table:formula="of:=IF(AND([.$G19]&lt;[.WC$1];[.$H19]&gt;=[.WC$1]);1;&quot;&quot;)">
            <text:p/>
          </table:table-cell>
          <table:table-cell table:style-name="ce2" table:formula="of:=IF(AND([.$G19]&lt;[.WD$1];[.$H19]&gt;=[.WD$1]);1;&quot;&quot;)">
            <text:p/>
          </table:table-cell>
          <table:table-cell table:style-name="ce2" table:formula="of:=IF(AND([.$G19]&lt;[.WE$1];[.$H19]&gt;=[.WE$1]);1;&quot;&quot;)">
            <text:p/>
          </table:table-cell>
          <table:table-cell table:style-name="ce2" table:formula="of:=IF(AND([.$G19]&lt;[.WF$1];[.$H19]&gt;=[.WF$1]);1;&quot;&quot;)">
            <text:p/>
          </table:table-cell>
          <table:table-cell table:style-name="ce2" table:formula="of:=IF(AND([.$G19]&lt;[.WG$1];[.$H19]&gt;=[.WG$1]);1;&quot;&quot;)">
            <text:p/>
          </table:table-cell>
          <table:table-cell table:style-name="ce2" table:formula="of:=IF(AND([.$G19]&lt;[.WH$1];[.$H19]&gt;=[.WH$1]);1;&quot;&quot;)">
            <text:p/>
          </table:table-cell>
          <table:table-cell table:style-name="ce2" table:formula="of:=IF(AND([.$G19]&lt;[.WI$1];[.$H19]&gt;=[.WI$1]);1;&quot;&quot;)">
            <text:p/>
          </table:table-cell>
          <table:table-cell table:style-name="ce2" table:formula="of:=IF(AND([.$G19]&lt;[.WJ$1];[.$H19]&gt;=[.WJ$1]);1;&quot;&quot;)">
            <text:p/>
          </table:table-cell>
          <table:table-cell table:style-name="ce2" table:formula="of:=IF(AND([.$G19]&lt;[.WK$1];[.$H19]&gt;=[.WK$1]);1;&quot;&quot;)">
            <text:p/>
          </table:table-cell>
          <table:table-cell table:style-name="ce2" table:formula="of:=IF(AND([.$G19]&lt;[.WL$1];[.$H19]&gt;=[.WL$1]);1;&quot;&quot;)">
            <text:p/>
          </table:table-cell>
          <table:table-cell table:style-name="ce2" table:formula="of:=IF(AND([.$G19]&lt;[.WM$1];[.$H19]&gt;=[.WM$1]);1;&quot;&quot;)">
            <text:p/>
          </table:table-cell>
          <table:table-cell table:style-name="ce2" table:formula="of:=IF(AND([.$G19]&lt;[.WN$1];[.$H19]&gt;=[.WN$1]);1;&quot;&quot;)">
            <text:p/>
          </table:table-cell>
          <table:table-cell table:style-name="ce2" table:formula="of:=IF(AND([.$G19]&lt;[.WO$1];[.$H19]&gt;=[.WO$1]);1;&quot;&quot;)">
            <text:p/>
          </table:table-cell>
          <table:table-cell table:style-name="ce2" table:formula="of:=IF(AND([.$G19]&lt;[.WP$1];[.$H19]&gt;=[.WP$1]);1;&quot;&quot;)">
            <text:p/>
          </table:table-cell>
          <table:table-cell table:style-name="ce2" table:formula="of:=IF(AND([.$G19]&lt;[.WQ$1];[.$H19]&gt;=[.WQ$1]);1;&quot;&quot;)">
            <text:p/>
          </table:table-cell>
          <table:table-cell table:style-name="ce2" table:formula="of:=IF(AND([.$G19]&lt;[.WR$1];[.$H19]&gt;=[.WR$1]);1;&quot;&quot;)">
            <text:p/>
          </table:table-cell>
          <table:table-cell table:style-name="ce2" table:formula="of:=IF(AND([.$G19]&lt;[.WS$1];[.$H19]&gt;=[.WS$1]);1;&quot;&quot;)">
            <text:p/>
          </table:table-cell>
          <table:table-cell table:style-name="ce2" table:formula="of:=IF(AND([.$G19]&lt;[.WT$1];[.$H19]&gt;=[.WT$1]);1;&quot;&quot;)">
            <text:p/>
          </table:table-cell>
          <table:table-cell table:style-name="ce2" table:formula="of:=IF(AND([.$G19]&lt;[.WU$1];[.$H19]&gt;=[.WU$1]);1;&quot;&quot;)">
            <text:p/>
          </table:table-cell>
          <table:table-cell table:style-name="ce2" table:formula="of:=IF(AND([.$G19]&lt;[.WV$1];[.$H19]&gt;=[.WV$1]);1;&quot;&quot;)">
            <text:p/>
          </table:table-cell>
          <table:table-cell table:style-name="ce2" table:formula="of:=IF(AND([.$G19]&lt;[.WW$1];[.$H19]&gt;=[.WW$1]);1;&quot;&quot;)">
            <text:p/>
          </table:table-cell>
          <table:table-cell table:style-name="ce2" table:formula="of:=IF(AND([.$G19]&lt;[.WX$1];[.$H19]&gt;=[.WX$1]);1;&quot;&quot;)">
            <text:p/>
          </table:table-cell>
          <table:table-cell table:style-name="ce2" table:formula="of:=IF(AND([.$G19]&lt;[.WY$1];[.$H19]&gt;=[.WY$1]);1;&quot;&quot;)">
            <text:p/>
          </table:table-cell>
          <table:table-cell table:style-name="ce2" table:formula="of:=IF(AND([.$G19]&lt;[.WZ$1];[.$H19]&gt;=[.WZ$1]);1;&quot;&quot;)">
            <text:p/>
          </table:table-cell>
          <table:table-cell table:style-name="ce2" table:formula="of:=IF(AND([.$G19]&lt;[.XA$1];[.$H19]&gt;=[.XA$1]);1;&quot;&quot;)">
            <text:p/>
          </table:table-cell>
          <table:table-cell table:style-name="ce2" table:formula="of:=IF(AND([.$G19]&lt;[.XB$1];[.$H19]&gt;=[.XB$1]);1;&quot;&quot;)">
            <text:p/>
          </table:table-cell>
          <table:table-cell table:style-name="ce2" table:formula="of:=IF(AND([.$G19]&lt;[.XC$1];[.$H19]&gt;=[.XC$1]);1;&quot;&quot;)">
            <text:p/>
          </table:table-cell>
          <table:table-cell table:style-name="ce2" table:formula="of:=IF(AND([.$G19]&lt;[.XD$1];[.$H19]&gt;=[.XD$1]);1;&quot;&quot;)">
            <text:p/>
          </table:table-cell>
          <table:table-cell table:style-name="ce2" table:formula="of:=IF(AND([.$G19]&lt;[.XE$1];[.$H19]&gt;=[.XE$1]);1;&quot;&quot;)">
            <text:p/>
          </table:table-cell>
          <table:table-cell table:style-name="ce2" table:formula="of:=IF(AND([.$G19]&lt;[.XF$1];[.$H19]&gt;=[.XF$1]);1;&quot;&quot;)">
            <text:p/>
          </table:table-cell>
          <table:table-cell table:style-name="ce2" table:formula="of:=IF(AND([.$G19]&lt;[.XG$1];[.$H19]&gt;=[.XG$1]);1;&quot;&quot;)">
            <text:p/>
          </table:table-cell>
          <table:table-cell table:style-name="ce2" table:formula="of:=IF(AND([.$G19]&lt;[.XH$1];[.$H19]&gt;=[.XH$1]);1;&quot;&quot;)">
            <text:p/>
          </table:table-cell>
          <table:table-cell table:style-name="ce2" table:formula="of:=IF(AND([.$G19]&lt;[.XI$1];[.$H19]&gt;=[.XI$1]);1;&quot;&quot;)">
            <text:p/>
          </table:table-cell>
          <table:table-cell table:style-name="ce2" table:formula="of:=IF(AND([.$G19]&lt;[.XJ$1];[.$H19]&gt;=[.XJ$1]);1;&quot;&quot;)">
            <text:p/>
          </table:table-cell>
          <table:table-cell table:style-name="ce2" table:formula="of:=IF(AND([.$G19]&lt;[.XK$1];[.$H19]&gt;=[.XK$1]);1;&quot;&quot;)">
            <text:p/>
          </table:table-cell>
          <table:table-cell table:style-name="ce2" table:formula="of:=IF(AND([.$G19]&lt;[.XL$1];[.$H19]&gt;=[.XL$1]);1;&quot;&quot;)">
            <text:p/>
          </table:table-cell>
          <table:table-cell table:style-name="ce2" table:formula="of:=IF(AND([.$G19]&lt;[.XM$1];[.$H19]&gt;=[.XM$1]);1;&quot;&quot;)">
            <text:p/>
          </table:table-cell>
          <table:table-cell table:style-name="ce2" table:formula="of:=IF(AND([.$G19]&lt;[.XN$1];[.$H19]&gt;=[.XN$1]);1;&quot;&quot;)">
            <text:p/>
          </table:table-cell>
          <table:table-cell table:style-name="ce2" table:formula="of:=IF(AND([.$G19]&lt;[.XO$1];[.$H19]&gt;=[.XO$1]);1;&quot;&quot;)">
            <text:p/>
          </table:table-cell>
          <table:table-cell table:style-name="ce2" table:formula="of:=IF(AND([.$G19]&lt;[.XP$1];[.$H19]&gt;=[.XP$1]);1;&quot;&quot;)">
            <text:p/>
          </table:table-cell>
          <table:table-cell table:style-name="ce2" table:formula="of:=IF(AND([.$G19]&lt;[.XQ$1];[.$H19]&gt;=[.XQ$1]);1;&quot;&quot;)">
            <text:p/>
          </table:table-cell>
          <table:table-cell table:style-name="ce2" table:formula="of:=IF(AND([.$G19]&lt;[.XR$1];[.$H19]&gt;=[.XR$1]);1;&quot;&quot;)">
            <text:p/>
          </table:table-cell>
          <table:table-cell table:style-name="ce2" table:formula="of:=IF(AND([.$G19]&lt;[.XS$1];[.$H19]&gt;=[.XS$1]);1;&quot;&quot;)">
            <text:p/>
          </table:table-cell>
          <table:table-cell table:style-name="ce2" table:formula="of:=IF(AND([.$G19]&lt;[.XT$1];[.$H19]&gt;=[.XT$1]);1;&quot;&quot;)">
            <text:p/>
          </table:table-cell>
          <table:table-cell table:style-name="ce2" table:formula="of:=IF(AND([.$G19]&lt;[.XU$1];[.$H19]&gt;=[.XU$1]);1;&quot;&quot;)">
            <text:p/>
          </table:table-cell>
          <table:table-cell table:style-name="ce2" table:formula="of:=IF(AND([.$G19]&lt;[.XV$1];[.$H19]&gt;=[.XV$1]);1;&quot;&quot;)">
            <text:p/>
          </table:table-cell>
          <table:table-cell table:style-name="ce2" table:formula="of:=IF(AND([.$G19]&lt;[.XW$1];[.$H19]&gt;=[.XW$1]);1;&quot;&quot;)">
            <text:p/>
          </table:table-cell>
          <table:table-cell table:style-name="ce2" table:formula="of:=IF(AND([.$G19]&lt;[.XX$1];[.$H19]&gt;=[.XX$1]);1;&quot;&quot;)">
            <text:p/>
          </table:table-cell>
          <table:table-cell table:style-name="ce2" table:formula="of:=IF(AND([.$G19]&lt;[.XY$1];[.$H19]&gt;=[.XY$1]);1;&quot;&quot;)">
            <text:p/>
          </table:table-cell>
          <table:table-cell table:style-name="ce2" table:formula="of:=IF(AND([.$G19]&lt;[.XZ$1];[.$H19]&gt;=[.XZ$1]);1;&quot;&quot;)">
            <text:p/>
          </table:table-cell>
          <table:table-cell table:style-name="ce2" table:formula="of:=IF(AND([.$G19]&lt;[.YA$1];[.$H19]&gt;=[.YA$1]);1;&quot;&quot;)">
            <text:p/>
          </table:table-cell>
          <table:table-cell table:style-name="ce2" table:formula="of:=IF(AND([.$G19]&lt;[.YB$1];[.$H19]&gt;=[.YB$1]);1;&quot;&quot;)">
            <text:p/>
          </table:table-cell>
          <table:table-cell table:style-name="ce2" table:formula="of:=IF(AND([.$G19]&lt;[.YC$1];[.$H19]&gt;=[.YC$1]);1;&quot;&quot;)">
            <text:p/>
          </table:table-cell>
          <table:table-cell table:style-name="ce2" table:formula="of:=IF(AND([.$G19]&lt;[.YD$1];[.$H19]&gt;=[.YD$1]);1;&quot;&quot;)">
            <text:p/>
          </table:table-cell>
          <table:table-cell table:style-name="ce2" table:formula="of:=IF(AND([.$G19]&lt;[.YE$1];[.$H19]&gt;=[.YE$1]);1;&quot;&quot;)">
            <text:p/>
          </table:table-cell>
          <table:table-cell table:style-name="ce2" table:formula="of:=IF(AND([.$G19]&lt;[.YF$1];[.$H19]&gt;=[.YF$1]);1;&quot;&quot;)">
            <text:p/>
          </table:table-cell>
          <table:table-cell table:style-name="ce2" table:formula="of:=IF(AND([.$G19]&lt;[.YG$1];[.$H19]&gt;=[.YG$1]);1;&quot;&quot;)">
            <text:p/>
          </table:table-cell>
          <table:table-cell table:style-name="ce2" table:formula="of:=IF(AND([.$G19]&lt;[.YH$1];[.$H19]&gt;=[.YH$1]);1;&quot;&quot;)">
            <text:p/>
          </table:table-cell>
          <table:table-cell table:style-name="ce2" table:formula="of:=IF(AND([.$G19]&lt;[.YI$1];[.$H19]&gt;=[.YI$1]);1;&quot;&quot;)">
            <text:p/>
          </table:table-cell>
          <table:table-cell table:style-name="ce2" table:formula="of:=IF(AND([.$G19]&lt;[.YJ$1];[.$H19]&gt;=[.YJ$1]);1;&quot;&quot;)">
            <text:p/>
          </table:table-cell>
          <table:table-cell table:style-name="ce2" table:formula="of:=IF(AND([.$G19]&lt;[.YK$1];[.$H19]&gt;=[.YK$1]);1;&quot;&quot;)">
            <text:p/>
          </table:table-cell>
          <table:table-cell table:style-name="ce2" table:formula="of:=IF(AND([.$G19]&lt;[.YL$1];[.$H19]&gt;=[.YL$1]);1;&quot;&quot;)">
            <text:p/>
          </table:table-cell>
          <table:table-cell table:style-name="ce2" table:formula="of:=IF(AND([.$G19]&lt;[.YM$1];[.$H19]&gt;=[.YM$1]);1;&quot;&quot;)">
            <text:p/>
          </table:table-cell>
          <table:table-cell table:style-name="ce2" table:formula="of:=IF(AND([.$G19]&lt;[.YN$1];[.$H19]&gt;=[.YN$1]);1;&quot;&quot;)">
            <text:p/>
          </table:table-cell>
          <table:table-cell table:style-name="ce2" table:formula="of:=IF(AND([.$G19]&lt;[.YO$1];[.$H19]&gt;=[.YO$1]);1;&quot;&quot;)">
            <text:p/>
          </table:table-cell>
          <table:table-cell table:style-name="ce2" table:formula="of:=IF(AND([.$G19]&lt;[.YP$1];[.$H19]&gt;=[.YP$1]);1;&quot;&quot;)">
            <text:p/>
          </table:table-cell>
          <table:table-cell table:style-name="ce2" table:formula="of:=IF(AND([.$G19]&lt;[.YQ$1];[.$H19]&gt;=[.YQ$1]);1;&quot;&quot;)">
            <text:p/>
          </table:table-cell>
          <table:table-cell table:style-name="ce2" table:formula="of:=IF(AND([.$G19]&lt;[.YR$1];[.$H19]&gt;=[.YR$1]);1;&quot;&quot;)">
            <text:p/>
          </table:table-cell>
          <table:table-cell table:style-name="ce2" table:formula="of:=IF(AND([.$G19]&lt;[.YS$1];[.$H19]&gt;=[.YS$1]);1;&quot;&quot;)">
            <text:p/>
          </table:table-cell>
          <table:table-cell table:style-name="ce2" table:formula="of:=IF(AND([.$G19]&lt;[.YT$1];[.$H19]&gt;=[.YT$1]);1;&quot;&quot;)">
            <text:p/>
          </table:table-cell>
          <table:table-cell table:style-name="ce2" table:formula="of:=IF(AND([.$G19]&lt;[.YU$1];[.$H19]&gt;=[.YU$1]);1;&quot;&quot;)">
            <text:p/>
          </table:table-cell>
          <table:table-cell table:style-name="ce2" table:formula="of:=IF(AND([.$G19]&lt;[.YV$1];[.$H19]&gt;=[.YV$1]);1;&quot;&quot;)">
            <text:p/>
          </table:table-cell>
          <table:table-cell table:style-name="ce2" table:formula="of:=IF(AND([.$G19]&lt;[.YW$1];[.$H19]&gt;=[.YW$1]);1;&quot;&quot;)">
            <text:p/>
          </table:table-cell>
          <table:table-cell table:style-name="ce2" table:formula="of:=IF(AND([.$G19]&lt;[.YX$1];[.$H19]&gt;=[.YX$1]);1;&quot;&quot;)">
            <text:p/>
          </table:table-cell>
          <table:table-cell table:style-name="ce2" table:formula="of:=IF(AND([.$G19]&lt;[.YY$1];[.$H19]&gt;=[.YY$1]);1;&quot;&quot;)">
            <text:p/>
          </table:table-cell>
          <table:table-cell table:style-name="ce2" table:formula="of:=IF(AND([.$G19]&lt;[.YZ$1];[.$H19]&gt;=[.YZ$1]);1;&quot;&quot;)">
            <text:p/>
          </table:table-cell>
          <table:table-cell table:style-name="ce2" table:formula="of:=IF(AND([.$G19]&lt;[.ZA$1];[.$H19]&gt;=[.ZA$1]);1;&quot;&quot;)">
            <text:p/>
          </table:table-cell>
          <table:table-cell table:style-name="ce2" table:formula="of:=IF(AND([.$G19]&lt;[.ZB$1];[.$H19]&gt;=[.ZB$1]);1;&quot;&quot;)">
            <text:p/>
          </table:table-cell>
          <table:table-cell table:style-name="ce2" table:formula="of:=IF(AND([.$G19]&lt;[.ZC$1];[.$H19]&gt;=[.ZC$1]);1;&quot;&quot;)">
            <text:p/>
          </table:table-cell>
          <table:table-cell table:style-name="ce2" table:formula="of:=IF(AND([.$G19]&lt;[.ZD$1];[.$H19]&gt;=[.ZD$1]);1;&quot;&quot;)">
            <text:p/>
          </table:table-cell>
          <table:table-cell table:style-name="ce2" table:formula="of:=IF(AND([.$G19]&lt;[.ZE$1];[.$H19]&gt;=[.ZE$1]);1;&quot;&quot;)">
            <text:p/>
          </table:table-cell>
          <table:table-cell table:style-name="ce2" table:formula="of:=IF(AND([.$G19]&lt;[.ZF$1];[.$H19]&gt;=[.ZF$1]);1;&quot;&quot;)">
            <text:p/>
          </table:table-cell>
          <table:table-cell table:style-name="ce2" table:formula="of:=IF(AND([.$G19]&lt;[.ZG$1];[.$H19]&gt;=[.ZG$1]);1;&quot;&quot;)">
            <text:p/>
          </table:table-cell>
          <table:table-cell table:style-name="ce2" table:formula="of:=IF(AND([.$G19]&lt;[.ZH$1];[.$H19]&gt;=[.ZH$1]);1;&quot;&quot;)">
            <text:p/>
          </table:table-cell>
          <table:table-cell table:style-name="ce2" table:formula="of:=IF(AND([.$G19]&lt;[.ZI$1];[.$H19]&gt;=[.ZI$1]);1;&quot;&quot;)">
            <text:p/>
          </table:table-cell>
          <table:table-cell table:style-name="ce2" table:formula="of:=IF(AND([.$G19]&lt;[.ZJ$1];[.$H19]&gt;=[.ZJ$1]);1;&quot;&quot;)">
            <text:p/>
          </table:table-cell>
          <table:table-cell table:style-name="ce2" table:formula="of:=IF(AND([.$G19]&lt;[.ZK$1];[.$H19]&gt;=[.ZK$1]);1;&quot;&quot;)">
            <text:p/>
          </table:table-cell>
          <table:table-cell table:style-name="ce2" table:formula="of:=IF(AND([.$G19]&lt;[.ZL$1];[.$H19]&gt;=[.ZL$1]);1;&quot;&quot;)">
            <text:p/>
          </table:table-cell>
          <table:table-cell table:style-name="ce2" table:formula="of:=IF(AND([.$G19]&lt;[.ZM$1];[.$H19]&gt;=[.ZM$1]);1;&quot;&quot;)">
            <text:p/>
          </table:table-cell>
          <table:table-cell table:style-name="ce2" table:formula="of:=IF(AND([.$G19]&lt;[.ZN$1];[.$H19]&gt;=[.ZN$1]);1;&quot;&quot;)">
            <text:p/>
          </table:table-cell>
          <table:table-cell table:style-name="ce2" table:formula="of:=IF(AND([.$G19]&lt;[.ZO$1];[.$H19]&gt;=[.ZO$1]);1;&quot;&quot;)">
            <text:p/>
          </table:table-cell>
          <table:table-cell table:style-name="ce2" table:formula="of:=IF(AND([.$G19]&lt;[.ZP$1];[.$H19]&gt;=[.ZP$1]);1;&quot;&quot;)">
            <text:p/>
          </table:table-cell>
          <table:table-cell table:style-name="ce2" table:formula="of:=IF(AND([.$G19]&lt;[.ZQ$1];[.$H19]&gt;=[.ZQ$1]);1;&quot;&quot;)">
            <text:p/>
          </table:table-cell>
          <table:table-cell table:style-name="ce2" table:formula="of:=IF(AND([.$G19]&lt;[.ZR$1];[.$H19]&gt;=[.ZR$1]);1;&quot;&quot;)">
            <text:p/>
          </table:table-cell>
          <table:table-cell table:style-name="ce2" table:formula="of:=IF(AND([.$G19]&lt;[.ZS$1];[.$H19]&gt;=[.ZS$1]);1;&quot;&quot;)">
            <text:p/>
          </table:table-cell>
          <table:table-cell table:style-name="ce2" table:formula="of:=IF(AND([.$G19]&lt;[.ZT$1];[.$H19]&gt;=[.ZT$1]);1;&quot;&quot;)">
            <text:p/>
          </table:table-cell>
          <table:table-cell table:style-name="ce2" table:formula="of:=IF(AND([.$G19]&lt;[.ZU$1];[.$H19]&gt;=[.ZU$1]);1;&quot;&quot;)">
            <text:p/>
          </table:table-cell>
          <table:table-cell table:style-name="ce2" table:formula="of:=IF(AND([.$G19]&lt;[.ZV$1];[.$H19]&gt;=[.ZV$1]);1;&quot;&quot;)">
            <text:p/>
          </table:table-cell>
          <table:table-cell table:style-name="ce2" table:formula="of:=IF(AND([.$G19]&lt;[.ZW$1];[.$H19]&gt;=[.ZW$1]);1;&quot;&quot;)">
            <text:p/>
          </table:table-cell>
          <table:table-cell table:style-name="ce2" table:formula="of:=IF(AND([.$G19]&lt;[.ZX$1];[.$H19]&gt;=[.ZX$1]);1;&quot;&quot;)">
            <text:p/>
          </table:table-cell>
          <table:table-cell table:style-name="ce2" table:formula="of:=IF(AND([.$G19]&lt;[.ZY$1];[.$H19]&gt;=[.ZY$1]);1;&quot;&quot;)">
            <text:p/>
          </table:table-cell>
          <table:table-cell table:style-name="ce2" table:formula="of:=IF(AND([.$G19]&lt;[.ZZ$1];[.$H19]&gt;=[.ZZ$1]);1;&quot;&quot;)">
            <text:p/>
          </table:table-cell>
          <table:table-cell table:style-name="ce2" table:formula="of:=IF(AND([.$G19]&lt;[.AAA$1];[.$H19]&gt;=[.AAA$1]);1;&quot;&quot;)">
            <text:p/>
          </table:table-cell>
          <table:table-cell table:style-name="ce2" table:formula="of:=IF(AND([.$G19]&lt;[.AAB$1];[.$H19]&gt;=[.AAB$1]);1;&quot;&quot;)">
            <text:p/>
          </table:table-cell>
          <table:table-cell table:style-name="ce2" table:formula="of:=IF(AND([.$G19]&lt;[.AAC$1];[.$H19]&gt;=[.AAC$1]);1;&quot;&quot;)">
            <text:p/>
          </table:table-cell>
          <table:table-cell table:style-name="ce2" table:formula="of:=IF(AND([.$G19]&lt;[.AAD$1];[.$H19]&gt;=[.AAD$1]);1;&quot;&quot;)">
            <text:p/>
          </table:table-cell>
          <table:table-cell table:style-name="ce2" table:formula="of:=IF(AND([.$G19]&lt;[.AAE$1];[.$H19]&gt;=[.AAE$1]);1;&quot;&quot;)">
            <text:p/>
          </table:table-cell>
          <table:table-cell table:style-name="ce2" table:formula="of:=IF(AND([.$G19]&lt;[.AAF$1];[.$H19]&gt;=[.AAF$1]);1;&quot;&quot;)">
            <text:p/>
          </table:table-cell>
          <table:table-cell table:style-name="ce2" table:formula="of:=IF(AND([.$G19]&lt;[.AAG$1];[.$H19]&gt;=[.AAG$1]);1;&quot;&quot;)">
            <text:p/>
          </table:table-cell>
          <table:table-cell table:style-name="ce2" table:formula="of:=IF(AND([.$G19]&lt;[.AAH$1];[.$H19]&gt;=[.AAH$1]);1;&quot;&quot;)">
            <text:p/>
          </table:table-cell>
          <table:table-cell table:style-name="ce2" table:formula="of:=IF(AND([.$G19]&lt;[.AAI$1];[.$H19]&gt;=[.AAI$1]);1;&quot;&quot;)">
            <text:p/>
          </table:table-cell>
          <table:table-cell table:style-name="ce2" table:formula="of:=IF(AND([.$G19]&lt;[.AAJ$1];[.$H19]&gt;=[.AAJ$1]);1;&quot;&quot;)">
            <text:p/>
          </table:table-cell>
          <table:table-cell table:style-name="ce2" table:formula="of:=IF(AND([.$G19]&lt;[.AAK$1];[.$H19]&gt;=[.AAK$1]);1;&quot;&quot;)">
            <text:p/>
          </table:table-cell>
          <table:table-cell table:style-name="ce2" table:formula="of:=IF(AND([.$G19]&lt;[.AAL$1];[.$H19]&gt;=[.AAL$1]);1;&quot;&quot;)">
            <text:p/>
          </table:table-cell>
          <table:table-cell table:style-name="ce2" table:formula="of:=IF(AND([.$G19]&lt;[.AAM$1];[.$H19]&gt;=[.AAM$1]);1;&quot;&quot;)">
            <text:p/>
          </table:table-cell>
          <table:table-cell table:style-name="ce2" table:formula="of:=IF(AND([.$G19]&lt;[.AAN$1];[.$H19]&gt;=[.AAN$1]);1;&quot;&quot;)">
            <text:p/>
          </table:table-cell>
          <table:table-cell table:style-name="ce2" table:formula="of:=IF(AND([.$G19]&lt;[.AAO$1];[.$H19]&gt;=[.AAO$1]);1;&quot;&quot;)">
            <text:p/>
          </table:table-cell>
          <table:table-cell table:style-name="ce2" table:formula="of:=IF(AND([.$G19]&lt;[.AAP$1];[.$H19]&gt;=[.AAP$1]);1;&quot;&quot;)">
            <text:p/>
          </table:table-cell>
          <table:table-cell table:style-name="ce2" table:formula="of:=IF(AND([.$G19]&lt;[.AAQ$1];[.$H19]&gt;=[.AAQ$1]);1;&quot;&quot;)">
            <text:p/>
          </table:table-cell>
          <table:table-cell table:style-name="ce2" table:formula="of:=IF(AND([.$G19]&lt;[.AAR$1];[.$H19]&gt;=[.AAR$1]);1;&quot;&quot;)">
            <text:p/>
          </table:table-cell>
          <table:table-cell table:style-name="ce2" table:formula="of:=IF(AND([.$G19]&lt;[.AAS$1];[.$H19]&gt;=[.AAS$1]);1;&quot;&quot;)">
            <text:p/>
          </table:table-cell>
          <table:table-cell table:style-name="ce2" table:formula="of:=IF(AND([.$G19]&lt;[.AAT$1];[.$H19]&gt;=[.AAT$1]);1;&quot;&quot;)">
            <text:p/>
          </table:table-cell>
          <table:table-cell table:style-name="ce2" table:formula="of:=IF(AND([.$G19]&lt;[.AAU$1];[.$H19]&gt;=[.AAU$1]);1;&quot;&quot;)">
            <text:p/>
          </table:table-cell>
          <table:table-cell table:style-name="ce2" table:formula="of:=IF(AND([.$G19]&lt;[.AAV$1];[.$H19]&gt;=[.AAV$1]);1;&quot;&quot;)">
            <text:p/>
          </table:table-cell>
          <table:table-cell table:style-name="ce2" table:formula="of:=IF(AND([.$G19]&lt;[.AAW$1];[.$H19]&gt;=[.AAW$1]);1;&quot;&quot;)">
            <text:p/>
          </table:table-cell>
          <table:table-cell table:style-name="ce2" table:formula="of:=IF(AND([.$G19]&lt;[.AAX$1];[.$H19]&gt;=[.AAX$1]);1;&quot;&quot;)">
            <text:p/>
          </table:table-cell>
          <table:table-cell table:style-name="ce2" table:formula="of:=IF(AND([.$G19]&lt;[.AAY$1];[.$H19]&gt;=[.AAY$1]);1;&quot;&quot;)">
            <text:p/>
          </table:table-cell>
          <table:table-cell table:style-name="ce2" table:formula="of:=IF(AND([.$G19]&lt;[.AAZ$1];[.$H19]&gt;=[.AAZ$1]);1;&quot;&quot;)">
            <text:p/>
          </table:table-cell>
          <table:table-cell table:style-name="ce2" table:formula="of:=IF(AND([.$G19]&lt;[.ABA$1];[.$H19]&gt;=[.ABA$1]);1;&quot;&quot;)">
            <text:p/>
          </table:table-cell>
          <table:table-cell table:style-name="ce2" table:formula="of:=IF(AND([.$G19]&lt;[.ABB$1];[.$H19]&gt;=[.ABB$1]);1;&quot;&quot;)">
            <text:p/>
          </table:table-cell>
          <table:table-cell table:style-name="ce2" table:formula="of:=IF(AND([.$G19]&lt;[.ABC$1];[.$H19]&gt;=[.ABC$1]);1;&quot;&quot;)">
            <text:p/>
          </table:table-cell>
          <table:table-cell table:style-name="ce2" table:formula="of:=IF(AND([.$G19]&lt;[.ABD$1];[.$H19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9" calcext:value-type="float">
            <text:p>20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20];[.$A:.$H];8;0);VLOOKUP([.D20];[.$A:.$H];8;0);VLOOKUP([.E20];[.$A:.$H];8;0);VLOOKUP([.F20];[.$A:.$H];8;0))" office:value-type="float" office:value="909" calcext:value-type="float">
            <text:p>909</text:p>
          </table:table-cell>
          <table:table-cell table:formula="of:=[.G20]+[.B20]" office:value-type="float" office:value="1118" calcext:value-type="float">
            <text:p>1118</text:p>
          </table:table-cell>
          <table:table-cell table:formula="of:=IF(AND([.G20]&lt;800;[.H20]&gt;800);1;0)" office:value-type="float" office:value="0" calcext:value-type="float">
            <text:p>0</text:p>
          </table:table-cell>
          <table:table-cell table:style-name="ce2" table:formula="of:=IF(AND([.$G20]&lt;[.J$1];[.$H20]&gt;=[.J$1]);1;&quot;&quot;)">
            <text:p/>
          </table:table-cell>
          <table:table-cell table:style-name="ce2" table:formula="of:=IF(AND([.$G20]&lt;[.K$1];[.$H20]&gt;=[.K$1]);1;&quot;&quot;)">
            <text:p/>
          </table:table-cell>
          <table:table-cell table:style-name="ce2" table:formula="of:=IF(AND([.$G20]&lt;[.L$1];[.$H20]&gt;=[.L$1]);1;&quot;&quot;)">
            <text:p/>
          </table:table-cell>
          <table:table-cell table:style-name="ce2" table:formula="of:=IF(AND([.$G20]&lt;[.M$1];[.$H20]&gt;=[.M$1]);1;&quot;&quot;)">
            <text:p/>
          </table:table-cell>
          <table:table-cell table:style-name="ce2" table:formula="of:=IF(AND([.$G20]&lt;[.N$1];[.$H20]&gt;=[.N$1]);1;&quot;&quot;)">
            <text:p/>
          </table:table-cell>
          <table:table-cell table:style-name="ce2" table:formula="of:=IF(AND([.$G20]&lt;[.O$1];[.$H20]&gt;=[.O$1]);1;&quot;&quot;)">
            <text:p/>
          </table:table-cell>
          <table:table-cell table:style-name="ce2" table:formula="of:=IF(AND([.$G20]&lt;[.P$1];[.$H20]&gt;=[.P$1]);1;&quot;&quot;)">
            <text:p/>
          </table:table-cell>
          <table:table-cell table:style-name="ce2" table:formula="of:=IF(AND([.$G20]&lt;[.Q$1];[.$H20]&gt;=[.Q$1]);1;&quot;&quot;)">
            <text:p/>
          </table:table-cell>
          <table:table-cell table:style-name="ce2" table:formula="of:=IF(AND([.$G20]&lt;[.R$1];[.$H20]&gt;=[.R$1]);1;&quot;&quot;)">
            <text:p/>
          </table:table-cell>
          <table:table-cell table:style-name="ce2" table:formula="of:=IF(AND([.$G20]&lt;[.S$1];[.$H20]&gt;=[.S$1]);1;&quot;&quot;)">
            <text:p/>
          </table:table-cell>
          <table:table-cell table:style-name="ce2" table:formula="of:=IF(AND([.$G20]&lt;[.T$1];[.$H20]&gt;=[.T$1]);1;&quot;&quot;)">
            <text:p/>
          </table:table-cell>
          <table:table-cell table:style-name="ce2" table:formula="of:=IF(AND([.$G20]&lt;[.U$1];[.$H20]&gt;=[.U$1]);1;&quot;&quot;)">
            <text:p/>
          </table:table-cell>
          <table:table-cell table:style-name="ce2" table:formula="of:=IF(AND([.$G20]&lt;[.V$1];[.$H20]&gt;=[.V$1]);1;&quot;&quot;)">
            <text:p/>
          </table:table-cell>
          <table:table-cell table:style-name="ce2" table:formula="of:=IF(AND([.$G20]&lt;[.W$1];[.$H20]&gt;=[.W$1]);1;&quot;&quot;)">
            <text:p/>
          </table:table-cell>
          <table:table-cell table:style-name="ce2" table:formula="of:=IF(AND([.$G20]&lt;[.X$1];[.$H20]&gt;=[.X$1]);1;&quot;&quot;)">
            <text:p/>
          </table:table-cell>
          <table:table-cell table:style-name="ce2" table:formula="of:=IF(AND([.$G20]&lt;[.Y$1];[.$H20]&gt;=[.Y$1]);1;&quot;&quot;)">
            <text:p/>
          </table:table-cell>
          <table:table-cell table:style-name="ce2" table:formula="of:=IF(AND([.$G20]&lt;[.Z$1];[.$H20]&gt;=[.Z$1]);1;&quot;&quot;)">
            <text:p/>
          </table:table-cell>
          <table:table-cell table:style-name="ce2" table:formula="of:=IF(AND([.$G20]&lt;[.AA$1];[.$H20]&gt;=[.AA$1]);1;&quot;&quot;)">
            <text:p/>
          </table:table-cell>
          <table:table-cell table:style-name="ce2" table:formula="of:=IF(AND([.$G20]&lt;[.AB$1];[.$H20]&gt;=[.AB$1]);1;&quot;&quot;)">
            <text:p/>
          </table:table-cell>
          <table:table-cell table:style-name="ce2" table:formula="of:=IF(AND([.$G20]&lt;[.AC$1];[.$H20]&gt;=[.AC$1]);1;&quot;&quot;)">
            <text:p/>
          </table:table-cell>
          <table:table-cell table:style-name="ce2" table:formula="of:=IF(AND([.$G20]&lt;[.AD$1];[.$H20]&gt;=[.AD$1]);1;&quot;&quot;)">
            <text:p/>
          </table:table-cell>
          <table:table-cell table:style-name="ce2" table:formula="of:=IF(AND([.$G20]&lt;[.AE$1];[.$H20]&gt;=[.AE$1]);1;&quot;&quot;)">
            <text:p/>
          </table:table-cell>
          <table:table-cell table:style-name="ce2" table:formula="of:=IF(AND([.$G20]&lt;[.AF$1];[.$H20]&gt;=[.AF$1]);1;&quot;&quot;)">
            <text:p/>
          </table:table-cell>
          <table:table-cell table:style-name="ce2" table:formula="of:=IF(AND([.$G20]&lt;[.AG$1];[.$H20]&gt;=[.AG$1]);1;&quot;&quot;)">
            <text:p/>
          </table:table-cell>
          <table:table-cell table:style-name="ce2" table:formula="of:=IF(AND([.$G20]&lt;[.AH$1];[.$H20]&gt;=[.AH$1]);1;&quot;&quot;)">
            <text:p/>
          </table:table-cell>
          <table:table-cell table:style-name="ce2" table:formula="of:=IF(AND([.$G20]&lt;[.AI$1];[.$H20]&gt;=[.AI$1]);1;&quot;&quot;)">
            <text:p/>
          </table:table-cell>
          <table:table-cell table:style-name="ce2" table:formula="of:=IF(AND([.$G20]&lt;[.AJ$1];[.$H20]&gt;=[.AJ$1]);1;&quot;&quot;)">
            <text:p/>
          </table:table-cell>
          <table:table-cell table:style-name="ce2" table:formula="of:=IF(AND([.$G20]&lt;[.AK$1];[.$H20]&gt;=[.AK$1]);1;&quot;&quot;)">
            <text:p/>
          </table:table-cell>
          <table:table-cell table:style-name="ce2" table:formula="of:=IF(AND([.$G20]&lt;[.AL$1];[.$H20]&gt;=[.AL$1]);1;&quot;&quot;)">
            <text:p/>
          </table:table-cell>
          <table:table-cell table:style-name="ce2" table:formula="of:=IF(AND([.$G20]&lt;[.AM$1];[.$H20]&gt;=[.AM$1]);1;&quot;&quot;)">
            <text:p/>
          </table:table-cell>
          <table:table-cell table:style-name="ce2" table:formula="of:=IF(AND([.$G20]&lt;[.AN$1];[.$H20]&gt;=[.AN$1]);1;&quot;&quot;)">
            <text:p/>
          </table:table-cell>
          <table:table-cell table:style-name="ce2" table:formula="of:=IF(AND([.$G20]&lt;[.AO$1];[.$H20]&gt;=[.AO$1]);1;&quot;&quot;)">
            <text:p/>
          </table:table-cell>
          <table:table-cell table:style-name="ce2" table:formula="of:=IF(AND([.$G20]&lt;[.AP$1];[.$H20]&gt;=[.AP$1]);1;&quot;&quot;)">
            <text:p/>
          </table:table-cell>
          <table:table-cell table:style-name="ce2" table:formula="of:=IF(AND([.$G20]&lt;[.AQ$1];[.$H20]&gt;=[.AQ$1]);1;&quot;&quot;)">
            <text:p/>
          </table:table-cell>
          <table:table-cell table:style-name="ce2" table:formula="of:=IF(AND([.$G20]&lt;[.AR$1];[.$H20]&gt;=[.AR$1]);1;&quot;&quot;)">
            <text:p/>
          </table:table-cell>
          <table:table-cell table:style-name="ce2" table:formula="of:=IF(AND([.$G20]&lt;[.AS$1];[.$H20]&gt;=[.AS$1]);1;&quot;&quot;)">
            <text:p/>
          </table:table-cell>
          <table:table-cell table:style-name="ce2" table:formula="of:=IF(AND([.$G20]&lt;[.AT$1];[.$H20]&gt;=[.AT$1]);1;&quot;&quot;)">
            <text:p/>
          </table:table-cell>
          <table:table-cell table:style-name="ce2" table:formula="of:=IF(AND([.$G20]&lt;[.AU$1];[.$H20]&gt;=[.AU$1]);1;&quot;&quot;)">
            <text:p/>
          </table:table-cell>
          <table:table-cell table:style-name="ce2" table:formula="of:=IF(AND([.$G20]&lt;[.AV$1];[.$H20]&gt;=[.AV$1]);1;&quot;&quot;)">
            <text:p/>
          </table:table-cell>
          <table:table-cell table:style-name="ce2" table:formula="of:=IF(AND([.$G20]&lt;[.AW$1];[.$H20]&gt;=[.AW$1]);1;&quot;&quot;)">
            <text:p/>
          </table:table-cell>
          <table:table-cell table:style-name="ce2" table:formula="of:=IF(AND([.$G20]&lt;[.AX$1];[.$H20]&gt;=[.AX$1]);1;&quot;&quot;)">
            <text:p/>
          </table:table-cell>
          <table:table-cell table:style-name="ce2" table:formula="of:=IF(AND([.$G20]&lt;[.AY$1];[.$H20]&gt;=[.AY$1]);1;&quot;&quot;)">
            <text:p/>
          </table:table-cell>
          <table:table-cell table:style-name="ce2" table:formula="of:=IF(AND([.$G20]&lt;[.AZ$1];[.$H20]&gt;=[.AZ$1]);1;&quot;&quot;)">
            <text:p/>
          </table:table-cell>
          <table:table-cell table:style-name="ce2" table:formula="of:=IF(AND([.$G20]&lt;[.BA$1];[.$H20]&gt;=[.BA$1]);1;&quot;&quot;)">
            <text:p/>
          </table:table-cell>
          <table:table-cell table:style-name="ce2" table:formula="of:=IF(AND([.$G20]&lt;[.BB$1];[.$H20]&gt;=[.BB$1]);1;&quot;&quot;)">
            <text:p/>
          </table:table-cell>
          <table:table-cell table:style-name="ce2" table:formula="of:=IF(AND([.$G20]&lt;[.BC$1];[.$H20]&gt;=[.BC$1]);1;&quot;&quot;)">
            <text:p/>
          </table:table-cell>
          <table:table-cell table:style-name="ce2" table:formula="of:=IF(AND([.$G20]&lt;[.BD$1];[.$H20]&gt;=[.BD$1]);1;&quot;&quot;)">
            <text:p/>
          </table:table-cell>
          <table:table-cell table:style-name="ce2" table:formula="of:=IF(AND([.$G20]&lt;[.BE$1];[.$H20]&gt;=[.BE$1]);1;&quot;&quot;)">
            <text:p/>
          </table:table-cell>
          <table:table-cell table:style-name="ce2" table:formula="of:=IF(AND([.$G20]&lt;[.BF$1];[.$H20]&gt;=[.BF$1]);1;&quot;&quot;)">
            <text:p/>
          </table:table-cell>
          <table:table-cell table:style-name="ce2" table:formula="of:=IF(AND([.$G20]&lt;[.BG$1];[.$H20]&gt;=[.BG$1]);1;&quot;&quot;)">
            <text:p/>
          </table:table-cell>
          <table:table-cell table:style-name="ce2" table:formula="of:=IF(AND([.$G20]&lt;[.BH$1];[.$H20]&gt;=[.BH$1]);1;&quot;&quot;)">
            <text:p/>
          </table:table-cell>
          <table:table-cell table:style-name="ce2" table:formula="of:=IF(AND([.$G20]&lt;[.BI$1];[.$H20]&gt;=[.BI$1]);1;&quot;&quot;)">
            <text:p/>
          </table:table-cell>
          <table:table-cell table:style-name="ce2" table:formula="of:=IF(AND([.$G20]&lt;[.BJ$1];[.$H20]&gt;=[.BJ$1]);1;&quot;&quot;)">
            <text:p/>
          </table:table-cell>
          <table:table-cell table:style-name="ce2" table:formula="of:=IF(AND([.$G20]&lt;[.BK$1];[.$H20]&gt;=[.BK$1]);1;&quot;&quot;)">
            <text:p/>
          </table:table-cell>
          <table:table-cell table:style-name="ce2" table:formula="of:=IF(AND([.$G20]&lt;[.BL$1];[.$H20]&gt;=[.BL$1]);1;&quot;&quot;)">
            <text:p/>
          </table:table-cell>
          <table:table-cell table:style-name="ce2" table:formula="of:=IF(AND([.$G20]&lt;[.BM$1];[.$H20]&gt;=[.BM$1]);1;&quot;&quot;)">
            <text:p/>
          </table:table-cell>
          <table:table-cell table:style-name="ce2" table:formula="of:=IF(AND([.$G20]&lt;[.BN$1];[.$H20]&gt;=[.BN$1]);1;&quot;&quot;)">
            <text:p/>
          </table:table-cell>
          <table:table-cell table:style-name="ce2" table:formula="of:=IF(AND([.$G20]&lt;[.BO$1];[.$H20]&gt;=[.BO$1]);1;&quot;&quot;)">
            <text:p/>
          </table:table-cell>
          <table:table-cell table:style-name="ce2" table:formula="of:=IF(AND([.$G20]&lt;[.BP$1];[.$H20]&gt;=[.BP$1]);1;&quot;&quot;)">
            <text:p/>
          </table:table-cell>
          <table:table-cell table:style-name="ce2" table:formula="of:=IF(AND([.$G20]&lt;[.BQ$1];[.$H20]&gt;=[.BQ$1]);1;&quot;&quot;)">
            <text:p/>
          </table:table-cell>
          <table:table-cell table:style-name="ce2" table:formula="of:=IF(AND([.$G20]&lt;[.BR$1];[.$H20]&gt;=[.BR$1]);1;&quot;&quot;)">
            <text:p/>
          </table:table-cell>
          <table:table-cell table:style-name="ce2" table:formula="of:=IF(AND([.$G20]&lt;[.BS$1];[.$H20]&gt;=[.BS$1]);1;&quot;&quot;)">
            <text:p/>
          </table:table-cell>
          <table:table-cell table:style-name="ce2" table:formula="of:=IF(AND([.$G20]&lt;[.BT$1];[.$H20]&gt;=[.BT$1]);1;&quot;&quot;)">
            <text:p/>
          </table:table-cell>
          <table:table-cell table:style-name="ce2" table:formula="of:=IF(AND([.$G20]&lt;[.BU$1];[.$H20]&gt;=[.BU$1]);1;&quot;&quot;)">
            <text:p/>
          </table:table-cell>
          <table:table-cell table:style-name="ce2" table:formula="of:=IF(AND([.$G20]&lt;[.BV$1];[.$H20]&gt;=[.BV$1]);1;&quot;&quot;)">
            <text:p/>
          </table:table-cell>
          <table:table-cell table:style-name="ce2" table:formula="of:=IF(AND([.$G20]&lt;[.BW$1];[.$H20]&gt;=[.BW$1]);1;&quot;&quot;)">
            <text:p/>
          </table:table-cell>
          <table:table-cell table:style-name="ce2" table:formula="of:=IF(AND([.$G20]&lt;[.BX$1];[.$H20]&gt;=[.BX$1]);1;&quot;&quot;)">
            <text:p/>
          </table:table-cell>
          <table:table-cell table:style-name="ce2" table:formula="of:=IF(AND([.$G20]&lt;[.BY$1];[.$H20]&gt;=[.BY$1]);1;&quot;&quot;)">
            <text:p/>
          </table:table-cell>
          <table:table-cell table:style-name="ce2" table:formula="of:=IF(AND([.$G20]&lt;[.BZ$1];[.$H20]&gt;=[.BZ$1]);1;&quot;&quot;)">
            <text:p/>
          </table:table-cell>
          <table:table-cell table:style-name="ce2" table:formula="of:=IF(AND([.$G20]&lt;[.CA$1];[.$H20]&gt;=[.CA$1]);1;&quot;&quot;)">
            <text:p/>
          </table:table-cell>
          <table:table-cell table:style-name="ce2" table:formula="of:=IF(AND([.$G20]&lt;[.CB$1];[.$H20]&gt;=[.CB$1]);1;&quot;&quot;)">
            <text:p/>
          </table:table-cell>
          <table:table-cell table:style-name="ce2" table:formula="of:=IF(AND([.$G20]&lt;[.CC$1];[.$H20]&gt;=[.CC$1]);1;&quot;&quot;)">
            <text:p/>
          </table:table-cell>
          <table:table-cell table:style-name="ce2" table:formula="of:=IF(AND([.$G20]&lt;[.CD$1];[.$H20]&gt;=[.CD$1]);1;&quot;&quot;)">
            <text:p/>
          </table:table-cell>
          <table:table-cell table:style-name="ce2" table:formula="of:=IF(AND([.$G20]&lt;[.CE$1];[.$H20]&gt;=[.CE$1]);1;&quot;&quot;)">
            <text:p/>
          </table:table-cell>
          <table:table-cell table:style-name="ce2" table:formula="of:=IF(AND([.$G20]&lt;[.CF$1];[.$H20]&gt;=[.CF$1]);1;&quot;&quot;)">
            <text:p/>
          </table:table-cell>
          <table:table-cell table:style-name="ce2" table:formula="of:=IF(AND([.$G20]&lt;[.CG$1];[.$H20]&gt;=[.CG$1]);1;&quot;&quot;)">
            <text:p/>
          </table:table-cell>
          <table:table-cell table:style-name="ce2" table:formula="of:=IF(AND([.$G20]&lt;[.CH$1];[.$H20]&gt;=[.CH$1]);1;&quot;&quot;)">
            <text:p/>
          </table:table-cell>
          <table:table-cell table:style-name="ce2" table:formula="of:=IF(AND([.$G20]&lt;[.CI$1];[.$H20]&gt;=[.CI$1]);1;&quot;&quot;)">
            <text:p/>
          </table:table-cell>
          <table:table-cell table:style-name="ce2" table:formula="of:=IF(AND([.$G20]&lt;[.CJ$1];[.$H20]&gt;=[.CJ$1]);1;&quot;&quot;)">
            <text:p/>
          </table:table-cell>
          <table:table-cell table:style-name="ce2" table:formula="of:=IF(AND([.$G20]&lt;[.CK$1];[.$H20]&gt;=[.CK$1]);1;&quot;&quot;)">
            <text:p/>
          </table:table-cell>
          <table:table-cell table:style-name="ce2" table:formula="of:=IF(AND([.$G20]&lt;[.CL$1];[.$H20]&gt;=[.CL$1]);1;&quot;&quot;)">
            <text:p/>
          </table:table-cell>
          <table:table-cell table:style-name="ce2" table:formula="of:=IF(AND([.$G20]&lt;[.CM$1];[.$H20]&gt;=[.CM$1]);1;&quot;&quot;)">
            <text:p/>
          </table:table-cell>
          <table:table-cell table:style-name="ce2" table:formula="of:=IF(AND([.$G20]&lt;[.CN$1];[.$H20]&gt;=[.CN$1]);1;&quot;&quot;)">
            <text:p/>
          </table:table-cell>
          <table:table-cell table:style-name="ce2" table:formula="of:=IF(AND([.$G20]&lt;[.CO$1];[.$H20]&gt;=[.CO$1]);1;&quot;&quot;)">
            <text:p/>
          </table:table-cell>
          <table:table-cell table:style-name="ce2" table:formula="of:=IF(AND([.$G20]&lt;[.CP$1];[.$H20]&gt;=[.CP$1]);1;&quot;&quot;)">
            <text:p/>
          </table:table-cell>
          <table:table-cell table:style-name="ce2" table:formula="of:=IF(AND([.$G20]&lt;[.CQ$1];[.$H20]&gt;=[.CQ$1]);1;&quot;&quot;)">
            <text:p/>
          </table:table-cell>
          <table:table-cell table:style-name="ce2" table:formula="of:=IF(AND([.$G20]&lt;[.CR$1];[.$H20]&gt;=[.CR$1]);1;&quot;&quot;)">
            <text:p/>
          </table:table-cell>
          <table:table-cell table:style-name="ce2" table:formula="of:=IF(AND([.$G20]&lt;[.CS$1];[.$H20]&gt;=[.CS$1]);1;&quot;&quot;)">
            <text:p/>
          </table:table-cell>
          <table:table-cell table:style-name="ce2" table:formula="of:=IF(AND([.$G20]&lt;[.CT$1];[.$H20]&gt;=[.CT$1]);1;&quot;&quot;)">
            <text:p/>
          </table:table-cell>
          <table:table-cell table:style-name="ce2" table:formula="of:=IF(AND([.$G20]&lt;[.CU$1];[.$H20]&gt;=[.CU$1]);1;&quot;&quot;)">
            <text:p/>
          </table:table-cell>
          <table:table-cell table:style-name="ce2" table:formula="of:=IF(AND([.$G20]&lt;[.CV$1];[.$H20]&gt;=[.CV$1]);1;&quot;&quot;)">
            <text:p/>
          </table:table-cell>
          <table:table-cell table:style-name="ce2" table:formula="of:=IF(AND([.$G20]&lt;[.CW$1];[.$H20]&gt;=[.CW$1]);1;&quot;&quot;)">
            <text:p/>
          </table:table-cell>
          <table:table-cell table:style-name="ce2" table:formula="of:=IF(AND([.$G20]&lt;[.CX$1];[.$H20]&gt;=[.CX$1]);1;&quot;&quot;)">
            <text:p/>
          </table:table-cell>
          <table:table-cell table:style-name="ce2" table:formula="of:=IF(AND([.$G20]&lt;[.CY$1];[.$H20]&gt;=[.CY$1]);1;&quot;&quot;)">
            <text:p/>
          </table:table-cell>
          <table:table-cell table:style-name="ce2" table:formula="of:=IF(AND([.$G20]&lt;[.CZ$1];[.$H20]&gt;=[.CZ$1]);1;&quot;&quot;)">
            <text:p/>
          </table:table-cell>
          <table:table-cell table:style-name="ce2" table:formula="of:=IF(AND([.$G20]&lt;[.DA$1];[.$H20]&gt;=[.DA$1]);1;&quot;&quot;)">
            <text:p/>
          </table:table-cell>
          <table:table-cell table:style-name="ce2" table:formula="of:=IF(AND([.$G20]&lt;[.DB$1];[.$H20]&gt;=[.DB$1]);1;&quot;&quot;)">
            <text:p/>
          </table:table-cell>
          <table:table-cell table:style-name="ce2" table:formula="of:=IF(AND([.$G20]&lt;[.DC$1];[.$H20]&gt;=[.DC$1]);1;&quot;&quot;)">
            <text:p/>
          </table:table-cell>
          <table:table-cell table:style-name="ce2" table:formula="of:=IF(AND([.$G20]&lt;[.DD$1];[.$H20]&gt;=[.DD$1]);1;&quot;&quot;)">
            <text:p/>
          </table:table-cell>
          <table:table-cell table:style-name="ce2" table:formula="of:=IF(AND([.$G20]&lt;[.DE$1];[.$H20]&gt;=[.DE$1]);1;&quot;&quot;)">
            <text:p/>
          </table:table-cell>
          <table:table-cell table:style-name="ce2" table:formula="of:=IF(AND([.$G20]&lt;[.DF$1];[.$H20]&gt;=[.DF$1]);1;&quot;&quot;)">
            <text:p/>
          </table:table-cell>
          <table:table-cell table:style-name="ce2" table:formula="of:=IF(AND([.$G20]&lt;[.DG$1];[.$H20]&gt;=[.DG$1]);1;&quot;&quot;)">
            <text:p/>
          </table:table-cell>
          <table:table-cell table:style-name="ce2" table:formula="of:=IF(AND([.$G20]&lt;[.DH$1];[.$H20]&gt;=[.DH$1]);1;&quot;&quot;)">
            <text:p/>
          </table:table-cell>
          <table:table-cell table:style-name="ce2" table:formula="of:=IF(AND([.$G20]&lt;[.DI$1];[.$H20]&gt;=[.DI$1]);1;&quot;&quot;)">
            <text:p/>
          </table:table-cell>
          <table:table-cell table:style-name="ce2" table:formula="of:=IF(AND([.$G20]&lt;[.DJ$1];[.$H20]&gt;=[.DJ$1]);1;&quot;&quot;)">
            <text:p/>
          </table:table-cell>
          <table:table-cell table:style-name="ce2" table:formula="of:=IF(AND([.$G20]&lt;[.DK$1];[.$H20]&gt;=[.DK$1]);1;&quot;&quot;)">
            <text:p/>
          </table:table-cell>
          <table:table-cell table:style-name="ce2" table:formula="of:=IF(AND([.$G20]&lt;[.DL$1];[.$H20]&gt;=[.DL$1]);1;&quot;&quot;)">
            <text:p/>
          </table:table-cell>
          <table:table-cell table:style-name="ce2" table:formula="of:=IF(AND([.$G20]&lt;[.DM$1];[.$H20]&gt;=[.DM$1]);1;&quot;&quot;)">
            <text:p/>
          </table:table-cell>
          <table:table-cell table:style-name="ce2" table:formula="of:=IF(AND([.$G20]&lt;[.DN$1];[.$H20]&gt;=[.DN$1]);1;&quot;&quot;)">
            <text:p/>
          </table:table-cell>
          <table:table-cell table:style-name="ce2" table:formula="of:=IF(AND([.$G20]&lt;[.DO$1];[.$H20]&gt;=[.DO$1]);1;&quot;&quot;)">
            <text:p/>
          </table:table-cell>
          <table:table-cell table:style-name="ce2" table:formula="of:=IF(AND([.$G20]&lt;[.DP$1];[.$H20]&gt;=[.DP$1]);1;&quot;&quot;)">
            <text:p/>
          </table:table-cell>
          <table:table-cell table:style-name="ce2" table:formula="of:=IF(AND([.$G20]&lt;[.DQ$1];[.$H20]&gt;=[.DQ$1]);1;&quot;&quot;)">
            <text:p/>
          </table:table-cell>
          <table:table-cell table:style-name="ce2" table:formula="of:=IF(AND([.$G20]&lt;[.DR$1];[.$H20]&gt;=[.DR$1]);1;&quot;&quot;)">
            <text:p/>
          </table:table-cell>
          <table:table-cell table:style-name="ce2" table:formula="of:=IF(AND([.$G20]&lt;[.DS$1];[.$H20]&gt;=[.DS$1]);1;&quot;&quot;)">
            <text:p/>
          </table:table-cell>
          <table:table-cell table:style-name="ce2" table:formula="of:=IF(AND([.$G20]&lt;[.DT$1];[.$H20]&gt;=[.DT$1]);1;&quot;&quot;)">
            <text:p/>
          </table:table-cell>
          <table:table-cell table:style-name="ce2" table:formula="of:=IF(AND([.$G20]&lt;[.DU$1];[.$H20]&gt;=[.DU$1]);1;&quot;&quot;)">
            <text:p/>
          </table:table-cell>
          <table:table-cell table:style-name="ce2" table:formula="of:=IF(AND([.$G20]&lt;[.DV$1];[.$H20]&gt;=[.DV$1]);1;&quot;&quot;)">
            <text:p/>
          </table:table-cell>
          <table:table-cell table:style-name="ce2" table:formula="of:=IF(AND([.$G20]&lt;[.DW$1];[.$H20]&gt;=[.DW$1]);1;&quot;&quot;)">
            <text:p/>
          </table:table-cell>
          <table:table-cell table:style-name="ce2" table:formula="of:=IF(AND([.$G20]&lt;[.DX$1];[.$H20]&gt;=[.DX$1]);1;&quot;&quot;)">
            <text:p/>
          </table:table-cell>
          <table:table-cell table:style-name="ce2" table:formula="of:=IF(AND([.$G20]&lt;[.DY$1];[.$H20]&gt;=[.DY$1]);1;&quot;&quot;)">
            <text:p/>
          </table:table-cell>
          <table:table-cell table:style-name="ce2" table:formula="of:=IF(AND([.$G20]&lt;[.DZ$1];[.$H20]&gt;=[.DZ$1]);1;&quot;&quot;)">
            <text:p/>
          </table:table-cell>
          <table:table-cell table:style-name="ce2" table:formula="of:=IF(AND([.$G20]&lt;[.EA$1];[.$H20]&gt;=[.EA$1]);1;&quot;&quot;)">
            <text:p/>
          </table:table-cell>
          <table:table-cell table:style-name="ce2" table:formula="of:=IF(AND([.$G20]&lt;[.EB$1];[.$H20]&gt;=[.EB$1]);1;&quot;&quot;)">
            <text:p/>
          </table:table-cell>
          <table:table-cell table:style-name="ce2" table:formula="of:=IF(AND([.$G20]&lt;[.EC$1];[.$H20]&gt;=[.EC$1]);1;&quot;&quot;)">
            <text:p/>
          </table:table-cell>
          <table:table-cell table:style-name="ce2" table:formula="of:=IF(AND([.$G20]&lt;[.ED$1];[.$H20]&gt;=[.ED$1]);1;&quot;&quot;)">
            <text:p/>
          </table:table-cell>
          <table:table-cell table:style-name="ce2" table:formula="of:=IF(AND([.$G20]&lt;[.EE$1];[.$H20]&gt;=[.EE$1]);1;&quot;&quot;)">
            <text:p/>
          </table:table-cell>
          <table:table-cell table:style-name="ce2" table:formula="of:=IF(AND([.$G20]&lt;[.EF$1];[.$H20]&gt;=[.EF$1]);1;&quot;&quot;)">
            <text:p/>
          </table:table-cell>
          <table:table-cell table:style-name="ce2" table:formula="of:=IF(AND([.$G20]&lt;[.EG$1];[.$H20]&gt;=[.EG$1]);1;&quot;&quot;)">
            <text:p/>
          </table:table-cell>
          <table:table-cell table:style-name="ce2" table:formula="of:=IF(AND([.$G20]&lt;[.EH$1];[.$H20]&gt;=[.EH$1]);1;&quot;&quot;)">
            <text:p/>
          </table:table-cell>
          <table:table-cell table:style-name="ce2" table:formula="of:=IF(AND([.$G20]&lt;[.EI$1];[.$H20]&gt;=[.EI$1]);1;&quot;&quot;)">
            <text:p/>
          </table:table-cell>
          <table:table-cell table:style-name="ce2" table:formula="of:=IF(AND([.$G20]&lt;[.EJ$1];[.$H20]&gt;=[.EJ$1]);1;&quot;&quot;)">
            <text:p/>
          </table:table-cell>
          <table:table-cell table:style-name="ce2" table:formula="of:=IF(AND([.$G20]&lt;[.EK$1];[.$H20]&gt;=[.EK$1]);1;&quot;&quot;)">
            <text:p/>
          </table:table-cell>
          <table:table-cell table:style-name="ce2" table:formula="of:=IF(AND([.$G20]&lt;[.EL$1];[.$H20]&gt;=[.EL$1]);1;&quot;&quot;)">
            <text:p/>
          </table:table-cell>
          <table:table-cell table:style-name="ce2" table:formula="of:=IF(AND([.$G20]&lt;[.EM$1];[.$H20]&gt;=[.EM$1]);1;&quot;&quot;)">
            <text:p/>
          </table:table-cell>
          <table:table-cell table:style-name="ce2" table:formula="of:=IF(AND([.$G20]&lt;[.EN$1];[.$H20]&gt;=[.EN$1]);1;&quot;&quot;)">
            <text:p/>
          </table:table-cell>
          <table:table-cell table:style-name="ce2" table:formula="of:=IF(AND([.$G20]&lt;[.EO$1];[.$H20]&gt;=[.EO$1]);1;&quot;&quot;)">
            <text:p/>
          </table:table-cell>
          <table:table-cell table:style-name="ce2" table:formula="of:=IF(AND([.$G20]&lt;[.EP$1];[.$H20]&gt;=[.EP$1]);1;&quot;&quot;)">
            <text:p/>
          </table:table-cell>
          <table:table-cell table:style-name="ce2" table:formula="of:=IF(AND([.$G20]&lt;[.EQ$1];[.$H20]&gt;=[.EQ$1]);1;&quot;&quot;)">
            <text:p/>
          </table:table-cell>
          <table:table-cell table:style-name="ce2" table:formula="of:=IF(AND([.$G20]&lt;[.ER$1];[.$H20]&gt;=[.ER$1]);1;&quot;&quot;)">
            <text:p/>
          </table:table-cell>
          <table:table-cell table:style-name="ce2" table:formula="of:=IF(AND([.$G20]&lt;[.ES$1];[.$H20]&gt;=[.ES$1]);1;&quot;&quot;)">
            <text:p/>
          </table:table-cell>
          <table:table-cell table:style-name="ce2" table:formula="of:=IF(AND([.$G20]&lt;[.ET$1];[.$H20]&gt;=[.ET$1]);1;&quot;&quot;)">
            <text:p/>
          </table:table-cell>
          <table:table-cell table:style-name="ce2" table:formula="of:=IF(AND([.$G20]&lt;[.EU$1];[.$H20]&gt;=[.EU$1]);1;&quot;&quot;)">
            <text:p/>
          </table:table-cell>
          <table:table-cell table:style-name="ce2" table:formula="of:=IF(AND([.$G20]&lt;[.EV$1];[.$H20]&gt;=[.EV$1]);1;&quot;&quot;)">
            <text:p/>
          </table:table-cell>
          <table:table-cell table:style-name="ce2" table:formula="of:=IF(AND([.$G20]&lt;[.EW$1];[.$H20]&gt;=[.EW$1]);1;&quot;&quot;)">
            <text:p/>
          </table:table-cell>
          <table:table-cell table:style-name="ce2" table:formula="of:=IF(AND([.$G20]&lt;[.EX$1];[.$H20]&gt;=[.EX$1]);1;&quot;&quot;)">
            <text:p/>
          </table:table-cell>
          <table:table-cell table:style-name="ce2" table:formula="of:=IF(AND([.$G20]&lt;[.EY$1];[.$H20]&gt;=[.EY$1]);1;&quot;&quot;)">
            <text:p/>
          </table:table-cell>
          <table:table-cell table:style-name="ce2" table:formula="of:=IF(AND([.$G20]&lt;[.EZ$1];[.$H20]&gt;=[.EZ$1]);1;&quot;&quot;)">
            <text:p/>
          </table:table-cell>
          <table:table-cell table:style-name="ce2" table:formula="of:=IF(AND([.$G20]&lt;[.FA$1];[.$H20]&gt;=[.FA$1]);1;&quot;&quot;)">
            <text:p/>
          </table:table-cell>
          <table:table-cell table:style-name="ce2" table:formula="of:=IF(AND([.$G20]&lt;[.FB$1];[.$H20]&gt;=[.FB$1]);1;&quot;&quot;)">
            <text:p/>
          </table:table-cell>
          <table:table-cell table:style-name="ce2" table:formula="of:=IF(AND([.$G20]&lt;[.FC$1];[.$H20]&gt;=[.FC$1]);1;&quot;&quot;)">
            <text:p/>
          </table:table-cell>
          <table:table-cell table:style-name="ce2" table:formula="of:=IF(AND([.$G20]&lt;[.FD$1];[.$H20]&gt;=[.FD$1]);1;&quot;&quot;)">
            <text:p/>
          </table:table-cell>
          <table:table-cell table:style-name="ce2" table:formula="of:=IF(AND([.$G20]&lt;[.FE$1];[.$H20]&gt;=[.FE$1]);1;&quot;&quot;)">
            <text:p/>
          </table:table-cell>
          <table:table-cell table:style-name="ce2" table:formula="of:=IF(AND([.$G20]&lt;[.FF$1];[.$H20]&gt;=[.FF$1]);1;&quot;&quot;)">
            <text:p/>
          </table:table-cell>
          <table:table-cell table:style-name="ce2" table:formula="of:=IF(AND([.$G20]&lt;[.FG$1];[.$H20]&gt;=[.FG$1]);1;&quot;&quot;)">
            <text:p/>
          </table:table-cell>
          <table:table-cell table:style-name="ce2" table:formula="of:=IF(AND([.$G20]&lt;[.FH$1];[.$H20]&gt;=[.FH$1]);1;&quot;&quot;)">
            <text:p/>
          </table:table-cell>
          <table:table-cell table:style-name="ce2" table:formula="of:=IF(AND([.$G20]&lt;[.FI$1];[.$H20]&gt;=[.FI$1]);1;&quot;&quot;)">
            <text:p/>
          </table:table-cell>
          <table:table-cell table:style-name="ce2" table:formula="of:=IF(AND([.$G20]&lt;[.FJ$1];[.$H20]&gt;=[.FJ$1]);1;&quot;&quot;)">
            <text:p/>
          </table:table-cell>
          <table:table-cell table:style-name="ce2" table:formula="of:=IF(AND([.$G20]&lt;[.FK$1];[.$H20]&gt;=[.FK$1]);1;&quot;&quot;)">
            <text:p/>
          </table:table-cell>
          <table:table-cell table:style-name="ce2" table:formula="of:=IF(AND([.$G20]&lt;[.FL$1];[.$H20]&gt;=[.FL$1]);1;&quot;&quot;)">
            <text:p/>
          </table:table-cell>
          <table:table-cell table:style-name="ce2" table:formula="of:=IF(AND([.$G20]&lt;[.FM$1];[.$H20]&gt;=[.FM$1]);1;&quot;&quot;)">
            <text:p/>
          </table:table-cell>
          <table:table-cell table:style-name="ce2" table:formula="of:=IF(AND([.$G20]&lt;[.FN$1];[.$H20]&gt;=[.FN$1]);1;&quot;&quot;)">
            <text:p/>
          </table:table-cell>
          <table:table-cell table:style-name="ce2" table:formula="of:=IF(AND([.$G20]&lt;[.FO$1];[.$H20]&gt;=[.FO$1]);1;&quot;&quot;)">
            <text:p/>
          </table:table-cell>
          <table:table-cell table:style-name="ce2" table:formula="of:=IF(AND([.$G20]&lt;[.FP$1];[.$H20]&gt;=[.FP$1]);1;&quot;&quot;)">
            <text:p/>
          </table:table-cell>
          <table:table-cell table:style-name="ce2" table:formula="of:=IF(AND([.$G20]&lt;[.FQ$1];[.$H20]&gt;=[.FQ$1]);1;&quot;&quot;)">
            <text:p/>
          </table:table-cell>
          <table:table-cell table:style-name="ce2" table:formula="of:=IF(AND([.$G20]&lt;[.FR$1];[.$H20]&gt;=[.FR$1]);1;&quot;&quot;)">
            <text:p/>
          </table:table-cell>
          <table:table-cell table:style-name="ce2" table:formula="of:=IF(AND([.$G20]&lt;[.FS$1];[.$H20]&gt;=[.FS$1]);1;&quot;&quot;)">
            <text:p/>
          </table:table-cell>
          <table:table-cell table:style-name="ce2" table:formula="of:=IF(AND([.$G20]&lt;[.FT$1];[.$H20]&gt;=[.FT$1]);1;&quot;&quot;)">
            <text:p/>
          </table:table-cell>
          <table:table-cell table:style-name="ce2" table:formula="of:=IF(AND([.$G20]&lt;[.FU$1];[.$H20]&gt;=[.FU$1]);1;&quot;&quot;)">
            <text:p/>
          </table:table-cell>
          <table:table-cell table:style-name="ce2" table:formula="of:=IF(AND([.$G20]&lt;[.FV$1];[.$H20]&gt;=[.FV$1]);1;&quot;&quot;)">
            <text:p/>
          </table:table-cell>
          <table:table-cell table:style-name="ce2" table:formula="of:=IF(AND([.$G20]&lt;[.FW$1];[.$H20]&gt;=[.FW$1]);1;&quot;&quot;)">
            <text:p/>
          </table:table-cell>
          <table:table-cell table:style-name="ce2" table:formula="of:=IF(AND([.$G20]&lt;[.FX$1];[.$H20]&gt;=[.FX$1]);1;&quot;&quot;)">
            <text:p/>
          </table:table-cell>
          <table:table-cell table:style-name="ce2" table:formula="of:=IF(AND([.$G20]&lt;[.FY$1];[.$H20]&gt;=[.FY$1]);1;&quot;&quot;)">
            <text:p/>
          </table:table-cell>
          <table:table-cell table:style-name="ce2" table:formula="of:=IF(AND([.$G20]&lt;[.FZ$1];[.$H20]&gt;=[.FZ$1]);1;&quot;&quot;)">
            <text:p/>
          </table:table-cell>
          <table:table-cell table:style-name="ce2" table:formula="of:=IF(AND([.$G20]&lt;[.GA$1];[.$H20]&gt;=[.GA$1]);1;&quot;&quot;)">
            <text:p/>
          </table:table-cell>
          <table:table-cell table:style-name="ce2" table:formula="of:=IF(AND([.$G20]&lt;[.GB$1];[.$H20]&gt;=[.GB$1]);1;&quot;&quot;)">
            <text:p/>
          </table:table-cell>
          <table:table-cell table:style-name="ce2" table:formula="of:=IF(AND([.$G20]&lt;[.GC$1];[.$H20]&gt;=[.GC$1]);1;&quot;&quot;)">
            <text:p/>
          </table:table-cell>
          <table:table-cell table:style-name="ce2" table:formula="of:=IF(AND([.$G20]&lt;[.GD$1];[.$H20]&gt;=[.GD$1]);1;&quot;&quot;)">
            <text:p/>
          </table:table-cell>
          <table:table-cell table:style-name="ce2" table:formula="of:=IF(AND([.$G20]&lt;[.GE$1];[.$H20]&gt;=[.GE$1]);1;&quot;&quot;)">
            <text:p/>
          </table:table-cell>
          <table:table-cell table:style-name="ce2" table:formula="of:=IF(AND([.$G20]&lt;[.GF$1];[.$H20]&gt;=[.GF$1]);1;&quot;&quot;)">
            <text:p/>
          </table:table-cell>
          <table:table-cell table:style-name="ce2" table:formula="of:=IF(AND([.$G20]&lt;[.GG$1];[.$H20]&gt;=[.GG$1]);1;&quot;&quot;)">
            <text:p/>
          </table:table-cell>
          <table:table-cell table:style-name="ce2" table:formula="of:=IF(AND([.$G20]&lt;[.GH$1];[.$H20]&gt;=[.GH$1]);1;&quot;&quot;)">
            <text:p/>
          </table:table-cell>
          <table:table-cell table:style-name="ce2" table:formula="of:=IF(AND([.$G20]&lt;[.GI$1];[.$H20]&gt;=[.GI$1]);1;&quot;&quot;)">
            <text:p/>
          </table:table-cell>
          <table:table-cell table:style-name="ce2" table:formula="of:=IF(AND([.$G20]&lt;[.GJ$1];[.$H20]&gt;=[.GJ$1]);1;&quot;&quot;)">
            <text:p/>
          </table:table-cell>
          <table:table-cell table:style-name="ce2" table:formula="of:=IF(AND([.$G20]&lt;[.GK$1];[.$H20]&gt;=[.GK$1]);1;&quot;&quot;)">
            <text:p/>
          </table:table-cell>
          <table:table-cell table:style-name="ce2" table:formula="of:=IF(AND([.$G20]&lt;[.GL$1];[.$H20]&gt;=[.GL$1]);1;&quot;&quot;)">
            <text:p/>
          </table:table-cell>
          <table:table-cell table:style-name="ce2" table:formula="of:=IF(AND([.$G20]&lt;[.GM$1];[.$H20]&gt;=[.GM$1]);1;&quot;&quot;)">
            <text:p/>
          </table:table-cell>
          <table:table-cell table:style-name="ce2" table:formula="of:=IF(AND([.$G20]&lt;[.GN$1];[.$H20]&gt;=[.GN$1]);1;&quot;&quot;)">
            <text:p/>
          </table:table-cell>
          <table:table-cell table:style-name="ce2" table:formula="of:=IF(AND([.$G20]&lt;[.GO$1];[.$H20]&gt;=[.GO$1]);1;&quot;&quot;)">
            <text:p/>
          </table:table-cell>
          <table:table-cell table:style-name="ce2" table:formula="of:=IF(AND([.$G20]&lt;[.GP$1];[.$H20]&gt;=[.GP$1]);1;&quot;&quot;)">
            <text:p/>
          </table:table-cell>
          <table:table-cell table:style-name="ce2" table:formula="of:=IF(AND([.$G20]&lt;[.GQ$1];[.$H20]&gt;=[.GQ$1]);1;&quot;&quot;)">
            <text:p/>
          </table:table-cell>
          <table:table-cell table:style-name="ce2" table:formula="of:=IF(AND([.$G20]&lt;[.GR$1];[.$H20]&gt;=[.GR$1]);1;&quot;&quot;)">
            <text:p/>
          </table:table-cell>
          <table:table-cell table:style-name="ce2" table:formula="of:=IF(AND([.$G20]&lt;[.GS$1];[.$H20]&gt;=[.GS$1]);1;&quot;&quot;)">
            <text:p/>
          </table:table-cell>
          <table:table-cell table:style-name="ce2" table:formula="of:=IF(AND([.$G20]&lt;[.GT$1];[.$H20]&gt;=[.GT$1]);1;&quot;&quot;)">
            <text:p/>
          </table:table-cell>
          <table:table-cell table:style-name="ce2" table:formula="of:=IF(AND([.$G20]&lt;[.GU$1];[.$H20]&gt;=[.GU$1]);1;&quot;&quot;)">
            <text:p/>
          </table:table-cell>
          <table:table-cell table:style-name="ce2" table:formula="of:=IF(AND([.$G20]&lt;[.GV$1];[.$H20]&gt;=[.GV$1]);1;&quot;&quot;)">
            <text:p/>
          </table:table-cell>
          <table:table-cell table:style-name="ce2" table:formula="of:=IF(AND([.$G20]&lt;[.GW$1];[.$H20]&gt;=[.GW$1]);1;&quot;&quot;)">
            <text:p/>
          </table:table-cell>
          <table:table-cell table:style-name="ce2" table:formula="of:=IF(AND([.$G20]&lt;[.GX$1];[.$H20]&gt;=[.GX$1]);1;&quot;&quot;)">
            <text:p/>
          </table:table-cell>
          <table:table-cell table:style-name="ce2" table:formula="of:=IF(AND([.$G20]&lt;[.GY$1];[.$H20]&gt;=[.GY$1]);1;&quot;&quot;)">
            <text:p/>
          </table:table-cell>
          <table:table-cell table:style-name="ce2" table:formula="of:=IF(AND([.$G20]&lt;[.GZ$1];[.$H20]&gt;=[.GZ$1]);1;&quot;&quot;)">
            <text:p/>
          </table:table-cell>
          <table:table-cell table:style-name="ce2" table:formula="of:=IF(AND([.$G20]&lt;[.HA$1];[.$H20]&gt;=[.HA$1]);1;&quot;&quot;)">
            <text:p/>
          </table:table-cell>
          <table:table-cell table:style-name="ce2" table:formula="of:=IF(AND([.$G20]&lt;[.HB$1];[.$H20]&gt;=[.HB$1]);1;&quot;&quot;)">
            <text:p/>
          </table:table-cell>
          <table:table-cell table:style-name="ce2" table:formula="of:=IF(AND([.$G20]&lt;[.HC$1];[.$H20]&gt;=[.HC$1]);1;&quot;&quot;)">
            <text:p/>
          </table:table-cell>
          <table:table-cell table:style-name="ce2" table:formula="of:=IF(AND([.$G20]&lt;[.HD$1];[.$H20]&gt;=[.HD$1]);1;&quot;&quot;)">
            <text:p/>
          </table:table-cell>
          <table:table-cell table:style-name="ce2" table:formula="of:=IF(AND([.$G20]&lt;[.HE$1];[.$H20]&gt;=[.HE$1]);1;&quot;&quot;)">
            <text:p/>
          </table:table-cell>
          <table:table-cell table:style-name="ce2" table:formula="of:=IF(AND([.$G20]&lt;[.HF$1];[.$H20]&gt;=[.HF$1]);1;&quot;&quot;)">
            <text:p/>
          </table:table-cell>
          <table:table-cell table:style-name="ce2" table:formula="of:=IF(AND([.$G20]&lt;[.HG$1];[.$H20]&gt;=[.HG$1]);1;&quot;&quot;)">
            <text:p/>
          </table:table-cell>
          <table:table-cell table:style-name="ce2" table:formula="of:=IF(AND([.$G20]&lt;[.HH$1];[.$H20]&gt;=[.HH$1]);1;&quot;&quot;)">
            <text:p/>
          </table:table-cell>
          <table:table-cell table:style-name="ce2" table:formula="of:=IF(AND([.$G20]&lt;[.HI$1];[.$H20]&gt;=[.HI$1]);1;&quot;&quot;)">
            <text:p/>
          </table:table-cell>
          <table:table-cell table:style-name="ce2" table:formula="of:=IF(AND([.$G20]&lt;[.HJ$1];[.$H20]&gt;=[.HJ$1]);1;&quot;&quot;)">
            <text:p/>
          </table:table-cell>
          <table:table-cell table:style-name="ce2" table:formula="of:=IF(AND([.$G20]&lt;[.HK$1];[.$H20]&gt;=[.HK$1]);1;&quot;&quot;)">
            <text:p/>
          </table:table-cell>
          <table:table-cell table:style-name="ce2" table:formula="of:=IF(AND([.$G20]&lt;[.HL$1];[.$H20]&gt;=[.HL$1]);1;&quot;&quot;)">
            <text:p/>
          </table:table-cell>
          <table:table-cell table:style-name="ce2" table:formula="of:=IF(AND([.$G20]&lt;[.HM$1];[.$H20]&gt;=[.HM$1]);1;&quot;&quot;)">
            <text:p/>
          </table:table-cell>
          <table:table-cell table:style-name="ce2" table:formula="of:=IF(AND([.$G20]&lt;[.HN$1];[.$H20]&gt;=[.HN$1]);1;&quot;&quot;)">
            <text:p/>
          </table:table-cell>
          <table:table-cell table:style-name="ce2" table:formula="of:=IF(AND([.$G20]&lt;[.HO$1];[.$H20]&gt;=[.HO$1]);1;&quot;&quot;)">
            <text:p/>
          </table:table-cell>
          <table:table-cell table:style-name="ce2" table:formula="of:=IF(AND([.$G20]&lt;[.HP$1];[.$H20]&gt;=[.HP$1]);1;&quot;&quot;)">
            <text:p/>
          </table:table-cell>
          <table:table-cell table:style-name="ce2" table:formula="of:=IF(AND([.$G20]&lt;[.HQ$1];[.$H20]&gt;=[.HQ$1]);1;&quot;&quot;)">
            <text:p/>
          </table:table-cell>
          <table:table-cell table:style-name="ce2" table:formula="of:=IF(AND([.$G20]&lt;[.HR$1];[.$H20]&gt;=[.HR$1]);1;&quot;&quot;)">
            <text:p/>
          </table:table-cell>
          <table:table-cell table:style-name="ce2" table:formula="of:=IF(AND([.$G20]&lt;[.HS$1];[.$H20]&gt;=[.HS$1]);1;&quot;&quot;)">
            <text:p/>
          </table:table-cell>
          <table:table-cell table:style-name="ce2" table:formula="of:=IF(AND([.$G20]&lt;[.HT$1];[.$H20]&gt;=[.HT$1]);1;&quot;&quot;)">
            <text:p/>
          </table:table-cell>
          <table:table-cell table:style-name="ce2" table:formula="of:=IF(AND([.$G20]&lt;[.HU$1];[.$H20]&gt;=[.HU$1]);1;&quot;&quot;)">
            <text:p/>
          </table:table-cell>
          <table:table-cell table:style-name="ce2" table:formula="of:=IF(AND([.$G20]&lt;[.HV$1];[.$H20]&gt;=[.HV$1]);1;&quot;&quot;)">
            <text:p/>
          </table:table-cell>
          <table:table-cell table:style-name="ce2" table:formula="of:=IF(AND([.$G20]&lt;[.HW$1];[.$H20]&gt;=[.HW$1]);1;&quot;&quot;)">
            <text:p/>
          </table:table-cell>
          <table:table-cell table:style-name="ce2" table:formula="of:=IF(AND([.$G20]&lt;[.HX$1];[.$H20]&gt;=[.HX$1]);1;&quot;&quot;)">
            <text:p/>
          </table:table-cell>
          <table:table-cell table:style-name="ce2" table:formula="of:=IF(AND([.$G20]&lt;[.HY$1];[.$H20]&gt;=[.HY$1]);1;&quot;&quot;)">
            <text:p/>
          </table:table-cell>
          <table:table-cell table:style-name="ce2" table:formula="of:=IF(AND([.$G20]&lt;[.HZ$1];[.$H20]&gt;=[.HZ$1]);1;&quot;&quot;)">
            <text:p/>
          </table:table-cell>
          <table:table-cell table:style-name="ce2" table:formula="of:=IF(AND([.$G20]&lt;[.IA$1];[.$H20]&gt;=[.IA$1]);1;&quot;&quot;)">
            <text:p/>
          </table:table-cell>
          <table:table-cell table:style-name="ce2" table:formula="of:=IF(AND([.$G20]&lt;[.IB$1];[.$H20]&gt;=[.IB$1]);1;&quot;&quot;)">
            <text:p/>
          </table:table-cell>
          <table:table-cell table:style-name="ce2" table:formula="of:=IF(AND([.$G20]&lt;[.IC$1];[.$H20]&gt;=[.IC$1]);1;&quot;&quot;)">
            <text:p/>
          </table:table-cell>
          <table:table-cell table:style-name="ce2" table:formula="of:=IF(AND([.$G20]&lt;[.ID$1];[.$H20]&gt;=[.ID$1]);1;&quot;&quot;)">
            <text:p/>
          </table:table-cell>
          <table:table-cell table:style-name="ce2" table:formula="of:=IF(AND([.$G20]&lt;[.IE$1];[.$H20]&gt;=[.IE$1]);1;&quot;&quot;)">
            <text:p/>
          </table:table-cell>
          <table:table-cell table:style-name="ce2" table:formula="of:=IF(AND([.$G20]&lt;[.IF$1];[.$H20]&gt;=[.IF$1]);1;&quot;&quot;)">
            <text:p/>
          </table:table-cell>
          <table:table-cell table:style-name="ce2" table:formula="of:=IF(AND([.$G20]&lt;[.IG$1];[.$H20]&gt;=[.IG$1]);1;&quot;&quot;)">
            <text:p/>
          </table:table-cell>
          <table:table-cell table:style-name="ce2" table:formula="of:=IF(AND([.$G20]&lt;[.IH$1];[.$H20]&gt;=[.IH$1]);1;&quot;&quot;)">
            <text:p/>
          </table:table-cell>
          <table:table-cell table:style-name="ce2" table:formula="of:=IF(AND([.$G20]&lt;[.II$1];[.$H20]&gt;=[.II$1]);1;&quot;&quot;)">
            <text:p/>
          </table:table-cell>
          <table:table-cell table:style-name="ce2" table:formula="of:=IF(AND([.$G20]&lt;[.IJ$1];[.$H20]&gt;=[.IJ$1]);1;&quot;&quot;)">
            <text:p/>
          </table:table-cell>
          <table:table-cell table:style-name="ce2" table:formula="of:=IF(AND([.$G20]&lt;[.IK$1];[.$H20]&gt;=[.IK$1]);1;&quot;&quot;)">
            <text:p/>
          </table:table-cell>
          <table:table-cell table:style-name="ce2" table:formula="of:=IF(AND([.$G20]&lt;[.IL$1];[.$H20]&gt;=[.IL$1]);1;&quot;&quot;)">
            <text:p/>
          </table:table-cell>
          <table:table-cell table:style-name="ce2" table:formula="of:=IF(AND([.$G20]&lt;[.IM$1];[.$H20]&gt;=[.IM$1]);1;&quot;&quot;)">
            <text:p/>
          </table:table-cell>
          <table:table-cell table:style-name="ce2" table:formula="of:=IF(AND([.$G20]&lt;[.IN$1];[.$H20]&gt;=[.IN$1]);1;&quot;&quot;)">
            <text:p/>
          </table:table-cell>
          <table:table-cell table:style-name="ce2" table:formula="of:=IF(AND([.$G20]&lt;[.IO$1];[.$H20]&gt;=[.IO$1]);1;&quot;&quot;)">
            <text:p/>
          </table:table-cell>
          <table:table-cell table:style-name="ce2" table:formula="of:=IF(AND([.$G20]&lt;[.IP$1];[.$H20]&gt;=[.IP$1]);1;&quot;&quot;)">
            <text:p/>
          </table:table-cell>
          <table:table-cell table:style-name="ce2" table:formula="of:=IF(AND([.$G20]&lt;[.IQ$1];[.$H20]&gt;=[.IQ$1]);1;&quot;&quot;)">
            <text:p/>
          </table:table-cell>
          <table:table-cell table:style-name="ce2" table:formula="of:=IF(AND([.$G20]&lt;[.IR$1];[.$H20]&gt;=[.IR$1]);1;&quot;&quot;)">
            <text:p/>
          </table:table-cell>
          <table:table-cell table:style-name="ce2" table:formula="of:=IF(AND([.$G20]&lt;[.IS$1];[.$H20]&gt;=[.IS$1]);1;&quot;&quot;)">
            <text:p/>
          </table:table-cell>
          <table:table-cell table:style-name="ce2" table:formula="of:=IF(AND([.$G20]&lt;[.IT$1];[.$H20]&gt;=[.IT$1]);1;&quot;&quot;)">
            <text:p/>
          </table:table-cell>
          <table:table-cell table:style-name="ce2" table:formula="of:=IF(AND([.$G20]&lt;[.IU$1];[.$H20]&gt;=[.IU$1]);1;&quot;&quot;)">
            <text:p/>
          </table:table-cell>
          <table:table-cell table:style-name="ce2" table:formula="of:=IF(AND([.$G20]&lt;[.IV$1];[.$H20]&gt;=[.IV$1]);1;&quot;&quot;)">
            <text:p/>
          </table:table-cell>
          <table:table-cell table:style-name="ce2" table:formula="of:=IF(AND([.$G20]&lt;[.IW$1];[.$H20]&gt;=[.IW$1]);1;&quot;&quot;)">
            <text:p/>
          </table:table-cell>
          <table:table-cell table:style-name="ce2" table:formula="of:=IF(AND([.$G20]&lt;[.IX$1];[.$H20]&gt;=[.IX$1]);1;&quot;&quot;)">
            <text:p/>
          </table:table-cell>
          <table:table-cell table:style-name="ce2" table:formula="of:=IF(AND([.$G20]&lt;[.IY$1];[.$H20]&gt;=[.IY$1]);1;&quot;&quot;)">
            <text:p/>
          </table:table-cell>
          <table:table-cell table:style-name="ce2" table:formula="of:=IF(AND([.$G20]&lt;[.IZ$1];[.$H20]&gt;=[.IZ$1]);1;&quot;&quot;)">
            <text:p/>
          </table:table-cell>
          <table:table-cell table:style-name="ce2" table:formula="of:=IF(AND([.$G20]&lt;[.JA$1];[.$H20]&gt;=[.JA$1]);1;&quot;&quot;)">
            <text:p/>
          </table:table-cell>
          <table:table-cell table:style-name="ce2" table:formula="of:=IF(AND([.$G20]&lt;[.JB$1];[.$H20]&gt;=[.JB$1]);1;&quot;&quot;)">
            <text:p/>
          </table:table-cell>
          <table:table-cell table:style-name="ce2" table:formula="of:=IF(AND([.$G20]&lt;[.JC$1];[.$H20]&gt;=[.JC$1]);1;&quot;&quot;)">
            <text:p/>
          </table:table-cell>
          <table:table-cell table:style-name="ce2" table:formula="of:=IF(AND([.$G20]&lt;[.JD$1];[.$H20]&gt;=[.JD$1]);1;&quot;&quot;)">
            <text:p/>
          </table:table-cell>
          <table:table-cell table:style-name="ce2" table:formula="of:=IF(AND([.$G20]&lt;[.JE$1];[.$H20]&gt;=[.JE$1]);1;&quot;&quot;)">
            <text:p/>
          </table:table-cell>
          <table:table-cell table:style-name="ce2" table:formula="of:=IF(AND([.$G20]&lt;[.JF$1];[.$H20]&gt;=[.JF$1]);1;&quot;&quot;)">
            <text:p/>
          </table:table-cell>
          <table:table-cell table:style-name="ce2" table:formula="of:=IF(AND([.$G20]&lt;[.JG$1];[.$H20]&gt;=[.JG$1]);1;&quot;&quot;)">
            <text:p/>
          </table:table-cell>
          <table:table-cell table:style-name="ce2" table:formula="of:=IF(AND([.$G20]&lt;[.JH$1];[.$H20]&gt;=[.JH$1]);1;&quot;&quot;)">
            <text:p/>
          </table:table-cell>
          <table:table-cell table:style-name="ce2" table:formula="of:=IF(AND([.$G20]&lt;[.JI$1];[.$H20]&gt;=[.JI$1]);1;&quot;&quot;)">
            <text:p/>
          </table:table-cell>
          <table:table-cell table:style-name="ce2" table:formula="of:=IF(AND([.$G20]&lt;[.JJ$1];[.$H20]&gt;=[.JJ$1]);1;&quot;&quot;)">
            <text:p/>
          </table:table-cell>
          <table:table-cell table:style-name="ce2" table:formula="of:=IF(AND([.$G20]&lt;[.JK$1];[.$H20]&gt;=[.JK$1]);1;&quot;&quot;)">
            <text:p/>
          </table:table-cell>
          <table:table-cell table:style-name="ce2" table:formula="of:=IF(AND([.$G20]&lt;[.JL$1];[.$H20]&gt;=[.JL$1]);1;&quot;&quot;)">
            <text:p/>
          </table:table-cell>
          <table:table-cell table:style-name="ce2" table:formula="of:=IF(AND([.$G20]&lt;[.JM$1];[.$H20]&gt;=[.JM$1]);1;&quot;&quot;)">
            <text:p/>
          </table:table-cell>
          <table:table-cell table:style-name="ce2" table:formula="of:=IF(AND([.$G20]&lt;[.JN$1];[.$H20]&gt;=[.JN$1]);1;&quot;&quot;)">
            <text:p/>
          </table:table-cell>
          <table:table-cell table:style-name="ce2" table:formula="of:=IF(AND([.$G20]&lt;[.JO$1];[.$H20]&gt;=[.JO$1]);1;&quot;&quot;)">
            <text:p/>
          </table:table-cell>
          <table:table-cell table:style-name="ce2" table:formula="of:=IF(AND([.$G20]&lt;[.JP$1];[.$H20]&gt;=[.JP$1]);1;&quot;&quot;)">
            <text:p/>
          </table:table-cell>
          <table:table-cell table:style-name="ce2" table:formula="of:=IF(AND([.$G20]&lt;[.JQ$1];[.$H20]&gt;=[.JQ$1]);1;&quot;&quot;)">
            <text:p/>
          </table:table-cell>
          <table:table-cell table:style-name="ce2" table:formula="of:=IF(AND([.$G20]&lt;[.JR$1];[.$H20]&gt;=[.JR$1]);1;&quot;&quot;)">
            <text:p/>
          </table:table-cell>
          <table:table-cell table:style-name="ce2" table:formula="of:=IF(AND([.$G20]&lt;[.JS$1];[.$H20]&gt;=[.JS$1]);1;&quot;&quot;)">
            <text:p/>
          </table:table-cell>
          <table:table-cell table:style-name="ce2" table:formula="of:=IF(AND([.$G20]&lt;[.JT$1];[.$H20]&gt;=[.JT$1]);1;&quot;&quot;)">
            <text:p/>
          </table:table-cell>
          <table:table-cell table:style-name="ce2" table:formula="of:=IF(AND([.$G20]&lt;[.JU$1];[.$H20]&gt;=[.JU$1]);1;&quot;&quot;)">
            <text:p/>
          </table:table-cell>
          <table:table-cell table:style-name="ce2" table:formula="of:=IF(AND([.$G20]&lt;[.JV$1];[.$H20]&gt;=[.JV$1]);1;&quot;&quot;)">
            <text:p/>
          </table:table-cell>
          <table:table-cell table:style-name="ce2" table:formula="of:=IF(AND([.$G20]&lt;[.JW$1];[.$H20]&gt;=[.JW$1]);1;&quot;&quot;)">
            <text:p/>
          </table:table-cell>
          <table:table-cell table:style-name="ce2" table:formula="of:=IF(AND([.$G20]&lt;[.JX$1];[.$H20]&gt;=[.JX$1]);1;&quot;&quot;)">
            <text:p/>
          </table:table-cell>
          <table:table-cell table:style-name="ce2" table:formula="of:=IF(AND([.$G20]&lt;[.JY$1];[.$H20]&gt;=[.JY$1]);1;&quot;&quot;)">
            <text:p/>
          </table:table-cell>
          <table:table-cell table:style-name="ce2" table:formula="of:=IF(AND([.$G20]&lt;[.JZ$1];[.$H20]&gt;=[.JZ$1]);1;&quot;&quot;)">
            <text:p/>
          </table:table-cell>
          <table:table-cell table:style-name="ce2" table:formula="of:=IF(AND([.$G20]&lt;[.KA$1];[.$H20]&gt;=[.KA$1]);1;&quot;&quot;)">
            <text:p/>
          </table:table-cell>
          <table:table-cell table:style-name="ce2" table:formula="of:=IF(AND([.$G20]&lt;[.KB$1];[.$H20]&gt;=[.KB$1]);1;&quot;&quot;)">
            <text:p/>
          </table:table-cell>
          <table:table-cell table:style-name="ce2" table:formula="of:=IF(AND([.$G20]&lt;[.KC$1];[.$H20]&gt;=[.KC$1]);1;&quot;&quot;)">
            <text:p/>
          </table:table-cell>
          <table:table-cell table:style-name="ce2" table:formula="of:=IF(AND([.$G20]&lt;[.KD$1];[.$H20]&gt;=[.KD$1]);1;&quot;&quot;)">
            <text:p/>
          </table:table-cell>
          <table:table-cell table:style-name="ce2" table:formula="of:=IF(AND([.$G20]&lt;[.KE$1];[.$H20]&gt;=[.KE$1]);1;&quot;&quot;)">
            <text:p/>
          </table:table-cell>
          <table:table-cell table:style-name="ce2" table:formula="of:=IF(AND([.$G20]&lt;[.KF$1];[.$H20]&gt;=[.KF$1]);1;&quot;&quot;)">
            <text:p/>
          </table:table-cell>
          <table:table-cell table:style-name="ce2" table:formula="of:=IF(AND([.$G20]&lt;[.KG$1];[.$H20]&gt;=[.KG$1]);1;&quot;&quot;)">
            <text:p/>
          </table:table-cell>
          <table:table-cell table:style-name="ce2" table:formula="of:=IF(AND([.$G20]&lt;[.KH$1];[.$H20]&gt;=[.KH$1]);1;&quot;&quot;)">
            <text:p/>
          </table:table-cell>
          <table:table-cell table:style-name="ce2" table:formula="of:=IF(AND([.$G20]&lt;[.KI$1];[.$H20]&gt;=[.KI$1]);1;&quot;&quot;)">
            <text:p/>
          </table:table-cell>
          <table:table-cell table:style-name="ce2" table:formula="of:=IF(AND([.$G20]&lt;[.KJ$1];[.$H20]&gt;=[.KJ$1]);1;&quot;&quot;)">
            <text:p/>
          </table:table-cell>
          <table:table-cell table:style-name="ce2" table:formula="of:=IF(AND([.$G20]&lt;[.KK$1];[.$H20]&gt;=[.KK$1]);1;&quot;&quot;)">
            <text:p/>
          </table:table-cell>
          <table:table-cell table:style-name="ce2" table:formula="of:=IF(AND([.$G20]&lt;[.KL$1];[.$H20]&gt;=[.KL$1]);1;&quot;&quot;)">
            <text:p/>
          </table:table-cell>
          <table:table-cell table:style-name="ce2" table:formula="of:=IF(AND([.$G20]&lt;[.KM$1];[.$H20]&gt;=[.KM$1]);1;&quot;&quot;)">
            <text:p/>
          </table:table-cell>
          <table:table-cell table:style-name="ce2" table:formula="of:=IF(AND([.$G20]&lt;[.KN$1];[.$H20]&gt;=[.KN$1]);1;&quot;&quot;)">
            <text:p/>
          </table:table-cell>
          <table:table-cell table:style-name="ce2" table:formula="of:=IF(AND([.$G20]&lt;[.KO$1];[.$H20]&gt;=[.KO$1]);1;&quot;&quot;)">
            <text:p/>
          </table:table-cell>
          <table:table-cell table:style-name="ce2" table:formula="of:=IF(AND([.$G20]&lt;[.KP$1];[.$H20]&gt;=[.KP$1]);1;&quot;&quot;)">
            <text:p/>
          </table:table-cell>
          <table:table-cell table:style-name="ce2" table:formula="of:=IF(AND([.$G20]&lt;[.KQ$1];[.$H20]&gt;=[.KQ$1]);1;&quot;&quot;)">
            <text:p/>
          </table:table-cell>
          <table:table-cell table:style-name="ce2" table:formula="of:=IF(AND([.$G20]&lt;[.KR$1];[.$H20]&gt;=[.KR$1]);1;&quot;&quot;)">
            <text:p/>
          </table:table-cell>
          <table:table-cell table:style-name="ce2" table:formula="of:=IF(AND([.$G20]&lt;[.KS$1];[.$H20]&gt;=[.KS$1]);1;&quot;&quot;)">
            <text:p/>
          </table:table-cell>
          <table:table-cell table:style-name="ce2" table:formula="of:=IF(AND([.$G20]&lt;[.KT$1];[.$H20]&gt;=[.KT$1]);1;&quot;&quot;)">
            <text:p/>
          </table:table-cell>
          <table:table-cell table:style-name="ce2" table:formula="of:=IF(AND([.$G20]&lt;[.KU$1];[.$H20]&gt;=[.KU$1]);1;&quot;&quot;)">
            <text:p/>
          </table:table-cell>
          <table:table-cell table:style-name="ce2" table:formula="of:=IF(AND([.$G20]&lt;[.KV$1];[.$H20]&gt;=[.KV$1]);1;&quot;&quot;)">
            <text:p/>
          </table:table-cell>
          <table:table-cell table:style-name="ce2" table:formula="of:=IF(AND([.$G20]&lt;[.KW$1];[.$H20]&gt;=[.KW$1]);1;&quot;&quot;)">
            <text:p/>
          </table:table-cell>
          <table:table-cell table:style-name="ce2" table:formula="of:=IF(AND([.$G20]&lt;[.KX$1];[.$H20]&gt;=[.KX$1]);1;&quot;&quot;)">
            <text:p/>
          </table:table-cell>
          <table:table-cell table:style-name="ce2" table:formula="of:=IF(AND([.$G20]&lt;[.KY$1];[.$H20]&gt;=[.KY$1]);1;&quot;&quot;)">
            <text:p/>
          </table:table-cell>
          <table:table-cell table:style-name="ce2" table:formula="of:=IF(AND([.$G20]&lt;[.KZ$1];[.$H20]&gt;=[.KZ$1]);1;&quot;&quot;)">
            <text:p/>
          </table:table-cell>
          <table:table-cell table:style-name="ce2" table:formula="of:=IF(AND([.$G20]&lt;[.LA$1];[.$H20]&gt;=[.LA$1]);1;&quot;&quot;)">
            <text:p/>
          </table:table-cell>
          <table:table-cell table:style-name="ce2" table:formula="of:=IF(AND([.$G20]&lt;[.LB$1];[.$H20]&gt;=[.LB$1]);1;&quot;&quot;)">
            <text:p/>
          </table:table-cell>
          <table:table-cell table:style-name="ce2" table:formula="of:=IF(AND([.$G20]&lt;[.LC$1];[.$H20]&gt;=[.LC$1]);1;&quot;&quot;)">
            <text:p/>
          </table:table-cell>
          <table:table-cell table:style-name="ce2" table:formula="of:=IF(AND([.$G20]&lt;[.LD$1];[.$H20]&gt;=[.LD$1]);1;&quot;&quot;)">
            <text:p/>
          </table:table-cell>
          <table:table-cell table:style-name="ce2" table:formula="of:=IF(AND([.$G20]&lt;[.LE$1];[.$H20]&gt;=[.LE$1]);1;&quot;&quot;)">
            <text:p/>
          </table:table-cell>
          <table:table-cell table:style-name="ce2" table:formula="of:=IF(AND([.$G20]&lt;[.LF$1];[.$H20]&gt;=[.LF$1]);1;&quot;&quot;)">
            <text:p/>
          </table:table-cell>
          <table:table-cell table:style-name="ce2" table:formula="of:=IF(AND([.$G20]&lt;[.LG$1];[.$H20]&gt;=[.LG$1]);1;&quot;&quot;)">
            <text:p/>
          </table:table-cell>
          <table:table-cell table:style-name="ce2" table:formula="of:=IF(AND([.$G20]&lt;[.LH$1];[.$H20]&gt;=[.LH$1]);1;&quot;&quot;)">
            <text:p/>
          </table:table-cell>
          <table:table-cell table:style-name="ce2" table:formula="of:=IF(AND([.$G20]&lt;[.LI$1];[.$H20]&gt;=[.LI$1]);1;&quot;&quot;)">
            <text:p/>
          </table:table-cell>
          <table:table-cell table:style-name="ce2" table:formula="of:=IF(AND([.$G20]&lt;[.LJ$1];[.$H20]&gt;=[.LJ$1]);1;&quot;&quot;)">
            <text:p/>
          </table:table-cell>
          <table:table-cell table:style-name="ce2" table:formula="of:=IF(AND([.$G20]&lt;[.LK$1];[.$H20]&gt;=[.LK$1]);1;&quot;&quot;)">
            <text:p/>
          </table:table-cell>
          <table:table-cell table:style-name="ce2" table:formula="of:=IF(AND([.$G20]&lt;[.LL$1];[.$H20]&gt;=[.LL$1]);1;&quot;&quot;)">
            <text:p/>
          </table:table-cell>
          <table:table-cell table:style-name="ce2" table:formula="of:=IF(AND([.$G20]&lt;[.LM$1];[.$H20]&gt;=[.LM$1]);1;&quot;&quot;)">
            <text:p/>
          </table:table-cell>
          <table:table-cell table:style-name="ce2" table:formula="of:=IF(AND([.$G20]&lt;[.LN$1];[.$H20]&gt;=[.LN$1]);1;&quot;&quot;)">
            <text:p/>
          </table:table-cell>
          <table:table-cell table:style-name="ce2" table:formula="of:=IF(AND([.$G20]&lt;[.LO$1];[.$H20]&gt;=[.LO$1]);1;&quot;&quot;)">
            <text:p/>
          </table:table-cell>
          <table:table-cell table:style-name="ce2" table:formula="of:=IF(AND([.$G20]&lt;[.LP$1];[.$H20]&gt;=[.LP$1]);1;&quot;&quot;)">
            <text:p/>
          </table:table-cell>
          <table:table-cell table:style-name="ce2" table:formula="of:=IF(AND([.$G20]&lt;[.LQ$1];[.$H20]&gt;=[.LQ$1]);1;&quot;&quot;)">
            <text:p/>
          </table:table-cell>
          <table:table-cell table:style-name="ce2" table:formula="of:=IF(AND([.$G20]&lt;[.LR$1];[.$H20]&gt;=[.LR$1]);1;&quot;&quot;)">
            <text:p/>
          </table:table-cell>
          <table:table-cell table:style-name="ce2" table:formula="of:=IF(AND([.$G20]&lt;[.LS$1];[.$H20]&gt;=[.LS$1]);1;&quot;&quot;)">
            <text:p/>
          </table:table-cell>
          <table:table-cell table:style-name="ce2" table:formula="of:=IF(AND([.$G20]&lt;[.LT$1];[.$H20]&gt;=[.LT$1]);1;&quot;&quot;)">
            <text:p/>
          </table:table-cell>
          <table:table-cell table:style-name="ce2" table:formula="of:=IF(AND([.$G20]&lt;[.LU$1];[.$H20]&gt;=[.LU$1]);1;&quot;&quot;)">
            <text:p/>
          </table:table-cell>
          <table:table-cell table:style-name="ce2" table:formula="of:=IF(AND([.$G20]&lt;[.LV$1];[.$H20]&gt;=[.LV$1]);1;&quot;&quot;)">
            <text:p/>
          </table:table-cell>
          <table:table-cell table:style-name="ce2" table:formula="of:=IF(AND([.$G20]&lt;[.LW$1];[.$H20]&gt;=[.LW$1]);1;&quot;&quot;)">
            <text:p/>
          </table:table-cell>
          <table:table-cell table:style-name="ce2" table:formula="of:=IF(AND([.$G20]&lt;[.LX$1];[.$H20]&gt;=[.LX$1]);1;&quot;&quot;)">
            <text:p/>
          </table:table-cell>
          <table:table-cell table:style-name="ce2" table:formula="of:=IF(AND([.$G20]&lt;[.LY$1];[.$H20]&gt;=[.LY$1]);1;&quot;&quot;)">
            <text:p/>
          </table:table-cell>
          <table:table-cell table:style-name="ce2" table:formula="of:=IF(AND([.$G20]&lt;[.LZ$1];[.$H20]&gt;=[.LZ$1]);1;&quot;&quot;)">
            <text:p/>
          </table:table-cell>
          <table:table-cell table:style-name="ce2" table:formula="of:=IF(AND([.$G20]&lt;[.MA$1];[.$H20]&gt;=[.MA$1]);1;&quot;&quot;)">
            <text:p/>
          </table:table-cell>
          <table:table-cell table:style-name="ce2" table:formula="of:=IF(AND([.$G20]&lt;[.MB$1];[.$H20]&gt;=[.MB$1]);1;&quot;&quot;)">
            <text:p/>
          </table:table-cell>
          <table:table-cell table:style-name="ce2" table:formula="of:=IF(AND([.$G20]&lt;[.MC$1];[.$H20]&gt;=[.MC$1]);1;&quot;&quot;)">
            <text:p/>
          </table:table-cell>
          <table:table-cell table:style-name="ce2" table:formula="of:=IF(AND([.$G20]&lt;[.MD$1];[.$H20]&gt;=[.MD$1]);1;&quot;&quot;)">
            <text:p/>
          </table:table-cell>
          <table:table-cell table:style-name="ce2" table:formula="of:=IF(AND([.$G20]&lt;[.ME$1];[.$H20]&gt;=[.ME$1]);1;&quot;&quot;)">
            <text:p/>
          </table:table-cell>
          <table:table-cell table:style-name="ce2" table:formula="of:=IF(AND([.$G20]&lt;[.MF$1];[.$H20]&gt;=[.MF$1]);1;&quot;&quot;)">
            <text:p/>
          </table:table-cell>
          <table:table-cell table:style-name="ce2" table:formula="of:=IF(AND([.$G20]&lt;[.MG$1];[.$H20]&gt;=[.MG$1]);1;&quot;&quot;)">
            <text:p/>
          </table:table-cell>
          <table:table-cell table:style-name="ce2" table:formula="of:=IF(AND([.$G20]&lt;[.MH$1];[.$H20]&gt;=[.MH$1]);1;&quot;&quot;)">
            <text:p/>
          </table:table-cell>
          <table:table-cell table:style-name="ce2" table:formula="of:=IF(AND([.$G20]&lt;[.MI$1];[.$H20]&gt;=[.MI$1]);1;&quot;&quot;)">
            <text:p/>
          </table:table-cell>
          <table:table-cell table:style-name="ce2" table:formula="of:=IF(AND([.$G20]&lt;[.MJ$1];[.$H20]&gt;=[.MJ$1]);1;&quot;&quot;)">
            <text:p/>
          </table:table-cell>
          <table:table-cell table:style-name="ce2" table:formula="of:=IF(AND([.$G20]&lt;[.MK$1];[.$H20]&gt;=[.MK$1]);1;&quot;&quot;)">
            <text:p/>
          </table:table-cell>
          <table:table-cell table:style-name="ce2" table:formula="of:=IF(AND([.$G20]&lt;[.ML$1];[.$H20]&gt;=[.ML$1]);1;&quot;&quot;)">
            <text:p/>
          </table:table-cell>
          <table:table-cell table:style-name="ce2" table:formula="of:=IF(AND([.$G20]&lt;[.MM$1];[.$H20]&gt;=[.MM$1]);1;&quot;&quot;)">
            <text:p/>
          </table:table-cell>
          <table:table-cell table:style-name="ce2" table:formula="of:=IF(AND([.$G20]&lt;[.MN$1];[.$H20]&gt;=[.MN$1]);1;&quot;&quot;)">
            <text:p/>
          </table:table-cell>
          <table:table-cell table:style-name="ce2" table:formula="of:=IF(AND([.$G20]&lt;[.MO$1];[.$H20]&gt;=[.MO$1]);1;&quot;&quot;)">
            <text:p/>
          </table:table-cell>
          <table:table-cell table:style-name="ce2" table:formula="of:=IF(AND([.$G20]&lt;[.MP$1];[.$H20]&gt;=[.MP$1]);1;&quot;&quot;)">
            <text:p/>
          </table:table-cell>
          <table:table-cell table:style-name="ce2" table:formula="of:=IF(AND([.$G20]&lt;[.MQ$1];[.$H20]&gt;=[.MQ$1]);1;&quot;&quot;)">
            <text:p/>
          </table:table-cell>
          <table:table-cell table:style-name="ce2" table:formula="of:=IF(AND([.$G20]&lt;[.MR$1];[.$H20]&gt;=[.MR$1]);1;&quot;&quot;)">
            <text:p/>
          </table:table-cell>
          <table:table-cell table:style-name="ce2" table:formula="of:=IF(AND([.$G20]&lt;[.MS$1];[.$H20]&gt;=[.MS$1]);1;&quot;&quot;)">
            <text:p/>
          </table:table-cell>
          <table:table-cell table:style-name="ce2" table:formula="of:=IF(AND([.$G20]&lt;[.MT$1];[.$H20]&gt;=[.MT$1]);1;&quot;&quot;)">
            <text:p/>
          </table:table-cell>
          <table:table-cell table:style-name="ce2" table:formula="of:=IF(AND([.$G20]&lt;[.MU$1];[.$H20]&gt;=[.MU$1]);1;&quot;&quot;)">
            <text:p/>
          </table:table-cell>
          <table:table-cell table:style-name="ce2" table:formula="of:=IF(AND([.$G20]&lt;[.MV$1];[.$H20]&gt;=[.MV$1]);1;&quot;&quot;)">
            <text:p/>
          </table:table-cell>
          <table:table-cell table:style-name="ce2" table:formula="of:=IF(AND([.$G20]&lt;[.MW$1];[.$H20]&gt;=[.MW$1]);1;&quot;&quot;)">
            <text:p/>
          </table:table-cell>
          <table:table-cell table:style-name="ce2" table:formula="of:=IF(AND([.$G20]&lt;[.MX$1];[.$H20]&gt;=[.MX$1]);1;&quot;&quot;)">
            <text:p/>
          </table:table-cell>
          <table:table-cell table:style-name="ce2" table:formula="of:=IF(AND([.$G20]&lt;[.MY$1];[.$H20]&gt;=[.MY$1]);1;&quot;&quot;)">
            <text:p/>
          </table:table-cell>
          <table:table-cell table:style-name="ce2" table:formula="of:=IF(AND([.$G20]&lt;[.MZ$1];[.$H20]&gt;=[.MZ$1]);1;&quot;&quot;)">
            <text:p/>
          </table:table-cell>
          <table:table-cell table:style-name="ce2" table:formula="of:=IF(AND([.$G20]&lt;[.NA$1];[.$H20]&gt;=[.NA$1]);1;&quot;&quot;)">
            <text:p/>
          </table:table-cell>
          <table:table-cell table:style-name="ce2" table:formula="of:=IF(AND([.$G20]&lt;[.NB$1];[.$H20]&gt;=[.NB$1]);1;&quot;&quot;)">
            <text:p/>
          </table:table-cell>
          <table:table-cell table:style-name="ce2" table:formula="of:=IF(AND([.$G20]&lt;[.NC$1];[.$H20]&gt;=[.NC$1]);1;&quot;&quot;)">
            <text:p/>
          </table:table-cell>
          <table:table-cell table:style-name="ce2" table:formula="of:=IF(AND([.$G20]&lt;[.ND$1];[.$H20]&gt;=[.ND$1]);1;&quot;&quot;)">
            <text:p/>
          </table:table-cell>
          <table:table-cell table:style-name="ce2" table:formula="of:=IF(AND([.$G20]&lt;[.NE$1];[.$H20]&gt;=[.NE$1]);1;&quot;&quot;)">
            <text:p/>
          </table:table-cell>
          <table:table-cell table:style-name="ce2" table:formula="of:=IF(AND([.$G20]&lt;[.NF$1];[.$H20]&gt;=[.NF$1]);1;&quot;&quot;)">
            <text:p/>
          </table:table-cell>
          <table:table-cell table:style-name="ce2" table:formula="of:=IF(AND([.$G20]&lt;[.NG$1];[.$H20]&gt;=[.NG$1]);1;&quot;&quot;)">
            <text:p/>
          </table:table-cell>
          <table:table-cell table:style-name="ce2" table:formula="of:=IF(AND([.$G20]&lt;[.NH$1];[.$H20]&gt;=[.NH$1]);1;&quot;&quot;)">
            <text:p/>
          </table:table-cell>
          <table:table-cell table:style-name="ce2" table:formula="of:=IF(AND([.$G20]&lt;[.NI$1];[.$H20]&gt;=[.NI$1]);1;&quot;&quot;)">
            <text:p/>
          </table:table-cell>
          <table:table-cell table:style-name="ce2" table:formula="of:=IF(AND([.$G20]&lt;[.NJ$1];[.$H20]&gt;=[.NJ$1]);1;&quot;&quot;)">
            <text:p/>
          </table:table-cell>
          <table:table-cell table:style-name="ce2" table:formula="of:=IF(AND([.$G20]&lt;[.NK$1];[.$H20]&gt;=[.NK$1]);1;&quot;&quot;)">
            <text:p/>
          </table:table-cell>
          <table:table-cell table:style-name="ce2" table:formula="of:=IF(AND([.$G20]&lt;[.NL$1];[.$H20]&gt;=[.NL$1]);1;&quot;&quot;)">
            <text:p/>
          </table:table-cell>
          <table:table-cell table:style-name="ce2" table:formula="of:=IF(AND([.$G20]&lt;[.NM$1];[.$H20]&gt;=[.NM$1]);1;&quot;&quot;)">
            <text:p/>
          </table:table-cell>
          <table:table-cell table:style-name="ce2" table:formula="of:=IF(AND([.$G20]&lt;[.NN$1];[.$H20]&gt;=[.NN$1]);1;&quot;&quot;)">
            <text:p/>
          </table:table-cell>
          <table:table-cell table:style-name="ce2" table:formula="of:=IF(AND([.$G20]&lt;[.NO$1];[.$H20]&gt;=[.NO$1]);1;&quot;&quot;)">
            <text:p/>
          </table:table-cell>
          <table:table-cell table:style-name="ce2" table:formula="of:=IF(AND([.$G20]&lt;[.NP$1];[.$H20]&gt;=[.NP$1]);1;&quot;&quot;)">
            <text:p/>
          </table:table-cell>
          <table:table-cell table:style-name="ce2" table:formula="of:=IF(AND([.$G20]&lt;[.NQ$1];[.$H20]&gt;=[.NQ$1]);1;&quot;&quot;)">
            <text:p/>
          </table:table-cell>
          <table:table-cell table:style-name="ce2" table:formula="of:=IF(AND([.$G20]&lt;[.NR$1];[.$H20]&gt;=[.NR$1]);1;&quot;&quot;)">
            <text:p/>
          </table:table-cell>
          <table:table-cell table:style-name="ce2" table:formula="of:=IF(AND([.$G20]&lt;[.NS$1];[.$H20]&gt;=[.NS$1]);1;&quot;&quot;)">
            <text:p/>
          </table:table-cell>
          <table:table-cell table:style-name="ce2" table:formula="of:=IF(AND([.$G20]&lt;[.NT$1];[.$H20]&gt;=[.NT$1]);1;&quot;&quot;)">
            <text:p/>
          </table:table-cell>
          <table:table-cell table:style-name="ce2" table:formula="of:=IF(AND([.$G20]&lt;[.NU$1];[.$H20]&gt;=[.NU$1]);1;&quot;&quot;)">
            <text:p/>
          </table:table-cell>
          <table:table-cell table:style-name="ce2" table:formula="of:=IF(AND([.$G20]&lt;[.NV$1];[.$H20]&gt;=[.NV$1]);1;&quot;&quot;)">
            <text:p/>
          </table:table-cell>
          <table:table-cell table:style-name="ce2" table:formula="of:=IF(AND([.$G20]&lt;[.NW$1];[.$H20]&gt;=[.NW$1]);1;&quot;&quot;)">
            <text:p/>
          </table:table-cell>
          <table:table-cell table:style-name="ce2" table:formula="of:=IF(AND([.$G20]&lt;[.NX$1];[.$H20]&gt;=[.NX$1]);1;&quot;&quot;)">
            <text:p/>
          </table:table-cell>
          <table:table-cell table:style-name="ce2" table:formula="of:=IF(AND([.$G20]&lt;[.NY$1];[.$H20]&gt;=[.NY$1]);1;&quot;&quot;)">
            <text:p/>
          </table:table-cell>
          <table:table-cell table:style-name="ce2" table:formula="of:=IF(AND([.$G20]&lt;[.NZ$1];[.$H20]&gt;=[.NZ$1]);1;&quot;&quot;)">
            <text:p/>
          </table:table-cell>
          <table:table-cell table:style-name="ce2" table:formula="of:=IF(AND([.$G20]&lt;[.OA$1];[.$H20]&gt;=[.OA$1]);1;&quot;&quot;)">
            <text:p/>
          </table:table-cell>
          <table:table-cell table:style-name="ce2" table:formula="of:=IF(AND([.$G20]&lt;[.OB$1];[.$H20]&gt;=[.OB$1]);1;&quot;&quot;)">
            <text:p/>
          </table:table-cell>
          <table:table-cell table:style-name="ce2" table:formula="of:=IF(AND([.$G20]&lt;[.OC$1];[.$H20]&gt;=[.OC$1]);1;&quot;&quot;)">
            <text:p/>
          </table:table-cell>
          <table:table-cell table:style-name="ce2" table:formula="of:=IF(AND([.$G20]&lt;[.OD$1];[.$H20]&gt;=[.OD$1]);1;&quot;&quot;)">
            <text:p/>
          </table:table-cell>
          <table:table-cell table:style-name="ce2" table:formula="of:=IF(AND([.$G20]&lt;[.OE$1];[.$H20]&gt;=[.OE$1]);1;&quot;&quot;)">
            <text:p/>
          </table:table-cell>
          <table:table-cell table:style-name="ce2" table:formula="of:=IF(AND([.$G20]&lt;[.OF$1];[.$H20]&gt;=[.OF$1]);1;&quot;&quot;)">
            <text:p/>
          </table:table-cell>
          <table:table-cell table:style-name="ce2" table:formula="of:=IF(AND([.$G20]&lt;[.OG$1];[.$H20]&gt;=[.OG$1]);1;&quot;&quot;)">
            <text:p/>
          </table:table-cell>
          <table:table-cell table:style-name="ce2" table:formula="of:=IF(AND([.$G20]&lt;[.OH$1];[.$H20]&gt;=[.OH$1]);1;&quot;&quot;)">
            <text:p/>
          </table:table-cell>
          <table:table-cell table:style-name="ce2" table:formula="of:=IF(AND([.$G20]&lt;[.OI$1];[.$H20]&gt;=[.OI$1]);1;&quot;&quot;)">
            <text:p/>
          </table:table-cell>
          <table:table-cell table:style-name="ce2" table:formula="of:=IF(AND([.$G20]&lt;[.OJ$1];[.$H20]&gt;=[.OJ$1]);1;&quot;&quot;)">
            <text:p/>
          </table:table-cell>
          <table:table-cell table:style-name="ce2" table:formula="of:=IF(AND([.$G20]&lt;[.OK$1];[.$H20]&gt;=[.OK$1]);1;&quot;&quot;)">
            <text:p/>
          </table:table-cell>
          <table:table-cell table:style-name="ce2" table:formula="of:=IF(AND([.$G20]&lt;[.OL$1];[.$H20]&gt;=[.OL$1]);1;&quot;&quot;)">
            <text:p/>
          </table:table-cell>
          <table:table-cell table:style-name="ce2" table:formula="of:=IF(AND([.$G20]&lt;[.OM$1];[.$H20]&gt;=[.OM$1]);1;&quot;&quot;)">
            <text:p/>
          </table:table-cell>
          <table:table-cell table:style-name="ce2" table:formula="of:=IF(AND([.$G20]&lt;[.ON$1];[.$H20]&gt;=[.ON$1]);1;&quot;&quot;)">
            <text:p/>
          </table:table-cell>
          <table:table-cell table:style-name="ce2" table:formula="of:=IF(AND([.$G20]&lt;[.OO$1];[.$H20]&gt;=[.OO$1]);1;&quot;&quot;)">
            <text:p/>
          </table:table-cell>
          <table:table-cell table:style-name="ce2" table:formula="of:=IF(AND([.$G20]&lt;[.OP$1];[.$H20]&gt;=[.OP$1]);1;&quot;&quot;)">
            <text:p/>
          </table:table-cell>
          <table:table-cell table:style-name="ce2" table:formula="of:=IF(AND([.$G20]&lt;[.OQ$1];[.$H20]&gt;=[.OQ$1]);1;&quot;&quot;)">
            <text:p/>
          </table:table-cell>
          <table:table-cell table:style-name="ce2" table:formula="of:=IF(AND([.$G20]&lt;[.OR$1];[.$H20]&gt;=[.OR$1]);1;&quot;&quot;)">
            <text:p/>
          </table:table-cell>
          <table:table-cell table:style-name="ce2" table:formula="of:=IF(AND([.$G20]&lt;[.OS$1];[.$H20]&gt;=[.OS$1]);1;&quot;&quot;)">
            <text:p/>
          </table:table-cell>
          <table:table-cell table:style-name="ce2" table:formula="of:=IF(AND([.$G20]&lt;[.OT$1];[.$H20]&gt;=[.OT$1]);1;&quot;&quot;)">
            <text:p/>
          </table:table-cell>
          <table:table-cell table:style-name="ce2" table:formula="of:=IF(AND([.$G20]&lt;[.OU$1];[.$H20]&gt;=[.OU$1]);1;&quot;&quot;)">
            <text:p/>
          </table:table-cell>
          <table:table-cell table:style-name="ce2" table:formula="of:=IF(AND([.$G20]&lt;[.OV$1];[.$H20]&gt;=[.OV$1]);1;&quot;&quot;)">
            <text:p/>
          </table:table-cell>
          <table:table-cell table:style-name="ce2" table:formula="of:=IF(AND([.$G20]&lt;[.OW$1];[.$H20]&gt;=[.OW$1]);1;&quot;&quot;)">
            <text:p/>
          </table:table-cell>
          <table:table-cell table:style-name="ce2" table:formula="of:=IF(AND([.$G20]&lt;[.OX$1];[.$H20]&gt;=[.OX$1]);1;&quot;&quot;)">
            <text:p/>
          </table:table-cell>
          <table:table-cell table:style-name="ce2" table:formula="of:=IF(AND([.$G20]&lt;[.OY$1];[.$H20]&gt;=[.OY$1]);1;&quot;&quot;)">
            <text:p/>
          </table:table-cell>
          <table:table-cell table:style-name="ce2" table:formula="of:=IF(AND([.$G20]&lt;[.OZ$1];[.$H20]&gt;=[.OZ$1]);1;&quot;&quot;)">
            <text:p/>
          </table:table-cell>
          <table:table-cell table:style-name="ce2" table:formula="of:=IF(AND([.$G20]&lt;[.PA$1];[.$H20]&gt;=[.PA$1]);1;&quot;&quot;)">
            <text:p/>
          </table:table-cell>
          <table:table-cell table:style-name="ce2" table:formula="of:=IF(AND([.$G20]&lt;[.PB$1];[.$H20]&gt;=[.PB$1]);1;&quot;&quot;)">
            <text:p/>
          </table:table-cell>
          <table:table-cell table:style-name="ce2" table:formula="of:=IF(AND([.$G20]&lt;[.PC$1];[.$H20]&gt;=[.PC$1]);1;&quot;&quot;)">
            <text:p/>
          </table:table-cell>
          <table:table-cell table:style-name="ce2" table:formula="of:=IF(AND([.$G20]&lt;[.PD$1];[.$H20]&gt;=[.PD$1]);1;&quot;&quot;)">
            <text:p/>
          </table:table-cell>
          <table:table-cell table:style-name="ce2" table:formula="of:=IF(AND([.$G20]&lt;[.PE$1];[.$H20]&gt;=[.PE$1]);1;&quot;&quot;)">
            <text:p/>
          </table:table-cell>
          <table:table-cell table:style-name="ce2" table:formula="of:=IF(AND([.$G20]&lt;[.PF$1];[.$H20]&gt;=[.PF$1]);1;&quot;&quot;)">
            <text:p/>
          </table:table-cell>
          <table:table-cell table:style-name="ce2" table:formula="of:=IF(AND([.$G20]&lt;[.PG$1];[.$H20]&gt;=[.PG$1]);1;&quot;&quot;)">
            <text:p/>
          </table:table-cell>
          <table:table-cell table:style-name="ce2" table:formula="of:=IF(AND([.$G20]&lt;[.PH$1];[.$H20]&gt;=[.PH$1]);1;&quot;&quot;)">
            <text:p/>
          </table:table-cell>
          <table:table-cell table:style-name="ce2" table:formula="of:=IF(AND([.$G20]&lt;[.PI$1];[.$H20]&gt;=[.PI$1]);1;&quot;&quot;)">
            <text:p/>
          </table:table-cell>
          <table:table-cell table:style-name="ce2" table:formula="of:=IF(AND([.$G20]&lt;[.PJ$1];[.$H20]&gt;=[.PJ$1]);1;&quot;&quot;)">
            <text:p/>
          </table:table-cell>
          <table:table-cell table:style-name="ce2" table:formula="of:=IF(AND([.$G20]&lt;[.PK$1];[.$H20]&gt;=[.PK$1]);1;&quot;&quot;)">
            <text:p/>
          </table:table-cell>
          <table:table-cell table:style-name="ce2" table:formula="of:=IF(AND([.$G20]&lt;[.PL$1];[.$H20]&gt;=[.PL$1]);1;&quot;&quot;)">
            <text:p/>
          </table:table-cell>
          <table:table-cell table:style-name="ce2" table:formula="of:=IF(AND([.$G20]&lt;[.PM$1];[.$H20]&gt;=[.PM$1]);1;&quot;&quot;)">
            <text:p/>
          </table:table-cell>
          <table:table-cell table:style-name="ce2" table:formula="of:=IF(AND([.$G20]&lt;[.PN$1];[.$H20]&gt;=[.PN$1]);1;&quot;&quot;)">
            <text:p/>
          </table:table-cell>
          <table:table-cell table:style-name="ce2" table:formula="of:=IF(AND([.$G20]&lt;[.PO$1];[.$H20]&gt;=[.PO$1]);1;&quot;&quot;)">
            <text:p/>
          </table:table-cell>
          <table:table-cell table:style-name="ce2" table:formula="of:=IF(AND([.$G20]&lt;[.PP$1];[.$H20]&gt;=[.PP$1]);1;&quot;&quot;)">
            <text:p/>
          </table:table-cell>
          <table:table-cell table:style-name="ce2" table:formula="of:=IF(AND([.$G20]&lt;[.PQ$1];[.$H20]&gt;=[.PQ$1]);1;&quot;&quot;)">
            <text:p/>
          </table:table-cell>
          <table:table-cell table:style-name="ce2" table:formula="of:=IF(AND([.$G20]&lt;[.PR$1];[.$H20]&gt;=[.PR$1]);1;&quot;&quot;)">
            <text:p/>
          </table:table-cell>
          <table:table-cell table:style-name="ce2" table:formula="of:=IF(AND([.$G20]&lt;[.PS$1];[.$H20]&gt;=[.PS$1]);1;&quot;&quot;)">
            <text:p/>
          </table:table-cell>
          <table:table-cell table:style-name="ce2" table:formula="of:=IF(AND([.$G20]&lt;[.PT$1];[.$H20]&gt;=[.PT$1]);1;&quot;&quot;)">
            <text:p/>
          </table:table-cell>
          <table:table-cell table:style-name="ce2" table:formula="of:=IF(AND([.$G20]&lt;[.PU$1];[.$H20]&gt;=[.PU$1]);1;&quot;&quot;)">
            <text:p/>
          </table:table-cell>
          <table:table-cell table:style-name="ce2" table:formula="of:=IF(AND([.$G20]&lt;[.PV$1];[.$H20]&gt;=[.PV$1]);1;&quot;&quot;)">
            <text:p/>
          </table:table-cell>
          <table:table-cell table:style-name="ce2" table:formula="of:=IF(AND([.$G20]&lt;[.PW$1];[.$H20]&gt;=[.PW$1]);1;&quot;&quot;)">
            <text:p/>
          </table:table-cell>
          <table:table-cell table:style-name="ce2" table:formula="of:=IF(AND([.$G20]&lt;[.PX$1];[.$H20]&gt;=[.PX$1]);1;&quot;&quot;)">
            <text:p/>
          </table:table-cell>
          <table:table-cell table:style-name="ce2" table:formula="of:=IF(AND([.$G20]&lt;[.PY$1];[.$H20]&gt;=[.PY$1]);1;&quot;&quot;)">
            <text:p/>
          </table:table-cell>
          <table:table-cell table:style-name="ce2" table:formula="of:=IF(AND([.$G20]&lt;[.PZ$1];[.$H20]&gt;=[.PZ$1]);1;&quot;&quot;)">
            <text:p/>
          </table:table-cell>
          <table:table-cell table:style-name="ce2" table:formula="of:=IF(AND([.$G20]&lt;[.QA$1];[.$H20]&gt;=[.QA$1]);1;&quot;&quot;)">
            <text:p/>
          </table:table-cell>
          <table:table-cell table:style-name="ce2" table:formula="of:=IF(AND([.$G20]&lt;[.QB$1];[.$H20]&gt;=[.QB$1]);1;&quot;&quot;)">
            <text:p/>
          </table:table-cell>
          <table:table-cell table:style-name="ce2" table:formula="of:=IF(AND([.$G20]&lt;[.QC$1];[.$H20]&gt;=[.QC$1]);1;&quot;&quot;)">
            <text:p/>
          </table:table-cell>
          <table:table-cell table:style-name="ce2" table:formula="of:=IF(AND([.$G20]&lt;[.QD$1];[.$H20]&gt;=[.QD$1]);1;&quot;&quot;)">
            <text:p/>
          </table:table-cell>
          <table:table-cell table:style-name="ce2" table:formula="of:=IF(AND([.$G20]&lt;[.QE$1];[.$H20]&gt;=[.QE$1]);1;&quot;&quot;)">
            <text:p/>
          </table:table-cell>
          <table:table-cell table:style-name="ce2" table:formula="of:=IF(AND([.$G20]&lt;[.QF$1];[.$H20]&gt;=[.QF$1]);1;&quot;&quot;)">
            <text:p/>
          </table:table-cell>
          <table:table-cell table:style-name="ce2" table:formula="of:=IF(AND([.$G20]&lt;[.QG$1];[.$H20]&gt;=[.QG$1]);1;&quot;&quot;)">
            <text:p/>
          </table:table-cell>
          <table:table-cell table:style-name="ce2" table:formula="of:=IF(AND([.$G20]&lt;[.QH$1];[.$H20]&gt;=[.QH$1]);1;&quot;&quot;)">
            <text:p/>
          </table:table-cell>
          <table:table-cell table:style-name="ce2" table:formula="of:=IF(AND([.$G20]&lt;[.QI$1];[.$H20]&gt;=[.QI$1]);1;&quot;&quot;)">
            <text:p/>
          </table:table-cell>
          <table:table-cell table:style-name="ce2" table:formula="of:=IF(AND([.$G20]&lt;[.QJ$1];[.$H20]&gt;=[.QJ$1]);1;&quot;&quot;)">
            <text:p/>
          </table:table-cell>
          <table:table-cell table:style-name="ce2" table:formula="of:=IF(AND([.$G20]&lt;[.QK$1];[.$H20]&gt;=[.QK$1]);1;&quot;&quot;)">
            <text:p/>
          </table:table-cell>
          <table:table-cell table:style-name="ce2" table:formula="of:=IF(AND([.$G20]&lt;[.QL$1];[.$H20]&gt;=[.QL$1]);1;&quot;&quot;)">
            <text:p/>
          </table:table-cell>
          <table:table-cell table:style-name="ce2" table:formula="of:=IF(AND([.$G20]&lt;[.QM$1];[.$H20]&gt;=[.QM$1]);1;&quot;&quot;)">
            <text:p/>
          </table:table-cell>
          <table:table-cell table:style-name="ce2" table:formula="of:=IF(AND([.$G20]&lt;[.QN$1];[.$H20]&gt;=[.QN$1]);1;&quot;&quot;)">
            <text:p/>
          </table:table-cell>
          <table:table-cell table:style-name="ce2" table:formula="of:=IF(AND([.$G20]&lt;[.QO$1];[.$H20]&gt;=[.QO$1]);1;&quot;&quot;)">
            <text:p/>
          </table:table-cell>
          <table:table-cell table:style-name="ce2" table:formula="of:=IF(AND([.$G20]&lt;[.QP$1];[.$H20]&gt;=[.QP$1]);1;&quot;&quot;)">
            <text:p/>
          </table:table-cell>
          <table:table-cell table:style-name="ce2" table:formula="of:=IF(AND([.$G20]&lt;[.QQ$1];[.$H20]&gt;=[.QQ$1]);1;&quot;&quot;)">
            <text:p/>
          </table:table-cell>
          <table:table-cell table:style-name="ce2" table:formula="of:=IF(AND([.$G20]&lt;[.QR$1];[.$H20]&gt;=[.QR$1]);1;&quot;&quot;)">
            <text:p/>
          </table:table-cell>
          <table:table-cell table:style-name="ce2" table:formula="of:=IF(AND([.$G20]&lt;[.QS$1];[.$H20]&gt;=[.QS$1]);1;&quot;&quot;)">
            <text:p/>
          </table:table-cell>
          <table:table-cell table:style-name="ce2" table:formula="of:=IF(AND([.$G20]&lt;[.QT$1];[.$H20]&gt;=[.QT$1]);1;&quot;&quot;)">
            <text:p/>
          </table:table-cell>
          <table:table-cell table:style-name="ce2" table:formula="of:=IF(AND([.$G20]&lt;[.QU$1];[.$H20]&gt;=[.QU$1]);1;&quot;&quot;)">
            <text:p/>
          </table:table-cell>
          <table:table-cell table:style-name="ce2" table:formula="of:=IF(AND([.$G20]&lt;[.QV$1];[.$H20]&gt;=[.QV$1]);1;&quot;&quot;)">
            <text:p/>
          </table:table-cell>
          <table:table-cell table:style-name="ce2" table:formula="of:=IF(AND([.$G20]&lt;[.QW$1];[.$H20]&gt;=[.QW$1]);1;&quot;&quot;)">
            <text:p/>
          </table:table-cell>
          <table:table-cell table:style-name="ce2" table:formula="of:=IF(AND([.$G20]&lt;[.QX$1];[.$H20]&gt;=[.QX$1]);1;&quot;&quot;)">
            <text:p/>
          </table:table-cell>
          <table:table-cell table:style-name="ce2" table:formula="of:=IF(AND([.$G20]&lt;[.QY$1];[.$H20]&gt;=[.QY$1]);1;&quot;&quot;)">
            <text:p/>
          </table:table-cell>
          <table:table-cell table:style-name="ce2" table:formula="of:=IF(AND([.$G20]&lt;[.QZ$1];[.$H20]&gt;=[.QZ$1]);1;&quot;&quot;)">
            <text:p/>
          </table:table-cell>
          <table:table-cell table:style-name="ce2" table:formula="of:=IF(AND([.$G20]&lt;[.RA$1];[.$H20]&gt;=[.RA$1]);1;&quot;&quot;)">
            <text:p/>
          </table:table-cell>
          <table:table-cell table:style-name="ce2" table:formula="of:=IF(AND([.$G20]&lt;[.RB$1];[.$H20]&gt;=[.RB$1]);1;&quot;&quot;)">
            <text:p/>
          </table:table-cell>
          <table:table-cell table:style-name="ce2" table:formula="of:=IF(AND([.$G20]&lt;[.RC$1];[.$H20]&gt;=[.RC$1]);1;&quot;&quot;)">
            <text:p/>
          </table:table-cell>
          <table:table-cell table:style-name="ce2" table:formula="of:=IF(AND([.$G20]&lt;[.RD$1];[.$H20]&gt;=[.RD$1]);1;&quot;&quot;)">
            <text:p/>
          </table:table-cell>
          <table:table-cell table:style-name="ce2" table:formula="of:=IF(AND([.$G20]&lt;[.RE$1];[.$H20]&gt;=[.RE$1]);1;&quot;&quot;)">
            <text:p/>
          </table:table-cell>
          <table:table-cell table:style-name="ce2" table:formula="of:=IF(AND([.$G20]&lt;[.RF$1];[.$H20]&gt;=[.RF$1]);1;&quot;&quot;)">
            <text:p/>
          </table:table-cell>
          <table:table-cell table:style-name="ce2" table:formula="of:=IF(AND([.$G20]&lt;[.RG$1];[.$H20]&gt;=[.RG$1]);1;&quot;&quot;)">
            <text:p/>
          </table:table-cell>
          <table:table-cell table:style-name="ce2" table:formula="of:=IF(AND([.$G20]&lt;[.RH$1];[.$H20]&gt;=[.RH$1]);1;&quot;&quot;)">
            <text:p/>
          </table:table-cell>
          <table:table-cell table:style-name="ce2" table:formula="of:=IF(AND([.$G20]&lt;[.RI$1];[.$H20]&gt;=[.RI$1]);1;&quot;&quot;)">
            <text:p/>
          </table:table-cell>
          <table:table-cell table:style-name="ce2" table:formula="of:=IF(AND([.$G20]&lt;[.RJ$1];[.$H20]&gt;=[.RJ$1]);1;&quot;&quot;)">
            <text:p/>
          </table:table-cell>
          <table:table-cell table:style-name="ce2" table:formula="of:=IF(AND([.$G20]&lt;[.RK$1];[.$H20]&gt;=[.RK$1]);1;&quot;&quot;)">
            <text:p/>
          </table:table-cell>
          <table:table-cell table:style-name="ce2" table:formula="of:=IF(AND([.$G20]&lt;[.RL$1];[.$H20]&gt;=[.RL$1]);1;&quot;&quot;)">
            <text:p/>
          </table:table-cell>
          <table:table-cell table:style-name="ce2" table:formula="of:=IF(AND([.$G20]&lt;[.RM$1];[.$H20]&gt;=[.RM$1]);1;&quot;&quot;)">
            <text:p/>
          </table:table-cell>
          <table:table-cell table:style-name="ce2" table:formula="of:=IF(AND([.$G20]&lt;[.RN$1];[.$H20]&gt;=[.RN$1]);1;&quot;&quot;)">
            <text:p/>
          </table:table-cell>
          <table:table-cell table:style-name="ce2" table:formula="of:=IF(AND([.$G20]&lt;[.RO$1];[.$H20]&gt;=[.RO$1]);1;&quot;&quot;)">
            <text:p/>
          </table:table-cell>
          <table:table-cell table:style-name="ce2" table:formula="of:=IF(AND([.$G20]&lt;[.RP$1];[.$H20]&gt;=[.RP$1]);1;&quot;&quot;)">
            <text:p/>
          </table:table-cell>
          <table:table-cell table:style-name="ce2" table:formula="of:=IF(AND([.$G20]&lt;[.RQ$1];[.$H20]&gt;=[.RQ$1]);1;&quot;&quot;)">
            <text:p/>
          </table:table-cell>
          <table:table-cell table:style-name="ce2" table:formula="of:=IF(AND([.$G20]&lt;[.RR$1];[.$H20]&gt;=[.RR$1]);1;&quot;&quot;)">
            <text:p/>
          </table:table-cell>
          <table:table-cell table:style-name="ce2" table:formula="of:=IF(AND([.$G20]&lt;[.RS$1];[.$H20]&gt;=[.RS$1]);1;&quot;&quot;)">
            <text:p/>
          </table:table-cell>
          <table:table-cell table:style-name="ce2" table:formula="of:=IF(AND([.$G20]&lt;[.RT$1];[.$H20]&gt;=[.RT$1]);1;&quot;&quot;)">
            <text:p/>
          </table:table-cell>
          <table:table-cell table:style-name="ce2" table:formula="of:=IF(AND([.$G20]&lt;[.RU$1];[.$H20]&gt;=[.RU$1]);1;&quot;&quot;)">
            <text:p/>
          </table:table-cell>
          <table:table-cell table:style-name="ce2" table:formula="of:=IF(AND([.$G20]&lt;[.RV$1];[.$H20]&gt;=[.RV$1]);1;&quot;&quot;)">
            <text:p/>
          </table:table-cell>
          <table:table-cell table:style-name="ce2" table:formula="of:=IF(AND([.$G20]&lt;[.RW$1];[.$H20]&gt;=[.RW$1]);1;&quot;&quot;)">
            <text:p/>
          </table:table-cell>
          <table:table-cell table:style-name="ce2" table:formula="of:=IF(AND([.$G20]&lt;[.RX$1];[.$H20]&gt;=[.RX$1]);1;&quot;&quot;)">
            <text:p/>
          </table:table-cell>
          <table:table-cell table:style-name="ce2" table:formula="of:=IF(AND([.$G20]&lt;[.RY$1];[.$H20]&gt;=[.RY$1]);1;&quot;&quot;)">
            <text:p/>
          </table:table-cell>
          <table:table-cell table:style-name="ce2" table:formula="of:=IF(AND([.$G20]&lt;[.RZ$1];[.$H20]&gt;=[.RZ$1]);1;&quot;&quot;)">
            <text:p/>
          </table:table-cell>
          <table:table-cell table:style-name="ce2" table:formula="of:=IF(AND([.$G20]&lt;[.SA$1];[.$H20]&gt;=[.SA$1]);1;&quot;&quot;)">
            <text:p/>
          </table:table-cell>
          <table:table-cell table:style-name="ce2" table:formula="of:=IF(AND([.$G20]&lt;[.SB$1];[.$H20]&gt;=[.SB$1]);1;&quot;&quot;)">
            <text:p/>
          </table:table-cell>
          <table:table-cell table:style-name="ce2" table:formula="of:=IF(AND([.$G20]&lt;[.SC$1];[.$H20]&gt;=[.SC$1]);1;&quot;&quot;)">
            <text:p/>
          </table:table-cell>
          <table:table-cell table:style-name="ce2" table:formula="of:=IF(AND([.$G20]&lt;[.SD$1];[.$H20]&gt;=[.SD$1]);1;&quot;&quot;)">
            <text:p/>
          </table:table-cell>
          <table:table-cell table:style-name="ce2" table:formula="of:=IF(AND([.$G20]&lt;[.SE$1];[.$H20]&gt;=[.SE$1]);1;&quot;&quot;)">
            <text:p/>
          </table:table-cell>
          <table:table-cell table:style-name="ce2" table:formula="of:=IF(AND([.$G20]&lt;[.SF$1];[.$H20]&gt;=[.SF$1]);1;&quot;&quot;)">
            <text:p/>
          </table:table-cell>
          <table:table-cell table:style-name="ce2" table:formula="of:=IF(AND([.$G20]&lt;[.SG$1];[.$H20]&gt;=[.SG$1]);1;&quot;&quot;)">
            <text:p/>
          </table:table-cell>
          <table:table-cell table:style-name="ce2" table:formula="of:=IF(AND([.$G20]&lt;[.SH$1];[.$H20]&gt;=[.SH$1]);1;&quot;&quot;)">
            <text:p/>
          </table:table-cell>
          <table:table-cell table:style-name="ce2" table:formula="of:=IF(AND([.$G20]&lt;[.SI$1];[.$H20]&gt;=[.SI$1]);1;&quot;&quot;)">
            <text:p/>
          </table:table-cell>
          <table:table-cell table:style-name="ce2" table:formula="of:=IF(AND([.$G20]&lt;[.SJ$1];[.$H20]&gt;=[.SJ$1]);1;&quot;&quot;)">
            <text:p/>
          </table:table-cell>
          <table:table-cell table:style-name="ce2" table:formula="of:=IF(AND([.$G20]&lt;[.SK$1];[.$H20]&gt;=[.SK$1]);1;&quot;&quot;)">
            <text:p/>
          </table:table-cell>
          <table:table-cell table:style-name="ce2" table:formula="of:=IF(AND([.$G20]&lt;[.SL$1];[.$H20]&gt;=[.SL$1]);1;&quot;&quot;)">
            <text:p/>
          </table:table-cell>
          <table:table-cell table:style-name="ce2" table:formula="of:=IF(AND([.$G20]&lt;[.SM$1];[.$H20]&gt;=[.SM$1]);1;&quot;&quot;)">
            <text:p/>
          </table:table-cell>
          <table:table-cell table:style-name="ce2" table:formula="of:=IF(AND([.$G20]&lt;[.SN$1];[.$H20]&gt;=[.SN$1]);1;&quot;&quot;)">
            <text:p/>
          </table:table-cell>
          <table:table-cell table:style-name="ce2" table:formula="of:=IF(AND([.$G20]&lt;[.SO$1];[.$H20]&gt;=[.SO$1]);1;&quot;&quot;)">
            <text:p/>
          </table:table-cell>
          <table:table-cell table:style-name="ce2" table:formula="of:=IF(AND([.$G20]&lt;[.SP$1];[.$H20]&gt;=[.SP$1]);1;&quot;&quot;)">
            <text:p/>
          </table:table-cell>
          <table:table-cell table:style-name="ce2" table:formula="of:=IF(AND([.$G20]&lt;[.SQ$1];[.$H20]&gt;=[.SQ$1]);1;&quot;&quot;)">
            <text:p/>
          </table:table-cell>
          <table:table-cell table:style-name="ce2" table:formula="of:=IF(AND([.$G20]&lt;[.SR$1];[.$H20]&gt;=[.SR$1]);1;&quot;&quot;)">
            <text:p/>
          </table:table-cell>
          <table:table-cell table:style-name="ce2" table:formula="of:=IF(AND([.$G20]&lt;[.SS$1];[.$H20]&gt;=[.SS$1]);1;&quot;&quot;)">
            <text:p/>
          </table:table-cell>
          <table:table-cell table:style-name="ce2" table:formula="of:=IF(AND([.$G20]&lt;[.ST$1];[.$H20]&gt;=[.ST$1]);1;&quot;&quot;)">
            <text:p/>
          </table:table-cell>
          <table:table-cell table:style-name="ce2" table:formula="of:=IF(AND([.$G20]&lt;[.SU$1];[.$H20]&gt;=[.SU$1]);1;&quot;&quot;)">
            <text:p/>
          </table:table-cell>
          <table:table-cell table:style-name="ce2" table:formula="of:=IF(AND([.$G20]&lt;[.SV$1];[.$H20]&gt;=[.SV$1]);1;&quot;&quot;)">
            <text:p/>
          </table:table-cell>
          <table:table-cell table:style-name="ce2" table:formula="of:=IF(AND([.$G20]&lt;[.SW$1];[.$H20]&gt;=[.SW$1]);1;&quot;&quot;)">
            <text:p/>
          </table:table-cell>
          <table:table-cell table:style-name="ce2" table:formula="of:=IF(AND([.$G20]&lt;[.SX$1];[.$H20]&gt;=[.SX$1]);1;&quot;&quot;)">
            <text:p/>
          </table:table-cell>
          <table:table-cell table:style-name="ce2" table:formula="of:=IF(AND([.$G20]&lt;[.SY$1];[.$H20]&gt;=[.SY$1]);1;&quot;&quot;)">
            <text:p/>
          </table:table-cell>
          <table:table-cell table:style-name="ce2" table:formula="of:=IF(AND([.$G20]&lt;[.SZ$1];[.$H20]&gt;=[.SZ$1]);1;&quot;&quot;)">
            <text:p/>
          </table:table-cell>
          <table:table-cell table:style-name="ce2" table:formula="of:=IF(AND([.$G20]&lt;[.TA$1];[.$H20]&gt;=[.TA$1]);1;&quot;&quot;)">
            <text:p/>
          </table:table-cell>
          <table:table-cell table:style-name="ce2" table:formula="of:=IF(AND([.$G20]&lt;[.TB$1];[.$H20]&gt;=[.TB$1]);1;&quot;&quot;)">
            <text:p/>
          </table:table-cell>
          <table:table-cell table:style-name="ce2" table:formula="of:=IF(AND([.$G20]&lt;[.TC$1];[.$H20]&gt;=[.TC$1]);1;&quot;&quot;)">
            <text:p/>
          </table:table-cell>
          <table:table-cell table:style-name="ce2" table:formula="of:=IF(AND([.$G20]&lt;[.TD$1];[.$H20]&gt;=[.TD$1]);1;&quot;&quot;)">
            <text:p/>
          </table:table-cell>
          <table:table-cell table:style-name="ce2" table:formula="of:=IF(AND([.$G20]&lt;[.TE$1];[.$H20]&gt;=[.TE$1]);1;&quot;&quot;)">
            <text:p/>
          </table:table-cell>
          <table:table-cell table:style-name="ce2" table:formula="of:=IF(AND([.$G20]&lt;[.TF$1];[.$H20]&gt;=[.TF$1]);1;&quot;&quot;)">
            <text:p/>
          </table:table-cell>
          <table:table-cell table:style-name="ce2" table:formula="of:=IF(AND([.$G20]&lt;[.TG$1];[.$H20]&gt;=[.TG$1]);1;&quot;&quot;)">
            <text:p/>
          </table:table-cell>
          <table:table-cell table:style-name="ce2" table:formula="of:=IF(AND([.$G20]&lt;[.TH$1];[.$H20]&gt;=[.TH$1]);1;&quot;&quot;)">
            <text:p/>
          </table:table-cell>
          <table:table-cell table:style-name="ce2" table:formula="of:=IF(AND([.$G20]&lt;[.TI$1];[.$H20]&gt;=[.TI$1]);1;&quot;&quot;)">
            <text:p/>
          </table:table-cell>
          <table:table-cell table:style-name="ce2" table:formula="of:=IF(AND([.$G20]&lt;[.TJ$1];[.$H20]&gt;=[.TJ$1]);1;&quot;&quot;)">
            <text:p/>
          </table:table-cell>
          <table:table-cell table:style-name="ce2" table:formula="of:=IF(AND([.$G20]&lt;[.TK$1];[.$H20]&gt;=[.TK$1]);1;&quot;&quot;)">
            <text:p/>
          </table:table-cell>
          <table:table-cell table:style-name="ce2" table:formula="of:=IF(AND([.$G20]&lt;[.TL$1];[.$H20]&gt;=[.TL$1]);1;&quot;&quot;)">
            <text:p/>
          </table:table-cell>
          <table:table-cell table:style-name="ce2" table:formula="of:=IF(AND([.$G20]&lt;[.TM$1];[.$H20]&gt;=[.TM$1]);1;&quot;&quot;)">
            <text:p/>
          </table:table-cell>
          <table:table-cell table:style-name="ce2" table:formula="of:=IF(AND([.$G20]&lt;[.TN$1];[.$H20]&gt;=[.TN$1]);1;&quot;&quot;)">
            <text:p/>
          </table:table-cell>
          <table:table-cell table:style-name="ce2" table:formula="of:=IF(AND([.$G20]&lt;[.TO$1];[.$H20]&gt;=[.TO$1]);1;&quot;&quot;)">
            <text:p/>
          </table:table-cell>
          <table:table-cell table:style-name="ce2" table:formula="of:=IF(AND([.$G20]&lt;[.TP$1];[.$H20]&gt;=[.TP$1]);1;&quot;&quot;)">
            <text:p/>
          </table:table-cell>
          <table:table-cell table:style-name="ce2" table:formula="of:=IF(AND([.$G20]&lt;[.TQ$1];[.$H20]&gt;=[.TQ$1]);1;&quot;&quot;)">
            <text:p/>
          </table:table-cell>
          <table:table-cell table:style-name="ce2" table:formula="of:=IF(AND([.$G20]&lt;[.TR$1];[.$H20]&gt;=[.TR$1]);1;&quot;&quot;)">
            <text:p/>
          </table:table-cell>
          <table:table-cell table:style-name="ce2" table:formula="of:=IF(AND([.$G20]&lt;[.TS$1];[.$H20]&gt;=[.TS$1]);1;&quot;&quot;)">
            <text:p/>
          </table:table-cell>
          <table:table-cell table:style-name="ce2" table:formula="of:=IF(AND([.$G20]&lt;[.TT$1];[.$H20]&gt;=[.TT$1]);1;&quot;&quot;)">
            <text:p/>
          </table:table-cell>
          <table:table-cell table:style-name="ce2" table:formula="of:=IF(AND([.$G20]&lt;[.TU$1];[.$H20]&gt;=[.TU$1]);1;&quot;&quot;)">
            <text:p/>
          </table:table-cell>
          <table:table-cell table:style-name="ce2" table:formula="of:=IF(AND([.$G20]&lt;[.TV$1];[.$H20]&gt;=[.TV$1]);1;&quot;&quot;)">
            <text:p/>
          </table:table-cell>
          <table:table-cell table:style-name="ce2" table:formula="of:=IF(AND([.$G20]&lt;[.TW$1];[.$H20]&gt;=[.TW$1]);1;&quot;&quot;)">
            <text:p/>
          </table:table-cell>
          <table:table-cell table:style-name="ce2" table:formula="of:=IF(AND([.$G20]&lt;[.TX$1];[.$H20]&gt;=[.TX$1]);1;&quot;&quot;)">
            <text:p/>
          </table:table-cell>
          <table:table-cell table:style-name="ce2" table:formula="of:=IF(AND([.$G20]&lt;[.TY$1];[.$H20]&gt;=[.TY$1]);1;&quot;&quot;)">
            <text:p/>
          </table:table-cell>
          <table:table-cell table:style-name="ce2" table:formula="of:=IF(AND([.$G20]&lt;[.TZ$1];[.$H20]&gt;=[.TZ$1]);1;&quot;&quot;)">
            <text:p/>
          </table:table-cell>
          <table:table-cell table:style-name="ce2" table:formula="of:=IF(AND([.$G20]&lt;[.UA$1];[.$H20]&gt;=[.UA$1]);1;&quot;&quot;)">
            <text:p/>
          </table:table-cell>
          <table:table-cell table:style-name="ce2" table:formula="of:=IF(AND([.$G20]&lt;[.UB$1];[.$H20]&gt;=[.UB$1]);1;&quot;&quot;)">
            <text:p/>
          </table:table-cell>
          <table:table-cell table:style-name="ce2" table:formula="of:=IF(AND([.$G20]&lt;[.UC$1];[.$H20]&gt;=[.UC$1]);1;&quot;&quot;)">
            <text:p/>
          </table:table-cell>
          <table:table-cell table:style-name="ce2" table:formula="of:=IF(AND([.$G20]&lt;[.UD$1];[.$H20]&gt;=[.UD$1]);1;&quot;&quot;)">
            <text:p/>
          </table:table-cell>
          <table:table-cell table:style-name="ce2" table:formula="of:=IF(AND([.$G20]&lt;[.UE$1];[.$H20]&gt;=[.UE$1]);1;&quot;&quot;)">
            <text:p/>
          </table:table-cell>
          <table:table-cell table:style-name="ce2" table:formula="of:=IF(AND([.$G20]&lt;[.UF$1];[.$H20]&gt;=[.UF$1]);1;&quot;&quot;)">
            <text:p/>
          </table:table-cell>
          <table:table-cell table:style-name="ce2" table:formula="of:=IF(AND([.$G20]&lt;[.UG$1];[.$H20]&gt;=[.UG$1]);1;&quot;&quot;)">
            <text:p/>
          </table:table-cell>
          <table:table-cell table:style-name="ce2" table:formula="of:=IF(AND([.$G20]&lt;[.UH$1];[.$H20]&gt;=[.UH$1]);1;&quot;&quot;)">
            <text:p/>
          </table:table-cell>
          <table:table-cell table:style-name="ce2" table:formula="of:=IF(AND([.$G20]&lt;[.UI$1];[.$H20]&gt;=[.UI$1]);1;&quot;&quot;)">
            <text:p/>
          </table:table-cell>
          <table:table-cell table:style-name="ce2" table:formula="of:=IF(AND([.$G20]&lt;[.UJ$1];[.$H20]&gt;=[.UJ$1]);1;&quot;&quot;)">
            <text:p/>
          </table:table-cell>
          <table:table-cell table:style-name="ce2" table:formula="of:=IF(AND([.$G20]&lt;[.UK$1];[.$H20]&gt;=[.UK$1]);1;&quot;&quot;)">
            <text:p/>
          </table:table-cell>
          <table:table-cell table:style-name="ce2" table:formula="of:=IF(AND([.$G20]&lt;[.UL$1];[.$H20]&gt;=[.UL$1]);1;&quot;&quot;)">
            <text:p/>
          </table:table-cell>
          <table:table-cell table:style-name="ce2" table:formula="of:=IF(AND([.$G20]&lt;[.UM$1];[.$H20]&gt;=[.UM$1]);1;&quot;&quot;)">
            <text:p/>
          </table:table-cell>
          <table:table-cell table:style-name="ce2" table:formula="of:=IF(AND([.$G20]&lt;[.UN$1];[.$H20]&gt;=[.UN$1]);1;&quot;&quot;)">
            <text:p/>
          </table:table-cell>
          <table:table-cell table:style-name="ce2" table:formula="of:=IF(AND([.$G20]&lt;[.UO$1];[.$H20]&gt;=[.UO$1]);1;&quot;&quot;)">
            <text:p/>
          </table:table-cell>
          <table:table-cell table:style-name="ce2" table:formula="of:=IF(AND([.$G20]&lt;[.UP$1];[.$H20]&gt;=[.UP$1]);1;&quot;&quot;)">
            <text:p/>
          </table:table-cell>
          <table:table-cell table:style-name="ce2" table:formula="of:=IF(AND([.$G20]&lt;[.UQ$1];[.$H20]&gt;=[.UQ$1]);1;&quot;&quot;)">
            <text:p/>
          </table:table-cell>
          <table:table-cell table:style-name="ce2" table:formula="of:=IF(AND([.$G20]&lt;[.UR$1];[.$H20]&gt;=[.UR$1]);1;&quot;&quot;)">
            <text:p/>
          </table:table-cell>
          <table:table-cell table:style-name="ce2" table:formula="of:=IF(AND([.$G20]&lt;[.US$1];[.$H20]&gt;=[.US$1]);1;&quot;&quot;)">
            <text:p/>
          </table:table-cell>
          <table:table-cell table:style-name="ce2" table:formula="of:=IF(AND([.$G20]&lt;[.UT$1];[.$H20]&gt;=[.UT$1]);1;&quot;&quot;)">
            <text:p/>
          </table:table-cell>
          <table:table-cell table:style-name="ce2" table:formula="of:=IF(AND([.$G20]&lt;[.UU$1];[.$H20]&gt;=[.UU$1]);1;&quot;&quot;)">
            <text:p/>
          </table:table-cell>
          <table:table-cell table:style-name="ce2" table:formula="of:=IF(AND([.$G20]&lt;[.UV$1];[.$H20]&gt;=[.UV$1]);1;&quot;&quot;)">
            <text:p/>
          </table:table-cell>
          <table:table-cell table:style-name="ce2" table:formula="of:=IF(AND([.$G20]&lt;[.UW$1];[.$H20]&gt;=[.UW$1]);1;&quot;&quot;)">
            <text:p/>
          </table:table-cell>
          <table:table-cell table:style-name="ce2" table:formula="of:=IF(AND([.$G20]&lt;[.UX$1];[.$H20]&gt;=[.UX$1]);1;&quot;&quot;)">
            <text:p/>
          </table:table-cell>
          <table:table-cell table:style-name="ce2" table:formula="of:=IF(AND([.$G20]&lt;[.UY$1];[.$H20]&gt;=[.UY$1]);1;&quot;&quot;)">
            <text:p/>
          </table:table-cell>
          <table:table-cell table:style-name="ce2" table:formula="of:=IF(AND([.$G20]&lt;[.UZ$1];[.$H20]&gt;=[.UZ$1]);1;&quot;&quot;)">
            <text:p/>
          </table:table-cell>
          <table:table-cell table:style-name="ce2" table:formula="of:=IF(AND([.$G20]&lt;[.VA$1];[.$H20]&gt;=[.VA$1]);1;&quot;&quot;)">
            <text:p/>
          </table:table-cell>
          <table:table-cell table:style-name="ce2" table:formula="of:=IF(AND([.$G20]&lt;[.VB$1];[.$H20]&gt;=[.VB$1]);1;&quot;&quot;)">
            <text:p/>
          </table:table-cell>
          <table:table-cell table:style-name="ce2" table:formula="of:=IF(AND([.$G20]&lt;[.VC$1];[.$H20]&gt;=[.VC$1]);1;&quot;&quot;)">
            <text:p/>
          </table:table-cell>
          <table:table-cell table:style-name="ce2" table:formula="of:=IF(AND([.$G20]&lt;[.VD$1];[.$H20]&gt;=[.VD$1]);1;&quot;&quot;)">
            <text:p/>
          </table:table-cell>
          <table:table-cell table:style-name="ce2" table:formula="of:=IF(AND([.$G20]&lt;[.VE$1];[.$H20]&gt;=[.VE$1]);1;&quot;&quot;)">
            <text:p/>
          </table:table-cell>
          <table:table-cell table:style-name="ce2" table:formula="of:=IF(AND([.$G20]&lt;[.VF$1];[.$H20]&gt;=[.VF$1]);1;&quot;&quot;)">
            <text:p/>
          </table:table-cell>
          <table:table-cell table:style-name="ce2" table:formula="of:=IF(AND([.$G20]&lt;[.VG$1];[.$H20]&gt;=[.VG$1]);1;&quot;&quot;)">
            <text:p/>
          </table:table-cell>
          <table:table-cell table:style-name="ce2" table:formula="of:=IF(AND([.$G20]&lt;[.VH$1];[.$H20]&gt;=[.VH$1]);1;&quot;&quot;)">
            <text:p/>
          </table:table-cell>
          <table:table-cell table:style-name="ce2" table:formula="of:=IF(AND([.$G20]&lt;[.VI$1];[.$H20]&gt;=[.VI$1]);1;&quot;&quot;)">
            <text:p/>
          </table:table-cell>
          <table:table-cell table:style-name="ce2" table:formula="of:=IF(AND([.$G20]&lt;[.VJ$1];[.$H20]&gt;=[.VJ$1]);1;&quot;&quot;)">
            <text:p/>
          </table:table-cell>
          <table:table-cell table:style-name="ce2" table:formula="of:=IF(AND([.$G20]&lt;[.VK$1];[.$H20]&gt;=[.VK$1]);1;&quot;&quot;)">
            <text:p/>
          </table:table-cell>
          <table:table-cell table:style-name="ce2" table:formula="of:=IF(AND([.$G20]&lt;[.VL$1];[.$H20]&gt;=[.VL$1]);1;&quot;&quot;)">
            <text:p/>
          </table:table-cell>
          <table:table-cell table:style-name="ce2" table:formula="of:=IF(AND([.$G20]&lt;[.VM$1];[.$H20]&gt;=[.VM$1]);1;&quot;&quot;)">
            <text:p/>
          </table:table-cell>
          <table:table-cell table:style-name="ce2" table:formula="of:=IF(AND([.$G20]&lt;[.VN$1];[.$H20]&gt;=[.VN$1]);1;&quot;&quot;)">
            <text:p/>
          </table:table-cell>
          <table:table-cell table:style-name="ce2" table:formula="of:=IF(AND([.$G20]&lt;[.VO$1];[.$H20]&gt;=[.VO$1]);1;&quot;&quot;)">
            <text:p/>
          </table:table-cell>
          <table:table-cell table:style-name="ce2" table:formula="of:=IF(AND([.$G20]&lt;[.VP$1];[.$H20]&gt;=[.VP$1]);1;&quot;&quot;)">
            <text:p/>
          </table:table-cell>
          <table:table-cell table:style-name="ce2" table:formula="of:=IF(AND([.$G20]&lt;[.VQ$1];[.$H20]&gt;=[.VQ$1]);1;&quot;&quot;)">
            <text:p/>
          </table:table-cell>
          <table:table-cell table:style-name="ce2" table:formula="of:=IF(AND([.$G20]&lt;[.VR$1];[.$H20]&gt;=[.VR$1]);1;&quot;&quot;)">
            <text:p/>
          </table:table-cell>
          <table:table-cell table:style-name="ce2" table:formula="of:=IF(AND([.$G20]&lt;[.VS$1];[.$H20]&gt;=[.VS$1]);1;&quot;&quot;)">
            <text:p/>
          </table:table-cell>
          <table:table-cell table:style-name="ce2" table:formula="of:=IF(AND([.$G20]&lt;[.VT$1];[.$H20]&gt;=[.VT$1]);1;&quot;&quot;)">
            <text:p/>
          </table:table-cell>
          <table:table-cell table:style-name="ce2" table:formula="of:=IF(AND([.$G20]&lt;[.VU$1];[.$H20]&gt;=[.VU$1]);1;&quot;&quot;)">
            <text:p/>
          </table:table-cell>
          <table:table-cell table:style-name="ce2" table:formula="of:=IF(AND([.$G20]&lt;[.VV$1];[.$H20]&gt;=[.VV$1]);1;&quot;&quot;)">
            <text:p/>
          </table:table-cell>
          <table:table-cell table:style-name="ce2" table:formula="of:=IF(AND([.$G20]&lt;[.VW$1];[.$H20]&gt;=[.VW$1]);1;&quot;&quot;)">
            <text:p/>
          </table:table-cell>
          <table:table-cell table:style-name="ce2" table:formula="of:=IF(AND([.$G20]&lt;[.VX$1];[.$H20]&gt;=[.VX$1]);1;&quot;&quot;)">
            <text:p/>
          </table:table-cell>
          <table:table-cell table:style-name="ce2" table:formula="of:=IF(AND([.$G20]&lt;[.VY$1];[.$H20]&gt;=[.VY$1]);1;&quot;&quot;)">
            <text:p/>
          </table:table-cell>
          <table:table-cell table:style-name="ce2" table:formula="of:=IF(AND([.$G20]&lt;[.VZ$1];[.$H20]&gt;=[.VZ$1]);1;&quot;&quot;)">
            <text:p/>
          </table:table-cell>
          <table:table-cell table:style-name="ce2" table:formula="of:=IF(AND([.$G20]&lt;[.WA$1];[.$H20]&gt;=[.WA$1]);1;&quot;&quot;)">
            <text:p/>
          </table:table-cell>
          <table:table-cell table:style-name="ce2" table:formula="of:=IF(AND([.$G20]&lt;[.WB$1];[.$H20]&gt;=[.WB$1]);1;&quot;&quot;)">
            <text:p/>
          </table:table-cell>
          <table:table-cell table:style-name="ce2" table:formula="of:=IF(AND([.$G20]&lt;[.WC$1];[.$H20]&gt;=[.WC$1]);1;&quot;&quot;)">
            <text:p/>
          </table:table-cell>
          <table:table-cell table:style-name="ce2" table:formula="of:=IF(AND([.$G20]&lt;[.WD$1];[.$H20]&gt;=[.WD$1]);1;&quot;&quot;)">
            <text:p/>
          </table:table-cell>
          <table:table-cell table:style-name="ce2" table:formula="of:=IF(AND([.$G20]&lt;[.WE$1];[.$H20]&gt;=[.WE$1]);1;&quot;&quot;)">
            <text:p/>
          </table:table-cell>
          <table:table-cell table:style-name="ce2" table:formula="of:=IF(AND([.$G20]&lt;[.WF$1];[.$H20]&gt;=[.WF$1]);1;&quot;&quot;)">
            <text:p/>
          </table:table-cell>
          <table:table-cell table:style-name="ce2" table:formula="of:=IF(AND([.$G20]&lt;[.WG$1];[.$H20]&gt;=[.WG$1]);1;&quot;&quot;)">
            <text:p/>
          </table:table-cell>
          <table:table-cell table:style-name="ce2" table:formula="of:=IF(AND([.$G20]&lt;[.WH$1];[.$H20]&gt;=[.WH$1]);1;&quot;&quot;)">
            <text:p/>
          </table:table-cell>
          <table:table-cell table:style-name="ce2" table:formula="of:=IF(AND([.$G20]&lt;[.WI$1];[.$H20]&gt;=[.WI$1]);1;&quot;&quot;)">
            <text:p/>
          </table:table-cell>
          <table:table-cell table:style-name="ce2" table:formula="of:=IF(AND([.$G20]&lt;[.WJ$1];[.$H20]&gt;=[.WJ$1]);1;&quot;&quot;)">
            <text:p/>
          </table:table-cell>
          <table:table-cell table:style-name="ce2" table:formula="of:=IF(AND([.$G20]&lt;[.WK$1];[.$H20]&gt;=[.WK$1]);1;&quot;&quot;)">
            <text:p/>
          </table:table-cell>
          <table:table-cell table:style-name="ce2" table:formula="of:=IF(AND([.$G20]&lt;[.WL$1];[.$H20]&gt;=[.WL$1]);1;&quot;&quot;)">
            <text:p/>
          </table:table-cell>
          <table:table-cell table:style-name="ce2" table:formula="of:=IF(AND([.$G20]&lt;[.WM$1];[.$H20]&gt;=[.WM$1]);1;&quot;&quot;)">
            <text:p/>
          </table:table-cell>
          <table:table-cell table:style-name="ce2" table:formula="of:=IF(AND([.$G20]&lt;[.WN$1];[.$H20]&gt;=[.WN$1]);1;&quot;&quot;)">
            <text:p/>
          </table:table-cell>
          <table:table-cell table:style-name="ce2" table:formula="of:=IF(AND([.$G20]&lt;[.WO$1];[.$H20]&gt;=[.WO$1]);1;&quot;&quot;)">
            <text:p/>
          </table:table-cell>
          <table:table-cell table:style-name="ce2" table:formula="of:=IF(AND([.$G20]&lt;[.WP$1];[.$H20]&gt;=[.WP$1]);1;&quot;&quot;)">
            <text:p/>
          </table:table-cell>
          <table:table-cell table:style-name="ce2" table:formula="of:=IF(AND([.$G20]&lt;[.WQ$1];[.$H20]&gt;=[.WQ$1]);1;&quot;&quot;)">
            <text:p/>
          </table:table-cell>
          <table:table-cell table:style-name="ce2" table:formula="of:=IF(AND([.$G20]&lt;[.WR$1];[.$H20]&gt;=[.WR$1]);1;&quot;&quot;)">
            <text:p/>
          </table:table-cell>
          <table:table-cell table:style-name="ce2" table:formula="of:=IF(AND([.$G20]&lt;[.WS$1];[.$H20]&gt;=[.WS$1]);1;&quot;&quot;)">
            <text:p/>
          </table:table-cell>
          <table:table-cell table:style-name="ce2" table:formula="of:=IF(AND([.$G20]&lt;[.WT$1];[.$H20]&gt;=[.WT$1]);1;&quot;&quot;)">
            <text:p/>
          </table:table-cell>
          <table:table-cell table:style-name="ce2" table:formula="of:=IF(AND([.$G20]&lt;[.WU$1];[.$H20]&gt;=[.WU$1]);1;&quot;&quot;)">
            <text:p/>
          </table:table-cell>
          <table:table-cell table:style-name="ce2" table:formula="of:=IF(AND([.$G20]&lt;[.WV$1];[.$H20]&gt;=[.WV$1]);1;&quot;&quot;)">
            <text:p/>
          </table:table-cell>
          <table:table-cell table:style-name="ce2" table:formula="of:=IF(AND([.$G20]&lt;[.WW$1];[.$H20]&gt;=[.WW$1]);1;&quot;&quot;)">
            <text:p/>
          </table:table-cell>
          <table:table-cell table:style-name="ce2" table:formula="of:=IF(AND([.$G20]&lt;[.WX$1];[.$H20]&gt;=[.WX$1]);1;&quot;&quot;)">
            <text:p/>
          </table:table-cell>
          <table:table-cell table:style-name="ce2" table:formula="of:=IF(AND([.$G20]&lt;[.WY$1];[.$H20]&gt;=[.WY$1]);1;&quot;&quot;)">
            <text:p/>
          </table:table-cell>
          <table:table-cell table:style-name="ce2" table:formula="of:=IF(AND([.$G20]&lt;[.WZ$1];[.$H20]&gt;=[.WZ$1]);1;&quot;&quot;)">
            <text:p/>
          </table:table-cell>
          <table:table-cell table:style-name="ce2" table:formula="of:=IF(AND([.$G20]&lt;[.XA$1];[.$H20]&gt;=[.XA$1]);1;&quot;&quot;)">
            <text:p/>
          </table:table-cell>
          <table:table-cell table:style-name="ce2" table:formula="of:=IF(AND([.$G20]&lt;[.XB$1];[.$H20]&gt;=[.XB$1]);1;&quot;&quot;)">
            <text:p/>
          </table:table-cell>
          <table:table-cell table:style-name="ce2" table:formula="of:=IF(AND([.$G20]&lt;[.XC$1];[.$H20]&gt;=[.XC$1]);1;&quot;&quot;)">
            <text:p/>
          </table:table-cell>
          <table:table-cell table:style-name="ce2" table:formula="of:=IF(AND([.$G20]&lt;[.XD$1];[.$H20]&gt;=[.XD$1]);1;&quot;&quot;)">
            <text:p/>
          </table:table-cell>
          <table:table-cell table:style-name="ce2" table:formula="of:=IF(AND([.$G20]&lt;[.XE$1];[.$H20]&gt;=[.XE$1]);1;&quot;&quot;)">
            <text:p/>
          </table:table-cell>
          <table:table-cell table:style-name="ce2" table:formula="of:=IF(AND([.$G20]&lt;[.XF$1];[.$H20]&gt;=[.XF$1]);1;&quot;&quot;)">
            <text:p/>
          </table:table-cell>
          <table:table-cell table:style-name="ce2" table:formula="of:=IF(AND([.$G20]&lt;[.XG$1];[.$H20]&gt;=[.XG$1]);1;&quot;&quot;)">
            <text:p/>
          </table:table-cell>
          <table:table-cell table:style-name="ce2" table:formula="of:=IF(AND([.$G20]&lt;[.XH$1];[.$H20]&gt;=[.XH$1]);1;&quot;&quot;)">
            <text:p/>
          </table:table-cell>
          <table:table-cell table:style-name="ce2" table:formula="of:=IF(AND([.$G20]&lt;[.XI$1];[.$H20]&gt;=[.XI$1]);1;&quot;&quot;)">
            <text:p/>
          </table:table-cell>
          <table:table-cell table:style-name="ce2" table:formula="of:=IF(AND([.$G20]&lt;[.XJ$1];[.$H20]&gt;=[.XJ$1]);1;&quot;&quot;)">
            <text:p/>
          </table:table-cell>
          <table:table-cell table:style-name="ce2" table:formula="of:=IF(AND([.$G20]&lt;[.XK$1];[.$H20]&gt;=[.XK$1]);1;&quot;&quot;)">
            <text:p/>
          </table:table-cell>
          <table:table-cell table:style-name="ce2" table:formula="of:=IF(AND([.$G20]&lt;[.XL$1];[.$H20]&gt;=[.XL$1]);1;&quot;&quot;)">
            <text:p/>
          </table:table-cell>
          <table:table-cell table:style-name="ce2" table:formula="of:=IF(AND([.$G20]&lt;[.XM$1];[.$H20]&gt;=[.XM$1]);1;&quot;&quot;)">
            <text:p/>
          </table:table-cell>
          <table:table-cell table:style-name="ce2" table:formula="of:=IF(AND([.$G20]&lt;[.XN$1];[.$H20]&gt;=[.XN$1]);1;&quot;&quot;)">
            <text:p/>
          </table:table-cell>
          <table:table-cell table:style-name="ce2" table:formula="of:=IF(AND([.$G20]&lt;[.XO$1];[.$H20]&gt;=[.XO$1]);1;&quot;&quot;)">
            <text:p/>
          </table:table-cell>
          <table:table-cell table:style-name="ce2" table:formula="of:=IF(AND([.$G20]&lt;[.XP$1];[.$H20]&gt;=[.XP$1]);1;&quot;&quot;)">
            <text:p/>
          </table:table-cell>
          <table:table-cell table:style-name="ce2" table:formula="of:=IF(AND([.$G20]&lt;[.XQ$1];[.$H20]&gt;=[.XQ$1]);1;&quot;&quot;)">
            <text:p/>
          </table:table-cell>
          <table:table-cell table:style-name="ce2" table:formula="of:=IF(AND([.$G20]&lt;[.XR$1];[.$H20]&gt;=[.XR$1]);1;&quot;&quot;)">
            <text:p/>
          </table:table-cell>
          <table:table-cell table:style-name="ce2" table:formula="of:=IF(AND([.$G20]&lt;[.XS$1];[.$H20]&gt;=[.XS$1]);1;&quot;&quot;)">
            <text:p/>
          </table:table-cell>
          <table:table-cell table:style-name="ce2" table:formula="of:=IF(AND([.$G20]&lt;[.XT$1];[.$H20]&gt;=[.XT$1]);1;&quot;&quot;)">
            <text:p/>
          </table:table-cell>
          <table:table-cell table:style-name="ce2" table:formula="of:=IF(AND([.$G20]&lt;[.XU$1];[.$H20]&gt;=[.XU$1]);1;&quot;&quot;)">
            <text:p/>
          </table:table-cell>
          <table:table-cell table:style-name="ce2" table:formula="of:=IF(AND([.$G20]&lt;[.XV$1];[.$H20]&gt;=[.XV$1]);1;&quot;&quot;)">
            <text:p/>
          </table:table-cell>
          <table:table-cell table:style-name="ce2" table:formula="of:=IF(AND([.$G20]&lt;[.XW$1];[.$H20]&gt;=[.XW$1]);1;&quot;&quot;)">
            <text:p/>
          </table:table-cell>
          <table:table-cell table:style-name="ce2" table:formula="of:=IF(AND([.$G20]&lt;[.XX$1];[.$H20]&gt;=[.XX$1]);1;&quot;&quot;)">
            <text:p/>
          </table:table-cell>
          <table:table-cell table:style-name="ce2" table:formula="of:=IF(AND([.$G20]&lt;[.XY$1];[.$H20]&gt;=[.XY$1]);1;&quot;&quot;)">
            <text:p/>
          </table:table-cell>
          <table:table-cell table:style-name="ce2" table:formula="of:=IF(AND([.$G20]&lt;[.XZ$1];[.$H20]&gt;=[.XZ$1]);1;&quot;&quot;)">
            <text:p/>
          </table:table-cell>
          <table:table-cell table:style-name="ce2" table:formula="of:=IF(AND([.$G20]&lt;[.YA$1];[.$H20]&gt;=[.YA$1]);1;&quot;&quot;)">
            <text:p/>
          </table:table-cell>
          <table:table-cell table:style-name="ce2" table:formula="of:=IF(AND([.$G20]&lt;[.YB$1];[.$H20]&gt;=[.YB$1]);1;&quot;&quot;)">
            <text:p/>
          </table:table-cell>
          <table:table-cell table:style-name="ce2" table:formula="of:=IF(AND([.$G20]&lt;[.YC$1];[.$H20]&gt;=[.YC$1]);1;&quot;&quot;)">
            <text:p/>
          </table:table-cell>
          <table:table-cell table:style-name="ce2" table:formula="of:=IF(AND([.$G20]&lt;[.YD$1];[.$H20]&gt;=[.YD$1]);1;&quot;&quot;)">
            <text:p/>
          </table:table-cell>
          <table:table-cell table:style-name="ce2" table:formula="of:=IF(AND([.$G20]&lt;[.YE$1];[.$H20]&gt;=[.YE$1]);1;&quot;&quot;)">
            <text:p/>
          </table:table-cell>
          <table:table-cell table:style-name="ce2" table:formula="of:=IF(AND([.$G20]&lt;[.YF$1];[.$H20]&gt;=[.YF$1]);1;&quot;&quot;)">
            <text:p/>
          </table:table-cell>
          <table:table-cell table:style-name="ce2" table:formula="of:=IF(AND([.$G20]&lt;[.YG$1];[.$H20]&gt;=[.YG$1]);1;&quot;&quot;)">
            <text:p/>
          </table:table-cell>
          <table:table-cell table:style-name="ce2" table:formula="of:=IF(AND([.$G20]&lt;[.YH$1];[.$H20]&gt;=[.YH$1]);1;&quot;&quot;)">
            <text:p/>
          </table:table-cell>
          <table:table-cell table:style-name="ce2" table:formula="of:=IF(AND([.$G20]&lt;[.YI$1];[.$H20]&gt;=[.YI$1]);1;&quot;&quot;)">
            <text:p/>
          </table:table-cell>
          <table:table-cell table:style-name="ce2" table:formula="of:=IF(AND([.$G20]&lt;[.YJ$1];[.$H20]&gt;=[.YJ$1]);1;&quot;&quot;)">
            <text:p/>
          </table:table-cell>
          <table:table-cell table:style-name="ce2" table:formula="of:=IF(AND([.$G20]&lt;[.YK$1];[.$H20]&gt;=[.YK$1]);1;&quot;&quot;)">
            <text:p/>
          </table:table-cell>
          <table:table-cell table:style-name="ce2" table:formula="of:=IF(AND([.$G20]&lt;[.YL$1];[.$H20]&gt;=[.YL$1]);1;&quot;&quot;)">
            <text:p/>
          </table:table-cell>
          <table:table-cell table:style-name="ce2" table:formula="of:=IF(AND([.$G20]&lt;[.YM$1];[.$H20]&gt;=[.YM$1]);1;&quot;&quot;)">
            <text:p/>
          </table:table-cell>
          <table:table-cell table:style-name="ce2" table:formula="of:=IF(AND([.$G20]&lt;[.YN$1];[.$H20]&gt;=[.YN$1]);1;&quot;&quot;)">
            <text:p/>
          </table:table-cell>
          <table:table-cell table:style-name="ce2" table:formula="of:=IF(AND([.$G20]&lt;[.YO$1];[.$H20]&gt;=[.YO$1]);1;&quot;&quot;)">
            <text:p/>
          </table:table-cell>
          <table:table-cell table:style-name="ce2" table:formula="of:=IF(AND([.$G20]&lt;[.YP$1];[.$H20]&gt;=[.YP$1]);1;&quot;&quot;)">
            <text:p/>
          </table:table-cell>
          <table:table-cell table:style-name="ce2" table:formula="of:=IF(AND([.$G20]&lt;[.YQ$1];[.$H20]&gt;=[.YQ$1]);1;&quot;&quot;)">
            <text:p/>
          </table:table-cell>
          <table:table-cell table:style-name="ce2" table:formula="of:=IF(AND([.$G20]&lt;[.YR$1];[.$H20]&gt;=[.YR$1]);1;&quot;&quot;)">
            <text:p/>
          </table:table-cell>
          <table:table-cell table:style-name="ce2" table:formula="of:=IF(AND([.$G20]&lt;[.YS$1];[.$H20]&gt;=[.YS$1]);1;&quot;&quot;)">
            <text:p/>
          </table:table-cell>
          <table:table-cell table:style-name="ce2" table:formula="of:=IF(AND([.$G20]&lt;[.YT$1];[.$H20]&gt;=[.YT$1]);1;&quot;&quot;)">
            <text:p/>
          </table:table-cell>
          <table:table-cell table:style-name="ce2" table:formula="of:=IF(AND([.$G20]&lt;[.YU$1];[.$H20]&gt;=[.YU$1]);1;&quot;&quot;)">
            <text:p/>
          </table:table-cell>
          <table:table-cell table:style-name="ce2" table:formula="of:=IF(AND([.$G20]&lt;[.YV$1];[.$H20]&gt;=[.YV$1]);1;&quot;&quot;)">
            <text:p/>
          </table:table-cell>
          <table:table-cell table:style-name="ce2" table:formula="of:=IF(AND([.$G20]&lt;[.YW$1];[.$H20]&gt;=[.YW$1]);1;&quot;&quot;)">
            <text:p/>
          </table:table-cell>
          <table:table-cell table:style-name="ce2" table:formula="of:=IF(AND([.$G20]&lt;[.YX$1];[.$H20]&gt;=[.YX$1]);1;&quot;&quot;)">
            <text:p/>
          </table:table-cell>
          <table:table-cell table:style-name="ce2" table:formula="of:=IF(AND([.$G20]&lt;[.YY$1];[.$H20]&gt;=[.YY$1]);1;&quot;&quot;)">
            <text:p/>
          </table:table-cell>
          <table:table-cell table:style-name="ce2" table:formula="of:=IF(AND([.$G20]&lt;[.YZ$1];[.$H20]&gt;=[.YZ$1]);1;&quot;&quot;)">
            <text:p/>
          </table:table-cell>
          <table:table-cell table:style-name="ce2" table:formula="of:=IF(AND([.$G20]&lt;[.ZA$1];[.$H20]&gt;=[.ZA$1]);1;&quot;&quot;)">
            <text:p/>
          </table:table-cell>
          <table:table-cell table:style-name="ce2" table:formula="of:=IF(AND([.$G20]&lt;[.ZB$1];[.$H20]&gt;=[.ZB$1]);1;&quot;&quot;)">
            <text:p/>
          </table:table-cell>
          <table:table-cell table:style-name="ce2" table:formula="of:=IF(AND([.$G20]&lt;[.ZC$1];[.$H20]&gt;=[.ZC$1]);1;&quot;&quot;)">
            <text:p/>
          </table:table-cell>
          <table:table-cell table:style-name="ce2" table:formula="of:=IF(AND([.$G20]&lt;[.ZD$1];[.$H20]&gt;=[.ZD$1]);1;&quot;&quot;)">
            <text:p/>
          </table:table-cell>
          <table:table-cell table:style-name="ce2" table:formula="of:=IF(AND([.$G20]&lt;[.ZE$1];[.$H20]&gt;=[.ZE$1]);1;&quot;&quot;)">
            <text:p/>
          </table:table-cell>
          <table:table-cell table:style-name="ce2" table:formula="of:=IF(AND([.$G20]&lt;[.ZF$1];[.$H20]&gt;=[.ZF$1]);1;&quot;&quot;)">
            <text:p/>
          </table:table-cell>
          <table:table-cell table:style-name="ce2" table:formula="of:=IF(AND([.$G20]&lt;[.ZG$1];[.$H20]&gt;=[.ZG$1]);1;&quot;&quot;)">
            <text:p/>
          </table:table-cell>
          <table:table-cell table:style-name="ce2" table:formula="of:=IF(AND([.$G20]&lt;[.ZH$1];[.$H20]&gt;=[.ZH$1]);1;&quot;&quot;)">
            <text:p/>
          </table:table-cell>
          <table:table-cell table:style-name="ce2" table:formula="of:=IF(AND([.$G20]&lt;[.ZI$1];[.$H20]&gt;=[.ZI$1]);1;&quot;&quot;)">
            <text:p/>
          </table:table-cell>
          <table:table-cell table:style-name="ce2" table:formula="of:=IF(AND([.$G20]&lt;[.ZJ$1];[.$H20]&gt;=[.ZJ$1]);1;&quot;&quot;)">
            <text:p/>
          </table:table-cell>
          <table:table-cell table:style-name="ce2" table:formula="of:=IF(AND([.$G20]&lt;[.ZK$1];[.$H20]&gt;=[.ZK$1]);1;&quot;&quot;)">
            <text:p/>
          </table:table-cell>
          <table:table-cell table:style-name="ce2" table:formula="of:=IF(AND([.$G20]&lt;[.ZL$1];[.$H20]&gt;=[.ZL$1]);1;&quot;&quot;)">
            <text:p/>
          </table:table-cell>
          <table:table-cell table:style-name="ce2" table:formula="of:=IF(AND([.$G20]&lt;[.ZM$1];[.$H20]&gt;=[.ZM$1]);1;&quot;&quot;)">
            <text:p/>
          </table:table-cell>
          <table:table-cell table:style-name="ce2" table:formula="of:=IF(AND([.$G20]&lt;[.ZN$1];[.$H20]&gt;=[.ZN$1]);1;&quot;&quot;)">
            <text:p/>
          </table:table-cell>
          <table:table-cell table:style-name="ce2" table:formula="of:=IF(AND([.$G20]&lt;[.ZO$1];[.$H20]&gt;=[.ZO$1]);1;&quot;&quot;)">
            <text:p/>
          </table:table-cell>
          <table:table-cell table:style-name="ce2" table:formula="of:=IF(AND([.$G20]&lt;[.ZP$1];[.$H20]&gt;=[.ZP$1]);1;&quot;&quot;)">
            <text:p/>
          </table:table-cell>
          <table:table-cell table:style-name="ce2" table:formula="of:=IF(AND([.$G20]&lt;[.ZQ$1];[.$H20]&gt;=[.ZQ$1]);1;&quot;&quot;)">
            <text:p/>
          </table:table-cell>
          <table:table-cell table:style-name="ce2" table:formula="of:=IF(AND([.$G20]&lt;[.ZR$1];[.$H20]&gt;=[.ZR$1]);1;&quot;&quot;)">
            <text:p/>
          </table:table-cell>
          <table:table-cell table:style-name="ce2" table:formula="of:=IF(AND([.$G20]&lt;[.ZS$1];[.$H20]&gt;=[.ZS$1]);1;&quot;&quot;)">
            <text:p/>
          </table:table-cell>
          <table:table-cell table:style-name="ce2" table:formula="of:=IF(AND([.$G20]&lt;[.ZT$1];[.$H20]&gt;=[.ZT$1]);1;&quot;&quot;)">
            <text:p/>
          </table:table-cell>
          <table:table-cell table:style-name="ce2" table:formula="of:=IF(AND([.$G20]&lt;[.ZU$1];[.$H20]&gt;=[.ZU$1]);1;&quot;&quot;)">
            <text:p/>
          </table:table-cell>
          <table:table-cell table:style-name="ce2" table:formula="of:=IF(AND([.$G20]&lt;[.ZV$1];[.$H20]&gt;=[.ZV$1]);1;&quot;&quot;)">
            <text:p/>
          </table:table-cell>
          <table:table-cell table:style-name="ce2" table:formula="of:=IF(AND([.$G20]&lt;[.ZW$1];[.$H20]&gt;=[.ZW$1]);1;&quot;&quot;)">
            <text:p/>
          </table:table-cell>
          <table:table-cell table:style-name="ce2" table:formula="of:=IF(AND([.$G20]&lt;[.ZX$1];[.$H20]&gt;=[.ZX$1]);1;&quot;&quot;)">
            <text:p/>
          </table:table-cell>
          <table:table-cell table:style-name="ce2" table:formula="of:=IF(AND([.$G20]&lt;[.ZY$1];[.$H20]&gt;=[.ZY$1]);1;&quot;&quot;)">
            <text:p/>
          </table:table-cell>
          <table:table-cell table:style-name="ce2" table:formula="of:=IF(AND([.$G20]&lt;[.ZZ$1];[.$H20]&gt;=[.ZZ$1]);1;&quot;&quot;)">
            <text:p/>
          </table:table-cell>
          <table:table-cell table:style-name="ce2" table:formula="of:=IF(AND([.$G20]&lt;[.AAA$1];[.$H20]&gt;=[.AAA$1]);1;&quot;&quot;)">
            <text:p/>
          </table:table-cell>
          <table:table-cell table:style-name="ce2" table:formula="of:=IF(AND([.$G20]&lt;[.AAB$1];[.$H20]&gt;=[.AAB$1]);1;&quot;&quot;)">
            <text:p/>
          </table:table-cell>
          <table:table-cell table:style-name="ce2" table:formula="of:=IF(AND([.$G20]&lt;[.AAC$1];[.$H20]&gt;=[.AAC$1]);1;&quot;&quot;)">
            <text:p/>
          </table:table-cell>
          <table:table-cell table:style-name="ce2" table:formula="of:=IF(AND([.$G20]&lt;[.AAD$1];[.$H20]&gt;=[.AAD$1]);1;&quot;&quot;)">
            <text:p/>
          </table:table-cell>
          <table:table-cell table:style-name="ce2" table:formula="of:=IF(AND([.$G20]&lt;[.AAE$1];[.$H20]&gt;=[.AAE$1]);1;&quot;&quot;)">
            <text:p/>
          </table:table-cell>
          <table:table-cell table:style-name="ce2" table:formula="of:=IF(AND([.$G20]&lt;[.AAF$1];[.$H20]&gt;=[.AAF$1]);1;&quot;&quot;)">
            <text:p/>
          </table:table-cell>
          <table:table-cell table:style-name="ce2" table:formula="of:=IF(AND([.$G20]&lt;[.AAG$1];[.$H20]&gt;=[.AAG$1]);1;&quot;&quot;)">
            <text:p/>
          </table:table-cell>
          <table:table-cell table:style-name="ce2" table:formula="of:=IF(AND([.$G20]&lt;[.AAH$1];[.$H20]&gt;=[.AAH$1]);1;&quot;&quot;)">
            <text:p/>
          </table:table-cell>
          <table:table-cell table:style-name="ce2" table:formula="of:=IF(AND([.$G20]&lt;[.AAI$1];[.$H20]&gt;=[.AAI$1]);1;&quot;&quot;)">
            <text:p/>
          </table:table-cell>
          <table:table-cell table:style-name="ce2" table:formula="of:=IF(AND([.$G20]&lt;[.AAJ$1];[.$H20]&gt;=[.AAJ$1]);1;&quot;&quot;)">
            <text:p/>
          </table:table-cell>
          <table:table-cell table:style-name="ce2" table:formula="of:=IF(AND([.$G20]&lt;[.AAK$1];[.$H20]&gt;=[.AAK$1]);1;&quot;&quot;)">
            <text:p/>
          </table:table-cell>
          <table:table-cell table:style-name="ce2" table:formula="of:=IF(AND([.$G20]&lt;[.AAL$1];[.$H20]&gt;=[.AAL$1]);1;&quot;&quot;)">
            <text:p/>
          </table:table-cell>
          <table:table-cell table:style-name="ce2" table:formula="of:=IF(AND([.$G20]&lt;[.AAM$1];[.$H20]&gt;=[.AAM$1]);1;&quot;&quot;)">
            <text:p/>
          </table:table-cell>
          <table:table-cell table:style-name="ce2" table:formula="of:=IF(AND([.$G20]&lt;[.AAN$1];[.$H20]&gt;=[.AAN$1]);1;&quot;&quot;)">
            <text:p/>
          </table:table-cell>
          <table:table-cell table:style-name="ce2" table:formula="of:=IF(AND([.$G20]&lt;[.AAO$1];[.$H20]&gt;=[.AAO$1]);1;&quot;&quot;)">
            <text:p/>
          </table:table-cell>
          <table:table-cell table:style-name="ce2" table:formula="of:=IF(AND([.$G20]&lt;[.AAP$1];[.$H20]&gt;=[.AAP$1]);1;&quot;&quot;)">
            <text:p/>
          </table:table-cell>
          <table:table-cell table:style-name="ce2" table:formula="of:=IF(AND([.$G20]&lt;[.AAQ$1];[.$H20]&gt;=[.AAQ$1]);1;&quot;&quot;)">
            <text:p/>
          </table:table-cell>
          <table:table-cell table:style-name="ce2" table:formula="of:=IF(AND([.$G20]&lt;[.AAR$1];[.$H20]&gt;=[.AAR$1]);1;&quot;&quot;)">
            <text:p/>
          </table:table-cell>
          <table:table-cell table:style-name="ce2" table:formula="of:=IF(AND([.$G20]&lt;[.AAS$1];[.$H20]&gt;=[.AAS$1]);1;&quot;&quot;)">
            <text:p/>
          </table:table-cell>
          <table:table-cell table:style-name="ce2" table:formula="of:=IF(AND([.$G20]&lt;[.AAT$1];[.$H20]&gt;=[.AAT$1]);1;&quot;&quot;)">
            <text:p/>
          </table:table-cell>
          <table:table-cell table:style-name="ce2" table:formula="of:=IF(AND([.$G20]&lt;[.AAU$1];[.$H20]&gt;=[.AAU$1]);1;&quot;&quot;)">
            <text:p/>
          </table:table-cell>
          <table:table-cell table:style-name="ce2" table:formula="of:=IF(AND([.$G20]&lt;[.AAV$1];[.$H20]&gt;=[.AAV$1]);1;&quot;&quot;)">
            <text:p/>
          </table:table-cell>
          <table:table-cell table:style-name="ce2" table:formula="of:=IF(AND([.$G20]&lt;[.AAW$1];[.$H20]&gt;=[.AAW$1]);1;&quot;&quot;)">
            <text:p/>
          </table:table-cell>
          <table:table-cell table:style-name="ce2" table:formula="of:=IF(AND([.$G20]&lt;[.AAX$1];[.$H20]&gt;=[.AAX$1]);1;&quot;&quot;)">
            <text:p/>
          </table:table-cell>
          <table:table-cell table:style-name="ce2" table:formula="of:=IF(AND([.$G20]&lt;[.AAY$1];[.$H20]&gt;=[.AAY$1]);1;&quot;&quot;)">
            <text:p/>
          </table:table-cell>
          <table:table-cell table:style-name="ce2" table:formula="of:=IF(AND([.$G20]&lt;[.AAZ$1];[.$H20]&gt;=[.AAZ$1]);1;&quot;&quot;)">
            <text:p/>
          </table:table-cell>
          <table:table-cell table:style-name="ce2" table:formula="of:=IF(AND([.$G20]&lt;[.ABA$1];[.$H20]&gt;=[.ABA$1]);1;&quot;&quot;)">
            <text:p/>
          </table:table-cell>
          <table:table-cell table:style-name="ce2" table:formula="of:=IF(AND([.$G20]&lt;[.ABB$1];[.$H20]&gt;=[.ABB$1]);1;&quot;&quot;)">
            <text:p/>
          </table:table-cell>
          <table:table-cell table:style-name="ce2" table:formula="of:=IF(AND([.$G20]&lt;[.ABC$1];[.$H20]&gt;=[.ABC$1]);1;&quot;&quot;)">
            <text:p/>
          </table:table-cell>
          <table:table-cell table:style-name="ce2" table:formula="of:=IF(AND([.$G20]&lt;[.ABD$1];[.$H20]&gt;=[.ABD$1]);1;&quot;&quot;)">
            <text:p/>
          </table:table-cell>
          <table:table-cell/>
          <table:table-cell table:style-name="Default" table:number-columns-repeated="15651"/>
        </table:table-row>
        <table:table-row table:style-name="ro1" table:number-rows-repeated="1048555">
          <table:table-cell table:number-columns-repeated="733"/>
          <table:table-cell table:style-name="Default" table:number-columns-repeated="15651"/>
        </table:table-row>
        <table:table-row table:style-name="ro1">
          <table:table-cell table:number-columns-repeated="733"/>
          <table:table-cell table:style-name="Default" table:number-columns-repeated="156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.00.0000</text:date>, <text:time style:data-style-name="N2" text:time-value="18:11:03.434646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6-04-05T18:14:06.657204500</dc:date>
    <meta:generator>LibreOffice/25.8.5.2$Windows_X86_64 LibreOffice_project/9c8b85f387cc00a89945a79c9e6239f32e450ac2</meta:generator>
    <meta:editing-duration>PT4M18S</meta:editing-duration>
    <meta:editing-cycles>2</meta:editing-cycles>
    <meta:document-statistic meta:table-count="1" meta:cell-count="14627" meta:object-count="0"/>
    <meta:user-defined meta:name="AppVersion">12.0000</meta:user-defined>
  </office:meta>
</office:document-meta>
</file>